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052cm"/>
    </style:style>
    <style:style style:name="co2" style:family="table-column">
      <style:table-column-properties fo:break-before="auto" style:column-width="1.506cm"/>
    </style:style>
    <style:style style:name="co3" style:family="table-column">
      <style:table-column-properties fo:break-before="auto" style:column-width="2.094cm"/>
    </style:style>
    <style:style style:name="ro1" style:family="table-row">
      <style:table-row-properties style:row-height="0.529cm" fo:break-before="auto" style:use-optimal-row-height="false"/>
    </style:style>
    <style:style style:name="ta1" style:family="table" style:master-page-name="PageStyle_5f_5.1">
      <style:table-properties table:display="true" style:writing-mode="lr-tb"/>
    </style:style>
    <style:style style:name="ta2" style:family="table" style:master-page-name="PageStyle_5f_5.2">
      <style:table-properties table:display="true" style:writing-mode="lr-tb"/>
    </style:style>
    <style:style style:name="ta3" style:family="table" style:master-page-name="PageStyle_5f_5.3">
      <style:table-properties table:display="true" style:writing-mode="lr-tb"/>
    </style:style>
    <style:style style:name="ta4" style:family="table" style:master-page-name="PageStyle_5f_5.4">
      <style:table-properties table:display="true" style:writing-mode="lr-tb"/>
    </style:style>
    <style:style style:name="ta5" style:family="table" style:master-page-name="PageStyle_5f_5.5">
      <style:table-properties table:display="true" style:writing-mode="lr-tb"/>
    </style:style>
    <style:style style:name="ta6" style:family="table" style:master-page-name="PageStyle_5f_5.6">
      <style:table-properties table:display="true" style:writing-mode="lr-tb"/>
    </style:style>
    <style:style style:name="ta7" style:family="table" style:master-page-name="PageStyle_5f_5.7">
      <style:table-properties table:display="true" style:writing-mode="lr-tb"/>
    </style:style>
    <style:style style:name="ta8" style:family="table" style:master-page-name="PageStyle_5f_5.8">
      <style:table-properties table:display="true" style:writing-mode="lr-tb"/>
    </style:style>
    <style:style style:name="ta9" style:family="table" style:master-page-name="PageStyle_5f_5.9">
      <style:table-properties table:display="true" style:writing-mode="lr-tb"/>
    </style:style>
    <style:style style:name="ta10" style:family="table" style:master-page-name="PageStyle_5f_5.10">
      <style:table-properties table:display="true" style:writing-mode="lr-tb"/>
    </style:style>
    <style:style style:name="ta11" style:family="table" style:master-page-name="PageStyle_5f_5.1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data-style-name="N115">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 style:family="table-cell" style:parent-style-name="Default" style:data-style-name="N115">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706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table table:name="5.1" table:style-name="ta1">
        <office:forms form:automatic-focus="false" form:apply-design-mode="false"/>
        <table:table-column table:style-name="co1" table:default-cell-style-name="ce4"/>
        <table:table-column table:style-name="co2" table:number-columns-repeated="60" table:default-cell-style-name="ce4"/>
        <table:table-column table:style-name="co3" table:number-columns-repeated="196" table:default-cell-style-name="ce11"/>
        <table:table-column table:style-name="co3" table:number-columns-repeated="767" table:default-cell-style-name="Default"/>
        <table:table-row table:style-name="ro1">
          <table:table-cell table:style-name="ce1" office:value-type="string" calcext:value-type="string" table:number-columns-spanned="61" table:number-rows-spanned="2">
            <text:p>Tabela 5.1 - Percentual de escolares do 9º ano do Ensino Fundamental que fazem suas refeições concomitante às outras atividades, por sexo e dependência administrativa da escola, com indicação do intervalo de confiança de 95%, segundo os Municípios das Capitais - 2009/2019</text:p>
          </table:table-cell>
          <table:covered-table-cell table:number-columns-repeated="60" table:style-name="ce1"/>
          <table:table-cell table:number-columns-repeated="963"/>
        </table:table-row>
        <table:table-row table:style-name="ro1">
          <table:covered-table-cell table:number-columns-repeated="61" table:style-name="ce1"/>
          <table:table-cell table:number-columns-repeated="963"/>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60" table:number-rows-spanned="1">
            <text:p>Percentual de escolares do 9º ano do Ensino Fundamental que fazem suas refeições concomitante às outras atividades (%)</text:p>
          </table:table-cell>
          <table:covered-table-cell table:number-columns-repeated="59" table:style-name="ce6"/>
          <table:table-cell table:number-columns-repeated="963"/>
        </table:table-row>
        <table:table-row table:style-name="ro1">
          <table:covered-table-cell table:style-name="ce2"/>
          <table:table-cell table:style-name="ce7" office:value-type="string" calcext:value-type="string" table:number-columns-spanned="12" table:number-rows-spanned="2">
            <text:p>Total</text:p>
          </table:table-cell>
          <table:covered-table-cell table:number-columns-repeated="11" table:style-name="ce7"/>
          <table:table-cell table:style-name="ce10" office:value-type="string" calcext:value-type="string" table:number-columns-spanned="24" table:number-rows-spanned="1">
            <text:p>Sexo</text:p>
          </table:table-cell>
          <table:covered-table-cell table:number-columns-repeated="23" table:style-name="ce10"/>
          <table:table-cell table:style-name="ce6" office:value-type="string" calcext:value-type="string" table:number-columns-spanned="24" table:number-rows-spanned="1">
            <text:p>Dependência Administrativa</text:p>
          </table:table-cell>
          <table:covered-table-cell table:number-columns-repeated="23" table:style-name="ce6"/>
          <table:table-cell table:number-columns-repeated="963"/>
        </table:table-row>
        <table:table-row table:style-name="ro1">
          <table:covered-table-cell table:style-name="ce2"/>
          <table:covered-table-cell table:number-columns-repeated="12" table:style-name="ce7"/>
          <table:table-cell table:style-name="ce10" office:value-type="string" calcext:value-type="string" table:number-columns-spanned="12" table:number-rows-spanned="1">
            <text:p>Homem</text:p>
          </table:table-cell>
          <table:covered-table-cell table:number-columns-repeated="11" table:style-name="ce10"/>
          <table:table-cell table:style-name="ce10" office:value-type="string" calcext:value-type="string" table:number-columns-spanned="12" table:number-rows-spanned="1">
            <text:p>Mulher</text:p>
          </table:table-cell>
          <table:covered-table-cell table:number-columns-repeated="11" table:style-name="ce10"/>
          <table:table-cell table:style-name="ce10" office:value-type="string" calcext:value-type="string" table:number-columns-spanned="12" table:number-rows-spanned="1">
            <text:p>Pública</text:p>
          </table:table-cell>
          <table:covered-table-cell table:number-columns-repeated="11" table:style-name="ce10"/>
          <table:table-cell table:style-name="ce6" office:value-type="string" calcext:value-type="string" table:number-columns-spanned="12" table:number-rows-spanned="1">
            <text:p>Privada</text:p>
          </table:table-cell>
          <table:covered-table-cell table:number-columns-repeated="11" table:style-name="ce6"/>
          <table:table-cell table:number-columns-repeated="963"/>
        </table:table-row>
        <table:table-row table:style-name="ro1">
          <table:covered-table-cell table:style-name="ce2"/>
          <table:table-cell table:style-name="ce7" office:value-type="float" office:value="2009" calcext:value-type="float" table:number-columns-spanned="3" table:number-rows-spanned="1">
            <text:p>2009</text:p>
          </table:table-cell>
          <table:covered-table-cell table:number-columns-repeated="2" table:style-name="ce7"/>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63"/>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table-cell table:style-name="ce3" office:value-type="string" calcext:value-type="string">
            <text:p>Total das Capitais</text:p>
          </table:table-cell>
          <table:table-cell table:style-name="ce8" office:value-type="float" office:value="62.1624266561729" calcext:value-type="float">
            <text:p><text:s text:c="3"/>62,2 </text:p>
          </table:table-cell>
          <table:table-cell table:style-name="ce8" office:value-type="float" office:value="61.3149841995815" calcext:value-type="float">
            <text:p><text:s text:c="3"/>61,3 </text:p>
          </table:table-cell>
          <table:table-cell table:style-name="ce8" office:value-type="float" office:value="63.0098691127643" calcext:value-type="float">
            <text:p><text:s text:c="3"/>63,0 </text:p>
          </table:table-cell>
          <table:table-cell table:style-name="ce8" office:value-type="float" office:value="64.5426257939136" calcext:value-type="float">
            <text:p><text:s text:c="3"/>64,5 </text:p>
          </table:table-cell>
          <table:table-cell table:style-name="ce8" office:value-type="float" office:value="63.6956877651159" calcext:value-type="float">
            <text:p><text:s text:c="3"/>63,7 </text:p>
          </table:table-cell>
          <table:table-cell table:style-name="ce8" office:value-type="float" office:value="65.3895638227113" calcext:value-type="float">
            <text:p><text:s text:c="3"/>65,4 </text:p>
          </table:table-cell>
          <table:table-cell table:style-name="ce8" office:value-type="float" office:value="60.4749621777133" calcext:value-type="float">
            <text:p><text:s text:c="3"/>60,5 </text:p>
          </table:table-cell>
          <table:table-cell table:style-name="ce8" office:value-type="float" office:value="59.6188581105784" calcext:value-type="float">
            <text:p><text:s text:c="3"/>59,6 </text:p>
          </table:table-cell>
          <table:table-cell table:style-name="ce8" office:value-type="float" office:value="61.3310662448483" calcext:value-type="float">
            <text:p><text:s text:c="3"/>61,3 </text:p>
          </table:table-cell>
          <table:table-cell table:style-name="ce8" office:value-type="float" office:value="77.466857621489" calcext:value-type="float">
            <text:p><text:s text:c="3"/>77,5 </text:p>
          </table:table-cell>
          <table:table-cell table:style-name="ce8" office:value-type="float" office:value="75.5822256730368" calcext:value-type="float">
            <text:p><text:s text:c="3"/>75,6 </text:p>
          </table:table-cell>
          <table:table-cell table:style-name="ce8" office:value-type="float" office:value="79.3514895699411" calcext:value-type="float">
            <text:p><text:s text:c="3"/>79,4 </text:p>
          </table:table-cell>
          <table:table-cell table:style-name="ce8" office:value-type="float" office:value="64.5183812235511" calcext:value-type="float">
            <text:p><text:s text:c="3"/>64,5 </text:p>
          </table:table-cell>
          <table:table-cell table:style-name="ce8" office:value-type="float" office:value="63.4531140875289" calcext:value-type="float">
            <text:p><text:s text:c="3"/>63,5 </text:p>
          </table:table-cell>
          <table:table-cell table:style-name="ce8" office:value-type="float" office:value="65.5836483595733" calcext:value-type="float">
            <text:p><text:s text:c="3"/>65,6 </text:p>
          </table:table-cell>
          <table:table-cell table:style-name="ce8" office:value-type="float" office:value="66.8314424465109" calcext:value-type="float">
            <text:p><text:s text:c="3"/>66,8 </text:p>
          </table:table-cell>
          <table:table-cell table:style-name="ce8" office:value-type="float" office:value="65.6873710468844" calcext:value-type="float">
            <text:p><text:s text:c="3"/>65,7 </text:p>
          </table:table-cell>
          <table:table-cell table:style-name="ce8" office:value-type="float" office:value="67.9755138461374" calcext:value-type="float">
            <text:p><text:s text:c="3"/>68,0 </text:p>
          </table:table-cell>
          <table:table-cell table:style-name="ce8" office:value-type="float" office:value="61.9832565161481" calcext:value-type="float">
            <text:p><text:s text:c="3"/>62,0 </text:p>
          </table:table-cell>
          <table:table-cell table:style-name="ce8" office:value-type="float" office:value="60.8229784375674" calcext:value-type="float">
            <text:p><text:s text:c="3"/>60,8 </text:p>
          </table:table-cell>
          <table:table-cell table:style-name="ce8" office:value-type="float" office:value="63.1435345947287" calcext:value-type="float">
            <text:p><text:s text:c="3"/>63,1 </text:p>
          </table:table-cell>
          <table:table-cell table:style-name="ce8" office:value-type="float" office:value="77.7856893849493" calcext:value-type="float">
            <text:p><text:s text:c="3"/>77,8 </text:p>
          </table:table-cell>
          <table:table-cell table:style-name="ce8" office:value-type="float" office:value="75.8441086078724" calcext:value-type="float">
            <text:p><text:s text:c="3"/>75,8 </text:p>
          </table:table-cell>
          <table:table-cell table:style-name="ce8" office:value-type="float" office:value="79.7272701620262" calcext:value-type="float">
            <text:p><text:s text:c="3"/>79,7 </text:p>
          </table:table-cell>
          <table:table-cell table:style-name="ce8" office:value-type="float" office:value="60.0347121212004" calcext:value-type="float">
            <text:p><text:s text:c="3"/>60,0 </text:p>
          </table:table-cell>
          <table:table-cell table:style-name="ce8" office:value-type="float" office:value="58.9518640689162" calcext:value-type="float">
            <text:p><text:s text:c="3"/>59,0 </text:p>
          </table:table-cell>
          <table:table-cell table:style-name="ce8" office:value-type="float" office:value="61.1175601734846" calcext:value-type="float">
            <text:p><text:s text:c="3"/>61,1 </text:p>
          </table:table-cell>
          <table:table-cell table:style-name="ce8" office:value-type="float" office:value="62.3315777774118" calcext:value-type="float">
            <text:p><text:s text:c="3"/>62,3 </text:p>
          </table:table-cell>
          <table:table-cell table:style-name="ce8" office:value-type="float" office:value="61.1997920396389" calcext:value-type="float">
            <text:p><text:s text:c="3"/>61,2 </text:p>
          </table:table-cell>
          <table:table-cell table:style-name="ce8" office:value-type="float" office:value="63.4633635151847" calcext:value-type="float">
            <text:p><text:s text:c="3"/>63,5 </text:p>
          </table:table-cell>
          <table:table-cell table:style-name="ce8" office:value-type="float" office:value="59.0140114566873" calcext:value-type="float">
            <text:p><text:s text:c="3"/>59,0 </text:p>
          </table:table-cell>
          <table:table-cell table:style-name="ce8" office:value-type="float" office:value="57.8230027261177" calcext:value-type="float">
            <text:p><text:s text:c="3"/>57,8 </text:p>
          </table:table-cell>
          <table:table-cell table:style-name="ce8" office:value-type="float" office:value="60.2050201872569" calcext:value-type="float">
            <text:p><text:s text:c="3"/>60,2 </text:p>
          </table:table-cell>
          <table:table-cell table:style-name="ce8" office:value-type="float" office:value="77.1598813719616" calcext:value-type="float">
            <text:p><text:s text:c="3"/>77,2 </text:p>
          </table:table-cell>
          <table:table-cell table:style-name="ce8" office:value-type="float" office:value="74.8908940334186" calcext:value-type="float">
            <text:p><text:s text:c="3"/>74,9 </text:p>
          </table:table-cell>
          <table:table-cell table:style-name="ce8" office:value-type="float" office:value="79.4288687105045" calcext:value-type="float">
            <text:p><text:s text:c="3"/>79,4 </text:p>
          </table:table-cell>
          <table:table-cell table:style-name="ce8" office:value-type="float" office:value="63.132592235443" calcext:value-type="float">
            <text:p><text:s text:c="3"/>63,1 </text:p>
          </table:table-cell>
          <table:table-cell table:style-name="ce8" office:value-type="float" office:value="62.1852991272228" calcext:value-type="float">
            <text:p><text:s text:c="3"/>62,2 </text:p>
          </table:table-cell>
          <table:table-cell table:style-name="ce8" office:value-type="float" office:value="64.0798853436632" calcext:value-type="float">
            <text:p><text:s text:c="3"/>64,1 </text:p>
          </table:table-cell>
          <table:table-cell table:style-name="ce8" office:value-type="float" office:value="65.4654039562112" calcext:value-type="float">
            <text:p><text:s text:c="3"/>65,5 </text:p>
          </table:table-cell>
          <table:table-cell table:style-name="ce8" office:value-type="float" office:value="64.4931473226622" calcext:value-type="float">
            <text:p><text:s text:c="3"/>64,5 </text:p>
          </table:table-cell>
          <table:table-cell table:style-name="ce8" office:value-type="float" office:value="66.4376605897602" calcext:value-type="float">
            <text:p><text:s text:c="3"/>66,4 </text:p>
          </table:table-cell>
          <table:table-cell table:style-name="ce8" office:value-type="float" office:value="60.4502709200638" calcext:value-type="float">
            <text:p><text:s text:c="3"/>60,5 </text:p>
          </table:table-cell>
          <table:table-cell table:style-name="ce8" office:value-type="float" office:value="59.4558778648178" calcext:value-type="float">
            <text:p><text:s text:c="3"/>59,5 </text:p>
          </table:table-cell>
          <table:table-cell table:style-name="ce8" office:value-type="float" office:value="61.4446639753099" calcext:value-type="float">
            <text:p><text:s text:c="3"/>61,4 </text:p>
          </table:table-cell>
          <table:table-cell table:style-name="ce8" office:value-type="float" office:value="77.2995674074617" calcext:value-type="float">
            <text:p><text:s text:c="3"/>77,3 </text:p>
          </table:table-cell>
          <table:table-cell table:style-name="ce8" office:value-type="float" office:value="74.7623863530774" calcext:value-type="float">
            <text:p><text:s text:c="3"/>74,8 </text:p>
          </table:table-cell>
          <table:table-cell table:style-name="ce8" office:value-type="float" office:value="79.8367484618461" calcext:value-type="float">
            <text:p><text:s text:c="3"/>79,8 </text:p>
          </table:table-cell>
          <table:table-cell table:style-name="ce8" office:value-type="float" office:value="58.470381742869" calcext:value-type="float">
            <text:p><text:s text:c="3"/>58,5 </text:p>
          </table:table-cell>
          <table:table-cell table:style-name="ce8" office:value-type="float" office:value="56.5701305574482" calcext:value-type="float">
            <text:p><text:s text:c="3"/>56,6 </text:p>
          </table:table-cell>
          <table:table-cell table:style-name="ce8" office:value-type="float" office:value="60.3706329282898" calcext:value-type="float">
            <text:p><text:s text:c="3"/>60,4 </text:p>
          </table:table-cell>
          <table:table-cell table:style-name="ce8" office:value-type="float" office:value="61.8435174296341" calcext:value-type="float">
            <text:p><text:s text:c="3"/>61,8 </text:p>
          </table:table-cell>
          <table:table-cell table:style-name="ce8" office:value-type="float" office:value="60.2255857071631" calcext:value-type="float">
            <text:p><text:s text:c="3"/>60,2 </text:p>
          </table:table-cell>
          <table:table-cell table:style-name="ce8" office:value-type="float" office:value="63.4614491521051" calcext:value-type="float">
            <text:p><text:s text:c="3"/>63,5 </text:p>
          </table:table-cell>
          <table:table-cell table:style-name="ce8" office:value-type="float" office:value="60.5412337963126" calcext:value-type="float">
            <text:p><text:s text:c="3"/>60,5 </text:p>
          </table:table-cell>
          <table:table-cell table:style-name="ce8" office:value-type="float" office:value="58.671990849806" calcext:value-type="float">
            <text:p><text:s text:c="3"/>58,7 </text:p>
          </table:table-cell>
          <table:table-cell table:style-name="ce8" office:value-type="float" office:value="62.4104767428193" calcext:value-type="float">
            <text:p><text:s text:c="3"/>62,4 </text:p>
          </table:table-cell>
          <table:table-cell table:style-name="ce8" office:value-type="float" office:value="77.8927895076658" calcext:value-type="float">
            <text:p><text:s text:c="3"/>77,9 </text:p>
          </table:table-cell>
          <table:table-cell table:style-name="ce8" office:value-type="float" office:value="76.1761080022671" calcext:value-type="float">
            <text:p><text:s text:c="3"/>76,2 </text:p>
          </table:table-cell>
          <table:table-cell table:style-name="ce8" office:value-type="float" office:value="79.6094710130646" calcext:value-type="float">
            <text:p><text:s text:c="3"/>79,6 </text:p>
          </table:table-cell>
          <table:table-cell table:style-name="ce12" table:number-columns-repeated="963"/>
        </table:table-row>
        <table:table-row table:style-name="ro1">
          <table:table-cell office:value-type="string" calcext:value-type="string">
            <text:p>Porto Velho</text:p>
          </table:table-cell>
          <table:table-cell table:style-name="ce9" office:value-type="float" office:value="52.5997003006184" calcext:value-type="float">
            <text:p><text:s text:c="3"/>52,6 </text:p>
          </table:table-cell>
          <table:table-cell table:style-name="ce9" office:value-type="float" office:value="50.2932500498632" calcext:value-type="float">
            <text:p><text:s text:c="3"/>50,3 </text:p>
          </table:table-cell>
          <table:table-cell table:style-name="ce9" office:value-type="float" office:value="54.9061505513737" calcext:value-type="float">
            <text:p><text:s text:c="3"/>54,9 </text:p>
          </table:table-cell>
          <table:table-cell table:style-name="ce9" office:value-type="float" office:value="53.810393672492" calcext:value-type="float">
            <text:p><text:s text:c="3"/>53,8 </text:p>
          </table:table-cell>
          <table:table-cell table:style-name="ce9" office:value-type="float" office:value="51.2738545061435" calcext:value-type="float">
            <text:p><text:s text:c="3"/>51,3 </text:p>
          </table:table-cell>
          <table:table-cell table:style-name="ce9" office:value-type="float" office:value="56.3469328388405" calcext:value-type="float">
            <text:p><text:s text:c="3"/>56,3 </text:p>
          </table:table-cell>
          <table:table-cell table:style-name="ce9" office:value-type="float" office:value="54.1266244335496" calcext:value-type="float">
            <text:p><text:s text:c="3"/>54,1 </text:p>
          </table:table-cell>
          <table:table-cell table:style-name="ce9" office:value-type="float" office:value="52.0546148825089" calcext:value-type="float">
            <text:p><text:s text:c="3"/>52,1 </text:p>
          </table:table-cell>
          <table:table-cell table:style-name="ce9" office:value-type="float" office:value="56.1986339845903" calcext:value-type="float">
            <text:p><text:s text:c="3"/>56,2 </text:p>
          </table:table-cell>
          <table:table-cell table:style-name="ce9" office:value-type="float" office:value="66.4747075261229" calcext:value-type="float">
            <text:p><text:s text:c="3"/>66,5 </text:p>
          </table:table-cell>
          <table:table-cell table:style-name="ce9" office:value-type="float" office:value="61.6396294477374" calcext:value-type="float">
            <text:p><text:s text:c="3"/>61,6 </text:p>
          </table:table-cell>
          <table:table-cell table:style-name="ce9" office:value-type="float" office:value="71.3097856045084" calcext:value-type="float">
            <text:p><text:s text:c="3"/>71,3 </text:p>
          </table:table-cell>
          <table:table-cell table:style-name="ce9" office:value-type="float" office:value="53.809902399273" calcext:value-type="float">
            <text:p><text:s text:c="3"/>53,8 </text:p>
          </table:table-cell>
          <table:table-cell table:style-name="ce9" office:value-type="float" office:value="50.2530329065423" calcext:value-type="float">
            <text:p><text:s text:c="3"/>50,3 </text:p>
          </table:table-cell>
          <table:table-cell table:style-name="ce9" office:value-type="float" office:value="57.3667718920036" calcext:value-type="float">
            <text:p><text:s text:c="3"/>57,4 </text:p>
          </table:table-cell>
          <table:table-cell table:style-name="ce9" office:value-type="float" office:value="55.7548478399661" calcext:value-type="float">
            <text:p><text:s text:c="3"/>55,8 </text:p>
          </table:table-cell>
          <table:table-cell table:style-name="ce9" office:value-type="float" office:value="52.4275669570376" calcext:value-type="float">
            <text:p><text:s text:c="3"/>52,4 </text:p>
          </table:table-cell>
          <table:table-cell table:style-name="ce9" office:value-type="float" office:value="59.0821287228946" calcext:value-type="float">
            <text:p><text:s text:c="3"/>59,1 </text:p>
          </table:table-cell>
          <table:table-cell table:style-name="ce9" office:value-type="float" office:value="57.3523718443067" calcext:value-type="float">
            <text:p><text:s text:c="3"/>57,4 </text:p>
          </table:table-cell>
          <table:table-cell table:style-name="ce9" office:value-type="float" office:value="53.5625737963575" calcext:value-type="float">
            <text:p><text:s text:c="3"/>53,6 </text:p>
          </table:table-cell>
          <table:table-cell table:style-name="ce9" office:value-type="float" office:value="61.1421698922559" calcext:value-type="float">
            <text:p><text:s text:c="3"/>61,1 </text:p>
          </table:table-cell>
          <table:table-cell table:style-name="ce9" office:value-type="float" office:value="66.5896859308032" calcext:value-type="float">
            <text:p><text:s text:c="3"/>66,6 </text:p>
          </table:table-cell>
          <table:table-cell table:style-name="ce9" office:value-type="float" office:value="60.0631074890944" calcext:value-type="float">
            <text:p><text:s text:c="3"/>60,1 </text:p>
          </table:table-cell>
          <table:table-cell table:style-name="ce9" office:value-type="float" office:value="73.1162643725119" calcext:value-type="float">
            <text:p><text:s text:c="3"/>73,1 </text:p>
          </table:table-cell>
          <table:table-cell table:style-name="ce9" office:value-type="float" office:value="51.6701238059392" calcext:value-type="float">
            <text:p><text:s text:c="3"/>51,7 </text:p>
          </table:table-cell>
          <table:table-cell table:style-name="ce9" office:value-type="float" office:value="48.2649062458883" calcext:value-type="float">
            <text:p><text:s text:c="3"/>48,3 </text:p>
          </table:table-cell>
          <table:table-cell table:style-name="ce9" office:value-type="float" office:value="55.0753413659902" calcext:value-type="float">
            <text:p><text:s text:c="3"/>55,1 </text:p>
          </table:table-cell>
          <table:table-cell table:style-name="ce9" office:value-type="float" office:value="52.1223688824556" calcext:value-type="float">
            <text:p><text:s text:c="3"/>52,1 </text:p>
          </table:table-cell>
          <table:table-cell table:style-name="ce9" office:value-type="float" office:value="48.9236817336898" calcext:value-type="float">
            <text:p><text:s text:c="3"/>48,9 </text:p>
          </table:table-cell>
          <table:table-cell table:style-name="ce9" office:value-type="float" office:value="55.3210560312214" calcext:value-type="float">
            <text:p><text:s text:c="3"/>55,3 </text:p>
          </table:table-cell>
          <table:table-cell table:style-name="ce9" office:value-type="float" office:value="51.2503655759939" calcext:value-type="float">
            <text:p><text:s text:c="3"/>51,3 </text:p>
          </table:table-cell>
          <table:table-cell table:style-name="ce9" office:value-type="float" office:value="48.2329362977598" calcext:value-type="float">
            <text:p><text:s text:c="3"/>48,2 </text:p>
          </table:table-cell>
          <table:table-cell table:style-name="ce9" office:value-type="float" office:value="54.267794854228" calcext:value-type="float">
            <text:p><text:s text:c="3"/>54,3 </text:p>
          </table:table-cell>
          <table:table-cell table:style-name="ce9" office:value-type="float" office:value="66.3727574659996" calcext:value-type="float">
            <text:p><text:s text:c="3"/>66,4 </text:p>
          </table:table-cell>
          <table:table-cell table:style-name="ce9" office:value-type="float" office:value="60.005140342011" calcext:value-type="float">
            <text:p><text:s text:c="3"/>60,0 </text:p>
          </table:table-cell>
          <table:table-cell table:style-name="ce9" office:value-type="float" office:value="72.7403745899882" calcext:value-type="float">
            <text:p><text:s text:c="3"/>72,7 </text:p>
          </table:table-cell>
          <table:table-cell table:style-name="ce9" office:value-type="float" office:value="52.6269339705866" calcext:value-type="float">
            <text:p><text:s text:c="3"/>52,6 </text:p>
          </table:table-cell>
          <table:table-cell table:style-name="ce9" office:value-type="float" office:value="50.0204501933133" calcext:value-type="float">
            <text:p><text:s text:c="3"/>50,0 </text:p>
          </table:table-cell>
          <table:table-cell table:style-name="ce9" office:value-type="float" office:value="55.2334177478599" calcext:value-type="float">
            <text:p><text:s text:c="3"/>55,2 </text:p>
          </table:table-cell>
          <table:table-cell table:style-name="ce9" office:value-type="float" office:value="54.7588100336009" calcext:value-type="float">
            <text:p><text:s text:c="3"/>54,8 </text:p>
          </table:table-cell>
          <table:table-cell table:style-name="ce9" office:value-type="float" office:value="52.2089739315867" calcext:value-type="float">
            <text:p><text:s text:c="3"/>52,2 </text:p>
          </table:table-cell>
          <table:table-cell table:style-name="ce9" office:value-type="float" office:value="57.308646135615" calcext:value-type="float">
            <text:p><text:s text:c="3"/>57,3 </text:p>
          </table:table-cell>
          <table:table-cell table:style-name="ce9" office:value-type="float" office:value="54.0025948797178" calcext:value-type="float">
            <text:p><text:s text:c="3"/>54,0 </text:p>
          </table:table-cell>
          <table:table-cell table:style-name="ce9" office:value-type="float" office:value="51.7972738571261" calcext:value-type="float">
            <text:p><text:s text:c="3"/>51,8 </text:p>
          </table:table-cell>
          <table:table-cell table:style-name="ce9" office:value-type="float" office:value="56.2079159023095" calcext:value-type="float">
            <text:p><text:s text:c="3"/>56,2 </text:p>
          </table:table-cell>
          <table:table-cell table:style-name="ce9" office:value-type="float" office:value="65.1467398437401" calcext:value-type="float">
            <text:p><text:s text:c="3"/>65,1 </text:p>
          </table:table-cell>
          <table:table-cell table:style-name="ce9" office:value-type="float" office:value="59.5450899544771" calcext:value-type="float">
            <text:p><text:s text:c="3"/>59,5 </text:p>
          </table:table-cell>
          <table:table-cell table:style-name="ce9" office:value-type="float" office:value="70.7483897330032" calcext:value-type="float">
            <text:p><text:s text:c="3"/>70,7 </text:p>
          </table:table-cell>
          <table:table-cell table:style-name="ce9" office:value-type="float" office:value="52.4775311622939" calcext:value-type="float">
            <text:p><text:s text:c="3"/>52,5 </text:p>
          </table:table-cell>
          <table:table-cell table:style-name="ce9" office:value-type="float" office:value="47.6487011589177" calcext:value-type="float">
            <text:p><text:s text:c="3"/>47,6 </text:p>
          </table:table-cell>
          <table:table-cell table:style-name="ce9" office:value-type="float" office:value="57.3063611656701" calcext:value-type="float">
            <text:p><text:s text:c="3"/>57,3 </text:p>
          </table:table-cell>
          <table:table-cell table:style-name="ce9" office:value-type="float" office:value="48.2126192998896" calcext:value-type="float">
            <text:p><text:s text:c="3"/>48,2 </text:p>
          </table:table-cell>
          <table:table-cell table:style-name="ce9" office:value-type="float" office:value="40.9148997478843" calcext:value-type="float">
            <text:p><text:s text:c="3"/>40,9 </text:p>
          </table:table-cell>
          <table:table-cell table:style-name="ce9" office:value-type="float" office:value="55.510338851895" calcext:value-type="float">
            <text:p><text:s text:c="3"/>55,5 </text:p>
          </table:table-cell>
          <table:table-cell table:style-name="ce9" office:value-type="float" office:value="54.9797873258382" calcext:value-type="float">
            <text:p><text:s text:c="3"/>55,0 </text:p>
          </table:table-cell>
          <table:table-cell table:style-name="ce9" office:value-type="float" office:value="48.9295544268238" calcext:value-type="float">
            <text:p><text:s text:c="3"/>48,9 </text:p>
          </table:table-cell>
          <table:table-cell table:style-name="ce9" office:value-type="float" office:value="61.0300202248526" calcext:value-type="float">
            <text:p><text:s text:c="3"/>61,0 </text:p>
          </table:table-cell>
          <table:table-cell table:style-name="ce9" office:value-type="float" office:value="73.949067553092" calcext:value-type="float">
            <text:p><text:s text:c="3"/>73,9 </text:p>
          </table:table-cell>
          <table:table-cell table:style-name="ce9" office:value-type="float" office:value="68.1965571429592" calcext:value-type="float">
            <text:p><text:s text:c="3"/>68,2 </text:p>
          </table:table-cell>
          <table:table-cell table:style-name="ce9" office:value-type="float" office:value="79.7015779632248" calcext:value-type="float">
            <text:p><text:s text:c="3"/>79,7 </text:p>
          </table:table-cell>
          <table:table-cell table:number-columns-repeated="963"/>
        </table:table-row>
        <table:table-row table:style-name="ro1">
          <table:table-cell office:value-type="string" calcext:value-type="string">
            <text:p>Rio Branco</text:p>
          </table:table-cell>
          <table:table-cell table:style-name="ce9" office:value-type="float" office:value="56.617945395407" calcext:value-type="float">
            <text:p><text:s text:c="3"/>56,6 </text:p>
          </table:table-cell>
          <table:table-cell table:style-name="ce9" office:value-type="float" office:value="54.3894012160306" calcext:value-type="float">
            <text:p><text:s text:c="3"/>54,4 </text:p>
          </table:table-cell>
          <table:table-cell table:style-name="ce9" office:value-type="float" office:value="58.8464895747834" calcext:value-type="float">
            <text:p><text:s text:c="3"/>58,8 </text:p>
          </table:table-cell>
          <table:table-cell table:style-name="ce9" office:value-type="float" office:value="61.5738356881966" calcext:value-type="float">
            <text:p><text:s text:c="3"/>61,6 </text:p>
          </table:table-cell>
          <table:table-cell table:style-name="ce9" office:value-type="float" office:value="59.2015387598165" calcext:value-type="float">
            <text:p><text:s text:c="3"/>59,2 </text:p>
          </table:table-cell>
          <table:table-cell table:style-name="ce9" office:value-type="float" office:value="63.9461326165767" calcext:value-type="float">
            <text:p><text:s text:c="3"/>63,9 </text:p>
          </table:table-cell>
          <table:table-cell table:style-name="ce9" office:value-type="float" office:value="53.1969551066583" calcext:value-type="float">
            <text:p><text:s text:c="3"/>53,2 </text:p>
          </table:table-cell>
          <table:table-cell table:style-name="ce9" office:value-type="float" office:value="50.5663946273515" calcext:value-type="float">
            <text:p><text:s text:c="3"/>50,6 </text:p>
          </table:table-cell>
          <table:table-cell table:style-name="ce9" office:value-type="float" office:value="55.8275155859649" calcext:value-type="float">
            <text:p><text:s text:c="3"/>55,8 </text:p>
          </table:table-cell>
          <table:table-cell table:style-name="ce9" office:value-type="float" office:value="70.2545189519512" calcext:value-type="float">
            <text:p><text:s text:c="3"/>70,3 </text:p>
          </table:table-cell>
          <table:table-cell table:style-name="ce9" office:value-type="float" office:value="62.3753899590875" calcext:value-type="float">
            <text:p><text:s text:c="3"/>62,4 </text:p>
          </table:table-cell>
          <table:table-cell table:style-name="ce9" office:value-type="float" office:value="78.133647944815" calcext:value-type="float">
            <text:p><text:s text:c="3"/>78,1 </text:p>
          </table:table-cell>
          <table:table-cell table:style-name="ce9" office:value-type="float" office:value="58.1945501132944" calcext:value-type="float">
            <text:p><text:s text:c="3"/>58,2 </text:p>
          </table:table-cell>
          <table:table-cell table:style-name="ce9" office:value-type="float" office:value="55.1718433675849" calcext:value-type="float">
            <text:p><text:s text:c="3"/>55,2 </text:p>
          </table:table-cell>
          <table:table-cell table:style-name="ce9" office:value-type="float" office:value="61.2172568590039" calcext:value-type="float">
            <text:p><text:s text:c="3"/>61,2 </text:p>
          </table:table-cell>
          <table:table-cell table:style-name="ce9" office:value-type="float" office:value="62.3718022753299" calcext:value-type="float">
            <text:p><text:s text:c="3"/>62,4 </text:p>
          </table:table-cell>
          <table:table-cell table:style-name="ce9" office:value-type="float" office:value="59.1806715934066" calcext:value-type="float">
            <text:p><text:s text:c="3"/>59,2 </text:p>
          </table:table-cell>
          <table:table-cell table:style-name="ce9" office:value-type="float" office:value="65.5629329572533" calcext:value-type="float">
            <text:p><text:s text:c="3"/>65,6 </text:p>
          </table:table-cell>
          <table:table-cell table:style-name="ce9" office:value-type="float" office:value="55.4882965194123" calcext:value-type="float">
            <text:p><text:s text:c="3"/>55,5 </text:p>
          </table:table-cell>
          <table:table-cell table:style-name="ce9" office:value-type="float" office:value="51.6400703847129" calcext:value-type="float">
            <text:p><text:s text:c="3"/>51,6 </text:p>
          </table:table-cell>
          <table:table-cell table:style-name="ce9" office:value-type="float" office:value="59.3365226541117" calcext:value-type="float">
            <text:p><text:s text:c="3"/>59,3 </text:p>
          </table:table-cell>
          <table:table-cell table:style-name="ce9" office:value-type="float" office:value="67.8667451168294" calcext:value-type="float">
            <text:p><text:s text:c="3"/>67,9 </text:p>
          </table:table-cell>
          <table:table-cell table:style-name="ce9" office:value-type="float" office:value="57.6669316292517" calcext:value-type="float">
            <text:p><text:s text:c="3"/>57,7 </text:p>
          </table:table-cell>
          <table:table-cell table:style-name="ce9" office:value-type="float" office:value="78.066558604407" calcext:value-type="float">
            <text:p><text:s text:c="3"/>78,1 </text:p>
          </table:table-cell>
          <table:table-cell table:style-name="ce9" office:value-type="float" office:value="55.2773652576606" calcext:value-type="float">
            <text:p><text:s text:c="3"/>55,3 </text:p>
          </table:table-cell>
          <table:table-cell table:style-name="ce9" office:value-type="float" office:value="52.2144289313873" calcext:value-type="float">
            <text:p><text:s text:c="3"/>52,2 </text:p>
          </table:table-cell>
          <table:table-cell table:style-name="ce9" office:value-type="float" office:value="58.340301583934" calcext:value-type="float">
            <text:p><text:s text:c="3"/>58,3 </text:p>
          </table:table-cell>
          <table:table-cell table:style-name="ce9" office:value-type="float" office:value="60.8857599858385" calcext:value-type="float">
            <text:p><text:s text:c="3"/>60,9 </text:p>
          </table:table-cell>
          <table:table-cell table:style-name="ce9" office:value-type="float" office:value="58.1052990745117" calcext:value-type="float">
            <text:p><text:s text:c="3"/>58,1 </text:p>
          </table:table-cell>
          <table:table-cell table:style-name="ce9" office:value-type="float" office:value="63.6662208971653" calcext:value-type="float">
            <text:p><text:s text:c="3"/>63,7 </text:p>
          </table:table-cell>
          <table:table-cell table:style-name="ce9" office:value-type="float" office:value="50.987827707377" calcext:value-type="float">
            <text:p><text:s text:c="3"/>51,0 </text:p>
          </table:table-cell>
          <table:table-cell table:style-name="ce9" office:value-type="float" office:value="47.508040263811" calcext:value-type="float">
            <text:p><text:s text:c="3"/>47,5 </text:p>
          </table:table-cell>
          <table:table-cell table:style-name="ce9" office:value-type="float" office:value="54.467615150943" calcext:value-type="float">
            <text:p><text:s text:c="3"/>54,5 </text:p>
          </table:table-cell>
          <table:table-cell table:style-name="ce9" office:value-type="float" office:value="72.5873967461667" calcext:value-type="float">
            <text:p><text:s text:c="3"/>72,6 </text:p>
          </table:table-cell>
          <table:table-cell table:style-name="ce9" office:value-type="float" office:value="64.234110789928" calcext:value-type="float">
            <text:p><text:s text:c="3"/>64,2 </text:p>
          </table:table-cell>
          <table:table-cell table:style-name="ce9" office:value-type="float" office:value="80.9406827024054" calcext:value-type="float">
            <text:p><text:s text:c="3"/>80,9 </text:p>
          </table:table-cell>
          <table:table-cell table:style-name="ce9" office:value-type="float" office:value="55.456860490582" calcext:value-type="float">
            <text:p><text:s text:c="3"/>55,5 </text:p>
          </table:table-cell>
          <table:table-cell table:style-name="ce9" office:value-type="float" office:value="53.1488720164908" calcext:value-type="float">
            <text:p><text:s text:c="3"/>53,1 </text:p>
          </table:table-cell>
          <table:table-cell table:style-name="ce9" office:value-type="float" office:value="57.7648489646732" calcext:value-type="float">
            <text:p><text:s text:c="3"/>57,8 </text:p>
          </table:table-cell>
          <table:table-cell table:style-name="ce9" office:value-type="float" office:value="61.779809133585" calcext:value-type="float">
            <text:p><text:s text:c="3"/>61,8 </text:p>
          </table:table-cell>
          <table:table-cell table:style-name="ce9" office:value-type="float" office:value="59.5096231514059" calcext:value-type="float">
            <text:p><text:s text:c="3"/>59,5 </text:p>
          </table:table-cell>
          <table:table-cell table:style-name="ce9" office:value-type="float" office:value="64.0499951157642" calcext:value-type="float">
            <text:p><text:s text:c="3"/>64,0 </text:p>
          </table:table-cell>
          <table:table-cell table:style-name="ce9" office:value-type="float" office:value="54.9872693876216" calcext:value-type="float">
            <text:p><text:s text:c="3"/>55,0 </text:p>
          </table:table-cell>
          <table:table-cell table:style-name="ce9" office:value-type="float" office:value="52.437192901987" calcext:value-type="float">
            <text:p><text:s text:c="3"/>52,4 </text:p>
          </table:table-cell>
          <table:table-cell table:style-name="ce9" office:value-type="float" office:value="57.5373458732562" calcext:value-type="float">
            <text:p><text:s text:c="3"/>57,5 </text:p>
          </table:table-cell>
          <table:table-cell table:style-name="ce9" office:value-type="float" office:value="71.762278484448" calcext:value-type="float">
            <text:p><text:s text:c="3"/>71,8 </text:p>
          </table:table-cell>
          <table:table-cell table:style-name="ce9" office:value-type="float" office:value="63.088805468313" calcext:value-type="float">
            <text:p><text:s text:c="3"/>63,1 </text:p>
          </table:table-cell>
          <table:table-cell table:style-name="ce9" office:value-type="float" office:value="80.4357515005831" calcext:value-type="float">
            <text:p><text:s text:c="3"/>80,4 </text:p>
          </table:table-cell>
          <table:table-cell table:style-name="ce9" office:value-type="float" office:value="63.3868644187593" calcext:value-type="float">
            <text:p><text:s text:c="3"/>63,4 </text:p>
          </table:table-cell>
          <table:table-cell table:style-name="ce9" office:value-type="float" office:value="58.2030204373675" calcext:value-type="float">
            <text:p><text:s text:c="3"/>58,2 </text:p>
          </table:table-cell>
          <table:table-cell table:style-name="ce9" office:value-type="float" office:value="68.5707084001511" calcext:value-type="float">
            <text:p><text:s text:c="3"/>68,6 </text:p>
          </table:table-cell>
          <table:table-cell table:style-name="ce9" office:value-type="float" office:value="60.1039504634317" calcext:value-type="float">
            <text:p><text:s text:c="3"/>60,1 </text:p>
          </table:table-cell>
          <table:table-cell table:style-name="ce9" office:value-type="float" office:value="50.1416484983198" calcext:value-type="float">
            <text:p><text:s text:c="3"/>50,1 </text:p>
          </table:table-cell>
          <table:table-cell table:style-name="ce9" office:value-type="float" office:value="70.0662524285436" calcext:value-type="float">
            <text:p><text:s text:c="3"/>70,1 </text:p>
          </table:table-cell>
          <table:table-cell table:style-name="ce9" office:value-type="float" office:value="41.648363337987" calcext:value-type="float">
            <text:p><text:s text:c="3"/>41,6 </text:p>
          </table:table-cell>
          <table:table-cell table:style-name="ce9" office:value-type="float" office:value="37.3467601893868" calcext:value-type="float">
            <text:p><text:s text:c="3"/>37,3 </text:p>
          </table:table-cell>
          <table:table-cell table:style-name="ce9" office:value-type="float" office:value="45.9499664865872" calcext:value-type="float">
            <text:p><text:s text:c="3"/>45,9 </text:p>
          </table:table-cell>
          <table:table-cell table:style-name="ce9" office:value-type="float" office:value="56.113906519036" calcext:value-type="float">
            <text:p><text:s text:c="3"/>56,1 </text:p>
          </table:table-cell>
          <table:table-cell table:style-name="ce9" office:value-type="float" office:value="47.745444892604" calcext:value-type="float">
            <text:p><text:s text:c="3"/>47,7 </text:p>
          </table:table-cell>
          <table:table-cell table:style-name="ce9" office:value-type="float" office:value="64.4823681454681" calcext:value-type="float">
            <text:p><text:s text:c="3"/>64,5 </text:p>
          </table:table-cell>
          <table:table-cell table:number-columns-repeated="963"/>
        </table:table-row>
        <table:table-row table:style-name="ro1">
          <table:table-cell office:value-type="string" calcext:value-type="string">
            <text:p>Manaus</text:p>
          </table:table-cell>
          <table:table-cell table:style-name="ce9" office:value-type="float" office:value="55.7099870997066" calcext:value-type="float">
            <text:p><text:s text:c="3"/>55,7 </text:p>
          </table:table-cell>
          <table:table-cell table:style-name="ce9" office:value-type="float" office:value="52.2233235137834" calcext:value-type="float">
            <text:p><text:s text:c="3"/>52,2 </text:p>
          </table:table-cell>
          <table:table-cell table:style-name="ce9" office:value-type="float" office:value="59.1966506856298" calcext:value-type="float">
            <text:p><text:s text:c="3"/>59,2 </text:p>
          </table:table-cell>
          <table:table-cell table:style-name="ce9" office:value-type="float" office:value="53.6759781029238" calcext:value-type="float">
            <text:p><text:s text:c="3"/>53,7 </text:p>
          </table:table-cell>
          <table:table-cell table:style-name="ce9" office:value-type="float" office:value="51.2533011321526" calcext:value-type="float">
            <text:p><text:s text:c="3"/>51,3 </text:p>
          </table:table-cell>
          <table:table-cell table:style-name="ce9" office:value-type="float" office:value="56.098655073695" calcext:value-type="float">
            <text:p><text:s text:c="3"/>56,1 </text:p>
          </table:table-cell>
          <table:table-cell table:style-name="ce9" office:value-type="float" office:value="46.7635898170686" calcext:value-type="float">
            <text:p><text:s text:c="3"/>46,8 </text:p>
          </table:table-cell>
          <table:table-cell table:style-name="ce9" office:value-type="float" office:value="44.0020661152997" calcext:value-type="float">
            <text:p><text:s text:c="3"/>44,0 </text:p>
          </table:table-cell>
          <table:table-cell table:style-name="ce9" office:value-type="float" office:value="49.5251135188375" calcext:value-type="float">
            <text:p><text:s text:c="3"/>49,5 </text:p>
          </table:table-cell>
          <table:table-cell table:style-name="ce9" office:value-type="float" office:value="70.4317956462954" calcext:value-type="float">
            <text:p><text:s text:c="3"/>70,4 </text:p>
          </table:table-cell>
          <table:table-cell table:style-name="ce9" office:value-type="float" office:value="49.6816224662596" calcext:value-type="float">
            <text:p><text:s text:c="3"/>49,7 </text:p>
          </table:table-cell>
          <table:table-cell table:style-name="ce9" office:value-type="float" office:value="91.1819688263311" calcext:value-type="float">
            <text:p><text:s text:c="3"/>91,2 </text:p>
          </table:table-cell>
          <table:table-cell table:style-name="ce9" office:value-type="float" office:value="58.9690223059355" calcext:value-type="float">
            <text:p><text:s text:c="3"/>59,0 </text:p>
          </table:table-cell>
          <table:table-cell table:style-name="ce9" office:value-type="float" office:value="55.1959697596138" calcext:value-type="float">
            <text:p><text:s text:c="3"/>55,2 </text:p>
          </table:table-cell>
          <table:table-cell table:style-name="ce9" office:value-type="float" office:value="62.7420748522573" calcext:value-type="float">
            <text:p><text:s text:c="3"/>62,7 </text:p>
          </table:table-cell>
          <table:table-cell table:style-name="ce9" office:value-type="float" office:value="56.9108966314653" calcext:value-type="float">
            <text:p><text:s text:c="3"/>56,9 </text:p>
          </table:table-cell>
          <table:table-cell table:style-name="ce9" office:value-type="float" office:value="53.4005314066717" calcext:value-type="float">
            <text:p><text:s text:c="3"/>53,4 </text:p>
          </table:table-cell>
          <table:table-cell table:style-name="ce9" office:value-type="float" office:value="60.4212618562589" calcext:value-type="float">
            <text:p><text:s text:c="3"/>60,4 </text:p>
          </table:table-cell>
          <table:table-cell table:style-name="ce9" office:value-type="float" office:value="51.3607252077723" calcext:value-type="float">
            <text:p><text:s text:c="3"/>51,4 </text:p>
          </table:table-cell>
          <table:table-cell table:style-name="ce9" office:value-type="float" office:value="47.5557292552589" calcext:value-type="float">
            <text:p><text:s text:c="3"/>47,6 </text:p>
          </table:table-cell>
          <table:table-cell table:style-name="ce9" office:value-type="float" office:value="55.1657211602858" calcext:value-type="float">
            <text:p><text:s text:c="3"/>55,2 </text:p>
          </table:table-cell>
          <table:table-cell table:style-name="ce9" office:value-type="float" office:value="82.7938426223939" calcext:value-type="float">
            <text:p><text:s text:c="3"/>82,8 </text:p>
          </table:table-cell>
          <table:table-cell table:style-name="ce9" office:value-type="float" office:value="63.6153414440863" calcext:value-type="float">
            <text:p><text:s text:c="3"/>63,6 </text:p>
          </table:table-cell>
          <table:table-cell table:style-name="ce9" office:value-type="float" office:value="100" calcext:value-type="float">
            <text:p><text:s text:c="3"/>100,0 </text:p>
          </table:table-cell>
          <table:table-cell table:style-name="ce9" office:value-type="float" office:value="52.7175087080945" calcext:value-type="float">
            <text:p><text:s text:c="3"/>52,7 </text:p>
          </table:table-cell>
          <table:table-cell table:style-name="ce9" office:value-type="float" office:value="48.5253546725698" calcext:value-type="float">
            <text:p><text:s text:c="3"/>48,5 </text:p>
          </table:table-cell>
          <table:table-cell table:style-name="ce9" office:value-type="float" office:value="56.9096627436192" calcext:value-type="float">
            <text:p><text:s text:c="3"/>56,9 </text:p>
          </table:table-cell>
          <table:table-cell table:style-name="ce9" office:value-type="float" office:value="50.7118654469259" calcext:value-type="float">
            <text:p><text:s text:c="3"/>50,7 </text:p>
          </table:table-cell>
          <table:table-cell table:style-name="ce9" office:value-type="float" office:value="47.5923852933735" calcext:value-type="float">
            <text:p><text:s text:c="3"/>47,6 </text:p>
          </table:table-cell>
          <table:table-cell table:style-name="ce9" office:value-type="float" office:value="53.8313456004783" calcext:value-type="float">
            <text:p><text:s text:c="3"/>53,8 </text:p>
          </table:table-cell>
          <table:table-cell table:style-name="ce9" office:value-type="float" office:value="41.9970156665996" calcext:value-type="float">
            <text:p><text:s text:c="3"/>42,0 </text:p>
          </table:table-cell>
          <table:table-cell table:style-name="ce9" office:value-type="float" office:value="37.9148813902922" calcext:value-type="float">
            <text:p><text:s text:c="3"/>37,9 </text:p>
          </table:table-cell>
          <table:table-cell table:style-name="ce9" office:value-type="float" office:value="46.079149942907" calcext:value-type="float">
            <text:p><text:s text:c="3"/>46,1 </text:p>
          </table:table-cell>
          <table:table-cell table:style-name="ce9" office:value-type="float" office:value="57.4730330576202" calcext:value-type="float">
            <text:p><text:s text:c="3"/>57,5 </text:p>
          </table:table-cell>
          <table:table-cell table:style-name="ce9" office:value-type="float" office:value="33.5706214741197" calcext:value-type="float">
            <text:p><text:s text:c="3"/>33,6 </text:p>
          </table:table-cell>
          <table:table-cell table:style-name="ce9" office:value-type="float" office:value="81.3754446411206" calcext:value-type="float">
            <text:p><text:s text:c="3"/>81,4 </text:p>
          </table:table-cell>
          <table:table-cell table:style-name="ce9" office:value-type="float" office:value="55.4651752598773" calcext:value-type="float">
            <text:p><text:s text:c="3"/>55,5 </text:p>
          </table:table-cell>
          <table:table-cell table:style-name="ce9" office:value-type="float" office:value="51.5912266573721" calcext:value-type="float">
            <text:p><text:s text:c="3"/>51,6 </text:p>
          </table:table-cell>
          <table:table-cell table:style-name="ce9" office:value-type="float" office:value="59.3391238623825" calcext:value-type="float">
            <text:p><text:s text:c="3"/>59,3 </text:p>
          </table:table-cell>
          <table:table-cell table:style-name="ce9" office:value-type="float" office:value="52.9152389674542" calcext:value-type="float">
            <text:p><text:s text:c="3"/>52,9 </text:p>
          </table:table-cell>
          <table:table-cell table:style-name="ce9" office:value-type="float" office:value="50.3251831033249" calcext:value-type="float">
            <text:p><text:s text:c="3"/>50,3 </text:p>
          </table:table-cell>
          <table:table-cell table:style-name="ce9" office:value-type="float" office:value="55.5052948315835" calcext:value-type="float">
            <text:p><text:s text:c="3"/>55,5 </text:p>
          </table:table-cell>
          <table:table-cell table:style-name="ce9" office:value-type="float" office:value="45.7548250614145" calcext:value-type="float">
            <text:p><text:s text:c="3"/>45,8 </text:p>
          </table:table-cell>
          <table:table-cell table:style-name="ce9" office:value-type="float" office:value="43.0620672766403" calcext:value-type="float">
            <text:p><text:s text:c="3"/>43,1 </text:p>
          </table:table-cell>
          <table:table-cell table:style-name="ce9" office:value-type="float" office:value="48.4475828461887" calcext:value-type="float">
            <text:p><text:s text:c="3"/>48,4 </text:p>
          </table:table-cell>
          <table:table-cell table:style-name="ce9" office:value-type="float" office:value="69.9611685248979" calcext:value-type="float">
            <text:p><text:s text:c="3"/>70,0 </text:p>
          </table:table-cell>
          <table:table-cell table:style-name="ce9" office:value-type="float" office:value="46.5730682303851" calcext:value-type="float">
            <text:p><text:s text:c="3"/>46,6 </text:p>
          </table:table-cell>
          <table:table-cell table:style-name="ce9" office:value-type="float" office:value="93.3492688194106" calcext:value-type="float">
            <text:p><text:s text:c="3"/>93,3 </text:p>
          </table:table-cell>
          <table:table-cell table:style-name="ce9" office:value-type="float" office:value="57.6938343194711" calcext:value-type="float">
            <text:p><text:s text:c="3"/>57,7 </text:p>
          </table:table-cell>
          <table:table-cell table:style-name="ce9" office:value-type="float" office:value="53.6884534855084" calcext:value-type="float">
            <text:p><text:s text:c="3"/>53,7 </text:p>
          </table:table-cell>
          <table:table-cell table:style-name="ce9" office:value-type="float" office:value="61.6992151534338" calcext:value-type="float">
            <text:p><text:s text:c="3"/>61,7 </text:p>
          </table:table-cell>
          <table:table-cell table:style-name="ce9" office:value-type="float" office:value="59.6020514610796" calcext:value-type="float">
            <text:p><text:s text:c="3"/>59,6 </text:p>
          </table:table-cell>
          <table:table-cell table:style-name="ce9" office:value-type="float" office:value="55.2320834309973" calcext:value-type="float">
            <text:p><text:s text:c="3"/>55,2 </text:p>
          </table:table-cell>
          <table:table-cell table:style-name="ce9" office:value-type="float" office:value="63.9720194911618" calcext:value-type="float">
            <text:p><text:s text:c="3"/>64,0 </text:p>
          </table:table-cell>
          <table:table-cell table:style-name="ce9" office:value-type="float" office:value="54.0804199141227" calcext:value-type="float">
            <text:p><text:s text:c="3"/>54,1 </text:p>
          </table:table-cell>
          <table:table-cell table:style-name="ce9" office:value-type="float" office:value="44.2901203360831" calcext:value-type="float">
            <text:p><text:s text:c="3"/>44,3 </text:p>
          </table:table-cell>
          <table:table-cell table:style-name="ce9" office:value-type="float" office:value="63.8707194921623" calcext:value-type="float">
            <text:p><text:s text:c="3"/>63,9 </text:p>
          </table:table-cell>
          <table:table-cell table:style-name="ce9" office:value-type="float" office:value="74.124774809116" calcext:value-type="float">
            <text:p><text:s text:c="3"/>74,1 </text:p>
          </table:table-cell>
          <table:table-cell table:style-name="ce9" office:value-type="float" office:value="69.8127538388243" calcext:value-type="float">
            <text:p><text:s text:c="3"/>69,8 </text:p>
          </table:table-cell>
          <table:table-cell table:style-name="ce9" office:value-type="float" office:value="78.4367957794077" calcext:value-type="float">
            <text:p><text:s text:c="3"/>78,4 </text:p>
          </table:table-cell>
          <table:table-cell table:number-columns-repeated="963"/>
        </table:table-row>
        <table:table-row table:style-name="ro1">
          <table:table-cell office:value-type="string" calcext:value-type="string">
            <text:p>Boa Vista</text:p>
          </table:table-cell>
          <table:table-cell table:style-name="ce9" office:value-type="float" office:value="56.2995631702648" calcext:value-type="float">
            <text:p><text:s text:c="3"/>56,3 </text:p>
          </table:table-cell>
          <table:table-cell table:style-name="ce9" office:value-type="float" office:value="53.7756612428207" calcext:value-type="float">
            <text:p><text:s text:c="3"/>53,8 </text:p>
          </table:table-cell>
          <table:table-cell table:style-name="ce9" office:value-type="float" office:value="58.8234650977089" calcext:value-type="float">
            <text:p><text:s text:c="3"/>58,8 </text:p>
          </table:table-cell>
          <table:table-cell table:style-name="ce9" office:value-type="float" office:value="58.3566414880967" calcext:value-type="float">
            <text:p><text:s text:c="3"/>58,4 </text:p>
          </table:table-cell>
          <table:table-cell table:style-name="ce9" office:value-type="float" office:value="56.0292131829182" calcext:value-type="float">
            <text:p><text:s text:c="3"/>56,0 </text:p>
          </table:table-cell>
          <table:table-cell table:style-name="ce9" office:value-type="float" office:value="60.6840697932751" calcext:value-type="float">
            <text:p><text:s text:c="3"/>60,7 </text:p>
          </table:table-cell>
          <table:table-cell table:style-name="ce9" office:value-type="float" office:value="50.9617360153314" calcext:value-type="float">
            <text:p><text:s text:c="3"/>51,0 </text:p>
          </table:table-cell>
          <table:table-cell table:style-name="ce9" office:value-type="float" office:value="48.699815466869" calcext:value-type="float">
            <text:p><text:s text:c="3"/>48,7 </text:p>
          </table:table-cell>
          <table:table-cell table:style-name="ce9" office:value-type="float" office:value="53.2236565637939" calcext:value-type="float">
            <text:p><text:s text:c="3"/>53,2 </text:p>
          </table:table-cell>
          <table:table-cell table:style-name="ce9" office:value-type="float" office:value="54.6508269615988" calcext:value-type="float">
            <text:p><text:s text:c="3"/>54,7 </text:p>
          </table:table-cell>
          <table:table-cell table:style-name="ce9" office:value-type="float" office:value="44.4227270601477" calcext:value-type="float">
            <text:p><text:s text:c="3"/>44,4 </text:p>
          </table:table-cell>
          <table:table-cell table:style-name="ce9" office:value-type="float" office:value="64.8789268630499" calcext:value-type="float">
            <text:p><text:s text:c="3"/>64,9 </text:p>
          </table:table-cell>
          <table:table-cell table:style-name="ce9" office:value-type="float" office:value="59.1718244052365" calcext:value-type="float">
            <text:p><text:s text:c="3"/>59,2 </text:p>
          </table:table-cell>
          <table:table-cell table:style-name="ce9" office:value-type="float" office:value="55.2962684846131" calcext:value-type="float">
            <text:p><text:s text:c="3"/>55,3 </text:p>
          </table:table-cell>
          <table:table-cell table:style-name="ce9" office:value-type="float" office:value="63.0473803258598" calcext:value-type="float">
            <text:p><text:s text:c="3"/>63,0 </text:p>
          </table:table-cell>
          <table:table-cell table:style-name="ce9" office:value-type="float" office:value="60.60777473264" calcext:value-type="float">
            <text:p><text:s text:c="3"/>60,6 </text:p>
          </table:table-cell>
          <table:table-cell table:style-name="ce9" office:value-type="float" office:value="56.8704622691854" calcext:value-type="float">
            <text:p><text:s text:c="3"/>56,9 </text:p>
          </table:table-cell>
          <table:table-cell table:style-name="ce9" office:value-type="float" office:value="64.3450871960945" calcext:value-type="float">
            <text:p><text:s text:c="3"/>64,3 </text:p>
          </table:table-cell>
          <table:table-cell table:style-name="ce9" office:value-type="float" office:value="55.0965366281959" calcext:value-type="float">
            <text:p><text:s text:c="3"/>55,1 </text:p>
          </table:table-cell>
          <table:table-cell table:style-name="ce9" office:value-type="float" office:value="52.007219845608" calcext:value-type="float">
            <text:p><text:s text:c="3"/>52,0 </text:p>
          </table:table-cell>
          <table:table-cell table:style-name="ce9" office:value-type="float" office:value="58.1858534107837" calcext:value-type="float">
            <text:p><text:s text:c="3"/>58,2 </text:p>
          </table:table-cell>
          <table:table-cell table:style-name="ce9" office:value-type="float" office:value="50.8189538759448" calcext:value-type="float">
            <text:p><text:s text:c="3"/>50,8 </text:p>
          </table:table-cell>
          <table:table-cell table:style-name="ce9" office:value-type="float" office:value="39.5522774340542" calcext:value-type="float">
            <text:p><text:s text:c="3"/>39,6 </text:p>
          </table:table-cell>
          <table:table-cell table:style-name="ce9" office:value-type="float" office:value="62.0856303178354" calcext:value-type="float">
            <text:p><text:s text:c="3"/>62,1 </text:p>
          </table:table-cell>
          <table:table-cell table:style-name="ce9" office:value-type="float" office:value="53.6806745384101" calcext:value-type="float">
            <text:p><text:s text:c="3"/>53,7 </text:p>
          </table:table-cell>
          <table:table-cell table:style-name="ce9" office:value-type="float" office:value="50.4750427941866" calcext:value-type="float">
            <text:p><text:s text:c="3"/>50,5 </text:p>
          </table:table-cell>
          <table:table-cell table:style-name="ce9" office:value-type="float" office:value="56.8863062826337" calcext:value-type="float">
            <text:p><text:s text:c="3"/>56,9 </text:p>
          </table:table-cell>
          <table:table-cell table:style-name="ce9" office:value-type="float" office:value="56.1464375930126" calcext:value-type="float">
            <text:p><text:s text:c="3"/>56,1 </text:p>
          </table:table-cell>
          <table:table-cell table:style-name="ce9" office:value-type="float" office:value="52.7483821230278" calcext:value-type="float">
            <text:p><text:s text:c="3"/>52,7 </text:p>
          </table:table-cell>
          <table:table-cell table:style-name="ce9" office:value-type="float" office:value="59.5444930629973" calcext:value-type="float">
            <text:p><text:s text:c="3"/>59,5 </text:p>
          </table:table-cell>
          <table:table-cell table:style-name="ce9" office:value-type="float" office:value="46.8800668839903" calcext:value-type="float">
            <text:p><text:s text:c="3"/>46,9 </text:p>
          </table:table-cell>
          <table:table-cell table:style-name="ce9" office:value-type="float" office:value="43.9151334132177" calcext:value-type="float">
            <text:p><text:s text:c="3"/>43,9 </text:p>
          </table:table-cell>
          <table:table-cell table:style-name="ce9" office:value-type="float" office:value="49.845000354763" calcext:value-type="float">
            <text:p><text:s text:c="3"/>49,8 </text:p>
          </table:table-cell>
          <table:table-cell table:style-name="ce9" office:value-type="float" office:value="58.6631222017782" calcext:value-type="float">
            <text:p><text:s text:c="3"/>58,7 </text:p>
          </table:table-cell>
          <table:table-cell table:style-name="ce9" office:value-type="float" office:value="48.9874993796618" calcext:value-type="float">
            <text:p><text:s text:c="3"/>49,0 </text:p>
          </table:table-cell>
          <table:table-cell table:style-name="ce9" office:value-type="float" office:value="68.3387450238946" calcext:value-type="float">
            <text:p><text:s text:c="3"/>68,3 </text:p>
          </table:table-cell>
          <table:table-cell table:style-name="ce9" office:value-type="float" office:value="56.3366199923826" calcext:value-type="float">
            <text:p><text:s text:c="3"/>56,3 </text:p>
          </table:table-cell>
          <table:table-cell table:style-name="ce9" office:value-type="float" office:value="53.6340289117508" calcext:value-type="float">
            <text:p><text:s text:c="3"/>53,6 </text:p>
          </table:table-cell>
          <table:table-cell table:style-name="ce9" office:value-type="float" office:value="59.0392110730143" calcext:value-type="float">
            <text:p><text:s text:c="3"/>59,0 </text:p>
          </table:table-cell>
          <table:table-cell table:style-name="ce9" office:value-type="float" office:value="59.0977086591067" calcext:value-type="float">
            <text:p><text:s text:c="3"/>59,1 </text:p>
          </table:table-cell>
          <table:table-cell table:style-name="ce9" office:value-type="float" office:value="56.7401982343875" calcext:value-type="float">
            <text:p><text:s text:c="3"/>56,7 </text:p>
          </table:table-cell>
          <table:table-cell table:style-name="ce9" office:value-type="float" office:value="61.4552190838258" calcext:value-type="float">
            <text:p><text:s text:c="3"/>61,5 </text:p>
          </table:table-cell>
          <table:table-cell table:style-name="ce9" office:value-type="float" office:value="51.0929631612837" calcext:value-type="float">
            <text:p><text:s text:c="3"/>51,1 </text:p>
          </table:table-cell>
          <table:table-cell table:style-name="ce9" office:value-type="float" office:value="48.6582389968538" calcext:value-type="float">
            <text:p><text:s text:c="3"/>48,7 </text:p>
          </table:table-cell>
          <table:table-cell table:style-name="ce9" office:value-type="float" office:value="53.5276873257137" calcext:value-type="float">
            <text:p><text:s text:c="3"/>53,5 </text:p>
          </table:table-cell>
          <table:table-cell table:style-name="ce9" office:value-type="float" office:value="53.5508299701176" calcext:value-type="float">
            <text:p><text:s text:c="3"/>53,6 </text:p>
          </table:table-cell>
          <table:table-cell table:style-name="ce9" office:value-type="float" office:value="42.1899149390052" calcext:value-type="float">
            <text:p><text:s text:c="3"/>42,2 </text:p>
          </table:table-cell>
          <table:table-cell table:style-name="ce9" office:value-type="float" office:value="64.9117450012299" calcext:value-type="float">
            <text:p><text:s text:c="3"/>64,9 </text:p>
          </table:table-cell>
          <table:table-cell table:style-name="ce9" office:value-type="float" office:value="55.8186786754938" calcext:value-type="float">
            <text:p><text:s text:c="3"/>55,8 </text:p>
          </table:table-cell>
          <table:table-cell table:style-name="ce9" office:value-type="float" office:value="52.2711665285007" calcext:value-type="float">
            <text:p><text:s text:c="3"/>52,3 </text:p>
          </table:table-cell>
          <table:table-cell table:style-name="ce9" office:value-type="float" office:value="59.3661908224869" calcext:value-type="float">
            <text:p><text:s text:c="3"/>59,4 </text:p>
          </table:table-cell>
          <table:table-cell table:style-name="ce9" office:value-type="float" office:value="51.3860927302415" calcext:value-type="float">
            <text:p><text:s text:c="3"/>51,4 </text:p>
          </table:table-cell>
          <table:table-cell table:style-name="ce9" office:value-type="float" office:value="45.5365844480519" calcext:value-type="float">
            <text:p><text:s text:c="3"/>45,5 </text:p>
          </table:table-cell>
          <table:table-cell table:style-name="ce9" office:value-type="float" office:value="57.235601012431" calcext:value-type="float">
            <text:p><text:s text:c="3"/>57,2 </text:p>
          </table:table-cell>
          <table:table-cell table:style-name="ce9" office:value-type="float" office:value="49.6797021348471" calcext:value-type="float">
            <text:p><text:s text:c="3"/>49,7 </text:p>
          </table:table-cell>
          <table:table-cell table:style-name="ce9" office:value-type="float" office:value="44.5876508919534" calcext:value-type="float">
            <text:p><text:s text:c="3"/>44,6 </text:p>
          </table:table-cell>
          <table:table-cell table:style-name="ce9" office:value-type="float" office:value="54.7717533777408" calcext:value-type="float">
            <text:p><text:s text:c="3"/>54,8 </text:p>
          </table:table-cell>
          <table:table-cell table:style-name="ce9" office:value-type="float" office:value="64.8485340801156" calcext:value-type="float">
            <text:p><text:s text:c="3"/>64,8 </text:p>
          </table:table-cell>
          <table:table-cell table:style-name="ce9" office:value-type="float" office:value="61.4387773013564" calcext:value-type="float">
            <text:p><text:s text:c="3"/>61,4 </text:p>
          </table:table-cell>
          <table:table-cell table:style-name="ce9" office:value-type="float" office:value="68.2582908588749" calcext:value-type="float">
            <text:p><text:s text:c="3"/>68,3 </text:p>
          </table:table-cell>
          <table:table-cell table:number-columns-repeated="963"/>
        </table:table-row>
        <table:table-row table:style-name="ro1">
          <table:table-cell office:value-type="string" calcext:value-type="string">
            <text:p>Belém</text:p>
          </table:table-cell>
          <table:table-cell table:style-name="ce9" office:value-type="float" office:value="56.6017724119595" calcext:value-type="float">
            <text:p><text:s text:c="3"/>56,6 </text:p>
          </table:table-cell>
          <table:table-cell table:style-name="ce9" office:value-type="float" office:value="54.1602354202708" calcext:value-type="float">
            <text:p><text:s text:c="3"/>54,2 </text:p>
          </table:table-cell>
          <table:table-cell table:style-name="ce9" office:value-type="float" office:value="59.0433094036481" calcext:value-type="float">
            <text:p><text:s text:c="3"/>59,0 </text:p>
          </table:table-cell>
          <table:table-cell table:style-name="ce9" office:value-type="float" office:value="57.1683379323984" calcext:value-type="float">
            <text:p><text:s text:c="3"/>57,2 </text:p>
          </table:table-cell>
          <table:table-cell table:style-name="ce9" office:value-type="float" office:value="54.9341734939467" calcext:value-type="float">
            <text:p><text:s text:c="3"/>54,9 </text:p>
          </table:table-cell>
          <table:table-cell table:style-name="ce9" office:value-type="float" office:value="59.4025023708501" calcext:value-type="float">
            <text:p><text:s text:c="3"/>59,4 </text:p>
          </table:table-cell>
          <table:table-cell table:style-name="ce9" office:value-type="float" office:value="50.9029032609617" calcext:value-type="float">
            <text:p><text:s text:c="3"/>50,9 </text:p>
          </table:table-cell>
          <table:table-cell table:style-name="ce9" office:value-type="float" office:value="47.3819357618148" calcext:value-type="float">
            <text:p><text:s text:c="3"/>47,4 </text:p>
          </table:table-cell>
          <table:table-cell table:style-name="ce9" office:value-type="float" office:value="54.4238707601086" calcext:value-type="float">
            <text:p><text:s text:c="3"/>54,4 </text:p>
          </table:table-cell>
          <table:table-cell table:style-name="ce9" office:value-type="float" office:value="68.5131854248403" calcext:value-type="float">
            <text:p><text:s text:c="3"/>68,5 </text:p>
          </table:table-cell>
          <table:table-cell table:style-name="ce9" office:value-type="float" office:value="60.7076803125815" calcext:value-type="float">
            <text:p><text:s text:c="3"/>60,7 </text:p>
          </table:table-cell>
          <table:table-cell table:style-name="ce9" office:value-type="float" office:value="76.318690537099" calcext:value-type="float">
            <text:p><text:s text:c="3"/>76,3 </text:p>
          </table:table-cell>
          <table:table-cell table:style-name="ce9" office:value-type="float" office:value="61.3183597389585" calcext:value-type="float">
            <text:p><text:s text:c="3"/>61,3 </text:p>
          </table:table-cell>
          <table:table-cell table:style-name="ce9" office:value-type="float" office:value="58.5091972702029" calcext:value-type="float">
            <text:p><text:s text:c="3"/>58,5 </text:p>
          </table:table-cell>
          <table:table-cell table:style-name="ce9" office:value-type="float" office:value="64.1275222077142" calcext:value-type="float">
            <text:p><text:s text:c="3"/>64,1 </text:p>
          </table:table-cell>
          <table:table-cell table:style-name="ce9" office:value-type="float" office:value="58.8465235220476" calcext:value-type="float">
            <text:p><text:s text:c="3"/>58,8 </text:p>
          </table:table-cell>
          <table:table-cell table:style-name="ce9" office:value-type="float" office:value="54.7866825764389" calcext:value-type="float">
            <text:p><text:s text:c="3"/>54,8 </text:p>
          </table:table-cell>
          <table:table-cell table:style-name="ce9" office:value-type="float" office:value="62.9063644676563" calcext:value-type="float">
            <text:p><text:s text:c="3"/>62,9 </text:p>
          </table:table-cell>
          <table:table-cell table:style-name="ce9" office:value-type="float" office:value="52.5744895246553" calcext:value-type="float">
            <text:p><text:s text:c="3"/>52,6 </text:p>
          </table:table-cell>
          <table:table-cell table:style-name="ce9" office:value-type="float" office:value="48.5024915252439" calcext:value-type="float">
            <text:p><text:s text:c="3"/>48,5 </text:p>
          </table:table-cell>
          <table:table-cell table:style-name="ce9" office:value-type="float" office:value="56.6464875240666" calcext:value-type="float">
            <text:p><text:s text:c="3"/>56,6 </text:p>
          </table:table-cell>
          <table:table-cell table:style-name="ce9" office:value-type="float" office:value="68.130258395025" calcext:value-type="float">
            <text:p><text:s text:c="3"/>68,1 </text:p>
          </table:table-cell>
          <table:table-cell table:style-name="ce9" office:value-type="float" office:value="61.0974470699543" calcext:value-type="float">
            <text:p><text:s text:c="3"/>61,1 </text:p>
          </table:table-cell>
          <table:table-cell table:style-name="ce9" office:value-type="float" office:value="75.1630697200957" calcext:value-type="float">
            <text:p><text:s text:c="3"/>75,2 </text:p>
          </table:table-cell>
          <table:table-cell table:style-name="ce9" office:value-type="float" office:value="52.4331892897051" calcext:value-type="float">
            <text:p><text:s text:c="3"/>52,4 </text:p>
          </table:table-cell>
          <table:table-cell table:style-name="ce9" office:value-type="float" office:value="48.9407307113727" calcext:value-type="float">
            <text:p><text:s text:c="3"/>48,9 </text:p>
          </table:table-cell>
          <table:table-cell table:style-name="ce9" office:value-type="float" office:value="55.9256478680376" calcext:value-type="float">
            <text:p><text:s text:c="3"/>55,9 </text:p>
          </table:table-cell>
          <table:table-cell table:style-name="ce9" office:value-type="float" office:value="55.5962305660385" calcext:value-type="float">
            <text:p><text:s text:c="3"/>55,6 </text:p>
          </table:table-cell>
          <table:table-cell table:style-name="ce9" office:value-type="float" office:value="52.2905945485147" calcext:value-type="float">
            <text:p><text:s text:c="3"/>52,3 </text:p>
          </table:table-cell>
          <table:table-cell table:style-name="ce9" office:value-type="float" office:value="58.9018665835623" calcext:value-type="float">
            <text:p><text:s text:c="3"/>58,9 </text:p>
          </table:table-cell>
          <table:table-cell table:style-name="ce9" office:value-type="float" office:value="49.3215326166602" calcext:value-type="float">
            <text:p><text:s text:c="3"/>49,3 </text:p>
          </table:table-cell>
          <table:table-cell table:style-name="ce9" office:value-type="float" office:value="44.7397083144059" calcext:value-type="float">
            <text:p><text:s text:c="3"/>44,7 </text:p>
          </table:table-cell>
          <table:table-cell table:style-name="ce9" office:value-type="float" office:value="53.9033569189145" calcext:value-type="float">
            <text:p><text:s text:c="3"/>53,9 </text:p>
          </table:table-cell>
          <table:table-cell table:style-name="ce9" office:value-type="float" office:value="68.9127559345543" calcext:value-type="float">
            <text:p><text:s text:c="3"/>68,9 </text:p>
          </table:table-cell>
          <table:table-cell table:style-name="ce9" office:value-type="float" office:value="59.0392620291618" calcext:value-type="float">
            <text:p><text:s text:c="3"/>59,0 </text:p>
          </table:table-cell>
          <table:table-cell table:style-name="ce9" office:value-type="float" office:value="78.7862498399467" calcext:value-type="float">
            <text:p><text:s text:c="3"/>78,8 </text:p>
          </table:table-cell>
          <table:table-cell table:style-name="ce9" office:value-type="float" office:value="55.9317315922343" calcext:value-type="float">
            <text:p><text:s text:c="3"/>55,9 </text:p>
          </table:table-cell>
          <table:table-cell table:style-name="ce9" office:value-type="float" office:value="52.9879576522649" calcext:value-type="float">
            <text:p><text:s text:c="3"/>53,0 </text:p>
          </table:table-cell>
          <table:table-cell table:style-name="ce9" office:value-type="float" office:value="58.8755055322037" calcext:value-type="float">
            <text:p><text:s text:c="3"/>58,9 </text:p>
          </table:table-cell>
          <table:table-cell table:style-name="ce9" office:value-type="float" office:value="56.1157732752426" calcext:value-type="float">
            <text:p><text:s text:c="3"/>56,1 </text:p>
          </table:table-cell>
          <table:table-cell table:style-name="ce9" office:value-type="float" office:value="54.0524939699035" calcext:value-type="float">
            <text:p><text:s text:c="3"/>54,1 </text:p>
          </table:table-cell>
          <table:table-cell table:style-name="ce9" office:value-type="float" office:value="58.1790525805816" calcext:value-type="float">
            <text:p><text:s text:c="3"/>58,2 </text:p>
          </table:table-cell>
          <table:table-cell table:style-name="ce9" office:value-type="float" office:value="49.3880203620001" calcext:value-type="float">
            <text:p><text:s text:c="3"/>49,4 </text:p>
          </table:table-cell>
          <table:table-cell table:style-name="ce9" office:value-type="float" office:value="45.5071232302306" calcext:value-type="float">
            <text:p><text:s text:c="3"/>45,5 </text:p>
          </table:table-cell>
          <table:table-cell table:style-name="ce9" office:value-type="float" office:value="53.2689174937696" calcext:value-type="float">
            <text:p><text:s text:c="3"/>53,3 </text:p>
          </table:table-cell>
          <table:table-cell table:style-name="ce9" office:value-type="float" office:value="65.9504423184168" calcext:value-type="float">
            <text:p><text:s text:c="3"/>66,0 </text:p>
          </table:table-cell>
          <table:table-cell table:style-name="ce9" office:value-type="float" office:value="55.0033197342947" calcext:value-type="float">
            <text:p><text:s text:c="3"/>55,0 </text:p>
          </table:table-cell>
          <table:table-cell table:style-name="ce9" office:value-type="float" office:value="76.8975649025389" calcext:value-type="float">
            <text:p><text:s text:c="3"/>76,9 </text:p>
          </table:table-cell>
          <table:table-cell table:style-name="ce9" office:value-type="float" office:value="58.8699275230852" calcext:value-type="float">
            <text:p><text:s text:c="3"/>58,9 </text:p>
          </table:table-cell>
          <table:table-cell table:style-name="ce9" office:value-type="float" office:value="54.8470023535006" calcext:value-type="float">
            <text:p><text:s text:c="3"/>54,8 </text:p>
          </table:table-cell>
          <table:table-cell table:style-name="ce9" office:value-type="float" office:value="62.8928526926698" calcext:value-type="float">
            <text:p><text:s text:c="3"/>62,9 </text:p>
          </table:table-cell>
          <table:table-cell table:style-name="ce9" office:value-type="float" office:value="59.4757910662393" calcext:value-type="float">
            <text:p><text:s text:c="3"/>59,5 </text:p>
          </table:table-cell>
          <table:table-cell table:style-name="ce9" office:value-type="float" office:value="54.1758356063621" calcext:value-type="float">
            <text:p><text:s text:c="3"/>54,2 </text:p>
          </table:table-cell>
          <table:table-cell table:style-name="ce9" office:value-type="float" office:value="64.7757465261165" calcext:value-type="float">
            <text:p><text:s text:c="3"/>64,8 </text:p>
          </table:table-cell>
          <table:table-cell table:style-name="ce9" office:value-type="float" office:value="54.2554427242298" calcext:value-type="float">
            <text:p><text:s text:c="3"/>54,3 </text:p>
          </table:table-cell>
          <table:table-cell table:style-name="ce9" office:value-type="float" office:value="46.9871526703394" calcext:value-type="float">
            <text:p><text:s text:c="3"/>47,0 </text:p>
          </table:table-cell>
          <table:table-cell table:style-name="ce9" office:value-type="float" office:value="61.5237327781201" calcext:value-type="float">
            <text:p><text:s text:c="3"/>61,5 </text:p>
          </table:table-cell>
          <table:table-cell table:style-name="ce9" office:value-type="float" office:value="74.6809885129906" calcext:value-type="float">
            <text:p><text:s text:c="3"/>74,7 </text:p>
          </table:table-cell>
          <table:table-cell table:style-name="ce9" office:value-type="float" office:value="71.0832065774403" calcext:value-type="float">
            <text:p><text:s text:c="3"/>71,1 </text:p>
          </table:table-cell>
          <table:table-cell table:style-name="ce9" office:value-type="float" office:value="78.278770448541" calcext:value-type="float">
            <text:p><text:s text:c="3"/>78,3 </text:p>
          </table:table-cell>
          <table:table-cell table:number-columns-repeated="963"/>
        </table:table-row>
        <table:table-row table:style-name="ro1">
          <table:table-cell office:value-type="string" calcext:value-type="string">
            <text:p>Macapá</text:p>
          </table:table-cell>
          <table:table-cell table:style-name="ce9" office:value-type="float" office:value="51.6205039872361" calcext:value-type="float">
            <text:p><text:s text:c="3"/>51,6 </text:p>
          </table:table-cell>
          <table:table-cell table:style-name="ce9" office:value-type="float" office:value="49.1810964440883" calcext:value-type="float">
            <text:p><text:s text:c="3"/>49,2 </text:p>
          </table:table-cell>
          <table:table-cell table:style-name="ce9" office:value-type="float" office:value="54.0599115303839" calcext:value-type="float">
            <text:p><text:s text:c="3"/>54,1 </text:p>
          </table:table-cell>
          <table:table-cell table:style-name="ce9" office:value-type="float" office:value="55.5483848362997" calcext:value-type="float">
            <text:p><text:s text:c="3"/>55,5 </text:p>
          </table:table-cell>
          <table:table-cell table:style-name="ce9" office:value-type="float" office:value="53.4719773827575" calcext:value-type="float">
            <text:p><text:s text:c="3"/>53,5 </text:p>
          </table:table-cell>
          <table:table-cell table:style-name="ce9" office:value-type="float" office:value="57.6247922898419" calcext:value-type="float">
            <text:p><text:s text:c="3"/>57,6 </text:p>
          </table:table-cell>
          <table:table-cell table:style-name="ce9" office:value-type="float" office:value="48.3265550323905" calcext:value-type="float">
            <text:p><text:s text:c="3"/>48,3 </text:p>
          </table:table-cell>
          <table:table-cell table:style-name="ce9" office:value-type="float" office:value="45.2642839991305" calcext:value-type="float">
            <text:p><text:s text:c="3"/>45,3 </text:p>
          </table:table-cell>
          <table:table-cell table:style-name="ce9" office:value-type="float" office:value="51.3888260656505" calcext:value-type="float">
            <text:p><text:s text:c="3"/>51,4 </text:p>
          </table:table-cell>
          <table:table-cell table:style-name="ce9" office:value-type="float" office:value="58.9191617745268" calcext:value-type="float">
            <text:p><text:s text:c="3"/>58,9 </text:p>
          </table:table-cell>
          <table:table-cell table:style-name="ce9" office:value-type="float" office:value="54.2931408867291" calcext:value-type="float">
            <text:p><text:s text:c="3"/>54,3 </text:p>
          </table:table-cell>
          <table:table-cell table:style-name="ce9" office:value-type="float" office:value="63.5451826623245" calcext:value-type="float">
            <text:p><text:s text:c="3"/>63,5 </text:p>
          </table:table-cell>
          <table:table-cell table:style-name="ce9" office:value-type="float" office:value="54.6989007937531" calcext:value-type="float">
            <text:p><text:s text:c="3"/>54,7 </text:p>
          </table:table-cell>
          <table:table-cell table:style-name="ce9" office:value-type="float" office:value="51.47054462907" calcext:value-type="float">
            <text:p><text:s text:c="3"/>51,5 </text:p>
          </table:table-cell>
          <table:table-cell table:style-name="ce9" office:value-type="float" office:value="57.9272569584362" calcext:value-type="float">
            <text:p><text:s text:c="3"/>57,9 </text:p>
          </table:table-cell>
          <table:table-cell table:style-name="ce9" office:value-type="float" office:value="59.6671357138822" calcext:value-type="float">
            <text:p><text:s text:c="3"/>59,7 </text:p>
          </table:table-cell>
          <table:table-cell table:style-name="ce9" office:value-type="float" office:value="56.4394818029818" calcext:value-type="float">
            <text:p><text:s text:c="3"/>56,4 </text:p>
          </table:table-cell>
          <table:table-cell table:style-name="ce9" office:value-type="float" office:value="62.8947896247825" calcext:value-type="float">
            <text:p><text:s text:c="3"/>62,9 </text:p>
          </table:table-cell>
          <table:table-cell table:style-name="ce9" office:value-type="float" office:value="48.9619077635337" calcext:value-type="float">
            <text:p><text:s text:c="3"/>49,0 </text:p>
          </table:table-cell>
          <table:table-cell table:style-name="ce9" office:value-type="float" office:value="45.3316476699805" calcext:value-type="float">
            <text:p><text:s text:c="3"/>45,3 </text:p>
          </table:table-cell>
          <table:table-cell table:style-name="ce9" office:value-type="float" office:value="52.592167857087" calcext:value-type="float">
            <text:p><text:s text:c="3"/>52,6 </text:p>
          </table:table-cell>
          <table:table-cell table:style-name="ce9" office:value-type="float" office:value="56.4517931149493" calcext:value-type="float">
            <text:p><text:s text:c="3"/>56,5 </text:p>
          </table:table-cell>
          <table:table-cell table:style-name="ce9" office:value-type="float" office:value="52.6207503816382" calcext:value-type="float">
            <text:p><text:s text:c="3"/>52,6 </text:p>
          </table:table-cell>
          <table:table-cell table:style-name="ce9" office:value-type="float" office:value="60.2828358482604" calcext:value-type="float">
            <text:p><text:s text:c="3"/>60,3 </text:p>
          </table:table-cell>
          <table:table-cell table:style-name="ce9" office:value-type="float" office:value="49.0515318231768" calcext:value-type="float">
            <text:p><text:s text:c="3"/>49,1 </text:p>
          </table:table-cell>
          <table:table-cell table:style-name="ce9" office:value-type="float" office:value="45.7162624653572" calcext:value-type="float">
            <text:p><text:s text:c="3"/>45,7 </text:p>
          </table:table-cell>
          <table:table-cell table:style-name="ce9" office:value-type="float" office:value="52.3868011809964" calcext:value-type="float">
            <text:p><text:s text:c="3"/>52,4 </text:p>
          </table:table-cell>
          <table:table-cell table:style-name="ce9" office:value-type="float" office:value="51.7595027193768" calcext:value-type="float">
            <text:p><text:s text:c="3"/>51,8 </text:p>
          </table:table-cell>
          <table:table-cell table:style-name="ce9" office:value-type="float" office:value="49.0575561329756" calcext:value-type="float">
            <text:p><text:s text:c="3"/>49,1 </text:p>
          </table:table-cell>
          <table:table-cell table:style-name="ce9" office:value-type="float" office:value="54.4614493057779" calcext:value-type="float">
            <text:p><text:s text:c="3"/>54,5 </text:p>
          </table:table-cell>
          <table:table-cell table:style-name="ce9" office:value-type="float" office:value="47.7198456991106" calcext:value-type="float">
            <text:p><text:s text:c="3"/>47,7 </text:p>
          </table:table-cell>
          <table:table-cell table:style-name="ce9" office:value-type="float" office:value="43.665018664611" calcext:value-type="float">
            <text:p><text:s text:c="3"/>43,7 </text:p>
          </table:table-cell>
          <table:table-cell table:style-name="ce9" office:value-type="float" office:value="51.7746727336102" calcext:value-type="float">
            <text:p><text:s text:c="3"/>51,8 </text:p>
          </table:table-cell>
          <table:table-cell table:style-name="ce9" office:value-type="float" office:value="61.205371144362" calcext:value-type="float">
            <text:p><text:s text:c="3"/>61,2 </text:p>
          </table:table-cell>
          <table:table-cell table:style-name="ce9" office:value-type="float" office:value="54.2201963778299" calcext:value-type="float">
            <text:p><text:s text:c="3"/>54,2 </text:p>
          </table:table-cell>
          <table:table-cell table:style-name="ce9" office:value-type="float" office:value="68.1905459108941" calcext:value-type="float">
            <text:p><text:s text:c="3"/>68,2 </text:p>
          </table:table-cell>
          <table:table-cell table:style-name="ce9" office:value-type="float" office:value="51.3559700485324" calcext:value-type="float">
            <text:p><text:s text:c="3"/>51,4 </text:p>
          </table:table-cell>
          <table:table-cell table:style-name="ce9" office:value-type="float" office:value="48.7442509225378" calcext:value-type="float">
            <text:p><text:s text:c="3"/>48,7 </text:p>
          </table:table-cell>
          <table:table-cell table:style-name="ce9" office:value-type="float" office:value="53.967689174527" calcext:value-type="float">
            <text:p><text:s text:c="3"/>54,0 </text:p>
          </table:table-cell>
          <table:table-cell table:style-name="ce9" office:value-type="float" office:value="56.0185173146642" calcext:value-type="float">
            <text:p><text:s text:c="3"/>56,0 </text:p>
          </table:table-cell>
          <table:table-cell table:style-name="ce9" office:value-type="float" office:value="54.0007711779447" calcext:value-type="float">
            <text:p><text:s text:c="3"/>54,0 </text:p>
          </table:table-cell>
          <table:table-cell table:style-name="ce9" office:value-type="float" office:value="58.0362634513836" calcext:value-type="float">
            <text:p><text:s text:c="3"/>58,0 </text:p>
          </table:table-cell>
          <table:table-cell table:style-name="ce9" office:value-type="float" office:value="47.4388777451243" calcext:value-type="float">
            <text:p><text:s text:c="3"/>47,4 </text:p>
          </table:table-cell>
          <table:table-cell table:style-name="ce9" office:value-type="float" office:value="44.2329480047095" calcext:value-type="float">
            <text:p><text:s text:c="3"/>44,2 </text:p>
          </table:table-cell>
          <table:table-cell table:style-name="ce9" office:value-type="float" office:value="50.6448074855391" calcext:value-type="float">
            <text:p><text:s text:c="3"/>50,6 </text:p>
          </table:table-cell>
          <table:table-cell table:style-name="ce9" office:value-type="float" office:value="56.8186457464452" calcext:value-type="float">
            <text:p><text:s text:c="3"/>56,8 </text:p>
          </table:table-cell>
          <table:table-cell table:style-name="ce9" office:value-type="float" office:value="51.5477615718482" calcext:value-type="float">
            <text:p><text:s text:c="3"/>51,5 </text:p>
          </table:table-cell>
          <table:table-cell table:style-name="ce9" office:value-type="float" office:value="62.0895299210421" calcext:value-type="float">
            <text:p><text:s text:c="3"/>62,1 </text:p>
          </table:table-cell>
          <table:table-cell table:style-name="ce9" office:value-type="float" office:value="54.6424460732876" calcext:value-type="float">
            <text:p><text:s text:c="3"/>54,6 </text:p>
          </table:table-cell>
          <table:table-cell table:style-name="ce9" office:value-type="float" office:value="49.8251486618612" calcext:value-type="float">
            <text:p><text:s text:c="3"/>49,8 </text:p>
          </table:table-cell>
          <table:table-cell table:style-name="ce9" office:value-type="float" office:value="59.4597434847139" calcext:value-type="float">
            <text:p><text:s text:c="3"/>59,5 </text:p>
          </table:table-cell>
          <table:table-cell table:style-name="ce9" office:value-type="float" office:value="52.1405203516557" calcext:value-type="float">
            <text:p><text:s text:c="3"/>52,1 </text:p>
          </table:table-cell>
          <table:table-cell table:style-name="ce9" office:value-type="float" office:value="43.3626401587355" calcext:value-type="float">
            <text:p><text:s text:c="3"/>43,4 </text:p>
          </table:table-cell>
          <table:table-cell table:style-name="ce9" office:value-type="float" office:value="60.9184005445758" calcext:value-type="float">
            <text:p><text:s text:c="3"/>60,9 </text:p>
          </table:table-cell>
          <table:table-cell table:style-name="ce9" office:value-type="float" office:value="54.4739630804166" calcext:value-type="float">
            <text:p><text:s text:c="3"/>54,5 </text:p>
          </table:table-cell>
          <table:table-cell table:style-name="ce9" office:value-type="float" office:value="45.7585782222855" calcext:value-type="float">
            <text:p><text:s text:c="3"/>45,8 </text:p>
          </table:table-cell>
          <table:table-cell table:style-name="ce9" office:value-type="float" office:value="63.1893479385476" calcext:value-type="float">
            <text:p><text:s text:c="3"/>63,2 </text:p>
          </table:table-cell>
          <table:table-cell table:style-name="ce9" office:value-type="float" office:value="73.3488122765651" calcext:value-type="float">
            <text:p><text:s text:c="3"/>73,3 </text:p>
          </table:table-cell>
          <table:table-cell table:style-name="ce9" office:value-type="float" office:value="68.84857600968" calcext:value-type="float">
            <text:p><text:s text:c="3"/>68,8 </text:p>
          </table:table-cell>
          <table:table-cell table:style-name="ce9" office:value-type="float" office:value="77.8490485434502" calcext:value-type="float">
            <text:p><text:s text:c="3"/>77,8 </text:p>
          </table:table-cell>
          <table:table-cell table:number-columns-repeated="963"/>
        </table:table-row>
        <table:table-row table:style-name="ro1">
          <table:table-cell office:value-type="string" calcext:value-type="string">
            <text:p>Palmas</text:p>
          </table:table-cell>
          <table:table-cell table:style-name="ce9" office:value-type="float" office:value="57.5223175258897" calcext:value-type="float">
            <text:p><text:s text:c="3"/>57,5 </text:p>
          </table:table-cell>
          <table:table-cell table:style-name="ce9" office:value-type="float" office:value="55.065573228435" calcext:value-type="float">
            <text:p><text:s text:c="3"/>55,1 </text:p>
          </table:table-cell>
          <table:table-cell table:style-name="ce9" office:value-type="float" office:value="59.9790618233445" calcext:value-type="float">
            <text:p><text:s text:c="3"/>60,0 </text:p>
          </table:table-cell>
          <table:table-cell table:style-name="ce9" office:value-type="float" office:value="64.8736408462076" calcext:value-type="float">
            <text:p><text:s text:c="3"/>64,9 </text:p>
          </table:table-cell>
          <table:table-cell table:style-name="ce9" office:value-type="float" office:value="61.3247768151412" calcext:value-type="float">
            <text:p><text:s text:c="3"/>61,3 </text:p>
          </table:table-cell>
          <table:table-cell table:style-name="ce9" office:value-type="float" office:value="68.4225048772741" calcext:value-type="float">
            <text:p><text:s text:c="3"/>68,4 </text:p>
          </table:table-cell>
          <table:table-cell table:style-name="ce9" office:value-type="float" office:value="52.6336992998171" calcext:value-type="float">
            <text:p><text:s text:c="3"/>52,6 </text:p>
          </table:table-cell>
          <table:table-cell table:style-name="ce9" office:value-type="float" office:value="50.2693381679582" calcext:value-type="float">
            <text:p><text:s text:c="3"/>50,3 </text:p>
          </table:table-cell>
          <table:table-cell table:style-name="ce9" office:value-type="float" office:value="54.998060431676" calcext:value-type="float">
            <text:p><text:s text:c="3"/>55,0 </text:p>
          </table:table-cell>
          <table:table-cell table:style-name="ce9" office:value-type="float" office:value="73.5208387311633" calcext:value-type="float">
            <text:p><text:s text:c="3"/>73,5 </text:p>
          </table:table-cell>
          <table:table-cell table:style-name="ce9" office:value-type="float" office:value="70.198315021796" calcext:value-type="float">
            <text:p><text:s text:c="3"/>70,2 </text:p>
          </table:table-cell>
          <table:table-cell table:style-name="ce9" office:value-type="float" office:value="76.8433624405307" calcext:value-type="float">
            <text:p><text:s text:c="3"/>76,8 </text:p>
          </table:table-cell>
          <table:table-cell table:style-name="ce9" office:value-type="float" office:value="60.6522141927385" calcext:value-type="float">
            <text:p><text:s text:c="3"/>60,7 </text:p>
          </table:table-cell>
          <table:table-cell table:style-name="ce9" office:value-type="float" office:value="57.5827442959145" calcext:value-type="float">
            <text:p><text:s text:c="3"/>57,6 </text:p>
          </table:table-cell>
          <table:table-cell table:style-name="ce9" office:value-type="float" office:value="63.7216840895625" calcext:value-type="float">
            <text:p><text:s text:c="3"/>63,7 </text:p>
          </table:table-cell>
          <table:table-cell table:style-name="ce9" office:value-type="float" office:value="66.9033541520857" calcext:value-type="float">
            <text:p><text:s text:c="3"/>66,9 </text:p>
          </table:table-cell>
          <table:table-cell table:style-name="ce9" office:value-type="float" office:value="62.5180149175878" calcext:value-type="float">
            <text:p><text:s text:c="3"/>62,5 </text:p>
          </table:table-cell>
          <table:table-cell table:style-name="ce9" office:value-type="float" office:value="71.2886933865836" calcext:value-type="float">
            <text:p><text:s text:c="3"/>71,3 </text:p>
          </table:table-cell>
          <table:table-cell table:style-name="ce9" office:value-type="float" office:value="57.7651133237832" calcext:value-type="float">
            <text:p><text:s text:c="3"/>57,8 </text:p>
          </table:table-cell>
          <table:table-cell table:style-name="ce9" office:value-type="float" office:value="54.0405288606795" calcext:value-type="float">
            <text:p><text:s text:c="3"/>54,0 </text:p>
          </table:table-cell>
          <table:table-cell table:style-name="ce9" office:value-type="float" office:value="61.4896977868869" calcext:value-type="float">
            <text:p><text:s text:c="3"/>61,5 </text:p>
          </table:table-cell>
          <table:table-cell table:style-name="ce9" office:value-type="float" office:value="76.2415107634037" calcext:value-type="float">
            <text:p><text:s text:c="3"/>76,2 </text:p>
          </table:table-cell>
          <table:table-cell table:style-name="ce9" office:value-type="float" office:value="71.9884797417147" calcext:value-type="float">
            <text:p><text:s text:c="3"/>72,0 </text:p>
          </table:table-cell>
          <table:table-cell table:style-name="ce9" office:value-type="float" office:value="80.4945417850926" calcext:value-type="float">
            <text:p><text:s text:c="3"/>80,5 </text:p>
          </table:table-cell>
          <table:table-cell table:style-name="ce9" office:value-type="float" office:value="54.8861234168114" calcext:value-type="float">
            <text:p><text:s text:c="3"/>54,9 </text:p>
          </table:table-cell>
          <table:table-cell table:style-name="ce9" office:value-type="float" office:value="51.2574557937862" calcext:value-type="float">
            <text:p><text:s text:c="3"/>51,3 </text:p>
          </table:table-cell>
          <table:table-cell table:style-name="ce9" office:value-type="float" office:value="58.5147910398366" calcext:value-type="float">
            <text:p><text:s text:c="3"/>58,5 </text:p>
          </table:table-cell>
          <table:table-cell table:style-name="ce9" office:value-type="float" office:value="63.0681847450956" calcext:value-type="float">
            <text:p><text:s text:c="3"/>63,1 </text:p>
          </table:table-cell>
          <table:table-cell table:style-name="ce9" office:value-type="float" office:value="58.8834078740429" calcext:value-type="float">
            <text:p><text:s text:c="3"/>58,9 </text:p>
          </table:table-cell>
          <table:table-cell table:style-name="ce9" office:value-type="float" office:value="67.2529616161484" calcext:value-type="float">
            <text:p><text:s text:c="3"/>67,3 </text:p>
          </table:table-cell>
          <table:table-cell table:style-name="ce9" office:value-type="float" office:value="48.1399861053214" calcext:value-type="float">
            <text:p><text:s text:c="3"/>48,1 </text:p>
          </table:table-cell>
          <table:table-cell table:style-name="ce9" office:value-type="float" office:value="43.9343859705895" calcext:value-type="float">
            <text:p><text:s text:c="3"/>43,9 </text:p>
          </table:table-cell>
          <table:table-cell table:style-name="ce9" office:value-type="float" office:value="52.3455862400533" calcext:value-type="float">
            <text:p><text:s text:c="3"/>52,3 </text:p>
          </table:table-cell>
          <table:table-cell table:style-name="ce9" office:value-type="float" office:value="71.1809639766066" calcext:value-type="float">
            <text:p><text:s text:c="3"/>71,2 </text:p>
          </table:table-cell>
          <table:table-cell table:style-name="ce9" office:value-type="float" office:value="66.7695903168961" calcext:value-type="float">
            <text:p><text:s text:c="3"/>66,8 </text:p>
          </table:table-cell>
          <table:table-cell table:style-name="ce9" office:value-type="float" office:value="75.5923376363172" calcext:value-type="float">
            <text:p><text:s text:c="3"/>75,6 </text:p>
          </table:table-cell>
          <table:table-cell table:style-name="ce9" office:value-type="float" office:value="58.4274573331311" calcext:value-type="float">
            <text:p><text:s text:c="3"/>58,4 </text:p>
          </table:table-cell>
          <table:table-cell table:style-name="ce9" office:value-type="float" office:value="55.7017871577969" calcext:value-type="float">
            <text:p><text:s text:c="3"/>55,7 </text:p>
          </table:table-cell>
          <table:table-cell table:style-name="ce9" office:value-type="float" office:value="61.1531275084654" calcext:value-type="float">
            <text:p><text:s text:c="3"/>61,2 </text:p>
          </table:table-cell>
          <table:table-cell table:style-name="ce9" office:value-type="float" office:value="66.8143185138735" calcext:value-type="float">
            <text:p><text:s text:c="3"/>66,8 </text:p>
          </table:table-cell>
          <table:table-cell table:style-name="ce9" office:value-type="float" office:value="63.283888653807" calcext:value-type="float">
            <text:p><text:s text:c="3"/>63,3 </text:p>
          </table:table-cell>
          <table:table-cell table:style-name="ce9" office:value-type="float" office:value="70.3447483739401" calcext:value-type="float">
            <text:p><text:s text:c="3"/>70,3 </text:p>
          </table:table-cell>
          <table:table-cell table:style-name="ce9" office:value-type="float" office:value="53.6177092734883" calcext:value-type="float">
            <text:p><text:s text:c="3"/>53,6 </text:p>
          </table:table-cell>
          <table:table-cell table:style-name="ce9" office:value-type="float" office:value="51.008614308321" calcext:value-type="float">
            <text:p><text:s text:c="3"/>51,0 </text:p>
          </table:table-cell>
          <table:table-cell table:style-name="ce9" office:value-type="float" office:value="56.2268042386556" calcext:value-type="float">
            <text:p><text:s text:c="3"/>56,2 </text:p>
          </table:table-cell>
          <table:table-cell table:style-name="ce9" office:value-type="float" office:value="73.7770981861987" calcext:value-type="float">
            <text:p><text:s text:c="3"/>73,8 </text:p>
          </table:table-cell>
          <table:table-cell table:style-name="ce9" office:value-type="float" office:value="69.8743563465107" calcext:value-type="float">
            <text:p><text:s text:c="3"/>69,9 </text:p>
          </table:table-cell>
          <table:table-cell table:style-name="ce9" office:value-type="float" office:value="77.6798400258867" calcext:value-type="float">
            <text:p><text:s text:c="3"/>77,7 </text:p>
          </table:table-cell>
          <table:table-cell table:style-name="ce9" office:value-type="float" office:value="51.450135806651" calcext:value-type="float">
            <text:p><text:s text:c="3"/>51,5 </text:p>
          </table:table-cell>
          <table:table-cell table:style-name="ce9" office:value-type="float" office:value="46.926679781306" calcext:value-type="float">
            <text:p><text:s text:c="3"/>46,9 </text:p>
          </table:table-cell>
          <table:table-cell table:style-name="ce9" office:value-type="float" office:value="55.9735918319959" calcext:value-type="float">
            <text:p><text:s text:c="3"/>56,0 </text:p>
          </table:table-cell>
          <table:table-cell table:style-name="ce9" office:value-type="float" office:value="51.093301293628" calcext:value-type="float">
            <text:p><text:s text:c="3"/>51,1 </text:p>
          </table:table-cell>
          <table:table-cell table:style-name="ce9" office:value-type="float" office:value="45.9039051951126" calcext:value-type="float">
            <text:p><text:s text:c="3"/>45,9 </text:p>
          </table:table-cell>
          <table:table-cell table:style-name="ce9" office:value-type="float" office:value="56.2826973921435" calcext:value-type="float">
            <text:p><text:s text:c="3"/>56,3 </text:p>
          </table:table-cell>
          <table:table-cell table:style-name="ce9" office:value-type="float" office:value="48.8563971081371" calcext:value-type="float">
            <text:p><text:s text:c="3"/>48,9 </text:p>
          </table:table-cell>
          <table:table-cell table:style-name="ce9" office:value-type="float" office:value="43.1223813346204" calcext:value-type="float">
            <text:p><text:s text:c="3"/>43,1 </text:p>
          </table:table-cell>
          <table:table-cell table:style-name="ce9" office:value-type="float" office:value="54.5904128816538" calcext:value-type="float">
            <text:p><text:s text:c="3"/>54,6 </text:p>
          </table:table-cell>
          <table:table-cell table:style-name="ce9" office:value-type="float" office:value="72.4336384834735" calcext:value-type="float">
            <text:p><text:s text:c="3"/>72,4 </text:p>
          </table:table-cell>
          <table:table-cell table:style-name="ce9" office:value-type="float" office:value="67.2463941126612" calcext:value-type="float">
            <text:p><text:s text:c="3"/>67,2 </text:p>
          </table:table-cell>
          <table:table-cell table:style-name="ce9" office:value-type="float" office:value="77.620882854286" calcext:value-type="float">
            <text:p><text:s text:c="3"/>77,6 </text:p>
          </table:table-cell>
          <table:table-cell table:number-columns-repeated="963"/>
        </table:table-row>
        <table:table-row table:style-name="ro1">
          <table:table-cell office:value-type="string" calcext:value-type="string">
            <text:p>São Luís</text:p>
          </table:table-cell>
          <table:table-cell table:style-name="ce9" office:value-type="float" office:value="55.7984282900417" calcext:value-type="float">
            <text:p><text:s text:c="3"/>55,8 </text:p>
          </table:table-cell>
          <table:table-cell table:style-name="ce9" office:value-type="float" office:value="53.8750690620329" calcext:value-type="float">
            <text:p><text:s text:c="3"/>53,9 </text:p>
          </table:table-cell>
          <table:table-cell table:style-name="ce9" office:value-type="float" office:value="57.7217875180506" calcext:value-type="float">
            <text:p><text:s text:c="3"/>57,7 </text:p>
          </table:table-cell>
          <table:table-cell table:style-name="ce9" office:value-type="float" office:value="57.5237624056948" calcext:value-type="float">
            <text:p><text:s text:c="3"/>57,5 </text:p>
          </table:table-cell>
          <table:table-cell table:style-name="ce9" office:value-type="float" office:value="55.0841353110971" calcext:value-type="float">
            <text:p><text:s text:c="3"/>55,1 </text:p>
          </table:table-cell>
          <table:table-cell table:style-name="ce9" office:value-type="float" office:value="59.9633895002926" calcext:value-type="float">
            <text:p><text:s text:c="3"/>60,0 </text:p>
          </table:table-cell>
          <table:table-cell table:style-name="ce9" office:value-type="float" office:value="53.8781527802291" calcext:value-type="float">
            <text:p><text:s text:c="3"/>53,9 </text:p>
          </table:table-cell>
          <table:table-cell table:style-name="ce9" office:value-type="float" office:value="50.7377625891191" calcext:value-type="float">
            <text:p><text:s text:c="3"/>50,7 </text:p>
          </table:table-cell>
          <table:table-cell table:style-name="ce9" office:value-type="float" office:value="57.0185429713392" calcext:value-type="float">
            <text:p><text:s text:c="3"/>57,0 </text:p>
          </table:table-cell>
          <table:table-cell table:style-name="ce9" office:value-type="float" office:value="65.3405267607279" calcext:value-type="float">
            <text:p><text:s text:c="3"/>65,3 </text:p>
          </table:table-cell>
          <table:table-cell table:style-name="ce9" office:value-type="float" office:value="57.0373734060807" calcext:value-type="float">
            <text:p><text:s text:c="3"/>57,0 </text:p>
          </table:table-cell>
          <table:table-cell table:style-name="ce9" office:value-type="float" office:value="73.6436801153751" calcext:value-type="float">
            <text:p><text:s text:c="3"/>73,6 </text:p>
          </table:table-cell>
          <table:table-cell table:style-name="ce9" office:value-type="float" office:value="59.7892835191037" calcext:value-type="float">
            <text:p><text:s text:c="3"/>59,8 </text:p>
          </table:table-cell>
          <table:table-cell table:style-name="ce9" office:value-type="float" office:value="57.1058497562834" calcext:value-type="float">
            <text:p><text:s text:c="3"/>57,1 </text:p>
          </table:table-cell>
          <table:table-cell table:style-name="ce9" office:value-type="float" office:value="62.4727172819239" calcext:value-type="float">
            <text:p><text:s text:c="3"/>62,5 </text:p>
          </table:table-cell>
          <table:table-cell table:style-name="ce9" office:value-type="float" office:value="60.726044041893" calcext:value-type="float">
            <text:p><text:s text:c="3"/>60,7 </text:p>
          </table:table-cell>
          <table:table-cell table:style-name="ce9" office:value-type="float" office:value="57.8864586361725" calcext:value-type="float">
            <text:p><text:s text:c="3"/>57,9 </text:p>
          </table:table-cell>
          <table:table-cell table:style-name="ce9" office:value-type="float" office:value="63.5656294476135" calcext:value-type="float">
            <text:p><text:s text:c="3"/>63,6 </text:p>
          </table:table-cell>
          <table:table-cell table:style-name="ce9" office:value-type="float" office:value="53.2888661214171" calcext:value-type="float">
            <text:p><text:s text:c="3"/>53,3 </text:p>
          </table:table-cell>
          <table:table-cell table:style-name="ce9" office:value-type="float" office:value="49.3564133819619" calcext:value-type="float">
            <text:p><text:s text:c="3"/>49,4 </text:p>
          </table:table-cell>
          <table:table-cell table:style-name="ce9" office:value-type="float" office:value="57.2213188608722" calcext:value-type="float">
            <text:p><text:s text:c="3"/>57,2 </text:p>
          </table:table-cell>
          <table:table-cell table:style-name="ce9" office:value-type="float" office:value="71.4154028029715" calcext:value-type="float">
            <text:p><text:s text:c="3"/>71,4 </text:p>
          </table:table-cell>
          <table:table-cell table:style-name="ce9" office:value-type="float" office:value="65.8748444192831" calcext:value-type="float">
            <text:p><text:s text:c="3"/>65,9 </text:p>
          </table:table-cell>
          <table:table-cell table:style-name="ce9" office:value-type="float" office:value="76.9559611866598" calcext:value-type="float">
            <text:p><text:s text:c="3"/>77,0 </text:p>
          </table:table-cell>
          <table:table-cell table:style-name="ce9" office:value-type="float" office:value="52.5446076154837" calcext:value-type="float">
            <text:p><text:s text:c="3"/>52,5 </text:p>
          </table:table-cell>
          <table:table-cell table:style-name="ce9" office:value-type="float" office:value="50.2095914114816" calcext:value-type="float">
            <text:p><text:s text:c="3"/>50,2 </text:p>
          </table:table-cell>
          <table:table-cell table:style-name="ce9" office:value-type="float" office:value="54.8796238194859" calcext:value-type="float">
            <text:p><text:s text:c="3"/>54,9 </text:p>
          </table:table-cell>
          <table:table-cell table:style-name="ce9" office:value-type="float" office:value="54.6506215255385" calcext:value-type="float">
            <text:p><text:s text:c="3"/>54,7 </text:p>
          </table:table-cell>
          <table:table-cell table:style-name="ce9" office:value-type="float" office:value="51.715408726467" calcext:value-type="float">
            <text:p><text:s text:c="3"/>51,7 </text:p>
          </table:table-cell>
          <table:table-cell table:style-name="ce9" office:value-type="float" office:value="57.5858343246099" calcext:value-type="float">
            <text:p><text:s text:c="3"/>57,6 </text:p>
          </table:table-cell>
          <table:table-cell table:style-name="ce9" office:value-type="float" office:value="54.4611470880043" calcext:value-type="float">
            <text:p><text:s text:c="3"/>54,5 </text:p>
          </table:table-cell>
          <table:table-cell table:style-name="ce9" office:value-type="float" office:value="50.0896467567185" calcext:value-type="float">
            <text:p><text:s text:c="3"/>50,1 </text:p>
          </table:table-cell>
          <table:table-cell table:style-name="ce9" office:value-type="float" office:value="58.8326474192902" calcext:value-type="float">
            <text:p><text:s text:c="3"/>58,8 </text:p>
          </table:table-cell>
          <table:table-cell table:style-name="ce9" office:value-type="float" office:value="59.1508654715457" calcext:value-type="float">
            <text:p><text:s text:c="3"/>59,2 </text:p>
          </table:table-cell>
          <table:table-cell table:style-name="ce9" office:value-type="float" office:value="47.7327541332747" calcext:value-type="float">
            <text:p><text:s text:c="3"/>47,7 </text:p>
          </table:table-cell>
          <table:table-cell table:style-name="ce9" office:value-type="float" office:value="70.5689768098167" calcext:value-type="float">
            <text:p><text:s text:c="3"/>70,6 </text:p>
          </table:table-cell>
          <table:table-cell table:style-name="ce9" office:value-type="float" office:value="56.3848007266771" calcext:value-type="float">
            <text:p><text:s text:c="3"/>56,4 </text:p>
          </table:table-cell>
          <table:table-cell table:style-name="ce9" office:value-type="float" office:value="54.3247669348047" calcext:value-type="float">
            <text:p><text:s text:c="3"/>54,3 </text:p>
          </table:table-cell>
          <table:table-cell table:style-name="ce9" office:value-type="float" office:value="58.4448345185496" calcext:value-type="float">
            <text:p><text:s text:c="3"/>58,4 </text:p>
          </table:table-cell>
          <table:table-cell table:style-name="ce9" office:value-type="float" office:value="57.2647539154708" calcext:value-type="float">
            <text:p><text:s text:c="3"/>57,3 </text:p>
          </table:table-cell>
          <table:table-cell table:style-name="ce9" office:value-type="float" office:value="54.4912883967895" calcext:value-type="float">
            <text:p><text:s text:c="3"/>54,5 </text:p>
          </table:table-cell>
          <table:table-cell table:style-name="ce9" office:value-type="float" office:value="60.0382194341521" calcext:value-type="float">
            <text:p><text:s text:c="3"/>60,0 </text:p>
          </table:table-cell>
          <table:table-cell table:style-name="ce9" office:value-type="float" office:value="54.9954114689337" calcext:value-type="float">
            <text:p><text:s text:c="3"/>55,0 </text:p>
          </table:table-cell>
          <table:table-cell table:style-name="ce9" office:value-type="float" office:value="51.887700106911" calcext:value-type="float">
            <text:p><text:s text:c="3"/>51,9 </text:p>
          </table:table-cell>
          <table:table-cell table:style-name="ce9" office:value-type="float" office:value="58.1031228309565" calcext:value-type="float">
            <text:p><text:s text:c="3"/>58,1 </text:p>
          </table:table-cell>
          <table:table-cell table:style-name="ce9" office:value-type="float" office:value="61.300755587699" calcext:value-type="float">
            <text:p><text:s text:c="3"/>61,3 </text:p>
          </table:table-cell>
          <table:table-cell table:style-name="ce9" office:value-type="float" office:value="49.663206993656" calcext:value-type="float">
            <text:p><text:s text:c="3"/>49,7 </text:p>
          </table:table-cell>
          <table:table-cell table:style-name="ce9" office:value-type="float" office:value="72.9383041817419" calcext:value-type="float">
            <text:p><text:s text:c="3"/>72,9 </text:p>
          </table:table-cell>
          <table:table-cell table:style-name="ce9" office:value-type="float" office:value="53.7842755474042" calcext:value-type="float">
            <text:p><text:s text:c="3"/>53,8 </text:p>
          </table:table-cell>
          <table:table-cell table:style-name="ce9" office:value-type="float" office:value="48.9799817332438" calcext:value-type="float">
            <text:p><text:s text:c="3"/>49,0 </text:p>
          </table:table-cell>
          <table:table-cell table:style-name="ce9" office:value-type="float" office:value="58.5885693615646" calcext:value-type="float">
            <text:p><text:s text:c="3"/>58,6 </text:p>
          </table:table-cell>
          <table:table-cell table:style-name="ce9" office:value-type="float" office:value="58.3130853041096" calcext:value-type="float">
            <text:p><text:s text:c="3"/>58,3 </text:p>
          </table:table-cell>
          <table:table-cell table:style-name="ce9" office:value-type="float" office:value="53.2753070892349" calcext:value-type="float">
            <text:p><text:s text:c="3"/>53,3 </text:p>
          </table:table-cell>
          <table:table-cell table:style-name="ce9" office:value-type="float" office:value="63.3508635189843" calcext:value-type="float">
            <text:p><text:s text:c="3"/>63,4 </text:p>
          </table:table-cell>
          <table:table-cell table:style-name="ce9" office:value-type="float" office:value="51.1445405238873" calcext:value-type="float">
            <text:p><text:s text:c="3"/>51,1 </text:p>
          </table:table-cell>
          <table:table-cell table:style-name="ce9" office:value-type="float" office:value="43.5388763474025" calcext:value-type="float">
            <text:p><text:s text:c="3"/>43,5 </text:p>
          </table:table-cell>
          <table:table-cell table:style-name="ce9" office:value-type="float" office:value="58.7502047003722" calcext:value-type="float">
            <text:p><text:s text:c="3"/>58,8 </text:p>
          </table:table-cell>
          <table:table-cell table:style-name="ce9" office:value-type="float" office:value="75.2680535147196" calcext:value-type="float">
            <text:p><text:s text:c="3"/>75,3 </text:p>
          </table:table-cell>
          <table:table-cell table:style-name="ce9" office:value-type="float" office:value="70.6064104215288" calcext:value-type="float">
            <text:p><text:s text:c="3"/>70,6 </text:p>
          </table:table-cell>
          <table:table-cell table:style-name="ce9" office:value-type="float" office:value="79.9296966079104" calcext:value-type="float">
            <text:p><text:s text:c="3"/>79,9 </text:p>
          </table:table-cell>
          <table:table-cell table:number-columns-repeated="963"/>
        </table:table-row>
        <table:table-row table:style-name="ro1">
          <table:table-cell office:value-type="string" calcext:value-type="string">
            <text:p>Teresina</text:p>
          </table:table-cell>
          <table:table-cell table:style-name="ce9" office:value-type="float" office:value="63.3259167763393" calcext:value-type="float">
            <text:p><text:s text:c="3"/>63,3 </text:p>
          </table:table-cell>
          <table:table-cell table:style-name="ce9" office:value-type="float" office:value="60.6586405212781" calcext:value-type="float">
            <text:p><text:s text:c="3"/>60,7 </text:p>
          </table:table-cell>
          <table:table-cell table:style-name="ce9" office:value-type="float" office:value="65.9931930314006" calcext:value-type="float">
            <text:p><text:s text:c="3"/>66,0 </text:p>
          </table:table-cell>
          <table:table-cell table:style-name="ce9" office:value-type="float" office:value="66.7324362784221" calcext:value-type="float">
            <text:p><text:s text:c="3"/>66,7 </text:p>
          </table:table-cell>
          <table:table-cell table:style-name="ce9" office:value-type="float" office:value="64.452366943811" calcext:value-type="float">
            <text:p><text:s text:c="3"/>64,5 </text:p>
          </table:table-cell>
          <table:table-cell table:style-name="ce9" office:value-type="float" office:value="69.0125056130331" calcext:value-type="float">
            <text:p><text:s text:c="3"/>69,0 </text:p>
          </table:table-cell>
          <table:table-cell table:style-name="ce9" office:value-type="float" office:value="58.9948708254697" calcext:value-type="float">
            <text:p><text:s text:c="3"/>59,0 </text:p>
          </table:table-cell>
          <table:table-cell table:style-name="ce9" office:value-type="float" office:value="56.3966149372119" calcext:value-type="float">
            <text:p><text:s text:c="3"/>56,4 </text:p>
          </table:table-cell>
          <table:table-cell table:style-name="ce9" office:value-type="float" office:value="61.5931267137274" calcext:value-type="float">
            <text:p><text:s text:c="3"/>61,6 </text:p>
          </table:table-cell>
          <table:table-cell table:style-name="ce9" office:value-type="float" office:value="77.8337674661582" calcext:value-type="float">
            <text:p><text:s text:c="3"/>77,8 </text:p>
          </table:table-cell>
          <table:table-cell table:style-name="ce9" office:value-type="float" office:value="75.2235377185552" calcext:value-type="float">
            <text:p><text:s text:c="3"/>75,2 </text:p>
          </table:table-cell>
          <table:table-cell table:style-name="ce9" office:value-type="float" office:value="80.4439972137612" calcext:value-type="float">
            <text:p><text:s text:c="3"/>80,4 </text:p>
          </table:table-cell>
          <table:table-cell table:style-name="ce9" office:value-type="float" office:value="64.9338952048564" calcext:value-type="float">
            <text:p><text:s text:c="3"/>64,9 </text:p>
          </table:table-cell>
          <table:table-cell table:style-name="ce9" office:value-type="float" office:value="61.8129186809873" calcext:value-type="float">
            <text:p><text:s text:c="3"/>61,8 </text:p>
          </table:table-cell>
          <table:table-cell table:style-name="ce9" office:value-type="float" office:value="68.0548717287255" calcext:value-type="float">
            <text:p><text:s text:c="3"/>68,1 </text:p>
          </table:table-cell>
          <table:table-cell table:style-name="ce9" office:value-type="float" office:value="69.5906946115633" calcext:value-type="float">
            <text:p><text:s text:c="3"/>69,6 </text:p>
          </table:table-cell>
          <table:table-cell table:style-name="ce9" office:value-type="float" office:value="66.4325768623893" calcext:value-type="float">
            <text:p><text:s text:c="3"/>66,4 </text:p>
          </table:table-cell>
          <table:table-cell table:style-name="ce9" office:value-type="float" office:value="72.7488123607374" calcext:value-type="float">
            <text:p><text:s text:c="3"/>72,7 </text:p>
          </table:table-cell>
          <table:table-cell table:style-name="ce9" office:value-type="float" office:value="59.625355463459" calcext:value-type="float">
            <text:p><text:s text:c="3"/>59,6 </text:p>
          </table:table-cell>
          <table:table-cell table:style-name="ce9" office:value-type="float" office:value="56.1794839096137" calcext:value-type="float">
            <text:p><text:s text:c="3"/>56,2 </text:p>
          </table:table-cell>
          <table:table-cell table:style-name="ce9" office:value-type="float" office:value="63.0712270173043" calcext:value-type="float">
            <text:p><text:s text:c="3"/>63,1 </text:p>
          </table:table-cell>
          <table:table-cell table:style-name="ce9" office:value-type="float" office:value="78.6911631493616" calcext:value-type="float">
            <text:p><text:s text:c="3"/>78,7 </text:p>
          </table:table-cell>
          <table:table-cell table:style-name="ce9" office:value-type="float" office:value="74.0505723944767" calcext:value-type="float">
            <text:p><text:s text:c="3"/>74,1 </text:p>
          </table:table-cell>
          <table:table-cell table:style-name="ce9" office:value-type="float" office:value="83.3317539042465" calcext:value-type="float">
            <text:p><text:s text:c="3"/>83,3 </text:p>
          </table:table-cell>
          <table:table-cell table:style-name="ce9" office:value-type="float" office:value="61.9001381603721" calcext:value-type="float">
            <text:p><text:s text:c="3"/>61,9 </text:p>
          </table:table-cell>
          <table:table-cell table:style-name="ce9" office:value-type="float" office:value="58.5091998083098" calcext:value-type="float">
            <text:p><text:s text:c="3"/>58,5 </text:p>
          </table:table-cell>
          <table:table-cell table:style-name="ce9" office:value-type="float" office:value="65.2910765124343" calcext:value-type="float">
            <text:p><text:s text:c="3"/>65,3 </text:p>
          </table:table-cell>
          <table:table-cell table:style-name="ce9" office:value-type="float" office:value="64.19559797881" calcext:value-type="float">
            <text:p><text:s text:c="3"/>64,2 </text:p>
          </table:table-cell>
          <table:table-cell table:style-name="ce9" office:value-type="float" office:value="61.0257027385979" calcext:value-type="float">
            <text:p><text:s text:c="3"/>61,0 </text:p>
          </table:table-cell>
          <table:table-cell table:style-name="ce9" office:value-type="float" office:value="67.365493219022" calcext:value-type="float">
            <text:p><text:s text:c="3"/>67,4 </text:p>
          </table:table-cell>
          <table:table-cell table:style-name="ce9" office:value-type="float" office:value="58.4337474238299" calcext:value-type="float">
            <text:p><text:s text:c="3"/>58,4 </text:p>
          </table:table-cell>
          <table:table-cell table:style-name="ce9" office:value-type="float" office:value="55.0712197126279" calcext:value-type="float">
            <text:p><text:s text:c="3"/>55,1 </text:p>
          </table:table-cell>
          <table:table-cell table:style-name="ce9" office:value-type="float" office:value="61.7962751350319" calcext:value-type="float">
            <text:p><text:s text:c="3"/>61,8 </text:p>
          </table:table-cell>
          <table:table-cell table:style-name="ce9" office:value-type="float" office:value="76.9158701566739" calcext:value-type="float">
            <text:p><text:s text:c="3"/>76,9 </text:p>
          </table:table-cell>
          <table:table-cell table:style-name="ce9" office:value-type="float" office:value="71.5641210000359" calcext:value-type="float">
            <text:p><text:s text:c="3"/>71,6 </text:p>
          </table:table-cell>
          <table:table-cell table:style-name="ce9" office:value-type="float" office:value="82.2676193133119" calcext:value-type="float">
            <text:p><text:s text:c="3"/>82,3 </text:p>
          </table:table-cell>
          <table:table-cell table:style-name="ce9" office:value-type="float" office:value="61.8481820957836" calcext:value-type="float">
            <text:p><text:s text:c="3"/>61,8 </text:p>
          </table:table-cell>
          <table:table-cell table:style-name="ce9" office:value-type="float" office:value="59.0680172447703" calcext:value-type="float">
            <text:p><text:s text:c="3"/>59,1 </text:p>
          </table:table-cell>
          <table:table-cell table:style-name="ce9" office:value-type="float" office:value="64.6283469467968" calcext:value-type="float">
            <text:p><text:s text:c="3"/>64,6 </text:p>
          </table:table-cell>
          <table:table-cell table:style-name="ce9" office:value-type="float" office:value="66.4178761834486" calcext:value-type="float">
            <text:p><text:s text:c="3"/>66,4 </text:p>
          </table:table-cell>
          <table:table-cell table:style-name="ce9" office:value-type="float" office:value="63.9572017071858" calcext:value-type="float">
            <text:p><text:s text:c="3"/>64,0 </text:p>
          </table:table-cell>
          <table:table-cell table:style-name="ce9" office:value-type="float" office:value="68.8785506597113" calcext:value-type="float">
            <text:p><text:s text:c="3"/>68,9 </text:p>
          </table:table-cell>
          <table:table-cell table:style-name="ce9" office:value-type="float" office:value="57.1218855642844" calcext:value-type="float">
            <text:p><text:s text:c="3"/>57,1 </text:p>
          </table:table-cell>
          <table:table-cell table:style-name="ce9" office:value-type="float" office:value="53.8614217122774" calcext:value-type="float">
            <text:p><text:s text:c="3"/>53,9 </text:p>
          </table:table-cell>
          <table:table-cell table:style-name="ce9" office:value-type="float" office:value="60.3823494162913" calcext:value-type="float">
            <text:p><text:s text:c="3"/>60,4 </text:p>
          </table:table-cell>
          <table:table-cell table:style-name="ce9" office:value-type="float" office:value="76.3620622279465" calcext:value-type="float">
            <text:p><text:s text:c="3"/>76,4 </text:p>
          </table:table-cell>
          <table:table-cell table:style-name="ce9" office:value-type="float" office:value="72.9201678936051" calcext:value-type="float">
            <text:p><text:s text:c="3"/>72,9 </text:p>
          </table:table-cell>
          <table:table-cell table:style-name="ce9" office:value-type="float" office:value="79.8039565622878" calcext:value-type="float">
            <text:p><text:s text:c="3"/>79,8 </text:p>
          </table:table-cell>
          <table:table-cell table:style-name="ce9" office:value-type="float" office:value="66.2548767899571" calcext:value-type="float">
            <text:p><text:s text:c="3"/>66,3 </text:p>
          </table:table-cell>
          <table:table-cell table:style-name="ce9" office:value-type="float" office:value="60.9628021190189" calcext:value-type="float">
            <text:p><text:s text:c="3"/>61,0 </text:p>
          </table:table-cell>
          <table:table-cell table:style-name="ce9" office:value-type="float" office:value="71.5469514608953" calcext:value-type="float">
            <text:p><text:s text:c="3"/>71,5 </text:p>
          </table:table-cell>
          <table:table-cell table:style-name="ce9" office:value-type="float" office:value="67.4554788620061" calcext:value-type="float">
            <text:p><text:s text:c="3"/>67,5 </text:p>
          </table:table-cell>
          <table:table-cell table:style-name="ce9" office:value-type="float" office:value="62.5270654373176" calcext:value-type="float">
            <text:p><text:s text:c="3"/>62,5 </text:p>
          </table:table-cell>
          <table:table-cell table:style-name="ce9" office:value-type="float" office:value="72.3838922866945" calcext:value-type="float">
            <text:p><text:s text:c="3"/>72,4 </text:p>
          </table:table-cell>
          <table:table-cell table:style-name="ce9" office:value-type="float" office:value="62.7999649405127" calcext:value-type="float">
            <text:p><text:s text:c="3"/>62,8 </text:p>
          </table:table-cell>
          <table:table-cell table:style-name="ce9" office:value-type="float" office:value="59.2569613620209" calcext:value-type="float">
            <text:p><text:s text:c="3"/>59,3 </text:p>
          </table:table-cell>
          <table:table-cell table:style-name="ce9" office:value-type="float" office:value="66.3429685190045" calcext:value-type="float">
            <text:p><text:s text:c="3"/>66,3 </text:p>
          </table:table-cell>
          <table:table-cell table:style-name="ce9" office:value-type="float" office:value="80.4679085904077" calcext:value-type="float">
            <text:p><text:s text:c="3"/>80,5 </text:p>
          </table:table-cell>
          <table:table-cell table:style-name="ce9" office:value-type="float" office:value="76.5911447160554" calcext:value-type="float">
            <text:p><text:s text:c="3"/>76,6 </text:p>
          </table:table-cell>
          <table:table-cell table:style-name="ce9" office:value-type="float" office:value="84.34467246476" calcext:value-type="float">
            <text:p><text:s text:c="3"/>84,3 </text:p>
          </table:table-cell>
          <table:table-cell table:number-columns-repeated="963"/>
        </table:table-row>
        <table:table-row table:style-name="ro1">
          <table:table-cell office:value-type="string" calcext:value-type="string">
            <text:p>Fortaleza</text:p>
          </table:table-cell>
          <table:table-cell table:style-name="ce9" office:value-type="float" office:value="61.864830931169" calcext:value-type="float">
            <text:p><text:s text:c="3"/>61,9 </text:p>
          </table:table-cell>
          <table:table-cell table:style-name="ce9" office:value-type="float" office:value="59.4644953363442" calcext:value-type="float">
            <text:p><text:s text:c="3"/>59,5 </text:p>
          </table:table-cell>
          <table:table-cell table:style-name="ce9" office:value-type="float" office:value="64.2651665259937" calcext:value-type="float">
            <text:p><text:s text:c="3"/>64,3 </text:p>
          </table:table-cell>
          <table:table-cell table:style-name="ce9" office:value-type="float" office:value="63.5725675813681" calcext:value-type="float">
            <text:p><text:s text:c="3"/>63,6 </text:p>
          </table:table-cell>
          <table:table-cell table:style-name="ce9" office:value-type="float" office:value="61.1674917371359" calcext:value-type="float">
            <text:p><text:s text:c="3"/>61,2 </text:p>
          </table:table-cell>
          <table:table-cell table:style-name="ce9" office:value-type="float" office:value="65.9776434256003" calcext:value-type="float">
            <text:p><text:s text:c="3"/>66,0 </text:p>
          </table:table-cell>
          <table:table-cell table:style-name="ce9" office:value-type="float" office:value="58.6503706614384" calcext:value-type="float">
            <text:p><text:s text:c="3"/>58,7 </text:p>
          </table:table-cell>
          <table:table-cell table:style-name="ce9" office:value-type="float" office:value="56.1177852144427" calcext:value-type="float">
            <text:p><text:s text:c="3"/>56,1 </text:p>
          </table:table-cell>
          <table:table-cell table:style-name="ce9" office:value-type="float" office:value="61.1829561084341" calcext:value-type="float">
            <text:p><text:s text:c="3"/>61,2 </text:p>
          </table:table-cell>
          <table:table-cell table:style-name="ce9" office:value-type="float" office:value="77.4154217692255" calcext:value-type="float">
            <text:p><text:s text:c="3"/>77,4 </text:p>
          </table:table-cell>
          <table:table-cell table:style-name="ce9" office:value-type="float" office:value="71.5522006359346" calcext:value-type="float">
            <text:p><text:s text:c="3"/>71,6 </text:p>
          </table:table-cell>
          <table:table-cell table:style-name="ce9" office:value-type="float" office:value="83.2786429025164" calcext:value-type="float">
            <text:p><text:s text:c="3"/>83,3 </text:p>
          </table:table-cell>
          <table:table-cell table:style-name="ce9" office:value-type="float" office:value="66.7618345999907" calcext:value-type="float">
            <text:p><text:s text:c="3"/>66,8 </text:p>
          </table:table-cell>
          <table:table-cell table:style-name="ce9" office:value-type="float" office:value="63.4832365589658" calcext:value-type="float">
            <text:p><text:s text:c="3"/>63,5 </text:p>
          </table:table-cell>
          <table:table-cell table:style-name="ce9" office:value-type="float" office:value="70.0404326410157" calcext:value-type="float">
            <text:p><text:s text:c="3"/>70,0 </text:p>
          </table:table-cell>
          <table:table-cell table:style-name="ce9" office:value-type="float" office:value="68.1655213782667" calcext:value-type="float">
            <text:p><text:s text:c="3"/>68,2 </text:p>
          </table:table-cell>
          <table:table-cell table:style-name="ce9" office:value-type="float" office:value="65.0505924194031" calcext:value-type="float">
            <text:p><text:s text:c="3"/>65,1 </text:p>
          </table:table-cell>
          <table:table-cell table:style-name="ce9" office:value-type="float" office:value="71.2804503371304" calcext:value-type="float">
            <text:p><text:s text:c="3"/>71,3 </text:p>
          </table:table-cell>
          <table:table-cell table:style-name="ce9" office:value-type="float" office:value="63.2878086307079" calcext:value-type="float">
            <text:p><text:s text:c="3"/>63,3 </text:p>
          </table:table-cell>
          <table:table-cell table:style-name="ce9" office:value-type="float" office:value="59.7682554428897" calcext:value-type="float">
            <text:p><text:s text:c="3"/>59,8 </text:p>
          </table:table-cell>
          <table:table-cell table:style-name="ce9" office:value-type="float" office:value="66.807361818526" calcext:value-type="float">
            <text:p><text:s text:c="3"/>66,8 </text:p>
          </table:table-cell>
          <table:table-cell table:style-name="ce9" office:value-type="float" office:value="74.4497429164695" calcext:value-type="float">
            <text:p><text:s text:c="3"/>74,4 </text:p>
          </table:table-cell>
          <table:table-cell table:style-name="ce9" office:value-type="float" office:value="66.8295816626918" calcext:value-type="float">
            <text:p><text:s text:c="3"/>66,8 </text:p>
          </table:table-cell>
          <table:table-cell table:style-name="ce9" office:value-type="float" office:value="82.0699041702472" calcext:value-type="float">
            <text:p><text:s text:c="3"/>82,1 </text:p>
          </table:table-cell>
          <table:table-cell table:style-name="ce9" office:value-type="float" office:value="57.610599746888" calcext:value-type="float">
            <text:p><text:s text:c="3"/>57,6 </text:p>
          </table:table-cell>
          <table:table-cell table:style-name="ce9" office:value-type="float" office:value="54.8481501685725" calcext:value-type="float">
            <text:p><text:s text:c="3"/>54,8 </text:p>
          </table:table-cell>
          <table:table-cell table:style-name="ce9" office:value-type="float" office:value="60.3730493252034" calcext:value-type="float">
            <text:p><text:s text:c="3"/>60,4 </text:p>
          </table:table-cell>
          <table:table-cell table:style-name="ce9" office:value-type="float" office:value="59.2860052362347" calcext:value-type="float">
            <text:p><text:s text:c="3"/>59,3 </text:p>
          </table:table-cell>
          <table:table-cell table:style-name="ce9" office:value-type="float" office:value="56.1859981053328" calcext:value-type="float">
            <text:p><text:s text:c="3"/>56,2 </text:p>
          </table:table-cell>
          <table:table-cell table:style-name="ce9" office:value-type="float" office:value="62.3860123671367" calcext:value-type="float">
            <text:p><text:s text:c="3"/>62,4 </text:p>
          </table:table-cell>
          <table:table-cell table:style-name="ce9" office:value-type="float" office:value="54.2125098987858" calcext:value-type="float">
            <text:p><text:s text:c="3"/>54,2 </text:p>
          </table:table-cell>
          <table:table-cell table:style-name="ce9" office:value-type="float" office:value="50.4911771743062" calcext:value-type="float">
            <text:p><text:s text:c="3"/>50,5 </text:p>
          </table:table-cell>
          <table:table-cell table:style-name="ce9" office:value-type="float" office:value="57.9338426232653" calcext:value-type="float">
            <text:p><text:s text:c="3"/>57,9 </text:p>
          </table:table-cell>
          <table:table-cell table:style-name="ce9" office:value-type="float" office:value="80.3884009583473" calcext:value-type="float">
            <text:p><text:s text:c="3"/>80,4 </text:p>
          </table:table-cell>
          <table:table-cell table:style-name="ce9" office:value-type="float" office:value="73.1998806862132" calcext:value-type="float">
            <text:p><text:s text:c="3"/>73,2 </text:p>
          </table:table-cell>
          <table:table-cell table:style-name="ce9" office:value-type="float" office:value="87.5769212304814" calcext:value-type="float">
            <text:p><text:s text:c="3"/>87,6 </text:p>
          </table:table-cell>
          <table:table-cell table:style-name="ce9" office:value-type="float" office:value="63.0860512690445" calcext:value-type="float">
            <text:p><text:s text:c="3"/>63,1 </text:p>
          </table:table-cell>
          <table:table-cell table:style-name="ce9" office:value-type="float" office:value="60.1930127995901" calcext:value-type="float">
            <text:p><text:s text:c="3"/>60,2 </text:p>
          </table:table-cell>
          <table:table-cell table:style-name="ce9" office:value-type="float" office:value="65.979089738499" calcext:value-type="float">
            <text:p><text:s text:c="3"/>66,0 </text:p>
          </table:table-cell>
          <table:table-cell table:style-name="ce9" office:value-type="float" office:value="65.7180440095356" calcext:value-type="float">
            <text:p><text:s text:c="3"/>65,7 </text:p>
          </table:table-cell>
          <table:table-cell table:style-name="ce9" office:value-type="float" office:value="63.0592773429336" calcext:value-type="float">
            <text:p><text:s text:c="3"/>63,1 </text:p>
          </table:table-cell>
          <table:table-cell table:style-name="ce9" office:value-type="float" office:value="68.3768106761377" calcext:value-type="float">
            <text:p><text:s text:c="3"/>68,4 </text:p>
          </table:table-cell>
          <table:table-cell table:style-name="ce9" office:value-type="float" office:value="59.0508200126961" calcext:value-type="float">
            <text:p><text:s text:c="3"/>59,1 </text:p>
          </table:table-cell>
          <table:table-cell table:style-name="ce9" office:value-type="float" office:value="55.8001821630168" calcext:value-type="float">
            <text:p><text:s text:c="3"/>55,8 </text:p>
          </table:table-cell>
          <table:table-cell table:style-name="ce9" office:value-type="float" office:value="62.3014578623753" calcext:value-type="float">
            <text:p><text:s text:c="3"/>62,3 </text:p>
          </table:table-cell>
          <table:table-cell table:style-name="ce9" office:value-type="float" office:value="76.7780414081089" calcext:value-type="float">
            <text:p><text:s text:c="3"/>76,8 </text:p>
          </table:table-cell>
          <table:table-cell table:style-name="ce9" office:value-type="float" office:value="69.0087704825653" calcext:value-type="float">
            <text:p><text:s text:c="3"/>69,0 </text:p>
          </table:table-cell>
          <table:table-cell table:style-name="ce9" office:value-type="float" office:value="84.5473123336524" calcext:value-type="float">
            <text:p><text:s text:c="3"/>84,5 </text:p>
          </table:table-cell>
          <table:table-cell table:style-name="ce9" office:value-type="float" office:value="58.9645043528613" calcext:value-type="float">
            <text:p><text:s text:c="3"/>59,0 </text:p>
          </table:table-cell>
          <table:table-cell table:style-name="ce9" office:value-type="float" office:value="54.6651325955227" calcext:value-type="float">
            <text:p><text:s text:c="3"/>54,7 </text:p>
          </table:table-cell>
          <table:table-cell table:style-name="ce9" office:value-type="float" office:value="63.2638761101999" calcext:value-type="float">
            <text:p><text:s text:c="3"/>63,3 </text:p>
          </table:table-cell>
          <table:table-cell table:style-name="ce9" office:value-type="float" office:value="60.7476640162685" calcext:value-type="float">
            <text:p><text:s text:c="3"/>60,7 </text:p>
          </table:table-cell>
          <table:table-cell table:style-name="ce9" office:value-type="float" office:value="56.7680291237534" calcext:value-type="float">
            <text:p><text:s text:c="3"/>56,8 </text:p>
          </table:table-cell>
          <table:table-cell table:style-name="ce9" office:value-type="float" office:value="64.7272989087836" calcext:value-type="float">
            <text:p><text:s text:c="3"/>64,7 </text:p>
          </table:table-cell>
          <table:table-cell table:style-name="ce9" office:value-type="float" office:value="57.8331640522052" calcext:value-type="float">
            <text:p><text:s text:c="3"/>57,8 </text:p>
          </table:table-cell>
          <table:table-cell table:style-name="ce9" office:value-type="float" office:value="53.9042432330827" calcext:value-type="float">
            <text:p><text:s text:c="3"/>53,9 </text:p>
          </table:table-cell>
          <table:table-cell table:style-name="ce9" office:value-type="float" office:value="61.7620848713278" calcext:value-type="float">
            <text:p><text:s text:c="3"/>61,8 </text:p>
          </table:table-cell>
          <table:table-cell table:style-name="ce9" office:value-type="float" office:value="78.5799815400011" calcext:value-type="float">
            <text:p><text:s text:c="3"/>78,6 </text:p>
          </table:table-cell>
          <table:table-cell table:style-name="ce9" office:value-type="float" office:value="70.0535430329256" calcext:value-type="float">
            <text:p><text:s text:c="3"/>70,1 </text:p>
          </table:table-cell>
          <table:table-cell table:style-name="ce9" office:value-type="float" office:value="87.1064200470765" calcext:value-type="float">
            <text:p><text:s text:c="3"/>87,1 </text:p>
          </table:table-cell>
          <table:table-cell table:number-columns-repeated="963"/>
        </table:table-row>
        <table:table-row table:style-name="ro1">
          <table:table-cell office:value-type="string" calcext:value-type="string">
            <text:p>Natal</text:p>
          </table:table-cell>
          <table:table-cell table:style-name="ce9" office:value-type="float" office:value="62.3451000443794" calcext:value-type="float">
            <text:p><text:s text:c="3"/>62,3 </text:p>
          </table:table-cell>
          <table:table-cell table:style-name="ce9" office:value-type="float" office:value="60.2059582653602" calcext:value-type="float">
            <text:p><text:s text:c="3"/>60,2 </text:p>
          </table:table-cell>
          <table:table-cell table:style-name="ce9" office:value-type="float" office:value="64.4842418233985" calcext:value-type="float">
            <text:p><text:s text:c="3"/>64,5 </text:p>
          </table:table-cell>
          <table:table-cell table:style-name="ce9" office:value-type="float" office:value="66.2794690020362" calcext:value-type="float">
            <text:p><text:s text:c="3"/>66,3 </text:p>
          </table:table-cell>
          <table:table-cell table:style-name="ce9" office:value-type="float" office:value="64.1951356722105" calcext:value-type="float">
            <text:p><text:s text:c="3"/>64,2 </text:p>
          </table:table-cell>
          <table:table-cell table:style-name="ce9" office:value-type="float" office:value="68.3638023318619" calcext:value-type="float">
            <text:p><text:s text:c="3"/>68,4 </text:p>
          </table:table-cell>
          <table:table-cell table:style-name="ce9" office:value-type="float" office:value="60.5407757780597" calcext:value-type="float">
            <text:p><text:s text:c="3"/>60,5 </text:p>
          </table:table-cell>
          <table:table-cell table:style-name="ce9" office:value-type="float" office:value="58.10646575421" calcext:value-type="float">
            <text:p><text:s text:c="3"/>58,1 </text:p>
          </table:table-cell>
          <table:table-cell table:style-name="ce9" office:value-type="float" office:value="62.9750858019094" calcext:value-type="float">
            <text:p><text:s text:c="3"/>63,0 </text:p>
          </table:table-cell>
          <table:table-cell table:style-name="ce9" office:value-type="float" office:value="78.2566206634556" calcext:value-type="float">
            <text:p><text:s text:c="3"/>78,3 </text:p>
          </table:table-cell>
          <table:table-cell table:style-name="ce9" office:value-type="float" office:value="73.7485622869065" calcext:value-type="float">
            <text:p><text:s text:c="3"/>73,7 </text:p>
          </table:table-cell>
          <table:table-cell table:style-name="ce9" office:value-type="float" office:value="82.7646790400047" calcext:value-type="float">
            <text:p><text:s text:c="3"/>82,8 </text:p>
          </table:table-cell>
          <table:table-cell table:style-name="ce9" office:value-type="float" office:value="66.2216647706864" calcext:value-type="float">
            <text:p><text:s text:c="3"/>66,2 </text:p>
          </table:table-cell>
          <table:table-cell table:style-name="ce9" office:value-type="float" office:value="63.1290638423591" calcext:value-type="float">
            <text:p><text:s text:c="3"/>63,1 </text:p>
          </table:table-cell>
          <table:table-cell table:style-name="ce9" office:value-type="float" office:value="69.3142656990137" calcext:value-type="float">
            <text:p><text:s text:c="3"/>69,3 </text:p>
          </table:table-cell>
          <table:table-cell table:style-name="ce9" office:value-type="float" office:value="69.9395794680697" calcext:value-type="float">
            <text:p><text:s text:c="3"/>69,9 </text:p>
          </table:table-cell>
          <table:table-cell table:style-name="ce9" office:value-type="float" office:value="67.0109520710289" calcext:value-type="float">
            <text:p><text:s text:c="3"/>67,0 </text:p>
          </table:table-cell>
          <table:table-cell table:style-name="ce9" office:value-type="float" office:value="72.8682068651105" calcext:value-type="float">
            <text:p><text:s text:c="3"/>72,9 </text:p>
          </table:table-cell>
          <table:table-cell table:style-name="ce9" office:value-type="float" office:value="64.3196384919769" calcext:value-type="float">
            <text:p><text:s text:c="3"/>64,3 </text:p>
          </table:table-cell>
          <table:table-cell table:style-name="ce9" office:value-type="float" office:value="60.9528775764729" calcext:value-type="float">
            <text:p><text:s text:c="3"/>61,0 </text:p>
          </table:table-cell>
          <table:table-cell table:style-name="ce9" office:value-type="float" office:value="67.6863994074809" calcext:value-type="float">
            <text:p><text:s text:c="3"/>67,7 </text:p>
          </table:table-cell>
          <table:table-cell table:style-name="ce9" office:value-type="float" office:value="81.3423203708847" calcext:value-type="float">
            <text:p><text:s text:c="3"/>81,3 </text:p>
          </table:table-cell>
          <table:table-cell table:style-name="ce9" office:value-type="float" office:value="77.1697094211065" calcext:value-type="float">
            <text:p><text:s text:c="3"/>77,2 </text:p>
          </table:table-cell>
          <table:table-cell table:style-name="ce9" office:value-type="float" office:value="85.5149313206628" calcext:value-type="float">
            <text:p><text:s text:c="3"/>85,5 </text:p>
          </table:table-cell>
          <table:table-cell table:style-name="ce9" office:value-type="float" office:value="59.042523109172" calcext:value-type="float">
            <text:p><text:s text:c="3"/>59,0 </text:p>
          </table:table-cell>
          <table:table-cell table:style-name="ce9" office:value-type="float" office:value="56.3022628238061" calcext:value-type="float">
            <text:p><text:s text:c="3"/>56,3 </text:p>
          </table:table-cell>
          <table:table-cell table:style-name="ce9" office:value-type="float" office:value="61.7827833945379" calcext:value-type="float">
            <text:p><text:s text:c="3"/>61,8 </text:p>
          </table:table-cell>
          <table:table-cell table:style-name="ce9" office:value-type="float" office:value="63.0731528727525" calcext:value-type="float">
            <text:p><text:s text:c="3"/>63,1 </text:p>
          </table:table-cell>
          <table:table-cell table:style-name="ce9" office:value-type="float" office:value="60.349100086243" calcext:value-type="float">
            <text:p><text:s text:c="3"/>60,3 </text:p>
          </table:table-cell>
          <table:table-cell table:style-name="ce9" office:value-type="float" office:value="65.7972056592621" calcext:value-type="float">
            <text:p><text:s text:c="3"/>65,8 </text:p>
          </table:table-cell>
          <table:table-cell table:style-name="ce9" office:value-type="float" office:value="56.8624535172989" calcext:value-type="float">
            <text:p><text:s text:c="3"/>56,9 </text:p>
          </table:table-cell>
          <table:table-cell table:style-name="ce9" office:value-type="float" office:value="53.6499476337753" calcext:value-type="float">
            <text:p><text:s text:c="3"/>53,6 </text:p>
          </table:table-cell>
          <table:table-cell table:style-name="ce9" office:value-type="float" office:value="60.0749594008224" calcext:value-type="float">
            <text:p><text:s text:c="3"/>60,1 </text:p>
          </table:table-cell>
          <table:table-cell table:style-name="ce9" office:value-type="float" office:value="74.8641547992243" calcext:value-type="float">
            <text:p><text:s text:c="3"/>74,9 </text:p>
          </table:table-cell>
          <table:table-cell table:style-name="ce9" office:value-type="float" office:value="67.1474572283421" calcext:value-type="float">
            <text:p><text:s text:c="3"/>67,1 </text:p>
          </table:table-cell>
          <table:table-cell table:style-name="ce9" office:value-type="float" office:value="82.5808523701065" calcext:value-type="float">
            <text:p><text:s text:c="3"/>82,6 </text:p>
          </table:table-cell>
          <table:table-cell table:style-name="ce9" office:value-type="float" office:value="62.3969553542173" calcext:value-type="float">
            <text:p><text:s text:c="3"/>62,4 </text:p>
          </table:table-cell>
          <table:table-cell table:style-name="ce9" office:value-type="float" office:value="59.5218948051013" calcext:value-type="float">
            <text:p><text:s text:c="3"/>59,5 </text:p>
          </table:table-cell>
          <table:table-cell table:style-name="ce9" office:value-type="float" office:value="65.2720159033332" calcext:value-type="float">
            <text:p><text:s text:c="3"/>65,3 </text:p>
          </table:table-cell>
          <table:table-cell table:style-name="ce9" office:value-type="float" office:value="68.4044537212535" calcext:value-type="float">
            <text:p><text:s text:c="3"/>68,4 </text:p>
          </table:table-cell>
          <table:table-cell table:style-name="ce9" office:value-type="float" office:value="66.3412225950233" calcext:value-type="float">
            <text:p><text:s text:c="3"/>66,3 </text:p>
          </table:table-cell>
          <table:table-cell table:style-name="ce9" office:value-type="float" office:value="70.4676848474837" calcext:value-type="float">
            <text:p><text:s text:c="3"/>70,5 </text:p>
          </table:table-cell>
          <table:table-cell table:style-name="ce9" office:value-type="float" office:value="63.2242992445729" calcext:value-type="float">
            <text:p><text:s text:c="3"/>63,2 </text:p>
          </table:table-cell>
          <table:table-cell table:style-name="ce9" office:value-type="float" office:value="60.7962136676937" calcext:value-type="float">
            <text:p><text:s text:c="3"/>60,8 </text:p>
          </table:table-cell>
          <table:table-cell table:style-name="ce9" office:value-type="float" office:value="65.6523848214522" calcext:value-type="float">
            <text:p><text:s text:c="3"/>65,7 </text:p>
          </table:table-cell>
          <table:table-cell table:style-name="ce9" office:value-type="float" office:value="80.7401657253269" calcext:value-type="float">
            <text:p><text:s text:c="3"/>80,7 </text:p>
          </table:table-cell>
          <table:table-cell table:style-name="ce9" office:value-type="float" office:value="74.3972362386831" calcext:value-type="float">
            <text:p><text:s text:c="3"/>74,4 </text:p>
          </table:table-cell>
          <table:table-cell table:style-name="ce9" office:value-type="float" office:value="87.0830952119706" calcext:value-type="float">
            <text:p><text:s text:c="3"/>87,1 </text:p>
          </table:table-cell>
          <table:table-cell table:style-name="ce9" office:value-type="float" office:value="62.2598504812316" calcext:value-type="float">
            <text:p><text:s text:c="3"/>62,3 </text:p>
          </table:table-cell>
          <table:table-cell table:style-name="ce9" office:value-type="float" office:value="59.1548673766624" calcext:value-type="float">
            <text:p><text:s text:c="3"/>59,2 </text:p>
          </table:table-cell>
          <table:table-cell table:style-name="ce9" office:value-type="float" office:value="65.3648335858009" calcext:value-type="float">
            <text:p><text:s text:c="3"/>65,4 </text:p>
          </table:table-cell>
          <table:table-cell table:style-name="ce9" office:value-type="float" office:value="62.3971654370245" calcext:value-type="float">
            <text:p><text:s text:c="3"/>62,4 </text:p>
          </table:table-cell>
          <table:table-cell table:style-name="ce9" office:value-type="float" office:value="58.4243035784515" calcext:value-type="float">
            <text:p><text:s text:c="3"/>58,4 </text:p>
          </table:table-cell>
          <table:table-cell table:style-name="ce9" office:value-type="float" office:value="66.3700272955975" calcext:value-type="float">
            <text:p><text:s text:c="3"/>66,4 </text:p>
          </table:table-cell>
          <table:table-cell table:style-name="ce9" office:value-type="float" office:value="56.0447053876976" calcext:value-type="float">
            <text:p><text:s text:c="3"/>56,0 </text:p>
          </table:table-cell>
          <table:table-cell table:style-name="ce9" office:value-type="float" office:value="52.0320138903465" calcext:value-type="float">
            <text:p><text:s text:c="3"/>52,0 </text:p>
          </table:table-cell>
          <table:table-cell table:style-name="ce9" office:value-type="float" office:value="60.0573968850486" calcext:value-type="float">
            <text:p><text:s text:c="3"/>60,1 </text:p>
          </table:table-cell>
          <table:table-cell table:style-name="ce9" office:value-type="float" office:value="74.3186971481491" calcext:value-type="float">
            <text:p><text:s text:c="3"/>74,3 </text:p>
          </table:table-cell>
          <table:table-cell table:style-name="ce9" office:value-type="float" office:value="68.4714723685521" calcext:value-type="float">
            <text:p><text:s text:c="3"/>68,5 </text:p>
          </table:table-cell>
          <table:table-cell table:style-name="ce9" office:value-type="float" office:value="80.1659219277462" calcext:value-type="float">
            <text:p><text:s text:c="3"/>80,2 </text:p>
          </table:table-cell>
          <table:table-cell table:number-columns-repeated="963"/>
        </table:table-row>
        <table:table-row table:style-name="ro1">
          <table:table-cell office:value-type="string" calcext:value-type="string">
            <text:p>João Pessoa</text:p>
          </table:table-cell>
          <table:table-cell table:style-name="ce9" office:value-type="float" office:value="62.1142616050527" calcext:value-type="float">
            <text:p><text:s text:c="3"/>62,1 </text:p>
          </table:table-cell>
          <table:table-cell table:style-name="ce9" office:value-type="float" office:value="59.2798920997786" calcext:value-type="float">
            <text:p><text:s text:c="3"/>59,3 </text:p>
          </table:table-cell>
          <table:table-cell table:style-name="ce9" office:value-type="float" office:value="64.9486311103267" calcext:value-type="float">
            <text:p><text:s text:c="3"/>64,9 </text:p>
          </table:table-cell>
          <table:table-cell table:style-name="ce9" office:value-type="float" office:value="63.9840927395444" calcext:value-type="float">
            <text:p><text:s text:c="3"/>64,0 </text:p>
          </table:table-cell>
          <table:table-cell table:style-name="ce9" office:value-type="float" office:value="61.8516295477858" calcext:value-type="float">
            <text:p><text:s text:c="3"/>61,9 </text:p>
          </table:table-cell>
          <table:table-cell table:style-name="ce9" office:value-type="float" office:value="66.1165559313029" calcext:value-type="float">
            <text:p><text:s text:c="3"/>66,1 </text:p>
          </table:table-cell>
          <table:table-cell table:style-name="ce9" office:value-type="float" office:value="59.8349343046869" calcext:value-type="float">
            <text:p><text:s text:c="3"/>59,8 </text:p>
          </table:table-cell>
          <table:table-cell table:style-name="ce9" office:value-type="float" office:value="57.4920607443116" calcext:value-type="float">
            <text:p><text:s text:c="3"/>57,5 </text:p>
          </table:table-cell>
          <table:table-cell table:style-name="ce9" office:value-type="float" office:value="62.1778078650621" calcext:value-type="float">
            <text:p><text:s text:c="3"/>62,2 </text:p>
          </table:table-cell>
          <table:table-cell table:style-name="ce9" office:value-type="float" office:value="79.9043574487374" calcext:value-type="float">
            <text:p><text:s text:c="3"/>79,9 </text:p>
          </table:table-cell>
          <table:table-cell table:style-name="ce9" office:value-type="float" office:value="75.3135312162715" calcext:value-type="float">
            <text:p><text:s text:c="3"/>75,3 </text:p>
          </table:table-cell>
          <table:table-cell table:style-name="ce9" office:value-type="float" office:value="84.4951836812034" calcext:value-type="float">
            <text:p><text:s text:c="3"/>84,5 </text:p>
          </table:table-cell>
          <table:table-cell table:style-name="ce9" office:value-type="float" office:value="64.3728605108834" calcext:value-type="float">
            <text:p><text:s text:c="3"/>64,4 </text:p>
          </table:table-cell>
          <table:table-cell table:style-name="ce9" office:value-type="float" office:value="61.0037641595661" calcext:value-type="float">
            <text:p><text:s text:c="3"/>61,0 </text:p>
          </table:table-cell>
          <table:table-cell table:style-name="ce9" office:value-type="float" office:value="67.7419568622008" calcext:value-type="float">
            <text:p><text:s text:c="3"/>67,7 </text:p>
          </table:table-cell>
          <table:table-cell table:style-name="ce9" office:value-type="float" office:value="65.029802917721" calcext:value-type="float">
            <text:p><text:s text:c="3"/>65,0 </text:p>
          </table:table-cell>
          <table:table-cell table:style-name="ce9" office:value-type="float" office:value="62.0053982835675" calcext:value-type="float">
            <text:p><text:s text:c="3"/>62,0 </text:p>
          </table:table-cell>
          <table:table-cell table:style-name="ce9" office:value-type="float" office:value="68.0542075518745" calcext:value-type="float">
            <text:p><text:s text:c="3"/>68,1 </text:p>
          </table:table-cell>
          <table:table-cell table:style-name="ce9" office:value-type="float" office:value="59.298023932979" calcext:value-type="float">
            <text:p><text:s text:c="3"/>59,3 </text:p>
          </table:table-cell>
          <table:table-cell table:style-name="ce9" office:value-type="float" office:value="56.2154310458365" calcext:value-type="float">
            <text:p><text:s text:c="3"/>56,2 </text:p>
          </table:table-cell>
          <table:table-cell table:style-name="ce9" office:value-type="float" office:value="62.3806168201215" calcext:value-type="float">
            <text:p><text:s text:c="3"/>62,4 </text:p>
          </table:table-cell>
          <table:table-cell table:style-name="ce9" office:value-type="float" office:value="77.1420981572075" calcext:value-type="float">
            <text:p><text:s text:c="3"/>77,1 </text:p>
          </table:table-cell>
          <table:table-cell table:style-name="ce9" office:value-type="float" office:value="71.6371446360116" calcext:value-type="float">
            <text:p><text:s text:c="3"/>71,6 </text:p>
          </table:table-cell>
          <table:table-cell table:style-name="ce9" office:value-type="float" office:value="82.6470516784035" calcext:value-type="float">
            <text:p><text:s text:c="3"/>82,6 </text:p>
          </table:table-cell>
          <table:table-cell table:style-name="ce9" office:value-type="float" office:value="60.1834561248393" calcext:value-type="float">
            <text:p><text:s text:c="3"/>60,2 </text:p>
          </table:table-cell>
          <table:table-cell table:style-name="ce9" office:value-type="float" office:value="56.4831340716211" calcext:value-type="float">
            <text:p><text:s text:c="3"/>56,5 </text:p>
          </table:table-cell>
          <table:table-cell table:style-name="ce9" office:value-type="float" office:value="63.8837781780574" calcext:value-type="float">
            <text:p><text:s text:c="3"/>63,9 </text:p>
          </table:table-cell>
          <table:table-cell table:style-name="ce9" office:value-type="float" office:value="63.0472110077538" calcext:value-type="float">
            <text:p><text:s text:c="3"/>63,0 </text:p>
          </table:table-cell>
          <table:table-cell table:style-name="ce9" office:value-type="float" office:value="60.6407632846124" calcext:value-type="float">
            <text:p><text:s text:c="3"/>60,6 </text:p>
          </table:table-cell>
          <table:table-cell table:style-name="ce9" office:value-type="float" office:value="65.4536587308952" calcext:value-type="float">
            <text:p><text:s text:c="3"/>65,5 </text:p>
          </table:table-cell>
          <table:table-cell table:style-name="ce9" office:value-type="float" office:value="60.312063604392" calcext:value-type="float">
            <text:p><text:s text:c="3"/>60,3 </text:p>
          </table:table-cell>
          <table:table-cell table:style-name="ce9" office:value-type="float" office:value="57.5227752793309" calcext:value-type="float">
            <text:p><text:s text:c="3"/>57,5 </text:p>
          </table:table-cell>
          <table:table-cell table:style-name="ce9" office:value-type="float" office:value="63.1013519294531" calcext:value-type="float">
            <text:p><text:s text:c="3"/>63,1 </text:p>
          </table:table-cell>
          <table:table-cell table:style-name="ce9" office:value-type="float" office:value="82.7880893868992" calcext:value-type="float">
            <text:p><text:s text:c="3"/>82,8 </text:p>
          </table:table-cell>
          <table:table-cell table:style-name="ce9" office:value-type="float" office:value="77.4918391064687" calcext:value-type="float">
            <text:p><text:s text:c="3"/>77,5 </text:p>
          </table:table-cell>
          <table:table-cell table:style-name="ce9" office:value-type="float" office:value="88.0843396673297" calcext:value-type="float">
            <text:p><text:s text:c="3"/>88,1 </text:p>
          </table:table-cell>
          <table:table-cell table:style-name="ce9" office:value-type="float" office:value="62.2621476939146" calcext:value-type="float">
            <text:p><text:s text:c="3"/>62,3 </text:p>
          </table:table-cell>
          <table:table-cell table:style-name="ce9" office:value-type="float" office:value="58.8321485532586" calcext:value-type="float">
            <text:p><text:s text:c="3"/>58,8 </text:p>
          </table:table-cell>
          <table:table-cell table:style-name="ce9" office:value-type="float" office:value="65.6921468345707" calcext:value-type="float">
            <text:p><text:s text:c="3"/>65,7 </text:p>
          </table:table-cell>
          <table:table-cell table:style-name="ce9" office:value-type="float" office:value="65.5034053137908" calcext:value-type="float">
            <text:p><text:s text:c="3"/>65,5 </text:p>
          </table:table-cell>
          <table:table-cell table:style-name="ce9" office:value-type="float" office:value="63.4356059704166" calcext:value-type="float">
            <text:p><text:s text:c="3"/>63,4 </text:p>
          </table:table-cell>
          <table:table-cell table:style-name="ce9" office:value-type="float" office:value="67.5712046571649" calcext:value-type="float">
            <text:p><text:s text:c="3"/>67,6 </text:p>
          </table:table-cell>
          <table:table-cell table:style-name="ce9" office:value-type="float" office:value="61.7848253491407" calcext:value-type="float">
            <text:p><text:s text:c="3"/>61,8 </text:p>
          </table:table-cell>
          <table:table-cell table:style-name="ce9" office:value-type="float" office:value="59.22588472122" calcext:value-type="float">
            <text:p><text:s text:c="3"/>59,2 </text:p>
          </table:table-cell>
          <table:table-cell table:style-name="ce9" office:value-type="float" office:value="64.3437659770614" calcext:value-type="float">
            <text:p><text:s text:c="3"/>64,3 </text:p>
          </table:table-cell>
          <table:table-cell table:style-name="ce9" office:value-type="float" office:value="79.6040668423004" calcext:value-type="float">
            <text:p><text:s text:c="3"/>79,6 </text:p>
          </table:table-cell>
          <table:table-cell table:style-name="ce9" office:value-type="float" office:value="73.4702704273792" calcext:value-type="float">
            <text:p><text:s text:c="3"/>73,5 </text:p>
          </table:table-cell>
          <table:table-cell table:style-name="ce9" office:value-type="float" office:value="85.7378632572216" calcext:value-type="float">
            <text:p><text:s text:c="3"/>85,7 </text:p>
          </table:table-cell>
          <table:table-cell table:style-name="ce9" office:value-type="float" office:value="61.4943673543189" calcext:value-type="float">
            <text:p><text:s text:c="3"/>61,5 </text:p>
          </table:table-cell>
          <table:table-cell table:style-name="ce9" office:value-type="float" office:value="58.5162292681031" calcext:value-type="float">
            <text:p><text:s text:c="3"/>58,5 </text:p>
          </table:table-cell>
          <table:table-cell table:style-name="ce9" office:value-type="float" office:value="64.4725054405347" calcext:value-type="float">
            <text:p><text:s text:c="3"/>64,5 </text:p>
          </table:table-cell>
          <table:table-cell table:style-name="ce9" office:value-type="float" office:value="60.7381694000658" calcext:value-type="float">
            <text:p><text:s text:c="3"/>60,7 </text:p>
          </table:table-cell>
          <table:table-cell table:style-name="ce9" office:value-type="float" office:value="56.1151347623489" calcext:value-type="float">
            <text:p><text:s text:c="3"/>56,1 </text:p>
          </table:table-cell>
          <table:table-cell table:style-name="ce9" office:value-type="float" office:value="65.3612040377827" calcext:value-type="float">
            <text:p><text:s text:c="3"/>65,4 </text:p>
          </table:table-cell>
          <table:table-cell table:style-name="ce9" office:value-type="float" office:value="56.7880698706713" calcext:value-type="float">
            <text:p><text:s text:c="3"/>56,8 </text:p>
          </table:table-cell>
          <table:table-cell table:style-name="ce9" office:value-type="float" office:value="52.6677376541629" calcext:value-type="float">
            <text:p><text:s text:c="3"/>52,7 </text:p>
          </table:table-cell>
          <table:table-cell table:style-name="ce9" office:value-type="float" office:value="60.9084020871797" calcext:value-type="float">
            <text:p><text:s text:c="3"/>60,9 </text:p>
          </table:table-cell>
          <table:table-cell table:style-name="ce9" office:value-type="float" office:value="80.3748060923767" calcext:value-type="float">
            <text:p><text:s text:c="3"/>80,4 </text:p>
          </table:table-cell>
          <table:table-cell table:style-name="ce9" office:value-type="float" office:value="73.5389577862513" calcext:value-type="float">
            <text:p><text:s text:c="3"/>73,5 </text:p>
          </table:table-cell>
          <table:table-cell table:style-name="ce9" office:value-type="float" office:value="87.210654398502" calcext:value-type="float">
            <text:p><text:s text:c="3"/>87,2 </text:p>
          </table:table-cell>
          <table:table-cell table:number-columns-repeated="963"/>
        </table:table-row>
        <table:table-row table:style-name="ro1">
          <table:table-cell office:value-type="string" calcext:value-type="string">
            <text:p>Recife</text:p>
          </table:table-cell>
          <table:table-cell table:style-name="ce9" office:value-type="float" office:value="69.0155507210789" calcext:value-type="float">
            <text:p><text:s text:c="3"/>69,0 </text:p>
          </table:table-cell>
          <table:table-cell table:style-name="ce9" office:value-type="float" office:value="66.8570406805059" calcext:value-type="float">
            <text:p><text:s text:c="3"/>66,9 </text:p>
          </table:table-cell>
          <table:table-cell table:style-name="ce9" office:value-type="float" office:value="71.1740607616519" calcext:value-type="float">
            <text:p><text:s text:c="3"/>71,2 </text:p>
          </table:table-cell>
          <table:table-cell table:style-name="ce9" office:value-type="float" office:value="69.220779812373" calcext:value-type="float">
            <text:p><text:s text:c="3"/>69,2 </text:p>
          </table:table-cell>
          <table:table-cell table:style-name="ce9" office:value-type="float" office:value="66.4991978548374" calcext:value-type="float">
            <text:p><text:s text:c="3"/>66,5 </text:p>
          </table:table-cell>
          <table:table-cell table:style-name="ce9" office:value-type="float" office:value="71.9423617699086" calcext:value-type="float">
            <text:p><text:s text:c="3"/>71,9 </text:p>
          </table:table-cell>
          <table:table-cell table:style-name="ce9" office:value-type="float" office:value="62.7410629916792" calcext:value-type="float">
            <text:p><text:s text:c="3"/>62,7 </text:p>
          </table:table-cell>
          <table:table-cell table:style-name="ce9" office:value-type="float" office:value="60.5777469216253" calcext:value-type="float">
            <text:p><text:s text:c="3"/>60,6 </text:p>
          </table:table-cell>
          <table:table-cell table:style-name="ce9" office:value-type="float" office:value="64.9043790617331" calcext:value-type="float">
            <text:p><text:s text:c="3"/>64,9 </text:p>
          </table:table-cell>
          <table:table-cell table:style-name="ce9" office:value-type="float" office:value="84.1314832375294" calcext:value-type="float">
            <text:p><text:s text:c="3"/>84,1 </text:p>
          </table:table-cell>
          <table:table-cell table:style-name="ce9" office:value-type="float" office:value="81.9961375773088" calcext:value-type="float">
            <text:p><text:s text:c="3"/>82,0 </text:p>
          </table:table-cell>
          <table:table-cell table:style-name="ce9" office:value-type="float" office:value="86.26682889775" calcext:value-type="float">
            <text:p><text:s text:c="3"/>86,3 </text:p>
          </table:table-cell>
          <table:table-cell table:style-name="ce9" office:value-type="float" office:value="70.357127147884" calcext:value-type="float">
            <text:p><text:s text:c="3"/>70,4 </text:p>
          </table:table-cell>
          <table:table-cell table:style-name="ce9" office:value-type="float" office:value="67.3795597486432" calcext:value-type="float">
            <text:p><text:s text:c="3"/>67,4 </text:p>
          </table:table-cell>
          <table:table-cell table:style-name="ce9" office:value-type="float" office:value="73.3346945471247" calcext:value-type="float">
            <text:p><text:s text:c="3"/>73,3 </text:p>
          </table:table-cell>
          <table:table-cell table:style-name="ce9" office:value-type="float" office:value="69.7394682017666" calcext:value-type="float">
            <text:p><text:s text:c="3"/>69,7 </text:p>
          </table:table-cell>
          <table:table-cell table:style-name="ce9" office:value-type="float" office:value="66.3717510541839" calcext:value-type="float">
            <text:p><text:s text:c="3"/>66,4 </text:p>
          </table:table-cell>
          <table:table-cell table:style-name="ce9" office:value-type="float" office:value="73.1071853493493" calcext:value-type="float">
            <text:p><text:s text:c="3"/>73,1 </text:p>
          </table:table-cell>
          <table:table-cell table:style-name="ce9" office:value-type="float" office:value="63.4714474245749" calcext:value-type="float">
            <text:p><text:s text:c="3"/>63,5 </text:p>
          </table:table-cell>
          <table:table-cell table:style-name="ce9" office:value-type="float" office:value="60.423143995725" calcext:value-type="float">
            <text:p><text:s text:c="3"/>60,4 </text:p>
          </table:table-cell>
          <table:table-cell table:style-name="ce9" office:value-type="float" office:value="66.5197508534249" calcext:value-type="float">
            <text:p><text:s text:c="3"/>66,5 </text:p>
          </table:table-cell>
          <table:table-cell table:style-name="ce9" office:value-type="float" office:value="88.3028653161894" calcext:value-type="float">
            <text:p><text:s text:c="3"/>88,3 </text:p>
          </table:table-cell>
          <table:table-cell table:style-name="ce9" office:value-type="float" office:value="82.664142591369" calcext:value-type="float">
            <text:p><text:s text:c="3"/>82,7 </text:p>
          </table:table-cell>
          <table:table-cell table:style-name="ce9" office:value-type="float" office:value="93.9415880410098" calcext:value-type="float">
            <text:p><text:s text:c="3"/>93,9 </text:p>
          </table:table-cell>
          <table:table-cell table:style-name="ce9" office:value-type="float" office:value="67.8721269167498" calcext:value-type="float">
            <text:p><text:s text:c="3"/>67,9 </text:p>
          </table:table-cell>
          <table:table-cell table:style-name="ce9" office:value-type="float" office:value="65.1870002205074" calcext:value-type="float">
            <text:p><text:s text:c="3"/>65,2 </text:p>
          </table:table-cell>
          <table:table-cell table:style-name="ce9" office:value-type="float" office:value="70.5572536129923" calcext:value-type="float">
            <text:p><text:s text:c="3"/>70,6 </text:p>
          </table:table-cell>
          <table:table-cell table:style-name="ce9" office:value-type="float" office:value="68.7737945461945" calcext:value-type="float">
            <text:p><text:s text:c="3"/>68,8 </text:p>
          </table:table-cell>
          <table:table-cell table:style-name="ce9" office:value-type="float" office:value="65.527159421777" calcext:value-type="float">
            <text:p><text:s text:c="3"/>65,5 </text:p>
          </table:table-cell>
          <table:table-cell table:style-name="ce9" office:value-type="float" office:value="72.020429670612" calcext:value-type="float">
            <text:p><text:s text:c="3"/>72,0 </text:p>
          </table:table-cell>
          <table:table-cell table:style-name="ce9" office:value-type="float" office:value="62.0823439926184" calcext:value-type="float">
            <text:p><text:s text:c="3"/>62,1 </text:p>
          </table:table-cell>
          <table:table-cell table:style-name="ce9" office:value-type="float" office:value="59.2524005326148" calcext:value-type="float">
            <text:p><text:s text:c="3"/>59,3 </text:p>
          </table:table-cell>
          <table:table-cell table:style-name="ce9" office:value-type="float" office:value="64.9122874526221" calcext:value-type="float">
            <text:p><text:s text:c="3"/>64,9 </text:p>
          </table:table-cell>
          <table:table-cell table:style-name="ce9" office:value-type="float" office:value="79.9116795480046" calcext:value-type="float">
            <text:p><text:s text:c="3"/>79,9 </text:p>
          </table:table-cell>
          <table:table-cell table:style-name="ce9" office:value-type="float" office:value="75.0567795030989" calcext:value-type="float">
            <text:p><text:s text:c="3"/>75,1 </text:p>
          </table:table-cell>
          <table:table-cell table:style-name="ce9" office:value-type="float" office:value="84.7665795929104" calcext:value-type="float">
            <text:p><text:s text:c="3"/>84,8 </text:p>
          </table:table-cell>
          <table:table-cell table:style-name="ce9" office:value-type="float" office:value="69.641034953567" calcext:value-type="float">
            <text:p><text:s text:c="3"/>69,6 </text:p>
          </table:table-cell>
          <table:table-cell table:style-name="ce9" office:value-type="float" office:value="66.949565809079" calcext:value-type="float">
            <text:p><text:s text:c="3"/>66,9 </text:p>
          </table:table-cell>
          <table:table-cell table:style-name="ce9" office:value-type="float" office:value="72.3325040980551" calcext:value-type="float">
            <text:p><text:s text:c="3"/>72,3 </text:p>
          </table:table-cell>
          <table:table-cell table:style-name="ce9" office:value-type="float" office:value="72.0584357335573" calcext:value-type="float">
            <text:p><text:s text:c="3"/>72,1 </text:p>
          </table:table-cell>
          <table:table-cell table:style-name="ce9" office:value-type="float" office:value="69.4724897512979" calcext:value-type="float">
            <text:p><text:s text:c="3"/>69,5 </text:p>
          </table:table-cell>
          <table:table-cell table:style-name="ce9" office:value-type="float" office:value="74.6443817158166" calcext:value-type="float">
            <text:p><text:s text:c="3"/>74,6 </text:p>
          </table:table-cell>
          <table:table-cell table:style-name="ce9" office:value-type="float" office:value="63.2027812815607" calcext:value-type="float">
            <text:p><text:s text:c="3"/>63,2 </text:p>
          </table:table-cell>
          <table:table-cell table:style-name="ce9" office:value-type="float" office:value="60.506440605288" calcext:value-type="float">
            <text:p><text:s text:c="3"/>60,5 </text:p>
          </table:table-cell>
          <table:table-cell table:style-name="ce9" office:value-type="float" office:value="65.8991219578333" calcext:value-type="float">
            <text:p><text:s text:c="3"/>65,9 </text:p>
          </table:table-cell>
          <table:table-cell table:style-name="ce9" office:value-type="float" office:value="83.6880591346143" calcext:value-type="float">
            <text:p><text:s text:c="3"/>83,7 </text:p>
          </table:table-cell>
          <table:table-cell table:style-name="ce9" office:value-type="float" office:value="80.881246185164" calcext:value-type="float">
            <text:p><text:s text:c="3"/>80,9 </text:p>
          </table:table-cell>
          <table:table-cell table:style-name="ce9" office:value-type="float" office:value="86.4948720840646" calcext:value-type="float">
            <text:p><text:s text:c="3"/>86,5 </text:p>
          </table:table-cell>
          <table:table-cell table:style-name="ce9" office:value-type="float" office:value="67.3312679352576" calcext:value-type="float">
            <text:p><text:s text:c="3"/>67,3 </text:p>
          </table:table-cell>
          <table:table-cell table:style-name="ce9" office:value-type="float" office:value="63.8997555430018" calcext:value-type="float">
            <text:p><text:s text:c="3"/>63,9 </text:p>
          </table:table-cell>
          <table:table-cell table:style-name="ce9" office:value-type="float" office:value="70.7627803275135" calcext:value-type="float">
            <text:p><text:s text:c="3"/>70,8 </text:p>
          </table:table-cell>
          <table:table-cell table:style-name="ce9" office:value-type="float" office:value="63.615872587692" calcext:value-type="float">
            <text:p><text:s text:c="3"/>63,6 </text:p>
          </table:table-cell>
          <table:table-cell table:style-name="ce9" office:value-type="float" office:value="58.6340986385681" calcext:value-type="float">
            <text:p><text:s text:c="3"/>58,6 </text:p>
          </table:table-cell>
          <table:table-cell table:style-name="ce9" office:value-type="float" office:value="68.5976465368159" calcext:value-type="float">
            <text:p><text:s text:c="3"/>68,6 </text:p>
          </table:table-cell>
          <table:table-cell table:style-name="ce9" office:value-type="float" office:value="61.954649281336" calcext:value-type="float">
            <text:p><text:s text:c="3"/>62,0 </text:p>
          </table:table-cell>
          <table:table-cell table:style-name="ce9" office:value-type="float" office:value="58.4112937578092" calcext:value-type="float">
            <text:p><text:s text:c="3"/>58,4 </text:p>
          </table:table-cell>
          <table:table-cell table:style-name="ce9" office:value-type="float" office:value="65.4980048048628" calcext:value-type="float">
            <text:p><text:s text:c="3"/>65,5 </text:p>
          </table:table-cell>
          <table:table-cell table:style-name="ce9" office:value-type="float" office:value="85.0625122314367" calcext:value-type="float">
            <text:p><text:s text:c="3"/>85,1 </text:p>
          </table:table-cell>
          <table:table-cell table:style-name="ce9" office:value-type="float" office:value="82.049541801719" calcext:value-type="float">
            <text:p><text:s text:c="3"/>82,0 </text:p>
          </table:table-cell>
          <table:table-cell table:style-name="ce9" office:value-type="float" office:value="88.0754826611545" calcext:value-type="float">
            <text:p><text:s text:c="3"/>88,1 </text:p>
          </table:table-cell>
          <table:table-cell table:number-columns-repeated="963"/>
        </table:table-row>
        <table:table-row table:style-name="ro1">
          <table:table-cell office:value-type="string" calcext:value-type="string">
            <text:p>Maceió</text:p>
          </table:table-cell>
          <table:table-cell table:style-name="ce9" office:value-type="float" office:value="62.4325240125685" calcext:value-type="float">
            <text:p><text:s text:c="3"/>62,4 </text:p>
          </table:table-cell>
          <table:table-cell table:style-name="ce9" office:value-type="float" office:value="59.9725813221353" calcext:value-type="float">
            <text:p><text:s text:c="3"/>60,0 </text:p>
          </table:table-cell>
          <table:table-cell table:style-name="ce9" office:value-type="float" office:value="64.8924667030016" calcext:value-type="float">
            <text:p><text:s text:c="3"/>64,9 </text:p>
          </table:table-cell>
          <table:table-cell table:style-name="ce9" office:value-type="float" office:value="64.2984131231292" calcext:value-type="float">
            <text:p><text:s text:c="3"/>64,3 </text:p>
          </table:table-cell>
          <table:table-cell table:style-name="ce9" office:value-type="float" office:value="61.5190007407016" calcext:value-type="float">
            <text:p><text:s text:c="3"/>61,5 </text:p>
          </table:table-cell>
          <table:table-cell table:style-name="ce9" office:value-type="float" office:value="67.0778255055569" calcext:value-type="float">
            <text:p><text:s text:c="3"/>67,1 </text:p>
          </table:table-cell>
          <table:table-cell table:style-name="ce9" office:value-type="float" office:value="60.959909359992" calcext:value-type="float">
            <text:p><text:s text:c="3"/>61,0 </text:p>
          </table:table-cell>
          <table:table-cell table:style-name="ce9" office:value-type="float" office:value="57.6782413885461" calcext:value-type="float">
            <text:p><text:s text:c="3"/>57,7 </text:p>
          </table:table-cell>
          <table:table-cell table:style-name="ce9" office:value-type="float" office:value="64.2415773314378" calcext:value-type="float">
            <text:p><text:s text:c="3"/>64,2 </text:p>
          </table:table-cell>
          <table:table-cell table:style-name="ce9" office:value-type="float" office:value="79.6187127632954" calcext:value-type="float">
            <text:p><text:s text:c="3"/>79,6 </text:p>
          </table:table-cell>
          <table:table-cell table:style-name="ce9" office:value-type="float" office:value="76.721691974134" calcext:value-type="float">
            <text:p><text:s text:c="3"/>76,7 </text:p>
          </table:table-cell>
          <table:table-cell table:style-name="ce9" office:value-type="float" office:value="82.5157335524568" calcext:value-type="float">
            <text:p><text:s text:c="3"/>82,5 </text:p>
          </table:table-cell>
          <table:table-cell table:style-name="ce9" office:value-type="float" office:value="66.2078160927755" calcext:value-type="float">
            <text:p><text:s text:c="3"/>66,2 </text:p>
          </table:table-cell>
          <table:table-cell table:style-name="ce9" office:value-type="float" office:value="61.356617030191" calcext:value-type="float">
            <text:p><text:s text:c="3"/>61,4 </text:p>
          </table:table-cell>
          <table:table-cell table:style-name="ce9" office:value-type="float" office:value="71.0590151553599" calcext:value-type="float">
            <text:p><text:s text:c="3"/>71,1 </text:p>
          </table:table-cell>
          <table:table-cell table:style-name="ce9" office:value-type="float" office:value="67.4728530085536" calcext:value-type="float">
            <text:p><text:s text:c="3"/>67,5 </text:p>
          </table:table-cell>
          <table:table-cell table:style-name="ce9" office:value-type="float" office:value="63.8344590080499" calcext:value-type="float">
            <text:p><text:s text:c="3"/>63,8 </text:p>
          </table:table-cell>
          <table:table-cell table:style-name="ce9" office:value-type="float" office:value="71.1112470090574" calcext:value-type="float">
            <text:p><text:s text:c="3"/>71,1 </text:p>
          </table:table-cell>
          <table:table-cell table:style-name="ce9" office:value-type="float" office:value="59.6352965576517" calcext:value-type="float">
            <text:p><text:s text:c="3"/>59,6 </text:p>
          </table:table-cell>
          <table:table-cell table:style-name="ce9" office:value-type="float" office:value="55.5908751571725" calcext:value-type="float">
            <text:p><text:s text:c="3"/>55,6 </text:p>
          </table:table-cell>
          <table:table-cell table:style-name="ce9" office:value-type="float" office:value="63.6797179581309" calcext:value-type="float">
            <text:p><text:s text:c="3"/>63,7 </text:p>
          </table:table-cell>
          <table:table-cell table:style-name="ce9" office:value-type="float" office:value="78.2919476180439" calcext:value-type="float">
            <text:p><text:s text:c="3"/>78,3 </text:p>
          </table:table-cell>
          <table:table-cell table:style-name="ce9" office:value-type="float" office:value="73.0775425863739" calcext:value-type="float">
            <text:p><text:s text:c="3"/>73,1 </text:p>
          </table:table-cell>
          <table:table-cell table:style-name="ce9" office:value-type="float" office:value="83.506352649714" calcext:value-type="float">
            <text:p><text:s text:c="3"/>83,5 </text:p>
          </table:table-cell>
          <table:table-cell table:style-name="ce9" office:value-type="float" office:value="59.6295810501002" calcext:value-type="float">
            <text:p><text:s text:c="3"/>59,6 </text:p>
          </table:table-cell>
          <table:table-cell table:style-name="ce9" office:value-type="float" office:value="55.6103147508559" calcext:value-type="float">
            <text:p><text:s text:c="3"/>55,6 </text:p>
          </table:table-cell>
          <table:table-cell table:style-name="ce9" office:value-type="float" office:value="63.6488473493444" calcext:value-type="float">
            <text:p><text:s text:c="3"/>63,6 </text:p>
          </table:table-cell>
          <table:table-cell table:style-name="ce9" office:value-type="float" office:value="61.5978347956064" calcext:value-type="float">
            <text:p><text:s text:c="3"/>61,6 </text:p>
          </table:table-cell>
          <table:table-cell table:style-name="ce9" office:value-type="float" office:value="58.3289447478218" calcext:value-type="float">
            <text:p><text:s text:c="3"/>58,3 </text:p>
          </table:table-cell>
          <table:table-cell table:style-name="ce9" office:value-type="float" office:value="64.8667248433911" calcext:value-type="float">
            <text:p><text:s text:c="3"/>64,9 </text:p>
          </table:table-cell>
          <table:table-cell table:style-name="ce9" office:value-type="float" office:value="62.1455190308158" calcext:value-type="float">
            <text:p><text:s text:c="3"/>62,1 </text:p>
          </table:table-cell>
          <table:table-cell table:style-name="ce9" office:value-type="float" office:value="57.6100297909965" calcext:value-type="float">
            <text:p><text:s text:c="3"/>57,6 </text:p>
          </table:table-cell>
          <table:table-cell table:style-name="ce9" office:value-type="float" office:value="66.6810082706352" calcext:value-type="float">
            <text:p><text:s text:c="3"/>66,7 </text:p>
          </table:table-cell>
          <table:table-cell table:style-name="ce9" office:value-type="float" office:value="80.8767520763843" calcext:value-type="float">
            <text:p><text:s text:c="3"/>80,9 </text:p>
          </table:table-cell>
          <table:table-cell table:style-name="ce9" office:value-type="float" office:value="77.4465865590869" calcext:value-type="float">
            <text:p><text:s text:c="3"/>77,4 </text:p>
          </table:table-cell>
          <table:table-cell table:style-name="ce9" office:value-type="float" office:value="84.3069175936816" calcext:value-type="float">
            <text:p><text:s text:c="3"/>84,3 </text:p>
          </table:table-cell>
          <table:table-cell table:style-name="ce9" office:value-type="float" office:value="61.6494733328677" calcext:value-type="float">
            <text:p><text:s text:c="3"/>61,6 </text:p>
          </table:table-cell>
          <table:table-cell table:style-name="ce9" office:value-type="float" office:value="58.4991621709664" calcext:value-type="float">
            <text:p><text:s text:c="3"/>58,5 </text:p>
          </table:table-cell>
          <table:table-cell table:style-name="ce9" office:value-type="float" office:value="64.799784494769" calcext:value-type="float">
            <text:p><text:s text:c="3"/>64,8 </text:p>
          </table:table-cell>
          <table:table-cell table:style-name="ce9" office:value-type="float" office:value="65.7056994206475" calcext:value-type="float">
            <text:p><text:s text:c="3"/>65,7 </text:p>
          </table:table-cell>
          <table:table-cell table:style-name="ce9" office:value-type="float" office:value="62.6299403224726" calcext:value-type="float">
            <text:p><text:s text:c="3"/>62,6 </text:p>
          </table:table-cell>
          <table:table-cell table:style-name="ce9" office:value-type="float" office:value="68.7814585188224" calcext:value-type="float">
            <text:p><text:s text:c="3"/>68,8 </text:p>
          </table:table-cell>
          <table:table-cell table:style-name="ce9" office:value-type="float" office:value="63.9605556037204" calcext:value-type="float">
            <text:p><text:s text:c="3"/>64,0 </text:p>
          </table:table-cell>
          <table:table-cell table:style-name="ce9" office:value-type="float" office:value="59.6896295420006" calcext:value-type="float">
            <text:p><text:s text:c="3"/>59,7 </text:p>
          </table:table-cell>
          <table:table-cell table:style-name="ce9" office:value-type="float" office:value="68.2314816654402" calcext:value-type="float">
            <text:p><text:s text:c="3"/>68,2 </text:p>
          </table:table-cell>
          <table:table-cell table:style-name="ce9" office:value-type="float" office:value="77.4044732553875" calcext:value-type="float">
            <text:p><text:s text:c="3"/>77,4 </text:p>
          </table:table-cell>
          <table:table-cell table:style-name="ce9" office:value-type="float" office:value="74.315953983088" calcext:value-type="float">
            <text:p><text:s text:c="3"/>74,3 </text:p>
          </table:table-cell>
          <table:table-cell table:style-name="ce9" office:value-type="float" office:value="80.492992527687" calcext:value-type="float">
            <text:p><text:s text:c="3"/>80,5 </text:p>
          </table:table-cell>
          <table:table-cell table:style-name="ce9" office:value-type="float" office:value="64.4792456233162" calcext:value-type="float">
            <text:p><text:s text:c="3"/>64,5 </text:p>
          </table:table-cell>
          <table:table-cell table:style-name="ce9" office:value-type="float" office:value="61.1504202348884" calcext:value-type="float">
            <text:p><text:s text:c="3"/>61,2 </text:p>
          </table:table-cell>
          <table:table-cell table:style-name="ce9" office:value-type="float" office:value="67.8080710117441" calcext:value-type="float">
            <text:p><text:s text:c="3"/>67,8 </text:p>
          </table:table-cell>
          <table:table-cell table:style-name="ce9" office:value-type="float" office:value="61.9315767494259" calcext:value-type="float">
            <text:p><text:s text:c="3"/>61,9 </text:p>
          </table:table-cell>
          <table:table-cell table:style-name="ce9" office:value-type="float" office:value="56.6834373088018" calcext:value-type="float">
            <text:p><text:s text:c="3"/>56,7 </text:p>
          </table:table-cell>
          <table:table-cell table:style-name="ce9" office:value-type="float" office:value="67.1797161900501" calcext:value-type="float">
            <text:p><text:s text:c="3"/>67,2 </text:p>
          </table:table-cell>
          <table:table-cell table:style-name="ce9" office:value-type="float" office:value="57.7531619756485" calcext:value-type="float">
            <text:p><text:s text:c="3"/>57,8 </text:p>
          </table:table-cell>
          <table:table-cell table:style-name="ce9" office:value-type="float" office:value="53.3030490601286" calcext:value-type="float">
            <text:p><text:s text:c="3"/>53,3 </text:p>
          </table:table-cell>
          <table:table-cell table:style-name="ce9" office:value-type="float" office:value="62.2032748911685" calcext:value-type="float">
            <text:p><text:s text:c="3"/>62,2 </text:p>
          </table:table-cell>
          <table:table-cell table:style-name="ce9" office:value-type="float" office:value="82.9890472846172" calcext:value-type="float">
            <text:p><text:s text:c="3"/>83,0 </text:p>
          </table:table-cell>
          <table:table-cell table:style-name="ce9" office:value-type="float" office:value="77.3739199890275" calcext:value-type="float">
            <text:p><text:s text:c="3"/>77,4 </text:p>
          </table:table-cell>
          <table:table-cell table:style-name="ce9" office:value-type="float" office:value="88.6041745802069" calcext:value-type="float">
            <text:p><text:s text:c="3"/>88,6 </text:p>
          </table:table-cell>
          <table:table-cell table:number-columns-repeated="963"/>
        </table:table-row>
        <table:table-row table:style-name="ro1">
          <table:table-cell office:value-type="string" calcext:value-type="string">
            <text:p>Aracaju</text:p>
          </table:table-cell>
          <table:table-cell table:style-name="ce9" office:value-type="float" office:value="59.463770112696" calcext:value-type="float">
            <text:p><text:s text:c="3"/>59,5 </text:p>
          </table:table-cell>
          <table:table-cell table:style-name="ce9" office:value-type="float" office:value="57.3790554903803" calcext:value-type="float">
            <text:p><text:s text:c="3"/>57,4 </text:p>
          </table:table-cell>
          <table:table-cell table:style-name="ce9" office:value-type="float" office:value="61.5484847350117" calcext:value-type="float">
            <text:p><text:s text:c="3"/>61,5 </text:p>
          </table:table-cell>
          <table:table-cell table:style-name="ce9" office:value-type="float" office:value="63.4913896329739" calcext:value-type="float">
            <text:p><text:s text:c="3"/>63,5 </text:p>
          </table:table-cell>
          <table:table-cell table:style-name="ce9" office:value-type="float" office:value="61.3349983855405" calcext:value-type="float">
            <text:p><text:s text:c="3"/>61,3 </text:p>
          </table:table-cell>
          <table:table-cell table:style-name="ce9" office:value-type="float" office:value="65.6477808804073" calcext:value-type="float">
            <text:p><text:s text:c="3"/>65,6 </text:p>
          </table:table-cell>
          <table:table-cell table:style-name="ce9" office:value-type="float" office:value="57.2565731418357" calcext:value-type="float">
            <text:p><text:s text:c="3"/>57,3 </text:p>
          </table:table-cell>
          <table:table-cell table:style-name="ce9" office:value-type="float" office:value="54.7405541013331" calcext:value-type="float">
            <text:p><text:s text:c="3"/>54,7 </text:p>
          </table:table-cell>
          <table:table-cell table:style-name="ce9" office:value-type="float" office:value="59.7725921823383" calcext:value-type="float">
            <text:p><text:s text:c="3"/>59,8 </text:p>
          </table:table-cell>
          <table:table-cell table:style-name="ce9" office:value-type="float" office:value="82.2402906128464" calcext:value-type="float">
            <text:p><text:s text:c="3"/>82,2 </text:p>
          </table:table-cell>
          <table:table-cell table:style-name="ce9" office:value-type="float" office:value="78.8824586844219" calcext:value-type="float">
            <text:p><text:s text:c="3"/>78,9 </text:p>
          </table:table-cell>
          <table:table-cell table:style-name="ce9" office:value-type="float" office:value="85.5981225412709" calcext:value-type="float">
            <text:p><text:s text:c="3"/>85,6 </text:p>
          </table:table-cell>
          <table:table-cell table:style-name="ce9" office:value-type="float" office:value="62.0161997768993" calcext:value-type="float">
            <text:p><text:s text:c="3"/>62,0 </text:p>
          </table:table-cell>
          <table:table-cell table:style-name="ce9" office:value-type="float" office:value="59.3605842212584" calcext:value-type="float">
            <text:p><text:s text:c="3"/>59,4 </text:p>
          </table:table-cell>
          <table:table-cell table:style-name="ce9" office:value-type="float" office:value="64.6718153325402" calcext:value-type="float">
            <text:p><text:s text:c="3"/>64,7 </text:p>
          </table:table-cell>
          <table:table-cell table:style-name="ce9" office:value-type="float" office:value="66.8473716823916" calcext:value-type="float">
            <text:p><text:s text:c="3"/>66,8 </text:p>
          </table:table-cell>
          <table:table-cell table:style-name="ce9" office:value-type="float" office:value="64.0096991102018" calcext:value-type="float">
            <text:p><text:s text:c="3"/>64,0 </text:p>
          </table:table-cell>
          <table:table-cell table:style-name="ce9" office:value-type="float" office:value="69.6850442545814" calcext:value-type="float">
            <text:p><text:s text:c="3"/>69,7 </text:p>
          </table:table-cell>
          <table:table-cell table:style-name="ce9" office:value-type="float" office:value="57.9289067966116" calcext:value-type="float">
            <text:p><text:s text:c="3"/>57,9 </text:p>
          </table:table-cell>
          <table:table-cell table:style-name="ce9" office:value-type="float" office:value="54.7910827827475" calcext:value-type="float">
            <text:p><text:s text:c="3"/>54,8 </text:p>
          </table:table-cell>
          <table:table-cell table:style-name="ce9" office:value-type="float" office:value="61.0667308104757" calcext:value-type="float">
            <text:p><text:s text:c="3"/>61,1 </text:p>
          </table:table-cell>
          <table:table-cell table:style-name="ce9" office:value-type="float" office:value="81.2703878248281" calcext:value-type="float">
            <text:p><text:s text:c="3"/>81,3 </text:p>
          </table:table-cell>
          <table:table-cell table:style-name="ce9" office:value-type="float" office:value="75.1434010028502" calcext:value-type="float">
            <text:p><text:s text:c="3"/>75,1 </text:p>
          </table:table-cell>
          <table:table-cell table:style-name="ce9" office:value-type="float" office:value="87.3973746468061" calcext:value-type="float">
            <text:p><text:s text:c="3"/>87,4 </text:p>
          </table:table-cell>
          <table:table-cell table:style-name="ce9" office:value-type="float" office:value="57.5459066773928" calcext:value-type="float">
            <text:p><text:s text:c="3"/>57,5 </text:p>
          </table:table-cell>
          <table:table-cell table:style-name="ce9" office:value-type="float" office:value="54.9211939746348" calcext:value-type="float">
            <text:p><text:s text:c="3"/>54,9 </text:p>
          </table:table-cell>
          <table:table-cell table:style-name="ce9" office:value-type="float" office:value="60.1706193801509" calcext:value-type="float">
            <text:p><text:s text:c="3"/>60,2 </text:p>
          </table:table-cell>
          <table:table-cell table:style-name="ce9" office:value-type="float" office:value="60.7724551912502" calcext:value-type="float">
            <text:p><text:s text:c="3"/>60,8 </text:p>
          </table:table-cell>
          <table:table-cell table:style-name="ce9" office:value-type="float" office:value="58.0836717302479" calcext:value-type="float">
            <text:p><text:s text:c="3"/>58,1 </text:p>
          </table:table-cell>
          <table:table-cell table:style-name="ce9" office:value-type="float" office:value="63.4612386522524" calcext:value-type="float">
            <text:p><text:s text:c="3"/>63,5 </text:p>
          </table:table-cell>
          <table:table-cell table:style-name="ce9" office:value-type="float" office:value="56.6433007709188" calcext:value-type="float">
            <text:p><text:s text:c="3"/>56,6 </text:p>
          </table:table-cell>
          <table:table-cell table:style-name="ce9" office:value-type="float" office:value="53.2621603315429" calcext:value-type="float">
            <text:p><text:s text:c="3"/>53,3 </text:p>
          </table:table-cell>
          <table:table-cell table:style-name="ce9" office:value-type="float" office:value="60.0244412102947" calcext:value-type="float">
            <text:p><text:s text:c="3"/>60,0 </text:p>
          </table:table-cell>
          <table:table-cell table:style-name="ce9" office:value-type="float" office:value="83.2315430225284" calcext:value-type="float">
            <text:p><text:s text:c="3"/>83,2 </text:p>
          </table:table-cell>
          <table:table-cell table:style-name="ce9" office:value-type="float" office:value="78.5304192947707" calcext:value-type="float">
            <text:p><text:s text:c="3"/>78,5 </text:p>
          </table:table-cell>
          <table:table-cell table:style-name="ce9" office:value-type="float" office:value="87.9326667502861" calcext:value-type="float">
            <text:p><text:s text:c="3"/>87,9 </text:p>
          </table:table-cell>
          <table:table-cell table:style-name="ce9" office:value-type="float" office:value="60.4191625662085" calcext:value-type="float">
            <text:p><text:s text:c="3"/>60,4 </text:p>
          </table:table-cell>
          <table:table-cell table:style-name="ce9" office:value-type="float" office:value="57.9320503962578" calcext:value-type="float">
            <text:p><text:s text:c="3"/>57,9 </text:p>
          </table:table-cell>
          <table:table-cell table:style-name="ce9" office:value-type="float" office:value="62.9062747361592" calcext:value-type="float">
            <text:p><text:s text:c="3"/>62,9 </text:p>
          </table:table-cell>
          <table:table-cell table:style-name="ce9" office:value-type="float" office:value="64.2884755004182" calcext:value-type="float">
            <text:p><text:s text:c="3"/>64,3 </text:p>
          </table:table-cell>
          <table:table-cell table:style-name="ce9" office:value-type="float" office:value="61.4626575511198" calcext:value-type="float">
            <text:p><text:s text:c="3"/>61,5 </text:p>
          </table:table-cell>
          <table:table-cell table:style-name="ce9" office:value-type="float" office:value="67.1142934497167" calcext:value-type="float">
            <text:p><text:s text:c="3"/>67,1 </text:p>
          </table:table-cell>
          <table:table-cell table:style-name="ce9" office:value-type="float" office:value="58.8401226813693" calcext:value-type="float">
            <text:p><text:s text:c="3"/>58,8 </text:p>
          </table:table-cell>
          <table:table-cell table:style-name="ce9" office:value-type="float" office:value="55.4838540815972" calcext:value-type="float">
            <text:p><text:s text:c="3"/>55,5 </text:p>
          </table:table-cell>
          <table:table-cell table:style-name="ce9" office:value-type="float" office:value="62.1963912811413" calcext:value-type="float">
            <text:p><text:s text:c="3"/>62,2 </text:p>
          </table:table-cell>
          <table:table-cell table:style-name="ce9" office:value-type="float" office:value="82.2909421033691" calcext:value-type="float">
            <text:p><text:s text:c="3"/>82,3 </text:p>
          </table:table-cell>
          <table:table-cell table:style-name="ce9" office:value-type="float" office:value="76.6098221287628" calcext:value-type="float">
            <text:p><text:s text:c="3"/>76,6 </text:p>
          </table:table-cell>
          <table:table-cell table:style-name="ce9" office:value-type="float" office:value="87.9720620779754" calcext:value-type="float">
            <text:p><text:s text:c="3"/>88,0 </text:p>
          </table:table-cell>
          <table:table-cell table:style-name="ce9" office:value-type="float" office:value="57.5951652804035" calcext:value-type="float">
            <text:p><text:s text:c="3"/>57,6 </text:p>
          </table:table-cell>
          <table:table-cell table:style-name="ce9" office:value-type="float" office:value="53.746699881085" calcext:value-type="float">
            <text:p><text:s text:c="3"/>53,7 </text:p>
          </table:table-cell>
          <table:table-cell table:style-name="ce9" office:value-type="float" office:value="61.443630679722" calcext:value-type="float">
            <text:p><text:s text:c="3"/>61,4 </text:p>
          </table:table-cell>
          <table:table-cell table:style-name="ce9" office:value-type="float" office:value="62.2395245920208" calcext:value-type="float">
            <text:p><text:s text:c="3"/>62,2 </text:p>
          </table:table-cell>
          <table:table-cell table:style-name="ce9" office:value-type="float" office:value="59.0384422246536" calcext:value-type="float">
            <text:p><text:s text:c="3"/>59,0 </text:p>
          </table:table-cell>
          <table:table-cell table:style-name="ce9" office:value-type="float" office:value="65.4406069593879" calcext:value-type="float">
            <text:p><text:s text:c="3"/>65,4 </text:p>
          </table:table-cell>
          <table:table-cell table:style-name="ce9" office:value-type="float" office:value="55.0100715149474" calcext:value-type="float">
            <text:p><text:s text:c="3"/>55,0 </text:p>
          </table:table-cell>
          <table:table-cell table:style-name="ce9" office:value-type="float" office:value="51.4416866745108" calcext:value-type="float">
            <text:p><text:s text:c="3"/>51,4 </text:p>
          </table:table-cell>
          <table:table-cell table:style-name="ce9" office:value-type="float" office:value="58.5784563553839" calcext:value-type="float">
            <text:p><text:s text:c="3"/>58,6 </text:p>
          </table:table-cell>
          <table:table-cell table:style-name="ce9" office:value-type="float" office:value="82.1873302391234" calcext:value-type="float">
            <text:p><text:s text:c="3"/>82,2 </text:p>
          </table:table-cell>
          <table:table-cell table:style-name="ce9" office:value-type="float" office:value="78.7438023451815" calcext:value-type="float">
            <text:p><text:s text:c="3"/>78,7 </text:p>
          </table:table-cell>
          <table:table-cell table:style-name="ce9" office:value-type="float" office:value="85.6308581330652" calcext:value-type="float">
            <text:p><text:s text:c="3"/>85,6 </text:p>
          </table:table-cell>
          <table:table-cell table:number-columns-repeated="963"/>
        </table:table-row>
        <table:table-row table:style-name="ro1">
          <table:table-cell office:value-type="string" calcext:value-type="string">
            <text:p>Salvador</text:p>
          </table:table-cell>
          <table:table-cell table:style-name="ce9" office:value-type="float" office:value="64.6504817056549" calcext:value-type="float">
            <text:p><text:s text:c="3"/>64,7 </text:p>
          </table:table-cell>
          <table:table-cell table:style-name="ce9" office:value-type="float" office:value="61.4891993311604" calcext:value-type="float">
            <text:p><text:s text:c="3"/>61,5 </text:p>
          </table:table-cell>
          <table:table-cell table:style-name="ce9" office:value-type="float" office:value="67.8117640801495" calcext:value-type="float">
            <text:p><text:s text:c="3"/>67,8 </text:p>
          </table:table-cell>
          <table:table-cell table:style-name="ce9" office:value-type="float" office:value="69.7455981710468" calcext:value-type="float">
            <text:p><text:s text:c="3"/>69,7 </text:p>
          </table:table-cell>
          <table:table-cell table:style-name="ce9" office:value-type="float" office:value="67.1651298811812" calcext:value-type="float">
            <text:p><text:s text:c="3"/>67,2 </text:p>
          </table:table-cell>
          <table:table-cell table:style-name="ce9" office:value-type="float" office:value="72.3260664609123" calcext:value-type="float">
            <text:p><text:s text:c="3"/>72,3 </text:p>
          </table:table-cell>
          <table:table-cell table:style-name="ce9" office:value-type="float" office:value="64.0807951599418" calcext:value-type="float">
            <text:p><text:s text:c="3"/>64,1 </text:p>
          </table:table-cell>
          <table:table-cell table:style-name="ce9" office:value-type="float" office:value="61.4769651483065" calcext:value-type="float">
            <text:p><text:s text:c="3"/>61,5 </text:p>
          </table:table-cell>
          <table:table-cell table:style-name="ce9" office:value-type="float" office:value="66.684625171577" calcext:value-type="float">
            <text:p><text:s text:c="3"/>66,7 </text:p>
          </table:table-cell>
          <table:table-cell table:style-name="ce9" office:value-type="float" office:value="82.282314002167" calcext:value-type="float">
            <text:p><text:s text:c="3"/>82,3 </text:p>
          </table:table-cell>
          <table:table-cell table:style-name="ce9" office:value-type="float" office:value="76.8092112496188" calcext:value-type="float">
            <text:p><text:s text:c="3"/>76,8 </text:p>
          </table:table-cell>
          <table:table-cell table:style-name="ce9" office:value-type="float" office:value="87.7554167547151" calcext:value-type="float">
            <text:p><text:s text:c="3"/>87,8 </text:p>
          </table:table-cell>
          <table:table-cell table:style-name="ce9" office:value-type="float" office:value="65.6544371983317" calcext:value-type="float">
            <text:p><text:s text:c="3"/>65,7 </text:p>
          </table:table-cell>
          <table:table-cell table:style-name="ce9" office:value-type="float" office:value="62.5195773492893" calcext:value-type="float">
            <text:p><text:s text:c="3"/>62,5 </text:p>
          </table:table-cell>
          <table:table-cell table:style-name="ce9" office:value-type="float" office:value="68.7892970473742" calcext:value-type="float">
            <text:p><text:s text:c="3"/>68,8 </text:p>
          </table:table-cell>
          <table:table-cell table:style-name="ce9" office:value-type="float" office:value="71.0272277368002" calcext:value-type="float">
            <text:p><text:s text:c="3"/>71,0 </text:p>
          </table:table-cell>
          <table:table-cell table:style-name="ce9" office:value-type="float" office:value="66.8804118524182" calcext:value-type="float">
            <text:p><text:s text:c="3"/>66,9 </text:p>
          </table:table-cell>
          <table:table-cell table:style-name="ce9" office:value-type="float" office:value="75.1740436211822" calcext:value-type="float">
            <text:p><text:s text:c="3"/>75,2 </text:p>
          </table:table-cell>
          <table:table-cell table:style-name="ce9" office:value-type="float" office:value="64.2618230824191" calcext:value-type="float">
            <text:p><text:s text:c="3"/>64,3 </text:p>
          </table:table-cell>
          <table:table-cell table:style-name="ce9" office:value-type="float" office:value="60.5321920222873" calcext:value-type="float">
            <text:p><text:s text:c="3"/>60,5 </text:p>
          </table:table-cell>
          <table:table-cell table:style-name="ce9" office:value-type="float" office:value="67.9914541425509" calcext:value-type="float">
            <text:p><text:s text:c="3"/>68,0 </text:p>
          </table:table-cell>
          <table:table-cell table:style-name="ce9" office:value-type="float" office:value="80.9722492773674" calcext:value-type="float">
            <text:p><text:s text:c="3"/>81,0 </text:p>
          </table:table-cell>
          <table:table-cell table:style-name="ce9" office:value-type="float" office:value="75.5793770642799" calcext:value-type="float">
            <text:p><text:s text:c="3"/>75,6 </text:p>
          </table:table-cell>
          <table:table-cell table:style-name="ce9" office:value-type="float" office:value="86.3651214904548" calcext:value-type="float">
            <text:p><text:s text:c="3"/>86,4 </text:p>
          </table:table-cell>
          <table:table-cell table:style-name="ce9" office:value-type="float" office:value="63.9005591849721" calcext:value-type="float">
            <text:p><text:s text:c="3"/>63,9 </text:p>
          </table:table-cell>
          <table:table-cell table:style-name="ce9" office:value-type="float" office:value="59.769516286615" calcext:value-type="float">
            <text:p><text:s text:c="3"/>59,8 </text:p>
          </table:table-cell>
          <table:table-cell table:style-name="ce9" office:value-type="float" office:value="68.0316020833291" calcext:value-type="float">
            <text:p><text:s text:c="3"/>68,0 </text:p>
          </table:table-cell>
          <table:table-cell table:style-name="ce9" office:value-type="float" office:value="68.5735803246174" calcext:value-type="float">
            <text:p><text:s text:c="3"/>68,6 </text:p>
          </table:table-cell>
          <table:table-cell table:style-name="ce9" office:value-type="float" office:value="65.5642290179926" calcext:value-type="float">
            <text:p><text:s text:c="3"/>65,6 </text:p>
          </table:table-cell>
          <table:table-cell table:style-name="ce9" office:value-type="float" office:value="71.5829316312422" calcext:value-type="float">
            <text:p><text:s text:c="3"/>71,6 </text:p>
          </table:table-cell>
          <table:table-cell table:style-name="ce9" office:value-type="float" office:value="63.9264822927755" calcext:value-type="float">
            <text:p><text:s text:c="3"/>63,9 </text:p>
          </table:table-cell>
          <table:table-cell table:style-name="ce9" office:value-type="float" office:value="60.8516832077371" calcext:value-type="float">
            <text:p><text:s text:c="3"/>60,9 </text:p>
          </table:table-cell>
          <table:table-cell table:style-name="ce9" office:value-type="float" office:value="67.0012813778139" calcext:value-type="float">
            <text:p><text:s text:c="3"/>67,0 </text:p>
          </table:table-cell>
          <table:table-cell table:style-name="ce9" office:value-type="float" office:value="83.6219921666748" calcext:value-type="float">
            <text:p><text:s text:c="3"/>83,6 </text:p>
          </table:table-cell>
          <table:table-cell table:style-name="ce9" office:value-type="float" office:value="76.9902080412405" calcext:value-type="float">
            <text:p><text:s text:c="3"/>77,0 </text:p>
          </table:table-cell>
          <table:table-cell table:style-name="ce9" office:value-type="float" office:value="90.253776292109" calcext:value-type="float">
            <text:p><text:s text:c="3"/>90,3 </text:p>
          </table:table-cell>
          <table:table-cell table:style-name="ce9" office:value-type="float" office:value="64.6477050361882" calcext:value-type="float">
            <text:p><text:s text:c="3"/>64,6 </text:p>
          </table:table-cell>
          <table:table-cell table:style-name="ce9" office:value-type="float" office:value="61.0693784542893" calcext:value-type="float">
            <text:p><text:s text:c="3"/>61,1 </text:p>
          </table:table-cell>
          <table:table-cell table:style-name="ce9" office:value-type="float" office:value="68.2260316180872" calcext:value-type="float">
            <text:p><text:s text:c="3"/>68,2 </text:p>
          </table:table-cell>
          <table:table-cell table:style-name="ce9" office:value-type="float" office:value="70.536736054174" calcext:value-type="float">
            <text:p><text:s text:c="3"/>70,5 </text:p>
          </table:table-cell>
          <table:table-cell table:style-name="ce9" office:value-type="float" office:value="68.0974170177685" calcext:value-type="float">
            <text:p><text:s text:c="3"/>68,1 </text:p>
          </table:table-cell>
          <table:table-cell table:style-name="ce9" office:value-type="float" office:value="72.9760550905796" calcext:value-type="float">
            <text:p><text:s text:c="3"/>73,0 </text:p>
          </table:table-cell>
          <table:table-cell table:style-name="ce9" office:value-type="float" office:value="64.0708399203375" calcext:value-type="float">
            <text:p><text:s text:c="3"/>64,1 </text:p>
          </table:table-cell>
          <table:table-cell table:style-name="ce9" office:value-type="float" office:value="61.0292759465502" calcext:value-type="float">
            <text:p><text:s text:c="3"/>61,0 </text:p>
          </table:table-cell>
          <table:table-cell table:style-name="ce9" office:value-type="float" office:value="67.1124038941248" calcext:value-type="float">
            <text:p><text:s text:c="3"/>67,1 </text:p>
          </table:table-cell>
          <table:table-cell table:style-name="ce9" office:value-type="float" office:value="82.0119007184404" calcext:value-type="float">
            <text:p><text:s text:c="3"/>82,0 </text:p>
          </table:table-cell>
          <table:table-cell table:style-name="ce9" office:value-type="float" office:value="74.3296766894353" calcext:value-type="float">
            <text:p><text:s text:c="3"/>74,3 </text:p>
          </table:table-cell>
          <table:table-cell table:style-name="ce9" office:value-type="float" office:value="89.6941247474455" calcext:value-type="float">
            <text:p><text:s text:c="3"/>89,7 </text:p>
          </table:table-cell>
          <table:table-cell table:style-name="ce9" office:value-type="float" office:value="64.6668021262623" calcext:value-type="float">
            <text:p><text:s text:c="3"/>64,7 </text:p>
          </table:table-cell>
          <table:table-cell table:style-name="ce9" office:value-type="float" office:value="59.1563948567627" calcext:value-type="float">
            <text:p><text:s text:c="3"/>59,2 </text:p>
          </table:table-cell>
          <table:table-cell table:style-name="ce9" office:value-type="float" office:value="70.1772093957619" calcext:value-type="float">
            <text:p><text:s text:c="3"/>70,2 </text:p>
          </table:table-cell>
          <table:table-cell table:style-name="ce9" office:value-type="float" office:value="67.1571341833803" calcext:value-type="float">
            <text:p><text:s text:c="3"/>67,2 </text:p>
          </table:table-cell>
          <table:table-cell table:style-name="ce9" office:value-type="float" office:value="60.3949833514456" calcext:value-type="float">
            <text:p><text:s text:c="3"/>60,4 </text:p>
          </table:table-cell>
          <table:table-cell table:style-name="ce9" office:value-type="float" office:value="73.9192850153149" calcext:value-type="float">
            <text:p><text:s text:c="3"/>73,9 </text:p>
          </table:table-cell>
          <table:table-cell table:style-name="ce9" office:value-type="float" office:value="64.1010613922537" calcext:value-type="float">
            <text:p><text:s text:c="3"/>64,1 </text:p>
          </table:table-cell>
          <table:table-cell table:style-name="ce9" office:value-type="float" office:value="59.1902851152188" calcext:value-type="float">
            <text:p><text:s text:c="3"/>59,2 </text:p>
          </table:table-cell>
          <table:table-cell table:style-name="ce9" office:value-type="float" office:value="69.0118376692885" calcext:value-type="float">
            <text:p><text:s text:c="3"/>69,0 </text:p>
          </table:table-cell>
          <table:table-cell table:style-name="ce9" office:value-type="float" office:value="82.9122610442618" calcext:value-type="float">
            <text:p><text:s text:c="3"/>82,9 </text:p>
          </table:table-cell>
          <table:table-cell table:style-name="ce9" office:value-type="float" office:value="79.4711476358325" calcext:value-type="float">
            <text:p><text:s text:c="3"/>79,5 </text:p>
          </table:table-cell>
          <table:table-cell table:style-name="ce9" office:value-type="float" office:value="86.353374452691" calcext:value-type="float">
            <text:p><text:s text:c="3"/>86,4 </text:p>
          </table:table-cell>
          <table:table-cell table:number-columns-repeated="963"/>
        </table:table-row>
        <table:table-row table:style-name="ro1">
          <table:table-cell office:value-type="string" calcext:value-type="string">
            <text:p>Belo Horizonte</text:p>
          </table:table-cell>
          <table:table-cell table:style-name="ce9" office:value-type="float" office:value="61.8489005039023" calcext:value-type="float">
            <text:p><text:s text:c="3"/>61,8 </text:p>
          </table:table-cell>
          <table:table-cell table:style-name="ce9" office:value-type="float" office:value="59.5365800315643" calcext:value-type="float">
            <text:p><text:s text:c="3"/>59,5 </text:p>
          </table:table-cell>
          <table:table-cell table:style-name="ce9" office:value-type="float" office:value="64.1612209762403" calcext:value-type="float">
            <text:p><text:s text:c="3"/>64,2 </text:p>
          </table:table-cell>
          <table:table-cell table:style-name="ce9" office:value-type="float" office:value="66.7438298662919" calcext:value-type="float">
            <text:p><text:s text:c="3"/>66,7 </text:p>
          </table:table-cell>
          <table:table-cell table:style-name="ce9" office:value-type="float" office:value="64.2487225059734" calcext:value-type="float">
            <text:p><text:s text:c="3"/>64,2 </text:p>
          </table:table-cell>
          <table:table-cell table:style-name="ce9" office:value-type="float" office:value="69.2389372266105" calcext:value-type="float">
            <text:p><text:s text:c="3"/>69,2 </text:p>
          </table:table-cell>
          <table:table-cell table:style-name="ce9" office:value-type="float" office:value="62.2692879531627" calcext:value-type="float">
            <text:p><text:s text:c="3"/>62,3 </text:p>
          </table:table-cell>
          <table:table-cell table:style-name="ce9" office:value-type="float" office:value="59.9923590530541" calcext:value-type="float">
            <text:p><text:s text:c="3"/>60,0 </text:p>
          </table:table-cell>
          <table:table-cell table:style-name="ce9" office:value-type="float" office:value="64.5462168532714" calcext:value-type="float">
            <text:p><text:s text:c="3"/>64,5 </text:p>
          </table:table-cell>
          <table:table-cell table:style-name="ce9" office:value-type="float" office:value="80.7404208866305" calcext:value-type="float">
            <text:p><text:s text:c="3"/>80,7 </text:p>
          </table:table-cell>
          <table:table-cell table:style-name="ce9" office:value-type="float" office:value="76.5008106506957" calcext:value-type="float">
            <text:p><text:s text:c="3"/>76,5 </text:p>
          </table:table-cell>
          <table:table-cell table:style-name="ce9" office:value-type="float" office:value="84.9800311225653" calcext:value-type="float">
            <text:p><text:s text:c="3"/>85,0 </text:p>
          </table:table-cell>
          <table:table-cell table:style-name="ce9" office:value-type="float" office:value="65.2909385175386" calcext:value-type="float">
            <text:p><text:s text:c="3"/>65,3 </text:p>
          </table:table-cell>
          <table:table-cell table:style-name="ce9" office:value-type="float" office:value="62.4407221826571" calcext:value-type="float">
            <text:p><text:s text:c="3"/>62,4 </text:p>
          </table:table-cell>
          <table:table-cell table:style-name="ce9" office:value-type="float" office:value="68.1411548524201" calcext:value-type="float">
            <text:p><text:s text:c="3"/>68,1 </text:p>
          </table:table-cell>
          <table:table-cell table:style-name="ce9" office:value-type="float" office:value="68.5705195323688" calcext:value-type="float">
            <text:p><text:s text:c="3"/>68,6 </text:p>
          </table:table-cell>
          <table:table-cell table:style-name="ce9" office:value-type="float" office:value="65.2513188792723" calcext:value-type="float">
            <text:p><text:s text:c="3"/>65,3 </text:p>
          </table:table-cell>
          <table:table-cell table:style-name="ce9" office:value-type="float" office:value="71.8897201854653" calcext:value-type="float">
            <text:p><text:s text:c="3"/>71,9 </text:p>
          </table:table-cell>
          <table:table-cell table:style-name="ce9" office:value-type="float" office:value="63.056231683546" calcext:value-type="float">
            <text:p><text:s text:c="3"/>63,1 </text:p>
          </table:table-cell>
          <table:table-cell table:style-name="ce9" office:value-type="float" office:value="60.0109422652686" calcext:value-type="float">
            <text:p><text:s text:c="3"/>60,0 </text:p>
          </table:table-cell>
          <table:table-cell table:style-name="ce9" office:value-type="float" office:value="66.1015211018235" calcext:value-type="float">
            <text:p><text:s text:c="3"/>66,1 </text:p>
          </table:table-cell>
          <table:table-cell table:style-name="ce9" office:value-type="float" office:value="80.818355283424" calcext:value-type="float">
            <text:p><text:s text:c="3"/>80,8 </text:p>
          </table:table-cell>
          <table:table-cell table:style-name="ce9" office:value-type="float" office:value="75.8966128050164" calcext:value-type="float">
            <text:p><text:s text:c="3"/>75,9 </text:p>
          </table:table-cell>
          <table:table-cell table:style-name="ce9" office:value-type="float" office:value="85.7400977618316" calcext:value-type="float">
            <text:p><text:s text:c="3"/>85,7 </text:p>
          </table:table-cell>
          <table:table-cell table:style-name="ce9" office:value-type="float" office:value="58.7122010635048" calcext:value-type="float">
            <text:p><text:s text:c="3"/>58,7 </text:p>
          </table:table-cell>
          <table:table-cell table:style-name="ce9" office:value-type="float" office:value="56.1171870558879" calcext:value-type="float">
            <text:p><text:s text:c="3"/>56,1 </text:p>
          </table:table-cell>
          <table:table-cell table:style-name="ce9" office:value-type="float" office:value="61.3072150711217" calcext:value-type="float">
            <text:p><text:s text:c="3"/>61,3 </text:p>
          </table:table-cell>
          <table:table-cell table:style-name="ce9" office:value-type="float" office:value="65.043794582777" calcext:value-type="float">
            <text:p><text:s text:c="3"/>65,0 </text:p>
          </table:table-cell>
          <table:table-cell table:style-name="ce9" office:value-type="float" office:value="61.7959754024113" calcext:value-type="float">
            <text:p><text:s text:c="3"/>61,8 </text:p>
          </table:table-cell>
          <table:table-cell table:style-name="ce9" office:value-type="float" office:value="68.2916137631427" calcext:value-type="float">
            <text:p><text:s text:c="3"/>68,3 </text:p>
          </table:table-cell>
          <table:table-cell table:style-name="ce9" office:value-type="float" office:value="61.4719602728044" calcext:value-type="float">
            <text:p><text:s text:c="3"/>61,5 </text:p>
          </table:table-cell>
          <table:table-cell table:style-name="ce9" office:value-type="float" office:value="58.6858176184689" calcext:value-type="float">
            <text:p><text:s text:c="3"/>58,7 </text:p>
          </table:table-cell>
          <table:table-cell table:style-name="ce9" office:value-type="float" office:value="64.2581029271399" calcext:value-type="float">
            <text:p><text:s text:c="3"/>64,3 </text:p>
          </table:table-cell>
          <table:table-cell table:style-name="ce9" office:value-type="float" office:value="80.6697297055853" calcext:value-type="float">
            <text:p><text:s text:c="3"/>80,7 </text:p>
          </table:table-cell>
          <table:table-cell table:style-name="ce9" office:value-type="float" office:value="75.554912139568" calcext:value-type="float">
            <text:p><text:s text:c="3"/>75,6 </text:p>
          </table:table-cell>
          <table:table-cell table:style-name="ce9" office:value-type="float" office:value="85.7845472716025" calcext:value-type="float">
            <text:p><text:s text:c="3"/>85,8 </text:p>
          </table:table-cell>
          <table:table-cell table:style-name="ce9" office:value-type="float" office:value="64.2184738472348" calcext:value-type="float">
            <text:p><text:s text:c="3"/>64,2 </text:p>
          </table:table-cell>
          <table:table-cell table:style-name="ce9" office:value-type="float" office:value="62.3118961712967" calcext:value-type="float">
            <text:p><text:s text:c="3"/>62,3 </text:p>
          </table:table-cell>
          <table:table-cell table:style-name="ce9" office:value-type="float" office:value="66.1250515231729" calcext:value-type="float">
            <text:p><text:s text:c="3"/>66,1 </text:p>
          </table:table-cell>
          <table:table-cell table:style-name="ce9" office:value-type="float" office:value="67.3876240571349" calcext:value-type="float">
            <text:p><text:s text:c="3"/>67,4 </text:p>
          </table:table-cell>
          <table:table-cell table:style-name="ce9" office:value-type="float" office:value="64.7038323557468" calcext:value-type="float">
            <text:p><text:s text:c="3"/>64,7 </text:p>
          </table:table-cell>
          <table:table-cell table:style-name="ce9" office:value-type="float" office:value="70.071415758523" calcext:value-type="float">
            <text:p><text:s text:c="3"/>70,1 </text:p>
          </table:table-cell>
          <table:table-cell table:style-name="ce9" office:value-type="float" office:value="63.3727032065574" calcext:value-type="float">
            <text:p><text:s text:c="3"/>63,4 </text:p>
          </table:table-cell>
          <table:table-cell table:style-name="ce9" office:value-type="float" office:value="60.7184395881174" calcext:value-type="float">
            <text:p><text:s text:c="3"/>60,7 </text:p>
          </table:table-cell>
          <table:table-cell table:style-name="ce9" office:value-type="float" office:value="66.0269668249974" calcext:value-type="float">
            <text:p><text:s text:c="3"/>66,0 </text:p>
          </table:table-cell>
          <table:table-cell table:style-name="ce9" office:value-type="float" office:value="81.9754041226719" calcext:value-type="float">
            <text:p><text:s text:c="3"/>82,0 </text:p>
          </table:table-cell>
          <table:table-cell table:style-name="ce9" office:value-type="float" office:value="76.4063869301665" calcext:value-type="float">
            <text:p><text:s text:c="3"/>76,4 </text:p>
          </table:table-cell>
          <table:table-cell table:style-name="ce9" office:value-type="float" office:value="87.5444213151772" calcext:value-type="float">
            <text:p><text:s text:c="3"/>87,5 </text:p>
          </table:table-cell>
          <table:table-cell table:style-name="ce9" office:value-type="float" office:value="51.5483251759865" calcext:value-type="float">
            <text:p><text:s text:c="3"/>51,5 </text:p>
          </table:table-cell>
          <table:table-cell table:style-name="ce9" office:value-type="float" office:value="45.7655471003079" calcext:value-type="float">
            <text:p><text:s text:c="3"/>45,8 </text:p>
          </table:table-cell>
          <table:table-cell table:style-name="ce9" office:value-type="float" office:value="57.3311032516651" calcext:value-type="float">
            <text:p><text:s text:c="3"/>57,3 </text:p>
          </table:table-cell>
          <table:table-cell table:style-name="ce9" office:value-type="float" office:value="64.7093251140748" calcext:value-type="float">
            <text:p><text:s text:c="3"/>64,7 </text:p>
          </table:table-cell>
          <table:table-cell table:style-name="ce9" office:value-type="float" office:value="58.9584847479747" calcext:value-type="float">
            <text:p><text:s text:c="3"/>59,0 </text:p>
          </table:table-cell>
          <table:table-cell table:style-name="ce9" office:value-type="float" office:value="70.460165480175" calcext:value-type="float">
            <text:p><text:s text:c="3"/>70,5 </text:p>
          </table:table-cell>
          <table:table-cell table:style-name="ce9" office:value-type="float" office:value="58.2549937025356" calcext:value-type="float">
            <text:p><text:s text:c="3"/>58,3 </text:p>
          </table:table-cell>
          <table:table-cell table:style-name="ce9" office:value-type="float" office:value="54.7277328350745" calcext:value-type="float">
            <text:p><text:s text:c="3"/>54,7 </text:p>
          </table:table-cell>
          <table:table-cell table:style-name="ce9" office:value-type="float" office:value="61.7822545699966" calcext:value-type="float">
            <text:p><text:s text:c="3"/>61,8 </text:p>
          </table:table-cell>
          <table:table-cell table:style-name="ce9" office:value-type="float" office:value="77.4687979301588" calcext:value-type="float">
            <text:p><text:s text:c="3"/>77,5 </text:p>
          </table:table-cell>
          <table:table-cell table:style-name="ce9" office:value-type="float" office:value="72.8116250548559" calcext:value-type="float">
            <text:p><text:s text:c="3"/>72,8 </text:p>
          </table:table-cell>
          <table:table-cell table:style-name="ce9" office:value-type="float" office:value="82.1259708054617" calcext:value-type="float">
            <text:p><text:s text:c="3"/>82,1 </text:p>
          </table:table-cell>
          <table:table-cell table:number-columns-repeated="963"/>
        </table:table-row>
        <table:table-row table:style-name="ro1">
          <table:table-cell office:value-type="string" calcext:value-type="string">
            <text:p>Vitória</text:p>
          </table:table-cell>
          <table:table-cell table:style-name="ce9" office:value-type="float" office:value="61.1162202545458" calcext:value-type="float">
            <text:p><text:s text:c="3"/>61,1 </text:p>
          </table:table-cell>
          <table:table-cell table:style-name="ce9" office:value-type="float" office:value="58.2682585802993" calcext:value-type="float">
            <text:p><text:s text:c="3"/>58,3 </text:p>
          </table:table-cell>
          <table:table-cell table:style-name="ce9" office:value-type="float" office:value="63.9641819287923" calcext:value-type="float">
            <text:p><text:s text:c="3"/>64,0 </text:p>
          </table:table-cell>
          <table:table-cell table:style-name="ce9" office:value-type="float" office:value="69.8280594143017" calcext:value-type="float">
            <text:p><text:s text:c="3"/>69,8 </text:p>
          </table:table-cell>
          <table:table-cell table:style-name="ce9" office:value-type="float" office:value="67.027084773869" calcext:value-type="float">
            <text:p><text:s text:c="3"/>67,0 </text:p>
          </table:table-cell>
          <table:table-cell table:style-name="ce9" office:value-type="float" office:value="72.6290340547344" calcext:value-type="float">
            <text:p><text:s text:c="3"/>72,6 </text:p>
          </table:table-cell>
          <table:table-cell table:style-name="ce9" office:value-type="float" office:value="64.3291684820275" calcext:value-type="float">
            <text:p><text:s text:c="3"/>64,3 </text:p>
          </table:table-cell>
          <table:table-cell table:style-name="ce9" office:value-type="float" office:value="61.8788840141872" calcext:value-type="float">
            <text:p><text:s text:c="3"/>61,9 </text:p>
          </table:table-cell>
          <table:table-cell table:style-name="ce9" office:value-type="float" office:value="66.7794529498678" calcext:value-type="float">
            <text:p><text:s text:c="3"/>66,8 </text:p>
          </table:table-cell>
          <table:table-cell table:style-name="ce9" office:value-type="float" office:value="81.4909215587062" calcext:value-type="float">
            <text:p><text:s text:c="3"/>81,5 </text:p>
          </table:table-cell>
          <table:table-cell table:style-name="ce9" office:value-type="float" office:value="77.2886791541494" calcext:value-type="float">
            <text:p><text:s text:c="3"/>77,3 </text:p>
          </table:table-cell>
          <table:table-cell table:style-name="ce9" office:value-type="float" office:value="85.6931639632629" calcext:value-type="float">
            <text:p><text:s text:c="3"/>85,7 </text:p>
          </table:table-cell>
          <table:table-cell table:style-name="ce9" office:value-type="float" office:value="66.6344907829711" calcext:value-type="float">
            <text:p><text:s text:c="3"/>66,6 </text:p>
          </table:table-cell>
          <table:table-cell table:style-name="ce9" office:value-type="float" office:value="62.9988991251684" calcext:value-type="float">
            <text:p><text:s text:c="3"/>63,0 </text:p>
          </table:table-cell>
          <table:table-cell table:style-name="ce9" office:value-type="float" office:value="70.2700824407738" calcext:value-type="float">
            <text:p><text:s text:c="3"/>70,3 </text:p>
          </table:table-cell>
          <table:table-cell table:style-name="ce9" office:value-type="float" office:value="68.8086599246801" calcext:value-type="float">
            <text:p><text:s text:c="3"/>68,8 </text:p>
          </table:table-cell>
          <table:table-cell table:style-name="ce9" office:value-type="float" office:value="65.1408075319474" calcext:value-type="float">
            <text:p><text:s text:c="3"/>65,1 </text:p>
          </table:table-cell>
          <table:table-cell table:style-name="ce9" office:value-type="float" office:value="72.4765123174128" calcext:value-type="float">
            <text:p><text:s text:c="3"/>72,5 </text:p>
          </table:table-cell>
          <table:table-cell table:style-name="ce9" office:value-type="float" office:value="63.6663292262668" calcext:value-type="float">
            <text:p><text:s text:c="3"/>63,7 </text:p>
          </table:table-cell>
          <table:table-cell table:style-name="ce9" office:value-type="float" office:value="60.3970191485037" calcext:value-type="float">
            <text:p><text:s text:c="3"/>60,4 </text:p>
          </table:table-cell>
          <table:table-cell table:style-name="ce9" office:value-type="float" office:value="66.9356393040298" calcext:value-type="float">
            <text:p><text:s text:c="3"/>66,9 </text:p>
          </table:table-cell>
          <table:table-cell table:style-name="ce9" office:value-type="float" office:value="80.7602140541299" calcext:value-type="float">
            <text:p><text:s text:c="3"/>80,8 </text:p>
          </table:table-cell>
          <table:table-cell table:style-name="ce9" office:value-type="float" office:value="75.2614736672947" calcext:value-type="float">
            <text:p><text:s text:c="3"/>75,3 </text:p>
          </table:table-cell>
          <table:table-cell table:style-name="ce9" office:value-type="float" office:value="86.2589544409651" calcext:value-type="float">
            <text:p><text:s text:c="3"/>86,3 </text:p>
          </table:table-cell>
          <table:table-cell table:style-name="ce9" office:value-type="float" office:value="55.8827363452648" calcext:value-type="float">
            <text:p><text:s text:c="3"/>55,9 </text:p>
          </table:table-cell>
          <table:table-cell table:style-name="ce9" office:value-type="float" office:value="52.2150049446108" calcext:value-type="float">
            <text:p><text:s text:c="3"/>52,2 </text:p>
          </table:table-cell>
          <table:table-cell table:style-name="ce9" office:value-type="float" office:value="59.5504677459188" calcext:value-type="float">
            <text:p><text:s text:c="3"/>59,6 </text:p>
          </table:table-cell>
          <table:table-cell table:style-name="ce9" office:value-type="float" office:value="70.9172488739026" calcext:value-type="float">
            <text:p><text:s text:c="3"/>70,9 </text:p>
          </table:table-cell>
          <table:table-cell table:style-name="ce9" office:value-type="float" office:value="67.616882041851" calcext:value-type="float">
            <text:p><text:s text:c="3"/>67,6 </text:p>
          </table:table-cell>
          <table:table-cell table:style-name="ce9" office:value-type="float" office:value="74.2176157059542" calcext:value-type="float">
            <text:p><text:s text:c="3"/>74,2 </text:p>
          </table:table-cell>
          <table:table-cell table:style-name="ce9" office:value-type="float" office:value="64.9551363146332" calcext:value-type="float">
            <text:p><text:s text:c="3"/>65,0 </text:p>
          </table:table-cell>
          <table:table-cell table:style-name="ce9" office:value-type="float" office:value="61.3771019588936" calcext:value-type="float">
            <text:p><text:s text:c="3"/>61,4 </text:p>
          </table:table-cell>
          <table:table-cell table:style-name="ce9" office:value-type="float" office:value="68.5331706703728" calcext:value-type="float">
            <text:p><text:s text:c="3"/>68,5 </text:p>
          </table:table-cell>
          <table:table-cell table:style-name="ce9" office:value-type="float" office:value="82.269967924116" calcext:value-type="float">
            <text:p><text:s text:c="3"/>82,3 </text:p>
          </table:table-cell>
          <table:table-cell table:style-name="ce9" office:value-type="float" office:value="75.3583640116498" calcext:value-type="float">
            <text:p><text:s text:c="3"/>75,4 </text:p>
          </table:table-cell>
          <table:table-cell table:style-name="ce9" office:value-type="float" office:value="89.1815718365822" calcext:value-type="float">
            <text:p><text:s text:c="3"/>89,2 </text:p>
          </table:table-cell>
          <table:table-cell table:style-name="ce9" office:value-type="float" office:value="63.7170266403009" calcext:value-type="float">
            <text:p><text:s text:c="3"/>63,7 </text:p>
          </table:table-cell>
          <table:table-cell table:style-name="ce9" office:value-type="float" office:value="60.1300456211888" calcext:value-type="float">
            <text:p><text:s text:c="3"/>60,1 </text:p>
          </table:table-cell>
          <table:table-cell table:style-name="ce9" office:value-type="float" office:value="67.3040076594129" calcext:value-type="float">
            <text:p><text:s text:c="3"/>67,3 </text:p>
          </table:table-cell>
          <table:table-cell table:style-name="ce9" office:value-type="float" office:value="73.7429458167072" calcext:value-type="float">
            <text:p><text:s text:c="3"/>73,7 </text:p>
          </table:table-cell>
          <table:table-cell table:style-name="ce9" office:value-type="float" office:value="71.4107886613467" calcext:value-type="float">
            <text:p><text:s text:c="3"/>71,4 </text:p>
          </table:table-cell>
          <table:table-cell table:style-name="ce9" office:value-type="float" office:value="76.0751029720676" calcext:value-type="float">
            <text:p><text:s text:c="3"/>76,1 </text:p>
          </table:table-cell>
          <table:table-cell table:style-name="ce9" office:value-type="float" office:value="66.5877661999466" calcext:value-type="float">
            <text:p><text:s text:c="3"/>66,6 </text:p>
          </table:table-cell>
          <table:table-cell table:style-name="ce9" office:value-type="float" office:value="64.1329832031428" calcext:value-type="float">
            <text:p><text:s text:c="3"/>64,1 </text:p>
          </table:table-cell>
          <table:table-cell table:style-name="ce9" office:value-type="float" office:value="69.0425491967504" calcext:value-type="float">
            <text:p><text:s text:c="3"/>69,0 </text:p>
          </table:table-cell>
          <table:table-cell table:style-name="ce9" office:value-type="float" office:value="82.5842831597657" calcext:value-type="float">
            <text:p><text:s text:c="3"/>82,6 </text:p>
          </table:table-cell>
          <table:table-cell table:style-name="ce9" office:value-type="float" office:value="76.9570886021464" calcext:value-type="float">
            <text:p><text:s text:c="3"/>77,0 </text:p>
          </table:table-cell>
          <table:table-cell table:style-name="ce9" office:value-type="float" office:value="88.211477717385" calcext:value-type="float">
            <text:p><text:s text:c="3"/>88,2 </text:p>
          </table:table-cell>
          <table:table-cell table:style-name="ce9" office:value-type="float" office:value="56.8904805714595" calcext:value-type="float">
            <text:p><text:s text:c="3"/>56,9 </text:p>
          </table:table-cell>
          <table:table-cell table:style-name="ce9" office:value-type="float" office:value="52.4378700373768" calcext:value-type="float">
            <text:p><text:s text:c="3"/>52,4 </text:p>
          </table:table-cell>
          <table:table-cell table:style-name="ce9" office:value-type="float" office:value="61.3430911055423" calcext:value-type="float">
            <text:p><text:s text:c="3"/>61,3 </text:p>
          </table:table-cell>
          <table:table-cell table:style-name="ce9" office:value-type="float" office:value="62.2044969992001" calcext:value-type="float">
            <text:p><text:s text:c="3"/>62,2 </text:p>
          </table:table-cell>
          <table:table-cell table:style-name="ce9" office:value-type="float" office:value="57.1139097457743" calcext:value-type="float">
            <text:p><text:s text:c="3"/>57,1 </text:p>
          </table:table-cell>
          <table:table-cell table:style-name="ce9" office:value-type="float" office:value="67.2950842526259" calcext:value-type="float">
            <text:p><text:s text:c="3"/>67,3 </text:p>
          </table:table-cell>
          <table:table-cell table:style-name="ce9" office:value-type="float" office:value="59.9131749369816" calcext:value-type="float">
            <text:p><text:s text:c="3"/>59,9 </text:p>
          </table:table-cell>
          <table:table-cell table:style-name="ce9" office:value-type="float" office:value="55.4700476776259" calcext:value-type="float">
            <text:p><text:s text:c="3"/>55,5 </text:p>
          </table:table-cell>
          <table:table-cell table:style-name="ce9" office:value-type="float" office:value="64.3563021963373" calcext:value-type="float">
            <text:p><text:s text:c="3"/>64,4 </text:p>
          </table:table-cell>
          <table:table-cell table:style-name="ce9" office:value-type="float" office:value="79.4595377447768" calcext:value-type="float">
            <text:p><text:s text:c="3"/>79,5 </text:p>
          </table:table-cell>
          <table:table-cell table:style-name="ce9" office:value-type="float" office:value="73.562192474035" calcext:value-type="float">
            <text:p><text:s text:c="3"/>73,6 </text:p>
          </table:table-cell>
          <table:table-cell table:style-name="ce9" office:value-type="float" office:value="85.3568830155186" calcext:value-type="float">
            <text:p><text:s text:c="3"/>85,4 </text:p>
          </table:table-cell>
          <table:table-cell table:number-columns-repeated="963"/>
        </table:table-row>
        <table:table-row table:style-name="ro1">
          <table:table-cell office:value-type="string" calcext:value-type="string">
            <text:p>Rio de Janeiro</text:p>
          </table:table-cell>
          <table:table-cell table:style-name="ce9" office:value-type="float" office:value="68.7388418432223" calcext:value-type="float">
            <text:p><text:s text:c="3"/>68,7 </text:p>
          </table:table-cell>
          <table:table-cell table:style-name="ce9" office:value-type="float" office:value="66.4637946636069" calcext:value-type="float">
            <text:p><text:s text:c="3"/>66,5 </text:p>
          </table:table-cell>
          <table:table-cell table:style-name="ce9" office:value-type="float" office:value="71.0138890228377" calcext:value-type="float">
            <text:p><text:s text:c="3"/>71,0 </text:p>
          </table:table-cell>
          <table:table-cell table:style-name="ce9" office:value-type="float" office:value="69.5980452971681" calcext:value-type="float">
            <text:p><text:s text:c="3"/>69,6 </text:p>
          </table:table-cell>
          <table:table-cell table:style-name="ce9" office:value-type="float" office:value="67.7709521100838" calcext:value-type="float">
            <text:p><text:s text:c="3"/>67,8 </text:p>
          </table:table-cell>
          <table:table-cell table:style-name="ce9" office:value-type="float" office:value="71.4251384842524" calcext:value-type="float">
            <text:p><text:s text:c="3"/>71,4 </text:p>
          </table:table-cell>
          <table:table-cell table:style-name="ce9" office:value-type="float" office:value="68.9307239497896" calcext:value-type="float">
            <text:p><text:s text:c="3"/>68,9 </text:p>
          </table:table-cell>
          <table:table-cell table:style-name="ce9" office:value-type="float" office:value="66.5952946523506" calcext:value-type="float">
            <text:p><text:s text:c="3"/>66,6 </text:p>
          </table:table-cell>
          <table:table-cell table:style-name="ce9" office:value-type="float" office:value="71.2661532472286" calcext:value-type="float">
            <text:p><text:s text:c="3"/>71,3 </text:p>
          </table:table-cell>
          <table:table-cell table:style-name="ce9" office:value-type="float" office:value="80.0259023921454" calcext:value-type="float">
            <text:p><text:s text:c="3"/>80,0 </text:p>
          </table:table-cell>
          <table:table-cell table:style-name="ce9" office:value-type="float" office:value="76.5199852372402" calcext:value-type="float">
            <text:p><text:s text:c="3"/>76,5 </text:p>
          </table:table-cell>
          <table:table-cell table:style-name="ce9" office:value-type="float" office:value="83.5318195470506" calcext:value-type="float">
            <text:p><text:s text:c="3"/>83,5 </text:p>
          </table:table-cell>
          <table:table-cell table:style-name="ce9" office:value-type="float" office:value="69.6124076229773" calcext:value-type="float">
            <text:p><text:s text:c="3"/>69,6 </text:p>
          </table:table-cell>
          <table:table-cell table:style-name="ce9" office:value-type="float" office:value="66.0801116341967" calcext:value-type="float">
            <text:p><text:s text:c="3"/>66,1 </text:p>
          </table:table-cell>
          <table:table-cell table:style-name="ce9" office:value-type="float" office:value="73.1447036117579" calcext:value-type="float">
            <text:p><text:s text:c="3"/>73,1 </text:p>
          </table:table-cell>
          <table:table-cell table:style-name="ce9" office:value-type="float" office:value="70.4143299218144" calcext:value-type="float">
            <text:p><text:s text:c="3"/>70,4 </text:p>
          </table:table-cell>
          <table:table-cell table:style-name="ce9" office:value-type="float" office:value="67.305758164619" calcext:value-type="float">
            <text:p><text:s text:c="3"/>67,3 </text:p>
          </table:table-cell>
          <table:table-cell table:style-name="ce9" office:value-type="float" office:value="73.5229016790098" calcext:value-type="float">
            <text:p><text:s text:c="3"/>73,5 </text:p>
          </table:table-cell>
          <table:table-cell table:style-name="ce9" office:value-type="float" office:value="69.2391309944439" calcext:value-type="float">
            <text:p><text:s text:c="3"/>69,2 </text:p>
          </table:table-cell>
          <table:table-cell table:style-name="ce9" office:value-type="float" office:value="65.9302441443853" calcext:value-type="float">
            <text:p><text:s text:c="3"/>65,9 </text:p>
          </table:table-cell>
          <table:table-cell table:style-name="ce9" office:value-type="float" office:value="72.5480178445025" calcext:value-type="float">
            <text:p><text:s text:c="3"/>72,5 </text:p>
          </table:table-cell>
          <table:table-cell table:style-name="ce9" office:value-type="float" office:value="80.0191079371499" calcext:value-type="float">
            <text:p><text:s text:c="3"/>80,0 </text:p>
          </table:table-cell>
          <table:table-cell table:style-name="ce9" office:value-type="float" office:value="75.8957788464602" calcext:value-type="float">
            <text:p><text:s text:c="3"/>75,9 </text:p>
          </table:table-cell>
          <table:table-cell table:style-name="ce9" office:value-type="float" office:value="84.1424370278397" calcext:value-type="float">
            <text:p><text:s text:c="3"/>84,1 </text:p>
          </table:table-cell>
          <table:table-cell table:style-name="ce9" office:value-type="float" office:value="67.9781249077354" calcext:value-type="float">
            <text:p><text:s text:c="3"/>68,0 </text:p>
          </table:table-cell>
          <table:table-cell table:style-name="ce9" office:value-type="float" office:value="65.6549026657192" calcext:value-type="float">
            <text:p><text:s text:c="3"/>65,7 </text:p>
          </table:table-cell>
          <table:table-cell table:style-name="ce9" office:value-type="float" office:value="70.3013471497516" calcext:value-type="float">
            <text:p><text:s text:c="3"/>70,3 </text:p>
          </table:table-cell>
          <table:table-cell table:style-name="ce9" office:value-type="float" office:value="68.8988788632445" calcext:value-type="float">
            <text:p><text:s text:c="3"/>68,9 </text:p>
          </table:table-cell>
          <table:table-cell table:style-name="ce9" office:value-type="float" office:value="66.1439874536616" calcext:value-type="float">
            <text:p><text:s text:c="3"/>66,1 </text:p>
          </table:table-cell>
          <table:table-cell table:style-name="ce9" office:value-type="float" office:value="71.6537702728275" calcext:value-type="float">
            <text:p><text:s text:c="3"/>71,7 </text:p>
          </table:table-cell>
          <table:table-cell table:style-name="ce9" office:value-type="float" office:value="68.657244820648" calcext:value-type="float">
            <text:p><text:s text:c="3"/>68,7 </text:p>
          </table:table-cell>
          <table:table-cell table:style-name="ce9" office:value-type="float" office:value="65.854856761328" calcext:value-type="float">
            <text:p><text:s text:c="3"/>65,9 </text:p>
          </table:table-cell>
          <table:table-cell table:style-name="ce9" office:value-type="float" office:value="71.459632879968" calcext:value-type="float">
            <text:p><text:s text:c="3"/>71,5 </text:p>
          </table:table-cell>
          <table:table-cell table:style-name="ce9" office:value-type="float" office:value="80.034286633562" calcext:value-type="float">
            <text:p><text:s text:c="3"/>80,0 </text:p>
          </table:table-cell>
          <table:table-cell table:style-name="ce9" office:value-type="float" office:value="74.490558837923" calcext:value-type="float">
            <text:p><text:s text:c="3"/>74,5 </text:p>
          </table:table-cell>
          <table:table-cell table:style-name="ce9" office:value-type="float" office:value="85.5780144292011" calcext:value-type="float">
            <text:p><text:s text:c="3"/>85,6 </text:p>
          </table:table-cell>
          <table:table-cell table:style-name="ce9" office:value-type="float" office:value="70.3260352814745" calcext:value-type="float">
            <text:p><text:s text:c="3"/>70,3 </text:p>
          </table:table-cell>
          <table:table-cell table:style-name="ce9" office:value-type="float" office:value="67.8047039030631" calcext:value-type="float">
            <text:p><text:s text:c="3"/>67,8 </text:p>
          </table:table-cell>
          <table:table-cell table:style-name="ce9" office:value-type="float" office:value="72.8473666598859" calcext:value-type="float">
            <text:p><text:s text:c="3"/>72,8 </text:p>
          </table:table-cell>
          <table:table-cell table:style-name="ce9" office:value-type="float" office:value="70.0454378645936" calcext:value-type="float">
            <text:p><text:s text:c="3"/>70,0 </text:p>
          </table:table-cell>
          <table:table-cell table:style-name="ce9" office:value-type="float" office:value="67.6648159990017" calcext:value-type="float">
            <text:p><text:s text:c="3"/>67,7 </text:p>
          </table:table-cell>
          <table:table-cell table:style-name="ce9" office:value-type="float" office:value="72.4260597301856" calcext:value-type="float">
            <text:p><text:s text:c="3"/>72,4 </text:p>
          </table:table-cell>
          <table:table-cell table:style-name="ce9" office:value-type="float" office:value="69.6934132072863" calcext:value-type="float">
            <text:p><text:s text:c="3"/>69,7 </text:p>
          </table:table-cell>
          <table:table-cell table:style-name="ce9" office:value-type="float" office:value="67.109714215583" calcext:value-type="float">
            <text:p><text:s text:c="3"/>67,1 </text:p>
          </table:table-cell>
          <table:table-cell table:style-name="ce9" office:value-type="float" office:value="72.2771121989897" calcext:value-type="float">
            <text:p><text:s text:c="3"/>72,3 </text:p>
          </table:table-cell>
          <table:table-cell table:style-name="ce9" office:value-type="float" office:value="77.421451664806" calcext:value-type="float">
            <text:p><text:s text:c="3"/>77,4 </text:p>
          </table:table-cell>
          <table:table-cell table:style-name="ce9" office:value-type="float" office:value="72.8533820247164" calcext:value-type="float">
            <text:p><text:s text:c="3"/>72,9 </text:p>
          </table:table-cell>
          <table:table-cell table:style-name="ce9" office:value-type="float" office:value="81.9895213048956" calcext:value-type="float">
            <text:p><text:s text:c="3"/>82,0 </text:p>
          </table:table-cell>
          <table:table-cell table:style-name="ce9" office:value-type="float" office:value="63.5533521924214" calcext:value-type="float">
            <text:p><text:s text:c="3"/>63,6 </text:p>
          </table:table-cell>
          <table:table-cell table:style-name="ce9" office:value-type="float" office:value="58.62059047262" calcext:value-type="float">
            <text:p><text:s text:c="3"/>58,6 </text:p>
          </table:table-cell>
          <table:table-cell table:style-name="ce9" office:value-type="float" office:value="68.4861139122228" calcext:value-type="float">
            <text:p><text:s text:c="3"/>68,5 </text:p>
          </table:table-cell>
          <table:table-cell table:style-name="ce9" office:value-type="float" office:value="68.7736296792598" calcext:value-type="float">
            <text:p><text:s text:c="3"/>68,8 </text:p>
          </table:table-cell>
          <table:table-cell table:style-name="ce9" office:value-type="float" office:value="66.0333720246793" calcext:value-type="float">
            <text:p><text:s text:c="3"/>66,0 </text:p>
          </table:table-cell>
          <table:table-cell table:style-name="ce9" office:value-type="float" office:value="71.5138873338403" calcext:value-type="float">
            <text:p><text:s text:c="3"/>71,5 </text:p>
          </table:table-cell>
          <table:table-cell table:style-name="ce9" office:value-type="float" office:value="67.6940661380868" calcext:value-type="float">
            <text:p><text:s text:c="3"/>67,7 </text:p>
          </table:table-cell>
          <table:table-cell table:style-name="ce9" office:value-type="float" office:value="63.2440780256685" calcext:value-type="float">
            <text:p><text:s text:c="3"/>63,2 </text:p>
          </table:table-cell>
          <table:table-cell table:style-name="ce9" office:value-type="float" office:value="72.144054250505" calcext:value-type="float">
            <text:p><text:s text:c="3"/>72,1 </text:p>
          </table:table-cell>
          <table:table-cell table:style-name="ce9" office:value-type="float" office:value="84.1620782682113" calcext:value-type="float">
            <text:p><text:s text:c="3"/>84,2 </text:p>
          </table:table-cell>
          <table:table-cell table:style-name="ce9" office:value-type="float" office:value="78.8397236176714" calcext:value-type="float">
            <text:p><text:s text:c="3"/>78,8 </text:p>
          </table:table-cell>
          <table:table-cell table:style-name="ce9" office:value-type="float" office:value="89.4844329187512" calcext:value-type="float">
            <text:p><text:s text:c="3"/>89,5 </text:p>
          </table:table-cell>
          <table:table-cell table:number-columns-repeated="963"/>
        </table:table-row>
        <table:table-row table:style-name="ro1">
          <table:table-cell office:value-type="string" calcext:value-type="string">
            <text:p>São Paulo</text:p>
          </table:table-cell>
          <table:table-cell table:style-name="ce9" office:value-type="float" office:value="62.3920945544148" calcext:value-type="float">
            <text:p><text:s text:c="3"/>62,4 </text:p>
          </table:table-cell>
          <table:table-cell table:style-name="ce9" office:value-type="float" office:value="59.9862506033469" calcext:value-type="float">
            <text:p><text:s text:c="3"/>60,0 </text:p>
          </table:table-cell>
          <table:table-cell table:style-name="ce9" office:value-type="float" office:value="64.7979385054828" calcext:value-type="float">
            <text:p><text:s text:c="3"/>64,8 </text:p>
          </table:table-cell>
          <table:table-cell table:style-name="ce9" office:value-type="float" office:value="66.0912843359301" calcext:value-type="float">
            <text:p><text:s text:c="3"/>66,1 </text:p>
          </table:table-cell>
          <table:table-cell table:style-name="ce9" office:value-type="float" office:value="63.5633847660107" calcext:value-type="float">
            <text:p><text:s text:c="3"/>63,6 </text:p>
          </table:table-cell>
          <table:table-cell table:style-name="ce9" office:value-type="float" office:value="68.6191839058496" calcext:value-type="float">
            <text:p><text:s text:c="3"/>68,6 </text:p>
          </table:table-cell>
          <table:table-cell table:style-name="ce9" office:value-type="float" office:value="61.8776364007713" calcext:value-type="float">
            <text:p><text:s text:c="3"/>61,9 </text:p>
          </table:table-cell>
          <table:table-cell table:style-name="ce9" office:value-type="float" office:value="59.3517129473791" calcext:value-type="float">
            <text:p><text:s text:c="3"/>59,4 </text:p>
          </table:table-cell>
          <table:table-cell table:style-name="ce9" office:value-type="float" office:value="64.4035598541635" calcext:value-type="float">
            <text:p><text:s text:c="3"/>64,4 </text:p>
          </table:table-cell>
          <table:table-cell table:style-name="ce9" office:value-type="float" office:value="81.0433464205073" calcext:value-type="float">
            <text:p><text:s text:c="3"/>81,0 </text:p>
          </table:table-cell>
          <table:table-cell table:style-name="ce9" office:value-type="float" office:value="75.9608831149689" calcext:value-type="float">
            <text:p><text:s text:c="3"/>76,0 </text:p>
          </table:table-cell>
          <table:table-cell table:style-name="ce9" office:value-type="float" office:value="86.1258097260456" calcext:value-type="float">
            <text:p><text:s text:c="3"/>86,1 </text:p>
          </table:table-cell>
          <table:table-cell table:style-name="ce9" office:value-type="float" office:value="64.2163224270869" calcext:value-type="float">
            <text:p><text:s text:c="3"/>64,2 </text:p>
          </table:table-cell>
          <table:table-cell table:style-name="ce9" office:value-type="float" office:value="61.3897668924983" calcext:value-type="float">
            <text:p><text:s text:c="3"/>61,4 </text:p>
          </table:table-cell>
          <table:table-cell table:style-name="ce9" office:value-type="float" office:value="67.0428779616754" calcext:value-type="float">
            <text:p><text:s text:c="3"/>67,0 </text:p>
          </table:table-cell>
          <table:table-cell table:style-name="ce9" office:value-type="float" office:value="68.8761363495618" calcext:value-type="float">
            <text:p><text:s text:c="3"/>68,9 </text:p>
          </table:table-cell>
          <table:table-cell table:style-name="ce9" office:value-type="float" office:value="65.7040702793757" calcext:value-type="float">
            <text:p><text:s text:c="3"/>65,7 </text:p>
          </table:table-cell>
          <table:table-cell table:style-name="ce9" office:value-type="float" office:value="72.0482024197479" calcext:value-type="float">
            <text:p><text:s text:c="3"/>72,0 </text:p>
          </table:table-cell>
          <table:table-cell table:style-name="ce9" office:value-type="float" office:value="63.6631933772369" calcext:value-type="float">
            <text:p><text:s text:c="3"/>63,7 </text:p>
          </table:table-cell>
          <table:table-cell table:style-name="ce9" office:value-type="float" office:value="60.2279658492399" calcext:value-type="float">
            <text:p><text:s text:c="3"/>60,2 </text:p>
          </table:table-cell>
          <table:table-cell table:style-name="ce9" office:value-type="float" office:value="67.0984209052339" calcext:value-type="float">
            <text:p><text:s text:c="3"/>67,1 </text:p>
          </table:table-cell>
          <table:table-cell table:style-name="ce9" office:value-type="float" office:value="79.9314768293919" calcext:value-type="float">
            <text:p><text:s text:c="3"/>79,9 </text:p>
          </table:table-cell>
          <table:table-cell table:style-name="ce9" office:value-type="float" office:value="74.2807080218733" calcext:value-type="float">
            <text:p><text:s text:c="3"/>74,3 </text:p>
          </table:table-cell>
          <table:table-cell table:style-name="ce9" office:value-type="float" office:value="85.5822456369105" calcext:value-type="float">
            <text:p><text:s text:c="3"/>85,6 </text:p>
          </table:table-cell>
          <table:table-cell table:style-name="ce9" office:value-type="float" office:value="60.5592228629764" calcext:value-type="float">
            <text:p><text:s text:c="3"/>60,6 </text:p>
          </table:table-cell>
          <table:table-cell table:style-name="ce9" office:value-type="float" office:value="57.2091883801949" calcext:value-type="float">
            <text:p><text:s text:c="3"/>57,2 </text:p>
          </table:table-cell>
          <table:table-cell table:style-name="ce9" office:value-type="float" office:value="63.909257345758" calcext:value-type="float">
            <text:p><text:s text:c="3"/>63,9 </text:p>
          </table:table-cell>
          <table:table-cell table:style-name="ce9" office:value-type="float" office:value="63.020971118888" calcext:value-type="float">
            <text:p><text:s text:c="3"/>63,0 </text:p>
          </table:table-cell>
          <table:table-cell table:style-name="ce9" office:value-type="float" office:value="59.4319120693044" calcext:value-type="float">
            <text:p><text:s text:c="3"/>59,4 </text:p>
          </table:table-cell>
          <table:table-cell table:style-name="ce9" office:value-type="float" office:value="66.6100301684716" calcext:value-type="float">
            <text:p><text:s text:c="3"/>66,6 </text:p>
          </table:table-cell>
          <table:table-cell table:style-name="ce9" office:value-type="float" office:value="60.0092500968873" calcext:value-type="float">
            <text:p><text:s text:c="3"/>60,0 </text:p>
          </table:table-cell>
          <table:table-cell table:style-name="ce9" office:value-type="float" office:value="56.3164549133609" calcext:value-type="float">
            <text:p><text:s text:c="3"/>56,3 </text:p>
          </table:table-cell>
          <table:table-cell table:style-name="ce9" office:value-type="float" office:value="63.7020452804136" calcext:value-type="float">
            <text:p><text:s text:c="3"/>63,7 </text:p>
          </table:table-cell>
          <table:table-cell table:style-name="ce9" office:value-type="float" office:value="81.9283329195003" calcext:value-type="float">
            <text:p><text:s text:c="3"/>81,9 </text:p>
          </table:table-cell>
          <table:table-cell table:style-name="ce9" office:value-type="float" office:value="75.9162935257064" calcext:value-type="float">
            <text:p><text:s text:c="3"/>75,9 </text:p>
          </table:table-cell>
          <table:table-cell table:style-name="ce9" office:value-type="float" office:value="87.9403723132942" calcext:value-type="float">
            <text:p><text:s text:c="3"/>87,9 </text:p>
          </table:table-cell>
          <table:table-cell table:style-name="ce9" office:value-type="float" office:value="63.6927751566097" calcext:value-type="float">
            <text:p><text:s text:c="3"/>63,7 </text:p>
          </table:table-cell>
          <table:table-cell table:style-name="ce9" office:value-type="float" office:value="61.1329751175499" calcext:value-type="float">
            <text:p><text:s text:c="3"/>61,1 </text:p>
          </table:table-cell>
          <table:table-cell table:style-name="ce9" office:value-type="float" office:value="66.2525751956695" calcext:value-type="float">
            <text:p><text:s text:c="3"/>66,3 </text:p>
          </table:table-cell>
          <table:table-cell table:style-name="ce9" office:value-type="float" office:value="67.2084757462959" calcext:value-type="float">
            <text:p><text:s text:c="3"/>67,2 </text:p>
          </table:table-cell>
          <table:table-cell table:style-name="ce9" office:value-type="float" office:value="64.492586177142" calcext:value-type="float">
            <text:p><text:s text:c="3"/>64,5 </text:p>
          </table:table-cell>
          <table:table-cell table:style-name="ce9" office:value-type="float" office:value="69.9243653154498" calcext:value-type="float">
            <text:p><text:s text:c="3"/>69,9 </text:p>
          </table:table-cell>
          <table:table-cell table:style-name="ce9" office:value-type="float" office:value="61.184366456989" calcext:value-type="float">
            <text:p><text:s text:c="3"/>61,2 </text:p>
          </table:table-cell>
          <table:table-cell table:style-name="ce9" office:value-type="float" office:value="58.5238948205149" calcext:value-type="float">
            <text:p><text:s text:c="3"/>58,5 </text:p>
          </table:table-cell>
          <table:table-cell table:style-name="ce9" office:value-type="float" office:value="63.8448380934631" calcext:value-type="float">
            <text:p><text:s text:c="3"/>63,8 </text:p>
          </table:table-cell>
          <table:table-cell table:style-name="ce9" office:value-type="float" office:value="82.4600033156495" calcext:value-type="float">
            <text:p><text:s text:c="3"/>82,5 </text:p>
          </table:table-cell>
          <table:table-cell table:style-name="ce9" office:value-type="float" office:value="75.9981382376755" calcext:value-type="float">
            <text:p><text:s text:c="3"/>76,0 </text:p>
          </table:table-cell>
          <table:table-cell table:style-name="ce9" office:value-type="float" office:value="88.9218683936235" calcext:value-type="float">
            <text:p><text:s text:c="3"/>88,9 </text:p>
          </table:table-cell>
          <table:table-cell table:style-name="ce9" office:value-type="float" office:value="55.7700300856083" calcext:value-type="float">
            <text:p><text:s text:c="3"/>55,8 </text:p>
          </table:table-cell>
          <table:table-cell table:style-name="ce9" office:value-type="float" office:value="48.7229023519951" calcext:value-type="float">
            <text:p><text:s text:c="3"/>48,7 </text:p>
          </table:table-cell>
          <table:table-cell table:style-name="ce9" office:value-type="float" office:value="62.8171578192216" calcext:value-type="float">
            <text:p><text:s text:c="3"/>62,8 </text:p>
          </table:table-cell>
          <table:table-cell table:style-name="ce9" office:value-type="float" office:value="61.5779627111845" calcext:value-type="float">
            <text:p><text:s text:c="3"/>61,6 </text:p>
          </table:table-cell>
          <table:table-cell table:style-name="ce9" office:value-type="float" office:value="55.9622546083841" calcext:value-type="float">
            <text:p><text:s text:c="3"/>56,0 </text:p>
          </table:table-cell>
          <table:table-cell table:style-name="ce9" office:value-type="float" office:value="67.1936708139849" calcext:value-type="float">
            <text:p><text:s text:c="3"/>67,2 </text:p>
          </table:table-cell>
          <table:table-cell table:style-name="ce9" office:value-type="float" office:value="64.2808008815563" calcext:value-type="float">
            <text:p><text:s text:c="3"/>64,3 </text:p>
          </table:table-cell>
          <table:table-cell table:style-name="ce9" office:value-type="float" office:value="57.8239674511279" calcext:value-type="float">
            <text:p><text:s text:c="3"/>57,8 </text:p>
          </table:table-cell>
          <table:table-cell table:style-name="ce9" office:value-type="float" office:value="70.7376343119846" calcext:value-type="float">
            <text:p><text:s text:c="3"/>70,7 </text:p>
          </table:table-cell>
          <table:table-cell table:style-name="ce9" office:value-type="float" office:value="76.735935096746" calcext:value-type="float">
            <text:p><text:s text:c="3"/>76,7 </text:p>
          </table:table-cell>
          <table:table-cell table:style-name="ce9" office:value-type="float" office:value="70.9567953539225" calcext:value-type="float">
            <text:p><text:s text:c="3"/>71,0 </text:p>
          </table:table-cell>
          <table:table-cell table:style-name="ce9" office:value-type="float" office:value="82.5150748395696" calcext:value-type="float">
            <text:p><text:s text:c="3"/>82,5 </text:p>
          </table:table-cell>
          <table:table-cell table:number-columns-repeated="963"/>
        </table:table-row>
        <table:table-row table:style-name="ro1">
          <table:table-cell office:value-type="string" calcext:value-type="string">
            <text:p>Curitiba</text:p>
          </table:table-cell>
          <table:table-cell table:style-name="ce9" office:value-type="float" office:value="56.4816778572467" calcext:value-type="float">
            <text:p><text:s text:c="3"/>56,5 </text:p>
          </table:table-cell>
          <table:table-cell table:style-name="ce9" office:value-type="float" office:value="54.2730926918564" calcext:value-type="float">
            <text:p><text:s text:c="3"/>54,3 </text:p>
          </table:table-cell>
          <table:table-cell table:style-name="ce9" office:value-type="float" office:value="58.6902630226371" calcext:value-type="float">
            <text:p><text:s text:c="3"/>58,7 </text:p>
          </table:table-cell>
          <table:table-cell table:style-name="ce9" office:value-type="float" office:value="59.2912899898438" calcext:value-type="float">
            <text:p><text:s text:c="3"/>59,3 </text:p>
          </table:table-cell>
          <table:table-cell table:style-name="ce9" office:value-type="float" office:value="56.6618543147994" calcext:value-type="float">
            <text:p><text:s text:c="3"/>56,7 </text:p>
          </table:table-cell>
          <table:table-cell table:style-name="ce9" office:value-type="float" office:value="61.9207256648882" calcext:value-type="float">
            <text:p><text:s text:c="3"/>61,9 </text:p>
          </table:table-cell>
          <table:table-cell table:style-name="ce9" office:value-type="float" office:value="55.9554626628489" calcext:value-type="float">
            <text:p><text:s text:c="3"/>56,0 </text:p>
          </table:table-cell>
          <table:table-cell table:style-name="ce9" office:value-type="float" office:value="54.3258379374641" calcext:value-type="float">
            <text:p><text:s text:c="3"/>54,3 </text:p>
          </table:table-cell>
          <table:table-cell table:style-name="ce9" office:value-type="float" office:value="57.5850873882337" calcext:value-type="float">
            <text:p><text:s text:c="3"/>57,6 </text:p>
          </table:table-cell>
          <table:table-cell table:style-name="ce9" office:value-type="float" office:value="75.2858567688266" calcext:value-type="float">
            <text:p><text:s text:c="3"/>75,3 </text:p>
          </table:table-cell>
          <table:table-cell table:style-name="ce9" office:value-type="float" office:value="71.8454848499097" calcext:value-type="float">
            <text:p><text:s text:c="3"/>71,8 </text:p>
          </table:table-cell>
          <table:table-cell table:style-name="ce9" office:value-type="float" office:value="78.7262286877435" calcext:value-type="float">
            <text:p><text:s text:c="3"/>78,7 </text:p>
          </table:table-cell>
          <table:table-cell table:style-name="ce9" office:value-type="float" office:value="58.4565630097177" calcext:value-type="float">
            <text:p><text:s text:c="3"/>58,5 </text:p>
          </table:table-cell>
          <table:table-cell table:style-name="ce9" office:value-type="float" office:value="55.2234360346231" calcext:value-type="float">
            <text:p><text:s text:c="3"/>55,2 </text:p>
          </table:table-cell>
          <table:table-cell table:style-name="ce9" office:value-type="float" office:value="61.6896899848122" calcext:value-type="float">
            <text:p><text:s text:c="3"/>61,7 </text:p>
          </table:table-cell>
          <table:table-cell table:style-name="ce9" office:value-type="float" office:value="62.6411222787966" calcext:value-type="float">
            <text:p><text:s text:c="3"/>62,6 </text:p>
          </table:table-cell>
          <table:table-cell table:style-name="ce9" office:value-type="float" office:value="59.019305251231" calcext:value-type="float">
            <text:p><text:s text:c="3"/>59,0 </text:p>
          </table:table-cell>
          <table:table-cell table:style-name="ce9" office:value-type="float" office:value="66.2629393063621" calcext:value-type="float">
            <text:p><text:s text:c="3"/>66,3 </text:p>
          </table:table-cell>
          <table:table-cell table:style-name="ce9" office:value-type="float" office:value="56.4048556449613" calcext:value-type="float">
            <text:p><text:s text:c="3"/>56,4 </text:p>
          </table:table-cell>
          <table:table-cell table:style-name="ce9" office:value-type="float" office:value="53.6314466203949" calcext:value-type="float">
            <text:p><text:s text:c="3"/>53,6 </text:p>
          </table:table-cell>
          <table:table-cell table:style-name="ce9" office:value-type="float" office:value="59.1782646695277" calcext:value-type="float">
            <text:p><text:s text:c="3"/>59,2 </text:p>
          </table:table-cell>
          <table:table-cell table:style-name="ce9" office:value-type="float" office:value="79.7867657113788" calcext:value-type="float">
            <text:p><text:s text:c="3"/>79,8 </text:p>
          </table:table-cell>
          <table:table-cell table:style-name="ce9" office:value-type="float" office:value="75.7605689429099" calcext:value-type="float">
            <text:p><text:s text:c="3"/>75,8 </text:p>
          </table:table-cell>
          <table:table-cell table:style-name="ce9" office:value-type="float" office:value="83.8129624798477" calcext:value-type="float">
            <text:p><text:s text:c="3"/>83,8 </text:p>
          </table:table-cell>
          <table:table-cell table:style-name="ce9" office:value-type="float" office:value="54.6702786652513" calcext:value-type="float">
            <text:p><text:s text:c="3"/>54,7 </text:p>
          </table:table-cell>
          <table:table-cell table:style-name="ce9" office:value-type="float" office:value="52.0714964501989" calcext:value-type="float">
            <text:p><text:s text:c="3"/>52,1 </text:p>
          </table:table-cell>
          <table:table-cell table:style-name="ce9" office:value-type="float" office:value="57.2690608803036" calcext:value-type="float">
            <text:p><text:s text:c="3"/>57,3 </text:p>
          </table:table-cell>
          <table:table-cell table:style-name="ce9" office:value-type="float" office:value="55.9300649959785" calcext:value-type="float">
            <text:p><text:s text:c="3"/>55,9 </text:p>
          </table:table-cell>
          <table:table-cell table:style-name="ce9" office:value-type="float" office:value="52.8982910791185" calcext:value-type="float">
            <text:p><text:s text:c="3"/>52,9 </text:p>
          </table:table-cell>
          <table:table-cell table:style-name="ce9" office:value-type="float" office:value="58.9618389128384" calcext:value-type="float">
            <text:p><text:s text:c="3"/>59,0 </text:p>
          </table:table-cell>
          <table:table-cell table:style-name="ce9" office:value-type="float" office:value="55.5130112659693" calcext:value-type="float">
            <text:p><text:s text:c="3"/>55,5 </text:p>
          </table:table-cell>
          <table:table-cell table:style-name="ce9" office:value-type="float" office:value="52.7070251036133" calcext:value-type="float">
            <text:p><text:s text:c="3"/>52,7 </text:p>
          </table:table-cell>
          <table:table-cell table:style-name="ce9" office:value-type="float" office:value="58.3189974283253" calcext:value-type="float">
            <text:p><text:s text:c="3"/>58,3 </text:p>
          </table:table-cell>
          <table:table-cell table:style-name="ce9" office:value-type="float" office:value="70.7308779715727" calcext:value-type="float">
            <text:p><text:s text:c="3"/>70,7 </text:p>
          </table:table-cell>
          <table:table-cell table:style-name="ce9" office:value-type="float" office:value="64.7753433467086" calcext:value-type="float">
            <text:p><text:s text:c="3"/>64,8 </text:p>
          </table:table-cell>
          <table:table-cell table:style-name="ce9" office:value-type="float" office:value="76.6864125964369" calcext:value-type="float">
            <text:p><text:s text:c="3"/>76,7 </text:p>
          </table:table-cell>
          <table:table-cell table:style-name="ce9" office:value-type="float" office:value="58.0381861794565" calcext:value-type="float">
            <text:p><text:s text:c="3"/>58,0 </text:p>
          </table:table-cell>
          <table:table-cell table:style-name="ce9" office:value-type="float" office:value="55.4459397795455" calcext:value-type="float">
            <text:p><text:s text:c="3"/>55,4 </text:p>
          </table:table-cell>
          <table:table-cell table:style-name="ce9" office:value-type="float" office:value="60.6304325793675" calcext:value-type="float">
            <text:p><text:s text:c="3"/>60,6 </text:p>
          </table:table-cell>
          <table:table-cell table:style-name="ce9" office:value-type="float" office:value="62.537716046991" calcext:value-type="float">
            <text:p><text:s text:c="3"/>62,5 </text:p>
          </table:table-cell>
          <table:table-cell table:style-name="ce9" office:value-type="float" office:value="60.1192207914511" calcext:value-type="float">
            <text:p><text:s text:c="3"/>60,1 </text:p>
          </table:table-cell>
          <table:table-cell table:style-name="ce9" office:value-type="float" office:value="64.9562113025309" calcext:value-type="float">
            <text:p><text:s text:c="3"/>65,0 </text:p>
          </table:table-cell>
          <table:table-cell table:style-name="ce9" office:value-type="float" office:value="56.7653923517332" calcext:value-type="float">
            <text:p><text:s text:c="3"/>56,8 </text:p>
          </table:table-cell>
          <table:table-cell table:style-name="ce9" office:value-type="float" office:value="55.0097824846425" calcext:value-type="float">
            <text:p><text:s text:c="3"/>55,0 </text:p>
          </table:table-cell>
          <table:table-cell table:style-name="ce9" office:value-type="float" office:value="58.5210022188239" calcext:value-type="float">
            <text:p><text:s text:c="3"/>58,5 </text:p>
          </table:table-cell>
          <table:table-cell table:style-name="ce9" office:value-type="float" office:value="78.4102710013817" calcext:value-type="float">
            <text:p><text:s text:c="3"/>78,4 </text:p>
          </table:table-cell>
          <table:table-cell table:style-name="ce9" office:value-type="float" office:value="74.1060301302235" calcext:value-type="float">
            <text:p><text:s text:c="3"/>74,1 </text:p>
          </table:table-cell>
          <table:table-cell table:style-name="ce9" office:value-type="float" office:value="82.7145118725399" calcext:value-type="float">
            <text:p><text:s text:c="3"/>82,7 </text:p>
          </table:table-cell>
          <table:table-cell table:style-name="ce9" office:value-type="float" office:value="48.8713772877434" calcext:value-type="float">
            <text:p><text:s text:c="3"/>48,9 </text:p>
          </table:table-cell>
          <table:table-cell table:style-name="ce9" office:value-type="float" office:value="45.5136400079741" calcext:value-type="float">
            <text:p><text:s text:c="3"/>45,5 </text:p>
          </table:table-cell>
          <table:table-cell table:style-name="ce9" office:value-type="float" office:value="52.2291145675128" calcext:value-type="float">
            <text:p><text:s text:c="3"/>52,2 </text:p>
          </table:table-cell>
          <table:table-cell table:style-name="ce9" office:value-type="float" office:value="49.5883425905231" calcext:value-type="float">
            <text:p><text:s text:c="3"/>49,6 </text:p>
          </table:table-cell>
          <table:table-cell table:style-name="ce9" office:value-type="float" office:value="45.1956506839866" calcext:value-type="float">
            <text:p><text:s text:c="3"/>45,2 </text:p>
          </table:table-cell>
          <table:table-cell table:style-name="ce9" office:value-type="float" office:value="53.9810344970596" calcext:value-type="float">
            <text:p><text:s text:c="3"/>54,0 </text:p>
          </table:table-cell>
          <table:table-cell table:style-name="ce9" office:value-type="float" office:value="53.7640159435514" calcext:value-type="float">
            <text:p><text:s text:c="3"/>53,8 </text:p>
          </table:table-cell>
          <table:table-cell table:style-name="ce9" office:value-type="float" office:value="50.0129277810507" calcext:value-type="float">
            <text:p><text:s text:c="3"/>50,0 </text:p>
          </table:table-cell>
          <table:table-cell table:style-name="ce9" office:value-type="float" office:value="57.5151041060521" calcext:value-type="float">
            <text:p><text:s text:c="3"/>57,5 </text:p>
          </table:table-cell>
          <table:table-cell table:style-name="ce9" office:value-type="float" office:value="66.5183320420598" calcext:value-type="float">
            <text:p><text:s text:c="3"/>66,5 </text:p>
          </table:table-cell>
          <table:table-cell table:style-name="ce9" office:value-type="float" office:value="61.4716378437593" calcext:value-type="float">
            <text:p><text:s text:c="3"/>61,5 </text:p>
          </table:table-cell>
          <table:table-cell table:style-name="ce9" office:value-type="float" office:value="71.5650262403603" calcext:value-type="float">
            <text:p><text:s text:c="3"/>71,6 </text:p>
          </table:table-cell>
          <table:table-cell table:number-columns-repeated="963"/>
        </table:table-row>
        <table:table-row table:style-name="ro1">
          <table:table-cell office:value-type="string" calcext:value-type="string">
            <text:p>Florianópolis</text:p>
          </table:table-cell>
          <table:table-cell table:style-name="ce9" office:value-type="float" office:value="51.8795353433364" calcext:value-type="float">
            <text:p><text:s text:c="3"/>51,9 </text:p>
          </table:table-cell>
          <table:table-cell table:style-name="ce9" office:value-type="float" office:value="49.2231051850787" calcext:value-type="float">
            <text:p><text:s text:c="3"/>49,2 </text:p>
          </table:table-cell>
          <table:table-cell table:style-name="ce9" office:value-type="float" office:value="54.5359655015941" calcext:value-type="float">
            <text:p><text:s text:c="3"/>54,5 </text:p>
          </table:table-cell>
          <table:table-cell table:style-name="ce9" office:value-type="float" office:value="57.829251816517" calcext:value-type="float">
            <text:p><text:s text:c="3"/>57,8 </text:p>
          </table:table-cell>
          <table:table-cell table:style-name="ce9" office:value-type="float" office:value="54.9835054156664" calcext:value-type="float">
            <text:p><text:s text:c="3"/>55,0 </text:p>
          </table:table-cell>
          <table:table-cell table:style-name="ce9" office:value-type="float" office:value="60.6749982173676" calcext:value-type="float">
            <text:p><text:s text:c="3"/>60,7 </text:p>
          </table:table-cell>
          <table:table-cell table:style-name="ce9" office:value-type="float" office:value="52.8150895561776" calcext:value-type="float">
            <text:p><text:s text:c="3"/>52,8 </text:p>
          </table:table-cell>
          <table:table-cell table:style-name="ce9" office:value-type="float" office:value="49.673518137931" calcext:value-type="float">
            <text:p><text:s text:c="3"/>49,7 </text:p>
          </table:table-cell>
          <table:table-cell table:style-name="ce9" office:value-type="float" office:value="55.9566609744242" calcext:value-type="float">
            <text:p><text:s text:c="3"/>56,0 </text:p>
          </table:table-cell>
          <table:table-cell table:style-name="ce9" office:value-type="float" office:value="73.4618319152171" calcext:value-type="float">
            <text:p><text:s text:c="3"/>73,5 </text:p>
          </table:table-cell>
          <table:table-cell table:style-name="ce9" office:value-type="float" office:value="69.0865296026694" calcext:value-type="float">
            <text:p><text:s text:c="3"/>69,1 </text:p>
          </table:table-cell>
          <table:table-cell table:style-name="ce9" office:value-type="float" office:value="77.8371342277649" calcext:value-type="float">
            <text:p><text:s text:c="3"/>77,8 </text:p>
          </table:table-cell>
          <table:table-cell table:style-name="ce9" office:value-type="float" office:value="54.7822368874211" calcext:value-type="float">
            <text:p><text:s text:c="3"/>54,8 </text:p>
          </table:table-cell>
          <table:table-cell table:style-name="ce9" office:value-type="float" office:value="50.9005438460514" calcext:value-type="float">
            <text:p><text:s text:c="3"/>50,9 </text:p>
          </table:table-cell>
          <table:table-cell table:style-name="ce9" office:value-type="float" office:value="58.6639299287908" calcext:value-type="float">
            <text:p><text:s text:c="3"/>58,7 </text:p>
          </table:table-cell>
          <table:table-cell table:style-name="ce9" office:value-type="float" office:value="60.0906513276589" calcext:value-type="float">
            <text:p><text:s text:c="3"/>60,1 </text:p>
          </table:table-cell>
          <table:table-cell table:style-name="ce9" office:value-type="float" office:value="56.8361957790061" calcext:value-type="float">
            <text:p><text:s text:c="3"/>56,8 </text:p>
          </table:table-cell>
          <table:table-cell table:style-name="ce9" office:value-type="float" office:value="63.3451068763117" calcext:value-type="float">
            <text:p><text:s text:c="3"/>63,3 </text:p>
          </table:table-cell>
          <table:table-cell table:style-name="ce9" office:value-type="float" office:value="56.7135731872205" calcext:value-type="float">
            <text:p><text:s text:c="3"/>56,7 </text:p>
          </table:table-cell>
          <table:table-cell table:style-name="ce9" office:value-type="float" office:value="53.0274038039288" calcext:value-type="float">
            <text:p><text:s text:c="3"/>53,0 </text:p>
          </table:table-cell>
          <table:table-cell table:style-name="ce9" office:value-type="float" office:value="60.3997425705123" calcext:value-type="float">
            <text:p><text:s text:c="3"/>60,4 </text:p>
          </table:table-cell>
          <table:table-cell table:style-name="ce9" office:value-type="float" office:value="73.1817012453939" calcext:value-type="float">
            <text:p><text:s text:c="3"/>73,2 </text:p>
          </table:table-cell>
          <table:table-cell table:style-name="ce9" office:value-type="float" office:value="65.3722777681366" calcext:value-type="float">
            <text:p><text:s text:c="3"/>65,4 </text:p>
          </table:table-cell>
          <table:table-cell table:style-name="ce9" office:value-type="float" office:value="80.9911247226512" calcext:value-type="float">
            <text:p><text:s text:c="3"/>81,0 </text:p>
          </table:table-cell>
          <table:table-cell table:style-name="ce9" office:value-type="float" office:value="49.098011921822" calcext:value-type="float">
            <text:p><text:s text:c="3"/>49,1 </text:p>
          </table:table-cell>
          <table:table-cell table:style-name="ce9" office:value-type="float" office:value="45.9425952487575" calcext:value-type="float">
            <text:p><text:s text:c="3"/>45,9 </text:p>
          </table:table-cell>
          <table:table-cell table:style-name="ce9" office:value-type="float" office:value="52.2534285948866" calcext:value-type="float">
            <text:p><text:s text:c="3"/>52,3 </text:p>
          </table:table-cell>
          <table:table-cell table:style-name="ce9" office:value-type="float" office:value="55.6353357187726" calcext:value-type="float">
            <text:p><text:s text:c="3"/>55,6 </text:p>
          </table:table-cell>
          <table:table-cell table:style-name="ce9" office:value-type="float" office:value="51.5764117365096" calcext:value-type="float">
            <text:p><text:s text:c="3"/>51,6 </text:p>
          </table:table-cell>
          <table:table-cell table:style-name="ce9" office:value-type="float" office:value="59.6942597010355" calcext:value-type="float">
            <text:p><text:s text:c="3"/>59,7 </text:p>
          </table:table-cell>
          <table:table-cell table:style-name="ce9" office:value-type="float" office:value="49.3756179312447" calcext:value-type="float">
            <text:p><text:s text:c="3"/>49,4 </text:p>
          </table:table-cell>
          <table:table-cell table:style-name="ce9" office:value-type="float" office:value="45.2961046094532" calcext:value-type="float">
            <text:p><text:s text:c="3"/>45,3 </text:p>
          </table:table-cell>
          <table:table-cell table:style-name="ce9" office:value-type="float" office:value="53.4551312530362" calcext:value-type="float">
            <text:p><text:s text:c="3"/>53,5 </text:p>
          </table:table-cell>
          <table:table-cell table:style-name="ce9" office:value-type="float" office:value="73.712035930179" calcext:value-type="float">
            <text:p><text:s text:c="3"/>73,7 </text:p>
          </table:table-cell>
          <table:table-cell table:style-name="ce9" office:value-type="float" office:value="68.5973976883525" calcext:value-type="float">
            <text:p><text:s text:c="3"/>68,6 </text:p>
          </table:table-cell>
          <table:table-cell table:style-name="ce9" office:value-type="float" office:value="78.8266741720055" calcext:value-type="float">
            <text:p><text:s text:c="3"/>78,8 </text:p>
          </table:table-cell>
          <table:table-cell table:style-name="ce9" office:value-type="float" office:value="54.1064917336414" calcext:value-type="float">
            <text:p><text:s text:c="3"/>54,1 </text:p>
          </table:table-cell>
          <table:table-cell table:style-name="ce9" office:value-type="float" office:value="50.9720504900126" calcext:value-type="float">
            <text:p><text:s text:c="3"/>51,0 </text:p>
          </table:table-cell>
          <table:table-cell table:style-name="ce9" office:value-type="float" office:value="57.2409329772702" calcext:value-type="float">
            <text:p><text:s text:c="3"/>57,2 </text:p>
          </table:table-cell>
          <table:table-cell table:style-name="ce9" office:value-type="float" office:value="60.5952337918364" calcext:value-type="float">
            <text:p><text:s text:c="3"/>60,6 </text:p>
          </table:table-cell>
          <table:table-cell table:style-name="ce9" office:value-type="float" office:value="57.7084859460711" calcext:value-type="float">
            <text:p><text:s text:c="3"/>57,7 </text:p>
          </table:table-cell>
          <table:table-cell table:style-name="ce9" office:value-type="float" office:value="63.4819816376017" calcext:value-type="float">
            <text:p><text:s text:c="3"/>63,5 </text:p>
          </table:table-cell>
          <table:table-cell table:style-name="ce9" office:value-type="float" office:value="52.979442508365" calcext:value-type="float">
            <text:p><text:s text:c="3"/>53,0 </text:p>
          </table:table-cell>
          <table:table-cell table:style-name="ce9" office:value-type="float" office:value="49.7736795733668" calcext:value-type="float">
            <text:p><text:s text:c="3"/>49,8 </text:p>
          </table:table-cell>
          <table:table-cell table:style-name="ce9" office:value-type="float" office:value="56.1852054433633" calcext:value-type="float">
            <text:p><text:s text:c="3"/>56,2 </text:p>
          </table:table-cell>
          <table:table-cell table:style-name="ce9" office:value-type="float" office:value="74.6285662288433" calcext:value-type="float">
            <text:p><text:s text:c="3"/>74,6 </text:p>
          </table:table-cell>
          <table:table-cell table:style-name="ce9" office:value-type="float" office:value="70.5235718460769" calcext:value-type="float">
            <text:p><text:s text:c="3"/>70,5 </text:p>
          </table:table-cell>
          <table:table-cell table:style-name="ce9" office:value-type="float" office:value="78.7335606116097" calcext:value-type="float">
            <text:p><text:s text:c="3"/>78,7 </text:p>
          </table:table-cell>
          <table:table-cell table:style-name="ce9" office:value-type="float" office:value="44.6002011256859" calcext:value-type="float">
            <text:p><text:s text:c="3"/>44,6 </text:p>
          </table:table-cell>
          <table:table-cell table:style-name="ce9" office:value-type="float" office:value="39.7423060615639" calcext:value-type="float">
            <text:p><text:s text:c="3"/>39,7 </text:p>
          </table:table-cell>
          <table:table-cell table:style-name="ce9" office:value-type="float" office:value="49.4580961898079" calcext:value-type="float">
            <text:p><text:s text:c="3"/>49,5 </text:p>
          </table:table-cell>
          <table:table-cell table:style-name="ce9" office:value-type="float" office:value="49.4336276695123" calcext:value-type="float">
            <text:p><text:s text:c="3"/>49,4 </text:p>
          </table:table-cell>
          <table:table-cell table:style-name="ce9" office:value-type="float" office:value="46.1474307781719" calcext:value-type="float">
            <text:p><text:s text:c="3"/>46,1 </text:p>
          </table:table-cell>
          <table:table-cell table:style-name="ce9" office:value-type="float" office:value="52.7198245608527" calcext:value-type="float">
            <text:p><text:s text:c="3"/>52,7 </text:p>
          </table:table-cell>
          <table:table-cell table:style-name="ce9" office:value-type="float" office:value="52.4694961419858" calcext:value-type="float">
            <text:p><text:s text:c="3"/>52,5 </text:p>
          </table:table-cell>
          <table:table-cell table:style-name="ce9" office:value-type="float" office:value="45.4663196792898" calcext:value-type="float">
            <text:p><text:s text:c="3"/>45,5 </text:p>
          </table:table-cell>
          <table:table-cell table:style-name="ce9" office:value-type="float" office:value="59.4726726046818" calcext:value-type="float">
            <text:p><text:s text:c="3"/>59,5 </text:p>
          </table:table-cell>
          <table:table-cell table:style-name="ce9" office:value-type="float" office:value="70.9597111620052" calcext:value-type="float">
            <text:p><text:s text:c="3"/>71,0 </text:p>
          </table:table-cell>
          <table:table-cell table:style-name="ce9" office:value-type="float" office:value="60.351807003135" calcext:value-type="float">
            <text:p><text:s text:c="3"/>60,4 </text:p>
          </table:table-cell>
          <table:table-cell table:style-name="ce9" office:value-type="float" office:value="81.5676153208755" calcext:value-type="float">
            <text:p><text:s text:c="3"/>81,6 </text:p>
          </table:table-cell>
          <table:table-cell table:number-columns-repeated="963"/>
        </table:table-row>
        <table:table-row table:style-name="ro1">
          <table:table-cell office:value-type="string" calcext:value-type="string">
            <text:p>Porto Alegre</text:p>
          </table:table-cell>
          <table:table-cell table:style-name="ce9" office:value-type="float" office:value="57.5957286939735" calcext:value-type="float">
            <text:p><text:s text:c="3"/>57,6 </text:p>
          </table:table-cell>
          <table:table-cell table:style-name="ce9" office:value-type="float" office:value="54.1785365801173" calcext:value-type="float">
            <text:p><text:s text:c="3"/>54,2 </text:p>
          </table:table-cell>
          <table:table-cell table:style-name="ce9" office:value-type="float" office:value="61.0129208078297" calcext:value-type="float">
            <text:p><text:s text:c="3"/>61,0 </text:p>
          </table:table-cell>
          <table:table-cell table:style-name="ce9" office:value-type="float" office:value="58.4166595376225" calcext:value-type="float">
            <text:p><text:s text:c="3"/>58,4 </text:p>
          </table:table-cell>
          <table:table-cell table:style-name="ce9" office:value-type="float" office:value="55.4266653306324" calcext:value-type="float">
            <text:p><text:s text:c="3"/>55,4 </text:p>
          </table:table-cell>
          <table:table-cell table:style-name="ce9" office:value-type="float" office:value="61.4066537446125" calcext:value-type="float">
            <text:p><text:s text:c="3"/>61,4 </text:p>
          </table:table-cell>
          <table:table-cell table:style-name="ce9" office:value-type="float" office:value="60.8762378958087" calcext:value-type="float">
            <text:p><text:s text:c="3"/>60,9 </text:p>
          </table:table-cell>
          <table:table-cell table:style-name="ce9" office:value-type="float" office:value="57.0471381894494" calcext:value-type="float">
            <text:p><text:s text:c="3"/>57,0 </text:p>
          </table:table-cell>
          <table:table-cell table:style-name="ce9" office:value-type="float" office:value="64.7053376021679" calcext:value-type="float">
            <text:p><text:s text:c="3"/>64,7 </text:p>
          </table:table-cell>
          <table:table-cell table:style-name="ce9" office:value-type="float" office:value="75.7919358378696" calcext:value-type="float">
            <text:p><text:s text:c="3"/>75,8 </text:p>
          </table:table-cell>
          <table:table-cell table:style-name="ce9" office:value-type="float" office:value="69.7553993288398" calcext:value-type="float">
            <text:p><text:s text:c="3"/>69,8 </text:p>
          </table:table-cell>
          <table:table-cell table:style-name="ce9" office:value-type="float" office:value="81.8284723468994" calcext:value-type="float">
            <text:p><text:s text:c="3"/>81,8 </text:p>
          </table:table-cell>
          <table:table-cell table:style-name="ce9" office:value-type="float" office:value="58.4301676673227" calcext:value-type="float">
            <text:p><text:s text:c="3"/>58,4 </text:p>
          </table:table-cell>
          <table:table-cell table:style-name="ce9" office:value-type="float" office:value="53.9074989922076" calcext:value-type="float">
            <text:p><text:s text:c="3"/>53,9 </text:p>
          </table:table-cell>
          <table:table-cell table:style-name="ce9" office:value-type="float" office:value="62.9528363424378" calcext:value-type="float">
            <text:p><text:s text:c="3"/>63,0 </text:p>
          </table:table-cell>
          <table:table-cell table:style-name="ce9" office:value-type="float" office:value="60.1346409208728" calcext:value-type="float">
            <text:p><text:s text:c="3"/>60,1 </text:p>
          </table:table-cell>
          <table:table-cell table:style-name="ce9" office:value-type="float" office:value="55.7559936825023" calcext:value-type="float">
            <text:p><text:s text:c="3"/>55,8 </text:p>
          </table:table-cell>
          <table:table-cell table:style-name="ce9" office:value-type="float" office:value="64.5132881592434" calcext:value-type="float">
            <text:p><text:s text:c="3"/>64,5 </text:p>
          </table:table-cell>
          <table:table-cell table:style-name="ce9" office:value-type="float" office:value="63.457838664113" calcext:value-type="float">
            <text:p><text:s text:c="3"/>63,5 </text:p>
          </table:table-cell>
          <table:table-cell table:style-name="ce9" office:value-type="float" office:value="58.2665049715374" calcext:value-type="float">
            <text:p><text:s text:c="3"/>58,3 </text:p>
          </table:table-cell>
          <table:table-cell table:style-name="ce9" office:value-type="float" office:value="68.6491723566886" calcext:value-type="float">
            <text:p><text:s text:c="3"/>68,6 </text:p>
          </table:table-cell>
          <table:table-cell table:style-name="ce9" office:value-type="float" office:value="71.0168731992686" calcext:value-type="float">
            <text:p><text:s text:c="3"/>71,0 </text:p>
          </table:table-cell>
          <table:table-cell table:style-name="ce9" office:value-type="float" office:value="61.4777929505511" calcext:value-type="float">
            <text:p><text:s text:c="3"/>61,5 </text:p>
          </table:table-cell>
          <table:table-cell table:style-name="ce9" office:value-type="float" office:value="80.5559534479862" calcext:value-type="float">
            <text:p><text:s text:c="3"/>80,6 </text:p>
          </table:table-cell>
          <table:table-cell table:style-name="ce9" office:value-type="float" office:value="56.8107100024918" calcext:value-type="float">
            <text:p><text:s text:c="3"/>56,8 </text:p>
          </table:table-cell>
          <table:table-cell table:style-name="ce9" office:value-type="float" office:value="53.0290949751839" calcext:value-type="float">
            <text:p><text:s text:c="3"/>53,0 </text:p>
          </table:table-cell>
          <table:table-cell table:style-name="ce9" office:value-type="float" office:value="60.5923250297996" calcext:value-type="float">
            <text:p><text:s text:c="3"/>60,6 </text:p>
          </table:table-cell>
          <table:table-cell table:style-name="ce9" office:value-type="float" office:value="56.8045626028049" calcext:value-type="float">
            <text:p><text:s text:c="3"/>56,8 </text:p>
          </table:table-cell>
          <table:table-cell table:style-name="ce9" office:value-type="float" office:value="53.3157034702249" calcext:value-type="float">
            <text:p><text:s text:c="3"/>53,3 </text:p>
          </table:table-cell>
          <table:table-cell table:style-name="ce9" office:value-type="float" office:value="60.2934217353849" calcext:value-type="float">
            <text:p><text:s text:c="3"/>60,3 </text:p>
          </table:table-cell>
          <table:table-cell table:style-name="ce9" office:value-type="float" office:value="57.8708207345533" calcext:value-type="float">
            <text:p><text:s text:c="3"/>57,9 </text:p>
          </table:table-cell>
          <table:table-cell table:style-name="ce9" office:value-type="float" office:value="53.4683773299337" calcext:value-type="float">
            <text:p><text:s text:c="3"/>53,5 </text:p>
          </table:table-cell>
          <table:table-cell table:style-name="ce9" office:value-type="float" office:value="62.2732641391729" calcext:value-type="float">
            <text:p><text:s text:c="3"/>62,3 </text:p>
          </table:table-cell>
          <table:table-cell table:style-name="ce9" office:value-type="float" office:value="79.8177295559096" calcext:value-type="float">
            <text:p><text:s text:c="3"/>79,8 </text:p>
          </table:table-cell>
          <table:table-cell table:style-name="ce9" office:value-type="float" office:value="73.3874665701202" calcext:value-type="float">
            <text:p><text:s text:c="3"/>73,4 </text:p>
          </table:table-cell>
          <table:table-cell table:style-name="ce9" office:value-type="float" office:value="86.247992541699" calcext:value-type="float">
            <text:p><text:s text:c="3"/>86,2 </text:p>
          </table:table-cell>
          <table:table-cell table:style-name="ce9" office:value-type="float" office:value="59.3604542579857" calcext:value-type="float">
            <text:p><text:s text:c="3"/>59,4 </text:p>
          </table:table-cell>
          <table:table-cell table:style-name="ce9" office:value-type="float" office:value="55.0763773457485" calcext:value-type="float">
            <text:p><text:s text:c="3"/>55,1 </text:p>
          </table:table-cell>
          <table:table-cell table:style-name="ce9" office:value-type="float" office:value="63.6445311702228" calcext:value-type="float">
            <text:p><text:s text:c="3"/>63,6 </text:p>
          </table:table-cell>
          <table:table-cell table:style-name="ce9" office:value-type="float" office:value="60.0536234117611" calcext:value-type="float">
            <text:p><text:s text:c="3"/>60,1 </text:p>
          </table:table-cell>
          <table:table-cell table:style-name="ce9" office:value-type="float" office:value="56.737556833113" calcext:value-type="float">
            <text:p><text:s text:c="3"/>56,7 </text:p>
          </table:table-cell>
          <table:table-cell table:style-name="ce9" office:value-type="float" office:value="63.3696899904092" calcext:value-type="float">
            <text:p><text:s text:c="3"/>63,4 </text:p>
          </table:table-cell>
          <table:table-cell table:style-name="ce9" office:value-type="float" office:value="61.4375876553849" calcext:value-type="float">
            <text:p><text:s text:c="3"/>61,4 </text:p>
          </table:table-cell>
          <table:table-cell table:style-name="ce9" office:value-type="float" office:value="57.4180610568475" calcext:value-type="float">
            <text:p><text:s text:c="3"/>57,4 </text:p>
          </table:table-cell>
          <table:table-cell table:style-name="ce9" office:value-type="float" office:value="65.4571142539222" calcext:value-type="float">
            <text:p><text:s text:c="3"/>65,5 </text:p>
          </table:table-cell>
          <table:table-cell table:style-name="ce9" office:value-type="float" office:value="76.4612364660375" calcext:value-type="float">
            <text:p><text:s text:c="3"/>76,5 </text:p>
          </table:table-cell>
          <table:table-cell table:style-name="ce9" office:value-type="float" office:value="67.950347020985" calcext:value-type="float">
            <text:p><text:s text:c="3"/>68,0 </text:p>
          </table:table-cell>
          <table:table-cell table:style-name="ce9" office:value-type="float" office:value="84.9721259110901" calcext:value-type="float">
            <text:p><text:s text:c="3"/>85,0 </text:p>
          </table:table-cell>
          <table:table-cell table:style-name="ce9" office:value-type="float" office:value="52.8459910653209" calcext:value-type="float">
            <text:p><text:s text:c="3"/>52,8 </text:p>
          </table:table-cell>
          <table:table-cell table:style-name="ce9" office:value-type="float" office:value="48.8987061077753" calcext:value-type="float">
            <text:p><text:s text:c="3"/>48,9 </text:p>
          </table:table-cell>
          <table:table-cell table:style-name="ce9" office:value-type="float" office:value="56.7932760228666" calcext:value-type="float">
            <text:p><text:s text:c="3"/>56,8 </text:p>
          </table:table-cell>
          <table:table-cell table:style-name="ce9" office:value-type="float" office:value="53.8975951277531" calcext:value-type="float">
            <text:p><text:s text:c="3"/>53,9 </text:p>
          </table:table-cell>
          <table:table-cell table:style-name="ce9" office:value-type="float" office:value="48.2972849421967" calcext:value-type="float">
            <text:p><text:s text:c="3"/>48,3 </text:p>
          </table:table-cell>
          <table:table-cell table:style-name="ce9" office:value-type="float" office:value="59.4979053133095" calcext:value-type="float">
            <text:p><text:s text:c="3"/>59,5 </text:p>
          </table:table-cell>
          <table:table-cell table:style-name="ce9" office:value-type="float" office:value="53.9269994765921" calcext:value-type="float">
            <text:p><text:s text:c="3"/>53,9 </text:p>
          </table:table-cell>
          <table:table-cell table:style-name="ce9" office:value-type="float" office:value="46.204029585184" calcext:value-type="float">
            <text:p><text:s text:c="3"/>46,2 </text:p>
          </table:table-cell>
          <table:table-cell table:style-name="ce9" office:value-type="float" office:value="61.6499693680003" calcext:value-type="float">
            <text:p><text:s text:c="3"/>61,6 </text:p>
          </table:table-cell>
          <table:table-cell table:style-name="ce9" office:value-type="float" office:value="74.2605648978455" calcext:value-type="float">
            <text:p><text:s text:c="3"/>74,3 </text:p>
          </table:table-cell>
          <table:table-cell table:style-name="ce9" office:value-type="float" office:value="70.4161802815246" calcext:value-type="float">
            <text:p><text:s text:c="3"/>70,4 </text:p>
          </table:table-cell>
          <table:table-cell table:style-name="ce9" office:value-type="float" office:value="78.1049495141664" calcext:value-type="float">
            <text:p><text:s text:c="3"/>78,1 </text:p>
          </table:table-cell>
          <table:table-cell table:number-columns-repeated="963"/>
        </table:table-row>
        <table:table-row table:style-name="ro1">
          <table:table-cell office:value-type="string" calcext:value-type="string">
            <text:p>Campo Grande</text:p>
          </table:table-cell>
          <table:table-cell table:style-name="ce9" office:value-type="float" office:value="58.8145296494075" calcext:value-type="float">
            <text:p><text:s text:c="3"/>58,8 </text:p>
          </table:table-cell>
          <table:table-cell table:style-name="ce9" office:value-type="float" office:value="56.3497469311283" calcext:value-type="float">
            <text:p><text:s text:c="3"/>56,3 </text:p>
          </table:table-cell>
          <table:table-cell table:style-name="ce9" office:value-type="float" office:value="61.2793123676867" calcext:value-type="float">
            <text:p><text:s text:c="3"/>61,3 </text:p>
          </table:table-cell>
          <table:table-cell table:style-name="ce9" office:value-type="float" office:value="62.7898569036809" calcext:value-type="float">
            <text:p><text:s text:c="3"/>62,8 </text:p>
          </table:table-cell>
          <table:table-cell table:style-name="ce9" office:value-type="float" office:value="60.3103004183493" calcext:value-type="float">
            <text:p><text:s text:c="3"/>60,3 </text:p>
          </table:table-cell>
          <table:table-cell table:style-name="ce9" office:value-type="float" office:value="65.2694133890125" calcext:value-type="float">
            <text:p><text:s text:c="3"/>65,3 </text:p>
          </table:table-cell>
          <table:table-cell table:style-name="ce9" office:value-type="float" office:value="58.2925299327782" calcext:value-type="float">
            <text:p><text:s text:c="3"/>58,3 </text:p>
          </table:table-cell>
          <table:table-cell table:style-name="ce9" office:value-type="float" office:value="55.2530995667331" calcext:value-type="float">
            <text:p><text:s text:c="3"/>55,3 </text:p>
          </table:table-cell>
          <table:table-cell table:style-name="ce9" office:value-type="float" office:value="61.3319602988233" calcext:value-type="float">
            <text:p><text:s text:c="3"/>61,3 </text:p>
          </table:table-cell>
          <table:table-cell table:style-name="ce9" office:value-type="float" office:value="71.9745208008477" calcext:value-type="float">
            <text:p><text:s text:c="3"/>72,0 </text:p>
          </table:table-cell>
          <table:table-cell table:style-name="ce9" office:value-type="float" office:value="64.3223770578556" calcext:value-type="float">
            <text:p><text:s text:c="3"/>64,3 </text:p>
          </table:table-cell>
          <table:table-cell table:style-name="ce9" office:value-type="float" office:value="79.6266645438398" calcext:value-type="float">
            <text:p><text:s text:c="3"/>79,6 </text:p>
          </table:table-cell>
          <table:table-cell table:style-name="ce9" office:value-type="float" office:value="61.5109458963091" calcext:value-type="float">
            <text:p><text:s text:c="3"/>61,5 </text:p>
          </table:table-cell>
          <table:table-cell table:style-name="ce9" office:value-type="float" office:value="58.3702954988547" calcext:value-type="float">
            <text:p><text:s text:c="3"/>58,4 </text:p>
          </table:table-cell>
          <table:table-cell table:style-name="ce9" office:value-type="float" office:value="64.6515962937635" calcext:value-type="float">
            <text:p><text:s text:c="3"/>64,7 </text:p>
          </table:table-cell>
          <table:table-cell table:style-name="ce9" office:value-type="float" office:value="63.4439459406081" calcext:value-type="float">
            <text:p><text:s text:c="3"/>63,4 </text:p>
          </table:table-cell>
          <table:table-cell table:style-name="ce9" office:value-type="float" office:value="59.7610780222857" calcext:value-type="float">
            <text:p><text:s text:c="3"/>59,8 </text:p>
          </table:table-cell>
          <table:table-cell table:style-name="ce9" office:value-type="float" office:value="67.1268138589305" calcext:value-type="float">
            <text:p><text:s text:c="3"/>67,1 </text:p>
          </table:table-cell>
          <table:table-cell table:style-name="ce9" office:value-type="float" office:value="59.1410347853127" calcext:value-type="float">
            <text:p><text:s text:c="3"/>59,1 </text:p>
          </table:table-cell>
          <table:table-cell table:style-name="ce9" office:value-type="float" office:value="54.7495677018576" calcext:value-type="float">
            <text:p><text:s text:c="3"/>54,7 </text:p>
          </table:table-cell>
          <table:table-cell table:style-name="ce9" office:value-type="float" office:value="63.5325018687677" calcext:value-type="float">
            <text:p><text:s text:c="3"/>63,5 </text:p>
          </table:table-cell>
          <table:table-cell table:style-name="ce9" office:value-type="float" office:value="70.0872373926596" calcext:value-type="float">
            <text:p><text:s text:c="3"/>70,1 </text:p>
          </table:table-cell>
          <table:table-cell table:style-name="ce9" office:value-type="float" office:value="64.3233803130027" calcext:value-type="float">
            <text:p><text:s text:c="3"/>64,3 </text:p>
          </table:table-cell>
          <table:table-cell table:style-name="ce9" office:value-type="float" office:value="75.8510944723166" calcext:value-type="float">
            <text:p><text:s text:c="3"/>75,9 </text:p>
          </table:table-cell>
          <table:table-cell table:style-name="ce9" office:value-type="float" office:value="56.3660039531424" calcext:value-type="float">
            <text:p><text:s text:c="3"/>56,4 </text:p>
          </table:table-cell>
          <table:table-cell table:style-name="ce9" office:value-type="float" office:value="53.0666110548133" calcext:value-type="float">
            <text:p><text:s text:c="3"/>53,1 </text:p>
          </table:table-cell>
          <table:table-cell table:style-name="ce9" office:value-type="float" office:value="59.6653968514714" calcext:value-type="float">
            <text:p><text:s text:c="3"/>59,7 </text:p>
          </table:table-cell>
          <table:table-cell table:style-name="ce9" office:value-type="float" office:value="62.1067131201871" calcext:value-type="float">
            <text:p><text:s text:c="3"/>62,1 </text:p>
          </table:table-cell>
          <table:table-cell table:style-name="ce9" office:value-type="float" office:value="58.5025003970619" calcext:value-type="float">
            <text:p><text:s text:c="3"/>58,5 </text:p>
          </table:table-cell>
          <table:table-cell table:style-name="ce9" office:value-type="float" office:value="65.7109258433123" calcext:value-type="float">
            <text:p><text:s text:c="3"/>65,7 </text:p>
          </table:table-cell>
          <table:table-cell table:style-name="ce9" office:value-type="float" office:value="57.4448487367735" calcext:value-type="float">
            <text:p><text:s text:c="3"/>57,4 </text:p>
          </table:table-cell>
          <table:table-cell table:style-name="ce9" office:value-type="float" office:value="53.7632331502708" calcext:value-type="float">
            <text:p><text:s text:c="3"/>53,8 </text:p>
          </table:table-cell>
          <table:table-cell table:style-name="ce9" office:value-type="float" office:value="61.1264643232761" calcext:value-type="float">
            <text:p><text:s text:c="3"/>61,1 </text:p>
          </table:table-cell>
          <table:table-cell table:style-name="ce9" office:value-type="float" office:value="73.5273394647203" calcext:value-type="float">
            <text:p><text:s text:c="3"/>73,5 </text:p>
          </table:table-cell>
          <table:table-cell table:style-name="ce9" office:value-type="float" office:value="61.6976616534171" calcext:value-type="float">
            <text:p><text:s text:c="3"/>61,7 </text:p>
          </table:table-cell>
          <table:table-cell table:style-name="ce9" office:value-type="float" office:value="85.3570172760235" calcext:value-type="float">
            <text:p><text:s text:c="3"/>85,4 </text:p>
          </table:table-cell>
          <table:table-cell table:style-name="ce9" office:value-type="float" office:value="60.1792426547513" calcext:value-type="float">
            <text:p><text:s text:c="3"/>60,2 </text:p>
          </table:table-cell>
          <table:table-cell table:style-name="ce9" office:value-type="float" office:value="57.4823458946705" calcext:value-type="float">
            <text:p><text:s text:c="3"/>57,5 </text:p>
          </table:table-cell>
          <table:table-cell table:style-name="ce9" office:value-type="float" office:value="62.8761394148321" calcext:value-type="float">
            <text:p><text:s text:c="3"/>62,9 </text:p>
          </table:table-cell>
          <table:table-cell table:style-name="ce9" office:value-type="float" office:value="64.2989444301217" calcext:value-type="float">
            <text:p><text:s text:c="3"/>64,3 </text:p>
          </table:table-cell>
          <table:table-cell table:style-name="ce9" office:value-type="float" office:value="62.0176914689932" calcext:value-type="float">
            <text:p><text:s text:c="3"/>62,0 </text:p>
          </table:table-cell>
          <table:table-cell table:style-name="ce9" office:value-type="float" office:value="66.5801973912501" calcext:value-type="float">
            <text:p><text:s text:c="3"/>66,6 </text:p>
          </table:table-cell>
          <table:table-cell table:style-name="ce9" office:value-type="float" office:value="60.7029813794148" calcext:value-type="float">
            <text:p><text:s text:c="3"/>60,7 </text:p>
          </table:table-cell>
          <table:table-cell table:style-name="ce9" office:value-type="float" office:value="57.9469353390835" calcext:value-type="float">
            <text:p><text:s text:c="3"/>57,9 </text:p>
          </table:table-cell>
          <table:table-cell table:style-name="ce9" office:value-type="float" office:value="63.4590274197461" calcext:value-type="float">
            <text:p><text:s text:c="3"/>63,5 </text:p>
          </table:table-cell>
          <table:table-cell table:style-name="ce9" office:value-type="float" office:value="72.9817942278318" calcext:value-type="float">
            <text:p><text:s text:c="3"/>73,0 </text:p>
          </table:table-cell>
          <table:table-cell table:style-name="ce9" office:value-type="float" office:value="63.7672266045367" calcext:value-type="float">
            <text:p><text:s text:c="3"/>63,8 </text:p>
          </table:table-cell>
          <table:table-cell table:style-name="ce9" office:value-type="float" office:value="82.1963618511268" calcext:value-type="float">
            <text:p><text:s text:c="3"/>82,2 </text:p>
          </table:table-cell>
          <table:table-cell table:style-name="ce9" office:value-type="float" office:value="51.3223653320074" calcext:value-type="float">
            <text:p><text:s text:c="3"/>51,3 </text:p>
          </table:table-cell>
          <table:table-cell table:style-name="ce9" office:value-type="float" office:value="44.3952169398152" calcext:value-type="float">
            <text:p><text:s text:c="3"/>44,4 </text:p>
          </table:table-cell>
          <table:table-cell table:style-name="ce9" office:value-type="float" office:value="58.2495137241996" calcext:value-type="float">
            <text:p><text:s text:c="3"/>58,2 </text:p>
          </table:table-cell>
          <table:table-cell table:style-name="ce9" office:value-type="float" office:value="52.2614462302961" calcext:value-type="float">
            <text:p><text:s text:c="3"/>52,3 </text:p>
          </table:table-cell>
          <table:table-cell table:style-name="ce9" office:value-type="float" office:value="47.8531287454585" calcext:value-type="float">
            <text:p><text:s text:c="3"/>47,9 </text:p>
          </table:table-cell>
          <table:table-cell table:style-name="ce9" office:value-type="float" office:value="56.6697637151337" calcext:value-type="float">
            <text:p><text:s text:c="3"/>56,7 </text:p>
          </table:table-cell>
          <table:table-cell table:style-name="ce9" office:value-type="float" office:value="46.2604525130855" calcext:value-type="float">
            <text:p><text:s text:c="3"/>46,3 </text:p>
          </table:table-cell>
          <table:table-cell table:style-name="ce9" office:value-type="float" office:value="39.4480624377114" calcext:value-type="float">
            <text:p><text:s text:c="3"/>39,4 </text:p>
          </table:table-cell>
          <table:table-cell table:style-name="ce9" office:value-type="float" office:value="53.0728425884595" calcext:value-type="float">
            <text:p><text:s text:c="3"/>53,1 </text:p>
          </table:table-cell>
          <table:table-cell table:style-name="ce9" office:value-type="float" office:value="67.1672099798046" calcext:value-type="float">
            <text:p><text:s text:c="3"/>67,2 </text:p>
          </table:table-cell>
          <table:table-cell table:style-name="ce9" office:value-type="float" office:value="62.578627956158" calcext:value-type="float">
            <text:p><text:s text:c="3"/>62,6 </text:p>
          </table:table-cell>
          <table:table-cell table:style-name="ce9" office:value-type="float" office:value="71.7557920034512" calcext:value-type="float">
            <text:p><text:s text:c="3"/>71,8 </text:p>
          </table:table-cell>
          <table:table-cell table:number-columns-repeated="963"/>
        </table:table-row>
        <table:table-row table:style-name="ro1">
          <table:table-cell office:value-type="string" calcext:value-type="string">
            <text:p>Cuiabá</text:p>
          </table:table-cell>
          <table:table-cell table:style-name="ce9" office:value-type="float" office:value="58.474485559669" calcext:value-type="float">
            <text:p><text:s text:c="3"/>58,5 </text:p>
          </table:table-cell>
          <table:table-cell table:style-name="ce9" office:value-type="float" office:value="56.3049040019449" calcext:value-type="float">
            <text:p><text:s text:c="3"/>56,3 </text:p>
          </table:table-cell>
          <table:table-cell table:style-name="ce9" office:value-type="float" office:value="60.644067117393" calcext:value-type="float">
            <text:p><text:s text:c="3"/>60,6 </text:p>
          </table:table-cell>
          <table:table-cell table:style-name="ce9" office:value-type="float" office:value="62.2943254756988" calcext:value-type="float">
            <text:p><text:s text:c="3"/>62,3 </text:p>
          </table:table-cell>
          <table:table-cell table:style-name="ce9" office:value-type="float" office:value="59.8886806742997" calcext:value-type="float">
            <text:p><text:s text:c="3"/>59,9 </text:p>
          </table:table-cell>
          <table:table-cell table:style-name="ce9" office:value-type="float" office:value="64.6999702770979" calcext:value-type="float">
            <text:p><text:s text:c="3"/>64,7 </text:p>
          </table:table-cell>
          <table:table-cell table:style-name="ce9" office:value-type="float" office:value="60.2854404273979" calcext:value-type="float">
            <text:p><text:s text:c="3"/>60,3 </text:p>
          </table:table-cell>
          <table:table-cell table:style-name="ce9" office:value-type="float" office:value="57.5097248059471" calcext:value-type="float">
            <text:p><text:s text:c="3"/>57,5 </text:p>
          </table:table-cell>
          <table:table-cell table:style-name="ce9" office:value-type="float" office:value="63.0611560488486" calcext:value-type="float">
            <text:p><text:s text:c="3"/>63,1 </text:p>
          </table:table-cell>
          <table:table-cell table:style-name="ce9" office:value-type="float" office:value="74.899673072915" calcext:value-type="float">
            <text:p><text:s text:c="3"/>74,9 </text:p>
          </table:table-cell>
          <table:table-cell table:style-name="ce9" office:value-type="float" office:value="70.042914335889" calcext:value-type="float">
            <text:p><text:s text:c="3"/>70,0 </text:p>
          </table:table-cell>
          <table:table-cell table:style-name="ce9" office:value-type="float" office:value="79.7564318099411" calcext:value-type="float">
            <text:p><text:s text:c="3"/>79,8 </text:p>
          </table:table-cell>
          <table:table-cell table:style-name="ce9" office:value-type="float" office:value="62.0186930381111" calcext:value-type="float">
            <text:p><text:s text:c="3"/>62,0 </text:p>
          </table:table-cell>
          <table:table-cell table:style-name="ce9" office:value-type="float" office:value="59.2638724147184" calcext:value-type="float">
            <text:p><text:s text:c="3"/>59,3 </text:p>
          </table:table-cell>
          <table:table-cell table:style-name="ce9" office:value-type="float" office:value="64.7735136615039" calcext:value-type="float">
            <text:p><text:s text:c="3"/>64,8 </text:p>
          </table:table-cell>
          <table:table-cell table:style-name="ce9" office:value-type="float" office:value="65.3686144954497" calcext:value-type="float">
            <text:p><text:s text:c="3"/>65,4 </text:p>
          </table:table-cell>
          <table:table-cell table:style-name="ce9" office:value-type="float" office:value="62.4872004084682" calcext:value-type="float">
            <text:p><text:s text:c="3"/>62,5 </text:p>
          </table:table-cell>
          <table:table-cell table:style-name="ce9" office:value-type="float" office:value="68.2500285824312" calcext:value-type="float">
            <text:p><text:s text:c="3"/>68,3 </text:p>
          </table:table-cell>
          <table:table-cell table:style-name="ce9" office:value-type="float" office:value="62.1840842701321" calcext:value-type="float">
            <text:p><text:s text:c="3"/>62,2 </text:p>
          </table:table-cell>
          <table:table-cell table:style-name="ce9" office:value-type="float" office:value="57.5392727174935" calcext:value-type="float">
            <text:p><text:s text:c="3"/>57,5 </text:p>
          </table:table-cell>
          <table:table-cell table:style-name="ce9" office:value-type="float" office:value="66.8288958227706" calcext:value-type="float">
            <text:p><text:s text:c="3"/>66,8 </text:p>
          </table:table-cell>
          <table:table-cell table:style-name="ce9" office:value-type="float" office:value="75.3789723705773" calcext:value-type="float">
            <text:p><text:s text:c="3"/>75,4 </text:p>
          </table:table-cell>
          <table:table-cell table:style-name="ce9" office:value-type="float" office:value="66.1857225346229" calcext:value-type="float">
            <text:p><text:s text:c="3"/>66,2 </text:p>
          </table:table-cell>
          <table:table-cell table:style-name="ce9" office:value-type="float" office:value="84.5722222065316" calcext:value-type="float">
            <text:p><text:s text:c="3"/>84,6 </text:p>
          </table:table-cell>
          <table:table-cell table:style-name="ce9" office:value-type="float" office:value="55.3597562194287" calcext:value-type="float">
            <text:p><text:s text:c="3"/>55,4 </text:p>
          </table:table-cell>
          <table:table-cell table:style-name="ce9" office:value-type="float" office:value="52.2331509270021" calcext:value-type="float">
            <text:p><text:s text:c="3"/>52,2 </text:p>
          </table:table-cell>
          <table:table-cell table:style-name="ce9" office:value-type="float" office:value="58.4863615118554" calcext:value-type="float">
            <text:p><text:s text:c="3"/>58,5 </text:p>
          </table:table-cell>
          <table:table-cell table:style-name="ce9" office:value-type="float" office:value="59.3572651982424" calcext:value-type="float">
            <text:p><text:s text:c="3"/>59,4 </text:p>
          </table:table-cell>
          <table:table-cell table:style-name="ce9" office:value-type="float" office:value="56.3037812125451" calcext:value-type="float">
            <text:p><text:s text:c="3"/>56,3 </text:p>
          </table:table-cell>
          <table:table-cell table:style-name="ce9" office:value-type="float" office:value="62.4107491839397" calcext:value-type="float">
            <text:p><text:s text:c="3"/>62,4 </text:p>
          </table:table-cell>
          <table:table-cell table:style-name="ce9" office:value-type="float" office:value="58.4730828867831" calcext:value-type="float">
            <text:p><text:s text:c="3"/>58,5 </text:p>
          </table:table-cell>
          <table:table-cell table:style-name="ce9" office:value-type="float" office:value="53.6463635190059" calcext:value-type="float">
            <text:p><text:s text:c="3"/>53,6 </text:p>
          </table:table-cell>
          <table:table-cell table:style-name="ce9" office:value-type="float" office:value="63.2998022545602" calcext:value-type="float">
            <text:p><text:s text:c="3"/>63,3 </text:p>
          </table:table-cell>
          <table:table-cell table:style-name="ce9" office:value-type="float" office:value="74.4333712970682" calcext:value-type="float">
            <text:p><text:s text:c="3"/>74,4 </text:p>
          </table:table-cell>
          <table:table-cell table:style-name="ce9" office:value-type="float" office:value="66.4733434703473" calcext:value-type="float">
            <text:p><text:s text:c="3"/>66,5 </text:p>
          </table:table-cell>
          <table:table-cell table:style-name="ce9" office:value-type="float" office:value="82.393399123789" calcext:value-type="float">
            <text:p><text:s text:c="3"/>82,4 </text:p>
          </table:table-cell>
          <table:table-cell table:style-name="ce9" office:value-type="float" office:value="59.2105677180728" calcext:value-type="float">
            <text:p><text:s text:c="3"/>59,2 </text:p>
          </table:table-cell>
          <table:table-cell table:style-name="ce9" office:value-type="float" office:value="56.7872271361299" calcext:value-type="float">
            <text:p><text:s text:c="3"/>56,8 </text:p>
          </table:table-cell>
          <table:table-cell table:style-name="ce9" office:value-type="float" office:value="61.6339083000157" calcext:value-type="float">
            <text:p><text:s text:c="3"/>61,6 </text:p>
          </table:table-cell>
          <table:table-cell table:style-name="ce9" office:value-type="float" office:value="62.8796822630663" calcext:value-type="float">
            <text:p><text:s text:c="3"/>62,9 </text:p>
          </table:table-cell>
          <table:table-cell table:style-name="ce9" office:value-type="float" office:value="60.4568127536295" calcext:value-type="float">
            <text:p><text:s text:c="3"/>60,5 </text:p>
          </table:table-cell>
          <table:table-cell table:style-name="ce9" office:value-type="float" office:value="65.3025517725031" calcext:value-type="float">
            <text:p><text:s text:c="3"/>65,3 </text:p>
          </table:table-cell>
          <table:table-cell table:style-name="ce9" office:value-type="float" office:value="61.1174204819818" calcext:value-type="float">
            <text:p><text:s text:c="3"/>61,1 </text:p>
          </table:table-cell>
          <table:table-cell table:style-name="ce9" office:value-type="float" office:value="58.0021262857294" calcext:value-type="float">
            <text:p><text:s text:c="3"/>58,0 </text:p>
          </table:table-cell>
          <table:table-cell table:style-name="ce9" office:value-type="float" office:value="64.2327146782342" calcext:value-type="float">
            <text:p><text:s text:c="3"/>64,2 </text:p>
          </table:table-cell>
          <table:table-cell table:style-name="ce9" office:value-type="float" office:value="76.3021339128194" calcext:value-type="float">
            <text:p><text:s text:c="3"/>76,3 </text:p>
          </table:table-cell>
          <table:table-cell table:style-name="ce9" office:value-type="float" office:value="70.0144491730633" calcext:value-type="float">
            <text:p><text:s text:c="3"/>70,0 </text:p>
          </table:table-cell>
          <table:table-cell table:style-name="ce9" office:value-type="float" office:value="82.5898186525755" calcext:value-type="float">
            <text:p><text:s text:c="3"/>82,6 </text:p>
          </table:table-cell>
          <table:table-cell table:style-name="ce9" office:value-type="float" office:value="54.6368557138681" calcext:value-type="float">
            <text:p><text:s text:c="3"/>54,6 </text:p>
          </table:table-cell>
          <table:table-cell table:style-name="ce9" office:value-type="float" office:value="49.3609342109181" calcext:value-type="float">
            <text:p><text:s text:c="3"/>49,4 </text:p>
          </table:table-cell>
          <table:table-cell table:style-name="ce9" office:value-type="float" office:value="59.9127772168181" calcext:value-type="float">
            <text:p><text:s text:c="3"/>59,9 </text:p>
          </table:table-cell>
          <table:table-cell table:style-name="ce9" office:value-type="float" office:value="60.2814552474008" calcext:value-type="float">
            <text:p><text:s text:c="3"/>60,3 </text:p>
          </table:table-cell>
          <table:table-cell table:style-name="ce9" office:value-type="float" office:value="53.8484162521172" calcext:value-type="float">
            <text:p><text:s text:c="3"/>53,8 </text:p>
          </table:table-cell>
          <table:table-cell table:style-name="ce9" office:value-type="float" office:value="66.7144942426845" calcext:value-type="float">
            <text:p><text:s text:c="3"/>66,7 </text:p>
          </table:table-cell>
          <table:table-cell table:style-name="ce9" office:value-type="float" office:value="57.1896629959201" calcext:value-type="float">
            <text:p><text:s text:c="3"/>57,2 </text:p>
          </table:table-cell>
          <table:table-cell table:style-name="ce9" office:value-type="float" office:value="51.5479447966064" calcext:value-type="float">
            <text:p><text:s text:c="3"/>51,5 </text:p>
          </table:table-cell>
          <table:table-cell table:style-name="ce9" office:value-type="float" office:value="62.8313811952338" calcext:value-type="float">
            <text:p><text:s text:c="3"/>62,8 </text:p>
          </table:table-cell>
          <table:table-cell table:style-name="ce9" office:value-type="float" office:value="71.0252059187552" calcext:value-type="float">
            <text:p><text:s text:c="3"/>71,0 </text:p>
          </table:table-cell>
          <table:table-cell table:style-name="ce9" office:value-type="float" office:value="65.5634663851659" calcext:value-type="float">
            <text:p><text:s text:c="3"/>65,6 </text:p>
          </table:table-cell>
          <table:table-cell table:style-name="ce9" office:value-type="float" office:value="76.4869454523445" calcext:value-type="float">
            <text:p><text:s text:c="3"/>76,5 </text:p>
          </table:table-cell>
          <table:table-cell table:number-columns-repeated="963"/>
        </table:table-row>
        <table:table-row table:style-name="ro1">
          <table:table-cell office:value-type="string" calcext:value-type="string">
            <text:p>Goiânia</text:p>
          </table:table-cell>
          <table:table-cell table:style-name="ce9" office:value-type="float" office:value="63.6758684145142" calcext:value-type="float">
            <text:p><text:s text:c="3"/>63,7 </text:p>
          </table:table-cell>
          <table:table-cell table:style-name="ce9" office:value-type="float" office:value="61.7725029753894" calcext:value-type="float">
            <text:p><text:s text:c="3"/>61,8 </text:p>
          </table:table-cell>
          <table:table-cell table:style-name="ce9" office:value-type="float" office:value="65.5792338536391" calcext:value-type="float">
            <text:p><text:s text:c="3"/>65,6 </text:p>
          </table:table-cell>
          <table:table-cell table:style-name="ce9" office:value-type="float" office:value="66.1345756367074" calcext:value-type="float">
            <text:p><text:s text:c="3"/>66,1 </text:p>
          </table:table-cell>
          <table:table-cell table:style-name="ce9" office:value-type="float" office:value="63.8844607626391" calcext:value-type="float">
            <text:p><text:s text:c="3"/>63,9 </text:p>
          </table:table-cell>
          <table:table-cell table:style-name="ce9" office:value-type="float" office:value="68.3846905107757" calcext:value-type="float">
            <text:p><text:s text:c="3"/>68,4 </text:p>
          </table:table-cell>
          <table:table-cell table:style-name="ce9" office:value-type="float" office:value="61.4673108127693" calcext:value-type="float">
            <text:p><text:s text:c="3"/>61,5 </text:p>
          </table:table-cell>
          <table:table-cell table:style-name="ce9" office:value-type="float" office:value="58.8818870948419" calcext:value-type="float">
            <text:p><text:s text:c="3"/>58,9 </text:p>
          </table:table-cell>
          <table:table-cell table:style-name="ce9" office:value-type="float" office:value="64.0527345306967" calcext:value-type="float">
            <text:p><text:s text:c="3"/>64,1 </text:p>
          </table:table-cell>
          <table:table-cell table:style-name="ce9" office:value-type="float" office:value="75.0028452574645" calcext:value-type="float">
            <text:p><text:s text:c="3"/>75,0 </text:p>
          </table:table-cell>
          <table:table-cell table:style-name="ce9" office:value-type="float" office:value="71.8807203855918" calcext:value-type="float">
            <text:p><text:s text:c="3"/>71,9 </text:p>
          </table:table-cell>
          <table:table-cell table:style-name="ce9" office:value-type="float" office:value="78.1249701293372" calcext:value-type="float">
            <text:p><text:s text:c="3"/>78,1 </text:p>
          </table:table-cell>
          <table:table-cell table:style-name="ce9" office:value-type="float" office:value="67.4519522720062" calcext:value-type="float">
            <text:p><text:s text:c="3"/>67,5 </text:p>
          </table:table-cell>
          <table:table-cell table:style-name="ce9" office:value-type="float" office:value="64.519774066583" calcext:value-type="float">
            <text:p><text:s text:c="3"/>64,5 </text:p>
          </table:table-cell>
          <table:table-cell table:style-name="ce9" office:value-type="float" office:value="70.3841304774293" calcext:value-type="float">
            <text:p><text:s text:c="3"/>70,4 </text:p>
          </table:table-cell>
          <table:table-cell table:style-name="ce9" office:value-type="float" office:value="68.8313619977643" calcext:value-type="float">
            <text:p><text:s text:c="3"/>68,8 </text:p>
          </table:table-cell>
          <table:table-cell table:style-name="ce9" office:value-type="float" office:value="65.7641650632222" calcext:value-type="float">
            <text:p><text:s text:c="3"/>65,8 </text:p>
          </table:table-cell>
          <table:table-cell table:style-name="ce9" office:value-type="float" office:value="71.8985589323065" calcext:value-type="float">
            <text:p><text:s text:c="3"/>71,9 </text:p>
          </table:table-cell>
          <table:table-cell table:style-name="ce9" office:value-type="float" office:value="62.0698046458623" calcext:value-type="float">
            <text:p><text:s text:c="3"/>62,1 </text:p>
          </table:table-cell>
          <table:table-cell table:style-name="ce9" office:value-type="float" office:value="59.1687725465461" calcext:value-type="float">
            <text:p><text:s text:c="3"/>59,2 </text:p>
          </table:table-cell>
          <table:table-cell table:style-name="ce9" office:value-type="float" office:value="64.9708367451785" calcext:value-type="float">
            <text:p><text:s text:c="3"/>65,0 </text:p>
          </table:table-cell>
          <table:table-cell table:style-name="ce9" office:value-type="float" office:value="76.7745430052564" calcext:value-type="float">
            <text:p><text:s text:c="3"/>76,8 </text:p>
          </table:table-cell>
          <table:table-cell table:style-name="ce9" office:value-type="float" office:value="72.8464370791396" calcext:value-type="float">
            <text:p><text:s text:c="3"/>72,8 </text:p>
          </table:table-cell>
          <table:table-cell table:style-name="ce9" office:value-type="float" office:value="80.7026489313731" calcext:value-type="float">
            <text:p><text:s text:c="3"/>80,7 </text:p>
          </table:table-cell>
          <table:table-cell table:style-name="ce9" office:value-type="float" office:value="60.0542150951729" calcext:value-type="float">
            <text:p><text:s text:c="3"/>60,1 </text:p>
          </table:table-cell>
          <table:table-cell table:style-name="ce9" office:value-type="float" office:value="57.6869927249374" calcext:value-type="float">
            <text:p><text:s text:c="3"/>57,7 </text:p>
          </table:table-cell>
          <table:table-cell table:style-name="ce9" office:value-type="float" office:value="62.4214374654083" calcext:value-type="float">
            <text:p><text:s text:c="3"/>62,4 </text:p>
          </table:table-cell>
          <table:table-cell table:style-name="ce9" office:value-type="float" office:value="63.2588008921541" calcext:value-type="float">
            <text:p><text:s text:c="3"/>63,3 </text:p>
          </table:table-cell>
          <table:table-cell table:style-name="ce9" office:value-type="float" office:value="60.091905973828" calcext:value-type="float">
            <text:p><text:s text:c="3"/>60,1 </text:p>
          </table:table-cell>
          <table:table-cell table:style-name="ce9" office:value-type="float" office:value="66.4256958104802" calcext:value-type="float">
            <text:p><text:s text:c="3"/>66,4 </text:p>
          </table:table-cell>
          <table:table-cell table:style-name="ce9" office:value-type="float" office:value="60.8345076960349" calcext:value-type="float">
            <text:p><text:s text:c="3"/>60,8 </text:p>
          </table:table-cell>
          <table:table-cell table:style-name="ce9" office:value-type="float" office:value="57.4157161722896" calcext:value-type="float">
            <text:p><text:s text:c="3"/>57,4 </text:p>
          </table:table-cell>
          <table:table-cell table:style-name="ce9" office:value-type="float" office:value="64.2532992197801" calcext:value-type="float">
            <text:p><text:s text:c="3"/>64,3 </text:p>
          </table:table-cell>
          <table:table-cell table:style-name="ce9" office:value-type="float" office:value="73.1318630248288" calcext:value-type="float">
            <text:p><text:s text:c="3"/>73,1 </text:p>
          </table:table-cell>
          <table:table-cell table:style-name="ce9" office:value-type="float" office:value="68.6764702157317" calcext:value-type="float">
            <text:p><text:s text:c="3"/>68,7 </text:p>
          </table:table-cell>
          <table:table-cell table:style-name="ce9" office:value-type="float" office:value="77.5872558339259" calcext:value-type="float">
            <text:p><text:s text:c="3"/>77,6 </text:p>
          </table:table-cell>
          <table:table-cell table:style-name="ce9" office:value-type="float" office:value="64.287742088795" calcext:value-type="float">
            <text:p><text:s text:c="3"/>64,3 </text:p>
          </table:table-cell>
          <table:table-cell table:style-name="ce9" office:value-type="float" office:value="62.0826496303419" calcext:value-type="float">
            <text:p><text:s text:c="3"/>62,1 </text:p>
          </table:table-cell>
          <table:table-cell table:style-name="ce9" office:value-type="float" office:value="66.492834547248" calcext:value-type="float">
            <text:p><text:s text:c="3"/>66,5 </text:p>
          </table:table-cell>
          <table:table-cell table:style-name="ce9" office:value-type="float" office:value="69.5506675441617" calcext:value-type="float">
            <text:p><text:s text:c="3"/>69,6 </text:p>
          </table:table-cell>
          <table:table-cell table:style-name="ce9" office:value-type="float" office:value="67.6159551321628" calcext:value-type="float">
            <text:p><text:s text:c="3"/>67,6 </text:p>
          </table:table-cell>
          <table:table-cell table:style-name="ce9" office:value-type="float" office:value="71.4853799561607" calcext:value-type="float">
            <text:p><text:s text:c="3"/>71,5 </text:p>
          </table:table-cell>
          <table:table-cell table:style-name="ce9" office:value-type="float" office:value="64.1873752309055" calcext:value-type="float">
            <text:p><text:s text:c="3"/>64,2 </text:p>
          </table:table-cell>
          <table:table-cell table:style-name="ce9" office:value-type="float" office:value="61.5402098658603" calcext:value-type="float">
            <text:p><text:s text:c="3"/>61,5 </text:p>
          </table:table-cell>
          <table:table-cell table:style-name="ce9" office:value-type="float" office:value="66.8345405959506" calcext:value-type="float">
            <text:p><text:s text:c="3"/>66,8 </text:p>
          </table:table-cell>
          <table:table-cell table:style-name="ce9" office:value-type="float" office:value="74.1767008424034" calcext:value-type="float">
            <text:p><text:s text:c="3"/>74,2 </text:p>
          </table:table-cell>
          <table:table-cell table:style-name="ce9" office:value-type="float" office:value="70.0293264026353" calcext:value-type="float">
            <text:p><text:s text:c="3"/>70,0 </text:p>
          </table:table-cell>
          <table:table-cell table:style-name="ce9" office:value-type="float" office:value="78.3240752821715" calcext:value-type="float">
            <text:p><text:s text:c="3"/>78,3 </text:p>
          </table:table-cell>
          <table:table-cell table:style-name="ce9" office:value-type="float" office:value="62.2420848509805" calcext:value-type="float">
            <text:p><text:s text:c="3"/>62,2 </text:p>
          </table:table-cell>
          <table:table-cell table:style-name="ce9" office:value-type="float" office:value="58.4552779993903" calcext:value-type="float">
            <text:p><text:s text:c="3"/>58,5 </text:p>
          </table:table-cell>
          <table:table-cell table:style-name="ce9" office:value-type="float" office:value="66.0288917025707" calcext:value-type="float">
            <text:p><text:s text:c="3"/>66,0 </text:p>
          </table:table-cell>
          <table:table-cell table:style-name="ce9" office:value-type="float" office:value="59.1240578029413" calcext:value-type="float">
            <text:p><text:s text:c="3"/>59,1 </text:p>
          </table:table-cell>
          <table:table-cell table:style-name="ce9" office:value-type="float" office:value="54.6884242337554" calcext:value-type="float">
            <text:p><text:s text:c="3"/>54,7 </text:p>
          </table:table-cell>
          <table:table-cell table:style-name="ce9" office:value-type="float" office:value="63.5596913721271" calcext:value-type="float">
            <text:p><text:s text:c="3"/>63,6 </text:p>
          </table:table-cell>
          <table:table-cell table:style-name="ce9" office:value-type="float" office:value="56.6933156831244" calcext:value-type="float">
            <text:p><text:s text:c="3"/>56,7 </text:p>
          </table:table-cell>
          <table:table-cell table:style-name="ce9" office:value-type="float" office:value="51.66660459099" calcext:value-type="float">
            <text:p><text:s text:c="3"/>51,7 </text:p>
          </table:table-cell>
          <table:table-cell table:style-name="ce9" office:value-type="float" office:value="61.7200267752589" calcext:value-type="float">
            <text:p><text:s text:c="3"/>61,7 </text:p>
          </table:table-cell>
          <table:table-cell table:style-name="ce9" office:value-type="float" office:value="76.4013626144479" calcext:value-type="float">
            <text:p><text:s text:c="3"/>76,4 </text:p>
          </table:table-cell>
          <table:table-cell table:style-name="ce9" office:value-type="float" office:value="71.6812665896481" calcext:value-type="float">
            <text:p><text:s text:c="3"/>71,7 </text:p>
          </table:table-cell>
          <table:table-cell table:style-name="ce9" office:value-type="float" office:value="81.1214586392478" calcext:value-type="float">
            <text:p><text:s text:c="3"/>81,1 </text:p>
          </table:table-cell>
          <table:table-cell table:number-columns-repeated="963"/>
        </table:table-row>
        <table:table-row table:style-name="ro1">
          <table:table-cell office:value-type="string" calcext:value-type="string">
            <text:p>Brasília</text:p>
          </table:table-cell>
          <table:table-cell table:style-name="ce9" office:value-type="float" office:value="64.0512723233682" calcext:value-type="float">
            <text:p><text:s text:c="3"/>64,1 </text:p>
          </table:table-cell>
          <table:table-cell table:style-name="ce9" office:value-type="float" office:value="61.5537958200194" calcext:value-type="float">
            <text:p><text:s text:c="3"/>61,6 </text:p>
          </table:table-cell>
          <table:table-cell table:style-name="ce9" office:value-type="float" office:value="66.548748826717" calcext:value-type="float">
            <text:p><text:s text:c="3"/>66,5 </text:p>
          </table:table-cell>
          <table:table-cell table:style-name="ce9" office:value-type="float" office:value="65.2334662558796" calcext:value-type="float">
            <text:p><text:s text:c="3"/>65,2 </text:p>
          </table:table-cell>
          <table:table-cell table:style-name="ce9" office:value-type="float" office:value="62.5830894806028" calcext:value-type="float">
            <text:p><text:s text:c="3"/>62,6 </text:p>
          </table:table-cell>
          <table:table-cell table:style-name="ce9" office:value-type="float" office:value="67.8838430311564" calcext:value-type="float">
            <text:p><text:s text:c="3"/>67,9 </text:p>
          </table:table-cell>
          <table:table-cell table:style-name="ce9" office:value-type="float" office:value="63.9033378060989" calcext:value-type="float">
            <text:p><text:s text:c="3"/>63,9 </text:p>
          </table:table-cell>
          <table:table-cell table:style-name="ce9" office:value-type="float" office:value="60.2942367958988" calcext:value-type="float">
            <text:p><text:s text:c="3"/>60,3 </text:p>
          </table:table-cell>
          <table:table-cell table:style-name="ce9" office:value-type="float" office:value="67.5124388162989" calcext:value-type="float">
            <text:p><text:s text:c="3"/>67,5 </text:p>
          </table:table-cell>
          <table:table-cell table:style-name="ce9" office:value-type="float" office:value="78.9068760521242" calcext:value-type="float">
            <text:p><text:s text:c="3"/>78,9 </text:p>
          </table:table-cell>
          <table:table-cell table:style-name="ce9" office:value-type="float" office:value="74.9652592404329" calcext:value-type="float">
            <text:p><text:s text:c="3"/>75,0 </text:p>
          </table:table-cell>
          <table:table-cell table:style-name="ce9" office:value-type="float" office:value="82.8484928638156" calcext:value-type="float">
            <text:p><text:s text:c="3"/>82,8 </text:p>
          </table:table-cell>
          <table:table-cell table:style-name="ce9" office:value-type="float" office:value="66.5884322492692" calcext:value-type="float">
            <text:p><text:s text:c="3"/>66,6 </text:p>
          </table:table-cell>
          <table:table-cell table:style-name="ce9" office:value-type="float" office:value="63.6492875855077" calcext:value-type="float">
            <text:p><text:s text:c="3"/>63,6 </text:p>
          </table:table-cell>
          <table:table-cell table:style-name="ce9" office:value-type="float" office:value="69.5275769130307" calcext:value-type="float">
            <text:p><text:s text:c="3"/>69,5 </text:p>
          </table:table-cell>
          <table:table-cell table:style-name="ce9" office:value-type="float" office:value="66.0720964730709" calcext:value-type="float">
            <text:p><text:s text:c="3"/>66,1 </text:p>
          </table:table-cell>
          <table:table-cell table:style-name="ce9" office:value-type="float" office:value="62.7109263558238" calcext:value-type="float">
            <text:p><text:s text:c="3"/>62,7 </text:p>
          </table:table-cell>
          <table:table-cell table:style-name="ce9" office:value-type="float" office:value="69.433266590318" calcext:value-type="float">
            <text:p><text:s text:c="3"/>69,4 </text:p>
          </table:table-cell>
          <table:table-cell table:style-name="ce9" office:value-type="float" office:value="65.8948382726817" calcext:value-type="float">
            <text:p><text:s text:c="3"/>65,9 </text:p>
          </table:table-cell>
          <table:table-cell table:style-name="ce9" office:value-type="float" office:value="62.6222136218578" calcext:value-type="float">
            <text:p><text:s text:c="3"/>62,6 </text:p>
          </table:table-cell>
          <table:table-cell table:style-name="ce9" office:value-type="float" office:value="69.1674629235056" calcext:value-type="float">
            <text:p><text:s text:c="3"/>69,2 </text:p>
          </table:table-cell>
          <table:table-cell table:style-name="ce9" office:value-type="float" office:value="76.730909861041" calcext:value-type="float">
            <text:p><text:s text:c="3"/>76,7 </text:p>
          </table:table-cell>
          <table:table-cell table:style-name="ce9" office:value-type="float" office:value="71.8387215582963" calcext:value-type="float">
            <text:p><text:s text:c="3"/>71,8 </text:p>
          </table:table-cell>
          <table:table-cell table:style-name="ce9" office:value-type="float" office:value="81.6230981637857" calcext:value-type="float">
            <text:p><text:s text:c="3"/>81,6 </text:p>
          </table:table-cell>
          <table:table-cell table:style-name="ce9" office:value-type="float" office:value="61.9683890181533" calcext:value-type="float">
            <text:p><text:s text:c="3"/>62,0 </text:p>
          </table:table-cell>
          <table:table-cell table:style-name="ce9" office:value-type="float" office:value="58.4044715257072" calcext:value-type="float">
            <text:p><text:s text:c="3"/>58,4 </text:p>
          </table:table-cell>
          <table:table-cell table:style-name="ce9" office:value-type="float" office:value="65.5323065105994" calcext:value-type="float">
            <text:p><text:s text:c="3"/>65,5 </text:p>
          </table:table-cell>
          <table:table-cell table:style-name="ce9" office:value-type="float" office:value="64.4795576726046" calcext:value-type="float">
            <text:p><text:s text:c="3"/>64,5 </text:p>
          </table:table-cell>
          <table:table-cell table:style-name="ce9" office:value-type="float" office:value="61.211841439335" calcext:value-type="float">
            <text:p><text:s text:c="3"/>61,2 </text:p>
          </table:table-cell>
          <table:table-cell table:style-name="ce9" office:value-type="float" office:value="67.7472739058742" calcext:value-type="float">
            <text:p><text:s text:c="3"/>67,7 </text:p>
          </table:table-cell>
          <table:table-cell table:style-name="ce9" office:value-type="float" office:value="62.1267528469509" calcext:value-type="float">
            <text:p><text:s text:c="3"/>62,1 </text:p>
          </table:table-cell>
          <table:table-cell table:style-name="ce9" office:value-type="float" office:value="56.865302592095" calcext:value-type="float">
            <text:p><text:s text:c="3"/>56,9 </text:p>
          </table:table-cell>
          <table:table-cell table:style-name="ce9" office:value-type="float" office:value="67.3882031018068" calcext:value-type="float">
            <text:p><text:s text:c="3"/>67,4 </text:p>
          </table:table-cell>
          <table:table-cell table:style-name="ce9" office:value-type="float" office:value="81.0657034647017" calcext:value-type="float">
            <text:p><text:s text:c="3"/>81,1 </text:p>
          </table:table-cell>
          <table:table-cell table:style-name="ce9" office:value-type="float" office:value="75.1706326371614" calcext:value-type="float">
            <text:p><text:s text:c="3"/>75,2 </text:p>
          </table:table-cell>
          <table:table-cell table:style-name="ce9" office:value-type="float" office:value="86.9607742922419" calcext:value-type="float">
            <text:p><text:s text:c="3"/>87,0 </text:p>
          </table:table-cell>
          <table:table-cell table:style-name="ce9" office:value-type="float" office:value="67.1848617056429" calcext:value-type="float">
            <text:p><text:s text:c="3"/>67,2 </text:p>
          </table:table-cell>
          <table:table-cell table:style-name="ce9" office:value-type="float" office:value="64.9721129799159" calcext:value-type="float">
            <text:p><text:s text:c="3"/>65,0 </text:p>
          </table:table-cell>
          <table:table-cell table:style-name="ce9" office:value-type="float" office:value="69.39761043137" calcext:value-type="float">
            <text:p><text:s text:c="3"/>69,4 </text:p>
          </table:table-cell>
          <table:table-cell table:style-name="ce9" office:value-type="float" office:value="66.6108688884851" calcext:value-type="float">
            <text:p><text:s text:c="3"/>66,6 </text:p>
          </table:table-cell>
          <table:table-cell table:style-name="ce9" office:value-type="float" office:value="63.7020932641959" calcext:value-type="float">
            <text:p><text:s text:c="3"/>63,7 </text:p>
          </table:table-cell>
          <table:table-cell table:style-name="ce9" office:value-type="float" office:value="69.5196445127743" calcext:value-type="float">
            <text:p><text:s text:c="3"/>69,5 </text:p>
          </table:table-cell>
          <table:table-cell table:style-name="ce9" office:value-type="float" office:value="65.6995185680246" calcext:value-type="float">
            <text:p><text:s text:c="3"/>65,7 </text:p>
          </table:table-cell>
          <table:table-cell table:style-name="ce9" office:value-type="float" office:value="62.1768527772961" calcext:value-type="float">
            <text:p><text:s text:c="3"/>62,2 </text:p>
          </table:table-cell>
          <table:table-cell table:style-name="ce9" office:value-type="float" office:value="69.2221843587532" calcext:value-type="float">
            <text:p><text:s text:c="3"/>69,2 </text:p>
          </table:table-cell>
          <table:table-cell table:style-name="ce9" office:value-type="float" office:value="80.3795253969296" calcext:value-type="float">
            <text:p><text:s text:c="3"/>80,4 </text:p>
          </table:table-cell>
          <table:table-cell table:style-name="ce9" office:value-type="float" office:value="75.53076797565" calcext:value-type="float">
            <text:p><text:s text:c="3"/>75,5 </text:p>
          </table:table-cell>
          <table:table-cell table:style-name="ce9" office:value-type="float" office:value="85.2282828182092" calcext:value-type="float">
            <text:p><text:s text:c="3"/>85,2 </text:p>
          </table:table-cell>
          <table:table-cell table:style-name="ce9" office:value-type="float" office:value="53.9808538701708" calcext:value-type="float">
            <text:p><text:s text:c="3"/>54,0 </text:p>
          </table:table-cell>
          <table:table-cell table:style-name="ce9" office:value-type="float" office:value="47.0762673743085" calcext:value-type="float">
            <text:p><text:s text:c="3"/>47,1 </text:p>
          </table:table-cell>
          <table:table-cell table:style-name="ce9" office:value-type="float" office:value="60.8854403660331" calcext:value-type="float">
            <text:p><text:s text:c="3"/>60,9 </text:p>
          </table:table-cell>
          <table:table-cell table:style-name="ce9" office:value-type="float" office:value="61.1523230046932" calcext:value-type="float">
            <text:p><text:s text:c="3"/>61,2 </text:p>
          </table:table-cell>
          <table:table-cell table:style-name="ce9" office:value-type="float" office:value="55.7892568986608" calcext:value-type="float">
            <text:p><text:s text:c="3"/>55,8 </text:p>
          </table:table-cell>
          <table:table-cell table:style-name="ce9" office:value-type="float" office:value="66.5153891107257" calcext:value-type="float">
            <text:p><text:s text:c="3"/>66,5 </text:p>
          </table:table-cell>
          <table:table-cell table:style-name="ce9" office:value-type="float" office:value="58.4809070227118" calcext:value-type="float">
            <text:p><text:s text:c="3"/>58,5 </text:p>
          </table:table-cell>
          <table:table-cell table:style-name="ce9" office:value-type="float" office:value="50.0335871075487" calcext:value-type="float">
            <text:p><text:s text:c="3"/>50,0 </text:p>
          </table:table-cell>
          <table:table-cell table:style-name="ce9" office:value-type="float" office:value="66.928226937875" calcext:value-type="float">
            <text:p><text:s text:c="3"/>66,9 </text:p>
          </table:table-cell>
          <table:table-cell table:style-name="ce9" office:value-type="float" office:value="74.41804205471" calcext:value-type="float">
            <text:p><text:s text:c="3"/>74,4 </text:p>
          </table:table-cell>
          <table:table-cell table:style-name="ce9" office:value-type="float" office:value="68.4242053331919" calcext:value-type="float">
            <text:p><text:s text:c="3"/>68,4 </text:p>
          </table:table-cell>
          <table:table-cell table:style-name="ce9" office:value-type="float" office:value="80.4118787762281" calcext:value-type="float">
            <text:p><text:s text:c="3"/>80,4 </text:p>
          </table:table-cell>
          <table:table-cell table:number-columns-repeated="963"/>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60"/>
          <table:table-cell table:number-columns-repeated="963"/>
        </table:table-row>
        <table:table-row table:style-name="ro1">
          <table:table-cell office:value-type="string" calcext:value-type="string">
            <text:p>Nota: Considerou-se quem faz suas refeições concomitante às outras atividades, o(a) escolar que respondeu 1 ou mais dias por semana na questão.</text:p>
          </table:table-cell>
          <table:table-cell table:number-columns-repeated="1023"/>
        </table:table-row>
        <table:table-row table:style-name="ro1" table:number-rows-repeated="1048534">
          <table:table-cell table:number-columns-repeated="1024"/>
        </table:table-row>
        <table:table-row table:style-name="ro1">
          <table:table-cell table:number-columns-repeated="1024"/>
        </table:table-row>
      </table:table>
      <table:table table:name="5.2" table:style-name="ta2">
        <table:table-column table:style-name="co1" table:default-cell-style-name="ce4"/>
        <table:table-column table:style-name="co2" table:number-columns-repeated="45" table:default-cell-style-name="ce4"/>
        <table:table-column table:style-name="co3" table:number-columns-repeated="211" table:default-cell-style-name="ce11"/>
        <table:table-column table:style-name="co3" table:number-columns-repeated="767" table:default-cell-style-name="Default"/>
        <table:table-row table:style-name="ro1">
          <table:table-cell table:style-name="ce1" office:value-type="string" calcext:value-type="string" table:number-columns-spanned="46" table:number-rows-spanned="2">
            <text:p>Tabela 5.2 - Percentual de escolares do 9º ano do Ensino Fundamental que costumam tomar café da manhã cinco dias ou mais na <text:s/>semana, por sexo e dependência administrativa da escola, com indicação do intervalo de confiança de 95%, segundo os Municípios das Capitais - 2012/2019</text:p>
          </table:table-cell>
          <table:covered-table-cell table:number-columns-repeated="45" table:style-name="ce1"/>
          <table:table-cell table:number-columns-repeated="978"/>
        </table:table-row>
        <table:table-row table:style-name="ro1">
          <table:covered-table-cell table:number-columns-repeated="46" table:style-name="ce1"/>
          <table:table-cell table:number-columns-repeated="978"/>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45" table:number-rows-spanned="1">
            <text:p>Percentual de escolares do 9º ano do Ensino Fundamental que costumam tomar café da manhã cinco dias ou mais na <text:s/>semana (%)</text:p>
          </table:table-cell>
          <table:covered-table-cell table:number-columns-repeated="44" table:style-name="ce6"/>
          <table:table-cell table:number-columns-repeated="978"/>
        </table:table-row>
        <table:table-row table:style-name="ro1">
          <table:covered-table-cell table:style-name="ce2"/>
          <table:table-cell table:style-name="ce7" office:value-type="string" calcext:value-type="string" table:number-columns-spanned="9" table:number-rows-spanned="2">
            <text:p>Total</text:p>
          </table:table-cell>
          <table:covered-table-cell table:number-columns-repeated="8" table:style-name="ce7"/>
          <table:table-cell table:style-name="ce10" office:value-type="string" calcext:value-type="string" table:number-columns-spanned="18" table:number-rows-spanned="1">
            <text:p>Sexo</text:p>
          </table:table-cell>
          <table:covered-table-cell table:number-columns-repeated="17" table:style-name="ce10"/>
          <table:table-cell table:style-name="ce6" office:value-type="string" calcext:value-type="string" table:number-columns-spanned="18" table:number-rows-spanned="1">
            <text:p>Dependência Administrativa</text:p>
          </table:table-cell>
          <table:covered-table-cell table:number-columns-repeated="17" table:style-name="ce6"/>
          <table:table-cell table:number-columns-repeated="978"/>
        </table:table-row>
        <table:table-row table:style-name="ro1">
          <table:covered-table-cell table:style-name="ce2"/>
          <table:covered-table-cell table:number-columns-repeated="9" table:style-name="ce7"/>
          <table:table-cell table:style-name="ce10" office:value-type="string" calcext:value-type="string" table:number-columns-spanned="9" table:number-rows-spanned="1">
            <text:p>Homem</text:p>
          </table:table-cell>
          <table:covered-table-cell table:number-columns-repeated="8" table:style-name="ce10"/>
          <table:table-cell table:style-name="ce10" office:value-type="string" calcext:value-type="string" table:number-columns-spanned="9" table:number-rows-spanned="1">
            <text:p>Mulher</text:p>
          </table:table-cell>
          <table:covered-table-cell table:number-columns-repeated="8" table:style-name="ce10"/>
          <table:table-cell table:style-name="ce10" office:value-type="string" calcext:value-type="string" table:number-columns-spanned="9" table:number-rows-spanned="1">
            <text:p>Pública</text:p>
          </table:table-cell>
          <table:covered-table-cell table:number-columns-repeated="8" table:style-name="ce10"/>
          <table:table-cell table:style-name="ce6" office:value-type="string" calcext:value-type="string" table:number-columns-spanned="9" table:number-rows-spanned="1">
            <text:p>Privada</text:p>
          </table:table-cell>
          <table:covered-table-cell table:number-columns-repeated="8" table:style-name="ce6"/>
          <table:table-cell table:number-columns-repeated="978"/>
        </table:table-row>
        <table:table-row table:style-name="ro1">
          <table:covered-table-cell table:style-name="ce2"/>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78"/>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78"/>
        </table:table-row>
        <table:table-row table:style-name="ro1">
          <table:covered-table-cell table:style-name="ce2"/>
          <table:covered-table-cell table:number-columns-repeated="9" table:style-name="ce7"/>
          <table:covered-table-cell table:number-columns-repeated="35" table:style-name="ce10"/>
          <table:covered-table-cell table:style-name="ce6"/>
          <table:table-cell table:number-columns-repeated="978"/>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78"/>
        </table:table-row>
        <table:table-row table:style-name="ro1">
          <table:covered-table-cell table:style-name="ce2"/>
          <table:covered-table-cell table:number-columns-repeated="9" table:style-name="ce7"/>
          <table:covered-table-cell table:number-columns-repeated="35" table:style-name="ce10"/>
          <table:covered-table-cell table:style-name="ce6"/>
          <table:table-cell table:number-columns-repeated="978"/>
        </table:table-row>
        <table:table-row table:style-name="ro1">
          <table:table-cell table:style-name="ce3" office:value-type="string" calcext:value-type="string">
            <text:p>Total das Capitais</text:p>
          </table:table-cell>
          <table:table-cell table:style-name="ce8" office:value-type="float" office:value="59.6440325677863" calcext:value-type="float">
            <text:p><text:s text:c="3"/>59,6 </text:p>
          </table:table-cell>
          <table:table-cell table:style-name="ce8" office:value-type="float" office:value="58.6012109523617" calcext:value-type="float">
            <text:p><text:s text:c="3"/>58,6 </text:p>
          </table:table-cell>
          <table:table-cell table:style-name="ce8" office:value-type="float" office:value="60.686854183211" calcext:value-type="float">
            <text:p><text:s text:c="3"/>60,7 </text:p>
          </table:table-cell>
          <table:table-cell table:style-name="ce8" office:value-type="float" office:value="62.3714016123464" calcext:value-type="float">
            <text:p><text:s text:c="3"/>62,4 </text:p>
          </table:table-cell>
          <table:table-cell table:style-name="ce8" office:value-type="float" office:value="61.2882188936913" calcext:value-type="float">
            <text:p><text:s text:c="3"/>61,3 </text:p>
          </table:table-cell>
          <table:table-cell table:style-name="ce8" office:value-type="float" office:value="63.4545843310015" calcext:value-type="float">
            <text:p><text:s text:c="3"/>63,5 </text:p>
          </table:table-cell>
          <table:table-cell table:style-name="ce8" office:value-type="float" office:value="54.7407968386476" calcext:value-type="float">
            <text:p><text:s text:c="3"/>54,7 </text:p>
          </table:table-cell>
          <table:table-cell table:style-name="ce8" office:value-type="float" office:value="52.9842169431217" calcext:value-type="float">
            <text:p><text:s text:c="3"/>53,0 </text:p>
          </table:table-cell>
          <table:table-cell table:style-name="ce8" office:value-type="float" office:value="56.4973767341736" calcext:value-type="float">
            <text:p><text:s text:c="3"/>56,5 </text:p>
          </table:table-cell>
          <table:table-cell table:style-name="ce8" office:value-type="float" office:value="67.8199249849437" calcext:value-type="float">
            <text:p><text:s text:c="3"/>67,8 </text:p>
          </table:table-cell>
          <table:table-cell table:style-name="ce8" office:value-type="float" office:value="66.58342012108" calcext:value-type="float">
            <text:p><text:s text:c="3"/>66,6 </text:p>
          </table:table-cell>
          <table:table-cell table:style-name="ce8" office:value-type="float" office:value="69.0564298488074" calcext:value-type="float">
            <text:p><text:s text:c="3"/>69,1 </text:p>
          </table:table-cell>
          <table:table-cell table:style-name="ce8" office:value-type="float" office:value="69.4270050605239" calcext:value-type="float">
            <text:p><text:s text:c="3"/>69,4 </text:p>
          </table:table-cell>
          <table:table-cell table:style-name="ce8" office:value-type="float" office:value="68.1322708645284" calcext:value-type="float">
            <text:p><text:s text:c="3"/>68,1 </text:p>
          </table:table-cell>
          <table:table-cell table:style-name="ce8" office:value-type="float" office:value="70.7217392565195" calcext:value-type="float">
            <text:p><text:s text:c="3"/>70,7 </text:p>
          </table:table-cell>
          <table:table-cell table:style-name="ce8" office:value-type="float" office:value="62.3095668858802" calcext:value-type="float">
            <text:p><text:s text:c="3"/>62,3 </text:p>
          </table:table-cell>
          <table:table-cell table:style-name="ce8" office:value-type="float" office:value="60.2200590988704" calcext:value-type="float">
            <text:p><text:s text:c="3"/>60,2 </text:p>
          </table:table-cell>
          <table:table-cell table:style-name="ce8" office:value-type="float" office:value="64.3990746728901" calcext:value-type="float">
            <text:p><text:s text:c="3"/>64,4 </text:p>
          </table:table-cell>
          <table:table-cell table:style-name="ce8" office:value-type="float" office:value="51.7459378507745" calcext:value-type="float">
            <text:p><text:s text:c="3"/>51,7 </text:p>
          </table:table-cell>
          <table:table-cell table:style-name="ce8" office:value-type="float" office:value="50.5174032378134" calcext:value-type="float">
            <text:p><text:s text:c="3"/>50,5 </text:p>
          </table:table-cell>
          <table:table-cell table:style-name="ce8" office:value-type="float" office:value="52.9744724637357" calcext:value-type="float">
            <text:p><text:s text:c="3"/>53,0 </text:p>
          </table:table-cell>
          <table:table-cell table:style-name="ce8" office:value-type="float" office:value="55.5368456429866" calcext:value-type="float">
            <text:p><text:s text:c="3"/>55,5 </text:p>
          </table:table-cell>
          <table:table-cell table:style-name="ce8" office:value-type="float" office:value="54.1613100231743" calcext:value-type="float">
            <text:p><text:s text:c="3"/>54,2 </text:p>
          </table:table-cell>
          <table:table-cell table:style-name="ce8" office:value-type="float" office:value="56.9123812627988" calcext:value-type="float">
            <text:p><text:s text:c="3"/>56,9 </text:p>
          </table:table-cell>
          <table:table-cell table:style-name="ce8" office:value-type="float" office:value="47.4530977894892" calcext:value-type="float">
            <text:p><text:s text:c="3"/>47,5 </text:p>
          </table:table-cell>
          <table:table-cell table:style-name="ce8" office:value-type="float" office:value="44.8879413448382" calcext:value-type="float">
            <text:p><text:s text:c="3"/>44,9 </text:p>
          </table:table-cell>
          <table:table-cell table:style-name="ce8" office:value-type="float" office:value="50.0182542341402" calcext:value-type="float">
            <text:p><text:s text:c="3"/>50,0 </text:p>
          </table:table-cell>
          <table:table-cell table:style-name="ce8" office:value-type="float" office:value="59.6237873979589" calcext:value-type="float">
            <text:p><text:s text:c="3"/>59,6 </text:p>
          </table:table-cell>
          <table:table-cell table:style-name="ce8" office:value-type="float" office:value="58.3082886443123" calcext:value-type="float">
            <text:p><text:s text:c="3"/>58,3 </text:p>
          </table:table-cell>
          <table:table-cell table:style-name="ce8" office:value-type="float" office:value="60.9392861516054" calcext:value-type="float">
            <text:p><text:s text:c="3"/>60,9 </text:p>
          </table:table-cell>
          <table:table-cell table:style-name="ce8" office:value-type="float" office:value="62.2868757443718" calcext:value-type="float">
            <text:p><text:s text:c="3"/>62,3 </text:p>
          </table:table-cell>
          <table:table-cell table:style-name="ce8" office:value-type="float" office:value="60.9263944740603" calcext:value-type="float">
            <text:p><text:s text:c="3"/>60,9 </text:p>
          </table:table-cell>
          <table:table-cell table:style-name="ce8" office:value-type="float" office:value="63.6473570146833" calcext:value-type="float">
            <text:p><text:s text:c="3"/>63,6 </text:p>
          </table:table-cell>
          <table:table-cell table:style-name="ce8" office:value-type="float" office:value="53.7710332570114" calcext:value-type="float">
            <text:p><text:s text:c="3"/>53,8 </text:p>
          </table:table-cell>
          <table:table-cell table:style-name="ce8" office:value-type="float" office:value="51.4413760440923" calcext:value-type="float">
            <text:p><text:s text:c="3"/>51,4 </text:p>
          </table:table-cell>
          <table:table-cell table:style-name="ce8" office:value-type="float" office:value="56.1006904699305" calcext:value-type="float">
            <text:p><text:s text:c="3"/>56,1 </text:p>
          </table:table-cell>
          <table:table-cell table:style-name="ce8" office:value-type="float" office:value="59.7032492998786" calcext:value-type="float">
            <text:p><text:s text:c="3"/>59,7 </text:p>
          </table:table-cell>
          <table:table-cell table:style-name="ce8" office:value-type="float" office:value="58.1572268124907" calcext:value-type="float">
            <text:p><text:s text:c="3"/>58,2 </text:p>
          </table:table-cell>
          <table:table-cell table:style-name="ce8" office:value-type="float" office:value="61.2492717872665" calcext:value-type="float">
            <text:p><text:s text:c="3"/>61,2 </text:p>
          </table:table-cell>
          <table:table-cell table:style-name="ce8" office:value-type="float" office:value="62.5982814032748" calcext:value-type="float">
            <text:p><text:s text:c="3"/>62,6 </text:p>
          </table:table-cell>
          <table:table-cell table:style-name="ce8" office:value-type="float" office:value="60.8662933494316" calcext:value-type="float">
            <text:p><text:s text:c="3"/>60,9 </text:p>
          </table:table-cell>
          <table:table-cell table:style-name="ce8" office:value-type="float" office:value="64.330269457118" calcext:value-type="float">
            <text:p><text:s text:c="3"/>64,3 </text:p>
          </table:table-cell>
          <table:table-cell table:style-name="ce8" office:value-type="float" office:value="57.2096618884026" calcext:value-type="float">
            <text:p><text:s text:c="3"/>57,2 </text:p>
          </table:table-cell>
          <table:table-cell table:style-name="ce8" office:value-type="float" office:value="55.2919765971744" calcext:value-type="float">
            <text:p><text:s text:c="3"/>55,3 </text:p>
          </table:table-cell>
          <table:table-cell table:style-name="ce8" office:value-type="float" office:value="59.1273471796309" calcext:value-type="float">
            <text:p><text:s text:c="3"/>59,1 </text:p>
          </table:table-cell>
          <table:table-cell table:style-name="ce12" table:number-columns-repeated="978"/>
        </table:table-row>
        <table:table-row table:style-name="ro1">
          <table:table-cell office:value-type="string" calcext:value-type="string">
            <text:p>Porto Velho</text:p>
          </table:table-cell>
          <table:table-cell table:style-name="ce9" office:value-type="float" office:value="63.0169756127258" calcext:value-type="float">
            <text:p><text:s text:c="3"/>63,0 </text:p>
          </table:table-cell>
          <table:table-cell table:style-name="ce9" office:value-type="float" office:value="58.580834271287" calcext:value-type="float">
            <text:p><text:s text:c="3"/>58,6 </text:p>
          </table:table-cell>
          <table:table-cell table:style-name="ce9" office:value-type="float" office:value="67.4531169541646" calcext:value-type="float">
            <text:p><text:s text:c="3"/>67,5 </text:p>
          </table:table-cell>
          <table:table-cell table:style-name="ce9" office:value-type="float" office:value="63.2683814184123" calcext:value-type="float">
            <text:p><text:s text:c="3"/>63,3 </text:p>
          </table:table-cell>
          <table:table-cell table:style-name="ce9" office:value-type="float" office:value="59.3452759819508" calcext:value-type="float">
            <text:p><text:s text:c="3"/>59,3 </text:p>
          </table:table-cell>
          <table:table-cell table:style-name="ce9" office:value-type="float" office:value="67.1914868548737" calcext:value-type="float">
            <text:p><text:s text:c="3"/>67,2 </text:p>
          </table:table-cell>
          <table:table-cell table:style-name="ce9" office:value-type="float" office:value="52.82243485795" calcext:value-type="float">
            <text:p><text:s text:c="3"/>52,8 </text:p>
          </table:table-cell>
          <table:table-cell table:style-name="ce9" office:value-type="float" office:value="45.614611392348" calcext:value-type="float">
            <text:p><text:s text:c="3"/>45,6 </text:p>
          </table:table-cell>
          <table:table-cell table:style-name="ce9" office:value-type="float" office:value="60.0302583235521" calcext:value-type="float">
            <text:p><text:s text:c="3"/>60,0 </text:p>
          </table:table-cell>
          <table:table-cell table:style-name="ce9" office:value-type="float" office:value="71.6569044005315" calcext:value-type="float">
            <text:p><text:s text:c="3"/>71,7 </text:p>
          </table:table-cell>
          <table:table-cell table:style-name="ce9" office:value-type="float" office:value="67.6599014813684" calcext:value-type="float">
            <text:p><text:s text:c="3"/>67,7 </text:p>
          </table:table-cell>
          <table:table-cell table:style-name="ce9" office:value-type="float" office:value="75.6539073196947" calcext:value-type="float">
            <text:p><text:s text:c="3"/>75,7 </text:p>
          </table:table-cell>
          <table:table-cell table:style-name="ce9" office:value-type="float" office:value="70.5769767559469" calcext:value-type="float">
            <text:p><text:s text:c="3"/>70,6 </text:p>
          </table:table-cell>
          <table:table-cell table:style-name="ce9" office:value-type="float" office:value="65.7637887033643" calcext:value-type="float">
            <text:p><text:s text:c="3"/>65,8 </text:p>
          </table:table-cell>
          <table:table-cell table:style-name="ce9" office:value-type="float" office:value="75.3901648085294" calcext:value-type="float">
            <text:p><text:s text:c="3"/>75,4 </text:p>
          </table:table-cell>
          <table:table-cell table:style-name="ce9" office:value-type="float" office:value="58.9090617532269" calcext:value-type="float">
            <text:p><text:s text:c="3"/>58,9 </text:p>
          </table:table-cell>
          <table:table-cell table:style-name="ce9" office:value-type="float" office:value="53.6300664279684" calcext:value-type="float">
            <text:p><text:s text:c="3"/>53,6 </text:p>
          </table:table-cell>
          <table:table-cell table:style-name="ce9" office:value-type="float" office:value="64.1880570784855" calcext:value-type="float">
            <text:p><text:s text:c="3"/>64,2 </text:p>
          </table:table-cell>
          <table:table-cell table:style-name="ce9" office:value-type="float" office:value="55.5164573583356" calcext:value-type="float">
            <text:p><text:s text:c="3"/>55,5 </text:p>
          </table:table-cell>
          <table:table-cell table:style-name="ce9" office:value-type="float" office:value="50.0062245362015" calcext:value-type="float">
            <text:p><text:s text:c="3"/>50,0 </text:p>
          </table:table-cell>
          <table:table-cell table:style-name="ce9" office:value-type="float" office:value="61.0266901804697" calcext:value-type="float">
            <text:p><text:s text:c="3"/>61,0 </text:p>
          </table:table-cell>
          <table:table-cell table:style-name="ce9" office:value-type="float" office:value="56.7516244008688" calcext:value-type="float">
            <text:p><text:s text:c="3"/>56,8 </text:p>
          </table:table-cell>
          <table:table-cell table:style-name="ce9" office:value-type="float" office:value="52.3896388683002" calcext:value-type="float">
            <text:p><text:s text:c="3"/>52,4 </text:p>
          </table:table-cell>
          <table:table-cell table:style-name="ce9" office:value-type="float" office:value="61.1136099334375" calcext:value-type="float">
            <text:p><text:s text:c="3"/>61,1 </text:p>
          </table:table-cell>
          <table:table-cell table:style-name="ce9" office:value-type="float" office:value="47.4254911479604" calcext:value-type="float">
            <text:p><text:s text:c="3"/>47,4 </text:p>
          </table:table-cell>
          <table:table-cell table:style-name="ce9" office:value-type="float" office:value="36.0916950488206" calcext:value-type="float">
            <text:p><text:s text:c="3"/>36,1 </text:p>
          </table:table-cell>
          <table:table-cell table:style-name="ce9" office:value-type="float" office:value="58.7592872471002" calcext:value-type="float">
            <text:p><text:s text:c="3"/>58,8 </text:p>
          </table:table-cell>
          <table:table-cell table:style-name="ce9" office:value-type="float" office:value="63.1977059649846" calcext:value-type="float">
            <text:p><text:s text:c="3"/>63,2 </text:p>
          </table:table-cell>
          <table:table-cell table:style-name="ce9" office:value-type="float" office:value="58.1091128604006" calcext:value-type="float">
            <text:p><text:s text:c="3"/>58,1 </text:p>
          </table:table-cell>
          <table:table-cell table:style-name="ce9" office:value-type="float" office:value="68.2862990695687" calcext:value-type="float">
            <text:p><text:s text:c="3"/>68,3 </text:p>
          </table:table-cell>
          <table:table-cell table:style-name="ce9" office:value-type="float" office:value="64.1584985756559" calcext:value-type="float">
            <text:p><text:s text:c="3"/>64,2 </text:p>
          </table:table-cell>
          <table:table-cell table:style-name="ce9" office:value-type="float" office:value="59.7705667356905" calcext:value-type="float">
            <text:p><text:s text:c="3"/>59,8 </text:p>
          </table:table-cell>
          <table:table-cell table:style-name="ce9" office:value-type="float" office:value="68.5464304156213" calcext:value-type="float">
            <text:p><text:s text:c="3"/>68,5 </text:p>
          </table:table-cell>
          <table:table-cell table:style-name="ce9" office:value-type="float" office:value="53.1837915059614" calcext:value-type="float">
            <text:p><text:s text:c="3"/>53,2 </text:p>
          </table:table-cell>
          <table:table-cell table:style-name="ce9" office:value-type="float" office:value="44.7161478671648" calcext:value-type="float">
            <text:p><text:s text:c="3"/>44,7 </text:p>
          </table:table-cell>
          <table:table-cell table:style-name="ce9" office:value-type="float" office:value="61.651435144758" calcext:value-type="float">
            <text:p><text:s text:c="3"/>61,7 </text:p>
          </table:table-cell>
          <table:table-cell table:style-name="ce9" office:value-type="float" office:value="61.9502629581247" calcext:value-type="float">
            <text:p><text:s text:c="3"/>62,0 </text:p>
          </table:table-cell>
          <table:table-cell table:style-name="ce9" office:value-type="float" office:value="55.8216916131391" calcext:value-type="float">
            <text:p><text:s text:c="3"/>55,8 </text:p>
          </table:table-cell>
          <table:table-cell table:style-name="ce9" office:value-type="float" office:value="68.0788343031102" calcext:value-type="float">
            <text:p><text:s text:c="3"/>68,1 </text:p>
          </table:table-cell>
          <table:table-cell table:style-name="ce9" office:value-type="float" office:value="57.1455267850774" calcext:value-type="float">
            <text:p><text:s text:c="3"/>57,1 </text:p>
          </table:table-cell>
          <table:table-cell table:style-name="ce9" office:value-type="float" office:value="51.1981682861424" calcext:value-type="float">
            <text:p><text:s text:c="3"/>51,2 </text:p>
          </table:table-cell>
          <table:table-cell table:style-name="ce9" office:value-type="float" office:value="63.0928852840124" calcext:value-type="float">
            <text:p><text:s text:c="3"/>63,1 </text:p>
          </table:table-cell>
          <table:table-cell table:style-name="ce9" office:value-type="float" office:value="50.7885678284993" calcext:value-type="float">
            <text:p><text:s text:c="3"/>50,8 </text:p>
          </table:table-cell>
          <table:table-cell table:style-name="ce9" office:value-type="float" office:value="47.4466357520398" calcext:value-type="float">
            <text:p><text:s text:c="3"/>47,4 </text:p>
          </table:table-cell>
          <table:table-cell table:style-name="ce9" office:value-type="float" office:value="54.1304999049589" calcext:value-type="float">
            <text:p><text:s text:c="3"/>54,1 </text:p>
          </table:table-cell>
          <table:table-cell table:number-columns-repeated="978"/>
        </table:table-row>
        <table:table-row table:style-name="ro1">
          <table:table-cell office:value-type="string" calcext:value-type="string">
            <text:p>Rio Branco</text:p>
          </table:table-cell>
          <table:table-cell table:style-name="ce9" office:value-type="float" office:value="64.6093075228818" calcext:value-type="float">
            <text:p><text:s text:c="3"/>64,6 </text:p>
          </table:table-cell>
          <table:table-cell table:style-name="ce9" office:value-type="float" office:value="60.4120129596987" calcext:value-type="float">
            <text:p><text:s text:c="3"/>60,4 </text:p>
          </table:table-cell>
          <table:table-cell table:style-name="ce9" office:value-type="float" office:value="68.8066020860649" calcext:value-type="float">
            <text:p><text:s text:c="3"/>68,8 </text:p>
          </table:table-cell>
          <table:table-cell table:style-name="ce9" office:value-type="float" office:value="65.8331226595526" calcext:value-type="float">
            <text:p><text:s text:c="3"/>65,8 </text:p>
          </table:table-cell>
          <table:table-cell table:style-name="ce9" office:value-type="float" office:value="61.8222125391775" calcext:value-type="float">
            <text:p><text:s text:c="3"/>61,8 </text:p>
          </table:table-cell>
          <table:table-cell table:style-name="ce9" office:value-type="float" office:value="69.8440327799278" calcext:value-type="float">
            <text:p><text:s text:c="3"/>69,8 </text:p>
          </table:table-cell>
          <table:table-cell table:style-name="ce9" office:value-type="float" office:value="55.6208540361821" calcext:value-type="float">
            <text:p><text:s text:c="3"/>55,6 </text:p>
          </table:table-cell>
          <table:table-cell table:style-name="ce9" office:value-type="float" office:value="43.942578126374" calcext:value-type="float">
            <text:p><text:s text:c="3"/>43,9 </text:p>
          </table:table-cell>
          <table:table-cell table:style-name="ce9" office:value-type="float" office:value="67.2991299459901" calcext:value-type="float">
            <text:p><text:s text:c="3"/>67,3 </text:p>
          </table:table-cell>
          <table:table-cell table:style-name="ce9" office:value-type="float" office:value="72.261527933899" calcext:value-type="float">
            <text:p><text:s text:c="3"/>72,3 </text:p>
          </table:table-cell>
          <table:table-cell table:style-name="ce9" office:value-type="float" office:value="68.1522311317931" calcext:value-type="float">
            <text:p><text:s text:c="3"/>68,2 </text:p>
          </table:table-cell>
          <table:table-cell table:style-name="ce9" office:value-type="float" office:value="76.3708247360048" calcext:value-type="float">
            <text:p><text:s text:c="3"/>76,4 </text:p>
          </table:table-cell>
          <table:table-cell table:style-name="ce9" office:value-type="float" office:value="74.1327610826326" calcext:value-type="float">
            <text:p><text:s text:c="3"/>74,1 </text:p>
          </table:table-cell>
          <table:table-cell table:style-name="ce9" office:value-type="float" office:value="69.7975487773208" calcext:value-type="float">
            <text:p><text:s text:c="3"/>69,8 </text:p>
          </table:table-cell>
          <table:table-cell table:style-name="ce9" office:value-type="float" office:value="78.4679733879443" calcext:value-type="float">
            <text:p><text:s text:c="3"/>78,5 </text:p>
          </table:table-cell>
          <table:table-cell table:style-name="ce9" office:value-type="float" office:value="61.0291719730829" calcext:value-type="float">
            <text:p><text:s text:c="3"/>61,0 </text:p>
          </table:table-cell>
          <table:table-cell table:style-name="ce9" office:value-type="float" office:value="47.6272363984966" calcext:value-type="float">
            <text:p><text:s text:c="3"/>47,6 </text:p>
          </table:table-cell>
          <table:table-cell table:style-name="ce9" office:value-type="float" office:value="74.4311075476693" calcext:value-type="float">
            <text:p><text:s text:c="3"/>74,4 </text:p>
          </table:table-cell>
          <table:table-cell table:style-name="ce9" office:value-type="float" office:value="58.0109022527759" calcext:value-type="float">
            <text:p><text:s text:c="3"/>58,0 </text:p>
          </table:table-cell>
          <table:table-cell table:style-name="ce9" office:value-type="float" office:value="52.8024386091144" calcext:value-type="float">
            <text:p><text:s text:c="3"/>52,8 </text:p>
          </table:table-cell>
          <table:table-cell table:style-name="ce9" office:value-type="float" office:value="63.2193658964373" calcext:value-type="float">
            <text:p><text:s text:c="3"/>63,2 </text:p>
          </table:table-cell>
          <table:table-cell table:style-name="ce9" office:value-type="float" office:value="57.8312777391502" calcext:value-type="float">
            <text:p><text:s text:c="3"/>57,8 </text:p>
          </table:table-cell>
          <table:table-cell table:style-name="ce9" office:value-type="float" office:value="52.5360830801073" calcext:value-type="float">
            <text:p><text:s text:c="3"/>52,5 </text:p>
          </table:table-cell>
          <table:table-cell table:style-name="ce9" office:value-type="float" office:value="63.126472398193" calcext:value-type="float">
            <text:p><text:s text:c="3"/>63,1 </text:p>
          </table:table-cell>
          <table:table-cell table:style-name="ce9" office:value-type="float" office:value="50.3368758664416" calcext:value-type="float">
            <text:p><text:s text:c="3"/>50,3 </text:p>
          </table:table-cell>
          <table:table-cell table:style-name="ce9" office:value-type="float" office:value="38.3304464865975" calcext:value-type="float">
            <text:p><text:s text:c="3"/>38,3 </text:p>
          </table:table-cell>
          <table:table-cell table:style-name="ce9" office:value-type="float" office:value="62.3433052462857" calcext:value-type="float">
            <text:p><text:s text:c="3"/>62,3 </text:p>
          </table:table-cell>
          <table:table-cell table:style-name="ce9" office:value-type="float" office:value="66.0043562535392" calcext:value-type="float">
            <text:p><text:s text:c="3"/>66,0 </text:p>
          </table:table-cell>
          <table:table-cell table:style-name="ce9" office:value-type="float" office:value="61.5161564320911" calcext:value-type="float">
            <text:p><text:s text:c="3"/>61,5 </text:p>
          </table:table-cell>
          <table:table-cell table:style-name="ce9" office:value-type="float" office:value="70.4925560749873" calcext:value-type="float">
            <text:p><text:s text:c="3"/>70,5 </text:p>
          </table:table-cell>
          <table:table-cell table:style-name="ce9" office:value-type="float" office:value="65.8489446151059" calcext:value-type="float">
            <text:p><text:s text:c="3"/>65,8 </text:p>
          </table:table-cell>
          <table:table-cell table:style-name="ce9" office:value-type="float" office:value="61.3335566228637" calcext:value-type="float">
            <text:p><text:s text:c="3"/>61,3 </text:p>
          </table:table-cell>
          <table:table-cell table:style-name="ce9" office:value-type="float" office:value="70.3643326073481" calcext:value-type="float">
            <text:p><text:s text:c="3"/>70,4 </text:p>
          </table:table-cell>
          <table:table-cell table:style-name="ce9" office:value-type="float" office:value="54.596816920342" calcext:value-type="float">
            <text:p><text:s text:c="3"/>54,6 </text:p>
          </table:table-cell>
          <table:table-cell table:style-name="ce9" office:value-type="float" office:value="41.7037666845226" calcext:value-type="float">
            <text:p><text:s text:c="3"/>41,7 </text:p>
          </table:table-cell>
          <table:table-cell table:style-name="ce9" office:value-type="float" office:value="67.4898671561615" calcext:value-type="float">
            <text:p><text:s text:c="3"/>67,5 </text:p>
          </table:table-cell>
          <table:table-cell table:style-name="ce9" office:value-type="float" office:value="54.6538420833791" calcext:value-type="float">
            <text:p><text:s text:c="3"/>54,7 </text:p>
          </table:table-cell>
          <table:table-cell table:style-name="ce9" office:value-type="float" office:value="46.5934635725009" calcext:value-type="float">
            <text:p><text:s text:c="3"/>46,6 </text:p>
          </table:table-cell>
          <table:table-cell table:style-name="ce9" office:value-type="float" office:value="62.7142205942573" calcext:value-type="float">
            <text:p><text:s text:c="3"/>62,7 </text:p>
          </table:table-cell>
          <table:table-cell table:style-name="ce9" office:value-type="float" office:value="65.7310616373012" calcext:value-type="float">
            <text:p><text:s text:c="3"/>65,7 </text:p>
          </table:table-cell>
          <table:table-cell table:style-name="ce9" office:value-type="float" office:value="59.0228927111661" calcext:value-type="float">
            <text:p><text:s text:c="3"/>59,0 </text:p>
          </table:table-cell>
          <table:table-cell table:style-name="ce9" office:value-type="float" office:value="72.4392305634362" calcext:value-type="float">
            <text:p><text:s text:c="3"/>72,4 </text:p>
          </table:table-cell>
          <table:table-cell table:style-name="ce9" office:value-type="float" office:value="65.2248470204151" calcext:value-type="float">
            <text:p><text:s text:c="3"/>65,2 </text:p>
          </table:table-cell>
          <table:table-cell table:style-name="ce9" office:value-type="float" office:value="56.9114888424883" calcext:value-type="float">
            <text:p><text:s text:c="3"/>56,9 </text:p>
          </table:table-cell>
          <table:table-cell table:style-name="ce9" office:value-type="float" office:value="73.5382051983419" calcext:value-type="float">
            <text:p><text:s text:c="3"/>73,5 </text:p>
          </table:table-cell>
          <table:table-cell table:number-columns-repeated="978"/>
        </table:table-row>
        <table:table-row table:style-name="ro1">
          <table:table-cell office:value-type="string" calcext:value-type="string">
            <text:p>Manaus</text:p>
          </table:table-cell>
          <table:table-cell table:style-name="ce9" office:value-type="float" office:value="67.2202648822589" calcext:value-type="float">
            <text:p><text:s text:c="3"/>67,2 </text:p>
          </table:table-cell>
          <table:table-cell table:style-name="ce9" office:value-type="float" office:value="62.1242021070523" calcext:value-type="float">
            <text:p><text:s text:c="3"/>62,1 </text:p>
          </table:table-cell>
          <table:table-cell table:style-name="ce9" office:value-type="float" office:value="72.3163276574656" calcext:value-type="float">
            <text:p><text:s text:c="3"/>72,3 </text:p>
          </table:table-cell>
          <table:table-cell table:style-name="ce9" office:value-type="float" office:value="68.1616763976515" calcext:value-type="float">
            <text:p><text:s text:c="3"/>68,2 </text:p>
          </table:table-cell>
          <table:table-cell table:style-name="ce9" office:value-type="float" office:value="63.5503433259834" calcext:value-type="float">
            <text:p><text:s text:c="3"/>63,6 </text:p>
          </table:table-cell>
          <table:table-cell table:style-name="ce9" office:value-type="float" office:value="72.7730094693195" calcext:value-type="float">
            <text:p><text:s text:c="3"/>72,8 </text:p>
          </table:table-cell>
          <table:table-cell table:style-name="ce9" office:value-type="float" office:value="58.9936094998529" calcext:value-type="float">
            <text:p><text:s text:c="3"/>59,0 </text:p>
          </table:table-cell>
          <table:table-cell table:style-name="ce9" office:value-type="float" office:value="45.8311178056953" calcext:value-type="float">
            <text:p><text:s text:c="3"/>45,8 </text:p>
          </table:table-cell>
          <table:table-cell table:style-name="ce9" office:value-type="float" office:value="72.1561011940104" calcext:value-type="float">
            <text:p><text:s text:c="3"/>72,2 </text:p>
          </table:table-cell>
          <table:table-cell table:style-name="ce9" office:value-type="float" office:value="75.4272935071967" calcext:value-type="float">
            <text:p><text:s text:c="3"/>75,4 </text:p>
          </table:table-cell>
          <table:table-cell table:style-name="ce9" office:value-type="float" office:value="71.212998470783" calcext:value-type="float">
            <text:p><text:s text:c="3"/>71,2 </text:p>
          </table:table-cell>
          <table:table-cell table:style-name="ce9" office:value-type="float" office:value="79.6415885436104" calcext:value-type="float">
            <text:p><text:s text:c="3"/>79,6 </text:p>
          </table:table-cell>
          <table:table-cell table:style-name="ce9" office:value-type="float" office:value="73.7169255331724" calcext:value-type="float">
            <text:p><text:s text:c="3"/>73,7 </text:p>
          </table:table-cell>
          <table:table-cell table:style-name="ce9" office:value-type="float" office:value="69.1688002717931" calcext:value-type="float">
            <text:p><text:s text:c="3"/>69,2 </text:p>
          </table:table-cell>
          <table:table-cell table:style-name="ce9" office:value-type="float" office:value="78.2650507945518" calcext:value-type="float">
            <text:p><text:s text:c="3"/>78,3 </text:p>
          </table:table-cell>
          <table:table-cell table:style-name="ce9" office:value-type="float" office:value="73.7454238900859" calcext:value-type="float">
            <text:p><text:s text:c="3"/>73,7 </text:p>
          </table:table-cell>
          <table:table-cell table:style-name="ce9" office:value-type="float" office:value="59.2578103453383" calcext:value-type="float">
            <text:p><text:s text:c="3"/>59,3 </text:p>
          </table:table-cell>
          <table:table-cell table:style-name="ce9" office:value-type="float" office:value="88.2330374348335" calcext:value-type="float">
            <text:p><text:s text:c="3"/>88,2 </text:p>
          </table:table-cell>
          <table:table-cell table:style-name="ce9" office:value-type="float" office:value="59.7002741311218" calcext:value-type="float">
            <text:p><text:s text:c="3"/>59,7 </text:p>
          </table:table-cell>
          <table:table-cell table:style-name="ce9" office:value-type="float" office:value="53.7711852589946" calcext:value-type="float">
            <text:p><text:s text:c="3"/>53,8 </text:p>
          </table:table-cell>
          <table:table-cell table:style-name="ce9" office:value-type="float" office:value="65.6293630032489" calcext:value-type="float">
            <text:p><text:s text:c="3"/>65,6 </text:p>
          </table:table-cell>
          <table:table-cell table:style-name="ce9" office:value-type="float" office:value="62.401674857924" calcext:value-type="float">
            <text:p><text:s text:c="3"/>62,4 </text:p>
          </table:table-cell>
          <table:table-cell table:style-name="ce9" office:value-type="float" office:value="56.2912504074388" calcext:value-type="float">
            <text:p><text:s text:c="3"/>56,3 </text:p>
          </table:table-cell>
          <table:table-cell table:style-name="ce9" office:value-type="float" office:value="68.5120993084091" calcext:value-type="float">
            <text:p><text:s text:c="3"/>68,5 </text:p>
          </table:table-cell>
          <table:table-cell table:style-name="ce9" office:value-type="float" office:value="43.5297255003145" calcext:value-type="float">
            <text:p><text:s text:c="3"/>43,5 </text:p>
          </table:table-cell>
          <table:table-cell table:style-name="ce9" office:value-type="float" office:value="33.5007040282072" calcext:value-type="float">
            <text:p><text:s text:c="3"/>33,5 </text:p>
          </table:table-cell>
          <table:table-cell table:style-name="ce9" office:value-type="float" office:value="53.5587469724217" calcext:value-type="float">
            <text:p><text:s text:c="3"/>53,6 </text:p>
          </table:table-cell>
          <table:table-cell table:style-name="ce9" office:value-type="float" office:value="68.1851594158235" calcext:value-type="float">
            <text:p><text:s text:c="3"/>68,2 </text:p>
          </table:table-cell>
          <table:table-cell table:style-name="ce9" office:value-type="float" office:value="62.5449298374464" calcext:value-type="float">
            <text:p><text:s text:c="3"/>62,5 </text:p>
          </table:table-cell>
          <table:table-cell table:style-name="ce9" office:value-type="float" office:value="73.8253889942006" calcext:value-type="float">
            <text:p><text:s text:c="3"/>73,8 </text:p>
          </table:table-cell>
          <table:table-cell table:style-name="ce9" office:value-type="float" office:value="68.370490856046" calcext:value-type="float">
            <text:p><text:s text:c="3"/>68,4 </text:p>
          </table:table-cell>
          <table:table-cell table:style-name="ce9" office:value-type="float" office:value="63.3156946640367" calcext:value-type="float">
            <text:p><text:s text:c="3"/>63,3 </text:p>
          </table:table-cell>
          <table:table-cell table:style-name="ce9" office:value-type="float" office:value="73.4252870480554" calcext:value-type="float">
            <text:p><text:s text:c="3"/>73,4 </text:p>
          </table:table-cell>
          <table:table-cell table:style-name="ce9" office:value-type="float" office:value="59.4902520033091" calcext:value-type="float">
            <text:p><text:s text:c="3"/>59,5 </text:p>
          </table:table-cell>
          <table:table-cell table:style-name="ce9" office:value-type="float" office:value="44.6718373128925" calcext:value-type="float">
            <text:p><text:s text:c="3"/>44,7 </text:p>
          </table:table-cell>
          <table:table-cell table:style-name="ce9" office:value-type="float" office:value="74.3086666937256" calcext:value-type="float">
            <text:p><text:s text:c="3"/>74,3 </text:p>
          </table:table-cell>
          <table:table-cell table:style-name="ce9" office:value-type="float" office:value="59.7038436516651" calcext:value-type="float">
            <text:p><text:s text:c="3"/>59,7 </text:p>
          </table:table-cell>
          <table:table-cell table:style-name="ce9" office:value-type="float" office:value="54.4626849096707" calcext:value-type="float">
            <text:p><text:s text:c="3"/>54,5 </text:p>
          </table:table-cell>
          <table:table-cell table:style-name="ce9" office:value-type="float" office:value="64.9450023936595" calcext:value-type="float">
            <text:p><text:s text:c="3"/>64,9 </text:p>
          </table:table-cell>
          <table:table-cell table:style-name="ce9" office:value-type="float" office:value="66.647091450747" calcext:value-type="float">
            <text:p><text:s text:c="3"/>66,6 </text:p>
          </table:table-cell>
          <table:table-cell table:style-name="ce9" office:value-type="float" office:value="56.5319272723816" calcext:value-type="float">
            <text:p><text:s text:c="3"/>56,5 </text:p>
          </table:table-cell>
          <table:table-cell table:style-name="ce9" office:value-type="float" office:value="76.7622556291124" calcext:value-type="float">
            <text:p><text:s text:c="3"/>76,8 </text:p>
          </table:table-cell>
          <table:table-cell table:style-name="ce9" office:value-type="float" office:value="55.0964893951113" calcext:value-type="float">
            <text:p><text:s text:c="3"/>55,1 </text:p>
          </table:table-cell>
          <table:table-cell table:style-name="ce9" office:value-type="float" office:value="48.8381610202454" calcext:value-type="float">
            <text:p><text:s text:c="3"/>48,8 </text:p>
          </table:table-cell>
          <table:table-cell table:style-name="ce9" office:value-type="float" office:value="61.3548177699772" calcext:value-type="float">
            <text:p><text:s text:c="3"/>61,4 </text:p>
          </table:table-cell>
          <table:table-cell table:number-columns-repeated="978"/>
        </table:table-row>
        <table:table-row table:style-name="ro1">
          <table:table-cell office:value-type="string" calcext:value-type="string">
            <text:p>Boa Vista</text:p>
          </table:table-cell>
          <table:table-cell table:style-name="ce9" office:value-type="float" office:value="69.4575819518688" calcext:value-type="float">
            <text:p><text:s text:c="3"/>69,5 </text:p>
          </table:table-cell>
          <table:table-cell table:style-name="ce9" office:value-type="float" office:value="65.7864165307552" calcext:value-type="float">
            <text:p><text:s text:c="3"/>65,8 </text:p>
          </table:table-cell>
          <table:table-cell table:style-name="ce9" office:value-type="float" office:value="73.1287473729824" calcext:value-type="float">
            <text:p><text:s text:c="3"/>73,1 </text:p>
          </table:table-cell>
          <table:table-cell table:style-name="ce9" office:value-type="float" office:value="70.5286157379414" calcext:value-type="float">
            <text:p><text:s text:c="3"/>70,5 </text:p>
          </table:table-cell>
          <table:table-cell table:style-name="ce9" office:value-type="float" office:value="66.9779712449111" calcext:value-type="float">
            <text:p><text:s text:c="3"/>67,0 </text:p>
          </table:table-cell>
          <table:table-cell table:style-name="ce9" office:value-type="float" office:value="74.0792602309715" calcext:value-type="float">
            <text:p><text:s text:c="3"/>74,1 </text:p>
          </table:table-cell>
          <table:table-cell table:style-name="ce9" office:value-type="float" office:value="58.6835487782999" calcext:value-type="float">
            <text:p><text:s text:c="3"/>58,7 </text:p>
          </table:table-cell>
          <table:table-cell table:style-name="ce9" office:value-type="float" office:value="51.8455615524288" calcext:value-type="float">
            <text:p><text:s text:c="3"/>51,8 </text:p>
          </table:table-cell>
          <table:table-cell table:style-name="ce9" office:value-type="float" office:value="65.521536004171" calcext:value-type="float">
            <text:p><text:s text:c="3"/>65,5 </text:p>
          </table:table-cell>
          <table:table-cell table:style-name="ce9" office:value-type="float" office:value="76.996410629155" calcext:value-type="float">
            <text:p><text:s text:c="3"/>77,0 </text:p>
          </table:table-cell>
          <table:table-cell table:style-name="ce9" office:value-type="float" office:value="73.0958482819439" calcext:value-type="float">
            <text:p><text:s text:c="3"/>73,1 </text:p>
          </table:table-cell>
          <table:table-cell table:style-name="ce9" office:value-type="float" office:value="80.8969729763662" calcext:value-type="float">
            <text:p><text:s text:c="3"/>80,9 </text:p>
          </table:table-cell>
          <table:table-cell table:style-name="ce9" office:value-type="float" office:value="77.6116369711915" calcext:value-type="float">
            <text:p><text:s text:c="3"/>77,6 </text:p>
          </table:table-cell>
          <table:table-cell table:style-name="ce9" office:value-type="float" office:value="74.3173587804442" calcext:value-type="float">
            <text:p><text:s text:c="3"/>74,3 </text:p>
          </table:table-cell>
          <table:table-cell table:style-name="ce9" office:value-type="float" office:value="80.9059151619389" calcext:value-type="float">
            <text:p><text:s text:c="3"/>80,9 </text:p>
          </table:table-cell>
          <table:table-cell table:style-name="ce9" office:value-type="float" office:value="63.2455177392782" calcext:value-type="float">
            <text:p><text:s text:c="3"/>63,2 </text:p>
          </table:table-cell>
          <table:table-cell table:style-name="ce9" office:value-type="float" office:value="53.7170180285831" calcext:value-type="float">
            <text:p><text:s text:c="3"/>53,7 </text:p>
          </table:table-cell>
          <table:table-cell table:style-name="ce9" office:value-type="float" office:value="72.7740174499733" calcext:value-type="float">
            <text:p><text:s text:c="3"/>72,8 </text:p>
          </table:table-cell>
          <table:table-cell table:style-name="ce9" office:value-type="float" office:value="62.0558217285237" calcext:value-type="float">
            <text:p><text:s text:c="3"/>62,1 </text:p>
          </table:table-cell>
          <table:table-cell table:style-name="ce9" office:value-type="float" office:value="57.1300766691882" calcext:value-type="float">
            <text:p><text:s text:c="3"/>57,1 </text:p>
          </table:table-cell>
          <table:table-cell table:style-name="ce9" office:value-type="float" office:value="66.9815667878592" calcext:value-type="float">
            <text:p><text:s text:c="3"/>67,0 </text:p>
          </table:table-cell>
          <table:table-cell table:style-name="ce9" office:value-type="float" office:value="63.5366101175391" calcext:value-type="float">
            <text:p><text:s text:c="3"/>63,5 </text:p>
          </table:table-cell>
          <table:table-cell table:style-name="ce9" office:value-type="float" office:value="58.6443576007328" calcext:value-type="float">
            <text:p><text:s text:c="3"/>58,6 </text:p>
          </table:table-cell>
          <table:table-cell table:style-name="ce9" office:value-type="float" office:value="68.4288626343454" calcext:value-type="float">
            <text:p><text:s text:c="3"/>68,4 </text:p>
          </table:table-cell>
          <table:table-cell table:style-name="ce9" office:value-type="float" office:value="53.9067814014004" calcext:value-type="float">
            <text:p><text:s text:c="3"/>53,9 </text:p>
          </table:table-cell>
          <table:table-cell table:style-name="ce9" office:value-type="float" office:value="46.5637919605117" calcext:value-type="float">
            <text:p><text:s text:c="3"/>46,6 </text:p>
          </table:table-cell>
          <table:table-cell table:style-name="ce9" office:value-type="float" office:value="61.2497708422891" calcext:value-type="float">
            <text:p><text:s text:c="3"/>61,2 </text:p>
          </table:table-cell>
          <table:table-cell table:style-name="ce9" office:value-type="float" office:value="69.7590861832976" calcext:value-type="float">
            <text:p><text:s text:c="3"/>69,8 </text:p>
          </table:table-cell>
          <table:table-cell table:style-name="ce9" office:value-type="float" office:value="65.8715222246736" calcext:value-type="float">
            <text:p><text:s text:c="3"/>65,9 </text:p>
          </table:table-cell>
          <table:table-cell table:style-name="ce9" office:value-type="float" office:value="73.6466501419216" calcext:value-type="float">
            <text:p><text:s text:c="3"/>73,6 </text:p>
          </table:table-cell>
          <table:table-cell table:style-name="ce9" office:value-type="float" office:value="71.3901081378802" calcext:value-type="float">
            <text:p><text:s text:c="3"/>71,4 </text:p>
          </table:table-cell>
          <table:table-cell table:style-name="ce9" office:value-type="float" office:value="67.8569878372791" calcext:value-type="float">
            <text:p><text:s text:c="3"/>67,9 </text:p>
          </table:table-cell>
          <table:table-cell table:style-name="ce9" office:value-type="float" office:value="74.9232284384813" calcext:value-type="float">
            <text:p><text:s text:c="3"/>74,9 </text:p>
          </table:table-cell>
          <table:table-cell table:style-name="ce9" office:value-type="float" office:value="59.1113187558687" calcext:value-type="float">
            <text:p><text:s text:c="3"/>59,1 </text:p>
          </table:table-cell>
          <table:table-cell table:style-name="ce9" office:value-type="float" office:value="51.6248247290489" calcext:value-type="float">
            <text:p><text:s text:c="3"/>51,6 </text:p>
          </table:table-cell>
          <table:table-cell table:style-name="ce9" office:value-type="float" office:value="66.5978127826884" calcext:value-type="float">
            <text:p><text:s text:c="3"/>66,6 </text:p>
          </table:table-cell>
          <table:table-cell table:style-name="ce9" office:value-type="float" office:value="66.6216042860253" calcext:value-type="float">
            <text:p><text:s text:c="3"/>66,6 </text:p>
          </table:table-cell>
          <table:table-cell table:style-name="ce9" office:value-type="float" office:value="56.0610855623448" calcext:value-type="float">
            <text:p><text:s text:c="3"/>56,1 </text:p>
          </table:table-cell>
          <table:table-cell table:style-name="ce9" office:value-type="float" office:value="77.1821230097058" calcext:value-type="float">
            <text:p><text:s text:c="3"/>77,2 </text:p>
          </table:table-cell>
          <table:table-cell table:style-name="ce9" office:value-type="float" office:value="62.1121982620711" calcext:value-type="float">
            <text:p><text:s text:c="3"/>62,1 </text:p>
          </table:table-cell>
          <table:table-cell table:style-name="ce9" office:value-type="float" office:value="50.7418105359855" calcext:value-type="float">
            <text:p><text:s text:c="3"/>50,7 </text:p>
          </table:table-cell>
          <table:table-cell table:style-name="ce9" office:value-type="float" office:value="73.4825859881567" calcext:value-type="float">
            <text:p><text:s text:c="3"/>73,5 </text:p>
          </table:table-cell>
          <table:table-cell table:style-name="ce9" office:value-type="float" office:value="54.7178352544246" calcext:value-type="float">
            <text:p><text:s text:c="3"/>54,7 </text:p>
          </table:table-cell>
          <table:table-cell table:style-name="ce9" office:value-type="float" office:value="45.1142274838851" calcext:value-type="float">
            <text:p><text:s text:c="3"/>45,1 </text:p>
          </table:table-cell>
          <table:table-cell table:style-name="ce9" office:value-type="float" office:value="64.321443024964" calcext:value-type="float">
            <text:p><text:s text:c="3"/>64,3 </text:p>
          </table:table-cell>
          <table:table-cell table:number-columns-repeated="978"/>
        </table:table-row>
        <table:table-row table:style-name="ro1">
          <table:table-cell office:value-type="string" calcext:value-type="string">
            <text:p>Belém</text:p>
          </table:table-cell>
          <table:table-cell table:style-name="ce9" office:value-type="float" office:value="69.5339991671995" calcext:value-type="float">
            <text:p><text:s text:c="3"/>69,5 </text:p>
          </table:table-cell>
          <table:table-cell table:style-name="ce9" office:value-type="float" office:value="66.826651143858" calcext:value-type="float">
            <text:p><text:s text:c="3"/>66,8 </text:p>
          </table:table-cell>
          <table:table-cell table:style-name="ce9" office:value-type="float" office:value="72.241347190541" calcext:value-type="float">
            <text:p><text:s text:c="3"/>72,2 </text:p>
          </table:table-cell>
          <table:table-cell table:style-name="ce9" office:value-type="float" office:value="71.5425573218556" calcext:value-type="float">
            <text:p><text:s text:c="3"/>71,5 </text:p>
          </table:table-cell>
          <table:table-cell table:style-name="ce9" office:value-type="float" office:value="68.4245877380707" calcext:value-type="float">
            <text:p><text:s text:c="3"/>68,4 </text:p>
          </table:table-cell>
          <table:table-cell table:style-name="ce9" office:value-type="float" office:value="74.6605269056405" calcext:value-type="float">
            <text:p><text:s text:c="3"/>74,7 </text:p>
          </table:table-cell>
          <table:table-cell table:style-name="ce9" office:value-type="float" office:value="65.7988245688902" calcext:value-type="float">
            <text:p><text:s text:c="3"/>65,8 </text:p>
          </table:table-cell>
          <table:table-cell table:style-name="ce9" office:value-type="float" office:value="57.48307854383" calcext:value-type="float">
            <text:p><text:s text:c="3"/>57,5 </text:p>
          </table:table-cell>
          <table:table-cell table:style-name="ce9" office:value-type="float" office:value="74.1145705939504" calcext:value-type="float">
            <text:p><text:s text:c="3"/>74,1 </text:p>
          </table:table-cell>
          <table:table-cell table:style-name="ce9" office:value-type="float" office:value="74.8716759324362" calcext:value-type="float">
            <text:p><text:s text:c="3"/>74,9 </text:p>
          </table:table-cell>
          <table:table-cell table:style-name="ce9" office:value-type="float" office:value="71.8096639135981" calcext:value-type="float">
            <text:p><text:s text:c="3"/>71,8 </text:p>
          </table:table-cell>
          <table:table-cell table:style-name="ce9" office:value-type="float" office:value="77.9336879512743" calcext:value-type="float">
            <text:p><text:s text:c="3"/>77,9 </text:p>
          </table:table-cell>
          <table:table-cell table:style-name="ce9" office:value-type="float" office:value="78.0869799868064" calcext:value-type="float">
            <text:p><text:s text:c="3"/>78,1 </text:p>
          </table:table-cell>
          <table:table-cell table:style-name="ce9" office:value-type="float" office:value="74.4255583202078" calcext:value-type="float">
            <text:p><text:s text:c="3"/>74,4 </text:p>
          </table:table-cell>
          <table:table-cell table:style-name="ce9" office:value-type="float" office:value="81.748401653405" calcext:value-type="float">
            <text:p><text:s text:c="3"/>81,7 </text:p>
          </table:table-cell>
          <table:table-cell table:style-name="ce9" office:value-type="float" office:value="72.341722564996" calcext:value-type="float">
            <text:p><text:s text:c="3"/>72,3 </text:p>
          </table:table-cell>
          <table:table-cell table:style-name="ce9" office:value-type="float" office:value="62.6044729934136" calcext:value-type="float">
            <text:p><text:s text:c="3"/>62,6 </text:p>
          </table:table-cell>
          <table:table-cell table:style-name="ce9" office:value-type="float" office:value="82.0789721365785" calcext:value-type="float">
            <text:p><text:s text:c="3"/>82,1 </text:p>
          </table:table-cell>
          <table:table-cell table:style-name="ce9" office:value-type="float" office:value="64.5337173070564" calcext:value-type="float">
            <text:p><text:s text:c="3"/>64,5 </text:p>
          </table:table-cell>
          <table:table-cell table:style-name="ce9" office:value-type="float" office:value="60.872813996558" calcext:value-type="float">
            <text:p><text:s text:c="3"/>60,9 </text:p>
          </table:table-cell>
          <table:table-cell table:style-name="ce9" office:value-type="float" office:value="68.1946206175549" calcext:value-type="float">
            <text:p><text:s text:c="3"/>68,2 </text:p>
          </table:table-cell>
          <table:table-cell table:style-name="ce9" office:value-type="float" office:value="65.3513375738618" calcext:value-type="float">
            <text:p><text:s text:c="3"/>65,4 </text:p>
          </table:table-cell>
          <table:table-cell table:style-name="ce9" office:value-type="float" office:value="61.9202767779724" calcext:value-type="float">
            <text:p><text:s text:c="3"/>61,9 </text:p>
          </table:table-cell>
          <table:table-cell table:style-name="ce9" office:value-type="float" office:value="68.7823983697513" calcext:value-type="float">
            <text:p><text:s text:c="3"/>68,8 </text:p>
          </table:table-cell>
          <table:table-cell table:style-name="ce9" office:value-type="float" office:value="58.9715470884448" calcext:value-type="float">
            <text:p><text:s text:c="3"/>59,0 </text:p>
          </table:table-cell>
          <table:table-cell table:style-name="ce9" office:value-type="float" office:value="50.4364606073117" calcext:value-type="float">
            <text:p><text:s text:c="3"/>50,4 </text:p>
          </table:table-cell>
          <table:table-cell table:style-name="ce9" office:value-type="float" office:value="67.506633569578" calcext:value-type="float">
            <text:p><text:s text:c="3"/>67,5 </text:p>
          </table:table-cell>
          <table:table-cell table:style-name="ce9" office:value-type="float" office:value="71.3776459126543" calcext:value-type="float">
            <text:p><text:s text:c="3"/>71,4 </text:p>
          </table:table-cell>
          <table:table-cell table:style-name="ce9" office:value-type="float" office:value="68.3575138411232" calcext:value-type="float">
            <text:p><text:s text:c="3"/>68,4 </text:p>
          </table:table-cell>
          <table:table-cell table:style-name="ce9" office:value-type="float" office:value="74.3977779841855" calcext:value-type="float">
            <text:p><text:s text:c="3"/>74,4 </text:p>
          </table:table-cell>
          <table:table-cell table:style-name="ce9" office:value-type="float" office:value="73.241710451732" calcext:value-type="float">
            <text:p><text:s text:c="3"/>73,2 </text:p>
          </table:table-cell>
          <table:table-cell table:style-name="ce9" office:value-type="float" office:value="69.361621052623" calcext:value-type="float">
            <text:p><text:s text:c="3"/>69,4 </text:p>
          </table:table-cell>
          <table:table-cell table:style-name="ce9" office:value-type="float" office:value="77.121799850841" calcext:value-type="float">
            <text:p><text:s text:c="3"/>77,1 </text:p>
          </table:table-cell>
          <table:table-cell table:style-name="ce9" office:value-type="float" office:value="67.1008219966544" calcext:value-type="float">
            <text:p><text:s text:c="3"/>67,1 </text:p>
          </table:table-cell>
          <table:table-cell table:style-name="ce9" office:value-type="float" office:value="55.9915262800163" calcext:value-type="float">
            <text:p><text:s text:c="3"/>56,0 </text:p>
          </table:table-cell>
          <table:table-cell table:style-name="ce9" office:value-type="float" office:value="78.2101177132925" calcext:value-type="float">
            <text:p><text:s text:c="3"/>78,2 </text:p>
          </table:table-cell>
          <table:table-cell table:style-name="ce9" office:value-type="float" office:value="65.49232017715" calcext:value-type="float">
            <text:p><text:s text:c="3"/>65,5 </text:p>
          </table:table-cell>
          <table:table-cell table:style-name="ce9" office:value-type="float" office:value="60.1676332532733" calcext:value-type="float">
            <text:p><text:s text:c="3"/>60,2 </text:p>
          </table:table-cell>
          <table:table-cell table:style-name="ce9" office:value-type="float" office:value="70.8170071010267" calcext:value-type="float">
            <text:p><text:s text:c="3"/>70,8 </text:p>
          </table:table-cell>
          <table:table-cell table:style-name="ce9" office:value-type="float" office:value="67.7822152347207" calcext:value-type="float">
            <text:p><text:s text:c="3"/>67,8 </text:p>
          </table:table-cell>
          <table:table-cell table:style-name="ce9" office:value-type="float" office:value="63.6130726296898" calcext:value-type="float">
            <text:p><text:s text:c="3"/>63,6 </text:p>
          </table:table-cell>
          <table:table-cell table:style-name="ce9" office:value-type="float" office:value="71.9513578397515" calcext:value-type="float">
            <text:p><text:s text:c="3"/>72,0 </text:p>
          </table:table-cell>
          <table:table-cell table:style-name="ce9" office:value-type="float" office:value="62.6652823361153" calcext:value-type="float">
            <text:p><text:s text:c="3"/>62,7 </text:p>
          </table:table-cell>
          <table:table-cell table:style-name="ce9" office:value-type="float" office:value="53.3009466339996" calcext:value-type="float">
            <text:p><text:s text:c="3"/>53,3 </text:p>
          </table:table-cell>
          <table:table-cell table:style-name="ce9" office:value-type="float" office:value="72.0296180382309" calcext:value-type="float">
            <text:p><text:s text:c="3"/>72,0 </text:p>
          </table:table-cell>
          <table:table-cell table:number-columns-repeated="978"/>
        </table:table-row>
        <table:table-row table:style-name="ro1">
          <table:table-cell office:value-type="string" calcext:value-type="string">
            <text:p>Macapá</text:p>
          </table:table-cell>
          <table:table-cell table:style-name="ce9" office:value-type="float" office:value="61.9791205620701" calcext:value-type="float">
            <text:p><text:s text:c="3"/>62,0 </text:p>
          </table:table-cell>
          <table:table-cell table:style-name="ce9" office:value-type="float" office:value="59.2392132453022" calcext:value-type="float">
            <text:p><text:s text:c="3"/>59,2 </text:p>
          </table:table-cell>
          <table:table-cell table:style-name="ce9" office:value-type="float" office:value="64.719027878838" calcext:value-type="float">
            <text:p><text:s text:c="3"/>64,7 </text:p>
          </table:table-cell>
          <table:table-cell table:style-name="ce9" office:value-type="float" office:value="65.2240045026721" calcext:value-type="float">
            <text:p><text:s text:c="3"/>65,2 </text:p>
          </table:table-cell>
          <table:table-cell table:style-name="ce9" office:value-type="float" office:value="61.6413834559916" calcext:value-type="float">
            <text:p><text:s text:c="3"/>61,6 </text:p>
          </table:table-cell>
          <table:table-cell table:style-name="ce9" office:value-type="float" office:value="68.8066255493526" calcext:value-type="float">
            <text:p><text:s text:c="3"/>68,8 </text:p>
          </table:table-cell>
          <table:table-cell table:style-name="ce9" office:value-type="float" office:value="62.2336951760504" calcext:value-type="float">
            <text:p><text:s text:c="3"/>62,2 </text:p>
          </table:table-cell>
          <table:table-cell table:style-name="ce9" office:value-type="float" office:value="57.0261101175983" calcext:value-type="float">
            <text:p><text:s text:c="3"/>57,0 </text:p>
          </table:table-cell>
          <table:table-cell table:style-name="ce9" office:value-type="float" office:value="67.4412802345026" calcext:value-type="float">
            <text:p><text:s text:c="3"/>67,4 </text:p>
          </table:table-cell>
          <table:table-cell table:style-name="ce9" office:value-type="float" office:value="69.3571030491735" calcext:value-type="float">
            <text:p><text:s text:c="3"/>69,4 </text:p>
          </table:table-cell>
          <table:table-cell table:style-name="ce9" office:value-type="float" office:value="66.5079459861308" calcext:value-type="float">
            <text:p><text:s text:c="3"/>66,5 </text:p>
          </table:table-cell>
          <table:table-cell table:style-name="ce9" office:value-type="float" office:value="72.2062601122161" calcext:value-type="float">
            <text:p><text:s text:c="3"/>72,2 </text:p>
          </table:table-cell>
          <table:table-cell table:style-name="ce9" office:value-type="float" office:value="73.0007945715191" calcext:value-type="float">
            <text:p><text:s text:c="3"/>73,0 </text:p>
          </table:table-cell>
          <table:table-cell table:style-name="ce9" office:value-type="float" office:value="69.2882585715966" calcext:value-type="float">
            <text:p><text:s text:c="3"/>69,3 </text:p>
          </table:table-cell>
          <table:table-cell table:style-name="ce9" office:value-type="float" office:value="76.7133305714416" calcext:value-type="float">
            <text:p><text:s text:c="3"/>76,7 </text:p>
          </table:table-cell>
          <table:table-cell table:style-name="ce9" office:value-type="float" office:value="70.758047879306" calcext:value-type="float">
            <text:p><text:s text:c="3"/>70,8 </text:p>
          </table:table-cell>
          <table:table-cell table:style-name="ce9" office:value-type="float" office:value="64.1417408381182" calcext:value-type="float">
            <text:p><text:s text:c="3"/>64,1 </text:p>
          </table:table-cell>
          <table:table-cell table:style-name="ce9" office:value-type="float" office:value="77.3743549204939" calcext:value-type="float">
            <text:p><text:s text:c="3"/>77,4 </text:p>
          </table:table-cell>
          <table:table-cell table:style-name="ce9" office:value-type="float" office:value="55.1920371148758" calcext:value-type="float">
            <text:p><text:s text:c="3"/>55,2 </text:p>
          </table:table-cell>
          <table:table-cell table:style-name="ce9" office:value-type="float" office:value="51.272023083718" calcext:value-type="float">
            <text:p><text:s text:c="3"/>51,3 </text:p>
          </table:table-cell>
          <table:table-cell table:style-name="ce9" office:value-type="float" office:value="59.1120511460335" calcext:value-type="float">
            <text:p><text:s text:c="3"/>59,1 </text:p>
          </table:table-cell>
          <table:table-cell table:style-name="ce9" office:value-type="float" office:value="57.7978128984619" calcext:value-type="float">
            <text:p><text:s text:c="3"/>57,8 </text:p>
          </table:table-cell>
          <table:table-cell table:style-name="ce9" office:value-type="float" office:value="53.3717424564063" calcext:value-type="float">
            <text:p><text:s text:c="3"/>53,4 </text:p>
          </table:table-cell>
          <table:table-cell table:style-name="ce9" office:value-type="float" office:value="62.2238833405174" calcext:value-type="float">
            <text:p><text:s text:c="3"/>62,2 </text:p>
          </table:table-cell>
          <table:table-cell table:style-name="ce9" office:value-type="float" office:value="54.3352180083523" calcext:value-type="float">
            <text:p><text:s text:c="3"/>54,3 </text:p>
          </table:table-cell>
          <table:table-cell table:style-name="ce9" office:value-type="float" office:value="46.278698276054" calcext:value-type="float">
            <text:p><text:s text:c="3"/>46,3 </text:p>
          </table:table-cell>
          <table:table-cell table:style-name="ce9" office:value-type="float" office:value="62.3917377406507" calcext:value-type="float">
            <text:p><text:s text:c="3"/>62,4 </text:p>
          </table:table-cell>
          <table:table-cell table:style-name="ce9" office:value-type="float" office:value="62.2350662351466" calcext:value-type="float">
            <text:p><text:s text:c="3"/>62,2 </text:p>
          </table:table-cell>
          <table:table-cell table:style-name="ce9" office:value-type="float" office:value="59.1929589625555" calcext:value-type="float">
            <text:p><text:s text:c="3"/>59,2 </text:p>
          </table:table-cell>
          <table:table-cell table:style-name="ce9" office:value-type="float" office:value="65.2771735077377" calcext:value-type="float">
            <text:p><text:s text:c="3"/>65,3 </text:p>
          </table:table-cell>
          <table:table-cell table:style-name="ce9" office:value-type="float" office:value="66.1259912113141" calcext:value-type="float">
            <text:p><text:s text:c="3"/>66,1 </text:p>
          </table:table-cell>
          <table:table-cell table:style-name="ce9" office:value-type="float" office:value="62.1661468126883" calcext:value-type="float">
            <text:p><text:s text:c="3"/>62,2 </text:p>
          </table:table-cell>
          <table:table-cell table:style-name="ce9" office:value-type="float" office:value="70.0858356099399" calcext:value-type="float">
            <text:p><text:s text:c="3"/>70,1 </text:p>
          </table:table-cell>
          <table:table-cell table:style-name="ce9" office:value-type="float" office:value="62.3059590373254" calcext:value-type="float">
            <text:p><text:s text:c="3"/>62,3 </text:p>
          </table:table-cell>
          <table:table-cell table:style-name="ce9" office:value-type="float" office:value="56.3608308525593" calcext:value-type="float">
            <text:p><text:s text:c="3"/>56,4 </text:p>
          </table:table-cell>
          <table:table-cell table:style-name="ce9" office:value-type="float" office:value="68.2510872220916" calcext:value-type="float">
            <text:p><text:s text:c="3"/>68,3 </text:p>
          </table:table-cell>
          <table:table-cell table:style-name="ce9" office:value-type="float" office:value="60.1238388927198" calcext:value-type="float">
            <text:p><text:s text:c="3"/>60,1 </text:p>
          </table:table-cell>
          <table:table-cell table:style-name="ce9" office:value-type="float" office:value="54.95862275722" calcext:value-type="float">
            <text:p><text:s text:c="3"/>55,0 </text:p>
          </table:table-cell>
          <table:table-cell table:style-name="ce9" office:value-type="float" office:value="65.2890550282196" calcext:value-type="float">
            <text:p><text:s text:c="3"/>65,3 </text:p>
          </table:table-cell>
          <table:table-cell table:style-name="ce9" office:value-type="float" office:value="58.9774997971218" calcext:value-type="float">
            <text:p><text:s text:c="3"/>59,0 </text:p>
          </table:table-cell>
          <table:table-cell table:style-name="ce9" office:value-type="float" office:value="52.9194991701916" calcext:value-type="float">
            <text:p><text:s text:c="3"/>52,9 </text:p>
          </table:table-cell>
          <table:table-cell table:style-name="ce9" office:value-type="float" office:value="65.0355004240519" calcext:value-type="float">
            <text:p><text:s text:c="3"/>65,0 </text:p>
          </table:table-cell>
          <table:table-cell table:style-name="ce9" office:value-type="float" office:value="61.7372732263077" calcext:value-type="float">
            <text:p><text:s text:c="3"/>61,7 </text:p>
          </table:table-cell>
          <table:table-cell table:style-name="ce9" office:value-type="float" office:value="58.3104119637543" calcext:value-type="float">
            <text:p><text:s text:c="3"/>58,3 </text:p>
          </table:table-cell>
          <table:table-cell table:style-name="ce9" office:value-type="float" office:value="65.1641344888611" calcext:value-type="float">
            <text:p><text:s text:c="3"/>65,2 </text:p>
          </table:table-cell>
          <table:table-cell table:number-columns-repeated="978"/>
        </table:table-row>
        <table:table-row table:style-name="ro1">
          <table:table-cell office:value-type="string" calcext:value-type="string">
            <text:p>Palmas</text:p>
          </table:table-cell>
          <table:table-cell table:style-name="ce9" office:value-type="float" office:value="61.7776874513425" calcext:value-type="float">
            <text:p><text:s text:c="3"/>61,8 </text:p>
          </table:table-cell>
          <table:table-cell table:style-name="ce9" office:value-type="float" office:value="58.2669682204107" calcext:value-type="float">
            <text:p><text:s text:c="3"/>58,3 </text:p>
          </table:table-cell>
          <table:table-cell table:style-name="ce9" office:value-type="float" office:value="65.2884066822742" calcext:value-type="float">
            <text:p><text:s text:c="3"/>65,3 </text:p>
          </table:table-cell>
          <table:table-cell table:style-name="ce9" office:value-type="float" office:value="64.141773032251" calcext:value-type="float">
            <text:p><text:s text:c="3"/>64,1 </text:p>
          </table:table-cell>
          <table:table-cell table:style-name="ce9" office:value-type="float" office:value="60.428114900528" calcext:value-type="float">
            <text:p><text:s text:c="3"/>60,4 </text:p>
          </table:table-cell>
          <table:table-cell table:style-name="ce9" office:value-type="float" office:value="67.855431163974" calcext:value-type="float">
            <text:p><text:s text:c="3"/>67,9 </text:p>
          </table:table-cell>
          <table:table-cell table:style-name="ce9" office:value-type="float" office:value="62.9707742638116" calcext:value-type="float">
            <text:p><text:s text:c="3"/>63,0 </text:p>
          </table:table-cell>
          <table:table-cell table:style-name="ce9" office:value-type="float" office:value="57.6640825321622" calcext:value-type="float">
            <text:p><text:s text:c="3"/>57,7 </text:p>
          </table:table-cell>
          <table:table-cell table:style-name="ce9" office:value-type="float" office:value="68.2774659954609" calcext:value-type="float">
            <text:p><text:s text:c="3"/>68,3 </text:p>
          </table:table-cell>
          <table:table-cell table:style-name="ce9" office:value-type="float" office:value="68.5350157358814" calcext:value-type="float">
            <text:p><text:s text:c="3"/>68,5 </text:p>
          </table:table-cell>
          <table:table-cell table:style-name="ce9" office:value-type="float" office:value="64.7935682467625" calcext:value-type="float">
            <text:p><text:s text:c="3"/>64,8 </text:p>
          </table:table-cell>
          <table:table-cell table:style-name="ce9" office:value-type="float" office:value="72.2764632250003" calcext:value-type="float">
            <text:p><text:s text:c="3"/>72,3 </text:p>
          </table:table-cell>
          <table:table-cell table:style-name="ce9" office:value-type="float" office:value="72.0315812155726" calcext:value-type="float">
            <text:p><text:s text:c="3"/>72,0 </text:p>
          </table:table-cell>
          <table:table-cell table:style-name="ce9" office:value-type="float" office:value="68.048917196352" calcext:value-type="float">
            <text:p><text:s text:c="3"/>68,0 </text:p>
          </table:table-cell>
          <table:table-cell table:style-name="ce9" office:value-type="float" office:value="76.0142452347932" calcext:value-type="float">
            <text:p><text:s text:c="3"/>76,0 </text:p>
          </table:table-cell>
          <table:table-cell table:style-name="ce9" office:value-type="float" office:value="72.2803453334031" calcext:value-type="float">
            <text:p><text:s text:c="3"/>72,3 </text:p>
          </table:table-cell>
          <table:table-cell table:style-name="ce9" office:value-type="float" office:value="64.9948168183916" calcext:value-type="float">
            <text:p><text:s text:c="3"/>65,0 </text:p>
          </table:table-cell>
          <table:table-cell table:style-name="ce9" office:value-type="float" office:value="79.5658738484145" calcext:value-type="float">
            <text:p><text:s text:c="3"/>79,6 </text:p>
          </table:table-cell>
          <table:table-cell table:style-name="ce9" office:value-type="float" office:value="55.7669569983244" calcext:value-type="float">
            <text:p><text:s text:c="3"/>55,8 </text:p>
          </table:table-cell>
          <table:table-cell table:style-name="ce9" office:value-type="float" office:value="50.7121645732864" calcext:value-type="float">
            <text:p><text:s text:c="3"/>50,7 </text:p>
          </table:table-cell>
          <table:table-cell table:style-name="ce9" office:value-type="float" office:value="60.8217494233624" calcext:value-type="float">
            <text:p><text:s text:c="3"/>60,8 </text:p>
          </table:table-cell>
          <table:table-cell table:style-name="ce9" office:value-type="float" office:value="57.2324620762762" calcext:value-type="float">
            <text:p><text:s text:c="3"/>57,2 </text:p>
          </table:table-cell>
          <table:table-cell table:style-name="ce9" office:value-type="float" office:value="52.5686924117453" calcext:value-type="float">
            <text:p><text:s text:c="3"/>52,6 </text:p>
          </table:table-cell>
          <table:table-cell table:style-name="ce9" office:value-type="float" office:value="61.8962317408072" calcext:value-type="float">
            <text:p><text:s text:c="3"/>61,9 </text:p>
          </table:table-cell>
          <table:table-cell table:style-name="ce9" office:value-type="float" office:value="54.9642118912231" calcext:value-type="float">
            <text:p><text:s text:c="3"/>55,0 </text:p>
          </table:table-cell>
          <table:table-cell table:style-name="ce9" office:value-type="float" office:value="48.4986338011839" calcext:value-type="float">
            <text:p><text:s text:c="3"/>48,5 </text:p>
          </table:table-cell>
          <table:table-cell table:style-name="ce9" office:value-type="float" office:value="61.4297899812623" calcext:value-type="float">
            <text:p><text:s text:c="3"/>61,4 </text:p>
          </table:table-cell>
          <table:table-cell table:style-name="ce9" office:value-type="float" office:value="62.5092157688375" calcext:value-type="float">
            <text:p><text:s text:c="3"/>62,5 </text:p>
          </table:table-cell>
          <table:table-cell table:style-name="ce9" office:value-type="float" office:value="58.7161238351195" calcext:value-type="float">
            <text:p><text:s text:c="3"/>58,7 </text:p>
          </table:table-cell>
          <table:table-cell table:style-name="ce9" office:value-type="float" office:value="66.3023077025555" calcext:value-type="float">
            <text:p><text:s text:c="3"/>66,3 </text:p>
          </table:table-cell>
          <table:table-cell table:style-name="ce9" office:value-type="float" office:value="64.6854305281489" calcext:value-type="float">
            <text:p><text:s text:c="3"/>64,7 </text:p>
          </table:table-cell>
          <table:table-cell table:style-name="ce9" office:value-type="float" office:value="60.1055250542151" calcext:value-type="float">
            <text:p><text:s text:c="3"/>60,1 </text:p>
          </table:table-cell>
          <table:table-cell table:style-name="ce9" office:value-type="float" office:value="69.2653360020828" calcext:value-type="float">
            <text:p><text:s text:c="3"/>69,3 </text:p>
          </table:table-cell>
          <table:table-cell table:style-name="ce9" office:value-type="float" office:value="64.3771282074163" calcext:value-type="float">
            <text:p><text:s text:c="3"/>64,4 </text:p>
          </table:table-cell>
          <table:table-cell table:style-name="ce9" office:value-type="float" office:value="57.9370053159311" calcext:value-type="float">
            <text:p><text:s text:c="3"/>57,9 </text:p>
          </table:table-cell>
          <table:table-cell table:style-name="ce9" office:value-type="float" office:value="70.8172510989015" calcext:value-type="float">
            <text:p><text:s text:c="3"/>70,8 </text:p>
          </table:table-cell>
          <table:table-cell table:style-name="ce9" office:value-type="float" office:value="56.5832603832278" calcext:value-type="float">
            <text:p><text:s text:c="3"/>56,6 </text:p>
          </table:table-cell>
          <table:table-cell table:style-name="ce9" office:value-type="float" office:value="47.9284619398211" calcext:value-type="float">
            <text:p><text:s text:c="3"/>47,9 </text:p>
          </table:table-cell>
          <table:table-cell table:style-name="ce9" office:value-type="float" office:value="65.2380588266346" calcext:value-type="float">
            <text:p><text:s text:c="3"/>65,2 </text:p>
          </table:table-cell>
          <table:table-cell table:style-name="ce9" office:value-type="float" office:value="62.0548443366843" calcext:value-type="float">
            <text:p><text:s text:c="3"/>62,1 </text:p>
          </table:table-cell>
          <table:table-cell table:style-name="ce9" office:value-type="float" office:value="58.0691359778325" calcext:value-type="float">
            <text:p><text:s text:c="3"/>58,1 </text:p>
          </table:table-cell>
          <table:table-cell table:style-name="ce9" office:value-type="float" office:value="66.0405526955362" calcext:value-type="float">
            <text:p><text:s text:c="3"/>66,0 </text:p>
          </table:table-cell>
          <table:table-cell table:style-name="ce9" office:value-type="float" office:value="57.0042105886656" calcext:value-type="float">
            <text:p><text:s text:c="3"/>57,0 </text:p>
          </table:table-cell>
          <table:table-cell table:style-name="ce9" office:value-type="float" office:value="50.4512244811992" calcext:value-type="float">
            <text:p><text:s text:c="3"/>50,5 </text:p>
          </table:table-cell>
          <table:table-cell table:style-name="ce9" office:value-type="float" office:value="63.557196696132" calcext:value-type="float">
            <text:p><text:s text:c="3"/>63,6 </text:p>
          </table:table-cell>
          <table:table-cell table:number-columns-repeated="978"/>
        </table:table-row>
        <table:table-row table:style-name="ro1">
          <table:table-cell office:value-type="string" calcext:value-type="string">
            <text:p>São Luís</text:p>
          </table:table-cell>
          <table:table-cell table:style-name="ce9" office:value-type="float" office:value="75.9392614943646" calcext:value-type="float">
            <text:p><text:s text:c="3"/>75,9 </text:p>
          </table:table-cell>
          <table:table-cell table:style-name="ce9" office:value-type="float" office:value="73.0524426691261" calcext:value-type="float">
            <text:p><text:s text:c="3"/>73,1 </text:p>
          </table:table-cell>
          <table:table-cell table:style-name="ce9" office:value-type="float" office:value="78.8260803196032" calcext:value-type="float">
            <text:p><text:s text:c="3"/>78,8 </text:p>
          </table:table-cell>
          <table:table-cell table:style-name="ce9" office:value-type="float" office:value="76.4886620029634" calcext:value-type="float">
            <text:p><text:s text:c="3"/>76,5 </text:p>
          </table:table-cell>
          <table:table-cell table:style-name="ce9" office:value-type="float" office:value="73.4354509309489" calcext:value-type="float">
            <text:p><text:s text:c="3"/>73,4 </text:p>
          </table:table-cell>
          <table:table-cell table:style-name="ce9" office:value-type="float" office:value="79.5418730749778" calcext:value-type="float">
            <text:p><text:s text:c="3"/>79,5 </text:p>
          </table:table-cell>
          <table:table-cell table:style-name="ce9" office:value-type="float" office:value="67.8504973318792" calcext:value-type="float">
            <text:p><text:s text:c="3"/>67,9 </text:p>
          </table:table-cell>
          <table:table-cell table:style-name="ce9" office:value-type="float" office:value="60.3194982535402" calcext:value-type="float">
            <text:p><text:s text:c="3"/>60,3 </text:p>
          </table:table-cell>
          <table:table-cell table:style-name="ce9" office:value-type="float" office:value="75.3814964102183" calcext:value-type="float">
            <text:p><text:s text:c="3"/>75,4 </text:p>
          </table:table-cell>
          <table:table-cell table:style-name="ce9" office:value-type="float" office:value="82.5804406201104" calcext:value-type="float">
            <text:p><text:s text:c="3"/>82,6 </text:p>
          </table:table-cell>
          <table:table-cell table:style-name="ce9" office:value-type="float" office:value="79.5208537011779" calcext:value-type="float">
            <text:p><text:s text:c="3"/>79,5 </text:p>
          </table:table-cell>
          <table:table-cell table:style-name="ce9" office:value-type="float" office:value="85.6400275390429" calcext:value-type="float">
            <text:p><text:s text:c="3"/>85,6 </text:p>
          </table:table-cell>
          <table:table-cell table:style-name="ce9" office:value-type="float" office:value="85.2807025977183" calcext:value-type="float">
            <text:p><text:s text:c="3"/>85,3 </text:p>
          </table:table-cell>
          <table:table-cell table:style-name="ce9" office:value-type="float" office:value="82.7802563552293" calcext:value-type="float">
            <text:p><text:s text:c="3"/>82,8 </text:p>
          </table:table-cell>
          <table:table-cell table:style-name="ce9" office:value-type="float" office:value="87.7811488402074" calcext:value-type="float">
            <text:p><text:s text:c="3"/>87,8 </text:p>
          </table:table-cell>
          <table:table-cell table:style-name="ce9" office:value-type="float" office:value="75.6283303929556" calcext:value-type="float">
            <text:p><text:s text:c="3"/>75,6 </text:p>
          </table:table-cell>
          <table:table-cell table:style-name="ce9" office:value-type="float" office:value="67.1445909879142" calcext:value-type="float">
            <text:p><text:s text:c="3"/>67,1 </text:p>
          </table:table-cell>
          <table:table-cell table:style-name="ce9" office:value-type="float" office:value="84.1120697979971" calcext:value-type="float">
            <text:p><text:s text:c="3"/>84,1 </text:p>
          </table:table-cell>
          <table:table-cell table:style-name="ce9" office:value-type="float" office:value="69.980684015441" calcext:value-type="float">
            <text:p><text:s text:c="3"/>70,0 </text:p>
          </table:table-cell>
          <table:table-cell table:style-name="ce9" office:value-type="float" office:value="66.3809416633269" calcext:value-type="float">
            <text:p><text:s text:c="3"/>66,4 </text:p>
          </table:table-cell>
          <table:table-cell table:style-name="ce9" office:value-type="float" office:value="73.5804263675551" calcext:value-type="float">
            <text:p><text:s text:c="3"/>73,6 </text:p>
          </table:table-cell>
          <table:table-cell table:style-name="ce9" office:value-type="float" office:value="67.7905020432538" calcext:value-type="float">
            <text:p><text:s text:c="3"/>67,8 </text:p>
          </table:table-cell>
          <table:table-cell table:style-name="ce9" office:value-type="float" office:value="63.411488023604" calcext:value-type="float">
            <text:p><text:s text:c="3"/>63,4 </text:p>
          </table:table-cell>
          <table:table-cell table:style-name="ce9" office:value-type="float" office:value="72.1695160629036" calcext:value-type="float">
            <text:p><text:s text:c="3"/>72,2 </text:p>
          </table:table-cell>
          <table:table-cell table:style-name="ce9" office:value-type="float" office:value="59.9257015208872" calcext:value-type="float">
            <text:p><text:s text:c="3"/>59,9 </text:p>
          </table:table-cell>
          <table:table-cell table:style-name="ce9" office:value-type="float" office:value="50.5359477952441" calcext:value-type="float">
            <text:p><text:s text:c="3"/>50,5 </text:p>
          </table:table-cell>
          <table:table-cell table:style-name="ce9" office:value-type="float" office:value="69.3154552465303" calcext:value-type="float">
            <text:p><text:s text:c="3"/>69,3 </text:p>
          </table:table-cell>
          <table:table-cell table:style-name="ce9" office:value-type="float" office:value="77.1735245171294" calcext:value-type="float">
            <text:p><text:s text:c="3"/>77,2 </text:p>
          </table:table-cell>
          <table:table-cell table:style-name="ce9" office:value-type="float" office:value="73.4374277314532" calcext:value-type="float">
            <text:p><text:s text:c="3"/>73,4 </text:p>
          </table:table-cell>
          <table:table-cell table:style-name="ce9" office:value-type="float" office:value="80.9096213028055" calcext:value-type="float">
            <text:p><text:s text:c="3"/>80,9 </text:p>
          </table:table-cell>
          <table:table-cell table:style-name="ce9" office:value-type="float" office:value="78.5074274252715" calcext:value-type="float">
            <text:p><text:s text:c="3"/>78,5 </text:p>
          </table:table-cell>
          <table:table-cell table:style-name="ce9" office:value-type="float" office:value="75.0431577994229" calcext:value-type="float">
            <text:p><text:s text:c="3"/>75,0 </text:p>
          </table:table-cell>
          <table:table-cell table:style-name="ce9" office:value-type="float" office:value="81.9716970511201" calcext:value-type="float">
            <text:p><text:s text:c="3"/>82,0 </text:p>
          </table:table-cell>
          <table:table-cell table:style-name="ce9" office:value-type="float" office:value="67.1312805058879" calcext:value-type="float">
            <text:p><text:s text:c="3"/>67,1 </text:p>
          </table:table-cell>
          <table:table-cell table:style-name="ce9" office:value-type="float" office:value="56.7957286467723" calcext:value-type="float">
            <text:p><text:s text:c="3"/>56,8 </text:p>
          </table:table-cell>
          <table:table-cell table:style-name="ce9" office:value-type="float" office:value="77.4668323650035" calcext:value-type="float">
            <text:p><text:s text:c="3"/>77,5 </text:p>
          </table:table-cell>
          <table:table-cell table:style-name="ce9" office:value-type="float" office:value="72.1778710253044" calcext:value-type="float">
            <text:p><text:s text:c="3"/>72,2 </text:p>
          </table:table-cell>
          <table:table-cell table:style-name="ce9" office:value-type="float" office:value="69.6710153658379" calcext:value-type="float">
            <text:p><text:s text:c="3"/>69,7 </text:p>
          </table:table-cell>
          <table:table-cell table:style-name="ce9" office:value-type="float" office:value="74.6847266847709" calcext:value-type="float">
            <text:p><text:s text:c="3"/>74,7 </text:p>
          </table:table-cell>
          <table:table-cell table:style-name="ce9" office:value-type="float" office:value="71.549320777075" calcext:value-type="float">
            <text:p><text:s text:c="3"/>71,5 </text:p>
          </table:table-cell>
          <table:table-cell table:style-name="ce9" office:value-type="float" office:value="66.2786232237253" calcext:value-type="float">
            <text:p><text:s text:c="3"/>66,3 </text:p>
          </table:table-cell>
          <table:table-cell table:style-name="ce9" office:value-type="float" office:value="76.8200183304246" calcext:value-type="float">
            <text:p><text:s text:c="3"/>76,8 </text:p>
          </table:table-cell>
          <table:table-cell table:style-name="ce9" office:value-type="float" office:value="69.6179351337082" calcext:value-type="float">
            <text:p><text:s text:c="3"/>69,6 </text:p>
          </table:table-cell>
          <table:table-cell table:style-name="ce9" office:value-type="float" office:value="63.8057716256093" calcext:value-type="float">
            <text:p><text:s text:c="3"/>63,8 </text:p>
          </table:table-cell>
          <table:table-cell table:style-name="ce9" office:value-type="float" office:value="75.4300986418071" calcext:value-type="float">
            <text:p><text:s text:c="3"/>75,4 </text:p>
          </table:table-cell>
          <table:table-cell table:number-columns-repeated="978"/>
        </table:table-row>
        <table:table-row table:style-name="ro1">
          <table:table-cell office:value-type="string" calcext:value-type="string">
            <text:p>Teresina</text:p>
          </table:table-cell>
          <table:table-cell table:style-name="ce9" office:value-type="float" office:value="71.7735341327989" calcext:value-type="float">
            <text:p><text:s text:c="3"/>71,8 </text:p>
          </table:table-cell>
          <table:table-cell table:style-name="ce9" office:value-type="float" office:value="68.9961092602854" calcext:value-type="float">
            <text:p><text:s text:c="3"/>69,0 </text:p>
          </table:table-cell>
          <table:table-cell table:style-name="ce9" office:value-type="float" office:value="74.5509590053124" calcext:value-type="float">
            <text:p><text:s text:c="3"/>74,6 </text:p>
          </table:table-cell>
          <table:table-cell table:style-name="ce9" office:value-type="float" office:value="70.7485816169135" calcext:value-type="float">
            <text:p><text:s text:c="3"/>70,7 </text:p>
          </table:table-cell>
          <table:table-cell table:style-name="ce9" office:value-type="float" office:value="66.7527452396117" calcext:value-type="float">
            <text:p><text:s text:c="3"/>66,8 </text:p>
          </table:table-cell>
          <table:table-cell table:style-name="ce9" office:value-type="float" office:value="74.7444179942153" calcext:value-type="float">
            <text:p><text:s text:c="3"/>74,7 </text:p>
          </table:table-cell>
          <table:table-cell table:style-name="ce9" office:value-type="float" office:value="62.402266345912" calcext:value-type="float">
            <text:p><text:s text:c="3"/>62,4 </text:p>
          </table:table-cell>
          <table:table-cell table:style-name="ce9" office:value-type="float" office:value="57.250626377622" calcext:value-type="float">
            <text:p><text:s text:c="3"/>57,3 </text:p>
          </table:table-cell>
          <table:table-cell table:style-name="ce9" office:value-type="float" office:value="67.5539063142021" calcext:value-type="float">
            <text:p><text:s text:c="3"/>67,6 </text:p>
          </table:table-cell>
          <table:table-cell table:style-name="ce9" office:value-type="float" office:value="77.596901476604" calcext:value-type="float">
            <text:p><text:s text:c="3"/>77,6 </text:p>
          </table:table-cell>
          <table:table-cell table:style-name="ce9" office:value-type="float" office:value="74.5329335934865" calcext:value-type="float">
            <text:p><text:s text:c="3"/>74,5 </text:p>
          </table:table-cell>
          <table:table-cell table:style-name="ce9" office:value-type="float" office:value="80.6608693597215" calcext:value-type="float">
            <text:p><text:s text:c="3"/>80,7 </text:p>
          </table:table-cell>
          <table:table-cell table:style-name="ce9" office:value-type="float" office:value="79.4761484796013" calcext:value-type="float">
            <text:p><text:s text:c="3"/>79,5 </text:p>
          </table:table-cell>
          <table:table-cell table:style-name="ce9" office:value-type="float" office:value="75.5095733621102" calcext:value-type="float">
            <text:p><text:s text:c="3"/>75,5 </text:p>
          </table:table-cell>
          <table:table-cell table:style-name="ce9" office:value-type="float" office:value="83.4427235970923" calcext:value-type="float">
            <text:p><text:s text:c="3"/>83,4 </text:p>
          </table:table-cell>
          <table:table-cell table:style-name="ce9" office:value-type="float" office:value="71.0927873168656" calcext:value-type="float">
            <text:p><text:s text:c="3"/>71,1 </text:p>
          </table:table-cell>
          <table:table-cell table:style-name="ce9" office:value-type="float" office:value="64.916800645667" calcext:value-type="float">
            <text:p><text:s text:c="3"/>64,9 </text:p>
          </table:table-cell>
          <table:table-cell table:style-name="ce9" office:value-type="float" office:value="77.2687739880642" calcext:value-type="float">
            <text:p><text:s text:c="3"/>77,3 </text:p>
          </table:table-cell>
          <table:table-cell table:style-name="ce9" office:value-type="float" office:value="66.6050225468503" calcext:value-type="float">
            <text:p><text:s text:c="3"/>66,6 </text:p>
          </table:table-cell>
          <table:table-cell table:style-name="ce9" office:value-type="float" office:value="63.0476641655276" calcext:value-type="float">
            <text:p><text:s text:c="3"/>63,0 </text:p>
          </table:table-cell>
          <table:table-cell table:style-name="ce9" office:value-type="float" office:value="70.1623809281731" calcext:value-type="float">
            <text:p><text:s text:c="3"/>70,2 </text:p>
          </table:table-cell>
          <table:table-cell table:style-name="ce9" office:value-type="float" office:value="62.9705154953167" calcext:value-type="float">
            <text:p><text:s text:c="3"/>63,0 </text:p>
          </table:table-cell>
          <table:table-cell table:style-name="ce9" office:value-type="float" office:value="58.0247230542521" calcext:value-type="float">
            <text:p><text:s text:c="3"/>58,0 </text:p>
          </table:table-cell>
          <table:table-cell table:style-name="ce9" office:value-type="float" office:value="67.9163079363812" calcext:value-type="float">
            <text:p><text:s text:c="3"/>67,9 </text:p>
          </table:table-cell>
          <table:table-cell table:style-name="ce9" office:value-type="float" office:value="53.0985038316777" calcext:value-type="float">
            <text:p><text:s text:c="3"/>53,1 </text:p>
          </table:table-cell>
          <table:table-cell table:style-name="ce9" office:value-type="float" office:value="44.604466315272" calcext:value-type="float">
            <text:p><text:s text:c="3"/>44,6 </text:p>
          </table:table-cell>
          <table:table-cell table:style-name="ce9" office:value-type="float" office:value="61.5925413480834" calcext:value-type="float">
            <text:p><text:s text:c="3"/>61,6 </text:p>
          </table:table-cell>
          <table:table-cell table:style-name="ce9" office:value-type="float" office:value="73.8930593637529" calcext:value-type="float">
            <text:p><text:s text:c="3"/>73,9 </text:p>
          </table:table-cell>
          <table:table-cell table:style-name="ce9" office:value-type="float" office:value="70.4846356267325" calcext:value-type="float">
            <text:p><text:s text:c="3"/>70,5 </text:p>
          </table:table-cell>
          <table:table-cell table:style-name="ce9" office:value-type="float" office:value="77.3014831007733" calcext:value-type="float">
            <text:p><text:s text:c="3"/>77,3 </text:p>
          </table:table-cell>
          <table:table-cell table:style-name="ce9" office:value-type="float" office:value="72.6783393321426" calcext:value-type="float">
            <text:p><text:s text:c="3"/>72,7 </text:p>
          </table:table-cell>
          <table:table-cell table:style-name="ce9" office:value-type="float" office:value="67.3347564182169" calcext:value-type="float">
            <text:p><text:s text:c="3"/>67,3 </text:p>
          </table:table-cell>
          <table:table-cell table:style-name="ce9" office:value-type="float" office:value="78.0219222460684" calcext:value-type="float">
            <text:p><text:s text:c="3"/>78,0 </text:p>
          </table:table-cell>
          <table:table-cell table:style-name="ce9" office:value-type="float" office:value="59.9532266222298" calcext:value-type="float">
            <text:p><text:s text:c="3"/>60,0 </text:p>
          </table:table-cell>
          <table:table-cell table:style-name="ce9" office:value-type="float" office:value="52.7419986857884" calcext:value-type="float">
            <text:p><text:s text:c="3"/>52,7 </text:p>
          </table:table-cell>
          <table:table-cell table:style-name="ce9" office:value-type="float" office:value="67.1644545586713" calcext:value-type="float">
            <text:p><text:s text:c="3"/>67,2 </text:p>
          </table:table-cell>
          <table:table-cell table:style-name="ce9" office:value-type="float" office:value="66.901628816616" calcext:value-type="float">
            <text:p><text:s text:c="3"/>66,9 </text:p>
          </table:table-cell>
          <table:table-cell table:style-name="ce9" office:value-type="float" office:value="62.9316620038403" calcext:value-type="float">
            <text:p><text:s text:c="3"/>62,9 </text:p>
          </table:table-cell>
          <table:table-cell table:style-name="ce9" office:value-type="float" office:value="70.8715956293916" calcext:value-type="float">
            <text:p><text:s text:c="3"/>70,9 </text:p>
          </table:table-cell>
          <table:table-cell table:style-name="ce9" office:value-type="float" office:value="66.8243763824392" calcext:value-type="float">
            <text:p><text:s text:c="3"/>66,8 </text:p>
          </table:table-cell>
          <table:table-cell table:style-name="ce9" office:value-type="float" office:value="62.0209786761363" calcext:value-type="float">
            <text:p><text:s text:c="3"/>62,0 </text:p>
          </table:table-cell>
          <table:table-cell table:style-name="ce9" office:value-type="float" office:value="71.6277740887421" calcext:value-type="float">
            <text:p><text:s text:c="3"/>71,6 </text:p>
          </table:table-cell>
          <table:table-cell table:style-name="ce9" office:value-type="float" office:value="66.7856959101844" calcext:value-type="float">
            <text:p><text:s text:c="3"/>66,8 </text:p>
          </table:table-cell>
          <table:table-cell table:style-name="ce9" office:value-type="float" office:value="60.4509397119618" calcext:value-type="float">
            <text:p><text:s text:c="3"/>60,5 </text:p>
          </table:table-cell>
          <table:table-cell table:style-name="ce9" office:value-type="float" office:value="73.120452108407" calcext:value-type="float">
            <text:p><text:s text:c="3"/>73,1 </text:p>
          </table:table-cell>
          <table:table-cell table:number-columns-repeated="978"/>
        </table:table-row>
        <table:table-row table:style-name="ro1">
          <table:table-cell office:value-type="string" calcext:value-type="string">
            <text:p>Fortaleza</text:p>
          </table:table-cell>
          <table:table-cell table:style-name="ce9" office:value-type="float" office:value="69.9014418546591" calcext:value-type="float">
            <text:p><text:s text:c="3"/>69,9 </text:p>
          </table:table-cell>
          <table:table-cell table:style-name="ce9" office:value-type="float" office:value="67.2652028415445" calcext:value-type="float">
            <text:p><text:s text:c="3"/>67,3 </text:p>
          </table:table-cell>
          <table:table-cell table:style-name="ce9" office:value-type="float" office:value="72.5376808677738" calcext:value-type="float">
            <text:p><text:s text:c="3"/>72,5 </text:p>
          </table:table-cell>
          <table:table-cell table:style-name="ce9" office:value-type="float" office:value="67.0129410003832" calcext:value-type="float">
            <text:p><text:s text:c="3"/>67,0 </text:p>
          </table:table-cell>
          <table:table-cell table:style-name="ce9" office:value-type="float" office:value="64.4278047998058" calcext:value-type="float">
            <text:p><text:s text:c="3"/>64,4 </text:p>
          </table:table-cell>
          <table:table-cell table:style-name="ce9" office:value-type="float" office:value="69.5980772009606" calcext:value-type="float">
            <text:p><text:s text:c="3"/>69,6 </text:p>
          </table:table-cell>
          <table:table-cell table:style-name="ce9" office:value-type="float" office:value="57.9114407616547" calcext:value-type="float">
            <text:p><text:s text:c="3"/>57,9 </text:p>
          </table:table-cell>
          <table:table-cell table:style-name="ce9" office:value-type="float" office:value="48.3611897272573" calcext:value-type="float">
            <text:p><text:s text:c="3"/>48,4 </text:p>
          </table:table-cell>
          <table:table-cell table:style-name="ce9" office:value-type="float" office:value="67.4616917960522" calcext:value-type="float">
            <text:p><text:s text:c="3"/>67,5 </text:p>
          </table:table-cell>
          <table:table-cell table:style-name="ce9" office:value-type="float" office:value="75.0408599322615" calcext:value-type="float">
            <text:p><text:s text:c="3"/>75,0 </text:p>
          </table:table-cell>
          <table:table-cell table:style-name="ce9" office:value-type="float" office:value="71.704372967151" calcext:value-type="float">
            <text:p><text:s text:c="3"/>71,7 </text:p>
          </table:table-cell>
          <table:table-cell table:style-name="ce9" office:value-type="float" office:value="78.3773468973721" calcext:value-type="float">
            <text:p><text:s text:c="3"/>78,4 </text:p>
          </table:table-cell>
          <table:table-cell table:style-name="ce9" office:value-type="float" office:value="74.5170675263496" calcext:value-type="float">
            <text:p><text:s text:c="3"/>74,5 </text:p>
          </table:table-cell>
          <table:table-cell table:style-name="ce9" office:value-type="float" office:value="71.2395145669704" calcext:value-type="float">
            <text:p><text:s text:c="3"/>71,2 </text:p>
          </table:table-cell>
          <table:table-cell table:style-name="ce9" office:value-type="float" office:value="77.7946204857288" calcext:value-type="float">
            <text:p><text:s text:c="3"/>77,8 </text:p>
          </table:table-cell>
          <table:table-cell table:style-name="ce9" office:value-type="float" office:value="65.7464872971587" calcext:value-type="float">
            <text:p><text:s text:c="3"/>65,7 </text:p>
          </table:table-cell>
          <table:table-cell table:style-name="ce9" office:value-type="float" office:value="60.1302282816194" calcext:value-type="float">
            <text:p><text:s text:c="3"/>60,1 </text:p>
          </table:table-cell>
          <table:table-cell table:style-name="ce9" office:value-type="float" office:value="71.3627463126979" calcext:value-type="float">
            <text:p><text:s text:c="3"/>71,4 </text:p>
          </table:table-cell>
          <table:table-cell table:style-name="ce9" office:value-type="float" office:value="65.1048693260559" calcext:value-type="float">
            <text:p><text:s text:c="3"/>65,1 </text:p>
          </table:table-cell>
          <table:table-cell table:style-name="ce9" office:value-type="float" office:value="61.8958186553127" calcext:value-type="float">
            <text:p><text:s text:c="3"/>61,9 </text:p>
          </table:table-cell>
          <table:table-cell table:style-name="ce9" office:value-type="float" office:value="68.313919996799" calcext:value-type="float">
            <text:p><text:s text:c="3"/>68,3 </text:p>
          </table:table-cell>
          <table:table-cell table:style-name="ce9" office:value-type="float" office:value="59.8317627532027" calcext:value-type="float">
            <text:p><text:s text:c="3"/>59,8 </text:p>
          </table:table-cell>
          <table:table-cell table:style-name="ce9" office:value-type="float" office:value="56.1363478591221" calcext:value-type="float">
            <text:p><text:s text:c="3"/>56,1 </text:p>
          </table:table-cell>
          <table:table-cell table:style-name="ce9" office:value-type="float" office:value="63.5271776472834" calcext:value-type="float">
            <text:p><text:s text:c="3"/>63,5 </text:p>
          </table:table-cell>
          <table:table-cell table:style-name="ce9" office:value-type="float" office:value="50.0571074193221" calcext:value-type="float">
            <text:p><text:s text:c="3"/>50,1 </text:p>
          </table:table-cell>
          <table:table-cell table:style-name="ce9" office:value-type="float" office:value="36.3340964555386" calcext:value-type="float">
            <text:p><text:s text:c="3"/>36,3 </text:p>
          </table:table-cell>
          <table:table-cell table:style-name="ce9" office:value-type="float" office:value="63.7801183831057" calcext:value-type="float">
            <text:p><text:s text:c="3"/>63,8 </text:p>
          </table:table-cell>
          <table:table-cell table:style-name="ce9" office:value-type="float" office:value="73.3669951088455" calcext:value-type="float">
            <text:p><text:s text:c="3"/>73,4 </text:p>
          </table:table-cell>
          <table:table-cell table:style-name="ce9" office:value-type="float" office:value="69.895667449839" calcext:value-type="float">
            <text:p><text:s text:c="3"/>69,9 </text:p>
          </table:table-cell>
          <table:table-cell table:style-name="ce9" office:value-type="float" office:value="76.8383227678521" calcext:value-type="float">
            <text:p><text:s text:c="3"/>76,8 </text:p>
          </table:table-cell>
          <table:table-cell table:style-name="ce9" office:value-type="float" office:value="66.5220595412542" calcext:value-type="float">
            <text:p><text:s text:c="3"/>66,5 </text:p>
          </table:table-cell>
          <table:table-cell table:style-name="ce9" office:value-type="float" office:value="63.2501604628057" calcext:value-type="float">
            <text:p><text:s text:c="3"/>63,3 </text:p>
          </table:table-cell>
          <table:table-cell table:style-name="ce9" office:value-type="float" office:value="69.7939586197026" calcext:value-type="float">
            <text:p><text:s text:c="3"/>69,8 </text:p>
          </table:table-cell>
          <table:table-cell table:style-name="ce9" office:value-type="float" office:value="56.3990293309383" calcext:value-type="float">
            <text:p><text:s text:c="3"/>56,4 </text:p>
          </table:table-cell>
          <table:table-cell table:style-name="ce9" office:value-type="float" office:value="41.8449774453796" calcext:value-type="float">
            <text:p><text:s text:c="3"/>41,8 </text:p>
          </table:table-cell>
          <table:table-cell table:style-name="ce9" office:value-type="float" office:value="70.9530812164971" calcext:value-type="float">
            <text:p><text:s text:c="3"/>71,0 </text:p>
          </table:table-cell>
          <table:table-cell table:style-name="ce9" office:value-type="float" office:value="65.3384209730198" calcext:value-type="float">
            <text:p><text:s text:c="3"/>65,3 </text:p>
          </table:table-cell>
          <table:table-cell table:style-name="ce9" office:value-type="float" office:value="62.1241157773315" calcext:value-type="float">
            <text:p><text:s text:c="3"/>62,1 </text:p>
          </table:table-cell>
          <table:table-cell table:style-name="ce9" office:value-type="float" office:value="68.552726168708" calcext:value-type="float">
            <text:p><text:s text:c="3"/>68,6 </text:p>
          </table:table-cell>
          <table:table-cell table:style-name="ce9" office:value-type="float" office:value="68.0146945841771" calcext:value-type="float">
            <text:p><text:s text:c="3"/>68,0 </text:p>
          </table:table-cell>
          <table:table-cell table:style-name="ce9" office:value-type="float" office:value="63.8828674270468" calcext:value-type="float">
            <text:p><text:s text:c="3"/>63,9 </text:p>
          </table:table-cell>
          <table:table-cell table:style-name="ce9" office:value-type="float" office:value="72.1465217413073" calcext:value-type="float">
            <text:p><text:s text:c="3"/>72,1 </text:p>
          </table:table-cell>
          <table:table-cell table:style-name="ce9" office:value-type="float" office:value="60.6747727005106" calcext:value-type="float">
            <text:p><text:s text:c="3"/>60,7 </text:p>
          </table:table-cell>
          <table:table-cell table:style-name="ce9" office:value-type="float" office:value="55.756776546883" calcext:value-type="float">
            <text:p><text:s text:c="3"/>55,8 </text:p>
          </table:table-cell>
          <table:table-cell table:style-name="ce9" office:value-type="float" office:value="65.5927688541383" calcext:value-type="float">
            <text:p><text:s text:c="3"/>65,6 </text:p>
          </table:table-cell>
          <table:table-cell table:number-columns-repeated="978"/>
        </table:table-row>
        <table:table-row table:style-name="ro1">
          <table:table-cell office:value-type="string" calcext:value-type="string">
            <text:p>Natal</text:p>
          </table:table-cell>
          <table:table-cell table:style-name="ce9" office:value-type="float" office:value="61.9511910237115" calcext:value-type="float">
            <text:p><text:s text:c="3"/>62,0 </text:p>
          </table:table-cell>
          <table:table-cell table:style-name="ce9" office:value-type="float" office:value="58.8429891018772" calcext:value-type="float">
            <text:p><text:s text:c="3"/>58,8 </text:p>
          </table:table-cell>
          <table:table-cell table:style-name="ce9" office:value-type="float" office:value="65.0593929455458" calcext:value-type="float">
            <text:p><text:s text:c="3"/>65,1 </text:p>
          </table:table-cell>
          <table:table-cell table:style-name="ce9" office:value-type="float" office:value="61.3985229705845" calcext:value-type="float">
            <text:p><text:s text:c="3"/>61,4 </text:p>
          </table:table-cell>
          <table:table-cell table:style-name="ce9" office:value-type="float" office:value="58.9277971807084" calcext:value-type="float">
            <text:p><text:s text:c="3"/>58,9 </text:p>
          </table:table-cell>
          <table:table-cell table:style-name="ce9" office:value-type="float" office:value="63.8692487604606" calcext:value-type="float">
            <text:p><text:s text:c="3"/>63,9 </text:p>
          </table:table-cell>
          <table:table-cell table:style-name="ce9" office:value-type="float" office:value="58.2238077940473" calcext:value-type="float">
            <text:p><text:s text:c="3"/>58,2 </text:p>
          </table:table-cell>
          <table:table-cell table:style-name="ce9" office:value-type="float" office:value="52.8186723396433" calcext:value-type="float">
            <text:p><text:s text:c="3"/>52,8 </text:p>
          </table:table-cell>
          <table:table-cell table:style-name="ce9" office:value-type="float" office:value="63.6289432484513" calcext:value-type="float">
            <text:p><text:s text:c="3"/>63,6 </text:p>
          </table:table-cell>
          <table:table-cell table:style-name="ce9" office:value-type="float" office:value="69.6371805132182" calcext:value-type="float">
            <text:p><text:s text:c="3"/>69,6 </text:p>
          </table:table-cell>
          <table:table-cell table:style-name="ce9" office:value-type="float" office:value="66.0385767758348" calcext:value-type="float">
            <text:p><text:s text:c="3"/>66,0 </text:p>
          </table:table-cell>
          <table:table-cell table:style-name="ce9" office:value-type="float" office:value="73.2357842506015" calcext:value-type="float">
            <text:p><text:s text:c="3"/>73,2 </text:p>
          </table:table-cell>
          <table:table-cell table:style-name="ce9" office:value-type="float" office:value="67.3296947751454" calcext:value-type="float">
            <text:p><text:s text:c="3"/>67,3 </text:p>
          </table:table-cell>
          <table:table-cell table:style-name="ce9" office:value-type="float" office:value="64.7977628849341" calcext:value-type="float">
            <text:p><text:s text:c="3"/>64,8 </text:p>
          </table:table-cell>
          <table:table-cell table:style-name="ce9" office:value-type="float" office:value="69.8616266653567" calcext:value-type="float">
            <text:p><text:s text:c="3"/>69,9 </text:p>
          </table:table-cell>
          <table:table-cell table:style-name="ce9" office:value-type="float" office:value="69.0694995497093" calcext:value-type="float">
            <text:p><text:s text:c="3"/>69,1 </text:p>
          </table:table-cell>
          <table:table-cell table:style-name="ce9" office:value-type="float" office:value="63.1429575364296" calcext:value-type="float">
            <text:p><text:s text:c="3"/>63,1 </text:p>
          </table:table-cell>
          <table:table-cell table:style-name="ce9" office:value-type="float" office:value="74.9960415629889" calcext:value-type="float">
            <text:p><text:s text:c="3"/>75,0 </text:p>
          </table:table-cell>
          <table:table-cell table:style-name="ce9" office:value-type="float" office:value="55.2181395766557" calcext:value-type="float">
            <text:p><text:s text:c="3"/>55,2 </text:p>
          </table:table-cell>
          <table:table-cell table:style-name="ce9" office:value-type="float" office:value="51.2435516821" calcext:value-type="float">
            <text:p><text:s text:c="3"/>51,2 </text:p>
          </table:table-cell>
          <table:table-cell table:style-name="ce9" office:value-type="float" office:value="59.1927274712115" calcext:value-type="float">
            <text:p><text:s text:c="3"/>59,2 </text:p>
          </table:table-cell>
          <table:table-cell table:style-name="ce9" office:value-type="float" office:value="55.6251559729519" calcext:value-type="float">
            <text:p><text:s text:c="3"/>55,6 </text:p>
          </table:table-cell>
          <table:table-cell table:style-name="ce9" office:value-type="float" office:value="51.9003691973976" calcext:value-type="float">
            <text:p><text:s text:c="3"/>51,9 </text:p>
          </table:table-cell>
          <table:table-cell table:style-name="ce9" office:value-type="float" office:value="59.3499427485061" calcext:value-type="float">
            <text:p><text:s text:c="3"/>59,3 </text:p>
          </table:table-cell>
          <table:table-cell table:style-name="ce9" office:value-type="float" office:value="46.2998869515613" calcext:value-type="float">
            <text:p><text:s text:c="3"/>46,3 </text:p>
          </table:table-cell>
          <table:table-cell table:style-name="ce9" office:value-type="float" office:value="40.4258183067715" calcext:value-type="float">
            <text:p><text:s text:c="3"/>40,4 </text:p>
          </table:table-cell>
          <table:table-cell table:style-name="ce9" office:value-type="float" office:value="52.173955596351" calcext:value-type="float">
            <text:p><text:s text:c="3"/>52,2 </text:p>
          </table:table-cell>
          <table:table-cell table:style-name="ce9" office:value-type="float" office:value="62.3247151188038" calcext:value-type="float">
            <text:p><text:s text:c="3"/>62,3 </text:p>
          </table:table-cell>
          <table:table-cell table:style-name="ce9" office:value-type="float" office:value="58.1311142021748" calcext:value-type="float">
            <text:p><text:s text:c="3"/>58,1 </text:p>
          </table:table-cell>
          <table:table-cell table:style-name="ce9" office:value-type="float" office:value="66.5183160354327" calcext:value-type="float">
            <text:p><text:s text:c="3"/>66,5 </text:p>
          </table:table-cell>
          <table:table-cell table:style-name="ce9" office:value-type="float" office:value="59.9836775236951" calcext:value-type="float">
            <text:p><text:s text:c="3"/>60,0 </text:p>
          </table:table-cell>
          <table:table-cell table:style-name="ce9" office:value-type="float" office:value="57.0874917827332" calcext:value-type="float">
            <text:p><text:s text:c="3"/>57,1 </text:p>
          </table:table-cell>
          <table:table-cell table:style-name="ce9" office:value-type="float" office:value="62.8798632646569" calcext:value-type="float">
            <text:p><text:s text:c="3"/>62,9 </text:p>
          </table:table-cell>
          <table:table-cell table:style-name="ce9" office:value-type="float" office:value="52.3486180866513" calcext:value-type="float">
            <text:p><text:s text:c="3"/>52,3 </text:p>
          </table:table-cell>
          <table:table-cell table:style-name="ce9" office:value-type="float" office:value="44.9684862167046" calcext:value-type="float">
            <text:p><text:s text:c="3"/>45,0 </text:p>
          </table:table-cell>
          <table:table-cell table:style-name="ce9" office:value-type="float" office:value="59.7287499565979" calcext:value-type="float">
            <text:p><text:s text:c="3"/>59,7 </text:p>
          </table:table-cell>
          <table:table-cell table:style-name="ce9" office:value-type="float" office:value="61.2687701512788" calcext:value-type="float">
            <text:p><text:s text:c="3"/>61,3 </text:p>
          </table:table-cell>
          <table:table-cell table:style-name="ce9" office:value-type="float" office:value="56.9812761502647" calcext:value-type="float">
            <text:p><text:s text:c="3"/>57,0 </text:p>
          </table:table-cell>
          <table:table-cell table:style-name="ce9" office:value-type="float" office:value="65.5562641522929" calcext:value-type="float">
            <text:p><text:s text:c="3"/>65,6 </text:p>
          </table:table-cell>
          <table:table-cell table:style-name="ce9" office:value-type="float" office:value="63.7690052115926" calcext:value-type="float">
            <text:p><text:s text:c="3"/>63,8 </text:p>
          </table:table-cell>
          <table:table-cell table:style-name="ce9" office:value-type="float" office:value="59.6336233365858" calcext:value-type="float">
            <text:p><text:s text:c="3"/>59,6 </text:p>
          </table:table-cell>
          <table:table-cell table:style-name="ce9" office:value-type="float" office:value="67.9043870865993" calcext:value-type="float">
            <text:p><text:s text:c="3"/>67,9 </text:p>
          </table:table-cell>
          <table:table-cell table:style-name="ce9" office:value-type="float" office:value="67.5395428136568" calcext:value-type="float">
            <text:p><text:s text:c="3"/>67,5 </text:p>
          </table:table-cell>
          <table:table-cell table:style-name="ce9" office:value-type="float" office:value="59.7342589346173" calcext:value-type="float">
            <text:p><text:s text:c="3"/>59,7 </text:p>
          </table:table-cell>
          <table:table-cell table:style-name="ce9" office:value-type="float" office:value="75.3448266926963" calcext:value-type="float">
            <text:p><text:s text:c="3"/>75,3 </text:p>
          </table:table-cell>
          <table:table-cell table:number-columns-repeated="978"/>
        </table:table-row>
        <table:table-row table:style-name="ro1">
          <table:table-cell office:value-type="string" calcext:value-type="string">
            <text:p>João Pessoa</text:p>
          </table:table-cell>
          <table:table-cell table:style-name="ce9" office:value-type="float" office:value="60.0365996181596" calcext:value-type="float">
            <text:p><text:s text:c="3"/>60,0 </text:p>
          </table:table-cell>
          <table:table-cell table:style-name="ce9" office:value-type="float" office:value="57.1941705841369" calcext:value-type="float">
            <text:p><text:s text:c="3"/>57,2 </text:p>
          </table:table-cell>
          <table:table-cell table:style-name="ce9" office:value-type="float" office:value="62.8790286521823" calcext:value-type="float">
            <text:p><text:s text:c="3"/>62,9 </text:p>
          </table:table-cell>
          <table:table-cell table:style-name="ce9" office:value-type="float" office:value="58.9071073465338" calcext:value-type="float">
            <text:p><text:s text:c="3"/>58,9 </text:p>
          </table:table-cell>
          <table:table-cell table:style-name="ce9" office:value-type="float" office:value="56.069163741712" calcext:value-type="float">
            <text:p><text:s text:c="3"/>56,1 </text:p>
          </table:table-cell>
          <table:table-cell table:style-name="ce9" office:value-type="float" office:value="61.7450509513557" calcext:value-type="float">
            <text:p><text:s text:c="3"/>61,7 </text:p>
          </table:table-cell>
          <table:table-cell table:style-name="ce9" office:value-type="float" office:value="58.5437627975633" calcext:value-type="float">
            <text:p><text:s text:c="3"/>58,5 </text:p>
          </table:table-cell>
          <table:table-cell table:style-name="ce9" office:value-type="float" office:value="54.7207830111019" calcext:value-type="float">
            <text:p><text:s text:c="3"/>54,7 </text:p>
          </table:table-cell>
          <table:table-cell table:style-name="ce9" office:value-type="float" office:value="62.3667425840248" calcext:value-type="float">
            <text:p><text:s text:c="3"/>62,4 </text:p>
          </table:table-cell>
          <table:table-cell table:style-name="ce9" office:value-type="float" office:value="65.5599082986228" calcext:value-type="float">
            <text:p><text:s text:c="3"/>65,6 </text:p>
          </table:table-cell>
          <table:table-cell table:style-name="ce9" office:value-type="float" office:value="62.1517596540093" calcext:value-type="float">
            <text:p><text:s text:c="3"/>62,2 </text:p>
          </table:table-cell>
          <table:table-cell table:style-name="ce9" office:value-type="float" office:value="68.9680569432363" calcext:value-type="float">
            <text:p><text:s text:c="3"/>69,0 </text:p>
          </table:table-cell>
          <table:table-cell table:style-name="ce9" office:value-type="float" office:value="65.8029363985655" calcext:value-type="float">
            <text:p><text:s text:c="3"/>65,8 </text:p>
          </table:table-cell>
          <table:table-cell table:style-name="ce9" office:value-type="float" office:value="62.6802504551935" calcext:value-type="float">
            <text:p><text:s text:c="3"/>62,7 </text:p>
          </table:table-cell>
          <table:table-cell table:style-name="ce9" office:value-type="float" office:value="68.9256223419374" calcext:value-type="float">
            <text:p><text:s text:c="3"/>68,9 </text:p>
          </table:table-cell>
          <table:table-cell table:style-name="ce9" office:value-type="float" office:value="64.7934987777195" calcext:value-type="float">
            <text:p><text:s text:c="3"/>64,8 </text:p>
          </table:table-cell>
          <table:table-cell table:style-name="ce9" office:value-type="float" office:value="59.1408893059777" calcext:value-type="float">
            <text:p><text:s text:c="3"/>59,1 </text:p>
          </table:table-cell>
          <table:table-cell table:style-name="ce9" office:value-type="float" office:value="70.4461082494614" calcext:value-type="float">
            <text:p><text:s text:c="3"/>70,4 </text:p>
          </table:table-cell>
          <table:table-cell table:style-name="ce9" office:value-type="float" office:value="55.0881090040684" calcext:value-type="float">
            <text:p><text:s text:c="3"/>55,1 </text:p>
          </table:table-cell>
          <table:table-cell table:style-name="ce9" office:value-type="float" office:value="51.5318251063541" calcext:value-type="float">
            <text:p><text:s text:c="3"/>51,5 </text:p>
          </table:table-cell>
          <table:table-cell table:style-name="ce9" office:value-type="float" office:value="58.6443929017828" calcext:value-type="float">
            <text:p><text:s text:c="3"/>58,6 </text:p>
          </table:table-cell>
          <table:table-cell table:style-name="ce9" office:value-type="float" office:value="52.7790787967848" calcext:value-type="float">
            <text:p><text:s text:c="3"/>52,8 </text:p>
          </table:table-cell>
          <table:table-cell table:style-name="ce9" office:value-type="float" office:value="48.8926783444128" calcext:value-type="float">
            <text:p><text:s text:c="3"/>48,9 </text:p>
          </table:table-cell>
          <table:table-cell table:style-name="ce9" office:value-type="float" office:value="56.6654792491568" calcext:value-type="float">
            <text:p><text:s text:c="3"/>56,7 </text:p>
          </table:table-cell>
          <table:table-cell table:style-name="ce9" office:value-type="float" office:value="52.0191894867531" calcext:value-type="float">
            <text:p><text:s text:c="3"/>52,0 </text:p>
          </table:table-cell>
          <table:table-cell table:style-name="ce9" office:value-type="float" office:value="47.9990321436397" calcext:value-type="float">
            <text:p><text:s text:c="3"/>48,0 </text:p>
          </table:table-cell>
          <table:table-cell table:style-name="ce9" office:value-type="float" office:value="56.0393468298666" calcext:value-type="float">
            <text:p><text:s text:c="3"/>56,0 </text:p>
          </table:table-cell>
          <table:table-cell table:style-name="ce9" office:value-type="float" office:value="60.0095902211526" calcext:value-type="float">
            <text:p><text:s text:c="3"/>60,0 </text:p>
          </table:table-cell>
          <table:table-cell table:style-name="ce9" office:value-type="float" office:value="56.3952618402286" calcext:value-type="float">
            <text:p><text:s text:c="3"/>56,4 </text:p>
          </table:table-cell>
          <table:table-cell table:style-name="ce9" office:value-type="float" office:value="63.6239186020767" calcext:value-type="float">
            <text:p><text:s text:c="3"/>63,6 </text:p>
          </table:table-cell>
          <table:table-cell table:style-name="ce9" office:value-type="float" office:value="56.4300073859867" calcext:value-type="float">
            <text:p><text:s text:c="3"/>56,4 </text:p>
          </table:table-cell>
          <table:table-cell table:style-name="ce9" office:value-type="float" office:value="52.7661282920437" calcext:value-type="float">
            <text:p><text:s text:c="3"/>52,8 </text:p>
          </table:table-cell>
          <table:table-cell table:style-name="ce9" office:value-type="float" office:value="60.0938864799297" calcext:value-type="float">
            <text:p><text:s text:c="3"/>60,1 </text:p>
          </table:table-cell>
          <table:table-cell table:style-name="ce9" office:value-type="float" office:value="54.7897589070036" calcext:value-type="float">
            <text:p><text:s text:c="3"/>54,8 </text:p>
          </table:table-cell>
          <table:table-cell table:style-name="ce9" office:value-type="float" office:value="51.0391994180545" calcext:value-type="float">
            <text:p><text:s text:c="3"/>51,0 </text:p>
          </table:table-cell>
          <table:table-cell table:style-name="ce9" office:value-type="float" office:value="58.5403183959528" calcext:value-type="float">
            <text:p><text:s text:c="3"/>58,5 </text:p>
          </table:table-cell>
          <table:table-cell table:style-name="ce9" office:value-type="float" office:value="60.0943036308929" calcext:value-type="float">
            <text:p><text:s text:c="3"/>60,1 </text:p>
          </table:table-cell>
          <table:table-cell table:style-name="ce9" office:value-type="float" office:value="55.6477126460208" calcext:value-type="float">
            <text:p><text:s text:c="3"/>55,6 </text:p>
          </table:table-cell>
          <table:table-cell table:style-name="ce9" office:value-type="float" office:value="64.540894615765" calcext:value-type="float">
            <text:p><text:s text:c="3"/>64,5 </text:p>
          </table:table-cell>
          <table:table-cell table:style-name="ce9" office:value-type="float" office:value="62.7777788852128" calcext:value-type="float">
            <text:p><text:s text:c="3"/>62,8 </text:p>
          </table:table-cell>
          <table:table-cell table:style-name="ce9" office:value-type="float" office:value="58.870101834905" calcext:value-type="float">
            <text:p><text:s text:c="3"/>58,9 </text:p>
          </table:table-cell>
          <table:table-cell table:style-name="ce9" office:value-type="float" office:value="66.6854559355206" calcext:value-type="float">
            <text:p><text:s text:c="3"/>66,7 </text:p>
          </table:table-cell>
          <table:table-cell table:style-name="ce9" office:value-type="float" office:value="64.4249525539935" calcext:value-type="float">
            <text:p><text:s text:c="3"/>64,4 </text:p>
          </table:table-cell>
          <table:table-cell table:style-name="ce9" office:value-type="float" office:value="56.5494129215245" calcext:value-type="float">
            <text:p><text:s text:c="3"/>56,5 </text:p>
          </table:table-cell>
          <table:table-cell table:style-name="ce9" office:value-type="float" office:value="72.3004921864625" calcext:value-type="float">
            <text:p><text:s text:c="3"/>72,3 </text:p>
          </table:table-cell>
          <table:table-cell table:number-columns-repeated="978"/>
        </table:table-row>
        <table:table-row table:style-name="ro1">
          <table:table-cell office:value-type="string" calcext:value-type="string">
            <text:p>Recife</text:p>
          </table:table-cell>
          <table:table-cell table:style-name="ce9" office:value-type="float" office:value="57.1470575981179" calcext:value-type="float">
            <text:p><text:s text:c="3"/>57,1 </text:p>
          </table:table-cell>
          <table:table-cell table:style-name="ce9" office:value-type="float" office:value="54.8233312205177" calcext:value-type="float">
            <text:p><text:s text:c="3"/>54,8 </text:p>
          </table:table-cell>
          <table:table-cell table:style-name="ce9" office:value-type="float" office:value="59.4707839757182" calcext:value-type="float">
            <text:p><text:s text:c="3"/>59,5 </text:p>
          </table:table-cell>
          <table:table-cell table:style-name="ce9" office:value-type="float" office:value="57.1027422376623" calcext:value-type="float">
            <text:p><text:s text:c="3"/>57,1 </text:p>
          </table:table-cell>
          <table:table-cell table:style-name="ce9" office:value-type="float" office:value="53.5599545830593" calcext:value-type="float">
            <text:p><text:s text:c="3"/>53,6 </text:p>
          </table:table-cell>
          <table:table-cell table:style-name="ce9" office:value-type="float" office:value="60.6455298922654" calcext:value-type="float">
            <text:p><text:s text:c="3"/>60,6 </text:p>
          </table:table-cell>
          <table:table-cell table:style-name="ce9" office:value-type="float" office:value="53.3038653926104" calcext:value-type="float">
            <text:p><text:s text:c="3"/>53,3 </text:p>
          </table:table-cell>
          <table:table-cell table:style-name="ce9" office:value-type="float" office:value="49.6515992282626" calcext:value-type="float">
            <text:p><text:s text:c="3"/>49,7 </text:p>
          </table:table-cell>
          <table:table-cell table:style-name="ce9" office:value-type="float" office:value="56.9561315569583" calcext:value-type="float">
            <text:p><text:s text:c="3"/>57,0 </text:p>
          </table:table-cell>
          <table:table-cell table:style-name="ce9" office:value-type="float" office:value="63.9622849786961" calcext:value-type="float">
            <text:p><text:s text:c="3"/>64,0 </text:p>
          </table:table-cell>
          <table:table-cell table:style-name="ce9" office:value-type="float" office:value="60.9818867861458" calcext:value-type="float">
            <text:p><text:s text:c="3"/>61,0 </text:p>
          </table:table-cell>
          <table:table-cell table:style-name="ce9" office:value-type="float" office:value="66.9426831712464" calcext:value-type="float">
            <text:p><text:s text:c="3"/>66,9 </text:p>
          </table:table-cell>
          <table:table-cell table:style-name="ce9" office:value-type="float" office:value="63.5346775423929" calcext:value-type="float">
            <text:p><text:s text:c="3"/>63,5 </text:p>
          </table:table-cell>
          <table:table-cell table:style-name="ce9" office:value-type="float" office:value="59.479228189943" calcext:value-type="float">
            <text:p><text:s text:c="3"/>59,5 </text:p>
          </table:table-cell>
          <table:table-cell table:style-name="ce9" office:value-type="float" office:value="67.5901268948428" calcext:value-type="float">
            <text:p><text:s text:c="3"/>67,6 </text:p>
          </table:table-cell>
          <table:table-cell table:style-name="ce9" office:value-type="float" office:value="63.3752741039159" calcext:value-type="float">
            <text:p><text:s text:c="3"/>63,4 </text:p>
          </table:table-cell>
          <table:table-cell table:style-name="ce9" office:value-type="float" office:value="58.4809605671382" calcext:value-type="float">
            <text:p><text:s text:c="3"/>58,5 </text:p>
          </table:table-cell>
          <table:table-cell table:style-name="ce9" office:value-type="float" office:value="68.2695876406936" calcext:value-type="float">
            <text:p><text:s text:c="3"/>68,3 </text:p>
          </table:table-cell>
          <table:table-cell table:style-name="ce9" office:value-type="float" office:value="51.2739625239515" calcext:value-type="float">
            <text:p><text:s text:c="3"/>51,3 </text:p>
          </table:table-cell>
          <table:table-cell table:style-name="ce9" office:value-type="float" office:value="48.379934014506" calcext:value-type="float">
            <text:p><text:s text:c="3"/>48,4 </text:p>
          </table:table-cell>
          <table:table-cell table:style-name="ce9" office:value-type="float" office:value="54.167991033397" calcext:value-type="float">
            <text:p><text:s text:c="3"/>54,2 </text:p>
          </table:table-cell>
          <table:table-cell table:style-name="ce9" office:value-type="float" office:value="51.3019094225958" calcext:value-type="float">
            <text:p><text:s text:c="3"/>51,3 </text:p>
          </table:table-cell>
          <table:table-cell table:style-name="ce9" office:value-type="float" office:value="47.1233929890029" calcext:value-type="float">
            <text:p><text:s text:c="3"/>47,1 </text:p>
          </table:table-cell>
          <table:table-cell table:style-name="ce9" office:value-type="float" office:value="55.4804258561889" calcext:value-type="float">
            <text:p><text:s text:c="3"/>55,5 </text:p>
          </table:table-cell>
          <table:table-cell table:style-name="ce9" office:value-type="float" office:value="43.1155472675219" calcext:value-type="float">
            <text:p><text:s text:c="3"/>43,1 </text:p>
          </table:table-cell>
          <table:table-cell table:style-name="ce9" office:value-type="float" office:value="39.5973208648506" calcext:value-type="float">
            <text:p><text:s text:c="3"/>39,6 </text:p>
          </table:table-cell>
          <table:table-cell table:style-name="ce9" office:value-type="float" office:value="46.6337736701932" calcext:value-type="float">
            <text:p><text:s text:c="3"/>46,6 </text:p>
          </table:table-cell>
          <table:table-cell table:style-name="ce9" office:value-type="float" office:value="54.7051174248051" calcext:value-type="float">
            <text:p><text:s text:c="3"/>54,7 </text:p>
          </table:table-cell>
          <table:table-cell table:style-name="ce9" office:value-type="float" office:value="52.5048190786301" calcext:value-type="float">
            <text:p><text:s text:c="3"/>52,5 </text:p>
          </table:table-cell>
          <table:table-cell table:style-name="ce9" office:value-type="float" office:value="56.9054157709801" calcext:value-type="float">
            <text:p><text:s text:c="3"/>56,9 </text:p>
          </table:table-cell>
          <table:table-cell table:style-name="ce9" office:value-type="float" office:value="53.2267681128805" calcext:value-type="float">
            <text:p><text:s text:c="3"/>53,2 </text:p>
          </table:table-cell>
          <table:table-cell table:style-name="ce9" office:value-type="float" office:value="49.6931106286967" calcext:value-type="float">
            <text:p><text:s text:c="3"/>49,7 </text:p>
          </table:table-cell>
          <table:table-cell table:style-name="ce9" office:value-type="float" office:value="56.7604255970643" calcext:value-type="float">
            <text:p><text:s text:c="3"/>56,8 </text:p>
          </table:table-cell>
          <table:table-cell table:style-name="ce9" office:value-type="float" office:value="49.1739884315149" calcext:value-type="float">
            <text:p><text:s text:c="3"/>49,2 </text:p>
          </table:table-cell>
          <table:table-cell table:style-name="ce9" office:value-type="float" office:value="44.1129094772697" calcext:value-type="float">
            <text:p><text:s text:c="3"/>44,1 </text:p>
          </table:table-cell>
          <table:table-cell table:style-name="ce9" office:value-type="float" office:value="54.2350673857601" calcext:value-type="float">
            <text:p><text:s text:c="3"/>54,2 </text:p>
          </table:table-cell>
          <table:table-cell table:style-name="ce9" office:value-type="float" office:value="61.9703513658585" calcext:value-type="float">
            <text:p><text:s text:c="3"/>62,0 </text:p>
          </table:table-cell>
          <table:table-cell table:style-name="ce9" office:value-type="float" office:value="58.1101884567728" calcext:value-type="float">
            <text:p><text:s text:c="3"/>58,1 </text:p>
          </table:table-cell>
          <table:table-cell table:style-name="ce9" office:value-type="float" office:value="65.8305142749442" calcext:value-type="float">
            <text:p><text:s text:c="3"/>65,8 </text:p>
          </table:table-cell>
          <table:table-cell table:style-name="ce9" office:value-type="float" office:value="63.7044282861955" calcext:value-type="float">
            <text:p><text:s text:c="3"/>63,7 </text:p>
          </table:table-cell>
          <table:table-cell table:style-name="ce9" office:value-type="float" office:value="58.1674191141867" calcext:value-type="float">
            <text:p><text:s text:c="3"/>58,2 </text:p>
          </table:table-cell>
          <table:table-cell table:style-name="ce9" office:value-type="float" office:value="69.2414374582043" calcext:value-type="float">
            <text:p><text:s text:c="3"/>69,2 </text:p>
          </table:table-cell>
          <table:table-cell table:style-name="ce9" office:value-type="float" office:value="61.9751017254371" calcext:value-type="float">
            <text:p><text:s text:c="3"/>62,0 </text:p>
          </table:table-cell>
          <table:table-cell table:style-name="ce9" office:value-type="float" office:value="57.6915773848237" calcext:value-type="float">
            <text:p><text:s text:c="3"/>57,7 </text:p>
          </table:table-cell>
          <table:table-cell table:style-name="ce9" office:value-type="float" office:value="66.2586260660505" calcext:value-type="float">
            <text:p><text:s text:c="3"/>66,3 </text:p>
          </table:table-cell>
          <table:table-cell table:number-columns-repeated="978"/>
        </table:table-row>
        <table:table-row table:style-name="ro1">
          <table:table-cell office:value-type="string" calcext:value-type="string">
            <text:p>Maceió</text:p>
          </table:table-cell>
          <table:table-cell table:style-name="ce9" office:value-type="float" office:value="55.8370194256436" calcext:value-type="float">
            <text:p><text:s text:c="3"/>55,8 </text:p>
          </table:table-cell>
          <table:table-cell table:style-name="ce9" office:value-type="float" office:value="51.7727910157759" calcext:value-type="float">
            <text:p><text:s text:c="3"/>51,8 </text:p>
          </table:table-cell>
          <table:table-cell table:style-name="ce9" office:value-type="float" office:value="59.9012478355112" calcext:value-type="float">
            <text:p><text:s text:c="3"/>59,9 </text:p>
          </table:table-cell>
          <table:table-cell table:style-name="ce9" office:value-type="float" office:value="58.9476687926759" calcext:value-type="float">
            <text:p><text:s text:c="3"/>58,9 </text:p>
          </table:table-cell>
          <table:table-cell table:style-name="ce9" office:value-type="float" office:value="55.5762386884303" calcext:value-type="float">
            <text:p><text:s text:c="3"/>55,6 </text:p>
          </table:table-cell>
          <table:table-cell table:style-name="ce9" office:value-type="float" office:value="62.3190988969216" calcext:value-type="float">
            <text:p><text:s text:c="3"/>62,3 </text:p>
          </table:table-cell>
          <table:table-cell table:style-name="ce9" office:value-type="float" office:value="52.7899668418469" calcext:value-type="float">
            <text:p><text:s text:c="3"/>52,8 </text:p>
          </table:table-cell>
          <table:table-cell table:style-name="ce9" office:value-type="float" office:value="46.699393411642" calcext:value-type="float">
            <text:p><text:s text:c="3"/>46,7 </text:p>
          </table:table-cell>
          <table:table-cell table:style-name="ce9" office:value-type="float" office:value="58.8805402720517" calcext:value-type="float">
            <text:p><text:s text:c="3"/>58,9 </text:p>
          </table:table-cell>
          <table:table-cell table:style-name="ce9" office:value-type="float" office:value="64.3705338087393" calcext:value-type="float">
            <text:p><text:s text:c="3"/>64,4 </text:p>
          </table:table-cell>
          <table:table-cell table:style-name="ce9" office:value-type="float" office:value="60.1599012845817" calcext:value-type="float">
            <text:p><text:s text:c="3"/>60,2 </text:p>
          </table:table-cell>
          <table:table-cell table:style-name="ce9" office:value-type="float" office:value="68.5811663328968" calcext:value-type="float">
            <text:p><text:s text:c="3"/>68,6 </text:p>
          </table:table-cell>
          <table:table-cell table:style-name="ce9" office:value-type="float" office:value="66.5910290078173" calcext:value-type="float">
            <text:p><text:s text:c="3"/>66,6 </text:p>
          </table:table-cell>
          <table:table-cell table:style-name="ce9" office:value-type="float" office:value="62.5041025166579" calcext:value-type="float">
            <text:p><text:s text:c="3"/>62,5 </text:p>
          </table:table-cell>
          <table:table-cell table:style-name="ce9" office:value-type="float" office:value="70.6779554989767" calcext:value-type="float">
            <text:p><text:s text:c="3"/>70,7 </text:p>
          </table:table-cell>
          <table:table-cell table:style-name="ce9" office:value-type="float" office:value="59.9109332706335" calcext:value-type="float">
            <text:p><text:s text:c="3"/>59,9 </text:p>
          </table:table-cell>
          <table:table-cell table:style-name="ce9" office:value-type="float" office:value="50.8838528420975" calcext:value-type="float">
            <text:p><text:s text:c="3"/>50,9 </text:p>
          </table:table-cell>
          <table:table-cell table:style-name="ce9" office:value-type="float" office:value="68.9380136991695" calcext:value-type="float">
            <text:p><text:s text:c="3"/>68,9 </text:p>
          </table:table-cell>
          <table:table-cell table:style-name="ce9" office:value-type="float" office:value="48.5773374557925" calcext:value-type="float">
            <text:p><text:s text:c="3"/>48,6 </text:p>
          </table:table-cell>
          <table:table-cell table:style-name="ce9" office:value-type="float" office:value="43.4726574794634" calcext:value-type="float">
            <text:p><text:s text:c="3"/>43,5 </text:p>
          </table:table-cell>
          <table:table-cell table:style-name="ce9" office:value-type="float" office:value="53.6820174321217" calcext:value-type="float">
            <text:p><text:s text:c="3"/>53,7 </text:p>
          </table:table-cell>
          <table:table-cell table:style-name="ce9" office:value-type="float" office:value="52.1063927815642" calcext:value-type="float">
            <text:p><text:s text:c="3"/>52,1 </text:p>
          </table:table-cell>
          <table:table-cell table:style-name="ce9" office:value-type="float" office:value="48.2584369237581" calcext:value-type="float">
            <text:p><text:s text:c="3"/>48,3 </text:p>
          </table:table-cell>
          <table:table-cell table:style-name="ce9" office:value-type="float" office:value="55.9543486393702" calcext:value-type="float">
            <text:p><text:s text:c="3"/>56,0 </text:p>
          </table:table-cell>
          <table:table-cell table:style-name="ce9" office:value-type="float" office:value="46.0378632410991" calcext:value-type="float">
            <text:p><text:s text:c="3"/>46,0 </text:p>
          </table:table-cell>
          <table:table-cell table:style-name="ce9" office:value-type="float" office:value="35.543695958608" calcext:value-type="float">
            <text:p><text:s text:c="3"/>35,5 </text:p>
          </table:table-cell>
          <table:table-cell table:style-name="ce9" office:value-type="float" office:value="56.5320305235901" calcext:value-type="float">
            <text:p><text:s text:c="3"/>56,5 </text:p>
          </table:table-cell>
          <table:table-cell table:style-name="ce9" office:value-type="float" office:value="57.6769099208647" calcext:value-type="float">
            <text:p><text:s text:c="3"/>57,7 </text:p>
          </table:table-cell>
          <table:table-cell table:style-name="ce9" office:value-type="float" office:value="52.4061978820535" calcext:value-type="float">
            <text:p><text:s text:c="3"/>52,4 </text:p>
          </table:table-cell>
          <table:table-cell table:style-name="ce9" office:value-type="float" office:value="62.947621959676" calcext:value-type="float">
            <text:p><text:s text:c="3"/>62,9 </text:p>
          </table:table-cell>
          <table:table-cell table:style-name="ce9" office:value-type="float" office:value="59.8832053339143" calcext:value-type="float">
            <text:p><text:s text:c="3"/>59,9 </text:p>
          </table:table-cell>
          <table:table-cell table:style-name="ce9" office:value-type="float" office:value="54.6937082126702" calcext:value-type="float">
            <text:p><text:s text:c="3"/>54,7 </text:p>
          </table:table-cell>
          <table:table-cell table:style-name="ce9" office:value-type="float" office:value="65.0727024551584" calcext:value-type="float">
            <text:p><text:s text:c="3"/>65,1 </text:p>
          </table:table-cell>
          <table:table-cell table:style-name="ce9" office:value-type="float" office:value="49.4651028593481" calcext:value-type="float">
            <text:p><text:s text:c="3"/>49,5 </text:p>
          </table:table-cell>
          <table:table-cell table:style-name="ce9" office:value-type="float" office:value="41.6389361124974" calcext:value-type="float">
            <text:p><text:s text:c="3"/>41,6 </text:p>
          </table:table-cell>
          <table:table-cell table:style-name="ce9" office:value-type="float" office:value="57.2912696061989" calcext:value-type="float">
            <text:p><text:s text:c="3"/>57,3 </text:p>
          </table:table-cell>
          <table:table-cell table:style-name="ce9" office:value-type="float" office:value="52.7426101676271" calcext:value-type="float">
            <text:p><text:s text:c="3"/>52,7 </text:p>
          </table:table-cell>
          <table:table-cell table:style-name="ce9" office:value-type="float" office:value="46.5782683098338" calcext:value-type="float">
            <text:p><text:s text:c="3"/>46,6 </text:p>
          </table:table-cell>
          <table:table-cell table:style-name="ce9" office:value-type="float" office:value="58.9069520254204" calcext:value-type="float">
            <text:p><text:s text:c="3"/>58,9 </text:p>
          </table:table-cell>
          <table:table-cell table:style-name="ce9" office:value-type="float" office:value="57.9478743774415" calcext:value-type="float">
            <text:p><text:s text:c="3"/>57,9 </text:p>
          </table:table-cell>
          <table:table-cell table:style-name="ce9" office:value-type="float" office:value="53.6854836974023" calcext:value-type="float">
            <text:p><text:s text:c="3"/>53,7 </text:p>
          </table:table-cell>
          <table:table-cell table:style-name="ce9" office:value-type="float" office:value="62.2102650574806" calcext:value-type="float">
            <text:p><text:s text:c="3"/>62,2 </text:p>
          </table:table-cell>
          <table:table-cell table:style-name="ce9" office:value-type="float" office:value="57.85080322332" calcext:value-type="float">
            <text:p><text:s text:c="3"/>57,9 </text:p>
          </table:table-cell>
          <table:table-cell table:style-name="ce9" office:value-type="float" office:value="47.9314639752386" calcext:value-type="float">
            <text:p><text:s text:c="3"/>47,9 </text:p>
          </table:table-cell>
          <table:table-cell table:style-name="ce9" office:value-type="float" office:value="67.7701424714015" calcext:value-type="float">
            <text:p><text:s text:c="3"/>67,8 </text:p>
          </table:table-cell>
          <table:table-cell table:number-columns-repeated="978"/>
        </table:table-row>
        <table:table-row table:style-name="ro1">
          <table:table-cell office:value-type="string" calcext:value-type="string">
            <text:p>Aracaju</text:p>
          </table:table-cell>
          <table:table-cell table:style-name="ce9" office:value-type="float" office:value="60.6299071192323" calcext:value-type="float">
            <text:p><text:s text:c="3"/>60,6 </text:p>
          </table:table-cell>
          <table:table-cell table:style-name="ce9" office:value-type="float" office:value="58.0277111630403" calcext:value-type="float">
            <text:p><text:s text:c="3"/>58,0 </text:p>
          </table:table-cell>
          <table:table-cell table:style-name="ce9" office:value-type="float" office:value="63.2321030754244" calcext:value-type="float">
            <text:p><text:s text:c="3"/>63,2 </text:p>
          </table:table-cell>
          <table:table-cell table:style-name="ce9" office:value-type="float" office:value="60.5910170605769" calcext:value-type="float">
            <text:p><text:s text:c="3"/>60,6 </text:p>
          </table:table-cell>
          <table:table-cell table:style-name="ce9" office:value-type="float" office:value="57.4228292577228" calcext:value-type="float">
            <text:p><text:s text:c="3"/>57,4 </text:p>
          </table:table-cell>
          <table:table-cell table:style-name="ce9" office:value-type="float" office:value="63.7592048634311" calcext:value-type="float">
            <text:p><text:s text:c="3"/>63,8 </text:p>
          </table:table-cell>
          <table:table-cell table:style-name="ce9" office:value-type="float" office:value="52.55595437458" calcext:value-type="float">
            <text:p><text:s text:c="3"/>52,6 </text:p>
          </table:table-cell>
          <table:table-cell table:style-name="ce9" office:value-type="float" office:value="47.0379717939698" calcext:value-type="float">
            <text:p><text:s text:c="3"/>47,0 </text:p>
          </table:table-cell>
          <table:table-cell table:style-name="ce9" office:value-type="float" office:value="58.0739369551902" calcext:value-type="float">
            <text:p><text:s text:c="3"/>58,1 </text:p>
          </table:table-cell>
          <table:table-cell table:style-name="ce9" office:value-type="float" office:value="67.1446816258573" calcext:value-type="float">
            <text:p><text:s text:c="3"/>67,1 </text:p>
          </table:table-cell>
          <table:table-cell table:style-name="ce9" office:value-type="float" office:value="63.6919424312518" calcext:value-type="float">
            <text:p><text:s text:c="3"/>63,7 </text:p>
          </table:table-cell>
          <table:table-cell table:style-name="ce9" office:value-type="float" office:value="70.5974208204629" calcext:value-type="float">
            <text:p><text:s text:c="3"/>70,6 </text:p>
          </table:table-cell>
          <table:table-cell table:style-name="ce9" office:value-type="float" office:value="68.0690593538621" calcext:value-type="float">
            <text:p><text:s text:c="3"/>68,1 </text:p>
          </table:table-cell>
          <table:table-cell table:style-name="ce9" office:value-type="float" office:value="64.7138721115641" calcext:value-type="float">
            <text:p><text:s text:c="3"/>64,7 </text:p>
          </table:table-cell>
          <table:table-cell table:style-name="ce9" office:value-type="float" office:value="71.4242465961602" calcext:value-type="float">
            <text:p><text:s text:c="3"/>71,4 </text:p>
          </table:table-cell>
          <table:table-cell table:style-name="ce9" office:value-type="float" office:value="58.1020279074737" calcext:value-type="float">
            <text:p><text:s text:c="3"/>58,1 </text:p>
          </table:table-cell>
          <table:table-cell table:style-name="ce9" office:value-type="float" office:value="52.6649714803182" calcext:value-type="float">
            <text:p><text:s text:c="3"/>52,7 </text:p>
          </table:table-cell>
          <table:table-cell table:style-name="ce9" office:value-type="float" office:value="63.5390843346291" calcext:value-type="float">
            <text:p><text:s text:c="3"/>63,5 </text:p>
          </table:table-cell>
          <table:table-cell table:style-name="ce9" office:value-type="float" office:value="55.351796412651" calcext:value-type="float">
            <text:p><text:s text:c="3"/>55,4 </text:p>
          </table:table-cell>
          <table:table-cell table:style-name="ce9" office:value-type="float" office:value="52.0317117581188" calcext:value-type="float">
            <text:p><text:s text:c="3"/>52,0 </text:p>
          </table:table-cell>
          <table:table-cell table:style-name="ce9" office:value-type="float" office:value="58.6718810671832" calcext:value-type="float">
            <text:p><text:s text:c="3"/>58,7 </text:p>
          </table:table-cell>
          <table:table-cell table:style-name="ce9" office:value-type="float" office:value="53.7698848824653" calcext:value-type="float">
            <text:p><text:s text:c="3"/>53,8 </text:p>
          </table:table-cell>
          <table:table-cell table:style-name="ce9" office:value-type="float" office:value="50.0057173317718" calcext:value-type="float">
            <text:p><text:s text:c="3"/>50,0 </text:p>
          </table:table-cell>
          <table:table-cell table:style-name="ce9" office:value-type="float" office:value="57.5340524331588" calcext:value-type="float">
            <text:p><text:s text:c="3"/>57,5 </text:p>
          </table:table-cell>
          <table:table-cell table:style-name="ce9" office:value-type="float" office:value="46.8653260223958" calcext:value-type="float">
            <text:p><text:s text:c="3"/>46,9 </text:p>
          </table:table-cell>
          <table:table-cell table:style-name="ce9" office:value-type="float" office:value="39.7117228953895" calcext:value-type="float">
            <text:p><text:s text:c="3"/>39,7 </text:p>
          </table:table-cell>
          <table:table-cell table:style-name="ce9" office:value-type="float" office:value="54.018929149402" calcext:value-type="float">
            <text:p><text:s text:c="3"/>54,0 </text:p>
          </table:table-cell>
          <table:table-cell table:style-name="ce9" office:value-type="float" office:value="59.7806470294657" calcext:value-type="float">
            <text:p><text:s text:c="3"/>59,8 </text:p>
          </table:table-cell>
          <table:table-cell table:style-name="ce9" office:value-type="float" office:value="56.2106487430025" calcext:value-type="float">
            <text:p><text:s text:c="3"/>56,2 </text:p>
          </table:table-cell>
          <table:table-cell table:style-name="ce9" office:value-type="float" office:value="63.3506453159289" calcext:value-type="float">
            <text:p><text:s text:c="3"/>63,4 </text:p>
          </table:table-cell>
          <table:table-cell table:style-name="ce9" office:value-type="float" office:value="60.4264759233146" calcext:value-type="float">
            <text:p><text:s text:c="3"/>60,4 </text:p>
          </table:table-cell>
          <table:table-cell table:style-name="ce9" office:value-type="float" office:value="56.3156393141227" calcext:value-type="float">
            <text:p><text:s text:c="3"/>56,3 </text:p>
          </table:table-cell>
          <table:table-cell table:style-name="ce9" office:value-type="float" office:value="64.5373125325065" calcext:value-type="float">
            <text:p><text:s text:c="3"/>64,5 </text:p>
          </table:table-cell>
          <table:table-cell table:style-name="ce9" office:value-type="float" office:value="46.79041508267" calcext:value-type="float">
            <text:p><text:s text:c="3"/>46,8 </text:p>
          </table:table-cell>
          <table:table-cell table:style-name="ce9" office:value-type="float" office:value="36.5960977255719" calcext:value-type="float">
            <text:p><text:s text:c="3"/>36,6 </text:p>
          </table:table-cell>
          <table:table-cell table:style-name="ce9" office:value-type="float" office:value="56.9847324397681" calcext:value-type="float">
            <text:p><text:s text:c="3"/>57,0 </text:p>
          </table:table-cell>
          <table:table-cell table:style-name="ce9" office:value-type="float" office:value="61.9637145049589" calcext:value-type="float">
            <text:p><text:s text:c="3"/>62,0 </text:p>
          </table:table-cell>
          <table:table-cell table:style-name="ce9" office:value-type="float" office:value="58.4632368011919" calcext:value-type="float">
            <text:p><text:s text:c="3"/>58,5 </text:p>
          </table:table-cell>
          <table:table-cell table:style-name="ce9" office:value-type="float" office:value="65.4641922087259" calcext:value-type="float">
            <text:p><text:s text:c="3"/>65,5 </text:p>
          </table:table-cell>
          <table:table-cell table:style-name="ce9" office:value-type="float" office:value="60.8244432485941" calcext:value-type="float">
            <text:p><text:s text:c="3"/>60,8 </text:p>
          </table:table-cell>
          <table:table-cell table:style-name="ce9" office:value-type="float" office:value="55.8856509746383" calcext:value-type="float">
            <text:p><text:s text:c="3"/>55,9 </text:p>
          </table:table-cell>
          <table:table-cell table:style-name="ce9" office:value-type="float" office:value="65.76323552255" calcext:value-type="float">
            <text:p><text:s text:c="3"/>65,8 </text:p>
          </table:table-cell>
          <table:table-cell table:style-name="ce9" office:value-type="float" office:value="58.5596962368675" calcext:value-type="float">
            <text:p><text:s text:c="3"/>58,6 </text:p>
          </table:table-cell>
          <table:table-cell table:style-name="ce9" office:value-type="float" office:value="53.9970109903796" calcext:value-type="float">
            <text:p><text:s text:c="3"/>54,0 </text:p>
          </table:table-cell>
          <table:table-cell table:style-name="ce9" office:value-type="float" office:value="63.1223814833553" calcext:value-type="float">
            <text:p><text:s text:c="3"/>63,1 </text:p>
          </table:table-cell>
          <table:table-cell table:number-columns-repeated="978"/>
        </table:table-row>
        <table:table-row table:style-name="ro1">
          <table:table-cell office:value-type="string" calcext:value-type="string">
            <text:p>Salvador</text:p>
          </table:table-cell>
          <table:table-cell table:style-name="ce9" office:value-type="float" office:value="61.6798980536188" calcext:value-type="float">
            <text:p><text:s text:c="3"/>61,7 </text:p>
          </table:table-cell>
          <table:table-cell table:style-name="ce9" office:value-type="float" office:value="58.2763307173026" calcext:value-type="float">
            <text:p><text:s text:c="3"/>58,3 </text:p>
          </table:table-cell>
          <table:table-cell table:style-name="ce9" office:value-type="float" office:value="65.083465389935" calcext:value-type="float">
            <text:p><text:s text:c="3"/>65,1 </text:p>
          </table:table-cell>
          <table:table-cell table:style-name="ce9" office:value-type="float" office:value="66.2079008568317" calcext:value-type="float">
            <text:p><text:s text:c="3"/>66,2 </text:p>
          </table:table-cell>
          <table:table-cell table:style-name="ce9" office:value-type="float" office:value="63.4565671880406" calcext:value-type="float">
            <text:p><text:s text:c="3"/>63,5 </text:p>
          </table:table-cell>
          <table:table-cell table:style-name="ce9" office:value-type="float" office:value="68.9592345256228" calcext:value-type="float">
            <text:p><text:s text:c="3"/>69,0 </text:p>
          </table:table-cell>
          <table:table-cell table:style-name="ce9" office:value-type="float" office:value="62.6824049475933" calcext:value-type="float">
            <text:p><text:s text:c="3"/>62,7 </text:p>
          </table:table-cell>
          <table:table-cell table:style-name="ce9" office:value-type="float" office:value="53.9353075108064" calcext:value-type="float">
            <text:p><text:s text:c="3"/>53,9 </text:p>
          </table:table-cell>
          <table:table-cell table:style-name="ce9" office:value-type="float" office:value="71.4295023843802" calcext:value-type="float">
            <text:p><text:s text:c="3"/>71,4 </text:p>
          </table:table-cell>
          <table:table-cell table:style-name="ce9" office:value-type="float" office:value="71.5131732543373" calcext:value-type="float">
            <text:p><text:s text:c="3"/>71,5 </text:p>
          </table:table-cell>
          <table:table-cell table:style-name="ce9" office:value-type="float" office:value="67.8073972656341" calcext:value-type="float">
            <text:p><text:s text:c="3"/>67,8 </text:p>
          </table:table-cell>
          <table:table-cell table:style-name="ce9" office:value-type="float" office:value="75.2189492430404" calcext:value-type="float">
            <text:p><text:s text:c="3"/>75,2 </text:p>
          </table:table-cell>
          <table:table-cell table:style-name="ce9" office:value-type="float" office:value="75.7390876356" calcext:value-type="float">
            <text:p><text:s text:c="3"/>75,7 </text:p>
          </table:table-cell>
          <table:table-cell table:style-name="ce9" office:value-type="float" office:value="72.5180846122908" calcext:value-type="float">
            <text:p><text:s text:c="3"/>72,5 </text:p>
          </table:table-cell>
          <table:table-cell table:style-name="ce9" office:value-type="float" office:value="78.9600906589092" calcext:value-type="float">
            <text:p><text:s text:c="3"/>79,0 </text:p>
          </table:table-cell>
          <table:table-cell table:style-name="ce9" office:value-type="float" office:value="69.0956705895837" calcext:value-type="float">
            <text:p><text:s text:c="3"/>69,1 </text:p>
          </table:table-cell>
          <table:table-cell table:style-name="ce9" office:value-type="float" office:value="61.2555323407871" calcext:value-type="float">
            <text:p><text:s text:c="3"/>61,3 </text:p>
          </table:table-cell>
          <table:table-cell table:style-name="ce9" office:value-type="float" office:value="76.9358088383804" calcext:value-type="float">
            <text:p><text:s text:c="3"/>76,9 </text:p>
          </table:table-cell>
          <table:table-cell table:style-name="ce9" office:value-type="float" office:value="52.6876164052801" calcext:value-type="float">
            <text:p><text:s text:c="3"/>52,7 </text:p>
          </table:table-cell>
          <table:table-cell table:style-name="ce9" office:value-type="float" office:value="48.7610806405707" calcext:value-type="float">
            <text:p><text:s text:c="3"/>48,8 </text:p>
          </table:table-cell>
          <table:table-cell table:style-name="ce9" office:value-type="float" office:value="56.6141521699895" calcext:value-type="float">
            <text:p><text:s text:c="3"/>56,6 </text:p>
          </table:table-cell>
          <table:table-cell table:style-name="ce9" office:value-type="float" office:value="58.0832715775362" calcext:value-type="float">
            <text:p><text:s text:c="3"/>58,1 </text:p>
          </table:table-cell>
          <table:table-cell table:style-name="ce9" office:value-type="float" office:value="54.1597052218475" calcext:value-type="float">
            <text:p><text:s text:c="3"/>54,2 </text:p>
          </table:table-cell>
          <table:table-cell table:style-name="ce9" office:value-type="float" office:value="62.0068379332249" calcext:value-type="float">
            <text:p><text:s text:c="3"/>62,0 </text:p>
          </table:table-cell>
          <table:table-cell table:style-name="ce9" office:value-type="float" office:value="56.1241702427584" calcext:value-type="float">
            <text:p><text:s text:c="3"/>56,1 </text:p>
          </table:table-cell>
          <table:table-cell table:style-name="ce9" office:value-type="float" office:value="43.52815877056" calcext:value-type="float">
            <text:p><text:s text:c="3"/>43,5 </text:p>
          </table:table-cell>
          <table:table-cell table:style-name="ce9" office:value-type="float" office:value="68.7201817149568" calcext:value-type="float">
            <text:p><text:s text:c="3"/>68,7 </text:p>
          </table:table-cell>
          <table:table-cell table:style-name="ce9" office:value-type="float" office:value="61.1857729137326" calcext:value-type="float">
            <text:p><text:s text:c="3"/>61,2 </text:p>
          </table:table-cell>
          <table:table-cell table:style-name="ce9" office:value-type="float" office:value="57.5951916004462" calcext:value-type="float">
            <text:p><text:s text:c="3"/>57,6 </text:p>
          </table:table-cell>
          <table:table-cell table:style-name="ce9" office:value-type="float" office:value="64.7763542270191" calcext:value-type="float">
            <text:p><text:s text:c="3"/>64,8 </text:p>
          </table:table-cell>
          <table:table-cell table:style-name="ce9" office:value-type="float" office:value="65.2595233797906" calcext:value-type="float">
            <text:p><text:s text:c="3"/>65,3 </text:p>
          </table:table-cell>
          <table:table-cell table:style-name="ce9" office:value-type="float" office:value="61.6208958443097" calcext:value-type="float">
            <text:p><text:s text:c="3"/>61,6 </text:p>
          </table:table-cell>
          <table:table-cell table:style-name="ce9" office:value-type="float" office:value="68.8981509152714" calcext:value-type="float">
            <text:p><text:s text:c="3"/>68,9 </text:p>
          </table:table-cell>
          <table:table-cell table:style-name="ce9" office:value-type="float" office:value="64.3452405056508" calcext:value-type="float">
            <text:p><text:s text:c="3"/>64,3 </text:p>
          </table:table-cell>
          <table:table-cell table:style-name="ce9" office:value-type="float" office:value="52.2675341483518" calcext:value-type="float">
            <text:p><text:s text:c="3"/>52,3 </text:p>
          </table:table-cell>
          <table:table-cell table:style-name="ce9" office:value-type="float" office:value="76.4229468629498" calcext:value-type="float">
            <text:p><text:s text:c="3"/>76,4 </text:p>
          </table:table-cell>
          <table:table-cell table:style-name="ce9" office:value-type="float" office:value="63.2965885917334" calcext:value-type="float">
            <text:p><text:s text:c="3"/>63,3 </text:p>
          </table:table-cell>
          <table:table-cell table:style-name="ce9" office:value-type="float" office:value="55.0593892010366" calcext:value-type="float">
            <text:p><text:s text:c="3"/>55,1 </text:p>
          </table:table-cell>
          <table:table-cell table:style-name="ce9" office:value-type="float" office:value="71.5337879824301" calcext:value-type="float">
            <text:p><text:s text:c="3"/>71,5 </text:p>
          </table:table-cell>
          <table:table-cell table:style-name="ce9" office:value-type="float" office:value="68.1385463292861" calcext:value-type="float">
            <text:p><text:s text:c="3"/>68,1 </text:p>
          </table:table-cell>
          <table:table-cell table:style-name="ce9" office:value-type="float" office:value="64.9332048422384" calcext:value-type="float">
            <text:p><text:s text:c="3"/>64,9 </text:p>
          </table:table-cell>
          <table:table-cell table:style-name="ce9" office:value-type="float" office:value="71.3438878163338" calcext:value-type="float">
            <text:p><text:s text:c="3"/>71,3 </text:p>
          </table:table-cell>
          <table:table-cell table:style-name="ce9" office:value-type="float" office:value="58.8087108492426" calcext:value-type="float">
            <text:p><text:s text:c="3"/>58,8 </text:p>
          </table:table-cell>
          <table:table-cell table:style-name="ce9" office:value-type="float" office:value="50.8696581515899" calcext:value-type="float">
            <text:p><text:s text:c="3"/>50,9 </text:p>
          </table:table-cell>
          <table:table-cell table:style-name="ce9" office:value-type="float" office:value="66.7477635468952" calcext:value-type="float">
            <text:p><text:s text:c="3"/>66,7 </text:p>
          </table:table-cell>
          <table:table-cell table:number-columns-repeated="978"/>
        </table:table-row>
        <table:table-row table:style-name="ro1">
          <table:table-cell office:value-type="string" calcext:value-type="string">
            <text:p>Belo Horizonte</text:p>
          </table:table-cell>
          <table:table-cell table:style-name="ce9" office:value-type="float" office:value="57.0464283437767" calcext:value-type="float">
            <text:p><text:s text:c="3"/>57,0 </text:p>
          </table:table-cell>
          <table:table-cell table:style-name="ce9" office:value-type="float" office:value="53.4419307129895" calcext:value-type="float">
            <text:p><text:s text:c="3"/>53,4 </text:p>
          </table:table-cell>
          <table:table-cell table:style-name="ce9" office:value-type="float" office:value="60.6509259745639" calcext:value-type="float">
            <text:p><text:s text:c="3"/>60,7 </text:p>
          </table:table-cell>
          <table:table-cell table:style-name="ce9" office:value-type="float" office:value="60.4098027922581" calcext:value-type="float">
            <text:p><text:s text:c="3"/>60,4 </text:p>
          </table:table-cell>
          <table:table-cell table:style-name="ce9" office:value-type="float" office:value="57.6618767373371" calcext:value-type="float">
            <text:p><text:s text:c="3"/>57,7 </text:p>
          </table:table-cell>
          <table:table-cell table:style-name="ce9" office:value-type="float" office:value="63.1577288471791" calcext:value-type="float">
            <text:p><text:s text:c="3"/>63,2 </text:p>
          </table:table-cell>
          <table:table-cell table:style-name="ce9" office:value-type="float" office:value="54.7661316829795" calcext:value-type="float">
            <text:p><text:s text:c="3"/>54,8 </text:p>
          </table:table-cell>
          <table:table-cell table:style-name="ce9" office:value-type="float" office:value="48.2642262245432" calcext:value-type="float">
            <text:p><text:s text:c="3"/>48,3 </text:p>
          </table:table-cell>
          <table:table-cell table:style-name="ce9" office:value-type="float" office:value="61.2680371414158" calcext:value-type="float">
            <text:p><text:s text:c="3"/>61,3 </text:p>
          </table:table-cell>
          <table:table-cell table:style-name="ce9" office:value-type="float" office:value="66.4080479755248" calcext:value-type="float">
            <text:p><text:s text:c="3"/>66,4 </text:p>
          </table:table-cell>
          <table:table-cell table:style-name="ce9" office:value-type="float" office:value="62.7320935290471" calcext:value-type="float">
            <text:p><text:s text:c="3"/>62,7 </text:p>
          </table:table-cell>
          <table:table-cell table:style-name="ce9" office:value-type="float" office:value="70.0840024220024" calcext:value-type="float">
            <text:p><text:s text:c="3"/>70,1 </text:p>
          </table:table-cell>
          <table:table-cell table:style-name="ce9" office:value-type="float" office:value="67.53604065037" calcext:value-type="float">
            <text:p><text:s text:c="3"/>67,5 </text:p>
          </table:table-cell>
          <table:table-cell table:style-name="ce9" office:value-type="float" office:value="64.5850563499359" calcext:value-type="float">
            <text:p><text:s text:c="3"/>64,6 </text:p>
          </table:table-cell>
          <table:table-cell table:style-name="ce9" office:value-type="float" office:value="70.487024950804" calcext:value-type="float">
            <text:p><text:s text:c="3"/>70,5 </text:p>
          </table:table-cell>
          <table:table-cell table:style-name="ce9" office:value-type="float" office:value="64.2965078681976" calcext:value-type="float">
            <text:p><text:s text:c="3"/>64,3 </text:p>
          </table:table-cell>
          <table:table-cell table:style-name="ce9" office:value-type="float" office:value="59.3261308689777" calcext:value-type="float">
            <text:p><text:s text:c="3"/>59,3 </text:p>
          </table:table-cell>
          <table:table-cell table:style-name="ce9" office:value-type="float" office:value="69.2668848674175" calcext:value-type="float">
            <text:p><text:s text:c="3"/>69,3 </text:p>
          </table:table-cell>
          <table:table-cell table:style-name="ce9" office:value-type="float" office:value="48.333900988762" calcext:value-type="float">
            <text:p><text:s text:c="3"/>48,3 </text:p>
          </table:table-cell>
          <table:table-cell table:style-name="ce9" office:value-type="float" office:value="44.1156768952003" calcext:value-type="float">
            <text:p><text:s text:c="3"/>44,1 </text:p>
          </table:table-cell>
          <table:table-cell table:style-name="ce9" office:value-type="float" office:value="52.5521250823237" calcext:value-type="float">
            <text:p><text:s text:c="3"/>52,6 </text:p>
          </table:table-cell>
          <table:table-cell table:style-name="ce9" office:value-type="float" office:value="53.1840349970562" calcext:value-type="float">
            <text:p><text:s text:c="3"/>53,2 </text:p>
          </table:table-cell>
          <table:table-cell table:style-name="ce9" office:value-type="float" office:value="49.4737356771172" calcext:value-type="float">
            <text:p><text:s text:c="3"/>49,5 </text:p>
          </table:table-cell>
          <table:table-cell table:style-name="ce9" office:value-type="float" office:value="56.8943343169952" calcext:value-type="float">
            <text:p><text:s text:c="3"/>56,9 </text:p>
          </table:table-cell>
          <table:table-cell table:style-name="ce9" office:value-type="float" office:value="46.1215077933954" calcext:value-type="float">
            <text:p><text:s text:c="3"/>46,1 </text:p>
          </table:table-cell>
          <table:table-cell table:style-name="ce9" office:value-type="float" office:value="37.8320036135471" calcext:value-type="float">
            <text:p><text:s text:c="3"/>37,8 </text:p>
          </table:table-cell>
          <table:table-cell table:style-name="ce9" office:value-type="float" office:value="54.4110119732436" calcext:value-type="float">
            <text:p><text:s text:c="3"/>54,4 </text:p>
          </table:table-cell>
          <table:table-cell table:style-name="ce9" office:value-type="float" office:value="55.2858499769947" calcext:value-type="float">
            <text:p><text:s text:c="3"/>55,3 </text:p>
          </table:table-cell>
          <table:table-cell table:style-name="ce9" office:value-type="float" office:value="50.934633141251" calcext:value-type="float">
            <text:p><text:s text:c="3"/>50,9 </text:p>
          </table:table-cell>
          <table:table-cell table:style-name="ce9" office:value-type="float" office:value="59.6370668127385" calcext:value-type="float">
            <text:p><text:s text:c="3"/>59,6 </text:p>
          </table:table-cell>
          <table:table-cell table:style-name="ce9" office:value-type="float" office:value="58.7458527412039" calcext:value-type="float">
            <text:p><text:s text:c="3"/>58,7 </text:p>
          </table:table-cell>
          <table:table-cell table:style-name="ce9" office:value-type="float" office:value="55.7705199982097" calcext:value-type="float">
            <text:p><text:s text:c="3"/>55,8 </text:p>
          </table:table-cell>
          <table:table-cell table:style-name="ce9" office:value-type="float" office:value="61.721185484198" calcext:value-type="float">
            <text:p><text:s text:c="3"/>61,7 </text:p>
          </table:table-cell>
          <table:table-cell table:style-name="ce9" office:value-type="float" office:value="50.987332596006" calcext:value-type="float">
            <text:p><text:s text:c="3"/>51,0 </text:p>
          </table:table-cell>
          <table:table-cell table:style-name="ce9" office:value-type="float" office:value="42.2875547222933" calcext:value-type="float">
            <text:p><text:s text:c="3"/>42,3 </text:p>
          </table:table-cell>
          <table:table-cell table:style-name="ce9" office:value-type="float" office:value="59.6871104697187" calcext:value-type="float">
            <text:p><text:s text:c="3"/>59,7 </text:p>
          </table:table-cell>
          <table:table-cell table:style-name="ce9" office:value-type="float" office:value="62.610170770807" calcext:value-type="float">
            <text:p><text:s text:c="3"/>62,6 </text:p>
          </table:table-cell>
          <table:table-cell table:style-name="ce9" office:value-type="float" office:value="57.6072102299648" calcext:value-type="float">
            <text:p><text:s text:c="3"/>57,6 </text:p>
          </table:table-cell>
          <table:table-cell table:style-name="ce9" office:value-type="float" office:value="67.6131313116491" calcext:value-type="float">
            <text:p><text:s text:c="3"/>67,6 </text:p>
          </table:table-cell>
          <table:table-cell table:style-name="ce9" office:value-type="float" office:value="66.4663150983413" calcext:value-type="float">
            <text:p><text:s text:c="3"/>66,5 </text:p>
          </table:table-cell>
          <table:table-cell table:style-name="ce9" office:value-type="float" office:value="60.7518068223022" calcext:value-type="float">
            <text:p><text:s text:c="3"/>60,8 </text:p>
          </table:table-cell>
          <table:table-cell table:style-name="ce9" office:value-type="float" office:value="72.1808233743804" calcext:value-type="float">
            <text:p><text:s text:c="3"/>72,2 </text:p>
          </table:table-cell>
          <table:table-cell table:style-name="ce9" office:value-type="float" office:value="64.7766366680228" calcext:value-type="float">
            <text:p><text:s text:c="3"/>64,8 </text:p>
          </table:table-cell>
          <table:table-cell table:style-name="ce9" office:value-type="float" office:value="58.8503468521163" calcext:value-type="float">
            <text:p><text:s text:c="3"/>58,9 </text:p>
          </table:table-cell>
          <table:table-cell table:style-name="ce9" office:value-type="float" office:value="70.7029264839293" calcext:value-type="float">
            <text:p><text:s text:c="3"/>70,7 </text:p>
          </table:table-cell>
          <table:table-cell table:number-columns-repeated="978"/>
        </table:table-row>
        <table:table-row table:style-name="ro1">
          <table:table-cell office:value-type="string" calcext:value-type="string">
            <text:p>Vitória</text:p>
          </table:table-cell>
          <table:table-cell table:style-name="ce9" office:value-type="float" office:value="56.6318595361527" calcext:value-type="float">
            <text:p><text:s text:c="3"/>56,6 </text:p>
          </table:table-cell>
          <table:table-cell table:style-name="ce9" office:value-type="float" office:value="52.992799910738" calcext:value-type="float">
            <text:p><text:s text:c="3"/>53,0 </text:p>
          </table:table-cell>
          <table:table-cell table:style-name="ce9" office:value-type="float" office:value="60.2709191615674" calcext:value-type="float">
            <text:p><text:s text:c="3"/>60,3 </text:p>
          </table:table-cell>
          <table:table-cell table:style-name="ce9" office:value-type="float" office:value="58.8046289005002" calcext:value-type="float">
            <text:p><text:s text:c="3"/>58,8 </text:p>
          </table:table-cell>
          <table:table-cell table:style-name="ce9" office:value-type="float" office:value="55.592516469198" calcext:value-type="float">
            <text:p><text:s text:c="3"/>55,6 </text:p>
          </table:table-cell>
          <table:table-cell table:style-name="ce9" office:value-type="float" office:value="62.0167413318024" calcext:value-type="float">
            <text:p><text:s text:c="3"/>62,0 </text:p>
          </table:table-cell>
          <table:table-cell table:style-name="ce9" office:value-type="float" office:value="56.4753161857649" calcext:value-type="float">
            <text:p><text:s text:c="3"/>56,5 </text:p>
          </table:table-cell>
          <table:table-cell table:style-name="ce9" office:value-type="float" office:value="50.6647003584035" calcext:value-type="float">
            <text:p><text:s text:c="3"/>50,7 </text:p>
          </table:table-cell>
          <table:table-cell table:style-name="ce9" office:value-type="float" office:value="62.2859320131263" calcext:value-type="float">
            <text:p><text:s text:c="3"/>62,3 </text:p>
          </table:table-cell>
          <table:table-cell table:style-name="ce9" office:value-type="float" office:value="64.8830361622181" calcext:value-type="float">
            <text:p><text:s text:c="3"/>64,9 </text:p>
          </table:table-cell>
          <table:table-cell table:style-name="ce9" office:value-type="float" office:value="61.0568900223123" calcext:value-type="float">
            <text:p><text:s text:c="3"/>61,1 </text:p>
          </table:table-cell>
          <table:table-cell table:style-name="ce9" office:value-type="float" office:value="68.7091823021239" calcext:value-type="float">
            <text:p><text:s text:c="3"/>68,7 </text:p>
          </table:table-cell>
          <table:table-cell table:style-name="ce9" office:value-type="float" office:value="69.1504355728612" calcext:value-type="float">
            <text:p><text:s text:c="3"/>69,2 </text:p>
          </table:table-cell>
          <table:table-cell table:style-name="ce9" office:value-type="float" office:value="65.7337714422427" calcext:value-type="float">
            <text:p><text:s text:c="3"/>65,7 </text:p>
          </table:table-cell>
          <table:table-cell table:style-name="ce9" office:value-type="float" office:value="72.5670997034796" calcext:value-type="float">
            <text:p><text:s text:c="3"/>72,6 </text:p>
          </table:table-cell>
          <table:table-cell table:style-name="ce9" office:value-type="float" office:value="62.9416528184669" calcext:value-type="float">
            <text:p><text:s text:c="3"/>62,9 </text:p>
          </table:table-cell>
          <table:table-cell table:style-name="ce9" office:value-type="float" office:value="55.0278354876601" calcext:value-type="float">
            <text:p><text:s text:c="3"/>55,0 </text:p>
          </table:table-cell>
          <table:table-cell table:style-name="ce9" office:value-type="float" office:value="70.8554701492738" calcext:value-type="float">
            <text:p><text:s text:c="3"/>70,9 </text:p>
          </table:table-cell>
          <table:table-cell table:style-name="ce9" office:value-type="float" office:value="47.815792133812" calcext:value-type="float">
            <text:p><text:s text:c="3"/>47,8 </text:p>
          </table:table-cell>
          <table:table-cell table:style-name="ce9" office:value-type="float" office:value="43.1318957320457" calcext:value-type="float">
            <text:p><text:s text:c="3"/>43,1 </text:p>
          </table:table-cell>
          <table:table-cell table:style-name="ce9" office:value-type="float" office:value="52.4996885355782" calcext:value-type="float">
            <text:p><text:s text:c="3"/>52,5 </text:p>
          </table:table-cell>
          <table:table-cell table:style-name="ce9" office:value-type="float" office:value="49.0433553912893" calcext:value-type="float">
            <text:p><text:s text:c="3"/>49,0 </text:p>
          </table:table-cell>
          <table:table-cell table:style-name="ce9" office:value-type="float" office:value="44.567748650476" calcext:value-type="float">
            <text:p><text:s text:c="3"/>44,6 </text:p>
          </table:table-cell>
          <table:table-cell table:style-name="ce9" office:value-type="float" office:value="53.5189621321026" calcext:value-type="float">
            <text:p><text:s text:c="3"/>53,5 </text:p>
          </table:table-cell>
          <table:table-cell table:style-name="ce9" office:value-type="float" office:value="49.5812087355542" calcext:value-type="float">
            <text:p><text:s text:c="3"/>49,6 </text:p>
          </table:table-cell>
          <table:table-cell table:style-name="ce9" office:value-type="float" office:value="41.7319801702412" calcext:value-type="float">
            <text:p><text:s text:c="3"/>41,7 </text:p>
          </table:table-cell>
          <table:table-cell table:style-name="ce9" office:value-type="float" office:value="57.4304373008672" calcext:value-type="float">
            <text:p><text:s text:c="3"/>57,4 </text:p>
          </table:table-cell>
          <table:table-cell table:style-name="ce9" office:value-type="float" office:value="52.6557158356661" calcext:value-type="float">
            <text:p><text:s text:c="3"/>52,7 </text:p>
          </table:table-cell>
          <table:table-cell table:style-name="ce9" office:value-type="float" office:value="48.7067258347567" calcext:value-type="float">
            <text:p><text:s text:c="3"/>48,7 </text:p>
          </table:table-cell>
          <table:table-cell table:style-name="ce9" office:value-type="float" office:value="56.6047058365756" calcext:value-type="float">
            <text:p><text:s text:c="3"/>56,6 </text:p>
          </table:table-cell>
          <table:table-cell table:style-name="ce9" office:value-type="float" office:value="55.5607545036734" calcext:value-type="float">
            <text:p><text:s text:c="3"/>55,6 </text:p>
          </table:table-cell>
          <table:table-cell table:style-name="ce9" office:value-type="float" office:value="52.4917440527724" calcext:value-type="float">
            <text:p><text:s text:c="3"/>52,5 </text:p>
          </table:table-cell>
          <table:table-cell table:style-name="ce9" office:value-type="float" office:value="58.6297649545744" calcext:value-type="float">
            <text:p><text:s text:c="3"/>58,6 </text:p>
          </table:table-cell>
          <table:table-cell table:style-name="ce9" office:value-type="float" office:value="50.4746144323891" calcext:value-type="float">
            <text:p><text:s text:c="3"/>50,5 </text:p>
          </table:table-cell>
          <table:table-cell table:style-name="ce9" office:value-type="float" office:value="42.266145479067" calcext:value-type="float">
            <text:p><text:s text:c="3"/>42,3 </text:p>
          </table:table-cell>
          <table:table-cell table:style-name="ce9" office:value-type="float" office:value="58.6830833857112" calcext:value-type="float">
            <text:p><text:s text:c="3"/>58,7 </text:p>
          </table:table-cell>
          <table:table-cell table:style-name="ce9" office:value-type="float" office:value="64.3747099170596" calcext:value-type="float">
            <text:p><text:s text:c="3"/>64,4 </text:p>
          </table:table-cell>
          <table:table-cell table:style-name="ce9" office:value-type="float" office:value="59.2980675333619" calcext:value-type="float">
            <text:p><text:s text:c="3"/>59,3 </text:p>
          </table:table-cell>
          <table:table-cell table:style-name="ce9" office:value-type="float" office:value="69.4513523007574" calcext:value-type="float">
            <text:p><text:s text:c="3"/>69,5 </text:p>
          </table:table-cell>
          <table:table-cell table:style-name="ce9" office:value-type="float" office:value="65.151590148384" calcext:value-type="float">
            <text:p><text:s text:c="3"/>65,2 </text:p>
          </table:table-cell>
          <table:table-cell table:style-name="ce9" office:value-type="float" office:value="59.3255828277069" calcext:value-type="float">
            <text:p><text:s text:c="3"/>59,3 </text:p>
          </table:table-cell>
          <table:table-cell table:style-name="ce9" office:value-type="float" office:value="70.977597469061" calcext:value-type="float">
            <text:p><text:s text:c="3"/>71,0 </text:p>
          </table:table-cell>
          <table:table-cell table:style-name="ce9" office:value-type="float" office:value="67.6241697784012" calcext:value-type="float">
            <text:p><text:s text:c="3"/>67,6 </text:p>
          </table:table-cell>
          <table:table-cell table:style-name="ce9" office:value-type="float" office:value="61.286575751332" calcext:value-type="float">
            <text:p><text:s text:c="3"/>61,3 </text:p>
          </table:table-cell>
          <table:table-cell table:style-name="ce9" office:value-type="float" office:value="73.9617638054703" calcext:value-type="float">
            <text:p><text:s text:c="3"/>74,0 </text:p>
          </table:table-cell>
          <table:table-cell table:number-columns-repeated="978"/>
        </table:table-row>
        <table:table-row table:style-name="ro1">
          <table:table-cell office:value-type="string" calcext:value-type="string">
            <text:p>Rio de Janeiro</text:p>
          </table:table-cell>
          <table:table-cell table:style-name="ce9" office:value-type="float" office:value="55.3969485092337" calcext:value-type="float">
            <text:p><text:s text:c="3"/>55,4 </text:p>
          </table:table-cell>
          <table:table-cell table:style-name="ce9" office:value-type="float" office:value="53.0841517836078" calcext:value-type="float">
            <text:p><text:s text:c="3"/>53,1 </text:p>
          </table:table-cell>
          <table:table-cell table:style-name="ce9" office:value-type="float" office:value="57.7097452348596" calcext:value-type="float">
            <text:p><text:s text:c="3"/>57,7 </text:p>
          </table:table-cell>
          <table:table-cell table:style-name="ce9" office:value-type="float" office:value="56.7774261398835" calcext:value-type="float">
            <text:p><text:s text:c="3"/>56,8 </text:p>
          </table:table-cell>
          <table:table-cell table:style-name="ce9" office:value-type="float" office:value="53.9929421835101" calcext:value-type="float">
            <text:p><text:s text:c="3"/>54,0 </text:p>
          </table:table-cell>
          <table:table-cell table:style-name="ce9" office:value-type="float" office:value="59.5619100962568" calcext:value-type="float">
            <text:p><text:s text:c="3"/>59,6 </text:p>
          </table:table-cell>
          <table:table-cell table:style-name="ce9" office:value-type="float" office:value="53.7125700862868" calcext:value-type="float">
            <text:p><text:s text:c="3"/>53,7 </text:p>
          </table:table-cell>
          <table:table-cell table:style-name="ce9" office:value-type="float" office:value="48.6908143383439" calcext:value-type="float">
            <text:p><text:s text:c="3"/>48,7 </text:p>
          </table:table-cell>
          <table:table-cell table:style-name="ce9" office:value-type="float" office:value="58.7343258342297" calcext:value-type="float">
            <text:p><text:s text:c="3"/>58,7 </text:p>
          </table:table-cell>
          <table:table-cell table:style-name="ce9" office:value-type="float" office:value="67.3546441207156" calcext:value-type="float">
            <text:p><text:s text:c="3"/>67,4 </text:p>
          </table:table-cell>
          <table:table-cell table:style-name="ce9" office:value-type="float" office:value="64.1642624623341" calcext:value-type="float">
            <text:p><text:s text:c="3"/>64,2 </text:p>
          </table:table-cell>
          <table:table-cell table:style-name="ce9" office:value-type="float" office:value="70.545025779097" calcext:value-type="float">
            <text:p><text:s text:c="3"/>70,5 </text:p>
          </table:table-cell>
          <table:table-cell table:style-name="ce9" office:value-type="float" office:value="68.4036174776315" calcext:value-type="float">
            <text:p><text:s text:c="3"/>68,4 </text:p>
          </table:table-cell>
          <table:table-cell table:style-name="ce9" office:value-type="float" office:value="64.2143792571393" calcext:value-type="float">
            <text:p><text:s text:c="3"/>64,2 </text:p>
          </table:table-cell>
          <table:table-cell table:style-name="ce9" office:value-type="float" office:value="72.5928556981237" calcext:value-type="float">
            <text:p><text:s text:c="3"/>72,6 </text:p>
          </table:table-cell>
          <table:table-cell table:style-name="ce9" office:value-type="float" office:value="64.343713966452" calcext:value-type="float">
            <text:p><text:s text:c="3"/>64,3 </text:p>
          </table:table-cell>
          <table:table-cell table:style-name="ce9" office:value-type="float" office:value="58.3082523736881" calcext:value-type="float">
            <text:p><text:s text:c="3"/>58,3 </text:p>
          </table:table-cell>
          <table:table-cell table:style-name="ce9" office:value-type="float" office:value="70.3791755592159" calcext:value-type="float">
            <text:p><text:s text:c="3"/>70,4 </text:p>
          </table:table-cell>
          <table:table-cell table:style-name="ce9" office:value-type="float" office:value="45.1549089727839" calcext:value-type="float">
            <text:p><text:s text:c="3"/>45,2 </text:p>
          </table:table-cell>
          <table:table-cell table:style-name="ce9" office:value-type="float" office:value="42.2287599912048" calcext:value-type="float">
            <text:p><text:s text:c="3"/>42,2 </text:p>
          </table:table-cell>
          <table:table-cell table:style-name="ce9" office:value-type="float" office:value="48.0810579543631" calcext:value-type="float">
            <text:p><text:s text:c="3"/>48,1 </text:p>
          </table:table-cell>
          <table:table-cell table:style-name="ce9" office:value-type="float" office:value="46.4679317966338" calcext:value-type="float">
            <text:p><text:s text:c="3"/>46,5 </text:p>
          </table:table-cell>
          <table:table-cell table:style-name="ce9" office:value-type="float" office:value="43.2170423925551" calcext:value-type="float">
            <text:p><text:s text:c="3"/>43,2 </text:p>
          </table:table-cell>
          <table:table-cell table:style-name="ce9" office:value-type="float" office:value="49.7188212007126" calcext:value-type="float">
            <text:p><text:s text:c="3"/>49,7 </text:p>
          </table:table-cell>
          <table:table-cell table:style-name="ce9" office:value-type="float" office:value="40.593920116521" calcext:value-type="float">
            <text:p><text:s text:c="3"/>40,6 </text:p>
          </table:table-cell>
          <table:table-cell table:style-name="ce9" office:value-type="float" office:value="32.5400848416159" calcext:value-type="float">
            <text:p><text:s text:c="3"/>32,5 </text:p>
          </table:table-cell>
          <table:table-cell table:style-name="ce9" office:value-type="float" office:value="48.6477553914261" calcext:value-type="float">
            <text:p><text:s text:c="3"/>48,6 </text:p>
          </table:table-cell>
          <table:table-cell table:style-name="ce9" office:value-type="float" office:value="56.1263272411944" calcext:value-type="float">
            <text:p><text:s text:c="3"/>56,1 </text:p>
          </table:table-cell>
          <table:table-cell table:style-name="ce9" office:value-type="float" office:value="53.2003509171596" calcext:value-type="float">
            <text:p><text:s text:c="3"/>53,2 </text:p>
          </table:table-cell>
          <table:table-cell table:style-name="ce9" office:value-type="float" office:value="59.0523035652293" calcext:value-type="float">
            <text:p><text:s text:c="3"/>59,1 </text:p>
          </table:table-cell>
          <table:table-cell table:style-name="ce9" office:value-type="float" office:value="57.0129008180312" calcext:value-type="float">
            <text:p><text:s text:c="3"/>57,0 </text:p>
          </table:table-cell>
          <table:table-cell table:style-name="ce9" office:value-type="float" office:value="53.9419198954903" calcext:value-type="float">
            <text:p><text:s text:c="3"/>53,9 </text:p>
          </table:table-cell>
          <table:table-cell table:style-name="ce9" office:value-type="float" office:value="60.0838817405721" calcext:value-type="float">
            <text:p><text:s text:c="3"/>60,1 </text:p>
          </table:table-cell>
          <table:table-cell table:style-name="ce9" office:value-type="float" office:value="55.5202188740618" calcext:value-type="float">
            <text:p><text:s text:c="3"/>55,5 </text:p>
          </table:table-cell>
          <table:table-cell table:style-name="ce9" office:value-type="float" office:value="49.1181978893611" calcext:value-type="float">
            <text:p><text:s text:c="3"/>49,1 </text:p>
          </table:table-cell>
          <table:table-cell table:style-name="ce9" office:value-type="float" office:value="61.9222398587625" calcext:value-type="float">
            <text:p><text:s text:c="3"/>61,9 </text:p>
          </table:table-cell>
          <table:table-cell table:style-name="ce9" office:value-type="float" office:value="54.0529136240348" calcext:value-type="float">
            <text:p><text:s text:c="3"/>54,1 </text:p>
          </table:table-cell>
          <table:table-cell table:style-name="ce9" office:value-type="float" office:value="50.3684085510221" calcext:value-type="float">
            <text:p><text:s text:c="3"/>50,4 </text:p>
          </table:table-cell>
          <table:table-cell table:style-name="ce9" office:value-type="float" office:value="57.7374186970475" calcext:value-type="float">
            <text:p><text:s text:c="3"/>57,7 </text:p>
          </table:table-cell>
          <table:table-cell table:style-name="ce9" office:value-type="float" office:value="56.3956171694183" calcext:value-type="float">
            <text:p><text:s text:c="3"/>56,4 </text:p>
          </table:table-cell>
          <table:table-cell table:style-name="ce9" office:value-type="float" office:value="51.0749903427323" calcext:value-type="float">
            <text:p><text:s text:c="3"/>51,1 </text:p>
          </table:table-cell>
          <table:table-cell table:style-name="ce9" office:value-type="float" office:value="61.7162439961043" calcext:value-type="float">
            <text:p><text:s text:c="3"/>61,7 </text:p>
          </table:table-cell>
          <table:table-cell table:style-name="ce9" office:value-type="float" office:value="50.8418099563648" calcext:value-type="float">
            <text:p><text:s text:c="3"/>50,8 </text:p>
          </table:table-cell>
          <table:table-cell table:style-name="ce9" office:value-type="float" office:value="42.8209820686611" calcext:value-type="float">
            <text:p><text:s text:c="3"/>42,8 </text:p>
          </table:table-cell>
          <table:table-cell table:style-name="ce9" office:value-type="float" office:value="58.8626378440686" calcext:value-type="float">
            <text:p><text:s text:c="3"/>58,9 </text:p>
          </table:table-cell>
          <table:table-cell table:number-columns-repeated="978"/>
        </table:table-row>
        <table:table-row table:style-name="ro1">
          <table:table-cell office:value-type="string" calcext:value-type="string">
            <text:p>São Paulo</text:p>
          </table:table-cell>
          <table:table-cell table:style-name="ce9" office:value-type="float" office:value="60.112999991079" calcext:value-type="float">
            <text:p><text:s text:c="3"/>60,1 </text:p>
          </table:table-cell>
          <table:table-cell table:style-name="ce9" office:value-type="float" office:value="57.088306115706" calcext:value-type="float">
            <text:p><text:s text:c="3"/>57,1 </text:p>
          </table:table-cell>
          <table:table-cell table:style-name="ce9" office:value-type="float" office:value="63.1376938664519" calcext:value-type="float">
            <text:p><text:s text:c="3"/>63,1 </text:p>
          </table:table-cell>
          <table:table-cell table:style-name="ce9" office:value-type="float" office:value="65.4434217306299" calcext:value-type="float">
            <text:p><text:s text:c="3"/>65,4 </text:p>
          </table:table-cell>
          <table:table-cell table:style-name="ce9" office:value-type="float" office:value="62.1121445412094" calcext:value-type="float">
            <text:p><text:s text:c="3"/>62,1 </text:p>
          </table:table-cell>
          <table:table-cell table:style-name="ce9" office:value-type="float" office:value="68.7746989200505" calcext:value-type="float">
            <text:p><text:s text:c="3"/>68,8 </text:p>
          </table:table-cell>
          <table:table-cell table:style-name="ce9" office:value-type="float" office:value="50.3479194923511" calcext:value-type="float">
            <text:p><text:s text:c="3"/>50,3 </text:p>
          </table:table-cell>
          <table:table-cell table:style-name="ce9" office:value-type="float" office:value="45.74315426749" calcext:value-type="float">
            <text:p><text:s text:c="3"/>45,7 </text:p>
          </table:table-cell>
          <table:table-cell table:style-name="ce9" office:value-type="float" office:value="54.9526847172122" calcext:value-type="float">
            <text:p><text:s text:c="3"/>55,0 </text:p>
          </table:table-cell>
          <table:table-cell table:style-name="ce9" office:value-type="float" office:value="68.5525016490617" calcext:value-type="float">
            <text:p><text:s text:c="3"/>68,6 </text:p>
          </table:table-cell>
          <table:table-cell table:style-name="ce9" office:value-type="float" office:value="65.0810327800178" calcext:value-type="float">
            <text:p><text:s text:c="3"/>65,1 </text:p>
          </table:table-cell>
          <table:table-cell table:style-name="ce9" office:value-type="float" office:value="72.0239705181055" calcext:value-type="float">
            <text:p><text:s text:c="3"/>72,0 </text:p>
          </table:table-cell>
          <table:table-cell table:style-name="ce9" office:value-type="float" office:value="70.0508157428568" calcext:value-type="float">
            <text:p><text:s text:c="3"/>70,1 </text:p>
          </table:table-cell>
          <table:table-cell table:style-name="ce9" office:value-type="float" office:value="66.1788742561442" calcext:value-type="float">
            <text:p><text:s text:c="3"/>66,2 </text:p>
          </table:table-cell>
          <table:table-cell table:style-name="ce9" office:value-type="float" office:value="73.9227572295694" calcext:value-type="float">
            <text:p><text:s text:c="3"/>73,9 </text:p>
          </table:table-cell>
          <table:table-cell table:style-name="ce9" office:value-type="float" office:value="53.7426859617287" calcext:value-type="float">
            <text:p><text:s text:c="3"/>53,7 </text:p>
          </table:table-cell>
          <table:table-cell table:style-name="ce9" office:value-type="float" office:value="47.1732577253008" calcext:value-type="float">
            <text:p><text:s text:c="3"/>47,2 </text:p>
          </table:table-cell>
          <table:table-cell table:style-name="ce9" office:value-type="float" office:value="60.3121141981566" calcext:value-type="float">
            <text:p><text:s text:c="3"/>60,3 </text:p>
          </table:table-cell>
          <table:table-cell table:style-name="ce9" office:value-type="float" office:value="50.8084073739792" calcext:value-type="float">
            <text:p><text:s text:c="3"/>50,8 </text:p>
          </table:table-cell>
          <table:table-cell table:style-name="ce9" office:value-type="float" office:value="47.1256629731533" calcext:value-type="float">
            <text:p><text:s text:c="3"/>47,1 </text:p>
          </table:table-cell>
          <table:table-cell table:style-name="ce9" office:value-type="float" office:value="54.491151774805" calcext:value-type="float">
            <text:p><text:s text:c="3"/>54,5 </text:p>
          </table:table-cell>
          <table:table-cell table:style-name="ce9" office:value-type="float" office:value="60.6222975758119" calcext:value-type="float">
            <text:p><text:s text:c="3"/>60,6 </text:p>
          </table:table-cell>
          <table:table-cell table:style-name="ce9" office:value-type="float" office:value="56.4265125340841" calcext:value-type="float">
            <text:p><text:s text:c="3"/>56,4 </text:p>
          </table:table-cell>
          <table:table-cell table:style-name="ce9" office:value-type="float" office:value="64.8180826175398" calcext:value-type="float">
            <text:p><text:s text:c="3"/>64,8 </text:p>
          </table:table-cell>
          <table:table-cell table:style-name="ce9" office:value-type="float" office:value="47.6458737518787" calcext:value-type="float">
            <text:p><text:s text:c="3"/>47,6 </text:p>
          </table:table-cell>
          <table:table-cell table:style-name="ce9" office:value-type="float" office:value="40.2449513899486" calcext:value-type="float">
            <text:p><text:s text:c="3"/>40,2 </text:p>
          </table:table-cell>
          <table:table-cell table:style-name="ce9" office:value-type="float" office:value="55.0467961138089" calcext:value-type="float">
            <text:p><text:s text:c="3"/>55,0 </text:p>
          </table:table-cell>
          <table:table-cell table:style-name="ce9" office:value-type="float" office:value="59.8584908897205" calcext:value-type="float">
            <text:p><text:s text:c="3"/>59,9 </text:p>
          </table:table-cell>
          <table:table-cell table:style-name="ce9" office:value-type="float" office:value="56.2863018136772" calcext:value-type="float">
            <text:p><text:s text:c="3"/>56,3 </text:p>
          </table:table-cell>
          <table:table-cell table:style-name="ce9" office:value-type="float" office:value="63.4306799657637" calcext:value-type="float">
            <text:p><text:s text:c="3"/>63,4 </text:p>
          </table:table-cell>
          <table:table-cell table:style-name="ce9" office:value-type="float" office:value="66.298003575213" calcext:value-type="float">
            <text:p><text:s text:c="3"/>66,3 </text:p>
          </table:table-cell>
          <table:table-cell table:style-name="ce9" office:value-type="float" office:value="62.302125696825" calcext:value-type="float">
            <text:p><text:s text:c="3"/>62,3 </text:p>
          </table:table-cell>
          <table:table-cell table:style-name="ce9" office:value-type="float" office:value="70.2938814536011" calcext:value-type="float">
            <text:p><text:s text:c="3"/>70,3 </text:p>
          </table:table-cell>
          <table:table-cell table:style-name="ce9" office:value-type="float" office:value="48.4410220442162" calcext:value-type="float">
            <text:p><text:s text:c="3"/>48,4 </text:p>
          </table:table-cell>
          <table:table-cell table:style-name="ce9" office:value-type="float" office:value="42.4688593722577" calcext:value-type="float">
            <text:p><text:s text:c="3"/>42,5 </text:p>
          </table:table-cell>
          <table:table-cell table:style-name="ce9" office:value-type="float" office:value="54.4131847161747" calcext:value-type="float">
            <text:p><text:s text:c="3"/>54,4 </text:p>
          </table:table-cell>
          <table:table-cell table:style-name="ce9" office:value-type="float" office:value="61.1411867639076" calcext:value-type="float">
            <text:p><text:s text:c="3"/>61,1 </text:p>
          </table:table-cell>
          <table:table-cell table:style-name="ce9" office:value-type="float" office:value="56.2290774336559" calcext:value-type="float">
            <text:p><text:s text:c="3"/>56,2 </text:p>
          </table:table-cell>
          <table:table-cell table:style-name="ce9" office:value-type="float" office:value="66.0532960941593" calcext:value-type="float">
            <text:p><text:s text:c="3"/>66,1 </text:p>
          </table:table-cell>
          <table:table-cell table:style-name="ce9" office:value-type="float" office:value="62.4810825246041" calcext:value-type="float">
            <text:p><text:s text:c="3"/>62,5 </text:p>
          </table:table-cell>
          <table:table-cell table:style-name="ce9" office:value-type="float" office:value="57.3845988095168" calcext:value-type="float">
            <text:p><text:s text:c="3"/>57,4 </text:p>
          </table:table-cell>
          <table:table-cell table:style-name="ce9" office:value-type="float" office:value="67.5775662396914" calcext:value-type="float">
            <text:p><text:s text:c="3"/>67,6 </text:p>
          </table:table-cell>
          <table:table-cell table:style-name="ce9" office:value-type="float" office:value="56.1459300688786" calcext:value-type="float">
            <text:p><text:s text:c="3"/>56,1 </text:p>
          </table:table-cell>
          <table:table-cell table:style-name="ce9" office:value-type="float" office:value="51.8191776295121" calcext:value-type="float">
            <text:p><text:s text:c="3"/>51,8 </text:p>
          </table:table-cell>
          <table:table-cell table:style-name="ce9" office:value-type="float" office:value="60.4726825082451" calcext:value-type="float">
            <text:p><text:s text:c="3"/>60,5 </text:p>
          </table:table-cell>
          <table:table-cell table:number-columns-repeated="978"/>
        </table:table-row>
        <table:table-row table:style-name="ro1">
          <table:table-cell office:value-type="string" calcext:value-type="string">
            <text:p>Curitiba</text:p>
          </table:table-cell>
          <table:table-cell table:style-name="ce9" office:value-type="float" office:value="48.7600578162295" calcext:value-type="float">
            <text:p><text:s text:c="3"/>48,8 </text:p>
          </table:table-cell>
          <table:table-cell table:style-name="ce9" office:value-type="float" office:value="45.7358565404494" calcext:value-type="float">
            <text:p><text:s text:c="3"/>45,7 </text:p>
          </table:table-cell>
          <table:table-cell table:style-name="ce9" office:value-type="float" office:value="51.7842590920096" calcext:value-type="float">
            <text:p><text:s text:c="3"/>51,8 </text:p>
          </table:table-cell>
          <table:table-cell table:style-name="ce9" office:value-type="float" office:value="51.2474229782954" calcext:value-type="float">
            <text:p><text:s text:c="3"/>51,2 </text:p>
          </table:table-cell>
          <table:table-cell table:style-name="ce9" office:value-type="float" office:value="47.4329013442775" calcext:value-type="float">
            <text:p><text:s text:c="3"/>47,4 </text:p>
          </table:table-cell>
          <table:table-cell table:style-name="ce9" office:value-type="float" office:value="55.0619446123133" calcext:value-type="float">
            <text:p><text:s text:c="3"/>55,1 </text:p>
          </table:table-cell>
          <table:table-cell table:style-name="ce9" office:value-type="float" office:value="46.7747557502828" calcext:value-type="float">
            <text:p><text:s text:c="3"/>46,8 </text:p>
          </table:table-cell>
          <table:table-cell table:style-name="ce9" office:value-type="float" office:value="39.5246691577366" calcext:value-type="float">
            <text:p><text:s text:c="3"/>39,5 </text:p>
          </table:table-cell>
          <table:table-cell table:style-name="ce9" office:value-type="float" office:value="54.0248423428289" calcext:value-type="float">
            <text:p><text:s text:c="3"/>54,0 </text:p>
          </table:table-cell>
          <table:table-cell table:style-name="ce9" office:value-type="float" office:value="56.0989189814094" calcext:value-type="float">
            <text:p><text:s text:c="3"/>56,1 </text:p>
          </table:table-cell>
          <table:table-cell table:style-name="ce9" office:value-type="float" office:value="52.5990851791568" calcext:value-type="float">
            <text:p><text:s text:c="3"/>52,6 </text:p>
          </table:table-cell>
          <table:table-cell table:style-name="ce9" office:value-type="float" office:value="59.5987527836619" calcext:value-type="float">
            <text:p><text:s text:c="3"/>59,6 </text:p>
          </table:table-cell>
          <table:table-cell table:style-name="ce9" office:value-type="float" office:value="59.2625905192369" calcext:value-type="float">
            <text:p><text:s text:c="3"/>59,3 </text:p>
          </table:table-cell>
          <table:table-cell table:style-name="ce9" office:value-type="float" office:value="55.7187369200032" calcext:value-type="float">
            <text:p><text:s text:c="3"/>55,7 </text:p>
          </table:table-cell>
          <table:table-cell table:style-name="ce9" office:value-type="float" office:value="62.8064441184706" calcext:value-type="float">
            <text:p><text:s text:c="3"/>62,8 </text:p>
          </table:table-cell>
          <table:table-cell table:style-name="ce9" office:value-type="float" office:value="50.0242230415301" calcext:value-type="float">
            <text:p><text:s text:c="3"/>50,0 </text:p>
          </table:table-cell>
          <table:table-cell table:style-name="ce9" office:value-type="float" office:value="42.808392040493" calcext:value-type="float">
            <text:p><text:s text:c="3"/>42,8 </text:p>
          </table:table-cell>
          <table:table-cell table:style-name="ce9" office:value-type="float" office:value="57.2400540425671" calcext:value-type="float">
            <text:p><text:s text:c="3"/>57,2 </text:p>
          </table:table-cell>
          <table:table-cell table:style-name="ce9" office:value-type="float" office:value="41.3962373478856" calcext:value-type="float">
            <text:p><text:s text:c="3"/>41,4 </text:p>
          </table:table-cell>
          <table:table-cell table:style-name="ce9" office:value-type="float" office:value="37.396275106234" calcext:value-type="float">
            <text:p><text:s text:c="3"/>37,4 </text:p>
          </table:table-cell>
          <table:table-cell table:style-name="ce9" office:value-type="float" office:value="45.3961995895372" calcext:value-type="float">
            <text:p><text:s text:c="3"/>45,4 </text:p>
          </table:table-cell>
          <table:table-cell table:style-name="ce9" office:value-type="float" office:value="43.3560623743908" calcext:value-type="float">
            <text:p><text:s text:c="3"/>43,4 </text:p>
          </table:table-cell>
          <table:table-cell table:style-name="ce9" office:value-type="float" office:value="37.9814653462241" calcext:value-type="float">
            <text:p><text:s text:c="3"/>38,0 </text:p>
          </table:table-cell>
          <table:table-cell table:style-name="ce9" office:value-type="float" office:value="48.7306594025574" calcext:value-type="float">
            <text:p><text:s text:c="3"/>48,7 </text:p>
          </table:table-cell>
          <table:table-cell table:style-name="ce9" office:value-type="float" office:value="43.4862522939991" calcext:value-type="float">
            <text:p><text:s text:c="3"/>43,5 </text:p>
          </table:table-cell>
          <table:table-cell table:style-name="ce9" office:value-type="float" office:value="33.932244827976" calcext:value-type="float">
            <text:p><text:s text:c="3"/>33,9 </text:p>
          </table:table-cell>
          <table:table-cell table:style-name="ce9" office:value-type="float" office:value="53.0402597600223" calcext:value-type="float">
            <text:p><text:s text:c="3"/>53,0 </text:p>
          </table:table-cell>
          <table:table-cell table:style-name="ce9" office:value-type="float" office:value="47.1935567187446" calcext:value-type="float">
            <text:p><text:s text:c="3"/>47,2 </text:p>
          </table:table-cell>
          <table:table-cell table:style-name="ce9" office:value-type="float" office:value="43.811783840605" calcext:value-type="float">
            <text:p><text:s text:c="3"/>43,8 </text:p>
          </table:table-cell>
          <table:table-cell table:style-name="ce9" office:value-type="float" office:value="50.5753295968842" calcext:value-type="float">
            <text:p><text:s text:c="3"/>50,6 </text:p>
          </table:table-cell>
          <table:table-cell table:style-name="ce9" office:value-type="float" office:value="48.1847935559028" calcext:value-type="float">
            <text:p><text:s text:c="3"/>48,2 </text:p>
          </table:table-cell>
          <table:table-cell table:style-name="ce9" office:value-type="float" office:value="44.087052175741" calcext:value-type="float">
            <text:p><text:s text:c="3"/>44,1 </text:p>
          </table:table-cell>
          <table:table-cell table:style-name="ce9" office:value-type="float" office:value="52.2825349360647" calcext:value-type="float">
            <text:p><text:s text:c="3"/>52,3 </text:p>
          </table:table-cell>
          <table:table-cell table:style-name="ce9" office:value-type="float" office:value="44.8490092421395" calcext:value-type="float">
            <text:p><text:s text:c="3"/>44,8 </text:p>
          </table:table-cell>
          <table:table-cell table:style-name="ce9" office:value-type="float" office:value="35.3160823619065" calcext:value-type="float">
            <text:p><text:s text:c="3"/>35,3 </text:p>
          </table:table-cell>
          <table:table-cell table:style-name="ce9" office:value-type="float" office:value="54.3819361223725" calcext:value-type="float">
            <text:p><text:s text:c="3"/>54,4 </text:p>
          </table:table-cell>
          <table:table-cell table:style-name="ce9" office:value-type="float" office:value="53.4420303861612" calcext:value-type="float">
            <text:p><text:s text:c="3"/>53,4 </text:p>
          </table:table-cell>
          <table:table-cell table:style-name="ce9" office:value-type="float" office:value="47.7323265890131" calcext:value-type="float">
            <text:p><text:s text:c="3"/>47,7 </text:p>
          </table:table-cell>
          <table:table-cell table:style-name="ce9" office:value-type="float" office:value="59.1517341833092" calcext:value-type="float">
            <text:p><text:s text:c="3"/>59,2 </text:p>
          </table:table-cell>
          <table:table-cell table:style-name="ce9" office:value-type="float" office:value="59.5340548825672" calcext:value-type="float">
            <text:p><text:s text:c="3"/>59,5 </text:p>
          </table:table-cell>
          <table:table-cell table:style-name="ce9" office:value-type="float" office:value="55.2137860422202" calcext:value-type="float">
            <text:p><text:s text:c="3"/>55,2 </text:p>
          </table:table-cell>
          <table:table-cell table:style-name="ce9" office:value-type="float" office:value="63.8543237229142" calcext:value-type="float">
            <text:p><text:s text:c="3"/>63,9 </text:p>
          </table:table-cell>
          <table:table-cell table:style-name="ce9" office:value-type="float" office:value="52.1786583287902" calcext:value-type="float">
            <text:p><text:s text:c="3"/>52,2 </text:p>
          </table:table-cell>
          <table:table-cell table:style-name="ce9" office:value-type="float" office:value="45.4142648191047" calcext:value-type="float">
            <text:p><text:s text:c="3"/>45,4 </text:p>
          </table:table-cell>
          <table:table-cell table:style-name="ce9" office:value-type="float" office:value="58.9430518384758" calcext:value-type="float">
            <text:p><text:s text:c="3"/>58,9 </text:p>
          </table:table-cell>
          <table:table-cell table:number-columns-repeated="978"/>
        </table:table-row>
        <table:table-row table:style-name="ro1">
          <table:table-cell office:value-type="string" calcext:value-type="string">
            <text:p>Florianópolis</text:p>
          </table:table-cell>
          <table:table-cell table:style-name="ce9" office:value-type="float" office:value="56.6008432907142" calcext:value-type="float">
            <text:p><text:s text:c="3"/>56,6 </text:p>
          </table:table-cell>
          <table:table-cell table:style-name="ce9" office:value-type="float" office:value="54.0640726614925" calcext:value-type="float">
            <text:p><text:s text:c="3"/>54,1 </text:p>
          </table:table-cell>
          <table:table-cell table:style-name="ce9" office:value-type="float" office:value="59.1376139199358" calcext:value-type="float">
            <text:p><text:s text:c="3"/>59,1 </text:p>
          </table:table-cell>
          <table:table-cell table:style-name="ce9" office:value-type="float" office:value="56.5901518604654" calcext:value-type="float">
            <text:p><text:s text:c="3"/>56,6 </text:p>
          </table:table-cell>
          <table:table-cell table:style-name="ce9" office:value-type="float" office:value="53.0855395179425" calcext:value-type="float">
            <text:p><text:s text:c="3"/>53,1 </text:p>
          </table:table-cell>
          <table:table-cell table:style-name="ce9" office:value-type="float" office:value="60.0947642029884" calcext:value-type="float">
            <text:p><text:s text:c="3"/>60,1 </text:p>
          </table:table-cell>
          <table:table-cell table:style-name="ce9" office:value-type="float" office:value="52.1891519591722" calcext:value-type="float">
            <text:p><text:s text:c="3"/>52,2 </text:p>
          </table:table-cell>
          <table:table-cell table:style-name="ce9" office:value-type="float" office:value="45.9325265217441" calcext:value-type="float">
            <text:p><text:s text:c="3"/>45,9 </text:p>
          </table:table-cell>
          <table:table-cell table:style-name="ce9" office:value-type="float" office:value="58.4457773966002" calcext:value-type="float">
            <text:p><text:s text:c="3"/>58,4 </text:p>
          </table:table-cell>
          <table:table-cell table:style-name="ce9" office:value-type="float" office:value="63.8531929887387" calcext:value-type="float">
            <text:p><text:s text:c="3"/>63,9 </text:p>
          </table:table-cell>
          <table:table-cell table:style-name="ce9" office:value-type="float" office:value="60.7185350314782" calcext:value-type="float">
            <text:p><text:s text:c="3"/>60,7 </text:p>
          </table:table-cell>
          <table:table-cell table:style-name="ce9" office:value-type="float" office:value="66.9878509459991" calcext:value-type="float">
            <text:p><text:s text:c="3"/>67,0 </text:p>
          </table:table-cell>
          <table:table-cell table:style-name="ce9" office:value-type="float" office:value="65.9576807693555" calcext:value-type="float">
            <text:p><text:s text:c="3"/>66,0 </text:p>
          </table:table-cell>
          <table:table-cell table:style-name="ce9" office:value-type="float" office:value="62.0772464867535" calcext:value-type="float">
            <text:p><text:s text:c="3"/>62,1 </text:p>
          </table:table-cell>
          <table:table-cell table:style-name="ce9" office:value-type="float" office:value="69.8381150519575" calcext:value-type="float">
            <text:p><text:s text:c="3"/>69,8 </text:p>
          </table:table-cell>
          <table:table-cell table:style-name="ce9" office:value-type="float" office:value="58.5676667453104" calcext:value-type="float">
            <text:p><text:s text:c="3"/>58,6 </text:p>
          </table:table-cell>
          <table:table-cell table:style-name="ce9" office:value-type="float" office:value="51.8059699861989" calcext:value-type="float">
            <text:p><text:s text:c="3"/>51,8 </text:p>
          </table:table-cell>
          <table:table-cell table:style-name="ce9" office:value-type="float" office:value="65.3293635044219" calcext:value-type="float">
            <text:p><text:s text:c="3"/>65,3 </text:p>
          </table:table-cell>
          <table:table-cell table:style-name="ce9" office:value-type="float" office:value="49.5649141368544" calcext:value-type="float">
            <text:p><text:s text:c="3"/>49,6 </text:p>
          </table:table-cell>
          <table:table-cell table:style-name="ce9" office:value-type="float" office:value="45.3299180363226" calcext:value-type="float">
            <text:p><text:s text:c="3"/>45,3 </text:p>
          </table:table-cell>
          <table:table-cell table:style-name="ce9" office:value-type="float" office:value="53.7999102373861" calcext:value-type="float">
            <text:p><text:s text:c="3"/>53,8 </text:p>
          </table:table-cell>
          <table:table-cell table:style-name="ce9" office:value-type="float" office:value="48.3255667224623" calcext:value-type="float">
            <text:p><text:s text:c="3"/>48,3 </text:p>
          </table:table-cell>
          <table:table-cell table:style-name="ce9" office:value-type="float" office:value="43.583968513967" calcext:value-type="float">
            <text:p><text:s text:c="3"/>43,6 </text:p>
          </table:table-cell>
          <table:table-cell table:style-name="ce9" office:value-type="float" office:value="53.0671649309576" calcext:value-type="float">
            <text:p><text:s text:c="3"/>53,1 </text:p>
          </table:table-cell>
          <table:table-cell table:style-name="ce9" office:value-type="float" office:value="46.4920606339219" calcext:value-type="float">
            <text:p><text:s text:c="3"/>46,5 </text:p>
          </table:table-cell>
          <table:table-cell table:style-name="ce9" office:value-type="float" office:value="38.127506684504" calcext:value-type="float">
            <text:p><text:s text:c="3"/>38,1 </text:p>
          </table:table-cell>
          <table:table-cell table:style-name="ce9" office:value-type="float" office:value="54.8566145833397" calcext:value-type="float">
            <text:p><text:s text:c="3"/>54,9 </text:p>
          </table:table-cell>
          <table:table-cell table:style-name="ce9" office:value-type="float" office:value="54.5463987162338" calcext:value-type="float">
            <text:p><text:s text:c="3"/>54,5 </text:p>
          </table:table-cell>
          <table:table-cell table:style-name="ce9" office:value-type="float" office:value="51.9172359093629" calcext:value-type="float">
            <text:p><text:s text:c="3"/>51,9 </text:p>
          </table:table-cell>
          <table:table-cell table:style-name="ce9" office:value-type="float" office:value="57.1755615231048" calcext:value-type="float">
            <text:p><text:s text:c="3"/>57,2 </text:p>
          </table:table-cell>
          <table:table-cell table:style-name="ce9" office:value-type="float" office:value="53.3257694266467" calcext:value-type="float">
            <text:p><text:s text:c="3"/>53,3 </text:p>
          </table:table-cell>
          <table:table-cell table:style-name="ce9" office:value-type="float" office:value="49.4886194404263" calcext:value-type="float">
            <text:p><text:s text:c="3"/>49,5 </text:p>
          </table:table-cell>
          <table:table-cell table:style-name="ce9" office:value-type="float" office:value="57.1629194128672" calcext:value-type="float">
            <text:p><text:s text:c="3"/>57,2 </text:p>
          </table:table-cell>
          <table:table-cell table:style-name="ce9" office:value-type="float" office:value="47.7401523884134" calcext:value-type="float">
            <text:p><text:s text:c="3"/>47,7 </text:p>
          </table:table-cell>
          <table:table-cell table:style-name="ce9" office:value-type="float" office:value="39.5100818484679" calcext:value-type="float">
            <text:p><text:s text:c="3"/>39,5 </text:p>
          </table:table-cell>
          <table:table-cell table:style-name="ce9" office:value-type="float" office:value="55.9702229283589" calcext:value-type="float">
            <text:p><text:s text:c="3"/>56,0 </text:p>
          </table:table-cell>
          <table:table-cell table:style-name="ce9" office:value-type="float" office:value="62.8367279176189" calcext:value-type="float">
            <text:p><text:s text:c="3"/>62,8 </text:p>
          </table:table-cell>
          <table:table-cell table:style-name="ce9" office:value-type="float" office:value="58.9361352113914" calcext:value-type="float">
            <text:p><text:s text:c="3"/>58,9 </text:p>
          </table:table-cell>
          <table:table-cell table:style-name="ce9" office:value-type="float" office:value="66.7373206238464" calcext:value-type="float">
            <text:p><text:s text:c="3"/>66,7 </text:p>
          </table:table-cell>
          <table:table-cell table:style-name="ce9" office:value-type="float" office:value="63.4543368691065" calcext:value-type="float">
            <text:p><text:s text:c="3"/>63,5 </text:p>
          </table:table-cell>
          <table:table-cell table:style-name="ce9" office:value-type="float" office:value="58.7762032199493" calcext:value-type="float">
            <text:p><text:s text:c="3"/>58,8 </text:p>
          </table:table-cell>
          <table:table-cell table:style-name="ce9" office:value-type="float" office:value="68.1324705182637" calcext:value-type="float">
            <text:p><text:s text:c="3"/>68,1 </text:p>
          </table:table-cell>
          <table:table-cell table:style-name="ce9" office:value-type="float" office:value="61.7302565851468" calcext:value-type="float">
            <text:p><text:s text:c="3"/>61,7 </text:p>
          </table:table-cell>
          <table:table-cell table:style-name="ce9" office:value-type="float" office:value="53.2644238338356" calcext:value-type="float">
            <text:p><text:s text:c="3"/>53,3 </text:p>
          </table:table-cell>
          <table:table-cell table:style-name="ce9" office:value-type="float" office:value="70.196089336458" calcext:value-type="float">
            <text:p><text:s text:c="3"/>70,2 </text:p>
          </table:table-cell>
          <table:table-cell table:number-columns-repeated="978"/>
        </table:table-row>
        <table:table-row table:style-name="ro1">
          <table:table-cell office:value-type="string" calcext:value-type="string">
            <text:p>Porto Alegre</text:p>
          </table:table-cell>
          <table:table-cell table:style-name="ce9" office:value-type="float" office:value="47.8499176588364" calcext:value-type="float">
            <text:p><text:s text:c="3"/>47,8 </text:p>
          </table:table-cell>
          <table:table-cell table:style-name="ce9" office:value-type="float" office:value="43.027593492687" calcext:value-type="float">
            <text:p><text:s text:c="3"/>43,0 </text:p>
          </table:table-cell>
          <table:table-cell table:style-name="ce9" office:value-type="float" office:value="52.6722418249858" calcext:value-type="float">
            <text:p><text:s text:c="3"/>52,7 </text:p>
          </table:table-cell>
          <table:table-cell table:style-name="ce9" office:value-type="float" office:value="42.6193134667552" calcext:value-type="float">
            <text:p><text:s text:c="3"/>42,6 </text:p>
          </table:table-cell>
          <table:table-cell table:style-name="ce9" office:value-type="float" office:value="38.4880685351828" calcext:value-type="float">
            <text:p><text:s text:c="3"/>38,5 </text:p>
          </table:table-cell>
          <table:table-cell table:style-name="ce9" office:value-type="float" office:value="46.7505583983276" calcext:value-type="float">
            <text:p><text:s text:c="3"/>46,8 </text:p>
          </table:table-cell>
          <table:table-cell table:style-name="ce9" office:value-type="float" office:value="43.5579290698711" calcext:value-type="float">
            <text:p><text:s text:c="3"/>43,6 </text:p>
          </table:table-cell>
          <table:table-cell table:style-name="ce9" office:value-type="float" office:value="36.1149547679743" calcext:value-type="float">
            <text:p><text:s text:c="3"/>36,1 </text:p>
          </table:table-cell>
          <table:table-cell table:style-name="ce9" office:value-type="float" office:value="51.0009033717678" calcext:value-type="float">
            <text:p><text:s text:c="3"/>51,0 </text:p>
          </table:table-cell>
          <table:table-cell table:style-name="ce9" office:value-type="float" office:value="55.2563987345751" calcext:value-type="float">
            <text:p><text:s text:c="3"/>55,3 </text:p>
          </table:table-cell>
          <table:table-cell table:style-name="ce9" office:value-type="float" office:value="49.8825511773685" calcext:value-type="float">
            <text:p><text:s text:c="3"/>49,9 </text:p>
          </table:table-cell>
          <table:table-cell table:style-name="ce9" office:value-type="float" office:value="60.6302462917818" calcext:value-type="float">
            <text:p><text:s text:c="3"/>60,6 </text:p>
          </table:table-cell>
          <table:table-cell table:style-name="ce9" office:value-type="float" office:value="49.7410086165481" calcext:value-type="float">
            <text:p><text:s text:c="3"/>49,7 </text:p>
          </table:table-cell>
          <table:table-cell table:style-name="ce9" office:value-type="float" office:value="44.1911681886605" calcext:value-type="float">
            <text:p><text:s text:c="3"/>44,2 </text:p>
          </table:table-cell>
          <table:table-cell table:style-name="ce9" office:value-type="float" office:value="55.2908490444356" calcext:value-type="float">
            <text:p><text:s text:c="3"/>55,3 </text:p>
          </table:table-cell>
          <table:table-cell table:style-name="ce9" office:value-type="float" office:value="50.1269698222459" calcext:value-type="float">
            <text:p><text:s text:c="3"/>50,1 </text:p>
          </table:table-cell>
          <table:table-cell table:style-name="ce9" office:value-type="float" office:value="41.5993126742731" calcext:value-type="float">
            <text:p><text:s text:c="3"/>41,6 </text:p>
          </table:table-cell>
          <table:table-cell table:style-name="ce9" office:value-type="float" office:value="58.6546269702187" calcext:value-type="float">
            <text:p><text:s text:c="3"/>58,7 </text:p>
          </table:table-cell>
          <table:table-cell table:style-name="ce9" office:value-type="float" office:value="40.8999206702822" calcext:value-type="float">
            <text:p><text:s text:c="3"/>40,9 </text:p>
          </table:table-cell>
          <table:table-cell table:style-name="ce9" office:value-type="float" office:value="35.4694239865368" calcext:value-type="float">
            <text:p><text:s text:c="3"/>35,5 </text:p>
          </table:table-cell>
          <table:table-cell table:style-name="ce9" office:value-type="float" office:value="46.3304173540275" calcext:value-type="float">
            <text:p><text:s text:c="3"/>46,3 </text:p>
          </table:table-cell>
          <table:table-cell table:style-name="ce9" office:value-type="float" office:value="34.3284634316916" calcext:value-type="float">
            <text:p><text:s text:c="3"/>34,3 </text:p>
          </table:table-cell>
          <table:table-cell table:style-name="ce9" office:value-type="float" office:value="29.4345159180729" calcext:value-type="float">
            <text:p><text:s text:c="3"/>29,4 </text:p>
          </table:table-cell>
          <table:table-cell table:style-name="ce9" office:value-type="float" office:value="39.2224109453103" calcext:value-type="float">
            <text:p><text:s text:c="3"/>39,2 </text:p>
          </table:table-cell>
          <table:table-cell table:style-name="ce9" office:value-type="float" office:value="38.0196555442684" calcext:value-type="float">
            <text:p><text:s text:c="3"/>38,0 </text:p>
          </table:table-cell>
          <table:table-cell table:style-name="ce9" office:value-type="float" office:value="28.6209680675187" calcext:value-type="float">
            <text:p><text:s text:c="3"/>28,6 </text:p>
          </table:table-cell>
          <table:table-cell table:style-name="ce9" office:value-type="float" office:value="47.4183430210181" calcext:value-type="float">
            <text:p><text:s text:c="3"/>47,4 </text:p>
          </table:table-cell>
          <table:table-cell table:style-name="ce9" office:value-type="float" office:value="43.1811048566674" calcext:value-type="float">
            <text:p><text:s text:c="3"/>43,2 </text:p>
          </table:table-cell>
          <table:table-cell table:style-name="ce9" office:value-type="float" office:value="38.6309383568673" calcext:value-type="float">
            <text:p><text:s text:c="3"/>38,6 </text:p>
          </table:table-cell>
          <table:table-cell table:style-name="ce9" office:value-type="float" office:value="47.7312713564674" calcext:value-type="float">
            <text:p><text:s text:c="3"/>47,7 </text:p>
          </table:table-cell>
          <table:table-cell table:style-name="ce9" office:value-type="float" office:value="40.9915952878009" calcext:value-type="float">
            <text:p><text:s text:c="3"/>41,0 </text:p>
          </table:table-cell>
          <table:table-cell table:style-name="ce9" office:value-type="float" office:value="36.8457502963171" calcext:value-type="float">
            <text:p><text:s text:c="3"/>36,8 </text:p>
          </table:table-cell>
          <table:table-cell table:style-name="ce9" office:value-type="float" office:value="45.1374402792847" calcext:value-type="float">
            <text:p><text:s text:c="3"/>45,1 </text:p>
          </table:table-cell>
          <table:table-cell table:style-name="ce9" office:value-type="float" office:value="41.2370683675227" calcext:value-type="float">
            <text:p><text:s text:c="3"/>41,2 </text:p>
          </table:table-cell>
          <table:table-cell table:style-name="ce9" office:value-type="float" office:value="32.0191887498781" calcext:value-type="float">
            <text:p><text:s text:c="3"/>32,0 </text:p>
          </table:table-cell>
          <table:table-cell table:style-name="ce9" office:value-type="float" office:value="50.4549479851673" calcext:value-type="float">
            <text:p><text:s text:c="3"/>50,5 </text:p>
          </table:table-cell>
          <table:table-cell table:style-name="ce9" office:value-type="float" office:value="60.738818937569" calcext:value-type="float">
            <text:p><text:s text:c="3"/>60,7 </text:p>
          </table:table-cell>
          <table:table-cell table:style-name="ce9" office:value-type="float" office:value="53.3592571241974" calcext:value-type="float">
            <text:p><text:s text:c="3"/>53,4 </text:p>
          </table:table-cell>
          <table:table-cell table:style-name="ce9" office:value-type="float" office:value="68.1183807509405" calcext:value-type="float">
            <text:p><text:s text:c="3"/>68,1 </text:p>
          </table:table-cell>
          <table:table-cell table:style-name="ce9" office:value-type="float" office:value="62.7696769645262" calcext:value-type="float">
            <text:p><text:s text:c="3"/>62,8 </text:p>
          </table:table-cell>
          <table:table-cell table:style-name="ce9" office:value-type="float" office:value="56.8936514067563" calcext:value-type="float">
            <text:p><text:s text:c="3"/>56,9 </text:p>
          </table:table-cell>
          <table:table-cell table:style-name="ce9" office:value-type="float" office:value="68.6457025222961" calcext:value-type="float">
            <text:p><text:s text:c="3"/>68,6 </text:p>
          </table:table-cell>
          <table:table-cell table:style-name="ce9" office:value-type="float" office:value="48.8680968567245" calcext:value-type="float">
            <text:p><text:s text:c="3"/>48,9 </text:p>
          </table:table-cell>
          <table:table-cell table:style-name="ce9" office:value-type="float" office:value="36.4547301864084" calcext:value-type="float">
            <text:p><text:s text:c="3"/>36,5 </text:p>
          </table:table-cell>
          <table:table-cell table:style-name="ce9" office:value-type="float" office:value="61.2814635270407" calcext:value-type="float">
            <text:p><text:s text:c="3"/>61,3 </text:p>
          </table:table-cell>
          <table:table-cell table:number-columns-repeated="978"/>
        </table:table-row>
        <table:table-row table:style-name="ro1">
          <table:table-cell office:value-type="string" calcext:value-type="string">
            <text:p>Campo Grande</text:p>
          </table:table-cell>
          <table:table-cell table:style-name="ce9" office:value-type="float" office:value="49.7655576418121" calcext:value-type="float">
            <text:p><text:s text:c="3"/>49,8 </text:p>
          </table:table-cell>
          <table:table-cell table:style-name="ce9" office:value-type="float" office:value="46.7241656327208" calcext:value-type="float">
            <text:p><text:s text:c="3"/>46,7 </text:p>
          </table:table-cell>
          <table:table-cell table:style-name="ce9" office:value-type="float" office:value="52.8069496509034" calcext:value-type="float">
            <text:p><text:s text:c="3"/>52,8 </text:p>
          </table:table-cell>
          <table:table-cell table:style-name="ce9" office:value-type="float" office:value="47.5961535995786" calcext:value-type="float">
            <text:p><text:s text:c="3"/>47,6 </text:p>
          </table:table-cell>
          <table:table-cell table:style-name="ce9" office:value-type="float" office:value="44.6414837140339" calcext:value-type="float">
            <text:p><text:s text:c="3"/>44,6 </text:p>
          </table:table-cell>
          <table:table-cell table:style-name="ce9" office:value-type="float" office:value="50.5508234851233" calcext:value-type="float">
            <text:p><text:s text:c="3"/>50,6 </text:p>
          </table:table-cell>
          <table:table-cell table:style-name="ce9" office:value-type="float" office:value="47.9190030465148" calcext:value-type="float">
            <text:p><text:s text:c="3"/>47,9 </text:p>
          </table:table-cell>
          <table:table-cell table:style-name="ce9" office:value-type="float" office:value="41.7320739341318" calcext:value-type="float">
            <text:p><text:s text:c="3"/>41,7 </text:p>
          </table:table-cell>
          <table:table-cell table:style-name="ce9" office:value-type="float" office:value="54.1059321588978" calcext:value-type="float">
            <text:p><text:s text:c="3"/>54,1 </text:p>
          </table:table-cell>
          <table:table-cell table:style-name="ce9" office:value-type="float" office:value="57.1195934753757" calcext:value-type="float">
            <text:p><text:s text:c="3"/>57,1 </text:p>
          </table:table-cell>
          <table:table-cell table:style-name="ce9" office:value-type="float" office:value="53.0427046019156" calcext:value-type="float">
            <text:p><text:s text:c="3"/>53,0 </text:p>
          </table:table-cell>
          <table:table-cell table:style-name="ce9" office:value-type="float" office:value="61.1964823488358" calcext:value-type="float">
            <text:p><text:s text:c="3"/>61,2 </text:p>
          </table:table-cell>
          <table:table-cell table:style-name="ce9" office:value-type="float" office:value="53.1948266345551" calcext:value-type="float">
            <text:p><text:s text:c="3"/>53,2 </text:p>
          </table:table-cell>
          <table:table-cell table:style-name="ce9" office:value-type="float" office:value="48.9574988391655" calcext:value-type="float">
            <text:p><text:s text:c="3"/>49,0 </text:p>
          </table:table-cell>
          <table:table-cell table:style-name="ce9" office:value-type="float" office:value="57.4321544299446" calcext:value-type="float">
            <text:p><text:s text:c="3"/>57,4 </text:p>
          </table:table-cell>
          <table:table-cell table:style-name="ce9" office:value-type="float" office:value="56.7196667557275" calcext:value-type="float">
            <text:p><text:s text:c="3"/>56,7 </text:p>
          </table:table-cell>
          <table:table-cell table:style-name="ce9" office:value-type="float" office:value="46.3318995274705" calcext:value-type="float">
            <text:p><text:s text:c="3"/>46,3 </text:p>
          </table:table-cell>
          <table:table-cell table:style-name="ce9" office:value-type="float" office:value="67.1074339839846" calcext:value-type="float">
            <text:p><text:s text:c="3"/>67,1 </text:p>
          </table:table-cell>
          <table:table-cell table:style-name="ce9" office:value-type="float" office:value="42.0848542823881" calcext:value-type="float">
            <text:p><text:s text:c="3"/>42,1 </text:p>
          </table:table-cell>
          <table:table-cell table:style-name="ce9" office:value-type="float" office:value="38.837011311051" calcext:value-type="float">
            <text:p><text:s text:c="3"/>38,8 </text:p>
          </table:table-cell>
          <table:table-cell table:style-name="ce9" office:value-type="float" office:value="45.3326972537253" calcext:value-type="float">
            <text:p><text:s text:c="3"/>45,3 </text:p>
          </table:table-cell>
          <table:table-cell table:style-name="ce9" office:value-type="float" office:value="42.0029152814329" calcext:value-type="float">
            <text:p><text:s text:c="3"/>42,0 </text:p>
          </table:table-cell>
          <table:table-cell table:style-name="ce9" office:value-type="float" office:value="38.1377383016993" calcext:value-type="float">
            <text:p><text:s text:c="3"/>38,1 </text:p>
          </table:table-cell>
          <table:table-cell table:style-name="ce9" office:value-type="float" office:value="45.8680922611667" calcext:value-type="float">
            <text:p><text:s text:c="3"/>45,9 </text:p>
          </table:table-cell>
          <table:table-cell table:style-name="ce9" office:value-type="float" office:value="40.6779947258588" calcext:value-type="float">
            <text:p><text:s text:c="3"/>40,7 </text:p>
          </table:table-cell>
          <table:table-cell table:style-name="ce9" office:value-type="float" office:value="36.2897256977421" calcext:value-type="float">
            <text:p><text:s text:c="3"/>36,3 </text:p>
          </table:table-cell>
          <table:table-cell table:style-name="ce9" office:value-type="float" office:value="45.0662637539755" calcext:value-type="float">
            <text:p><text:s text:c="3"/>45,1 </text:p>
          </table:table-cell>
          <table:table-cell table:style-name="ce9" office:value-type="float" office:value="49.3017397626891" calcext:value-type="float">
            <text:p><text:s text:c="3"/>49,3 </text:p>
          </table:table-cell>
          <table:table-cell table:style-name="ce9" office:value-type="float" office:value="46.014443494376" calcext:value-type="float">
            <text:p><text:s text:c="3"/>46,0 </text:p>
          </table:table-cell>
          <table:table-cell table:style-name="ce9" office:value-type="float" office:value="52.5890360310021" calcext:value-type="float">
            <text:p><text:s text:c="3"/>52,6 </text:p>
          </table:table-cell>
          <table:table-cell table:style-name="ce9" office:value-type="float" office:value="46.2665314165558" calcext:value-type="float">
            <text:p><text:s text:c="3"/>46,3 </text:p>
          </table:table-cell>
          <table:table-cell table:style-name="ce9" office:value-type="float" office:value="43.2291757672854" calcext:value-type="float">
            <text:p><text:s text:c="3"/>43,2 </text:p>
          </table:table-cell>
          <table:table-cell table:style-name="ce9" office:value-type="float" office:value="49.3038870658263" calcext:value-type="float">
            <text:p><text:s text:c="3"/>49,3 </text:p>
          </table:table-cell>
          <table:table-cell table:style-name="ce9" office:value-type="float" office:value="47.6435247456835" calcext:value-type="float">
            <text:p><text:s text:c="3"/>47,6 </text:p>
          </table:table-cell>
          <table:table-cell table:style-name="ce9" office:value-type="float" office:value="40.2618342974627" calcext:value-type="float">
            <text:p><text:s text:c="3"/>40,3 </text:p>
          </table:table-cell>
          <table:table-cell table:style-name="ce9" office:value-type="float" office:value="55.0252151939042" calcext:value-type="float">
            <text:p><text:s text:c="3"/>55,0 </text:p>
          </table:table-cell>
          <table:table-cell table:style-name="ce9" office:value-type="float" office:value="53.001463461392" calcext:value-type="float">
            <text:p><text:s text:c="3"/>53,0 </text:p>
          </table:table-cell>
          <table:table-cell table:style-name="ce9" office:value-type="float" office:value="46.3668310052879" calcext:value-type="float">
            <text:p><text:s text:c="3"/>46,4 </text:p>
          </table:table-cell>
          <table:table-cell table:style-name="ce9" office:value-type="float" office:value="59.6360959174961" calcext:value-type="float">
            <text:p><text:s text:c="3"/>59,6 </text:p>
          </table:table-cell>
          <table:table-cell table:style-name="ce9" office:value-type="float" office:value="54.2331331858687" calcext:value-type="float">
            <text:p><text:s text:c="3"/>54,2 </text:p>
          </table:table-cell>
          <table:table-cell table:style-name="ce9" office:value-type="float" office:value="47.0897249887172" calcext:value-type="float">
            <text:p><text:s text:c="3"/>47,1 </text:p>
          </table:table-cell>
          <table:table-cell table:style-name="ce9" office:value-type="float" office:value="61.3765413830202" calcext:value-type="float">
            <text:p><text:s text:c="3"/>61,4 </text:p>
          </table:table-cell>
          <table:table-cell table:style-name="ce9" office:value-type="float" office:value="49.2337501460338" calcext:value-type="float">
            <text:p><text:s text:c="3"/>49,2 </text:p>
          </table:table-cell>
          <table:table-cell table:style-name="ce9" office:value-type="float" office:value="43.2462372983867" calcext:value-type="float">
            <text:p><text:s text:c="3"/>43,2 </text:p>
          </table:table-cell>
          <table:table-cell table:style-name="ce9" office:value-type="float" office:value="55.2212629936809" calcext:value-type="float">
            <text:p><text:s text:c="3"/>55,2 </text:p>
          </table:table-cell>
          <table:table-cell table:number-columns-repeated="978"/>
        </table:table-row>
        <table:table-row table:style-name="ro1">
          <table:table-cell office:value-type="string" calcext:value-type="string">
            <text:p>Cuiabá</text:p>
          </table:table-cell>
          <table:table-cell table:style-name="ce9" office:value-type="float" office:value="45.8263237061788" calcext:value-type="float">
            <text:p><text:s text:c="3"/>45,8 </text:p>
          </table:table-cell>
          <table:table-cell table:style-name="ce9" office:value-type="float" office:value="42.6231660827421" calcext:value-type="float">
            <text:p><text:s text:c="3"/>42,6 </text:p>
          </table:table-cell>
          <table:table-cell table:style-name="ce9" office:value-type="float" office:value="49.0294813296154" calcext:value-type="float">
            <text:p><text:s text:c="3"/>49,0 </text:p>
          </table:table-cell>
          <table:table-cell table:style-name="ce9" office:value-type="float" office:value="51.2241559623173" calcext:value-type="float">
            <text:p><text:s text:c="3"/>51,2 </text:p>
          </table:table-cell>
          <table:table-cell table:style-name="ce9" office:value-type="float" office:value="47.392336925451" calcext:value-type="float">
            <text:p><text:s text:c="3"/>47,4 </text:p>
          </table:table-cell>
          <table:table-cell table:style-name="ce9" office:value-type="float" office:value="55.0559749991836" calcext:value-type="float">
            <text:p><text:s text:c="3"/>55,1 </text:p>
          </table:table-cell>
          <table:table-cell table:style-name="ce9" office:value-type="float" office:value="44.9449765333033" calcext:value-type="float">
            <text:p><text:s text:c="3"/>44,9 </text:p>
          </table:table-cell>
          <table:table-cell table:style-name="ce9" office:value-type="float" office:value="41.3586616462885" calcext:value-type="float">
            <text:p><text:s text:c="3"/>41,4 </text:p>
          </table:table-cell>
          <table:table-cell table:style-name="ce9" office:value-type="float" office:value="48.531291420318" calcext:value-type="float">
            <text:p><text:s text:c="3"/>48,5 </text:p>
          </table:table-cell>
          <table:table-cell table:style-name="ce9" office:value-type="float" office:value="54.6690340885127" calcext:value-type="float">
            <text:p><text:s text:c="3"/>54,7 </text:p>
          </table:table-cell>
          <table:table-cell table:style-name="ce9" office:value-type="float" office:value="50.7956658308566" calcext:value-type="float">
            <text:p><text:s text:c="3"/>50,8 </text:p>
          </table:table-cell>
          <table:table-cell table:style-name="ce9" office:value-type="float" office:value="58.5424023461689" calcext:value-type="float">
            <text:p><text:s text:c="3"/>58,5 </text:p>
          </table:table-cell>
          <table:table-cell table:style-name="ce9" office:value-type="float" office:value="56.3033901764086" calcext:value-type="float">
            <text:p><text:s text:c="3"/>56,3 </text:p>
          </table:table-cell>
          <table:table-cell table:style-name="ce9" office:value-type="float" office:value="51.6903882559541" calcext:value-type="float">
            <text:p><text:s text:c="3"/>51,7 </text:p>
          </table:table-cell>
          <table:table-cell table:style-name="ce9" office:value-type="float" office:value="60.9163920968631" calcext:value-type="float">
            <text:p><text:s text:c="3"/>60,9 </text:p>
          </table:table-cell>
          <table:table-cell table:style-name="ce9" office:value-type="float" office:value="50.2939405427532" calcext:value-type="float">
            <text:p><text:s text:c="3"/>50,3 </text:p>
          </table:table-cell>
          <table:table-cell table:style-name="ce9" office:value-type="float" office:value="44.7010944805952" calcext:value-type="float">
            <text:p><text:s text:c="3"/>44,7 </text:p>
          </table:table-cell>
          <table:table-cell table:style-name="ce9" office:value-type="float" office:value="55.8867866049111" calcext:value-type="float">
            <text:p><text:s text:c="3"/>55,9 </text:p>
          </table:table-cell>
          <table:table-cell table:style-name="ce9" office:value-type="float" office:value="37.3783302865137" calcext:value-type="float">
            <text:p><text:s text:c="3"/>37,4 </text:p>
          </table:table-cell>
          <table:table-cell table:style-name="ce9" office:value-type="float" office:value="32.8173688031284" calcext:value-type="float">
            <text:p><text:s text:c="3"/>32,8 </text:p>
          </table:table-cell>
          <table:table-cell table:style-name="ce9" office:value-type="float" office:value="41.939291769899" calcext:value-type="float">
            <text:p><text:s text:c="3"/>41,9 </text:p>
          </table:table-cell>
          <table:table-cell table:style-name="ce9" office:value-type="float" office:value="46.3757540549852" calcext:value-type="float">
            <text:p><text:s text:c="3"/>46,4 </text:p>
          </table:table-cell>
          <table:table-cell table:style-name="ce9" office:value-type="float" office:value="41.5500648593148" calcext:value-type="float">
            <text:p><text:s text:c="3"/>41,6 </text:p>
          </table:table-cell>
          <table:table-cell table:style-name="ce9" office:value-type="float" office:value="51.2014432506556" calcext:value-type="float">
            <text:p><text:s text:c="3"/>51,2 </text:p>
          </table:table-cell>
          <table:table-cell table:style-name="ce9" office:value-type="float" office:value="39.7410644292935" calcext:value-type="float">
            <text:p><text:s text:c="3"/>39,7 </text:p>
          </table:table-cell>
          <table:table-cell table:style-name="ce9" office:value-type="float" office:value="32.3570898693775" calcext:value-type="float">
            <text:p><text:s text:c="3"/>32,4 </text:p>
          </table:table-cell>
          <table:table-cell table:style-name="ce9" office:value-type="float" office:value="47.1250389892095" calcext:value-type="float">
            <text:p><text:s text:c="3"/>47,1 </text:p>
          </table:table-cell>
          <table:table-cell table:style-name="ce9" office:value-type="float" office:value="46.1099366064734" calcext:value-type="float">
            <text:p><text:s text:c="3"/>46,1 </text:p>
          </table:table-cell>
          <table:table-cell table:style-name="ce9" office:value-type="float" office:value="42.2829287769989" calcext:value-type="float">
            <text:p><text:s text:c="3"/>42,3 </text:p>
          </table:table-cell>
          <table:table-cell table:style-name="ce9" office:value-type="float" office:value="49.9369444359479" calcext:value-type="float">
            <text:p><text:s text:c="3"/>49,9 </text:p>
          </table:table-cell>
          <table:table-cell table:style-name="ce9" office:value-type="float" office:value="50.9707042514949" calcext:value-type="float">
            <text:p><text:s text:c="3"/>51,0 </text:p>
          </table:table-cell>
          <table:table-cell table:style-name="ce9" office:value-type="float" office:value="46.5687768521982" calcext:value-type="float">
            <text:p><text:s text:c="3"/>46,6 </text:p>
          </table:table-cell>
          <table:table-cell table:style-name="ce9" office:value-type="float" office:value="55.3726316507916" calcext:value-type="float">
            <text:p><text:s text:c="3"/>55,4 </text:p>
          </table:table-cell>
          <table:table-cell table:style-name="ce9" office:value-type="float" office:value="45.3840084152189" calcext:value-type="float">
            <text:p><text:s text:c="3"/>45,4 </text:p>
          </table:table-cell>
          <table:table-cell table:style-name="ce9" office:value-type="float" office:value="40.8515686450326" calcext:value-type="float">
            <text:p><text:s text:c="3"/>40,9 </text:p>
          </table:table-cell>
          <table:table-cell table:style-name="ce9" office:value-type="float" office:value="49.9164481854052" calcext:value-type="float">
            <text:p><text:s text:c="3"/>49,9 </text:p>
          </table:table-cell>
          <table:table-cell table:style-name="ce9" office:value-type="float" office:value="44.8510621636729" calcext:value-type="float">
            <text:p><text:s text:c="3"/>44,9 </text:p>
          </table:table-cell>
          <table:table-cell table:style-name="ce9" office:value-type="float" office:value="39.3952003573402" calcext:value-type="float">
            <text:p><text:s text:c="3"/>39,4 </text:p>
          </table:table-cell>
          <table:table-cell table:style-name="ce9" office:value-type="float" office:value="50.3069239700057" calcext:value-type="float">
            <text:p><text:s text:c="3"/>50,3 </text:p>
          </table:table-cell>
          <table:table-cell table:style-name="ce9" office:value-type="float" office:value="52.167243578433" calcext:value-type="float">
            <text:p><text:s text:c="3"/>52,2 </text:p>
          </table:table-cell>
          <table:table-cell table:style-name="ce9" office:value-type="float" office:value="44.546819483512" calcext:value-type="float">
            <text:p><text:s text:c="3"/>44,5 </text:p>
          </table:table-cell>
          <table:table-cell table:style-name="ce9" office:value-type="float" office:value="59.7876676733541" calcext:value-type="float">
            <text:p><text:s text:c="3"/>59,8 </text:p>
          </table:table-cell>
          <table:table-cell table:style-name="ce9" office:value-type="float" office:value="43.7320980288118" calcext:value-type="float">
            <text:p><text:s text:c="3"/>43,7 </text:p>
          </table:table-cell>
          <table:table-cell table:style-name="ce9" office:value-type="float" office:value="38.7451241951026" calcext:value-type="float">
            <text:p><text:s text:c="3"/>38,7 </text:p>
          </table:table-cell>
          <table:table-cell table:style-name="ce9" office:value-type="float" office:value="48.719071862521" calcext:value-type="float">
            <text:p><text:s text:c="3"/>48,7 </text:p>
          </table:table-cell>
          <table:table-cell table:number-columns-repeated="978"/>
        </table:table-row>
        <table:table-row table:style-name="ro1">
          <table:table-cell office:value-type="string" calcext:value-type="string">
            <text:p>Goiânia</text:p>
          </table:table-cell>
          <table:table-cell table:style-name="ce9" office:value-type="float" office:value="54.0481486066538" calcext:value-type="float">
            <text:p><text:s text:c="3"/>54,0 </text:p>
          </table:table-cell>
          <table:table-cell table:style-name="ce9" office:value-type="float" office:value="51.1713056138778" calcext:value-type="float">
            <text:p><text:s text:c="3"/>51,2 </text:p>
          </table:table-cell>
          <table:table-cell table:style-name="ce9" office:value-type="float" office:value="56.9249915994297" calcext:value-type="float">
            <text:p><text:s text:c="3"/>56,9 </text:p>
          </table:table-cell>
          <table:table-cell table:style-name="ce9" office:value-type="float" office:value="56.8617001202369" calcext:value-type="float">
            <text:p><text:s text:c="3"/>56,9 </text:p>
          </table:table-cell>
          <table:table-cell table:style-name="ce9" office:value-type="float" office:value="54.0186796176594" calcext:value-type="float">
            <text:p><text:s text:c="3"/>54,0 </text:p>
          </table:table-cell>
          <table:table-cell table:style-name="ce9" office:value-type="float" office:value="59.7047206228144" calcext:value-type="float">
            <text:p><text:s text:c="3"/>59,7 </text:p>
          </table:table-cell>
          <table:table-cell table:style-name="ce9" office:value-type="float" office:value="55.062044374302" calcext:value-type="float">
            <text:p><text:s text:c="3"/>55,1 </text:p>
          </table:table-cell>
          <table:table-cell table:style-name="ce9" office:value-type="float" office:value="49.43497825451" calcext:value-type="float">
            <text:p><text:s text:c="3"/>49,4 </text:p>
          </table:table-cell>
          <table:table-cell table:style-name="ce9" office:value-type="float" office:value="60.689110494094" calcext:value-type="float">
            <text:p><text:s text:c="3"/>60,7 </text:p>
          </table:table-cell>
          <table:table-cell table:style-name="ce9" office:value-type="float" office:value="60.1069268625822" calcext:value-type="float">
            <text:p><text:s text:c="3"/>60,1 </text:p>
          </table:table-cell>
          <table:table-cell table:style-name="ce9" office:value-type="float" office:value="57.1615484402019" calcext:value-type="float">
            <text:p><text:s text:c="3"/>57,2 </text:p>
          </table:table-cell>
          <table:table-cell table:style-name="ce9" office:value-type="float" office:value="63.0523052849624" calcext:value-type="float">
            <text:p><text:s text:c="3"/>63,1 </text:p>
          </table:table-cell>
          <table:table-cell table:style-name="ce9" office:value-type="float" office:value="61.67409770094" calcext:value-type="float">
            <text:p><text:s text:c="3"/>61,7 </text:p>
          </table:table-cell>
          <table:table-cell table:style-name="ce9" office:value-type="float" office:value="58.2769071424033" calcext:value-type="float">
            <text:p><text:s text:c="3"/>58,3 </text:p>
          </table:table-cell>
          <table:table-cell table:style-name="ce9" office:value-type="float" office:value="65.0712882594768" calcext:value-type="float">
            <text:p><text:s text:c="3"/>65,1 </text:p>
          </table:table-cell>
          <table:table-cell table:style-name="ce9" office:value-type="float" office:value="59.7171400478309" calcext:value-type="float">
            <text:p><text:s text:c="3"/>59,7 </text:p>
          </table:table-cell>
          <table:table-cell table:style-name="ce9" office:value-type="float" office:value="51.8023450753589" calcext:value-type="float">
            <text:p><text:s text:c="3"/>51,8 </text:p>
          </table:table-cell>
          <table:table-cell table:style-name="ce9" office:value-type="float" office:value="67.6319350203029" calcext:value-type="float">
            <text:p><text:s text:c="3"/>67,6 </text:p>
          </table:table-cell>
          <table:table-cell table:style-name="ce9" office:value-type="float" office:value="47.587243233186" calcext:value-type="float">
            <text:p><text:s text:c="3"/>47,6 </text:p>
          </table:table-cell>
          <table:table-cell table:style-name="ce9" office:value-type="float" office:value="43.5795059002985" calcext:value-type="float">
            <text:p><text:s text:c="3"/>43,6 </text:p>
          </table:table-cell>
          <table:table-cell table:style-name="ce9" office:value-type="float" office:value="51.5949805660736" calcext:value-type="float">
            <text:p><text:s text:c="3"/>51,6 </text:p>
          </table:table-cell>
          <table:table-cell table:style-name="ce9" office:value-type="float" office:value="51.8072082387171" calcext:value-type="float">
            <text:p><text:s text:c="3"/>51,8 </text:p>
          </table:table-cell>
          <table:table-cell table:style-name="ce9" office:value-type="float" office:value="48.4819276383267" calcext:value-type="float">
            <text:p><text:s text:c="3"/>48,5 </text:p>
          </table:table-cell>
          <table:table-cell table:style-name="ce9" office:value-type="float" office:value="55.1324888391076" calcext:value-type="float">
            <text:p><text:s text:c="3"/>55,1 </text:p>
          </table:table-cell>
          <table:table-cell table:style-name="ce9" office:value-type="float" office:value="50.1460809673107" calcext:value-type="float">
            <text:p><text:s text:c="3"/>50,1 </text:p>
          </table:table-cell>
          <table:table-cell table:style-name="ce9" office:value-type="float" office:value="45.2537467930359" calcext:value-type="float">
            <text:p><text:s text:c="3"/>45,3 </text:p>
          </table:table-cell>
          <table:table-cell table:style-name="ce9" office:value-type="float" office:value="55.0384151415855" calcext:value-type="float">
            <text:p><text:s text:c="3"/>55,0 </text:p>
          </table:table-cell>
          <table:table-cell table:style-name="ce9" office:value-type="float" office:value="55.2056665734819" calcext:value-type="float">
            <text:p><text:s text:c="3"/>55,2 </text:p>
          </table:table-cell>
          <table:table-cell table:style-name="ce9" office:value-type="float" office:value="51.5931868246612" calcext:value-type="float">
            <text:p><text:s text:c="3"/>51,6 </text:p>
          </table:table-cell>
          <table:table-cell table:style-name="ce9" office:value-type="float" office:value="58.8181463223025" calcext:value-type="float">
            <text:p><text:s text:c="3"/>58,8 </text:p>
          </table:table-cell>
          <table:table-cell table:style-name="ce9" office:value-type="float" office:value="56.3970030593981" calcext:value-type="float">
            <text:p><text:s text:c="3"/>56,4 </text:p>
          </table:table-cell>
          <table:table-cell table:style-name="ce9" office:value-type="float" office:value="52.7682684451136" calcext:value-type="float">
            <text:p><text:s text:c="3"/>52,8 </text:p>
          </table:table-cell>
          <table:table-cell table:style-name="ce9" office:value-type="float" office:value="60.0257376736826" calcext:value-type="float">
            <text:p><text:s text:c="3"/>60,0 </text:p>
          </table:table-cell>
          <table:table-cell table:style-name="ce9" office:value-type="float" office:value="56.8848559719329" calcext:value-type="float">
            <text:p><text:s text:c="3"/>56,9 </text:p>
          </table:table-cell>
          <table:table-cell table:style-name="ce9" office:value-type="float" office:value="48.9485779215148" calcext:value-type="float">
            <text:p><text:s text:c="3"/>48,9 </text:p>
          </table:table-cell>
          <table:table-cell table:style-name="ce9" office:value-type="float" office:value="64.821134022351" calcext:value-type="float">
            <text:p><text:s text:c="3"/>64,8 </text:p>
          </table:table-cell>
          <table:table-cell table:style-name="ce9" office:value-type="float" office:value="51.6726854841174" calcext:value-type="float">
            <text:p><text:s text:c="3"/>51,7 </text:p>
          </table:table-cell>
          <table:table-cell table:style-name="ce9" office:value-type="float" office:value="46.9492541820442" calcext:value-type="float">
            <text:p><text:s text:c="3"/>46,9 </text:p>
          </table:table-cell>
          <table:table-cell table:style-name="ce9" office:value-type="float" office:value="56.3961167861906" calcext:value-type="float">
            <text:p><text:s text:c="3"/>56,4 </text:p>
          </table:table-cell>
          <table:table-cell table:style-name="ce9" office:value-type="float" office:value="57.6772916519715" calcext:value-type="float">
            <text:p><text:s text:c="3"/>57,7 </text:p>
          </table:table-cell>
          <table:table-cell table:style-name="ce9" office:value-type="float" office:value="53.1677945655206" calcext:value-type="float">
            <text:p><text:s text:c="3"/>53,2 </text:p>
          </table:table-cell>
          <table:table-cell table:style-name="ce9" office:value-type="float" office:value="62.1867887384225" calcext:value-type="float">
            <text:p><text:s text:c="3"/>62,2 </text:p>
          </table:table-cell>
          <table:table-cell table:style-name="ce9" office:value-type="float" office:value="51.9763445725214" calcext:value-type="float">
            <text:p><text:s text:c="3"/>52,0 </text:p>
          </table:table-cell>
          <table:table-cell table:style-name="ce9" office:value-type="float" office:value="45.0624582446582" calcext:value-type="float">
            <text:p><text:s text:c="3"/>45,1 </text:p>
          </table:table-cell>
          <table:table-cell table:style-name="ce9" office:value-type="float" office:value="58.8902309003846" calcext:value-type="float">
            <text:p><text:s text:c="3"/>58,9 </text:p>
          </table:table-cell>
          <table:table-cell table:number-columns-repeated="978"/>
        </table:table-row>
        <table:table-row table:style-name="ro1">
          <table:table-cell office:value-type="string" calcext:value-type="string">
            <text:p>Brasília</text:p>
          </table:table-cell>
          <table:table-cell table:style-name="ce9" office:value-type="float" office:value="55.7091186004783" calcext:value-type="float">
            <text:p><text:s text:c="3"/>55,7 </text:p>
          </table:table-cell>
          <table:table-cell table:style-name="ce9" office:value-type="float" office:value="52.45756523657" calcext:value-type="float">
            <text:p><text:s text:c="3"/>52,5 </text:p>
          </table:table-cell>
          <table:table-cell table:style-name="ce9" office:value-type="float" office:value="58.9606719643866" calcext:value-type="float">
            <text:p><text:s text:c="3"/>59,0 </text:p>
          </table:table-cell>
          <table:table-cell table:style-name="ce9" office:value-type="float" office:value="61.5214274209156" calcext:value-type="float">
            <text:p><text:s text:c="3"/>61,5 </text:p>
          </table:table-cell>
          <table:table-cell table:style-name="ce9" office:value-type="float" office:value="57.9974892284329" calcext:value-type="float">
            <text:p><text:s text:c="3"/>58,0 </text:p>
          </table:table-cell>
          <table:table-cell table:style-name="ce9" office:value-type="float" office:value="65.0453656133984" calcext:value-type="float">
            <text:p><text:s text:c="3"/>65,0 </text:p>
          </table:table-cell>
          <table:table-cell table:style-name="ce9" office:value-type="float" office:value="59.1651318927581" calcext:value-type="float">
            <text:p><text:s text:c="3"/>59,2 </text:p>
          </table:table-cell>
          <table:table-cell table:style-name="ce9" office:value-type="float" office:value="54.4762898775209" calcext:value-type="float">
            <text:p><text:s text:c="3"/>54,5 </text:p>
          </table:table-cell>
          <table:table-cell table:style-name="ce9" office:value-type="float" office:value="63.8539739079953" calcext:value-type="float">
            <text:p><text:s text:c="3"/>63,9 </text:p>
          </table:table-cell>
          <table:table-cell table:style-name="ce9" office:value-type="float" office:value="63.7144872505604" calcext:value-type="float">
            <text:p><text:s text:c="3"/>63,7 </text:p>
          </table:table-cell>
          <table:table-cell table:style-name="ce9" office:value-type="float" office:value="60.5373603505068" calcext:value-type="float">
            <text:p><text:s text:c="3"/>60,5 </text:p>
          </table:table-cell>
          <table:table-cell table:style-name="ce9" office:value-type="float" office:value="66.8916141506139" calcext:value-type="float">
            <text:p><text:s text:c="3"/>66,9 </text:p>
          </table:table-cell>
          <table:table-cell table:style-name="ce9" office:value-type="float" office:value="69.5383684018558" calcext:value-type="float">
            <text:p><text:s text:c="3"/>69,5 </text:p>
          </table:table-cell>
          <table:table-cell table:style-name="ce9" office:value-type="float" office:value="65.9538325906058" calcext:value-type="float">
            <text:p><text:s text:c="3"/>66,0 </text:p>
          </table:table-cell>
          <table:table-cell table:style-name="ce9" office:value-type="float" office:value="73.1229042131058" calcext:value-type="float">
            <text:p><text:s text:c="3"/>73,1 </text:p>
          </table:table-cell>
          <table:table-cell table:style-name="ce9" office:value-type="float" office:value="69.247170309422" calcext:value-type="float">
            <text:p><text:s text:c="3"/>69,2 </text:p>
          </table:table-cell>
          <table:table-cell table:style-name="ce9" office:value-type="float" office:value="63.8402533388376" calcext:value-type="float">
            <text:p><text:s text:c="3"/>63,8 </text:p>
          </table:table-cell>
          <table:table-cell table:style-name="ce9" office:value-type="float" office:value="74.6540872800064" calcext:value-type="float">
            <text:p><text:s text:c="3"/>74,7 </text:p>
          </table:table-cell>
          <table:table-cell table:style-name="ce9" office:value-type="float" office:value="48.5124829273797" calcext:value-type="float">
            <text:p><text:s text:c="3"/>48,5 </text:p>
          </table:table-cell>
          <table:table-cell table:style-name="ce9" office:value-type="float" office:value="44.2883425512744" calcext:value-type="float">
            <text:p><text:s text:c="3"/>44,3 </text:p>
          </table:table-cell>
          <table:table-cell table:style-name="ce9" office:value-type="float" office:value="52.736623303485" calcext:value-type="float">
            <text:p><text:s text:c="3"/>52,7 </text:p>
          </table:table-cell>
          <table:table-cell table:style-name="ce9" office:value-type="float" office:value="54.3696456342136" calcext:value-type="float">
            <text:p><text:s text:c="3"/>54,4 </text:p>
          </table:table-cell>
          <table:table-cell table:style-name="ce9" office:value-type="float" office:value="48.7532901340458" calcext:value-type="float">
            <text:p><text:s text:c="3"/>48,8 </text:p>
          </table:table-cell>
          <table:table-cell table:style-name="ce9" office:value-type="float" office:value="59.9860011343814" calcext:value-type="float">
            <text:p><text:s text:c="3"/>60,0 </text:p>
          </table:table-cell>
          <table:table-cell table:style-name="ce9" office:value-type="float" office:value="49.1625036360603" calcext:value-type="float">
            <text:p><text:s text:c="3"/>49,2 </text:p>
          </table:table-cell>
          <table:table-cell table:style-name="ce9" office:value-type="float" office:value="40.7200815868993" calcext:value-type="float">
            <text:p><text:s text:c="3"/>40,7 </text:p>
          </table:table-cell>
          <table:table-cell table:style-name="ce9" office:value-type="float" office:value="57.6049256852212" calcext:value-type="float">
            <text:p><text:s text:c="3"/>57,6 </text:p>
          </table:table-cell>
          <table:table-cell table:style-name="ce9" office:value-type="float" office:value="55.7227329714321" calcext:value-type="float">
            <text:p><text:s text:c="3"/>55,7 </text:p>
          </table:table-cell>
          <table:table-cell table:style-name="ce9" office:value-type="float" office:value="51.6243418146823" calcext:value-type="float">
            <text:p><text:s text:c="3"/>51,6 </text:p>
          </table:table-cell>
          <table:table-cell table:style-name="ce9" office:value-type="float" office:value="59.8211241281819" calcext:value-type="float">
            <text:p><text:s text:c="3"/>59,8 </text:p>
          </table:table-cell>
          <table:table-cell table:style-name="ce9" office:value-type="float" office:value="59.9618871542521" calcext:value-type="float">
            <text:p><text:s text:c="3"/>60,0 </text:p>
          </table:table-cell>
          <table:table-cell table:style-name="ce9" office:value-type="float" office:value="56.2745716868952" calcext:value-type="float">
            <text:p><text:s text:c="3"/>56,3 </text:p>
          </table:table-cell>
          <table:table-cell table:style-name="ce9" office:value-type="float" office:value="63.6492026216089" calcext:value-type="float">
            <text:p><text:s text:c="3"/>63,6 </text:p>
          </table:table-cell>
          <table:table-cell table:style-name="ce9" office:value-type="float" office:value="59.3309468824876" calcext:value-type="float">
            <text:p><text:s text:c="3"/>59,3 </text:p>
          </table:table-cell>
          <table:table-cell table:style-name="ce9" office:value-type="float" office:value="53.8711673627866" calcext:value-type="float">
            <text:p><text:s text:c="3"/>53,9 </text:p>
          </table:table-cell>
          <table:table-cell table:style-name="ce9" office:value-type="float" office:value="64.7907264021885" calcext:value-type="float">
            <text:p><text:s text:c="3"/>64,8 </text:p>
          </table:table-cell>
          <table:table-cell table:style-name="ce9" office:value-type="float" office:value="55.6687802151566" calcext:value-type="float">
            <text:p><text:s text:c="3"/>55,7 </text:p>
          </table:table-cell>
          <table:table-cell table:style-name="ce9" office:value-type="float" office:value="51.3559852344877" calcext:value-type="float">
            <text:p><text:s text:c="3"/>51,4 </text:p>
          </table:table-cell>
          <table:table-cell table:style-name="ce9" office:value-type="float" office:value="59.9815751958254" calcext:value-type="float">
            <text:p><text:s text:c="3"/>60,0 </text:p>
          </table:table-cell>
          <table:table-cell table:style-name="ce9" office:value-type="float" office:value="66.2294720281978" calcext:value-type="float">
            <text:p><text:s text:c="3"/>66,2 </text:p>
          </table:table-cell>
          <table:table-cell table:style-name="ce9" office:value-type="float" office:value="58.0300932771325" calcext:value-type="float">
            <text:p><text:s text:c="3"/>58,0 </text:p>
          </table:table-cell>
          <table:table-cell table:style-name="ce9" office:value-type="float" office:value="74.4288507792631" calcext:value-type="float">
            <text:p><text:s text:c="3"/>74,4 </text:p>
          </table:table-cell>
          <table:table-cell table:style-name="ce9" office:value-type="float" office:value="58.6597054205277" calcext:value-type="float">
            <text:p><text:s text:c="3"/>58,7 </text:p>
          </table:table-cell>
          <table:table-cell table:style-name="ce9" office:value-type="float" office:value="49.5457734686777" calcext:value-type="float">
            <text:p><text:s text:c="3"/>49,5 </text:p>
          </table:table-cell>
          <table:table-cell table:style-name="ce9" office:value-type="float" office:value="67.7736373723777" calcext:value-type="float">
            <text:p><text:s text:c="3"/>67,8 </text:p>
          </table:table-cell>
          <table:table-cell table:number-columns-repeated="978"/>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12, 2015 e 2019.</text:p>
          </table:table-cell>
          <table:table-cell table:style-name="ce5" table:number-columns-repeated="45"/>
          <table:table-cell table:number-columns-repeated="978"/>
        </table:table-row>
        <table:table-row table:style-name="ro1" table:number-rows-repeated="1048535">
          <table:table-cell table:number-columns-repeated="1024"/>
        </table:table-row>
        <table:table-row table:style-name="ro1">
          <table:table-cell table:number-columns-repeated="1024"/>
        </table:table-row>
      </table:table>
      <table:table table:name="5.3" table:style-name="ta3">
        <table:table-column table:style-name="co1" table:default-cell-style-name="ce4"/>
        <table:table-column table:style-name="co2" table:number-columns-repeated="60" table:default-cell-style-name="ce4"/>
        <table:table-column table:style-name="co3" table:number-columns-repeated="196" table:default-cell-style-name="ce11"/>
        <table:table-column table:style-name="co3" table:number-columns-repeated="767" table:default-cell-style-name="Default"/>
        <table:table-row table:style-name="ro1">
          <table:table-cell table:style-name="ce1" office:value-type="string" calcext:value-type="string" table:number-columns-spanned="61" table:number-rows-spanned="2">
            <text:p>Tabela 5.3 - Percentual de escolares do 9º ano do Ensino Fundamental que costumam almoçar ou jantar com os pais ou responsáveis cinco dias ou mais na semana, por sexo e dependência administrativa da escola, com indicação do intervalo de confiança de 95%, segundo os Municípios das Capitais - 2009/2019</text:p>
          </table:table-cell>
          <table:covered-table-cell table:number-columns-repeated="60" table:style-name="ce1"/>
          <table:table-cell table:number-columns-repeated="963"/>
        </table:table-row>
        <table:table-row table:style-name="ro1">
          <table:covered-table-cell table:number-columns-repeated="61" table:style-name="ce1"/>
          <table:table-cell table:number-columns-repeated="963"/>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60" table:number-rows-spanned="1">
            <text:p>Percentual de escolares do 9º ano do Ensino Fundamental que costumam almoçar ou jantar com os pais ou responsáveis cinco dias ou mais na semana (%)</text:p>
          </table:table-cell>
          <table:covered-table-cell table:number-columns-repeated="59" table:style-name="ce6"/>
          <table:table-cell table:number-columns-repeated="963"/>
        </table:table-row>
        <table:table-row table:style-name="ro1">
          <table:covered-table-cell table:style-name="ce2"/>
          <table:table-cell table:style-name="ce7" office:value-type="string" calcext:value-type="string" table:number-columns-spanned="12" table:number-rows-spanned="2">
            <text:p>Total</text:p>
          </table:table-cell>
          <table:covered-table-cell table:number-columns-repeated="11" table:style-name="ce7"/>
          <table:table-cell table:style-name="ce10" office:value-type="string" calcext:value-type="string" table:number-columns-spanned="24" table:number-rows-spanned="1">
            <text:p>Sexo</text:p>
          </table:table-cell>
          <table:covered-table-cell table:number-columns-repeated="23" table:style-name="ce10"/>
          <table:table-cell table:style-name="ce6" office:value-type="string" calcext:value-type="string" table:number-columns-spanned="24" table:number-rows-spanned="1">
            <text:p>Dependência Administrativa</text:p>
          </table:table-cell>
          <table:covered-table-cell table:number-columns-repeated="23" table:style-name="ce6"/>
          <table:table-cell table:number-columns-repeated="963"/>
        </table:table-row>
        <table:table-row table:style-name="ro1">
          <table:covered-table-cell table:style-name="ce2"/>
          <table:covered-table-cell table:number-columns-repeated="12" table:style-name="ce7"/>
          <table:table-cell table:style-name="ce10" office:value-type="string" calcext:value-type="string" table:number-columns-spanned="12" table:number-rows-spanned="1">
            <text:p>Homem</text:p>
          </table:table-cell>
          <table:covered-table-cell table:number-columns-repeated="11" table:style-name="ce10"/>
          <table:table-cell table:style-name="ce10" office:value-type="string" calcext:value-type="string" table:number-columns-spanned="12" table:number-rows-spanned="1">
            <text:p>Mulher</text:p>
          </table:table-cell>
          <table:covered-table-cell table:number-columns-repeated="11" table:style-name="ce10"/>
          <table:table-cell table:style-name="ce10" office:value-type="string" calcext:value-type="string" table:number-columns-spanned="12" table:number-rows-spanned="1">
            <text:p>Pública</text:p>
          </table:table-cell>
          <table:covered-table-cell table:number-columns-repeated="11" table:style-name="ce10"/>
          <table:table-cell table:style-name="ce6" office:value-type="string" calcext:value-type="string" table:number-columns-spanned="12" table:number-rows-spanned="1">
            <text:p>Privada</text:p>
          </table:table-cell>
          <table:covered-table-cell table:number-columns-repeated="11" table:style-name="ce6"/>
          <table:table-cell table:number-columns-repeated="963"/>
        </table:table-row>
        <table:table-row table:style-name="ro1">
          <table:covered-table-cell table:style-name="ce2"/>
          <table:table-cell table:style-name="ce7" office:value-type="float" office:value="2009" calcext:value-type="float" table:number-columns-spanned="3" table:number-rows-spanned="1">
            <text:p>2009</text:p>
          </table:table-cell>
          <table:covered-table-cell table:number-columns-repeated="2" table:style-name="ce7"/>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63"/>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table-cell table:style-name="ce3" office:value-type="string" calcext:value-type="string">
            <text:p>Total das Capitais</text:p>
          </table:table-cell>
          <table:table-cell table:style-name="ce8" office:value-type="float" office:value="61.9576304113865" calcext:value-type="float">
            <text:p><text:s text:c="3"/>62,0 </text:p>
          </table:table-cell>
          <table:table-cell table:style-name="ce8" office:value-type="float" office:value="61.2687102426288" calcext:value-type="float">
            <text:p><text:s text:c="3"/>61,3 </text:p>
          </table:table-cell>
          <table:table-cell table:style-name="ce8" office:value-type="float" office:value="62.6465505801443" calcext:value-type="float">
            <text:p><text:s text:c="3"/>62,6 </text:p>
          </table:table-cell>
          <table:table-cell table:style-name="ce8" office:value-type="float" office:value="61.1736219991381" calcext:value-type="float">
            <text:p><text:s text:c="3"/>61,2 </text:p>
          </table:table-cell>
          <table:table-cell table:style-name="ce8" office:value-type="float" office:value="60.3366975065466" calcext:value-type="float">
            <text:p><text:s text:c="3"/>60,3 </text:p>
          </table:table-cell>
          <table:table-cell table:style-name="ce8" office:value-type="float" office:value="62.0105464917297" calcext:value-type="float">
            <text:p><text:s text:c="3"/>62,0 </text:p>
          </table:table-cell>
          <table:table-cell table:style-name="ce8" office:value-type="float" office:value="69.080151255585" calcext:value-type="float">
            <text:p><text:s text:c="3"/>69,1 </text:p>
          </table:table-cell>
          <table:table-cell table:style-name="ce8" office:value-type="float" office:value="68.2121089571455" calcext:value-type="float">
            <text:p><text:s text:c="3"/>68,2 </text:p>
          </table:table-cell>
          <table:table-cell table:style-name="ce8" office:value-type="float" office:value="69.9481935540246" calcext:value-type="float">
            <text:p><text:s text:c="3"/>69,9 </text:p>
          </table:table-cell>
          <table:table-cell table:style-name="ce8" office:value-type="float" office:value="64.9116108881009" calcext:value-type="float">
            <text:p><text:s text:c="3"/>64,9 </text:p>
          </table:table-cell>
          <table:table-cell table:style-name="ce8" office:value-type="float" office:value="63.4956370050362" calcext:value-type="float">
            <text:p><text:s text:c="3"/>63,5 </text:p>
          </table:table-cell>
          <table:table-cell table:style-name="ce8" office:value-type="float" office:value="66.3275847711656" calcext:value-type="float">
            <text:p><text:s text:c="3"/>66,3 </text:p>
          </table:table-cell>
          <table:table-cell table:style-name="ce8" office:value-type="float" office:value="62.4053900561432" calcext:value-type="float">
            <text:p><text:s text:c="3"/>62,4 </text:p>
          </table:table-cell>
          <table:table-cell table:style-name="ce8" office:value-type="float" office:value="61.4205509027796" calcext:value-type="float">
            <text:p><text:s text:c="3"/>61,4 </text:p>
          </table:table-cell>
          <table:table-cell table:style-name="ce8" office:value-type="float" office:value="63.3902292095068" calcext:value-type="float">
            <text:p><text:s text:c="3"/>63,4 </text:p>
          </table:table-cell>
          <table:table-cell table:style-name="ce8" office:value-type="float" office:value="63.6114325868614" calcext:value-type="float">
            <text:p><text:s text:c="3"/>63,6 </text:p>
          </table:table-cell>
          <table:table-cell table:style-name="ce8" office:value-type="float" office:value="62.5575616583509" calcext:value-type="float">
            <text:p><text:s text:c="3"/>62,6 </text:p>
          </table:table-cell>
          <table:table-cell table:style-name="ce8" office:value-type="float" office:value="64.6653035153718" calcext:value-type="float">
            <text:p><text:s text:c="3"/>64,7 </text:p>
          </table:table-cell>
          <table:table-cell table:style-name="ce8" office:value-type="float" office:value="72.6271202993312" calcext:value-type="float">
            <text:p><text:s text:c="3"/>72,6 </text:p>
          </table:table-cell>
          <table:table-cell table:style-name="ce8" office:value-type="float" office:value="71.4923788556312" calcext:value-type="float">
            <text:p><text:s text:c="3"/>71,5 </text:p>
          </table:table-cell>
          <table:table-cell table:style-name="ce8" office:value-type="float" office:value="73.7618617430313" calcext:value-type="float">
            <text:p><text:s text:c="3"/>73,8 </text:p>
          </table:table-cell>
          <table:table-cell table:style-name="ce8" office:value-type="float" office:value="66.0397263960882" calcext:value-type="float">
            <text:p><text:s text:c="3"/>66,0 </text:p>
          </table:table-cell>
          <table:table-cell table:style-name="ce8" office:value-type="float" office:value="63.900677203482" calcext:value-type="float">
            <text:p><text:s text:c="3"/>63,9 </text:p>
          </table:table-cell>
          <table:table-cell table:style-name="ce8" office:value-type="float" office:value="68.1787755886944" calcext:value-type="float">
            <text:p><text:s text:c="3"/>68,2 </text:p>
          </table:table-cell>
          <table:table-cell table:style-name="ce8" office:value-type="float" office:value="61.5532487999945" calcext:value-type="float">
            <text:p><text:s text:c="3"/>61,6 </text:p>
          </table:table-cell>
          <table:table-cell table:style-name="ce8" office:value-type="float" office:value="60.6378464758398" calcext:value-type="float">
            <text:p><text:s text:c="3"/>60,6 </text:p>
          </table:table-cell>
          <table:table-cell table:style-name="ce8" office:value-type="float" office:value="62.4686511241492" calcext:value-type="float">
            <text:p><text:s text:c="3"/>62,5 </text:p>
          </table:table-cell>
          <table:table-cell table:style-name="ce8" office:value-type="float" office:value="58.8186425129153" calcext:value-type="float">
            <text:p><text:s text:c="3"/>58,8 </text:p>
          </table:table-cell>
          <table:table-cell table:style-name="ce8" office:value-type="float" office:value="57.7187904971312" calcext:value-type="float">
            <text:p><text:s text:c="3"/>57,7 </text:p>
          </table:table-cell>
          <table:table-cell table:style-name="ce8" office:value-type="float" office:value="59.9184945286994" calcext:value-type="float">
            <text:p><text:s text:c="3"/>59,9 </text:p>
          </table:table-cell>
          <table:table-cell table:style-name="ce8" office:value-type="float" office:value="65.6443938454593" calcext:value-type="float">
            <text:p><text:s text:c="3"/>65,6 </text:p>
          </table:table-cell>
          <table:table-cell table:style-name="ce8" office:value-type="float" office:value="64.5436875675205" calcext:value-type="float">
            <text:p><text:s text:c="3"/>64,5 </text:p>
          </table:table-cell>
          <table:table-cell table:style-name="ce8" office:value-type="float" office:value="66.7451001233981" calcext:value-type="float">
            <text:p><text:s text:c="3"/>66,7 </text:p>
          </table:table-cell>
          <table:table-cell table:style-name="ce8" office:value-type="float" office:value="63.8254434877245" calcext:value-type="float">
            <text:p><text:s text:c="3"/>63,8 </text:p>
          </table:table-cell>
          <table:table-cell table:style-name="ce8" office:value-type="float" office:value="62.247891844359" calcext:value-type="float">
            <text:p><text:s text:c="3"/>62,2 </text:p>
          </table:table-cell>
          <table:table-cell table:style-name="ce8" office:value-type="float" office:value="65.4029951310899" calcext:value-type="float">
            <text:p><text:s text:c="3"/>65,4 </text:p>
          </table:table-cell>
          <table:table-cell table:style-name="ce8" office:value-type="float" office:value="61.2204384524361" calcext:value-type="float">
            <text:p><text:s text:c="3"/>61,2 </text:p>
          </table:table-cell>
          <table:table-cell table:style-name="ce8" office:value-type="float" office:value="60.3953630418546" calcext:value-type="float">
            <text:p><text:s text:c="3"/>60,4 </text:p>
          </table:table-cell>
          <table:table-cell table:style-name="ce8" office:value-type="float" office:value="62.0455138630176" calcext:value-type="float">
            <text:p><text:s text:c="3"/>62,0 </text:p>
          </table:table-cell>
          <table:table-cell table:style-name="ce8" office:value-type="float" office:value="60.1463315797377" calcext:value-type="float">
            <text:p><text:s text:c="3"/>60,1 </text:p>
          </table:table-cell>
          <table:table-cell table:style-name="ce8" office:value-type="float" office:value="59.2240513529947" calcext:value-type="float">
            <text:p><text:s text:c="3"/>59,2 </text:p>
          </table:table-cell>
          <table:table-cell table:style-name="ce8" office:value-type="float" office:value="61.0686118064808" calcext:value-type="float">
            <text:p><text:s text:c="3"/>61,1 </text:p>
          </table:table-cell>
          <table:table-cell table:style-name="ce8" office:value-type="float" office:value="70.0725116670824" calcext:value-type="float">
            <text:p><text:s text:c="3"/>70,1 </text:p>
          </table:table-cell>
          <table:table-cell table:style-name="ce8" office:value-type="float" office:value="69.0640236362205" calcext:value-type="float">
            <text:p><text:s text:c="3"/>69,1 </text:p>
          </table:table-cell>
          <table:table-cell table:style-name="ce8" office:value-type="float" office:value="71.0809996979443" calcext:value-type="float">
            <text:p><text:s text:c="3"/>71,1 </text:p>
          </table:table-cell>
          <table:table-cell table:style-name="ce8" office:value-type="float" office:value="65.036990530337" calcext:value-type="float">
            <text:p><text:s text:c="3"/>65,0 </text:p>
          </table:table-cell>
          <table:table-cell table:style-name="ce8" office:value-type="float" office:value="63.2100132811327" calcext:value-type="float">
            <text:p><text:s text:c="3"/>63,2 </text:p>
          </table:table-cell>
          <table:table-cell table:style-name="ce8" office:value-type="float" office:value="66.8639677795413" calcext:value-type="float">
            <text:p><text:s text:c="3"/>66,9 </text:p>
          </table:table-cell>
          <table:table-cell table:style-name="ce8" office:value-type="float" office:value="64.7630750492173" calcext:value-type="float">
            <text:p><text:s text:c="3"/>64,8 </text:p>
          </table:table-cell>
          <table:table-cell table:style-name="ce8" office:value-type="float" office:value="63.6250427989737" calcext:value-type="float">
            <text:p><text:s text:c="3"/>63,6 </text:p>
          </table:table-cell>
          <table:table-cell table:style-name="ce8" office:value-type="float" office:value="65.9011072994609" calcext:value-type="float">
            <text:p><text:s text:c="3"/>65,9 </text:p>
          </table:table-cell>
          <table:table-cell table:style-name="ce8" office:value-type="float" office:value="64.1784267039267" calcext:value-type="float">
            <text:p><text:s text:c="3"/>64,2 </text:p>
          </table:table-cell>
          <table:table-cell table:style-name="ce8" office:value-type="float" office:value="62.556560287279" calcext:value-type="float">
            <text:p><text:s text:c="3"/>62,6 </text:p>
          </table:table-cell>
          <table:table-cell table:style-name="ce8" office:value-type="float" office:value="65.8002931205744" calcext:value-type="float">
            <text:p><text:s text:c="3"/>65,8 </text:p>
          </table:table-cell>
          <table:table-cell table:style-name="ce8" office:value-type="float" office:value="66.4165565430022" calcext:value-type="float">
            <text:p><text:s text:c="3"/>66,4 </text:p>
          </table:table-cell>
          <table:table-cell table:style-name="ce8" office:value-type="float" office:value="64.7013152272887" calcext:value-type="float">
            <text:p><text:s text:c="3"/>64,7 </text:p>
          </table:table-cell>
          <table:table-cell table:style-name="ce8" office:value-type="float" office:value="68.1317978587157" calcext:value-type="float">
            <text:p><text:s text:c="3"/>68,1 </text:p>
          </table:table-cell>
          <table:table-cell table:style-name="ce8" office:value-type="float" office:value="64.5923860738067" calcext:value-type="float">
            <text:p><text:s text:c="3"/>64,6 </text:p>
          </table:table-cell>
          <table:table-cell table:style-name="ce8" office:value-type="float" office:value="62.7065497740877" calcext:value-type="float">
            <text:p><text:s text:c="3"/>62,7 </text:p>
          </table:table-cell>
          <table:table-cell table:style-name="ce8" office:value-type="float" office:value="66.4782223735256" calcext:value-type="float">
            <text:p><text:s text:c="3"/>66,5 </text:p>
          </table:table-cell>
          <table:table-cell table:style-name="ce12" table:number-columns-repeated="963"/>
        </table:table-row>
        <table:table-row table:style-name="ro1">
          <table:table-cell office:value-type="string" calcext:value-type="string">
            <text:p>Porto Velho</text:p>
          </table:table-cell>
          <table:table-cell table:style-name="ce9" office:value-type="float" office:value="61.2528232470439" calcext:value-type="float">
            <text:p><text:s text:c="3"/>61,3 </text:p>
          </table:table-cell>
          <table:table-cell table:style-name="ce9" office:value-type="float" office:value="58.9015611356305" calcext:value-type="float">
            <text:p><text:s text:c="3"/>58,9 </text:p>
          </table:table-cell>
          <table:table-cell table:style-name="ce9" office:value-type="float" office:value="63.6040853584572" calcext:value-type="float">
            <text:p><text:s text:c="3"/>63,6 </text:p>
          </table:table-cell>
          <table:table-cell table:style-name="ce9" office:value-type="float" office:value="65.0998617182721" calcext:value-type="float">
            <text:p><text:s text:c="3"/>65,1 </text:p>
          </table:table-cell>
          <table:table-cell table:style-name="ce9" office:value-type="float" office:value="61.951200658723" calcext:value-type="float">
            <text:p><text:s text:c="3"/>62,0 </text:p>
          </table:table-cell>
          <table:table-cell table:style-name="ce9" office:value-type="float" office:value="68.2485227778212" calcext:value-type="float">
            <text:p><text:s text:c="3"/>68,2 </text:p>
          </table:table-cell>
          <table:table-cell table:style-name="ce9" office:value-type="float" office:value="71.4436505222997" calcext:value-type="float">
            <text:p><text:s text:c="3"/>71,4 </text:p>
          </table:table-cell>
          <table:table-cell table:style-name="ce9" office:value-type="float" office:value="68.701467913244" calcext:value-type="float">
            <text:p><text:s text:c="3"/>68,7 </text:p>
          </table:table-cell>
          <table:table-cell table:style-name="ce9" office:value-type="float" office:value="74.1858331313555" calcext:value-type="float">
            <text:p><text:s text:c="3"/>74,2 </text:p>
          </table:table-cell>
          <table:table-cell table:style-name="ce9" office:value-type="float" office:value="70.0258103299218" calcext:value-type="float">
            <text:p><text:s text:c="3"/>70,0 </text:p>
          </table:table-cell>
          <table:table-cell table:style-name="ce9" office:value-type="float" office:value="64.7955319683293" calcext:value-type="float">
            <text:p><text:s text:c="3"/>64,8 </text:p>
          </table:table-cell>
          <table:table-cell table:style-name="ce9" office:value-type="float" office:value="75.2560886915144" calcext:value-type="float">
            <text:p><text:s text:c="3"/>75,3 </text:p>
          </table:table-cell>
          <table:table-cell table:style-name="ce9" office:value-type="float" office:value="62.8863768007878" calcext:value-type="float">
            <text:p><text:s text:c="3"/>62,9 </text:p>
          </table:table-cell>
          <table:table-cell table:style-name="ce9" office:value-type="float" office:value="59.7978483355873" calcext:value-type="float">
            <text:p><text:s text:c="3"/>59,8 </text:p>
          </table:table-cell>
          <table:table-cell table:style-name="ce9" office:value-type="float" office:value="65.9749052659883" calcext:value-type="float">
            <text:p><text:s text:c="3"/>66,0 </text:p>
          </table:table-cell>
          <table:table-cell table:style-name="ce9" office:value-type="float" office:value="67.3086347128581" calcext:value-type="float">
            <text:p><text:s text:c="3"/>67,3 </text:p>
          </table:table-cell>
          <table:table-cell table:style-name="ce9" office:value-type="float" office:value="63.671697313735" calcext:value-type="float">
            <text:p><text:s text:c="3"/>63,7 </text:p>
          </table:table-cell>
          <table:table-cell table:style-name="ce9" office:value-type="float" office:value="70.9455721119811" calcext:value-type="float">
            <text:p><text:s text:c="3"/>70,9 </text:p>
          </table:table-cell>
          <table:table-cell table:style-name="ce9" office:value-type="float" office:value="77.4707280670492" calcext:value-type="float">
            <text:p><text:s text:c="3"/>77,5 </text:p>
          </table:table-cell>
          <table:table-cell table:style-name="ce9" office:value-type="float" office:value="73.9900911606883" calcext:value-type="float">
            <text:p><text:s text:c="3"/>74,0 </text:p>
          </table:table-cell>
          <table:table-cell table:style-name="ce9" office:value-type="float" office:value="80.95136497341" calcext:value-type="float">
            <text:p><text:s text:c="3"/>81,0 </text:p>
          </table:table-cell>
          <table:table-cell table:style-name="ce9" office:value-type="float" office:value="76.473059329413" calcext:value-type="float">
            <text:p><text:s text:c="3"/>76,5 </text:p>
          </table:table-cell>
          <table:table-cell table:style-name="ce9" office:value-type="float" office:value="68.8707044606061" calcext:value-type="float">
            <text:p><text:s text:c="3"/>68,9 </text:p>
          </table:table-cell>
          <table:table-cell table:style-name="ce9" office:value-type="float" office:value="84.0754141982199" calcext:value-type="float">
            <text:p><text:s text:c="3"/>84,1 </text:p>
          </table:table-cell>
          <table:table-cell table:style-name="ce9" office:value-type="float" office:value="59.9980634114361" calcext:value-type="float">
            <text:p><text:s text:c="3"/>60,0 </text:p>
          </table:table-cell>
          <table:table-cell table:style-name="ce9" office:value-type="float" office:value="56.5235939408451" calcext:value-type="float">
            <text:p><text:s text:c="3"/>56,5 </text:p>
          </table:table-cell>
          <table:table-cell table:style-name="ce9" office:value-type="float" office:value="63.4725328820272" calcext:value-type="float">
            <text:p><text:s text:c="3"/>63,5 </text:p>
          </table:table-cell>
          <table:table-cell table:style-name="ce9" office:value-type="float" office:value="63.1823757559944" calcext:value-type="float">
            <text:p><text:s text:c="3"/>63,2 </text:p>
          </table:table-cell>
          <table:table-cell table:style-name="ce9" office:value-type="float" office:value="59.4982661512391" calcext:value-type="float">
            <text:p><text:s text:c="3"/>59,5 </text:p>
          </table:table-cell>
          <table:table-cell table:style-name="ce9" office:value-type="float" office:value="66.8664853607497" calcext:value-type="float">
            <text:p><text:s text:c="3"/>66,9 </text:p>
          </table:table-cell>
          <table:table-cell table:style-name="ce9" office:value-type="float" office:value="66.0695672585418" calcext:value-type="float">
            <text:p><text:s text:c="3"/>66,1 </text:p>
          </table:table-cell>
          <table:table-cell table:style-name="ce9" office:value-type="float" office:value="62.9267018673543" calcext:value-type="float">
            <text:p><text:s text:c="3"/>62,9 </text:p>
          </table:table-cell>
          <table:table-cell table:style-name="ce9" office:value-type="float" office:value="69.2124326497294" calcext:value-type="float">
            <text:p><text:s text:c="3"/>69,2 </text:p>
          </table:table-cell>
          <table:table-cell table:style-name="ce9" office:value-type="float" office:value="64.3091070502217" calcext:value-type="float">
            <text:p><text:s text:c="3"/>64,3 </text:p>
          </table:table-cell>
          <table:table-cell table:style-name="ce9" office:value-type="float" office:value="59.324035659269" calcext:value-type="float">
            <text:p><text:s text:c="3"/>59,3 </text:p>
          </table:table-cell>
          <table:table-cell table:style-name="ce9" office:value-type="float" office:value="69.2941784411746" calcext:value-type="float">
            <text:p><text:s text:c="3"/>69,3 </text:p>
          </table:table-cell>
          <table:table-cell table:style-name="ce9" office:value-type="float" office:value="60.2207072111475" calcext:value-type="float">
            <text:p><text:s text:c="3"/>60,2 </text:p>
          </table:table-cell>
          <table:table-cell table:style-name="ce9" office:value-type="float" office:value="57.6027901300131" calcext:value-type="float">
            <text:p><text:s text:c="3"/>57,6 </text:p>
          </table:table-cell>
          <table:table-cell table:style-name="ce9" office:value-type="float" office:value="62.838624292282" calcext:value-type="float">
            <text:p><text:s text:c="3"/>62,8 </text:p>
          </table:table-cell>
          <table:table-cell table:style-name="ce9" office:value-type="float" office:value="63.7157590529567" calcext:value-type="float">
            <text:p><text:s text:c="3"/>63,7 </text:p>
          </table:table-cell>
          <table:table-cell table:style-name="ce9" office:value-type="float" office:value="60.4398903627956" calcext:value-type="float">
            <text:p><text:s text:c="3"/>60,4 </text:p>
          </table:table-cell>
          <table:table-cell table:style-name="ce9" office:value-type="float" office:value="66.9916277431177" calcext:value-type="float">
            <text:p><text:s text:c="3"/>67,0 </text:p>
          </table:table-cell>
          <table:table-cell table:style-name="ce9" office:value-type="float" office:value="70.8353692284331" calcext:value-type="float">
            <text:p><text:s text:c="3"/>70,8 </text:p>
          </table:table-cell>
          <table:table-cell table:style-name="ce9" office:value-type="float" office:value="67.9419870437278" calcext:value-type="float">
            <text:p><text:s text:c="3"/>67,9 </text:p>
          </table:table-cell>
          <table:table-cell table:style-name="ce9" office:value-type="float" office:value="73.7287514131383" calcext:value-type="float">
            <text:p><text:s text:c="3"/>73,7 </text:p>
          </table:table-cell>
          <table:table-cell table:style-name="ce9" office:value-type="float" office:value="69.8000722548499" calcext:value-type="float">
            <text:p><text:s text:c="3"/>69,8 </text:p>
          </table:table-cell>
          <table:table-cell table:style-name="ce9" office:value-type="float" office:value="63.8013072038855" calcext:value-type="float">
            <text:p><text:s text:c="3"/>63,8 </text:p>
          </table:table-cell>
          <table:table-cell table:style-name="ce9" office:value-type="float" office:value="75.7988373058143" calcext:value-type="float">
            <text:p><text:s text:c="3"/>75,8 </text:p>
          </table:table-cell>
          <table:table-cell table:style-name="ce9" office:value-type="float" office:value="65.882853900416" calcext:value-type="float">
            <text:p><text:s text:c="3"/>65,9 </text:p>
          </table:table-cell>
          <table:table-cell table:style-name="ce9" office:value-type="float" office:value="61.4164390803326" calcext:value-type="float">
            <text:p><text:s text:c="3"/>61,4 </text:p>
          </table:table-cell>
          <table:table-cell table:style-name="ce9" office:value-type="float" office:value="70.3492687204994" calcext:value-type="float">
            <text:p><text:s text:c="3"/>70,3 </text:p>
          </table:table-cell>
          <table:table-cell table:style-name="ce9" office:value-type="float" office:value="73.2691581862226" calcext:value-type="float">
            <text:p><text:s text:c="3"/>73,3 </text:p>
          </table:table-cell>
          <table:table-cell table:style-name="ce9" office:value-type="float" office:value="66.9225174998852" calcext:value-type="float">
            <text:p><text:s text:c="3"/>66,9 </text:p>
          </table:table-cell>
          <table:table-cell table:style-name="ce9" office:value-type="float" office:value="79.6157988725599" calcext:value-type="float">
            <text:p><text:s text:c="3"/>79,6 </text:p>
          </table:table-cell>
          <table:table-cell table:style-name="ce9" office:value-type="float" office:value="75.6278389835759" calcext:value-type="float">
            <text:p><text:s text:c="3"/>75,6 </text:p>
          </table:table-cell>
          <table:table-cell table:style-name="ce9" office:value-type="float" office:value="68.0851160156537" calcext:value-type="float">
            <text:p><text:s text:c="3"/>68,1 </text:p>
          </table:table-cell>
          <table:table-cell table:style-name="ce9" office:value-type="float" office:value="83.1705619514981" calcext:value-type="float">
            <text:p><text:s text:c="3"/>83,2 </text:p>
          </table:table-cell>
          <table:table-cell table:style-name="ce9" office:value-type="float" office:value="71.2963590543122" calcext:value-type="float">
            <text:p><text:s text:c="3"/>71,3 </text:p>
          </table:table-cell>
          <table:table-cell table:style-name="ce9" office:value-type="float" office:value="63.4271142590589" calcext:value-type="float">
            <text:p><text:s text:c="3"/>63,4 </text:p>
          </table:table-cell>
          <table:table-cell table:style-name="ce9" office:value-type="float" office:value="79.1656038495655" calcext:value-type="float">
            <text:p><text:s text:c="3"/>79,2 </text:p>
          </table:table-cell>
          <table:table-cell table:number-columns-repeated="963"/>
        </table:table-row>
        <table:table-row table:style-name="ro1">
          <table:table-cell office:value-type="string" calcext:value-type="string">
            <text:p>Rio Branco</text:p>
          </table:table-cell>
          <table:table-cell table:style-name="ce9" office:value-type="float" office:value="63.1093564138428" calcext:value-type="float">
            <text:p><text:s text:c="3"/>63,1 </text:p>
          </table:table-cell>
          <table:table-cell table:style-name="ce9" office:value-type="float" office:value="60.2804276908463" calcext:value-type="float">
            <text:p><text:s text:c="3"/>60,3 </text:p>
          </table:table-cell>
          <table:table-cell table:style-name="ce9" office:value-type="float" office:value="65.9382851368393" calcext:value-type="float">
            <text:p><text:s text:c="3"/>65,9 </text:p>
          </table:table-cell>
          <table:table-cell table:style-name="ce9" office:value-type="float" office:value="67.5197632647879" calcext:value-type="float">
            <text:p><text:s text:c="3"/>67,5 </text:p>
          </table:table-cell>
          <table:table-cell table:style-name="ce9" office:value-type="float" office:value="64.8250742295846" calcext:value-type="float">
            <text:p><text:s text:c="3"/>64,8 </text:p>
          </table:table-cell>
          <table:table-cell table:style-name="ce9" office:value-type="float" office:value="70.2144522999912" calcext:value-type="float">
            <text:p><text:s text:c="3"/>70,2 </text:p>
          </table:table-cell>
          <table:table-cell table:style-name="ce9" office:value-type="float" office:value="72.5941926129056" calcext:value-type="float">
            <text:p><text:s text:c="3"/>72,6 </text:p>
          </table:table-cell>
          <table:table-cell table:style-name="ce9" office:value-type="float" office:value="70.0685749137028" calcext:value-type="float">
            <text:p><text:s text:c="3"/>70,1 </text:p>
          </table:table-cell>
          <table:table-cell table:style-name="ce9" office:value-type="float" office:value="75.1198103121085" calcext:value-type="float">
            <text:p><text:s text:c="3"/>75,1 </text:p>
          </table:table-cell>
          <table:table-cell table:style-name="ce9" office:value-type="float" office:value="72.3123421298035" calcext:value-type="float">
            <text:p><text:s text:c="3"/>72,3 </text:p>
          </table:table-cell>
          <table:table-cell table:style-name="ce9" office:value-type="float" office:value="65.098941548071" calcext:value-type="float">
            <text:p><text:s text:c="3"/>65,1 </text:p>
          </table:table-cell>
          <table:table-cell table:style-name="ce9" office:value-type="float" office:value="79.5257427115361" calcext:value-type="float">
            <text:p><text:s text:c="3"/>79,5 </text:p>
          </table:table-cell>
          <table:table-cell table:style-name="ce9" office:value-type="float" office:value="63.6838997250545" calcext:value-type="float">
            <text:p><text:s text:c="3"/>63,7 </text:p>
          </table:table-cell>
          <table:table-cell table:style-name="ce9" office:value-type="float" office:value="60.1515863938615" calcext:value-type="float">
            <text:p><text:s text:c="3"/>60,2 </text:p>
          </table:table-cell>
          <table:table-cell table:style-name="ce9" office:value-type="float" office:value="67.2162130562474" calcext:value-type="float">
            <text:p><text:s text:c="3"/>67,2 </text:p>
          </table:table-cell>
          <table:table-cell table:style-name="ce9" office:value-type="float" office:value="71.3903979702734" calcext:value-type="float">
            <text:p><text:s text:c="3"/>71,4 </text:p>
          </table:table-cell>
          <table:table-cell table:style-name="ce9" office:value-type="float" office:value="68.1410628067304" calcext:value-type="float">
            <text:p><text:s text:c="3"/>68,1 </text:p>
          </table:table-cell>
          <table:table-cell table:style-name="ce9" office:value-type="float" office:value="74.6397331338164" calcext:value-type="float">
            <text:p><text:s text:c="3"/>74,6 </text:p>
          </table:table-cell>
          <table:table-cell table:style-name="ce9" office:value-type="float" office:value="76.6303907278912" calcext:value-type="float">
            <text:p><text:s text:c="3"/>76,6 </text:p>
          </table:table-cell>
          <table:table-cell table:style-name="ce9" office:value-type="float" office:value="73.2733154744575" calcext:value-type="float">
            <text:p><text:s text:c="3"/>73,3 </text:p>
          </table:table-cell>
          <table:table-cell table:style-name="ce9" office:value-type="float" office:value="79.987465981325" calcext:value-type="float">
            <text:p><text:s text:c="3"/>80,0 </text:p>
          </table:table-cell>
          <table:table-cell table:style-name="ce9" office:value-type="float" office:value="80.8074260292247" calcext:value-type="float">
            <text:p><text:s text:c="3"/>80,8 </text:p>
          </table:table-cell>
          <table:table-cell table:style-name="ce9" office:value-type="float" office:value="73.3909883513874" calcext:value-type="float">
            <text:p><text:s text:c="3"/>73,4 </text:p>
          </table:table-cell>
          <table:table-cell table:style-name="ce9" office:value-type="float" office:value="88.223863707062" calcext:value-type="float">
            <text:p><text:s text:c="3"/>88,2 </text:p>
          </table:table-cell>
          <table:table-cell table:style-name="ce9" office:value-type="float" office:value="62.6208247339951" calcext:value-type="float">
            <text:p><text:s text:c="3"/>62,6 </text:p>
          </table:table-cell>
          <table:table-cell table:style-name="ce9" office:value-type="float" office:value="59.2214662810515" calcext:value-type="float">
            <text:p><text:s text:c="3"/>59,2 </text:p>
          </table:table-cell>
          <table:table-cell table:style-name="ce9" office:value-type="float" office:value="66.0201831869386" calcext:value-type="float">
            <text:p><text:s text:c="3"/>66,0 </text:p>
          </table:table-cell>
          <table:table-cell table:style-name="ce9" office:value-type="float" office:value="64.1821677608006" calcext:value-type="float">
            <text:p><text:s text:c="3"/>64,2 </text:p>
          </table:table-cell>
          <table:table-cell table:style-name="ce9" office:value-type="float" office:value="60.6725232797752" calcext:value-type="float">
            <text:p><text:s text:c="3"/>60,7 </text:p>
          </table:table-cell>
          <table:table-cell table:style-name="ce9" office:value-type="float" office:value="67.6918122418259" calcext:value-type="float">
            <text:p><text:s text:c="3"/>67,7 </text:p>
          </table:table-cell>
          <table:table-cell table:style-name="ce9" office:value-type="float" office:value="68.7028144904174" calcext:value-type="float">
            <text:p><text:s text:c="3"/>68,7 </text:p>
          </table:table-cell>
          <table:table-cell table:style-name="ce9" office:value-type="float" office:value="65.8190231122773" calcext:value-type="float">
            <text:p><text:s text:c="3"/>65,8 </text:p>
          </table:table-cell>
          <table:table-cell table:style-name="ce9" office:value-type="float" office:value="71.5866058685574" calcext:value-type="float">
            <text:p><text:s text:c="3"/>71,6 </text:p>
          </table:table-cell>
          <table:table-cell table:style-name="ce9" office:value-type="float" office:value="64.0125641954513" calcext:value-type="float">
            <text:p><text:s text:c="3"/>64,0 </text:p>
          </table:table-cell>
          <table:table-cell table:style-name="ce9" office:value-type="float" office:value="55.9045114183319" calcext:value-type="float">
            <text:p><text:s text:c="3"/>55,9 </text:p>
          </table:table-cell>
          <table:table-cell table:style-name="ce9" office:value-type="float" office:value="72.1206169725706" calcext:value-type="float">
            <text:p><text:s text:c="3"/>72,1 </text:p>
          </table:table-cell>
          <table:table-cell table:style-name="ce9" office:value-type="float" office:value="62.5465721896398" calcext:value-type="float">
            <text:p><text:s text:c="3"/>62,5 </text:p>
          </table:table-cell>
          <table:table-cell table:style-name="ce9" office:value-type="float" office:value="59.4707673545573" calcext:value-type="float">
            <text:p><text:s text:c="3"/>59,5 </text:p>
          </table:table-cell>
          <table:table-cell table:style-name="ce9" office:value-type="float" office:value="65.6223770247224" calcext:value-type="float">
            <text:p><text:s text:c="3"/>65,6 </text:p>
          </table:table-cell>
          <table:table-cell table:style-name="ce9" office:value-type="float" office:value="66.4339394646697" calcext:value-type="float">
            <text:p><text:s text:c="3"/>66,4 </text:p>
          </table:table-cell>
          <table:table-cell table:style-name="ce9" office:value-type="float" office:value="64.0060173410344" calcext:value-type="float">
            <text:p><text:s text:c="3"/>64,0 </text:p>
          </table:table-cell>
          <table:table-cell table:style-name="ce9" office:value-type="float" office:value="68.861861588305" calcext:value-type="float">
            <text:p><text:s text:c="3"/>68,9 </text:p>
          </table:table-cell>
          <table:table-cell table:style-name="ce9" office:value-type="float" office:value="72.1715049471541" calcext:value-type="float">
            <text:p><text:s text:c="3"/>72,2 </text:p>
          </table:table-cell>
          <table:table-cell table:style-name="ce9" office:value-type="float" office:value="69.5982840041314" calcext:value-type="float">
            <text:p><text:s text:c="3"/>69,6 </text:p>
          </table:table-cell>
          <table:table-cell table:style-name="ce9" office:value-type="float" office:value="74.7447258901768" calcext:value-type="float">
            <text:p><text:s text:c="3"/>74,7 </text:p>
          </table:table-cell>
          <table:table-cell table:style-name="ce9" office:value-type="float" office:value="72.3831738290276" calcext:value-type="float">
            <text:p><text:s text:c="3"/>72,4 </text:p>
          </table:table-cell>
          <table:table-cell table:style-name="ce9" office:value-type="float" office:value="64.4355811044119" calcext:value-type="float">
            <text:p><text:s text:c="3"/>64,4 </text:p>
          </table:table-cell>
          <table:table-cell table:style-name="ce9" office:value-type="float" office:value="80.3307665536432" calcext:value-type="float">
            <text:p><text:s text:c="3"/>80,3 </text:p>
          </table:table-cell>
          <table:table-cell table:style-name="ce9" office:value-type="float" office:value="66.3902886052955" calcext:value-type="float">
            <text:p><text:s text:c="3"/>66,4 </text:p>
          </table:table-cell>
          <table:table-cell table:style-name="ce9" office:value-type="float" office:value="59.1313212316433" calcext:value-type="float">
            <text:p><text:s text:c="3"/>59,1 </text:p>
          </table:table-cell>
          <table:table-cell table:style-name="ce9" office:value-type="float" office:value="73.6492559789478" calcext:value-type="float">
            <text:p><text:s text:c="3"/>73,6 </text:p>
          </table:table-cell>
          <table:table-cell table:style-name="ce9" office:value-type="float" office:value="75.2685114467754" calcext:value-type="float">
            <text:p><text:s text:c="3"/>75,3 </text:p>
          </table:table-cell>
          <table:table-cell table:style-name="ce9" office:value-type="float" office:value="65.6653122635927" calcext:value-type="float">
            <text:p><text:s text:c="3"/>65,7 </text:p>
          </table:table-cell>
          <table:table-cell table:style-name="ce9" office:value-type="float" office:value="84.8717106299581" calcext:value-type="float">
            <text:p><text:s text:c="3"/>84,9 </text:p>
          </table:table-cell>
          <table:table-cell table:style-name="ce9" office:value-type="float" office:value="75.3207794191005" calcext:value-type="float">
            <text:p><text:s text:c="3"/>75,3 </text:p>
          </table:table-cell>
          <table:table-cell table:style-name="ce9" office:value-type="float" office:value="66.7180393757041" calcext:value-type="float">
            <text:p><text:s text:c="3"/>66,7 </text:p>
          </table:table-cell>
          <table:table-cell table:style-name="ce9" office:value-type="float" office:value="83.9235194624969" calcext:value-type="float">
            <text:p><text:s text:c="3"/>83,9 </text:p>
          </table:table-cell>
          <table:table-cell table:style-name="ce9" office:value-type="float" office:value="71.6480428266955" calcext:value-type="float">
            <text:p><text:s text:c="3"/>71,6 </text:p>
          </table:table-cell>
          <table:table-cell table:style-name="ce9" office:value-type="float" office:value="64.6505936416291" calcext:value-type="float">
            <text:p><text:s text:c="3"/>64,7 </text:p>
          </table:table-cell>
          <table:table-cell table:style-name="ce9" office:value-type="float" office:value="78.6454920117618" calcext:value-type="float">
            <text:p><text:s text:c="3"/>78,6 </text:p>
          </table:table-cell>
          <table:table-cell table:number-columns-repeated="963"/>
        </table:table-row>
        <table:table-row table:style-name="ro1">
          <table:table-cell office:value-type="string" calcext:value-type="string">
            <text:p>Manaus</text:p>
          </table:table-cell>
          <table:table-cell table:style-name="ce9" office:value-type="float" office:value="57.2746339673003" calcext:value-type="float">
            <text:p><text:s text:c="3"/>57,3 </text:p>
          </table:table-cell>
          <table:table-cell table:style-name="ce9" office:value-type="float" office:value="53.8605239876979" calcext:value-type="float">
            <text:p><text:s text:c="3"/>53,9 </text:p>
          </table:table-cell>
          <table:table-cell table:style-name="ce9" office:value-type="float" office:value="60.6887439469026" calcext:value-type="float">
            <text:p><text:s text:c="3"/>60,7 </text:p>
          </table:table-cell>
          <table:table-cell table:style-name="ce9" office:value-type="float" office:value="59.8499031136978" calcext:value-type="float">
            <text:p><text:s text:c="3"/>59,8 </text:p>
          </table:table-cell>
          <table:table-cell table:style-name="ce9" office:value-type="float" office:value="57.2509934468824" calcext:value-type="float">
            <text:p><text:s text:c="3"/>57,3 </text:p>
          </table:table-cell>
          <table:table-cell table:style-name="ce9" office:value-type="float" office:value="62.4488127805131" calcext:value-type="float">
            <text:p><text:s text:c="3"/>62,4 </text:p>
          </table:table-cell>
          <table:table-cell table:style-name="ce9" office:value-type="float" office:value="67.0991329204341" calcext:value-type="float">
            <text:p><text:s text:c="3"/>67,1 </text:p>
          </table:table-cell>
          <table:table-cell table:style-name="ce9" office:value-type="float" office:value="64.0789497912673" calcext:value-type="float">
            <text:p><text:s text:c="3"/>64,1 </text:p>
          </table:table-cell>
          <table:table-cell table:style-name="ce9" office:value-type="float" office:value="70.1193160496009" calcext:value-type="float">
            <text:p><text:s text:c="3"/>70,1 </text:p>
          </table:table-cell>
          <table:table-cell table:style-name="ce9" office:value-type="float" office:value="73.3572364229378" calcext:value-type="float">
            <text:p><text:s text:c="3"/>73,4 </text:p>
          </table:table-cell>
          <table:table-cell table:style-name="ce9" office:value-type="float" office:value="71.8590191080216" calcext:value-type="float">
            <text:p><text:s text:c="3"/>71,9 </text:p>
          </table:table-cell>
          <table:table-cell table:style-name="ce9" office:value-type="float" office:value="74.8554537378541" calcext:value-type="float">
            <text:p><text:s text:c="3"/>74,9 </text:p>
          </table:table-cell>
          <table:table-cell table:style-name="ce9" office:value-type="float" office:value="58.3351008231989" calcext:value-type="float">
            <text:p><text:s text:c="3"/>58,3 </text:p>
          </table:table-cell>
          <table:table-cell table:style-name="ce9" office:value-type="float" office:value="53.6041810065286" calcext:value-type="float">
            <text:p><text:s text:c="3"/>53,6 </text:p>
          </table:table-cell>
          <table:table-cell table:style-name="ce9" office:value-type="float" office:value="63.0660206398691" calcext:value-type="float">
            <text:p><text:s text:c="3"/>63,1 </text:p>
          </table:table-cell>
          <table:table-cell table:style-name="ce9" office:value-type="float" office:value="65.5963108495173" calcext:value-type="float">
            <text:p><text:s text:c="3"/>65,6 </text:p>
          </table:table-cell>
          <table:table-cell table:style-name="ce9" office:value-type="float" office:value="61.4550205000243" calcext:value-type="float">
            <text:p><text:s text:c="3"/>61,5 </text:p>
          </table:table-cell>
          <table:table-cell table:style-name="ce9" office:value-type="float" office:value="69.7376011990103" calcext:value-type="float">
            <text:p><text:s text:c="3"/>69,7 </text:p>
          </table:table-cell>
          <table:table-cell table:style-name="ce9" office:value-type="float" office:value="72.6534643353917" calcext:value-type="float">
            <text:p><text:s text:c="3"/>72,7 </text:p>
          </table:table-cell>
          <table:table-cell table:style-name="ce9" office:value-type="float" office:value="69.4891375930895" calcext:value-type="float">
            <text:p><text:s text:c="3"/>69,5 </text:p>
          </table:table-cell>
          <table:table-cell table:style-name="ce9" office:value-type="float" office:value="75.8177910776939" calcext:value-type="float">
            <text:p><text:s text:c="3"/>75,8 </text:p>
          </table:table-cell>
          <table:table-cell table:style-name="ce9" office:value-type="float" office:value="71.7413541213192" calcext:value-type="float">
            <text:p><text:s text:c="3"/>71,7 </text:p>
          </table:table-cell>
          <table:table-cell table:style-name="ce9" office:value-type="float" office:value="59.6876612102708" calcext:value-type="float">
            <text:p><text:s text:c="3"/>59,7 </text:p>
          </table:table-cell>
          <table:table-cell table:style-name="ce9" office:value-type="float" office:value="83.7950470323677" calcext:value-type="float">
            <text:p><text:s text:c="3"/>83,8 </text:p>
          </table:table-cell>
          <table:table-cell table:style-name="ce9" office:value-type="float" office:value="56.3009028013306" calcext:value-type="float">
            <text:p><text:s text:c="3"/>56,3 </text:p>
          </table:table-cell>
          <table:table-cell table:style-name="ce9" office:value-type="float" office:value="52.8182228901888" calcext:value-type="float">
            <text:p><text:s text:c="3"/>52,8 </text:p>
          </table:table-cell>
          <table:table-cell table:style-name="ce9" office:value-type="float" office:value="59.7835827124725" calcext:value-type="float">
            <text:p><text:s text:c="3"/>59,8 </text:p>
          </table:table-cell>
          <table:table-cell table:style-name="ce9" office:value-type="float" office:value="54.584546429755" calcext:value-type="float">
            <text:p><text:s text:c="3"/>54,6 </text:p>
          </table:table-cell>
          <table:table-cell table:style-name="ce9" office:value-type="float" office:value="51.5161164939412" calcext:value-type="float">
            <text:p><text:s text:c="3"/>51,5 </text:p>
          </table:table-cell>
          <table:table-cell table:style-name="ce9" office:value-type="float" office:value="57.6529763655688" calcext:value-type="float">
            <text:p><text:s text:c="3"/>57,7 </text:p>
          </table:table-cell>
          <table:table-cell table:style-name="ce9" office:value-type="float" office:value="61.3400829261241" calcext:value-type="float">
            <text:p><text:s text:c="3"/>61,3 </text:p>
          </table:table-cell>
          <table:table-cell table:style-name="ce9" office:value-type="float" office:value="57.108088383146" calcext:value-type="float">
            <text:p><text:s text:c="3"/>57,1 </text:p>
          </table:table-cell>
          <table:table-cell table:style-name="ce9" office:value-type="float" office:value="65.5720774691022" calcext:value-type="float">
            <text:p><text:s text:c="3"/>65,6 </text:p>
          </table:table-cell>
          <table:table-cell table:style-name="ce9" office:value-type="float" office:value="75.0511173116291" calcext:value-type="float">
            <text:p><text:s text:c="3"/>75,1 </text:p>
          </table:table-cell>
          <table:table-cell table:style-name="ce9" office:value-type="float" office:value="65.1362757324694" calcext:value-type="float">
            <text:p><text:s text:c="3"/>65,1 </text:p>
          </table:table-cell>
          <table:table-cell table:style-name="ce9" office:value-type="float" office:value="84.9659588907888" calcext:value-type="float">
            <text:p><text:s text:c="3"/>85,0 </text:p>
          </table:table-cell>
          <table:table-cell table:style-name="ce9" office:value-type="float" office:value="56.9592311815176" calcext:value-type="float">
            <text:p><text:s text:c="3"/>57,0 </text:p>
          </table:table-cell>
          <table:table-cell table:style-name="ce9" office:value-type="float" office:value="53.2593599188079" calcext:value-type="float">
            <text:p><text:s text:c="3"/>53,3 </text:p>
          </table:table-cell>
          <table:table-cell table:style-name="ce9" office:value-type="float" office:value="60.6591024442274" calcext:value-type="float">
            <text:p><text:s text:c="3"/>60,7 </text:p>
          </table:table-cell>
          <table:table-cell table:style-name="ce9" office:value-type="float" office:value="59.7885377193356" calcext:value-type="float">
            <text:p><text:s text:c="3"/>59,8 </text:p>
          </table:table-cell>
          <table:table-cell table:style-name="ce9" office:value-type="float" office:value="57.0034382036178" calcext:value-type="float">
            <text:p><text:s text:c="3"/>57,0 </text:p>
          </table:table-cell>
          <table:table-cell table:style-name="ce9" office:value-type="float" office:value="62.5736372350534" calcext:value-type="float">
            <text:p><text:s text:c="3"/>62,6 </text:p>
          </table:table-cell>
          <table:table-cell table:style-name="ce9" office:value-type="float" office:value="66.6550650461809" calcext:value-type="float">
            <text:p><text:s text:c="3"/>66,7 </text:p>
          </table:table-cell>
          <table:table-cell table:style-name="ce9" office:value-type="float" office:value="63.3675093748608" calcext:value-type="float">
            <text:p><text:s text:c="3"/>63,4 </text:p>
          </table:table-cell>
          <table:table-cell table:style-name="ce9" office:value-type="float" office:value="69.9426207175011" calcext:value-type="float">
            <text:p><text:s text:c="3"/>69,9 </text:p>
          </table:table-cell>
          <table:table-cell table:style-name="ce9" office:value-type="float" office:value="74.2721413490388" calcext:value-type="float">
            <text:p><text:s text:c="3"/>74,3 </text:p>
          </table:table-cell>
          <table:table-cell table:style-name="ce9" office:value-type="float" office:value="72.6653252982708" calcext:value-type="float">
            <text:p><text:s text:c="3"/>72,7 </text:p>
          </table:table-cell>
          <table:table-cell table:style-name="ce9" office:value-type="float" office:value="75.8789573998068" calcext:value-type="float">
            <text:p><text:s text:c="3"/>75,9 </text:p>
          </table:table-cell>
          <table:table-cell table:style-name="ce9" office:value-type="float" office:value="59.8305190916349" calcext:value-type="float">
            <text:p><text:s text:c="3"/>59,8 </text:p>
          </table:table-cell>
          <table:table-cell table:style-name="ce9" office:value-type="float" office:value="51.8858106356259" calcext:value-type="float">
            <text:p><text:s text:c="3"/>51,9 </text:p>
          </table:table-cell>
          <table:table-cell table:style-name="ce9" office:value-type="float" office:value="67.775227547644" calcext:value-type="float">
            <text:p><text:s text:c="3"/>67,8 </text:p>
          </table:table-cell>
          <table:table-cell table:style-name="ce9" office:value-type="float" office:value="60.3279327189684" calcext:value-type="float">
            <text:p><text:s text:c="3"/>60,3 </text:p>
          </table:table-cell>
          <table:table-cell table:style-name="ce9" office:value-type="float" office:value="53.0906566133124" calcext:value-type="float">
            <text:p><text:s text:c="3"/>53,1 </text:p>
          </table:table-cell>
          <table:table-cell table:style-name="ce9" office:value-type="float" office:value="67.5652088246243" calcext:value-type="float">
            <text:p><text:s text:c="3"/>67,6 </text:p>
          </table:table-cell>
          <table:table-cell table:style-name="ce9" office:value-type="float" office:value="70.3200713694223" calcext:value-type="float">
            <text:p><text:s text:c="3"/>70,3 </text:p>
          </table:table-cell>
          <table:table-cell table:style-name="ce9" office:value-type="float" office:value="62.7696760223988" calcext:value-type="float">
            <text:p><text:s text:c="3"/>62,8 </text:p>
          </table:table-cell>
          <table:table-cell table:style-name="ce9" office:value-type="float" office:value="77.8704667164458" calcext:value-type="float">
            <text:p><text:s text:c="3"/>77,9 </text:p>
          </table:table-cell>
          <table:table-cell table:style-name="ce9" office:value-type="float" office:value="66.1780394016955" calcext:value-type="float">
            <text:p><text:s text:c="3"/>66,2 </text:p>
          </table:table-cell>
          <table:table-cell table:style-name="ce9" office:value-type="float" office:value="62.0879312478552" calcext:value-type="float">
            <text:p><text:s text:c="3"/>62,1 </text:p>
          </table:table-cell>
          <table:table-cell table:style-name="ce9" office:value-type="float" office:value="70.2681475555358" calcext:value-type="float">
            <text:p><text:s text:c="3"/>70,3 </text:p>
          </table:table-cell>
          <table:table-cell table:number-columns-repeated="963"/>
        </table:table-row>
        <table:table-row table:style-name="ro1">
          <table:table-cell office:value-type="string" calcext:value-type="string">
            <text:p>Boa Vista</text:p>
          </table:table-cell>
          <table:table-cell table:style-name="ce9" office:value-type="float" office:value="59.2144907443477" calcext:value-type="float">
            <text:p><text:s text:c="3"/>59,2 </text:p>
          </table:table-cell>
          <table:table-cell table:style-name="ce9" office:value-type="float" office:value="56.9283836994554" calcext:value-type="float">
            <text:p><text:s text:c="3"/>56,9 </text:p>
          </table:table-cell>
          <table:table-cell table:style-name="ce9" office:value-type="float" office:value="61.50059778924" calcext:value-type="float">
            <text:p><text:s text:c="3"/>61,5 </text:p>
          </table:table-cell>
          <table:table-cell table:style-name="ce9" office:value-type="float" office:value="65.3941112850033" calcext:value-type="float">
            <text:p><text:s text:c="3"/>65,4 </text:p>
          </table:table-cell>
          <table:table-cell table:style-name="ce9" office:value-type="float" office:value="63.0921314118097" calcext:value-type="float">
            <text:p><text:s text:c="3"/>63,1 </text:p>
          </table:table-cell>
          <table:table-cell table:style-name="ce9" office:value-type="float" office:value="67.6960911581968" calcext:value-type="float">
            <text:p><text:s text:c="3"/>67,7 </text:p>
          </table:table-cell>
          <table:table-cell table:style-name="ce9" office:value-type="float" office:value="73.0213861643868" calcext:value-type="float">
            <text:p><text:s text:c="3"/>73,0 </text:p>
          </table:table-cell>
          <table:table-cell table:style-name="ce9" office:value-type="float" office:value="70.4341013121221" calcext:value-type="float">
            <text:p><text:s text:c="3"/>70,4 </text:p>
          </table:table-cell>
          <table:table-cell table:style-name="ce9" office:value-type="float" office:value="75.6086710166514" calcext:value-type="float">
            <text:p><text:s text:c="3"/>75,6 </text:p>
          </table:table-cell>
          <table:table-cell table:style-name="ce9" office:value-type="float" office:value="72.3787580736578" calcext:value-type="float">
            <text:p><text:s text:c="3"/>72,4 </text:p>
          </table:table-cell>
          <table:table-cell table:style-name="ce9" office:value-type="float" office:value="63.3065132496151" calcext:value-type="float">
            <text:p><text:s text:c="3"/>63,3 </text:p>
          </table:table-cell>
          <table:table-cell table:style-name="ce9" office:value-type="float" office:value="81.4510028977006" calcext:value-type="float">
            <text:p><text:s text:c="3"/>81,5 </text:p>
          </table:table-cell>
          <table:table-cell table:style-name="ce9" office:value-type="float" office:value="57.7895978998788" calcext:value-type="float">
            <text:p><text:s text:c="3"/>57,8 </text:p>
          </table:table-cell>
          <table:table-cell table:style-name="ce9" office:value-type="float" office:value="54.5351359334657" calcext:value-type="float">
            <text:p><text:s text:c="3"/>54,5 </text:p>
          </table:table-cell>
          <table:table-cell table:style-name="ce9" office:value-type="float" office:value="61.0440598662919" calcext:value-type="float">
            <text:p><text:s text:c="3"/>61,0 </text:p>
          </table:table-cell>
          <table:table-cell table:style-name="ce9" office:value-type="float" office:value="68.8759653727721" calcext:value-type="float">
            <text:p><text:s text:c="3"/>68,9 </text:p>
          </table:table-cell>
          <table:table-cell table:style-name="ce9" office:value-type="float" office:value="65.8911932436156" calcext:value-type="float">
            <text:p><text:s text:c="3"/>65,9 </text:p>
          </table:table-cell>
          <table:table-cell table:style-name="ce9" office:value-type="float" office:value="71.8607375019287" calcext:value-type="float">
            <text:p><text:s text:c="3"/>71,9 </text:p>
          </table:table-cell>
          <table:table-cell table:style-name="ce9" office:value-type="float" office:value="79.008556322923" calcext:value-type="float">
            <text:p><text:s text:c="3"/>79,0 </text:p>
          </table:table-cell>
          <table:table-cell table:style-name="ce9" office:value-type="float" office:value="76.2866109461769" calcext:value-type="float">
            <text:p><text:s text:c="3"/>76,3 </text:p>
          </table:table-cell>
          <table:table-cell table:style-name="ce9" office:value-type="float" office:value="81.730501699669" calcext:value-type="float">
            <text:p><text:s text:c="3"/>81,7 </text:p>
          </table:table-cell>
          <table:table-cell table:style-name="ce9" office:value-type="float" office:value="72.6496246730579" calcext:value-type="float">
            <text:p><text:s text:c="3"/>72,6 </text:p>
          </table:table-cell>
          <table:table-cell table:style-name="ce9" office:value-type="float" office:value="56.938218155839" calcext:value-type="float">
            <text:p><text:s text:c="3"/>56,9 </text:p>
          </table:table-cell>
          <table:table-cell table:style-name="ce9" office:value-type="float" office:value="88.3610311902768" calcext:value-type="float">
            <text:p><text:s text:c="3"/>88,4 </text:p>
          </table:table-cell>
          <table:table-cell table:style-name="ce9" office:value-type="float" office:value="60.513688612061" calcext:value-type="float">
            <text:p><text:s text:c="3"/>60,5 </text:p>
          </table:table-cell>
          <table:table-cell table:style-name="ce9" office:value-type="float" office:value="57.6119663596742" calcext:value-type="float">
            <text:p><text:s text:c="3"/>57,6 </text:p>
          </table:table-cell>
          <table:table-cell table:style-name="ce9" office:value-type="float" office:value="63.4154108644478" calcext:value-type="float">
            <text:p><text:s text:c="3"/>63,4 </text:p>
          </table:table-cell>
          <table:table-cell table:style-name="ce9" office:value-type="float" office:value="61.9755631001922" calcext:value-type="float">
            <text:p><text:s text:c="3"/>62,0 </text:p>
          </table:table-cell>
          <table:table-cell table:style-name="ce9" office:value-type="float" office:value="58.8652413245166" calcext:value-type="float">
            <text:p><text:s text:c="3"/>58,9 </text:p>
          </table:table-cell>
          <table:table-cell table:style-name="ce9" office:value-type="float" office:value="65.0858848758679" calcext:value-type="float">
            <text:p><text:s text:c="3"/>65,1 </text:p>
          </table:table-cell>
          <table:table-cell table:style-name="ce9" office:value-type="float" office:value="67.1111501195937" calcext:value-type="float">
            <text:p><text:s text:c="3"/>67,1 </text:p>
          </table:table-cell>
          <table:table-cell table:style-name="ce9" office:value-type="float" office:value="63.3716930308176" calcext:value-type="float">
            <text:p><text:s text:c="3"/>63,4 </text:p>
          </table:table-cell>
          <table:table-cell table:style-name="ce9" office:value-type="float" office:value="70.8506072083698" calcext:value-type="float">
            <text:p><text:s text:c="3"/>70,9 </text:p>
          </table:table-cell>
          <table:table-cell table:style-name="ce9" office:value-type="float" office:value="72.0951378327989" calcext:value-type="float">
            <text:p><text:s text:c="3"/>72,1 </text:p>
          </table:table-cell>
          <table:table-cell table:style-name="ce9" office:value-type="float" office:value="65.2304456426149" calcext:value-type="float">
            <text:p><text:s text:c="3"/>65,2 </text:p>
          </table:table-cell>
          <table:table-cell table:style-name="ce9" office:value-type="float" office:value="78.9598300229828" calcext:value-type="float">
            <text:p><text:s text:c="3"/>79,0 </text:p>
          </table:table-cell>
          <table:table-cell table:style-name="ce9" office:value-type="float" office:value="58.7421348952758" calcext:value-type="float">
            <text:p><text:s text:c="3"/>58,7 </text:p>
          </table:table-cell>
          <table:table-cell table:style-name="ce9" office:value-type="float" office:value="56.3701842307835" calcext:value-type="float">
            <text:p><text:s text:c="3"/>56,4 </text:p>
          </table:table-cell>
          <table:table-cell table:style-name="ce9" office:value-type="float" office:value="61.114085559768" calcext:value-type="float">
            <text:p><text:s text:c="3"/>61,1 </text:p>
          </table:table-cell>
          <table:table-cell table:style-name="ce9" office:value-type="float" office:value="64.3896569019011" calcext:value-type="float">
            <text:p><text:s text:c="3"/>64,4 </text:p>
          </table:table-cell>
          <table:table-cell table:style-name="ce9" office:value-type="float" office:value="62.119961076756" calcext:value-type="float">
            <text:p><text:s text:c="3"/>62,1 </text:p>
          </table:table-cell>
          <table:table-cell table:style-name="ce9" office:value-type="float" office:value="66.6593527270462" calcext:value-type="float">
            <text:p><text:s text:c="3"/>66,7 </text:p>
          </table:table-cell>
          <table:table-cell table:style-name="ce9" office:value-type="float" office:value="73.1084869258428" calcext:value-type="float">
            <text:p><text:s text:c="3"/>73,1 </text:p>
          </table:table-cell>
          <table:table-cell table:style-name="ce9" office:value-type="float" office:value="70.5671889459239" calcext:value-type="float">
            <text:p><text:s text:c="3"/>70,6 </text:p>
          </table:table-cell>
          <table:table-cell table:style-name="ce9" office:value-type="float" office:value="75.6497849057618" calcext:value-type="float">
            <text:p><text:s text:c="3"/>75,6 </text:p>
          </table:table-cell>
          <table:table-cell table:style-name="ce9" office:value-type="float" office:value="72.6451815634086" calcext:value-type="float">
            <text:p><text:s text:c="3"/>72,6 </text:p>
          </table:table-cell>
          <table:table-cell table:style-name="ce9" office:value-type="float" office:value="62.6371880819593" calcext:value-type="float">
            <text:p><text:s text:c="3"/>62,6 </text:p>
          </table:table-cell>
          <table:table-cell table:style-name="ce9" office:value-type="float" office:value="82.6531750448578" calcext:value-type="float">
            <text:p><text:s text:c="3"/>82,7 </text:p>
          </table:table-cell>
          <table:table-cell table:style-name="ce9" office:value-type="float" office:value="65.344228559186" calcext:value-type="float">
            <text:p><text:s text:c="3"/>65,3 </text:p>
          </table:table-cell>
          <table:table-cell table:style-name="ce9" office:value-type="float" office:value="55.6129020839605" calcext:value-type="float">
            <text:p><text:s text:c="3"/>55,6 </text:p>
          </table:table-cell>
          <table:table-cell table:style-name="ce9" office:value-type="float" office:value="75.0755550344114" calcext:value-type="float">
            <text:p><text:s text:c="3"/>75,1 </text:p>
          </table:table-cell>
          <table:table-cell table:style-name="ce9" office:value-type="float" office:value="74.8421053756233" calcext:value-type="float">
            <text:p><text:s text:c="3"/>74,8 </text:p>
          </table:table-cell>
          <table:table-cell table:style-name="ce9" office:value-type="float" office:value="68.7934553005499" calcext:value-type="float">
            <text:p><text:s text:c="3"/>68,8 </text:p>
          </table:table-cell>
          <table:table-cell table:style-name="ce9" office:value-type="float" office:value="80.8907554506966" calcext:value-type="float">
            <text:p><text:s text:c="3"/>80,9 </text:p>
          </table:table-cell>
          <table:table-cell table:style-name="ce9" office:value-type="float" office:value="72.170448453349" calcext:value-type="float">
            <text:p><text:s text:c="3"/>72,2 </text:p>
          </table:table-cell>
          <table:table-cell table:style-name="ce9" office:value-type="float" office:value="59.4109380396027" calcext:value-type="float">
            <text:p><text:s text:c="3"/>59,4 </text:p>
          </table:table-cell>
          <table:table-cell table:style-name="ce9" office:value-type="float" office:value="84.9299588670952" calcext:value-type="float">
            <text:p><text:s text:c="3"/>84,9 </text:p>
          </table:table-cell>
          <table:table-cell table:style-name="ce9" office:value-type="float" office:value="69.9088343020363" calcext:value-type="float">
            <text:p><text:s text:c="3"/>69,9 </text:p>
          </table:table-cell>
          <table:table-cell table:style-name="ce9" office:value-type="float" office:value="62.6797781700978" calcext:value-type="float">
            <text:p><text:s text:c="3"/>62,7 </text:p>
          </table:table-cell>
          <table:table-cell table:style-name="ce9" office:value-type="float" office:value="77.1378904339747" calcext:value-type="float">
            <text:p><text:s text:c="3"/>77,1 </text:p>
          </table:table-cell>
          <table:table-cell table:number-columns-repeated="963"/>
        </table:table-row>
        <table:table-row table:style-name="ro1">
          <table:table-cell office:value-type="string" calcext:value-type="string">
            <text:p>Belém</text:p>
          </table:table-cell>
          <table:table-cell table:style-name="ce9" office:value-type="float" office:value="56.7758354115413" calcext:value-type="float">
            <text:p><text:s text:c="3"/>56,8 </text:p>
          </table:table-cell>
          <table:table-cell table:style-name="ce9" office:value-type="float" office:value="53.8074538655632" calcext:value-type="float">
            <text:p><text:s text:c="3"/>53,8 </text:p>
          </table:table-cell>
          <table:table-cell table:style-name="ce9" office:value-type="float" office:value="59.7442169575195" calcext:value-type="float">
            <text:p><text:s text:c="3"/>59,7 </text:p>
          </table:table-cell>
          <table:table-cell table:style-name="ce9" office:value-type="float" office:value="58.411438528571" calcext:value-type="float">
            <text:p><text:s text:c="3"/>58,4 </text:p>
          </table:table-cell>
          <table:table-cell table:style-name="ce9" office:value-type="float" office:value="55.6631053829088" calcext:value-type="float">
            <text:p><text:s text:c="3"/>55,7 </text:p>
          </table:table-cell>
          <table:table-cell table:style-name="ce9" office:value-type="float" office:value="61.1597716742332" calcext:value-type="float">
            <text:p><text:s text:c="3"/>61,2 </text:p>
          </table:table-cell>
          <table:table-cell table:style-name="ce9" office:value-type="float" office:value="69.5523278268993" calcext:value-type="float">
            <text:p><text:s text:c="3"/>69,6 </text:p>
          </table:table-cell>
          <table:table-cell table:style-name="ce9" office:value-type="float" office:value="67.0288939213497" calcext:value-type="float">
            <text:p><text:s text:c="3"/>67,0 </text:p>
          </table:table-cell>
          <table:table-cell table:style-name="ce9" office:value-type="float" office:value="72.0757617324489" calcext:value-type="float">
            <text:p><text:s text:c="3"/>72,1 </text:p>
          </table:table-cell>
          <table:table-cell table:style-name="ce9" office:value-type="float" office:value="70.6659813155885" calcext:value-type="float">
            <text:p><text:s text:c="3"/>70,7 </text:p>
          </table:table-cell>
          <table:table-cell table:style-name="ce9" office:value-type="float" office:value="65.3854703014897" calcext:value-type="float">
            <text:p><text:s text:c="3"/>65,4 </text:p>
          </table:table-cell>
          <table:table-cell table:style-name="ce9" office:value-type="float" office:value="75.9464923296872" calcext:value-type="float">
            <text:p><text:s text:c="3"/>75,9 </text:p>
          </table:table-cell>
          <table:table-cell table:style-name="ce9" office:value-type="float" office:value="55.7224411828192" calcext:value-type="float">
            <text:p><text:s text:c="3"/>55,7 </text:p>
          </table:table-cell>
          <table:table-cell table:style-name="ce9" office:value-type="float" office:value="52.0905382185513" calcext:value-type="float">
            <text:p><text:s text:c="3"/>52,1 </text:p>
          </table:table-cell>
          <table:table-cell table:style-name="ce9" office:value-type="float" office:value="59.3543441470872" calcext:value-type="float">
            <text:p><text:s text:c="3"/>59,4 </text:p>
          </table:table-cell>
          <table:table-cell table:style-name="ce9" office:value-type="float" office:value="61.8113400585345" calcext:value-type="float">
            <text:p><text:s text:c="3"/>61,8 </text:p>
          </table:table-cell>
          <table:table-cell table:style-name="ce9" office:value-type="float" office:value="58.7977198915395" calcext:value-type="float">
            <text:p><text:s text:c="3"/>58,8 </text:p>
          </table:table-cell>
          <table:table-cell table:style-name="ce9" office:value-type="float" office:value="64.8249602255295" calcext:value-type="float">
            <text:p><text:s text:c="3"/>64,8 </text:p>
          </table:table-cell>
          <table:table-cell table:style-name="ce9" office:value-type="float" office:value="71.1674863689111" calcext:value-type="float">
            <text:p><text:s text:c="3"/>71,2 </text:p>
          </table:table-cell>
          <table:table-cell table:style-name="ce9" office:value-type="float" office:value="68.1406254449572" calcext:value-type="float">
            <text:p><text:s text:c="3"/>68,1 </text:p>
          </table:table-cell>
          <table:table-cell table:style-name="ce9" office:value-type="float" office:value="74.194347292865" calcext:value-type="float">
            <text:p><text:s text:c="3"/>74,2 </text:p>
          </table:table-cell>
          <table:table-cell table:style-name="ce9" office:value-type="float" office:value="72.5902871517523" calcext:value-type="float">
            <text:p><text:s text:c="3"/>72,6 </text:p>
          </table:table-cell>
          <table:table-cell table:style-name="ce9" office:value-type="float" office:value="63.563339435691" calcext:value-type="float">
            <text:p><text:s text:c="3"/>63,6 </text:p>
          </table:table-cell>
          <table:table-cell table:style-name="ce9" office:value-type="float" office:value="81.6172348678135" calcext:value-type="float">
            <text:p><text:s text:c="3"/>81,6 </text:p>
          </table:table-cell>
          <table:table-cell table:style-name="ce9" office:value-type="float" office:value="57.7068393553875" calcext:value-type="float">
            <text:p><text:s text:c="3"/>57,7 </text:p>
          </table:table-cell>
          <table:table-cell table:style-name="ce9" office:value-type="float" office:value="54.0741406082166" calcext:value-type="float">
            <text:p><text:s text:c="3"/>54,1 </text:p>
          </table:table-cell>
          <table:table-cell table:style-name="ce9" office:value-type="float" office:value="61.3395381025584" calcext:value-type="float">
            <text:p><text:s text:c="3"/>61,3 </text:p>
          </table:table-cell>
          <table:table-cell table:style-name="ce9" office:value-type="float" office:value="55.2264450015614" calcext:value-type="float">
            <text:p><text:s text:c="3"/>55,2 </text:p>
          </table:table-cell>
          <table:table-cell table:style-name="ce9" office:value-type="float" office:value="51.6145357457235" calcext:value-type="float">
            <text:p><text:s text:c="3"/>51,6 </text:p>
          </table:table-cell>
          <table:table-cell table:style-name="ce9" office:value-type="float" office:value="58.8383542573993" calcext:value-type="float">
            <text:p><text:s text:c="3"/>58,8 </text:p>
          </table:table-cell>
          <table:table-cell table:style-name="ce9" office:value-type="float" office:value="68.0243394964697" calcext:value-type="float">
            <text:p><text:s text:c="3"/>68,0 </text:p>
          </table:table-cell>
          <table:table-cell table:style-name="ce9" office:value-type="float" office:value="64.8457794523872" calcext:value-type="float">
            <text:p><text:s text:c="3"/>64,8 </text:p>
          </table:table-cell>
          <table:table-cell table:style-name="ce9" office:value-type="float" office:value="71.2028995405521" calcext:value-type="float">
            <text:p><text:s text:c="3"/>71,2 </text:p>
          </table:table-cell>
          <table:table-cell table:style-name="ce9" office:value-type="float" office:value="68.6580377547152" calcext:value-type="float">
            <text:p><text:s text:c="3"/>68,7 </text:p>
          </table:table-cell>
          <table:table-cell table:style-name="ce9" office:value-type="float" office:value="64.8263297799584" calcext:value-type="float">
            <text:p><text:s text:c="3"/>64,8 </text:p>
          </table:table-cell>
          <table:table-cell table:style-name="ce9" office:value-type="float" office:value="72.489745729472" calcext:value-type="float">
            <text:p><text:s text:c="3"/>72,5 </text:p>
          </table:table-cell>
          <table:table-cell table:style-name="ce9" office:value-type="float" office:value="56.1549969395065" calcext:value-type="float">
            <text:p><text:s text:c="3"/>56,2 </text:p>
          </table:table-cell>
          <table:table-cell table:style-name="ce9" office:value-type="float" office:value="52.5340717322326" calcext:value-type="float">
            <text:p><text:s text:c="3"/>52,5 </text:p>
          </table:table-cell>
          <table:table-cell table:style-name="ce9" office:value-type="float" office:value="59.7759221467805" calcext:value-type="float">
            <text:p><text:s text:c="3"/>59,8 </text:p>
          </table:table-cell>
          <table:table-cell table:style-name="ce9" office:value-type="float" office:value="58.1399672031374" calcext:value-type="float">
            <text:p><text:s text:c="3"/>58,1 </text:p>
          </table:table-cell>
          <table:table-cell table:style-name="ce9" office:value-type="float" office:value="54.5529850784378" calcext:value-type="float">
            <text:p><text:s text:c="3"/>54,6 </text:p>
          </table:table-cell>
          <table:table-cell table:style-name="ce9" office:value-type="float" office:value="61.726949327837" calcext:value-type="float">
            <text:p><text:s text:c="3"/>61,7 </text:p>
          </table:table-cell>
          <table:table-cell table:style-name="ce9" office:value-type="float" office:value="72.1634926089248" calcext:value-type="float">
            <text:p><text:s text:c="3"/>72,2 </text:p>
          </table:table-cell>
          <table:table-cell table:style-name="ce9" office:value-type="float" office:value="69.4588658890978" calcext:value-type="float">
            <text:p><text:s text:c="3"/>69,5 </text:p>
          </table:table-cell>
          <table:table-cell table:style-name="ce9" office:value-type="float" office:value="74.8681193287519" calcext:value-type="float">
            <text:p><text:s text:c="3"/>74,9 </text:p>
          </table:table-cell>
          <table:table-cell table:style-name="ce9" office:value-type="float" office:value="72.6154819886855" calcext:value-type="float">
            <text:p><text:s text:c="3"/>72,6 </text:p>
          </table:table-cell>
          <table:table-cell table:style-name="ce9" office:value-type="float" office:value="65.4105638666476" calcext:value-type="float">
            <text:p><text:s text:c="3"/>65,4 </text:p>
          </table:table-cell>
          <table:table-cell table:style-name="ce9" office:value-type="float" office:value="79.8204001107234" calcext:value-type="float">
            <text:p><text:s text:c="3"/>79,8 </text:p>
          </table:table-cell>
          <table:table-cell table:style-name="ce9" office:value-type="float" office:value="58.8774356604738" calcext:value-type="float">
            <text:p><text:s text:c="3"/>58,9 </text:p>
          </table:table-cell>
          <table:table-cell table:style-name="ce9" office:value-type="float" office:value="54.5492180410631" calcext:value-type="float">
            <text:p><text:s text:c="3"/>54,5 </text:p>
          </table:table-cell>
          <table:table-cell table:style-name="ce9" office:value-type="float" office:value="63.2056532798845" calcext:value-type="float">
            <text:p><text:s text:c="3"/>63,2 </text:p>
          </table:table-cell>
          <table:table-cell table:style-name="ce9" office:value-type="float" office:value="59.0065633566386" calcext:value-type="float">
            <text:p><text:s text:c="3"/>59,0 </text:p>
          </table:table-cell>
          <table:table-cell table:style-name="ce9" office:value-type="float" office:value="55.1501065472808" calcext:value-type="float">
            <text:p><text:s text:c="3"/>55,2 </text:p>
          </table:table-cell>
          <table:table-cell table:style-name="ce9" office:value-type="float" office:value="62.8630201659965" calcext:value-type="float">
            <text:p><text:s text:c="3"/>62,9 </text:p>
          </table:table-cell>
          <table:table-cell table:style-name="ce9" office:value-type="float" office:value="63.7736415780564" calcext:value-type="float">
            <text:p><text:s text:c="3"/>63,8 </text:p>
          </table:table-cell>
          <table:table-cell table:style-name="ce9" office:value-type="float" office:value="59.7325812579191" calcext:value-type="float">
            <text:p><text:s text:c="3"/>59,7 </text:p>
          </table:table-cell>
          <table:table-cell table:style-name="ce9" office:value-type="float" office:value="67.8147018981937" calcext:value-type="float">
            <text:p><text:s text:c="3"/>67,8 </text:p>
          </table:table-cell>
          <table:table-cell table:style-name="ce9" office:value-type="float" office:value="65.9740805777645" calcext:value-type="float">
            <text:p><text:s text:c="3"/>66,0 </text:p>
          </table:table-cell>
          <table:table-cell table:style-name="ce9" office:value-type="float" office:value="61.1856649949423" calcext:value-type="float">
            <text:p><text:s text:c="3"/>61,2 </text:p>
          </table:table-cell>
          <table:table-cell table:style-name="ce9" office:value-type="float" office:value="70.7624961605867" calcext:value-type="float">
            <text:p><text:s text:c="3"/>70,8 </text:p>
          </table:table-cell>
          <table:table-cell table:number-columns-repeated="963"/>
        </table:table-row>
        <table:table-row table:style-name="ro1">
          <table:table-cell office:value-type="string" calcext:value-type="string">
            <text:p>Macapá</text:p>
          </table:table-cell>
          <table:table-cell table:style-name="ce9" office:value-type="float" office:value="58.2473256821312" calcext:value-type="float">
            <text:p><text:s text:c="3"/>58,2 </text:p>
          </table:table-cell>
          <table:table-cell table:style-name="ce9" office:value-type="float" office:value="55.9046266401871" calcext:value-type="float">
            <text:p><text:s text:c="3"/>55,9 </text:p>
          </table:table-cell>
          <table:table-cell table:style-name="ce9" office:value-type="float" office:value="60.5900247240753" calcext:value-type="float">
            <text:p><text:s text:c="3"/>60,6 </text:p>
          </table:table-cell>
          <table:table-cell table:style-name="ce9" office:value-type="float" office:value="62.374857589256" calcext:value-type="float">
            <text:p><text:s text:c="3"/>62,4 </text:p>
          </table:table-cell>
          <table:table-cell table:style-name="ce9" office:value-type="float" office:value="59.8707411219084" calcext:value-type="float">
            <text:p><text:s text:c="3"/>59,9 </text:p>
          </table:table-cell>
          <table:table-cell table:style-name="ce9" office:value-type="float" office:value="64.8789740566036" calcext:value-type="float">
            <text:p><text:s text:c="3"/>64,9 </text:p>
          </table:table-cell>
          <table:table-cell table:style-name="ce9" office:value-type="float" office:value="73.0679356881837" calcext:value-type="float">
            <text:p><text:s text:c="3"/>73,1 </text:p>
          </table:table-cell>
          <table:table-cell table:style-name="ce9" office:value-type="float" office:value="70.6022645097649" calcext:value-type="float">
            <text:p><text:s text:c="3"/>70,6 </text:p>
          </table:table-cell>
          <table:table-cell table:style-name="ce9" office:value-type="float" office:value="75.5336068666026" calcext:value-type="float">
            <text:p><text:s text:c="3"/>75,5 </text:p>
          </table:table-cell>
          <table:table-cell table:style-name="ce9" office:value-type="float" office:value="71.7190175262737" calcext:value-type="float">
            <text:p><text:s text:c="3"/>71,7 </text:p>
          </table:table-cell>
          <table:table-cell table:style-name="ce9" office:value-type="float" office:value="65.845013550319" calcext:value-type="float">
            <text:p><text:s text:c="3"/>65,8 </text:p>
          </table:table-cell>
          <table:table-cell table:style-name="ce9" office:value-type="float" office:value="77.5930215022284" calcext:value-type="float">
            <text:p><text:s text:c="3"/>77,6 </text:p>
          </table:table-cell>
          <table:table-cell table:style-name="ce9" office:value-type="float" office:value="59.3131430012202" calcext:value-type="float">
            <text:p><text:s text:c="3"/>59,3 </text:p>
          </table:table-cell>
          <table:table-cell table:style-name="ce9" office:value-type="float" office:value="55.9399511427232" calcext:value-type="float">
            <text:p><text:s text:c="3"/>55,9 </text:p>
          </table:table-cell>
          <table:table-cell table:style-name="ce9" office:value-type="float" office:value="62.6863348597171" calcext:value-type="float">
            <text:p><text:s text:c="3"/>62,7 </text:p>
          </table:table-cell>
          <table:table-cell table:style-name="ce9" office:value-type="float" office:value="66.6371534172219" calcext:value-type="float">
            <text:p><text:s text:c="3"/>66,6 </text:p>
          </table:table-cell>
          <table:table-cell table:style-name="ce9" office:value-type="float" office:value="63.2778734432481" calcext:value-type="float">
            <text:p><text:s text:c="3"/>63,3 </text:p>
          </table:table-cell>
          <table:table-cell table:style-name="ce9" office:value-type="float" office:value="69.9964333911956" calcext:value-type="float">
            <text:p><text:s text:c="3"/>70,0 </text:p>
          </table:table-cell>
          <table:table-cell table:style-name="ce9" office:value-type="float" office:value="78.3856545875753" calcext:value-type="float">
            <text:p><text:s text:c="3"/>78,4 </text:p>
          </table:table-cell>
          <table:table-cell table:style-name="ce9" office:value-type="float" office:value="75.7318545674048" calcext:value-type="float">
            <text:p><text:s text:c="3"/>75,7 </text:p>
          </table:table-cell>
          <table:table-cell table:style-name="ce9" office:value-type="float" office:value="81.0394546077458" calcext:value-type="float">
            <text:p><text:s text:c="3"/>81,0 </text:p>
          </table:table-cell>
          <table:table-cell table:style-name="ce9" office:value-type="float" office:value="77.8686900734757" calcext:value-type="float">
            <text:p><text:s text:c="3"/>77,9 </text:p>
          </table:table-cell>
          <table:table-cell table:style-name="ce9" office:value-type="float" office:value="70.8887194040992" calcext:value-type="float">
            <text:p><text:s text:c="3"/>70,9 </text:p>
          </table:table-cell>
          <table:table-cell table:style-name="ce9" office:value-type="float" office:value="84.8486607428521" calcext:value-type="float">
            <text:p><text:s text:c="3"/>84,8 </text:p>
          </table:table-cell>
          <table:table-cell table:style-name="ce9" office:value-type="float" office:value="57.3578838080636" calcext:value-type="float">
            <text:p><text:s text:c="3"/>57,4 </text:p>
          </table:table-cell>
          <table:table-cell table:style-name="ce9" office:value-type="float" office:value="54.6645046102261" calcext:value-type="float">
            <text:p><text:s text:c="3"/>54,7 </text:p>
          </table:table-cell>
          <table:table-cell table:style-name="ce9" office:value-type="float" office:value="60.051263005901" calcext:value-type="float">
            <text:p><text:s text:c="3"/>60,1 </text:p>
          </table:table-cell>
          <table:table-cell table:style-name="ce9" office:value-type="float" office:value="58.4539269674229" calcext:value-type="float">
            <text:p><text:s text:c="3"/>58,5 </text:p>
          </table:table-cell>
          <table:table-cell table:style-name="ce9" office:value-type="float" office:value="55.7180059940246" calcext:value-type="float">
            <text:p><text:s text:c="3"/>55,7 </text:p>
          </table:table-cell>
          <table:table-cell table:style-name="ce9" office:value-type="float" office:value="61.1898479408211" calcext:value-type="float">
            <text:p><text:s text:c="3"/>61,2 </text:p>
          </table:table-cell>
          <table:table-cell table:style-name="ce9" office:value-type="float" office:value="67.9899537580289" calcext:value-type="float">
            <text:p><text:s text:c="3"/>68,0 </text:p>
          </table:table-cell>
          <table:table-cell table:style-name="ce9" office:value-type="float" office:value="64.7939722484363" calcext:value-type="float">
            <text:p><text:s text:c="3"/>64,8 </text:p>
          </table:table-cell>
          <table:table-cell table:style-name="ce9" office:value-type="float" office:value="71.1859352676215" calcext:value-type="float">
            <text:p><text:s text:c="3"/>71,2 </text:p>
          </table:table-cell>
          <table:table-cell table:style-name="ce9" office:value-type="float" office:value="66.0208666057534" calcext:value-type="float">
            <text:p><text:s text:c="3"/>66,0 </text:p>
          </table:table-cell>
          <table:table-cell table:style-name="ce9" office:value-type="float" office:value="57.0487872388568" calcext:value-type="float">
            <text:p><text:s text:c="3"/>57,0 </text:p>
          </table:table-cell>
          <table:table-cell table:style-name="ce9" office:value-type="float" office:value="74.99294597265" calcext:value-type="float">
            <text:p><text:s text:c="3"/>75,0 </text:p>
          </table:table-cell>
          <table:table-cell table:style-name="ce9" office:value-type="float" office:value="57.7497536889912" calcext:value-type="float">
            <text:p><text:s text:c="3"/>57,7 </text:p>
          </table:table-cell>
          <table:table-cell table:style-name="ce9" office:value-type="float" office:value="55.3579876899738" calcext:value-type="float">
            <text:p><text:s text:c="3"/>55,4 </text:p>
          </table:table-cell>
          <table:table-cell table:style-name="ce9" office:value-type="float" office:value="60.1415196880086" calcext:value-type="float">
            <text:p><text:s text:c="3"/>60,1 </text:p>
          </table:table-cell>
          <table:table-cell table:style-name="ce9" office:value-type="float" office:value="61.0234864419412" calcext:value-type="float">
            <text:p><text:s text:c="3"/>61,0 </text:p>
          </table:table-cell>
          <table:table-cell table:style-name="ce9" office:value-type="float" office:value="58.5779426142722" calcext:value-type="float">
            <text:p><text:s text:c="3"/>58,6 </text:p>
          </table:table-cell>
          <table:table-cell table:style-name="ce9" office:value-type="float" office:value="63.4690302696103" calcext:value-type="float">
            <text:p><text:s text:c="3"/>63,5 </text:p>
          </table:table-cell>
          <table:table-cell table:style-name="ce9" office:value-type="float" office:value="72.4596454387269" calcext:value-type="float">
            <text:p><text:s text:c="3"/>72,5 </text:p>
          </table:table-cell>
          <table:table-cell table:style-name="ce9" office:value-type="float" office:value="69.7302923917778" calcext:value-type="float">
            <text:p><text:s text:c="3"/>69,7 </text:p>
          </table:table-cell>
          <table:table-cell table:style-name="ce9" office:value-type="float" office:value="75.1889984856759" calcext:value-type="float">
            <text:p><text:s text:c="3"/>75,2 </text:p>
          </table:table-cell>
          <table:table-cell table:style-name="ce9" office:value-type="float" office:value="70.7735289999641" calcext:value-type="float">
            <text:p><text:s text:c="3"/>70,8 </text:p>
          </table:table-cell>
          <table:table-cell table:style-name="ce9" office:value-type="float" office:value="64.1106142787512" calcext:value-type="float">
            <text:p><text:s text:c="3"/>64,1 </text:p>
          </table:table-cell>
          <table:table-cell table:style-name="ce9" office:value-type="float" office:value="77.436443721177" calcext:value-type="float">
            <text:p><text:s text:c="3"/>77,4 </text:p>
          </table:table-cell>
          <table:table-cell table:style-name="ce9" office:value-type="float" office:value="63.931412020082" calcext:value-type="float">
            <text:p><text:s text:c="3"/>63,9 </text:p>
          </table:table-cell>
          <table:table-cell table:style-name="ce9" office:value-type="float" office:value="52.4374374481289" calcext:value-type="float">
            <text:p><text:s text:c="3"/>52,4 </text:p>
          </table:table-cell>
          <table:table-cell table:style-name="ce9" office:value-type="float" office:value="75.4253865920352" calcext:value-type="float">
            <text:p><text:s text:c="3"/>75,4 </text:p>
          </table:table-cell>
          <table:table-cell table:style-name="ce9" office:value-type="float" office:value="72.1705852839864" calcext:value-type="float">
            <text:p><text:s text:c="3"/>72,2 </text:p>
          </table:table-cell>
          <table:table-cell table:style-name="ce9" office:value-type="float" office:value="65.5410335264272" calcext:value-type="float">
            <text:p><text:s text:c="3"/>65,5 </text:p>
          </table:table-cell>
          <table:table-cell table:style-name="ce9" office:value-type="float" office:value="78.8001370415457" calcext:value-type="float">
            <text:p><text:s text:c="3"/>78,8 </text:p>
          </table:table-cell>
          <table:table-cell table:style-name="ce9" office:value-type="float" office:value="77.2805120700388" calcext:value-type="float">
            <text:p><text:s text:c="3"/>77,3 </text:p>
          </table:table-cell>
          <table:table-cell table:style-name="ce9" office:value-type="float" office:value="73.5493908837848" calcext:value-type="float">
            <text:p><text:s text:c="3"/>73,5 </text:p>
          </table:table-cell>
          <table:table-cell table:style-name="ce9" office:value-type="float" office:value="81.0116332562929" calcext:value-type="float">
            <text:p><text:s text:c="3"/>81,0 </text:p>
          </table:table-cell>
          <table:table-cell table:style-name="ce9" office:value-type="float" office:value="78.2141210179595" calcext:value-type="float">
            <text:p><text:s text:c="3"/>78,2 </text:p>
          </table:table-cell>
          <table:table-cell table:style-name="ce9" office:value-type="float" office:value="72.4557843171073" calcext:value-type="float">
            <text:p><text:s text:c="3"/>72,5 </text:p>
          </table:table-cell>
          <table:table-cell table:style-name="ce9" office:value-type="float" office:value="83.9724577188116" calcext:value-type="float">
            <text:p><text:s text:c="3"/>84,0 </text:p>
          </table:table-cell>
          <table:table-cell table:number-columns-repeated="963"/>
        </table:table-row>
        <table:table-row table:style-name="ro1">
          <table:table-cell office:value-type="string" calcext:value-type="string">
            <text:p>Palmas</text:p>
          </table:table-cell>
          <table:table-cell table:style-name="ce9" office:value-type="float" office:value="61.1222268385633" calcext:value-type="float">
            <text:p><text:s text:c="3"/>61,1 </text:p>
          </table:table-cell>
          <table:table-cell table:style-name="ce9" office:value-type="float" office:value="57.7881671282299" calcext:value-type="float">
            <text:p><text:s text:c="3"/>57,8 </text:p>
          </table:table-cell>
          <table:table-cell table:style-name="ce9" office:value-type="float" office:value="64.4562865488966" calcext:value-type="float">
            <text:p><text:s text:c="3"/>64,5 </text:p>
          </table:table-cell>
          <table:table-cell table:style-name="ce9" office:value-type="float" office:value="66.1598346987942" calcext:value-type="float">
            <text:p><text:s text:c="3"/>66,2 </text:p>
          </table:table-cell>
          <table:table-cell table:style-name="ce9" office:value-type="float" office:value="62.8898476804212" calcext:value-type="float">
            <text:p><text:s text:c="3"/>62,9 </text:p>
          </table:table-cell>
          <table:table-cell table:style-name="ce9" office:value-type="float" office:value="69.4298217171672" calcext:value-type="float">
            <text:p><text:s text:c="3"/>69,4 </text:p>
          </table:table-cell>
          <table:table-cell table:style-name="ce9" office:value-type="float" office:value="74.3442353167365" calcext:value-type="float">
            <text:p><text:s text:c="3"/>74,3 </text:p>
          </table:table-cell>
          <table:table-cell table:style-name="ce9" office:value-type="float" office:value="71.6251732423322" calcext:value-type="float">
            <text:p><text:s text:c="3"/>71,6 </text:p>
          </table:table-cell>
          <table:table-cell table:style-name="ce9" office:value-type="float" office:value="77.0632973911407" calcext:value-type="float">
            <text:p><text:s text:c="3"/>77,1 </text:p>
          </table:table-cell>
          <table:table-cell table:style-name="ce9" office:value-type="float" office:value="68.4037614994573" calcext:value-type="float">
            <text:p><text:s text:c="3"/>68,4 </text:p>
          </table:table-cell>
          <table:table-cell table:style-name="ce9" office:value-type="float" office:value="60.610314359239" calcext:value-type="float">
            <text:p><text:s text:c="3"/>60,6 </text:p>
          </table:table-cell>
          <table:table-cell table:style-name="ce9" office:value-type="float" office:value="76.1972086396755" calcext:value-type="float">
            <text:p><text:s text:c="3"/>76,2 </text:p>
          </table:table-cell>
          <table:table-cell table:style-name="ce9" office:value-type="float" office:value="61.6663089849737" calcext:value-type="float">
            <text:p><text:s text:c="3"/>61,7 </text:p>
          </table:table-cell>
          <table:table-cell table:style-name="ce9" office:value-type="float" office:value="57.2502873179913" calcext:value-type="float">
            <text:p><text:s text:c="3"/>57,3 </text:p>
          </table:table-cell>
          <table:table-cell table:style-name="ce9" office:value-type="float" office:value="66.0823306519562" calcext:value-type="float">
            <text:p><text:s text:c="3"/>66,1 </text:p>
          </table:table-cell>
          <table:table-cell table:style-name="ce9" office:value-type="float" office:value="69.9157026027792" calcext:value-type="float">
            <text:p><text:s text:c="3"/>69,9 </text:p>
          </table:table-cell>
          <table:table-cell table:style-name="ce9" office:value-type="float" office:value="66.6369348423302" calcext:value-type="float">
            <text:p><text:s text:c="3"/>66,6 </text:p>
          </table:table-cell>
          <table:table-cell table:style-name="ce9" office:value-type="float" office:value="73.1944703632282" calcext:value-type="float">
            <text:p><text:s text:c="3"/>73,2 </text:p>
          </table:table-cell>
          <table:table-cell table:style-name="ce9" office:value-type="float" office:value="77.7186295312516" calcext:value-type="float">
            <text:p><text:s text:c="3"/>77,7 </text:p>
          </table:table-cell>
          <table:table-cell table:style-name="ce9" office:value-type="float" office:value="74.4719666905816" calcext:value-type="float">
            <text:p><text:s text:c="3"/>74,5 </text:p>
          </table:table-cell>
          <table:table-cell table:style-name="ce9" office:value-type="float" office:value="80.9652923719215" calcext:value-type="float">
            <text:p><text:s text:c="3"/>81,0 </text:p>
          </table:table-cell>
          <table:table-cell table:style-name="ce9" office:value-type="float" office:value="74.9489700996226" calcext:value-type="float">
            <text:p><text:s text:c="3"/>74,9 </text:p>
          </table:table-cell>
          <table:table-cell table:style-name="ce9" office:value-type="float" office:value="68.0078406274897" calcext:value-type="float">
            <text:p><text:s text:c="3"/>68,0 </text:p>
          </table:table-cell>
          <table:table-cell table:style-name="ce9" office:value-type="float" office:value="81.8900995717556" calcext:value-type="float">
            <text:p><text:s text:c="3"/>81,9 </text:p>
          </table:table-cell>
          <table:table-cell table:style-name="ce9" office:value-type="float" office:value="60.6639669335594" calcext:value-type="float">
            <text:p><text:s text:c="3"/>60,7 </text:p>
          </table:table-cell>
          <table:table-cell table:style-name="ce9" office:value-type="float" office:value="56.233461955834" calcext:value-type="float">
            <text:p><text:s text:c="3"/>56,2 </text:p>
          </table:table-cell>
          <table:table-cell table:style-name="ce9" office:value-type="float" office:value="65.0944719112848" calcext:value-type="float">
            <text:p><text:s text:c="3"/>65,1 </text:p>
          </table:table-cell>
          <table:table-cell table:style-name="ce9" office:value-type="float" office:value="62.8189418729048" calcext:value-type="float">
            <text:p><text:s text:c="3"/>62,8 </text:p>
          </table:table-cell>
          <table:table-cell table:style-name="ce9" office:value-type="float" office:value="58.2307011638008" calcext:value-type="float">
            <text:p><text:s text:c="3"/>58,2 </text:p>
          </table:table-cell>
          <table:table-cell table:style-name="ce9" office:value-type="float" office:value="67.4071825820087" calcext:value-type="float">
            <text:p><text:s text:c="3"/>67,4 </text:p>
          </table:table-cell>
          <table:table-cell table:style-name="ce9" office:value-type="float" office:value="71.3891902288961" calcext:value-type="float">
            <text:p><text:s text:c="3"/>71,4 </text:p>
          </table:table-cell>
          <table:table-cell table:style-name="ce9" office:value-type="float" office:value="67.9945101285673" calcext:value-type="float">
            <text:p><text:s text:c="3"/>68,0 </text:p>
          </table:table-cell>
          <table:table-cell table:style-name="ce9" office:value-type="float" office:value="74.7838703292249" calcext:value-type="float">
            <text:p><text:s text:c="3"/>74,8 </text:p>
          </table:table-cell>
          <table:table-cell table:style-name="ce9" office:value-type="float" office:value="62.7746492119968" calcext:value-type="float">
            <text:p><text:s text:c="3"/>62,8 </text:p>
          </table:table-cell>
          <table:table-cell table:style-name="ce9" office:value-type="float" office:value="51.0610121983501" calcext:value-type="float">
            <text:p><text:s text:c="3"/>51,1 </text:p>
          </table:table-cell>
          <table:table-cell table:style-name="ce9" office:value-type="float" office:value="74.4882862256434" calcext:value-type="float">
            <text:p><text:s text:c="3"/>74,5 </text:p>
          </table:table-cell>
          <table:table-cell table:style-name="ce9" office:value-type="float" office:value="59.0832522234165" calcext:value-type="float">
            <text:p><text:s text:c="3"/>59,1 </text:p>
          </table:table-cell>
          <table:table-cell table:style-name="ce9" office:value-type="float" office:value="55.2740696429455" calcext:value-type="float">
            <text:p><text:s text:c="3"/>55,3 </text:p>
          </table:table-cell>
          <table:table-cell table:style-name="ce9" office:value-type="float" office:value="62.8924348038875" calcext:value-type="float">
            <text:p><text:s text:c="3"/>62,9 </text:p>
          </table:table-cell>
          <table:table-cell table:style-name="ce9" office:value-type="float" office:value="64.4977202281153" calcext:value-type="float">
            <text:p><text:s text:c="3"/>64,5 </text:p>
          </table:table-cell>
          <table:table-cell table:style-name="ce9" office:value-type="float" office:value="61.2240572705119" calcext:value-type="float">
            <text:p><text:s text:c="3"/>61,2 </text:p>
          </table:table-cell>
          <table:table-cell table:style-name="ce9" office:value-type="float" office:value="67.7713831857187" calcext:value-type="float">
            <text:p><text:s text:c="3"/>67,8 </text:p>
          </table:table-cell>
          <table:table-cell table:style-name="ce9" office:value-type="float" office:value="72.9977407511378" calcext:value-type="float">
            <text:p><text:s text:c="3"/>73,0 </text:p>
          </table:table-cell>
          <table:table-cell table:style-name="ce9" office:value-type="float" office:value="69.9547304818621" calcext:value-type="float">
            <text:p><text:s text:c="3"/>70,0 </text:p>
          </table:table-cell>
          <table:table-cell table:style-name="ce9" office:value-type="float" office:value="76.0407510204134" calcext:value-type="float">
            <text:p><text:s text:c="3"/>76,0 </text:p>
          </table:table-cell>
          <table:table-cell table:style-name="ce9" office:value-type="float" office:value="68.0050355102231" calcext:value-type="float">
            <text:p><text:s text:c="3"/>68,0 </text:p>
          </table:table-cell>
          <table:table-cell table:style-name="ce9" office:value-type="float" office:value="58.4690909573878" calcext:value-type="float">
            <text:p><text:s text:c="3"/>58,5 </text:p>
          </table:table-cell>
          <table:table-cell table:style-name="ce9" office:value-type="float" office:value="77.5409800630583" calcext:value-type="float">
            <text:p><text:s text:c="3"/>77,5 </text:p>
          </table:table-cell>
          <table:table-cell table:style-name="ce9" office:value-type="float" office:value="74.8008036562369" calcext:value-type="float">
            <text:p><text:s text:c="3"/>74,8 </text:p>
          </table:table-cell>
          <table:table-cell table:style-name="ce9" office:value-type="float" office:value="70.2556188903741" calcext:value-type="float">
            <text:p><text:s text:c="3"/>70,3 </text:p>
          </table:table-cell>
          <table:table-cell table:style-name="ce9" office:value-type="float" office:value="79.3459884220997" calcext:value-type="float">
            <text:p><text:s text:c="3"/>79,3 </text:p>
          </table:table-cell>
          <table:table-cell table:style-name="ce9" office:value-type="float" office:value="77.9621562088672" calcext:value-type="float">
            <text:p><text:s text:c="3"/>78,0 </text:p>
          </table:table-cell>
          <table:table-cell table:style-name="ce9" office:value-type="float" office:value="70.2842324453737" calcext:value-type="float">
            <text:p><text:s text:c="3"/>70,3 </text:p>
          </table:table-cell>
          <table:table-cell table:style-name="ce9" office:value-type="float" office:value="85.6400799723606" calcext:value-type="float">
            <text:p><text:s text:c="3"/>85,6 </text:p>
          </table:table-cell>
          <table:table-cell table:style-name="ce9" office:value-type="float" office:value="79.5130008880301" calcext:value-type="float">
            <text:p><text:s text:c="3"/>79,5 </text:p>
          </table:table-cell>
          <table:table-cell table:style-name="ce9" office:value-type="float" office:value="73.780381602436" calcext:value-type="float">
            <text:p><text:s text:c="3"/>73,8 </text:p>
          </table:table-cell>
          <table:table-cell table:style-name="ce9" office:value-type="float" office:value="85.2456201736242" calcext:value-type="float">
            <text:p><text:s text:c="3"/>85,2 </text:p>
          </table:table-cell>
          <table:table-cell table:style-name="ce9" office:value-type="float" office:value="70.0953868648364" calcext:value-type="float">
            <text:p><text:s text:c="3"/>70,1 </text:p>
          </table:table-cell>
          <table:table-cell table:style-name="ce9" office:value-type="float" office:value="63.529140749359" calcext:value-type="float">
            <text:p><text:s text:c="3"/>63,5 </text:p>
          </table:table-cell>
          <table:table-cell table:style-name="ce9" office:value-type="float" office:value="76.6616329803138" calcext:value-type="float">
            <text:p><text:s text:c="3"/>76,7 </text:p>
          </table:table-cell>
          <table:table-cell table:number-columns-repeated="963"/>
        </table:table-row>
        <table:table-row table:style-name="ro1">
          <table:table-cell office:value-type="string" calcext:value-type="string">
            <text:p>São Luís</text:p>
          </table:table-cell>
          <table:table-cell table:style-name="ce9" office:value-type="float" office:value="56.7643886286763" calcext:value-type="float">
            <text:p><text:s text:c="3"/>56,8 </text:p>
          </table:table-cell>
          <table:table-cell table:style-name="ce9" office:value-type="float" office:value="54.3681657146702" calcext:value-type="float">
            <text:p><text:s text:c="3"/>54,4 </text:p>
          </table:table-cell>
          <table:table-cell table:style-name="ce9" office:value-type="float" office:value="59.1606115426823" calcext:value-type="float">
            <text:p><text:s text:c="3"/>59,2 </text:p>
          </table:table-cell>
          <table:table-cell table:style-name="ce9" office:value-type="float" office:value="61.2111858642984" calcext:value-type="float">
            <text:p><text:s text:c="3"/>61,2 </text:p>
          </table:table-cell>
          <table:table-cell table:style-name="ce9" office:value-type="float" office:value="59.2070705725288" calcext:value-type="float">
            <text:p><text:s text:c="3"/>59,2 </text:p>
          </table:table-cell>
          <table:table-cell table:style-name="ce9" office:value-type="float" office:value="63.215301156068" calcext:value-type="float">
            <text:p><text:s text:c="3"/>63,2 </text:p>
          </table:table-cell>
          <table:table-cell table:style-name="ce9" office:value-type="float" office:value="68.9838766536456" calcext:value-type="float">
            <text:p><text:s text:c="3"/>69,0 </text:p>
          </table:table-cell>
          <table:table-cell table:style-name="ce9" office:value-type="float" office:value="66.1417430478499" calcext:value-type="float">
            <text:p><text:s text:c="3"/>66,1 </text:p>
          </table:table-cell>
          <table:table-cell table:style-name="ce9" office:value-type="float" office:value="71.8260102594414" calcext:value-type="float">
            <text:p><text:s text:c="3"/>71,8 </text:p>
          </table:table-cell>
          <table:table-cell table:style-name="ce9" office:value-type="float" office:value="69.7134342776769" calcext:value-type="float">
            <text:p><text:s text:c="3"/>69,7 </text:p>
          </table:table-cell>
          <table:table-cell table:style-name="ce9" office:value-type="float" office:value="63.4222611227625" calcext:value-type="float">
            <text:p><text:s text:c="3"/>63,4 </text:p>
          </table:table-cell>
          <table:table-cell table:style-name="ce9" office:value-type="float" office:value="76.0046074325914" calcext:value-type="float">
            <text:p><text:s text:c="3"/>76,0 </text:p>
          </table:table-cell>
          <table:table-cell table:style-name="ce9" office:value-type="float" office:value="57.2851634931131" calcext:value-type="float">
            <text:p><text:s text:c="3"/>57,3 </text:p>
          </table:table-cell>
          <table:table-cell table:style-name="ce9" office:value-type="float" office:value="53.9959389664709" calcext:value-type="float">
            <text:p><text:s text:c="3"/>54,0 </text:p>
          </table:table-cell>
          <table:table-cell table:style-name="ce9" office:value-type="float" office:value="60.5743880197554" calcext:value-type="float">
            <text:p><text:s text:c="3"/>60,6 </text:p>
          </table:table-cell>
          <table:table-cell table:style-name="ce9" office:value-type="float" office:value="64.3557344054792" calcext:value-type="float">
            <text:p><text:s text:c="3"/>64,4 </text:p>
          </table:table-cell>
          <table:table-cell table:style-name="ce9" office:value-type="float" office:value="61.4562115092165" calcext:value-type="float">
            <text:p><text:s text:c="3"/>61,5 </text:p>
          </table:table-cell>
          <table:table-cell table:style-name="ce9" office:value-type="float" office:value="67.2552573017419" calcext:value-type="float">
            <text:p><text:s text:c="3"/>67,3 </text:p>
          </table:table-cell>
          <table:table-cell table:style-name="ce9" office:value-type="float" office:value="76.4671960085688" calcext:value-type="float">
            <text:p><text:s text:c="3"/>76,5 </text:p>
          </table:table-cell>
          <table:table-cell table:style-name="ce9" office:value-type="float" office:value="73.3828384950617" calcext:value-type="float">
            <text:p><text:s text:c="3"/>73,4 </text:p>
          </table:table-cell>
          <table:table-cell table:style-name="ce9" office:value-type="float" office:value="79.5515535220758" calcext:value-type="float">
            <text:p><text:s text:c="3"/>79,6 </text:p>
          </table:table-cell>
          <table:table-cell table:style-name="ce9" office:value-type="float" office:value="66.3730715903939" calcext:value-type="float">
            <text:p><text:s text:c="3"/>66,4 </text:p>
          </table:table-cell>
          <table:table-cell table:style-name="ce9" office:value-type="float" office:value="58.7788862701323" calcext:value-type="float">
            <text:p><text:s text:c="3"/>58,8 </text:p>
          </table:table-cell>
          <table:table-cell table:style-name="ce9" office:value-type="float" office:value="73.9672569106555" calcext:value-type="float">
            <text:p><text:s text:c="3"/>74,0 </text:p>
          </table:table-cell>
          <table:table-cell table:style-name="ce9" office:value-type="float" office:value="56.339790911286" calcext:value-type="float">
            <text:p><text:s text:c="3"/>56,3 </text:p>
          </table:table-cell>
          <table:table-cell table:style-name="ce9" office:value-type="float" office:value="52.9412157608146" calcext:value-type="float">
            <text:p><text:s text:c="3"/>52,9 </text:p>
          </table:table-cell>
          <table:table-cell table:style-name="ce9" office:value-type="float" office:value="59.7383660617574" calcext:value-type="float">
            <text:p><text:s text:c="3"/>59,7 </text:p>
          </table:table-cell>
          <table:table-cell table:style-name="ce9" office:value-type="float" office:value="58.3898440868685" calcext:value-type="float">
            <text:p><text:s text:c="3"/>58,4 </text:p>
          </table:table-cell>
          <table:table-cell table:style-name="ce9" office:value-type="float" office:value="55.369759328128" calcext:value-type="float">
            <text:p><text:s text:c="3"/>55,4 </text:p>
          </table:table-cell>
          <table:table-cell table:style-name="ce9" office:value-type="float" office:value="61.409928845609" calcext:value-type="float">
            <text:p><text:s text:c="3"/>61,4 </text:p>
          </table:table-cell>
          <table:table-cell table:style-name="ce9" office:value-type="float" office:value="61.5804635236445" calcext:value-type="float">
            <text:p><text:s text:c="3"/>61,6 </text:p>
          </table:table-cell>
          <table:table-cell table:style-name="ce9" office:value-type="float" office:value="57.428418378961" calcext:value-type="float">
            <text:p><text:s text:c="3"/>57,4 </text:p>
          </table:table-cell>
          <table:table-cell table:style-name="ce9" office:value-type="float" office:value="65.732508668328" calcext:value-type="float">
            <text:p><text:s text:c="3"/>65,7 </text:p>
          </table:table-cell>
          <table:table-cell table:style-name="ce9" office:value-type="float" office:value="73.1169133731402" calcext:value-type="float">
            <text:p><text:s text:c="3"/>73,1 </text:p>
          </table:table-cell>
          <table:table-cell table:style-name="ce9" office:value-type="float" office:value="64.6808752110364" calcext:value-type="float">
            <text:p><text:s text:c="3"/>64,7 </text:p>
          </table:table-cell>
          <table:table-cell table:style-name="ce9" office:value-type="float" office:value="81.552951535244" calcext:value-type="float">
            <text:p><text:s text:c="3"/>81,6 </text:p>
          </table:table-cell>
          <table:table-cell table:style-name="ce9" office:value-type="float" office:value="56.0848604746727" calcext:value-type="float">
            <text:p><text:s text:c="3"/>56,1 </text:p>
          </table:table-cell>
          <table:table-cell table:style-name="ce9" office:value-type="float" office:value="53.303812799907" calcext:value-type="float">
            <text:p><text:s text:c="3"/>53,3 </text:p>
          </table:table-cell>
          <table:table-cell table:style-name="ce9" office:value-type="float" office:value="58.8659081494384" calcext:value-type="float">
            <text:p><text:s text:c="3"/>58,9 </text:p>
          </table:table-cell>
          <table:table-cell table:style-name="ce9" office:value-type="float" office:value="60.429408818997" calcext:value-type="float">
            <text:p><text:s text:c="3"/>60,4 </text:p>
          </table:table-cell>
          <table:table-cell table:style-name="ce9" office:value-type="float" office:value="58.1667870971256" calcext:value-type="float">
            <text:p><text:s text:c="3"/>58,2 </text:p>
          </table:table-cell>
          <table:table-cell table:style-name="ce9" office:value-type="float" office:value="62.6920305408685" calcext:value-type="float">
            <text:p><text:s text:c="3"/>62,7 </text:p>
          </table:table-cell>
          <table:table-cell table:style-name="ce9" office:value-type="float" office:value="70.957212789017" calcext:value-type="float">
            <text:p><text:s text:c="3"/>71,0 </text:p>
          </table:table-cell>
          <table:table-cell table:style-name="ce9" office:value-type="float" office:value="68.0956321869525" calcext:value-type="float">
            <text:p><text:s text:c="3"/>68,1 </text:p>
          </table:table-cell>
          <table:table-cell table:style-name="ce9" office:value-type="float" office:value="73.8187933910815" calcext:value-type="float">
            <text:p><text:s text:c="3"/>73,8 </text:p>
          </table:table-cell>
          <table:table-cell table:style-name="ce9" office:value-type="float" office:value="70.9310929763853" calcext:value-type="float">
            <text:p><text:s text:c="3"/>70,9 </text:p>
          </table:table-cell>
          <table:table-cell table:style-name="ce9" office:value-type="float" office:value="62.3036378382708" calcext:value-type="float">
            <text:p><text:s text:c="3"/>62,3 </text:p>
          </table:table-cell>
          <table:table-cell table:style-name="ce9" office:value-type="float" office:value="79.5585481144997" calcext:value-type="float">
            <text:p><text:s text:c="3"/>79,6 </text:p>
          </table:table-cell>
          <table:table-cell table:style-name="ce9" office:value-type="float" office:value="59.0985254495323" calcext:value-type="float">
            <text:p><text:s text:c="3"/>59,1 </text:p>
          </table:table-cell>
          <table:table-cell table:style-name="ce9" office:value-type="float" office:value="54.5934844110191" calcext:value-type="float">
            <text:p><text:s text:c="3"/>54,6 </text:p>
          </table:table-cell>
          <table:table-cell table:style-name="ce9" office:value-type="float" office:value="63.6035664880454" calcext:value-type="float">
            <text:p><text:s text:c="3"/>63,6 </text:p>
          </table:table-cell>
          <table:table-cell table:style-name="ce9" office:value-type="float" office:value="63.5936348827742" calcext:value-type="float">
            <text:p><text:s text:c="3"/>63,6 </text:p>
          </table:table-cell>
          <table:table-cell table:style-name="ce9" office:value-type="float" office:value="59.518330430542" calcext:value-type="float">
            <text:p><text:s text:c="3"/>59,5 </text:p>
          </table:table-cell>
          <table:table-cell table:style-name="ce9" office:value-type="float" office:value="67.6689393350063" calcext:value-type="float">
            <text:p><text:s text:c="3"/>67,7 </text:p>
          </table:table-cell>
          <table:table-cell table:style-name="ce9" office:value-type="float" office:value="64.1556878912134" calcext:value-type="float">
            <text:p><text:s text:c="3"/>64,2 </text:p>
          </table:table-cell>
          <table:table-cell table:style-name="ce9" office:value-type="float" office:value="58.6016996457005" calcext:value-type="float">
            <text:p><text:s text:c="3"/>58,6 </text:p>
          </table:table-cell>
          <table:table-cell table:style-name="ce9" office:value-type="float" office:value="69.7096761367264" calcext:value-type="float">
            <text:p><text:s text:c="3"/>69,7 </text:p>
          </table:table-cell>
          <table:table-cell table:style-name="ce9" office:value-type="float" office:value="66.7211015957262" calcext:value-type="float">
            <text:p><text:s text:c="3"/>66,7 </text:p>
          </table:table-cell>
          <table:table-cell table:style-name="ce9" office:value-type="float" office:value="61.5244328091561" calcext:value-type="float">
            <text:p><text:s text:c="3"/>61,5 </text:p>
          </table:table-cell>
          <table:table-cell table:style-name="ce9" office:value-type="float" office:value="71.9177703822963" calcext:value-type="float">
            <text:p><text:s text:c="3"/>71,9 </text:p>
          </table:table-cell>
          <table:table-cell table:number-columns-repeated="963"/>
        </table:table-row>
        <table:table-row table:style-name="ro1">
          <table:table-cell office:value-type="string" calcext:value-type="string">
            <text:p>Teresina</text:p>
          </table:table-cell>
          <table:table-cell table:style-name="ce9" office:value-type="float" office:value="57.930756677971" calcext:value-type="float">
            <text:p><text:s text:c="3"/>57,9 </text:p>
          </table:table-cell>
          <table:table-cell table:style-name="ce9" office:value-type="float" office:value="55.6044935902142" calcext:value-type="float">
            <text:p><text:s text:c="3"/>55,6 </text:p>
          </table:table-cell>
          <table:table-cell table:style-name="ce9" office:value-type="float" office:value="60.2570197657277" calcext:value-type="float">
            <text:p><text:s text:c="3"/>60,3 </text:p>
          </table:table-cell>
          <table:table-cell table:style-name="ce9" office:value-type="float" office:value="60.3496983726792" calcext:value-type="float">
            <text:p><text:s text:c="3"/>60,3 </text:p>
          </table:table-cell>
          <table:table-cell table:style-name="ce9" office:value-type="float" office:value="58.114096290437" calcext:value-type="float">
            <text:p><text:s text:c="3"/>58,1 </text:p>
          </table:table-cell>
          <table:table-cell table:style-name="ce9" office:value-type="float" office:value="62.5853004549214" calcext:value-type="float">
            <text:p><text:s text:c="3"/>62,6 </text:p>
          </table:table-cell>
          <table:table-cell table:style-name="ce9" office:value-type="float" office:value="70.9592550655908" calcext:value-type="float">
            <text:p><text:s text:c="3"/>71,0 </text:p>
          </table:table-cell>
          <table:table-cell table:style-name="ce9" office:value-type="float" office:value="68.4832146505191" calcext:value-type="float">
            <text:p><text:s text:c="3"/>68,5 </text:p>
          </table:table-cell>
          <table:table-cell table:style-name="ce9" office:value-type="float" office:value="73.4352954806626" calcext:value-type="float">
            <text:p><text:s text:c="3"/>73,4 </text:p>
          </table:table-cell>
          <table:table-cell table:style-name="ce9" office:value-type="float" office:value="66.7901794515103" calcext:value-type="float">
            <text:p><text:s text:c="3"/>66,8 </text:p>
          </table:table-cell>
          <table:table-cell table:style-name="ce9" office:value-type="float" office:value="62.4961750936792" calcext:value-type="float">
            <text:p><text:s text:c="3"/>62,5 </text:p>
          </table:table-cell>
          <table:table-cell table:style-name="ce9" office:value-type="float" office:value="71.0841838093413" calcext:value-type="float">
            <text:p><text:s text:c="3"/>71,1 </text:p>
          </table:table-cell>
          <table:table-cell table:style-name="ce9" office:value-type="float" office:value="57.449180920803" calcext:value-type="float">
            <text:p><text:s text:c="3"/>57,4 </text:p>
          </table:table-cell>
          <table:table-cell table:style-name="ce9" office:value-type="float" office:value="54.3412998006151" calcext:value-type="float">
            <text:p><text:s text:c="3"/>54,3 </text:p>
          </table:table-cell>
          <table:table-cell table:style-name="ce9" office:value-type="float" office:value="60.5570620409908" calcext:value-type="float">
            <text:p><text:s text:c="3"/>60,6 </text:p>
          </table:table-cell>
          <table:table-cell table:style-name="ce9" office:value-type="float" office:value="63.113813278684" calcext:value-type="float">
            <text:p><text:s text:c="3"/>63,1 </text:p>
          </table:table-cell>
          <table:table-cell table:style-name="ce9" office:value-type="float" office:value="59.9112898661198" calcext:value-type="float">
            <text:p><text:s text:c="3"/>59,9 </text:p>
          </table:table-cell>
          <table:table-cell table:style-name="ce9" office:value-type="float" office:value="66.3163366912483" calcext:value-type="float">
            <text:p><text:s text:c="3"/>66,3 </text:p>
          </table:table-cell>
          <table:table-cell table:style-name="ce9" office:value-type="float" office:value="74.5014681128995" calcext:value-type="float">
            <text:p><text:s text:c="3"/>74,5 </text:p>
          </table:table-cell>
          <table:table-cell table:style-name="ce9" office:value-type="float" office:value="70.6846839288278" calcext:value-type="float">
            <text:p><text:s text:c="3"/>70,7 </text:p>
          </table:table-cell>
          <table:table-cell table:style-name="ce9" office:value-type="float" office:value="78.3182522969713" calcext:value-type="float">
            <text:p><text:s text:c="3"/>78,3 </text:p>
          </table:table-cell>
          <table:table-cell table:style-name="ce9" office:value-type="float" office:value="67.5229608665636" calcext:value-type="float">
            <text:p><text:s text:c="3"/>67,5 </text:p>
          </table:table-cell>
          <table:table-cell table:style-name="ce9" office:value-type="float" office:value="60.9158300920307" calcext:value-type="float">
            <text:p><text:s text:c="3"/>60,9 </text:p>
          </table:table-cell>
          <table:table-cell table:style-name="ce9" office:value-type="float" office:value="74.1300916410965" calcext:value-type="float">
            <text:p><text:s text:c="3"/>74,1 </text:p>
          </table:table-cell>
          <table:table-cell table:style-name="ce9" office:value-type="float" office:value="58.3577651529364" calcext:value-type="float">
            <text:p><text:s text:c="3"/>58,4 </text:p>
          </table:table-cell>
          <table:table-cell table:style-name="ce9" office:value-type="float" office:value="55.748758007468" calcext:value-type="float">
            <text:p><text:s text:c="3"/>55,7 </text:p>
          </table:table-cell>
          <table:table-cell table:style-name="ce9" office:value-type="float" office:value="60.9667722984048" calcext:value-type="float">
            <text:p><text:s text:c="3"/>61,0 </text:p>
          </table:table-cell>
          <table:table-cell table:style-name="ce9" office:value-type="float" office:value="57.8964167792079" calcext:value-type="float">
            <text:p><text:s text:c="3"/>57,9 </text:p>
          </table:table-cell>
          <table:table-cell table:style-name="ce9" office:value-type="float" office:value="54.6487773492206" calcext:value-type="float">
            <text:p><text:s text:c="3"/>54,6 </text:p>
          </table:table-cell>
          <table:table-cell table:style-name="ce9" office:value-type="float" office:value="61.1440562091952" calcext:value-type="float">
            <text:p><text:s text:c="3"/>61,1 </text:p>
          </table:table-cell>
          <table:table-cell table:style-name="ce9" office:value-type="float" office:value="67.8067299846039" calcext:value-type="float">
            <text:p><text:s text:c="3"/>67,8 </text:p>
          </table:table-cell>
          <table:table-cell table:style-name="ce9" office:value-type="float" office:value="64.9255929273495" calcext:value-type="float">
            <text:p><text:s text:c="3"/>64,9 </text:p>
          </table:table-cell>
          <table:table-cell table:style-name="ce9" office:value-type="float" office:value="70.6878670418584" calcext:value-type="float">
            <text:p><text:s text:c="3"/>70,7 </text:p>
          </table:table-cell>
          <table:table-cell table:style-name="ce9" office:value-type="float" office:value="66.0056897433225" calcext:value-type="float">
            <text:p><text:s text:c="3"/>66,0 </text:p>
          </table:table-cell>
          <table:table-cell table:style-name="ce9" office:value-type="float" office:value="60.5475643863583" calcext:value-type="float">
            <text:p><text:s text:c="3"/>60,5 </text:p>
          </table:table-cell>
          <table:table-cell table:style-name="ce9" office:value-type="float" office:value="71.4638151002867" calcext:value-type="float">
            <text:p><text:s text:c="3"/>71,5 </text:p>
          </table:table-cell>
          <table:table-cell table:style-name="ce9" office:value-type="float" office:value="59.2518123800039" calcext:value-type="float">
            <text:p><text:s text:c="3"/>59,3 </text:p>
          </table:table-cell>
          <table:table-cell table:style-name="ce9" office:value-type="float" office:value="56.3777387213465" calcext:value-type="float">
            <text:p><text:s text:c="3"/>56,4 </text:p>
          </table:table-cell>
          <table:table-cell table:style-name="ce9" office:value-type="float" office:value="62.1258860386614" calcext:value-type="float">
            <text:p><text:s text:c="3"/>62,1 </text:p>
          </table:table-cell>
          <table:table-cell table:style-name="ce9" office:value-type="float" office:value="61.5161864433402" calcext:value-type="float">
            <text:p><text:s text:c="3"/>61,5 </text:p>
          </table:table-cell>
          <table:table-cell table:style-name="ce9" office:value-type="float" office:value="59.0118362169733" calcext:value-type="float">
            <text:p><text:s text:c="3"/>59,0 </text:p>
          </table:table-cell>
          <table:table-cell table:style-name="ce9" office:value-type="float" office:value="64.0205366697072" calcext:value-type="float">
            <text:p><text:s text:c="3"/>64,0 </text:p>
          </table:table-cell>
          <table:table-cell table:style-name="ce9" office:value-type="float" office:value="73.2688837752594" calcext:value-type="float">
            <text:p><text:s text:c="3"/>73,3 </text:p>
          </table:table-cell>
          <table:table-cell table:style-name="ce9" office:value-type="float" office:value="70.2091068732574" calcext:value-type="float">
            <text:p><text:s text:c="3"/>70,2 </text:p>
          </table:table-cell>
          <table:table-cell table:style-name="ce9" office:value-type="float" office:value="76.3286606772614" calcext:value-type="float">
            <text:p><text:s text:c="3"/>76,3 </text:p>
          </table:table-cell>
          <table:table-cell table:style-name="ce9" office:value-type="float" office:value="72.9985784600354" calcext:value-type="float">
            <text:p><text:s text:c="3"/>73,0 </text:p>
          </table:table-cell>
          <table:table-cell table:style-name="ce9" office:value-type="float" office:value="66.8956183714708" calcext:value-type="float">
            <text:p><text:s text:c="3"/>66,9 </text:p>
          </table:table-cell>
          <table:table-cell table:style-name="ce9" office:value-type="float" office:value="79.1015385486" calcext:value-type="float">
            <text:p><text:s text:c="3"/>79,1 </text:p>
          </table:table-cell>
          <table:table-cell table:style-name="ce9" office:value-type="float" office:value="55.3123439290998" calcext:value-type="float">
            <text:p><text:s text:c="3"/>55,3 </text:p>
          </table:table-cell>
          <table:table-cell table:style-name="ce9" office:value-type="float" office:value="51.4785846313391" calcext:value-type="float">
            <text:p><text:s text:c="3"/>51,5 </text:p>
          </table:table-cell>
          <table:table-cell table:style-name="ce9" office:value-type="float" office:value="59.1461032268605" calcext:value-type="float">
            <text:p><text:s text:c="3"/>59,1 </text:p>
          </table:table-cell>
          <table:table-cell table:style-name="ce9" office:value-type="float" office:value="57.6684283647918" calcext:value-type="float">
            <text:p><text:s text:c="3"/>57,7 </text:p>
          </table:table-cell>
          <table:table-cell table:style-name="ce9" office:value-type="float" office:value="53.4001740485679" calcext:value-type="float">
            <text:p><text:s text:c="3"/>53,4 </text:p>
          </table:table-cell>
          <table:table-cell table:style-name="ce9" office:value-type="float" office:value="61.9366826810157" calcext:value-type="float">
            <text:p><text:s text:c="3"/>61,9 </text:p>
          </table:table-cell>
          <table:table-cell table:style-name="ce9" office:value-type="float" office:value="66.2670907473663" calcext:value-type="float">
            <text:p><text:s text:c="3"/>66,3 </text:p>
          </table:table-cell>
          <table:table-cell table:style-name="ce9" office:value-type="float" office:value="63.4190332127966" calcext:value-type="float">
            <text:p><text:s text:c="3"/>63,4 </text:p>
          </table:table-cell>
          <table:table-cell table:style-name="ce9" office:value-type="float" office:value="69.115148281936" calcext:value-type="float">
            <text:p><text:s text:c="3"/>69,1 </text:p>
          </table:table-cell>
          <table:table-cell table:style-name="ce9" office:value-type="float" office:value="55.678036394942" calcext:value-type="float">
            <text:p><text:s text:c="3"/>55,7 </text:p>
          </table:table-cell>
          <table:table-cell table:style-name="ce9" office:value-type="float" office:value="50.7712514563753" calcext:value-type="float">
            <text:p><text:s text:c="3"/>50,8 </text:p>
          </table:table-cell>
          <table:table-cell table:style-name="ce9" office:value-type="float" office:value="60.5848213335087" calcext:value-type="float">
            <text:p><text:s text:c="3"/>60,6 </text:p>
          </table:table-cell>
          <table:table-cell table:number-columns-repeated="963"/>
        </table:table-row>
        <table:table-row table:style-name="ro1">
          <table:table-cell office:value-type="string" calcext:value-type="string">
            <text:p>Fortaleza</text:p>
          </table:table-cell>
          <table:table-cell table:style-name="ce9" office:value-type="float" office:value="57.357560760791" calcext:value-type="float">
            <text:p><text:s text:c="3"/>57,4 </text:p>
          </table:table-cell>
          <table:table-cell table:style-name="ce9" office:value-type="float" office:value="55.0238443632418" calcext:value-type="float">
            <text:p><text:s text:c="3"/>55,0 </text:p>
          </table:table-cell>
          <table:table-cell table:style-name="ce9" office:value-type="float" office:value="59.6912771583403" calcext:value-type="float">
            <text:p><text:s text:c="3"/>59,7 </text:p>
          </table:table-cell>
          <table:table-cell table:style-name="ce9" office:value-type="float" office:value="58.882402760157" calcext:value-type="float">
            <text:p><text:s text:c="3"/>58,9 </text:p>
          </table:table-cell>
          <table:table-cell table:style-name="ce9" office:value-type="float" office:value="55.6683959684482" calcext:value-type="float">
            <text:p><text:s text:c="3"/>55,7 </text:p>
          </table:table-cell>
          <table:table-cell table:style-name="ce9" office:value-type="float" office:value="62.0964095518659" calcext:value-type="float">
            <text:p><text:s text:c="3"/>62,1 </text:p>
          </table:table-cell>
          <table:table-cell table:style-name="ce9" office:value-type="float" office:value="67.3199461074594" calcext:value-type="float">
            <text:p><text:s text:c="3"/>67,3 </text:p>
          </table:table-cell>
          <table:table-cell table:style-name="ce9" office:value-type="float" office:value="65.0041100452277" calcext:value-type="float">
            <text:p><text:s text:c="3"/>65,0 </text:p>
          </table:table-cell>
          <table:table-cell table:style-name="ce9" office:value-type="float" office:value="69.6357821696911" calcext:value-type="float">
            <text:p><text:s text:c="3"/>69,6 </text:p>
          </table:table-cell>
          <table:table-cell table:style-name="ce9" office:value-type="float" office:value="60.2751940773473" calcext:value-type="float">
            <text:p><text:s text:c="3"/>60,3 </text:p>
          </table:table-cell>
          <table:table-cell table:style-name="ce9" office:value-type="float" office:value="54.8221036314452" calcext:value-type="float">
            <text:p><text:s text:c="3"/>54,8 </text:p>
          </table:table-cell>
          <table:table-cell table:style-name="ce9" office:value-type="float" office:value="65.7282845232493" calcext:value-type="float">
            <text:p><text:s text:c="3"/>65,7 </text:p>
          </table:table-cell>
          <table:table-cell table:style-name="ce9" office:value-type="float" office:value="57.8965986482274" calcext:value-type="float">
            <text:p><text:s text:c="3"/>57,9 </text:p>
          </table:table-cell>
          <table:table-cell table:style-name="ce9" office:value-type="float" office:value="54.9529348473003" calcext:value-type="float">
            <text:p><text:s text:c="3"/>55,0 </text:p>
          </table:table-cell>
          <table:table-cell table:style-name="ce9" office:value-type="float" office:value="60.8402624491545" calcext:value-type="float">
            <text:p><text:s text:c="3"/>60,8 </text:p>
          </table:table-cell>
          <table:table-cell table:style-name="ce9" office:value-type="float" office:value="61.2674491926421" calcext:value-type="float">
            <text:p><text:s text:c="3"/>61,3 </text:p>
          </table:table-cell>
          <table:table-cell table:style-name="ce9" office:value-type="float" office:value="58.0788817725389" calcext:value-type="float">
            <text:p><text:s text:c="3"/>58,1 </text:p>
          </table:table-cell>
          <table:table-cell table:style-name="ce9" office:value-type="float" office:value="64.4560166127452" calcext:value-type="float">
            <text:p><text:s text:c="3"/>64,5 </text:p>
          </table:table-cell>
          <table:table-cell table:style-name="ce9" office:value-type="float" office:value="70.4336382600129" calcext:value-type="float">
            <text:p><text:s text:c="3"/>70,4 </text:p>
          </table:table-cell>
          <table:table-cell table:style-name="ce9" office:value-type="float" office:value="67.3204031758519" calcext:value-type="float">
            <text:p><text:s text:c="3"/>67,3 </text:p>
          </table:table-cell>
          <table:table-cell table:style-name="ce9" office:value-type="float" office:value="73.5468733441739" calcext:value-type="float">
            <text:p><text:s text:c="3"/>73,5 </text:p>
          </table:table-cell>
          <table:table-cell table:style-name="ce9" office:value-type="float" office:value="57.9976439074795" calcext:value-type="float">
            <text:p><text:s text:c="3"/>58,0 </text:p>
          </table:table-cell>
          <table:table-cell table:style-name="ce9" office:value-type="float" office:value="51.1206736123312" calcext:value-type="float">
            <text:p><text:s text:c="3"/>51,1 </text:p>
          </table:table-cell>
          <table:table-cell table:style-name="ce9" office:value-type="float" office:value="64.8746142026278" calcext:value-type="float">
            <text:p><text:s text:c="3"/>64,9 </text:p>
          </table:table-cell>
          <table:table-cell table:style-name="ce9" office:value-type="float" office:value="56.8892760819699" calcext:value-type="float">
            <text:p><text:s text:c="3"/>56,9 </text:p>
          </table:table-cell>
          <table:table-cell table:style-name="ce9" office:value-type="float" office:value="53.6029079938717" calcext:value-type="float">
            <text:p><text:s text:c="3"/>53,6 </text:p>
          </table:table-cell>
          <table:table-cell table:style-name="ce9" office:value-type="float" office:value="60.175644170068" calcext:value-type="float">
            <text:p><text:s text:c="3"/>60,2 </text:p>
          </table:table-cell>
          <table:table-cell table:style-name="ce9" office:value-type="float" office:value="56.6564604404698" calcext:value-type="float">
            <text:p><text:s text:c="3"/>56,7 </text:p>
          </table:table-cell>
          <table:table-cell table:style-name="ce9" office:value-type="float" office:value="52.5453003989779" calcext:value-type="float">
            <text:p><text:s text:c="3"/>52,5 </text:p>
          </table:table-cell>
          <table:table-cell table:style-name="ce9" office:value-type="float" office:value="60.7676204819617" calcext:value-type="float">
            <text:p><text:s text:c="3"/>60,8 </text:p>
          </table:table-cell>
          <table:table-cell table:style-name="ce9" office:value-type="float" office:value="64.3402550965252" calcext:value-type="float">
            <text:p><text:s text:c="3"/>64,3 </text:p>
          </table:table-cell>
          <table:table-cell table:style-name="ce9" office:value-type="float" office:value="61.1439335458502" calcext:value-type="float">
            <text:p><text:s text:c="3"/>61,1 </text:p>
          </table:table-cell>
          <table:table-cell table:style-name="ce9" office:value-type="float" office:value="67.5365766472002" calcext:value-type="float">
            <text:p><text:s text:c="3"/>67,5 </text:p>
          </table:table-cell>
          <table:table-cell table:style-name="ce9" office:value-type="float" office:value="62.5583506810728" calcext:value-type="float">
            <text:p><text:s text:c="3"/>62,6 </text:p>
          </table:table-cell>
          <table:table-cell table:style-name="ce9" office:value-type="float" office:value="56.3682874574475" calcext:value-type="float">
            <text:p><text:s text:c="3"/>56,4 </text:p>
          </table:table-cell>
          <table:table-cell table:style-name="ce9" office:value-type="float" office:value="68.7484139046981" calcext:value-type="float">
            <text:p><text:s text:c="3"/>68,7 </text:p>
          </table:table-cell>
          <table:table-cell table:style-name="ce9" office:value-type="float" office:value="56.3971384041404" calcext:value-type="float">
            <text:p><text:s text:c="3"/>56,4 </text:p>
          </table:table-cell>
          <table:table-cell table:style-name="ce9" office:value-type="float" office:value="53.1646964332062" calcext:value-type="float">
            <text:p><text:s text:c="3"/>53,2 </text:p>
          </table:table-cell>
          <table:table-cell table:style-name="ce9" office:value-type="float" office:value="59.6295803750747" calcext:value-type="float">
            <text:p><text:s text:c="3"/>59,6 </text:p>
          </table:table-cell>
          <table:table-cell table:style-name="ce9" office:value-type="float" office:value="59.8202555960738" calcext:value-type="float">
            <text:p><text:s text:c="3"/>59,8 </text:p>
          </table:table-cell>
          <table:table-cell table:style-name="ce9" office:value-type="float" office:value="56.9909540930068" calcext:value-type="float">
            <text:p><text:s text:c="3"/>57,0 </text:p>
          </table:table-cell>
          <table:table-cell table:style-name="ce9" office:value-type="float" office:value="62.6495570991408" calcext:value-type="float">
            <text:p><text:s text:c="3"/>62,6 </text:p>
          </table:table-cell>
          <table:table-cell table:style-name="ce9" office:value-type="float" office:value="68.396214279875" calcext:value-type="float">
            <text:p><text:s text:c="3"/>68,4 </text:p>
          </table:table-cell>
          <table:table-cell table:style-name="ce9" office:value-type="float" office:value="65.980471728468" calcext:value-type="float">
            <text:p><text:s text:c="3"/>66,0 </text:p>
          </table:table-cell>
          <table:table-cell table:style-name="ce9" office:value-type="float" office:value="70.811956831282" calcext:value-type="float">
            <text:p><text:s text:c="3"/>70,8 </text:p>
          </table:table-cell>
          <table:table-cell table:style-name="ce9" office:value-type="float" office:value="61.1923195464297" calcext:value-type="float">
            <text:p><text:s text:c="3"/>61,2 </text:p>
          </table:table-cell>
          <table:table-cell table:style-name="ce9" office:value-type="float" office:value="54.0008821553357" calcext:value-type="float">
            <text:p><text:s text:c="3"/>54,0 </text:p>
          </table:table-cell>
          <table:table-cell table:style-name="ce9" office:value-type="float" office:value="68.3837569375237" calcext:value-type="float">
            <text:p><text:s text:c="3"/>68,4 </text:p>
          </table:table-cell>
          <table:table-cell table:style-name="ce9" office:value-type="float" office:value="59.6385074507557" calcext:value-type="float">
            <text:p><text:s text:c="3"/>59,6 </text:p>
          </table:table-cell>
          <table:table-cell table:style-name="ce9" office:value-type="float" office:value="58.0569517490459" calcext:value-type="float">
            <text:p><text:s text:c="3"/>58,1 </text:p>
          </table:table-cell>
          <table:table-cell table:style-name="ce9" office:value-type="float" office:value="61.2200631524654" calcext:value-type="float">
            <text:p><text:s text:c="3"/>61,2 </text:p>
          </table:table-cell>
          <table:table-cell table:style-name="ce9" office:value-type="float" office:value="57.6475517103214" calcext:value-type="float">
            <text:p><text:s text:c="3"/>57,6 </text:p>
          </table:table-cell>
          <table:table-cell table:style-name="ce9" office:value-type="float" office:value="51.2746197062319" calcext:value-type="float">
            <text:p><text:s text:c="3"/>51,3 </text:p>
          </table:table-cell>
          <table:table-cell table:style-name="ce9" office:value-type="float" office:value="64.020483714411" calcext:value-type="float">
            <text:p><text:s text:c="3"/>64,0 </text:p>
          </table:table-cell>
          <table:table-cell table:style-name="ce9" office:value-type="float" office:value="65.1235797978546" calcext:value-type="float">
            <text:p><text:s text:c="3"/>65,1 </text:p>
          </table:table-cell>
          <table:table-cell table:style-name="ce9" office:value-type="float" office:value="60.5703846739141" calcext:value-type="float">
            <text:p><text:s text:c="3"/>60,6 </text:p>
          </table:table-cell>
          <table:table-cell table:style-name="ce9" office:value-type="float" office:value="69.6767749217952" calcext:value-type="float">
            <text:p><text:s text:c="3"/>69,7 </text:p>
          </table:table-cell>
          <table:table-cell table:style-name="ce9" office:value-type="float" office:value="58.5995110924265" calcext:value-type="float">
            <text:p><text:s text:c="3"/>58,6 </text:p>
          </table:table-cell>
          <table:table-cell table:style-name="ce9" office:value-type="float" office:value="50.6297819156785" calcext:value-type="float">
            <text:p><text:s text:c="3"/>50,6 </text:p>
          </table:table-cell>
          <table:table-cell table:style-name="ce9" office:value-type="float" office:value="66.5692402691746" calcext:value-type="float">
            <text:p><text:s text:c="3"/>66,6 </text:p>
          </table:table-cell>
          <table:table-cell table:number-columns-repeated="963"/>
        </table:table-row>
        <table:table-row table:style-name="ro1">
          <table:table-cell office:value-type="string" calcext:value-type="string">
            <text:p>Natal</text:p>
          </table:table-cell>
          <table:table-cell table:style-name="ce9" office:value-type="float" office:value="59.701985047522" calcext:value-type="float">
            <text:p><text:s text:c="3"/>59,7 </text:p>
          </table:table-cell>
          <table:table-cell table:style-name="ce9" office:value-type="float" office:value="57.4309574339607" calcext:value-type="float">
            <text:p><text:s text:c="3"/>57,4 </text:p>
          </table:table-cell>
          <table:table-cell table:style-name="ce9" office:value-type="float" office:value="61.9730126610834" calcext:value-type="float">
            <text:p><text:s text:c="3"/>62,0 </text:p>
          </table:table-cell>
          <table:table-cell table:style-name="ce9" office:value-type="float" office:value="57.5683706681742" calcext:value-type="float">
            <text:p><text:s text:c="3"/>57,6 </text:p>
          </table:table-cell>
          <table:table-cell table:style-name="ce9" office:value-type="float" office:value="55.3131283205996" calcext:value-type="float">
            <text:p><text:s text:c="3"/>55,3 </text:p>
          </table:table-cell>
          <table:table-cell table:style-name="ce9" office:value-type="float" office:value="59.8236130157488" calcext:value-type="float">
            <text:p><text:s text:c="3"/>59,8 </text:p>
          </table:table-cell>
          <table:table-cell table:style-name="ce9" office:value-type="float" office:value="65.1174247229163" calcext:value-type="float">
            <text:p><text:s text:c="3"/>65,1 </text:p>
          </table:table-cell>
          <table:table-cell table:style-name="ce9" office:value-type="float" office:value="62.9113556063194" calcext:value-type="float">
            <text:p><text:s text:c="3"/>62,9 </text:p>
          </table:table-cell>
          <table:table-cell table:style-name="ce9" office:value-type="float" office:value="67.3234938395131" calcext:value-type="float">
            <text:p><text:s text:c="3"/>67,3 </text:p>
          </table:table-cell>
          <table:table-cell table:style-name="ce9" office:value-type="float" office:value="60.3913419361524" calcext:value-type="float">
            <text:p><text:s text:c="3"/>60,4 </text:p>
          </table:table-cell>
          <table:table-cell table:style-name="ce9" office:value-type="float" office:value="55.279449037065" calcext:value-type="float">
            <text:p><text:s text:c="3"/>55,3 </text:p>
          </table:table-cell>
          <table:table-cell table:style-name="ce9" office:value-type="float" office:value="65.5032348352399" calcext:value-type="float">
            <text:p><text:s text:c="3"/>65,5 </text:p>
          </table:table-cell>
          <table:table-cell table:style-name="ce9" office:value-type="float" office:value="60.2379666285068" calcext:value-type="float">
            <text:p><text:s text:c="3"/>60,2 </text:p>
          </table:table-cell>
          <table:table-cell table:style-name="ce9" office:value-type="float" office:value="57.5415726769408" calcext:value-type="float">
            <text:p><text:s text:c="3"/>57,5 </text:p>
          </table:table-cell>
          <table:table-cell table:style-name="ce9" office:value-type="float" office:value="62.9343605800728" calcext:value-type="float">
            <text:p><text:s text:c="3"/>62,9 </text:p>
          </table:table-cell>
          <table:table-cell table:style-name="ce9" office:value-type="float" office:value="62.2742131033053" calcext:value-type="float">
            <text:p><text:s text:c="3"/>62,3 </text:p>
          </table:table-cell>
          <table:table-cell table:style-name="ce9" office:value-type="float" office:value="60.0367623195724" calcext:value-type="float">
            <text:p><text:s text:c="3"/>60,0 </text:p>
          </table:table-cell>
          <table:table-cell table:style-name="ce9" office:value-type="float" office:value="64.5116638870382" calcext:value-type="float">
            <text:p><text:s text:c="3"/>64,5 </text:p>
          </table:table-cell>
          <table:table-cell table:style-name="ce9" office:value-type="float" office:value="66.8468372635027" calcext:value-type="float">
            <text:p><text:s text:c="3"/>66,8 </text:p>
          </table:table-cell>
          <table:table-cell table:style-name="ce9" office:value-type="float" office:value="64.1741244705132" calcext:value-type="float">
            <text:p><text:s text:c="3"/>64,2 </text:p>
          </table:table-cell>
          <table:table-cell table:style-name="ce9" office:value-type="float" office:value="69.5195500564922" calcext:value-type="float">
            <text:p><text:s text:c="3"/>69,5 </text:p>
          </table:table-cell>
          <table:table-cell table:style-name="ce9" office:value-type="float" office:value="63.5645922327224" calcext:value-type="float">
            <text:p><text:s text:c="3"/>63,6 </text:p>
          </table:table-cell>
          <table:table-cell table:style-name="ce9" office:value-type="float" office:value="56.4704258437488" calcext:value-type="float">
            <text:p><text:s text:c="3"/>56,5 </text:p>
          </table:table-cell>
          <table:table-cell table:style-name="ce9" office:value-type="float" office:value="70.658758621696" calcext:value-type="float">
            <text:p><text:s text:c="3"/>70,7 </text:p>
          </table:table-cell>
          <table:table-cell table:style-name="ce9" office:value-type="float" office:value="59.2453641648514" calcext:value-type="float">
            <text:p><text:s text:c="3"/>59,2 </text:p>
          </table:table-cell>
          <table:table-cell table:style-name="ce9" office:value-type="float" office:value="56.333688169756" calcext:value-type="float">
            <text:p><text:s text:c="3"/>56,3 </text:p>
          </table:table-cell>
          <table:table-cell table:style-name="ce9" office:value-type="float" office:value="62.1570401599467" calcext:value-type="float">
            <text:p><text:s text:c="3"/>62,2 </text:p>
          </table:table-cell>
          <table:table-cell table:style-name="ce9" office:value-type="float" office:value="53.4459763738893" calcext:value-type="float">
            <text:p><text:s text:c="3"/>53,4 </text:p>
          </table:table-cell>
          <table:table-cell table:style-name="ce9" office:value-type="float" office:value="50.187546380605" calcext:value-type="float">
            <text:p><text:s text:c="3"/>50,2 </text:p>
          </table:table-cell>
          <table:table-cell table:style-name="ce9" office:value-type="float" office:value="56.7044063671737" calcext:value-type="float">
            <text:p><text:s text:c="3"/>56,7 </text:p>
          </table:table-cell>
          <table:table-cell table:style-name="ce9" office:value-type="float" office:value="63.4340249469335" calcext:value-type="float">
            <text:p><text:s text:c="3"/>63,4 </text:p>
          </table:table-cell>
          <table:table-cell table:style-name="ce9" office:value-type="float" office:value="60.3778725588966" calcext:value-type="float">
            <text:p><text:s text:c="3"/>60,4 </text:p>
          </table:table-cell>
          <table:table-cell table:style-name="ce9" office:value-type="float" office:value="66.4901773349704" calcext:value-type="float">
            <text:p><text:s text:c="3"/>66,5 </text:p>
          </table:table-cell>
          <table:table-cell table:style-name="ce9" office:value-type="float" office:value="56.9026216034971" calcext:value-type="float">
            <text:p><text:s text:c="3"/>56,9 </text:p>
          </table:table-cell>
          <table:table-cell table:style-name="ce9" office:value-type="float" office:value="51.4154395263262" calcext:value-type="float">
            <text:p><text:s text:c="3"/>51,4 </text:p>
          </table:table-cell>
          <table:table-cell table:style-name="ce9" office:value-type="float" office:value="62.389803680668" calcext:value-type="float">
            <text:p><text:s text:c="3"/>62,4 </text:p>
          </table:table-cell>
          <table:table-cell table:style-name="ce9" office:value-type="float" office:value="58.5376397529356" calcext:value-type="float">
            <text:p><text:s text:c="3"/>58,5 </text:p>
          </table:table-cell>
          <table:table-cell table:style-name="ce9" office:value-type="float" office:value="55.9178005896689" calcext:value-type="float">
            <text:p><text:s text:c="3"/>55,9 </text:p>
          </table:table-cell>
          <table:table-cell table:style-name="ce9" office:value-type="float" office:value="61.1574789162023" calcext:value-type="float">
            <text:p><text:s text:c="3"/>61,2 </text:p>
          </table:table-cell>
          <table:table-cell table:style-name="ce9" office:value-type="float" office:value="55.6095907865933" calcext:value-type="float">
            <text:p><text:s text:c="3"/>55,6 </text:p>
          </table:table-cell>
          <table:table-cell table:style-name="ce9" office:value-type="float" office:value="52.8357152307054" calcext:value-type="float">
            <text:p><text:s text:c="3"/>52,8 </text:p>
          </table:table-cell>
          <table:table-cell table:style-name="ce9" office:value-type="float" office:value="58.3834663424811" calcext:value-type="float">
            <text:p><text:s text:c="3"/>58,4 </text:p>
          </table:table-cell>
          <table:table-cell table:style-name="ce9" office:value-type="float" office:value="63.5379447920822" calcext:value-type="float">
            <text:p><text:s text:c="3"/>63,5 </text:p>
          </table:table-cell>
          <table:table-cell table:style-name="ce9" office:value-type="float" office:value="60.7353570535305" calcext:value-type="float">
            <text:p><text:s text:c="3"/>60,7 </text:p>
          </table:table-cell>
          <table:table-cell table:style-name="ce9" office:value-type="float" office:value="66.340532530634" calcext:value-type="float">
            <text:p><text:s text:c="3"/>66,3 </text:p>
          </table:table-cell>
          <table:table-cell table:style-name="ce9" office:value-type="float" office:value="58.7610575968224" calcext:value-type="float">
            <text:p><text:s text:c="3"/>58,8 </text:p>
          </table:table-cell>
          <table:table-cell table:style-name="ce9" office:value-type="float" office:value="51.4980024686251" calcext:value-type="float">
            <text:p><text:s text:c="3"/>51,5 </text:p>
          </table:table-cell>
          <table:table-cell table:style-name="ce9" office:value-type="float" office:value="66.0241127250198" calcext:value-type="float">
            <text:p><text:s text:c="3"/>66,0 </text:p>
          </table:table-cell>
          <table:table-cell table:style-name="ce9" office:value-type="float" office:value="61.6161559979387" calcext:value-type="float">
            <text:p><text:s text:c="3"/>61,6 </text:p>
          </table:table-cell>
          <table:table-cell table:style-name="ce9" office:value-type="float" office:value="57.6068564563762" calcext:value-type="float">
            <text:p><text:s text:c="3"/>57,6 </text:p>
          </table:table-cell>
          <table:table-cell table:style-name="ce9" office:value-type="float" office:value="65.6254555395012" calcext:value-type="float">
            <text:p><text:s text:c="3"/>65,6 </text:p>
          </table:table-cell>
          <table:table-cell table:style-name="ce9" office:value-type="float" office:value="61.1470213984892" calcext:value-type="float">
            <text:p><text:s text:c="3"/>61,1 </text:p>
          </table:table-cell>
          <table:table-cell table:style-name="ce9" office:value-type="float" office:value="57.7612726544153" calcext:value-type="float">
            <text:p><text:s text:c="3"/>57,8 </text:p>
          </table:table-cell>
          <table:table-cell table:style-name="ce9" office:value-type="float" office:value="64.5327701425631" calcext:value-type="float">
            <text:p><text:s text:c="3"/>64,5 </text:p>
          </table:table-cell>
          <table:table-cell table:style-name="ce9" office:value-type="float" office:value="67.7637414172962" calcext:value-type="float">
            <text:p><text:s text:c="3"/>67,8 </text:p>
          </table:table-cell>
          <table:table-cell table:style-name="ce9" office:value-type="float" office:value="64.3147560469309" calcext:value-type="float">
            <text:p><text:s text:c="3"/>64,3 </text:p>
          </table:table-cell>
          <table:table-cell table:style-name="ce9" office:value-type="float" office:value="71.2127267876616" calcext:value-type="float">
            <text:p><text:s text:c="3"/>71,2 </text:p>
          </table:table-cell>
          <table:table-cell table:style-name="ce9" office:value-type="float" office:value="62.9763302800529" calcext:value-type="float">
            <text:p><text:s text:c="3"/>63,0 </text:p>
          </table:table-cell>
          <table:table-cell table:style-name="ce9" office:value-type="float" office:value="56.5220170810706" calcext:value-type="float">
            <text:p><text:s text:c="3"/>56,5 </text:p>
          </table:table-cell>
          <table:table-cell table:style-name="ce9" office:value-type="float" office:value="69.4306434790352" calcext:value-type="float">
            <text:p><text:s text:c="3"/>69,4 </text:p>
          </table:table-cell>
          <table:table-cell table:number-columns-repeated="963"/>
        </table:table-row>
        <table:table-row table:style-name="ro1">
          <table:table-cell office:value-type="string" calcext:value-type="string">
            <text:p>João Pessoa</text:p>
          </table:table-cell>
          <table:table-cell table:style-name="ce9" office:value-type="float" office:value="58.3141004034144" calcext:value-type="float">
            <text:p><text:s text:c="3"/>58,3 </text:p>
          </table:table-cell>
          <table:table-cell table:style-name="ce9" office:value-type="float" office:value="55.7291435381164" calcext:value-type="float">
            <text:p><text:s text:c="3"/>55,7 </text:p>
          </table:table-cell>
          <table:table-cell table:style-name="ce9" office:value-type="float" office:value="60.8990572687125" calcext:value-type="float">
            <text:p><text:s text:c="3"/>60,9 </text:p>
          </table:table-cell>
          <table:table-cell table:style-name="ce9" office:value-type="float" office:value="58.2811159965955" calcext:value-type="float">
            <text:p><text:s text:c="3"/>58,3 </text:p>
          </table:table-cell>
          <table:table-cell table:style-name="ce9" office:value-type="float" office:value="55.7123489231243" calcext:value-type="float">
            <text:p><text:s text:c="3"/>55,7 </text:p>
          </table:table-cell>
          <table:table-cell table:style-name="ce9" office:value-type="float" office:value="60.8498830700667" calcext:value-type="float">
            <text:p><text:s text:c="3"/>60,8 </text:p>
          </table:table-cell>
          <table:table-cell table:style-name="ce9" office:value-type="float" office:value="67.0466599511847" calcext:value-type="float">
            <text:p><text:s text:c="3"/>67,0 </text:p>
          </table:table-cell>
          <table:table-cell table:style-name="ce9" office:value-type="float" office:value="65.0645192491533" calcext:value-type="float">
            <text:p><text:s text:c="3"/>65,1 </text:p>
          </table:table-cell>
          <table:table-cell table:style-name="ce9" office:value-type="float" office:value="69.028800653216" calcext:value-type="float">
            <text:p><text:s text:c="3"/>69,0 </text:p>
          </table:table-cell>
          <table:table-cell table:style-name="ce9" office:value-type="float" office:value="59.2159068527354" calcext:value-type="float">
            <text:p><text:s text:c="3"/>59,2 </text:p>
          </table:table-cell>
          <table:table-cell table:style-name="ce9" office:value-type="float" office:value="54.2466889595072" calcext:value-type="float">
            <text:p><text:s text:c="3"/>54,2 </text:p>
          </table:table-cell>
          <table:table-cell table:style-name="ce9" office:value-type="float" office:value="64.1851247459636" calcext:value-type="float">
            <text:p><text:s text:c="3"/>64,2 </text:p>
          </table:table-cell>
          <table:table-cell table:style-name="ce9" office:value-type="float" office:value="59.3337456787602" calcext:value-type="float">
            <text:p><text:s text:c="3"/>59,3 </text:p>
          </table:table-cell>
          <table:table-cell table:style-name="ce9" office:value-type="float" office:value="56.2469736237799" calcext:value-type="float">
            <text:p><text:s text:c="3"/>56,2 </text:p>
          </table:table-cell>
          <table:table-cell table:style-name="ce9" office:value-type="float" office:value="62.4205177337404" calcext:value-type="float">
            <text:p><text:s text:c="3"/>62,4 </text:p>
          </table:table-cell>
          <table:table-cell table:style-name="ce9" office:value-type="float" office:value="61.0125491054543" calcext:value-type="float">
            <text:p><text:s text:c="3"/>61,0 </text:p>
          </table:table-cell>
          <table:table-cell table:style-name="ce9" office:value-type="float" office:value="58.1352463651446" calcext:value-type="float">
            <text:p><text:s text:c="3"/>58,1 </text:p>
          </table:table-cell>
          <table:table-cell table:style-name="ce9" office:value-type="float" office:value="63.889851845764" calcext:value-type="float">
            <text:p><text:s text:c="3"/>63,9 </text:p>
          </table:table-cell>
          <table:table-cell table:style-name="ce9" office:value-type="float" office:value="71.5330258916319" calcext:value-type="float">
            <text:p><text:s text:c="3"/>71,5 </text:p>
          </table:table-cell>
          <table:table-cell table:style-name="ce9" office:value-type="float" office:value="68.7762114201156" calcext:value-type="float">
            <text:p><text:s text:c="3"/>68,8 </text:p>
          </table:table-cell>
          <table:table-cell table:style-name="ce9" office:value-type="float" office:value="74.2898403631483" calcext:value-type="float">
            <text:p><text:s text:c="3"/>74,3 </text:p>
          </table:table-cell>
          <table:table-cell table:style-name="ce9" office:value-type="float" office:value="61.2454732512694" calcext:value-type="float">
            <text:p><text:s text:c="3"/>61,2 </text:p>
          </table:table-cell>
          <table:table-cell table:style-name="ce9" office:value-type="float" office:value="55.2752592664627" calcext:value-type="float">
            <text:p><text:s text:c="3"/>55,3 </text:p>
          </table:table-cell>
          <table:table-cell table:style-name="ce9" office:value-type="float" office:value="67.2156872360761" calcext:value-type="float">
            <text:p><text:s text:c="3"/>67,2 </text:p>
          </table:table-cell>
          <table:table-cell table:style-name="ce9" office:value-type="float" office:value="57.4424375860684" calcext:value-type="float">
            <text:p><text:s text:c="3"/>57,4 </text:p>
          </table:table-cell>
          <table:table-cell table:style-name="ce9" office:value-type="float" office:value="53.685818670342" calcext:value-type="float">
            <text:p><text:s text:c="3"/>53,7 </text:p>
          </table:table-cell>
          <table:table-cell table:style-name="ce9" office:value-type="float" office:value="61.1990565017948" calcext:value-type="float">
            <text:p><text:s text:c="3"/>61,2 </text:p>
          </table:table-cell>
          <table:table-cell table:style-name="ce9" office:value-type="float" office:value="55.8339467572561" calcext:value-type="float">
            <text:p><text:s text:c="3"/>55,8 </text:p>
          </table:table-cell>
          <table:table-cell table:style-name="ce9" office:value-type="float" office:value="52.4796753555075" calcext:value-type="float">
            <text:p><text:s text:c="3"/>52,5 </text:p>
          </table:table-cell>
          <table:table-cell table:style-name="ce9" office:value-type="float" office:value="59.1882181590046" calcext:value-type="float">
            <text:p><text:s text:c="3"/>59,2 </text:p>
          </table:table-cell>
          <table:table-cell table:style-name="ce9" office:value-type="float" office:value="63.0598182878778" calcext:value-type="float">
            <text:p><text:s text:c="3"/>63,1 </text:p>
          </table:table-cell>
          <table:table-cell table:style-name="ce9" office:value-type="float" office:value="60.2806078919951" calcext:value-type="float">
            <text:p><text:s text:c="3"/>60,3 </text:p>
          </table:table-cell>
          <table:table-cell table:style-name="ce9" office:value-type="float" office:value="65.8390286837604" calcext:value-type="float">
            <text:p><text:s text:c="3"/>65,8 </text:p>
          </table:table-cell>
          <table:table-cell table:style-name="ce9" office:value-type="float" office:value="57.0970885861017" calcext:value-type="float">
            <text:p><text:s text:c="3"/>57,1 </text:p>
          </table:table-cell>
          <table:table-cell table:style-name="ce9" office:value-type="float" office:value="51.5655000181089" calcext:value-type="float">
            <text:p><text:s text:c="3"/>51,6 </text:p>
          </table:table-cell>
          <table:table-cell table:style-name="ce9" office:value-type="float" office:value="62.6286771540945" calcext:value-type="float">
            <text:p><text:s text:c="3"/>62,6 </text:p>
          </table:table-cell>
          <table:table-cell table:style-name="ce9" office:value-type="float" office:value="58.079696653446" calcext:value-type="float">
            <text:p><text:s text:c="3"/>58,1 </text:p>
          </table:table-cell>
          <table:table-cell table:style-name="ce9" office:value-type="float" office:value="55.007488181942" calcext:value-type="float">
            <text:p><text:s text:c="3"/>55,0 </text:p>
          </table:table-cell>
          <table:table-cell table:style-name="ce9" office:value-type="float" office:value="61.1519051249499" calcext:value-type="float">
            <text:p><text:s text:c="3"/>61,2 </text:p>
          </table:table-cell>
          <table:table-cell table:style-name="ce9" office:value-type="float" office:value="56.715805626507" calcext:value-type="float">
            <text:p><text:s text:c="3"/>56,7 </text:p>
          </table:table-cell>
          <table:table-cell table:style-name="ce9" office:value-type="float" office:value="54.0245903815002" calcext:value-type="float">
            <text:p><text:s text:c="3"/>54,0 </text:p>
          </table:table-cell>
          <table:table-cell table:style-name="ce9" office:value-type="float" office:value="59.4070208715137" calcext:value-type="float">
            <text:p><text:s text:c="3"/>59,4 </text:p>
          </table:table-cell>
          <table:table-cell table:style-name="ce9" office:value-type="float" office:value="67.6927131757616" calcext:value-type="float">
            <text:p><text:s text:c="3"/>67,7 </text:p>
          </table:table-cell>
          <table:table-cell table:style-name="ce9" office:value-type="float" office:value="65.2994839003792" calcext:value-type="float">
            <text:p><text:s text:c="3"/>65,3 </text:p>
          </table:table-cell>
          <table:table-cell table:style-name="ce9" office:value-type="float" office:value="70.0859424511439" calcext:value-type="float">
            <text:p><text:s text:c="3"/>70,1 </text:p>
          </table:table-cell>
          <table:table-cell table:style-name="ce9" office:value-type="float" office:value="56.7706304659017" calcext:value-type="float">
            <text:p><text:s text:c="3"/>56,8 </text:p>
          </table:table-cell>
          <table:table-cell table:style-name="ce9" office:value-type="float" office:value="49.6693255275064" calcext:value-type="float">
            <text:p><text:s text:c="3"/>49,7 </text:p>
          </table:table-cell>
          <table:table-cell table:style-name="ce9" office:value-type="float" office:value="63.871935404297" calcext:value-type="float">
            <text:p><text:s text:c="3"/>63,9 </text:p>
          </table:table-cell>
          <table:table-cell table:style-name="ce9" office:value-type="float" office:value="59.2966508114619" calcext:value-type="float">
            <text:p><text:s text:c="3"/>59,3 </text:p>
          </table:table-cell>
          <table:table-cell table:style-name="ce9" office:value-type="float" office:value="55.2641608755439" calcext:value-type="float">
            <text:p><text:s text:c="3"/>55,3 </text:p>
          </table:table-cell>
          <table:table-cell table:style-name="ce9" office:value-type="float" office:value="63.3291407473798" calcext:value-type="float">
            <text:p><text:s text:c="3"/>63,3 </text:p>
          </table:table-cell>
          <table:table-cell table:style-name="ce9" office:value-type="float" office:value="61.6253109634005" calcext:value-type="float">
            <text:p><text:s text:c="3"/>61,6 </text:p>
          </table:table-cell>
          <table:table-cell table:style-name="ce9" office:value-type="float" office:value="56.5697379951283" calcext:value-type="float">
            <text:p><text:s text:c="3"/>56,6 </text:p>
          </table:table-cell>
          <table:table-cell table:style-name="ce9" office:value-type="float" office:value="66.6808839316726" calcext:value-type="float">
            <text:p><text:s text:c="3"/>66,7 </text:p>
          </table:table-cell>
          <table:table-cell table:style-name="ce9" office:value-type="float" office:value="66.0371488823261" calcext:value-type="float">
            <text:p><text:s text:c="3"/>66,0 </text:p>
          </table:table-cell>
          <table:table-cell table:style-name="ce9" office:value-type="float" office:value="62.6291232095554" calcext:value-type="float">
            <text:p><text:s text:c="3"/>62,6 </text:p>
          </table:table-cell>
          <table:table-cell table:style-name="ce9" office:value-type="float" office:value="69.4451745550967" calcext:value-type="float">
            <text:p><text:s text:c="3"/>69,4 </text:p>
          </table:table-cell>
          <table:table-cell table:style-name="ce9" office:value-type="float" office:value="63.0467857908342" calcext:value-type="float">
            <text:p><text:s text:c="3"/>63,0 </text:p>
          </table:table-cell>
          <table:table-cell table:style-name="ce9" office:value-type="float" office:value="56.86226624876" calcext:value-type="float">
            <text:p><text:s text:c="3"/>56,9 </text:p>
          </table:table-cell>
          <table:table-cell table:style-name="ce9" office:value-type="float" office:value="69.2313053329083" calcext:value-type="float">
            <text:p><text:s text:c="3"/>69,2 </text:p>
          </table:table-cell>
          <table:table-cell table:number-columns-repeated="963"/>
        </table:table-row>
        <table:table-row table:style-name="ro1">
          <table:table-cell office:value-type="string" calcext:value-type="string">
            <text:p>Recife</text:p>
          </table:table-cell>
          <table:table-cell table:style-name="ce9" office:value-type="float" office:value="57.0895659247817" calcext:value-type="float">
            <text:p><text:s text:c="3"/>57,1 </text:p>
          </table:table-cell>
          <table:table-cell table:style-name="ce9" office:value-type="float" office:value="54.5345472982457" calcext:value-type="float">
            <text:p><text:s text:c="3"/>54,5 </text:p>
          </table:table-cell>
          <table:table-cell table:style-name="ce9" office:value-type="float" office:value="59.6445845513178" calcext:value-type="float">
            <text:p><text:s text:c="3"/>59,6 </text:p>
          </table:table-cell>
          <table:table-cell table:style-name="ce9" office:value-type="float" office:value="55.0907552797523" calcext:value-type="float">
            <text:p><text:s text:c="3"/>55,1 </text:p>
          </table:table-cell>
          <table:table-cell table:style-name="ce9" office:value-type="float" office:value="52.8933988278713" calcext:value-type="float">
            <text:p><text:s text:c="3"/>52,9 </text:p>
          </table:table-cell>
          <table:table-cell table:style-name="ce9" office:value-type="float" office:value="57.2881117316333" calcext:value-type="float">
            <text:p><text:s text:c="3"/>57,3 </text:p>
          </table:table-cell>
          <table:table-cell table:style-name="ce9" office:value-type="float" office:value="62.9600623432282" calcext:value-type="float">
            <text:p><text:s text:c="3"/>63,0 </text:p>
          </table:table-cell>
          <table:table-cell table:style-name="ce9" office:value-type="float" office:value="60.2495807878414" calcext:value-type="float">
            <text:p><text:s text:c="3"/>60,2 </text:p>
          </table:table-cell>
          <table:table-cell table:style-name="ce9" office:value-type="float" office:value="65.6705438986151" calcext:value-type="float">
            <text:p><text:s text:c="3"/>65,7 </text:p>
          </table:table-cell>
          <table:table-cell table:style-name="ce9" office:value-type="float" office:value="61.9835172393683" calcext:value-type="float">
            <text:p><text:s text:c="3"/>62,0 </text:p>
          </table:table-cell>
          <table:table-cell table:style-name="ce9" office:value-type="float" office:value="56.2440452495885" calcext:value-type="float">
            <text:p><text:s text:c="3"/>56,2 </text:p>
          </table:table-cell>
          <table:table-cell table:style-name="ce9" office:value-type="float" office:value="67.7229892291481" calcext:value-type="float">
            <text:p><text:s text:c="3"/>67,7 </text:p>
          </table:table-cell>
          <table:table-cell table:style-name="ce9" office:value-type="float" office:value="55.8058723513072" calcext:value-type="float">
            <text:p><text:s text:c="3"/>55,8 </text:p>
          </table:table-cell>
          <table:table-cell table:style-name="ce9" office:value-type="float" office:value="52.4964529011499" calcext:value-type="float">
            <text:p><text:s text:c="3"/>52,5 </text:p>
          </table:table-cell>
          <table:table-cell table:style-name="ce9" office:value-type="float" office:value="59.1152918014645" calcext:value-type="float">
            <text:p><text:s text:c="3"/>59,1 </text:p>
          </table:table-cell>
          <table:table-cell table:style-name="ce9" office:value-type="float" office:value="56.325344785272" calcext:value-type="float">
            <text:p><text:s text:c="3"/>56,3 </text:p>
          </table:table-cell>
          <table:table-cell table:style-name="ce9" office:value-type="float" office:value="53.4103423526067" calcext:value-type="float">
            <text:p><text:s text:c="3"/>53,4 </text:p>
          </table:table-cell>
          <table:table-cell table:style-name="ce9" office:value-type="float" office:value="59.2403472179374" calcext:value-type="float">
            <text:p><text:s text:c="3"/>59,2 </text:p>
          </table:table-cell>
          <table:table-cell table:style-name="ce9" office:value-type="float" office:value="66.9467538900777" calcext:value-type="float">
            <text:p><text:s text:c="3"/>66,9 </text:p>
          </table:table-cell>
          <table:table-cell table:style-name="ce9" office:value-type="float" office:value="63.644124362024" calcext:value-type="float">
            <text:p><text:s text:c="3"/>63,6 </text:p>
          </table:table-cell>
          <table:table-cell table:style-name="ce9" office:value-type="float" office:value="70.2493834181315" calcext:value-type="float">
            <text:p><text:s text:c="3"/>70,2 </text:p>
          </table:table-cell>
          <table:table-cell table:style-name="ce9" office:value-type="float" office:value="63.8887896848325" calcext:value-type="float">
            <text:p><text:s text:c="3"/>63,9 </text:p>
          </table:table-cell>
          <table:table-cell table:style-name="ce9" office:value-type="float" office:value="56.2123887841142" calcext:value-type="float">
            <text:p><text:s text:c="3"/>56,2 </text:p>
          </table:table-cell>
          <table:table-cell table:style-name="ce9" office:value-type="float" office:value="71.5651905855509" calcext:value-type="float">
            <text:p><text:s text:c="3"/>71,6 </text:p>
          </table:table-cell>
          <table:table-cell table:style-name="ce9" office:value-type="float" office:value="58.1836562501988" calcext:value-type="float">
            <text:p><text:s text:c="3"/>58,2 </text:p>
          </table:table-cell>
          <table:table-cell table:style-name="ce9" office:value-type="float" office:value="54.9021094528029" calcext:value-type="float">
            <text:p><text:s text:c="3"/>54,9 </text:p>
          </table:table-cell>
          <table:table-cell table:style-name="ce9" office:value-type="float" office:value="61.4652030475946" calcext:value-type="float">
            <text:p><text:s text:c="3"/>61,5 </text:p>
          </table:table-cell>
          <table:table-cell table:style-name="ce9" office:value-type="float" office:value="54.0268345712299" calcext:value-type="float">
            <text:p><text:s text:c="3"/>54,0 </text:p>
          </table:table-cell>
          <table:table-cell table:style-name="ce9" office:value-type="float" office:value="51.5456126835936" calcext:value-type="float">
            <text:p><text:s text:c="3"/>51,5 </text:p>
          </table:table-cell>
          <table:table-cell table:style-name="ce9" office:value-type="float" office:value="56.5080564588662" calcext:value-type="float">
            <text:p><text:s text:c="3"/>56,5 </text:p>
          </table:table-cell>
          <table:table-cell table:style-name="ce9" office:value-type="float" office:value="59.3645455892734" calcext:value-type="float">
            <text:p><text:s text:c="3"/>59,4 </text:p>
          </table:table-cell>
          <table:table-cell table:style-name="ce9" office:value-type="float" office:value="56.3356439259768" calcext:value-type="float">
            <text:p><text:s text:c="3"/>56,3 </text:p>
          </table:table-cell>
          <table:table-cell table:style-name="ce9" office:value-type="float" office:value="62.3934472525699" calcext:value-type="float">
            <text:p><text:s text:c="3"/>62,4 </text:p>
          </table:table-cell>
          <table:table-cell table:style-name="ce9" office:value-type="float" office:value="60.0561282964925" calcext:value-type="float">
            <text:p><text:s text:c="3"/>60,1 </text:p>
          </table:table-cell>
          <table:table-cell table:style-name="ce9" office:value-type="float" office:value="54.5620433411" calcext:value-type="float">
            <text:p><text:s text:c="3"/>54,6 </text:p>
          </table:table-cell>
          <table:table-cell table:style-name="ce9" office:value-type="float" office:value="65.5502132518851" calcext:value-type="float">
            <text:p><text:s text:c="3"/>65,6 </text:p>
          </table:table-cell>
          <table:table-cell table:style-name="ce9" office:value-type="float" office:value="55.2558253903895" calcext:value-type="float">
            <text:p><text:s text:c="3"/>55,3 </text:p>
          </table:table-cell>
          <table:table-cell table:style-name="ce9" office:value-type="float" office:value="52.2192499283289" calcext:value-type="float">
            <text:p><text:s text:c="3"/>52,2 </text:p>
          </table:table-cell>
          <table:table-cell table:style-name="ce9" office:value-type="float" office:value="58.2924008524501" calcext:value-type="float">
            <text:p><text:s text:c="3"/>58,3 </text:p>
          </table:table-cell>
          <table:table-cell table:style-name="ce9" office:value-type="float" office:value="53.0848540226517" calcext:value-type="float">
            <text:p><text:s text:c="3"/>53,1 </text:p>
          </table:table-cell>
          <table:table-cell table:style-name="ce9" office:value-type="float" office:value="51.0922131682489" calcext:value-type="float">
            <text:p><text:s text:c="3"/>51,1 </text:p>
          </table:table-cell>
          <table:table-cell table:style-name="ce9" office:value-type="float" office:value="55.0774948770544" calcext:value-type="float">
            <text:p><text:s text:c="3"/>55,1 </text:p>
          </table:table-cell>
          <table:table-cell table:style-name="ce9" office:value-type="float" office:value="63.0114630343327" calcext:value-type="float">
            <text:p><text:s text:c="3"/>63,0 </text:p>
          </table:table-cell>
          <table:table-cell table:style-name="ce9" office:value-type="float" office:value="59.0853248556359" calcext:value-type="float">
            <text:p><text:s text:c="3"/>59,1 </text:p>
          </table:table-cell>
          <table:table-cell table:style-name="ce9" office:value-type="float" office:value="66.9376012130295" calcext:value-type="float">
            <text:p><text:s text:c="3"/>66,9 </text:p>
          </table:table-cell>
          <table:table-cell table:style-name="ce9" office:value-type="float" office:value="62.9321771862758" calcext:value-type="float">
            <text:p><text:s text:c="3"/>62,9 </text:p>
          </table:table-cell>
          <table:table-cell table:style-name="ce9" office:value-type="float" office:value="55.1903320625999" calcext:value-type="float">
            <text:p><text:s text:c="3"/>55,2 </text:p>
          </table:table-cell>
          <table:table-cell table:style-name="ce9" office:value-type="float" office:value="70.6740223099517" calcext:value-type="float">
            <text:p><text:s text:c="3"/>70,7 </text:p>
          </table:table-cell>
          <table:table-cell table:style-name="ce9" office:value-type="float" office:value="62.0274004141555" calcext:value-type="float">
            <text:p><text:s text:c="3"/>62,0 </text:p>
          </table:table-cell>
          <table:table-cell table:style-name="ce9" office:value-type="float" office:value="57.2005284894528" calcext:value-type="float">
            <text:p><text:s text:c="3"/>57,2 </text:p>
          </table:table-cell>
          <table:table-cell table:style-name="ce9" office:value-type="float" office:value="66.8542723388582" calcext:value-type="float">
            <text:p><text:s text:c="3"/>66,9 </text:p>
          </table:table-cell>
          <table:table-cell table:style-name="ce9" office:value-type="float" office:value="59.0527897054159" calcext:value-type="float">
            <text:p><text:s text:c="3"/>59,1 </text:p>
          </table:table-cell>
          <table:table-cell table:style-name="ce9" office:value-type="float" office:value="54.7665442644422" calcext:value-type="float">
            <text:p><text:s text:c="3"/>54,8 </text:p>
          </table:table-cell>
          <table:table-cell table:style-name="ce9" office:value-type="float" office:value="63.3390351463895" calcext:value-type="float">
            <text:p><text:s text:c="3"/>63,3 </text:p>
          </table:table-cell>
          <table:table-cell table:style-name="ce9" office:value-type="float" office:value="62.8725150030177" calcext:value-type="float">
            <text:p><text:s text:c="3"/>62,9 </text:p>
          </table:table-cell>
          <table:table-cell table:style-name="ce9" office:value-type="float" office:value="59.883306201382" calcext:value-type="float">
            <text:p><text:s text:c="3"/>59,9 </text:p>
          </table:table-cell>
          <table:table-cell table:style-name="ce9" office:value-type="float" office:value="65.8617238046535" calcext:value-type="float">
            <text:p><text:s text:c="3"/>65,9 </text:p>
          </table:table-cell>
          <table:table-cell table:style-name="ce9" office:value-type="float" office:value="59.9916771248538" calcext:value-type="float">
            <text:p><text:s text:c="3"/>60,0 </text:p>
          </table:table-cell>
          <table:table-cell table:style-name="ce9" office:value-type="float" office:value="52.8105792203759" calcext:value-type="float">
            <text:p><text:s text:c="3"/>52,8 </text:p>
          </table:table-cell>
          <table:table-cell table:style-name="ce9" office:value-type="float" office:value="67.1727750293317" calcext:value-type="float">
            <text:p><text:s text:c="3"/>67,2 </text:p>
          </table:table-cell>
          <table:table-cell table:number-columns-repeated="963"/>
        </table:table-row>
        <table:table-row table:style-name="ro1">
          <table:table-cell office:value-type="string" calcext:value-type="string">
            <text:p>Maceió</text:p>
          </table:table-cell>
          <table:table-cell table:style-name="ce9" office:value-type="float" office:value="56.8283677980614" calcext:value-type="float">
            <text:p><text:s text:c="3"/>56,8 </text:p>
          </table:table-cell>
          <table:table-cell table:style-name="ce9" office:value-type="float" office:value="53.8267970891968" calcext:value-type="float">
            <text:p><text:s text:c="3"/>53,8 </text:p>
          </table:table-cell>
          <table:table-cell table:style-name="ce9" office:value-type="float" office:value="59.829938506926" calcext:value-type="float">
            <text:p><text:s text:c="3"/>59,8 </text:p>
          </table:table-cell>
          <table:table-cell table:style-name="ce9" office:value-type="float" office:value="56.4332057301739" calcext:value-type="float">
            <text:p><text:s text:c="3"/>56,4 </text:p>
          </table:table-cell>
          <table:table-cell table:style-name="ce9" office:value-type="float" office:value="53.5271107401278" calcext:value-type="float">
            <text:p><text:s text:c="3"/>53,5 </text:p>
          </table:table-cell>
          <table:table-cell table:style-name="ce9" office:value-type="float" office:value="59.3393007202199" calcext:value-type="float">
            <text:p><text:s text:c="3"/>59,3 </text:p>
          </table:table-cell>
          <table:table-cell table:style-name="ce9" office:value-type="float" office:value="63.5607532099612" calcext:value-type="float">
            <text:p><text:s text:c="3"/>63,6 </text:p>
          </table:table-cell>
          <table:table-cell table:style-name="ce9" office:value-type="float" office:value="60.5561606622376" calcext:value-type="float">
            <text:p><text:s text:c="3"/>60,6 </text:p>
          </table:table-cell>
          <table:table-cell table:style-name="ce9" office:value-type="float" office:value="66.5653457576849" calcext:value-type="float">
            <text:p><text:s text:c="3"/>66,6 </text:p>
          </table:table-cell>
          <table:table-cell table:style-name="ce9" office:value-type="float" office:value="61.919321108652" calcext:value-type="float">
            <text:p><text:s text:c="3"/>61,9 </text:p>
          </table:table-cell>
          <table:table-cell table:style-name="ce9" office:value-type="float" office:value="56.5174548328432" calcext:value-type="float">
            <text:p><text:s text:c="3"/>56,5 </text:p>
          </table:table-cell>
          <table:table-cell table:style-name="ce9" office:value-type="float" office:value="67.3211873844608" calcext:value-type="float">
            <text:p><text:s text:c="3"/>67,3 </text:p>
          </table:table-cell>
          <table:table-cell table:style-name="ce9" office:value-type="float" office:value="57.4617571568488" calcext:value-type="float">
            <text:p><text:s text:c="3"/>57,5 </text:p>
          </table:table-cell>
          <table:table-cell table:style-name="ce9" office:value-type="float" office:value="54.2817570918783" calcext:value-type="float">
            <text:p><text:s text:c="3"/>54,3 </text:p>
          </table:table-cell>
          <table:table-cell table:style-name="ce9" office:value-type="float" office:value="60.6417572218194" calcext:value-type="float">
            <text:p><text:s text:c="3"/>60,6 </text:p>
          </table:table-cell>
          <table:table-cell table:style-name="ce9" office:value-type="float" office:value="60.3743776972784" calcext:value-type="float">
            <text:p><text:s text:c="3"/>60,4 </text:p>
          </table:table-cell>
          <table:table-cell table:style-name="ce9" office:value-type="float" office:value="55.9698677690686" calcext:value-type="float">
            <text:p><text:s text:c="3"/>56,0 </text:p>
          </table:table-cell>
          <table:table-cell table:style-name="ce9" office:value-type="float" office:value="64.7788876254881" calcext:value-type="float">
            <text:p><text:s text:c="3"/>64,8 </text:p>
          </table:table-cell>
          <table:table-cell table:style-name="ce9" office:value-type="float" office:value="68.2581435445889" calcext:value-type="float">
            <text:p><text:s text:c="3"/>68,3 </text:p>
          </table:table-cell>
          <table:table-cell table:style-name="ce9" office:value-type="float" office:value="64.5536467742968" calcext:value-type="float">
            <text:p><text:s text:c="3"/>64,6 </text:p>
          </table:table-cell>
          <table:table-cell table:style-name="ce9" office:value-type="float" office:value="71.9626403148809" calcext:value-type="float">
            <text:p><text:s text:c="3"/>72,0 </text:p>
          </table:table-cell>
          <table:table-cell table:style-name="ce9" office:value-type="float" office:value="65.0220145769292" calcext:value-type="float">
            <text:p><text:s text:c="3"/>65,0 </text:p>
          </table:table-cell>
          <table:table-cell table:style-name="ce9" office:value-type="float" office:value="58.4533206690014" calcext:value-type="float">
            <text:p><text:s text:c="3"/>58,5 </text:p>
          </table:table-cell>
          <table:table-cell table:style-name="ce9" office:value-type="float" office:value="71.5907084848569" calcext:value-type="float">
            <text:p><text:s text:c="3"/>71,6 </text:p>
          </table:table-cell>
          <table:table-cell table:style-name="ce9" office:value-type="float" office:value="56.3581116674104" calcext:value-type="float">
            <text:p><text:s text:c="3"/>56,4 </text:p>
          </table:table-cell>
          <table:table-cell table:style-name="ce9" office:value-type="float" office:value="51.9362101514947" calcext:value-type="float">
            <text:p><text:s text:c="3"/>51,9 </text:p>
          </table:table-cell>
          <table:table-cell table:style-name="ce9" office:value-type="float" office:value="60.7800131833261" calcext:value-type="float">
            <text:p><text:s text:c="3"/>60,8 </text:p>
          </table:table-cell>
          <table:table-cell table:style-name="ce9" office:value-type="float" office:value="53.0803485384935" calcext:value-type="float">
            <text:p><text:s text:c="3"/>53,1 </text:p>
          </table:table-cell>
          <table:table-cell table:style-name="ce9" office:value-type="float" office:value="49.448200306493" calcext:value-type="float">
            <text:p><text:s text:c="3"/>49,4 </text:p>
          </table:table-cell>
          <table:table-cell table:style-name="ce9" office:value-type="float" office:value="56.712496770494" calcext:value-type="float">
            <text:p><text:s text:c="3"/>56,7 </text:p>
          </table:table-cell>
          <table:table-cell table:style-name="ce9" office:value-type="float" office:value="59.3563008609204" calcext:value-type="float">
            <text:p><text:s text:c="3"/>59,4 </text:p>
          </table:table-cell>
          <table:table-cell table:style-name="ce9" office:value-type="float" office:value="55.1924978198178" calcext:value-type="float">
            <text:p><text:s text:c="3"/>55,2 </text:p>
          </table:table-cell>
          <table:table-cell table:style-name="ce9" office:value-type="float" office:value="63.520103902023" calcext:value-type="float">
            <text:p><text:s text:c="3"/>63,5 </text:p>
          </table:table-cell>
          <table:table-cell table:style-name="ce9" office:value-type="float" office:value="58.9773457533855" calcext:value-type="float">
            <text:p><text:s text:c="3"/>59,0 </text:p>
          </table:table-cell>
          <table:table-cell table:style-name="ce9" office:value-type="float" office:value="52.6594116963756" calcext:value-type="float">
            <text:p><text:s text:c="3"/>52,7 </text:p>
          </table:table-cell>
          <table:table-cell table:style-name="ce9" office:value-type="float" office:value="65.2952798103953" calcext:value-type="float">
            <text:p><text:s text:c="3"/>65,3 </text:p>
          </table:table-cell>
          <table:table-cell table:style-name="ce9" office:value-type="float" office:value="54.7591711267106" calcext:value-type="float">
            <text:p><text:s text:c="3"/>54,8 </text:p>
          </table:table-cell>
          <table:table-cell table:style-name="ce9" office:value-type="float" office:value="51.0539291351176" calcext:value-type="float">
            <text:p><text:s text:c="3"/>51,1 </text:p>
          </table:table-cell>
          <table:table-cell table:style-name="ce9" office:value-type="float" office:value="58.4644131183036" calcext:value-type="float">
            <text:p><text:s text:c="3"/>58,5 </text:p>
          </table:table-cell>
          <table:table-cell table:style-name="ce9" office:value-type="float" office:value="55.0727405947655" calcext:value-type="float">
            <text:p><text:s text:c="3"/>55,1 </text:p>
          </table:table-cell>
          <table:table-cell table:style-name="ce9" office:value-type="float" office:value="51.2687861091042" calcext:value-type="float">
            <text:p><text:s text:c="3"/>51,3 </text:p>
          </table:table-cell>
          <table:table-cell table:style-name="ce9" office:value-type="float" office:value="58.8766950804267" calcext:value-type="float">
            <text:p><text:s text:c="3"/>58,9 </text:p>
          </table:table-cell>
          <table:table-cell table:style-name="ce9" office:value-type="float" office:value="63.0541201398057" calcext:value-type="float">
            <text:p><text:s text:c="3"/>63,1 </text:p>
          </table:table-cell>
          <table:table-cell table:style-name="ce9" office:value-type="float" office:value="59.4519564717574" calcext:value-type="float">
            <text:p><text:s text:c="3"/>59,5 </text:p>
          </table:table-cell>
          <table:table-cell table:style-name="ce9" office:value-type="float" office:value="66.6562838078539" calcext:value-type="float">
            <text:p><text:s text:c="3"/>66,7 </text:p>
          </table:table-cell>
          <table:table-cell table:style-name="ce9" office:value-type="float" office:value="60.8837434774365" calcext:value-type="float">
            <text:p><text:s text:c="3"/>60,9 </text:p>
          </table:table-cell>
          <table:table-cell table:style-name="ce9" office:value-type="float" office:value="52.3077002260682" calcext:value-type="float">
            <text:p><text:s text:c="3"/>52,3 </text:p>
          </table:table-cell>
          <table:table-cell table:style-name="ce9" office:value-type="float" office:value="69.4597867288049" calcext:value-type="float">
            <text:p><text:s text:c="3"/>69,5 </text:p>
          </table:table-cell>
          <table:table-cell table:style-name="ce9" office:value-type="float" office:value="62.2367911018505" calcext:value-type="float">
            <text:p><text:s text:c="3"/>62,2 </text:p>
          </table:table-cell>
          <table:table-cell table:style-name="ce9" office:value-type="float" office:value="58.825988181448" calcext:value-type="float">
            <text:p><text:s text:c="3"/>58,8 </text:p>
          </table:table-cell>
          <table:table-cell table:style-name="ce9" office:value-type="float" office:value="65.6475940222529" calcext:value-type="float">
            <text:p><text:s text:c="3"/>65,6 </text:p>
          </table:table-cell>
          <table:table-cell table:style-name="ce9" office:value-type="float" office:value="58.7212962014007" calcext:value-type="float">
            <text:p><text:s text:c="3"/>58,7 </text:p>
          </table:table-cell>
          <table:table-cell table:style-name="ce9" office:value-type="float" office:value="54.632060806104" calcext:value-type="float">
            <text:p><text:s text:c="3"/>54,6 </text:p>
          </table:table-cell>
          <table:table-cell table:style-name="ce9" office:value-type="float" office:value="62.8105315966974" calcext:value-type="float">
            <text:p><text:s text:c="3"/>62,8 </text:p>
          </table:table-cell>
          <table:table-cell table:style-name="ce9" office:value-type="float" office:value="64.1021846685808" calcext:value-type="float">
            <text:p><text:s text:c="3"/>64,1 </text:p>
          </table:table-cell>
          <table:table-cell table:style-name="ce9" office:value-type="float" office:value="59.2239600135864" calcext:value-type="float">
            <text:p><text:s text:c="3"/>59,2 </text:p>
          </table:table-cell>
          <table:table-cell table:style-name="ce9" office:value-type="float" office:value="68.9804093235751" calcext:value-type="float">
            <text:p><text:s text:c="3"/>69,0 </text:p>
          </table:table-cell>
          <table:table-cell table:style-name="ce9" office:value-type="float" office:value="63.4955927935937" calcext:value-type="float">
            <text:p><text:s text:c="3"/>63,5 </text:p>
          </table:table-cell>
          <table:table-cell table:style-name="ce9" office:value-type="float" office:value="59.6072162423837" calcext:value-type="float">
            <text:p><text:s text:c="3"/>59,6 </text:p>
          </table:table-cell>
          <table:table-cell table:style-name="ce9" office:value-type="float" office:value="67.3839693448037" calcext:value-type="float">
            <text:p><text:s text:c="3"/>67,4 </text:p>
          </table:table-cell>
          <table:table-cell table:number-columns-repeated="963"/>
        </table:table-row>
        <table:table-row table:style-name="ro1">
          <table:table-cell office:value-type="string" calcext:value-type="string">
            <text:p>Aracaju</text:p>
          </table:table-cell>
          <table:table-cell table:style-name="ce9" office:value-type="float" office:value="59.8697386999489" calcext:value-type="float">
            <text:p><text:s text:c="3"/>59,9 </text:p>
          </table:table-cell>
          <table:table-cell table:style-name="ce9" office:value-type="float" office:value="57.0368605717685" calcext:value-type="float">
            <text:p><text:s text:c="3"/>57,0 </text:p>
          </table:table-cell>
          <table:table-cell table:style-name="ce9" office:value-type="float" office:value="62.7026168281293" calcext:value-type="float">
            <text:p><text:s text:c="3"/>62,7 </text:p>
          </table:table-cell>
          <table:table-cell table:style-name="ce9" office:value-type="float" office:value="60.2825139030729" calcext:value-type="float">
            <text:p><text:s text:c="3"/>60,3 </text:p>
          </table:table-cell>
          <table:table-cell table:style-name="ce9" office:value-type="float" office:value="57.8039967985678" calcext:value-type="float">
            <text:p><text:s text:c="3"/>57,8 </text:p>
          </table:table-cell>
          <table:table-cell table:style-name="ce9" office:value-type="float" office:value="62.761031007578" calcext:value-type="float">
            <text:p><text:s text:c="3"/>62,8 </text:p>
          </table:table-cell>
          <table:table-cell table:style-name="ce9" office:value-type="float" office:value="61.6627052642222" calcext:value-type="float">
            <text:p><text:s text:c="3"/>61,7 </text:p>
          </table:table-cell>
          <table:table-cell table:style-name="ce9" office:value-type="float" office:value="59.2030876955458" calcext:value-type="float">
            <text:p><text:s text:c="3"/>59,2 </text:p>
          </table:table-cell>
          <table:table-cell table:style-name="ce9" office:value-type="float" office:value="64.1223228328986" calcext:value-type="float">
            <text:p><text:s text:c="3"/>64,1 </text:p>
          </table:table-cell>
          <table:table-cell table:style-name="ce9" office:value-type="float" office:value="59.7775900704665" calcext:value-type="float">
            <text:p><text:s text:c="3"/>59,8 </text:p>
          </table:table-cell>
          <table:table-cell table:style-name="ce9" office:value-type="float" office:value="55.3151854580352" calcext:value-type="float">
            <text:p><text:s text:c="3"/>55,3 </text:p>
          </table:table-cell>
          <table:table-cell table:style-name="ce9" office:value-type="float" office:value="64.2399946828977" calcext:value-type="float">
            <text:p><text:s text:c="3"/>64,2 </text:p>
          </table:table-cell>
          <table:table-cell table:style-name="ce9" office:value-type="float" office:value="60.1214325758569" calcext:value-type="float">
            <text:p><text:s text:c="3"/>60,1 </text:p>
          </table:table-cell>
          <table:table-cell table:style-name="ce9" office:value-type="float" office:value="56.261818191984" calcext:value-type="float">
            <text:p><text:s text:c="3"/>56,3 </text:p>
          </table:table-cell>
          <table:table-cell table:style-name="ce9" office:value-type="float" office:value="63.9810469597298" calcext:value-type="float">
            <text:p><text:s text:c="3"/>64,0 </text:p>
          </table:table-cell>
          <table:table-cell table:style-name="ce9" office:value-type="float" office:value="63.5649227498123" calcext:value-type="float">
            <text:p><text:s text:c="3"/>63,6 </text:p>
          </table:table-cell>
          <table:table-cell table:style-name="ce9" office:value-type="float" office:value="60.7548445157444" calcext:value-type="float">
            <text:p><text:s text:c="3"/>60,8 </text:p>
          </table:table-cell>
          <table:table-cell table:style-name="ce9" office:value-type="float" office:value="66.3750009838801" calcext:value-type="float">
            <text:p><text:s text:c="3"/>66,4 </text:p>
          </table:table-cell>
          <table:table-cell table:style-name="ce9" office:value-type="float" office:value="68.4203838571736" calcext:value-type="float">
            <text:p><text:s text:c="3"/>68,4 </text:p>
          </table:table-cell>
          <table:table-cell table:style-name="ce9" office:value-type="float" office:value="65.1366295154198" calcext:value-type="float">
            <text:p><text:s text:c="3"/>65,1 </text:p>
          </table:table-cell>
          <table:table-cell table:style-name="ce9" office:value-type="float" office:value="71.7041381989274" calcext:value-type="float">
            <text:p><text:s text:c="3"/>71,7 </text:p>
          </table:table-cell>
          <table:table-cell table:style-name="ce9" office:value-type="float" office:value="66.4605276267402" calcext:value-type="float">
            <text:p><text:s text:c="3"/>66,5 </text:p>
          </table:table-cell>
          <table:table-cell table:style-name="ce9" office:value-type="float" office:value="61.2720239537309" calcext:value-type="float">
            <text:p><text:s text:c="3"/>61,3 </text:p>
          </table:table-cell>
          <table:table-cell table:style-name="ce9" office:value-type="float" office:value="71.6490312997494" calcext:value-type="float">
            <text:p><text:s text:c="3"/>71,6 </text:p>
          </table:table-cell>
          <table:table-cell table:style-name="ce9" office:value-type="float" office:value="59.6806190982364" calcext:value-type="float">
            <text:p><text:s text:c="3"/>59,7 </text:p>
          </table:table-cell>
          <table:table-cell table:style-name="ce9" office:value-type="float" office:value="56.1713438060458" calcext:value-type="float">
            <text:p><text:s text:c="3"/>56,2 </text:p>
          </table:table-cell>
          <table:table-cell table:style-name="ce9" office:value-type="float" office:value="63.1898943904269" calcext:value-type="float">
            <text:p><text:s text:c="3"/>63,2 </text:p>
          </table:table-cell>
          <table:table-cell table:style-name="ce9" office:value-type="float" office:value="57.6231866677658" calcext:value-type="float">
            <text:p><text:s text:c="3"/>57,6 </text:p>
          </table:table-cell>
          <table:table-cell table:style-name="ce9" office:value-type="float" office:value="54.6334398810101" calcext:value-type="float">
            <text:p><text:s text:c="3"/>54,6 </text:p>
          </table:table-cell>
          <table:table-cell table:style-name="ce9" office:value-type="float" office:value="60.6129334545215" calcext:value-type="float">
            <text:p><text:s text:c="3"/>60,6 </text:p>
          </table:table-cell>
          <table:table-cell table:style-name="ce9" office:value-type="float" office:value="55.4986562936639" calcext:value-type="float">
            <text:p><text:s text:c="3"/>55,5 </text:p>
          </table:table-cell>
          <table:table-cell table:style-name="ce9" office:value-type="float" office:value="52.4528255698539" calcext:value-type="float">
            <text:p><text:s text:c="3"/>52,5 </text:p>
          </table:table-cell>
          <table:table-cell table:style-name="ce9" office:value-type="float" office:value="58.544487017474" calcext:value-type="float">
            <text:p><text:s text:c="3"/>58,5 </text:p>
          </table:table-cell>
          <table:table-cell table:style-name="ce9" office:value-type="float" office:value="52.9475468555754" calcext:value-type="float">
            <text:p><text:s text:c="3"/>52,9 </text:p>
          </table:table-cell>
          <table:table-cell table:style-name="ce9" office:value-type="float" office:value="46.435453477871" calcext:value-type="float">
            <text:p><text:s text:c="3"/>46,4 </text:p>
          </table:table-cell>
          <table:table-cell table:style-name="ce9" office:value-type="float" office:value="59.4596402332799" calcext:value-type="float">
            <text:p><text:s text:c="3"/>59,5 </text:p>
          </table:table-cell>
          <table:table-cell table:style-name="ce9" office:value-type="float" office:value="55.6343420066335" calcext:value-type="float">
            <text:p><text:s text:c="3"/>55,6 </text:p>
          </table:table-cell>
          <table:table-cell table:style-name="ce9" office:value-type="float" office:value="51.9265468832102" calcext:value-type="float">
            <text:p><text:s text:c="3"/>51,9 </text:p>
          </table:table-cell>
          <table:table-cell table:style-name="ce9" office:value-type="float" office:value="59.3421371300568" calcext:value-type="float">
            <text:p><text:s text:c="3"/>59,3 </text:p>
          </table:table-cell>
          <table:table-cell table:style-name="ce9" office:value-type="float" office:value="56.3137384663536" calcext:value-type="float">
            <text:p><text:s text:c="3"/>56,3 </text:p>
          </table:table-cell>
          <table:table-cell table:style-name="ce9" office:value-type="float" office:value="53.6765770180674" calcext:value-type="float">
            <text:p><text:s text:c="3"/>53,7 </text:p>
          </table:table-cell>
          <table:table-cell table:style-name="ce9" office:value-type="float" office:value="58.9508999146398" calcext:value-type="float">
            <text:p><text:s text:c="3"/>59,0 </text:p>
          </table:table-cell>
          <table:table-cell table:style-name="ce9" office:value-type="float" office:value="58.3875611382113" calcext:value-type="float">
            <text:p><text:s text:c="3"/>58,4 </text:p>
          </table:table-cell>
          <table:table-cell table:style-name="ce9" office:value-type="float" office:value="55.2545737170757" calcext:value-type="float">
            <text:p><text:s text:c="3"/>55,3 </text:p>
          </table:table-cell>
          <table:table-cell table:style-name="ce9" office:value-type="float" office:value="61.5205485593469" calcext:value-type="float">
            <text:p><text:s text:c="3"/>61,5 </text:p>
          </table:table-cell>
          <table:table-cell table:style-name="ce9" office:value-type="float" office:value="52.1313638904779" calcext:value-type="float">
            <text:p><text:s text:c="3"/>52,1 </text:p>
          </table:table-cell>
          <table:table-cell table:style-name="ce9" office:value-type="float" office:value="47.4293765989429" calcext:value-type="float">
            <text:p><text:s text:c="3"/>47,4 </text:p>
          </table:table-cell>
          <table:table-cell table:style-name="ce9" office:value-type="float" office:value="56.8333511820129" calcext:value-type="float">
            <text:p><text:s text:c="3"/>56,8 </text:p>
          </table:table-cell>
          <table:table-cell table:style-name="ce9" office:value-type="float" office:value="68.1535415484094" calcext:value-type="float">
            <text:p><text:s text:c="3"/>68,2 </text:p>
          </table:table-cell>
          <table:table-cell table:style-name="ce9" office:value-type="float" office:value="64.3624567114695" calcext:value-type="float">
            <text:p><text:s text:c="3"/>64,4 </text:p>
          </table:table-cell>
          <table:table-cell table:style-name="ce9" office:value-type="float" office:value="71.9446263853492" calcext:value-type="float">
            <text:p><text:s text:c="3"/>71,9 </text:p>
          </table:table-cell>
          <table:table-cell table:style-name="ce9" office:value-type="float" office:value="66.5156832861309" calcext:value-type="float">
            <text:p><text:s text:c="3"/>66,5 </text:p>
          </table:table-cell>
          <table:table-cell table:style-name="ce9" office:value-type="float" office:value="63.1514913981448" calcext:value-type="float">
            <text:p><text:s text:c="3"/>63,2 </text:p>
          </table:table-cell>
          <table:table-cell table:style-name="ce9" office:value-type="float" office:value="69.879875174117" calcext:value-type="float">
            <text:p><text:s text:c="3"/>69,9 </text:p>
          </table:table-cell>
          <table:table-cell table:style-name="ce9" office:value-type="float" office:value="66.3089865605711" calcext:value-type="float">
            <text:p><text:s text:c="3"/>66,3 </text:p>
          </table:table-cell>
          <table:table-cell table:style-name="ce9" office:value-type="float" office:value="63.1782197257462" calcext:value-type="float">
            <text:p><text:s text:c="3"/>63,2 </text:p>
          </table:table-cell>
          <table:table-cell table:style-name="ce9" office:value-type="float" office:value="69.4397533953961" calcext:value-type="float">
            <text:p><text:s text:c="3"/>69,4 </text:p>
          </table:table-cell>
          <table:table-cell table:style-name="ce9" office:value-type="float" office:value="67.7723596593676" calcext:value-type="float">
            <text:p><text:s text:c="3"/>67,8 </text:p>
          </table:table-cell>
          <table:table-cell table:style-name="ce9" office:value-type="float" office:value="60.4541377887998" calcext:value-type="float">
            <text:p><text:s text:c="3"/>60,5 </text:p>
          </table:table-cell>
          <table:table-cell table:style-name="ce9" office:value-type="float" office:value="75.0905815299354" calcext:value-type="float">
            <text:p><text:s text:c="3"/>75,1 </text:p>
          </table:table-cell>
          <table:table-cell table:number-columns-repeated="963"/>
        </table:table-row>
        <table:table-row table:style-name="ro1">
          <table:table-cell office:value-type="string" calcext:value-type="string">
            <text:p>Salvador</text:p>
          </table:table-cell>
          <table:table-cell table:style-name="ce9" office:value-type="float" office:value="53.4896910461111" calcext:value-type="float">
            <text:p><text:s text:c="3"/>53,5 </text:p>
          </table:table-cell>
          <table:table-cell table:style-name="ce9" office:value-type="float" office:value="50.3783978534335" calcext:value-type="float">
            <text:p><text:s text:c="3"/>50,4 </text:p>
          </table:table-cell>
          <table:table-cell table:style-name="ce9" office:value-type="float" office:value="56.6009842387887" calcext:value-type="float">
            <text:p><text:s text:c="3"/>56,6 </text:p>
          </table:table-cell>
          <table:table-cell table:style-name="ce9" office:value-type="float" office:value="46.9212267961679" calcext:value-type="float">
            <text:p><text:s text:c="3"/>46,9 </text:p>
          </table:table-cell>
          <table:table-cell table:style-name="ce9" office:value-type="float" office:value="44.4041257981264" calcext:value-type="float">
            <text:p><text:s text:c="3"/>44,4 </text:p>
          </table:table-cell>
          <table:table-cell table:style-name="ce9" office:value-type="float" office:value="49.4383277942095" calcext:value-type="float">
            <text:p><text:s text:c="3"/>49,4 </text:p>
          </table:table-cell>
          <table:table-cell table:style-name="ce9" office:value-type="float" office:value="56.6978875496304" calcext:value-type="float">
            <text:p><text:s text:c="3"/>56,7 </text:p>
          </table:table-cell>
          <table:table-cell table:style-name="ce9" office:value-type="float" office:value="54.3232809547413" calcext:value-type="float">
            <text:p><text:s text:c="3"/>54,3 </text:p>
          </table:table-cell>
          <table:table-cell table:style-name="ce9" office:value-type="float" office:value="59.0724941445196" calcext:value-type="float">
            <text:p><text:s text:c="3"/>59,1 </text:p>
          </table:table-cell>
          <table:table-cell table:style-name="ce9" office:value-type="float" office:value="48.0092823098144" calcext:value-type="float">
            <text:p><text:s text:c="3"/>48,0 </text:p>
          </table:table-cell>
          <table:table-cell table:style-name="ce9" office:value-type="float" office:value="44.0128503268007" calcext:value-type="float">
            <text:p><text:s text:c="3"/>44,0 </text:p>
          </table:table-cell>
          <table:table-cell table:style-name="ce9" office:value-type="float" office:value="52.0057142928281" calcext:value-type="float">
            <text:p><text:s text:c="3"/>52,0 </text:p>
          </table:table-cell>
          <table:table-cell table:style-name="ce9" office:value-type="float" office:value="57.6028820043052" calcext:value-type="float">
            <text:p><text:s text:c="3"/>57,6 </text:p>
          </table:table-cell>
          <table:table-cell table:style-name="ce9" office:value-type="float" office:value="52.5507857734659" calcext:value-type="float">
            <text:p><text:s text:c="3"/>52,6 </text:p>
          </table:table-cell>
          <table:table-cell table:style-name="ce9" office:value-type="float" office:value="62.6549782351445" calcext:value-type="float">
            <text:p><text:s text:c="3"/>62,7 </text:p>
          </table:table-cell>
          <table:table-cell table:style-name="ce9" office:value-type="float" office:value="50.8550189292076" calcext:value-type="float">
            <text:p><text:s text:c="3"/>50,9 </text:p>
          </table:table-cell>
          <table:table-cell table:style-name="ce9" office:value-type="float" office:value="47.7509499316403" calcext:value-type="float">
            <text:p><text:s text:c="3"/>47,8 </text:p>
          </table:table-cell>
          <table:table-cell table:style-name="ce9" office:value-type="float" office:value="53.9590879267748" calcext:value-type="float">
            <text:p><text:s text:c="3"/>54,0 </text:p>
          </table:table-cell>
          <table:table-cell table:style-name="ce9" office:value-type="float" office:value="61.9998276612121" calcext:value-type="float">
            <text:p><text:s text:c="3"/>62,0 </text:p>
          </table:table-cell>
          <table:table-cell table:style-name="ce9" office:value-type="float" office:value="57.6227165105988" calcext:value-type="float">
            <text:p><text:s text:c="3"/>57,6 </text:p>
          </table:table-cell>
          <table:table-cell table:style-name="ce9" office:value-type="float" office:value="66.3769388118253" calcext:value-type="float">
            <text:p><text:s text:c="3"/>66,4 </text:p>
          </table:table-cell>
          <table:table-cell table:style-name="ce9" office:value-type="float" office:value="49.7790297826062" calcext:value-type="float">
            <text:p><text:s text:c="3"/>49,8 </text:p>
          </table:table-cell>
          <table:table-cell table:style-name="ce9" office:value-type="float" office:value="43.09733499451" calcext:value-type="float">
            <text:p><text:s text:c="3"/>43,1 </text:p>
          </table:table-cell>
          <table:table-cell table:style-name="ce9" office:value-type="float" office:value="56.4607245707025" calcext:value-type="float">
            <text:p><text:s text:c="3"/>56,5 </text:p>
          </table:table-cell>
          <table:table-cell table:style-name="ce9" office:value-type="float" office:value="50.4172694557926" calcext:value-type="float">
            <text:p><text:s text:c="3"/>50,4 </text:p>
          </table:table-cell>
          <table:table-cell table:style-name="ce9" office:value-type="float" office:value="46.931680699005" calcext:value-type="float">
            <text:p><text:s text:c="3"/>46,9 </text:p>
          </table:table-cell>
          <table:table-cell table:style-name="ce9" office:value-type="float" office:value="53.9028582125801" calcext:value-type="float">
            <text:p><text:s text:c="3"/>53,9 </text:p>
          </table:table-cell>
          <table:table-cell table:style-name="ce9" office:value-type="float" office:value="43.3238733117738" calcext:value-type="float">
            <text:p><text:s text:c="3"/>43,3 </text:p>
          </table:table-cell>
          <table:table-cell table:style-name="ce9" office:value-type="float" office:value="40.044108345368" calcext:value-type="float">
            <text:p><text:s text:c="3"/>40,0 </text:p>
          </table:table-cell>
          <table:table-cell table:style-name="ce9" office:value-type="float" office:value="46.6036382781795" calcext:value-type="float">
            <text:p><text:s text:c="3"/>46,6 </text:p>
          </table:table-cell>
          <table:table-cell table:style-name="ce9" office:value-type="float" office:value="52.1783771394908" calcext:value-type="float">
            <text:p><text:s text:c="3"/>52,2 </text:p>
          </table:table-cell>
          <table:table-cell table:style-name="ce9" office:value-type="float" office:value="49.2212853800616" calcext:value-type="float">
            <text:p><text:s text:c="3"/>49,2 </text:p>
          </table:table-cell>
          <table:table-cell table:style-name="ce9" office:value-type="float" office:value="55.1354688989201" calcext:value-type="float">
            <text:p><text:s text:c="3"/>55,1 </text:p>
          </table:table-cell>
          <table:table-cell table:style-name="ce9" office:value-type="float" office:value="46.1995304699928" calcext:value-type="float">
            <text:p><text:s text:c="3"/>46,2 </text:p>
          </table:table-cell>
          <table:table-cell table:style-name="ce9" office:value-type="float" office:value="40.1524762041433" calcext:value-type="float">
            <text:p><text:s text:c="3"/>40,2 </text:p>
          </table:table-cell>
          <table:table-cell table:style-name="ce9" office:value-type="float" office:value="52.2465847358423" calcext:value-type="float">
            <text:p><text:s text:c="3"/>52,2 </text:p>
          </table:table-cell>
          <table:table-cell table:style-name="ce9" office:value-type="float" office:value="52.5226399283353" calcext:value-type="float">
            <text:p><text:s text:c="3"/>52,5 </text:p>
          </table:table-cell>
          <table:table-cell table:style-name="ce9" office:value-type="float" office:value="49.1586628072635" calcext:value-type="float">
            <text:p><text:s text:c="3"/>49,2 </text:p>
          </table:table-cell>
          <table:table-cell table:style-name="ce9" office:value-type="float" office:value="55.8866170494072" calcext:value-type="float">
            <text:p><text:s text:c="3"/>55,9 </text:p>
          </table:table-cell>
          <table:table-cell table:style-name="ce9" office:value-type="float" office:value="47.0232680293568" calcext:value-type="float">
            <text:p><text:s text:c="3"/>47,0 </text:p>
          </table:table-cell>
          <table:table-cell table:style-name="ce9" office:value-type="float" office:value="44.108544546937" calcext:value-type="float">
            <text:p><text:s text:c="3"/>44,1 </text:p>
          </table:table-cell>
          <table:table-cell table:style-name="ce9" office:value-type="float" office:value="49.9379915117766" calcext:value-type="float">
            <text:p><text:s text:c="3"/>49,9 </text:p>
          </table:table-cell>
          <table:table-cell table:style-name="ce9" office:value-type="float" office:value="58.0117987595705" calcext:value-type="float">
            <text:p><text:s text:c="3"/>58,0 </text:p>
          </table:table-cell>
          <table:table-cell table:style-name="ce9" office:value-type="float" office:value="55.3721711046051" calcext:value-type="float">
            <text:p><text:s text:c="3"/>55,4 </text:p>
          </table:table-cell>
          <table:table-cell table:style-name="ce9" office:value-type="float" office:value="60.6514264145359" calcext:value-type="float">
            <text:p><text:s text:c="3"/>60,7 </text:p>
          </table:table-cell>
          <table:table-cell table:style-name="ce9" office:value-type="float" office:value="45.2332127770926" calcext:value-type="float">
            <text:p><text:s text:c="3"/>45,2 </text:p>
          </table:table-cell>
          <table:table-cell table:style-name="ce9" office:value-type="float" office:value="40.2958883664545" calcext:value-type="float">
            <text:p><text:s text:c="3"/>40,3 </text:p>
          </table:table-cell>
          <table:table-cell table:style-name="ce9" office:value-type="float" office:value="50.1705371877307" calcext:value-type="float">
            <text:p><text:s text:c="3"/>50,2 </text:p>
          </table:table-cell>
          <table:table-cell table:style-name="ce9" office:value-type="float" office:value="59.1737240864388" calcext:value-type="float">
            <text:p><text:s text:c="3"/>59,2 </text:p>
          </table:table-cell>
          <table:table-cell table:style-name="ce9" office:value-type="float" office:value="51.6571518032719" calcext:value-type="float">
            <text:p><text:s text:c="3"/>51,7 </text:p>
          </table:table-cell>
          <table:table-cell table:style-name="ce9" office:value-type="float" office:value="66.6902963696057" calcext:value-type="float">
            <text:p><text:s text:c="3"/>66,7 </text:p>
          </table:table-cell>
          <table:table-cell table:style-name="ce9" office:value-type="float" office:value="46.5873658308424" calcext:value-type="float">
            <text:p><text:s text:c="3"/>46,6 </text:p>
          </table:table-cell>
          <table:table-cell table:style-name="ce9" office:value-type="float" office:value="41.5606139250649" calcext:value-type="float">
            <text:p><text:s text:c="3"/>41,6 </text:p>
          </table:table-cell>
          <table:table-cell table:style-name="ce9" office:value-type="float" office:value="51.6141177366199" calcext:value-type="float">
            <text:p><text:s text:c="3"/>51,6 </text:p>
          </table:table-cell>
          <table:table-cell table:style-name="ce9" office:value-type="float" office:value="54.023112167372" calcext:value-type="float">
            <text:p><text:s text:c="3"/>54,0 </text:p>
          </table:table-cell>
          <table:table-cell table:style-name="ce9" office:value-type="float" office:value="50.5310756432637" calcext:value-type="float">
            <text:p><text:s text:c="3"/>50,5 </text:p>
          </table:table-cell>
          <table:table-cell table:style-name="ce9" office:value-type="float" office:value="57.5151486914803" calcext:value-type="float">
            <text:p><text:s text:c="3"/>57,5 </text:p>
          </table:table-cell>
          <table:table-cell table:style-name="ce9" office:value-type="float" office:value="54.4763343964798" calcext:value-type="float">
            <text:p><text:s text:c="3"/>54,5 </text:p>
          </table:table-cell>
          <table:table-cell table:style-name="ce9" office:value-type="float" office:value="47.9104371447401" calcext:value-type="float">
            <text:p><text:s text:c="3"/>47,9 </text:p>
          </table:table-cell>
          <table:table-cell table:style-name="ce9" office:value-type="float" office:value="61.0422316482195" calcext:value-type="float">
            <text:p><text:s text:c="3"/>61,0 </text:p>
          </table:table-cell>
          <table:table-cell table:number-columns-repeated="963"/>
        </table:table-row>
        <table:table-row table:style-name="ro1">
          <table:table-cell office:value-type="string" calcext:value-type="string">
            <text:p>Belo Horizonte</text:p>
          </table:table-cell>
          <table:table-cell table:style-name="ce9" office:value-type="float" office:value="63.618137351504" calcext:value-type="float">
            <text:p><text:s text:c="3"/>63,6 </text:p>
          </table:table-cell>
          <table:table-cell table:style-name="ce9" office:value-type="float" office:value="61.68550608991" calcext:value-type="float">
            <text:p><text:s text:c="3"/>61,7 </text:p>
          </table:table-cell>
          <table:table-cell table:style-name="ce9" office:value-type="float" office:value="65.5507686130981" calcext:value-type="float">
            <text:p><text:s text:c="3"/>65,6 </text:p>
          </table:table-cell>
          <table:table-cell table:style-name="ce9" office:value-type="float" office:value="61.9832640188986" calcext:value-type="float">
            <text:p><text:s text:c="3"/>62,0 </text:p>
          </table:table-cell>
          <table:table-cell table:style-name="ce9" office:value-type="float" office:value="59.9460515910145" calcext:value-type="float">
            <text:p><text:s text:c="3"/>59,9 </text:p>
          </table:table-cell>
          <table:table-cell table:style-name="ce9" office:value-type="float" office:value="64.0204764467826" calcext:value-type="float">
            <text:p><text:s text:c="3"/>64,0 </text:p>
          </table:table-cell>
          <table:table-cell table:style-name="ce9" office:value-type="float" office:value="68.9780531471962" calcext:value-type="float">
            <text:p><text:s text:c="3"/>69,0 </text:p>
          </table:table-cell>
          <table:table-cell table:style-name="ce9" office:value-type="float" office:value="66.6532081368797" calcext:value-type="float">
            <text:p><text:s text:c="3"/>66,7 </text:p>
          </table:table-cell>
          <table:table-cell table:style-name="ce9" office:value-type="float" office:value="71.3028981575127" calcext:value-type="float">
            <text:p><text:s text:c="3"/>71,3 </text:p>
          </table:table-cell>
          <table:table-cell table:style-name="ce9" office:value-type="float" office:value="68.5807822017754" calcext:value-type="float">
            <text:p><text:s text:c="3"/>68,6 </text:p>
          </table:table-cell>
          <table:table-cell table:style-name="ce9" office:value-type="float" office:value="65.4257562808791" calcext:value-type="float">
            <text:p><text:s text:c="3"/>65,4 </text:p>
          </table:table-cell>
          <table:table-cell table:style-name="ce9" office:value-type="float" office:value="71.7358081226718" calcext:value-type="float">
            <text:p><text:s text:c="3"/>71,7 </text:p>
          </table:table-cell>
          <table:table-cell table:style-name="ce9" office:value-type="float" office:value="65.4239540309956" calcext:value-type="float">
            <text:p><text:s text:c="3"/>65,4 </text:p>
          </table:table-cell>
          <table:table-cell table:style-name="ce9" office:value-type="float" office:value="62.7459598850939" calcext:value-type="float">
            <text:p><text:s text:c="3"/>62,7 </text:p>
          </table:table-cell>
          <table:table-cell table:style-name="ce9" office:value-type="float" office:value="68.1019481768972" calcext:value-type="float">
            <text:p><text:s text:c="3"/>68,1 </text:p>
          </table:table-cell>
          <table:table-cell table:style-name="ce9" office:value-type="float" office:value="65.6225576930305" calcext:value-type="float">
            <text:p><text:s text:c="3"/>65,6 </text:p>
          </table:table-cell>
          <table:table-cell table:style-name="ce9" office:value-type="float" office:value="62.9408116988932" calcext:value-type="float">
            <text:p><text:s text:c="3"/>62,9 </text:p>
          </table:table-cell>
          <table:table-cell table:style-name="ce9" office:value-type="float" office:value="68.3043036871678" calcext:value-type="float">
            <text:p><text:s text:c="3"/>68,3 </text:p>
          </table:table-cell>
          <table:table-cell table:style-name="ce9" office:value-type="float" office:value="71.9732927232467" calcext:value-type="float">
            <text:p><text:s text:c="3"/>72,0 </text:p>
          </table:table-cell>
          <table:table-cell table:style-name="ce9" office:value-type="float" office:value="68.3603462516548" calcext:value-type="float">
            <text:p><text:s text:c="3"/>68,4 </text:p>
          </table:table-cell>
          <table:table-cell table:style-name="ce9" office:value-type="float" office:value="75.5862391948386" calcext:value-type="float">
            <text:p><text:s text:c="3"/>75,6 </text:p>
          </table:table-cell>
          <table:table-cell table:style-name="ce9" office:value-type="float" office:value="67.4766582947974" calcext:value-type="float">
            <text:p><text:s text:c="3"/>67,5 </text:p>
          </table:table-cell>
          <table:table-cell table:style-name="ce9" office:value-type="float" office:value="62.7335891617746" calcext:value-type="float">
            <text:p><text:s text:c="3"/>62,7 </text:p>
          </table:table-cell>
          <table:table-cell table:style-name="ce9" office:value-type="float" office:value="72.2197274278202" calcext:value-type="float">
            <text:p><text:s text:c="3"/>72,2 </text:p>
          </table:table-cell>
          <table:table-cell table:style-name="ce9" office:value-type="float" office:value="61.9725122463828" calcext:value-type="float">
            <text:p><text:s text:c="3"/>62,0 </text:p>
          </table:table-cell>
          <table:table-cell table:style-name="ce9" office:value-type="float" office:value="59.2795935515778" calcext:value-type="float">
            <text:p><text:s text:c="3"/>59,3 </text:p>
          </table:table-cell>
          <table:table-cell table:style-name="ce9" office:value-type="float" office:value="64.6654309411878" calcext:value-type="float">
            <text:p><text:s text:c="3"/>64,7 </text:p>
          </table:table-cell>
          <table:table-cell table:style-name="ce9" office:value-type="float" office:value="58.5963024742021" calcext:value-type="float">
            <text:p><text:s text:c="3"/>58,6 </text:p>
          </table:table-cell>
          <table:table-cell table:style-name="ce9" office:value-type="float" office:value="56.0721064342872" calcext:value-type="float">
            <text:p><text:s text:c="3"/>56,1 </text:p>
          </table:table-cell>
          <table:table-cell table:style-name="ce9" office:value-type="float" office:value="61.1204985141169" calcext:value-type="float">
            <text:p><text:s text:c="3"/>61,1 </text:p>
          </table:table-cell>
          <table:table-cell table:style-name="ce9" office:value-type="float" office:value="65.9409799960518" calcext:value-type="float">
            <text:p><text:s text:c="3"/>65,9 </text:p>
          </table:table-cell>
          <table:table-cell table:style-name="ce9" office:value-type="float" office:value="63.0987077876268" calcext:value-type="float">
            <text:p><text:s text:c="3"/>63,1 </text:p>
          </table:table-cell>
          <table:table-cell table:style-name="ce9" office:value-type="float" office:value="68.7832522044769" calcext:value-type="float">
            <text:p><text:s text:c="3"/>68,8 </text:p>
          </table:table-cell>
          <table:table-cell table:style-name="ce9" office:value-type="float" office:value="69.5822889332869" calcext:value-type="float">
            <text:p><text:s text:c="3"/>69,6 </text:p>
          </table:table-cell>
          <table:table-cell table:style-name="ce9" office:value-type="float" office:value="65.7361145685238" calcext:value-type="float">
            <text:p><text:s text:c="3"/>65,7 </text:p>
          </table:table-cell>
          <table:table-cell table:style-name="ce9" office:value-type="float" office:value="73.4284632980499" calcext:value-type="float">
            <text:p><text:s text:c="3"/>73,4 </text:p>
          </table:table-cell>
          <table:table-cell table:style-name="ce9" office:value-type="float" office:value="63.2314602737818" calcext:value-type="float">
            <text:p><text:s text:c="3"/>63,2 </text:p>
          </table:table-cell>
          <table:table-cell table:style-name="ce9" office:value-type="float" office:value="61.449901019607" calcext:value-type="float">
            <text:p><text:s text:c="3"/>61,4 </text:p>
          </table:table-cell>
          <table:table-cell table:style-name="ce9" office:value-type="float" office:value="65.0130195279566" calcext:value-type="float">
            <text:p><text:s text:c="3"/>65,0 </text:p>
          </table:table-cell>
          <table:table-cell table:style-name="ce9" office:value-type="float" office:value="62.3153144505913" calcext:value-type="float">
            <text:p><text:s text:c="3"/>62,3 </text:p>
          </table:table-cell>
          <table:table-cell table:style-name="ce9" office:value-type="float" office:value="59.9365504678795" calcext:value-type="float">
            <text:p><text:s text:c="3"/>59,9 </text:p>
          </table:table-cell>
          <table:table-cell table:style-name="ce9" office:value-type="float" office:value="64.6940784333031" calcext:value-type="float">
            <text:p><text:s text:c="3"/>64,7 </text:p>
          </table:table-cell>
          <table:table-cell table:style-name="ce9" office:value-type="float" office:value="70.8616390146539" calcext:value-type="float">
            <text:p><text:s text:c="3"/>70,9 </text:p>
          </table:table-cell>
          <table:table-cell table:style-name="ce9" office:value-type="float" office:value="68.3817392260615" calcext:value-type="float">
            <text:p><text:s text:c="3"/>68,4 </text:p>
          </table:table-cell>
          <table:table-cell table:style-name="ce9" office:value-type="float" office:value="73.3415388032463" calcext:value-type="float">
            <text:p><text:s text:c="3"/>73,3 </text:p>
          </table:table-cell>
          <table:table-cell table:style-name="ce9" office:value-type="float" office:value="70.7111225142692" calcext:value-type="float">
            <text:p><text:s text:c="3"/>70,7 </text:p>
          </table:table-cell>
          <table:table-cell table:style-name="ce9" office:value-type="float" office:value="66.9638989230774" calcext:value-type="float">
            <text:p><text:s text:c="3"/>67,0 </text:p>
          </table:table-cell>
          <table:table-cell table:style-name="ce9" office:value-type="float" office:value="74.4583461054611" calcext:value-type="float">
            <text:p><text:s text:c="3"/>74,5 </text:p>
          </table:table-cell>
          <table:table-cell table:style-name="ce9" office:value-type="float" office:value="65.2990291364591" calcext:value-type="float">
            <text:p><text:s text:c="3"/>65,3 </text:p>
          </table:table-cell>
          <table:table-cell table:style-name="ce9" office:value-type="float" office:value="58.4813739685991" calcext:value-type="float">
            <text:p><text:s text:c="3"/>58,5 </text:p>
          </table:table-cell>
          <table:table-cell table:style-name="ce9" office:value-type="float" office:value="72.1166843043191" calcext:value-type="float">
            <text:p><text:s text:c="3"/>72,1 </text:p>
          </table:table-cell>
          <table:table-cell table:style-name="ce9" office:value-type="float" office:value="60.9339252847759" calcext:value-type="float">
            <text:p><text:s text:c="3"/>60,9 </text:p>
          </table:table-cell>
          <table:table-cell table:style-name="ce9" office:value-type="float" office:value="57.1750264867999" calcext:value-type="float">
            <text:p><text:s text:c="3"/>57,2 </text:p>
          </table:table-cell>
          <table:table-cell table:style-name="ce9" office:value-type="float" office:value="64.692824082752" calcext:value-type="float">
            <text:p><text:s text:c="3"/>64,7 </text:p>
          </table:table-cell>
          <table:table-cell table:style-name="ce9" office:value-type="float" office:value="62.122101564639" calcext:value-type="float">
            <text:p><text:s text:c="3"/>62,1 </text:p>
          </table:table-cell>
          <table:table-cell table:style-name="ce9" office:value-type="float" office:value="58.0898167464639" calcext:value-type="float">
            <text:p><text:s text:c="3"/>58,1 </text:p>
          </table:table-cell>
          <table:table-cell table:style-name="ce9" office:value-type="float" office:value="66.1543863828141" calcext:value-type="float">
            <text:p><text:s text:c="3"/>66,2 </text:p>
          </table:table-cell>
          <table:table-cell table:style-name="ce9" office:value-type="float" office:value="62.9372478864502" calcext:value-type="float">
            <text:p><text:s text:c="3"/>62,9 </text:p>
          </table:table-cell>
          <table:table-cell table:style-name="ce9" office:value-type="float" office:value="57.2175768762526" calcext:value-type="float">
            <text:p><text:s text:c="3"/>57,2 </text:p>
          </table:table-cell>
          <table:table-cell table:style-name="ce9" office:value-type="float" office:value="68.6569188966478" calcext:value-type="float">
            <text:p><text:s text:c="3"/>68,7 </text:p>
          </table:table-cell>
          <table:table-cell table:number-columns-repeated="963"/>
        </table:table-row>
        <table:table-row table:style-name="ro1">
          <table:table-cell office:value-type="string" calcext:value-type="string">
            <text:p>Vitória</text:p>
          </table:table-cell>
          <table:table-cell table:style-name="ce9" office:value-type="float" office:value="59.7029895858692" calcext:value-type="float">
            <text:p><text:s text:c="3"/>59,7 </text:p>
          </table:table-cell>
          <table:table-cell table:style-name="ce9" office:value-type="float" office:value="57.425330033063" calcext:value-type="float">
            <text:p><text:s text:c="3"/>57,4 </text:p>
          </table:table-cell>
          <table:table-cell table:style-name="ce9" office:value-type="float" office:value="61.9806491386755" calcext:value-type="float">
            <text:p><text:s text:c="3"/>62,0 </text:p>
          </table:table-cell>
          <table:table-cell table:style-name="ce9" office:value-type="float" office:value="57.7166724361721" calcext:value-type="float">
            <text:p><text:s text:c="3"/>57,7 </text:p>
          </table:table-cell>
          <table:table-cell table:style-name="ce9" office:value-type="float" office:value="55.4044121031625" calcext:value-type="float">
            <text:p><text:s text:c="3"/>55,4 </text:p>
          </table:table-cell>
          <table:table-cell table:style-name="ce9" office:value-type="float" office:value="60.0289327691818" calcext:value-type="float">
            <text:p><text:s text:c="3"/>60,0 </text:p>
          </table:table-cell>
          <table:table-cell table:style-name="ce9" office:value-type="float" office:value="65.6578714333217" calcext:value-type="float">
            <text:p><text:s text:c="3"/>65,7 </text:p>
          </table:table-cell>
          <table:table-cell table:style-name="ce9" office:value-type="float" office:value="63.4161316701427" calcext:value-type="float">
            <text:p><text:s text:c="3"/>63,4 </text:p>
          </table:table-cell>
          <table:table-cell table:style-name="ce9" office:value-type="float" office:value="67.8996111965008" calcext:value-type="float">
            <text:p><text:s text:c="3"/>67,9 </text:p>
          </table:table-cell>
          <table:table-cell table:style-name="ce9" office:value-type="float" office:value="63.5902509962976" calcext:value-type="float">
            <text:p><text:s text:c="3"/>63,6 </text:p>
          </table:table-cell>
          <table:table-cell table:style-name="ce9" office:value-type="float" office:value="58.9950134320881" calcext:value-type="float">
            <text:p><text:s text:c="3"/>59,0 </text:p>
          </table:table-cell>
          <table:table-cell table:style-name="ce9" office:value-type="float" office:value="68.1854885605071" calcext:value-type="float">
            <text:p><text:s text:c="3"/>68,2 </text:p>
          </table:table-cell>
          <table:table-cell table:style-name="ce9" office:value-type="float" office:value="60.6570359302546" calcext:value-type="float">
            <text:p><text:s text:c="3"/>60,7 </text:p>
          </table:table-cell>
          <table:table-cell table:style-name="ce9" office:value-type="float" office:value="57.5365971469673" calcext:value-type="float">
            <text:p><text:s text:c="3"/>57,5 </text:p>
          </table:table-cell>
          <table:table-cell table:style-name="ce9" office:value-type="float" office:value="63.7774747135419" calcext:value-type="float">
            <text:p><text:s text:c="3"/>63,8 </text:p>
          </table:table-cell>
          <table:table-cell table:style-name="ce9" office:value-type="float" office:value="61.2319688397207" calcext:value-type="float">
            <text:p><text:s text:c="3"/>61,2 </text:p>
          </table:table-cell>
          <table:table-cell table:style-name="ce9" office:value-type="float" office:value="58.5693365138856" calcext:value-type="float">
            <text:p><text:s text:c="3"/>58,6 </text:p>
          </table:table-cell>
          <table:table-cell table:style-name="ce9" office:value-type="float" office:value="63.8946011655558" calcext:value-type="float">
            <text:p><text:s text:c="3"/>63,9 </text:p>
          </table:table-cell>
          <table:table-cell table:style-name="ce9" office:value-type="float" office:value="70.1500933194045" calcext:value-type="float">
            <text:p><text:s text:c="3"/>70,2 </text:p>
          </table:table-cell>
          <table:table-cell table:style-name="ce9" office:value-type="float" office:value="66.6306113230976" calcext:value-type="float">
            <text:p><text:s text:c="3"/>66,6 </text:p>
          </table:table-cell>
          <table:table-cell table:style-name="ce9" office:value-type="float" office:value="73.6695753157115" calcext:value-type="float">
            <text:p><text:s text:c="3"/>73,7 </text:p>
          </table:table-cell>
          <table:table-cell table:style-name="ce9" office:value-type="float" office:value="63.4069080859253" calcext:value-type="float">
            <text:p><text:s text:c="3"/>63,4 </text:p>
          </table:table-cell>
          <table:table-cell table:style-name="ce9" office:value-type="float" office:value="57.8186779175419" calcext:value-type="float">
            <text:p><text:s text:c="3"/>57,8 </text:p>
          </table:table-cell>
          <table:table-cell table:style-name="ce9" office:value-type="float" office:value="68.9951382543087" calcext:value-type="float">
            <text:p><text:s text:c="3"/>69,0 </text:p>
          </table:table-cell>
          <table:table-cell table:style-name="ce9" office:value-type="float" office:value="58.7981796157292" calcext:value-type="float">
            <text:p><text:s text:c="3"/>58,8 </text:p>
          </table:table-cell>
          <table:table-cell table:style-name="ce9" office:value-type="float" office:value="55.9426406577991" calcext:value-type="float">
            <text:p><text:s text:c="3"/>55,9 </text:p>
          </table:table-cell>
          <table:table-cell table:style-name="ce9" office:value-type="float" office:value="61.6537185736593" calcext:value-type="float">
            <text:p><text:s text:c="3"/>61,7 </text:p>
          </table:table-cell>
          <table:table-cell table:style-name="ce9" office:value-type="float" office:value="53.9607123546742" calcext:value-type="float">
            <text:p><text:s text:c="3"/>54,0 </text:p>
          </table:table-cell>
          <table:table-cell table:style-name="ce9" office:value-type="float" office:value="50.6499254629629" calcext:value-type="float">
            <text:p><text:s text:c="3"/>50,6 </text:p>
          </table:table-cell>
          <table:table-cell table:style-name="ce9" office:value-type="float" office:value="57.2714992463856" calcext:value-type="float">
            <text:p><text:s text:c="3"/>57,3 </text:p>
          </table:table-cell>
          <table:table-cell table:style-name="ce9" office:value-type="float" office:value="61.4194579501794" calcext:value-type="float">
            <text:p><text:s text:c="3"/>61,4 </text:p>
          </table:table-cell>
          <table:table-cell table:style-name="ce9" office:value-type="float" office:value="58.1509827626686" calcext:value-type="float">
            <text:p><text:s text:c="3"/>58,2 </text:p>
          </table:table-cell>
          <table:table-cell table:style-name="ce9" office:value-type="float" office:value="64.6879331376903" calcext:value-type="float">
            <text:p><text:s text:c="3"/>64,7 </text:p>
          </table:table-cell>
          <table:table-cell table:style-name="ce9" office:value-type="float" office:value="63.7857226823759" calcext:value-type="float">
            <text:p><text:s text:c="3"/>63,8 </text:p>
          </table:table-cell>
          <table:table-cell table:style-name="ce9" office:value-type="float" office:value="57.131363687213" calcext:value-type="float">
            <text:p><text:s text:c="3"/>57,1 </text:p>
          </table:table-cell>
          <table:table-cell table:style-name="ce9" office:value-type="float" office:value="70.4400816775388" calcext:value-type="float">
            <text:p><text:s text:c="3"/>70,4 </text:p>
          </table:table-cell>
          <table:table-cell table:style-name="ce9" office:value-type="float" office:value="57.4642007327397" calcext:value-type="float">
            <text:p><text:s text:c="3"/>57,5 </text:p>
          </table:table-cell>
          <table:table-cell table:style-name="ce9" office:value-type="float" office:value="54.7846690122163" calcext:value-type="float">
            <text:p><text:s text:c="3"/>54,8 </text:p>
          </table:table-cell>
          <table:table-cell table:style-name="ce9" office:value-type="float" office:value="60.1437324532631" calcext:value-type="float">
            <text:p><text:s text:c="3"/>60,1 </text:p>
          </table:table-cell>
          <table:table-cell table:style-name="ce9" office:value-type="float" office:value="57.2743234460828" calcext:value-type="float">
            <text:p><text:s text:c="3"/>57,3 </text:p>
          </table:table-cell>
          <table:table-cell table:style-name="ce9" office:value-type="float" office:value="54.2325927749966" calcext:value-type="float">
            <text:p><text:s text:c="3"/>54,2 </text:p>
          </table:table-cell>
          <table:table-cell table:style-name="ce9" office:value-type="float" office:value="60.3160541171691" calcext:value-type="float">
            <text:p><text:s text:c="3"/>60,3 </text:p>
          </table:table-cell>
          <table:table-cell table:style-name="ce9" office:value-type="float" office:value="66.5165617114493" calcext:value-type="float">
            <text:p><text:s text:c="3"/>66,5 </text:p>
          </table:table-cell>
          <table:table-cell table:style-name="ce9" office:value-type="float" office:value="63.8944475155957" calcext:value-type="float">
            <text:p><text:s text:c="3"/>63,9 </text:p>
          </table:table-cell>
          <table:table-cell table:style-name="ce9" office:value-type="float" office:value="69.1386759073029" calcext:value-type="float">
            <text:p><text:s text:c="3"/>69,1 </text:p>
          </table:table-cell>
          <table:table-cell table:style-name="ce9" office:value-type="float" office:value="64.4082430333362" calcext:value-type="float">
            <text:p><text:s text:c="3"/>64,4 </text:p>
          </table:table-cell>
          <table:table-cell table:style-name="ce9" office:value-type="float" office:value="58.1550136071912" calcext:value-type="float">
            <text:p><text:s text:c="3"/>58,2 </text:p>
          </table:table-cell>
          <table:table-cell table:style-name="ce9" office:value-type="float" office:value="70.6614724594812" calcext:value-type="float">
            <text:p><text:s text:c="3"/>70,7 </text:p>
          </table:table-cell>
          <table:table-cell table:style-name="ce9" office:value-type="float" office:value="63.3405302157819" calcext:value-type="float">
            <text:p><text:s text:c="3"/>63,3 </text:p>
          </table:table-cell>
          <table:table-cell table:style-name="ce9" office:value-type="float" office:value="59.3351038321546" calcext:value-type="float">
            <text:p><text:s text:c="3"/>59,3 </text:p>
          </table:table-cell>
          <table:table-cell table:style-name="ce9" office:value-type="float" office:value="67.3459565994092" calcext:value-type="float">
            <text:p><text:s text:c="3"/>67,3 </text:p>
          </table:table-cell>
          <table:table-cell table:style-name="ce9" office:value-type="float" office:value="58.5780703896685" calcext:value-type="float">
            <text:p><text:s text:c="3"/>58,6 </text:p>
          </table:table-cell>
          <table:table-cell table:style-name="ce9" office:value-type="float" office:value="55.2031048559576" calcext:value-type="float">
            <text:p><text:s text:c="3"/>55,2 </text:p>
          </table:table-cell>
          <table:table-cell table:style-name="ce9" office:value-type="float" office:value="61.9530359233794" calcext:value-type="float">
            <text:p><text:s text:c="3"/>62,0 </text:p>
          </table:table-cell>
          <table:table-cell table:style-name="ce9" office:value-type="float" office:value="63.9777589343478" calcext:value-type="float">
            <text:p><text:s text:c="3"/>64,0 </text:p>
          </table:table-cell>
          <table:table-cell table:style-name="ce9" office:value-type="float" office:value="59.8985176398794" calcext:value-type="float">
            <text:p><text:s text:c="3"/>59,9 </text:p>
          </table:table-cell>
          <table:table-cell table:style-name="ce9" office:value-type="float" office:value="68.0570002288162" calcext:value-type="float">
            <text:p><text:s text:c="3"/>68,1 </text:p>
          </table:table-cell>
          <table:table-cell table:style-name="ce9" office:value-type="float" office:value="62.0704831698505" calcext:value-type="float">
            <text:p><text:s text:c="3"/>62,1 </text:p>
          </table:table-cell>
          <table:table-cell table:style-name="ce9" office:value-type="float" office:value="55.9940279130783" calcext:value-type="float">
            <text:p><text:s text:c="3"/>56,0 </text:p>
          </table:table-cell>
          <table:table-cell table:style-name="ce9" office:value-type="float" office:value="68.1469384266228" calcext:value-type="float">
            <text:p><text:s text:c="3"/>68,1 </text:p>
          </table:table-cell>
          <table:table-cell table:number-columns-repeated="963"/>
        </table:table-row>
        <table:table-row table:style-name="ro1">
          <table:table-cell office:value-type="string" calcext:value-type="string">
            <text:p>Rio de Janeiro</text:p>
          </table:table-cell>
          <table:table-cell table:style-name="ce9" office:value-type="float" office:value="63.3522380340163" calcext:value-type="float">
            <text:p><text:s text:c="3"/>63,4 </text:p>
          </table:table-cell>
          <table:table-cell table:style-name="ce9" office:value-type="float" office:value="61.5859089961814" calcext:value-type="float">
            <text:p><text:s text:c="3"/>61,6 </text:p>
          </table:table-cell>
          <table:table-cell table:style-name="ce9" office:value-type="float" office:value="65.1185670718511" calcext:value-type="float">
            <text:p><text:s text:c="3"/>65,1 </text:p>
          </table:table-cell>
          <table:table-cell table:style-name="ce9" office:value-type="float" office:value="63.1052838228325" calcext:value-type="float">
            <text:p><text:s text:c="3"/>63,1 </text:p>
          </table:table-cell>
          <table:table-cell table:style-name="ce9" office:value-type="float" office:value="60.9751504193759" calcext:value-type="float">
            <text:p><text:s text:c="3"/>61,0 </text:p>
          </table:table-cell>
          <table:table-cell table:style-name="ce9" office:value-type="float" office:value="65.2354172262891" calcext:value-type="float">
            <text:p><text:s text:c="3"/>65,2 </text:p>
          </table:table-cell>
          <table:table-cell table:style-name="ce9" office:value-type="float" office:value="68.6073768126993" calcext:value-type="float">
            <text:p><text:s text:c="3"/>68,6 </text:p>
          </table:table-cell>
          <table:table-cell table:style-name="ce9" office:value-type="float" office:value="65.2220199704988" calcext:value-type="float">
            <text:p><text:s text:c="3"/>65,2 </text:p>
          </table:table-cell>
          <table:table-cell table:style-name="ce9" office:value-type="float" office:value="71.9927336548998" calcext:value-type="float">
            <text:p><text:s text:c="3"/>72,0 </text:p>
          </table:table-cell>
          <table:table-cell table:style-name="ce9" office:value-type="float" office:value="66.5677090491481" calcext:value-type="float">
            <text:p><text:s text:c="3"/>66,6 </text:p>
          </table:table-cell>
          <table:table-cell table:style-name="ce9" office:value-type="float" office:value="61.756221639956" calcext:value-type="float">
            <text:p><text:s text:c="3"/>61,8 </text:p>
          </table:table-cell>
          <table:table-cell table:style-name="ce9" office:value-type="float" office:value="71.3791964583403" calcext:value-type="float">
            <text:p><text:s text:c="3"/>71,4 </text:p>
          </table:table-cell>
          <table:table-cell table:style-name="ce9" office:value-type="float" office:value="63.5887322134114" calcext:value-type="float">
            <text:p><text:s text:c="3"/>63,6 </text:p>
          </table:table-cell>
          <table:table-cell table:style-name="ce9" office:value-type="float" office:value="61.2322611467125" calcext:value-type="float">
            <text:p><text:s text:c="3"/>61,2 </text:p>
          </table:table-cell>
          <table:table-cell table:style-name="ce9" office:value-type="float" office:value="65.9452032801102" calcext:value-type="float">
            <text:p><text:s text:c="3"/>65,9 </text:p>
          </table:table-cell>
          <table:table-cell table:style-name="ce9" office:value-type="float" office:value="65.3132622469677" calcext:value-type="float">
            <text:p><text:s text:c="3"/>65,3 </text:p>
          </table:table-cell>
          <table:table-cell table:style-name="ce9" office:value-type="float" office:value="62.1473307736804" calcext:value-type="float">
            <text:p><text:s text:c="3"/>62,1 </text:p>
          </table:table-cell>
          <table:table-cell table:style-name="ce9" office:value-type="float" office:value="68.4791937202551" calcext:value-type="float">
            <text:p><text:s text:c="3"/>68,5 </text:p>
          </table:table-cell>
          <table:table-cell table:style-name="ce9" office:value-type="float" office:value="71.8851253345408" calcext:value-type="float">
            <text:p><text:s text:c="3"/>71,9 </text:p>
          </table:table-cell>
          <table:table-cell table:style-name="ce9" office:value-type="float" office:value="67.2769771921407" calcext:value-type="float">
            <text:p><text:s text:c="3"/>67,3 </text:p>
          </table:table-cell>
          <table:table-cell table:style-name="ce9" office:value-type="float" office:value="76.4932734769409" calcext:value-type="float">
            <text:p><text:s text:c="3"/>76,5 </text:p>
          </table:table-cell>
          <table:table-cell table:style-name="ce9" office:value-type="float" office:value="71.9075101731019" calcext:value-type="float">
            <text:p><text:s text:c="3"/>71,9 </text:p>
          </table:table-cell>
          <table:table-cell table:style-name="ce9" office:value-type="float" office:value="64.4571848215606" calcext:value-type="float">
            <text:p><text:s text:c="3"/>64,5 </text:p>
          </table:table-cell>
          <table:table-cell table:style-name="ce9" office:value-type="float" office:value="79.3578355246431" calcext:value-type="float">
            <text:p><text:s text:c="3"/>79,4 </text:p>
          </table:table-cell>
          <table:table-cell table:style-name="ce9" office:value-type="float" office:value="63.1462946104308" calcext:value-type="float">
            <text:p><text:s text:c="3"/>63,1 </text:p>
          </table:table-cell>
          <table:table-cell table:style-name="ce9" office:value-type="float" office:value="60.4640473407013" calcext:value-type="float">
            <text:p><text:s text:c="3"/>60,5 </text:p>
          </table:table-cell>
          <table:table-cell table:style-name="ce9" office:value-type="float" office:value="65.8285418801602" calcext:value-type="float">
            <text:p><text:s text:c="3"/>65,8 </text:p>
          </table:table-cell>
          <table:table-cell table:style-name="ce9" office:value-type="float" office:value="61.2140998480618" calcext:value-type="float">
            <text:p><text:s text:c="3"/>61,2 </text:p>
          </table:table-cell>
          <table:table-cell table:style-name="ce9" office:value-type="float" office:value="58.6212156069824" calcext:value-type="float">
            <text:p><text:s text:c="3"/>58,6 </text:p>
          </table:table-cell>
          <table:table-cell table:style-name="ce9" office:value-type="float" office:value="63.8069840891413" calcext:value-type="float">
            <text:p><text:s text:c="3"/>63,8 </text:p>
          </table:table-cell>
          <table:table-cell table:style-name="ce9" office:value-type="float" office:value="65.7008420015266" calcext:value-type="float">
            <text:p><text:s text:c="3"/>65,7 </text:p>
          </table:table-cell>
          <table:table-cell table:style-name="ce9" office:value-type="float" office:value="62.0137236193642" calcext:value-type="float">
            <text:p><text:s text:c="3"/>62,0 </text:p>
          </table:table-cell>
          <table:table-cell table:style-name="ce9" office:value-type="float" office:value="69.387960383689" calcext:value-type="float">
            <text:p><text:s text:c="3"/>69,4 </text:p>
          </table:table-cell>
          <table:table-cell table:style-name="ce9" office:value-type="float" office:value="59.978485665199" calcext:value-type="float">
            <text:p><text:s text:c="3"/>60,0 </text:p>
          </table:table-cell>
          <table:table-cell table:style-name="ce9" office:value-type="float" office:value="53.5741751879499" calcext:value-type="float">
            <text:p><text:s text:c="3"/>53,6 </text:p>
          </table:table-cell>
          <table:table-cell table:style-name="ce9" office:value-type="float" office:value="66.3827961424482" calcext:value-type="float">
            <text:p><text:s text:c="3"/>66,4 </text:p>
          </table:table-cell>
          <table:table-cell table:style-name="ce9" office:value-type="float" office:value="63.1322040275366" calcext:value-type="float">
            <text:p><text:s text:c="3"/>63,1 </text:p>
          </table:table-cell>
          <table:table-cell table:style-name="ce9" office:value-type="float" office:value="60.9899476926046" calcext:value-type="float">
            <text:p><text:s text:c="3"/>61,0 </text:p>
          </table:table-cell>
          <table:table-cell table:style-name="ce9" office:value-type="float" office:value="65.2744603624686" calcext:value-type="float">
            <text:p><text:s text:c="3"/>65,3 </text:p>
          </table:table-cell>
          <table:table-cell table:style-name="ce9" office:value-type="float" office:value="63.2849045713132" calcext:value-type="float">
            <text:p><text:s text:c="3"/>63,3 </text:p>
          </table:table-cell>
          <table:table-cell table:style-name="ce9" office:value-type="float" office:value="60.8550762654442" calcext:value-type="float">
            <text:p><text:s text:c="3"/>60,9 </text:p>
          </table:table-cell>
          <table:table-cell table:style-name="ce9" office:value-type="float" office:value="65.7147328771821" calcext:value-type="float">
            <text:p><text:s text:c="3"/>65,7 </text:p>
          </table:table-cell>
          <table:table-cell table:style-name="ce9" office:value-type="float" office:value="72.834956431135" calcext:value-type="float">
            <text:p><text:s text:c="3"/>72,8 </text:p>
          </table:table-cell>
          <table:table-cell table:style-name="ce9" office:value-type="float" office:value="69.0033509464794" calcext:value-type="float">
            <text:p><text:s text:c="3"/>69,0 </text:p>
          </table:table-cell>
          <table:table-cell table:style-name="ce9" office:value-type="float" office:value="76.6665619157906" calcext:value-type="float">
            <text:p><text:s text:c="3"/>76,7 </text:p>
          </table:table-cell>
          <table:table-cell table:style-name="ce9" office:value-type="float" office:value="68.8704198391585" calcext:value-type="float">
            <text:p><text:s text:c="3"/>68,9 </text:p>
          </table:table-cell>
          <table:table-cell table:style-name="ce9" office:value-type="float" office:value="62.1963001332874" calcext:value-type="float">
            <text:p><text:s text:c="3"/>62,2 </text:p>
          </table:table-cell>
          <table:table-cell table:style-name="ce9" office:value-type="float" office:value="75.5445395450296" calcext:value-type="float">
            <text:p><text:s text:c="3"/>75,5 </text:p>
          </table:table-cell>
          <table:table-cell table:style-name="ce9" office:value-type="float" office:value="64.0711069733192" calcext:value-type="float">
            <text:p><text:s text:c="3"/>64,1 </text:p>
          </table:table-cell>
          <table:table-cell table:style-name="ce9" office:value-type="float" office:value="61.3023903359533" calcext:value-type="float">
            <text:p><text:s text:c="3"/>61,3 </text:p>
          </table:table-cell>
          <table:table-cell table:style-name="ce9" office:value-type="float" office:value="66.8398236106851" calcext:value-type="float">
            <text:p><text:s text:c="3"/>66,8 </text:p>
          </table:table-cell>
          <table:table-cell table:style-name="ce9" office:value-type="float" office:value="62.7742945281289" calcext:value-type="float">
            <text:p><text:s text:c="3"/>62,8 </text:p>
          </table:table-cell>
          <table:table-cell table:style-name="ce9" office:value-type="float" office:value="58.7044176169039" calcext:value-type="float">
            <text:p><text:s text:c="3"/>58,7 </text:p>
          </table:table-cell>
          <table:table-cell table:style-name="ce9" office:value-type="float" office:value="66.844171439354" calcext:value-type="float">
            <text:p><text:s text:c="3"/>66,8 </text:p>
          </table:table-cell>
          <table:table-cell table:style-name="ce9" office:value-type="float" office:value="61.7525938085515" calcext:value-type="float">
            <text:p><text:s text:c="3"/>61,8 </text:p>
          </table:table-cell>
          <table:table-cell table:style-name="ce9" office:value-type="float" office:value="57.268678554049" calcext:value-type="float">
            <text:p><text:s text:c="3"/>57,3 </text:p>
          </table:table-cell>
          <table:table-cell table:style-name="ce9" office:value-type="float" office:value="66.2365090630541" calcext:value-type="float">
            <text:p><text:s text:c="3"/>66,2 </text:p>
          </table:table-cell>
          <table:table-cell table:style-name="ce9" office:value-type="float" office:value="62.9107318910794" calcext:value-type="float">
            <text:p><text:s text:c="3"/>62,9 </text:p>
          </table:table-cell>
          <table:table-cell table:style-name="ce9" office:value-type="float" office:value="56.2654134567329" calcext:value-type="float">
            <text:p><text:s text:c="3"/>56,3 </text:p>
          </table:table-cell>
          <table:table-cell table:style-name="ce9" office:value-type="float" office:value="69.5560503254258" calcext:value-type="float">
            <text:p><text:s text:c="3"/>69,6 </text:p>
          </table:table-cell>
          <table:table-cell table:number-columns-repeated="963"/>
        </table:table-row>
        <table:table-row table:style-name="ro1">
          <table:table-cell office:value-type="string" calcext:value-type="string">
            <text:p>São Paulo</text:p>
          </table:table-cell>
          <table:table-cell table:style-name="ce9" office:value-type="float" office:value="64.1880552968757" calcext:value-type="float">
            <text:p><text:s text:c="3"/>64,2 </text:p>
          </table:table-cell>
          <table:table-cell table:style-name="ce9" office:value-type="float" office:value="62.3652656895307" calcext:value-type="float">
            <text:p><text:s text:c="3"/>62,4 </text:p>
          </table:table-cell>
          <table:table-cell table:style-name="ce9" office:value-type="float" office:value="66.0108449042208" calcext:value-type="float">
            <text:p><text:s text:c="3"/>66,0 </text:p>
          </table:table-cell>
          <table:table-cell table:style-name="ce9" office:value-type="float" office:value="60.8887183451829" calcext:value-type="float">
            <text:p><text:s text:c="3"/>60,9 </text:p>
          </table:table-cell>
          <table:table-cell table:style-name="ce9" office:value-type="float" office:value="58.4224063389253" calcext:value-type="float">
            <text:p><text:s text:c="3"/>58,4 </text:p>
          </table:table-cell>
          <table:table-cell table:style-name="ce9" office:value-type="float" office:value="63.3550303514405" calcext:value-type="float">
            <text:p><text:s text:c="3"/>63,4 </text:p>
          </table:table-cell>
          <table:table-cell table:style-name="ce9" office:value-type="float" office:value="71.4215679527649" calcext:value-type="float">
            <text:p><text:s text:c="3"/>71,4 </text:p>
          </table:table-cell>
          <table:table-cell table:style-name="ce9" office:value-type="float" office:value="68.9770089825636" calcext:value-type="float">
            <text:p><text:s text:c="3"/>69,0 </text:p>
          </table:table-cell>
          <table:table-cell table:style-name="ce9" office:value-type="float" office:value="73.8661269229662" calcext:value-type="float">
            <text:p><text:s text:c="3"/>73,9 </text:p>
          </table:table-cell>
          <table:table-cell table:style-name="ce9" office:value-type="float" office:value="63.7606034918921" calcext:value-type="float">
            <text:p><text:s text:c="3"/>63,8 </text:p>
          </table:table-cell>
          <table:table-cell table:style-name="ce9" office:value-type="float" office:value="59.3974207003464" calcext:value-type="float">
            <text:p><text:s text:c="3"/>59,4 </text:p>
          </table:table-cell>
          <table:table-cell table:style-name="ce9" office:value-type="float" office:value="68.1237862834379" calcext:value-type="float">
            <text:p><text:s text:c="3"/>68,1 </text:p>
          </table:table-cell>
          <table:table-cell table:style-name="ce9" office:value-type="float" office:value="63.623275146074" calcext:value-type="float">
            <text:p><text:s text:c="3"/>63,6 </text:p>
          </table:table-cell>
          <table:table-cell table:style-name="ce9" office:value-type="float" office:value="60.9364420634799" calcext:value-type="float">
            <text:p><text:s text:c="3"/>60,9 </text:p>
          </table:table-cell>
          <table:table-cell table:style-name="ce9" office:value-type="float" office:value="66.3101082286681" calcext:value-type="float">
            <text:p><text:s text:c="3"/>66,3 </text:p>
          </table:table-cell>
          <table:table-cell table:style-name="ce9" office:value-type="float" office:value="61.9997936534364" calcext:value-type="float">
            <text:p><text:s text:c="3"/>62,0 </text:p>
          </table:table-cell>
          <table:table-cell table:style-name="ce9" office:value-type="float" office:value="59.1179090863237" calcext:value-type="float">
            <text:p><text:s text:c="3"/>59,1 </text:p>
          </table:table-cell>
          <table:table-cell table:style-name="ce9" office:value-type="float" office:value="64.881678220549" calcext:value-type="float">
            <text:p><text:s text:c="3"/>64,9 </text:p>
          </table:table-cell>
          <table:table-cell table:style-name="ce9" office:value-type="float" office:value="74.0946312027624" calcext:value-type="float">
            <text:p><text:s text:c="3"/>74,1 </text:p>
          </table:table-cell>
          <table:table-cell table:style-name="ce9" office:value-type="float" office:value="70.9607624585503" calcext:value-type="float">
            <text:p><text:s text:c="3"/>71,0 </text:p>
          </table:table-cell>
          <table:table-cell table:style-name="ce9" office:value-type="float" office:value="77.2284999469745" calcext:value-type="float">
            <text:p><text:s text:c="3"/>77,2 </text:p>
          </table:table-cell>
          <table:table-cell table:style-name="ce9" office:value-type="float" office:value="61.4745080078926" calcext:value-type="float">
            <text:p><text:s text:c="3"/>61,5 </text:p>
          </table:table-cell>
          <table:table-cell table:style-name="ce9" office:value-type="float" office:value="55.257284167338" calcext:value-type="float">
            <text:p><text:s text:c="3"/>55,3 </text:p>
          </table:table-cell>
          <table:table-cell table:style-name="ce9" office:value-type="float" office:value="67.6917318484473" calcext:value-type="float">
            <text:p><text:s text:c="3"/>67,7 </text:p>
          </table:table-cell>
          <table:table-cell table:style-name="ce9" office:value-type="float" office:value="64.7555115701835" calcext:value-type="float">
            <text:p><text:s text:c="3"/>64,8 </text:p>
          </table:table-cell>
          <table:table-cell table:style-name="ce9" office:value-type="float" office:value="62.2959892762123" calcext:value-type="float">
            <text:p><text:s text:c="3"/>62,3 </text:p>
          </table:table-cell>
          <table:table-cell table:style-name="ce9" office:value-type="float" office:value="67.2150338641547" calcext:value-type="float">
            <text:p><text:s text:c="3"/>67,2 </text:p>
          </table:table-cell>
          <table:table-cell table:style-name="ce9" office:value-type="float" office:value="59.6637522833018" calcext:value-type="float">
            <text:p><text:s text:c="3"/>59,7 </text:p>
          </table:table-cell>
          <table:table-cell table:style-name="ce9" office:value-type="float" office:value="56.130286016049" calcext:value-type="float">
            <text:p><text:s text:c="3"/>56,1 </text:p>
          </table:table-cell>
          <table:table-cell table:style-name="ce9" office:value-type="float" office:value="63.1972185505546" calcext:value-type="float">
            <text:p><text:s text:c="3"/>63,2 </text:p>
          </table:table-cell>
          <table:table-cell table:style-name="ce9" office:value-type="float" office:value="68.6245052818233" calcext:value-type="float">
            <text:p><text:s text:c="3"/>68,6 </text:p>
          </table:table-cell>
          <table:table-cell table:style-name="ce9" office:value-type="float" office:value="65.3219250573023" calcext:value-type="float">
            <text:p><text:s text:c="3"/>65,3 </text:p>
          </table:table-cell>
          <table:table-cell table:style-name="ce9" office:value-type="float" office:value="71.9270855063442" calcext:value-type="float">
            <text:p><text:s text:c="3"/>71,9 </text:p>
          </table:table-cell>
          <table:table-cell table:style-name="ce9" office:value-type="float" office:value="65.5802086460537" calcext:value-type="float">
            <text:p><text:s text:c="3"/>65,6 </text:p>
          </table:table-cell>
          <table:table-cell table:style-name="ce9" office:value-type="float" office:value="61.7876683859492" calcext:value-type="float">
            <text:p><text:s text:c="3"/>61,8 </text:p>
          </table:table-cell>
          <table:table-cell table:style-name="ce9" office:value-type="float" office:value="69.3727489061581" calcext:value-type="float">
            <text:p><text:s text:c="3"/>69,4 </text:p>
          </table:table-cell>
          <table:table-cell table:style-name="ce9" office:value-type="float" office:value="63.6701366692769" calcext:value-type="float">
            <text:p><text:s text:c="3"/>63,7 </text:p>
          </table:table-cell>
          <table:table-cell table:style-name="ce9" office:value-type="float" office:value="61.58352399669" calcext:value-type="float">
            <text:p><text:s text:c="3"/>61,6 </text:p>
          </table:table-cell>
          <table:table-cell table:style-name="ce9" office:value-type="float" office:value="65.7567493418639" calcext:value-type="float">
            <text:p><text:s text:c="3"/>65,8 </text:p>
          </table:table-cell>
          <table:table-cell table:style-name="ce9" office:value-type="float" office:value="58.7383434356981" calcext:value-type="float">
            <text:p><text:s text:c="3"/>58,7 </text:p>
          </table:table-cell>
          <table:table-cell table:style-name="ce9" office:value-type="float" office:value="56.2345359014785" calcext:value-type="float">
            <text:p><text:s text:c="3"/>56,2 </text:p>
          </table:table-cell>
          <table:table-cell table:style-name="ce9" office:value-type="float" office:value="61.2421509699176" calcext:value-type="float">
            <text:p><text:s text:c="3"/>61,2 </text:p>
          </table:table-cell>
          <table:table-cell table:style-name="ce9" office:value-type="float" office:value="71.1872551371579" calcext:value-type="float">
            <text:p><text:s text:c="3"/>71,2 </text:p>
          </table:table-cell>
          <table:table-cell table:style-name="ce9" office:value-type="float" office:value="68.3764149029698" calcext:value-type="float">
            <text:p><text:s text:c="3"/>68,4 </text:p>
          </table:table-cell>
          <table:table-cell table:style-name="ce9" office:value-type="float" office:value="73.9980953713461" calcext:value-type="float">
            <text:p><text:s text:c="3"/>74,0 </text:p>
          </table:table-cell>
          <table:table-cell table:style-name="ce9" office:value-type="float" office:value="62.8082673265694" calcext:value-type="float">
            <text:p><text:s text:c="3"/>62,8 </text:p>
          </table:table-cell>
          <table:table-cell table:style-name="ce9" office:value-type="float" office:value="57.2490333546774" calcext:value-type="float">
            <text:p><text:s text:c="3"/>57,2 </text:p>
          </table:table-cell>
          <table:table-cell table:style-name="ce9" office:value-type="float" office:value="68.3675012984615" calcext:value-type="float">
            <text:p><text:s text:c="3"/>68,4 </text:p>
          </table:table-cell>
          <table:table-cell table:style-name="ce9" office:value-type="float" office:value="66.8248982972" calcext:value-type="float">
            <text:p><text:s text:c="3"/>66,8 </text:p>
          </table:table-cell>
          <table:table-cell table:style-name="ce9" office:value-type="float" office:value="63.1333814050124" calcext:value-type="float">
            <text:p><text:s text:c="3"/>63,1 </text:p>
          </table:table-cell>
          <table:table-cell table:style-name="ce9" office:value-type="float" office:value="70.5164151893876" calcext:value-type="float">
            <text:p><text:s text:c="3"/>70,5 </text:p>
          </table:table-cell>
          <table:table-cell table:style-name="ce9" office:value-type="float" office:value="69.5759795344811" calcext:value-type="float">
            <text:p><text:s text:c="3"/>69,6 </text:p>
          </table:table-cell>
          <table:table-cell table:style-name="ce9" office:value-type="float" office:value="65.1980514315714" calcext:value-type="float">
            <text:p><text:s text:c="3"/>65,2 </text:p>
          </table:table-cell>
          <table:table-cell table:style-name="ce9" office:value-type="float" office:value="73.9539076373908" calcext:value-type="float">
            <text:p><text:s text:c="3"/>74,0 </text:p>
          </table:table-cell>
          <table:table-cell table:style-name="ce9" office:value-type="float" office:value="72.2337944756504" calcext:value-type="float">
            <text:p><text:s text:c="3"/>72,2 </text:p>
          </table:table-cell>
          <table:table-cell table:style-name="ce9" office:value-type="float" office:value="67.3169807019491" calcext:value-type="float">
            <text:p><text:s text:c="3"/>67,3 </text:p>
          </table:table-cell>
          <table:table-cell table:style-name="ce9" office:value-type="float" office:value="77.1506082493517" calcext:value-type="float">
            <text:p><text:s text:c="3"/>77,2 </text:p>
          </table:table-cell>
          <table:table-cell table:style-name="ce9" office:value-type="float" office:value="66.6562259934324" calcext:value-type="float">
            <text:p><text:s text:c="3"/>66,7 </text:p>
          </table:table-cell>
          <table:table-cell table:style-name="ce9" office:value-type="float" office:value="61.3121273437217" calcext:value-type="float">
            <text:p><text:s text:c="3"/>61,3 </text:p>
          </table:table-cell>
          <table:table-cell table:style-name="ce9" office:value-type="float" office:value="72.0003246431431" calcext:value-type="float">
            <text:p><text:s text:c="3"/>72,0 </text:p>
          </table:table-cell>
          <table:table-cell table:number-columns-repeated="963"/>
        </table:table-row>
        <table:table-row table:style-name="ro1">
          <table:table-cell office:value-type="string" calcext:value-type="string">
            <text:p>Curitiba</text:p>
          </table:table-cell>
          <table:table-cell table:style-name="ce9" office:value-type="float" office:value="69.0298803677248" calcext:value-type="float">
            <text:p><text:s text:c="3"/>69,0 </text:p>
          </table:table-cell>
          <table:table-cell table:style-name="ce9" office:value-type="float" office:value="67.0655878541949" calcext:value-type="float">
            <text:p><text:s text:c="3"/>67,1 </text:p>
          </table:table-cell>
          <table:table-cell table:style-name="ce9" office:value-type="float" office:value="70.9941728812548" calcext:value-type="float">
            <text:p><text:s text:c="3"/>71,0 </text:p>
          </table:table-cell>
          <table:table-cell table:style-name="ce9" office:value-type="float" office:value="66.4454625061939" calcext:value-type="float">
            <text:p><text:s text:c="3"/>66,4 </text:p>
          </table:table-cell>
          <table:table-cell table:style-name="ce9" office:value-type="float" office:value="64.0324296417984" calcext:value-type="float">
            <text:p><text:s text:c="3"/>64,0 </text:p>
          </table:table-cell>
          <table:table-cell table:style-name="ce9" office:value-type="float" office:value="68.8584953705894" calcext:value-type="float">
            <text:p><text:s text:c="3"/>68,9 </text:p>
          </table:table-cell>
          <table:table-cell table:style-name="ce9" office:value-type="float" office:value="72.3092152363326" calcext:value-type="float">
            <text:p><text:s text:c="3"/>72,3 </text:p>
          </table:table-cell>
          <table:table-cell table:style-name="ce9" office:value-type="float" office:value="69.8885024361552" calcext:value-type="float">
            <text:p><text:s text:c="3"/>69,9 </text:p>
          </table:table-cell>
          <table:table-cell table:style-name="ce9" office:value-type="float" office:value="74.72992803651" calcext:value-type="float">
            <text:p><text:s text:c="3"/>74,7 </text:p>
          </table:table-cell>
          <table:table-cell table:style-name="ce9" office:value-type="float" office:value="70.1470570769829" calcext:value-type="float">
            <text:p><text:s text:c="3"/>70,1 </text:p>
          </table:table-cell>
          <table:table-cell table:style-name="ce9" office:value-type="float" office:value="63.3248723874775" calcext:value-type="float">
            <text:p><text:s text:c="3"/>63,3 </text:p>
          </table:table-cell>
          <table:table-cell table:style-name="ce9" office:value-type="float" office:value="76.9692417664884" calcext:value-type="float">
            <text:p><text:s text:c="3"/>77,0 </text:p>
          </table:table-cell>
          <table:table-cell table:style-name="ce9" office:value-type="float" office:value="69.5730743158375" calcext:value-type="float">
            <text:p><text:s text:c="3"/>69,6 </text:p>
          </table:table-cell>
          <table:table-cell table:style-name="ce9" office:value-type="float" office:value="67.0835443321424" calcext:value-type="float">
            <text:p><text:s text:c="3"/>67,1 </text:p>
          </table:table-cell>
          <table:table-cell table:style-name="ce9" office:value-type="float" office:value="72.0626042995326" calcext:value-type="float">
            <text:p><text:s text:c="3"/>72,1 </text:p>
          </table:table-cell>
          <table:table-cell table:style-name="ce9" office:value-type="float" office:value="68.3042744083282" calcext:value-type="float">
            <text:p><text:s text:c="3"/>68,3 </text:p>
          </table:table-cell>
          <table:table-cell table:style-name="ce9" office:value-type="float" office:value="65.2177539953527" calcext:value-type="float">
            <text:p><text:s text:c="3"/>65,2 </text:p>
          </table:table-cell>
          <table:table-cell table:style-name="ce9" office:value-type="float" office:value="71.3907948213037" calcext:value-type="float">
            <text:p><text:s text:c="3"/>71,4 </text:p>
          </table:table-cell>
          <table:table-cell table:style-name="ce9" office:value-type="float" office:value="75.0819435584243" calcext:value-type="float">
            <text:p><text:s text:c="3"/>75,1 </text:p>
          </table:table-cell>
          <table:table-cell table:style-name="ce9" office:value-type="float" office:value="72.0379000050612" calcext:value-type="float">
            <text:p><text:s text:c="3"/>72,0 </text:p>
          </table:table-cell>
          <table:table-cell table:style-name="ce9" office:value-type="float" office:value="78.1259871117874" calcext:value-type="float">
            <text:p><text:s text:c="3"/>78,1 </text:p>
          </table:table-cell>
          <table:table-cell table:style-name="ce9" office:value-type="float" office:value="67.7406891356537" calcext:value-type="float">
            <text:p><text:s text:c="3"/>67,7 </text:p>
          </table:table-cell>
          <table:table-cell table:style-name="ce9" office:value-type="float" office:value="59.3927508092607" calcext:value-type="float">
            <text:p><text:s text:c="3"/>59,4 </text:p>
          </table:table-cell>
          <table:table-cell table:style-name="ce9" office:value-type="float" office:value="76.0886274620468" calcext:value-type="float">
            <text:p><text:s text:c="3"/>76,1 </text:p>
          </table:table-cell>
          <table:table-cell table:style-name="ce9" office:value-type="float" office:value="68.5316533809672" calcext:value-type="float">
            <text:p><text:s text:c="3"/>68,5 </text:p>
          </table:table-cell>
          <table:table-cell table:style-name="ce9" office:value-type="float" office:value="65.5080046968511" calcext:value-type="float">
            <text:p><text:s text:c="3"/>65,5 </text:p>
          </table:table-cell>
          <table:table-cell table:style-name="ce9" office:value-type="float" office:value="71.5553020650832" calcext:value-type="float">
            <text:p><text:s text:c="3"/>71,6 </text:p>
          </table:table-cell>
          <table:table-cell table:style-name="ce9" office:value-type="float" office:value="64.5803288262325" calcext:value-type="float">
            <text:p><text:s text:c="3"/>64,6 </text:p>
          </table:table-cell>
          <table:table-cell table:style-name="ce9" office:value-type="float" office:value="61.4849202804723" calcext:value-type="float">
            <text:p><text:s text:c="3"/>61,5 </text:p>
          </table:table-cell>
          <table:table-cell table:style-name="ce9" office:value-type="float" office:value="67.6757373719928" calcext:value-type="float">
            <text:p><text:s text:c="3"/>67,7 </text:p>
          </table:table-cell>
          <table:table-cell table:style-name="ce9" office:value-type="float" office:value="69.5793160876849" calcext:value-type="float">
            <text:p><text:s text:c="3"/>69,6 </text:p>
          </table:table-cell>
          <table:table-cell table:style-name="ce9" office:value-type="float" office:value="65.7613008750717" calcext:value-type="float">
            <text:p><text:s text:c="3"/>65,8 </text:p>
          </table:table-cell>
          <table:table-cell table:style-name="ce9" office:value-type="float" office:value="73.3973313002982" calcext:value-type="float">
            <text:p><text:s text:c="3"/>73,4 </text:p>
          </table:table-cell>
          <table:table-cell table:style-name="ce9" office:value-type="float" office:value="72.5823329492668" calcext:value-type="float">
            <text:p><text:s text:c="3"/>72,6 </text:p>
          </table:table-cell>
          <table:table-cell table:style-name="ce9" office:value-type="float" office:value="65.9391216999425" calcext:value-type="float">
            <text:p><text:s text:c="3"/>65,9 </text:p>
          </table:table-cell>
          <table:table-cell table:style-name="ce9" office:value-type="float" office:value="79.2255441985911" calcext:value-type="float">
            <text:p><text:s text:c="3"/>79,2 </text:p>
          </table:table-cell>
          <table:table-cell table:style-name="ce9" office:value-type="float" office:value="67.5021943828679" calcext:value-type="float">
            <text:p><text:s text:c="3"/>67,5 </text:p>
          </table:table-cell>
          <table:table-cell table:style-name="ce9" office:value-type="float" office:value="65.3003138489594" calcext:value-type="float">
            <text:p><text:s text:c="3"/>65,3 </text:p>
          </table:table-cell>
          <table:table-cell table:style-name="ce9" office:value-type="float" office:value="69.7040749167764" calcext:value-type="float">
            <text:p><text:s text:c="3"/>69,7 </text:p>
          </table:table-cell>
          <table:table-cell table:style-name="ce9" office:value-type="float" office:value="63.5706659366501" calcext:value-type="float">
            <text:p><text:s text:c="3"/>63,6 </text:p>
          </table:table-cell>
          <table:table-cell table:style-name="ce9" office:value-type="float" office:value="61.4346361798034" calcext:value-type="float">
            <text:p><text:s text:c="3"/>61,4 </text:p>
          </table:table-cell>
          <table:table-cell table:style-name="ce9" office:value-type="float" office:value="65.7066956934968" calcext:value-type="float">
            <text:p><text:s text:c="3"/>65,7 </text:p>
          </table:table-cell>
          <table:table-cell table:style-name="ce9" office:value-type="float" office:value="70.5771626800753" calcext:value-type="float">
            <text:p><text:s text:c="3"/>70,6 </text:p>
          </table:table-cell>
          <table:table-cell table:style-name="ce9" office:value-type="float" office:value="67.8292917588391" calcext:value-type="float">
            <text:p><text:s text:c="3"/>67,8 </text:p>
          </table:table-cell>
          <table:table-cell table:style-name="ce9" office:value-type="float" office:value="73.3250336013115" calcext:value-type="float">
            <text:p><text:s text:c="3"/>73,3 </text:p>
          </table:table-cell>
          <table:table-cell table:style-name="ce9" office:value-type="float" office:value="67.4571071508767" calcext:value-type="float">
            <text:p><text:s text:c="3"/>67,5 </text:p>
          </table:table-cell>
          <table:table-cell table:style-name="ce9" office:value-type="float" office:value="58.398160212861" calcext:value-type="float">
            <text:p><text:s text:c="3"/>58,4 </text:p>
          </table:table-cell>
          <table:table-cell table:style-name="ce9" office:value-type="float" office:value="76.5160540888924" calcext:value-type="float">
            <text:p><text:s text:c="3"/>76,5 </text:p>
          </table:table-cell>
          <table:table-cell table:style-name="ce9" office:value-type="float" office:value="76.4992586901438" calcext:value-type="float">
            <text:p><text:s text:c="3"/>76,5 </text:p>
          </table:table-cell>
          <table:table-cell table:style-name="ce9" office:value-type="float" office:value="72.1747366757235" calcext:value-type="float">
            <text:p><text:s text:c="3"/>72,2 </text:p>
          </table:table-cell>
          <table:table-cell table:style-name="ce9" office:value-type="float" office:value="80.8237807045641" calcext:value-type="float">
            <text:p><text:s text:c="3"/>80,8 </text:p>
          </table:table-cell>
          <table:table-cell table:style-name="ce9" office:value-type="float" office:value="75.0376803503739" calcext:value-type="float">
            <text:p><text:s text:c="3"/>75,0 </text:p>
          </table:table-cell>
          <table:table-cell table:style-name="ce9" office:value-type="float" office:value="71.4774126249849" calcext:value-type="float">
            <text:p><text:s text:c="3"/>71,5 </text:p>
          </table:table-cell>
          <table:table-cell table:style-name="ce9" office:value-type="float" office:value="78.5979480757629" calcext:value-type="float">
            <text:p><text:s text:c="3"/>78,6 </text:p>
          </table:table-cell>
          <table:table-cell table:style-name="ce9" office:value-type="float" office:value="76.9956725228774" calcext:value-type="float">
            <text:p><text:s text:c="3"/>77,0 </text:p>
          </table:table-cell>
          <table:table-cell table:style-name="ce9" office:value-type="float" office:value="73.4453699078209" calcext:value-type="float">
            <text:p><text:s text:c="3"/>73,4 </text:p>
          </table:table-cell>
          <table:table-cell table:style-name="ce9" office:value-type="float" office:value="80.5459751379338" calcext:value-type="float">
            <text:p><text:s text:c="3"/>80,5 </text:p>
          </table:table-cell>
          <table:table-cell table:style-name="ce9" office:value-type="float" office:value="77.6954167807516" calcext:value-type="float">
            <text:p><text:s text:c="3"/>77,7 </text:p>
          </table:table-cell>
          <table:table-cell table:style-name="ce9" office:value-type="float" office:value="72.3982731113167" calcext:value-type="float">
            <text:p><text:s text:c="3"/>72,4 </text:p>
          </table:table-cell>
          <table:table-cell table:style-name="ce9" office:value-type="float" office:value="82.9925604501866" calcext:value-type="float">
            <text:p><text:s text:c="3"/>83,0 </text:p>
          </table:table-cell>
          <table:table-cell table:number-columns-repeated="963"/>
        </table:table-row>
        <table:table-row table:style-name="ro1">
          <table:table-cell office:value-type="string" calcext:value-type="string">
            <text:p>Florianópolis</text:p>
          </table:table-cell>
          <table:table-cell table:style-name="ce9" office:value-type="float" office:value="71.7669554288368" calcext:value-type="float">
            <text:p><text:s text:c="3"/>71,8 </text:p>
          </table:table-cell>
          <table:table-cell table:style-name="ce9" office:value-type="float" office:value="69.8868944686109" calcext:value-type="float">
            <text:p><text:s text:c="3"/>69,9 </text:p>
          </table:table-cell>
          <table:table-cell table:style-name="ce9" office:value-type="float" office:value="73.6470163890627" calcext:value-type="float">
            <text:p><text:s text:c="3"/>73,6 </text:p>
          </table:table-cell>
          <table:table-cell table:style-name="ce9" office:value-type="float" office:value="71.3688314108462" calcext:value-type="float">
            <text:p><text:s text:c="3"/>71,4 </text:p>
          </table:table-cell>
          <table:table-cell table:style-name="ce9" office:value-type="float" office:value="68.6751548494918" calcext:value-type="float">
            <text:p><text:s text:c="3"/>68,7 </text:p>
          </table:table-cell>
          <table:table-cell table:style-name="ce9" office:value-type="float" office:value="74.0625079722005" calcext:value-type="float">
            <text:p><text:s text:c="3"/>74,1 </text:p>
          </table:table-cell>
          <table:table-cell table:style-name="ce9" office:value-type="float" office:value="72.3237780175488" calcext:value-type="float">
            <text:p><text:s text:c="3"/>72,3 </text:p>
          </table:table-cell>
          <table:table-cell table:style-name="ce9" office:value-type="float" office:value="69.9234538427665" calcext:value-type="float">
            <text:p><text:s text:c="3"/>69,9 </text:p>
          </table:table-cell>
          <table:table-cell table:style-name="ce9" office:value-type="float" office:value="74.7241021923312" calcext:value-type="float">
            <text:p><text:s text:c="3"/>74,7 </text:p>
          </table:table-cell>
          <table:table-cell table:style-name="ce9" office:value-type="float" office:value="61.4682629942987" calcext:value-type="float">
            <text:p><text:s text:c="3"/>61,5 </text:p>
          </table:table-cell>
          <table:table-cell table:style-name="ce9" office:value-type="float" office:value="55.694746538756" calcext:value-type="float">
            <text:p><text:s text:c="3"/>55,7 </text:p>
          </table:table-cell>
          <table:table-cell table:style-name="ce9" office:value-type="float" office:value="67.2417794498415" calcext:value-type="float">
            <text:p><text:s text:c="3"/>67,2 </text:p>
          </table:table-cell>
          <table:table-cell table:style-name="ce9" office:value-type="float" office:value="69.505049366764" calcext:value-type="float">
            <text:p><text:s text:c="3"/>69,5 </text:p>
          </table:table-cell>
          <table:table-cell table:style-name="ce9" office:value-type="float" office:value="66.9650916001074" calcext:value-type="float">
            <text:p><text:s text:c="3"/>67,0 </text:p>
          </table:table-cell>
          <table:table-cell table:style-name="ce9" office:value-type="float" office:value="72.0450071334205" calcext:value-type="float">
            <text:p><text:s text:c="3"/>72,0 </text:p>
          </table:table-cell>
          <table:table-cell table:style-name="ce9" office:value-type="float" office:value="70.5305634055956" calcext:value-type="float">
            <text:p><text:s text:c="3"/>70,5 </text:p>
          </table:table-cell>
          <table:table-cell table:style-name="ce9" office:value-type="float" office:value="67.2693443873493" calcext:value-type="float">
            <text:p><text:s text:c="3"/>67,3 </text:p>
          </table:table-cell>
          <table:table-cell table:style-name="ce9" office:value-type="float" office:value="73.791782423842" calcext:value-type="float">
            <text:p><text:s text:c="3"/>73,8 </text:p>
          </table:table-cell>
          <table:table-cell table:style-name="ce9" office:value-type="float" office:value="75.9327854250754" calcext:value-type="float">
            <text:p><text:s text:c="3"/>75,9 </text:p>
          </table:table-cell>
          <table:table-cell table:style-name="ce9" office:value-type="float" office:value="73.1109846720126" calcext:value-type="float">
            <text:p><text:s text:c="3"/>73,1 </text:p>
          </table:table-cell>
          <table:table-cell table:style-name="ce9" office:value-type="float" office:value="78.7545861781382" calcext:value-type="float">
            <text:p><text:s text:c="3"/>78,8 </text:p>
          </table:table-cell>
          <table:table-cell table:style-name="ce9" office:value-type="float" office:value="58.8811255949563" calcext:value-type="float">
            <text:p><text:s text:c="3"/>58,9 </text:p>
          </table:table-cell>
          <table:table-cell table:style-name="ce9" office:value-type="float" office:value="53.8132783663926" calcext:value-type="float">
            <text:p><text:s text:c="3"/>53,8 </text:p>
          </table:table-cell>
          <table:table-cell table:style-name="ce9" office:value-type="float" office:value="63.94897282352" calcext:value-type="float">
            <text:p><text:s text:c="3"/>63,9 </text:p>
          </table:table-cell>
          <table:table-cell table:style-name="ce9" office:value-type="float" office:value="73.9344344456658" calcext:value-type="float">
            <text:p><text:s text:c="3"/>73,9 </text:p>
          </table:table-cell>
          <table:table-cell table:style-name="ce9" office:value-type="float" office:value="71.457347290632" calcext:value-type="float">
            <text:p><text:s text:c="3"/>71,5 </text:p>
          </table:table-cell>
          <table:table-cell table:style-name="ce9" office:value-type="float" office:value="76.4115216006996" calcext:value-type="float">
            <text:p><text:s text:c="3"/>76,4 </text:p>
          </table:table-cell>
          <table:table-cell table:style-name="ce9" office:value-type="float" office:value="72.1820842933563" calcext:value-type="float">
            <text:p><text:s text:c="3"/>72,2 </text:p>
          </table:table-cell>
          <table:table-cell table:style-name="ce9" office:value-type="float" office:value="68.7524662815385" calcext:value-type="float">
            <text:p><text:s text:c="3"/>68,8 </text:p>
          </table:table-cell>
          <table:table-cell table:style-name="ce9" office:value-type="float" office:value="75.6117023051741" calcext:value-type="float">
            <text:p><text:s text:c="3"/>75,6 </text:p>
          </table:table-cell>
          <table:table-cell table:style-name="ce9" office:value-type="float" office:value="69.1396993482126" calcext:value-type="float">
            <text:p><text:s text:c="3"/>69,1 </text:p>
          </table:table-cell>
          <table:table-cell table:style-name="ce9" office:value-type="float" office:value="65.5199825067821" calcext:value-type="float">
            <text:p><text:s text:c="3"/>65,5 </text:p>
          </table:table-cell>
          <table:table-cell table:style-name="ce9" office:value-type="float" office:value="72.7594161896431" calcext:value-type="float">
            <text:p><text:s text:c="3"/>72,8 </text:p>
          </table:table-cell>
          <table:table-cell table:style-name="ce9" office:value-type="float" office:value="63.7790137770755" calcext:value-type="float">
            <text:p><text:s text:c="3"/>63,8 </text:p>
          </table:table-cell>
          <table:table-cell table:style-name="ce9" office:value-type="float" office:value="56.1685022025086" calcext:value-type="float">
            <text:p><text:s text:c="3"/>56,2 </text:p>
          </table:table-cell>
          <table:table-cell table:style-name="ce9" office:value-type="float" office:value="71.3895253516425" calcext:value-type="float">
            <text:p><text:s text:c="3"/>71,4 </text:p>
          </table:table-cell>
          <table:table-cell table:style-name="ce9" office:value-type="float" office:value="70.9128935393081" calcext:value-type="float">
            <text:p><text:s text:c="3"/>70,9 </text:p>
          </table:table-cell>
          <table:table-cell table:style-name="ce9" office:value-type="float" office:value="68.5665654656902" calcext:value-type="float">
            <text:p><text:s text:c="3"/>68,6 </text:p>
          </table:table-cell>
          <table:table-cell table:style-name="ce9" office:value-type="float" office:value="73.2592216129261" calcext:value-type="float">
            <text:p><text:s text:c="3"/>73,3 </text:p>
          </table:table-cell>
          <table:table-cell table:style-name="ce9" office:value-type="float" office:value="69.4309870033037" calcext:value-type="float">
            <text:p><text:s text:c="3"/>69,4 </text:p>
          </table:table-cell>
          <table:table-cell table:style-name="ce9" office:value-type="float" office:value="66.4821659414106" calcext:value-type="float">
            <text:p><text:s text:c="3"/>66,5 </text:p>
          </table:table-cell>
          <table:table-cell table:style-name="ce9" office:value-type="float" office:value="72.3798080651968" calcext:value-type="float">
            <text:p><text:s text:c="3"/>72,4 </text:p>
          </table:table-cell>
          <table:table-cell table:style-name="ce9" office:value-type="float" office:value="71.7487939894451" calcext:value-type="float">
            <text:p><text:s text:c="3"/>71,7 </text:p>
          </table:table-cell>
          <table:table-cell table:style-name="ce9" office:value-type="float" office:value="69.031556512857" calcext:value-type="float">
            <text:p><text:s text:c="3"/>69,0 </text:p>
          </table:table-cell>
          <table:table-cell table:style-name="ce9" office:value-type="float" office:value="74.4660314660331" calcext:value-type="float">
            <text:p><text:s text:c="3"/>74,5 </text:p>
          </table:table-cell>
          <table:table-cell table:style-name="ce9" office:value-type="float" office:value="56.4601691049325" calcext:value-type="float">
            <text:p><text:s text:c="3"/>56,5 </text:p>
          </table:table-cell>
          <table:table-cell table:style-name="ce9" office:value-type="float" office:value="48.4782518756265" calcext:value-type="float">
            <text:p><text:s text:c="3"/>48,5 </text:p>
          </table:table-cell>
          <table:table-cell table:style-name="ce9" office:value-type="float" office:value="64.4420863342386" calcext:value-type="float">
            <text:p><text:s text:c="3"/>64,4 </text:p>
          </table:table-cell>
          <table:table-cell table:style-name="ce9" office:value-type="float" office:value="74.5586589231228" calcext:value-type="float">
            <text:p><text:s text:c="3"/>74,6 </text:p>
          </table:table-cell>
          <table:table-cell table:style-name="ce9" office:value-type="float" office:value="71.9758992620672" calcext:value-type="float">
            <text:p><text:s text:c="3"/>72,0 </text:p>
          </table:table-cell>
          <table:table-cell table:style-name="ce9" office:value-type="float" office:value="77.1414185841784" calcext:value-type="float">
            <text:p><text:s text:c="3"/>77,1 </text:p>
          </table:table-cell>
          <table:table-cell table:style-name="ce9" office:value-type="float" office:value="77.2507979045801" calcext:value-type="float">
            <text:p><text:s text:c="3"/>77,3 </text:p>
          </table:table-cell>
          <table:table-cell table:style-name="ce9" office:value-type="float" office:value="73.2554702896048" calcext:value-type="float">
            <text:p><text:s text:c="3"/>73,3 </text:p>
          </table:table-cell>
          <table:table-cell table:style-name="ce9" office:value-type="float" office:value="81.2461255195554" calcext:value-type="float">
            <text:p><text:s text:c="3"/>81,2 </text:p>
          </table:table-cell>
          <table:table-cell table:style-name="ce9" office:value-type="float" office:value="73.5328265361995" calcext:value-type="float">
            <text:p><text:s text:c="3"/>73,5 </text:p>
          </table:table-cell>
          <table:table-cell table:style-name="ce9" office:value-type="float" office:value="68.9869535440069" calcext:value-type="float">
            <text:p><text:s text:c="3"/>69,0 </text:p>
          </table:table-cell>
          <table:table-cell table:style-name="ce9" office:value-type="float" office:value="78.0786995283921" calcext:value-type="float">
            <text:p><text:s text:c="3"/>78,1 </text:p>
          </table:table-cell>
          <table:table-cell table:style-name="ce9" office:value-type="float" office:value="72.2083736675389" calcext:value-type="float">
            <text:p><text:s text:c="3"/>72,2 </text:p>
          </table:table-cell>
          <table:table-cell table:style-name="ce9" office:value-type="float" office:value="67.0161228900659" calcext:value-type="float">
            <text:p><text:s text:c="3"/>67,0 </text:p>
          </table:table-cell>
          <table:table-cell table:style-name="ce9" office:value-type="float" office:value="77.4006244450118" calcext:value-type="float">
            <text:p><text:s text:c="3"/>77,4 </text:p>
          </table:table-cell>
          <table:table-cell table:number-columns-repeated="963"/>
        </table:table-row>
        <table:table-row table:style-name="ro1">
          <table:table-cell office:value-type="string" calcext:value-type="string">
            <text:p>Porto Alegre</text:p>
          </table:table-cell>
          <table:table-cell table:style-name="ce9" office:value-type="float" office:value="70.3069215371537" calcext:value-type="float">
            <text:p><text:s text:c="3"/>70,3 </text:p>
          </table:table-cell>
          <table:table-cell table:style-name="ce9" office:value-type="float" office:value="67.4579306305692" calcext:value-type="float">
            <text:p><text:s text:c="3"/>67,5 </text:p>
          </table:table-cell>
          <table:table-cell table:style-name="ce9" office:value-type="float" office:value="73.1559124437382" calcext:value-type="float">
            <text:p><text:s text:c="3"/>73,2 </text:p>
          </table:table-cell>
          <table:table-cell table:style-name="ce9" office:value-type="float" office:value="69.1003307641655" calcext:value-type="float">
            <text:p><text:s text:c="3"/>69,1 </text:p>
          </table:table-cell>
          <table:table-cell table:style-name="ce9" office:value-type="float" office:value="65.8792546409143" calcext:value-type="float">
            <text:p><text:s text:c="3"/>65,9 </text:p>
          </table:table-cell>
          <table:table-cell table:style-name="ce9" office:value-type="float" office:value="72.3214068874166" calcext:value-type="float">
            <text:p><text:s text:c="3"/>72,3 </text:p>
          </table:table-cell>
          <table:table-cell table:style-name="ce9" office:value-type="float" office:value="71.0468717419419" calcext:value-type="float">
            <text:p><text:s text:c="3"/>71,0 </text:p>
          </table:table-cell>
          <table:table-cell table:style-name="ce9" office:value-type="float" office:value="67.6761339108867" calcext:value-type="float">
            <text:p><text:s text:c="3"/>67,7 </text:p>
          </table:table-cell>
          <table:table-cell table:style-name="ce9" office:value-type="float" office:value="74.4176095729971" calcext:value-type="float">
            <text:p><text:s text:c="3"/>74,4 </text:p>
          </table:table-cell>
          <table:table-cell table:style-name="ce9" office:value-type="float" office:value="68.001673867257" calcext:value-type="float">
            <text:p><text:s text:c="3"/>68,0 </text:p>
          </table:table-cell>
          <table:table-cell table:style-name="ce9" office:value-type="float" office:value="61.69037743749" calcext:value-type="float">
            <text:p><text:s text:c="3"/>61,7 </text:p>
          </table:table-cell>
          <table:table-cell table:style-name="ce9" office:value-type="float" office:value="74.312970297024" calcext:value-type="float">
            <text:p><text:s text:c="3"/>74,3 </text:p>
          </table:table-cell>
          <table:table-cell table:style-name="ce9" office:value-type="float" office:value="71.7522363642228" calcext:value-type="float">
            <text:p><text:s text:c="3"/>71,8 </text:p>
          </table:table-cell>
          <table:table-cell table:style-name="ce9" office:value-type="float" office:value="67.5749183313528" calcext:value-type="float">
            <text:p><text:s text:c="3"/>67,6 </text:p>
          </table:table-cell>
          <table:table-cell table:style-name="ce9" office:value-type="float" office:value="75.9295543970928" calcext:value-type="float">
            <text:p><text:s text:c="3"/>75,9 </text:p>
          </table:table-cell>
          <table:table-cell table:style-name="ce9" office:value-type="float" office:value="67.3778407181614" calcext:value-type="float">
            <text:p><text:s text:c="3"/>67,4 </text:p>
          </table:table-cell>
          <table:table-cell table:style-name="ce9" office:value-type="float" office:value="62.9002786586534" calcext:value-type="float">
            <text:p><text:s text:c="3"/>62,9 </text:p>
          </table:table-cell>
          <table:table-cell table:style-name="ce9" office:value-type="float" office:value="71.8554027776694" calcext:value-type="float">
            <text:p><text:s text:c="3"/>71,9 </text:p>
          </table:table-cell>
          <table:table-cell table:style-name="ce9" office:value-type="float" office:value="72.7737684732475" calcext:value-type="float">
            <text:p><text:s text:c="3"/>72,8 </text:p>
          </table:table-cell>
          <table:table-cell table:style-name="ce9" office:value-type="float" office:value="67.8041459449739" calcext:value-type="float">
            <text:p><text:s text:c="3"/>67,8 </text:p>
          </table:table-cell>
          <table:table-cell table:style-name="ce9" office:value-type="float" office:value="77.7433910015211" calcext:value-type="float">
            <text:p><text:s text:c="3"/>77,7 </text:p>
          </table:table-cell>
          <table:table-cell table:style-name="ce9" office:value-type="float" office:value="75.8275640021373" calcext:value-type="float">
            <text:p><text:s text:c="3"/>75,8 </text:p>
          </table:table-cell>
          <table:table-cell table:style-name="ce9" office:value-type="float" office:value="69.487087750717" calcext:value-type="float">
            <text:p><text:s text:c="3"/>69,5 </text:p>
          </table:table-cell>
          <table:table-cell table:style-name="ce9" office:value-type="float" office:value="82.1680402535576" calcext:value-type="float">
            <text:p><text:s text:c="3"/>82,2 </text:p>
          </table:table-cell>
          <table:table-cell table:style-name="ce9" office:value-type="float" office:value="68.9472065782864" calcext:value-type="float">
            <text:p><text:s text:c="3"/>68,9 </text:p>
          </table:table-cell>
          <table:table-cell table:style-name="ce9" office:value-type="float" office:value="65.0297102529807" calcext:value-type="float">
            <text:p><text:s text:c="3"/>65,0 </text:p>
          </table:table-cell>
          <table:table-cell table:style-name="ce9" office:value-type="float" office:value="72.8647029035921" calcext:value-type="float">
            <text:p><text:s text:c="3"/>72,9 </text:p>
          </table:table-cell>
          <table:table-cell table:style-name="ce9" office:value-type="float" office:value="70.716658479058" calcext:value-type="float">
            <text:p><text:s text:c="3"/>70,7 </text:p>
          </table:table-cell>
          <table:table-cell table:style-name="ce9" office:value-type="float" office:value="67.3053466653227" calcext:value-type="float">
            <text:p><text:s text:c="3"/>67,3 </text:p>
          </table:table-cell>
          <table:table-cell table:style-name="ce9" office:value-type="float" office:value="74.1279702927934" calcext:value-type="float">
            <text:p><text:s text:c="3"/>74,1 </text:p>
          </table:table-cell>
          <table:table-cell table:style-name="ce9" office:value-type="float" office:value="69.0364737223477" calcext:value-type="float">
            <text:p><text:s text:c="3"/>69,0 </text:p>
          </table:table-cell>
          <table:table-cell table:style-name="ce9" office:value-type="float" office:value="63.9324920049122" calcext:value-type="float">
            <text:p><text:s text:c="3"/>63,9 </text:p>
          </table:table-cell>
          <table:table-cell table:style-name="ce9" office:value-type="float" office:value="74.1404554397831" calcext:value-type="float">
            <text:p><text:s text:c="3"/>74,1 </text:p>
          </table:table-cell>
          <table:table-cell table:style-name="ce9" office:value-type="float" office:value="61.4037668391088" calcext:value-type="float">
            <text:p><text:s text:c="3"/>61,4 </text:p>
          </table:table-cell>
          <table:table-cell table:style-name="ce9" office:value-type="float" office:value="52.7900994879868" calcext:value-type="float">
            <text:p><text:s text:c="3"/>52,8 </text:p>
          </table:table-cell>
          <table:table-cell table:style-name="ce9" office:value-type="float" office:value="70.0174341902308" calcext:value-type="float">
            <text:p><text:s text:c="3"/>70,0 </text:p>
          </table:table-cell>
          <table:table-cell table:style-name="ce9" office:value-type="float" office:value="69.771359984141" calcext:value-type="float">
            <text:p><text:s text:c="3"/>69,8 </text:p>
          </table:table-cell>
          <table:table-cell table:style-name="ce9" office:value-type="float" office:value="66.1637479161276" calcext:value-type="float">
            <text:p><text:s text:c="3"/>66,2 </text:p>
          </table:table-cell>
          <table:table-cell table:style-name="ce9" office:value-type="float" office:value="73.3789720521543" calcext:value-type="float">
            <text:p><text:s text:c="3"/>73,4 </text:p>
          </table:table-cell>
          <table:table-cell table:style-name="ce9" office:value-type="float" office:value="67.4216527903704" calcext:value-type="float">
            <text:p><text:s text:c="3"/>67,4 </text:p>
          </table:table-cell>
          <table:table-cell table:style-name="ce9" office:value-type="float" office:value="63.5673837940855" calcext:value-type="float">
            <text:p><text:s text:c="3"/>63,6 </text:p>
          </table:table-cell>
          <table:table-cell table:style-name="ce9" office:value-type="float" office:value="71.2759217866553" calcext:value-type="float">
            <text:p><text:s text:c="3"/>71,3 </text:p>
          </table:table-cell>
          <table:table-cell table:style-name="ce9" office:value-type="float" office:value="71.0324968832005" calcext:value-type="float">
            <text:p><text:s text:c="3"/>71,0 </text:p>
          </table:table-cell>
          <table:table-cell table:style-name="ce9" office:value-type="float" office:value="67.4046780506963" calcext:value-type="float">
            <text:p><text:s text:c="3"/>67,4 </text:p>
          </table:table-cell>
          <table:table-cell table:style-name="ce9" office:value-type="float" office:value="74.6603157157046" calcext:value-type="float">
            <text:p><text:s text:c="3"/>74,7 </text:p>
          </table:table-cell>
          <table:table-cell table:style-name="ce9" office:value-type="float" office:value="69.3370471058778" calcext:value-type="float">
            <text:p><text:s text:c="3"/>69,3 </text:p>
          </table:table-cell>
          <table:table-cell table:style-name="ce9" office:value-type="float" office:value="61.6033350183761" calcext:value-type="float">
            <text:p><text:s text:c="3"/>61,6 </text:p>
          </table:table-cell>
          <table:table-cell table:style-name="ce9" office:value-type="float" office:value="77.0707591933794" calcext:value-type="float">
            <text:p><text:s text:c="3"/>77,1 </text:p>
          </table:table-cell>
          <table:table-cell table:style-name="ce9" office:value-type="float" office:value="71.7483790151204" calcext:value-type="float">
            <text:p><text:s text:c="3"/>71,7 </text:p>
          </table:table-cell>
          <table:table-cell table:style-name="ce9" office:value-type="float" office:value="67.7570532468704" calcext:value-type="float">
            <text:p><text:s text:c="3"/>67,8 </text:p>
          </table:table-cell>
          <table:table-cell table:style-name="ce9" office:value-type="float" office:value="75.7397047833704" calcext:value-type="float">
            <text:p><text:s text:c="3"/>75,7 </text:p>
          </table:table-cell>
          <table:table-cell table:style-name="ce9" office:value-type="float" office:value="73.7345526959113" calcext:value-type="float">
            <text:p><text:s text:c="3"/>73,7 </text:p>
          </table:table-cell>
          <table:table-cell table:style-name="ce9" office:value-type="float" office:value="68.7298168514342" calcext:value-type="float">
            <text:p><text:s text:c="3"/>68,7 </text:p>
          </table:table-cell>
          <table:table-cell table:style-name="ce9" office:value-type="float" office:value="78.7392885403883" calcext:value-type="float">
            <text:p><text:s text:c="3"/>78,7 </text:p>
          </table:table-cell>
          <table:table-cell table:style-name="ce9" office:value-type="float" office:value="71.2248255380067" calcext:value-type="float">
            <text:p><text:s text:c="3"/>71,2 </text:p>
          </table:table-cell>
          <table:table-cell table:style-name="ce9" office:value-type="float" office:value="67.2389771377453" calcext:value-type="float">
            <text:p><text:s text:c="3"/>67,2 </text:p>
          </table:table-cell>
          <table:table-cell table:style-name="ce9" office:value-type="float" office:value="75.2106739382682" calcext:value-type="float">
            <text:p><text:s text:c="3"/>75,2 </text:p>
          </table:table-cell>
          <table:table-cell table:style-name="ce9" office:value-type="float" office:value="64.9463177452907" calcext:value-type="float">
            <text:p><text:s text:c="3"/>64,9 </text:p>
          </table:table-cell>
          <table:table-cell table:style-name="ce9" office:value-type="float" office:value="54.1134718490004" calcext:value-type="float">
            <text:p><text:s text:c="3"/>54,1 </text:p>
          </table:table-cell>
          <table:table-cell table:style-name="ce9" office:value-type="float" office:value="75.779163641581" calcext:value-type="float">
            <text:p><text:s text:c="3"/>75,8 </text:p>
          </table:table-cell>
          <table:table-cell table:number-columns-repeated="963"/>
        </table:table-row>
        <table:table-row table:style-name="ro1">
          <table:table-cell office:value-type="string" calcext:value-type="string">
            <text:p>Campo Grande</text:p>
          </table:table-cell>
          <table:table-cell table:style-name="ce9" office:value-type="float" office:value="66.3500972746076" calcext:value-type="float">
            <text:p><text:s text:c="3"/>66,4 </text:p>
          </table:table-cell>
          <table:table-cell table:style-name="ce9" office:value-type="float" office:value="64.0847742431409" calcext:value-type="float">
            <text:p><text:s text:c="3"/>64,1 </text:p>
          </table:table-cell>
          <table:table-cell table:style-name="ce9" office:value-type="float" office:value="68.6154203060743" calcext:value-type="float">
            <text:p><text:s text:c="3"/>68,6 </text:p>
          </table:table-cell>
          <table:table-cell table:style-name="ce9" office:value-type="float" office:value="67.8930075953952" calcext:value-type="float">
            <text:p><text:s text:c="3"/>67,9 </text:p>
          </table:table-cell>
          <table:table-cell table:style-name="ce9" office:value-type="float" office:value="65.7924544771002" calcext:value-type="float">
            <text:p><text:s text:c="3"/>65,8 </text:p>
          </table:table-cell>
          <table:table-cell table:style-name="ce9" office:value-type="float" office:value="69.9935607136902" calcext:value-type="float">
            <text:p><text:s text:c="3"/>70,0 </text:p>
          </table:table-cell>
          <table:table-cell table:style-name="ce9" office:value-type="float" office:value="74.929034796319" calcext:value-type="float">
            <text:p><text:s text:c="3"/>74,9 </text:p>
          </table:table-cell>
          <table:table-cell table:style-name="ce9" office:value-type="float" office:value="72.3821075455872" calcext:value-type="float">
            <text:p><text:s text:c="3"/>72,4 </text:p>
          </table:table-cell>
          <table:table-cell table:style-name="ce9" office:value-type="float" office:value="77.4759620470508" calcext:value-type="float">
            <text:p><text:s text:c="3"/>77,5 </text:p>
          </table:table-cell>
          <table:table-cell table:style-name="ce9" office:value-type="float" office:value="70.4266778360705" calcext:value-type="float">
            <text:p><text:s text:c="3"/>70,4 </text:p>
          </table:table-cell>
          <table:table-cell table:style-name="ce9" office:value-type="float" office:value="63.005770548021" calcext:value-type="float">
            <text:p><text:s text:c="3"/>63,0 </text:p>
          </table:table-cell>
          <table:table-cell table:style-name="ce9" office:value-type="float" office:value="77.84758512412" calcext:value-type="float">
            <text:p><text:s text:c="3"/>77,8 </text:p>
          </table:table-cell>
          <table:table-cell table:style-name="ce9" office:value-type="float" office:value="68.4610121525235" calcext:value-type="float">
            <text:p><text:s text:c="3"/>68,5 </text:p>
          </table:table-cell>
          <table:table-cell table:style-name="ce9" office:value-type="float" office:value="65.0135732277718" calcext:value-type="float">
            <text:p><text:s text:c="3"/>65,0 </text:p>
          </table:table-cell>
          <table:table-cell table:style-name="ce9" office:value-type="float" office:value="71.9084510772751" calcext:value-type="float">
            <text:p><text:s text:c="3"/>71,9 </text:p>
          </table:table-cell>
          <table:table-cell table:style-name="ce9" office:value-type="float" office:value="71.196033005057" calcext:value-type="float">
            <text:p><text:s text:c="3"/>71,2 </text:p>
          </table:table-cell>
          <table:table-cell table:style-name="ce9" office:value-type="float" office:value="68.3475722683926" calcext:value-type="float">
            <text:p><text:s text:c="3"/>68,3 </text:p>
          </table:table-cell>
          <table:table-cell table:style-name="ce9" office:value-type="float" office:value="74.0444937417214" calcext:value-type="float">
            <text:p><text:s text:c="3"/>74,0 </text:p>
          </table:table-cell>
          <table:table-cell table:style-name="ce9" office:value-type="float" office:value="76.6087878551469" calcext:value-type="float">
            <text:p><text:s text:c="3"/>76,6 </text:p>
          </table:table-cell>
          <table:table-cell table:style-name="ce9" office:value-type="float" office:value="73.2872995103761" calcext:value-type="float">
            <text:p><text:s text:c="3"/>73,3 </text:p>
          </table:table-cell>
          <table:table-cell table:style-name="ce9" office:value-type="float" office:value="79.9302761999178" calcext:value-type="float">
            <text:p><text:s text:c="3"/>79,9 </text:p>
          </table:table-cell>
          <table:table-cell table:style-name="ce9" office:value-type="float" office:value="78.1975301615567" calcext:value-type="float">
            <text:p><text:s text:c="3"/>78,2 </text:p>
          </table:table-cell>
          <table:table-cell table:style-name="ce9" office:value-type="float" office:value="68.8593703027699" calcext:value-type="float">
            <text:p><text:s text:c="3"/>68,9 </text:p>
          </table:table-cell>
          <table:table-cell table:style-name="ce9" office:value-type="float" office:value="87.5356900203434" calcext:value-type="float">
            <text:p><text:s text:c="3"/>87,5 </text:p>
          </table:table-cell>
          <table:table-cell table:style-name="ce9" office:value-type="float" office:value="64.4332458511135" calcext:value-type="float">
            <text:p><text:s text:c="3"/>64,4 </text:p>
          </table:table-cell>
          <table:table-cell table:style-name="ce9" office:value-type="float" office:value="61.9074095111969" calcext:value-type="float">
            <text:p><text:s text:c="3"/>61,9 </text:p>
          </table:table-cell>
          <table:table-cell table:style-name="ce9" office:value-type="float" office:value="66.9590821910301" calcext:value-type="float">
            <text:p><text:s text:c="3"/>67,0 </text:p>
          </table:table-cell>
          <table:table-cell table:style-name="ce9" office:value-type="float" office:value="64.443261233749" calcext:value-type="float">
            <text:p><text:s text:c="3"/>64,4 </text:p>
          </table:table-cell>
          <table:table-cell table:style-name="ce9" office:value-type="float" office:value="61.282190739755" calcext:value-type="float">
            <text:p><text:s text:c="3"/>61,3 </text:p>
          </table:table-cell>
          <table:table-cell table:style-name="ce9" office:value-type="float" office:value="67.604331727743" calcext:value-type="float">
            <text:p><text:s text:c="3"/>67,6 </text:p>
          </table:table-cell>
          <table:table-cell table:style-name="ce9" office:value-type="float" office:value="73.2509122992624" calcext:value-type="float">
            <text:p><text:s text:c="3"/>73,3 </text:p>
          </table:table-cell>
          <table:table-cell table:style-name="ce9" office:value-type="float" office:value="69.897763390148" calcext:value-type="float">
            <text:p><text:s text:c="3"/>69,9 </text:p>
          </table:table-cell>
          <table:table-cell table:style-name="ce9" office:value-type="float" office:value="76.6040612083767" calcext:value-type="float">
            <text:p><text:s text:c="3"/>76,6 </text:p>
          </table:table-cell>
          <table:table-cell table:style-name="ce9" office:value-type="float" office:value="64.0329775190674" calcext:value-type="float">
            <text:p><text:s text:c="3"/>64,0 </text:p>
          </table:table-cell>
          <table:table-cell table:style-name="ce9" office:value-type="float" office:value="55.7423487558393" calcext:value-type="float">
            <text:p><text:s text:c="3"/>55,7 </text:p>
          </table:table-cell>
          <table:table-cell table:style-name="ce9" office:value-type="float" office:value="72.3236062822955" calcext:value-type="float">
            <text:p><text:s text:c="3"/>72,3 </text:p>
          </table:table-cell>
          <table:table-cell table:style-name="ce9" office:value-type="float" office:value="65.4361752235818" calcext:value-type="float">
            <text:p><text:s text:c="3"/>65,4 </text:p>
          </table:table-cell>
          <table:table-cell table:style-name="ce9" office:value-type="float" office:value="62.8931518177973" calcext:value-type="float">
            <text:p><text:s text:c="3"/>62,9 </text:p>
          </table:table-cell>
          <table:table-cell table:style-name="ce9" office:value-type="float" office:value="67.9791986293662" calcext:value-type="float">
            <text:p><text:s text:c="3"/>68,0 </text:p>
          </table:table-cell>
          <table:table-cell table:style-name="ce9" office:value-type="float" office:value="67.2794047261656" calcext:value-type="float">
            <text:p><text:s text:c="3"/>67,3 </text:p>
          </table:table-cell>
          <table:table-cell table:style-name="ce9" office:value-type="float" office:value="65.0650299120566" calcext:value-type="float">
            <text:p><text:s text:c="3"/>65,1 </text:p>
          </table:table-cell>
          <table:table-cell table:style-name="ce9" office:value-type="float" office:value="69.4937795402746" calcext:value-type="float">
            <text:p><text:s text:c="3"/>69,5 </text:p>
          </table:table-cell>
          <table:table-cell table:style-name="ce9" office:value-type="float" office:value="74.7110123876894" calcext:value-type="float">
            <text:p><text:s text:c="3"/>74,7 </text:p>
          </table:table-cell>
          <table:table-cell table:style-name="ce9" office:value-type="float" office:value="71.8071109293124" calcext:value-type="float">
            <text:p><text:s text:c="3"/>71,8 </text:p>
          </table:table-cell>
          <table:table-cell table:style-name="ce9" office:value-type="float" office:value="77.6149138460664" calcext:value-type="float">
            <text:p><text:s text:c="3"/>77,6 </text:p>
          </table:table-cell>
          <table:table-cell table:style-name="ce9" office:value-type="float" office:value="68.6823865079601" calcext:value-type="float">
            <text:p><text:s text:c="3"/>68,7 </text:p>
          </table:table-cell>
          <table:table-cell table:style-name="ce9" office:value-type="float" office:value="59.7481055125036" calcext:value-type="float">
            <text:p><text:s text:c="3"/>59,7 </text:p>
          </table:table-cell>
          <table:table-cell table:style-name="ce9" office:value-type="float" office:value="77.6166675034166" calcext:value-type="float">
            <text:p><text:s text:c="3"/>77,6 </text:p>
          </table:table-cell>
          <table:table-cell table:style-name="ce9" office:value-type="float" office:value="71.3674556149832" calcext:value-type="float">
            <text:p><text:s text:c="3"/>71,4 </text:p>
          </table:table-cell>
          <table:table-cell table:style-name="ce9" office:value-type="float" office:value="67.1960169638758" calcext:value-type="float">
            <text:p><text:s text:c="3"/>67,2 </text:p>
          </table:table-cell>
          <table:table-cell table:style-name="ce9" office:value-type="float" office:value="75.5388942660906" calcext:value-type="float">
            <text:p><text:s text:c="3"/>75,5 </text:p>
          </table:table-cell>
          <table:table-cell table:style-name="ce9" office:value-type="float" office:value="72.1739143582076" calcext:value-type="float">
            <text:p><text:s text:c="3"/>72,2 </text:p>
          </table:table-cell>
          <table:table-cell table:style-name="ce9" office:value-type="float" office:value="67.1169792335929" calcext:value-type="float">
            <text:p><text:s text:c="3"/>67,1 </text:p>
          </table:table-cell>
          <table:table-cell table:style-name="ce9" office:value-type="float" office:value="77.2308494828224" calcext:value-type="float">
            <text:p><text:s text:c="3"/>77,2 </text:p>
          </table:table-cell>
          <table:table-cell table:style-name="ce9" office:value-type="float" office:value="76.0173215998221" calcext:value-type="float">
            <text:p><text:s text:c="3"/>76,0 </text:p>
          </table:table-cell>
          <table:table-cell table:style-name="ce9" office:value-type="float" office:value="71.1983159367027" calcext:value-type="float">
            <text:p><text:s text:c="3"/>71,2 </text:p>
          </table:table-cell>
          <table:table-cell table:style-name="ce9" office:value-type="float" office:value="80.8363272629414" calcext:value-type="float">
            <text:p><text:s text:c="3"/>80,8 </text:p>
          </table:table-cell>
          <table:table-cell table:style-name="ce9" office:value-type="float" office:value="78.7514785823638" calcext:value-type="float">
            <text:p><text:s text:c="3"/>78,8 </text:p>
          </table:table-cell>
          <table:table-cell table:style-name="ce9" office:value-type="float" office:value="74.730729291262" calcext:value-type="float">
            <text:p><text:s text:c="3"/>74,7 </text:p>
          </table:table-cell>
          <table:table-cell table:style-name="ce9" office:value-type="float" office:value="82.7722278734656" calcext:value-type="float">
            <text:p><text:s text:c="3"/>82,8 </text:p>
          </table:table-cell>
          <table:table-cell table:number-columns-repeated="963"/>
        </table:table-row>
        <table:table-row table:style-name="ro1">
          <table:table-cell office:value-type="string" calcext:value-type="string">
            <text:p>Cuiabá</text:p>
          </table:table-cell>
          <table:table-cell table:style-name="ce9" office:value-type="float" office:value="64.5374754658008" calcext:value-type="float">
            <text:p><text:s text:c="3"/>64,5 </text:p>
          </table:table-cell>
          <table:table-cell table:style-name="ce9" office:value-type="float" office:value="62.1877031275836" calcext:value-type="float">
            <text:p><text:s text:c="3"/>62,2 </text:p>
          </table:table-cell>
          <table:table-cell table:style-name="ce9" office:value-type="float" office:value="66.8872478040181" calcext:value-type="float">
            <text:p><text:s text:c="3"/>66,9 </text:p>
          </table:table-cell>
          <table:table-cell table:style-name="ce9" office:value-type="float" office:value="69.0319311350333" calcext:value-type="float">
            <text:p><text:s text:c="3"/>69,0 </text:p>
          </table:table-cell>
          <table:table-cell table:style-name="ce9" office:value-type="float" office:value="66.280350135419" calcext:value-type="float">
            <text:p><text:s text:c="3"/>66,3 </text:p>
          </table:table-cell>
          <table:table-cell table:style-name="ce9" office:value-type="float" office:value="71.7835121346476" calcext:value-type="float">
            <text:p><text:s text:c="3"/>71,8 </text:p>
          </table:table-cell>
          <table:table-cell table:style-name="ce9" office:value-type="float" office:value="76.1976728866918" calcext:value-type="float">
            <text:p><text:s text:c="3"/>76,2 </text:p>
          </table:table-cell>
          <table:table-cell table:style-name="ce9" office:value-type="float" office:value="73.9490486039604" calcext:value-type="float">
            <text:p><text:s text:c="3"/>73,9 </text:p>
          </table:table-cell>
          <table:table-cell table:style-name="ce9" office:value-type="float" office:value="78.4462971694232" calcext:value-type="float">
            <text:p><text:s text:c="3"/>78,4 </text:p>
          </table:table-cell>
          <table:table-cell table:style-name="ce9" office:value-type="float" office:value="76.554420690814" calcext:value-type="float">
            <text:p><text:s text:c="3"/>76,6 </text:p>
          </table:table-cell>
          <table:table-cell table:style-name="ce9" office:value-type="float" office:value="71.2217874824807" calcext:value-type="float">
            <text:p><text:s text:c="3"/>71,2 </text:p>
          </table:table-cell>
          <table:table-cell table:style-name="ce9" office:value-type="float" office:value="81.8870538991474" calcext:value-type="float">
            <text:p><text:s text:c="3"/>81,9 </text:p>
          </table:table-cell>
          <table:table-cell table:style-name="ce9" office:value-type="float" office:value="64.9440978182142" calcext:value-type="float">
            <text:p><text:s text:c="3"/>64,9 </text:p>
          </table:table-cell>
          <table:table-cell table:style-name="ce9" office:value-type="float" office:value="61.8651534236468" calcext:value-type="float">
            <text:p><text:s text:c="3"/>61,9 </text:p>
          </table:table-cell>
          <table:table-cell table:style-name="ce9" office:value-type="float" office:value="68.0230422127816" calcext:value-type="float">
            <text:p><text:s text:c="3"/>68,0 </text:p>
          </table:table-cell>
          <table:table-cell table:style-name="ce9" office:value-type="float" office:value="72.3580683687556" calcext:value-type="float">
            <text:p><text:s text:c="3"/>72,4 </text:p>
          </table:table-cell>
          <table:table-cell table:style-name="ce9" office:value-type="float" office:value="68.57595784695" calcext:value-type="float">
            <text:p><text:s text:c="3"/>68,6 </text:p>
          </table:table-cell>
          <table:table-cell table:style-name="ce9" office:value-type="float" office:value="76.1401788905612" calcext:value-type="float">
            <text:p><text:s text:c="3"/>76,1 </text:p>
          </table:table-cell>
          <table:table-cell table:style-name="ce9" office:value-type="float" office:value="80.5385532715745" calcext:value-type="float">
            <text:p><text:s text:c="3"/>80,5 </text:p>
          </table:table-cell>
          <table:table-cell table:style-name="ce9" office:value-type="float" office:value="78.4879217175194" calcext:value-type="float">
            <text:p><text:s text:c="3"/>78,5 </text:p>
          </table:table-cell>
          <table:table-cell table:style-name="ce9" office:value-type="float" office:value="82.5891848256296" calcext:value-type="float">
            <text:p><text:s text:c="3"/>82,6 </text:p>
          </table:table-cell>
          <table:table-cell table:style-name="ce9" office:value-type="float" office:value="81.3596481194426" calcext:value-type="float">
            <text:p><text:s text:c="3"/>81,4 </text:p>
          </table:table-cell>
          <table:table-cell table:style-name="ce9" office:value-type="float" office:value="74.2795978736296" calcext:value-type="float">
            <text:p><text:s text:c="3"/>74,3 </text:p>
          </table:table-cell>
          <table:table-cell table:style-name="ce9" office:value-type="float" office:value="88.4396983652556" calcext:value-type="float">
            <text:p><text:s text:c="3"/>88,4 </text:p>
          </table:table-cell>
          <table:table-cell table:style-name="ce9" office:value-type="float" office:value="64.1801265862097" calcext:value-type="float">
            <text:p><text:s text:c="3"/>64,2 </text:p>
          </table:table-cell>
          <table:table-cell table:style-name="ce9" office:value-type="float" office:value="61.1310923585504" calcext:value-type="float">
            <text:p><text:s text:c="3"/>61,1 </text:p>
          </table:table-cell>
          <table:table-cell table:style-name="ce9" office:value-type="float" office:value="67.2291608138691" calcext:value-type="float">
            <text:p><text:s text:c="3"/>67,2 </text:p>
          </table:table-cell>
          <table:table-cell table:style-name="ce9" office:value-type="float" office:value="65.8542645318699" calcext:value-type="float">
            <text:p><text:s text:c="3"/>65,9 </text:p>
          </table:table-cell>
          <table:table-cell table:style-name="ce9" office:value-type="float" office:value="61.8536105624867" calcext:value-type="float">
            <text:p><text:s text:c="3"/>61,9 </text:p>
          </table:table-cell>
          <table:table-cell table:style-name="ce9" office:value-type="float" office:value="69.8549185012531" calcext:value-type="float">
            <text:p><text:s text:c="3"/>69,9 </text:p>
          </table:table-cell>
          <table:table-cell table:style-name="ce9" office:value-type="float" office:value="72.0540693727651" calcext:value-type="float">
            <text:p><text:s text:c="3"/>72,1 </text:p>
          </table:table-cell>
          <table:table-cell table:style-name="ce9" office:value-type="float" office:value="68.2051015470621" calcext:value-type="float">
            <text:p><text:s text:c="3"/>68,2 </text:p>
          </table:table-cell>
          <table:table-cell table:style-name="ce9" office:value-type="float" office:value="75.9030371984681" calcext:value-type="float">
            <text:p><text:s text:c="3"/>75,9 </text:p>
          </table:table-cell>
          <table:table-cell table:style-name="ce9" office:value-type="float" office:value="71.879500251233" calcext:value-type="float">
            <text:p><text:s text:c="3"/>71,9 </text:p>
          </table:table-cell>
          <table:table-cell table:style-name="ce9" office:value-type="float" office:value="64.7699122292995" calcext:value-type="float">
            <text:p><text:s text:c="3"/>64,8 </text:p>
          </table:table-cell>
          <table:table-cell table:style-name="ce9" office:value-type="float" office:value="78.9890882731665" calcext:value-type="float">
            <text:p><text:s text:c="3"/>79,0 </text:p>
          </table:table-cell>
          <table:table-cell table:style-name="ce9" office:value-type="float" office:value="63.3846388265524" calcext:value-type="float">
            <text:p><text:s text:c="3"/>63,4 </text:p>
          </table:table-cell>
          <table:table-cell table:style-name="ce9" office:value-type="float" office:value="60.8521138532965" calcext:value-type="float">
            <text:p><text:s text:c="3"/>60,9 </text:p>
          </table:table-cell>
          <table:table-cell table:style-name="ce9" office:value-type="float" office:value="65.9171637998082" calcext:value-type="float">
            <text:p><text:s text:c="3"/>65,9 </text:p>
          </table:table-cell>
          <table:table-cell table:style-name="ce9" office:value-type="float" office:value="68.236771904404" calcext:value-type="float">
            <text:p><text:s text:c="3"/>68,2 </text:p>
          </table:table-cell>
          <table:table-cell table:style-name="ce9" office:value-type="float" office:value="66.0725085513799" calcext:value-type="float">
            <text:p><text:s text:c="3"/>66,1 </text:p>
          </table:table-cell>
          <table:table-cell table:style-name="ce9" office:value-type="float" office:value="70.401035257428" calcext:value-type="float">
            <text:p><text:s text:c="3"/>70,4 </text:p>
          </table:table-cell>
          <table:table-cell table:style-name="ce9" office:value-type="float" office:value="76.684989732186" calcext:value-type="float">
            <text:p><text:s text:c="3"/>76,7 </text:p>
          </table:table-cell>
          <table:table-cell table:style-name="ce9" office:value-type="float" office:value="74.2785069568979" calcext:value-type="float">
            <text:p><text:s text:c="3"/>74,3 </text:p>
          </table:table-cell>
          <table:table-cell table:style-name="ce9" office:value-type="float" office:value="79.091472507474" calcext:value-type="float">
            <text:p><text:s text:c="3"/>79,1 </text:p>
          </table:table-cell>
          <table:table-cell table:style-name="ce9" office:value-type="float" office:value="78.9900054036507" calcext:value-type="float">
            <text:p><text:s text:c="3"/>79,0 </text:p>
          </table:table-cell>
          <table:table-cell table:style-name="ce9" office:value-type="float" office:value="71.9689965422833" calcext:value-type="float">
            <text:p><text:s text:c="3"/>72,0 </text:p>
          </table:table-cell>
          <table:table-cell table:style-name="ce9" office:value-type="float" office:value="86.011014265018" calcext:value-type="float">
            <text:p><text:s text:c="3"/>86,0 </text:p>
          </table:table-cell>
          <table:table-cell table:style-name="ce9" office:value-type="float" office:value="70.5478918895684" calcext:value-type="float">
            <text:p><text:s text:c="3"/>70,5 </text:p>
          </table:table-cell>
          <table:table-cell table:style-name="ce9" office:value-type="float" office:value="63.5737216308208" calcext:value-type="float">
            <text:p><text:s text:c="3"/>63,6 </text:p>
          </table:table-cell>
          <table:table-cell table:style-name="ce9" office:value-type="float" office:value="77.522062148316" calcext:value-type="float">
            <text:p><text:s text:c="3"/>77,5 </text:p>
          </table:table-cell>
          <table:table-cell table:style-name="ce9" office:value-type="float" office:value="71.7662504025832" calcext:value-type="float">
            <text:p><text:s text:c="3"/>71,8 </text:p>
          </table:table-cell>
          <table:table-cell table:style-name="ce9" office:value-type="float" office:value="62.5564227209719" calcext:value-type="float">
            <text:p><text:s text:c="3"/>62,6 </text:p>
          </table:table-cell>
          <table:table-cell table:style-name="ce9" office:value-type="float" office:value="80.9760780841944" calcext:value-type="float">
            <text:p><text:s text:c="3"/>81,0 </text:p>
          </table:table-cell>
          <table:table-cell table:style-name="ce9" office:value-type="float" office:value="74.3843788251967" calcext:value-type="float">
            <text:p><text:s text:c="3"/>74,4 </text:p>
          </table:table-cell>
          <table:table-cell table:style-name="ce9" office:value-type="float" office:value="69.1472700192939" calcext:value-type="float">
            <text:p><text:s text:c="3"/>69,1 </text:p>
          </table:table-cell>
          <table:table-cell table:style-name="ce9" office:value-type="float" office:value="79.6214876310996" calcext:value-type="float">
            <text:p><text:s text:c="3"/>79,6 </text:p>
          </table:table-cell>
          <table:table-cell table:style-name="ce9" office:value-type="float" office:value="69.8258242818736" calcext:value-type="float">
            <text:p><text:s text:c="3"/>69,8 </text:p>
          </table:table-cell>
          <table:table-cell table:style-name="ce9" office:value-type="float" office:value="64.4117082764757" calcext:value-type="float">
            <text:p><text:s text:c="3"/>64,4 </text:p>
          </table:table-cell>
          <table:table-cell table:style-name="ce9" office:value-type="float" office:value="75.2399402872715" calcext:value-type="float">
            <text:p><text:s text:c="3"/>75,2 </text:p>
          </table:table-cell>
          <table:table-cell table:number-columns-repeated="963"/>
        </table:table-row>
        <table:table-row table:style-name="ro1">
          <table:table-cell office:value-type="string" calcext:value-type="string">
            <text:p>Goiânia</text:p>
          </table:table-cell>
          <table:table-cell table:style-name="ce9" office:value-type="float" office:value="66.4876721852528" calcext:value-type="float">
            <text:p><text:s text:c="3"/>66,5 </text:p>
          </table:table-cell>
          <table:table-cell table:style-name="ce9" office:value-type="float" office:value="64.6308173361662" calcext:value-type="float">
            <text:p><text:s text:c="3"/>64,6 </text:p>
          </table:table-cell>
          <table:table-cell table:style-name="ce9" office:value-type="float" office:value="68.3445270343395" calcext:value-type="float">
            <text:p><text:s text:c="3"/>68,3 </text:p>
          </table:table-cell>
          <table:table-cell table:style-name="ce9" office:value-type="float" office:value="70.4511980047417" calcext:value-type="float">
            <text:p><text:s text:c="3"/>70,5 </text:p>
          </table:table-cell>
          <table:table-cell table:style-name="ce9" office:value-type="float" office:value="68.5751570497969" calcext:value-type="float">
            <text:p><text:s text:c="3"/>68,6 </text:p>
          </table:table-cell>
          <table:table-cell table:style-name="ce9" office:value-type="float" office:value="72.3272389596866" calcext:value-type="float">
            <text:p><text:s text:c="3"/>72,3 </text:p>
          </table:table-cell>
          <table:table-cell table:style-name="ce9" office:value-type="float" office:value="74.0057528005862" calcext:value-type="float">
            <text:p><text:s text:c="3"/>74,0 </text:p>
          </table:table-cell>
          <table:table-cell table:style-name="ce9" office:value-type="float" office:value="71.9762339960028" calcext:value-type="float">
            <text:p><text:s text:c="3"/>72,0 </text:p>
          </table:table-cell>
          <table:table-cell table:style-name="ce9" office:value-type="float" office:value="76.0352716051697" calcext:value-type="float">
            <text:p><text:s text:c="3"/>76,0 </text:p>
          </table:table-cell>
          <table:table-cell table:style-name="ce9" office:value-type="float" office:value="67.3220668109279" calcext:value-type="float">
            <text:p><text:s text:c="3"/>67,3 </text:p>
          </table:table-cell>
          <table:table-cell table:style-name="ce9" office:value-type="float" office:value="63.3410784880832" calcext:value-type="float">
            <text:p><text:s text:c="3"/>63,3 </text:p>
          </table:table-cell>
          <table:table-cell table:style-name="ce9" office:value-type="float" office:value="71.3030551337726" calcext:value-type="float">
            <text:p><text:s text:c="3"/>71,3 </text:p>
          </table:table-cell>
          <table:table-cell table:style-name="ce9" office:value-type="float" office:value="67.2595337884758" calcext:value-type="float">
            <text:p><text:s text:c="3"/>67,3 </text:p>
          </table:table-cell>
          <table:table-cell table:style-name="ce9" office:value-type="float" office:value="64.8430529355567" calcext:value-type="float">
            <text:p><text:s text:c="3"/>64,8 </text:p>
          </table:table-cell>
          <table:table-cell table:style-name="ce9" office:value-type="float" office:value="69.6760146413949" calcext:value-type="float">
            <text:p><text:s text:c="3"/>69,7 </text:p>
          </table:table-cell>
          <table:table-cell table:style-name="ce9" office:value-type="float" office:value="72.9253717948923" calcext:value-type="float">
            <text:p><text:s text:c="3"/>72,9 </text:p>
          </table:table-cell>
          <table:table-cell table:style-name="ce9" office:value-type="float" office:value="70.4016885848843" calcext:value-type="float">
            <text:p><text:s text:c="3"/>70,4 </text:p>
          </table:table-cell>
          <table:table-cell table:style-name="ce9" office:value-type="float" office:value="75.4490550049003" calcext:value-type="float">
            <text:p><text:s text:c="3"/>75,4 </text:p>
          </table:table-cell>
          <table:table-cell table:style-name="ce9" office:value-type="float" office:value="76.2301617861052" calcext:value-type="float">
            <text:p><text:s text:c="3"/>76,2 </text:p>
          </table:table-cell>
          <table:table-cell table:style-name="ce9" office:value-type="float" office:value="73.7243773551074" calcext:value-type="float">
            <text:p><text:s text:c="3"/>73,7 </text:p>
          </table:table-cell>
          <table:table-cell table:style-name="ce9" office:value-type="float" office:value="78.7359462171031" calcext:value-type="float">
            <text:p><text:s text:c="3"/>78,7 </text:p>
          </table:table-cell>
          <table:table-cell table:style-name="ce9" office:value-type="float" office:value="68.1555810654337" calcext:value-type="float">
            <text:p><text:s text:c="3"/>68,2 </text:p>
          </table:table-cell>
          <table:table-cell table:style-name="ce9" office:value-type="float" office:value="63.5004998978423" calcext:value-type="float">
            <text:p><text:s text:c="3"/>63,5 </text:p>
          </table:table-cell>
          <table:table-cell table:style-name="ce9" office:value-type="float" office:value="72.8106622330252" calcext:value-type="float">
            <text:p><text:s text:c="3"/>72,8 </text:p>
          </table:table-cell>
          <table:table-cell table:style-name="ce9" office:value-type="float" office:value="65.7473774135045" calcext:value-type="float">
            <text:p><text:s text:c="3"/>65,7 </text:p>
          </table:table-cell>
          <table:table-cell table:style-name="ce9" office:value-type="float" office:value="63.2225960060175" calcext:value-type="float">
            <text:p><text:s text:c="3"/>63,2 </text:p>
          </table:table-cell>
          <table:table-cell table:style-name="ce9" office:value-type="float" office:value="68.2721588209915" calcext:value-type="float">
            <text:p><text:s text:c="3"/>68,3 </text:p>
          </table:table-cell>
          <table:table-cell table:style-name="ce9" office:value-type="float" office:value="67.8128108480512" calcext:value-type="float">
            <text:p><text:s text:c="3"/>67,8 </text:p>
          </table:table-cell>
          <table:table-cell table:style-name="ce9" office:value-type="float" office:value="65.3603725481458" calcext:value-type="float">
            <text:p><text:s text:c="3"/>65,4 </text:p>
          </table:table-cell>
          <table:table-cell table:style-name="ce9" office:value-type="float" office:value="70.2652491479567" calcext:value-type="float">
            <text:p><text:s text:c="3"/>70,3 </text:p>
          </table:table-cell>
          <table:table-cell table:style-name="ce9" office:value-type="float" office:value="71.6694418516386" calcext:value-type="float">
            <text:p><text:s text:c="3"/>71,7 </text:p>
          </table:table-cell>
          <table:table-cell table:style-name="ce9" office:value-type="float" office:value="69.0394763722164" calcext:value-type="float">
            <text:p><text:s text:c="3"/>69,0 </text:p>
          </table:table-cell>
          <table:table-cell table:style-name="ce9" office:value-type="float" office:value="74.2994073310609" calcext:value-type="float">
            <text:p><text:s text:c="3"/>74,3 </text:p>
          </table:table-cell>
          <table:table-cell table:style-name="ce9" office:value-type="float" office:value="66.4418431030339" calcext:value-type="float">
            <text:p><text:s text:c="3"/>66,4 </text:p>
          </table:table-cell>
          <table:table-cell table:style-name="ce9" office:value-type="float" office:value="60.6505791518836" calcext:value-type="float">
            <text:p><text:s text:c="3"/>60,7 </text:p>
          </table:table-cell>
          <table:table-cell table:style-name="ce9" office:value-type="float" office:value="72.2331070541841" calcext:value-type="float">
            <text:p><text:s text:c="3"/>72,2 </text:p>
          </table:table-cell>
          <table:table-cell table:style-name="ce9" office:value-type="float" office:value="64.6208965149591" calcext:value-type="float">
            <text:p><text:s text:c="3"/>64,6 </text:p>
          </table:table-cell>
          <table:table-cell table:style-name="ce9" office:value-type="float" office:value="62.4398834212869" calcext:value-type="float">
            <text:p><text:s text:c="3"/>62,4 </text:p>
          </table:table-cell>
          <table:table-cell table:style-name="ce9" office:value-type="float" office:value="66.8019096086314" calcext:value-type="float">
            <text:p><text:s text:c="3"/>66,8 </text:p>
          </table:table-cell>
          <table:table-cell table:style-name="ce9" office:value-type="float" office:value="69.2244233998695" calcext:value-type="float">
            <text:p><text:s text:c="3"/>69,2 </text:p>
          </table:table-cell>
          <table:table-cell table:style-name="ce9" office:value-type="float" office:value="67.0397345831482" calcext:value-type="float">
            <text:p><text:s text:c="3"/>67,0 </text:p>
          </table:table-cell>
          <table:table-cell table:style-name="ce9" office:value-type="float" office:value="71.4091122165908" calcext:value-type="float">
            <text:p><text:s text:c="3"/>71,4 </text:p>
          </table:table-cell>
          <table:table-cell table:style-name="ce9" office:value-type="float" office:value="75.2981377967699" calcext:value-type="float">
            <text:p><text:s text:c="3"/>75,3 </text:p>
          </table:table-cell>
          <table:table-cell table:style-name="ce9" office:value-type="float" office:value="73.0017144947782" calcext:value-type="float">
            <text:p><text:s text:c="3"/>73,0 </text:p>
          </table:table-cell>
          <table:table-cell table:style-name="ce9" office:value-type="float" office:value="77.5945610987616" calcext:value-type="float">
            <text:p><text:s text:c="3"/>77,6 </text:p>
          </table:table-cell>
          <table:table-cell table:style-name="ce9" office:value-type="float" office:value="64.5770842925003" calcext:value-type="float">
            <text:p><text:s text:c="3"/>64,6 </text:p>
          </table:table-cell>
          <table:table-cell table:style-name="ce9" office:value-type="float" office:value="59.7737658639329" calcext:value-type="float">
            <text:p><text:s text:c="3"/>59,8 </text:p>
          </table:table-cell>
          <table:table-cell table:style-name="ce9" office:value-type="float" office:value="69.3804027210676" calcext:value-type="float">
            <text:p><text:s text:c="3"/>69,4 </text:p>
          </table:table-cell>
          <table:table-cell table:style-name="ce9" office:value-type="float" office:value="70.8620265420052" calcext:value-type="float">
            <text:p><text:s text:c="3"/>70,9 </text:p>
          </table:table-cell>
          <table:table-cell table:style-name="ce9" office:value-type="float" office:value="67.6822831675284" calcext:value-type="float">
            <text:p><text:s text:c="3"/>67,7 </text:p>
          </table:table-cell>
          <table:table-cell table:style-name="ce9" office:value-type="float" office:value="74.0417699164819" calcext:value-type="float">
            <text:p><text:s text:c="3"/>74,0 </text:p>
          </table:table-cell>
          <table:table-cell table:style-name="ce9" office:value-type="float" office:value="72.968789884135" calcext:value-type="float">
            <text:p><text:s text:c="3"/>73,0 </text:p>
          </table:table-cell>
          <table:table-cell table:style-name="ce9" office:value-type="float" office:value="69.5426272226617" calcext:value-type="float">
            <text:p><text:s text:c="3"/>69,5 </text:p>
          </table:table-cell>
          <table:table-cell table:style-name="ce9" office:value-type="float" office:value="76.3949525456082" calcext:value-type="float">
            <text:p><text:s text:c="3"/>76,4 </text:p>
          </table:table-cell>
          <table:table-cell table:style-name="ce9" office:value-type="float" office:value="71.7374831095195" calcext:value-type="float">
            <text:p><text:s text:c="3"/>71,7 </text:p>
          </table:table-cell>
          <table:table-cell table:style-name="ce9" office:value-type="float" office:value="68.014950494624" calcext:value-type="float">
            <text:p><text:s text:c="3"/>68,0 </text:p>
          </table:table-cell>
          <table:table-cell table:style-name="ce9" office:value-type="float" office:value="75.460015724415" calcext:value-type="float">
            <text:p><text:s text:c="3"/>75,5 </text:p>
          </table:table-cell>
          <table:table-cell table:style-name="ce9" office:value-type="float" office:value="71.9688399738886" calcext:value-type="float">
            <text:p><text:s text:c="3"/>72,0 </text:p>
          </table:table-cell>
          <table:table-cell table:style-name="ce9" office:value-type="float" office:value="65.1437878684121" calcext:value-type="float">
            <text:p><text:s text:c="3"/>65,1 </text:p>
          </table:table-cell>
          <table:table-cell table:style-name="ce9" office:value-type="float" office:value="78.7938920793652" calcext:value-type="float">
            <text:p><text:s text:c="3"/>78,8 </text:p>
          </table:table-cell>
          <table:table-cell table:number-columns-repeated="963"/>
        </table:table-row>
        <table:table-row table:style-name="ro1">
          <table:table-cell office:value-type="string" calcext:value-type="string">
            <text:p>Brasília</text:p>
          </table:table-cell>
          <table:table-cell table:style-name="ce9" office:value-type="float" office:value="61.4840931140579" calcext:value-type="float">
            <text:p><text:s text:c="3"/>61,5 </text:p>
          </table:table-cell>
          <table:table-cell table:style-name="ce9" office:value-type="float" office:value="59.0964283023512" calcext:value-type="float">
            <text:p><text:s text:c="3"/>59,1 </text:p>
          </table:table-cell>
          <table:table-cell table:style-name="ce9" office:value-type="float" office:value="63.8717579257647" calcext:value-type="float">
            <text:p><text:s text:c="3"/>63,9 </text:p>
          </table:table-cell>
          <table:table-cell table:style-name="ce9" office:value-type="float" office:value="61.654983503556" calcext:value-type="float">
            <text:p><text:s text:c="3"/>61,7 </text:p>
          </table:table-cell>
          <table:table-cell table:style-name="ce9" office:value-type="float" office:value="59.6293552372036" calcext:value-type="float">
            <text:p><text:s text:c="3"/>59,6 </text:p>
          </table:table-cell>
          <table:table-cell table:style-name="ce9" office:value-type="float" office:value="63.6806117699084" calcext:value-type="float">
            <text:p><text:s text:c="3"/>63,7 </text:p>
          </table:table-cell>
          <table:table-cell table:style-name="ce9" office:value-type="float" office:value="68.894067727169" calcext:value-type="float">
            <text:p><text:s text:c="3"/>68,9 </text:p>
          </table:table-cell>
          <table:table-cell table:style-name="ce9" office:value-type="float" office:value="65.9581416860458" calcext:value-type="float">
            <text:p><text:s text:c="3"/>66,0 </text:p>
          </table:table-cell>
          <table:table-cell table:style-name="ce9" office:value-type="float" office:value="71.8299937682923" calcext:value-type="float">
            <text:p><text:s text:c="3"/>71,8 </text:p>
          </table:table-cell>
          <table:table-cell table:style-name="ce9" office:value-type="float" office:value="59.8482523657804" calcext:value-type="float">
            <text:p><text:s text:c="3"/>59,8 </text:p>
          </table:table-cell>
          <table:table-cell table:style-name="ce9" office:value-type="float" office:value="54.1502661514158" calcext:value-type="float">
            <text:p><text:s text:c="3"/>54,2 </text:p>
          </table:table-cell>
          <table:table-cell table:style-name="ce9" office:value-type="float" office:value="65.5462385801451" calcext:value-type="float">
            <text:p><text:s text:c="3"/>65,5 </text:p>
          </table:table-cell>
          <table:table-cell table:style-name="ce9" office:value-type="float" office:value="62.4042570531192" calcext:value-type="float">
            <text:p><text:s text:c="3"/>62,4 </text:p>
          </table:table-cell>
          <table:table-cell table:style-name="ce9" office:value-type="float" office:value="59.3554232929231" calcext:value-type="float">
            <text:p><text:s text:c="3"/>59,4 </text:p>
          </table:table-cell>
          <table:table-cell table:style-name="ce9" office:value-type="float" office:value="65.4530908133152" calcext:value-type="float">
            <text:p><text:s text:c="3"/>65,5 </text:p>
          </table:table-cell>
          <table:table-cell table:style-name="ce9" office:value-type="float" office:value="66.0486973820639" calcext:value-type="float">
            <text:p><text:s text:c="3"/>66,0 </text:p>
          </table:table-cell>
          <table:table-cell table:style-name="ce9" office:value-type="float" office:value="62.8513463742644" calcext:value-type="float">
            <text:p><text:s text:c="3"/>62,9 </text:p>
          </table:table-cell>
          <table:table-cell table:style-name="ce9" office:value-type="float" office:value="69.2460483898634" calcext:value-type="float">
            <text:p><text:s text:c="3"/>69,2 </text:p>
          </table:table-cell>
          <table:table-cell table:style-name="ce9" office:value-type="float" office:value="72.4651437227266" calcext:value-type="float">
            <text:p><text:s text:c="3"/>72,5 </text:p>
          </table:table-cell>
          <table:table-cell table:style-name="ce9" office:value-type="float" office:value="69.1295586532746" calcext:value-type="float">
            <text:p><text:s text:c="3"/>69,1 </text:p>
          </table:table-cell>
          <table:table-cell table:style-name="ce9" office:value-type="float" office:value="75.8007287921786" calcext:value-type="float">
            <text:p><text:s text:c="3"/>75,8 </text:p>
          </table:table-cell>
          <table:table-cell table:style-name="ce9" office:value-type="float" office:value="62.6181759850501" calcext:value-type="float">
            <text:p><text:s text:c="3"/>62,6 </text:p>
          </table:table-cell>
          <table:table-cell table:style-name="ce9" office:value-type="float" office:value="52.6510786627555" calcext:value-type="float">
            <text:p><text:s text:c="3"/>52,7 </text:p>
          </table:table-cell>
          <table:table-cell table:style-name="ce9" office:value-type="float" office:value="72.5852733073448" calcext:value-type="float">
            <text:p><text:s text:c="3"/>72,6 </text:p>
          </table:table-cell>
          <table:table-cell table:style-name="ce9" office:value-type="float" office:value="60.728683852243" calcext:value-type="float">
            <text:p><text:s text:c="3"/>60,7 </text:p>
          </table:table-cell>
          <table:table-cell table:style-name="ce9" office:value-type="float" office:value="57.9165212700789" calcext:value-type="float">
            <text:p><text:s text:c="3"/>57,9 </text:p>
          </table:table-cell>
          <table:table-cell table:style-name="ce9" office:value-type="float" office:value="63.540846434407" calcext:value-type="float">
            <text:p><text:s text:c="3"/>63,5 </text:p>
          </table:table-cell>
          <table:table-cell table:style-name="ce9" office:value-type="float" office:value="57.7051394154721" calcext:value-type="float">
            <text:p><text:s text:c="3"/>57,7 </text:p>
          </table:table-cell>
          <table:table-cell table:style-name="ce9" office:value-type="float" office:value="55.2627797582082" calcext:value-type="float">
            <text:p><text:s text:c="3"/>55,3 </text:p>
          </table:table-cell>
          <table:table-cell table:style-name="ce9" office:value-type="float" office:value="60.147499072736" calcext:value-type="float">
            <text:p><text:s text:c="3"/>60,1 </text:p>
          </table:table-cell>
          <table:table-cell table:style-name="ce9" office:value-type="float" office:value="65.7083693012138" calcext:value-type="float">
            <text:p><text:s text:c="3"/>65,7 </text:p>
          </table:table-cell>
          <table:table-cell table:style-name="ce9" office:value-type="float" office:value="62.1696707428298" calcext:value-type="float">
            <text:p><text:s text:c="3"/>62,2 </text:p>
          </table:table-cell>
          <table:table-cell table:style-name="ce9" office:value-type="float" office:value="69.2470678595977" calcext:value-type="float">
            <text:p><text:s text:c="3"/>69,2 </text:p>
          </table:table-cell>
          <table:table-cell table:style-name="ce9" office:value-type="float" office:value="57.1001457708675" calcext:value-type="float">
            <text:p><text:s text:c="3"/>57,1 </text:p>
          </table:table-cell>
          <table:table-cell table:style-name="ce9" office:value-type="float" office:value="50.937731164808" calcext:value-type="float">
            <text:p><text:s text:c="3"/>50,9 </text:p>
          </table:table-cell>
          <table:table-cell table:style-name="ce9" office:value-type="float" office:value="63.262560376927" calcext:value-type="float">
            <text:p><text:s text:c="3"/>63,3 </text:p>
          </table:table-cell>
          <table:table-cell table:style-name="ce9" office:value-type="float" office:value="59.8938212660672" calcext:value-type="float">
            <text:p><text:s text:c="3"/>59,9 </text:p>
          </table:table-cell>
          <table:table-cell table:style-name="ce9" office:value-type="float" office:value="57.3571383149879" calcext:value-type="float">
            <text:p><text:s text:c="3"/>57,4 </text:p>
          </table:table-cell>
          <table:table-cell table:style-name="ce9" office:value-type="float" office:value="62.4305042171464" calcext:value-type="float">
            <text:p><text:s text:c="3"/>62,4 </text:p>
          </table:table-cell>
          <table:table-cell table:style-name="ce9" office:value-type="float" office:value="61.5398504043666" calcext:value-type="float">
            <text:p><text:s text:c="3"/>61,5 </text:p>
          </table:table-cell>
          <table:table-cell table:style-name="ce9" office:value-type="float" office:value="59.0079584214068" calcext:value-type="float">
            <text:p><text:s text:c="3"/>59,0 </text:p>
          </table:table-cell>
          <table:table-cell table:style-name="ce9" office:value-type="float" office:value="64.0717423873264" calcext:value-type="float">
            <text:p><text:s text:c="3"/>64,1 </text:p>
          </table:table-cell>
          <table:table-cell table:style-name="ce9" office:value-type="float" office:value="71.4956049612516" calcext:value-type="float">
            <text:p><text:s text:c="3"/>71,5 </text:p>
          </table:table-cell>
          <table:table-cell table:style-name="ce9" office:value-type="float" office:value="68.4231693927723" calcext:value-type="float">
            <text:p><text:s text:c="3"/>68,4 </text:p>
          </table:table-cell>
          <table:table-cell table:style-name="ce9" office:value-type="float" office:value="74.5680405297308" calcext:value-type="float">
            <text:p><text:s text:c="3"/>74,6 </text:p>
          </table:table-cell>
          <table:table-cell table:style-name="ce9" office:value-type="float" office:value="59.30183840264" calcext:value-type="float">
            <text:p><text:s text:c="3"/>59,3 </text:p>
          </table:table-cell>
          <table:table-cell table:style-name="ce9" office:value-type="float" office:value="52.3419766810289" calcext:value-type="float">
            <text:p><text:s text:c="3"/>52,3 </text:p>
          </table:table-cell>
          <table:table-cell table:style-name="ce9" office:value-type="float" office:value="66.2617001242511" calcext:value-type="float">
            <text:p><text:s text:c="3"/>66,3 </text:p>
          </table:table-cell>
          <table:table-cell table:style-name="ce9" office:value-type="float" office:value="66.594750896534" calcext:value-type="float">
            <text:p><text:s text:c="3"/>66,6 </text:p>
          </table:table-cell>
          <table:table-cell table:style-name="ce9" office:value-type="float" office:value="61.2718876489065" calcext:value-type="float">
            <text:p><text:s text:c="3"/>61,3 </text:p>
          </table:table-cell>
          <table:table-cell table:style-name="ce9" office:value-type="float" office:value="71.9176141441614" calcext:value-type="float">
            <text:p><text:s text:c="3"/>71,9 </text:p>
          </table:table-cell>
          <table:table-cell table:style-name="ce9" office:value-type="float" office:value="61.9961144551182" calcext:value-type="float">
            <text:p><text:s text:c="3"/>62,0 </text:p>
          </table:table-cell>
          <table:table-cell table:style-name="ce9" office:value-type="float" office:value="59.1700501370563" calcext:value-type="float">
            <text:p><text:s text:c="3"/>59,2 </text:p>
          </table:table-cell>
          <table:table-cell table:style-name="ce9" office:value-type="float" office:value="64.82217877318" calcext:value-type="float">
            <text:p><text:s text:c="3"/>64,8 </text:p>
          </table:table-cell>
          <table:table-cell table:style-name="ce9" office:value-type="float" office:value="61.0403728868499" calcext:value-type="float">
            <text:p><text:s text:c="3"/>61,0 </text:p>
          </table:table-cell>
          <table:table-cell table:style-name="ce9" office:value-type="float" office:value="56.8937403568098" calcext:value-type="float">
            <text:p><text:s text:c="3"/>56,9 </text:p>
          </table:table-cell>
          <table:table-cell table:style-name="ce9" office:value-type="float" office:value="65.1870054168899" calcext:value-type="float">
            <text:p><text:s text:c="3"/>65,2 </text:p>
          </table:table-cell>
          <table:table-cell table:style-name="ce9" office:value-type="float" office:value="61.5137958864161" calcext:value-type="float">
            <text:p><text:s text:c="3"/>61,5 </text:p>
          </table:table-cell>
          <table:table-cell table:style-name="ce9" office:value-type="float" office:value="52.4957315357718" calcext:value-type="float">
            <text:p><text:s text:c="3"/>52,5 </text:p>
          </table:table-cell>
          <table:table-cell table:style-name="ce9" office:value-type="float" office:value="70.5318602370603" calcext:value-type="float">
            <text:p><text:s text:c="3"/>70,5 </text:p>
          </table:table-cell>
          <table:table-cell table:number-columns-repeated="963"/>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60"/>
          <table:table-cell table:number-columns-repeated="963"/>
        </table:table-row>
        <table:table-row table:style-name="ro1" table:number-rows-repeated="1048535">
          <table:table-cell table:number-columns-repeated="1024"/>
        </table:table-row>
        <table:table-row table:style-name="ro1">
          <table:table-cell table:number-columns-repeated="1024"/>
        </table:table-row>
      </table:table>
      <table:table table:name="5.4" table:style-name="ta4">
        <table:table-column table:style-name="co1" table:default-cell-style-name="ce4"/>
        <table:table-column table:style-name="co2" table:number-columns-repeated="60" table:default-cell-style-name="ce4"/>
        <table:table-column table:style-name="co3" table:number-columns-repeated="196" table:default-cell-style-name="ce11"/>
        <table:table-column table:style-name="co3" table:number-columns-repeated="767" table:default-cell-style-name="Default"/>
        <table:table-row table:style-name="ro1">
          <table:table-cell table:style-name="ce1" office:value-type="string" calcext:value-type="string" table:number-columns-spanned="61" table:number-rows-spanned="2">
            <text:p>Tabela 5.4 - Percentual de escolares do 9º ano do Ensino Fundamental com consumo de alimento marcador de alimentação saudável (legumes e/ou verduras) igual ou superior a cinco dias nos sete dias anteriores à pesquisa, por sexo e dependência administrativa da escola, com indicação do intervalo de confiança de 95%, segundo os Municípios das Capitais - 2009/2019</text:p>
          </table:table-cell>
          <table:covered-table-cell table:number-columns-repeated="60" table:style-name="ce1"/>
          <table:table-cell table:number-columns-repeated="963"/>
        </table:table-row>
        <table:table-row table:style-name="ro1">
          <table:covered-table-cell table:number-columns-repeated="61" table:style-name="ce1"/>
          <table:table-cell table:number-columns-repeated="963"/>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60" table:number-rows-spanned="1">
            <text:p>Percentual de escolares do 9º ano do Ensino Fundamental com consumo de alimento marcador de alimentação saudável (legumes e/ou verduras) igual ou superior a cinco dias nos sete dias anteriores à pesquisa (%)</text:p>
          </table:table-cell>
          <table:covered-table-cell table:number-columns-repeated="59" table:style-name="ce6"/>
          <table:table-cell table:number-columns-repeated="963"/>
        </table:table-row>
        <table:table-row table:style-name="ro1">
          <table:covered-table-cell table:style-name="ce2"/>
          <table:table-cell table:style-name="ce7" office:value-type="string" calcext:value-type="string" table:number-columns-spanned="12" table:number-rows-spanned="2">
            <text:p>Total</text:p>
          </table:table-cell>
          <table:covered-table-cell table:number-columns-repeated="11" table:style-name="ce7"/>
          <table:table-cell table:style-name="ce10" office:value-type="string" calcext:value-type="string" table:number-columns-spanned="24" table:number-rows-spanned="1">
            <text:p>Sexo</text:p>
          </table:table-cell>
          <table:covered-table-cell table:number-columns-repeated="23" table:style-name="ce10"/>
          <table:table-cell table:style-name="ce6" office:value-type="string" calcext:value-type="string" table:number-columns-spanned="24" table:number-rows-spanned="1">
            <text:p>Dependência Administrativa</text:p>
          </table:table-cell>
          <table:covered-table-cell table:number-columns-repeated="23" table:style-name="ce6"/>
          <table:table-cell table:number-columns-repeated="963"/>
        </table:table-row>
        <table:table-row table:style-name="ro1">
          <table:covered-table-cell table:style-name="ce2"/>
          <table:covered-table-cell table:number-columns-repeated="12" table:style-name="ce7"/>
          <table:table-cell table:style-name="ce10" office:value-type="string" calcext:value-type="string" table:number-columns-spanned="12" table:number-rows-spanned="1">
            <text:p>Homem</text:p>
          </table:table-cell>
          <table:covered-table-cell table:number-columns-repeated="11" table:style-name="ce10"/>
          <table:table-cell table:style-name="ce10" office:value-type="string" calcext:value-type="string" table:number-columns-spanned="12" table:number-rows-spanned="1">
            <text:p>Mulher</text:p>
          </table:table-cell>
          <table:covered-table-cell table:number-columns-repeated="11" table:style-name="ce10"/>
          <table:table-cell table:style-name="ce10" office:value-type="string" calcext:value-type="string" table:number-columns-spanned="12" table:number-rows-spanned="1">
            <text:p>Pública</text:p>
          </table:table-cell>
          <table:covered-table-cell table:number-columns-repeated="11" table:style-name="ce10"/>
          <table:table-cell table:style-name="ce6" office:value-type="string" calcext:value-type="string" table:number-columns-spanned="12" table:number-rows-spanned="1">
            <text:p>Privada</text:p>
          </table:table-cell>
          <table:covered-table-cell table:number-columns-repeated="11" table:style-name="ce6"/>
          <table:table-cell table:number-columns-repeated="963"/>
        </table:table-row>
        <table:table-row table:style-name="ro1">
          <table:covered-table-cell table:style-name="ce2"/>
          <table:table-cell table:style-name="ce7" office:value-type="float" office:value="2009" calcext:value-type="float" table:number-columns-spanned="3" table:number-rows-spanned="1">
            <text:p>2009</text:p>
          </table:table-cell>
          <table:covered-table-cell table:number-columns-repeated="2" table:style-name="ce7"/>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63"/>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table-cell table:style-name="ce3" office:value-type="string" calcext:value-type="string">
            <text:p>Total das Capitais</text:p>
          </table:table-cell>
          <table:table-cell table:style-name="ce8" office:value-type="float" office:value="30.8722511221724" calcext:value-type="float">
            <text:p><text:s text:c="3"/>30,9 </text:p>
          </table:table-cell>
          <table:table-cell table:style-name="ce8" office:value-type="float" office:value="30.1215496822063" calcext:value-type="float">
            <text:p><text:s text:c="3"/>30,1 </text:p>
          </table:table-cell>
          <table:table-cell table:style-name="ce8" office:value-type="float" office:value="31.6229525621385" calcext:value-type="float">
            <text:p><text:s text:c="3"/>31,6 </text:p>
          </table:table-cell>
          <table:table-cell table:style-name="ce8" office:value-type="float" office:value="35.8542707848615" calcext:value-type="float">
            <text:p><text:s text:c="3"/>35,9 </text:p>
          </table:table-cell>
          <table:table-cell table:style-name="ce8" office:value-type="float" office:value="35.0362299821177" calcext:value-type="float">
            <text:p><text:s text:c="3"/>35,0 </text:p>
          </table:table-cell>
          <table:table-cell table:style-name="ce8" office:value-type="float" office:value="36.6723115876053" calcext:value-type="float">
            <text:p><text:s text:c="3"/>36,7 </text:p>
          </table:table-cell>
          <table:table-cell table:style-name="ce8" office:value-type="float" office:value="38.2267878852907" calcext:value-type="float">
            <text:p><text:s text:c="3"/>38,2 </text:p>
          </table:table-cell>
          <table:table-cell table:style-name="ce8" office:value-type="float" office:value="37.2568825237534" calcext:value-type="float">
            <text:p><text:s text:c="3"/>37,3 </text:p>
          </table:table-cell>
          <table:table-cell table:style-name="ce8" office:value-type="float" office:value="39.196693246828" calcext:value-type="float">
            <text:p><text:s text:c="3"/>39,2 </text:p>
          </table:table-cell>
          <table:table-cell table:style-name="ce8" office:value-type="float" office:value="29.6607133257661" calcext:value-type="float">
            <text:p><text:s text:c="3"/>29,7 </text:p>
          </table:table-cell>
          <table:table-cell table:style-name="ce8" office:value-type="float" office:value="28.3742593425553" calcext:value-type="float">
            <text:p><text:s text:c="3"/>28,4 </text:p>
          </table:table-cell>
          <table:table-cell table:style-name="ce8" office:value-type="float" office:value="30.9471673089768" calcext:value-type="float">
            <text:p><text:s text:c="3"/>30,9 </text:p>
          </table:table-cell>
          <table:table-cell table:style-name="ce8" office:value-type="float" office:value="30.7945676765573" calcext:value-type="float">
            <text:p><text:s text:c="3"/>30,8 </text:p>
          </table:table-cell>
          <table:table-cell table:style-name="ce8" office:value-type="float" office:value="29.7443961389008" calcext:value-type="float">
            <text:p><text:s text:c="3"/>29,7 </text:p>
          </table:table-cell>
          <table:table-cell table:style-name="ce8" office:value-type="float" office:value="31.8447392142139" calcext:value-type="float">
            <text:p><text:s text:c="3"/>31,8 </text:p>
          </table:table-cell>
          <table:table-cell table:style-name="ce8" office:value-type="float" office:value="35.5383235839195" calcext:value-type="float">
            <text:p><text:s text:c="3"/>35,5 </text:p>
          </table:table-cell>
          <table:table-cell table:style-name="ce8" office:value-type="float" office:value="34.5369071188263" calcext:value-type="float">
            <text:p><text:s text:c="3"/>34,5 </text:p>
          </table:table-cell>
          <table:table-cell table:style-name="ce8" office:value-type="float" office:value="36.5397400490128" calcext:value-type="float">
            <text:p><text:s text:c="3"/>36,5 </text:p>
          </table:table-cell>
          <table:table-cell table:style-name="ce8" office:value-type="float" office:value="37.8776617008071" calcext:value-type="float">
            <text:p><text:s text:c="3"/>37,9 </text:p>
          </table:table-cell>
          <table:table-cell table:style-name="ce8" office:value-type="float" office:value="36.5286452764476" calcext:value-type="float">
            <text:p><text:s text:c="3"/>36,5 </text:p>
          </table:table-cell>
          <table:table-cell table:style-name="ce8" office:value-type="float" office:value="39.2266781251665" calcext:value-type="float">
            <text:p><text:s text:c="3"/>39,2 </text:p>
          </table:table-cell>
          <table:table-cell table:style-name="ce8" office:value-type="float" office:value="30.223873400733" calcext:value-type="float">
            <text:p><text:s text:c="3"/>30,2 </text:p>
          </table:table-cell>
          <table:table-cell table:style-name="ce8" office:value-type="float" office:value="28.3419091535704" calcext:value-type="float">
            <text:p><text:s text:c="3"/>28,3 </text:p>
          </table:table-cell>
          <table:table-cell table:style-name="ce8" office:value-type="float" office:value="32.1058376478957" calcext:value-type="float">
            <text:p><text:s text:c="3"/>32,1 </text:p>
          </table:table-cell>
          <table:table-cell table:style-name="ce8" office:value-type="float" office:value="30.9424189518935" calcext:value-type="float">
            <text:p><text:s text:c="3"/>30,9 </text:p>
          </table:table-cell>
          <table:table-cell table:style-name="ce8" office:value-type="float" office:value="29.9427053865302" calcext:value-type="float">
            <text:p><text:s text:c="3"/>29,9 </text:p>
          </table:table-cell>
          <table:table-cell table:style-name="ce8" office:value-type="float" office:value="31.9421325172569" calcext:value-type="float">
            <text:p><text:s text:c="3"/>31,9 </text:p>
          </table:table-cell>
          <table:table-cell table:style-name="ce8" office:value-type="float" office:value="36.1595459676944" calcext:value-type="float">
            <text:p><text:s text:c="3"/>36,2 </text:p>
          </table:table-cell>
          <table:table-cell table:style-name="ce8" office:value-type="float" office:value="35.1904693807106" calcext:value-type="float">
            <text:p><text:s text:c="3"/>35,2 </text:p>
          </table:table-cell>
          <table:table-cell table:style-name="ce8" office:value-type="float" office:value="37.1286225546782" calcext:value-type="float">
            <text:p><text:s text:c="3"/>37,1 </text:p>
          </table:table-cell>
          <table:table-cell table:style-name="ce8" office:value-type="float" office:value="38.5649490124932" calcext:value-type="float">
            <text:p><text:s text:c="3"/>38,6 </text:p>
          </table:table-cell>
          <table:table-cell table:style-name="ce8" office:value-type="float" office:value="37.4299579030177" calcext:value-type="float">
            <text:p><text:s text:c="3"/>37,4 </text:p>
          </table:table-cell>
          <table:table-cell table:style-name="ce8" office:value-type="float" office:value="39.6999401219687" calcext:value-type="float">
            <text:p><text:s text:c="3"/>39,7 </text:p>
          </table:table-cell>
          <table:table-cell table:style-name="ce8" office:value-type="float" office:value="29.1184939250995" calcext:value-type="float">
            <text:p><text:s text:c="3"/>29,1 </text:p>
          </table:table-cell>
          <table:table-cell table:style-name="ce8" office:value-type="float" office:value="27.1706353106799" calcext:value-type="float">
            <text:p><text:s text:c="3"/>27,2 </text:p>
          </table:table-cell>
          <table:table-cell table:style-name="ce8" office:value-type="float" office:value="31.0663525395191" calcext:value-type="float">
            <text:p><text:s text:c="3"/>31,1 </text:p>
          </table:table-cell>
          <table:table-cell table:style-name="ce8" office:value-type="float" office:value="30.0413361843434" calcext:value-type="float">
            <text:p><text:s text:c="3"/>30,0 </text:p>
          </table:table-cell>
          <table:table-cell table:style-name="ce8" office:value-type="float" office:value="29.2130901621246" calcext:value-type="float">
            <text:p><text:s text:c="3"/>29,2 </text:p>
          </table:table-cell>
          <table:table-cell table:style-name="ce8" office:value-type="float" office:value="30.8695822065623" calcext:value-type="float">
            <text:p><text:s text:c="3"/>30,9 </text:p>
          </table:table-cell>
          <table:table-cell table:style-name="ce8" office:value-type="float" office:value="34.8000825887278" calcext:value-type="float">
            <text:p><text:s text:c="3"/>34,8 </text:p>
          </table:table-cell>
          <table:table-cell table:style-name="ce8" office:value-type="float" office:value="33.8572060546848" calcext:value-type="float">
            <text:p><text:s text:c="3"/>33,9 </text:p>
          </table:table-cell>
          <table:table-cell table:style-name="ce8" office:value-type="float" office:value="35.7429591227707" calcext:value-type="float">
            <text:p><text:s text:c="3"/>35,7 </text:p>
          </table:table-cell>
          <table:table-cell table:style-name="ce8" office:value-type="float" office:value="37.0572167153423" calcext:value-type="float">
            <text:p><text:s text:c="3"/>37,1 </text:p>
          </table:table-cell>
          <table:table-cell table:style-name="ce8" office:value-type="float" office:value="36.0455023706833" calcext:value-type="float">
            <text:p><text:s text:c="3"/>36,0 </text:p>
          </table:table-cell>
          <table:table-cell table:style-name="ce8" office:value-type="float" office:value="38.0689310600014" calcext:value-type="float">
            <text:p><text:s text:c="3"/>38,1 </text:p>
          </table:table-cell>
          <table:table-cell table:style-name="ce8" office:value-type="float" office:value="27.8758909890279" calcext:value-type="float">
            <text:p><text:s text:c="3"/>27,9 </text:p>
          </table:table-cell>
          <table:table-cell table:style-name="ce8" office:value-type="float" office:value="26.1834833532792" calcext:value-type="float">
            <text:p><text:s text:c="3"/>26,2 </text:p>
          </table:table-cell>
          <table:table-cell table:style-name="ce8" office:value-type="float" office:value="29.5682986247767" calcext:value-type="float">
            <text:p><text:s text:c="3"/>29,6 </text:p>
          </table:table-cell>
          <table:table-cell table:style-name="ce8" office:value-type="float" office:value="34.0327099321293" calcext:value-type="float">
            <text:p><text:s text:c="3"/>34,0 </text:p>
          </table:table-cell>
          <table:table-cell table:style-name="ce8" office:value-type="float" office:value="32.2604728776609" calcext:value-type="float">
            <text:p><text:s text:c="3"/>32,3 </text:p>
          </table:table-cell>
          <table:table-cell table:style-name="ce8" office:value-type="float" office:value="35.8049469865978" calcext:value-type="float">
            <text:p><text:s text:c="3"/>35,8 </text:p>
          </table:table-cell>
          <table:table-cell table:style-name="ce8" office:value-type="float" office:value="38.9368726541214" calcext:value-type="float">
            <text:p><text:s text:c="3"/>38,9 </text:p>
          </table:table-cell>
          <table:table-cell table:style-name="ce8" office:value-type="float" office:value="37.2715437522667" calcext:value-type="float">
            <text:p><text:s text:c="3"/>37,3 </text:p>
          </table:table-cell>
          <table:table-cell table:style-name="ce8" office:value-type="float" office:value="40.6022015559762" calcext:value-type="float">
            <text:p><text:s text:c="3"/>40,6 </text:p>
          </table:table-cell>
          <table:table-cell table:style-name="ce8" office:value-type="float" office:value="41.3658165321864" calcext:value-type="float">
            <text:p><text:s text:c="3"/>41,4 </text:p>
          </table:table-cell>
          <table:table-cell table:style-name="ce8" office:value-type="float" office:value="38.979204630107" calcext:value-type="float">
            <text:p><text:s text:c="3"/>39,0 </text:p>
          </table:table-cell>
          <table:table-cell table:style-name="ce8" office:value-type="float" office:value="43.7524284342659" calcext:value-type="float">
            <text:p><text:s text:c="3"/>43,8 </text:p>
          </table:table-cell>
          <table:table-cell table:style-name="ce8" office:value-type="float" office:value="34.2049883677997" calcext:value-type="float">
            <text:p><text:s text:c="3"/>34,2 </text:p>
          </table:table-cell>
          <table:table-cell table:style-name="ce8" office:value-type="float" office:value="32.6075438125458" calcext:value-type="float">
            <text:p><text:s text:c="3"/>32,6 </text:p>
          </table:table-cell>
          <table:table-cell table:style-name="ce8" office:value-type="float" office:value="35.8024329230536" calcext:value-type="float">
            <text:p><text:s text:c="3"/>35,8 </text:p>
          </table:table-cell>
          <table:table-cell table:style-name="ce12" table:number-columns-repeated="963"/>
        </table:table-row>
        <table:table-row table:style-name="ro1">
          <table:table-cell office:value-type="string" calcext:value-type="string">
            <text:p>Porto Velho</text:p>
          </table:table-cell>
          <table:table-cell table:style-name="ce9" office:value-type="float" office:value="30.9954297385032" calcext:value-type="float">
            <text:p><text:s text:c="3"/>31,0 </text:p>
          </table:table-cell>
          <table:table-cell table:style-name="ce9" office:value-type="float" office:value="28.5046719928515" calcext:value-type="float">
            <text:p><text:s text:c="3"/>28,5 </text:p>
          </table:table-cell>
          <table:table-cell table:style-name="ce9" office:value-type="float" office:value="33.4861874841549" calcext:value-type="float">
            <text:p><text:s text:c="3"/>33,5 </text:p>
          </table:table-cell>
          <table:table-cell table:style-name="ce9" office:value-type="float" office:value="36.9498512729552" calcext:value-type="float">
            <text:p><text:s text:c="3"/>36,9 </text:p>
          </table:table-cell>
          <table:table-cell table:style-name="ce9" office:value-type="float" office:value="34.6807946911091" calcext:value-type="float">
            <text:p><text:s text:c="3"/>34,7 </text:p>
          </table:table-cell>
          <table:table-cell table:style-name="ce9" office:value-type="float" office:value="39.2189078548012" calcext:value-type="float">
            <text:p><text:s text:c="3"/>39,2 </text:p>
          </table:table-cell>
          <table:table-cell table:style-name="ce9" office:value-type="float" office:value="36.2099715378451" calcext:value-type="float">
            <text:p><text:s text:c="3"/>36,2 </text:p>
          </table:table-cell>
          <table:table-cell table:style-name="ce9" office:value-type="float" office:value="33.6656821547292" calcext:value-type="float">
            <text:p><text:s text:c="3"/>33,7 </text:p>
          </table:table-cell>
          <table:table-cell table:style-name="ce9" office:value-type="float" office:value="38.7542609209609" calcext:value-type="float">
            <text:p><text:s text:c="3"/>38,8 </text:p>
          </table:table-cell>
          <table:table-cell table:style-name="ce9" office:value-type="float" office:value="29.9065299043489" calcext:value-type="float">
            <text:p><text:s text:c="3"/>29,9 </text:p>
          </table:table-cell>
          <table:table-cell table:style-name="ce9" office:value-type="float" office:value="24.3942842708639" calcext:value-type="float">
            <text:p><text:s text:c="3"/>24,4 </text:p>
          </table:table-cell>
          <table:table-cell table:style-name="ce9" office:value-type="float" office:value="35.4187755378339" calcext:value-type="float">
            <text:p><text:s text:c="3"/>35,4 </text:p>
          </table:table-cell>
          <table:table-cell table:style-name="ce9" office:value-type="float" office:value="32.4828338877268" calcext:value-type="float">
            <text:p><text:s text:c="3"/>32,5 </text:p>
          </table:table-cell>
          <table:table-cell table:style-name="ce9" office:value-type="float" office:value="29.1949993110912" calcext:value-type="float">
            <text:p><text:s text:c="3"/>29,2 </text:p>
          </table:table-cell>
          <table:table-cell table:style-name="ce9" office:value-type="float" office:value="35.7706684643624" calcext:value-type="float">
            <text:p><text:s text:c="3"/>35,8 </text:p>
          </table:table-cell>
          <table:table-cell table:style-name="ce9" office:value-type="float" office:value="36.1294481611236" calcext:value-type="float">
            <text:p><text:s text:c="3"/>36,1 </text:p>
          </table:table-cell>
          <table:table-cell table:style-name="ce9" office:value-type="float" office:value="32.6354503448098" calcext:value-type="float">
            <text:p><text:s text:c="3"/>32,6 </text:p>
          </table:table-cell>
          <table:table-cell table:style-name="ce9" office:value-type="float" office:value="39.6234459774374" calcext:value-type="float">
            <text:p><text:s text:c="3"/>39,6 </text:p>
          </table:table-cell>
          <table:table-cell table:style-name="ce9" office:value-type="float" office:value="34.0939855970492" calcext:value-type="float">
            <text:p><text:s text:c="3"/>34,1 </text:p>
          </table:table-cell>
          <table:table-cell table:style-name="ce9" office:value-type="float" office:value="30.8261704376045" calcext:value-type="float">
            <text:p><text:s text:c="3"/>30,8 </text:p>
          </table:table-cell>
          <table:table-cell table:style-name="ce9" office:value-type="float" office:value="37.3618007564939" calcext:value-type="float">
            <text:p><text:s text:c="3"/>37,4 </text:p>
          </table:table-cell>
          <table:table-cell table:style-name="ce9" office:value-type="float" office:value="31.1101532323989" calcext:value-type="float">
            <text:p><text:s text:c="3"/>31,1 </text:p>
          </table:table-cell>
          <table:table-cell table:style-name="ce9" office:value-type="float" office:value="23.0654916679237" calcext:value-type="float">
            <text:p><text:s text:c="3"/>23,1 </text:p>
          </table:table-cell>
          <table:table-cell table:style-name="ce9" office:value-type="float" office:value="39.1548147968741" calcext:value-type="float">
            <text:p><text:s text:c="3"/>39,2 </text:p>
          </table:table-cell>
          <table:table-cell table:style-name="ce9" office:value-type="float" office:value="29.8537609603549" calcext:value-type="float">
            <text:p><text:s text:c="3"/>29,9 </text:p>
          </table:table-cell>
          <table:table-cell table:style-name="ce9" office:value-type="float" office:value="26.2921382722792" calcext:value-type="float">
            <text:p><text:s text:c="3"/>26,3 </text:p>
          </table:table-cell>
          <table:table-cell table:style-name="ce9" office:value-type="float" office:value="33.4153836484307" calcext:value-type="float">
            <text:p><text:s text:c="3"/>33,4 </text:p>
          </table:table-cell>
          <table:table-cell table:style-name="ce9" office:value-type="float" office:value="37.6620618324838" calcext:value-type="float">
            <text:p><text:s text:c="3"/>37,7 </text:p>
          </table:table-cell>
          <table:table-cell table:style-name="ce9" office:value-type="float" office:value="34.8475248739973" calcext:value-type="float">
            <text:p><text:s text:c="3"/>34,8 </text:p>
          </table:table-cell>
          <table:table-cell table:style-name="ce9" office:value-type="float" office:value="40.4765987909703" calcext:value-type="float">
            <text:p><text:s text:c="3"/>40,5 </text:p>
          </table:table-cell>
          <table:table-cell table:style-name="ce9" office:value-type="float" office:value="38.0967042945332" calcext:value-type="float">
            <text:p><text:s text:c="3"/>38,1 </text:p>
          </table:table-cell>
          <table:table-cell table:style-name="ce9" office:value-type="float" office:value="34.1289847804564" calcext:value-type="float">
            <text:p><text:s text:c="3"/>34,1 </text:p>
          </table:table-cell>
          <table:table-cell table:style-name="ce9" office:value-type="float" office:value="42.06442380861" calcext:value-type="float">
            <text:p><text:s text:c="3"/>42,1 </text:p>
          </table:table-cell>
          <table:table-cell table:style-name="ce9" office:value-type="float" office:value="28.8392906170917" calcext:value-type="float">
            <text:p><text:s text:c="3"/>28,8 </text:p>
          </table:table-cell>
          <table:table-cell table:style-name="ce9" office:value-type="float" office:value="23.5622205194549" calcext:value-type="float">
            <text:p><text:s text:c="3"/>23,6 </text:p>
          </table:table-cell>
          <table:table-cell table:style-name="ce9" office:value-type="float" office:value="34.1163607147286" calcext:value-type="float">
            <text:p><text:s text:c="3"/>34,1 </text:p>
          </table:table-cell>
          <table:table-cell table:style-name="ce9" office:value-type="float" office:value="29.6668615852101" calcext:value-type="float">
            <text:p><text:s text:c="3"/>29,7 </text:p>
          </table:table-cell>
          <table:table-cell table:style-name="ce9" office:value-type="float" office:value="27.0119699157821" calcext:value-type="float">
            <text:p><text:s text:c="3"/>27,0 </text:p>
          </table:table-cell>
          <table:table-cell table:style-name="ce9" office:value-type="float" office:value="32.3217532546382" calcext:value-type="float">
            <text:p><text:s text:c="3"/>32,3 </text:p>
          </table:table-cell>
          <table:table-cell table:style-name="ce9" office:value-type="float" office:value="35.9450070632185" calcext:value-type="float">
            <text:p><text:s text:c="3"/>35,9 </text:p>
          </table:table-cell>
          <table:table-cell table:style-name="ce9" office:value-type="float" office:value="33.5077545196265" calcext:value-type="float">
            <text:p><text:s text:c="3"/>33,5 </text:p>
          </table:table-cell>
          <table:table-cell table:style-name="ce9" office:value-type="float" office:value="38.3822596068105" calcext:value-type="float">
            <text:p><text:s text:c="3"/>38,4 </text:p>
          </table:table-cell>
          <table:table-cell table:style-name="ce9" office:value-type="float" office:value="35.2785910294983" calcext:value-type="float">
            <text:p><text:s text:c="3"/>35,3 </text:p>
          </table:table-cell>
          <table:table-cell table:style-name="ce9" office:value-type="float" office:value="32.7362950370804" calcext:value-type="float">
            <text:p><text:s text:c="3"/>32,7 </text:p>
          </table:table-cell>
          <table:table-cell table:style-name="ce9" office:value-type="float" office:value="37.8208870219161" calcext:value-type="float">
            <text:p><text:s text:c="3"/>37,8 </text:p>
          </table:table-cell>
          <table:table-cell table:style-name="ce9" office:value-type="float" office:value="28.4624030538621" calcext:value-type="float">
            <text:p><text:s text:c="3"/>28,5 </text:p>
          </table:table-cell>
          <table:table-cell table:style-name="ce9" office:value-type="float" office:value="22.0795079966858" calcext:value-type="float">
            <text:p><text:s text:c="3"/>22,1 </text:p>
          </table:table-cell>
          <table:table-cell table:style-name="ce9" office:value-type="float" office:value="34.8452981110383" calcext:value-type="float">
            <text:p><text:s text:c="3"/>34,8 </text:p>
          </table:table-cell>
          <table:table-cell table:style-name="ce9" office:value-type="float" office:value="36.9583339232514" calcext:value-type="float">
            <text:p><text:s text:c="3"/>37,0 </text:p>
          </table:table-cell>
          <table:table-cell table:style-name="ce9" office:value-type="float" office:value="32.1293984181564" calcext:value-type="float">
            <text:p><text:s text:c="3"/>32,1 </text:p>
          </table:table-cell>
          <table:table-cell table:style-name="ce9" office:value-type="float" office:value="41.7872694283465" calcext:value-type="float">
            <text:p><text:s text:c="3"/>41,8 </text:p>
          </table:table-cell>
          <table:table-cell table:style-name="ce9" office:value-type="float" office:value="42.8806759575323" calcext:value-type="float">
            <text:p><text:s text:c="3"/>42,9 </text:p>
          </table:table-cell>
          <table:table-cell table:style-name="ce9" office:value-type="float" office:value="38.0796389200696" calcext:value-type="float">
            <text:p><text:s text:c="3"/>38,1 </text:p>
          </table:table-cell>
          <table:table-cell table:style-name="ce9" office:value-type="float" office:value="47.681712994995" calcext:value-type="float">
            <text:p><text:s text:c="3"/>47,7 </text:p>
          </table:table-cell>
          <table:table-cell table:style-name="ce9" office:value-type="float" office:value="42.6166646506802" calcext:value-type="float">
            <text:p><text:s text:c="3"/>42,6 </text:p>
          </table:table-cell>
          <table:table-cell table:style-name="ce9" office:value-type="float" office:value="34.2954593043116" calcext:value-type="float">
            <text:p><text:s text:c="3"/>34,3 </text:p>
          </table:table-cell>
          <table:table-cell table:style-name="ce9" office:value-type="float" office:value="50.9378699970487" calcext:value-type="float">
            <text:p><text:s text:c="3"/>50,9 </text:p>
          </table:table-cell>
          <table:table-cell table:style-name="ce9" office:value-type="float" office:value="38.0346825306113" calcext:value-type="float">
            <text:p><text:s text:c="3"/>38,0 </text:p>
          </table:table-cell>
          <table:table-cell table:style-name="ce9" office:value-type="float" office:value="31.3760322131404" calcext:value-type="float">
            <text:p><text:s text:c="3"/>31,4 </text:p>
          </table:table-cell>
          <table:table-cell table:style-name="ce9" office:value-type="float" office:value="44.6933328480821" calcext:value-type="float">
            <text:p><text:s text:c="3"/>44,7 </text:p>
          </table:table-cell>
          <table:table-cell table:number-columns-repeated="963"/>
        </table:table-row>
        <table:table-row table:style-name="ro1">
          <table:table-cell office:value-type="string" calcext:value-type="string">
            <text:p>Rio Branco</text:p>
          </table:table-cell>
          <table:table-cell table:style-name="ce9" office:value-type="float" office:value="30.3723145401802" calcext:value-type="float">
            <text:p><text:s text:c="3"/>30,4 </text:p>
          </table:table-cell>
          <table:table-cell table:style-name="ce9" office:value-type="float" office:value="28.3928185323797" calcext:value-type="float">
            <text:p><text:s text:c="3"/>28,4 </text:p>
          </table:table-cell>
          <table:table-cell table:style-name="ce9" office:value-type="float" office:value="32.3518105479807" calcext:value-type="float">
            <text:p><text:s text:c="3"/>32,4 </text:p>
          </table:table-cell>
          <table:table-cell table:style-name="ce9" office:value-type="float" office:value="34.8383819283011" calcext:value-type="float">
            <text:p><text:s text:c="3"/>34,8 </text:p>
          </table:table-cell>
          <table:table-cell table:style-name="ce9" office:value-type="float" office:value="31.749175995038" calcext:value-type="float">
            <text:p><text:s text:c="3"/>31,7 </text:p>
          </table:table-cell>
          <table:table-cell table:style-name="ce9" office:value-type="float" office:value="37.9275878615642" calcext:value-type="float">
            <text:p><text:s text:c="3"/>37,9 </text:p>
          </table:table-cell>
          <table:table-cell table:style-name="ce9" office:value-type="float" office:value="31.9788815044641" calcext:value-type="float">
            <text:p><text:s text:c="3"/>32,0 </text:p>
          </table:table-cell>
          <table:table-cell table:style-name="ce9" office:value-type="float" office:value="29.2839418560228" calcext:value-type="float">
            <text:p><text:s text:c="3"/>29,3 </text:p>
          </table:table-cell>
          <table:table-cell table:style-name="ce9" office:value-type="float" office:value="34.6738211529053" calcext:value-type="float">
            <text:p><text:s text:c="3"/>34,7 </text:p>
          </table:table-cell>
          <table:table-cell table:style-name="ce9" office:value-type="float" office:value="25.6623537887046" calcext:value-type="float">
            <text:p><text:s text:c="3"/>25,7 </text:p>
          </table:table-cell>
          <table:table-cell table:style-name="ce9" office:value-type="float" office:value="21.3852929197365" calcext:value-type="float">
            <text:p><text:s text:c="3"/>21,4 </text:p>
          </table:table-cell>
          <table:table-cell table:style-name="ce9" office:value-type="float" office:value="29.9394146576726" calcext:value-type="float">
            <text:p><text:s text:c="3"/>29,9 </text:p>
          </table:table-cell>
          <table:table-cell table:style-name="ce9" office:value-type="float" office:value="30.1606234892376" calcext:value-type="float">
            <text:p><text:s text:c="3"/>30,2 </text:p>
          </table:table-cell>
          <table:table-cell table:style-name="ce9" office:value-type="float" office:value="27.1823600685327" calcext:value-type="float">
            <text:p><text:s text:c="3"/>27,2 </text:p>
          </table:table-cell>
          <table:table-cell table:style-name="ce9" office:value-type="float" office:value="33.1388869099425" calcext:value-type="float">
            <text:p><text:s text:c="3"/>33,1 </text:p>
          </table:table-cell>
          <table:table-cell table:style-name="ce9" office:value-type="float" office:value="36.1384788363287" calcext:value-type="float">
            <text:p><text:s text:c="3"/>36,1 </text:p>
          </table:table-cell>
          <table:table-cell table:style-name="ce9" office:value-type="float" office:value="32.5277200608318" calcext:value-type="float">
            <text:p><text:s text:c="3"/>32,5 </text:p>
          </table:table-cell>
          <table:table-cell table:style-name="ce9" office:value-type="float" office:value="39.7492376118257" calcext:value-type="float">
            <text:p><text:s text:c="3"/>39,7 </text:p>
          </table:table-cell>
          <table:table-cell table:style-name="ce9" office:value-type="float" office:value="32.5932351357124" calcext:value-type="float">
            <text:p><text:s text:c="3"/>32,6 </text:p>
          </table:table-cell>
          <table:table-cell table:style-name="ce9" office:value-type="float" office:value="29.3798589120286" calcext:value-type="float">
            <text:p><text:s text:c="3"/>29,4 </text:p>
          </table:table-cell>
          <table:table-cell table:style-name="ce9" office:value-type="float" office:value="35.8066113593961" calcext:value-type="float">
            <text:p><text:s text:c="3"/>35,8 </text:p>
          </table:table-cell>
          <table:table-cell table:style-name="ce9" office:value-type="float" office:value="28.6600726305553" calcext:value-type="float">
            <text:p><text:s text:c="3"/>28,7 </text:p>
          </table:table-cell>
          <table:table-cell table:style-name="ce9" office:value-type="float" office:value="21.3010851822691" calcext:value-type="float">
            <text:p><text:s text:c="3"/>21,3 </text:p>
          </table:table-cell>
          <table:table-cell table:style-name="ce9" office:value-type="float" office:value="36.0190600788415" calcext:value-type="float">
            <text:p><text:s text:c="3"/>36,0 </text:p>
          </table:table-cell>
          <table:table-cell table:style-name="ce9" office:value-type="float" office:value="30.5527950960167" calcext:value-type="float">
            <text:p><text:s text:c="3"/>30,6 </text:p>
          </table:table-cell>
          <table:table-cell table:style-name="ce9" office:value-type="float" office:value="27.3986287367666" calcext:value-type="float">
            <text:p><text:s text:c="3"/>27,4 </text:p>
          </table:table-cell>
          <table:table-cell table:style-name="ce9" office:value-type="float" office:value="33.7069614552668" calcext:value-type="float">
            <text:p><text:s text:c="3"/>33,7 </text:p>
          </table:table-cell>
          <table:table-cell table:style-name="ce9" office:value-type="float" office:value="33.717326100214" calcext:value-type="float">
            <text:p><text:s text:c="3"/>33,7 </text:p>
          </table:table-cell>
          <table:table-cell table:style-name="ce9" office:value-type="float" office:value="29.5115503508644" calcext:value-type="float">
            <text:p><text:s text:c="3"/>29,5 </text:p>
          </table:table-cell>
          <table:table-cell table:style-name="ce9" office:value-type="float" office:value="37.9231018495636" calcext:value-type="float">
            <text:p><text:s text:c="3"/>37,9 </text:p>
          </table:table-cell>
          <table:table-cell table:style-name="ce9" office:value-type="float" office:value="31.386571064787" calcext:value-type="float">
            <text:p><text:s text:c="3"/>31,4 </text:p>
          </table:table-cell>
          <table:table-cell table:style-name="ce9" office:value-type="float" office:value="27.6485948692817" calcext:value-type="float">
            <text:p><text:s text:c="3"/>27,6 </text:p>
          </table:table-cell>
          <table:table-cell table:style-name="ce9" office:value-type="float" office:value="35.1245472602923" calcext:value-type="float">
            <text:p><text:s text:c="3"/>35,1 </text:p>
          </table:table-cell>
          <table:table-cell table:style-name="ce9" office:value-type="float" office:value="22.7335539096734" calcext:value-type="float">
            <text:p><text:s text:c="3"/>22,7 </text:p>
          </table:table-cell>
          <table:table-cell table:style-name="ce9" office:value-type="float" office:value="16.5463492918785" calcext:value-type="float">
            <text:p><text:s text:c="3"/>16,5 </text:p>
          </table:table-cell>
          <table:table-cell table:style-name="ce9" office:value-type="float" office:value="28.9207585274683" calcext:value-type="float">
            <text:p><text:s text:c="3"/>28,9 </text:p>
          </table:table-cell>
          <table:table-cell table:style-name="ce9" office:value-type="float" office:value="30.270178707478" calcext:value-type="float">
            <text:p><text:s text:c="3"/>30,3 </text:p>
          </table:table-cell>
          <table:table-cell table:style-name="ce9" office:value-type="float" office:value="28.1232143276099" calcext:value-type="float">
            <text:p><text:s text:c="3"/>28,1 </text:p>
          </table:table-cell>
          <table:table-cell table:style-name="ce9" office:value-type="float" office:value="32.4171430873461" calcext:value-type="float">
            <text:p><text:s text:c="3"/>32,4 </text:p>
          </table:table-cell>
          <table:table-cell table:style-name="ce9" office:value-type="float" office:value="34.048069804264" calcext:value-type="float">
            <text:p><text:s text:c="3"/>34,0 </text:p>
          </table:table-cell>
          <table:table-cell table:style-name="ce9" office:value-type="float" office:value="30.6536458202379" calcext:value-type="float">
            <text:p><text:s text:c="3"/>30,7 </text:p>
          </table:table-cell>
          <table:table-cell table:style-name="ce9" office:value-type="float" office:value="37.4424937882901" calcext:value-type="float">
            <text:p><text:s text:c="3"/>37,4 </text:p>
          </table:table-cell>
          <table:table-cell table:style-name="ce9" office:value-type="float" office:value="30.24394583625" calcext:value-type="float">
            <text:p><text:s text:c="3"/>30,2 </text:p>
          </table:table-cell>
          <table:table-cell table:style-name="ce9" office:value-type="float" office:value="27.5409383743402" calcext:value-type="float">
            <text:p><text:s text:c="3"/>27,5 </text:p>
          </table:table-cell>
          <table:table-cell table:style-name="ce9" office:value-type="float" office:value="32.9469532981599" calcext:value-type="float">
            <text:p><text:s text:c="3"/>32,9 </text:p>
          </table:table-cell>
          <table:table-cell table:style-name="ce9" office:value-type="float" office:value="24.9233771653661" calcext:value-type="float">
            <text:p><text:s text:c="3"/>24,9 </text:p>
          </table:table-cell>
          <table:table-cell table:style-name="ce9" office:value-type="float" office:value="20.2284766129725" calcext:value-type="float">
            <text:p><text:s text:c="3"/>20,2 </text:p>
          </table:table-cell>
          <table:table-cell table:style-name="ce9" office:value-type="float" office:value="29.6182777177597" calcext:value-type="float">
            <text:p><text:s text:c="3"/>29,6 </text:p>
          </table:table-cell>
          <table:table-cell table:style-name="ce9" office:value-type="float" office:value="30.9690605774737" calcext:value-type="float">
            <text:p><text:s text:c="3"/>31,0 </text:p>
          </table:table-cell>
          <table:table-cell table:style-name="ce9" office:value-type="float" office:value="25.6927161800025" calcext:value-type="float">
            <text:p><text:s text:c="3"/>25,7 </text:p>
          </table:table-cell>
          <table:table-cell table:style-name="ce9" office:value-type="float" office:value="36.2454049749449" calcext:value-type="float">
            <text:p><text:s text:c="3"/>36,2 </text:p>
          </table:table-cell>
          <table:table-cell table:style-name="ce9" office:value-type="float" office:value="40.4782745459328" calcext:value-type="float">
            <text:p><text:s text:c="3"/>40,5 </text:p>
          </table:table-cell>
          <table:table-cell table:style-name="ce9" office:value-type="float" office:value="34.9192767063351" calcext:value-type="float">
            <text:p><text:s text:c="3"/>34,9 </text:p>
          </table:table-cell>
          <table:table-cell table:style-name="ce9" office:value-type="float" office:value="46.0372723855305" calcext:value-type="float">
            <text:p><text:s text:c="3"/>46,0 </text:p>
          </table:table-cell>
          <table:table-cell table:style-name="ce9" office:value-type="float" office:value="43.170248288585" calcext:value-type="float">
            <text:p><text:s text:c="3"/>43,2 </text:p>
          </table:table-cell>
          <table:table-cell table:style-name="ce9" office:value-type="float" office:value="38.334098091569" calcext:value-type="float">
            <text:p><text:s text:c="3"/>38,3 </text:p>
          </table:table-cell>
          <table:table-cell table:style-name="ce9" office:value-type="float" office:value="48.006398485601" calcext:value-type="float">
            <text:p><text:s text:c="3"/>48,0 </text:p>
          </table:table-cell>
          <table:table-cell table:style-name="ce9" office:value-type="float" office:value="32.5928899931798" calcext:value-type="float">
            <text:p><text:s text:c="3"/>32,6 </text:p>
          </table:table-cell>
          <table:table-cell table:style-name="ce9" office:value-type="float" office:value="26.9640677155084" calcext:value-type="float">
            <text:p><text:s text:c="3"/>27,0 </text:p>
          </table:table-cell>
          <table:table-cell table:style-name="ce9" office:value-type="float" office:value="38.2217122708513" calcext:value-type="float">
            <text:p><text:s text:c="3"/>38,2 </text:p>
          </table:table-cell>
          <table:table-cell table:number-columns-repeated="963"/>
        </table:table-row>
        <table:table-row table:style-name="ro1">
          <table:table-cell office:value-type="string" calcext:value-type="string">
            <text:p>Manaus</text:p>
          </table:table-cell>
          <table:table-cell table:style-name="ce9" office:value-type="float" office:value="30.0175427400514" calcext:value-type="float">
            <text:p><text:s text:c="3"/>30,0 </text:p>
          </table:table-cell>
          <table:table-cell table:style-name="ce9" office:value-type="float" office:value="26.9024638816129" calcext:value-type="float">
            <text:p><text:s text:c="3"/>26,9 </text:p>
          </table:table-cell>
          <table:table-cell table:style-name="ce9" office:value-type="float" office:value="33.1326215984899" calcext:value-type="float">
            <text:p><text:s text:c="3"/>33,1 </text:p>
          </table:table-cell>
          <table:table-cell table:style-name="ce9" office:value-type="float" office:value="34.187381216077" calcext:value-type="float">
            <text:p><text:s text:c="3"/>34,2 </text:p>
          </table:table-cell>
          <table:table-cell table:style-name="ce9" office:value-type="float" office:value="31.9618952545793" calcext:value-type="float">
            <text:p><text:s text:c="3"/>32,0 </text:p>
          </table:table-cell>
          <table:table-cell table:style-name="ce9" office:value-type="float" office:value="36.4128671775747" calcext:value-type="float">
            <text:p><text:s text:c="3"/>36,4 </text:p>
          </table:table-cell>
          <table:table-cell table:style-name="ce9" office:value-type="float" office:value="39.5114468856299" calcext:value-type="float">
            <text:p><text:s text:c="3"/>39,5 </text:p>
          </table:table-cell>
          <table:table-cell table:style-name="ce9" office:value-type="float" office:value="37.0559105882414" calcext:value-type="float">
            <text:p><text:s text:c="3"/>37,1 </text:p>
          </table:table-cell>
          <table:table-cell table:style-name="ce9" office:value-type="float" office:value="41.9669831830184" calcext:value-type="float">
            <text:p><text:s text:c="3"/>42,0 </text:p>
          </table:table-cell>
          <table:table-cell table:style-name="ce9" office:value-type="float" office:value="33.9372939898697" calcext:value-type="float">
            <text:p><text:s text:c="3"/>33,9 </text:p>
          </table:table-cell>
          <table:table-cell table:style-name="ce9" office:value-type="float" office:value="24.1051282508143" calcext:value-type="float">
            <text:p><text:s text:c="3"/>24,1 </text:p>
          </table:table-cell>
          <table:table-cell table:style-name="ce9" office:value-type="float" office:value="43.7694597289252" calcext:value-type="float">
            <text:p><text:s text:c="3"/>43,8 </text:p>
          </table:table-cell>
          <table:table-cell table:style-name="ce9" office:value-type="float" office:value="31.4605494971379" calcext:value-type="float">
            <text:p><text:s text:c="3"/>31,5 </text:p>
          </table:table-cell>
          <table:table-cell table:style-name="ce9" office:value-type="float" office:value="27.5742738799114" calcext:value-type="float">
            <text:p><text:s text:c="3"/>27,6 </text:p>
          </table:table-cell>
          <table:table-cell table:style-name="ce9" office:value-type="float" office:value="35.3468251143644" calcext:value-type="float">
            <text:p><text:s text:c="3"/>35,3 </text:p>
          </table:table-cell>
          <table:table-cell table:style-name="ce9" office:value-type="float" office:value="32.9592441742074" calcext:value-type="float">
            <text:p><text:s text:c="3"/>33,0 </text:p>
          </table:table-cell>
          <table:table-cell table:style-name="ce9" office:value-type="float" office:value="29.7797183701869" calcext:value-type="float">
            <text:p><text:s text:c="3"/>29,8 </text:p>
          </table:table-cell>
          <table:table-cell table:style-name="ce9" office:value-type="float" office:value="36.1387699782279" calcext:value-type="float">
            <text:p><text:s text:c="3"/>36,1 </text:p>
          </table:table-cell>
          <table:table-cell table:style-name="ce9" office:value-type="float" office:value="39.0590448609307" calcext:value-type="float">
            <text:p><text:s text:c="3"/>39,1 </text:p>
          </table:table-cell>
          <table:table-cell table:style-name="ce9" office:value-type="float" office:value="35.5288357611236" calcext:value-type="float">
            <text:p><text:s text:c="3"/>35,5 </text:p>
          </table:table-cell>
          <table:table-cell table:style-name="ce9" office:value-type="float" office:value="42.5892539607378" calcext:value-type="float">
            <text:p><text:s text:c="3"/>42,6 </text:p>
          </table:table-cell>
          <table:table-cell table:style-name="ce9" office:value-type="float" office:value="24.365444263584" calcext:value-type="float">
            <text:p><text:s text:c="3"/>24,4 </text:p>
          </table:table-cell>
          <table:table-cell table:style-name="ce9" office:value-type="float" office:value="22.8801471850126" calcext:value-type="float">
            <text:p><text:s text:c="3"/>22,9 </text:p>
          </table:table-cell>
          <table:table-cell table:style-name="ce9" office:value-type="float" office:value="25.8507413421554" calcext:value-type="float">
            <text:p><text:s text:c="3"/>25,9 </text:p>
          </table:table-cell>
          <table:table-cell table:style-name="ce9" office:value-type="float" office:value="28.6944435060145" calcext:value-type="float">
            <text:p><text:s text:c="3"/>28,7 </text:p>
          </table:table-cell>
          <table:table-cell table:style-name="ce9" office:value-type="float" office:value="25.1219888120205" calcext:value-type="float">
            <text:p><text:s text:c="3"/>25,1 </text:p>
          </table:table-cell>
          <table:table-cell table:style-name="ce9" office:value-type="float" office:value="32.2668982000086" calcext:value-type="float">
            <text:p><text:s text:c="3"/>32,3 </text:p>
          </table:table-cell>
          <table:table-cell table:style-name="ce9" office:value-type="float" office:value="35.3138218247369" calcext:value-type="float">
            <text:p><text:s text:c="3"/>35,3 </text:p>
          </table:table-cell>
          <table:table-cell table:style-name="ce9" office:value-type="float" office:value="32.4000713534762" calcext:value-type="float">
            <text:p><text:s text:c="3"/>32,4 </text:p>
          </table:table-cell>
          <table:table-cell table:style-name="ce9" office:value-type="float" office:value="38.2275722959976" calcext:value-type="float">
            <text:p><text:s text:c="3"/>38,2 </text:p>
          </table:table-cell>
          <table:table-cell table:style-name="ce9" office:value-type="float" office:value="39.9805233024158" calcext:value-type="float">
            <text:p><text:s text:c="3"/>40,0 </text:p>
          </table:table-cell>
          <table:table-cell table:style-name="ce9" office:value-type="float" office:value="36.6293782666762" calcext:value-type="float">
            <text:p><text:s text:c="3"/>36,6 </text:p>
          </table:table-cell>
          <table:table-cell table:style-name="ce9" office:value-type="float" office:value="43.3316683381554" calcext:value-type="float">
            <text:p><text:s text:c="3"/>43,3 </text:p>
          </table:table-cell>
          <table:table-cell table:style-name="ce9" office:value-type="float" office:value="43.9711765966285" calcext:value-type="float">
            <text:p><text:s text:c="3"/>44,0 </text:p>
          </table:table-cell>
          <table:table-cell table:style-name="ce9" office:value-type="float" office:value="23.8259684610524" calcext:value-type="float">
            <text:p><text:s text:c="3"/>23,8 </text:p>
          </table:table-cell>
          <table:table-cell table:style-name="ce9" office:value-type="float" office:value="64.1163847322047" calcext:value-type="float">
            <text:p><text:s text:c="3"/>64,1 </text:p>
          </table:table-cell>
          <table:table-cell table:style-name="ce9" office:value-type="float" office:value="29.8430178607797" calcext:value-type="float">
            <text:p><text:s text:c="3"/>29,8 </text:p>
          </table:table-cell>
          <table:table-cell table:style-name="ce9" office:value-type="float" office:value="26.4110382086303" calcext:value-type="float">
            <text:p><text:s text:c="3"/>26,4 </text:p>
          </table:table-cell>
          <table:table-cell table:style-name="ce9" office:value-type="float" office:value="33.2749975129291" calcext:value-type="float">
            <text:p><text:s text:c="3"/>33,3 </text:p>
          </table:table-cell>
          <table:table-cell table:style-name="ce9" office:value-type="float" office:value="34.6154974474401" calcext:value-type="float">
            <text:p><text:s text:c="3"/>34,6 </text:p>
          </table:table-cell>
          <table:table-cell table:style-name="ce9" office:value-type="float" office:value="32.1974471239621" calcext:value-type="float">
            <text:p><text:s text:c="3"/>32,2 </text:p>
          </table:table-cell>
          <table:table-cell table:style-name="ce9" office:value-type="float" office:value="37.0335477709182" calcext:value-type="float">
            <text:p><text:s text:c="3"/>37,0 </text:p>
          </table:table-cell>
          <table:table-cell table:style-name="ce9" office:value-type="float" office:value="38.7953663817459" calcext:value-type="float">
            <text:p><text:s text:c="3"/>38,8 </text:p>
          </table:table-cell>
          <table:table-cell table:style-name="ce9" office:value-type="float" office:value="36.2651322679641" calcext:value-type="float">
            <text:p><text:s text:c="3"/>36,3 </text:p>
          </table:table-cell>
          <table:table-cell table:style-name="ce9" office:value-type="float" office:value="41.3256004955278" calcext:value-type="float">
            <text:p><text:s text:c="3"/>41,3 </text:p>
          </table:table-cell>
          <table:table-cell table:style-name="ce9" office:value-type="float" office:value="33.8747515156005" calcext:value-type="float">
            <text:p><text:s text:c="3"/>33,9 </text:p>
          </table:table-cell>
          <table:table-cell table:style-name="ce9" office:value-type="float" office:value="22.8055742769762" calcext:value-type="float">
            <text:p><text:s text:c="3"/>22,8 </text:p>
          </table:table-cell>
          <table:table-cell table:style-name="ce9" office:value-type="float" office:value="44.9439287542249" calcext:value-type="float">
            <text:p><text:s text:c="3"/>44,9 </text:p>
          </table:table-cell>
          <table:table-cell table:style-name="ce9" office:value-type="float" office:value="31.4329947284428" calcext:value-type="float">
            <text:p><text:s text:c="3"/>31,4 </text:p>
          </table:table-cell>
          <table:table-cell table:style-name="ce9" office:value-type="float" office:value="26.0878508944088" calcext:value-type="float">
            <text:p><text:s text:c="3"/>26,1 </text:p>
          </table:table-cell>
          <table:table-cell table:style-name="ce9" office:value-type="float" office:value="36.7781385624768" calcext:value-type="float">
            <text:p><text:s text:c="3"/>36,8 </text:p>
          </table:table-cell>
          <table:table-cell table:style-name="ce9" office:value-type="float" office:value="30.8506204343252" calcext:value-type="float">
            <text:p><text:s text:c="3"/>30,9 </text:p>
          </table:table-cell>
          <table:table-cell table:style-name="ce9" office:value-type="float" office:value="27.3368168626635" calcext:value-type="float">
            <text:p><text:s text:c="3"/>27,3 </text:p>
          </table:table-cell>
          <table:table-cell table:style-name="ce9" office:value-type="float" office:value="34.364424005987" calcext:value-type="float">
            <text:p><text:s text:c="3"/>34,4 </text:p>
          </table:table-cell>
          <table:table-cell table:style-name="ce9" office:value-type="float" office:value="44.7053628639242" calcext:value-type="float">
            <text:p><text:s text:c="3"/>44,7 </text:p>
          </table:table-cell>
          <table:table-cell table:style-name="ce9" office:value-type="float" office:value="37.0386495158299" calcext:value-type="float">
            <text:p><text:s text:c="3"/>37,0 </text:p>
          </table:table-cell>
          <table:table-cell table:style-name="ce9" office:value-type="float" office:value="52.3720762120185" calcext:value-type="float">
            <text:p><text:s text:c="3"/>52,4 </text:p>
          </table:table-cell>
          <table:table-cell table:style-name="ce9" office:value-type="float" office:value="34.4280605516895" calcext:value-type="float">
            <text:p><text:s text:c="3"/>34,4 </text:p>
          </table:table-cell>
          <table:table-cell table:style-name="ce9" office:value-type="float" office:value="29.75800373616" calcext:value-type="float">
            <text:p><text:s text:c="3"/>29,8 </text:p>
          </table:table-cell>
          <table:table-cell table:style-name="ce9" office:value-type="float" office:value="39.098117367219" calcext:value-type="float">
            <text:p><text:s text:c="3"/>39,1 </text:p>
          </table:table-cell>
          <table:table-cell table:number-columns-repeated="963"/>
        </table:table-row>
        <table:table-row table:style-name="ro1">
          <table:table-cell office:value-type="string" calcext:value-type="string">
            <text:p>Boa Vista</text:p>
          </table:table-cell>
          <table:table-cell table:style-name="ce9" office:value-type="float" office:value="33.9429602797861" calcext:value-type="float">
            <text:p><text:s text:c="3"/>33,9 </text:p>
          </table:table-cell>
          <table:table-cell table:style-name="ce9" office:value-type="float" office:value="31.5169003242179" calcext:value-type="float">
            <text:p><text:s text:c="3"/>31,5 </text:p>
          </table:table-cell>
          <table:table-cell table:style-name="ce9" office:value-type="float" office:value="36.3690202353543" calcext:value-type="float">
            <text:p><text:s text:c="3"/>36,4 </text:p>
          </table:table-cell>
          <table:table-cell table:style-name="ce9" office:value-type="float" office:value="39.4950543433349" calcext:value-type="float">
            <text:p><text:s text:c="3"/>39,5 </text:p>
          </table:table-cell>
          <table:table-cell table:style-name="ce9" office:value-type="float" office:value="37.0432927386906" calcext:value-type="float">
            <text:p><text:s text:c="3"/>37,0 </text:p>
          </table:table-cell>
          <table:table-cell table:style-name="ce9" office:value-type="float" office:value="41.9468159479792" calcext:value-type="float">
            <text:p><text:s text:c="3"/>41,9 </text:p>
          </table:table-cell>
          <table:table-cell table:style-name="ce9" office:value-type="float" office:value="40.7113253729983" calcext:value-type="float">
            <text:p><text:s text:c="3"/>40,7 </text:p>
          </table:table-cell>
          <table:table-cell table:style-name="ce9" office:value-type="float" office:value="37.7770072106028" calcext:value-type="float">
            <text:p><text:s text:c="3"/>37,8 </text:p>
          </table:table-cell>
          <table:table-cell table:style-name="ce9" office:value-type="float" office:value="43.6456435353938" calcext:value-type="float">
            <text:p><text:s text:c="3"/>43,6 </text:p>
          </table:table-cell>
          <table:table-cell table:style-name="ce9" office:value-type="float" office:value="34.344741396955" calcext:value-type="float">
            <text:p><text:s text:c="3"/>34,3 </text:p>
          </table:table-cell>
          <table:table-cell table:style-name="ce9" office:value-type="float" office:value="28.2395444885658" calcext:value-type="float">
            <text:p><text:s text:c="3"/>28,2 </text:p>
          </table:table-cell>
          <table:table-cell table:style-name="ce9" office:value-type="float" office:value="40.4499383053442" calcext:value-type="float">
            <text:p><text:s text:c="3"/>40,4 </text:p>
          </table:table-cell>
          <table:table-cell table:style-name="ce9" office:value-type="float" office:value="35.398537312236" calcext:value-type="float">
            <text:p><text:s text:c="3"/>35,4 </text:p>
          </table:table-cell>
          <table:table-cell table:style-name="ce9" office:value-type="float" office:value="32.2496447988827" calcext:value-type="float">
            <text:p><text:s text:c="3"/>32,2 </text:p>
          </table:table-cell>
          <table:table-cell table:style-name="ce9" office:value-type="float" office:value="38.5474298255893" calcext:value-type="float">
            <text:p><text:s text:c="3"/>38,5 </text:p>
          </table:table-cell>
          <table:table-cell table:style-name="ce9" office:value-type="float" office:value="38.6746404162932" calcext:value-type="float">
            <text:p><text:s text:c="3"/>38,7 </text:p>
          </table:table-cell>
          <table:table-cell table:style-name="ce9" office:value-type="float" office:value="35.0754299053077" calcext:value-type="float">
            <text:p><text:s text:c="3"/>35,1 </text:p>
          </table:table-cell>
          <table:table-cell table:style-name="ce9" office:value-type="float" office:value="42.2738509272787" calcext:value-type="float">
            <text:p><text:s text:c="3"/>42,3 </text:p>
          </table:table-cell>
          <table:table-cell table:style-name="ce9" office:value-type="float" office:value="39.0904850852454" calcext:value-type="float">
            <text:p><text:s text:c="3"/>39,1 </text:p>
          </table:table-cell>
          <table:table-cell table:style-name="ce9" office:value-type="float" office:value="35.768815905604" calcext:value-type="float">
            <text:p><text:s text:c="3"/>35,8 </text:p>
          </table:table-cell>
          <table:table-cell table:style-name="ce9" office:value-type="float" office:value="42.4121542648868" calcext:value-type="float">
            <text:p><text:s text:c="3"/>42,4 </text:p>
          </table:table-cell>
          <table:table-cell table:style-name="ce9" office:value-type="float" office:value="33.1131354768762" calcext:value-type="float">
            <text:p><text:s text:c="3"/>33,1 </text:p>
          </table:table-cell>
          <table:table-cell table:style-name="ce9" office:value-type="float" office:value="23.4776512818809" calcext:value-type="float">
            <text:p><text:s text:c="3"/>23,5 </text:p>
          </table:table-cell>
          <table:table-cell table:style-name="ce9" office:value-type="float" office:value="42.7486196718715" calcext:value-type="float">
            <text:p><text:s text:c="3"/>42,7 </text:p>
          </table:table-cell>
          <table:table-cell table:style-name="ce9" office:value-type="float" office:value="32.615784987839" calcext:value-type="float">
            <text:p><text:s text:c="3"/>32,6 </text:p>
          </table:table-cell>
          <table:table-cell table:style-name="ce9" office:value-type="float" office:value="28.524317493087" calcext:value-type="float">
            <text:p><text:s text:c="3"/>28,5 </text:p>
          </table:table-cell>
          <table:table-cell table:style-name="ce9" office:value-type="float" office:value="36.7072524825909" calcext:value-type="float">
            <text:p><text:s text:c="3"/>36,7 </text:p>
          </table:table-cell>
          <table:table-cell table:style-name="ce9" office:value-type="float" office:value="40.3005517795814" calcext:value-type="float">
            <text:p><text:s text:c="3"/>40,3 </text:p>
          </table:table-cell>
          <table:table-cell table:style-name="ce9" office:value-type="float" office:value="37.1291852370509" calcext:value-type="float">
            <text:p><text:s text:c="3"/>37,1 </text:p>
          </table:table-cell>
          <table:table-cell table:style-name="ce9" office:value-type="float" office:value="43.4719183221119" calcext:value-type="float">
            <text:p><text:s text:c="3"/>43,5 </text:p>
          </table:table-cell>
          <table:table-cell table:style-name="ce9" office:value-type="float" office:value="42.3113381399432" calcext:value-type="float">
            <text:p><text:s text:c="3"/>42,3 </text:p>
          </table:table-cell>
          <table:table-cell table:style-name="ce9" office:value-type="float" office:value="38.4261264166931" calcext:value-type="float">
            <text:p><text:s text:c="3"/>38,4 </text:p>
          </table:table-cell>
          <table:table-cell table:style-name="ce9" office:value-type="float" office:value="46.1965498631933" calcext:value-type="float">
            <text:p><text:s text:c="3"/>46,2 </text:p>
          </table:table-cell>
          <table:table-cell table:style-name="ce9" office:value-type="float" office:value="35.6343369708299" calcext:value-type="float">
            <text:p><text:s text:c="3"/>35,6 </text:p>
          </table:table-cell>
          <table:table-cell table:style-name="ce9" office:value-type="float" office:value="31.6527930747488" calcext:value-type="float">
            <text:p><text:s text:c="3"/>31,7 </text:p>
          </table:table-cell>
          <table:table-cell table:style-name="ce9" office:value-type="float" office:value="39.615880866911" calcext:value-type="float">
            <text:p><text:s text:c="3"/>39,6 </text:p>
          </table:table-cell>
          <table:table-cell table:style-name="ce9" office:value-type="float" office:value="33.4732923552263" calcext:value-type="float">
            <text:p><text:s text:c="3"/>33,5 </text:p>
          </table:table-cell>
          <table:table-cell table:style-name="ce9" office:value-type="float" office:value="30.8746060101537" calcext:value-type="float">
            <text:p><text:s text:c="3"/>30,9 </text:p>
          </table:table-cell>
          <table:table-cell table:style-name="ce9" office:value-type="float" office:value="36.0719787002988" calcext:value-type="float">
            <text:p><text:s text:c="3"/>36,1 </text:p>
          </table:table-cell>
          <table:table-cell table:style-name="ce9" office:value-type="float" office:value="39.0827701631529" calcext:value-type="float">
            <text:p><text:s text:c="3"/>39,1 </text:p>
          </table:table-cell>
          <table:table-cell table:style-name="ce9" office:value-type="float" office:value="36.5014058419374" calcext:value-type="float">
            <text:p><text:s text:c="3"/>36,5 </text:p>
          </table:table-cell>
          <table:table-cell table:style-name="ce9" office:value-type="float" office:value="41.6641344843683" calcext:value-type="float">
            <text:p><text:s text:c="3"/>41,7 </text:p>
          </table:table-cell>
          <table:table-cell table:style-name="ce9" office:value-type="float" office:value="40.6110401019162" calcext:value-type="float">
            <text:p><text:s text:c="3"/>40,6 </text:p>
          </table:table-cell>
          <table:table-cell table:style-name="ce9" office:value-type="float" office:value="37.4215412648448" calcext:value-type="float">
            <text:p><text:s text:c="3"/>37,4 </text:p>
          </table:table-cell>
          <table:table-cell table:style-name="ce9" office:value-type="float" office:value="43.8005389389875" calcext:value-type="float">
            <text:p><text:s text:c="3"/>43,8 </text:p>
          </table:table-cell>
          <table:table-cell table:style-name="ce9" office:value-type="float" office:value="33.5910417215349" calcext:value-type="float">
            <text:p><text:s text:c="3"/>33,6 </text:p>
          </table:table-cell>
          <table:table-cell table:style-name="ce9" office:value-type="float" office:value="26.8388737215854" calcext:value-type="float">
            <text:p><text:s text:c="3"/>26,8 </text:p>
          </table:table-cell>
          <table:table-cell table:style-name="ce9" office:value-type="float" office:value="40.3432097214844" calcext:value-type="float">
            <text:p><text:s text:c="3"/>40,3 </text:p>
          </table:table-cell>
          <table:table-cell table:style-name="ce9" office:value-type="float" office:value="40.0378170350212" calcext:value-type="float">
            <text:p><text:s text:c="3"/>40,0 </text:p>
          </table:table-cell>
          <table:table-cell table:style-name="ce9" office:value-type="float" office:value="35.1875656272216" calcext:value-type="float">
            <text:p><text:s text:c="3"/>35,2 </text:p>
          </table:table-cell>
          <table:table-cell table:style-name="ce9" office:value-type="float" office:value="44.8880684428208" calcext:value-type="float">
            <text:p><text:s text:c="3"/>44,9 </text:p>
          </table:table-cell>
          <table:table-cell table:style-name="ce9" office:value-type="float" office:value="43.3730388128592" calcext:value-type="float">
            <text:p><text:s text:c="3"/>43,4 </text:p>
          </table:table-cell>
          <table:table-cell table:style-name="ce9" office:value-type="float" office:value="35.9258836387442" calcext:value-type="float">
            <text:p><text:s text:c="3"/>35,9 </text:p>
          </table:table-cell>
          <table:table-cell table:style-name="ce9" office:value-type="float" office:value="50.8201939869741" calcext:value-type="float">
            <text:p><text:s text:c="3"/>50,8 </text:p>
          </table:table-cell>
          <table:table-cell table:style-name="ce9" office:value-type="float" office:value="41.6910701834781" calcext:value-type="float">
            <text:p><text:s text:c="3"/>41,7 </text:p>
          </table:table-cell>
          <table:table-cell table:style-name="ce9" office:value-type="float" office:value="36.0961630651528" calcext:value-type="float">
            <text:p><text:s text:c="3"/>36,1 </text:p>
          </table:table-cell>
          <table:table-cell table:style-name="ce9" office:value-type="float" office:value="47.2859773018033" calcext:value-type="float">
            <text:p><text:s text:c="3"/>47,3 </text:p>
          </table:table-cell>
          <table:table-cell table:style-name="ce9" office:value-type="float" office:value="41.3320410030252" calcext:value-type="float">
            <text:p><text:s text:c="3"/>41,3 </text:p>
          </table:table-cell>
          <table:table-cell table:style-name="ce9" office:value-type="float" office:value="34.9926471688312" calcext:value-type="float">
            <text:p><text:s text:c="3"/>35,0 </text:p>
          </table:table-cell>
          <table:table-cell table:style-name="ce9" office:value-type="float" office:value="47.6714348372192" calcext:value-type="float">
            <text:p><text:s text:c="3"/>47,7 </text:p>
          </table:table-cell>
          <table:table-cell table:number-columns-repeated="963"/>
        </table:table-row>
        <table:table-row table:style-name="ro1">
          <table:table-cell office:value-type="string" calcext:value-type="string">
            <text:p>Belém</text:p>
          </table:table-cell>
          <table:table-cell table:style-name="ce9" office:value-type="float" office:value="20.1865873292901" calcext:value-type="float">
            <text:p><text:s text:c="3"/>20,2 </text:p>
          </table:table-cell>
          <table:table-cell table:style-name="ce9" office:value-type="float" office:value="17.2591623908736" calcext:value-type="float">
            <text:p><text:s text:c="3"/>17,3 </text:p>
          </table:table-cell>
          <table:table-cell table:style-name="ce9" office:value-type="float" office:value="23.1140122677066" calcext:value-type="float">
            <text:p><text:s text:c="3"/>23,1 </text:p>
          </table:table-cell>
          <table:table-cell table:style-name="ce9" office:value-type="float" office:value="23.2736655661285" calcext:value-type="float">
            <text:p><text:s text:c="3"/>23,3 </text:p>
          </table:table-cell>
          <table:table-cell table:style-name="ce9" office:value-type="float" office:value="20.4480399515602" calcext:value-type="float">
            <text:p><text:s text:c="3"/>20,4 </text:p>
          </table:table-cell>
          <table:table-cell table:style-name="ce9" office:value-type="float" office:value="26.0992911806968" calcext:value-type="float">
            <text:p><text:s text:c="3"/>26,1 </text:p>
          </table:table-cell>
          <table:table-cell table:style-name="ce9" office:value-type="float" office:value="29.2554867731607" calcext:value-type="float">
            <text:p><text:s text:c="3"/>29,3 </text:p>
          </table:table-cell>
          <table:table-cell table:style-name="ce9" office:value-type="float" office:value="26.9995974812584" calcext:value-type="float">
            <text:p><text:s text:c="3"/>27,0 </text:p>
          </table:table-cell>
          <table:table-cell table:style-name="ce9" office:value-type="float" office:value="31.511376065063" calcext:value-type="float">
            <text:p><text:s text:c="3"/>31,5 </text:p>
          </table:table-cell>
          <table:table-cell table:style-name="ce9" office:value-type="float" office:value="19.222291313521" calcext:value-type="float">
            <text:p><text:s text:c="3"/>19,2 </text:p>
          </table:table-cell>
          <table:table-cell table:style-name="ce9" office:value-type="float" office:value="13.3693132563983" calcext:value-type="float">
            <text:p><text:s text:c="3"/>13,4 </text:p>
          </table:table-cell>
          <table:table-cell table:style-name="ce9" office:value-type="float" office:value="25.0752693706438" calcext:value-type="float">
            <text:p><text:s text:c="3"/>25,1 </text:p>
          </table:table-cell>
          <table:table-cell table:style-name="ce9" office:value-type="float" office:value="19.3032909455807" calcext:value-type="float">
            <text:p><text:s text:c="3"/>19,3 </text:p>
          </table:table-cell>
          <table:table-cell table:style-name="ce9" office:value-type="float" office:value="15.4901221116164" calcext:value-type="float">
            <text:p><text:s text:c="3"/>15,5 </text:p>
          </table:table-cell>
          <table:table-cell table:style-name="ce9" office:value-type="float" office:value="23.1164597795451" calcext:value-type="float">
            <text:p><text:s text:c="3"/>23,1 </text:p>
          </table:table-cell>
          <table:table-cell table:style-name="ce9" office:value-type="float" office:value="23.6401170621286" calcext:value-type="float">
            <text:p><text:s text:c="3"/>23,6 </text:p>
          </table:table-cell>
          <table:table-cell table:style-name="ce9" office:value-type="float" office:value="19.8202111615568" calcext:value-type="float">
            <text:p><text:s text:c="3"/>19,8 </text:p>
          </table:table-cell>
          <table:table-cell table:style-name="ce9" office:value-type="float" office:value="27.4600229627005" calcext:value-type="float">
            <text:p><text:s text:c="3"/>27,5 </text:p>
          </table:table-cell>
          <table:table-cell table:style-name="ce9" office:value-type="float" office:value="31.7335571154466" calcext:value-type="float">
            <text:p><text:s text:c="3"/>31,7 </text:p>
          </table:table-cell>
          <table:table-cell table:style-name="ce9" office:value-type="float" office:value="28.1210841761968" calcext:value-type="float">
            <text:p><text:s text:c="3"/>28,1 </text:p>
          </table:table-cell>
          <table:table-cell table:style-name="ce9" office:value-type="float" office:value="35.3460300546965" calcext:value-type="float">
            <text:p><text:s text:c="3"/>35,3 </text:p>
          </table:table-cell>
          <table:table-cell table:style-name="ce9" office:value-type="float" office:value="20.1315043298375" calcext:value-type="float">
            <text:p><text:s text:c="3"/>20,1 </text:p>
          </table:table-cell>
          <table:table-cell table:style-name="ce9" office:value-type="float" office:value="10.7000721483687" calcext:value-type="float">
            <text:p><text:s text:c="3"/>10,7 </text:p>
          </table:table-cell>
          <table:table-cell table:style-name="ce9" office:value-type="float" office:value="29.5629365113062" calcext:value-type="float">
            <text:p><text:s text:c="3"/>29,6 </text:p>
          </table:table-cell>
          <table:table-cell table:style-name="ce9" office:value-type="float" office:value="20.9682326708343" calcext:value-type="float">
            <text:p><text:s text:c="3"/>21,0 </text:p>
          </table:table-cell>
          <table:table-cell table:style-name="ce9" office:value-type="float" office:value="17.7572975922716" calcext:value-type="float">
            <text:p><text:s text:c="3"/>17,8 </text:p>
          </table:table-cell>
          <table:table-cell table:style-name="ce9" office:value-type="float" office:value="24.179167749397" calcext:value-type="float">
            <text:p><text:s text:c="3"/>24,2 </text:p>
          </table:table-cell>
          <table:table-cell table:style-name="ce9" office:value-type="float" office:value="22.9303774936836" calcext:value-type="float">
            <text:p><text:s text:c="3"/>22,9 </text:p>
          </table:table-cell>
          <table:table-cell table:style-name="ce9" office:value-type="float" office:value="19.9050827044647" calcext:value-type="float">
            <text:p><text:s text:c="3"/>19,9 </text:p>
          </table:table-cell>
          <table:table-cell table:style-name="ce9" office:value-type="float" office:value="25.9556722829025" calcext:value-type="float">
            <text:p><text:s text:c="3"/>26,0 </text:p>
          </table:table-cell>
          <table:table-cell table:style-name="ce9" office:value-type="float" office:value="26.911158048452" calcext:value-type="float">
            <text:p><text:s text:c="3"/>26,9 </text:p>
          </table:table-cell>
          <table:table-cell table:style-name="ce9" office:value-type="float" office:value="24.1897004883956" calcext:value-type="float">
            <text:p><text:s text:c="3"/>24,2 </text:p>
          </table:table-cell>
          <table:table-cell table:style-name="ce9" office:value-type="float" office:value="29.6326156085084" calcext:value-type="float">
            <text:p><text:s text:c="3"/>29,6 </text:p>
          </table:table-cell>
          <table:table-cell table:style-name="ce9" office:value-type="float" office:value="18.2735604063726" calcext:value-type="float">
            <text:p><text:s text:c="3"/>18,3 </text:p>
          </table:table-cell>
          <table:table-cell table:style-name="ce9" office:value-type="float" office:value="11.6737690797546" calcext:value-type="float">
            <text:p><text:s text:c="3"/>11,7 </text:p>
          </table:table-cell>
          <table:table-cell table:style-name="ce9" office:value-type="float" office:value="24.8733517329906" calcext:value-type="float">
            <text:p><text:s text:c="3"/>24,9 </text:p>
          </table:table-cell>
          <table:table-cell table:style-name="ce9" office:value-type="float" office:value="18.2706095911791" calcext:value-type="float">
            <text:p><text:s text:c="3"/>18,3 </text:p>
          </table:table-cell>
          <table:table-cell table:style-name="ce9" office:value-type="float" office:value="14.7560467876833" calcext:value-type="float">
            <text:p><text:s text:c="3"/>14,8 </text:p>
          </table:table-cell>
          <table:table-cell table:style-name="ce9" office:value-type="float" office:value="21.7851723946748" calcext:value-type="float">
            <text:p><text:s text:c="3"/>21,8 </text:p>
          </table:table-cell>
          <table:table-cell table:style-name="ce9" office:value-type="float" office:value="20.2496060359292" calcext:value-type="float">
            <text:p><text:s text:c="3"/>20,2 </text:p>
          </table:table-cell>
          <table:table-cell table:style-name="ce9" office:value-type="float" office:value="17.3233317993562" calcext:value-type="float">
            <text:p><text:s text:c="3"/>17,3 </text:p>
          </table:table-cell>
          <table:table-cell table:style-name="ce9" office:value-type="float" office:value="23.1758802725023" calcext:value-type="float">
            <text:p><text:s text:c="3"/>23,2 </text:p>
          </table:table-cell>
          <table:table-cell table:style-name="ce9" office:value-type="float" office:value="27.3982734989522" calcext:value-type="float">
            <text:p><text:s text:c="3"/>27,4 </text:p>
          </table:table-cell>
          <table:table-cell table:style-name="ce9" office:value-type="float" office:value="24.9145630456552" calcext:value-type="float">
            <text:p><text:s text:c="3"/>24,9 </text:p>
          </table:table-cell>
          <table:table-cell table:style-name="ce9" office:value-type="float" office:value="29.8819839522491" calcext:value-type="float">
            <text:p><text:s text:c="3"/>29,9 </text:p>
          </table:table-cell>
          <table:table-cell table:style-name="ce9" office:value-type="float" office:value="18.0302901568438" calcext:value-type="float">
            <text:p><text:s text:c="3"/>18,0 </text:p>
          </table:table-cell>
          <table:table-cell table:style-name="ce9" office:value-type="float" office:value="11.3557567744253" calcext:value-type="float">
            <text:p><text:s text:c="3"/>11,4 </text:p>
          </table:table-cell>
          <table:table-cell table:style-name="ce9" office:value-type="float" office:value="24.7048235392623" calcext:value-type="float">
            <text:p><text:s text:c="3"/>24,7 </text:p>
          </table:table-cell>
          <table:table-cell table:style-name="ce9" office:value-type="float" office:value="26.6557216033153" calcext:value-type="float">
            <text:p><text:s text:c="3"/>26,7 </text:p>
          </table:table-cell>
          <table:table-cell table:style-name="ce9" office:value-type="float" office:value="22.3067022550867" calcext:value-type="float">
            <text:p><text:s text:c="3"/>22,3 </text:p>
          </table:table-cell>
          <table:table-cell table:style-name="ce9" office:value-type="float" office:value="31.004740951544" calcext:value-type="float">
            <text:p><text:s text:c="3"/>31,0 </text:p>
          </table:table-cell>
          <table:table-cell table:style-name="ce9" office:value-type="float" office:value="29.9030688929844" calcext:value-type="float">
            <text:p><text:s text:c="3"/>29,9 </text:p>
          </table:table-cell>
          <table:table-cell table:style-name="ce9" office:value-type="float" office:value="25.2125773017849" calcext:value-type="float">
            <text:p><text:s text:c="3"/>25,2 </text:p>
          </table:table-cell>
          <table:table-cell table:style-name="ce9" office:value-type="float" office:value="34.5935604841838" calcext:value-type="float">
            <text:p><text:s text:c="3"/>34,6 </text:p>
          </table:table-cell>
          <table:table-cell table:style-name="ce9" office:value-type="float" office:value="33.3656267699601" calcext:value-type="float">
            <text:p><text:s text:c="3"/>33,4 </text:p>
          </table:table-cell>
          <table:table-cell table:style-name="ce9" office:value-type="float" office:value="29.4681322151343" calcext:value-type="float">
            <text:p><text:s text:c="3"/>29,5 </text:p>
          </table:table-cell>
          <table:table-cell table:style-name="ce9" office:value-type="float" office:value="37.2631213247858" calcext:value-type="float">
            <text:p><text:s text:c="3"/>37,3 </text:p>
          </table:table-cell>
          <table:table-cell table:style-name="ce9" office:value-type="float" office:value="22.0911034066275" calcext:value-type="float">
            <text:p><text:s text:c="3"/>22,1 </text:p>
          </table:table-cell>
          <table:table-cell table:style-name="ce9" office:value-type="float" office:value="10.2784648554931" calcext:value-type="float">
            <text:p><text:s text:c="3"/>10,3 </text:p>
          </table:table-cell>
          <table:table-cell table:style-name="ce9" office:value-type="float" office:value="33.9037419577619" calcext:value-type="float">
            <text:p><text:s text:c="3"/>33,9 </text:p>
          </table:table-cell>
          <table:table-cell table:number-columns-repeated="963"/>
        </table:table-row>
        <table:table-row table:style-name="ro1">
          <table:table-cell office:value-type="string" calcext:value-type="string">
            <text:p>Macapá</text:p>
          </table:table-cell>
          <table:table-cell table:style-name="ce9" office:value-type="float" office:value="31.2716249076249" calcext:value-type="float">
            <text:p><text:s text:c="3"/>31,3 </text:p>
          </table:table-cell>
          <table:table-cell table:style-name="ce9" office:value-type="float" office:value="28.9214768725249" calcext:value-type="float">
            <text:p><text:s text:c="3"/>28,9 </text:p>
          </table:table-cell>
          <table:table-cell table:style-name="ce9" office:value-type="float" office:value="33.6217729427249" calcext:value-type="float">
            <text:p><text:s text:c="3"/>33,6 </text:p>
          </table:table-cell>
          <table:table-cell table:style-name="ce9" office:value-type="float" office:value="33.7719989088766" calcext:value-type="float">
            <text:p><text:s text:c="3"/>33,8 </text:p>
          </table:table-cell>
          <table:table-cell table:style-name="ce9" office:value-type="float" office:value="31.3815097253213" calcext:value-type="float">
            <text:p><text:s text:c="3"/>31,4 </text:p>
          </table:table-cell>
          <table:table-cell table:style-name="ce9" office:value-type="float" office:value="36.1624880924319" calcext:value-type="float">
            <text:p><text:s text:c="3"/>36,2 </text:p>
          </table:table-cell>
          <table:table-cell table:style-name="ce9" office:value-type="float" office:value="37.5870419009234" calcext:value-type="float">
            <text:p><text:s text:c="3"/>37,6 </text:p>
          </table:table-cell>
          <table:table-cell table:style-name="ce9" office:value-type="float" office:value="35.6107532855503" calcext:value-type="float">
            <text:p><text:s text:c="3"/>35,6 </text:p>
          </table:table-cell>
          <table:table-cell table:style-name="ce9" office:value-type="float" office:value="39.5633305162964" calcext:value-type="float">
            <text:p><text:s text:c="3"/>39,6 </text:p>
          </table:table-cell>
          <table:table-cell table:style-name="ce9" office:value-type="float" office:value="32.9319736208338" calcext:value-type="float">
            <text:p><text:s text:c="3"/>32,9 </text:p>
          </table:table-cell>
          <table:table-cell table:style-name="ce9" office:value-type="float" office:value="28.9074860243874" calcext:value-type="float">
            <text:p><text:s text:c="3"/>28,9 </text:p>
          </table:table-cell>
          <table:table-cell table:style-name="ce9" office:value-type="float" office:value="36.9564612172802" calcext:value-type="float">
            <text:p><text:s text:c="3"/>37,0 </text:p>
          </table:table-cell>
          <table:table-cell table:style-name="ce9" office:value-type="float" office:value="30.223511259338" calcext:value-type="float">
            <text:p><text:s text:c="3"/>30,2 </text:p>
          </table:table-cell>
          <table:table-cell table:style-name="ce9" office:value-type="float" office:value="27.0456480823466" calcext:value-type="float">
            <text:p><text:s text:c="3"/>27,0 </text:p>
          </table:table-cell>
          <table:table-cell table:style-name="ce9" office:value-type="float" office:value="33.4013744363293" calcext:value-type="float">
            <text:p><text:s text:c="3"/>33,4 </text:p>
          </table:table-cell>
          <table:table-cell table:style-name="ce9" office:value-type="float" office:value="31.104067581534" calcext:value-type="float">
            <text:p><text:s text:c="3"/>31,1 </text:p>
          </table:table-cell>
          <table:table-cell table:style-name="ce9" office:value-type="float" office:value="27.7987120197018" calcext:value-type="float">
            <text:p><text:s text:c="3"/>27,8 </text:p>
          </table:table-cell>
          <table:table-cell table:style-name="ce9" office:value-type="float" office:value="34.4094231433663" calcext:value-type="float">
            <text:p><text:s text:c="3"/>34,4 </text:p>
          </table:table-cell>
          <table:table-cell table:style-name="ce9" office:value-type="float" office:value="36.5976117504809" calcext:value-type="float">
            <text:p><text:s text:c="3"/>36,6 </text:p>
          </table:table-cell>
          <table:table-cell table:style-name="ce9" office:value-type="float" office:value="33.5173478593287" calcext:value-type="float">
            <text:p><text:s text:c="3"/>33,5 </text:p>
          </table:table-cell>
          <table:table-cell table:style-name="ce9" office:value-type="float" office:value="39.6778756416331" calcext:value-type="float">
            <text:p><text:s text:c="3"/>39,7 </text:p>
          </table:table-cell>
          <table:table-cell table:style-name="ce9" office:value-type="float" office:value="36.0715847091838" calcext:value-type="float">
            <text:p><text:s text:c="3"/>36,1 </text:p>
          </table:table-cell>
          <table:table-cell table:style-name="ce9" office:value-type="float" office:value="31.3603026854708" calcext:value-type="float">
            <text:p><text:s text:c="3"/>31,4 </text:p>
          </table:table-cell>
          <table:table-cell table:style-name="ce9" office:value-type="float" office:value="40.7828667328969" calcext:value-type="float">
            <text:p><text:s text:c="3"/>40,8 </text:p>
          </table:table-cell>
          <table:table-cell table:style-name="ce9" office:value-type="float" office:value="32.1462927806943" calcext:value-type="float">
            <text:p><text:s text:c="3"/>32,1 </text:p>
          </table:table-cell>
          <table:table-cell table:style-name="ce9" office:value-type="float" office:value="29.16710968005" calcext:value-type="float">
            <text:p><text:s text:c="3"/>29,2 </text:p>
          </table:table-cell>
          <table:table-cell table:style-name="ce9" office:value-type="float" office:value="35.1254758813387" calcext:value-type="float">
            <text:p><text:s text:c="3"/>35,1 </text:p>
          </table:table-cell>
          <table:table-cell table:style-name="ce9" office:value-type="float" office:value="36.2262569098557" calcext:value-type="float">
            <text:p><text:s text:c="3"/>36,2 </text:p>
          </table:table-cell>
          <table:table-cell table:style-name="ce9" office:value-type="float" office:value="33.3612320873728" calcext:value-type="float">
            <text:p><text:s text:c="3"/>33,4 </text:p>
          </table:table-cell>
          <table:table-cell table:style-name="ce9" office:value-type="float" office:value="39.0912817323387" calcext:value-type="float">
            <text:p><text:s text:c="3"/>39,1 </text:p>
          </table:table-cell>
          <table:table-cell table:style-name="ce9" office:value-type="float" office:value="38.5318658978578" calcext:value-type="float">
            <text:p><text:s text:c="3"/>38,5 </text:p>
          </table:table-cell>
          <table:table-cell table:style-name="ce9" office:value-type="float" office:value="36.2541376643751" calcext:value-type="float">
            <text:p><text:s text:c="3"/>36,3 </text:p>
          </table:table-cell>
          <table:table-cell table:style-name="ce9" office:value-type="float" office:value="40.8095941313406" calcext:value-type="float">
            <text:p><text:s text:c="3"/>40,8 </text:p>
          </table:table-cell>
          <table:table-cell table:style-name="ce9" office:value-type="float" office:value="30.022879246159" calcext:value-type="float">
            <text:p><text:s text:c="3"/>30,0 </text:p>
          </table:table-cell>
          <table:table-cell table:style-name="ce9" office:value-type="float" office:value="23.9451731830772" calcext:value-type="float">
            <text:p><text:s text:c="3"/>23,9 </text:p>
          </table:table-cell>
          <table:table-cell table:style-name="ce9" office:value-type="float" office:value="36.1005853092408" calcext:value-type="float">
            <text:p><text:s text:c="3"/>36,1 </text:p>
          </table:table-cell>
          <table:table-cell table:style-name="ce9" office:value-type="float" office:value="30.7829016226287" calcext:value-type="float">
            <text:p><text:s text:c="3"/>30,8 </text:p>
          </table:table-cell>
          <table:table-cell table:style-name="ce9" office:value-type="float" office:value="28.3751817702939" calcext:value-type="float">
            <text:p><text:s text:c="3"/>28,4 </text:p>
          </table:table-cell>
          <table:table-cell table:style-name="ce9" office:value-type="float" office:value="33.1906214749635" calcext:value-type="float">
            <text:p><text:s text:c="3"/>33,2 </text:p>
          </table:table-cell>
          <table:table-cell table:style-name="ce9" office:value-type="float" office:value="33.5027039609243" calcext:value-type="float">
            <text:p><text:s text:c="3"/>33,5 </text:p>
          </table:table-cell>
          <table:table-cell table:style-name="ce9" office:value-type="float" office:value="31.0640035920734" calcext:value-type="float">
            <text:p><text:s text:c="3"/>31,1 </text:p>
          </table:table-cell>
          <table:table-cell table:style-name="ce9" office:value-type="float" office:value="35.9414043297752" calcext:value-type="float">
            <text:p><text:s text:c="3"/>35,9 </text:p>
          </table:table-cell>
          <table:table-cell table:style-name="ce9" office:value-type="float" office:value="37.0690708359668" calcext:value-type="float">
            <text:p><text:s text:c="3"/>37,1 </text:p>
          </table:table-cell>
          <table:table-cell table:style-name="ce9" office:value-type="float" office:value="35.0857584298177" calcext:value-type="float">
            <text:p><text:s text:c="3"/>35,1 </text:p>
          </table:table-cell>
          <table:table-cell table:style-name="ce9" office:value-type="float" office:value="39.0523832421159" calcext:value-type="float">
            <text:p><text:s text:c="3"/>39,1 </text:p>
          </table:table-cell>
          <table:table-cell table:style-name="ce9" office:value-type="float" office:value="32.5487522824563" calcext:value-type="float">
            <text:p><text:s text:c="3"/>32,5 </text:p>
          </table:table-cell>
          <table:table-cell table:style-name="ce9" office:value-type="float" office:value="27.9716015756475" calcext:value-type="float">
            <text:p><text:s text:c="3"/>28,0 </text:p>
          </table:table-cell>
          <table:table-cell table:style-name="ce9" office:value-type="float" office:value="37.125902989265" calcext:value-type="float">
            <text:p><text:s text:c="3"/>37,1 </text:p>
          </table:table-cell>
          <table:table-cell table:style-name="ce9" office:value-type="float" office:value="36.854626735672" calcext:value-type="float">
            <text:p><text:s text:c="3"/>36,9 </text:p>
          </table:table-cell>
          <table:table-cell table:style-name="ce9" office:value-type="float" office:value="28.0034585752377" calcext:value-type="float">
            <text:p><text:s text:c="3"/>28,0 </text:p>
          </table:table-cell>
          <table:table-cell table:style-name="ce9" office:value-type="float" office:value="45.7057948961062" calcext:value-type="float">
            <text:p><text:s text:c="3"/>45,7 </text:p>
          </table:table-cell>
          <table:table-cell table:style-name="ce9" office:value-type="float" office:value="35.7240458982983" calcext:value-type="float">
            <text:p><text:s text:c="3"/>35,7 </text:p>
          </table:table-cell>
          <table:table-cell table:style-name="ce9" office:value-type="float" office:value="27.172643417733" calcext:value-type="float">
            <text:p><text:s text:c="3"/>27,2 </text:p>
          </table:table-cell>
          <table:table-cell table:style-name="ce9" office:value-type="float" office:value="44.2754483788637" calcext:value-type="float">
            <text:p><text:s text:c="3"/>44,3 </text:p>
          </table:table-cell>
          <table:table-cell table:style-name="ce9" office:value-type="float" office:value="41.1741332223259" calcext:value-type="float">
            <text:p><text:s text:c="3"/>41,2 </text:p>
          </table:table-cell>
          <table:table-cell table:style-name="ce9" office:value-type="float" office:value="34.3988958899467" calcext:value-type="float">
            <text:p><text:s text:c="3"/>34,4 </text:p>
          </table:table-cell>
          <table:table-cell table:style-name="ce9" office:value-type="float" office:value="47.949370554705" calcext:value-type="float">
            <text:p><text:s text:c="3"/>47,9 </text:p>
          </table:table-cell>
          <table:table-cell table:style-name="ce9" office:value-type="float" office:value="35.5645410013173" calcext:value-type="float">
            <text:p><text:s text:c="3"/>35,6 </text:p>
          </table:table-cell>
          <table:table-cell table:style-name="ce9" office:value-type="float" office:value="31.9205241158391" calcext:value-type="float">
            <text:p><text:s text:c="3"/>31,9 </text:p>
          </table:table-cell>
          <table:table-cell table:style-name="ce9" office:value-type="float" office:value="39.2085578867954" calcext:value-type="float">
            <text:p><text:s text:c="3"/>39,2 </text:p>
          </table:table-cell>
          <table:table-cell table:number-columns-repeated="963"/>
        </table:table-row>
        <table:table-row table:style-name="ro1">
          <table:table-cell office:value-type="string" calcext:value-type="string">
            <text:p>Palmas</text:p>
          </table:table-cell>
          <table:table-cell table:style-name="ce9" office:value-type="float" office:value="34.7282762043121" calcext:value-type="float">
            <text:p><text:s text:c="3"/>34,7 </text:p>
          </table:table-cell>
          <table:table-cell table:style-name="ce9" office:value-type="float" office:value="31.9836913685433" calcext:value-type="float">
            <text:p><text:s text:c="3"/>32,0 </text:p>
          </table:table-cell>
          <table:table-cell table:style-name="ce9" office:value-type="float" office:value="37.4728610400809" calcext:value-type="float">
            <text:p><text:s text:c="3"/>37,5 </text:p>
          </table:table-cell>
          <table:table-cell table:style-name="ce9" office:value-type="float" office:value="43.5376451465959" calcext:value-type="float">
            <text:p><text:s text:c="3"/>43,5 </text:p>
          </table:table-cell>
          <table:table-cell table:style-name="ce9" office:value-type="float" office:value="39.892307424062" calcext:value-type="float">
            <text:p><text:s text:c="3"/>39,9 </text:p>
          </table:table-cell>
          <table:table-cell table:style-name="ce9" office:value-type="float" office:value="47.1829828691298" calcext:value-type="float">
            <text:p><text:s text:c="3"/>47,2 </text:p>
          </table:table-cell>
          <table:table-cell table:style-name="ce9" office:value-type="float" office:value="46.3193588265789" calcext:value-type="float">
            <text:p><text:s text:c="3"/>46,3 </text:p>
          </table:table-cell>
          <table:table-cell table:style-name="ce9" office:value-type="float" office:value="42.3493789475701" calcext:value-type="float">
            <text:p><text:s text:c="3"/>42,3 </text:p>
          </table:table-cell>
          <table:table-cell table:style-name="ce9" office:value-type="float" office:value="50.2893387055877" calcext:value-type="float">
            <text:p><text:s text:c="3"/>50,3 </text:p>
          </table:table-cell>
          <table:table-cell table:style-name="ce9" office:value-type="float" office:value="29.1422616258485" calcext:value-type="float">
            <text:p><text:s text:c="3"/>29,1 </text:p>
          </table:table-cell>
          <table:table-cell table:style-name="ce9" office:value-type="float" office:value="25.5616518853624" calcext:value-type="float">
            <text:p><text:s text:c="3"/>25,6 </text:p>
          </table:table-cell>
          <table:table-cell table:style-name="ce9" office:value-type="float" office:value="32.7228713663345" calcext:value-type="float">
            <text:p><text:s text:c="3"/>32,7 </text:p>
          </table:table-cell>
          <table:table-cell table:style-name="ce9" office:value-type="float" office:value="33.7627695168859" calcext:value-type="float">
            <text:p><text:s text:c="3"/>33,8 </text:p>
          </table:table-cell>
          <table:table-cell table:style-name="ce9" office:value-type="float" office:value="30.6052623054718" calcext:value-type="float">
            <text:p><text:s text:c="3"/>30,6 </text:p>
          </table:table-cell>
          <table:table-cell table:style-name="ce9" office:value-type="float" office:value="36.9202767283" calcext:value-type="float">
            <text:p><text:s text:c="3"/>36,9 </text:p>
          </table:table-cell>
          <table:table-cell table:style-name="ce9" office:value-type="float" office:value="45.8495180975834" calcext:value-type="float">
            <text:p><text:s text:c="3"/>45,8 </text:p>
          </table:table-cell>
          <table:table-cell table:style-name="ce9" office:value-type="float" office:value="41.5214818085276" calcext:value-type="float">
            <text:p><text:s text:c="3"/>41,5 </text:p>
          </table:table-cell>
          <table:table-cell table:style-name="ce9" office:value-type="float" office:value="50.1775543866393" calcext:value-type="float">
            <text:p><text:s text:c="3"/>50,2 </text:p>
          </table:table-cell>
          <table:table-cell table:style-name="ce9" office:value-type="float" office:value="44.5337669568477" calcext:value-type="float">
            <text:p><text:s text:c="3"/>44,5 </text:p>
          </table:table-cell>
          <table:table-cell table:style-name="ce9" office:value-type="float" office:value="40.0199103295933" calcext:value-type="float">
            <text:p><text:s text:c="3"/>40,0 </text:p>
          </table:table-cell>
          <table:table-cell table:style-name="ce9" office:value-type="float" office:value="49.0476235841021" calcext:value-type="float">
            <text:p><text:s text:c="3"/>49,0 </text:p>
          </table:table-cell>
          <table:table-cell table:style-name="ce9" office:value-type="float" office:value="32.3969366636045" calcext:value-type="float">
            <text:p><text:s text:c="3"/>32,4 </text:p>
          </table:table-cell>
          <table:table-cell table:style-name="ce9" office:value-type="float" office:value="28.3069024096621" calcext:value-type="float">
            <text:p><text:s text:c="3"/>28,3 </text:p>
          </table:table-cell>
          <table:table-cell table:style-name="ce9" office:value-type="float" office:value="36.4869709175469" calcext:value-type="float">
            <text:p><text:s text:c="3"/>36,5 </text:p>
          </table:table-cell>
          <table:table-cell table:style-name="ce9" office:value-type="float" office:value="35.5414861318562" calcext:value-type="float">
            <text:p><text:s text:c="3"/>35,5 </text:p>
          </table:table-cell>
          <table:table-cell table:style-name="ce9" office:value-type="float" office:value="32.2821750919915" calcext:value-type="float">
            <text:p><text:s text:c="3"/>32,3 </text:p>
          </table:table-cell>
          <table:table-cell table:style-name="ce9" office:value-type="float" office:value="38.800797171721" calcext:value-type="float">
            <text:p><text:s text:c="3"/>38,8 </text:p>
          </table:table-cell>
          <table:table-cell table:style-name="ce9" office:value-type="float" office:value="41.4812044107203" calcext:value-type="float">
            <text:p><text:s text:c="3"/>41,5 </text:p>
          </table:table-cell>
          <table:table-cell table:style-name="ce9" office:value-type="float" office:value="37.3914617282153" calcext:value-type="float">
            <text:p><text:s text:c="3"/>37,4 </text:p>
          </table:table-cell>
          <table:table-cell table:style-name="ce9" office:value-type="float" office:value="45.5709470932254" calcext:value-type="float">
            <text:p><text:s text:c="3"/>45,6 </text:p>
          </table:table-cell>
          <table:table-cell table:style-name="ce9" office:value-type="float" office:value="47.8807788939084" calcext:value-type="float">
            <text:p><text:s text:c="3"/>47,9 </text:p>
          </table:table-cell>
          <table:table-cell table:style-name="ce9" office:value-type="float" office:value="43.011735329692" calcext:value-type="float">
            <text:p><text:s text:c="3"/>43,0 </text:p>
          </table:table-cell>
          <table:table-cell table:style-name="ce9" office:value-type="float" office:value="52.7498224581248" calcext:value-type="float">
            <text:p><text:s text:c="3"/>52,7 </text:p>
          </table:table-cell>
          <table:table-cell table:style-name="ce9" office:value-type="float" office:value="26.3431252856772" calcext:value-type="float">
            <text:p><text:s text:c="3"/>26,3 </text:p>
          </table:table-cell>
          <table:table-cell table:style-name="ce9" office:value-type="float" office:value="22.2820497157092" calcext:value-type="float">
            <text:p><text:s text:c="3"/>22,3 </text:p>
          </table:table-cell>
          <table:table-cell table:style-name="ce9" office:value-type="float" office:value="30.4042008556453" calcext:value-type="float">
            <text:p><text:s text:c="3"/>30,4 </text:p>
          </table:table-cell>
          <table:table-cell table:style-name="ce9" office:value-type="float" office:value="32.6696768814798" calcext:value-type="float">
            <text:p><text:s text:c="3"/>32,7 </text:p>
          </table:table-cell>
          <table:table-cell table:style-name="ce9" office:value-type="float" office:value="29.5938134177075" calcext:value-type="float">
            <text:p><text:s text:c="3"/>29,6 </text:p>
          </table:table-cell>
          <table:table-cell table:style-name="ce9" office:value-type="float" office:value="35.7455403452521" calcext:value-type="float">
            <text:p><text:s text:c="3"/>35,7 </text:p>
          </table:table-cell>
          <table:table-cell table:style-name="ce9" office:value-type="float" office:value="42.3305138103319" calcext:value-type="float">
            <text:p><text:s text:c="3"/>42,3 </text:p>
          </table:table-cell>
          <table:table-cell table:style-name="ce9" office:value-type="float" office:value="38.3702870480232" calcext:value-type="float">
            <text:p><text:s text:c="3"/>38,4 </text:p>
          </table:table-cell>
          <table:table-cell table:style-name="ce9" office:value-type="float" office:value="46.2907405726405" calcext:value-type="float">
            <text:p><text:s text:c="3"/>46,3 </text:p>
          </table:table-cell>
          <table:table-cell table:style-name="ce9" office:value-type="float" office:value="42.9246579928508" calcext:value-type="float">
            <text:p><text:s text:c="3"/>42,9 </text:p>
          </table:table-cell>
          <table:table-cell table:style-name="ce9" office:value-type="float" office:value="38.5695166977076" calcext:value-type="float">
            <text:p><text:s text:c="3"/>38,6 </text:p>
          </table:table-cell>
          <table:table-cell table:style-name="ce9" office:value-type="float" office:value="47.279799287994" calcext:value-type="float">
            <text:p><text:s text:c="3"/>47,3 </text:p>
          </table:table-cell>
          <table:table-cell table:style-name="ce9" office:value-type="float" office:value="25.5773943751466" calcext:value-type="float">
            <text:p><text:s text:c="3"/>25,6 </text:p>
          </table:table-cell>
          <table:table-cell table:style-name="ce9" office:value-type="float" office:value="21.1228743989495" calcext:value-type="float">
            <text:p><text:s text:c="3"/>21,1 </text:p>
          </table:table-cell>
          <table:table-cell table:style-name="ce9" office:value-type="float" office:value="30.0319143513436" calcext:value-type="float">
            <text:p><text:s text:c="3"/>30,0 </text:p>
          </table:table-cell>
          <table:table-cell table:style-name="ce9" office:value-type="float" office:value="48.5385064862356" calcext:value-type="float">
            <text:p><text:s text:c="3"/>48,5 </text:p>
          </table:table-cell>
          <table:table-cell table:style-name="ce9" office:value-type="float" office:value="43.2235931547001" calcext:value-type="float">
            <text:p><text:s text:c="3"/>43,2 </text:p>
          </table:table-cell>
          <table:table-cell table:style-name="ce9" office:value-type="float" office:value="53.8534198177711" calcext:value-type="float">
            <text:p><text:s text:c="3"/>53,9 </text:p>
          </table:table-cell>
          <table:table-cell table:style-name="ce9" office:value-type="float" office:value="52.1092281433148" calcext:value-type="float">
            <text:p><text:s text:c="3"/>52,1 </text:p>
          </table:table-cell>
          <table:table-cell table:style-name="ce9" office:value-type="float" office:value="47.6439566428197" calcext:value-type="float">
            <text:p><text:s text:c="3"/>47,6 </text:p>
          </table:table-cell>
          <table:table-cell table:style-name="ce9" office:value-type="float" office:value="56.5744996438098" calcext:value-type="float">
            <text:p><text:s text:c="3"/>56,6 </text:p>
          </table:table-cell>
          <table:table-cell table:style-name="ce9" office:value-type="float" office:value="59.3394091181549" calcext:value-type="float">
            <text:p><text:s text:c="3"/>59,3 </text:p>
          </table:table-cell>
          <table:table-cell table:style-name="ce9" office:value-type="float" office:value="52.3817761051311" calcext:value-type="float">
            <text:p><text:s text:c="3"/>52,4 </text:p>
          </table:table-cell>
          <table:table-cell table:style-name="ce9" office:value-type="float" office:value="66.2970421311787" calcext:value-type="float">
            <text:p><text:s text:c="3"/>66,3 </text:p>
          </table:table-cell>
          <table:table-cell table:style-name="ce9" office:value-type="float" office:value="44.2664823396173" calcext:value-type="float">
            <text:p><text:s text:c="3"/>44,3 </text:p>
          </table:table-cell>
          <table:table-cell table:style-name="ce9" office:value-type="float" office:value="39.1770070646654" calcext:value-type="float">
            <text:p><text:s text:c="3"/>39,2 </text:p>
          </table:table-cell>
          <table:table-cell table:style-name="ce9" office:value-type="float" office:value="49.3559576145692" calcext:value-type="float">
            <text:p><text:s text:c="3"/>49,4 </text:p>
          </table:table-cell>
          <table:table-cell table:number-columns-repeated="963"/>
        </table:table-row>
        <table:table-row table:style-name="ro1">
          <table:table-cell office:value-type="string" calcext:value-type="string">
            <text:p>São Luís</text:p>
          </table:table-cell>
          <table:table-cell table:style-name="ce9" office:value-type="float" office:value="18.8970239270377" calcext:value-type="float">
            <text:p><text:s text:c="3"/>18,9 </text:p>
          </table:table-cell>
          <table:table-cell table:style-name="ce9" office:value-type="float" office:value="17.0831782440787" calcext:value-type="float">
            <text:p><text:s text:c="3"/>17,1 </text:p>
          </table:table-cell>
          <table:table-cell table:style-name="ce9" office:value-type="float" office:value="20.7108696099966" calcext:value-type="float">
            <text:p><text:s text:c="3"/>20,7 </text:p>
          </table:table-cell>
          <table:table-cell table:style-name="ce9" office:value-type="float" office:value="28.2565448484974" calcext:value-type="float">
            <text:p><text:s text:c="3"/>28,3 </text:p>
          </table:table-cell>
          <table:table-cell table:style-name="ce9" office:value-type="float" office:value="26.0485131402694" calcext:value-type="float">
            <text:p><text:s text:c="3"/>26,0 </text:p>
          </table:table-cell>
          <table:table-cell table:style-name="ce9" office:value-type="float" office:value="30.4645765567255" calcext:value-type="float">
            <text:p><text:s text:c="3"/>30,5 </text:p>
          </table:table-cell>
          <table:table-cell table:style-name="ce9" office:value-type="float" office:value="31.1450834119608" calcext:value-type="float">
            <text:p><text:s text:c="3"/>31,1 </text:p>
          </table:table-cell>
          <table:table-cell table:style-name="ce9" office:value-type="float" office:value="28.7750618396656" calcext:value-type="float">
            <text:p><text:s text:c="3"/>28,8 </text:p>
          </table:table-cell>
          <table:table-cell table:style-name="ce9" office:value-type="float" office:value="33.515104984256" calcext:value-type="float">
            <text:p><text:s text:c="3"/>33,5 </text:p>
          </table:table-cell>
          <table:table-cell table:style-name="ce9" office:value-type="float" office:value="24.3182939762688" calcext:value-type="float">
            <text:p><text:s text:c="3"/>24,3 </text:p>
          </table:table-cell>
          <table:table-cell table:style-name="ce9" office:value-type="float" office:value="19.4659618620803" calcext:value-type="float">
            <text:p><text:s text:c="3"/>19,5 </text:p>
          </table:table-cell>
          <table:table-cell table:style-name="ce9" office:value-type="float" office:value="29.1706260904573" calcext:value-type="float">
            <text:p><text:s text:c="3"/>29,2 </text:p>
          </table:table-cell>
          <table:table-cell table:style-name="ce9" office:value-type="float" office:value="21.5561972451751" calcext:value-type="float">
            <text:p><text:s text:c="3"/>21,6 </text:p>
          </table:table-cell>
          <table:table-cell table:style-name="ce9" office:value-type="float" office:value="19.1932597473074" calcext:value-type="float">
            <text:p><text:s text:c="3"/>19,2 </text:p>
          </table:table-cell>
          <table:table-cell table:style-name="ce9" office:value-type="float" office:value="23.9191347430428" calcext:value-type="float">
            <text:p><text:s text:c="3"/>23,9 </text:p>
          </table:table-cell>
          <table:table-cell table:style-name="ce9" office:value-type="float" office:value="26.5263877994898" calcext:value-type="float">
            <text:p><text:s text:c="3"/>26,5 </text:p>
          </table:table-cell>
          <table:table-cell table:style-name="ce9" office:value-type="float" office:value="23.4487598336205" calcext:value-type="float">
            <text:p><text:s text:c="3"/>23,4 </text:p>
          </table:table-cell>
          <table:table-cell table:style-name="ce9" office:value-type="float" office:value="29.6040157653592" calcext:value-type="float">
            <text:p><text:s text:c="3"/>29,6 </text:p>
          </table:table-cell>
          <table:table-cell table:style-name="ce9" office:value-type="float" office:value="31.5921087357602" calcext:value-type="float">
            <text:p><text:s text:c="3"/>31,6 </text:p>
          </table:table-cell>
          <table:table-cell table:style-name="ce9" office:value-type="float" office:value="28.0374149190251" calcext:value-type="float">
            <text:p><text:s text:c="3"/>28,0 </text:p>
          </table:table-cell>
          <table:table-cell table:style-name="ce9" office:value-type="float" office:value="35.1468025524953" calcext:value-type="float">
            <text:p><text:s text:c="3"/>35,1 </text:p>
          </table:table-cell>
          <table:table-cell table:style-name="ce9" office:value-type="float" office:value="29.1322250729801" calcext:value-type="float">
            <text:p><text:s text:c="3"/>29,1 </text:p>
          </table:table-cell>
          <table:table-cell table:style-name="ce9" office:value-type="float" office:value="21.4980087845462" calcext:value-type="float">
            <text:p><text:s text:c="3"/>21,5 </text:p>
          </table:table-cell>
          <table:table-cell table:style-name="ce9" office:value-type="float" office:value="36.766441361414" calcext:value-type="float">
            <text:p><text:s text:c="3"/>36,8 </text:p>
          </table:table-cell>
          <table:table-cell table:style-name="ce9" office:value-type="float" office:value="16.7289490099673" calcext:value-type="float">
            <text:p><text:s text:c="3"/>16,7 </text:p>
          </table:table-cell>
          <table:table-cell table:style-name="ce9" office:value-type="float" office:value="14.5783805495854" calcext:value-type="float">
            <text:p><text:s text:c="3"/>14,6 </text:p>
          </table:table-cell>
          <table:table-cell table:style-name="ce9" office:value-type="float" office:value="18.8795174703492" calcext:value-type="float">
            <text:p><text:s text:c="3"/>18,9 </text:p>
          </table:table-cell>
          <table:table-cell table:style-name="ce9" office:value-type="float" office:value="29.8098747502806" calcext:value-type="float">
            <text:p><text:s text:c="3"/>29,8 </text:p>
          </table:table-cell>
          <table:table-cell table:style-name="ce9" office:value-type="float" office:value="27.3067052072558" calcext:value-type="float">
            <text:p><text:s text:c="3"/>27,3 </text:p>
          </table:table-cell>
          <table:table-cell table:style-name="ce9" office:value-type="float" office:value="32.3130442933054" calcext:value-type="float">
            <text:p><text:s text:c="3"/>32,3 </text:p>
          </table:table-cell>
          <table:table-cell table:style-name="ce9" office:value-type="float" office:value="30.7028313851938" calcext:value-type="float">
            <text:p><text:s text:c="3"/>30,7 </text:p>
          </table:table-cell>
          <table:table-cell table:style-name="ce9" office:value-type="float" office:value="27.6019975295829" calcext:value-type="float">
            <text:p><text:s text:c="3"/>27,6 </text:p>
          </table:table-cell>
          <table:table-cell table:style-name="ce9" office:value-type="float" office:value="33.8036652408047" calcext:value-type="float">
            <text:p><text:s text:c="3"/>33,8 </text:p>
          </table:table-cell>
          <table:table-cell table:style-name="ce9" office:value-type="float" office:value="19.4134032837005" calcext:value-type="float">
            <text:p><text:s text:c="3"/>19,4 </text:p>
          </table:table-cell>
          <table:table-cell table:style-name="ce9" office:value-type="float" office:value="12.0134484070248" calcext:value-type="float">
            <text:p><text:s text:c="3"/>12,0 </text:p>
          </table:table-cell>
          <table:table-cell table:style-name="ce9" office:value-type="float" office:value="26.8133581603762" calcext:value-type="float">
            <text:p><text:s text:c="3"/>26,8 </text:p>
          </table:table-cell>
          <table:table-cell table:style-name="ce9" office:value-type="float" office:value="17.7524810363246" calcext:value-type="float">
            <text:p><text:s text:c="3"/>17,8 </text:p>
          </table:table-cell>
          <table:table-cell table:style-name="ce9" office:value-type="float" office:value="15.7236044231144" calcext:value-type="float">
            <text:p><text:s text:c="3"/>15,7 </text:p>
          </table:table-cell>
          <table:table-cell table:style-name="ce9" office:value-type="float" office:value="19.7813576495347" calcext:value-type="float">
            <text:p><text:s text:c="3"/>19,8 </text:p>
          </table:table-cell>
          <table:table-cell table:style-name="ce9" office:value-type="float" office:value="26.7672598901456" calcext:value-type="float">
            <text:p><text:s text:c="3"/>26,8 </text:p>
          </table:table-cell>
          <table:table-cell table:style-name="ce9" office:value-type="float" office:value="24.3483973818172" calcext:value-type="float">
            <text:p><text:s text:c="3"/>24,3 </text:p>
          </table:table-cell>
          <table:table-cell table:style-name="ce9" office:value-type="float" office:value="29.186122398474" calcext:value-type="float">
            <text:p><text:s text:c="3"/>29,2 </text:p>
          </table:table-cell>
          <table:table-cell table:style-name="ce9" office:value-type="float" office:value="30.7293362147415" calcext:value-type="float">
            <text:p><text:s text:c="3"/>30,7 </text:p>
          </table:table-cell>
          <table:table-cell table:style-name="ce9" office:value-type="float" office:value="28.085198965425" calcext:value-type="float">
            <text:p><text:s text:c="3"/>28,1 </text:p>
          </table:table-cell>
          <table:table-cell table:style-name="ce9" office:value-type="float" office:value="33.373473464058" calcext:value-type="float">
            <text:p><text:s text:c="3"/>33,4 </text:p>
          </table:table-cell>
          <table:table-cell table:style-name="ce9" office:value-type="float" office:value="23.9887892839146" calcext:value-type="float">
            <text:p><text:s text:c="3"/>24,0 </text:p>
          </table:table-cell>
          <table:table-cell table:style-name="ce9" office:value-type="float" office:value="17.7711096430962" calcext:value-type="float">
            <text:p><text:s text:c="3"/>17,8 </text:p>
          </table:table-cell>
          <table:table-cell table:style-name="ce9" office:value-type="float" office:value="30.2064689247329" calcext:value-type="float">
            <text:p><text:s text:c="3"/>30,2 </text:p>
          </table:table-cell>
          <table:table-cell table:style-name="ce9" office:value-type="float" office:value="22.8284573614328" calcext:value-type="float">
            <text:p><text:s text:c="3"/>22,8 </text:p>
          </table:table-cell>
          <table:table-cell table:style-name="ce9" office:value-type="float" office:value="18.326130142814" calcext:value-type="float">
            <text:p><text:s text:c="3"/>18,3 </text:p>
          </table:table-cell>
          <table:table-cell table:style-name="ce9" office:value-type="float" office:value="27.3307845800516" calcext:value-type="float">
            <text:p><text:s text:c="3"/>27,3 </text:p>
          </table:table-cell>
          <table:table-cell table:style-name="ce9" office:value-type="float" office:value="32.7894979218748" calcext:value-type="float">
            <text:p><text:s text:c="3"/>32,8 </text:p>
          </table:table-cell>
          <table:table-cell table:style-name="ce9" office:value-type="float" office:value="28.9447389816955" calcext:value-type="float">
            <text:p><text:s text:c="3"/>28,9 </text:p>
          </table:table-cell>
          <table:table-cell table:style-name="ce9" office:value-type="float" office:value="36.634256862054" calcext:value-type="float">
            <text:p><text:s text:c="3"/>36,6 </text:p>
          </table:table-cell>
          <table:table-cell table:style-name="ce9" office:value-type="float" office:value="32.16229781839" calcext:value-type="float">
            <text:p><text:s text:c="3"/>32,2 </text:p>
          </table:table-cell>
          <table:table-cell table:style-name="ce9" office:value-type="float" office:value="27.2563650734358" calcext:value-type="float">
            <text:p><text:s text:c="3"/>27,3 </text:p>
          </table:table-cell>
          <table:table-cell table:style-name="ce9" office:value-type="float" office:value="37.0682305633441" calcext:value-type="float">
            <text:p><text:s text:c="3"/>37,1 </text:p>
          </table:table-cell>
          <table:table-cell table:style-name="ce9" office:value-type="float" office:value="25.1280345553271" calcext:value-type="float">
            <text:p><text:s text:c="3"/>25,1 </text:p>
          </table:table-cell>
          <table:table-cell table:style-name="ce9" office:value-type="float" office:value="18.2305412649179" calcext:value-type="float">
            <text:p><text:s text:c="3"/>18,2 </text:p>
          </table:table-cell>
          <table:table-cell table:style-name="ce9" office:value-type="float" office:value="32.0255278457364" calcext:value-type="float">
            <text:p><text:s text:c="3"/>32,0 </text:p>
          </table:table-cell>
          <table:table-cell table:number-columns-repeated="963"/>
        </table:table-row>
        <table:table-row table:style-name="ro1">
          <table:table-cell office:value-type="string" calcext:value-type="string">
            <text:p>Teresina</text:p>
          </table:table-cell>
          <table:table-cell table:style-name="ce9" office:value-type="float" office:value="25.876725956083" calcext:value-type="float">
            <text:p><text:s text:c="3"/>25,9 </text:p>
          </table:table-cell>
          <table:table-cell table:style-name="ce9" office:value-type="float" office:value="23.8254904182816" calcext:value-type="float">
            <text:p><text:s text:c="3"/>23,8 </text:p>
          </table:table-cell>
          <table:table-cell table:style-name="ce9" office:value-type="float" office:value="27.9279614938844" calcext:value-type="float">
            <text:p><text:s text:c="3"/>27,9 </text:p>
          </table:table-cell>
          <table:table-cell table:style-name="ce9" office:value-type="float" office:value="29.8232016126451" calcext:value-type="float">
            <text:p><text:s text:c="3"/>29,8 </text:p>
          </table:table-cell>
          <table:table-cell table:style-name="ce9" office:value-type="float" office:value="27.6973089904186" calcext:value-type="float">
            <text:p><text:s text:c="3"/>27,7 </text:p>
          </table:table-cell>
          <table:table-cell table:style-name="ce9" office:value-type="float" office:value="31.9490942348716" calcext:value-type="float">
            <text:p><text:s text:c="3"/>31,9 </text:p>
          </table:table-cell>
          <table:table-cell table:style-name="ce9" office:value-type="float" office:value="37.2823010884243" calcext:value-type="float">
            <text:p><text:s text:c="3"/>37,3 </text:p>
          </table:table-cell>
          <table:table-cell table:style-name="ce9" office:value-type="float" office:value="35.0498310261492" calcext:value-type="float">
            <text:p><text:s text:c="3"/>35,0 </text:p>
          </table:table-cell>
          <table:table-cell table:style-name="ce9" office:value-type="float" office:value="39.5147711506994" calcext:value-type="float">
            <text:p><text:s text:c="3"/>39,5 </text:p>
          </table:table-cell>
          <table:table-cell table:style-name="ce9" office:value-type="float" office:value="33.3019943362592" calcext:value-type="float">
            <text:p><text:s text:c="3"/>33,3 </text:p>
          </table:table-cell>
          <table:table-cell table:style-name="ce9" office:value-type="float" office:value="29.672368985318" calcext:value-type="float">
            <text:p><text:s text:c="3"/>29,7 </text:p>
          </table:table-cell>
          <table:table-cell table:style-name="ce9" office:value-type="float" office:value="36.9316196872004" calcext:value-type="float">
            <text:p><text:s text:c="3"/>36,9 </text:p>
          </table:table-cell>
          <table:table-cell table:style-name="ce9" office:value-type="float" office:value="31.4325858592889" calcext:value-type="float">
            <text:p><text:s text:c="3"/>31,4 </text:p>
          </table:table-cell>
          <table:table-cell table:style-name="ce9" office:value-type="float" office:value="28.5566348914928" calcext:value-type="float">
            <text:p><text:s text:c="3"/>28,6 </text:p>
          </table:table-cell>
          <table:table-cell table:style-name="ce9" office:value-type="float" office:value="34.308536827085" calcext:value-type="float">
            <text:p><text:s text:c="3"/>34,3 </text:p>
          </table:table-cell>
          <table:table-cell table:style-name="ce9" office:value-type="float" office:value="30.2040060618745" calcext:value-type="float">
            <text:p><text:s text:c="3"/>30,2 </text:p>
          </table:table-cell>
          <table:table-cell table:style-name="ce9" office:value-type="float" office:value="27.6754941386337" calcext:value-type="float">
            <text:p><text:s text:c="3"/>27,7 </text:p>
          </table:table-cell>
          <table:table-cell table:style-name="ce9" office:value-type="float" office:value="32.7325179851153" calcext:value-type="float">
            <text:p><text:s text:c="3"/>32,7 </text:p>
          </table:table-cell>
          <table:table-cell table:style-name="ce9" office:value-type="float" office:value="37.9890565434053" calcext:value-type="float">
            <text:p><text:s text:c="3"/>38,0 </text:p>
          </table:table-cell>
          <table:table-cell table:style-name="ce9" office:value-type="float" office:value="35.0206359552549" calcext:value-type="float">
            <text:p><text:s text:c="3"/>35,0 </text:p>
          </table:table-cell>
          <table:table-cell table:style-name="ce9" office:value-type="float" office:value="40.9574771315557" calcext:value-type="float">
            <text:p><text:s text:c="3"/>41,0 </text:p>
          </table:table-cell>
          <table:table-cell table:style-name="ce9" office:value-type="float" office:value="28.1725935990297" calcext:value-type="float">
            <text:p><text:s text:c="3"/>28,2 </text:p>
          </table:table-cell>
          <table:table-cell table:style-name="ce9" office:value-type="float" office:value="23.2802203999851" calcext:value-type="float">
            <text:p><text:s text:c="3"/>23,3 </text:p>
          </table:table-cell>
          <table:table-cell table:style-name="ce9" office:value-type="float" office:value="33.0649667980744" calcext:value-type="float">
            <text:p><text:s text:c="3"/>33,1 </text:p>
          </table:table-cell>
          <table:table-cell table:style-name="ce9" office:value-type="float" office:value="20.9503997673628" calcext:value-type="float">
            <text:p><text:s text:c="3"/>21,0 </text:p>
          </table:table-cell>
          <table:table-cell table:style-name="ce9" office:value-type="float" office:value="18.794572791872" calcext:value-type="float">
            <text:p><text:s text:c="3"/>18,8 </text:p>
          </table:table-cell>
          <table:table-cell table:style-name="ce9" office:value-type="float" office:value="23.1062267428536" calcext:value-type="float">
            <text:p><text:s text:c="3"/>23,1 </text:p>
          </table:table-cell>
          <table:table-cell table:style-name="ce9" office:value-type="float" office:value="29.4852198073385" calcext:value-type="float">
            <text:p><text:s text:c="3"/>29,5 </text:p>
          </table:table-cell>
          <table:table-cell table:style-name="ce9" office:value-type="float" office:value="26.7147328451068" calcext:value-type="float">
            <text:p><text:s text:c="3"/>26,7 </text:p>
          </table:table-cell>
          <table:table-cell table:style-name="ce9" office:value-type="float" office:value="32.2557067695701" calcext:value-type="float">
            <text:p><text:s text:c="3"/>32,3 </text:p>
          </table:table-cell>
          <table:table-cell table:style-name="ce9" office:value-type="float" office:value="36.6532976185046" calcext:value-type="float">
            <text:p><text:s text:c="3"/>36,7 </text:p>
          </table:table-cell>
          <table:table-cell table:style-name="ce9" office:value-type="float" office:value="33.5768033345468" calcext:value-type="float">
            <text:p><text:s text:c="3"/>33,6 </text:p>
          </table:table-cell>
          <table:table-cell table:style-name="ce9" office:value-type="float" office:value="39.7297919024625" calcext:value-type="float">
            <text:p><text:s text:c="3"/>39,7 </text:p>
          </table:table-cell>
          <table:table-cell table:style-name="ce9" office:value-type="float" office:value="38.7933482446176" calcext:value-type="float">
            <text:p><text:s text:c="3"/>38,8 </text:p>
          </table:table-cell>
          <table:table-cell table:style-name="ce9" office:value-type="float" office:value="31.232567304895" calcext:value-type="float">
            <text:p><text:s text:c="3"/>31,2 </text:p>
          </table:table-cell>
          <table:table-cell table:style-name="ce9" office:value-type="float" office:value="46.3541291843403" calcext:value-type="float">
            <text:p><text:s text:c="3"/>46,4 </text:p>
          </table:table-cell>
          <table:table-cell table:style-name="ce9" office:value-type="float" office:value="23.6618642759917" calcext:value-type="float">
            <text:p><text:s text:c="3"/>23,7 </text:p>
          </table:table-cell>
          <table:table-cell table:style-name="ce9" office:value-type="float" office:value="21.3793858751982" calcext:value-type="float">
            <text:p><text:s text:c="3"/>21,4 </text:p>
          </table:table-cell>
          <table:table-cell table:style-name="ce9" office:value-type="float" office:value="25.9443426767852" calcext:value-type="float">
            <text:p><text:s text:c="3"/>25,9 </text:p>
          </table:table-cell>
          <table:table-cell table:style-name="ce9" office:value-type="float" office:value="27.7907947059946" calcext:value-type="float">
            <text:p><text:s text:c="3"/>27,8 </text:p>
          </table:table-cell>
          <table:table-cell table:style-name="ce9" office:value-type="float" office:value="25.5995705976873" calcext:value-type="float">
            <text:p><text:s text:c="3"/>25,6 </text:p>
          </table:table-cell>
          <table:table-cell table:style-name="ce9" office:value-type="float" office:value="29.9820188143018" calcext:value-type="float">
            <text:p><text:s text:c="3"/>30,0 </text:p>
          </table:table-cell>
          <table:table-cell table:style-name="ce9" office:value-type="float" office:value="35.6536968916078" calcext:value-type="float">
            <text:p><text:s text:c="3"/>35,7 </text:p>
          </table:table-cell>
          <table:table-cell table:style-name="ce9" office:value-type="float" office:value="33.2046470127483" calcext:value-type="float">
            <text:p><text:s text:c="3"/>33,2 </text:p>
          </table:table-cell>
          <table:table-cell table:style-name="ce9" office:value-type="float" office:value="38.1027467704673" calcext:value-type="float">
            <text:p><text:s text:c="3"/>38,1 </text:p>
          </table:table-cell>
          <table:table-cell table:style-name="ce9" office:value-type="float" office:value="31.5973940910051" calcext:value-type="float">
            <text:p><text:s text:c="3"/>31,6 </text:p>
          </table:table-cell>
          <table:table-cell table:style-name="ce9" office:value-type="float" office:value="27.1798655076946" calcext:value-type="float">
            <text:p><text:s text:c="3"/>27,2 </text:p>
          </table:table-cell>
          <table:table-cell table:style-name="ce9" office:value-type="float" office:value="36.0149226743155" calcext:value-type="float">
            <text:p><text:s text:c="3"/>36,0 </text:p>
          </table:table-cell>
          <table:table-cell table:style-name="ce9" office:value-type="float" office:value="30.2667165153097" calcext:value-type="float">
            <text:p><text:s text:c="3"/>30,3 </text:p>
          </table:table-cell>
          <table:table-cell table:style-name="ce9" office:value-type="float" office:value="26.4055696281711" calcext:value-type="float">
            <text:p><text:s text:c="3"/>26,4 </text:p>
          </table:table-cell>
          <table:table-cell table:style-name="ce9" office:value-type="float" office:value="34.1278634024483" calcext:value-type="float">
            <text:p><text:s text:c="3"/>34,1 </text:p>
          </table:table-cell>
          <table:table-cell table:style-name="ce9" office:value-type="float" office:value="34.4948582027869" calcext:value-type="float">
            <text:p><text:s text:c="3"/>34,5 </text:p>
          </table:table-cell>
          <table:table-cell table:style-name="ce9" office:value-type="float" office:value="30.68707901692" calcext:value-type="float">
            <text:p><text:s text:c="3"/>30,7 </text:p>
          </table:table-cell>
          <table:table-cell table:style-name="ce9" office:value-type="float" office:value="38.3026373886538" calcext:value-type="float">
            <text:p><text:s text:c="3"/>38,3 </text:p>
          </table:table-cell>
          <table:table-cell table:style-name="ce9" office:value-type="float" office:value="40.5909188194145" calcext:value-type="float">
            <text:p><text:s text:c="3"/>40,6 </text:p>
          </table:table-cell>
          <table:table-cell table:style-name="ce9" office:value-type="float" office:value="36.474724968131" calcext:value-type="float">
            <text:p><text:s text:c="3"/>36,5 </text:p>
          </table:table-cell>
          <table:table-cell table:style-name="ce9" office:value-type="float" office:value="44.7071126706979" calcext:value-type="float">
            <text:p><text:s text:c="3"/>44,7 </text:p>
          </table:table-cell>
          <table:table-cell table:style-name="ce9" office:value-type="float" office:value="36.3529840927988" calcext:value-type="float">
            <text:p><text:s text:c="3"/>36,4 </text:p>
          </table:table-cell>
          <table:table-cell table:style-name="ce9" office:value-type="float" office:value="30.0364214642364" calcext:value-type="float">
            <text:p><text:s text:c="3"/>30,0 </text:p>
          </table:table-cell>
          <table:table-cell table:style-name="ce9" office:value-type="float" office:value="42.6695467213612" calcext:value-type="float">
            <text:p><text:s text:c="3"/>42,7 </text:p>
          </table:table-cell>
          <table:table-cell table:number-columns-repeated="963"/>
        </table:table-row>
        <table:table-row table:style-name="ro1">
          <table:table-cell office:value-type="string" calcext:value-type="string">
            <text:p>Fortaleza</text:p>
          </table:table-cell>
          <table:table-cell table:style-name="ce9" office:value-type="float" office:value="20.5415496402722" calcext:value-type="float">
            <text:p><text:s text:c="3"/>20,5 </text:p>
          </table:table-cell>
          <table:table-cell table:style-name="ce9" office:value-type="float" office:value="18.6142502755634" calcext:value-type="float">
            <text:p><text:s text:c="3"/>18,6 </text:p>
          </table:table-cell>
          <table:table-cell table:style-name="ce9" office:value-type="float" office:value="22.4688490049811" calcext:value-type="float">
            <text:p><text:s text:c="3"/>22,5 </text:p>
          </table:table-cell>
          <table:table-cell table:style-name="ce9" office:value-type="float" office:value="26.0375463263001" calcext:value-type="float">
            <text:p><text:s text:c="3"/>26,0 </text:p>
          </table:table-cell>
          <table:table-cell table:style-name="ce9" office:value-type="float" office:value="24.0760111689734" calcext:value-type="float">
            <text:p><text:s text:c="3"/>24,1 </text:p>
          </table:table-cell>
          <table:table-cell table:style-name="ce9" office:value-type="float" office:value="27.9990814836269" calcext:value-type="float">
            <text:p><text:s text:c="3"/>28,0 </text:p>
          </table:table-cell>
          <table:table-cell table:style-name="ce9" office:value-type="float" office:value="26.7859640485259" calcext:value-type="float">
            <text:p><text:s text:c="3"/>26,8 </text:p>
          </table:table-cell>
          <table:table-cell table:style-name="ce9" office:value-type="float" office:value="24.2395180014135" calcext:value-type="float">
            <text:p><text:s text:c="3"/>24,2 </text:p>
          </table:table-cell>
          <table:table-cell table:style-name="ce9" office:value-type="float" office:value="29.3324100956383" calcext:value-type="float">
            <text:p><text:s text:c="3"/>29,3 </text:p>
          </table:table-cell>
          <table:table-cell table:style-name="ce9" office:value-type="float" office:value="21.3337128179276" calcext:value-type="float">
            <text:p><text:s text:c="3"/>21,3 </text:p>
          </table:table-cell>
          <table:table-cell table:style-name="ce9" office:value-type="float" office:value="17.0483658585202" calcext:value-type="float">
            <text:p><text:s text:c="3"/>17,0 </text:p>
          </table:table-cell>
          <table:table-cell table:style-name="ce9" office:value-type="float" office:value="25.6190597773351" calcext:value-type="float">
            <text:p><text:s text:c="3"/>25,6 </text:p>
          </table:table-cell>
          <table:table-cell table:style-name="ce9" office:value-type="float" office:value="23.7282492703866" calcext:value-type="float">
            <text:p><text:s text:c="3"/>23,7 </text:p>
          </table:table-cell>
          <table:table-cell table:style-name="ce9" office:value-type="float" office:value="20.6191064938862" calcext:value-type="float">
            <text:p><text:s text:c="3"/>20,6 </text:p>
          </table:table-cell>
          <table:table-cell table:style-name="ce9" office:value-type="float" office:value="26.837392046887" calcext:value-type="float">
            <text:p><text:s text:c="3"/>26,8 </text:p>
          </table:table-cell>
          <table:table-cell table:style-name="ce9" office:value-type="float" office:value="28.9809880718702" calcext:value-type="float">
            <text:p><text:s text:c="3"/>29,0 </text:p>
          </table:table-cell>
          <table:table-cell table:style-name="ce9" office:value-type="float" office:value="25.8537732423662" calcext:value-type="float">
            <text:p><text:s text:c="3"/>25,9 </text:p>
          </table:table-cell>
          <table:table-cell table:style-name="ce9" office:value-type="float" office:value="32.1082029013741" calcext:value-type="float">
            <text:p><text:s text:c="3"/>32,1 </text:p>
          </table:table-cell>
          <table:table-cell table:style-name="ce9" office:value-type="float" office:value="29.0872035366966" calcext:value-type="float">
            <text:p><text:s text:c="3"/>29,1 </text:p>
          </table:table-cell>
          <table:table-cell table:style-name="ce9" office:value-type="float" office:value="25.2295575229248" calcext:value-type="float">
            <text:p><text:s text:c="3"/>25,2 </text:p>
          </table:table-cell>
          <table:table-cell table:style-name="ce9" office:value-type="float" office:value="32.9448495504683" calcext:value-type="float">
            <text:p><text:s text:c="3"/>32,9 </text:p>
          </table:table-cell>
          <table:table-cell table:style-name="ce9" office:value-type="float" office:value="22.3179471942411" calcext:value-type="float">
            <text:p><text:s text:c="3"/>22,3 </text:p>
          </table:table-cell>
          <table:table-cell table:style-name="ce9" office:value-type="float" office:value="18.1411120099175" calcext:value-type="float">
            <text:p><text:s text:c="3"/>18,1 </text:p>
          </table:table-cell>
          <table:table-cell table:style-name="ce9" office:value-type="float" office:value="26.4947823785648" calcext:value-type="float">
            <text:p><text:s text:c="3"/>26,5 </text:p>
          </table:table-cell>
          <table:table-cell table:style-name="ce9" office:value-type="float" office:value="17.773130856418" calcext:value-type="float">
            <text:p><text:s text:c="3"/>17,8 </text:p>
          </table:table-cell>
          <table:table-cell table:style-name="ce9" office:value-type="float" office:value="15.4144725493828" calcext:value-type="float">
            <text:p><text:s text:c="3"/>15,4 </text:p>
          </table:table-cell>
          <table:table-cell table:style-name="ce9" office:value-type="float" office:value="20.1317891634531" calcext:value-type="float">
            <text:p><text:s text:c="3"/>20,1 </text:p>
          </table:table-cell>
          <table:table-cell table:style-name="ce9" office:value-type="float" office:value="23.2904586982527" calcext:value-type="float">
            <text:p><text:s text:c="3"/>23,3 </text:p>
          </table:table-cell>
          <table:table-cell table:style-name="ce9" office:value-type="float" office:value="21.2128564658287" calcext:value-type="float">
            <text:p><text:s text:c="3"/>21,2 </text:p>
          </table:table-cell>
          <table:table-cell table:style-name="ce9" office:value-type="float" office:value="25.3680609306767" calcext:value-type="float">
            <text:p><text:s text:c="3"/>25,4 </text:p>
          </table:table-cell>
          <table:table-cell table:style-name="ce9" office:value-type="float" office:value="24.5837609144475" calcext:value-type="float">
            <text:p><text:s text:c="3"/>24,6 </text:p>
          </table:table-cell>
          <table:table-cell table:style-name="ce9" office:value-type="float" office:value="21.5022806908218" calcext:value-type="float">
            <text:p><text:s text:c="3"/>21,5 </text:p>
          </table:table-cell>
          <table:table-cell table:style-name="ce9" office:value-type="float" office:value="27.6652411380732" calcext:value-type="float">
            <text:p><text:s text:c="3"/>27,7 </text:p>
          </table:table-cell>
          <table:table-cell table:style-name="ce9" office:value-type="float" office:value="20.347055643204" calcext:value-type="float">
            <text:p><text:s text:c="3"/>20,3 </text:p>
          </table:table-cell>
          <table:table-cell table:style-name="ce9" office:value-type="float" office:value="14.2745845306104" calcext:value-type="float">
            <text:p><text:s text:c="3"/>14,3 </text:p>
          </table:table-cell>
          <table:table-cell table:style-name="ce9" office:value-type="float" office:value="26.4195267557976" calcext:value-type="float">
            <text:p><text:s text:c="3"/>26,4 </text:p>
          </table:table-cell>
          <table:table-cell table:style-name="ce9" office:value-type="float" office:value="19.2892381451775" calcext:value-type="float">
            <text:p><text:s text:c="3"/>19,3 </text:p>
          </table:table-cell>
          <table:table-cell table:style-name="ce9" office:value-type="float" office:value="17.0066981648739" calcext:value-type="float">
            <text:p><text:s text:c="3"/>17,0 </text:p>
          </table:table-cell>
          <table:table-cell table:style-name="ce9" office:value-type="float" office:value="21.5717781254811" calcext:value-type="float">
            <text:p><text:s text:c="3"/>21,6 </text:p>
          </table:table-cell>
          <table:table-cell table:style-name="ce9" office:value-type="float" office:value="25.9900016994849" calcext:value-type="float">
            <text:p><text:s text:c="3"/>26,0 </text:p>
          </table:table-cell>
          <table:table-cell table:style-name="ce9" office:value-type="float" office:value="23.6344893201856" calcext:value-type="float">
            <text:p><text:s text:c="3"/>23,6 </text:p>
          </table:table-cell>
          <table:table-cell table:style-name="ce9" office:value-type="float" office:value="28.3455140787843" calcext:value-type="float">
            <text:p><text:s text:c="3"/>28,3 </text:p>
          </table:table-cell>
          <table:table-cell table:style-name="ce9" office:value-type="float" office:value="26.3433469811158" calcext:value-type="float">
            <text:p><text:s text:c="3"/>26,3 </text:p>
          </table:table-cell>
          <table:table-cell table:style-name="ce9" office:value-type="float" office:value="23.1184335169355" calcext:value-type="float">
            <text:p><text:s text:c="3"/>23,1 </text:p>
          </table:table-cell>
          <table:table-cell table:style-name="ce9" office:value-type="float" office:value="29.5682604452961" calcext:value-type="float">
            <text:p><text:s text:c="3"/>29,6 </text:p>
          </table:table-cell>
          <table:table-cell table:style-name="ce9" office:value-type="float" office:value="20.3882036201269" calcext:value-type="float">
            <text:p><text:s text:c="3"/>20,4 </text:p>
          </table:table-cell>
          <table:table-cell table:style-name="ce9" office:value-type="float" office:value="15.0194629155129" calcext:value-type="float">
            <text:p><text:s text:c="3"/>15,0 </text:p>
          </table:table-cell>
          <table:table-cell table:style-name="ce9" office:value-type="float" office:value="25.7569443247409" calcext:value-type="float">
            <text:p><text:s text:c="3"/>25,8 </text:p>
          </table:table-cell>
          <table:table-cell table:style-name="ce9" office:value-type="float" office:value="23.515715890944" calcext:value-type="float">
            <text:p><text:s text:c="3"/>23,5 </text:p>
          </table:table-cell>
          <table:table-cell table:style-name="ce9" office:value-type="float" office:value="19.8397009827632" calcext:value-type="float">
            <text:p><text:s text:c="3"/>19,8 </text:p>
          </table:table-cell>
          <table:table-cell table:style-name="ce9" office:value-type="float" office:value="27.1917307991248" calcext:value-type="float">
            <text:p><text:s text:c="3"/>27,2 </text:p>
          </table:table-cell>
          <table:table-cell table:style-name="ce9" office:value-type="float" office:value="26.1001473337167" calcext:value-type="float">
            <text:p><text:s text:c="3"/>26,1 </text:p>
          </table:table-cell>
          <table:table-cell table:style-name="ce9" office:value-type="float" office:value="22.7758116408989" calcext:value-type="float">
            <text:p><text:s text:c="3"/>22,8 </text:p>
          </table:table-cell>
          <table:table-cell table:style-name="ce9" office:value-type="float" office:value="29.4244830265344" calcext:value-type="float">
            <text:p><text:s text:c="3"/>29,4 </text:p>
          </table:table-cell>
          <table:table-cell table:style-name="ce9" office:value-type="float" office:value="27.6892233289091" calcext:value-type="float">
            <text:p><text:s text:c="3"/>27,7 </text:p>
          </table:table-cell>
          <table:table-cell table:style-name="ce9" office:value-type="float" office:value="23.6438267907773" calcext:value-type="float">
            <text:p><text:s text:c="3"/>23,6 </text:p>
          </table:table-cell>
          <table:table-cell table:style-name="ce9" office:value-type="float" office:value="31.734619867041" calcext:value-type="float">
            <text:p><text:s text:c="3"/>31,7 </text:p>
          </table:table-cell>
          <table:table-cell table:style-name="ce9" office:value-type="float" office:value="23.0612558076858" calcext:value-type="float">
            <text:p><text:s text:c="3"/>23,1 </text:p>
          </table:table-cell>
          <table:table-cell table:style-name="ce9" office:value-type="float" office:value="15.9251935012074" calcext:value-type="float">
            <text:p><text:s text:c="3"/>15,9 </text:p>
          </table:table-cell>
          <table:table-cell table:style-name="ce9" office:value-type="float" office:value="30.1973181141643" calcext:value-type="float">
            <text:p><text:s text:c="3"/>30,2 </text:p>
          </table:table-cell>
          <table:table-cell table:number-columns-repeated="963"/>
        </table:table-row>
        <table:table-row table:style-name="ro1">
          <table:table-cell office:value-type="string" calcext:value-type="string">
            <text:p>Natal</text:p>
          </table:table-cell>
          <table:table-cell table:style-name="ce9" office:value-type="float" office:value="25.4792773345729" calcext:value-type="float">
            <text:p><text:s text:c="3"/>25,5 </text:p>
          </table:table-cell>
          <table:table-cell table:style-name="ce9" office:value-type="float" office:value="23.449456195714" calcext:value-type="float">
            <text:p><text:s text:c="3"/>23,4 </text:p>
          </table:table-cell>
          <table:table-cell table:style-name="ce9" office:value-type="float" office:value="27.5090984734318" calcext:value-type="float">
            <text:p><text:s text:c="3"/>27,5 </text:p>
          </table:table-cell>
          <table:table-cell table:style-name="ce9" office:value-type="float" office:value="31.0533631054674" calcext:value-type="float">
            <text:p><text:s text:c="3"/>31,1 </text:p>
          </table:table-cell>
          <table:table-cell table:style-name="ce9" office:value-type="float" office:value="28.960079703058" calcext:value-type="float">
            <text:p><text:s text:c="3"/>29,0 </text:p>
          </table:table-cell>
          <table:table-cell table:style-name="ce9" office:value-type="float" office:value="33.1466465078769" calcext:value-type="float">
            <text:p><text:s text:c="3"/>33,1 </text:p>
          </table:table-cell>
          <table:table-cell table:style-name="ce9" office:value-type="float" office:value="30.2329041516292" calcext:value-type="float">
            <text:p><text:s text:c="3"/>30,2 </text:p>
          </table:table-cell>
          <table:table-cell table:style-name="ce9" office:value-type="float" office:value="27.8157525064135" calcext:value-type="float">
            <text:p><text:s text:c="3"/>27,8 </text:p>
          </table:table-cell>
          <table:table-cell table:style-name="ce9" office:value-type="float" office:value="32.6500557968449" calcext:value-type="float">
            <text:p><text:s text:c="3"/>32,7 </text:p>
          </table:table-cell>
          <table:table-cell table:style-name="ce9" office:value-type="float" office:value="28.3118020549096" calcext:value-type="float">
            <text:p><text:s text:c="3"/>28,3 </text:p>
          </table:table-cell>
          <table:table-cell table:style-name="ce9" office:value-type="float" office:value="23.3281970859282" calcext:value-type="float">
            <text:p><text:s text:c="3"/>23,3 </text:p>
          </table:table-cell>
          <table:table-cell table:style-name="ce9" office:value-type="float" office:value="33.2954070238909" calcext:value-type="float">
            <text:p><text:s text:c="3"/>33,3 </text:p>
          </table:table-cell>
          <table:table-cell table:style-name="ce9" office:value-type="float" office:value="29.7968930748448" calcext:value-type="float">
            <text:p><text:s text:c="3"/>29,8 </text:p>
          </table:table-cell>
          <table:table-cell table:style-name="ce9" office:value-type="float" office:value="26.7211924926515" calcext:value-type="float">
            <text:p><text:s text:c="3"/>26,7 </text:p>
          </table:table-cell>
          <table:table-cell table:style-name="ce9" office:value-type="float" office:value="32.8725936570381" calcext:value-type="float">
            <text:p><text:s text:c="3"/>32,9 </text:p>
          </table:table-cell>
          <table:table-cell table:style-name="ce9" office:value-type="float" office:value="34.4664263398718" calcext:value-type="float">
            <text:p><text:s text:c="3"/>34,5 </text:p>
          </table:table-cell>
          <table:table-cell table:style-name="ce9" office:value-type="float" office:value="31.2705069383574" calcext:value-type="float">
            <text:p><text:s text:c="3"/>31,3 </text:p>
          </table:table-cell>
          <table:table-cell table:style-name="ce9" office:value-type="float" office:value="37.6623457413862" calcext:value-type="float">
            <text:p><text:s text:c="3"/>37,7 </text:p>
          </table:table-cell>
          <table:table-cell table:style-name="ce9" office:value-type="float" office:value="31.310287813866" calcext:value-type="float">
            <text:p><text:s text:c="3"/>31,3 </text:p>
          </table:table-cell>
          <table:table-cell table:style-name="ce9" office:value-type="float" office:value="28.3805361203586" calcext:value-type="float">
            <text:p><text:s text:c="3"/>28,4 </text:p>
          </table:table-cell>
          <table:table-cell table:style-name="ce9" office:value-type="float" office:value="34.2400395073734" calcext:value-type="float">
            <text:p><text:s text:c="3"/>34,2 </text:p>
          </table:table-cell>
          <table:table-cell table:style-name="ce9" office:value-type="float" office:value="28.9399699708544" calcext:value-type="float">
            <text:p><text:s text:c="3"/>28,9 </text:p>
          </table:table-cell>
          <table:table-cell table:style-name="ce9" office:value-type="float" office:value="23.2673146401172" calcext:value-type="float">
            <text:p><text:s text:c="3"/>23,3 </text:p>
          </table:table-cell>
          <table:table-cell table:style-name="ce9" office:value-type="float" office:value="34.6126253015916" calcext:value-type="float">
            <text:p><text:s text:c="3"/>34,6 </text:p>
          </table:table-cell>
          <table:table-cell table:style-name="ce9" office:value-type="float" office:value="21.8009540856034" calcext:value-type="float">
            <text:p><text:s text:c="3"/>21,8 </text:p>
          </table:table-cell>
          <table:table-cell table:style-name="ce9" office:value-type="float" office:value="19.1844388441556" calcext:value-type="float">
            <text:p><text:s text:c="3"/>19,2 </text:p>
          </table:table-cell>
          <table:table-cell table:style-name="ce9" office:value-type="float" office:value="24.4174693270512" calcext:value-type="float">
            <text:p><text:s text:c="3"/>24,4 </text:p>
          </table:table-cell>
          <table:table-cell table:style-name="ce9" office:value-type="float" office:value="28.0634643577951" calcext:value-type="float">
            <text:p><text:s text:c="3"/>28,1 </text:p>
          </table:table-cell>
          <table:table-cell table:style-name="ce9" office:value-type="float" office:value="25.2030467727015" calcext:value-type="float">
            <text:p><text:s text:c="3"/>25,2 </text:p>
          </table:table-cell>
          <table:table-cell table:style-name="ce9" office:value-type="float" office:value="30.9238819428886" calcext:value-type="float">
            <text:p><text:s text:c="3"/>30,9 </text:p>
          </table:table-cell>
          <table:table-cell table:style-name="ce9" office:value-type="float" office:value="29.1841853681734" calcext:value-type="float">
            <text:p><text:s text:c="3"/>29,2 </text:p>
          </table:table-cell>
          <table:table-cell table:style-name="ce9" office:value-type="float" office:value="26.2492352191765" calcext:value-type="float">
            <text:p><text:s text:c="3"/>26,2 </text:p>
          </table:table-cell>
          <table:table-cell table:style-name="ce9" office:value-type="float" office:value="32.1191355171704" calcext:value-type="float">
            <text:p><text:s text:c="3"/>32,1 </text:p>
          </table:table-cell>
          <table:table-cell table:style-name="ce9" office:value-type="float" office:value="27.6211845568047" calcext:value-type="float">
            <text:p><text:s text:c="3"/>27,6 </text:p>
          </table:table-cell>
          <table:table-cell table:style-name="ce9" office:value-type="float" office:value="21.2587707613384" calcext:value-type="float">
            <text:p><text:s text:c="3"/>21,3 </text:p>
          </table:table-cell>
          <table:table-cell table:style-name="ce9" office:value-type="float" office:value="33.9835983522709" calcext:value-type="float">
            <text:p><text:s text:c="3"/>34,0 </text:p>
          </table:table-cell>
          <table:table-cell table:style-name="ce9" office:value-type="float" office:value="24.5096714721349" calcext:value-type="float">
            <text:p><text:s text:c="3"/>24,5 </text:p>
          </table:table-cell>
          <table:table-cell table:style-name="ce9" office:value-type="float" office:value="22.1423786148609" calcext:value-type="float">
            <text:p><text:s text:c="3"/>22,1 </text:p>
          </table:table-cell>
          <table:table-cell table:style-name="ce9" office:value-type="float" office:value="26.8769643294088" calcext:value-type="float">
            <text:p><text:s text:c="3"/>26,9 </text:p>
          </table:table-cell>
          <table:table-cell table:style-name="ce9" office:value-type="float" office:value="30.8847055002122" calcext:value-type="float">
            <text:p><text:s text:c="3"/>30,9 </text:p>
          </table:table-cell>
          <table:table-cell table:style-name="ce9" office:value-type="float" office:value="28.1198183396086" calcext:value-type="float">
            <text:p><text:s text:c="3"/>28,1 </text:p>
          </table:table-cell>
          <table:table-cell table:style-name="ce9" office:value-type="float" office:value="33.6495926608158" calcext:value-type="float">
            <text:p><text:s text:c="3"/>33,6 </text:p>
          </table:table-cell>
          <table:table-cell table:style-name="ce9" office:value-type="float" office:value="28.108592667031" calcext:value-type="float">
            <text:p><text:s text:c="3"/>28,1 </text:p>
          </table:table-cell>
          <table:table-cell table:style-name="ce9" office:value-type="float" office:value="25.3501652483762" calcext:value-type="float">
            <text:p><text:s text:c="3"/>25,4 </text:p>
          </table:table-cell>
          <table:table-cell table:style-name="ce9" office:value-type="float" office:value="30.8670200856859" calcext:value-type="float">
            <text:p><text:s text:c="3"/>30,9 </text:p>
          </table:table-cell>
          <table:table-cell table:style-name="ce9" office:value-type="float" office:value="24.8378794374476" calcext:value-type="float">
            <text:p><text:s text:c="3"/>24,8 </text:p>
          </table:table-cell>
          <table:table-cell table:style-name="ce9" office:value-type="float" office:value="18.2236342565709" calcext:value-type="float">
            <text:p><text:s text:c="3"/>18,2 </text:p>
          </table:table-cell>
          <table:table-cell table:style-name="ce9" office:value-type="float" office:value="31.4521246183243" calcext:value-type="float">
            <text:p><text:s text:c="3"/>31,5 </text:p>
          </table:table-cell>
          <table:table-cell table:style-name="ce9" office:value-type="float" office:value="27.073298784964" calcext:value-type="float">
            <text:p><text:s text:c="3"/>27,1 </text:p>
          </table:table-cell>
          <table:table-cell table:style-name="ce9" office:value-type="float" office:value="23.3652827379488" calcext:value-type="float">
            <text:p><text:s text:c="3"/>23,4 </text:p>
          </table:table-cell>
          <table:table-cell table:style-name="ce9" office:value-type="float" office:value="30.7813148319791" calcext:value-type="float">
            <text:p><text:s text:c="3"/>30,8 </text:p>
          </table:table-cell>
          <table:table-cell table:style-name="ce9" office:value-type="float" office:value="31.3614970963743" calcext:value-type="float">
            <text:p><text:s text:c="3"/>31,4 </text:p>
          </table:table-cell>
          <table:table-cell table:style-name="ce9" office:value-type="float" office:value="28.2825705665002" calcext:value-type="float">
            <text:p><text:s text:c="3"/>28,3 </text:p>
          </table:table-cell>
          <table:table-cell table:style-name="ce9" office:value-type="float" office:value="34.4404236262485" calcext:value-type="float">
            <text:p><text:s text:c="3"/>34,4 </text:p>
          </table:table-cell>
          <table:table-cell table:style-name="ce9" office:value-type="float" office:value="33.7920509543282" calcext:value-type="float">
            <text:p><text:s text:c="3"/>33,8 </text:p>
          </table:table-cell>
          <table:table-cell table:style-name="ce9" office:value-type="float" office:value="29.8655820602129" calcext:value-type="float">
            <text:p><text:s text:c="3"/>29,9 </text:p>
          </table:table-cell>
          <table:table-cell table:style-name="ce9" office:value-type="float" office:value="37.7185198484434" calcext:value-type="float">
            <text:p><text:s text:c="3"/>37,7 </text:p>
          </table:table-cell>
          <table:table-cell table:style-name="ce9" office:value-type="float" office:value="33.8200739907356" calcext:value-type="float">
            <text:p><text:s text:c="3"/>33,8 </text:p>
          </table:table-cell>
          <table:table-cell table:style-name="ce9" office:value-type="float" office:value="26.1993732947335" calcext:value-type="float">
            <text:p><text:s text:c="3"/>26,2 </text:p>
          </table:table-cell>
          <table:table-cell table:style-name="ce9" office:value-type="float" office:value="41.4407746867376" calcext:value-type="float">
            <text:p><text:s text:c="3"/>41,4 </text:p>
          </table:table-cell>
          <table:table-cell table:number-columns-repeated="963"/>
        </table:table-row>
        <table:table-row table:style-name="ro1">
          <table:table-cell office:value-type="string" calcext:value-type="string">
            <text:p>João Pessoa</text:p>
          </table:table-cell>
          <table:table-cell table:style-name="ce9" office:value-type="float" office:value="24.4931981369627" calcext:value-type="float">
            <text:p><text:s text:c="3"/>24,5 </text:p>
          </table:table-cell>
          <table:table-cell table:style-name="ce9" office:value-type="float" office:value="22.4380287383407" calcext:value-type="float">
            <text:p><text:s text:c="3"/>22,4 </text:p>
          </table:table-cell>
          <table:table-cell table:style-name="ce9" office:value-type="float" office:value="26.5483675355847" calcext:value-type="float">
            <text:p><text:s text:c="3"/>26,5 </text:p>
          </table:table-cell>
          <table:table-cell table:style-name="ce9" office:value-type="float" office:value="28.594163240452" calcext:value-type="float">
            <text:p><text:s text:c="3"/>28,6 </text:p>
          </table:table-cell>
          <table:table-cell table:style-name="ce9" office:value-type="float" office:value="26.7511388374189" calcext:value-type="float">
            <text:p><text:s text:c="3"/>26,8 </text:p>
          </table:table-cell>
          <table:table-cell table:style-name="ce9" office:value-type="float" office:value="30.4371876434851" calcext:value-type="float">
            <text:p><text:s text:c="3"/>30,4 </text:p>
          </table:table-cell>
          <table:table-cell table:style-name="ce9" office:value-type="float" office:value="29.8182861899363" calcext:value-type="float">
            <text:p><text:s text:c="3"/>29,8 </text:p>
          </table:table-cell>
          <table:table-cell table:style-name="ce9" office:value-type="float" office:value="28.0088821564507" calcext:value-type="float">
            <text:p><text:s text:c="3"/>28,0 </text:p>
          </table:table-cell>
          <table:table-cell table:style-name="ce9" office:value-type="float" office:value="31.6276902234218" calcext:value-type="float">
            <text:p><text:s text:c="3"/>31,6 </text:p>
          </table:table-cell>
          <table:table-cell table:style-name="ce9" office:value-type="float" office:value="26.1397645304395" calcext:value-type="float">
            <text:p><text:s text:c="3"/>26,1 </text:p>
          </table:table-cell>
          <table:table-cell table:style-name="ce9" office:value-type="float" office:value="23.2378242462711" calcext:value-type="float">
            <text:p><text:s text:c="3"/>23,2 </text:p>
          </table:table-cell>
          <table:table-cell table:style-name="ce9" office:value-type="float" office:value="29.0417048146079" calcext:value-type="float">
            <text:p><text:s text:c="3"/>29,0 </text:p>
          </table:table-cell>
          <table:table-cell table:style-name="ce9" office:value-type="float" office:value="27.9606318865857" calcext:value-type="float">
            <text:p><text:s text:c="3"/>28,0 </text:p>
          </table:table-cell>
          <table:table-cell table:style-name="ce9" office:value-type="float" office:value="24.7330948900895" calcext:value-type="float">
            <text:p><text:s text:c="3"/>24,7 </text:p>
          </table:table-cell>
          <table:table-cell table:style-name="ce9" office:value-type="float" office:value="31.1881688830819" calcext:value-type="float">
            <text:p><text:s text:c="3"/>31,2 </text:p>
          </table:table-cell>
          <table:table-cell table:style-name="ce9" office:value-type="float" office:value="29.7468172593149" calcext:value-type="float">
            <text:p><text:s text:c="3"/>29,7 </text:p>
          </table:table-cell>
          <table:table-cell table:style-name="ce9" office:value-type="float" office:value="27.1562388405719" calcext:value-type="float">
            <text:p><text:s text:c="3"/>27,2 </text:p>
          </table:table-cell>
          <table:table-cell table:style-name="ce9" office:value-type="float" office:value="32.3373956780578" calcext:value-type="float">
            <text:p><text:s text:c="3"/>32,3 </text:p>
          </table:table-cell>
          <table:table-cell table:style-name="ce9" office:value-type="float" office:value="33.7692069667374" calcext:value-type="float">
            <text:p><text:s text:c="3"/>33,8 </text:p>
          </table:table-cell>
          <table:table-cell table:style-name="ce9" office:value-type="float" office:value="31.003267193802" calcext:value-type="float">
            <text:p><text:s text:c="3"/>31,0 </text:p>
          </table:table-cell>
          <table:table-cell table:style-name="ce9" office:value-type="float" office:value="36.5351467396728" calcext:value-type="float">
            <text:p><text:s text:c="3"/>36,5 </text:p>
          </table:table-cell>
          <table:table-cell table:style-name="ce9" office:value-type="float" office:value="30.0665424756519" calcext:value-type="float">
            <text:p><text:s text:c="3"/>30,1 </text:p>
          </table:table-cell>
          <table:table-cell table:style-name="ce9" office:value-type="float" office:value="24.3099731253267" calcext:value-type="float">
            <text:p><text:s text:c="3"/>24,3 </text:p>
          </table:table-cell>
          <table:table-cell table:style-name="ce9" office:value-type="float" office:value="35.8231118259772" calcext:value-type="float">
            <text:p><text:s text:c="3"/>35,8 </text:p>
          </table:table-cell>
          <table:table-cell table:style-name="ce9" office:value-type="float" office:value="21.5235194553324" calcext:value-type="float">
            <text:p><text:s text:c="3"/>21,5 </text:p>
          </table:table-cell>
          <table:table-cell table:style-name="ce9" office:value-type="float" office:value="19.4824219864498" calcext:value-type="float">
            <text:p><text:s text:c="3"/>19,5 </text:p>
          </table:table-cell>
          <table:table-cell table:style-name="ce9" office:value-type="float" office:value="23.564616924215" calcext:value-type="float">
            <text:p><text:s text:c="3"/>23,6 </text:p>
          </table:table-cell>
          <table:table-cell table:style-name="ce9" office:value-type="float" office:value="27.5607092081423" calcext:value-type="float">
            <text:p><text:s text:c="3"/>27,6 </text:p>
          </table:table-cell>
          <table:table-cell table:style-name="ce9" office:value-type="float" office:value="25.1374135574894" calcext:value-type="float">
            <text:p><text:s text:c="3"/>25,1 </text:p>
          </table:table-cell>
          <table:table-cell table:style-name="ce9" office:value-type="float" office:value="29.9840048587953" calcext:value-type="float">
            <text:p><text:s text:c="3"/>30,0 </text:p>
          </table:table-cell>
          <table:table-cell table:style-name="ce9" office:value-type="float" office:value="26.3072717585532" calcext:value-type="float">
            <text:p><text:s text:c="3"/>26,3 </text:p>
          </table:table-cell>
          <table:table-cell table:style-name="ce9" office:value-type="float" office:value="23.8009194935847" calcext:value-type="float">
            <text:p><text:s text:c="3"/>23,8 </text:p>
          </table:table-cell>
          <table:table-cell table:style-name="ce9" office:value-type="float" office:value="28.8136240235217" calcext:value-type="float">
            <text:p><text:s text:c="3"/>28,8 </text:p>
          </table:table-cell>
          <table:table-cell table:style-name="ce9" office:value-type="float" office:value="22.0403032635703" calcext:value-type="float">
            <text:p><text:s text:c="3"/>22,0 </text:p>
          </table:table-cell>
          <table:table-cell table:style-name="ce9" office:value-type="float" office:value="17.9638622847848" calcext:value-type="float">
            <text:p><text:s text:c="3"/>18,0 </text:p>
          </table:table-cell>
          <table:table-cell table:style-name="ce9" office:value-type="float" office:value="26.1167442423559" calcext:value-type="float">
            <text:p><text:s text:c="3"/>26,1 </text:p>
          </table:table-cell>
          <table:table-cell table:style-name="ce9" office:value-type="float" office:value="24.6297509726583" calcext:value-type="float">
            <text:p><text:s text:c="3"/>24,6 </text:p>
          </table:table-cell>
          <table:table-cell table:style-name="ce9" office:value-type="float" office:value="22.3278339151872" calcext:value-type="float">
            <text:p><text:s text:c="3"/>22,3 </text:p>
          </table:table-cell>
          <table:table-cell table:style-name="ce9" office:value-type="float" office:value="26.9316680301294" calcext:value-type="float">
            <text:p><text:s text:c="3"/>26,9 </text:p>
          </table:table-cell>
          <table:table-cell table:style-name="ce9" office:value-type="float" office:value="28.2856970690004" calcext:value-type="float">
            <text:p><text:s text:c="3"/>28,3 </text:p>
          </table:table-cell>
          <table:table-cell table:style-name="ce9" office:value-type="float" office:value="26.0270267838661" calcext:value-type="float">
            <text:p><text:s text:c="3"/>26,0 </text:p>
          </table:table-cell>
          <table:table-cell table:style-name="ce9" office:value-type="float" office:value="30.5443673541347" calcext:value-type="float">
            <text:p><text:s text:c="3"/>30,5 </text:p>
          </table:table-cell>
          <table:table-cell table:style-name="ce9" office:value-type="float" office:value="28.021552505719" calcext:value-type="float">
            <text:p><text:s text:c="3"/>28,0 </text:p>
          </table:table-cell>
          <table:table-cell table:style-name="ce9" office:value-type="float" office:value="25.8982464510167" calcext:value-type="float">
            <text:p><text:s text:c="3"/>25,9 </text:p>
          </table:table-cell>
          <table:table-cell table:style-name="ce9" office:value-type="float" office:value="30.1448585604213" calcext:value-type="float">
            <text:p><text:s text:c="3"/>30,1 </text:p>
          </table:table-cell>
          <table:table-cell table:style-name="ce9" office:value-type="float" office:value="23.3919870372118" calcext:value-type="float">
            <text:p><text:s text:c="3"/>23,4 </text:p>
          </table:table-cell>
          <table:table-cell table:style-name="ce9" office:value-type="float" office:value="19.4543314929307" calcext:value-type="float">
            <text:p><text:s text:c="3"/>19,5 </text:p>
          </table:table-cell>
          <table:table-cell table:style-name="ce9" office:value-type="float" office:value="27.3296425814928" calcext:value-type="float">
            <text:p><text:s text:c="3"/>27,3 </text:p>
          </table:table-cell>
          <table:table-cell table:style-name="ce9" office:value-type="float" office:value="23.9233294714537" calcext:value-type="float">
            <text:p><text:s text:c="3"/>23,9 </text:p>
          </table:table-cell>
          <table:table-cell table:style-name="ce9" office:value-type="float" office:value="19.4463786360529" calcext:value-type="float">
            <text:p><text:s text:c="3"/>19,4 </text:p>
          </table:table-cell>
          <table:table-cell table:style-name="ce9" office:value-type="float" office:value="28.4002803068544" calcext:value-type="float">
            <text:p><text:s text:c="3"/>28,4 </text:p>
          </table:table-cell>
          <table:table-cell table:style-name="ce9" office:value-type="float" office:value="29.2524669575497" calcext:value-type="float">
            <text:p><text:s text:c="3"/>29,3 </text:p>
          </table:table-cell>
          <table:table-cell table:style-name="ce9" office:value-type="float" office:value="26.0427975822207" calcext:value-type="float">
            <text:p><text:s text:c="3"/>26,0 </text:p>
          </table:table-cell>
          <table:table-cell table:style-name="ce9" office:value-type="float" office:value="32.4621363328787" calcext:value-type="float">
            <text:p><text:s text:c="3"/>32,5 </text:p>
          </table:table-cell>
          <table:table-cell table:style-name="ce9" office:value-type="float" office:value="32.6258297064884" calcext:value-type="float">
            <text:p><text:s text:c="3"/>32,6 </text:p>
          </table:table-cell>
          <table:table-cell table:style-name="ce9" office:value-type="float" office:value="29.7248720891568" calcext:value-type="float">
            <text:p><text:s text:c="3"/>29,7 </text:p>
          </table:table-cell>
          <table:table-cell table:style-name="ce9" office:value-type="float" office:value="35.5267873238199" calcext:value-type="float">
            <text:p><text:s text:c="3"/>35,5 </text:p>
          </table:table-cell>
          <table:table-cell table:style-name="ce9" office:value-type="float" office:value="30.4445551799008" calcext:value-type="float">
            <text:p><text:s text:c="3"/>30,4 </text:p>
          </table:table-cell>
          <table:table-cell table:style-name="ce9" office:value-type="float" office:value="26.22255027447" calcext:value-type="float">
            <text:p><text:s text:c="3"/>26,2 </text:p>
          </table:table-cell>
          <table:table-cell table:style-name="ce9" office:value-type="float" office:value="34.6665600853316" calcext:value-type="float">
            <text:p><text:s text:c="3"/>34,7 </text:p>
          </table:table-cell>
          <table:table-cell table:number-columns-repeated="963"/>
        </table:table-row>
        <table:table-row table:style-name="ro1">
          <table:table-cell office:value-type="string" calcext:value-type="string">
            <text:p>Recife</text:p>
          </table:table-cell>
          <table:table-cell table:style-name="ce9" office:value-type="float" office:value="21.9710689692468" calcext:value-type="float">
            <text:p><text:s text:c="3"/>22,0 </text:p>
          </table:table-cell>
          <table:table-cell table:style-name="ce9" office:value-type="float" office:value="20.2339437984649" calcext:value-type="float">
            <text:p><text:s text:c="3"/>20,2 </text:p>
          </table:table-cell>
          <table:table-cell table:style-name="ce9" office:value-type="float" office:value="23.7081941400287" calcext:value-type="float">
            <text:p><text:s text:c="3"/>23,7 </text:p>
          </table:table-cell>
          <table:table-cell table:style-name="ce9" office:value-type="float" office:value="26.756126045582" calcext:value-type="float">
            <text:p><text:s text:c="3"/>26,8 </text:p>
          </table:table-cell>
          <table:table-cell table:style-name="ce9" office:value-type="float" office:value="25.2812388077214" calcext:value-type="float">
            <text:p><text:s text:c="3"/>25,3 </text:p>
          </table:table-cell>
          <table:table-cell table:style-name="ce9" office:value-type="float" office:value="28.2310132834426" calcext:value-type="float">
            <text:p><text:s text:c="3"/>28,2 </text:p>
          </table:table-cell>
          <table:table-cell table:style-name="ce9" office:value-type="float" office:value="31.7526473905264" calcext:value-type="float">
            <text:p><text:s text:c="3"/>31,8 </text:p>
          </table:table-cell>
          <table:table-cell table:style-name="ce9" office:value-type="float" office:value="29.9501725895304" calcext:value-type="float">
            <text:p><text:s text:c="3"/>30,0 </text:p>
          </table:table-cell>
          <table:table-cell table:style-name="ce9" office:value-type="float" office:value="33.5551221915224" calcext:value-type="float">
            <text:p><text:s text:c="3"/>33,6 </text:p>
          </table:table-cell>
          <table:table-cell table:style-name="ce9" office:value-type="float" office:value="23.7897663778745" calcext:value-type="float">
            <text:p><text:s text:c="3"/>23,8 </text:p>
          </table:table-cell>
          <table:table-cell table:style-name="ce9" office:value-type="float" office:value="20.3109996056355" calcext:value-type="float">
            <text:p><text:s text:c="3"/>20,3 </text:p>
          </table:table-cell>
          <table:table-cell table:style-name="ce9" office:value-type="float" office:value="27.2685331501136" calcext:value-type="float">
            <text:p><text:s text:c="3"/>27,3 </text:p>
          </table:table-cell>
          <table:table-cell table:style-name="ce9" office:value-type="float" office:value="23.3064130646663" calcext:value-type="float">
            <text:p><text:s text:c="3"/>23,3 </text:p>
          </table:table-cell>
          <table:table-cell table:style-name="ce9" office:value-type="float" office:value="21.0853369648486" calcext:value-type="float">
            <text:p><text:s text:c="3"/>21,1 </text:p>
          </table:table-cell>
          <table:table-cell table:style-name="ce9" office:value-type="float" office:value="25.527489164484" calcext:value-type="float">
            <text:p><text:s text:c="3"/>25,5 </text:p>
          </table:table-cell>
          <table:table-cell table:style-name="ce9" office:value-type="float" office:value="28.0416519745786" calcext:value-type="float">
            <text:p><text:s text:c="3"/>28,0 </text:p>
          </table:table-cell>
          <table:table-cell table:style-name="ce9" office:value-type="float" office:value="25.376039086184" calcext:value-type="float">
            <text:p><text:s text:c="3"/>25,4 </text:p>
          </table:table-cell>
          <table:table-cell table:style-name="ce9" office:value-type="float" office:value="30.7072648629732" calcext:value-type="float">
            <text:p><text:s text:c="3"/>30,7 </text:p>
          </table:table-cell>
          <table:table-cell table:style-name="ce9" office:value-type="float" office:value="33.1421674594283" calcext:value-type="float">
            <text:p><text:s text:c="3"/>33,1 </text:p>
          </table:table-cell>
          <table:table-cell table:style-name="ce9" office:value-type="float" office:value="30.4318381612293" calcext:value-type="float">
            <text:p><text:s text:c="3"/>30,4 </text:p>
          </table:table-cell>
          <table:table-cell table:style-name="ce9" office:value-type="float" office:value="35.8524967576273" calcext:value-type="float">
            <text:p><text:s text:c="3"/>35,9 </text:p>
          </table:table-cell>
          <table:table-cell table:style-name="ce9" office:value-type="float" office:value="25.0510216723026" calcext:value-type="float">
            <text:p><text:s text:c="3"/>25,1 </text:p>
          </table:table-cell>
          <table:table-cell table:style-name="ce9" office:value-type="float" office:value="18.631671518492" calcext:value-type="float">
            <text:p><text:s text:c="3"/>18,6 </text:p>
          </table:table-cell>
          <table:table-cell table:style-name="ce9" office:value-type="float" office:value="31.4703718261131" calcext:value-type="float">
            <text:p><text:s text:c="3"/>31,5 </text:p>
          </table:table-cell>
          <table:table-cell table:style-name="ce9" office:value-type="float" office:value="20.8329569726689" calcext:value-type="float">
            <text:p><text:s text:c="3"/>20,8 </text:p>
          </table:table-cell>
          <table:table-cell table:style-name="ce9" office:value-type="float" office:value="18.5181721453884" calcext:value-type="float">
            <text:p><text:s text:c="3"/>18,5 </text:p>
          </table:table-cell>
          <table:table-cell table:style-name="ce9" office:value-type="float" office:value="23.1477417999495" calcext:value-type="float">
            <text:p><text:s text:c="3"/>23,1 </text:p>
          </table:table-cell>
          <table:table-cell table:style-name="ce9" office:value-type="float" office:value="25.6483103294375" calcext:value-type="float">
            <text:p><text:s text:c="3"/>25,6 </text:p>
          </table:table-cell>
          <table:table-cell table:style-name="ce9" office:value-type="float" office:value="23.8234426561657" calcext:value-type="float">
            <text:p><text:s text:c="3"/>23,8 </text:p>
          </table:table-cell>
          <table:table-cell table:style-name="ce9" office:value-type="float" office:value="27.4731780027092" calcext:value-type="float">
            <text:p><text:s text:c="3"/>27,5 </text:p>
          </table:table-cell>
          <table:table-cell table:style-name="ce9" office:value-type="float" office:value="30.500898613167" calcext:value-type="float">
            <text:p><text:s text:c="3"/>30,5 </text:p>
          </table:table-cell>
          <table:table-cell table:style-name="ce9" office:value-type="float" office:value="27.8854666842625" calcext:value-type="float">
            <text:p><text:s text:c="3"/>27,9 </text:p>
          </table:table-cell>
          <table:table-cell table:style-name="ce9" office:value-type="float" office:value="33.1163305420715" calcext:value-type="float">
            <text:p><text:s text:c="3"/>33,1 </text:p>
          </table:table-cell>
          <table:table-cell table:style-name="ce9" office:value-type="float" office:value="22.5138703691902" calcext:value-type="float">
            <text:p><text:s text:c="3"/>22,5 </text:p>
          </table:table-cell>
          <table:table-cell table:style-name="ce9" office:value-type="float" office:value="15.8793318082747" calcext:value-type="float">
            <text:p><text:s text:c="3"/>15,9 </text:p>
          </table:table-cell>
          <table:table-cell table:style-name="ce9" office:value-type="float" office:value="29.1484089301056" calcext:value-type="float">
            <text:p><text:s text:c="3"/>29,1 </text:p>
          </table:table-cell>
          <table:table-cell table:style-name="ce9" office:value-type="float" office:value="22.1933605256849" calcext:value-type="float">
            <text:p><text:s text:c="3"/>22,2 </text:p>
          </table:table-cell>
          <table:table-cell table:style-name="ce9" office:value-type="float" office:value="20.1401744323586" calcext:value-type="float">
            <text:p><text:s text:c="3"/>20,1 </text:p>
          </table:table-cell>
          <table:table-cell table:style-name="ce9" office:value-type="float" office:value="24.2465466190112" calcext:value-type="float">
            <text:p><text:s text:c="3"/>24,2 </text:p>
          </table:table-cell>
          <table:table-cell table:style-name="ce9" office:value-type="float" office:value="26.6873729574679" calcext:value-type="float">
            <text:p><text:s text:c="3"/>26,7 </text:p>
          </table:table-cell>
          <table:table-cell table:style-name="ce9" office:value-type="float" office:value="24.7847097045814" calcext:value-type="float">
            <text:p><text:s text:c="3"/>24,8 </text:p>
          </table:table-cell>
          <table:table-cell table:style-name="ce9" office:value-type="float" office:value="28.5900362103544" calcext:value-type="float">
            <text:p><text:s text:c="3"/>28,6 </text:p>
          </table:table-cell>
          <table:table-cell table:style-name="ce9" office:value-type="float" office:value="30.7645766167535" calcext:value-type="float">
            <text:p><text:s text:c="3"/>30,8 </text:p>
          </table:table-cell>
          <table:table-cell table:style-name="ce9" office:value-type="float" office:value="28.453908830719" calcext:value-type="float">
            <text:p><text:s text:c="3"/>28,5 </text:p>
          </table:table-cell>
          <table:table-cell table:style-name="ce9" office:value-type="float" office:value="33.0752444027881" calcext:value-type="float">
            <text:p><text:s text:c="3"/>33,1 </text:p>
          </table:table-cell>
          <table:table-cell table:style-name="ce9" office:value-type="float" office:value="23.2918772630822" calcext:value-type="float">
            <text:p><text:s text:c="3"/>23,3 </text:p>
          </table:table-cell>
          <table:table-cell table:style-name="ce9" office:value-type="float" office:value="18.7805612549128" calcext:value-type="float">
            <text:p><text:s text:c="3"/>18,8 </text:p>
          </table:table-cell>
          <table:table-cell table:style-name="ce9" office:value-type="float" office:value="27.8031932712516" calcext:value-type="float">
            <text:p><text:s text:c="3"/>27,8 </text:p>
          </table:table-cell>
          <table:table-cell table:style-name="ce9" office:value-type="float" office:value="21.37248978452" calcext:value-type="float">
            <text:p><text:s text:c="3"/>21,4 </text:p>
          </table:table-cell>
          <table:table-cell table:style-name="ce9" office:value-type="float" office:value="18.1874001006119" calcext:value-type="float">
            <text:p><text:s text:c="3"/>18,2 </text:p>
          </table:table-cell>
          <table:table-cell table:style-name="ce9" office:value-type="float" office:value="24.5575794684281" calcext:value-type="float">
            <text:p><text:s text:c="3"/>24,6 </text:p>
          </table:table-cell>
          <table:table-cell table:style-name="ce9" office:value-type="float" office:value="26.891926400168" calcext:value-type="float">
            <text:p><text:s text:c="3"/>26,9 </text:p>
          </table:table-cell>
          <table:table-cell table:style-name="ce9" office:value-type="float" office:value="24.6207285781858" calcext:value-type="float">
            <text:p><text:s text:c="3"/>24,6 </text:p>
          </table:table-cell>
          <table:table-cell table:style-name="ce9" office:value-type="float" office:value="29.1631242221503" calcext:value-type="float">
            <text:p><text:s text:c="3"/>29,2 </text:p>
          </table:table-cell>
          <table:table-cell table:style-name="ce9" office:value-type="float" office:value="33.4341151999827" calcext:value-type="float">
            <text:p><text:s text:c="3"/>33,4 </text:p>
          </table:table-cell>
          <table:table-cell table:style-name="ce9" office:value-type="float" office:value="30.6252359492342" calcext:value-type="float">
            <text:p><text:s text:c="3"/>30,6 </text:p>
          </table:table-cell>
          <table:table-cell table:style-name="ce9" office:value-type="float" office:value="36.2429944507312" calcext:value-type="float">
            <text:p><text:s text:c="3"/>36,2 </text:p>
          </table:table-cell>
          <table:table-cell table:style-name="ce9" office:value-type="float" office:value="24.8351520449483" calcext:value-type="float">
            <text:p><text:s text:c="3"/>24,8 </text:p>
          </table:table-cell>
          <table:table-cell table:style-name="ce9" office:value-type="float" office:value="19.6899094905436" calcext:value-type="float">
            <text:p><text:s text:c="3"/>19,7 </text:p>
          </table:table-cell>
          <table:table-cell table:style-name="ce9" office:value-type="float" office:value="29.980394599353" calcext:value-type="float">
            <text:p><text:s text:c="3"/>30,0 </text:p>
          </table:table-cell>
          <table:table-cell table:number-columns-repeated="963"/>
        </table:table-row>
        <table:table-row table:style-name="ro1">
          <table:table-cell office:value-type="string" calcext:value-type="string">
            <text:p>Maceió</text:p>
          </table:table-cell>
          <table:table-cell table:style-name="ce9" office:value-type="float" office:value="25.7070536310803" calcext:value-type="float">
            <text:p><text:s text:c="3"/>25,7 </text:p>
          </table:table-cell>
          <table:table-cell table:style-name="ce9" office:value-type="float" office:value="23.7863062427466" calcext:value-type="float">
            <text:p><text:s text:c="3"/>23,8 </text:p>
          </table:table-cell>
          <table:table-cell table:style-name="ce9" office:value-type="float" office:value="27.627801019414" calcext:value-type="float">
            <text:p><text:s text:c="3"/>27,6 </text:p>
          </table:table-cell>
          <table:table-cell table:style-name="ce9" office:value-type="float" office:value="32.4115827227642" calcext:value-type="float">
            <text:p><text:s text:c="3"/>32,4 </text:p>
          </table:table-cell>
          <table:table-cell table:style-name="ce9" office:value-type="float" office:value="29.2366229284411" calcext:value-type="float">
            <text:p><text:s text:c="3"/>29,2 </text:p>
          </table:table-cell>
          <table:table-cell table:style-name="ce9" office:value-type="float" office:value="35.5865425170872" calcext:value-type="float">
            <text:p><text:s text:c="3"/>35,6 </text:p>
          </table:table-cell>
          <table:table-cell table:style-name="ce9" office:value-type="float" office:value="31.9139890754152" calcext:value-type="float">
            <text:p><text:s text:c="3"/>31,9 </text:p>
          </table:table-cell>
          <table:table-cell table:style-name="ce9" office:value-type="float" office:value="29.306446679709" calcext:value-type="float">
            <text:p><text:s text:c="3"/>29,3 </text:p>
          </table:table-cell>
          <table:table-cell table:style-name="ce9" office:value-type="float" office:value="34.5215314711214" calcext:value-type="float">
            <text:p><text:s text:c="3"/>34,5 </text:p>
          </table:table-cell>
          <table:table-cell table:style-name="ce9" office:value-type="float" office:value="29.0156978457914" calcext:value-type="float">
            <text:p><text:s text:c="3"/>29,0 </text:p>
          </table:table-cell>
          <table:table-cell table:style-name="ce9" office:value-type="float" office:value="25.1088310736606" calcext:value-type="float">
            <text:p><text:s text:c="3"/>25,1 </text:p>
          </table:table-cell>
          <table:table-cell table:style-name="ce9" office:value-type="float" office:value="32.9225646179222" calcext:value-type="float">
            <text:p><text:s text:c="3"/>32,9 </text:p>
          </table:table-cell>
          <table:table-cell table:style-name="ce9" office:value-type="float" office:value="27.6983192994924" calcext:value-type="float">
            <text:p><text:s text:c="3"/>27,7 </text:p>
          </table:table-cell>
          <table:table-cell table:style-name="ce9" office:value-type="float" office:value="24.3004380800957" calcext:value-type="float">
            <text:p><text:s text:c="3"/>24,3 </text:p>
          </table:table-cell>
          <table:table-cell table:style-name="ce9" office:value-type="float" office:value="31.096200518889" calcext:value-type="float">
            <text:p><text:s text:c="3"/>31,1 </text:p>
          </table:table-cell>
          <table:table-cell table:style-name="ce9" office:value-type="float" office:value="32.5538972451421" calcext:value-type="float">
            <text:p><text:s text:c="3"/>32,6 </text:p>
          </table:table-cell>
          <table:table-cell table:style-name="ce9" office:value-type="float" office:value="28.591717402427" calcext:value-type="float">
            <text:p><text:s text:c="3"/>28,6 </text:p>
          </table:table-cell>
          <table:table-cell table:style-name="ce9" office:value-type="float" office:value="36.5160770878572" calcext:value-type="float">
            <text:p><text:s text:c="3"/>36,5 </text:p>
          </table:table-cell>
          <table:table-cell table:style-name="ce9" office:value-type="float" office:value="34.4627979917119" calcext:value-type="float">
            <text:p><text:s text:c="3"/>34,5 </text:p>
          </table:table-cell>
          <table:table-cell table:style-name="ce9" office:value-type="float" office:value="30.8286157521849" calcext:value-type="float">
            <text:p><text:s text:c="3"/>30,8 </text:p>
          </table:table-cell>
          <table:table-cell table:style-name="ce9" office:value-type="float" office:value="38.096980231239" calcext:value-type="float">
            <text:p><text:s text:c="3"/>38,1 </text:p>
          </table:table-cell>
          <table:table-cell table:style-name="ce9" office:value-type="float" office:value="31.3089365133486" calcext:value-type="float">
            <text:p><text:s text:c="3"/>31,3 </text:p>
          </table:table-cell>
          <table:table-cell table:style-name="ce9" office:value-type="float" office:value="25.1060059789229" calcext:value-type="float">
            <text:p><text:s text:c="3"/>25,1 </text:p>
          </table:table-cell>
          <table:table-cell table:style-name="ce9" office:value-type="float" office:value="37.5118670477744" calcext:value-type="float">
            <text:p><text:s text:c="3"/>37,5 </text:p>
          </table:table-cell>
          <table:table-cell table:style-name="ce9" office:value-type="float" office:value="24.2286503782718" calcext:value-type="float">
            <text:p><text:s text:c="3"/>24,2 </text:p>
          </table:table-cell>
          <table:table-cell table:style-name="ce9" office:value-type="float" office:value="21.8211010561767" calcext:value-type="float">
            <text:p><text:s text:c="3"/>21,8 </text:p>
          </table:table-cell>
          <table:table-cell table:style-name="ce9" office:value-type="float" office:value="26.636199700367" calcext:value-type="float">
            <text:p><text:s text:c="3"/>26,6 </text:p>
          </table:table-cell>
          <table:table-cell table:style-name="ce9" office:value-type="float" office:value="32.2905120681929" calcext:value-type="float">
            <text:p><text:s text:c="3"/>32,3 </text:p>
          </table:table-cell>
          <table:table-cell table:style-name="ce9" office:value-type="float" office:value="28.4121316040827" calcext:value-type="float">
            <text:p><text:s text:c="3"/>28,4 </text:p>
          </table:table-cell>
          <table:table-cell table:style-name="ce9" office:value-type="float" office:value="36.168892532303" calcext:value-type="float">
            <text:p><text:s text:c="3"/>36,2 </text:p>
          </table:table-cell>
          <table:table-cell table:style-name="ce9" office:value-type="float" office:value="29.6326488264726" calcext:value-type="float">
            <text:p><text:s text:c="3"/>29,6 </text:p>
          </table:table-cell>
          <table:table-cell table:style-name="ce9" office:value-type="float" office:value="25.9208241981158" calcext:value-type="float">
            <text:p><text:s text:c="3"/>25,9 </text:p>
          </table:table-cell>
          <table:table-cell table:style-name="ce9" office:value-type="float" office:value="33.3444734548293" calcext:value-type="float">
            <text:p><text:s text:c="3"/>33,3 </text:p>
          </table:table-cell>
          <table:table-cell table:style-name="ce9" office:value-type="float" office:value="26.841247900066" calcext:value-type="float">
            <text:p><text:s text:c="3"/>26,8 </text:p>
          </table:table-cell>
          <table:table-cell table:style-name="ce9" office:value-type="float" office:value="21.6270730648033" calcext:value-type="float">
            <text:p><text:s text:c="3"/>21,6 </text:p>
          </table:table-cell>
          <table:table-cell table:style-name="ce9" office:value-type="float" office:value="32.0554227353286" calcext:value-type="float">
            <text:p><text:s text:c="3"/>32,1 </text:p>
          </table:table-cell>
          <table:table-cell table:style-name="ce9" office:value-type="float" office:value="25.8170339740905" calcext:value-type="float">
            <text:p><text:s text:c="3"/>25,8 </text:p>
          </table:table-cell>
          <table:table-cell table:style-name="ce9" office:value-type="float" office:value="23.4470567395437" calcext:value-type="float">
            <text:p><text:s text:c="3"/>23,4 </text:p>
          </table:table-cell>
          <table:table-cell table:style-name="ce9" office:value-type="float" office:value="28.1870112086374" calcext:value-type="float">
            <text:p><text:s text:c="3"/>28,2 </text:p>
          </table:table-cell>
          <table:table-cell table:style-name="ce9" office:value-type="float" office:value="32.3169028559287" calcext:value-type="float">
            <text:p><text:s text:c="3"/>32,3 </text:p>
          </table:table-cell>
          <table:table-cell table:style-name="ce9" office:value-type="float" office:value="27.8610170573441" calcext:value-type="float">
            <text:p><text:s text:c="3"/>27,9 </text:p>
          </table:table-cell>
          <table:table-cell table:style-name="ce9" office:value-type="float" office:value="36.7727886545133" calcext:value-type="float">
            <text:p><text:s text:c="3"/>36,8 </text:p>
          </table:table-cell>
          <table:table-cell table:style-name="ce9" office:value-type="float" office:value="31.9563135376662" calcext:value-type="float">
            <text:p><text:s text:c="3"/>32,0 </text:p>
          </table:table-cell>
          <table:table-cell table:style-name="ce9" office:value-type="float" office:value="28.4597135843422" calcext:value-type="float">
            <text:p><text:s text:c="3"/>28,5 </text:p>
          </table:table-cell>
          <table:table-cell table:style-name="ce9" office:value-type="float" office:value="35.4529134909902" calcext:value-type="float">
            <text:p><text:s text:c="3"/>35,5 </text:p>
          </table:table-cell>
          <table:table-cell table:style-name="ce9" office:value-type="float" office:value="31.6215730268241" calcext:value-type="float">
            <text:p><text:s text:c="3"/>31,6 </text:p>
          </table:table-cell>
          <table:table-cell table:style-name="ce9" office:value-type="float" office:value="25.4076151989184" calcext:value-type="float">
            <text:p><text:s text:c="3"/>25,4 </text:p>
          </table:table-cell>
          <table:table-cell table:style-name="ce9" office:value-type="float" office:value="37.8355308547299" calcext:value-type="float">
            <text:p><text:s text:c="3"/>37,8 </text:p>
          </table:table-cell>
          <table:table-cell table:style-name="ce9" office:value-type="float" office:value="25.419589293673" calcext:value-type="float">
            <text:p><text:s text:c="3"/>25,4 </text:p>
          </table:table-cell>
          <table:table-cell table:style-name="ce9" office:value-type="float" office:value="22.2809885940475" calcext:value-type="float">
            <text:p><text:s text:c="3"/>22,3 </text:p>
          </table:table-cell>
          <table:table-cell table:style-name="ce9" office:value-type="float" office:value="28.5581899932985" calcext:value-type="float">
            <text:p><text:s text:c="3"/>28,6 </text:p>
          </table:table-cell>
          <table:table-cell table:style-name="ce9" office:value-type="float" office:value="32.5708195128038" calcext:value-type="float">
            <text:p><text:s text:c="3"/>32,6 </text:p>
          </table:table-cell>
          <table:table-cell table:style-name="ce9" office:value-type="float" office:value="28.5402306375747" calcext:value-type="float">
            <text:p><text:s text:c="3"/>28,5 </text:p>
          </table:table-cell>
          <table:table-cell table:style-name="ce9" office:value-type="float" office:value="36.6014083880328" calcext:value-type="float">
            <text:p><text:s text:c="3"/>36,6 </text:p>
          </table:table-cell>
          <table:table-cell table:style-name="ce9" office:value-type="float" office:value="31.868757532743" calcext:value-type="float">
            <text:p><text:s text:c="3"/>31,9 </text:p>
          </table:table-cell>
          <table:table-cell table:style-name="ce9" office:value-type="float" office:value="27.9770598302302" calcext:value-type="float">
            <text:p><text:s text:c="3"/>28,0 </text:p>
          </table:table-cell>
          <table:table-cell table:style-name="ce9" office:value-type="float" office:value="35.7604552352558" calcext:value-type="float">
            <text:p><text:s text:c="3"/>35,8 </text:p>
          </table:table-cell>
          <table:table-cell table:style-name="ce9" office:value-type="float" office:value="25.0492474913811" calcext:value-type="float">
            <text:p><text:s text:c="3"/>25,0 </text:p>
          </table:table-cell>
          <table:table-cell table:style-name="ce9" office:value-type="float" office:value="21.4289547602358" calcext:value-type="float">
            <text:p><text:s text:c="3"/>21,4 </text:p>
          </table:table-cell>
          <table:table-cell table:style-name="ce9" office:value-type="float" office:value="28.6695402225265" calcext:value-type="float">
            <text:p><text:s text:c="3"/>28,7 </text:p>
          </table:table-cell>
          <table:table-cell table:number-columns-repeated="963"/>
        </table:table-row>
        <table:table-row table:style-name="ro1">
          <table:table-cell office:value-type="string" calcext:value-type="string">
            <text:p>Aracaju</text:p>
          </table:table-cell>
          <table:table-cell table:style-name="ce9" office:value-type="float" office:value="24.532592847736" calcext:value-type="float">
            <text:p><text:s text:c="3"/>24,5 </text:p>
          </table:table-cell>
          <table:table-cell table:style-name="ce9" office:value-type="float" office:value="22.3870086476911" calcext:value-type="float">
            <text:p><text:s text:c="3"/>22,4 </text:p>
          </table:table-cell>
          <table:table-cell table:style-name="ce9" office:value-type="float" office:value="26.678177047781" calcext:value-type="float">
            <text:p><text:s text:c="3"/>26,7 </text:p>
          </table:table-cell>
          <table:table-cell table:style-name="ce9" office:value-type="float" office:value="33.1446356483963" calcext:value-type="float">
            <text:p><text:s text:c="3"/>33,1 </text:p>
          </table:table-cell>
          <table:table-cell table:style-name="ce9" office:value-type="float" office:value="31.1339724286475" calcext:value-type="float">
            <text:p><text:s text:c="3"/>31,1 </text:p>
          </table:table-cell>
          <table:table-cell table:style-name="ce9" office:value-type="float" office:value="35.155298868145" calcext:value-type="float">
            <text:p><text:s text:c="3"/>35,2 </text:p>
          </table:table-cell>
          <table:table-cell table:style-name="ce9" office:value-type="float" office:value="35.2989379236038" calcext:value-type="float">
            <text:p><text:s text:c="3"/>35,3 </text:p>
          </table:table-cell>
          <table:table-cell table:style-name="ce9" office:value-type="float" office:value="33.0620536825206" calcext:value-type="float">
            <text:p><text:s text:c="3"/>33,1 </text:p>
          </table:table-cell>
          <table:table-cell table:style-name="ce9" office:value-type="float" office:value="37.5358221646869" calcext:value-type="float">
            <text:p><text:s text:c="3"/>37,5 </text:p>
          </table:table-cell>
          <table:table-cell table:style-name="ce9" office:value-type="float" office:value="28.6657288043979" calcext:value-type="float">
            <text:p><text:s text:c="3"/>28,7 </text:p>
          </table:table-cell>
          <table:table-cell table:style-name="ce9" office:value-type="float" office:value="24.3202902078118" calcext:value-type="float">
            <text:p><text:s text:c="3"/>24,3 </text:p>
          </table:table-cell>
          <table:table-cell table:style-name="ce9" office:value-type="float" office:value="33.0111674009839" calcext:value-type="float">
            <text:p><text:s text:c="3"/>33,0 </text:p>
          </table:table-cell>
          <table:table-cell table:style-name="ce9" office:value-type="float" office:value="27.1481745561189" calcext:value-type="float">
            <text:p><text:s text:c="3"/>27,1 </text:p>
          </table:table-cell>
          <table:table-cell table:style-name="ce9" office:value-type="float" office:value="23.4152977466095" calcext:value-type="float">
            <text:p><text:s text:c="3"/>23,4 </text:p>
          </table:table-cell>
          <table:table-cell table:style-name="ce9" office:value-type="float" office:value="30.8810513656284" calcext:value-type="float">
            <text:p><text:s text:c="3"/>30,9 </text:p>
          </table:table-cell>
          <table:table-cell table:style-name="ce9" office:value-type="float" office:value="35.7218521981747" calcext:value-type="float">
            <text:p><text:s text:c="3"/>35,7 </text:p>
          </table:table-cell>
          <table:table-cell table:style-name="ce9" office:value-type="float" office:value="32.7874869296053" calcext:value-type="float">
            <text:p><text:s text:c="3"/>32,8 </text:p>
          </table:table-cell>
          <table:table-cell table:style-name="ce9" office:value-type="float" office:value="38.656217466744" calcext:value-type="float">
            <text:p><text:s text:c="3"/>38,7 </text:p>
          </table:table-cell>
          <table:table-cell table:style-name="ce9" office:value-type="float" office:value="34.6678851120989" calcext:value-type="float">
            <text:p><text:s text:c="3"/>34,7 </text:p>
          </table:table-cell>
          <table:table-cell table:style-name="ce9" office:value-type="float" office:value="31.3417802581684" calcext:value-type="float">
            <text:p><text:s text:c="3"/>31,3 </text:p>
          </table:table-cell>
          <table:table-cell table:style-name="ce9" office:value-type="float" office:value="37.9939899660294" calcext:value-type="float">
            <text:p><text:s text:c="3"/>38,0 </text:p>
          </table:table-cell>
          <table:table-cell table:style-name="ce9" office:value-type="float" office:value="31.4993223123802" calcext:value-type="float">
            <text:p><text:s text:c="3"/>31,5 </text:p>
          </table:table-cell>
          <table:table-cell table:style-name="ce9" office:value-type="float" office:value="25.9490335412336" calcext:value-type="float">
            <text:p><text:s text:c="3"/>25,9 </text:p>
          </table:table-cell>
          <table:table-cell table:style-name="ce9" office:value-type="float" office:value="37.0496110835267" calcext:value-type="float">
            <text:p><text:s text:c="3"/>37,0 </text:p>
          </table:table-cell>
          <table:table-cell table:style-name="ce9" office:value-type="float" office:value="22.5672777634824" calcext:value-type="float">
            <text:p><text:s text:c="3"/>22,6 </text:p>
          </table:table-cell>
          <table:table-cell table:style-name="ce9" office:value-type="float" office:value="20.3018736843582" calcext:value-type="float">
            <text:p><text:s text:c="3"/>20,3 </text:p>
          </table:table-cell>
          <table:table-cell table:style-name="ce9" office:value-type="float" office:value="24.8326818426067" calcext:value-type="float">
            <text:p><text:s text:c="3"/>24,8 </text:p>
          </table:table-cell>
          <table:table-cell table:style-name="ce9" office:value-type="float" office:value="31.0566379363142" calcext:value-type="float">
            <text:p><text:s text:c="3"/>31,1 </text:p>
          </table:table-cell>
          <table:table-cell table:style-name="ce9" office:value-type="float" office:value="28.5096990461205" calcext:value-type="float">
            <text:p><text:s text:c="3"/>28,5 </text:p>
          </table:table-cell>
          <table:table-cell table:style-name="ce9" office:value-type="float" office:value="33.6035768265079" calcext:value-type="float">
            <text:p><text:s text:c="3"/>33,6 </text:p>
          </table:table-cell>
          <table:table-cell table:style-name="ce9" office:value-type="float" office:value="35.8745557751514" calcext:value-type="float">
            <text:p><text:s text:c="3"/>35,9 </text:p>
          </table:table-cell>
          <table:table-cell table:style-name="ce9" office:value-type="float" office:value="32.498900442001" calcext:value-type="float">
            <text:p><text:s text:c="3"/>32,5 </text:p>
          </table:table-cell>
          <table:table-cell table:style-name="ce9" office:value-type="float" office:value="39.2502111083018" calcext:value-type="float">
            <text:p><text:s text:c="3"/>39,3 </text:p>
          </table:table-cell>
          <table:table-cell table:style-name="ce9" office:value-type="float" office:value="25.7697618811717" calcext:value-type="float">
            <text:p><text:s text:c="3"/>25,8 </text:p>
          </table:table-cell>
          <table:table-cell table:style-name="ce9" office:value-type="float" office:value="20.1925212883713" calcext:value-type="float">
            <text:p><text:s text:c="3"/>20,2 </text:p>
          </table:table-cell>
          <table:table-cell table:style-name="ce9" office:value-type="float" office:value="31.3470024739722" calcext:value-type="float">
            <text:p><text:s text:c="3"/>31,3 </text:p>
          </table:table-cell>
          <table:table-cell table:style-name="ce9" office:value-type="float" office:value="24.2144954932256" calcext:value-type="float">
            <text:p><text:s text:c="3"/>24,2 </text:p>
          </table:table-cell>
          <table:table-cell table:style-name="ce9" office:value-type="float" office:value="21.7362262167061" calcext:value-type="float">
            <text:p><text:s text:c="3"/>21,7 </text:p>
          </table:table-cell>
          <table:table-cell table:style-name="ce9" office:value-type="float" office:value="26.692764769745" calcext:value-type="float">
            <text:p><text:s text:c="3"/>26,7 </text:p>
          </table:table-cell>
          <table:table-cell table:style-name="ce9" office:value-type="float" office:value="32.4716517873291" calcext:value-type="float">
            <text:p><text:s text:c="3"/>32,5 </text:p>
          </table:table-cell>
          <table:table-cell table:style-name="ce9" office:value-type="float" office:value="30.2257328268924" calcext:value-type="float">
            <text:p><text:s text:c="3"/>30,2 </text:p>
          </table:table-cell>
          <table:table-cell table:style-name="ce9" office:value-type="float" office:value="34.7175707477659" calcext:value-type="float">
            <text:p><text:s text:c="3"/>34,7 </text:p>
          </table:table-cell>
          <table:table-cell table:style-name="ce9" office:value-type="float" office:value="32.9486302777696" calcext:value-type="float">
            <text:p><text:s text:c="3"/>32,9 </text:p>
          </table:table-cell>
          <table:table-cell table:style-name="ce9" office:value-type="float" office:value="30.7599909751057" calcext:value-type="float">
            <text:p><text:s text:c="3"/>30,8 </text:p>
          </table:table-cell>
          <table:table-cell table:style-name="ce9" office:value-type="float" office:value="35.1372695804334" calcext:value-type="float">
            <text:p><text:s text:c="3"/>35,1 </text:p>
          </table:table-cell>
          <table:table-cell table:style-name="ce9" office:value-type="float" office:value="27.4440910626736" calcext:value-type="float">
            <text:p><text:s text:c="3"/>27,4 </text:p>
          </table:table-cell>
          <table:table-cell table:style-name="ce9" office:value-type="float" office:value="20.8385121481484" calcext:value-type="float">
            <text:p><text:s text:c="3"/>20,8 </text:p>
          </table:table-cell>
          <table:table-cell table:style-name="ce9" office:value-type="float" office:value="34.0496699771987" calcext:value-type="float">
            <text:p><text:s text:c="3"/>34,0 </text:p>
          </table:table-cell>
          <table:table-cell table:style-name="ce9" office:value-type="float" office:value="25.154743725726" calcext:value-type="float">
            <text:p><text:s text:c="3"/>25,2 </text:p>
          </table:table-cell>
          <table:table-cell table:style-name="ce9" office:value-type="float" office:value="21.0356475867352" calcext:value-type="float">
            <text:p><text:s text:c="3"/>21,0 </text:p>
          </table:table-cell>
          <table:table-cell table:style-name="ce9" office:value-type="float" office:value="29.2738398647167" calcext:value-type="float">
            <text:p><text:s text:c="3"/>29,3 </text:p>
          </table:table-cell>
          <table:table-cell table:style-name="ce9" office:value-type="float" office:value="34.2015919980263" calcext:value-type="float">
            <text:p><text:s text:c="3"/>34,2 </text:p>
          </table:table-cell>
          <table:table-cell table:style-name="ce9" office:value-type="float" office:value="30.5304842084558" calcext:value-type="float">
            <text:p><text:s text:c="3"/>30,5 </text:p>
          </table:table-cell>
          <table:table-cell table:style-name="ce9" office:value-type="float" office:value="37.8726997875968" calcext:value-type="float">
            <text:p><text:s text:c="3"/>37,9 </text:p>
          </table:table-cell>
          <table:table-cell table:style-name="ce9" office:value-type="float" office:value="38.6332004889602" calcext:value-type="float">
            <text:p><text:s text:c="3"/>38,6 </text:p>
          </table:table-cell>
          <table:table-cell table:style-name="ce9" office:value-type="float" office:value="34.7614579110596" calcext:value-type="float">
            <text:p><text:s text:c="3"/>34,8 </text:p>
          </table:table-cell>
          <table:table-cell table:style-name="ce9" office:value-type="float" office:value="42.5049430668608" calcext:value-type="float">
            <text:p><text:s text:c="3"/>42,5 </text:p>
          </table:table-cell>
          <table:table-cell table:style-name="ce9" office:value-type="float" office:value="29.9430533349946" calcext:value-type="float">
            <text:p><text:s text:c="3"/>29,9 </text:p>
          </table:table-cell>
          <table:table-cell table:style-name="ce9" office:value-type="float" office:value="24.4300750969202" calcext:value-type="float">
            <text:p><text:s text:c="3"/>24,4 </text:p>
          </table:table-cell>
          <table:table-cell table:style-name="ce9" office:value-type="float" office:value="35.4560315730689" calcext:value-type="float">
            <text:p><text:s text:c="3"/>35,5 </text:p>
          </table:table-cell>
          <table:table-cell table:number-columns-repeated="963"/>
        </table:table-row>
        <table:table-row table:style-name="ro1">
          <table:table-cell office:value-type="string" calcext:value-type="string">
            <text:p>Salvador</text:p>
          </table:table-cell>
          <table:table-cell table:style-name="ce9" office:value-type="float" office:value="22.0629220826545" calcext:value-type="float">
            <text:p><text:s text:c="3"/>22,1 </text:p>
          </table:table-cell>
          <table:table-cell table:style-name="ce9" office:value-type="float" office:value="19.4546635392262" calcext:value-type="float">
            <text:p><text:s text:c="3"/>19,5 </text:p>
          </table:table-cell>
          <table:table-cell table:style-name="ce9" office:value-type="float" office:value="24.6711806260828" calcext:value-type="float">
            <text:p><text:s text:c="3"/>24,7 </text:p>
          </table:table-cell>
          <table:table-cell table:style-name="ce9" office:value-type="float" office:value="26.4274880066289" calcext:value-type="float">
            <text:p><text:s text:c="3"/>26,4 </text:p>
          </table:table-cell>
          <table:table-cell table:style-name="ce9" office:value-type="float" office:value="24.1253459639637" calcext:value-type="float">
            <text:p><text:s text:c="3"/>24,1 </text:p>
          </table:table-cell>
          <table:table-cell table:style-name="ce9" office:value-type="float" office:value="28.729630049294" calcext:value-type="float">
            <text:p><text:s text:c="3"/>28,7 </text:p>
          </table:table-cell>
          <table:table-cell table:style-name="ce9" office:value-type="float" office:value="29.4040363098437" calcext:value-type="float">
            <text:p><text:s text:c="3"/>29,4 </text:p>
          </table:table-cell>
          <table:table-cell table:style-name="ce9" office:value-type="float" office:value="27.0269816588876" calcext:value-type="float">
            <text:p><text:s text:c="3"/>27,0 </text:p>
          </table:table-cell>
          <table:table-cell table:style-name="ce9" office:value-type="float" office:value="31.7810909607998" calcext:value-type="float">
            <text:p><text:s text:c="3"/>31,8 </text:p>
          </table:table-cell>
          <table:table-cell table:style-name="ce9" office:value-type="float" office:value="19.2031115866902" calcext:value-type="float">
            <text:p><text:s text:c="3"/>19,2 </text:p>
          </table:table-cell>
          <table:table-cell table:style-name="ce9" office:value-type="float" office:value="17.4219897030318" calcext:value-type="float">
            <text:p><text:s text:c="3"/>17,4 </text:p>
          </table:table-cell>
          <table:table-cell table:style-name="ce9" office:value-type="float" office:value="20.9842334703486" calcext:value-type="float">
            <text:p><text:s text:c="3"/>21,0 </text:p>
          </table:table-cell>
          <table:table-cell table:style-name="ce9" office:value-type="float" office:value="24.1124955543215" calcext:value-type="float">
            <text:p><text:s text:c="3"/>24,1 </text:p>
          </table:table-cell>
          <table:table-cell table:style-name="ce9" office:value-type="float" office:value="20.5916449415964" calcext:value-type="float">
            <text:p><text:s text:c="3"/>20,6 </text:p>
          </table:table-cell>
          <table:table-cell table:style-name="ce9" office:value-type="float" office:value="27.6333461670465" calcext:value-type="float">
            <text:p><text:s text:c="3"/>27,6 </text:p>
          </table:table-cell>
          <table:table-cell table:style-name="ce9" office:value-type="float" office:value="27.6415322071858" calcext:value-type="float">
            <text:p><text:s text:c="3"/>27,6 </text:p>
          </table:table-cell>
          <table:table-cell table:style-name="ce9" office:value-type="float" office:value="24.2552432252705" calcext:value-type="float">
            <text:p><text:s text:c="3"/>24,3 </text:p>
          </table:table-cell>
          <table:table-cell table:style-name="ce9" office:value-type="float" office:value="31.027821189101" calcext:value-type="float">
            <text:p><text:s text:c="3"/>31,0 </text:p>
          </table:table-cell>
          <table:table-cell table:style-name="ce9" office:value-type="float" office:value="32.7025066502781" calcext:value-type="float">
            <text:p><text:s text:c="3"/>32,7 </text:p>
          </table:table-cell>
          <table:table-cell table:style-name="ce9" office:value-type="float" office:value="29.7955775342081" calcext:value-type="float">
            <text:p><text:s text:c="3"/>29,8 </text:p>
          </table:table-cell>
          <table:table-cell table:style-name="ce9" office:value-type="float" office:value="35.609435766348" calcext:value-type="float">
            <text:p><text:s text:c="3"/>35,6 </text:p>
          </table:table-cell>
          <table:table-cell table:style-name="ce9" office:value-type="float" office:value="21.8701068789779" calcext:value-type="float">
            <text:p><text:s text:c="3"/>21,9 </text:p>
          </table:table-cell>
          <table:table-cell table:style-name="ce9" office:value-type="float" office:value="20.0511327329658" calcext:value-type="float">
            <text:p><text:s text:c="3"/>20,1 </text:p>
          </table:table-cell>
          <table:table-cell table:style-name="ce9" office:value-type="float" office:value="23.6890810249899" calcext:value-type="float">
            <text:p><text:s text:c="3"/>23,7 </text:p>
          </table:table-cell>
          <table:table-cell table:style-name="ce9" office:value-type="float" office:value="20.5319565016015" calcext:value-type="float">
            <text:p><text:s text:c="3"/>20,5 </text:p>
          </table:table-cell>
          <table:table-cell table:style-name="ce9" office:value-type="float" office:value="17.9745160358274" calcext:value-type="float">
            <text:p><text:s text:c="3"/>18,0 </text:p>
          </table:table-cell>
          <table:table-cell table:style-name="ce9" office:value-type="float" office:value="23.0893969673756" calcext:value-type="float">
            <text:p><text:s text:c="3"/>23,1 </text:p>
          </table:table-cell>
          <table:table-cell table:style-name="ce9" office:value-type="float" office:value="25.3172752685432" calcext:value-type="float">
            <text:p><text:s text:c="3"/>25,3 </text:p>
          </table:table-cell>
          <table:table-cell table:style-name="ce9" office:value-type="float" office:value="22.5519452907014" calcext:value-type="float">
            <text:p><text:s text:c="3"/>22,6 </text:p>
          </table:table-cell>
          <table:table-cell table:style-name="ce9" office:value-type="float" office:value="28.082605246385" calcext:value-type="float">
            <text:p><text:s text:c="3"/>28,1 </text:p>
          </table:table-cell>
          <table:table-cell table:style-name="ce9" office:value-type="float" office:value="26.5923351726381" calcext:value-type="float">
            <text:p><text:s text:c="3"/>26,6 </text:p>
          </table:table-cell>
          <table:table-cell table:style-name="ce9" office:value-type="float" office:value="23.5676090308356" calcext:value-type="float">
            <text:p><text:s text:c="3"/>23,6 </text:p>
          </table:table-cell>
          <table:table-cell table:style-name="ce9" office:value-type="float" office:value="29.6170613144406" calcext:value-type="float">
            <text:p><text:s text:c="3"/>29,6 </text:p>
          </table:table-cell>
          <table:table-cell table:style-name="ce9" office:value-type="float" office:value="16.4758300331254" calcext:value-type="float">
            <text:p><text:s text:c="3"/>16,5 </text:p>
          </table:table-cell>
          <table:table-cell table:style-name="ce9" office:value-type="float" office:value="13.0691139676754" calcext:value-type="float">
            <text:p><text:s text:c="3"/>13,1 </text:p>
          </table:table-cell>
          <table:table-cell table:style-name="ce9" office:value-type="float" office:value="19.8825460985754" calcext:value-type="float">
            <text:p><text:s text:c="3"/>19,9 </text:p>
          </table:table-cell>
          <table:table-cell table:style-name="ce9" office:value-type="float" office:value="21.0885487981214" calcext:value-type="float">
            <text:p><text:s text:c="3"/>21,1 </text:p>
          </table:table-cell>
          <table:table-cell table:style-name="ce9" office:value-type="float" office:value="18.1978642382166" calcext:value-type="float">
            <text:p><text:s text:c="3"/>18,2 </text:p>
          </table:table-cell>
          <table:table-cell table:style-name="ce9" office:value-type="float" office:value="23.9792333580263" calcext:value-type="float">
            <text:p><text:s text:c="3"/>24,0 </text:p>
          </table:table-cell>
          <table:table-cell table:style-name="ce9" office:value-type="float" office:value="25.1168220939056" calcext:value-type="float">
            <text:p><text:s text:c="3"/>25,1 </text:p>
          </table:table-cell>
          <table:table-cell table:style-name="ce9" office:value-type="float" office:value="22.672457562936" calcext:value-type="float">
            <text:p><text:s text:c="3"/>22,7 </text:p>
          </table:table-cell>
          <table:table-cell table:style-name="ce9" office:value-type="float" office:value="27.5611866248751" calcext:value-type="float">
            <text:p><text:s text:c="3"/>27,6 </text:p>
          </table:table-cell>
          <table:table-cell table:style-name="ce9" office:value-type="float" office:value="26.9160797787464" calcext:value-type="float">
            <text:p><text:s text:c="3"/>26,9 </text:p>
          </table:table-cell>
          <table:table-cell table:style-name="ce9" office:value-type="float" office:value="24.506951276322" calcext:value-type="float">
            <text:p><text:s text:c="3"/>24,5 </text:p>
          </table:table-cell>
          <table:table-cell table:style-name="ce9" office:value-type="float" office:value="29.3252082811708" calcext:value-type="float">
            <text:p><text:s text:c="3"/>29,3 </text:p>
          </table:table-cell>
          <table:table-cell table:style-name="ce9" office:value-type="float" office:value="16.3047625326274" calcext:value-type="float">
            <text:p><text:s text:c="3"/>16,3 </text:p>
          </table:table-cell>
          <table:table-cell table:style-name="ce9" office:value-type="float" office:value="14.2037485343154" calcext:value-type="float">
            <text:p><text:s text:c="3"/>14,2 </text:p>
          </table:table-cell>
          <table:table-cell table:style-name="ce9" office:value-type="float" office:value="18.4057765309394" calcext:value-type="float">
            <text:p><text:s text:c="3"/>18,4 </text:p>
          </table:table-cell>
          <table:table-cell table:style-name="ce9" office:value-type="float" office:value="27.7899925974348" calcext:value-type="float">
            <text:p><text:s text:c="3"/>27,8 </text:p>
          </table:table-cell>
          <table:table-cell table:style-name="ce9" office:value-type="float" office:value="22.8728319562575" calcext:value-type="float">
            <text:p><text:s text:c="3"/>22,9 </text:p>
          </table:table-cell>
          <table:table-cell table:style-name="ce9" office:value-type="float" office:value="32.7071532386121" calcext:value-type="float">
            <text:p><text:s text:c="3"/>32,7 </text:p>
          </table:table-cell>
          <table:table-cell table:style-name="ce9" office:value-type="float" office:value="30.7157563190192" calcext:value-type="float">
            <text:p><text:s text:c="3"/>30,7 </text:p>
          </table:table-cell>
          <table:table-cell table:style-name="ce9" office:value-type="float" office:value="26.5570537733412" calcext:value-type="float">
            <text:p><text:s text:c="3"/>26,6 </text:p>
          </table:table-cell>
          <table:table-cell table:style-name="ce9" office:value-type="float" office:value="34.8744588646973" calcext:value-type="float">
            <text:p><text:s text:c="3"/>34,9 </text:p>
          </table:table-cell>
          <table:table-cell table:style-name="ce9" office:value-type="float" office:value="34.4688571525027" calcext:value-type="float">
            <text:p><text:s text:c="3"/>34,5 </text:p>
          </table:table-cell>
          <table:table-cell table:style-name="ce9" office:value-type="float" office:value="30.7682249092384" calcext:value-type="float">
            <text:p><text:s text:c="3"/>30,8 </text:p>
          </table:table-cell>
          <table:table-cell table:style-name="ce9" office:value-type="float" office:value="38.169489395767" calcext:value-type="float">
            <text:p><text:s text:c="3"/>38,2 </text:p>
          </table:table-cell>
          <table:table-cell table:style-name="ce9" office:value-type="float" office:value="25.9550225446205" calcext:value-type="float">
            <text:p><text:s text:c="3"/>26,0 </text:p>
          </table:table-cell>
          <table:table-cell table:style-name="ce9" office:value-type="float" office:value="22.7586035841281" calcext:value-type="float">
            <text:p><text:s text:c="3"/>22,8 </text:p>
          </table:table-cell>
          <table:table-cell table:style-name="ce9" office:value-type="float" office:value="29.151441505113" calcext:value-type="float">
            <text:p><text:s text:c="3"/>29,2 </text:p>
          </table:table-cell>
          <table:table-cell table:number-columns-repeated="963"/>
        </table:table-row>
        <table:table-row table:style-name="ro1">
          <table:table-cell office:value-type="string" calcext:value-type="string">
            <text:p>Belo Horizonte</text:p>
          </table:table-cell>
          <table:table-cell table:style-name="ce9" office:value-type="float" office:value="44.2629125821222" calcext:value-type="float">
            <text:p><text:s text:c="3"/>44,3 </text:p>
          </table:table-cell>
          <table:table-cell table:style-name="ce9" office:value-type="float" office:value="42.2505286883521" calcext:value-type="float">
            <text:p><text:s text:c="3"/>42,3 </text:p>
          </table:table-cell>
          <table:table-cell table:style-name="ce9" office:value-type="float" office:value="46.2752964758923" calcext:value-type="float">
            <text:p><text:s text:c="3"/>46,3 </text:p>
          </table:table-cell>
          <table:table-cell table:style-name="ce9" office:value-type="float" office:value="51.2490617106527" calcext:value-type="float">
            <text:p><text:s text:c="3"/>51,2 </text:p>
          </table:table-cell>
          <table:table-cell table:style-name="ce9" office:value-type="float" office:value="49.051447791098" calcext:value-type="float">
            <text:p><text:s text:c="3"/>49,1 </text:p>
          </table:table-cell>
          <table:table-cell table:style-name="ce9" office:value-type="float" office:value="53.4466756302073" calcext:value-type="float">
            <text:p><text:s text:c="3"/>53,4 </text:p>
          </table:table-cell>
          <table:table-cell table:style-name="ce9" office:value-type="float" office:value="53.4367478447511" calcext:value-type="float">
            <text:p><text:s text:c="3"/>53,4 </text:p>
          </table:table-cell>
          <table:table-cell table:style-name="ce9" office:value-type="float" office:value="51.5310503374439" calcext:value-type="float">
            <text:p><text:s text:c="3"/>51,5 </text:p>
          </table:table-cell>
          <table:table-cell table:style-name="ce9" office:value-type="float" office:value="55.3424453520584" calcext:value-type="float">
            <text:p><text:s text:c="3"/>55,3 </text:p>
          </table:table-cell>
          <table:table-cell table:style-name="ce9" office:value-type="float" office:value="43.981325656047" calcext:value-type="float">
            <text:p><text:s text:c="3"/>44,0 </text:p>
          </table:table-cell>
          <table:table-cell table:style-name="ce9" office:value-type="float" office:value="37.6629255289479" calcext:value-type="float">
            <text:p><text:s text:c="3"/>37,7 </text:p>
          </table:table-cell>
          <table:table-cell table:style-name="ce9" office:value-type="float" office:value="50.2997257831461" calcext:value-type="float">
            <text:p><text:s text:c="3"/>50,3 </text:p>
          </table:table-cell>
          <table:table-cell table:style-name="ce9" office:value-type="float" office:value="43.3564063945793" calcext:value-type="float">
            <text:p><text:s text:c="3"/>43,4 </text:p>
          </table:table-cell>
          <table:table-cell table:style-name="ce9" office:value-type="float" office:value="40.9741442950464" calcext:value-type="float">
            <text:p><text:s text:c="3"/>41,0 </text:p>
          </table:table-cell>
          <table:table-cell table:style-name="ce9" office:value-type="float" office:value="45.7386684941121" calcext:value-type="float">
            <text:p><text:s text:c="3"/>45,7 </text:p>
          </table:table-cell>
          <table:table-cell table:style-name="ce9" office:value-type="float" office:value="52.5090696065101" calcext:value-type="float">
            <text:p><text:s text:c="3"/>52,5 </text:p>
          </table:table-cell>
          <table:table-cell table:style-name="ce9" office:value-type="float" office:value="49.6041651990669" calcext:value-type="float">
            <text:p><text:s text:c="3"/>49,6 </text:p>
          </table:table-cell>
          <table:table-cell table:style-name="ce9" office:value-type="float" office:value="55.4139740139532" calcext:value-type="float">
            <text:p><text:s text:c="3"/>55,4 </text:p>
          </table:table-cell>
          <table:table-cell table:style-name="ce9" office:value-type="float" office:value="53.9753628106097" calcext:value-type="float">
            <text:p><text:s text:c="3"/>54,0 </text:p>
          </table:table-cell>
          <table:table-cell table:style-name="ce9" office:value-type="float" office:value="51.3642588276996" calcext:value-type="float">
            <text:p><text:s text:c="3"/>51,4 </text:p>
          </table:table-cell>
          <table:table-cell table:style-name="ce9" office:value-type="float" office:value="56.5864667935198" calcext:value-type="float">
            <text:p><text:s text:c="3"/>56,6 </text:p>
          </table:table-cell>
          <table:table-cell table:style-name="ce9" office:value-type="float" office:value="48.4711718209213" calcext:value-type="float">
            <text:p><text:s text:c="3"/>48,5 </text:p>
          </table:table-cell>
          <table:table-cell table:style-name="ce9" office:value-type="float" office:value="40.892022563208" calcext:value-type="float">
            <text:p><text:s text:c="3"/>40,9 </text:p>
          </table:table-cell>
          <table:table-cell table:style-name="ce9" office:value-type="float" office:value="56.0503210786347" calcext:value-type="float">
            <text:p><text:s text:c="3"/>56,1 </text:p>
          </table:table-cell>
          <table:table-cell table:style-name="ce9" office:value-type="float" office:value="45.0892473563098" calcext:value-type="float">
            <text:p><text:s text:c="3"/>45,1 </text:p>
          </table:table-cell>
          <table:table-cell table:style-name="ce9" office:value-type="float" office:value="42.1149184805987" calcext:value-type="float">
            <text:p><text:s text:c="3"/>42,1 </text:p>
          </table:table-cell>
          <table:table-cell table:style-name="ce9" office:value-type="float" office:value="48.0635762320208" calcext:value-type="float">
            <text:p><text:s text:c="3"/>48,1 </text:p>
          </table:table-cell>
          <table:table-cell table:style-name="ce9" office:value-type="float" office:value="50.0751154407203" calcext:value-type="float">
            <text:p><text:s text:c="3"/>50,1 </text:p>
          </table:table-cell>
          <table:table-cell table:style-name="ce9" office:value-type="float" office:value="47.3818884729302" calcext:value-type="float">
            <text:p><text:s text:c="3"/>47,4 </text:p>
          </table:table-cell>
          <table:table-cell table:style-name="ce9" office:value-type="float" office:value="52.7683424085103" calcext:value-type="float">
            <text:p><text:s text:c="3"/>52,8 </text:p>
          </table:table-cell>
          <table:table-cell table:style-name="ce9" office:value-type="float" office:value="52.8906392369505" calcext:value-type="float">
            <text:p><text:s text:c="3"/>52,9 </text:p>
          </table:table-cell>
          <table:table-cell table:style-name="ce9" office:value-type="float" office:value="50.1162840581376" calcext:value-type="float">
            <text:p><text:s text:c="3"/>50,1 </text:p>
          </table:table-cell>
          <table:table-cell table:style-name="ce9" office:value-type="float" office:value="55.6649944157634" calcext:value-type="float">
            <text:p><text:s text:c="3"/>55,7 </text:p>
          </table:table-cell>
          <table:table-cell table:style-name="ce9" office:value-type="float" office:value="39.9087653852754" calcext:value-type="float">
            <text:p><text:s text:c="3"/>39,9 </text:p>
          </table:table-cell>
          <table:table-cell table:style-name="ce9" office:value-type="float" office:value="34.1279828298794" calcext:value-type="float">
            <text:p><text:s text:c="3"/>34,1 </text:p>
          </table:table-cell>
          <table:table-cell table:style-name="ce9" office:value-type="float" office:value="45.6895479406714" calcext:value-type="float">
            <text:p><text:s text:c="3"/>45,7 </text:p>
          </table:table-cell>
          <table:table-cell table:style-name="ce9" office:value-type="float" office:value="43.5207472593113" calcext:value-type="float">
            <text:p><text:s text:c="3"/>43,5 </text:p>
          </table:table-cell>
          <table:table-cell table:style-name="ce9" office:value-type="float" office:value="41.1647841085842" calcext:value-type="float">
            <text:p><text:s text:c="3"/>41,2 </text:p>
          </table:table-cell>
          <table:table-cell table:style-name="ce9" office:value-type="float" office:value="45.8767104100384" calcext:value-type="float">
            <text:p><text:s text:c="3"/>45,9 </text:p>
          </table:table-cell>
          <table:table-cell table:style-name="ce9" office:value-type="float" office:value="49.3410060458439" calcext:value-type="float">
            <text:p><text:s text:c="3"/>49,3 </text:p>
          </table:table-cell>
          <table:table-cell table:style-name="ce9" office:value-type="float" office:value="46.8730861335095" calcext:value-type="float">
            <text:p><text:s text:c="3"/>46,9 </text:p>
          </table:table-cell>
          <table:table-cell table:style-name="ce9" office:value-type="float" office:value="51.8089259581784" calcext:value-type="float">
            <text:p><text:s text:c="3"/>51,8 </text:p>
          </table:table-cell>
          <table:table-cell table:style-name="ce9" office:value-type="float" office:value="52.1365947923194" calcext:value-type="float">
            <text:p><text:s text:c="3"/>52,1 </text:p>
          </table:table-cell>
          <table:table-cell table:style-name="ce9" office:value-type="float" office:value="49.9645931858649" calcext:value-type="float">
            <text:p><text:s text:c="3"/>50,0 </text:p>
          </table:table-cell>
          <table:table-cell table:style-name="ce9" office:value-type="float" office:value="54.3085963987738" calcext:value-type="float">
            <text:p><text:s text:c="3"/>54,3 </text:p>
          </table:table-cell>
          <table:table-cell table:style-name="ce9" office:value-type="float" office:value="40.0250031615661" calcext:value-type="float">
            <text:p><text:s text:c="3"/>40,0 </text:p>
          </table:table-cell>
          <table:table-cell table:style-name="ce9" office:value-type="float" office:value="31.6413158216729" calcext:value-type="float">
            <text:p><text:s text:c="3"/>31,6 </text:p>
          </table:table-cell>
          <table:table-cell table:style-name="ce9" office:value-type="float" office:value="48.4086905014592" calcext:value-type="float">
            <text:p><text:s text:c="3"/>48,4 </text:p>
          </table:table-cell>
          <table:table-cell table:style-name="ce9" office:value-type="float" office:value="47.4896755646111" calcext:value-type="float">
            <text:p><text:s text:c="3"/>47,5 </text:p>
          </table:table-cell>
          <table:table-cell table:style-name="ce9" office:value-type="float" office:value="43.8393116158349" calcext:value-type="float">
            <text:p><text:s text:c="3"/>43,8 </text:p>
          </table:table-cell>
          <table:table-cell table:style-name="ce9" office:value-type="float" office:value="51.1400395133873" calcext:value-type="float">
            <text:p><text:s text:c="3"/>51,1 </text:p>
          </table:table-cell>
          <table:table-cell table:style-name="ce9" office:value-type="float" office:value="57.2831059822568" calcext:value-type="float">
            <text:p><text:s text:c="3"/>57,3 </text:p>
          </table:table-cell>
          <table:table-cell table:style-name="ce9" office:value-type="float" office:value="53.4803602295128" calcext:value-type="float">
            <text:p><text:s text:c="3"/>53,5 </text:p>
          </table:table-cell>
          <table:table-cell table:style-name="ce9" office:value-type="float" office:value="61.0858517350008" calcext:value-type="float">
            <text:p><text:s text:c="3"/>61,1 </text:p>
          </table:table-cell>
          <table:table-cell table:style-name="ce9" office:value-type="float" office:value="58.1646669185312" calcext:value-type="float">
            <text:p><text:s text:c="3"/>58,2 </text:p>
          </table:table-cell>
          <table:table-cell table:style-name="ce9" office:value-type="float" office:value="55.2567400369445" calcext:value-type="float">
            <text:p><text:s text:c="3"/>55,3 </text:p>
          </table:table-cell>
          <table:table-cell table:style-name="ce9" office:value-type="float" office:value="61.0725938001179" calcext:value-type="float">
            <text:p><text:s text:c="3"/>61,1 </text:p>
          </table:table-cell>
          <table:table-cell table:style-name="ce9" office:value-type="float" office:value="54.4621120492607" calcext:value-type="float">
            <text:p><text:s text:c="3"/>54,5 </text:p>
          </table:table-cell>
          <table:table-cell table:style-name="ce9" office:value-type="float" office:value="48.261698865523" calcext:value-type="float">
            <text:p><text:s text:c="3"/>48,3 </text:p>
          </table:table-cell>
          <table:table-cell table:style-name="ce9" office:value-type="float" office:value="60.6625252329985" calcext:value-type="float">
            <text:p><text:s text:c="3"/>60,7 </text:p>
          </table:table-cell>
          <table:table-cell table:number-columns-repeated="963"/>
        </table:table-row>
        <table:table-row table:style-name="ro1">
          <table:table-cell office:value-type="string" calcext:value-type="string">
            <text:p>Vitória</text:p>
          </table:table-cell>
          <table:table-cell table:style-name="ce9" office:value-type="float" office:value="34.994996041835" calcext:value-type="float">
            <text:p><text:s text:c="3"/>35,0 </text:p>
          </table:table-cell>
          <table:table-cell table:style-name="ce9" office:value-type="float" office:value="32.9154121553204" calcext:value-type="float">
            <text:p><text:s text:c="3"/>32,9 </text:p>
          </table:table-cell>
          <table:table-cell table:style-name="ce9" office:value-type="float" office:value="37.0745799283497" calcext:value-type="float">
            <text:p><text:s text:c="3"/>37,1 </text:p>
          </table:table-cell>
          <table:table-cell table:style-name="ce9" office:value-type="float" office:value="40.2244150048503" calcext:value-type="float">
            <text:p><text:s text:c="3"/>40,2 </text:p>
          </table:table-cell>
          <table:table-cell table:style-name="ce9" office:value-type="float" office:value="37.9008138008391" calcext:value-type="float">
            <text:p><text:s text:c="3"/>37,9 </text:p>
          </table:table-cell>
          <table:table-cell table:style-name="ce9" office:value-type="float" office:value="42.5480162088615" calcext:value-type="float">
            <text:p><text:s text:c="3"/>42,5 </text:p>
          </table:table-cell>
          <table:table-cell table:style-name="ce9" office:value-type="float" office:value="41.1149584179574" calcext:value-type="float">
            <text:p><text:s text:c="3"/>41,1 </text:p>
          </table:table-cell>
          <table:table-cell table:style-name="ce9" office:value-type="float" office:value="38.4500257094016" calcext:value-type="float">
            <text:p><text:s text:c="3"/>38,5 </text:p>
          </table:table-cell>
          <table:table-cell table:style-name="ce9" office:value-type="float" office:value="43.7798911265133" calcext:value-type="float">
            <text:p><text:s text:c="3"/>43,8 </text:p>
          </table:table-cell>
          <table:table-cell table:style-name="ce9" office:value-type="float" office:value="34.4893329460489" calcext:value-type="float">
            <text:p><text:s text:c="3"/>34,5 </text:p>
          </table:table-cell>
          <table:table-cell table:style-name="ce9" office:value-type="float" office:value="29.1797714583755" calcext:value-type="float">
            <text:p><text:s text:c="3"/>29,2 </text:p>
          </table:table-cell>
          <table:table-cell table:style-name="ce9" office:value-type="float" office:value="39.7988944337223" calcext:value-type="float">
            <text:p><text:s text:c="3"/>39,8 </text:p>
          </table:table-cell>
          <table:table-cell table:style-name="ce9" office:value-type="float" office:value="35.481166455218" calcext:value-type="float">
            <text:p><text:s text:c="3"/>35,5 </text:p>
          </table:table-cell>
          <table:table-cell table:style-name="ce9" office:value-type="float" office:value="32.5950812299051" calcext:value-type="float">
            <text:p><text:s text:c="3"/>32,6 </text:p>
          </table:table-cell>
          <table:table-cell table:style-name="ce9" office:value-type="float" office:value="38.3672516805309" calcext:value-type="float">
            <text:p><text:s text:c="3"/>38,4 </text:p>
          </table:table-cell>
          <table:table-cell table:style-name="ce9" office:value-type="float" office:value="41.1418282098709" calcext:value-type="float">
            <text:p><text:s text:c="3"/>41,1 </text:p>
          </table:table-cell>
          <table:table-cell table:style-name="ce9" office:value-type="float" office:value="37.7812901681529" calcext:value-type="float">
            <text:p><text:s text:c="3"/>37,8 </text:p>
          </table:table-cell>
          <table:table-cell table:style-name="ce9" office:value-type="float" office:value="44.5023662515889" calcext:value-type="float">
            <text:p><text:s text:c="3"/>44,5 </text:p>
          </table:table-cell>
          <table:table-cell table:style-name="ce9" office:value-type="float" office:value="41.9744406131343" calcext:value-type="float">
            <text:p><text:s text:c="3"/>42,0 </text:p>
          </table:table-cell>
          <table:table-cell table:style-name="ce9" office:value-type="float" office:value="38.1968890572863" calcext:value-type="float">
            <text:p><text:s text:c="3"/>38,2 </text:p>
          </table:table-cell>
          <table:table-cell table:style-name="ce9" office:value-type="float" office:value="45.7519921689823" calcext:value-type="float">
            <text:p><text:s text:c="3"/>45,8 </text:p>
          </table:table-cell>
          <table:table-cell table:style-name="ce9" office:value-type="float" office:value="34.5478457738031" calcext:value-type="float">
            <text:p><text:s text:c="3"/>34,5 </text:p>
          </table:table-cell>
          <table:table-cell table:style-name="ce9" office:value-type="float" office:value="26.9889625162603" calcext:value-type="float">
            <text:p><text:s text:c="3"/>27,0 </text:p>
          </table:table-cell>
          <table:table-cell table:style-name="ce9" office:value-type="float" office:value="42.1067290313458" calcext:value-type="float">
            <text:p><text:s text:c="3"/>42,1 </text:p>
          </table:table-cell>
          <table:table-cell table:style-name="ce9" office:value-type="float" office:value="34.5342510228956" calcext:value-type="float">
            <text:p><text:s text:c="3"/>34,5 </text:p>
          </table:table-cell>
          <table:table-cell table:style-name="ce9" office:value-type="float" office:value="31.3918762784721" calcext:value-type="float">
            <text:p><text:s text:c="3"/>31,4 </text:p>
          </table:table-cell>
          <table:table-cell table:style-name="ce9" office:value-type="float" office:value="37.6766257673192" calcext:value-type="float">
            <text:p><text:s text:c="3"/>37,7 </text:p>
          </table:table-cell>
          <table:table-cell table:style-name="ce9" office:value-type="float" office:value="39.2441939990717" calcext:value-type="float">
            <text:p><text:s text:c="3"/>39,2 </text:p>
          </table:table-cell>
          <table:table-cell table:style-name="ce9" office:value-type="float" office:value="36.0569253737625" calcext:value-type="float">
            <text:p><text:s text:c="3"/>36,1 </text:p>
          </table:table-cell>
          <table:table-cell table:style-name="ce9" office:value-type="float" office:value="42.4314626243808" calcext:value-type="float">
            <text:p><text:s text:c="3"/>42,4 </text:p>
          </table:table-cell>
          <table:table-cell table:style-name="ce9" office:value-type="float" office:value="40.3032862030089" calcext:value-type="float">
            <text:p><text:s text:c="3"/>40,3 </text:p>
          </table:table-cell>
          <table:table-cell table:style-name="ce9" office:value-type="float" office:value="36.6505908083087" calcext:value-type="float">
            <text:p><text:s text:c="3"/>36,7 </text:p>
          </table:table-cell>
          <table:table-cell table:style-name="ce9" office:value-type="float" office:value="43.9559815977092" calcext:value-type="float">
            <text:p><text:s text:c="3"/>44,0 </text:p>
          </table:table-cell>
          <table:table-cell table:style-name="ce9" office:value-type="float" office:value="34.4269492897898" calcext:value-type="float">
            <text:p><text:s text:c="3"/>34,4 </text:p>
          </table:table-cell>
          <table:table-cell table:style-name="ce9" office:value-type="float" office:value="28.6056415982316" calcext:value-type="float">
            <text:p><text:s text:c="3"/>28,6 </text:p>
          </table:table-cell>
          <table:table-cell table:style-name="ce9" office:value-type="float" office:value="40.248256981348" calcext:value-type="float">
            <text:p><text:s text:c="3"/>40,2 </text:p>
          </table:table-cell>
          <table:table-cell table:style-name="ce9" office:value-type="float" office:value="33.7750608142561" calcext:value-type="float">
            <text:p><text:s text:c="3"/>33,8 </text:p>
          </table:table-cell>
          <table:table-cell table:style-name="ce9" office:value-type="float" office:value="31.3000755558358" calcext:value-type="float">
            <text:p><text:s text:c="3"/>31,3 </text:p>
          </table:table-cell>
          <table:table-cell table:style-name="ce9" office:value-type="float" office:value="36.2500460726764" calcext:value-type="float">
            <text:p><text:s text:c="3"/>36,3 </text:p>
          </table:table-cell>
          <table:table-cell table:style-name="ce9" office:value-type="float" office:value="38.8695165287404" calcext:value-type="float">
            <text:p><text:s text:c="3"/>38,9 </text:p>
          </table:table-cell>
          <table:table-cell table:style-name="ce9" office:value-type="float" office:value="35.8188529830365" calcext:value-type="float">
            <text:p><text:s text:c="3"/>35,8 </text:p>
          </table:table-cell>
          <table:table-cell table:style-name="ce9" office:value-type="float" office:value="41.9201800744442" calcext:value-type="float">
            <text:p><text:s text:c="3"/>41,9 </text:p>
          </table:table-cell>
          <table:table-cell table:style-name="ce9" office:value-type="float" office:value="37.7386829594855" calcext:value-type="float">
            <text:p><text:s text:c="3"/>37,7 </text:p>
          </table:table-cell>
          <table:table-cell table:style-name="ce9" office:value-type="float" office:value="35.3015271030902" calcext:value-type="float">
            <text:p><text:s text:c="3"/>35,3 </text:p>
          </table:table-cell>
          <table:table-cell table:style-name="ce9" office:value-type="float" office:value="40.1758388158808" calcext:value-type="float">
            <text:p><text:s text:c="3"/>40,2 </text:p>
          </table:table-cell>
          <table:table-cell table:style-name="ce9" office:value-type="float" office:value="30.4085818516943" calcext:value-type="float">
            <text:p><text:s text:c="3"/>30,4 </text:p>
          </table:table-cell>
          <table:table-cell table:style-name="ce9" office:value-type="float" office:value="22.8093907267165" calcext:value-type="float">
            <text:p><text:s text:c="3"/>22,8 </text:p>
          </table:table-cell>
          <table:table-cell table:style-name="ce9" office:value-type="float" office:value="38.0077729766721" calcext:value-type="float">
            <text:p><text:s text:c="3"/>38,0 </text:p>
          </table:table-cell>
          <table:table-cell table:style-name="ce9" office:value-type="float" office:value="36.978318501956" calcext:value-type="float">
            <text:p><text:s text:c="3"/>37,0 </text:p>
          </table:table-cell>
          <table:table-cell table:style-name="ce9" office:value-type="float" office:value="33.276883495125" calcext:value-type="float">
            <text:p><text:s text:c="3"/>33,3 </text:p>
          </table:table-cell>
          <table:table-cell table:style-name="ce9" office:value-type="float" office:value="40.6797535087869" calcext:value-type="float">
            <text:p><text:s text:c="3"/>40,7 </text:p>
          </table:table-cell>
          <table:table-cell table:style-name="ce9" office:value-type="float" office:value="42.8628448434284" calcext:value-type="float">
            <text:p><text:s text:c="3"/>42,9 </text:p>
          </table:table-cell>
          <table:table-cell table:style-name="ce9" office:value-type="float" office:value="39.6857221276967" calcext:value-type="float">
            <text:p><text:s text:c="3"/>39,7 </text:p>
          </table:table-cell>
          <table:table-cell table:style-name="ce9" office:value-type="float" office:value="46.03996755916" calcext:value-type="float">
            <text:p><text:s text:c="3"/>46,0 </text:p>
          </table:table-cell>
          <table:table-cell table:style-name="ce9" office:value-type="float" office:value="47.7162272108105" calcext:value-type="float">
            <text:p><text:s text:c="3"/>47,7 </text:p>
          </table:table-cell>
          <table:table-cell table:style-name="ce9" office:value-type="float" office:value="42.9672110936058" calcext:value-type="float">
            <text:p><text:s text:c="3"/>43,0 </text:p>
          </table:table-cell>
          <table:table-cell table:style-name="ce9" office:value-type="float" office:value="52.4652433280151" calcext:value-type="float">
            <text:p><text:s text:c="3"/>52,5 </text:p>
          </table:table-cell>
          <table:table-cell table:style-name="ce9" office:value-type="float" office:value="42.0710622785152" calcext:value-type="float">
            <text:p><text:s text:c="3"/>42,1 </text:p>
          </table:table-cell>
          <table:table-cell table:style-name="ce9" office:value-type="float" office:value="36.8371628940073" calcext:value-type="float">
            <text:p><text:s text:c="3"/>36,8 </text:p>
          </table:table-cell>
          <table:table-cell table:style-name="ce9" office:value-type="float" office:value="47.3049616630231" calcext:value-type="float">
            <text:p><text:s text:c="3"/>47,3 </text:p>
          </table:table-cell>
          <table:table-cell table:number-columns-repeated="963"/>
        </table:table-row>
        <table:table-row table:style-name="ro1">
          <table:table-cell office:value-type="string" calcext:value-type="string">
            <text:p>Rio de Janeiro</text:p>
          </table:table-cell>
          <table:table-cell table:style-name="ce9" office:value-type="float" office:value="32.0491918639311" calcext:value-type="float">
            <text:p><text:s text:c="3"/>32,0 </text:p>
          </table:table-cell>
          <table:table-cell table:style-name="ce9" office:value-type="float" office:value="29.8150744531911" calcext:value-type="float">
            <text:p><text:s text:c="3"/>29,8 </text:p>
          </table:table-cell>
          <table:table-cell table:style-name="ce9" office:value-type="float" office:value="34.2833092746711" calcext:value-type="float">
            <text:p><text:s text:c="3"/>34,3 </text:p>
          </table:table-cell>
          <table:table-cell table:style-name="ce9" office:value-type="float" office:value="32.3694988584856" calcext:value-type="float">
            <text:p><text:s text:c="3"/>32,4 </text:p>
          </table:table-cell>
          <table:table-cell table:style-name="ce9" office:value-type="float" office:value="30.0132808320283" calcext:value-type="float">
            <text:p><text:s text:c="3"/>30,0 </text:p>
          </table:table-cell>
          <table:table-cell table:style-name="ce9" office:value-type="float" office:value="34.7257168849429" calcext:value-type="float">
            <text:p><text:s text:c="3"/>34,7 </text:p>
          </table:table-cell>
          <table:table-cell table:style-name="ce9" office:value-type="float" office:value="35.5275301482544" calcext:value-type="float">
            <text:p><text:s text:c="3"/>35,5 </text:p>
          </table:table-cell>
          <table:table-cell table:style-name="ce9" office:value-type="float" office:value="32.662486524976" calcext:value-type="float">
            <text:p><text:s text:c="3"/>32,7 </text:p>
          </table:table-cell>
          <table:table-cell table:style-name="ce9" office:value-type="float" office:value="38.3925737715328" calcext:value-type="float">
            <text:p><text:s text:c="3"/>38,4 </text:p>
          </table:table-cell>
          <table:table-cell table:style-name="ce9" office:value-type="float" office:value="26.5049690869816" calcext:value-type="float">
            <text:p><text:s text:c="3"/>26,5 </text:p>
          </table:table-cell>
          <table:table-cell table:style-name="ce9" office:value-type="float" office:value="23.1760877949327" calcext:value-type="float">
            <text:p><text:s text:c="3"/>23,2 </text:p>
          </table:table-cell>
          <table:table-cell table:style-name="ce9" office:value-type="float" office:value="29.8338503790306" calcext:value-type="float">
            <text:p><text:s text:c="3"/>29,8 </text:p>
          </table:table-cell>
          <table:table-cell table:style-name="ce9" office:value-type="float" office:value="31.7008182860068" calcext:value-type="float">
            <text:p><text:s text:c="3"/>31,7 </text:p>
          </table:table-cell>
          <table:table-cell table:style-name="ce9" office:value-type="float" office:value="28.4614423491789" calcext:value-type="float">
            <text:p><text:s text:c="3"/>28,5 </text:p>
          </table:table-cell>
          <table:table-cell table:style-name="ce9" office:value-type="float" office:value="34.9401942228347" calcext:value-type="float">
            <text:p><text:s text:c="3"/>34,9 </text:p>
          </table:table-cell>
          <table:table-cell table:style-name="ce9" office:value-type="float" office:value="31.9048520400661" calcext:value-type="float">
            <text:p><text:s text:c="3"/>31,9 </text:p>
          </table:table-cell>
          <table:table-cell table:style-name="ce9" office:value-type="float" office:value="28.9398636209635" calcext:value-type="float">
            <text:p><text:s text:c="3"/>28,9 </text:p>
          </table:table-cell>
          <table:table-cell table:style-name="ce9" office:value-type="float" office:value="34.8698404591687" calcext:value-type="float">
            <text:p><text:s text:c="3"/>34,9 </text:p>
          </table:table-cell>
          <table:table-cell table:style-name="ce9" office:value-type="float" office:value="35.722946047508" calcext:value-type="float">
            <text:p><text:s text:c="3"/>35,7 </text:p>
          </table:table-cell>
          <table:table-cell table:style-name="ce9" office:value-type="float" office:value="32.0898896914756" calcext:value-type="float">
            <text:p><text:s text:c="3"/>32,1 </text:p>
          </table:table-cell>
          <table:table-cell table:style-name="ce9" office:value-type="float" office:value="39.3560024035404" calcext:value-type="float">
            <text:p><text:s text:c="3"/>39,4 </text:p>
          </table:table-cell>
          <table:table-cell table:style-name="ce9" office:value-type="float" office:value="24.5444232756818" calcext:value-type="float">
            <text:p><text:s text:c="3"/>24,5 </text:p>
          </table:table-cell>
          <table:table-cell table:style-name="ce9" office:value-type="float" office:value="19.0438803961261" calcext:value-type="float">
            <text:p><text:s text:c="3"/>19,0 </text:p>
          </table:table-cell>
          <table:table-cell table:style-name="ce9" office:value-type="float" office:value="30.0449661552376" calcext:value-type="float">
            <text:p><text:s text:c="3"/>30,0 </text:p>
          </table:table-cell>
          <table:table-cell table:style-name="ce9" office:value-type="float" office:value="32.35216595471" calcext:value-type="float">
            <text:p><text:s text:c="3"/>32,4 </text:p>
          </table:table-cell>
          <table:table-cell table:style-name="ce9" office:value-type="float" office:value="29.9626129888252" calcext:value-type="float">
            <text:p><text:s text:c="3"/>30,0 </text:p>
          </table:table-cell>
          <table:table-cell table:style-name="ce9" office:value-type="float" office:value="34.7417189205948" calcext:value-type="float">
            <text:p><text:s text:c="3"/>34,7 </text:p>
          </table:table-cell>
          <table:table-cell table:style-name="ce9" office:value-type="float" office:value="32.7674794761029" calcext:value-type="float">
            <text:p><text:s text:c="3"/>32,8 </text:p>
          </table:table-cell>
          <table:table-cell table:style-name="ce9" office:value-type="float" office:value="29.9628417163533" calcext:value-type="float">
            <text:p><text:s text:c="3"/>30,0 </text:p>
          </table:table-cell>
          <table:table-cell table:style-name="ce9" office:value-type="float" office:value="35.5721172358525" calcext:value-type="float">
            <text:p><text:s text:c="3"/>35,6 </text:p>
          </table:table-cell>
          <table:table-cell table:style-name="ce9" office:value-type="float" office:value="35.3542456177139" calcext:value-type="float">
            <text:p><text:s text:c="3"/>35,4 </text:p>
          </table:table-cell>
          <table:table-cell table:style-name="ce9" office:value-type="float" office:value="32.1023734648535" calcext:value-type="float">
            <text:p><text:s text:c="3"/>32,1 </text:p>
          </table:table-cell>
          <table:table-cell table:style-name="ce9" office:value-type="float" office:value="38.6061177705743" calcext:value-type="float">
            <text:p><text:s text:c="3"/>38,6 </text:p>
          </table:table-cell>
          <table:table-cell table:style-name="ce9" office:value-type="float" office:value="28.9242491322945" calcext:value-type="float">
            <text:p><text:s text:c="3"/>28,9 </text:p>
          </table:table-cell>
          <table:table-cell table:style-name="ce9" office:value-type="float" office:value="23.228962303397" calcext:value-type="float">
            <text:p><text:s text:c="3"/>23,2 </text:p>
          </table:table-cell>
          <table:table-cell table:style-name="ce9" office:value-type="float" office:value="34.6195359611921" calcext:value-type="float">
            <text:p><text:s text:c="3"/>34,6 </text:p>
          </table:table-cell>
          <table:table-cell table:style-name="ce9" office:value-type="float" office:value="31.2678716324418" calcext:value-type="float">
            <text:p><text:s text:c="3"/>31,3 </text:p>
          </table:table-cell>
          <table:table-cell table:style-name="ce9" office:value-type="float" office:value="28.7393140561109" calcext:value-type="float">
            <text:p><text:s text:c="3"/>28,7 </text:p>
          </table:table-cell>
          <table:table-cell table:style-name="ce9" office:value-type="float" office:value="33.7964292087726" calcext:value-type="float">
            <text:p><text:s text:c="3"/>33,8 </text:p>
          </table:table-cell>
          <table:table-cell table:style-name="ce9" office:value-type="float" office:value="32.3039761656517" calcext:value-type="float">
            <text:p><text:s text:c="3"/>32,3 </text:p>
          </table:table-cell>
          <table:table-cell table:style-name="ce9" office:value-type="float" office:value="29.4298876111533" calcext:value-type="float">
            <text:p><text:s text:c="3"/>29,4 </text:p>
          </table:table-cell>
          <table:table-cell table:style-name="ce9" office:value-type="float" office:value="35.1780647201501" calcext:value-type="float">
            <text:p><text:s text:c="3"/>35,2 </text:p>
          </table:table-cell>
          <table:table-cell table:style-name="ce9" office:value-type="float" office:value="35.1730815226199" calcext:value-type="float">
            <text:p><text:s text:c="3"/>35,2 </text:p>
          </table:table-cell>
          <table:table-cell table:style-name="ce9" office:value-type="float" office:value="31.6738395367792" calcext:value-type="float">
            <text:p><text:s text:c="3"/>31,7 </text:p>
          </table:table-cell>
          <table:table-cell table:style-name="ce9" office:value-type="float" office:value="38.6723235084606" calcext:value-type="float">
            <text:p><text:s text:c="3"/>38,7 </text:p>
          </table:table-cell>
          <table:table-cell table:style-name="ce9" office:value-type="float" office:value="26.2103241170379" calcext:value-type="float">
            <text:p><text:s text:c="3"/>26,2 </text:p>
          </table:table-cell>
          <table:table-cell table:style-name="ce9" office:value-type="float" office:value="21.6817496645254" calcext:value-type="float">
            <text:p><text:s text:c="3"/>21,7 </text:p>
          </table:table-cell>
          <table:table-cell table:style-name="ce9" office:value-type="float" office:value="30.7388985695503" calcext:value-type="float">
            <text:p><text:s text:c="3"/>30,7 </text:p>
          </table:table-cell>
          <table:table-cell table:style-name="ce9" office:value-type="float" office:value="34.6041573375174" calcext:value-type="float">
            <text:p><text:s text:c="3"/>34,6 </text:p>
          </table:table-cell>
          <table:table-cell table:style-name="ce9" office:value-type="float" office:value="29.6827789073504" calcext:value-type="float">
            <text:p><text:s text:c="3"/>29,7 </text:p>
          </table:table-cell>
          <table:table-cell table:style-name="ce9" office:value-type="float" office:value="39.5255357676845" calcext:value-type="float">
            <text:p><text:s text:c="3"/>39,5 </text:p>
          </table:table-cell>
          <table:table-cell table:style-name="ce9" office:value-type="float" office:value="32.4902383057466" calcext:value-type="float">
            <text:p><text:s text:c="3"/>32,5 </text:p>
          </table:table-cell>
          <table:table-cell table:style-name="ce9" office:value-type="float" office:value="28.3876711662878" calcext:value-type="float">
            <text:p><text:s text:c="3"/>28,4 </text:p>
          </table:table-cell>
          <table:table-cell table:style-name="ce9" office:value-type="float" office:value="36.5928054452055" calcext:value-type="float">
            <text:p><text:s text:c="3"/>36,6 </text:p>
          </table:table-cell>
          <table:table-cell table:style-name="ce9" office:value-type="float" office:value="36.1022486950672" calcext:value-type="float">
            <text:p><text:s text:c="3"/>36,1 </text:p>
          </table:table-cell>
          <table:table-cell table:style-name="ce9" office:value-type="float" office:value="31.177203569897" calcext:value-type="float">
            <text:p><text:s text:c="3"/>31,2 </text:p>
          </table:table-cell>
          <table:table-cell table:style-name="ce9" office:value-type="float" office:value="41.0272938202374" calcext:value-type="float">
            <text:p><text:s text:c="3"/>41,0 </text:p>
          </table:table-cell>
          <table:table-cell table:style-name="ce9" office:value-type="float" office:value="26.9729001573961" calcext:value-type="float">
            <text:p><text:s text:c="3"/>27,0 </text:p>
          </table:table-cell>
          <table:table-cell table:style-name="ce9" office:value-type="float" office:value="22.236643686841" calcext:value-type="float">
            <text:p><text:s text:c="3"/>22,2 </text:p>
          </table:table-cell>
          <table:table-cell table:style-name="ce9" office:value-type="float" office:value="31.7091566279511" calcext:value-type="float">
            <text:p><text:s text:c="3"/>31,7 </text:p>
          </table:table-cell>
          <table:table-cell table:number-columns-repeated="963"/>
        </table:table-row>
        <table:table-row table:style-name="ro1">
          <table:table-cell office:value-type="string" calcext:value-type="string">
            <text:p>São Paulo</text:p>
          </table:table-cell>
          <table:table-cell table:style-name="ce9" office:value-type="float" office:value="31.6173320241414" calcext:value-type="float">
            <text:p><text:s text:c="3"/>31,6 </text:p>
          </table:table-cell>
          <table:table-cell table:style-name="ce9" office:value-type="float" office:value="29.5738809344568" calcext:value-type="float">
            <text:p><text:s text:c="3"/>29,6 </text:p>
          </table:table-cell>
          <table:table-cell table:style-name="ce9" office:value-type="float" office:value="33.660783113826" calcext:value-type="float">
            <text:p><text:s text:c="3"/>33,7 </text:p>
          </table:table-cell>
          <table:table-cell table:style-name="ce9" office:value-type="float" office:value="36.9585473259002" calcext:value-type="float">
            <text:p><text:s text:c="3"/>37,0 </text:p>
          </table:table-cell>
          <table:table-cell table:style-name="ce9" office:value-type="float" office:value="34.5810489563895" calcext:value-type="float">
            <text:p><text:s text:c="3"/>34,6 </text:p>
          </table:table-cell>
          <table:table-cell table:style-name="ce9" office:value-type="float" office:value="39.336045695411" calcext:value-type="float">
            <text:p><text:s text:c="3"/>39,3 </text:p>
          </table:table-cell>
          <table:table-cell table:style-name="ce9" office:value-type="float" office:value="39.8446596867724" calcext:value-type="float">
            <text:p><text:s text:c="3"/>39,8 </text:p>
          </table:table-cell>
          <table:table-cell table:style-name="ce9" office:value-type="float" office:value="36.7561262488183" calcext:value-type="float">
            <text:p><text:s text:c="3"/>36,8 </text:p>
          </table:table-cell>
          <table:table-cell table:style-name="ce9" office:value-type="float" office:value="42.9331931247265" calcext:value-type="float">
            <text:p><text:s text:c="3"/>42,9 </text:p>
          </table:table-cell>
          <table:table-cell table:style-name="ce9" office:value-type="float" office:value="31.2428819247536" calcext:value-type="float">
            <text:p><text:s text:c="3"/>31,2 </text:p>
          </table:table-cell>
          <table:table-cell table:style-name="ce9" office:value-type="float" office:value="27.428539643892" calcext:value-type="float">
            <text:p><text:s text:c="3"/>27,4 </text:p>
          </table:table-cell>
          <table:table-cell table:style-name="ce9" office:value-type="float" office:value="35.0572242056151" calcext:value-type="float">
            <text:p><text:s text:c="3"/>35,1 </text:p>
          </table:table-cell>
          <table:table-cell table:style-name="ce9" office:value-type="float" office:value="29.8246323747705" calcext:value-type="float">
            <text:p><text:s text:c="3"/>29,8 </text:p>
          </table:table-cell>
          <table:table-cell table:style-name="ce9" office:value-type="float" office:value="26.9527332805341" calcext:value-type="float">
            <text:p><text:s text:c="3"/>27,0 </text:p>
          </table:table-cell>
          <table:table-cell table:style-name="ce9" office:value-type="float" office:value="32.6965314690068" calcext:value-type="float">
            <text:p><text:s text:c="3"/>32,7 </text:p>
          </table:table-cell>
          <table:table-cell table:style-name="ce9" office:value-type="float" office:value="35.0420837214305" calcext:value-type="float">
            <text:p><text:s text:c="3"/>35,0 </text:p>
          </table:table-cell>
          <table:table-cell table:style-name="ce9" office:value-type="float" office:value="32.4102134687636" calcext:value-type="float">
            <text:p><text:s text:c="3"/>32,4 </text:p>
          </table:table-cell>
          <table:table-cell table:style-name="ce9" office:value-type="float" office:value="37.6739539740974" calcext:value-type="float">
            <text:p><text:s text:c="3"/>37,7 </text:p>
          </table:table-cell>
          <table:table-cell table:style-name="ce9" office:value-type="float" office:value="36.9628705466988" calcext:value-type="float">
            <text:p><text:s text:c="3"/>37,0 </text:p>
          </table:table-cell>
          <table:table-cell table:style-name="ce9" office:value-type="float" office:value="32.7577156867574" calcext:value-type="float">
            <text:p><text:s text:c="3"/>32,8 </text:p>
          </table:table-cell>
          <table:table-cell table:style-name="ce9" office:value-type="float" office:value="41.1680254066403" calcext:value-type="float">
            <text:p><text:s text:c="3"/>41,2 </text:p>
          </table:table-cell>
          <table:table-cell table:style-name="ce9" office:value-type="float" office:value="34.2473790945074" calcext:value-type="float">
            <text:p><text:s text:c="3"/>34,2 </text:p>
          </table:table-cell>
          <table:table-cell table:style-name="ce9" office:value-type="float" office:value="27.4405886099177" calcext:value-type="float">
            <text:p><text:s text:c="3"/>27,4 </text:p>
          </table:table-cell>
          <table:table-cell table:style-name="ce9" office:value-type="float" office:value="41.054169579097" calcext:value-type="float">
            <text:p><text:s text:c="3"/>41,1 </text:p>
          </table:table-cell>
          <table:table-cell table:style-name="ce9" office:value-type="float" office:value="33.4201270563426" calcext:value-type="float">
            <text:p><text:s text:c="3"/>33,4 </text:p>
          </table:table-cell>
          <table:table-cell table:style-name="ce9" office:value-type="float" office:value="30.3839234750553" calcext:value-type="float">
            <text:p><text:s text:c="3"/>30,4 </text:p>
          </table:table-cell>
          <table:table-cell table:style-name="ce9" office:value-type="float" office:value="36.4563306376298" calcext:value-type="float">
            <text:p><text:s text:c="3"/>36,5 </text:p>
          </table:table-cell>
          <table:table-cell table:style-name="ce9" office:value-type="float" office:value="39.0713154883735" calcext:value-type="float">
            <text:p><text:s text:c="3"/>39,1 </text:p>
          </table:table-cell>
          <table:table-cell table:style-name="ce9" office:value-type="float" office:value="36.0753468655518" calcext:value-type="float">
            <text:p><text:s text:c="3"/>36,1 </text:p>
          </table:table-cell>
          <table:table-cell table:style-name="ce9" office:value-type="float" office:value="42.0672841111951" calcext:value-type="float">
            <text:p><text:s text:c="3"/>42,1 </text:p>
          </table:table-cell>
          <table:table-cell table:style-name="ce9" office:value-type="float" office:value="42.860130730801" calcext:value-type="float">
            <text:p><text:s text:c="3"/>42,9 </text:p>
          </table:table-cell>
          <table:table-cell table:style-name="ce9" office:value-type="float" office:value="39.3242803048106" calcext:value-type="float">
            <text:p><text:s text:c="3"/>39,3 </text:p>
          </table:table-cell>
          <table:table-cell table:style-name="ce9" office:value-type="float" office:value="46.3959811567915" calcext:value-type="float">
            <text:p><text:s text:c="3"/>46,4 </text:p>
          </table:table-cell>
          <table:table-cell table:style-name="ce9" office:value-type="float" office:value="28.8514688914786" calcext:value-type="float">
            <text:p><text:s text:c="3"/>28,9 </text:p>
          </table:table-cell>
          <table:table-cell table:style-name="ce9" office:value-type="float" office:value="24.1042973835423" calcext:value-type="float">
            <text:p><text:s text:c="3"/>24,1 </text:p>
          </table:table-cell>
          <table:table-cell table:style-name="ce9" office:value-type="float" office:value="33.598640399415" calcext:value-type="float">
            <text:p><text:s text:c="3"/>33,6 </text:p>
          </table:table-cell>
          <table:table-cell table:style-name="ce9" office:value-type="float" office:value="30.7413528752193" calcext:value-type="float">
            <text:p><text:s text:c="3"/>30,7 </text:p>
          </table:table-cell>
          <table:table-cell table:style-name="ce9" office:value-type="float" office:value="28.6267523988271" calcext:value-type="float">
            <text:p><text:s text:c="3"/>28,6 </text:p>
          </table:table-cell>
          <table:table-cell table:style-name="ce9" office:value-type="float" office:value="32.8559533516115" calcext:value-type="float">
            <text:p><text:s text:c="3"/>32,9 </text:p>
          </table:table-cell>
          <table:table-cell table:style-name="ce9" office:value-type="float" office:value="34.994209644395" calcext:value-type="float">
            <text:p><text:s text:c="3"/>35,0 </text:p>
          </table:table-cell>
          <table:table-cell table:style-name="ce9" office:value-type="float" office:value="32.5294704847996" calcext:value-type="float">
            <text:p><text:s text:c="3"/>32,5 </text:p>
          </table:table-cell>
          <table:table-cell table:style-name="ce9" office:value-type="float" office:value="37.4589488039903" calcext:value-type="float">
            <text:p><text:s text:c="3"/>37,5 </text:p>
          </table:table-cell>
          <table:table-cell table:style-name="ce9" office:value-type="float" office:value="38.1116579255489" calcext:value-type="float">
            <text:p><text:s text:c="3"/>38,1 </text:p>
          </table:table-cell>
          <table:table-cell table:style-name="ce9" office:value-type="float" office:value="35.2578019540778" calcext:value-type="float">
            <text:p><text:s text:c="3"/>35,3 </text:p>
          </table:table-cell>
          <table:table-cell table:style-name="ce9" office:value-type="float" office:value="40.9655138970199" calcext:value-type="float">
            <text:p><text:s text:c="3"/>41,0 </text:p>
          </table:table-cell>
          <table:table-cell table:style-name="ce9" office:value-type="float" office:value="29.3844282152377" calcext:value-type="float">
            <text:p><text:s text:c="3"/>29,4 </text:p>
          </table:table-cell>
          <table:table-cell table:style-name="ce9" office:value-type="float" office:value="24.4904145116009" calcext:value-type="float">
            <text:p><text:s text:c="3"/>24,5 </text:p>
          </table:table-cell>
          <table:table-cell table:style-name="ce9" office:value-type="float" office:value="34.2784419188745" calcext:value-type="float">
            <text:p><text:s text:c="3"/>34,3 </text:p>
          </table:table-cell>
          <table:table-cell table:style-name="ce9" office:value-type="float" office:value="36.065074941491" calcext:value-type="float">
            <text:p><text:s text:c="3"/>36,1 </text:p>
          </table:table-cell>
          <table:table-cell table:style-name="ce9" office:value-type="float" office:value="29.7899115818361" calcext:value-type="float">
            <text:p><text:s text:c="3"/>29,8 </text:p>
          </table:table-cell>
          <table:table-cell table:style-name="ce9" office:value-type="float" office:value="42.3402383011459" calcext:value-type="float">
            <text:p><text:s text:c="3"/>42,3 </text:p>
          </table:table-cell>
          <table:table-cell table:style-name="ce9" office:value-type="float" office:value="44.8804433988169" calcext:value-type="float">
            <text:p><text:s text:c="3"/>44,9 </text:p>
          </table:table-cell>
          <table:table-cell table:style-name="ce9" office:value-type="float" office:value="40.8530391742547" calcext:value-type="float">
            <text:p><text:s text:c="3"/>40,9 </text:p>
          </table:table-cell>
          <table:table-cell table:style-name="ce9" office:value-type="float" office:value="48.9078476233791" calcext:value-type="float">
            <text:p><text:s text:c="3"/>48,9 </text:p>
          </table:table-cell>
          <table:table-cell table:style-name="ce9" office:value-type="float" office:value="45.8519708576396" calcext:value-type="float">
            <text:p><text:s text:c="3"/>45,9 </text:p>
          </table:table-cell>
          <table:table-cell table:style-name="ce9" office:value-type="float" office:value="37.0489633518445" calcext:value-type="float">
            <text:p><text:s text:c="3"/>37,0 </text:p>
          </table:table-cell>
          <table:table-cell table:style-name="ce9" office:value-type="float" office:value="54.6549783634347" calcext:value-type="float">
            <text:p><text:s text:c="3"/>54,7 </text:p>
          </table:table-cell>
          <table:table-cell table:style-name="ce9" office:value-type="float" office:value="36.8935970559211" calcext:value-type="float">
            <text:p><text:s text:c="3"/>36,9 </text:p>
          </table:table-cell>
          <table:table-cell table:style-name="ce9" office:value-type="float" office:value="32.0467575702707" calcext:value-type="float">
            <text:p><text:s text:c="3"/>32,0 </text:p>
          </table:table-cell>
          <table:table-cell table:style-name="ce9" office:value-type="float" office:value="41.7404365415715" calcext:value-type="float">
            <text:p><text:s text:c="3"/>41,7 </text:p>
          </table:table-cell>
          <table:table-cell table:number-columns-repeated="963"/>
        </table:table-row>
        <table:table-row table:style-name="ro1">
          <table:table-cell office:value-type="string" calcext:value-type="string">
            <text:p>Curitiba</text:p>
          </table:table-cell>
          <table:table-cell table:style-name="ce9" office:value-type="float" office:value="39.4312676417131" calcext:value-type="float">
            <text:p><text:s text:c="3"/>39,4 </text:p>
          </table:table-cell>
          <table:table-cell table:style-name="ce9" office:value-type="float" office:value="36.9543164030712" calcext:value-type="float">
            <text:p><text:s text:c="3"/>37,0 </text:p>
          </table:table-cell>
          <table:table-cell table:style-name="ce9" office:value-type="float" office:value="41.9082188803551" calcext:value-type="float">
            <text:p><text:s text:c="3"/>41,9 </text:p>
          </table:table-cell>
          <table:table-cell table:style-name="ce9" office:value-type="float" office:value="40.0343754036823" calcext:value-type="float">
            <text:p><text:s text:c="3"/>40,0 </text:p>
          </table:table-cell>
          <table:table-cell table:style-name="ce9" office:value-type="float" office:value="37.0759157071507" calcext:value-type="float">
            <text:p><text:s text:c="3"/>37,1 </text:p>
          </table:table-cell>
          <table:table-cell table:style-name="ce9" office:value-type="float" office:value="42.9928351002139" calcext:value-type="float">
            <text:p><text:s text:c="3"/>43,0 </text:p>
          </table:table-cell>
          <table:table-cell table:style-name="ce9" office:value-type="float" office:value="44.5315228441853" calcext:value-type="float">
            <text:p><text:s text:c="3"/>44,5 </text:p>
          </table:table-cell>
          <table:table-cell table:style-name="ce9" office:value-type="float" office:value="41.4096628864629" calcext:value-type="float">
            <text:p><text:s text:c="3"/>41,4 </text:p>
          </table:table-cell>
          <table:table-cell table:style-name="ce9" office:value-type="float" office:value="47.6533828019078" calcext:value-type="float">
            <text:p><text:s text:c="3"/>47,7 </text:p>
          </table:table-cell>
          <table:table-cell table:style-name="ce9" office:value-type="float" office:value="32.3539387279087" calcext:value-type="float">
            <text:p><text:s text:c="3"/>32,4 </text:p>
          </table:table-cell>
          <table:table-cell table:style-name="ce9" office:value-type="float" office:value="29.4434481657019" calcext:value-type="float">
            <text:p><text:s text:c="3"/>29,4 </text:p>
          </table:table-cell>
          <table:table-cell table:style-name="ce9" office:value-type="float" office:value="35.2644292901154" calcext:value-type="float">
            <text:p><text:s text:c="3"/>35,3 </text:p>
          </table:table-cell>
          <table:table-cell table:style-name="ce9" office:value-type="float" office:value="34.3985525715066" calcext:value-type="float">
            <text:p><text:s text:c="3"/>34,4 </text:p>
          </table:table-cell>
          <table:table-cell table:style-name="ce9" office:value-type="float" office:value="31.6509386337954" calcext:value-type="float">
            <text:p><text:s text:c="3"/>31,7 </text:p>
          </table:table-cell>
          <table:table-cell table:style-name="ce9" office:value-type="float" office:value="37.1461665092178" calcext:value-type="float">
            <text:p><text:s text:c="3"/>37,1 </text:p>
          </table:table-cell>
          <table:table-cell table:style-name="ce9" office:value-type="float" office:value="39.9445751915034" calcext:value-type="float">
            <text:p><text:s text:c="3"/>39,9 </text:p>
          </table:table-cell>
          <table:table-cell table:style-name="ce9" office:value-type="float" office:value="36.1302348315129" calcext:value-type="float">
            <text:p><text:s text:c="3"/>36,1 </text:p>
          </table:table-cell>
          <table:table-cell table:style-name="ce9" office:value-type="float" office:value="43.7589155514939" calcext:value-type="float">
            <text:p><text:s text:c="3"/>43,8 </text:p>
          </table:table-cell>
          <table:table-cell table:style-name="ce9" office:value-type="float" office:value="42.0028207832873" calcext:value-type="float">
            <text:p><text:s text:c="3"/>42,0 </text:p>
          </table:table-cell>
          <table:table-cell table:style-name="ce9" office:value-type="float" office:value="38.064494548828" calcext:value-type="float">
            <text:p><text:s text:c="3"/>38,1 </text:p>
          </table:table-cell>
          <table:table-cell table:style-name="ce9" office:value-type="float" office:value="45.9411470177465" calcext:value-type="float">
            <text:p><text:s text:c="3"/>45,9 </text:p>
          </table:table-cell>
          <table:table-cell table:style-name="ce9" office:value-type="float" office:value="30.0162127537404" calcext:value-type="float">
            <text:p><text:s text:c="3"/>30,0 </text:p>
          </table:table-cell>
          <table:table-cell table:style-name="ce9" office:value-type="float" office:value="23.8005481488228" calcext:value-type="float">
            <text:p><text:s text:c="3"/>23,8 </text:p>
          </table:table-cell>
          <table:table-cell table:style-name="ce9" office:value-type="float" office:value="36.2318773586581" calcext:value-type="float">
            <text:p><text:s text:c="3"/>36,2 </text:p>
          </table:table-cell>
          <table:table-cell table:style-name="ce9" office:value-type="float" office:value="44.0473618993004" calcext:value-type="float">
            <text:p><text:s text:c="3"/>44,0 </text:p>
          </table:table-cell>
          <table:table-cell table:style-name="ce9" office:value-type="float" office:value="40.6929748945437" calcext:value-type="float">
            <text:p><text:s text:c="3"/>40,7 </text:p>
          </table:table-cell>
          <table:table-cell table:style-name="ce9" office:value-type="float" office:value="47.401748904057" calcext:value-type="float">
            <text:p><text:s text:c="3"/>47,4 </text:p>
          </table:table-cell>
          <table:table-cell table:style-name="ce9" office:value-type="float" office:value="40.1244810243802" calcext:value-type="float">
            <text:p><text:s text:c="3"/>40,1 </text:p>
          </table:table-cell>
          <table:table-cell table:style-name="ce9" office:value-type="float" office:value="36.0653026092756" calcext:value-type="float">
            <text:p><text:s text:c="3"/>36,1 </text:p>
          </table:table-cell>
          <table:table-cell table:style-name="ce9" office:value-type="float" office:value="44.1836594394849" calcext:value-type="float">
            <text:p><text:s text:c="3"/>44,2 </text:p>
          </table:table-cell>
          <table:table-cell table:style-name="ce9" office:value-type="float" office:value="47.0211651031217" calcext:value-type="float">
            <text:p><text:s text:c="3"/>47,0 </text:p>
          </table:table-cell>
          <table:table-cell table:style-name="ce9" office:value-type="float" office:value="42.6278731170153" calcext:value-type="float">
            <text:p><text:s text:c="3"/>42,6 </text:p>
          </table:table-cell>
          <table:table-cell table:style-name="ce9" office:value-type="float" office:value="51.4144570892281" calcext:value-type="float">
            <text:p><text:s text:c="3"/>51,4 </text:p>
          </table:table-cell>
          <table:table-cell table:style-name="ce9" office:value-type="float" office:value="34.7197480304376" calcext:value-type="float">
            <text:p><text:s text:c="3"/>34,7 </text:p>
          </table:table-cell>
          <table:table-cell table:style-name="ce9" office:value-type="float" office:value="28.6898917973661" calcext:value-type="float">
            <text:p><text:s text:c="3"/>28,7 </text:p>
          </table:table-cell>
          <table:table-cell table:style-name="ce9" office:value-type="float" office:value="40.749604263509" calcext:value-type="float">
            <text:p><text:s text:c="3"/>40,7 </text:p>
          </table:table-cell>
          <table:table-cell table:style-name="ce9" office:value-type="float" office:value="38.1626868068822" calcext:value-type="float">
            <text:p><text:s text:c="3"/>38,2 </text:p>
          </table:table-cell>
          <table:table-cell table:style-name="ce9" office:value-type="float" office:value="35.9013892212501" calcext:value-type="float">
            <text:p><text:s text:c="3"/>35,9 </text:p>
          </table:table-cell>
          <table:table-cell table:style-name="ce9" office:value-type="float" office:value="40.4239843925143" calcext:value-type="float">
            <text:p><text:s text:c="3"/>40,4 </text:p>
          </table:table-cell>
          <table:table-cell table:style-name="ce9" office:value-type="float" office:value="37.1534053209346" calcext:value-type="float">
            <text:p><text:s text:c="3"/>37,2 </text:p>
          </table:table-cell>
          <table:table-cell table:style-name="ce9" office:value-type="float" office:value="34.2723334036542" calcext:value-type="float">
            <text:p><text:s text:c="3"/>34,3 </text:p>
          </table:table-cell>
          <table:table-cell table:style-name="ce9" office:value-type="float" office:value="40.034477238215" calcext:value-type="float">
            <text:p><text:s text:c="3"/>40,0 </text:p>
          </table:table-cell>
          <table:table-cell table:style-name="ce9" office:value-type="float" office:value="41.6515245115684" calcext:value-type="float">
            <text:p><text:s text:c="3"/>41,7 </text:p>
          </table:table-cell>
          <table:table-cell table:style-name="ce9" office:value-type="float" office:value="38.8292925195242" calcext:value-type="float">
            <text:p><text:s text:c="3"/>38,8 </text:p>
          </table:table-cell>
          <table:table-cell table:style-name="ce9" office:value-type="float" office:value="44.4737565036126" calcext:value-type="float">
            <text:p><text:s text:c="3"/>44,5 </text:p>
          </table:table-cell>
          <table:table-cell table:style-name="ce9" office:value-type="float" office:value="26.2930529390434" calcext:value-type="float">
            <text:p><text:s text:c="3"/>26,3 </text:p>
          </table:table-cell>
          <table:table-cell table:style-name="ce9" office:value-type="float" office:value="22.798416224229" calcext:value-type="float">
            <text:p><text:s text:c="3"/>22,8 </text:p>
          </table:table-cell>
          <table:table-cell table:style-name="ce9" office:value-type="float" office:value="29.7876896538577" calcext:value-type="float">
            <text:p><text:s text:c="3"/>29,8 </text:p>
          </table:table-cell>
          <table:table-cell table:style-name="ce9" office:value-type="float" office:value="45.633792428775" calcext:value-type="float">
            <text:p><text:s text:c="3"/>45,6 </text:p>
          </table:table-cell>
          <table:table-cell table:style-name="ce9" office:value-type="float" office:value="36.922919871547" calcext:value-type="float">
            <text:p><text:s text:c="3"/>36,9 </text:p>
          </table:table-cell>
          <table:table-cell table:style-name="ce9" office:value-type="float" office:value="54.344664986003" calcext:value-type="float">
            <text:p><text:s text:c="3"/>54,3 </text:p>
          </table:table-cell>
          <table:table-cell table:style-name="ce9" office:value-type="float" office:value="48.6450446996532" calcext:value-type="float">
            <text:p><text:s text:c="3"/>48,6 </text:p>
          </table:table-cell>
          <table:table-cell table:style-name="ce9" office:value-type="float" office:value="42.6666508509889" calcext:value-type="float">
            <text:p><text:s text:c="3"/>42,7 </text:p>
          </table:table-cell>
          <table:table-cell table:style-name="ce9" office:value-type="float" office:value="54.6234385483175" calcext:value-type="float">
            <text:p><text:s text:c="3"/>54,6 </text:p>
          </table:table-cell>
          <table:table-cell table:style-name="ce9" office:value-type="float" office:value="52.3240053080513" calcext:value-type="float">
            <text:p><text:s text:c="3"/>52,3 </text:p>
          </table:table-cell>
          <table:table-cell table:style-name="ce9" office:value-type="float" office:value="46.9708541618969" calcext:value-type="float">
            <text:p><text:s text:c="3"/>47,0 </text:p>
          </table:table-cell>
          <table:table-cell table:style-name="ce9" office:value-type="float" office:value="57.6771564542057" calcext:value-type="float">
            <text:p><text:s text:c="3"/>57,7 </text:p>
          </table:table-cell>
          <table:table-cell table:style-name="ce9" office:value-type="float" office:value="49.3615958645006" calcext:value-type="float">
            <text:p><text:s text:c="3"/>49,4 </text:p>
          </table:table-cell>
          <table:table-cell table:style-name="ce9" office:value-type="float" office:value="44.2021115850069" calcext:value-type="float">
            <text:p><text:s text:c="3"/>44,2 </text:p>
          </table:table-cell>
          <table:table-cell table:style-name="ce9" office:value-type="float" office:value="54.5210801439943" calcext:value-type="float">
            <text:p><text:s text:c="3"/>54,5 </text:p>
          </table:table-cell>
          <table:table-cell table:number-columns-repeated="963"/>
        </table:table-row>
        <table:table-row table:style-name="ro1">
          <table:table-cell office:value-type="string" calcext:value-type="string">
            <text:p>Florianópolis</text:p>
          </table:table-cell>
          <table:table-cell table:style-name="ce9" office:value-type="float" office:value="34.348900786522" calcext:value-type="float">
            <text:p><text:s text:c="3"/>34,3 </text:p>
          </table:table-cell>
          <table:table-cell table:style-name="ce9" office:value-type="float" office:value="32.6152765984122" calcext:value-type="float">
            <text:p><text:s text:c="3"/>32,6 </text:p>
          </table:table-cell>
          <table:table-cell table:style-name="ce9" office:value-type="float" office:value="36.0825249746319" calcext:value-type="float">
            <text:p><text:s text:c="3"/>36,1 </text:p>
          </table:table-cell>
          <table:table-cell table:style-name="ce9" office:value-type="float" office:value="38.1887650794034" calcext:value-type="float">
            <text:p><text:s text:c="3"/>38,2 </text:p>
          </table:table-cell>
          <table:table-cell table:style-name="ce9" office:value-type="float" office:value="34.5244915714226" calcext:value-type="float">
            <text:p><text:s text:c="3"/>34,5 </text:p>
          </table:table-cell>
          <table:table-cell table:style-name="ce9" office:value-type="float" office:value="41.8530385873841" calcext:value-type="float">
            <text:p><text:s text:c="3"/>41,9 </text:p>
          </table:table-cell>
          <table:table-cell table:style-name="ce9" office:value-type="float" office:value="40.8236989504152" calcext:value-type="float">
            <text:p><text:s text:c="3"/>40,8 </text:p>
          </table:table-cell>
          <table:table-cell table:style-name="ce9" office:value-type="float" office:value="38.1175370196452" calcext:value-type="float">
            <text:p><text:s text:c="3"/>38,1 </text:p>
          </table:table-cell>
          <table:table-cell table:style-name="ce9" office:value-type="float" office:value="43.5298608811852" calcext:value-type="float">
            <text:p><text:s text:c="3"/>43,5 </text:p>
          </table:table-cell>
          <table:table-cell table:style-name="ce9" office:value-type="float" office:value="32.0222994113499" calcext:value-type="float">
            <text:p><text:s text:c="3"/>32,0 </text:p>
          </table:table-cell>
          <table:table-cell table:style-name="ce9" office:value-type="float" office:value="28.3384646130873" calcext:value-type="float">
            <text:p><text:s text:c="3"/>28,3 </text:p>
          </table:table-cell>
          <table:table-cell table:style-name="ce9" office:value-type="float" office:value="35.7061342096126" calcext:value-type="float">
            <text:p><text:s text:c="3"/>35,7 </text:p>
          </table:table-cell>
          <table:table-cell table:style-name="ce9" office:value-type="float" office:value="35.6862516993246" calcext:value-type="float">
            <text:p><text:s text:c="3"/>35,7 </text:p>
          </table:table-cell>
          <table:table-cell table:style-name="ce9" office:value-type="float" office:value="32.516373825476" calcext:value-type="float">
            <text:p><text:s text:c="3"/>32,5 </text:p>
          </table:table-cell>
          <table:table-cell table:style-name="ce9" office:value-type="float" office:value="38.8561295731732" calcext:value-type="float">
            <text:p><text:s text:c="3"/>38,9 </text:p>
          </table:table-cell>
          <table:table-cell table:style-name="ce9" office:value-type="float" office:value="34.9954725890813" calcext:value-type="float">
            <text:p><text:s text:c="3"/>35,0 </text:p>
          </table:table-cell>
          <table:table-cell table:style-name="ce9" office:value-type="float" office:value="30.9891734002429" calcext:value-type="float">
            <text:p><text:s text:c="3"/>31,0 </text:p>
          </table:table-cell>
          <table:table-cell table:style-name="ce9" office:value-type="float" office:value="39.0017717779196" calcext:value-type="float">
            <text:p><text:s text:c="3"/>39,0 </text:p>
          </table:table-cell>
          <table:table-cell table:style-name="ce9" office:value-type="float" office:value="41.1565078067989" calcext:value-type="float">
            <text:p><text:s text:c="3"/>41,2 </text:p>
          </table:table-cell>
          <table:table-cell table:style-name="ce9" office:value-type="float" office:value="37.4652614116915" calcext:value-type="float">
            <text:p><text:s text:c="3"/>37,5 </text:p>
          </table:table-cell>
          <table:table-cell table:style-name="ce9" office:value-type="float" office:value="44.8477542019063" calcext:value-type="float">
            <text:p><text:s text:c="3"/>44,8 </text:p>
          </table:table-cell>
          <table:table-cell table:style-name="ce9" office:value-type="float" office:value="34.6325267245265" calcext:value-type="float">
            <text:p><text:s text:c="3"/>34,6 </text:p>
          </table:table-cell>
          <table:table-cell table:style-name="ce9" office:value-type="float" office:value="29.5784525942025" calcext:value-type="float">
            <text:p><text:s text:c="3"/>29,6 </text:p>
          </table:table-cell>
          <table:table-cell table:style-name="ce9" office:value-type="float" office:value="39.6866008548505" calcext:value-type="float">
            <text:p><text:s text:c="3"/>39,7 </text:p>
          </table:table-cell>
          <table:table-cell table:style-name="ce9" office:value-type="float" office:value="33.0663252568054" calcext:value-type="float">
            <text:p><text:s text:c="3"/>33,1 </text:p>
          </table:table-cell>
          <table:table-cell table:style-name="ce9" office:value-type="float" office:value="30.6469960196512" calcext:value-type="float">
            <text:p><text:s text:c="3"/>30,6 </text:p>
          </table:table-cell>
          <table:table-cell table:style-name="ce9" office:value-type="float" office:value="35.4856544939597" calcext:value-type="float">
            <text:p><text:s text:c="3"/>35,5 </text:p>
          </table:table-cell>
          <table:table-cell table:style-name="ce9" office:value-type="float" office:value="41.286765129729" calcext:value-type="float">
            <text:p><text:s text:c="3"/>41,3 </text:p>
          </table:table-cell>
          <table:table-cell table:style-name="ce9" office:value-type="float" office:value="36.6400254758879" calcext:value-type="float">
            <text:p><text:s text:c="3"/>36,6 </text:p>
          </table:table-cell>
          <table:table-cell table:style-name="ce9" office:value-type="float" office:value="45.9335047835701" calcext:value-type="float">
            <text:p><text:s text:c="3"/>45,9 </text:p>
          </table:table-cell>
          <table:table-cell table:style-name="ce9" office:value-type="float" office:value="40.5305203939027" calcext:value-type="float">
            <text:p><text:s text:c="3"/>40,5 </text:p>
          </table:table-cell>
          <table:table-cell table:style-name="ce9" office:value-type="float" office:value="37.1772471741163" calcext:value-type="float">
            <text:p><text:s text:c="3"/>37,2 </text:p>
          </table:table-cell>
          <table:table-cell table:style-name="ce9" office:value-type="float" office:value="43.8837936136891" calcext:value-type="float">
            <text:p><text:s text:c="3"/>43,9 </text:p>
          </table:table-cell>
          <table:table-cell table:style-name="ce9" office:value-type="float" office:value="29.6909254345825" calcext:value-type="float">
            <text:p><text:s text:c="3"/>29,7 </text:p>
          </table:table-cell>
          <table:table-cell table:style-name="ce9" office:value-type="float" office:value="24.3658627249342" calcext:value-type="float">
            <text:p><text:s text:c="3"/>24,4 </text:p>
          </table:table-cell>
          <table:table-cell table:style-name="ce9" office:value-type="float" office:value="35.0159881442307" calcext:value-type="float">
            <text:p><text:s text:c="3"/>35,0 </text:p>
          </table:table-cell>
          <table:table-cell table:style-name="ce9" office:value-type="float" office:value="33.5170075745652" calcext:value-type="float">
            <text:p><text:s text:c="3"/>33,5 </text:p>
          </table:table-cell>
          <table:table-cell table:style-name="ce9" office:value-type="float" office:value="31.3518529570927" calcext:value-type="float">
            <text:p><text:s text:c="3"/>31,4 </text:p>
          </table:table-cell>
          <table:table-cell table:style-name="ce9" office:value-type="float" office:value="35.6821621920376" calcext:value-type="float">
            <text:p><text:s text:c="3"/>35,7 </text:p>
          </table:table-cell>
          <table:table-cell table:style-name="ce9" office:value-type="float" office:value="35.6921554300227" calcext:value-type="float">
            <text:p><text:s text:c="3"/>35,7 </text:p>
          </table:table-cell>
          <table:table-cell table:style-name="ce9" office:value-type="float" office:value="30.788949165416" calcext:value-type="float">
            <text:p><text:s text:c="3"/>30,8 </text:p>
          </table:table-cell>
          <table:table-cell table:style-name="ce9" office:value-type="float" office:value="40.5953616946293" calcext:value-type="float">
            <text:p><text:s text:c="3"/>40,6 </text:p>
          </table:table-cell>
          <table:table-cell table:style-name="ce9" office:value-type="float" office:value="37.7435505629495" calcext:value-type="float">
            <text:p><text:s text:c="3"/>37,7 </text:p>
          </table:table-cell>
          <table:table-cell table:style-name="ce9" office:value-type="float" office:value="35.5353246088558" calcext:value-type="float">
            <text:p><text:s text:c="3"/>35,5 </text:p>
          </table:table-cell>
          <table:table-cell table:style-name="ce9" office:value-type="float" office:value="39.9517765170431" calcext:value-type="float">
            <text:p><text:s text:c="3"/>40,0 </text:p>
          </table:table-cell>
          <table:table-cell table:style-name="ce9" office:value-type="float" office:value="28.4535131445213" calcext:value-type="float">
            <text:p><text:s text:c="3"/>28,5 </text:p>
          </table:table-cell>
          <table:table-cell table:style-name="ce9" office:value-type="float" office:value="23.5790244296434" calcext:value-type="float">
            <text:p><text:s text:c="3"/>23,6 </text:p>
          </table:table-cell>
          <table:table-cell table:style-name="ce9" office:value-type="float" office:value="33.3280018593992" calcext:value-type="float">
            <text:p><text:s text:c="3"/>33,3 </text:p>
          </table:table-cell>
          <table:table-cell table:style-name="ce9" office:value-type="float" office:value="37.0695706749041" calcext:value-type="float">
            <text:p><text:s text:c="3"/>37,1 </text:p>
          </table:table-cell>
          <table:table-cell table:style-name="ce9" office:value-type="float" office:value="35.0782778849349" calcext:value-type="float">
            <text:p><text:s text:c="3"/>35,1 </text:p>
          </table:table-cell>
          <table:table-cell table:style-name="ce9" office:value-type="float" office:value="39.0608634648733" calcext:value-type="float">
            <text:p><text:s text:c="3"/>39,1 </text:p>
          </table:table-cell>
          <table:table-cell table:style-name="ce9" office:value-type="float" office:value="45.766759601788" calcext:value-type="float">
            <text:p><text:s text:c="3"/>45,8 </text:p>
          </table:table-cell>
          <table:table-cell table:style-name="ce9" office:value-type="float" office:value="41.3279039860467" calcext:value-type="float">
            <text:p><text:s text:c="3"/>41,3 </text:p>
          </table:table-cell>
          <table:table-cell table:style-name="ce9" office:value-type="float" office:value="50.2056152175294" calcext:value-type="float">
            <text:p><text:s text:c="3"/>50,2 </text:p>
          </table:table-cell>
          <table:table-cell table:style-name="ce9" office:value-type="float" office:value="47.3147925248109" calcext:value-type="float">
            <text:p><text:s text:c="3"/>47,3 </text:p>
          </table:table-cell>
          <table:table-cell table:style-name="ce9" office:value-type="float" office:value="42.5793469407381" calcext:value-type="float">
            <text:p><text:s text:c="3"/>42,6 </text:p>
          </table:table-cell>
          <table:table-cell table:style-name="ce9" office:value-type="float" office:value="52.0502381088838" calcext:value-type="float">
            <text:p><text:s text:c="3"/>52,1 </text:p>
          </table:table-cell>
          <table:table-cell table:style-name="ce9" office:value-type="float" office:value="39.6757420826756" calcext:value-type="float">
            <text:p><text:s text:c="3"/>39,7 </text:p>
          </table:table-cell>
          <table:table-cell table:style-name="ce9" office:value-type="float" office:value="34.516915255068" calcext:value-type="float">
            <text:p><text:s text:c="3"/>34,5 </text:p>
          </table:table-cell>
          <table:table-cell table:style-name="ce9" office:value-type="float" office:value="44.8345689102832" calcext:value-type="float">
            <text:p><text:s text:c="3"/>44,8 </text:p>
          </table:table-cell>
          <table:table-cell table:number-columns-repeated="963"/>
        </table:table-row>
        <table:table-row table:style-name="ro1">
          <table:table-cell office:value-type="string" calcext:value-type="string">
            <text:p>Porto Alegre</text:p>
          </table:table-cell>
          <table:table-cell table:style-name="ce9" office:value-type="float" office:value="34.4850762349557" calcext:value-type="float">
            <text:p><text:s text:c="3"/>34,5 </text:p>
          </table:table-cell>
          <table:table-cell table:style-name="ce9" office:value-type="float" office:value="31.1199218763591" calcext:value-type="float">
            <text:p><text:s text:c="3"/>31,1 </text:p>
          </table:table-cell>
          <table:table-cell table:style-name="ce9" office:value-type="float" office:value="37.8502305935522" calcext:value-type="float">
            <text:p><text:s text:c="3"/>37,9 </text:p>
          </table:table-cell>
          <table:table-cell table:style-name="ce9" office:value-type="float" office:value="39.5126203105377" calcext:value-type="float">
            <text:p><text:s text:c="3"/>39,5 </text:p>
          </table:table-cell>
          <table:table-cell table:style-name="ce9" office:value-type="float" office:value="36.278159151081" calcext:value-type="float">
            <text:p><text:s text:c="3"/>36,3 </text:p>
          </table:table-cell>
          <table:table-cell table:style-name="ce9" office:value-type="float" office:value="42.7470814699943" calcext:value-type="float">
            <text:p><text:s text:c="3"/>42,7 </text:p>
          </table:table-cell>
          <table:table-cell table:style-name="ce9" office:value-type="float" office:value="37.8004671662283" calcext:value-type="float">
            <text:p><text:s text:c="3"/>37,8 </text:p>
          </table:table-cell>
          <table:table-cell table:style-name="ce9" office:value-type="float" office:value="34.914113824278" calcext:value-type="float">
            <text:p><text:s text:c="3"/>34,9 </text:p>
          </table:table-cell>
          <table:table-cell table:style-name="ce9" office:value-type="float" office:value="40.6868205081786" calcext:value-type="float">
            <text:p><text:s text:c="3"/>40,7 </text:p>
          </table:table-cell>
          <table:table-cell table:style-name="ce9" office:value-type="float" office:value="31.0636672181416" calcext:value-type="float">
            <text:p><text:s text:c="3"/>31,1 </text:p>
          </table:table-cell>
          <table:table-cell table:style-name="ce9" office:value-type="float" office:value="25.9279120946913" calcext:value-type="float">
            <text:p><text:s text:c="3"/>25,9 </text:p>
          </table:table-cell>
          <table:table-cell table:style-name="ce9" office:value-type="float" office:value="36.1994223415918" calcext:value-type="float">
            <text:p><text:s text:c="3"/>36,2 </text:p>
          </table:table-cell>
          <table:table-cell table:style-name="ce9" office:value-type="float" office:value="31.3302626173082" calcext:value-type="float">
            <text:p><text:s text:c="3"/>31,3 </text:p>
          </table:table-cell>
          <table:table-cell table:style-name="ce9" office:value-type="float" office:value="27.7663747262863" calcext:value-type="float">
            <text:p><text:s text:c="3"/>27,8 </text:p>
          </table:table-cell>
          <table:table-cell table:style-name="ce9" office:value-type="float" office:value="34.8941505083302" calcext:value-type="float">
            <text:p><text:s text:c="3"/>34,9 </text:p>
          </table:table-cell>
          <table:table-cell table:style-name="ce9" office:value-type="float" office:value="38.8773401307186" calcext:value-type="float">
            <text:p><text:s text:c="3"/>38,9 </text:p>
          </table:table-cell>
          <table:table-cell table:style-name="ce9" office:value-type="float" office:value="34.1942017042532" calcext:value-type="float">
            <text:p><text:s text:c="3"/>34,2 </text:p>
          </table:table-cell>
          <table:table-cell table:style-name="ce9" office:value-type="float" office:value="43.560478557184" calcext:value-type="float">
            <text:p><text:s text:c="3"/>43,6 </text:p>
          </table:table-cell>
          <table:table-cell table:style-name="ce9" office:value-type="float" office:value="36.6655750561327" calcext:value-type="float">
            <text:p><text:s text:c="3"/>36,7 </text:p>
          </table:table-cell>
          <table:table-cell table:style-name="ce9" office:value-type="float" office:value="32.7020182800733" calcext:value-type="float">
            <text:p><text:s text:c="3"/>32,7 </text:p>
          </table:table-cell>
          <table:table-cell table:style-name="ce9" office:value-type="float" office:value="40.6291318321921" calcext:value-type="float">
            <text:p><text:s text:c="3"/>40,6 </text:p>
          </table:table-cell>
          <table:table-cell table:style-name="ce9" office:value-type="float" office:value="32.0102153260422" calcext:value-type="float">
            <text:p><text:s text:c="3"/>32,0 </text:p>
          </table:table-cell>
          <table:table-cell table:style-name="ce9" office:value-type="float" office:value="22.7531863986959" calcext:value-type="float">
            <text:p><text:s text:c="3"/>22,8 </text:p>
          </table:table-cell>
          <table:table-cell table:style-name="ce9" office:value-type="float" office:value="41.2672442533884" calcext:value-type="float">
            <text:p><text:s text:c="3"/>41,3 </text:p>
          </table:table-cell>
          <table:table-cell table:style-name="ce9" office:value-type="float" office:value="37.4530436203401" calcext:value-type="float">
            <text:p><text:s text:c="3"/>37,5 </text:p>
          </table:table-cell>
          <table:table-cell table:style-name="ce9" office:value-type="float" office:value="33.1948657104718" calcext:value-type="float">
            <text:p><text:s text:c="3"/>33,2 </text:p>
          </table:table-cell>
          <table:table-cell table:style-name="ce9" office:value-type="float" office:value="41.7112215302085" calcext:value-type="float">
            <text:p><text:s text:c="3"/>41,7 </text:p>
          </table:table-cell>
          <table:table-cell table:style-name="ce9" office:value-type="float" office:value="40.1087462293756" calcext:value-type="float">
            <text:p><text:s text:c="3"/>40,1 </text:p>
          </table:table-cell>
          <table:table-cell table:style-name="ce9" office:value-type="float" office:value="36.635735199389" calcext:value-type="float">
            <text:p><text:s text:c="3"/>36,6 </text:p>
          </table:table-cell>
          <table:table-cell table:style-name="ce9" office:value-type="float" office:value="43.5817572593623" calcext:value-type="float">
            <text:p><text:s text:c="3"/>43,6 </text:p>
          </table:table-cell>
          <table:table-cell table:style-name="ce9" office:value-type="float" office:value="39.1216723137209" calcext:value-type="float">
            <text:p><text:s text:c="3"/>39,1 </text:p>
          </table:table-cell>
          <table:table-cell table:style-name="ce9" office:value-type="float" office:value="34.3706166118017" calcext:value-type="float">
            <text:p><text:s text:c="3"/>34,4 </text:p>
          </table:table-cell>
          <table:table-cell table:style-name="ce9" office:value-type="float" office:value="43.8727280156401" calcext:value-type="float">
            <text:p><text:s text:c="3"/>43,9 </text:p>
          </table:table-cell>
          <table:table-cell table:style-name="ce9" office:value-type="float" office:value="30.2656447177028" calcext:value-type="float">
            <text:p><text:s text:c="3"/>30,3 </text:p>
          </table:table-cell>
          <table:table-cell table:style-name="ce9" office:value-type="float" office:value="23.4419629232749" calcext:value-type="float">
            <text:p><text:s text:c="3"/>23,4 </text:p>
          </table:table-cell>
          <table:table-cell table:style-name="ce9" office:value-type="float" office:value="37.0893265121308" calcext:value-type="float">
            <text:p><text:s text:c="3"/>37,1 </text:p>
          </table:table-cell>
          <table:table-cell table:style-name="ce9" office:value-type="float" office:value="32.5738874957975" calcext:value-type="float">
            <text:p><text:s text:c="3"/>32,6 </text:p>
          </table:table-cell>
          <table:table-cell table:style-name="ce9" office:value-type="float" office:value="28.1893451043547" calcext:value-type="float">
            <text:p><text:s text:c="3"/>28,2 </text:p>
          </table:table-cell>
          <table:table-cell table:style-name="ce9" office:value-type="float" office:value="36.9584298872403" calcext:value-type="float">
            <text:p><text:s text:c="3"/>37,0 </text:p>
          </table:table-cell>
          <table:table-cell table:style-name="ce9" office:value-type="float" office:value="38.7951614969474" calcext:value-type="float">
            <text:p><text:s text:c="3"/>38,8 </text:p>
          </table:table-cell>
          <table:table-cell table:style-name="ce9" office:value-type="float" office:value="34.8922196232507" calcext:value-type="float">
            <text:p><text:s text:c="3"/>34,9 </text:p>
          </table:table-cell>
          <table:table-cell table:style-name="ce9" office:value-type="float" office:value="42.6981033706441" calcext:value-type="float">
            <text:p><text:s text:c="3"/>42,7 </text:p>
          </table:table-cell>
          <table:table-cell table:style-name="ce9" office:value-type="float" office:value="37.5791192155942" calcext:value-type="float">
            <text:p><text:s text:c="3"/>37,6 </text:p>
          </table:table-cell>
          <table:table-cell table:style-name="ce9" office:value-type="float" office:value="34.4769202729789" calcext:value-type="float">
            <text:p><text:s text:c="3"/>34,5 </text:p>
          </table:table-cell>
          <table:table-cell table:style-name="ce9" office:value-type="float" office:value="40.6813181582094" calcext:value-type="float">
            <text:p><text:s text:c="3"/>40,7 </text:p>
          </table:table-cell>
          <table:table-cell table:style-name="ce9" office:value-type="float" office:value="30.2855500671904" calcext:value-type="float">
            <text:p><text:s text:c="3"/>30,3 </text:p>
          </table:table-cell>
          <table:table-cell table:style-name="ce9" office:value-type="float" office:value="24.2611446586908" calcext:value-type="float">
            <text:p><text:s text:c="3"/>24,3 </text:p>
          </table:table-cell>
          <table:table-cell table:style-name="ce9" office:value-type="float" office:value="36.3099554756899" calcext:value-type="float">
            <text:p><text:s text:c="3"/>36,3 </text:p>
          </table:table-cell>
          <table:table-cell table:style-name="ce9" office:value-type="float" office:value="39.629017737791" calcext:value-type="float">
            <text:p><text:s text:c="3"/>39,6 </text:p>
          </table:table-cell>
          <table:table-cell table:style-name="ce9" office:value-type="float" office:value="35.8638836808033" calcext:value-type="float">
            <text:p><text:s text:c="3"/>35,9 </text:p>
          </table:table-cell>
          <table:table-cell table:style-name="ce9" office:value-type="float" office:value="43.3941517947786" calcext:value-type="float">
            <text:p><text:s text:c="3"/>43,4 </text:p>
          </table:table-cell>
          <table:table-cell table:style-name="ce9" office:value-type="float" office:value="41.493264258315" calcext:value-type="float">
            <text:p><text:s text:c="3"/>41,5 </text:p>
          </table:table-cell>
          <table:table-cell table:style-name="ce9" office:value-type="float" office:value="36.2881521731652" calcext:value-type="float">
            <text:p><text:s text:c="3"/>36,3 </text:p>
          </table:table-cell>
          <table:table-cell table:style-name="ce9" office:value-type="float" office:value="46.6983763434648" calcext:value-type="float">
            <text:p><text:s text:c="3"/>46,7 </text:p>
          </table:table-cell>
          <table:table-cell table:style-name="ce9" office:value-type="float" office:value="40.540647697744" calcext:value-type="float">
            <text:p><text:s text:c="3"/>40,5 </text:p>
          </table:table-cell>
          <table:table-cell table:style-name="ce9" office:value-type="float" office:value="37.0814276568477" calcext:value-type="float">
            <text:p><text:s text:c="3"/>37,1 </text:p>
          </table:table-cell>
          <table:table-cell table:style-name="ce9" office:value-type="float" office:value="43.9998677386403" calcext:value-type="float">
            <text:p><text:s text:c="3"/>44,0 </text:p>
          </table:table-cell>
          <table:table-cell table:style-name="ce9" office:value-type="float" office:value="32.8440121674091" calcext:value-type="float">
            <text:p><text:s text:c="3"/>32,8 </text:p>
          </table:table-cell>
          <table:table-cell table:style-name="ce9" office:value-type="float" office:value="23.0864632064607" calcext:value-type="float">
            <text:p><text:s text:c="3"/>23,1 </text:p>
          </table:table-cell>
          <table:table-cell table:style-name="ce9" office:value-type="float" office:value="42.6015611283575" calcext:value-type="float">
            <text:p><text:s text:c="3"/>42,6 </text:p>
          </table:table-cell>
          <table:table-cell table:number-columns-repeated="963"/>
        </table:table-row>
        <table:table-row table:style-name="ro1">
          <table:table-cell office:value-type="string" calcext:value-type="string">
            <text:p>Campo Grande</text:p>
          </table:table-cell>
          <table:table-cell table:style-name="ce9" office:value-type="float" office:value="36.049676674099" calcext:value-type="float">
            <text:p><text:s text:c="3"/>36,0 </text:p>
          </table:table-cell>
          <table:table-cell table:style-name="ce9" office:value-type="float" office:value="33.9583408191847" calcext:value-type="float">
            <text:p><text:s text:c="3"/>34,0 </text:p>
          </table:table-cell>
          <table:table-cell table:style-name="ce9" office:value-type="float" office:value="38.1410125290133" calcext:value-type="float">
            <text:p><text:s text:c="3"/>38,1 </text:p>
          </table:table-cell>
          <table:table-cell table:style-name="ce9" office:value-type="float" office:value="41.6224118416592" calcext:value-type="float">
            <text:p><text:s text:c="3"/>41,6 </text:p>
          </table:table-cell>
          <table:table-cell table:style-name="ce9" office:value-type="float" office:value="39.5772881677115" calcext:value-type="float">
            <text:p><text:s text:c="3"/>39,6 </text:p>
          </table:table-cell>
          <table:table-cell table:style-name="ce9" office:value-type="float" office:value="43.6675355156069" calcext:value-type="float">
            <text:p><text:s text:c="3"/>43,7 </text:p>
          </table:table-cell>
          <table:table-cell table:style-name="ce9" office:value-type="float" office:value="45.1927440414936" calcext:value-type="float">
            <text:p><text:s text:c="3"/>45,2 </text:p>
          </table:table-cell>
          <table:table-cell table:style-name="ce9" office:value-type="float" office:value="42.6893584318751" calcext:value-type="float">
            <text:p><text:s text:c="3"/>42,7 </text:p>
          </table:table-cell>
          <table:table-cell table:style-name="ce9" office:value-type="float" office:value="47.696129651112" calcext:value-type="float">
            <text:p><text:s text:c="3"/>47,7 </text:p>
          </table:table-cell>
          <table:table-cell table:style-name="ce9" office:value-type="float" office:value="31.6142661301337" calcext:value-type="float">
            <text:p><text:s text:c="3"/>31,6 </text:p>
          </table:table-cell>
          <table:table-cell table:style-name="ce9" office:value-type="float" office:value="28.0110863536447" calcext:value-type="float">
            <text:p><text:s text:c="3"/>28,0 </text:p>
          </table:table-cell>
          <table:table-cell table:style-name="ce9" office:value-type="float" office:value="35.2174459066228" calcext:value-type="float">
            <text:p><text:s text:c="3"/>35,2 </text:p>
          </table:table-cell>
          <table:table-cell table:style-name="ce9" office:value-type="float" office:value="35.9114144705265" calcext:value-type="float">
            <text:p><text:s text:c="3"/>35,9 </text:p>
          </table:table-cell>
          <table:table-cell table:style-name="ce9" office:value-type="float" office:value="33.13072158094" calcext:value-type="float">
            <text:p><text:s text:c="3"/>33,1 </text:p>
          </table:table-cell>
          <table:table-cell table:style-name="ce9" office:value-type="float" office:value="38.692107360113" calcext:value-type="float">
            <text:p><text:s text:c="3"/>38,7 </text:p>
          </table:table-cell>
          <table:table-cell table:style-name="ce9" office:value-type="float" office:value="40.9709850130328" calcext:value-type="float">
            <text:p><text:s text:c="3"/>41,0 </text:p>
          </table:table-cell>
          <table:table-cell table:style-name="ce9" office:value-type="float" office:value="38.1785787141479" calcext:value-type="float">
            <text:p><text:s text:c="3"/>38,2 </text:p>
          </table:table-cell>
          <table:table-cell table:style-name="ce9" office:value-type="float" office:value="43.7633913119177" calcext:value-type="float">
            <text:p><text:s text:c="3"/>43,8 </text:p>
          </table:table-cell>
          <table:table-cell table:style-name="ce9" office:value-type="float" office:value="42.6847603951314" calcext:value-type="float">
            <text:p><text:s text:c="3"/>42,7 </text:p>
          </table:table-cell>
          <table:table-cell table:style-name="ce9" office:value-type="float" office:value="39.5346029019233" calcext:value-type="float">
            <text:p><text:s text:c="3"/>39,5 </text:p>
          </table:table-cell>
          <table:table-cell table:style-name="ce9" office:value-type="float" office:value="45.8349178883395" calcext:value-type="float">
            <text:p><text:s text:c="3"/>45,8 </text:p>
          </table:table-cell>
          <table:table-cell table:style-name="ce9" office:value-type="float" office:value="38.477109738043" calcext:value-type="float">
            <text:p><text:s text:c="3"/>38,5 </text:p>
          </table:table-cell>
          <table:table-cell table:style-name="ce9" office:value-type="float" office:value="30.5094183938471" calcext:value-type="float">
            <text:p><text:s text:c="3"/>30,5 </text:p>
          </table:table-cell>
          <table:table-cell table:style-name="ce9" office:value-type="float" office:value="46.4448010822389" calcext:value-type="float">
            <text:p><text:s text:c="3"/>46,4 </text:p>
          </table:table-cell>
          <table:table-cell table:style-name="ce9" office:value-type="float" office:value="36.1752279715512" calcext:value-type="float">
            <text:p><text:s text:c="3"/>36,2 </text:p>
          </table:table-cell>
          <table:table-cell table:style-name="ce9" office:value-type="float" office:value="32.8594727138199" calcext:value-type="float">
            <text:p><text:s text:c="3"/>32,9 </text:p>
          </table:table-cell>
          <table:table-cell table:style-name="ce9" office:value-type="float" office:value="39.4909832292825" calcext:value-type="float">
            <text:p><text:s text:c="3"/>39,5 </text:p>
          </table:table-cell>
          <table:table-cell table:style-name="ce9" office:value-type="float" office:value="42.3027751611053" calcext:value-type="float">
            <text:p><text:s text:c="3"/>42,3 </text:p>
          </table:table-cell>
          <table:table-cell table:style-name="ce9" office:value-type="float" office:value="39.1664217108899" calcext:value-type="float">
            <text:p><text:s text:c="3"/>39,2 </text:p>
          </table:table-cell>
          <table:table-cell table:style-name="ce9" office:value-type="float" office:value="45.4391286113208" calcext:value-type="float">
            <text:p><text:s text:c="3"/>45,4 </text:p>
          </table:table-cell>
          <table:table-cell table:style-name="ce9" office:value-type="float" office:value="47.6982931500913" calcext:value-type="float">
            <text:p><text:s text:c="3"/>47,7 </text:p>
          </table:table-cell>
          <table:table-cell table:style-name="ce9" office:value-type="float" office:value="44.2806629798038" calcext:value-type="float">
            <text:p><text:s text:c="3"/>44,3 </text:p>
          </table:table-cell>
          <table:table-cell table:style-name="ce9" office:value-type="float" office:value="51.1159233203787" calcext:value-type="float">
            <text:p><text:s text:c="3"/>51,1 </text:p>
          </table:table-cell>
          <table:table-cell table:style-name="ce9" office:value-type="float" office:value="25.9676570435698" calcext:value-type="float">
            <text:p><text:s text:c="3"/>26,0 </text:p>
          </table:table-cell>
          <table:table-cell table:style-name="ce9" office:value-type="float" office:value="19.9845600619149" calcext:value-type="float">
            <text:p><text:s text:c="3"/>20,0 </text:p>
          </table:table-cell>
          <table:table-cell table:style-name="ce9" office:value-type="float" office:value="31.9507540252247" calcext:value-type="float">
            <text:p><text:s text:c="3"/>32,0 </text:p>
          </table:table-cell>
          <table:table-cell table:style-name="ce9" office:value-type="float" office:value="35.6787419681419" calcext:value-type="float">
            <text:p><text:s text:c="3"/>35,7 </text:p>
          </table:table-cell>
          <table:table-cell table:style-name="ce9" office:value-type="float" office:value="33.4417529010305" calcext:value-type="float">
            <text:p><text:s text:c="3"/>33,4 </text:p>
          </table:table-cell>
          <table:table-cell table:style-name="ce9" office:value-type="float" office:value="37.9157310352534" calcext:value-type="float">
            <text:p><text:s text:c="3"/>37,9 </text:p>
          </table:table-cell>
          <table:table-cell table:style-name="ce9" office:value-type="float" office:value="40.3585949089794" calcext:value-type="float">
            <text:p><text:s text:c="3"/>40,4 </text:p>
          </table:table-cell>
          <table:table-cell table:style-name="ce9" office:value-type="float" office:value="38.4150045685406" calcext:value-type="float">
            <text:p><text:s text:c="3"/>38,4 </text:p>
          </table:table-cell>
          <table:table-cell table:style-name="ce9" office:value-type="float" office:value="42.3021852494183" calcext:value-type="float">
            <text:p><text:s text:c="3"/>42,3 </text:p>
          </table:table-cell>
          <table:table-cell table:style-name="ce9" office:value-type="float" office:value="44.8202015453358" calcext:value-type="float">
            <text:p><text:s text:c="3"/>44,8 </text:p>
          </table:table-cell>
          <table:table-cell table:style-name="ce9" office:value-type="float" office:value="42.157465568817" calcext:value-type="float">
            <text:p><text:s text:c="3"/>42,2 </text:p>
          </table:table-cell>
          <table:table-cell table:style-name="ce9" office:value-type="float" office:value="47.4829375218546" calcext:value-type="float">
            <text:p><text:s text:c="3"/>47,5 </text:p>
          </table:table-cell>
          <table:table-cell table:style-name="ce9" office:value-type="float" office:value="29.1988223802825" calcext:value-type="float">
            <text:p><text:s text:c="3"/>29,2 </text:p>
          </table:table-cell>
          <table:table-cell table:style-name="ce9" office:value-type="float" office:value="24.904177093982" calcext:value-type="float">
            <text:p><text:s text:c="3"/>24,9 </text:p>
          </table:table-cell>
          <table:table-cell table:style-name="ce9" office:value-type="float" office:value="33.4934676665831" calcext:value-type="float">
            <text:p><text:s text:c="3"/>33,5 </text:p>
          </table:table-cell>
          <table:table-cell table:style-name="ce9" office:value-type="float" office:value="38.0860782890719" calcext:value-type="float">
            <text:p><text:s text:c="3"/>38,1 </text:p>
          </table:table-cell>
          <table:table-cell table:style-name="ce9" office:value-type="float" office:value="32.0729458567671" calcext:value-type="float">
            <text:p><text:s text:c="3"/>32,1 </text:p>
          </table:table-cell>
          <table:table-cell table:style-name="ce9" office:value-type="float" office:value="44.0992107213768" calcext:value-type="float">
            <text:p><text:s text:c="3"/>44,1 </text:p>
          </table:table-cell>
          <table:table-cell table:style-name="ce9" office:value-type="float" office:value="50.4396497089762" calcext:value-type="float">
            <text:p><text:s text:c="3"/>50,4 </text:p>
          </table:table-cell>
          <table:table-cell table:style-name="ce9" office:value-type="float" office:value="46.8661046885887" calcext:value-type="float">
            <text:p><text:s text:c="3"/>46,9 </text:p>
          </table:table-cell>
          <table:table-cell table:style-name="ce9" office:value-type="float" office:value="54.0131947293638" calcext:value-type="float">
            <text:p><text:s text:c="3"/>54,0 </text:p>
          </table:table-cell>
          <table:table-cell table:style-name="ce9" office:value-type="float" office:value="47.0523376716206" calcext:value-type="float">
            <text:p><text:s text:c="3"/>47,1 </text:p>
          </table:table-cell>
          <table:table-cell table:style-name="ce9" office:value-type="float" office:value="39.7605149106403" calcext:value-type="float">
            <text:p><text:s text:c="3"/>39,8 </text:p>
          </table:table-cell>
          <table:table-cell table:style-name="ce9" office:value-type="float" office:value="54.3441604326009" calcext:value-type="float">
            <text:p><text:s text:c="3"/>54,3 </text:p>
          </table:table-cell>
          <table:table-cell table:style-name="ce9" office:value-type="float" office:value="43.1422073675485" calcext:value-type="float">
            <text:p><text:s text:c="3"/>43,1 </text:p>
          </table:table-cell>
          <table:table-cell table:style-name="ce9" office:value-type="float" office:value="39.090109696919" calcext:value-type="float">
            <text:p><text:s text:c="3"/>39,1 </text:p>
          </table:table-cell>
          <table:table-cell table:style-name="ce9" office:value-type="float" office:value="47.194305038178" calcext:value-type="float">
            <text:p><text:s text:c="3"/>47,2 </text:p>
          </table:table-cell>
          <table:table-cell table:number-columns-repeated="963"/>
        </table:table-row>
        <table:table-row table:style-name="ro1">
          <table:table-cell office:value-type="string" calcext:value-type="string">
            <text:p>Cuiabá</text:p>
          </table:table-cell>
          <table:table-cell table:style-name="ce9" office:value-type="float" office:value="36.3785814333756" calcext:value-type="float">
            <text:p><text:s text:c="3"/>36,4 </text:p>
          </table:table-cell>
          <table:table-cell table:style-name="ce9" office:value-type="float" office:value="33.8983021412138" calcext:value-type="float">
            <text:p><text:s text:c="3"/>33,9 </text:p>
          </table:table-cell>
          <table:table-cell table:style-name="ce9" office:value-type="float" office:value="38.8588607255373" calcext:value-type="float">
            <text:p><text:s text:c="3"/>38,9 </text:p>
          </table:table-cell>
          <table:table-cell table:style-name="ce9" office:value-type="float" office:value="42.0889748021114" calcext:value-type="float">
            <text:p><text:s text:c="3"/>42,1 </text:p>
          </table:table-cell>
          <table:table-cell table:style-name="ce9" office:value-type="float" office:value="38.6883918552525" calcext:value-type="float">
            <text:p><text:s text:c="3"/>38,7 </text:p>
          </table:table-cell>
          <table:table-cell table:style-name="ce9" office:value-type="float" office:value="45.4895577489704" calcext:value-type="float">
            <text:p><text:s text:c="3"/>45,5 </text:p>
          </table:table-cell>
          <table:table-cell table:style-name="ce9" office:value-type="float" office:value="41.3520891183221" calcext:value-type="float">
            <text:p><text:s text:c="3"/>41,4 </text:p>
          </table:table-cell>
          <table:table-cell table:style-name="ce9" office:value-type="float" office:value="38.3021261145601" calcext:value-type="float">
            <text:p><text:s text:c="3"/>38,3 </text:p>
          </table:table-cell>
          <table:table-cell table:style-name="ce9" office:value-type="float" office:value="44.4020521220841" calcext:value-type="float">
            <text:p><text:s text:c="3"/>44,4 </text:p>
          </table:table-cell>
          <table:table-cell table:style-name="ce9" office:value-type="float" office:value="34.1231654177834" calcext:value-type="float">
            <text:p><text:s text:c="3"/>34,1 </text:p>
          </table:table-cell>
          <table:table-cell table:style-name="ce9" office:value-type="float" office:value="28.9937482626162" calcext:value-type="float">
            <text:p><text:s text:c="3"/>29,0 </text:p>
          </table:table-cell>
          <table:table-cell table:style-name="ce9" office:value-type="float" office:value="39.2525825729506" calcext:value-type="float">
            <text:p><text:s text:c="3"/>39,3 </text:p>
          </table:table-cell>
          <table:table-cell table:style-name="ce9" office:value-type="float" office:value="35.4518323305174" calcext:value-type="float">
            <text:p><text:s text:c="3"/>35,5 </text:p>
          </table:table-cell>
          <table:table-cell table:style-name="ce9" office:value-type="float" office:value="32.1436997419718" calcext:value-type="float">
            <text:p><text:s text:c="3"/>32,1 </text:p>
          </table:table-cell>
          <table:table-cell table:style-name="ce9" office:value-type="float" office:value="38.759964919063" calcext:value-type="float">
            <text:p><text:s text:c="3"/>38,8 </text:p>
          </table:table-cell>
          <table:table-cell table:style-name="ce9" office:value-type="float" office:value="42.0834715528232" calcext:value-type="float">
            <text:p><text:s text:c="3"/>42,1 </text:p>
          </table:table-cell>
          <table:table-cell table:style-name="ce9" office:value-type="float" office:value="37.1275058023901" calcext:value-type="float">
            <text:p><text:s text:c="3"/>37,1 </text:p>
          </table:table-cell>
          <table:table-cell table:style-name="ce9" office:value-type="float" office:value="47.0394373032562" calcext:value-type="float">
            <text:p><text:s text:c="3"/>47,0 </text:p>
          </table:table-cell>
          <table:table-cell table:style-name="ce9" office:value-type="float" office:value="40.0835216623369" calcext:value-type="float">
            <text:p><text:s text:c="3"/>40,1 </text:p>
          </table:table-cell>
          <table:table-cell table:style-name="ce9" office:value-type="float" office:value="35.7657448035975" calcext:value-type="float">
            <text:p><text:s text:c="3"/>35,8 </text:p>
          </table:table-cell>
          <table:table-cell table:style-name="ce9" office:value-type="float" office:value="44.4012985210764" calcext:value-type="float">
            <text:p><text:s text:c="3"/>44,4 </text:p>
          </table:table-cell>
          <table:table-cell table:style-name="ce9" office:value-type="float" office:value="29.2765723769398" calcext:value-type="float">
            <text:p><text:s text:c="3"/>29,3 </text:p>
          </table:table-cell>
          <table:table-cell table:style-name="ce9" office:value-type="float" office:value="19.8614390199394" calcext:value-type="float">
            <text:p><text:s text:c="3"/>19,9 </text:p>
          </table:table-cell>
          <table:table-cell table:style-name="ce9" office:value-type="float" office:value="38.6917057339402" calcext:value-type="float">
            <text:p><text:s text:c="3"/>38,7 </text:p>
          </table:table-cell>
          <table:table-cell table:style-name="ce9" office:value-type="float" office:value="37.1930294134307" calcext:value-type="float">
            <text:p><text:s text:c="3"/>37,2 </text:p>
          </table:table-cell>
          <table:table-cell table:style-name="ce9" office:value-type="float" office:value="33.2642303202162" calcext:value-type="float">
            <text:p><text:s text:c="3"/>33,3 </text:p>
          </table:table-cell>
          <table:table-cell table:style-name="ce9" office:value-type="float" office:value="41.1218285066452" calcext:value-type="float">
            <text:p><text:s text:c="3"/>41,1 </text:p>
          </table:table-cell>
          <table:table-cell table:style-name="ce9" office:value-type="float" office:value="42.0942420574086" calcext:value-type="float">
            <text:p><text:s text:c="3"/>42,1 </text:p>
          </table:table-cell>
          <table:table-cell table:style-name="ce9" office:value-type="float" office:value="38.5839192261537" calcext:value-type="float">
            <text:p><text:s text:c="3"/>38,6 </text:p>
          </table:table-cell>
          <table:table-cell table:style-name="ce9" office:value-type="float" office:value="45.6045648886634" calcext:value-type="float">
            <text:p><text:s text:c="3"/>45,6 </text:p>
          </table:table-cell>
          <table:table-cell table:style-name="ce9" office:value-type="float" office:value="42.5630049008852" calcext:value-type="float">
            <text:p><text:s text:c="3"/>42,6 </text:p>
          </table:table-cell>
          <table:table-cell table:style-name="ce9" office:value-type="float" office:value="38.9790185932898" calcext:value-type="float">
            <text:p><text:s text:c="3"/>39,0 </text:p>
          </table:table-cell>
          <table:table-cell table:style-name="ce9" office:value-type="float" office:value="46.1469912084806" calcext:value-type="float">
            <text:p><text:s text:c="3"/>46,1 </text:p>
          </table:table-cell>
          <table:table-cell table:style-name="ce9" office:value-type="float" office:value="38.8383297269654" calcext:value-type="float">
            <text:p><text:s text:c="3"/>38,8 </text:p>
          </table:table-cell>
          <table:table-cell table:style-name="ce9" office:value-type="float" office:value="32.219842008198" calcext:value-type="float">
            <text:p><text:s text:c="3"/>32,2 </text:p>
          </table:table-cell>
          <table:table-cell table:style-name="ce9" office:value-type="float" office:value="45.4568174457329" calcext:value-type="float">
            <text:p><text:s text:c="3"/>45,5 </text:p>
          </table:table-cell>
          <table:table-cell table:style-name="ce9" office:value-type="float" office:value="36.4858630768248" calcext:value-type="float">
            <text:p><text:s text:c="3"/>36,5 </text:p>
          </table:table-cell>
          <table:table-cell table:style-name="ce9" office:value-type="float" office:value="33.7412443386913" calcext:value-type="float">
            <text:p><text:s text:c="3"/>33,7 </text:p>
          </table:table-cell>
          <table:table-cell table:style-name="ce9" office:value-type="float" office:value="39.2304818149583" calcext:value-type="float">
            <text:p><text:s text:c="3"/>39,2 </text:p>
          </table:table-cell>
          <table:table-cell table:style-name="ce9" office:value-type="float" office:value="41.4901065036465" calcext:value-type="float">
            <text:p><text:s text:c="3"/>41,5 </text:p>
          </table:table-cell>
          <table:table-cell table:style-name="ce9" office:value-type="float" office:value="38.0140627467657" calcext:value-type="float">
            <text:p><text:s text:c="3"/>38,0 </text:p>
          </table:table-cell>
          <table:table-cell table:style-name="ce9" office:value-type="float" office:value="44.9661502605273" calcext:value-type="float">
            <text:p><text:s text:c="3"/>45,0 </text:p>
          </table:table-cell>
          <table:table-cell table:style-name="ce9" office:value-type="float" office:value="39.9679969769183" calcext:value-type="float">
            <text:p><text:s text:c="3"/>40,0 </text:p>
          </table:table-cell>
          <table:table-cell table:style-name="ce9" office:value-type="float" office:value="36.9946281653381" calcext:value-type="float">
            <text:p><text:s text:c="3"/>37,0 </text:p>
          </table:table-cell>
          <table:table-cell table:style-name="ce9" office:value-type="float" office:value="42.9413657884984" calcext:value-type="float">
            <text:p><text:s text:c="3"/>42,9 </text:p>
          </table:table-cell>
          <table:table-cell table:style-name="ce9" office:value-type="float" office:value="29.1592698837792" calcext:value-type="float">
            <text:p><text:s text:c="3"/>29,2 </text:p>
          </table:table-cell>
          <table:table-cell table:style-name="ce9" office:value-type="float" office:value="22.9029903070052" calcext:value-type="float">
            <text:p><text:s text:c="3"/>22,9 </text:p>
          </table:table-cell>
          <table:table-cell table:style-name="ce9" office:value-type="float" office:value="35.4155494605532" calcext:value-type="float">
            <text:p><text:s text:c="3"/>35,4 </text:p>
          </table:table-cell>
          <table:table-cell table:style-name="ce9" office:value-type="float" office:value="35.819259036946" calcext:value-type="float">
            <text:p><text:s text:c="3"/>35,8 </text:p>
          </table:table-cell>
          <table:table-cell table:style-name="ce9" office:value-type="float" office:value="30.3422658421663" calcext:value-type="float">
            <text:p><text:s text:c="3"/>30,3 </text:p>
          </table:table-cell>
          <table:table-cell table:style-name="ce9" office:value-type="float" office:value="41.2962522317257" calcext:value-type="float">
            <text:p><text:s text:c="3"/>41,3 </text:p>
          </table:table-cell>
          <table:table-cell table:style-name="ce9" office:value-type="float" office:value="44.1506928222714" calcext:value-type="float">
            <text:p><text:s text:c="3"/>44,2 </text:p>
          </table:table-cell>
          <table:table-cell table:style-name="ce9" office:value-type="float" office:value="34.9966247567973" calcext:value-type="float">
            <text:p><text:s text:c="3"/>35,0 </text:p>
          </table:table-cell>
          <table:table-cell table:style-name="ce9" office:value-type="float" office:value="53.3047608877455" calcext:value-type="float">
            <text:p><text:s text:c="3"/>53,3 </text:p>
          </table:table-cell>
          <table:table-cell table:style-name="ce9" office:value-type="float" office:value="46.5022621192675" calcext:value-type="float">
            <text:p><text:s text:c="3"/>46,5 </text:p>
          </table:table-cell>
          <table:table-cell table:style-name="ce9" office:value-type="float" office:value="38.6767097380369" calcext:value-type="float">
            <text:p><text:s text:c="3"/>38,7 </text:p>
          </table:table-cell>
          <table:table-cell table:style-name="ce9" office:value-type="float" office:value="54.3278145004982" calcext:value-type="float">
            <text:p><text:s text:c="3"/>54,3 </text:p>
          </table:table-cell>
          <table:table-cell table:style-name="ce9" office:value-type="float" office:value="47.8365252892036" calcext:value-type="float">
            <text:p><text:s text:c="3"/>47,8 </text:p>
          </table:table-cell>
          <table:table-cell table:style-name="ce9" office:value-type="float" office:value="38.8895425792458" calcext:value-type="float">
            <text:p><text:s text:c="3"/>38,9 </text:p>
          </table:table-cell>
          <table:table-cell table:style-name="ce9" office:value-type="float" office:value="56.7835079991613" calcext:value-type="float">
            <text:p><text:s text:c="3"/>56,8 </text:p>
          </table:table-cell>
          <table:table-cell table:number-columns-repeated="963"/>
        </table:table-row>
        <table:table-row table:style-name="ro1">
          <table:table-cell office:value-type="string" calcext:value-type="string">
            <text:p>Goiânia</text:p>
          </table:table-cell>
          <table:table-cell table:style-name="ce9" office:value-type="float" office:value="42.5392022991827" calcext:value-type="float">
            <text:p><text:s text:c="3"/>42,5 </text:p>
          </table:table-cell>
          <table:table-cell table:style-name="ce9" office:value-type="float" office:value="40.4711421190957" calcext:value-type="float">
            <text:p><text:s text:c="3"/>40,5 </text:p>
          </table:table-cell>
          <table:table-cell table:style-name="ce9" office:value-type="float" office:value="44.6072624792696" calcext:value-type="float">
            <text:p><text:s text:c="3"/>44,6 </text:p>
          </table:table-cell>
          <table:table-cell table:style-name="ce9" office:value-type="float" office:value="50.4784595457822" calcext:value-type="float">
            <text:p><text:s text:c="3"/>50,5 </text:p>
          </table:table-cell>
          <table:table-cell table:style-name="ce9" office:value-type="float" office:value="48.3190493460596" calcext:value-type="float">
            <text:p><text:s text:c="3"/>48,3 </text:p>
          </table:table-cell>
          <table:table-cell table:style-name="ce9" office:value-type="float" office:value="52.6378697455048" calcext:value-type="float">
            <text:p><text:s text:c="3"/>52,6 </text:p>
          </table:table-cell>
          <table:table-cell table:style-name="ce9" office:value-type="float" office:value="48.0941176694097" calcext:value-type="float">
            <text:p><text:s text:c="3"/>48,1 </text:p>
          </table:table-cell>
          <table:table-cell table:style-name="ce9" office:value-type="float" office:value="45.2272246245745" calcext:value-type="float">
            <text:p><text:s text:c="3"/>45,2 </text:p>
          </table:table-cell>
          <table:table-cell table:style-name="ce9" office:value-type="float" office:value="50.961010714245" calcext:value-type="float">
            <text:p><text:s text:c="3"/>51,0 </text:p>
          </table:table-cell>
          <table:table-cell table:style-name="ce9" office:value-type="float" office:value="37.0894312812119" calcext:value-type="float">
            <text:p><text:s text:c="3"/>37,1 </text:p>
          </table:table-cell>
          <table:table-cell table:style-name="ce9" office:value-type="float" office:value="32.833733540686" calcext:value-type="float">
            <text:p><text:s text:c="3"/>32,8 </text:p>
          </table:table-cell>
          <table:table-cell table:style-name="ce9" office:value-type="float" office:value="41.3451290217379" calcext:value-type="float">
            <text:p><text:s text:c="3"/>41,3 </text:p>
          </table:table-cell>
          <table:table-cell table:style-name="ce9" office:value-type="float" office:value="41.0011522420852" calcext:value-type="float">
            <text:p><text:s text:c="3"/>41,0 </text:p>
          </table:table-cell>
          <table:table-cell table:style-name="ce9" office:value-type="float" office:value="38.293426123017" calcext:value-type="float">
            <text:p><text:s text:c="3"/>38,3 </text:p>
          </table:table-cell>
          <table:table-cell table:style-name="ce9" office:value-type="float" office:value="43.7088783611534" calcext:value-type="float">
            <text:p><text:s text:c="3"/>43,7 </text:p>
          </table:table-cell>
          <table:table-cell table:style-name="ce9" office:value-type="float" office:value="50.1505101884055" calcext:value-type="float">
            <text:p><text:s text:c="3"/>50,2 </text:p>
          </table:table-cell>
          <table:table-cell table:style-name="ce9" office:value-type="float" office:value="47.5235733449171" calcext:value-type="float">
            <text:p><text:s text:c="3"/>47,5 </text:p>
          </table:table-cell>
          <table:table-cell table:style-name="ce9" office:value-type="float" office:value="52.7774470318938" calcext:value-type="float">
            <text:p><text:s text:c="3"/>52,8 </text:p>
          </table:table-cell>
          <table:table-cell table:style-name="ce9" office:value-type="float" office:value="47.1017510205837" calcext:value-type="float">
            <text:p><text:s text:c="3"/>47,1 </text:p>
          </table:table-cell>
          <table:table-cell table:style-name="ce9" office:value-type="float" office:value="43.1481357578662" calcext:value-type="float">
            <text:p><text:s text:c="3"/>43,1 </text:p>
          </table:table-cell>
          <table:table-cell table:style-name="ce9" office:value-type="float" office:value="51.0553662833012" calcext:value-type="float">
            <text:p><text:s text:c="3"/>51,1 </text:p>
          </table:table-cell>
          <table:table-cell table:style-name="ce9" office:value-type="float" office:value="39.3715504929986" calcext:value-type="float">
            <text:p><text:s text:c="3"/>39,4 </text:p>
          </table:table-cell>
          <table:table-cell table:style-name="ce9" office:value-type="float" office:value="33.1655830377049" calcext:value-type="float">
            <text:p><text:s text:c="3"/>33,2 </text:p>
          </table:table-cell>
          <table:table-cell table:style-name="ce9" office:value-type="float" office:value="45.5775179482923" calcext:value-type="float">
            <text:p><text:s text:c="3"/>45,6 </text:p>
          </table:table-cell>
          <table:table-cell table:style-name="ce9" office:value-type="float" office:value="44.0143507081749" calcext:value-type="float">
            <text:p><text:s text:c="3"/>44,0 </text:p>
          </table:table-cell>
          <table:table-cell table:style-name="ce9" office:value-type="float" office:value="41.3837497752427" calcext:value-type="float">
            <text:p><text:s text:c="3"/>41,4 </text:p>
          </table:table-cell>
          <table:table-cell table:style-name="ce9" office:value-type="float" office:value="46.6449516411071" calcext:value-type="float">
            <text:p><text:s text:c="3"/>46,6 </text:p>
          </table:table-cell>
          <table:table-cell table:style-name="ce9" office:value-type="float" office:value="50.828653732926" calcext:value-type="float">
            <text:p><text:s text:c="3"/>50,8 </text:p>
          </table:table-cell>
          <table:table-cell table:style-name="ce9" office:value-type="float" office:value="47.7149977431938" calcext:value-type="float">
            <text:p><text:s text:c="3"/>47,7 </text:p>
          </table:table-cell>
          <table:table-cell table:style-name="ce9" office:value-type="float" office:value="53.9423097226582" calcext:value-type="float">
            <text:p><text:s text:c="3"/>53,9 </text:p>
          </table:table-cell>
          <table:table-cell table:style-name="ce9" office:value-type="float" office:value="49.1364066918494" calcext:value-type="float">
            <text:p><text:s text:c="3"/>49,1 </text:p>
          </table:table-cell>
          <table:table-cell table:style-name="ce9" office:value-type="float" office:value="45.4320182735141" calcext:value-type="float">
            <text:p><text:s text:c="3"/>45,4 </text:p>
          </table:table-cell>
          <table:table-cell table:style-name="ce9" office:value-type="float" office:value="52.8407951101846" calcext:value-type="float">
            <text:p><text:s text:c="3"/>52,8 </text:p>
          </table:table-cell>
          <table:table-cell table:style-name="ce9" office:value-type="float" office:value="34.67942398548" calcext:value-type="float">
            <text:p><text:s text:c="3"/>34,7 </text:p>
          </table:table-cell>
          <table:table-cell table:style-name="ce9" office:value-type="float" office:value="29.8509680074807" calcext:value-type="float">
            <text:p><text:s text:c="3"/>29,9 </text:p>
          </table:table-cell>
          <table:table-cell table:style-name="ce9" office:value-type="float" office:value="39.5078799634794" calcext:value-type="float">
            <text:p><text:s text:c="3"/>39,5 </text:p>
          </table:table-cell>
          <table:table-cell table:style-name="ce9" office:value-type="float" office:value="40.7370468569073" calcext:value-type="float">
            <text:p><text:s text:c="3"/>40,7 </text:p>
          </table:table-cell>
          <table:table-cell table:style-name="ce9" office:value-type="float" office:value="38.2589643463892" calcext:value-type="float">
            <text:p><text:s text:c="3"/>38,3 </text:p>
          </table:table-cell>
          <table:table-cell table:style-name="ce9" office:value-type="float" office:value="43.2151293674254" calcext:value-type="float">
            <text:p><text:s text:c="3"/>43,2 </text:p>
          </table:table-cell>
          <table:table-cell table:style-name="ce9" office:value-type="float" office:value="48.1150148937348" calcext:value-type="float">
            <text:p><text:s text:c="3"/>48,1 </text:p>
          </table:table-cell>
          <table:table-cell table:style-name="ce9" office:value-type="float" office:value="45.8751445513296" calcext:value-type="float">
            <text:p><text:s text:c="3"/>45,9 </text:p>
          </table:table-cell>
          <table:table-cell table:style-name="ce9" office:value-type="float" office:value="50.3548852361399" calcext:value-type="float">
            <text:p><text:s text:c="3"/>50,4 </text:p>
          </table:table-cell>
          <table:table-cell table:style-name="ce9" office:value-type="float" office:value="44.6958195087857" calcext:value-type="float">
            <text:p><text:s text:c="3"/>44,7 </text:p>
          </table:table-cell>
          <table:table-cell table:style-name="ce9" office:value-type="float" office:value="41.0817384244327" calcext:value-type="float">
            <text:p><text:s text:c="3"/>41,1 </text:p>
          </table:table-cell>
          <table:table-cell table:style-name="ce9" office:value-type="float" office:value="48.3099005931387" calcext:value-type="float">
            <text:p><text:s text:c="3"/>48,3 </text:p>
          </table:table-cell>
          <table:table-cell table:style-name="ce9" office:value-type="float" office:value="31.1901917703287" calcext:value-type="float">
            <text:p><text:s text:c="3"/>31,2 </text:p>
          </table:table-cell>
          <table:table-cell table:style-name="ce9" office:value-type="float" office:value="25.4735039305974" calcext:value-type="float">
            <text:p><text:s text:c="3"/>25,5 </text:p>
          </table:table-cell>
          <table:table-cell table:style-name="ce9" office:value-type="float" office:value="36.9068796100601" calcext:value-type="float">
            <text:p><text:s text:c="3"/>36,9 </text:p>
          </table:table-cell>
          <table:table-cell table:style-name="ce9" office:value-type="float" office:value="46.7621341896665" calcext:value-type="float">
            <text:p><text:s text:c="3"/>46,8 </text:p>
          </table:table-cell>
          <table:table-cell table:style-name="ce9" office:value-type="float" office:value="43.0686303975141" calcext:value-type="float">
            <text:p><text:s text:c="3"/>43,1 </text:p>
          </table:table-cell>
          <table:table-cell table:style-name="ce9" office:value-type="float" office:value="50.4556379818188" calcext:value-type="float">
            <text:p><text:s text:c="3"/>50,5 </text:p>
          </table:table-cell>
          <table:table-cell table:style-name="ce9" office:value-type="float" office:value="55.3338240363102" calcext:value-type="float">
            <text:p><text:s text:c="3"/>55,3 </text:p>
          </table:table-cell>
          <table:table-cell table:style-name="ce9" office:value-type="float" office:value="51.7148595568114" calcext:value-type="float">
            <text:p><text:s text:c="3"/>51,7 </text:p>
          </table:table-cell>
          <table:table-cell table:style-name="ce9" office:value-type="float" office:value="58.952788515809" calcext:value-type="float">
            <text:p><text:s text:c="3"/>59,0 </text:p>
          </table:table-cell>
          <table:table-cell table:style-name="ce9" office:value-type="float" office:value="54.0584833512406" calcext:value-type="float">
            <text:p><text:s text:c="3"/>54,1 </text:p>
          </table:table-cell>
          <table:table-cell table:style-name="ce9" office:value-type="float" office:value="50.5554792373374" calcext:value-type="float">
            <text:p><text:s text:c="3"/>50,6 </text:p>
          </table:table-cell>
          <table:table-cell table:style-name="ce9" office:value-type="float" office:value="57.5614874651437" calcext:value-type="float">
            <text:p><text:s text:c="3"/>57,6 </text:p>
          </table:table-cell>
          <table:table-cell table:style-name="ce9" office:value-type="float" office:value="47.0758073899933" calcext:value-type="float">
            <text:p><text:s text:c="3"/>47,1 </text:p>
          </table:table-cell>
          <table:table-cell table:style-name="ce9" office:value-type="float" office:value="41.7594167344519" calcext:value-type="float">
            <text:p><text:s text:c="3"/>41,8 </text:p>
          </table:table-cell>
          <table:table-cell table:style-name="ce9" office:value-type="float" office:value="52.3921980455347" calcext:value-type="float">
            <text:p><text:s text:c="3"/>52,4 </text:p>
          </table:table-cell>
          <table:table-cell table:number-columns-repeated="963"/>
        </table:table-row>
        <table:table-row table:style-name="ro1">
          <table:table-cell office:value-type="string" calcext:value-type="string">
            <text:p>Brasília</text:p>
          </table:table-cell>
          <table:table-cell table:style-name="ce9" office:value-type="float" office:value="36.1726304573616" calcext:value-type="float">
            <text:p><text:s text:c="3"/>36,2 </text:p>
          </table:table-cell>
          <table:table-cell table:style-name="ce9" office:value-type="float" office:value="33.7731506631944" calcext:value-type="float">
            <text:p><text:s text:c="3"/>33,8 </text:p>
          </table:table-cell>
          <table:table-cell table:style-name="ce9" office:value-type="float" office:value="38.5721102515289" calcext:value-type="float">
            <text:p><text:s text:c="3"/>38,6 </text:p>
          </table:table-cell>
          <table:table-cell table:style-name="ce9" office:value-type="float" office:value="45.1071779323679" calcext:value-type="float">
            <text:p><text:s text:c="3"/>45,1 </text:p>
          </table:table-cell>
          <table:table-cell table:style-name="ce9" office:value-type="float" office:value="42.530972568222" calcext:value-type="float">
            <text:p><text:s text:c="3"/>42,5 </text:p>
          </table:table-cell>
          <table:table-cell table:style-name="ce9" office:value-type="float" office:value="47.6833832965138" calcext:value-type="float">
            <text:p><text:s text:c="3"/>47,7 </text:p>
          </table:table-cell>
          <table:table-cell table:style-name="ce9" office:value-type="float" office:value="43.9652141378496" calcext:value-type="float">
            <text:p><text:s text:c="3"/>44,0 </text:p>
          </table:table-cell>
          <table:table-cell table:style-name="ce9" office:value-type="float" office:value="40.9638803697805" calcext:value-type="float">
            <text:p><text:s text:c="3"/>41,0 </text:p>
          </table:table-cell>
          <table:table-cell table:style-name="ce9" office:value-type="float" office:value="46.9665479059186" calcext:value-type="float">
            <text:p><text:s text:c="3"/>47,0 </text:p>
          </table:table-cell>
          <table:table-cell table:style-name="ce9" office:value-type="float" office:value="31.6765177719064" calcext:value-type="float">
            <text:p><text:s text:c="3"/>31,7 </text:p>
          </table:table-cell>
          <table:table-cell table:style-name="ce9" office:value-type="float" office:value="28.8860624223207" calcext:value-type="float">
            <text:p><text:s text:c="3"/>28,9 </text:p>
          </table:table-cell>
          <table:table-cell table:style-name="ce9" office:value-type="float" office:value="34.4669731214921" calcext:value-type="float">
            <text:p><text:s text:c="3"/>34,5 </text:p>
          </table:table-cell>
          <table:table-cell table:style-name="ce9" office:value-type="float" office:value="37.9949761817091" calcext:value-type="float">
            <text:p><text:s text:c="3"/>38,0 </text:p>
          </table:table-cell>
          <table:table-cell table:style-name="ce9" office:value-type="float" office:value="35.3178738265171" calcext:value-type="float">
            <text:p><text:s text:c="3"/>35,3 </text:p>
          </table:table-cell>
          <table:table-cell table:style-name="ce9" office:value-type="float" office:value="40.6720785369011" calcext:value-type="float">
            <text:p><text:s text:c="3"/>40,7 </text:p>
          </table:table-cell>
          <table:table-cell table:style-name="ce9" office:value-type="float" office:value="44.766898129571" calcext:value-type="float">
            <text:p><text:s text:c="3"/>44,8 </text:p>
          </table:table-cell>
          <table:table-cell table:style-name="ce9" office:value-type="float" office:value="41.3489810223981" calcext:value-type="float">
            <text:p><text:s text:c="3"/>41,3 </text:p>
          </table:table-cell>
          <table:table-cell table:style-name="ce9" office:value-type="float" office:value="48.1848152367439" calcext:value-type="float">
            <text:p><text:s text:c="3"/>48,2 </text:p>
          </table:table-cell>
          <table:table-cell table:style-name="ce9" office:value-type="float" office:value="44.829634368187" calcext:value-type="float">
            <text:p><text:s text:c="3"/>44,8 </text:p>
          </table:table-cell>
          <table:table-cell table:style-name="ce9" office:value-type="float" office:value="41.573149529398" calcext:value-type="float">
            <text:p><text:s text:c="3"/>41,6 </text:p>
          </table:table-cell>
          <table:table-cell table:style-name="ce9" office:value-type="float" office:value="48.086119206976" calcext:value-type="float">
            <text:p><text:s text:c="3"/>48,1 </text:p>
          </table:table-cell>
          <table:table-cell table:style-name="ce9" office:value-type="float" office:value="32.3581094820924" calcext:value-type="float">
            <text:p><text:s text:c="3"/>32,4 </text:p>
          </table:table-cell>
          <table:table-cell table:style-name="ce9" office:value-type="float" office:value="27.7973794932049" calcext:value-type="float">
            <text:p><text:s text:c="3"/>27,8 </text:p>
          </table:table-cell>
          <table:table-cell table:style-name="ce9" office:value-type="float" office:value="36.9188394709799" calcext:value-type="float">
            <text:p><text:s text:c="3"/>36,9 </text:p>
          </table:table-cell>
          <table:table-cell table:style-name="ce9" office:value-type="float" office:value="34.6758053395404" calcext:value-type="float">
            <text:p><text:s text:c="3"/>34,7 </text:p>
          </table:table-cell>
          <table:table-cell table:style-name="ce9" office:value-type="float" office:value="31.4311549459052" calcext:value-type="float">
            <text:p><text:s text:c="3"/>31,4 </text:p>
          </table:table-cell>
          <table:table-cell table:style-name="ce9" office:value-type="float" office:value="37.9204557331756" calcext:value-type="float">
            <text:p><text:s text:c="3"/>37,9 </text:p>
          </table:table-cell>
          <table:table-cell table:style-name="ce9" office:value-type="float" office:value="45.4130813672608" calcext:value-type="float">
            <text:p><text:s text:c="3"/>45,4 </text:p>
          </table:table-cell>
          <table:table-cell table:style-name="ce9" office:value-type="float" office:value="42.4525791282758" calcext:value-type="float">
            <text:p><text:s text:c="3"/>42,5 </text:p>
          </table:table-cell>
          <table:table-cell table:style-name="ce9" office:value-type="float" office:value="48.3735836062457" calcext:value-type="float">
            <text:p><text:s text:c="3"/>48,4 </text:p>
          </table:table-cell>
          <table:table-cell table:style-name="ce9" office:value-type="float" office:value="43.194079003628" calcext:value-type="float">
            <text:p><text:s text:c="3"/>43,2 </text:p>
          </table:table-cell>
          <table:table-cell table:style-name="ce9" office:value-type="float" office:value="38.7649164957225" calcext:value-type="float">
            <text:p><text:s text:c="3"/>38,8 </text:p>
          </table:table-cell>
          <table:table-cell table:style-name="ce9" office:value-type="float" office:value="47.6232415115334" calcext:value-type="float">
            <text:p><text:s text:c="3"/>47,6 </text:p>
          </table:table-cell>
          <table:table-cell table:style-name="ce9" office:value-type="float" office:value="31.0002945501648" calcext:value-type="float">
            <text:p><text:s text:c="3"/>31,0 </text:p>
          </table:table-cell>
          <table:table-cell table:style-name="ce9" office:value-type="float" office:value="26.440128127462" calcext:value-type="float">
            <text:p><text:s text:c="3"/>26,4 </text:p>
          </table:table-cell>
          <table:table-cell table:style-name="ce9" office:value-type="float" office:value="35.5604609728677" calcext:value-type="float">
            <text:p><text:s text:c="3"/>35,6 </text:p>
          </table:table-cell>
          <table:table-cell table:style-name="ce9" office:value-type="float" office:value="33.6190191916166" calcext:value-type="float">
            <text:p><text:s text:c="3"/>33,6 </text:p>
          </table:table-cell>
          <table:table-cell table:style-name="ce9" office:value-type="float" office:value="31.1024744291355" calcext:value-type="float">
            <text:p><text:s text:c="3"/>31,1 </text:p>
          </table:table-cell>
          <table:table-cell table:style-name="ce9" office:value-type="float" office:value="36.1355639540977" calcext:value-type="float">
            <text:p><text:s text:c="3"/>36,1 </text:p>
          </table:table-cell>
          <table:table-cell table:style-name="ce9" office:value-type="float" office:value="43.4933569643031" calcext:value-type="float">
            <text:p><text:s text:c="3"/>43,5 </text:p>
          </table:table-cell>
          <table:table-cell table:style-name="ce9" office:value-type="float" office:value="40.5796122071553" calcext:value-type="float">
            <text:p><text:s text:c="3"/>40,6 </text:p>
          </table:table-cell>
          <table:table-cell table:style-name="ce9" office:value-type="float" office:value="46.4071017214509" calcext:value-type="float">
            <text:p><text:s text:c="3"/>46,4 </text:p>
          </table:table-cell>
          <table:table-cell table:style-name="ce9" office:value-type="float" office:value="40.9297997901964" calcext:value-type="float">
            <text:p><text:s text:c="3"/>40,9 </text:p>
          </table:table-cell>
          <table:table-cell table:style-name="ce9" office:value-type="float" office:value="38.1216802884751" calcext:value-type="float">
            <text:p><text:s text:c="3"/>38,1 </text:p>
          </table:table-cell>
          <table:table-cell table:style-name="ce9" office:value-type="float" office:value="43.7379192919178" calcext:value-type="float">
            <text:p><text:s text:c="3"/>43,7 </text:p>
          </table:table-cell>
          <table:table-cell table:style-name="ce9" office:value-type="float" office:value="27.7859060942097" calcext:value-type="float">
            <text:p><text:s text:c="3"/>27,8 </text:p>
          </table:table-cell>
          <table:table-cell table:style-name="ce9" office:value-type="float" office:value="24.7614726374663" calcext:value-type="float">
            <text:p><text:s text:c="3"/>24,8 </text:p>
          </table:table-cell>
          <table:table-cell table:style-name="ce9" office:value-type="float" office:value="30.8103395509531" calcext:value-type="float">
            <text:p><text:s text:c="3"/>30,8 </text:p>
          </table:table-cell>
          <table:table-cell table:style-name="ce9" office:value-type="float" office:value="44.3816665405337" calcext:value-type="float">
            <text:p><text:s text:c="3"/>44,4 </text:p>
          </table:table-cell>
          <table:table-cell table:style-name="ce9" office:value-type="float" office:value="39.2544346722141" calcext:value-type="float">
            <text:p><text:s text:c="3"/>39,3 </text:p>
          </table:table-cell>
          <table:table-cell table:style-name="ce9" office:value-type="float" office:value="49.5088984088534" calcext:value-type="float">
            <text:p><text:s text:c="3"/>49,5 </text:p>
          </table:table-cell>
          <table:table-cell table:style-name="ce9" office:value-type="float" office:value="49.8888114188539" calcext:value-type="float">
            <text:p><text:s text:c="3"/>49,9 </text:p>
          </table:table-cell>
          <table:table-cell table:style-name="ce9" office:value-type="float" office:value="45.2618677067741" calcext:value-type="float">
            <text:p><text:s text:c="3"/>45,3 </text:p>
          </table:table-cell>
          <table:table-cell table:style-name="ce9" office:value-type="float" office:value="54.5157551309338" calcext:value-type="float">
            <text:p><text:s text:c="3"/>54,5 </text:p>
          </table:table-cell>
          <table:table-cell table:style-name="ce9" office:value-type="float" office:value="53.1287262675546" calcext:value-type="float">
            <text:p><text:s text:c="3"/>53,1 </text:p>
          </table:table-cell>
          <table:table-cell table:style-name="ce9" office:value-type="float" office:value="47.7343077991201" calcext:value-type="float">
            <text:p><text:s text:c="3"/>47,7 </text:p>
          </table:table-cell>
          <table:table-cell table:style-name="ce9" office:value-type="float" office:value="58.5231447359891" calcext:value-type="float">
            <text:p><text:s text:c="3"/>58,5 </text:p>
          </table:table-cell>
          <table:table-cell table:style-name="ce9" office:value-type="float" office:value="43.5356273631951" calcext:value-type="float">
            <text:p><text:s text:c="3"/>43,5 </text:p>
          </table:table-cell>
          <table:table-cell table:style-name="ce9" office:value-type="float" office:value="37.219692428591" calcext:value-type="float">
            <text:p><text:s text:c="3"/>37,2 </text:p>
          </table:table-cell>
          <table:table-cell table:style-name="ce9" office:value-type="float" office:value="49.8515622977992" calcext:value-type="float">
            <text:p><text:s text:c="3"/>49,9 </text:p>
          </table:table-cell>
          <table:table-cell table:number-columns-repeated="963"/>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60"/>
          <table:table-cell table:number-columns-repeated="963"/>
        </table:table-row>
        <table:table-row table:style-name="ro1">
          <table:table-cell office:value-type="string" calcext:value-type="string">
            <text:p>Notas </text:p>
          </table:table-cell>
          <table:table-cell table:number-columns-repeated="1023"/>
        </table:table-row>
        <table:table-row table:style-name="ro1">
          <table:table-cell table:style-name="ce13" office:value-type="string" calcext:value-type="string">
            <text:p>Na definição de 'legumes e/ou verduras' não estão contemplados batata e aipim (mandioca/macaxeira).</text:p>
          </table:table-cell>
          <table:table-cell table:number-columns-repeated="1023"/>
        </table:table-row>
        <table:table-row table:style-name="ro1">
          <table:table-cell table:style-name="ce13" office:value-type="string" calcext:value-type="string">
            <text:p>Em 2009, constam entre os exemplos de ‘legumes e verduras’, couve, abóbora, chuchu, espinafre etc.</text:p>
          </table:table-cell>
          <table:table-cell table:number-columns-repeated="1023"/>
        </table:table-row>
        <table:table-row table:style-name="ro1">
          <table:table-cell table:style-name="ce13" office:value-type="string" calcext:value-type="string">
            <text:p>Em 2012, constam entre os exemplos de ‘legumes e verduras crus ou cozidos’, couve, tomate, alface, abóbora, chuchu, brócolis, espinafre, etc.</text:p>
          </table:table-cell>
          <table:table-cell table:number-columns-repeated="1023"/>
        </table:table-row>
        <table:table-row table:style-name="ro1">
          <table:table-cell table:style-name="ce13" office:value-type="string" calcext:value-type="string">
            <text:p>Em 2015, constam entre os exemplos de ‘legumes ou verduras’, alface, abóbora, brócolis, cebola, cenoura, chuchu, couve, espinafre, pepino, tomate etc.</text:p>
          </table:table-cell>
          <table:table-cell table:number-columns-repeated="1023"/>
        </table:table-row>
        <table:table-row table:style-name="ro1">
          <table:table-cell table:style-name="ce13" office:value-type="string" calcext:value-type="string">
            <text:p>Em 2019, exemplos de "legumes e verduras" foram substituídos por fotografia no questionário eletrônico.</text:p>
          </table:table-cell>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5.5" table:style-name="ta5">
        <table:table-column table:style-name="co1" table:default-cell-style-name="ce4"/>
        <table:table-column table:style-name="co2" table:number-columns-repeated="60" table:default-cell-style-name="ce4"/>
        <table:table-column table:style-name="co3" table:number-columns-repeated="196" table:default-cell-style-name="ce11"/>
        <table:table-column table:style-name="co3" table:number-columns-repeated="767" table:default-cell-style-name="Default"/>
        <table:table-row table:style-name="ro1">
          <table:table-cell table:style-name="ce1" office:value-type="string" calcext:value-type="string" table:number-columns-spanned="61" table:number-rows-spanned="2">
            <text:p>Tabela 5.5 - Percentual de escolares do 9º ano do Ensino Fundamental com consumo de alimento marcador de alimentação saudável (feijão) igual ou superior a cinco dias nos sete dias anteriores à pesquisa, por sexo e dependência administrativa da escola, com indicação do intervalo de confiança de 95%, segundo os Municípios das Capitais - 2009/2019</text:p>
          </table:table-cell>
          <table:covered-table-cell table:number-columns-repeated="60" table:style-name="ce1"/>
          <table:table-cell table:number-columns-repeated="963"/>
        </table:table-row>
        <table:table-row table:style-name="ro1">
          <table:covered-table-cell table:number-columns-repeated="61" table:style-name="ce1"/>
          <table:table-cell table:number-columns-repeated="963"/>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60" table:number-rows-spanned="1">
            <text:p>Percentual de escolares do 9º ano do Ensino Fundamental com consumo de alimento marcador de alimentação saudável (feijão) igual ou superior a cinco dias nos sete dias anteriores à pesquisa (%)</text:p>
          </table:table-cell>
          <table:covered-table-cell table:number-columns-repeated="59" table:style-name="ce6"/>
          <table:table-cell table:number-columns-repeated="963"/>
        </table:table-row>
        <table:table-row table:style-name="ro1">
          <table:covered-table-cell table:style-name="ce2"/>
          <table:table-cell table:style-name="ce7" office:value-type="string" calcext:value-type="string" table:number-columns-spanned="12" table:number-rows-spanned="2">
            <text:p>Total</text:p>
          </table:table-cell>
          <table:covered-table-cell table:number-columns-repeated="11" table:style-name="ce7"/>
          <table:table-cell table:style-name="ce10" office:value-type="string" calcext:value-type="string" table:number-columns-spanned="24" table:number-rows-spanned="1">
            <text:p>Sexo</text:p>
          </table:table-cell>
          <table:covered-table-cell table:number-columns-repeated="23" table:style-name="ce10"/>
          <table:table-cell table:style-name="ce6" office:value-type="string" calcext:value-type="string" table:number-columns-spanned="24" table:number-rows-spanned="1">
            <text:p>Dependência Administrativa</text:p>
          </table:table-cell>
          <table:covered-table-cell table:number-columns-repeated="23" table:style-name="ce6"/>
          <table:table-cell table:number-columns-repeated="963"/>
        </table:table-row>
        <table:table-row table:style-name="ro1">
          <table:covered-table-cell table:style-name="ce2"/>
          <table:covered-table-cell table:number-columns-repeated="12" table:style-name="ce7"/>
          <table:table-cell table:style-name="ce10" office:value-type="string" calcext:value-type="string" table:number-columns-spanned="12" table:number-rows-spanned="1">
            <text:p>Homem</text:p>
          </table:table-cell>
          <table:covered-table-cell table:number-columns-repeated="11" table:style-name="ce10"/>
          <table:table-cell table:style-name="ce10" office:value-type="string" calcext:value-type="string" table:number-columns-spanned="12" table:number-rows-spanned="1">
            <text:p>Mulher</text:p>
          </table:table-cell>
          <table:covered-table-cell table:number-columns-repeated="11" table:style-name="ce10"/>
          <table:table-cell table:style-name="ce10" office:value-type="string" calcext:value-type="string" table:number-columns-spanned="12" table:number-rows-spanned="1">
            <text:p>Pública</text:p>
          </table:table-cell>
          <table:covered-table-cell table:number-columns-repeated="11" table:style-name="ce10"/>
          <table:table-cell table:style-name="ce6" office:value-type="string" calcext:value-type="string" table:number-columns-spanned="12" table:number-rows-spanned="1">
            <text:p>Privada</text:p>
          </table:table-cell>
          <table:covered-table-cell table:number-columns-repeated="11" table:style-name="ce6"/>
          <table:table-cell table:number-columns-repeated="963"/>
        </table:table-row>
        <table:table-row table:style-name="ro1">
          <table:covered-table-cell table:style-name="ce2"/>
          <table:table-cell table:style-name="ce7" office:value-type="float" office:value="2009" calcext:value-type="float" table:number-columns-spanned="3" table:number-rows-spanned="1">
            <text:p>2009</text:p>
          </table:table-cell>
          <table:covered-table-cell table:number-columns-repeated="2" table:style-name="ce7"/>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63"/>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table-cell table:style-name="ce3" office:value-type="string" calcext:value-type="string">
            <text:p>Total das Capitais</text:p>
          </table:table-cell>
          <table:table-cell table:style-name="ce8" office:value-type="float" office:value="61.8174732413772" calcext:value-type="float">
            <text:p><text:s text:c="3"/>61,8 </text:p>
          </table:table-cell>
          <table:table-cell table:style-name="ce8" office:value-type="float" office:value="60.7698163028335" calcext:value-type="float">
            <text:p><text:s text:c="3"/>60,8 </text:p>
          </table:table-cell>
          <table:table-cell table:style-name="ce8" office:value-type="float" office:value="62.8651301799208" calcext:value-type="float">
            <text:p><text:s text:c="3"/>62,9 </text:p>
          </table:table-cell>
          <table:table-cell table:style-name="ce8" office:value-type="float" office:value="59.9614316145146" calcext:value-type="float">
            <text:p><text:s text:c="3"/>60,0 </text:p>
          </table:table-cell>
          <table:table-cell table:style-name="ce8" office:value-type="float" office:value="58.4455923093034" calcext:value-type="float">
            <text:p><text:s text:c="3"/>58,4 </text:p>
          </table:table-cell>
          <table:table-cell table:style-name="ce8" office:value-type="float" office:value="61.4772709197257" calcext:value-type="float">
            <text:p><text:s text:c="3"/>61,5 </text:p>
          </table:table-cell>
          <table:table-cell table:style-name="ce8" office:value-type="float" office:value="56.2073607347609" calcext:value-type="float">
            <text:p><text:s text:c="3"/>56,2 </text:p>
          </table:table-cell>
          <table:table-cell table:style-name="ce8" office:value-type="float" office:value="54.8358648217132" calcext:value-type="float">
            <text:p><text:s text:c="3"/>54,8 </text:p>
          </table:table-cell>
          <table:table-cell table:style-name="ce8" office:value-type="float" office:value="57.5788566478085" calcext:value-type="float">
            <text:p><text:s text:c="3"/>57,6 </text:p>
          </table:table-cell>
          <table:table-cell table:style-name="ce8" office:value-type="float" office:value="53.9126679920782" calcext:value-type="float">
            <text:p><text:s text:c="3"/>53,9 </text:p>
          </table:table-cell>
          <table:table-cell table:style-name="ce8" office:value-type="float" office:value="52.3459647883396" calcext:value-type="float">
            <text:p><text:s text:c="3"/>52,3 </text:p>
          </table:table-cell>
          <table:table-cell table:style-name="ce8" office:value-type="float" office:value="55.4793711958168" calcext:value-type="float">
            <text:p><text:s text:c="3"/>55,5 </text:p>
          </table:table-cell>
          <table:table-cell table:style-name="ce8" office:value-type="float" office:value="67.3345185686814" calcext:value-type="float">
            <text:p><text:s text:c="3"/>67,3 </text:p>
          </table:table-cell>
          <table:table-cell table:style-name="ce8" office:value-type="float" office:value="66.2924965349298" calcext:value-type="float">
            <text:p><text:s text:c="3"/>66,3 </text:p>
          </table:table-cell>
          <table:table-cell table:style-name="ce8" office:value-type="float" office:value="68.376540602433" calcext:value-type="float">
            <text:p><text:s text:c="3"/>68,4 </text:p>
          </table:table-cell>
          <table:table-cell table:style-name="ce8" office:value-type="float" office:value="65.8674615748838" calcext:value-type="float">
            <text:p><text:s text:c="3"/>65,9 </text:p>
          </table:table-cell>
          <table:table-cell table:style-name="ce8" office:value-type="float" office:value="64.2060437883996" calcext:value-type="float">
            <text:p><text:s text:c="3"/>64,2 </text:p>
          </table:table-cell>
          <table:table-cell table:style-name="ce8" office:value-type="float" office:value="67.5288793613679" calcext:value-type="float">
            <text:p><text:s text:c="3"/>67,5 </text:p>
          </table:table-cell>
          <table:table-cell table:style-name="ce8" office:value-type="float" office:value="61.1023093750979" calcext:value-type="float">
            <text:p><text:s text:c="3"/>61,1 </text:p>
          </table:table-cell>
          <table:table-cell table:style-name="ce8" office:value-type="float" office:value="59.6187428472443" calcext:value-type="float">
            <text:p><text:s text:c="3"/>59,6 </text:p>
          </table:table-cell>
          <table:table-cell table:style-name="ce8" office:value-type="float" office:value="62.5858759029515" calcext:value-type="float">
            <text:p><text:s text:c="3"/>62,6 </text:p>
          </table:table-cell>
          <table:table-cell table:style-name="ce8" office:value-type="float" office:value="60.532300754506" calcext:value-type="float">
            <text:p><text:s text:c="3"/>60,5 </text:p>
          </table:table-cell>
          <table:table-cell table:style-name="ce8" office:value-type="float" office:value="57.8183103113458" calcext:value-type="float">
            <text:p><text:s text:c="3"/>57,8 </text:p>
          </table:table-cell>
          <table:table-cell table:style-name="ce8" office:value-type="float" office:value="63.2462911976662" calcext:value-type="float">
            <text:p><text:s text:c="3"/>63,2 </text:p>
          </table:table-cell>
          <table:table-cell table:style-name="ce8" office:value-type="float" office:value="56.8339006937382" calcext:value-type="float">
            <text:p><text:s text:c="3"/>56,8 </text:p>
          </table:table-cell>
          <table:table-cell table:style-name="ce8" office:value-type="float" office:value="55.4819345802448" calcext:value-type="float">
            <text:p><text:s text:c="3"/>55,5 </text:p>
          </table:table-cell>
          <table:table-cell table:style-name="ce8" office:value-type="float" office:value="58.1858668072316" calcext:value-type="float">
            <text:p><text:s text:c="3"/>58,2 </text:p>
          </table:table-cell>
          <table:table-cell table:style-name="ce8" office:value-type="float" office:value="54.2532748404903" calcext:value-type="float">
            <text:p><text:s text:c="3"/>54,3 </text:p>
          </table:table-cell>
          <table:table-cell table:style-name="ce8" office:value-type="float" office:value="52.5785590224689" calcext:value-type="float">
            <text:p><text:s text:c="3"/>52,6 </text:p>
          </table:table-cell>
          <table:table-cell table:style-name="ce8" office:value-type="float" office:value="55.9279906585116" calcext:value-type="float">
            <text:p><text:s text:c="3"/>55,9 </text:p>
          </table:table-cell>
          <table:table-cell table:style-name="ce8" office:value-type="float" office:value="51.4662847373353" calcext:value-type="float">
            <text:p><text:s text:c="3"/>51,5 </text:p>
          </table:table-cell>
          <table:table-cell table:style-name="ce8" office:value-type="float" office:value="49.7640245215967" calcext:value-type="float">
            <text:p><text:s text:c="3"/>49,8 </text:p>
          </table:table-cell>
          <table:table-cell table:style-name="ce8" office:value-type="float" office:value="53.1685449530739" calcext:value-type="float">
            <text:p><text:s text:c="3"/>53,2 </text:p>
          </table:table-cell>
          <table:table-cell table:style-name="ce8" office:value-type="float" office:value="47.5391811832297" calcext:value-type="float">
            <text:p><text:s text:c="3"/>47,5 </text:p>
          </table:table-cell>
          <table:table-cell table:style-name="ce8" office:value-type="float" office:value="45.8440762162969" calcext:value-type="float">
            <text:p><text:s text:c="3"/>45,8 </text:p>
          </table:table-cell>
          <table:table-cell table:style-name="ce8" office:value-type="float" office:value="49.2342861501624" calcext:value-type="float">
            <text:p><text:s text:c="3"/>49,2 </text:p>
          </table:table-cell>
          <table:table-cell table:style-name="ce8" office:value-type="float" office:value="64.9877645885627" calcext:value-type="float">
            <text:p><text:s text:c="3"/>65,0 </text:p>
          </table:table-cell>
          <table:table-cell table:style-name="ce8" office:value-type="float" office:value="63.809013660853" calcext:value-type="float">
            <text:p><text:s text:c="3"/>63,8 </text:p>
          </table:table-cell>
          <table:table-cell table:style-name="ce8" office:value-type="float" office:value="66.1665155162724" calcext:value-type="float">
            <text:p><text:s text:c="3"/>66,2 </text:p>
          </table:table-cell>
          <table:table-cell table:style-name="ce8" office:value-type="float" office:value="63.8500560254876" calcext:value-type="float">
            <text:p><text:s text:c="3"/>63,9 </text:p>
          </table:table-cell>
          <table:table-cell table:style-name="ce8" office:value-type="float" office:value="62.485756919484" calcext:value-type="float">
            <text:p><text:s text:c="3"/>62,5 </text:p>
          </table:table-cell>
          <table:table-cell table:style-name="ce8" office:value-type="float" office:value="65.2143551314912" calcext:value-type="float">
            <text:p><text:s text:c="3"/>65,2 </text:p>
          </table:table-cell>
          <table:table-cell table:style-name="ce8" office:value-type="float" office:value="59.4236933876888" calcext:value-type="float">
            <text:p><text:s text:c="3"/>59,4 </text:p>
          </table:table-cell>
          <table:table-cell table:style-name="ce8" office:value-type="float" office:value="58.0844631289241" calcext:value-type="float">
            <text:p><text:s text:c="3"/>58,1 </text:p>
          </table:table-cell>
          <table:table-cell table:style-name="ce8" office:value-type="float" office:value="60.7629236464535" calcext:value-type="float">
            <text:p><text:s text:c="3"/>60,8 </text:p>
          </table:table-cell>
          <table:table-cell table:style-name="ce8" office:value-type="float" office:value="56.5459899431093" calcext:value-type="float">
            <text:p><text:s text:c="3"/>56,5 </text:p>
          </table:table-cell>
          <table:table-cell table:style-name="ce8" office:value-type="float" office:value="54.4883198229" calcext:value-type="float">
            <text:p><text:s text:c="3"/>54,5 </text:p>
          </table:table-cell>
          <table:table-cell table:style-name="ce8" office:value-type="float" office:value="58.6036600633187" calcext:value-type="float">
            <text:p><text:s text:c="3"/>58,6 </text:p>
          </table:table-cell>
          <table:table-cell table:style-name="ce8" office:value-type="float" office:value="49.7590617403138" calcext:value-type="float">
            <text:p><text:s text:c="3"/>49,8 </text:p>
          </table:table-cell>
          <table:table-cell table:style-name="ce8" office:value-type="float" office:value="47.8735599256824" calcext:value-type="float">
            <text:p><text:s text:c="3"/>47,9 </text:p>
          </table:table-cell>
          <table:table-cell table:style-name="ce8" office:value-type="float" office:value="51.6445635549452" calcext:value-type="float">
            <text:p><text:s text:c="3"/>51,6 </text:p>
          </table:table-cell>
          <table:table-cell table:style-name="ce8" office:value-type="float" office:value="48.5923864092351" calcext:value-type="float">
            <text:p><text:s text:c="3"/>48,6 </text:p>
          </table:table-cell>
          <table:table-cell table:style-name="ce8" office:value-type="float" office:value="46.3518916631572" calcext:value-type="float">
            <text:p><text:s text:c="3"/>46,4 </text:p>
          </table:table-cell>
          <table:table-cell table:style-name="ce8" office:value-type="float" office:value="50.8328811553129" calcext:value-type="float">
            <text:p><text:s text:c="3"/>50,8 </text:p>
          </table:table-cell>
          <table:table-cell table:style-name="ce8" office:value-type="float" office:value="47.5747216145075" calcext:value-type="float">
            <text:p><text:s text:c="3"/>47,6 </text:p>
          </table:table-cell>
          <table:table-cell table:style-name="ce8" office:value-type="float" office:value="45.2645288522929" calcext:value-type="float">
            <text:p><text:s text:c="3"/>45,3 </text:p>
          </table:table-cell>
          <table:table-cell table:style-name="ce8" office:value-type="float" office:value="49.884914376722" calcext:value-type="float">
            <text:p><text:s text:c="3"/>49,9 </text:p>
          </table:table-cell>
          <table:table-cell table:style-name="ce8" office:value-type="float" office:value="47.2080571333954" calcext:value-type="float">
            <text:p><text:s text:c="3"/>47,2 </text:p>
          </table:table-cell>
          <table:table-cell table:style-name="ce8" office:value-type="float" office:value="45.2518367694208" calcext:value-type="float">
            <text:p><text:s text:c="3"/>45,3 </text:p>
          </table:table-cell>
          <table:table-cell table:style-name="ce8" office:value-type="float" office:value="49.16427749737" calcext:value-type="float">
            <text:p><text:s text:c="3"/>49,2 </text:p>
          </table:table-cell>
          <table:table-cell table:style-name="ce12" table:number-columns-repeated="963"/>
        </table:table-row>
        <table:table-row table:style-name="ro1">
          <table:table-cell office:value-type="string" calcext:value-type="string">
            <text:p>Porto Velho</text:p>
          </table:table-cell>
          <table:table-cell table:style-name="ce9" office:value-type="float" office:value="58.9605589225022" calcext:value-type="float">
            <text:p><text:s text:c="3"/>59,0 </text:p>
          </table:table-cell>
          <table:table-cell table:style-name="ce9" office:value-type="float" office:value="56.1483984025309" calcext:value-type="float">
            <text:p><text:s text:c="3"/>56,1 </text:p>
          </table:table-cell>
          <table:table-cell table:style-name="ce9" office:value-type="float" office:value="61.7727194424734" calcext:value-type="float">
            <text:p><text:s text:c="3"/>61,8 </text:p>
          </table:table-cell>
          <table:table-cell table:style-name="ce9" office:value-type="float" office:value="59.4174132428401" calcext:value-type="float">
            <text:p><text:s text:c="3"/>59,4 </text:p>
          </table:table-cell>
          <table:table-cell table:style-name="ce9" office:value-type="float" office:value="56.0669288846226" calcext:value-type="float">
            <text:p><text:s text:c="3"/>56,1 </text:p>
          </table:table-cell>
          <table:table-cell table:style-name="ce9" office:value-type="float" office:value="62.7678976010576" calcext:value-type="float">
            <text:p><text:s text:c="3"/>62,8 </text:p>
          </table:table-cell>
          <table:table-cell table:style-name="ce9" office:value-type="float" office:value="54.072000331148" calcext:value-type="float">
            <text:p><text:s text:c="3"/>54,1 </text:p>
          </table:table-cell>
          <table:table-cell table:style-name="ce9" office:value-type="float" office:value="51.2075496275232" calcext:value-type="float">
            <text:p><text:s text:c="3"/>51,2 </text:p>
          </table:table-cell>
          <table:table-cell table:style-name="ce9" office:value-type="float" office:value="56.9364510347729" calcext:value-type="float">
            <text:p><text:s text:c="3"/>56,9 </text:p>
          </table:table-cell>
          <table:table-cell table:style-name="ce9" office:value-type="float" office:value="54.0837850870573" calcext:value-type="float">
            <text:p><text:s text:c="3"/>54,1 </text:p>
          </table:table-cell>
          <table:table-cell table:style-name="ce9" office:value-type="float" office:value="49.2096453344591" calcext:value-type="float">
            <text:p><text:s text:c="3"/>49,2 </text:p>
          </table:table-cell>
          <table:table-cell table:style-name="ce9" office:value-type="float" office:value="58.9579248396554" calcext:value-type="float">
            <text:p><text:s text:c="3"/>59,0 </text:p>
          </table:table-cell>
          <table:table-cell table:style-name="ce9" office:value-type="float" office:value="65.2992735917059" calcext:value-type="float">
            <text:p><text:s text:c="3"/>65,3 </text:p>
          </table:table-cell>
          <table:table-cell table:style-name="ce9" office:value-type="float" office:value="62.278959119913" calcext:value-type="float">
            <text:p><text:s text:c="3"/>62,3 </text:p>
          </table:table-cell>
          <table:table-cell table:style-name="ce9" office:value-type="float" office:value="68.3195880634988" calcext:value-type="float">
            <text:p><text:s text:c="3"/>68,3 </text:p>
          </table:table-cell>
          <table:table-cell table:style-name="ce9" office:value-type="float" office:value="63.9787289300523" calcext:value-type="float">
            <text:p><text:s text:c="3"/>64,0 </text:p>
          </table:table-cell>
          <table:table-cell table:style-name="ce9" office:value-type="float" office:value="60.5764456124969" calcext:value-type="float">
            <text:p><text:s text:c="3"/>60,6 </text:p>
          </table:table-cell>
          <table:table-cell table:style-name="ce9" office:value-type="float" office:value="67.3810122476076" calcext:value-type="float">
            <text:p><text:s text:c="3"/>67,4 </text:p>
          </table:table-cell>
          <table:table-cell table:style-name="ce9" office:value-type="float" office:value="60.3381094239204" calcext:value-type="float">
            <text:p><text:s text:c="3"/>60,3 </text:p>
          </table:table-cell>
          <table:table-cell table:style-name="ce9" office:value-type="float" office:value="56.9220445270538" calcext:value-type="float">
            <text:p><text:s text:c="3"/>56,9 </text:p>
          </table:table-cell>
          <table:table-cell table:style-name="ce9" office:value-type="float" office:value="63.754174320787" calcext:value-type="float">
            <text:p><text:s text:c="3"/>63,8 </text:p>
          </table:table-cell>
          <table:table-cell table:style-name="ce9" office:value-type="float" office:value="62.4987707422734" calcext:value-type="float">
            <text:p><text:s text:c="3"/>62,5 </text:p>
          </table:table-cell>
          <table:table-cell table:style-name="ce9" office:value-type="float" office:value="55.3835533435983" calcext:value-type="float">
            <text:p><text:s text:c="3"/>55,4 </text:p>
          </table:table-cell>
          <table:table-cell table:style-name="ce9" office:value-type="float" office:value="69.6139881409486" calcext:value-type="float">
            <text:p><text:s text:c="3"/>69,6 </text:p>
          </table:table-cell>
          <table:table-cell table:style-name="ce9" office:value-type="float" office:value="54.0952285177175" calcext:value-type="float">
            <text:p><text:s text:c="3"/>54,1 </text:p>
          </table:table-cell>
          <table:table-cell table:style-name="ce9" office:value-type="float" office:value="50.1145630138506" calcext:value-type="float">
            <text:p><text:s text:c="3"/>50,1 </text:p>
          </table:table-cell>
          <table:table-cell table:style-name="ce9" office:value-type="float" office:value="58.0758940215844" calcext:value-type="float">
            <text:p><text:s text:c="3"/>58,1 </text:p>
          </table:table-cell>
          <table:table-cell table:style-name="ce9" office:value-type="float" office:value="55.4576315807206" calcext:value-type="float">
            <text:p><text:s text:c="3"/>55,5 </text:p>
          </table:table-cell>
          <table:table-cell table:style-name="ce9" office:value-type="float" office:value="51.1577361504376" calcext:value-type="float">
            <text:p><text:s text:c="3"/>51,2 </text:p>
          </table:table-cell>
          <table:table-cell table:style-name="ce9" office:value-type="float" office:value="59.7575270110035" calcext:value-type="float">
            <text:p><text:s text:c="3"/>59,8 </text:p>
          </table:table-cell>
          <table:table-cell table:style-name="ce9" office:value-type="float" office:value="48.4847830182257" calcext:value-type="float">
            <text:p><text:s text:c="3"/>48,5 </text:p>
          </table:table-cell>
          <table:table-cell table:style-name="ce9" office:value-type="float" office:value="44.479651340211" calcext:value-type="float">
            <text:p><text:s text:c="3"/>44,5 </text:p>
          </table:table-cell>
          <table:table-cell table:style-name="ce9" office:value-type="float" office:value="52.4899146962404" calcext:value-type="float">
            <text:p><text:s text:c="3"/>52,5 </text:p>
          </table:table-cell>
          <table:table-cell table:style-name="ce9" office:value-type="float" office:value="46.6223118141" calcext:value-type="float">
            <text:p><text:s text:c="3"/>46,6 </text:p>
          </table:table-cell>
          <table:table-cell table:style-name="ce9" office:value-type="float" office:value="40.829086542109" calcext:value-type="float">
            <text:p><text:s text:c="3"/>40,8 </text:p>
          </table:table-cell>
          <table:table-cell table:style-name="ce9" office:value-type="float" office:value="52.415537086091" calcext:value-type="float">
            <text:p><text:s text:c="3"/>52,4 </text:p>
          </table:table-cell>
          <table:table-cell table:style-name="ce9" office:value-type="float" office:value="59.7870171609763" calcext:value-type="float">
            <text:p><text:s text:c="3"/>59,8 </text:p>
          </table:table-cell>
          <table:table-cell table:style-name="ce9" office:value-type="float" office:value="56.459951894673" calcext:value-type="float">
            <text:p><text:s text:c="3"/>56,5 </text:p>
          </table:table-cell>
          <table:table-cell table:style-name="ce9" office:value-type="float" office:value="63.1140824272797" calcext:value-type="float">
            <text:p><text:s text:c="3"/>63,1 </text:p>
          </table:table-cell>
          <table:table-cell table:style-name="ce9" office:value-type="float" office:value="60.9406833284646" calcext:value-type="float">
            <text:p><text:s text:c="3"/>60,9 </text:p>
          </table:table-cell>
          <table:table-cell table:style-name="ce9" office:value-type="float" office:value="57.3772670832454" calcext:value-type="float">
            <text:p><text:s text:c="3"/>57,4 </text:p>
          </table:table-cell>
          <table:table-cell table:style-name="ce9" office:value-type="float" office:value="64.5040995736837" calcext:value-type="float">
            <text:p><text:s text:c="3"/>64,5 </text:p>
          </table:table-cell>
          <table:table-cell table:style-name="ce9" office:value-type="float" office:value="54.3479945364843" calcext:value-type="float">
            <text:p><text:s text:c="3"/>54,3 </text:p>
          </table:table-cell>
          <table:table-cell table:style-name="ce9" office:value-type="float" office:value="51.2221664732043" calcext:value-type="float">
            <text:p><text:s text:c="3"/>51,2 </text:p>
          </table:table-cell>
          <table:table-cell table:style-name="ce9" office:value-type="float" office:value="57.4738225997642" calcext:value-type="float">
            <text:p><text:s text:c="3"/>57,5 </text:p>
          </table:table-cell>
          <table:table-cell table:style-name="ce9" office:value-type="float" office:value="55.9150751764291" calcext:value-type="float">
            <text:p><text:s text:c="3"/>55,9 </text:p>
          </table:table-cell>
          <table:table-cell table:style-name="ce9" office:value-type="float" office:value="50.2752024591545" calcext:value-type="float">
            <text:p><text:s text:c="3"/>50,3 </text:p>
          </table:table-cell>
          <table:table-cell table:style-name="ce9" office:value-type="float" office:value="61.5549478937037" calcext:value-type="float">
            <text:p><text:s text:c="3"/>61,6 </text:p>
          </table:table-cell>
          <table:table-cell table:style-name="ce9" office:value-type="float" office:value="55.2512337542733" calcext:value-type="float">
            <text:p><text:s text:c="3"/>55,3 </text:p>
          </table:table-cell>
          <table:table-cell table:style-name="ce9" office:value-type="float" office:value="50.7517773440591" calcext:value-type="float">
            <text:p><text:s text:c="3"/>50,8 </text:p>
          </table:table-cell>
          <table:table-cell table:style-name="ce9" office:value-type="float" office:value="59.7506901644875" calcext:value-type="float">
            <text:p><text:s text:c="3"/>59,8 </text:p>
          </table:table-cell>
          <table:table-cell table:style-name="ce9" office:value-type="float" office:value="50.4267182300607" calcext:value-type="float">
            <text:p><text:s text:c="3"/>50,4 </text:p>
          </table:table-cell>
          <table:table-cell table:style-name="ce9" office:value-type="float" office:value="44.5960047626394" calcext:value-type="float">
            <text:p><text:s text:c="3"/>44,6 </text:p>
          </table:table-cell>
          <table:table-cell table:style-name="ce9" office:value-type="float" office:value="56.2574316974819" calcext:value-type="float">
            <text:p><text:s text:c="3"/>56,3 </text:p>
          </table:table-cell>
          <table:table-cell table:style-name="ce9" office:value-type="float" office:value="52.1735172099493" calcext:value-type="float">
            <text:p><text:s text:c="3"/>52,2 </text:p>
          </table:table-cell>
          <table:table-cell table:style-name="ce9" office:value-type="float" office:value="45.2735118935258" calcext:value-type="float">
            <text:p><text:s text:c="3"/>45,3 </text:p>
          </table:table-cell>
          <table:table-cell table:style-name="ce9" office:value-type="float" office:value="59.0735225263728" calcext:value-type="float">
            <text:p><text:s text:c="3"/>59,1 </text:p>
          </table:table-cell>
          <table:table-cell table:style-name="ce9" office:value-type="float" office:value="43.7765150959517" calcext:value-type="float">
            <text:p><text:s text:c="3"/>43,8 </text:p>
          </table:table-cell>
          <table:table-cell table:style-name="ce9" office:value-type="float" office:value="37.7646533533904" calcext:value-type="float">
            <text:p><text:s text:c="3"/>37,8 </text:p>
          </table:table-cell>
          <table:table-cell table:style-name="ce9" office:value-type="float" office:value="49.788376838513" calcext:value-type="float">
            <text:p><text:s text:c="3"/>49,8 </text:p>
          </table:table-cell>
          <table:table-cell table:number-columns-repeated="963"/>
        </table:table-row>
        <table:table-row table:style-name="ro1">
          <table:table-cell office:value-type="string" calcext:value-type="string">
            <text:p>Rio Branco</text:p>
          </table:table-cell>
          <table:table-cell table:style-name="ce9" office:value-type="float" office:value="57.8237211323453" calcext:value-type="float">
            <text:p><text:s text:c="3"/>57,8 </text:p>
          </table:table-cell>
          <table:table-cell table:style-name="ce9" office:value-type="float" office:value="54.873091220935" calcext:value-type="float">
            <text:p><text:s text:c="3"/>54,9 </text:p>
          </table:table-cell>
          <table:table-cell table:style-name="ce9" office:value-type="float" office:value="60.7743510437557" calcext:value-type="float">
            <text:p><text:s text:c="3"/>60,8 </text:p>
          </table:table-cell>
          <table:table-cell table:style-name="ce9" office:value-type="float" office:value="54.0854498512809" calcext:value-type="float">
            <text:p><text:s text:c="3"/>54,1 </text:p>
          </table:table-cell>
          <table:table-cell table:style-name="ce9" office:value-type="float" office:value="50.8875486951664" calcext:value-type="float">
            <text:p><text:s text:c="3"/>50,9 </text:p>
          </table:table-cell>
          <table:table-cell table:style-name="ce9" office:value-type="float" office:value="57.2833510073953" calcext:value-type="float">
            <text:p><text:s text:c="3"/>57,3 </text:p>
          </table:table-cell>
          <table:table-cell table:style-name="ce9" office:value-type="float" office:value="51.676590036591" calcext:value-type="float">
            <text:p><text:s text:c="3"/>51,7 </text:p>
          </table:table-cell>
          <table:table-cell table:style-name="ce9" office:value-type="float" office:value="49.3611999913777" calcext:value-type="float">
            <text:p><text:s text:c="3"/>49,4 </text:p>
          </table:table-cell>
          <table:table-cell table:style-name="ce9" office:value-type="float" office:value="53.9919800818043" calcext:value-type="float">
            <text:p><text:s text:c="3"/>54,0 </text:p>
          </table:table-cell>
          <table:table-cell table:style-name="ce9" office:value-type="float" office:value="53.3844755042512" calcext:value-type="float">
            <text:p><text:s text:c="3"/>53,4 </text:p>
          </table:table-cell>
          <table:table-cell table:style-name="ce9" office:value-type="float" office:value="44.4683592448966" calcext:value-type="float">
            <text:p><text:s text:c="3"/>44,5 </text:p>
          </table:table-cell>
          <table:table-cell table:style-name="ce9" office:value-type="float" office:value="62.3005917636059" calcext:value-type="float">
            <text:p><text:s text:c="3"/>62,3 </text:p>
          </table:table-cell>
          <table:table-cell table:style-name="ce9" office:value-type="float" office:value="62.6082141622268" calcext:value-type="float">
            <text:p><text:s text:c="3"/>62,6 </text:p>
          </table:table-cell>
          <table:table-cell table:style-name="ce9" office:value-type="float" office:value="58.5502296264876" calcext:value-type="float">
            <text:p><text:s text:c="3"/>58,6 </text:p>
          </table:table-cell>
          <table:table-cell table:style-name="ce9" office:value-type="float" office:value="66.6661986979659" calcext:value-type="float">
            <text:p><text:s text:c="3"/>66,7 </text:p>
          </table:table-cell>
          <table:table-cell table:style-name="ce9" office:value-type="float" office:value="59.6089146712769" calcext:value-type="float">
            <text:p><text:s text:c="3"/>59,6 </text:p>
          </table:table-cell>
          <table:table-cell table:style-name="ce9" office:value-type="float" office:value="55.2426531323876" calcext:value-type="float">
            <text:p><text:s text:c="3"/>55,2 </text:p>
          </table:table-cell>
          <table:table-cell table:style-name="ce9" office:value-type="float" office:value="63.9751762101661" calcext:value-type="float">
            <text:p><text:s text:c="3"/>64,0 </text:p>
          </table:table-cell>
          <table:table-cell table:style-name="ce9" office:value-type="float" office:value="54.337580811693" calcext:value-type="float">
            <text:p><text:s text:c="3"/>54,3 </text:p>
          </table:table-cell>
          <table:table-cell table:style-name="ce9" office:value-type="float" office:value="50.8235764314145" calcext:value-type="float">
            <text:p><text:s text:c="3"/>50,8 </text:p>
          </table:table-cell>
          <table:table-cell table:style-name="ce9" office:value-type="float" office:value="57.8515851919715" calcext:value-type="float">
            <text:p><text:s text:c="3"/>57,9 </text:p>
          </table:table-cell>
          <table:table-cell table:style-name="ce9" office:value-type="float" office:value="58.9913635905347" calcext:value-type="float">
            <text:p><text:s text:c="3"/>59,0 </text:p>
          </table:table-cell>
          <table:table-cell table:style-name="ce9" office:value-type="float" office:value="49.6415516182253" calcext:value-type="float">
            <text:p><text:s text:c="3"/>49,6 </text:p>
          </table:table-cell>
          <table:table-cell table:style-name="ce9" office:value-type="float" office:value="68.341175562844" calcext:value-type="float">
            <text:p><text:s text:c="3"/>68,3 </text:p>
          </table:table-cell>
          <table:table-cell table:style-name="ce9" office:value-type="float" office:value="53.7446258773305" calcext:value-type="float">
            <text:p><text:s text:c="3"/>53,7 </text:p>
          </table:table-cell>
          <table:table-cell table:style-name="ce9" office:value-type="float" office:value="50.1530567535729" calcext:value-type="float">
            <text:p><text:s text:c="3"/>50,2 </text:p>
          </table:table-cell>
          <table:table-cell table:style-name="ce9" office:value-type="float" office:value="57.336195001088" calcext:value-type="float">
            <text:p><text:s text:c="3"/>57,3 </text:p>
          </table:table-cell>
          <table:table-cell table:style-name="ce9" office:value-type="float" office:value="49.3226414871838" calcext:value-type="float">
            <text:p><text:s text:c="3"/>49,3 </text:p>
          </table:table-cell>
          <table:table-cell table:style-name="ce9" office:value-type="float" office:value="45.778717150977" calcext:value-type="float">
            <text:p><text:s text:c="3"/>45,8 </text:p>
          </table:table-cell>
          <table:table-cell table:style-name="ce9" office:value-type="float" office:value="52.8665658233906" calcext:value-type="float">
            <text:p><text:s text:c="3"/>52,9 </text:p>
          </table:table-cell>
          <table:table-cell table:style-name="ce9" office:value-type="float" office:value="49.1110764043614" calcext:value-type="float">
            <text:p><text:s text:c="3"/>49,1 </text:p>
          </table:table-cell>
          <table:table-cell table:style-name="ce9" office:value-type="float" office:value="45.9252149970192" calcext:value-type="float">
            <text:p><text:s text:c="3"/>45,9 </text:p>
          </table:table-cell>
          <table:table-cell table:style-name="ce9" office:value-type="float" office:value="52.2969378117036" calcext:value-type="float">
            <text:p><text:s text:c="3"/>52,3 </text:p>
          </table:table-cell>
          <table:table-cell table:style-name="ce9" office:value-type="float" office:value="47.9064924060394" calcext:value-type="float">
            <text:p><text:s text:c="3"/>47,9 </text:p>
          </table:table-cell>
          <table:table-cell table:style-name="ce9" office:value-type="float" office:value="38.0100009485115" calcext:value-type="float">
            <text:p><text:s text:c="3"/>38,0 </text:p>
          </table:table-cell>
          <table:table-cell table:style-name="ce9" office:value-type="float" office:value="57.8029838635672" calcext:value-type="float">
            <text:p><text:s text:c="3"/>57,8 </text:p>
          </table:table-cell>
          <table:table-cell table:style-name="ce9" office:value-type="float" office:value="59.6372670967081" calcext:value-type="float">
            <text:p><text:s text:c="3"/>59,6 </text:p>
          </table:table-cell>
          <table:table-cell table:style-name="ce9" office:value-type="float" office:value="56.3165895964915" calcext:value-type="float">
            <text:p><text:s text:c="3"/>56,3 </text:p>
          </table:table-cell>
          <table:table-cell table:style-name="ce9" office:value-type="float" office:value="62.9579445969247" calcext:value-type="float">
            <text:p><text:s text:c="3"/>63,0 </text:p>
          </table:table-cell>
          <table:table-cell table:style-name="ce9" office:value-type="float" office:value="54.5915451383417" calcext:value-type="float">
            <text:p><text:s text:c="3"/>54,6 </text:p>
          </table:table-cell>
          <table:table-cell table:style-name="ce9" office:value-type="float" office:value="51.4600545245325" calcext:value-type="float">
            <text:p><text:s text:c="3"/>51,5 </text:p>
          </table:table-cell>
          <table:table-cell table:style-name="ce9" office:value-type="float" office:value="57.7230357521508" calcext:value-type="float">
            <text:p><text:s text:c="3"/>57,7 </text:p>
          </table:table-cell>
          <table:table-cell table:style-name="ce9" office:value-type="float" office:value="51.4591069601155" calcext:value-type="float">
            <text:p><text:s text:c="3"/>51,5 </text:p>
          </table:table-cell>
          <table:table-cell table:style-name="ce9" office:value-type="float" office:value="49.0256277328175" calcext:value-type="float">
            <text:p><text:s text:c="3"/>49,0 </text:p>
          </table:table-cell>
          <table:table-cell table:style-name="ce9" office:value-type="float" office:value="53.8925861874135" calcext:value-type="float">
            <text:p><text:s text:c="3"/>53,9 </text:p>
          </table:table-cell>
          <table:table-cell table:style-name="ce9" office:value-type="float" office:value="54.0891466012126" calcext:value-type="float">
            <text:p><text:s text:c="3"/>54,1 </text:p>
          </table:table-cell>
          <table:table-cell table:style-name="ce9" office:value-type="float" office:value="44.3317001462276" calcext:value-type="float">
            <text:p><text:s text:c="3"/>44,3 </text:p>
          </table:table-cell>
          <table:table-cell table:style-name="ce9" office:value-type="float" office:value="63.8465930561976" calcext:value-type="float">
            <text:p><text:s text:c="3"/>63,8 </text:p>
          </table:table-cell>
          <table:table-cell table:style-name="ce9" office:value-type="float" office:value="47.2277692606972" calcext:value-type="float">
            <text:p><text:s text:c="3"/>47,2 </text:p>
          </table:table-cell>
          <table:table-cell table:style-name="ce9" office:value-type="float" office:value="43.2350003684972" calcext:value-type="float">
            <text:p><text:s text:c="3"/>43,2 </text:p>
          </table:table-cell>
          <table:table-cell table:style-name="ce9" office:value-type="float" office:value="51.2205381528973" calcext:value-type="float">
            <text:p><text:s text:c="3"/>51,2 </text:p>
          </table:table-cell>
          <table:table-cell table:style-name="ce9" office:value-type="float" office:value="50.4738096062445" calcext:value-type="float">
            <text:p><text:s text:c="3"/>50,5 </text:p>
          </table:table-cell>
          <table:table-cell table:style-name="ce9" office:value-type="float" office:value="39.1410312087613" calcext:value-type="float">
            <text:p><text:s text:c="3"/>39,1 </text:p>
          </table:table-cell>
          <table:table-cell table:style-name="ce9" office:value-type="float" office:value="61.8065880037277" calcext:value-type="float">
            <text:p><text:s text:c="3"/>61,8 </text:p>
          </table:table-cell>
          <table:table-cell table:style-name="ce9" office:value-type="float" office:value="53.0794852117663" calcext:value-type="float">
            <text:p><text:s text:c="3"/>53,1 </text:p>
          </table:table-cell>
          <table:table-cell table:style-name="ce9" office:value-type="float" office:value="46.0375430702974" calcext:value-type="float">
            <text:p><text:s text:c="3"/>46,0 </text:p>
          </table:table-cell>
          <table:table-cell table:style-name="ce9" office:value-type="float" office:value="60.1214273532352" calcext:value-type="float">
            <text:p><text:s text:c="3"/>60,1 </text:p>
          </table:table-cell>
          <table:table-cell table:style-name="ce9" office:value-type="float" office:value="46.7756757188448" calcext:value-type="float">
            <text:p><text:s text:c="3"/>46,8 </text:p>
          </table:table-cell>
          <table:table-cell table:style-name="ce9" office:value-type="float" office:value="33.0363806678262" calcext:value-type="float">
            <text:p><text:s text:c="3"/>33,0 </text:p>
          </table:table-cell>
          <table:table-cell table:style-name="ce9" office:value-type="float" office:value="60.5149707698633" calcext:value-type="float">
            <text:p><text:s text:c="3"/>60,5 </text:p>
          </table:table-cell>
          <table:table-cell table:number-columns-repeated="963"/>
        </table:table-row>
        <table:table-row table:style-name="ro1">
          <table:table-cell office:value-type="string" calcext:value-type="string">
            <text:p>Manaus</text:p>
          </table:table-cell>
          <table:table-cell table:style-name="ce9" office:value-type="float" office:value="24.3017314309531" calcext:value-type="float">
            <text:p><text:s text:c="3"/>24,3 </text:p>
          </table:table-cell>
          <table:table-cell table:style-name="ce9" office:value-type="float" office:value="21.7368795867036" calcext:value-type="float">
            <text:p><text:s text:c="3"/>21,7 </text:p>
          </table:table-cell>
          <table:table-cell table:style-name="ce9" office:value-type="float" office:value="26.8665832752026" calcext:value-type="float">
            <text:p><text:s text:c="3"/>26,9 </text:p>
          </table:table-cell>
          <table:table-cell table:style-name="ce9" office:value-type="float" office:value="22.2816724217859" calcext:value-type="float">
            <text:p><text:s text:c="3"/>22,3 </text:p>
          </table:table-cell>
          <table:table-cell table:style-name="ce9" office:value-type="float" office:value="19.7311900842888" calcext:value-type="float">
            <text:p><text:s text:c="3"/>19,7 </text:p>
          </table:table-cell>
          <table:table-cell table:style-name="ce9" office:value-type="float" office:value="24.832154759283" calcext:value-type="float">
            <text:p><text:s text:c="3"/>24,8 </text:p>
          </table:table-cell>
          <table:table-cell table:style-name="ce9" office:value-type="float" office:value="26.4681901153413" calcext:value-type="float">
            <text:p><text:s text:c="3"/>26,5 </text:p>
          </table:table-cell>
          <table:table-cell table:style-name="ce9" office:value-type="float" office:value="22.5519468462044" calcext:value-type="float">
            <text:p><text:s text:c="3"/>22,6 </text:p>
          </table:table-cell>
          <table:table-cell table:style-name="ce9" office:value-type="float" office:value="30.3844333844783" calcext:value-type="float">
            <text:p><text:s text:c="3"/>30,4 </text:p>
          </table:table-cell>
          <table:table-cell table:style-name="ce9" office:value-type="float" office:value="18.8742806562081" calcext:value-type="float">
            <text:p><text:s text:c="3"/>18,9 </text:p>
          </table:table-cell>
          <table:table-cell table:style-name="ce9" office:value-type="float" office:value="9.98164162681995" calcext:value-type="float">
            <text:p><text:s text:c="3"/>10,0 </text:p>
          </table:table-cell>
          <table:table-cell table:style-name="ce9" office:value-type="float" office:value="27.7669196855963" calcext:value-type="float">
            <text:p><text:s text:c="3"/>27,8 </text:p>
          </table:table-cell>
          <table:table-cell table:style-name="ce9" office:value-type="float" office:value="27.1775944815824" calcext:value-type="float">
            <text:p><text:s text:c="3"/>27,2 </text:p>
          </table:table-cell>
          <table:table-cell table:style-name="ce9" office:value-type="float" office:value="23.8049708094059" calcext:value-type="float">
            <text:p><text:s text:c="3"/>23,8 </text:p>
          </table:table-cell>
          <table:table-cell table:style-name="ce9" office:value-type="float" office:value="30.5502181537589" calcext:value-type="float">
            <text:p><text:s text:c="3"/>30,6 </text:p>
          </table:table-cell>
          <table:table-cell table:style-name="ce9" office:value-type="float" office:value="25.7544853623926" calcext:value-type="float">
            <text:p><text:s text:c="3"/>25,8 </text:p>
          </table:table-cell>
          <table:table-cell table:style-name="ce9" office:value-type="float" office:value="22.2828639551284" calcext:value-type="float">
            <text:p><text:s text:c="3"/>22,3 </text:p>
          </table:table-cell>
          <table:table-cell table:style-name="ce9" office:value-type="float" office:value="29.2261067696568" calcext:value-type="float">
            <text:p><text:s text:c="3"/>29,2 </text:p>
          </table:table-cell>
          <table:table-cell table:style-name="ce9" office:value-type="float" office:value="28.7365299519007" calcext:value-type="float">
            <text:p><text:s text:c="3"/>28,7 </text:p>
          </table:table-cell>
          <table:table-cell table:style-name="ce9" office:value-type="float" office:value="23.2387151158485" calcext:value-type="float">
            <text:p><text:s text:c="3"/>23,2 </text:p>
          </table:table-cell>
          <table:table-cell table:style-name="ce9" office:value-type="float" office:value="34.234344787953" calcext:value-type="float">
            <text:p><text:s text:c="3"/>34,2 </text:p>
          </table:table-cell>
          <table:table-cell table:style-name="ce9" office:value-type="float" office:value="27.1299466356811" calcext:value-type="float">
            <text:p><text:s text:c="3"/>27,1 </text:p>
          </table:table-cell>
          <table:table-cell table:style-name="ce9" office:value-type="float" office:value="12.5915413304938" calcext:value-type="float">
            <text:p><text:s text:c="3"/>12,6 </text:p>
          </table:table-cell>
          <table:table-cell table:style-name="ce9" office:value-type="float" office:value="41.6683519408684" calcext:value-type="float">
            <text:p><text:s text:c="3"/>41,7 </text:p>
          </table:table-cell>
          <table:table-cell table:style-name="ce9" office:value-type="float" office:value="21.6648399674888" calcext:value-type="float">
            <text:p><text:s text:c="3"/>21,7 </text:p>
          </table:table-cell>
          <table:table-cell table:style-name="ce9" office:value-type="float" office:value="18.4872598210253" calcext:value-type="float">
            <text:p><text:s text:c="3"/>18,5 </text:p>
          </table:table-cell>
          <table:table-cell table:style-name="ce9" office:value-type="float" office:value="24.8424201139522" calcext:value-type="float">
            <text:p><text:s text:c="3"/>24,8 </text:p>
          </table:table-cell>
          <table:table-cell table:style-name="ce9" office:value-type="float" office:value="19.0964272991212" calcext:value-type="float">
            <text:p><text:s text:c="3"/>19,1 </text:p>
          </table:table-cell>
          <table:table-cell table:style-name="ce9" office:value-type="float" office:value="16.4150298715141" calcext:value-type="float">
            <text:p><text:s text:c="3"/>16,4 </text:p>
          </table:table-cell>
          <table:table-cell table:style-name="ce9" office:value-type="float" office:value="21.7778247267283" calcext:value-type="float">
            <text:p><text:s text:c="3"/>21,8 </text:p>
          </table:table-cell>
          <table:table-cell table:style-name="ce9" office:value-type="float" office:value="24.1162450211665" calcext:value-type="float">
            <text:p><text:s text:c="3"/>24,1 </text:p>
          </table:table-cell>
          <table:table-cell table:style-name="ce9" office:value-type="float" office:value="20.9905473325128" calcext:value-type="float">
            <text:p><text:s text:c="3"/>21,0 </text:p>
          </table:table-cell>
          <table:table-cell table:style-name="ce9" office:value-type="float" office:value="27.2419427098203" calcext:value-type="float">
            <text:p><text:s text:c="3"/>27,2 </text:p>
          </table:table-cell>
          <table:table-cell table:style-name="ce9" office:value-type="float" office:value="10.2201139436693" calcext:value-type="float">
            <text:p><text:s text:c="3"/>10,2 </text:p>
          </table:table-cell>
          <table:table-cell table:style-name="ce9" office:value-type="float" office:value="6.20702529680825" calcext:value-type="float">
            <text:p><text:s text:c="3"/>6,2 </text:p>
          </table:table-cell>
          <table:table-cell table:style-name="ce9" office:value-type="float" office:value="14.2332025905304" calcext:value-type="float">
            <text:p><text:s text:c="3"/>14,2 </text:p>
          </table:table-cell>
          <table:table-cell table:style-name="ce9" office:value-type="float" office:value="23.4180281319023" calcext:value-type="float">
            <text:p><text:s text:c="3"/>23,4 </text:p>
          </table:table-cell>
          <table:table-cell table:style-name="ce9" office:value-type="float" office:value="20.6559837830897" calcext:value-type="float">
            <text:p><text:s text:c="3"/>20,7 </text:p>
          </table:table-cell>
          <table:table-cell table:style-name="ce9" office:value-type="float" office:value="26.1800724807149" calcext:value-type="float">
            <text:p><text:s text:c="3"/>26,2 </text:p>
          </table:table-cell>
          <table:table-cell table:style-name="ce9" office:value-type="float" office:value="21.8447474654876" calcext:value-type="float">
            <text:p><text:s text:c="3"/>21,8 </text:p>
          </table:table-cell>
          <table:table-cell table:style-name="ce9" office:value-type="float" office:value="19.0299669693569" calcext:value-type="float">
            <text:p><text:s text:c="3"/>19,0 </text:p>
          </table:table-cell>
          <table:table-cell table:style-name="ce9" office:value-type="float" office:value="24.6595279616184" calcext:value-type="float">
            <text:p><text:s text:c="3"/>24,7 </text:p>
          </table:table-cell>
          <table:table-cell table:style-name="ce9" office:value-type="float" office:value="26.5028375638596" calcext:value-type="float">
            <text:p><text:s text:c="3"/>26,5 </text:p>
          </table:table-cell>
          <table:table-cell table:style-name="ce9" office:value-type="float" office:value="22.0645403945335" calcext:value-type="float">
            <text:p><text:s text:c="3"/>22,1 </text:p>
          </table:table-cell>
          <table:table-cell table:style-name="ce9" office:value-type="float" office:value="30.9411347331857" calcext:value-type="float">
            <text:p><text:s text:c="3"/>30,9 </text:p>
          </table:table-cell>
          <table:table-cell table:style-name="ce9" office:value-type="float" office:value="17.6933239495746" calcext:value-type="float">
            <text:p><text:s text:c="3"/>17,7 </text:p>
          </table:table-cell>
          <table:table-cell table:style-name="ce9" office:value-type="float" office:value="7.69535741146233" calcext:value-type="float">
            <text:p><text:s text:c="3"/>7,7 </text:p>
          </table:table-cell>
          <table:table-cell table:style-name="ce9" office:value-type="float" office:value="27.691290487687" calcext:value-type="float">
            <text:p><text:s text:c="3"/>27,7 </text:p>
          </table:table-cell>
          <table:table-cell table:style-name="ce9" office:value-type="float" office:value="31.4688447789694" calcext:value-type="float">
            <text:p><text:s text:c="3"/>31,5 </text:p>
          </table:table-cell>
          <table:table-cell table:style-name="ce9" office:value-type="float" office:value="26.8846696545439" calcext:value-type="float">
            <text:p><text:s text:c="3"/>26,9 </text:p>
          </table:table-cell>
          <table:table-cell table:style-name="ce9" office:value-type="float" office:value="36.0530199033948" calcext:value-type="float">
            <text:p><text:s text:c="3"/>36,1 </text:p>
          </table:table-cell>
          <table:table-cell table:style-name="ce9" office:value-type="float" office:value="25.6870888763379" calcext:value-type="float">
            <text:p><text:s text:c="3"/>25,7 </text:p>
          </table:table-cell>
          <table:table-cell table:style-name="ce9" office:value-type="float" office:value="21.6753099726814" calcext:value-type="float">
            <text:p><text:s text:c="3"/>21,7 </text:p>
          </table:table-cell>
          <table:table-cell table:style-name="ce9" office:value-type="float" office:value="29.6988677799945" calcext:value-type="float">
            <text:p><text:s text:c="3"/>29,7 </text:p>
          </table:table-cell>
          <table:table-cell table:style-name="ce9" office:value-type="float" office:value="26.2168832643796" calcext:value-type="float">
            <text:p><text:s text:c="3"/>26,2 </text:p>
          </table:table-cell>
          <table:table-cell table:style-name="ce9" office:value-type="float" office:value="23.2922922266627" calcext:value-type="float">
            <text:p><text:s text:c="3"/>23,3 </text:p>
          </table:table-cell>
          <table:table-cell table:style-name="ce9" office:value-type="float" office:value="29.1414743020964" calcext:value-type="float">
            <text:p><text:s text:c="3"/>29,1 </text:p>
          </table:table-cell>
          <table:table-cell table:style-name="ce9" office:value-type="float" office:value="28.1411679890929" calcext:value-type="float">
            <text:p><text:s text:c="3"/>28,1 </text:p>
          </table:table-cell>
          <table:table-cell table:style-name="ce9" office:value-type="float" office:value="22.26649980395" calcext:value-type="float">
            <text:p><text:s text:c="3"/>22,3 </text:p>
          </table:table-cell>
          <table:table-cell table:style-name="ce9" office:value-type="float" office:value="34.0158361742358" calcext:value-type="float">
            <text:p><text:s text:c="3"/>34,0 </text:p>
          </table:table-cell>
          <table:table-cell table:number-columns-repeated="963"/>
        </table:table-row>
        <table:table-row table:style-name="ro1">
          <table:table-cell office:value-type="string" calcext:value-type="string">
            <text:p>Boa Vista</text:p>
          </table:table-cell>
          <table:table-cell table:style-name="ce9" office:value-type="float" office:value="46.1588894994702" calcext:value-type="float">
            <text:p><text:s text:c="3"/>46,2 </text:p>
          </table:table-cell>
          <table:table-cell table:style-name="ce9" office:value-type="float" office:value="43.003317974758" calcext:value-type="float">
            <text:p><text:s text:c="3"/>43,0 </text:p>
          </table:table-cell>
          <table:table-cell table:style-name="ce9" office:value-type="float" office:value="49.3144610241825" calcext:value-type="float">
            <text:p><text:s text:c="3"/>49,3 </text:p>
          </table:table-cell>
          <table:table-cell table:style-name="ce9" office:value-type="float" office:value="45.1946660905961" calcext:value-type="float">
            <text:p><text:s text:c="3"/>45,2 </text:p>
          </table:table-cell>
          <table:table-cell table:style-name="ce9" office:value-type="float" office:value="42.4377311029651" calcext:value-type="float">
            <text:p><text:s text:c="3"/>42,4 </text:p>
          </table:table-cell>
          <table:table-cell table:style-name="ce9" office:value-type="float" office:value="47.9516010782271" calcext:value-type="float">
            <text:p><text:s text:c="3"/>48,0 </text:p>
          </table:table-cell>
          <table:table-cell table:style-name="ce9" office:value-type="float" office:value="42.7377583642482" calcext:value-type="float">
            <text:p><text:s text:c="3"/>42,7 </text:p>
          </table:table-cell>
          <table:table-cell table:style-name="ce9" office:value-type="float" office:value="39.9301495761284" calcext:value-type="float">
            <text:p><text:s text:c="3"/>39,9 </text:p>
          </table:table-cell>
          <table:table-cell table:style-name="ce9" office:value-type="float" office:value="45.5453671523681" calcext:value-type="float">
            <text:p><text:s text:c="3"/>45,5 </text:p>
          </table:table-cell>
          <table:table-cell table:style-name="ce9" office:value-type="float" office:value="40.4287714287202" calcext:value-type="float">
            <text:p><text:s text:c="3"/>40,4 </text:p>
          </table:table-cell>
          <table:table-cell table:style-name="ce9" office:value-type="float" office:value="31.5107889005398" calcext:value-type="float">
            <text:p><text:s text:c="3"/>31,5 </text:p>
          </table:table-cell>
          <table:table-cell table:style-name="ce9" office:value-type="float" office:value="49.3467539569005" calcext:value-type="float">
            <text:p><text:s text:c="3"/>49,3 </text:p>
          </table:table-cell>
          <table:table-cell table:style-name="ce9" office:value-type="float" office:value="55.2968324066949" calcext:value-type="float">
            <text:p><text:s text:c="3"/>55,3 </text:p>
          </table:table-cell>
          <table:table-cell table:style-name="ce9" office:value-type="float" office:value="51.1786232956675" calcext:value-type="float">
            <text:p><text:s text:c="3"/>51,2 </text:p>
          </table:table-cell>
          <table:table-cell table:style-name="ce9" office:value-type="float" office:value="59.4150415177224" calcext:value-type="float">
            <text:p><text:s text:c="3"/>59,4 </text:p>
          </table:table-cell>
          <table:table-cell table:style-name="ce9" office:value-type="float" office:value="50.1376767064056" calcext:value-type="float">
            <text:p><text:s text:c="3"/>50,1 </text:p>
          </table:table-cell>
          <table:table-cell table:style-name="ce9" office:value-type="float" office:value="46.297447150117" calcext:value-type="float">
            <text:p><text:s text:c="3"/>46,3 </text:p>
          </table:table-cell>
          <table:table-cell table:style-name="ce9" office:value-type="float" office:value="53.9779062626943" calcext:value-type="float">
            <text:p><text:s text:c="3"/>54,0 </text:p>
          </table:table-cell>
          <table:table-cell table:style-name="ce9" office:value-type="float" office:value="46.258955693415" calcext:value-type="float">
            <text:p><text:s text:c="3"/>46,3 </text:p>
          </table:table-cell>
          <table:table-cell table:style-name="ce9" office:value-type="float" office:value="42.0120152860757" calcext:value-type="float">
            <text:p><text:s text:c="3"/>42,0 </text:p>
          </table:table-cell>
          <table:table-cell table:style-name="ce9" office:value-type="float" office:value="50.5058961007544" calcext:value-type="float">
            <text:p><text:s text:c="3"/>50,5 </text:p>
          </table:table-cell>
          <table:table-cell table:style-name="ce9" office:value-type="float" office:value="45.9486332096902" calcext:value-type="float">
            <text:p><text:s text:c="3"/>45,9 </text:p>
          </table:table-cell>
          <table:table-cell table:style-name="ce9" office:value-type="float" office:value="32.3967389753536" calcext:value-type="float">
            <text:p><text:s text:c="3"/>32,4 </text:p>
          </table:table-cell>
          <table:table-cell table:style-name="ce9" office:value-type="float" office:value="59.5005274440269" calcext:value-type="float">
            <text:p><text:s text:c="3"/>59,5 </text:p>
          </table:table-cell>
          <table:table-cell table:style-name="ce9" office:value-type="float" office:value="37.8270377490482" calcext:value-type="float">
            <text:p><text:s text:c="3"/>37,8 </text:p>
          </table:table-cell>
          <table:table-cell table:style-name="ce9" office:value-type="float" office:value="34.2941867758674" calcext:value-type="float">
            <text:p><text:s text:c="3"/>34,3 </text:p>
          </table:table-cell>
          <table:table-cell table:style-name="ce9" office:value-type="float" office:value="41.3598887222289" calcext:value-type="float">
            <text:p><text:s text:c="3"/>41,4 </text:p>
          </table:table-cell>
          <table:table-cell table:style-name="ce9" office:value-type="float" office:value="40.3415276355593" calcext:value-type="float">
            <text:p><text:s text:c="3"/>40,3 </text:p>
          </table:table-cell>
          <table:table-cell table:style-name="ce9" office:value-type="float" office:value="37.2665894576952" calcext:value-type="float">
            <text:p><text:s text:c="3"/>37,3 </text:p>
          </table:table-cell>
          <table:table-cell table:style-name="ce9" office:value-type="float" office:value="43.4164658134235" calcext:value-type="float">
            <text:p><text:s text:c="3"/>43,4 </text:p>
          </table:table-cell>
          <table:table-cell table:style-name="ce9" office:value-type="float" office:value="39.2618078192317" calcext:value-type="float">
            <text:p><text:s text:c="3"/>39,3 </text:p>
          </table:table-cell>
          <table:table-cell table:style-name="ce9" office:value-type="float" office:value="36.0206357453841" calcext:value-type="float">
            <text:p><text:s text:c="3"/>36,0 </text:p>
          </table:table-cell>
          <table:table-cell table:style-name="ce9" office:value-type="float" office:value="42.5029798930793" calcext:value-type="float">
            <text:p><text:s text:c="3"/>42,5 </text:p>
          </table:table-cell>
          <table:table-cell table:style-name="ce9" office:value-type="float" office:value="34.6490092457963" calcext:value-type="float">
            <text:p><text:s text:c="3"/>34,6 </text:p>
          </table:table-cell>
          <table:table-cell table:style-name="ce9" office:value-type="float" office:value="28.01280254305" calcext:value-type="float">
            <text:p><text:s text:c="3"/>28,0 </text:p>
          </table:table-cell>
          <table:table-cell table:style-name="ce9" office:value-type="float" office:value="41.2852159485426" calcext:value-type="float">
            <text:p><text:s text:c="3"/>41,3 </text:p>
          </table:table-cell>
          <table:table-cell table:style-name="ce9" office:value-type="float" office:value="46.4638623645991" calcext:value-type="float">
            <text:p><text:s text:c="3"/>46,5 </text:p>
          </table:table-cell>
          <table:table-cell table:style-name="ce9" office:value-type="float" office:value="43.123541202517" calcext:value-type="float">
            <text:p><text:s text:c="3"/>43,1 </text:p>
          </table:table-cell>
          <table:table-cell table:style-name="ce9" office:value-type="float" office:value="49.8041835266812" calcext:value-type="float">
            <text:p><text:s text:c="3"/>49,8 </text:p>
          </table:table-cell>
          <table:table-cell table:style-name="ce9" office:value-type="float" office:value="44.5712228245971" calcext:value-type="float">
            <text:p><text:s text:c="3"/>44,6 </text:p>
          </table:table-cell>
          <table:table-cell table:style-name="ce9" office:value-type="float" office:value="41.7426292606245" calcext:value-type="float">
            <text:p><text:s text:c="3"/>41,7 </text:p>
          </table:table-cell>
          <table:table-cell table:style-name="ce9" office:value-type="float" office:value="47.3998163885696" calcext:value-type="float">
            <text:p><text:s text:c="3"/>47,4 </text:p>
          </table:table-cell>
          <table:table-cell table:style-name="ce9" office:value-type="float" office:value="42.1677905149389" calcext:value-type="float">
            <text:p><text:s text:c="3"/>42,2 </text:p>
          </table:table-cell>
          <table:table-cell table:style-name="ce9" office:value-type="float" office:value="39.2492609277397" calcext:value-type="float">
            <text:p><text:s text:c="3"/>39,2 </text:p>
          </table:table-cell>
          <table:table-cell table:style-name="ce9" office:value-type="float" office:value="45.0863201021382" calcext:value-type="float">
            <text:p><text:s text:c="3"/>45,1 </text:p>
          </table:table-cell>
          <table:table-cell table:style-name="ce9" office:value-type="float" office:value="40.5246061922342" calcext:value-type="float">
            <text:p><text:s text:c="3"/>40,5 </text:p>
          </table:table-cell>
          <table:table-cell table:style-name="ce9" office:value-type="float" office:value="30.6563260510439" calcext:value-type="float">
            <text:p><text:s text:c="3"/>30,7 </text:p>
          </table:table-cell>
          <table:table-cell table:style-name="ce9" office:value-type="float" office:value="50.3928863334245" calcext:value-type="float">
            <text:p><text:s text:c="3"/>50,4 </text:p>
          </table:table-cell>
          <table:table-cell table:style-name="ce9" office:value-type="float" office:value="42.201272149007" calcext:value-type="float">
            <text:p><text:s text:c="3"/>42,2 </text:p>
          </table:table-cell>
          <table:table-cell table:style-name="ce9" office:value-type="float" office:value="36.4472002559703" calcext:value-type="float">
            <text:p><text:s text:c="3"/>36,4 </text:p>
          </table:table-cell>
          <table:table-cell table:style-name="ce9" office:value-type="float" office:value="47.9553440420437" calcext:value-type="float">
            <text:p><text:s text:c="3"/>48,0 </text:p>
          </table:table-cell>
          <table:table-cell table:style-name="ce9" office:value-type="float" office:value="51.0588331369922" calcext:value-type="float">
            <text:p><text:s text:c="3"/>51,1 </text:p>
          </table:table-cell>
          <table:table-cell table:style-name="ce9" office:value-type="float" office:value="42.3442857101919" calcext:value-type="float">
            <text:p><text:s text:c="3"/>42,3 </text:p>
          </table:table-cell>
          <table:table-cell table:style-name="ce9" office:value-type="float" office:value="59.7733805637925" calcext:value-type="float">
            <text:p><text:s text:c="3"/>59,8 </text:p>
          </table:table-cell>
          <table:table-cell table:style-name="ce9" office:value-type="float" office:value="48.3061039096662" calcext:value-type="float">
            <text:p><text:s text:c="3"/>48,3 </text:p>
          </table:table-cell>
          <table:table-cell table:style-name="ce9" office:value-type="float" office:value="39.2988907918986" calcext:value-type="float">
            <text:p><text:s text:c="3"/>39,3 </text:p>
          </table:table-cell>
          <table:table-cell table:style-name="ce9" office:value-type="float" office:value="57.3133170274339" calcext:value-type="float">
            <text:p><text:s text:c="3"/>57,3 </text:p>
          </table:table-cell>
          <table:table-cell table:style-name="ce9" office:value-type="float" office:value="39.540319135072" calcext:value-type="float">
            <text:p><text:s text:c="3"/>39,5 </text:p>
          </table:table-cell>
          <table:table-cell table:style-name="ce9" office:value-type="float" office:value="36.0499340913825" calcext:value-type="float">
            <text:p><text:s text:c="3"/>36,0 </text:p>
          </table:table-cell>
          <table:table-cell table:style-name="ce9" office:value-type="float" office:value="43.0307041787615" calcext:value-type="float">
            <text:p><text:s text:c="3"/>43,0 </text:p>
          </table:table-cell>
          <table:table-cell table:number-columns-repeated="963"/>
        </table:table-row>
        <table:table-row table:style-name="ro1">
          <table:table-cell office:value-type="string" calcext:value-type="string">
            <text:p>Belém</text:p>
          </table:table-cell>
          <table:table-cell table:style-name="ce9" office:value-type="float" office:value="35.842100964759" calcext:value-type="float">
            <text:p><text:s text:c="3"/>35,8 </text:p>
          </table:table-cell>
          <table:table-cell table:style-name="ce9" office:value-type="float" office:value="33.4601936604569" calcext:value-type="float">
            <text:p><text:s text:c="3"/>33,5 </text:p>
          </table:table-cell>
          <table:table-cell table:style-name="ce9" office:value-type="float" office:value="38.2240082690612" calcext:value-type="float">
            <text:p><text:s text:c="3"/>38,2 </text:p>
          </table:table-cell>
          <table:table-cell table:style-name="ce9" office:value-type="float" office:value="36.8128271304165" calcext:value-type="float">
            <text:p><text:s text:c="3"/>36,8 </text:p>
          </table:table-cell>
          <table:table-cell table:style-name="ce9" office:value-type="float" office:value="33.6285258767559" calcext:value-type="float">
            <text:p><text:s text:c="3"/>33,6 </text:p>
          </table:table-cell>
          <table:table-cell table:style-name="ce9" office:value-type="float" office:value="39.9971283840771" calcext:value-type="float">
            <text:p><text:s text:c="3"/>40,0 </text:p>
          </table:table-cell>
          <table:table-cell table:style-name="ce9" office:value-type="float" office:value="38.9988891965754" calcext:value-type="float">
            <text:p><text:s text:c="3"/>39,0 </text:p>
          </table:table-cell>
          <table:table-cell table:style-name="ce9" office:value-type="float" office:value="36.2786118425486" calcext:value-type="float">
            <text:p><text:s text:c="3"/>36,3 </text:p>
          </table:table-cell>
          <table:table-cell table:style-name="ce9" office:value-type="float" office:value="41.7191665506022" calcext:value-type="float">
            <text:p><text:s text:c="3"/>41,7 </text:p>
          </table:table-cell>
          <table:table-cell table:style-name="ce9" office:value-type="float" office:value="37.5096520002922" calcext:value-type="float">
            <text:p><text:s text:c="3"/>37,5 </text:p>
          </table:table-cell>
          <table:table-cell table:style-name="ce9" office:value-type="float" office:value="29.8648029762667" calcext:value-type="float">
            <text:p><text:s text:c="3"/>29,9 </text:p>
          </table:table-cell>
          <table:table-cell table:style-name="ce9" office:value-type="float" office:value="45.1545010243176" calcext:value-type="float">
            <text:p><text:s text:c="3"/>45,2 </text:p>
          </table:table-cell>
          <table:table-cell table:style-name="ce9" office:value-type="float" office:value="41.7786215598722" calcext:value-type="float">
            <text:p><text:s text:c="3"/>41,8 </text:p>
          </table:table-cell>
          <table:table-cell table:style-name="ce9" office:value-type="float" office:value="38.9873165385295" calcext:value-type="float">
            <text:p><text:s text:c="3"/>39,0 </text:p>
          </table:table-cell>
          <table:table-cell table:style-name="ce9" office:value-type="float" office:value="44.569926581215" calcext:value-type="float">
            <text:p><text:s text:c="3"/>44,6 </text:p>
          </table:table-cell>
          <table:table-cell table:style-name="ce9" office:value-type="float" office:value="43.0071618075025" calcext:value-type="float">
            <text:p><text:s text:c="3"/>43,0 </text:p>
          </table:table-cell>
          <table:table-cell table:style-name="ce9" office:value-type="float" office:value="39.4771018036122" calcext:value-type="float">
            <text:p><text:s text:c="3"/>39,5 </text:p>
          </table:table-cell>
          <table:table-cell table:style-name="ce9" office:value-type="float" office:value="46.5372218113927" calcext:value-type="float">
            <text:p><text:s text:c="3"/>46,5 </text:p>
          </table:table-cell>
          <table:table-cell table:style-name="ce9" office:value-type="float" office:value="43.5919171953359" calcext:value-type="float">
            <text:p><text:s text:c="3"/>43,6 </text:p>
          </table:table-cell>
          <table:table-cell table:style-name="ce9" office:value-type="float" office:value="40.2152069515621" calcext:value-type="float">
            <text:p><text:s text:c="3"/>40,2 </text:p>
          </table:table-cell>
          <table:table-cell table:style-name="ce9" office:value-type="float" office:value="46.9686274391097" calcext:value-type="float">
            <text:p><text:s text:c="3"/>47,0 </text:p>
          </table:table-cell>
          <table:table-cell table:style-name="ce9" office:value-type="float" office:value="47.8893314871281" calcext:value-type="float">
            <text:p><text:s text:c="3"/>47,9 </text:p>
          </table:table-cell>
          <table:table-cell table:style-name="ce9" office:value-type="float" office:value="39.3459584447509" calcext:value-type="float">
            <text:p><text:s text:c="3"/>39,3 </text:p>
          </table:table-cell>
          <table:table-cell table:style-name="ce9" office:value-type="float" office:value="56.4327045295053" calcext:value-type="float">
            <text:p><text:s text:c="3"/>56,4 </text:p>
          </table:table-cell>
          <table:table-cell table:style-name="ce9" office:value-type="float" office:value="30.5811560800237" calcext:value-type="float">
            <text:p><text:s text:c="3"/>30,6 </text:p>
          </table:table-cell>
          <table:table-cell table:style-name="ce9" office:value-type="float" office:value="27.4447056471546" calcext:value-type="float">
            <text:p><text:s text:c="3"/>27,4 </text:p>
          </table:table-cell>
          <table:table-cell table:style-name="ce9" office:value-type="float" office:value="33.7176065128928" calcext:value-type="float">
            <text:p><text:s text:c="3"/>33,7 </text:p>
          </table:table-cell>
          <table:table-cell table:style-name="ce9" office:value-type="float" office:value="31.01003676229" calcext:value-type="float">
            <text:p><text:s text:c="3"/>31,0 </text:p>
          </table:table-cell>
          <table:table-cell table:style-name="ce9" office:value-type="float" office:value="27.0034193766535" calcext:value-type="float">
            <text:p><text:s text:c="3"/>27,0 </text:p>
          </table:table-cell>
          <table:table-cell table:style-name="ce9" office:value-type="float" office:value="35.0166541479265" calcext:value-type="float">
            <text:p><text:s text:c="3"/>35,0 </text:p>
          </table:table-cell>
          <table:table-cell table:style-name="ce9" office:value-type="float" office:value="34.653747217695" calcext:value-type="float">
            <text:p><text:s text:c="3"/>34,7 </text:p>
          </table:table-cell>
          <table:table-cell table:style-name="ce9" office:value-type="float" office:value="31.0872522495384" calcext:value-type="float">
            <text:p><text:s text:c="3"/>31,1 </text:p>
          </table:table-cell>
          <table:table-cell table:style-name="ce9" office:value-type="float" office:value="38.2202421858517" calcext:value-type="float">
            <text:p><text:s text:c="3"/>38,2 </text:p>
          </table:table-cell>
          <table:table-cell table:style-name="ce9" office:value-type="float" office:value="26.6788317648414" calcext:value-type="float">
            <text:p><text:s text:c="3"/>26,7 </text:p>
          </table:table-cell>
          <table:table-cell table:style-name="ce9" office:value-type="float" office:value="19.3785858247821" calcext:value-type="float">
            <text:p><text:s text:c="3"/>19,4 </text:p>
          </table:table-cell>
          <table:table-cell table:style-name="ce9" office:value-type="float" office:value="33.9790777049008" calcext:value-type="float">
            <text:p><text:s text:c="3"/>34,0 </text:p>
          </table:table-cell>
          <table:table-cell table:style-name="ce9" office:value-type="float" office:value="35.181525506228" calcext:value-type="float">
            <text:p><text:s text:c="3"/>35,2 </text:p>
          </table:table-cell>
          <table:table-cell table:style-name="ce9" office:value-type="float" office:value="32.6372730913997" calcext:value-type="float">
            <text:p><text:s text:c="3"/>32,6 </text:p>
          </table:table-cell>
          <table:table-cell table:style-name="ce9" office:value-type="float" office:value="37.7257779210563" calcext:value-type="float">
            <text:p><text:s text:c="3"/>37,7 </text:p>
          </table:table-cell>
          <table:table-cell table:style-name="ce9" office:value-type="float" office:value="36.5575418779019" calcext:value-type="float">
            <text:p><text:s text:c="3"/>36,6 </text:p>
          </table:table-cell>
          <table:table-cell table:style-name="ce9" office:value-type="float" office:value="32.5770890912356" calcext:value-type="float">
            <text:p><text:s text:c="3"/>32,6 </text:p>
          </table:table-cell>
          <table:table-cell table:style-name="ce9" office:value-type="float" office:value="40.5379946645683" calcext:value-type="float">
            <text:p><text:s text:c="3"/>40,5 </text:p>
          </table:table-cell>
          <table:table-cell table:style-name="ce9" office:value-type="float" office:value="40.9513830206933" calcext:value-type="float">
            <text:p><text:s text:c="3"/>41,0 </text:p>
          </table:table-cell>
          <table:table-cell table:style-name="ce9" office:value-type="float" office:value="37.7080317792326" calcext:value-type="float">
            <text:p><text:s text:c="3"/>37,7 </text:p>
          </table:table-cell>
          <table:table-cell table:style-name="ce9" office:value-type="float" office:value="44.1947342621541" calcext:value-type="float">
            <text:p><text:s text:c="3"/>44,2 </text:p>
          </table:table-cell>
          <table:table-cell table:style-name="ce9" office:value-type="float" office:value="39.720716578955" calcext:value-type="float">
            <text:p><text:s text:c="3"/>39,7 </text:p>
          </table:table-cell>
          <table:table-cell table:style-name="ce9" office:value-type="float" office:value="29.0040005090555" calcext:value-type="float">
            <text:p><text:s text:c="3"/>29,0 </text:p>
          </table:table-cell>
          <table:table-cell table:style-name="ce9" office:value-type="float" office:value="50.4374326488545" calcext:value-type="float">
            <text:p><text:s text:c="3"/>50,4 </text:p>
          </table:table-cell>
          <table:table-cell table:style-name="ce9" office:value-type="float" office:value="38.0744427702567" calcext:value-type="float">
            <text:p><text:s text:c="3"/>38,1 </text:p>
          </table:table-cell>
          <table:table-cell table:style-name="ce9" office:value-type="float" office:value="32.2179997619371" calcext:value-type="float">
            <text:p><text:s text:c="3"/>32,2 </text:p>
          </table:table-cell>
          <table:table-cell table:style-name="ce9" office:value-type="float" office:value="43.9308857785764" calcext:value-type="float">
            <text:p><text:s text:c="3"/>43,9 </text:p>
          </table:table-cell>
          <table:table-cell table:style-name="ce9" office:value-type="float" office:value="37.3724685281525" calcext:value-type="float">
            <text:p><text:s text:c="3"/>37,4 </text:p>
          </table:table-cell>
          <table:table-cell table:style-name="ce9" office:value-type="float" office:value="32.1182327798768" calcext:value-type="float">
            <text:p><text:s text:c="3"/>32,1 </text:p>
          </table:table-cell>
          <table:table-cell table:style-name="ce9" office:value-type="float" office:value="42.6267042764282" calcext:value-type="float">
            <text:p><text:s text:c="3"/>42,6 </text:p>
          </table:table-cell>
          <table:table-cell table:style-name="ce9" office:value-type="float" office:value="34.6778868262736" calcext:value-type="float">
            <text:p><text:s text:c="3"/>34,7 </text:p>
          </table:table-cell>
          <table:table-cell table:style-name="ce9" office:value-type="float" office:value="30.998181436187" calcext:value-type="float">
            <text:p><text:s text:c="3"/>31,0 </text:p>
          </table:table-cell>
          <table:table-cell table:style-name="ce9" office:value-type="float" office:value="38.3575922163602" calcext:value-type="float">
            <text:p><text:s text:c="3"/>38,4 </text:p>
          </table:table-cell>
          <table:table-cell table:style-name="ce9" office:value-type="float" office:value="32.1882403838893" calcext:value-type="float">
            <text:p><text:s text:c="3"/>32,2 </text:p>
          </table:table-cell>
          <table:table-cell table:style-name="ce9" office:value-type="float" office:value="28.5759633697684" calcext:value-type="float">
            <text:p><text:s text:c="3"/>28,6 </text:p>
          </table:table-cell>
          <table:table-cell table:style-name="ce9" office:value-type="float" office:value="35.8005173980102" calcext:value-type="float">
            <text:p><text:s text:c="3"/>35,8 </text:p>
          </table:table-cell>
          <table:table-cell table:number-columns-repeated="963"/>
        </table:table-row>
        <table:table-row table:style-name="ro1">
          <table:table-cell office:value-type="string" calcext:value-type="string">
            <text:p>Macapá</text:p>
          </table:table-cell>
          <table:table-cell table:style-name="ce9" office:value-type="float" office:value="24.6693473622573" calcext:value-type="float">
            <text:p><text:s text:c="3"/>24,7 </text:p>
          </table:table-cell>
          <table:table-cell table:style-name="ce9" office:value-type="float" office:value="22.2870184740335" calcext:value-type="float">
            <text:p><text:s text:c="3"/>22,3 </text:p>
          </table:table-cell>
          <table:table-cell table:style-name="ce9" office:value-type="float" office:value="27.0516762504812" calcext:value-type="float">
            <text:p><text:s text:c="3"/>27,1 </text:p>
          </table:table-cell>
          <table:table-cell table:style-name="ce9" office:value-type="float" office:value="26.9990652845415" calcext:value-type="float">
            <text:p><text:s text:c="3"/>27,0 </text:p>
          </table:table-cell>
          <table:table-cell table:style-name="ce9" office:value-type="float" office:value="24.5277678651589" calcext:value-type="float">
            <text:p><text:s text:c="3"/>24,5 </text:p>
          </table:table-cell>
          <table:table-cell table:style-name="ce9" office:value-type="float" office:value="29.470362703924" calcext:value-type="float">
            <text:p><text:s text:c="3"/>29,5 </text:p>
          </table:table-cell>
          <table:table-cell table:style-name="ce9" office:value-type="float" office:value="25.8558988362207" calcext:value-type="float">
            <text:p><text:s text:c="3"/>25,9 </text:p>
          </table:table-cell>
          <table:table-cell table:style-name="ce9" office:value-type="float" office:value="23.1495713056767" calcext:value-type="float">
            <text:p><text:s text:c="3"/>23,1 </text:p>
          </table:table-cell>
          <table:table-cell table:style-name="ce9" office:value-type="float" office:value="28.5622263667647" calcext:value-type="float">
            <text:p><text:s text:c="3"/>28,6 </text:p>
          </table:table-cell>
          <table:table-cell table:style-name="ce9" office:value-type="float" office:value="26.0444574928917" calcext:value-type="float">
            <text:p><text:s text:c="3"/>26,0 </text:p>
          </table:table-cell>
          <table:table-cell table:style-name="ce9" office:value-type="float" office:value="21.8951324988494" calcext:value-type="float">
            <text:p><text:s text:c="3"/>21,9 </text:p>
          </table:table-cell>
          <table:table-cell table:style-name="ce9" office:value-type="float" office:value="30.193782486934" calcext:value-type="float">
            <text:p><text:s text:c="3"/>30,2 </text:p>
          </table:table-cell>
          <table:table-cell table:style-name="ce9" office:value-type="float" office:value="27.2581542724874" calcext:value-type="float">
            <text:p><text:s text:c="3"/>27,3 </text:p>
          </table:table-cell>
          <table:table-cell table:style-name="ce9" office:value-type="float" office:value="23.894160476654" calcext:value-type="float">
            <text:p><text:s text:c="3"/>23,9 </text:p>
          </table:table-cell>
          <table:table-cell table:style-name="ce9" office:value-type="float" office:value="30.6221480683207" calcext:value-type="float">
            <text:p><text:s text:c="3"/>30,6 </text:p>
          </table:table-cell>
          <table:table-cell table:style-name="ce9" office:value-type="float" office:value="30.4887230820715" calcext:value-type="float">
            <text:p><text:s text:c="3"/>30,5 </text:p>
          </table:table-cell>
          <table:table-cell table:style-name="ce9" office:value-type="float" office:value="27.1693173297648" calcext:value-type="float">
            <text:p><text:s text:c="3"/>27,2 </text:p>
          </table:table-cell>
          <table:table-cell table:style-name="ce9" office:value-type="float" office:value="33.8081288343781" calcext:value-type="float">
            <text:p><text:s text:c="3"/>33,8 </text:p>
          </table:table-cell>
          <table:table-cell table:style-name="ce9" office:value-type="float" office:value="28.0765179415903" calcext:value-type="float">
            <text:p><text:s text:c="3"/>28,1 </text:p>
          </table:table-cell>
          <table:table-cell table:style-name="ce9" office:value-type="float" office:value="24.3794741465919" calcext:value-type="float">
            <text:p><text:s text:c="3"/>24,4 </text:p>
          </table:table-cell>
          <table:table-cell table:style-name="ce9" office:value-type="float" office:value="31.7735617365888" calcext:value-type="float">
            <text:p><text:s text:c="3"/>31,8 </text:p>
          </table:table-cell>
          <table:table-cell table:style-name="ce9" office:value-type="float" office:value="31.7279810310577" calcext:value-type="float">
            <text:p><text:s text:c="3"/>31,7 </text:p>
          </table:table-cell>
          <table:table-cell table:style-name="ce9" office:value-type="float" office:value="27.263064448015" calcext:value-type="float">
            <text:p><text:s text:c="3"/>27,3 </text:p>
          </table:table-cell>
          <table:table-cell table:style-name="ce9" office:value-type="float" office:value="36.1928976141003" calcext:value-type="float">
            <text:p><text:s text:c="3"/>36,2 </text:p>
          </table:table-cell>
          <table:table-cell table:style-name="ce9" office:value-type="float" office:value="22.508945923292" calcext:value-type="float">
            <text:p><text:s text:c="3"/>22,5 </text:p>
          </table:table-cell>
          <table:table-cell table:style-name="ce9" office:value-type="float" office:value="19.7769120718506" calcext:value-type="float">
            <text:p><text:s text:c="3"/>19,8 </text:p>
          </table:table-cell>
          <table:table-cell table:style-name="ce9" office:value-type="float" office:value="25.2409797747335" calcext:value-type="float">
            <text:p><text:s text:c="3"/>25,2 </text:p>
          </table:table-cell>
          <table:table-cell table:style-name="ce9" office:value-type="float" office:value="23.7888924879282" calcext:value-type="float">
            <text:p><text:s text:c="3"/>23,8 </text:p>
          </table:table-cell>
          <table:table-cell table:style-name="ce9" office:value-type="float" office:value="21.3632607917599" calcext:value-type="float">
            <text:p><text:s text:c="3"/>21,4 </text:p>
          </table:table-cell>
          <table:table-cell table:style-name="ce9" office:value-type="float" office:value="26.2145241840965" calcext:value-type="float">
            <text:p><text:s text:c="3"/>26,2 </text:p>
          </table:table-cell>
          <table:table-cell table:style-name="ce9" office:value-type="float" office:value="23.735391170403" calcext:value-type="float">
            <text:p><text:s text:c="3"/>23,7 </text:p>
          </table:table-cell>
          <table:table-cell table:style-name="ce9" office:value-type="float" office:value="20.3865681428589" calcext:value-type="float">
            <text:p><text:s text:c="3"/>20,4 </text:p>
          </table:table-cell>
          <table:table-cell table:style-name="ce9" office:value-type="float" office:value="27.084214197947" calcext:value-type="float">
            <text:p><text:s text:c="3"/>27,1 </text:p>
          </table:table-cell>
          <table:table-cell table:style-name="ce9" office:value-type="float" office:value="20.7782299609017" calcext:value-type="float">
            <text:p><text:s text:c="3"/>20,8 </text:p>
          </table:table-cell>
          <table:table-cell table:style-name="ce9" office:value-type="float" office:value="15.9770555694637" calcext:value-type="float">
            <text:p><text:s text:c="3"/>16,0 </text:p>
          </table:table-cell>
          <table:table-cell table:style-name="ce9" office:value-type="float" office:value="25.5794043523398" calcext:value-type="float">
            <text:p><text:s text:c="3"/>25,6 </text:p>
          </table:table-cell>
          <table:table-cell table:style-name="ce9" office:value-type="float" office:value="24.2328031502945" calcext:value-type="float">
            <text:p><text:s text:c="3"/>24,2 </text:p>
          </table:table-cell>
          <table:table-cell table:style-name="ce9" office:value-type="float" office:value="21.6935260436213" calcext:value-type="float">
            <text:p><text:s text:c="3"/>21,7 </text:p>
          </table:table-cell>
          <table:table-cell table:style-name="ce9" office:value-type="float" office:value="26.7720802569676" calcext:value-type="float">
            <text:p><text:s text:c="3"/>26,8 </text:p>
          </table:table-cell>
          <table:table-cell table:style-name="ce9" office:value-type="float" office:value="25.8784643909914" calcext:value-type="float">
            <text:p><text:s text:c="3"/>25,9 </text:p>
          </table:table-cell>
          <table:table-cell table:style-name="ce9" office:value-type="float" office:value="23.4415286968935" calcext:value-type="float">
            <text:p><text:s text:c="3"/>23,4 </text:p>
          </table:table-cell>
          <table:table-cell table:style-name="ce9" office:value-type="float" office:value="28.3154000850894" calcext:value-type="float">
            <text:p><text:s text:c="3"/>28,3 </text:p>
          </table:table-cell>
          <table:table-cell table:style-name="ce9" office:value-type="float" office:value="24.5068957299188" calcext:value-type="float">
            <text:p><text:s text:c="3"/>24,5 </text:p>
          </table:table-cell>
          <table:table-cell table:style-name="ce9" office:value-type="float" office:value="21.6700452109115" calcext:value-type="float">
            <text:p><text:s text:c="3"/>21,7 </text:p>
          </table:table-cell>
          <table:table-cell table:style-name="ce9" office:value-type="float" office:value="27.3437462489261" calcext:value-type="float">
            <text:p><text:s text:c="3"/>27,3 </text:p>
          </table:table-cell>
          <table:table-cell table:style-name="ce9" office:value-type="float" office:value="24.7184792742593" calcext:value-type="float">
            <text:p><text:s text:c="3"/>24,7 </text:p>
          </table:table-cell>
          <table:table-cell table:style-name="ce9" office:value-type="float" office:value="20.0382240328899" calcext:value-type="float">
            <text:p><text:s text:c="3"/>20,0 </text:p>
          </table:table-cell>
          <table:table-cell table:style-name="ce9" office:value-type="float" office:value="29.3987345156288" calcext:value-type="float">
            <text:p><text:s text:c="3"/>29,4 </text:p>
          </table:table-cell>
          <table:table-cell table:style-name="ce9" office:value-type="float" office:value="29.6562739283424" calcext:value-type="float">
            <text:p><text:s text:c="3"/>29,7 </text:p>
          </table:table-cell>
          <table:table-cell table:style-name="ce9" office:value-type="float" office:value="23.7452278340449" calcext:value-type="float">
            <text:p><text:s text:c="3"/>23,7 </text:p>
          </table:table-cell>
          <table:table-cell table:style-name="ce9" office:value-type="float" office:value="35.5673200226399" calcext:value-type="float">
            <text:p><text:s text:c="3"/>35,6 </text:p>
          </table:table-cell>
          <table:table-cell table:style-name="ce9" office:value-type="float" office:value="35.1220011852373" calcext:value-type="float">
            <text:p><text:s text:c="3"/>35,1 </text:p>
          </table:table-cell>
          <table:table-cell table:style-name="ce9" office:value-type="float" office:value="28.5297987982045" calcext:value-type="float">
            <text:p><text:s text:c="3"/>28,5 </text:p>
          </table:table-cell>
          <table:table-cell table:style-name="ce9" office:value-type="float" office:value="41.7142035722701" calcext:value-type="float">
            <text:p><text:s text:c="3"/>41,7 </text:p>
          </table:table-cell>
          <table:table-cell table:style-name="ce9" office:value-type="float" office:value="35.1981143817283" calcext:value-type="float">
            <text:p><text:s text:c="3"/>35,2 </text:p>
          </table:table-cell>
          <table:table-cell table:style-name="ce9" office:value-type="float" office:value="31.0281577870504" calcext:value-type="float">
            <text:p><text:s text:c="3"/>31,0 </text:p>
          </table:table-cell>
          <table:table-cell table:style-name="ce9" office:value-type="float" office:value="39.3680709764063" calcext:value-type="float">
            <text:p><text:s text:c="3"/>39,4 </text:p>
          </table:table-cell>
          <table:table-cell table:style-name="ce9" office:value-type="float" office:value="35.1533631200746" calcext:value-type="float">
            <text:p><text:s text:c="3"/>35,2 </text:p>
          </table:table-cell>
          <table:table-cell table:style-name="ce9" office:value-type="float" office:value="29.6014159808209" calcext:value-type="float">
            <text:p><text:s text:c="3"/>29,6 </text:p>
          </table:table-cell>
          <table:table-cell table:style-name="ce9" office:value-type="float" office:value="40.7053102593283" calcext:value-type="float">
            <text:p><text:s text:c="3"/>40,7 </text:p>
          </table:table-cell>
          <table:table-cell table:number-columns-repeated="963"/>
        </table:table-row>
        <table:table-row table:style-name="ro1">
          <table:table-cell office:value-type="string" calcext:value-type="string">
            <text:p>Palmas</text:p>
          </table:table-cell>
          <table:table-cell table:style-name="ce9" office:value-type="float" office:value="69.657303270376" calcext:value-type="float">
            <text:p><text:s text:c="3"/>69,7 </text:p>
          </table:table-cell>
          <table:table-cell table:style-name="ce9" office:value-type="float" office:value="67.0186513484577" calcext:value-type="float">
            <text:p><text:s text:c="3"/>67,0 </text:p>
          </table:table-cell>
          <table:table-cell table:style-name="ce9" office:value-type="float" office:value="72.2959551922943" calcext:value-type="float">
            <text:p><text:s text:c="3"/>72,3 </text:p>
          </table:table-cell>
          <table:table-cell table:style-name="ce9" office:value-type="float" office:value="68.5911777586961" calcext:value-type="float">
            <text:p><text:s text:c="3"/>68,6 </text:p>
          </table:table-cell>
          <table:table-cell table:style-name="ce9" office:value-type="float" office:value="66.6697215528674" calcext:value-type="float">
            <text:p><text:s text:c="3"/>66,7 </text:p>
          </table:table-cell>
          <table:table-cell table:style-name="ce9" office:value-type="float" office:value="70.5126339645248" calcext:value-type="float">
            <text:p><text:s text:c="3"/>70,5 </text:p>
          </table:table-cell>
          <table:table-cell table:style-name="ce9" office:value-type="float" office:value="64.3002495405147" calcext:value-type="float">
            <text:p><text:s text:c="3"/>64,3 </text:p>
          </table:table-cell>
          <table:table-cell table:style-name="ce9" office:value-type="float" office:value="61.3544002159983" calcext:value-type="float">
            <text:p><text:s text:c="3"/>61,4 </text:p>
          </table:table-cell>
          <table:table-cell table:style-name="ce9" office:value-type="float" office:value="67.2460988650311" calcext:value-type="float">
            <text:p><text:s text:c="3"/>67,2 </text:p>
          </table:table-cell>
          <table:table-cell table:style-name="ce9" office:value-type="float" office:value="61.5765755933723" calcext:value-type="float">
            <text:p><text:s text:c="3"/>61,6 </text:p>
          </table:table-cell>
          <table:table-cell table:style-name="ce9" office:value-type="float" office:value="54.3982333693061" calcext:value-type="float">
            <text:p><text:s text:c="3"/>54,4 </text:p>
          </table:table-cell>
          <table:table-cell table:style-name="ce9" office:value-type="float" office:value="68.7549178174386" calcext:value-type="float">
            <text:p><text:s text:c="3"/>68,8 </text:p>
          </table:table-cell>
          <table:table-cell table:style-name="ce9" office:value-type="float" office:value="73.1882392309696" calcext:value-type="float">
            <text:p><text:s text:c="3"/>73,2 </text:p>
          </table:table-cell>
          <table:table-cell table:style-name="ce9" office:value-type="float" office:value="69.7394121940223" calcext:value-type="float">
            <text:p><text:s text:c="3"/>69,7 </text:p>
          </table:table-cell>
          <table:table-cell table:style-name="ce9" office:value-type="float" office:value="76.637066267917" calcext:value-type="float">
            <text:p><text:s text:c="3"/>76,6 </text:p>
          </table:table-cell>
          <table:table-cell table:style-name="ce9" office:value-type="float" office:value="76.4619514574537" calcext:value-type="float">
            <text:p><text:s text:c="3"/>76,5 </text:p>
          </table:table-cell>
          <table:table-cell table:style-name="ce9" office:value-type="float" office:value="73.0754215307845" calcext:value-type="float">
            <text:p><text:s text:c="3"/>73,1 </text:p>
          </table:table-cell>
          <table:table-cell table:style-name="ce9" office:value-type="float" office:value="79.8484813841229" calcext:value-type="float">
            <text:p><text:s text:c="3"/>79,8 </text:p>
          </table:table-cell>
          <table:table-cell table:style-name="ce9" office:value-type="float" office:value="68.3344403000731" calcext:value-type="float">
            <text:p><text:s text:c="3"/>68,3 </text:p>
          </table:table-cell>
          <table:table-cell table:style-name="ce9" office:value-type="float" office:value="64.34110949105" calcext:value-type="float">
            <text:p><text:s text:c="3"/>64,3 </text:p>
          </table:table-cell>
          <table:table-cell table:style-name="ce9" office:value-type="float" office:value="72.3277711090961" calcext:value-type="float">
            <text:p><text:s text:c="3"/>72,3 </text:p>
          </table:table-cell>
          <table:table-cell table:style-name="ce9" office:value-type="float" office:value="64.4654627951525" calcext:value-type="float">
            <text:p><text:s text:c="3"/>64,5 </text:p>
          </table:table-cell>
          <table:table-cell table:style-name="ce9" office:value-type="float" office:value="56.044113418879" calcext:value-type="float">
            <text:p><text:s text:c="3"/>56,0 </text:p>
          </table:table-cell>
          <table:table-cell table:style-name="ce9" office:value-type="float" office:value="72.8868121714261" calcext:value-type="float">
            <text:p><text:s text:c="3"/>72,9 </text:p>
          </table:table-cell>
          <table:table-cell table:style-name="ce9" office:value-type="float" office:value="66.6833288649458" calcext:value-type="float">
            <text:p><text:s text:c="3"/>66,7 </text:p>
          </table:table-cell>
          <table:table-cell table:style-name="ce9" office:value-type="float" office:value="62.5650718638198" calcext:value-type="float">
            <text:p><text:s text:c="3"/>62,6 </text:p>
          </table:table-cell>
          <table:table-cell table:style-name="ce9" office:value-type="float" office:value="70.8015858660717" calcext:value-type="float">
            <text:p><text:s text:c="3"/>70,8 </text:p>
          </table:table-cell>
          <table:table-cell table:style-name="ce9" office:value-type="float" office:value="61.5900232834604" calcext:value-type="float">
            <text:p><text:s text:c="3"/>61,6 </text:p>
          </table:table-cell>
          <table:table-cell table:style-name="ce9" office:value-type="float" office:value="58.6861488266576" calcext:value-type="float">
            <text:p><text:s text:c="3"/>58,7 </text:p>
          </table:table-cell>
          <table:table-cell table:style-name="ce9" office:value-type="float" office:value="64.4938977402633" calcext:value-type="float">
            <text:p><text:s text:c="3"/>64,5 </text:p>
          </table:table-cell>
          <table:table-cell table:style-name="ce9" office:value-type="float" office:value="60.7674033970011" calcext:value-type="float">
            <text:p><text:s text:c="3"/>60,8 </text:p>
          </table:table-cell>
          <table:table-cell table:style-name="ce9" office:value-type="float" office:value="57.3161230193433" calcext:value-type="float">
            <text:p><text:s text:c="3"/>57,3 </text:p>
          </table:table-cell>
          <table:table-cell table:style-name="ce9" office:value-type="float" office:value="64.2186837746589" calcext:value-type="float">
            <text:p><text:s text:c="3"/>64,2 </text:p>
          </table:table-cell>
          <table:table-cell table:style-name="ce9" office:value-type="float" office:value="59.0920298075867" calcext:value-type="float">
            <text:p><text:s text:c="3"/>59,1 </text:p>
          </table:table-cell>
          <table:table-cell table:style-name="ce9" office:value-type="float" office:value="50.6249516385966" calcext:value-type="float">
            <text:p><text:s text:c="3"/>50,6 </text:p>
          </table:table-cell>
          <table:table-cell table:style-name="ce9" office:value-type="float" office:value="67.5591079765767" calcext:value-type="float">
            <text:p><text:s text:c="3"/>67,6 </text:p>
          </table:table-cell>
          <table:table-cell table:style-name="ce9" office:value-type="float" office:value="69.5601559634621" calcext:value-type="float">
            <text:p><text:s text:c="3"/>69,6 </text:p>
          </table:table-cell>
          <table:table-cell table:style-name="ce9" office:value-type="float" office:value="66.5632450860298" calcext:value-type="float">
            <text:p><text:s text:c="3"/>66,6 </text:p>
          </table:table-cell>
          <table:table-cell table:style-name="ce9" office:value-type="float" office:value="72.5570668408944" calcext:value-type="float">
            <text:p><text:s text:c="3"/>72,6 </text:p>
          </table:table-cell>
          <table:table-cell table:style-name="ce9" office:value-type="float" office:value="69.7485541050675" calcext:value-type="float">
            <text:p><text:s text:c="3"/>69,7 </text:p>
          </table:table-cell>
          <table:table-cell table:style-name="ce9" office:value-type="float" office:value="67.7904666443323" calcext:value-type="float">
            <text:p><text:s text:c="3"/>67,8 </text:p>
          </table:table-cell>
          <table:table-cell table:style-name="ce9" office:value-type="float" office:value="71.7066415658026" calcext:value-type="float">
            <text:p><text:s text:c="3"/>71,7 </text:p>
          </table:table-cell>
          <table:table-cell table:style-name="ce9" office:value-type="float" office:value="64.1961456312251" calcext:value-type="float">
            <text:p><text:s text:c="3"/>64,2 </text:p>
          </table:table-cell>
          <table:table-cell table:style-name="ce9" office:value-type="float" office:value="60.9452377554318" calcext:value-type="float">
            <text:p><text:s text:c="3"/>60,9 </text:p>
          </table:table-cell>
          <table:table-cell table:style-name="ce9" office:value-type="float" office:value="67.4470535070184" calcext:value-type="float">
            <text:p><text:s text:c="3"/>67,4 </text:p>
          </table:table-cell>
          <table:table-cell table:style-name="ce9" office:value-type="float" office:value="63.6674719274102" calcext:value-type="float">
            <text:p><text:s text:c="3"/>63,7 </text:p>
          </table:table-cell>
          <table:table-cell table:style-name="ce9" office:value-type="float" office:value="55.0425719379204" calcext:value-type="float">
            <text:p><text:s text:c="3"/>55,0 </text:p>
          </table:table-cell>
          <table:table-cell table:style-name="ce9" office:value-type="float" office:value="72.2923719169" calcext:value-type="float">
            <text:p><text:s text:c="3"/>72,3 </text:p>
          </table:table-cell>
          <table:table-cell table:style-name="ce9" office:value-type="float" office:value="70.3090214871601" calcext:value-type="float">
            <text:p><text:s text:c="3"/>70,3 </text:p>
          </table:table-cell>
          <table:table-cell table:style-name="ce9" office:value-type="float" office:value="67.0332717526623" calcext:value-type="float">
            <text:p><text:s text:c="3"/>67,0 </text:p>
          </table:table-cell>
          <table:table-cell table:style-name="ce9" office:value-type="float" office:value="73.5847712216579" calcext:value-type="float">
            <text:p><text:s text:c="3"/>73,6 </text:p>
          </table:table-cell>
          <table:table-cell table:style-name="ce9" office:value-type="float" office:value="60.3728943678724" calcext:value-type="float">
            <text:p><text:s text:c="3"/>60,4 </text:p>
          </table:table-cell>
          <table:table-cell table:style-name="ce9" office:value-type="float" office:value="56.0844613356682" calcext:value-type="float">
            <text:p><text:s text:c="3"/>56,1 </text:p>
          </table:table-cell>
          <table:table-cell table:style-name="ce9" office:value-type="float" office:value="64.6613274000765" calcext:value-type="float">
            <text:p><text:s text:c="3"/>64,7 </text:p>
          </table:table-cell>
          <table:table-cell table:style-name="ce9" office:value-type="float" office:value="64.6998714297673" calcext:value-type="float">
            <text:p><text:s text:c="3"/>64,7 </text:p>
          </table:table-cell>
          <table:table-cell table:style-name="ce9" office:value-type="float" office:value="57.863950930222" calcext:value-type="float">
            <text:p><text:s text:c="3"/>57,9 </text:p>
          </table:table-cell>
          <table:table-cell table:style-name="ce9" office:value-type="float" office:value="71.5357919293126" calcext:value-type="float">
            <text:p><text:s text:c="3"/>71,5 </text:p>
          </table:table-cell>
          <table:table-cell table:style-name="ce9" office:value-type="float" office:value="52.7057887108113" calcext:value-type="float">
            <text:p><text:s text:c="3"/>52,7 </text:p>
          </table:table-cell>
          <table:table-cell table:style-name="ce9" office:value-type="float" office:value="46.2409468303107" calcext:value-type="float">
            <text:p><text:s text:c="3"/>46,2 </text:p>
          </table:table-cell>
          <table:table-cell table:style-name="ce9" office:value-type="float" office:value="59.1706305913119" calcext:value-type="float">
            <text:p><text:s text:c="3"/>59,2 </text:p>
          </table:table-cell>
          <table:table-cell table:number-columns-repeated="963"/>
        </table:table-row>
        <table:table-row table:style-name="ro1">
          <table:table-cell office:value-type="string" calcext:value-type="string">
            <text:p>São Luís</text:p>
          </table:table-cell>
          <table:table-cell table:style-name="ce9" office:value-type="float" office:value="26.5159242738109" calcext:value-type="float">
            <text:p><text:s text:c="3"/>26,5 </text:p>
          </table:table-cell>
          <table:table-cell table:style-name="ce9" office:value-type="float" office:value="24.3841250067216" calcext:value-type="float">
            <text:p><text:s text:c="3"/>24,4 </text:p>
          </table:table-cell>
          <table:table-cell table:style-name="ce9" office:value-type="float" office:value="28.6477235409002" calcext:value-type="float">
            <text:p><text:s text:c="3"/>28,6 </text:p>
          </table:table-cell>
          <table:table-cell table:style-name="ce9" office:value-type="float" office:value="26.3910064833452" calcext:value-type="float">
            <text:p><text:s text:c="3"/>26,4 </text:p>
          </table:table-cell>
          <table:table-cell table:style-name="ce9" office:value-type="float" office:value="24.1843003663583" calcext:value-type="float">
            <text:p><text:s text:c="3"/>24,2 </text:p>
          </table:table-cell>
          <table:table-cell table:style-name="ce9" office:value-type="float" office:value="28.597712600332" calcext:value-type="float">
            <text:p><text:s text:c="3"/>28,6 </text:p>
          </table:table-cell>
          <table:table-cell table:style-name="ce9" office:value-type="float" office:value="26.7942811939098" calcext:value-type="float">
            <text:p><text:s text:c="3"/>26,8 </text:p>
          </table:table-cell>
          <table:table-cell table:style-name="ce9" office:value-type="float" office:value="24.2750208326033" calcext:value-type="float">
            <text:p><text:s text:c="3"/>24,3 </text:p>
          </table:table-cell>
          <table:table-cell table:style-name="ce9" office:value-type="float" office:value="29.3135415552162" calcext:value-type="float">
            <text:p><text:s text:c="3"/>29,3 </text:p>
          </table:table-cell>
          <table:table-cell table:style-name="ce9" office:value-type="float" office:value="36.1950814315818" calcext:value-type="float">
            <text:p><text:s text:c="3"/>36,2 </text:p>
          </table:table-cell>
          <table:table-cell table:style-name="ce9" office:value-type="float" office:value="31.4888099553946" calcext:value-type="float">
            <text:p><text:s text:c="3"/>31,5 </text:p>
          </table:table-cell>
          <table:table-cell table:style-name="ce9" office:value-type="float" office:value="40.901352907769" calcext:value-type="float">
            <text:p><text:s text:c="3"/>40,9 </text:p>
          </table:table-cell>
          <table:table-cell table:style-name="ce9" office:value-type="float" office:value="29.1349898254678" calcext:value-type="float">
            <text:p><text:s text:c="3"/>29,1 </text:p>
          </table:table-cell>
          <table:table-cell table:style-name="ce9" office:value-type="float" office:value="26.6447517716275" calcext:value-type="float">
            <text:p><text:s text:c="3"/>26,6 </text:p>
          </table:table-cell>
          <table:table-cell table:style-name="ce9" office:value-type="float" office:value="31.6252278793082" calcext:value-type="float">
            <text:p><text:s text:c="3"/>31,6 </text:p>
          </table:table-cell>
          <table:table-cell table:style-name="ce9" office:value-type="float" office:value="29.3782749335833" calcext:value-type="float">
            <text:p><text:s text:c="3"/>29,4 </text:p>
          </table:table-cell>
          <table:table-cell table:style-name="ce9" office:value-type="float" office:value="26.4152457334988" calcext:value-type="float">
            <text:p><text:s text:c="3"/>26,4 </text:p>
          </table:table-cell>
          <table:table-cell table:style-name="ce9" office:value-type="float" office:value="32.3413041336679" calcext:value-type="float">
            <text:p><text:s text:c="3"/>32,3 </text:p>
          </table:table-cell>
          <table:table-cell table:style-name="ce9" office:value-type="float" office:value="30.7714321099949" calcext:value-type="float">
            <text:p><text:s text:c="3"/>30,8 </text:p>
          </table:table-cell>
          <table:table-cell table:style-name="ce9" office:value-type="float" office:value="26.8499244820693" calcext:value-type="float">
            <text:p><text:s text:c="3"/>26,8 </text:p>
          </table:table-cell>
          <table:table-cell table:style-name="ce9" office:value-type="float" office:value="34.6929397379205" calcext:value-type="float">
            <text:p><text:s text:c="3"/>34,7 </text:p>
          </table:table-cell>
          <table:table-cell table:style-name="ce9" office:value-type="float" office:value="37.9932233064109" calcext:value-type="float">
            <text:p><text:s text:c="3"/>38,0 </text:p>
          </table:table-cell>
          <table:table-cell table:style-name="ce9" office:value-type="float" office:value="32.7093857993867" calcext:value-type="float">
            <text:p><text:s text:c="3"/>32,7 </text:p>
          </table:table-cell>
          <table:table-cell table:style-name="ce9" office:value-type="float" office:value="43.2770608134351" calcext:value-type="float">
            <text:p><text:s text:c="3"/>43,3 </text:p>
          </table:table-cell>
          <table:table-cell table:style-name="ce9" office:value-type="float" office:value="24.3805499866291" calcext:value-type="float">
            <text:p><text:s text:c="3"/>24,4 </text:p>
          </table:table-cell>
          <table:table-cell table:style-name="ce9" office:value-type="float" office:value="21.7341289676213" calcext:value-type="float">
            <text:p><text:s text:c="3"/>21,7 </text:p>
          </table:table-cell>
          <table:table-cell table:style-name="ce9" office:value-type="float" office:value="27.0269710056369" calcext:value-type="float">
            <text:p><text:s text:c="3"/>27,0 </text:p>
          </table:table-cell>
          <table:table-cell table:style-name="ce9" office:value-type="float" office:value="23.7090456688224" calcext:value-type="float">
            <text:p><text:s text:c="3"/>23,7 </text:p>
          </table:table-cell>
          <table:table-cell table:style-name="ce9" office:value-type="float" office:value="21.2491327666081" calcext:value-type="float">
            <text:p><text:s text:c="3"/>21,2 </text:p>
          </table:table-cell>
          <table:table-cell table:style-name="ce9" office:value-type="float" office:value="26.1689585710368" calcext:value-type="float">
            <text:p><text:s text:c="3"/>26,2 </text:p>
          </table:table-cell>
          <table:table-cell table:style-name="ce9" office:value-type="float" office:value="22.859597944989" calcext:value-type="float">
            <text:p><text:s text:c="3"/>22,9 </text:p>
          </table:table-cell>
          <table:table-cell table:style-name="ce9" office:value-type="float" office:value="19.9474254764502" calcext:value-type="float">
            <text:p><text:s text:c="3"/>19,9 </text:p>
          </table:table-cell>
          <table:table-cell table:style-name="ce9" office:value-type="float" office:value="25.7717704135278" calcext:value-type="float">
            <text:p><text:s text:c="3"/>25,8 </text:p>
          </table:table-cell>
          <table:table-cell table:style-name="ce9" office:value-type="float" office:value="34.3629635286496" calcext:value-type="float">
            <text:p><text:s text:c="3"/>34,4 </text:p>
          </table:table-cell>
          <table:table-cell table:style-name="ce9" office:value-type="float" office:value="27.888291550678" calcext:value-type="float">
            <text:p><text:s text:c="3"/>27,9 </text:p>
          </table:table-cell>
          <table:table-cell table:style-name="ce9" office:value-type="float" office:value="40.8376355066213" calcext:value-type="float">
            <text:p><text:s text:c="3"/>40,8 </text:p>
          </table:table-cell>
          <table:table-cell table:style-name="ce9" office:value-type="float" office:value="24.4393397469173" calcext:value-type="float">
            <text:p><text:s text:c="3"/>24,4 </text:p>
          </table:table-cell>
          <table:table-cell table:style-name="ce9" office:value-type="float" office:value="22.0151010247088" calcext:value-type="float">
            <text:p><text:s text:c="3"/>22,0 </text:p>
          </table:table-cell>
          <table:table-cell table:style-name="ce9" office:value-type="float" office:value="26.8635784691258" calcext:value-type="float">
            <text:p><text:s text:c="3"/>26,9 </text:p>
          </table:table-cell>
          <table:table-cell table:style-name="ce9" office:value-type="float" office:value="25.1216507786744" calcext:value-type="float">
            <text:p><text:s text:c="3"/>25,1 </text:p>
          </table:table-cell>
          <table:table-cell table:style-name="ce9" office:value-type="float" office:value="22.9374617834651" calcext:value-type="float">
            <text:p><text:s text:c="3"/>22,9 </text:p>
          </table:table-cell>
          <table:table-cell table:style-name="ce9" office:value-type="float" office:value="27.3058397738837" calcext:value-type="float">
            <text:p><text:s text:c="3"/>27,3 </text:p>
          </table:table-cell>
          <table:table-cell table:style-name="ce9" office:value-type="float" office:value="24.8024995321017" calcext:value-type="float">
            <text:p><text:s text:c="3"/>24,8 </text:p>
          </table:table-cell>
          <table:table-cell table:style-name="ce9" office:value-type="float" office:value="22.2761097673676" calcext:value-type="float">
            <text:p><text:s text:c="3"/>22,3 </text:p>
          </table:table-cell>
          <table:table-cell table:style-name="ce9" office:value-type="float" office:value="27.3288892968358" calcext:value-type="float">
            <text:p><text:s text:c="3"/>27,3 </text:p>
          </table:table-cell>
          <table:table-cell table:style-name="ce9" office:value-type="float" office:value="36.9262838959708" calcext:value-type="float">
            <text:p><text:s text:c="3"/>36,9 </text:p>
          </table:table-cell>
          <table:table-cell table:style-name="ce9" office:value-type="float" office:value="30.6034857154368" calcext:value-type="float">
            <text:p><text:s text:c="3"/>30,6 </text:p>
          </table:table-cell>
          <table:table-cell table:style-name="ce9" office:value-type="float" office:value="43.2490820765048" calcext:value-type="float">
            <text:p><text:s text:c="3"/>43,2 </text:p>
          </table:table-cell>
          <table:table-cell table:style-name="ce9" office:value-type="float" office:value="33.6488625888535" calcext:value-type="float">
            <text:p><text:s text:c="3"/>33,6 </text:p>
          </table:table-cell>
          <table:table-cell table:style-name="ce9" office:value-type="float" office:value="28.6351023711087" calcext:value-type="float">
            <text:p><text:s text:c="3"/>28,6 </text:p>
          </table:table-cell>
          <table:table-cell table:style-name="ce9" office:value-type="float" office:value="38.6626228065983" calcext:value-type="float">
            <text:p><text:s text:c="3"/>38,7 </text:p>
          </table:table-cell>
          <table:table-cell table:style-name="ce9" office:value-type="float" office:value="30.2545584586932" calcext:value-type="float">
            <text:p><text:s text:c="3"/>30,3 </text:p>
          </table:table-cell>
          <table:table-cell table:style-name="ce9" office:value-type="float" office:value="25.1087768372977" calcext:value-type="float">
            <text:p><text:s text:c="3"/>25,1 </text:p>
          </table:table-cell>
          <table:table-cell table:style-name="ce9" office:value-type="float" office:value="35.4003400800887" calcext:value-type="float">
            <text:p><text:s text:c="3"/>35,4 </text:p>
          </table:table-cell>
          <table:table-cell table:style-name="ce9" office:value-type="float" office:value="31.6676008804977" calcext:value-type="float">
            <text:p><text:s text:c="3"/>31,7 </text:p>
          </table:table-cell>
          <table:table-cell table:style-name="ce9" office:value-type="float" office:value="26.9172796992494" calcext:value-type="float">
            <text:p><text:s text:c="3"/>26,9 </text:p>
          </table:table-cell>
          <table:table-cell table:style-name="ce9" office:value-type="float" office:value="36.417922061746" calcext:value-type="float">
            <text:p><text:s text:c="3"/>36,4 </text:p>
          </table:table-cell>
          <table:table-cell table:style-name="ce9" office:value-type="float" office:value="34.3981895491231" calcext:value-type="float">
            <text:p><text:s text:c="3"/>34,4 </text:p>
          </table:table-cell>
          <table:table-cell table:style-name="ce9" office:value-type="float" office:value="29.6216741713065" calcext:value-type="float">
            <text:p><text:s text:c="3"/>29,6 </text:p>
          </table:table-cell>
          <table:table-cell table:style-name="ce9" office:value-type="float" office:value="39.1747049269398" calcext:value-type="float">
            <text:p><text:s text:c="3"/>39,2 </text:p>
          </table:table-cell>
          <table:table-cell table:number-columns-repeated="963"/>
        </table:table-row>
        <table:table-row table:style-name="ro1">
          <table:table-cell office:value-type="string" calcext:value-type="string">
            <text:p>Teresina</text:p>
          </table:table-cell>
          <table:table-cell table:style-name="ce9" office:value-type="float" office:value="54.1005924289554" calcext:value-type="float">
            <text:p><text:s text:c="3"/>54,1 </text:p>
          </table:table-cell>
          <table:table-cell table:style-name="ce9" office:value-type="float" office:value="51.6341819240264" calcext:value-type="float">
            <text:p><text:s text:c="3"/>51,6 </text:p>
          </table:table-cell>
          <table:table-cell table:style-name="ce9" office:value-type="float" office:value="56.5670029338843" calcext:value-type="float">
            <text:p><text:s text:c="3"/>56,6 </text:p>
          </table:table-cell>
          <table:table-cell table:style-name="ce9" office:value-type="float" office:value="49.589162347642" calcext:value-type="float">
            <text:p><text:s text:c="3"/>49,6 </text:p>
          </table:table-cell>
          <table:table-cell table:style-name="ce9" office:value-type="float" office:value="46.4922820210802" calcext:value-type="float">
            <text:p><text:s text:c="3"/>46,5 </text:p>
          </table:table-cell>
          <table:table-cell table:style-name="ce9" office:value-type="float" office:value="52.6860426742038" calcext:value-type="float">
            <text:p><text:s text:c="3"/>52,7 </text:p>
          </table:table-cell>
          <table:table-cell table:style-name="ce9" office:value-type="float" office:value="47.0602370036291" calcext:value-type="float">
            <text:p><text:s text:c="3"/>47,1 </text:p>
          </table:table-cell>
          <table:table-cell table:style-name="ce9" office:value-type="float" office:value="44.4994262165697" calcext:value-type="float">
            <text:p><text:s text:c="3"/>44,5 </text:p>
          </table:table-cell>
          <table:table-cell table:style-name="ce9" office:value-type="float" office:value="49.6210477906885" calcext:value-type="float">
            <text:p><text:s text:c="3"/>49,6 </text:p>
          </table:table-cell>
          <table:table-cell table:style-name="ce9" office:value-type="float" office:value="50.3482384900941" calcext:value-type="float">
            <text:p><text:s text:c="3"/>50,3 </text:p>
          </table:table-cell>
          <table:table-cell table:style-name="ce9" office:value-type="float" office:value="46.2693108878586" calcext:value-type="float">
            <text:p><text:s text:c="3"/>46,3 </text:p>
          </table:table-cell>
          <table:table-cell table:style-name="ce9" office:value-type="float" office:value="54.4271660923296" calcext:value-type="float">
            <text:p><text:s text:c="3"/>54,4 </text:p>
          </table:table-cell>
          <table:table-cell table:style-name="ce9" office:value-type="float" office:value="60.0066770199909" calcext:value-type="float">
            <text:p><text:s text:c="3"/>60,0 </text:p>
          </table:table-cell>
          <table:table-cell table:style-name="ce9" office:value-type="float" office:value="56.3293851788956" calcext:value-type="float">
            <text:p><text:s text:c="3"/>56,3 </text:p>
          </table:table-cell>
          <table:table-cell table:style-name="ce9" office:value-type="float" office:value="63.6839688610862" calcext:value-type="float">
            <text:p><text:s text:c="3"/>63,7 </text:p>
          </table:table-cell>
          <table:table-cell table:style-name="ce9" office:value-type="float" office:value="55.1140910511983" calcext:value-type="float">
            <text:p><text:s text:c="3"/>55,1 </text:p>
          </table:table-cell>
          <table:table-cell table:style-name="ce9" office:value-type="float" office:value="50.895752114504" calcext:value-type="float">
            <text:p><text:s text:c="3"/>50,9 </text:p>
          </table:table-cell>
          <table:table-cell table:style-name="ce9" office:value-type="float" office:value="59.3324299878926" calcext:value-type="float">
            <text:p><text:s text:c="3"/>59,3 </text:p>
          </table:table-cell>
          <table:table-cell table:style-name="ce9" office:value-type="float" office:value="53.9718193250715" calcext:value-type="float">
            <text:p><text:s text:c="3"/>54,0 </text:p>
          </table:table-cell>
          <table:table-cell table:style-name="ce9" office:value-type="float" office:value="50.1875014773474" calcext:value-type="float">
            <text:p><text:s text:c="3"/>50,2 </text:p>
          </table:table-cell>
          <table:table-cell table:style-name="ce9" office:value-type="float" office:value="57.7561371727956" calcext:value-type="float">
            <text:p><text:s text:c="3"/>57,8 </text:p>
          </table:table-cell>
          <table:table-cell table:style-name="ce9" office:value-type="float" office:value="56.4341623678885" calcext:value-type="float">
            <text:p><text:s text:c="3"/>56,4 </text:p>
          </table:table-cell>
          <table:table-cell table:style-name="ce9" office:value-type="float" office:value="52.4320325703969" calcext:value-type="float">
            <text:p><text:s text:c="3"/>52,4 </text:p>
          </table:table-cell>
          <table:table-cell table:style-name="ce9" office:value-type="float" office:value="60.4362921653801" calcext:value-type="float">
            <text:p><text:s text:c="3"/>60,4 </text:p>
          </table:table-cell>
          <table:table-cell table:style-name="ce9" office:value-type="float" office:value="48.8590359141176" calcext:value-type="float">
            <text:p><text:s text:c="3"/>48,9 </text:p>
          </table:table-cell>
          <table:table-cell table:style-name="ce9" office:value-type="float" office:value="45.64866015241" calcext:value-type="float">
            <text:p><text:s text:c="3"/>45,6 </text:p>
          </table:table-cell>
          <table:table-cell table:style-name="ce9" office:value-type="float" office:value="52.0694116758252" calcext:value-type="float">
            <text:p><text:s text:c="3"/>52,1 </text:p>
          </table:table-cell>
          <table:table-cell table:style-name="ce9" office:value-type="float" office:value="44.6814122960814" calcext:value-type="float">
            <text:p><text:s text:c="3"/>44,7 </text:p>
          </table:table-cell>
          <table:table-cell table:style-name="ce9" office:value-type="float" office:value="40.9878368879835" calcext:value-type="float">
            <text:p><text:s text:c="3"/>41,0 </text:p>
          </table:table-cell>
          <table:table-cell table:style-name="ce9" office:value-type="float" office:value="48.3749877041793" calcext:value-type="float">
            <text:p><text:s text:c="3"/>48,4 </text:p>
          </table:table-cell>
          <table:table-cell table:style-name="ce9" office:value-type="float" office:value="40.9090156268663" calcext:value-type="float">
            <text:p><text:s text:c="3"/>40,9 </text:p>
          </table:table-cell>
          <table:table-cell table:style-name="ce9" office:value-type="float" office:value="37.7716130147338" calcext:value-type="float">
            <text:p><text:s text:c="3"/>37,8 </text:p>
          </table:table-cell>
          <table:table-cell table:style-name="ce9" office:value-type="float" office:value="44.0464182389987" calcext:value-type="float">
            <text:p><text:s text:c="3"/>44,0 </text:p>
          </table:table-cell>
          <table:table-cell table:style-name="ce9" office:value-type="float" office:value="43.8328649436801" calcext:value-type="float">
            <text:p><text:s text:c="3"/>43,8 </text:p>
          </table:table-cell>
          <table:table-cell table:style-name="ce9" office:value-type="float" office:value="38.194250049937" calcext:value-type="float">
            <text:p><text:s text:c="3"/>38,2 </text:p>
          </table:table-cell>
          <table:table-cell table:style-name="ce9" office:value-type="float" office:value="49.4714798374232" calcext:value-type="float">
            <text:p><text:s text:c="3"/>49,5 </text:p>
          </table:table-cell>
          <table:table-cell table:style-name="ce9" office:value-type="float" office:value="56.6176586439768" calcext:value-type="float">
            <text:p><text:s text:c="3"/>56,6 </text:p>
          </table:table-cell>
          <table:table-cell table:style-name="ce9" office:value-type="float" office:value="54.5020148928697" calcext:value-type="float">
            <text:p><text:s text:c="3"/>54,5 </text:p>
          </table:table-cell>
          <table:table-cell table:style-name="ce9" office:value-type="float" office:value="58.7333023950838" calcext:value-type="float">
            <text:p><text:s text:c="3"/>58,7 </text:p>
          </table:table-cell>
          <table:table-cell table:style-name="ce9" office:value-type="float" office:value="51.9713077360157" calcext:value-type="float">
            <text:p><text:s text:c="3"/>52,0 </text:p>
          </table:table-cell>
          <table:table-cell table:style-name="ce9" office:value-type="float" office:value="48.7336097478779" calcext:value-type="float">
            <text:p><text:s text:c="3"/>48,7 </text:p>
          </table:table-cell>
          <table:table-cell table:style-name="ce9" office:value-type="float" office:value="55.2090057241535" calcext:value-type="float">
            <text:p><text:s text:c="3"/>55,2 </text:p>
          </table:table-cell>
          <table:table-cell table:style-name="ce9" office:value-type="float" office:value="49.3704260389516" calcext:value-type="float">
            <text:p><text:s text:c="3"/>49,4 </text:p>
          </table:table-cell>
          <table:table-cell table:style-name="ce9" office:value-type="float" office:value="46.3640527771181" calcext:value-type="float">
            <text:p><text:s text:c="3"/>46,4 </text:p>
          </table:table-cell>
          <table:table-cell table:style-name="ce9" office:value-type="float" office:value="52.376799300785" calcext:value-type="float">
            <text:p><text:s text:c="3"/>52,4 </text:p>
          </table:table-cell>
          <table:table-cell table:style-name="ce9" office:value-type="float" office:value="56.1172830030889" calcext:value-type="float">
            <text:p><text:s text:c="3"/>56,1 </text:p>
          </table:table-cell>
          <table:table-cell table:style-name="ce9" office:value-type="float" office:value="51.180858677014" calcext:value-type="float">
            <text:p><text:s text:c="3"/>51,2 </text:p>
          </table:table-cell>
          <table:table-cell table:style-name="ce9" office:value-type="float" office:value="61.0537073291639" calcext:value-type="float">
            <text:p><text:s text:c="3"/>61,1 </text:p>
          </table:table-cell>
          <table:table-cell table:style-name="ce9" office:value-type="float" office:value="49.1178674730512" calcext:value-type="float">
            <text:p><text:s text:c="3"/>49,1 </text:p>
          </table:table-cell>
          <table:table-cell table:style-name="ce9" office:value-type="float" office:value="43.3939891267103" calcext:value-type="float">
            <text:p><text:s text:c="3"/>43,4 </text:p>
          </table:table-cell>
          <table:table-cell table:style-name="ce9" office:value-type="float" office:value="54.8417458193922" calcext:value-type="float">
            <text:p><text:s text:c="3"/>54,8 </text:p>
          </table:table-cell>
          <table:table-cell table:style-name="ce9" office:value-type="float" office:value="44.1105008332773" calcext:value-type="float">
            <text:p><text:s text:c="3"/>44,1 </text:p>
          </table:table-cell>
          <table:table-cell table:style-name="ce9" office:value-type="float" office:value="37.7936421466847" calcext:value-type="float">
            <text:p><text:s text:c="3"/>37,8 </text:p>
          </table:table-cell>
          <table:table-cell table:style-name="ce9" office:value-type="float" office:value="50.42735951987" calcext:value-type="float">
            <text:p><text:s text:c="3"/>50,4 </text:p>
          </table:table-cell>
          <table:table-cell table:style-name="ce9" office:value-type="float" office:value="42.3669343465758" calcext:value-type="float">
            <text:p><text:s text:c="3"/>42,4 </text:p>
          </table:table-cell>
          <table:table-cell table:style-name="ce9" office:value-type="float" office:value="38.9883610119349" calcext:value-type="float">
            <text:p><text:s text:c="3"/>39,0 </text:p>
          </table:table-cell>
          <table:table-cell table:style-name="ce9" office:value-type="float" office:value="45.7455076812167" calcext:value-type="float">
            <text:p><text:s text:c="3"/>45,7 </text:p>
          </table:table-cell>
          <table:table-cell table:style-name="ce9" office:value-type="float" office:value="40.0224769145124" calcext:value-type="float">
            <text:p><text:s text:c="3"/>40,0 </text:p>
          </table:table-cell>
          <table:table-cell table:style-name="ce9" office:value-type="float" office:value="32.9991545479301" calcext:value-type="float">
            <text:p><text:s text:c="3"/>33,0 </text:p>
          </table:table-cell>
          <table:table-cell table:style-name="ce9" office:value-type="float" office:value="47.0457992810946" calcext:value-type="float">
            <text:p><text:s text:c="3"/>47,0 </text:p>
          </table:table-cell>
          <table:table-cell table:number-columns-repeated="963"/>
        </table:table-row>
        <table:table-row table:style-name="ro1">
          <table:table-cell office:value-type="string" calcext:value-type="string">
            <text:p>Fortaleza</text:p>
          </table:table-cell>
          <table:table-cell table:style-name="ce9" office:value-type="float" office:value="57.76440450646" calcext:value-type="float">
            <text:p><text:s text:c="3"/>57,8 </text:p>
          </table:table-cell>
          <table:table-cell table:style-name="ce9" office:value-type="float" office:value="54.6651434750149" calcext:value-type="float">
            <text:p><text:s text:c="3"/>54,7 </text:p>
          </table:table-cell>
          <table:table-cell table:style-name="ce9" office:value-type="float" office:value="60.8636655379051" calcext:value-type="float">
            <text:p><text:s text:c="3"/>60,9 </text:p>
          </table:table-cell>
          <table:table-cell table:style-name="ce9" office:value-type="float" office:value="49.1659924164032" calcext:value-type="float">
            <text:p><text:s text:c="3"/>49,2 </text:p>
          </table:table-cell>
          <table:table-cell table:style-name="ce9" office:value-type="float" office:value="45.8588060577804" calcext:value-type="float">
            <text:p><text:s text:c="3"/>45,9 </text:p>
          </table:table-cell>
          <table:table-cell table:style-name="ce9" office:value-type="float" office:value="52.4731787750259" calcext:value-type="float">
            <text:p><text:s text:c="3"/>52,5 </text:p>
          </table:table-cell>
          <table:table-cell table:style-name="ce9" office:value-type="float" office:value="47.6599015433591" calcext:value-type="float">
            <text:p><text:s text:c="3"/>47,7 </text:p>
          </table:table-cell>
          <table:table-cell table:style-name="ce9" office:value-type="float" office:value="44.3030834250948" calcext:value-type="float">
            <text:p><text:s text:c="3"/>44,3 </text:p>
          </table:table-cell>
          <table:table-cell table:style-name="ce9" office:value-type="float" office:value="51.0167196616234" calcext:value-type="float">
            <text:p><text:s text:c="3"/>51,0 </text:p>
          </table:table-cell>
          <table:table-cell table:style-name="ce9" office:value-type="float" office:value="43.0261389195154" calcext:value-type="float">
            <text:p><text:s text:c="3"/>43,0 </text:p>
          </table:table-cell>
          <table:table-cell table:style-name="ce9" office:value-type="float" office:value="38.6454910522041" calcext:value-type="float">
            <text:p><text:s text:c="3"/>38,6 </text:p>
          </table:table-cell>
          <table:table-cell table:style-name="ce9" office:value-type="float" office:value="47.4067867868266" calcext:value-type="float">
            <text:p><text:s text:c="3"/>47,4 </text:p>
          </table:table-cell>
          <table:table-cell table:style-name="ce9" office:value-type="float" office:value="66.5934001166439" calcext:value-type="float">
            <text:p><text:s text:c="3"/>66,6 </text:p>
          </table:table-cell>
          <table:table-cell table:style-name="ce9" office:value-type="float" office:value="62.444013017014" calcext:value-type="float">
            <text:p><text:s text:c="3"/>62,4 </text:p>
          </table:table-cell>
          <table:table-cell table:style-name="ce9" office:value-type="float" office:value="70.742787216274" calcext:value-type="float">
            <text:p><text:s text:c="3"/>70,7 </text:p>
          </table:table-cell>
          <table:table-cell table:style-name="ce9" office:value-type="float" office:value="57.1693479933961" calcext:value-type="float">
            <text:p><text:s text:c="3"/>57,2 </text:p>
          </table:table-cell>
          <table:table-cell table:style-name="ce9" office:value-type="float" office:value="52.9787769869522" calcext:value-type="float">
            <text:p><text:s text:c="3"/>53,0 </text:p>
          </table:table-cell>
          <table:table-cell table:style-name="ce9" office:value-type="float" office:value="61.35991899984" calcext:value-type="float">
            <text:p><text:s text:c="3"/>61,4 </text:p>
          </table:table-cell>
          <table:table-cell table:style-name="ce9" office:value-type="float" office:value="55.5069962300924" calcext:value-type="float">
            <text:p><text:s text:c="3"/>55,5 </text:p>
          </table:table-cell>
          <table:table-cell table:style-name="ce9" office:value-type="float" office:value="51.2503028824691" calcext:value-type="float">
            <text:p><text:s text:c="3"/>51,3 </text:p>
          </table:table-cell>
          <table:table-cell table:style-name="ce9" office:value-type="float" office:value="59.7636895777156" calcext:value-type="float">
            <text:p><text:s text:c="3"/>59,8 </text:p>
          </table:table-cell>
          <table:table-cell table:style-name="ce9" office:value-type="float" office:value="55.0914265097413" calcext:value-type="float">
            <text:p><text:s text:c="3"/>55,1 </text:p>
          </table:table-cell>
          <table:table-cell table:style-name="ce9" office:value-type="float" office:value="48.3583521059971" calcext:value-type="float">
            <text:p><text:s text:c="3"/>48,4 </text:p>
          </table:table-cell>
          <table:table-cell table:style-name="ce9" office:value-type="float" office:value="61.8245009134856" calcext:value-type="float">
            <text:p><text:s text:c="3"/>61,8 </text:p>
          </table:table-cell>
          <table:table-cell table:style-name="ce9" office:value-type="float" office:value="50.0942880452728" calcext:value-type="float">
            <text:p><text:s text:c="3"/>50,1 </text:p>
          </table:table-cell>
          <table:table-cell table:style-name="ce9" office:value-type="float" office:value="46.4130403128488" calcext:value-type="float">
            <text:p><text:s text:c="3"/>46,4 </text:p>
          </table:table-cell>
          <table:table-cell table:style-name="ce9" office:value-type="float" office:value="53.7755357776968" calcext:value-type="float">
            <text:p><text:s text:c="3"/>53,8 </text:p>
          </table:table-cell>
          <table:table-cell table:style-name="ce9" office:value-type="float" office:value="41.6908156275071" calcext:value-type="float">
            <text:p><text:s text:c="3"/>41,7 </text:p>
          </table:table-cell>
          <table:table-cell table:style-name="ce9" office:value-type="float" office:value="37.372945854987" calcext:value-type="float">
            <text:p><text:s text:c="3"/>37,4 </text:p>
          </table:table-cell>
          <table:table-cell table:style-name="ce9" office:value-type="float" office:value="46.0086854000272" calcext:value-type="float">
            <text:p><text:s text:c="3"/>46,0 </text:p>
          </table:table-cell>
          <table:table-cell table:style-name="ce9" office:value-type="float" office:value="40.1505151446966" calcext:value-type="float">
            <text:p><text:s text:c="3"/>40,2 </text:p>
          </table:table-cell>
          <table:table-cell table:style-name="ce9" office:value-type="float" office:value="36.0170312821737" calcext:value-type="float">
            <text:p><text:s text:c="3"/>36,0 </text:p>
          </table:table-cell>
          <table:table-cell table:style-name="ce9" office:value-type="float" office:value="44.2839990072195" calcext:value-type="float">
            <text:p><text:s text:c="3"/>44,3 </text:p>
          </table:table-cell>
          <table:table-cell table:style-name="ce9" office:value-type="float" office:value="30.9311513306955" calcext:value-type="float">
            <text:p><text:s text:c="3"/>30,9 </text:p>
          </table:table-cell>
          <table:table-cell table:style-name="ce9" office:value-type="float" office:value="26.3142729538322" calcext:value-type="float">
            <text:p><text:s text:c="3"/>26,3 </text:p>
          </table:table-cell>
          <table:table-cell table:style-name="ce9" office:value-type="float" office:value="35.5480297075588" calcext:value-type="float">
            <text:p><text:s text:c="3"/>35,5 </text:p>
          </table:table-cell>
          <table:table-cell table:style-name="ce9" office:value-type="float" office:value="61.7614507170129" calcext:value-type="float">
            <text:p><text:s text:c="3"/>61,8 </text:p>
          </table:table-cell>
          <table:table-cell table:style-name="ce9" office:value-type="float" office:value="57.8959415102361" calcext:value-type="float">
            <text:p><text:s text:c="3"/>57,9 </text:p>
          </table:table-cell>
          <table:table-cell table:style-name="ce9" office:value-type="float" office:value="65.6269599237897" calcext:value-type="float">
            <text:p><text:s text:c="3"/>65,6 </text:p>
          </table:table-cell>
          <table:table-cell table:style-name="ce9" office:value-type="float" office:value="55.4552631059029" calcext:value-type="float">
            <text:p><text:s text:c="3"/>55,5 </text:p>
          </table:table-cell>
          <table:table-cell table:style-name="ce9" office:value-type="float" office:value="52.5100992866814" calcext:value-type="float">
            <text:p><text:s text:c="3"/>52,5 </text:p>
          </table:table-cell>
          <table:table-cell table:style-name="ce9" office:value-type="float" office:value="58.4004269251243" calcext:value-type="float">
            <text:p><text:s text:c="3"/>58,4 </text:p>
          </table:table-cell>
          <table:table-cell table:style-name="ce9" office:value-type="float" office:value="50.2710663310439" calcext:value-type="float">
            <text:p><text:s text:c="3"/>50,3 </text:p>
          </table:table-cell>
          <table:table-cell table:style-name="ce9" office:value-type="float" office:value="46.768721960722" calcext:value-type="float">
            <text:p><text:s text:c="3"/>46,8 </text:p>
          </table:table-cell>
          <table:table-cell table:style-name="ce9" office:value-type="float" office:value="53.7734107013658" calcext:value-type="float">
            <text:p><text:s text:c="3"/>53,8 </text:p>
          </table:table-cell>
          <table:table-cell table:style-name="ce9" office:value-type="float" office:value="42.8015322625108" calcext:value-type="float">
            <text:p><text:s text:c="3"/>42,8 </text:p>
          </table:table-cell>
          <table:table-cell table:style-name="ce9" office:value-type="float" office:value="37.0178543032878" calcext:value-type="float">
            <text:p><text:s text:c="3"/>37,0 </text:p>
          </table:table-cell>
          <table:table-cell table:style-name="ce9" office:value-type="float" office:value="48.5852102217339" calcext:value-type="float">
            <text:p><text:s text:c="3"/>48,6 </text:p>
          </table:table-cell>
          <table:table-cell table:style-name="ce9" office:value-type="float" office:value="48.2716545090621" calcext:value-type="float">
            <text:p><text:s text:c="3"/>48,3 </text:p>
          </table:table-cell>
          <table:table-cell table:style-name="ce9" office:value-type="float" office:value="43.9971035776986" calcext:value-type="float">
            <text:p><text:s text:c="3"/>44,0 </text:p>
          </table:table-cell>
          <table:table-cell table:style-name="ce9" office:value-type="float" office:value="52.5462054404256" calcext:value-type="float">
            <text:p><text:s text:c="3"/>52,5 </text:p>
          </table:table-cell>
          <table:table-cell table:style-name="ce9" office:value-type="float" office:value="40.8796586215471" calcext:value-type="float">
            <text:p><text:s text:c="3"/>40,9 </text:p>
          </table:table-cell>
          <table:table-cell table:style-name="ce9" office:value-type="float" office:value="36.5492472037192" calcext:value-type="float">
            <text:p><text:s text:c="3"/>36,5 </text:p>
          </table:table-cell>
          <table:table-cell table:style-name="ce9" office:value-type="float" office:value="45.210070039375" calcext:value-type="float">
            <text:p><text:s text:c="3"/>45,2 </text:p>
          </table:table-cell>
          <table:table-cell table:style-name="ce9" office:value-type="float" office:value="42.3312348453329" calcext:value-type="float">
            <text:p><text:s text:c="3"/>42,3 </text:p>
          </table:table-cell>
          <table:table-cell table:style-name="ce9" office:value-type="float" office:value="36.3562920181362" calcext:value-type="float">
            <text:p><text:s text:c="3"/>36,4 </text:p>
          </table:table-cell>
          <table:table-cell table:style-name="ce9" office:value-type="float" office:value="48.3061776725297" calcext:value-type="float">
            <text:p><text:s text:c="3"/>48,3 </text:p>
          </table:table-cell>
          <table:table-cell table:style-name="ce9" office:value-type="float" office:value="43.4365184871221" calcext:value-type="float">
            <text:p><text:s text:c="3"/>43,4 </text:p>
          </table:table-cell>
          <table:table-cell table:style-name="ce9" office:value-type="float" office:value="36.9302219660061" calcext:value-type="float">
            <text:p><text:s text:c="3"/>36,9 </text:p>
          </table:table-cell>
          <table:table-cell table:style-name="ce9" office:value-type="float" office:value="49.9428150082382" calcext:value-type="float">
            <text:p><text:s text:c="3"/>49,9 </text:p>
          </table:table-cell>
          <table:table-cell table:number-columns-repeated="963"/>
        </table:table-row>
        <table:table-row table:style-name="ro1">
          <table:table-cell office:value-type="string" calcext:value-type="string">
            <text:p>Natal</text:p>
          </table:table-cell>
          <table:table-cell table:style-name="ce9" office:value-type="float" office:value="65.3692045962652" calcext:value-type="float">
            <text:p><text:s text:c="3"/>65,4 </text:p>
          </table:table-cell>
          <table:table-cell table:style-name="ce9" office:value-type="float" office:value="62.7282878197459" calcext:value-type="float">
            <text:p><text:s text:c="3"/>62,7 </text:p>
          </table:table-cell>
          <table:table-cell table:style-name="ce9" office:value-type="float" office:value="68.0101213727845" calcext:value-type="float">
            <text:p><text:s text:c="3"/>68,0 </text:p>
          </table:table-cell>
          <table:table-cell table:style-name="ce9" office:value-type="float" office:value="65.6753900732214" calcext:value-type="float">
            <text:p><text:s text:c="3"/>65,7 </text:p>
          </table:table-cell>
          <table:table-cell table:style-name="ce9" office:value-type="float" office:value="62.8124525216576" calcext:value-type="float">
            <text:p><text:s text:c="3"/>62,8 </text:p>
          </table:table-cell>
          <table:table-cell table:style-name="ce9" office:value-type="float" office:value="68.5383276247852" calcext:value-type="float">
            <text:p><text:s text:c="3"/>68,5 </text:p>
          </table:table-cell>
          <table:table-cell table:style-name="ce9" office:value-type="float" office:value="61.348486111953" calcext:value-type="float">
            <text:p><text:s text:c="3"/>61,3 </text:p>
          </table:table-cell>
          <table:table-cell table:style-name="ce9" office:value-type="float" office:value="58.2504089009156" calcext:value-type="float">
            <text:p><text:s text:c="3"/>58,3 </text:p>
          </table:table-cell>
          <table:table-cell table:style-name="ce9" office:value-type="float" office:value="64.4465633229904" calcext:value-type="float">
            <text:p><text:s text:c="3"/>64,4 </text:p>
          </table:table-cell>
          <table:table-cell table:style-name="ce9" office:value-type="float" office:value="52.4827309078429" calcext:value-type="float">
            <text:p><text:s text:c="3"/>52,5 </text:p>
          </table:table-cell>
          <table:table-cell table:style-name="ce9" office:value-type="float" office:value="47.8261443652678" calcext:value-type="float">
            <text:p><text:s text:c="3"/>47,8 </text:p>
          </table:table-cell>
          <table:table-cell table:style-name="ce9" office:value-type="float" office:value="57.139317450418" calcext:value-type="float">
            <text:p><text:s text:c="3"/>57,1 </text:p>
          </table:table-cell>
          <table:table-cell table:style-name="ce9" office:value-type="float" office:value="71.5842922222585" calcext:value-type="float">
            <text:p><text:s text:c="3"/>71,6 </text:p>
          </table:table-cell>
          <table:table-cell table:style-name="ce9" office:value-type="float" office:value="68.7905623609297" calcext:value-type="float">
            <text:p><text:s text:c="3"/>68,8 </text:p>
          </table:table-cell>
          <table:table-cell table:style-name="ce9" office:value-type="float" office:value="74.3780220835874" calcext:value-type="float">
            <text:p><text:s text:c="3"/>74,4 </text:p>
          </table:table-cell>
          <table:table-cell table:style-name="ce9" office:value-type="float" office:value="71.4209167657614" calcext:value-type="float">
            <text:p><text:s text:c="3"/>71,4 </text:p>
          </table:table-cell>
          <table:table-cell table:style-name="ce9" office:value-type="float" office:value="68.2877608409902" calcext:value-type="float">
            <text:p><text:s text:c="3"/>68,3 </text:p>
          </table:table-cell>
          <table:table-cell table:style-name="ce9" office:value-type="float" office:value="74.5540726905326" calcext:value-type="float">
            <text:p><text:s text:c="3"/>74,6 </text:p>
          </table:table-cell>
          <table:table-cell table:style-name="ce9" office:value-type="float" office:value="67.702837331245" calcext:value-type="float">
            <text:p><text:s text:c="3"/>67,7 </text:p>
          </table:table-cell>
          <table:table-cell table:style-name="ce9" office:value-type="float" office:value="64.226154881761" calcext:value-type="float">
            <text:p><text:s text:c="3"/>64,2 </text:p>
          </table:table-cell>
          <table:table-cell table:style-name="ce9" office:value-type="float" office:value="71.1795197807289" calcext:value-type="float">
            <text:p><text:s text:c="3"/>71,2 </text:p>
          </table:table-cell>
          <table:table-cell table:style-name="ce9" office:value-type="float" office:value="62.4147371394979" calcext:value-type="float">
            <text:p><text:s text:c="3"/>62,4 </text:p>
          </table:table-cell>
          <table:table-cell table:style-name="ce9" office:value-type="float" office:value="57.6114526802006" calcext:value-type="float">
            <text:p><text:s text:c="3"/>57,6 </text:p>
          </table:table-cell>
          <table:table-cell table:style-name="ce9" office:value-type="float" office:value="67.2180215987951" calcext:value-type="float">
            <text:p><text:s text:c="3"/>67,2 </text:p>
          </table:table-cell>
          <table:table-cell table:style-name="ce9" office:value-type="float" office:value="60.0743607092004" calcext:value-type="float">
            <text:p><text:s text:c="3"/>60,1 </text:p>
          </table:table-cell>
          <table:table-cell table:style-name="ce9" office:value-type="float" office:value="56.2831357876386" calcext:value-type="float">
            <text:p><text:s text:c="3"/>56,3 </text:p>
          </table:table-cell>
          <table:table-cell table:style-name="ce9" office:value-type="float" office:value="63.8655856307622" calcext:value-type="float">
            <text:p><text:s text:c="3"/>63,9 </text:p>
          </table:table-cell>
          <table:table-cell table:style-name="ce9" office:value-type="float" office:value="60.6422155074588" calcext:value-type="float">
            <text:p><text:s text:c="3"/>60,6 </text:p>
          </table:table-cell>
          <table:table-cell table:style-name="ce9" office:value-type="float" office:value="56.7333751319646" calcext:value-type="float">
            <text:p><text:s text:c="3"/>56,7 </text:p>
          </table:table-cell>
          <table:table-cell table:style-name="ce9" office:value-type="float" office:value="64.551055882953" calcext:value-type="float">
            <text:p><text:s text:c="3"/>64,6 </text:p>
          </table:table-cell>
          <table:table-cell table:style-name="ce9" office:value-type="float" office:value="55.1631988146578" calcext:value-type="float">
            <text:p><text:s text:c="3"/>55,2 </text:p>
          </table:table-cell>
          <table:table-cell table:style-name="ce9" office:value-type="float" office:value="50.7602367238627" calcext:value-type="float">
            <text:p><text:s text:c="3"/>50,8 </text:p>
          </table:table-cell>
          <table:table-cell table:style-name="ce9" office:value-type="float" office:value="59.5661609054528" calcext:value-type="float">
            <text:p><text:s text:c="3"/>59,6 </text:p>
          </table:table-cell>
          <table:table-cell table:style-name="ce9" office:value-type="float" office:value="41.5633300267044" calcext:value-type="float">
            <text:p><text:s text:c="3"/>41,6 </text:p>
          </table:table-cell>
          <table:table-cell table:style-name="ce9" office:value-type="float" office:value="34.0610456455776" calcext:value-type="float">
            <text:p><text:s text:c="3"/>34,1 </text:p>
          </table:table-cell>
          <table:table-cell table:style-name="ce9" office:value-type="float" office:value="49.0656144078311" calcext:value-type="float">
            <text:p><text:s text:c="3"/>49,1 </text:p>
          </table:table-cell>
          <table:table-cell table:style-name="ce9" office:value-type="float" office:value="71.5107145777456" calcext:value-type="float">
            <text:p><text:s text:c="3"/>71,5 </text:p>
          </table:table-cell>
          <table:table-cell table:style-name="ce9" office:value-type="float" office:value="69.1267279950597" calcext:value-type="float">
            <text:p><text:s text:c="3"/>69,1 </text:p>
          </table:table-cell>
          <table:table-cell table:style-name="ce9" office:value-type="float" office:value="73.8947011604315" calcext:value-type="float">
            <text:p><text:s text:c="3"/>73,9 </text:p>
          </table:table-cell>
          <table:table-cell table:style-name="ce9" office:value-type="float" office:value="69.8843348201764" calcext:value-type="float">
            <text:p><text:s text:c="3"/>69,9 </text:p>
          </table:table-cell>
          <table:table-cell table:style-name="ce9" office:value-type="float" office:value="67.0350553818351" calcext:value-type="float">
            <text:p><text:s text:c="3"/>67,0 </text:p>
          </table:table-cell>
          <table:table-cell table:style-name="ce9" office:value-type="float" office:value="72.7336142585178" calcext:value-type="float">
            <text:p><text:s text:c="3"/>72,7 </text:p>
          </table:table-cell>
          <table:table-cell table:style-name="ce9" office:value-type="float" office:value="65.1853613004102" calcext:value-type="float">
            <text:p><text:s text:c="3"/>65,2 </text:p>
          </table:table-cell>
          <table:table-cell table:style-name="ce9" office:value-type="float" office:value="62.1977561296393" calcext:value-type="float">
            <text:p><text:s text:c="3"/>62,2 </text:p>
          </table:table-cell>
          <table:table-cell table:style-name="ce9" office:value-type="float" office:value="68.1729664711811" calcext:value-type="float">
            <text:p><text:s text:c="3"/>68,2 </text:p>
          </table:table-cell>
          <table:table-cell table:style-name="ce9" office:value-type="float" office:value="52.1757047293293" calcext:value-type="float">
            <text:p><text:s text:c="3"/>52,2 </text:p>
          </table:table-cell>
          <table:table-cell table:style-name="ce9" office:value-type="float" office:value="45.8489837735935" calcext:value-type="float">
            <text:p><text:s text:c="3"/>45,8 </text:p>
          </table:table-cell>
          <table:table-cell table:style-name="ce9" office:value-type="float" office:value="58.502425685065" calcext:value-type="float">
            <text:p><text:s text:c="3"/>58,5 </text:p>
          </table:table-cell>
          <table:table-cell table:style-name="ce9" office:value-type="float" office:value="55.2726292479537" calcext:value-type="float">
            <text:p><text:s text:c="3"/>55,3 </text:p>
          </table:table-cell>
          <table:table-cell table:style-name="ce9" office:value-type="float" office:value="49.5215612391272" calcext:value-type="float">
            <text:p><text:s text:c="3"/>49,5 </text:p>
          </table:table-cell>
          <table:table-cell table:style-name="ce9" office:value-type="float" office:value="61.0236972567801" calcext:value-type="float">
            <text:p><text:s text:c="3"/>61,0 </text:p>
          </table:table-cell>
          <table:table-cell table:style-name="ce9" office:value-type="float" office:value="57.9857342143971" calcext:value-type="float">
            <text:p><text:s text:c="3"/>58,0 </text:p>
          </table:table-cell>
          <table:table-cell table:style-name="ce9" office:value-type="float" office:value="53.3002805512608" calcext:value-type="float">
            <text:p><text:s text:c="3"/>53,3 </text:p>
          </table:table-cell>
          <table:table-cell table:style-name="ce9" office:value-type="float" office:value="62.6711878775333" calcext:value-type="float">
            <text:p><text:s text:c="3"/>62,7 </text:p>
          </table:table-cell>
          <table:table-cell table:style-name="ce9" office:value-type="float" office:value="54.9200493415633" calcext:value-type="float">
            <text:p><text:s text:c="3"/>54,9 </text:p>
          </table:table-cell>
          <table:table-cell table:style-name="ce9" office:value-type="float" office:value="50.0078084013646" calcext:value-type="float">
            <text:p><text:s text:c="3"/>50,0 </text:p>
          </table:table-cell>
          <table:table-cell table:style-name="ce9" office:value-type="float" office:value="59.8322902817621" calcext:value-type="float">
            <text:p><text:s text:c="3"/>59,8 </text:p>
          </table:table-cell>
          <table:table-cell table:style-name="ce9" office:value-type="float" office:value="52.9695534047443" calcext:value-type="float">
            <text:p><text:s text:c="3"/>53,0 </text:p>
          </table:table-cell>
          <table:table-cell table:style-name="ce9" office:value-type="float" office:value="46.3090113317728" calcext:value-type="float">
            <text:p><text:s text:c="3"/>46,3 </text:p>
          </table:table-cell>
          <table:table-cell table:style-name="ce9" office:value-type="float" office:value="59.6300954777158" calcext:value-type="float">
            <text:p><text:s text:c="3"/>59,6 </text:p>
          </table:table-cell>
          <table:table-cell table:number-columns-repeated="963"/>
        </table:table-row>
        <table:table-row table:style-name="ro1">
          <table:table-cell office:value-type="string" calcext:value-type="string">
            <text:p>João Pessoa</text:p>
          </table:table-cell>
          <table:table-cell table:style-name="ce9" office:value-type="float" office:value="64.3549875587035" calcext:value-type="float">
            <text:p><text:s text:c="3"/>64,4 </text:p>
          </table:table-cell>
          <table:table-cell table:style-name="ce9" office:value-type="float" office:value="61.7302991544311" calcext:value-type="float">
            <text:p><text:s text:c="3"/>61,7 </text:p>
          </table:table-cell>
          <table:table-cell table:style-name="ce9" office:value-type="float" office:value="66.979675962976" calcext:value-type="float">
            <text:p><text:s text:c="3"/>67,0 </text:p>
          </table:table-cell>
          <table:table-cell table:style-name="ce9" office:value-type="float" office:value="61.4976070522407" calcext:value-type="float">
            <text:p><text:s text:c="3"/>61,5 </text:p>
          </table:table-cell>
          <table:table-cell table:style-name="ce9" office:value-type="float" office:value="58.0618488909724" calcext:value-type="float">
            <text:p><text:s text:c="3"/>58,1 </text:p>
          </table:table-cell>
          <table:table-cell table:style-name="ce9" office:value-type="float" office:value="64.9333652135091" calcext:value-type="float">
            <text:p><text:s text:c="3"/>64,9 </text:p>
          </table:table-cell>
          <table:table-cell table:style-name="ce9" office:value-type="float" office:value="58.6511590637164" calcext:value-type="float">
            <text:p><text:s text:c="3"/>58,7 </text:p>
          </table:table-cell>
          <table:table-cell table:style-name="ce9" office:value-type="float" office:value="55.3097387827431" calcext:value-type="float">
            <text:p><text:s text:c="3"/>55,3 </text:p>
          </table:table-cell>
          <table:table-cell table:style-name="ce9" office:value-type="float" office:value="61.9925793446898" calcext:value-type="float">
            <text:p><text:s text:c="3"/>62,0 </text:p>
          </table:table-cell>
          <table:table-cell table:style-name="ce9" office:value-type="float" office:value="60.0144197663038" calcext:value-type="float">
            <text:p><text:s text:c="3"/>60,0 </text:p>
          </table:table-cell>
          <table:table-cell table:style-name="ce9" office:value-type="float" office:value="55.9130901651277" calcext:value-type="float">
            <text:p><text:s text:c="3"/>55,9 </text:p>
          </table:table-cell>
          <table:table-cell table:style-name="ce9" office:value-type="float" office:value="64.1157493674799" calcext:value-type="float">
            <text:p><text:s text:c="3"/>64,1 </text:p>
          </table:table-cell>
          <table:table-cell table:style-name="ce9" office:value-type="float" office:value="71.8248412554158" calcext:value-type="float">
            <text:p><text:s text:c="3"/>71,8 </text:p>
          </table:table-cell>
          <table:table-cell table:style-name="ce9" office:value-type="float" office:value="68.2964657712601" calcext:value-type="float">
            <text:p><text:s text:c="3"/>68,3 </text:p>
          </table:table-cell>
          <table:table-cell table:style-name="ce9" office:value-type="float" office:value="75.3532167395715" calcext:value-type="float">
            <text:p><text:s text:c="3"/>75,4 </text:p>
          </table:table-cell>
          <table:table-cell table:style-name="ce9" office:value-type="float" office:value="66.697703375265" calcext:value-type="float">
            <text:p><text:s text:c="3"/>66,7 </text:p>
          </table:table-cell>
          <table:table-cell table:style-name="ce9" office:value-type="float" office:value="62.5366557468284" calcext:value-type="float">
            <text:p><text:s text:c="3"/>62,5 </text:p>
          </table:table-cell>
          <table:table-cell table:style-name="ce9" office:value-type="float" office:value="70.8587510037017" calcext:value-type="float">
            <text:p><text:s text:c="3"/>70,9 </text:p>
          </table:table-cell>
          <table:table-cell table:style-name="ce9" office:value-type="float" office:value="64.8546139458567" calcext:value-type="float">
            <text:p><text:s text:c="3"/>64,9 </text:p>
          </table:table-cell>
          <table:table-cell table:style-name="ce9" office:value-type="float" office:value="61.136717653777" calcext:value-type="float">
            <text:p><text:s text:c="3"/>61,1 </text:p>
          </table:table-cell>
          <table:table-cell table:style-name="ce9" office:value-type="float" office:value="68.5725102379365" calcext:value-type="float">
            <text:p><text:s text:c="3"/>68,6 </text:p>
          </table:table-cell>
          <table:table-cell table:style-name="ce9" office:value-type="float" office:value="67.8283219653213" calcext:value-type="float">
            <text:p><text:s text:c="3"/>67,8 </text:p>
          </table:table-cell>
          <table:table-cell table:style-name="ce9" office:value-type="float" office:value="62.7862764925277" calcext:value-type="float">
            <text:p><text:s text:c="3"/>62,8 </text:p>
          </table:table-cell>
          <table:table-cell table:style-name="ce9" office:value-type="float" office:value="72.870367438115" calcext:value-type="float">
            <text:p><text:s text:c="3"/>72,9 </text:p>
          </table:table-cell>
          <table:table-cell table:style-name="ce9" office:value-type="float" office:value="57.9574420308514" calcext:value-type="float">
            <text:p><text:s text:c="3"/>58,0 </text:p>
          </table:table-cell>
          <table:table-cell table:style-name="ce9" office:value-type="float" office:value="54.6977499922931" calcext:value-type="float">
            <text:p><text:s text:c="3"/>54,7 </text:p>
          </table:table-cell>
          <table:table-cell table:style-name="ce9" office:value-type="float" office:value="61.2171340694097" calcext:value-type="float">
            <text:p><text:s text:c="3"/>61,2 </text:p>
          </table:table-cell>
          <table:table-cell table:style-name="ce9" office:value-type="float" office:value="56.8313703334762" calcext:value-type="float">
            <text:p><text:s text:c="3"/>56,8 </text:p>
          </table:table-cell>
          <table:table-cell table:style-name="ce9" office:value-type="float" office:value="53.0786514086512" calcext:value-type="float">
            <text:p><text:s text:c="3"/>53,1 </text:p>
          </table:table-cell>
          <table:table-cell table:style-name="ce9" office:value-type="float" office:value="60.5840892583011" calcext:value-type="float">
            <text:p><text:s text:c="3"/>60,6 </text:p>
          </table:table-cell>
          <table:table-cell table:style-name="ce9" office:value-type="float" office:value="53.1384138465717" calcext:value-type="float">
            <text:p><text:s text:c="3"/>53,1 </text:p>
          </table:table-cell>
          <table:table-cell table:style-name="ce9" office:value-type="float" office:value="49.1054406749365" calcext:value-type="float">
            <text:p><text:s text:c="3"/>49,1 </text:p>
          </table:table-cell>
          <table:table-cell table:style-name="ce9" office:value-type="float" office:value="57.1713870182068" calcext:value-type="float">
            <text:p><text:s text:c="3"/>57,2 </text:p>
          </table:table-cell>
          <table:table-cell table:style-name="ce9" office:value-type="float" office:value="51.8568947279875" calcext:value-type="float">
            <text:p><text:s text:c="3"/>51,9 </text:p>
          </table:table-cell>
          <table:table-cell table:style-name="ce9" office:value-type="float" office:value="45.5360756951198" calcext:value-type="float">
            <text:p><text:s text:c="3"/>45,5 </text:p>
          </table:table-cell>
          <table:table-cell table:style-name="ce9" office:value-type="float" office:value="58.1777137608553" calcext:value-type="float">
            <text:p><text:s text:c="3"/>58,2 </text:p>
          </table:table-cell>
          <table:table-cell table:style-name="ce9" office:value-type="float" office:value="67.4836167087417" calcext:value-type="float">
            <text:p><text:s text:c="3"/>67,5 </text:p>
          </table:table-cell>
          <table:table-cell table:style-name="ce9" office:value-type="float" office:value="64.5988532793965" calcext:value-type="float">
            <text:p><text:s text:c="3"/>64,6 </text:p>
          </table:table-cell>
          <table:table-cell table:style-name="ce9" office:value-type="float" office:value="70.3683801380869" calcext:value-type="float">
            <text:p><text:s text:c="3"/>70,4 </text:p>
          </table:table-cell>
          <table:table-cell table:style-name="ce9" office:value-type="float" office:value="66.5760865330699" calcext:value-type="float">
            <text:p><text:s text:c="3"/>66,6 </text:p>
          </table:table-cell>
          <table:table-cell table:style-name="ce9" office:value-type="float" office:value="64.2164245047523" calcext:value-type="float">
            <text:p><text:s text:c="3"/>64,2 </text:p>
          </table:table-cell>
          <table:table-cell table:style-name="ce9" office:value-type="float" office:value="68.9357485613874" calcext:value-type="float">
            <text:p><text:s text:c="3"/>68,9 </text:p>
          </table:table-cell>
          <table:table-cell table:style-name="ce9" office:value-type="float" office:value="61.8591504479081" calcext:value-type="float">
            <text:p><text:s text:c="3"/>61,9 </text:p>
          </table:table-cell>
          <table:table-cell table:style-name="ce9" office:value-type="float" office:value="59.1988718205203" calcext:value-type="float">
            <text:p><text:s text:c="3"/>59,2 </text:p>
          </table:table-cell>
          <table:table-cell table:style-name="ce9" office:value-type="float" office:value="64.5194290752959" calcext:value-type="float">
            <text:p><text:s text:c="3"/>64,5 </text:p>
          </table:table-cell>
          <table:table-cell table:style-name="ce9" office:value-type="float" office:value="67.8329372891365" calcext:value-type="float">
            <text:p><text:s text:c="3"/>67,8 </text:p>
          </table:table-cell>
          <table:table-cell table:style-name="ce9" office:value-type="float" office:value="61.9221121899801" calcext:value-type="float">
            <text:p><text:s text:c="3"/>61,9 </text:p>
          </table:table-cell>
          <table:table-cell table:style-name="ce9" office:value-type="float" office:value="73.7437623882928" calcext:value-type="float">
            <text:p><text:s text:c="3"/>73,7 </text:p>
          </table:table-cell>
          <table:table-cell table:style-name="ce9" office:value-type="float" office:value="51.2984464072609" calcext:value-type="float">
            <text:p><text:s text:c="3"/>51,3 </text:p>
          </table:table-cell>
          <table:table-cell table:style-name="ce9" office:value-type="float" office:value="47.0932175515556" calcext:value-type="float">
            <text:p><text:s text:c="3"/>47,1 </text:p>
          </table:table-cell>
          <table:table-cell table:style-name="ce9" office:value-type="float" office:value="55.5036752629662" calcext:value-type="float">
            <text:p><text:s text:c="3"/>55,5 </text:p>
          </table:table-cell>
          <table:table-cell table:style-name="ce9" office:value-type="float" office:value="50.6532292677059" calcext:value-type="float">
            <text:p><text:s text:c="3"/>50,7 </text:p>
          </table:table-cell>
          <table:table-cell table:style-name="ce9" office:value-type="float" office:value="43.9645641257104" calcext:value-type="float">
            <text:p><text:s text:c="3"/>44,0 </text:p>
          </table:table-cell>
          <table:table-cell table:style-name="ce9" office:value-type="float" office:value="57.3418944097014" calcext:value-type="float">
            <text:p><text:s text:c="3"/>57,3 </text:p>
          </table:table-cell>
          <table:table-cell table:style-name="ce9" office:value-type="float" office:value="53.6384098227147" calcext:value-type="float">
            <text:p><text:s text:c="3"/>53,6 </text:p>
          </table:table-cell>
          <table:table-cell table:style-name="ce9" office:value-type="float" office:value="46.9123568909244" calcext:value-type="float">
            <text:p><text:s text:c="3"/>46,9 </text:p>
          </table:table-cell>
          <table:table-cell table:style-name="ce9" office:value-type="float" office:value="60.3644627545051" calcext:value-type="float">
            <text:p><text:s text:c="3"/>60,4 </text:p>
          </table:table-cell>
          <table:table-cell table:style-name="ce9" office:value-type="float" office:value="47.7655818571603" calcext:value-type="float">
            <text:p><text:s text:c="3"/>47,8 </text:p>
          </table:table-cell>
          <table:table-cell table:style-name="ce9" office:value-type="float" office:value="42.4161530757471" calcext:value-type="float">
            <text:p><text:s text:c="3"/>42,4 </text:p>
          </table:table-cell>
          <table:table-cell table:style-name="ce9" office:value-type="float" office:value="53.1150106385735" calcext:value-type="float">
            <text:p><text:s text:c="3"/>53,1 </text:p>
          </table:table-cell>
          <table:table-cell table:number-columns-repeated="963"/>
        </table:table-row>
        <table:table-row table:style-name="ro1">
          <table:table-cell office:value-type="string" calcext:value-type="string">
            <text:p>Recife</text:p>
          </table:table-cell>
          <table:table-cell table:style-name="ce9" office:value-type="float" office:value="53.5952604725458" calcext:value-type="float">
            <text:p><text:s text:c="3"/>53,6 </text:p>
          </table:table-cell>
          <table:table-cell table:style-name="ce9" office:value-type="float" office:value="50.931124894066" calcext:value-type="float">
            <text:p><text:s text:c="3"/>50,9 </text:p>
          </table:table-cell>
          <table:table-cell table:style-name="ce9" office:value-type="float" office:value="56.2593960510257" calcext:value-type="float">
            <text:p><text:s text:c="3"/>56,3 </text:p>
          </table:table-cell>
          <table:table-cell table:style-name="ce9" office:value-type="float" office:value="50.4613610901628" calcext:value-type="float">
            <text:p><text:s text:c="3"/>50,5 </text:p>
          </table:table-cell>
          <table:table-cell table:style-name="ce9" office:value-type="float" office:value="46.1072110225372" calcext:value-type="float">
            <text:p><text:s text:c="3"/>46,1 </text:p>
          </table:table-cell>
          <table:table-cell table:style-name="ce9" office:value-type="float" office:value="54.8155111577884" calcext:value-type="float">
            <text:p><text:s text:c="3"/>54,8 </text:p>
          </table:table-cell>
          <table:table-cell table:style-name="ce9" office:value-type="float" office:value="47.9253233998506" calcext:value-type="float">
            <text:p><text:s text:c="3"/>47,9 </text:p>
          </table:table-cell>
          <table:table-cell table:style-name="ce9" office:value-type="float" office:value="44.8351492444437" calcext:value-type="float">
            <text:p><text:s text:c="3"/>44,8 </text:p>
          </table:table-cell>
          <table:table-cell table:style-name="ce9" office:value-type="float" office:value="51.0154975552574" calcext:value-type="float">
            <text:p><text:s text:c="3"/>51,0 </text:p>
          </table:table-cell>
          <table:table-cell table:style-name="ce9" office:value-type="float" office:value="53.8851591316901" calcext:value-type="float">
            <text:p><text:s text:c="3"/>53,9 </text:p>
          </table:table-cell>
          <table:table-cell table:style-name="ce9" office:value-type="float" office:value="49.8052307135668" calcext:value-type="float">
            <text:p><text:s text:c="3"/>49,8 </text:p>
          </table:table-cell>
          <table:table-cell table:style-name="ce9" office:value-type="float" office:value="57.9650875498133" calcext:value-type="float">
            <text:p><text:s text:c="3"/>58,0 </text:p>
          </table:table-cell>
          <table:table-cell table:style-name="ce9" office:value-type="float" office:value="60.7380371104186" calcext:value-type="float">
            <text:p><text:s text:c="3"/>60,7 </text:p>
          </table:table-cell>
          <table:table-cell table:style-name="ce9" office:value-type="float" office:value="57.5540728907869" calcext:value-type="float">
            <text:p><text:s text:c="3"/>57,6 </text:p>
          </table:table-cell>
          <table:table-cell table:style-name="ce9" office:value-type="float" office:value="63.9220013300503" calcext:value-type="float">
            <text:p><text:s text:c="3"/>63,9 </text:p>
          </table:table-cell>
          <table:table-cell table:style-name="ce9" office:value-type="float" office:value="59.1501479231801" calcext:value-type="float">
            <text:p><text:s text:c="3"/>59,2 </text:p>
          </table:table-cell>
          <table:table-cell table:style-name="ce9" office:value-type="float" office:value="54.8699635944522" calcext:value-type="float">
            <text:p><text:s text:c="3"/>54,9 </text:p>
          </table:table-cell>
          <table:table-cell table:style-name="ce9" office:value-type="float" office:value="63.430332251908" calcext:value-type="float">
            <text:p><text:s text:c="3"/>63,4 </text:p>
          </table:table-cell>
          <table:table-cell table:style-name="ce9" office:value-type="float" office:value="53.5070931491451" calcext:value-type="float">
            <text:p><text:s text:c="3"/>53,5 </text:p>
          </table:table-cell>
          <table:table-cell table:style-name="ce9" office:value-type="float" office:value="50.0694174468602" calcext:value-type="float">
            <text:p><text:s text:c="3"/>50,1 </text:p>
          </table:table-cell>
          <table:table-cell table:style-name="ce9" office:value-type="float" office:value="56.9447688514301" calcext:value-type="float">
            <text:p><text:s text:c="3"/>56,9 </text:p>
          </table:table-cell>
          <table:table-cell table:style-name="ce9" office:value-type="float" office:value="59.4890955463451" calcext:value-type="float">
            <text:p><text:s text:c="3"/>59,5 </text:p>
          </table:table-cell>
          <table:table-cell table:style-name="ce9" office:value-type="float" office:value="52.9070722843454" calcext:value-type="float">
            <text:p><text:s text:c="3"/>52,9 </text:p>
          </table:table-cell>
          <table:table-cell table:style-name="ce9" office:value-type="float" office:value="66.0711188083448" calcext:value-type="float">
            <text:p><text:s text:c="3"/>66,1 </text:p>
          </table:table-cell>
          <table:table-cell table:style-name="ce9" office:value-type="float" office:value="47.5074814436617" calcext:value-type="float">
            <text:p><text:s text:c="3"/>47,5 </text:p>
          </table:table-cell>
          <table:table-cell table:style-name="ce9" office:value-type="float" office:value="43.8990077157636" calcext:value-type="float">
            <text:p><text:s text:c="3"/>43,9 </text:p>
          </table:table-cell>
          <table:table-cell table:style-name="ce9" office:value-type="float" office:value="51.1159551715599" calcext:value-type="float">
            <text:p><text:s text:c="3"/>51,1 </text:p>
          </table:table-cell>
          <table:table-cell table:style-name="ce9" office:value-type="float" office:value="42.964530153709" calcext:value-type="float">
            <text:p><text:s text:c="3"/>43,0 </text:p>
          </table:table-cell>
          <table:table-cell table:style-name="ce9" office:value-type="float" office:value="37.9100193006878" calcext:value-type="float">
            <text:p><text:s text:c="3"/>37,9 </text:p>
          </table:table-cell>
          <table:table-cell table:style-name="ce9" office:value-type="float" office:value="48.0190410067302" calcext:value-type="float">
            <text:p><text:s text:c="3"/>48,0 </text:p>
          </table:table-cell>
          <table:table-cell table:style-name="ce9" office:value-type="float" office:value="42.8969876344643" calcext:value-type="float">
            <text:p><text:s text:c="3"/>42,9 </text:p>
          </table:table-cell>
          <table:table-cell table:style-name="ce9" office:value-type="float" office:value="39.2001675031043" calcext:value-type="float">
            <text:p><text:s text:c="3"/>39,2 </text:p>
          </table:table-cell>
          <table:table-cell table:style-name="ce9" office:value-type="float" office:value="46.5938077658243" calcext:value-type="float">
            <text:p><text:s text:c="3"/>46,6 </text:p>
          </table:table-cell>
          <table:table-cell table:style-name="ce9" office:value-type="float" office:value="48.2161719441101" calcext:value-type="float">
            <text:p><text:s text:c="3"/>48,2 </text:p>
          </table:table-cell>
          <table:table-cell table:style-name="ce9" office:value-type="float" office:value="45.3255182557437" calcext:value-type="float">
            <text:p><text:s text:c="3"/>45,3 </text:p>
          </table:table-cell>
          <table:table-cell table:style-name="ce9" office:value-type="float" office:value="51.1068256324764" calcext:value-type="float">
            <text:p><text:s text:c="3"/>51,1 </text:p>
          </table:table-cell>
          <table:table-cell table:style-name="ce9" office:value-type="float" office:value="60.1246305064515" calcext:value-type="float">
            <text:p><text:s text:c="3"/>60,1 </text:p>
          </table:table-cell>
          <table:table-cell table:style-name="ce9" office:value-type="float" office:value="57.9037931809716" calcext:value-type="float">
            <text:p><text:s text:c="3"/>57,9 </text:p>
          </table:table-cell>
          <table:table-cell table:style-name="ce9" office:value-type="float" office:value="62.3454678319314" calcext:value-type="float">
            <text:p><text:s text:c="3"/>62,3 </text:p>
          </table:table-cell>
          <table:table-cell table:style-name="ce9" office:value-type="float" office:value="57.9115630994081" calcext:value-type="float">
            <text:p><text:s text:c="3"/>57,9 </text:p>
          </table:table-cell>
          <table:table-cell table:style-name="ce9" office:value-type="float" office:value="55.7165541856915" calcext:value-type="float">
            <text:p><text:s text:c="3"/>55,7 </text:p>
          </table:table-cell>
          <table:table-cell table:style-name="ce9" office:value-type="float" office:value="60.1065720131247" calcext:value-type="float">
            <text:p><text:s text:c="3"/>60,1 </text:p>
          </table:table-cell>
          <table:table-cell table:style-name="ce9" office:value-type="float" office:value="52.5102131309031" calcext:value-type="float">
            <text:p><text:s text:c="3"/>52,5 </text:p>
          </table:table-cell>
          <table:table-cell table:style-name="ce9" office:value-type="float" office:value="49.5800718299881" calcext:value-type="float">
            <text:p><text:s text:c="3"/>49,6 </text:p>
          </table:table-cell>
          <table:table-cell table:style-name="ce9" office:value-type="float" office:value="55.4403544318181" calcext:value-type="float">
            <text:p><text:s text:c="3"/>55,4 </text:p>
          </table:table-cell>
          <table:table-cell table:style-name="ce9" office:value-type="float" office:value="58.9992732630169" calcext:value-type="float">
            <text:p><text:s text:c="3"/>59,0 </text:p>
          </table:table-cell>
          <table:table-cell table:style-name="ce9" office:value-type="float" office:value="54.2147272972379" calcext:value-type="float">
            <text:p><text:s text:c="3"/>54,2 </text:p>
          </table:table-cell>
          <table:table-cell table:style-name="ce9" office:value-type="float" office:value="63.7838192287958" calcext:value-type="float">
            <text:p><text:s text:c="3"/>63,8 </text:p>
          </table:table-cell>
          <table:table-cell table:style-name="ce9" office:value-type="float" office:value="36.0131936846784" calcext:value-type="float">
            <text:p><text:s text:c="3"/>36,0 </text:p>
          </table:table-cell>
          <table:table-cell table:style-name="ce9" office:value-type="float" office:value="30.2794444783684" calcext:value-type="float">
            <text:p><text:s text:c="3"/>30,3 </text:p>
          </table:table-cell>
          <table:table-cell table:style-name="ce9" office:value-type="float" office:value="41.7469428909885" calcext:value-type="float">
            <text:p><text:s text:c="3"/>41,7 </text:p>
          </table:table-cell>
          <table:table-cell table:style-name="ce9" office:value-type="float" office:value="35.7332294505766" calcext:value-type="float">
            <text:p><text:s text:c="3"/>35,7 </text:p>
          </table:table-cell>
          <table:table-cell table:style-name="ce9" office:value-type="float" office:value="30.2280171177102" calcext:value-type="float">
            <text:p><text:s text:c="3"/>30,2 </text:p>
          </table:table-cell>
          <table:table-cell table:style-name="ce9" office:value-type="float" office:value="41.2384417834431" calcext:value-type="float">
            <text:p><text:s text:c="3"/>41,2 </text:p>
          </table:table-cell>
          <table:table-cell table:style-name="ce9" office:value-type="float" office:value="40.1229020578713" calcext:value-type="float">
            <text:p><text:s text:c="3"/>40,1 </text:p>
          </table:table-cell>
          <table:table-cell table:style-name="ce9" office:value-type="float" office:value="36.1079684834261" calcext:value-type="float">
            <text:p><text:s text:c="3"/>36,1 </text:p>
          </table:table-cell>
          <table:table-cell table:style-name="ce9" office:value-type="float" office:value="44.1378356323165" calcext:value-type="float">
            <text:p><text:s text:c="3"/>44,1 </text:p>
          </table:table-cell>
          <table:table-cell table:style-name="ce9" office:value-type="float" office:value="43.1473834827963" calcext:value-type="float">
            <text:p><text:s text:c="3"/>43,1 </text:p>
          </table:table-cell>
          <table:table-cell table:style-name="ce9" office:value-type="float" office:value="35.9315141235649" calcext:value-type="float">
            <text:p><text:s text:c="3"/>35,9 </text:p>
          </table:table-cell>
          <table:table-cell table:style-name="ce9" office:value-type="float" office:value="50.3632528420277" calcext:value-type="float">
            <text:p><text:s text:c="3"/>50,4 </text:p>
          </table:table-cell>
          <table:table-cell table:number-columns-repeated="963"/>
        </table:table-row>
        <table:table-row table:style-name="ro1">
          <table:table-cell office:value-type="string" calcext:value-type="string">
            <text:p>Maceió</text:p>
          </table:table-cell>
          <table:table-cell table:style-name="ce9" office:value-type="float" office:value="63.203817891196" calcext:value-type="float">
            <text:p><text:s text:c="3"/>63,2 </text:p>
          </table:table-cell>
          <table:table-cell table:style-name="ce9" office:value-type="float" office:value="59.779839208057" calcext:value-type="float">
            <text:p><text:s text:c="3"/>59,8 </text:p>
          </table:table-cell>
          <table:table-cell table:style-name="ce9" office:value-type="float" office:value="66.627796574335" calcext:value-type="float">
            <text:p><text:s text:c="3"/>66,6 </text:p>
          </table:table-cell>
          <table:table-cell table:style-name="ce9" office:value-type="float" office:value="62.3862118045886" calcext:value-type="float">
            <text:p><text:s text:c="3"/>62,4 </text:p>
          </table:table-cell>
          <table:table-cell table:style-name="ce9" office:value-type="float" office:value="58.6560908650101" calcext:value-type="float">
            <text:p><text:s text:c="3"/>58,7 </text:p>
          </table:table-cell>
          <table:table-cell table:style-name="ce9" office:value-type="float" office:value="66.1163327441671" calcext:value-type="float">
            <text:p><text:s text:c="3"/>66,1 </text:p>
          </table:table-cell>
          <table:table-cell table:style-name="ce9" office:value-type="float" office:value="55.8092254120836" calcext:value-type="float">
            <text:p><text:s text:c="3"/>55,8 </text:p>
          </table:table-cell>
          <table:table-cell table:style-name="ce9" office:value-type="float" office:value="51.6030287276859" calcext:value-type="float">
            <text:p><text:s text:c="3"/>51,6 </text:p>
          </table:table-cell>
          <table:table-cell table:style-name="ce9" office:value-type="float" office:value="60.0154220964813" calcext:value-type="float">
            <text:p><text:s text:c="3"/>60,0 </text:p>
          </table:table-cell>
          <table:table-cell table:style-name="ce9" office:value-type="float" office:value="57.489331224884" calcext:value-type="float">
            <text:p><text:s text:c="3"/>57,5 </text:p>
          </table:table-cell>
          <table:table-cell table:style-name="ce9" office:value-type="float" office:value="50.1909736547403" calcext:value-type="float">
            <text:p><text:s text:c="3"/>50,2 </text:p>
          </table:table-cell>
          <table:table-cell table:style-name="ce9" office:value-type="float" office:value="64.7876887950276" calcext:value-type="float">
            <text:p><text:s text:c="3"/>64,8 </text:p>
          </table:table-cell>
          <table:table-cell table:style-name="ce9" office:value-type="float" office:value="67.7942250998783" calcext:value-type="float">
            <text:p><text:s text:c="3"/>67,8 </text:p>
          </table:table-cell>
          <table:table-cell table:style-name="ce9" office:value-type="float" office:value="64.3909249089657" calcext:value-type="float">
            <text:p><text:s text:c="3"/>64,4 </text:p>
          </table:table-cell>
          <table:table-cell table:style-name="ce9" office:value-type="float" office:value="71.197525290791" calcext:value-type="float">
            <text:p><text:s text:c="3"/>71,2 </text:p>
          </table:table-cell>
          <table:table-cell table:style-name="ce9" office:value-type="float" office:value="69.1799198818701" calcext:value-type="float">
            <text:p><text:s text:c="3"/>69,2 </text:p>
          </table:table-cell>
          <table:table-cell table:style-name="ce9" office:value-type="float" office:value="65.3090307564465" calcext:value-type="float">
            <text:p><text:s text:c="3"/>65,3 </text:p>
          </table:table-cell>
          <table:table-cell table:style-name="ce9" office:value-type="float" office:value="73.0508090072938" calcext:value-type="float">
            <text:p><text:s text:c="3"/>73,1 </text:p>
          </table:table-cell>
          <table:table-cell table:style-name="ce9" office:value-type="float" office:value="61.6957753395633" calcext:value-type="float">
            <text:p><text:s text:c="3"/>61,7 </text:p>
          </table:table-cell>
          <table:table-cell table:style-name="ce9" office:value-type="float" office:value="56.2427133301799" calcext:value-type="float">
            <text:p><text:s text:c="3"/>56,2 </text:p>
          </table:table-cell>
          <table:table-cell table:style-name="ce9" office:value-type="float" office:value="67.1488373489466" calcext:value-type="float">
            <text:p><text:s text:c="3"/>67,1 </text:p>
          </table:table-cell>
          <table:table-cell table:style-name="ce9" office:value-type="float" office:value="62.0159429160944" calcext:value-type="float">
            <text:p><text:s text:c="3"/>62,0 </text:p>
          </table:table-cell>
          <table:table-cell table:style-name="ce9" office:value-type="float" office:value="54.2626446983677" calcext:value-type="float">
            <text:p><text:s text:c="3"/>54,3 </text:p>
          </table:table-cell>
          <table:table-cell table:style-name="ce9" office:value-type="float" office:value="69.7692411338212" calcext:value-type="float">
            <text:p><text:s text:c="3"/>69,8 </text:p>
          </table:table-cell>
          <table:table-cell table:style-name="ce9" office:value-type="float" office:value="59.7956975902805" calcext:value-type="float">
            <text:p><text:s text:c="3"/>59,8 </text:p>
          </table:table-cell>
          <table:table-cell table:style-name="ce9" office:value-type="float" office:value="55.1519341140385" calcext:value-type="float">
            <text:p><text:s text:c="3"/>55,2 </text:p>
          </table:table-cell>
          <table:table-cell table:style-name="ce9" office:value-type="float" office:value="64.4394610665224" calcext:value-type="float">
            <text:p><text:s text:c="3"/>64,4 </text:p>
          </table:table-cell>
          <table:table-cell table:style-name="ce9" office:value-type="float" office:value="56.6066281743352" calcext:value-type="float">
            <text:p><text:s text:c="3"/>56,6 </text:p>
          </table:table-cell>
          <table:table-cell table:style-name="ce9" office:value-type="float" office:value="51.4013701466382" calcext:value-type="float">
            <text:p><text:s text:c="3"/>51,4 </text:p>
          </table:table-cell>
          <table:table-cell table:style-name="ce9" office:value-type="float" office:value="61.8118862020322" calcext:value-type="float">
            <text:p><text:s text:c="3"/>61,8 </text:p>
          </table:table-cell>
          <table:table-cell table:style-name="ce9" office:value-type="float" office:value="50.5404023194207" calcext:value-type="float">
            <text:p><text:s text:c="3"/>50,5 </text:p>
          </table:table-cell>
          <table:table-cell table:style-name="ce9" office:value-type="float" office:value="45.9069807337593" calcext:value-type="float">
            <text:p><text:s text:c="3"/>45,9 </text:p>
          </table:table-cell>
          <table:table-cell table:style-name="ce9" office:value-type="float" office:value="55.1738239050821" calcext:value-type="float">
            <text:p><text:s text:c="3"/>55,2 </text:p>
          </table:table-cell>
          <table:table-cell table:style-name="ce9" office:value-type="float" office:value="53.1971959641626" calcext:value-type="float">
            <text:p><text:s text:c="3"/>53,2 </text:p>
          </table:table-cell>
          <table:table-cell table:style-name="ce9" office:value-type="float" office:value="45.0649996887675" calcext:value-type="float">
            <text:p><text:s text:c="3"/>45,1 </text:p>
          </table:table-cell>
          <table:table-cell table:style-name="ce9" office:value-type="float" office:value="61.3293922395576" calcext:value-type="float">
            <text:p><text:s text:c="3"/>61,3 </text:p>
          </table:table-cell>
          <table:table-cell table:style-name="ce9" office:value-type="float" office:value="67.8324176706568" calcext:value-type="float">
            <text:p><text:s text:c="3"/>67,8 </text:p>
          </table:table-cell>
          <table:table-cell table:style-name="ce9" office:value-type="float" office:value="64.922915436161" calcext:value-type="float">
            <text:p><text:s text:c="3"/>64,9 </text:p>
          </table:table-cell>
          <table:table-cell table:style-name="ce9" office:value-type="float" office:value="70.7419199051527" calcext:value-type="float">
            <text:p><text:s text:c="3"/>70,7 </text:p>
          </table:table-cell>
          <table:table-cell table:style-name="ce9" office:value-type="float" office:value="68.4845218393403" calcext:value-type="float">
            <text:p><text:s text:c="3"/>68,5 </text:p>
          </table:table-cell>
          <table:table-cell table:style-name="ce9" office:value-type="float" office:value="65.5578593528038" calcext:value-type="float">
            <text:p><text:s text:c="3"/>65,6 </text:p>
          </table:table-cell>
          <table:table-cell table:style-name="ce9" office:value-type="float" office:value="71.4111843258768" calcext:value-type="float">
            <text:p><text:s text:c="3"/>71,4 </text:p>
          </table:table-cell>
          <table:table-cell table:style-name="ce9" office:value-type="float" office:value="61.9355948638651" calcext:value-type="float">
            <text:p><text:s text:c="3"/>61,9 </text:p>
          </table:table-cell>
          <table:table-cell table:style-name="ce9" office:value-type="float" office:value="58.1572260890914" calcext:value-type="float">
            <text:p><text:s text:c="3"/>58,2 </text:p>
          </table:table-cell>
          <table:table-cell table:style-name="ce9" office:value-type="float" office:value="65.7139636386389" calcext:value-type="float">
            <text:p><text:s text:c="3"/>65,7 </text:p>
          </table:table-cell>
          <table:table-cell table:style-name="ce9" office:value-type="float" office:value="63.1824679825641" calcext:value-type="float">
            <text:p><text:s text:c="3"/>63,2 </text:p>
          </table:table-cell>
          <table:table-cell table:style-name="ce9" office:value-type="float" office:value="52.8699993542243" calcext:value-type="float">
            <text:p><text:s text:c="3"/>52,9 </text:p>
          </table:table-cell>
          <table:table-cell table:style-name="ce9" office:value-type="float" office:value="73.4949366109039" calcext:value-type="float">
            <text:p><text:s text:c="3"/>73,5 </text:p>
          </table:table-cell>
          <table:table-cell table:style-name="ce9" office:value-type="float" office:value="51.105679875728" calcext:value-type="float">
            <text:p><text:s text:c="3"/>51,1 </text:p>
          </table:table-cell>
          <table:table-cell table:style-name="ce9" office:value-type="float" office:value="42.937916531653" calcext:value-type="float">
            <text:p><text:s text:c="3"/>42,9 </text:p>
          </table:table-cell>
          <table:table-cell table:style-name="ce9" office:value-type="float" office:value="59.2734432198031" calcext:value-type="float">
            <text:p><text:s text:c="3"/>59,3 </text:p>
          </table:table-cell>
          <table:table-cell table:style-name="ce9" office:value-type="float" office:value="52.1298041114115" calcext:value-type="float">
            <text:p><text:s text:c="3"/>52,1 </text:p>
          </table:table-cell>
          <table:table-cell table:style-name="ce9" office:value-type="float" office:value="47.753318569125" calcext:value-type="float">
            <text:p><text:s text:c="3"/>47,8 </text:p>
          </table:table-cell>
          <table:table-cell table:style-name="ce9" office:value-type="float" office:value="56.5062896536979" calcext:value-type="float">
            <text:p><text:s text:c="3"/>56,5 </text:p>
          </table:table-cell>
          <table:table-cell table:style-name="ce9" office:value-type="float" office:value="49.2620626946913" calcext:value-type="float">
            <text:p><text:s text:c="3"/>49,3 </text:p>
          </table:table-cell>
          <table:table-cell table:style-name="ce9" office:value-type="float" office:value="43.1690964083853" calcext:value-type="float">
            <text:p><text:s text:c="3"/>43,2 </text:p>
          </table:table-cell>
          <table:table-cell table:style-name="ce9" office:value-type="float" office:value="55.3550289809973" calcext:value-type="float">
            <text:p><text:s text:c="3"/>55,4 </text:p>
          </table:table-cell>
          <table:table-cell table:style-name="ce9" office:value-type="float" office:value="48.8237034639809" calcext:value-type="float">
            <text:p><text:s text:c="3"/>48,8 </text:p>
          </table:table-cell>
          <table:table-cell table:style-name="ce9" office:value-type="float" office:value="40.0309066927866" calcext:value-type="float">
            <text:p><text:s text:c="3"/>40,0 </text:p>
          </table:table-cell>
          <table:table-cell table:style-name="ce9" office:value-type="float" office:value="57.6165002351751" calcext:value-type="float">
            <text:p><text:s text:c="3"/>57,6 </text:p>
          </table:table-cell>
          <table:table-cell table:number-columns-repeated="963"/>
        </table:table-row>
        <table:table-row table:style-name="ro1">
          <table:table-cell office:value-type="string" calcext:value-type="string">
            <text:p>Aracaju</text:p>
          </table:table-cell>
          <table:table-cell table:style-name="ce9" office:value-type="float" office:value="63.8778425193391" calcext:value-type="float">
            <text:p><text:s text:c="3"/>63,9 </text:p>
          </table:table-cell>
          <table:table-cell table:style-name="ce9" office:value-type="float" office:value="61.3726033739713" calcext:value-type="float">
            <text:p><text:s text:c="3"/>61,4 </text:p>
          </table:table-cell>
          <table:table-cell table:style-name="ce9" office:value-type="float" office:value="66.3830816647068" calcext:value-type="float">
            <text:p><text:s text:c="3"/>66,4 </text:p>
          </table:table-cell>
          <table:table-cell table:style-name="ce9" office:value-type="float" office:value="64.9895512533329" calcext:value-type="float">
            <text:p><text:s text:c="3"/>65,0 </text:p>
          </table:table-cell>
          <table:table-cell table:style-name="ce9" office:value-type="float" office:value="62.1820631520317" calcext:value-type="float">
            <text:p><text:s text:c="3"/>62,2 </text:p>
          </table:table-cell>
          <table:table-cell table:style-name="ce9" office:value-type="float" office:value="67.7970393546341" calcext:value-type="float">
            <text:p><text:s text:c="3"/>67,8 </text:p>
          </table:table-cell>
          <table:table-cell table:style-name="ce9" office:value-type="float" office:value="60.8449809814291" calcext:value-type="float">
            <text:p><text:s text:c="3"/>60,8 </text:p>
          </table:table-cell>
          <table:table-cell table:style-name="ce9" office:value-type="float" office:value="57.7618735741213" calcext:value-type="float">
            <text:p><text:s text:c="3"/>57,8 </text:p>
          </table:table-cell>
          <table:table-cell table:style-name="ce9" office:value-type="float" office:value="63.9280883887369" calcext:value-type="float">
            <text:p><text:s text:c="3"/>63,9 </text:p>
          </table:table-cell>
          <table:table-cell table:style-name="ce9" office:value-type="float" office:value="54.8777283450972" calcext:value-type="float">
            <text:p><text:s text:c="3"/>54,9 </text:p>
          </table:table-cell>
          <table:table-cell table:style-name="ce9" office:value-type="float" office:value="49.8264700833081" calcext:value-type="float">
            <text:p><text:s text:c="3"/>49,8 </text:p>
          </table:table-cell>
          <table:table-cell table:style-name="ce9" office:value-type="float" office:value="59.9289866068863" calcext:value-type="float">
            <text:p><text:s text:c="3"/>59,9 </text:p>
          </table:table-cell>
          <table:table-cell table:style-name="ce9" office:value-type="float" office:value="68.0035295624184" calcext:value-type="float">
            <text:p><text:s text:c="3"/>68,0 </text:p>
          </table:table-cell>
          <table:table-cell table:style-name="ce9" office:value-type="float" office:value="64.3167575831535" calcext:value-type="float">
            <text:p><text:s text:c="3"/>64,3 </text:p>
          </table:table-cell>
          <table:table-cell table:style-name="ce9" office:value-type="float" office:value="71.6903015416834" calcext:value-type="float">
            <text:p><text:s text:c="3"/>71,7 </text:p>
          </table:table-cell>
          <table:table-cell table:style-name="ce9" office:value-type="float" office:value="73.8021219914756" calcext:value-type="float">
            <text:p><text:s text:c="3"/>73,8 </text:p>
          </table:table-cell>
          <table:table-cell table:style-name="ce9" office:value-type="float" office:value="70.0521474684272" calcext:value-type="float">
            <text:p><text:s text:c="3"/>70,1 </text:p>
          </table:table-cell>
          <table:table-cell table:style-name="ce9" office:value-type="float" office:value="77.552096514524" calcext:value-type="float">
            <text:p><text:s text:c="3"/>77,6 </text:p>
          </table:table-cell>
          <table:table-cell table:style-name="ce9" office:value-type="float" office:value="67.3886272340883" calcext:value-type="float">
            <text:p><text:s text:c="3"/>67,4 </text:p>
          </table:table-cell>
          <table:table-cell table:style-name="ce9" office:value-type="float" office:value="63.5055513198596" calcext:value-type="float">
            <text:p><text:s text:c="3"/>63,5 </text:p>
          </table:table-cell>
          <table:table-cell table:style-name="ce9" office:value-type="float" office:value="71.2717031483171" calcext:value-type="float">
            <text:p><text:s text:c="3"/>71,3 </text:p>
          </table:table-cell>
          <table:table-cell table:style-name="ce9" office:value-type="float" office:value="59.5106289894247" calcext:value-type="float">
            <text:p><text:s text:c="3"/>59,5 </text:p>
          </table:table-cell>
          <table:table-cell table:style-name="ce9" office:value-type="float" office:value="53.1312879135856" calcext:value-type="float">
            <text:p><text:s text:c="3"/>53,1 </text:p>
          </table:table-cell>
          <table:table-cell table:style-name="ce9" office:value-type="float" office:value="65.8899700652638" calcext:value-type="float">
            <text:p><text:s text:c="3"/>65,9 </text:p>
          </table:table-cell>
          <table:table-cell table:style-name="ce9" office:value-type="float" office:value="60.7778533457312" calcext:value-type="float">
            <text:p><text:s text:c="3"/>60,8 </text:p>
          </table:table-cell>
          <table:table-cell table:style-name="ce9" office:value-type="float" office:value="57.5264003985331" calcext:value-type="float">
            <text:p><text:s text:c="3"/>57,5 </text:p>
          </table:table-cell>
          <table:table-cell table:style-name="ce9" office:value-type="float" office:value="64.0293062929293" calcext:value-type="float">
            <text:p><text:s text:c="3"/>64,0 </text:p>
          </table:table-cell>
          <table:table-cell table:style-name="ce9" office:value-type="float" office:value="57.8498223312965" calcext:value-type="float">
            <text:p><text:s text:c="3"/>57,8 </text:p>
          </table:table-cell>
          <table:table-cell table:style-name="ce9" office:value-type="float" office:value="54.6786524045846" calcext:value-type="float">
            <text:p><text:s text:c="3"/>54,7 </text:p>
          </table:table-cell>
          <table:table-cell table:style-name="ce9" office:value-type="float" office:value="61.0209922580083" calcext:value-type="float">
            <text:p><text:s text:c="3"/>61,0 </text:p>
          </table:table-cell>
          <table:table-cell table:style-name="ce9" office:value-type="float" office:value="54.8761626375862" calcext:value-type="float">
            <text:p><text:s text:c="3"/>54,9 </text:p>
          </table:table-cell>
          <table:table-cell table:style-name="ce9" office:value-type="float" office:value="51.093340777896" calcext:value-type="float">
            <text:p><text:s text:c="3"/>51,1 </text:p>
          </table:table-cell>
          <table:table-cell table:style-name="ce9" office:value-type="float" office:value="58.6589844972765" calcext:value-type="float">
            <text:p><text:s text:c="3"/>58,7 </text:p>
          </table:table-cell>
          <table:table-cell table:style-name="ce9" office:value-type="float" office:value="50.1428477114531" calcext:value-type="float">
            <text:p><text:s text:c="3"/>50,1 </text:p>
          </table:table-cell>
          <table:table-cell table:style-name="ce9" office:value-type="float" office:value="44.8539843614342" calcext:value-type="float">
            <text:p><text:s text:c="3"/>44,9 </text:p>
          </table:table-cell>
          <table:table-cell table:style-name="ce9" office:value-type="float" office:value="55.4317110614721" calcext:value-type="float">
            <text:p><text:s text:c="3"/>55,4 </text:p>
          </table:table-cell>
          <table:table-cell table:style-name="ce9" office:value-type="float" office:value="69.3037004643883" calcext:value-type="float">
            <text:p><text:s text:c="3"/>69,3 </text:p>
          </table:table-cell>
          <table:table-cell table:style-name="ce9" office:value-type="float" office:value="66.3126571155327" calcext:value-type="float">
            <text:p><text:s text:c="3"/>66,3 </text:p>
          </table:table-cell>
          <table:table-cell table:style-name="ce9" office:value-type="float" office:value="72.294743813244" calcext:value-type="float">
            <text:p><text:s text:c="3"/>72,3 </text:p>
          </table:table-cell>
          <table:table-cell table:style-name="ce9" office:value-type="float" office:value="70.3422337506301" calcext:value-type="float">
            <text:p><text:s text:c="3"/>70,3 </text:p>
          </table:table-cell>
          <table:table-cell table:style-name="ce9" office:value-type="float" office:value="67.6594164131205" calcext:value-type="float">
            <text:p><text:s text:c="3"/>67,7 </text:p>
          </table:table-cell>
          <table:table-cell table:style-name="ce9" office:value-type="float" office:value="73.0250510881397" calcext:value-type="float">
            <text:p><text:s text:c="3"/>73,0 </text:p>
          </table:table-cell>
          <table:table-cell table:style-name="ce9" office:value-type="float" office:value="64.3352768672671" calcext:value-type="float">
            <text:p><text:s text:c="3"/>64,3 </text:p>
          </table:table-cell>
          <table:table-cell table:style-name="ce9" office:value-type="float" office:value="60.7852015182766" calcext:value-type="float">
            <text:p><text:s text:c="3"/>60,8 </text:p>
          </table:table-cell>
          <table:table-cell table:style-name="ce9" office:value-type="float" office:value="67.8853522162576" calcext:value-type="float">
            <text:p><text:s text:c="3"/>67,9 </text:p>
          </table:table-cell>
          <table:table-cell table:style-name="ce9" office:value-type="float" office:value="56.4934791088999" calcext:value-type="float">
            <text:p><text:s text:c="3"/>56,5 </text:p>
          </table:table-cell>
          <table:table-cell table:style-name="ce9" office:value-type="float" office:value="47.8969675622375" calcext:value-type="float">
            <text:p><text:s text:c="3"/>47,9 </text:p>
          </table:table-cell>
          <table:table-cell table:style-name="ce9" office:value-type="float" office:value="65.0899906555622" calcext:value-type="float">
            <text:p><text:s text:c="3"/>65,1 </text:p>
          </table:table-cell>
          <table:table-cell table:style-name="ce9" office:value-type="float" office:value="53.2656754060488" calcext:value-type="float">
            <text:p><text:s text:c="3"/>53,3 </text:p>
          </table:table-cell>
          <table:table-cell table:style-name="ce9" office:value-type="float" office:value="48.991236402182" calcext:value-type="float">
            <text:p><text:s text:c="3"/>49,0 </text:p>
          </table:table-cell>
          <table:table-cell table:style-name="ce9" office:value-type="float" office:value="57.5401144099156" calcext:value-type="float">
            <text:p><text:s text:c="3"/>57,5 </text:p>
          </table:table-cell>
          <table:table-cell table:style-name="ce9" office:value-type="float" office:value="56.5828834558315" calcext:value-type="float">
            <text:p><text:s text:c="3"/>56,6 </text:p>
          </table:table-cell>
          <table:table-cell table:style-name="ce9" office:value-type="float" office:value="53.097895619063" calcext:value-type="float">
            <text:p><text:s text:c="3"/>53,1 </text:p>
          </table:table-cell>
          <table:table-cell table:style-name="ce9" office:value-type="float" office:value="60.0678712925999" calcext:value-type="float">
            <text:p><text:s text:c="3"/>60,1 </text:p>
          </table:table-cell>
          <table:table-cell table:style-name="ce9" office:value-type="float" office:value="55.8934747670003" calcext:value-type="float">
            <text:p><text:s text:c="3"/>55,9 </text:p>
          </table:table-cell>
          <table:table-cell table:style-name="ce9" office:value-type="float" office:value="51.3841508931044" calcext:value-type="float">
            <text:p><text:s text:c="3"/>51,4 </text:p>
          </table:table-cell>
          <table:table-cell table:style-name="ce9" office:value-type="float" office:value="60.4027986408962" calcext:value-type="float">
            <text:p><text:s text:c="3"/>60,4 </text:p>
          </table:table-cell>
          <table:table-cell table:style-name="ce9" office:value-type="float" office:value="53.1883256560292" calcext:value-type="float">
            <text:p><text:s text:c="3"/>53,2 </text:p>
          </table:table-cell>
          <table:table-cell table:style-name="ce9" office:value-type="float" office:value="48.1209695994185" calcext:value-type="float">
            <text:p><text:s text:c="3"/>48,1 </text:p>
          </table:table-cell>
          <table:table-cell table:style-name="ce9" office:value-type="float" office:value="58.2556817126399" calcext:value-type="float">
            <text:p><text:s text:c="3"/>58,3 </text:p>
          </table:table-cell>
          <table:table-cell table:number-columns-repeated="963"/>
        </table:table-row>
        <table:table-row table:style-name="ro1">
          <table:table-cell office:value-type="string" calcext:value-type="string">
            <text:p>Salvador</text:p>
          </table:table-cell>
          <table:table-cell table:style-name="ce9" office:value-type="float" office:value="46.3311204245723" calcext:value-type="float">
            <text:p><text:s text:c="3"/>46,3 </text:p>
          </table:table-cell>
          <table:table-cell table:style-name="ce9" office:value-type="float" office:value="42.6384602702501" calcext:value-type="float">
            <text:p><text:s text:c="3"/>42,6 </text:p>
          </table:table-cell>
          <table:table-cell table:style-name="ce9" office:value-type="float" office:value="50.0237805788946" calcext:value-type="float">
            <text:p><text:s text:c="3"/>50,0 </text:p>
          </table:table-cell>
          <table:table-cell table:style-name="ce9" office:value-type="float" office:value="47.7014863575623" calcext:value-type="float">
            <text:p><text:s text:c="3"/>47,7 </text:p>
          </table:table-cell>
          <table:table-cell table:style-name="ce9" office:value-type="float" office:value="44.0471624303551" calcext:value-type="float">
            <text:p><text:s text:c="3"/>44,0 </text:p>
          </table:table-cell>
          <table:table-cell table:style-name="ce9" office:value-type="float" office:value="51.3558102847695" calcext:value-type="float">
            <text:p><text:s text:c="3"/>51,4 </text:p>
          </table:table-cell>
          <table:table-cell table:style-name="ce9" office:value-type="float" office:value="41.2087850237765" calcext:value-type="float">
            <text:p><text:s text:c="3"/>41,2 </text:p>
          </table:table-cell>
          <table:table-cell table:style-name="ce9" office:value-type="float" office:value="36.83243753233" calcext:value-type="float">
            <text:p><text:s text:c="3"/>36,8 </text:p>
          </table:table-cell>
          <table:table-cell table:style-name="ce9" office:value-type="float" office:value="45.585132515223" calcext:value-type="float">
            <text:p><text:s text:c="3"/>45,6 </text:p>
          </table:table-cell>
          <table:table-cell table:style-name="ce9" office:value-type="float" office:value="36.5053789534711" calcext:value-type="float">
            <text:p><text:s text:c="3"/>36,5 </text:p>
          </table:table-cell>
          <table:table-cell table:style-name="ce9" office:value-type="float" office:value="31.3053751924709" calcext:value-type="float">
            <text:p><text:s text:c="3"/>31,3 </text:p>
          </table:table-cell>
          <table:table-cell table:style-name="ce9" office:value-type="float" office:value="41.7053827144714" calcext:value-type="float">
            <text:p><text:s text:c="3"/>41,7 </text:p>
          </table:table-cell>
          <table:table-cell table:style-name="ce9" office:value-type="float" office:value="52.6527365263087" calcext:value-type="float">
            <text:p><text:s text:c="3"/>52,7 </text:p>
          </table:table-cell>
          <table:table-cell table:style-name="ce9" office:value-type="float" office:value="47.8239380960613" calcext:value-type="float">
            <text:p><text:s text:c="3"/>47,8 </text:p>
          </table:table-cell>
          <table:table-cell table:style-name="ce9" office:value-type="float" office:value="57.4815349565561" calcext:value-type="float">
            <text:p><text:s text:c="3"/>57,5 </text:p>
          </table:table-cell>
          <table:table-cell table:style-name="ce9" office:value-type="float" office:value="52.5602253823856" calcext:value-type="float">
            <text:p><text:s text:c="3"/>52,6 </text:p>
          </table:table-cell>
          <table:table-cell table:style-name="ce9" office:value-type="float" office:value="47.9263872263846" calcext:value-type="float">
            <text:p><text:s text:c="3"/>47,9 </text:p>
          </table:table-cell>
          <table:table-cell table:style-name="ce9" office:value-type="float" office:value="57.1940635383866" calcext:value-type="float">
            <text:p><text:s text:c="3"/>57,2 </text:p>
          </table:table-cell>
          <table:table-cell table:style-name="ce9" office:value-type="float" office:value="46.1386246447524" calcext:value-type="float">
            <text:p><text:s text:c="3"/>46,1 </text:p>
          </table:table-cell>
          <table:table-cell table:style-name="ce9" office:value-type="float" office:value="40.4745711140088" calcext:value-type="float">
            <text:p><text:s text:c="3"/>40,5 </text:p>
          </table:table-cell>
          <table:table-cell table:style-name="ce9" office:value-type="float" office:value="51.8026781754961" calcext:value-type="float">
            <text:p><text:s text:c="3"/>51,8 </text:p>
          </table:table-cell>
          <table:table-cell table:style-name="ce9" office:value-type="float" office:value="40.3981578363215" calcext:value-type="float">
            <text:p><text:s text:c="3"/>40,4 </text:p>
          </table:table-cell>
          <table:table-cell table:style-name="ce9" office:value-type="float" office:value="33.5986393495038" calcext:value-type="float">
            <text:p><text:s text:c="3"/>33,6 </text:p>
          </table:table-cell>
          <table:table-cell table:style-name="ce9" office:value-type="float" office:value="47.1976763231393" calcext:value-type="float">
            <text:p><text:s text:c="3"/>47,2 </text:p>
          </table:table-cell>
          <table:table-cell table:style-name="ce9" office:value-type="float" office:value="41.6090761542992" calcext:value-type="float">
            <text:p><text:s text:c="3"/>41,6 </text:p>
          </table:table-cell>
          <table:table-cell table:style-name="ce9" office:value-type="float" office:value="37.2866816554566" calcext:value-type="float">
            <text:p><text:s text:c="3"/>37,3 </text:p>
          </table:table-cell>
          <table:table-cell table:style-name="ce9" office:value-type="float" office:value="45.9314706531417" calcext:value-type="float">
            <text:p><text:s text:c="3"/>45,9 </text:p>
          </table:table-cell>
          <table:table-cell table:style-name="ce9" office:value-type="float" office:value="43.2582923174125" calcext:value-type="float">
            <text:p><text:s text:c="3"/>43,3 </text:p>
          </table:table-cell>
          <table:table-cell table:style-name="ce9" office:value-type="float" office:value="39.1228372529533" calcext:value-type="float">
            <text:p><text:s text:c="3"/>39,1 </text:p>
          </table:table-cell>
          <table:table-cell table:style-name="ce9" office:value-type="float" office:value="47.3937473818717" calcext:value-type="float">
            <text:p><text:s text:c="3"/>47,4 </text:p>
          </table:table-cell>
          <table:table-cell table:style-name="ce9" office:value-type="float" office:value="37.0064626628261" calcext:value-type="float">
            <text:p><text:s text:c="3"/>37,0 </text:p>
          </table:table-cell>
          <table:table-cell table:style-name="ce9" office:value-type="float" office:value="32.8345186809759" calcext:value-type="float">
            <text:p><text:s text:c="3"/>32,8 </text:p>
          </table:table-cell>
          <table:table-cell table:style-name="ce9" office:value-type="float" office:value="41.1784066446764" calcext:value-type="float">
            <text:p><text:s text:c="3"/>41,2 </text:p>
          </table:table-cell>
          <table:table-cell table:style-name="ce9" office:value-type="float" office:value="32.5246055077865" calcext:value-type="float">
            <text:p><text:s text:c="3"/>32,5 </text:p>
          </table:table-cell>
          <table:table-cell table:style-name="ce9" office:value-type="float" office:value="26.3986768183671" calcext:value-type="float">
            <text:p><text:s text:c="3"/>26,4 </text:p>
          </table:table-cell>
          <table:table-cell table:style-name="ce9" office:value-type="float" office:value="38.6505341972059" calcext:value-type="float">
            <text:p><text:s text:c="3"/>38,7 </text:p>
          </table:table-cell>
          <table:table-cell table:style-name="ce9" office:value-type="float" office:value="48.3464765751554" calcext:value-type="float">
            <text:p><text:s text:c="3"/>48,3 </text:p>
          </table:table-cell>
          <table:table-cell table:style-name="ce9" office:value-type="float" office:value="44.0625896531568" calcext:value-type="float">
            <text:p><text:s text:c="3"/>44,1 </text:p>
          </table:table-cell>
          <table:table-cell table:style-name="ce9" office:value-type="float" office:value="52.6303634971539" calcext:value-type="float">
            <text:p><text:s text:c="3"/>52,6 </text:p>
          </table:table-cell>
          <table:table-cell table:style-name="ce9" office:value-type="float" office:value="51.7548521281979" calcext:value-type="float">
            <text:p><text:s text:c="3"/>51,8 </text:p>
          </table:table-cell>
          <table:table-cell table:style-name="ce9" office:value-type="float" office:value="48.5196088065364" calcext:value-type="float">
            <text:p><text:s text:c="3"/>48,5 </text:p>
          </table:table-cell>
          <table:table-cell table:style-name="ce9" office:value-type="float" office:value="54.9900954498594" calcext:value-type="float">
            <text:p><text:s text:c="3"/>55,0 </text:p>
          </table:table-cell>
          <table:table-cell table:style-name="ce9" office:value-type="float" office:value="45.3956799366052" calcext:value-type="float">
            <text:p><text:s text:c="3"/>45,4 </text:p>
          </table:table-cell>
          <table:table-cell table:style-name="ce9" office:value-type="float" office:value="40.8630593167398" calcext:value-type="float">
            <text:p><text:s text:c="3"/>40,9 </text:p>
          </table:table-cell>
          <table:table-cell table:style-name="ce9" office:value-type="float" office:value="49.9283005564706" calcext:value-type="float">
            <text:p><text:s text:c="3"/>49,9 </text:p>
          </table:table-cell>
          <table:table-cell table:style-name="ce9" office:value-type="float" office:value="37.179172190503" calcext:value-type="float">
            <text:p><text:s text:c="3"/>37,2 </text:p>
          </table:table-cell>
          <table:table-cell table:style-name="ce9" office:value-type="float" office:value="31.4225047605825" calcext:value-type="float">
            <text:p><text:s text:c="3"/>31,4 </text:p>
          </table:table-cell>
          <table:table-cell table:style-name="ce9" office:value-type="float" office:value="42.9358396204236" calcext:value-type="float">
            <text:p><text:s text:c="3"/>42,9 </text:p>
          </table:table-cell>
          <table:table-cell table:style-name="ce9" office:value-type="float" office:value="34.4854684860386" calcext:value-type="float">
            <text:p><text:s text:c="3"/>34,5 </text:p>
          </table:table-cell>
          <table:table-cell table:style-name="ce9" office:value-type="float" office:value="32.231393905023" calcext:value-type="float">
            <text:p><text:s text:c="3"/>32,2 </text:p>
          </table:table-cell>
          <table:table-cell table:style-name="ce9" office:value-type="float" office:value="36.7395430670541" calcext:value-type="float">
            <text:p><text:s text:c="3"/>36,7 </text:p>
          </table:table-cell>
          <table:table-cell table:style-name="ce9" office:value-type="float" office:value="34.4395865675326" calcext:value-type="float">
            <text:p><text:s text:c="3"/>34,4 </text:p>
          </table:table-cell>
          <table:table-cell table:style-name="ce9" office:value-type="float" office:value="30.1300470575775" calcext:value-type="float">
            <text:p><text:s text:c="3"/>30,1 </text:p>
          </table:table-cell>
          <table:table-cell table:style-name="ce9" office:value-type="float" office:value="38.7491260774877" calcext:value-type="float">
            <text:p><text:s text:c="3"/>38,7 </text:p>
          </table:table-cell>
          <table:table-cell table:style-name="ce9" office:value-type="float" office:value="32.6853754081087" calcext:value-type="float">
            <text:p><text:s text:c="3"/>32,7 </text:p>
          </table:table-cell>
          <table:table-cell table:style-name="ce9" office:value-type="float" office:value="27.6755188351866" calcext:value-type="float">
            <text:p><text:s text:c="3"/>27,7 </text:p>
          </table:table-cell>
          <table:table-cell table:style-name="ce9" office:value-type="float" office:value="37.6952319810309" calcext:value-type="float">
            <text:p><text:s text:c="3"/>37,7 </text:p>
          </table:table-cell>
          <table:table-cell table:style-name="ce9" office:value-type="float" office:value="34.9357295235251" calcext:value-type="float">
            <text:p><text:s text:c="3"/>34,9 </text:p>
          </table:table-cell>
          <table:table-cell table:style-name="ce9" office:value-type="float" office:value="23.9875555116522" calcext:value-type="float">
            <text:p><text:s text:c="3"/>24,0 </text:p>
          </table:table-cell>
          <table:table-cell table:style-name="ce9" office:value-type="float" office:value="45.883903535398" calcext:value-type="float">
            <text:p><text:s text:c="3"/>45,9 </text:p>
          </table:table-cell>
          <table:table-cell table:number-columns-repeated="963"/>
        </table:table-row>
        <table:table-row table:style-name="ro1">
          <table:table-cell office:value-type="string" calcext:value-type="string">
            <text:p>Belo Horizonte</text:p>
          </table:table-cell>
          <table:table-cell table:style-name="ce9" office:value-type="float" office:value="77.7234560658604" calcext:value-type="float">
            <text:p><text:s text:c="3"/>77,7 </text:p>
          </table:table-cell>
          <table:table-cell table:style-name="ce9" office:value-type="float" office:value="74.9182078873963" calcext:value-type="float">
            <text:p><text:s text:c="3"/>74,9 </text:p>
          </table:table-cell>
          <table:table-cell table:style-name="ce9" office:value-type="float" office:value="80.5287042443244" calcext:value-type="float">
            <text:p><text:s text:c="3"/>80,5 </text:p>
          </table:table-cell>
          <table:table-cell table:style-name="ce9" office:value-type="float" office:value="75.4981229904012" calcext:value-type="float">
            <text:p><text:s text:c="3"/>75,5 </text:p>
          </table:table-cell>
          <table:table-cell table:style-name="ce9" office:value-type="float" office:value="73.3918192028639" calcext:value-type="float">
            <text:p><text:s text:c="3"/>73,4 </text:p>
          </table:table-cell>
          <table:table-cell table:style-name="ce9" office:value-type="float" office:value="77.6044267779384" calcext:value-type="float">
            <text:p><text:s text:c="3"/>77,6 </text:p>
          </table:table-cell>
          <table:table-cell table:style-name="ce9" office:value-type="float" office:value="72.5862233243764" calcext:value-type="float">
            <text:p><text:s text:c="3"/>72,6 </text:p>
          </table:table-cell>
          <table:table-cell table:style-name="ce9" office:value-type="float" office:value="70.2749891364459" calcext:value-type="float">
            <text:p><text:s text:c="3"/>70,3 </text:p>
          </table:table-cell>
          <table:table-cell table:style-name="ce9" office:value-type="float" office:value="74.8974575123069" calcext:value-type="float">
            <text:p><text:s text:c="3"/>74,9 </text:p>
          </table:table-cell>
          <table:table-cell table:style-name="ce9" office:value-type="float" office:value="69.2413532029449" calcext:value-type="float">
            <text:p><text:s text:c="3"/>69,2 </text:p>
          </table:table-cell>
          <table:table-cell table:style-name="ce9" office:value-type="float" office:value="65.7857964549982" calcext:value-type="float">
            <text:p><text:s text:c="3"/>65,8 </text:p>
          </table:table-cell>
          <table:table-cell table:style-name="ce9" office:value-type="float" office:value="72.6969099508917" calcext:value-type="float">
            <text:p><text:s text:c="3"/>72,7 </text:p>
          </table:table-cell>
          <table:table-cell table:style-name="ce9" office:value-type="float" office:value="82.2094617427828" calcext:value-type="float">
            <text:p><text:s text:c="3"/>82,2 </text:p>
          </table:table-cell>
          <table:table-cell table:style-name="ce9" office:value-type="float" office:value="78.9480510589452" calcext:value-type="float">
            <text:p><text:s text:c="3"/>78,9 </text:p>
          </table:table-cell>
          <table:table-cell table:style-name="ce9" office:value-type="float" office:value="85.4708724266204" calcext:value-type="float">
            <text:p><text:s text:c="3"/>85,5 </text:p>
          </table:table-cell>
          <table:table-cell table:style-name="ce9" office:value-type="float" office:value="82.3229246144606" calcext:value-type="float">
            <text:p><text:s text:c="3"/>82,3 </text:p>
          </table:table-cell>
          <table:table-cell table:style-name="ce9" office:value-type="float" office:value="79.7676784172611" calcext:value-type="float">
            <text:p><text:s text:c="3"/>79,8 </text:p>
          </table:table-cell>
          <table:table-cell table:style-name="ce9" office:value-type="float" office:value="84.8781708116601" calcext:value-type="float">
            <text:p><text:s text:c="3"/>84,9 </text:p>
          </table:table-cell>
          <table:table-cell table:style-name="ce9" office:value-type="float" office:value="76.9699861595705" calcext:value-type="float">
            <text:p><text:s text:c="3"/>77,0 </text:p>
          </table:table-cell>
          <table:table-cell table:style-name="ce9" office:value-type="float" office:value="74.5297585510743" calcext:value-type="float">
            <text:p><text:s text:c="3"/>74,5 </text:p>
          </table:table-cell>
          <table:table-cell table:style-name="ce9" office:value-type="float" office:value="79.4102137680667" calcext:value-type="float">
            <text:p><text:s text:c="3"/>79,4 </text:p>
          </table:table-cell>
          <table:table-cell table:style-name="ce9" office:value-type="float" office:value="71.8007093127588" calcext:value-type="float">
            <text:p><text:s text:c="3"/>71,8 </text:p>
          </table:table-cell>
          <table:table-cell table:style-name="ce9" office:value-type="float" office:value="67.0470476696689" calcext:value-type="float">
            <text:p><text:s text:c="3"/>67,0 </text:p>
          </table:table-cell>
          <table:table-cell table:style-name="ce9" office:value-type="float" office:value="76.5543709558487" calcext:value-type="float">
            <text:p><text:s text:c="3"/>76,6 </text:p>
          </table:table-cell>
          <table:table-cell table:style-name="ce9" office:value-type="float" office:value="73.6341927613355" calcext:value-type="float">
            <text:p><text:s text:c="3"/>73,6 </text:p>
          </table:table-cell>
          <table:table-cell table:style-name="ce9" office:value-type="float" office:value="70.6654029306451" calcext:value-type="float">
            <text:p><text:s text:c="3"/>70,7 </text:p>
          </table:table-cell>
          <table:table-cell table:style-name="ce9" office:value-type="float" office:value="76.6029825920259" calcext:value-type="float">
            <text:p><text:s text:c="3"/>76,6 </text:p>
          </table:table-cell>
          <table:table-cell table:style-name="ce9" office:value-type="float" office:value="69.1394720359635" calcext:value-type="float">
            <text:p><text:s text:c="3"/>69,1 </text:p>
          </table:table-cell>
          <table:table-cell table:style-name="ce9" office:value-type="float" office:value="66.4690906710671" calcext:value-type="float">
            <text:p><text:s text:c="3"/>66,5 </text:p>
          </table:table-cell>
          <table:table-cell table:style-name="ce9" office:value-type="float" office:value="71.8098534008598" calcext:value-type="float">
            <text:p><text:s text:c="3"/>71,8 </text:p>
          </table:table-cell>
          <table:table-cell table:style-name="ce9" office:value-type="float" office:value="68.1446154715207" calcext:value-type="float">
            <text:p><text:s text:c="3"/>68,1 </text:p>
          </table:table-cell>
          <table:table-cell table:style-name="ce9" office:value-type="float" office:value="64.9631599950502" calcext:value-type="float">
            <text:p><text:s text:c="3"/>65,0 </text:p>
          </table:table-cell>
          <table:table-cell table:style-name="ce9" office:value-type="float" office:value="71.3260709479912" calcext:value-type="float">
            <text:p><text:s text:c="3"/>71,3 </text:p>
          </table:table-cell>
          <table:table-cell table:style-name="ce9" office:value-type="float" office:value="66.9198634171419" calcext:value-type="float">
            <text:p><text:s text:c="3"/>66,9 </text:p>
          </table:table-cell>
          <table:table-cell table:style-name="ce9" office:value-type="float" office:value="61.7818501313931" calcext:value-type="float">
            <text:p><text:s text:c="3"/>61,8 </text:p>
          </table:table-cell>
          <table:table-cell table:style-name="ce9" office:value-type="float" office:value="72.0578767028907" calcext:value-type="float">
            <text:p><text:s text:c="3"/>72,1 </text:p>
          </table:table-cell>
          <table:table-cell table:style-name="ce9" office:value-type="float" office:value="81.1901726225749" calcext:value-type="float">
            <text:p><text:s text:c="3"/>81,2 </text:p>
          </table:table-cell>
          <table:table-cell table:style-name="ce9" office:value-type="float" office:value="79.4321317231681" calcext:value-type="float">
            <text:p><text:s text:c="3"/>79,4 </text:p>
          </table:table-cell>
          <table:table-cell table:style-name="ce9" office:value-type="float" office:value="82.9482135219817" calcext:value-type="float">
            <text:p><text:s text:c="3"/>82,9 </text:p>
          </table:table-cell>
          <table:table-cell table:style-name="ce9" office:value-type="float" office:value="78.0520380555468" calcext:value-type="float">
            <text:p><text:s text:c="3"/>78,1 </text:p>
          </table:table-cell>
          <table:table-cell table:style-name="ce9" office:value-type="float" office:value="76.1284024126877" calcext:value-type="float">
            <text:p><text:s text:c="3"/>76,1 </text:p>
          </table:table-cell>
          <table:table-cell table:style-name="ce9" office:value-type="float" office:value="79.975673698406" calcext:value-type="float">
            <text:p><text:s text:c="3"/>80,0 </text:p>
          </table:table-cell>
          <table:table-cell table:style-name="ce9" office:value-type="float" office:value="75.1702105282814" calcext:value-type="float">
            <text:p><text:s text:c="3"/>75,2 </text:p>
          </table:table-cell>
          <table:table-cell table:style-name="ce9" office:value-type="float" office:value="72.8792512925888" calcext:value-type="float">
            <text:p><text:s text:c="3"/>72,9 </text:p>
          </table:table-cell>
          <table:table-cell table:style-name="ce9" office:value-type="float" office:value="77.4611697639739" calcext:value-type="float">
            <text:p><text:s text:c="3"/>77,5 </text:p>
          </table:table-cell>
          <table:table-cell table:style-name="ce9" office:value-type="float" office:value="72.3995889515019" calcext:value-type="float">
            <text:p><text:s text:c="3"/>72,4 </text:p>
          </table:table-cell>
          <table:table-cell table:style-name="ce9" office:value-type="float" office:value="68.5370912536843" calcext:value-type="float">
            <text:p><text:s text:c="3"/>68,5 </text:p>
          </table:table-cell>
          <table:table-cell table:style-name="ce9" office:value-type="float" office:value="76.2620866493196" calcext:value-type="float">
            <text:p><text:s text:c="3"/>76,3 </text:p>
          </table:table-cell>
          <table:table-cell table:style-name="ce9" office:value-type="float" office:value="62.650975161444" calcext:value-type="float">
            <text:p><text:s text:c="3"/>62,7 </text:p>
          </table:table-cell>
          <table:table-cell table:style-name="ce9" office:value-type="float" office:value="52.9614178343476" calcext:value-type="float">
            <text:p><text:s text:c="3"/>53,0 </text:p>
          </table:table-cell>
          <table:table-cell table:style-name="ce9" office:value-type="float" office:value="72.3405324885404" calcext:value-type="float">
            <text:p><text:s text:c="3"/>72,3 </text:p>
          </table:table-cell>
          <table:table-cell table:style-name="ce9" office:value-type="float" office:value="67.4216098921576" calcext:value-type="float">
            <text:p><text:s text:c="3"/>67,4 </text:p>
          </table:table-cell>
          <table:table-cell table:style-name="ce9" office:value-type="float" office:value="63.2574408698879" calcext:value-type="float">
            <text:p><text:s text:c="3"/>63,3 </text:p>
          </table:table-cell>
          <table:table-cell table:style-name="ce9" office:value-type="float" office:value="71.5857789144272" calcext:value-type="float">
            <text:p><text:s text:c="3"/>71,6 </text:p>
          </table:table-cell>
          <table:table-cell table:style-name="ce9" office:value-type="float" office:value="63.1855149832354" calcext:value-type="float">
            <text:p><text:s text:c="3"/>63,2 </text:p>
          </table:table-cell>
          <table:table-cell table:style-name="ce9" office:value-type="float" office:value="59.3565598052378" calcext:value-type="float">
            <text:p><text:s text:c="3"/>59,4 </text:p>
          </table:table-cell>
          <table:table-cell table:style-name="ce9" office:value-type="float" office:value="67.0144701612331" calcext:value-type="float">
            <text:p><text:s text:c="3"/>67,0 </text:p>
          </table:table-cell>
          <table:table-cell table:style-name="ce9" office:value-type="float" office:value="60.8747970624362" calcext:value-type="float">
            <text:p><text:s text:c="3"/>60,9 </text:p>
          </table:table-cell>
          <table:table-cell table:style-name="ce9" office:value-type="float" office:value="53.2866029807133" calcext:value-type="float">
            <text:p><text:s text:c="3"/>53,3 </text:p>
          </table:table-cell>
          <table:table-cell table:style-name="ce9" office:value-type="float" office:value="68.4629911441591" calcext:value-type="float">
            <text:p><text:s text:c="3"/>68,5 </text:p>
          </table:table-cell>
          <table:table-cell table:number-columns-repeated="963"/>
        </table:table-row>
        <table:table-row table:style-name="ro1">
          <table:table-cell office:value-type="string" calcext:value-type="string">
            <text:p>Vitória</text:p>
          </table:table-cell>
          <table:table-cell table:style-name="ce9" office:value-type="float" office:value="71.7116797382378" calcext:value-type="float">
            <text:p><text:s text:c="3"/>71,7 </text:p>
          </table:table-cell>
          <table:table-cell table:style-name="ce9" office:value-type="float" office:value="69.0294719845436" calcext:value-type="float">
            <text:p><text:s text:c="3"/>69,0 </text:p>
          </table:table-cell>
          <table:table-cell table:style-name="ce9" office:value-type="float" office:value="74.393887491932" calcext:value-type="float">
            <text:p><text:s text:c="3"/>74,4 </text:p>
          </table:table-cell>
          <table:table-cell table:style-name="ce9" office:value-type="float" office:value="67.1932013309049" calcext:value-type="float">
            <text:p><text:s text:c="3"/>67,2 </text:p>
          </table:table-cell>
          <table:table-cell table:style-name="ce9" office:value-type="float" office:value="64.5713377564159" calcext:value-type="float">
            <text:p><text:s text:c="3"/>64,6 </text:p>
          </table:table-cell>
          <table:table-cell table:style-name="ce9" office:value-type="float" office:value="69.8150649053939" calcext:value-type="float">
            <text:p><text:s text:c="3"/>69,8 </text:p>
          </table:table-cell>
          <table:table-cell table:style-name="ce9" office:value-type="float" office:value="64.6708712015534" calcext:value-type="float">
            <text:p><text:s text:c="3"/>64,7 </text:p>
          </table:table-cell>
          <table:table-cell table:style-name="ce9" office:value-type="float" office:value="61.7461582688338" calcext:value-type="float">
            <text:p><text:s text:c="3"/>61,7 </text:p>
          </table:table-cell>
          <table:table-cell table:style-name="ce9" office:value-type="float" office:value="67.5955841342731" calcext:value-type="float">
            <text:p><text:s text:c="3"/>67,6 </text:p>
          </table:table-cell>
          <table:table-cell table:style-name="ce9" office:value-type="float" office:value="69.6762582946385" calcext:value-type="float">
            <text:p><text:s text:c="3"/>69,7 </text:p>
          </table:table-cell>
          <table:table-cell table:style-name="ce9" office:value-type="float" office:value="64.6479425233983" calcext:value-type="float">
            <text:p><text:s text:c="3"/>64,6 </text:p>
          </table:table-cell>
          <table:table-cell table:style-name="ce9" office:value-type="float" office:value="74.7045740658786" calcext:value-type="float">
            <text:p><text:s text:c="3"/>74,7 </text:p>
          </table:table-cell>
          <table:table-cell table:style-name="ce9" office:value-type="float" office:value="75.7546292302913" calcext:value-type="float">
            <text:p><text:s text:c="3"/>75,8 </text:p>
          </table:table-cell>
          <table:table-cell table:style-name="ce9" office:value-type="float" office:value="73.1790810264718" calcext:value-type="float">
            <text:p><text:s text:c="3"/>73,2 </text:p>
          </table:table-cell>
          <table:table-cell table:style-name="ce9" office:value-type="float" office:value="78.3301774341107" calcext:value-type="float">
            <text:p><text:s text:c="3"/>78,3 </text:p>
          </table:table-cell>
          <table:table-cell table:style-name="ce9" office:value-type="float" office:value="74.5185613492493" calcext:value-type="float">
            <text:p><text:s text:c="3"/>74,5 </text:p>
          </table:table-cell>
          <table:table-cell table:style-name="ce9" office:value-type="float" office:value="71.376728191352" calcext:value-type="float">
            <text:p><text:s text:c="3"/>71,4 </text:p>
          </table:table-cell>
          <table:table-cell table:style-name="ce9" office:value-type="float" office:value="77.6603945071466" calcext:value-type="float">
            <text:p><text:s text:c="3"/>77,7 </text:p>
          </table:table-cell>
          <table:table-cell table:style-name="ce9" office:value-type="float" office:value="72.8934256126664" calcext:value-type="float">
            <text:p><text:s text:c="3"/>72,9 </text:p>
          </table:table-cell>
          <table:table-cell table:style-name="ce9" office:value-type="float" office:value="69.1509049153343" calcext:value-type="float">
            <text:p><text:s text:c="3"/>69,2 </text:p>
          </table:table-cell>
          <table:table-cell table:style-name="ce9" office:value-type="float" office:value="76.6359463099985" calcext:value-type="float">
            <text:p><text:s text:c="3"/>76,6 </text:p>
          </table:table-cell>
          <table:table-cell table:style-name="ce9" office:value-type="float" office:value="73.8320153455204" calcext:value-type="float">
            <text:p><text:s text:c="3"/>73,8 </text:p>
          </table:table-cell>
          <table:table-cell table:style-name="ce9" office:value-type="float" office:value="68.0895274628561" calcext:value-type="float">
            <text:p><text:s text:c="3"/>68,1 </text:p>
          </table:table-cell>
          <table:table-cell table:style-name="ce9" office:value-type="float" office:value="79.5745032281847" calcext:value-type="float">
            <text:p><text:s text:c="3"/>79,6 </text:p>
          </table:table-cell>
          <table:table-cell table:style-name="ce9" office:value-type="float" office:value="67.8801655427822" calcext:value-type="float">
            <text:p><text:s text:c="3"/>67,9 </text:p>
          </table:table-cell>
          <table:table-cell table:style-name="ce9" office:value-type="float" office:value="63.1852368347029" calcext:value-type="float">
            <text:p><text:s text:c="3"/>63,2 </text:p>
          </table:table-cell>
          <table:table-cell table:style-name="ce9" office:value-type="float" office:value="72.5750942508615" calcext:value-type="float">
            <text:p><text:s text:c="3"/>72,6 </text:p>
          </table:table-cell>
          <table:table-cell table:style-name="ce9" office:value-type="float" office:value="59.372140285733" calcext:value-type="float">
            <text:p><text:s text:c="3"/>59,4 </text:p>
          </table:table-cell>
          <table:table-cell table:style-name="ce9" office:value-type="float" office:value="55.6759456427861" calcext:value-type="float">
            <text:p><text:s text:c="3"/>55,7 </text:p>
          </table:table-cell>
          <table:table-cell table:style-name="ce9" office:value-type="float" office:value="63.06833492868" calcext:value-type="float">
            <text:p><text:s text:c="3"/>63,1 </text:p>
          </table:table-cell>
          <table:table-cell table:style-name="ce9" office:value-type="float" office:value="56.9057086550165" calcext:value-type="float">
            <text:p><text:s text:c="3"/>56,9 </text:p>
          </table:table-cell>
          <table:table-cell table:style-name="ce9" office:value-type="float" office:value="53.453192208392" calcext:value-type="float">
            <text:p><text:s text:c="3"/>53,5 </text:p>
          </table:table-cell>
          <table:table-cell table:style-name="ce9" office:value-type="float" office:value="60.358225101641" calcext:value-type="float">
            <text:p><text:s text:c="3"/>60,4 </text:p>
          </table:table-cell>
          <table:table-cell table:style-name="ce9" office:value-type="float" office:value="65.2455833587157" calcext:value-type="float">
            <text:p><text:s text:c="3"/>65,2 </text:p>
          </table:table-cell>
          <table:table-cell table:style-name="ce9" office:value-type="float" office:value="58.0864523702247" calcext:value-type="float">
            <text:p><text:s text:c="3"/>58,1 </text:p>
          </table:table-cell>
          <table:table-cell table:style-name="ce9" office:value-type="float" office:value="72.4047143472068" calcext:value-type="float">
            <text:p><text:s text:c="3"/>72,4 </text:p>
          </table:table-cell>
          <table:table-cell table:style-name="ce9" office:value-type="float" office:value="77.8866109420277" calcext:value-type="float">
            <text:p><text:s text:c="3"/>77,9 </text:p>
          </table:table-cell>
          <table:table-cell table:style-name="ce9" office:value-type="float" office:value="75.2430417835333" calcext:value-type="float">
            <text:p><text:s text:c="3"/>75,2 </text:p>
          </table:table-cell>
          <table:table-cell table:style-name="ce9" office:value-type="float" office:value="80.5301801005221" calcext:value-type="float">
            <text:p><text:s text:c="3"/>80,5 </text:p>
          </table:table-cell>
          <table:table-cell table:style-name="ce9" office:value-type="float" office:value="71.590108950926" calcext:value-type="float">
            <text:p><text:s text:c="3"/>71,6 </text:p>
          </table:table-cell>
          <table:table-cell table:style-name="ce9" office:value-type="float" office:value="68.9548865492009" calcext:value-type="float">
            <text:p><text:s text:c="3"/>69,0 </text:p>
          </table:table-cell>
          <table:table-cell table:style-name="ce9" office:value-type="float" office:value="74.225331352651" calcext:value-type="float">
            <text:p><text:s text:c="3"/>74,2 </text:p>
          </table:table-cell>
          <table:table-cell table:style-name="ce9" office:value-type="float" office:value="67.3492989296917" calcext:value-type="float">
            <text:p><text:s text:c="3"/>67,3 </text:p>
          </table:table-cell>
          <table:table-cell table:style-name="ce9" office:value-type="float" office:value="64.2336938777996" calcext:value-type="float">
            <text:p><text:s text:c="3"/>64,2 </text:p>
          </table:table-cell>
          <table:table-cell table:style-name="ce9" office:value-type="float" office:value="70.4649039815838" calcext:value-type="float">
            <text:p><text:s text:c="3"/>70,5 </text:p>
          </table:table-cell>
          <table:table-cell table:style-name="ce9" office:value-type="float" office:value="75.9258165753325" calcext:value-type="float">
            <text:p><text:s text:c="3"/>75,9 </text:p>
          </table:table-cell>
          <table:table-cell table:style-name="ce9" office:value-type="float" office:value="68.5516775916797" calcext:value-type="float">
            <text:p><text:s text:c="3"/>68,6 </text:p>
          </table:table-cell>
          <table:table-cell table:style-name="ce9" office:value-type="float" office:value="83.2999555589852" calcext:value-type="float">
            <text:p><text:s text:c="3"/>83,3 </text:p>
          </table:table-cell>
          <table:table-cell table:style-name="ce9" office:value-type="float" office:value="61.6727207268787" calcext:value-type="float">
            <text:p><text:s text:c="3"/>61,7 </text:p>
          </table:table-cell>
          <table:table-cell table:style-name="ce9" office:value-type="float" office:value="56.9173966297866" calcext:value-type="float">
            <text:p><text:s text:c="3"/>56,9 </text:p>
          </table:table-cell>
          <table:table-cell table:style-name="ce9" office:value-type="float" office:value="66.4280448239708" calcext:value-type="float">
            <text:p><text:s text:c="3"/>66,4 </text:p>
          </table:table-cell>
          <table:table-cell table:style-name="ce9" office:value-type="float" office:value="58.6400344711207" calcext:value-type="float">
            <text:p><text:s text:c="3"/>58,6 </text:p>
          </table:table-cell>
          <table:table-cell table:style-name="ce9" office:value-type="float" office:value="55.9594087091912" calcext:value-type="float">
            <text:p><text:s text:c="3"/>56,0 </text:p>
          </table:table-cell>
          <table:table-cell table:style-name="ce9" office:value-type="float" office:value="61.3206602330502" calcext:value-type="float">
            <text:p><text:s text:c="3"/>61,3 </text:p>
          </table:table-cell>
          <table:table-cell table:style-name="ce9" office:value-type="float" office:value="59.4340291271591" calcext:value-type="float">
            <text:p><text:s text:c="3"/>59,4 </text:p>
          </table:table-cell>
          <table:table-cell table:style-name="ce9" office:value-type="float" office:value="54.1989593253142" calcext:value-type="float">
            <text:p><text:s text:c="3"/>54,2 </text:p>
          </table:table-cell>
          <table:table-cell table:style-name="ce9" office:value-type="float" office:value="64.6690989290039" calcext:value-type="float">
            <text:p><text:s text:c="3"/>64,7 </text:p>
          </table:table-cell>
          <table:table-cell table:style-name="ce9" office:value-type="float" office:value="58.0650479472975" calcext:value-type="float">
            <text:p><text:s text:c="3"/>58,1 </text:p>
          </table:table-cell>
          <table:table-cell table:style-name="ce9" office:value-type="float" office:value="53.4873311185557" calcext:value-type="float">
            <text:p><text:s text:c="3"/>53,5 </text:p>
          </table:table-cell>
          <table:table-cell table:style-name="ce9" office:value-type="float" office:value="62.6427647760393" calcext:value-type="float">
            <text:p><text:s text:c="3"/>62,6 </text:p>
          </table:table-cell>
          <table:table-cell table:number-columns-repeated="963"/>
        </table:table-row>
        <table:table-row table:style-name="ro1">
          <table:table-cell office:value-type="string" calcext:value-type="string">
            <text:p>Rio de Janeiro</text:p>
          </table:table-cell>
          <table:table-cell table:style-name="ce9" office:value-type="float" office:value="71.3077937990023" calcext:value-type="float">
            <text:p><text:s text:c="3"/>71,3 </text:p>
          </table:table-cell>
          <table:table-cell table:style-name="ce9" office:value-type="float" office:value="68.2220932478324" calcext:value-type="float">
            <text:p><text:s text:c="3"/>68,2 </text:p>
          </table:table-cell>
          <table:table-cell table:style-name="ce9" office:value-type="float" office:value="74.3934943501721" calcext:value-type="float">
            <text:p><text:s text:c="3"/>74,4 </text:p>
          </table:table-cell>
          <table:table-cell table:style-name="ce9" office:value-type="float" office:value="70.9557289411672" calcext:value-type="float">
            <text:p><text:s text:c="3"/>71,0 </text:p>
          </table:table-cell>
          <table:table-cell table:style-name="ce9" office:value-type="float" office:value="68.211284873146" calcext:value-type="float">
            <text:p><text:s text:c="3"/>68,2 </text:p>
          </table:table-cell>
          <table:table-cell table:style-name="ce9" office:value-type="float" office:value="73.7001730091883" calcext:value-type="float">
            <text:p><text:s text:c="3"/>73,7 </text:p>
          </table:table-cell>
          <table:table-cell table:style-name="ce9" office:value-type="float" office:value="64.7841993324735" calcext:value-type="float">
            <text:p><text:s text:c="3"/>64,8 </text:p>
          </table:table-cell>
          <table:table-cell table:style-name="ce9" office:value-type="float" office:value="61.3168413121405" calcext:value-type="float">
            <text:p><text:s text:c="3"/>61,3 </text:p>
          </table:table-cell>
          <table:table-cell table:style-name="ce9" office:value-type="float" office:value="68.2515573528065" calcext:value-type="float">
            <text:p><text:s text:c="3"/>68,3 </text:p>
          </table:table-cell>
          <table:table-cell table:style-name="ce9" office:value-type="float" office:value="68.0386029352943" calcext:value-type="float">
            <text:p><text:s text:c="3"/>68,0 </text:p>
          </table:table-cell>
          <table:table-cell table:style-name="ce9" office:value-type="float" office:value="63.9958641338183" calcext:value-type="float">
            <text:p><text:s text:c="3"/>64,0 </text:p>
          </table:table-cell>
          <table:table-cell table:style-name="ce9" office:value-type="float" office:value="72.0813417367702" calcext:value-type="float">
            <text:p><text:s text:c="3"/>72,1 </text:p>
          </table:table-cell>
          <table:table-cell table:style-name="ce9" office:value-type="float" office:value="75.2622915579926" calcext:value-type="float">
            <text:p><text:s text:c="3"/>75,3 </text:p>
          </table:table-cell>
          <table:table-cell table:style-name="ce9" office:value-type="float" office:value="72.1789728013271" calcext:value-type="float">
            <text:p><text:s text:c="3"/>72,2 </text:p>
          </table:table-cell>
          <table:table-cell table:style-name="ce9" office:value-type="float" office:value="78.345610314658" calcext:value-type="float">
            <text:p><text:s text:c="3"/>78,3 </text:p>
          </table:table-cell>
          <table:table-cell table:style-name="ce9" office:value-type="float" office:value="76.6371976444127" calcext:value-type="float">
            <text:p><text:s text:c="3"/>76,6 </text:p>
          </table:table-cell>
          <table:table-cell table:style-name="ce9" office:value-type="float" office:value="73.2843972186157" calcext:value-type="float">
            <text:p><text:s text:c="3"/>73,3 </text:p>
          </table:table-cell>
          <table:table-cell table:style-name="ce9" office:value-type="float" office:value="79.9899980702098" calcext:value-type="float">
            <text:p><text:s text:c="3"/>80,0 </text:p>
          </table:table-cell>
          <table:table-cell table:style-name="ce9" office:value-type="float" office:value="71.4326934681872" calcext:value-type="float">
            <text:p><text:s text:c="3"/>71,4 </text:p>
          </table:table-cell>
          <table:table-cell table:style-name="ce9" office:value-type="float" office:value="67.6901213150552" calcext:value-type="float">
            <text:p><text:s text:c="3"/>67,7 </text:p>
          </table:table-cell>
          <table:table-cell table:style-name="ce9" office:value-type="float" office:value="75.1752656213193" calcext:value-type="float">
            <text:p><text:s text:c="3"/>75,2 </text:p>
          </table:table-cell>
          <table:table-cell table:style-name="ce9" office:value-type="float" office:value="73.6456351602798" calcext:value-type="float">
            <text:p><text:s text:c="3"/>73,6 </text:p>
          </table:table-cell>
          <table:table-cell table:style-name="ce9" office:value-type="float" office:value="68.0508982201025" calcext:value-type="float">
            <text:p><text:s text:c="3"/>68,1 </text:p>
          </table:table-cell>
          <table:table-cell table:style-name="ce9" office:value-type="float" office:value="79.2403721004571" calcext:value-type="float">
            <text:p><text:s text:c="3"/>79,2 </text:p>
          </table:table-cell>
          <table:table-cell table:style-name="ce9" office:value-type="float" office:value="67.8686398592696" calcext:value-type="float">
            <text:p><text:s text:c="3"/>67,9 </text:p>
          </table:table-cell>
          <table:table-cell table:style-name="ce9" office:value-type="float" office:value="63.7906442718455" calcext:value-type="float">
            <text:p><text:s text:c="3"/>63,8 </text:p>
          </table:table-cell>
          <table:table-cell table:style-name="ce9" office:value-type="float" office:value="71.9466354466937" calcext:value-type="float">
            <text:p><text:s text:c="3"/>71,9 </text:p>
          </table:table-cell>
          <table:table-cell table:style-name="ce9" office:value-type="float" office:value="66.082905731462" calcext:value-type="float">
            <text:p><text:s text:c="3"/>66,1 </text:p>
          </table:table-cell>
          <table:table-cell table:style-name="ce9" office:value-type="float" office:value="62.2616333356077" calcext:value-type="float">
            <text:p><text:s text:c="3"/>62,3 </text:p>
          </table:table-cell>
          <table:table-cell table:style-name="ce9" office:value-type="float" office:value="69.9041781273163" calcext:value-type="float">
            <text:p><text:s text:c="3"/>69,9 </text:p>
          </table:table-cell>
          <table:table-cell table:style-name="ce9" office:value-type="float" office:value="58.8886647853406" calcext:value-type="float">
            <text:p><text:s text:c="3"/>58,9 </text:p>
          </table:table-cell>
          <table:table-cell table:style-name="ce9" office:value-type="float" office:value="54.4484819744877" calcext:value-type="float">
            <text:p><text:s text:c="3"/>54,4 </text:p>
          </table:table-cell>
          <table:table-cell table:style-name="ce9" office:value-type="float" office:value="63.3288475961935" calcext:value-type="float">
            <text:p><text:s text:c="3"/>63,3 </text:p>
          </table:table-cell>
          <table:table-cell table:style-name="ce9" office:value-type="float" office:value="61.1196209369393" calcext:value-type="float">
            <text:p><text:s text:c="3"/>61,1 </text:p>
          </table:table-cell>
          <table:table-cell table:style-name="ce9" office:value-type="float" office:value="55.7182847941451" calcext:value-type="float">
            <text:p><text:s text:c="3"/>55,7 </text:p>
          </table:table-cell>
          <table:table-cell table:style-name="ce9" office:value-type="float" office:value="66.5209570797335" calcext:value-type="float">
            <text:p><text:s text:c="3"/>66,5 </text:p>
          </table:table-cell>
          <table:table-cell table:style-name="ce9" office:value-type="float" office:value="74.967696233899" calcext:value-type="float">
            <text:p><text:s text:c="3"/>75,0 </text:p>
          </table:table-cell>
          <table:table-cell table:style-name="ce9" office:value-type="float" office:value="71.4255353555488" calcext:value-type="float">
            <text:p><text:s text:c="3"/>71,4 </text:p>
          </table:table-cell>
          <table:table-cell table:style-name="ce9" office:value-type="float" office:value="78.5098571122493" calcext:value-type="float">
            <text:p><text:s text:c="3"/>78,5 </text:p>
          </table:table-cell>
          <table:table-cell table:style-name="ce9" office:value-type="float" office:value="75.1906319612344" calcext:value-type="float">
            <text:p><text:s text:c="3"/>75,2 </text:p>
          </table:table-cell>
          <table:table-cell table:style-name="ce9" office:value-type="float" office:value="72.7779783810128" calcext:value-type="float">
            <text:p><text:s text:c="3"/>72,8 </text:p>
          </table:table-cell>
          <table:table-cell table:style-name="ce9" office:value-type="float" office:value="77.603285541456" calcext:value-type="float">
            <text:p><text:s text:c="3"/>77,6 </text:p>
          </table:table-cell>
          <table:table-cell table:style-name="ce9" office:value-type="float" office:value="70.6318484570643" calcext:value-type="float">
            <text:p><text:s text:c="3"/>70,6 </text:p>
          </table:table-cell>
          <table:table-cell table:style-name="ce9" office:value-type="float" office:value="67.1757634771049" calcext:value-type="float">
            <text:p><text:s text:c="3"/>67,2 </text:p>
          </table:table-cell>
          <table:table-cell table:style-name="ce9" office:value-type="float" office:value="74.0879334370237" calcext:value-type="float">
            <text:p><text:s text:c="3"/>74,1 </text:p>
          </table:table-cell>
          <table:table-cell table:style-name="ce9" office:value-type="float" office:value="74.375022359445" calcext:value-type="float">
            <text:p><text:s text:c="3"/>74,4 </text:p>
          </table:table-cell>
          <table:table-cell table:style-name="ce9" office:value-type="float" office:value="68.7305404042433" calcext:value-type="float">
            <text:p><text:s text:c="3"/>68,7 </text:p>
          </table:table-cell>
          <table:table-cell table:style-name="ce9" office:value-type="float" office:value="80.0195043146467" calcext:value-type="float">
            <text:p><text:s text:c="3"/>80,0 </text:p>
          </table:table-cell>
          <table:table-cell table:style-name="ce9" office:value-type="float" office:value="59.3396865095864" calcext:value-type="float">
            <text:p><text:s text:c="3"/>59,3 </text:p>
          </table:table-cell>
          <table:table-cell table:style-name="ce9" office:value-type="float" office:value="53.3893885441046" calcext:value-type="float">
            <text:p><text:s text:c="3"/>53,4 </text:p>
          </table:table-cell>
          <table:table-cell table:style-name="ce9" office:value-type="float" office:value="65.2899844750682" calcext:value-type="float">
            <text:p><text:s text:c="3"/>65,3 </text:p>
          </table:table-cell>
          <table:table-cell table:style-name="ce9" office:value-type="float" office:value="63.1657016626271" calcext:value-type="float">
            <text:p><text:s text:c="3"/>63,2 </text:p>
          </table:table-cell>
          <table:table-cell table:style-name="ce9" office:value-type="float" office:value="58.7566675112953" calcext:value-type="float">
            <text:p><text:s text:c="3"/>58,8 </text:p>
          </table:table-cell>
          <table:table-cell table:style-name="ce9" office:value-type="float" office:value="67.574735813959" calcext:value-type="float">
            <text:p><text:s text:c="3"/>67,6 </text:p>
          </table:table-cell>
          <table:table-cell table:style-name="ce9" office:value-type="float" office:value="55.3025645789459" calcext:value-type="float">
            <text:p><text:s text:c="3"/>55,3 </text:p>
          </table:table-cell>
          <table:table-cell table:style-name="ce9" office:value-type="float" office:value="50.747331758813" calcext:value-type="float">
            <text:p><text:s text:c="3"/>50,7 </text:p>
          </table:table-cell>
          <table:table-cell table:style-name="ce9" office:value-type="float" office:value="59.8577973990788" calcext:value-type="float">
            <text:p><text:s text:c="3"/>59,9 </text:p>
          </table:table-cell>
          <table:table-cell table:style-name="ce9" office:value-type="float" office:value="57.9756192559764" calcext:value-type="float">
            <text:p><text:s text:c="3"/>58,0 </text:p>
          </table:table-cell>
          <table:table-cell table:style-name="ce9" office:value-type="float" office:value="52.6923443631575" calcext:value-type="float">
            <text:p><text:s text:c="3"/>52,7 </text:p>
          </table:table-cell>
          <table:table-cell table:style-name="ce9" office:value-type="float" office:value="63.2588941487952" calcext:value-type="float">
            <text:p><text:s text:c="3"/>63,3 </text:p>
          </table:table-cell>
          <table:table-cell table:number-columns-repeated="963"/>
        </table:table-row>
        <table:table-row table:style-name="ro1">
          <table:table-cell office:value-type="string" calcext:value-type="string">
            <text:p>São Paulo</text:p>
          </table:table-cell>
          <table:table-cell table:style-name="ce9" office:value-type="float" office:value="69.5876985842654" calcext:value-type="float">
            <text:p><text:s text:c="3"/>69,6 </text:p>
          </table:table-cell>
          <table:table-cell table:style-name="ce9" office:value-type="float" office:value="67.1258875338037" calcext:value-type="float">
            <text:p><text:s text:c="3"/>67,1 </text:p>
          </table:table-cell>
          <table:table-cell table:style-name="ce9" office:value-type="float" office:value="72.0495096347272" calcext:value-type="float">
            <text:p><text:s text:c="3"/>72,0 </text:p>
          </table:table-cell>
          <table:table-cell table:style-name="ce9" office:value-type="float" office:value="68.8884352036043" calcext:value-type="float">
            <text:p><text:s text:c="3"/>68,9 </text:p>
          </table:table-cell>
          <table:table-cell table:style-name="ce9" office:value-type="float" office:value="64.5358466950209" calcext:value-type="float">
            <text:p><text:s text:c="3"/>64,5 </text:p>
          </table:table-cell>
          <table:table-cell table:style-name="ce9" office:value-type="float" office:value="73.2410237121878" calcext:value-type="float">
            <text:p><text:s text:c="3"/>73,2 </text:p>
          </table:table-cell>
          <table:table-cell table:style-name="ce9" office:value-type="float" office:value="63.5730202856732" calcext:value-type="float">
            <text:p><text:s text:c="3"/>63,6 </text:p>
          </table:table-cell>
          <table:table-cell table:style-name="ce9" office:value-type="float" office:value="59.5045524796744" calcext:value-type="float">
            <text:p><text:s text:c="3"/>59,5 </text:p>
          </table:table-cell>
          <table:table-cell table:style-name="ce9" office:value-type="float" office:value="67.641488091672" calcext:value-type="float">
            <text:p><text:s text:c="3"/>67,6 </text:p>
          </table:table-cell>
          <table:table-cell table:style-name="ce9" office:value-type="float" office:value="58.7377026780763" calcext:value-type="float">
            <text:p><text:s text:c="3"/>58,7 </text:p>
          </table:table-cell>
          <table:table-cell table:style-name="ce9" office:value-type="float" office:value="53.514104960153" calcext:value-type="float">
            <text:p><text:s text:c="3"/>53,5 </text:p>
          </table:table-cell>
          <table:table-cell table:style-name="ce9" office:value-type="float" office:value="63.9613003959996" calcext:value-type="float">
            <text:p><text:s text:c="3"/>64,0 </text:p>
          </table:table-cell>
          <table:table-cell table:style-name="ce9" office:value-type="float" office:value="75.3372128610013" calcext:value-type="float">
            <text:p><text:s text:c="3"/>75,3 </text:p>
          </table:table-cell>
          <table:table-cell table:style-name="ce9" office:value-type="float" office:value="73.104329425456" calcext:value-type="float">
            <text:p><text:s text:c="3"/>73,1 </text:p>
          </table:table-cell>
          <table:table-cell table:style-name="ce9" office:value-type="float" office:value="77.5700962965465" calcext:value-type="float">
            <text:p><text:s text:c="3"/>77,6 </text:p>
          </table:table-cell>
          <table:table-cell table:style-name="ce9" office:value-type="float" office:value="74.5184494399347" calcext:value-type="float">
            <text:p><text:s text:c="3"/>74,5 </text:p>
          </table:table-cell>
          <table:table-cell table:style-name="ce9" office:value-type="float" office:value="69.9994409875599" calcext:value-type="float">
            <text:p><text:s text:c="3"/>70,0 </text:p>
          </table:table-cell>
          <table:table-cell table:style-name="ce9" office:value-type="float" office:value="79.0374578923096" calcext:value-type="float">
            <text:p><text:s text:c="3"/>79,0 </text:p>
          </table:table-cell>
          <table:table-cell table:style-name="ce9" office:value-type="float" office:value="67.4319129286382" calcext:value-type="float">
            <text:p><text:s text:c="3"/>67,4 </text:p>
          </table:table-cell>
          <table:table-cell table:style-name="ce9" office:value-type="float" office:value="63.2268566086624" calcext:value-type="float">
            <text:p><text:s text:c="3"/>63,2 </text:p>
          </table:table-cell>
          <table:table-cell table:style-name="ce9" office:value-type="float" office:value="71.636969248614" calcext:value-type="float">
            <text:p><text:s text:c="3"/>71,6 </text:p>
          </table:table-cell>
          <table:table-cell table:style-name="ce9" office:value-type="float" office:value="66.0251421556765" calcext:value-type="float">
            <text:p><text:s text:c="3"/>66,0 </text:p>
          </table:table-cell>
          <table:table-cell table:style-name="ce9" office:value-type="float" office:value="55.781580024102" calcext:value-type="float">
            <text:p><text:s text:c="3"/>55,8 </text:p>
          </table:table-cell>
          <table:table-cell table:style-name="ce9" office:value-type="float" office:value="76.2687042872509" calcext:value-type="float">
            <text:p><text:s text:c="3"/>76,3 </text:p>
          </table:table-cell>
          <table:table-cell table:style-name="ce9" office:value-type="float" office:value="63.8058065761388" calcext:value-type="float">
            <text:p><text:s text:c="3"/>63,8 </text:p>
          </table:table-cell>
          <table:table-cell table:style-name="ce9" office:value-type="float" office:value="60.2717743268505" calcext:value-type="float">
            <text:p><text:s text:c="3"/>60,3 </text:p>
          </table:table-cell>
          <table:table-cell table:style-name="ce9" office:value-type="float" office:value="67.3398388254271" calcext:value-type="float">
            <text:p><text:s text:c="3"/>67,3 </text:p>
          </table:table-cell>
          <table:table-cell table:style-name="ce9" office:value-type="float" office:value="62.6817351102409" calcext:value-type="float">
            <text:p><text:s text:c="3"/>62,7 </text:p>
          </table:table-cell>
          <table:table-cell table:style-name="ce9" office:value-type="float" office:value="57.6183299116801" calcext:value-type="float">
            <text:p><text:s text:c="3"/>57,6 </text:p>
          </table:table-cell>
          <table:table-cell table:style-name="ce9" office:value-type="float" office:value="67.7451403088017" calcext:value-type="float">
            <text:p><text:s text:c="3"/>67,7 </text:p>
          </table:table-cell>
          <table:table-cell table:style-name="ce9" office:value-type="float" office:value="59.5351193632694" calcext:value-type="float">
            <text:p><text:s text:c="3"/>59,5 </text:p>
          </table:table-cell>
          <table:table-cell table:style-name="ce9" office:value-type="float" office:value="54.1572612171819" calcext:value-type="float">
            <text:p><text:s text:c="3"/>54,2 </text:p>
          </table:table-cell>
          <table:table-cell table:style-name="ce9" office:value-type="float" office:value="64.9129775093569" calcext:value-type="float">
            <text:p><text:s text:c="3"/>64,9 </text:p>
          </table:table-cell>
          <table:table-cell table:style-name="ce9" office:value-type="float" office:value="52.9373052200999" calcext:value-type="float">
            <text:p><text:s text:c="3"/>52,9 </text:p>
          </table:table-cell>
          <table:table-cell table:style-name="ce9" office:value-type="float" office:value="48.0935037218087" calcext:value-type="float">
            <text:p><text:s text:c="3"/>48,1 </text:p>
          </table:table-cell>
          <table:table-cell table:style-name="ce9" office:value-type="float" office:value="57.7811067183911" calcext:value-type="float">
            <text:p><text:s text:c="3"/>57,8 </text:p>
          </table:table-cell>
          <table:table-cell table:style-name="ce9" office:value-type="float" office:value="74.3152144896858" calcext:value-type="float">
            <text:p><text:s text:c="3"/>74,3 </text:p>
          </table:table-cell>
          <table:table-cell table:style-name="ce9" office:value-type="float" office:value="71.7206679995699" calcext:value-type="float">
            <text:p><text:s text:c="3"/>71,7 </text:p>
          </table:table-cell>
          <table:table-cell table:style-name="ce9" office:value-type="float" office:value="76.9097609798017" calcext:value-type="float">
            <text:p><text:s text:c="3"/>76,9 </text:p>
          </table:table-cell>
          <table:table-cell table:style-name="ce9" office:value-type="float" office:value="75.4260690997761" calcext:value-type="float">
            <text:p><text:s text:c="3"/>75,4 </text:p>
          </table:table-cell>
          <table:table-cell table:style-name="ce9" office:value-type="float" office:value="72.7219735430735" calcext:value-type="float">
            <text:p><text:s text:c="3"/>72,7 </text:p>
          </table:table-cell>
          <table:table-cell table:style-name="ce9" office:value-type="float" office:value="78.1301646564787" calcext:value-type="float">
            <text:p><text:s text:c="3"/>78,1 </text:p>
          </table:table-cell>
          <table:table-cell table:style-name="ce9" office:value-type="float" office:value="68.9683087081762" calcext:value-type="float">
            <text:p><text:s text:c="3"/>69,0 </text:p>
          </table:table-cell>
          <table:table-cell table:style-name="ce9" office:value-type="float" office:value="66.0179724575831" calcext:value-type="float">
            <text:p><text:s text:c="3"/>66,0 </text:p>
          </table:table-cell>
          <table:table-cell table:style-name="ce9" office:value-type="float" office:value="71.9186449587694" calcext:value-type="float">
            <text:p><text:s text:c="3"/>71,9 </text:p>
          </table:table-cell>
          <table:table-cell table:style-name="ce9" office:value-type="float" office:value="62.6840671438548" calcext:value-type="float">
            <text:p><text:s text:c="3"/>62,7 </text:p>
          </table:table-cell>
          <table:table-cell table:style-name="ce9" office:value-type="float" office:value="55.9095144838583" calcext:value-type="float">
            <text:p><text:s text:c="3"/>55,9 </text:p>
          </table:table-cell>
          <table:table-cell table:style-name="ce9" office:value-type="float" office:value="69.4586198038514" calcext:value-type="float">
            <text:p><text:s text:c="3"/>69,5 </text:p>
          </table:table-cell>
          <table:table-cell table:style-name="ce9" office:value-type="float" office:value="45.5839589851386" calcext:value-type="float">
            <text:p><text:s text:c="3"/>45,6 </text:p>
          </table:table-cell>
          <table:table-cell table:style-name="ce9" office:value-type="float" office:value="40.085589723351" calcext:value-type="float">
            <text:p><text:s text:c="3"/>40,1 </text:p>
          </table:table-cell>
          <table:table-cell table:style-name="ce9" office:value-type="float" office:value="51.0823282469261" calcext:value-type="float">
            <text:p><text:s text:c="3"/>51,1 </text:p>
          </table:table-cell>
          <table:table-cell table:style-name="ce9" office:value-type="float" office:value="42.5230822523932" calcext:value-type="float">
            <text:p><text:s text:c="3"/>42,5 </text:p>
          </table:table-cell>
          <table:table-cell table:style-name="ce9" office:value-type="float" office:value="36.8363123058401" calcext:value-type="float">
            <text:p><text:s text:c="3"/>36,8 </text:p>
          </table:table-cell>
          <table:table-cell table:style-name="ce9" office:value-type="float" office:value="48.2098521989463" calcext:value-type="float">
            <text:p><text:s text:c="3"/>48,2 </text:p>
          </table:table-cell>
          <table:table-cell table:style-name="ce9" office:value-type="float" office:value="44.8706870649208" calcext:value-type="float">
            <text:p><text:s text:c="3"/>44,9 </text:p>
          </table:table-cell>
          <table:table-cell table:style-name="ce9" office:value-type="float" office:value="37.9161573030825" calcext:value-type="float">
            <text:p><text:s text:c="3"/>37,9 </text:p>
          </table:table-cell>
          <table:table-cell table:style-name="ce9" office:value-type="float" office:value="51.8252168267591" calcext:value-type="float">
            <text:p><text:s text:c="3"/>51,8 </text:p>
          </table:table-cell>
          <table:table-cell table:style-name="ce9" office:value-type="float" office:value="46.7385975695138" calcext:value-type="float">
            <text:p><text:s text:c="3"/>46,7 </text:p>
          </table:table-cell>
          <table:table-cell table:style-name="ce9" office:value-type="float" office:value="40.5579258652787" calcext:value-type="float">
            <text:p><text:s text:c="3"/>40,6 </text:p>
          </table:table-cell>
          <table:table-cell table:style-name="ce9" office:value-type="float" office:value="52.9192692737488" calcext:value-type="float">
            <text:p><text:s text:c="3"/>52,9 </text:p>
          </table:table-cell>
          <table:table-cell table:number-columns-repeated="963"/>
        </table:table-row>
        <table:table-row table:style-name="ro1">
          <table:table-cell office:value-type="string" calcext:value-type="string">
            <text:p>Curitiba</text:p>
          </table:table-cell>
          <table:table-cell table:style-name="ce9" office:value-type="float" office:value="59.6839665174967" calcext:value-type="float">
            <text:p><text:s text:c="3"/>59,7 </text:p>
          </table:table-cell>
          <table:table-cell table:style-name="ce9" office:value-type="float" office:value="56.524017135017" calcext:value-type="float">
            <text:p><text:s text:c="3"/>56,5 </text:p>
          </table:table-cell>
          <table:table-cell table:style-name="ce9" office:value-type="float" office:value="62.8439158999764" calcext:value-type="float">
            <text:p><text:s text:c="3"/>62,8 </text:p>
          </table:table-cell>
          <table:table-cell table:style-name="ce9" office:value-type="float" office:value="56.3719793829522" calcext:value-type="float">
            <text:p><text:s text:c="3"/>56,4 </text:p>
          </table:table-cell>
          <table:table-cell table:style-name="ce9" office:value-type="float" office:value="52.0621506970478" calcext:value-type="float">
            <text:p><text:s text:c="3"/>52,1 </text:p>
          </table:table-cell>
          <table:table-cell table:style-name="ce9" office:value-type="float" office:value="60.6818080688565" calcext:value-type="float">
            <text:p><text:s text:c="3"/>60,7 </text:p>
          </table:table-cell>
          <table:table-cell table:style-name="ce9" office:value-type="float" office:value="51.9136682561708" calcext:value-type="float">
            <text:p><text:s text:c="3"/>51,9 </text:p>
          </table:table-cell>
          <table:table-cell table:style-name="ce9" office:value-type="float" office:value="47.616045921617" calcext:value-type="float">
            <text:p><text:s text:c="3"/>47,6 </text:p>
          </table:table-cell>
          <table:table-cell table:style-name="ce9" office:value-type="float" office:value="56.2112905907246" calcext:value-type="float">
            <text:p><text:s text:c="3"/>56,2 </text:p>
          </table:table-cell>
          <table:table-cell table:style-name="ce9" office:value-type="float" office:value="57.1982705877116" calcext:value-type="float">
            <text:p><text:s text:c="3"/>57,2 </text:p>
          </table:table-cell>
          <table:table-cell table:style-name="ce9" office:value-type="float" office:value="52.1990078596296" calcext:value-type="float">
            <text:p><text:s text:c="3"/>52,2 </text:p>
          </table:table-cell>
          <table:table-cell table:style-name="ce9" office:value-type="float" office:value="62.1975333157936" calcext:value-type="float">
            <text:p><text:s text:c="3"/>62,2 </text:p>
          </table:table-cell>
          <table:table-cell table:style-name="ce9" office:value-type="float" office:value="65.116331017434" calcext:value-type="float">
            <text:p><text:s text:c="3"/>65,1 </text:p>
          </table:table-cell>
          <table:table-cell table:style-name="ce9" office:value-type="float" office:value="61.2234577870629" calcext:value-type="float">
            <text:p><text:s text:c="3"/>61,2 </text:p>
          </table:table-cell>
          <table:table-cell table:style-name="ce9" office:value-type="float" office:value="69.0092042478051" calcext:value-type="float">
            <text:p><text:s text:c="3"/>69,0 </text:p>
          </table:table-cell>
          <table:table-cell table:style-name="ce9" office:value-type="float" office:value="63.3624730481446" calcext:value-type="float">
            <text:p><text:s text:c="3"/>63,4 </text:p>
          </table:table-cell>
          <table:table-cell table:style-name="ce9" office:value-type="float" office:value="58.6161875293216" calcext:value-type="float">
            <text:p><text:s text:c="3"/>58,6 </text:p>
          </table:table-cell>
          <table:table-cell table:style-name="ce9" office:value-type="float" office:value="68.1087585669676" calcext:value-type="float">
            <text:p><text:s text:c="3"/>68,1 </text:p>
          </table:table-cell>
          <table:table-cell table:style-name="ce9" office:value-type="float" office:value="56.001557423028" calcext:value-type="float">
            <text:p><text:s text:c="3"/>56,0 </text:p>
          </table:table-cell>
          <table:table-cell table:style-name="ce9" office:value-type="float" office:value="51.7945483785788" calcext:value-type="float">
            <text:p><text:s text:c="3"/>51,8 </text:p>
          </table:table-cell>
          <table:table-cell table:style-name="ce9" office:value-type="float" office:value="60.2085664674772" calcext:value-type="float">
            <text:p><text:s text:c="3"/>60,2 </text:p>
          </table:table-cell>
          <table:table-cell table:style-name="ce9" office:value-type="float" office:value="60.6948352828517" calcext:value-type="float">
            <text:p><text:s text:c="3"/>60,7 </text:p>
          </table:table-cell>
          <table:table-cell table:style-name="ce9" office:value-type="float" office:value="56.6088362530397" calcext:value-type="float">
            <text:p><text:s text:c="3"/>56,6 </text:p>
          </table:table-cell>
          <table:table-cell table:style-name="ce9" office:value-type="float" office:value="64.7808343126637" calcext:value-type="float">
            <text:p><text:s text:c="3"/>64,8 </text:p>
          </table:table-cell>
          <table:table-cell table:style-name="ce9" office:value-type="float" office:value="54.7013068152354" calcext:value-type="float">
            <text:p><text:s text:c="3"/>54,7 </text:p>
          </table:table-cell>
          <table:table-cell table:style-name="ce9" office:value-type="float" office:value="50.8561536952461" calcext:value-type="float">
            <text:p><text:s text:c="3"/>50,9 </text:p>
          </table:table-cell>
          <table:table-cell table:style-name="ce9" office:value-type="float" office:value="58.5464599352247" calcext:value-type="float">
            <text:p><text:s text:c="3"/>58,5 </text:p>
          </table:table-cell>
          <table:table-cell table:style-name="ce9" office:value-type="float" office:value="49.3577112046944" calcext:value-type="float">
            <text:p><text:s text:c="3"/>49,4 </text:p>
          </table:table-cell>
          <table:table-cell table:style-name="ce9" office:value-type="float" office:value="44.5010173331644" calcext:value-type="float">
            <text:p><text:s text:c="3"/>44,5 </text:p>
          </table:table-cell>
          <table:table-cell table:style-name="ce9" office:value-type="float" office:value="54.2144050762244" calcext:value-type="float">
            <text:p><text:s text:c="3"/>54,2 </text:p>
          </table:table-cell>
          <table:table-cell table:style-name="ce9" office:value-type="float" office:value="47.888923001666" calcext:value-type="float">
            <text:p><text:s text:c="3"/>47,9 </text:p>
          </table:table-cell>
          <table:table-cell table:style-name="ce9" office:value-type="float" office:value="42.0349978818971" calcext:value-type="float">
            <text:p><text:s text:c="3"/>42,0 </text:p>
          </table:table-cell>
          <table:table-cell table:style-name="ce9" office:value-type="float" office:value="53.7428481214348" calcext:value-type="float">
            <text:p><text:s text:c="3"/>53,7 </text:p>
          </table:table-cell>
          <table:table-cell table:style-name="ce9" office:value-type="float" office:value="53.6597013225093" calcext:value-type="float">
            <text:p><text:s text:c="3"/>53,7 </text:p>
          </table:table-cell>
          <table:table-cell table:style-name="ce9" office:value-type="float" office:value="47.1372711932518" calcext:value-type="float">
            <text:p><text:s text:c="3"/>47,1 </text:p>
          </table:table-cell>
          <table:table-cell table:style-name="ce9" office:value-type="float" office:value="60.1821314517669" calcext:value-type="float">
            <text:p><text:s text:c="3"/>60,2 </text:p>
          </table:table-cell>
          <table:table-cell table:style-name="ce9" office:value-type="float" office:value="63.6116162201066" calcext:value-type="float">
            <text:p><text:s text:c="3"/>63,6 </text:p>
          </table:table-cell>
          <table:table-cell table:style-name="ce9" office:value-type="float" office:value="60.0871567836944" calcext:value-type="float">
            <text:p><text:s text:c="3"/>60,1 </text:p>
          </table:table-cell>
          <table:table-cell table:style-name="ce9" office:value-type="float" office:value="67.1360756565187" calcext:value-type="float">
            <text:p><text:s text:c="3"/>67,1 </text:p>
          </table:table-cell>
          <table:table-cell table:style-name="ce9" office:value-type="float" office:value="61.8646923281709" calcext:value-type="float">
            <text:p><text:s text:c="3"/>61,9 </text:p>
          </table:table-cell>
          <table:table-cell table:style-name="ce9" office:value-type="float" office:value="58.1663251420393" calcext:value-type="float">
            <text:p><text:s text:c="3"/>58,2 </text:p>
          </table:table-cell>
          <table:table-cell table:style-name="ce9" office:value-type="float" office:value="65.5630595143025" calcext:value-type="float">
            <text:p><text:s text:c="3"/>65,6 </text:p>
          </table:table-cell>
          <table:table-cell table:style-name="ce9" office:value-type="float" office:value="57.511855135624" calcext:value-type="float">
            <text:p><text:s text:c="3"/>57,5 </text:p>
          </table:table-cell>
          <table:table-cell table:style-name="ce9" office:value-type="float" office:value="54.3814644369731" calcext:value-type="float">
            <text:p><text:s text:c="3"/>54,4 </text:p>
          </table:table-cell>
          <table:table-cell table:style-name="ce9" office:value-type="float" office:value="60.642245834275" calcext:value-type="float">
            <text:p><text:s text:c="3"/>60,6 </text:p>
          </table:table-cell>
          <table:table-cell table:style-name="ce9" office:value-type="float" office:value="63.2563180500344" calcext:value-type="float">
            <text:p><text:s text:c="3"/>63,3 </text:p>
          </table:table-cell>
          <table:table-cell table:style-name="ce9" office:value-type="float" office:value="56.9965980642097" calcext:value-type="float">
            <text:p><text:s text:c="3"/>57,0 </text:p>
          </table:table-cell>
          <table:table-cell table:style-name="ce9" office:value-type="float" office:value="69.5160380358592" calcext:value-type="float">
            <text:p><text:s text:c="3"/>69,5 </text:p>
          </table:table-cell>
          <table:table-cell table:style-name="ce9" office:value-type="float" office:value="40.4803462463603" calcext:value-type="float">
            <text:p><text:s text:c="3"/>40,5 </text:p>
          </table:table-cell>
          <table:table-cell table:style-name="ce9" office:value-type="float" office:value="33.7224550541738" calcext:value-type="float">
            <text:p><text:s text:c="3"/>33,7 </text:p>
          </table:table-cell>
          <table:table-cell table:style-name="ce9" office:value-type="float" office:value="47.2382374385467" calcext:value-type="float">
            <text:p><text:s text:c="3"/>47,2 </text:p>
          </table:table-cell>
          <table:table-cell table:style-name="ce9" office:value-type="float" office:value="39.955309528516" calcext:value-type="float">
            <text:p><text:s text:c="3"/>40,0 </text:p>
          </table:table-cell>
          <table:table-cell table:style-name="ce9" office:value-type="float" office:value="36.5155463391988" calcext:value-type="float">
            <text:p><text:s text:c="3"/>36,5 </text:p>
          </table:table-cell>
          <table:table-cell table:style-name="ce9" office:value-type="float" office:value="43.3950727178332" calcext:value-type="float">
            <text:p><text:s text:c="3"/>43,4 </text:p>
          </table:table-cell>
          <table:table-cell table:style-name="ce9" office:value-type="float" office:value="36.766516053501" calcext:value-type="float">
            <text:p><text:s text:c="3"/>36,8 </text:p>
          </table:table-cell>
          <table:table-cell table:style-name="ce9" office:value-type="float" office:value="31.4410340312727" calcext:value-type="float">
            <text:p><text:s text:c="3"/>31,4 </text:p>
          </table:table-cell>
          <table:table-cell table:style-name="ce9" office:value-type="float" office:value="42.0919980757294" calcext:value-type="float">
            <text:p><text:s text:c="3"/>42,1 </text:p>
          </table:table-cell>
          <table:table-cell table:style-name="ce9" office:value-type="float" office:value="40.198578175478" calcext:value-type="float">
            <text:p><text:s text:c="3"/>40,2 </text:p>
          </table:table-cell>
          <table:table-cell table:style-name="ce9" office:value-type="float" office:value="32.9540765148173" calcext:value-type="float">
            <text:p><text:s text:c="3"/>33,0 </text:p>
          </table:table-cell>
          <table:table-cell table:style-name="ce9" office:value-type="float" office:value="47.4430798361387" calcext:value-type="float">
            <text:p><text:s text:c="3"/>47,4 </text:p>
          </table:table-cell>
          <table:table-cell table:number-columns-repeated="963"/>
        </table:table-row>
        <table:table-row table:style-name="ro1">
          <table:table-cell office:value-type="string" calcext:value-type="string">
            <text:p>Florianópolis</text:p>
          </table:table-cell>
          <table:table-cell table:style-name="ce9" office:value-type="float" office:value="30.2295845283314" calcext:value-type="float">
            <text:p><text:s text:c="3"/>30,2 </text:p>
          </table:table-cell>
          <table:table-cell table:style-name="ce9" office:value-type="float" office:value="27.5617387967932" calcext:value-type="float">
            <text:p><text:s text:c="3"/>27,6 </text:p>
          </table:table-cell>
          <table:table-cell table:style-name="ce9" office:value-type="float" office:value="32.8974302598696" calcext:value-type="float">
            <text:p><text:s text:c="3"/>32,9 </text:p>
          </table:table-cell>
          <table:table-cell table:style-name="ce9" office:value-type="float" office:value="29.7146820738281" calcext:value-type="float">
            <text:p><text:s text:c="3"/>29,7 </text:p>
          </table:table-cell>
          <table:table-cell table:style-name="ce9" office:value-type="float" office:value="27.5738209485901" calcext:value-type="float">
            <text:p><text:s text:c="3"/>27,6 </text:p>
          </table:table-cell>
          <table:table-cell table:style-name="ce9" office:value-type="float" office:value="31.8555431990661" calcext:value-type="float">
            <text:p><text:s text:c="3"/>31,9 </text:p>
          </table:table-cell>
          <table:table-cell table:style-name="ce9" office:value-type="float" office:value="29.3875473035699" calcext:value-type="float">
            <text:p><text:s text:c="3"/>29,4 </text:p>
          </table:table-cell>
          <table:table-cell table:style-name="ce9" office:value-type="float" office:value="26.8344074229359" calcext:value-type="float">
            <text:p><text:s text:c="3"/>26,8 </text:p>
          </table:table-cell>
          <table:table-cell table:style-name="ce9" office:value-type="float" office:value="31.9406871842039" calcext:value-type="float">
            <text:p><text:s text:c="3"/>31,9 </text:p>
          </table:table-cell>
          <table:table-cell table:style-name="ce9" office:value-type="float" office:value="30.9059202760454" calcext:value-type="float">
            <text:p><text:s text:c="3"/>30,9 </text:p>
          </table:table-cell>
          <table:table-cell table:style-name="ce9" office:value-type="float" office:value="26.3765056147401" calcext:value-type="float">
            <text:p><text:s text:c="3"/>26,4 </text:p>
          </table:table-cell>
          <table:table-cell table:style-name="ce9" office:value-type="float" office:value="35.4353349373507" calcext:value-type="float">
            <text:p><text:s text:c="3"/>35,4 </text:p>
          </table:table-cell>
          <table:table-cell table:style-name="ce9" office:value-type="float" office:value="34.2591717839509" calcext:value-type="float">
            <text:p><text:s text:c="3"/>34,3 </text:p>
          </table:table-cell>
          <table:table-cell table:style-name="ce9" office:value-type="float" office:value="30.5837725648641" calcext:value-type="float">
            <text:p><text:s text:c="3"/>30,6 </text:p>
          </table:table-cell>
          <table:table-cell table:style-name="ce9" office:value-type="float" office:value="37.9345710030376" calcext:value-type="float">
            <text:p><text:s text:c="3"/>37,9 </text:p>
          </table:table-cell>
          <table:table-cell table:style-name="ce9" office:value-type="float" office:value="32.0394232709523" calcext:value-type="float">
            <text:p><text:s text:c="3"/>32,0 </text:p>
          </table:table-cell>
          <table:table-cell table:style-name="ce9" office:value-type="float" office:value="29.1694340162248" calcext:value-type="float">
            <text:p><text:s text:c="3"/>29,2 </text:p>
          </table:table-cell>
          <table:table-cell table:style-name="ce9" office:value-type="float" office:value="34.9094125256798" calcext:value-type="float">
            <text:p><text:s text:c="3"/>34,9 </text:p>
          </table:table-cell>
          <table:table-cell table:style-name="ce9" office:value-type="float" office:value="33.4384350958677" calcext:value-type="float">
            <text:p><text:s text:c="3"/>33,4 </text:p>
          </table:table-cell>
          <table:table-cell table:style-name="ce9" office:value-type="float" office:value="30.0493264804437" calcext:value-type="float">
            <text:p><text:s text:c="3"/>30,0 </text:p>
          </table:table-cell>
          <table:table-cell table:style-name="ce9" office:value-type="float" office:value="36.8275437112918" calcext:value-type="float">
            <text:p><text:s text:c="3"/>36,8 </text:p>
          </table:table-cell>
          <table:table-cell table:style-name="ce9" office:value-type="float" office:value="35.3780375265887" calcext:value-type="float">
            <text:p><text:s text:c="3"/>35,4 </text:p>
          </table:table-cell>
          <table:table-cell table:style-name="ce9" office:value-type="float" office:value="28.1521341037069" calcext:value-type="float">
            <text:p><text:s text:c="3"/>28,2 </text:p>
          </table:table-cell>
          <table:table-cell table:style-name="ce9" office:value-type="float" office:value="42.6039409494704" calcext:value-type="float">
            <text:p><text:s text:c="3"/>42,6 </text:p>
          </table:table-cell>
          <table:table-cell table:style-name="ce9" office:value-type="float" office:value="26.3650416028814" calcext:value-type="float">
            <text:p><text:s text:c="3"/>26,4 </text:p>
          </table:table-cell>
          <table:table-cell table:style-name="ce9" office:value-type="float" office:value="23.2894020084047" calcext:value-type="float">
            <text:p><text:s text:c="3"/>23,3 </text:p>
          </table:table-cell>
          <table:table-cell table:style-name="ce9" office:value-type="float" office:value="29.4406811973581" calcext:value-type="float">
            <text:p><text:s text:c="3"/>29,4 </text:p>
          </table:table-cell>
          <table:table-cell table:style-name="ce9" office:value-type="float" office:value="27.459314497099" calcext:value-type="float">
            <text:p><text:s text:c="3"/>27,5 </text:p>
          </table:table-cell>
          <table:table-cell table:style-name="ce9" office:value-type="float" office:value="24.4414949052973" calcext:value-type="float">
            <text:p><text:s text:c="3"/>24,4 </text:p>
          </table:table-cell>
          <table:table-cell table:style-name="ce9" office:value-type="float" office:value="30.4771340889007" calcext:value-type="float">
            <text:p><text:s text:c="3"/>30,5 </text:p>
          </table:table-cell>
          <table:table-cell table:style-name="ce9" office:value-type="float" office:value="25.8190321851772" calcext:value-type="float">
            <text:p><text:s text:c="3"/>25,8 </text:p>
          </table:table-cell>
          <table:table-cell table:style-name="ce9" office:value-type="float" office:value="22.5728502410708" calcext:value-type="float">
            <text:p><text:s text:c="3"/>22,6 </text:p>
          </table:table-cell>
          <table:table-cell table:style-name="ce9" office:value-type="float" office:value="29.0652141292836" calcext:value-type="float">
            <text:p><text:s text:c="3"/>29,1 </text:p>
          </table:table-cell>
          <table:table-cell table:style-name="ce9" office:value-type="float" office:value="26.9115640273243" calcext:value-type="float">
            <text:p><text:s text:c="3"/>26,9 </text:p>
          </table:table-cell>
          <table:table-cell table:style-name="ce9" office:value-type="float" office:value="22.8596188154163" calcext:value-type="float">
            <text:p><text:s text:c="3"/>22,9 </text:p>
          </table:table-cell>
          <table:table-cell table:style-name="ce9" office:value-type="float" office:value="30.9635092392323" calcext:value-type="float">
            <text:p><text:s text:c="3"/>31,0 </text:p>
          </table:table-cell>
          <table:table-cell table:style-name="ce9" office:value-type="float" office:value="33.1647134827222" calcext:value-type="float">
            <text:p><text:s text:c="3"/>33,2 </text:p>
          </table:table-cell>
          <table:table-cell table:style-name="ce9" office:value-type="float" office:value="29.9448908751772" calcext:value-type="float">
            <text:p><text:s text:c="3"/>29,9 </text:p>
          </table:table-cell>
          <table:table-cell table:style-name="ce9" office:value-type="float" office:value="36.3845360902672" calcext:value-type="float">
            <text:p><text:s text:c="3"/>36,4 </text:p>
          </table:table-cell>
          <table:table-cell table:style-name="ce9" office:value-type="float" office:value="30.8337205334407" calcext:value-type="float">
            <text:p><text:s text:c="3"/>30,8 </text:p>
          </table:table-cell>
          <table:table-cell table:style-name="ce9" office:value-type="float" office:value="28.4588742461698" calcext:value-type="float">
            <text:p><text:s text:c="3"/>28,5 </text:p>
          </table:table-cell>
          <table:table-cell table:style-name="ce9" office:value-type="float" office:value="33.2085668207116" calcext:value-type="float">
            <text:p><text:s text:c="3"/>33,2 </text:p>
          </table:table-cell>
          <table:table-cell table:style-name="ce9" office:value-type="float" office:value="30.900263470983" calcext:value-type="float">
            <text:p><text:s text:c="3"/>30,9 </text:p>
          </table:table-cell>
          <table:table-cell table:style-name="ce9" office:value-type="float" office:value="27.976402011986" calcext:value-type="float">
            <text:p><text:s text:c="3"/>28,0 </text:p>
          </table:table-cell>
          <table:table-cell table:style-name="ce9" office:value-type="float" office:value="33.82412492998" calcext:value-type="float">
            <text:p><text:s text:c="3"/>33,8 </text:p>
          </table:table-cell>
          <table:table-cell table:style-name="ce9" office:value-type="float" office:value="31.9627081671165" calcext:value-type="float">
            <text:p><text:s text:c="3"/>32,0 </text:p>
          </table:table-cell>
          <table:table-cell table:style-name="ce9" office:value-type="float" office:value="26.4236120249753" calcext:value-type="float">
            <text:p><text:s text:c="3"/>26,4 </text:p>
          </table:table-cell>
          <table:table-cell table:style-name="ce9" office:value-type="float" office:value="37.5018043092576" calcext:value-type="float">
            <text:p><text:s text:c="3"/>37,5 </text:p>
          </table:table-cell>
          <table:table-cell table:style-name="ce9" office:value-type="float" office:value="20.6303753390355" calcext:value-type="float">
            <text:p><text:s text:c="3"/>20,6 </text:p>
          </table:table-cell>
          <table:table-cell table:style-name="ce9" office:value-type="float" office:value="17.159494500248" calcext:value-type="float">
            <text:p><text:s text:c="3"/>17,2 </text:p>
          </table:table-cell>
          <table:table-cell table:style-name="ce9" office:value-type="float" office:value="24.1012561778229" calcext:value-type="float">
            <text:p><text:s text:c="3"/>24,1 </text:p>
          </table:table-cell>
          <table:table-cell table:style-name="ce9" office:value-type="float" office:value="26.3180488358746" calcext:value-type="float">
            <text:p><text:s text:c="3"/>26,3 </text:p>
          </table:table-cell>
          <table:table-cell table:style-name="ce9" office:value-type="float" office:value="22.1598300493716" calcext:value-type="float">
            <text:p><text:s text:c="3"/>22,2 </text:p>
          </table:table-cell>
          <table:table-cell table:style-name="ce9" office:value-type="float" office:value="30.4762676223776" calcext:value-type="float">
            <text:p><text:s text:c="3"/>30,5 </text:p>
          </table:table-cell>
          <table:table-cell table:style-name="ce9" office:value-type="float" office:value="26.1996547221159" calcext:value-type="float">
            <text:p><text:s text:c="3"/>26,2 </text:p>
          </table:table-cell>
          <table:table-cell table:style-name="ce9" office:value-type="float" office:value="21.8013065637975" calcext:value-type="float">
            <text:p><text:s text:c="3"/>21,8 </text:p>
          </table:table-cell>
          <table:table-cell table:style-name="ce9" office:value-type="float" office:value="30.5980028804343" calcext:value-type="float">
            <text:p><text:s text:c="3"/>30,6 </text:p>
          </table:table-cell>
          <table:table-cell table:style-name="ce9" office:value-type="float" office:value="28.6395851874913" calcext:value-type="float">
            <text:p><text:s text:c="3"/>28,6 </text:p>
          </table:table-cell>
          <table:table-cell table:style-name="ce9" office:value-type="float" office:value="20.6512119967409" calcext:value-type="float">
            <text:p><text:s text:c="3"/>20,7 </text:p>
          </table:table-cell>
          <table:table-cell table:style-name="ce9" office:value-type="float" office:value="36.6279583782416" calcext:value-type="float">
            <text:p><text:s text:c="3"/>36,6 </text:p>
          </table:table-cell>
          <table:table-cell table:number-columns-repeated="963"/>
        </table:table-row>
        <table:table-row table:style-name="ro1">
          <table:table-cell office:value-type="string" calcext:value-type="string">
            <text:p>Porto Alegre</text:p>
          </table:table-cell>
          <table:table-cell table:style-name="ce9" office:value-type="float" office:value="40.0289642959842" calcext:value-type="float">
            <text:p><text:s text:c="3"/>40,0 </text:p>
          </table:table-cell>
          <table:table-cell table:style-name="ce9" office:value-type="float" office:value="36.388721917785" calcext:value-type="float">
            <text:p><text:s text:c="3"/>36,4 </text:p>
          </table:table-cell>
          <table:table-cell table:style-name="ce9" office:value-type="float" office:value="43.6692066741835" calcext:value-type="float">
            <text:p><text:s text:c="3"/>43,7 </text:p>
          </table:table-cell>
          <table:table-cell table:style-name="ce9" office:value-type="float" office:value="41.1755984995541" calcext:value-type="float">
            <text:p><text:s text:c="3"/>41,2 </text:p>
          </table:table-cell>
          <table:table-cell table:style-name="ce9" office:value-type="float" office:value="37.5346524449975" calcext:value-type="float">
            <text:p><text:s text:c="3"/>37,5 </text:p>
          </table:table-cell>
          <table:table-cell table:style-name="ce9" office:value-type="float" office:value="44.8165445541107" calcext:value-type="float">
            <text:p><text:s text:c="3"/>44,8 </text:p>
          </table:table-cell>
          <table:table-cell table:style-name="ce9" office:value-type="float" office:value="42.7474697634636" calcext:value-type="float">
            <text:p><text:s text:c="3"/>42,7 </text:p>
          </table:table-cell>
          <table:table-cell table:style-name="ce9" office:value-type="float" office:value="38.4191658288211" calcext:value-type="float">
            <text:p><text:s text:c="3"/>38,4 </text:p>
          </table:table-cell>
          <table:table-cell table:style-name="ce9" office:value-type="float" office:value="47.075773698106" calcext:value-type="float">
            <text:p><text:s text:c="3"/>47,1 </text:p>
          </table:table-cell>
          <table:table-cell table:style-name="ce9" office:value-type="float" office:value="41.5088001454816" calcext:value-type="float">
            <text:p><text:s text:c="3"/>41,5 </text:p>
          </table:table-cell>
          <table:table-cell table:style-name="ce9" office:value-type="float" office:value="33.8515756754377" calcext:value-type="float">
            <text:p><text:s text:c="3"/>33,9 </text:p>
          </table:table-cell>
          <table:table-cell table:style-name="ce9" office:value-type="float" office:value="49.1660246155254" calcext:value-type="float">
            <text:p><text:s text:c="3"/>49,2 </text:p>
          </table:table-cell>
          <table:table-cell table:style-name="ce9" office:value-type="float" office:value="43.688783377325" calcext:value-type="float">
            <text:p><text:s text:c="3"/>43,7 </text:p>
          </table:table-cell>
          <table:table-cell table:style-name="ce9" office:value-type="float" office:value="39.0293913930198" calcext:value-type="float">
            <text:p><text:s text:c="3"/>39,0 </text:p>
          </table:table-cell>
          <table:table-cell table:style-name="ce9" office:value-type="float" office:value="48.3481753616302" calcext:value-type="float">
            <text:p><text:s text:c="3"/>48,3 </text:p>
          </table:table-cell>
          <table:table-cell table:style-name="ce9" office:value-type="float" office:value="45.0827237018153" calcext:value-type="float">
            <text:p><text:s text:c="3"/>45,1 </text:p>
          </table:table-cell>
          <table:table-cell table:style-name="ce9" office:value-type="float" office:value="40.3644390468062" calcext:value-type="float">
            <text:p><text:s text:c="3"/>40,4 </text:p>
          </table:table-cell>
          <table:table-cell table:style-name="ce9" office:value-type="float" office:value="49.8010083568243" calcext:value-type="float">
            <text:p><text:s text:c="3"/>49,8 </text:p>
          </table:table-cell>
          <table:table-cell table:style-name="ce9" office:value-type="float" office:value="47.1310929112619" calcext:value-type="float">
            <text:p><text:s text:c="3"/>47,1 </text:p>
          </table:table-cell>
          <table:table-cell table:style-name="ce9" office:value-type="float" office:value="42.12355545086" calcext:value-type="float">
            <text:p><text:s text:c="3"/>42,1 </text:p>
          </table:table-cell>
          <table:table-cell table:style-name="ce9" office:value-type="float" office:value="52.1386303716637" calcext:value-type="float">
            <text:p><text:s text:c="3"/>52,1 </text:p>
          </table:table-cell>
          <table:table-cell table:style-name="ce9" office:value-type="float" office:value="57.3669071885824" calcext:value-type="float">
            <text:p><text:s text:c="3"/>57,4 </text:p>
          </table:table-cell>
          <table:table-cell table:style-name="ce9" office:value-type="float" office:value="50.0313146871253" calcext:value-type="float">
            <text:p><text:s text:c="3"/>50,0 </text:p>
          </table:table-cell>
          <table:table-cell table:style-name="ce9" office:value-type="float" office:value="64.7024996900394" calcext:value-type="float">
            <text:p><text:s text:c="3"/>64,7 </text:p>
          </table:table-cell>
          <table:table-cell table:style-name="ce9" office:value-type="float" office:value="36.5859007789936" calcext:value-type="float">
            <text:p><text:s text:c="3"/>36,6 </text:p>
          </table:table-cell>
          <table:table-cell table:style-name="ce9" office:value-type="float" office:value="32.7546712625957" calcext:value-type="float">
            <text:p><text:s text:c="3"/>32,8 </text:p>
          </table:table-cell>
          <table:table-cell table:style-name="ce9" office:value-type="float" office:value="40.4171302953914" calcext:value-type="float">
            <text:p><text:s text:c="3"/>40,4 </text:p>
          </table:table-cell>
          <table:table-cell table:style-name="ce9" office:value-type="float" office:value="37.5092813764915" calcext:value-type="float">
            <text:p><text:s text:c="3"/>37,5 </text:p>
          </table:table-cell>
          <table:table-cell table:style-name="ce9" office:value-type="float" office:value="32.5431721035727" calcext:value-type="float">
            <text:p><text:s text:c="3"/>32,5 </text:p>
          </table:table-cell>
          <table:table-cell table:style-name="ce9" office:value-type="float" office:value="42.4753906494104" calcext:value-type="float">
            <text:p><text:s text:c="3"/>42,5 </text:p>
          </table:table-cell>
          <table:table-cell table:style-name="ce9" office:value-type="float" office:value="37.6441957024156" calcext:value-type="float">
            <text:p><text:s text:c="3"/>37,6 </text:p>
          </table:table-cell>
          <table:table-cell table:style-name="ce9" office:value-type="float" office:value="32.153486490611" calcext:value-type="float">
            <text:p><text:s text:c="3"/>32,2 </text:p>
          </table:table-cell>
          <table:table-cell table:style-name="ce9" office:value-type="float" office:value="43.1349049142203" calcext:value-type="float">
            <text:p><text:s text:c="3"/>43,1 </text:p>
          </table:table-cell>
          <table:table-cell table:style-name="ce9" office:value-type="float" office:value="28.1390346479495" calcext:value-type="float">
            <text:p><text:s text:c="3"/>28,1 </text:p>
          </table:table-cell>
          <table:table-cell table:style-name="ce9" office:value-type="float" office:value="18.5518949611916" calcext:value-type="float">
            <text:p><text:s text:c="3"/>18,6 </text:p>
          </table:table-cell>
          <table:table-cell table:style-name="ce9" office:value-type="float" office:value="37.7261743347073" calcext:value-type="float">
            <text:p><text:s text:c="3"/>37,7 </text:p>
          </table:table-cell>
          <table:table-cell table:style-name="ce9" office:value-type="float" office:value="44.1755280525311" calcext:value-type="float">
            <text:p><text:s text:c="3"/>44,2 </text:p>
          </table:table-cell>
          <table:table-cell table:style-name="ce9" office:value-type="float" office:value="39.6924354861481" calcext:value-type="float">
            <text:p><text:s text:c="3"/>39,7 </text:p>
          </table:table-cell>
          <table:table-cell table:style-name="ce9" office:value-type="float" office:value="48.6586206189142" calcext:value-type="float">
            <text:p><text:s text:c="3"/>48,7 </text:p>
          </table:table-cell>
          <table:table-cell table:style-name="ce9" office:value-type="float" office:value="45.5987552798017" calcext:value-type="float">
            <text:p><text:s text:c="3"/>45,6 </text:p>
          </table:table-cell>
          <table:table-cell table:style-name="ce9" office:value-type="float" office:value="41.6009018429774" calcext:value-type="float">
            <text:p><text:s text:c="3"/>41,6 </text:p>
          </table:table-cell>
          <table:table-cell table:style-name="ce9" office:value-type="float" office:value="49.5966087166261" calcext:value-type="float">
            <text:p><text:s text:c="3"/>49,6 </text:p>
          </table:table-cell>
          <table:table-cell table:style-name="ce9" office:value-type="float" office:value="44.3155536651786" calcext:value-type="float">
            <text:p><text:s text:c="3"/>44,3 </text:p>
          </table:table-cell>
          <table:table-cell table:style-name="ce9" office:value-type="float" office:value="39.8860493766095" calcext:value-type="float">
            <text:p><text:s text:c="3"/>39,9 </text:p>
          </table:table-cell>
          <table:table-cell table:style-name="ce9" office:value-type="float" office:value="48.7450579537478" calcext:value-type="float">
            <text:p><text:s text:c="3"/>48,7 </text:p>
          </table:table-cell>
          <table:table-cell table:style-name="ce9" office:value-type="float" office:value="46.8267849394375" calcext:value-type="float">
            <text:p><text:s text:c="3"/>46,8 </text:p>
          </table:table-cell>
          <table:table-cell table:style-name="ce9" office:value-type="float" office:value="36.209964269721" calcext:value-type="float">
            <text:p><text:s text:c="3"/>36,2 </text:p>
          </table:table-cell>
          <table:table-cell table:style-name="ce9" office:value-type="float" office:value="57.443605609154" calcext:value-type="float">
            <text:p><text:s text:c="3"/>57,4 </text:p>
          </table:table-cell>
          <table:table-cell table:style-name="ce9" office:value-type="float" office:value="28.8685378219098" calcext:value-type="float">
            <text:p><text:s text:c="3"/>28,9 </text:p>
          </table:table-cell>
          <table:table-cell table:style-name="ce9" office:value-type="float" office:value="23.5612796493966" calcext:value-type="float">
            <text:p><text:s text:c="3"/>23,6 </text:p>
          </table:table-cell>
          <table:table-cell table:style-name="ce9" office:value-type="float" office:value="34.175795994423" calcext:value-type="float">
            <text:p><text:s text:c="3"/>34,2 </text:p>
          </table:table-cell>
          <table:table-cell table:style-name="ce9" office:value-type="float" office:value="28.9648645299928" calcext:value-type="float">
            <text:p><text:s text:c="3"/>29,0 </text:p>
          </table:table-cell>
          <table:table-cell table:style-name="ce9" office:value-type="float" office:value="23.86076511022" calcext:value-type="float">
            <text:p><text:s text:c="3"/>23,9 </text:p>
          </table:table-cell>
          <table:table-cell table:style-name="ce9" office:value-type="float" office:value="34.0689639497656" calcext:value-type="float">
            <text:p><text:s text:c="3"/>34,1 </text:p>
          </table:table-cell>
          <table:table-cell table:style-name="ce9" office:value-type="float" office:value="23.3353497643738" calcext:value-type="float">
            <text:p><text:s text:c="3"/>23,3 </text:p>
          </table:table-cell>
          <table:table-cell table:style-name="ce9" office:value-type="float" office:value="17.9317846300602" calcext:value-type="float">
            <text:p><text:s text:c="3"/>17,9 </text:p>
          </table:table-cell>
          <table:table-cell table:style-name="ce9" office:value-type="float" office:value="28.7389148986874" calcext:value-type="float">
            <text:p><text:s text:c="3"/>28,7 </text:p>
          </table:table-cell>
          <table:table-cell table:style-name="ce9" office:value-type="float" office:value="29.3411627188733" calcext:value-type="float">
            <text:p><text:s text:c="3"/>29,3 </text:p>
          </table:table-cell>
          <table:table-cell table:style-name="ce9" office:value-type="float" office:value="22.8336500310627" calcext:value-type="float">
            <text:p><text:s text:c="3"/>22,8 </text:p>
          </table:table-cell>
          <table:table-cell table:style-name="ce9" office:value-type="float" office:value="35.8486754066839" calcext:value-type="float">
            <text:p><text:s text:c="3"/>35,8 </text:p>
          </table:table-cell>
          <table:table-cell table:number-columns-repeated="963"/>
        </table:table-row>
        <table:table-row table:style-name="ro1">
          <table:table-cell office:value-type="string" calcext:value-type="string">
            <text:p>Campo Grande</text:p>
          </table:table-cell>
          <table:table-cell table:style-name="ce9" office:value-type="float" office:value="69.4635598660349" calcext:value-type="float">
            <text:p><text:s text:c="3"/>69,5 </text:p>
          </table:table-cell>
          <table:table-cell table:style-name="ce9" office:value-type="float" office:value="66.8459395849915" calcext:value-type="float">
            <text:p><text:s text:c="3"/>66,8 </text:p>
          </table:table-cell>
          <table:table-cell table:style-name="ce9" office:value-type="float" office:value="72.0811801470783" calcext:value-type="float">
            <text:p><text:s text:c="3"/>72,1 </text:p>
          </table:table-cell>
          <table:table-cell table:style-name="ce9" office:value-type="float" office:value="66.8968681616651" calcext:value-type="float">
            <text:p><text:s text:c="3"/>66,9 </text:p>
          </table:table-cell>
          <table:table-cell table:style-name="ce9" office:value-type="float" office:value="64.5432514977512" calcext:value-type="float">
            <text:p><text:s text:c="3"/>64,5 </text:p>
          </table:table-cell>
          <table:table-cell table:style-name="ce9" office:value-type="float" office:value="69.2504848255791" calcext:value-type="float">
            <text:p><text:s text:c="3"/>69,3 </text:p>
          </table:table-cell>
          <table:table-cell table:style-name="ce9" office:value-type="float" office:value="61.2190458480763" calcext:value-type="float">
            <text:p><text:s text:c="3"/>61,2 </text:p>
          </table:table-cell>
          <table:table-cell table:style-name="ce9" office:value-type="float" office:value="57.4191211044608" calcext:value-type="float">
            <text:p><text:s text:c="3"/>57,4 </text:p>
          </table:table-cell>
          <table:table-cell table:style-name="ce9" office:value-type="float" office:value="65.0189705916918" calcext:value-type="float">
            <text:p><text:s text:c="3"/>65,0 </text:p>
          </table:table-cell>
          <table:table-cell table:style-name="ce9" office:value-type="float" office:value="60.1832562268095" calcext:value-type="float">
            <text:p><text:s text:c="3"/>60,2 </text:p>
          </table:table-cell>
          <table:table-cell table:style-name="ce9" office:value-type="float" office:value="55.8185010593419" calcext:value-type="float">
            <text:p><text:s text:c="3"/>55,8 </text:p>
          </table:table-cell>
          <table:table-cell table:style-name="ce9" office:value-type="float" office:value="64.5480113942771" calcext:value-type="float">
            <text:p><text:s text:c="3"/>64,5 </text:p>
          </table:table-cell>
          <table:table-cell table:style-name="ce9" office:value-type="float" office:value="75.2505394303735" calcext:value-type="float">
            <text:p><text:s text:c="3"/>75,3 </text:p>
          </table:table-cell>
          <table:table-cell table:style-name="ce9" office:value-type="float" office:value="72.4892932988781" calcext:value-type="float">
            <text:p><text:s text:c="3"/>72,5 </text:p>
          </table:table-cell>
          <table:table-cell table:style-name="ce9" office:value-type="float" office:value="78.0117855618688" calcext:value-type="float">
            <text:p><text:s text:c="3"/>78,0 </text:p>
          </table:table-cell>
          <table:table-cell table:style-name="ce9" office:value-type="float" office:value="72.0579214305003" calcext:value-type="float">
            <text:p><text:s text:c="3"/>72,1 </text:p>
          </table:table-cell>
          <table:table-cell table:style-name="ce9" office:value-type="float" office:value="69.0779980076167" calcext:value-type="float">
            <text:p><text:s text:c="3"/>69,1 </text:p>
          </table:table-cell>
          <table:table-cell table:style-name="ce9" office:value-type="float" office:value="75.0378448533839" calcext:value-type="float">
            <text:p><text:s text:c="3"/>75,0 </text:p>
          </table:table-cell>
          <table:table-cell table:style-name="ce9" office:value-type="float" office:value="68.8981257363186" calcext:value-type="float">
            <text:p><text:s text:c="3"/>68,9 </text:p>
          </table:table-cell>
          <table:table-cell table:style-name="ce9" office:value-type="float" office:value="64.3494172332554" calcext:value-type="float">
            <text:p><text:s text:c="3"/>64,3 </text:p>
          </table:table-cell>
          <table:table-cell table:style-name="ce9" office:value-type="float" office:value="73.4468342393818" calcext:value-type="float">
            <text:p><text:s text:c="3"/>73,4 </text:p>
          </table:table-cell>
          <table:table-cell table:style-name="ce9" office:value-type="float" office:value="65.3194496988651" calcext:value-type="float">
            <text:p><text:s text:c="3"/>65,3 </text:p>
          </table:table-cell>
          <table:table-cell table:style-name="ce9" office:value-type="float" office:value="58.5550650512197" calcext:value-type="float">
            <text:p><text:s text:c="3"/>58,6 </text:p>
          </table:table-cell>
          <table:table-cell table:style-name="ce9" office:value-type="float" office:value="72.0838343465105" calcext:value-type="float">
            <text:p><text:s text:c="3"/>72,1 </text:p>
          </table:table-cell>
          <table:table-cell table:style-name="ce9" office:value-type="float" office:value="64.2085966594726" calcext:value-type="float">
            <text:p><text:s text:c="3"/>64,2 </text:p>
          </table:table-cell>
          <table:table-cell table:style-name="ce9" office:value-type="float" office:value="60.9787615950475" calcext:value-type="float">
            <text:p><text:s text:c="3"/>61,0 </text:p>
          </table:table-cell>
          <table:table-cell table:style-name="ce9" office:value-type="float" office:value="67.4384317238976" calcext:value-type="float">
            <text:p><text:s text:c="3"/>67,4 </text:p>
          </table:table-cell>
          <table:table-cell table:style-name="ce9" office:value-type="float" office:value="61.506560026479" calcext:value-type="float">
            <text:p><text:s text:c="3"/>61,5 </text:p>
          </table:table-cell>
          <table:table-cell table:style-name="ce9" office:value-type="float" office:value="58.1242774951953" calcext:value-type="float">
            <text:p><text:s text:c="3"/>58,1 </text:p>
          </table:table-cell>
          <table:table-cell table:style-name="ce9" office:value-type="float" office:value="64.8888425577627" calcext:value-type="float">
            <text:p><text:s text:c="3"/>64,9 </text:p>
          </table:table-cell>
          <table:table-cell table:style-name="ce9" office:value-type="float" office:value="53.5474201591512" calcext:value-type="float">
            <text:p><text:s text:c="3"/>53,5 </text:p>
          </table:table-cell>
          <table:table-cell table:style-name="ce9" office:value-type="float" office:value="48.8081263712875" calcext:value-type="float">
            <text:p><text:s text:c="3"/>48,8 </text:p>
          </table:table-cell>
          <table:table-cell table:style-name="ce9" office:value-type="float" office:value="58.2867139470148" calcext:value-type="float">
            <text:p><text:s text:c="3"/>58,3 </text:p>
          </table:table-cell>
          <table:table-cell table:style-name="ce9" office:value-type="float" office:value="55.9572999925407" calcext:value-type="float">
            <text:p><text:s text:c="3"/>56,0 </text:p>
          </table:table-cell>
          <table:table-cell table:style-name="ce9" office:value-type="float" office:value="51.3313875023441" calcext:value-type="float">
            <text:p><text:s text:c="3"/>51,3 </text:p>
          </table:table-cell>
          <table:table-cell table:style-name="ce9" office:value-type="float" office:value="60.5832124827373" calcext:value-type="float">
            <text:p><text:s text:c="3"/>60,6 </text:p>
          </table:table-cell>
          <table:table-cell table:style-name="ce9" office:value-type="float" office:value="71.6895334619377" calcext:value-type="float">
            <text:p><text:s text:c="3"/>71,7 </text:p>
          </table:table-cell>
          <table:table-cell table:style-name="ce9" office:value-type="float" office:value="69.0880891129031" calcext:value-type="float">
            <text:p><text:s text:c="3"/>69,1 </text:p>
          </table:table-cell>
          <table:table-cell table:style-name="ce9" office:value-type="float" office:value="74.2909778109723" calcext:value-type="float">
            <text:p><text:s text:c="3"/>74,3 </text:p>
          </table:table-cell>
          <table:table-cell table:style-name="ce9" office:value-type="float" office:value="68.1240160042973" calcext:value-type="float">
            <text:p><text:s text:c="3"/>68,1 </text:p>
          </table:table-cell>
          <table:table-cell table:style-name="ce9" office:value-type="float" office:value="65.703555658305" calcext:value-type="float">
            <text:p><text:s text:c="3"/>65,7 </text:p>
          </table:table-cell>
          <table:table-cell table:style-name="ce9" office:value-type="float" office:value="70.5444763502897" calcext:value-type="float">
            <text:p><text:s text:c="3"/>70,5 </text:p>
          </table:table-cell>
          <table:table-cell table:style-name="ce9" office:value-type="float" office:value="64.4814508466741" calcext:value-type="float">
            <text:p><text:s text:c="3"/>64,5 </text:p>
          </table:table-cell>
          <table:table-cell table:style-name="ce9" office:value-type="float" office:value="61.4096984911676" calcext:value-type="float">
            <text:p><text:s text:c="3"/>61,4 </text:p>
          </table:table-cell>
          <table:table-cell table:style-name="ce9" office:value-type="float" office:value="67.5532032021807" calcext:value-type="float">
            <text:p><text:s text:c="3"/>67,6 </text:p>
          </table:table-cell>
          <table:table-cell table:style-name="ce9" office:value-type="float" office:value="62.2678514523236" calcext:value-type="float">
            <text:p><text:s text:c="3"/>62,3 </text:p>
          </table:table-cell>
          <table:table-cell table:style-name="ce9" office:value-type="float" office:value="57.3882994084111" calcext:value-type="float">
            <text:p><text:s text:c="3"/>57,4 </text:p>
          </table:table-cell>
          <table:table-cell table:style-name="ce9" office:value-type="float" office:value="67.147403496236" calcext:value-type="float">
            <text:p><text:s text:c="3"/>67,1 </text:p>
          </table:table-cell>
          <table:table-cell table:style-name="ce9" office:value-type="float" office:value="57.243144378387" calcext:value-type="float">
            <text:p><text:s text:c="3"/>57,2 </text:p>
          </table:table-cell>
          <table:table-cell table:style-name="ce9" office:value-type="float" office:value="49.2553760477628" calcext:value-type="float">
            <text:p><text:s text:c="3"/>49,3 </text:p>
          </table:table-cell>
          <table:table-cell table:style-name="ce9" office:value-type="float" office:value="65.2309127090113" calcext:value-type="float">
            <text:p><text:s text:c="3"/>65,2 </text:p>
          </table:table-cell>
          <table:table-cell table:style-name="ce9" office:value-type="float" office:value="58.3354585563114" calcext:value-type="float">
            <text:p><text:s text:c="3"/>58,3 </text:p>
          </table:table-cell>
          <table:table-cell table:style-name="ce9" office:value-type="float" office:value="52.6447125403025" calcext:value-type="float">
            <text:p><text:s text:c="3"/>52,6 </text:p>
          </table:table-cell>
          <table:table-cell table:style-name="ce9" office:value-type="float" office:value="64.0262045723203" calcext:value-type="float">
            <text:p><text:s text:c="3"/>64,0 </text:p>
          </table:table-cell>
          <table:table-cell table:style-name="ce9" office:value-type="float" office:value="44.9343330519351" calcext:value-type="float">
            <text:p><text:s text:c="3"/>44,9 </text:p>
          </table:table-cell>
          <table:table-cell table:style-name="ce9" office:value-type="float" office:value="38.4185802118511" calcext:value-type="float">
            <text:p><text:s text:c="3"/>38,4 </text:p>
          </table:table-cell>
          <table:table-cell table:style-name="ce9" office:value-type="float" office:value="51.4500858920192" calcext:value-type="float">
            <text:p><text:s text:c="3"/>51,5 </text:p>
          </table:table-cell>
          <table:table-cell table:style-name="ce9" office:value-type="float" office:value="50.2343218891748" calcext:value-type="float">
            <text:p><text:s text:c="3"/>50,2 </text:p>
          </table:table-cell>
          <table:table-cell table:style-name="ce9" office:value-type="float" office:value="40.898057475218" calcext:value-type="float">
            <text:p><text:s text:c="3"/>40,9 </text:p>
          </table:table-cell>
          <table:table-cell table:style-name="ce9" office:value-type="float" office:value="59.5705863031315" calcext:value-type="float">
            <text:p><text:s text:c="3"/>59,6 </text:p>
          </table:table-cell>
          <table:table-cell table:number-columns-repeated="963"/>
        </table:table-row>
        <table:table-row table:style-name="ro1">
          <table:table-cell office:value-type="string" calcext:value-type="string">
            <text:p>Cuiabá</text:p>
          </table:table-cell>
          <table:table-cell table:style-name="ce9" office:value-type="float" office:value="71.1163331820132" calcext:value-type="float">
            <text:p><text:s text:c="3"/>71,1 </text:p>
          </table:table-cell>
          <table:table-cell table:style-name="ce9" office:value-type="float" office:value="68.6162368876594" calcext:value-type="float">
            <text:p><text:s text:c="3"/>68,6 </text:p>
          </table:table-cell>
          <table:table-cell table:style-name="ce9" office:value-type="float" office:value="73.616429476367" calcext:value-type="float">
            <text:p><text:s text:c="3"/>73,6 </text:p>
          </table:table-cell>
          <table:table-cell table:style-name="ce9" office:value-type="float" office:value="71.9959036865518" calcext:value-type="float">
            <text:p><text:s text:c="3"/>72,0 </text:p>
          </table:table-cell>
          <table:table-cell table:style-name="ce9" office:value-type="float" office:value="69.4267940388971" calcext:value-type="float">
            <text:p><text:s text:c="3"/>69,4 </text:p>
          </table:table-cell>
          <table:table-cell table:style-name="ce9" office:value-type="float" office:value="74.5650133342065" calcext:value-type="float">
            <text:p><text:s text:c="3"/>74,6 </text:p>
          </table:table-cell>
          <table:table-cell table:style-name="ce9" office:value-type="float" office:value="65.4396255323766" calcext:value-type="float">
            <text:p><text:s text:c="3"/>65,4 </text:p>
          </table:table-cell>
          <table:table-cell table:style-name="ce9" office:value-type="float" office:value="61.7344561432653" calcext:value-type="float">
            <text:p><text:s text:c="3"/>61,7 </text:p>
          </table:table-cell>
          <table:table-cell table:style-name="ce9" office:value-type="float" office:value="69.1447949214879" calcext:value-type="float">
            <text:p><text:s text:c="3"/>69,1 </text:p>
          </table:table-cell>
          <table:table-cell table:style-name="ce9" office:value-type="float" office:value="64.5715268938895" calcext:value-type="float">
            <text:p><text:s text:c="3"/>64,6 </text:p>
          </table:table-cell>
          <table:table-cell table:style-name="ce9" office:value-type="float" office:value="59.2785995316912" calcext:value-type="float">
            <text:p><text:s text:c="3"/>59,3 </text:p>
          </table:table-cell>
          <table:table-cell table:style-name="ce9" office:value-type="float" office:value="69.8644542560878" calcext:value-type="float">
            <text:p><text:s text:c="3"/>69,9 </text:p>
          </table:table-cell>
          <table:table-cell table:style-name="ce9" office:value-type="float" office:value="76.9746607124203" calcext:value-type="float">
            <text:p><text:s text:c="3"/>77,0 </text:p>
          </table:table-cell>
          <table:table-cell table:style-name="ce9" office:value-type="float" office:value="73.9007704000088" calcext:value-type="float">
            <text:p><text:s text:c="3"/>73,9 </text:p>
          </table:table-cell>
          <table:table-cell table:style-name="ce9" office:value-type="float" office:value="80.0485510248317" calcext:value-type="float">
            <text:p><text:s text:c="3"/>80,0 </text:p>
          </table:table-cell>
          <table:table-cell table:style-name="ce9" office:value-type="float" office:value="77.7339726961367" calcext:value-type="float">
            <text:p><text:s text:c="3"/>77,7 </text:p>
          </table:table-cell>
          <table:table-cell table:style-name="ce9" office:value-type="float" office:value="74.8314971558616" calcext:value-type="float">
            <text:p><text:s text:c="3"/>74,8 </text:p>
          </table:table-cell>
          <table:table-cell table:style-name="ce9" office:value-type="float" office:value="80.6364482364118" calcext:value-type="float">
            <text:p><text:s text:c="3"/>80,6 </text:p>
          </table:table-cell>
          <table:table-cell table:style-name="ce9" office:value-type="float" office:value="70.3568549365678" calcext:value-type="float">
            <text:p><text:s text:c="3"/>70,4 </text:p>
          </table:table-cell>
          <table:table-cell table:style-name="ce9" office:value-type="float" office:value="67.1916063636561" calcext:value-type="float">
            <text:p><text:s text:c="3"/>67,2 </text:p>
          </table:table-cell>
          <table:table-cell table:style-name="ce9" office:value-type="float" office:value="73.5221035094794" calcext:value-type="float">
            <text:p><text:s text:c="3"/>73,5 </text:p>
          </table:table-cell>
          <table:table-cell table:style-name="ce9" office:value-type="float" office:value="64.3229152476577" calcext:value-type="float">
            <text:p><text:s text:c="3"/>64,3 </text:p>
          </table:table-cell>
          <table:table-cell table:style-name="ce9" office:value-type="float" office:value="58.1890362179144" calcext:value-type="float">
            <text:p><text:s text:c="3"/>58,2 </text:p>
          </table:table-cell>
          <table:table-cell table:style-name="ce9" office:value-type="float" office:value="70.4567942774011" calcext:value-type="float">
            <text:p><text:s text:c="3"/>70,5 </text:p>
          </table:table-cell>
          <table:table-cell table:style-name="ce9" office:value-type="float" office:value="65.9679030309329" calcext:value-type="float">
            <text:p><text:s text:c="3"/>66,0 </text:p>
          </table:table-cell>
          <table:table-cell table:style-name="ce9" office:value-type="float" office:value="61.8645765756529" calcext:value-type="float">
            <text:p><text:s text:c="3"/>61,9 </text:p>
          </table:table-cell>
          <table:table-cell table:style-name="ce9" office:value-type="float" office:value="70.071229486213" calcext:value-type="float">
            <text:p><text:s text:c="3"/>70,1 </text:p>
          </table:table-cell>
          <table:table-cell table:style-name="ce9" office:value-type="float" office:value="66.5038983633609" calcext:value-type="float">
            <text:p><text:s text:c="3"/>66,5 </text:p>
          </table:table-cell>
          <table:table-cell table:style-name="ce9" office:value-type="float" office:value="62.9080171205289" calcext:value-type="float">
            <text:p><text:s text:c="3"/>62,9 </text:p>
          </table:table-cell>
          <table:table-cell table:style-name="ce9" office:value-type="float" office:value="70.0997796061929" calcext:value-type="float">
            <text:p><text:s text:c="3"/>70,1 </text:p>
          </table:table-cell>
          <table:table-cell table:style-name="ce9" office:value-type="float" office:value="60.7458659187858" calcext:value-type="float">
            <text:p><text:s text:c="3"/>60,7 </text:p>
          </table:table-cell>
          <table:table-cell table:style-name="ce9" office:value-type="float" office:value="54.3291181378749" calcext:value-type="float">
            <text:p><text:s text:c="3"/>54,3 </text:p>
          </table:table-cell>
          <table:table-cell table:style-name="ce9" office:value-type="float" office:value="67.1626136996968" calcext:value-type="float">
            <text:p><text:s text:c="3"/>67,2 </text:p>
          </table:table-cell>
          <table:table-cell table:style-name="ce9" office:value-type="float" office:value="64.8133967499473" calcext:value-type="float">
            <text:p><text:s text:c="3"/>64,8 </text:p>
          </table:table-cell>
          <table:table-cell table:style-name="ce9" office:value-type="float" office:value="58.3928858409854" calcext:value-type="float">
            <text:p><text:s text:c="3"/>58,4 </text:p>
          </table:table-cell>
          <table:table-cell table:style-name="ce9" office:value-type="float" office:value="71.2339076589092" calcext:value-type="float">
            <text:p><text:s text:c="3"/>71,2 </text:p>
          </table:table-cell>
          <table:table-cell table:style-name="ce9" office:value-type="float" office:value="73.1695070176108" calcext:value-type="float">
            <text:p><text:s text:c="3"/>73,2 </text:p>
          </table:table-cell>
          <table:table-cell table:style-name="ce9" office:value-type="float" office:value="70.3268061708882" calcext:value-type="float">
            <text:p><text:s text:c="3"/>70,3 </text:p>
          </table:table-cell>
          <table:table-cell table:style-name="ce9" office:value-type="float" office:value="76.0122078643334" calcext:value-type="float">
            <text:p><text:s text:c="3"/>76,0 </text:p>
          </table:table-cell>
          <table:table-cell table:style-name="ce9" office:value-type="float" office:value="73.5006001059296" calcext:value-type="float">
            <text:p><text:s text:c="3"/>73,5 </text:p>
          </table:table-cell>
          <table:table-cell table:style-name="ce9" office:value-type="float" office:value="70.9542007427066" calcext:value-type="float">
            <text:p><text:s text:c="3"/>71,0 </text:p>
          </table:table-cell>
          <table:table-cell table:style-name="ce9" office:value-type="float" office:value="76.0469994691526" calcext:value-type="float">
            <text:p><text:s text:c="3"/>76,0 </text:p>
          </table:table-cell>
          <table:table-cell table:style-name="ce9" office:value-type="float" office:value="68.2071452259648" calcext:value-type="float">
            <text:p><text:s text:c="3"/>68,2 </text:p>
          </table:table-cell>
          <table:table-cell table:style-name="ce9" office:value-type="float" office:value="64.6936507303365" calcext:value-type="float">
            <text:p><text:s text:c="3"/>64,7 </text:p>
          </table:table-cell>
          <table:table-cell table:style-name="ce9" office:value-type="float" office:value="71.7206397215931" calcext:value-type="float">
            <text:p><text:s text:c="3"/>71,7 </text:p>
          </table:table-cell>
          <table:table-cell table:style-name="ce9" office:value-type="float" office:value="70.075817178661" calcext:value-type="float">
            <text:p><text:s text:c="3"/>70,1 </text:p>
          </table:table-cell>
          <table:table-cell table:style-name="ce9" office:value-type="float" office:value="63.1459452413051" calcext:value-type="float">
            <text:p><text:s text:c="3"/>63,1 </text:p>
          </table:table-cell>
          <table:table-cell table:style-name="ce9" office:value-type="float" office:value="77.0056891160169" calcext:value-type="float">
            <text:p><text:s text:c="3"/>77,0 </text:p>
          </table:table-cell>
          <table:table-cell table:style-name="ce9" office:value-type="float" office:value="60.4119286530501" calcext:value-type="float">
            <text:p><text:s text:c="3"/>60,4 </text:p>
          </table:table-cell>
          <table:table-cell table:style-name="ce9" office:value-type="float" office:value="57.6770268480796" calcext:value-type="float">
            <text:p><text:s text:c="3"/>57,7 </text:p>
          </table:table-cell>
          <table:table-cell table:style-name="ce9" office:value-type="float" office:value="63.1468304580206" calcext:value-type="float">
            <text:p><text:s text:c="3"/>63,1 </text:p>
          </table:table-cell>
          <table:table-cell table:style-name="ce9" office:value-type="float" office:value="66.8157000747508" calcext:value-type="float">
            <text:p><text:s text:c="3"/>66,8 </text:p>
          </table:table-cell>
          <table:table-cell table:style-name="ce9" office:value-type="float" office:value="60.7891368465128" calcext:value-type="float">
            <text:p><text:s text:c="3"/>60,8 </text:p>
          </table:table-cell>
          <table:table-cell table:style-name="ce9" office:value-type="float" office:value="72.8422633029888" calcext:value-type="float">
            <text:p><text:s text:c="3"/>72,8 </text:p>
          </table:table-cell>
          <table:table-cell table:style-name="ce9" office:value-type="float" office:value="55.1417524507141" calcext:value-type="float">
            <text:p><text:s text:c="3"/>55,1 </text:p>
          </table:table-cell>
          <table:table-cell table:style-name="ce9" office:value-type="float" office:value="48.7783362813248" calcext:value-type="float">
            <text:p><text:s text:c="3"/>48,8 </text:p>
          </table:table-cell>
          <table:table-cell table:style-name="ce9" office:value-type="float" office:value="61.5051686201035" calcext:value-type="float">
            <text:p><text:s text:c="3"/>61,5 </text:p>
          </table:table-cell>
          <table:table-cell table:style-name="ce9" office:value-type="float" office:value="49.3652613722335" calcext:value-type="float">
            <text:p><text:s text:c="3"/>49,4 </text:p>
          </table:table-cell>
          <table:table-cell table:style-name="ce9" office:value-type="float" office:value="43.9695095024409" calcext:value-type="float">
            <text:p><text:s text:c="3"/>44,0 </text:p>
          </table:table-cell>
          <table:table-cell table:style-name="ce9" office:value-type="float" office:value="54.761013242026" calcext:value-type="float">
            <text:p><text:s text:c="3"/>54,8 </text:p>
          </table:table-cell>
          <table:table-cell table:number-columns-repeated="963"/>
        </table:table-row>
        <table:table-row table:style-name="ro1">
          <table:table-cell office:value-type="string" calcext:value-type="string">
            <text:p>Goiânia</text:p>
          </table:table-cell>
          <table:table-cell table:style-name="ce9" office:value-type="float" office:value="75.5407727986515" calcext:value-type="float">
            <text:p><text:s text:c="3"/>75,5 </text:p>
          </table:table-cell>
          <table:table-cell table:style-name="ce9" office:value-type="float" office:value="73.880362975735" calcext:value-type="float">
            <text:p><text:s text:c="3"/>73,9 </text:p>
          </table:table-cell>
          <table:table-cell table:style-name="ce9" office:value-type="float" office:value="77.201182621568" calcext:value-type="float">
            <text:p><text:s text:c="3"/>77,2 </text:p>
          </table:table-cell>
          <table:table-cell table:style-name="ce9" office:value-type="float" office:value="72.1194741650916" calcext:value-type="float">
            <text:p><text:s text:c="3"/>72,1 </text:p>
          </table:table-cell>
          <table:table-cell table:style-name="ce9" office:value-type="float" office:value="69.981576876696" calcext:value-type="float">
            <text:p><text:s text:c="3"/>70,0 </text:p>
          </table:table-cell>
          <table:table-cell table:style-name="ce9" office:value-type="float" office:value="74.2573714534872" calcext:value-type="float">
            <text:p><text:s text:c="3"/>74,3 </text:p>
          </table:table-cell>
          <table:table-cell table:style-name="ce9" office:value-type="float" office:value="66.5751448224499" calcext:value-type="float">
            <text:p><text:s text:c="3"/>66,6 </text:p>
          </table:table-cell>
          <table:table-cell table:style-name="ce9" office:value-type="float" office:value="64.4776858630494" calcext:value-type="float">
            <text:p><text:s text:c="3"/>64,5 </text:p>
          </table:table-cell>
          <table:table-cell table:style-name="ce9" office:value-type="float" office:value="68.6726037818504" calcext:value-type="float">
            <text:p><text:s text:c="3"/>68,7 </text:p>
          </table:table-cell>
          <table:table-cell table:style-name="ce9" office:value-type="float" office:value="63.1987269502144" calcext:value-type="float">
            <text:p><text:s text:c="3"/>63,2 </text:p>
          </table:table-cell>
          <table:table-cell table:style-name="ce9" office:value-type="float" office:value="58.9978602256102" calcext:value-type="float">
            <text:p><text:s text:c="3"/>59,0 </text:p>
          </table:table-cell>
          <table:table-cell table:style-name="ce9" office:value-type="float" office:value="67.3995936748186" calcext:value-type="float">
            <text:p><text:s text:c="3"/>67,4 </text:p>
          </table:table-cell>
          <table:table-cell table:style-name="ce9" office:value-type="float" office:value="79.7425450881212" calcext:value-type="float">
            <text:p><text:s text:c="3"/>79,7 </text:p>
          </table:table-cell>
          <table:table-cell table:style-name="ce9" office:value-type="float" office:value="77.7553111723322" calcext:value-type="float">
            <text:p><text:s text:c="3"/>77,8 </text:p>
          </table:table-cell>
          <table:table-cell table:style-name="ce9" office:value-type="float" office:value="81.7297790039101" calcext:value-type="float">
            <text:p><text:s text:c="3"/>81,7 </text:p>
          </table:table-cell>
          <table:table-cell table:style-name="ce9" office:value-type="float" office:value="77.6889798207819" calcext:value-type="float">
            <text:p><text:s text:c="3"/>77,7 </text:p>
          </table:table-cell>
          <table:table-cell table:style-name="ce9" office:value-type="float" office:value="75.2177819028594" calcext:value-type="float">
            <text:p><text:s text:c="3"/>75,2 </text:p>
          </table:table-cell>
          <table:table-cell table:style-name="ce9" office:value-type="float" office:value="80.1601777387043" calcext:value-type="float">
            <text:p><text:s text:c="3"/>80,2 </text:p>
          </table:table-cell>
          <table:table-cell table:style-name="ce9" office:value-type="float" office:value="72.1073294236042" calcext:value-type="float">
            <text:p><text:s text:c="3"/>72,1 </text:p>
          </table:table-cell>
          <table:table-cell table:style-name="ce9" office:value-type="float" office:value="69.6840182685616" calcext:value-type="float">
            <text:p><text:s text:c="3"/>69,7 </text:p>
          </table:table-cell>
          <table:table-cell table:style-name="ce9" office:value-type="float" office:value="74.5306405786469" calcext:value-type="float">
            <text:p><text:s text:c="3"/>74,5 </text:p>
          </table:table-cell>
          <table:table-cell table:style-name="ce9" office:value-type="float" office:value="67.719226213883" calcext:value-type="float">
            <text:p><text:s text:c="3"/>67,7 </text:p>
          </table:table-cell>
          <table:table-cell table:style-name="ce9" office:value-type="float" office:value="62.6582121137055" calcext:value-type="float">
            <text:p><text:s text:c="3"/>62,7 </text:p>
          </table:table-cell>
          <table:table-cell table:style-name="ce9" office:value-type="float" office:value="72.7802403140605" calcext:value-type="float">
            <text:p><text:s text:c="3"/>72,8 </text:p>
          </table:table-cell>
          <table:table-cell table:style-name="ce9" office:value-type="float" office:value="71.5108404312644" calcext:value-type="float">
            <text:p><text:s text:c="3"/>71,5 </text:p>
          </table:table-cell>
          <table:table-cell table:style-name="ce9" office:value-type="float" office:value="69.2450565512178" calcext:value-type="float">
            <text:p><text:s text:c="3"/>69,2 </text:p>
          </table:table-cell>
          <table:table-cell table:style-name="ce9" office:value-type="float" office:value="73.776624311311" calcext:value-type="float">
            <text:p><text:s text:c="3"/>73,8 </text:p>
          </table:table-cell>
          <table:table-cell table:style-name="ce9" office:value-type="float" office:value="66.1721885186474" calcext:value-type="float">
            <text:p><text:s text:c="3"/>66,2 </text:p>
          </table:table-cell>
          <table:table-cell table:style-name="ce9" office:value-type="float" office:value="63.350581384001" calcext:value-type="float">
            <text:p><text:s text:c="3"/>63,4 </text:p>
          </table:table-cell>
          <table:table-cell table:style-name="ce9" office:value-type="float" office:value="68.9937956532939" calcext:value-type="float">
            <text:p><text:s text:c="3"/>69,0 </text:p>
          </table:table-cell>
          <table:table-cell table:style-name="ce9" office:value-type="float" office:value="60.7646560411973" calcext:value-type="float">
            <text:p><text:s text:c="3"/>60,8 </text:p>
          </table:table-cell>
          <table:table-cell table:style-name="ce9" office:value-type="float" office:value="57.6919347718359" calcext:value-type="float">
            <text:p><text:s text:c="3"/>57,7 </text:p>
          </table:table-cell>
          <table:table-cell table:style-name="ce9" office:value-type="float" office:value="63.8373773105588" calcext:value-type="float">
            <text:p><text:s text:c="3"/>63,8 </text:p>
          </table:table-cell>
          <table:table-cell table:style-name="ce9" office:value-type="float" office:value="58.4249026252076" calcext:value-type="float">
            <text:p><text:s text:c="3"/>58,4 </text:p>
          </table:table-cell>
          <table:table-cell table:style-name="ce9" office:value-type="float" office:value="52.7536593075629" calcext:value-type="float">
            <text:p><text:s text:c="3"/>52,8 </text:p>
          </table:table-cell>
          <table:table-cell table:style-name="ce9" office:value-type="float" office:value="64.0961459428522" calcext:value-type="float">
            <text:p><text:s text:c="3"/>64,1 </text:p>
          </table:table-cell>
          <table:table-cell table:style-name="ce9" office:value-type="float" office:value="77.0798722097017" calcext:value-type="float">
            <text:p><text:s text:c="3"/>77,1 </text:p>
          </table:table-cell>
          <table:table-cell table:style-name="ce9" office:value-type="float" office:value="74.9988238719011" calcext:value-type="float">
            <text:p><text:s text:c="3"/>75,0 </text:p>
          </table:table-cell>
          <table:table-cell table:style-name="ce9" office:value-type="float" office:value="79.1609205475023" calcext:value-type="float">
            <text:p><text:s text:c="3"/>79,2 </text:p>
          </table:table-cell>
          <table:table-cell table:style-name="ce9" office:value-type="float" office:value="73.2879149249751" calcext:value-type="float">
            <text:p><text:s text:c="3"/>73,3 </text:p>
          </table:table-cell>
          <table:table-cell table:style-name="ce9" office:value-type="float" office:value="70.9805130860114" calcext:value-type="float">
            <text:p><text:s text:c="3"/>71,0 </text:p>
          </table:table-cell>
          <table:table-cell table:style-name="ce9" office:value-type="float" office:value="75.5953167639387" calcext:value-type="float">
            <text:p><text:s text:c="3"/>75,6 </text:p>
          </table:table-cell>
          <table:table-cell table:style-name="ce9" office:value-type="float" office:value="67.8549291232575" calcext:value-type="float">
            <text:p><text:s text:c="3"/>67,9 </text:p>
          </table:table-cell>
          <table:table-cell table:style-name="ce9" office:value-type="float" office:value="65.4159120831959" calcext:value-type="float">
            <text:p><text:s text:c="3"/>65,4 </text:p>
          </table:table-cell>
          <table:table-cell table:style-name="ce9" office:value-type="float" office:value="70.2939461633191" calcext:value-type="float">
            <text:p><text:s text:c="3"/>70,3 </text:p>
          </table:table-cell>
          <table:table-cell table:style-name="ce9" office:value-type="float" office:value="67.844133992152" calcext:value-type="float">
            <text:p><text:s text:c="3"/>67,8 </text:p>
          </table:table-cell>
          <table:table-cell table:style-name="ce9" office:value-type="float" office:value="62.1315507956483" calcext:value-type="float">
            <text:p><text:s text:c="3"/>62,1 </text:p>
          </table:table-cell>
          <table:table-cell table:style-name="ce9" office:value-type="float" office:value="73.5567171886556" calcext:value-type="float">
            <text:p><text:s text:c="3"/>73,6 </text:p>
          </table:table-cell>
          <table:table-cell table:style-name="ce9" office:value-type="float" office:value="71.9342515002765" calcext:value-type="float">
            <text:p><text:s text:c="3"/>71,9 </text:p>
          </table:table-cell>
          <table:table-cell table:style-name="ce9" office:value-type="float" office:value="69.1290793765614" calcext:value-type="float">
            <text:p><text:s text:c="3"/>69,1 </text:p>
          </table:table-cell>
          <table:table-cell table:style-name="ce9" office:value-type="float" office:value="74.7394236239917" calcext:value-type="float">
            <text:p><text:s text:c="3"/>74,7 </text:p>
          </table:table-cell>
          <table:table-cell table:style-name="ce9" office:value-type="float" office:value="69.7190770286878" calcext:value-type="float">
            <text:p><text:s text:c="3"/>69,7 </text:p>
          </table:table-cell>
          <table:table-cell table:style-name="ce9" office:value-type="float" office:value="65.4125335457858" calcext:value-type="float">
            <text:p><text:s text:c="3"/>65,4 </text:p>
          </table:table-cell>
          <table:table-cell table:style-name="ce9" office:value-type="float" office:value="74.0256205115897" calcext:value-type="float">
            <text:p><text:s text:c="3"/>74,0 </text:p>
          </table:table-cell>
          <table:table-cell table:style-name="ce9" office:value-type="float" office:value="64.3289906584843" calcext:value-type="float">
            <text:p><text:s text:c="3"/>64,3 </text:p>
          </table:table-cell>
          <table:table-cell table:style-name="ce9" office:value-type="float" office:value="60.66978232684" calcext:value-type="float">
            <text:p><text:s text:c="3"/>60,7 </text:p>
          </table:table-cell>
          <table:table-cell table:style-name="ce9" office:value-type="float" office:value="67.9881989901287" calcext:value-type="float">
            <text:p><text:s text:c="3"/>68,0 </text:p>
          </table:table-cell>
          <table:table-cell table:style-name="ce9" office:value-type="float" office:value="55.3348689370615" calcext:value-type="float">
            <text:p><text:s text:c="3"/>55,3 </text:p>
          </table:table-cell>
          <table:table-cell table:style-name="ce9" office:value-type="float" office:value="49.7633634031658" calcext:value-type="float">
            <text:p><text:s text:c="3"/>49,8 </text:p>
          </table:table-cell>
          <table:table-cell table:style-name="ce9" office:value-type="float" office:value="60.9063744709572" calcext:value-type="float">
            <text:p><text:s text:c="3"/>60,9 </text:p>
          </table:table-cell>
          <table:table-cell table:number-columns-repeated="963"/>
        </table:table-row>
        <table:table-row table:style-name="ro1">
          <table:table-cell office:value-type="string" calcext:value-type="string">
            <text:p>Brasília</text:p>
          </table:table-cell>
          <table:table-cell table:style-name="ce9" office:value-type="float" office:value="74.5442205581508" calcext:value-type="float">
            <text:p><text:s text:c="3"/>74,5 </text:p>
          </table:table-cell>
          <table:table-cell table:style-name="ce9" office:value-type="float" office:value="72.6364409155562" calcext:value-type="float">
            <text:p><text:s text:c="3"/>72,6 </text:p>
          </table:table-cell>
          <table:table-cell table:style-name="ce9" office:value-type="float" office:value="76.4520002007455" calcext:value-type="float">
            <text:p><text:s text:c="3"/>76,5 </text:p>
          </table:table-cell>
          <table:table-cell table:style-name="ce9" office:value-type="float" office:value="72.0979305294842" calcext:value-type="float">
            <text:p><text:s text:c="3"/>72,1 </text:p>
          </table:table-cell>
          <table:table-cell table:style-name="ce9" office:value-type="float" office:value="69.9011914734493" calcext:value-type="float">
            <text:p><text:s text:c="3"/>69,9 </text:p>
          </table:table-cell>
          <table:table-cell table:style-name="ce9" office:value-type="float" office:value="74.294669585519" calcext:value-type="float">
            <text:p><text:s text:c="3"/>74,3 </text:p>
          </table:table-cell>
          <table:table-cell table:style-name="ce9" office:value-type="float" office:value="68.8887772531421" calcext:value-type="float">
            <text:p><text:s text:c="3"/>68,9 </text:p>
          </table:table-cell>
          <table:table-cell table:style-name="ce9" office:value-type="float" office:value="66.0669544837065" calcext:value-type="float">
            <text:p><text:s text:c="3"/>66,1 </text:p>
          </table:table-cell>
          <table:table-cell table:style-name="ce9" office:value-type="float" office:value="71.7106000225778" calcext:value-type="float">
            <text:p><text:s text:c="3"/>71,7 </text:p>
          </table:table-cell>
          <table:table-cell table:style-name="ce9" office:value-type="float" office:value="66.2699093304623" calcext:value-type="float">
            <text:p><text:s text:c="3"/>66,3 </text:p>
          </table:table-cell>
          <table:table-cell table:style-name="ce9" office:value-type="float" office:value="62.4311001629971" calcext:value-type="float">
            <text:p><text:s text:c="3"/>62,4 </text:p>
          </table:table-cell>
          <table:table-cell table:style-name="ce9" office:value-type="float" office:value="70.1087184979275" calcext:value-type="float">
            <text:p><text:s text:c="3"/>70,1 </text:p>
          </table:table-cell>
          <table:table-cell table:style-name="ce9" office:value-type="float" office:value="78.9521289258187" calcext:value-type="float">
            <text:p><text:s text:c="3"/>79,0 </text:p>
          </table:table-cell>
          <table:table-cell table:style-name="ce9" office:value-type="float" office:value="76.7152538591842" calcext:value-type="float">
            <text:p><text:s text:c="3"/>76,7 </text:p>
          </table:table-cell>
          <table:table-cell table:style-name="ce9" office:value-type="float" office:value="81.1890039924532" calcext:value-type="float">
            <text:p><text:s text:c="3"/>81,2 </text:p>
          </table:table-cell>
          <table:table-cell table:style-name="ce9" office:value-type="float" office:value="76.7611789992211" calcext:value-type="float">
            <text:p><text:s text:c="3"/>76,8 </text:p>
          </table:table-cell>
          <table:table-cell table:style-name="ce9" office:value-type="float" office:value="73.8491315170828" calcext:value-type="float">
            <text:p><text:s text:c="3"/>73,8 </text:p>
          </table:table-cell>
          <table:table-cell table:style-name="ce9" office:value-type="float" office:value="79.6732264813593" calcext:value-type="float">
            <text:p><text:s text:c="3"/>79,7 </text:p>
          </table:table-cell>
          <table:table-cell table:style-name="ce9" office:value-type="float" office:value="73.539386405466" calcext:value-type="float">
            <text:p><text:s text:c="3"/>73,5 </text:p>
          </table:table-cell>
          <table:table-cell table:style-name="ce9" office:value-type="float" office:value="70.6483087018259" calcext:value-type="float">
            <text:p><text:s text:c="3"/>70,6 </text:p>
          </table:table-cell>
          <table:table-cell table:style-name="ce9" office:value-type="float" office:value="76.4304641091061" calcext:value-type="float">
            <text:p><text:s text:c="3"/>76,4 </text:p>
          </table:table-cell>
          <table:table-cell table:style-name="ce9" office:value-type="float" office:value="75.0823958298435" calcext:value-type="float">
            <text:p><text:s text:c="3"/>75,1 </text:p>
          </table:table-cell>
          <table:table-cell table:style-name="ce9" office:value-type="float" office:value="70.4488580921556" calcext:value-type="float">
            <text:p><text:s text:c="3"/>70,4 </text:p>
          </table:table-cell>
          <table:table-cell table:style-name="ce9" office:value-type="float" office:value="79.7159335675314" calcext:value-type="float">
            <text:p><text:s text:c="3"/>79,7 </text:p>
          </table:table-cell>
          <table:table-cell table:style-name="ce9" office:value-type="float" office:value="70.9236847434428" calcext:value-type="float">
            <text:p><text:s text:c="3"/>70,9 </text:p>
          </table:table-cell>
          <table:table-cell table:style-name="ce9" office:value-type="float" office:value="68.3862697766383" calcext:value-type="float">
            <text:p><text:s text:c="3"/>68,4 </text:p>
          </table:table-cell>
          <table:table-cell table:style-name="ce9" office:value-type="float" office:value="73.4610997102474" calcext:value-type="float">
            <text:p><text:s text:c="3"/>73,5 </text:p>
          </table:table-cell>
          <table:table-cell table:style-name="ce9" office:value-type="float" office:value="67.902332429276" calcext:value-type="float">
            <text:p><text:s text:c="3"/>67,9 </text:p>
          </table:table-cell>
          <table:table-cell table:style-name="ce9" office:value-type="float" office:value="65.4364306127011" calcext:value-type="float">
            <text:p><text:s text:c="3"/>65,4 </text:p>
          </table:table-cell>
          <table:table-cell table:style-name="ce9" office:value-type="float" office:value="70.3682342458508" calcext:value-type="float">
            <text:p><text:s text:c="3"/>70,4 </text:p>
          </table:table-cell>
          <table:table-cell table:style-name="ce9" office:value-type="float" office:value="64.7400449733694" calcext:value-type="float">
            <text:p><text:s text:c="3"/>64,7 </text:p>
          </table:table-cell>
          <table:table-cell table:style-name="ce9" office:value-type="float" office:value="60.5264734609949" calcext:value-type="float">
            <text:p><text:s text:c="3"/>60,5 </text:p>
          </table:table-cell>
          <table:table-cell table:style-name="ce9" office:value-type="float" office:value="68.9536164857439" calcext:value-type="float">
            <text:p><text:s text:c="3"/>69,0 </text:p>
          </table:table-cell>
          <table:table-cell table:style-name="ce9" office:value-type="float" office:value="57.5268334932602" calcext:value-type="float">
            <text:p><text:s text:c="3"/>57,5 </text:p>
          </table:table-cell>
          <table:table-cell table:style-name="ce9" office:value-type="float" office:value="50.1777343199694" calcext:value-type="float">
            <text:p><text:s text:c="3"/>50,2 </text:p>
          </table:table-cell>
          <table:table-cell table:style-name="ce9" office:value-type="float" office:value="64.8759326665511" calcext:value-type="float">
            <text:p><text:s text:c="3"/>64,9 </text:p>
          </table:table-cell>
          <table:table-cell table:style-name="ce9" office:value-type="float" office:value="77.6811324382278" calcext:value-type="float">
            <text:p><text:s text:c="3"/>77,7 </text:p>
          </table:table-cell>
          <table:table-cell table:style-name="ce9" office:value-type="float" office:value="75.4697849306943" calcext:value-type="float">
            <text:p><text:s text:c="3"/>75,5 </text:p>
          </table:table-cell>
          <table:table-cell table:style-name="ce9" office:value-type="float" office:value="79.8924799457612" calcext:value-type="float">
            <text:p><text:s text:c="3"/>79,9 </text:p>
          </table:table-cell>
          <table:table-cell table:style-name="ce9" office:value-type="float" office:value="74.6652295169704" calcext:value-type="float">
            <text:p><text:s text:c="3"/>74,7 </text:p>
          </table:table-cell>
          <table:table-cell table:style-name="ce9" office:value-type="float" office:value="72.6312952874159" calcext:value-type="float">
            <text:p><text:s text:c="3"/>72,6 </text:p>
          </table:table-cell>
          <table:table-cell table:style-name="ce9" office:value-type="float" office:value="76.6991637465249" calcext:value-type="float">
            <text:p><text:s text:c="3"/>76,7 </text:p>
          </table:table-cell>
          <table:table-cell table:style-name="ce9" office:value-type="float" office:value="70.5430584082485" calcext:value-type="float">
            <text:p><text:s text:c="3"/>70,5 </text:p>
          </table:table-cell>
          <table:table-cell table:style-name="ce9" office:value-type="float" office:value="68.243685944019" calcext:value-type="float">
            <text:p><text:s text:c="3"/>68,2 </text:p>
          </table:table-cell>
          <table:table-cell table:style-name="ce9" office:value-type="float" office:value="72.842430872478" calcext:value-type="float">
            <text:p><text:s text:c="3"/>72,8 </text:p>
          </table:table-cell>
          <table:table-cell table:style-name="ce9" office:value-type="float" office:value="69.8851173128188" calcext:value-type="float">
            <text:p><text:s text:c="3"/>69,9 </text:p>
          </table:table-cell>
          <table:table-cell table:style-name="ce9" office:value-type="float" office:value="65.773676398207" calcext:value-type="float">
            <text:p><text:s text:c="3"/>65,8 </text:p>
          </table:table-cell>
          <table:table-cell table:style-name="ce9" office:value-type="float" office:value="73.9965582274306" calcext:value-type="float">
            <text:p><text:s text:c="3"/>74,0 </text:p>
          </table:table-cell>
          <table:table-cell table:style-name="ce9" office:value-type="float" office:value="64.4600612506182" calcext:value-type="float">
            <text:p><text:s text:c="3"/>64,5 </text:p>
          </table:table-cell>
          <table:table-cell table:style-name="ce9" office:value-type="float" office:value="60.8226721008307" calcext:value-type="float">
            <text:p><text:s text:c="3"/>60,8 </text:p>
          </table:table-cell>
          <table:table-cell table:style-name="ce9" office:value-type="float" office:value="68.0974504004058" calcext:value-type="float">
            <text:p><text:s text:c="3"/>68,1 </text:p>
          </table:table-cell>
          <table:table-cell table:style-name="ce9" office:value-type="float" office:value="64.4872490242816" calcext:value-type="float">
            <text:p><text:s text:c="3"/>64,5 </text:p>
          </table:table-cell>
          <table:table-cell table:style-name="ce9" office:value-type="float" office:value="60.1457513561419" calcext:value-type="float">
            <text:p><text:s text:c="3"/>60,1 </text:p>
          </table:table-cell>
          <table:table-cell table:style-name="ce9" office:value-type="float" office:value="68.8287466924213" calcext:value-type="float">
            <text:p><text:s text:c="3"/>68,8 </text:p>
          </table:table-cell>
          <table:table-cell table:style-name="ce9" office:value-type="float" office:value="63.8947225065538" calcext:value-type="float">
            <text:p><text:s text:c="3"/>63,9 </text:p>
          </table:table-cell>
          <table:table-cell table:style-name="ce9" office:value-type="float" office:value="55.3504691093529" calcext:value-type="float">
            <text:p><text:s text:c="3"/>55,4 </text:p>
          </table:table-cell>
          <table:table-cell table:style-name="ce9" office:value-type="float" office:value="72.4389759037547" calcext:value-type="float">
            <text:p><text:s text:c="3"/>72,4 </text:p>
          </table:table-cell>
          <table:table-cell table:style-name="ce9" office:value-type="float" office:value="55.2502673795997" calcext:value-type="float">
            <text:p><text:s text:c="3"/>55,3 </text:p>
          </table:table-cell>
          <table:table-cell table:style-name="ce9" office:value-type="float" office:value="45.8450426577037" calcext:value-type="float">
            <text:p><text:s text:c="3"/>45,8 </text:p>
          </table:table-cell>
          <table:table-cell table:style-name="ce9" office:value-type="float" office:value="64.6554921014957" calcext:value-type="float">
            <text:p><text:s text:c="3"/>64,7 </text:p>
          </table:table-cell>
          <table:table-cell table:number-columns-repeated="963"/>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60"/>
          <table:table-cell table:number-columns-repeated="963"/>
        </table:table-row>
        <table:table-row table:style-name="ro1" table:number-rows-repeated="1048535">
          <table:table-cell table:number-columns-repeated="1024"/>
        </table:table-row>
        <table:table-row table:style-name="ro1">
          <table:table-cell table:number-columns-repeated="1024"/>
        </table:table-row>
      </table:table>
      <table:table table:name="5.6" table:style-name="ta6">
        <table:table-column table:style-name="co1" table:default-cell-style-name="ce4"/>
        <table:table-column table:style-name="co2" table:number-columns-repeated="60" table:default-cell-style-name="ce4"/>
        <table:table-column table:style-name="co3" table:number-columns-repeated="196" table:default-cell-style-name="ce11"/>
        <table:table-column table:style-name="co3" table:number-columns-repeated="767" table:default-cell-style-name="Default"/>
        <table:table-row table:style-name="ro1">
          <table:table-cell table:style-name="ce1" office:value-type="string" calcext:value-type="string" table:number-columns-spanned="61" table:number-rows-spanned="2">
            <text:p>Tabela 5.6 - Percentual de escolares do 9º ano do Ensino Fundamental com consumo de alimento marcador de alimentação saudável (frutas frescas ou salada de frutas) igual ou superior a cinco dias nos sete dias anteriores à pesquisa, por sexo e dependência administrativa da escola, com indicação do intervalo de confiança de 95%, segundo os Municípios das Capitais - 2009/2019</text:p>
          </table:table-cell>
          <table:covered-table-cell table:number-columns-repeated="60" table:style-name="ce1"/>
          <table:table-cell table:number-columns-repeated="963"/>
        </table:table-row>
        <table:table-row table:style-name="ro1">
          <table:covered-table-cell table:number-columns-repeated="61" table:style-name="ce1"/>
          <table:table-cell table:number-columns-repeated="963"/>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60" table:number-rows-spanned="1">
            <text:p>Percentual de escolares do 9º ano do Ensino Fundamental com consumo de alimento marcador de alimentação saudável (frutas frescas ou salada de frutas) igual ou superior a cinco dias nos sete dias anteriores à pesquisa (%)</text:p>
          </table:table-cell>
          <table:covered-table-cell table:number-columns-repeated="59" table:style-name="ce6"/>
          <table:table-cell table:number-columns-repeated="963"/>
        </table:table-row>
        <table:table-row table:style-name="ro1">
          <table:covered-table-cell table:style-name="ce2"/>
          <table:table-cell table:style-name="ce7" office:value-type="string" calcext:value-type="string" table:number-columns-spanned="12" table:number-rows-spanned="2">
            <text:p>Total</text:p>
          </table:table-cell>
          <table:covered-table-cell table:number-columns-repeated="11" table:style-name="ce7"/>
          <table:table-cell table:style-name="ce10" office:value-type="string" calcext:value-type="string" table:number-columns-spanned="24" table:number-rows-spanned="1">
            <text:p>Sexo</text:p>
          </table:table-cell>
          <table:covered-table-cell table:number-columns-repeated="23" table:style-name="ce10"/>
          <table:table-cell table:style-name="ce6" office:value-type="string" calcext:value-type="string" table:number-columns-spanned="24" table:number-rows-spanned="1">
            <text:p>Dependência Administrativa</text:p>
          </table:table-cell>
          <table:covered-table-cell table:number-columns-repeated="23" table:style-name="ce6"/>
          <table:table-cell table:number-columns-repeated="963"/>
        </table:table-row>
        <table:table-row table:style-name="ro1">
          <table:covered-table-cell table:style-name="ce2"/>
          <table:covered-table-cell table:number-columns-repeated="12" table:style-name="ce7"/>
          <table:table-cell table:style-name="ce10" office:value-type="string" calcext:value-type="string" table:number-columns-spanned="12" table:number-rows-spanned="1">
            <text:p>Homem</text:p>
          </table:table-cell>
          <table:covered-table-cell table:number-columns-repeated="11" table:style-name="ce10"/>
          <table:table-cell table:style-name="ce10" office:value-type="string" calcext:value-type="string" table:number-columns-spanned="12" table:number-rows-spanned="1">
            <text:p>Mulher</text:p>
          </table:table-cell>
          <table:covered-table-cell table:number-columns-repeated="11" table:style-name="ce10"/>
          <table:table-cell table:style-name="ce10" office:value-type="string" calcext:value-type="string" table:number-columns-spanned="12" table:number-rows-spanned="1">
            <text:p>Pública</text:p>
          </table:table-cell>
          <table:covered-table-cell table:number-columns-repeated="11" table:style-name="ce10"/>
          <table:table-cell table:style-name="ce6" office:value-type="string" calcext:value-type="string" table:number-columns-spanned="12" table:number-rows-spanned="1">
            <text:p>Privada</text:p>
          </table:table-cell>
          <table:covered-table-cell table:number-columns-repeated="11" table:style-name="ce6"/>
          <table:table-cell table:number-columns-repeated="963"/>
        </table:table-row>
        <table:table-row table:style-name="ro1">
          <table:covered-table-cell table:style-name="ce2"/>
          <table:table-cell table:style-name="ce7" office:value-type="float" office:value="2009" calcext:value-type="float" table:number-columns-spanned="3" table:number-rows-spanned="1">
            <text:p>2009</text:p>
          </table:table-cell>
          <table:covered-table-cell table:number-columns-repeated="2" table:style-name="ce7"/>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63"/>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table-cell table:style-name="ce3" office:value-type="string" calcext:value-type="string">
            <text:p>Total das Capitais</text:p>
          </table:table-cell>
          <table:table-cell table:style-name="ce8" office:value-type="float" office:value="31.1703234383994" calcext:value-type="float">
            <text:p><text:s text:c="3"/>31,2 </text:p>
          </table:table-cell>
          <table:table-cell table:style-name="ce8" office:value-type="float" office:value="30.4582312076725" calcext:value-type="float">
            <text:p><text:s text:c="3"/>30,5 </text:p>
          </table:table-cell>
          <table:table-cell table:style-name="ce8" office:value-type="float" office:value="31.8824156691262" calcext:value-type="float">
            <text:p><text:s text:c="3"/>31,9 </text:p>
          </table:table-cell>
          <table:table-cell table:style-name="ce8" office:value-type="float" office:value="29.7371342784714" calcext:value-type="float">
            <text:p><text:s text:c="3"/>29,7 </text:p>
          </table:table-cell>
          <table:table-cell table:style-name="ce8" office:value-type="float" office:value="29.0456002918135" calcext:value-type="float">
            <text:p><text:s text:c="3"/>29,0 </text:p>
          </table:table-cell>
          <table:table-cell table:style-name="ce8" office:value-type="float" office:value="30.4286682651293" calcext:value-type="float">
            <text:p><text:s text:c="3"/>30,4 </text:p>
          </table:table-cell>
          <table:table-cell table:style-name="ce8" office:value-type="float" office:value="32.7777782744478" calcext:value-type="float">
            <text:p><text:s text:c="3"/>32,8 </text:p>
          </table:table-cell>
          <table:table-cell table:style-name="ce8" office:value-type="float" office:value="31.9021100572314" calcext:value-type="float">
            <text:p><text:s text:c="3"/>31,9 </text:p>
          </table:table-cell>
          <table:table-cell table:style-name="ce8" office:value-type="float" office:value="33.6534464916642" calcext:value-type="float">
            <text:p><text:s text:c="3"/>33,7 </text:p>
          </table:table-cell>
          <table:table-cell table:style-name="ce8" office:value-type="float" office:value="28.3770098035893" calcext:value-type="float">
            <text:p><text:s text:c="3"/>28,4 </text:p>
          </table:table-cell>
          <table:table-cell table:style-name="ce8" office:value-type="float" office:value="26.9403912035695" calcext:value-type="float">
            <text:p><text:s text:c="3"/>26,9 </text:p>
          </table:table-cell>
          <table:table-cell table:style-name="ce8" office:value-type="float" office:value="29.8136284036092" calcext:value-type="float">
            <text:p><text:s text:c="3"/>29,8 </text:p>
          </table:table-cell>
          <table:table-cell table:style-name="ce8" office:value-type="float" office:value="31.0330317447783" calcext:value-type="float">
            <text:p><text:s text:c="3"/>31,0 </text:p>
          </table:table-cell>
          <table:table-cell table:style-name="ce8" office:value-type="float" office:value="30.1272903394869" calcext:value-type="float">
            <text:p><text:s text:c="3"/>30,1 </text:p>
          </table:table-cell>
          <table:table-cell table:style-name="ce8" office:value-type="float" office:value="31.9387731500697" calcext:value-type="float">
            <text:p><text:s text:c="3"/>31,9 </text:p>
          </table:table-cell>
          <table:table-cell table:style-name="ce8" office:value-type="float" office:value="29.8250621832851" calcext:value-type="float">
            <text:p><text:s text:c="3"/>29,8 </text:p>
          </table:table-cell>
          <table:table-cell table:style-name="ce8" office:value-type="float" office:value="28.7941287126872" calcext:value-type="float">
            <text:p><text:s text:c="3"/>28,8 </text:p>
          </table:table-cell>
          <table:table-cell table:style-name="ce8" office:value-type="float" office:value="30.8559956538831" calcext:value-type="float">
            <text:p><text:s text:c="3"/>30,9 </text:p>
          </table:table-cell>
          <table:table-cell table:style-name="ce8" office:value-type="float" office:value="33.2702545897665" calcext:value-type="float">
            <text:p><text:s text:c="3"/>33,3 </text:p>
          </table:table-cell>
          <table:table-cell table:style-name="ce8" office:value-type="float" office:value="32.1733076752959" calcext:value-type="float">
            <text:p><text:s text:c="3"/>32,2 </text:p>
          </table:table-cell>
          <table:table-cell table:style-name="ce8" office:value-type="float" office:value="34.3672015042372" calcext:value-type="float">
            <text:p><text:s text:c="3"/>34,4 </text:p>
          </table:table-cell>
          <table:table-cell table:style-name="ce8" office:value-type="float" office:value="29.613061297636" calcext:value-type="float">
            <text:p><text:s text:c="3"/>29,6 </text:p>
          </table:table-cell>
          <table:table-cell table:style-name="ce8" office:value-type="float" office:value="27.5793124649633" calcext:value-type="float">
            <text:p><text:s text:c="3"/>27,6 </text:p>
          </table:table-cell>
          <table:table-cell table:style-name="ce8" office:value-type="float" office:value="31.6468101303087" calcext:value-type="float">
            <text:p><text:s text:c="3"/>31,6 </text:p>
          </table:table-cell>
          <table:table-cell table:style-name="ce8" office:value-type="float" office:value="31.2943254576783" calcext:value-type="float">
            <text:p><text:s text:c="3"/>31,3 </text:p>
          </table:table-cell>
          <table:table-cell table:style-name="ce8" office:value-type="float" office:value="30.3086637263649" calcext:value-type="float">
            <text:p><text:s text:c="3"/>30,3 </text:p>
          </table:table-cell>
          <table:table-cell table:style-name="ce8" office:value-type="float" office:value="32.2799871889916" calcext:value-type="float">
            <text:p><text:s text:c="3"/>32,3 </text:p>
          </table:table-cell>
          <table:table-cell table:style-name="ce8" office:value-type="float" office:value="29.6521904855245" calcext:value-type="float">
            <text:p><text:s text:c="3"/>29,7 </text:p>
          </table:table-cell>
          <table:table-cell table:style-name="ce8" office:value-type="float" office:value="28.7169324384352" calcext:value-type="float">
            <text:p><text:s text:c="3"/>28,7 </text:p>
          </table:table-cell>
          <table:table-cell table:style-name="ce8" office:value-type="float" office:value="30.5874485326138" calcext:value-type="float">
            <text:p><text:s text:c="3"/>30,6 </text:p>
          </table:table-cell>
          <table:table-cell table:style-name="ce8" office:value-type="float" office:value="32.3007874578645" calcext:value-type="float">
            <text:p><text:s text:c="3"/>32,3 </text:p>
          </table:table-cell>
          <table:table-cell table:style-name="ce8" office:value-type="float" office:value="31.1319129371405" calcext:value-type="float">
            <text:p><text:s text:c="3"/>31,1 </text:p>
          </table:table-cell>
          <table:table-cell table:style-name="ce8" office:value-type="float" office:value="33.4696619785884" calcext:value-type="float">
            <text:p><text:s text:c="3"/>33,5 </text:p>
          </table:table-cell>
          <table:table-cell table:style-name="ce8" office:value-type="float" office:value="27.1869199337885" calcext:value-type="float">
            <text:p><text:s text:c="3"/>27,2 </text:p>
          </table:table-cell>
          <table:table-cell table:style-name="ce8" office:value-type="float" office:value="25.5808213297259" calcext:value-type="float">
            <text:p><text:s text:c="3"/>25,6 </text:p>
          </table:table-cell>
          <table:table-cell table:style-name="ce8" office:value-type="float" office:value="28.7930185378512" calcext:value-type="float">
            <text:p><text:s text:c="3"/>28,8 </text:p>
          </table:table-cell>
          <table:table-cell table:style-name="ce8" office:value-type="float" office:value="31.0787121207407" calcext:value-type="float">
            <text:p><text:s text:c="3"/>31,1 </text:p>
          </table:table-cell>
          <table:table-cell table:style-name="ce8" office:value-type="float" office:value="30.2851437749093" calcext:value-type="float">
            <text:p><text:s text:c="3"/>30,3 </text:p>
          </table:table-cell>
          <table:table-cell table:style-name="ce8" office:value-type="float" office:value="31.8722804665722" calcext:value-type="float">
            <text:p><text:s text:c="3"/>31,9 </text:p>
          </table:table-cell>
          <table:table-cell table:style-name="ce8" office:value-type="float" office:value="29.6530961453246" calcext:value-type="float">
            <text:p><text:s text:c="3"/>29,7 </text:p>
          </table:table-cell>
          <table:table-cell table:style-name="ce8" office:value-type="float" office:value="28.8460921900874" calcext:value-type="float">
            <text:p><text:s text:c="3"/>28,8 </text:p>
          </table:table-cell>
          <table:table-cell table:style-name="ce8" office:value-type="float" office:value="30.4601001005619" calcext:value-type="float">
            <text:p><text:s text:c="3"/>30,5 </text:p>
          </table:table-cell>
          <table:table-cell table:style-name="ce8" office:value-type="float" office:value="33.2012180196788" calcext:value-type="float">
            <text:p><text:s text:c="3"/>33,2 </text:p>
          </table:table-cell>
          <table:table-cell table:style-name="ce8" office:value-type="float" office:value="32.2592819492023" calcext:value-type="float">
            <text:p><text:s text:c="3"/>32,3 </text:p>
          </table:table-cell>
          <table:table-cell table:style-name="ce8" office:value-type="float" office:value="34.1431540901554" calcext:value-type="float">
            <text:p><text:s text:c="3"/>34,1 </text:p>
          </table:table-cell>
          <table:table-cell table:style-name="ce8" office:value-type="float" office:value="27.3765000444051" calcext:value-type="float">
            <text:p><text:s text:c="3"/>27,4 </text:p>
          </table:table-cell>
          <table:table-cell table:style-name="ce8" office:value-type="float" office:value="25.5086952270603" calcext:value-type="float">
            <text:p><text:s text:c="3"/>25,5 </text:p>
          </table:table-cell>
          <table:table-cell table:style-name="ce8" office:value-type="float" office:value="29.2443048617499" calcext:value-type="float">
            <text:p><text:s text:c="3"/>29,2 </text:p>
          </table:table-cell>
          <table:table-cell table:style-name="ce8" office:value-type="float" office:value="31.5189388337983" calcext:value-type="float">
            <text:p><text:s text:c="3"/>31,5 </text:p>
          </table:table-cell>
          <table:table-cell table:style-name="ce8" office:value-type="float" office:value="29.8944985107181" calcext:value-type="float">
            <text:p><text:s text:c="3"/>29,9 </text:p>
          </table:table-cell>
          <table:table-cell table:style-name="ce8" office:value-type="float" office:value="33.1433791568785" calcext:value-type="float">
            <text:p><text:s text:c="3"/>33,1 </text:p>
          </table:table-cell>
          <table:table-cell table:style-name="ce8" office:value-type="float" office:value="29.9828639867207" calcext:value-type="float">
            <text:p><text:s text:c="3"/>30,0 </text:p>
          </table:table-cell>
          <table:table-cell table:style-name="ce8" office:value-type="float" office:value="28.3413791050022" calcext:value-type="float">
            <text:p><text:s text:c="3"/>28,3 </text:p>
          </table:table-cell>
          <table:table-cell table:style-name="ce8" office:value-type="float" office:value="31.6243488684391" calcext:value-type="float">
            <text:p><text:s text:c="3"/>31,6 </text:p>
          </table:table-cell>
          <table:table-cell table:style-name="ce8" office:value-type="float" office:value="31.6412462437209" calcext:value-type="float">
            <text:p><text:s text:c="3"/>31,6 </text:p>
          </table:table-cell>
          <table:table-cell table:style-name="ce8" office:value-type="float" office:value="29.5929361938909" calcext:value-type="float">
            <text:p><text:s text:c="3"/>29,6 </text:p>
          </table:table-cell>
          <table:table-cell table:style-name="ce8" office:value-type="float" office:value="33.689556293551" calcext:value-type="float">
            <text:p><text:s text:c="3"/>33,7 </text:p>
          </table:table-cell>
          <table:table-cell table:style-name="ce8" office:value-type="float" office:value="30.9243734455535" calcext:value-type="float">
            <text:p><text:s text:c="3"/>30,9 </text:p>
          </table:table-cell>
          <table:table-cell table:style-name="ce8" office:value-type="float" office:value="29.0901665915589" calcext:value-type="float">
            <text:p><text:s text:c="3"/>29,1 </text:p>
          </table:table-cell>
          <table:table-cell table:style-name="ce8" office:value-type="float" office:value="32.758580299548" calcext:value-type="float">
            <text:p><text:s text:c="3"/>32,8 </text:p>
          </table:table-cell>
          <table:table-cell table:style-name="ce12" table:number-columns-repeated="963"/>
        </table:table-row>
        <table:table-row table:style-name="ro1">
          <table:table-cell office:value-type="string" calcext:value-type="string">
            <text:p>Porto Velho</text:p>
          </table:table-cell>
          <table:table-cell table:style-name="ce9" office:value-type="float" office:value="24.6468844659661" calcext:value-type="float">
            <text:p><text:s text:c="3"/>24,6 </text:p>
          </table:table-cell>
          <table:table-cell table:style-name="ce9" office:value-type="float" office:value="22.8018710832563" calcext:value-type="float">
            <text:p><text:s text:c="3"/>22,8 </text:p>
          </table:table-cell>
          <table:table-cell table:style-name="ce9" office:value-type="float" office:value="26.4918978486759" calcext:value-type="float">
            <text:p><text:s text:c="3"/>26,5 </text:p>
          </table:table-cell>
          <table:table-cell table:style-name="ce9" office:value-type="float" office:value="27.3579129255244" calcext:value-type="float">
            <text:p><text:s text:c="3"/>27,4 </text:p>
          </table:table-cell>
          <table:table-cell table:style-name="ce9" office:value-type="float" office:value="25.5564447921119" calcext:value-type="float">
            <text:p><text:s text:c="3"/>25,6 </text:p>
          </table:table-cell>
          <table:table-cell table:style-name="ce9" office:value-type="float" office:value="29.159381058937" calcext:value-type="float">
            <text:p><text:s text:c="3"/>29,2 </text:p>
          </table:table-cell>
          <table:table-cell table:style-name="ce9" office:value-type="float" office:value="29.5232538086547" calcext:value-type="float">
            <text:p><text:s text:c="3"/>29,5 </text:p>
          </table:table-cell>
          <table:table-cell table:style-name="ce9" office:value-type="float" office:value="27.2107097097379" calcext:value-type="float">
            <text:p><text:s text:c="3"/>27,2 </text:p>
          </table:table-cell>
          <table:table-cell table:style-name="ce9" office:value-type="float" office:value="31.8357979075714" calcext:value-type="float">
            <text:p><text:s text:c="3"/>31,8 </text:p>
          </table:table-cell>
          <table:table-cell table:style-name="ce9" office:value-type="float" office:value="25.5942065130242" calcext:value-type="float">
            <text:p><text:s text:c="3"/>25,6 </text:p>
          </table:table-cell>
          <table:table-cell table:style-name="ce9" office:value-type="float" office:value="21.0117689124376" calcext:value-type="float">
            <text:p><text:s text:c="3"/>21,0 </text:p>
          </table:table-cell>
          <table:table-cell table:style-name="ce9" office:value-type="float" office:value="30.1766441136108" calcext:value-type="float">
            <text:p><text:s text:c="3"/>30,2 </text:p>
          </table:table-cell>
          <table:table-cell table:style-name="ce9" office:value-type="float" office:value="24.5647867783487" calcext:value-type="float">
            <text:p><text:s text:c="3"/>24,6 </text:p>
          </table:table-cell>
          <table:table-cell table:style-name="ce9" office:value-type="float" office:value="21.6829014157861" calcext:value-type="float">
            <text:p><text:s text:c="3"/>21,7 </text:p>
          </table:table-cell>
          <table:table-cell table:style-name="ce9" office:value-type="float" office:value="27.4466721409113" calcext:value-type="float">
            <text:p><text:s text:c="3"/>27,4 </text:p>
          </table:table-cell>
          <table:table-cell table:style-name="ce9" office:value-type="float" office:value="28.9148610247059" calcext:value-type="float">
            <text:p><text:s text:c="3"/>28,9 </text:p>
          </table:table-cell>
          <table:table-cell table:style-name="ce9" office:value-type="float" office:value="26.2554055956428" calcext:value-type="float">
            <text:p><text:s text:c="3"/>26,3 </text:p>
          </table:table-cell>
          <table:table-cell table:style-name="ce9" office:value-type="float" office:value="31.574316453769" calcext:value-type="float">
            <text:p><text:s text:c="3"/>31,6 </text:p>
          </table:table-cell>
          <table:table-cell table:style-name="ce9" office:value-type="float" office:value="30.1246630641116" calcext:value-type="float">
            <text:p><text:s text:c="3"/>30,1 </text:p>
          </table:table-cell>
          <table:table-cell table:style-name="ce9" office:value-type="float" office:value="26.4857555378381" calcext:value-type="float">
            <text:p><text:s text:c="3"/>26,5 </text:p>
          </table:table-cell>
          <table:table-cell table:style-name="ce9" office:value-type="float" office:value="33.7635705903851" calcext:value-type="float">
            <text:p><text:s text:c="3"/>33,8 </text:p>
          </table:table-cell>
          <table:table-cell table:style-name="ce9" office:value-type="float" office:value="26.0071328956868" calcext:value-type="float">
            <text:p><text:s text:c="3"/>26,0 </text:p>
          </table:table-cell>
          <table:table-cell table:style-name="ce9" office:value-type="float" office:value="16.2530227775507" calcext:value-type="float">
            <text:p><text:s text:c="3"/>16,3 </text:p>
          </table:table-cell>
          <table:table-cell table:style-name="ce9" office:value-type="float" office:value="35.7612430138229" calcext:value-type="float">
            <text:p><text:s text:c="3"/>35,8 </text:p>
          </table:table-cell>
          <table:table-cell table:style-name="ce9" office:value-type="float" office:value="24.7099450744062" calcext:value-type="float">
            <text:p><text:s text:c="3"/>24,7 </text:p>
          </table:table-cell>
          <table:table-cell table:style-name="ce9" office:value-type="float" office:value="21.9471727256756" calcext:value-type="float">
            <text:p><text:s text:c="3"/>21,9 </text:p>
          </table:table-cell>
          <table:table-cell table:style-name="ce9" office:value-type="float" office:value="27.4727174231368" calcext:value-type="float">
            <text:p><text:s text:c="3"/>27,5 </text:p>
          </table:table-cell>
          <table:table-cell table:style-name="ce9" office:value-type="float" office:value="26.0062909473976" calcext:value-type="float">
            <text:p><text:s text:c="3"/>26,0 </text:p>
          </table:table-cell>
          <table:table-cell table:style-name="ce9" office:value-type="float" office:value="23.59694615424" calcext:value-type="float">
            <text:p><text:s text:c="3"/>23,6 </text:p>
          </table:table-cell>
          <table:table-cell table:style-name="ce9" office:value-type="float" office:value="28.4156357405552" calcext:value-type="float">
            <text:p><text:s text:c="3"/>28,4 </text:p>
          </table:table-cell>
          <table:table-cell table:style-name="ce9" office:value-type="float" office:value="28.9870032974536" calcext:value-type="float">
            <text:p><text:s text:c="3"/>29,0 </text:p>
          </table:table-cell>
          <table:table-cell table:style-name="ce9" office:value-type="float" office:value="25.6432405704788" calcext:value-type="float">
            <text:p><text:s text:c="3"/>25,6 </text:p>
          </table:table-cell>
          <table:table-cell table:style-name="ce9" office:value-type="float" office:value="32.3307660244284" calcext:value-type="float">
            <text:p><text:s text:c="3"/>32,3 </text:p>
          </table:table-cell>
          <table:table-cell table:style-name="ce9" office:value-type="float" office:value="25.2280693270356" calcext:value-type="float">
            <text:p><text:s text:c="3"/>25,2 </text:p>
          </table:table-cell>
          <table:table-cell table:style-name="ce9" office:value-type="float" office:value="19.38748667254" calcext:value-type="float">
            <text:p><text:s text:c="3"/>19,4 </text:p>
          </table:table-cell>
          <table:table-cell table:style-name="ce9" office:value-type="float" office:value="31.0686519815313" calcext:value-type="float">
            <text:p><text:s text:c="3"/>31,1 </text:p>
          </table:table-cell>
          <table:table-cell table:style-name="ce9" office:value-type="float" office:value="24.3771071520763" calcext:value-type="float">
            <text:p><text:s text:c="3"/>24,4 </text:p>
          </table:table-cell>
          <table:table-cell table:style-name="ce9" office:value-type="float" office:value="22.3381482991727" calcext:value-type="float">
            <text:p><text:s text:c="3"/>22,3 </text:p>
          </table:table-cell>
          <table:table-cell table:style-name="ce9" office:value-type="float" office:value="26.41606600498" calcext:value-type="float">
            <text:p><text:s text:c="3"/>26,4 </text:p>
          </table:table-cell>
          <table:table-cell table:style-name="ce9" office:value-type="float" office:value="27.3392324160376" calcext:value-type="float">
            <text:p><text:s text:c="3"/>27,3 </text:p>
          </table:table-cell>
          <table:table-cell table:style-name="ce9" office:value-type="float" office:value="25.461850206381" calcext:value-type="float">
            <text:p><text:s text:c="3"/>25,5 </text:p>
          </table:table-cell>
          <table:table-cell table:style-name="ce9" office:value-type="float" office:value="29.2166146256941" calcext:value-type="float">
            <text:p><text:s text:c="3"/>29,2 </text:p>
          </table:table-cell>
          <table:table-cell table:style-name="ce9" office:value-type="float" office:value="29.5507912192495" calcext:value-type="float">
            <text:p><text:s text:c="3"/>29,6 </text:p>
          </table:table-cell>
          <table:table-cell table:style-name="ce9" office:value-type="float" office:value="27.0027574953493" calcext:value-type="float">
            <text:p><text:s text:c="3"/>27,0 </text:p>
          </table:table-cell>
          <table:table-cell table:style-name="ce9" office:value-type="float" office:value="32.0988249431497" calcext:value-type="float">
            <text:p><text:s text:c="3"/>32,1 </text:p>
          </table:table-cell>
          <table:table-cell table:style-name="ce9" office:value-type="float" office:value="24.3258975836761" calcext:value-type="float">
            <text:p><text:s text:c="3"/>24,3 </text:p>
          </table:table-cell>
          <table:table-cell table:style-name="ce9" office:value-type="float" office:value="19.0388922968541" calcext:value-type="float">
            <text:p><text:s text:c="3"/>19,0 </text:p>
          </table:table-cell>
          <table:table-cell table:style-name="ce9" office:value-type="float" office:value="29.6129028704981" calcext:value-type="float">
            <text:p><text:s text:c="3"/>29,6 </text:p>
          </table:table-cell>
          <table:table-cell table:style-name="ce9" office:value-type="float" office:value="25.8570945484103" calcext:value-type="float">
            <text:p><text:s text:c="3"/>25,9 </text:p>
          </table:table-cell>
          <table:table-cell table:style-name="ce9" office:value-type="float" office:value="21.2919757164844" calcext:value-type="float">
            <text:p><text:s text:c="3"/>21,3 </text:p>
          </table:table-cell>
          <table:table-cell table:style-name="ce9" office:value-type="float" office:value="30.4222133803362" calcext:value-type="float">
            <text:p><text:s text:c="3"/>30,4 </text:p>
          </table:table-cell>
          <table:table-cell table:style-name="ce9" office:value-type="float" office:value="27.4681696456326" calcext:value-type="float">
            <text:p><text:s text:c="3"/>27,5 </text:p>
          </table:table-cell>
          <table:table-cell table:style-name="ce9" office:value-type="float" office:value="21.8232810670042" calcext:value-type="float">
            <text:p><text:s text:c="3"/>21,8 </text:p>
          </table:table-cell>
          <table:table-cell table:style-name="ce9" office:value-type="float" office:value="33.113058224261" calcext:value-type="float">
            <text:p><text:s text:c="3"/>33,1 </text:p>
          </table:table-cell>
          <table:table-cell table:style-name="ce9" office:value-type="float" office:value="29.3338320447011" calcext:value-type="float">
            <text:p><text:s text:c="3"/>29,3 </text:p>
          </table:table-cell>
          <table:table-cell table:style-name="ce9" office:value-type="float" office:value="24.3612283354843" calcext:value-type="float">
            <text:p><text:s text:c="3"/>24,4 </text:p>
          </table:table-cell>
          <table:table-cell table:style-name="ce9" office:value-type="float" office:value="34.3064357539179" calcext:value-type="float">
            <text:p><text:s text:c="3"/>34,3 </text:p>
          </table:table-cell>
          <table:table-cell table:style-name="ce9" office:value-type="float" office:value="32.7327820138657" calcext:value-type="float">
            <text:p><text:s text:c="3"/>32,7 </text:p>
          </table:table-cell>
          <table:table-cell table:style-name="ce9" office:value-type="float" office:value="26.6425124382555" calcext:value-type="float">
            <text:p><text:s text:c="3"/>26,6 </text:p>
          </table:table-cell>
          <table:table-cell table:style-name="ce9" office:value-type="float" office:value="38.8230515894759" calcext:value-type="float">
            <text:p><text:s text:c="3"/>38,8 </text:p>
          </table:table-cell>
          <table:table-cell table:number-columns-repeated="963"/>
        </table:table-row>
        <table:table-row table:style-name="ro1">
          <table:table-cell office:value-type="string" calcext:value-type="string">
            <text:p>Rio Branco</text:p>
          </table:table-cell>
          <table:table-cell table:style-name="ce9" office:value-type="float" office:value="22.4720752890029" calcext:value-type="float">
            <text:p><text:s text:c="3"/>22,5 </text:p>
          </table:table-cell>
          <table:table-cell table:style-name="ce9" office:value-type="float" office:value="19.6407535584096" calcext:value-type="float">
            <text:p><text:s text:c="3"/>19,6 </text:p>
          </table:table-cell>
          <table:table-cell table:style-name="ce9" office:value-type="float" office:value="25.3033970195961" calcext:value-type="float">
            <text:p><text:s text:c="3"/>25,3 </text:p>
          </table:table-cell>
          <table:table-cell table:style-name="ce9" office:value-type="float" office:value="24.2226086513312" calcext:value-type="float">
            <text:p><text:s text:c="3"/>24,2 </text:p>
          </table:table-cell>
          <table:table-cell table:style-name="ce9" office:value-type="float" office:value="22.3352759563964" calcext:value-type="float">
            <text:p><text:s text:c="3"/>22,3 </text:p>
          </table:table-cell>
          <table:table-cell table:style-name="ce9" office:value-type="float" office:value="26.109941346266" calcext:value-type="float">
            <text:p><text:s text:c="3"/>26,1 </text:p>
          </table:table-cell>
          <table:table-cell table:style-name="ce9" office:value-type="float" office:value="25.9660090293696" calcext:value-type="float">
            <text:p><text:s text:c="3"/>26,0 </text:p>
          </table:table-cell>
          <table:table-cell table:style-name="ce9" office:value-type="float" office:value="22.9547109123996" calcext:value-type="float">
            <text:p><text:s text:c="3"/>23,0 </text:p>
          </table:table-cell>
          <table:table-cell table:style-name="ce9" office:value-type="float" office:value="28.9773071463396" calcext:value-type="float">
            <text:p><text:s text:c="3"/>29,0 </text:p>
          </table:table-cell>
          <table:table-cell table:style-name="ce9" office:value-type="float" office:value="22.093206319937" calcext:value-type="float">
            <text:p><text:s text:c="3"/>22,1 </text:p>
          </table:table-cell>
          <table:table-cell table:style-name="ce9" office:value-type="float" office:value="17.6312955146124" calcext:value-type="float">
            <text:p><text:s text:c="3"/>17,6 </text:p>
          </table:table-cell>
          <table:table-cell table:style-name="ce9" office:value-type="float" office:value="26.5551171252616" calcext:value-type="float">
            <text:p><text:s text:c="3"/>26,6 </text:p>
          </table:table-cell>
          <table:table-cell table:style-name="ce9" office:value-type="float" office:value="21.6770779842473" calcext:value-type="float">
            <text:p><text:s text:c="3"/>21,7 </text:p>
          </table:table-cell>
          <table:table-cell table:style-name="ce9" office:value-type="float" office:value="17.6849550935677" calcext:value-type="float">
            <text:p><text:s text:c="3"/>17,7 </text:p>
          </table:table-cell>
          <table:table-cell table:style-name="ce9" office:value-type="float" office:value="25.6692008749269" calcext:value-type="float">
            <text:p><text:s text:c="3"/>25,7 </text:p>
          </table:table-cell>
          <table:table-cell table:style-name="ce9" office:value-type="float" office:value="24.6784836171029" calcext:value-type="float">
            <text:p><text:s text:c="3"/>24,7 </text:p>
          </table:table-cell>
          <table:table-cell table:style-name="ce9" office:value-type="float" office:value="21.7361870512192" calcext:value-type="float">
            <text:p><text:s text:c="3"/>21,7 </text:p>
          </table:table-cell>
          <table:table-cell table:style-name="ce9" office:value-type="float" office:value="27.6207801829866" calcext:value-type="float">
            <text:p><text:s text:c="3"/>27,6 </text:p>
          </table:table-cell>
          <table:table-cell table:style-name="ce9" office:value-type="float" office:value="26.9391011030804" calcext:value-type="float">
            <text:p><text:s text:c="3"/>26,9 </text:p>
          </table:table-cell>
          <table:table-cell table:style-name="ce9" office:value-type="float" office:value="23.5822770213844" calcext:value-type="float">
            <text:p><text:s text:c="3"/>23,6 </text:p>
          </table:table-cell>
          <table:table-cell table:style-name="ce9" office:value-type="float" office:value="30.2959251847765" calcext:value-type="float">
            <text:p><text:s text:c="3"/>30,3 </text:p>
          </table:table-cell>
          <table:table-cell table:style-name="ce9" office:value-type="float" office:value="25.827251822499" calcext:value-type="float">
            <text:p><text:s text:c="3"/>25,8 </text:p>
          </table:table-cell>
          <table:table-cell table:style-name="ce9" office:value-type="float" office:value="20.403835857531" calcext:value-type="float">
            <text:p><text:s text:c="3"/>20,4 </text:p>
          </table:table-cell>
          <table:table-cell table:style-name="ce9" office:value-type="float" office:value="31.2506677874671" calcext:value-type="float">
            <text:p><text:s text:c="3"/>31,3 </text:p>
          </table:table-cell>
          <table:table-cell table:style-name="ce9" office:value-type="float" office:value="23.1498628232985" calcext:value-type="float">
            <text:p><text:s text:c="3"/>23,1 </text:p>
          </table:table-cell>
          <table:table-cell table:style-name="ce9" office:value-type="float" office:value="19.3995033175146" calcext:value-type="float">
            <text:p><text:s text:c="3"/>19,4 </text:p>
          </table:table-cell>
          <table:table-cell table:style-name="ce9" office:value-type="float" office:value="26.9002223290824" calcext:value-type="float">
            <text:p><text:s text:c="3"/>26,9 </text:p>
          </table:table-cell>
          <table:table-cell table:style-name="ce9" office:value-type="float" office:value="23.8295138873164" calcext:value-type="float">
            <text:p><text:s text:c="3"/>23,8 </text:p>
          </table:table-cell>
          <table:table-cell table:style-name="ce9" office:value-type="float" office:value="21.2802423659021" calcext:value-type="float">
            <text:p><text:s text:c="3"/>21,3 </text:p>
          </table:table-cell>
          <table:table-cell table:style-name="ce9" office:value-type="float" office:value="26.3787854087307" calcext:value-type="float">
            <text:p><text:s text:c="3"/>26,4 </text:p>
          </table:table-cell>
          <table:table-cell table:style-name="ce9" office:value-type="float" office:value="25.0278317895691" calcext:value-type="float">
            <text:p><text:s text:c="3"/>25,0 </text:p>
          </table:table-cell>
          <table:table-cell table:style-name="ce9" office:value-type="float" office:value="21.1957584077984" calcext:value-type="float">
            <text:p><text:s text:c="3"/>21,2 </text:p>
          </table:table-cell>
          <table:table-cell table:style-name="ce9" office:value-type="float" office:value="28.8599051713399" calcext:value-type="float">
            <text:p><text:s text:c="3"/>28,9 </text:p>
          </table:table-cell>
          <table:table-cell table:style-name="ce9" office:value-type="float" office:value="18.4450082756373" calcext:value-type="float">
            <text:p><text:s text:c="3"/>18,4 </text:p>
          </table:table-cell>
          <table:table-cell table:style-name="ce9" office:value-type="float" office:value="11.65797744005" calcext:value-type="float">
            <text:p><text:s text:c="3"/>11,7 </text:p>
          </table:table-cell>
          <table:table-cell table:style-name="ce9" office:value-type="float" office:value="25.2320391112246" calcext:value-type="float">
            <text:p><text:s text:c="3"/>25,2 </text:p>
          </table:table-cell>
          <table:table-cell table:style-name="ce9" office:value-type="float" office:value="22.1972620814769" calcext:value-type="float">
            <text:p><text:s text:c="3"/>22,2 </text:p>
          </table:table-cell>
          <table:table-cell table:style-name="ce9" office:value-type="float" office:value="19.2222858769505" calcext:value-type="float">
            <text:p><text:s text:c="3"/>19,2 </text:p>
          </table:table-cell>
          <table:table-cell table:style-name="ce9" office:value-type="float" office:value="25.1722382860033" calcext:value-type="float">
            <text:p><text:s text:c="3"/>25,2 </text:p>
          </table:table-cell>
          <table:table-cell table:style-name="ce9" office:value-type="float" office:value="23.6926829677911" calcext:value-type="float">
            <text:p><text:s text:c="3"/>23,7 </text:p>
          </table:table-cell>
          <table:table-cell table:style-name="ce9" office:value-type="float" office:value="21.8030528727335" calcext:value-type="float">
            <text:p><text:s text:c="3"/>21,8 </text:p>
          </table:table-cell>
          <table:table-cell table:style-name="ce9" office:value-type="float" office:value="25.5823130628486" calcext:value-type="float">
            <text:p><text:s text:c="3"/>25,6 </text:p>
          </table:table-cell>
          <table:table-cell table:style-name="ce9" office:value-type="float" office:value="24.0361847193919" calcext:value-type="float">
            <text:p><text:s text:c="3"/>24,0 </text:p>
          </table:table-cell>
          <table:table-cell table:style-name="ce9" office:value-type="float" office:value="21.0642203596881" calcext:value-type="float">
            <text:p><text:s text:c="3"/>21,1 </text:p>
          </table:table-cell>
          <table:table-cell table:style-name="ce9" office:value-type="float" office:value="27.0081490790957" calcext:value-type="float">
            <text:p><text:s text:c="3"/>27,0 </text:p>
          </table:table-cell>
          <table:table-cell table:style-name="ce9" office:value-type="float" office:value="20.905458942922" calcext:value-type="float">
            <text:p><text:s text:c="3"/>20,9 </text:p>
          </table:table-cell>
          <table:table-cell table:style-name="ce9" office:value-type="float" office:value="16.0250081324164" calcext:value-type="float">
            <text:p><text:s text:c="3"/>16,0 </text:p>
          </table:table-cell>
          <table:table-cell table:style-name="ce9" office:value-type="float" office:value="25.7859097534276" calcext:value-type="float">
            <text:p><text:s text:c="3"/>25,8 </text:p>
          </table:table-cell>
          <table:table-cell table:style-name="ce9" office:value-type="float" office:value="24.0777183649762" calcext:value-type="float">
            <text:p><text:s text:c="3"/>24,1 </text:p>
          </table:table-cell>
          <table:table-cell table:style-name="ce9" office:value-type="float" office:value="15.1934833367675" calcext:value-type="float">
            <text:p><text:s text:c="3"/>15,2 </text:p>
          </table:table-cell>
          <table:table-cell table:style-name="ce9" office:value-type="float" office:value="32.9619533931848" calcext:value-type="float">
            <text:p><text:s text:c="3"/>33,0 </text:p>
          </table:table-cell>
          <table:table-cell table:style-name="ce9" office:value-type="float" office:value="28.0043093991627" calcext:value-type="float">
            <text:p><text:s text:c="3"/>28,0 </text:p>
          </table:table-cell>
          <table:table-cell table:style-name="ce9" office:value-type="float" office:value="21.1548494624999" calcext:value-type="float">
            <text:p><text:s text:c="3"/>21,2 </text:p>
          </table:table-cell>
          <table:table-cell table:style-name="ce9" office:value-type="float" office:value="34.8537693358254" calcext:value-type="float">
            <text:p><text:s text:c="3"/>34,9 </text:p>
          </table:table-cell>
          <table:table-cell table:style-name="ce9" office:value-type="float" office:value="38.4145234484123" calcext:value-type="float">
            <text:p><text:s text:c="3"/>38,4 </text:p>
          </table:table-cell>
          <table:table-cell table:style-name="ce9" office:value-type="float" office:value="34.033944482896" calcext:value-type="float">
            <text:p><text:s text:c="3"/>34,0 </text:p>
          </table:table-cell>
          <table:table-cell table:style-name="ce9" office:value-type="float" office:value="42.7951024139287" calcext:value-type="float">
            <text:p><text:s text:c="3"/>42,8 </text:p>
          </table:table-cell>
          <table:table-cell table:style-name="ce9" office:value-type="float" office:value="33.2325657234657" calcext:value-type="float">
            <text:p><text:s text:c="3"/>33,2 </text:p>
          </table:table-cell>
          <table:table-cell table:style-name="ce9" office:value-type="float" office:value="26.2032838294461" calcext:value-type="float">
            <text:p><text:s text:c="3"/>26,2 </text:p>
          </table:table-cell>
          <table:table-cell table:style-name="ce9" office:value-type="float" office:value="40.2618476174854" calcext:value-type="float">
            <text:p><text:s text:c="3"/>40,3 </text:p>
          </table:table-cell>
          <table:table-cell table:number-columns-repeated="963"/>
        </table:table-row>
        <table:table-row table:style-name="ro1">
          <table:table-cell office:value-type="string" calcext:value-type="string">
            <text:p>Manaus</text:p>
          </table:table-cell>
          <table:table-cell table:style-name="ce9" office:value-type="float" office:value="23.5591005928034" calcext:value-type="float">
            <text:p><text:s text:c="3"/>23,6 </text:p>
          </table:table-cell>
          <table:table-cell table:style-name="ce9" office:value-type="float" office:value="21.7760411494147" calcext:value-type="float">
            <text:p><text:s text:c="3"/>21,8 </text:p>
          </table:table-cell>
          <table:table-cell table:style-name="ce9" office:value-type="float" office:value="25.3421600361921" calcext:value-type="float">
            <text:p><text:s text:c="3"/>25,3 </text:p>
          </table:table-cell>
          <table:table-cell table:style-name="ce9" office:value-type="float" office:value="23.6514553957008" calcext:value-type="float">
            <text:p><text:s text:c="3"/>23,7 </text:p>
          </table:table-cell>
          <table:table-cell table:style-name="ce9" office:value-type="float" office:value="21.5145700477111" calcext:value-type="float">
            <text:p><text:s text:c="3"/>21,5 </text:p>
          </table:table-cell>
          <table:table-cell table:style-name="ce9" office:value-type="float" office:value="25.7883407436905" calcext:value-type="float">
            <text:p><text:s text:c="3"/>25,8 </text:p>
          </table:table-cell>
          <table:table-cell table:style-name="ce9" office:value-type="float" office:value="26.1422409637767" calcext:value-type="float">
            <text:p><text:s text:c="3"/>26,1 </text:p>
          </table:table-cell>
          <table:table-cell table:style-name="ce9" office:value-type="float" office:value="24.0937340085922" calcext:value-type="float">
            <text:p><text:s text:c="3"/>24,1 </text:p>
          </table:table-cell>
          <table:table-cell table:style-name="ce9" office:value-type="float" office:value="28.1907479189612" calcext:value-type="float">
            <text:p><text:s text:c="3"/>28,2 </text:p>
          </table:table-cell>
          <table:table-cell table:style-name="ce9" office:value-type="float" office:value="11.2658396531712" calcext:value-type="float">
            <text:p><text:s text:c="3"/>11,3 </text:p>
          </table:table-cell>
          <table:table-cell table:style-name="ce9" office:value-type="float" office:value="8.79555922053243" calcext:value-type="float">
            <text:p><text:s text:c="3"/>8,8 </text:p>
          </table:table-cell>
          <table:table-cell table:style-name="ce9" office:value-type="float" office:value="13.73612008581" calcext:value-type="float">
            <text:p><text:s text:c="3"/>13,7 </text:p>
          </table:table-cell>
          <table:table-cell table:style-name="ce9" office:value-type="float" office:value="23.8868328752218" calcext:value-type="float">
            <text:p><text:s text:c="3"/>23,9 </text:p>
          </table:table-cell>
          <table:table-cell table:style-name="ce9" office:value-type="float" office:value="20.6958494061804" calcext:value-type="float">
            <text:p><text:s text:c="3"/>20,7 </text:p>
          </table:table-cell>
          <table:table-cell table:style-name="ce9" office:value-type="float" office:value="27.0778163442631" calcext:value-type="float">
            <text:p><text:s text:c="3"/>27,1 </text:p>
          </table:table-cell>
          <table:table-cell table:style-name="ce9" office:value-type="float" office:value="22.0331544362314" calcext:value-type="float">
            <text:p><text:s text:c="3"/>22,0 </text:p>
          </table:table-cell>
          <table:table-cell table:style-name="ce9" office:value-type="float" office:value="18.8163014055869" calcext:value-type="float">
            <text:p><text:s text:c="3"/>18,8 </text:p>
          </table:table-cell>
          <table:table-cell table:style-name="ce9" office:value-type="float" office:value="25.2500074668758" calcext:value-type="float">
            <text:p><text:s text:c="3"/>25,3 </text:p>
          </table:table-cell>
          <table:table-cell table:style-name="ce9" office:value-type="float" office:value="26.6791174530579" calcext:value-type="float">
            <text:p><text:s text:c="3"/>26,7 </text:p>
          </table:table-cell>
          <table:table-cell table:style-name="ce9" office:value-type="float" office:value="24.2366761794657" calcext:value-type="float">
            <text:p><text:s text:c="3"/>24,2 </text:p>
          </table:table-cell>
          <table:table-cell table:style-name="ce9" office:value-type="float" office:value="29.1215587266501" calcext:value-type="float">
            <text:p><text:s text:c="3"/>29,1 </text:p>
          </table:table-cell>
          <table:table-cell table:style-name="ce9" office:value-type="float" office:value="6.75254263369245" calcext:value-type="float">
            <text:p><text:s text:c="3"/>6,8 </text:p>
          </table:table-cell>
          <table:table-cell table:style-name="ce9" office:value-type="float" office:value="4.00303931763064" calcext:value-type="float">
            <text:p><text:s text:c="3"/>4,0 </text:p>
          </table:table-cell>
          <table:table-cell table:style-name="ce9" office:value-type="float" office:value="9.50204594975425" calcext:value-type="float">
            <text:p><text:s text:c="3"/>9,5 </text:p>
          </table:table-cell>
          <table:table-cell table:style-name="ce9" office:value-type="float" office:value="23.2581735664563" calcext:value-type="float">
            <text:p><text:s text:c="3"/>23,3 </text:p>
          </table:table-cell>
          <table:table-cell table:style-name="ce9" office:value-type="float" office:value="20.794218780848" calcext:value-type="float">
            <text:p><text:s text:c="3"/>20,8 </text:p>
          </table:table-cell>
          <table:table-cell table:style-name="ce9" office:value-type="float" office:value="25.7221283520646" calcext:value-type="float">
            <text:p><text:s text:c="3"/>25,7 </text:p>
          </table:table-cell>
          <table:table-cell table:style-name="ce9" office:value-type="float" office:value="25.1342829577722" calcext:value-type="float">
            <text:p><text:s text:c="3"/>25,1 </text:p>
          </table:table-cell>
          <table:table-cell table:style-name="ce9" office:value-type="float" office:value="22.7105766014617" calcext:value-type="float">
            <text:p><text:s text:c="3"/>22,7 </text:p>
          </table:table-cell>
          <table:table-cell table:style-name="ce9" office:value-type="float" office:value="27.5579893140827" calcext:value-type="float">
            <text:p><text:s text:c="3"/>27,6 </text:p>
          </table:table-cell>
          <table:table-cell table:style-name="ce9" office:value-type="float" office:value="25.5855765677318" calcext:value-type="float">
            <text:p><text:s text:c="3"/>25,6 </text:p>
          </table:table-cell>
          <table:table-cell table:style-name="ce9" office:value-type="float" office:value="21.9615115913601" calcext:value-type="float">
            <text:p><text:s text:c="3"/>22,0 </text:p>
          </table:table-cell>
          <table:table-cell table:style-name="ce9" office:value-type="float" office:value="29.2096415441036" calcext:value-type="float">
            <text:p><text:s text:c="3"/>29,2 </text:p>
          </table:table-cell>
          <table:table-cell table:style-name="ce9" office:value-type="float" office:value="15.9969933755832" calcext:value-type="float">
            <text:p><text:s text:c="3"/>16,0 </text:p>
          </table:table-cell>
          <table:table-cell table:style-name="ce9" office:value-type="float" office:value="7.90258037723926" calcext:value-type="float">
            <text:p><text:s text:c="3"/>7,9 </text:p>
          </table:table-cell>
          <table:table-cell table:style-name="ce9" office:value-type="float" office:value="24.0914063739271" calcext:value-type="float">
            <text:p><text:s text:c="3"/>24,1 </text:p>
          </table:table-cell>
          <table:table-cell table:style-name="ce9" office:value-type="float" office:value="23.6206972921572" calcext:value-type="float">
            <text:p><text:s text:c="3"/>23,6 </text:p>
          </table:table-cell>
          <table:table-cell table:style-name="ce9" office:value-type="float" office:value="21.6992521960946" calcext:value-type="float">
            <text:p><text:s text:c="3"/>21,7 </text:p>
          </table:table-cell>
          <table:table-cell table:style-name="ce9" office:value-type="float" office:value="25.5421423882199" calcext:value-type="float">
            <text:p><text:s text:c="3"/>25,5 </text:p>
          </table:table-cell>
          <table:table-cell table:style-name="ce9" office:value-type="float" office:value="23.5885354366578" calcext:value-type="float">
            <text:p><text:s text:c="3"/>23,6 </text:p>
          </table:table-cell>
          <table:table-cell table:style-name="ce9" office:value-type="float" office:value="21.2862213396614" calcext:value-type="float">
            <text:p><text:s text:c="3"/>21,3 </text:p>
          </table:table-cell>
          <table:table-cell table:style-name="ce9" office:value-type="float" office:value="25.8908495336543" calcext:value-type="float">
            <text:p><text:s text:c="3"/>25,9 </text:p>
          </table:table-cell>
          <table:table-cell table:style-name="ce9" office:value-type="float" office:value="25.1858049910801" calcext:value-type="float">
            <text:p><text:s text:c="3"/>25,2 </text:p>
          </table:table-cell>
          <table:table-cell table:style-name="ce9" office:value-type="float" office:value="23.0366596763729" calcext:value-type="float">
            <text:p><text:s text:c="3"/>23,0 </text:p>
          </table:table-cell>
          <table:table-cell table:style-name="ce9" office:value-type="float" office:value="27.3349503057874" calcext:value-type="float">
            <text:p><text:s text:c="3"/>27,3 </text:p>
          </table:table-cell>
          <table:table-cell table:style-name="ce9" office:value-type="float" office:value="9.54643108493537" calcext:value-type="float">
            <text:p><text:s text:c="3"/>9,5 </text:p>
          </table:table-cell>
          <table:table-cell table:style-name="ce9" office:value-type="float" office:value="6.86840433365528" calcext:value-type="float">
            <text:p><text:s text:c="3"/>6,9 </text:p>
          </table:table-cell>
          <table:table-cell table:style-name="ce9" office:value-type="float" office:value="12.2244578362155" calcext:value-type="float">
            <text:p><text:s text:c="3"/>12,2 </text:p>
          </table:table-cell>
          <table:table-cell table:style-name="ce9" office:value-type="float" office:value="23.0599480973805" calcext:value-type="float">
            <text:p><text:s text:c="3"/>23,1 </text:p>
          </table:table-cell>
          <table:table-cell table:style-name="ce9" office:value-type="float" office:value="18.5729751726528" calcext:value-type="float">
            <text:p><text:s text:c="3"/>18,6 </text:p>
          </table:table-cell>
          <table:table-cell table:style-name="ce9" office:value-type="float" office:value="27.5469210221083" calcext:value-type="float">
            <text:p><text:s text:c="3"/>27,5 </text:p>
          </table:table-cell>
          <table:table-cell table:style-name="ce9" office:value-type="float" office:value="24.1415948871449" calcext:value-type="float">
            <text:p><text:s text:c="3"/>24,1 </text:p>
          </table:table-cell>
          <table:table-cell table:style-name="ce9" office:value-type="float" office:value="18.4457647691858" calcext:value-type="float">
            <text:p><text:s text:c="3"/>18,4 </text:p>
          </table:table-cell>
          <table:table-cell table:style-name="ce9" office:value-type="float" office:value="29.837425005104" calcext:value-type="float">
            <text:p><text:s text:c="3"/>29,8 </text:p>
          </table:table-cell>
          <table:table-cell table:style-name="ce9" office:value-type="float" office:value="33.0795169458204" calcext:value-type="float">
            <text:p><text:s text:c="3"/>33,1 </text:p>
          </table:table-cell>
          <table:table-cell table:style-name="ce9" office:value-type="float" office:value="29.9063949321967" calcext:value-type="float">
            <text:p><text:s text:c="3"/>29,9 </text:p>
          </table:table-cell>
          <table:table-cell table:style-name="ce9" office:value-type="float" office:value="36.2526389594442" calcext:value-type="float">
            <text:p><text:s text:c="3"/>36,3 </text:p>
          </table:table-cell>
          <table:table-cell table:style-name="ce9" office:value-type="float" office:value="24.7579222939143" calcext:value-type="float">
            <text:p><text:s text:c="3"/>24,8 </text:p>
          </table:table-cell>
          <table:table-cell table:style-name="ce9" office:value-type="float" office:value="18.8014715240499" calcext:value-type="float">
            <text:p><text:s text:c="3"/>18,8 </text:p>
          </table:table-cell>
          <table:table-cell table:style-name="ce9" office:value-type="float" office:value="30.7143730637786" calcext:value-type="float">
            <text:p><text:s text:c="3"/>30,7 </text:p>
          </table:table-cell>
          <table:table-cell table:number-columns-repeated="963"/>
        </table:table-row>
        <table:table-row table:style-name="ro1">
          <table:table-cell office:value-type="string" calcext:value-type="string">
            <text:p>Boa Vista</text:p>
          </table:table-cell>
          <table:table-cell table:style-name="ce9" office:value-type="float" office:value="26.2619944282203" calcext:value-type="float">
            <text:p><text:s text:c="3"/>26,3 </text:p>
          </table:table-cell>
          <table:table-cell table:style-name="ce9" office:value-type="float" office:value="23.7238597372953" calcext:value-type="float">
            <text:p><text:s text:c="3"/>23,7 </text:p>
          </table:table-cell>
          <table:table-cell table:style-name="ce9" office:value-type="float" office:value="28.8001291191452" calcext:value-type="float">
            <text:p><text:s text:c="3"/>28,8 </text:p>
          </table:table-cell>
          <table:table-cell table:style-name="ce9" office:value-type="float" office:value="25.6675486998841" calcext:value-type="float">
            <text:p><text:s text:c="3"/>25,7 </text:p>
          </table:table-cell>
          <table:table-cell table:style-name="ce9" office:value-type="float" office:value="23.5740766167534" calcext:value-type="float">
            <text:p><text:s text:c="3"/>23,6 </text:p>
          </table:table-cell>
          <table:table-cell table:style-name="ce9" office:value-type="float" office:value="27.7610207830148" calcext:value-type="float">
            <text:p><text:s text:c="3"/>27,8 </text:p>
          </table:table-cell>
          <table:table-cell table:style-name="ce9" office:value-type="float" office:value="29.4317888807719" calcext:value-type="float">
            <text:p><text:s text:c="3"/>29,4 </text:p>
          </table:table-cell>
          <table:table-cell table:style-name="ce9" office:value-type="float" office:value="27.6354249603843" calcext:value-type="float">
            <text:p><text:s text:c="3"/>27,6 </text:p>
          </table:table-cell>
          <table:table-cell table:style-name="ce9" office:value-type="float" office:value="31.2281528011594" calcext:value-type="float">
            <text:p><text:s text:c="3"/>31,2 </text:p>
          </table:table-cell>
          <table:table-cell table:style-name="ce9" office:value-type="float" office:value="25.3980779138581" calcext:value-type="float">
            <text:p><text:s text:c="3"/>25,4 </text:p>
          </table:table-cell>
          <table:table-cell table:style-name="ce9" office:value-type="float" office:value="22.7392758294696" calcext:value-type="float">
            <text:p><text:s text:c="3"/>22,7 </text:p>
          </table:table-cell>
          <table:table-cell table:style-name="ce9" office:value-type="float" office:value="28.0568799982467" calcext:value-type="float">
            <text:p><text:s text:c="3"/>28,1 </text:p>
          </table:table-cell>
          <table:table-cell table:style-name="ce9" office:value-type="float" office:value="26.3354656952168" calcext:value-type="float">
            <text:p><text:s text:c="3"/>26,3 </text:p>
          </table:table-cell>
          <table:table-cell table:style-name="ce9" office:value-type="float" office:value="22.6323362886016" calcext:value-type="float">
            <text:p><text:s text:c="3"/>22,6 </text:p>
          </table:table-cell>
          <table:table-cell table:style-name="ce9" office:value-type="float" office:value="30.038595101832" calcext:value-type="float">
            <text:p><text:s text:c="3"/>30,0 </text:p>
          </table:table-cell>
          <table:table-cell table:style-name="ce9" office:value-type="float" office:value="24.4988107851174" calcext:value-type="float">
            <text:p><text:s text:c="3"/>24,5 </text:p>
          </table:table-cell>
          <table:table-cell table:style-name="ce9" office:value-type="float" office:value="21.7104404584233" calcext:value-type="float">
            <text:p><text:s text:c="3"/>21,7 </text:p>
          </table:table-cell>
          <table:table-cell table:style-name="ce9" office:value-type="float" office:value="27.2871811118116" calcext:value-type="float">
            <text:p><text:s text:c="3"/>27,3 </text:p>
          </table:table-cell>
          <table:table-cell table:style-name="ce9" office:value-type="float" office:value="30.3355289758349" calcext:value-type="float">
            <text:p><text:s text:c="3"/>30,3 </text:p>
          </table:table-cell>
          <table:table-cell table:style-name="ce9" office:value-type="float" office:value="27.6423734737646" calcext:value-type="float">
            <text:p><text:s text:c="3"/>27,6 </text:p>
          </table:table-cell>
          <table:table-cell table:style-name="ce9" office:value-type="float" office:value="33.0286844779052" calcext:value-type="float">
            <text:p><text:s text:c="3"/>33,0 </text:p>
          </table:table-cell>
          <table:table-cell table:style-name="ce9" office:value-type="float" office:value="22.7078858682474" calcext:value-type="float">
            <text:p><text:s text:c="3"/>22,7 </text:p>
          </table:table-cell>
          <table:table-cell table:style-name="ce9" office:value-type="float" office:value="18.6925774472602" calcext:value-type="float">
            <text:p><text:s text:c="3"/>18,7 </text:p>
          </table:table-cell>
          <table:table-cell table:style-name="ce9" office:value-type="float" office:value="26.7231942892345" calcext:value-type="float">
            <text:p><text:s text:c="3"/>26,7 </text:p>
          </table:table-cell>
          <table:table-cell table:style-name="ce9" office:value-type="float" office:value="26.1950043287257" calcext:value-type="float">
            <text:p><text:s text:c="3"/>26,2 </text:p>
          </table:table-cell>
          <table:table-cell table:style-name="ce9" office:value-type="float" office:value="23.072414302501" calcext:value-type="float">
            <text:p><text:s text:c="3"/>23,1 </text:p>
          </table:table-cell>
          <table:table-cell table:style-name="ce9" office:value-type="float" office:value="29.3175943549503" calcext:value-type="float">
            <text:p><text:s text:c="3"/>29,3 </text:p>
          </table:table-cell>
          <table:table-cell table:style-name="ce9" office:value-type="float" office:value="26.8150370139639" calcext:value-type="float">
            <text:p><text:s text:c="3"/>26,8 </text:p>
          </table:table-cell>
          <table:table-cell table:style-name="ce9" office:value-type="float" office:value="24.2079890287527" calcext:value-type="float">
            <text:p><text:s text:c="3"/>24,2 </text:p>
          </table:table-cell>
          <table:table-cell table:style-name="ce9" office:value-type="float" office:value="29.422084999175" calcext:value-type="float">
            <text:p><text:s text:c="3"/>29,4 </text:p>
          </table:table-cell>
          <table:table-cell table:style-name="ce9" office:value-type="float" office:value="28.5396616915436" calcext:value-type="float">
            <text:p><text:s text:c="3"/>28,5 </text:p>
          </table:table-cell>
          <table:table-cell table:style-name="ce9" office:value-type="float" office:value="26.166090797533" calcext:value-type="float">
            <text:p><text:s text:c="3"/>26,2 </text:p>
          </table:table-cell>
          <table:table-cell table:style-name="ce9" office:value-type="float" office:value="30.9132325855541" calcext:value-type="float">
            <text:p><text:s text:c="3"/>30,9 </text:p>
          </table:table-cell>
          <table:table-cell table:style-name="ce9" office:value-type="float" office:value="28.2149365358678" calcext:value-type="float">
            <text:p><text:s text:c="3"/>28,2 </text:p>
          </table:table-cell>
          <table:table-cell table:style-name="ce9" office:value-type="float" office:value="25.6335627205743" calcext:value-type="float">
            <text:p><text:s text:c="3"/>25,6 </text:p>
          </table:table-cell>
          <table:table-cell table:style-name="ce9" office:value-type="float" office:value="30.7963103511613" calcext:value-type="float">
            <text:p><text:s text:c="3"/>30,8 </text:p>
          </table:table-cell>
          <table:table-cell table:style-name="ce9" office:value-type="float" office:value="25.8423797938213" calcext:value-type="float">
            <text:p><text:s text:c="3"/>25,8 </text:p>
          </table:table-cell>
          <table:table-cell table:style-name="ce9" office:value-type="float" office:value="23.1123052945206" calcext:value-type="float">
            <text:p><text:s text:c="3"/>23,1 </text:p>
          </table:table-cell>
          <table:table-cell table:style-name="ce9" office:value-type="float" office:value="28.5724542931219" calcext:value-type="float">
            <text:p><text:s text:c="3"/>28,6 </text:p>
          </table:table-cell>
          <table:table-cell table:style-name="ce9" office:value-type="float" office:value="25.4862318619189" calcext:value-type="float">
            <text:p><text:s text:c="3"/>25,5 </text:p>
          </table:table-cell>
          <table:table-cell table:style-name="ce9" office:value-type="float" office:value="23.3925207333093" calcext:value-type="float">
            <text:p><text:s text:c="3"/>23,4 </text:p>
          </table:table-cell>
          <table:table-cell table:style-name="ce9" office:value-type="float" office:value="27.5799429905284" calcext:value-type="float">
            <text:p><text:s text:c="3"/>27,6 </text:p>
          </table:table-cell>
          <table:table-cell table:style-name="ce9" office:value-type="float" office:value="29.4182010934146" calcext:value-type="float">
            <text:p><text:s text:c="3"/>29,4 </text:p>
          </table:table-cell>
          <table:table-cell table:style-name="ce9" office:value-type="float" office:value="27.4414355949676" calcext:value-type="float">
            <text:p><text:s text:c="3"/>27,4 </text:p>
          </table:table-cell>
          <table:table-cell table:style-name="ce9" office:value-type="float" office:value="31.3949665918615" calcext:value-type="float">
            <text:p><text:s text:c="3"/>31,4 </text:p>
          </table:table-cell>
          <table:table-cell table:style-name="ce9" office:value-type="float" office:value="24.7871159606969" calcext:value-type="float">
            <text:p><text:s text:c="3"/>24,8 </text:p>
          </table:table-cell>
          <table:table-cell table:style-name="ce9" office:value-type="float" office:value="21.9610667340943" calcext:value-type="float">
            <text:p><text:s text:c="3"/>22,0 </text:p>
          </table:table-cell>
          <table:table-cell table:style-name="ce9" office:value-type="float" office:value="27.6131651872996" calcext:value-type="float">
            <text:p><text:s text:c="3"/>27,6 </text:p>
          </table:table-cell>
          <table:table-cell table:style-name="ce9" office:value-type="float" office:value="31.7073121842906" calcext:value-type="float">
            <text:p><text:s text:c="3"/>31,7 </text:p>
          </table:table-cell>
          <table:table-cell table:style-name="ce9" office:value-type="float" office:value="27.7006512854918" calcext:value-type="float">
            <text:p><text:s text:c="3"/>27,7 </text:p>
          </table:table-cell>
          <table:table-cell table:style-name="ce9" office:value-type="float" office:value="35.7139730830894" calcext:value-type="float">
            <text:p><text:s text:c="3"/>35,7 </text:p>
          </table:table-cell>
          <table:table-cell table:style-name="ce9" office:value-type="float" office:value="27.3730322364636" calcext:value-type="float">
            <text:p><text:s text:c="3"/>27,4 </text:p>
          </table:table-cell>
          <table:table-cell table:style-name="ce9" office:value-type="float" office:value="18.1229607510472" calcext:value-type="float">
            <text:p><text:s text:c="3"/>18,1 </text:p>
          </table:table-cell>
          <table:table-cell table:style-name="ce9" office:value-type="float" office:value="36.6231037218801" calcext:value-type="float">
            <text:p><text:s text:c="3"/>36,6 </text:p>
          </table:table-cell>
          <table:table-cell table:style-name="ce9" office:value-type="float" office:value="29.5645358335951" calcext:value-type="float">
            <text:p><text:s text:c="3"/>29,6 </text:p>
          </table:table-cell>
          <table:table-cell table:style-name="ce9" office:value-type="float" office:value="28.4103081873589" calcext:value-type="float">
            <text:p><text:s text:c="3"/>28,4 </text:p>
          </table:table-cell>
          <table:table-cell table:style-name="ce9" office:value-type="float" office:value="30.7187634798314" calcext:value-type="float">
            <text:p><text:s text:c="3"/>30,7 </text:p>
          </table:table-cell>
          <table:table-cell table:style-name="ce9" office:value-type="float" office:value="31.0621034586054" calcext:value-type="float">
            <text:p><text:s text:c="3"/>31,1 </text:p>
          </table:table-cell>
          <table:table-cell table:style-name="ce9" office:value-type="float" office:value="22.7073606973941" calcext:value-type="float">
            <text:p><text:s text:c="3"/>22,7 </text:p>
          </table:table-cell>
          <table:table-cell table:style-name="ce9" office:value-type="float" office:value="39.4168462198167" calcext:value-type="float">
            <text:p><text:s text:c="3"/>39,4 </text:p>
          </table:table-cell>
          <table:table-cell table:number-columns-repeated="963"/>
        </table:table-row>
        <table:table-row table:style-name="ro1">
          <table:table-cell office:value-type="string" calcext:value-type="string">
            <text:p>Belém</text:p>
          </table:table-cell>
          <table:table-cell table:style-name="ce9" office:value-type="float" office:value="25.8562723831127" calcext:value-type="float">
            <text:p><text:s text:c="3"/>25,9 </text:p>
          </table:table-cell>
          <table:table-cell table:style-name="ce9" office:value-type="float" office:value="22.9809296647042" calcext:value-type="float">
            <text:p><text:s text:c="3"/>23,0 </text:p>
          </table:table-cell>
          <table:table-cell table:style-name="ce9" office:value-type="float" office:value="28.7316151015211" calcext:value-type="float">
            <text:p><text:s text:c="3"/>28,7 </text:p>
          </table:table-cell>
          <table:table-cell table:style-name="ce9" office:value-type="float" office:value="26.123624455211" calcext:value-type="float">
            <text:p><text:s text:c="3"/>26,1 </text:p>
          </table:table-cell>
          <table:table-cell table:style-name="ce9" office:value-type="float" office:value="23.6342496962275" calcext:value-type="float">
            <text:p><text:s text:c="3"/>23,6 </text:p>
          </table:table-cell>
          <table:table-cell table:style-name="ce9" office:value-type="float" office:value="28.6129992141944" calcext:value-type="float">
            <text:p><text:s text:c="3"/>28,6 </text:p>
          </table:table-cell>
          <table:table-cell table:style-name="ce9" office:value-type="float" office:value="30.9127532877923" calcext:value-type="float">
            <text:p><text:s text:c="3"/>30,9 </text:p>
          </table:table-cell>
          <table:table-cell table:style-name="ce9" office:value-type="float" office:value="28.6075549453116" calcext:value-type="float">
            <text:p><text:s text:c="3"/>28,6 </text:p>
          </table:table-cell>
          <table:table-cell table:style-name="ce9" office:value-type="float" office:value="33.217951630273" calcext:value-type="float">
            <text:p><text:s text:c="3"/>33,2 </text:p>
          </table:table-cell>
          <table:table-cell table:style-name="ce9" office:value-type="float" office:value="22.4940239550111" calcext:value-type="float">
            <text:p><text:s text:c="3"/>22,5 </text:p>
          </table:table-cell>
          <table:table-cell table:style-name="ce9" office:value-type="float" office:value="18.8199011983704" calcext:value-type="float">
            <text:p><text:s text:c="3"/>18,8 </text:p>
          </table:table-cell>
          <table:table-cell table:style-name="ce9" office:value-type="float" office:value="26.1681467116517" calcext:value-type="float">
            <text:p><text:s text:c="3"/>26,2 </text:p>
          </table:table-cell>
          <table:table-cell table:style-name="ce9" office:value-type="float" office:value="23.0045404934036" calcext:value-type="float">
            <text:p><text:s text:c="3"/>23,0 </text:p>
          </table:table-cell>
          <table:table-cell table:style-name="ce9" office:value-type="float" office:value="19.304235214318" calcext:value-type="float">
            <text:p><text:s text:c="3"/>19,3 </text:p>
          </table:table-cell>
          <table:table-cell table:style-name="ce9" office:value-type="float" office:value="26.7048457724892" calcext:value-type="float">
            <text:p><text:s text:c="3"/>26,7 </text:p>
          </table:table-cell>
          <table:table-cell table:style-name="ce9" office:value-type="float" office:value="25.3480082460599" calcext:value-type="float">
            <text:p><text:s text:c="3"/>25,3 </text:p>
          </table:table-cell>
          <table:table-cell table:style-name="ce9" office:value-type="float" office:value="21.8802117996149" calcext:value-type="float">
            <text:p><text:s text:c="3"/>21,9 </text:p>
          </table:table-cell>
          <table:table-cell table:style-name="ce9" office:value-type="float" office:value="28.8158046925049" calcext:value-type="float">
            <text:p><text:s text:c="3"/>28,8 </text:p>
          </table:table-cell>
          <table:table-cell table:style-name="ce9" office:value-type="float" office:value="30.614241338072" calcext:value-type="float">
            <text:p><text:s text:c="3"/>30,6 </text:p>
          </table:table-cell>
          <table:table-cell table:style-name="ce9" office:value-type="float" office:value="27.6353178809024" calcext:value-type="float">
            <text:p><text:s text:c="3"/>27,6 </text:p>
          </table:table-cell>
          <table:table-cell table:style-name="ce9" office:value-type="float" office:value="33.5931647952416" calcext:value-type="float">
            <text:p><text:s text:c="3"/>33,6 </text:p>
          </table:table-cell>
          <table:table-cell table:style-name="ce9" office:value-type="float" office:value="22.4299618797075" calcext:value-type="float">
            <text:p><text:s text:c="3"/>22,4 </text:p>
          </table:table-cell>
          <table:table-cell table:style-name="ce9" office:value-type="float" office:value="16.9784280364078" calcext:value-type="float">
            <text:p><text:s text:c="3"/>17,0 </text:p>
          </table:table-cell>
          <table:table-cell table:style-name="ce9" office:value-type="float" office:value="27.8814957230071" calcext:value-type="float">
            <text:p><text:s text:c="3"/>27,9 </text:p>
          </table:table-cell>
          <table:table-cell table:style-name="ce9" office:value-type="float" office:value="28.3798227882024" calcext:value-type="float">
            <text:p><text:s text:c="3"/>28,4 </text:p>
          </table:table-cell>
          <table:table-cell table:style-name="ce9" office:value-type="float" office:value="25.136917167827" calcext:value-type="float">
            <text:p><text:s text:c="3"/>25,1 </text:p>
          </table:table-cell>
          <table:table-cell table:style-name="ce9" office:value-type="float" office:value="31.6227284085777" calcext:value-type="float">
            <text:p><text:s text:c="3"/>31,6 </text:p>
          </table:table-cell>
          <table:table-cell table:style-name="ce9" office:value-type="float" office:value="26.8502139119405" calcext:value-type="float">
            <text:p><text:s text:c="3"/>26,9 </text:p>
          </table:table-cell>
          <table:table-cell table:style-name="ce9" office:value-type="float" office:value="23.6700051547405" calcext:value-type="float">
            <text:p><text:s text:c="3"/>23,7 </text:p>
          </table:table-cell>
          <table:table-cell table:style-name="ce9" office:value-type="float" office:value="30.0304226691405" calcext:value-type="float">
            <text:p><text:s text:c="3"/>30,0 </text:p>
          </table:table-cell>
          <table:table-cell table:style-name="ce9" office:value-type="float" office:value="31.1951545281673" calcext:value-type="float">
            <text:p><text:s text:c="3"/>31,2 </text:p>
          </table:table-cell>
          <table:table-cell table:style-name="ce9" office:value-type="float" office:value="28.0918255736502" calcext:value-type="float">
            <text:p><text:s text:c="3"/>28,1 </text:p>
          </table:table-cell>
          <table:table-cell table:style-name="ce9" office:value-type="float" office:value="34.2984834826845" calcext:value-type="float">
            <text:p><text:s text:c="3"/>34,3 </text:p>
          </table:table-cell>
          <table:table-cell table:style-name="ce9" office:value-type="float" office:value="22.56087041423" calcext:value-type="float">
            <text:p><text:s text:c="3"/>22,6 </text:p>
          </table:table-cell>
          <table:table-cell table:style-name="ce9" office:value-type="float" office:value="16.3917111030115" calcext:value-type="float">
            <text:p><text:s text:c="3"/>16,4 </text:p>
          </table:table-cell>
          <table:table-cell table:style-name="ce9" office:value-type="float" office:value="28.7300297254486" calcext:value-type="float">
            <text:p><text:s text:c="3"/>28,7 </text:p>
          </table:table-cell>
          <table:table-cell table:style-name="ce9" office:value-type="float" office:value="24.2883155220148" calcext:value-type="float">
            <text:p><text:s text:c="3"/>24,3 </text:p>
          </table:table-cell>
          <table:table-cell table:style-name="ce9" office:value-type="float" office:value="21.0274211898012" calcext:value-type="float">
            <text:p><text:s text:c="3"/>21,0 </text:p>
          </table:table-cell>
          <table:table-cell table:style-name="ce9" office:value-type="float" office:value="27.5492098542284" calcext:value-type="float">
            <text:p><text:s text:c="3"/>27,5 </text:p>
          </table:table-cell>
          <table:table-cell table:style-name="ce9" office:value-type="float" office:value="24.4846422848385" calcext:value-type="float">
            <text:p><text:s text:c="3"/>24,5 </text:p>
          </table:table-cell>
          <table:table-cell table:style-name="ce9" office:value-type="float" office:value="21.7552980044385" calcext:value-type="float">
            <text:p><text:s text:c="3"/>21,8 </text:p>
          </table:table-cell>
          <table:table-cell table:style-name="ce9" office:value-type="float" office:value="27.2139865652385" calcext:value-type="float">
            <text:p><text:s text:c="3"/>27,2 </text:p>
          </table:table-cell>
          <table:table-cell table:style-name="ce9" office:value-type="float" office:value="32.0649689658383" calcext:value-type="float">
            <text:p><text:s text:c="3"/>32,1 </text:p>
          </table:table-cell>
          <table:table-cell table:style-name="ce9" office:value-type="float" office:value="29.4460461390346" calcext:value-type="float">
            <text:p><text:s text:c="3"/>29,4 </text:p>
          </table:table-cell>
          <table:table-cell table:style-name="ce9" office:value-type="float" office:value="34.683891792642" calcext:value-type="float">
            <text:p><text:s text:c="3"/>34,7 </text:p>
          </table:table-cell>
          <table:table-cell table:style-name="ce9" office:value-type="float" office:value="19.9630765754341" calcext:value-type="float">
            <text:p><text:s text:c="3"/>20,0 </text:p>
          </table:table-cell>
          <table:table-cell table:style-name="ce9" office:value-type="float" office:value="16.9137525452082" calcext:value-type="float">
            <text:p><text:s text:c="3"/>16,9 </text:p>
          </table:table-cell>
          <table:table-cell table:style-name="ce9" office:value-type="float" office:value="23.0124006056601" calcext:value-type="float">
            <text:p><text:s text:c="3"/>23,0 </text:p>
          </table:table-cell>
          <table:table-cell table:style-name="ce9" office:value-type="float" office:value="31.1503440565766" calcext:value-type="float">
            <text:p><text:s text:c="3"/>31,2 </text:p>
          </table:table-cell>
          <table:table-cell table:style-name="ce9" office:value-type="float" office:value="24.9884612687407" calcext:value-type="float">
            <text:p><text:s text:c="3"/>25,0 </text:p>
          </table:table-cell>
          <table:table-cell table:style-name="ce9" office:value-type="float" office:value="37.3122268444125" calcext:value-type="float">
            <text:p><text:s text:c="3"/>37,3 </text:p>
          </table:table-cell>
          <table:table-cell table:style-name="ce9" office:value-type="float" office:value="29.7166337013646" calcext:value-type="float">
            <text:p><text:s text:c="3"/>29,7 </text:p>
          </table:table-cell>
          <table:table-cell table:style-name="ce9" office:value-type="float" office:value="25.1307025897015" calcext:value-type="float">
            <text:p><text:s text:c="3"/>25,1 </text:p>
          </table:table-cell>
          <table:table-cell table:style-name="ce9" office:value-type="float" office:value="34.3025648130276" calcext:value-type="float">
            <text:p><text:s text:c="3"/>34,3 </text:p>
          </table:table-cell>
          <table:table-cell table:style-name="ce9" office:value-type="float" office:value="28.3628211884245" calcext:value-type="float">
            <text:p><text:s text:c="3"/>28,4 </text:p>
          </table:table-cell>
          <table:table-cell table:style-name="ce9" office:value-type="float" office:value="24.2664147908059" calcext:value-type="float">
            <text:p><text:s text:c="3"/>24,3 </text:p>
          </table:table-cell>
          <table:table-cell table:style-name="ce9" office:value-type="float" office:value="32.4592275860432" calcext:value-type="float">
            <text:p><text:s text:c="3"/>32,5 </text:p>
          </table:table-cell>
          <table:table-cell table:style-name="ce9" office:value-type="float" office:value="28.5853036562712" calcext:value-type="float">
            <text:p><text:s text:c="3"/>28,6 </text:p>
          </table:table-cell>
          <table:table-cell table:style-name="ce9" office:value-type="float" office:value="18.4458298483108" calcext:value-type="float">
            <text:p><text:s text:c="3"/>18,4 </text:p>
          </table:table-cell>
          <table:table-cell table:style-name="ce9" office:value-type="float" office:value="38.7247774642316" calcext:value-type="float">
            <text:p><text:s text:c="3"/>38,7 </text:p>
          </table:table-cell>
          <table:table-cell table:number-columns-repeated="963"/>
        </table:table-row>
        <table:table-row table:style-name="ro1">
          <table:table-cell office:value-type="string" calcext:value-type="string">
            <text:p>Macapá</text:p>
          </table:table-cell>
          <table:table-cell table:style-name="ce9" office:value-type="float" office:value="20.7552928936401" calcext:value-type="float">
            <text:p><text:s text:c="3"/>20,8 </text:p>
          </table:table-cell>
          <table:table-cell table:style-name="ce9" office:value-type="float" office:value="18.662164468315" calcext:value-type="float">
            <text:p><text:s text:c="3"/>18,7 </text:p>
          </table:table-cell>
          <table:table-cell table:style-name="ce9" office:value-type="float" office:value="22.8484213189652" calcext:value-type="float">
            <text:p><text:s text:c="3"/>22,8 </text:p>
          </table:table-cell>
          <table:table-cell table:style-name="ce9" office:value-type="float" office:value="23.283648302075" calcext:value-type="float">
            <text:p><text:s text:c="3"/>23,3 </text:p>
          </table:table-cell>
          <table:table-cell table:style-name="ce9" office:value-type="float" office:value="21.6318340498853" calcext:value-type="float">
            <text:p><text:s text:c="3"/>21,6 </text:p>
          </table:table-cell>
          <table:table-cell table:style-name="ce9" office:value-type="float" office:value="24.9354625542647" calcext:value-type="float">
            <text:p><text:s text:c="3"/>24,9 </text:p>
          </table:table-cell>
          <table:table-cell table:style-name="ce9" office:value-type="float" office:value="25.2657130921468" calcext:value-type="float">
            <text:p><text:s text:c="3"/>25,3 </text:p>
          </table:table-cell>
          <table:table-cell table:style-name="ce9" office:value-type="float" office:value="22.9765491813442" calcext:value-type="float">
            <text:p><text:s text:c="3"/>23,0 </text:p>
          </table:table-cell>
          <table:table-cell table:style-name="ce9" office:value-type="float" office:value="27.5548770029494" calcext:value-type="float">
            <text:p><text:s text:c="3"/>27,6 </text:p>
          </table:table-cell>
          <table:table-cell table:style-name="ce9" office:value-type="float" office:value="18.7310483316127" calcext:value-type="float">
            <text:p><text:s text:c="3"/>18,7 </text:p>
          </table:table-cell>
          <table:table-cell table:style-name="ce9" office:value-type="float" office:value="14.90540153114" calcext:value-type="float">
            <text:p><text:s text:c="3"/>14,9 </text:p>
          </table:table-cell>
          <table:table-cell table:style-name="ce9" office:value-type="float" office:value="22.5566951320854" calcext:value-type="float">
            <text:p><text:s text:c="3"/>22,6 </text:p>
          </table:table-cell>
          <table:table-cell table:style-name="ce9" office:value-type="float" office:value="18.6313839779333" calcext:value-type="float">
            <text:p><text:s text:c="3"/>18,6 </text:p>
          </table:table-cell>
          <table:table-cell table:style-name="ce9" office:value-type="float" office:value="15.7388038527311" calcext:value-type="float">
            <text:p><text:s text:c="3"/>15,7 </text:p>
          </table:table-cell>
          <table:table-cell table:style-name="ce9" office:value-type="float" office:value="21.5239641031354" calcext:value-type="float">
            <text:p><text:s text:c="3"/>21,5 </text:p>
          </table:table-cell>
          <table:table-cell table:style-name="ce9" office:value-type="float" office:value="22.7766272770657" calcext:value-type="float">
            <text:p><text:s text:c="3"/>22,8 </text:p>
          </table:table-cell>
          <table:table-cell table:style-name="ce9" office:value-type="float" office:value="20.404513230989" calcext:value-type="float">
            <text:p><text:s text:c="3"/>20,4 </text:p>
          </table:table-cell>
          <table:table-cell table:style-name="ce9" office:value-type="float" office:value="25.1487413231424" calcext:value-type="float">
            <text:p><text:s text:c="3"/>25,1 </text:p>
          </table:table-cell>
          <table:table-cell table:style-name="ce9" office:value-type="float" office:value="24.9096602509389" calcext:value-type="float">
            <text:p><text:s text:c="3"/>24,9 </text:p>
          </table:table-cell>
          <table:table-cell table:style-name="ce9" office:value-type="float" office:value="22.2115605956649" calcext:value-type="float">
            <text:p><text:s text:c="3"/>22,2 </text:p>
          </table:table-cell>
          <table:table-cell table:style-name="ce9" office:value-type="float" office:value="27.6077599062128" calcext:value-type="float">
            <text:p><text:s text:c="3"/>27,6 </text:p>
          </table:table-cell>
          <table:table-cell table:style-name="ce9" office:value-type="float" office:value="18.6091249175829" calcext:value-type="float">
            <text:p><text:s text:c="3"/>18,6 </text:p>
          </table:table-cell>
          <table:table-cell table:style-name="ce9" office:value-type="float" office:value="12.6326145219229" calcext:value-type="float">
            <text:p><text:s text:c="3"/>12,6 </text:p>
          </table:table-cell>
          <table:table-cell table:style-name="ce9" office:value-type="float" office:value="24.585635313243" calcext:value-type="float">
            <text:p><text:s text:c="3"/>24,6 </text:p>
          </table:table-cell>
          <table:table-cell table:style-name="ce9" office:value-type="float" office:value="22.5277294008172" calcext:value-type="float">
            <text:p><text:s text:c="3"/>22,5 </text:p>
          </table:table-cell>
          <table:table-cell table:style-name="ce9" office:value-type="float" office:value="20.1028293978598" calcext:value-type="float">
            <text:p><text:s text:c="3"/>20,1 </text:p>
          </table:table-cell>
          <table:table-cell table:style-name="ce9" office:value-type="float" office:value="24.9526294037747" calcext:value-type="float">
            <text:p><text:s text:c="3"/>25,0 </text:p>
          </table:table-cell>
          <table:table-cell table:style-name="ce9" office:value-type="float" office:value="23.7500622590388" calcext:value-type="float">
            <text:p><text:s text:c="3"/>23,8 </text:p>
          </table:table-cell>
          <table:table-cell table:style-name="ce9" office:value-type="float" office:value="21.4244508753776" calcext:value-type="float">
            <text:p><text:s text:c="3"/>21,4 </text:p>
          </table:table-cell>
          <table:table-cell table:style-name="ce9" office:value-type="float" office:value="26.0756736427001" calcext:value-type="float">
            <text:p><text:s text:c="3"/>26,1 </text:p>
          </table:table-cell>
          <table:table-cell table:style-name="ce9" office:value-type="float" office:value="25.6057141204149" calcext:value-type="float">
            <text:p><text:s text:c="3"/>25,6 </text:p>
          </table:table-cell>
          <table:table-cell table:style-name="ce9" office:value-type="float" office:value="22.6241955774964" calcext:value-type="float">
            <text:p><text:s text:c="3"/>22,6 </text:p>
          </table:table-cell>
          <table:table-cell table:style-name="ce9" office:value-type="float" office:value="28.5872326633335" calcext:value-type="float">
            <text:p><text:s text:c="3"/>28,6 </text:p>
          </table:table-cell>
          <table:table-cell table:style-name="ce9" office:value-type="float" office:value="18.8440198774233" calcext:value-type="float">
            <text:p><text:s text:c="3"/>18,8 </text:p>
          </table:table-cell>
          <table:table-cell table:style-name="ce9" office:value-type="float" office:value="14.5225399370551" calcext:value-type="float">
            <text:p><text:s text:c="3"/>14,5 </text:p>
          </table:table-cell>
          <table:table-cell table:style-name="ce9" office:value-type="float" office:value="23.1654998177915" calcext:value-type="float">
            <text:p><text:s text:c="3"/>23,2 </text:p>
          </table:table-cell>
          <table:table-cell table:style-name="ce9" office:value-type="float" office:value="20.5635597135036" calcext:value-type="float">
            <text:p><text:s text:c="3"/>20,6 </text:p>
          </table:table-cell>
          <table:table-cell table:style-name="ce9" office:value-type="float" office:value="18.3663608014862" calcext:value-type="float">
            <text:p><text:s text:c="3"/>18,4 </text:p>
          </table:table-cell>
          <table:table-cell table:style-name="ce9" office:value-type="float" office:value="22.760758625521" calcext:value-type="float">
            <text:p><text:s text:c="3"/>22,8 </text:p>
          </table:table-cell>
          <table:table-cell table:style-name="ce9" office:value-type="float" office:value="22.9985496490244" calcext:value-type="float">
            <text:p><text:s text:c="3"/>23,0 </text:p>
          </table:table-cell>
          <table:table-cell table:style-name="ce9" office:value-type="float" office:value="21.1968042134907" calcext:value-type="float">
            <text:p><text:s text:c="3"/>21,2 </text:p>
          </table:table-cell>
          <table:table-cell table:style-name="ce9" office:value-type="float" office:value="24.8002950845581" calcext:value-type="float">
            <text:p><text:s text:c="3"/>24,8 </text:p>
          </table:table-cell>
          <table:table-cell table:style-name="ce9" office:value-type="float" office:value="23.9122847130153" calcext:value-type="float">
            <text:p><text:s text:c="3"/>23,9 </text:p>
          </table:table-cell>
          <table:table-cell table:style-name="ce9" office:value-type="float" office:value="21.6079880783653" calcext:value-type="float">
            <text:p><text:s text:c="3"/>21,6 </text:p>
          </table:table-cell>
          <table:table-cell table:style-name="ce9" office:value-type="float" office:value="26.2165813476654" calcext:value-type="float">
            <text:p><text:s text:c="3"/>26,2 </text:p>
          </table:table-cell>
          <table:table-cell table:style-name="ce9" office:value-type="float" office:value="17.879146078033" calcext:value-type="float">
            <text:p><text:s text:c="3"/>17,9 </text:p>
          </table:table-cell>
          <table:table-cell table:style-name="ce9" office:value-type="float" office:value="13.5320826749648" calcext:value-type="float">
            <text:p><text:s text:c="3"/>13,5 </text:p>
          </table:table-cell>
          <table:table-cell table:style-name="ce9" office:value-type="float" office:value="22.2262094811012" calcext:value-type="float">
            <text:p><text:s text:c="3"/>22,2 </text:p>
          </table:table-cell>
          <table:table-cell table:style-name="ce9" office:value-type="float" office:value="22.9455848810735" calcext:value-type="float">
            <text:p><text:s text:c="3"/>22,9 </text:p>
          </table:table-cell>
          <table:table-cell table:style-name="ce9" office:value-type="float" office:value="15.8734946145454" calcext:value-type="float">
            <text:p><text:s text:c="3"/>15,9 </text:p>
          </table:table-cell>
          <table:table-cell table:style-name="ce9" office:value-type="float" office:value="30.0176751476016" calcext:value-type="float">
            <text:p><text:s text:c="3"/>30,0 </text:p>
          </table:table-cell>
          <table:table-cell table:style-name="ce9" office:value-type="float" office:value="25.3502521192184" calcext:value-type="float">
            <text:p><text:s text:c="3"/>25,4 </text:p>
          </table:table-cell>
          <table:table-cell table:style-name="ce9" office:value-type="float" office:value="21.6472693930159" calcext:value-type="float">
            <text:p><text:s text:c="3"/>21,6 </text:p>
          </table:table-cell>
          <table:table-cell table:style-name="ce9" office:value-type="float" office:value="29.0532348454209" calcext:value-type="float">
            <text:p><text:s text:c="3"/>29,1 </text:p>
          </table:table-cell>
          <table:table-cell table:style-name="ce9" office:value-type="float" office:value="34.6385748625807" calcext:value-type="float">
            <text:p><text:s text:c="3"/>34,6 </text:p>
          </table:table-cell>
          <table:table-cell table:style-name="ce9" office:value-type="float" office:value="29.4805601023373" calcext:value-type="float">
            <text:p><text:s text:c="3"/>29,5 </text:p>
          </table:table-cell>
          <table:table-cell table:style-name="ce9" office:value-type="float" office:value="39.796589622824" calcext:value-type="float">
            <text:p><text:s text:c="3"/>39,8 </text:p>
          </table:table-cell>
          <table:table-cell table:style-name="ce9" office:value-type="float" office:value="24.5832539880869" calcext:value-type="float">
            <text:p><text:s text:c="3"/>24,6 </text:p>
          </table:table-cell>
          <table:table-cell table:style-name="ce9" office:value-type="float" office:value="21.0975714662818" calcext:value-type="float">
            <text:p><text:s text:c="3"/>21,1 </text:p>
          </table:table-cell>
          <table:table-cell table:style-name="ce9" office:value-type="float" office:value="28.068936509892" calcext:value-type="float">
            <text:p><text:s text:c="3"/>28,1 </text:p>
          </table:table-cell>
          <table:table-cell table:number-columns-repeated="963"/>
        </table:table-row>
        <table:table-row table:style-name="ro1">
          <table:table-cell office:value-type="string" calcext:value-type="string">
            <text:p>Palmas</text:p>
          </table:table-cell>
          <table:table-cell table:style-name="ce9" office:value-type="float" office:value="30.593363115432" calcext:value-type="float">
            <text:p><text:s text:c="3"/>30,6 </text:p>
          </table:table-cell>
          <table:table-cell table:style-name="ce9" office:value-type="float" office:value="27.4727804621438" calcext:value-type="float">
            <text:p><text:s text:c="3"/>27,5 </text:p>
          </table:table-cell>
          <table:table-cell table:style-name="ce9" office:value-type="float" office:value="33.7139457687203" calcext:value-type="float">
            <text:p><text:s text:c="3"/>33,7 </text:p>
          </table:table-cell>
          <table:table-cell table:style-name="ce9" office:value-type="float" office:value="34.1722245047816" calcext:value-type="float">
            <text:p><text:s text:c="3"/>34,2 </text:p>
          </table:table-cell>
          <table:table-cell table:style-name="ce9" office:value-type="float" office:value="31.0980591035783" calcext:value-type="float">
            <text:p><text:s text:c="3"/>31,1 </text:p>
          </table:table-cell>
          <table:table-cell table:style-name="ce9" office:value-type="float" office:value="37.2463899059849" calcext:value-type="float">
            <text:p><text:s text:c="3"/>37,2 </text:p>
          </table:table-cell>
          <table:table-cell table:style-name="ce9" office:value-type="float" office:value="41.2940209684235" calcext:value-type="float">
            <text:p><text:s text:c="3"/>41,3 </text:p>
          </table:table-cell>
          <table:table-cell table:style-name="ce9" office:value-type="float" office:value="38.601276004187" calcext:value-type="float">
            <text:p><text:s text:c="3"/>38,6 </text:p>
          </table:table-cell>
          <table:table-cell table:style-name="ce9" office:value-type="float" office:value="43.9867659326599" calcext:value-type="float">
            <text:p><text:s text:c="3"/>44,0 </text:p>
          </table:table-cell>
          <table:table-cell table:style-name="ce9" office:value-type="float" office:value="28.5597423875589" calcext:value-type="float">
            <text:p><text:s text:c="3"/>28,6 </text:p>
          </table:table-cell>
          <table:table-cell table:style-name="ce9" office:value-type="float" office:value="24.4662339238577" calcext:value-type="float">
            <text:p><text:s text:c="3"/>24,5 </text:p>
          </table:table-cell>
          <table:table-cell table:style-name="ce9" office:value-type="float" office:value="32.6532508512601" calcext:value-type="float">
            <text:p><text:s text:c="3"/>32,7 </text:p>
          </table:table-cell>
          <table:table-cell table:style-name="ce9" office:value-type="float" office:value="28.0360647897447" calcext:value-type="float">
            <text:p><text:s text:c="3"/>28,0 </text:p>
          </table:table-cell>
          <table:table-cell table:style-name="ce9" office:value-type="float" office:value="24.7168674056045" calcext:value-type="float">
            <text:p><text:s text:c="3"/>24,7 </text:p>
          </table:table-cell>
          <table:table-cell table:style-name="ce9" office:value-type="float" office:value="31.355262173885" calcext:value-type="float">
            <text:p><text:s text:c="3"/>31,4 </text:p>
          </table:table-cell>
          <table:table-cell table:style-name="ce9" office:value-type="float" office:value="33.3188775964606" calcext:value-type="float">
            <text:p><text:s text:c="3"/>33,3 </text:p>
          </table:table-cell>
          <table:table-cell table:style-name="ce9" office:value-type="float" office:value="29.8870973726154" calcext:value-type="float">
            <text:p><text:s text:c="3"/>29,9 </text:p>
          </table:table-cell>
          <table:table-cell table:style-name="ce9" office:value-type="float" office:value="36.7506578203058" calcext:value-type="float">
            <text:p><text:s text:c="3"/>36,8 </text:p>
          </table:table-cell>
          <table:table-cell table:style-name="ce9" office:value-type="float" office:value="42.2709809288099" calcext:value-type="float">
            <text:p><text:s text:c="3"/>42,3 </text:p>
          </table:table-cell>
          <table:table-cell table:style-name="ce9" office:value-type="float" office:value="38.1976277389026" calcext:value-type="float">
            <text:p><text:s text:c="3"/>38,2 </text:p>
          </table:table-cell>
          <table:table-cell table:style-name="ce9" office:value-type="float" office:value="46.3443341187172" calcext:value-type="float">
            <text:p><text:s text:c="3"/>46,3 </text:p>
          </table:table-cell>
          <table:table-cell table:style-name="ce9" office:value-type="float" office:value="25.0868805393702" calcext:value-type="float">
            <text:p><text:s text:c="3"/>25,1 </text:p>
          </table:table-cell>
          <table:table-cell table:style-name="ce9" office:value-type="float" office:value="20.9540369499541" calcext:value-type="float">
            <text:p><text:s text:c="3"/>21,0 </text:p>
          </table:table-cell>
          <table:table-cell table:style-name="ce9" office:value-type="float" office:value="29.2197241287864" calcext:value-type="float">
            <text:p><text:s text:c="3"/>29,2 </text:p>
          </table:table-cell>
          <table:table-cell table:style-name="ce9" office:value-type="float" office:value="32.747279202419" calcext:value-type="float">
            <text:p><text:s text:c="3"/>32,7 </text:p>
          </table:table-cell>
          <table:table-cell table:style-name="ce9" office:value-type="float" office:value="28.7093316006251" calcext:value-type="float">
            <text:p><text:s text:c="3"/>28,7 </text:p>
          </table:table-cell>
          <table:table-cell table:style-name="ce9" office:value-type="float" office:value="36.7852268042129" calcext:value-type="float">
            <text:p><text:s text:c="3"/>36,8 </text:p>
          </table:table-cell>
          <table:table-cell table:style-name="ce9" office:value-type="float" office:value="34.9312875594166" calcext:value-type="float">
            <text:p><text:s text:c="3"/>34,9 </text:p>
          </table:table-cell>
          <table:table-cell table:style-name="ce9" office:value-type="float" office:value="31.1335417087131" calcext:value-type="float">
            <text:p><text:s text:c="3"/>31,1 </text:p>
          </table:table-cell>
          <table:table-cell table:style-name="ce9" office:value-type="float" office:value="38.7290334101202" calcext:value-type="float">
            <text:p><text:s text:c="3"/>38,7 </text:p>
          </table:table-cell>
          <table:table-cell table:style-name="ce9" office:value-type="float" office:value="40.43971326632" calcext:value-type="float">
            <text:p><text:s text:c="3"/>40,4 </text:p>
          </table:table-cell>
          <table:table-cell table:style-name="ce9" office:value-type="float" office:value="36.6491418204519" calcext:value-type="float">
            <text:p><text:s text:c="3"/>36,6 </text:p>
          </table:table-cell>
          <table:table-cell table:style-name="ce9" office:value-type="float" office:value="44.2302847121881" calcext:value-type="float">
            <text:p><text:s text:c="3"/>44,2 </text:p>
          </table:table-cell>
          <table:table-cell table:style-name="ce9" office:value-type="float" office:value="31.5465271482156" calcext:value-type="float">
            <text:p><text:s text:c="3"/>31,5 </text:p>
          </table:table-cell>
          <table:table-cell table:style-name="ce9" office:value-type="float" office:value="26.3529739459193" calcext:value-type="float">
            <text:p><text:s text:c="3"/>26,4 </text:p>
          </table:table-cell>
          <table:table-cell table:style-name="ce9" office:value-type="float" office:value="36.7400803505119" calcext:value-type="float">
            <text:p><text:s text:c="3"/>36,7 </text:p>
          </table:table-cell>
          <table:table-cell table:style-name="ce9" office:value-type="float" office:value="29.8997859061184" calcext:value-type="float">
            <text:p><text:s text:c="3"/>29,9 </text:p>
          </table:table-cell>
          <table:table-cell table:style-name="ce9" office:value-type="float" office:value="26.3556481621897" calcext:value-type="float">
            <text:p><text:s text:c="3"/>26,4 </text:p>
          </table:table-cell>
          <table:table-cell table:style-name="ce9" office:value-type="float" office:value="33.4439236500471" calcext:value-type="float">
            <text:p><text:s text:c="3"/>33,4 </text:p>
          </table:table-cell>
          <table:table-cell table:style-name="ce9" office:value-type="float" office:value="33.8641422410387" calcext:value-type="float">
            <text:p><text:s text:c="3"/>33,9 </text:p>
          </table:table-cell>
          <table:table-cell table:style-name="ce9" office:value-type="float" office:value="30.5196957908922" calcext:value-type="float">
            <text:p><text:s text:c="3"/>30,5 </text:p>
          </table:table-cell>
          <table:table-cell table:style-name="ce9" office:value-type="float" office:value="37.2085886911852" calcext:value-type="float">
            <text:p><text:s text:c="3"/>37,2 </text:p>
          </table:table-cell>
          <table:table-cell table:style-name="ce9" office:value-type="float" office:value="40.1369651537777" calcext:value-type="float">
            <text:p><text:s text:c="3"/>40,1 </text:p>
          </table:table-cell>
          <table:table-cell table:style-name="ce9" office:value-type="float" office:value="37.0796554315409" calcext:value-type="float">
            <text:p><text:s text:c="3"/>37,1 </text:p>
          </table:table-cell>
          <table:table-cell table:style-name="ce9" office:value-type="float" office:value="43.1942748760144" calcext:value-type="float">
            <text:p><text:s text:c="3"/>43,2 </text:p>
          </table:table-cell>
          <table:table-cell table:style-name="ce9" office:value-type="float" office:value="25.881645065639" calcext:value-type="float">
            <text:p><text:s text:c="3"/>25,9 </text:p>
          </table:table-cell>
          <table:table-cell table:style-name="ce9" office:value-type="float" office:value="21.0579275965204" calcext:value-type="float">
            <text:p><text:s text:c="3"/>21,1 </text:p>
          </table:table-cell>
          <table:table-cell table:style-name="ce9" office:value-type="float" office:value="30.7053625347577" calcext:value-type="float">
            <text:p><text:s text:c="3"/>30,7 </text:p>
          </table:table-cell>
          <table:table-cell table:style-name="ce9" office:value-type="float" office:value="35.2462651506549" calcext:value-type="float">
            <text:p><text:s text:c="3"/>35,2 </text:p>
          </table:table-cell>
          <table:table-cell table:style-name="ce9" office:value-type="float" office:value="30.9942028700356" calcext:value-type="float">
            <text:p><text:s text:c="3"/>31,0 </text:p>
          </table:table-cell>
          <table:table-cell table:style-name="ce9" office:value-type="float" office:value="39.4983274312741" calcext:value-type="float">
            <text:p><text:s text:c="3"/>39,5 </text:p>
          </table:table-cell>
          <table:table-cell table:style-name="ce9" office:value-type="float" office:value="36.3598511649114" calcext:value-type="float">
            <text:p><text:s text:c="3"/>36,4 </text:p>
          </table:table-cell>
          <table:table-cell table:style-name="ce9" office:value-type="float" office:value="29.5434298577627" calcext:value-type="float">
            <text:p><text:s text:c="3"/>29,5 </text:p>
          </table:table-cell>
          <table:table-cell table:style-name="ce9" office:value-type="float" office:value="43.1762724720601" calcext:value-type="float">
            <text:p><text:s text:c="3"/>43,2 </text:p>
          </table:table-cell>
          <table:table-cell table:style-name="ce9" office:value-type="float" office:value="45.731797855026" calcext:value-type="float">
            <text:p><text:s text:c="3"/>45,7 </text:p>
          </table:table-cell>
          <table:table-cell table:style-name="ce9" office:value-type="float" office:value="40.1313585180001" calcext:value-type="float">
            <text:p><text:s text:c="3"/>40,1 </text:p>
          </table:table-cell>
          <table:table-cell table:style-name="ce9" office:value-type="float" office:value="51.3322371920519" calcext:value-type="float">
            <text:p><text:s text:c="3"/>51,3 </text:p>
          </table:table-cell>
          <table:table-cell table:style-name="ce9" office:value-type="float" office:value="39.9217741663562" calcext:value-type="float">
            <text:p><text:s text:c="3"/>39,9 </text:p>
          </table:table-cell>
          <table:table-cell table:style-name="ce9" office:value-type="float" office:value="35.8852764698523" calcext:value-type="float">
            <text:p><text:s text:c="3"/>35,9 </text:p>
          </table:table-cell>
          <table:table-cell table:style-name="ce9" office:value-type="float" office:value="43.9582718628601" calcext:value-type="float">
            <text:p><text:s text:c="3"/>44,0 </text:p>
          </table:table-cell>
          <table:table-cell table:number-columns-repeated="963"/>
        </table:table-row>
        <table:table-row table:style-name="ro1">
          <table:table-cell office:value-type="string" calcext:value-type="string">
            <text:p>São Luís</text:p>
          </table:table-cell>
          <table:table-cell table:style-name="ce9" office:value-type="float" office:value="25.7416616166783" calcext:value-type="float">
            <text:p><text:s text:c="3"/>25,7 </text:p>
          </table:table-cell>
          <table:table-cell table:style-name="ce9" office:value-type="float" office:value="23.9927920352502" calcext:value-type="float">
            <text:p><text:s text:c="3"/>24,0 </text:p>
          </table:table-cell>
          <table:table-cell table:style-name="ce9" office:value-type="float" office:value="27.4905311981065" calcext:value-type="float">
            <text:p><text:s text:c="3"/>27,5 </text:p>
          </table:table-cell>
          <table:table-cell table:style-name="ce9" office:value-type="float" office:value="28.9185444943969" calcext:value-type="float">
            <text:p><text:s text:c="3"/>28,9 </text:p>
          </table:table-cell>
          <table:table-cell table:style-name="ce9" office:value-type="float" office:value="26.9540577517116" calcext:value-type="float">
            <text:p><text:s text:c="3"/>27,0 </text:p>
          </table:table-cell>
          <table:table-cell table:style-name="ce9" office:value-type="float" office:value="30.8830312370821" calcext:value-type="float">
            <text:p><text:s text:c="3"/>30,9 </text:p>
          </table:table-cell>
          <table:table-cell table:style-name="ce9" office:value-type="float" office:value="33.573291850273" calcext:value-type="float">
            <text:p><text:s text:c="3"/>33,6 </text:p>
          </table:table-cell>
          <table:table-cell table:style-name="ce9" office:value-type="float" office:value="30.7568582489623" calcext:value-type="float">
            <text:p><text:s text:c="3"/>30,8 </text:p>
          </table:table-cell>
          <table:table-cell table:style-name="ce9" office:value-type="float" office:value="36.3897254515837" calcext:value-type="float">
            <text:p><text:s text:c="3"/>36,4 </text:p>
          </table:table-cell>
          <table:table-cell table:style-name="ce9" office:value-type="float" office:value="29.6665808381166" calcext:value-type="float">
            <text:p><text:s text:c="3"/>29,7 </text:p>
          </table:table-cell>
          <table:table-cell table:style-name="ce9" office:value-type="float" office:value="24.3618386133028" calcext:value-type="float">
            <text:p><text:s text:c="3"/>24,4 </text:p>
          </table:table-cell>
          <table:table-cell table:style-name="ce9" office:value-type="float" office:value="34.9713230629304" calcext:value-type="float">
            <text:p><text:s text:c="3"/>35,0 </text:p>
          </table:table-cell>
          <table:table-cell table:style-name="ce9" office:value-type="float" office:value="24.8986678793819" calcext:value-type="float">
            <text:p><text:s text:c="3"/>24,9 </text:p>
          </table:table-cell>
          <table:table-cell table:style-name="ce9" office:value-type="float" office:value="22.2463027557981" calcext:value-type="float">
            <text:p><text:s text:c="3"/>22,2 </text:p>
          </table:table-cell>
          <table:table-cell table:style-name="ce9" office:value-type="float" office:value="27.5510330029657" calcext:value-type="float">
            <text:p><text:s text:c="3"/>27,6 </text:p>
          </table:table-cell>
          <table:table-cell table:style-name="ce9" office:value-type="float" office:value="26.3484983168194" calcext:value-type="float">
            <text:p><text:s text:c="3"/>26,3 </text:p>
          </table:table-cell>
          <table:table-cell table:style-name="ce9" office:value-type="float" office:value="23.6913113376753" calcext:value-type="float">
            <text:p><text:s text:c="3"/>23,7 </text:p>
          </table:table-cell>
          <table:table-cell table:style-name="ce9" office:value-type="float" office:value="29.0056852959635" calcext:value-type="float">
            <text:p><text:s text:c="3"/>29,0 </text:p>
          </table:table-cell>
          <table:table-cell table:style-name="ce9" office:value-type="float" office:value="33.6050356453556" calcext:value-type="float">
            <text:p><text:s text:c="3"/>33,6 </text:p>
          </table:table-cell>
          <table:table-cell table:style-name="ce9" office:value-type="float" office:value="30.2605291210184" calcext:value-type="float">
            <text:p><text:s text:c="3"/>30,3 </text:p>
          </table:table-cell>
          <table:table-cell table:style-name="ce9" office:value-type="float" office:value="36.9495421696927" calcext:value-type="float">
            <text:p><text:s text:c="3"/>36,9 </text:p>
          </table:table-cell>
          <table:table-cell table:style-name="ce9" office:value-type="float" office:value="29.0362904892972" calcext:value-type="float">
            <text:p><text:s text:c="3"/>29,0 </text:p>
          </table:table-cell>
          <table:table-cell table:style-name="ce9" office:value-type="float" office:value="20.8008252267005" calcext:value-type="float">
            <text:p><text:s text:c="3"/>20,8 </text:p>
          </table:table-cell>
          <table:table-cell table:style-name="ce9" office:value-type="float" office:value="37.2717557518939" calcext:value-type="float">
            <text:p><text:s text:c="3"/>37,3 </text:p>
          </table:table-cell>
          <table:table-cell table:style-name="ce9" office:value-type="float" office:value="26.4289705501028" calcext:value-type="float">
            <text:p><text:s text:c="3"/>26,4 </text:p>
          </table:table-cell>
          <table:table-cell table:style-name="ce9" office:value-type="float" office:value="24.2441311890497" calcext:value-type="float">
            <text:p><text:s text:c="3"/>24,2 </text:p>
          </table:table-cell>
          <table:table-cell table:style-name="ce9" office:value-type="float" office:value="28.6138099111558" calcext:value-type="float">
            <text:p><text:s text:c="3"/>28,6 </text:p>
          </table:table-cell>
          <table:table-cell table:style-name="ce9" office:value-type="float" office:value="31.2244330999519" calcext:value-type="float">
            <text:p><text:s text:c="3"/>31,2 </text:p>
          </table:table-cell>
          <table:table-cell table:style-name="ce9" office:value-type="float" office:value="28.6914276236325" calcext:value-type="float">
            <text:p><text:s text:c="3"/>28,7 </text:p>
          </table:table-cell>
          <table:table-cell table:style-name="ce9" office:value-type="float" office:value="33.7574385762713" calcext:value-type="float">
            <text:p><text:s text:c="3"/>33,8 </text:p>
          </table:table-cell>
          <table:table-cell table:style-name="ce9" office:value-type="float" office:value="33.5418870126383" calcext:value-type="float">
            <text:p><text:s text:c="3"/>33,5 </text:p>
          </table:table-cell>
          <table:table-cell table:style-name="ce9" office:value-type="float" office:value="30.127951823426" calcext:value-type="float">
            <text:p><text:s text:c="3"/>30,1 </text:p>
          </table:table-cell>
          <table:table-cell table:style-name="ce9" office:value-type="float" office:value="36.9558222018506" calcext:value-type="float">
            <text:p><text:s text:c="3"/>37,0 </text:p>
          </table:table-cell>
          <table:table-cell table:style-name="ce9" office:value-type="float" office:value="30.308780571231" calcext:value-type="float">
            <text:p><text:s text:c="3"/>30,3 </text:p>
          </table:table-cell>
          <table:table-cell table:style-name="ce9" office:value-type="float" office:value="26.3014031526648" calcext:value-type="float">
            <text:p><text:s text:c="3"/>26,3 </text:p>
          </table:table-cell>
          <table:table-cell table:style-name="ce9" office:value-type="float" office:value="34.3161579897972" calcext:value-type="float">
            <text:p><text:s text:c="3"/>34,3 </text:p>
          </table:table-cell>
          <table:table-cell table:style-name="ce9" office:value-type="float" office:value="24.7175152869701" calcext:value-type="float">
            <text:p><text:s text:c="3"/>24,7 </text:p>
          </table:table-cell>
          <table:table-cell table:style-name="ce9" office:value-type="float" office:value="22.7952855543471" calcext:value-type="float">
            <text:p><text:s text:c="3"/>22,8 </text:p>
          </table:table-cell>
          <table:table-cell table:style-name="ce9" office:value-type="float" office:value="26.6397450195931" calcext:value-type="float">
            <text:p><text:s text:c="3"/>26,6 </text:p>
          </table:table-cell>
          <table:table-cell table:style-name="ce9" office:value-type="float" office:value="29.4412917334249" calcext:value-type="float">
            <text:p><text:s text:c="3"/>29,4 </text:p>
          </table:table-cell>
          <table:table-cell table:style-name="ce9" office:value-type="float" office:value="27.2116863248536" calcext:value-type="float">
            <text:p><text:s text:c="3"/>27,2 </text:p>
          </table:table-cell>
          <table:table-cell table:style-name="ce9" office:value-type="float" office:value="31.6708971419963" calcext:value-type="float">
            <text:p><text:s text:c="3"/>31,7 </text:p>
          </table:table-cell>
          <table:table-cell table:style-name="ce9" office:value-type="float" office:value="34.307659753958" calcext:value-type="float">
            <text:p><text:s text:c="3"/>34,3 </text:p>
          </table:table-cell>
          <table:table-cell table:style-name="ce9" office:value-type="float" office:value="30.6825224578409" calcext:value-type="float">
            <text:p><text:s text:c="3"/>30,7 </text:p>
          </table:table-cell>
          <table:table-cell table:style-name="ce9" office:value-type="float" office:value="37.9327970500751" calcext:value-type="float">
            <text:p><text:s text:c="3"/>37,9 </text:p>
          </table:table-cell>
          <table:table-cell table:style-name="ce9" office:value-type="float" office:value="30.7694911192083" calcext:value-type="float">
            <text:p><text:s text:c="3"/>30,8 </text:p>
          </table:table-cell>
          <table:table-cell table:style-name="ce9" office:value-type="float" office:value="23.7351772584812" calcext:value-type="float">
            <text:p><text:s text:c="3"/>23,7 </text:p>
          </table:table-cell>
          <table:table-cell table:style-name="ce9" office:value-type="float" office:value="37.8038049799354" calcext:value-type="float">
            <text:p><text:s text:c="3"/>37,8 </text:p>
          </table:table-cell>
          <table:table-cell table:style-name="ce9" office:value-type="float" office:value="29.2595403742139" calcext:value-type="float">
            <text:p><text:s text:c="3"/>29,3 </text:p>
          </table:table-cell>
          <table:table-cell table:style-name="ce9" office:value-type="float" office:value="25.206328530318" calcext:value-type="float">
            <text:p><text:s text:c="3"/>25,2 </text:p>
          </table:table-cell>
          <table:table-cell table:style-name="ce9" office:value-type="float" office:value="33.3127522181098" calcext:value-type="float">
            <text:p><text:s text:c="3"/>33,3 </text:p>
          </table:table-cell>
          <table:table-cell table:style-name="ce9" office:value-type="float" office:value="27.325483334545" calcext:value-type="float">
            <text:p><text:s text:c="3"/>27,3 </text:p>
          </table:table-cell>
          <table:table-cell table:style-name="ce9" office:value-type="float" office:value="23.3141790663489" calcext:value-type="float">
            <text:p><text:s text:c="3"/>23,3 </text:p>
          </table:table-cell>
          <table:table-cell table:style-name="ce9" office:value-type="float" office:value="31.3367876027412" calcext:value-type="float">
            <text:p><text:s text:c="3"/>31,3 </text:p>
          </table:table-cell>
          <table:table-cell table:style-name="ce9" office:value-type="float" office:value="31.77650376308" calcext:value-type="float">
            <text:p><text:s text:c="3"/>31,8 </text:p>
          </table:table-cell>
          <table:table-cell table:style-name="ce9" office:value-type="float" office:value="27.972536519661" calcext:value-type="float">
            <text:p><text:s text:c="3"/>28,0 </text:p>
          </table:table-cell>
          <table:table-cell table:style-name="ce9" office:value-type="float" office:value="35.5804710064991" calcext:value-type="float">
            <text:p><text:s text:c="3"/>35,6 </text:p>
          </table:table-cell>
          <table:table-cell table:style-name="ce9" office:value-type="float" office:value="26.9562364018052" calcext:value-type="float">
            <text:p><text:s text:c="3"/>27,0 </text:p>
          </table:table-cell>
          <table:table-cell table:style-name="ce9" office:value-type="float" office:value="20.6481289637268" calcext:value-type="float">
            <text:p><text:s text:c="3"/>20,6 </text:p>
          </table:table-cell>
          <table:table-cell table:style-name="ce9" office:value-type="float" office:value="33.2643438398837" calcext:value-type="float">
            <text:p><text:s text:c="3"/>33,3 </text:p>
          </table:table-cell>
          <table:table-cell table:number-columns-repeated="963"/>
        </table:table-row>
        <table:table-row table:style-name="ro1">
          <table:table-cell office:value-type="string" calcext:value-type="string">
            <text:p>Teresina</text:p>
          </table:table-cell>
          <table:table-cell table:style-name="ce9" office:value-type="float" office:value="24.7573376990037" calcext:value-type="float">
            <text:p><text:s text:c="3"/>24,8 </text:p>
          </table:table-cell>
          <table:table-cell table:style-name="ce9" office:value-type="float" office:value="22.5884332446692" calcext:value-type="float">
            <text:p><text:s text:c="3"/>22,6 </text:p>
          </table:table-cell>
          <table:table-cell table:style-name="ce9" office:value-type="float" office:value="26.9262421533381" calcext:value-type="float">
            <text:p><text:s text:c="3"/>26,9 </text:p>
          </table:table-cell>
          <table:table-cell table:style-name="ce9" office:value-type="float" office:value="26.6316235536333" calcext:value-type="float">
            <text:p><text:s text:c="3"/>26,6 </text:p>
          </table:table-cell>
          <table:table-cell table:style-name="ce9" office:value-type="float" office:value="24.6853694786818" calcext:value-type="float">
            <text:p><text:s text:c="3"/>24,7 </text:p>
          </table:table-cell>
          <table:table-cell table:style-name="ce9" office:value-type="float" office:value="28.5778776285848" calcext:value-type="float">
            <text:p><text:s text:c="3"/>28,6 </text:p>
          </table:table-cell>
          <table:table-cell table:style-name="ce9" office:value-type="float" office:value="34.6630391790109" calcext:value-type="float">
            <text:p><text:s text:c="3"/>34,7 </text:p>
          </table:table-cell>
          <table:table-cell table:style-name="ce9" office:value-type="float" office:value="32.3631810618369" calcext:value-type="float">
            <text:p><text:s text:c="3"/>32,4 </text:p>
          </table:table-cell>
          <table:table-cell table:style-name="ce9" office:value-type="float" office:value="36.9628972961849" calcext:value-type="float">
            <text:p><text:s text:c="3"/>37,0 </text:p>
          </table:table-cell>
          <table:table-cell table:style-name="ce9" office:value-type="float" office:value="28.3958083281158" calcext:value-type="float">
            <text:p><text:s text:c="3"/>28,4 </text:p>
          </table:table-cell>
          <table:table-cell table:style-name="ce9" office:value-type="float" office:value="25.2871725917884" calcext:value-type="float">
            <text:p><text:s text:c="3"/>25,3 </text:p>
          </table:table-cell>
          <table:table-cell table:style-name="ce9" office:value-type="float" office:value="31.5044440644431" calcext:value-type="float">
            <text:p><text:s text:c="3"/>31,5 </text:p>
          </table:table-cell>
          <table:table-cell table:style-name="ce9" office:value-type="float" office:value="25.9434462501048" calcext:value-type="float">
            <text:p><text:s text:c="3"/>25,9 </text:p>
          </table:table-cell>
          <table:table-cell table:style-name="ce9" office:value-type="float" office:value="23.1662734341755" calcext:value-type="float">
            <text:p><text:s text:c="3"/>23,2 </text:p>
          </table:table-cell>
          <table:table-cell table:style-name="ce9" office:value-type="float" office:value="28.7206190660341" calcext:value-type="float">
            <text:p><text:s text:c="3"/>28,7 </text:p>
          </table:table-cell>
          <table:table-cell table:style-name="ce9" office:value-type="float" office:value="26.839866797102" calcext:value-type="float">
            <text:p><text:s text:c="3"/>26,8 </text:p>
          </table:table-cell>
          <table:table-cell table:style-name="ce9" office:value-type="float" office:value="24.139713092396" calcext:value-type="float">
            <text:p><text:s text:c="3"/>24,1 </text:p>
          </table:table-cell>
          <table:table-cell table:style-name="ce9" office:value-type="float" office:value="29.5400205018079" calcext:value-type="float">
            <text:p><text:s text:c="3"/>29,5 </text:p>
          </table:table-cell>
          <table:table-cell table:style-name="ce9" office:value-type="float" office:value="33.3755583005903" calcext:value-type="float">
            <text:p><text:s text:c="3"/>33,4 </text:p>
          </table:table-cell>
          <table:table-cell table:style-name="ce9" office:value-type="float" office:value="30.2177963365472" calcext:value-type="float">
            <text:p><text:s text:c="3"/>30,2 </text:p>
          </table:table-cell>
          <table:table-cell table:style-name="ce9" office:value-type="float" office:value="36.5333202646333" calcext:value-type="float">
            <text:p><text:s text:c="3"/>36,5 </text:p>
          </table:table-cell>
          <table:table-cell table:style-name="ce9" office:value-type="float" office:value="24.5943257258667" calcext:value-type="float">
            <text:p><text:s text:c="3"/>24,6 </text:p>
          </table:table-cell>
          <table:table-cell table:style-name="ce9" office:value-type="float" office:value="20.5055927887869" calcext:value-type="float">
            <text:p><text:s text:c="3"/>20,5 </text:p>
          </table:table-cell>
          <table:table-cell table:style-name="ce9" office:value-type="float" office:value="28.6830586629465" calcext:value-type="float">
            <text:p><text:s text:c="3"/>28,7 </text:p>
          </table:table-cell>
          <table:table-cell table:style-name="ce9" office:value-type="float" office:value="23.7056269431973" calcext:value-type="float">
            <text:p><text:s text:c="3"/>23,7 </text:p>
          </table:table-cell>
          <table:table-cell table:style-name="ce9" office:value-type="float" office:value="20.6171109155972" calcext:value-type="float">
            <text:p><text:s text:c="3"/>20,6 </text:p>
          </table:table-cell>
          <table:table-cell table:style-name="ce9" office:value-type="float" office:value="26.7941429707975" calcext:value-type="float">
            <text:p><text:s text:c="3"/>26,8 </text:p>
          </table:table-cell>
          <table:table-cell table:style-name="ce9" office:value-type="float" office:value="26.4467979101491" calcext:value-type="float">
            <text:p><text:s text:c="3"/>26,4 </text:p>
          </table:table-cell>
          <table:table-cell table:style-name="ce9" office:value-type="float" office:value="23.8463180610999" calcext:value-type="float">
            <text:p><text:s text:c="3"/>23,8 </text:p>
          </table:table-cell>
          <table:table-cell table:style-name="ce9" office:value-type="float" office:value="29.0472777591984" calcext:value-type="float">
            <text:p><text:s text:c="3"/>29,0 </text:p>
          </table:table-cell>
          <table:table-cell table:style-name="ce9" office:value-type="float" office:value="35.8088809751716" calcext:value-type="float">
            <text:p><text:s text:c="3"/>35,8 </text:p>
          </table:table-cell>
          <table:table-cell table:style-name="ce9" office:value-type="float" office:value="32.8549146333384" calcext:value-type="float">
            <text:p><text:s text:c="3"/>32,9 </text:p>
          </table:table-cell>
          <table:table-cell table:style-name="ce9" office:value-type="float" office:value="38.7628473170049" calcext:value-type="float">
            <text:p><text:s text:c="3"/>38,8 </text:p>
          </table:table-cell>
          <table:table-cell table:style-name="ce9" office:value-type="float" office:value="32.4655403328513" calcext:value-type="float">
            <text:p><text:s text:c="3"/>32,5 </text:p>
          </table:table-cell>
          <table:table-cell table:style-name="ce9" office:value-type="float" office:value="27.6325871807282" calcext:value-type="float">
            <text:p><text:s text:c="3"/>27,6 </text:p>
          </table:table-cell>
          <table:table-cell table:style-name="ce9" office:value-type="float" office:value="37.2984934849743" calcext:value-type="float">
            <text:p><text:s text:c="3"/>37,3 </text:p>
          </table:table-cell>
          <table:table-cell table:style-name="ce9" office:value-type="float" office:value="23.0071151365877" calcext:value-type="float">
            <text:p><text:s text:c="3"/>23,0 </text:p>
          </table:table-cell>
          <table:table-cell table:style-name="ce9" office:value-type="float" office:value="20.5165728647904" calcext:value-type="float">
            <text:p><text:s text:c="3"/>20,5 </text:p>
          </table:table-cell>
          <table:table-cell table:style-name="ce9" office:value-type="float" office:value="25.4976574083851" calcext:value-type="float">
            <text:p><text:s text:c="3"/>25,5 </text:p>
          </table:table-cell>
          <table:table-cell table:style-name="ce9" office:value-type="float" office:value="27.1086003061704" calcext:value-type="float">
            <text:p><text:s text:c="3"/>27,1 </text:p>
          </table:table-cell>
          <table:table-cell table:style-name="ce9" office:value-type="float" office:value="24.7563283116588" calcext:value-type="float">
            <text:p><text:s text:c="3"/>24,8 </text:p>
          </table:table-cell>
          <table:table-cell table:style-name="ce9" office:value-type="float" office:value="29.460872300682" calcext:value-type="float">
            <text:p><text:s text:c="3"/>29,5 </text:p>
          </table:table-cell>
          <table:table-cell table:style-name="ce9" office:value-type="float" office:value="34.9557559355211" calcext:value-type="float">
            <text:p><text:s text:c="3"/>35,0 </text:p>
          </table:table-cell>
          <table:table-cell table:style-name="ce9" office:value-type="float" office:value="31.9097197562932" calcext:value-type="float">
            <text:p><text:s text:c="3"/>31,9 </text:p>
          </table:table-cell>
          <table:table-cell table:style-name="ce9" office:value-type="float" office:value="38.001792114749" calcext:value-type="float">
            <text:p><text:s text:c="3"/>38,0 </text:p>
          </table:table-cell>
          <table:table-cell table:style-name="ce9" office:value-type="float" office:value="26.2068412245244" calcext:value-type="float">
            <text:p><text:s text:c="3"/>26,2 </text:p>
          </table:table-cell>
          <table:table-cell table:style-name="ce9" office:value-type="float" office:value="22.1023326040751" calcext:value-type="float">
            <text:p><text:s text:c="3"/>22,1 </text:p>
          </table:table-cell>
          <table:table-cell table:style-name="ce9" office:value-type="float" office:value="30.3113498449737" calcext:value-type="float">
            <text:p><text:s text:c="3"/>30,3 </text:p>
          </table:table-cell>
          <table:table-cell table:style-name="ce9" office:value-type="float" office:value="28.2263852673532" calcext:value-type="float">
            <text:p><text:s text:c="3"/>28,2 </text:p>
          </table:table-cell>
          <table:table-cell table:style-name="ce9" office:value-type="float" office:value="24.2605660328018" calcext:value-type="float">
            <text:p><text:s text:c="3"/>24,3 </text:p>
          </table:table-cell>
          <table:table-cell table:style-name="ce9" office:value-type="float" office:value="32.1922045019046" calcext:value-type="float">
            <text:p><text:s text:c="3"/>32,2 </text:p>
          </table:table-cell>
          <table:table-cell table:style-name="ce9" office:value-type="float" office:value="25.5352527520763" calcext:value-type="float">
            <text:p><text:s text:c="3"/>25,5 </text:p>
          </table:table-cell>
          <table:table-cell table:style-name="ce9" office:value-type="float" office:value="22.1131413996191" calcext:value-type="float">
            <text:p><text:s text:c="3"/>22,1 </text:p>
          </table:table-cell>
          <table:table-cell table:style-name="ce9" office:value-type="float" office:value="28.9573641045334" calcext:value-type="float">
            <text:p><text:s text:c="3"/>29,0 </text:p>
          </table:table-cell>
          <table:table-cell table:style-name="ce9" office:value-type="float" office:value="34.0683656219609" calcext:value-type="float">
            <text:p><text:s text:c="3"/>34,1 </text:p>
          </table:table-cell>
          <table:table-cell table:style-name="ce9" office:value-type="float" office:value="30.8539389378675" calcext:value-type="float">
            <text:p><text:s text:c="3"/>30,9 </text:p>
          </table:table-cell>
          <table:table-cell table:style-name="ce9" office:value-type="float" office:value="37.2827923060543" calcext:value-type="float">
            <text:p><text:s text:c="3"/>37,3 </text:p>
          </table:table-cell>
          <table:table-cell table:style-name="ce9" office:value-type="float" office:value="32.3137452338822" calcext:value-type="float">
            <text:p><text:s text:c="3"/>32,3 </text:p>
          </table:table-cell>
          <table:table-cell table:style-name="ce9" office:value-type="float" office:value="27.7181527369773" calcext:value-type="float">
            <text:p><text:s text:c="3"/>27,7 </text:p>
          </table:table-cell>
          <table:table-cell table:style-name="ce9" office:value-type="float" office:value="36.9093377307871" calcext:value-type="float">
            <text:p><text:s text:c="3"/>36,9 </text:p>
          </table:table-cell>
          <table:table-cell table:number-columns-repeated="963"/>
        </table:table-row>
        <table:table-row table:style-name="ro1">
          <table:table-cell office:value-type="string" calcext:value-type="string">
            <text:p>Fortaleza</text:p>
          </table:table-cell>
          <table:table-cell table:style-name="ce9" office:value-type="float" office:value="26.9043006511736" calcext:value-type="float">
            <text:p><text:s text:c="3"/>26,9 </text:p>
          </table:table-cell>
          <table:table-cell table:style-name="ce9" office:value-type="float" office:value="24.7190718631319" calcext:value-type="float">
            <text:p><text:s text:c="3"/>24,7 </text:p>
          </table:table-cell>
          <table:table-cell table:style-name="ce9" office:value-type="float" office:value="29.0895294392152" calcext:value-type="float">
            <text:p><text:s text:c="3"/>29,1 </text:p>
          </table:table-cell>
          <table:table-cell table:style-name="ce9" office:value-type="float" office:value="23.8675141529536" calcext:value-type="float">
            <text:p><text:s text:c="3"/>23,9 </text:p>
          </table:table-cell>
          <table:table-cell table:style-name="ce9" office:value-type="float" office:value="21.7379395693866" calcext:value-type="float">
            <text:p><text:s text:c="3"/>21,7 </text:p>
          </table:table-cell>
          <table:table-cell table:style-name="ce9" office:value-type="float" office:value="25.9970887365206" calcext:value-type="float">
            <text:p><text:s text:c="3"/>26,0 </text:p>
          </table:table-cell>
          <table:table-cell table:style-name="ce9" office:value-type="float" office:value="28.9355631516459" calcext:value-type="float">
            <text:p><text:s text:c="3"/>28,9 </text:p>
          </table:table-cell>
          <table:table-cell table:style-name="ce9" office:value-type="float" office:value="26.1556858318032" calcext:value-type="float">
            <text:p><text:s text:c="3"/>26,2 </text:p>
          </table:table-cell>
          <table:table-cell table:style-name="ce9" office:value-type="float" office:value="31.7154404714886" calcext:value-type="float">
            <text:p><text:s text:c="3"/>31,7 </text:p>
          </table:table-cell>
          <table:table-cell table:style-name="ce9" office:value-type="float" office:value="20.656941575838" calcext:value-type="float">
            <text:p><text:s text:c="3"/>20,7 </text:p>
          </table:table-cell>
          <table:table-cell table:style-name="ce9" office:value-type="float" office:value="16.4543128439795" calcext:value-type="float">
            <text:p><text:s text:c="3"/>16,5 </text:p>
          </table:table-cell>
          <table:table-cell table:style-name="ce9" office:value-type="float" office:value="24.8595703076964" calcext:value-type="float">
            <text:p><text:s text:c="3"/>24,9 </text:p>
          </table:table-cell>
          <table:table-cell table:style-name="ce9" office:value-type="float" office:value="26.2040886273023" calcext:value-type="float">
            <text:p><text:s text:c="3"/>26,2 </text:p>
          </table:table-cell>
          <table:table-cell table:style-name="ce9" office:value-type="float" office:value="23.5928950457592" calcext:value-type="float">
            <text:p><text:s text:c="3"/>23,6 </text:p>
          </table:table-cell>
          <table:table-cell table:style-name="ce9" office:value-type="float" office:value="28.8152822088454" calcext:value-type="float">
            <text:p><text:s text:c="3"/>28,8 </text:p>
          </table:table-cell>
          <table:table-cell table:style-name="ce9" office:value-type="float" office:value="22.6589705767545" calcext:value-type="float">
            <text:p><text:s text:c="3"/>22,7 </text:p>
          </table:table-cell>
          <table:table-cell table:style-name="ce9" office:value-type="float" office:value="19.8252222291793" calcext:value-type="float">
            <text:p><text:s text:c="3"/>19,8 </text:p>
          </table:table-cell>
          <table:table-cell table:style-name="ce9" office:value-type="float" office:value="25.4927189243297" calcext:value-type="float">
            <text:p><text:s text:c="3"/>25,5 </text:p>
          </table:table-cell>
          <table:table-cell table:style-name="ce9" office:value-type="float" office:value="30.4354771112929" calcext:value-type="float">
            <text:p><text:s text:c="3"/>30,4 </text:p>
          </table:table-cell>
          <table:table-cell table:style-name="ce9" office:value-type="float" office:value="26.6278891602989" calcext:value-type="float">
            <text:p><text:s text:c="3"/>26,6 </text:p>
          </table:table-cell>
          <table:table-cell table:style-name="ce9" office:value-type="float" office:value="34.2430650622868" calcext:value-type="float">
            <text:p><text:s text:c="3"/>34,2 </text:p>
          </table:table-cell>
          <table:table-cell table:style-name="ce9" office:value-type="float" office:value="20.5620400920417" calcext:value-type="float">
            <text:p><text:s text:c="3"/>20,6 </text:p>
          </table:table-cell>
          <table:table-cell table:style-name="ce9" office:value-type="float" office:value="15.9599842074355" calcext:value-type="float">
            <text:p><text:s text:c="3"/>16,0 </text:p>
          </table:table-cell>
          <table:table-cell table:style-name="ce9" office:value-type="float" office:value="25.1640959766479" calcext:value-type="float">
            <text:p><text:s text:c="3"/>25,2 </text:p>
          </table:table-cell>
          <table:table-cell table:style-name="ce9" office:value-type="float" office:value="27.5126040197267" calcext:value-type="float">
            <text:p><text:s text:c="3"/>27,5 </text:p>
          </table:table-cell>
          <table:table-cell table:style-name="ce9" office:value-type="float" office:value="24.4267889699771" calcext:value-type="float">
            <text:p><text:s text:c="3"/>24,4 </text:p>
          </table:table-cell>
          <table:table-cell table:style-name="ce9" office:value-type="float" office:value="30.5984190694764" calcext:value-type="float">
            <text:p><text:s text:c="3"/>30,6 </text:p>
          </table:table-cell>
          <table:table-cell table:style-name="ce9" office:value-type="float" office:value="24.9954369702233" calcext:value-type="float">
            <text:p><text:s text:c="3"/>25,0 </text:p>
          </table:table-cell>
          <table:table-cell table:style-name="ce9" office:value-type="float" office:value="22.0128990579682" calcext:value-type="float">
            <text:p><text:s text:c="3"/>22,0 </text:p>
          </table:table-cell>
          <table:table-cell table:style-name="ce9" office:value-type="float" office:value="27.9779748824784" calcext:value-type="float">
            <text:p><text:s text:c="3"/>28,0 </text:p>
          </table:table-cell>
          <table:table-cell table:style-name="ce9" office:value-type="float" office:value="27.5001996270054" calcext:value-type="float">
            <text:p><text:s text:c="3"/>27,5 </text:p>
          </table:table-cell>
          <table:table-cell table:style-name="ce9" office:value-type="float" office:value="23.9944242948559" calcext:value-type="float">
            <text:p><text:s text:c="3"/>24,0 </text:p>
          </table:table-cell>
          <table:table-cell table:style-name="ce9" office:value-type="float" office:value="31.0059749591549" calcext:value-type="float">
            <text:p><text:s text:c="3"/>31,0 </text:p>
          </table:table-cell>
          <table:table-cell table:style-name="ce9" office:value-type="float" office:value="20.7520766698085" calcext:value-type="float">
            <text:p><text:s text:c="3"/>20,8 </text:p>
          </table:table-cell>
          <table:table-cell table:style-name="ce9" office:value-type="float" office:value="14.9485795917964" calcext:value-type="float">
            <text:p><text:s text:c="3"/>14,9 </text:p>
          </table:table-cell>
          <table:table-cell table:style-name="ce9" office:value-type="float" office:value="26.5555737478207" calcext:value-type="float">
            <text:p><text:s text:c="3"/>26,6 </text:p>
          </table:table-cell>
          <table:table-cell table:style-name="ce9" office:value-type="float" office:value="26.6456974644049" calcext:value-type="float">
            <text:p><text:s text:c="3"/>26,6 </text:p>
          </table:table-cell>
          <table:table-cell table:style-name="ce9" office:value-type="float" office:value="23.8229020420791" calcext:value-type="float">
            <text:p><text:s text:c="3"/>23,8 </text:p>
          </table:table-cell>
          <table:table-cell table:style-name="ce9" office:value-type="float" office:value="29.4684928867307" calcext:value-type="float">
            <text:p><text:s text:c="3"/>29,5 </text:p>
          </table:table-cell>
          <table:table-cell table:style-name="ce9" office:value-type="float" office:value="24.4653745555561" calcext:value-type="float">
            <text:p><text:s text:c="3"/>24,5 </text:p>
          </table:table-cell>
          <table:table-cell table:style-name="ce9" office:value-type="float" office:value="21.655719494242" calcext:value-type="float">
            <text:p><text:s text:c="3"/>21,7 </text:p>
          </table:table-cell>
          <table:table-cell table:style-name="ce9" office:value-type="float" office:value="27.2750296168702" calcext:value-type="float">
            <text:p><text:s text:c="3"/>27,3 </text:p>
          </table:table-cell>
          <table:table-cell table:style-name="ce9" office:value-type="float" office:value="28.7621049731159" calcext:value-type="float">
            <text:p><text:s text:c="3"/>28,8 </text:p>
          </table:table-cell>
          <table:table-cell table:style-name="ce9" office:value-type="float" office:value="25.2615958103428" calcext:value-type="float">
            <text:p><text:s text:c="3"/>25,3 </text:p>
          </table:table-cell>
          <table:table-cell table:style-name="ce9" office:value-type="float" office:value="32.2626141358889" calcext:value-type="float">
            <text:p><text:s text:c="3"/>32,3 </text:p>
          </table:table-cell>
          <table:table-cell table:style-name="ce9" office:value-type="float" office:value="19.7668751020493" calcext:value-type="float">
            <text:p><text:s text:c="3"/>19,8 </text:p>
          </table:table-cell>
          <table:table-cell table:style-name="ce9" office:value-type="float" office:value="14.3373641276609" calcext:value-type="float">
            <text:p><text:s text:c="3"/>14,3 </text:p>
          </table:table-cell>
          <table:table-cell table:style-name="ce9" office:value-type="float" office:value="25.1963860764376" calcext:value-type="float">
            <text:p><text:s text:c="3"/>25,2 </text:p>
          </table:table-cell>
          <table:table-cell table:style-name="ce9" office:value-type="float" office:value="27.5184680315866" calcext:value-type="float">
            <text:p><text:s text:c="3"/>27,5 </text:p>
          </table:table-cell>
          <table:table-cell table:style-name="ce9" office:value-type="float" office:value="24.4859687736548" calcext:value-type="float">
            <text:p><text:s text:c="3"/>24,5 </text:p>
          </table:table-cell>
          <table:table-cell table:style-name="ce9" office:value-type="float" office:value="30.5509672895183" calcext:value-type="float">
            <text:p><text:s text:c="3"/>30,6 </text:p>
          </table:table-cell>
          <table:table-cell table:style-name="ce9" office:value-type="float" office:value="23.0803239696588" calcext:value-type="float">
            <text:p><text:s text:c="3"/>23,1 </text:p>
          </table:table-cell>
          <table:table-cell table:style-name="ce9" office:value-type="float" office:value="19.8936859136063" calcext:value-type="float">
            <text:p><text:s text:c="3"/>19,9 </text:p>
          </table:table-cell>
          <table:table-cell table:style-name="ce9" office:value-type="float" office:value="26.2669620257114" calcext:value-type="float">
            <text:p><text:s text:c="3"/>26,3 </text:p>
          </table:table-cell>
          <table:table-cell table:style-name="ce9" office:value-type="float" office:value="29.2895434227466" calcext:value-type="float">
            <text:p><text:s text:c="3"/>29,3 </text:p>
          </table:table-cell>
          <table:table-cell table:style-name="ce9" office:value-type="float" office:value="24.8252555680992" calcext:value-type="float">
            <text:p><text:s text:c="3"/>24,8 </text:p>
          </table:table-cell>
          <table:table-cell table:style-name="ce9" office:value-type="float" office:value="33.7538312773939" calcext:value-type="float">
            <text:p><text:s text:c="3"/>33,8 </text:p>
          </table:table-cell>
          <table:table-cell table:style-name="ce9" office:value-type="float" office:value="22.2831849807557" calcext:value-type="float">
            <text:p><text:s text:c="3"/>22,3 </text:p>
          </table:table-cell>
          <table:table-cell table:style-name="ce9" office:value-type="float" office:value="15.6958094082022" calcext:value-type="float">
            <text:p><text:s text:c="3"/>15,7 </text:p>
          </table:table-cell>
          <table:table-cell table:style-name="ce9" office:value-type="float" office:value="28.8705605533093" calcext:value-type="float">
            <text:p><text:s text:c="3"/>28,9 </text:p>
          </table:table-cell>
          <table:table-cell table:number-columns-repeated="963"/>
        </table:table-row>
        <table:table-row table:style-name="ro1">
          <table:table-cell office:value-type="string" calcext:value-type="string">
            <text:p>Natal</text:p>
          </table:table-cell>
          <table:table-cell table:style-name="ce9" office:value-type="float" office:value="27.4053263980363" calcext:value-type="float">
            <text:p><text:s text:c="3"/>27,4 </text:p>
          </table:table-cell>
          <table:table-cell table:style-name="ce9" office:value-type="float" office:value="25.6289089180251" calcext:value-type="float">
            <text:p><text:s text:c="3"/>25,6 </text:p>
          </table:table-cell>
          <table:table-cell table:style-name="ce9" office:value-type="float" office:value="29.1817438780475" calcext:value-type="float">
            <text:p><text:s text:c="3"/>29,2 </text:p>
          </table:table-cell>
          <table:table-cell table:style-name="ce9" office:value-type="float" office:value="29.7633856863075" calcext:value-type="float">
            <text:p><text:s text:c="3"/>29,8 </text:p>
          </table:table-cell>
          <table:table-cell table:style-name="ce9" office:value-type="float" office:value="27.3481422292579" calcext:value-type="float">
            <text:p><text:s text:c="3"/>27,3 </text:p>
          </table:table-cell>
          <table:table-cell table:style-name="ce9" office:value-type="float" office:value="32.1786291433572" calcext:value-type="float">
            <text:p><text:s text:c="3"/>32,2 </text:p>
          </table:table-cell>
          <table:table-cell table:style-name="ce9" office:value-type="float" office:value="27.2923569883227" calcext:value-type="float">
            <text:p><text:s text:c="3"/>27,3 </text:p>
          </table:table-cell>
          <table:table-cell table:style-name="ce9" office:value-type="float" office:value="25.4613123259212" calcext:value-type="float">
            <text:p><text:s text:c="3"/>25,5 </text:p>
          </table:table-cell>
          <table:table-cell table:style-name="ce9" office:value-type="float" office:value="29.1234016507242" calcext:value-type="float">
            <text:p><text:s text:c="3"/>29,1 </text:p>
          </table:table-cell>
          <table:table-cell table:style-name="ce9" office:value-type="float" office:value="24.0138559318174" calcext:value-type="float">
            <text:p><text:s text:c="3"/>24,0 </text:p>
          </table:table-cell>
          <table:table-cell table:style-name="ce9" office:value-type="float" office:value="18.7303710007218" calcext:value-type="float">
            <text:p><text:s text:c="3"/>18,7 </text:p>
          </table:table-cell>
          <table:table-cell table:style-name="ce9" office:value-type="float" office:value="29.2973408629131" calcext:value-type="float">
            <text:p><text:s text:c="3"/>29,3 </text:p>
          </table:table-cell>
          <table:table-cell table:style-name="ce9" office:value-type="float" office:value="26.1824584431909" calcext:value-type="float">
            <text:p><text:s text:c="3"/>26,2 </text:p>
          </table:table-cell>
          <table:table-cell table:style-name="ce9" office:value-type="float" office:value="23.6282908755039" calcext:value-type="float">
            <text:p><text:s text:c="3"/>23,6 </text:p>
          </table:table-cell>
          <table:table-cell table:style-name="ce9" office:value-type="float" office:value="28.7366260108779" calcext:value-type="float">
            <text:p><text:s text:c="3"/>28,7 </text:p>
          </table:table-cell>
          <table:table-cell table:style-name="ce9" office:value-type="float" office:value="29.967071427262" calcext:value-type="float">
            <text:p><text:s text:c="3"/>30,0 </text:p>
          </table:table-cell>
          <table:table-cell table:style-name="ce9" office:value-type="float" office:value="26.6149577679045" calcext:value-type="float">
            <text:p><text:s text:c="3"/>26,6 </text:p>
          </table:table-cell>
          <table:table-cell table:style-name="ce9" office:value-type="float" office:value="33.3191850866195" calcext:value-type="float">
            <text:p><text:s text:c="3"/>33,3 </text:p>
          </table:table-cell>
          <table:table-cell table:style-name="ce9" office:value-type="float" office:value="25.8208061134983" calcext:value-type="float">
            <text:p><text:s text:c="3"/>25,8 </text:p>
          </table:table-cell>
          <table:table-cell table:style-name="ce9" office:value-type="float" office:value="22.9685710895953" calcext:value-type="float">
            <text:p><text:s text:c="3"/>23,0 </text:p>
          </table:table-cell>
          <table:table-cell table:style-name="ce9" office:value-type="float" office:value="28.6730411374012" calcext:value-type="float">
            <text:p><text:s text:c="3"/>28,7 </text:p>
          </table:table-cell>
          <table:table-cell table:style-name="ce9" office:value-type="float" office:value="23.0143363245966" calcext:value-type="float">
            <text:p><text:s text:c="3"/>23,0 </text:p>
          </table:table-cell>
          <table:table-cell table:style-name="ce9" office:value-type="float" office:value="17.3066774676378" calcext:value-type="float">
            <text:p><text:s text:c="3"/>17,3 </text:p>
          </table:table-cell>
          <table:table-cell table:style-name="ce9" office:value-type="float" office:value="28.7219951815555" calcext:value-type="float">
            <text:p><text:s text:c="3"/>28,7 </text:p>
          </table:table-cell>
          <table:table-cell table:style-name="ce9" office:value-type="float" office:value="28.4471290732425" calcext:value-type="float">
            <text:p><text:s text:c="3"/>28,4 </text:p>
          </table:table-cell>
          <table:table-cell table:style-name="ce9" office:value-type="float" office:value="25.5673304468048" calcext:value-type="float">
            <text:p><text:s text:c="3"/>25,6 </text:p>
          </table:table-cell>
          <table:table-cell table:style-name="ce9" office:value-type="float" office:value="31.3269276996803" calcext:value-type="float">
            <text:p><text:s text:c="3"/>31,3 </text:p>
          </table:table-cell>
          <table:table-cell table:style-name="ce9" office:value-type="float" office:value="29.58495367378" calcext:value-type="float">
            <text:p><text:s text:c="3"/>29,6 </text:p>
          </table:table-cell>
          <table:table-cell table:style-name="ce9" office:value-type="float" office:value="26.5900403616404" calcext:value-type="float">
            <text:p><text:s text:c="3"/>26,6 </text:p>
          </table:table-cell>
          <table:table-cell table:style-name="ce9" office:value-type="float" office:value="32.5798669859196" calcext:value-type="float">
            <text:p><text:s text:c="3"/>32,6 </text:p>
          </table:table-cell>
          <table:table-cell table:style-name="ce9" office:value-type="float" office:value="28.7247557681922" calcext:value-type="float">
            <text:p><text:s text:c="3"/>28,7 </text:p>
          </table:table-cell>
          <table:table-cell table:style-name="ce9" office:value-type="float" office:value="26.1705448079873" calcext:value-type="float">
            <text:p><text:s text:c="3"/>26,2 </text:p>
          </table:table-cell>
          <table:table-cell table:style-name="ce9" office:value-type="float" office:value="31.278966728397" calcext:value-type="float">
            <text:p><text:s text:c="3"/>31,3 </text:p>
          </table:table-cell>
          <table:table-cell table:style-name="ce9" office:value-type="float" office:value="25.1127432084908" calcext:value-type="float">
            <text:p><text:s text:c="3"/>25,1 </text:p>
          </table:table-cell>
          <table:table-cell table:style-name="ce9" office:value-type="float" office:value="18.4324559227672" calcext:value-type="float">
            <text:p><text:s text:c="3"/>18,4 </text:p>
          </table:table-cell>
          <table:table-cell table:style-name="ce9" office:value-type="float" office:value="31.7930304942144" calcext:value-type="float">
            <text:p><text:s text:c="3"/>31,8 </text:p>
          </table:table-cell>
          <table:table-cell table:style-name="ce9" office:value-type="float" office:value="27.8834282731619" calcext:value-type="float">
            <text:p><text:s text:c="3"/>27,9 </text:p>
          </table:table-cell>
          <table:table-cell table:style-name="ce9" office:value-type="float" office:value="25.4595747533631" calcext:value-type="float">
            <text:p><text:s text:c="3"/>25,5 </text:p>
          </table:table-cell>
          <table:table-cell table:style-name="ce9" office:value-type="float" office:value="30.3072817929607" calcext:value-type="float">
            <text:p><text:s text:c="3"/>30,3 </text:p>
          </table:table-cell>
          <table:table-cell table:style-name="ce9" office:value-type="float" office:value="28.3964777570584" calcext:value-type="float">
            <text:p><text:s text:c="3"/>28,4 </text:p>
          </table:table-cell>
          <table:table-cell table:style-name="ce9" office:value-type="float" office:value="25.6252492088389" calcext:value-type="float">
            <text:p><text:s text:c="3"/>25,6 </text:p>
          </table:table-cell>
          <table:table-cell table:style-name="ce9" office:value-type="float" office:value="31.1677063052779" calcext:value-type="float">
            <text:p><text:s text:c="3"/>31,2 </text:p>
          </table:table-cell>
          <table:table-cell table:style-name="ce9" office:value-type="float" office:value="27.0562295621627" calcext:value-type="float">
            <text:p><text:s text:c="3"/>27,1 </text:p>
          </table:table-cell>
          <table:table-cell table:style-name="ce9" office:value-type="float" office:value="24.9498715471107" calcext:value-type="float">
            <text:p><text:s text:c="3"/>24,9 </text:p>
          </table:table-cell>
          <table:table-cell table:style-name="ce9" office:value-type="float" office:value="29.1625875772147" calcext:value-type="float">
            <text:p><text:s text:c="3"/>29,2 </text:p>
          </table:table-cell>
          <table:table-cell table:style-name="ce9" office:value-type="float" office:value="20.3893409283522" calcext:value-type="float">
            <text:p><text:s text:c="3"/>20,4 </text:p>
          </table:table-cell>
          <table:table-cell table:style-name="ce9" office:value-type="float" office:value="12.8768585199408" calcext:value-type="float">
            <text:p><text:s text:c="3"/>12,9 </text:p>
          </table:table-cell>
          <table:table-cell table:style-name="ce9" office:value-type="float" office:value="27.9018233367636" calcext:value-type="float">
            <text:p><text:s text:c="3"/>27,9 </text:p>
          </table:table-cell>
          <table:table-cell table:style-name="ce9" office:value-type="float" office:value="26.6193321358873" calcext:value-type="float">
            <text:p><text:s text:c="3"/>26,6 </text:p>
          </table:table-cell>
          <table:table-cell table:style-name="ce9" office:value-type="float" office:value="24.1426270487053" calcext:value-type="float">
            <text:p><text:s text:c="3"/>24,1 </text:p>
          </table:table-cell>
          <table:table-cell table:style-name="ce9" office:value-type="float" office:value="29.0960372230692" calcext:value-type="float">
            <text:p><text:s text:c="3"/>29,1 </text:p>
          </table:table-cell>
          <table:table-cell table:style-name="ce9" office:value-type="float" office:value="32.260698480501" calcext:value-type="float">
            <text:p><text:s text:c="3"/>32,3 </text:p>
          </table:table-cell>
          <table:table-cell table:style-name="ce9" office:value-type="float" office:value="27.8656551871504" calcext:value-type="float">
            <text:p><text:s text:c="3"/>27,9 </text:p>
          </table:table-cell>
          <table:table-cell table:style-name="ce9" office:value-type="float" office:value="36.6557417738516" calcext:value-type="float">
            <text:p><text:s text:c="3"/>36,7 </text:p>
          </table:table-cell>
          <table:table-cell table:style-name="ce9" office:value-type="float" office:value="27.6879732526702" calcext:value-type="float">
            <text:p><text:s text:c="3"/>27,7 </text:p>
          </table:table-cell>
          <table:table-cell table:style-name="ce9" office:value-type="float" office:value="24.3109587659712" calcext:value-type="float">
            <text:p><text:s text:c="3"/>24,3 </text:p>
          </table:table-cell>
          <table:table-cell table:style-name="ce9" office:value-type="float" office:value="31.0649877393691" calcext:value-type="float">
            <text:p><text:s text:c="3"/>31,1 </text:p>
          </table:table-cell>
          <table:table-cell table:style-name="ce9" office:value-type="float" office:value="29.7609080320031" calcext:value-type="float">
            <text:p><text:s text:c="3"/>29,8 </text:p>
          </table:table-cell>
          <table:table-cell table:style-name="ce9" office:value-type="float" office:value="23.1539945617884" calcext:value-type="float">
            <text:p><text:s text:c="3"/>23,2 </text:p>
          </table:table-cell>
          <table:table-cell table:style-name="ce9" office:value-type="float" office:value="36.3678215022178" calcext:value-type="float">
            <text:p><text:s text:c="3"/>36,4 </text:p>
          </table:table-cell>
          <table:table-cell table:number-columns-repeated="963"/>
        </table:table-row>
        <table:table-row table:style-name="ro1">
          <table:table-cell office:value-type="string" calcext:value-type="string">
            <text:p>João Pessoa</text:p>
          </table:table-cell>
          <table:table-cell table:style-name="ce9" office:value-type="float" office:value="24.7493603132061" calcext:value-type="float">
            <text:p><text:s text:c="3"/>24,7 </text:p>
          </table:table-cell>
          <table:table-cell table:style-name="ce9" office:value-type="float" office:value="22.9485772604223" calcext:value-type="float">
            <text:p><text:s text:c="3"/>22,9 </text:p>
          </table:table-cell>
          <table:table-cell table:style-name="ce9" office:value-type="float" office:value="26.55014336599" calcext:value-type="float">
            <text:p><text:s text:c="3"/>26,6 </text:p>
          </table:table-cell>
          <table:table-cell table:style-name="ce9" office:value-type="float" office:value="25.3600840450569" calcext:value-type="float">
            <text:p><text:s text:c="3"/>25,4 </text:p>
          </table:table-cell>
          <table:table-cell table:style-name="ce9" office:value-type="float" office:value="23.8371409133208" calcext:value-type="float">
            <text:p><text:s text:c="3"/>23,8 </text:p>
          </table:table-cell>
          <table:table-cell table:style-name="ce9" office:value-type="float" office:value="26.883027176793" calcext:value-type="float">
            <text:p><text:s text:c="3"/>26,9 </text:p>
          </table:table-cell>
          <table:table-cell table:style-name="ce9" office:value-type="float" office:value="28.8716799866518" calcext:value-type="float">
            <text:p><text:s text:c="3"/>28,9 </text:p>
          </table:table-cell>
          <table:table-cell table:style-name="ce9" office:value-type="float" office:value="27.1250532978041" calcext:value-type="float">
            <text:p><text:s text:c="3"/>27,1 </text:p>
          </table:table-cell>
          <table:table-cell table:style-name="ce9" office:value-type="float" office:value="30.6183066754996" calcext:value-type="float">
            <text:p><text:s text:c="3"/>30,6 </text:p>
          </table:table-cell>
          <table:table-cell table:style-name="ce9" office:value-type="float" office:value="21.9072580769807" calcext:value-type="float">
            <text:p><text:s text:c="3"/>21,9 </text:p>
          </table:table-cell>
          <table:table-cell table:style-name="ce9" office:value-type="float" office:value="18.4637696042816" calcext:value-type="float">
            <text:p><text:s text:c="3"/>18,5 </text:p>
          </table:table-cell>
          <table:table-cell table:style-name="ce9" office:value-type="float" office:value="25.3507465496798" calcext:value-type="float">
            <text:p><text:s text:c="3"/>25,4 </text:p>
          </table:table-cell>
          <table:table-cell table:style-name="ce9" office:value-type="float" office:value="24.7310781375508" calcext:value-type="float">
            <text:p><text:s text:c="3"/>24,7 </text:p>
          </table:table-cell>
          <table:table-cell table:style-name="ce9" office:value-type="float" office:value="22.1418909303507" calcext:value-type="float">
            <text:p><text:s text:c="3"/>22,1 </text:p>
          </table:table-cell>
          <table:table-cell table:style-name="ce9" office:value-type="float" office:value="27.3202653447508" calcext:value-type="float">
            <text:p><text:s text:c="3"/>27,3 </text:p>
          </table:table-cell>
          <table:table-cell table:style-name="ce9" office:value-type="float" office:value="25.1703602599139" calcext:value-type="float">
            <text:p><text:s text:c="3"/>25,2 </text:p>
          </table:table-cell>
          <table:table-cell table:style-name="ce9" office:value-type="float" office:value="22.9147587546936" calcext:value-type="float">
            <text:p><text:s text:c="3"/>22,9 </text:p>
          </table:table-cell>
          <table:table-cell table:style-name="ce9" office:value-type="float" office:value="27.4259617651343" calcext:value-type="float">
            <text:p><text:s text:c="3"/>27,4 </text:p>
          </table:table-cell>
          <table:table-cell table:style-name="ce9" office:value-type="float" office:value="29.6163933918045" calcext:value-type="float">
            <text:p><text:s text:c="3"/>29,6 </text:p>
          </table:table-cell>
          <table:table-cell table:style-name="ce9" office:value-type="float" office:value="26.6715844472361" calcext:value-type="float">
            <text:p><text:s text:c="3"/>26,7 </text:p>
          </table:table-cell>
          <table:table-cell table:style-name="ce9" office:value-type="float" office:value="32.5612023363729" calcext:value-type="float">
            <text:p><text:s text:c="3"/>32,6 </text:p>
          </table:table-cell>
          <table:table-cell table:style-name="ce9" office:value-type="float" office:value="21.4947670861468" calcext:value-type="float">
            <text:p><text:s text:c="3"/>21,5 </text:p>
          </table:table-cell>
          <table:table-cell table:style-name="ce9" office:value-type="float" office:value="16.5712788902662" calcext:value-type="float">
            <text:p><text:s text:c="3"/>16,6 </text:p>
          </table:table-cell>
          <table:table-cell table:style-name="ce9" office:value-type="float" office:value="26.4182552820273" calcext:value-type="float">
            <text:p><text:s text:c="3"/>26,4 </text:p>
          </table:table-cell>
          <table:table-cell table:style-name="ce9" office:value-type="float" office:value="24.7649967736795" calcext:value-type="float">
            <text:p><text:s text:c="3"/>24,8 </text:p>
          </table:table-cell>
          <table:table-cell table:style-name="ce9" office:value-type="float" office:value="22.2582897859384" calcext:value-type="float">
            <text:p><text:s text:c="3"/>22,3 </text:p>
          </table:table-cell>
          <table:table-cell table:style-name="ce9" office:value-type="float" office:value="27.2717037614205" calcext:value-type="float">
            <text:p><text:s text:c="3"/>27,3 </text:p>
          </table:table-cell>
          <table:table-cell table:style-name="ce9" office:value-type="float" office:value="25.5300630240284" calcext:value-type="float">
            <text:p><text:s text:c="3"/>25,5 </text:p>
          </table:table-cell>
          <table:table-cell table:style-name="ce9" office:value-type="float" office:value="23.4168786103998" calcext:value-type="float">
            <text:p><text:s text:c="3"/>23,4 </text:p>
          </table:table-cell>
          <table:table-cell table:style-name="ce9" office:value-type="float" office:value="27.643247437657" calcext:value-type="float">
            <text:p><text:s text:c="3"/>27,6 </text:p>
          </table:table-cell>
          <table:table-cell table:style-name="ce9" office:value-type="float" office:value="28.2098850126578" calcext:value-type="float">
            <text:p><text:s text:c="3"/>28,2 </text:p>
          </table:table-cell>
          <table:table-cell table:style-name="ce9" office:value-type="float" office:value="25.9504105712872" calcext:value-type="float">
            <text:p><text:s text:c="3"/>26,0 </text:p>
          </table:table-cell>
          <table:table-cell table:style-name="ce9" office:value-type="float" office:value="30.4693594540284" calcext:value-type="float">
            <text:p><text:s text:c="3"/>30,5 </text:p>
          </table:table-cell>
          <table:table-cell table:style-name="ce9" office:value-type="float" office:value="22.3378887017447" calcext:value-type="float">
            <text:p><text:s text:c="3"/>22,3 </text:p>
          </table:table-cell>
          <table:table-cell table:style-name="ce9" office:value-type="float" office:value="16.4872078765219" calcext:value-type="float">
            <text:p><text:s text:c="3"/>16,5 </text:p>
          </table:table-cell>
          <table:table-cell table:style-name="ce9" office:value-type="float" office:value="28.1885695269675" calcext:value-type="float">
            <text:p><text:s text:c="3"/>28,2 </text:p>
          </table:table-cell>
          <table:table-cell table:style-name="ce9" office:value-type="float" office:value="24.3696484910309" calcext:value-type="float">
            <text:p><text:s text:c="3"/>24,4 </text:p>
          </table:table-cell>
          <table:table-cell table:style-name="ce9" office:value-type="float" office:value="22.3981546930272" calcext:value-type="float">
            <text:p><text:s text:c="3"/>22,4 </text:p>
          </table:table-cell>
          <table:table-cell table:style-name="ce9" office:value-type="float" office:value="26.3411422890345" calcext:value-type="float">
            <text:p><text:s text:c="3"/>26,3 </text:p>
          </table:table-cell>
          <table:table-cell table:style-name="ce9" office:value-type="float" office:value="24.8522777694558" calcext:value-type="float">
            <text:p><text:s text:c="3"/>24,9 </text:p>
          </table:table-cell>
          <table:table-cell table:style-name="ce9" office:value-type="float" office:value="23.0527358602363" calcext:value-type="float">
            <text:p><text:s text:c="3"/>23,1 </text:p>
          </table:table-cell>
          <table:table-cell table:style-name="ce9" office:value-type="float" office:value="26.6518196786753" calcext:value-type="float">
            <text:p><text:s text:c="3"/>26,7 </text:p>
          </table:table-cell>
          <table:table-cell table:style-name="ce9" office:value-type="float" office:value="28.3100630318416" calcext:value-type="float">
            <text:p><text:s text:c="3"/>28,3 </text:p>
          </table:table-cell>
          <table:table-cell table:style-name="ce9" office:value-type="float" office:value="26.0588614792399" calcext:value-type="float">
            <text:p><text:s text:c="3"/>26,1 </text:p>
          </table:table-cell>
          <table:table-cell table:style-name="ce9" office:value-type="float" office:value="30.5612645844433" calcext:value-type="float">
            <text:p><text:s text:c="3"/>30,6 </text:p>
          </table:table-cell>
          <table:table-cell table:style-name="ce9" office:value-type="float" office:value="17.9064824119179" calcext:value-type="float">
            <text:p><text:s text:c="3"/>17,9 </text:p>
          </table:table-cell>
          <table:table-cell table:style-name="ce9" office:value-type="float" office:value="13.2818960805264" calcext:value-type="float">
            <text:p><text:s text:c="3"/>13,3 </text:p>
          </table:table-cell>
          <table:table-cell table:style-name="ce9" office:value-type="float" office:value="22.5310687433095" calcext:value-type="float">
            <text:p><text:s text:c="3"/>22,5 </text:p>
          </table:table-cell>
          <table:table-cell table:style-name="ce9" office:value-type="float" office:value="26.3391486720287" calcext:value-type="float">
            <text:p><text:s text:c="3"/>26,3 </text:p>
          </table:table-cell>
          <table:table-cell table:style-name="ce9" office:value-type="float" office:value="22.0154833203353" calcext:value-type="float">
            <text:p><text:s text:c="3"/>22,0 </text:p>
          </table:table-cell>
          <table:table-cell table:style-name="ce9" office:value-type="float" office:value="30.6628140237222" calcext:value-type="float">
            <text:p><text:s text:c="3"/>30,7 </text:p>
          </table:table-cell>
          <table:table-cell table:style-name="ce9" office:value-type="float" office:value="26.4449827484885" calcext:value-type="float">
            <text:p><text:s text:c="3"/>26,4 </text:p>
          </table:table-cell>
          <table:table-cell table:style-name="ce9" office:value-type="float" office:value="23.6494521755302" calcext:value-type="float">
            <text:p><text:s text:c="3"/>23,6 </text:p>
          </table:table-cell>
          <table:table-cell table:style-name="ce9" office:value-type="float" office:value="29.2405133214468" calcext:value-type="float">
            <text:p><text:s text:c="3"/>29,2 </text:p>
          </table:table-cell>
          <table:table-cell table:style-name="ce9" office:value-type="float" office:value="29.7492524694931" calcext:value-type="float">
            <text:p><text:s text:c="3"/>29,7 </text:p>
          </table:table-cell>
          <table:table-cell table:style-name="ce9" office:value-type="float" office:value="27.0488682091459" calcext:value-type="float">
            <text:p><text:s text:c="3"/>27,0 </text:p>
          </table:table-cell>
          <table:table-cell table:style-name="ce9" office:value-type="float" office:value="32.4496367298403" calcext:value-type="float">
            <text:p><text:s text:c="3"/>32,4 </text:p>
          </table:table-cell>
          <table:table-cell table:style-name="ce9" office:value-type="float" office:value="28.175051490385" calcext:value-type="float">
            <text:p><text:s text:c="3"/>28,2 </text:p>
          </table:table-cell>
          <table:table-cell table:style-name="ce9" office:value-type="float" office:value="23.1669424048561" calcext:value-type="float">
            <text:p><text:s text:c="3"/>23,2 </text:p>
          </table:table-cell>
          <table:table-cell table:style-name="ce9" office:value-type="float" office:value="33.183160575914" calcext:value-type="float">
            <text:p><text:s text:c="3"/>33,2 </text:p>
          </table:table-cell>
          <table:table-cell table:number-columns-repeated="963"/>
        </table:table-row>
        <table:table-row table:style-name="ro1">
          <table:table-cell office:value-type="string" calcext:value-type="string">
            <text:p>Recife</text:p>
          </table:table-cell>
          <table:table-cell table:style-name="ce9" office:value-type="float" office:value="25.3668401114449" calcext:value-type="float">
            <text:p><text:s text:c="3"/>25,4 </text:p>
          </table:table-cell>
          <table:table-cell table:style-name="ce9" office:value-type="float" office:value="23.049782096072" calcext:value-type="float">
            <text:p><text:s text:c="3"/>23,0 </text:p>
          </table:table-cell>
          <table:table-cell table:style-name="ce9" office:value-type="float" office:value="27.6838981268178" calcext:value-type="float">
            <text:p><text:s text:c="3"/>27,7 </text:p>
          </table:table-cell>
          <table:table-cell table:style-name="ce9" office:value-type="float" office:value="24.3847159257839" calcext:value-type="float">
            <text:p><text:s text:c="3"/>24,4 </text:p>
          </table:table-cell>
          <table:table-cell table:style-name="ce9" office:value-type="float" office:value="22.6216279781441" calcext:value-type="float">
            <text:p><text:s text:c="3"/>22,6 </text:p>
          </table:table-cell>
          <table:table-cell table:style-name="ce9" office:value-type="float" office:value="26.1478038734236" calcext:value-type="float">
            <text:p><text:s text:c="3"/>26,1 </text:p>
          </table:table-cell>
          <table:table-cell table:style-name="ce9" office:value-type="float" office:value="28.1243097320528" calcext:value-type="float">
            <text:p><text:s text:c="3"/>28,1 </text:p>
          </table:table-cell>
          <table:table-cell table:style-name="ce9" office:value-type="float" office:value="25.748534185075" calcext:value-type="float">
            <text:p><text:s text:c="3"/>25,7 </text:p>
          </table:table-cell>
          <table:table-cell table:style-name="ce9" office:value-type="float" office:value="30.5000852790307" calcext:value-type="float">
            <text:p><text:s text:c="3"/>30,5 </text:p>
          </table:table-cell>
          <table:table-cell table:style-name="ce9" office:value-type="float" office:value="20.4499732853007" calcext:value-type="float">
            <text:p><text:s text:c="3"/>20,4 </text:p>
          </table:table-cell>
          <table:table-cell table:style-name="ce9" office:value-type="float" office:value="17.4704972829737" calcext:value-type="float">
            <text:p><text:s text:c="3"/>17,5 </text:p>
          </table:table-cell>
          <table:table-cell table:style-name="ce9" office:value-type="float" office:value="23.4294492876276" calcext:value-type="float">
            <text:p><text:s text:c="3"/>23,4 </text:p>
          </table:table-cell>
          <table:table-cell table:style-name="ce9" office:value-type="float" office:value="25.9897050843048" calcext:value-type="float">
            <text:p><text:s text:c="3"/>26,0 </text:p>
          </table:table-cell>
          <table:table-cell table:style-name="ce9" office:value-type="float" office:value="23.2531122400958" calcext:value-type="float">
            <text:p><text:s text:c="3"/>23,3 </text:p>
          </table:table-cell>
          <table:table-cell table:style-name="ce9" office:value-type="float" office:value="28.7262979285139" calcext:value-type="float">
            <text:p><text:s text:c="3"/>28,7 </text:p>
          </table:table-cell>
          <table:table-cell table:style-name="ce9" office:value-type="float" office:value="26.464902384899" calcext:value-type="float">
            <text:p><text:s text:c="3"/>26,5 </text:p>
          </table:table-cell>
          <table:table-cell table:style-name="ce9" office:value-type="float" office:value="24.070771380545" calcext:value-type="float">
            <text:p><text:s text:c="3"/>24,1 </text:p>
          </table:table-cell>
          <table:table-cell table:style-name="ce9" office:value-type="float" office:value="28.859033389253" calcext:value-type="float">
            <text:p><text:s text:c="3"/>28,9 </text:p>
          </table:table-cell>
          <table:table-cell table:style-name="ce9" office:value-type="float" office:value="29.2290214829336" calcext:value-type="float">
            <text:p><text:s text:c="3"/>29,2 </text:p>
          </table:table-cell>
          <table:table-cell table:style-name="ce9" office:value-type="float" office:value="26.1085865212216" calcext:value-type="float">
            <text:p><text:s text:c="3"/>26,1 </text:p>
          </table:table-cell>
          <table:table-cell table:style-name="ce9" office:value-type="float" office:value="32.3494564446455" calcext:value-type="float">
            <text:p><text:s text:c="3"/>32,3 </text:p>
          </table:table-cell>
          <table:table-cell table:style-name="ce9" office:value-type="float" office:value="19.0312436285345" calcext:value-type="float">
            <text:p><text:s text:c="3"/>19,0 </text:p>
          </table:table-cell>
          <table:table-cell table:style-name="ce9" office:value-type="float" office:value="15.1135139864" calcext:value-type="float">
            <text:p><text:s text:c="3"/>15,1 </text:p>
          </table:table-cell>
          <table:table-cell table:style-name="ce9" office:value-type="float" office:value="22.948973270669" calcext:value-type="float">
            <text:p><text:s text:c="3"/>22,9 </text:p>
          </table:table-cell>
          <table:table-cell table:style-name="ce9" office:value-type="float" office:value="24.835973123459" calcext:value-type="float">
            <text:p><text:s text:c="3"/>24,8 </text:p>
          </table:table-cell>
          <table:table-cell table:style-name="ce9" office:value-type="float" office:value="21.9662153314184" calcext:value-type="float">
            <text:p><text:s text:c="3"/>22,0 </text:p>
          </table:table-cell>
          <table:table-cell table:style-name="ce9" office:value-type="float" office:value="27.7057309154996" calcext:value-type="float">
            <text:p><text:s text:c="3"/>27,7 </text:p>
          </table:table-cell>
          <table:table-cell table:style-name="ce9" office:value-type="float" office:value="22.59209300007" calcext:value-type="float">
            <text:p><text:s text:c="3"/>22,6 </text:p>
          </table:table-cell>
          <table:table-cell table:style-name="ce9" office:value-type="float" office:value="20.0970044015509" calcext:value-type="float">
            <text:p><text:s text:c="3"/>20,1 </text:p>
          </table:table-cell>
          <table:table-cell table:style-name="ce9" office:value-type="float" office:value="25.0871815985892" calcext:value-type="float">
            <text:p><text:s text:c="3"/>25,1 </text:p>
          </table:table-cell>
          <table:table-cell table:style-name="ce9" office:value-type="float" office:value="27.1291304507687" calcext:value-type="float">
            <text:p><text:s text:c="3"/>27,1 </text:p>
          </table:table-cell>
          <table:table-cell table:style-name="ce9" office:value-type="float" office:value="23.9654211879681" calcext:value-type="float">
            <text:p><text:s text:c="3"/>24,0 </text:p>
          </table:table-cell>
          <table:table-cell table:style-name="ce9" office:value-type="float" office:value="30.2928397135694" calcext:value-type="float">
            <text:p><text:s text:c="3"/>30,3 </text:p>
          </table:table-cell>
          <table:table-cell table:style-name="ce9" office:value-type="float" office:value="21.8851716265621" calcext:value-type="float">
            <text:p><text:s text:c="3"/>21,9 </text:p>
          </table:table-cell>
          <table:table-cell table:style-name="ce9" office:value-type="float" office:value="17.1562102531982" calcext:value-type="float">
            <text:p><text:s text:c="3"/>17,2 </text:p>
          </table:table-cell>
          <table:table-cell table:style-name="ce9" office:value-type="float" office:value="26.6141329999261" calcext:value-type="float">
            <text:p><text:s text:c="3"/>26,6 </text:p>
          </table:table-cell>
          <table:table-cell table:style-name="ce9" office:value-type="float" office:value="26.3464945952226" calcext:value-type="float">
            <text:p><text:s text:c="3"/>26,3 </text:p>
          </table:table-cell>
          <table:table-cell table:style-name="ce9" office:value-type="float" office:value="23.7840051269688" calcext:value-type="float">
            <text:p><text:s text:c="3"/>23,8 </text:p>
          </table:table-cell>
          <table:table-cell table:style-name="ce9" office:value-type="float" office:value="28.9089840634763" calcext:value-type="float">
            <text:p><text:s text:c="3"/>28,9 </text:p>
          </table:table-cell>
          <table:table-cell table:style-name="ce9" office:value-type="float" office:value="23.6865562346505" calcext:value-type="float">
            <text:p><text:s text:c="3"/>23,7 </text:p>
          </table:table-cell>
          <table:table-cell table:style-name="ce9" office:value-type="float" office:value="21.6303712512437" calcext:value-type="float">
            <text:p><text:s text:c="3"/>21,6 </text:p>
          </table:table-cell>
          <table:table-cell table:style-name="ce9" office:value-type="float" office:value="25.7427412180573" calcext:value-type="float">
            <text:p><text:s text:c="3"/>25,7 </text:p>
          </table:table-cell>
          <table:table-cell table:style-name="ce9" office:value-type="float" office:value="29.4005052613404" calcext:value-type="float">
            <text:p><text:s text:c="3"/>29,4 </text:p>
          </table:table-cell>
          <table:table-cell table:style-name="ce9" office:value-type="float" office:value="26.0864429211728" calcext:value-type="float">
            <text:p><text:s text:c="3"/>26,1 </text:p>
          </table:table-cell>
          <table:table-cell table:style-name="ce9" office:value-type="float" office:value="32.7145676015081" calcext:value-type="float">
            <text:p><text:s text:c="3"/>32,7 </text:p>
          </table:table-cell>
          <table:table-cell table:style-name="ce9" office:value-type="float" office:value="19.8470211425036" calcext:value-type="float">
            <text:p><text:s text:c="3"/>19,8 </text:p>
          </table:table-cell>
          <table:table-cell table:style-name="ce9" office:value-type="float" office:value="15.9923238745533" calcext:value-type="float">
            <text:p><text:s text:c="3"/>16,0 </text:p>
          </table:table-cell>
          <table:table-cell table:style-name="ce9" office:value-type="float" office:value="23.7017184104538" calcext:value-type="float">
            <text:p><text:s text:c="3"/>23,7 </text:p>
          </table:table-cell>
          <table:table-cell table:style-name="ce9" office:value-type="float" office:value="22.7288596518645" calcext:value-type="float">
            <text:p><text:s text:c="3"/>22,7 </text:p>
          </table:table-cell>
          <table:table-cell table:style-name="ce9" office:value-type="float" office:value="18.0109718288909" calcext:value-type="float">
            <text:p><text:s text:c="3"/>18,0 </text:p>
          </table:table-cell>
          <table:table-cell table:style-name="ce9" office:value-type="float" office:value="27.4467474748381" calcext:value-type="float">
            <text:p><text:s text:c="3"/>27,4 </text:p>
          </table:table-cell>
          <table:table-cell table:style-name="ce9" office:value-type="float" office:value="25.7637133819594" calcext:value-type="float">
            <text:p><text:s text:c="3"/>25,8 </text:p>
          </table:table-cell>
          <table:table-cell table:style-name="ce9" office:value-type="float" office:value="22.6787050462695" calcext:value-type="float">
            <text:p><text:s text:c="3"/>22,7 </text:p>
          </table:table-cell>
          <table:table-cell table:style-name="ce9" office:value-type="float" office:value="28.8487217176493" calcext:value-type="float">
            <text:p><text:s text:c="3"/>28,8 </text:p>
          </table:table-cell>
          <table:table-cell table:style-name="ce9" office:value-type="float" office:value="25.9525202630907" calcext:value-type="float">
            <text:p><text:s text:c="3"/>26,0 </text:p>
          </table:table-cell>
          <table:table-cell table:style-name="ce9" office:value-type="float" office:value="23.0538275066256" calcext:value-type="float">
            <text:p><text:s text:c="3"/>23,1 </text:p>
          </table:table-cell>
          <table:table-cell table:style-name="ce9" office:value-type="float" office:value="28.8512130195559" calcext:value-type="float">
            <text:p><text:s text:c="3"/>28,9 </text:p>
          </table:table-cell>
          <table:table-cell table:style-name="ce9" office:value-type="float" office:value="21.7159530171015" calcext:value-type="float">
            <text:p><text:s text:c="3"/>21,7 </text:p>
          </table:table-cell>
          <table:table-cell table:style-name="ce9" office:value-type="float" office:value="17.1571072864559" calcext:value-type="float">
            <text:p><text:s text:c="3"/>17,2 </text:p>
          </table:table-cell>
          <table:table-cell table:style-name="ce9" office:value-type="float" office:value="26.2747987477471" calcext:value-type="float">
            <text:p><text:s text:c="3"/>26,3 </text:p>
          </table:table-cell>
          <table:table-cell table:number-columns-repeated="963"/>
        </table:table-row>
        <table:table-row table:style-name="ro1">
          <table:table-cell office:value-type="string" calcext:value-type="string">
            <text:p>Maceió</text:p>
          </table:table-cell>
          <table:table-cell table:style-name="ce9" office:value-type="float" office:value="25.582295698158" calcext:value-type="float">
            <text:p><text:s text:c="3"/>25,6 </text:p>
          </table:table-cell>
          <table:table-cell table:style-name="ce9" office:value-type="float" office:value="22.8752709721675" calcext:value-type="float">
            <text:p><text:s text:c="3"/>22,9 </text:p>
          </table:table-cell>
          <table:table-cell table:style-name="ce9" office:value-type="float" office:value="28.2893204241485" calcext:value-type="float">
            <text:p><text:s text:c="3"/>28,3 </text:p>
          </table:table-cell>
          <table:table-cell table:style-name="ce9" office:value-type="float" office:value="25.1891885843977" calcext:value-type="float">
            <text:p><text:s text:c="3"/>25,2 </text:p>
          </table:table-cell>
          <table:table-cell table:style-name="ce9" office:value-type="float" office:value="22.5238269588473" calcext:value-type="float">
            <text:p><text:s text:c="3"/>22,5 </text:p>
          </table:table-cell>
          <table:table-cell table:style-name="ce9" office:value-type="float" office:value="27.8545502099482" calcext:value-type="float">
            <text:p><text:s text:c="3"/>27,9 </text:p>
          </table:table-cell>
          <table:table-cell table:style-name="ce9" office:value-type="float" office:value="26.1565235675123" calcext:value-type="float">
            <text:p><text:s text:c="3"/>26,2 </text:p>
          </table:table-cell>
          <table:table-cell table:style-name="ce9" office:value-type="float" office:value="23.4347132893042" calcext:value-type="float">
            <text:p><text:s text:c="3"/>23,4 </text:p>
          </table:table-cell>
          <table:table-cell table:style-name="ce9" office:value-type="float" office:value="28.8783338457205" calcext:value-type="float">
            <text:p><text:s text:c="3"/>28,9 </text:p>
          </table:table-cell>
          <table:table-cell table:style-name="ce9" office:value-type="float" office:value="20.0750491124314" calcext:value-type="float">
            <text:p><text:s text:c="3"/>20,1 </text:p>
          </table:table-cell>
          <table:table-cell table:style-name="ce9" office:value-type="float" office:value="14.1297933270789" calcext:value-type="float">
            <text:p><text:s text:c="3"/>14,1 </text:p>
          </table:table-cell>
          <table:table-cell table:style-name="ce9" office:value-type="float" office:value="26.0203048977838" calcext:value-type="float">
            <text:p><text:s text:c="3"/>26,0 </text:p>
          </table:table-cell>
          <table:table-cell table:style-name="ce9" office:value-type="float" office:value="24.37512384472" calcext:value-type="float">
            <text:p><text:s text:c="3"/>24,4 </text:p>
          </table:table-cell>
          <table:table-cell table:style-name="ce9" office:value-type="float" office:value="20.4483906823629" calcext:value-type="float">
            <text:p><text:s text:c="3"/>20,4 </text:p>
          </table:table-cell>
          <table:table-cell table:style-name="ce9" office:value-type="float" office:value="28.301857007077" calcext:value-type="float">
            <text:p><text:s text:c="3"/>28,3 </text:p>
          </table:table-cell>
          <table:table-cell table:style-name="ce9" office:value-type="float" office:value="27.0909645320367" calcext:value-type="float">
            <text:p><text:s text:c="3"/>27,1 </text:p>
          </table:table-cell>
          <table:table-cell table:style-name="ce9" office:value-type="float" office:value="23.4619218280067" calcext:value-type="float">
            <text:p><text:s text:c="3"/>23,5 </text:p>
          </table:table-cell>
          <table:table-cell table:style-name="ce9" office:value-type="float" office:value="30.7200072360667" calcext:value-type="float">
            <text:p><text:s text:c="3"/>30,7 </text:p>
          </table:table-cell>
          <table:table-cell table:style-name="ce9" office:value-type="float" office:value="27.7716214881019" calcext:value-type="float">
            <text:p><text:s text:c="3"/>27,8 </text:p>
          </table:table-cell>
          <table:table-cell table:style-name="ce9" office:value-type="float" office:value="24.6114005855449" calcext:value-type="float">
            <text:p><text:s text:c="3"/>24,6 </text:p>
          </table:table-cell>
          <table:table-cell table:style-name="ce9" office:value-type="float" office:value="30.9318423906588" calcext:value-type="float">
            <text:p><text:s text:c="3"/>30,9 </text:p>
          </table:table-cell>
          <table:table-cell table:style-name="ce9" office:value-type="float" office:value="21.7004387487476" calcext:value-type="float">
            <text:p><text:s text:c="3"/>21,7 </text:p>
          </table:table-cell>
          <table:table-cell table:style-name="ce9" office:value-type="float" office:value="14.3433091663665" calcext:value-type="float">
            <text:p><text:s text:c="3"/>14,3 </text:p>
          </table:table-cell>
          <table:table-cell table:style-name="ce9" office:value-type="float" office:value="29.0575683311286" calcext:value-type="float">
            <text:p><text:s text:c="3"/>29,1 </text:p>
          </table:table-cell>
          <table:table-cell table:style-name="ce9" office:value-type="float" office:value="26.4785532006764" calcext:value-type="float">
            <text:p><text:s text:c="3"/>26,5 </text:p>
          </table:table-cell>
          <table:table-cell table:style-name="ce9" office:value-type="float" office:value="23.4774758616209" calcext:value-type="float">
            <text:p><text:s text:c="3"/>23,5 </text:p>
          </table:table-cell>
          <table:table-cell table:style-name="ce9" office:value-type="float" office:value="29.4796305397319" calcext:value-type="float">
            <text:p><text:s text:c="3"/>29,5 </text:p>
          </table:table-cell>
          <table:table-cell table:style-name="ce9" office:value-type="float" office:value="23.5712984704348" calcext:value-type="float">
            <text:p><text:s text:c="3"/>23,6 </text:p>
          </table:table-cell>
          <table:table-cell table:style-name="ce9" office:value-type="float" office:value="20.1021274324125" calcext:value-type="float">
            <text:p><text:s text:c="3"/>20,1 </text:p>
          </table:table-cell>
          <table:table-cell table:style-name="ce9" office:value-type="float" office:value="27.0404695084571" calcext:value-type="float">
            <text:p><text:s text:c="3"/>27,0 </text:p>
          </table:table-cell>
          <table:table-cell table:style-name="ce9" office:value-type="float" office:value="24.7134307012788" calcext:value-type="float">
            <text:p><text:s text:c="3"/>24,7 </text:p>
          </table:table-cell>
          <table:table-cell table:style-name="ce9" office:value-type="float" office:value="21.0896601262817" calcext:value-type="float">
            <text:p><text:s text:c="3"/>21,1 </text:p>
          </table:table-cell>
          <table:table-cell table:style-name="ce9" office:value-type="float" office:value="28.3372012762758" calcext:value-type="float">
            <text:p><text:s text:c="3"/>28,3 </text:p>
          </table:table-cell>
          <table:table-cell table:style-name="ce9" office:value-type="float" office:value="18.5338539213372" calcext:value-type="float">
            <text:p><text:s text:c="3"/>18,5 </text:p>
          </table:table-cell>
          <table:table-cell table:style-name="ce9" office:value-type="float" office:value="11.7197218581221" calcext:value-type="float">
            <text:p><text:s text:c="3"/>11,7 </text:p>
          </table:table-cell>
          <table:table-cell table:style-name="ce9" office:value-type="float" office:value="25.3479859845522" calcext:value-type="float">
            <text:p><text:s text:c="3"/>25,3 </text:p>
          </table:table-cell>
          <table:table-cell table:style-name="ce9" office:value-type="float" office:value="24.3356052076674" calcext:value-type="float">
            <text:p><text:s text:c="3"/>24,3 </text:p>
          </table:table-cell>
          <table:table-cell table:style-name="ce9" office:value-type="float" office:value="21.0416705263129" calcext:value-type="float">
            <text:p><text:s text:c="3"/>21,0 </text:p>
          </table:table-cell>
          <table:table-cell table:style-name="ce9" office:value-type="float" office:value="27.6295398890219" calcext:value-type="float">
            <text:p><text:s text:c="3"/>27,6 </text:p>
          </table:table-cell>
          <table:table-cell table:style-name="ce9" office:value-type="float" office:value="24.5661358486158" calcext:value-type="float">
            <text:p><text:s text:c="3"/>24,6 </text:p>
          </table:table-cell>
          <table:table-cell table:style-name="ce9" office:value-type="float" office:value="21.7564906768245" calcext:value-type="float">
            <text:p><text:s text:c="3"/>21,8 </text:p>
          </table:table-cell>
          <table:table-cell table:style-name="ce9" office:value-type="float" office:value="27.3757810204072" calcext:value-type="float">
            <text:p><text:s text:c="3"/>27,4 </text:p>
          </table:table-cell>
          <table:table-cell table:style-name="ce9" office:value-type="float" office:value="26.3423530360607" calcext:value-type="float">
            <text:p><text:s text:c="3"/>26,3 </text:p>
          </table:table-cell>
          <table:table-cell table:style-name="ce9" office:value-type="float" office:value="23.2613628653354" calcext:value-type="float">
            <text:p><text:s text:c="3"/>23,3 </text:p>
          </table:table-cell>
          <table:table-cell table:style-name="ce9" office:value-type="float" office:value="29.423343206786" calcext:value-type="float">
            <text:p><text:s text:c="3"/>29,4 </text:p>
          </table:table-cell>
          <table:table-cell table:style-name="ce9" office:value-type="float" office:value="16.8162094205938" calcext:value-type="float">
            <text:p><text:s text:c="3"/>16,8 </text:p>
          </table:table-cell>
          <table:table-cell table:style-name="ce9" office:value-type="float" office:value="7.63643304172109" calcext:value-type="float">
            <text:p><text:s text:c="3"/>7,6 </text:p>
          </table:table-cell>
          <table:table-cell table:style-name="ce9" office:value-type="float" office:value="25.9959857994664" calcext:value-type="float">
            <text:p><text:s text:c="3"/>26,0 </text:p>
          </table:table-cell>
          <table:table-cell table:style-name="ce9" office:value-type="float" office:value="28.8408694213506" calcext:value-type="float">
            <text:p><text:s text:c="3"/>28,8 </text:p>
          </table:table-cell>
          <table:table-cell table:style-name="ce9" office:value-type="float" office:value="25.5042397624185" calcext:value-type="float">
            <text:p><text:s text:c="3"/>25,5 </text:p>
          </table:table-cell>
          <table:table-cell table:style-name="ce9" office:value-type="float" office:value="32.1774990802828" calcext:value-type="float">
            <text:p><text:s text:c="3"/>32,2 </text:p>
          </table:table-cell>
          <table:table-cell table:style-name="ce9" office:value-type="float" office:value="26.2370662482281" calcext:value-type="float">
            <text:p><text:s text:c="3"/>26,2 </text:p>
          </table:table-cell>
          <table:table-cell table:style-name="ce9" office:value-type="float" office:value="21.0933020455602" calcext:value-type="float">
            <text:p><text:s text:c="3"/>21,1 </text:p>
          </table:table-cell>
          <table:table-cell table:style-name="ce9" office:value-type="float" office:value="31.380830450896" calcext:value-type="float">
            <text:p><text:s text:c="3"/>31,4 </text:p>
          </table:table-cell>
          <table:table-cell table:style-name="ce9" office:value-type="float" office:value="25.9575916287795" calcext:value-type="float">
            <text:p><text:s text:c="3"/>26,0 </text:p>
          </table:table-cell>
          <table:table-cell table:style-name="ce9" office:value-type="float" office:value="21.3964158434232" calcext:value-type="float">
            <text:p><text:s text:c="3"/>21,4 </text:p>
          </table:table-cell>
          <table:table-cell table:style-name="ce9" office:value-type="float" office:value="30.5187674141357" calcext:value-type="float">
            <text:p><text:s text:c="3"/>30,5 </text:p>
          </table:table-cell>
          <table:table-cell table:style-name="ce9" office:value-type="float" office:value="25.0353887114802" calcext:value-type="float">
            <text:p><text:s text:c="3"/>25,0 </text:p>
          </table:table-cell>
          <table:table-cell table:style-name="ce9" office:value-type="float" office:value="20.1240258035104" calcext:value-type="float">
            <text:p><text:s text:c="3"/>20,1 </text:p>
          </table:table-cell>
          <table:table-cell table:style-name="ce9" office:value-type="float" office:value="29.9467516194501" calcext:value-type="float">
            <text:p><text:s text:c="3"/>29,9 </text:p>
          </table:table-cell>
          <table:table-cell table:number-columns-repeated="963"/>
        </table:table-row>
        <table:table-row table:style-name="ro1">
          <table:table-cell office:value-type="string" calcext:value-type="string">
            <text:p>Aracaju</text:p>
          </table:table-cell>
          <table:table-cell table:style-name="ce9" office:value-type="float" office:value="28.3179110003656" calcext:value-type="float">
            <text:p><text:s text:c="3"/>28,3 </text:p>
          </table:table-cell>
          <table:table-cell table:style-name="ce9" office:value-type="float" office:value="26.2519396935989" calcext:value-type="float">
            <text:p><text:s text:c="3"/>26,3 </text:p>
          </table:table-cell>
          <table:table-cell table:style-name="ce9" office:value-type="float" office:value="30.3838823071322" calcext:value-type="float">
            <text:p><text:s text:c="3"/>30,4 </text:p>
          </table:table-cell>
          <table:table-cell table:style-name="ce9" office:value-type="float" office:value="28.2591190197484" calcext:value-type="float">
            <text:p><text:s text:c="3"/>28,3 </text:p>
          </table:table-cell>
          <table:table-cell table:style-name="ce9" office:value-type="float" office:value="26.101958557533" calcext:value-type="float">
            <text:p><text:s text:c="3"/>26,1 </text:p>
          </table:table-cell>
          <table:table-cell table:style-name="ce9" office:value-type="float" office:value="30.4162794819637" calcext:value-type="float">
            <text:p><text:s text:c="3"/>30,4 </text:p>
          </table:table-cell>
          <table:table-cell table:style-name="ce9" office:value-type="float" office:value="32.6291777769087" calcext:value-type="float">
            <text:p><text:s text:c="3"/>32,6 </text:p>
          </table:table-cell>
          <table:table-cell table:style-name="ce9" office:value-type="float" office:value="30.7395730076154" calcext:value-type="float">
            <text:p><text:s text:c="3"/>30,7 </text:p>
          </table:table-cell>
          <table:table-cell table:style-name="ce9" office:value-type="float" office:value="34.5187825462019" calcext:value-type="float">
            <text:p><text:s text:c="3"/>34,5 </text:p>
          </table:table-cell>
          <table:table-cell table:style-name="ce9" office:value-type="float" office:value="26.3270641486527" calcext:value-type="float">
            <text:p><text:s text:c="3"/>26,3 </text:p>
          </table:table-cell>
          <table:table-cell table:style-name="ce9" office:value-type="float" office:value="21.6210625650769" calcext:value-type="float">
            <text:p><text:s text:c="3"/>21,6 </text:p>
          </table:table-cell>
          <table:table-cell table:style-name="ce9" office:value-type="float" office:value="31.0330657322286" calcext:value-type="float">
            <text:p><text:s text:c="3"/>31,0 </text:p>
          </table:table-cell>
          <table:table-cell table:style-name="ce9" office:value-type="float" office:value="29.8761330305673" calcext:value-type="float">
            <text:p><text:s text:c="3"/>29,9 </text:p>
          </table:table-cell>
          <table:table-cell table:style-name="ce9" office:value-type="float" office:value="26.7223826956091" calcext:value-type="float">
            <text:p><text:s text:c="3"/>26,7 </text:p>
          </table:table-cell>
          <table:table-cell table:style-name="ce9" office:value-type="float" office:value="33.0298833655255" calcext:value-type="float">
            <text:p><text:s text:c="3"/>33,0 </text:p>
          </table:table-cell>
          <table:table-cell table:style-name="ce9" office:value-type="float" office:value="29.3951751740232" calcext:value-type="float">
            <text:p><text:s text:c="3"/>29,4 </text:p>
          </table:table-cell>
          <table:table-cell table:style-name="ce9" office:value-type="float" office:value="25.9465706142193" calcext:value-type="float">
            <text:p><text:s text:c="3"/>25,9 </text:p>
          </table:table-cell>
          <table:table-cell table:style-name="ce9" office:value-type="float" office:value="32.8437797338272" calcext:value-type="float">
            <text:p><text:s text:c="3"/>32,8 </text:p>
          </table:table-cell>
          <table:table-cell table:style-name="ce9" office:value-type="float" office:value="32.8694113919222" calcext:value-type="float">
            <text:p><text:s text:c="3"/>32,9 </text:p>
          </table:table-cell>
          <table:table-cell table:style-name="ce9" office:value-type="float" office:value="29.5784949808168" calcext:value-type="float">
            <text:p><text:s text:c="3"/>29,6 </text:p>
          </table:table-cell>
          <table:table-cell table:style-name="ce9" office:value-type="float" office:value="36.1603278030276" calcext:value-type="float">
            <text:p><text:s text:c="3"/>36,2 </text:p>
          </table:table-cell>
          <table:table-cell table:style-name="ce9" office:value-type="float" office:value="27.9110141020435" calcext:value-type="float">
            <text:p><text:s text:c="3"/>27,9 </text:p>
          </table:table-cell>
          <table:table-cell table:style-name="ce9" office:value-type="float" office:value="22.2727764131174" calcext:value-type="float">
            <text:p><text:s text:c="3"/>22,3 </text:p>
          </table:table-cell>
          <table:table-cell table:style-name="ce9" office:value-type="float" office:value="33.5492517909696" calcext:value-type="float">
            <text:p><text:s text:c="3"/>33,5 </text:p>
          </table:table-cell>
          <table:table-cell table:style-name="ce9" office:value-type="float" office:value="27.1470826332926" calcext:value-type="float">
            <text:p><text:s text:c="3"/>27,1 </text:p>
          </table:table-cell>
          <table:table-cell table:style-name="ce9" office:value-type="float" office:value="24.5224053120431" calcext:value-type="float">
            <text:p><text:s text:c="3"/>24,5 </text:p>
          </table:table-cell>
          <table:table-cell table:style-name="ce9" office:value-type="float" office:value="29.7717599545421" calcext:value-type="float">
            <text:p><text:s text:c="3"/>29,8 </text:p>
          </table:table-cell>
          <table:table-cell table:style-name="ce9" office:value-type="float" office:value="27.3387141546133" calcext:value-type="float">
            <text:p><text:s text:c="3"/>27,3 </text:p>
          </table:table-cell>
          <table:table-cell table:style-name="ce9" office:value-type="float" office:value="24.9184257343415" calcext:value-type="float">
            <text:p><text:s text:c="3"/>24,9 </text:p>
          </table:table-cell>
          <table:table-cell table:style-name="ce9" office:value-type="float" office:value="29.759002574885" calcext:value-type="float">
            <text:p><text:s text:c="3"/>29,8 </text:p>
          </table:table-cell>
          <table:table-cell table:style-name="ce9" office:value-type="float" office:value="32.4100475316699" calcext:value-type="float">
            <text:p><text:s text:c="3"/>32,4 </text:p>
          </table:table-cell>
          <table:table-cell table:style-name="ce9" office:value-type="float" office:value="29.5110552406864" calcext:value-type="float">
            <text:p><text:s text:c="3"/>29,5 </text:p>
          </table:table-cell>
          <table:table-cell table:style-name="ce9" office:value-type="float" office:value="35.3090398226534" calcext:value-type="float">
            <text:p><text:s text:c="3"/>35,3 </text:p>
          </table:table-cell>
          <table:table-cell table:style-name="ce9" office:value-type="float" office:value="24.7082480904766" calcext:value-type="float">
            <text:p><text:s text:c="3"/>24,7 </text:p>
          </table:table-cell>
          <table:table-cell table:style-name="ce9" office:value-type="float" office:value="17.7747253080877" calcext:value-type="float">
            <text:p><text:s text:c="3"/>17,8 </text:p>
          </table:table-cell>
          <table:table-cell table:style-name="ce9" office:value-type="float" office:value="31.6417708728656" calcext:value-type="float">
            <text:p><text:s text:c="3"/>31,6 </text:p>
          </table:table-cell>
          <table:table-cell table:style-name="ce9" office:value-type="float" office:value="28.1027901630727" calcext:value-type="float">
            <text:p><text:s text:c="3"/>28,1 </text:p>
          </table:table-cell>
          <table:table-cell table:style-name="ce9" office:value-type="float" office:value="25.5427507343833" calcext:value-type="float">
            <text:p><text:s text:c="3"/>25,5 </text:p>
          </table:table-cell>
          <table:table-cell table:style-name="ce9" office:value-type="float" office:value="30.662829591762" calcext:value-type="float">
            <text:p><text:s text:c="3"/>30,7 </text:p>
          </table:table-cell>
          <table:table-cell table:style-name="ce9" office:value-type="float" office:value="29.521996700049" calcext:value-type="float">
            <text:p><text:s text:c="3"/>29,5 </text:p>
          </table:table-cell>
          <table:table-cell table:style-name="ce9" office:value-type="float" office:value="26.8303405167384" calcext:value-type="float">
            <text:p><text:s text:c="3"/>26,8 </text:p>
          </table:table-cell>
          <table:table-cell table:style-name="ce9" office:value-type="float" office:value="32.2136528833596" calcext:value-type="float">
            <text:p><text:s text:c="3"/>32,2 </text:p>
          </table:table-cell>
          <table:table-cell table:style-name="ce9" office:value-type="float" office:value="33.3253762944004" calcext:value-type="float">
            <text:p><text:s text:c="3"/>33,3 </text:p>
          </table:table-cell>
          <table:table-cell table:style-name="ce9" office:value-type="float" office:value="30.9150917783486" calcext:value-type="float">
            <text:p><text:s text:c="3"/>30,9 </text:p>
          </table:table-cell>
          <table:table-cell table:style-name="ce9" office:value-type="float" office:value="35.7356608104522" calcext:value-type="float">
            <text:p><text:s text:c="3"/>35,7 </text:p>
          </table:table-cell>
          <table:table-cell table:style-name="ce9" office:value-type="float" office:value="23.1822513817557" calcext:value-type="float">
            <text:p><text:s text:c="3"/>23,2 </text:p>
          </table:table-cell>
          <table:table-cell table:style-name="ce9" office:value-type="float" office:value="18.6631197004082" calcext:value-type="float">
            <text:p><text:s text:c="3"/>18,7 </text:p>
          </table:table-cell>
          <table:table-cell table:style-name="ce9" office:value-type="float" office:value="27.7013830631032" calcext:value-type="float">
            <text:p><text:s text:c="3"/>27,7 </text:p>
          </table:table-cell>
          <table:table-cell table:style-name="ce9" office:value-type="float" office:value="28.7386552030379" calcext:value-type="float">
            <text:p><text:s text:c="3"/>28,7 </text:p>
          </table:table-cell>
          <table:table-cell table:style-name="ce9" office:value-type="float" office:value="25.2400002288333" calcext:value-type="float">
            <text:p><text:s text:c="3"/>25,2 </text:p>
          </table:table-cell>
          <table:table-cell table:style-name="ce9" office:value-type="float" office:value="32.2373101772425" calcext:value-type="float">
            <text:p><text:s text:c="3"/>32,2 </text:p>
          </table:table-cell>
          <table:table-cell table:style-name="ce9" office:value-type="float" office:value="26.2757035766453" calcext:value-type="float">
            <text:p><text:s text:c="3"/>26,3 </text:p>
          </table:table-cell>
          <table:table-cell table:style-name="ce9" office:value-type="float" office:value="22.8242547921474" calcext:value-type="float">
            <text:p><text:s text:c="3"/>22,8 </text:p>
          </table:table-cell>
          <table:table-cell table:style-name="ce9" office:value-type="float" office:value="29.7271523611433" calcext:value-type="float">
            <text:p><text:s text:c="3"/>29,7 </text:p>
          </table:table-cell>
          <table:table-cell table:style-name="ce9" office:value-type="float" office:value="31.6415161577824" calcext:value-type="float">
            <text:p><text:s text:c="3"/>31,6 </text:p>
          </table:table-cell>
          <table:table-cell table:style-name="ce9" office:value-type="float" office:value="28.6814549249897" calcext:value-type="float">
            <text:p><text:s text:c="3"/>28,7 </text:p>
          </table:table-cell>
          <table:table-cell table:style-name="ce9" office:value-type="float" office:value="34.6015773905751" calcext:value-type="float">
            <text:p><text:s text:c="3"/>34,6 </text:p>
          </table:table-cell>
          <table:table-cell table:style-name="ce9" office:value-type="float" office:value="29.6152291701605" calcext:value-type="float">
            <text:p><text:s text:c="3"/>29,6 </text:p>
          </table:table-cell>
          <table:table-cell table:style-name="ce9" office:value-type="float" office:value="21.3248553043958" calcext:value-type="float">
            <text:p><text:s text:c="3"/>21,3 </text:p>
          </table:table-cell>
          <table:table-cell table:style-name="ce9" office:value-type="float" office:value="37.9056030359252" calcext:value-type="float">
            <text:p><text:s text:c="3"/>37,9 </text:p>
          </table:table-cell>
          <table:table-cell table:number-columns-repeated="963"/>
        </table:table-row>
        <table:table-row table:style-name="ro1">
          <table:table-cell office:value-type="string" calcext:value-type="string">
            <text:p>Salvador</text:p>
          </table:table-cell>
          <table:table-cell table:style-name="ce9" office:value-type="float" office:value="22.376540199185" calcext:value-type="float">
            <text:p><text:s text:c="3"/>22,4 </text:p>
          </table:table-cell>
          <table:table-cell table:style-name="ce9" office:value-type="float" office:value="20.2614676992037" calcext:value-type="float">
            <text:p><text:s text:c="3"/>20,3 </text:p>
          </table:table-cell>
          <table:table-cell table:style-name="ce9" office:value-type="float" office:value="24.4916126991663" calcext:value-type="float">
            <text:p><text:s text:c="3"/>24,5 </text:p>
          </table:table-cell>
          <table:table-cell table:style-name="ce9" office:value-type="float" office:value="22.9724998790992" calcext:value-type="float">
            <text:p><text:s text:c="3"/>23,0 </text:p>
          </table:table-cell>
          <table:table-cell table:style-name="ce9" office:value-type="float" office:value="21.0130870257634" calcext:value-type="float">
            <text:p><text:s text:c="3"/>21,0 </text:p>
          </table:table-cell>
          <table:table-cell table:style-name="ce9" office:value-type="float" office:value="24.9319127324351" calcext:value-type="float">
            <text:p><text:s text:c="3"/>24,9 </text:p>
          </table:table-cell>
          <table:table-cell table:style-name="ce9" office:value-type="float" office:value="28.2090959705338" calcext:value-type="float">
            <text:p><text:s text:c="3"/>28,2 </text:p>
          </table:table-cell>
          <table:table-cell table:style-name="ce9" office:value-type="float" office:value="25.9249410368633" calcext:value-type="float">
            <text:p><text:s text:c="3"/>25,9 </text:p>
          </table:table-cell>
          <table:table-cell table:style-name="ce9" office:value-type="float" office:value="30.4932509042042" calcext:value-type="float">
            <text:p><text:s text:c="3"/>30,5 </text:p>
          </table:table-cell>
          <table:table-cell table:style-name="ce9" office:value-type="float" office:value="21.392370883362" calcext:value-type="float">
            <text:p><text:s text:c="3"/>21,4 </text:p>
          </table:table-cell>
          <table:table-cell table:style-name="ce9" office:value-type="float" office:value="14.6667182096764" calcext:value-type="float">
            <text:p><text:s text:c="3"/>14,7 </text:p>
          </table:table-cell>
          <table:table-cell table:style-name="ce9" office:value-type="float" office:value="28.1180235570476" calcext:value-type="float">
            <text:p><text:s text:c="3"/>28,1 </text:p>
          </table:table-cell>
          <table:table-cell table:style-name="ce9" office:value-type="float" office:value="22.7932272528746" calcext:value-type="float">
            <text:p><text:s text:c="3"/>22,8 </text:p>
          </table:table-cell>
          <table:table-cell table:style-name="ce9" office:value-type="float" office:value="19.9207536638892" calcext:value-type="float">
            <text:p><text:s text:c="3"/>19,9 </text:p>
          </table:table-cell>
          <table:table-cell table:style-name="ce9" office:value-type="float" office:value="25.66570084186" calcext:value-type="float">
            <text:p><text:s text:c="3"/>25,7 </text:p>
          </table:table-cell>
          <table:table-cell table:style-name="ce9" office:value-type="float" office:value="25.3440194948213" calcext:value-type="float">
            <text:p><text:s text:c="3"/>25,3 </text:p>
          </table:table-cell>
          <table:table-cell table:style-name="ce9" office:value-type="float" office:value="22.439254463196" calcext:value-type="float">
            <text:p><text:s text:c="3"/>22,4 </text:p>
          </table:table-cell>
          <table:table-cell table:style-name="ce9" office:value-type="float" office:value="28.2487845264467" calcext:value-type="float">
            <text:p><text:s text:c="3"/>28,2 </text:p>
          </table:table-cell>
          <table:table-cell table:style-name="ce9" office:value-type="float" office:value="31.3318458946226" calcext:value-type="float">
            <text:p><text:s text:c="3"/>31,3 </text:p>
          </table:table-cell>
          <table:table-cell table:style-name="ce9" office:value-type="float" office:value="28.4029959655744" calcext:value-type="float">
            <text:p><text:s text:c="3"/>28,4 </text:p>
          </table:table-cell>
          <table:table-cell table:style-name="ce9" office:value-type="float" office:value="34.2606958236708" calcext:value-type="float">
            <text:p><text:s text:c="3"/>34,3 </text:p>
          </table:table-cell>
          <table:table-cell table:style-name="ce9" office:value-type="float" office:value="28.5047719261795" calcext:value-type="float">
            <text:p><text:s text:c="3"/>28,5 </text:p>
          </table:table-cell>
          <table:table-cell table:style-name="ce9" office:value-type="float" office:value="19.4354231609061" calcext:value-type="float">
            <text:p><text:s text:c="3"/>19,4 </text:p>
          </table:table-cell>
          <table:table-cell table:style-name="ce9" office:value-type="float" office:value="37.5741206914528" calcext:value-type="float">
            <text:p><text:s text:c="3"/>37,6 </text:p>
          </table:table-cell>
          <table:table-cell table:style-name="ce9" office:value-type="float" office:value="22.0652883479643" calcext:value-type="float">
            <text:p><text:s text:c="3"/>22,1 </text:p>
          </table:table-cell>
          <table:table-cell table:style-name="ce9" office:value-type="float" office:value="19.5525491708867" calcext:value-type="float">
            <text:p><text:s text:c="3"/>19,6 </text:p>
          </table:table-cell>
          <table:table-cell table:style-name="ce9" office:value-type="float" office:value="24.5780275250419" calcext:value-type="float">
            <text:p><text:s text:c="3"/>24,6 </text:p>
          </table:table-cell>
          <table:table-cell table:style-name="ce9" office:value-type="float" office:value="20.8038051274692" calcext:value-type="float">
            <text:p><text:s text:c="3"/>20,8 </text:p>
          </table:table-cell>
          <table:table-cell table:style-name="ce9" office:value-type="float" office:value="17.8824747979233" calcext:value-type="float">
            <text:p><text:s text:c="3"/>17,9 </text:p>
          </table:table-cell>
          <table:table-cell table:style-name="ce9" office:value-type="float" office:value="23.725135457015" calcext:value-type="float">
            <text:p><text:s text:c="3"/>23,7 </text:p>
          </table:table-cell>
          <table:table-cell table:style-name="ce9" office:value-type="float" office:value="25.5471834454654" calcext:value-type="float">
            <text:p><text:s text:c="3"/>25,5 </text:p>
          </table:table-cell>
          <table:table-cell table:style-name="ce9" office:value-type="float" office:value="22.3573209110885" calcext:value-type="float">
            <text:p><text:s text:c="3"/>22,4 </text:p>
          </table:table-cell>
          <table:table-cell table:style-name="ce9" office:value-type="float" office:value="28.7370459798423" calcext:value-type="float">
            <text:p><text:s text:c="3"/>28,7 </text:p>
          </table:table-cell>
          <table:table-cell table:style-name="ce9" office:value-type="float" office:value="14.1191971279657" calcext:value-type="float">
            <text:p><text:s text:c="3"/>14,1 </text:p>
          </table:table-cell>
          <table:table-cell table:style-name="ce9" office:value-type="float" office:value="9.51231314468985" calcext:value-type="float">
            <text:p><text:s text:c="3"/>9,5 </text:p>
          </table:table-cell>
          <table:table-cell table:style-name="ce9" office:value-type="float" office:value="18.7260811112416" calcext:value-type="float">
            <text:p><text:s text:c="3"/>18,7 </text:p>
          </table:table-cell>
          <table:table-cell table:style-name="ce9" office:value-type="float" office:value="21.6552471319073" calcext:value-type="float">
            <text:p><text:s text:c="3"/>21,7 </text:p>
          </table:table-cell>
          <table:table-cell table:style-name="ce9" office:value-type="float" office:value="19.4866699567995" calcext:value-type="float">
            <text:p><text:s text:c="3"/>19,5 </text:p>
          </table:table-cell>
          <table:table-cell table:style-name="ce9" office:value-type="float" office:value="23.8238243070151" calcext:value-type="float">
            <text:p><text:s text:c="3"/>23,8 </text:p>
          </table:table-cell>
          <table:table-cell table:style-name="ce9" office:value-type="float" office:value="22.4585898816885" calcext:value-type="float">
            <text:p><text:s text:c="3"/>22,5 </text:p>
          </table:table-cell>
          <table:table-cell table:style-name="ce9" office:value-type="float" office:value="20.1094815817576" calcext:value-type="float">
            <text:p><text:s text:c="3"/>20,1 </text:p>
          </table:table-cell>
          <table:table-cell table:style-name="ce9" office:value-type="float" office:value="24.8076981816193" calcext:value-type="float">
            <text:p><text:s text:c="3"/>24,8 </text:p>
          </table:table-cell>
          <table:table-cell table:style-name="ce9" office:value-type="float" office:value="27.3120394628737" calcext:value-type="float">
            <text:p><text:s text:c="3"/>27,3 </text:p>
          </table:table-cell>
          <table:table-cell table:style-name="ce9" office:value-type="float" office:value="24.9636605160496" calcext:value-type="float">
            <text:p><text:s text:c="3"/>25,0 </text:p>
          </table:table-cell>
          <table:table-cell table:style-name="ce9" office:value-type="float" office:value="29.6604184096978" calcext:value-type="float">
            <text:p><text:s text:c="3"/>29,7 </text:p>
          </table:table-cell>
          <table:table-cell table:style-name="ce9" office:value-type="float" office:value="19.2551178200421" calcext:value-type="float">
            <text:p><text:s text:c="3"/>19,3 </text:p>
          </table:table-cell>
          <table:table-cell table:style-name="ce9" office:value-type="float" office:value="9.81446920355048" calcext:value-type="float">
            <text:p><text:s text:c="3"/>9,8 </text:p>
          </table:table-cell>
          <table:table-cell table:style-name="ce9" office:value-type="float" office:value="28.6957664365338" calcext:value-type="float">
            <text:p><text:s text:c="3"/>28,7 </text:p>
          </table:table-cell>
          <table:table-cell table:style-name="ce9" office:value-type="float" office:value="26.6160819884499" calcext:value-type="float">
            <text:p><text:s text:c="3"/>26,6 </text:p>
          </table:table-cell>
          <table:table-cell table:style-name="ce9" office:value-type="float" office:value="19.322121969483" calcext:value-type="float">
            <text:p><text:s text:c="3"/>19,3 </text:p>
          </table:table-cell>
          <table:table-cell table:style-name="ce9" office:value-type="float" office:value="33.9100420074168" calcext:value-type="float">
            <text:p><text:s text:c="3"/>33,9 </text:p>
          </table:table-cell>
          <table:table-cell table:style-name="ce9" office:value-type="float" office:value="24.6539229907587" calcext:value-type="float">
            <text:p><text:s text:c="3"/>24,7 </text:p>
          </table:table-cell>
          <table:table-cell table:style-name="ce9" office:value-type="float" office:value="21.2054419577615" calcext:value-type="float">
            <text:p><text:s text:c="3"/>21,2 </text:p>
          </table:table-cell>
          <table:table-cell table:style-name="ce9" office:value-type="float" office:value="28.102404023756" calcext:value-type="float">
            <text:p><text:s text:c="3"/>28,1 </text:p>
          </table:table-cell>
          <table:table-cell table:style-name="ce9" office:value-type="float" office:value="30.0352655358984" calcext:value-type="float">
            <text:p><text:s text:c="3"/>30,0 </text:p>
          </table:table-cell>
          <table:table-cell table:style-name="ce9" office:value-type="float" office:value="25.6373187748148" calcext:value-type="float">
            <text:p><text:s text:c="3"/>25,6 </text:p>
          </table:table-cell>
          <table:table-cell table:style-name="ce9" office:value-type="float" office:value="34.4332122969819" calcext:value-type="float">
            <text:p><text:s text:c="3"/>34,4 </text:p>
          </table:table-cell>
          <table:table-cell table:style-name="ce9" office:value-type="float" office:value="26.3712544163412" calcext:value-type="float">
            <text:p><text:s text:c="3"/>26,4 </text:p>
          </table:table-cell>
          <table:table-cell table:style-name="ce9" office:value-type="float" office:value="21.8449336135314" calcext:value-type="float">
            <text:p><text:s text:c="3"/>21,8 </text:p>
          </table:table-cell>
          <table:table-cell table:style-name="ce9" office:value-type="float" office:value="30.897575219151" calcext:value-type="float">
            <text:p><text:s text:c="3"/>30,9 </text:p>
          </table:table-cell>
          <table:table-cell table:number-columns-repeated="963"/>
        </table:table-row>
        <table:table-row table:style-name="ro1">
          <table:table-cell office:value-type="string" calcext:value-type="string">
            <text:p>Belo Horizonte</text:p>
          </table:table-cell>
          <table:table-cell table:style-name="ce9" office:value-type="float" office:value="36.2002800779389" calcext:value-type="float">
            <text:p><text:s text:c="3"/>36,2 </text:p>
          </table:table-cell>
          <table:table-cell table:style-name="ce9" office:value-type="float" office:value="34.12578793438" calcext:value-type="float">
            <text:p><text:s text:c="3"/>34,1 </text:p>
          </table:table-cell>
          <table:table-cell table:style-name="ce9" office:value-type="float" office:value="38.2747722214978" calcext:value-type="float">
            <text:p><text:s text:c="3"/>38,3 </text:p>
          </table:table-cell>
          <table:table-cell table:style-name="ce9" office:value-type="float" office:value="34.806955931168" calcext:value-type="float">
            <text:p><text:s text:c="3"/>34,8 </text:p>
          </table:table-cell>
          <table:table-cell table:style-name="ce9" office:value-type="float" office:value="32.6033186833638" calcext:value-type="float">
            <text:p><text:s text:c="3"/>32,6 </text:p>
          </table:table-cell>
          <table:table-cell table:style-name="ce9" office:value-type="float" office:value="37.0105931789722" calcext:value-type="float">
            <text:p><text:s text:c="3"/>37,0 </text:p>
          </table:table-cell>
          <table:table-cell table:style-name="ce9" office:value-type="float" office:value="38.7698592576597" calcext:value-type="float">
            <text:p><text:s text:c="3"/>38,8 </text:p>
          </table:table-cell>
          <table:table-cell table:style-name="ce9" office:value-type="float" office:value="36.8657438348411" calcext:value-type="float">
            <text:p><text:s text:c="3"/>36,9 </text:p>
          </table:table-cell>
          <table:table-cell table:style-name="ce9" office:value-type="float" office:value="40.6739746804784" calcext:value-type="float">
            <text:p><text:s text:c="3"/>40,7 </text:p>
          </table:table-cell>
          <table:table-cell table:style-name="ce9" office:value-type="float" office:value="33.9879789838428" calcext:value-type="float">
            <text:p><text:s text:c="3"/>34,0 </text:p>
          </table:table-cell>
          <table:table-cell table:style-name="ce9" office:value-type="float" office:value="28.6022319110441" calcext:value-type="float">
            <text:p><text:s text:c="3"/>28,6 </text:p>
          </table:table-cell>
          <table:table-cell table:style-name="ce9" office:value-type="float" office:value="39.3737260566415" calcext:value-type="float">
            <text:p><text:s text:c="3"/>39,4 </text:p>
          </table:table-cell>
          <table:table-cell table:style-name="ce9" office:value-type="float" office:value="37.1286610080086" calcext:value-type="float">
            <text:p><text:s text:c="3"/>37,1 </text:p>
          </table:table-cell>
          <table:table-cell table:style-name="ce9" office:value-type="float" office:value="34.5399692003428" calcext:value-type="float">
            <text:p><text:s text:c="3"/>34,5 </text:p>
          </table:table-cell>
          <table:table-cell table:style-name="ce9" office:value-type="float" office:value="39.7173528156743" calcext:value-type="float">
            <text:p><text:s text:c="3"/>39,7 </text:p>
          </table:table-cell>
          <table:table-cell table:style-name="ce9" office:value-type="float" office:value="34.2043142959623" calcext:value-type="float">
            <text:p><text:s text:c="3"/>34,2 </text:p>
          </table:table-cell>
          <table:table-cell table:style-name="ce9" office:value-type="float" office:value="31.0987581565472" calcext:value-type="float">
            <text:p><text:s text:c="3"/>31,1 </text:p>
          </table:table-cell>
          <table:table-cell table:style-name="ce9" office:value-type="float" office:value="37.3098704353775" calcext:value-type="float">
            <text:p><text:s text:c="3"/>37,3 </text:p>
          </table:table-cell>
          <table:table-cell table:style-name="ce9" office:value-type="float" office:value="40.570092805866" calcext:value-type="float">
            <text:p><text:s text:c="3"/>40,6 </text:p>
          </table:table-cell>
          <table:table-cell table:style-name="ce9" office:value-type="float" office:value="37.6804462193015" calcext:value-type="float">
            <text:p><text:s text:c="3"/>37,7 </text:p>
          </table:table-cell>
          <table:table-cell table:style-name="ce9" office:value-type="float" office:value="43.4597393924304" calcext:value-type="float">
            <text:p><text:s text:c="3"/>43,5 </text:p>
          </table:table-cell>
          <table:table-cell table:style-name="ce9" office:value-type="float" office:value="38.187856551411" calcext:value-type="float">
            <text:p><text:s text:c="3"/>38,2 </text:p>
          </table:table-cell>
          <table:table-cell table:style-name="ce9" office:value-type="float" office:value="33.052261104893" calcext:value-type="float">
            <text:p><text:s text:c="3"/>33,1 </text:p>
          </table:table-cell>
          <table:table-cell table:style-name="ce9" office:value-type="float" office:value="43.323451997929" calcext:value-type="float">
            <text:p><text:s text:c="3"/>43,3 </text:p>
          </table:table-cell>
          <table:table-cell table:style-name="ce9" office:value-type="float" office:value="35.3542545743598" calcext:value-type="float">
            <text:p><text:s text:c="3"/>35,4 </text:p>
          </table:table-cell>
          <table:table-cell table:style-name="ce9" office:value-type="float" office:value="32.633798716831" calcext:value-type="float">
            <text:p><text:s text:c="3"/>32,6 </text:p>
          </table:table-cell>
          <table:table-cell table:style-name="ce9" office:value-type="float" office:value="38.0747104318887" calcext:value-type="float">
            <text:p><text:s text:c="3"/>38,1 </text:p>
          </table:table-cell>
          <table:table-cell table:style-name="ce9" office:value-type="float" office:value="35.3678131266681" calcext:value-type="float">
            <text:p><text:s text:c="3"/>35,4 </text:p>
          </table:table-cell>
          <table:table-cell table:style-name="ce9" office:value-type="float" office:value="32.8394932548134" calcext:value-type="float">
            <text:p><text:s text:c="3"/>32,8 </text:p>
          </table:table-cell>
          <table:table-cell table:style-name="ce9" office:value-type="float" office:value="37.8961329985227" calcext:value-type="float">
            <text:p><text:s text:c="3"/>37,9 </text:p>
          </table:table-cell>
          <table:table-cell table:style-name="ce9" office:value-type="float" office:value="36.9445794213297" calcext:value-type="float">
            <text:p><text:s text:c="3"/>36,9 </text:p>
          </table:table-cell>
          <table:table-cell table:style-name="ce9" office:value-type="float" office:value="34.5096541047817" calcext:value-type="float">
            <text:p><text:s text:c="3"/>34,5 </text:p>
          </table:table-cell>
          <table:table-cell table:style-name="ce9" office:value-type="float" office:value="39.3795047378776" calcext:value-type="float">
            <text:p><text:s text:c="3"/>39,4 </text:p>
          </table:table-cell>
          <table:table-cell table:style-name="ce9" office:value-type="float" office:value="30.178437655323" calcext:value-type="float">
            <text:p><text:s text:c="3"/>30,2 </text:p>
          </table:table-cell>
          <table:table-cell table:style-name="ce9" office:value-type="float" office:value="24.0367222016718" calcext:value-type="float">
            <text:p><text:s text:c="3"/>24,0 </text:p>
          </table:table-cell>
          <table:table-cell table:style-name="ce9" office:value-type="float" office:value="36.3201531089742" calcext:value-type="float">
            <text:p><text:s text:c="3"/>36,3 </text:p>
          </table:table-cell>
          <table:table-cell table:style-name="ce9" office:value-type="float" office:value="35.4678898547133" calcext:value-type="float">
            <text:p><text:s text:c="3"/>35,5 </text:p>
          </table:table-cell>
          <table:table-cell table:style-name="ce9" office:value-type="float" office:value="33.1477920856902" calcext:value-type="float">
            <text:p><text:s text:c="3"/>33,1 </text:p>
          </table:table-cell>
          <table:table-cell table:style-name="ce9" office:value-type="float" office:value="37.7879876237364" calcext:value-type="float">
            <text:p><text:s text:c="3"/>37,8 </text:p>
          </table:table-cell>
          <table:table-cell table:style-name="ce9" office:value-type="float" office:value="35.3019550702254" calcext:value-type="float">
            <text:p><text:s text:c="3"/>35,3 </text:p>
          </table:table-cell>
          <table:table-cell table:style-name="ce9" office:value-type="float" office:value="32.8042571773539" calcext:value-type="float">
            <text:p><text:s text:c="3"/>32,8 </text:p>
          </table:table-cell>
          <table:table-cell table:style-name="ce9" office:value-type="float" office:value="37.799652963097" calcext:value-type="float">
            <text:p><text:s text:c="3"/>37,8 </text:p>
          </table:table-cell>
          <table:table-cell table:style-name="ce9" office:value-type="float" office:value="38.6768901284884" calcext:value-type="float">
            <text:p><text:s text:c="3"/>38,7 </text:p>
          </table:table-cell>
          <table:table-cell table:style-name="ce9" office:value-type="float" office:value="36.5562115138721" calcext:value-type="float">
            <text:p><text:s text:c="3"/>36,6 </text:p>
          </table:table-cell>
          <table:table-cell table:style-name="ce9" office:value-type="float" office:value="40.7975687431046" calcext:value-type="float">
            <text:p><text:s text:c="3"/>40,8 </text:p>
          </table:table-cell>
          <table:table-cell table:style-name="ce9" office:value-type="float" office:value="30.7128071919615" calcext:value-type="float">
            <text:p><text:s text:c="3"/>30,7 </text:p>
          </table:table-cell>
          <table:table-cell table:style-name="ce9" office:value-type="float" office:value="23.5252159005685" calcext:value-type="float">
            <text:p><text:s text:c="3"/>23,5 </text:p>
          </table:table-cell>
          <table:table-cell table:style-name="ce9" office:value-type="float" office:value="37.9003984833546" calcext:value-type="float">
            <text:p><text:s text:c="3"/>37,9 </text:p>
          </table:table-cell>
          <table:table-cell table:style-name="ce9" office:value-type="float" office:value="39.3839927429182" calcext:value-type="float">
            <text:p><text:s text:c="3"/>39,4 </text:p>
          </table:table-cell>
          <table:table-cell table:style-name="ce9" office:value-type="float" office:value="35.6524057463538" calcext:value-type="float">
            <text:p><text:s text:c="3"/>35,7 </text:p>
          </table:table-cell>
          <table:table-cell table:style-name="ce9" office:value-type="float" office:value="43.1155797394825" calcext:value-type="float">
            <text:p><text:s text:c="3"/>43,1 </text:p>
          </table:table-cell>
          <table:table-cell table:style-name="ce9" office:value-type="float" office:value="33.24267014686" calcext:value-type="float">
            <text:p><text:s text:c="3"/>33,2 </text:p>
          </table:table-cell>
          <table:table-cell table:style-name="ce9" office:value-type="float" office:value="28.6517474263834" calcext:value-type="float">
            <text:p><text:s text:c="3"/>28,7 </text:p>
          </table:table-cell>
          <table:table-cell table:style-name="ce9" office:value-type="float" office:value="37.8335928673367" calcext:value-type="float">
            <text:p><text:s text:c="3"/>37,8 </text:p>
          </table:table-cell>
          <table:table-cell table:style-name="ce9" office:value-type="float" office:value="39.1079352389911" calcext:value-type="float">
            <text:p><text:s text:c="3"/>39,1 </text:p>
          </table:table-cell>
          <table:table-cell table:style-name="ce9" office:value-type="float" office:value="34.8302237916505" calcext:value-type="float">
            <text:p><text:s text:c="3"/>34,8 </text:p>
          </table:table-cell>
          <table:table-cell table:style-name="ce9" office:value-type="float" office:value="43.3856466863317" calcext:value-type="float">
            <text:p><text:s text:c="3"/>43,4 </text:p>
          </table:table-cell>
          <table:table-cell table:style-name="ce9" office:value-type="float" office:value="42.664313129927" calcext:value-type="float">
            <text:p><text:s text:c="3"/>42,7 </text:p>
          </table:table-cell>
          <table:table-cell table:style-name="ce9" office:value-type="float" office:value="37.9666301283895" calcext:value-type="float">
            <text:p><text:s text:c="3"/>38,0 </text:p>
          </table:table-cell>
          <table:table-cell table:style-name="ce9" office:value-type="float" office:value="47.3619961314646" calcext:value-type="float">
            <text:p><text:s text:c="3"/>47,4 </text:p>
          </table:table-cell>
          <table:table-cell table:number-columns-repeated="963"/>
        </table:table-row>
        <table:table-row table:style-name="ro1">
          <table:table-cell office:value-type="string" calcext:value-type="string">
            <text:p>Vitória</text:p>
          </table:table-cell>
          <table:table-cell table:style-name="ce9" office:value-type="float" office:value="32.7748421599598" calcext:value-type="float">
            <text:p><text:s text:c="3"/>32,8 </text:p>
          </table:table-cell>
          <table:table-cell table:style-name="ce9" office:value-type="float" office:value="30.6486498557836" calcext:value-type="float">
            <text:p><text:s text:c="3"/>30,6 </text:p>
          </table:table-cell>
          <table:table-cell table:style-name="ce9" office:value-type="float" office:value="34.901034464136" calcext:value-type="float">
            <text:p><text:s text:c="3"/>34,9 </text:p>
          </table:table-cell>
          <table:table-cell table:style-name="ce9" office:value-type="float" office:value="29.0162299749008" calcext:value-type="float">
            <text:p><text:s text:c="3"/>29,0 </text:p>
          </table:table-cell>
          <table:table-cell table:style-name="ce9" office:value-type="float" office:value="26.8712032600113" calcext:value-type="float">
            <text:p><text:s text:c="3"/>26,9 </text:p>
          </table:table-cell>
          <table:table-cell table:style-name="ce9" office:value-type="float" office:value="31.1612566897903" calcext:value-type="float">
            <text:p><text:s text:c="3"/>31,2 </text:p>
          </table:table-cell>
          <table:table-cell table:style-name="ce9" office:value-type="float" office:value="33.3850284016664" calcext:value-type="float">
            <text:p><text:s text:c="3"/>33,4 </text:p>
          </table:table-cell>
          <table:table-cell table:style-name="ce9" office:value-type="float" office:value="30.8286369985358" calcext:value-type="float">
            <text:p><text:s text:c="3"/>30,8 </text:p>
          </table:table-cell>
          <table:table-cell table:style-name="ce9" office:value-type="float" office:value="35.941419804797" calcext:value-type="float">
            <text:p><text:s text:c="3"/>35,9 </text:p>
          </table:table-cell>
          <table:table-cell table:style-name="ce9" office:value-type="float" office:value="30.5438926350083" calcext:value-type="float">
            <text:p><text:s text:c="3"/>30,5 </text:p>
          </table:table-cell>
          <table:table-cell table:style-name="ce9" office:value-type="float" office:value="25.9587941310862" calcext:value-type="float">
            <text:p><text:s text:c="3"/>26,0 </text:p>
          </table:table-cell>
          <table:table-cell table:style-name="ce9" office:value-type="float" office:value="35.1289911389303" calcext:value-type="float">
            <text:p><text:s text:c="3"/>35,1 </text:p>
          </table:table-cell>
          <table:table-cell table:style-name="ce9" office:value-type="float" office:value="33.0480792860834" calcext:value-type="float">
            <text:p><text:s text:c="3"/>33,0 </text:p>
          </table:table-cell>
          <table:table-cell table:style-name="ce9" office:value-type="float" office:value="30.4077420637021" calcext:value-type="float">
            <text:p><text:s text:c="3"/>30,4 </text:p>
          </table:table-cell>
          <table:table-cell table:style-name="ce9" office:value-type="float" office:value="35.6884165084647" calcext:value-type="float">
            <text:p><text:s text:c="3"/>35,7 </text:p>
          </table:table-cell>
          <table:table-cell table:style-name="ce9" office:value-type="float" office:value="30.8707658254245" calcext:value-type="float">
            <text:p><text:s text:c="3"/>30,9 </text:p>
          </table:table-cell>
          <table:table-cell table:style-name="ce9" office:value-type="float" office:value="28.0509188321823" calcext:value-type="float">
            <text:p><text:s text:c="3"/>28,1 </text:p>
          </table:table-cell>
          <table:table-cell table:style-name="ce9" office:value-type="float" office:value="33.6906128186667" calcext:value-type="float">
            <text:p><text:s text:c="3"/>33,7 </text:p>
          </table:table-cell>
          <table:table-cell table:style-name="ce9" office:value-type="float" office:value="34.5217945612409" calcext:value-type="float">
            <text:p><text:s text:c="3"/>34,5 </text:p>
          </table:table-cell>
          <table:table-cell table:style-name="ce9" office:value-type="float" office:value="31.3063172541296" calcext:value-type="float">
            <text:p><text:s text:c="3"/>31,3 </text:p>
          </table:table-cell>
          <table:table-cell table:style-name="ce9" office:value-type="float" office:value="37.7372718683522" calcext:value-type="float">
            <text:p><text:s text:c="3"/>37,7 </text:p>
          </table:table-cell>
          <table:table-cell table:style-name="ce9" office:value-type="float" office:value="28.2960047492748" calcext:value-type="float">
            <text:p><text:s text:c="3"/>28,3 </text:p>
          </table:table-cell>
          <table:table-cell table:style-name="ce9" office:value-type="float" office:value="22.8088968166342" calcext:value-type="float">
            <text:p><text:s text:c="3"/>22,8 </text:p>
          </table:table-cell>
          <table:table-cell table:style-name="ce9" office:value-type="float" office:value="33.7831126819153" calcext:value-type="float">
            <text:p><text:s text:c="3"/>33,8 </text:p>
          </table:table-cell>
          <table:table-cell table:style-name="ce9" office:value-type="float" office:value="32.5158945946919" calcext:value-type="float">
            <text:p><text:s text:c="3"/>32,5 </text:p>
          </table:table-cell>
          <table:table-cell table:style-name="ce9" office:value-type="float" office:value="29.1259004326695" calcext:value-type="float">
            <text:p><text:s text:c="3"/>29,1 </text:p>
          </table:table-cell>
          <table:table-cell table:style-name="ce9" office:value-type="float" office:value="35.9058887567144" calcext:value-type="float">
            <text:p><text:s text:c="3"/>35,9 </text:p>
          </table:table-cell>
          <table:table-cell table:style-name="ce9" office:value-type="float" office:value="27.0347291781991" calcext:value-type="float">
            <text:p><text:s text:c="3"/>27,0 </text:p>
          </table:table-cell>
          <table:table-cell table:style-name="ce9" office:value-type="float" office:value="23.6760577875191" calcext:value-type="float">
            <text:p><text:s text:c="3"/>23,7 </text:p>
          </table:table-cell>
          <table:table-cell table:style-name="ce9" office:value-type="float" office:value="30.3934005688791" calcext:value-type="float">
            <text:p><text:s text:c="3"/>30,4 </text:p>
          </table:table-cell>
          <table:table-cell table:style-name="ce9" office:value-type="float" office:value="32.3114965567974" calcext:value-type="float">
            <text:p><text:s text:c="3"/>32,3 </text:p>
          </table:table-cell>
          <table:table-cell table:style-name="ce9" office:value-type="float" office:value="29.0682939598807" calcext:value-type="float">
            <text:p><text:s text:c="3"/>29,1 </text:p>
          </table:table-cell>
          <table:table-cell table:style-name="ce9" office:value-type="float" office:value="35.554699153714" calcext:value-type="float">
            <text:p><text:s text:c="3"/>35,6 </text:p>
          </table:table-cell>
          <table:table-cell table:style-name="ce9" office:value-type="float" office:value="32.9404861779276" calcext:value-type="float">
            <text:p><text:s text:c="3"/>32,9 </text:p>
          </table:table-cell>
          <table:table-cell table:style-name="ce9" office:value-type="float" office:value="27.4392689805627" calcext:value-type="float">
            <text:p><text:s text:c="3"/>27,4 </text:p>
          </table:table-cell>
          <table:table-cell table:style-name="ce9" office:value-type="float" office:value="38.4417033752925" calcext:value-type="float">
            <text:p><text:s text:c="3"/>38,4 </text:p>
          </table:table-cell>
          <table:table-cell table:style-name="ce9" office:value-type="float" office:value="33.2572044093907" calcext:value-type="float">
            <text:p><text:s text:c="3"/>33,3 </text:p>
          </table:table-cell>
          <table:table-cell table:style-name="ce9" office:value-type="float" office:value="31.0807099642991" calcext:value-type="float">
            <text:p><text:s text:c="3"/>31,1 </text:p>
          </table:table-cell>
          <table:table-cell table:style-name="ce9" office:value-type="float" office:value="35.4336988544824" calcext:value-type="float">
            <text:p><text:s text:c="3"/>35,4 </text:p>
          </table:table-cell>
          <table:table-cell table:style-name="ce9" office:value-type="float" office:value="28.8843173736848" calcext:value-type="float">
            <text:p><text:s text:c="3"/>28,9 </text:p>
          </table:table-cell>
          <table:table-cell table:style-name="ce9" office:value-type="float" office:value="26.2448471236684" calcext:value-type="float">
            <text:p><text:s text:c="3"/>26,2 </text:p>
          </table:table-cell>
          <table:table-cell table:style-name="ce9" office:value-type="float" office:value="31.5237876237012" calcext:value-type="float">
            <text:p><text:s text:c="3"/>31,5 </text:p>
          </table:table-cell>
          <table:table-cell table:style-name="ce9" office:value-type="float" office:value="32.028463838207" calcext:value-type="float">
            <text:p><text:s text:c="3"/>32,0 </text:p>
          </table:table-cell>
          <table:table-cell table:style-name="ce9" office:value-type="float" office:value="29.0277261810528" calcext:value-type="float">
            <text:p><text:s text:c="3"/>29,0 </text:p>
          </table:table-cell>
          <table:table-cell table:style-name="ce9" office:value-type="float" office:value="35.0292014953612" calcext:value-type="float">
            <text:p><text:s text:c="3"/>35,0 </text:p>
          </table:table-cell>
          <table:table-cell table:style-name="ce9" office:value-type="float" office:value="27.4091632099492" calcext:value-type="float">
            <text:p><text:s text:c="3"/>27,4 </text:p>
          </table:table-cell>
          <table:table-cell table:style-name="ce9" office:value-type="float" office:value="21.1473765745558" calcext:value-type="float">
            <text:p><text:s text:c="3"/>21,1 </text:p>
          </table:table-cell>
          <table:table-cell table:style-name="ce9" office:value-type="float" office:value="33.6709498453426" calcext:value-type="float">
            <text:p><text:s text:c="3"/>33,7 </text:p>
          </table:table-cell>
          <table:table-cell table:style-name="ce9" office:value-type="float" office:value="31.990636686109" calcext:value-type="float">
            <text:p><text:s text:c="3"/>32,0 </text:p>
          </table:table-cell>
          <table:table-cell table:style-name="ce9" office:value-type="float" office:value="27.7006442344256" calcext:value-type="float">
            <text:p><text:s text:c="3"/>27,7 </text:p>
          </table:table-cell>
          <table:table-cell table:style-name="ce9" office:value-type="float" office:value="36.2806291377924" calcext:value-type="float">
            <text:p><text:s text:c="3"/>36,3 </text:p>
          </table:table-cell>
          <table:table-cell table:style-name="ce9" office:value-type="float" office:value="29.2731068917101" calcext:value-type="float">
            <text:p><text:s text:c="3"/>29,3 </text:p>
          </table:table-cell>
          <table:table-cell table:style-name="ce9" office:value-type="float" office:value="25.5698976360871" calcext:value-type="float">
            <text:p><text:s text:c="3"/>25,6 </text:p>
          </table:table-cell>
          <table:table-cell table:style-name="ce9" office:value-type="float" office:value="32.976316147333" calcext:value-type="float">
            <text:p><text:s text:c="3"/>33,0 </text:p>
          </table:table-cell>
          <table:table-cell table:style-name="ce9" office:value-type="float" office:value="36.0373733979209" calcext:value-type="float">
            <text:p><text:s text:c="3"/>36,0 </text:p>
          </table:table-cell>
          <table:table-cell table:style-name="ce9" office:value-type="float" office:value="31.48200983895" calcext:value-type="float">
            <text:p><text:s text:c="3"/>31,5 </text:p>
          </table:table-cell>
          <table:table-cell table:style-name="ce9" office:value-type="float" office:value="40.5927369568918" calcext:value-type="float">
            <text:p><text:s text:c="3"/>40,6 </text:p>
          </table:table-cell>
          <table:table-cell table:style-name="ce9" office:value-type="float" office:value="36.3679846910502" calcext:value-type="float">
            <text:p><text:s text:c="3"/>36,4 </text:p>
          </table:table-cell>
          <table:table-cell table:style-name="ce9" office:value-type="float" office:value="30.3800453563363" calcext:value-type="float">
            <text:p><text:s text:c="3"/>30,4 </text:p>
          </table:table-cell>
          <table:table-cell table:style-name="ce9" office:value-type="float" office:value="42.3559240257642" calcext:value-type="float">
            <text:p><text:s text:c="3"/>42,4 </text:p>
          </table:table-cell>
          <table:table-cell table:number-columns-repeated="963"/>
        </table:table-row>
        <table:table-row table:style-name="ro1">
          <table:table-cell office:value-type="string" calcext:value-type="string">
            <text:p>Rio de Janeiro</text:p>
          </table:table-cell>
          <table:table-cell table:style-name="ce9" office:value-type="float" office:value="34.4185077726414" calcext:value-type="float">
            <text:p><text:s text:c="3"/>34,4 </text:p>
          </table:table-cell>
          <table:table-cell table:style-name="ce9" office:value-type="float" office:value="32.5188178490512" calcext:value-type="float">
            <text:p><text:s text:c="3"/>32,5 </text:p>
          </table:table-cell>
          <table:table-cell table:style-name="ce9" office:value-type="float" office:value="36.3181976962316" calcext:value-type="float">
            <text:p><text:s text:c="3"/>36,3 </text:p>
          </table:table-cell>
          <table:table-cell table:style-name="ce9" office:value-type="float" office:value="28.6597844590658" calcext:value-type="float">
            <text:p><text:s text:c="3"/>28,7 </text:p>
          </table:table-cell>
          <table:table-cell table:style-name="ce9" office:value-type="float" office:value="26.2335500751943" calcext:value-type="float">
            <text:p><text:s text:c="3"/>26,2 </text:p>
          </table:table-cell>
          <table:table-cell table:style-name="ce9" office:value-type="float" office:value="31.0860188429373" calcext:value-type="float">
            <text:p><text:s text:c="3"/>31,1 </text:p>
          </table:table-cell>
          <table:table-cell table:style-name="ce9" office:value-type="float" office:value="30.2199626471477" calcext:value-type="float">
            <text:p><text:s text:c="3"/>30,2 </text:p>
          </table:table-cell>
          <table:table-cell table:style-name="ce9" office:value-type="float" office:value="27.4630032528479" calcext:value-type="float">
            <text:p><text:s text:c="3"/>27,5 </text:p>
          </table:table-cell>
          <table:table-cell table:style-name="ce9" office:value-type="float" office:value="32.9769220414476" calcext:value-type="float">
            <text:p><text:s text:c="3"/>33,0 </text:p>
          </table:table-cell>
          <table:table-cell table:style-name="ce9" office:value-type="float" office:value="29.5665207743059" calcext:value-type="float">
            <text:p><text:s text:c="3"/>29,6 </text:p>
          </table:table-cell>
          <table:table-cell table:style-name="ce9" office:value-type="float" office:value="26.0603348258293" calcext:value-type="float">
            <text:p><text:s text:c="3"/>26,1 </text:p>
          </table:table-cell>
          <table:table-cell table:style-name="ce9" office:value-type="float" office:value="33.0727067227824" calcext:value-type="float">
            <text:p><text:s text:c="3"/>33,1 </text:p>
          </table:table-cell>
          <table:table-cell table:style-name="ce9" office:value-type="float" office:value="34.04247018455" calcext:value-type="float">
            <text:p><text:s text:c="3"/>34,0 </text:p>
          </table:table-cell>
          <table:table-cell table:style-name="ce9" office:value-type="float" office:value="31.8322091796152" calcext:value-type="float">
            <text:p><text:s text:c="3"/>31,8 </text:p>
          </table:table-cell>
          <table:table-cell table:style-name="ce9" office:value-type="float" office:value="36.2527311894849" calcext:value-type="float">
            <text:p><text:s text:c="3"/>36,3 </text:p>
          </table:table-cell>
          <table:table-cell table:style-name="ce9" office:value-type="float" office:value="30.8484103339997" calcext:value-type="float">
            <text:p><text:s text:c="3"/>30,8 </text:p>
          </table:table-cell>
          <table:table-cell table:style-name="ce9" office:value-type="float" office:value="27.7210261057488" calcext:value-type="float">
            <text:p><text:s text:c="3"/>27,7 </text:p>
          </table:table-cell>
          <table:table-cell table:style-name="ce9" office:value-type="float" office:value="33.9757945622507" calcext:value-type="float">
            <text:p><text:s text:c="3"/>34,0 </text:p>
          </table:table-cell>
          <table:table-cell table:style-name="ce9" office:value-type="float" office:value="32.4405743181238" calcext:value-type="float">
            <text:p><text:s text:c="3"/>32,4 </text:p>
          </table:table-cell>
          <table:table-cell table:style-name="ce9" office:value-type="float" office:value="29.1025592169404" calcext:value-type="float">
            <text:p><text:s text:c="3"/>29,1 </text:p>
          </table:table-cell>
          <table:table-cell table:style-name="ce9" office:value-type="float" office:value="35.7785894193072" calcext:value-type="float">
            <text:p><text:s text:c="3"/>35,8 </text:p>
          </table:table-cell>
          <table:table-cell table:style-name="ce9" office:value-type="float" office:value="31.4739095873613" calcext:value-type="float">
            <text:p><text:s text:c="3"/>31,5 </text:p>
          </table:table-cell>
          <table:table-cell table:style-name="ce9" office:value-type="float" office:value="25.0181072913117" calcext:value-type="float">
            <text:p><text:s text:c="3"/>25,0 </text:p>
          </table:table-cell>
          <table:table-cell table:style-name="ce9" office:value-type="float" office:value="37.9297118834108" calcext:value-type="float">
            <text:p><text:s text:c="3"/>37,9 </text:p>
          </table:table-cell>
          <table:table-cell table:style-name="ce9" office:value-type="float" office:value="34.7459681291139" calcext:value-type="float">
            <text:p><text:s text:c="3"/>34,7 </text:p>
          </table:table-cell>
          <table:table-cell table:style-name="ce9" office:value-type="float" office:value="31.489183120132" calcext:value-type="float">
            <text:p><text:s text:c="3"/>31,5 </text:p>
          </table:table-cell>
          <table:table-cell table:style-name="ce9" office:value-type="float" office:value="38.0027531380958" calcext:value-type="float">
            <text:p><text:s text:c="3"/>38,0 </text:p>
          </table:table-cell>
          <table:table-cell table:style-name="ce9" office:value-type="float" office:value="26.785176384911" calcext:value-type="float">
            <text:p><text:s text:c="3"/>26,8 </text:p>
          </table:table-cell>
          <table:table-cell table:style-name="ce9" office:value-type="float" office:value="23.7792766123912" calcext:value-type="float">
            <text:p><text:s text:c="3"/>23,8 </text:p>
          </table:table-cell>
          <table:table-cell table:style-name="ce9" office:value-type="float" office:value="29.7910761574308" calcext:value-type="float">
            <text:p><text:s text:c="3"/>29,8 </text:p>
          </table:table-cell>
          <table:table-cell table:style-name="ce9" office:value-type="float" office:value="28.2508411356041" calcext:value-type="float">
            <text:p><text:s text:c="3"/>28,3 </text:p>
          </table:table-cell>
          <table:table-cell table:style-name="ce9" office:value-type="float" office:value="24.5712604488435" calcext:value-type="float">
            <text:p><text:s text:c="3"/>24,6 </text:p>
          </table:table-cell>
          <table:table-cell table:style-name="ce9" office:value-type="float" office:value="31.9304218223646" calcext:value-type="float">
            <text:p><text:s text:c="3"/>31,9 </text:p>
          </table:table-cell>
          <table:table-cell table:style-name="ce9" office:value-type="float" office:value="27.2128355569131" calcext:value-type="float">
            <text:p><text:s text:c="3"/>27,2 </text:p>
          </table:table-cell>
          <table:table-cell table:style-name="ce9" office:value-type="float" office:value="23.881676419247" calcext:value-type="float">
            <text:p><text:s text:c="3"/>23,9 </text:p>
          </table:table-cell>
          <table:table-cell table:style-name="ce9" office:value-type="float" office:value="30.5439946945793" calcext:value-type="float">
            <text:p><text:s text:c="3"/>30,5 </text:p>
          </table:table-cell>
          <table:table-cell table:style-name="ce9" office:value-type="float" office:value="34.6684944087668" calcext:value-type="float">
            <text:p><text:s text:c="3"/>34,7 </text:p>
          </table:table-cell>
          <table:table-cell table:style-name="ce9" office:value-type="float" office:value="32.788067820144" calcext:value-type="float">
            <text:p><text:s text:c="3"/>32,8 </text:p>
          </table:table-cell>
          <table:table-cell table:style-name="ce9" office:value-type="float" office:value="36.5489209973895" calcext:value-type="float">
            <text:p><text:s text:c="3"/>36,5 </text:p>
          </table:table-cell>
          <table:table-cell table:style-name="ce9" office:value-type="float" office:value="31.50402495716" calcext:value-type="float">
            <text:p><text:s text:c="3"/>31,5 </text:p>
          </table:table-cell>
          <table:table-cell table:style-name="ce9" office:value-type="float" office:value="29.057014098237" calcext:value-type="float">
            <text:p><text:s text:c="3"/>29,1 </text:p>
          </table:table-cell>
          <table:table-cell table:style-name="ce9" office:value-type="float" office:value="33.9510358160831" calcext:value-type="float">
            <text:p><text:s text:c="3"/>34,0 </text:p>
          </table:table-cell>
          <table:table-cell table:style-name="ce9" office:value-type="float" office:value="33.5817907003269" calcext:value-type="float">
            <text:p><text:s text:c="3"/>33,6 </text:p>
          </table:table-cell>
          <table:table-cell table:style-name="ce9" office:value-type="float" office:value="30.3974094942573" calcext:value-type="float">
            <text:p><text:s text:c="3"/>30,4 </text:p>
          </table:table-cell>
          <table:table-cell table:style-name="ce9" office:value-type="float" office:value="36.7661719063965" calcext:value-type="float">
            <text:p><text:s text:c="3"/>36,8 </text:p>
          </table:table-cell>
          <table:table-cell table:style-name="ce9" office:value-type="float" office:value="29.7628582206774" calcext:value-type="float">
            <text:p><text:s text:c="3"/>29,8 </text:p>
          </table:table-cell>
          <table:table-cell table:style-name="ce9" office:value-type="float" office:value="25.2055418784912" calcext:value-type="float">
            <text:p><text:s text:c="3"/>25,2 </text:p>
          </table:table-cell>
          <table:table-cell table:style-name="ce9" office:value-type="float" office:value="34.3201745628635" calcext:value-type="float">
            <text:p><text:s text:c="3"/>34,3 </text:p>
          </table:table-cell>
          <table:table-cell table:style-name="ce9" office:value-type="float" office:value="33.6017811637575" calcext:value-type="float">
            <text:p><text:s text:c="3"/>33,6 </text:p>
          </table:table-cell>
          <table:table-cell table:style-name="ce9" office:value-type="float" office:value="28.2964167042572" calcext:value-type="float">
            <text:p><text:s text:c="3"/>28,3 </text:p>
          </table:table-cell>
          <table:table-cell table:style-name="ce9" office:value-type="float" office:value="38.9071456232577" calcext:value-type="float">
            <text:p><text:s text:c="3"/>38,9 </text:p>
          </table:table-cell>
          <table:table-cell table:style-name="ce9" office:value-type="float" office:value="23.4186685835622" calcext:value-type="float">
            <text:p><text:s text:c="3"/>23,4 </text:p>
          </table:table-cell>
          <table:table-cell table:style-name="ce9" office:value-type="float" office:value="19.319793022917" calcext:value-type="float">
            <text:p><text:s text:c="3"/>19,3 </text:p>
          </table:table-cell>
          <table:table-cell table:style-name="ce9" office:value-type="float" office:value="27.5175441442073" calcext:value-type="float">
            <text:p><text:s text:c="3"/>27,5 </text:p>
          </table:table-cell>
          <table:table-cell table:style-name="ce9" office:value-type="float" office:value="24.7689472005536" calcext:value-type="float">
            <text:p><text:s text:c="3"/>24,8 </text:p>
          </table:table-cell>
          <table:table-cell table:style-name="ce9" office:value-type="float" office:value="21.0437007782275" calcext:value-type="float">
            <text:p><text:s text:c="3"/>21,0 </text:p>
          </table:table-cell>
          <table:table-cell table:style-name="ce9" office:value-type="float" office:value="28.4941936228796" calcext:value-type="float">
            <text:p><text:s text:c="3"/>28,5 </text:p>
          </table:table-cell>
          <table:table-cell table:style-name="ce9" office:value-type="float" office:value="29.2547136816529" calcext:value-type="float">
            <text:p><text:s text:c="3"/>29,3 </text:p>
          </table:table-cell>
          <table:table-cell table:style-name="ce9" office:value-type="float" office:value="23.7857679327664" calcext:value-type="float">
            <text:p><text:s text:c="3"/>23,8 </text:p>
          </table:table-cell>
          <table:table-cell table:style-name="ce9" office:value-type="float" office:value="34.7236594305394" calcext:value-type="float">
            <text:p><text:s text:c="3"/>34,7 </text:p>
          </table:table-cell>
          <table:table-cell table:number-columns-repeated="963"/>
        </table:table-row>
        <table:table-row table:style-name="ro1">
          <table:table-cell office:value-type="string" calcext:value-type="string">
            <text:p>São Paulo</text:p>
          </table:table-cell>
          <table:table-cell table:style-name="ce9" office:value-type="float" office:value="35.9266900450301" calcext:value-type="float">
            <text:p><text:s text:c="3"/>35,9 </text:p>
          </table:table-cell>
          <table:table-cell table:style-name="ce9" office:value-type="float" office:value="33.9356381470593" calcext:value-type="float">
            <text:p><text:s text:c="3"/>33,9 </text:p>
          </table:table-cell>
          <table:table-cell table:style-name="ce9" office:value-type="float" office:value="37.9177419430009" calcext:value-type="float">
            <text:p><text:s text:c="3"/>37,9 </text:p>
          </table:table-cell>
          <table:table-cell table:style-name="ce9" office:value-type="float" office:value="33.8026594869933" calcext:value-type="float">
            <text:p><text:s text:c="3"/>33,8 </text:p>
          </table:table-cell>
          <table:table-cell table:style-name="ce9" office:value-type="float" office:value="31.8124409248835" calcext:value-type="float">
            <text:p><text:s text:c="3"/>31,8 </text:p>
          </table:table-cell>
          <table:table-cell table:style-name="ce9" office:value-type="float" office:value="35.7928780491032" calcext:value-type="float">
            <text:p><text:s text:c="3"/>35,8 </text:p>
          </table:table-cell>
          <table:table-cell table:style-name="ce9" office:value-type="float" office:value="35.4617259708488" calcext:value-type="float">
            <text:p><text:s text:c="3"/>35,5 </text:p>
          </table:table-cell>
          <table:table-cell table:style-name="ce9" office:value-type="float" office:value="32.7361740872583" calcext:value-type="float">
            <text:p><text:s text:c="3"/>32,7 </text:p>
          </table:table-cell>
          <table:table-cell table:style-name="ce9" office:value-type="float" office:value="38.1872778544393" calcext:value-type="float">
            <text:p><text:s text:c="3"/>38,2 </text:p>
          </table:table-cell>
          <table:table-cell table:style-name="ce9" office:value-type="float" office:value="35.3360672505938" calcext:value-type="float">
            <text:p><text:s text:c="3"/>35,3 </text:p>
          </table:table-cell>
          <table:table-cell table:style-name="ce9" office:value-type="float" office:value="30.6435990146471" calcext:value-type="float">
            <text:p><text:s text:c="3"/>30,6 </text:p>
          </table:table-cell>
          <table:table-cell table:style-name="ce9" office:value-type="float" office:value="40.0285354865405" calcext:value-type="float">
            <text:p><text:s text:c="3"/>40,0 </text:p>
          </table:table-cell>
          <table:table-cell table:style-name="ce9" office:value-type="float" office:value="35.6948722604926" calcext:value-type="float">
            <text:p><text:s text:c="3"/>35,7 </text:p>
          </table:table-cell>
          <table:table-cell table:style-name="ce9" office:value-type="float" office:value="33.2689040800469" calcext:value-type="float">
            <text:p><text:s text:c="3"/>33,3 </text:p>
          </table:table-cell>
          <table:table-cell table:style-name="ce9" office:value-type="float" office:value="38.1208404409383" calcext:value-type="float">
            <text:p><text:s text:c="3"/>38,1 </text:p>
          </table:table-cell>
          <table:table-cell table:style-name="ce9" office:value-type="float" office:value="33.6936153560293" calcext:value-type="float">
            <text:p><text:s text:c="3"/>33,7 </text:p>
          </table:table-cell>
          <table:table-cell table:style-name="ce9" office:value-type="float" office:value="30.7894323663582" calcext:value-type="float">
            <text:p><text:s text:c="3"/>30,8 </text:p>
          </table:table-cell>
          <table:table-cell table:style-name="ce9" office:value-type="float" office:value="36.5977983457004" calcext:value-type="float">
            <text:p><text:s text:c="3"/>36,6 </text:p>
          </table:table-cell>
          <table:table-cell table:style-name="ce9" office:value-type="float" office:value="34.1082102760395" calcext:value-type="float">
            <text:p><text:s text:c="3"/>34,1 </text:p>
          </table:table-cell>
          <table:table-cell table:style-name="ce9" office:value-type="float" office:value="30.7951031742663" calcext:value-type="float">
            <text:p><text:s text:c="3"/>30,8 </text:p>
          </table:table-cell>
          <table:table-cell table:style-name="ce9" office:value-type="float" office:value="37.4213173778127" calcext:value-type="float">
            <text:p><text:s text:c="3"/>37,4 </text:p>
          </table:table-cell>
          <table:table-cell table:style-name="ce9" office:value-type="float" office:value="39.9558588573856" calcext:value-type="float">
            <text:p><text:s text:c="3"/>40,0 </text:p>
          </table:table-cell>
          <table:table-cell table:style-name="ce9" office:value-type="float" office:value="33.5857477445663" calcext:value-type="float">
            <text:p><text:s text:c="3"/>33,6 </text:p>
          </table:table-cell>
          <table:table-cell table:style-name="ce9" office:value-type="float" office:value="46.3259699702048" calcext:value-type="float">
            <text:p><text:s text:c="3"/>46,3 </text:p>
          </table:table-cell>
          <table:table-cell table:style-name="ce9" office:value-type="float" office:value="36.1596062619215" calcext:value-type="float">
            <text:p><text:s text:c="3"/>36,2 </text:p>
          </table:table-cell>
          <table:table-cell table:style-name="ce9" office:value-type="float" office:value="33.2588879855781" calcext:value-type="float">
            <text:p><text:s text:c="3"/>33,3 </text:p>
          </table:table-cell>
          <table:table-cell table:style-name="ce9" office:value-type="float" office:value="39.060324538265" calcext:value-type="float">
            <text:p><text:s text:c="3"/>39,1 </text:p>
          </table:table-cell>
          <table:table-cell table:style-name="ce9" office:value-type="float" office:value="33.9228730760581" calcext:value-type="float">
            <text:p><text:s text:c="3"/>33,9 </text:p>
          </table:table-cell>
          <table:table-cell table:style-name="ce9" office:value-type="float" office:value="31.1229703883743" calcext:value-type="float">
            <text:p><text:s text:c="3"/>31,1 </text:p>
          </table:table-cell>
          <table:table-cell table:style-name="ce9" office:value-type="float" office:value="36.7227757637418" calcext:value-type="float">
            <text:p><text:s text:c="3"/>36,7 </text:p>
          </table:table-cell>
          <table:table-cell table:style-name="ce9" office:value-type="float" office:value="36.8780292418201" calcext:value-type="float">
            <text:p><text:s text:c="3"/>36,9 </text:p>
          </table:table-cell>
          <table:table-cell table:style-name="ce9" office:value-type="float" office:value="33.1704799916669" calcext:value-type="float">
            <text:p><text:s text:c="3"/>33,2 </text:p>
          </table:table-cell>
          <table:table-cell table:style-name="ce9" office:value-type="float" office:value="40.5855784919734" calcext:value-type="float">
            <text:p><text:s text:c="3"/>40,6 </text:p>
          </table:table-cell>
          <table:table-cell table:style-name="ce9" office:value-type="float" office:value="31.658969475061" calcext:value-type="float">
            <text:p><text:s text:c="3"/>31,7 </text:p>
          </table:table-cell>
          <table:table-cell table:style-name="ce9" office:value-type="float" office:value="27.1676821039884" calcext:value-type="float">
            <text:p><text:s text:c="3"/>27,2 </text:p>
          </table:table-cell>
          <table:table-cell table:style-name="ce9" office:value-type="float" office:value="36.1502568461337" calcext:value-type="float">
            <text:p><text:s text:c="3"/>36,2 </text:p>
          </table:table-cell>
          <table:table-cell table:style-name="ce9" office:value-type="float" office:value="36.1686329628237" calcext:value-type="float">
            <text:p><text:s text:c="3"/>36,2 </text:p>
          </table:table-cell>
          <table:table-cell table:style-name="ce9" office:value-type="float" office:value="34.1140963794577" calcext:value-type="float">
            <text:p><text:s text:c="3"/>34,1 </text:p>
          </table:table-cell>
          <table:table-cell table:style-name="ce9" office:value-type="float" office:value="38.2231695461897" calcext:value-type="float">
            <text:p><text:s text:c="3"/>38,2 </text:p>
          </table:table-cell>
          <table:table-cell table:style-name="ce9" office:value-type="float" office:value="32.6803314683116" calcext:value-type="float">
            <text:p><text:s text:c="3"/>32,7 </text:p>
          </table:table-cell>
          <table:table-cell table:style-name="ce9" office:value-type="float" office:value="30.5444056436664" calcext:value-type="float">
            <text:p><text:s text:c="3"/>30,5 </text:p>
          </table:table-cell>
          <table:table-cell table:style-name="ce9" office:value-type="float" office:value="34.8162572929569" calcext:value-type="float">
            <text:p><text:s text:c="3"/>34,8 </text:p>
          </table:table-cell>
          <table:table-cell table:style-name="ce9" office:value-type="float" office:value="36.0454172573557" calcext:value-type="float">
            <text:p><text:s text:c="3"/>36,0 </text:p>
          </table:table-cell>
          <table:table-cell table:style-name="ce9" office:value-type="float" office:value="33.3441232951813" calcext:value-type="float">
            <text:p><text:s text:c="3"/>33,3 </text:p>
          </table:table-cell>
          <table:table-cell table:style-name="ce9" office:value-type="float" office:value="38.7467112195301" calcext:value-type="float">
            <text:p><text:s text:c="3"/>38,7 </text:p>
          </table:table-cell>
          <table:table-cell table:style-name="ce9" office:value-type="float" office:value="35.9587644662878" calcext:value-type="float">
            <text:p><text:s text:c="3"/>36,0 </text:p>
          </table:table-cell>
          <table:table-cell table:style-name="ce9" office:value-type="float" office:value="30.0853458492634" calcext:value-type="float">
            <text:p><text:s text:c="3"/>30,1 </text:p>
          </table:table-cell>
          <table:table-cell table:style-name="ce9" office:value-type="float" office:value="41.8321830833123" calcext:value-type="float">
            <text:p><text:s text:c="3"/>41,8 </text:p>
          </table:table-cell>
          <table:table-cell table:style-name="ce9" office:value-type="float" office:value="34.6949029354993" calcext:value-type="float">
            <text:p><text:s text:c="3"/>34,7 </text:p>
          </table:table-cell>
          <table:table-cell table:style-name="ce9" office:value-type="float" office:value="28.7703290626075" calcext:value-type="float">
            <text:p><text:s text:c="3"/>28,8 </text:p>
          </table:table-cell>
          <table:table-cell table:style-name="ce9" office:value-type="float" office:value="40.619476808391" calcext:value-type="float">
            <text:p><text:s text:c="3"/>40,6 </text:p>
          </table:table-cell>
          <table:table-cell table:style-name="ce9" office:value-type="float" office:value="38.3288496667315" calcext:value-type="float">
            <text:p><text:s text:c="3"/>38,3 </text:p>
          </table:table-cell>
          <table:table-cell table:style-name="ce9" office:value-type="float" office:value="34.331929706727" calcext:value-type="float">
            <text:p><text:s text:c="3"/>34,3 </text:p>
          </table:table-cell>
          <table:table-cell table:style-name="ce9" office:value-type="float" office:value="42.3257696267361" calcext:value-type="float">
            <text:p><text:s text:c="3"/>42,3 </text:p>
          </table:table-cell>
          <table:table-cell table:style-name="ce9" office:value-type="float" office:value="33.4384070889944" calcext:value-type="float">
            <text:p><text:s text:c="3"/>33,4 </text:p>
          </table:table-cell>
          <table:table-cell table:style-name="ce9" office:value-type="float" office:value="25.684713318252" calcext:value-type="float">
            <text:p><text:s text:c="3"/>25,7 </text:p>
          </table:table-cell>
          <table:table-cell table:style-name="ce9" office:value-type="float" office:value="41.1921008597369" calcext:value-type="float">
            <text:p><text:s text:c="3"/>41,2 </text:p>
          </table:table-cell>
          <table:table-cell table:style-name="ce9" office:value-type="float" office:value="33.4427273407314" calcext:value-type="float">
            <text:p><text:s text:c="3"/>33,4 </text:p>
          </table:table-cell>
          <table:table-cell table:style-name="ce9" office:value-type="float" office:value="27.0632635455222" calcext:value-type="float">
            <text:p><text:s text:c="3"/>27,1 </text:p>
          </table:table-cell>
          <table:table-cell table:style-name="ce9" office:value-type="float" office:value="39.8221911359406" calcext:value-type="float">
            <text:p><text:s text:c="3"/>39,8 </text:p>
          </table:table-cell>
          <table:table-cell table:number-columns-repeated="963"/>
        </table:table-row>
        <table:table-row table:style-name="ro1">
          <table:table-cell office:value-type="string" calcext:value-type="string">
            <text:p>Curitiba</text:p>
          </table:table-cell>
          <table:table-cell table:style-name="ce9" office:value-type="float" office:value="31.4501811097892" calcext:value-type="float">
            <text:p><text:s text:c="3"/>31,5 </text:p>
          </table:table-cell>
          <table:table-cell table:style-name="ce9" office:value-type="float" office:value="29.2656593959133" calcext:value-type="float">
            <text:p><text:s text:c="3"/>29,3 </text:p>
          </table:table-cell>
          <table:table-cell table:style-name="ce9" office:value-type="float" office:value="33.6347028236651" calcext:value-type="float">
            <text:p><text:s text:c="3"/>33,6 </text:p>
          </table:table-cell>
          <table:table-cell table:style-name="ce9" office:value-type="float" office:value="29.2629510251845" calcext:value-type="float">
            <text:p><text:s text:c="3"/>29,3 </text:p>
          </table:table-cell>
          <table:table-cell table:style-name="ce9" office:value-type="float" office:value="27.3062051322762" calcext:value-type="float">
            <text:p><text:s text:c="3"/>27,3 </text:p>
          </table:table-cell>
          <table:table-cell table:style-name="ce9" office:value-type="float" office:value="31.2196969180928" calcext:value-type="float">
            <text:p><text:s text:c="3"/>31,2 </text:p>
          </table:table-cell>
          <table:table-cell table:style-name="ce9" office:value-type="float" office:value="34.8042183046008" calcext:value-type="float">
            <text:p><text:s text:c="3"/>34,8 </text:p>
          </table:table-cell>
          <table:table-cell table:style-name="ce9" office:value-type="float" office:value="32.078422316684" calcext:value-type="float">
            <text:p><text:s text:c="3"/>32,1 </text:p>
          </table:table-cell>
          <table:table-cell table:style-name="ce9" office:value-type="float" office:value="37.5300142925175" calcext:value-type="float">
            <text:p><text:s text:c="3"/>37,5 </text:p>
          </table:table-cell>
          <table:table-cell table:style-name="ce9" office:value-type="float" office:value="31.8631810466152" calcext:value-type="float">
            <text:p><text:s text:c="3"/>31,9 </text:p>
          </table:table-cell>
          <table:table-cell table:style-name="ce9" office:value-type="float" office:value="27.2816184595432" calcext:value-type="float">
            <text:p><text:s text:c="3"/>27,3 </text:p>
          </table:table-cell>
          <table:table-cell table:style-name="ce9" office:value-type="float" office:value="36.4447436336872" calcext:value-type="float">
            <text:p><text:s text:c="3"/>36,4 </text:p>
          </table:table-cell>
          <table:table-cell table:style-name="ce9" office:value-type="float" office:value="31.6822236979504" calcext:value-type="float">
            <text:p><text:s text:c="3"/>31,7 </text:p>
          </table:table-cell>
          <table:table-cell table:style-name="ce9" office:value-type="float" office:value="29.2542881135864" calcext:value-type="float">
            <text:p><text:s text:c="3"/>29,3 </text:p>
          </table:table-cell>
          <table:table-cell table:style-name="ce9" office:value-type="float" office:value="34.1101592823145" calcext:value-type="float">
            <text:p><text:s text:c="3"/>34,1 </text:p>
          </table:table-cell>
          <table:table-cell table:style-name="ce9" office:value-type="float" office:value="28.5943629497991" calcext:value-type="float">
            <text:p><text:s text:c="3"/>28,6 </text:p>
          </table:table-cell>
          <table:table-cell table:style-name="ce9" office:value-type="float" office:value="25.4011606847457" calcext:value-type="float">
            <text:p><text:s text:c="3"/>25,4 </text:p>
          </table:table-cell>
          <table:table-cell table:style-name="ce9" office:value-type="float" office:value="31.7875652148525" calcext:value-type="float">
            <text:p><text:s text:c="3"/>31,8 </text:p>
          </table:table-cell>
          <table:table-cell table:style-name="ce9" office:value-type="float" office:value="36.6491500509598" calcext:value-type="float">
            <text:p><text:s text:c="3"/>36,6 </text:p>
          </table:table-cell>
          <table:table-cell table:style-name="ce9" office:value-type="float" office:value="33.0640879030092" calcext:value-type="float">
            <text:p><text:s text:c="3"/>33,1 </text:p>
          </table:table-cell>
          <table:table-cell table:style-name="ce9" office:value-type="float" office:value="40.2342121989105" calcext:value-type="float">
            <text:p><text:s text:c="3"/>40,2 </text:p>
          </table:table-cell>
          <table:table-cell table:style-name="ce9" office:value-type="float" office:value="28.2165505685152" calcext:value-type="float">
            <text:p><text:s text:c="3"/>28,2 </text:p>
          </table:table-cell>
          <table:table-cell table:style-name="ce9" office:value-type="float" office:value="20.5724913606085" calcext:value-type="float">
            <text:p><text:s text:c="3"/>20,6 </text:p>
          </table:table-cell>
          <table:table-cell table:style-name="ce9" office:value-type="float" office:value="35.8606097764219" calcext:value-type="float">
            <text:p><text:s text:c="3"/>35,9 </text:p>
          </table:table-cell>
          <table:table-cell table:style-name="ce9" office:value-type="float" office:value="31.2373475907475" calcext:value-type="float">
            <text:p><text:s text:c="3"/>31,2 </text:p>
          </table:table-cell>
          <table:table-cell table:style-name="ce9" office:value-type="float" office:value="28.0053068065578" calcext:value-type="float">
            <text:p><text:s text:c="3"/>28,0 </text:p>
          </table:table-cell>
          <table:table-cell table:style-name="ce9" office:value-type="float" office:value="34.4693883749372" calcext:value-type="float">
            <text:p><text:s text:c="3"/>34,5 </text:p>
          </table:table-cell>
          <table:table-cell table:style-name="ce9" office:value-type="float" office:value="29.9338129537046" calcext:value-type="float">
            <text:p><text:s text:c="3"/>29,9 </text:p>
          </table:table-cell>
          <table:table-cell table:style-name="ce9" office:value-type="float" office:value="27.276829573557" calcext:value-type="float">
            <text:p><text:s text:c="3"/>27,3 </text:p>
          </table:table-cell>
          <table:table-cell table:style-name="ce9" office:value-type="float" office:value="32.5907963338521" calcext:value-type="float">
            <text:p><text:s text:c="3"/>32,6 </text:p>
          </table:table-cell>
          <table:table-cell table:style-name="ce9" office:value-type="float" office:value="32.9877844464508" calcext:value-type="float">
            <text:p><text:s text:c="3"/>33,0 </text:p>
          </table:table-cell>
          <table:table-cell table:style-name="ce9" office:value-type="float" office:value="29.7080114979439" calcext:value-type="float">
            <text:p><text:s text:c="3"/>29,7 </text:p>
          </table:table-cell>
          <table:table-cell table:style-name="ce9" office:value-type="float" office:value="36.2675573949577" calcext:value-type="float">
            <text:p><text:s text:c="3"/>36,3 </text:p>
          </table:table-cell>
          <table:table-cell table:style-name="ce9" office:value-type="float" office:value="35.5536188495505" calcext:value-type="float">
            <text:p><text:s text:c="3"/>35,6 </text:p>
          </table:table-cell>
          <table:table-cell table:style-name="ce9" office:value-type="float" office:value="31.1571057767445" calcext:value-type="float">
            <text:p><text:s text:c="3"/>31,2 </text:p>
          </table:table-cell>
          <table:table-cell table:style-name="ce9" office:value-type="float" office:value="39.9501319223566" calcext:value-type="float">
            <text:p><text:s text:c="3"/>40,0 </text:p>
          </table:table-cell>
          <table:table-cell table:style-name="ce9" office:value-type="float" office:value="30.0643879281208" calcext:value-type="float">
            <text:p><text:s text:c="3"/>30,1 </text:p>
          </table:table-cell>
          <table:table-cell table:style-name="ce9" office:value-type="float" office:value="27.9378548265" calcext:value-type="float">
            <text:p><text:s text:c="3"/>27,9 </text:p>
          </table:table-cell>
          <table:table-cell table:style-name="ce9" office:value-type="float" office:value="32.1909210297417" calcext:value-type="float">
            <text:p><text:s text:c="3"/>32,2 </text:p>
          </table:table-cell>
          <table:table-cell table:style-name="ce9" office:value-type="float" office:value="28.8432130064785" calcext:value-type="float">
            <text:p><text:s text:c="3"/>28,8 </text:p>
          </table:table-cell>
          <table:table-cell table:style-name="ce9" office:value-type="float" office:value="26.4460365468001" calcext:value-type="float">
            <text:p><text:s text:c="3"/>26,4 </text:p>
          </table:table-cell>
          <table:table-cell table:style-name="ce9" office:value-type="float" office:value="31.2403894661569" calcext:value-type="float">
            <text:p><text:s text:c="3"/>31,2 </text:p>
          </table:table-cell>
          <table:table-cell table:style-name="ce9" office:value-type="float" office:value="32.6112768010389" calcext:value-type="float">
            <text:p><text:s text:c="3"/>32,6 </text:p>
          </table:table-cell>
          <table:table-cell table:style-name="ce9" office:value-type="float" office:value="29.9006208770624" calcext:value-type="float">
            <text:p><text:s text:c="3"/>29,9 </text:p>
          </table:table-cell>
          <table:table-cell table:style-name="ce9" office:value-type="float" office:value="35.3219327250154" calcext:value-type="float">
            <text:p><text:s text:c="3"/>35,3 </text:p>
          </table:table-cell>
          <table:table-cell table:style-name="ce9" office:value-type="float" office:value="28.4262725434138" calcext:value-type="float">
            <text:p><text:s text:c="3"/>28,4 </text:p>
          </table:table-cell>
          <table:table-cell table:style-name="ce9" office:value-type="float" office:value="22.6318676419494" calcext:value-type="float">
            <text:p><text:s text:c="3"/>22,6 </text:p>
          </table:table-cell>
          <table:table-cell table:style-name="ce9" office:value-type="float" office:value="34.2206774448781" calcext:value-type="float">
            <text:p><text:s text:c="3"/>34,2 </text:p>
          </table:table-cell>
          <table:table-cell table:style-name="ce9" office:value-type="float" office:value="38.2257970761028" calcext:value-type="float">
            <text:p><text:s text:c="3"/>38,2 </text:p>
          </table:table-cell>
          <table:table-cell table:style-name="ce9" office:value-type="float" office:value="31.521723825542" calcext:value-type="float">
            <text:p><text:s text:c="3"/>31,5 </text:p>
          </table:table-cell>
          <table:table-cell table:style-name="ce9" office:value-type="float" office:value="44.9298703266637" calcext:value-type="float">
            <text:p><text:s text:c="3"/>44,9 </text:p>
          </table:table-cell>
          <table:table-cell table:style-name="ce9" office:value-type="float" office:value="30.517467790793" calcext:value-type="float">
            <text:p><text:s text:c="3"/>30,5 </text:p>
          </table:table-cell>
          <table:table-cell table:style-name="ce9" office:value-type="float" office:value="27.3547940812678" calcext:value-type="float">
            <text:p><text:s text:c="3"/>27,4 </text:p>
          </table:table-cell>
          <table:table-cell table:style-name="ce9" office:value-type="float" office:value="33.6801415003182" calcext:value-type="float">
            <text:p><text:s text:c="3"/>33,7 </text:p>
          </table:table-cell>
          <table:table-cell table:style-name="ce9" office:value-type="float" office:value="40.7377141741148" calcext:value-type="float">
            <text:p><text:s text:c="3"/>40,7 </text:p>
          </table:table-cell>
          <table:table-cell table:style-name="ce9" office:value-type="float" office:value="36.5580649004625" calcext:value-type="float">
            <text:p><text:s text:c="3"/>36,6 </text:p>
          </table:table-cell>
          <table:table-cell table:style-name="ce9" office:value-type="float" office:value="44.917363447767" calcext:value-type="float">
            <text:p><text:s text:c="3"/>44,9 </text:p>
          </table:table-cell>
          <table:table-cell table:style-name="ce9" office:value-type="float" office:value="41.5076065429138" calcext:value-type="float">
            <text:p><text:s text:c="3"/>41,5 </text:p>
          </table:table-cell>
          <table:table-cell table:style-name="ce9" office:value-type="float" office:value="35.2279485439402" calcext:value-type="float">
            <text:p><text:s text:c="3"/>35,2 </text:p>
          </table:table-cell>
          <table:table-cell table:style-name="ce9" office:value-type="float" office:value="47.7872645418875" calcext:value-type="float">
            <text:p><text:s text:c="3"/>47,8 </text:p>
          </table:table-cell>
          <table:table-cell table:number-columns-repeated="963"/>
        </table:table-row>
        <table:table-row table:style-name="ro1">
          <table:table-cell office:value-type="string" calcext:value-type="string">
            <text:p>Florianópolis</text:p>
          </table:table-cell>
          <table:table-cell table:style-name="ce9" office:value-type="float" office:value="33.4347246327157" calcext:value-type="float">
            <text:p><text:s text:c="3"/>33,4 </text:p>
          </table:table-cell>
          <table:table-cell table:style-name="ce9" office:value-type="float" office:value="31.2113354880499" calcext:value-type="float">
            <text:p><text:s text:c="3"/>31,2 </text:p>
          </table:table-cell>
          <table:table-cell table:style-name="ce9" office:value-type="float" office:value="35.6581137773815" calcext:value-type="float">
            <text:p><text:s text:c="3"/>35,7 </text:p>
          </table:table-cell>
          <table:table-cell table:style-name="ce9" office:value-type="float" office:value="29.6879799219933" calcext:value-type="float">
            <text:p><text:s text:c="3"/>29,7 </text:p>
          </table:table-cell>
          <table:table-cell table:style-name="ce9" office:value-type="float" office:value="27.6815510326004" calcext:value-type="float">
            <text:p><text:s text:c="3"/>27,7 </text:p>
          </table:table-cell>
          <table:table-cell table:style-name="ce9" office:value-type="float" office:value="31.6944088113862" calcext:value-type="float">
            <text:p><text:s text:c="3"/>31,7 </text:p>
          </table:table-cell>
          <table:table-cell table:style-name="ce9" office:value-type="float" office:value="35.225197468729" calcext:value-type="float">
            <text:p><text:s text:c="3"/>35,2 </text:p>
          </table:table-cell>
          <table:table-cell table:style-name="ce9" office:value-type="float" office:value="32.5731004950923" calcext:value-type="float">
            <text:p><text:s text:c="3"/>32,6 </text:p>
          </table:table-cell>
          <table:table-cell table:style-name="ce9" office:value-type="float" office:value="37.8772944423656" calcext:value-type="float">
            <text:p><text:s text:c="3"/>37,9 </text:p>
          </table:table-cell>
          <table:table-cell table:style-name="ce9" office:value-type="float" office:value="31.019925122616" calcext:value-type="float">
            <text:p><text:s text:c="3"/>31,0 </text:p>
          </table:table-cell>
          <table:table-cell table:style-name="ce9" office:value-type="float" office:value="27.4996636808803" calcext:value-type="float">
            <text:p><text:s text:c="3"/>27,5 </text:p>
          </table:table-cell>
          <table:table-cell table:style-name="ce9" office:value-type="float" office:value="34.5401865643517" calcext:value-type="float">
            <text:p><text:s text:c="3"/>34,5 </text:p>
          </table:table-cell>
          <table:table-cell table:style-name="ce9" office:value-type="float" office:value="33.8701959803192" calcext:value-type="float">
            <text:p><text:s text:c="3"/>33,9 </text:p>
          </table:table-cell>
          <table:table-cell table:style-name="ce9" office:value-type="float" office:value="31.0449186495566" calcext:value-type="float">
            <text:p><text:s text:c="3"/>31,0 </text:p>
          </table:table-cell>
          <table:table-cell table:style-name="ce9" office:value-type="float" office:value="36.6954733110817" calcext:value-type="float">
            <text:p><text:s text:c="3"/>36,7 </text:p>
          </table:table-cell>
          <table:table-cell table:style-name="ce9" office:value-type="float" office:value="29.3500186045164" calcext:value-type="float">
            <text:p><text:s text:c="3"/>29,4 </text:p>
          </table:table-cell>
          <table:table-cell table:style-name="ce9" office:value-type="float" office:value="26.9585678166177" calcext:value-type="float">
            <text:p><text:s text:c="3"/>27,0 </text:p>
          </table:table-cell>
          <table:table-cell table:style-name="ce9" office:value-type="float" office:value="31.7414693924152" calcext:value-type="float">
            <text:p><text:s text:c="3"/>31,7 </text:p>
          </table:table-cell>
          <table:table-cell table:style-name="ce9" office:value-type="float" office:value="38.2321389004806" calcext:value-type="float">
            <text:p><text:s text:c="3"/>38,2 </text:p>
          </table:table-cell>
          <table:table-cell table:style-name="ce9" office:value-type="float" office:value="34.7060196473541" calcext:value-type="float">
            <text:p><text:s text:c="3"/>34,7 </text:p>
          </table:table-cell>
          <table:table-cell table:style-name="ce9" office:value-type="float" office:value="41.7582581536071" calcext:value-type="float">
            <text:p><text:s text:c="3"/>41,8 </text:p>
          </table:table-cell>
          <table:table-cell table:style-name="ce9" office:value-type="float" office:value="25.403203531105" calcext:value-type="float">
            <text:p><text:s text:c="3"/>25,4 </text:p>
          </table:table-cell>
          <table:table-cell table:style-name="ce9" office:value-type="float" office:value="20.1102986509478" calcext:value-type="float">
            <text:p><text:s text:c="3"/>20,1 </text:p>
          </table:table-cell>
          <table:table-cell table:style-name="ce9" office:value-type="float" office:value="30.6961084112623" calcext:value-type="float">
            <text:p><text:s text:c="3"/>30,7 </text:p>
          </table:table-cell>
          <table:table-cell table:style-name="ce9" office:value-type="float" office:value="33.0170893740996" calcext:value-type="float">
            <text:p><text:s text:c="3"/>33,0 </text:p>
          </table:table-cell>
          <table:table-cell table:style-name="ce9" office:value-type="float" office:value="30.1493967023689" calcext:value-type="float">
            <text:p><text:s text:c="3"/>30,1 </text:p>
          </table:table-cell>
          <table:table-cell table:style-name="ce9" office:value-type="float" office:value="35.8847820458303" calcext:value-type="float">
            <text:p><text:s text:c="3"/>35,9 </text:p>
          </table:table-cell>
          <table:table-cell table:style-name="ce9" office:value-type="float" office:value="30.0158559877544" calcext:value-type="float">
            <text:p><text:s text:c="3"/>30,0 </text:p>
          </table:table-cell>
          <table:table-cell table:style-name="ce9" office:value-type="float" office:value="27.4870237625378" calcext:value-type="float">
            <text:p><text:s text:c="3"/>27,5 </text:p>
          </table:table-cell>
          <table:table-cell table:style-name="ce9" office:value-type="float" office:value="32.5446882129711" calcext:value-type="float">
            <text:p><text:s text:c="3"/>32,5 </text:p>
          </table:table-cell>
          <table:table-cell table:style-name="ce9" office:value-type="float" office:value="32.5791565940499" calcext:value-type="float">
            <text:p><text:s text:c="3"/>32,6 </text:p>
          </table:table-cell>
          <table:table-cell table:style-name="ce9" office:value-type="float" office:value="28.8364056070762" calcext:value-type="float">
            <text:p><text:s text:c="3"/>28,8 </text:p>
          </table:table-cell>
          <table:table-cell table:style-name="ce9" office:value-type="float" office:value="36.3219075810237" calcext:value-type="float">
            <text:p><text:s text:c="3"/>36,3 </text:p>
          </table:table-cell>
          <table:table-cell table:style-name="ce9" office:value-type="float" office:value="36.0366064235486" calcext:value-type="float">
            <text:p><text:s text:c="3"/>36,0 </text:p>
          </table:table-cell>
          <table:table-cell table:style-name="ce9" office:value-type="float" office:value="31.1426775557326" calcext:value-type="float">
            <text:p><text:s text:c="3"/>31,1 </text:p>
          </table:table-cell>
          <table:table-cell table:style-name="ce9" office:value-type="float" office:value="40.9305352913645" calcext:value-type="float">
            <text:p><text:s text:c="3"/>40,9 </text:p>
          </table:table-cell>
          <table:table-cell table:style-name="ce9" office:value-type="float" office:value="33.1994739494415" calcext:value-type="float">
            <text:p><text:s text:c="3"/>33,2 </text:p>
          </table:table-cell>
          <table:table-cell table:style-name="ce9" office:value-type="float" office:value="30.6108856340444" calcext:value-type="float">
            <text:p><text:s text:c="3"/>30,6 </text:p>
          </table:table-cell>
          <table:table-cell table:style-name="ce9" office:value-type="float" office:value="35.7880622648385" calcext:value-type="float">
            <text:p><text:s text:c="3"/>35,8 </text:p>
          </table:table-cell>
          <table:table-cell table:style-name="ce9" office:value-type="float" office:value="28.1307834985916" calcext:value-type="float">
            <text:p><text:s text:c="3"/>28,1 </text:p>
          </table:table-cell>
          <table:table-cell table:style-name="ce9" office:value-type="float" office:value="26.0807959099165" calcext:value-type="float">
            <text:p><text:s text:c="3"/>26,1 </text:p>
          </table:table-cell>
          <table:table-cell table:style-name="ce9" office:value-type="float" office:value="30.1807710872667" calcext:value-type="float">
            <text:p><text:s text:c="3"/>30,2 </text:p>
          </table:table-cell>
          <table:table-cell table:style-name="ce9" office:value-type="float" office:value="33.4925288719807" calcext:value-type="float">
            <text:p><text:s text:c="3"/>33,5 </text:p>
          </table:table-cell>
          <table:table-cell table:style-name="ce9" office:value-type="float" office:value="30.8760183269578" calcext:value-type="float">
            <text:p><text:s text:c="3"/>30,9 </text:p>
          </table:table-cell>
          <table:table-cell table:style-name="ce9" office:value-type="float" office:value="36.1090394170035" calcext:value-type="float">
            <text:p><text:s text:c="3"/>36,1 </text:p>
          </table:table-cell>
          <table:table-cell table:style-name="ce9" office:value-type="float" office:value="28.3852346780569" calcext:value-type="float">
            <text:p><text:s text:c="3"/>28,4 </text:p>
          </table:table-cell>
          <table:table-cell table:style-name="ce9" office:value-type="float" office:value="23.8161946297911" calcext:value-type="float">
            <text:p><text:s text:c="3"/>23,8 </text:p>
          </table:table-cell>
          <table:table-cell table:style-name="ce9" office:value-type="float" office:value="32.9542747263227" calcext:value-type="float">
            <text:p><text:s text:c="3"/>33,0 </text:p>
          </table:table-cell>
          <table:table-cell table:style-name="ce9" office:value-type="float" office:value="34.2041015683683" calcext:value-type="float">
            <text:p><text:s text:c="3"/>34,2 </text:p>
          </table:table-cell>
          <table:table-cell table:style-name="ce9" office:value-type="float" office:value="29.8512182699039" calcext:value-type="float">
            <text:p><text:s text:c="3"/>29,9 </text:p>
          </table:table-cell>
          <table:table-cell table:style-name="ce9" office:value-type="float" office:value="38.5569848668327" calcext:value-type="float">
            <text:p><text:s text:c="3"/>38,6 </text:p>
          </table:table-cell>
          <table:table-cell table:style-name="ce9" office:value-type="float" office:value="34.4145602144882" calcext:value-type="float">
            <text:p><text:s text:c="3"/>34,4 </text:p>
          </table:table-cell>
          <table:table-cell table:style-name="ce9" office:value-type="float" office:value="30.8058251566218" calcext:value-type="float">
            <text:p><text:s text:c="3"/>30,8 </text:p>
          </table:table-cell>
          <table:table-cell table:style-name="ce9" office:value-type="float" office:value="38.0232952723546" calcext:value-type="float">
            <text:p><text:s text:c="3"/>38,0 </text:p>
          </table:table-cell>
          <table:table-cell table:style-name="ce9" office:value-type="float" office:value="38.8739142131632" calcext:value-type="float">
            <text:p><text:s text:c="3"/>38,9 </text:p>
          </table:table-cell>
          <table:table-cell table:style-name="ce9" office:value-type="float" office:value="32.9139032409556" calcext:value-type="float">
            <text:p><text:s text:c="3"/>32,9 </text:p>
          </table:table-cell>
          <table:table-cell table:style-name="ce9" office:value-type="float" office:value="44.8339251853707" calcext:value-type="float">
            <text:p><text:s text:c="3"/>44,8 </text:p>
          </table:table-cell>
          <table:table-cell table:style-name="ce9" office:value-type="float" office:value="36.6701520531407" calcext:value-type="float">
            <text:p><text:s text:c="3"/>36,7 </text:p>
          </table:table-cell>
          <table:table-cell table:style-name="ce9" office:value-type="float" office:value="31.5928146397597" calcext:value-type="float">
            <text:p><text:s text:c="3"/>31,6 </text:p>
          </table:table-cell>
          <table:table-cell table:style-name="ce9" office:value-type="float" office:value="41.7474894665217" calcext:value-type="float">
            <text:p><text:s text:c="3"/>41,7 </text:p>
          </table:table-cell>
          <table:table-cell table:number-columns-repeated="963"/>
        </table:table-row>
        <table:table-row table:style-name="ro1">
          <table:table-cell office:value-type="string" calcext:value-type="string">
            <text:p>Porto Alegre</text:p>
          </table:table-cell>
          <table:table-cell table:style-name="ce9" office:value-type="float" office:value="29.181977139454" calcext:value-type="float">
            <text:p><text:s text:c="3"/>29,2 </text:p>
          </table:table-cell>
          <table:table-cell table:style-name="ce9" office:value-type="float" office:value="26.4323983193551" calcext:value-type="float">
            <text:p><text:s text:c="3"/>26,4 </text:p>
          </table:table-cell>
          <table:table-cell table:style-name="ce9" office:value-type="float" office:value="31.9315559595528" calcext:value-type="float">
            <text:p><text:s text:c="3"/>31,9 </text:p>
          </table:table-cell>
          <table:table-cell table:style-name="ce9" office:value-type="float" office:value="28.3625878178653" calcext:value-type="float">
            <text:p><text:s text:c="3"/>28,4 </text:p>
          </table:table-cell>
          <table:table-cell table:style-name="ce9" office:value-type="float" office:value="26.1051412234489" calcext:value-type="float">
            <text:p><text:s text:c="3"/>26,1 </text:p>
          </table:table-cell>
          <table:table-cell table:style-name="ce9" office:value-type="float" office:value="30.6200344122818" calcext:value-type="float">
            <text:p><text:s text:c="3"/>30,6 </text:p>
          </table:table-cell>
          <table:table-cell table:style-name="ce9" office:value-type="float" office:value="30.7489307256963" calcext:value-type="float">
            <text:p><text:s text:c="3"/>30,7 </text:p>
          </table:table-cell>
          <table:table-cell table:style-name="ce9" office:value-type="float" office:value="26.5391265990559" calcext:value-type="float">
            <text:p><text:s text:c="3"/>26,5 </text:p>
          </table:table-cell>
          <table:table-cell table:style-name="ce9" office:value-type="float" office:value="34.9587348523367" calcext:value-type="float">
            <text:p><text:s text:c="3"/>35,0 </text:p>
          </table:table-cell>
          <table:table-cell table:style-name="ce9" office:value-type="float" office:value="28.4840680552569" calcext:value-type="float">
            <text:p><text:s text:c="3"/>28,5 </text:p>
          </table:table-cell>
          <table:table-cell table:style-name="ce9" office:value-type="float" office:value="24.5327805084947" calcext:value-type="float">
            <text:p><text:s text:c="3"/>24,5 </text:p>
          </table:table-cell>
          <table:table-cell table:style-name="ce9" office:value-type="float" office:value="32.435355602019" calcext:value-type="float">
            <text:p><text:s text:c="3"/>32,4 </text:p>
          </table:table-cell>
          <table:table-cell table:style-name="ce9" office:value-type="float" office:value="29.705165561206" calcext:value-type="float">
            <text:p><text:s text:c="3"/>29,7 </text:p>
          </table:table-cell>
          <table:table-cell table:style-name="ce9" office:value-type="float" office:value="26.5576603358582" calcext:value-type="float">
            <text:p><text:s text:c="3"/>26,6 </text:p>
          </table:table-cell>
          <table:table-cell table:style-name="ce9" office:value-type="float" office:value="32.8526707865537" calcext:value-type="float">
            <text:p><text:s text:c="3"/>32,9 </text:p>
          </table:table-cell>
          <table:table-cell table:style-name="ce9" office:value-type="float" office:value="29.8788508415161" calcext:value-type="float">
            <text:p><text:s text:c="3"/>29,9 </text:p>
          </table:table-cell>
          <table:table-cell table:style-name="ce9" office:value-type="float" office:value="26.6802839651172" calcext:value-type="float">
            <text:p><text:s text:c="3"/>26,7 </text:p>
          </table:table-cell>
          <table:table-cell table:style-name="ce9" office:value-type="float" office:value="33.0774177179151" calcext:value-type="float">
            <text:p><text:s text:c="3"/>33,1 </text:p>
          </table:table-cell>
          <table:table-cell table:style-name="ce9" office:value-type="float" office:value="31.7353885430004" calcext:value-type="float">
            <text:p><text:s text:c="3"/>31,7 </text:p>
          </table:table-cell>
          <table:table-cell table:style-name="ce9" office:value-type="float" office:value="26.8926367193355" calcext:value-type="float">
            <text:p><text:s text:c="3"/>26,9 </text:p>
          </table:table-cell>
          <table:table-cell table:style-name="ce9" office:value-type="float" office:value="36.5781403666653" calcext:value-type="float">
            <text:p><text:s text:c="3"/>36,6 </text:p>
          </table:table-cell>
          <table:table-cell table:style-name="ce9" office:value-type="float" office:value="31.7787857230717" calcext:value-type="float">
            <text:p><text:s text:c="3"/>31,8 </text:p>
          </table:table-cell>
          <table:table-cell table:style-name="ce9" office:value-type="float" office:value="25.4619449346477" calcext:value-type="float">
            <text:p><text:s text:c="3"/>25,5 </text:p>
          </table:table-cell>
          <table:table-cell table:style-name="ce9" office:value-type="float" office:value="38.0956265114957" calcext:value-type="float">
            <text:p><text:s text:c="3"/>38,1 </text:p>
          </table:table-cell>
          <table:table-cell table:style-name="ce9" office:value-type="float" office:value="28.6897749492883" calcext:value-type="float">
            <text:p><text:s text:c="3"/>28,7 </text:p>
          </table:table-cell>
          <table:table-cell table:style-name="ce9" office:value-type="float" office:value="25.4336408930743" calcext:value-type="float">
            <text:p><text:s text:c="3"/>25,4 </text:p>
          </table:table-cell>
          <table:table-cell table:style-name="ce9" office:value-type="float" office:value="31.9459090055022" calcext:value-type="float">
            <text:p><text:s text:c="3"/>31,9 </text:p>
          </table:table-cell>
          <table:table-cell table:style-name="ce9" office:value-type="float" office:value="26.9397767230327" calcext:value-type="float">
            <text:p><text:s text:c="3"/>26,9 </text:p>
          </table:table-cell>
          <table:table-cell table:style-name="ce9" office:value-type="float" office:value="23.7810571409958" calcext:value-type="float">
            <text:p><text:s text:c="3"/>23,8 </text:p>
          </table:table-cell>
          <table:table-cell table:style-name="ce9" office:value-type="float" office:value="30.0984963050695" calcext:value-type="float">
            <text:p><text:s text:c="3"/>30,1 </text:p>
          </table:table-cell>
          <table:table-cell table:style-name="ce9" office:value-type="float" office:value="29.6005280410599" calcext:value-type="float">
            <text:p><text:s text:c="3"/>29,6 </text:p>
          </table:table-cell>
          <table:table-cell table:style-name="ce9" office:value-type="float" office:value="23.9705364317954" calcext:value-type="float">
            <text:p><text:s text:c="3"/>24,0 </text:p>
          </table:table-cell>
          <table:table-cell table:style-name="ce9" office:value-type="float" office:value="35.2305196503244" calcext:value-type="float">
            <text:p><text:s text:c="3"/>35,2 </text:p>
          </table:table-cell>
          <table:table-cell table:style-name="ce9" office:value-type="float" office:value="25.7063340874173" calcext:value-type="float">
            <text:p><text:s text:c="3"/>25,7 </text:p>
          </table:table-cell>
          <table:table-cell table:style-name="ce9" office:value-type="float" office:value="20.3456516850888" calcext:value-type="float">
            <text:p><text:s text:c="3"/>20,3 </text:p>
          </table:table-cell>
          <table:table-cell table:style-name="ce9" office:value-type="float" office:value="31.0670164897458" calcext:value-type="float">
            <text:p><text:s text:c="3"/>31,1 </text:p>
          </table:table-cell>
          <table:table-cell table:style-name="ce9" office:value-type="float" office:value="29.7706018448072" calcext:value-type="float">
            <text:p><text:s text:c="3"/>29,8 </text:p>
          </table:table-cell>
          <table:table-cell table:style-name="ce9" office:value-type="float" office:value="26.4982436923281" calcext:value-type="float">
            <text:p><text:s text:c="3"/>26,5 </text:p>
          </table:table-cell>
          <table:table-cell table:style-name="ce9" office:value-type="float" office:value="33.0429599972863" calcext:value-type="float">
            <text:p><text:s text:c="3"/>33,0 </text:p>
          </table:table-cell>
          <table:table-cell table:style-name="ce9" office:value-type="float" office:value="27.5489722624118" calcext:value-type="float">
            <text:p><text:s text:c="3"/>27,5 </text:p>
          </table:table-cell>
          <table:table-cell table:style-name="ce9" office:value-type="float" office:value="24.6983957703237" calcext:value-type="float">
            <text:p><text:s text:c="3"/>24,7 </text:p>
          </table:table-cell>
          <table:table-cell table:style-name="ce9" office:value-type="float" office:value="30.3995487544998" calcext:value-type="float">
            <text:p><text:s text:c="3"/>30,4 </text:p>
          </table:table-cell>
          <table:table-cell table:style-name="ce9" office:value-type="float" office:value="30.4251247805552" calcext:value-type="float">
            <text:p><text:s text:c="3"/>30,4 </text:p>
          </table:table-cell>
          <table:table-cell table:style-name="ce9" office:value-type="float" office:value="25.9202678160108" calcext:value-type="float">
            <text:p><text:s text:c="3"/>25,9 </text:p>
          </table:table-cell>
          <table:table-cell table:style-name="ce9" office:value-type="float" office:value="34.9299817450995" calcext:value-type="float">
            <text:p><text:s text:c="3"/>34,9 </text:p>
          </table:table-cell>
          <table:table-cell table:style-name="ce9" office:value-type="float" office:value="28.117009357756" calcext:value-type="float">
            <text:p><text:s text:c="3"/>28,1 </text:p>
          </table:table-cell>
          <table:table-cell table:style-name="ce9" office:value-type="float" office:value="22.7136175638159" calcext:value-type="float">
            <text:p><text:s text:c="3"/>22,7 </text:p>
          </table:table-cell>
          <table:table-cell table:style-name="ce9" office:value-type="float" office:value="33.5204011516961" calcext:value-type="float">
            <text:p><text:s text:c="3"/>33,5 </text:p>
          </table:table-cell>
          <table:table-cell table:style-name="ce9" office:value-type="float" office:value="27.5977008252295" calcext:value-type="float">
            <text:p><text:s text:c="3"/>27,6 </text:p>
          </table:table-cell>
          <table:table-cell table:style-name="ce9" office:value-type="float" office:value="22.7045946534716" calcext:value-type="float">
            <text:p><text:s text:c="3"/>22,7 </text:p>
          </table:table-cell>
          <table:table-cell table:style-name="ce9" office:value-type="float" office:value="32.4908069969874" calcext:value-type="float">
            <text:p><text:s text:c="3"/>32,5 </text:p>
          </table:table-cell>
          <table:table-cell table:style-name="ce9" office:value-type="float" office:value="30.6086857055789" calcext:value-type="float">
            <text:p><text:s text:c="3"/>30,6 </text:p>
          </table:table-cell>
          <table:table-cell table:style-name="ce9" office:value-type="float" office:value="28.1858964704328" calcext:value-type="float">
            <text:p><text:s text:c="3"/>28,2 </text:p>
          </table:table-cell>
          <table:table-cell table:style-name="ce9" office:value-type="float" office:value="33.031474940725" calcext:value-type="float">
            <text:p><text:s text:c="3"/>33,0 </text:p>
          </table:table-cell>
          <table:table-cell table:style-name="ce9" office:value-type="float" office:value="34.7574916557739" calcext:value-type="float">
            <text:p><text:s text:c="3"/>34,8 </text:p>
          </table:table-cell>
          <table:table-cell table:style-name="ce9" office:value-type="float" office:value="29.0980768027784" calcext:value-type="float">
            <text:p><text:s text:c="3"/>29,1 </text:p>
          </table:table-cell>
          <table:table-cell table:style-name="ce9" office:value-type="float" office:value="40.4169065087695" calcext:value-type="float">
            <text:p><text:s text:c="3"/>40,4 </text:p>
          </table:table-cell>
          <table:table-cell table:style-name="ce9" office:value-type="float" office:value="29.3239044441368" calcext:value-type="float">
            <text:p><text:s text:c="3"/>29,3 </text:p>
          </table:table-cell>
          <table:table-cell table:style-name="ce9" office:value-type="float" office:value="25.3522083349332" calcext:value-type="float">
            <text:p><text:s text:c="3"/>25,4 </text:p>
          </table:table-cell>
          <table:table-cell table:style-name="ce9" office:value-type="float" office:value="33.2956005533404" calcext:value-type="float">
            <text:p><text:s text:c="3"/>33,3 </text:p>
          </table:table-cell>
          <table:table-cell table:number-columns-repeated="963"/>
        </table:table-row>
        <table:table-row table:style-name="ro1">
          <table:table-cell office:value-type="string" calcext:value-type="string">
            <text:p>Campo Grande</text:p>
          </table:table-cell>
          <table:table-cell table:style-name="ce9" office:value-type="float" office:value="28.8113701860224" calcext:value-type="float">
            <text:p><text:s text:c="3"/>28,8 </text:p>
          </table:table-cell>
          <table:table-cell table:style-name="ce9" office:value-type="float" office:value="26.7686107643806" calcext:value-type="float">
            <text:p><text:s text:c="3"/>26,8 </text:p>
          </table:table-cell>
          <table:table-cell table:style-name="ce9" office:value-type="float" office:value="30.8541296076642" calcext:value-type="float">
            <text:p><text:s text:c="3"/>30,9 </text:p>
          </table:table-cell>
          <table:table-cell table:style-name="ce9" office:value-type="float" office:value="28.6840142145535" calcext:value-type="float">
            <text:p><text:s text:c="3"/>28,7 </text:p>
          </table:table-cell>
          <table:table-cell table:style-name="ce9" office:value-type="float" office:value="26.4183256394985" calcext:value-type="float">
            <text:p><text:s text:c="3"/>26,4 </text:p>
          </table:table-cell>
          <table:table-cell table:style-name="ce9" office:value-type="float" office:value="30.9497027896086" calcext:value-type="float">
            <text:p><text:s text:c="3"/>30,9 </text:p>
          </table:table-cell>
          <table:table-cell table:style-name="ce9" office:value-type="float" office:value="35.2422062563674" calcext:value-type="float">
            <text:p><text:s text:c="3"/>35,2 </text:p>
          </table:table-cell>
          <table:table-cell table:style-name="ce9" office:value-type="float" office:value="32.793738724537" calcext:value-type="float">
            <text:p><text:s text:c="3"/>32,8 </text:p>
          </table:table-cell>
          <table:table-cell table:style-name="ce9" office:value-type="float" office:value="37.6906737881978" calcext:value-type="float">
            <text:p><text:s text:c="3"/>37,7 </text:p>
          </table:table-cell>
          <table:table-cell table:style-name="ce9" office:value-type="float" office:value="25.684189475016" calcext:value-type="float">
            <text:p><text:s text:c="3"/>25,7 </text:p>
          </table:table-cell>
          <table:table-cell table:style-name="ce9" office:value-type="float" office:value="18.2951679393535" calcext:value-type="float">
            <text:p><text:s text:c="3"/>18,3 </text:p>
          </table:table-cell>
          <table:table-cell table:style-name="ce9" office:value-type="float" office:value="33.0732110106786" calcext:value-type="float">
            <text:p><text:s text:c="3"/>33,1 </text:p>
          </table:table-cell>
          <table:table-cell table:style-name="ce9" office:value-type="float" office:value="26.6624453263569" calcext:value-type="float">
            <text:p><text:s text:c="3"/>26,7 </text:p>
          </table:table-cell>
          <table:table-cell table:style-name="ce9" office:value-type="float" office:value="23.8205183833013" calcext:value-type="float">
            <text:p><text:s text:c="3"/>23,8 </text:p>
          </table:table-cell>
          <table:table-cell table:style-name="ce9" office:value-type="float" office:value="29.5043722694125" calcext:value-type="float">
            <text:p><text:s text:c="3"/>29,5 </text:p>
          </table:table-cell>
          <table:table-cell table:style-name="ce9" office:value-type="float" office:value="26.3408504377929" calcext:value-type="float">
            <text:p><text:s text:c="3"/>26,3 </text:p>
          </table:table-cell>
          <table:table-cell table:style-name="ce9" office:value-type="float" office:value="23.460473298675" calcext:value-type="float">
            <text:p><text:s text:c="3"/>23,5 </text:p>
          </table:table-cell>
          <table:table-cell table:style-name="ce9" office:value-type="float" office:value="29.2212275769108" calcext:value-type="float">
            <text:p><text:s text:c="3"/>29,2 </text:p>
          </table:table-cell>
          <table:table-cell table:style-name="ce9" office:value-type="float" office:value="34.4396189059538" calcext:value-type="float">
            <text:p><text:s text:c="3"/>34,4 </text:p>
          </table:table-cell>
          <table:table-cell table:style-name="ce9" office:value-type="float" office:value="31.3591486330145" calcext:value-type="float">
            <text:p><text:s text:c="3"/>31,4 </text:p>
          </table:table-cell>
          <table:table-cell table:style-name="ce9" office:value-type="float" office:value="37.520089178893" calcext:value-type="float">
            <text:p><text:s text:c="3"/>37,5 </text:p>
          </table:table-cell>
          <table:table-cell table:style-name="ce9" office:value-type="float" office:value="26.4978702393758" calcext:value-type="float">
            <text:p><text:s text:c="3"/>26,5 </text:p>
          </table:table-cell>
          <table:table-cell table:style-name="ce9" office:value-type="float" office:value="19.279841183052" calcext:value-type="float">
            <text:p><text:s text:c="3"/>19,3 </text:p>
          </table:table-cell>
          <table:table-cell table:style-name="ce9" office:value-type="float" office:value="33.7158992956996" calcext:value-type="float">
            <text:p><text:s text:c="3"/>33,7 </text:p>
          </table:table-cell>
          <table:table-cell table:style-name="ce9" office:value-type="float" office:value="30.7627372067042" calcext:value-type="float">
            <text:p><text:s text:c="3"/>30,8 </text:p>
          </table:table-cell>
          <table:table-cell table:style-name="ce9" office:value-type="float" office:value="27.8518601644111" calcext:value-type="float">
            <text:p><text:s text:c="3"/>27,9 </text:p>
          </table:table-cell>
          <table:table-cell table:style-name="ce9" office:value-type="float" office:value="33.6736142489974" calcext:value-type="float">
            <text:p><text:s text:c="3"/>33,7 </text:p>
          </table:table-cell>
          <table:table-cell table:style-name="ce9" office:value-type="float" office:value="31.1312617258734" calcext:value-type="float">
            <text:p><text:s text:c="3"/>31,1 </text:p>
          </table:table-cell>
          <table:table-cell table:style-name="ce9" office:value-type="float" office:value="28.2015115396117" calcext:value-type="float">
            <text:p><text:s text:c="3"/>28,2 </text:p>
          </table:table-cell>
          <table:table-cell table:style-name="ce9" office:value-type="float" office:value="34.061011912135" calcext:value-type="float">
            <text:p><text:s text:c="3"/>34,1 </text:p>
          </table:table-cell>
          <table:table-cell table:style-name="ce9" office:value-type="float" office:value="36.044014523067" calcext:value-type="float">
            <text:p><text:s text:c="3"/>36,0 </text:p>
          </table:table-cell>
          <table:table-cell table:style-name="ce9" office:value-type="float" office:value="32.5960484040182" calcext:value-type="float">
            <text:p><text:s text:c="3"/>32,6 </text:p>
          </table:table-cell>
          <table:table-cell table:style-name="ce9" office:value-type="float" office:value="39.4919806421158" calcext:value-type="float">
            <text:p><text:s text:c="3"/>39,5 </text:p>
          </table:table-cell>
          <table:table-cell table:style-name="ce9" office:value-type="float" office:value="25.0147093789957" calcext:value-type="float">
            <text:p><text:s text:c="3"/>25,0 </text:p>
          </table:table-cell>
          <table:table-cell table:style-name="ce9" office:value-type="float" office:value="16.7317848347689" calcext:value-type="float">
            <text:p><text:s text:c="3"/>16,7 </text:p>
          </table:table-cell>
          <table:table-cell table:style-name="ce9" office:value-type="float" office:value="33.2976339232225" calcext:value-type="float">
            <text:p><text:s text:c="3"/>33,3 </text:p>
          </table:table-cell>
          <table:table-cell table:style-name="ce9" office:value-type="float" office:value="29.2170173729367" calcext:value-type="float">
            <text:p><text:s text:c="3"/>29,2 </text:p>
          </table:table-cell>
          <table:table-cell table:style-name="ce9" office:value-type="float" office:value="26.9354538833426" calcext:value-type="float">
            <text:p><text:s text:c="3"/>26,9 </text:p>
          </table:table-cell>
          <table:table-cell table:style-name="ce9" office:value-type="float" office:value="31.4985808625309" calcext:value-type="float">
            <text:p><text:s text:c="3"/>31,5 </text:p>
          </table:table-cell>
          <table:table-cell table:style-name="ce9" office:value-type="float" office:value="28.5967178760167" calcext:value-type="float">
            <text:p><text:s text:c="3"/>28,6 </text:p>
          </table:table-cell>
          <table:table-cell table:style-name="ce9" office:value-type="float" office:value="26.0924096210669" calcext:value-type="float">
            <text:p><text:s text:c="3"/>26,1 </text:p>
          </table:table-cell>
          <table:table-cell table:style-name="ce9" office:value-type="float" office:value="31.1010261309666" calcext:value-type="float">
            <text:p><text:s text:c="3"/>31,1 </text:p>
          </table:table-cell>
          <table:table-cell table:style-name="ce9" office:value-type="float" office:value="35.9125461870466" calcext:value-type="float">
            <text:p><text:s text:c="3"/>35,9 </text:p>
          </table:table-cell>
          <table:table-cell table:style-name="ce9" office:value-type="float" office:value="33.3240879983977" calcext:value-type="float">
            <text:p><text:s text:c="3"/>33,3 </text:p>
          </table:table-cell>
          <table:table-cell table:style-name="ce9" office:value-type="float" office:value="38.5010043756954" calcext:value-type="float">
            <text:p><text:s text:c="3"/>38,5 </text:p>
          </table:table-cell>
          <table:table-cell table:style-name="ce9" office:value-type="float" office:value="24.6325593779746" calcext:value-type="float">
            <text:p><text:s text:c="3"/>24,6 </text:p>
          </table:table-cell>
          <table:table-cell table:style-name="ce9" office:value-type="float" office:value="15.7548545925305" calcext:value-type="float">
            <text:p><text:s text:c="3"/>15,8 </text:p>
          </table:table-cell>
          <table:table-cell table:style-name="ce9" office:value-type="float" office:value="33.5102641634186" calcext:value-type="float">
            <text:p><text:s text:c="3"/>33,5 </text:p>
          </table:table-cell>
          <table:table-cell table:style-name="ce9" office:value-type="float" office:value="26.5843998506092" calcext:value-type="float">
            <text:p><text:s text:c="3"/>26,6 </text:p>
          </table:table-cell>
          <table:table-cell table:style-name="ce9" office:value-type="float" office:value="22.0694493615711" calcext:value-type="float">
            <text:p><text:s text:c="3"/>22,1 </text:p>
          </table:table-cell>
          <table:table-cell table:style-name="ce9" office:value-type="float" office:value="31.0993503396473" calcext:value-type="float">
            <text:p><text:s text:c="3"/>31,1 </text:p>
          </table:table-cell>
          <table:table-cell table:style-name="ce9" office:value-type="float" office:value="29.2930522499855" calcext:value-type="float">
            <text:p><text:s text:c="3"/>29,3 </text:p>
          </table:table-cell>
          <table:table-cell table:style-name="ce9" office:value-type="float" office:value="24.5618423520734" calcext:value-type="float">
            <text:p><text:s text:c="3"/>24,6 </text:p>
          </table:table-cell>
          <table:table-cell table:style-name="ce9" office:value-type="float" office:value="34.0242621478975" calcext:value-type="float">
            <text:p><text:s text:c="3"/>34,0 </text:p>
          </table:table-cell>
          <table:table-cell table:style-name="ce9" office:value-type="float" office:value="31.8961185537099" calcext:value-type="float">
            <text:p><text:s text:c="3"/>31,9 </text:p>
          </table:table-cell>
          <table:table-cell table:style-name="ce9" office:value-type="float" office:value="26.2928830958286" calcext:value-type="float">
            <text:p><text:s text:c="3"/>26,3 </text:p>
          </table:table-cell>
          <table:table-cell table:style-name="ce9" office:value-type="float" office:value="37.4993540115912" calcext:value-type="float">
            <text:p><text:s text:c="3"/>37,5 </text:p>
          </table:table-cell>
          <table:table-cell table:style-name="ce9" office:value-type="float" office:value="30.7031968366811" calcext:value-type="float">
            <text:p><text:s text:c="3"/>30,7 </text:p>
          </table:table-cell>
          <table:table-cell table:style-name="ce9" office:value-type="float" office:value="25.0364929019049" calcext:value-type="float">
            <text:p><text:s text:c="3"/>25,0 </text:p>
          </table:table-cell>
          <table:table-cell table:style-name="ce9" office:value-type="float" office:value="36.3699007714574" calcext:value-type="float">
            <text:p><text:s text:c="3"/>36,4 </text:p>
          </table:table-cell>
          <table:table-cell table:number-columns-repeated="963"/>
        </table:table-row>
        <table:table-row table:style-name="ro1">
          <table:table-cell office:value-type="string" calcext:value-type="string">
            <text:p>Cuiabá</text:p>
          </table:table-cell>
          <table:table-cell table:style-name="ce9" office:value-type="float" office:value="29.2773334590829" calcext:value-type="float">
            <text:p><text:s text:c="3"/>29,3 </text:p>
          </table:table-cell>
          <table:table-cell table:style-name="ce9" office:value-type="float" office:value="27.0474042208801" calcext:value-type="float">
            <text:p><text:s text:c="3"/>27,0 </text:p>
          </table:table-cell>
          <table:table-cell table:style-name="ce9" office:value-type="float" office:value="31.5072626972857" calcext:value-type="float">
            <text:p><text:s text:c="3"/>31,5 </text:p>
          </table:table-cell>
          <table:table-cell table:style-name="ce9" office:value-type="float" office:value="31.6098147239832" calcext:value-type="float">
            <text:p><text:s text:c="3"/>31,6 </text:p>
          </table:table-cell>
          <table:table-cell table:style-name="ce9" office:value-type="float" office:value="29.2661978407097" calcext:value-type="float">
            <text:p><text:s text:c="3"/>29,3 </text:p>
          </table:table-cell>
          <table:table-cell table:style-name="ce9" office:value-type="float" office:value="33.9534316072566" calcext:value-type="float">
            <text:p><text:s text:c="3"/>34,0 </text:p>
          </table:table-cell>
          <table:table-cell table:style-name="ce9" office:value-type="float" office:value="33.7973443072275" calcext:value-type="float">
            <text:p><text:s text:c="3"/>33,8 </text:p>
          </table:table-cell>
          <table:table-cell table:style-name="ce9" office:value-type="float" office:value="30.8980795035625" calcext:value-type="float">
            <text:p><text:s text:c="3"/>30,9 </text:p>
          </table:table-cell>
          <table:table-cell table:style-name="ce9" office:value-type="float" office:value="36.6966091108925" calcext:value-type="float">
            <text:p><text:s text:c="3"/>36,7 </text:p>
          </table:table-cell>
          <table:table-cell table:style-name="ce9" office:value-type="float" office:value="31.981698714443" calcext:value-type="float">
            <text:p><text:s text:c="3"/>32,0 </text:p>
          </table:table-cell>
          <table:table-cell table:style-name="ce9" office:value-type="float" office:value="29.1996502052856" calcext:value-type="float">
            <text:p><text:s text:c="3"/>29,2 </text:p>
          </table:table-cell>
          <table:table-cell table:style-name="ce9" office:value-type="float" office:value="34.7637472236005" calcext:value-type="float">
            <text:p><text:s text:c="3"/>34,8 </text:p>
          </table:table-cell>
          <table:table-cell table:style-name="ce9" office:value-type="float" office:value="27.6193320330569" calcext:value-type="float">
            <text:p><text:s text:c="3"/>27,6 </text:p>
          </table:table-cell>
          <table:table-cell table:style-name="ce9" office:value-type="float" office:value="24.8992800398339" calcext:value-type="float">
            <text:p><text:s text:c="3"/>24,9 </text:p>
          </table:table-cell>
          <table:table-cell table:style-name="ce9" office:value-type="float" office:value="30.3393840262799" calcext:value-type="float">
            <text:p><text:s text:c="3"/>30,3 </text:p>
          </table:table-cell>
          <table:table-cell table:style-name="ce9" office:value-type="float" office:value="28.6474349911335" calcext:value-type="float">
            <text:p><text:s text:c="3"/>28,6 </text:p>
          </table:table-cell>
          <table:table-cell table:style-name="ce9" office:value-type="float" office:value="24.7627759994014" calcext:value-type="float">
            <text:p><text:s text:c="3"/>24,8 </text:p>
          </table:table-cell>
          <table:table-cell table:style-name="ce9" office:value-type="float" office:value="32.5320939828657" calcext:value-type="float">
            <text:p><text:s text:c="3"/>32,5 </text:p>
          </table:table-cell>
          <table:table-cell table:style-name="ce9" office:value-type="float" office:value="36.2256445526602" calcext:value-type="float">
            <text:p><text:s text:c="3"/>36,2 </text:p>
          </table:table-cell>
          <table:table-cell table:style-name="ce9" office:value-type="float" office:value="32.1733224923712" calcext:value-type="float">
            <text:p><text:s text:c="3"/>32,2 </text:p>
          </table:table-cell>
          <table:table-cell table:style-name="ce9" office:value-type="float" office:value="40.2779666129492" calcext:value-type="float">
            <text:p><text:s text:c="3"/>40,3 </text:p>
          </table:table-cell>
          <table:table-cell table:style-name="ce9" office:value-type="float" office:value="30.3384938362106" calcext:value-type="float">
            <text:p><text:s text:c="3"/>30,3 </text:p>
          </table:table-cell>
          <table:table-cell table:style-name="ce9" office:value-type="float" office:value="22.0656724544218" calcext:value-type="float">
            <text:p><text:s text:c="3"/>22,1 </text:p>
          </table:table-cell>
          <table:table-cell table:style-name="ce9" office:value-type="float" office:value="38.6113152179994" calcext:value-type="float">
            <text:p><text:s text:c="3"/>38,6 </text:p>
          </table:table-cell>
          <table:table-cell table:style-name="ce9" office:value-type="float" office:value="30.7344224470202" calcext:value-type="float">
            <text:p><text:s text:c="3"/>30,7 </text:p>
          </table:table-cell>
          <table:table-cell table:style-name="ce9" office:value-type="float" office:value="27.1975816250331" calcext:value-type="float">
            <text:p><text:s text:c="3"/>27,2 </text:p>
          </table:table-cell>
          <table:table-cell table:style-name="ce9" office:value-type="float" office:value="34.2712632690073" calcext:value-type="float">
            <text:p><text:s text:c="3"/>34,3 </text:p>
          </table:table-cell>
          <table:table-cell table:style-name="ce9" office:value-type="float" office:value="34.4399610713813" calcext:value-type="float">
            <text:p><text:s text:c="3"/>34,4 </text:p>
          </table:table-cell>
          <table:table-cell table:style-name="ce9" office:value-type="float" office:value="31.4440786765137" calcext:value-type="float">
            <text:p><text:s text:c="3"/>31,4 </text:p>
          </table:table-cell>
          <table:table-cell table:style-name="ce9" office:value-type="float" office:value="37.4358434662489" calcext:value-type="float">
            <text:p><text:s text:c="3"/>37,4 </text:p>
          </table:table-cell>
          <table:table-cell table:style-name="ce9" office:value-type="float" office:value="31.4794012777708" calcext:value-type="float">
            <text:p><text:s text:c="3"/>31,5 </text:p>
          </table:table-cell>
          <table:table-cell table:style-name="ce9" office:value-type="float" office:value="27.9788709671338" calcext:value-type="float">
            <text:p><text:s text:c="3"/>28,0 </text:p>
          </table:table-cell>
          <table:table-cell table:style-name="ce9" office:value-type="float" office:value="34.9799315884078" calcext:value-type="float">
            <text:p><text:s text:c="3"/>35,0 </text:p>
          </table:table-cell>
          <table:table-cell table:style-name="ce9" office:value-type="float" office:value="33.5803435623231" calcext:value-type="float">
            <text:p><text:s text:c="3"/>33,6 </text:p>
          </table:table-cell>
          <table:table-cell table:style-name="ce9" office:value-type="float" office:value="28.3321966394092" calcext:value-type="float">
            <text:p><text:s text:c="3"/>28,3 </text:p>
          </table:table-cell>
          <table:table-cell table:style-name="ce9" office:value-type="float" office:value="38.8284904852369" calcext:value-type="float">
            <text:p><text:s text:c="3"/>38,8 </text:p>
          </table:table-cell>
          <table:table-cell table:style-name="ce9" office:value-type="float" office:value="29.2719931711388" calcext:value-type="float">
            <text:p><text:s text:c="3"/>29,3 </text:p>
          </table:table-cell>
          <table:table-cell table:style-name="ce9" office:value-type="float" office:value="26.7530045084312" calcext:value-type="float">
            <text:p><text:s text:c="3"/>26,8 </text:p>
          </table:table-cell>
          <table:table-cell table:style-name="ce9" office:value-type="float" office:value="31.7909818338465" calcext:value-type="float">
            <text:p><text:s text:c="3"/>31,8 </text:p>
          </table:table-cell>
          <table:table-cell table:style-name="ce9" office:value-type="float" office:value="32.3862084148228" calcext:value-type="float">
            <text:p><text:s text:c="3"/>32,4 </text:p>
          </table:table-cell>
          <table:table-cell table:style-name="ce9" office:value-type="float" office:value="29.6439004879555" calcext:value-type="float">
            <text:p><text:s text:c="3"/>29,6 </text:p>
          </table:table-cell>
          <table:table-cell table:style-name="ce9" office:value-type="float" office:value="35.1285163416901" calcext:value-type="float">
            <text:p><text:s text:c="3"/>35,1 </text:p>
          </table:table-cell>
          <table:table-cell table:style-name="ce9" office:value-type="float" office:value="33.8344958700656" calcext:value-type="float">
            <text:p><text:s text:c="3"/>33,8 </text:p>
          </table:table-cell>
          <table:table-cell table:style-name="ce9" office:value-type="float" office:value="30.7580055894074" calcext:value-type="float">
            <text:p><text:s text:c="3"/>30,8 </text:p>
          </table:table-cell>
          <table:table-cell table:style-name="ce9" office:value-type="float" office:value="36.9109861507237" calcext:value-type="float">
            <text:p><text:s text:c="3"/>36,9 </text:p>
          </table:table-cell>
          <table:table-cell table:style-name="ce9" office:value-type="float" office:value="31.6845400020242" calcext:value-type="float">
            <text:p><text:s text:c="3"/>31,7 </text:p>
          </table:table-cell>
          <table:table-cell table:style-name="ce9" office:value-type="float" office:value="28.0536345324602" calcext:value-type="float">
            <text:p><text:s text:c="3"/>28,1 </text:p>
          </table:table-cell>
          <table:table-cell table:style-name="ce9" office:value-type="float" office:value="35.3154454715883" calcext:value-type="float">
            <text:p><text:s text:c="3"/>35,3 </text:p>
          </table:table-cell>
          <table:table-cell table:style-name="ce9" office:value-type="float" office:value="29.305175525577" calcext:value-type="float">
            <text:p><text:s text:c="3"/>29,3 </text:p>
          </table:table-cell>
          <table:table-cell table:style-name="ce9" office:value-type="float" office:value="24.8774894071199" calcext:value-type="float">
            <text:p><text:s text:c="3"/>24,9 </text:p>
          </table:table-cell>
          <table:table-cell table:style-name="ce9" office:value-type="float" office:value="33.732861644034" calcext:value-type="float">
            <text:p><text:s text:c="3"/>33,7 </text:p>
          </table:table-cell>
          <table:table-cell table:style-name="ce9" office:value-type="float" office:value="28.9400246413265" calcext:value-type="float">
            <text:p><text:s text:c="3"/>28,9 </text:p>
          </table:table-cell>
          <table:table-cell table:style-name="ce9" office:value-type="float" office:value="24.9162707380555" calcext:value-type="float">
            <text:p><text:s text:c="3"/>24,9 </text:p>
          </table:table-cell>
          <table:table-cell table:style-name="ce9" office:value-type="float" office:value="32.9637785445975" calcext:value-type="float">
            <text:p><text:s text:c="3"/>33,0 </text:p>
          </table:table-cell>
          <table:table-cell table:style-name="ce9" office:value-type="float" office:value="33.6591042506966" calcext:value-type="float">
            <text:p><text:s text:c="3"/>33,7 </text:p>
          </table:table-cell>
          <table:table-cell table:style-name="ce9" office:value-type="float" office:value="26.1505975650342" calcext:value-type="float">
            <text:p><text:s text:c="3"/>26,2 </text:p>
          </table:table-cell>
          <table:table-cell table:style-name="ce9" office:value-type="float" office:value="41.167610936359" calcext:value-type="float">
            <text:p><text:s text:c="3"/>41,2 </text:p>
          </table:table-cell>
          <table:table-cell table:style-name="ce9" office:value-type="float" office:value="32.8026354836423" calcext:value-type="float">
            <text:p><text:s text:c="3"/>32,8 </text:p>
          </table:table-cell>
          <table:table-cell table:style-name="ce9" office:value-type="float" office:value="29.8490772165187" calcext:value-type="float">
            <text:p><text:s text:c="3"/>29,8 </text:p>
          </table:table-cell>
          <table:table-cell table:style-name="ce9" office:value-type="float" office:value="35.7561937507659" calcext:value-type="float">
            <text:p><text:s text:c="3"/>35,8 </text:p>
          </table:table-cell>
          <table:table-cell table:number-columns-repeated="963"/>
        </table:table-row>
        <table:table-row table:style-name="ro1">
          <table:table-cell office:value-type="string" calcext:value-type="string">
            <text:p>Goiânia</text:p>
          </table:table-cell>
          <table:table-cell table:style-name="ce9" office:value-type="float" office:value="32.9241257876115" calcext:value-type="float">
            <text:p><text:s text:c="3"/>32,9 </text:p>
          </table:table-cell>
          <table:table-cell table:style-name="ce9" office:value-type="float" office:value="31.2534498841555" calcext:value-type="float">
            <text:p><text:s text:c="3"/>31,3 </text:p>
          </table:table-cell>
          <table:table-cell table:style-name="ce9" office:value-type="float" office:value="34.5948016910676" calcext:value-type="float">
            <text:p><text:s text:c="3"/>34,6 </text:p>
          </table:table-cell>
          <table:table-cell table:style-name="ce9" office:value-type="float" office:value="32.9146930518254" calcext:value-type="float">
            <text:p><text:s text:c="3"/>32,9 </text:p>
          </table:table-cell>
          <table:table-cell table:style-name="ce9" office:value-type="float" office:value="31.1071520557395" calcext:value-type="float">
            <text:p><text:s text:c="3"/>31,1 </text:p>
          </table:table-cell>
          <table:table-cell table:style-name="ce9" office:value-type="float" office:value="34.7222340479113" calcext:value-type="float">
            <text:p><text:s text:c="3"/>34,7 </text:p>
          </table:table-cell>
          <table:table-cell table:style-name="ce9" office:value-type="float" office:value="35.7771356429106" calcext:value-type="float">
            <text:p><text:s text:c="3"/>35,8 </text:p>
          </table:table-cell>
          <table:table-cell table:style-name="ce9" office:value-type="float" office:value="34.0039205295413" calcext:value-type="float">
            <text:p><text:s text:c="3"/>34,0 </text:p>
          </table:table-cell>
          <table:table-cell table:style-name="ce9" office:value-type="float" office:value="37.5503507562798" calcext:value-type="float">
            <text:p><text:s text:c="3"/>37,6 </text:p>
          </table:table-cell>
          <table:table-cell table:style-name="ce9" office:value-type="float" office:value="31.8123070267454" calcext:value-type="float">
            <text:p><text:s text:c="3"/>31,8 </text:p>
          </table:table-cell>
          <table:table-cell table:style-name="ce9" office:value-type="float" office:value="29.5928683630775" calcext:value-type="float">
            <text:p><text:s text:c="3"/>29,6 </text:p>
          </table:table-cell>
          <table:table-cell table:style-name="ce9" office:value-type="float" office:value="34.0317456904132" calcext:value-type="float">
            <text:p><text:s text:c="3"/>34,0 </text:p>
          </table:table-cell>
          <table:table-cell table:style-name="ce9" office:value-type="float" office:value="31.6155651881899" calcext:value-type="float">
            <text:p><text:s text:c="3"/>31,6 </text:p>
          </table:table-cell>
          <table:table-cell table:style-name="ce9" office:value-type="float" office:value="29.2071775218564" calcext:value-type="float">
            <text:p><text:s text:c="3"/>29,2 </text:p>
          </table:table-cell>
          <table:table-cell table:style-name="ce9" office:value-type="float" office:value="34.0239528545235" calcext:value-type="float">
            <text:p><text:s text:c="3"/>34,0 </text:p>
          </table:table-cell>
          <table:table-cell table:style-name="ce9" office:value-type="float" office:value="31.8692522836577" calcext:value-type="float">
            <text:p><text:s text:c="3"/>31,9 </text:p>
          </table:table-cell>
          <table:table-cell table:style-name="ce9" office:value-type="float" office:value="29.4718100151392" calcext:value-type="float">
            <text:p><text:s text:c="3"/>29,5 </text:p>
          </table:table-cell>
          <table:table-cell table:style-name="ce9" office:value-type="float" office:value="34.2666945521763" calcext:value-type="float">
            <text:p><text:s text:c="3"/>34,3 </text:p>
          </table:table-cell>
          <table:table-cell table:style-name="ce9" office:value-type="float" office:value="36.9299182337581" calcext:value-type="float">
            <text:p><text:s text:c="3"/>36,9 </text:p>
          </table:table-cell>
          <table:table-cell table:style-name="ce9" office:value-type="float" office:value="34.2966103245806" calcext:value-type="float">
            <text:p><text:s text:c="3"/>34,3 </text:p>
          </table:table-cell>
          <table:table-cell table:style-name="ce9" office:value-type="float" office:value="39.5632261429356" calcext:value-type="float">
            <text:p><text:s text:c="3"/>39,6 </text:p>
          </table:table-cell>
          <table:table-cell table:style-name="ce9" office:value-type="float" office:value="30.9554610313616" calcext:value-type="float">
            <text:p><text:s text:c="3"/>31,0 </text:p>
          </table:table-cell>
          <table:table-cell table:style-name="ce9" office:value-type="float" office:value="26.7648900932453" calcext:value-type="float">
            <text:p><text:s text:c="3"/>26,8 </text:p>
          </table:table-cell>
          <table:table-cell table:style-name="ce9" office:value-type="float" office:value="35.1460319694779" calcext:value-type="float">
            <text:p><text:s text:c="3"/>35,1 </text:p>
          </table:table-cell>
          <table:table-cell table:style-name="ce9" office:value-type="float" office:value="34.1791701715046" calcext:value-type="float">
            <text:p><text:s text:c="3"/>34,2 </text:p>
          </table:table-cell>
          <table:table-cell table:style-name="ce9" office:value-type="float" office:value="31.9440198490134" calcext:value-type="float">
            <text:p><text:s text:c="3"/>31,9 </text:p>
          </table:table-cell>
          <table:table-cell table:style-name="ce9" office:value-type="float" office:value="36.4143204939958" calcext:value-type="float">
            <text:p><text:s text:c="3"/>36,4 </text:p>
          </table:table-cell>
          <table:table-cell table:style-name="ce9" office:value-type="float" office:value="34.0303896510143" calcext:value-type="float">
            <text:p><text:s text:c="3"/>34,0 </text:p>
          </table:table-cell>
          <table:table-cell table:style-name="ce9" office:value-type="float" office:value="31.3802921460195" calcext:value-type="float">
            <text:p><text:s text:c="3"/>31,4 </text:p>
          </table:table-cell>
          <table:table-cell table:style-name="ce9" office:value-type="float" office:value="36.680487156009" calcext:value-type="float">
            <text:p><text:s text:c="3"/>36,7 </text:p>
          </table:table-cell>
          <table:table-cell table:style-name="ce9" office:value-type="float" office:value="34.5663607331316" calcext:value-type="float">
            <text:p><text:s text:c="3"/>34,6 </text:p>
          </table:table-cell>
          <table:table-cell table:style-name="ce9" office:value-type="float" office:value="31.9930877083601" calcext:value-type="float">
            <text:p><text:s text:c="3"/>32,0 </text:p>
          </table:table-cell>
          <table:table-cell table:style-name="ce9" office:value-type="float" office:value="37.1396337579031" calcext:value-type="float">
            <text:p><text:s text:c="3"/>37,1 </text:p>
          </table:table-cell>
          <table:table-cell table:style-name="ce9" office:value-type="float" office:value="32.71716996709" calcext:value-type="float">
            <text:p><text:s text:c="3"/>32,7 </text:p>
          </table:table-cell>
          <table:table-cell table:style-name="ce9" office:value-type="float" office:value="27.9271229692868" calcext:value-type="float">
            <text:p><text:s text:c="3"/>27,9 </text:p>
          </table:table-cell>
          <table:table-cell table:style-name="ce9" office:value-type="float" office:value="37.5072169648932" calcext:value-type="float">
            <text:p><text:s text:c="3"/>37,5 </text:p>
          </table:table-cell>
          <table:table-cell table:style-name="ce9" office:value-type="float" office:value="32.4714067284998" calcext:value-type="float">
            <text:p><text:s text:c="3"/>32,5 </text:p>
          </table:table-cell>
          <table:table-cell table:style-name="ce9" office:value-type="float" office:value="30.5430097848829" calcext:value-type="float">
            <text:p><text:s text:c="3"/>30,5 </text:p>
          </table:table-cell>
          <table:table-cell table:style-name="ce9" office:value-type="float" office:value="34.3998036721168" calcext:value-type="float">
            <text:p><text:s text:c="3"/>34,4 </text:p>
          </table:table-cell>
          <table:table-cell table:style-name="ce9" office:value-type="float" office:value="32.7356221780755" calcext:value-type="float">
            <text:p><text:s text:c="3"/>32,7 </text:p>
          </table:table-cell>
          <table:table-cell table:style-name="ce9" office:value-type="float" office:value="30.457399165774" calcext:value-type="float">
            <text:p><text:s text:c="3"/>30,5 </text:p>
          </table:table-cell>
          <table:table-cell table:style-name="ce9" office:value-type="float" office:value="35.0138451903769" calcext:value-type="float">
            <text:p><text:s text:c="3"/>35,0 </text:p>
          </table:table-cell>
          <table:table-cell table:style-name="ce9" office:value-type="float" office:value="35.7065544374131" calcext:value-type="float">
            <text:p><text:s text:c="3"/>35,7 </text:p>
          </table:table-cell>
          <table:table-cell table:style-name="ce9" office:value-type="float" office:value="33.4404923165914" calcext:value-type="float">
            <text:p><text:s text:c="3"/>33,4 </text:p>
          </table:table-cell>
          <table:table-cell table:style-name="ce9" office:value-type="float" office:value="37.9726165582348" calcext:value-type="float">
            <text:p><text:s text:c="3"/>38,0 </text:p>
          </table:table-cell>
          <table:table-cell table:style-name="ce9" office:value-type="float" office:value="29.3497991075117" calcext:value-type="float">
            <text:p><text:s text:c="3"/>29,3 </text:p>
          </table:table-cell>
          <table:table-cell table:style-name="ce9" office:value-type="float" office:value="26.8884330605493" calcext:value-type="float">
            <text:p><text:s text:c="3"/>26,9 </text:p>
          </table:table-cell>
          <table:table-cell table:style-name="ce9" office:value-type="float" office:value="31.8111651544741" calcext:value-type="float">
            <text:p><text:s text:c="3"/>31,8 </text:p>
          </table:table-cell>
          <table:table-cell table:style-name="ce9" office:value-type="float" office:value="33.9849675481529" calcext:value-type="float">
            <text:p><text:s text:c="3"/>34,0 </text:p>
          </table:table-cell>
          <table:table-cell table:style-name="ce9" office:value-type="float" office:value="30.6418676304284" calcext:value-type="float">
            <text:p><text:s text:c="3"/>30,6 </text:p>
          </table:table-cell>
          <table:table-cell table:style-name="ce9" office:value-type="float" office:value="37.3280674658774" calcext:value-type="float">
            <text:p><text:s text:c="3"/>37,3 </text:p>
          </table:table-cell>
          <table:table-cell table:style-name="ce9" office:value-type="float" office:value="33.2824028685852" calcext:value-type="float">
            <text:p><text:s text:c="3"/>33,3 </text:p>
          </table:table-cell>
          <table:table-cell table:style-name="ce9" office:value-type="float" office:value="30.3730805206302" calcext:value-type="float">
            <text:p><text:s text:c="3"/>30,4 </text:p>
          </table:table-cell>
          <table:table-cell table:style-name="ce9" office:value-type="float" office:value="36.1917252165402" calcext:value-type="float">
            <text:p><text:s text:c="3"/>36,2 </text:p>
          </table:table-cell>
          <table:table-cell table:style-name="ce9" office:value-type="float" office:value="35.9010129779628" calcext:value-type="float">
            <text:p><text:s text:c="3"/>35,9 </text:p>
          </table:table-cell>
          <table:table-cell table:style-name="ce9" office:value-type="float" office:value="33.0617385839425" calcext:value-type="float">
            <text:p><text:s text:c="3"/>33,1 </text:p>
          </table:table-cell>
          <table:table-cell table:style-name="ce9" office:value-type="float" office:value="38.7402873719831" calcext:value-type="float">
            <text:p><text:s text:c="3"/>38,7 </text:p>
          </table:table-cell>
          <table:table-cell table:style-name="ce9" office:value-type="float" office:value="35.9809003186355" calcext:value-type="float">
            <text:p><text:s text:c="3"/>36,0 </text:p>
          </table:table-cell>
          <table:table-cell table:style-name="ce9" office:value-type="float" office:value="31.6514906351713" calcext:value-type="float">
            <text:p><text:s text:c="3"/>31,7 </text:p>
          </table:table-cell>
          <table:table-cell table:style-name="ce9" office:value-type="float" office:value="40.3103100020997" calcext:value-type="float">
            <text:p><text:s text:c="3"/>40,3 </text:p>
          </table:table-cell>
          <table:table-cell table:number-columns-repeated="963"/>
        </table:table-row>
        <table:table-row table:style-name="ro1">
          <table:table-cell office:value-type="string" calcext:value-type="string">
            <text:p>Brasília</text:p>
          </table:table-cell>
          <table:table-cell table:style-name="ce9" office:value-type="float" office:value="33.443707168627" calcext:value-type="float">
            <text:p><text:s text:c="3"/>33,4 </text:p>
          </table:table-cell>
          <table:table-cell table:style-name="ce9" office:value-type="float" office:value="31.5697745271056" calcext:value-type="float">
            <text:p><text:s text:c="3"/>31,6 </text:p>
          </table:table-cell>
          <table:table-cell table:style-name="ce9" office:value-type="float" office:value="35.3176398101484" calcext:value-type="float">
            <text:p><text:s text:c="3"/>35,3 </text:p>
          </table:table-cell>
          <table:table-cell table:style-name="ce9" office:value-type="float" office:value="33.0592690533063" calcext:value-type="float">
            <text:p><text:s text:c="3"/>33,1 </text:p>
          </table:table-cell>
          <table:table-cell table:style-name="ce9" office:value-type="float" office:value="31.6614994923535" calcext:value-type="float">
            <text:p><text:s text:c="3"/>31,7 </text:p>
          </table:table-cell>
          <table:table-cell table:style-name="ce9" office:value-type="float" office:value="34.457038614259" calcext:value-type="float">
            <text:p><text:s text:c="3"/>34,5 </text:p>
          </table:table-cell>
          <table:table-cell table:style-name="ce9" office:value-type="float" office:value="38.5422131591126" calcext:value-type="float">
            <text:p><text:s text:c="3"/>38,5 </text:p>
          </table:table-cell>
          <table:table-cell table:style-name="ce9" office:value-type="float" office:value="36.0978835481974" calcext:value-type="float">
            <text:p><text:s text:c="3"/>36,1 </text:p>
          </table:table-cell>
          <table:table-cell table:style-name="ce9" office:value-type="float" office:value="40.9865427700279" calcext:value-type="float">
            <text:p><text:s text:c="3"/>41,0 </text:p>
          </table:table-cell>
          <table:table-cell table:style-name="ce9" office:value-type="float" office:value="33.4859737738445" calcext:value-type="float">
            <text:p><text:s text:c="3"/>33,5 </text:p>
          </table:table-cell>
          <table:table-cell table:style-name="ce9" office:value-type="float" office:value="26.6163391259686" calcext:value-type="float">
            <text:p><text:s text:c="3"/>26,6 </text:p>
          </table:table-cell>
          <table:table-cell table:style-name="ce9" office:value-type="float" office:value="40.3556084217204" calcext:value-type="float">
            <text:p><text:s text:c="3"/>40,4 </text:p>
          </table:table-cell>
          <table:table-cell table:style-name="ce9" office:value-type="float" office:value="33.1923000766817" calcext:value-type="float">
            <text:p><text:s text:c="3"/>33,2 </text:p>
          </table:table-cell>
          <table:table-cell table:style-name="ce9" office:value-type="float" office:value="30.3662566087378" calcext:value-type="float">
            <text:p><text:s text:c="3"/>30,4 </text:p>
          </table:table-cell>
          <table:table-cell table:style-name="ce9" office:value-type="float" office:value="36.0183435446256" calcext:value-type="float">
            <text:p><text:s text:c="3"/>36,0 </text:p>
          </table:table-cell>
          <table:table-cell table:style-name="ce9" office:value-type="float" office:value="31.2235908755226" calcext:value-type="float">
            <text:p><text:s text:c="3"/>31,2 </text:p>
          </table:table-cell>
          <table:table-cell table:style-name="ce9" office:value-type="float" office:value="28.784027300551" calcext:value-type="float">
            <text:p><text:s text:c="3"/>28,8 </text:p>
          </table:table-cell>
          <table:table-cell table:style-name="ce9" office:value-type="float" office:value="33.6631544504942" calcext:value-type="float">
            <text:p><text:s text:c="3"/>33,7 </text:p>
          </table:table-cell>
          <table:table-cell table:style-name="ce9" office:value-type="float" office:value="38.6998996310748" calcext:value-type="float">
            <text:p><text:s text:c="3"/>38,7 </text:p>
          </table:table-cell>
          <table:table-cell table:style-name="ce9" office:value-type="float" office:value="36.1607176956364" calcext:value-type="float">
            <text:p><text:s text:c="3"/>36,2 </text:p>
          </table:table-cell>
          <table:table-cell table:style-name="ce9" office:value-type="float" office:value="41.2390815665131" calcext:value-type="float">
            <text:p><text:s text:c="3"/>41,2 </text:p>
          </table:table-cell>
          <table:table-cell table:style-name="ce9" office:value-type="float" office:value="36.4775125548982" calcext:value-type="float">
            <text:p><text:s text:c="3"/>36,5 </text:p>
          </table:table-cell>
          <table:table-cell table:style-name="ce9" office:value-type="float" office:value="27.6889566039956" calcext:value-type="float">
            <text:p><text:s text:c="3"/>27,7 </text:p>
          </table:table-cell>
          <table:table-cell table:style-name="ce9" office:value-type="float" office:value="45.2660685058007" calcext:value-type="float">
            <text:p><text:s text:c="3"/>45,3 </text:p>
          </table:table-cell>
          <table:table-cell table:style-name="ce9" office:value-type="float" office:value="33.650206102937" calcext:value-type="float">
            <text:p><text:s text:c="3"/>33,7 </text:p>
          </table:table-cell>
          <table:table-cell table:style-name="ce9" office:value-type="float" office:value="31.3275866096321" calcext:value-type="float">
            <text:p><text:s text:c="3"/>31,3 </text:p>
          </table:table-cell>
          <table:table-cell table:style-name="ce9" office:value-type="float" office:value="35.9728255962419" calcext:value-type="float">
            <text:p><text:s text:c="3"/>36,0 </text:p>
          </table:table-cell>
          <table:table-cell table:style-name="ce9" office:value-type="float" office:value="34.709499996566" calcext:value-type="float">
            <text:p><text:s text:c="3"/>34,7 </text:p>
          </table:table-cell>
          <table:table-cell table:style-name="ce9" office:value-type="float" office:value="32.4366158176019" calcext:value-type="float">
            <text:p><text:s text:c="3"/>32,4 </text:p>
          </table:table-cell>
          <table:table-cell table:style-name="ce9" office:value-type="float" office:value="36.98238417553" calcext:value-type="float">
            <text:p><text:s text:c="3"/>37,0 </text:p>
          </table:table-cell>
          <table:table-cell table:style-name="ce9" office:value-type="float" office:value="38.4015436392959" calcext:value-type="float">
            <text:p><text:s text:c="3"/>38,4 </text:p>
          </table:table-cell>
          <table:table-cell table:style-name="ce9" office:value-type="float" office:value="34.0856108474203" calcext:value-type="float">
            <text:p><text:s text:c="3"/>34,1 </text:p>
          </table:table-cell>
          <table:table-cell table:style-name="ce9" office:value-type="float" office:value="42.7174764311715" calcext:value-type="float">
            <text:p><text:s text:c="3"/>42,7 </text:p>
          </table:table-cell>
          <table:table-cell table:style-name="ce9" office:value-type="float" office:value="30.5179975466443" calcext:value-type="float">
            <text:p><text:s text:c="3"/>30,5 </text:p>
          </table:table-cell>
          <table:table-cell table:style-name="ce9" office:value-type="float" office:value="21.755855728716" calcext:value-type="float">
            <text:p><text:s text:c="3"/>21,8 </text:p>
          </table:table-cell>
          <table:table-cell table:style-name="ce9" office:value-type="float" office:value="39.2801393645726" calcext:value-type="float">
            <text:p><text:s text:c="3"/>39,3 </text:p>
          </table:table-cell>
          <table:table-cell table:style-name="ce9" office:value-type="float" office:value="33.1657644185044" calcext:value-type="float">
            <text:p><text:s text:c="3"/>33,2 </text:p>
          </table:table-cell>
          <table:table-cell table:style-name="ce9" office:value-type="float" office:value="31.1279017984975" calcext:value-type="float">
            <text:p><text:s text:c="3"/>31,1 </text:p>
          </table:table-cell>
          <table:table-cell table:style-name="ce9" office:value-type="float" office:value="35.2036270385112" calcext:value-type="float">
            <text:p><text:s text:c="3"/>35,2 </text:p>
          </table:table-cell>
          <table:table-cell table:style-name="ce9" office:value-type="float" office:value="32.631543433914" calcext:value-type="float">
            <text:p><text:s text:c="3"/>32,6 </text:p>
          </table:table-cell>
          <table:table-cell table:style-name="ce9" office:value-type="float" office:value="31.0853265602839" calcext:value-type="float">
            <text:p><text:s text:c="3"/>31,1 </text:p>
          </table:table-cell>
          <table:table-cell table:style-name="ce9" office:value-type="float" office:value="34.1777603075441" calcext:value-type="float">
            <text:p><text:s text:c="3"/>34,2 </text:p>
          </table:table-cell>
          <table:table-cell table:style-name="ce9" office:value-type="float" office:value="38.1532748594213" calcext:value-type="float">
            <text:p><text:s text:c="3"/>38,2 </text:p>
          </table:table-cell>
          <table:table-cell table:style-name="ce9" office:value-type="float" office:value="36.1848217221093" calcext:value-type="float">
            <text:p><text:s text:c="3"/>36,2 </text:p>
          </table:table-cell>
          <table:table-cell table:style-name="ce9" office:value-type="float" office:value="40.1217279967333" calcext:value-type="float">
            <text:p><text:s text:c="3"/>40,1 </text:p>
          </table:table-cell>
          <table:table-cell table:style-name="ce9" office:value-type="float" office:value="33.3246958108471" calcext:value-type="float">
            <text:p><text:s text:c="3"/>33,3 </text:p>
          </table:table-cell>
          <table:table-cell table:style-name="ce9" office:value-type="float" office:value="24.4345232664246" calcext:value-type="float">
            <text:p><text:s text:c="3"/>24,4 </text:p>
          </table:table-cell>
          <table:table-cell table:style-name="ce9" office:value-type="float" office:value="42.2148683552696" calcext:value-type="float">
            <text:p><text:s text:c="3"/>42,2 </text:p>
          </table:table-cell>
          <table:table-cell table:style-name="ce9" office:value-type="float" office:value="34.3372034088025" calcext:value-type="float">
            <text:p><text:s text:c="3"/>34,3 </text:p>
          </table:table-cell>
          <table:table-cell table:style-name="ce9" office:value-type="float" office:value="29.9981342847433" calcext:value-type="float">
            <text:p><text:s text:c="3"/>30,0 </text:p>
          </table:table-cell>
          <table:table-cell table:style-name="ce9" office:value-type="float" office:value="38.6762725328617" calcext:value-type="float">
            <text:p><text:s text:c="3"/>38,7 </text:p>
          </table:table-cell>
          <table:table-cell table:style-name="ce9" office:value-type="float" office:value="34.3265887778519" calcext:value-type="float">
            <text:p><text:s text:c="3"/>34,3 </text:p>
          </table:table-cell>
          <table:table-cell table:style-name="ce9" office:value-type="float" office:value="31.3284124534664" calcext:value-type="float">
            <text:p><text:s text:c="3"/>31,3 </text:p>
          </table:table-cell>
          <table:table-cell table:style-name="ce9" office:value-type="float" office:value="37.3247651022374" calcext:value-type="float">
            <text:p><text:s text:c="3"/>37,3 </text:p>
          </table:table-cell>
          <table:table-cell table:style-name="ce9" office:value-type="float" office:value="39.7163661473808" calcext:value-type="float">
            <text:p><text:s text:c="3"/>39,7 </text:p>
          </table:table-cell>
          <table:table-cell table:style-name="ce9" office:value-type="float" office:value="31.9747859424793" calcext:value-type="float">
            <text:p><text:s text:c="3"/>32,0 </text:p>
          </table:table-cell>
          <table:table-cell table:style-name="ce9" office:value-type="float" office:value="47.4579463522822" calcext:value-type="float">
            <text:p><text:s text:c="3"/>47,5 </text:p>
          </table:table-cell>
          <table:table-cell table:style-name="ce9" office:value-type="float" office:value="33.9775707761387" calcext:value-type="float">
            <text:p><text:s text:c="3"/>34,0 </text:p>
          </table:table-cell>
          <table:table-cell table:style-name="ce9" office:value-type="float" office:value="27.7318490481834" calcext:value-type="float">
            <text:p><text:s text:c="3"/>27,7 </text:p>
          </table:table-cell>
          <table:table-cell table:style-name="ce9" office:value-type="float" office:value="40.2232925040941" calcext:value-type="float">
            <text:p><text:s text:c="3"/>40,2 </text:p>
          </table:table-cell>
          <table:table-cell table:number-columns-repeated="963"/>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60"/>
          <table:table-cell table:number-columns-repeated="963"/>
        </table:table-row>
        <table:table-row table:style-name="ro1" table:number-rows-repeated="1048535">
          <table:table-cell table:number-columns-repeated="1024"/>
        </table:table-row>
        <table:table-row table:style-name="ro1">
          <table:table-cell table:number-columns-repeated="1024"/>
        </table:table-row>
      </table:table>
      <table:table table:name="5.7" table:style-name="ta7">
        <table:table-column table:style-name="co1" table:default-cell-style-name="ce4"/>
        <table:table-column table:style-name="co2" table:number-columns-repeated="27" table:default-cell-style-name="ce4"/>
        <table:table-column table:style-name="co3" table:number-columns-repeated="229" table:default-cell-style-name="ce11"/>
        <table:table-column table:style-name="co3" table:number-columns-repeated="767" table:default-cell-style-name="Default"/>
        <table:table-row table:style-name="ro1">
          <table:table-cell table:style-name="ce1" office:value-type="string" calcext:value-type="string" table:number-columns-spanned="28" table:number-rows-spanned="2">
            <text:p>Tabela 5.7 - Percentual de escolares do 9º ano do Ensino Fundamental de escolas públicas com consumo semanal de comida ou merenda escolar oferecidos pela escola igual ou superior a um dia, por sexo, com indicação do intervalo de confiança de 95%, segundo os Municípios das Capitais - 2012/2019</text:p>
          </table:table-cell>
          <table:covered-table-cell table:number-columns-repeated="27" table:style-name="ce1"/>
          <table:table-cell table:number-columns-repeated="996"/>
        </table:table-row>
        <table:table-row table:style-name="ro1">
          <table:covered-table-cell table:number-columns-repeated="28" table:style-name="ce1"/>
          <table:table-cell table:number-columns-repeated="996"/>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27" table:number-rows-spanned="1">
            <text:p>Percentual de escolares do 9º ano do Ensino Fundamental de escolas públicas com consumo semanal de comida ou merenda escolar oferecidos pela escola igual ou superior a um dia (%)</text:p>
          </table:table-cell>
          <table:covered-table-cell table:number-columns-repeated="26" table:style-name="ce6"/>
          <table:table-cell table:number-columns-repeated="996"/>
        </table:table-row>
        <table:table-row table:style-name="ro1">
          <table:covered-table-cell table:style-name="ce2"/>
          <table:table-cell table:style-name="ce7" office:value-type="string" calcext:value-type="string" table:number-columns-spanned="9" table:number-rows-spanned="2">
            <text:p>Total</text:p>
          </table:table-cell>
          <table:covered-table-cell table:number-columns-repeated="8" table:style-name="ce7"/>
          <table:table-cell table:style-name="ce6" office:value-type="string" calcext:value-type="string" table:number-columns-spanned="18" table:number-rows-spanned="1">
            <text:p>Sexo</text:p>
          </table:table-cell>
          <table:covered-table-cell table:number-columns-repeated="17" table:style-name="ce6"/>
          <table:table-cell table:number-columns-repeated="996"/>
        </table:table-row>
        <table:table-row table:style-name="ro1">
          <table:covered-table-cell table:style-name="ce2"/>
          <table:covered-table-cell table:number-columns-repeated="9" table:style-name="ce7"/>
          <table:table-cell table:style-name="ce10" office:value-type="string" calcext:value-type="string" table:number-columns-spanned="9" table:number-rows-spanned="1">
            <text:p>Homem</text:p>
          </table:table-cell>
          <table:covered-table-cell table:number-columns-repeated="8" table:style-name="ce10"/>
          <table:table-cell table:style-name="ce6" office:value-type="string" calcext:value-type="string" table:number-columns-spanned="9" table:number-rows-spanned="1">
            <text:p>Mulher</text:p>
          </table:table-cell>
          <table:covered-table-cell table:number-columns-repeated="8" table:style-name="ce6"/>
          <table:table-cell table:number-columns-repeated="996"/>
        </table:table-row>
        <table:table-row table:style-name="ro1">
          <table:covered-table-cell table:style-name="ce2"/>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96"/>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96"/>
        </table:table-row>
        <table:table-row table:style-name="ro1">
          <table:covered-table-cell table:style-name="ce2"/>
          <table:covered-table-cell table:number-columns-repeated="9" table:style-name="ce7"/>
          <table:covered-table-cell table:number-columns-repeated="16" table:style-name="ce10"/>
          <table:covered-table-cell table:number-columns-repeated="2" table:style-name="ce6"/>
          <table:table-cell table:number-columns-repeated="996"/>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96"/>
        </table:table-row>
        <table:table-row table:style-name="ro1">
          <table:covered-table-cell table:style-name="ce2"/>
          <table:covered-table-cell table:number-columns-repeated="9" table:style-name="ce7"/>
          <table:covered-table-cell table:number-columns-repeated="17" table:style-name="ce10"/>
          <table:covered-table-cell table:style-name="ce6"/>
          <table:table-cell table:number-columns-repeated="996"/>
        </table:table-row>
        <table:table-row table:style-name="ro1">
          <table:table-cell table:style-name="ce3" office:value-type="string" calcext:value-type="string">
            <text:p>Total das Capitais</text:p>
          </table:table-cell>
          <table:table-cell table:style-name="ce8" office:value-type="float" office:value="24.802540411324" calcext:value-type="float">
            <text:p><text:s text:c="3"/>24,8 </text:p>
          </table:table-cell>
          <table:table-cell table:style-name="ce8" office:value-type="float" office:value="23.1098888574808" calcext:value-type="float">
            <text:p><text:s text:c="3"/>23,1 </text:p>
          </table:table-cell>
          <table:table-cell table:style-name="ce8" office:value-type="float" office:value="26.4951919651671" calcext:value-type="float">
            <text:p><text:s text:c="3"/>26,5 </text:p>
          </table:table-cell>
          <table:table-cell table:style-name="ce8" office:value-type="float" office:value="30.5291277495544" calcext:value-type="float">
            <text:p><text:s text:c="3"/>30,5 </text:p>
          </table:table-cell>
          <table:table-cell table:style-name="ce8" office:value-type="float" office:value="28.482484220655" calcext:value-type="float">
            <text:p><text:s text:c="3"/>28,5 </text:p>
          </table:table-cell>
          <table:table-cell table:style-name="ce8" office:value-type="float" office:value="32.5757712784538" calcext:value-type="float">
            <text:p><text:s text:c="3"/>32,6 </text:p>
          </table:table-cell>
          <table:table-cell table:style-name="ce8" office:value-type="float" office:value="43.4351968402567" calcext:value-type="float">
            <text:p><text:s text:c="3"/>43,4 </text:p>
          </table:table-cell>
          <table:table-cell table:style-name="ce8" office:value-type="float" office:value="40.4128641315897" calcext:value-type="float">
            <text:p><text:s text:c="3"/>40,4 </text:p>
          </table:table-cell>
          <table:table-cell table:style-name="ce8" office:value-type="float" office:value="46.4575295489237" calcext:value-type="float">
            <text:p><text:s text:c="3"/>46,5 </text:p>
          </table:table-cell>
          <table:table-cell table:style-name="ce8" office:value-type="float" office:value="28.6257075393711" calcext:value-type="float">
            <text:p><text:s text:c="3"/>28,6 </text:p>
          </table:table-cell>
          <table:table-cell table:style-name="ce8" office:value-type="float" office:value="26.5570265302128" calcext:value-type="float">
            <text:p><text:s text:c="3"/>26,6 </text:p>
          </table:table-cell>
          <table:table-cell table:style-name="ce8" office:value-type="float" office:value="30.6943885485295" calcext:value-type="float">
            <text:p><text:s text:c="3"/>30,7 </text:p>
          </table:table-cell>
          <table:table-cell table:style-name="ce8" office:value-type="float" office:value="33.2359357262434" calcext:value-type="float">
            <text:p><text:s text:c="3"/>33,2 </text:p>
          </table:table-cell>
          <table:table-cell table:style-name="ce8" office:value-type="float" office:value="30.9925489968353" calcext:value-type="float">
            <text:p><text:s text:c="3"/>31,0 </text:p>
          </table:table-cell>
          <table:table-cell table:style-name="ce8" office:value-type="float" office:value="35.4793224556514" calcext:value-type="float">
            <text:p><text:s text:c="3"/>35,5 </text:p>
          </table:table-cell>
          <table:table-cell table:style-name="ce8" office:value-type="float" office:value="40.5283883543663" calcext:value-type="float">
            <text:p><text:s text:c="3"/>40,5 </text:p>
          </table:table-cell>
          <table:table-cell table:style-name="ce8" office:value-type="float" office:value="36.8438430129057" calcext:value-type="float">
            <text:p><text:s text:c="3"/>36,8 </text:p>
          </table:table-cell>
          <table:table-cell table:style-name="ce8" office:value-type="float" office:value="44.2129336958268" calcext:value-type="float">
            <text:p><text:s text:c="3"/>44,2 </text:p>
          </table:table-cell>
          <table:table-cell table:style-name="ce8" office:value-type="float" office:value="21.1358082151316" calcext:value-type="float">
            <text:p><text:s text:c="3"/>21,1 </text:p>
          </table:table-cell>
          <table:table-cell table:style-name="ce8" office:value-type="float" office:value="19.3695556096619" calcext:value-type="float">
            <text:p><text:s text:c="3"/>19,4 </text:p>
          </table:table-cell>
          <table:table-cell table:style-name="ce8" office:value-type="float" office:value="22.9020608206013" calcext:value-type="float">
            <text:p><text:s text:c="3"/>22,9 </text:p>
          </table:table-cell>
          <table:table-cell table:style-name="ce8" office:value-type="float" office:value="27.9479490884213" calcext:value-type="float">
            <text:p><text:s text:c="3"/>27,9 </text:p>
          </table:table-cell>
          <table:table-cell table:style-name="ce8" office:value-type="float" office:value="25.537976559774" calcext:value-type="float">
            <text:p><text:s text:c="3"/>25,5 </text:p>
          </table:table-cell>
          <table:table-cell table:style-name="ce8" office:value-type="float" office:value="30.3579216170685" calcext:value-type="float">
            <text:p><text:s text:c="3"/>30,4 </text:p>
          </table:table-cell>
          <table:table-cell table:style-name="ce8" office:value-type="float" office:value="45.959716985949" calcext:value-type="float">
            <text:p><text:s text:c="3"/>46,0 </text:p>
          </table:table-cell>
          <table:table-cell table:style-name="ce8" office:value-type="float" office:value="41.9508233838021" calcext:value-type="float">
            <text:p><text:s text:c="3"/>42,0 </text:p>
          </table:table-cell>
          <table:table-cell table:style-name="ce8" office:value-type="float" office:value="49.9686105880959" calcext:value-type="float">
            <text:p><text:s text:c="3"/>50,0 </text:p>
          </table:table-cell>
          <table:table-cell table:style-name="ce12" table:number-columns-repeated="996"/>
        </table:table-row>
        <table:table-row table:style-name="ro1">
          <table:table-cell office:value-type="string" calcext:value-type="string">
            <text:p>Porto Velho</text:p>
          </table:table-cell>
          <table:table-cell table:style-name="ce9" office:value-type="float" office:value="23.2985394247826" calcext:value-type="float">
            <text:p><text:s text:c="3"/>23,3 </text:p>
          </table:table-cell>
          <table:table-cell table:style-name="ce9" office:value-type="float" office:value="18.28146763135" calcext:value-type="float">
            <text:p><text:s text:c="3"/>18,3 </text:p>
          </table:table-cell>
          <table:table-cell table:style-name="ce9" office:value-type="float" office:value="28.3156112182152" calcext:value-type="float">
            <text:p><text:s text:c="3"/>28,3 </text:p>
          </table:table-cell>
          <table:table-cell table:style-name="ce9" office:value-type="float" office:value="34.1748283065515" calcext:value-type="float">
            <text:p><text:s text:c="3"/>34,2 </text:p>
          </table:table-cell>
          <table:table-cell table:style-name="ce9" office:value-type="float" office:value="29.3713172867621" calcext:value-type="float">
            <text:p><text:s text:c="3"/>29,4 </text:p>
          </table:table-cell>
          <table:table-cell table:style-name="ce9" office:value-type="float" office:value="38.9783393263409" calcext:value-type="float">
            <text:p><text:s text:c="3"/>39,0 </text:p>
          </table:table-cell>
          <table:table-cell table:style-name="ce9" office:value-type="float" office:value="46.9393954825839" calcext:value-type="float">
            <text:p><text:s text:c="3"/>46,9 </text:p>
          </table:table-cell>
          <table:table-cell table:style-name="ce9" office:value-type="float" office:value="35.4117420871423" calcext:value-type="float">
            <text:p><text:s text:c="3"/>35,4 </text:p>
          </table:table-cell>
          <table:table-cell table:style-name="ce9" office:value-type="float" office:value="58.4670488780255" calcext:value-type="float">
            <text:p><text:s text:c="3"/>58,5 </text:p>
          </table:table-cell>
          <table:table-cell table:style-name="ce9" office:value-type="float" office:value="24.380757432553" calcext:value-type="float">
            <text:p><text:s text:c="3"/>24,4 </text:p>
          </table:table-cell>
          <table:table-cell table:style-name="ce9" office:value-type="float" office:value="19.1661962413631" calcext:value-type="float">
            <text:p><text:s text:c="3"/>19,2 </text:p>
          </table:table-cell>
          <table:table-cell table:style-name="ce9" office:value-type="float" office:value="29.595318623743" calcext:value-type="float">
            <text:p><text:s text:c="3"/>29,6 </text:p>
          </table:table-cell>
          <table:table-cell table:style-name="ce9" office:value-type="float" office:value="37.0785429759575" calcext:value-type="float">
            <text:p><text:s text:c="3"/>37,1 </text:p>
          </table:table-cell>
          <table:table-cell table:style-name="ce9" office:value-type="float" office:value="31.7432556132543" calcext:value-type="float">
            <text:p><text:s text:c="3"/>31,7 </text:p>
          </table:table-cell>
          <table:table-cell table:style-name="ce9" office:value-type="float" office:value="42.4138303386607" calcext:value-type="float">
            <text:p><text:s text:c="3"/>42,4 </text:p>
          </table:table-cell>
          <table:table-cell table:style-name="ce9" office:value-type="float" office:value="53.1014933554077" calcext:value-type="float">
            <text:p><text:s text:c="3"/>53,1 </text:p>
          </table:table-cell>
          <table:table-cell table:style-name="ce9" office:value-type="float" office:value="35.248916646386" calcext:value-type="float">
            <text:p><text:s text:c="3"/>35,2 </text:p>
          </table:table-cell>
          <table:table-cell table:style-name="ce9" office:value-type="float" office:value="70.9540700644295" calcext:value-type="float">
            <text:p><text:s text:c="3"/>71,0 </text:p>
          </table:table-cell>
          <table:table-cell table:style-name="ce9" office:value-type="float" office:value="22.3605137373493" calcext:value-type="float">
            <text:p><text:s text:c="3"/>22,4 </text:p>
          </table:table-cell>
          <table:table-cell table:style-name="ce9" office:value-type="float" office:value="16.2657373495495" calcext:value-type="float">
            <text:p><text:s text:c="3"/>16,3 </text:p>
          </table:table-cell>
          <table:table-cell table:style-name="ce9" office:value-type="float" office:value="28.4552901251491" calcext:value-type="float">
            <text:p><text:s text:c="3"/>28,5 </text:p>
          </table:table-cell>
          <table:table-cell table:style-name="ce9" office:value-type="float" office:value="31.6560036948998" calcext:value-type="float">
            <text:p><text:s text:c="3"/>31,7 </text:p>
          </table:table-cell>
          <table:table-cell table:style-name="ce9" office:value-type="float" office:value="25.7345851088467" calcext:value-type="float">
            <text:p><text:s text:c="3"/>25,7 </text:p>
          </table:table-cell>
          <table:table-cell table:style-name="ce9" office:value-type="float" office:value="37.5774222809529" calcext:value-type="float">
            <text:p><text:s text:c="3"/>37,6 </text:p>
          </table:table-cell>
          <table:table-cell table:style-name="ce9" office:value-type="float" office:value="41.6509146285672" calcext:value-type="float">
            <text:p><text:s text:c="3"/>41,7 </text:p>
          </table:table-cell>
          <table:table-cell table:style-name="ce9" office:value-type="float" office:value="30.5456458866701" calcext:value-type="float">
            <text:p><text:s text:c="3"/>30,5 </text:p>
          </table:table-cell>
          <table:table-cell table:style-name="ce9" office:value-type="float" office:value="52.7561833704643" calcext:value-type="float">
            <text:p><text:s text:c="3"/>52,8 </text:p>
          </table:table-cell>
          <table:table-cell table:number-columns-repeated="996"/>
        </table:table-row>
        <table:table-row table:style-name="ro1">
          <table:table-cell office:value-type="string" calcext:value-type="string">
            <text:p>Rio Branco</text:p>
          </table:table-cell>
          <table:table-cell table:style-name="ce9" office:value-type="float" office:value="27.1668411803179" calcext:value-type="float">
            <text:p><text:s text:c="3"/>27,2 </text:p>
          </table:table-cell>
          <table:table-cell table:style-name="ce9" office:value-type="float" office:value="22.5373259430833" calcext:value-type="float">
            <text:p><text:s text:c="3"/>22,5 </text:p>
          </table:table-cell>
          <table:table-cell table:style-name="ce9" office:value-type="float" office:value="31.7963564175524" calcext:value-type="float">
            <text:p><text:s text:c="3"/>31,8 </text:p>
          </table:table-cell>
          <table:table-cell table:style-name="ce9" office:value-type="float" office:value="23.8268089417607" calcext:value-type="float">
            <text:p><text:s text:c="3"/>23,8 </text:p>
          </table:table-cell>
          <table:table-cell table:style-name="ce9" office:value-type="float" office:value="19.2284465391937" calcext:value-type="float">
            <text:p><text:s text:c="3"/>19,2 </text:p>
          </table:table-cell>
          <table:table-cell table:style-name="ce9" office:value-type="float" office:value="28.4251713443277" calcext:value-type="float">
            <text:p><text:s text:c="3"/>28,4 </text:p>
          </table:table-cell>
          <table:table-cell table:style-name="ce9" office:value-type="float" office:value="34.5706291206589" calcext:value-type="float">
            <text:p><text:s text:c="3"/>34,6 </text:p>
          </table:table-cell>
          <table:table-cell table:style-name="ce9" office:value-type="float" office:value="24.4540580732378" calcext:value-type="float">
            <text:p><text:s text:c="3"/>24,5 </text:p>
          </table:table-cell>
          <table:table-cell table:style-name="ce9" office:value-type="float" office:value="44.68720016808" calcext:value-type="float">
            <text:p><text:s text:c="3"/>44,7 </text:p>
          </table:table-cell>
          <table:table-cell table:style-name="ce9" office:value-type="float" office:value="31.6726720301241" calcext:value-type="float">
            <text:p><text:s text:c="3"/>31,7 </text:p>
          </table:table-cell>
          <table:table-cell table:style-name="ce9" office:value-type="float" office:value="26.1731793007107" calcext:value-type="float">
            <text:p><text:s text:c="3"/>26,2 </text:p>
          </table:table-cell>
          <table:table-cell table:style-name="ce9" office:value-type="float" office:value="37.1721647595376" calcext:value-type="float">
            <text:p><text:s text:c="3"/>37,2 </text:p>
          </table:table-cell>
          <table:table-cell table:style-name="ce9" office:value-type="float" office:value="29.0079420240291" calcext:value-type="float">
            <text:p><text:s text:c="3"/>29,0 </text:p>
          </table:table-cell>
          <table:table-cell table:style-name="ce9" office:value-type="float" office:value="23.2411971358305" calcext:value-type="float">
            <text:p><text:s text:c="3"/>23,2 </text:p>
          </table:table-cell>
          <table:table-cell table:style-name="ce9" office:value-type="float" office:value="34.7746869122276" calcext:value-type="float">
            <text:p><text:s text:c="3"/>34,8 </text:p>
          </table:table-cell>
          <table:table-cell table:style-name="ce9" office:value-type="float" office:value="35.6664544209517" calcext:value-type="float">
            <text:p><text:s text:c="3"/>35,7 </text:p>
          </table:table-cell>
          <table:table-cell table:style-name="ce9" office:value-type="float" office:value="23.0430784464869" calcext:value-type="float">
            <text:p><text:s text:c="3"/>23,0 </text:p>
          </table:table-cell>
          <table:table-cell table:style-name="ce9" office:value-type="float" office:value="48.2898303954165" calcext:value-type="float">
            <text:p><text:s text:c="3"/>48,3 </text:p>
          </table:table-cell>
          <table:table-cell table:style-name="ce9" office:value-type="float" office:value="23.3653062895744" calcext:value-type="float">
            <text:p><text:s text:c="3"/>23,4 </text:p>
          </table:table-cell>
          <table:table-cell table:style-name="ce9" office:value-type="float" office:value="17.8649222709635" calcext:value-type="float">
            <text:p><text:s text:c="3"/>17,9 </text:p>
          </table:table-cell>
          <table:table-cell table:style-name="ce9" office:value-type="float" office:value="28.8656903081853" calcext:value-type="float">
            <text:p><text:s text:c="3"/>28,9 </text:p>
          </table:table-cell>
          <table:table-cell table:style-name="ce9" office:value-type="float" office:value="19.1259690657598" calcext:value-type="float">
            <text:p><text:s text:c="3"/>19,1 </text:p>
          </table:table-cell>
          <table:table-cell table:style-name="ce9" office:value-type="float" office:value="12.9418819671081" calcext:value-type="float">
            <text:p><text:s text:c="3"/>12,9 </text:p>
          </table:table-cell>
          <table:table-cell table:style-name="ce9" office:value-type="float" office:value="25.3100561644115" calcext:value-type="float">
            <text:p><text:s text:c="3"/>25,3 </text:p>
          </table:table-cell>
          <table:table-cell table:style-name="ce9" office:value-type="float" office:value="33.5768184916997" calcext:value-type="float">
            <text:p><text:s text:c="3"/>33,6 </text:p>
          </table:table-cell>
          <table:table-cell table:style-name="ce9" office:value-type="float" office:value="19.6086778470281" calcext:value-type="float">
            <text:p><text:s text:c="3"/>19,6 </text:p>
          </table:table-cell>
          <table:table-cell table:style-name="ce9" office:value-type="float" office:value="47.5449591363713" calcext:value-type="float">
            <text:p><text:s text:c="3"/>47,5 </text:p>
          </table:table-cell>
          <table:table-cell table:number-columns-repeated="996"/>
        </table:table-row>
        <table:table-row table:style-name="ro1">
          <table:table-cell office:value-type="string" calcext:value-type="string">
            <text:p>Manaus</text:p>
          </table:table-cell>
          <table:table-cell table:style-name="ce9" office:value-type="float" office:value="15.0161288414567" calcext:value-type="float">
            <text:p><text:s text:c="3"/>15,0 </text:p>
          </table:table-cell>
          <table:table-cell table:style-name="ce9" office:value-type="float" office:value="11.8936711718779" calcext:value-type="float">
            <text:p><text:s text:c="3"/>11,9 </text:p>
          </table:table-cell>
          <table:table-cell table:style-name="ce9" office:value-type="float" office:value="18.1385865110355" calcext:value-type="float">
            <text:p><text:s text:c="3"/>18,1 </text:p>
          </table:table-cell>
          <table:table-cell table:style-name="ce9" office:value-type="float" office:value="21.6143666631606" calcext:value-type="float">
            <text:p><text:s text:c="3"/>21,6 </text:p>
          </table:table-cell>
          <table:table-cell table:style-name="ce9" office:value-type="float" office:value="14.3828854902454" calcext:value-type="float">
            <text:p><text:s text:c="3"/>14,4 </text:p>
          </table:table-cell>
          <table:table-cell table:style-name="ce9" office:value-type="float" office:value="28.8458478360758" calcext:value-type="float">
            <text:p><text:s text:c="3"/>28,8 </text:p>
          </table:table-cell>
          <table:table-cell table:style-name="ce9" office:value-type="float" office:value="45.0857421504619" calcext:value-type="float">
            <text:p><text:s text:c="3"/>45,1 </text:p>
          </table:table-cell>
          <table:table-cell table:style-name="ce9" office:value-type="float" office:value="28.7555201050072" calcext:value-type="float">
            <text:p><text:s text:c="3"/>28,8 </text:p>
          </table:table-cell>
          <table:table-cell table:style-name="ce9" office:value-type="float" office:value="61.4159641959167" calcext:value-type="float">
            <text:p><text:s text:c="3"/>61,4 </text:p>
          </table:table-cell>
          <table:table-cell table:style-name="ce9" office:value-type="float" office:value="21.3459687313314" calcext:value-type="float">
            <text:p><text:s text:c="3"/>21,3 </text:p>
          </table:table-cell>
          <table:table-cell table:style-name="ce9" office:value-type="float" office:value="16.8603185495362" calcext:value-type="float">
            <text:p><text:s text:c="3"/>16,9 </text:p>
          </table:table-cell>
          <table:table-cell table:style-name="ce9" office:value-type="float" office:value="25.8316189131267" calcext:value-type="float">
            <text:p><text:s text:c="3"/>25,8 </text:p>
          </table:table-cell>
          <table:table-cell table:style-name="ce9" office:value-type="float" office:value="27.8962809404536" calcext:value-type="float">
            <text:p><text:s text:c="3"/>27,9 </text:p>
          </table:table-cell>
          <table:table-cell table:style-name="ce9" office:value-type="float" office:value="20.2582415663047" calcext:value-type="float">
            <text:p><text:s text:c="3"/>20,3 </text:p>
          </table:table-cell>
          <table:table-cell table:style-name="ce9" office:value-type="float" office:value="35.5343203146025" calcext:value-type="float">
            <text:p><text:s text:c="3"/>35,5 </text:p>
          </table:table-cell>
          <table:table-cell table:style-name="ce9" office:value-type="float" office:value="39.2250848811663" calcext:value-type="float">
            <text:p><text:s text:c="3"/>39,2 </text:p>
          </table:table-cell>
          <table:table-cell table:style-name="ce9" office:value-type="float" office:value="13.4521440713131" calcext:value-type="float">
            <text:p><text:s text:c="3"/>13,5 </text:p>
          </table:table-cell>
          <table:table-cell table:style-name="ce9" office:value-type="float" office:value="64.9980256910196" calcext:value-type="float">
            <text:p><text:s text:c="3"/>65,0 </text:p>
          </table:table-cell>
          <table:table-cell table:style-name="ce9" office:value-type="float" office:value="9.15732946128779" calcext:value-type="float">
            <text:p><text:s text:c="3"/>9,2 </text:p>
          </table:table-cell>
          <table:table-cell table:style-name="ce9" office:value-type="float" office:value="6.71665408164853" calcext:value-type="float">
            <text:p><text:s text:c="3"/>6,7 </text:p>
          </table:table-cell>
          <table:table-cell table:style-name="ce9" office:value-type="float" office:value="11.5980048409271" calcext:value-type="float">
            <text:p><text:s text:c="3"/>11,6 </text:p>
          </table:table-cell>
          <table:table-cell table:style-name="ce9" office:value-type="float" office:value="15.5240697587601" calcext:value-type="float">
            <text:p><text:s text:c="3"/>15,5 </text:p>
          </table:table-cell>
          <table:table-cell table:style-name="ce9" office:value-type="float" office:value="7.64965108462663" calcext:value-type="float">
            <text:p><text:s text:c="3"/>7,6 </text:p>
          </table:table-cell>
          <table:table-cell table:style-name="ce9" office:value-type="float" office:value="23.3984884328937" calcext:value-type="float">
            <text:p><text:s text:c="3"/>23,4 </text:p>
          </table:table-cell>
          <table:table-cell table:style-name="ce9" office:value-type="float" office:value="50.755158193483" calcext:value-type="float">
            <text:p><text:s text:c="3"/>50,8 </text:p>
          </table:table-cell>
          <table:table-cell table:style-name="ce9" office:value-type="float" office:value="42.4384783017411" calcext:value-type="float">
            <text:p><text:s text:c="3"/>42,4 </text:p>
          </table:table-cell>
          <table:table-cell table:style-name="ce9" office:value-type="float" office:value="59.071838085225" calcext:value-type="float">
            <text:p><text:s text:c="3"/>59,1 </text:p>
          </table:table-cell>
          <table:table-cell table:number-columns-repeated="996"/>
        </table:table-row>
        <table:table-row table:style-name="ro1">
          <table:table-cell office:value-type="string" calcext:value-type="string">
            <text:p>Boa Vista</text:p>
          </table:table-cell>
          <table:table-cell table:style-name="ce9" office:value-type="float" office:value="15.0730271908009" calcext:value-type="float">
            <text:p><text:s text:c="3"/>15,1 </text:p>
          </table:table-cell>
          <table:table-cell table:style-name="ce9" office:value-type="float" office:value="12.6608030364619" calcext:value-type="float">
            <text:p><text:s text:c="3"/>12,7 </text:p>
          </table:table-cell>
          <table:table-cell table:style-name="ce9" office:value-type="float" office:value="17.4852513451399" calcext:value-type="float">
            <text:p><text:s text:c="3"/>17,5 </text:p>
          </table:table-cell>
          <table:table-cell table:style-name="ce9" office:value-type="float" office:value="19.20003780188" calcext:value-type="float">
            <text:p><text:s text:c="3"/>19,2 </text:p>
          </table:table-cell>
          <table:table-cell table:style-name="ce9" office:value-type="float" office:value="16.413327955732" calcext:value-type="float">
            <text:p><text:s text:c="3"/>16,4 </text:p>
          </table:table-cell>
          <table:table-cell table:style-name="ce9" office:value-type="float" office:value="21.9867476480281" calcext:value-type="float">
            <text:p><text:s text:c="3"/>22,0 </text:p>
          </table:table-cell>
          <table:table-cell table:style-name="ce9" office:value-type="float" office:value="37.4204221650737" calcext:value-type="float">
            <text:p><text:s text:c="3"/>37,4 </text:p>
          </table:table-cell>
          <table:table-cell table:style-name="ce9" office:value-type="float" office:value="24.1693766235305" calcext:value-type="float">
            <text:p><text:s text:c="3"/>24,2 </text:p>
          </table:table-cell>
          <table:table-cell table:style-name="ce9" office:value-type="float" office:value="50.6714677066169" calcext:value-type="float">
            <text:p><text:s text:c="3"/>50,7 </text:p>
          </table:table-cell>
          <table:table-cell table:style-name="ce9" office:value-type="float" office:value="18.2064401682476" calcext:value-type="float">
            <text:p><text:s text:c="3"/>18,2 </text:p>
          </table:table-cell>
          <table:table-cell table:style-name="ce9" office:value-type="float" office:value="15.3037688276848" calcext:value-type="float">
            <text:p><text:s text:c="3"/>15,3 </text:p>
          </table:table-cell>
          <table:table-cell table:style-name="ce9" office:value-type="float" office:value="21.1091115088104" calcext:value-type="float">
            <text:p><text:s text:c="3"/>21,1 </text:p>
          </table:table-cell>
          <table:table-cell table:style-name="ce9" office:value-type="float" office:value="23.456882153612" calcext:value-type="float">
            <text:p><text:s text:c="3"/>23,5 </text:p>
          </table:table-cell>
          <table:table-cell table:style-name="ce9" office:value-type="float" office:value="19.6090594739642" calcext:value-type="float">
            <text:p><text:s text:c="3"/>19,6 </text:p>
          </table:table-cell>
          <table:table-cell table:style-name="ce9" office:value-type="float" office:value="27.3047048332597" calcext:value-type="float">
            <text:p><text:s text:c="3"/>27,3 </text:p>
          </table:table-cell>
          <table:table-cell table:style-name="ce9" office:value-type="float" office:value="37.0901174742662" calcext:value-type="float">
            <text:p><text:s text:c="3"/>37,1 </text:p>
          </table:table-cell>
          <table:table-cell table:style-name="ce9" office:value-type="float" office:value="25.8523067827046" calcext:value-type="float">
            <text:p><text:s text:c="3"/>25,9 </text:p>
          </table:table-cell>
          <table:table-cell table:style-name="ce9" office:value-type="float" office:value="48.3279281658278" calcext:value-type="float">
            <text:p><text:s text:c="3"/>48,3 </text:p>
          </table:table-cell>
          <table:table-cell table:style-name="ce9" office:value-type="float" office:value="11.9278040327506" calcext:value-type="float">
            <text:p><text:s text:c="3"/>11,9 </text:p>
          </table:table-cell>
          <table:table-cell table:style-name="ce9" office:value-type="float" office:value="8.9173839303289" calcext:value-type="float">
            <text:p><text:s text:c="3"/>8,9 </text:p>
          </table:table-cell>
          <table:table-cell table:style-name="ce9" office:value-type="float" office:value="14.9382241351722" calcext:value-type="float">
            <text:p><text:s text:c="3"/>14,9 </text:p>
          </table:table-cell>
          <table:table-cell table:style-name="ce9" office:value-type="float" office:value="15.4714984408519" calcext:value-type="float">
            <text:p><text:s text:c="3"/>15,5 </text:p>
          </table:table-cell>
          <table:table-cell table:style-name="ce9" office:value-type="float" office:value="12.5717506528342" calcext:value-type="float">
            <text:p><text:s text:c="3"/>12,6 </text:p>
          </table:table-cell>
          <table:table-cell table:style-name="ce9" office:value-type="float" office:value="18.3712462288695" calcext:value-type="float">
            <text:p><text:s text:c="3"/>18,4 </text:p>
          </table:table-cell>
          <table:table-cell table:style-name="ce9" office:value-type="float" office:value="37.8024159736589" calcext:value-type="float">
            <text:p><text:s text:c="3"/>37,8 </text:p>
          </table:table-cell>
          <table:table-cell table:style-name="ce9" office:value-type="float" office:value="20.3949221689695" calcext:value-type="float">
            <text:p><text:s text:c="3"/>20,4 </text:p>
          </table:table-cell>
          <table:table-cell table:style-name="ce9" office:value-type="float" office:value="55.2099097783484" calcext:value-type="float">
            <text:p><text:s text:c="3"/>55,2 </text:p>
          </table:table-cell>
          <table:table-cell table:number-columns-repeated="996"/>
        </table:table-row>
        <table:table-row table:style-name="ro1">
          <table:table-cell office:value-type="string" calcext:value-type="string">
            <text:p>Belém</text:p>
          </table:table-cell>
          <table:table-cell table:style-name="ce9" office:value-type="float" office:value="22.5264470459057" calcext:value-type="float">
            <text:p><text:s text:c="3"/>22,5 </text:p>
          </table:table-cell>
          <table:table-cell table:style-name="ce9" office:value-type="float" office:value="18.3174229234532" calcext:value-type="float">
            <text:p><text:s text:c="3"/>18,3 </text:p>
          </table:table-cell>
          <table:table-cell table:style-name="ce9" office:value-type="float" office:value="26.7354711683582" calcext:value-type="float">
            <text:p><text:s text:c="3"/>26,7 </text:p>
          </table:table-cell>
          <table:table-cell table:style-name="ce9" office:value-type="float" office:value="14.9837189057994" calcext:value-type="float">
            <text:p><text:s text:c="3"/>15,0 </text:p>
          </table:table-cell>
          <table:table-cell table:style-name="ce9" office:value-type="float" office:value="10.833429457194" calcext:value-type="float">
            <text:p><text:s text:c="3"/>10,8 </text:p>
          </table:table-cell>
          <table:table-cell table:style-name="ce9" office:value-type="float" office:value="19.1340083544048" calcext:value-type="float">
            <text:p><text:s text:c="3"/>19,1 </text:p>
          </table:table-cell>
          <table:table-cell table:style-name="ce9" office:value-type="float" office:value="28.8738872607926" calcext:value-type="float">
            <text:p><text:s text:c="3"/>28,9 </text:p>
          </table:table-cell>
          <table:table-cell table:style-name="ce9" office:value-type="float" office:value="20.203135961306" calcext:value-type="float">
            <text:p><text:s text:c="3"/>20,2 </text:p>
          </table:table-cell>
          <table:table-cell table:style-name="ce9" office:value-type="float" office:value="37.5446385602792" calcext:value-type="float">
            <text:p><text:s text:c="3"/>37,5 </text:p>
          </table:table-cell>
          <table:table-cell table:style-name="ce9" office:value-type="float" office:value="30.8423731523774" calcext:value-type="float">
            <text:p><text:s text:c="3"/>30,8 </text:p>
          </table:table-cell>
          <table:table-cell table:style-name="ce9" office:value-type="float" office:value="25.3193046231774" calcext:value-type="float">
            <text:p><text:s text:c="3"/>25,3 </text:p>
          </table:table-cell>
          <table:table-cell table:style-name="ce9" office:value-type="float" office:value="36.3654416815774" calcext:value-type="float">
            <text:p><text:s text:c="3"/>36,4 </text:p>
          </table:table-cell>
          <table:table-cell table:style-name="ce9" office:value-type="float" office:value="20.2613828246273" calcext:value-type="float">
            <text:p><text:s text:c="3"/>20,3 </text:p>
          </table:table-cell>
          <table:table-cell table:style-name="ce9" office:value-type="float" office:value="14.2307948857136" calcext:value-type="float">
            <text:p><text:s text:c="3"/>14,2 </text:p>
          </table:table-cell>
          <table:table-cell table:style-name="ce9" office:value-type="float" office:value="26.2919707635409" calcext:value-type="float">
            <text:p><text:s text:c="3"/>26,3 </text:p>
          </table:table-cell>
          <table:table-cell table:style-name="ce9" office:value-type="float" office:value="30.5517272448415" calcext:value-type="float">
            <text:p><text:s text:c="3"/>30,6 </text:p>
          </table:table-cell>
          <table:table-cell table:style-name="ce9" office:value-type="float" office:value="22.5965322076138" calcext:value-type="float">
            <text:p><text:s text:c="3"/>22,6 </text:p>
          </table:table-cell>
          <table:table-cell table:style-name="ce9" office:value-type="float" office:value="38.5069222820692" calcext:value-type="float">
            <text:p><text:s text:c="3"/>38,5 </text:p>
          </table:table-cell>
          <table:table-cell table:style-name="ce9" office:value-type="float" office:value="14.7906699331575" calcext:value-type="float">
            <text:p><text:s text:c="3"/>14,8 </text:p>
          </table:table-cell>
          <table:table-cell table:style-name="ce9" office:value-type="float" office:value="10.7218529945616" calcext:value-type="float">
            <text:p><text:s text:c="3"/>10,7 </text:p>
          </table:table-cell>
          <table:table-cell table:style-name="ce9" office:value-type="float" office:value="18.8594868717534" calcext:value-type="float">
            <text:p><text:s text:c="3"/>18,9 </text:p>
          </table:table-cell>
          <table:table-cell table:style-name="ce9" office:value-type="float" office:value="10.7165131055087" calcext:value-type="float">
            <text:p><text:s text:c="3"/>10,7 </text:p>
          </table:table-cell>
          <table:table-cell table:style-name="ce9" office:value-type="float" office:value="6.80090895861885" calcext:value-type="float">
            <text:p><text:s text:c="3"/>6,8 </text:p>
          </table:table-cell>
          <table:table-cell table:style-name="ce9" office:value-type="float" office:value="14.6321172523986" calcext:value-type="float">
            <text:p><text:s text:c="3"/>14,6 </text:p>
          </table:table-cell>
          <table:table-cell table:style-name="ce9" office:value-type="float" office:value="27.2140777119893" calcext:value-type="float">
            <text:p><text:s text:c="3"/>27,2 </text:p>
          </table:table-cell>
          <table:table-cell table:style-name="ce9" office:value-type="float" office:value="15.1265667822067" calcext:value-type="float">
            <text:p><text:s text:c="3"/>15,1 </text:p>
          </table:table-cell>
          <table:table-cell table:style-name="ce9" office:value-type="float" office:value="39.3015886417718" calcext:value-type="float">
            <text:p><text:s text:c="3"/>39,3 </text:p>
          </table:table-cell>
          <table:table-cell table:number-columns-repeated="996"/>
        </table:table-row>
        <table:table-row table:style-name="ro1">
          <table:table-cell office:value-type="string" calcext:value-type="string">
            <text:p>Macapá</text:p>
          </table:table-cell>
          <table:table-cell table:style-name="ce9" office:value-type="float" office:value="21.1058204424723" calcext:value-type="float">
            <text:p><text:s text:c="3"/>21,1 </text:p>
          </table:table-cell>
          <table:table-cell table:style-name="ce9" office:value-type="float" office:value="17.1081758112516" calcext:value-type="float">
            <text:p><text:s text:c="3"/>17,1 </text:p>
          </table:table-cell>
          <table:table-cell table:style-name="ce9" office:value-type="float" office:value="25.103465073693" calcext:value-type="float">
            <text:p><text:s text:c="3"/>25,1 </text:p>
          </table:table-cell>
          <table:table-cell table:style-name="ce9" office:value-type="float" office:value="27.6311051281054" calcext:value-type="float">
            <text:p><text:s text:c="3"/>27,6 </text:p>
          </table:table-cell>
          <table:table-cell table:style-name="ce9" office:value-type="float" office:value="23.83418804441" calcext:value-type="float">
            <text:p><text:s text:c="3"/>23,8 </text:p>
          </table:table-cell>
          <table:table-cell table:style-name="ce9" office:value-type="float" office:value="31.4280222118009" calcext:value-type="float">
            <text:p><text:s text:c="3"/>31,4 </text:p>
          </table:table-cell>
          <table:table-cell table:style-name="ce9" office:value-type="float" office:value="36.0150650092632" calcext:value-type="float">
            <text:p><text:s text:c="3"/>36,0 </text:p>
          </table:table-cell>
          <table:table-cell table:style-name="ce9" office:value-type="float" office:value="26.3829052982171" calcext:value-type="float">
            <text:p><text:s text:c="3"/>26,4 </text:p>
          </table:table-cell>
          <table:table-cell table:style-name="ce9" office:value-type="float" office:value="45.6472247203093" calcext:value-type="float">
            <text:p><text:s text:c="3"/>45,6 </text:p>
          </table:table-cell>
          <table:table-cell table:style-name="ce9" office:value-type="float" office:value="27.6525967472789" calcext:value-type="float">
            <text:p><text:s text:c="3"/>27,7 </text:p>
          </table:table-cell>
          <table:table-cell table:style-name="ce9" office:value-type="float" office:value="22.1338051521293" calcext:value-type="float">
            <text:p><text:s text:c="3"/>22,1 </text:p>
          </table:table-cell>
          <table:table-cell table:style-name="ce9" office:value-type="float" office:value="33.1713883424284" calcext:value-type="float">
            <text:p><text:s text:c="3"/>33,2 </text:p>
          </table:table-cell>
          <table:table-cell table:style-name="ce9" office:value-type="float" office:value="35.2127700378097" calcext:value-type="float">
            <text:p><text:s text:c="3"/>35,2 </text:p>
          </table:table-cell>
          <table:table-cell table:style-name="ce9" office:value-type="float" office:value="30.6519881658091" calcext:value-type="float">
            <text:p><text:s text:c="3"/>30,7 </text:p>
          </table:table-cell>
          <table:table-cell table:style-name="ce9" office:value-type="float" office:value="39.7735519098102" calcext:value-type="float">
            <text:p><text:s text:c="3"/>39,8 </text:p>
          </table:table-cell>
          <table:table-cell table:style-name="ce9" office:value-type="float" office:value="43.1512158714617" calcext:value-type="float">
            <text:p><text:s text:c="3"/>43,2 </text:p>
          </table:table-cell>
          <table:table-cell table:style-name="ce9" office:value-type="float" office:value="29.468995132722" calcext:value-type="float">
            <text:p><text:s text:c="3"/>29,5 </text:p>
          </table:table-cell>
          <table:table-cell table:style-name="ce9" office:value-type="float" office:value="56.8334366102013" calcext:value-type="float">
            <text:p><text:s text:c="3"/>56,8 </text:p>
          </table:table-cell>
          <table:table-cell table:style-name="ce9" office:value-type="float" office:value="15.126932282477" calcext:value-type="float">
            <text:p><text:s text:c="3"/>15,1 </text:p>
          </table:table-cell>
          <table:table-cell table:style-name="ce9" office:value-type="float" office:value="11.5015784369951" calcext:value-type="float">
            <text:p><text:s text:c="3"/>11,5 </text:p>
          </table:table-cell>
          <table:table-cell table:style-name="ce9" office:value-type="float" office:value="18.7522861279588" calcext:value-type="float">
            <text:p><text:s text:c="3"/>18,8 </text:p>
          </table:table-cell>
          <table:table-cell table:style-name="ce9" office:value-type="float" office:value="21.0861389608777" calcext:value-type="float">
            <text:p><text:s text:c="3"/>21,1 </text:p>
          </table:table-cell>
          <table:table-cell table:style-name="ce9" office:value-type="float" office:value="16.7984705044575" calcext:value-type="float">
            <text:p><text:s text:c="3"/>16,8 </text:p>
          </table:table-cell>
          <table:table-cell table:style-name="ce9" office:value-type="float" office:value="25.373807417298" calcext:value-type="float">
            <text:p><text:s text:c="3"/>25,4 </text:p>
          </table:table-cell>
          <table:table-cell table:style-name="ce9" office:value-type="float" office:value="29.9338393395419" calcext:value-type="float">
            <text:p><text:s text:c="3"/>29,9 </text:p>
          </table:table-cell>
          <table:table-cell table:style-name="ce9" office:value-type="float" office:value="19.1453175506472" calcext:value-type="float">
            <text:p><text:s text:c="3"/>19,1 </text:p>
          </table:table-cell>
          <table:table-cell table:style-name="ce9" office:value-type="float" office:value="40.7223611284366" calcext:value-type="float">
            <text:p><text:s text:c="3"/>40,7 </text:p>
          </table:table-cell>
          <table:table-cell table:number-columns-repeated="996"/>
        </table:table-row>
        <table:table-row table:style-name="ro1">
          <table:table-cell office:value-type="string" calcext:value-type="string">
            <text:p>Palmas</text:p>
          </table:table-cell>
          <table:table-cell table:style-name="ce9" office:value-type="float" office:value="51.2929110849583" calcext:value-type="float">
            <text:p><text:s text:c="3"/>51,3 </text:p>
          </table:table-cell>
          <table:table-cell table:style-name="ce9" office:value-type="float" office:value="42.9728109942081" calcext:value-type="float">
            <text:p><text:s text:c="3"/>43,0 </text:p>
          </table:table-cell>
          <table:table-cell table:style-name="ce9" office:value-type="float" office:value="59.6130111757085" calcext:value-type="float">
            <text:p><text:s text:c="3"/>59,6 </text:p>
          </table:table-cell>
          <table:table-cell table:style-name="ce9" office:value-type="float" office:value="55.7971120573156" calcext:value-type="float">
            <text:p><text:s text:c="3"/>55,8 </text:p>
          </table:table-cell>
          <table:table-cell table:style-name="ce9" office:value-type="float" office:value="48.0725307601225" calcext:value-type="float">
            <text:p><text:s text:c="3"/>48,1 </text:p>
          </table:table-cell>
          <table:table-cell table:style-name="ce9" office:value-type="float" office:value="63.5216933545087" calcext:value-type="float">
            <text:p><text:s text:c="3"/>63,5 </text:p>
          </table:table-cell>
          <table:table-cell table:style-name="ce9" office:value-type="float" office:value="67.283908755223" calcext:value-type="float">
            <text:p><text:s text:c="3"/>67,3 </text:p>
          </table:table-cell>
          <table:table-cell table:style-name="ce9" office:value-type="float" office:value="60.4210053106774" calcext:value-type="float">
            <text:p><text:s text:c="3"/>60,4 </text:p>
          </table:table-cell>
          <table:table-cell table:style-name="ce9" office:value-type="float" office:value="74.1468121997686" calcext:value-type="float">
            <text:p><text:s text:c="3"/>74,1 </text:p>
          </table:table-cell>
          <table:table-cell table:style-name="ce9" office:value-type="float" office:value="56.7740743537009" calcext:value-type="float">
            <text:p><text:s text:c="3"/>56,8 </text:p>
          </table:table-cell>
          <table:table-cell table:style-name="ce9" office:value-type="float" office:value="47.4966359227724" calcext:value-type="float">
            <text:p><text:s text:c="3"/>47,5 </text:p>
          </table:table-cell>
          <table:table-cell table:style-name="ce9" office:value-type="float" office:value="66.0515127846294" calcext:value-type="float">
            <text:p><text:s text:c="3"/>66,1 </text:p>
          </table:table-cell>
          <table:table-cell table:style-name="ce9" office:value-type="float" office:value="58.9047539750057" calcext:value-type="float">
            <text:p><text:s text:c="3"/>58,9 </text:p>
          </table:table-cell>
          <table:table-cell table:style-name="ce9" office:value-type="float" office:value="49.9576221817399" calcext:value-type="float">
            <text:p><text:s text:c="3"/>50,0 </text:p>
          </table:table-cell>
          <table:table-cell table:style-name="ce9" office:value-type="float" office:value="67.8518857682716" calcext:value-type="float">
            <text:p><text:s text:c="3"/>67,9 </text:p>
          </table:table-cell>
          <table:table-cell table:style-name="ce9" office:value-type="float" office:value="66.2331104508084" calcext:value-type="float">
            <text:p><text:s text:c="3"/>66,2 </text:p>
          </table:table-cell>
          <table:table-cell table:style-name="ce9" office:value-type="float" office:value="55.8151909452316" calcext:value-type="float">
            <text:p><text:s text:c="3"/>55,8 </text:p>
          </table:table-cell>
          <table:table-cell table:style-name="ce9" office:value-type="float" office:value="76.6510299563853" calcext:value-type="float">
            <text:p><text:s text:c="3"/>76,7 </text:p>
          </table:table-cell>
          <table:table-cell table:style-name="ce9" office:value-type="float" office:value="46.5308763723529" calcext:value-type="float">
            <text:p><text:s text:c="3"/>46,5 </text:p>
          </table:table-cell>
          <table:table-cell table:style-name="ce9" office:value-type="float" office:value="38.3814504646571" calcext:value-type="float">
            <text:p><text:s text:c="3"/>38,4 </text:p>
          </table:table-cell>
          <table:table-cell table:style-name="ce9" office:value-type="float" office:value="54.6803022800488" calcext:value-type="float">
            <text:p><text:s text:c="3"/>54,7 </text:p>
          </table:table-cell>
          <table:table-cell table:style-name="ce9" office:value-type="float" office:value="53.3234252606792" calcext:value-type="float">
            <text:p><text:s text:c="3"/>53,3 </text:p>
          </table:table-cell>
          <table:table-cell table:style-name="ce9" office:value-type="float" office:value="45.5741912935605" calcext:value-type="float">
            <text:p><text:s text:c="3"/>45,6 </text:p>
          </table:table-cell>
          <table:table-cell table:style-name="ce9" office:value-type="float" office:value="61.072659227798" calcext:value-type="float">
            <text:p><text:s text:c="3"/>61,1 </text:p>
          </table:table-cell>
          <table:table-cell table:style-name="ce9" office:value-type="float" office:value="68.1786227726854" calcext:value-type="float">
            <text:p><text:s text:c="3"/>68,2 </text:p>
          </table:table-cell>
          <table:table-cell table:style-name="ce9" office:value-type="float" office:value="63.8070301223858" calcext:value-type="float">
            <text:p><text:s text:c="3"/>63,8 </text:p>
          </table:table-cell>
          <table:table-cell table:style-name="ce9" office:value-type="float" office:value="72.5502154229849" calcext:value-type="float">
            <text:p><text:s text:c="3"/>72,6 </text:p>
          </table:table-cell>
          <table:table-cell table:number-columns-repeated="996"/>
        </table:table-row>
        <table:table-row table:style-name="ro1">
          <table:table-cell office:value-type="string" calcext:value-type="string">
            <text:p>São Luís</text:p>
          </table:table-cell>
          <table:table-cell table:style-name="ce9" office:value-type="float" office:value="24.219346390663" calcext:value-type="float">
            <text:p><text:s text:c="3"/>24,2 </text:p>
          </table:table-cell>
          <table:table-cell table:style-name="ce9" office:value-type="float" office:value="19.7824178679892" calcext:value-type="float">
            <text:p><text:s text:c="3"/>19,8 </text:p>
          </table:table-cell>
          <table:table-cell table:style-name="ce9" office:value-type="float" office:value="28.6562749133369" calcext:value-type="float">
            <text:p><text:s text:c="3"/>28,7 </text:p>
          </table:table-cell>
          <table:table-cell table:style-name="ce9" office:value-type="float" office:value="41.4712732270019" calcext:value-type="float">
            <text:p><text:s text:c="3"/>41,5 </text:p>
          </table:table-cell>
          <table:table-cell table:style-name="ce9" office:value-type="float" office:value="34.8741912767979" calcext:value-type="float">
            <text:p><text:s text:c="3"/>34,9 </text:p>
          </table:table-cell>
          <table:table-cell table:style-name="ce9" office:value-type="float" office:value="48.0683551772058" calcext:value-type="float">
            <text:p><text:s text:c="3"/>48,1 </text:p>
          </table:table-cell>
          <table:table-cell table:style-name="ce9" office:value-type="float" office:value="43.2866867156311" calcext:value-type="float">
            <text:p><text:s text:c="3"/>43,3 </text:p>
          </table:table-cell>
          <table:table-cell table:style-name="ce9" office:value-type="float" office:value="24.7838806281625" calcext:value-type="float">
            <text:p><text:s text:c="3"/>24,8 </text:p>
          </table:table-cell>
          <table:table-cell table:style-name="ce9" office:value-type="float" office:value="61.7894928030996" calcext:value-type="float">
            <text:p><text:s text:c="3"/>61,8 </text:p>
          </table:table-cell>
          <table:table-cell table:style-name="ce9" office:value-type="float" office:value="29.2578097467353" calcext:value-type="float">
            <text:p><text:s text:c="3"/>29,3 </text:p>
          </table:table-cell>
          <table:table-cell table:style-name="ce9" office:value-type="float" office:value="23.9024165131678" calcext:value-type="float">
            <text:p><text:s text:c="3"/>23,9 </text:p>
          </table:table-cell>
          <table:table-cell table:style-name="ce9" office:value-type="float" office:value="34.6132029803027" calcext:value-type="float">
            <text:p><text:s text:c="3"/>34,6 </text:p>
          </table:table-cell>
          <table:table-cell table:style-name="ce9" office:value-type="float" office:value="46.5614050639849" calcext:value-type="float">
            <text:p><text:s text:c="3"/>46,6 </text:p>
          </table:table-cell>
          <table:table-cell table:style-name="ce9" office:value-type="float" office:value="39.5282358567496" calcext:value-type="float">
            <text:p><text:s text:c="3"/>39,5 </text:p>
          </table:table-cell>
          <table:table-cell table:style-name="ce9" office:value-type="float" office:value="53.5945742712201" calcext:value-type="float">
            <text:p><text:s text:c="3"/>53,6 </text:p>
          </table:table-cell>
          <table:table-cell table:style-name="ce9" office:value-type="float" office:value="40.5438161318698" calcext:value-type="float">
            <text:p><text:s text:c="3"/>40,5 </text:p>
          </table:table-cell>
          <table:table-cell table:style-name="ce9" office:value-type="float" office:value="29.4705580334902" calcext:value-type="float">
            <text:p><text:s text:c="3"/>29,5 </text:p>
          </table:table-cell>
          <table:table-cell table:style-name="ce9" office:value-type="float" office:value="51.6170742302494" calcext:value-type="float">
            <text:p><text:s text:c="3"/>51,6 </text:p>
          </table:table-cell>
          <table:table-cell table:style-name="ce9" office:value-type="float" office:value="19.8036736913801" calcext:value-type="float">
            <text:p><text:s text:c="3"/>19,8 </text:p>
          </table:table-cell>
          <table:table-cell table:style-name="ce9" office:value-type="float" office:value="15.0279157222179" calcext:value-type="float">
            <text:p><text:s text:c="3"/>15,0 </text:p>
          </table:table-cell>
          <table:table-cell table:style-name="ce9" office:value-type="float" office:value="24.5794316605423" calcext:value-type="float">
            <text:p><text:s text:c="3"/>24,6 </text:p>
          </table:table-cell>
          <table:table-cell table:style-name="ce9" office:value-type="float" office:value="36.6550361917407" calcext:value-type="float">
            <text:p><text:s text:c="3"/>36,7 </text:p>
          </table:table-cell>
          <table:table-cell table:style-name="ce9" office:value-type="float" office:value="29.1193509931464" calcext:value-type="float">
            <text:p><text:s text:c="3"/>29,1 </text:p>
          </table:table-cell>
          <table:table-cell table:style-name="ce9" office:value-type="float" office:value="44.1907213903349" calcext:value-type="float">
            <text:p><text:s text:c="3"/>44,2 </text:p>
          </table:table-cell>
          <table:table-cell table:style-name="ce9" office:value-type="float" office:value="45.9051598057245" calcext:value-type="float">
            <text:p><text:s text:c="3"/>45,9 </text:p>
          </table:table-cell>
          <table:table-cell table:style-name="ce9" office:value-type="float" office:value="17.9663727976057" calcext:value-type="float">
            <text:p><text:s text:c="3"/>18,0 </text:p>
          </table:table-cell>
          <table:table-cell table:style-name="ce9" office:value-type="float" office:value="73.8439468138433" calcext:value-type="float">
            <text:p><text:s text:c="3"/>73,8 </text:p>
          </table:table-cell>
          <table:table-cell table:number-columns-repeated="996"/>
        </table:table-row>
        <table:table-row table:style-name="ro1">
          <table:table-cell office:value-type="string" calcext:value-type="string">
            <text:p>Teresina</text:p>
          </table:table-cell>
          <table:table-cell table:style-name="ce9" office:value-type="float" office:value="34.3183195996595" calcext:value-type="float">
            <text:p><text:s text:c="3"/>34,3 </text:p>
          </table:table-cell>
          <table:table-cell table:style-name="ce9" office:value-type="float" office:value="29.4377196938884" calcext:value-type="float">
            <text:p><text:s text:c="3"/>29,4 </text:p>
          </table:table-cell>
          <table:table-cell table:style-name="ce9" office:value-type="float" office:value="39.1989195054306" calcext:value-type="float">
            <text:p><text:s text:c="3"/>39,2 </text:p>
          </table:table-cell>
          <table:table-cell table:style-name="ce9" office:value-type="float" office:value="36.4822992207793" calcext:value-type="float">
            <text:p><text:s text:c="3"/>36,5 </text:p>
          </table:table-cell>
          <table:table-cell table:style-name="ce9" office:value-type="float" office:value="29.7319652696115" calcext:value-type="float">
            <text:p><text:s text:c="3"/>29,7 </text:p>
          </table:table-cell>
          <table:table-cell table:style-name="ce9" office:value-type="float" office:value="43.232633171947" calcext:value-type="float">
            <text:p><text:s text:c="3"/>43,2 </text:p>
          </table:table-cell>
          <table:table-cell table:style-name="ce9" office:value-type="float" office:value="54.6351462198397" calcext:value-type="float">
            <text:p><text:s text:c="3"/>54,6 </text:p>
          </table:table-cell>
          <table:table-cell table:style-name="ce9" office:value-type="float" office:value="45.0723587995201" calcext:value-type="float">
            <text:p><text:s text:c="3"/>45,1 </text:p>
          </table:table-cell>
          <table:table-cell table:style-name="ce9" office:value-type="float" office:value="64.1979336401594" calcext:value-type="float">
            <text:p><text:s text:c="3"/>64,2 </text:p>
          </table:table-cell>
          <table:table-cell table:style-name="ce9" office:value-type="float" office:value="39.9830261299633" calcext:value-type="float">
            <text:p><text:s text:c="3"/>40,0 </text:p>
          </table:table-cell>
          <table:table-cell table:style-name="ce9" office:value-type="float" office:value="33.6738740200113" calcext:value-type="float">
            <text:p><text:s text:c="3"/>33,7 </text:p>
          </table:table-cell>
          <table:table-cell table:style-name="ce9" office:value-type="float" office:value="46.2921782399153" calcext:value-type="float">
            <text:p><text:s text:c="3"/>46,3 </text:p>
          </table:table-cell>
          <table:table-cell table:style-name="ce9" office:value-type="float" office:value="37.4185018668427" calcext:value-type="float">
            <text:p><text:s text:c="3"/>37,4 </text:p>
          </table:table-cell>
          <table:table-cell table:style-name="ce9" office:value-type="float" office:value="29.3568711675424" calcext:value-type="float">
            <text:p><text:s text:c="3"/>29,4 </text:p>
          </table:table-cell>
          <table:table-cell table:style-name="ce9" office:value-type="float" office:value="45.480132566143" calcext:value-type="float">
            <text:p><text:s text:c="3"/>45,5 </text:p>
          </table:table-cell>
          <table:table-cell table:style-name="ce9" office:value-type="float" office:value="51.9823744699855" calcext:value-type="float">
            <text:p><text:s text:c="3"/>52,0 </text:p>
          </table:table-cell>
          <table:table-cell table:style-name="ce9" office:value-type="float" office:value="42.6667204765651" calcext:value-type="float">
            <text:p><text:s text:c="3"/>42,7 </text:p>
          </table:table-cell>
          <table:table-cell table:style-name="ce9" office:value-type="float" office:value="61.2980284634059" calcext:value-type="float">
            <text:p><text:s text:c="3"/>61,3 </text:p>
          </table:table-cell>
          <table:table-cell table:style-name="ce9" office:value-type="float" office:value="29.2702799192778" calcext:value-type="float">
            <text:p><text:s text:c="3"/>29,3 </text:p>
          </table:table-cell>
          <table:table-cell table:style-name="ce9" office:value-type="float" office:value="24.2236013805178" calcext:value-type="float">
            <text:p><text:s text:c="3"/>24,2 </text:p>
          </table:table-cell>
          <table:table-cell table:style-name="ce9" office:value-type="float" office:value="34.3169584580378" calcext:value-type="float">
            <text:p><text:s text:c="3"/>34,3 </text:p>
          </table:table-cell>
          <table:table-cell table:style-name="ce9" office:value-type="float" office:value="35.7250597490762" calcext:value-type="float">
            <text:p><text:s text:c="3"/>35,7 </text:p>
          </table:table-cell>
          <table:table-cell table:style-name="ce9" office:value-type="float" office:value="28.550279859901" calcext:value-type="float">
            <text:p><text:s text:c="3"/>28,6 </text:p>
          </table:table-cell>
          <table:table-cell table:style-name="ce9" office:value-type="float" office:value="42.8998396382514" calcext:value-type="float">
            <text:p><text:s text:c="3"/>42,9 </text:p>
          </table:table-cell>
          <table:table-cell table:style-name="ce9" office:value-type="float" office:value="57.1236129768184" calcext:value-type="float">
            <text:p><text:s text:c="3"/>57,1 </text:p>
          </table:table-cell>
          <table:table-cell table:style-name="ce9" office:value-type="float" office:value="41.6793267751036" calcext:value-type="float">
            <text:p><text:s text:c="3"/>41,7 </text:p>
          </table:table-cell>
          <table:table-cell table:style-name="ce9" office:value-type="float" office:value="72.5678991785333" calcext:value-type="float">
            <text:p><text:s text:c="3"/>72,6 </text:p>
          </table:table-cell>
          <table:table-cell table:number-columns-repeated="996"/>
        </table:table-row>
        <table:table-row table:style-name="ro1">
          <table:table-cell office:value-type="string" calcext:value-type="string">
            <text:p>Fortaleza</text:p>
          </table:table-cell>
          <table:table-cell table:style-name="ce9" office:value-type="float" office:value="31.8946676120921" calcext:value-type="float">
            <text:p><text:s text:c="3"/>31,9 </text:p>
          </table:table-cell>
          <table:table-cell table:style-name="ce9" office:value-type="float" office:value="26.6227495076837" calcext:value-type="float">
            <text:p><text:s text:c="3"/>26,6 </text:p>
          </table:table-cell>
          <table:table-cell table:style-name="ce9" office:value-type="float" office:value="37.1665857165005" calcext:value-type="float">
            <text:p><text:s text:c="3"/>37,2 </text:p>
          </table:table-cell>
          <table:table-cell table:style-name="ce9" office:value-type="float" office:value="37.0485764903959" calcext:value-type="float">
            <text:p><text:s text:c="3"/>37,0 </text:p>
          </table:table-cell>
          <table:table-cell table:style-name="ce9" office:value-type="float" office:value="32.102080392749" calcext:value-type="float">
            <text:p><text:s text:c="3"/>32,1 </text:p>
          </table:table-cell>
          <table:table-cell table:style-name="ce9" office:value-type="float" office:value="41.9950725880428" calcext:value-type="float">
            <text:p><text:s text:c="3"/>42,0 </text:p>
          </table:table-cell>
          <table:table-cell table:style-name="ce9" office:value-type="float" office:value="38.8359383588888" calcext:value-type="float">
            <text:p><text:s text:c="3"/>38,8 </text:p>
          </table:table-cell>
          <table:table-cell table:style-name="ce9" office:value-type="float" office:value="24.5941062028189" calcext:value-type="float">
            <text:p><text:s text:c="3"/>24,6 </text:p>
          </table:table-cell>
          <table:table-cell table:style-name="ce9" office:value-type="float" office:value="53.0777705149587" calcext:value-type="float">
            <text:p><text:s text:c="3"/>53,1 </text:p>
          </table:table-cell>
          <table:table-cell table:style-name="ce9" office:value-type="float" office:value="37.431944715332" calcext:value-type="float">
            <text:p><text:s text:c="3"/>37,4 </text:p>
          </table:table-cell>
          <table:table-cell table:style-name="ce9" office:value-type="float" office:value="32.5571595363906" calcext:value-type="float">
            <text:p><text:s text:c="3"/>32,6 </text:p>
          </table:table-cell>
          <table:table-cell table:style-name="ce9" office:value-type="float" office:value="42.3067298942734" calcext:value-type="float">
            <text:p><text:s text:c="3"/>42,3 </text:p>
          </table:table-cell>
          <table:table-cell table:style-name="ce9" office:value-type="float" office:value="43.0068314719469" calcext:value-type="float">
            <text:p><text:s text:c="3"/>43,0 </text:p>
          </table:table-cell>
          <table:table-cell table:style-name="ce9" office:value-type="float" office:value="35.9474365198796" calcext:value-type="float">
            <text:p><text:s text:c="3"/>35,9 </text:p>
          </table:table-cell>
          <table:table-cell table:style-name="ce9" office:value-type="float" office:value="50.0662264240142" calcext:value-type="float">
            <text:p><text:s text:c="3"/>50,1 </text:p>
          </table:table-cell>
          <table:table-cell table:style-name="ce9" office:value-type="float" office:value="43.9756010754418" calcext:value-type="float">
            <text:p><text:s text:c="3"/>44,0 </text:p>
          </table:table-cell>
          <table:table-cell table:style-name="ce9" office:value-type="float" office:value="29.9654861980365" calcext:value-type="float">
            <text:p><text:s text:c="3"/>30,0 </text:p>
          </table:table-cell>
          <table:table-cell table:style-name="ce9" office:value-type="float" office:value="57.9857159528471" calcext:value-type="float">
            <text:p><text:s text:c="3"/>58,0 </text:p>
          </table:table-cell>
          <table:table-cell table:style-name="ce9" office:value-type="float" office:value="27.1295448394548" calcext:value-type="float">
            <text:p><text:s text:c="3"/>27,1 </text:p>
          </table:table-cell>
          <table:table-cell table:style-name="ce9" office:value-type="float" office:value="20.9059633110996" calcext:value-type="float">
            <text:p><text:s text:c="3"/>20,9 </text:p>
          </table:table-cell>
          <table:table-cell table:style-name="ce9" office:value-type="float" office:value="33.3531263678099" calcext:value-type="float">
            <text:p><text:s text:c="3"/>33,4 </text:p>
          </table:table-cell>
          <table:table-cell table:style-name="ce9" office:value-type="float" office:value="32.0731303197969" calcext:value-type="float">
            <text:p><text:s text:c="3"/>32,1 </text:p>
          </table:table-cell>
          <table:table-cell table:style-name="ce9" office:value-type="float" office:value="26.4577589589313" calcext:value-type="float">
            <text:p><text:s text:c="3"/>26,5 </text:p>
          </table:table-cell>
          <table:table-cell table:style-name="ce9" office:value-type="float" office:value="37.6885016806626" calcext:value-type="float">
            <text:p><text:s text:c="3"/>37,7 </text:p>
          </table:table-cell>
          <table:table-cell table:style-name="ce9" office:value-type="float" office:value="34.883180583534" calcext:value-type="float">
            <text:p><text:s text:c="3"/>34,9 </text:p>
          </table:table-cell>
          <table:table-cell table:style-name="ce9" office:value-type="float" office:value="21.3700461526463" calcext:value-type="float">
            <text:p><text:s text:c="3"/>21,4 </text:p>
          </table:table-cell>
          <table:table-cell table:style-name="ce9" office:value-type="float" office:value="48.3963150144217" calcext:value-type="float">
            <text:p><text:s text:c="3"/>48,4 </text:p>
          </table:table-cell>
          <table:table-cell table:number-columns-repeated="996"/>
        </table:table-row>
        <table:table-row table:style-name="ro1">
          <table:table-cell office:value-type="string" calcext:value-type="string">
            <text:p>Natal</text:p>
          </table:table-cell>
          <table:table-cell table:style-name="ce9" office:value-type="float" office:value="29.1430687007184" calcext:value-type="float">
            <text:p><text:s text:c="3"/>29,1 </text:p>
          </table:table-cell>
          <table:table-cell table:style-name="ce9" office:value-type="float" office:value="25.3226420856984" calcext:value-type="float">
            <text:p><text:s text:c="3"/>25,3 </text:p>
          </table:table-cell>
          <table:table-cell table:style-name="ce9" office:value-type="float" office:value="32.9634953157385" calcext:value-type="float">
            <text:p><text:s text:c="3"/>33,0 </text:p>
          </table:table-cell>
          <table:table-cell table:style-name="ce9" office:value-type="float" office:value="34.7599382819234" calcext:value-type="float">
            <text:p><text:s text:c="3"/>34,8 </text:p>
          </table:table-cell>
          <table:table-cell table:style-name="ce9" office:value-type="float" office:value="30.5542548448841" calcext:value-type="float">
            <text:p><text:s text:c="3"/>30,6 </text:p>
          </table:table-cell>
          <table:table-cell table:style-name="ce9" office:value-type="float" office:value="38.9656217189627" calcext:value-type="float">
            <text:p><text:s text:c="3"/>39,0 </text:p>
          </table:table-cell>
          <table:table-cell table:style-name="ce9" office:value-type="float" office:value="40.768546540066" calcext:value-type="float">
            <text:p><text:s text:c="3"/>40,8 </text:p>
          </table:table-cell>
          <table:table-cell table:style-name="ce9" office:value-type="float" office:value="26.6309242624803" calcext:value-type="float">
            <text:p><text:s text:c="3"/>26,6 </text:p>
          </table:table-cell>
          <table:table-cell table:style-name="ce9" office:value-type="float" office:value="54.9061688176517" calcext:value-type="float">
            <text:p><text:s text:c="3"/>54,9 </text:p>
          </table:table-cell>
          <table:table-cell table:style-name="ce9" office:value-type="float" office:value="37.624584337477" calcext:value-type="float">
            <text:p><text:s text:c="3"/>37,6 </text:p>
          </table:table-cell>
          <table:table-cell table:style-name="ce9" office:value-type="float" office:value="32.9692630663071" calcext:value-type="float">
            <text:p><text:s text:c="3"/>33,0 </text:p>
          </table:table-cell>
          <table:table-cell table:style-name="ce9" office:value-type="float" office:value="42.2799056086469" calcext:value-type="float">
            <text:p><text:s text:c="3"/>42,3 </text:p>
          </table:table-cell>
          <table:table-cell table:style-name="ce9" office:value-type="float" office:value="42.7151903890287" calcext:value-type="float">
            <text:p><text:s text:c="3"/>42,7 </text:p>
          </table:table-cell>
          <table:table-cell table:style-name="ce9" office:value-type="float" office:value="36.7837182070388" calcext:value-type="float">
            <text:p><text:s text:c="3"/>36,8 </text:p>
          </table:table-cell>
          <table:table-cell table:style-name="ce9" office:value-type="float" office:value="48.6466625710187" calcext:value-type="float">
            <text:p><text:s text:c="3"/>48,6 </text:p>
          </table:table-cell>
          <table:table-cell table:style-name="ce9" office:value-type="float" office:value="46.0727546496959" calcext:value-type="float">
            <text:p><text:s text:c="3"/>46,1 </text:p>
          </table:table-cell>
          <table:table-cell table:style-name="ce9" office:value-type="float" office:value="29.2294645831313" calcext:value-type="float">
            <text:p><text:s text:c="3"/>29,2 </text:p>
          </table:table-cell>
          <table:table-cell table:style-name="ce9" office:value-type="float" office:value="62.9160447162606" calcext:value-type="float">
            <text:p><text:s text:c="3"/>62,9 </text:p>
          </table:table-cell>
          <table:table-cell table:style-name="ce9" office:value-type="float" office:value="22.004716990749" calcext:value-type="float">
            <text:p><text:s text:c="3"/>22,0 </text:p>
          </table:table-cell>
          <table:table-cell table:style-name="ce9" office:value-type="float" office:value="17.2486124676084" calcext:value-type="float">
            <text:p><text:s text:c="3"/>17,2 </text:p>
          </table:table-cell>
          <table:table-cell table:style-name="ce9" office:value-type="float" office:value="26.7608215138897" calcext:value-type="float">
            <text:p><text:s text:c="3"/>26,8 </text:p>
          </table:table-cell>
          <table:table-cell table:style-name="ce9" office:value-type="float" office:value="26.8437547356425" calcext:value-type="float">
            <text:p><text:s text:c="3"/>26,8 </text:p>
          </table:table-cell>
          <table:table-cell table:style-name="ce9" office:value-type="float" office:value="22.8035577425357" calcext:value-type="float">
            <text:p><text:s text:c="3"/>22,8 </text:p>
          </table:table-cell>
          <table:table-cell table:style-name="ce9" office:value-type="float" office:value="30.8839517287492" calcext:value-type="float">
            <text:p><text:s text:c="3"/>30,9 </text:p>
          </table:table-cell>
          <table:table-cell table:style-name="ce9" office:value-type="float" office:value="34.6767493722279" calcext:value-type="float">
            <text:p><text:s text:c="3"/>34,7 </text:p>
          </table:table-cell>
          <table:table-cell table:style-name="ce9" office:value-type="float" office:value="20.7641572073053" calcext:value-type="float">
            <text:p><text:s text:c="3"/>20,8 </text:p>
          </table:table-cell>
          <table:table-cell table:style-name="ce9" office:value-type="float" office:value="48.5893415371505" calcext:value-type="float">
            <text:p><text:s text:c="3"/>48,6 </text:p>
          </table:table-cell>
          <table:table-cell table:number-columns-repeated="996"/>
        </table:table-row>
        <table:table-row table:style-name="ro1">
          <table:table-cell office:value-type="string" calcext:value-type="string">
            <text:p>João Pessoa</text:p>
          </table:table-cell>
          <table:table-cell table:style-name="ce9" office:value-type="float" office:value="32.2156159112559" calcext:value-type="float">
            <text:p><text:s text:c="3"/>32,2 </text:p>
          </table:table-cell>
          <table:table-cell table:style-name="ce9" office:value-type="float" office:value="27.6004257026907" calcext:value-type="float">
            <text:p><text:s text:c="3"/>27,6 </text:p>
          </table:table-cell>
          <table:table-cell table:style-name="ce9" office:value-type="float" office:value="36.830806119821" calcext:value-type="float">
            <text:p><text:s text:c="3"/>36,8 </text:p>
          </table:table-cell>
          <table:table-cell table:style-name="ce9" office:value-type="float" office:value="30.8062306043982" calcext:value-type="float">
            <text:p><text:s text:c="3"/>30,8 </text:p>
          </table:table-cell>
          <table:table-cell table:style-name="ce9" office:value-type="float" office:value="26.0090788206256" calcext:value-type="float">
            <text:p><text:s text:c="3"/>26,0 </text:p>
          </table:table-cell>
          <table:table-cell table:style-name="ce9" office:value-type="float" office:value="35.6033823881708" calcext:value-type="float">
            <text:p><text:s text:c="3"/>35,6 </text:p>
          </table:table-cell>
          <table:table-cell table:style-name="ce9" office:value-type="float" office:value="47.0038930377976" calcext:value-type="float">
            <text:p><text:s text:c="3"/>47,0 </text:p>
          </table:table-cell>
          <table:table-cell table:style-name="ce9" office:value-type="float" office:value="36.8039407401734" calcext:value-type="float">
            <text:p><text:s text:c="3"/>36,8 </text:p>
          </table:table-cell>
          <table:table-cell table:style-name="ce9" office:value-type="float" office:value="57.2038453354217" calcext:value-type="float">
            <text:p><text:s text:c="3"/>57,2 </text:p>
          </table:table-cell>
          <table:table-cell table:style-name="ce9" office:value-type="float" office:value="39.1429285460622" calcext:value-type="float">
            <text:p><text:s text:c="3"/>39,1 </text:p>
          </table:table-cell>
          <table:table-cell table:style-name="ce9" office:value-type="float" office:value="32.378719033251" calcext:value-type="float">
            <text:p><text:s text:c="3"/>32,4 </text:p>
          </table:table-cell>
          <table:table-cell table:style-name="ce9" office:value-type="float" office:value="45.9071380588735" calcext:value-type="float">
            <text:p><text:s text:c="3"/>45,9 </text:p>
          </table:table-cell>
          <table:table-cell table:style-name="ce9" office:value-type="float" office:value="33.3893629997081" calcext:value-type="float">
            <text:p><text:s text:c="3"/>33,4 </text:p>
          </table:table-cell>
          <table:table-cell table:style-name="ce9" office:value-type="float" office:value="27.4998675680268" calcext:value-type="float">
            <text:p><text:s text:c="3"/>27,5 </text:p>
          </table:table-cell>
          <table:table-cell table:style-name="ce9" office:value-type="float" office:value="39.2788584313895" calcext:value-type="float">
            <text:p><text:s text:c="3"/>39,3 </text:p>
          </table:table-cell>
          <table:table-cell table:style-name="ce9" office:value-type="float" office:value="46.3795239128718" calcext:value-type="float">
            <text:p><text:s text:c="3"/>46,4 </text:p>
          </table:table-cell>
          <table:table-cell table:style-name="ce9" office:value-type="float" office:value="33.9965209560415" calcext:value-type="float">
            <text:p><text:s text:c="3"/>34,0 </text:p>
          </table:table-cell>
          <table:table-cell table:style-name="ce9" office:value-type="float" office:value="58.762526869702" calcext:value-type="float">
            <text:p><text:s text:c="3"/>58,8 </text:p>
          </table:table-cell>
          <table:table-cell table:style-name="ce9" office:value-type="float" office:value="26.2508581220176" calcext:value-type="float">
            <text:p><text:s text:c="3"/>26,3 </text:p>
          </table:table-cell>
          <table:table-cell table:style-name="ce9" office:value-type="float" office:value="21.0536883224585" calcext:value-type="float">
            <text:p><text:s text:c="3"/>21,1 </text:p>
          </table:table-cell>
          <table:table-cell table:style-name="ce9" office:value-type="float" office:value="31.4480279215766" calcext:value-type="float">
            <text:p><text:s text:c="3"/>31,4 </text:p>
          </table:table-cell>
          <table:table-cell table:style-name="ce9" office:value-type="float" office:value="28.6618403719129" calcext:value-type="float">
            <text:p><text:s text:c="3"/>28,7 </text:p>
          </table:table-cell>
          <table:table-cell table:style-name="ce9" office:value-type="float" office:value="23.384392788608" calcext:value-type="float">
            <text:p><text:s text:c="3"/>23,4 </text:p>
          </table:table-cell>
          <table:table-cell table:style-name="ce9" office:value-type="float" office:value="33.9392879552178" calcext:value-type="float">
            <text:p><text:s text:c="3"/>33,9 </text:p>
          </table:table-cell>
          <table:table-cell table:style-name="ce9" office:value-type="float" office:value="47.7061012277055" calcext:value-type="float">
            <text:p><text:s text:c="3"/>47,7 </text:p>
          </table:table-cell>
          <table:table-cell table:style-name="ce9" office:value-type="float" office:value="38.6449088282556" calcext:value-type="float">
            <text:p><text:s text:c="3"/>38,6 </text:p>
          </table:table-cell>
          <table:table-cell table:style-name="ce9" office:value-type="float" office:value="56.7672936271554" calcext:value-type="float">
            <text:p><text:s text:c="3"/>56,8 </text:p>
          </table:table-cell>
          <table:table-cell table:number-columns-repeated="996"/>
        </table:table-row>
        <table:table-row table:style-name="ro1">
          <table:table-cell office:value-type="string" calcext:value-type="string">
            <text:p>Recife</text:p>
          </table:table-cell>
          <table:table-cell table:style-name="ce9" office:value-type="float" office:value="23.6240909159983" calcext:value-type="float">
            <text:p><text:s text:c="3"/>23,6 </text:p>
          </table:table-cell>
          <table:table-cell table:style-name="ce9" office:value-type="float" office:value="19.453267376949" calcext:value-type="float">
            <text:p><text:s text:c="3"/>19,5 </text:p>
          </table:table-cell>
          <table:table-cell table:style-name="ce9" office:value-type="float" office:value="27.7949144550477" calcext:value-type="float">
            <text:p><text:s text:c="3"/>27,8 </text:p>
          </table:table-cell>
          <table:table-cell table:style-name="ce9" office:value-type="float" office:value="30.1184103836363" calcext:value-type="float">
            <text:p><text:s text:c="3"/>30,1 </text:p>
          </table:table-cell>
          <table:table-cell table:style-name="ce9" office:value-type="float" office:value="25.5363945840773" calcext:value-type="float">
            <text:p><text:s text:c="3"/>25,5 </text:p>
          </table:table-cell>
          <table:table-cell table:style-name="ce9" office:value-type="float" office:value="34.7004261831952" calcext:value-type="float">
            <text:p><text:s text:c="3"/>34,7 </text:p>
          </table:table-cell>
          <table:table-cell table:style-name="ce9" office:value-type="float" office:value="41.0154144280356" calcext:value-type="float">
            <text:p><text:s text:c="3"/>41,0 </text:p>
          </table:table-cell>
          <table:table-cell table:style-name="ce9" office:value-type="float" office:value="30.1465489351516" calcext:value-type="float">
            <text:p><text:s text:c="3"/>30,1 </text:p>
          </table:table-cell>
          <table:table-cell table:style-name="ce9" office:value-type="float" office:value="51.8842799209196" calcext:value-type="float">
            <text:p><text:s text:c="3"/>51,9 </text:p>
          </table:table-cell>
          <table:table-cell table:style-name="ce9" office:value-type="float" office:value="29.7013692235434" calcext:value-type="float">
            <text:p><text:s text:c="3"/>29,7 </text:p>
          </table:table-cell>
          <table:table-cell table:style-name="ce9" office:value-type="float" office:value="24.9715486965514" calcext:value-type="float">
            <text:p><text:s text:c="3"/>25,0 </text:p>
          </table:table-cell>
          <table:table-cell table:style-name="ce9" office:value-type="float" office:value="34.4311897505355" calcext:value-type="float">
            <text:p><text:s text:c="3"/>34,4 </text:p>
          </table:table-cell>
          <table:table-cell table:style-name="ce9" office:value-type="float" office:value="36.8438957931255" calcext:value-type="float">
            <text:p><text:s text:c="3"/>36,8 </text:p>
          </table:table-cell>
          <table:table-cell table:style-name="ce9" office:value-type="float" office:value="31.0999739187349" calcext:value-type="float">
            <text:p><text:s text:c="3"/>31,1 </text:p>
          </table:table-cell>
          <table:table-cell table:style-name="ce9" office:value-type="float" office:value="42.5878176675161" calcext:value-type="float">
            <text:p><text:s text:c="3"/>42,6 </text:p>
          </table:table-cell>
          <table:table-cell table:style-name="ce9" office:value-type="float" office:value="45.0939519108493" calcext:value-type="float">
            <text:p><text:s text:c="3"/>45,1 </text:p>
          </table:table-cell>
          <table:table-cell table:style-name="ce9" office:value-type="float" office:value="29.0335761541167" calcext:value-type="float">
            <text:p><text:s text:c="3"/>29,0 </text:p>
          </table:table-cell>
          <table:table-cell table:style-name="ce9" office:value-type="float" office:value="61.1543276675819" calcext:value-type="float">
            <text:p><text:s text:c="3"/>61,2 </text:p>
          </table:table-cell>
          <table:table-cell table:style-name="ce9" office:value-type="float" office:value="18.600775803246" calcext:value-type="float">
            <text:p><text:s text:c="3"/>18,6 </text:p>
          </table:table-cell>
          <table:table-cell table:style-name="ce9" office:value-type="float" office:value="13.5595142375586" calcext:value-type="float">
            <text:p><text:s text:c="3"/>13,6 </text:p>
          </table:table-cell>
          <table:table-cell table:style-name="ce9" office:value-type="float" office:value="23.6420373689333" calcext:value-type="float">
            <text:p><text:s text:c="3"/>23,6 </text:p>
          </table:table-cell>
          <table:table-cell table:style-name="ce9" office:value-type="float" office:value="23.9146199628808" calcext:value-type="float">
            <text:p><text:s text:c="3"/>23,9 </text:p>
          </table:table-cell>
          <table:table-cell table:style-name="ce9" office:value-type="float" office:value="18.5805803425341" calcext:value-type="float">
            <text:p><text:s text:c="3"/>18,6 </text:p>
          </table:table-cell>
          <table:table-cell table:style-name="ce9" office:value-type="float" office:value="29.2486595832274" calcext:value-type="float">
            <text:p><text:s text:c="3"/>29,2 </text:p>
          </table:table-cell>
          <table:table-cell table:style-name="ce9" office:value-type="float" office:value="37.0077617446611" calcext:value-type="float">
            <text:p><text:s text:c="3"/>37,0 </text:p>
          </table:table-cell>
          <table:table-cell table:style-name="ce9" office:value-type="float" office:value="23.6203274656279" calcext:value-type="float">
            <text:p><text:s text:c="3"/>23,6 </text:p>
          </table:table-cell>
          <table:table-cell table:style-name="ce9" office:value-type="float" office:value="50.3951960236944" calcext:value-type="float">
            <text:p><text:s text:c="3"/>50,4 </text:p>
          </table:table-cell>
          <table:table-cell table:number-columns-repeated="996"/>
        </table:table-row>
        <table:table-row table:style-name="ro1">
          <table:table-cell office:value-type="string" calcext:value-type="string">
            <text:p>Maceió</text:p>
          </table:table-cell>
          <table:table-cell table:style-name="ce9" office:value-type="float" office:value="22.9604967514608" calcext:value-type="float">
            <text:p><text:s text:c="3"/>23,0 </text:p>
          </table:table-cell>
          <table:table-cell table:style-name="ce9" office:value-type="float" office:value="18.2386771906986" calcext:value-type="float">
            <text:p><text:s text:c="3"/>18,2 </text:p>
          </table:table-cell>
          <table:table-cell table:style-name="ce9" office:value-type="float" office:value="27.682316312223" calcext:value-type="float">
            <text:p><text:s text:c="3"/>27,7 </text:p>
          </table:table-cell>
          <table:table-cell table:style-name="ce9" office:value-type="float" office:value="26.4821484449472" calcext:value-type="float">
            <text:p><text:s text:c="3"/>26,5 </text:p>
          </table:table-cell>
          <table:table-cell table:style-name="ce9" office:value-type="float" office:value="21.7840015248034" calcext:value-type="float">
            <text:p><text:s text:c="3"/>21,8 </text:p>
          </table:table-cell>
          <table:table-cell table:style-name="ce9" office:value-type="float" office:value="31.1802953650909" calcext:value-type="float">
            <text:p><text:s text:c="3"/>31,2 </text:p>
          </table:table-cell>
          <table:table-cell table:style-name="ce9" office:value-type="float" office:value="32.2548075271982" calcext:value-type="float">
            <text:p><text:s text:c="3"/>32,3 </text:p>
          </table:table-cell>
          <table:table-cell table:style-name="ce9" office:value-type="float" office:value="5.81391814562198" calcext:value-type="float">
            <text:p><text:s text:c="3"/>5,8 </text:p>
          </table:table-cell>
          <table:table-cell table:style-name="ce9" office:value-type="float" office:value="58.6956969087744" calcext:value-type="float">
            <text:p><text:s text:c="3"/>58,7 </text:p>
          </table:table-cell>
          <table:table-cell table:style-name="ce9" office:value-type="float" office:value="30.0174305872532" calcext:value-type="float">
            <text:p><text:s text:c="3"/>30,0 </text:p>
          </table:table-cell>
          <table:table-cell table:style-name="ce9" office:value-type="float" office:value="24.5011007266088" calcext:value-type="float">
            <text:p><text:s text:c="3"/>24,5 </text:p>
          </table:table-cell>
          <table:table-cell table:style-name="ce9" office:value-type="float" office:value="35.5337604478975" calcext:value-type="float">
            <text:p><text:s text:c="3"/>35,5 </text:p>
          </table:table-cell>
          <table:table-cell table:style-name="ce9" office:value-type="float" office:value="35.2996718842609" calcext:value-type="float">
            <text:p><text:s text:c="3"/>35,3 </text:p>
          </table:table-cell>
          <table:table-cell table:style-name="ce9" office:value-type="float" office:value="29.1553359522973" calcext:value-type="float">
            <text:p><text:s text:c="3"/>29,2 </text:p>
          </table:table-cell>
          <table:table-cell table:style-name="ce9" office:value-type="float" office:value="41.4440078162244" calcext:value-type="float">
            <text:p><text:s text:c="3"/>41,4 </text:p>
          </table:table-cell>
          <table:table-cell table:style-name="ce9" office:value-type="float" office:value="27.7321392997561" calcext:value-type="float">
            <text:p><text:s text:c="3"/>27,7 </text:p>
          </table:table-cell>
          <table:table-cell table:style-name="ce9" office:value-type="float" office:value="0" calcext:value-type="float">
            <text:p><text:s/>- </text:p>
          </table:table-cell>
          <table:table-cell table:style-name="ce9" office:value-type="float" office:value="56.7983627701771" calcext:value-type="float">
            <text:p><text:s text:c="3"/>56,8 </text:p>
          </table:table-cell>
          <table:table-cell table:style-name="ce9" office:value-type="float" office:value="17.1780411862479" calcext:value-type="float">
            <text:p><text:s text:c="3"/>17,2 </text:p>
          </table:table-cell>
          <table:table-cell table:style-name="ce9" office:value-type="float" office:value="11.7960822273023" calcext:value-type="float">
            <text:p><text:s text:c="3"/>11,8 </text:p>
          </table:table-cell>
          <table:table-cell table:style-name="ce9" office:value-type="float" office:value="22.5600001451936" calcext:value-type="float">
            <text:p><text:s text:c="3"/>22,6 </text:p>
          </table:table-cell>
          <table:table-cell table:style-name="ce9" office:value-type="float" office:value="19.5693971145818" calcext:value-type="float">
            <text:p><text:s text:c="3"/>19,6 </text:p>
          </table:table-cell>
          <table:table-cell table:style-name="ce9" office:value-type="float" office:value="14.4190869389465" calcext:value-type="float">
            <text:p><text:s text:c="3"/>14,4 </text:p>
          </table:table-cell>
          <table:table-cell table:style-name="ce9" office:value-type="float" office:value="24.719707290217" calcext:value-type="float">
            <text:p><text:s text:c="3"/>24,7 </text:p>
          </table:table-cell>
          <table:table-cell table:style-name="ce9" office:value-type="float" office:value="35.2068276196585" calcext:value-type="float">
            <text:p><text:s text:c="3"/>35,2 </text:p>
          </table:table-cell>
          <table:table-cell table:style-name="ce9" office:value-type="float" office:value="10.9097257182006" calcext:value-type="float">
            <text:p><text:s text:c="3"/>10,9 </text:p>
          </table:table-cell>
          <table:table-cell table:style-name="ce9" office:value-type="float" office:value="59.5039295211164" calcext:value-type="float">
            <text:p><text:s text:c="3"/>59,5 </text:p>
          </table:table-cell>
          <table:table-cell table:number-columns-repeated="996"/>
        </table:table-row>
        <table:table-row table:style-name="ro1">
          <table:table-cell office:value-type="string" calcext:value-type="string">
            <text:p>Aracaju</text:p>
          </table:table-cell>
          <table:table-cell table:style-name="ce9" office:value-type="float" office:value="12.7891379330175" calcext:value-type="float">
            <text:p><text:s text:c="3"/>12,8 </text:p>
          </table:table-cell>
          <table:table-cell table:style-name="ce9" office:value-type="float" office:value="9.66686199932119" calcext:value-type="float">
            <text:p><text:s text:c="3"/>9,7 </text:p>
          </table:table-cell>
          <table:table-cell table:style-name="ce9" office:value-type="float" office:value="15.9114138667138" calcext:value-type="float">
            <text:p><text:s text:c="3"/>15,9 </text:p>
          </table:table-cell>
          <table:table-cell table:style-name="ce9" office:value-type="float" office:value="27.8325665645474" calcext:value-type="float">
            <text:p><text:s text:c="3"/>27,8 </text:p>
          </table:table-cell>
          <table:table-cell table:style-name="ce9" office:value-type="float" office:value="22.7784437505194" calcext:value-type="float">
            <text:p><text:s text:c="3"/>22,8 </text:p>
          </table:table-cell>
          <table:table-cell table:style-name="ce9" office:value-type="float" office:value="32.8866893785755" calcext:value-type="float">
            <text:p><text:s text:c="3"/>32,9 </text:p>
          </table:table-cell>
          <table:table-cell table:style-name="ce9" office:value-type="float" office:value="46.9895221437044" calcext:value-type="float">
            <text:p><text:s text:c="3"/>47,0 </text:p>
          </table:table-cell>
          <table:table-cell table:style-name="ce9" office:value-type="float" office:value="30.6237523588792" calcext:value-type="float">
            <text:p><text:s text:c="3"/>30,6 </text:p>
          </table:table-cell>
          <table:table-cell table:style-name="ce9" office:value-type="float" office:value="63.3552919285296" calcext:value-type="float">
            <text:p><text:s text:c="3"/>63,4 </text:p>
          </table:table-cell>
          <table:table-cell table:style-name="ce9" office:value-type="float" office:value="18.92626475895" calcext:value-type="float">
            <text:p><text:s text:c="3"/>18,9 </text:p>
          </table:table-cell>
          <table:table-cell table:style-name="ce9" office:value-type="float" office:value="14.3754005513899" calcext:value-type="float">
            <text:p><text:s text:c="3"/>14,4 </text:p>
          </table:table-cell>
          <table:table-cell table:style-name="ce9" office:value-type="float" office:value="23.47712896651" calcext:value-type="float">
            <text:p><text:s text:c="3"/>23,5 </text:p>
          </table:table-cell>
          <table:table-cell table:style-name="ce9" office:value-type="float" office:value="33.1255084395943" calcext:value-type="float">
            <text:p><text:s text:c="3"/>33,1 </text:p>
          </table:table-cell>
          <table:table-cell table:style-name="ce9" office:value-type="float" office:value="26.936604179033" calcext:value-type="float">
            <text:p><text:s text:c="3"/>26,9 </text:p>
          </table:table-cell>
          <table:table-cell table:style-name="ce9" office:value-type="float" office:value="39.3144127001556" calcext:value-type="float">
            <text:p><text:s text:c="3"/>39,3 </text:p>
          </table:table-cell>
          <table:table-cell table:style-name="ce9" office:value-type="float" office:value="43.8866753274103" calcext:value-type="float">
            <text:p><text:s text:c="3"/>43,9 </text:p>
          </table:table-cell>
          <table:table-cell table:style-name="ce9" office:value-type="float" office:value="26.8224294359886" calcext:value-type="float">
            <text:p><text:s text:c="3"/>26,8 </text:p>
          </table:table-cell>
          <table:table-cell table:style-name="ce9" office:value-type="float" office:value="60.9509212188321" calcext:value-type="float">
            <text:p><text:s text:c="3"/>61,0 </text:p>
          </table:table-cell>
          <table:table-cell table:style-name="ce9" office:value-type="float" office:value="8.13732538054538" calcext:value-type="float">
            <text:p><text:s text:c="3"/>8,1 </text:p>
          </table:table-cell>
          <table:table-cell table:style-name="ce9" office:value-type="float" office:value="5.65901216266543" calcext:value-type="float">
            <text:p><text:s text:c="3"/>5,7 </text:p>
          </table:table-cell>
          <table:table-cell table:style-name="ce9" office:value-type="float" office:value="10.6156385984253" calcext:value-type="float">
            <text:p><text:s text:c="3"/>10,6 </text:p>
          </table:table-cell>
          <table:table-cell table:style-name="ce9" office:value-type="float" office:value="23.4122337865145" calcext:value-type="float">
            <text:p><text:s text:c="3"/>23,4 </text:p>
          </table:table-cell>
          <table:table-cell table:style-name="ce9" office:value-type="float" office:value="18.0437559354682" calcext:value-type="float">
            <text:p><text:s text:c="3"/>18,0 </text:p>
          </table:table-cell>
          <table:table-cell table:style-name="ce9" office:value-type="float" office:value="28.7807116375607" calcext:value-type="float">
            <text:p><text:s text:c="3"/>28,8 </text:p>
          </table:table-cell>
          <table:table-cell table:style-name="ce9" office:value-type="float" office:value="49.4463644669208" calcext:value-type="float">
            <text:p><text:s text:c="3"/>49,4 </text:p>
          </table:table-cell>
          <table:table-cell table:style-name="ce9" office:value-type="float" office:value="29.7415271915026" calcext:value-type="float">
            <text:p><text:s text:c="3"/>29,7 </text:p>
          </table:table-cell>
          <table:table-cell table:style-name="ce9" office:value-type="float" office:value="69.1512017423389" calcext:value-type="float">
            <text:p><text:s text:c="3"/>69,2 </text:p>
          </table:table-cell>
          <table:table-cell table:number-columns-repeated="996"/>
        </table:table-row>
        <table:table-row table:style-name="ro1">
          <table:table-cell office:value-type="string" calcext:value-type="string">
            <text:p>Salvador</text:p>
          </table:table-cell>
          <table:table-cell table:style-name="ce9" office:value-type="float" office:value="20.8601633791903" calcext:value-type="float">
            <text:p><text:s text:c="3"/>20,9 </text:p>
          </table:table-cell>
          <table:table-cell table:style-name="ce9" office:value-type="float" office:value="17.1172318084886" calcext:value-type="float">
            <text:p><text:s text:c="3"/>17,1 </text:p>
          </table:table-cell>
          <table:table-cell table:style-name="ce9" office:value-type="float" office:value="24.603094949892" calcext:value-type="float">
            <text:p><text:s text:c="3"/>24,6 </text:p>
          </table:table-cell>
          <table:table-cell table:style-name="ce9" office:value-type="float" office:value="27.7964590078381" calcext:value-type="float">
            <text:p><text:s text:c="3"/>27,8 </text:p>
          </table:table-cell>
          <table:table-cell table:style-name="ce9" office:value-type="float" office:value="22.4668646348353" calcext:value-type="float">
            <text:p><text:s text:c="3"/>22,5 </text:p>
          </table:table-cell>
          <table:table-cell table:style-name="ce9" office:value-type="float" office:value="33.1260533808409" calcext:value-type="float">
            <text:p><text:s text:c="3"/>33,1 </text:p>
          </table:table-cell>
          <table:table-cell table:style-name="ce9" office:value-type="float" office:value="55.9721539491371" calcext:value-type="float">
            <text:p><text:s text:c="3"/>56,0 </text:p>
          </table:table-cell>
          <table:table-cell table:style-name="ce9" office:value-type="float" office:value="51.4750057800015" calcext:value-type="float">
            <text:p><text:s text:c="3"/>51,5 </text:p>
          </table:table-cell>
          <table:table-cell table:style-name="ce9" office:value-type="float" office:value="60.4693021182728" calcext:value-type="float">
            <text:p><text:s text:c="3"/>60,5 </text:p>
          </table:table-cell>
          <table:table-cell table:style-name="ce9" office:value-type="float" office:value="24.3150787624836" calcext:value-type="float">
            <text:p><text:s text:c="3"/>24,3 </text:p>
          </table:table-cell>
          <table:table-cell table:style-name="ce9" office:value-type="float" office:value="19.5004399245144" calcext:value-type="float">
            <text:p><text:s text:c="3"/>19,5 </text:p>
          </table:table-cell>
          <table:table-cell table:style-name="ce9" office:value-type="float" office:value="29.1297176004529" calcext:value-type="float">
            <text:p><text:s text:c="3"/>29,1 </text:p>
          </table:table-cell>
          <table:table-cell table:style-name="ce9" office:value-type="float" office:value="30.8570933168473" calcext:value-type="float">
            <text:p><text:s text:c="3"/>30,9 </text:p>
          </table:table-cell>
          <table:table-cell table:style-name="ce9" office:value-type="float" office:value="24.8257078222043" calcext:value-type="float">
            <text:p><text:s text:c="3"/>24,8 </text:p>
          </table:table-cell>
          <table:table-cell table:style-name="ce9" office:value-type="float" office:value="36.8884788114904" calcext:value-type="float">
            <text:p><text:s text:c="3"/>36,9 </text:p>
          </table:table-cell>
          <table:table-cell table:style-name="ce9" office:value-type="float" office:value="55.9374451123208" calcext:value-type="float">
            <text:p><text:s text:c="3"/>55,9 </text:p>
          </table:table-cell>
          <table:table-cell table:style-name="ce9" office:value-type="float" office:value="43.4584100212589" calcext:value-type="float">
            <text:p><text:s text:c="3"/>43,5 </text:p>
          </table:table-cell>
          <table:table-cell table:style-name="ce9" office:value-type="float" office:value="68.4164802033827" calcext:value-type="float">
            <text:p><text:s text:c="3"/>68,4 </text:p>
          </table:table-cell>
          <table:table-cell table:style-name="ce9" office:value-type="float" office:value="17.8210205049422" calcext:value-type="float">
            <text:p><text:s text:c="3"/>17,8 </text:p>
          </table:table-cell>
          <table:table-cell table:style-name="ce9" office:value-type="float" office:value="13.8120385150855" calcext:value-type="float">
            <text:p><text:s text:c="3"/>13,8 </text:p>
          </table:table-cell>
          <table:table-cell table:style-name="ce9" office:value-type="float" office:value="21.8300024947989" calcext:value-type="float">
            <text:p><text:s text:c="3"/>21,8 </text:p>
          </table:table-cell>
          <table:table-cell table:style-name="ce9" office:value-type="float" office:value="25.1184690943646" calcext:value-type="float">
            <text:p><text:s text:c="3"/>25,1 </text:p>
          </table:table-cell>
          <table:table-cell table:style-name="ce9" office:value-type="float" office:value="19.0312186362654" calcext:value-type="float">
            <text:p><text:s text:c="3"/>19,0 </text:p>
          </table:table-cell>
          <table:table-cell table:style-name="ce9" office:value-type="float" office:value="31.2057195524638" calcext:value-type="float">
            <text:p><text:s text:c="3"/>31,2 </text:p>
          </table:table-cell>
          <table:table-cell table:style-name="ce9" office:value-type="float" office:value="56.0067833668002" calcext:value-type="float">
            <text:p><text:s text:c="3"/>56,0 </text:p>
          </table:table-cell>
          <table:table-cell table:style-name="ce9" office:value-type="float" office:value="45.5381481488784" calcext:value-type="float">
            <text:p><text:s text:c="3"/>45,5 </text:p>
          </table:table-cell>
          <table:table-cell table:style-name="ce9" office:value-type="float" office:value="66.475418584722" calcext:value-type="float">
            <text:p><text:s text:c="3"/>66,5 </text:p>
          </table:table-cell>
          <table:table-cell table:number-columns-repeated="996"/>
        </table:table-row>
        <table:table-row table:style-name="ro1">
          <table:table-cell office:value-type="string" calcext:value-type="string">
            <text:p>Belo Horizonte</text:p>
          </table:table-cell>
          <table:table-cell table:style-name="ce9" office:value-type="float" office:value="25.6894144416616" calcext:value-type="float">
            <text:p><text:s text:c="3"/>25,7 </text:p>
          </table:table-cell>
          <table:table-cell table:style-name="ce9" office:value-type="float" office:value="22.1186092367909" calcext:value-type="float">
            <text:p><text:s text:c="3"/>22,1 </text:p>
          </table:table-cell>
          <table:table-cell table:style-name="ce9" office:value-type="float" office:value="29.2602196465324" calcext:value-type="float">
            <text:p><text:s text:c="3"/>29,3 </text:p>
          </table:table-cell>
          <table:table-cell table:style-name="ce9" office:value-type="float" office:value="36.0145419418171" calcext:value-type="float">
            <text:p><text:s text:c="3"/>36,0 </text:p>
          </table:table-cell>
          <table:table-cell table:style-name="ce9" office:value-type="float" office:value="30.987277232474" calcext:value-type="float">
            <text:p><text:s text:c="3"/>31,0 </text:p>
          </table:table-cell>
          <table:table-cell table:style-name="ce9" office:value-type="float" office:value="41.0418066511601" calcext:value-type="float">
            <text:p><text:s text:c="3"/>41,0 </text:p>
          </table:table-cell>
          <table:table-cell table:style-name="ce9" office:value-type="float" office:value="43.166240214178" calcext:value-type="float">
            <text:p><text:s text:c="3"/>43,2 </text:p>
          </table:table-cell>
          <table:table-cell table:style-name="ce9" office:value-type="float" office:value="34.7726249682595" calcext:value-type="float">
            <text:p><text:s text:c="3"/>34,8 </text:p>
          </table:table-cell>
          <table:table-cell table:style-name="ce9" office:value-type="float" office:value="51.5598554600965" calcext:value-type="float">
            <text:p><text:s text:c="3"/>51,6 </text:p>
          </table:table-cell>
          <table:table-cell table:style-name="ce9" office:value-type="float" office:value="23.1899452401497" calcext:value-type="float">
            <text:p><text:s text:c="3"/>23,2 </text:p>
          </table:table-cell>
          <table:table-cell table:style-name="ce9" office:value-type="float" office:value="18.5473707810826" calcext:value-type="float">
            <text:p><text:s text:c="3"/>18,5 </text:p>
          </table:table-cell>
          <table:table-cell table:style-name="ce9" office:value-type="float" office:value="27.8325196992169" calcext:value-type="float">
            <text:p><text:s text:c="3"/>27,8 </text:p>
          </table:table-cell>
          <table:table-cell table:style-name="ce9" office:value-type="float" office:value="32.9425505597612" calcext:value-type="float">
            <text:p><text:s text:c="3"/>32,9 </text:p>
          </table:table-cell>
          <table:table-cell table:style-name="ce9" office:value-type="float" office:value="27.1485129778429" calcext:value-type="float">
            <text:p><text:s text:c="3"/>27,1 </text:p>
          </table:table-cell>
          <table:table-cell table:style-name="ce9" office:value-type="float" office:value="38.7365881416795" calcext:value-type="float">
            <text:p><text:s text:c="3"/>38,7 </text:p>
          </table:table-cell>
          <table:table-cell table:style-name="ce9" office:value-type="float" office:value="40.3258864263188" calcext:value-type="float">
            <text:p><text:s text:c="3"/>40,3 </text:p>
          </table:table-cell>
          <table:table-cell table:style-name="ce9" office:value-type="float" office:value="30.4761775282231" calcext:value-type="float">
            <text:p><text:s text:c="3"/>30,5 </text:p>
          </table:table-cell>
          <table:table-cell table:style-name="ce9" office:value-type="float" office:value="50.1755953244145" calcext:value-type="float">
            <text:p><text:s text:c="3"/>50,2 </text:p>
          </table:table-cell>
          <table:table-cell table:style-name="ce9" office:value-type="float" office:value="27.9633591848942" calcext:value-type="float">
            <text:p><text:s text:c="3"/>28,0 </text:p>
          </table:table-cell>
          <table:table-cell table:style-name="ce9" office:value-type="float" office:value="22.9930559486658" calcext:value-type="float">
            <text:p><text:s text:c="3"/>23,0 </text:p>
          </table:table-cell>
          <table:table-cell table:style-name="ce9" office:value-type="float" office:value="32.9336624211225" calcext:value-type="float">
            <text:p><text:s text:c="3"/>32,9 </text:p>
          </table:table-cell>
          <table:table-cell table:style-name="ce9" office:value-type="float" office:value="39.1427639432588" calcext:value-type="float">
            <text:p><text:s text:c="3"/>39,1 </text:p>
          </table:table-cell>
          <table:table-cell table:style-name="ce9" office:value-type="float" office:value="33.3316375827561" calcext:value-type="float">
            <text:p><text:s text:c="3"/>33,3 </text:p>
          </table:table-cell>
          <table:table-cell table:style-name="ce9" office:value-type="float" office:value="44.9538903037615" calcext:value-type="float">
            <text:p><text:s text:c="3"/>45,0 </text:p>
          </table:table-cell>
          <table:table-cell table:style-name="ce9" office:value-type="float" office:value="45.5411079903377" calcext:value-type="float">
            <text:p><text:s text:c="3"/>45,5 </text:p>
          </table:table-cell>
          <table:table-cell table:style-name="ce9" office:value-type="float" office:value="34.5724526217128" calcext:value-type="float">
            <text:p><text:s text:c="3"/>34,6 </text:p>
          </table:table-cell>
          <table:table-cell table:style-name="ce9" office:value-type="float" office:value="56.5097633589627" calcext:value-type="float">
            <text:p><text:s text:c="3"/>56,5 </text:p>
          </table:table-cell>
          <table:table-cell table:number-columns-repeated="996"/>
        </table:table-row>
        <table:table-row table:style-name="ro1">
          <table:table-cell office:value-type="string" calcext:value-type="string">
            <text:p>Vitória</text:p>
          </table:table-cell>
          <table:table-cell table:style-name="ce9" office:value-type="float" office:value="43.5764760754044" calcext:value-type="float">
            <text:p><text:s text:c="3"/>43,6 </text:p>
          </table:table-cell>
          <table:table-cell table:style-name="ce9" office:value-type="float" office:value="38.7764954753105" calcext:value-type="float">
            <text:p><text:s text:c="3"/>38,8 </text:p>
          </table:table-cell>
          <table:table-cell table:style-name="ce9" office:value-type="float" office:value="48.3764566754983" calcext:value-type="float">
            <text:p><text:s text:c="3"/>48,4 </text:p>
          </table:table-cell>
          <table:table-cell table:style-name="ce9" office:value-type="float" office:value="50.6077712202588" calcext:value-type="float">
            <text:p><text:s text:c="3"/>50,6 </text:p>
          </table:table-cell>
          <table:table-cell table:style-name="ce9" office:value-type="float" office:value="47.2245810738228" calcext:value-type="float">
            <text:p><text:s text:c="3"/>47,2 </text:p>
          </table:table-cell>
          <table:table-cell table:style-name="ce9" office:value-type="float" office:value="53.9909613666948" calcext:value-type="float">
            <text:p><text:s text:c="3"/>54,0 </text:p>
          </table:table-cell>
          <table:table-cell table:style-name="ce9" office:value-type="float" office:value="54.1325720968602" calcext:value-type="float">
            <text:p><text:s text:c="3"/>54,1 </text:p>
          </table:table-cell>
          <table:table-cell table:style-name="ce9" office:value-type="float" office:value="43.8696672380584" calcext:value-type="float">
            <text:p><text:s text:c="3"/>43,9 </text:p>
          </table:table-cell>
          <table:table-cell table:style-name="ce9" office:value-type="float" office:value="64.3954769556621" calcext:value-type="float">
            <text:p><text:s text:c="3"/>64,4 </text:p>
          </table:table-cell>
          <table:table-cell table:style-name="ce9" office:value-type="float" office:value="44.0752741571109" calcext:value-type="float">
            <text:p><text:s text:c="3"/>44,1 </text:p>
          </table:table-cell>
          <table:table-cell table:style-name="ce9" office:value-type="float" office:value="38.7639573187092" calcext:value-type="float">
            <text:p><text:s text:c="3"/>38,8 </text:p>
          </table:table-cell>
          <table:table-cell table:style-name="ce9" office:value-type="float" office:value="49.3865909955126" calcext:value-type="float">
            <text:p><text:s text:c="3"/>49,4 </text:p>
          </table:table-cell>
          <table:table-cell table:style-name="ce9" office:value-type="float" office:value="45.5864225977035" calcext:value-type="float">
            <text:p><text:s text:c="3"/>45,6 </text:p>
          </table:table-cell>
          <table:table-cell table:style-name="ce9" office:value-type="float" office:value="40.4948054419945" calcext:value-type="float">
            <text:p><text:s text:c="3"/>40,5 </text:p>
          </table:table-cell>
          <table:table-cell table:style-name="ce9" office:value-type="float" office:value="50.6780397534125" calcext:value-type="float">
            <text:p><text:s text:c="3"/>50,7 </text:p>
          </table:table-cell>
          <table:table-cell table:style-name="ce9" office:value-type="float" office:value="50.3672785539177" calcext:value-type="float">
            <text:p><text:s text:c="3"/>50,4 </text:p>
          </table:table-cell>
          <table:table-cell table:style-name="ce9" office:value-type="float" office:value="29.7839905418367" calcext:value-type="float">
            <text:p><text:s text:c="3"/>29,8 </text:p>
          </table:table-cell>
          <table:table-cell table:style-name="ce9" office:value-type="float" office:value="70.9505665659986" calcext:value-type="float">
            <text:p><text:s text:c="3"/>71,0 </text:p>
          </table:table-cell>
          <table:table-cell table:style-name="ce9" office:value-type="float" office:value="43.0896029928905" calcext:value-type="float">
            <text:p><text:s text:c="3"/>43,1 </text:p>
          </table:table-cell>
          <table:table-cell table:style-name="ce9" office:value-type="float" office:value="37.3566289680876" calcext:value-type="float">
            <text:p><text:s text:c="3"/>37,4 </text:p>
          </table:table-cell>
          <table:table-cell table:style-name="ce9" office:value-type="float" office:value="48.8225770176933" calcext:value-type="float">
            <text:p><text:s text:c="3"/>48,8 </text:p>
          </table:table-cell>
          <table:table-cell table:style-name="ce9" office:value-type="float" office:value="55.1410248804742" calcext:value-type="float">
            <text:p><text:s text:c="3"/>55,1 </text:p>
          </table:table-cell>
          <table:table-cell table:style-name="ce9" office:value-type="float" office:value="51.2481422975309" calcext:value-type="float">
            <text:p><text:s text:c="3"/>51,2 </text:p>
          </table:table-cell>
          <table:table-cell table:style-name="ce9" office:value-type="float" office:value="59.0339074634175" calcext:value-type="float">
            <text:p><text:s text:c="3"/>59,0 </text:p>
          </table:table-cell>
          <table:table-cell table:style-name="ce9" office:value-type="float" office:value="57.5666194450797" calcext:value-type="float">
            <text:p><text:s text:c="3"/>57,6 </text:p>
          </table:table-cell>
          <table:table-cell table:style-name="ce9" office:value-type="float" office:value="47.2923913026104" calcext:value-type="float">
            <text:p><text:s text:c="3"/>47,3 </text:p>
          </table:table-cell>
          <table:table-cell table:style-name="ce9" office:value-type="float" office:value="67.840847587549" calcext:value-type="float">
            <text:p><text:s text:c="3"/>67,8 </text:p>
          </table:table-cell>
          <table:table-cell table:number-columns-repeated="996"/>
        </table:table-row>
        <table:table-row table:style-name="ro1">
          <table:table-cell office:value-type="string" calcext:value-type="string">
            <text:p>Rio de Janeiro</text:p>
          </table:table-cell>
          <table:table-cell table:style-name="ce9" office:value-type="float" office:value="26.7593246688336" calcext:value-type="float">
            <text:p><text:s text:c="3"/>26,8 </text:p>
          </table:table-cell>
          <table:table-cell table:style-name="ce9" office:value-type="float" office:value="21.5723178225706" calcext:value-type="float">
            <text:p><text:s text:c="3"/>21,6 </text:p>
          </table:table-cell>
          <table:table-cell table:style-name="ce9" office:value-type="float" office:value="31.9463315150966" calcext:value-type="float">
            <text:p><text:s text:c="3"/>31,9 </text:p>
          </table:table-cell>
          <table:table-cell table:style-name="ce9" office:value-type="float" office:value="33.5170719265373" calcext:value-type="float">
            <text:p><text:s text:c="3"/>33,5 </text:p>
          </table:table-cell>
          <table:table-cell table:style-name="ce9" office:value-type="float" office:value="28.6766814787043" calcext:value-type="float">
            <text:p><text:s text:c="3"/>28,7 </text:p>
          </table:table-cell>
          <table:table-cell table:style-name="ce9" office:value-type="float" office:value="38.3574623743704" calcext:value-type="float">
            <text:p><text:s text:c="3"/>38,4 </text:p>
          </table:table-cell>
          <table:table-cell table:style-name="ce9" office:value-type="float" office:value="39.7706050003747" calcext:value-type="float">
            <text:p><text:s text:c="3"/>39,8 </text:p>
          </table:table-cell>
          <table:table-cell table:style-name="ce9" office:value-type="float" office:value="27.619473124501" calcext:value-type="float">
            <text:p><text:s text:c="3"/>27,6 </text:p>
          </table:table-cell>
          <table:table-cell table:style-name="ce9" office:value-type="float" office:value="51.9217368762483" calcext:value-type="float">
            <text:p><text:s text:c="3"/>51,9 </text:p>
          </table:table-cell>
          <table:table-cell table:style-name="ce9" office:value-type="float" office:value="29.0924361218067" calcext:value-type="float">
            <text:p><text:s text:c="3"/>29,1 </text:p>
          </table:table-cell>
          <table:table-cell table:style-name="ce9" office:value-type="float" office:value="24.3831061327309" calcext:value-type="float">
            <text:p><text:s text:c="3"/>24,4 </text:p>
          </table:table-cell>
          <table:table-cell table:style-name="ce9" office:value-type="float" office:value="33.8017661108825" calcext:value-type="float">
            <text:p><text:s text:c="3"/>33,8 </text:p>
          </table:table-cell>
          <table:table-cell table:style-name="ce9" office:value-type="float" office:value="33.5344277868481" calcext:value-type="float">
            <text:p><text:s text:c="3"/>33,5 </text:p>
          </table:table-cell>
          <table:table-cell table:style-name="ce9" office:value-type="float" office:value="28.2513306252409" calcext:value-type="float">
            <text:p><text:s text:c="3"/>28,3 </text:p>
          </table:table-cell>
          <table:table-cell table:style-name="ce9" office:value-type="float" office:value="38.8175249484552" calcext:value-type="float">
            <text:p><text:s text:c="3"/>38,8 </text:p>
          </table:table-cell>
          <table:table-cell table:style-name="ce9" office:value-type="float" office:value="38.589490685443" calcext:value-type="float">
            <text:p><text:s text:c="3"/>38,6 </text:p>
          </table:table-cell>
          <table:table-cell table:style-name="ce9" office:value-type="float" office:value="24.0970999822763" calcext:value-type="float">
            <text:p><text:s text:c="3"/>24,1 </text:p>
          </table:table-cell>
          <table:table-cell table:style-name="ce9" office:value-type="float" office:value="53.0818813886097" calcext:value-type="float">
            <text:p><text:s text:c="3"/>53,1 </text:p>
          </table:table-cell>
          <table:table-cell table:style-name="ce9" office:value-type="float" office:value="24.8065746244116" calcext:value-type="float">
            <text:p><text:s text:c="3"/>24,8 </text:p>
          </table:table-cell>
          <table:table-cell table:style-name="ce9" office:value-type="float" office:value="17.6409392560361" calcext:value-type="float">
            <text:p><text:s text:c="3"/>17,6 </text:p>
          </table:table-cell>
          <table:table-cell table:style-name="ce9" office:value-type="float" office:value="31.972209992787" calcext:value-type="float">
            <text:p><text:s text:c="3"/>32,0 </text:p>
          </table:table-cell>
          <table:table-cell table:style-name="ce9" office:value-type="float" office:value="33.501654358542" calcext:value-type="float">
            <text:p><text:s text:c="3"/>33,5 </text:p>
          </table:table-cell>
          <table:table-cell table:style-name="ce9" office:value-type="float" office:value="26.2603218628141" calcext:value-type="float">
            <text:p><text:s text:c="3"/>26,3 </text:p>
          </table:table-cell>
          <table:table-cell table:style-name="ce9" office:value-type="float" office:value="40.7429868542699" calcext:value-type="float">
            <text:p><text:s text:c="3"/>40,7 </text:p>
          </table:table-cell>
          <table:table-cell table:style-name="ce9" office:value-type="float" office:value="41.1872718683643" calcext:value-type="float">
            <text:p><text:s text:c="3"/>41,2 </text:p>
          </table:table-cell>
          <table:table-cell table:style-name="ce9" office:value-type="float" office:value="25.8888443697525" calcext:value-type="float">
            <text:p><text:s text:c="3"/>25,9 </text:p>
          </table:table-cell>
          <table:table-cell table:style-name="ce9" office:value-type="float" office:value="56.4856993669762" calcext:value-type="float">
            <text:p><text:s text:c="3"/>56,5 </text:p>
          </table:table-cell>
          <table:table-cell table:number-columns-repeated="996"/>
        </table:table-row>
        <table:table-row table:style-name="ro1">
          <table:table-cell office:value-type="string" calcext:value-type="string">
            <text:p>São Paulo</text:p>
          </table:table-cell>
          <table:table-cell table:style-name="ce9" office:value-type="float" office:value="22.5969248809502" calcext:value-type="float">
            <text:p><text:s text:c="3"/>22,6 </text:p>
          </table:table-cell>
          <table:table-cell table:style-name="ce9" office:value-type="float" office:value="17.8720476617925" calcext:value-type="float">
            <text:p><text:s text:c="3"/>17,9 </text:p>
          </table:table-cell>
          <table:table-cell table:style-name="ce9" office:value-type="float" office:value="27.3218021001078" calcext:value-type="float">
            <text:p><text:s text:c="3"/>27,3 </text:p>
          </table:table-cell>
          <table:table-cell table:style-name="ce9" office:value-type="float" office:value="27.0366233153938" calcext:value-type="float">
            <text:p><text:s text:c="3"/>27,0 </text:p>
          </table:table-cell>
          <table:table-cell table:style-name="ce9" office:value-type="float" office:value="21.1579542786049" calcext:value-type="float">
            <text:p><text:s text:c="3"/>21,2 </text:p>
          </table:table-cell>
          <table:table-cell table:style-name="ce9" office:value-type="float" office:value="32.9152923521826" calcext:value-type="float">
            <text:p><text:s text:c="3"/>32,9 </text:p>
          </table:table-cell>
          <table:table-cell table:style-name="ce9" office:value-type="float" office:value="38.1160331837225" calcext:value-type="float">
            <text:p><text:s text:c="3"/>38,1 </text:p>
          </table:table-cell>
          <table:table-cell table:style-name="ce9" office:value-type="float" office:value="30.4624973141168" calcext:value-type="float">
            <text:p><text:s text:c="3"/>30,5 </text:p>
          </table:table-cell>
          <table:table-cell table:style-name="ce9" office:value-type="float" office:value="45.7695690533282" calcext:value-type="float">
            <text:p><text:s text:c="3"/>45,8 </text:p>
          </table:table-cell>
          <table:table-cell table:style-name="ce9" office:value-type="float" office:value="26.435649893977" calcext:value-type="float">
            <text:p><text:s text:c="3"/>26,4 </text:p>
          </table:table-cell>
          <table:table-cell table:style-name="ce9" office:value-type="float" office:value="20.8812840624049" calcext:value-type="float">
            <text:p><text:s text:c="3"/>20,9 </text:p>
          </table:table-cell>
          <table:table-cell table:style-name="ce9" office:value-type="float" office:value="31.9900157255491" calcext:value-type="float">
            <text:p><text:s text:c="3"/>32,0 </text:p>
          </table:table-cell>
          <table:table-cell table:style-name="ce9" office:value-type="float" office:value="29.5230994444136" calcext:value-type="float">
            <text:p><text:s text:c="3"/>29,5 </text:p>
          </table:table-cell>
          <table:table-cell table:style-name="ce9" office:value-type="float" office:value="23.4874988860563" calcext:value-type="float">
            <text:p><text:s text:c="3"/>23,5 </text:p>
          </table:table-cell>
          <table:table-cell table:style-name="ce9" office:value-type="float" office:value="35.5587000027709" calcext:value-type="float">
            <text:p><text:s text:c="3"/>35,6 </text:p>
          </table:table-cell>
          <table:table-cell table:style-name="ce9" office:value-type="float" office:value="26.7864556504521" calcext:value-type="float">
            <text:p><text:s text:c="3"/>26,8 </text:p>
          </table:table-cell>
          <table:table-cell table:style-name="ce9" office:value-type="float" office:value="18.1125986727049" calcext:value-type="float">
            <text:p><text:s text:c="3"/>18,1 </text:p>
          </table:table-cell>
          <table:table-cell table:style-name="ce9" office:value-type="float" office:value="35.4603126281993" calcext:value-type="float">
            <text:p><text:s text:c="3"/>35,5 </text:p>
          </table:table-cell>
          <table:table-cell table:style-name="ce9" office:value-type="float" office:value="18.3169438020818" calcext:value-type="float">
            <text:p><text:s text:c="3"/>18,3 </text:p>
          </table:table-cell>
          <table:table-cell table:style-name="ce9" office:value-type="float" office:value="13.3905288010032" calcext:value-type="float">
            <text:p><text:s text:c="3"/>13,4 </text:p>
          </table:table-cell>
          <table:table-cell table:style-name="ce9" office:value-type="float" office:value="23.2433588031604" calcext:value-type="float">
            <text:p><text:s text:c="3"/>23,2 </text:p>
          </table:table-cell>
          <table:table-cell table:style-name="ce9" office:value-type="float" office:value="24.4098811706264" calcext:value-type="float">
            <text:p><text:s text:c="3"/>24,4 </text:p>
          </table:table-cell>
          <table:table-cell table:style-name="ce9" office:value-type="float" office:value="17.2601229305974" calcext:value-type="float">
            <text:p><text:s text:c="3"/>17,3 </text:p>
          </table:table-cell>
          <table:table-cell table:style-name="ce9" office:value-type="float" office:value="31.5596394106554" calcext:value-type="float">
            <text:p><text:s text:c="3"/>31,6 </text:p>
          </table:table-cell>
          <table:table-cell table:style-name="ce9" office:value-type="float" office:value="46.0624586233486" calcext:value-type="float">
            <text:p><text:s text:c="3"/>46,1 </text:p>
          </table:table-cell>
          <table:table-cell table:style-name="ce9" office:value-type="float" office:value="34.7279739168635" calcext:value-type="float">
            <text:p><text:s text:c="3"/>34,7 </text:p>
          </table:table-cell>
          <table:table-cell table:style-name="ce9" office:value-type="float" office:value="57.3969433298337" calcext:value-type="float">
            <text:p><text:s text:c="3"/>57,4 </text:p>
          </table:table-cell>
          <table:table-cell table:number-columns-repeated="996"/>
        </table:table-row>
        <table:table-row table:style-name="ro1">
          <table:table-cell office:value-type="string" calcext:value-type="string">
            <text:p>Curitiba</text:p>
          </table:table-cell>
          <table:table-cell table:style-name="ce9" office:value-type="float" office:value="17.2982787884727" calcext:value-type="float">
            <text:p><text:s text:c="3"/>17,3 </text:p>
          </table:table-cell>
          <table:table-cell table:style-name="ce9" office:value-type="float" office:value="12.3770741781362" calcext:value-type="float">
            <text:p><text:s text:c="3"/>12,4 </text:p>
          </table:table-cell>
          <table:table-cell table:style-name="ce9" office:value-type="float" office:value="22.2194833988091" calcext:value-type="float">
            <text:p><text:s text:c="3"/>22,2 </text:p>
          </table:table-cell>
          <table:table-cell table:style-name="ce9" office:value-type="float" office:value="28.6405090443927" calcext:value-type="float">
            <text:p><text:s text:c="3"/>28,6 </text:p>
          </table:table-cell>
          <table:table-cell table:style-name="ce9" office:value-type="float" office:value="23.4861985098112" calcext:value-type="float">
            <text:p><text:s text:c="3"/>23,5 </text:p>
          </table:table-cell>
          <table:table-cell table:style-name="ce9" office:value-type="float" office:value="33.7948195789741" calcext:value-type="float">
            <text:p><text:s text:c="3"/>33,8 </text:p>
          </table:table-cell>
          <table:table-cell table:style-name="ce9" office:value-type="float" office:value="43.2301005599761" calcext:value-type="float">
            <text:p><text:s text:c="3"/>43,2 </text:p>
          </table:table-cell>
          <table:table-cell table:style-name="ce9" office:value-type="float" office:value="35.4061549935218" calcext:value-type="float">
            <text:p><text:s text:c="3"/>35,4 </text:p>
          </table:table-cell>
          <table:table-cell table:style-name="ce9" office:value-type="float" office:value="51.0540461264304" calcext:value-type="float">
            <text:p><text:s text:c="3"/>51,1 </text:p>
          </table:table-cell>
          <table:table-cell table:style-name="ce9" office:value-type="float" office:value="17.2174803879017" calcext:value-type="float">
            <text:p><text:s text:c="3"/>17,2 </text:p>
          </table:table-cell>
          <table:table-cell table:style-name="ce9" office:value-type="float" office:value="11.3331300377689" calcext:value-type="float">
            <text:p><text:s text:c="3"/>11,3 </text:p>
          </table:table-cell>
          <table:table-cell table:style-name="ce9" office:value-type="float" office:value="23.1018307380345" calcext:value-type="float">
            <text:p><text:s text:c="3"/>23,1 </text:p>
          </table:table-cell>
          <table:table-cell table:style-name="ce9" office:value-type="float" office:value="27.2188844950154" calcext:value-type="float">
            <text:p><text:s text:c="3"/>27,2 </text:p>
          </table:table-cell>
          <table:table-cell table:style-name="ce9" office:value-type="float" office:value="21.0364229615002" calcext:value-type="float">
            <text:p><text:s text:c="3"/>21,0 </text:p>
          </table:table-cell>
          <table:table-cell table:style-name="ce9" office:value-type="float" office:value="33.4013460285307" calcext:value-type="float">
            <text:p><text:s text:c="3"/>33,4 </text:p>
          </table:table-cell>
          <table:table-cell table:style-name="ce9" office:value-type="float" office:value="37.0875759917831" calcext:value-type="float">
            <text:p><text:s text:c="3"/>37,1 </text:p>
          </table:table-cell>
          <table:table-cell table:style-name="ce9" office:value-type="float" office:value="22.0739936476548" calcext:value-type="float">
            <text:p><text:s text:c="3"/>22,1 </text:p>
          </table:table-cell>
          <table:table-cell table:style-name="ce9" office:value-type="float" office:value="52.1011583359115" calcext:value-type="float">
            <text:p><text:s text:c="3"/>52,1 </text:p>
          </table:table-cell>
          <table:table-cell table:style-name="ce9" office:value-type="float" office:value="17.3775769039756" calcext:value-type="float">
            <text:p><text:s text:c="3"/>17,4 </text:p>
          </table:table-cell>
          <table:table-cell table:style-name="ce9" office:value-type="float" office:value="12.1632025114988" calcext:value-type="float">
            <text:p><text:s text:c="3"/>12,2 </text:p>
          </table:table-cell>
          <table:table-cell table:style-name="ce9" office:value-type="float" office:value="22.5919512964524" calcext:value-type="float">
            <text:p><text:s text:c="3"/>22,6 </text:p>
          </table:table-cell>
          <table:table-cell table:style-name="ce9" office:value-type="float" office:value="30.0321344253046" calcext:value-type="float">
            <text:p><text:s text:c="3"/>30,0 </text:p>
          </table:table-cell>
          <table:table-cell table:style-name="ce9" office:value-type="float" office:value="23.9662054634107" calcext:value-type="float">
            <text:p><text:s text:c="3"/>24,0 </text:p>
          </table:table-cell>
          <table:table-cell table:style-name="ce9" office:value-type="float" office:value="36.0980633871984" calcext:value-type="float">
            <text:p><text:s text:c="3"/>36,1 </text:p>
          </table:table-cell>
          <table:table-cell table:style-name="ce9" office:value-type="float" office:value="48.7562373781998" calcext:value-type="float">
            <text:p><text:s text:c="3"/>48,8 </text:p>
          </table:table-cell>
          <table:table-cell table:style-name="ce9" office:value-type="float" office:value="41.5287823896949" calcext:value-type="float">
            <text:p><text:s text:c="3"/>41,5 </text:p>
          </table:table-cell>
          <table:table-cell table:style-name="ce9" office:value-type="float" office:value="55.9836923667047" calcext:value-type="float">
            <text:p><text:s text:c="3"/>56,0 </text:p>
          </table:table-cell>
          <table:table-cell table:number-columns-repeated="996"/>
        </table:table-row>
        <table:table-row table:style-name="ro1">
          <table:table-cell office:value-type="string" calcext:value-type="string">
            <text:p>Florianópolis</text:p>
          </table:table-cell>
          <table:table-cell table:style-name="ce9" office:value-type="float" office:value="22.893682903317" calcext:value-type="float">
            <text:p><text:s text:c="3"/>22,9 </text:p>
          </table:table-cell>
          <table:table-cell table:style-name="ce9" office:value-type="float" office:value="16.716276004812" calcext:value-type="float">
            <text:p><text:s text:c="3"/>16,7 </text:p>
          </table:table-cell>
          <table:table-cell table:style-name="ce9" office:value-type="float" office:value="29.0710898018219" calcext:value-type="float">
            <text:p><text:s text:c="3"/>29,1 </text:p>
          </table:table-cell>
          <table:table-cell table:style-name="ce9" office:value-type="float" office:value="36.6359983886973" calcext:value-type="float">
            <text:p><text:s text:c="3"/>36,6 </text:p>
          </table:table-cell>
          <table:table-cell table:style-name="ce9" office:value-type="float" office:value="29.2576681132205" calcext:value-type="float">
            <text:p><text:s text:c="3"/>29,3 </text:p>
          </table:table-cell>
          <table:table-cell table:style-name="ce9" office:value-type="float" office:value="44.0143286641741" calcext:value-type="float">
            <text:p><text:s text:c="3"/>44,0 </text:p>
          </table:table-cell>
          <table:table-cell table:style-name="ce9" office:value-type="float" office:value="48.5995819943975" calcext:value-type="float">
            <text:p><text:s text:c="3"/>48,6 </text:p>
          </table:table-cell>
          <table:table-cell table:style-name="ce9" office:value-type="float" office:value="38.5510342097168" calcext:value-type="float">
            <text:p><text:s text:c="3"/>38,6 </text:p>
          </table:table-cell>
          <table:table-cell table:style-name="ce9" office:value-type="float" office:value="58.6481297790783" calcext:value-type="float">
            <text:p><text:s text:c="3"/>58,6 </text:p>
          </table:table-cell>
          <table:table-cell table:style-name="ce9" office:value-type="float" office:value="21.7153973109845" calcext:value-type="float">
            <text:p><text:s text:c="3"/>21,7 </text:p>
          </table:table-cell>
          <table:table-cell table:style-name="ce9" office:value-type="float" office:value="15.7102483422049" calcext:value-type="float">
            <text:p><text:s text:c="3"/>15,7 </text:p>
          </table:table-cell>
          <table:table-cell table:style-name="ce9" office:value-type="float" office:value="27.7205462797641" calcext:value-type="float">
            <text:p><text:s text:c="3"/>27,7 </text:p>
          </table:table-cell>
          <table:table-cell table:style-name="ce9" office:value-type="float" office:value="36.3913708619629" calcext:value-type="float">
            <text:p><text:s text:c="3"/>36,4 </text:p>
          </table:table-cell>
          <table:table-cell table:style-name="ce9" office:value-type="float" office:value="29.4329373421583" calcext:value-type="float">
            <text:p><text:s text:c="3"/>29,4 </text:p>
          </table:table-cell>
          <table:table-cell table:style-name="ce9" office:value-type="float" office:value="43.3498043817676" calcext:value-type="float">
            <text:p><text:s text:c="3"/>43,3 </text:p>
          </table:table-cell>
          <table:table-cell table:style-name="ce9" office:value-type="float" office:value="47.826046678445" calcext:value-type="float">
            <text:p><text:s text:c="3"/>47,8 </text:p>
          </table:table-cell>
          <table:table-cell table:style-name="ce9" office:value-type="float" office:value="34.3444016741449" calcext:value-type="float">
            <text:p><text:s text:c="3"/>34,3 </text:p>
          </table:table-cell>
          <table:table-cell table:style-name="ce9" office:value-type="float" office:value="61.3076916827451" calcext:value-type="float">
            <text:p><text:s text:c="3"/>61,3 </text:p>
          </table:table-cell>
          <table:table-cell table:style-name="ce9" office:value-type="float" office:value="23.9942046071939" calcext:value-type="float">
            <text:p><text:s text:c="3"/>24,0 </text:p>
          </table:table-cell>
          <table:table-cell table:style-name="ce9" office:value-type="float" office:value="16.4030942413002" calcext:value-type="float">
            <text:p><text:s text:c="3"/>16,4 </text:p>
          </table:table-cell>
          <table:table-cell table:style-name="ce9" office:value-type="float" office:value="31.5853149730876" calcext:value-type="float">
            <text:p><text:s text:c="3"/>31,6 </text:p>
          </table:table-cell>
          <table:table-cell table:style-name="ce9" office:value-type="float" office:value="36.8474878453341" calcext:value-type="float">
            <text:p><text:s text:c="3"/>36,8 </text:p>
          </table:table-cell>
          <table:table-cell table:style-name="ce9" office:value-type="float" office:value="26.3718111087342" calcext:value-type="float">
            <text:p><text:s text:c="3"/>26,4 </text:p>
          </table:table-cell>
          <table:table-cell table:style-name="ce9" office:value-type="float" office:value="47.3231645819339" calcext:value-type="float">
            <text:p><text:s text:c="3"/>47,3 </text:p>
          </table:table-cell>
          <table:table-cell table:style-name="ce9" office:value-type="float" office:value="49.2009166055945" calcext:value-type="float">
            <text:p><text:s text:c="3"/>49,2 </text:p>
          </table:table-cell>
          <table:table-cell table:style-name="ce9" office:value-type="float" office:value="37.9332624843898" calcext:value-type="float">
            <text:p><text:s text:c="3"/>37,9 </text:p>
          </table:table-cell>
          <table:table-cell table:style-name="ce9" office:value-type="float" office:value="60.4685707267992" calcext:value-type="float">
            <text:p><text:s text:c="3"/>60,5 </text:p>
          </table:table-cell>
          <table:table-cell table:number-columns-repeated="996"/>
        </table:table-row>
        <table:table-row table:style-name="ro1">
          <table:table-cell office:value-type="string" calcext:value-type="string">
            <text:p>Porto Alegre</text:p>
          </table:table-cell>
          <table:table-cell table:style-name="ce9" office:value-type="float" office:value="31.0581794382519" calcext:value-type="float">
            <text:p><text:s text:c="3"/>31,1 </text:p>
          </table:table-cell>
          <table:table-cell table:style-name="ce9" office:value-type="float" office:value="26.2984718367687" calcext:value-type="float">
            <text:p><text:s text:c="3"/>26,3 </text:p>
          </table:table-cell>
          <table:table-cell table:style-name="ce9" office:value-type="float" office:value="35.8178870397351" calcext:value-type="float">
            <text:p><text:s text:c="3"/>35,8 </text:p>
          </table:table-cell>
          <table:table-cell table:style-name="ce9" office:value-type="float" office:value="34.5743961113529" calcext:value-type="float">
            <text:p><text:s text:c="3"/>34,6 </text:p>
          </table:table-cell>
          <table:table-cell table:style-name="ce9" office:value-type="float" office:value="27.6710144362743" calcext:value-type="float">
            <text:p><text:s text:c="3"/>27,7 </text:p>
          </table:table-cell>
          <table:table-cell table:style-name="ce9" office:value-type="float" office:value="41.4777777864315" calcext:value-type="float">
            <text:p><text:s text:c="3"/>41,5 </text:p>
          </table:table-cell>
          <table:table-cell table:style-name="ce9" office:value-type="float" office:value="60.4992920100991" calcext:value-type="float">
            <text:p><text:s text:c="3"/>60,5 </text:p>
          </table:table-cell>
          <table:table-cell table:style-name="ce9" office:value-type="float" office:value="54.2876228030593" calcext:value-type="float">
            <text:p><text:s text:c="3"/>54,3 </text:p>
          </table:table-cell>
          <table:table-cell table:style-name="ce9" office:value-type="float" office:value="66.7109612171388" calcext:value-type="float">
            <text:p><text:s text:c="3"/>66,7 </text:p>
          </table:table-cell>
          <table:table-cell table:style-name="ce9" office:value-type="float" office:value="32.8931244516291" calcext:value-type="float">
            <text:p><text:s text:c="3"/>32,9 </text:p>
          </table:table-cell>
          <table:table-cell table:style-name="ce9" office:value-type="float" office:value="26.6341289342401" calcext:value-type="float">
            <text:p><text:s text:c="3"/>26,6 </text:p>
          </table:table-cell>
          <table:table-cell table:style-name="ce9" office:value-type="float" office:value="39.1521199690181" calcext:value-type="float">
            <text:p><text:s text:c="3"/>39,2 </text:p>
          </table:table-cell>
          <table:table-cell table:style-name="ce9" office:value-type="float" office:value="35.2851381893762" calcext:value-type="float">
            <text:p><text:s text:c="3"/>35,3 </text:p>
          </table:table-cell>
          <table:table-cell table:style-name="ce9" office:value-type="float" office:value="26.5897649109465" calcext:value-type="float">
            <text:p><text:s text:c="3"/>26,6 </text:p>
          </table:table-cell>
          <table:table-cell table:style-name="ce9" office:value-type="float" office:value="43.980511467806" calcext:value-type="float">
            <text:p><text:s text:c="3"/>44,0 </text:p>
          </table:table-cell>
          <table:table-cell table:style-name="ce9" office:value-type="float" office:value="67.4836681883672" calcext:value-type="float">
            <text:p><text:s text:c="3"/>67,5 </text:p>
          </table:table-cell>
          <table:table-cell table:style-name="ce9" office:value-type="float" office:value="59.4004419082766" calcext:value-type="float">
            <text:p><text:s text:c="3"/>59,4 </text:p>
          </table:table-cell>
          <table:table-cell table:style-name="ce9" office:value-type="float" office:value="75.5668944684578" calcext:value-type="float">
            <text:p><text:s text:c="3"/>75,6 </text:p>
          </table:table-cell>
          <table:table-cell table:style-name="ce9" office:value-type="float" office:value="29.3930336146061" calcext:value-type="float">
            <text:p><text:s text:c="3"/>29,4 </text:p>
          </table:table-cell>
          <table:table-cell table:style-name="ce9" office:value-type="float" office:value="23.3253507566261" calcext:value-type="float">
            <text:p><text:s text:c="3"/>23,3 </text:p>
          </table:table-cell>
          <table:table-cell table:style-name="ce9" office:value-type="float" office:value="35.4607164725861" calcext:value-type="float">
            <text:p><text:s text:c="3"/>35,5 </text:p>
          </table:table-cell>
          <table:table-cell table:style-name="ce9" office:value-type="float" office:value="33.7487941580756" calcext:value-type="float">
            <text:p><text:s text:c="3"/>33,7 </text:p>
          </table:table-cell>
          <table:table-cell table:style-name="ce9" office:value-type="float" office:value="25.7904618249607" calcext:value-type="float">
            <text:p><text:s text:c="3"/>25,8 </text:p>
          </table:table-cell>
          <table:table-cell table:style-name="ce9" office:value-type="float" office:value="41.7071264911904" calcext:value-type="float">
            <text:p><text:s text:c="3"/>41,7 </text:p>
          </table:table-cell>
          <table:table-cell table:style-name="ce9" office:value-type="float" office:value="55.38902224818" calcext:value-type="float">
            <text:p><text:s text:c="3"/>55,4 </text:p>
          </table:table-cell>
          <table:table-cell table:style-name="ce9" office:value-type="float" office:value="46.2444806245481" calcext:value-type="float">
            <text:p><text:s text:c="3"/>46,2 </text:p>
          </table:table-cell>
          <table:table-cell table:style-name="ce9" office:value-type="float" office:value="64.5335638718119" calcext:value-type="float">
            <text:p><text:s text:c="3"/>64,5 </text:p>
          </table:table-cell>
          <table:table-cell table:number-columns-repeated="996"/>
        </table:table-row>
        <table:table-row table:style-name="ro1">
          <table:table-cell office:value-type="string" calcext:value-type="string">
            <text:p>Campo Grande</text:p>
          </table:table-cell>
          <table:table-cell table:style-name="ce9" office:value-type="float" office:value="29.748315193456" calcext:value-type="float">
            <text:p><text:s text:c="3"/>29,7 </text:p>
          </table:table-cell>
          <table:table-cell table:style-name="ce9" office:value-type="float" office:value="24.4936994572311" calcext:value-type="float">
            <text:p><text:s text:c="3"/>24,5 </text:p>
          </table:table-cell>
          <table:table-cell table:style-name="ce9" office:value-type="float" office:value="35.0029309296809" calcext:value-type="float">
            <text:p><text:s text:c="3"/>35,0 </text:p>
          </table:table-cell>
          <table:table-cell table:style-name="ce9" office:value-type="float" office:value="32.9834238191935" calcext:value-type="float">
            <text:p><text:s text:c="3"/>33,0 </text:p>
          </table:table-cell>
          <table:table-cell table:style-name="ce9" office:value-type="float" office:value="27.6592112745507" calcext:value-type="float">
            <text:p><text:s text:c="3"/>27,7 </text:p>
          </table:table-cell>
          <table:table-cell table:style-name="ce9" office:value-type="float" office:value="38.3076363638363" calcext:value-type="float">
            <text:p><text:s text:c="3"/>38,3 </text:p>
          </table:table-cell>
          <table:table-cell table:style-name="ce9" office:value-type="float" office:value="55.7476779401858" calcext:value-type="float">
            <text:p><text:s text:c="3"/>55,7 </text:p>
          </table:table-cell>
          <table:table-cell table:style-name="ce9" office:value-type="float" office:value="37.8189692448379" calcext:value-type="float">
            <text:p><text:s text:c="3"/>37,8 </text:p>
          </table:table-cell>
          <table:table-cell table:style-name="ce9" office:value-type="float" office:value="73.6763866355336" calcext:value-type="float">
            <text:p><text:s text:c="3"/>73,7 </text:p>
          </table:table-cell>
          <table:table-cell table:style-name="ce9" office:value-type="float" office:value="32.0264967665876" calcext:value-type="float">
            <text:p><text:s text:c="3"/>32,0 </text:p>
          </table:table-cell>
          <table:table-cell table:style-name="ce9" office:value-type="float" office:value="26.9418234627767" calcext:value-type="float">
            <text:p><text:s text:c="3"/>26,9 </text:p>
          </table:table-cell>
          <table:table-cell table:style-name="ce9" office:value-type="float" office:value="37.1111700703986" calcext:value-type="float">
            <text:p><text:s text:c="3"/>37,1 </text:p>
          </table:table-cell>
          <table:table-cell table:style-name="ce9" office:value-type="float" office:value="37.0880846658611" calcext:value-type="float">
            <text:p><text:s text:c="3"/>37,1 </text:p>
          </table:table-cell>
          <table:table-cell table:style-name="ce9" office:value-type="float" office:value="31.6360563796859" calcext:value-type="float">
            <text:p><text:s text:c="3"/>31,6 </text:p>
          </table:table-cell>
          <table:table-cell table:style-name="ce9" office:value-type="float" office:value="42.5401129520363" calcext:value-type="float">
            <text:p><text:s text:c="3"/>42,5 </text:p>
          </table:table-cell>
          <table:table-cell table:style-name="ce9" office:value-type="float" office:value="50.1803541956901" calcext:value-type="float">
            <text:p><text:s text:c="3"/>50,2 </text:p>
          </table:table-cell>
          <table:table-cell table:style-name="ce9" office:value-type="float" office:value="30.1456694569387" calcext:value-type="float">
            <text:p><text:s text:c="3"/>30,1 </text:p>
          </table:table-cell>
          <table:table-cell table:style-name="ce9" office:value-type="float" office:value="70.2150389344415" calcext:value-type="float">
            <text:p><text:s text:c="3"/>70,2 </text:p>
          </table:table-cell>
          <table:table-cell table:style-name="ce9" office:value-type="float" office:value="27.3821299142912" calcext:value-type="float">
            <text:p><text:s text:c="3"/>27,4 </text:p>
          </table:table-cell>
          <table:table-cell table:style-name="ce9" office:value-type="float" office:value="21.0243952673058" calcext:value-type="float">
            <text:p><text:s text:c="3"/>21,0 </text:p>
          </table:table-cell>
          <table:table-cell table:style-name="ce9" office:value-type="float" office:value="33.7398645612766" calcext:value-type="float">
            <text:p><text:s text:c="3"/>33,7 </text:p>
          </table:table-cell>
          <table:table-cell table:style-name="ce9" office:value-type="float" office:value="28.941457644454" calcext:value-type="float">
            <text:p><text:s text:c="3"/>28,9 </text:p>
          </table:table-cell>
          <table:table-cell table:style-name="ce9" office:value-type="float" office:value="22.3385505095825" calcext:value-type="float">
            <text:p><text:s text:c="3"/>22,3 </text:p>
          </table:table-cell>
          <table:table-cell table:style-name="ce9" office:value-type="float" office:value="35.5443647793255" calcext:value-type="float">
            <text:p><text:s text:c="3"/>35,5 </text:p>
          </table:table-cell>
          <table:table-cell table:style-name="ce9" office:value-type="float" office:value="60.50199944658" calcext:value-type="float">
            <text:p><text:s text:c="3"/>60,5 </text:p>
          </table:table-cell>
          <table:table-cell table:style-name="ce9" office:value-type="float" office:value="42.5097815508796" calcext:value-type="float">
            <text:p><text:s text:c="3"/>42,5 </text:p>
          </table:table-cell>
          <table:table-cell table:style-name="ce9" office:value-type="float" office:value="78.4942173422804" calcext:value-type="float">
            <text:p><text:s text:c="3"/>78,5 </text:p>
          </table:table-cell>
          <table:table-cell table:number-columns-repeated="996"/>
        </table:table-row>
        <table:table-row table:style-name="ro1">
          <table:table-cell office:value-type="string" calcext:value-type="string">
            <text:p>Cuiabá</text:p>
          </table:table-cell>
          <table:table-cell table:style-name="ce9" office:value-type="float" office:value="35.1500441503878" calcext:value-type="float">
            <text:p><text:s text:c="3"/>35,2 </text:p>
          </table:table-cell>
          <table:table-cell table:style-name="ce9" office:value-type="float" office:value="30.2213018063888" calcext:value-type="float">
            <text:p><text:s text:c="3"/>30,2 </text:p>
          </table:table-cell>
          <table:table-cell table:style-name="ce9" office:value-type="float" office:value="40.0787864943867" calcext:value-type="float">
            <text:p><text:s text:c="3"/>40,1 </text:p>
          </table:table-cell>
          <table:table-cell table:style-name="ce9" office:value-type="float" office:value="37.658082258456" calcext:value-type="float">
            <text:p><text:s text:c="3"/>37,7 </text:p>
          </table:table-cell>
          <table:table-cell table:style-name="ce9" office:value-type="float" office:value="32.463727940155" calcext:value-type="float">
            <text:p><text:s text:c="3"/>32,5 </text:p>
          </table:table-cell>
          <table:table-cell table:style-name="ce9" office:value-type="float" office:value="42.852436576757" calcext:value-type="float">
            <text:p><text:s text:c="3"/>42,9 </text:p>
          </table:table-cell>
          <table:table-cell table:style-name="ce9" office:value-type="float" office:value="42.6747603166761" calcext:value-type="float">
            <text:p><text:s text:c="3"/>42,7 </text:p>
          </table:table-cell>
          <table:table-cell table:style-name="ce9" office:value-type="float" office:value="28.1664676571619" calcext:value-type="float">
            <text:p><text:s text:c="3"/>28,2 </text:p>
          </table:table-cell>
          <table:table-cell table:style-name="ce9" office:value-type="float" office:value="57.1830529761902" calcext:value-type="float">
            <text:p><text:s text:c="3"/>57,2 </text:p>
          </table:table-cell>
          <table:table-cell table:style-name="ce9" office:value-type="float" office:value="40.1281617207014" calcext:value-type="float">
            <text:p><text:s text:c="3"/>40,1 </text:p>
          </table:table-cell>
          <table:table-cell table:style-name="ce9" office:value-type="float" office:value="33.0036969172299" calcext:value-type="float">
            <text:p><text:s text:c="3"/>33,0 </text:p>
          </table:table-cell>
          <table:table-cell table:style-name="ce9" office:value-type="float" office:value="47.2526265241729" calcext:value-type="float">
            <text:p><text:s text:c="3"/>47,3 </text:p>
          </table:table-cell>
          <table:table-cell table:style-name="ce9" office:value-type="float" office:value="44.0220143708805" calcext:value-type="float">
            <text:p><text:s text:c="3"/>44,0 </text:p>
          </table:table-cell>
          <table:table-cell table:style-name="ce9" office:value-type="float" office:value="36.7016212180955" calcext:value-type="float">
            <text:p><text:s text:c="3"/>36,7 </text:p>
          </table:table-cell>
          <table:table-cell table:style-name="ce9" office:value-type="float" office:value="51.3424075236655" calcext:value-type="float">
            <text:p><text:s text:c="3"/>51,3 </text:p>
          </table:table-cell>
          <table:table-cell table:style-name="ce9" office:value-type="float" office:value="40.8265740349585" calcext:value-type="float">
            <text:p><text:s text:c="3"/>40,8 </text:p>
          </table:table-cell>
          <table:table-cell table:style-name="ce9" office:value-type="float" office:value="27.6286780311194" calcext:value-type="float">
            <text:p><text:s text:c="3"/>27,6 </text:p>
          </table:table-cell>
          <table:table-cell table:style-name="ce9" office:value-type="float" office:value="54.0244700387976" calcext:value-type="float">
            <text:p><text:s text:c="3"/>54,0 </text:p>
          </table:table-cell>
          <table:table-cell table:style-name="ce9" office:value-type="float" office:value="30.334396955838" calcext:value-type="float">
            <text:p><text:s text:c="3"/>30,3 </text:p>
          </table:table-cell>
          <table:table-cell table:style-name="ce9" office:value-type="float" office:value="25.3941233010582" calcext:value-type="float">
            <text:p><text:s text:c="3"/>25,4 </text:p>
          </table:table-cell>
          <table:table-cell table:style-name="ce9" office:value-type="float" office:value="35.2746706106178" calcext:value-type="float">
            <text:p><text:s text:c="3"/>35,3 </text:p>
          </table:table-cell>
          <table:table-cell table:style-name="ce9" office:value-type="float" office:value="31.6747243256935" calcext:value-type="float">
            <text:p><text:s text:c="3"/>31,7 </text:p>
          </table:table-cell>
          <table:table-cell table:style-name="ce9" office:value-type="float" office:value="26.9451979324341" calcext:value-type="float">
            <text:p><text:s text:c="3"/>26,9 </text:p>
          </table:table-cell>
          <table:table-cell table:style-name="ce9" office:value-type="float" office:value="36.4042507189529" calcext:value-type="float">
            <text:p><text:s text:c="3"/>36,4 </text:p>
          </table:table-cell>
          <table:table-cell table:style-name="ce9" office:value-type="float" office:value="44.435902382045" calcext:value-type="float">
            <text:p><text:s text:c="3"/>44,4 </text:p>
          </table:table-cell>
          <table:table-cell table:style-name="ce9" office:value-type="float" office:value="25.0462319604554" calcext:value-type="float">
            <text:p><text:s text:c="3"/>25,0 </text:p>
          </table:table-cell>
          <table:table-cell table:style-name="ce9" office:value-type="float" office:value="63.8255728036346" calcext:value-type="float">
            <text:p><text:s text:c="3"/>63,8 </text:p>
          </table:table-cell>
          <table:table-cell table:number-columns-repeated="996"/>
        </table:table-row>
        <table:table-row table:style-name="ro1">
          <table:table-cell office:value-type="string" calcext:value-type="string">
            <text:p>Goiânia</text:p>
          </table:table-cell>
          <table:table-cell table:style-name="ce9" office:value-type="float" office:value="49.5191173545616" calcext:value-type="float">
            <text:p><text:s text:c="3"/>49,5 </text:p>
          </table:table-cell>
          <table:table-cell table:style-name="ce9" office:value-type="float" office:value="45.0969317374346" calcext:value-type="float">
            <text:p><text:s text:c="3"/>45,1 </text:p>
          </table:table-cell>
          <table:table-cell table:style-name="ce9" office:value-type="float" office:value="53.9413029716885" calcext:value-type="float">
            <text:p><text:s text:c="3"/>53,9 </text:p>
          </table:table-cell>
          <table:table-cell table:style-name="ce9" office:value-type="float" office:value="49.6357990840498" calcext:value-type="float">
            <text:p><text:s text:c="3"/>49,6 </text:p>
          </table:table-cell>
          <table:table-cell table:style-name="ce9" office:value-type="float" office:value="44.0322434353791" calcext:value-type="float">
            <text:p><text:s text:c="3"/>44,0 </text:p>
          </table:table-cell>
          <table:table-cell table:style-name="ce9" office:value-type="float" office:value="55.2393547327205" calcext:value-type="float">
            <text:p><text:s text:c="3"/>55,2 </text:p>
          </table:table-cell>
          <table:table-cell table:style-name="ce9" office:value-type="float" office:value="64.1847630307393" calcext:value-type="float">
            <text:p><text:s text:c="3"/>64,2 </text:p>
          </table:table-cell>
          <table:table-cell table:style-name="ce9" office:value-type="float" office:value="53.3159687555284" calcext:value-type="float">
            <text:p><text:s text:c="3"/>53,3 </text:p>
          </table:table-cell>
          <table:table-cell table:style-name="ce9" office:value-type="float" office:value="75.0535573059502" calcext:value-type="float">
            <text:p><text:s text:c="3"/>75,1 </text:p>
          </table:table-cell>
          <table:table-cell table:style-name="ce9" office:value-type="float" office:value="53.6442880452406" calcext:value-type="float">
            <text:p><text:s text:c="3"/>53,6 </text:p>
          </table:table-cell>
          <table:table-cell table:style-name="ce9" office:value-type="float" office:value="48.5730393412592" calcext:value-type="float">
            <text:p><text:s text:c="3"/>48,6 </text:p>
          </table:table-cell>
          <table:table-cell table:style-name="ce9" office:value-type="float" office:value="58.7155367492219" calcext:value-type="float">
            <text:p><text:s text:c="3"/>58,7 </text:p>
          </table:table-cell>
          <table:table-cell table:style-name="ce9" office:value-type="float" office:value="54.3991182601789" calcext:value-type="float">
            <text:p><text:s text:c="3"/>54,4 </text:p>
          </table:table-cell>
          <table:table-cell table:style-name="ce9" office:value-type="float" office:value="48.4209082081938" calcext:value-type="float">
            <text:p><text:s text:c="3"/>48,4 </text:p>
          </table:table-cell>
          <table:table-cell table:style-name="ce9" office:value-type="float" office:value="60.377328312164" calcext:value-type="float">
            <text:p><text:s text:c="3"/>60,4 </text:p>
          </table:table-cell>
          <table:table-cell table:style-name="ce9" office:value-type="float" office:value="67.9135024742927" calcext:value-type="float">
            <text:p><text:s text:c="3"/>67,9 </text:p>
          </table:table-cell>
          <table:table-cell table:style-name="ce9" office:value-type="float" office:value="56.4968794166329" calcext:value-type="float">
            <text:p><text:s text:c="3"/>56,5 </text:p>
          </table:table-cell>
          <table:table-cell table:style-name="ce9" office:value-type="float" office:value="79.3301255319525" calcext:value-type="float">
            <text:p><text:s text:c="3"/>79,3 </text:p>
          </table:table-cell>
          <table:table-cell table:style-name="ce9" office:value-type="float" office:value="45.0439508567424" calcext:value-type="float">
            <text:p><text:s text:c="3"/>45,0 </text:p>
          </table:table-cell>
          <table:table-cell table:style-name="ce9" office:value-type="float" office:value="39.6905039979234" calcext:value-type="float">
            <text:p><text:s text:c="3"/>39,7 </text:p>
          </table:table-cell>
          <table:table-cell table:style-name="ce9" office:value-type="float" office:value="50.3973977155614" calcext:value-type="float">
            <text:p><text:s text:c="3"/>50,4 </text:p>
          </table:table-cell>
          <table:table-cell table:style-name="ce9" office:value-type="float" office:value="44.8561846384628" calcext:value-type="float">
            <text:p><text:s text:c="3"/>44,9 </text:p>
          </table:table-cell>
          <table:table-cell table:style-name="ce9" office:value-type="float" office:value="38.3846085759078" calcext:value-type="float">
            <text:p><text:s text:c="3"/>38,4 </text:p>
          </table:table-cell>
          <table:table-cell table:style-name="ce9" office:value-type="float" office:value="51.3277607010179" calcext:value-type="float">
            <text:p><text:s text:c="3"/>51,3 </text:p>
          </table:table-cell>
          <table:table-cell table:style-name="ce9" office:value-type="float" office:value="60.8847104526104" calcext:value-type="float">
            <text:p><text:s text:c="3"/>60,9 </text:p>
          </table:table-cell>
          <table:table-cell table:style-name="ce9" office:value-type="float" office:value="46.535119556378" calcext:value-type="float">
            <text:p><text:s text:c="3"/>46,5 </text:p>
          </table:table-cell>
          <table:table-cell table:style-name="ce9" office:value-type="float" office:value="75.2343013488427" calcext:value-type="float">
            <text:p><text:s text:c="3"/>75,2 </text:p>
          </table:table-cell>
          <table:table-cell table:number-columns-repeated="996"/>
        </table:table-row>
        <table:table-row table:style-name="ro1">
          <table:table-cell office:value-type="string" calcext:value-type="string">
            <text:p>Brasília</text:p>
          </table:table-cell>
          <table:table-cell table:style-name="ce9" office:value-type="float" office:value="23.7168699639875" calcext:value-type="float">
            <text:p><text:s text:c="3"/>23,7 </text:p>
          </table:table-cell>
          <table:table-cell table:style-name="ce9" office:value-type="float" office:value="20.4713188947231" calcext:value-type="float">
            <text:p><text:s text:c="3"/>20,5 </text:p>
          </table:table-cell>
          <table:table-cell table:style-name="ce9" office:value-type="float" office:value="26.9624210332519" calcext:value-type="float">
            <text:p><text:s text:c="3"/>27,0 </text:p>
          </table:table-cell>
          <table:table-cell table:style-name="ce9" office:value-type="float" office:value="29.1205464280636" calcext:value-type="float">
            <text:p><text:s text:c="3"/>29,1 </text:p>
          </table:table-cell>
          <table:table-cell table:style-name="ce9" office:value-type="float" office:value="24.8292586619575" calcext:value-type="float">
            <text:p><text:s text:c="3"/>24,8 </text:p>
          </table:table-cell>
          <table:table-cell table:style-name="ce9" office:value-type="float" office:value="33.4118341941698" calcext:value-type="float">
            <text:p><text:s text:c="3"/>33,4 </text:p>
          </table:table-cell>
          <table:table-cell table:style-name="ce9" office:value-type="float" office:value="49.1891499821146" calcext:value-type="float">
            <text:p><text:s text:c="3"/>49,2 </text:p>
          </table:table-cell>
          <table:table-cell table:style-name="ce9" office:value-type="float" office:value="41.5463690609778" calcext:value-type="float">
            <text:p><text:s text:c="3"/>41,5 </text:p>
          </table:table-cell>
          <table:table-cell table:style-name="ce9" office:value-type="float" office:value="56.8319309032515" calcext:value-type="float">
            <text:p><text:s text:c="3"/>56,8 </text:p>
          </table:table-cell>
          <table:table-cell table:style-name="ce9" office:value-type="float" office:value="29.9603928494109" calcext:value-type="float">
            <text:p><text:s text:c="3"/>30,0 </text:p>
          </table:table-cell>
          <table:table-cell table:style-name="ce9" office:value-type="float" office:value="26.1550248642317" calcext:value-type="float">
            <text:p><text:s text:c="3"/>26,2 </text:p>
          </table:table-cell>
          <table:table-cell table:style-name="ce9" office:value-type="float" office:value="33.7657608345901" calcext:value-type="float">
            <text:p><text:s text:c="3"/>33,8 </text:p>
          </table:table-cell>
          <table:table-cell table:style-name="ce9" office:value-type="float" office:value="33.2338278848833" calcext:value-type="float">
            <text:p><text:s text:c="3"/>33,2 </text:p>
          </table:table-cell>
          <table:table-cell table:style-name="ce9" office:value-type="float" office:value="27.2050990773282" calcext:value-type="float">
            <text:p><text:s text:c="3"/>27,2 </text:p>
          </table:table-cell>
          <table:table-cell table:style-name="ce9" office:value-type="float" office:value="39.2625566924384" calcext:value-type="float">
            <text:p><text:s text:c="3"/>39,3 </text:p>
          </table:table-cell>
          <table:table-cell table:style-name="ce9" office:value-type="float" office:value="50.9593000508975" calcext:value-type="float">
            <text:p><text:s text:c="3"/>51,0 </text:p>
          </table:table-cell>
          <table:table-cell table:style-name="ce9" office:value-type="float" office:value="40.8427199326137" calcext:value-type="float">
            <text:p><text:s text:c="3"/>40,8 </text:p>
          </table:table-cell>
          <table:table-cell table:style-name="ce9" office:value-type="float" office:value="61.0758801691812" calcext:value-type="float">
            <text:p><text:s text:c="3"/>61,1 </text:p>
          </table:table-cell>
          <table:table-cell table:style-name="ce9" office:value-type="float" office:value="18.2838776816132" calcext:value-type="float">
            <text:p><text:s text:c="3"/>18,3 </text:p>
          </table:table-cell>
          <table:table-cell table:style-name="ce9" office:value-type="float" office:value="14.7549842519407" calcext:value-type="float">
            <text:p><text:s text:c="3"/>14,8 </text:p>
          </table:table-cell>
          <table:table-cell table:style-name="ce9" office:value-type="float" office:value="21.8127711112856" calcext:value-type="float">
            <text:p><text:s text:c="3"/>21,8 </text:p>
          </table:table-cell>
          <table:table-cell table:style-name="ce9" office:value-type="float" office:value="25.5612954182703" calcext:value-type="float">
            <text:p><text:s text:c="3"/>25,6 </text:p>
          </table:table-cell>
          <table:table-cell table:style-name="ce9" office:value-type="float" office:value="21.2412716573377" calcext:value-type="float">
            <text:p><text:s text:c="3"/>21,2 </text:p>
          </table:table-cell>
          <table:table-cell table:style-name="ce9" office:value-type="float" office:value="29.8813191792028" calcext:value-type="float">
            <text:p><text:s text:c="3"/>29,9 </text:p>
          </table:table-cell>
          <table:table-cell table:style-name="ce9" office:value-type="float" office:value="47.5305884426907" calcext:value-type="float">
            <text:p><text:s text:c="3"/>47,5 </text:p>
          </table:table-cell>
          <table:table-cell table:style-name="ce9" office:value-type="float" office:value="38.2473027296995" calcext:value-type="float">
            <text:p><text:s text:c="3"/>38,2 </text:p>
          </table:table-cell>
          <table:table-cell table:style-name="ce9" office:value-type="float" office:value="56.813874155682" calcext:value-type="float">
            <text:p><text:s text:c="3"/>56,8 </text:p>
          </table:table-cell>
          <table:table-cell table:number-columns-repeated="996"/>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27"/>
          <table:table-cell table:number-columns-repeated="996"/>
        </table:table-row>
        <table:table-row table:style-name="ro1">
          <table:table-cell office:value-type="string" calcext:value-type="string">
            <text:p>Notas: </text:p>
          </table:table-cell>
          <table:table-cell table:number-columns-repeated="1023"/>
        </table:table-row>
        <table:table-row table:style-name="ro1">
          <table:table-cell table:style-name="ce13" office:value-type="string" calcext:value-type="string">
            <text:p>Estimativas referem-se a refeições oferecidas aos alunos de escolas da rede pública, no âmbito do Programa Nacional de Alimentação Escolar (PNAE), tendo recebido diferentes denominações entre as edições.</text:p>
          </table:table-cell>
          <table:table-cell table:number-columns-repeated="1023"/>
        </table:table-row>
        <table:table-row table:style-name="ro1">
          <table:table-cell table:style-name="ce13" office:value-type="string" calcext:value-type="string">
            <text:p>As denominações supracitadas não contemplam comida comprada em cantinas.</text:p>
          </table:table-cell>
          <table:table-cell table:number-columns-repeated="1023"/>
        </table:table-row>
        <table:table-row table:style-name="ro1" table:number-rows-repeated="1048532">
          <table:table-cell table:number-columns-repeated="1024"/>
        </table:table-row>
        <table:table-row table:style-name="ro1">
          <table:table-cell table:number-columns-repeated="1024"/>
        </table:table-row>
      </table:table>
      <table:table table:name="5.8" table:style-name="ta8">
        <table:table-column table:style-name="co1" table:default-cell-style-name="ce4"/>
        <table:table-column table:style-name="co2" table:number-columns-repeated="27" table:default-cell-style-name="ce4"/>
        <table:table-column table:style-name="co3" table:number-columns-repeated="229" table:default-cell-style-name="ce11"/>
        <table:table-column table:style-name="co3" table:number-columns-repeated="767" table:default-cell-style-name="Default"/>
        <table:table-row table:style-name="ro1">
          <table:table-cell table:style-name="ce1" office:value-type="string" calcext:value-type="string" table:number-columns-spanned="28" table:number-rows-spanned="2">
            <text:p>Tabela 5.8 - Percentual de escolares do 9º ano do Ensino Fundamental de escolas públicas sem consumo de comida ou merenda escolar oferecidos pela escola, por sexo, com indicação do intervalo de confiança de 95%, segundo os Municípios das Capitais - 2012/2019</text:p>
          </table:table-cell>
          <table:covered-table-cell table:number-columns-repeated="27" table:style-name="ce1"/>
          <table:table-cell table:number-columns-repeated="996"/>
        </table:table-row>
        <table:table-row table:style-name="ro1">
          <table:covered-table-cell table:number-columns-repeated="28" table:style-name="ce1"/>
          <table:table-cell table:number-columns-repeated="996"/>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27" table:number-rows-spanned="1">
            <text:p>Percentual de escolares do 9º ano do Ensino Fundamental de escolas públicas sem consumo de comida ou merenda escolar oferecidos pela escola (%)</text:p>
          </table:table-cell>
          <table:covered-table-cell table:number-columns-repeated="26" table:style-name="ce6"/>
          <table:table-cell table:number-columns-repeated="996"/>
        </table:table-row>
        <table:table-row table:style-name="ro1">
          <table:covered-table-cell table:style-name="ce2"/>
          <table:table-cell table:style-name="ce7" office:value-type="string" calcext:value-type="string" table:number-columns-spanned="9" table:number-rows-spanned="2">
            <text:p>Total</text:p>
          </table:table-cell>
          <table:covered-table-cell table:number-columns-repeated="8" table:style-name="ce7"/>
          <table:table-cell table:style-name="ce6" office:value-type="string" calcext:value-type="string" table:number-columns-spanned="18" table:number-rows-spanned="1">
            <text:p>Sexo</text:p>
          </table:table-cell>
          <table:covered-table-cell table:number-columns-repeated="17" table:style-name="ce6"/>
          <table:table-cell table:number-columns-repeated="996"/>
        </table:table-row>
        <table:table-row table:style-name="ro1">
          <table:covered-table-cell table:style-name="ce2"/>
          <table:covered-table-cell table:number-columns-repeated="9" table:style-name="ce7"/>
          <table:table-cell table:style-name="ce10" office:value-type="string" calcext:value-type="string" table:number-columns-spanned="9" table:number-rows-spanned="1">
            <text:p>Homem</text:p>
          </table:table-cell>
          <table:covered-table-cell table:number-columns-repeated="8" table:style-name="ce10"/>
          <table:table-cell table:style-name="ce6" office:value-type="string" calcext:value-type="string" table:number-columns-spanned="9" table:number-rows-spanned="1">
            <text:p>Mulher</text:p>
          </table:table-cell>
          <table:covered-table-cell table:number-columns-repeated="8" table:style-name="ce6"/>
          <table:table-cell table:number-columns-repeated="996"/>
        </table:table-row>
        <table:table-row table:style-name="ro1">
          <table:covered-table-cell table:style-name="ce2"/>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96"/>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96"/>
        </table:table-row>
        <table:table-row table:style-name="ro1">
          <table:covered-table-cell table:style-name="ce2"/>
          <table:covered-table-cell table:number-columns-repeated="9" table:style-name="ce7"/>
          <table:covered-table-cell table:number-columns-repeated="16" table:style-name="ce10"/>
          <table:covered-table-cell table:number-columns-repeated="2" table:style-name="ce6"/>
          <table:table-cell table:number-columns-repeated="996"/>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96"/>
        </table:table-row>
        <table:table-row table:style-name="ro1">
          <table:covered-table-cell table:style-name="ce2"/>
          <table:covered-table-cell table:number-columns-repeated="9" table:style-name="ce7"/>
          <table:covered-table-cell table:number-columns-repeated="17" table:style-name="ce10"/>
          <table:covered-table-cell table:style-name="ce6"/>
          <table:table-cell table:number-columns-repeated="996"/>
        </table:table-row>
        <table:table-row table:style-name="ro1">
          <table:table-cell table:style-name="ce3" office:value-type="string" calcext:value-type="string">
            <text:p>Total das Capitais</text:p>
          </table:table-cell>
          <table:table-cell table:style-name="ce8" office:value-type="float" office:value="54.5537547118331" calcext:value-type="float">
            <text:p><text:s text:c="3"/>54,6 </text:p>
          </table:table-cell>
          <table:table-cell table:style-name="ce8" office:value-type="float" office:value="52.4034507769497" calcext:value-type="float">
            <text:p><text:s text:c="3"/>52,4 </text:p>
          </table:table-cell>
          <table:table-cell table:style-name="ce8" office:value-type="float" office:value="56.7040586467164" calcext:value-type="float">
            <text:p><text:s text:c="3"/>56,7 </text:p>
          </table:table-cell>
          <table:table-cell table:style-name="ce8" office:value-type="float" office:value="36.7699928887662" calcext:value-type="float">
            <text:p><text:s text:c="3"/>36,8 </text:p>
          </table:table-cell>
          <table:table-cell table:style-name="ce8" office:value-type="float" office:value="34.3629164243169" calcext:value-type="float">
            <text:p><text:s text:c="3"/>34,4 </text:p>
          </table:table-cell>
          <table:table-cell table:style-name="ce8" office:value-type="float" office:value="39.1770693532155" calcext:value-type="float">
            <text:p><text:s text:c="3"/>39,2 </text:p>
          </table:table-cell>
          <table:table-cell table:style-name="ce8" office:value-type="float" office:value="23.7530657674224" calcext:value-type="float">
            <text:p><text:s text:c="3"/>23,8 </text:p>
          </table:table-cell>
          <table:table-cell table:style-name="ce8" office:value-type="float" office:value="21.0705663414876" calcext:value-type="float">
            <text:p><text:s text:c="3"/>21,1 </text:p>
          </table:table-cell>
          <table:table-cell table:style-name="ce8" office:value-type="float" office:value="26.4355651933572" calcext:value-type="float">
            <text:p><text:s text:c="3"/>26,4 </text:p>
          </table:table-cell>
          <table:table-cell table:style-name="ce8" office:value-type="float" office:value="51.4260502188074" calcext:value-type="float">
            <text:p><text:s text:c="3"/>51,4 </text:p>
          </table:table-cell>
          <table:table-cell table:style-name="ce8" office:value-type="float" office:value="48.9081367015431" calcext:value-type="float">
            <text:p><text:s text:c="3"/>48,9 </text:p>
          </table:table-cell>
          <table:table-cell table:style-name="ce8" office:value-type="float" office:value="53.9439637360717" calcext:value-type="float">
            <text:p><text:s text:c="3"/>53,9 </text:p>
          </table:table-cell>
          <table:table-cell table:style-name="ce8" office:value-type="float" office:value="33.4347985506293" calcext:value-type="float">
            <text:p><text:s text:c="3"/>33,4 </text:p>
          </table:table-cell>
          <table:table-cell table:style-name="ce8" office:value-type="float" office:value="31.0805568766367" calcext:value-type="float">
            <text:p><text:s text:c="3"/>31,1 </text:p>
          </table:table-cell>
          <table:table-cell table:style-name="ce8" office:value-type="float" office:value="35.7890402246219" calcext:value-type="float">
            <text:p><text:s text:c="3"/>35,8 </text:p>
          </table:table-cell>
          <table:table-cell table:style-name="ce8" office:value-type="float" office:value="26.1002003209873" calcext:value-type="float">
            <text:p><text:s text:c="3"/>26,1 </text:p>
          </table:table-cell>
          <table:table-cell table:style-name="ce8" office:value-type="float" office:value="22.4775316788366" calcext:value-type="float">
            <text:p><text:s text:c="3"/>22,5 </text:p>
          </table:table-cell>
          <table:table-cell table:style-name="ce8" office:value-type="float" office:value="29.722868963138" calcext:value-type="float">
            <text:p><text:s text:c="3"/>29,7 </text:p>
          </table:table-cell>
          <table:table-cell table:style-name="ce8" office:value-type="float" office:value="57.5534809546694" calcext:value-type="float">
            <text:p><text:s text:c="3"/>57,6 </text:p>
          </table:table-cell>
          <table:table-cell table:style-name="ce8" office:value-type="float" office:value="55.1948742349857" calcext:value-type="float">
            <text:p><text:s text:c="3"/>55,2 </text:p>
          </table:table-cell>
          <table:table-cell table:style-name="ce8" office:value-type="float" office:value="59.9120876743531" calcext:value-type="float">
            <text:p><text:s text:c="3"/>59,9 </text:p>
          </table:table-cell>
          <table:table-cell table:style-name="ce8" office:value-type="float" office:value="39.9503930244498" calcext:value-type="float">
            <text:p><text:s text:c="3"/>40,0 </text:p>
          </table:table-cell>
          <table:table-cell table:style-name="ce8" office:value-type="float" office:value="36.8214799275994" calcext:value-type="float">
            <text:p><text:s text:c="3"/>36,8 </text:p>
          </table:table-cell>
          <table:table-cell table:style-name="ce8" office:value-type="float" office:value="43.0793061213002" calcext:value-type="float">
            <text:p><text:s text:c="3"/>43,1 </text:p>
          </table:table-cell>
          <table:table-cell table:style-name="ce8" office:value-type="float" office:value="21.714614148099" calcext:value-type="float">
            <text:p><text:s text:c="3"/>21,7 </text:p>
          </table:table-cell>
          <table:table-cell table:style-name="ce8" office:value-type="float" office:value="18.8412572934976" calcext:value-type="float">
            <text:p><text:s text:c="3"/>18,8 </text:p>
          </table:table-cell>
          <table:table-cell table:style-name="ce8" office:value-type="float" office:value="24.5879710027004" calcext:value-type="float">
            <text:p><text:s text:c="3"/>24,6 </text:p>
          </table:table-cell>
          <table:table-cell table:style-name="ce12" table:number-columns-repeated="996"/>
        </table:table-row>
        <table:table-row table:style-name="ro1">
          <table:table-cell office:value-type="string" calcext:value-type="string">
            <text:p>Porto Velho</text:p>
          </table:table-cell>
          <table:table-cell table:style-name="ce9" office:value-type="float" office:value="60.2188065107447" calcext:value-type="float">
            <text:p><text:s text:c="3"/>60,2 </text:p>
          </table:table-cell>
          <table:table-cell table:style-name="ce9" office:value-type="float" office:value="54.0102741028634" calcext:value-type="float">
            <text:p><text:s text:c="3"/>54,0 </text:p>
          </table:table-cell>
          <table:table-cell table:style-name="ce9" office:value-type="float" office:value="66.427338918626" calcext:value-type="float">
            <text:p><text:s text:c="3"/>66,4 </text:p>
          </table:table-cell>
          <table:table-cell table:style-name="ce9" office:value-type="float" office:value="35.2666449034864" calcext:value-type="float">
            <text:p><text:s text:c="3"/>35,3 </text:p>
          </table:table-cell>
          <table:table-cell table:style-name="ce9" office:value-type="float" office:value="30.3251366900336" calcext:value-type="float">
            <text:p><text:s text:c="3"/>30,3 </text:p>
          </table:table-cell>
          <table:table-cell table:style-name="ce9" office:value-type="float" office:value="40.2081531169392" calcext:value-type="float">
            <text:p><text:s text:c="3"/>40,2 </text:p>
          </table:table-cell>
          <table:table-cell table:style-name="ce9" office:value-type="float" office:value="31.3874213335365" calcext:value-type="float">
            <text:p><text:s text:c="3"/>31,4 </text:p>
          </table:table-cell>
          <table:table-cell table:style-name="ce9" office:value-type="float" office:value="23.9431136875247" calcext:value-type="float">
            <text:p><text:s text:c="3"/>23,9 </text:p>
          </table:table-cell>
          <table:table-cell table:style-name="ce9" office:value-type="float" office:value="38.8317289795482" calcext:value-type="float">
            <text:p><text:s text:c="3"/>38,8 </text:p>
          </table:table-cell>
          <table:table-cell table:style-name="ce9" office:value-type="float" office:value="59.3421594415947" calcext:value-type="float">
            <text:p><text:s text:c="3"/>59,3 </text:p>
          </table:table-cell>
          <table:table-cell table:style-name="ce9" office:value-type="float" office:value="52.7183630769884" calcext:value-type="float">
            <text:p><text:s text:c="3"/>52,7 </text:p>
          </table:table-cell>
          <table:table-cell table:style-name="ce9" office:value-type="float" office:value="65.965955806201" calcext:value-type="float">
            <text:p><text:s text:c="3"/>66,0 </text:p>
          </table:table-cell>
          <table:table-cell table:style-name="ce9" office:value-type="float" office:value="31.3079890261886" calcext:value-type="float">
            <text:p><text:s text:c="3"/>31,3 </text:p>
          </table:table-cell>
          <table:table-cell table:style-name="ce9" office:value-type="float" office:value="25.9790445848184" calcext:value-type="float">
            <text:p><text:s text:c="3"/>26,0 </text:p>
          </table:table-cell>
          <table:table-cell table:style-name="ce9" office:value-type="float" office:value="36.6369334675589" calcext:value-type="float">
            <text:p><text:s text:c="3"/>36,6 </text:p>
          </table:table-cell>
          <table:table-cell table:style-name="ce9" office:value-type="float" office:value="28.9660573617286" calcext:value-type="float">
            <text:p><text:s text:c="3"/>29,0 </text:p>
          </table:table-cell>
          <table:table-cell table:style-name="ce9" office:value-type="float" office:value="15.4653675758369" calcext:value-type="float">
            <text:p><text:s text:c="3"/>15,5 </text:p>
          </table:table-cell>
          <table:table-cell table:style-name="ce9" office:value-type="float" office:value="42.4667471476203" calcext:value-type="float">
            <text:p><text:s text:c="3"/>42,5 </text:p>
          </table:table-cell>
          <table:table-cell table:style-name="ce9" office:value-type="float" office:value="60.9786510741982" calcext:value-type="float">
            <text:p><text:s text:c="3"/>61,0 </text:p>
          </table:table-cell>
          <table:table-cell table:style-name="ce9" office:value-type="float" office:value="53.972911758419" calcext:value-type="float">
            <text:p><text:s text:c="3"/>54,0 </text:p>
          </table:table-cell>
          <table:table-cell table:style-name="ce9" office:value-type="float" office:value="67.9843903899773" calcext:value-type="float">
            <text:p><text:s text:c="3"/>68,0 </text:p>
          </table:table-cell>
          <table:table-cell table:style-name="ce9" office:value-type="float" office:value="38.7005772928686" calcext:value-type="float">
            <text:p><text:s text:c="3"/>38,7 </text:p>
          </table:table-cell>
          <table:table-cell table:style-name="ce9" office:value-type="float" office:value="32.7270395494792" calcext:value-type="float">
            <text:p><text:s text:c="3"/>32,7 </text:p>
          </table:table-cell>
          <table:table-cell table:style-name="ce9" office:value-type="float" office:value="44.6741150362579" calcext:value-type="float">
            <text:p><text:s text:c="3"/>44,7 </text:p>
          </table:table-cell>
          <table:table-cell table:style-name="ce9" office:value-type="float" office:value="33.4655020894402" calcext:value-type="float">
            <text:p><text:s text:c="3"/>33,5 </text:p>
          </table:table-cell>
          <table:table-cell table:style-name="ce9" office:value-type="float" office:value="23.11820025019" calcext:value-type="float">
            <text:p><text:s text:c="3"/>23,1 </text:p>
          </table:table-cell>
          <table:table-cell table:style-name="ce9" office:value-type="float" office:value="43.8128039286904" calcext:value-type="float">
            <text:p><text:s text:c="3"/>43,8 </text:p>
          </table:table-cell>
          <table:table-cell table:number-columns-repeated="996"/>
        </table:table-row>
        <table:table-row table:style-name="ro1">
          <table:table-cell office:value-type="string" calcext:value-type="string">
            <text:p>Rio Branco</text:p>
          </table:table-cell>
          <table:table-cell table:style-name="ce9" office:value-type="float" office:value="48.194290393128" calcext:value-type="float">
            <text:p><text:s text:c="3"/>48,2 </text:p>
          </table:table-cell>
          <table:table-cell table:style-name="ce9" office:value-type="float" office:value="42.2318653030865" calcext:value-type="float">
            <text:p><text:s text:c="3"/>42,2 </text:p>
          </table:table-cell>
          <table:table-cell table:style-name="ce9" office:value-type="float" office:value="54.1567154831695" calcext:value-type="float">
            <text:p><text:s text:c="3"/>54,2 </text:p>
          </table:table-cell>
          <table:table-cell table:style-name="ce9" office:value-type="float" office:value="42.4423113213897" calcext:value-type="float">
            <text:p><text:s text:c="3"/>42,4 </text:p>
          </table:table-cell>
          <table:table-cell table:style-name="ce9" office:value-type="float" office:value="37.0453296626617" calcext:value-type="float">
            <text:p><text:s text:c="3"/>37,0 </text:p>
          </table:table-cell>
          <table:table-cell table:style-name="ce9" office:value-type="float" office:value="47.8392929801177" calcext:value-type="float">
            <text:p><text:s text:c="3"/>47,8 </text:p>
          </table:table-cell>
          <table:table-cell table:style-name="ce9" office:value-type="float" office:value="26.0072256344377" calcext:value-type="float">
            <text:p><text:s text:c="3"/>26,0 </text:p>
          </table:table-cell>
          <table:table-cell table:style-name="ce9" office:value-type="float" office:value="18.1443903858817" calcext:value-type="float">
            <text:p><text:s text:c="3"/>18,1 </text:p>
          </table:table-cell>
          <table:table-cell table:style-name="ce9" office:value-type="float" office:value="33.8700608829937" calcext:value-type="float">
            <text:p><text:s text:c="3"/>33,9 </text:p>
          </table:table-cell>
          <table:table-cell table:style-name="ce9" office:value-type="float" office:value="45.0172635664106" calcext:value-type="float">
            <text:p><text:s text:c="3"/>45,0 </text:p>
          </table:table-cell>
          <table:table-cell table:style-name="ce9" office:value-type="float" office:value="38.5651339800765" calcext:value-type="float">
            <text:p><text:s text:c="3"/>38,6 </text:p>
          </table:table-cell>
          <table:table-cell table:style-name="ce9" office:value-type="float" office:value="51.4693931527448" calcext:value-type="float">
            <text:p><text:s text:c="3"/>51,5 </text:p>
          </table:table-cell>
          <table:table-cell table:style-name="ce9" office:value-type="float" office:value="35.399190743202" calcext:value-type="float">
            <text:p><text:s text:c="3"/>35,4 </text:p>
          </table:table-cell>
          <table:table-cell table:style-name="ce9" office:value-type="float" office:value="29.3581746502816" calcext:value-type="float">
            <text:p><text:s text:c="3"/>29,4 </text:p>
          </table:table-cell>
          <table:table-cell table:style-name="ce9" office:value-type="float" office:value="41.4402068361223" calcext:value-type="float">
            <text:p><text:s text:c="3"/>41,4 </text:p>
          </table:table-cell>
          <table:table-cell table:style-name="ce9" office:value-type="float" office:value="27.8284420589536" calcext:value-type="float">
            <text:p><text:s text:c="3"/>27,8 </text:p>
          </table:table-cell>
          <table:table-cell table:style-name="ce9" office:value-type="float" office:value="19.9464688595802" calcext:value-type="float">
            <text:p><text:s text:c="3"/>19,9 </text:p>
          </table:table-cell>
          <table:table-cell table:style-name="ce9" office:value-type="float" office:value="35.7104152583269" calcext:value-type="float">
            <text:p><text:s text:c="3"/>35,7 </text:p>
          </table:table-cell>
          <table:table-cell table:style-name="ce9" office:value-type="float" office:value="50.8747235325817" calcext:value-type="float">
            <text:p><text:s text:c="3"/>50,9 </text:p>
          </table:table-cell>
          <table:table-cell table:style-name="ce9" office:value-type="float" office:value="44.0295598736646" calcext:value-type="float">
            <text:p><text:s text:c="3"/>44,0 </text:p>
          </table:table-cell>
          <table:table-cell table:style-name="ce9" office:value-type="float" office:value="57.7198871914988" calcext:value-type="float">
            <text:p><text:s text:c="3"/>57,7 </text:p>
          </table:table-cell>
          <table:table-cell table:style-name="ce9" office:value-type="float" office:value="48.8325316727519" calcext:value-type="float">
            <text:p><text:s text:c="3"/>48,8 </text:p>
          </table:table-cell>
          <table:table-cell table:style-name="ce9" office:value-type="float" office:value="42.2898320714111" calcext:value-type="float">
            <text:p><text:s text:c="3"/>42,3 </text:p>
          </table:table-cell>
          <table:table-cell table:style-name="ce9" office:value-type="float" office:value="55.3752312740927" calcext:value-type="float">
            <text:p><text:s text:c="3"/>55,4 </text:p>
          </table:table-cell>
          <table:table-cell table:style-name="ce9" office:value-type="float" office:value="24.3555533835456" calcext:value-type="float">
            <text:p><text:s text:c="3"/>24,4 </text:p>
          </table:table-cell>
          <table:table-cell table:style-name="ce9" office:value-type="float" office:value="11.7377942864302" calcext:value-type="float">
            <text:p><text:s text:c="3"/>11,7 </text:p>
          </table:table-cell>
          <table:table-cell table:style-name="ce9" office:value-type="float" office:value="36.973312480661" calcext:value-type="float">
            <text:p><text:s text:c="3"/>37,0 </text:p>
          </table:table-cell>
          <table:table-cell table:number-columns-repeated="996"/>
        </table:table-row>
        <table:table-row table:style-name="ro1">
          <table:table-cell office:value-type="string" calcext:value-type="string">
            <text:p>Manaus</text:p>
          </table:table-cell>
          <table:table-cell table:style-name="ce9" office:value-type="float" office:value="69.129881889774" calcext:value-type="float">
            <text:p><text:s text:c="3"/>69,1 </text:p>
          </table:table-cell>
          <table:table-cell table:style-name="ce9" office:value-type="float" office:value="65.2858585370177" calcext:value-type="float">
            <text:p><text:s text:c="3"/>65,3 </text:p>
          </table:table-cell>
          <table:table-cell table:style-name="ce9" office:value-type="float" office:value="72.9739052425303" calcext:value-type="float">
            <text:p><text:s text:c="3"/>73,0 </text:p>
          </table:table-cell>
          <table:table-cell table:style-name="ce9" office:value-type="float" office:value="46.5437509441382" calcext:value-type="float">
            <text:p><text:s text:c="3"/>46,5 </text:p>
          </table:table-cell>
          <table:table-cell table:style-name="ce9" office:value-type="float" office:value="40.3292294101624" calcext:value-type="float">
            <text:p><text:s text:c="3"/>40,3 </text:p>
          </table:table-cell>
          <table:table-cell table:style-name="ce9" office:value-type="float" office:value="52.758272478114" calcext:value-type="float">
            <text:p><text:s text:c="3"/>52,8 </text:p>
          </table:table-cell>
          <table:table-cell table:style-name="ce9" office:value-type="float" office:value="7.27893966895132" calcext:value-type="float">
            <text:p><text:s text:c="3"/>7,3 </text:p>
          </table:table-cell>
          <table:table-cell table:style-name="ce9" office:value-type="float" office:value="2.76664147218093" calcext:value-type="float">
            <text:p><text:s text:c="3"/>2,8 </text:p>
          </table:table-cell>
          <table:table-cell table:style-name="ce9" office:value-type="float" office:value="11.7912378657217" calcext:value-type="float">
            <text:p><text:s text:c="3"/>11,8 </text:p>
          </table:table-cell>
          <table:table-cell table:style-name="ce9" office:value-type="float" office:value="60.8975393720136" calcext:value-type="float">
            <text:p><text:s text:c="3"/>60,9 </text:p>
          </table:table-cell>
          <table:table-cell table:style-name="ce9" office:value-type="float" office:value="55.7883266963461" calcext:value-type="float">
            <text:p><text:s text:c="3"/>55,8 </text:p>
          </table:table-cell>
          <table:table-cell table:style-name="ce9" office:value-type="float" office:value="66.0067520476811" calcext:value-type="float">
            <text:p><text:s text:c="3"/>66,0 </text:p>
          </table:table-cell>
          <table:table-cell table:style-name="ce9" office:value-type="float" office:value="38.7544392938999" calcext:value-type="float">
            <text:p><text:s text:c="3"/>38,8 </text:p>
          </table:table-cell>
          <table:table-cell table:style-name="ce9" office:value-type="float" office:value="32.1336388263955" calcext:value-type="float">
            <text:p><text:s text:c="3"/>32,1 </text:p>
          </table:table-cell>
          <table:table-cell table:style-name="ce9" office:value-type="float" office:value="45.3752397614043" calcext:value-type="float">
            <text:p><text:s text:c="3"/>45,4 </text:p>
          </table:table-cell>
          <table:table-cell table:style-name="ce9" office:value-type="float" office:value="4.9344710508736" calcext:value-type="float">
            <text:p><text:s text:c="3"/>4,9 </text:p>
          </table:table-cell>
          <table:table-cell table:style-name="ce9" office:value-type="float" office:value="1.37958266330764" calcext:value-type="float">
            <text:p><text:s text:c="3"/>1,4 </text:p>
          </table:table-cell>
          <table:table-cell table:style-name="ce9" office:value-type="float" office:value="8.48935943843956" calcext:value-type="float">
            <text:p><text:s text:c="3"/>8,5 </text:p>
          </table:table-cell>
          <table:table-cell table:style-name="ce9" office:value-type="float" office:value="76.7496075194135" calcext:value-type="float">
            <text:p><text:s text:c="3"/>76,7 </text:p>
          </table:table-cell>
          <table:table-cell table:style-name="ce9" office:value-type="float" office:value="72.7730227486686" calcext:value-type="float">
            <text:p><text:s text:c="3"/>72,8 </text:p>
          </table:table-cell>
          <table:table-cell table:style-name="ce9" office:value-type="float" office:value="80.7261922901585" calcext:value-type="float">
            <text:p><text:s text:c="3"/>80,7 </text:p>
          </table:table-cell>
          <table:table-cell table:style-name="ce9" office:value-type="float" office:value="54.0954650454168" calcext:value-type="float">
            <text:p><text:s text:c="3"/>54,1 </text:p>
          </table:table-cell>
          <table:table-cell table:style-name="ce9" office:value-type="float" office:value="46.2597018181201" calcext:value-type="float">
            <text:p><text:s text:c="3"/>46,3 </text:p>
          </table:table-cell>
          <table:table-cell table:style-name="ce9" office:value-type="float" office:value="61.9312282727136" calcext:value-type="float">
            <text:p><text:s text:c="3"/>61,9 </text:p>
          </table:table-cell>
          <table:table-cell table:style-name="ce9" office:value-type="float" office:value="9.54690508391016" calcext:value-type="float">
            <text:p><text:s text:c="3"/>9,5 </text:p>
          </table:table-cell>
          <table:table-cell table:style-name="ce9" office:value-type="float" office:value="4.55689714886501" calcext:value-type="float">
            <text:p><text:s text:c="3"/>4,6 </text:p>
          </table:table-cell>
          <table:table-cell table:style-name="ce9" office:value-type="float" office:value="14.5369130189553" calcext:value-type="float">
            <text:p><text:s text:c="3"/>14,5 </text:p>
          </table:table-cell>
          <table:table-cell table:number-columns-repeated="996"/>
        </table:table-row>
        <table:table-row table:style-name="ro1">
          <table:table-cell office:value-type="string" calcext:value-type="string">
            <text:p>Boa Vista</text:p>
          </table:table-cell>
          <table:table-cell table:style-name="ce9" office:value-type="float" office:value="67.0078947547266" calcext:value-type="float">
            <text:p><text:s text:c="3"/>67,0 </text:p>
          </table:table-cell>
          <table:table-cell table:style-name="ce9" office:value-type="float" office:value="63.0380335831728" calcext:value-type="float">
            <text:p><text:s text:c="3"/>63,0 </text:p>
          </table:table-cell>
          <table:table-cell table:style-name="ce9" office:value-type="float" office:value="70.9777559262803" calcext:value-type="float">
            <text:p><text:s text:c="3"/>71,0 </text:p>
          </table:table-cell>
          <table:table-cell table:style-name="ce9" office:value-type="float" office:value="50.3166179429393" calcext:value-type="float">
            <text:p><text:s text:c="3"/>50,3 </text:p>
          </table:table-cell>
          <table:table-cell table:style-name="ce9" office:value-type="float" office:value="46.3743706048886" calcext:value-type="float">
            <text:p><text:s text:c="3"/>46,4 </text:p>
          </table:table-cell>
          <table:table-cell table:style-name="ce9" office:value-type="float" office:value="54.25886528099" calcext:value-type="float">
            <text:p><text:s text:c="3"/>54,3 </text:p>
          </table:table-cell>
          <table:table-cell table:style-name="ce9" office:value-type="float" office:value="27.5144123816978" calcext:value-type="float">
            <text:p><text:s text:c="3"/>27,5 </text:p>
          </table:table-cell>
          <table:table-cell table:style-name="ce9" office:value-type="float" office:value="18.0125271447439" calcext:value-type="float">
            <text:p><text:s text:c="3"/>18,0 </text:p>
          </table:table-cell>
          <table:table-cell table:style-name="ce9" office:value-type="float" office:value="37.0162976186517" calcext:value-type="float">
            <text:p><text:s text:c="3"/>37,0 </text:p>
          </table:table-cell>
          <table:table-cell table:style-name="ce9" office:value-type="float" office:value="64.3070181862581" calcext:value-type="float">
            <text:p><text:s text:c="3"/>64,3 </text:p>
          </table:table-cell>
          <table:table-cell table:style-name="ce9" office:value-type="float" office:value="59.7742654610951" calcext:value-type="float">
            <text:p><text:s text:c="3"/>59,8 </text:p>
          </table:table-cell>
          <table:table-cell table:style-name="ce9" office:value-type="float" office:value="68.8397709114211" calcext:value-type="float">
            <text:p><text:s text:c="3"/>68,8 </text:p>
          </table:table-cell>
          <table:table-cell table:style-name="ce9" office:value-type="float" office:value="44.6007054634993" calcext:value-type="float">
            <text:p><text:s text:c="3"/>44,6 </text:p>
          </table:table-cell>
          <table:table-cell table:style-name="ce9" office:value-type="float" office:value="39.5484231760675" calcext:value-type="float">
            <text:p><text:s text:c="3"/>39,5 </text:p>
          </table:table-cell>
          <table:table-cell table:style-name="ce9" office:value-type="float" office:value="49.6529877509311" calcext:value-type="float">
            <text:p><text:s text:c="3"/>49,7 </text:p>
          </table:table-cell>
          <table:table-cell table:style-name="ce9" office:value-type="float" office:value="24.0910731694703" calcext:value-type="float">
            <text:p><text:s text:c="3"/>24,1 </text:p>
          </table:table-cell>
          <table:table-cell table:style-name="ce9" office:value-type="float" office:value="16.2156657130139" calcext:value-type="float">
            <text:p><text:s text:c="3"/>16,2 </text:p>
          </table:table-cell>
          <table:table-cell table:style-name="ce9" office:value-type="float" office:value="31.9664806259267" calcext:value-type="float">
            <text:p><text:s text:c="3"/>32,0 </text:p>
          </table:table-cell>
          <table:table-cell table:style-name="ce9" office:value-type="float" office:value="69.7189512261607" calcext:value-type="float">
            <text:p><text:s text:c="3"/>69,7 </text:p>
          </table:table-cell>
          <table:table-cell table:style-name="ce9" office:value-type="float" office:value="64.2321065341163" calcext:value-type="float">
            <text:p><text:s text:c="3"/>64,2 </text:p>
          </table:table-cell>
          <table:table-cell table:style-name="ce9" office:value-type="float" office:value="75.2057959182051" calcext:value-type="float">
            <text:p><text:s text:c="3"/>75,2 </text:p>
          </table:table-cell>
          <table:table-cell table:style-name="ce9" office:value-type="float" office:value="55.3231445863466" calcext:value-type="float">
            <text:p><text:s text:c="3"/>55,3 </text:p>
          </table:table-cell>
          <table:table-cell table:style-name="ce9" office:value-type="float" office:value="50.6427406146231" calcext:value-type="float">
            <text:p><text:s text:c="3"/>50,6 </text:p>
          </table:table-cell>
          <table:table-cell table:style-name="ce9" office:value-type="float" office:value="60.0035485580701" calcext:value-type="float">
            <text:p><text:s text:c="3"/>60,0 </text:p>
          </table:table-cell>
          <table:table-cell table:style-name="ce9" office:value-type="float" office:value="31.4734672184945" calcext:value-type="float">
            <text:p><text:s text:c="3"/>31,5 </text:p>
          </table:table-cell>
          <table:table-cell table:style-name="ce9" office:value-type="float" office:value="18.7781255547186" calcext:value-type="float">
            <text:p><text:s text:c="3"/>18,8 </text:p>
          </table:table-cell>
          <table:table-cell table:style-name="ce9" office:value-type="float" office:value="44.1688088822704" calcext:value-type="float">
            <text:p><text:s text:c="3"/>44,2 </text:p>
          </table:table-cell>
          <table:table-cell table:number-columns-repeated="996"/>
        </table:table-row>
        <table:table-row table:style-name="ro1">
          <table:table-cell office:value-type="string" calcext:value-type="string">
            <text:p>Belém</text:p>
          </table:table-cell>
          <table:table-cell table:style-name="ce9" office:value-type="float" office:value="52.8387969448885" calcext:value-type="float">
            <text:p><text:s text:c="3"/>52,8 </text:p>
          </table:table-cell>
          <table:table-cell table:style-name="ce9" office:value-type="float" office:value="47.9543790261535" calcext:value-type="float">
            <text:p><text:s text:c="3"/>48,0 </text:p>
          </table:table-cell>
          <table:table-cell table:style-name="ce9" office:value-type="float" office:value="57.7232148636234" calcext:value-type="float">
            <text:p><text:s text:c="3"/>57,7 </text:p>
          </table:table-cell>
          <table:table-cell table:style-name="ce9" office:value-type="float" office:value="47.1439914441499" calcext:value-type="float">
            <text:p><text:s text:c="3"/>47,1 </text:p>
          </table:table-cell>
          <table:table-cell table:style-name="ce9" office:value-type="float" office:value="42.2952130647435" calcext:value-type="float">
            <text:p><text:s text:c="3"/>42,3 </text:p>
          </table:table-cell>
          <table:table-cell table:style-name="ce9" office:value-type="float" office:value="51.9927698235564" calcext:value-type="float">
            <text:p><text:s text:c="3"/>52,0 </text:p>
          </table:table-cell>
          <table:table-cell table:style-name="ce9" office:value-type="float" office:value="22.7582270514136" calcext:value-type="float">
            <text:p><text:s text:c="3"/>22,8 </text:p>
          </table:table-cell>
          <table:table-cell table:style-name="ce9" office:value-type="float" office:value="14.7194714079674" calcext:value-type="float">
            <text:p><text:s text:c="3"/>14,7 </text:p>
          </table:table-cell>
          <table:table-cell table:style-name="ce9" office:value-type="float" office:value="30.7969826948599" calcext:value-type="float">
            <text:p><text:s text:c="3"/>30,8 </text:p>
          </table:table-cell>
          <table:table-cell table:style-name="ce9" office:value-type="float" office:value="44.4834834705416" calcext:value-type="float">
            <text:p><text:s text:c="3"/>44,5 </text:p>
          </table:table-cell>
          <table:table-cell table:style-name="ce9" office:value-type="float" office:value="38.0558311760013" calcext:value-type="float">
            <text:p><text:s text:c="3"/>38,1 </text:p>
          </table:table-cell>
          <table:table-cell table:style-name="ce9" office:value-type="float" office:value="50.911135765082" calcext:value-type="float">
            <text:p><text:s text:c="3"/>50,9 </text:p>
          </table:table-cell>
          <table:table-cell table:style-name="ce9" office:value-type="float" office:value="36.4808142297033" calcext:value-type="float">
            <text:p><text:s text:c="3"/>36,5 </text:p>
          </table:table-cell>
          <table:table-cell table:style-name="ce9" office:value-type="float" office:value="30.4330860044726" calcext:value-type="float">
            <text:p><text:s text:c="3"/>30,4 </text:p>
          </table:table-cell>
          <table:table-cell table:style-name="ce9" office:value-type="float" office:value="42.528542454934" calcext:value-type="float">
            <text:p><text:s text:c="3"/>42,5 </text:p>
          </table:table-cell>
          <table:table-cell table:style-name="ce9" office:value-type="float" office:value="21.6142969975151" calcext:value-type="float">
            <text:p><text:s text:c="3"/>21,6 </text:p>
          </table:table-cell>
          <table:table-cell table:style-name="ce9" office:value-type="float" office:value="13.5731054823103" calcext:value-type="float">
            <text:p><text:s text:c="3"/>13,6 </text:p>
          </table:table-cell>
          <table:table-cell table:style-name="ce9" office:value-type="float" office:value="29.6554885127199" calcext:value-type="float">
            <text:p><text:s text:c="3"/>29,7 </text:p>
          </table:table-cell>
          <table:table-cell table:style-name="ce9" office:value-type="float" office:value="60.6112136206917" calcext:value-type="float">
            <text:p><text:s text:c="3"/>60,6 </text:p>
          </table:table-cell>
          <table:table-cell table:style-name="ce9" office:value-type="float" office:value="55.6456075608126" calcext:value-type="float">
            <text:p><text:s text:c="3"/>55,6 </text:p>
          </table:table-cell>
          <table:table-cell table:style-name="ce9" office:value-type="float" office:value="65.5768196805709" calcext:value-type="float">
            <text:p><text:s text:c="3"/>65,6 </text:p>
          </table:table-cell>
          <table:table-cell table:style-name="ce9" office:value-type="float" office:value="55.7656036496349" calcext:value-type="float">
            <text:p><text:s text:c="3"/>55,8 </text:p>
          </table:table-cell>
          <table:table-cell table:style-name="ce9" office:value-type="float" office:value="49.8391140075618" calcext:value-type="float">
            <text:p><text:s text:c="3"/>49,8 </text:p>
          </table:table-cell>
          <table:table-cell table:style-name="ce9" office:value-type="float" office:value="61.6920932917081" calcext:value-type="float">
            <text:p><text:s text:c="3"/>61,7 </text:p>
          </table:table-cell>
          <table:table-cell table:style-name="ce9" office:value-type="float" office:value="23.889864182889" calcext:value-type="float">
            <text:p><text:s text:c="3"/>23,9 </text:p>
          </table:table-cell>
          <table:table-cell table:style-name="ce9" office:value-type="float" office:value="13.359069439419" calcext:value-type="float">
            <text:p><text:s text:c="3"/>13,4 </text:p>
          </table:table-cell>
          <table:table-cell table:style-name="ce9" office:value-type="float" office:value="34.4206589263589" calcext:value-type="float">
            <text:p><text:s text:c="3"/>34,4 </text:p>
          </table:table-cell>
          <table:table-cell table:number-columns-repeated="996"/>
        </table:table-row>
        <table:table-row table:style-name="ro1">
          <table:table-cell office:value-type="string" calcext:value-type="string">
            <text:p>Macapá</text:p>
          </table:table-cell>
          <table:table-cell table:style-name="ce9" office:value-type="float" office:value="61.329816983929" calcext:value-type="float">
            <text:p><text:s text:c="3"/>61,3 </text:p>
          </table:table-cell>
          <table:table-cell table:style-name="ce9" office:value-type="float" office:value="56.6522168387563" calcext:value-type="float">
            <text:p><text:s text:c="3"/>56,7 </text:p>
          </table:table-cell>
          <table:table-cell table:style-name="ce9" office:value-type="float" office:value="66.0074171291018" calcext:value-type="float">
            <text:p><text:s text:c="3"/>66,0 </text:p>
          </table:table-cell>
          <table:table-cell table:style-name="ce9" office:value-type="float" office:value="39.259948247609" calcext:value-type="float">
            <text:p><text:s text:c="3"/>39,3 </text:p>
          </table:table-cell>
          <table:table-cell table:style-name="ce9" office:value-type="float" office:value="34.3563141570852" calcext:value-type="float">
            <text:p><text:s text:c="3"/>34,4 </text:p>
          </table:table-cell>
          <table:table-cell table:style-name="ce9" office:value-type="float" office:value="44.1635823381327" calcext:value-type="float">
            <text:p><text:s text:c="3"/>44,2 </text:p>
          </table:table-cell>
          <table:table-cell table:style-name="ce9" office:value-type="float" office:value="23.7308509295359" calcext:value-type="float">
            <text:p><text:s text:c="3"/>23,7 </text:p>
          </table:table-cell>
          <table:table-cell table:style-name="ce9" office:value-type="float" office:value="17.6735000988781" calcext:value-type="float">
            <text:p><text:s text:c="3"/>17,7 </text:p>
          </table:table-cell>
          <table:table-cell table:style-name="ce9" office:value-type="float" office:value="29.7882017601937" calcext:value-type="float">
            <text:p><text:s text:c="3"/>29,8 </text:p>
          </table:table-cell>
          <table:table-cell table:style-name="ce9" office:value-type="float" office:value="52.5755425772194" calcext:value-type="float">
            <text:p><text:s text:c="3"/>52,6 </text:p>
          </table:table-cell>
          <table:table-cell table:style-name="ce9" office:value-type="float" office:value="47.2276944693405" calcext:value-type="float">
            <text:p><text:s text:c="3"/>47,2 </text:p>
          </table:table-cell>
          <table:table-cell table:style-name="ce9" office:value-type="float" office:value="57.9233906850983" calcext:value-type="float">
            <text:p><text:s text:c="3"/>57,9 </text:p>
          </table:table-cell>
          <table:table-cell table:style-name="ce9" office:value-type="float" office:value="33.4955647612981" calcext:value-type="float">
            <text:p><text:s text:c="3"/>33,5 </text:p>
          </table:table-cell>
          <table:table-cell table:style-name="ce9" office:value-type="float" office:value="28.7234063401987" calcext:value-type="float">
            <text:p><text:s text:c="3"/>28,7 </text:p>
          </table:table-cell>
          <table:table-cell table:style-name="ce9" office:value-type="float" office:value="38.2677231823974" calcext:value-type="float">
            <text:p><text:s text:c="3"/>38,3 </text:p>
          </table:table-cell>
          <table:table-cell table:style-name="ce9" office:value-type="float" office:value="19.2023936999769" calcext:value-type="float">
            <text:p><text:s text:c="3"/>19,2 </text:p>
          </table:table-cell>
          <table:table-cell table:style-name="ce9" office:value-type="float" office:value="13.4868245587781" calcext:value-type="float">
            <text:p><text:s text:c="3"/>13,5 </text:p>
          </table:table-cell>
          <table:table-cell table:style-name="ce9" office:value-type="float" office:value="24.9179628411756" calcext:value-type="float">
            <text:p><text:s text:c="3"/>24,9 </text:p>
          </table:table-cell>
          <table:table-cell table:style-name="ce9" office:value-type="float" office:value="69.3247178576918" calcext:value-type="float">
            <text:p><text:s text:c="3"/>69,3 </text:p>
          </table:table-cell>
          <table:table-cell table:style-name="ce9" office:value-type="float" office:value="64.1404490832404" calcext:value-type="float">
            <text:p><text:s text:c="3"/>64,1 </text:p>
          </table:table-cell>
          <table:table-cell table:style-name="ce9" office:value-type="float" office:value="74.5089866321432" calcext:value-type="float">
            <text:p><text:s text:c="3"/>74,5 </text:p>
          </table:table-cell>
          <table:table-cell table:style-name="ce9" office:value-type="float" office:value="44.2361237106712" calcext:value-type="float">
            <text:p><text:s text:c="3"/>44,2 </text:p>
          </table:table-cell>
          <table:table-cell table:style-name="ce9" office:value-type="float" office:value="38.3155024534491" calcext:value-type="float">
            <text:p><text:s text:c="3"/>38,3 </text:p>
          </table:table-cell>
          <table:table-cell table:style-name="ce9" office:value-type="float" office:value="50.1567449678933" calcext:value-type="float">
            <text:p><text:s text:c="3"/>50,2 </text:p>
          </table:table-cell>
          <table:table-cell table:style-name="ce9" office:value-type="float" office:value="27.5898739351322" calcext:value-type="float">
            <text:p><text:s text:c="3"/>27,6 </text:p>
          </table:table-cell>
          <table:table-cell table:style-name="ce9" office:value-type="float" office:value="17.0269136599736" calcext:value-type="float">
            <text:p><text:s text:c="3"/>17,0 </text:p>
          </table:table-cell>
          <table:table-cell table:style-name="ce9" office:value-type="float" office:value="38.1528342102909" calcext:value-type="float">
            <text:p><text:s text:c="3"/>38,2 </text:p>
          </table:table-cell>
          <table:table-cell table:number-columns-repeated="996"/>
        </table:table-row>
        <table:table-row table:style-name="ro1">
          <table:table-cell office:value-type="string" calcext:value-type="string">
            <text:p>Palmas</text:p>
          </table:table-cell>
          <table:table-cell table:style-name="ce9" office:value-type="float" office:value="28.8556788781906" calcext:value-type="float">
            <text:p><text:s text:c="3"/>28,9 </text:p>
          </table:table-cell>
          <table:table-cell table:style-name="ce9" office:value-type="float" office:value="21.6776783058292" calcext:value-type="float">
            <text:p><text:s text:c="3"/>21,7 </text:p>
          </table:table-cell>
          <table:table-cell table:style-name="ce9" office:value-type="float" office:value="36.0336794505521" calcext:value-type="float">
            <text:p><text:s text:c="3"/>36,0 </text:p>
          </table:table-cell>
          <table:table-cell table:style-name="ce9" office:value-type="float" office:value="17.0721183212698" calcext:value-type="float">
            <text:p><text:s text:c="3"/>17,1 </text:p>
          </table:table-cell>
          <table:table-cell table:style-name="ce9" office:value-type="float" office:value="11.9381060781763" calcext:value-type="float">
            <text:p><text:s text:c="3"/>11,9 </text:p>
          </table:table-cell>
          <table:table-cell table:style-name="ce9" office:value-type="float" office:value="22.2061305643632" calcext:value-type="float">
            <text:p><text:s text:c="3"/>22,2 </text:p>
          </table:table-cell>
          <table:table-cell table:style-name="ce9" office:value-type="float" office:value="6.95258438572186" calcext:value-type="float">
            <text:p><text:s text:c="3"/>7,0 </text:p>
          </table:table-cell>
          <table:table-cell table:style-name="ce9" office:value-type="float" office:value="1.31423519859628" calcext:value-type="float">
            <text:p><text:s text:c="3"/>1,3 </text:p>
          </table:table-cell>
          <table:table-cell table:style-name="ce9" office:value-type="float" office:value="12.5909335728474" calcext:value-type="float">
            <text:p><text:s text:c="3"/>12,6 </text:p>
          </table:table-cell>
          <table:table-cell table:style-name="ce9" office:value-type="float" office:value="25.0941194105914" calcext:value-type="float">
            <text:p><text:s text:c="3"/>25,1 </text:p>
          </table:table-cell>
          <table:table-cell table:style-name="ce9" office:value-type="float" office:value="17.7655330161781" calcext:value-type="float">
            <text:p><text:s text:c="3"/>17,8 </text:p>
          </table:table-cell>
          <table:table-cell table:style-name="ce9" office:value-type="float" office:value="32.4227058050048" calcext:value-type="float">
            <text:p><text:s text:c="3"/>32,4 </text:p>
          </table:table-cell>
          <table:table-cell table:style-name="ce9" office:value-type="float" office:value="17.7512087697053" calcext:value-type="float">
            <text:p><text:s text:c="3"/>17,8 </text:p>
          </table:table-cell>
          <table:table-cell table:style-name="ce9" office:value-type="float" office:value="12.1376191680911" calcext:value-type="float">
            <text:p><text:s text:c="3"/>12,1 </text:p>
          </table:table-cell>
          <table:table-cell table:style-name="ce9" office:value-type="float" office:value="23.3647983713195" calcext:value-type="float">
            <text:p><text:s text:c="3"/>23,4 </text:p>
          </table:table-cell>
          <table:table-cell table:style-name="ce9" office:value-type="float" office:value="9.10752686416072" calcext:value-type="float">
            <text:p><text:s text:c="3"/>9,1 </text:p>
          </table:table-cell>
          <table:table-cell table:style-name="ce9" office:value-type="float" office:value="1.62206216747252" calcext:value-type="float">
            <text:p><text:s text:c="3"/>1,6 </text:p>
          </table:table-cell>
          <table:table-cell table:style-name="ce9" office:value-type="float" office:value="16.5929915608489" calcext:value-type="float">
            <text:p><text:s text:c="3"/>16,6 </text:p>
          </table:table-cell>
          <table:table-cell table:style-name="ce9" office:value-type="float" office:value="32.1237217880575" calcext:value-type="float">
            <text:p><text:s text:c="3"/>32,1 </text:p>
          </table:table-cell>
          <table:table-cell table:style-name="ce9" office:value-type="float" office:value="24.4176612200003" calcext:value-type="float">
            <text:p><text:s text:c="3"/>24,4 </text:p>
          </table:table-cell>
          <table:table-cell table:style-name="ce9" office:value-type="float" office:value="39.8297823561147" calcext:value-type="float">
            <text:p><text:s text:c="3"/>39,8 </text:p>
          </table:table-cell>
          <table:table-cell table:style-name="ce9" office:value-type="float" office:value="16.5315614873391" calcext:value-type="float">
            <text:p><text:s text:c="3"/>16,5 </text:p>
          </table:table-cell>
          <table:table-cell table:style-name="ce9" office:value-type="float" office:value="10.898126686262" calcext:value-type="float">
            <text:p><text:s text:c="3"/>10,9 </text:p>
          </table:table-cell>
          <table:table-cell table:style-name="ce9" office:value-type="float" office:value="22.1649962884162" calcext:value-type="float">
            <text:p><text:s text:c="3"/>22,2 </text:p>
          </table:table-cell>
          <table:table-cell table:style-name="ce9" office:value-type="float" office:value="5.11773441100758" calcext:value-type="float">
            <text:p><text:s text:c="3"/>5,1 </text:p>
          </table:table-cell>
          <table:table-cell table:style-name="ce9" office:value-type="float" office:value="0.23559598315838" calcext:value-type="float">
            <text:p><text:s text:c="3"/>0,2 </text:p>
          </table:table-cell>
          <table:table-cell table:style-name="ce9" office:value-type="float" office:value="9.99987283885678" calcext:value-type="float">
            <text:p><text:s text:c="3"/>10,0 </text:p>
          </table:table-cell>
          <table:table-cell table:number-columns-repeated="996"/>
        </table:table-row>
        <table:table-row table:style-name="ro1">
          <table:table-cell office:value-type="string" calcext:value-type="string">
            <text:p>São Luís</text:p>
          </table:table-cell>
          <table:table-cell table:style-name="ce9" office:value-type="float" office:value="51.4176309399459" calcext:value-type="float">
            <text:p><text:s text:c="3"/>51,4 </text:p>
          </table:table-cell>
          <table:table-cell table:style-name="ce9" office:value-type="float" office:value="45.8574979663587" calcext:value-type="float">
            <text:p><text:s text:c="3"/>45,9 </text:p>
          </table:table-cell>
          <table:table-cell table:style-name="ce9" office:value-type="float" office:value="56.977763913533" calcext:value-type="float">
            <text:p><text:s text:c="3"/>57,0 </text:p>
          </table:table-cell>
          <table:table-cell table:style-name="ce9" office:value-type="float" office:value="25.0407627702224" calcext:value-type="float">
            <text:p><text:s text:c="3"/>25,0 </text:p>
          </table:table-cell>
          <table:table-cell table:style-name="ce9" office:value-type="float" office:value="19.0070455259009" calcext:value-type="float">
            <text:p><text:s text:c="3"/>19,0 </text:p>
          </table:table-cell>
          <table:table-cell table:style-name="ce9" office:value-type="float" office:value="31.0744800145439" calcext:value-type="float">
            <text:p><text:s text:c="3"/>31,1 </text:p>
          </table:table-cell>
          <table:table-cell table:style-name="ce9" office:value-type="float" office:value="23.0917130434078" calcext:value-type="float">
            <text:p><text:s text:c="3"/>23,1 </text:p>
          </table:table-cell>
          <table:table-cell table:style-name="ce9" office:value-type="float" office:value="11.6791275104094" calcext:value-type="float">
            <text:p><text:s text:c="3"/>11,7 </text:p>
          </table:table-cell>
          <table:table-cell table:style-name="ce9" office:value-type="float" office:value="34.5042985764062" calcext:value-type="float">
            <text:p><text:s text:c="3"/>34,5 </text:p>
          </table:table-cell>
          <table:table-cell table:style-name="ce9" office:value-type="float" office:value="47.9137191292194" calcext:value-type="float">
            <text:p><text:s text:c="3"/>47,9 </text:p>
          </table:table-cell>
          <table:table-cell table:style-name="ce9" office:value-type="float" office:value="42.3813219393742" calcext:value-type="float">
            <text:p><text:s text:c="3"/>42,4 </text:p>
          </table:table-cell>
          <table:table-cell table:style-name="ce9" office:value-type="float" office:value="53.4461163190646" calcext:value-type="float">
            <text:p><text:s text:c="3"/>53,4 </text:p>
          </table:table-cell>
          <table:table-cell table:style-name="ce9" office:value-type="float" office:value="23.9002787522522" calcext:value-type="float">
            <text:p><text:s text:c="3"/>23,9 </text:p>
          </table:table-cell>
          <table:table-cell table:style-name="ce9" office:value-type="float" office:value="18.759797410545" calcext:value-type="float">
            <text:p><text:s text:c="3"/>18,8 </text:p>
          </table:table-cell>
          <table:table-cell table:style-name="ce9" office:value-type="float" office:value="29.0407600939594" calcext:value-type="float">
            <text:p><text:s text:c="3"/>29,0 </text:p>
          </table:table-cell>
          <table:table-cell table:style-name="ce9" office:value-type="float" office:value="21.8988895885201" calcext:value-type="float">
            <text:p><text:s text:c="3"/>21,9 </text:p>
          </table:table-cell>
          <table:table-cell table:style-name="ce9" office:value-type="float" office:value="8.91165488429419" calcext:value-type="float">
            <text:p><text:s text:c="3"/>8,9 </text:p>
          </table:table-cell>
          <table:table-cell table:style-name="ce9" office:value-type="float" office:value="34.8861242927461" calcext:value-type="float">
            <text:p><text:s text:c="3"/>34,9 </text:p>
          </table:table-cell>
          <table:table-cell table:style-name="ce9" office:value-type="float" office:value="54.4884338077832" calcext:value-type="float">
            <text:p><text:s text:c="3"/>54,5 </text:p>
          </table:table-cell>
          <table:table-cell table:style-name="ce9" office:value-type="float" office:value="47.998266962593" calcext:value-type="float">
            <text:p><text:s text:c="3"/>48,0 </text:p>
          </table:table-cell>
          <table:table-cell table:style-name="ce9" office:value-type="float" office:value="60.9786006529735" calcext:value-type="float">
            <text:p><text:s text:c="3"/>61,0 </text:p>
          </table:table-cell>
          <table:table-cell table:style-name="ce9" office:value-type="float" office:value="26.1198785065895" calcext:value-type="float">
            <text:p><text:s text:c="3"/>26,1 </text:p>
          </table:table-cell>
          <table:table-cell table:style-name="ce9" office:value-type="float" office:value="17.9003443066346" calcext:value-type="float">
            <text:p><text:s text:c="3"/>17,9 </text:p>
          </table:table-cell>
          <table:table-cell table:style-name="ce9" office:value-type="float" office:value="34.3394127065444" calcext:value-type="float">
            <text:p><text:s text:c="3"/>34,3 </text:p>
          </table:table-cell>
          <table:table-cell table:style-name="ce9" office:value-type="float" office:value="24.2304383395801" calcext:value-type="float">
            <text:p><text:s text:c="3"/>24,2 </text:p>
          </table:table-cell>
          <table:table-cell table:style-name="ce9" office:value-type="float" office:value="7.5700983407622" calcext:value-type="float">
            <text:p><text:s text:c="3"/>7,6 </text:p>
          </table:table-cell>
          <table:table-cell table:style-name="ce9" office:value-type="float" office:value="40.8907783383979" calcext:value-type="float">
            <text:p><text:s text:c="3"/>40,9 </text:p>
          </table:table-cell>
          <table:table-cell table:number-columns-repeated="996"/>
        </table:table-row>
        <table:table-row table:style-name="ro1">
          <table:table-cell office:value-type="string" calcext:value-type="string">
            <text:p>Teresina</text:p>
          </table:table-cell>
          <table:table-cell table:style-name="ce9" office:value-type="float" office:value="45.256655761041" calcext:value-type="float">
            <text:p><text:s text:c="3"/>45,3 </text:p>
          </table:table-cell>
          <table:table-cell table:style-name="ce9" office:value-type="float" office:value="39.5952196408005" calcext:value-type="float">
            <text:p><text:s text:c="3"/>39,6 </text:p>
          </table:table-cell>
          <table:table-cell table:style-name="ce9" office:value-type="float" office:value="50.9180918812816" calcext:value-type="float">
            <text:p><text:s text:c="3"/>50,9 </text:p>
          </table:table-cell>
          <table:table-cell table:style-name="ce9" office:value-type="float" office:value="33.0687869386948" calcext:value-type="float">
            <text:p><text:s text:c="3"/>33,1 </text:p>
          </table:table-cell>
          <table:table-cell table:style-name="ce9" office:value-type="float" office:value="27.0838255933943" calcext:value-type="float">
            <text:p><text:s text:c="3"/>27,1 </text:p>
          </table:table-cell>
          <table:table-cell table:style-name="ce9" office:value-type="float" office:value="39.0537482839953" calcext:value-type="float">
            <text:p><text:s text:c="3"/>39,1 </text:p>
          </table:table-cell>
          <table:table-cell table:style-name="ce9" office:value-type="float" office:value="13.6556921235979" calcext:value-type="float">
            <text:p><text:s text:c="3"/>13,7 </text:p>
          </table:table-cell>
          <table:table-cell table:style-name="ce9" office:value-type="float" office:value="6.95221766364597" calcext:value-type="float">
            <text:p><text:s text:c="3"/>7,0 </text:p>
          </table:table-cell>
          <table:table-cell table:style-name="ce9" office:value-type="float" office:value="20.3591665835499" calcext:value-type="float">
            <text:p><text:s text:c="3"/>20,4 </text:p>
          </table:table-cell>
          <table:table-cell table:style-name="ce9" office:value-type="float" office:value="42.8405683023696" calcext:value-type="float">
            <text:p><text:s text:c="3"/>42,8 </text:p>
          </table:table-cell>
          <table:table-cell table:style-name="ce9" office:value-type="float" office:value="36.3132914216618" calcext:value-type="float">
            <text:p><text:s text:c="3"/>36,3 </text:p>
          </table:table-cell>
          <table:table-cell table:style-name="ce9" office:value-type="float" office:value="49.3678451830775" calcext:value-type="float">
            <text:p><text:s text:c="3"/>49,4 </text:p>
          </table:table-cell>
          <table:table-cell table:style-name="ce9" office:value-type="float" office:value="32.1779627230064" calcext:value-type="float">
            <text:p><text:s text:c="3"/>32,2 </text:p>
          </table:table-cell>
          <table:table-cell table:style-name="ce9" office:value-type="float" office:value="25.7507406149593" calcext:value-type="float">
            <text:p><text:s text:c="3"/>25,8 </text:p>
          </table:table-cell>
          <table:table-cell table:style-name="ce9" office:value-type="float" office:value="38.6051848310534" calcext:value-type="float">
            <text:p><text:s text:c="3"/>38,6 </text:p>
          </table:table-cell>
          <table:table-cell table:style-name="ce9" office:value-type="float" office:value="15.0102470042328" calcext:value-type="float">
            <text:p><text:s text:c="3"/>15,0 </text:p>
          </table:table-cell>
          <table:table-cell table:style-name="ce9" office:value-type="float" office:value="5.56079760734886" calcext:value-type="float">
            <text:p><text:s text:c="3"/>5,6 </text:p>
          </table:table-cell>
          <table:table-cell table:style-name="ce9" office:value-type="float" office:value="24.4596964011167" calcext:value-type="float">
            <text:p><text:s text:c="3"/>24,5 </text:p>
          </table:table-cell>
          <table:table-cell table:style-name="ce9" office:value-type="float" office:value="47.4097249972671" calcext:value-type="float">
            <text:p><text:s text:c="3"/>47,4 </text:p>
          </table:table-cell>
          <table:table-cell table:style-name="ce9" office:value-type="float" office:value="40.5911784711176" calcext:value-type="float">
            <text:p><text:s text:c="3"/>40,6 </text:p>
          </table:table-cell>
          <table:table-cell table:style-name="ce9" office:value-type="float" office:value="54.2282715234166" calcext:value-type="float">
            <text:p><text:s text:c="3"/>54,2 </text:p>
          </table:table-cell>
          <table:table-cell table:style-name="ce9" office:value-type="float" office:value="33.7893224566242" calcext:value-type="float">
            <text:p><text:s text:c="3"/>33,8 </text:p>
          </table:table-cell>
          <table:table-cell table:style-name="ce9" office:value-type="float" office:value="27.0148775054253" calcext:value-type="float">
            <text:p><text:s text:c="3"/>27,0 </text:p>
          </table:table-cell>
          <table:table-cell table:style-name="ce9" office:value-type="float" office:value="40.5637674078232" calcext:value-type="float">
            <text:p><text:s text:c="3"/>40,6 </text:p>
          </table:table-cell>
          <table:table-cell table:style-name="ce9" office:value-type="float" office:value="12.3850344459638" calcext:value-type="float">
            <text:p><text:s text:c="3"/>12,4 </text:p>
          </table:table-cell>
          <table:table-cell table:style-name="ce9" office:value-type="float" office:value="3.27572145804622" calcext:value-type="float">
            <text:p><text:s text:c="3"/>3,3 </text:p>
          </table:table-cell>
          <table:table-cell table:style-name="ce9" office:value-type="float" office:value="21.4943474338814" calcext:value-type="float">
            <text:p><text:s text:c="3"/>21,5 </text:p>
          </table:table-cell>
          <table:table-cell table:number-columns-repeated="996"/>
        </table:table-row>
        <table:table-row table:style-name="ro1">
          <table:table-cell office:value-type="string" calcext:value-type="string">
            <text:p>Fortaleza</text:p>
          </table:table-cell>
          <table:table-cell table:style-name="ce9" office:value-type="float" office:value="47.8733538888576" calcext:value-type="float">
            <text:p><text:s text:c="3"/>47,9 </text:p>
          </table:table-cell>
          <table:table-cell table:style-name="ce9" office:value-type="float" office:value="41.7961953714006" calcext:value-type="float">
            <text:p><text:s text:c="3"/>41,8 </text:p>
          </table:table-cell>
          <table:table-cell table:style-name="ce9" office:value-type="float" office:value="53.9505124063147" calcext:value-type="float">
            <text:p><text:s text:c="3"/>54,0 </text:p>
          </table:table-cell>
          <table:table-cell table:style-name="ce9" office:value-type="float" office:value="29.0158721374687" calcext:value-type="float">
            <text:p><text:s text:c="3"/>29,0 </text:p>
          </table:table-cell>
          <table:table-cell table:style-name="ce9" office:value-type="float" office:value="23.7350014354002" calcext:value-type="float">
            <text:p><text:s text:c="3"/>23,7 </text:p>
          </table:table-cell>
          <table:table-cell table:style-name="ce9" office:value-type="float" office:value="34.2967428395372" calcext:value-type="float">
            <text:p><text:s text:c="3"/>34,3 </text:p>
          </table:table-cell>
          <table:table-cell table:style-name="ce9" office:value-type="float" office:value="24.1545284717105" calcext:value-type="float">
            <text:p><text:s text:c="3"/>24,2 </text:p>
          </table:table-cell>
          <table:table-cell table:style-name="ce9" office:value-type="float" office:value="15.7618815992701" calcext:value-type="float">
            <text:p><text:s text:c="3"/>15,8 </text:p>
          </table:table-cell>
          <table:table-cell table:style-name="ce9" office:value-type="float" office:value="32.5471753441509" calcext:value-type="float">
            <text:p><text:s text:c="3"/>32,5 </text:p>
          </table:table-cell>
          <table:table-cell table:style-name="ce9" office:value-type="float" office:value="41.4866233478037" calcext:value-type="float">
            <text:p><text:s text:c="3"/>41,5 </text:p>
          </table:table-cell>
          <table:table-cell table:style-name="ce9" office:value-type="float" office:value="36.0239861680329" calcext:value-type="float">
            <text:p><text:s text:c="3"/>36,0 </text:p>
          </table:table-cell>
          <table:table-cell table:style-name="ce9" office:value-type="float" office:value="46.9492605275745" calcext:value-type="float">
            <text:p><text:s text:c="3"/>46,9 </text:p>
          </table:table-cell>
          <table:table-cell table:style-name="ce9" office:value-type="float" office:value="25.3327918802422" calcext:value-type="float">
            <text:p><text:s text:c="3"/>25,3 </text:p>
          </table:table-cell>
          <table:table-cell table:style-name="ce9" office:value-type="float" office:value="19.8494180974516" calcext:value-type="float">
            <text:p><text:s text:c="3"/>19,8 </text:p>
          </table:table-cell>
          <table:table-cell table:style-name="ce9" office:value-type="float" office:value="30.8161656630327" calcext:value-type="float">
            <text:p><text:s text:c="3"/>30,8 </text:p>
          </table:table-cell>
          <table:table-cell table:style-name="ce9" office:value-type="float" office:value="16.9364248730072" calcext:value-type="float">
            <text:p><text:s text:c="3"/>16,9 </text:p>
          </table:table-cell>
          <table:table-cell table:style-name="ce9" office:value-type="float" office:value="8.57143600295306" calcext:value-type="float">
            <text:p><text:s text:c="3"/>8,6 </text:p>
          </table:table-cell>
          <table:table-cell table:style-name="ce9" office:value-type="float" office:value="25.3014137430614" calcext:value-type="float">
            <text:p><text:s text:c="3"/>25,3 </text:p>
          </table:table-cell>
          <table:table-cell table:style-name="ce9" office:value-type="float" office:value="53.3694767262117" calcext:value-type="float">
            <text:p><text:s text:c="3"/>53,4 </text:p>
          </table:table-cell>
          <table:table-cell table:style-name="ce9" office:value-type="float" office:value="45.5512561709176" calcext:value-type="float">
            <text:p><text:s text:c="3"/>45,6 </text:p>
          </table:table-cell>
          <table:table-cell table:style-name="ce9" office:value-type="float" office:value="61.1876972815058" calcext:value-type="float">
            <text:p><text:s text:c="3"/>61,2 </text:p>
          </table:table-cell>
          <table:table-cell table:style-name="ce9" office:value-type="float" office:value="32.0914316122758" calcext:value-type="float">
            <text:p><text:s text:c="3"/>32,1 </text:p>
          </table:table-cell>
          <table:table-cell table:style-name="ce9" office:value-type="float" office:value="25.2946613500782" calcext:value-type="float">
            <text:p><text:s text:c="3"/>25,3 </text:p>
          </table:table-cell>
          <table:table-cell table:style-name="ce9" office:value-type="float" office:value="38.8882018744734" calcext:value-type="float">
            <text:p><text:s text:c="3"/>38,9 </text:p>
          </table:table-cell>
          <table:table-cell table:style-name="ce9" office:value-type="float" office:value="29.7057517127223" calcext:value-type="float">
            <text:p><text:s text:c="3"/>29,7 </text:p>
          </table:table-cell>
          <table:table-cell table:style-name="ce9" office:value-type="float" office:value="20.4612461378969" calcext:value-type="float">
            <text:p><text:s text:c="3"/>20,5 </text:p>
          </table:table-cell>
          <table:table-cell table:style-name="ce9" office:value-type="float" office:value="38.9502572875476" calcext:value-type="float">
            <text:p><text:s text:c="3"/>39,0 </text:p>
          </table:table-cell>
          <table:table-cell table:number-columns-repeated="996"/>
        </table:table-row>
        <table:table-row table:style-name="ro1">
          <table:table-cell office:value-type="string" calcext:value-type="string">
            <text:p>Natal</text:p>
          </table:table-cell>
          <table:table-cell table:style-name="ce9" office:value-type="float" office:value="50.8292740756927" calcext:value-type="float">
            <text:p><text:s text:c="3"/>50,8 </text:p>
          </table:table-cell>
          <table:table-cell table:style-name="ce9" office:value-type="float" office:value="46.5754753954067" calcext:value-type="float">
            <text:p><text:s text:c="3"/>46,6 </text:p>
          </table:table-cell>
          <table:table-cell table:style-name="ce9" office:value-type="float" office:value="55.0830727559787" calcext:value-type="float">
            <text:p><text:s text:c="3"/>55,1 </text:p>
          </table:table-cell>
          <table:table-cell table:style-name="ce9" office:value-type="float" office:value="30.0575154237022" calcext:value-type="float">
            <text:p><text:s text:c="3"/>30,1 </text:p>
          </table:table-cell>
          <table:table-cell table:style-name="ce9" office:value-type="float" office:value="25.4881349881236" calcext:value-type="float">
            <text:p><text:s text:c="3"/>25,5 </text:p>
          </table:table-cell>
          <table:table-cell table:style-name="ce9" office:value-type="float" office:value="34.6268958592807" calcext:value-type="float">
            <text:p><text:s text:c="3"/>34,6 </text:p>
          </table:table-cell>
          <table:table-cell table:style-name="ce9" office:value-type="float" office:value="27.1664788535099" calcext:value-type="float">
            <text:p><text:s text:c="3"/>27,2 </text:p>
          </table:table-cell>
          <table:table-cell table:style-name="ce9" office:value-type="float" office:value="14.0180553134595" calcext:value-type="float">
            <text:p><text:s text:c="3"/>14,0 </text:p>
          </table:table-cell>
          <table:table-cell table:style-name="ce9" office:value-type="float" office:value="40.3149023935602" calcext:value-type="float">
            <text:p><text:s text:c="3"/>40,3 </text:p>
          </table:table-cell>
          <table:table-cell table:style-name="ce9" office:value-type="float" office:value="42.0854970030187" calcext:value-type="float">
            <text:p><text:s text:c="3"/>42,1 </text:p>
          </table:table-cell>
          <table:table-cell table:style-name="ce9" office:value-type="float" office:value="37.8957796275273" calcext:value-type="float">
            <text:p><text:s text:c="3"/>37,9 </text:p>
          </table:table-cell>
          <table:table-cell table:style-name="ce9" office:value-type="float" office:value="46.27521437851" calcext:value-type="float">
            <text:p><text:s text:c="3"/>46,3 </text:p>
          </table:table-cell>
          <table:table-cell table:style-name="ce9" office:value-type="float" office:value="23.0768659086837" calcext:value-type="float">
            <text:p><text:s text:c="3"/>23,1 </text:p>
          </table:table-cell>
          <table:table-cell table:style-name="ce9" office:value-type="float" office:value="19.0261329591508" calcext:value-type="float">
            <text:p><text:s text:c="3"/>19,0 </text:p>
          </table:table-cell>
          <table:table-cell table:style-name="ce9" office:value-type="float" office:value="27.1275988582165" calcext:value-type="float">
            <text:p><text:s text:c="3"/>27,1 </text:p>
          </table:table-cell>
          <table:table-cell table:style-name="ce9" office:value-type="float" office:value="26.5815748914163" calcext:value-type="float">
            <text:p><text:s text:c="3"/>26,6 </text:p>
          </table:table-cell>
          <table:table-cell table:style-name="ce9" office:value-type="float" office:value="12.5772417046176" calcext:value-type="float">
            <text:p><text:s text:c="3"/>12,6 </text:p>
          </table:table-cell>
          <table:table-cell table:style-name="ce9" office:value-type="float" office:value="40.5859080782149" calcext:value-type="float">
            <text:p><text:s text:c="3"/>40,6 </text:p>
          </table:table-cell>
          <table:table-cell table:style-name="ce9" office:value-type="float" office:value="58.1883545386002" calcext:value-type="float">
            <text:p><text:s text:c="3"/>58,2 </text:p>
          </table:table-cell>
          <table:table-cell table:style-name="ce9" office:value-type="float" office:value="52.0167922376292" calcext:value-type="float">
            <text:p><text:s text:c="3"/>52,0 </text:p>
          </table:table-cell>
          <table:table-cell table:style-name="ce9" office:value-type="float" office:value="64.3599168395712" calcext:value-type="float">
            <text:p><text:s text:c="3"/>64,4 </text:p>
          </table:table-cell>
          <table:table-cell table:style-name="ce9" office:value-type="float" office:value="37.0038826901509" calcext:value-type="float">
            <text:p><text:s text:c="3"/>37,0 </text:p>
          </table:table-cell>
          <table:table-cell table:style-name="ce9" office:value-type="float" office:value="30.333509355589" calcext:value-type="float">
            <text:p><text:s text:c="3"/>30,3 </text:p>
          </table:table-cell>
          <table:table-cell table:style-name="ce9" office:value-type="float" office:value="43.6742560247128" calcext:value-type="float">
            <text:p><text:s text:c="3"/>43,7 </text:p>
          </table:table-cell>
          <table:table-cell table:style-name="ce9" office:value-type="float" office:value="27.8382315875833" calcext:value-type="float">
            <text:p><text:s text:c="3"/>27,8 </text:p>
          </table:table-cell>
          <table:table-cell table:style-name="ce9" office:value-type="float" office:value="10.8028982641647" calcext:value-type="float">
            <text:p><text:s text:c="3"/>10,8 </text:p>
          </table:table-cell>
          <table:table-cell table:style-name="ce9" office:value-type="float" office:value="44.8735649110019" calcext:value-type="float">
            <text:p><text:s text:c="3"/>44,9 </text:p>
          </table:table-cell>
          <table:table-cell table:number-columns-repeated="996"/>
        </table:table-row>
        <table:table-row table:style-name="ro1">
          <table:table-cell office:value-type="string" calcext:value-type="string">
            <text:p>João Pessoa</text:p>
          </table:table-cell>
          <table:table-cell table:style-name="ce9" office:value-type="float" office:value="47.6451233639982" calcext:value-type="float">
            <text:p><text:s text:c="3"/>47,6 </text:p>
          </table:table-cell>
          <table:table-cell table:style-name="ce9" office:value-type="float" office:value="42.160368073863" calcext:value-type="float">
            <text:p><text:s text:c="3"/>42,2 </text:p>
          </table:table-cell>
          <table:table-cell table:style-name="ce9" office:value-type="float" office:value="53.1298786541334" calcext:value-type="float">
            <text:p><text:s text:c="3"/>53,1 </text:p>
          </table:table-cell>
          <table:table-cell table:style-name="ce9" office:value-type="float" office:value="32.384954680664" calcext:value-type="float">
            <text:p><text:s text:c="3"/>32,4 </text:p>
          </table:table-cell>
          <table:table-cell table:style-name="ce9" office:value-type="float" office:value="27.2279789344034" calcext:value-type="float">
            <text:p><text:s text:c="3"/>27,2 </text:p>
          </table:table-cell>
          <table:table-cell table:style-name="ce9" office:value-type="float" office:value="37.5419304269245" calcext:value-type="float">
            <text:p><text:s text:c="3"/>37,5 </text:p>
          </table:table-cell>
          <table:table-cell table:style-name="ce9" office:value-type="float" office:value="21.1142597864309" calcext:value-type="float">
            <text:p><text:s text:c="3"/>21,1 </text:p>
          </table:table-cell>
          <table:table-cell table:style-name="ce9" office:value-type="float" office:value="14.4469833532836" calcext:value-type="float">
            <text:p><text:s text:c="3"/>14,4 </text:p>
          </table:table-cell>
          <table:table-cell table:style-name="ce9" office:value-type="float" office:value="27.7815362195781" calcext:value-type="float">
            <text:p><text:s text:c="3"/>27,8 </text:p>
          </table:table-cell>
          <table:table-cell table:style-name="ce9" office:value-type="float" office:value="41.8612102690484" calcext:value-type="float">
            <text:p><text:s text:c="3"/>41,9 </text:p>
          </table:table-cell>
          <table:table-cell table:style-name="ce9" office:value-type="float" office:value="35.7046715967281" calcext:value-type="float">
            <text:p><text:s text:c="3"/>35,7 </text:p>
          </table:table-cell>
          <table:table-cell table:style-name="ce9" office:value-type="float" office:value="48.0177489413687" calcext:value-type="float">
            <text:p><text:s text:c="3"/>48,0 </text:p>
          </table:table-cell>
          <table:table-cell table:style-name="ce9" office:value-type="float" office:value="27.5281729135038" calcext:value-type="float">
            <text:p><text:s text:c="3"/>27,5 </text:p>
          </table:table-cell>
          <table:table-cell table:style-name="ce9" office:value-type="float" office:value="22.251186826375" calcext:value-type="float">
            <text:p><text:s text:c="3"/>22,3 </text:p>
          </table:table-cell>
          <table:table-cell table:style-name="ce9" office:value-type="float" office:value="32.8051590006326" calcext:value-type="float">
            <text:p><text:s text:c="3"/>32,8 </text:p>
          </table:table-cell>
          <table:table-cell table:style-name="ce9" office:value-type="float" office:value="21.7964070758446" calcext:value-type="float">
            <text:p><text:s text:c="3"/>21,8 </text:p>
          </table:table-cell>
          <table:table-cell table:style-name="ce9" office:value-type="float" office:value="13.2094368209416" calcext:value-type="float">
            <text:p><text:s text:c="3"/>13,2 </text:p>
          </table:table-cell>
          <table:table-cell table:style-name="ce9" office:value-type="float" office:value="30.3833773307476" calcext:value-type="float">
            <text:p><text:s text:c="3"/>30,4 </text:p>
          </table:table-cell>
          <table:table-cell table:style-name="ce9" office:value-type="float" office:value="52.6253577642814" calcext:value-type="float">
            <text:p><text:s text:c="3"/>52,6 </text:p>
          </table:table-cell>
          <table:table-cell table:style-name="ce9" office:value-type="float" office:value="45.4696141117397" calcext:value-type="float">
            <text:p><text:s text:c="3"/>45,5 </text:p>
          </table:table-cell>
          <table:table-cell table:style-name="ce9" office:value-type="float" office:value="59.7811014168231" calcext:value-type="float">
            <text:p><text:s text:c="3"/>59,8 </text:p>
          </table:table-cell>
          <table:table-cell table:style-name="ce9" office:value-type="float" office:value="36.4168174693159" calcext:value-type="float">
            <text:p><text:s text:c="3"/>36,4 </text:p>
          </table:table-cell>
          <table:table-cell table:style-name="ce9" office:value-type="float" office:value="30.394818722408" calcext:value-type="float">
            <text:p><text:s text:c="3"/>30,4 </text:p>
          </table:table-cell>
          <table:table-cell table:style-name="ce9" office:value-type="float" office:value="42.4388162162238" calcext:value-type="float">
            <text:p><text:s text:c="3"/>42,4 </text:p>
          </table:table-cell>
          <table:table-cell table:style-name="ce9" office:value-type="float" office:value="20.3470703239366" calcext:value-type="float">
            <text:p><text:s text:c="3"/>20,3 </text:p>
          </table:table-cell>
          <table:table-cell table:style-name="ce9" office:value-type="float" office:value="13.7628014431114" calcext:value-type="float">
            <text:p><text:s text:c="3"/>13,8 </text:p>
          </table:table-cell>
          <table:table-cell table:style-name="ce9" office:value-type="float" office:value="26.9313392047618" calcext:value-type="float">
            <text:p><text:s text:c="3"/>26,9 </text:p>
          </table:table-cell>
          <table:table-cell table:number-columns-repeated="996"/>
        </table:table-row>
        <table:table-row table:style-name="ro1">
          <table:table-cell office:value-type="string" calcext:value-type="string">
            <text:p>Recife</text:p>
          </table:table-cell>
          <table:table-cell table:style-name="ce9" office:value-type="float" office:value="54.3849735206566" calcext:value-type="float">
            <text:p><text:s text:c="3"/>54,4 </text:p>
          </table:table-cell>
          <table:table-cell table:style-name="ce9" office:value-type="float" office:value="48.5987831823372" calcext:value-type="float">
            <text:p><text:s text:c="3"/>48,6 </text:p>
          </table:table-cell>
          <table:table-cell table:style-name="ce9" office:value-type="float" office:value="60.171163858976" calcext:value-type="float">
            <text:p><text:s text:c="3"/>60,2 </text:p>
          </table:table-cell>
          <table:table-cell table:style-name="ce9" office:value-type="float" office:value="37.0478536773608" calcext:value-type="float">
            <text:p><text:s text:c="3"/>37,0 </text:p>
          </table:table-cell>
          <table:table-cell table:style-name="ce9" office:value-type="float" office:value="32.0713174316698" calcext:value-type="float">
            <text:p><text:s text:c="3"/>32,1 </text:p>
          </table:table-cell>
          <table:table-cell table:style-name="ce9" office:value-type="float" office:value="42.0243899230518" calcext:value-type="float">
            <text:p><text:s text:c="3"/>42,0 </text:p>
          </table:table-cell>
          <table:table-cell table:style-name="ce9" office:value-type="float" office:value="18.3604977571814" calcext:value-type="float">
            <text:p><text:s text:c="3"/>18,4 </text:p>
          </table:table-cell>
          <table:table-cell table:style-name="ce9" office:value-type="float" office:value="9.70545593305542" calcext:value-type="float">
            <text:p><text:s text:c="3"/>9,7 </text:p>
          </table:table-cell>
          <table:table-cell table:style-name="ce9" office:value-type="float" office:value="27.0155395813074" calcext:value-type="float">
            <text:p><text:s text:c="3"/>27,0 </text:p>
          </table:table-cell>
          <table:table-cell table:style-name="ce9" office:value-type="float" office:value="48.6149067855662" calcext:value-type="float">
            <text:p><text:s text:c="3"/>48,6 </text:p>
          </table:table-cell>
          <table:table-cell table:style-name="ce9" office:value-type="float" office:value="42.7125371214794" calcext:value-type="float">
            <text:p><text:s text:c="3"/>42,7 </text:p>
          </table:table-cell>
          <table:table-cell table:style-name="ce9" office:value-type="float" office:value="54.517276449653" calcext:value-type="float">
            <text:p><text:s text:c="3"/>54,5 </text:p>
          </table:table-cell>
          <table:table-cell table:style-name="ce9" office:value-type="float" office:value="29.7640940434627" calcext:value-type="float">
            <text:p><text:s text:c="3"/>29,8 </text:p>
          </table:table-cell>
          <table:table-cell table:style-name="ce9" office:value-type="float" office:value="23.5059365692226" calcext:value-type="float">
            <text:p><text:s text:c="3"/>23,5 </text:p>
          </table:table-cell>
          <table:table-cell table:style-name="ce9" office:value-type="float" office:value="36.0222515177029" calcext:value-type="float">
            <text:p><text:s text:c="3"/>36,0 </text:p>
          </table:table-cell>
          <table:table-cell table:style-name="ce9" office:value-type="float" office:value="17.8142504923331" calcext:value-type="float">
            <text:p><text:s text:c="3"/>17,8 </text:p>
          </table:table-cell>
          <table:table-cell table:style-name="ce9" office:value-type="float" office:value="8.98472922363155" calcext:value-type="float">
            <text:p><text:s text:c="3"/>9,0 </text:p>
          </table:table-cell>
          <table:table-cell table:style-name="ce9" office:value-type="float" office:value="26.6437717610347" calcext:value-type="float">
            <text:p><text:s text:c="3"/>26,6 </text:p>
          </table:table-cell>
          <table:table-cell table:style-name="ce9" office:value-type="float" office:value="59.1543557942946" calcext:value-type="float">
            <text:p><text:s text:c="3"/>59,2 </text:p>
          </table:table-cell>
          <table:table-cell table:style-name="ce9" office:value-type="float" office:value="51.9219835602063" calcext:value-type="float">
            <text:p><text:s text:c="3"/>51,9 </text:p>
          </table:table-cell>
          <table:table-cell table:style-name="ce9" office:value-type="float" office:value="66.3867280283828" calcext:value-type="float">
            <text:p><text:s text:c="3"/>66,4 </text:p>
          </table:table-cell>
          <table:table-cell table:style-name="ce9" office:value-type="float" office:value="43.7666130668476" calcext:value-type="float">
            <text:p><text:s text:c="3"/>43,8 </text:p>
          </table:table-cell>
          <table:table-cell table:style-name="ce9" office:value-type="float" office:value="37.1190969865287" calcext:value-type="float">
            <text:p><text:s text:c="3"/>37,1 </text:p>
          </table:table-cell>
          <table:table-cell table:style-name="ce9" office:value-type="float" office:value="50.4141291471665" calcext:value-type="float">
            <text:p><text:s text:c="3"/>50,4 </text:p>
          </table:table-cell>
          <table:table-cell table:style-name="ce9" office:value-type="float" office:value="18.8972512689438" calcext:value-type="float">
            <text:p><text:s text:c="3"/>18,9 </text:p>
          </table:table-cell>
          <table:table-cell table:style-name="ce9" office:value-type="float" office:value="6.05144615939079" calcext:value-type="float">
            <text:p><text:s text:c="3"/>6,1 </text:p>
          </table:table-cell>
          <table:table-cell table:style-name="ce9" office:value-type="float" office:value="31.7430563784968" calcext:value-type="float">
            <text:p><text:s text:c="3"/>31,7 </text:p>
          </table:table-cell>
          <table:table-cell table:number-columns-repeated="996"/>
        </table:table-row>
        <table:table-row table:style-name="ro1">
          <table:table-cell office:value-type="string" calcext:value-type="string">
            <text:p>Maceió</text:p>
          </table:table-cell>
          <table:table-cell table:style-name="ce9" office:value-type="float" office:value="56.3913434120544" calcext:value-type="float">
            <text:p><text:s text:c="3"/>56,4 </text:p>
          </table:table-cell>
          <table:table-cell table:style-name="ce9" office:value-type="float" office:value="52.3163384946376" calcext:value-type="float">
            <text:p><text:s text:c="3"/>52,3 </text:p>
          </table:table-cell>
          <table:table-cell table:style-name="ce9" office:value-type="float" office:value="60.4663483294713" calcext:value-type="float">
            <text:p><text:s text:c="3"/>60,5 </text:p>
          </table:table-cell>
          <table:table-cell table:style-name="ce9" office:value-type="float" office:value="39.2881281386608" calcext:value-type="float">
            <text:p><text:s text:c="3"/>39,3 </text:p>
          </table:table-cell>
          <table:table-cell table:style-name="ce9" office:value-type="float" office:value="33.6307680931366" calcext:value-type="float">
            <text:p><text:s text:c="3"/>33,6 </text:p>
          </table:table-cell>
          <table:table-cell table:style-name="ce9" office:value-type="float" office:value="44.945488184185" calcext:value-type="float">
            <text:p><text:s text:c="3"/>44,9 </text:p>
          </table:table-cell>
          <table:table-cell table:style-name="ce9" office:value-type="float" office:value="26.2148358205788" calcext:value-type="float">
            <text:p><text:s text:c="3"/>26,2 </text:p>
          </table:table-cell>
          <table:table-cell table:style-name="ce9" office:value-type="float" office:value="12.499531382071" calcext:value-type="float">
            <text:p><text:s text:c="3"/>12,5 </text:p>
          </table:table-cell>
          <table:table-cell table:style-name="ce9" office:value-type="float" office:value="39.9301402590866" calcext:value-type="float">
            <text:p><text:s text:c="3"/>39,9 </text:p>
          </table:table-cell>
          <table:table-cell table:style-name="ce9" office:value-type="float" office:value="47.1775553524658" calcext:value-type="float">
            <text:p><text:s text:c="3"/>47,2 </text:p>
          </table:table-cell>
          <table:table-cell table:style-name="ce9" office:value-type="float" office:value="42.8725518627816" calcext:value-type="float">
            <text:p><text:s text:c="3"/>42,9 </text:p>
          </table:table-cell>
          <table:table-cell table:style-name="ce9" office:value-type="float" office:value="51.48255884215" calcext:value-type="float">
            <text:p><text:s text:c="3"/>51,5 </text:p>
          </table:table-cell>
          <table:table-cell table:style-name="ce9" office:value-type="float" office:value="31.4022509233904" calcext:value-type="float">
            <text:p><text:s text:c="3"/>31,4 </text:p>
          </table:table-cell>
          <table:table-cell table:style-name="ce9" office:value-type="float" office:value="24.0034174359394" calcext:value-type="float">
            <text:p><text:s text:c="3"/>24,0 </text:p>
          </table:table-cell>
          <table:table-cell table:style-name="ce9" office:value-type="float" office:value="38.8010844108413" calcext:value-type="float">
            <text:p><text:s text:c="3"/>38,8 </text:p>
          </table:table-cell>
          <table:table-cell table:style-name="ce9" office:value-type="float" office:value="34.2794516177546" calcext:value-type="float">
            <text:p><text:s text:c="3"/>34,3 </text:p>
          </table:table-cell>
          <table:table-cell table:style-name="ce9" office:value-type="float" office:value="21.7242796655903" calcext:value-type="float">
            <text:p><text:s text:c="3"/>21,7 </text:p>
          </table:table-cell>
          <table:table-cell table:style-name="ce9" office:value-type="float" office:value="46.8346235699188" calcext:value-type="float">
            <text:p><text:s text:c="3"/>46,8 </text:p>
          </table:table-cell>
          <table:table-cell table:style-name="ce9" office:value-type="float" office:value="63.9411265447283" calcext:value-type="float">
            <text:p><text:s text:c="3"/>63,9 </text:p>
          </table:table-cell>
          <table:table-cell table:style-name="ce9" office:value-type="float" office:value="58.0352394298393" calcext:value-type="float">
            <text:p><text:s text:c="3"/>58,0 </text:p>
          </table:table-cell>
          <table:table-cell table:style-name="ce9" office:value-type="float" office:value="69.8470136596172" calcext:value-type="float">
            <text:p><text:s text:c="3"/>69,8 </text:p>
          </table:table-cell>
          <table:table-cell table:style-name="ce9" office:value-type="float" office:value="45.4704885923804" calcext:value-type="float">
            <text:p><text:s text:c="3"/>45,5 </text:p>
          </table:table-cell>
          <table:table-cell table:style-name="ce9" office:value-type="float" office:value="39.4678114122471" calcext:value-type="float">
            <text:p><text:s text:c="3"/>39,5 </text:p>
          </table:table-cell>
          <table:table-cell table:style-name="ce9" office:value-type="float" office:value="51.4731657725136" calcext:value-type="float">
            <text:p><text:s text:c="3"/>51,5 </text:p>
          </table:table-cell>
          <table:table-cell table:style-name="ce9" office:value-type="float" office:value="20.9509281727032" calcext:value-type="float">
            <text:p><text:s text:c="3"/>21,0 </text:p>
          </table:table-cell>
          <table:table-cell table:style-name="ce9" office:value-type="float" office:value="5.76892393424368" calcext:value-type="float">
            <text:p><text:s text:c="3"/>5,8 </text:p>
          </table:table-cell>
          <table:table-cell table:style-name="ce9" office:value-type="float" office:value="36.1329324111628" calcext:value-type="float">
            <text:p><text:s text:c="3"/>36,1 </text:p>
          </table:table-cell>
          <table:table-cell table:number-columns-repeated="996"/>
        </table:table-row>
        <table:table-row table:style-name="ro1">
          <table:table-cell office:value-type="string" calcext:value-type="string">
            <text:p>Aracaju</text:p>
          </table:table-cell>
          <table:table-cell table:style-name="ce9" office:value-type="float" office:value="61.6551967495977" calcext:value-type="float">
            <text:p><text:s text:c="3"/>61,7 </text:p>
          </table:table-cell>
          <table:table-cell table:style-name="ce9" office:value-type="float" office:value="57.1590723017233" calcext:value-type="float">
            <text:p><text:s text:c="3"/>57,2 </text:p>
          </table:table-cell>
          <table:table-cell table:style-name="ce9" office:value-type="float" office:value="66.1513211974722" calcext:value-type="float">
            <text:p><text:s text:c="3"/>66,2 </text:p>
          </table:table-cell>
          <table:table-cell table:style-name="ce9" office:value-type="float" office:value="34.2096894623927" calcext:value-type="float">
            <text:p><text:s text:c="3"/>34,2 </text:p>
          </table:table-cell>
          <table:table-cell table:style-name="ce9" office:value-type="float" office:value="28.5655307307467" calcext:value-type="float">
            <text:p><text:s text:c="3"/>28,6 </text:p>
          </table:table-cell>
          <table:table-cell table:style-name="ce9" office:value-type="float" office:value="39.8538481940387" calcext:value-type="float">
            <text:p><text:s text:c="3"/>39,9 </text:p>
          </table:table-cell>
          <table:table-cell table:style-name="ce9" office:value-type="float" office:value="16.5957715648579" calcext:value-type="float">
            <text:p><text:s text:c="3"/>16,6 </text:p>
          </table:table-cell>
          <table:table-cell table:style-name="ce9" office:value-type="float" office:value="6.19550736166623" calcext:value-type="float">
            <text:p><text:s text:c="3"/>6,2 </text:p>
          </table:table-cell>
          <table:table-cell table:style-name="ce9" office:value-type="float" office:value="26.9960357680496" calcext:value-type="float">
            <text:p><text:s text:c="3"/>27,0 </text:p>
          </table:table-cell>
          <table:table-cell table:style-name="ce9" office:value-type="float" office:value="55.0302732936829" calcext:value-type="float">
            <text:p><text:s text:c="3"/>55,0 </text:p>
          </table:table-cell>
          <table:table-cell table:style-name="ce9" office:value-type="float" office:value="50.0802034557886" calcext:value-type="float">
            <text:p><text:s text:c="3"/>50,1 </text:p>
          </table:table-cell>
          <table:table-cell table:style-name="ce9" office:value-type="float" office:value="59.9803431315771" calcext:value-type="float">
            <text:p><text:s text:c="3"/>60,0 </text:p>
          </table:table-cell>
          <table:table-cell table:style-name="ce9" office:value-type="float" office:value="30.232878894292" calcext:value-type="float">
            <text:p><text:s text:c="3"/>30,2 </text:p>
          </table:table-cell>
          <table:table-cell table:style-name="ce9" office:value-type="float" office:value="24.1847479942661" calcext:value-type="float">
            <text:p><text:s text:c="3"/>24,2 </text:p>
          </table:table-cell>
          <table:table-cell table:style-name="ce9" office:value-type="float" office:value="36.281009794318" calcext:value-type="float">
            <text:p><text:s text:c="3"/>36,3 </text:p>
          </table:table-cell>
          <table:table-cell table:style-name="ce9" office:value-type="float" office:value="20.4923361536606" calcext:value-type="float">
            <text:p><text:s text:c="3"/>20,5 </text:p>
          </table:table-cell>
          <table:table-cell table:style-name="ce9" office:value-type="float" office:value="3.80972852606279" calcext:value-type="float">
            <text:p><text:s text:c="3"/>3,8 </text:p>
          </table:table-cell>
          <table:table-cell table:style-name="ce9" office:value-type="float" office:value="37.1749437812584" calcext:value-type="float">
            <text:p><text:s text:c="3"/>37,2 </text:p>
          </table:table-cell>
          <table:table-cell table:style-name="ce9" office:value-type="float" office:value="66.6767488480766" calcext:value-type="float">
            <text:p><text:s text:c="3"/>66,7 </text:p>
          </table:table-cell>
          <table:table-cell table:style-name="ce9" office:value-type="float" office:value="61.3944769812328" calcext:value-type="float">
            <text:p><text:s text:c="3"/>61,4 </text:p>
          </table:table-cell>
          <table:table-cell table:style-name="ce9" office:value-type="float" office:value="71.9590207149203" calcext:value-type="float">
            <text:p><text:s text:c="3"/>72,0 </text:p>
          </table:table-cell>
          <table:table-cell table:style-name="ce9" office:value-type="float" office:value="37.5308719958865" calcext:value-type="float">
            <text:p><text:s text:c="3"/>37,5 </text:p>
          </table:table-cell>
          <table:table-cell table:style-name="ce9" office:value-type="float" office:value="30.7308159553384" calcext:value-type="float">
            <text:p><text:s text:c="3"/>30,7 </text:p>
          </table:table-cell>
          <table:table-cell table:style-name="ce9" office:value-type="float" office:value="44.3309280364345" calcext:value-type="float">
            <text:p><text:s text:c="3"/>44,3 </text:p>
          </table:table-cell>
          <table:table-cell table:style-name="ce9" office:value-type="float" office:value="13.5104614081839" calcext:value-type="float">
            <text:p><text:s text:c="3"/>13,5 </text:p>
          </table:table-cell>
          <table:table-cell table:style-name="ce9" office:value-type="float" office:value="6.15893809417209" calcext:value-type="float">
            <text:p><text:s text:c="3"/>6,2 </text:p>
          </table:table-cell>
          <table:table-cell table:style-name="ce9" office:value-type="float" office:value="20.8619847221957" calcext:value-type="float">
            <text:p><text:s text:c="3"/>20,9 </text:p>
          </table:table-cell>
          <table:table-cell table:number-columns-repeated="996"/>
        </table:table-row>
        <table:table-row table:style-name="ro1">
          <table:table-cell office:value-type="string" calcext:value-type="string">
            <text:p>Salvador</text:p>
          </table:table-cell>
          <table:table-cell table:style-name="ce9" office:value-type="float" office:value="53.3291029229178" calcext:value-type="float">
            <text:p><text:s text:c="3"/>53,3 </text:p>
          </table:table-cell>
          <table:table-cell table:style-name="ce9" office:value-type="float" office:value="48.813353642455" calcext:value-type="float">
            <text:p><text:s text:c="3"/>48,8 </text:p>
          </table:table-cell>
          <table:table-cell table:style-name="ce9" office:value-type="float" office:value="57.8448522033807" calcext:value-type="float">
            <text:p><text:s text:c="3"/>57,8 </text:p>
          </table:table-cell>
          <table:table-cell table:style-name="ce9" office:value-type="float" office:value="36.0823625370387" calcext:value-type="float">
            <text:p><text:s text:c="3"/>36,1 </text:p>
          </table:table-cell>
          <table:table-cell table:style-name="ce9" office:value-type="float" office:value="31.532827559549" calcext:value-type="float">
            <text:p><text:s text:c="3"/>31,5 </text:p>
          </table:table-cell>
          <table:table-cell table:style-name="ce9" office:value-type="float" office:value="40.6318975145283" calcext:value-type="float">
            <text:p><text:s text:c="3"/>40,6 </text:p>
          </table:table-cell>
          <table:table-cell table:style-name="ce9" office:value-type="float" office:value="11.083779300846" calcext:value-type="float">
            <text:p><text:s text:c="3"/>11,1 </text:p>
          </table:table-cell>
          <table:table-cell table:style-name="ce9" office:value-type="float" office:value="4.90153767675574" calcext:value-type="float">
            <text:p><text:s text:c="3"/>4,9 </text:p>
          </table:table-cell>
          <table:table-cell table:style-name="ce9" office:value-type="float" office:value="17.2660209249363" calcext:value-type="float">
            <text:p><text:s text:c="3"/>17,3 </text:p>
          </table:table-cell>
          <table:table-cell table:style-name="ce9" office:value-type="float" office:value="48.5359935099437" calcext:value-type="float">
            <text:p><text:s text:c="3"/>48,5 </text:p>
          </table:table-cell>
          <table:table-cell table:style-name="ce9" office:value-type="float" office:value="43.7796484686372" calcext:value-type="float">
            <text:p><text:s text:c="3"/>43,8 </text:p>
          </table:table-cell>
          <table:table-cell table:style-name="ce9" office:value-type="float" office:value="53.2923385512502" calcext:value-type="float">
            <text:p><text:s text:c="3"/>53,3 </text:p>
          </table:table-cell>
          <table:table-cell table:style-name="ce9" office:value-type="float" office:value="30.3654723612139" calcext:value-type="float">
            <text:p><text:s text:c="3"/>30,4 </text:p>
          </table:table-cell>
          <table:table-cell table:style-name="ce9" office:value-type="float" office:value="24.8522481677886" calcext:value-type="float">
            <text:p><text:s text:c="3"/>24,9 </text:p>
          </table:table-cell>
          <table:table-cell table:style-name="ce9" office:value-type="float" office:value="35.8786965546391" calcext:value-type="float">
            <text:p><text:s text:c="3"/>35,9 </text:p>
          </table:table-cell>
          <table:table-cell table:style-name="ce9" office:value-type="float" office:value="14.3410991560717" calcext:value-type="float">
            <text:p><text:s text:c="3"/>14,3 </text:p>
          </table:table-cell>
          <table:table-cell table:style-name="ce9" office:value-type="float" office:value="5.19686020675735" calcext:value-type="float">
            <text:p><text:s text:c="3"/>5,2 </text:p>
          </table:table-cell>
          <table:table-cell table:style-name="ce9" office:value-type="float" office:value="23.4853381053861" calcext:value-type="float">
            <text:p><text:s text:c="3"/>23,5 </text:p>
          </table:table-cell>
          <table:table-cell table:style-name="ce9" office:value-type="float" office:value="57.5453984618397" calcext:value-type="float">
            <text:p><text:s text:c="3"/>57,5 </text:p>
          </table:table-cell>
          <table:table-cell table:style-name="ce9" office:value-type="float" office:value="52.2601909725374" calcext:value-type="float">
            <text:p><text:s text:c="3"/>52,3 </text:p>
          </table:table-cell>
          <table:table-cell table:style-name="ce9" office:value-type="float" office:value="62.8306059511419" calcext:value-type="float">
            <text:p><text:s text:c="3"/>62,8 </text:p>
          </table:table-cell>
          <table:table-cell table:style-name="ce9" office:value-type="float" office:value="41.0845198291493" calcext:value-type="float">
            <text:p><text:s text:c="3"/>41,1 </text:p>
          </table:table-cell>
          <table:table-cell table:style-name="ce9" office:value-type="float" office:value="34.4045453735428" calcext:value-type="float">
            <text:p><text:s text:c="3"/>34,4 </text:p>
          </table:table-cell>
          <table:table-cell table:style-name="ce9" office:value-type="float" office:value="47.7644942847559" calcext:value-type="float">
            <text:p><text:s text:c="3"/>47,8 </text:p>
          </table:table-cell>
          <table:table-cell table:style-name="ce9" office:value-type="float" office:value="7.83391269407832" calcext:value-type="float">
            <text:p><text:s text:c="3"/>7,8 </text:p>
          </table:table-cell>
          <table:table-cell table:style-name="ce9" office:value-type="float" office:value="0.932320346391725" calcext:value-type="float">
            <text:p><text:s text:c="3"/>0,9 </text:p>
          </table:table-cell>
          <table:table-cell table:style-name="ce9" office:value-type="float" office:value="14.7355050417649" calcext:value-type="float">
            <text:p><text:s text:c="3"/>14,7 </text:p>
          </table:table-cell>
          <table:table-cell table:number-columns-repeated="996"/>
        </table:table-row>
        <table:table-row table:style-name="ro1">
          <table:table-cell office:value-type="string" calcext:value-type="string">
            <text:p>Belo Horizonte</text:p>
          </table:table-cell>
          <table:table-cell table:style-name="ce9" office:value-type="float" office:value="53.8130931102191" calcext:value-type="float">
            <text:p><text:s text:c="3"/>53,8 </text:p>
          </table:table-cell>
          <table:table-cell table:style-name="ce9" office:value-type="float" office:value="48.5201126699505" calcext:value-type="float">
            <text:p><text:s text:c="3"/>48,5 </text:p>
          </table:table-cell>
          <table:table-cell table:style-name="ce9" office:value-type="float" office:value="59.1060735504877" calcext:value-type="float">
            <text:p><text:s text:c="3"/>59,1 </text:p>
          </table:table-cell>
          <table:table-cell table:style-name="ce9" office:value-type="float" office:value="31.5863909047687" calcext:value-type="float">
            <text:p><text:s text:c="3"/>31,6 </text:p>
          </table:table-cell>
          <table:table-cell table:style-name="ce9" office:value-type="float" office:value="27.0131729471929" calcext:value-type="float">
            <text:p><text:s text:c="3"/>27,0 </text:p>
          </table:table-cell>
          <table:table-cell table:style-name="ce9" office:value-type="float" office:value="36.1596088623445" calcext:value-type="float">
            <text:p><text:s text:c="3"/>36,2 </text:p>
          </table:table-cell>
          <table:table-cell table:style-name="ce9" office:value-type="float" office:value="26.0999926746003" calcext:value-type="float">
            <text:p><text:s text:c="3"/>26,1 </text:p>
          </table:table-cell>
          <table:table-cell table:style-name="ce9" office:value-type="float" office:value="19.5722311723855" calcext:value-type="float">
            <text:p><text:s text:c="3"/>19,6 </text:p>
          </table:table-cell>
          <table:table-cell table:style-name="ce9" office:value-type="float" office:value="32.627754176815" calcext:value-type="float">
            <text:p><text:s text:c="3"/>32,6 </text:p>
          </table:table-cell>
          <table:table-cell table:style-name="ce9" office:value-type="float" office:value="58.2160209825298" calcext:value-type="float">
            <text:p><text:s text:c="3"/>58,2 </text:p>
          </table:table-cell>
          <table:table-cell table:style-name="ce9" office:value-type="float" office:value="52.1536177915354" calcext:value-type="float">
            <text:p><text:s text:c="3"/>52,2 </text:p>
          </table:table-cell>
          <table:table-cell table:style-name="ce9" office:value-type="float" office:value="64.2784241735241" calcext:value-type="float">
            <text:p><text:s text:c="3"/>64,3 </text:p>
          </table:table-cell>
          <table:table-cell table:style-name="ce9" office:value-type="float" office:value="35.4269453397279" calcext:value-type="float">
            <text:p><text:s text:c="3"/>35,4 </text:p>
          </table:table-cell>
          <table:table-cell table:style-name="ce9" office:value-type="float" office:value="29.7598867615804" calcext:value-type="float">
            <text:p><text:s text:c="3"/>29,8 </text:p>
          </table:table-cell>
          <table:table-cell table:style-name="ce9" office:value-type="float" office:value="41.0940039178755" calcext:value-type="float">
            <text:p><text:s text:c="3"/>41,1 </text:p>
          </table:table-cell>
          <table:table-cell table:style-name="ce9" office:value-type="float" office:value="29.6036669797187" calcext:value-type="float">
            <text:p><text:s text:c="3"/>29,6 </text:p>
          </table:table-cell>
          <table:table-cell table:style-name="ce9" office:value-type="float" office:value="19.2104318842179" calcext:value-type="float">
            <text:p><text:s text:c="3"/>19,2 </text:p>
          </table:table-cell>
          <table:table-cell table:style-name="ce9" office:value-type="float" office:value="39.9969020752196" calcext:value-type="float">
            <text:p><text:s text:c="3"/>40,0 </text:p>
          </table:table-cell>
          <table:table-cell table:style-name="ce9" office:value-type="float" office:value="49.8074367556551" calcext:value-type="float">
            <text:p><text:s text:c="3"/>49,8 </text:p>
          </table:table-cell>
          <table:table-cell table:style-name="ce9" office:value-type="float" office:value="42.9453522149082" calcext:value-type="float">
            <text:p><text:s text:c="3"/>42,9 </text:p>
          </table:table-cell>
          <table:table-cell table:style-name="ce9" office:value-type="float" office:value="56.6695212964021" calcext:value-type="float">
            <text:p><text:s text:c="3"/>56,7 </text:p>
          </table:table-cell>
          <table:table-cell table:style-name="ce9" office:value-type="float" office:value="27.6755378498575" calcext:value-type="float">
            <text:p><text:s text:c="3"/>27,7 </text:p>
          </table:table-cell>
          <table:table-cell table:style-name="ce9" office:value-type="float" office:value="23.1893443136142" calcext:value-type="float">
            <text:p><text:s text:c="3"/>23,2 </text:p>
          </table:table-cell>
          <table:table-cell table:style-name="ce9" office:value-type="float" office:value="32.1617313861008" calcext:value-type="float">
            <text:p><text:s text:c="3"/>32,2 </text:p>
          </table:table-cell>
          <table:table-cell table:style-name="ce9" office:value-type="float" office:value="23.1705114103466" calcext:value-type="float">
            <text:p><text:s text:c="3"/>23,2 </text:p>
          </table:table-cell>
          <table:table-cell table:style-name="ce9" office:value-type="float" office:value="13.5302008923431" calcext:value-type="float">
            <text:p><text:s text:c="3"/>13,5 </text:p>
          </table:table-cell>
          <table:table-cell table:style-name="ce9" office:value-type="float" office:value="32.81082192835" calcext:value-type="float">
            <text:p><text:s text:c="3"/>32,8 </text:p>
          </table:table-cell>
          <table:table-cell table:number-columns-repeated="996"/>
        </table:table-row>
        <table:table-row table:style-name="ro1">
          <table:table-cell office:value-type="string" calcext:value-type="string">
            <text:p>Vitória</text:p>
          </table:table-cell>
          <table:table-cell table:style-name="ce9" office:value-type="float" office:value="32.0522656988907" calcext:value-type="float">
            <text:p><text:s text:c="3"/>32,1 </text:p>
          </table:table-cell>
          <table:table-cell table:style-name="ce9" office:value-type="float" office:value="27.1871638007054" calcext:value-type="float">
            <text:p><text:s text:c="3"/>27,2 </text:p>
          </table:table-cell>
          <table:table-cell table:style-name="ce9" office:value-type="float" office:value="36.9173675970761" calcext:value-type="float">
            <text:p><text:s text:c="3"/>36,9 </text:p>
          </table:table-cell>
          <table:table-cell table:style-name="ce9" office:value-type="float" office:value="19.0052404410746" calcext:value-type="float">
            <text:p><text:s text:c="3"/>19,0 </text:p>
          </table:table-cell>
          <table:table-cell table:style-name="ce9" office:value-type="float" office:value="15.4640504868964" calcext:value-type="float">
            <text:p><text:s text:c="3"/>15,5 </text:p>
          </table:table-cell>
          <table:table-cell table:style-name="ce9" office:value-type="float" office:value="22.5464303952528" calcext:value-type="float">
            <text:p><text:s text:c="3"/>22,5 </text:p>
          </table:table-cell>
          <table:table-cell table:style-name="ce9" office:value-type="float" office:value="19.917262252523" calcext:value-type="float">
            <text:p><text:s text:c="3"/>19,9 </text:p>
          </table:table-cell>
          <table:table-cell table:style-name="ce9" office:value-type="float" office:value="11.6709969850523" calcext:value-type="float">
            <text:p><text:s text:c="3"/>11,7 </text:p>
          </table:table-cell>
          <table:table-cell table:style-name="ce9" office:value-type="float" office:value="28.1635275199938" calcext:value-type="float">
            <text:p><text:s text:c="3"/>28,2 </text:p>
          </table:table-cell>
          <table:table-cell table:style-name="ce9" office:value-type="float" office:value="33.8280837082851" calcext:value-type="float">
            <text:p><text:s text:c="3"/>33,8 </text:p>
          </table:table-cell>
          <table:table-cell table:style-name="ce9" office:value-type="float" office:value="29.3002276378617" calcext:value-type="float">
            <text:p><text:s text:c="3"/>29,3 </text:p>
          </table:table-cell>
          <table:table-cell table:style-name="ce9" office:value-type="float" office:value="38.3559397787085" calcext:value-type="float">
            <text:p><text:s text:c="3"/>38,4 </text:p>
          </table:table-cell>
          <table:table-cell table:style-name="ce9" office:value-type="float" office:value="23.7026331063452" calcext:value-type="float">
            <text:p><text:s text:c="3"/>23,7 </text:p>
          </table:table-cell>
          <table:table-cell table:style-name="ce9" office:value-type="float" office:value="18.5025342408636" calcext:value-type="float">
            <text:p><text:s text:c="3"/>18,5 </text:p>
          </table:table-cell>
          <table:table-cell table:style-name="ce9" office:value-type="float" office:value="28.9027319718268" calcext:value-type="float">
            <text:p><text:s text:c="3"/>28,9 </text:p>
          </table:table-cell>
          <table:table-cell table:style-name="ce9" office:value-type="float" office:value="17.6966389222647" calcext:value-type="float">
            <text:p><text:s text:c="3"/>17,7 </text:p>
          </table:table-cell>
          <table:table-cell table:style-name="ce9" office:value-type="float" office:value="6.30383748233956" calcext:value-type="float">
            <text:p><text:s text:c="3"/>6,3 </text:p>
          </table:table-cell>
          <table:table-cell table:style-name="ce9" office:value-type="float" office:value="29.0894403621899" calcext:value-type="float">
            <text:p><text:s text:c="3"/>29,1 </text:p>
          </table:table-cell>
          <table:table-cell table:style-name="ce9" office:value-type="float" office:value="30.318903001785" calcext:value-type="float">
            <text:p><text:s text:c="3"/>30,3 </text:p>
          </table:table-cell>
          <table:table-cell table:style-name="ce9" office:value-type="float" office:value="24.1263275216066" calcext:value-type="float">
            <text:p><text:s text:c="3"/>24,1 </text:p>
          </table:table-cell>
          <table:table-cell table:style-name="ce9" office:value-type="float" office:value="36.5114784819635" calcext:value-type="float">
            <text:p><text:s text:c="3"/>36,5 </text:p>
          </table:table-cell>
          <table:table-cell table:style-name="ce9" office:value-type="float" office:value="14.7644529367667" calcext:value-type="float">
            <text:p><text:s text:c="3"/>14,8 </text:p>
          </table:table-cell>
          <table:table-cell table:style-name="ce9" office:value-type="float" office:value="11.6014657057888" calcext:value-type="float">
            <text:p><text:s text:c="3"/>11,6 </text:p>
          </table:table-cell>
          <table:table-cell table:style-name="ce9" office:value-type="float" office:value="17.9274401677446" calcext:value-type="float">
            <text:p><text:s text:c="3"/>17,9 </text:p>
          </table:table-cell>
          <table:table-cell table:style-name="ce9" office:value-type="float" office:value="21.9425294917695" calcext:value-type="float">
            <text:p><text:s text:c="3"/>21,9 </text:p>
          </table:table-cell>
          <table:table-cell table:style-name="ce9" office:value-type="float" office:value="11.4297462007375" calcext:value-type="float">
            <text:p><text:s text:c="3"/>11,4 </text:p>
          </table:table-cell>
          <table:table-cell table:style-name="ce9" office:value-type="float" office:value="32.4553127828016" calcext:value-type="float">
            <text:p><text:s text:c="3"/>32,5 </text:p>
          </table:table-cell>
          <table:table-cell table:number-columns-repeated="996"/>
        </table:table-row>
        <table:table-row table:style-name="ro1">
          <table:table-cell office:value-type="string" calcext:value-type="string">
            <text:p>Rio de Janeiro</text:p>
          </table:table-cell>
          <table:table-cell table:style-name="ce9" office:value-type="float" office:value="54.4417905601764" calcext:value-type="float">
            <text:p><text:s text:c="3"/>54,4 </text:p>
          </table:table-cell>
          <table:table-cell table:style-name="ce9" office:value-type="float" office:value="48.8651728257572" calcext:value-type="float">
            <text:p><text:s text:c="3"/>48,9 </text:p>
          </table:table-cell>
          <table:table-cell table:style-name="ce9" office:value-type="float" office:value="60.0184082945956" calcext:value-type="float">
            <text:p><text:s text:c="3"/>60,0 </text:p>
          </table:table-cell>
          <table:table-cell table:style-name="ce9" office:value-type="float" office:value="38.4478539665776" calcext:value-type="float">
            <text:p><text:s text:c="3"/>38,4 </text:p>
          </table:table-cell>
          <table:table-cell table:style-name="ce9" office:value-type="float" office:value="33.4486916359851" calcext:value-type="float">
            <text:p><text:s text:c="3"/>33,4 </text:p>
          </table:table-cell>
          <table:table-cell table:style-name="ce9" office:value-type="float" office:value="43.4470162971701" calcext:value-type="float">
            <text:p><text:s text:c="3"/>43,4 </text:p>
          </table:table-cell>
          <table:table-cell table:style-name="ce9" office:value-type="float" office:value="35.0402803554434" calcext:value-type="float">
            <text:p><text:s text:c="3"/>35,0 </text:p>
          </table:table-cell>
          <table:table-cell table:style-name="ce9" office:value-type="float" office:value="25.639600143627" calcext:value-type="float">
            <text:p><text:s text:c="3"/>25,6 </text:p>
          </table:table-cell>
          <table:table-cell table:style-name="ce9" office:value-type="float" office:value="44.4409605672598" calcext:value-type="float">
            <text:p><text:s text:c="3"/>44,4 </text:p>
          </table:table-cell>
          <table:table-cell table:style-name="ce9" office:value-type="float" office:value="53.1554583893659" calcext:value-type="float">
            <text:p><text:s text:c="3"/>53,2 </text:p>
          </table:table-cell>
          <table:table-cell table:style-name="ce9" office:value-type="float" office:value="48.4289892961644" calcext:value-type="float">
            <text:p><text:s text:c="3"/>48,4 </text:p>
          </table:table-cell>
          <table:table-cell table:style-name="ce9" office:value-type="float" office:value="57.8819274825675" calcext:value-type="float">
            <text:p><text:s text:c="3"/>57,9 </text:p>
          </table:table-cell>
          <table:table-cell table:style-name="ce9" office:value-type="float" office:value="38.3199474046621" calcext:value-type="float">
            <text:p><text:s text:c="3"/>38,3 </text:p>
          </table:table-cell>
          <table:table-cell table:style-name="ce9" office:value-type="float" office:value="33.2830786466078" calcext:value-type="float">
            <text:p><text:s text:c="3"/>33,3 </text:p>
          </table:table-cell>
          <table:table-cell table:style-name="ce9" office:value-type="float" office:value="43.3568161627164" calcext:value-type="float">
            <text:p><text:s text:c="3"/>43,4 </text:p>
          </table:table-cell>
          <table:table-cell table:style-name="ce9" office:value-type="float" office:value="31.7325551333906" calcext:value-type="float">
            <text:p><text:s text:c="3"/>31,7 </text:p>
          </table:table-cell>
          <table:table-cell table:style-name="ce9" office:value-type="float" office:value="20.1433868618297" calcext:value-type="float">
            <text:p><text:s text:c="3"/>20,1 </text:p>
          </table:table-cell>
          <table:table-cell table:style-name="ce9" office:value-type="float" office:value="43.3217234049515" calcext:value-type="float">
            <text:p><text:s text:c="3"/>43,3 </text:p>
          </table:table-cell>
          <table:table-cell table:style-name="ce9" office:value-type="float" office:value="55.5184151682682" calcext:value-type="float">
            <text:p><text:s text:c="3"/>55,5 </text:p>
          </table:table-cell>
          <table:table-cell table:style-name="ce9" office:value-type="float" office:value="47.4098410167882" calcext:value-type="float">
            <text:p><text:s text:c="3"/>47,4 </text:p>
          </table:table-cell>
          <table:table-cell table:style-name="ce9" office:value-type="float" office:value="63.6269893197482" calcext:value-type="float">
            <text:p><text:s text:c="3"/>63,6 </text:p>
          </table:table-cell>
          <table:table-cell table:style-name="ce9" office:value-type="float" office:value="38.5614759985649" calcext:value-type="float">
            <text:p><text:s text:c="3"/>38,6 </text:p>
          </table:table-cell>
          <table:table-cell table:style-name="ce9" office:value-type="float" office:value="30.0608304943332" calcext:value-type="float">
            <text:p><text:s text:c="3"/>30,1 </text:p>
          </table:table-cell>
          <table:table-cell table:style-name="ce9" office:value-type="float" office:value="47.0621215027966" calcext:value-type="float">
            <text:p><text:s text:c="3"/>47,1 </text:p>
          </table:table-cell>
          <table:table-cell table:style-name="ce9" office:value-type="float" office:value="39.0076734106769" calcext:value-type="float">
            <text:p><text:s text:c="3"/>39,0 </text:p>
          </table:table-cell>
          <table:table-cell table:style-name="ce9" office:value-type="float" office:value="21.6868259033939" calcext:value-type="float">
            <text:p><text:s text:c="3"/>21,7 </text:p>
          </table:table-cell>
          <table:table-cell table:style-name="ce9" office:value-type="float" office:value="56.3285209179599" calcext:value-type="float">
            <text:p><text:s text:c="3"/>56,3 </text:p>
          </table:table-cell>
          <table:table-cell table:number-columns-repeated="996"/>
        </table:table-row>
        <table:table-row table:style-name="ro1">
          <table:table-cell office:value-type="string" calcext:value-type="string">
            <text:p>São Paulo</text:p>
          </table:table-cell>
          <table:table-cell table:style-name="ce9" office:value-type="float" office:value="59.2103460882549" calcext:value-type="float">
            <text:p><text:s text:c="3"/>59,2 </text:p>
          </table:table-cell>
          <table:table-cell table:style-name="ce9" office:value-type="float" office:value="53.2578001933188" calcext:value-type="float">
            <text:p><text:s text:c="3"/>53,3 </text:p>
          </table:table-cell>
          <table:table-cell table:style-name="ce9" office:value-type="float" office:value="65.162891983191" calcext:value-type="float">
            <text:p><text:s text:c="3"/>65,2 </text:p>
          </table:table-cell>
          <table:table-cell table:style-name="ce9" office:value-type="float" office:value="40.8332597707121" calcext:value-type="float">
            <text:p><text:s text:c="3"/>40,8 </text:p>
          </table:table-cell>
          <table:table-cell table:style-name="ce9" office:value-type="float" office:value="33.5789724232809" calcext:value-type="float">
            <text:p><text:s text:c="3"/>33,6 </text:p>
          </table:table-cell>
          <table:table-cell table:style-name="ce9" office:value-type="float" office:value="48.0875471181433" calcext:value-type="float">
            <text:p><text:s text:c="3"/>48,1 </text:p>
          </table:table-cell>
          <table:table-cell table:style-name="ce9" office:value-type="float" office:value="31.2369816413154" calcext:value-type="float">
            <text:p><text:s text:c="3"/>31,2 </text:p>
          </table:table-cell>
          <table:table-cell table:style-name="ce9" office:value-type="float" office:value="23.1521035867536" calcext:value-type="float">
            <text:p><text:s text:c="3"/>23,2 </text:p>
          </table:table-cell>
          <table:table-cell table:style-name="ce9" office:value-type="float" office:value="39.3218596958771" calcext:value-type="float">
            <text:p><text:s text:c="3"/>39,3 </text:p>
          </table:table-cell>
          <table:table-cell table:style-name="ce9" office:value-type="float" office:value="56.5215647873239" calcext:value-type="float">
            <text:p><text:s text:c="3"/>56,5 </text:p>
          </table:table-cell>
          <table:table-cell table:style-name="ce9" office:value-type="float" office:value="49.7965907885264" calcext:value-type="float">
            <text:p><text:s text:c="3"/>49,8 </text:p>
          </table:table-cell>
          <table:table-cell table:style-name="ce9" office:value-type="float" office:value="63.2465387861213" calcext:value-type="float">
            <text:p><text:s text:c="3"/>63,2 </text:p>
          </table:table-cell>
          <table:table-cell table:style-name="ce9" office:value-type="float" office:value="36.4187067704987" calcext:value-type="float">
            <text:p><text:s text:c="3"/>36,4 </text:p>
          </table:table-cell>
          <table:table-cell table:style-name="ce9" office:value-type="float" office:value="29.7543307121956" calcext:value-type="float">
            <text:p><text:s text:c="3"/>29,8 </text:p>
          </table:table-cell>
          <table:table-cell table:style-name="ce9" office:value-type="float" office:value="43.0830828288017" calcext:value-type="float">
            <text:p><text:s text:c="3"/>43,1 </text:p>
          </table:table-cell>
          <table:table-cell table:style-name="ce9" office:value-type="float" office:value="42.1197518268816" calcext:value-type="float">
            <text:p><text:s text:c="3"/>42,1 </text:p>
          </table:table-cell>
          <table:table-cell table:style-name="ce9" office:value-type="float" office:value="30.1021508880914" calcext:value-type="float">
            <text:p><text:s text:c="3"/>30,1 </text:p>
          </table:table-cell>
          <table:table-cell table:style-name="ce9" office:value-type="float" office:value="54.1373527656718" calcext:value-type="float">
            <text:p><text:s text:c="3"/>54,1 </text:p>
          </table:table-cell>
          <table:table-cell table:style-name="ce9" office:value-type="float" office:value="62.2081990353005" calcext:value-type="float">
            <text:p><text:s text:c="3"/>62,2 </text:p>
          </table:table-cell>
          <table:table-cell table:style-name="ce9" office:value-type="float" office:value="55.5236017558121" calcext:value-type="float">
            <text:p><text:s text:c="3"/>55,5 </text:p>
          </table:table-cell>
          <table:table-cell table:style-name="ce9" office:value-type="float" office:value="68.8927963147889" calcext:value-type="float">
            <text:p><text:s text:c="3"/>68,9 </text:p>
          </table:table-cell>
          <table:table-cell table:style-name="ce9" office:value-type="float" office:value="45.49684462505" calcext:value-type="float">
            <text:p><text:s text:c="3"/>45,5 </text:p>
          </table:table-cell>
          <table:table-cell table:style-name="ce9" office:value-type="float" office:value="35.876320597395" calcext:value-type="float">
            <text:p><text:s text:c="3"/>35,9 </text:p>
          </table:table-cell>
          <table:table-cell table:style-name="ce9" office:value-type="float" office:value="55.1173686527051" calcext:value-type="float">
            <text:p><text:s text:c="3"/>55,1 </text:p>
          </table:table-cell>
          <table:table-cell table:style-name="ce9" office:value-type="float" office:value="23.6039413446028" calcext:value-type="float">
            <text:p><text:s text:c="3"/>23,6 </text:p>
          </table:table-cell>
          <table:table-cell table:style-name="ce9" office:value-type="float" office:value="16.1780536746713" calcext:value-type="float">
            <text:p><text:s text:c="3"/>16,2 </text:p>
          </table:table-cell>
          <table:table-cell table:style-name="ce9" office:value-type="float" office:value="31.0298290145344" calcext:value-type="float">
            <text:p><text:s text:c="3"/>31,0 </text:p>
          </table:table-cell>
          <table:table-cell table:number-columns-repeated="996"/>
        </table:table-row>
        <table:table-row table:style-name="ro1">
          <table:table-cell office:value-type="string" calcext:value-type="string">
            <text:p>Curitiba</text:p>
          </table:table-cell>
          <table:table-cell table:style-name="ce9" office:value-type="float" office:value="62.9889668263597" calcext:value-type="float">
            <text:p><text:s text:c="3"/>63,0 </text:p>
          </table:table-cell>
          <table:table-cell table:style-name="ce9" office:value-type="float" office:value="55.8554833150984" calcext:value-type="float">
            <text:p><text:s text:c="3"/>55,9 </text:p>
          </table:table-cell>
          <table:table-cell table:style-name="ce9" office:value-type="float" office:value="70.122450337621" calcext:value-type="float">
            <text:p><text:s text:c="3"/>70,1 </text:p>
          </table:table-cell>
          <table:table-cell table:style-name="ce9" office:value-type="float" office:value="33.5744683530917" calcext:value-type="float">
            <text:p><text:s text:c="3"/>33,6 </text:p>
          </table:table-cell>
          <table:table-cell table:style-name="ce9" office:value-type="float" office:value="28.9442749939644" calcext:value-type="float">
            <text:p><text:s text:c="3"/>28,9 </text:p>
          </table:table-cell>
          <table:table-cell table:style-name="ce9" office:value-type="float" office:value="38.2046617122191" calcext:value-type="float">
            <text:p><text:s text:c="3"/>38,2 </text:p>
          </table:table-cell>
          <table:table-cell table:style-name="ce9" office:value-type="float" office:value="27.957921056583" calcext:value-type="float">
            <text:p><text:s text:c="3"/>28,0 </text:p>
          </table:table-cell>
          <table:table-cell table:style-name="ce9" office:value-type="float" office:value="18.1254871891356" calcext:value-type="float">
            <text:p><text:s text:c="3"/>18,1 </text:p>
          </table:table-cell>
          <table:table-cell table:style-name="ce9" office:value-type="float" office:value="37.7903549240304" calcext:value-type="float">
            <text:p><text:s text:c="3"/>37,8 </text:p>
          </table:table-cell>
          <table:table-cell table:style-name="ce9" office:value-type="float" office:value="64.2204966060646" calcext:value-type="float">
            <text:p><text:s text:c="3"/>64,2 </text:p>
          </table:table-cell>
          <table:table-cell table:style-name="ce9" office:value-type="float" office:value="56.5680753921898" calcext:value-type="float">
            <text:p><text:s text:c="3"/>56,6 </text:p>
          </table:table-cell>
          <table:table-cell table:style-name="ce9" office:value-type="float" office:value="71.8729178199394" calcext:value-type="float">
            <text:p><text:s text:c="3"/>71,9 </text:p>
          </table:table-cell>
          <table:table-cell table:style-name="ce9" office:value-type="float" office:value="34.2187429514715" calcext:value-type="float">
            <text:p><text:s text:c="3"/>34,2 </text:p>
          </table:table-cell>
          <table:table-cell table:style-name="ce9" office:value-type="float" office:value="28.2786812441201" calcext:value-type="float">
            <text:p><text:s text:c="3"/>28,3 </text:p>
          </table:table-cell>
          <table:table-cell table:style-name="ce9" office:value-type="float" office:value="40.158804658823" calcext:value-type="float">
            <text:p><text:s text:c="3"/>40,2 </text:p>
          </table:table-cell>
          <table:table-cell table:style-name="ce9" office:value-type="float" office:value="37.102026335104" calcext:value-type="float">
            <text:p><text:s text:c="3"/>37,1 </text:p>
          </table:table-cell>
          <table:table-cell table:style-name="ce9" office:value-type="float" office:value="19.9438878616983" calcext:value-type="float">
            <text:p><text:s text:c="3"/>19,9 </text:p>
          </table:table-cell>
          <table:table-cell table:style-name="ce9" office:value-type="float" office:value="54.2601648085097" calcext:value-type="float">
            <text:p><text:s text:c="3"/>54,3 </text:p>
          </table:table-cell>
          <table:table-cell table:style-name="ce9" office:value-type="float" office:value="61.7803044020275" calcext:value-type="float">
            <text:p><text:s text:c="3"/>61,8 </text:p>
          </table:table-cell>
          <table:table-cell table:style-name="ce9" office:value-type="float" office:value="54.1361476934906" calcext:value-type="float">
            <text:p><text:s text:c="3"/>54,1 </text:p>
          </table:table-cell>
          <table:table-cell table:style-name="ce9" office:value-type="float" office:value="69.4244611105643" calcext:value-type="float">
            <text:p><text:s text:c="3"/>69,4 </text:p>
          </table:table-cell>
          <table:table-cell table:style-name="ce9" office:value-type="float" office:value="32.9437892586888" calcext:value-type="float">
            <text:p><text:s text:c="3"/>32,9 </text:p>
          </table:table-cell>
          <table:table-cell table:style-name="ce9" office:value-type="float" office:value="26.4252591436761" calcext:value-type="float">
            <text:p><text:s text:c="3"/>26,4 </text:p>
          </table:table-cell>
          <table:table-cell table:style-name="ce9" office:value-type="float" office:value="39.4623193737015" calcext:value-type="float">
            <text:p><text:s text:c="3"/>39,5 </text:p>
          </table:table-cell>
          <table:table-cell table:style-name="ce9" office:value-type="float" office:value="19.7314050226046" calcext:value-type="float">
            <text:p><text:s text:c="3"/>19,7 </text:p>
          </table:table-cell>
          <table:table-cell table:style-name="ce9" office:value-type="float" office:value="6.13989064602071" calcext:value-type="float">
            <text:p><text:s text:c="3"/>6,1 </text:p>
          </table:table-cell>
          <table:table-cell table:style-name="ce9" office:value-type="float" office:value="33.3229193991886" calcext:value-type="float">
            <text:p><text:s text:c="3"/>33,3 </text:p>
          </table:table-cell>
          <table:table-cell table:number-columns-repeated="996"/>
        </table:table-row>
        <table:table-row table:style-name="ro1">
          <table:table-cell office:value-type="string" calcext:value-type="string">
            <text:p>Florianópolis</text:p>
          </table:table-cell>
          <table:table-cell table:style-name="ce9" office:value-type="float" office:value="59.6181938696672" calcext:value-type="float">
            <text:p><text:s text:c="3"/>59,6 </text:p>
          </table:table-cell>
          <table:table-cell table:style-name="ce9" office:value-type="float" office:value="50.7114131740117" calcext:value-type="float">
            <text:p><text:s text:c="3"/>50,7 </text:p>
          </table:table-cell>
          <table:table-cell table:style-name="ce9" office:value-type="float" office:value="68.5249745653226" calcext:value-type="float">
            <text:p><text:s text:c="3"/>68,5 </text:p>
          </table:table-cell>
          <table:table-cell table:style-name="ce9" office:value-type="float" office:value="33.8391058636805" calcext:value-type="float">
            <text:p><text:s text:c="3"/>33,8 </text:p>
          </table:table-cell>
          <table:table-cell table:style-name="ce9" office:value-type="float" office:value="24.4847393837491" calcext:value-type="float">
            <text:p><text:s text:c="3"/>24,5 </text:p>
          </table:table-cell>
          <table:table-cell table:style-name="ce9" office:value-type="float" office:value="43.1934723436119" calcext:value-type="float">
            <text:p><text:s text:c="3"/>43,2 </text:p>
          </table:table-cell>
          <table:table-cell table:style-name="ce9" office:value-type="float" office:value="24.7325347725669" calcext:value-type="float">
            <text:p><text:s text:c="3"/>24,7 </text:p>
          </table:table-cell>
          <table:table-cell table:style-name="ce9" office:value-type="float" office:value="16.5559815960844" calcext:value-type="float">
            <text:p><text:s text:c="3"/>16,6 </text:p>
          </table:table-cell>
          <table:table-cell table:style-name="ce9" office:value-type="float" office:value="32.9090879490493" calcext:value-type="float">
            <text:p><text:s text:c="3"/>32,9 </text:p>
          </table:table-cell>
          <table:table-cell table:style-name="ce9" office:value-type="float" office:value="59.7080366335174" calcext:value-type="float">
            <text:p><text:s text:c="3"/>59,7 </text:p>
          </table:table-cell>
          <table:table-cell table:style-name="ce9" office:value-type="float" office:value="51.7247857858343" calcext:value-type="float">
            <text:p><text:s text:c="3"/>51,7 </text:p>
          </table:table-cell>
          <table:table-cell table:style-name="ce9" office:value-type="float" office:value="67.6912874812006" calcext:value-type="float">
            <text:p><text:s text:c="3"/>67,7 </text:p>
          </table:table-cell>
          <table:table-cell table:style-name="ce9" office:value-type="float" office:value="38.5097003272842" calcext:value-type="float">
            <text:p><text:s text:c="3"/>38,5 </text:p>
          </table:table-cell>
          <table:table-cell table:style-name="ce9" office:value-type="float" office:value="31.2803908121565" calcext:value-type="float">
            <text:p><text:s text:c="3"/>31,3 </text:p>
          </table:table-cell>
          <table:table-cell table:style-name="ce9" office:value-type="float" office:value="45.7390098424119" calcext:value-type="float">
            <text:p><text:s text:c="3"/>45,7 </text:p>
          </table:table-cell>
          <table:table-cell table:style-name="ce9" office:value-type="float" office:value="22.3107947863056" calcext:value-type="float">
            <text:p><text:s text:c="3"/>22,3 </text:p>
          </table:table-cell>
          <table:table-cell table:style-name="ce9" office:value-type="float" office:value="15.2128069191769" calcext:value-type="float">
            <text:p><text:s text:c="3"/>15,2 </text:p>
          </table:table-cell>
          <table:table-cell table:style-name="ce9" office:value-type="float" office:value="29.4087826534342" calcext:value-type="float">
            <text:p><text:s text:c="3"/>29,4 </text:p>
          </table:table-cell>
          <table:table-cell table:style-name="ce9" office:value-type="float" office:value="59.5342805024861" calcext:value-type="float">
            <text:p><text:s text:c="3"/>59,5 </text:p>
          </table:table-cell>
          <table:table-cell table:style-name="ce9" office:value-type="float" office:value="47.7043253283009" calcext:value-type="float">
            <text:p><text:s text:c="3"/>47,7 </text:p>
          </table:table-cell>
          <table:table-cell table:style-name="ce9" office:value-type="float" office:value="71.3642356766714" calcext:value-type="float">
            <text:p><text:s text:c="3"/>71,4 </text:p>
          </table:table-cell>
          <table:table-cell table:style-name="ce9" office:value-type="float" office:value="29.8012058838035" calcext:value-type="float">
            <text:p><text:s text:c="3"/>29,8 </text:p>
          </table:table-cell>
          <table:table-cell table:style-name="ce9" office:value-type="float" office:value="16.7596573450518" calcext:value-type="float">
            <text:p><text:s text:c="3"/>16,8 </text:p>
          </table:table-cell>
          <table:table-cell table:style-name="ce9" office:value-type="float" office:value="42.8427544225552" calcext:value-type="float">
            <text:p><text:s text:c="3"/>42,8 </text:p>
          </table:table-cell>
          <table:table-cell table:style-name="ce9" office:value-type="float" office:value="26.6151586722466" calcext:value-type="float">
            <text:p><text:s text:c="3"/>26,6 </text:p>
          </table:table-cell>
          <table:table-cell table:style-name="ce9" office:value-type="float" office:value="15.4177156234698" calcext:value-type="float">
            <text:p><text:s text:c="3"/>15,4 </text:p>
          </table:table-cell>
          <table:table-cell table:style-name="ce9" office:value-type="float" office:value="37.8126017210234" calcext:value-type="float">
            <text:p><text:s text:c="3"/>37,8 </text:p>
          </table:table-cell>
          <table:table-cell table:number-columns-repeated="996"/>
        </table:table-row>
        <table:table-row table:style-name="ro1">
          <table:table-cell office:value-type="string" calcext:value-type="string">
            <text:p>Porto Alegre</text:p>
          </table:table-cell>
          <table:table-cell table:style-name="ce9" office:value-type="float" office:value="42.5493622613698" calcext:value-type="float">
            <text:p><text:s text:c="3"/>42,5 </text:p>
          </table:table-cell>
          <table:table-cell table:style-name="ce9" office:value-type="float" office:value="36.9096528879155" calcext:value-type="float">
            <text:p><text:s text:c="3"/>36,9 </text:p>
          </table:table-cell>
          <table:table-cell table:style-name="ce9" office:value-type="float" office:value="48.1890716348241" calcext:value-type="float">
            <text:p><text:s text:c="3"/>48,2 </text:p>
          </table:table-cell>
          <table:table-cell table:style-name="ce9" office:value-type="float" office:value="30.9513549791185" calcext:value-type="float">
            <text:p><text:s text:c="3"/>31,0 </text:p>
          </table:table-cell>
          <table:table-cell table:style-name="ce9" office:value-type="float" office:value="24.2368151931933" calcext:value-type="float">
            <text:p><text:s text:c="3"/>24,2 </text:p>
          </table:table-cell>
          <table:table-cell table:style-name="ce9" office:value-type="float" office:value="37.6658947650437" calcext:value-type="float">
            <text:p><text:s text:c="3"/>37,7 </text:p>
          </table:table-cell>
          <table:table-cell table:style-name="ce9" office:value-type="float" office:value="9.68798831491501" calcext:value-type="float">
            <text:p><text:s text:c="3"/>9,7 </text:p>
          </table:table-cell>
          <table:table-cell table:style-name="ce9" office:value-type="float" office:value="5.02377604836149" calcext:value-type="float">
            <text:p><text:s text:c="3"/>5,0 </text:p>
          </table:table-cell>
          <table:table-cell table:style-name="ce9" office:value-type="float" office:value="14.3522005814685" calcext:value-type="float">
            <text:p><text:s text:c="3"/>14,4 </text:p>
          </table:table-cell>
          <table:table-cell table:style-name="ce9" office:value-type="float" office:value="39.868397296169" calcext:value-type="float">
            <text:p><text:s text:c="3"/>39,9 </text:p>
          </table:table-cell>
          <table:table-cell table:style-name="ce9" office:value-type="float" office:value="35.1866981826901" calcext:value-type="float">
            <text:p><text:s text:c="3"/>35,2 </text:p>
          </table:table-cell>
          <table:table-cell table:style-name="ce9" office:value-type="float" office:value="44.5500964096479" calcext:value-type="float">
            <text:p><text:s text:c="3"/>44,6 </text:p>
          </table:table-cell>
          <table:table-cell table:style-name="ce9" office:value-type="float" office:value="30.8142305591598" calcext:value-type="float">
            <text:p><text:s text:c="3"/>30,8 </text:p>
          </table:table-cell>
          <table:table-cell table:style-name="ce9" office:value-type="float" office:value="22.9552187075914" calcext:value-type="float">
            <text:p><text:s text:c="3"/>23,0 </text:p>
          </table:table-cell>
          <table:table-cell table:style-name="ce9" office:value-type="float" office:value="38.6732424107281" calcext:value-type="float">
            <text:p><text:s text:c="3"/>38,7 </text:p>
          </table:table-cell>
          <table:table-cell table:style-name="ce9" office:value-type="float" office:value="5.66522757245021" calcext:value-type="float">
            <text:p><text:s text:c="3"/>5,7 </text:p>
          </table:table-cell>
          <table:table-cell table:style-name="ce9" office:value-type="float" office:value="0.732771743773272" calcext:value-type="float">
            <text:p><text:s text:c="3"/>0,7 </text:p>
          </table:table-cell>
          <table:table-cell table:style-name="ce9" office:value-type="float" office:value="10.5976834011271" calcext:value-type="float">
            <text:p><text:s text:c="3"/>10,6 </text:p>
          </table:table-cell>
          <table:table-cell table:style-name="ce9" office:value-type="float" office:value="44.9822404035484" calcext:value-type="float">
            <text:p><text:s text:c="3"/>45,0 </text:p>
          </table:table-cell>
          <table:table-cell table:style-name="ce9" office:value-type="float" office:value="36.8102724132005" calcext:value-type="float">
            <text:p><text:s text:c="3"/>36,8 </text:p>
          </table:table-cell>
          <table:table-cell table:style-name="ce9" office:value-type="float" office:value="53.1542083938962" calcext:value-type="float">
            <text:p><text:s text:c="3"/>53,2 </text:p>
          </table:table-cell>
          <table:table-cell table:style-name="ce9" office:value-type="float" office:value="31.110639468472" calcext:value-type="float">
            <text:p><text:s text:c="3"/>31,1 </text:p>
          </table:table-cell>
          <table:table-cell table:style-name="ce9" office:value-type="float" office:value="23.086329173609" calcext:value-type="float">
            <text:p><text:s text:c="3"/>23,1 </text:p>
          </table:table-cell>
          <table:table-cell table:style-name="ce9" office:value-type="float" office:value="39.1349497633349" calcext:value-type="float">
            <text:p><text:s text:c="3"/>39,1 </text:p>
          </table:table-cell>
          <table:table-cell table:style-name="ce9" office:value-type="float" office:value="12.6313281432619" calcext:value-type="float">
            <text:p><text:s text:c="3"/>12,6 </text:p>
          </table:table-cell>
          <table:table-cell table:style-name="ce9" office:value-type="float" office:value="4.65634488705505" calcext:value-type="float">
            <text:p><text:s text:c="3"/>4,7 </text:p>
          </table:table-cell>
          <table:table-cell table:style-name="ce9" office:value-type="float" office:value="20.6063113994688" calcext:value-type="float">
            <text:p><text:s text:c="3"/>20,6 </text:p>
          </table:table-cell>
          <table:table-cell table:number-columns-repeated="996"/>
        </table:table-row>
        <table:table-row table:style-name="ro1">
          <table:table-cell office:value-type="string" calcext:value-type="string">
            <text:p>Campo Grande</text:p>
          </table:table-cell>
          <table:table-cell table:style-name="ce9" office:value-type="float" office:value="41.8055060190027" calcext:value-type="float">
            <text:p><text:s text:c="3"/>41,8 </text:p>
          </table:table-cell>
          <table:table-cell table:style-name="ce9" office:value-type="float" office:value="35.3040840844874" calcext:value-type="float">
            <text:p><text:s text:c="3"/>35,3 </text:p>
          </table:table-cell>
          <table:table-cell table:style-name="ce9" office:value-type="float" office:value="48.3069279535181" calcext:value-type="float">
            <text:p><text:s text:c="3"/>48,3 </text:p>
          </table:table-cell>
          <table:table-cell table:style-name="ce9" office:value-type="float" office:value="33.1731520645615" calcext:value-type="float">
            <text:p><text:s text:c="3"/>33,2 </text:p>
          </table:table-cell>
          <table:table-cell table:style-name="ce9" office:value-type="float" office:value="28.0601818297591" calcext:value-type="float">
            <text:p><text:s text:c="3"/>28,1 </text:p>
          </table:table-cell>
          <table:table-cell table:style-name="ce9" office:value-type="float" office:value="38.2861222993639" calcext:value-type="float">
            <text:p><text:s text:c="3"/>38,3 </text:p>
          </table:table-cell>
          <table:table-cell table:style-name="ce9" office:value-type="float" office:value="19.3890887202858" calcext:value-type="float">
            <text:p><text:s text:c="3"/>19,4 </text:p>
          </table:table-cell>
          <table:table-cell table:style-name="ce9" office:value-type="float" office:value="6.07662590839131" calcext:value-type="float">
            <text:p><text:s text:c="3"/>6,1 </text:p>
          </table:table-cell>
          <table:table-cell table:style-name="ce9" office:value-type="float" office:value="32.7015515321804" calcext:value-type="float">
            <text:p><text:s text:c="3"/>32,7 </text:p>
          </table:table-cell>
          <table:table-cell table:style-name="ce9" office:value-type="float" office:value="38.5516899309038" calcext:value-type="float">
            <text:p><text:s text:c="3"/>38,6 </text:p>
          </table:table-cell>
          <table:table-cell table:style-name="ce9" office:value-type="float" office:value="32.9539618643204" calcext:value-type="float">
            <text:p><text:s text:c="3"/>33,0 </text:p>
          </table:table-cell>
          <table:table-cell table:style-name="ce9" office:value-type="float" office:value="44.1494179974871" calcext:value-type="float">
            <text:p><text:s text:c="3"/>44,1 </text:p>
          </table:table-cell>
          <table:table-cell table:style-name="ce9" office:value-type="float" office:value="28.7452259698729" calcext:value-type="float">
            <text:p><text:s text:c="3"/>28,7 </text:p>
          </table:table-cell>
          <table:table-cell table:style-name="ce9" office:value-type="float" office:value="23.7338911271073" calcext:value-type="float">
            <text:p><text:s text:c="3"/>23,7 </text:p>
          </table:table-cell>
          <table:table-cell table:style-name="ce9" office:value-type="float" office:value="33.7565608126384" calcext:value-type="float">
            <text:p><text:s text:c="3"/>33,8 </text:p>
          </table:table-cell>
          <table:table-cell table:style-name="ce9" office:value-type="float" office:value="24.5860746841845" calcext:value-type="float">
            <text:p><text:s text:c="3"/>24,6 </text:p>
          </table:table-cell>
          <table:table-cell table:style-name="ce9" office:value-type="float" office:value="11.2318622861608" calcext:value-type="float">
            <text:p><text:s text:c="3"/>11,2 </text:p>
          </table:table-cell>
          <table:table-cell table:style-name="ce9" office:value-type="float" office:value="37.9402870822083" calcext:value-type="float">
            <text:p><text:s text:c="3"/>37,9 </text:p>
          </table:table-cell>
          <table:table-cell table:style-name="ce9" office:value-type="float" office:value="45.1850135260299" calcext:value-type="float">
            <text:p><text:s text:c="3"/>45,2 </text:p>
          </table:table-cell>
          <table:table-cell table:style-name="ce9" office:value-type="float" office:value="36.8784921655387" calcext:value-type="float">
            <text:p><text:s text:c="3"/>36,9 </text:p>
          </table:table-cell>
          <table:table-cell table:style-name="ce9" office:value-type="float" office:value="53.4915348865212" calcext:value-type="float">
            <text:p><text:s text:c="3"/>53,5 </text:p>
          </table:table-cell>
          <table:table-cell table:style-name="ce9" office:value-type="float" office:value="37.5334459274534" calcext:value-type="float">
            <text:p><text:s text:c="3"/>37,5 </text:p>
          </table:table-cell>
          <table:table-cell table:style-name="ce9" office:value-type="float" office:value="30.2929692177181" calcext:value-type="float">
            <text:p><text:s text:c="3"/>30,3 </text:p>
          </table:table-cell>
          <table:table-cell table:style-name="ce9" office:value-type="float" office:value="44.7739226371887" calcext:value-type="float">
            <text:p><text:s text:c="3"/>44,8 </text:p>
          </table:table-cell>
          <table:table-cell table:style-name="ce9" office:value-type="float" office:value="14.951024172482" calcext:value-type="float">
            <text:p><text:s text:c="3"/>15,0 </text:p>
          </table:table-cell>
          <table:table-cell table:style-name="ce9" office:value-type="float" office:value="1.79931404445849" calcext:value-type="float">
            <text:p><text:s text:c="3"/>1,8 </text:p>
          </table:table-cell>
          <table:table-cell table:style-name="ce9" office:value-type="float" office:value="28.1027343005055" calcext:value-type="float">
            <text:p><text:s text:c="3"/>28,1 </text:p>
          </table:table-cell>
          <table:table-cell table:number-columns-repeated="996"/>
        </table:table-row>
        <table:table-row table:style-name="ro1">
          <table:table-cell office:value-type="string" calcext:value-type="string">
            <text:p>Cuiabá</text:p>
          </table:table-cell>
          <table:table-cell table:style-name="ce9" office:value-type="float" office:value="41.9816819656419" calcext:value-type="float">
            <text:p><text:s text:c="3"/>42,0 </text:p>
          </table:table-cell>
          <table:table-cell table:style-name="ce9" office:value-type="float" office:value="37.2758050301607" calcext:value-type="float">
            <text:p><text:s text:c="3"/>37,3 </text:p>
          </table:table-cell>
          <table:table-cell table:style-name="ce9" office:value-type="float" office:value="46.687558901123" calcext:value-type="float">
            <text:p><text:s text:c="3"/>46,7 </text:p>
          </table:table-cell>
          <table:table-cell table:style-name="ce9" office:value-type="float" office:value="33.0460563758485" calcext:value-type="float">
            <text:p><text:s text:c="3"/>33,0 </text:p>
          </table:table-cell>
          <table:table-cell table:style-name="ce9" office:value-type="float" office:value="26.4432855519706" calcext:value-type="float">
            <text:p><text:s text:c="3"/>26,4 </text:p>
          </table:table-cell>
          <table:table-cell table:style-name="ce9" office:value-type="float" office:value="39.6488271997264" calcext:value-type="float">
            <text:p><text:s text:c="3"/>39,6 </text:p>
          </table:table-cell>
          <table:table-cell table:style-name="ce9" office:value-type="float" office:value="31.5995528981322" calcext:value-type="float">
            <text:p><text:s text:c="3"/>31,6 </text:p>
          </table:table-cell>
          <table:table-cell table:style-name="ce9" office:value-type="float" office:value="16.8174428096882" calcext:value-type="float">
            <text:p><text:s text:c="3"/>16,8 </text:p>
          </table:table-cell>
          <table:table-cell table:style-name="ce9" office:value-type="float" office:value="46.3816629865762" calcext:value-type="float">
            <text:p><text:s text:c="3"/>46,4 </text:p>
          </table:table-cell>
          <table:table-cell table:style-name="ce9" office:value-type="float" office:value="37.4777493321648" calcext:value-type="float">
            <text:p><text:s text:c="3"/>37,5 </text:p>
          </table:table-cell>
          <table:table-cell table:style-name="ce9" office:value-type="float" office:value="30.8880661260397" calcext:value-type="float">
            <text:p><text:s text:c="3"/>30,9 </text:p>
          </table:table-cell>
          <table:table-cell table:style-name="ce9" office:value-type="float" office:value="44.0674325382898" calcext:value-type="float">
            <text:p><text:s text:c="3"/>44,1 </text:p>
          </table:table-cell>
          <table:table-cell table:style-name="ce9" office:value-type="float" office:value="29.3919410375105" calcext:value-type="float">
            <text:p><text:s text:c="3"/>29,4 </text:p>
          </table:table-cell>
          <table:table-cell table:style-name="ce9" office:value-type="float" office:value="22.1778988686774" calcext:value-type="float">
            <text:p><text:s text:c="3"/>22,2 </text:p>
          </table:table-cell>
          <table:table-cell table:style-name="ce9" office:value-type="float" office:value="36.6059832063435" calcext:value-type="float">
            <text:p><text:s text:c="3"/>36,6 </text:p>
          </table:table-cell>
          <table:table-cell table:style-name="ce9" office:value-type="float" office:value="33.1819211089597" calcext:value-type="float">
            <text:p><text:s text:c="3"/>33,2 </text:p>
          </table:table-cell>
          <table:table-cell table:style-name="ce9" office:value-type="float" office:value="16.6151694748847" calcext:value-type="float">
            <text:p><text:s text:c="3"/>16,6 </text:p>
          </table:table-cell>
          <table:table-cell table:style-name="ce9" office:value-type="float" office:value="49.7486727430348" calcext:value-type="float">
            <text:p><text:s text:c="3"/>49,7 </text:p>
          </table:table-cell>
          <table:table-cell table:style-name="ce9" office:value-type="float" office:value="46.3386201545241" calcext:value-type="float">
            <text:p><text:s text:c="3"/>46,3 </text:p>
          </table:table-cell>
          <table:table-cell table:style-name="ce9" office:value-type="float" office:value="41.5248707731105" calcext:value-type="float">
            <text:p><text:s text:c="3"/>41,5 </text:p>
          </table:table-cell>
          <table:table-cell table:style-name="ce9" office:value-type="float" office:value="51.1523695359378" calcext:value-type="float">
            <text:p><text:s text:c="3"/>51,2 </text:p>
          </table:table-cell>
          <table:table-cell table:style-name="ce9" office:value-type="float" office:value="36.4816492782599" calcext:value-type="float">
            <text:p><text:s text:c="3"/>36,5 </text:p>
          </table:table-cell>
          <table:table-cell table:style-name="ce9" office:value-type="float" office:value="29.0196177851768" calcext:value-type="float">
            <text:p><text:s text:c="3"/>29,0 </text:p>
          </table:table-cell>
          <table:table-cell table:style-name="ce9" office:value-type="float" office:value="43.943680771343" calcext:value-type="float">
            <text:p><text:s text:c="3"/>43,9 </text:p>
          </table:table-cell>
          <table:table-cell table:style-name="ce9" office:value-type="float" office:value="30.0917096430672" calcext:value-type="float">
            <text:p><text:s text:c="3"/>30,1 </text:p>
          </table:table-cell>
          <table:table-cell table:style-name="ce9" office:value-type="float" office:value="15.988541706723" calcext:value-type="float">
            <text:p><text:s text:c="3"/>16,0 </text:p>
          </table:table-cell>
          <table:table-cell table:style-name="ce9" office:value-type="float" office:value="44.1948775794115" calcext:value-type="float">
            <text:p><text:s text:c="3"/>44,2 </text:p>
          </table:table-cell>
          <table:table-cell table:number-columns-repeated="996"/>
        </table:table-row>
        <table:table-row table:style-name="ro1">
          <table:table-cell office:value-type="string" calcext:value-type="string">
            <text:p>Goiânia</text:p>
          </table:table-cell>
          <table:table-cell table:style-name="ce9" office:value-type="float" office:value="23.5914189083143" calcext:value-type="float">
            <text:p><text:s text:c="3"/>23,6 </text:p>
          </table:table-cell>
          <table:table-cell table:style-name="ce9" office:value-type="float" office:value="20.5800428424014" calcext:value-type="float">
            <text:p><text:s text:c="3"/>20,6 </text:p>
          </table:table-cell>
          <table:table-cell table:style-name="ce9" office:value-type="float" office:value="26.6027949742272" calcext:value-type="float">
            <text:p><text:s text:c="3"/>26,6 </text:p>
          </table:table-cell>
          <table:table-cell table:style-name="ce9" office:value-type="float" office:value="15.6268219746212" calcext:value-type="float">
            <text:p><text:s text:c="3"/>15,6 </text:p>
          </table:table-cell>
          <table:table-cell table:style-name="ce9" office:value-type="float" office:value="12.5413900114937" calcext:value-type="float">
            <text:p><text:s text:c="3"/>12,5 </text:p>
          </table:table-cell>
          <table:table-cell table:style-name="ce9" office:value-type="float" office:value="18.7122539377487" calcext:value-type="float">
            <text:p><text:s text:c="3"/>18,7 </text:p>
          </table:table-cell>
          <table:table-cell table:style-name="ce9" office:value-type="float" office:value="12.0748815158425" calcext:value-type="float">
            <text:p><text:s text:c="3"/>12,1 </text:p>
          </table:table-cell>
          <table:table-cell table:style-name="ce9" office:value-type="float" office:value="5.89245000819618" calcext:value-type="float">
            <text:p><text:s text:c="3"/>5,9 </text:p>
          </table:table-cell>
          <table:table-cell table:style-name="ce9" office:value-type="float" office:value="18.2573130234888" calcext:value-type="float">
            <text:p><text:s text:c="3"/>18,3 </text:p>
          </table:table-cell>
          <table:table-cell table:style-name="ce9" office:value-type="float" office:value="24.0509861915285" calcext:value-type="float">
            <text:p><text:s text:c="3"/>24,1 </text:p>
          </table:table-cell>
          <table:table-cell table:style-name="ce9" office:value-type="float" office:value="20.331077442363" calcext:value-type="float">
            <text:p><text:s text:c="3"/>20,3 </text:p>
          </table:table-cell>
          <table:table-cell table:style-name="ce9" office:value-type="float" office:value="27.770894940694" calcext:value-type="float">
            <text:p><text:s text:c="3"/>27,8 </text:p>
          </table:table-cell>
          <table:table-cell table:style-name="ce9" office:value-type="float" office:value="13.7187114244018" calcext:value-type="float">
            <text:p><text:s text:c="3"/>13,7 </text:p>
          </table:table-cell>
          <table:table-cell table:style-name="ce9" office:value-type="float" office:value="10.4076513677721" calcext:value-type="float">
            <text:p><text:s text:c="3"/>10,4 </text:p>
          </table:table-cell>
          <table:table-cell table:style-name="ce9" office:value-type="float" office:value="17.0297714810316" calcext:value-type="float">
            <text:p><text:s text:c="3"/>17,0 </text:p>
          </table:table-cell>
          <table:table-cell table:style-name="ce9" office:value-type="float" office:value="11.111741676237" calcext:value-type="float">
            <text:p><text:s text:c="3"/>11,1 </text:p>
          </table:table-cell>
          <table:table-cell table:style-name="ce9" office:value-type="float" office:value="5.05809598334767" calcext:value-type="float">
            <text:p><text:s text:c="3"/>5,1 </text:p>
          </table:table-cell>
          <table:table-cell table:style-name="ce9" office:value-type="float" office:value="17.1653873691264" calcext:value-type="float">
            <text:p><text:s text:c="3"/>17,2 </text:p>
          </table:table-cell>
          <table:table-cell table:style-name="ce9" office:value-type="float" office:value="23.0928601180123" calcext:value-type="float">
            <text:p><text:s text:c="3"/>23,1 </text:p>
          </table:table-cell>
          <table:table-cell table:style-name="ce9" office:value-type="float" office:value="19.5691062283093" calcext:value-type="float">
            <text:p><text:s text:c="3"/>19,6 </text:p>
          </table:table-cell>
          <table:table-cell table:style-name="ce9" office:value-type="float" office:value="26.6166140077153" calcext:value-type="float">
            <text:p><text:s text:c="3"/>26,6 </text:p>
          </table:table-cell>
          <table:table-cell table:style-name="ce9" office:value-type="float" office:value="17.5414601528288" calcext:value-type="float">
            <text:p><text:s text:c="3"/>17,5 </text:p>
          </table:table-cell>
          <table:table-cell table:style-name="ce9" office:value-type="float" office:value="13.938055017442" calcext:value-type="float">
            <text:p><text:s text:c="3"/>13,9 </text:p>
          </table:table-cell>
          <table:table-cell table:style-name="ce9" office:value-type="float" office:value="21.1448652882156" calcext:value-type="float">
            <text:p><text:s text:c="3"/>21,1 </text:p>
          </table:table-cell>
          <table:table-cell table:style-name="ce9" office:value-type="float" office:value="12.9272907975593" calcext:value-type="float">
            <text:p><text:s text:c="3"/>12,9 </text:p>
          </table:table-cell>
          <table:table-cell table:style-name="ce9" office:value-type="float" office:value="5.48897179685149" calcext:value-type="float">
            <text:p><text:s text:c="3"/>5,5 </text:p>
          </table:table-cell>
          <table:table-cell table:style-name="ce9" office:value-type="float" office:value="20.3656097982672" calcext:value-type="float">
            <text:p><text:s text:c="3"/>20,4 </text:p>
          </table:table-cell>
          <table:table-cell table:number-columns-repeated="996"/>
        </table:table-row>
        <table:table-row table:style-name="ro1">
          <table:table-cell office:value-type="string" calcext:value-type="string">
            <text:p>Brasília</text:p>
          </table:table-cell>
          <table:table-cell table:style-name="ce9" office:value-type="float" office:value="50.3544141135663" calcext:value-type="float">
            <text:p><text:s text:c="3"/>50,4 </text:p>
          </table:table-cell>
          <table:table-cell table:style-name="ce9" office:value-type="float" office:value="44.2306191467414" calcext:value-type="float">
            <text:p><text:s text:c="3"/>44,2 </text:p>
          </table:table-cell>
          <table:table-cell table:style-name="ce9" office:value-type="float" office:value="56.4782090803912" calcext:value-type="float">
            <text:p><text:s text:c="3"/>56,5 </text:p>
          </table:table-cell>
          <table:table-cell table:style-name="ce9" office:value-type="float" office:value="36.2900639831132" calcext:value-type="float">
            <text:p><text:s text:c="3"/>36,3 </text:p>
          </table:table-cell>
          <table:table-cell table:style-name="ce9" office:value-type="float" office:value="30.4601119838295" calcext:value-type="float">
            <text:p><text:s text:c="3"/>30,5 </text:p>
          </table:table-cell>
          <table:table-cell table:style-name="ce9" office:value-type="float" office:value="42.1200159823969" calcext:value-type="float">
            <text:p><text:s text:c="3"/>42,1 </text:p>
          </table:table-cell>
          <table:table-cell table:style-name="ce9" office:value-type="float" office:value="14.8168109763365" calcext:value-type="float">
            <text:p><text:s text:c="3"/>14,8 </text:p>
          </table:table-cell>
          <table:table-cell table:style-name="ce9" office:value-type="float" office:value="9.18020411986622" calcext:value-type="float">
            <text:p><text:s text:c="3"/>9,2 </text:p>
          </table:table-cell>
          <table:table-cell table:style-name="ce9" office:value-type="float" office:value="20.4534178328067" calcext:value-type="float">
            <text:p><text:s text:c="3"/>20,5 </text:p>
          </table:table-cell>
          <table:table-cell table:style-name="ce9" office:value-type="float" office:value="44.4312084648405" calcext:value-type="float">
            <text:p><text:s text:c="3"/>44,4 </text:p>
          </table:table-cell>
          <table:table-cell table:style-name="ce9" office:value-type="float" office:value="39.1120075281944" calcext:value-type="float">
            <text:p><text:s text:c="3"/>39,1 </text:p>
          </table:table-cell>
          <table:table-cell table:style-name="ce9" office:value-type="float" office:value="49.7504094014865" calcext:value-type="float">
            <text:p><text:s text:c="3"/>49,8 </text:p>
          </table:table-cell>
          <table:table-cell table:style-name="ce9" office:value-type="float" office:value="31.2607862475846" calcext:value-type="float">
            <text:p><text:s text:c="3"/>31,3 </text:p>
          </table:table-cell>
          <table:table-cell table:style-name="ce9" office:value-type="float" office:value="24.9337960663176" calcext:value-type="float">
            <text:p><text:s text:c="3"/>24,9 </text:p>
          </table:table-cell>
          <table:table-cell table:style-name="ce9" office:value-type="float" office:value="37.5877764288517" calcext:value-type="float">
            <text:p><text:s text:c="3"/>37,6 </text:p>
          </table:table-cell>
          <table:table-cell table:style-name="ce9" office:value-type="float" office:value="15.2159954755153" calcext:value-type="float">
            <text:p><text:s text:c="3"/>15,2 </text:p>
          </table:table-cell>
          <table:table-cell table:style-name="ce9" office:value-type="float" office:value="7.08772155264993" calcext:value-type="float">
            <text:p><text:s text:c="3"/>7,1 </text:p>
          </table:table-cell>
          <table:table-cell table:style-name="ce9" office:value-type="float" office:value="23.3442693983806" calcext:value-type="float">
            <text:p><text:s text:c="3"/>23,3 </text:p>
          </table:table-cell>
          <table:table-cell table:style-name="ce9" office:value-type="float" office:value="55.5086725614012" calcext:value-type="float">
            <text:p><text:s text:c="3"/>55,5 </text:p>
          </table:table-cell>
          <table:table-cell table:style-name="ce9" office:value-type="float" office:value="48.0836155724947" calcext:value-type="float">
            <text:p><text:s text:c="3"/>48,1 </text:p>
          </table:table-cell>
          <table:table-cell table:style-name="ce9" office:value-type="float" office:value="62.9337295503077" calcext:value-type="float">
            <text:p><text:s text:c="3"/>62,9 </text:p>
          </table:table-cell>
          <table:table-cell table:style-name="ce9" office:value-type="float" office:value="40.6419329341261" calcext:value-type="float">
            <text:p><text:s text:c="3"/>40,6 </text:p>
          </table:table-cell>
          <table:table-cell table:style-name="ce9" office:value-type="float" office:value="33.0566547345195" calcext:value-type="float">
            <text:p><text:s text:c="3"/>33,1 </text:p>
          </table:table-cell>
          <table:table-cell table:style-name="ce9" office:value-type="float" office:value="48.2272111337327" calcext:value-type="float">
            <text:p><text:s text:c="3"/>48,2 </text:p>
          </table:table-cell>
          <table:table-cell table:style-name="ce9" office:value-type="float" office:value="14.4427906776352" calcext:value-type="float">
            <text:p><text:s text:c="3"/>14,4 </text:p>
          </table:table-cell>
          <table:table-cell table:style-name="ce9" office:value-type="float" office:value="7.99411373665543" calcext:value-type="float">
            <text:p><text:s text:c="3"/>8,0 </text:p>
          </table:table-cell>
          <table:table-cell table:style-name="ce9" office:value-type="float" office:value="20.891467618615" calcext:value-type="float">
            <text:p><text:s text:c="3"/>20,9 </text:p>
          </table:table-cell>
          <table:table-cell table:number-columns-repeated="996"/>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27"/>
          <table:table-cell table:number-columns-repeated="996"/>
        </table:table-row>
        <table:table-row table:style-name="ro1">
          <table:table-cell office:value-type="string" calcext:value-type="string">
            <text:p>Notas: </text:p>
          </table:table-cell>
          <table:table-cell table:number-columns-repeated="1023"/>
        </table:table-row>
        <table:table-row table:style-name="ro1">
          <table:table-cell table:style-name="ce13" office:value-type="string" calcext:value-type="string">
            <text:p>Estimativas referem-se a refeições oferecidas aos alunos de escolas da rede pública, no âmbito do Programa Nacional de Alimentação Escolar (PNAE), tendo recebido diferentes denominações entre as edições.</text:p>
          </table:table-cell>
          <table:table-cell table:number-columns-repeated="1023"/>
        </table:table-row>
        <table:table-row table:style-name="ro1">
          <table:table-cell table:style-name="ce13" office:value-type="string" calcext:value-type="string">
            <text:p>As denominações supracitadas não contemplam comida comprada em cantinas.</text:p>
          </table:table-cell>
          <table:table-cell table:number-columns-repeated="1023"/>
        </table:table-row>
        <table:table-row table:style-name="ro1" table:number-rows-repeated="1048532">
          <table:table-cell table:number-columns-repeated="1024"/>
        </table:table-row>
        <table:table-row table:style-name="ro1">
          <table:table-cell table:number-columns-repeated="1024"/>
        </table:table-row>
      </table:table>
      <table:table table:name="5.9" table:style-name="ta9">
        <table:table-column table:style-name="co1" table:default-cell-style-name="ce4"/>
        <table:table-column table:style-name="co2" table:number-columns-repeated="27" table:default-cell-style-name="ce4"/>
        <table:table-column table:style-name="co3" table:number-columns-repeated="229" table:default-cell-style-name="ce11"/>
        <table:table-column table:style-name="co3" table:number-columns-repeated="767" table:default-cell-style-name="Default"/>
        <table:table-row table:style-name="ro1">
          <table:table-cell table:style-name="ce1" office:value-type="string" calcext:value-type="string" table:number-columns-spanned="28" table:number-rows-spanned="2">
            <text:p>Tabela 5.9 - Percentual de escolares do 9º ano do Ensino Fundamental de escolas públicas com consumo raro de comida ou merenda escolar oferecidos pela escola, por sexo, com indicação do intervalo de confiança de 95%, segundo os Municípios das Capitais - 2012/2019</text:p>
          </table:table-cell>
          <table:covered-table-cell table:number-columns-repeated="27" table:style-name="ce1"/>
          <table:table-cell table:number-columns-repeated="996"/>
        </table:table-row>
        <table:table-row table:style-name="ro1">
          <table:covered-table-cell table:number-columns-repeated="28" table:style-name="ce1"/>
          <table:table-cell table:number-columns-repeated="996"/>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27" table:number-rows-spanned="1">
            <text:p>Percentual de escolares do 9º ano do Ensino Fundamental de escolas públicas com consumo raro de comida ou merenda escolar oferecidos pela escola (%)</text:p>
          </table:table-cell>
          <table:covered-table-cell table:number-columns-repeated="26" table:style-name="ce6"/>
          <table:table-cell table:number-columns-repeated="996"/>
        </table:table-row>
        <table:table-row table:style-name="ro1">
          <table:covered-table-cell table:style-name="ce2"/>
          <table:table-cell table:style-name="ce7" office:value-type="string" calcext:value-type="string" table:number-columns-spanned="9" table:number-rows-spanned="2">
            <text:p>Total</text:p>
          </table:table-cell>
          <table:covered-table-cell table:number-columns-repeated="8" table:style-name="ce7"/>
          <table:table-cell table:style-name="ce6" office:value-type="string" calcext:value-type="string" table:number-columns-spanned="18" table:number-rows-spanned="1">
            <text:p>Sexo</text:p>
          </table:table-cell>
          <table:covered-table-cell table:number-columns-repeated="17" table:style-name="ce6"/>
          <table:table-cell table:number-columns-repeated="996"/>
        </table:table-row>
        <table:table-row table:style-name="ro1">
          <table:covered-table-cell table:style-name="ce2"/>
          <table:covered-table-cell table:number-columns-repeated="9" table:style-name="ce7"/>
          <table:table-cell table:style-name="ce10" office:value-type="string" calcext:value-type="string" table:number-columns-spanned="9" table:number-rows-spanned="1">
            <text:p>Homem</text:p>
          </table:table-cell>
          <table:covered-table-cell table:number-columns-repeated="8" table:style-name="ce10"/>
          <table:table-cell table:style-name="ce6" office:value-type="string" calcext:value-type="string" table:number-columns-spanned="9" table:number-rows-spanned="1">
            <text:p>Mulher</text:p>
          </table:table-cell>
          <table:covered-table-cell table:number-columns-repeated="8" table:style-name="ce6"/>
          <table:table-cell table:number-columns-repeated="996"/>
        </table:table-row>
        <table:table-row table:style-name="ro1">
          <table:covered-table-cell table:style-name="ce2"/>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96"/>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96"/>
        </table:table-row>
        <table:table-row table:style-name="ro1">
          <table:covered-table-cell table:style-name="ce2"/>
          <table:covered-table-cell table:number-columns-repeated="9" table:style-name="ce7"/>
          <table:covered-table-cell table:number-columns-repeated="16" table:style-name="ce10"/>
          <table:covered-table-cell table:number-columns-repeated="2" table:style-name="ce6"/>
          <table:table-cell table:number-columns-repeated="996"/>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96"/>
        </table:table-row>
        <table:table-row table:style-name="ro1">
          <table:covered-table-cell table:style-name="ce2"/>
          <table:covered-table-cell table:number-columns-repeated="9" table:style-name="ce7"/>
          <table:covered-table-cell table:number-columns-repeated="17" table:style-name="ce10"/>
          <table:covered-table-cell table:style-name="ce6"/>
          <table:table-cell table:number-columns-repeated="996"/>
        </table:table-row>
        <table:table-row table:style-name="ro1">
          <table:table-cell table:style-name="ce3" office:value-type="string" calcext:value-type="string">
            <text:p>Total das Capitais</text:p>
          </table:table-cell>
          <table:table-cell table:style-name="ce8" office:value-type="float" office:value="18.6946790244043" calcext:value-type="float">
            <text:p><text:s text:c="3"/>18,7 </text:p>
          </table:table-cell>
          <table:table-cell table:style-name="ce8" office:value-type="float" office:value="17.7763580922781" calcext:value-type="float">
            <text:p><text:s text:c="3"/>17,8 </text:p>
          </table:table-cell>
          <table:table-cell table:style-name="ce8" office:value-type="float" office:value="19.6129999565306" calcext:value-type="float">
            <text:p><text:s text:c="3"/>19,6 </text:p>
          </table:table-cell>
          <table:table-cell table:style-name="ce8" office:value-type="float" office:value="32.6658850317357" calcext:value-type="float">
            <text:p><text:s text:c="3"/>32,7 </text:p>
          </table:table-cell>
          <table:table-cell table:style-name="ce8" office:value-type="float" office:value="31.4089421863123" calcext:value-type="float">
            <text:p><text:s text:c="3"/>31,4 </text:p>
          </table:table-cell>
          <table:table-cell table:style-name="ce8" office:value-type="float" office:value="33.9228278771592" calcext:value-type="float">
            <text:p><text:s text:c="3"/>33,9 </text:p>
          </table:table-cell>
          <table:table-cell table:style-name="ce8" office:value-type="float" office:value="32.7563917197123" calcext:value-type="float">
            <text:p><text:s text:c="3"/>32,8 </text:p>
          </table:table-cell>
          <table:table-cell table:style-name="ce8" office:value-type="float" office:value="30.4774389725326" calcext:value-type="float">
            <text:p><text:s text:c="3"/>30,5 </text:p>
          </table:table-cell>
          <table:table-cell table:style-name="ce8" office:value-type="float" office:value="35.035344466892" calcext:value-type="float">
            <text:p><text:s text:c="3"/>35,0 </text:p>
          </table:table-cell>
          <table:table-cell table:style-name="ce8" office:value-type="float" office:value="17.2053626198971" calcext:value-type="float">
            <text:p><text:s text:c="3"/>17,2 </text:p>
          </table:table-cell>
          <table:table-cell table:style-name="ce8" office:value-type="float" office:value="16.2198139333574" calcext:value-type="float">
            <text:p><text:s text:c="3"/>16,2 </text:p>
          </table:table-cell>
          <table:table-cell table:style-name="ce8" office:value-type="float" office:value="18.1909113064367" calcext:value-type="float">
            <text:p><text:s text:c="3"/>18,2 </text:p>
          </table:table-cell>
          <table:table-cell table:style-name="ce8" office:value-type="float" office:value="33.2614098989699" calcext:value-type="float">
            <text:p><text:s text:c="3"/>33,3 </text:p>
          </table:table-cell>
          <table:table-cell table:style-name="ce8" office:value-type="float" office:value="31.7896118615448" calcext:value-type="float">
            <text:p><text:s text:c="3"/>31,8 </text:p>
          </table:table-cell>
          <table:table-cell table:style-name="ce8" office:value-type="float" office:value="34.7332079363951" calcext:value-type="float">
            <text:p><text:s text:c="3"/>34,7 </text:p>
          </table:table-cell>
          <table:table-cell table:style-name="ce8" office:value-type="float" office:value="33.2688482420617" calcext:value-type="float">
            <text:p><text:s text:c="3"/>33,3 </text:p>
          </table:table-cell>
          <table:table-cell table:style-name="ce8" office:value-type="float" office:value="30.1658010893891" calcext:value-type="float">
            <text:p><text:s text:c="3"/>30,2 </text:p>
          </table:table-cell>
          <table:table-cell table:style-name="ce8" office:value-type="float" office:value="36.3718953947343" calcext:value-type="float">
            <text:p><text:s text:c="3"/>36,4 </text:p>
          </table:table-cell>
          <table:table-cell table:style-name="ce8" office:value-type="float" office:value="20.1230561337025" calcext:value-type="float">
            <text:p><text:s text:c="3"/>20,1 </text:p>
          </table:table-cell>
          <table:table-cell table:style-name="ce8" office:value-type="float" office:value="18.8682491599983" calcext:value-type="float">
            <text:p><text:s text:c="3"/>18,9 </text:p>
          </table:table-cell>
          <table:table-cell table:style-name="ce8" office:value-type="float" office:value="21.3778631074068" calcext:value-type="float">
            <text:p><text:s text:c="3"/>21,4 </text:p>
          </table:table-cell>
          <table:table-cell table:style-name="ce8" office:value-type="float" office:value="32.0979998722724" calcext:value-type="float">
            <text:p><text:s text:c="3"/>32,1 </text:p>
          </table:table-cell>
          <table:table-cell table:style-name="ce8" office:value-type="float" office:value="30.3537732152511" calcext:value-type="float">
            <text:p><text:s text:c="3"/>30,4 </text:p>
          </table:table-cell>
          <table:table-cell table:style-name="ce8" office:value-type="float" office:value="33.8422265292937" calcext:value-type="float">
            <text:p><text:s text:c="3"/>33,8 </text:p>
          </table:table-cell>
          <table:table-cell table:style-name="ce8" office:value-type="float" office:value="32.3113308150319" calcext:value-type="float">
            <text:p><text:s text:c="3"/>32,3 </text:p>
          </table:table-cell>
          <table:table-cell table:style-name="ce8" office:value-type="float" office:value="28.9285962906634" calcext:value-type="float">
            <text:p><text:s text:c="3"/>28,9 </text:p>
          </table:table-cell>
          <table:table-cell table:style-name="ce8" office:value-type="float" office:value="35.6940653394004" calcext:value-type="float">
            <text:p><text:s text:c="3"/>35,7 </text:p>
          </table:table-cell>
          <table:table-cell table:style-name="ce12" table:number-columns-repeated="996"/>
        </table:table-row>
        <table:table-row table:style-name="ro1">
          <table:table-cell office:value-type="string" calcext:value-type="string">
            <text:p>Porto Velho</text:p>
          </table:table-cell>
          <table:table-cell table:style-name="ce9" office:value-type="float" office:value="15.1155416666699" calcext:value-type="float">
            <text:p><text:s text:c="3"/>15,1 </text:p>
          </table:table-cell>
          <table:table-cell table:style-name="ce9" office:value-type="float" office:value="12.4266146733096" calcext:value-type="float">
            <text:p><text:s text:c="3"/>12,4 </text:p>
          </table:table-cell>
          <table:table-cell table:style-name="ce9" office:value-type="float" office:value="17.8044686600303" calcext:value-type="float">
            <text:p><text:s text:c="3"/>17,8 </text:p>
          </table:table-cell>
          <table:table-cell table:style-name="ce9" office:value-type="float" office:value="30.5585267899621" calcext:value-type="float">
            <text:p><text:s text:c="3"/>30,6 </text:p>
          </table:table-cell>
          <table:table-cell table:style-name="ce9" office:value-type="float" office:value="27.501962470427" calcext:value-type="float">
            <text:p><text:s text:c="3"/>27,5 </text:p>
          </table:table-cell>
          <table:table-cell table:style-name="ce9" office:value-type="float" office:value="33.6150911094972" calcext:value-type="float">
            <text:p><text:s text:c="3"/>33,6 </text:p>
          </table:table-cell>
          <table:table-cell table:style-name="ce9" office:value-type="float" office:value="21.6731831838798" calcext:value-type="float">
            <text:p><text:s text:c="3"/>21,7 </text:p>
          </table:table-cell>
          <table:table-cell table:style-name="ce9" office:value-type="float" office:value="13.0102459066842" calcext:value-type="float">
            <text:p><text:s text:c="3"/>13,0 </text:p>
          </table:table-cell>
          <table:table-cell table:style-name="ce9" office:value-type="float" office:value="30.3361204610754" calcext:value-type="float">
            <text:p><text:s text:c="3"/>30,3 </text:p>
          </table:table-cell>
          <table:table-cell table:style-name="ce9" office:value-type="float" office:value="14.3826554064427" calcext:value-type="float">
            <text:p><text:s text:c="3"/>14,4 </text:p>
          </table:table-cell>
          <table:table-cell table:style-name="ce9" office:value-type="float" office:value="10.96101799068" calcext:value-type="float">
            <text:p><text:s text:c="3"/>11,0 </text:p>
          </table:table-cell>
          <table:table-cell table:style-name="ce9" office:value-type="float" office:value="17.8042928222055" calcext:value-type="float">
            <text:p><text:s text:c="3"/>17,8 </text:p>
          </table:table-cell>
          <table:table-cell table:style-name="ce9" office:value-type="float" office:value="31.6134679978539" calcext:value-type="float">
            <text:p><text:s text:c="3"/>31,6 </text:p>
          </table:table-cell>
          <table:table-cell table:style-name="ce9" office:value-type="float" office:value="27.4441334305412" calcext:value-type="float">
            <text:p><text:s text:c="3"/>27,4 </text:p>
          </table:table-cell>
          <table:table-cell table:style-name="ce9" office:value-type="float" office:value="35.7828025651665" calcext:value-type="float">
            <text:p><text:s text:c="3"/>35,8 </text:p>
          </table:table-cell>
          <table:table-cell table:style-name="ce9" office:value-type="float" office:value="17.9324492828637" calcext:value-type="float">
            <text:p><text:s text:c="3"/>17,9 </text:p>
          </table:table-cell>
          <table:table-cell table:style-name="ce9" office:value-type="float" office:value="5.89100125321661" calcext:value-type="float">
            <text:p><text:s text:c="3"/>5,9 </text:p>
          </table:table-cell>
          <table:table-cell table:style-name="ce9" office:value-type="float" office:value="29.9738973125107" calcext:value-type="float">
            <text:p><text:s text:c="3"/>30,0 </text:p>
          </table:table-cell>
          <table:table-cell table:style-name="ce9" office:value-type="float" office:value="15.7507797916355" calcext:value-type="float">
            <text:p><text:s text:c="3"/>15,8 </text:p>
          </table:table-cell>
          <table:table-cell table:style-name="ce9" office:value-type="float" office:value="12.4844970190118" calcext:value-type="float">
            <text:p><text:s text:c="3"/>12,5 </text:p>
          </table:table-cell>
          <table:table-cell table:style-name="ce9" office:value-type="float" office:value="19.0170625642591" calcext:value-type="float">
            <text:p><text:s text:c="3"/>19,0 </text:p>
          </table:table-cell>
          <table:table-cell table:style-name="ce9" office:value-type="float" office:value="29.6434190122317" calcext:value-type="float">
            <text:p><text:s text:c="3"/>29,6 </text:p>
          </table:table-cell>
          <table:table-cell table:style-name="ce9" office:value-type="float" office:value="25.7952885656211" calcext:value-type="float">
            <text:p><text:s text:c="3"/>25,8 </text:p>
          </table:table-cell>
          <table:table-cell table:style-name="ce9" office:value-type="float" office:value="33.4915494588424" calcext:value-type="float">
            <text:p><text:s text:c="3"/>33,5 </text:p>
          </table:table-cell>
          <table:table-cell table:style-name="ce9" office:value-type="float" office:value="24.8835832819925" calcext:value-type="float">
            <text:p><text:s text:c="3"/>24,9 </text:p>
          </table:table-cell>
          <table:table-cell table:style-name="ce9" office:value-type="float" office:value="16.0706553093168" calcext:value-type="float">
            <text:p><text:s text:c="3"/>16,1 </text:p>
          </table:table-cell>
          <table:table-cell table:style-name="ce9" office:value-type="float" office:value="33.6965112546681" calcext:value-type="float">
            <text:p><text:s text:c="3"/>33,7 </text:p>
          </table:table-cell>
          <table:table-cell table:number-columns-repeated="996"/>
        </table:table-row>
        <table:table-row table:style-name="ro1">
          <table:table-cell office:value-type="string" calcext:value-type="string">
            <text:p>Rio Branco</text:p>
          </table:table-cell>
          <table:table-cell table:style-name="ce9" office:value-type="float" office:value="23.0974814635574" calcext:value-type="float">
            <text:p><text:s text:c="3"/>23,1 </text:p>
          </table:table-cell>
          <table:table-cell table:style-name="ce9" office:value-type="float" office:value="19.930389228626" calcext:value-type="float">
            <text:p><text:s text:c="3"/>19,9 </text:p>
          </table:table-cell>
          <table:table-cell table:style-name="ce9" office:value-type="float" office:value="26.2645736984887" calcext:value-type="float">
            <text:p><text:s text:c="3"/>26,3 </text:p>
          </table:table-cell>
          <table:table-cell table:style-name="ce9" office:value-type="float" office:value="33.7308797368496" calcext:value-type="float">
            <text:p><text:s text:c="3"/>33,7 </text:p>
          </table:table-cell>
          <table:table-cell table:style-name="ce9" office:value-type="float" office:value="30.5592666268269" calcext:value-type="float">
            <text:p><text:s text:c="3"/>30,6 </text:p>
          </table:table-cell>
          <table:table-cell table:style-name="ce9" office:value-type="float" office:value="36.9024928468723" calcext:value-type="float">
            <text:p><text:s text:c="3"/>36,9 </text:p>
          </table:table-cell>
          <table:table-cell table:style-name="ce9" office:value-type="float" office:value="39.422145244903" calcext:value-type="float">
            <text:p><text:s text:c="3"/>39,4 </text:p>
          </table:table-cell>
          <table:table-cell table:style-name="ce9" office:value-type="float" office:value="33.349583395708" calcext:value-type="float">
            <text:p><text:s text:c="3"/>33,3 </text:p>
          </table:table-cell>
          <table:table-cell table:style-name="ce9" office:value-type="float" office:value="45.4947070940981" calcext:value-type="float">
            <text:p><text:s text:c="3"/>45,5 </text:p>
          </table:table-cell>
          <table:table-cell table:style-name="ce9" office:value-type="float" office:value="21.7167683739978" calcext:value-type="float">
            <text:p><text:s text:c="3"/>21,7 </text:p>
          </table:table-cell>
          <table:table-cell table:style-name="ce9" office:value-type="float" office:value="17.6967284150264" calcext:value-type="float">
            <text:p><text:s text:c="3"/>17,7 </text:p>
          </table:table-cell>
          <table:table-cell table:style-name="ce9" office:value-type="float" office:value="25.7368083329693" calcext:value-type="float">
            <text:p><text:s text:c="3"/>25,7 </text:p>
          </table:table-cell>
          <table:table-cell table:style-name="ce9" office:value-type="float" office:value="35.5928672327689" calcext:value-type="float">
            <text:p><text:s text:c="3"/>35,6 </text:p>
          </table:table-cell>
          <table:table-cell table:style-name="ce9" office:value-type="float" office:value="30.5411025343694" calcext:value-type="float">
            <text:p><text:s text:c="3"/>30,5 </text:p>
          </table:table-cell>
          <table:table-cell table:style-name="ce9" office:value-type="float" office:value="40.6446319311685" calcext:value-type="float">
            <text:p><text:s text:c="3"/>40,6 </text:p>
          </table:table-cell>
          <table:table-cell table:style-name="ce9" office:value-type="float" office:value="36.5051035200948" calcext:value-type="float">
            <text:p><text:s text:c="3"/>36,5 </text:p>
          </table:table-cell>
          <table:table-cell table:style-name="ce9" office:value-type="float" office:value="29.3226103222521" calcext:value-type="float">
            <text:p><text:s text:c="3"/>29,3 </text:p>
          </table:table-cell>
          <table:table-cell table:style-name="ce9" office:value-type="float" office:value="43.6875967179375" calcext:value-type="float">
            <text:p><text:s text:c="3"/>43,7 </text:p>
          </table:table-cell>
          <table:table-cell table:style-name="ce9" office:value-type="float" office:value="24.2623784956535" calcext:value-type="float">
            <text:p><text:s text:c="3"/>24,3 </text:p>
          </table:table-cell>
          <table:table-cell table:style-name="ce9" office:value-type="float" office:value="20.506897181341" calcext:value-type="float">
            <text:p><text:s text:c="3"/>20,5 </text:p>
          </table:table-cell>
          <table:table-cell table:style-name="ce9" office:value-type="float" office:value="28.0178598099661" calcext:value-type="float">
            <text:p><text:s text:c="3"/>28,0 </text:p>
          </table:table-cell>
          <table:table-cell table:style-name="ce9" office:value-type="float" office:value="32.0414992614883" calcext:value-type="float">
            <text:p><text:s text:c="3"/>32,0 </text:p>
          </table:table-cell>
          <table:table-cell table:style-name="ce9" office:value-type="float" office:value="28.3315697515226" calcext:value-type="float">
            <text:p><text:s text:c="3"/>28,3 </text:p>
          </table:table-cell>
          <table:table-cell table:style-name="ce9" office:value-type="float" office:value="35.751428771454" calcext:value-type="float">
            <text:p><text:s text:c="3"/>35,8 </text:p>
          </table:table-cell>
          <table:table-cell table:style-name="ce9" office:value-type="float" office:value="42.0676281247547" calcext:value-type="float">
            <text:p><text:s text:c="3"/>42,1 </text:p>
          </table:table-cell>
          <table:table-cell table:style-name="ce9" office:value-type="float" office:value="33.7644664080098" calcext:value-type="float">
            <text:p><text:s text:c="3"/>33,8 </text:p>
          </table:table-cell>
          <table:table-cell table:style-name="ce9" office:value-type="float" office:value="50.3707898414996" calcext:value-type="float">
            <text:p><text:s text:c="3"/>50,4 </text:p>
          </table:table-cell>
          <table:table-cell table:number-columns-repeated="996"/>
        </table:table-row>
        <table:table-row table:style-name="ro1">
          <table:table-cell office:value-type="string" calcext:value-type="string">
            <text:p>Manaus</text:p>
          </table:table-cell>
          <table:table-cell table:style-name="ce9" office:value-type="float" office:value="14.80095837843" calcext:value-type="float">
            <text:p><text:s text:c="3"/>14,8 </text:p>
          </table:table-cell>
          <table:table-cell table:style-name="ce9" office:value-type="float" office:value="12.5985672537176" calcext:value-type="float">
            <text:p><text:s text:c="3"/>12,6 </text:p>
          </table:table-cell>
          <table:table-cell table:style-name="ce9" office:value-type="float" office:value="17.0033495031424" calcext:value-type="float">
            <text:p><text:s text:c="3"/>17,0 </text:p>
          </table:table-cell>
          <table:table-cell table:style-name="ce9" office:value-type="float" office:value="31.8418823927012" calcext:value-type="float">
            <text:p><text:s text:c="3"/>31,8 </text:p>
          </table:table-cell>
          <table:table-cell table:style-name="ce9" office:value-type="float" office:value="28.3680282495135" calcext:value-type="float">
            <text:p><text:s text:c="3"/>28,4 </text:p>
          </table:table-cell>
          <table:table-cell table:style-name="ce9" office:value-type="float" office:value="35.3157365358888" calcext:value-type="float">
            <text:p><text:s text:c="3"/>35,3 </text:p>
          </table:table-cell>
          <table:table-cell table:style-name="ce9" office:value-type="float" office:value="47.6353181805868" calcext:value-type="float">
            <text:p><text:s text:c="3"/>47,6 </text:p>
          </table:table-cell>
          <table:table-cell table:style-name="ce9" office:value-type="float" office:value="35.8173943319025" calcext:value-type="float">
            <text:p><text:s text:c="3"/>35,8 </text:p>
          </table:table-cell>
          <table:table-cell table:style-name="ce9" office:value-type="float" office:value="59.4532420292712" calcext:value-type="float">
            <text:p><text:s text:c="3"/>59,5 </text:p>
          </table:table-cell>
          <table:table-cell table:style-name="ce9" office:value-type="float" office:value="16.1152166673415" calcext:value-type="float">
            <text:p><text:s text:c="3"/>16,1 </text:p>
          </table:table-cell>
          <table:table-cell table:style-name="ce9" office:value-type="float" office:value="13.4713211362097" calcext:value-type="float">
            <text:p><text:s text:c="3"/>13,5 </text:p>
          </table:table-cell>
          <table:table-cell table:style-name="ce9" office:value-type="float" office:value="18.7591121984733" calcext:value-type="float">
            <text:p><text:s text:c="3"/>18,8 </text:p>
          </table:table-cell>
          <table:table-cell table:style-name="ce9" office:value-type="float" office:value="33.3492797656465" calcext:value-type="float">
            <text:p><text:s text:c="3"/>33,3 </text:p>
          </table:table-cell>
          <table:table-cell table:style-name="ce9" office:value-type="float" office:value="27.8477045026515" calcext:value-type="float">
            <text:p><text:s text:c="3"/>27,8 </text:p>
          </table:table-cell>
          <table:table-cell table:style-name="ce9" office:value-type="float" office:value="38.8508550286415" calcext:value-type="float">
            <text:p><text:s text:c="3"/>38,9 </text:p>
          </table:table-cell>
          <table:table-cell table:style-name="ce9" office:value-type="float" office:value="55.84044406796" calcext:value-type="float">
            <text:p><text:s text:c="3"/>55,8 </text:p>
          </table:table-cell>
          <table:table-cell table:style-name="ce9" office:value-type="float" office:value="33.6223916456728" calcext:value-type="float">
            <text:p><text:s text:c="3"/>33,6 </text:p>
          </table:table-cell>
          <table:table-cell table:style-name="ce9" office:value-type="float" office:value="78.0584964902472" calcext:value-type="float">
            <text:p><text:s text:c="3"/>78,1 </text:p>
          </table:table-cell>
          <table:table-cell table:style-name="ce9" office:value-type="float" office:value="13.5845017567115" calcext:value-type="float">
            <text:p><text:s text:c="3"/>13,6 </text:p>
          </table:table-cell>
          <table:table-cell table:style-name="ce9" office:value-type="float" office:value="10.7445525483484" calcext:value-type="float">
            <text:p><text:s text:c="3"/>10,7 </text:p>
          </table:table-cell>
          <table:table-cell table:style-name="ce9" office:value-type="float" office:value="16.4244509650745" calcext:value-type="float">
            <text:p><text:s text:c="3"/>16,4 </text:p>
          </table:table-cell>
          <table:table-cell table:style-name="ce9" office:value-type="float" office:value="30.380465195823" calcext:value-type="float">
            <text:p><text:s text:c="3"/>30,4 </text:p>
          </table:table-cell>
          <table:table-cell table:style-name="ce9" office:value-type="float" office:value="26.6022375736201" calcext:value-type="float">
            <text:p><text:s text:c="3"/>26,6 </text:p>
          </table:table-cell>
          <table:table-cell table:style-name="ce9" office:value-type="float" office:value="34.1586928180259" calcext:value-type="float">
            <text:p><text:s text:c="3"/>34,2 </text:p>
          </table:table-cell>
          <table:table-cell table:style-name="ce9" office:value-type="float" office:value="39.6979367226068" calcext:value-type="float">
            <text:p><text:s text:c="3"/>39,7 </text:p>
          </table:table-cell>
          <table:table-cell table:style-name="ce9" office:value-type="float" office:value="36.37126476591" calcext:value-type="float">
            <text:p><text:s text:c="3"/>36,4 </text:p>
          </table:table-cell>
          <table:table-cell table:style-name="ce9" office:value-type="float" office:value="43.0246086793035" calcext:value-type="float">
            <text:p><text:s text:c="3"/>43,0 </text:p>
          </table:table-cell>
          <table:table-cell table:number-columns-repeated="996"/>
        </table:table-row>
        <table:table-row table:style-name="ro1">
          <table:table-cell office:value-type="string" calcext:value-type="string">
            <text:p>Boa Vista</text:p>
          </table:table-cell>
          <table:table-cell table:style-name="ce9" office:value-type="float" office:value="15.65557681127" calcext:value-type="float">
            <text:p><text:s text:c="3"/>15,7 </text:p>
          </table:table-cell>
          <table:table-cell table:style-name="ce9" office:value-type="float" office:value="13.5658964169201" calcext:value-type="float">
            <text:p><text:s text:c="3"/>13,6 </text:p>
          </table:table-cell>
          <table:table-cell table:style-name="ce9" office:value-type="float" office:value="17.7452572056198" calcext:value-type="float">
            <text:p><text:s text:c="3"/>17,7 </text:p>
          </table:table-cell>
          <table:table-cell table:style-name="ce9" office:value-type="float" office:value="30.4833442551807" calcext:value-type="float">
            <text:p><text:s text:c="3"/>30,5 </text:p>
          </table:table-cell>
          <table:table-cell table:style-name="ce9" office:value-type="float" office:value="27.5522590502019" calcext:value-type="float">
            <text:p><text:s text:c="3"/>27,6 </text:p>
          </table:table-cell>
          <table:table-cell table:style-name="ce9" office:value-type="float" office:value="33.4144294601594" calcext:value-type="float">
            <text:p><text:s text:c="3"/>33,4 </text:p>
          </table:table-cell>
          <table:table-cell table:style-name="ce9" office:value-type="float" office:value="34.4066203668689" calcext:value-type="float">
            <text:p><text:s text:c="3"/>34,4 </text:p>
          </table:table-cell>
          <table:table-cell table:style-name="ce9" office:value-type="float" office:value="27.8434551996262" calcext:value-type="float">
            <text:p><text:s text:c="3"/>27,8 </text:p>
          </table:table-cell>
          <table:table-cell table:style-name="ce9" office:value-type="float" office:value="40.9697855341116" calcext:value-type="float">
            <text:p><text:s text:c="3"/>41,0 </text:p>
          </table:table-cell>
          <table:table-cell table:style-name="ce9" office:value-type="float" office:value="14.1620784064451" calcext:value-type="float">
            <text:p><text:s text:c="3"/>14,2 </text:p>
          </table:table-cell>
          <table:table-cell table:style-name="ce9" office:value-type="float" office:value="11.6414895884957" calcext:value-type="float">
            <text:p><text:s text:c="3"/>11,6 </text:p>
          </table:table-cell>
          <table:table-cell table:style-name="ce9" office:value-type="float" office:value="16.6826672243946" calcext:value-type="float">
            <text:p><text:s text:c="3"/>16,7 </text:p>
          </table:table-cell>
          <table:table-cell table:style-name="ce9" office:value-type="float" office:value="31.9424123828887" calcext:value-type="float">
            <text:p><text:s text:c="3"/>31,9 </text:p>
          </table:table-cell>
          <table:table-cell table:style-name="ce9" office:value-type="float" office:value="27.6786448318426" calcext:value-type="float">
            <text:p><text:s text:c="3"/>27,7 </text:p>
          </table:table-cell>
          <table:table-cell table:style-name="ce9" office:value-type="float" office:value="36.2061799339348" calcext:value-type="float">
            <text:p><text:s text:c="3"/>36,2 </text:p>
          </table:table-cell>
          <table:table-cell table:style-name="ce9" office:value-type="float" office:value="38.8188093562637" calcext:value-type="float">
            <text:p><text:s text:c="3"/>38,8 </text:p>
          </table:table-cell>
          <table:table-cell table:style-name="ce9" office:value-type="float" office:value="31.7250728584767" calcext:value-type="float">
            <text:p><text:s text:c="3"/>31,7 </text:p>
          </table:table-cell>
          <table:table-cell table:style-name="ce9" office:value-type="float" office:value="45.9125458540507" calcext:value-type="float">
            <text:p><text:s text:c="3"/>45,9 </text:p>
          </table:table-cell>
          <table:table-cell table:style-name="ce9" office:value-type="float" office:value="17.1547043770191" calcext:value-type="float">
            <text:p><text:s text:c="3"/>17,2 </text:p>
          </table:table-cell>
          <table:table-cell table:style-name="ce9" office:value-type="float" office:value="13.791250588916" calcext:value-type="float">
            <text:p><text:s text:c="3"/>13,8 </text:p>
          </table:table-cell>
          <table:table-cell table:style-name="ce9" office:value-type="float" office:value="20.5181581651221" calcext:value-type="float">
            <text:p><text:s text:c="3"/>20,5 </text:p>
          </table:table-cell>
          <table:table-cell table:style-name="ce9" office:value-type="float" office:value="29.2053569728015" calcext:value-type="float">
            <text:p><text:s text:c="3"/>29,2 </text:p>
          </table:table-cell>
          <table:table-cell table:style-name="ce9" office:value-type="float" office:value="25.5572215263671" calcext:value-type="float">
            <text:p><text:s text:c="3"/>25,6 </text:p>
          </table:table-cell>
          <table:table-cell table:style-name="ce9" office:value-type="float" office:value="32.8534924192359" calcext:value-type="float">
            <text:p><text:s text:c="3"/>32,9 </text:p>
          </table:table-cell>
          <table:table-cell table:style-name="ce9" office:value-type="float" office:value="29.3039714394904" calcext:value-type="float">
            <text:p><text:s text:c="3"/>29,3 </text:p>
          </table:table-cell>
          <table:table-cell table:style-name="ce9" office:value-type="float" office:value="21.2681388378075" calcext:value-type="float">
            <text:p><text:s text:c="3"/>21,3 </text:p>
          </table:table-cell>
          <table:table-cell table:style-name="ce9" office:value-type="float" office:value="37.3398040411733" calcext:value-type="float">
            <text:p><text:s text:c="3"/>37,3 </text:p>
          </table:table-cell>
          <table:table-cell table:number-columns-repeated="996"/>
        </table:table-row>
        <table:table-row table:style-name="ro1">
          <table:table-cell office:value-type="string" calcext:value-type="string">
            <text:p>Belém</text:p>
          </table:table-cell>
          <table:table-cell table:style-name="ce9" office:value-type="float" office:value="23.7533835270285" calcext:value-type="float">
            <text:p><text:s text:c="3"/>23,8 </text:p>
          </table:table-cell>
          <table:table-cell table:style-name="ce9" office:value-type="float" office:value="21.2517847290628" calcext:value-type="float">
            <text:p><text:s text:c="3"/>21,3 </text:p>
          </table:table-cell>
          <table:table-cell table:style-name="ce9" office:value-type="float" office:value="26.2549823249941" calcext:value-type="float">
            <text:p><text:s text:c="3"/>26,3 </text:p>
          </table:table-cell>
          <table:table-cell table:style-name="ce9" office:value-type="float" office:value="37.8722896500507" calcext:value-type="float">
            <text:p><text:s text:c="3"/>37,9 </text:p>
          </table:table-cell>
          <table:table-cell table:style-name="ce9" office:value-type="float" office:value="33.4175249398652" calcext:value-type="float">
            <text:p><text:s text:c="3"/>33,4 </text:p>
          </table:table-cell>
          <table:table-cell table:style-name="ce9" office:value-type="float" office:value="42.3270543602361" calcext:value-type="float">
            <text:p><text:s text:c="3"/>42,3 </text:p>
          </table:table-cell>
          <table:table-cell table:style-name="ce9" office:value-type="float" office:value="48.3678856877939" calcext:value-type="float">
            <text:p><text:s text:c="3"/>48,4 </text:p>
          </table:table-cell>
          <table:table-cell table:style-name="ce9" office:value-type="float" office:value="39.1642489430671" calcext:value-type="float">
            <text:p><text:s text:c="3"/>39,2 </text:p>
          </table:table-cell>
          <table:table-cell table:style-name="ce9" office:value-type="float" office:value="57.5715224325207" calcext:value-type="float">
            <text:p><text:s text:c="3"/>57,6 </text:p>
          </table:table-cell>
          <table:table-cell table:style-name="ce9" office:value-type="float" office:value="22.845299383349" calcext:value-type="float">
            <text:p><text:s text:c="3"/>22,8 </text:p>
          </table:table-cell>
          <table:table-cell table:style-name="ce9" office:value-type="float" office:value="19.6960813700468" calcext:value-type="float">
            <text:p><text:s text:c="3"/>19,7 </text:p>
          </table:table-cell>
          <table:table-cell table:style-name="ce9" office:value-type="float" office:value="25.9945173966511" calcext:value-type="float">
            <text:p><text:s text:c="3"/>26,0 </text:p>
          </table:table-cell>
          <table:table-cell table:style-name="ce9" office:value-type="float" office:value="43.2578029456694" calcext:value-type="float">
            <text:p><text:s text:c="3"/>43,3 </text:p>
          </table:table-cell>
          <table:table-cell table:style-name="ce9" office:value-type="float" office:value="37.449434388487" calcext:value-type="float">
            <text:p><text:s text:c="3"/>37,4 </text:p>
          </table:table-cell>
          <table:table-cell table:style-name="ce9" office:value-type="float" office:value="49.0661715028519" calcext:value-type="float">
            <text:p><text:s text:c="3"/>49,1 </text:p>
          </table:table-cell>
          <table:table-cell table:style-name="ce9" office:value-type="float" office:value="47.8339757576434" calcext:value-type="float">
            <text:p><text:s text:c="3"/>47,8 </text:p>
          </table:table-cell>
          <table:table-cell table:style-name="ce9" office:value-type="float" office:value="40.5058038366721" calcext:value-type="float">
            <text:p><text:s text:c="3"/>40,5 </text:p>
          </table:table-cell>
          <table:table-cell table:style-name="ce9" office:value-type="float" office:value="55.1621476786146" calcext:value-type="float">
            <text:p><text:s text:c="3"/>55,2 </text:p>
          </table:table-cell>
          <table:table-cell table:style-name="ce9" office:value-type="float" office:value="24.5981164461508" calcext:value-type="float">
            <text:p><text:s text:c="3"/>24,6 </text:p>
          </table:table-cell>
          <table:table-cell table:style-name="ce9" office:value-type="float" office:value="21.0813151996813" calcext:value-type="float">
            <text:p><text:s text:c="3"/>21,1 </text:p>
          </table:table-cell>
          <table:table-cell table:style-name="ce9" office:value-type="float" office:value="28.1149176926202" calcext:value-type="float">
            <text:p><text:s text:c="3"/>28,1 </text:p>
          </table:table-cell>
          <table:table-cell table:style-name="ce9" office:value-type="float" office:value="33.5178832448563" calcext:value-type="float">
            <text:p><text:s text:c="3"/>33,5 </text:p>
          </table:table-cell>
          <table:table-cell table:style-name="ce9" office:value-type="float" office:value="28.6452924761158" calcext:value-type="float">
            <text:p><text:s text:c="3"/>28,6 </text:p>
          </table:table-cell>
          <table:table-cell table:style-name="ce9" office:value-type="float" office:value="38.3904740135969" calcext:value-type="float">
            <text:p><text:s text:c="3"/>38,4 </text:p>
          </table:table-cell>
          <table:table-cell table:style-name="ce9" office:value-type="float" office:value="48.8960581051217" calcext:value-type="float">
            <text:p><text:s text:c="3"/>48,9 </text:p>
          </table:table-cell>
          <table:table-cell table:style-name="ce9" office:value-type="float" office:value="35.8767642080112" calcext:value-type="float">
            <text:p><text:s text:c="3"/>35,9 </text:p>
          </table:table-cell>
          <table:table-cell table:style-name="ce9" office:value-type="float" office:value="61.9153520022323" calcext:value-type="float">
            <text:p><text:s text:c="3"/>61,9 </text:p>
          </table:table-cell>
          <table:table-cell table:number-columns-repeated="996"/>
        </table:table-row>
        <table:table-row table:style-name="ro1">
          <table:table-cell office:value-type="string" calcext:value-type="string">
            <text:p>Macapá</text:p>
          </table:table-cell>
          <table:table-cell table:style-name="ce9" office:value-type="float" office:value="15.3357321508147" calcext:value-type="float">
            <text:p><text:s text:c="3"/>15,3 </text:p>
          </table:table-cell>
          <table:table-cell table:style-name="ce9" office:value-type="float" office:value="13.3499412937956" calcext:value-type="float">
            <text:p><text:s text:c="3"/>13,3 </text:p>
          </table:table-cell>
          <table:table-cell table:style-name="ce9" office:value-type="float" office:value="17.3215230078338" calcext:value-type="float">
            <text:p><text:s text:c="3"/>17,3 </text:p>
          </table:table-cell>
          <table:table-cell table:style-name="ce9" office:value-type="float" office:value="32.960771423874" calcext:value-type="float">
            <text:p><text:s text:c="3"/>33,0 </text:p>
          </table:table-cell>
          <table:table-cell table:style-name="ce9" office:value-type="float" office:value="29.9580768751776" calcext:value-type="float">
            <text:p><text:s text:c="3"/>30,0 </text:p>
          </table:table-cell>
          <table:table-cell table:style-name="ce9" office:value-type="float" office:value="35.9634659725705" calcext:value-type="float">
            <text:p><text:s text:c="3"/>36,0 </text:p>
          </table:table-cell>
          <table:table-cell table:style-name="ce9" office:value-type="float" office:value="40.2540840612008" calcext:value-type="float">
            <text:p><text:s text:c="3"/>40,3 </text:p>
          </table:table-cell>
          <table:table-cell table:style-name="ce9" office:value-type="float" office:value="32.9020231734437" calcext:value-type="float">
            <text:p><text:s text:c="3"/>32,9 </text:p>
          </table:table-cell>
          <table:table-cell table:style-name="ce9" office:value-type="float" office:value="47.6061449489579" calcext:value-type="float">
            <text:p><text:s text:c="3"/>47,6 </text:p>
          </table:table-cell>
          <table:table-cell table:style-name="ce9" office:value-type="float" office:value="16.028719965892" calcext:value-type="float">
            <text:p><text:s text:c="3"/>16,0 </text:p>
          </table:table-cell>
          <table:table-cell table:style-name="ce9" office:value-type="float" office:value="13.5852749986518" calcext:value-type="float">
            <text:p><text:s text:c="3"/>13,6 </text:p>
          </table:table-cell>
          <table:table-cell table:style-name="ce9" office:value-type="float" office:value="18.4721649331323" calcext:value-type="float">
            <text:p><text:s text:c="3"/>18,5 </text:p>
          </table:table-cell>
          <table:table-cell table:style-name="ce9" office:value-type="float" office:value="31.2916652008923" calcext:value-type="float">
            <text:p><text:s text:c="3"/>31,3 </text:p>
          </table:table-cell>
          <table:table-cell table:style-name="ce9" office:value-type="float" office:value="27.2633718958098" calcext:value-type="float">
            <text:p><text:s text:c="3"/>27,3 </text:p>
          </table:table-cell>
          <table:table-cell table:style-name="ce9" office:value-type="float" office:value="35.3199585059747" calcext:value-type="float">
            <text:p><text:s text:c="3"/>35,3 </text:p>
          </table:table-cell>
          <table:table-cell table:style-name="ce9" office:value-type="float" office:value="37.6463904285615" calcext:value-type="float">
            <text:p><text:s text:c="3"/>37,6 </text:p>
          </table:table-cell>
          <table:table-cell table:style-name="ce9" office:value-type="float" office:value="28.2243155596949" calcext:value-type="float">
            <text:p><text:s text:c="3"/>28,2 </text:p>
          </table:table-cell>
          <table:table-cell table:style-name="ce9" office:value-type="float" office:value="47.0684652974282" calcext:value-type="float">
            <text:p><text:s text:c="3"/>47,1 </text:p>
          </table:table-cell>
          <table:table-cell table:style-name="ce9" office:value-type="float" office:value="14.7028562971606" calcext:value-type="float">
            <text:p><text:s text:c="3"/>14,7 </text:p>
          </table:table-cell>
          <table:table-cell table:style-name="ce9" office:value-type="float" office:value="11.8882888974345" calcext:value-type="float">
            <text:p><text:s text:c="3"/>11,9 </text:p>
          </table:table-cell>
          <table:table-cell table:style-name="ce9" office:value-type="float" office:value="17.5174236968868" calcext:value-type="float">
            <text:p><text:s text:c="3"/>17,5 </text:p>
          </table:table-cell>
          <table:table-cell table:style-name="ce9" office:value-type="float" office:value="34.4016480504501" calcext:value-type="float">
            <text:p><text:s text:c="3"/>34,4 </text:p>
          </table:table-cell>
          <table:table-cell table:style-name="ce9" office:value-type="float" office:value="30.5537641328977" calcext:value-type="float">
            <text:p><text:s text:c="3"/>30,6 </text:p>
          </table:table-cell>
          <table:table-cell table:style-name="ce9" office:value-type="float" office:value="38.2495319680024" calcext:value-type="float">
            <text:p><text:s text:c="3"/>38,2 </text:p>
          </table:table-cell>
          <table:table-cell table:style-name="ce9" office:value-type="float" office:value="42.476286725326" calcext:value-type="float">
            <text:p><text:s text:c="3"/>42,5 </text:p>
          </table:table-cell>
          <table:table-cell table:style-name="ce9" office:value-type="float" office:value="33.956911706209" calcext:value-type="float">
            <text:p><text:s text:c="3"/>34,0 </text:p>
          </table:table-cell>
          <table:table-cell table:style-name="ce9" office:value-type="float" office:value="50.9956617444429" calcext:value-type="float">
            <text:p><text:s text:c="3"/>51,0 </text:p>
          </table:table-cell>
          <table:table-cell table:number-columns-repeated="996"/>
        </table:table-row>
        <table:table-row table:style-name="ro1">
          <table:table-cell office:value-type="string" calcext:value-type="string">
            <text:p>Palmas</text:p>
          </table:table-cell>
          <table:table-cell table:style-name="ce9" office:value-type="float" office:value="18.1919424489983" calcext:value-type="float">
            <text:p><text:s text:c="3"/>18,2 </text:p>
          </table:table-cell>
          <table:table-cell table:style-name="ce9" office:value-type="float" office:value="15.4258912364654" calcext:value-type="float">
            <text:p><text:s text:c="3"/>15,4 </text:p>
          </table:table-cell>
          <table:table-cell table:style-name="ce9" office:value-type="float" office:value="20.9579936615313" calcext:value-type="float">
            <text:p><text:s text:c="3"/>21,0 </text:p>
          </table:table-cell>
          <table:table-cell table:style-name="ce9" office:value-type="float" office:value="27.1307696214146" calcext:value-type="float">
            <text:p><text:s text:c="3"/>27,1 </text:p>
          </table:table-cell>
          <table:table-cell table:style-name="ce9" office:value-type="float" office:value="22.6465686808565" calcext:value-type="float">
            <text:p><text:s text:c="3"/>22,6 </text:p>
          </table:table-cell>
          <table:table-cell table:style-name="ce9" office:value-type="float" office:value="31.6149705619727" calcext:value-type="float">
            <text:p><text:s text:c="3"/>31,6 </text:p>
          </table:table-cell>
          <table:table-cell table:style-name="ce9" office:value-type="float" office:value="25.7635068590553" calcext:value-type="float">
            <text:p><text:s text:c="3"/>25,8 </text:p>
          </table:table-cell>
          <table:table-cell table:style-name="ce9" office:value-type="float" office:value="21.7871116307053" calcext:value-type="float">
            <text:p><text:s text:c="3"/>21,8 </text:p>
          </table:table-cell>
          <table:table-cell table:style-name="ce9" office:value-type="float" office:value="29.7399020874052" calcext:value-type="float">
            <text:p><text:s text:c="3"/>29,7 </text:p>
          </table:table-cell>
          <table:table-cell table:style-name="ce9" office:value-type="float" office:value="16.1517658743414" calcext:value-type="float">
            <text:p><text:s text:c="3"/>16,2 </text:p>
          </table:table-cell>
          <table:table-cell table:style-name="ce9" office:value-type="float" office:value="12.8193457419218" calcext:value-type="float">
            <text:p><text:s text:c="3"/>12,8 </text:p>
          </table:table-cell>
          <table:table-cell table:style-name="ce9" office:value-type="float" office:value="19.484186006761" calcext:value-type="float">
            <text:p><text:s text:c="3"/>19,5 </text:p>
          </table:table-cell>
          <table:table-cell table:style-name="ce9" office:value-type="float" office:value="23.3440372552889" calcext:value-type="float">
            <text:p><text:s text:c="3"/>23,3 </text:p>
          </table:table-cell>
          <table:table-cell table:style-name="ce9" office:value-type="float" office:value="17.2968119019046" calcext:value-type="float">
            <text:p><text:s text:c="3"/>17,3 </text:p>
          </table:table-cell>
          <table:table-cell table:style-name="ce9" office:value-type="float" office:value="29.3912626086733" calcext:value-type="float">
            <text:p><text:s text:c="3"/>29,4 </text:p>
          </table:table-cell>
          <table:table-cell table:style-name="ce9" office:value-type="float" office:value="24.6593626850309" calcext:value-type="float">
            <text:p><text:s text:c="3"/>24,7 </text:p>
          </table:table-cell>
          <table:table-cell table:style-name="ce9" office:value-type="float" office:value="18.6988285185112" calcext:value-type="float">
            <text:p><text:s text:c="3"/>18,7 </text:p>
          </table:table-cell>
          <table:table-cell table:style-name="ce9" office:value-type="float" office:value="30.6198968515506" calcext:value-type="float">
            <text:p><text:s text:c="3"/>30,6 </text:p>
          </table:table-cell>
          <table:table-cell table:style-name="ce9" office:value-type="float" office:value="19.9644478811507" calcext:value-type="float">
            <text:p><text:s text:c="3"/>20,0 </text:p>
          </table:table-cell>
          <table:table-cell table:style-name="ce9" office:value-type="float" office:value="17.0557281354297" calcext:value-type="float">
            <text:p><text:s text:c="3"/>17,1 </text:p>
          </table:table-cell>
          <table:table-cell table:style-name="ce9" office:value-type="float" office:value="22.8731676268718" calcext:value-type="float">
            <text:p><text:s text:c="3"/>22,9 </text:p>
          </table:table-cell>
          <table:table-cell table:style-name="ce9" office:value-type="float" office:value="30.1450132519817" calcext:value-type="float">
            <text:p><text:s text:c="3"/>30,1 </text:p>
          </table:table-cell>
          <table:table-cell table:style-name="ce9" office:value-type="float" office:value="24.6207514378586" calcext:value-type="float">
            <text:p><text:s text:c="3"/>24,6 </text:p>
          </table:table-cell>
          <table:table-cell table:style-name="ce9" office:value-type="float" office:value="35.6692750661048" calcext:value-type="float">
            <text:p><text:s text:c="3"/>35,7 </text:p>
          </table:table-cell>
          <table:table-cell table:style-name="ce9" office:value-type="float" office:value="26.703642816307" calcext:value-type="float">
            <text:p><text:s text:c="3"/>26,7 </text:p>
          </table:table-cell>
          <table:table-cell table:style-name="ce9" office:value-type="float" office:value="22.6749980000315" calcext:value-type="float">
            <text:p><text:s text:c="3"/>22,7 </text:p>
          </table:table-cell>
          <table:table-cell table:style-name="ce9" office:value-type="float" office:value="30.7322876325824" calcext:value-type="float">
            <text:p><text:s text:c="3"/>30,7 </text:p>
          </table:table-cell>
          <table:table-cell table:number-columns-repeated="996"/>
        </table:table-row>
        <table:table-row table:style-name="ro1">
          <table:table-cell office:value-type="string" calcext:value-type="string">
            <text:p>São Luís</text:p>
          </table:table-cell>
          <table:table-cell table:style-name="ce9" office:value-type="float" office:value="20.0706938457785" calcext:value-type="float">
            <text:p><text:s text:c="3"/>20,1 </text:p>
          </table:table-cell>
          <table:table-cell table:style-name="ce9" office:value-type="float" office:value="17.8793717185337" calcext:value-type="float">
            <text:p><text:s text:c="3"/>17,9 </text:p>
          </table:table-cell>
          <table:table-cell table:style-name="ce9" office:value-type="float" office:value="22.2620159730232" calcext:value-type="float">
            <text:p><text:s text:c="3"/>22,3 </text:p>
          </table:table-cell>
          <table:table-cell table:style-name="ce9" office:value-type="float" office:value="33.3958368042792" calcext:value-type="float">
            <text:p><text:s text:c="3"/>33,4 </text:p>
          </table:table-cell>
          <table:table-cell table:style-name="ce9" office:value-type="float" office:value="30.4503025996016" calcext:value-type="float">
            <text:p><text:s text:c="3"/>30,5 </text:p>
          </table:table-cell>
          <table:table-cell table:style-name="ce9" office:value-type="float" office:value="36.3413710089568" calcext:value-type="float">
            <text:p><text:s text:c="3"/>36,3 </text:p>
          </table:table-cell>
          <table:table-cell table:style-name="ce9" office:value-type="float" office:value="33.6216002409613" calcext:value-type="float">
            <text:p><text:s text:c="3"/>33,6 </text:p>
          </table:table-cell>
          <table:table-cell table:style-name="ce9" office:value-type="float" office:value="21.3823009620183" calcext:value-type="float">
            <text:p><text:s text:c="3"/>21,4 </text:p>
          </table:table-cell>
          <table:table-cell table:style-name="ce9" office:value-type="float" office:value="45.8608995199043" calcext:value-type="float">
            <text:p><text:s text:c="3"/>45,9 </text:p>
          </table:table-cell>
          <table:table-cell table:style-name="ce9" office:value-type="float" office:value="18.0688774486926" calcext:value-type="float">
            <text:p><text:s text:c="3"/>18,1 </text:p>
          </table:table-cell>
          <table:table-cell table:style-name="ce9" office:value-type="float" office:value="15.7162091897793" calcext:value-type="float">
            <text:p><text:s text:c="3"/>15,7 </text:p>
          </table:table-cell>
          <table:table-cell table:style-name="ce9" office:value-type="float" office:value="20.421545707606" calcext:value-type="float">
            <text:p><text:s text:c="3"/>20,4 </text:p>
          </table:table-cell>
          <table:table-cell table:style-name="ce9" office:value-type="float" office:value="29.348822600953" calcext:value-type="float">
            <text:p><text:s text:c="3"/>29,3 </text:p>
          </table:table-cell>
          <table:table-cell table:style-name="ce9" office:value-type="float" office:value="25.2203239228126" calcext:value-type="float">
            <text:p><text:s text:c="3"/>25,2 </text:p>
          </table:table-cell>
          <table:table-cell table:style-name="ce9" office:value-type="float" office:value="33.4773212790934" calcext:value-type="float">
            <text:p><text:s text:c="3"/>33,5 </text:p>
          </table:table-cell>
          <table:table-cell table:style-name="ce9" office:value-type="float" office:value="37.5572942796101" calcext:value-type="float">
            <text:p><text:s text:c="3"/>37,6 </text:p>
          </table:table-cell>
          <table:table-cell table:style-name="ce9" office:value-type="float" office:value="22.8389686110396" calcext:value-type="float">
            <text:p><text:s text:c="3"/>22,8 </text:p>
          </table:table-cell>
          <table:table-cell table:style-name="ce9" office:value-type="float" office:value="52.2756199481806" calcext:value-type="float">
            <text:p><text:s text:c="3"/>52,3 </text:p>
          </table:table-cell>
          <table:table-cell table:style-name="ce9" office:value-type="float" office:value="21.8250712003217" calcext:value-type="float">
            <text:p><text:s text:c="3"/>21,8 </text:p>
          </table:table-cell>
          <table:table-cell table:style-name="ce9" office:value-type="float" office:value="18.6464997953611" calcext:value-type="float">
            <text:p><text:s text:c="3"/>18,6 </text:p>
          </table:table-cell>
          <table:table-cell table:style-name="ce9" office:value-type="float" office:value="25.0036426052822" calcext:value-type="float">
            <text:p><text:s text:c="3"/>25,0 </text:p>
          </table:table-cell>
          <table:table-cell table:style-name="ce9" office:value-type="float" office:value="37.2250853016698" calcext:value-type="float">
            <text:p><text:s text:c="3"/>37,2 </text:p>
          </table:table-cell>
          <table:table-cell table:style-name="ce9" office:value-type="float" office:value="32.248600916454" calcext:value-type="float">
            <text:p><text:s text:c="3"/>32,2 </text:p>
          </table:table-cell>
          <table:table-cell table:style-name="ce9" office:value-type="float" office:value="42.2015696868857" calcext:value-type="float">
            <text:p><text:s text:c="3"/>42,2 </text:p>
          </table:table-cell>
          <table:table-cell table:style-name="ce9" office:value-type="float" office:value="29.8644018546954" calcext:value-type="float">
            <text:p><text:s text:c="3"/>29,9 </text:p>
          </table:table-cell>
          <table:table-cell table:style-name="ce9" office:value-type="float" office:value="13.8420356682362" calcext:value-type="float">
            <text:p><text:s text:c="3"/>13,8 </text:p>
          </table:table-cell>
          <table:table-cell table:style-name="ce9" office:value-type="float" office:value="45.8867680411545" calcext:value-type="float">
            <text:p><text:s text:c="3"/>45,9 </text:p>
          </table:table-cell>
          <table:table-cell table:number-columns-repeated="996"/>
        </table:table-row>
        <table:table-row table:style-name="ro1">
          <table:table-cell office:value-type="string" calcext:value-type="string">
            <text:p>Teresina</text:p>
          </table:table-cell>
          <table:table-cell table:style-name="ce9" office:value-type="float" office:value="18.8413374671386" calcext:value-type="float">
            <text:p><text:s text:c="3"/>18,8 </text:p>
          </table:table-cell>
          <table:table-cell table:style-name="ce9" office:value-type="float" office:value="16.2414083556623" calcext:value-type="float">
            <text:p><text:s text:c="3"/>16,2 </text:p>
          </table:table-cell>
          <table:table-cell table:style-name="ce9" office:value-type="float" office:value="21.4412665786149" calcext:value-type="float">
            <text:p><text:s text:c="3"/>21,4 </text:p>
          </table:table-cell>
          <table:table-cell table:style-name="ce9" office:value-type="float" office:value="30.3631421441294" calcext:value-type="float">
            <text:p><text:s text:c="3"/>30,4 </text:p>
          </table:table-cell>
          <table:table-cell table:style-name="ce9" office:value-type="float" office:value="26.736834553995" calcext:value-type="float">
            <text:p><text:s text:c="3"/>26,7 </text:p>
          </table:table-cell>
          <table:table-cell table:style-name="ce9" office:value-type="float" office:value="33.9894497342638" calcext:value-type="float">
            <text:p><text:s text:c="3"/>34,0 </text:p>
          </table:table-cell>
          <table:table-cell table:style-name="ce9" office:value-type="float" office:value="31.7091616565621" calcext:value-type="float">
            <text:p><text:s text:c="3"/>31,7 </text:p>
          </table:table-cell>
          <table:table-cell table:style-name="ce9" office:value-type="float" office:value="22.1309730163076" calcext:value-type="float">
            <text:p><text:s text:c="3"/>22,1 </text:p>
          </table:table-cell>
          <table:table-cell table:style-name="ce9" office:value-type="float" office:value="41.2873502968166" calcext:value-type="float">
            <text:p><text:s text:c="3"/>41,3 </text:p>
          </table:table-cell>
          <table:table-cell table:style-name="ce9" office:value-type="float" office:value="15.1565844285218" calcext:value-type="float">
            <text:p><text:s text:c="3"/>15,2 </text:p>
          </table:table-cell>
          <table:table-cell table:style-name="ce9" office:value-type="float" office:value="12.438107517757" calcext:value-type="float">
            <text:p><text:s text:c="3"/>12,4 </text:p>
          </table:table-cell>
          <table:table-cell table:style-name="ce9" office:value-type="float" office:value="17.8750613392866" calcext:value-type="float">
            <text:p><text:s text:c="3"/>17,9 </text:p>
          </table:table-cell>
          <table:table-cell table:style-name="ce9" office:value-type="float" office:value="30.2117210520542" calcext:value-type="float">
            <text:p><text:s text:c="3"/>30,2 </text:p>
          </table:table-cell>
          <table:table-cell table:style-name="ce9" office:value-type="float" office:value="25.0358270750024" calcext:value-type="float">
            <text:p><text:s text:c="3"/>25,0 </text:p>
          </table:table-cell>
          <table:table-cell table:style-name="ce9" office:value-type="float" office:value="35.3876150291061" calcext:value-type="float">
            <text:p><text:s text:c="3"/>35,4 </text:p>
          </table:table-cell>
          <table:table-cell table:style-name="ce9" office:value-type="float" office:value="33.0073785257815" calcext:value-type="float">
            <text:p><text:s text:c="3"/>33,0 </text:p>
          </table:table-cell>
          <table:table-cell table:style-name="ce9" office:value-type="float" office:value="22.8566624597771" calcext:value-type="float">
            <text:p><text:s text:c="3"/>22,9 </text:p>
          </table:table-cell>
          <table:table-cell table:style-name="ce9" office:value-type="float" office:value="43.1580945917859" calcext:value-type="float">
            <text:p><text:s text:c="3"/>43,2 </text:p>
          </table:table-cell>
          <table:table-cell table:style-name="ce9" office:value-type="float" office:value="22.1249638036203" calcext:value-type="float">
            <text:p><text:s text:c="3"/>22,1 </text:p>
          </table:table-cell>
          <table:table-cell table:style-name="ce9" office:value-type="float" office:value="18.2765755506039" calcext:value-type="float">
            <text:p><text:s text:c="3"/>18,3 </text:p>
          </table:table-cell>
          <table:table-cell table:style-name="ce9" office:value-type="float" office:value="25.9733520566367" calcext:value-type="float">
            <text:p><text:s text:c="3"/>26,0 </text:p>
          </table:table-cell>
          <table:table-cell table:style-name="ce9" office:value-type="float" office:value="30.4856177942996" calcext:value-type="float">
            <text:p><text:s text:c="3"/>30,5 </text:p>
          </table:table-cell>
          <table:table-cell table:style-name="ce9" office:value-type="float" office:value="26.6111015842746" calcext:value-type="float">
            <text:p><text:s text:c="3"/>26,6 </text:p>
          </table:table-cell>
          <table:table-cell table:style-name="ce9" office:value-type="float" office:value="34.3601340043246" calcext:value-type="float">
            <text:p><text:s text:c="3"/>34,4 </text:p>
          </table:table-cell>
          <table:table-cell table:style-name="ce9" office:value-type="float" office:value="30.4913525772176" calcext:value-type="float">
            <text:p><text:s text:c="3"/>30,5 </text:p>
          </table:table-cell>
          <table:table-cell table:style-name="ce9" office:value-type="float" office:value="18.6963785298908" calcext:value-type="float">
            <text:p><text:s text:c="3"/>18,7 </text:p>
          </table:table-cell>
          <table:table-cell table:style-name="ce9" office:value-type="float" office:value="42.2863266245443" calcext:value-type="float">
            <text:p><text:s text:c="3"/>42,3 </text:p>
          </table:table-cell>
          <table:table-cell table:number-columns-repeated="996"/>
        </table:table-row>
        <table:table-row table:style-name="ro1">
          <table:table-cell office:value-type="string" calcext:value-type="string">
            <text:p>Fortaleza</text:p>
          </table:table-cell>
          <table:table-cell table:style-name="ce9" office:value-type="float" office:value="17.8515865208919" calcext:value-type="float">
            <text:p><text:s text:c="3"/>17,9 </text:p>
          </table:table-cell>
          <table:table-cell table:style-name="ce9" office:value-type="float" office:value="15.6265891146772" calcext:value-type="float">
            <text:p><text:s text:c="3"/>15,6 </text:p>
          </table:table-cell>
          <table:table-cell table:style-name="ce9" office:value-type="float" office:value="20.0765839271066" calcext:value-type="float">
            <text:p><text:s text:c="3"/>20,1 </text:p>
          </table:table-cell>
          <table:table-cell table:style-name="ce9" office:value-type="float" office:value="33.9355513721354" calcext:value-type="float">
            <text:p><text:s text:c="3"/>33,9 </text:p>
          </table:table-cell>
          <table:table-cell table:style-name="ce9" office:value-type="float" office:value="30.3101331771617" calcext:value-type="float">
            <text:p><text:s text:c="3"/>30,3 </text:p>
          </table:table-cell>
          <table:table-cell table:style-name="ce9" office:value-type="float" office:value="37.5609695671092" calcext:value-type="float">
            <text:p><text:s text:c="3"/>37,6 </text:p>
          </table:table-cell>
          <table:table-cell table:style-name="ce9" office:value-type="float" office:value="37.0095331694008" calcext:value-type="float">
            <text:p><text:s text:c="3"/>37,0 </text:p>
          </table:table-cell>
          <table:table-cell table:style-name="ce9" office:value-type="float" office:value="28.2811922265454" calcext:value-type="float">
            <text:p><text:s text:c="3"/>28,3 </text:p>
          </table:table-cell>
          <table:table-cell table:style-name="ce9" office:value-type="float" office:value="45.7378741122562" calcext:value-type="float">
            <text:p><text:s text:c="3"/>45,7 </text:p>
          </table:table-cell>
          <table:table-cell table:style-name="ce9" office:value-type="float" office:value="17.3372707570568" calcext:value-type="float">
            <text:p><text:s text:c="3"/>17,3 </text:p>
          </table:table-cell>
          <table:table-cell table:style-name="ce9" office:value-type="float" office:value="14.3822582078643" calcext:value-type="float">
            <text:p><text:s text:c="3"/>14,4 </text:p>
          </table:table-cell>
          <table:table-cell table:style-name="ce9" office:value-type="float" office:value="20.2922833062492" calcext:value-type="float">
            <text:p><text:s text:c="3"/>20,3 </text:p>
          </table:table-cell>
          <table:table-cell table:style-name="ce9" office:value-type="float" office:value="31.6603766478109" calcext:value-type="float">
            <text:p><text:s text:c="3"/>31,7 </text:p>
          </table:table-cell>
          <table:table-cell table:style-name="ce9" office:value-type="float" office:value="26.2245192331268" calcext:value-type="float">
            <text:p><text:s text:c="3"/>26,2 </text:p>
          </table:table-cell>
          <table:table-cell table:style-name="ce9" office:value-type="float" office:value="37.0962340624951" calcext:value-type="float">
            <text:p><text:s text:c="3"/>37,1 </text:p>
          </table:table-cell>
          <table:table-cell table:style-name="ce9" office:value-type="float" office:value="39.0879740515511" calcext:value-type="float">
            <text:p><text:s text:c="3"/>39,1 </text:p>
          </table:table-cell>
          <table:table-cell table:style-name="ce9" office:value-type="float" office:value="31.817369380007" calcext:value-type="float">
            <text:p><text:s text:c="3"/>31,8 </text:p>
          </table:table-cell>
          <table:table-cell table:style-name="ce9" office:value-type="float" office:value="46.3585787230951" calcext:value-type="float">
            <text:p><text:s text:c="3"/>46,4 </text:p>
          </table:table-cell>
          <table:table-cell table:style-name="ce9" office:value-type="float" office:value="18.2941827126453" calcext:value-type="float">
            <text:p><text:s text:c="3"/>18,3 </text:p>
          </table:table-cell>
          <table:table-cell table:style-name="ce9" office:value-type="float" office:value="14.885751537516" calcext:value-type="float">
            <text:p><text:s text:c="3"/>14,9 </text:p>
          </table:table-cell>
          <table:table-cell table:style-name="ce9" office:value-type="float" office:value="21.7026138877746" calcext:value-type="float">
            <text:p><text:s text:c="3"/>21,7 </text:p>
          </table:table-cell>
          <table:table-cell table:style-name="ce9" office:value-type="float" office:value="35.8354380679272" calcext:value-type="float">
            <text:p><text:s text:c="3"/>35,8 </text:p>
          </table:table-cell>
          <table:table-cell table:style-name="ce9" office:value-type="float" office:value="31.3171025502819" calcext:value-type="float">
            <text:p><text:s text:c="3"/>31,3 </text:p>
          </table:table-cell>
          <table:table-cell table:style-name="ce9" office:value-type="float" office:value="40.3537735855725" calcext:value-type="float">
            <text:p><text:s text:c="3"/>40,4 </text:p>
          </table:table-cell>
          <table:table-cell table:style-name="ce9" office:value-type="float" office:value="35.4110677037438" calcext:value-type="float">
            <text:p><text:s text:c="3"/>35,4 </text:p>
          </table:table-cell>
          <table:table-cell table:style-name="ce9" office:value-type="float" office:value="23.4248923722996" calcext:value-type="float">
            <text:p><text:s text:c="3"/>23,4 </text:p>
          </table:table-cell>
          <table:table-cell table:style-name="ce9" office:value-type="float" office:value="47.397243035188" calcext:value-type="float">
            <text:p><text:s text:c="3"/>47,4 </text:p>
          </table:table-cell>
          <table:table-cell table:number-columns-repeated="996"/>
        </table:table-row>
        <table:table-row table:style-name="ro1">
          <table:table-cell office:value-type="string" calcext:value-type="string">
            <text:p>Natal</text:p>
          </table:table-cell>
          <table:table-cell table:style-name="ce9" office:value-type="float" office:value="19.0120600439025" calcext:value-type="float">
            <text:p><text:s text:c="3"/>19,0 </text:p>
          </table:table-cell>
          <table:table-cell table:style-name="ce9" office:value-type="float" office:value="16.8377977167921" calcext:value-type="float">
            <text:p><text:s text:c="3"/>16,8 </text:p>
          </table:table-cell>
          <table:table-cell table:style-name="ce9" office:value-type="float" office:value="21.1863223710129" calcext:value-type="float">
            <text:p><text:s text:c="3"/>21,2 </text:p>
          </table:table-cell>
          <table:table-cell table:style-name="ce9" office:value-type="float" office:value="35.0918975097242" calcext:value-type="float">
            <text:p><text:s text:c="3"/>35,1 </text:p>
          </table:table-cell>
          <table:table-cell table:style-name="ce9" office:value-type="float" office:value="31.1877355969222" calcext:value-type="float">
            <text:p><text:s text:c="3"/>31,2 </text:p>
          </table:table-cell>
          <table:table-cell table:style-name="ce9" office:value-type="float" office:value="38.9960594225262" calcext:value-type="float">
            <text:p><text:s text:c="3"/>39,0 </text:p>
          </table:table-cell>
          <table:table-cell table:style-name="ce9" office:value-type="float" office:value="32.0649746064244" calcext:value-type="float">
            <text:p><text:s text:c="3"/>32,1 </text:p>
          </table:table-cell>
          <table:table-cell table:style-name="ce9" office:value-type="float" office:value="22.4251790681534" calcext:value-type="float">
            <text:p><text:s text:c="3"/>22,4 </text:p>
          </table:table-cell>
          <table:table-cell table:style-name="ce9" office:value-type="float" office:value="41.7047701446955" calcext:value-type="float">
            <text:p><text:s text:c="3"/>41,7 </text:p>
          </table:table-cell>
          <table:table-cell table:style-name="ce9" office:value-type="float" office:value="18.6571188955822" calcext:value-type="float">
            <text:p><text:s text:c="3"/>18,7 </text:p>
          </table:table-cell>
          <table:table-cell table:style-name="ce9" office:value-type="float" office:value="15.2874081025167" calcext:value-type="float">
            <text:p><text:s text:c="3"/>15,3 </text:p>
          </table:table-cell>
          <table:table-cell table:style-name="ce9" office:value-type="float" office:value="22.0268296886478" calcext:value-type="float">
            <text:p><text:s text:c="3"/>22,0 </text:p>
          </table:table-cell>
          <table:table-cell table:style-name="ce9" office:value-type="float" office:value="34.0261987560996" calcext:value-type="float">
            <text:p><text:s text:c="3"/>34,0 </text:p>
          </table:table-cell>
          <table:table-cell table:style-name="ce9" office:value-type="float" office:value="29.1861464385501" calcext:value-type="float">
            <text:p><text:s text:c="3"/>29,2 </text:p>
          </table:table-cell>
          <table:table-cell table:style-name="ce9" office:value-type="float" office:value="38.8662510736491" calcext:value-type="float">
            <text:p><text:s text:c="3"/>38,9 </text:p>
          </table:table-cell>
          <table:table-cell table:style-name="ce9" office:value-type="float" office:value="27.3456704588878" calcext:value-type="float">
            <text:p><text:s text:c="3"/>27,3 </text:p>
          </table:table-cell>
          <table:table-cell table:style-name="ce9" office:value-type="float" office:value="18.5647167704506" calcext:value-type="float">
            <text:p><text:s text:c="3"/>18,6 </text:p>
          </table:table-cell>
          <table:table-cell table:style-name="ce9" office:value-type="float" office:value="36.126624147325" calcext:value-type="float">
            <text:p><text:s text:c="3"/>36,1 </text:p>
          </table:table-cell>
          <table:table-cell table:style-name="ce9" office:value-type="float" office:value="19.3107914100359" calcext:value-type="float">
            <text:p><text:s text:c="3"/>19,3 </text:p>
          </table:table-cell>
          <table:table-cell table:style-name="ce9" office:value-type="float" office:value="16.0872289587434" calcext:value-type="float">
            <text:p><text:s text:c="3"/>16,1 </text:p>
          </table:table-cell>
          <table:table-cell table:style-name="ce9" office:value-type="float" office:value="22.5343538613283" calcext:value-type="float">
            <text:p><text:s text:c="3"/>22,5 </text:p>
          </table:table-cell>
          <table:table-cell table:style-name="ce9" office:value-type="float" office:value="36.1523625742066" calcext:value-type="float">
            <text:p><text:s text:c="3"/>36,2 </text:p>
          </table:table-cell>
          <table:table-cell table:style-name="ce9" office:value-type="float" office:value="30.7099703581041" calcext:value-type="float">
            <text:p><text:s text:c="3"/>30,7 </text:p>
          </table:table-cell>
          <table:table-cell table:style-name="ce9" office:value-type="float" office:value="41.5947547903092" calcext:value-type="float">
            <text:p><text:s text:c="3"/>41,6 </text:p>
          </table:table-cell>
          <table:table-cell table:style-name="ce9" office:value-type="float" office:value="37.4850190401889" calcext:value-type="float">
            <text:p><text:s text:c="3"/>37,5 </text:p>
          </table:table-cell>
          <table:table-cell table:style-name="ce9" office:value-type="float" office:value="25.2751753475403" calcext:value-type="float">
            <text:p><text:s text:c="3"/>25,3 </text:p>
          </table:table-cell>
          <table:table-cell table:style-name="ce9" office:value-type="float" office:value="49.6948627328374" calcext:value-type="float">
            <text:p><text:s text:c="3"/>49,7 </text:p>
          </table:table-cell>
          <table:table-cell table:number-columns-repeated="996"/>
        </table:table-row>
        <table:table-row table:style-name="ro1">
          <table:table-cell office:value-type="string" calcext:value-type="string">
            <text:p>João Pessoa</text:p>
          </table:table-cell>
          <table:table-cell table:style-name="ce9" office:value-type="float" office:value="19.2821274433941" calcext:value-type="float">
            <text:p><text:s text:c="3"/>19,3 </text:p>
          </table:table-cell>
          <table:table-cell table:style-name="ce9" office:value-type="float" office:value="16.8996134766374" calcext:value-type="float">
            <text:p><text:s text:c="3"/>16,9 </text:p>
          </table:table-cell>
          <table:table-cell table:style-name="ce9" office:value-type="float" office:value="21.6646414101509" calcext:value-type="float">
            <text:p><text:s text:c="3"/>21,7 </text:p>
          </table:table-cell>
          <table:table-cell table:style-name="ce9" office:value-type="float" office:value="36.8088147149378" calcext:value-type="float">
            <text:p><text:s text:c="3"/>36,8 </text:p>
          </table:table-cell>
          <table:table-cell table:style-name="ce9" office:value-type="float" office:value="33.2579112547445" calcext:value-type="float">
            <text:p><text:s text:c="3"/>33,3 </text:p>
          </table:table-cell>
          <table:table-cell table:style-name="ce9" office:value-type="float" office:value="40.3597181751311" calcext:value-type="float">
            <text:p><text:s text:c="3"/>40,4 </text:p>
          </table:table-cell>
          <table:table-cell table:style-name="ce9" office:value-type="float" office:value="31.4091230300737" calcext:value-type="float">
            <text:p><text:s text:c="3"/>31,4 </text:p>
          </table:table-cell>
          <table:table-cell table:style-name="ce9" office:value-type="float" office:value="23.5799473764717" calcext:value-type="float">
            <text:p><text:s text:c="3"/>23,6 </text:p>
          </table:table-cell>
          <table:table-cell table:style-name="ce9" office:value-type="float" office:value="39.2382986836757" calcext:value-type="float">
            <text:p><text:s text:c="3"/>39,2 </text:p>
          </table:table-cell>
          <table:table-cell table:style-name="ce9" office:value-type="float" office:value="17.9707833894218" calcext:value-type="float">
            <text:p><text:s text:c="3"/>18,0 </text:p>
          </table:table-cell>
          <table:table-cell table:style-name="ce9" office:value-type="float" office:value="14.9218552360008" calcext:value-type="float">
            <text:p><text:s text:c="3"/>14,9 </text:p>
          </table:table-cell>
          <table:table-cell table:style-name="ce9" office:value-type="float" office:value="21.0197115428427" calcext:value-type="float">
            <text:p><text:s text:c="3"/>21,0 </text:p>
          </table:table-cell>
          <table:table-cell table:style-name="ce9" office:value-type="float" office:value="39.0824640867881" calcext:value-type="float">
            <text:p><text:s text:c="3"/>39,1 </text:p>
          </table:table-cell>
          <table:table-cell table:style-name="ce9" office:value-type="float" office:value="34.2748713095879" calcext:value-type="float">
            <text:p><text:s text:c="3"/>34,3 </text:p>
          </table:table-cell>
          <table:table-cell table:style-name="ce9" office:value-type="float" office:value="43.8900568639883" calcext:value-type="float">
            <text:p><text:s text:c="3"/>43,9 </text:p>
          </table:table-cell>
          <table:table-cell table:style-name="ce9" office:value-type="float" office:value="30.9310217115373" calcext:value-type="float">
            <text:p><text:s text:c="3"/>30,9 </text:p>
          </table:table-cell>
          <table:table-cell table:style-name="ce9" office:value-type="float" office:value="22.9352211578778" calcext:value-type="float">
            <text:p><text:s text:c="3"/>22,9 </text:p>
          </table:table-cell>
          <table:table-cell table:style-name="ce9" office:value-type="float" office:value="38.9268222651967" calcext:value-type="float">
            <text:p><text:s text:c="3"/>38,9 </text:p>
          </table:table-cell>
          <table:table-cell table:style-name="ce9" office:value-type="float" office:value="20.4112593409502" calcext:value-type="float">
            <text:p><text:s text:c="3"/>20,4 </text:p>
          </table:table-cell>
          <table:table-cell table:style-name="ce9" office:value-type="float" office:value="17.2054229487555" calcext:value-type="float">
            <text:p><text:s text:c="3"/>17,2 </text:p>
          </table:table-cell>
          <table:table-cell table:style-name="ce9" office:value-type="float" office:value="23.6170957331449" calcext:value-type="float">
            <text:p><text:s text:c="3"/>23,6 </text:p>
          </table:table-cell>
          <table:table-cell table:style-name="ce9" office:value-type="float" office:value="34.9213421587712" calcext:value-type="float">
            <text:p><text:s text:c="3"/>34,9 </text:p>
          </table:table-cell>
          <table:table-cell table:style-name="ce9" office:value-type="float" office:value="30.4493405258309" calcext:value-type="float">
            <text:p><text:s text:c="3"/>30,4 </text:p>
          </table:table-cell>
          <table:table-cell table:style-name="ce9" office:value-type="float" office:value="39.3933437917115" calcext:value-type="float">
            <text:p><text:s text:c="3"/>39,4 </text:p>
          </table:table-cell>
          <table:table-cell table:style-name="ce9" office:value-type="float" office:value="31.946828448358" calcext:value-type="float">
            <text:p><text:s text:c="3"/>31,9 </text:p>
          </table:table-cell>
          <table:table-cell table:style-name="ce9" office:value-type="float" office:value="22.7091532669977" calcext:value-type="float">
            <text:p><text:s text:c="3"/>22,7 </text:p>
          </table:table-cell>
          <table:table-cell table:style-name="ce9" office:value-type="float" office:value="41.1845036297183" calcext:value-type="float">
            <text:p><text:s text:c="3"/>41,2 </text:p>
          </table:table-cell>
          <table:table-cell table:number-columns-repeated="996"/>
        </table:table-row>
        <table:table-row table:style-name="ro1">
          <table:table-cell office:value-type="string" calcext:value-type="string">
            <text:p>Recife</text:p>
          </table:table-cell>
          <table:table-cell table:style-name="ce9" office:value-type="float" office:value="20.6667637341794" calcext:value-type="float">
            <text:p><text:s text:c="3"/>20,7 </text:p>
          </table:table-cell>
          <table:table-cell table:style-name="ce9" office:value-type="float" office:value="17.6888375038366" calcext:value-type="float">
            <text:p><text:s text:c="3"/>17,7 </text:p>
          </table:table-cell>
          <table:table-cell table:style-name="ce9" office:value-type="float" office:value="23.6446899645222" calcext:value-type="float">
            <text:p><text:s text:c="3"/>23,6 </text:p>
          </table:table-cell>
          <table:table-cell table:style-name="ce9" office:value-type="float" office:value="32.7462281013851" calcext:value-type="float">
            <text:p><text:s text:c="3"/>32,7 </text:p>
          </table:table-cell>
          <table:table-cell table:style-name="ce9" office:value-type="float" office:value="29.8126332507287" calcext:value-type="float">
            <text:p><text:s text:c="3"/>29,8 </text:p>
          </table:table-cell>
          <table:table-cell table:style-name="ce9" office:value-type="float" office:value="35.6798229520415" calcext:value-type="float">
            <text:p><text:s text:c="3"/>35,7 </text:p>
          </table:table-cell>
          <table:table-cell table:style-name="ce9" office:value-type="float" office:value="40.6240878147832" calcext:value-type="float">
            <text:p><text:s text:c="3"/>40,6 </text:p>
          </table:table-cell>
          <table:table-cell table:style-name="ce9" office:value-type="float" office:value="32.006226978926" calcext:value-type="float">
            <text:p><text:s text:c="3"/>32,0 </text:p>
          </table:table-cell>
          <table:table-cell table:style-name="ce9" office:value-type="float" office:value="49.2419486506403" calcext:value-type="float">
            <text:p><text:s text:c="3"/>49,2 </text:p>
          </table:table-cell>
          <table:table-cell table:style-name="ce9" office:value-type="float" office:value="19.6170089017078" calcext:value-type="float">
            <text:p><text:s text:c="3"/>19,6 </text:p>
          </table:table-cell>
          <table:table-cell table:style-name="ce9" office:value-type="float" office:value="15.8247764136689" calcext:value-type="float">
            <text:p><text:s text:c="3"/>15,8 </text:p>
          </table:table-cell>
          <table:table-cell table:style-name="ce9" office:value-type="float" office:value="23.4092413897468" calcext:value-type="float">
            <text:p><text:s text:c="3"/>23,4 </text:p>
          </table:table-cell>
          <table:table-cell table:style-name="ce9" office:value-type="float" office:value="33.2096356966528" calcext:value-type="float">
            <text:p><text:s text:c="3"/>33,2 </text:p>
          </table:table-cell>
          <table:table-cell table:style-name="ce9" office:value-type="float" office:value="28.9188637913112" calcext:value-type="float">
            <text:p><text:s text:c="3"/>28,9 </text:p>
          </table:table-cell>
          <table:table-cell table:style-name="ce9" office:value-type="float" office:value="37.5004076019945" calcext:value-type="float">
            <text:p><text:s text:c="3"/>37,5 </text:p>
          </table:table-cell>
          <table:table-cell table:style-name="ce9" office:value-type="float" office:value="37.0917975968176" calcext:value-type="float">
            <text:p><text:s text:c="3"/>37,1 </text:p>
          </table:table-cell>
          <table:table-cell table:style-name="ce9" office:value-type="float" office:value="24.733846791994" calcext:value-type="float">
            <text:p><text:s text:c="3"/>24,7 </text:p>
          </table:table-cell>
          <table:table-cell table:style-name="ce9" office:value-type="float" office:value="49.4497484016412" calcext:value-type="float">
            <text:p><text:s text:c="3"/>49,4 </text:p>
          </table:table-cell>
          <table:table-cell table:style-name="ce9" office:value-type="float" office:value="21.5344628994607" calcext:value-type="float">
            <text:p><text:s text:c="3"/>21,5 </text:p>
          </table:table-cell>
          <table:table-cell table:style-name="ce9" office:value-type="float" office:value="18.1058057494895" calcext:value-type="float">
            <text:p><text:s text:c="3"/>18,1 </text:p>
          </table:table-cell>
          <table:table-cell table:style-name="ce9" office:value-type="float" office:value="24.963120049432" calcext:value-type="float">
            <text:p><text:s text:c="3"/>25,0 </text:p>
          </table:table-cell>
          <table:table-cell table:style-name="ce9" office:value-type="float" office:value="32.3187669702716" calcext:value-type="float">
            <text:p><text:s text:c="3"/>32,3 </text:p>
          </table:table-cell>
          <table:table-cell table:style-name="ce9" office:value-type="float" office:value="27.9772256962616" calcext:value-type="float">
            <text:p><text:s text:c="3"/>28,0 </text:p>
          </table:table-cell>
          <table:table-cell table:style-name="ce9" office:value-type="float" office:value="36.6603082442816" calcext:value-type="float">
            <text:p><text:s text:c="3"/>36,7 </text:p>
          </table:table-cell>
          <table:table-cell table:style-name="ce9" office:value-type="float" office:value="44.094986986395" calcext:value-type="float">
            <text:p><text:s text:c="3"/>44,1 </text:p>
          </table:table-cell>
          <table:table-cell table:style-name="ce9" office:value-type="float" office:value="33.9512391392367" calcext:value-type="float">
            <text:p><text:s text:c="3"/>34,0 </text:p>
          </table:table-cell>
          <table:table-cell table:style-name="ce9" office:value-type="float" office:value="54.2387348335534" calcext:value-type="float">
            <text:p><text:s text:c="3"/>54,2 </text:p>
          </table:table-cell>
          <table:table-cell table:number-columns-repeated="996"/>
        </table:table-row>
        <table:table-row table:style-name="ro1">
          <table:table-cell office:value-type="string" calcext:value-type="string">
            <text:p>Maceió</text:p>
          </table:table-cell>
          <table:table-cell table:style-name="ce9" office:value-type="float" office:value="18.894564406896" calcext:value-type="float">
            <text:p><text:s text:c="3"/>18,9 </text:p>
          </table:table-cell>
          <table:table-cell table:style-name="ce9" office:value-type="float" office:value="16.9710234059159" calcext:value-type="float">
            <text:p><text:s text:c="3"/>17,0 </text:p>
          </table:table-cell>
          <table:table-cell table:style-name="ce9" office:value-type="float" office:value="20.8181054078761" calcext:value-type="float">
            <text:p><text:s text:c="3"/>20,8 </text:p>
          </table:table-cell>
          <table:table-cell table:style-name="ce9" office:value-type="float" office:value="34.2297234163921" calcext:value-type="float">
            <text:p><text:s text:c="3"/>34,2 </text:p>
          </table:table-cell>
          <table:table-cell table:style-name="ce9" office:value-type="float" office:value="30.6285466371101" calcext:value-type="float">
            <text:p><text:s text:c="3"/>30,6 </text:p>
          </table:table-cell>
          <table:table-cell table:style-name="ce9" office:value-type="float" office:value="37.8309001956741" calcext:value-type="float">
            <text:p><text:s text:c="3"/>37,8 </text:p>
          </table:table-cell>
          <table:table-cell table:style-name="ce9" office:value-type="float" office:value="41.5303566522231" calcext:value-type="float">
            <text:p><text:s text:c="3"/>41,5 </text:p>
          </table:table-cell>
          <table:table-cell table:style-name="ce9" office:value-type="float" office:value="27.2314615430324" calcext:value-type="float">
            <text:p><text:s text:c="3"/>27,2 </text:p>
          </table:table-cell>
          <table:table-cell table:style-name="ce9" office:value-type="float" office:value="55.8292517614138" calcext:value-type="float">
            <text:p><text:s text:c="3"/>55,8 </text:p>
          </table:table-cell>
          <table:table-cell table:style-name="ce9" office:value-type="float" office:value="20.5649514330741" calcext:value-type="float">
            <text:p><text:s text:c="3"/>20,6 </text:p>
          </table:table-cell>
          <table:table-cell table:style-name="ce9" office:value-type="float" office:value="17.729040558089" calcext:value-type="float">
            <text:p><text:s text:c="3"/>17,7 </text:p>
          </table:table-cell>
          <table:table-cell table:style-name="ce9" office:value-type="float" office:value="23.4008623080592" calcext:value-type="float">
            <text:p><text:s text:c="3"/>23,4 </text:p>
          </table:table-cell>
          <table:table-cell table:style-name="ce9" office:value-type="float" office:value="33.2980771923488" calcext:value-type="float">
            <text:p><text:s text:c="3"/>33,3 </text:p>
          </table:table-cell>
          <table:table-cell table:style-name="ce9" office:value-type="float" office:value="28.8503345532292" calcext:value-type="float">
            <text:p><text:s text:c="3"/>28,9 </text:p>
          </table:table-cell>
          <table:table-cell table:style-name="ce9" office:value-type="float" office:value="37.7458198314683" calcext:value-type="float">
            <text:p><text:s text:c="3"/>37,7 </text:p>
          </table:table-cell>
          <table:table-cell table:style-name="ce9" office:value-type="float" office:value="37.9884090824893" calcext:value-type="float">
            <text:p><text:s text:c="3"/>38,0 </text:p>
          </table:table-cell>
          <table:table-cell table:style-name="ce9" office:value-type="float" office:value="21.2976585916002" calcext:value-type="float">
            <text:p><text:s text:c="3"/>21,3 </text:p>
          </table:table-cell>
          <table:table-cell table:style-name="ce9" office:value-type="float" office:value="54.6791595733785" calcext:value-type="float">
            <text:p><text:s text:c="3"/>54,7 </text:p>
          </table:table-cell>
          <table:table-cell table:style-name="ce9" office:value-type="float" office:value="17.5258483355346" calcext:value-type="float">
            <text:p><text:s text:c="3"/>17,5 </text:p>
          </table:table-cell>
          <table:table-cell table:style-name="ce9" office:value-type="float" office:value="15.0508689082783" calcext:value-type="float">
            <text:p><text:s text:c="3"/>15,1 </text:p>
          </table:table-cell>
          <table:table-cell table:style-name="ce9" office:value-type="float" office:value="20.000827762791" calcext:value-type="float">
            <text:p><text:s text:c="3"/>20,0 </text:p>
          </table:table-cell>
          <table:table-cell table:style-name="ce9" office:value-type="float" office:value="34.9601142930379" calcext:value-type="float">
            <text:p><text:s text:c="3"/>35,0 </text:p>
          </table:table-cell>
          <table:table-cell table:style-name="ce9" office:value-type="float" office:value="29.9766586851499" calcext:value-type="float">
            <text:p><text:s text:c="3"/>30,0 </text:p>
          </table:table-cell>
          <table:table-cell table:style-name="ce9" office:value-type="float" office:value="39.9435699009259" calcext:value-type="float">
            <text:p><text:s text:c="3"/>39,9 </text:p>
          </table:table-cell>
          <table:table-cell table:style-name="ce9" office:value-type="float" office:value="43.8422442076382" calcext:value-type="float">
            <text:p><text:s text:c="3"/>43,8 </text:p>
          </table:table-cell>
          <table:table-cell table:style-name="ce9" office:value-type="float" office:value="29.7678376791031" calcext:value-type="float">
            <text:p><text:s text:c="3"/>29,8 </text:p>
          </table:table-cell>
          <table:table-cell table:style-name="ce9" office:value-type="float" office:value="57.9166507361733" calcext:value-type="float">
            <text:p><text:s text:c="3"/>57,9 </text:p>
          </table:table-cell>
          <table:table-cell table:number-columns-repeated="996"/>
        </table:table-row>
        <table:table-row table:style-name="ro1">
          <table:table-cell office:value-type="string" calcext:value-type="string">
            <text:p>Aracaju</text:p>
          </table:table-cell>
          <table:table-cell table:style-name="ce9" office:value-type="float" office:value="19.9132071846223" calcext:value-type="float">
            <text:p><text:s text:c="3"/>19,9 </text:p>
          </table:table-cell>
          <table:table-cell table:style-name="ce9" office:value-type="float" office:value="17.0492292439848" calcext:value-type="float">
            <text:p><text:s text:c="3"/>17,0 </text:p>
          </table:table-cell>
          <table:table-cell table:style-name="ce9" office:value-type="float" office:value="22.7771851252598" calcext:value-type="float">
            <text:p><text:s text:c="3"/>22,8 </text:p>
          </table:table-cell>
          <table:table-cell table:style-name="ce9" office:value-type="float" office:value="37.8578602704351" calcext:value-type="float">
            <text:p><text:s text:c="3"/>37,9 </text:p>
          </table:table-cell>
          <table:table-cell table:style-name="ce9" office:value-type="float" office:value="34.1163790025231" calcext:value-type="float">
            <text:p><text:s text:c="3"/>34,1 </text:p>
          </table:table-cell>
          <table:table-cell table:style-name="ce9" office:value-type="float" office:value="41.599341538347" calcext:value-type="float">
            <text:p><text:s text:c="3"/>41,6 </text:p>
          </table:table-cell>
          <table:table-cell table:style-name="ce9" office:value-type="float" office:value="36.4147062914375" calcext:value-type="float">
            <text:p><text:s text:c="3"/>36,4 </text:p>
          </table:table-cell>
          <table:table-cell table:style-name="ce9" office:value-type="float" office:value="27.9770304417415" calcext:value-type="float">
            <text:p><text:s text:c="3"/>28,0 </text:p>
          </table:table-cell>
          <table:table-cell table:style-name="ce9" office:value-type="float" office:value="44.8523821411334" calcext:value-type="float">
            <text:p><text:s text:c="3"/>44,9 </text:p>
          </table:table-cell>
          <table:table-cell table:style-name="ce9" office:value-type="float" office:value="20.7581887597954" calcext:value-type="float">
            <text:p><text:s text:c="3"/>20,8 </text:p>
          </table:table-cell>
          <table:table-cell table:style-name="ce9" office:value-type="float" office:value="17.3716292313002" calcext:value-type="float">
            <text:p><text:s text:c="3"/>17,4 </text:p>
          </table:table-cell>
          <table:table-cell table:style-name="ce9" office:value-type="float" office:value="24.1447482882906" calcext:value-type="float">
            <text:p><text:s text:c="3"/>24,1 </text:p>
          </table:table-cell>
          <table:table-cell table:style-name="ce9" office:value-type="float" office:value="36.4221274179028" calcext:value-type="float">
            <text:p><text:s text:c="3"/>36,4 </text:p>
          </table:table-cell>
          <table:table-cell table:style-name="ce9" office:value-type="float" office:value="31.4364843587731" calcext:value-type="float">
            <text:p><text:s text:c="3"/>31,4 </text:p>
          </table:table-cell>
          <table:table-cell table:style-name="ce9" office:value-type="float" office:value="41.4077704770325" calcext:value-type="float">
            <text:p><text:s text:c="3"/>41,4 </text:p>
          </table:table-cell>
          <table:table-cell table:style-name="ce9" office:value-type="float" office:value="35.6209885189291" calcext:value-type="float">
            <text:p><text:s text:c="3"/>35,6 </text:p>
          </table:table-cell>
          <table:table-cell table:style-name="ce9" office:value-type="float" office:value="30.3467851600987" calcext:value-type="float">
            <text:p><text:s text:c="3"/>30,3 </text:p>
          </table:table-cell>
          <table:table-cell table:style-name="ce9" office:value-type="float" office:value="40.8951918777595" calcext:value-type="float">
            <text:p><text:s text:c="3"/>40,9 </text:p>
          </table:table-cell>
          <table:table-cell table:style-name="ce9" office:value-type="float" office:value="19.2727289918972" calcext:value-type="float">
            <text:p><text:s text:c="3"/>19,3 </text:p>
          </table:table-cell>
          <table:table-cell table:style-name="ce9" office:value-type="float" office:value="15.4788871204316" calcext:value-type="float">
            <text:p><text:s text:c="3"/>15,5 </text:p>
          </table:table-cell>
          <table:table-cell table:style-name="ce9" office:value-type="float" office:value="23.0665708633629" calcext:value-type="float">
            <text:p><text:s text:c="3"/>23,1 </text:p>
          </table:table-cell>
          <table:table-cell table:style-name="ce9" office:value-type="float" office:value="39.0568942175991" calcext:value-type="float">
            <text:p><text:s text:c="3"/>39,1 </text:p>
          </table:table-cell>
          <table:table-cell table:style-name="ce9" office:value-type="float" office:value="33.8785501500978" calcext:value-type="float">
            <text:p><text:s text:c="3"/>33,9 </text:p>
          </table:table-cell>
          <table:table-cell table:style-name="ce9" office:value-type="float" office:value="44.2352382851004" calcext:value-type="float">
            <text:p><text:s text:c="3"/>44,2 </text:p>
          </table:table-cell>
          <table:table-cell table:style-name="ce9" office:value-type="float" office:value="37.0431741248954" calcext:value-type="float">
            <text:p><text:s text:c="3"/>37,0 </text:p>
          </table:table-cell>
          <table:table-cell table:style-name="ce9" office:value-type="float" office:value="21.4832596191395" calcext:value-type="float">
            <text:p><text:s text:c="3"/>21,5 </text:p>
          </table:table-cell>
          <table:table-cell table:style-name="ce9" office:value-type="float" office:value="52.6030886306513" calcext:value-type="float">
            <text:p><text:s text:c="3"/>52,6 </text:p>
          </table:table-cell>
          <table:table-cell table:number-columns-repeated="996"/>
        </table:table-row>
        <table:table-row table:style-name="ro1">
          <table:table-cell office:value-type="string" calcext:value-type="string">
            <text:p>Salvador</text:p>
          </table:table-cell>
          <table:table-cell table:style-name="ce9" office:value-type="float" office:value="23.4949909213407" calcext:value-type="float">
            <text:p><text:s text:c="3"/>23,5 </text:p>
          </table:table-cell>
          <table:table-cell table:style-name="ce9" office:value-type="float" office:value="20.7144254478256" calcext:value-type="float">
            <text:p><text:s text:c="3"/>20,7 </text:p>
          </table:table-cell>
          <table:table-cell table:style-name="ce9" office:value-type="float" office:value="26.2755563948559" calcext:value-type="float">
            <text:p><text:s text:c="3"/>26,3 </text:p>
          </table:table-cell>
          <table:table-cell table:style-name="ce9" office:value-type="float" office:value="36.1211784551232" calcext:value-type="float">
            <text:p><text:s text:c="3"/>36,1 </text:p>
          </table:table-cell>
          <table:table-cell table:style-name="ce9" office:value-type="float" office:value="32.7403032109246" calcext:value-type="float">
            <text:p><text:s text:c="3"/>32,7 </text:p>
          </table:table-cell>
          <table:table-cell table:style-name="ce9" office:value-type="float" office:value="39.5020536993218" calcext:value-type="float">
            <text:p><text:s text:c="3"/>39,5 </text:p>
          </table:table-cell>
          <table:table-cell table:style-name="ce9" office:value-type="float" office:value="32.9440667500169" calcext:value-type="float">
            <text:p><text:s text:c="3"/>32,9 </text:p>
          </table:table-cell>
          <table:table-cell table:style-name="ce9" office:value-type="float" office:value="26.0560170528264" calcext:value-type="float">
            <text:p><text:s text:c="3"/>26,1 </text:p>
          </table:table-cell>
          <table:table-cell table:style-name="ce9" office:value-type="float" office:value="39.8321164472073" calcext:value-type="float">
            <text:p><text:s text:c="3"/>39,8 </text:p>
          </table:table-cell>
          <table:table-cell table:style-name="ce9" office:value-type="float" office:value="23.6885636119389" calcext:value-type="float">
            <text:p><text:s text:c="3"/>23,7 </text:p>
          </table:table-cell>
          <table:table-cell table:style-name="ce9" office:value-type="float" office:value="20.3339616238953" calcext:value-type="float">
            <text:p><text:s text:c="3"/>20,3 </text:p>
          </table:table-cell>
          <table:table-cell table:style-name="ce9" office:value-type="float" office:value="27.0431655999826" calcext:value-type="float">
            <text:p><text:s text:c="3"/>27,0 </text:p>
          </table:table-cell>
          <table:table-cell table:style-name="ce9" office:value-type="float" office:value="38.7774343219388" calcext:value-type="float">
            <text:p><text:s text:c="3"/>38,8 </text:p>
          </table:table-cell>
          <table:table-cell table:style-name="ce9" office:value-type="float" office:value="33.3745746860418" calcext:value-type="float">
            <text:p><text:s text:c="3"/>33,4 </text:p>
          </table:table-cell>
          <table:table-cell table:style-name="ce9" office:value-type="float" office:value="44.1802939578357" calcext:value-type="float">
            <text:p><text:s text:c="3"/>44,2 </text:p>
          </table:table-cell>
          <table:table-cell table:style-name="ce9" office:value-type="float" office:value="29.7214557316074" calcext:value-type="float">
            <text:p><text:s text:c="3"/>29,7 </text:p>
          </table:table-cell>
          <table:table-cell table:style-name="ce9" office:value-type="float" office:value="18.8262523810628" calcext:value-type="float">
            <text:p><text:s text:c="3"/>18,8 </text:p>
          </table:table-cell>
          <table:table-cell table:style-name="ce9" office:value-type="float" office:value="40.6166590821521" calcext:value-type="float">
            <text:p><text:s text:c="3"/>40,6 </text:p>
          </table:table-cell>
          <table:table-cell table:style-name="ce9" office:value-type="float" office:value="23.3247132160964" calcext:value-type="float">
            <text:p><text:s text:c="3"/>23,3 </text:p>
          </table:table-cell>
          <table:table-cell table:style-name="ce9" office:value-type="float" office:value="19.7276186073953" calcext:value-type="float">
            <text:p><text:s text:c="3"/>19,7 </text:p>
          </table:table-cell>
          <table:table-cell table:style-name="ce9" office:value-type="float" office:value="26.9218078247975" calcext:value-type="float">
            <text:p><text:s text:c="3"/>26,9 </text:p>
          </table:table-cell>
          <table:table-cell table:style-name="ce9" office:value-type="float" office:value="33.797011076486" calcext:value-type="float">
            <text:p><text:s text:c="3"/>33,8 </text:p>
          </table:table-cell>
          <table:table-cell table:style-name="ce9" office:value-type="float" office:value="30.1109124481164" calcext:value-type="float">
            <text:p><text:s text:c="3"/>30,1 </text:p>
          </table:table-cell>
          <table:table-cell table:style-name="ce9" office:value-type="float" office:value="37.4831097048557" calcext:value-type="float">
            <text:p><text:s text:c="3"/>37,5 </text:p>
          </table:table-cell>
          <table:table-cell table:style-name="ce9" office:value-type="float" office:value="36.1593039391215" calcext:value-type="float">
            <text:p><text:s text:c="3"/>36,2 </text:p>
          </table:table-cell>
          <table:table-cell table:style-name="ce9" office:value-type="float" office:value="26.4628443200262" calcext:value-type="float">
            <text:p><text:s text:c="3"/>26,5 </text:p>
          </table:table-cell>
          <table:table-cell table:style-name="ce9" office:value-type="float" office:value="45.8557635582167" calcext:value-type="float">
            <text:p><text:s text:c="3"/>45,9 </text:p>
          </table:table-cell>
          <table:table-cell table:number-columns-repeated="996"/>
        </table:table-row>
        <table:table-row table:style-name="ro1">
          <table:table-cell office:value-type="string" calcext:value-type="string">
            <text:p>Belo Horizonte</text:p>
          </table:table-cell>
          <table:table-cell table:style-name="ce9" office:value-type="float" office:value="18.6188368526114" calcext:value-type="float">
            <text:p><text:s text:c="3"/>18,6 </text:p>
          </table:table-cell>
          <table:table-cell table:style-name="ce9" office:value-type="float" office:value="16.5047341091674" calcext:value-type="float">
            <text:p><text:s text:c="3"/>16,5 </text:p>
          </table:table-cell>
          <table:table-cell table:style-name="ce9" office:value-type="float" office:value="20.7329395960554" calcext:value-type="float">
            <text:p><text:s text:c="3"/>20,7 </text:p>
          </table:table-cell>
          <table:table-cell table:style-name="ce9" office:value-type="float" office:value="32.3990671534142" calcext:value-type="float">
            <text:p><text:s text:c="3"/>32,4 </text:p>
          </table:table-cell>
          <table:table-cell table:style-name="ce9" office:value-type="float" office:value="29.8866468165759" calcext:value-type="float">
            <text:p><text:s text:c="3"/>29,9 </text:p>
          </table:table-cell>
          <table:table-cell table:style-name="ce9" office:value-type="float" office:value="34.9114874902525" calcext:value-type="float">
            <text:p><text:s text:c="3"/>34,9 </text:p>
          </table:table-cell>
          <table:table-cell table:style-name="ce9" office:value-type="float" office:value="30.7337671112218" calcext:value-type="float">
            <text:p><text:s text:c="3"/>30,7 </text:p>
          </table:table-cell>
          <table:table-cell table:style-name="ce9" office:value-type="float" office:value="25.6759999110935" calcext:value-type="float">
            <text:p><text:s text:c="3"/>25,7 </text:p>
          </table:table-cell>
          <table:table-cell table:style-name="ce9" office:value-type="float" office:value="35.7915343113502" calcext:value-type="float">
            <text:p><text:s text:c="3"/>35,8 </text:p>
          </table:table-cell>
          <table:table-cell table:style-name="ce9" office:value-type="float" office:value="16.44805901073" calcext:value-type="float">
            <text:p><text:s text:c="3"/>16,4 </text:p>
          </table:table-cell>
          <table:table-cell table:style-name="ce9" office:value-type="float" office:value="13.9313173456448" calcext:value-type="float">
            <text:p><text:s text:c="3"/>13,9 </text:p>
          </table:table-cell>
          <table:table-cell table:style-name="ce9" office:value-type="float" office:value="18.9648006758152" calcext:value-type="float">
            <text:p><text:s text:c="3"/>19,0 </text:p>
          </table:table-cell>
          <table:table-cell table:style-name="ce9" office:value-type="float" office:value="31.6305041005108" calcext:value-type="float">
            <text:p><text:s text:c="3"/>31,6 </text:p>
          </table:table-cell>
          <table:table-cell table:style-name="ce9" office:value-type="float" office:value="27.799746370803" calcext:value-type="float">
            <text:p><text:s text:c="3"/>27,8 </text:p>
          </table:table-cell>
          <table:table-cell table:style-name="ce9" office:value-type="float" office:value="35.4612618302187" calcext:value-type="float">
            <text:p><text:s text:c="3"/>35,5 </text:p>
          </table:table-cell>
          <table:table-cell table:style-name="ce9" office:value-type="float" office:value="30.0704465939622" calcext:value-type="float">
            <text:p><text:s text:c="3"/>30,1 </text:p>
          </table:table-cell>
          <table:table-cell table:style-name="ce9" office:value-type="float" office:value="23.231110400066" calcext:value-type="float">
            <text:p><text:s text:c="3"/>23,2 </text:p>
          </table:table-cell>
          <table:table-cell table:style-name="ce9" office:value-type="float" office:value="36.9097827878584" calcext:value-type="float">
            <text:p><text:s text:c="3"/>36,9 </text:p>
          </table:table-cell>
          <table:table-cell table:style-name="ce9" office:value-type="float" office:value="20.593747709399" calcext:value-type="float">
            <text:p><text:s text:c="3"/>20,6 </text:p>
          </table:table-cell>
          <table:table-cell table:style-name="ce9" office:value-type="float" office:value="17.6737317222999" calcext:value-type="float">
            <text:p><text:s text:c="3"/>17,7 </text:p>
          </table:table-cell>
          <table:table-cell table:style-name="ce9" office:value-type="float" office:value="23.5137636964982" calcext:value-type="float">
            <text:p><text:s text:c="3"/>23,5 </text:p>
          </table:table-cell>
          <table:table-cell table:style-name="ce9" office:value-type="float" office:value="33.1816982068837" calcext:value-type="float">
            <text:p><text:s text:c="3"/>33,2 </text:p>
          </table:table-cell>
          <table:table-cell table:style-name="ce9" office:value-type="float" office:value="30.5962245539464" calcext:value-type="float">
            <text:p><text:s text:c="3"/>30,6 </text:p>
          </table:table-cell>
          <table:table-cell table:style-name="ce9" office:value-type="float" office:value="35.767171859821" calcext:value-type="float">
            <text:p><text:s text:c="3"/>35,8 </text:p>
          </table:table-cell>
          <table:table-cell table:style-name="ce9" office:value-type="float" office:value="31.2883805993157" calcext:value-type="float">
            <text:p><text:s text:c="3"/>31,3 </text:p>
          </table:table-cell>
          <table:table-cell table:style-name="ce9" office:value-type="float" office:value="20.730323997624" calcext:value-type="float">
            <text:p><text:s text:c="3"/>20,7 </text:p>
          </table:table-cell>
          <table:table-cell table:style-name="ce9" office:value-type="float" office:value="41.8464372010074" calcext:value-type="float">
            <text:p><text:s text:c="3"/>41,8 </text:p>
          </table:table-cell>
          <table:table-cell table:number-columns-repeated="996"/>
        </table:table-row>
        <table:table-row table:style-name="ro1">
          <table:table-cell office:value-type="string" calcext:value-type="string">
            <text:p>Vitória</text:p>
          </table:table-cell>
          <table:table-cell table:style-name="ce9" office:value-type="float" office:value="23.4171713135016" calcext:value-type="float">
            <text:p><text:s text:c="3"/>23,4 </text:p>
          </table:table-cell>
          <table:table-cell table:style-name="ce9" office:value-type="float" office:value="21.1189881019468" calcext:value-type="float">
            <text:p><text:s text:c="3"/>21,1 </text:p>
          </table:table-cell>
          <table:table-cell table:style-name="ce9" office:value-type="float" office:value="25.7153545250563" calcext:value-type="float">
            <text:p><text:s text:c="3"/>25,7 </text:p>
          </table:table-cell>
          <table:table-cell table:style-name="ce9" office:value-type="float" office:value="30.3869883386666" calcext:value-type="float">
            <text:p><text:s text:c="3"/>30,4 </text:p>
          </table:table-cell>
          <table:table-cell table:style-name="ce9" office:value-type="float" office:value="27.4616162943412" calcext:value-type="float">
            <text:p><text:s text:c="3"/>27,5 </text:p>
          </table:table-cell>
          <table:table-cell table:style-name="ce9" office:value-type="float" office:value="33.3123603829919" calcext:value-type="float">
            <text:p><text:s text:c="3"/>33,3 </text:p>
          </table:table-cell>
          <table:table-cell table:style-name="ce9" office:value-type="float" office:value="25.9501656506169" calcext:value-type="float">
            <text:p><text:s text:c="3"/>26,0 </text:p>
          </table:table-cell>
          <table:table-cell table:style-name="ce9" office:value-type="float" office:value="18.4344424509942" calcext:value-type="float">
            <text:p><text:s text:c="3"/>18,4 </text:p>
          </table:table-cell>
          <table:table-cell table:style-name="ce9" office:value-type="float" office:value="33.4658888502396" calcext:value-type="float">
            <text:p><text:s text:c="3"/>33,5 </text:p>
          </table:table-cell>
          <table:table-cell table:style-name="ce9" office:value-type="float" office:value="20.1650998265699" calcext:value-type="float">
            <text:p><text:s text:c="3"/>20,2 </text:p>
          </table:table-cell>
          <table:table-cell table:style-name="ce9" office:value-type="float" office:value="17.4256217107455" calcext:value-type="float">
            <text:p><text:s text:c="3"/>17,4 </text:p>
          </table:table-cell>
          <table:table-cell table:style-name="ce9" office:value-type="float" office:value="22.9045779423943" calcext:value-type="float">
            <text:p><text:s text:c="3"/>22,9 </text:p>
          </table:table-cell>
          <table:table-cell table:style-name="ce9" office:value-type="float" office:value="30.7109442959514" calcext:value-type="float">
            <text:p><text:s text:c="3"/>30,7 </text:p>
          </table:table-cell>
          <table:table-cell table:style-name="ce9" office:value-type="float" office:value="26.4810557598367" calcext:value-type="float">
            <text:p><text:s text:c="3"/>26,5 </text:p>
          </table:table-cell>
          <table:table-cell table:style-name="ce9" office:value-type="float" office:value="34.940832832066" calcext:value-type="float">
            <text:p><text:s text:c="3"/>34,9 </text:p>
          </table:table-cell>
          <table:table-cell table:style-name="ce9" office:value-type="float" office:value="31.9360825238176" calcext:value-type="float">
            <text:p><text:s text:c="3"/>31,9 </text:p>
          </table:table-cell>
          <table:table-cell table:style-name="ce9" office:value-type="float" office:value="19.6283829450324" calcext:value-type="float">
            <text:p><text:s text:c="3"/>19,6 </text:p>
          </table:table-cell>
          <table:table-cell table:style-name="ce9" office:value-type="float" office:value="44.2437821026028" calcext:value-type="float">
            <text:p><text:s text:c="3"/>44,2 </text:p>
          </table:table-cell>
          <table:table-cell table:style-name="ce9" office:value-type="float" office:value="26.5914940053245" calcext:value-type="float">
            <text:p><text:s text:c="3"/>26,6 </text:p>
          </table:table-cell>
          <table:table-cell table:style-name="ce9" office:value-type="float" office:value="23.1007335139669" calcext:value-type="float">
            <text:p><text:s text:c="3"/>23,1 </text:p>
          </table:table-cell>
          <table:table-cell table:style-name="ce9" office:value-type="float" office:value="30.0822544966821" calcext:value-type="float">
            <text:p><text:s text:c="3"/>30,1 </text:p>
          </table:table-cell>
          <table:table-cell table:style-name="ce9" office:value-type="float" office:value="30.0945221827591" calcext:value-type="float">
            <text:p><text:s text:c="3"/>30,1 </text:p>
          </table:table-cell>
          <table:table-cell table:style-name="ce9" office:value-type="float" office:value="26.5804541800989" calcext:value-type="float">
            <text:p><text:s text:c="3"/>26,6 </text:p>
          </table:table-cell>
          <table:table-cell table:style-name="ce9" office:value-type="float" office:value="33.6085901854193" calcext:value-type="float">
            <text:p><text:s text:c="3"/>33,6 </text:p>
          </table:table-cell>
          <table:table-cell table:style-name="ce9" office:value-type="float" office:value="20.4908510631508" calcext:value-type="float">
            <text:p><text:s text:c="3"/>20,5 </text:p>
          </table:table-cell>
          <table:table-cell table:style-name="ce9" office:value-type="float" office:value="9.70183670207668" calcext:value-type="float">
            <text:p><text:s text:c="3"/>9,7 </text:p>
          </table:table-cell>
          <table:table-cell table:style-name="ce9" office:value-type="float" office:value="31.2798654242249" calcext:value-type="float">
            <text:p><text:s text:c="3"/>31,3 </text:p>
          </table:table-cell>
          <table:table-cell table:number-columns-repeated="996"/>
        </table:table-row>
        <table:table-row table:style-name="ro1">
          <table:table-cell office:value-type="string" calcext:value-type="string">
            <text:p>Rio de Janeiro</text:p>
          </table:table-cell>
          <table:table-cell table:style-name="ce9" office:value-type="float" office:value="15.9504631526783" calcext:value-type="float">
            <text:p><text:s text:c="3"/>16,0 </text:p>
          </table:table-cell>
          <table:table-cell table:style-name="ce9" office:value-type="float" office:value="14.211880732129" calcext:value-type="float">
            <text:p><text:s text:c="3"/>14,2 </text:p>
          </table:table-cell>
          <table:table-cell table:style-name="ce9" office:value-type="float" office:value="17.6890455732275" calcext:value-type="float">
            <text:p><text:s text:c="3"/>17,7 </text:p>
          </table:table-cell>
          <table:table-cell table:style-name="ce9" office:value-type="float" office:value="28.035074106885" calcext:value-type="float">
            <text:p><text:s text:c="3"/>28,0 </text:p>
          </table:table-cell>
          <table:table-cell table:style-name="ce9" office:value-type="float" office:value="24.3832560955223" calcext:value-type="float">
            <text:p><text:s text:c="3"/>24,4 </text:p>
          </table:table-cell>
          <table:table-cell table:style-name="ce9" office:value-type="float" office:value="31.6868921182478" calcext:value-type="float">
            <text:p><text:s text:c="3"/>31,7 </text:p>
          </table:table-cell>
          <table:table-cell table:style-name="ce9" office:value-type="float" office:value="24.8662096469474" calcext:value-type="float">
            <text:p><text:s text:c="3"/>24,9 </text:p>
          </table:table-cell>
          <table:table-cell table:style-name="ce9" office:value-type="float" office:value="18.4673077501566" calcext:value-type="float">
            <text:p><text:s text:c="3"/>18,5 </text:p>
          </table:table-cell>
          <table:table-cell table:style-name="ce9" office:value-type="float" office:value="31.2651115437381" calcext:value-type="float">
            <text:p><text:s text:c="3"/>31,3 </text:p>
          </table:table-cell>
          <table:table-cell table:style-name="ce9" office:value-type="float" office:value="14.0774230410518" calcext:value-type="float">
            <text:p><text:s text:c="3"/>14,1 </text:p>
          </table:table-cell>
          <table:table-cell table:style-name="ce9" office:value-type="float" office:value="11.2488573919544" calcext:value-type="float">
            <text:p><text:s text:c="3"/>11,2 </text:p>
          </table:table-cell>
          <table:table-cell table:style-name="ce9" office:value-type="float" office:value="16.9059886901491" calcext:value-type="float">
            <text:p><text:s text:c="3"/>16,9 </text:p>
          </table:table-cell>
          <table:table-cell table:style-name="ce9" office:value-type="float" office:value="28.1456248084899" calcext:value-type="float">
            <text:p><text:s text:c="3"/>28,1 </text:p>
          </table:table-cell>
          <table:table-cell table:style-name="ce9" office:value-type="float" office:value="22.5227525530787" calcext:value-type="float">
            <text:p><text:s text:c="3"/>22,5 </text:p>
          </table:table-cell>
          <table:table-cell table:style-name="ce9" office:value-type="float" office:value="33.768497063901" calcext:value-type="float">
            <text:p><text:s text:c="3"/>33,8 </text:p>
          </table:table-cell>
          <table:table-cell table:style-name="ce9" office:value-type="float" office:value="29.0858343648272" calcext:value-type="float">
            <text:p><text:s text:c="3"/>29,1 </text:p>
          </table:table-cell>
          <table:table-cell table:style-name="ce9" office:value-type="float" office:value="19.9992931312979" calcext:value-type="float">
            <text:p><text:s text:c="3"/>20,0 </text:p>
          </table:table-cell>
          <table:table-cell table:style-name="ce9" office:value-type="float" office:value="38.1723755983566" calcext:value-type="float">
            <text:p><text:s text:c="3"/>38,2 </text:p>
          </table:table-cell>
          <table:table-cell table:style-name="ce9" office:value-type="float" office:value="17.5181461523575" calcext:value-type="float">
            <text:p><text:s text:c="3"/>17,5 </text:p>
          </table:table-cell>
          <table:table-cell table:style-name="ce9" office:value-type="float" office:value="15.1077937940968" calcext:value-type="float">
            <text:p><text:s text:c="3"/>15,1 </text:p>
          </table:table-cell>
          <table:table-cell table:style-name="ce9" office:value-type="float" office:value="19.9284985106182" calcext:value-type="float">
            <text:p><text:s text:c="3"/>19,9 </text:p>
          </table:table-cell>
          <table:table-cell table:style-name="ce9" office:value-type="float" office:value="27.9368696428931" calcext:value-type="float">
            <text:p><text:s text:c="3"/>27,9 </text:p>
          </table:table-cell>
          <table:table-cell table:style-name="ce9" office:value-type="float" office:value="23.4964651309641" calcext:value-type="float">
            <text:p><text:s text:c="3"/>23,5 </text:p>
          </table:table-cell>
          <table:table-cell table:style-name="ce9" office:value-type="float" office:value="32.3772741548222" calcext:value-type="float">
            <text:p><text:s text:c="3"/>32,4 </text:p>
          </table:table-cell>
          <table:table-cell table:style-name="ce9" office:value-type="float" office:value="19.8050547209588" calcext:value-type="float">
            <text:p><text:s text:c="3"/>19,8 </text:p>
          </table:table-cell>
          <table:table-cell table:style-name="ce9" office:value-type="float" office:value="12.1817188927446" calcext:value-type="float">
            <text:p><text:s text:c="3"/>12,2 </text:p>
          </table:table-cell>
          <table:table-cell table:style-name="ce9" office:value-type="float" office:value="27.428390549173" calcext:value-type="float">
            <text:p><text:s text:c="3"/>27,4 </text:p>
          </table:table-cell>
          <table:table-cell table:number-columns-repeated="996"/>
        </table:table-row>
        <table:table-row table:style-name="ro1">
          <table:table-cell office:value-type="string" calcext:value-type="string">
            <text:p>São Paulo</text:p>
          </table:table-cell>
          <table:table-cell table:style-name="ce9" office:value-type="float" office:value="16.7239085817702" calcext:value-type="float">
            <text:p><text:s text:c="3"/>16,7 </text:p>
          </table:table-cell>
          <table:table-cell table:style-name="ce9" office:value-type="float" office:value="14.1935202737076" calcext:value-type="float">
            <text:p><text:s text:c="3"/>14,2 </text:p>
          </table:table-cell>
          <table:table-cell table:style-name="ce9" office:value-type="float" office:value="19.2542968898328" calcext:value-type="float">
            <text:p><text:s text:c="3"/>19,3 </text:p>
          </table:table-cell>
          <table:table-cell table:style-name="ce9" office:value-type="float" office:value="32.0459803561027" calcext:value-type="float">
            <text:p><text:s text:c="3"/>32,0 </text:p>
          </table:table-cell>
          <table:table-cell table:style-name="ce9" office:value-type="float" office:value="28.4274528364105" calcext:value-type="float">
            <text:p><text:s text:c="3"/>28,4 </text:p>
          </table:table-cell>
          <table:table-cell table:style-name="ce9" office:value-type="float" office:value="35.6645078757949" calcext:value-type="float">
            <text:p><text:s text:c="3"/>35,7 </text:p>
          </table:table-cell>
          <table:table-cell table:style-name="ce9" office:value-type="float" office:value="30.6469851749618" calcext:value-type="float">
            <text:p><text:s text:c="3"/>30,6 </text:p>
          </table:table-cell>
          <table:table-cell table:style-name="ce9" office:value-type="float" office:value="24.2308120877281" calcext:value-type="float">
            <text:p><text:s text:c="3"/>24,2 </text:p>
          </table:table-cell>
          <table:table-cell table:style-name="ce9" office:value-type="float" office:value="37.0631582621956" calcext:value-type="float">
            <text:p><text:s text:c="3"/>37,1 </text:p>
          </table:table-cell>
          <table:table-cell table:style-name="ce9" office:value-type="float" office:value="14.6041033558291" calcext:value-type="float">
            <text:p><text:s text:c="3"/>14,6 </text:p>
          </table:table-cell>
          <table:table-cell table:style-name="ce9" office:value-type="float" office:value="12.1960010924702" calcext:value-type="float">
            <text:p><text:s text:c="3"/>12,2 </text:p>
          </table:table-cell>
          <table:table-cell table:style-name="ce9" office:value-type="float" office:value="17.012205619188" calcext:value-type="float">
            <text:p><text:s text:c="3"/>17,0 </text:p>
          </table:table-cell>
          <table:table-cell table:style-name="ce9" office:value-type="float" office:value="33.8944134971558" calcext:value-type="float">
            <text:p><text:s text:c="3"/>33,9 </text:p>
          </table:table-cell>
          <table:table-cell table:style-name="ce9" office:value-type="float" office:value="30.2654783548129" calcext:value-type="float">
            <text:p><text:s text:c="3"/>30,3 </text:p>
          </table:table-cell>
          <table:table-cell table:style-name="ce9" office:value-type="float" office:value="37.5233486394987" calcext:value-type="float">
            <text:p><text:s text:c="3"/>37,5 </text:p>
          </table:table-cell>
          <table:table-cell table:style-name="ce9" office:value-type="float" office:value="31.0937925226664" calcext:value-type="float">
            <text:p><text:s text:c="3"/>31,1 </text:p>
          </table:table-cell>
          <table:table-cell table:style-name="ce9" office:value-type="float" office:value="21.9594797005132" calcext:value-type="float">
            <text:p><text:s text:c="3"/>22,0 </text:p>
          </table:table-cell>
          <table:table-cell table:style-name="ce9" office:value-type="float" office:value="40.2281053448196" calcext:value-type="float">
            <text:p><text:s text:c="3"/>40,2 </text:p>
          </table:table-cell>
          <table:table-cell table:style-name="ce9" office:value-type="float" office:value="19.0873824506005" calcext:value-type="float">
            <text:p><text:s text:c="3"/>19,1 </text:p>
          </table:table-cell>
          <table:table-cell table:style-name="ce9" office:value-type="float" office:value="15.2935633909374" calcext:value-type="float">
            <text:p><text:s text:c="3"/>15,3 </text:p>
          </table:table-cell>
          <table:table-cell table:style-name="ce9" office:value-type="float" office:value="22.8812015102637" calcext:value-type="float">
            <text:p><text:s text:c="3"/>22,9 </text:p>
          </table:table-cell>
          <table:table-cell table:style-name="ce9" office:value-type="float" office:value="30.0932742043236" calcext:value-type="float">
            <text:p><text:s text:c="3"/>30,1 </text:p>
          </table:table-cell>
          <table:table-cell table:style-name="ce9" office:value-type="float" office:value="24.6910809126488" calcext:value-type="float">
            <text:p><text:s text:c="3"/>24,7 </text:p>
          </table:table-cell>
          <table:table-cell table:style-name="ce9" office:value-type="float" office:value="35.4954674959985" calcext:value-type="float">
            <text:p><text:s text:c="3"/>35,5 </text:p>
          </table:table-cell>
          <table:table-cell table:style-name="ce9" office:value-type="float" office:value="30.3336000320488" calcext:value-type="float">
            <text:p><text:s text:c="3"/>30,3 </text:p>
          </table:table-cell>
          <table:table-cell table:style-name="ce9" office:value-type="float" office:value="20.2101949593605" calcext:value-type="float">
            <text:p><text:s text:c="3"/>20,2 </text:p>
          </table:table-cell>
          <table:table-cell table:style-name="ce9" office:value-type="float" office:value="40.457005104737" calcext:value-type="float">
            <text:p><text:s text:c="3"/>40,5 </text:p>
          </table:table-cell>
          <table:table-cell table:number-columns-repeated="996"/>
        </table:table-row>
        <table:table-row table:style-name="ro1">
          <table:table-cell office:value-type="string" calcext:value-type="string">
            <text:p>Curitiba</text:p>
          </table:table-cell>
          <table:table-cell table:style-name="ce9" office:value-type="float" office:value="16.396651243052" calcext:value-type="float">
            <text:p><text:s text:c="3"/>16,4 </text:p>
          </table:table-cell>
          <table:table-cell table:style-name="ce9" office:value-type="float" office:value="13.3365051930928" calcext:value-type="float">
            <text:p><text:s text:c="3"/>13,3 </text:p>
          </table:table-cell>
          <table:table-cell table:style-name="ce9" office:value-type="float" office:value="19.4567972930112" calcext:value-type="float">
            <text:p><text:s text:c="3"/>19,5 </text:p>
          </table:table-cell>
          <table:table-cell table:style-name="ce9" office:value-type="float" office:value="37.7850226025156" calcext:value-type="float">
            <text:p><text:s text:c="3"/>37,8 </text:p>
          </table:table-cell>
          <table:table-cell table:style-name="ce9" office:value-type="float" office:value="34.0438887503508" calcext:value-type="float">
            <text:p><text:s text:c="3"/>34,0 </text:p>
          </table:table-cell>
          <table:table-cell table:style-name="ce9" office:value-type="float" office:value="41.5261564546805" calcext:value-type="float">
            <text:p><text:s text:c="3"/>41,5 </text:p>
          </table:table-cell>
          <table:table-cell table:style-name="ce9" office:value-type="float" office:value="28.8119783834407" calcext:value-type="float">
            <text:p><text:s text:c="3"/>28,8 </text:p>
          </table:table-cell>
          <table:table-cell table:style-name="ce9" office:value-type="float" office:value="19.3947089761233" calcext:value-type="float">
            <text:p><text:s text:c="3"/>19,4 </text:p>
          </table:table-cell>
          <table:table-cell table:style-name="ce9" office:value-type="float" office:value="38.2292477907581" calcext:value-type="float">
            <text:p><text:s text:c="3"/>38,2 </text:p>
          </table:table-cell>
          <table:table-cell table:style-name="ce9" office:value-type="float" office:value="13.6955798431643" calcext:value-type="float">
            <text:p><text:s text:c="3"/>13,7 </text:p>
          </table:table-cell>
          <table:table-cell table:style-name="ce9" office:value-type="float" office:value="10.3804093009756" calcext:value-type="float">
            <text:p><text:s text:c="3"/>10,4 </text:p>
          </table:table-cell>
          <table:table-cell table:style-name="ce9" office:value-type="float" office:value="17.010750385353" calcext:value-type="float">
            <text:p><text:s text:c="3"/>17,0 </text:p>
          </table:table-cell>
          <table:table-cell table:style-name="ce9" office:value-type="float" office:value="38.562372553513" calcext:value-type="float">
            <text:p><text:s text:c="3"/>38,6 </text:p>
          </table:table-cell>
          <table:table-cell table:style-name="ce9" office:value-type="float" office:value="33.440992384771" calcext:value-type="float">
            <text:p><text:s text:c="3"/>33,4 </text:p>
          </table:table-cell>
          <table:table-cell table:style-name="ce9" office:value-type="float" office:value="43.683752722255" calcext:value-type="float">
            <text:p><text:s text:c="3"/>43,7 </text:p>
          </table:table-cell>
          <table:table-cell table:style-name="ce9" office:value-type="float" office:value="25.8103976731129" calcext:value-type="float">
            <text:p><text:s text:c="3"/>25,8 </text:p>
          </table:table-cell>
          <table:table-cell table:style-name="ce9" office:value-type="float" office:value="15.8065712527493" calcext:value-type="float">
            <text:p><text:s text:c="3"/>15,8 </text:p>
          </table:table-cell>
          <table:table-cell table:style-name="ce9" office:value-type="float" office:value="35.8142240934765" calcext:value-type="float">
            <text:p><text:s text:c="3"/>35,8 </text:p>
          </table:table-cell>
          <table:table-cell table:style-name="ce9" office:value-type="float" office:value="19.0475684683461" calcext:value-type="float">
            <text:p><text:s text:c="3"/>19,0 </text:p>
          </table:table-cell>
          <table:table-cell table:style-name="ce9" office:value-type="float" office:value="15.2444669308633" calcext:value-type="float">
            <text:p><text:s text:c="3"/>15,2 </text:p>
          </table:table-cell>
          <table:table-cell table:style-name="ce9" office:value-type="float" office:value="22.8506700058289" calcext:value-type="float">
            <text:p><text:s text:c="3"/>22,9 </text:p>
          </table:table-cell>
          <table:table-cell table:style-name="ce9" office:value-type="float" office:value="37.0240763160066" calcext:value-type="float">
            <text:p><text:s text:c="3"/>37,0 </text:p>
          </table:table-cell>
          <table:table-cell table:style-name="ce9" office:value-type="float" office:value="31.7407937757993" calcext:value-type="float">
            <text:p><text:s text:c="3"/>31,7 </text:p>
          </table:table-cell>
          <table:table-cell table:style-name="ce9" office:value-type="float" office:value="42.307358856214" calcext:value-type="float">
            <text:p><text:s text:c="3"/>42,3 </text:p>
          </table:table-cell>
          <table:table-cell table:style-name="ce9" office:value-type="float" office:value="31.5123575991956" calcext:value-type="float">
            <text:p><text:s text:c="3"/>31,5 </text:p>
          </table:table-cell>
          <table:table-cell table:style-name="ce9" office:value-type="float" office:value="20.0513305519133" calcext:value-type="float">
            <text:p><text:s text:c="3"/>20,1 </text:p>
          </table:table-cell>
          <table:table-cell table:style-name="ce9" office:value-type="float" office:value="42.9733846464779" calcext:value-type="float">
            <text:p><text:s text:c="3"/>43,0 </text:p>
          </table:table-cell>
          <table:table-cell table:number-columns-repeated="996"/>
        </table:table-row>
        <table:table-row table:style-name="ro1">
          <table:table-cell office:value-type="string" calcext:value-type="string">
            <text:p>Florianópolis</text:p>
          </table:table-cell>
          <table:table-cell table:style-name="ce9" office:value-type="float" office:value="15.5636742180833" calcext:value-type="float">
            <text:p><text:s text:c="3"/>15,6 </text:p>
          </table:table-cell>
          <table:table-cell table:style-name="ce9" office:value-type="float" office:value="12.3074598876716" calcext:value-type="float">
            <text:p><text:s text:c="3"/>12,3 </text:p>
          </table:table-cell>
          <table:table-cell table:style-name="ce9" office:value-type="float" office:value="18.819888548495" calcext:value-type="float">
            <text:p><text:s text:c="3"/>18,8 </text:p>
          </table:table-cell>
          <table:table-cell table:style-name="ce9" office:value-type="float" office:value="29.5248957476222" calcext:value-type="float">
            <text:p><text:s text:c="3"/>29,5 </text:p>
          </table:table-cell>
          <table:table-cell table:style-name="ce9" office:value-type="float" office:value="25.8373379071208" calcext:value-type="float">
            <text:p><text:s text:c="3"/>25,8 </text:p>
          </table:table-cell>
          <table:table-cell table:style-name="ce9" office:value-type="float" office:value="33.2124535881235" calcext:value-type="float">
            <text:p><text:s text:c="3"/>33,2 </text:p>
          </table:table-cell>
          <table:table-cell table:style-name="ce9" office:value-type="float" office:value="26.6678832330356" calcext:value-type="float">
            <text:p><text:s text:c="3"/>26,7 </text:p>
          </table:table-cell>
          <table:table-cell table:style-name="ce9" office:value-type="float" office:value="23.3620272211919" calcext:value-type="float">
            <text:p><text:s text:c="3"/>23,4 </text:p>
          </table:table-cell>
          <table:table-cell table:style-name="ce9" office:value-type="float" office:value="29.9737392448793" calcext:value-type="float">
            <text:p><text:s text:c="3"/>30,0 </text:p>
          </table:table-cell>
          <table:table-cell table:style-name="ce9" office:value-type="float" office:value="15.2925023552262" calcext:value-type="float">
            <text:p><text:s text:c="3"/>15,3 </text:p>
          </table:table-cell>
          <table:table-cell table:style-name="ce9" office:value-type="float" office:value="12.0560037742344" calcext:value-type="float">
            <text:p><text:s text:c="3"/>12,1 </text:p>
          </table:table-cell>
          <table:table-cell table:style-name="ce9" office:value-type="float" office:value="18.529000936218" calcext:value-type="float">
            <text:p><text:s text:c="3"/>18,5 </text:p>
          </table:table-cell>
          <table:table-cell table:style-name="ce9" office:value-type="float" office:value="25.0989288107528" calcext:value-type="float">
            <text:p><text:s text:c="3"/>25,1 </text:p>
          </table:table-cell>
          <table:table-cell table:style-name="ce9" office:value-type="float" office:value="20.5665134833626" calcext:value-type="float">
            <text:p><text:s text:c="3"/>20,6 </text:p>
          </table:table-cell>
          <table:table-cell table:style-name="ce9" office:value-type="float" office:value="29.631344138143" calcext:value-type="float">
            <text:p><text:s text:c="3"/>29,6 </text:p>
          </table:table-cell>
          <table:table-cell table:style-name="ce9" office:value-type="float" office:value="29.8631585352494" calcext:value-type="float">
            <text:p><text:s text:c="3"/>29,9 </text:p>
          </table:table-cell>
          <table:table-cell table:style-name="ce9" office:value-type="float" office:value="21.7609245802799" calcext:value-type="float">
            <text:p><text:s text:c="3"/>21,8 </text:p>
          </table:table-cell>
          <table:table-cell table:style-name="ce9" office:value-type="float" office:value="37.9653924902189" calcext:value-type="float">
            <text:p><text:s text:c="3"/>38,0 </text:p>
          </table:table-cell>
          <table:table-cell table:style-name="ce9" office:value-type="float" office:value="15.8169494193562" calcext:value-type="float">
            <text:p><text:s text:c="3"/>15,8 </text:p>
          </table:table-cell>
          <table:table-cell table:style-name="ce9" office:value-type="float" office:value="11.1166689587232" calcext:value-type="float">
            <text:p><text:s text:c="3"/>11,1 </text:p>
          </table:table-cell>
          <table:table-cell table:style-name="ce9" office:value-type="float" office:value="20.5172298799892" calcext:value-type="float">
            <text:p><text:s text:c="3"/>20,5 </text:p>
          </table:table-cell>
          <table:table-cell table:style-name="ce9" office:value-type="float" office:value="33.3513062708624" calcext:value-type="float">
            <text:p><text:s text:c="3"/>33,4 </text:p>
          </table:table-cell>
          <table:table-cell table:style-name="ce9" office:value-type="float" office:value="28.2474872178212" calcext:value-type="float">
            <text:p><text:s text:c="3"/>28,2 </text:p>
          </table:table-cell>
          <table:table-cell table:style-name="ce9" office:value-type="float" office:value="38.4551253239037" calcext:value-type="float">
            <text:p><text:s text:c="3"/>38,5 </text:p>
          </table:table-cell>
          <table:table-cell table:style-name="ce9" office:value-type="float" office:value="24.1839247221589" calcext:value-type="float">
            <text:p><text:s text:c="3"/>24,2 </text:p>
          </table:table-cell>
          <table:table-cell table:style-name="ce9" office:value-type="float" office:value="17.6277441693499" calcext:value-type="float">
            <text:p><text:s text:c="3"/>17,6 </text:p>
          </table:table-cell>
          <table:table-cell table:style-name="ce9" office:value-type="float" office:value="30.7401052749679" calcext:value-type="float">
            <text:p><text:s text:c="3"/>30,7 </text:p>
          </table:table-cell>
          <table:table-cell table:number-columns-repeated="996"/>
        </table:table-row>
        <table:table-row table:style-name="ro1">
          <table:table-cell office:value-type="string" calcext:value-type="string">
            <text:p>Porto Alegre</text:p>
          </table:table-cell>
          <table:table-cell table:style-name="ce9" office:value-type="float" office:value="25.692866337453" calcext:value-type="float">
            <text:p><text:s text:c="3"/>25,7 </text:p>
          </table:table-cell>
          <table:table-cell table:style-name="ce9" office:value-type="float" office:value="22.8154457599579" calcext:value-type="float">
            <text:p><text:s text:c="3"/>22,8 </text:p>
          </table:table-cell>
          <table:table-cell table:style-name="ce9" office:value-type="float" office:value="28.5702869149481" calcext:value-type="float">
            <text:p><text:s text:c="3"/>28,6 </text:p>
          </table:table-cell>
          <table:table-cell table:style-name="ce9" office:value-type="float" office:value="34.4742489095286" calcext:value-type="float">
            <text:p><text:s text:c="3"/>34,5 </text:p>
          </table:table-cell>
          <table:table-cell table:style-name="ce9" office:value-type="float" office:value="29.4395971080601" calcext:value-type="float">
            <text:p><text:s text:c="3"/>29,4 </text:p>
          </table:table-cell>
          <table:table-cell table:style-name="ce9" office:value-type="float" office:value="39.5089007109971" calcext:value-type="float">
            <text:p><text:s text:c="3"/>39,5 </text:p>
          </table:table-cell>
          <table:table-cell table:style-name="ce9" office:value-type="float" office:value="29.8127196749857" calcext:value-type="float">
            <text:p><text:s text:c="3"/>29,8 </text:p>
          </table:table-cell>
          <table:table-cell table:style-name="ce9" office:value-type="float" office:value="22.6246130112518" calcext:value-type="float">
            <text:p><text:s text:c="3"/>22,6 </text:p>
          </table:table-cell>
          <table:table-cell table:style-name="ce9" office:value-type="float" office:value="37.0008263387197" calcext:value-type="float">
            <text:p><text:s text:c="3"/>37,0 </text:p>
          </table:table-cell>
          <table:table-cell table:style-name="ce9" office:value-type="float" office:value="26.2000464987298" calcext:value-type="float">
            <text:p><text:s text:c="3"/>26,2 </text:p>
          </table:table-cell>
          <table:table-cell table:style-name="ce9" office:value-type="float" office:value="22.7535046493517" calcext:value-type="float">
            <text:p><text:s text:c="3"/>22,8 </text:p>
          </table:table-cell>
          <table:table-cell table:style-name="ce9" office:value-type="float" office:value="29.6465883481078" calcext:value-type="float">
            <text:p><text:s text:c="3"/>29,6 </text:p>
          </table:table-cell>
          <table:table-cell table:style-name="ce9" office:value-type="float" office:value="33.900631251464" calcext:value-type="float">
            <text:p><text:s text:c="3"/>33,9 </text:p>
          </table:table-cell>
          <table:table-cell table:style-name="ce9" office:value-type="float" office:value="28.0519422152078" calcext:value-type="float">
            <text:p><text:s text:c="3"/>28,1 </text:p>
          </table:table-cell>
          <table:table-cell table:style-name="ce9" office:value-type="float" office:value="39.7493202877202" calcext:value-type="float">
            <text:p><text:s text:c="3"/>39,7 </text:p>
          </table:table-cell>
          <table:table-cell table:style-name="ce9" office:value-type="float" office:value="26.8511042391826" calcext:value-type="float">
            <text:p><text:s text:c="3"/>26,9 </text:p>
          </table:table-cell>
          <table:table-cell table:style-name="ce9" office:value-type="float" office:value="17.218254298619" calcext:value-type="float">
            <text:p><text:s text:c="3"/>17,2 </text:p>
          </table:table-cell>
          <table:table-cell table:style-name="ce9" office:value-type="float" office:value="36.4839541797461" calcext:value-type="float">
            <text:p><text:s text:c="3"/>36,5 </text:p>
          </table:table-cell>
          <table:table-cell table:style-name="ce9" office:value-type="float" office:value="25.2326187980286" calcext:value-type="float">
            <text:p><text:s text:c="3"/>25,2 </text:p>
          </table:table-cell>
          <table:table-cell table:style-name="ce9" office:value-type="float" office:value="20.1542320932276" calcext:value-type="float">
            <text:p><text:s text:c="3"/>20,2 </text:p>
          </table:table-cell>
          <table:table-cell table:style-name="ce9" office:value-type="float" office:value="30.3110055028296" calcext:value-type="float">
            <text:p><text:s text:c="3"/>30,3 </text:p>
          </table:table-cell>
          <table:table-cell table:style-name="ce9" office:value-type="float" office:value="35.1405663734524" calcext:value-type="float">
            <text:p><text:s text:c="3"/>35,1 </text:p>
          </table:table-cell>
          <table:table-cell table:style-name="ce9" office:value-type="float" office:value="28.3595589469464" calcext:value-type="float">
            <text:p><text:s text:c="3"/>28,4 </text:p>
          </table:table-cell>
          <table:table-cell table:style-name="ce9" office:value-type="float" office:value="41.9215737999585" calcext:value-type="float">
            <text:p><text:s text:c="3"/>41,9 </text:p>
          </table:table-cell>
          <table:table-cell table:style-name="ce9" office:value-type="float" office:value="31.9796496085582" calcext:value-type="float">
            <text:p><text:s text:c="3"/>32,0 </text:p>
          </table:table-cell>
          <table:table-cell table:style-name="ce9" office:value-type="float" office:value="20.305769931809" calcext:value-type="float">
            <text:p><text:s text:c="3"/>20,3 </text:p>
          </table:table-cell>
          <table:table-cell table:style-name="ce9" office:value-type="float" office:value="43.6535292853073" calcext:value-type="float">
            <text:p><text:s text:c="3"/>43,7 </text:p>
          </table:table-cell>
          <table:table-cell table:number-columns-repeated="996"/>
        </table:table-row>
        <table:table-row table:style-name="ro1">
          <table:table-cell office:value-type="string" calcext:value-type="string">
            <text:p>Campo Grande</text:p>
          </table:table-cell>
          <table:table-cell table:style-name="ce9" office:value-type="float" office:value="27.1667015556743" calcext:value-type="float">
            <text:p><text:s text:c="3"/>27,2 </text:p>
          </table:table-cell>
          <table:table-cell table:style-name="ce9" office:value-type="float" office:value="24.5388661256091" calcext:value-type="float">
            <text:p><text:s text:c="3"/>24,5 </text:p>
          </table:table-cell>
          <table:table-cell table:style-name="ce9" office:value-type="float" office:value="29.7945369857395" calcext:value-type="float">
            <text:p><text:s text:c="3"/>29,8 </text:p>
          </table:table-cell>
          <table:table-cell table:style-name="ce9" office:value-type="float" office:value="33.8434241162451" calcext:value-type="float">
            <text:p><text:s text:c="3"/>33,8 </text:p>
          </table:table-cell>
          <table:table-cell table:style-name="ce9" office:value-type="float" office:value="30.4846389830267" calcext:value-type="float">
            <text:p><text:s text:c="3"/>30,5 </text:p>
          </table:table-cell>
          <table:table-cell table:style-name="ce9" office:value-type="float" office:value="37.2022092494634" calcext:value-type="float">
            <text:p><text:s text:c="3"/>37,2 </text:p>
          </table:table-cell>
          <table:table-cell table:style-name="ce9" office:value-type="float" office:value="24.8632333395285" calcext:value-type="float">
            <text:p><text:s text:c="3"/>24,9 </text:p>
          </table:table-cell>
          <table:table-cell table:style-name="ce9" office:value-type="float" office:value="19.4391633986465" calcext:value-type="float">
            <text:p><text:s text:c="3"/>19,4 </text:p>
          </table:table-cell>
          <table:table-cell table:style-name="ce9" office:value-type="float" office:value="30.2873032804105" calcext:value-type="float">
            <text:p><text:s text:c="3"/>30,3 </text:p>
          </table:table-cell>
          <table:table-cell table:style-name="ce9" office:value-type="float" office:value="27.221705861906" calcext:value-type="float">
            <text:p><text:s text:c="3"/>27,2 </text:p>
          </table:table-cell>
          <table:table-cell table:style-name="ce9" office:value-type="float" office:value="24.0992469215422" calcext:value-type="float">
            <text:p><text:s text:c="3"/>24,1 </text:p>
          </table:table-cell>
          <table:table-cell table:style-name="ce9" office:value-type="float" office:value="30.3441648022697" calcext:value-type="float">
            <text:p><text:s text:c="3"/>30,3 </text:p>
          </table:table-cell>
          <table:table-cell table:style-name="ce9" office:value-type="float" office:value="34.166689364266" calcext:value-type="float">
            <text:p><text:s text:c="3"/>34,2 </text:p>
          </table:table-cell>
          <table:table-cell table:style-name="ce9" office:value-type="float" office:value="29.8551190726059" calcext:value-type="float">
            <text:p><text:s text:c="3"/>29,9 </text:p>
          </table:table-cell>
          <table:table-cell table:style-name="ce9" office:value-type="float" office:value="38.4782596559262" calcext:value-type="float">
            <text:p><text:s text:c="3"/>38,5 </text:p>
          </table:table-cell>
          <table:table-cell table:style-name="ce9" office:value-type="float" office:value="25.2335711201253" calcext:value-type="float">
            <text:p><text:s text:c="3"/>25,2 </text:p>
          </table:table-cell>
          <table:table-cell table:style-name="ce9" office:value-type="float" office:value="17.8957262957189" calcext:value-type="float">
            <text:p><text:s text:c="3"/>17,9 </text:p>
          </table:table-cell>
          <table:table-cell table:style-name="ce9" office:value-type="float" office:value="32.5714159445317" calcext:value-type="float">
            <text:p><text:s text:c="3"/>32,6 </text:p>
          </table:table-cell>
          <table:table-cell table:style-name="ce9" office:value-type="float" office:value="27.1095724922006" calcext:value-type="float">
            <text:p><text:s text:c="3"/>27,1 </text:p>
          </table:table-cell>
          <table:table-cell table:style-name="ce9" office:value-type="float" office:value="23.4452280916002" calcext:value-type="float">
            <text:p><text:s text:c="3"/>23,4 </text:p>
          </table:table-cell>
          <table:table-cell table:style-name="ce9" office:value-type="float" office:value="30.7739168928009" calcext:value-type="float">
            <text:p><text:s text:c="3"/>30,8 </text:p>
          </table:table-cell>
          <table:table-cell table:style-name="ce9" office:value-type="float" office:value="33.5250964280926" calcext:value-type="float">
            <text:p><text:s text:c="3"/>33,5 </text:p>
          </table:table-cell>
          <table:table-cell table:style-name="ce9" office:value-type="float" office:value="28.7381328545671" calcext:value-type="float">
            <text:p><text:s text:c="3"/>28,7 </text:p>
          </table:table-cell>
          <table:table-cell table:style-name="ce9" office:value-type="float" office:value="38.3120600016181" calcext:value-type="float">
            <text:p><text:s text:c="3"/>38,3 </text:p>
          </table:table-cell>
          <table:table-cell table:style-name="ce9" office:value-type="float" office:value="24.5469763809381" calcext:value-type="float">
            <text:p><text:s text:c="3"/>24,5 </text:p>
          </table:table-cell>
          <table:table-cell table:style-name="ce9" office:value-type="float" office:value="16.2743945370003" calcext:value-type="float">
            <text:p><text:s text:c="3"/>16,3 </text:p>
          </table:table-cell>
          <table:table-cell table:style-name="ce9" office:value-type="float" office:value="32.8195582248759" calcext:value-type="float">
            <text:p><text:s text:c="3"/>32,8 </text:p>
          </table:table-cell>
          <table:table-cell table:number-columns-repeated="996"/>
        </table:table-row>
        <table:table-row table:style-name="ro1">
          <table:table-cell office:value-type="string" calcext:value-type="string">
            <text:p>Cuiabá</text:p>
          </table:table-cell>
          <table:table-cell table:style-name="ce9" office:value-type="float" office:value="19.841908460563" calcext:value-type="float">
            <text:p><text:s text:c="3"/>19,8 </text:p>
          </table:table-cell>
          <table:table-cell table:style-name="ce9" office:value-type="float" office:value="17.2878296685722" calcext:value-type="float">
            <text:p><text:s text:c="3"/>17,3 </text:p>
          </table:table-cell>
          <table:table-cell table:style-name="ce9" office:value-type="float" office:value="22.3959872525538" calcext:value-type="float">
            <text:p><text:s text:c="3"/>22,4 </text:p>
          </table:table-cell>
          <table:table-cell table:style-name="ce9" office:value-type="float" office:value="29.2958613656955" calcext:value-type="float">
            <text:p><text:s text:c="3"/>29,3 </text:p>
          </table:table-cell>
          <table:table-cell table:style-name="ce9" office:value-type="float" office:value="25.7147769501718" calcext:value-type="float">
            <text:p><text:s text:c="3"/>25,7 </text:p>
          </table:table-cell>
          <table:table-cell table:style-name="ce9" office:value-type="float" office:value="32.8769457812192" calcext:value-type="float">
            <text:p><text:s text:c="3"/>32,9 </text:p>
          </table:table-cell>
          <table:table-cell table:style-name="ce9" office:value-type="float" office:value="25.7256867851918" calcext:value-type="float">
            <text:p><text:s text:c="3"/>25,7 </text:p>
          </table:table-cell>
          <table:table-cell table:style-name="ce9" office:value-type="float" office:value="18.3883127372204" calcext:value-type="float">
            <text:p><text:s text:c="3"/>18,4 </text:p>
          </table:table-cell>
          <table:table-cell table:style-name="ce9" office:value-type="float" office:value="33.0630608331632" calcext:value-type="float">
            <text:p><text:s text:c="3"/>33,1 </text:p>
          </table:table-cell>
          <table:table-cell table:style-name="ce9" office:value-type="float" office:value="18.2716598653859" calcext:value-type="float">
            <text:p><text:s text:c="3"/>18,3 </text:p>
          </table:table-cell>
          <table:table-cell table:style-name="ce9" office:value-type="float" office:value="14.4712663657873" calcext:value-type="float">
            <text:p><text:s text:c="3"/>14,5 </text:p>
          </table:table-cell>
          <table:table-cell table:style-name="ce9" office:value-type="float" office:value="22.0720533649844" calcext:value-type="float">
            <text:p><text:s text:c="3"/>22,1 </text:p>
          </table:table-cell>
          <table:table-cell table:style-name="ce9" office:value-type="float" office:value="26.586044591609" calcext:value-type="float">
            <text:p><text:s text:c="3"/>26,6 </text:p>
          </table:table-cell>
          <table:table-cell table:style-name="ce9" office:value-type="float" office:value="22.6997744845266" calcext:value-type="float">
            <text:p><text:s text:c="3"/>22,7 </text:p>
          </table:table-cell>
          <table:table-cell table:style-name="ce9" office:value-type="float" office:value="30.4723146986914" calcext:value-type="float">
            <text:p><text:s text:c="3"/>30,5 </text:p>
          </table:table-cell>
          <table:table-cell table:style-name="ce9" office:value-type="float" office:value="25.9915048560816" calcext:value-type="float">
            <text:p><text:s text:c="3"/>26,0 </text:p>
          </table:table-cell>
          <table:table-cell table:style-name="ce9" office:value-type="float" office:value="20.0938205078996" calcext:value-type="float">
            <text:p><text:s text:c="3"/>20,1 </text:p>
          </table:table-cell>
          <table:table-cell table:style-name="ce9" office:value-type="float" office:value="31.8891892042637" calcext:value-type="float">
            <text:p><text:s text:c="3"/>31,9 </text:p>
          </table:table-cell>
          <table:table-cell table:style-name="ce9" office:value-type="float" office:value="21.360908993456" calcext:value-type="float">
            <text:p><text:s text:c="3"/>21,4 </text:p>
          </table:table-cell>
          <table:table-cell table:style-name="ce9" office:value-type="float" office:value="18.6664930272156" calcext:value-type="float">
            <text:p><text:s text:c="3"/>18,7 </text:p>
          </table:table-cell>
          <table:table-cell table:style-name="ce9" office:value-type="float" office:value="24.0553249596964" calcext:value-type="float">
            <text:p><text:s text:c="3"/>24,1 </text:p>
          </table:table-cell>
          <table:table-cell table:style-name="ce9" office:value-type="float" office:value="31.8436263960466" calcext:value-type="float">
            <text:p><text:s text:c="3"/>31,8 </text:p>
          </table:table-cell>
          <table:table-cell table:style-name="ce9" office:value-type="float" office:value="26.8012706346083" calcext:value-type="float">
            <text:p><text:s text:c="3"/>26,8 </text:p>
          </table:table-cell>
          <table:table-cell table:style-name="ce9" office:value-type="float" office:value="36.8859821574849" calcext:value-type="float">
            <text:p><text:s text:c="3"/>36,9 </text:p>
          </table:table-cell>
          <table:table-cell table:style-name="ce9" office:value-type="float" office:value="25.4723879748877" calcext:value-type="float">
            <text:p><text:s text:c="3"/>25,5 </text:p>
          </table:table-cell>
          <table:table-cell table:style-name="ce9" office:value-type="float" office:value="14.084883017405" calcext:value-type="float">
            <text:p><text:s text:c="3"/>14,1 </text:p>
          </table:table-cell>
          <table:table-cell table:style-name="ce9" office:value-type="float" office:value="36.8598929323703" calcext:value-type="float">
            <text:p><text:s text:c="3"/>36,9 </text:p>
          </table:table-cell>
          <table:table-cell table:number-columns-repeated="996"/>
        </table:table-row>
        <table:table-row table:style-name="ro1">
          <table:table-cell office:value-type="string" calcext:value-type="string">
            <text:p>Goiânia</text:p>
          </table:table-cell>
          <table:table-cell table:style-name="ce9" office:value-type="float" office:value="25.8520670255893" calcext:value-type="float">
            <text:p><text:s text:c="3"/>25,9 </text:p>
          </table:table-cell>
          <table:table-cell table:style-name="ce9" office:value-type="float" office:value="23.009902136193" calcext:value-type="float">
            <text:p><text:s text:c="3"/>23,0 </text:p>
          </table:table-cell>
          <table:table-cell table:style-name="ce9" office:value-type="float" office:value="28.6942319149857" calcext:value-type="float">
            <text:p><text:s text:c="3"/>28,7 </text:p>
          </table:table-cell>
          <table:table-cell table:style-name="ce9" office:value-type="float" office:value="34.737378941329" calcext:value-type="float">
            <text:p><text:s text:c="3"/>34,7 </text:p>
          </table:table-cell>
          <table:table-cell table:style-name="ce9" office:value-type="float" office:value="31.0554441866657" calcext:value-type="float">
            <text:p><text:s text:c="3"/>31,1 </text:p>
          </table:table-cell>
          <table:table-cell table:style-name="ce9" office:value-type="float" office:value="38.4193136959924" calcext:value-type="float">
            <text:p><text:s text:c="3"/>38,4 </text:p>
          </table:table-cell>
          <table:table-cell table:style-name="ce9" office:value-type="float" office:value="23.2834154447297" calcext:value-type="float">
            <text:p><text:s text:c="3"/>23,3 </text:p>
          </table:table-cell>
          <table:table-cell table:style-name="ce9" office:value-type="float" office:value="17.3582845465415" calcext:value-type="float">
            <text:p><text:s text:c="3"/>17,4 </text:p>
          </table:table-cell>
          <table:table-cell table:style-name="ce9" office:value-type="float" office:value="29.2085463429179" calcext:value-type="float">
            <text:p><text:s text:c="3"/>29,2 </text:p>
          </table:table-cell>
          <table:table-cell table:style-name="ce9" office:value-type="float" office:value="20.543185569789" calcext:value-type="float">
            <text:p><text:s text:c="3"/>20,5 </text:p>
          </table:table-cell>
          <table:table-cell table:style-name="ce9" office:value-type="float" office:value="17.3356978421269" calcext:value-type="float">
            <text:p><text:s text:c="3"/>17,3 </text:p>
          </table:table-cell>
          <table:table-cell table:style-name="ce9" office:value-type="float" office:value="23.7506732974511" calcext:value-type="float">
            <text:p><text:s text:c="3"/>23,8 </text:p>
          </table:table-cell>
          <table:table-cell table:style-name="ce9" office:value-type="float" office:value="31.8821703154193" calcext:value-type="float">
            <text:p><text:s text:c="3"/>31,9 </text:p>
          </table:table-cell>
          <table:table-cell table:style-name="ce9" office:value-type="float" office:value="27.1529838442999" calcext:value-type="float">
            <text:p><text:s text:c="3"/>27,2 </text:p>
          </table:table-cell>
          <table:table-cell table:style-name="ce9" office:value-type="float" office:value="36.6113567865386" calcext:value-type="float">
            <text:p><text:s text:c="3"/>36,6 </text:p>
          </table:table-cell>
          <table:table-cell table:style-name="ce9" office:value-type="float" office:value="20.0015179354007" calcext:value-type="float">
            <text:p><text:s text:c="3"/>20,0 </text:p>
          </table:table-cell>
          <table:table-cell table:style-name="ce9" office:value-type="float" office:value="12.5755501052969" calcext:value-type="float">
            <text:p><text:s text:c="3"/>12,6 </text:p>
          </table:table-cell>
          <table:table-cell table:style-name="ce9" office:value-type="float" office:value="27.4274857655045" calcext:value-type="float">
            <text:p><text:s text:c="3"/>27,4 </text:p>
          </table:table-cell>
          <table:table-cell table:style-name="ce9" office:value-type="float" office:value="31.6113749944871" calcext:value-type="float">
            <text:p><text:s text:c="3"/>31,6 </text:p>
          </table:table-cell>
          <table:table-cell table:style-name="ce9" office:value-type="float" office:value="27.6824637641413" calcext:value-type="float">
            <text:p><text:s text:c="3"/>27,7 </text:p>
          </table:table-cell>
          <table:table-cell table:style-name="ce9" office:value-type="float" office:value="35.5402862248329" calcext:value-type="float">
            <text:p><text:s text:c="3"/>35,5 </text:p>
          </table:table-cell>
          <table:table-cell table:style-name="ce9" office:value-type="float" office:value="37.6023552087083" calcext:value-type="float">
            <text:p><text:s text:c="3"/>37,6 </text:p>
          </table:table-cell>
          <table:table-cell table:style-name="ce9" office:value-type="float" office:value="32.9322879401753" calcext:value-type="float">
            <text:p><text:s text:c="3"/>32,9 </text:p>
          </table:table-cell>
          <table:table-cell table:style-name="ce9" office:value-type="float" office:value="42.2724224772413" calcext:value-type="float">
            <text:p><text:s text:c="3"/>42,3 </text:p>
          </table:table-cell>
          <table:table-cell table:style-name="ce9" office:value-type="float" office:value="26.1879987498304" calcext:value-type="float">
            <text:p><text:s text:c="3"/>26,2 </text:p>
          </table:table-cell>
          <table:table-cell table:style-name="ce9" office:value-type="float" office:value="17.9049326205923" calcext:value-type="float">
            <text:p><text:s text:c="3"/>17,9 </text:p>
          </table:table-cell>
          <table:table-cell table:style-name="ce9" office:value-type="float" office:value="34.4710648790686" calcext:value-type="float">
            <text:p><text:s text:c="3"/>34,5 </text:p>
          </table:table-cell>
          <table:table-cell table:number-columns-repeated="996"/>
        </table:table-row>
        <table:table-row table:style-name="ro1">
          <table:table-cell office:value-type="string" calcext:value-type="string">
            <text:p>Brasília</text:p>
          </table:table-cell>
          <table:table-cell table:style-name="ce9" office:value-type="float" office:value="22.6749238294671" calcext:value-type="float">
            <text:p><text:s text:c="3"/>22,7 </text:p>
          </table:table-cell>
          <table:table-cell table:style-name="ce9" office:value-type="float" office:value="19.0818398624988" calcext:value-type="float">
            <text:p><text:s text:c="3"/>19,1 </text:p>
          </table:table-cell>
          <table:table-cell table:style-name="ce9" office:value-type="float" office:value="26.2680077964354" calcext:value-type="float">
            <text:p><text:s text:c="3"/>26,3 </text:p>
          </table:table-cell>
          <table:table-cell table:style-name="ce9" office:value-type="float" office:value="34.5893895888232" calcext:value-type="float">
            <text:p><text:s text:c="3"/>34,6 </text:p>
          </table:table-cell>
          <table:table-cell table:style-name="ce9" office:value-type="float" office:value="31.4781401100107" calcext:value-type="float">
            <text:p><text:s text:c="3"/>31,5 </text:p>
          </table:table-cell>
          <table:table-cell table:style-name="ce9" office:value-type="float" office:value="37.7006390676357" calcext:value-type="float">
            <text:p><text:s text:c="3"/>37,7 </text:p>
          </table:table-cell>
          <table:table-cell table:style-name="ce9" office:value-type="float" office:value="35.9940390415494" calcext:value-type="float">
            <text:p><text:s text:c="3"/>36,0 </text:p>
          </table:table-cell>
          <table:table-cell table:style-name="ce9" office:value-type="float" office:value="29.8219038243598" calcext:value-type="float">
            <text:p><text:s text:c="3"/>29,8 </text:p>
          </table:table-cell>
          <table:table-cell table:style-name="ce9" office:value-type="float" office:value="42.166174258739" calcext:value-type="float">
            <text:p><text:s text:c="3"/>42,2 </text:p>
          </table:table-cell>
          <table:table-cell table:style-name="ce9" office:value-type="float" office:value="22.0785117640549" calcext:value-type="float">
            <text:p><text:s text:c="3"/>22,1 </text:p>
          </table:table-cell>
          <table:table-cell table:style-name="ce9" office:value-type="float" office:value="18.5055014929613" calcext:value-type="float">
            <text:p><text:s text:c="3"/>18,5 </text:p>
          </table:table-cell>
          <table:table-cell table:style-name="ce9" office:value-type="float" office:value="25.6515220351486" calcext:value-type="float">
            <text:p><text:s text:c="3"/>25,7 </text:p>
          </table:table-cell>
          <table:table-cell table:style-name="ce9" office:value-type="float" office:value="35.505385867532" calcext:value-type="float">
            <text:p><text:s text:c="3"/>35,5 </text:p>
          </table:table-cell>
          <table:table-cell table:style-name="ce9" office:value-type="float" office:value="31.7776633851072" calcext:value-type="float">
            <text:p><text:s text:c="3"/>31,8 </text:p>
          </table:table-cell>
          <table:table-cell table:style-name="ce9" office:value-type="float" office:value="39.2331083499568" calcext:value-type="float">
            <text:p><text:s text:c="3"/>39,2 </text:p>
          </table:table-cell>
          <table:table-cell table:style-name="ce9" office:value-type="float" office:value="33.8247044735871" calcext:value-type="float">
            <text:p><text:s text:c="3"/>33,8 </text:p>
          </table:table-cell>
          <table:table-cell table:style-name="ce9" office:value-type="float" office:value="26.1917948903388" calcext:value-type="float">
            <text:p><text:s text:c="3"/>26,2 </text:p>
          </table:table-cell>
          <table:table-cell table:style-name="ce9" office:value-type="float" office:value="41.4576140568353" calcext:value-type="float">
            <text:p><text:s text:c="3"/>41,5 </text:p>
          </table:table-cell>
          <table:table-cell table:style-name="ce9" office:value-type="float" office:value="23.1939100185085" calcext:value-type="float">
            <text:p><text:s text:c="3"/>23,2 </text:p>
          </table:table-cell>
          <table:table-cell table:style-name="ce9" office:value-type="float" office:value="18.5643201585154" calcext:value-type="float">
            <text:p><text:s text:c="3"/>18,6 </text:p>
          </table:table-cell>
          <table:table-cell table:style-name="ce9" office:value-type="float" office:value="27.8234998785016" calcext:value-type="float">
            <text:p><text:s text:c="3"/>27,8 </text:p>
          </table:table-cell>
          <table:table-cell table:style-name="ce9" office:value-type="float" office:value="33.7967716476036" calcext:value-type="float">
            <text:p><text:s text:c="3"/>33,8 </text:p>
          </table:table-cell>
          <table:table-cell table:style-name="ce9" office:value-type="float" office:value="29.1515780229454" calcext:value-type="float">
            <text:p><text:s text:c="3"/>29,2 </text:p>
          </table:table-cell>
          <table:table-cell table:style-name="ce9" office:value-type="float" office:value="38.4419652722617" calcext:value-type="float">
            <text:p><text:s text:c="3"/>38,4 </text:p>
          </table:table-cell>
          <table:table-cell table:style-name="ce9" office:value-type="float" office:value="38.0266208796739" calcext:value-type="float">
            <text:p><text:s text:c="3"/>38,0 </text:p>
          </table:table-cell>
          <table:table-cell table:style-name="ce9" office:value-type="float" office:value="28.7742312799036" calcext:value-type="float">
            <text:p><text:s text:c="3"/>28,8 </text:p>
          </table:table-cell>
          <table:table-cell table:style-name="ce9" office:value-type="float" office:value="47.2790104794441" calcext:value-type="float">
            <text:p><text:s text:c="3"/>47,3 </text:p>
          </table:table-cell>
          <table:table-cell table:number-columns-repeated="996"/>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27"/>
          <table:table-cell table:number-columns-repeated="996"/>
        </table:table-row>
        <table:table-row table:style-name="ro1">
          <table:table-cell office:value-type="string" calcext:value-type="string">
            <text:p>Notas: </text:p>
          </table:table-cell>
          <table:table-cell table:number-columns-repeated="1023"/>
        </table:table-row>
        <table:table-row table:style-name="ro1">
          <table:table-cell table:style-name="ce13" office:value-type="string" calcext:value-type="string">
            <text:p>Estimativas referem-se a refeições oferecidas aos alunos de escolas da rede pública, no âmbito do Programa Nacional de Alimentação Escolar (PNAE), tendo recebido diferentes denominações entre as edições.</text:p>
          </table:table-cell>
          <table:table-cell table:number-columns-repeated="1023"/>
        </table:table-row>
        <table:table-row table:style-name="ro1">
          <table:table-cell table:style-name="ce13" office:value-type="string" calcext:value-type="string">
            <text:p>As denominações supracitadas não contemplam comida comprada em cantinas.</text:p>
          </table:table-cell>
          <table:table-cell table:number-columns-repeated="1023"/>
        </table:table-row>
        <table:table-row table:style-name="ro1" table:number-rows-repeated="1048532">
          <table:table-cell table:number-columns-repeated="1024"/>
        </table:table-row>
        <table:table-row table:style-name="ro1">
          <table:table-cell table:number-columns-repeated="1024"/>
        </table:table-row>
      </table:table>
      <table:table table:name="5.10" table:style-name="ta10">
        <table:table-column table:style-name="co1" table:default-cell-style-name="ce4"/>
        <table:table-column table:style-name="co2" table:number-columns-repeated="60" table:default-cell-style-name="ce4"/>
        <table:table-column table:style-name="co3" table:number-columns-repeated="196" table:default-cell-style-name="ce11"/>
        <table:table-column table:style-name="co3" table:number-columns-repeated="767" table:default-cell-style-name="Default"/>
        <table:table-row table:style-name="ro1">
          <table:table-cell table:style-name="ce1" office:value-type="string" calcext:value-type="string" table:number-columns-spanned="61" table:number-rows-spanned="2">
            <text:p>Tabela 5.10 - Percentual de escolares do 9º ano do Ensino Fundamental com consumo de alimento marcador de alimentação não saudável (guloseimas) igual ou superior a cinco dias nos sete dias anteriores à pesquisa, por sexo e dependência administrativa da escola, com indicação do intervalo de confiança de 95%, segundo os Municípios das Capitais - 2009/2019</text:p>
          </table:table-cell>
          <table:covered-table-cell table:number-columns-repeated="60" table:style-name="ce1"/>
          <table:table-cell table:number-columns-repeated="963"/>
        </table:table-row>
        <table:table-row table:style-name="ro1">
          <table:covered-table-cell table:number-columns-repeated="61" table:style-name="ce1"/>
          <table:table-cell table:number-columns-repeated="963"/>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60" table:number-rows-spanned="1">
            <text:p>Percentual de escolares do 9º ano do Ensino Fundamental com consumo de alimento marcador de alimentação não saudável (guloseimas) igual ou superior a cinco dias nos sete dias anteriores à pesquisa (%)</text:p>
          </table:table-cell>
          <table:covered-table-cell table:number-columns-repeated="59" table:style-name="ce6"/>
          <table:table-cell table:number-columns-repeated="963"/>
        </table:table-row>
        <table:table-row table:style-name="ro1">
          <table:covered-table-cell table:style-name="ce2"/>
          <table:table-cell table:style-name="ce7" office:value-type="string" calcext:value-type="string" table:number-columns-spanned="12" table:number-rows-spanned="2">
            <text:p>Total</text:p>
          </table:table-cell>
          <table:covered-table-cell table:number-columns-repeated="11" table:style-name="ce7"/>
          <table:table-cell table:style-name="ce10" office:value-type="string" calcext:value-type="string" table:number-columns-spanned="24" table:number-rows-spanned="1">
            <text:p>Sexo</text:p>
          </table:table-cell>
          <table:covered-table-cell table:number-columns-repeated="23" table:style-name="ce10"/>
          <table:table-cell table:style-name="ce6" office:value-type="string" calcext:value-type="string" table:number-columns-spanned="24" table:number-rows-spanned="1">
            <text:p>Dependência Administrativa</text:p>
          </table:table-cell>
          <table:covered-table-cell table:number-columns-repeated="23" table:style-name="ce6"/>
          <table:table-cell table:number-columns-repeated="963"/>
        </table:table-row>
        <table:table-row table:style-name="ro1">
          <table:covered-table-cell table:style-name="ce2"/>
          <table:covered-table-cell table:number-columns-repeated="12" table:style-name="ce7"/>
          <table:table-cell table:style-name="ce10" office:value-type="string" calcext:value-type="string" table:number-columns-spanned="12" table:number-rows-spanned="1">
            <text:p>Homem</text:p>
          </table:table-cell>
          <table:covered-table-cell table:number-columns-repeated="11" table:style-name="ce10"/>
          <table:table-cell table:style-name="ce10" office:value-type="string" calcext:value-type="string" table:number-columns-spanned="12" table:number-rows-spanned="1">
            <text:p>Mulher</text:p>
          </table:table-cell>
          <table:covered-table-cell table:number-columns-repeated="11" table:style-name="ce10"/>
          <table:table-cell table:style-name="ce10" office:value-type="string" calcext:value-type="string" table:number-columns-spanned="12" table:number-rows-spanned="1">
            <text:p>Pública</text:p>
          </table:table-cell>
          <table:covered-table-cell table:number-columns-repeated="11" table:style-name="ce10"/>
          <table:table-cell table:style-name="ce6" office:value-type="string" calcext:value-type="string" table:number-columns-spanned="12" table:number-rows-spanned="1">
            <text:p>Privada</text:p>
          </table:table-cell>
          <table:covered-table-cell table:number-columns-repeated="11" table:style-name="ce6"/>
          <table:table-cell table:number-columns-repeated="963"/>
        </table:table-row>
        <table:table-row table:style-name="ro1">
          <table:covered-table-cell table:style-name="ce2"/>
          <table:table-cell table:style-name="ce7" office:value-type="float" office:value="2009" calcext:value-type="float" table:number-columns-spanned="3" table:number-rows-spanned="1">
            <text:p>2009</text:p>
          </table:table-cell>
          <table:covered-table-cell table:number-columns-repeated="2" table:style-name="ce7"/>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63"/>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table-cell table:style-name="ce3" office:value-type="string" calcext:value-type="string">
            <text:p>Total das Capitais</text:p>
          </table:table-cell>
          <table:table-cell table:style-name="ce8" office:value-type="float" office:value="50.322003971922" calcext:value-type="float">
            <text:p><text:s text:c="3"/>50,3 </text:p>
          </table:table-cell>
          <table:table-cell table:style-name="ce8" office:value-type="float" office:value="49.4717893320275" calcext:value-type="float">
            <text:p><text:s text:c="3"/>49,5 </text:p>
          </table:table-cell>
          <table:table-cell table:style-name="ce8" office:value-type="float" office:value="51.1722186118165" calcext:value-type="float">
            <text:p><text:s text:c="3"/>51,2 </text:p>
          </table:table-cell>
          <table:table-cell table:style-name="ce8" office:value-type="float" office:value="42.5630107784142" calcext:value-type="float">
            <text:p><text:s text:c="3"/>42,6 </text:p>
          </table:table-cell>
          <table:table-cell table:style-name="ce8" office:value-type="float" office:value="41.59518846602" calcext:value-type="float">
            <text:p><text:s text:c="3"/>41,6 </text:p>
          </table:table-cell>
          <table:table-cell table:style-name="ce8" office:value-type="float" office:value="43.5308330908083" calcext:value-type="float">
            <text:p><text:s text:c="3"/>43,5 </text:p>
          </table:table-cell>
          <table:table-cell table:style-name="ce8" office:value-type="float" office:value="41.7288166534494" calcext:value-type="float">
            <text:p><text:s text:c="3"/>41,7 </text:p>
          </table:table-cell>
          <table:table-cell table:style-name="ce8" office:value-type="float" office:value="40.8663130035041" calcext:value-type="float">
            <text:p><text:s text:c="3"/>40,9 </text:p>
          </table:table-cell>
          <table:table-cell table:style-name="ce8" office:value-type="float" office:value="42.5913203033947" calcext:value-type="float">
            <text:p><text:s text:c="3"/>42,6 </text:p>
          </table:table-cell>
          <table:table-cell table:style-name="ce8" office:value-type="float" office:value="36.2021027508646" calcext:value-type="float">
            <text:p><text:s text:c="3"/>36,2 </text:p>
          </table:table-cell>
          <table:table-cell table:style-name="ce8" office:value-type="float" office:value="34.2944294816335" calcext:value-type="float">
            <text:p><text:s text:c="3"/>34,3 </text:p>
          </table:table-cell>
          <table:table-cell table:style-name="ce8" office:value-type="float" office:value="38.1097760200958" calcext:value-type="float">
            <text:p><text:s text:c="3"/>38,1 </text:p>
          </table:table-cell>
          <table:table-cell table:style-name="ce8" office:value-type="float" office:value="42.0516575021573" calcext:value-type="float">
            <text:p><text:s text:c="3"/>42,1 </text:p>
          </table:table-cell>
          <table:table-cell table:style-name="ce8" office:value-type="float" office:value="40.9360240375783" calcext:value-type="float">
            <text:p><text:s text:c="3"/>40,9 </text:p>
          </table:table-cell>
          <table:table-cell table:style-name="ce8" office:value-type="float" office:value="43.1672909667362" calcext:value-type="float">
            <text:p><text:s text:c="3"/>43,2 </text:p>
          </table:table-cell>
          <table:table-cell table:style-name="ce8" office:value-type="float" office:value="36.1531402475765" calcext:value-type="float">
            <text:p><text:s text:c="3"/>36,2 </text:p>
          </table:table-cell>
          <table:table-cell table:style-name="ce8" office:value-type="float" office:value="34.7797969263489" calcext:value-type="float">
            <text:p><text:s text:c="3"/>34,8 </text:p>
          </table:table-cell>
          <table:table-cell table:style-name="ce8" office:value-type="float" office:value="37.5264835688042" calcext:value-type="float">
            <text:p><text:s text:c="3"/>37,5 </text:p>
          </table:table-cell>
          <table:table-cell table:style-name="ce8" office:value-type="float" office:value="35.9320861388452" calcext:value-type="float">
            <text:p><text:s text:c="3"/>35,9 </text:p>
          </table:table-cell>
          <table:table-cell table:style-name="ce8" office:value-type="float" office:value="34.7113307094126" calcext:value-type="float">
            <text:p><text:s text:c="3"/>34,7 </text:p>
          </table:table-cell>
          <table:table-cell table:style-name="ce8" office:value-type="float" office:value="37.1528415682778" calcext:value-type="float">
            <text:p><text:s text:c="3"/>37,2 </text:p>
          </table:table-cell>
          <table:table-cell table:style-name="ce8" office:value-type="float" office:value="29.2903124367474" calcext:value-type="float">
            <text:p><text:s text:c="3"/>29,3 </text:p>
          </table:table-cell>
          <table:table-cell table:style-name="ce8" office:value-type="float" office:value="26.9733253779232" calcext:value-type="float">
            <text:p><text:s text:c="3"/>27,0 </text:p>
          </table:table-cell>
          <table:table-cell table:style-name="ce8" office:value-type="float" office:value="31.6072994955717" calcext:value-type="float">
            <text:p><text:s text:c="3"/>31,6 </text:p>
          </table:table-cell>
          <table:table-cell table:style-name="ce8" office:value-type="float" office:value="57.7905352136598" calcext:value-type="float">
            <text:p><text:s text:c="3"/>57,8 </text:p>
          </table:table-cell>
          <table:table-cell table:style-name="ce8" office:value-type="float" office:value="56.7381483217323" calcext:value-type="float">
            <text:p><text:s text:c="3"/>56,7 </text:p>
          </table:table-cell>
          <table:table-cell table:style-name="ce8" office:value-type="float" office:value="58.8429221055872" calcext:value-type="float">
            <text:p><text:s text:c="3"/>58,8 </text:p>
          </table:table-cell>
          <table:table-cell table:style-name="ce8" office:value-type="float" office:value="48.7553420564209" calcext:value-type="float">
            <text:p><text:s text:c="3"/>48,8 </text:p>
          </table:table-cell>
          <table:table-cell table:style-name="ce8" office:value-type="float" office:value="47.5834640438906" calcext:value-type="float">
            <text:p><text:s text:c="3"/>47,6 </text:p>
          </table:table-cell>
          <table:table-cell table:style-name="ce8" office:value-type="float" office:value="49.9272200689512" calcext:value-type="float">
            <text:p><text:s text:c="3"/>49,9 </text:p>
          </table:table-cell>
          <table:table-cell table:style-name="ce8" office:value-type="float" office:value="47.3432739088905" calcext:value-type="float">
            <text:p><text:s text:c="3"/>47,3 </text:p>
          </table:table-cell>
          <table:table-cell table:style-name="ce8" office:value-type="float" office:value="46.2780897211755" calcext:value-type="float">
            <text:p><text:s text:c="3"/>46,3 </text:p>
          </table:table-cell>
          <table:table-cell table:style-name="ce8" office:value-type="float" office:value="48.4084580966054" calcext:value-type="float">
            <text:p><text:s text:c="3"/>48,4 </text:p>
          </table:table-cell>
          <table:table-cell table:style-name="ce8" office:value-type="float" office:value="42.8568834575189" calcext:value-type="float">
            <text:p><text:s text:c="3"/>42,9 </text:p>
          </table:table-cell>
          <table:table-cell table:style-name="ce8" office:value-type="float" office:value="40.1471022190585" calcext:value-type="float">
            <text:p><text:s text:c="3"/>40,1 </text:p>
          </table:table-cell>
          <table:table-cell table:style-name="ce8" office:value-type="float" office:value="45.5666646959793" calcext:value-type="float">
            <text:p><text:s text:c="3"/>45,6 </text:p>
          </table:table-cell>
          <table:table-cell table:style-name="ce8" office:value-type="float" office:value="50.5398232158557" calcext:value-type="float">
            <text:p><text:s text:c="3"/>50,5 </text:p>
          </table:table-cell>
          <table:table-cell table:style-name="ce8" office:value-type="float" office:value="49.5291778167294" calcext:value-type="float">
            <text:p><text:s text:c="3"/>49,5 </text:p>
          </table:table-cell>
          <table:table-cell table:style-name="ce8" office:value-type="float" office:value="51.550468614982" calcext:value-type="float">
            <text:p><text:s text:c="3"/>51,6 </text:p>
          </table:table-cell>
          <table:table-cell table:style-name="ce8" office:value-type="float" office:value="43.530898247893" calcext:value-type="float">
            <text:p><text:s text:c="3"/>43,5 </text:p>
          </table:table-cell>
          <table:table-cell table:style-name="ce8" office:value-type="float" office:value="42.3659242331199" calcext:value-type="float">
            <text:p><text:s text:c="3"/>42,4 </text:p>
          </table:table-cell>
          <table:table-cell table:style-name="ce8" office:value-type="float" office:value="44.6958722626662" calcext:value-type="float">
            <text:p><text:s text:c="3"/>44,7 </text:p>
          </table:table-cell>
          <table:table-cell table:style-name="ce8" office:value-type="float" office:value="41.891819315356" calcext:value-type="float">
            <text:p><text:s text:c="3"/>41,9 </text:p>
          </table:table-cell>
          <table:table-cell table:style-name="ce8" office:value-type="float" office:value="40.821282717887" calcext:value-type="float">
            <text:p><text:s text:c="3"/>40,8 </text:p>
          </table:table-cell>
          <table:table-cell table:style-name="ce8" office:value-type="float" office:value="42.962355912825" calcext:value-type="float">
            <text:p><text:s text:c="3"/>43,0 </text:p>
          </table:table-cell>
          <table:table-cell table:style-name="ce8" office:value-type="float" office:value="36.6345412256822" calcext:value-type="float">
            <text:p><text:s text:c="3"/>36,6 </text:p>
          </table:table-cell>
          <table:table-cell table:style-name="ce8" office:value-type="float" office:value="34.0758712471024" calcext:value-type="float">
            <text:p><text:s text:c="3"/>34,1 </text:p>
          </table:table-cell>
          <table:table-cell table:style-name="ce8" office:value-type="float" office:value="39.193211204262" calcext:value-type="float">
            <text:p><text:s text:c="3"/>39,2 </text:p>
          </table:table-cell>
          <table:table-cell table:style-name="ce8" office:value-type="float" office:value="49.4930276728294" calcext:value-type="float">
            <text:p><text:s text:c="3"/>49,5 </text:p>
          </table:table-cell>
          <table:table-cell table:style-name="ce8" office:value-type="float" office:value="48.1220510303427" calcext:value-type="float">
            <text:p><text:s text:c="3"/>48,1 </text:p>
          </table:table-cell>
          <table:table-cell table:style-name="ce8" office:value-type="float" office:value="50.8640043153161" calcext:value-type="float">
            <text:p><text:s text:c="3"/>50,9 </text:p>
          </table:table-cell>
          <table:table-cell table:style-name="ce8" office:value-type="float" office:value="39.732882399934" calcext:value-type="float">
            <text:p><text:s text:c="3"/>39,7 </text:p>
          </table:table-cell>
          <table:table-cell table:style-name="ce8" office:value-type="float" office:value="38.1820616878804" calcext:value-type="float">
            <text:p><text:s text:c="3"/>38,2 </text:p>
          </table:table-cell>
          <table:table-cell table:style-name="ce8" office:value-type="float" office:value="41.2837031119876" calcext:value-type="float">
            <text:p><text:s text:c="3"/>41,3 </text:p>
          </table:table-cell>
          <table:table-cell table:style-name="ce8" office:value-type="float" office:value="41.2913099044092" calcext:value-type="float">
            <text:p><text:s text:c="3"/>41,3 </text:p>
          </table:table-cell>
          <table:table-cell table:style-name="ce8" office:value-type="float" office:value="39.7433210834724" calcext:value-type="float">
            <text:p><text:s text:c="3"/>39,7 </text:p>
          </table:table-cell>
          <table:table-cell table:style-name="ce8" office:value-type="float" office:value="42.839298725346" calcext:value-type="float">
            <text:p><text:s text:c="3"/>42,8 </text:p>
          </table:table-cell>
          <table:table-cell table:style-name="ce8" office:value-type="float" office:value="35.1010859561511" calcext:value-type="float">
            <text:p><text:s text:c="3"/>35,1 </text:p>
          </table:table-cell>
          <table:table-cell table:style-name="ce8" office:value-type="float" office:value="33.296569338455" calcext:value-type="float">
            <text:p><text:s text:c="3"/>33,3 </text:p>
          </table:table-cell>
          <table:table-cell table:style-name="ce8" office:value-type="float" office:value="36.9056025738472" calcext:value-type="float">
            <text:p><text:s text:c="3"/>36,9 </text:p>
          </table:table-cell>
          <table:table-cell table:style-name="ce12" table:number-columns-repeated="963"/>
        </table:table-row>
        <table:table-row table:style-name="ro1">
          <table:table-cell office:value-type="string" calcext:value-type="string">
            <text:p>Porto Velho</text:p>
          </table:table-cell>
          <table:table-cell table:style-name="ce9" office:value-type="float" office:value="45.8445020310281" calcext:value-type="float">
            <text:p><text:s text:c="3"/>45,8 </text:p>
          </table:table-cell>
          <table:table-cell table:style-name="ce9" office:value-type="float" office:value="42.7336672429917" calcext:value-type="float">
            <text:p><text:s text:c="3"/>42,7 </text:p>
          </table:table-cell>
          <table:table-cell table:style-name="ce9" office:value-type="float" office:value="48.9553368190646" calcext:value-type="float">
            <text:p><text:s text:c="3"/>49,0 </text:p>
          </table:table-cell>
          <table:table-cell table:style-name="ce9" office:value-type="float" office:value="38.0554486663856" calcext:value-type="float">
            <text:p><text:s text:c="3"/>38,1 </text:p>
          </table:table-cell>
          <table:table-cell table:style-name="ce9" office:value-type="float" office:value="35.514983586482" calcext:value-type="float">
            <text:p><text:s text:c="3"/>35,5 </text:p>
          </table:table-cell>
          <table:table-cell table:style-name="ce9" office:value-type="float" office:value="40.5959137462892" calcext:value-type="float">
            <text:p><text:s text:c="3"/>40,6 </text:p>
          </table:table-cell>
          <table:table-cell table:style-name="ce9" office:value-type="float" office:value="39.0670385583475" calcext:value-type="float">
            <text:p><text:s text:c="3"/>39,1 </text:p>
          </table:table-cell>
          <table:table-cell table:style-name="ce9" office:value-type="float" office:value="36.7289896192151" calcext:value-type="float">
            <text:p><text:s text:c="3"/>36,7 </text:p>
          </table:table-cell>
          <table:table-cell table:style-name="ce9" office:value-type="float" office:value="41.4050874974798" calcext:value-type="float">
            <text:p><text:s text:c="3"/>41,4 </text:p>
          </table:table-cell>
          <table:table-cell table:style-name="ce9" office:value-type="float" office:value="31.9854078855567" calcext:value-type="float">
            <text:p><text:s text:c="3"/>32,0 </text:p>
          </table:table-cell>
          <table:table-cell table:style-name="ce9" office:value-type="float" office:value="28.4030345689289" calcext:value-type="float">
            <text:p><text:s text:c="3"/>28,4 </text:p>
          </table:table-cell>
          <table:table-cell table:style-name="ce9" office:value-type="float" office:value="35.5677812021844" calcext:value-type="float">
            <text:p><text:s text:c="3"/>35,6 </text:p>
          </table:table-cell>
          <table:table-cell table:style-name="ce9" office:value-type="float" office:value="35.8762341307823" calcext:value-type="float">
            <text:p><text:s text:c="3"/>35,9 </text:p>
          </table:table-cell>
          <table:table-cell table:style-name="ce9" office:value-type="float" office:value="32.5369455724745" calcext:value-type="float">
            <text:p><text:s text:c="3"/>32,5 </text:p>
          </table:table-cell>
          <table:table-cell table:style-name="ce9" office:value-type="float" office:value="39.2155226890901" calcext:value-type="float">
            <text:p><text:s text:c="3"/>39,2 </text:p>
          </table:table-cell>
          <table:table-cell table:style-name="ce9" office:value-type="float" office:value="30.0384215383399" calcext:value-type="float">
            <text:p><text:s text:c="3"/>30,0 </text:p>
          </table:table-cell>
          <table:table-cell table:style-name="ce9" office:value-type="float" office:value="26.7766772234236" calcext:value-type="float">
            <text:p><text:s text:c="3"/>26,8 </text:p>
          </table:table-cell>
          <table:table-cell table:style-name="ce9" office:value-type="float" office:value="33.3001658532562" calcext:value-type="float">
            <text:p><text:s text:c="3"/>33,3 </text:p>
          </table:table-cell>
          <table:table-cell table:style-name="ce9" office:value-type="float" office:value="31.9160083355798" calcext:value-type="float">
            <text:p><text:s text:c="3"/>31,9 </text:p>
          </table:table-cell>
          <table:table-cell table:style-name="ce9" office:value-type="float" office:value="28.3589271475736" calcext:value-type="float">
            <text:p><text:s text:c="3"/>28,4 </text:p>
          </table:table-cell>
          <table:table-cell table:style-name="ce9" office:value-type="float" office:value="35.473089523586" calcext:value-type="float">
            <text:p><text:s text:c="3"/>35,5 </text:p>
          </table:table-cell>
          <table:table-cell table:style-name="ce9" office:value-type="float" office:value="20.2670940760764" calcext:value-type="float">
            <text:p><text:s text:c="3"/>20,3 </text:p>
          </table:table-cell>
          <table:table-cell table:style-name="ce9" office:value-type="float" office:value="10.9591597706184" calcext:value-type="float">
            <text:p><text:s text:c="3"/>11,0 </text:p>
          </table:table-cell>
          <table:table-cell table:style-name="ce9" office:value-type="float" office:value="29.5750283815344" calcext:value-type="float">
            <text:p><text:s text:c="3"/>29,6 </text:p>
          </table:table-cell>
          <table:table-cell table:style-name="ce9" office:value-type="float" office:value="53.5012955062955" calcext:value-type="float">
            <text:p><text:s text:c="3"/>53,5 </text:p>
          </table:table-cell>
          <table:table-cell table:style-name="ce9" office:value-type="float" office:value="49.4357254549746" calcext:value-type="float">
            <text:p><text:s text:c="3"/>49,4 </text:p>
          </table:table-cell>
          <table:table-cell table:style-name="ce9" office:value-type="float" office:value="57.5668655576165" calcext:value-type="float">
            <text:p><text:s text:c="3"/>57,6 </text:p>
          </table:table-cell>
          <table:table-cell table:style-name="ce9" office:value-type="float" office:value="45.015211853869" calcext:value-type="float">
            <text:p><text:s text:c="3"/>45,0 </text:p>
          </table:table-cell>
          <table:table-cell table:style-name="ce9" office:value-type="float" office:value="41.406178698925" calcext:value-type="float">
            <text:p><text:s text:c="3"/>41,4 </text:p>
          </table:table-cell>
          <table:table-cell table:style-name="ce9" office:value-type="float" office:value="48.6242450088131" calcext:value-type="float">
            <text:p><text:s text:c="3"/>48,6 </text:p>
          </table:table-cell>
          <table:table-cell table:style-name="ce9" office:value-type="float" office:value="45.4433016068099" calcext:value-type="float">
            <text:p><text:s text:c="3"/>45,4 </text:p>
          </table:table-cell>
          <table:table-cell table:style-name="ce9" office:value-type="float" office:value="42.4289237141267" calcext:value-type="float">
            <text:p><text:s text:c="3"/>42,4 </text:p>
          </table:table-cell>
          <table:table-cell table:style-name="ce9" office:value-type="float" office:value="48.457679499493" calcext:value-type="float">
            <text:p><text:s text:c="3"/>48,5 </text:p>
          </table:table-cell>
          <table:table-cell table:style-name="ce9" office:value-type="float" office:value="42.3759051336857" calcext:value-type="float">
            <text:p><text:s text:c="3"/>42,4 </text:p>
          </table:table-cell>
          <table:table-cell table:style-name="ce9" office:value-type="float" office:value="33.2341375519862" calcext:value-type="float">
            <text:p><text:s text:c="3"/>33,2 </text:p>
          </table:table-cell>
          <table:table-cell table:style-name="ce9" office:value-type="float" office:value="51.5176727153853" calcext:value-type="float">
            <text:p><text:s text:c="3"/>51,5 </text:p>
          </table:table-cell>
          <table:table-cell table:style-name="ce9" office:value-type="float" office:value="46.479114813045" calcext:value-type="float">
            <text:p><text:s text:c="3"/>46,5 </text:p>
          </table:table-cell>
          <table:table-cell table:style-name="ce9" office:value-type="float" office:value="43.2127392404928" calcext:value-type="float">
            <text:p><text:s text:c="3"/>43,2 </text:p>
          </table:table-cell>
          <table:table-cell table:style-name="ce9" office:value-type="float" office:value="49.7454903855971" calcext:value-type="float">
            <text:p><text:s text:c="3"/>49,7 </text:p>
          </table:table-cell>
          <table:table-cell table:style-name="ce9" office:value-type="float" office:value="38.9558231964169" calcext:value-type="float">
            <text:p><text:s text:c="3"/>39,0 </text:p>
          </table:table-cell>
          <table:table-cell table:style-name="ce9" office:value-type="float" office:value="36.2734423955513" calcext:value-type="float">
            <text:p><text:s text:c="3"/>36,3 </text:p>
          </table:table-cell>
          <table:table-cell table:style-name="ce9" office:value-type="float" office:value="41.6382039972825" calcext:value-type="float">
            <text:p><text:s text:c="3"/>41,6 </text:p>
          </table:table-cell>
          <table:table-cell table:style-name="ce9" office:value-type="float" office:value="39.0803726294325" calcext:value-type="float">
            <text:p><text:s text:c="3"/>39,1 </text:p>
          </table:table-cell>
          <table:table-cell table:style-name="ce9" office:value-type="float" office:value="36.4977044893909" calcext:value-type="float">
            <text:p><text:s text:c="3"/>36,5 </text:p>
          </table:table-cell>
          <table:table-cell table:style-name="ce9" office:value-type="float" office:value="41.6630407694741" calcext:value-type="float">
            <text:p><text:s text:c="3"/>41,7 </text:p>
          </table:table-cell>
          <table:table-cell table:style-name="ce9" office:value-type="float" office:value="32.4251644176285" calcext:value-type="float">
            <text:p><text:s text:c="3"/>32,4 </text:p>
          </table:table-cell>
          <table:table-cell table:style-name="ce9" office:value-type="float" office:value="28.3268122065242" calcext:value-type="float">
            <text:p><text:s text:c="3"/>28,3 </text:p>
          </table:table-cell>
          <table:table-cell table:style-name="ce9" office:value-type="float" office:value="36.5235166287327" calcext:value-type="float">
            <text:p><text:s text:c="3"/>36,5 </text:p>
          </table:table-cell>
          <table:table-cell table:style-name="ce9" office:value-type="float" office:value="42.997654843727" calcext:value-type="float">
            <text:p><text:s text:c="3"/>43,0 </text:p>
          </table:table-cell>
          <table:table-cell table:style-name="ce9" office:value-type="float" office:value="35.0856593355025" calcext:value-type="float">
            <text:p><text:s text:c="3"/>35,1 </text:p>
          </table:table-cell>
          <table:table-cell table:style-name="ce9" office:value-type="float" office:value="50.9096503519515" calcext:value-type="float">
            <text:p><text:s text:c="3"/>50,9 </text:p>
          </table:table-cell>
          <table:table-cell table:style-name="ce9" office:value-type="float" office:value="32.7412283759847" calcext:value-type="float">
            <text:p><text:s text:c="3"/>32,7 </text:p>
          </table:table-cell>
          <table:table-cell table:style-name="ce9" office:value-type="float" office:value="26.1621505320655" calcext:value-type="float">
            <text:p><text:s text:c="3"/>26,2 </text:p>
          </table:table-cell>
          <table:table-cell table:style-name="ce9" office:value-type="float" office:value="39.320306219904" calcext:value-type="float">
            <text:p><text:s text:c="3"/>39,3 </text:p>
          </table:table-cell>
          <table:table-cell table:style-name="ce9" office:value-type="float" office:value="38.975317397532" calcext:value-type="float">
            <text:p><text:s text:c="3"/>39,0 </text:p>
          </table:table-cell>
          <table:table-cell table:style-name="ce9" office:value-type="float" office:value="34.1102896229759" calcext:value-type="float">
            <text:p><text:s text:c="3"/>34,1 </text:p>
          </table:table-cell>
          <table:table-cell table:style-name="ce9" office:value-type="float" office:value="43.840345172088" calcext:value-type="float">
            <text:p><text:s text:c="3"/>43,8 </text:p>
          </table:table-cell>
          <table:table-cell table:style-name="ce9" office:value-type="float" office:value="29.5102733709747" calcext:value-type="float">
            <text:p><text:s text:c="3"/>29,5 </text:p>
          </table:table-cell>
          <table:table-cell table:style-name="ce9" office:value-type="float" office:value="23.8755889849173" calcext:value-type="float">
            <text:p><text:s text:c="3"/>23,9 </text:p>
          </table:table-cell>
          <table:table-cell table:style-name="ce9" office:value-type="float" office:value="35.1449577570322" calcext:value-type="float">
            <text:p><text:s text:c="3"/>35,1 </text:p>
          </table:table-cell>
          <table:table-cell table:number-columns-repeated="963"/>
        </table:table-row>
        <table:table-row table:style-name="ro1">
          <table:table-cell office:value-type="string" calcext:value-type="string">
            <text:p>Rio Branco</text:p>
          </table:table-cell>
          <table:table-cell table:style-name="ce9" office:value-type="float" office:value="49.7160791486947" calcext:value-type="float">
            <text:p><text:s text:c="3"/>49,7 </text:p>
          </table:table-cell>
          <table:table-cell table:style-name="ce9" office:value-type="float" office:value="46.57589608923" calcext:value-type="float">
            <text:p><text:s text:c="3"/>46,6 </text:p>
          </table:table-cell>
          <table:table-cell table:style-name="ce9" office:value-type="float" office:value="52.8562622081593" calcext:value-type="float">
            <text:p><text:s text:c="3"/>52,9 </text:p>
          </table:table-cell>
          <table:table-cell table:style-name="ce9" office:value-type="float" office:value="43.2316676002895" calcext:value-type="float">
            <text:p><text:s text:c="3"/>43,2 </text:p>
          </table:table-cell>
          <table:table-cell table:style-name="ce9" office:value-type="float" office:value="39.9179327307207" calcext:value-type="float">
            <text:p><text:s text:c="3"/>39,9 </text:p>
          </table:table-cell>
          <table:table-cell table:style-name="ce9" office:value-type="float" office:value="46.5454024698582" calcext:value-type="float">
            <text:p><text:s text:c="3"/>46,5 </text:p>
          </table:table-cell>
          <table:table-cell table:style-name="ce9" office:value-type="float" office:value="43.2946945524812" calcext:value-type="float">
            <text:p><text:s text:c="3"/>43,3 </text:p>
          </table:table-cell>
          <table:table-cell table:style-name="ce9" office:value-type="float" office:value="40.2780838489157" calcext:value-type="float">
            <text:p><text:s text:c="3"/>40,3 </text:p>
          </table:table-cell>
          <table:table-cell table:style-name="ce9" office:value-type="float" office:value="46.3113052560467" calcext:value-type="float">
            <text:p><text:s text:c="3"/>46,3 </text:p>
          </table:table-cell>
          <table:table-cell table:style-name="ce9" office:value-type="float" office:value="42.9400058766549" calcext:value-type="float">
            <text:p><text:s text:c="3"/>42,9 </text:p>
          </table:table-cell>
          <table:table-cell table:style-name="ce9" office:value-type="float" office:value="34.6811821830806" calcext:value-type="float">
            <text:p><text:s text:c="3"/>34,7 </text:p>
          </table:table-cell>
          <table:table-cell table:style-name="ce9" office:value-type="float" office:value="51.1988295702292" calcext:value-type="float">
            <text:p><text:s text:c="3"/>51,2 </text:p>
          </table:table-cell>
          <table:table-cell table:style-name="ce9" office:value-type="float" office:value="40.1667190018623" calcext:value-type="float">
            <text:p><text:s text:c="3"/>40,2 </text:p>
          </table:table-cell>
          <table:table-cell table:style-name="ce9" office:value-type="float" office:value="36.3651902284217" calcext:value-type="float">
            <text:p><text:s text:c="3"/>36,4 </text:p>
          </table:table-cell>
          <table:table-cell table:style-name="ce9" office:value-type="float" office:value="43.9682477753029" calcext:value-type="float">
            <text:p><text:s text:c="3"/>44,0 </text:p>
          </table:table-cell>
          <table:table-cell table:style-name="ce9" office:value-type="float" office:value="36.8603967874133" calcext:value-type="float">
            <text:p><text:s text:c="3"/>36,9 </text:p>
          </table:table-cell>
          <table:table-cell table:style-name="ce9" office:value-type="float" office:value="33.0453388634909" calcext:value-type="float">
            <text:p><text:s text:c="3"/>33,0 </text:p>
          </table:table-cell>
          <table:table-cell table:style-name="ce9" office:value-type="float" office:value="40.6754547113357" calcext:value-type="float">
            <text:p><text:s text:c="3"/>40,7 </text:p>
          </table:table-cell>
          <table:table-cell table:style-name="ce9" office:value-type="float" office:value="37.344779287794" calcext:value-type="float">
            <text:p><text:s text:c="3"/>37,3 </text:p>
          </table:table-cell>
          <table:table-cell table:style-name="ce9" office:value-type="float" office:value="33.7759315126071" calcext:value-type="float">
            <text:p><text:s text:c="3"/>33,8 </text:p>
          </table:table-cell>
          <table:table-cell table:style-name="ce9" office:value-type="float" office:value="40.9136270629809" calcext:value-type="float">
            <text:p><text:s text:c="3"/>40,9 </text:p>
          </table:table-cell>
          <table:table-cell table:style-name="ce9" office:value-type="float" office:value="46.0732361213086" calcext:value-type="float">
            <text:p><text:s text:c="3"/>46,1 </text:p>
          </table:table-cell>
          <table:table-cell table:style-name="ce9" office:value-type="float" office:value="37.4604188092261" calcext:value-type="float">
            <text:p><text:s text:c="3"/>37,5 </text:p>
          </table:table-cell>
          <table:table-cell table:style-name="ce9" office:value-type="float" office:value="54.6860534333912" calcext:value-type="float">
            <text:p><text:s text:c="3"/>54,7 </text:p>
          </table:table-cell>
          <table:table-cell table:style-name="ce9" office:value-type="float" office:value="57.8575372760433" calcext:value-type="float">
            <text:p><text:s text:c="3"/>57,9 </text:p>
          </table:table-cell>
          <table:table-cell table:style-name="ce9" office:value-type="float" office:value="53.709695988689" calcext:value-type="float">
            <text:p><text:s text:c="3"/>53,7 </text:p>
          </table:table-cell>
          <table:table-cell table:style-name="ce9" office:value-type="float" office:value="62.0053785633976" calcext:value-type="float">
            <text:p><text:s text:c="3"/>62,0 </text:p>
          </table:table-cell>
          <table:table-cell table:style-name="ce9" office:value-type="float" office:value="48.7255275064192" calcext:value-type="float">
            <text:p><text:s text:c="3"/>48,7 </text:p>
          </table:table-cell>
          <table:table-cell table:style-name="ce9" office:value-type="float" office:value="44.4649519067344" calcext:value-type="float">
            <text:p><text:s text:c="3"/>44,5 </text:p>
          </table:table-cell>
          <table:table-cell table:style-name="ce9" office:value-type="float" office:value="52.9861031061039" calcext:value-type="float">
            <text:p><text:s text:c="3"/>53,0 </text:p>
          </table:table-cell>
          <table:table-cell table:style-name="ce9" office:value-type="float" office:value="49.0311250824145" calcext:value-type="float">
            <text:p><text:s text:c="3"/>49,0 </text:p>
          </table:table-cell>
          <table:table-cell table:style-name="ce9" office:value-type="float" office:value="44.861059253732" calcext:value-type="float">
            <text:p><text:s text:c="3"/>44,9 </text:p>
          </table:table-cell>
          <table:table-cell table:style-name="ce9" office:value-type="float" office:value="53.2011909110969" calcext:value-type="float">
            <text:p><text:s text:c="3"/>53,2 </text:p>
          </table:table-cell>
          <table:table-cell table:style-name="ce9" office:value-type="float" office:value="39.8788100655581" calcext:value-type="float">
            <text:p><text:s text:c="3"/>39,9 </text:p>
          </table:table-cell>
          <table:table-cell table:style-name="ce9" office:value-type="float" office:value="29.8442548654815" calcext:value-type="float">
            <text:p><text:s text:c="3"/>29,8 </text:p>
          </table:table-cell>
          <table:table-cell table:style-name="ce9" office:value-type="float" office:value="49.9133652656347" calcext:value-type="float">
            <text:p><text:s text:c="3"/>49,9 </text:p>
          </table:table-cell>
          <table:table-cell table:style-name="ce9" office:value-type="float" office:value="50.2448750551031" calcext:value-type="float">
            <text:p><text:s text:c="3"/>50,2 </text:p>
          </table:table-cell>
          <table:table-cell table:style-name="ce9" office:value-type="float" office:value="46.9882232663919" calcext:value-type="float">
            <text:p><text:s text:c="3"/>47,0 </text:p>
          </table:table-cell>
          <table:table-cell table:style-name="ce9" office:value-type="float" office:value="53.5015268438143" calcext:value-type="float">
            <text:p><text:s text:c="3"/>53,5 </text:p>
          </table:table-cell>
          <table:table-cell table:style-name="ce9" office:value-type="float" office:value="44.1587595287593" calcext:value-type="float">
            <text:p><text:s text:c="3"/>44,2 </text:p>
          </table:table-cell>
          <table:table-cell table:style-name="ce9" office:value-type="float" office:value="40.9611145303998" calcext:value-type="float">
            <text:p><text:s text:c="3"/>41,0 </text:p>
          </table:table-cell>
          <table:table-cell table:style-name="ce9" office:value-type="float" office:value="47.3564045271188" calcext:value-type="float">
            <text:p><text:s text:c="3"/>47,4 </text:p>
          </table:table-cell>
          <table:table-cell table:style-name="ce9" office:value-type="float" office:value="43.8082212083474" calcext:value-type="float">
            <text:p><text:s text:c="3"/>43,8 </text:p>
          </table:table-cell>
          <table:table-cell table:style-name="ce9" office:value-type="float" office:value="40.5395799617752" calcext:value-type="float">
            <text:p><text:s text:c="3"/>40,5 </text:p>
          </table:table-cell>
          <table:table-cell table:style-name="ce9" office:value-type="float" office:value="47.0768624549197" calcext:value-type="float">
            <text:p><text:s text:c="3"/>47,1 </text:p>
          </table:table-cell>
          <table:table-cell table:style-name="ce9" office:value-type="float" office:value="44.1074339740341" calcext:value-type="float">
            <text:p><text:s text:c="3"/>44,1 </text:p>
          </table:table-cell>
          <table:table-cell table:style-name="ce9" office:value-type="float" office:value="35.0495381214032" calcext:value-type="float">
            <text:p><text:s text:c="3"/>35,0 </text:p>
          </table:table-cell>
          <table:table-cell table:style-name="ce9" office:value-type="float" office:value="53.165329826665" calcext:value-type="float">
            <text:p><text:s text:c="3"/>53,2 </text:p>
          </table:table-cell>
          <table:table-cell table:style-name="ce9" office:value-type="float" office:value="46.6264987992949" calcext:value-type="float">
            <text:p><text:s text:c="3"/>46,6 </text:p>
          </table:table-cell>
          <table:table-cell table:style-name="ce9" office:value-type="float" office:value="37.6345571318284" calcext:value-type="float">
            <text:p><text:s text:c="3"/>37,6 </text:p>
          </table:table-cell>
          <table:table-cell table:style-name="ce9" office:value-type="float" office:value="55.6184404667613" calcext:value-type="float">
            <text:p><text:s text:c="3"/>55,6 </text:p>
          </table:table-cell>
          <table:table-cell table:style-name="ce9" office:value-type="float" office:value="36.6156753053295" calcext:value-type="float">
            <text:p><text:s text:c="3"/>36,6 </text:p>
          </table:table-cell>
          <table:table-cell table:style-name="ce9" office:value-type="float" office:value="26.3234311229309" calcext:value-type="float">
            <text:p><text:s text:c="3"/>26,3 </text:p>
          </table:table-cell>
          <table:table-cell table:style-name="ce9" office:value-type="float" office:value="46.9079194877281" calcext:value-type="float">
            <text:p><text:s text:c="3"/>46,9 </text:p>
          </table:table-cell>
          <table:table-cell table:style-name="ce9" office:value-type="float" office:value="39.9821422403033" calcext:value-type="float">
            <text:p><text:s text:c="3"/>40,0 </text:p>
          </table:table-cell>
          <table:table-cell table:style-name="ce9" office:value-type="float" office:value="32.9592611843411" calcext:value-type="float">
            <text:p><text:s text:c="3"/>33,0 </text:p>
          </table:table-cell>
          <table:table-cell table:style-name="ce9" office:value-type="float" office:value="47.0050232962655" calcext:value-type="float">
            <text:p><text:s text:c="3"/>47,0 </text:p>
          </table:table-cell>
          <table:table-cell table:style-name="ce9" office:value-type="float" office:value="31.9912120454543" calcext:value-type="float">
            <text:p><text:s text:c="3"/>32,0 </text:p>
          </table:table-cell>
          <table:table-cell table:style-name="ce9" office:value-type="float" office:value="20.5673976190823" calcext:value-type="float">
            <text:p><text:s text:c="3"/>20,6 </text:p>
          </table:table-cell>
          <table:table-cell table:style-name="ce9" office:value-type="float" office:value="43.4150264718262" calcext:value-type="float">
            <text:p><text:s text:c="3"/>43,4 </text:p>
          </table:table-cell>
          <table:table-cell table:number-columns-repeated="963"/>
        </table:table-row>
        <table:table-row table:style-name="ro1">
          <table:table-cell office:value-type="string" calcext:value-type="string">
            <text:p>Manaus</text:p>
          </table:table-cell>
          <table:table-cell table:style-name="ce9" office:value-type="float" office:value="42.373306037538" calcext:value-type="float">
            <text:p><text:s text:c="3"/>42,4 </text:p>
          </table:table-cell>
          <table:table-cell table:style-name="ce9" office:value-type="float" office:value="39.8704852980506" calcext:value-type="float">
            <text:p><text:s text:c="3"/>39,9 </text:p>
          </table:table-cell>
          <table:table-cell table:style-name="ce9" office:value-type="float" office:value="44.8761267770254" calcext:value-type="float">
            <text:p><text:s text:c="3"/>44,9 </text:p>
          </table:table-cell>
          <table:table-cell table:style-name="ce9" office:value-type="float" office:value="37.01642045213" calcext:value-type="float">
            <text:p><text:s text:c="3"/>37,0 </text:p>
          </table:table-cell>
          <table:table-cell table:style-name="ce9" office:value-type="float" office:value="34.4928992990188" calcext:value-type="float">
            <text:p><text:s text:c="3"/>34,5 </text:p>
          </table:table-cell>
          <table:table-cell table:style-name="ce9" office:value-type="float" office:value="39.5399416052412" calcext:value-type="float">
            <text:p><text:s text:c="3"/>39,5 </text:p>
          </table:table-cell>
          <table:table-cell table:style-name="ce9" office:value-type="float" office:value="37.5647519371605" calcext:value-type="float">
            <text:p><text:s text:c="3"/>37,6 </text:p>
          </table:table-cell>
          <table:table-cell table:style-name="ce9" office:value-type="float" office:value="35.1248519616255" calcext:value-type="float">
            <text:p><text:s text:c="3"/>35,1 </text:p>
          </table:table-cell>
          <table:table-cell table:style-name="ce9" office:value-type="float" office:value="40.0046519126956" calcext:value-type="float">
            <text:p><text:s text:c="3"/>40,0 </text:p>
          </table:table-cell>
          <table:table-cell table:style-name="ce9" office:value-type="float" office:value="35.3902161031927" calcext:value-type="float">
            <text:p><text:s text:c="3"/>35,4 </text:p>
          </table:table-cell>
          <table:table-cell table:style-name="ce9" office:value-type="float" office:value="24.4524710588623" calcext:value-type="float">
            <text:p><text:s text:c="3"/>24,5 </text:p>
          </table:table-cell>
          <table:table-cell table:style-name="ce9" office:value-type="float" office:value="46.3279611475231" calcext:value-type="float">
            <text:p><text:s text:c="3"/>46,3 </text:p>
          </table:table-cell>
          <table:table-cell table:style-name="ce9" office:value-type="float" office:value="33.9795276789989" calcext:value-type="float">
            <text:p><text:s text:c="3"/>34,0 </text:p>
          </table:table-cell>
          <table:table-cell table:style-name="ce9" office:value-type="float" office:value="30.9850269036218" calcext:value-type="float">
            <text:p><text:s text:c="3"/>31,0 </text:p>
          </table:table-cell>
          <table:table-cell table:style-name="ce9" office:value-type="float" office:value="36.974028454376" calcext:value-type="float">
            <text:p><text:s text:c="3"/>37,0 </text:p>
          </table:table-cell>
          <table:table-cell table:style-name="ce9" office:value-type="float" office:value="32.011309504458" calcext:value-type="float">
            <text:p><text:s text:c="3"/>32,0 </text:p>
          </table:table-cell>
          <table:table-cell table:style-name="ce9" office:value-type="float" office:value="28.2987050532158" calcext:value-type="float">
            <text:p><text:s text:c="3"/>28,3 </text:p>
          </table:table-cell>
          <table:table-cell table:style-name="ce9" office:value-type="float" office:value="35.7239139557002" calcext:value-type="float">
            <text:p><text:s text:c="3"/>35,7 </text:p>
          </table:table-cell>
          <table:table-cell table:style-name="ce9" office:value-type="float" office:value="31.6309038138282" calcext:value-type="float">
            <text:p><text:s text:c="3"/>31,6 </text:p>
          </table:table-cell>
          <table:table-cell table:style-name="ce9" office:value-type="float" office:value="28.7657732970825" calcext:value-type="float">
            <text:p><text:s text:c="3"/>28,8 </text:p>
          </table:table-cell>
          <table:table-cell table:style-name="ce9" office:value-type="float" office:value="34.4960343305738" calcext:value-type="float">
            <text:p><text:s text:c="3"/>34,5 </text:p>
          </table:table-cell>
          <table:table-cell table:style-name="ce9" office:value-type="float" office:value="29.537372298849" calcext:value-type="float">
            <text:p><text:s text:c="3"/>29,5 </text:p>
          </table:table-cell>
          <table:table-cell table:style-name="ce9" office:value-type="float" office:value="12.7021892268658" calcext:value-type="float">
            <text:p><text:s text:c="3"/>12,7 </text:p>
          </table:table-cell>
          <table:table-cell table:style-name="ce9" office:value-type="float" office:value="46.3725553708321" calcext:value-type="float">
            <text:p><text:s text:c="3"/>46,4 </text:p>
          </table:table-cell>
          <table:table-cell table:style-name="ce9" office:value-type="float" office:value="50.0805564268258" calcext:value-type="float">
            <text:p><text:s text:c="3"/>50,1 </text:p>
          </table:table-cell>
          <table:table-cell table:style-name="ce9" office:value-type="float" office:value="46.3731834169038" calcext:value-type="float">
            <text:p><text:s text:c="3"/>46,4 </text:p>
          </table:table-cell>
          <table:table-cell table:style-name="ce9" office:value-type="float" office:value="53.7879294367477" calcext:value-type="float">
            <text:p><text:s text:c="3"/>53,8 </text:p>
          </table:table-cell>
          <table:table-cell table:style-name="ce9" office:value-type="float" office:value="41.6025367866754" calcext:value-type="float">
            <text:p><text:s text:c="3"/>41,6 </text:p>
          </table:table-cell>
          <table:table-cell table:style-name="ce9" office:value-type="float" office:value="37.7110743766778" calcext:value-type="float">
            <text:p><text:s text:c="3"/>37,7 </text:p>
          </table:table-cell>
          <table:table-cell table:style-name="ce9" office:value-type="float" office:value="45.493999196673" calcext:value-type="float">
            <text:p><text:s text:c="3"/>45,5 </text:p>
          </table:table-cell>
          <table:table-cell table:style-name="ce9" office:value-type="float" office:value="43.717306663889" calcext:value-type="float">
            <text:p><text:s text:c="3"/>43,7 </text:p>
          </table:table-cell>
          <table:table-cell table:style-name="ce9" office:value-type="float" office:value="39.8799100678934" calcext:value-type="float">
            <text:p><text:s text:c="3"/>39,9 </text:p>
          </table:table-cell>
          <table:table-cell table:style-name="ce9" office:value-type="float" office:value="47.5547032598845" calcext:value-type="float">
            <text:p><text:s text:c="3"/>47,6 </text:p>
          </table:table-cell>
          <table:table-cell table:style-name="ce9" office:value-type="float" office:value="41.5255764909773" calcext:value-type="float">
            <text:p><text:s text:c="3"/>41,5 </text:p>
          </table:table-cell>
          <table:table-cell table:style-name="ce9" office:value-type="float" office:value="37.3796069499328" calcext:value-type="float">
            <text:p><text:s text:c="3"/>37,4 </text:p>
          </table:table-cell>
          <table:table-cell table:style-name="ce9" office:value-type="float" office:value="45.6715460320219" calcext:value-type="float">
            <text:p><text:s text:c="3"/>45,7 </text:p>
          </table:table-cell>
          <table:table-cell table:style-name="ce9" office:value-type="float" office:value="41.349607658197" calcext:value-type="float">
            <text:p><text:s text:c="3"/>41,3 </text:p>
          </table:table-cell>
          <table:table-cell table:style-name="ce9" office:value-type="float" office:value="38.5910016209658" calcext:value-type="float">
            <text:p><text:s text:c="3"/>38,6 </text:p>
          </table:table-cell>
          <table:table-cell table:style-name="ce9" office:value-type="float" office:value="44.1082136954283" calcext:value-type="float">
            <text:p><text:s text:c="3"/>44,1 </text:p>
          </table:table-cell>
          <table:table-cell table:style-name="ce9" office:value-type="float" office:value="37.1988650846892" calcext:value-type="float">
            <text:p><text:s text:c="3"/>37,2 </text:p>
          </table:table-cell>
          <table:table-cell table:style-name="ce9" office:value-type="float" office:value="34.4223759285212" calcext:value-type="float">
            <text:p><text:s text:c="3"/>34,4 </text:p>
          </table:table-cell>
          <table:table-cell table:style-name="ce9" office:value-type="float" office:value="39.9753542408573" calcext:value-type="float">
            <text:p><text:s text:c="3"/>40,0 </text:p>
          </table:table-cell>
          <table:table-cell table:style-name="ce9" office:value-type="float" office:value="37.5434730156511" calcext:value-type="float">
            <text:p><text:s text:c="3"/>37,5 </text:p>
          </table:table-cell>
          <table:table-cell table:style-name="ce9" office:value-type="float" office:value="35.281951321895" calcext:value-type="float">
            <text:p><text:s text:c="3"/>35,3 </text:p>
          </table:table-cell>
          <table:table-cell table:style-name="ce9" office:value-type="float" office:value="39.8049947094073" calcext:value-type="float">
            <text:p><text:s text:c="3"/>39,8 </text:p>
          </table:table-cell>
          <table:table-cell table:style-name="ce9" office:value-type="float" office:value="36.0864170092973" calcext:value-type="float">
            <text:p><text:s text:c="3"/>36,1 </text:p>
          </table:table-cell>
          <table:table-cell table:style-name="ce9" office:value-type="float" office:value="23.767493953409" calcext:value-type="float">
            <text:p><text:s text:c="3"/>23,8 </text:p>
          </table:table-cell>
          <table:table-cell table:style-name="ce9" office:value-type="float" office:value="48.4053400651857" calcext:value-type="float">
            <text:p><text:s text:c="3"/>48,4 </text:p>
          </table:table-cell>
          <table:table-cell table:style-name="ce9" office:value-type="float" office:value="50.6689063857428" calcext:value-type="float">
            <text:p><text:s text:c="3"/>50,7 </text:p>
          </table:table-cell>
          <table:table-cell table:style-name="ce9" office:value-type="float" office:value="44.707662902447" calcext:value-type="float">
            <text:p><text:s text:c="3"/>44,7 </text:p>
          </table:table-cell>
          <table:table-cell table:style-name="ce9" office:value-type="float" office:value="56.6301498690386" calcext:value-type="float">
            <text:p><text:s text:c="3"/>56,6 </text:p>
          </table:table-cell>
          <table:table-cell table:style-name="ce9" office:value-type="float" office:value="35.5951970314622" calcext:value-type="float">
            <text:p><text:s text:c="3"/>35,6 </text:p>
          </table:table-cell>
          <table:table-cell table:style-name="ce9" office:value-type="float" office:value="30.5512967784938" calcext:value-type="float">
            <text:p><text:s text:c="3"/>30,6 </text:p>
          </table:table-cell>
          <table:table-cell table:style-name="ce9" office:value-type="float" office:value="40.6390972844307" calcext:value-type="float">
            <text:p><text:s text:c="3"/>40,6 </text:p>
          </table:table-cell>
          <table:table-cell table:style-name="ce9" office:value-type="float" office:value="37.7190934250647" calcext:value-type="float">
            <text:p><text:s text:c="3"/>37,7 </text:p>
          </table:table-cell>
          <table:table-cell table:style-name="ce9" office:value-type="float" office:value="26.0413789442959" calcext:value-type="float">
            <text:p><text:s text:c="3"/>26,0 </text:p>
          </table:table-cell>
          <table:table-cell table:style-name="ce9" office:value-type="float" office:value="49.3968079058335" calcext:value-type="float">
            <text:p><text:s text:c="3"/>49,4 </text:p>
          </table:table-cell>
          <table:table-cell table:style-name="ce9" office:value-type="float" office:value="29.9271747218404" calcext:value-type="float">
            <text:p><text:s text:c="3"/>29,9 </text:p>
          </table:table-cell>
          <table:table-cell table:style-name="ce9" office:value-type="float" office:value="25.5374681770343" calcext:value-type="float">
            <text:p><text:s text:c="3"/>25,5 </text:p>
          </table:table-cell>
          <table:table-cell table:style-name="ce9" office:value-type="float" office:value="34.3168812666465" calcext:value-type="float">
            <text:p><text:s text:c="3"/>34,3 </text:p>
          </table:table-cell>
          <table:table-cell table:number-columns-repeated="963"/>
        </table:table-row>
        <table:table-row table:style-name="ro1">
          <table:table-cell office:value-type="string" calcext:value-type="string">
            <text:p>Boa Vista</text:p>
          </table:table-cell>
          <table:table-cell table:style-name="ce9" office:value-type="float" office:value="43.2922657917683" calcext:value-type="float">
            <text:p><text:s text:c="3"/>43,3 </text:p>
          </table:table-cell>
          <table:table-cell table:style-name="ce9" office:value-type="float" office:value="39.9643963553277" calcext:value-type="float">
            <text:p><text:s text:c="3"/>40,0 </text:p>
          </table:table-cell>
          <table:table-cell table:style-name="ce9" office:value-type="float" office:value="46.620135228209" calcext:value-type="float">
            <text:p><text:s text:c="3"/>46,6 </text:p>
          </table:table-cell>
          <table:table-cell table:style-name="ce9" office:value-type="float" office:value="41.1369315762371" calcext:value-type="float">
            <text:p><text:s text:c="3"/>41,1 </text:p>
          </table:table-cell>
          <table:table-cell table:style-name="ce9" office:value-type="float" office:value="38.4563935801648" calcext:value-type="float">
            <text:p><text:s text:c="3"/>38,5 </text:p>
          </table:table-cell>
          <table:table-cell table:style-name="ce9" office:value-type="float" office:value="43.8174695723094" calcext:value-type="float">
            <text:p><text:s text:c="3"/>43,8 </text:p>
          </table:table-cell>
          <table:table-cell table:style-name="ce9" office:value-type="float" office:value="38.6091072903415" calcext:value-type="float">
            <text:p><text:s text:c="3"/>38,6 </text:p>
          </table:table-cell>
          <table:table-cell table:style-name="ce9" office:value-type="float" office:value="35.5923977592333" calcext:value-type="float">
            <text:p><text:s text:c="3"/>35,6 </text:p>
          </table:table-cell>
          <table:table-cell table:style-name="ce9" office:value-type="float" office:value="41.6258168214497" calcext:value-type="float">
            <text:p><text:s text:c="3"/>41,6 </text:p>
          </table:table-cell>
          <table:table-cell table:style-name="ce9" office:value-type="float" office:value="32.0864740550787" calcext:value-type="float">
            <text:p><text:s text:c="3"/>32,1 </text:p>
          </table:table-cell>
          <table:table-cell table:style-name="ce9" office:value-type="float" office:value="22.7819470071396" calcext:value-type="float">
            <text:p><text:s text:c="3"/>22,8 </text:p>
          </table:table-cell>
          <table:table-cell table:style-name="ce9" office:value-type="float" office:value="41.3910011030178" calcext:value-type="float">
            <text:p><text:s text:c="3"/>41,4 </text:p>
          </table:table-cell>
          <table:table-cell table:style-name="ce9" office:value-type="float" office:value="36.92605401396" calcext:value-type="float">
            <text:p><text:s text:c="3"/>36,9 </text:p>
          </table:table-cell>
          <table:table-cell table:style-name="ce9" office:value-type="float" office:value="33.129704265619" calcext:value-type="float">
            <text:p><text:s text:c="3"/>33,1 </text:p>
          </table:table-cell>
          <table:table-cell table:style-name="ce9" office:value-type="float" office:value="40.722403762301" calcext:value-type="float">
            <text:p><text:s text:c="3"/>40,7 </text:p>
          </table:table-cell>
          <table:table-cell table:style-name="ce9" office:value-type="float" office:value="35.4564829719704" calcext:value-type="float">
            <text:p><text:s text:c="3"/>35,5 </text:p>
          </table:table-cell>
          <table:table-cell table:style-name="ce9" office:value-type="float" office:value="32.2633926165474" calcext:value-type="float">
            <text:p><text:s text:c="3"/>32,3 </text:p>
          </table:table-cell>
          <table:table-cell table:style-name="ce9" office:value-type="float" office:value="38.6495733273935" calcext:value-type="float">
            <text:p><text:s text:c="3"/>38,6 </text:p>
          </table:table-cell>
          <table:table-cell table:style-name="ce9" office:value-type="float" office:value="31.9575516275271" calcext:value-type="float">
            <text:p><text:s text:c="3"/>32,0 </text:p>
          </table:table-cell>
          <table:table-cell table:style-name="ce9" office:value-type="float" office:value="28.5277353329481" calcext:value-type="float">
            <text:p><text:s text:c="3"/>28,5 </text:p>
          </table:table-cell>
          <table:table-cell table:style-name="ce9" office:value-type="float" office:value="35.3873679221062" calcext:value-type="float">
            <text:p><text:s text:c="3"/>35,4 </text:p>
          </table:table-cell>
          <table:table-cell table:style-name="ce9" office:value-type="float" office:value="23.1618430816658" calcext:value-type="float">
            <text:p><text:s text:c="3"/>23,2 </text:p>
          </table:table-cell>
          <table:table-cell table:style-name="ce9" office:value-type="float" office:value="13.8270262652416" calcext:value-type="float">
            <text:p><text:s text:c="3"/>13,8 </text:p>
          </table:table-cell>
          <table:table-cell table:style-name="ce9" office:value-type="float" office:value="32.4966598980899" calcext:value-type="float">
            <text:p><text:s text:c="3"/>32,5 </text:p>
          </table:table-cell>
          <table:table-cell table:style-name="ce9" office:value-type="float" office:value="49.0968908898912" calcext:value-type="float">
            <text:p><text:s text:c="3"/>49,1 </text:p>
          </table:table-cell>
          <table:table-cell table:style-name="ce9" office:value-type="float" office:value="45.0013446046079" calcext:value-type="float">
            <text:p><text:s text:c="3"/>45,0 </text:p>
          </table:table-cell>
          <table:table-cell table:style-name="ce9" office:value-type="float" office:value="53.1924371751745" calcext:value-type="float">
            <text:p><text:s text:c="3"/>53,2 </text:p>
          </table:table-cell>
          <table:table-cell table:style-name="ce9" office:value-type="float" office:value="46.714100169615" calcext:value-type="float">
            <text:p><text:s text:c="3"/>46,7 </text:p>
          </table:table-cell>
          <table:table-cell table:style-name="ce9" office:value-type="float" office:value="43.0117637462993" calcext:value-type="float">
            <text:p><text:s text:c="3"/>43,0 </text:p>
          </table:table-cell>
          <table:table-cell table:style-name="ce9" office:value-type="float" office:value="50.4164365929307" calcext:value-type="float">
            <text:p><text:s text:c="3"/>50,4 </text:p>
          </table:table-cell>
          <table:table-cell table:style-name="ce9" office:value-type="float" office:value="45.1751915991804" calcext:value-type="float">
            <text:p><text:s text:c="3"/>45,2 </text:p>
          </table:table-cell>
          <table:table-cell table:style-name="ce9" office:value-type="float" office:value="41.1751006978658" calcext:value-type="float">
            <text:p><text:s text:c="3"/>41,2 </text:p>
          </table:table-cell>
          <table:table-cell table:style-name="ce9" office:value-type="float" office:value="49.175282500495" calcext:value-type="float">
            <text:p><text:s text:c="3"/>49,2 </text:p>
          </table:table-cell>
          <table:table-cell table:style-name="ce9" office:value-type="float" office:value="41.4313175753501" calcext:value-type="float">
            <text:p><text:s text:c="3"/>41,4 </text:p>
          </table:table-cell>
          <table:table-cell table:style-name="ce9" office:value-type="float" office:value="32.2981802078905" calcext:value-type="float">
            <text:p><text:s text:c="3"/>32,3 </text:p>
          </table:table-cell>
          <table:table-cell table:style-name="ce9" office:value-type="float" office:value="50.5644549428097" calcext:value-type="float">
            <text:p><text:s text:c="3"/>50,6 </text:p>
          </table:table-cell>
          <table:table-cell table:style-name="ce9" office:value-type="float" office:value="43.0653502094549" calcext:value-type="float">
            <text:p><text:s text:c="3"/>43,1 </text:p>
          </table:table-cell>
          <table:table-cell table:style-name="ce9" office:value-type="float" office:value="39.5051000943098" calcext:value-type="float">
            <text:p><text:s text:c="3"/>39,5 </text:p>
          </table:table-cell>
          <table:table-cell table:style-name="ce9" office:value-type="float" office:value="46.6256003246" calcext:value-type="float">
            <text:p><text:s text:c="3"/>46,6 </text:p>
          </table:table-cell>
          <table:table-cell table:style-name="ce9" office:value-type="float" office:value="41.63078759747" calcext:value-type="float">
            <text:p><text:s text:c="3"/>41,6 </text:p>
          </table:table-cell>
          <table:table-cell table:style-name="ce9" office:value-type="float" office:value="38.7478840556664" calcext:value-type="float">
            <text:p><text:s text:c="3"/>38,7 </text:p>
          </table:table-cell>
          <table:table-cell table:style-name="ce9" office:value-type="float" office:value="44.5136911392736" calcext:value-type="float">
            <text:p><text:s text:c="3"/>44,5 </text:p>
          </table:table-cell>
          <table:table-cell table:style-name="ce9" office:value-type="float" office:value="39.0719546174668" calcext:value-type="float">
            <text:p><text:s text:c="3"/>39,1 </text:p>
          </table:table-cell>
          <table:table-cell table:style-name="ce9" office:value-type="float" office:value="35.8602332617453" calcext:value-type="float">
            <text:p><text:s text:c="3"/>35,9 </text:p>
          </table:table-cell>
          <table:table-cell table:style-name="ce9" office:value-type="float" office:value="42.2836759731883" calcext:value-type="float">
            <text:p><text:s text:c="3"/>42,3 </text:p>
          </table:table-cell>
          <table:table-cell table:style-name="ce9" office:value-type="float" office:value="32.4619524112783" calcext:value-type="float">
            <text:p><text:s text:c="3"/>32,5 </text:p>
          </table:table-cell>
          <table:table-cell table:style-name="ce9" office:value-type="float" office:value="22.2268444756728" calcext:value-type="float">
            <text:p><text:s text:c="3"/>22,2 </text:p>
          </table:table-cell>
          <table:table-cell table:style-name="ce9" office:value-type="float" office:value="42.6970603468837" calcext:value-type="float">
            <text:p><text:s text:c="3"/>42,7 </text:p>
          </table:table-cell>
          <table:table-cell table:style-name="ce9" office:value-type="float" office:value="46.2369377555338" calcext:value-type="float">
            <text:p><text:s text:c="3"/>46,2 </text:p>
          </table:table-cell>
          <table:table-cell table:style-name="ce9" office:value-type="float" office:value="40.8529074307563" calcext:value-type="float">
            <text:p><text:s text:c="3"/>40,9 </text:p>
          </table:table-cell>
          <table:table-cell table:style-name="ce9" office:value-type="float" office:value="51.6209680803114" calcext:value-type="float">
            <text:p><text:s text:c="3"/>51,6 </text:p>
          </table:table-cell>
          <table:table-cell table:style-name="ce9" office:value-type="float" office:value="36.4916745603682" calcext:value-type="float">
            <text:p><text:s text:c="3"/>36,5 </text:p>
          </table:table-cell>
          <table:table-cell table:style-name="ce9" office:value-type="float" office:value="32.7654232724576" calcext:value-type="float">
            <text:p><text:s text:c="3"/>32,8 </text:p>
          </table:table-cell>
          <table:table-cell table:style-name="ce9" office:value-type="float" office:value="40.2179258482787" calcext:value-type="float">
            <text:p><text:s text:c="3"/>40,2 </text:p>
          </table:table-cell>
          <table:table-cell table:style-name="ce9" office:value-type="float" office:value="34.0872840764007" calcext:value-type="float">
            <text:p><text:s text:c="3"/>34,1 </text:p>
          </table:table-cell>
          <table:table-cell table:style-name="ce9" office:value-type="float" office:value="27.3835753284231" calcext:value-type="float">
            <text:p><text:s text:c="3"/>27,4 </text:p>
          </table:table-cell>
          <table:table-cell table:style-name="ce9" office:value-type="float" office:value="40.7909928243782" calcext:value-type="float">
            <text:p><text:s text:c="3"/>40,8 </text:p>
          </table:table-cell>
          <table:table-cell table:style-name="ce9" office:value-type="float" office:value="28.6055388020572" calcext:value-type="float">
            <text:p><text:s text:c="3"/>28,6 </text:p>
          </table:table-cell>
          <table:table-cell table:style-name="ce9" office:value-type="float" office:value="17.7353324574227" calcext:value-type="float">
            <text:p><text:s text:c="3"/>17,7 </text:p>
          </table:table-cell>
          <table:table-cell table:style-name="ce9" office:value-type="float" office:value="39.4757451466917" calcext:value-type="float">
            <text:p><text:s text:c="3"/>39,5 </text:p>
          </table:table-cell>
          <table:table-cell table:number-columns-repeated="963"/>
        </table:table-row>
        <table:table-row table:style-name="ro1">
          <table:table-cell office:value-type="string" calcext:value-type="string">
            <text:p>Belém</text:p>
          </table:table-cell>
          <table:table-cell table:style-name="ce9" office:value-type="float" office:value="43.5722900132952" calcext:value-type="float">
            <text:p><text:s text:c="3"/>43,6 </text:p>
          </table:table-cell>
          <table:table-cell table:style-name="ce9" office:value-type="float" office:value="40.7202267800539" calcext:value-type="float">
            <text:p><text:s text:c="3"/>40,7 </text:p>
          </table:table-cell>
          <table:table-cell table:style-name="ce9" office:value-type="float" office:value="46.4243532465365" calcext:value-type="float">
            <text:p><text:s text:c="3"/>46,4 </text:p>
          </table:table-cell>
          <table:table-cell table:style-name="ce9" office:value-type="float" office:value="35.8712933379794" calcext:value-type="float">
            <text:p><text:s text:c="3"/>35,9 </text:p>
          </table:table-cell>
          <table:table-cell table:style-name="ce9" office:value-type="float" office:value="32.8350966441133" calcext:value-type="float">
            <text:p><text:s text:c="3"/>32,8 </text:p>
          </table:table-cell>
          <table:table-cell table:style-name="ce9" office:value-type="float" office:value="38.9074900318454" calcext:value-type="float">
            <text:p><text:s text:c="3"/>38,9 </text:p>
          </table:table-cell>
          <table:table-cell table:style-name="ce9" office:value-type="float" office:value="32.8760971466566" calcext:value-type="float">
            <text:p><text:s text:c="3"/>32,9 </text:p>
          </table:table-cell>
          <table:table-cell table:style-name="ce9" office:value-type="float" office:value="30.0792976142504" calcext:value-type="float">
            <text:p><text:s text:c="3"/>30,1 </text:p>
          </table:table-cell>
          <table:table-cell table:style-name="ce9" office:value-type="float" office:value="35.6728966790629" calcext:value-type="float">
            <text:p><text:s text:c="3"/>35,7 </text:p>
          </table:table-cell>
          <table:table-cell table:style-name="ce9" office:value-type="float" office:value="29.4816900306819" calcext:value-type="float">
            <text:p><text:s text:c="3"/>29,5 </text:p>
          </table:table-cell>
          <table:table-cell table:style-name="ce9" office:value-type="float" office:value="23.8523319533192" calcext:value-type="float">
            <text:p><text:s text:c="3"/>23,9 </text:p>
          </table:table-cell>
          <table:table-cell table:style-name="ce9" office:value-type="float" office:value="35.1110481080445" calcext:value-type="float">
            <text:p><text:s text:c="3"/>35,1 </text:p>
          </table:table-cell>
          <table:table-cell table:style-name="ce9" office:value-type="float" office:value="35.8953710767905" calcext:value-type="float">
            <text:p><text:s text:c="3"/>35,9 </text:p>
          </table:table-cell>
          <table:table-cell table:style-name="ce9" office:value-type="float" office:value="32.6491640298343" calcext:value-type="float">
            <text:p><text:s text:c="3"/>32,6 </text:p>
          </table:table-cell>
          <table:table-cell table:style-name="ce9" office:value-type="float" office:value="39.1415781237466" calcext:value-type="float">
            <text:p><text:s text:c="3"/>39,1 </text:p>
          </table:table-cell>
          <table:table-cell table:style-name="ce9" office:value-type="float" office:value="26.5632412475197" calcext:value-type="float">
            <text:p><text:s text:c="3"/>26,6 </text:p>
          </table:table-cell>
          <table:table-cell table:style-name="ce9" office:value-type="float" office:value="22.745552117344" calcext:value-type="float">
            <text:p><text:s text:c="3"/>22,7 </text:p>
          </table:table-cell>
          <table:table-cell table:style-name="ce9" office:value-type="float" office:value="30.3809303776955" calcext:value-type="float">
            <text:p><text:s text:c="3"/>30,4 </text:p>
          </table:table-cell>
          <table:table-cell table:style-name="ce9" office:value-type="float" office:value="28.2936007102297" calcext:value-type="float">
            <text:p><text:s text:c="3"/>28,3 </text:p>
          </table:table-cell>
          <table:table-cell table:style-name="ce9" office:value-type="float" office:value="25.0829099463102" calcext:value-type="float">
            <text:p><text:s text:c="3"/>25,1 </text:p>
          </table:table-cell>
          <table:table-cell table:style-name="ce9" office:value-type="float" office:value="31.5042914741493" calcext:value-type="float">
            <text:p><text:s text:c="3"/>31,5 </text:p>
          </table:table-cell>
          <table:table-cell table:style-name="ce9" office:value-type="float" office:value="25.5292621640913" calcext:value-type="float">
            <text:p><text:s text:c="3"/>25,5 </text:p>
          </table:table-cell>
          <table:table-cell table:style-name="ce9" office:value-type="float" office:value="20.5782816094223" calcext:value-type="float">
            <text:p><text:s text:c="3"/>20,6 </text:p>
          </table:table-cell>
          <table:table-cell table:style-name="ce9" office:value-type="float" office:value="30.4802427187604" calcext:value-type="float">
            <text:p><text:s text:c="3"/>30,5 </text:p>
          </table:table-cell>
          <table:table-cell table:style-name="ce9" office:value-type="float" office:value="50.3657378693045" calcext:value-type="float">
            <text:p><text:s text:c="3"/>50,4 </text:p>
          </table:table-cell>
          <table:table-cell table:style-name="ce9" office:value-type="float" office:value="46.9836101596426" calcext:value-type="float">
            <text:p><text:s text:c="3"/>47,0 </text:p>
          </table:table-cell>
          <table:table-cell table:style-name="ce9" office:value-type="float" office:value="53.7478655789663" calcext:value-type="float">
            <text:p><text:s text:c="3"/>53,7 </text:p>
          </table:table-cell>
          <table:table-cell table:style-name="ce9" office:value-type="float" office:value="44.5909828336635" calcext:value-type="float">
            <text:p><text:s text:c="3"/>44,6 </text:p>
          </table:table-cell>
          <table:table-cell table:style-name="ce9" office:value-type="float" office:value="40.9456162802986" calcext:value-type="float">
            <text:p><text:s text:c="3"/>40,9 </text:p>
          </table:table-cell>
          <table:table-cell table:style-name="ce9" office:value-type="float" office:value="48.2363493870284" calcext:value-type="float">
            <text:p><text:s text:c="3"/>48,2 </text:p>
          </table:table-cell>
          <table:table-cell table:style-name="ce9" office:value-type="float" office:value="37.2112759523077" calcext:value-type="float">
            <text:p><text:s text:c="3"/>37,2 </text:p>
          </table:table-cell>
          <table:table-cell table:style-name="ce9" office:value-type="float" office:value="33.1170871636084" calcext:value-type="float">
            <text:p><text:s text:c="3"/>33,1 </text:p>
          </table:table-cell>
          <table:table-cell table:style-name="ce9" office:value-type="float" office:value="41.3054647410069" calcext:value-type="float">
            <text:p><text:s text:c="3"/>41,3 </text:p>
          </table:table-cell>
          <table:table-cell table:style-name="ce9" office:value-type="float" office:value="33.6059055973494" calcext:value-type="float">
            <text:p><text:s text:c="3"/>33,6 </text:p>
          </table:table-cell>
          <table:table-cell table:style-name="ce9" office:value-type="float" office:value="26.5920944078258" calcext:value-type="float">
            <text:p><text:s text:c="3"/>26,6 </text:p>
          </table:table-cell>
          <table:table-cell table:style-name="ce9" office:value-type="float" office:value="40.619716786873" calcext:value-type="float">
            <text:p><text:s text:c="3"/>40,6 </text:p>
          </table:table-cell>
          <table:table-cell table:style-name="ce9" office:value-type="float" office:value="41.5237900028948" calcext:value-type="float">
            <text:p><text:s text:c="3"/>41,5 </text:p>
          </table:table-cell>
          <table:table-cell table:style-name="ce9" office:value-type="float" office:value="38.6685172774247" calcext:value-type="float">
            <text:p><text:s text:c="3"/>38,7 </text:p>
          </table:table-cell>
          <table:table-cell table:style-name="ce9" office:value-type="float" office:value="44.3790627283648" calcext:value-type="float">
            <text:p><text:s text:c="3"/>44,4 </text:p>
          </table:table-cell>
          <table:table-cell table:style-name="ce9" office:value-type="float" office:value="33.1603051073563" calcext:value-type="float">
            <text:p><text:s text:c="3"/>33,2 </text:p>
          </table:table-cell>
          <table:table-cell table:style-name="ce9" office:value-type="float" office:value="30.057932068662" calcext:value-type="float">
            <text:p><text:s text:c="3"/>30,1 </text:p>
          </table:table-cell>
          <table:table-cell table:style-name="ce9" office:value-type="float" office:value="36.2626781460507" calcext:value-type="float">
            <text:p><text:s text:c="3"/>36,3 </text:p>
          </table:table-cell>
          <table:table-cell table:style-name="ce9" office:value-type="float" office:value="30.6977559891695" calcext:value-type="float">
            <text:p><text:s text:c="3"/>30,7 </text:p>
          </table:table-cell>
          <table:table-cell table:style-name="ce9" office:value-type="float" office:value="27.6548964902061" calcext:value-type="float">
            <text:p><text:s text:c="3"/>27,7 </text:p>
          </table:table-cell>
          <table:table-cell table:style-name="ce9" office:value-type="float" office:value="33.7406154881328" calcext:value-type="float">
            <text:p><text:s text:c="3"/>33,7 </text:p>
          </table:table-cell>
          <table:table-cell table:style-name="ce9" office:value-type="float" office:value="28.9571903723905" calcext:value-type="float">
            <text:p><text:s text:c="3"/>29,0 </text:p>
          </table:table-cell>
          <table:table-cell table:style-name="ce9" office:value-type="float" office:value="21.2670503399644" calcext:value-type="float">
            <text:p><text:s text:c="3"/>21,3 </text:p>
          </table:table-cell>
          <table:table-cell table:style-name="ce9" office:value-type="float" office:value="36.6473304048165" calcext:value-type="float">
            <text:p><text:s text:c="3"/>36,6 </text:p>
          </table:table-cell>
          <table:table-cell table:style-name="ce9" office:value-type="float" office:value="50.4888743576871" calcext:value-type="float">
            <text:p><text:s text:c="3"/>50,5 </text:p>
          </table:table-cell>
          <table:table-cell table:style-name="ce9" office:value-type="float" office:value="43.0609562296815" calcext:value-type="float">
            <text:p><text:s text:c="3"/>43,1 </text:p>
          </table:table-cell>
          <table:table-cell table:style-name="ce9" office:value-type="float" office:value="57.9167924856927" calcext:value-type="float">
            <text:p><text:s text:c="3"/>57,9 </text:p>
          </table:table-cell>
          <table:table-cell table:style-name="ce9" office:value-type="float" office:value="41.8143755477317" calcext:value-type="float">
            <text:p><text:s text:c="3"/>41,8 </text:p>
          </table:table-cell>
          <table:table-cell table:style-name="ce9" office:value-type="float" office:value="36.3378109011897" calcext:value-type="float">
            <text:p><text:s text:c="3"/>36,3 </text:p>
          </table:table-cell>
          <table:table-cell table:style-name="ce9" office:value-type="float" office:value="47.2909401942737" calcext:value-type="float">
            <text:p><text:s text:c="3"/>47,3 </text:p>
          </table:table-cell>
          <table:table-cell table:style-name="ce9" office:value-type="float" office:value="37.6969151121528" calcext:value-type="float">
            <text:p><text:s text:c="3"/>37,7 </text:p>
          </table:table-cell>
          <table:table-cell table:style-name="ce9" office:value-type="float" office:value="32.6988934549382" calcext:value-type="float">
            <text:p><text:s text:c="3"/>32,7 </text:p>
          </table:table-cell>
          <table:table-cell table:style-name="ce9" office:value-type="float" office:value="42.6949367693674" calcext:value-type="float">
            <text:p><text:s text:c="3"/>42,7 </text:p>
          </table:table-cell>
          <table:table-cell table:style-name="ce9" office:value-type="float" office:value="30.7440134387657" calcext:value-type="float">
            <text:p><text:s text:c="3"/>30,7 </text:p>
          </table:table-cell>
          <table:table-cell table:style-name="ce9" office:value-type="float" office:value="25.7205073925819" calcext:value-type="float">
            <text:p><text:s text:c="3"/>25,7 </text:p>
          </table:table-cell>
          <table:table-cell table:style-name="ce9" office:value-type="float" office:value="35.7675194849495" calcext:value-type="float">
            <text:p><text:s text:c="3"/>35,8 </text:p>
          </table:table-cell>
          <table:table-cell table:number-columns-repeated="963"/>
        </table:table-row>
        <table:table-row table:style-name="ro1">
          <table:table-cell office:value-type="string" calcext:value-type="string">
            <text:p>Macapá</text:p>
          </table:table-cell>
          <table:table-cell table:style-name="ce9" office:value-type="float" office:value="43.9495995709869" calcext:value-type="float">
            <text:p><text:s text:c="3"/>43,9 </text:p>
          </table:table-cell>
          <table:table-cell table:style-name="ce9" office:value-type="float" office:value="41.6338407382811" calcext:value-type="float">
            <text:p><text:s text:c="3"/>41,6 </text:p>
          </table:table-cell>
          <table:table-cell table:style-name="ce9" office:value-type="float" office:value="46.2653584036926" calcext:value-type="float">
            <text:p><text:s text:c="3"/>46,3 </text:p>
          </table:table-cell>
          <table:table-cell table:style-name="ce9" office:value-type="float" office:value="39.1714741665611" calcext:value-type="float">
            <text:p><text:s text:c="3"/>39,2 </text:p>
          </table:table-cell>
          <table:table-cell table:style-name="ce9" office:value-type="float" office:value="36.7641946298502" calcext:value-type="float">
            <text:p><text:s text:c="3"/>36,8 </text:p>
          </table:table-cell>
          <table:table-cell table:style-name="ce9" office:value-type="float" office:value="41.578753703272" calcext:value-type="float">
            <text:p><text:s text:c="3"/>41,6 </text:p>
          </table:table-cell>
          <table:table-cell table:style-name="ce9" office:value-type="float" office:value="37.5095025720985" calcext:value-type="float">
            <text:p><text:s text:c="3"/>37,5 </text:p>
          </table:table-cell>
          <table:table-cell table:style-name="ce9" office:value-type="float" office:value="34.8515116171994" calcext:value-type="float">
            <text:p><text:s text:c="3"/>34,9 </text:p>
          </table:table-cell>
          <table:table-cell table:style-name="ce9" office:value-type="float" office:value="40.1674935269976" calcext:value-type="float">
            <text:p><text:s text:c="3"/>40,2 </text:p>
          </table:table-cell>
          <table:table-cell table:style-name="ce9" office:value-type="float" office:value="29.5575165023494" calcext:value-type="float">
            <text:p><text:s text:c="3"/>29,6 </text:p>
          </table:table-cell>
          <table:table-cell table:style-name="ce9" office:value-type="float" office:value="24.308892141362" calcext:value-type="float">
            <text:p><text:s text:c="3"/>24,3 </text:p>
          </table:table-cell>
          <table:table-cell table:style-name="ce9" office:value-type="float" office:value="34.8061408633368" calcext:value-type="float">
            <text:p><text:s text:c="3"/>34,8 </text:p>
          </table:table-cell>
          <table:table-cell table:style-name="ce9" office:value-type="float" office:value="34.8687352980354" calcext:value-type="float">
            <text:p><text:s text:c="3"/>34,9 </text:p>
          </table:table-cell>
          <table:table-cell table:style-name="ce9" office:value-type="float" office:value="31.983271843308" calcext:value-type="float">
            <text:p><text:s text:c="3"/>32,0 </text:p>
          </table:table-cell>
          <table:table-cell table:style-name="ce9" office:value-type="float" office:value="37.7541987527628" calcext:value-type="float">
            <text:p><text:s text:c="3"/>37,8 </text:p>
          </table:table-cell>
          <table:table-cell table:style-name="ce9" office:value-type="float" office:value="32.2839578446953" calcext:value-type="float">
            <text:p><text:s text:c="3"/>32,3 </text:p>
          </table:table-cell>
          <table:table-cell table:style-name="ce9" office:value-type="float" office:value="28.8888588167179" calcext:value-type="float">
            <text:p><text:s text:c="3"/>28,9 </text:p>
          </table:table-cell>
          <table:table-cell table:style-name="ce9" office:value-type="float" office:value="35.6790568726726" calcext:value-type="float">
            <text:p><text:s text:c="3"/>35,7 </text:p>
          </table:table-cell>
          <table:table-cell table:style-name="ce9" office:value-type="float" office:value="30.0691863630924" calcext:value-type="float">
            <text:p><text:s text:c="3"/>30,1 </text:p>
          </table:table-cell>
          <table:table-cell table:style-name="ce9" office:value-type="float" office:value="26.7283364600691" calcext:value-type="float">
            <text:p><text:s text:c="3"/>26,7 </text:p>
          </table:table-cell>
          <table:table-cell table:style-name="ce9" office:value-type="float" office:value="33.4100362661157" calcext:value-type="float">
            <text:p><text:s text:c="3"/>33,4 </text:p>
          </table:table-cell>
          <table:table-cell table:style-name="ce9" office:value-type="float" office:value="23.0260132216569" calcext:value-type="float">
            <text:p><text:s text:c="3"/>23,0 </text:p>
          </table:table-cell>
          <table:table-cell table:style-name="ce9" office:value-type="float" office:value="17.0344954109974" calcext:value-type="float">
            <text:p><text:s text:c="3"/>17,0 </text:p>
          </table:table-cell>
          <table:table-cell table:style-name="ce9" office:value-type="float" office:value="29.0175310323164" calcext:value-type="float">
            <text:p><text:s text:c="3"/>29,0 </text:p>
          </table:table-cell>
          <table:table-cell table:style-name="ce9" office:value-type="float" office:value="51.5277283857734" calcext:value-type="float">
            <text:p><text:s text:c="3"/>51,5 </text:p>
          </table:table-cell>
          <table:table-cell table:style-name="ce9" office:value-type="float" office:value="48.6887759462444" calcext:value-type="float">
            <text:p><text:s text:c="3"/>48,7 </text:p>
          </table:table-cell>
          <table:table-cell table:style-name="ce9" office:value-type="float" office:value="54.3666808253024" calcext:value-type="float">
            <text:p><text:s text:c="3"/>54,4 </text:p>
          </table:table-cell>
          <table:table-cell table:style-name="ce9" office:value-type="float" office:value="45.5073726458714" calcext:value-type="float">
            <text:p><text:s text:c="3"/>45,5 </text:p>
          </table:table-cell>
          <table:table-cell table:style-name="ce9" office:value-type="float" office:value="42.8675272678419" calcext:value-type="float">
            <text:p><text:s text:c="3"/>42,9 </text:p>
          </table:table-cell>
          <table:table-cell table:style-name="ce9" office:value-type="float" office:value="48.147218023901" calcext:value-type="float">
            <text:p><text:s text:c="3"/>48,1 </text:p>
          </table:table-cell>
          <table:table-cell table:style-name="ce9" office:value-type="float" office:value="44.6143894566407" calcext:value-type="float">
            <text:p><text:s text:c="3"/>44,6 </text:p>
          </table:table-cell>
          <table:table-cell table:style-name="ce9" office:value-type="float" office:value="41.1391862812867" calcext:value-type="float">
            <text:p><text:s text:c="3"/>41,1 </text:p>
          </table:table-cell>
          <table:table-cell table:style-name="ce9" office:value-type="float" office:value="48.0895926319948" calcext:value-type="float">
            <text:p><text:s text:c="3"/>48,1 </text:p>
          </table:table-cell>
          <table:table-cell table:style-name="ce9" office:value-type="float" office:value="35.6094633573394" calcext:value-type="float">
            <text:p><text:s text:c="3"/>35,6 </text:p>
          </table:table-cell>
          <table:table-cell table:style-name="ce9" office:value-type="float" office:value="26.6569597100554" calcext:value-type="float">
            <text:p><text:s text:c="3"/>26,7 </text:p>
          </table:table-cell>
          <table:table-cell table:style-name="ce9" office:value-type="float" office:value="44.5619670046234" calcext:value-type="float">
            <text:p><text:s text:c="3"/>44,6 </text:p>
          </table:table-cell>
          <table:table-cell table:style-name="ce9" office:value-type="float" office:value="42.4020086389101" calcext:value-type="float">
            <text:p><text:s text:c="3"/>42,4 </text:p>
          </table:table-cell>
          <table:table-cell table:style-name="ce9" office:value-type="float" office:value="40.2973769621687" calcext:value-type="float">
            <text:p><text:s text:c="3"/>40,3 </text:p>
          </table:table-cell>
          <table:table-cell table:style-name="ce9" office:value-type="float" office:value="44.5066403156516" calcext:value-type="float">
            <text:p><text:s text:c="3"/>44,5 </text:p>
          </table:table-cell>
          <table:table-cell table:style-name="ce9" office:value-type="float" office:value="38.8241449077882" calcext:value-type="float">
            <text:p><text:s text:c="3"/>38,8 </text:p>
          </table:table-cell>
          <table:table-cell table:style-name="ce9" office:value-type="float" office:value="36.1740260133984" calcext:value-type="float">
            <text:p><text:s text:c="3"/>36,2 </text:p>
          </table:table-cell>
          <table:table-cell table:style-name="ce9" office:value-type="float" office:value="41.474263802178" calcext:value-type="float">
            <text:p><text:s text:c="3"/>41,5 </text:p>
          </table:table-cell>
          <table:table-cell table:style-name="ce9" office:value-type="float" office:value="36.8296268880748" calcext:value-type="float">
            <text:p><text:s text:c="3"/>36,8 </text:p>
          </table:table-cell>
          <table:table-cell table:style-name="ce9" office:value-type="float" office:value="34.026080272319" calcext:value-type="float">
            <text:p><text:s text:c="3"/>34,0 </text:p>
          </table:table-cell>
          <table:table-cell table:style-name="ce9" office:value-type="float" office:value="39.6331735038306" calcext:value-type="float">
            <text:p><text:s text:c="3"/>39,6 </text:p>
          </table:table-cell>
          <table:table-cell table:style-name="ce9" office:value-type="float" office:value="29.1049350815579" calcext:value-type="float">
            <text:p><text:s text:c="3"/>29,1 </text:p>
          </table:table-cell>
          <table:table-cell table:style-name="ce9" office:value-type="float" office:value="23.3950216075206" calcext:value-type="float">
            <text:p><text:s text:c="3"/>23,4 </text:p>
          </table:table-cell>
          <table:table-cell table:style-name="ce9" office:value-type="float" office:value="34.8148485555951" calcext:value-type="float">
            <text:p><text:s text:c="3"/>34,8 </text:p>
          </table:table-cell>
          <table:table-cell table:style-name="ce9" office:value-type="float" office:value="61.6287306214343" calcext:value-type="float">
            <text:p><text:s text:c="3"/>61,6 </text:p>
          </table:table-cell>
          <table:table-cell table:style-name="ce9" office:value-type="float" office:value="50.403445196165" calcext:value-type="float">
            <text:p><text:s text:c="3"/>50,4 </text:p>
          </table:table-cell>
          <table:table-cell table:style-name="ce9" office:value-type="float" office:value="72.8540160467036" calcext:value-type="float">
            <text:p><text:s text:c="3"/>72,9 </text:p>
          </table:table-cell>
          <table:table-cell table:style-name="ce9" office:value-type="float" office:value="41.6891709859083" calcext:value-type="float">
            <text:p><text:s text:c="3"/>41,7 </text:p>
          </table:table-cell>
          <table:table-cell table:style-name="ce9" office:value-type="float" office:value="36.6746208462507" calcext:value-type="float">
            <text:p><text:s text:c="3"/>36,7 </text:p>
          </table:table-cell>
          <table:table-cell table:style-name="ce9" office:value-type="float" office:value="46.7037211255659" calcext:value-type="float">
            <text:p><text:s text:c="3"/>46,7 </text:p>
          </table:table-cell>
          <table:table-cell table:style-name="ce9" office:value-type="float" office:value="42.2178276712975" calcext:value-type="float">
            <text:p><text:s text:c="3"/>42,2 </text:p>
          </table:table-cell>
          <table:table-cell table:style-name="ce9" office:value-type="float" office:value="34.9148092744912" calcext:value-type="float">
            <text:p><text:s text:c="3"/>34,9 </text:p>
          </table:table-cell>
          <table:table-cell table:style-name="ce9" office:value-type="float" office:value="49.5208460681039" calcext:value-type="float">
            <text:p><text:s text:c="3"/>49,5 </text:p>
          </table:table-cell>
          <table:table-cell table:style-name="ce9" office:value-type="float" office:value="32.6665581085216" calcext:value-type="float">
            <text:p><text:s text:c="3"/>32,7 </text:p>
          </table:table-cell>
          <table:table-cell table:style-name="ce9" office:value-type="float" office:value="19.8983145613251" calcext:value-type="float">
            <text:p><text:s text:c="3"/>19,9 </text:p>
          </table:table-cell>
          <table:table-cell table:style-name="ce9" office:value-type="float" office:value="45.434801655718" calcext:value-type="float">
            <text:p><text:s text:c="3"/>45,4 </text:p>
          </table:table-cell>
          <table:table-cell table:number-columns-repeated="963"/>
        </table:table-row>
        <table:table-row table:style-name="ro1">
          <table:table-cell office:value-type="string" calcext:value-type="string">
            <text:p>Palmas</text:p>
          </table:table-cell>
          <table:table-cell table:style-name="ce9" office:value-type="float" office:value="46.1662708544922" calcext:value-type="float">
            <text:p><text:s text:c="3"/>46,2 </text:p>
          </table:table-cell>
          <table:table-cell table:style-name="ce9" office:value-type="float" office:value="43.2683346942395" calcext:value-type="float">
            <text:p><text:s text:c="3"/>43,3 </text:p>
          </table:table-cell>
          <table:table-cell table:style-name="ce9" office:value-type="float" office:value="49.0642070147448" calcext:value-type="float">
            <text:p><text:s text:c="3"/>49,1 </text:p>
          </table:table-cell>
          <table:table-cell table:style-name="ce9" office:value-type="float" office:value="43.2395120901233" calcext:value-type="float">
            <text:p><text:s text:c="3"/>43,2 </text:p>
          </table:table-cell>
          <table:table-cell table:style-name="ce9" office:value-type="float" office:value="39.9107456766513" calcext:value-type="float">
            <text:p><text:s text:c="3"/>39,9 </text:p>
          </table:table-cell>
          <table:table-cell table:style-name="ce9" office:value-type="float" office:value="46.5682785035953" calcext:value-type="float">
            <text:p><text:s text:c="3"/>46,6 </text:p>
          </table:table-cell>
          <table:table-cell table:style-name="ce9" office:value-type="float" office:value="41.6951979051702" calcext:value-type="float">
            <text:p><text:s text:c="3"/>41,7 </text:p>
          </table:table-cell>
          <table:table-cell table:style-name="ce9" office:value-type="float" office:value="38.9517603131187" calcext:value-type="float">
            <text:p><text:s text:c="3"/>39,0 </text:p>
          </table:table-cell>
          <table:table-cell table:style-name="ce9" office:value-type="float" office:value="44.4386354972216" calcext:value-type="float">
            <text:p><text:s text:c="3"/>44,4 </text:p>
          </table:table-cell>
          <table:table-cell table:style-name="ce9" office:value-type="float" office:value="32.5681793013733" calcext:value-type="float">
            <text:p><text:s text:c="3"/>32,6 </text:p>
          </table:table-cell>
          <table:table-cell table:style-name="ce9" office:value-type="float" office:value="27.7454319867428" calcext:value-type="float">
            <text:p><text:s text:c="3"/>27,7 </text:p>
          </table:table-cell>
          <table:table-cell table:style-name="ce9" office:value-type="float" office:value="37.3909266160038" calcext:value-type="float">
            <text:p><text:s text:c="3"/>37,4 </text:p>
          </table:table-cell>
          <table:table-cell table:style-name="ce9" office:value-type="float" office:value="36.1508902215743" calcext:value-type="float">
            <text:p><text:s text:c="3"/>36,2 </text:p>
          </table:table-cell>
          <table:table-cell table:style-name="ce9" office:value-type="float" office:value="31.9443498185569" calcext:value-type="float">
            <text:p><text:s text:c="3"/>31,9 </text:p>
          </table:table-cell>
          <table:table-cell table:style-name="ce9" office:value-type="float" office:value="40.3574306245917" calcext:value-type="float">
            <text:p><text:s text:c="3"/>40,4 </text:p>
          </table:table-cell>
          <table:table-cell table:style-name="ce9" office:value-type="float" office:value="36.3941070793036" calcext:value-type="float">
            <text:p><text:s text:c="3"/>36,4 </text:p>
          </table:table-cell>
          <table:table-cell table:style-name="ce9" office:value-type="float" office:value="32.5487216208442" calcext:value-type="float">
            <text:p><text:s text:c="3"/>32,5 </text:p>
          </table:table-cell>
          <table:table-cell table:style-name="ce9" office:value-type="float" office:value="40.2394925377629" calcext:value-type="float">
            <text:p><text:s text:c="3"/>40,2 </text:p>
          </table:table-cell>
          <table:table-cell table:style-name="ce9" office:value-type="float" office:value="40.1016347043241" calcext:value-type="float">
            <text:p><text:s text:c="3"/>40,1 </text:p>
          </table:table-cell>
          <table:table-cell table:style-name="ce9" office:value-type="float" office:value="36.2552270251029" calcext:value-type="float">
            <text:p><text:s text:c="3"/>36,3 </text:p>
          </table:table-cell>
          <table:table-cell table:style-name="ce9" office:value-type="float" office:value="43.9480423835453" calcext:value-type="float">
            <text:p><text:s text:c="3"/>43,9 </text:p>
          </table:table-cell>
          <table:table-cell table:style-name="ce9" office:value-type="float" office:value="29.7439510711685" calcext:value-type="float">
            <text:p><text:s text:c="3"/>29,7 </text:p>
          </table:table-cell>
          <table:table-cell table:style-name="ce9" office:value-type="float" office:value="25.4129249920667" calcext:value-type="float">
            <text:p><text:s text:c="3"/>25,4 </text:p>
          </table:table-cell>
          <table:table-cell table:style-name="ce9" office:value-type="float" office:value="34.0749771502703" calcext:value-type="float">
            <text:p><text:s text:c="3"/>34,1 </text:p>
          </table:table-cell>
          <table:table-cell table:style-name="ce9" office:value-type="float" office:value="54.6018488415627" calcext:value-type="float">
            <text:p><text:s text:c="3"/>54,6 </text:p>
          </table:table-cell>
          <table:table-cell table:style-name="ce9" office:value-type="float" office:value="50.6226808896527" calcext:value-type="float">
            <text:p><text:s text:c="3"/>50,6 </text:p>
          </table:table-cell>
          <table:table-cell table:style-name="ce9" office:value-type="float" office:value="58.5810167934726" calcext:value-type="float">
            <text:p><text:s text:c="3"/>58,6 </text:p>
          </table:table-cell>
          <table:table-cell table:style-name="ce9" office:value-type="float" office:value="49.3285879244172" calcext:value-type="float">
            <text:p><text:s text:c="3"/>49,3 </text:p>
          </table:table-cell>
          <table:table-cell table:style-name="ce9" office:value-type="float" office:value="45.4073827469051" calcext:value-type="float">
            <text:p><text:s text:c="3"/>45,4 </text:p>
          </table:table-cell>
          <table:table-cell table:style-name="ce9" office:value-type="float" office:value="53.2497931019292" calcext:value-type="float">
            <text:p><text:s text:c="3"/>53,2 </text:p>
          </table:table-cell>
          <table:table-cell table:style-name="ce9" office:value-type="float" office:value="43.0886975074804" calcext:value-type="float">
            <text:p><text:s text:c="3"/>43,1 </text:p>
          </table:table-cell>
          <table:table-cell table:style-name="ce9" office:value-type="float" office:value="39.0816214967353" calcext:value-type="float">
            <text:p><text:s text:c="3"/>39,1 </text:p>
          </table:table-cell>
          <table:table-cell table:style-name="ce9" office:value-type="float" office:value="47.0957735182254" calcext:value-type="float">
            <text:p><text:s text:c="3"/>47,1 </text:p>
          </table:table-cell>
          <table:table-cell table:style-name="ce9" office:value-type="float" office:value="34.9971160709116" calcext:value-type="float">
            <text:p><text:s text:c="3"/>35,0 </text:p>
          </table:table-cell>
          <table:table-cell table:style-name="ce9" office:value-type="float" office:value="28.5100783401948" calcext:value-type="float">
            <text:p><text:s text:c="3"/>28,5 </text:p>
          </table:table-cell>
          <table:table-cell table:style-name="ce9" office:value-type="float" office:value="41.4841538016284" calcext:value-type="float">
            <text:p><text:s text:c="3"/>41,5 </text:p>
          </table:table-cell>
          <table:table-cell table:style-name="ce9" office:value-type="float" office:value="45.5384122602567" calcext:value-type="float">
            <text:p><text:s text:c="3"/>45,5 </text:p>
          </table:table-cell>
          <table:table-cell table:style-name="ce9" office:value-type="float" office:value="42.2846288306504" calcext:value-type="float">
            <text:p><text:s text:c="3"/>42,3 </text:p>
          </table:table-cell>
          <table:table-cell table:style-name="ce9" office:value-type="float" office:value="48.7921956898631" calcext:value-type="float">
            <text:p><text:s text:c="3"/>48,8 </text:p>
          </table:table-cell>
          <table:table-cell table:style-name="ce9" office:value-type="float" office:value="42.4926937356257" calcext:value-type="float">
            <text:p><text:s text:c="3"/>42,5 </text:p>
          </table:table-cell>
          <table:table-cell table:style-name="ce9" office:value-type="float" office:value="39.0825468658017" calcext:value-type="float">
            <text:p><text:s text:c="3"/>39,1 </text:p>
          </table:table-cell>
          <table:table-cell table:style-name="ce9" office:value-type="float" office:value="45.9028406054497" calcext:value-type="float">
            <text:p><text:s text:c="3"/>45,9 </text:p>
          </table:table-cell>
          <table:table-cell table:style-name="ce9" office:value-type="float" office:value="39.5957912362191" calcext:value-type="float">
            <text:p><text:s text:c="3"/>39,6 </text:p>
          </table:table-cell>
          <table:table-cell table:style-name="ce9" office:value-type="float" office:value="36.7026678053975" calcext:value-type="float">
            <text:p><text:s text:c="3"/>36,7 </text:p>
          </table:table-cell>
          <table:table-cell table:style-name="ce9" office:value-type="float" office:value="42.4889146670406" calcext:value-type="float">
            <text:p><text:s text:c="3"/>42,5 </text:p>
          </table:table-cell>
          <table:table-cell table:style-name="ce9" office:value-type="float" office:value="31.2437895636507" calcext:value-type="float">
            <text:p><text:s text:c="3"/>31,2 </text:p>
          </table:table-cell>
          <table:table-cell table:style-name="ce9" office:value-type="float" office:value="25.2998025941625" calcext:value-type="float">
            <text:p><text:s text:c="3"/>25,3 </text:p>
          </table:table-cell>
          <table:table-cell table:style-name="ce9" office:value-type="float" office:value="37.1877765331389" calcext:value-type="float">
            <text:p><text:s text:c="3"/>37,2 </text:p>
          </table:table-cell>
          <table:table-cell table:style-name="ce9" office:value-type="float" office:value="50.3782958341499" calcext:value-type="float">
            <text:p><text:s text:c="3"/>50,4 </text:p>
          </table:table-cell>
          <table:table-cell table:style-name="ce9" office:value-type="float" office:value="44.6836681958419" calcext:value-type="float">
            <text:p><text:s text:c="3"/>44,7 </text:p>
          </table:table-cell>
          <table:table-cell table:style-name="ce9" office:value-type="float" office:value="56.0729234724578" calcext:value-type="float">
            <text:p><text:s text:c="3"/>56,1 </text:p>
          </table:table-cell>
          <table:table-cell table:style-name="ce9" office:value-type="float" office:value="48.5425104605086" calcext:value-type="float">
            <text:p><text:s text:c="3"/>48,5 </text:p>
          </table:table-cell>
          <table:table-cell table:style-name="ce9" office:value-type="float" office:value="37.6879239145438" calcext:value-type="float">
            <text:p><text:s text:c="3"/>37,7 </text:p>
          </table:table-cell>
          <table:table-cell table:style-name="ce9" office:value-type="float" office:value="59.3970970064733" calcext:value-type="float">
            <text:p><text:s text:c="3"/>59,4 </text:p>
          </table:table-cell>
          <table:table-cell table:style-name="ce9" office:value-type="float" office:value="49.747271342874" calcext:value-type="float">
            <text:p><text:s text:c="3"/>49,7 </text:p>
          </table:table-cell>
          <table:table-cell table:style-name="ce9" office:value-type="float" office:value="43.4026210863367" calcext:value-type="float">
            <text:p><text:s text:c="3"/>43,4 </text:p>
          </table:table-cell>
          <table:table-cell table:style-name="ce9" office:value-type="float" office:value="56.0919215994112" calcext:value-type="float">
            <text:p><text:s text:c="3"/>56,1 </text:p>
          </table:table-cell>
          <table:table-cell table:style-name="ce9" office:value-type="float" office:value="38.1870035929154" calcext:value-type="float">
            <text:p><text:s text:c="3"/>38,2 </text:p>
          </table:table-cell>
          <table:table-cell table:style-name="ce9" office:value-type="float" office:value="33.8648245694423" calcext:value-type="float">
            <text:p><text:s text:c="3"/>33,9 </text:p>
          </table:table-cell>
          <table:table-cell table:style-name="ce9" office:value-type="float" office:value="42.5091826163885" calcext:value-type="float">
            <text:p><text:s text:c="3"/>42,5 </text:p>
          </table:table-cell>
          <table:table-cell table:number-columns-repeated="963"/>
        </table:table-row>
        <table:table-row table:style-name="ro1">
          <table:table-cell office:value-type="string" calcext:value-type="string">
            <text:p>São Luís</text:p>
          </table:table-cell>
          <table:table-cell table:style-name="ce9" office:value-type="float" office:value="41.2920211990164" calcext:value-type="float">
            <text:p><text:s text:c="3"/>41,3 </text:p>
          </table:table-cell>
          <table:table-cell table:style-name="ce9" office:value-type="float" office:value="38.6766091812719" calcext:value-type="float">
            <text:p><text:s text:c="3"/>38,7 </text:p>
          </table:table-cell>
          <table:table-cell table:style-name="ce9" office:value-type="float" office:value="43.9074332167609" calcext:value-type="float">
            <text:p><text:s text:c="3"/>43,9 </text:p>
          </table:table-cell>
          <table:table-cell table:style-name="ce9" office:value-type="float" office:value="34.0658629340923" calcext:value-type="float">
            <text:p><text:s text:c="3"/>34,1 </text:p>
          </table:table-cell>
          <table:table-cell table:style-name="ce9" office:value-type="float" office:value="31.5797574571181" calcext:value-type="float">
            <text:p><text:s text:c="3"/>31,6 </text:p>
          </table:table-cell>
          <table:table-cell table:style-name="ce9" office:value-type="float" office:value="36.5519684110664" calcext:value-type="float">
            <text:p><text:s text:c="3"/>36,6 </text:p>
          </table:table-cell>
          <table:table-cell table:style-name="ce9" office:value-type="float" office:value="37.156877310856" calcext:value-type="float">
            <text:p><text:s text:c="3"/>37,2 </text:p>
          </table:table-cell>
          <table:table-cell table:style-name="ce9" office:value-type="float" office:value="34.0020826480278" calcext:value-type="float">
            <text:p><text:s text:c="3"/>34,0 </text:p>
          </table:table-cell>
          <table:table-cell table:style-name="ce9" office:value-type="float" office:value="40.3116719736842" calcext:value-type="float">
            <text:p><text:s text:c="3"/>40,3 </text:p>
          </table:table-cell>
          <table:table-cell table:style-name="ce9" office:value-type="float" office:value="27.6057914878872" calcext:value-type="float">
            <text:p><text:s text:c="3"/>27,6 </text:p>
          </table:table-cell>
          <table:table-cell table:style-name="ce9" office:value-type="float" office:value="23.1720290930982" calcext:value-type="float">
            <text:p><text:s text:c="3"/>23,2 </text:p>
          </table:table-cell>
          <table:table-cell table:style-name="ce9" office:value-type="float" office:value="32.0395538826762" calcext:value-type="float">
            <text:p><text:s text:c="3"/>32,0 </text:p>
          </table:table-cell>
          <table:table-cell table:style-name="ce9" office:value-type="float" office:value="34.4397371032615" calcext:value-type="float">
            <text:p><text:s text:c="3"/>34,4 </text:p>
          </table:table-cell>
          <table:table-cell table:style-name="ce9" office:value-type="float" office:value="31.1813773664133" calcext:value-type="float">
            <text:p><text:s text:c="3"/>31,2 </text:p>
          </table:table-cell>
          <table:table-cell table:style-name="ce9" office:value-type="float" office:value="37.6980968401096" calcext:value-type="float">
            <text:p><text:s text:c="3"/>37,7 </text:p>
          </table:table-cell>
          <table:table-cell table:style-name="ce9" office:value-type="float" office:value="26.7698331530699" calcext:value-type="float">
            <text:p><text:s text:c="3"/>26,8 </text:p>
          </table:table-cell>
          <table:table-cell table:style-name="ce9" office:value-type="float" office:value="23.0732919188693" calcext:value-type="float">
            <text:p><text:s text:c="3"/>23,1 </text:p>
          </table:table-cell>
          <table:table-cell table:style-name="ce9" office:value-type="float" office:value="30.4663743872704" calcext:value-type="float">
            <text:p><text:s text:c="3"/>30,5 </text:p>
          </table:table-cell>
          <table:table-cell table:style-name="ce9" office:value-type="float" office:value="31.585377969418" calcext:value-type="float">
            <text:p><text:s text:c="3"/>31,6 </text:p>
          </table:table-cell>
          <table:table-cell table:style-name="ce9" office:value-type="float" office:value="28.0122042105606" calcext:value-type="float">
            <text:p><text:s text:c="3"/>28,0 </text:p>
          </table:table-cell>
          <table:table-cell table:style-name="ce9" office:value-type="float" office:value="35.1585517282755" calcext:value-type="float">
            <text:p><text:s text:c="3"/>35,2 </text:p>
          </table:table-cell>
          <table:table-cell table:style-name="ce9" office:value-type="float" office:value="22.9547141689635" calcext:value-type="float">
            <text:p><text:s text:c="3"/>23,0 </text:p>
          </table:table-cell>
          <table:table-cell table:style-name="ce9" office:value-type="float" office:value="17.7437135026555" calcext:value-type="float">
            <text:p><text:s text:c="3"/>17,7 </text:p>
          </table:table-cell>
          <table:table-cell table:style-name="ce9" office:value-type="float" office:value="28.1657148352715" calcext:value-type="float">
            <text:p><text:s text:c="3"/>28,2 </text:p>
          </table:table-cell>
          <table:table-cell table:style-name="ce9" office:value-type="float" office:value="46.8788196116346" calcext:value-type="float">
            <text:p><text:s text:c="3"/>46,9 </text:p>
          </table:table-cell>
          <table:table-cell table:style-name="ce9" office:value-type="float" office:value="43.3367691930749" calcext:value-type="float">
            <text:p><text:s text:c="3"/>43,3 </text:p>
          </table:table-cell>
          <table:table-cell table:style-name="ce9" office:value-type="float" office:value="50.4208700301944" calcext:value-type="float">
            <text:p><text:s text:c="3"/>50,4 </text:p>
          </table:table-cell>
          <table:table-cell table:style-name="ce9" office:value-type="float" office:value="40.6119834219771" calcext:value-type="float">
            <text:p><text:s text:c="3"/>40,6 </text:p>
          </table:table-cell>
          <table:table-cell table:style-name="ce9" office:value-type="float" office:value="37.9592696927132" calcext:value-type="float">
            <text:p><text:s text:c="3"/>38,0 </text:p>
          </table:table-cell>
          <table:table-cell table:style-name="ce9" office:value-type="float" office:value="43.264697151241" calcext:value-type="float">
            <text:p><text:s text:c="3"/>43,3 </text:p>
          </table:table-cell>
          <table:table-cell table:style-name="ce9" office:value-type="float" office:value="42.668884673078" calcext:value-type="float">
            <text:p><text:s text:c="3"/>42,7 </text:p>
          </table:table-cell>
          <table:table-cell table:style-name="ce9" office:value-type="float" office:value="38.5401390573528" calcext:value-type="float">
            <text:p><text:s text:c="3"/>38,5 </text:p>
          </table:table-cell>
          <table:table-cell table:style-name="ce9" office:value-type="float" office:value="46.7976302888032" calcext:value-type="float">
            <text:p><text:s text:c="3"/>46,8 </text:p>
          </table:table-cell>
          <table:table-cell table:style-name="ce9" office:value-type="float" office:value="32.3447512680944" calcext:value-type="float">
            <text:p><text:s text:c="3"/>32,3 </text:p>
          </table:table-cell>
          <table:table-cell table:style-name="ce9" office:value-type="float" office:value="26.4961676807902" calcext:value-type="float">
            <text:p><text:s text:c="3"/>26,5 </text:p>
          </table:table-cell>
          <table:table-cell table:style-name="ce9" office:value-type="float" office:value="38.1933348553987" calcext:value-type="float">
            <text:p><text:s text:c="3"/>38,2 </text:p>
          </table:table-cell>
          <table:table-cell table:style-name="ce9" office:value-type="float" office:value="39.6093782762237" calcext:value-type="float">
            <text:p><text:s text:c="3"/>39,6 </text:p>
          </table:table-cell>
          <table:table-cell table:style-name="ce9" office:value-type="float" office:value="36.9008609428144" calcext:value-type="float">
            <text:p><text:s text:c="3"/>36,9 </text:p>
          </table:table-cell>
          <table:table-cell table:style-name="ce9" office:value-type="float" office:value="42.3178956096331" calcext:value-type="float">
            <text:p><text:s text:c="3"/>42,3 </text:p>
          </table:table-cell>
          <table:table-cell table:style-name="ce9" office:value-type="float" office:value="33.8356319071288" calcext:value-type="float">
            <text:p><text:s text:c="3"/>33,8 </text:p>
          </table:table-cell>
          <table:table-cell table:style-name="ce9" office:value-type="float" office:value="31.1695784904975" calcext:value-type="float">
            <text:p><text:s text:c="3"/>31,2 </text:p>
          </table:table-cell>
          <table:table-cell table:style-name="ce9" office:value-type="float" office:value="36.5016853237601" calcext:value-type="float">
            <text:p><text:s text:c="3"/>36,5 </text:p>
          </table:table-cell>
          <table:table-cell table:style-name="ce9" office:value-type="float" office:value="33.8247815837149" calcext:value-type="float">
            <text:p><text:s text:c="3"/>33,8 </text:p>
          </table:table-cell>
          <table:table-cell table:style-name="ce9" office:value-type="float" office:value="30.6596348929781" calcext:value-type="float">
            <text:p><text:s text:c="3"/>30,7 </text:p>
          </table:table-cell>
          <table:table-cell table:style-name="ce9" office:value-type="float" office:value="36.9899282744517" calcext:value-type="float">
            <text:p><text:s text:c="3"/>37,0 </text:p>
          </table:table-cell>
          <table:table-cell table:style-name="ce9" office:value-type="float" office:value="27.8379882334721" calcext:value-type="float">
            <text:p><text:s text:c="3"/>27,8 </text:p>
          </table:table-cell>
          <table:table-cell table:style-name="ce9" office:value-type="float" office:value="22.0183210282943" calcext:value-type="float">
            <text:p><text:s text:c="3"/>22,0 </text:p>
          </table:table-cell>
          <table:table-cell table:style-name="ce9" office:value-type="float" office:value="33.65765543865" calcext:value-type="float">
            <text:p><text:s text:c="3"/>33,7 </text:p>
          </table:table-cell>
          <table:table-cell table:style-name="ce9" office:value-type="float" office:value="47.0717946775742" calcext:value-type="float">
            <text:p><text:s text:c="3"/>47,1 </text:p>
          </table:table-cell>
          <table:table-cell table:style-name="ce9" office:value-type="float" office:value="40.5964616895149" calcext:value-type="float">
            <text:p><text:s text:c="3"/>40,6 </text:p>
          </table:table-cell>
          <table:table-cell table:style-name="ce9" office:value-type="float" office:value="53.5471276656336" calcext:value-type="float">
            <text:p><text:s text:c="3"/>53,5 </text:p>
          </table:table-cell>
          <table:table-cell table:style-name="ce9" office:value-type="float" office:value="34.7674871215871" calcext:value-type="float">
            <text:p><text:s text:c="3"/>34,8 </text:p>
          </table:table-cell>
          <table:table-cell table:style-name="ce9" office:value-type="float" office:value="28.860169046027" calcext:value-type="float">
            <text:p><text:s text:c="3"/>28,9 </text:p>
          </table:table-cell>
          <table:table-cell table:style-name="ce9" office:value-type="float" office:value="40.6748051971473" calcext:value-type="float">
            <text:p><text:s text:c="3"/>40,7 </text:p>
          </table:table-cell>
          <table:table-cell table:style-name="ce9" office:value-type="float" office:value="45.3095619228487" calcext:value-type="float">
            <text:p><text:s text:c="3"/>45,3 </text:p>
          </table:table-cell>
          <table:table-cell table:style-name="ce9" office:value-type="float" office:value="40.7260995662132" calcext:value-type="float">
            <text:p><text:s text:c="3"/>40,7 </text:p>
          </table:table-cell>
          <table:table-cell table:style-name="ce9" office:value-type="float" office:value="49.8930242794842" calcext:value-type="float">
            <text:p><text:s text:c="3"/>49,9 </text:p>
          </table:table-cell>
          <table:table-cell table:style-name="ce9" office:value-type="float" office:value="27.0351801078729" calcext:value-type="float">
            <text:p><text:s text:c="3"/>27,0 </text:p>
          </table:table-cell>
          <table:table-cell table:style-name="ce9" office:value-type="float" office:value="21.5530414288549" calcext:value-type="float">
            <text:p><text:s text:c="3"/>21,6 </text:p>
          </table:table-cell>
          <table:table-cell table:style-name="ce9" office:value-type="float" office:value="32.5173187868909" calcext:value-type="float">
            <text:p><text:s text:c="3"/>32,5 </text:p>
          </table:table-cell>
          <table:table-cell table:number-columns-repeated="963"/>
        </table:table-row>
        <table:table-row table:style-name="ro1">
          <table:table-cell office:value-type="string" calcext:value-type="string">
            <text:p>Teresina</text:p>
          </table:table-cell>
          <table:table-cell table:style-name="ce9" office:value-type="float" office:value="42.0738718039945" calcext:value-type="float">
            <text:p><text:s text:c="3"/>42,1 </text:p>
          </table:table-cell>
          <table:table-cell table:style-name="ce9" office:value-type="float" office:value="39.4640484241316" calcext:value-type="float">
            <text:p><text:s text:c="3"/>39,5 </text:p>
          </table:table-cell>
          <table:table-cell table:style-name="ce9" office:value-type="float" office:value="44.6836951838574" calcext:value-type="float">
            <text:p><text:s text:c="3"/>44,7 </text:p>
          </table:table-cell>
          <table:table-cell table:style-name="ce9" office:value-type="float" office:value="36.9791039785067" calcext:value-type="float">
            <text:p><text:s text:c="3"/>37,0 </text:p>
          </table:table-cell>
          <table:table-cell table:style-name="ce9" office:value-type="float" office:value="34.1442937522579" calcext:value-type="float">
            <text:p><text:s text:c="3"/>34,1 </text:p>
          </table:table-cell>
          <table:table-cell table:style-name="ce9" office:value-type="float" office:value="39.8139142047554" calcext:value-type="float">
            <text:p><text:s text:c="3"/>39,8 </text:p>
          </table:table-cell>
          <table:table-cell table:style-name="ce9" office:value-type="float" office:value="36.1478369365798" calcext:value-type="float">
            <text:p><text:s text:c="3"/>36,1 </text:p>
          </table:table-cell>
          <table:table-cell table:style-name="ce9" office:value-type="float" office:value="32.9770755573897" calcext:value-type="float">
            <text:p><text:s text:c="3"/>33,0 </text:p>
          </table:table-cell>
          <table:table-cell table:style-name="ce9" office:value-type="float" office:value="39.3185983157699" calcext:value-type="float">
            <text:p><text:s text:c="3"/>39,3 </text:p>
          </table:table-cell>
          <table:table-cell table:style-name="ce9" office:value-type="float" office:value="29.8418336021827" calcext:value-type="float">
            <text:p><text:s text:c="3"/>29,8 </text:p>
          </table:table-cell>
          <table:table-cell table:style-name="ce9" office:value-type="float" office:value="26.6708055484978" calcext:value-type="float">
            <text:p><text:s text:c="3"/>26,7 </text:p>
          </table:table-cell>
          <table:table-cell table:style-name="ce9" office:value-type="float" office:value="33.0128616558677" calcext:value-type="float">
            <text:p><text:s text:c="3"/>33,0 </text:p>
          </table:table-cell>
          <table:table-cell table:style-name="ce9" office:value-type="float" office:value="34.8860500577225" calcext:value-type="float">
            <text:p><text:s text:c="3"/>34,9 </text:p>
          </table:table-cell>
          <table:table-cell table:style-name="ce9" office:value-type="float" office:value="32.3475199433802" calcext:value-type="float">
            <text:p><text:s text:c="3"/>32,3 </text:p>
          </table:table-cell>
          <table:table-cell table:style-name="ce9" office:value-type="float" office:value="37.4245801720649" calcext:value-type="float">
            <text:p><text:s text:c="3"/>37,4 </text:p>
          </table:table-cell>
          <table:table-cell table:style-name="ce9" office:value-type="float" office:value="28.8252711525316" calcext:value-type="float">
            <text:p><text:s text:c="3"/>28,8 </text:p>
          </table:table-cell>
          <table:table-cell table:style-name="ce9" office:value-type="float" office:value="25.4034736498607" calcext:value-type="float">
            <text:p><text:s text:c="3"/>25,4 </text:p>
          </table:table-cell>
          <table:table-cell table:style-name="ce9" office:value-type="float" office:value="32.2470686552026" calcext:value-type="float">
            <text:p><text:s text:c="3"/>32,2 </text:p>
          </table:table-cell>
          <table:table-cell table:style-name="ce9" office:value-type="float" office:value="28.4749258944586" calcext:value-type="float">
            <text:p><text:s text:c="3"/>28,5 </text:p>
          </table:table-cell>
          <table:table-cell table:style-name="ce9" office:value-type="float" office:value="24.5229382185016" calcext:value-type="float">
            <text:p><text:s text:c="3"/>24,5 </text:p>
          </table:table-cell>
          <table:table-cell table:style-name="ce9" office:value-type="float" office:value="32.4269135704155" calcext:value-type="float">
            <text:p><text:s text:c="3"/>32,4 </text:p>
          </table:table-cell>
          <table:table-cell table:style-name="ce9" office:value-type="float" office:value="20.3508088464262" calcext:value-type="float">
            <text:p><text:s text:c="3"/>20,4 </text:p>
          </table:table-cell>
          <table:table-cell table:style-name="ce9" office:value-type="float" office:value="16.3981576541787" calcext:value-type="float">
            <text:p><text:s text:c="3"/>16,4 </text:p>
          </table:table-cell>
          <table:table-cell table:style-name="ce9" office:value-type="float" office:value="24.3034600386738" calcext:value-type="float">
            <text:p><text:s text:c="3"/>24,3 </text:p>
          </table:table-cell>
          <table:table-cell table:style-name="ce9" office:value-type="float" office:value="48.4472424658572" calcext:value-type="float">
            <text:p><text:s text:c="3"/>48,4 </text:p>
          </table:table-cell>
          <table:table-cell table:style-name="ce9" office:value-type="float" office:value="44.9074600476837" calcext:value-type="float">
            <text:p><text:s text:c="3"/>44,9 </text:p>
          </table:table-cell>
          <table:table-cell table:style-name="ce9" office:value-type="float" office:value="51.9870248840308" calcext:value-type="float">
            <text:p><text:s text:c="3"/>52,0 </text:p>
          </table:table-cell>
          <table:table-cell table:style-name="ce9" office:value-type="float" office:value="44.2160129596604" calcext:value-type="float">
            <text:p><text:s text:c="3"/>44,2 </text:p>
          </table:table-cell>
          <table:table-cell table:style-name="ce9" office:value-type="float" office:value="40.6383253277184" calcext:value-type="float">
            <text:p><text:s text:c="3"/>40,6 </text:p>
          </table:table-cell>
          <table:table-cell table:style-name="ce9" office:value-type="float" office:value="47.7937005916023" calcext:value-type="float">
            <text:p><text:s text:c="3"/>47,8 </text:p>
          </table:table-cell>
          <table:table-cell table:style-name="ce9" office:value-type="float" office:value="42.9766313036626" calcext:value-type="float">
            <text:p><text:s text:c="3"/>43,0 </text:p>
          </table:table-cell>
          <table:table-cell table:style-name="ce9" office:value-type="float" office:value="39.1699060377545" calcext:value-type="float">
            <text:p><text:s text:c="3"/>39,2 </text:p>
          </table:table-cell>
          <table:table-cell table:style-name="ce9" office:value-type="float" office:value="46.7833565695707" calcext:value-type="float">
            <text:p><text:s text:c="3"/>46,8 </text:p>
          </table:table-cell>
          <table:table-cell table:style-name="ce9" office:value-type="float" office:value="40.0025869838736" calcext:value-type="float">
            <text:p><text:s text:c="3"/>40,0 </text:p>
          </table:table-cell>
          <table:table-cell table:style-name="ce9" office:value-type="float" office:value="36.5902832400784" calcext:value-type="float">
            <text:p><text:s text:c="3"/>36,6 </text:p>
          </table:table-cell>
          <table:table-cell table:style-name="ce9" office:value-type="float" office:value="43.4148907276688" calcext:value-type="float">
            <text:p><text:s text:c="3"/>43,4 </text:p>
          </table:table-cell>
          <table:table-cell table:style-name="ce9" office:value-type="float" office:value="39.4700313883645" calcext:value-type="float">
            <text:p><text:s text:c="3"/>39,5 </text:p>
          </table:table-cell>
          <table:table-cell table:style-name="ce9" office:value-type="float" office:value="36.3443295533558" calcext:value-type="float">
            <text:p><text:s text:c="3"/>36,3 </text:p>
          </table:table-cell>
          <table:table-cell table:style-name="ce9" office:value-type="float" office:value="42.5957332233732" calcext:value-type="float">
            <text:p><text:s text:c="3"/>42,6 </text:p>
          </table:table-cell>
          <table:table-cell table:style-name="ce9" office:value-type="float" office:value="35.797968949793" calcext:value-type="float">
            <text:p><text:s text:c="3"/>35,8 </text:p>
          </table:table-cell>
          <table:table-cell table:style-name="ce9" office:value-type="float" office:value="32.3869303327081" calcext:value-type="float">
            <text:p><text:s text:c="3"/>32,4 </text:p>
          </table:table-cell>
          <table:table-cell table:style-name="ce9" office:value-type="float" office:value="39.2090075668779" calcext:value-type="float">
            <text:p><text:s text:c="3"/>39,2 </text:p>
          </table:table-cell>
          <table:table-cell table:style-name="ce9" office:value-type="float" office:value="31.7161673171338" calcext:value-type="float">
            <text:p><text:s text:c="3"/>31,7 </text:p>
          </table:table-cell>
          <table:table-cell table:style-name="ce9" office:value-type="float" office:value="28.1917540533588" calcext:value-type="float">
            <text:p><text:s text:c="3"/>28,2 </text:p>
          </table:table-cell>
          <table:table-cell table:style-name="ce9" office:value-type="float" office:value="35.2405805809088" calcext:value-type="float">
            <text:p><text:s text:c="3"/>35,2 </text:p>
          </table:table-cell>
          <table:table-cell table:style-name="ce9" office:value-type="float" office:value="25.8396784618749" calcext:value-type="float">
            <text:p><text:s text:c="3"/>25,8 </text:p>
          </table:table-cell>
          <table:table-cell table:style-name="ce9" office:value-type="float" office:value="21.9822959095633" calcext:value-type="float">
            <text:p><text:s text:c="3"/>22,0 </text:p>
          </table:table-cell>
          <table:table-cell table:style-name="ce9" office:value-type="float" office:value="29.6970610141864" calcext:value-type="float">
            <text:p><text:s text:c="3"/>29,7 </text:p>
          </table:table-cell>
          <table:table-cell table:style-name="ce9" office:value-type="float" office:value="47.2348418749912" calcext:value-type="float">
            <text:p><text:s text:c="3"/>47,2 </text:p>
          </table:table-cell>
          <table:table-cell table:style-name="ce9" office:value-type="float" office:value="43.3089549578135" calcext:value-type="float">
            <text:p><text:s text:c="3"/>43,3 </text:p>
          </table:table-cell>
          <table:table-cell table:style-name="ce9" office:value-type="float" office:value="51.1607287921688" calcext:value-type="float">
            <text:p><text:s text:c="3"/>51,2 </text:p>
          </table:table-cell>
          <table:table-cell table:style-name="ce9" office:value-type="float" office:value="39.6940412396829" calcext:value-type="float">
            <text:p><text:s text:c="3"/>39,7 </text:p>
          </table:table-cell>
          <table:table-cell table:style-name="ce9" office:value-type="float" office:value="34.7155809373529" calcext:value-type="float">
            <text:p><text:s text:c="3"/>34,7 </text:p>
          </table:table-cell>
          <table:table-cell table:style-name="ce9" office:value-type="float" office:value="44.6725015420129" calcext:value-type="float">
            <text:p><text:s text:c="3"/>44,7 </text:p>
          </table:table-cell>
          <table:table-cell table:style-name="ce9" office:value-type="float" office:value="45.1510684826184" calcext:value-type="float">
            <text:p><text:s text:c="3"/>45,2 </text:p>
          </table:table-cell>
          <table:table-cell table:style-name="ce9" office:value-type="float" office:value="41.1438132849906" calcext:value-type="float">
            <text:p><text:s text:c="3"/>41,1 </text:p>
          </table:table-cell>
          <table:table-cell table:style-name="ce9" office:value-type="float" office:value="49.1583236802462" calcext:value-type="float">
            <text:p><text:s text:c="3"/>49,2 </text:p>
          </table:table-cell>
          <table:table-cell table:style-name="ce9" office:value-type="float" office:value="37.0051168242514" calcext:value-type="float">
            <text:p><text:s text:c="3"/>37,0 </text:p>
          </table:table-cell>
          <table:table-cell table:style-name="ce9" office:value-type="float" office:value="31.576235597174" calcext:value-type="float">
            <text:p><text:s text:c="3"/>31,6 </text:p>
          </table:table-cell>
          <table:table-cell table:style-name="ce9" office:value-type="float" office:value="42.4339980513287" calcext:value-type="float">
            <text:p><text:s text:c="3"/>42,4 </text:p>
          </table:table-cell>
          <table:table-cell table:number-columns-repeated="963"/>
        </table:table-row>
        <table:table-row table:style-name="ro1">
          <table:table-cell office:value-type="string" calcext:value-type="string">
            <text:p>Fortaleza</text:p>
          </table:table-cell>
          <table:table-cell table:style-name="ce9" office:value-type="float" office:value="48.6938415692587" calcext:value-type="float">
            <text:p><text:s text:c="3"/>48,7 </text:p>
          </table:table-cell>
          <table:table-cell table:style-name="ce9" office:value-type="float" office:value="45.8386037549342" calcext:value-type="float">
            <text:p><text:s text:c="3"/>45,8 </text:p>
          </table:table-cell>
          <table:table-cell table:style-name="ce9" office:value-type="float" office:value="51.5490793835833" calcext:value-type="float">
            <text:p><text:s text:c="3"/>51,5 </text:p>
          </table:table-cell>
          <table:table-cell table:style-name="ce9" office:value-type="float" office:value="42.4636255201062" calcext:value-type="float">
            <text:p><text:s text:c="3"/>42,5 </text:p>
          </table:table-cell>
          <table:table-cell table:style-name="ce9" office:value-type="float" office:value="39.4968199154319" calcext:value-type="float">
            <text:p><text:s text:c="3"/>39,5 </text:p>
          </table:table-cell>
          <table:table-cell table:style-name="ce9" office:value-type="float" office:value="45.4304311247804" calcext:value-type="float">
            <text:p><text:s text:c="3"/>45,4 </text:p>
          </table:table-cell>
          <table:table-cell table:style-name="ce9" office:value-type="float" office:value="38.5738910517126" calcext:value-type="float">
            <text:p><text:s text:c="3"/>38,6 </text:p>
          </table:table-cell>
          <table:table-cell table:style-name="ce9" office:value-type="float" office:value="35.7921076720741" calcext:value-type="float">
            <text:p><text:s text:c="3"/>35,8 </text:p>
          </table:table-cell>
          <table:table-cell table:style-name="ce9" office:value-type="float" office:value="41.3556744313512" calcext:value-type="float">
            <text:p><text:s text:c="3"/>41,4 </text:p>
          </table:table-cell>
          <table:table-cell table:style-name="ce9" office:value-type="float" office:value="36.0213918071175" calcext:value-type="float">
            <text:p><text:s text:c="3"/>36,0 </text:p>
          </table:table-cell>
          <table:table-cell table:style-name="ce9" office:value-type="float" office:value="30.6271387205156" calcext:value-type="float">
            <text:p><text:s text:c="3"/>30,6 </text:p>
          </table:table-cell>
          <table:table-cell table:style-name="ce9" office:value-type="float" office:value="41.4156448937194" calcext:value-type="float">
            <text:p><text:s text:c="3"/>41,4 </text:p>
          </table:table-cell>
          <table:table-cell table:style-name="ce9" office:value-type="float" office:value="42.6378360600315" calcext:value-type="float">
            <text:p><text:s text:c="3"/>42,6 </text:p>
          </table:table-cell>
          <table:table-cell table:style-name="ce9" office:value-type="float" office:value="38.5350341582987" calcext:value-type="float">
            <text:p><text:s text:c="3"/>38,5 </text:p>
          </table:table-cell>
          <table:table-cell table:style-name="ce9" office:value-type="float" office:value="46.7406379617643" calcext:value-type="float">
            <text:p><text:s text:c="3"/>46,7 </text:p>
          </table:table-cell>
          <table:table-cell table:style-name="ce9" office:value-type="float" office:value="34.0269858045622" calcext:value-type="float">
            <text:p><text:s text:c="3"/>34,0 </text:p>
          </table:table-cell>
          <table:table-cell table:style-name="ce9" office:value-type="float" office:value="30.3848815606977" calcext:value-type="float">
            <text:p><text:s text:c="3"/>30,4 </text:p>
          </table:table-cell>
          <table:table-cell table:style-name="ce9" office:value-type="float" office:value="37.6690900484267" calcext:value-type="float">
            <text:p><text:s text:c="3"/>37,7 </text:p>
          </table:table-cell>
          <table:table-cell table:style-name="ce9" office:value-type="float" office:value="31.4491314507717" calcext:value-type="float">
            <text:p><text:s text:c="3"/>31,4 </text:p>
          </table:table-cell>
          <table:table-cell table:style-name="ce9" office:value-type="float" office:value="28.1763564011779" calcext:value-type="float">
            <text:p><text:s text:c="3"/>28,2 </text:p>
          </table:table-cell>
          <table:table-cell table:style-name="ce9" office:value-type="float" office:value="34.7219065003655" calcext:value-type="float">
            <text:p><text:s text:c="3"/>34,7 </text:p>
          </table:table-cell>
          <table:table-cell table:style-name="ce9" office:value-type="float" office:value="31.4468800573218" calcext:value-type="float">
            <text:p><text:s text:c="3"/>31,4 </text:p>
          </table:table-cell>
          <table:table-cell table:style-name="ce9" office:value-type="float" office:value="23.7081998941994" calcext:value-type="float">
            <text:p><text:s text:c="3"/>23,7 </text:p>
          </table:table-cell>
          <table:table-cell table:style-name="ce9" office:value-type="float" office:value="39.1855602204442" calcext:value-type="float">
            <text:p><text:s text:c="3"/>39,2 </text:p>
          </table:table-cell>
          <table:table-cell table:style-name="ce9" office:value-type="float" office:value="53.9549459571447" calcext:value-type="float">
            <text:p><text:s text:c="3"/>54,0 </text:p>
          </table:table-cell>
          <table:table-cell table:style-name="ce9" office:value-type="float" office:value="50.8956032890546" calcext:value-type="float">
            <text:p><text:s text:c="3"/>50,9 </text:p>
          </table:table-cell>
          <table:table-cell table:style-name="ce9" office:value-type="float" office:value="57.0142886252347" calcext:value-type="float">
            <text:p><text:s text:c="3"/>57,0 </text:p>
          </table:table-cell>
          <table:table-cell table:style-name="ce9" office:value-type="float" office:value="50.3374652588222" calcext:value-type="float">
            <text:p><text:s text:c="3"/>50,3 </text:p>
          </table:table-cell>
          <table:table-cell table:style-name="ce9" office:value-type="float" office:value="46.9727970674044" calcext:value-type="float">
            <text:p><text:s text:c="3"/>47,0 </text:p>
          </table:table-cell>
          <table:table-cell table:style-name="ce9" office:value-type="float" office:value="53.70213345024" calcext:value-type="float">
            <text:p><text:s text:c="3"/>53,7 </text:p>
          </table:table-cell>
          <table:table-cell table:style-name="ce9" office:value-type="float" office:value="45.3920288437161" calcext:value-type="float">
            <text:p><text:s text:c="3"/>45,4 </text:p>
          </table:table-cell>
          <table:table-cell table:style-name="ce9" office:value-type="float" office:value="41.5691033469291" calcext:value-type="float">
            <text:p><text:s text:c="3"/>41,6 </text:p>
          </table:table-cell>
          <table:table-cell table:style-name="ce9" office:value-type="float" office:value="49.2149543405031" calcext:value-type="float">
            <text:p><text:s text:c="3"/>49,2 </text:p>
          </table:table-cell>
          <table:table-cell table:style-name="ce9" office:value-type="float" office:value="40.6071642078944" calcext:value-type="float">
            <text:p><text:s text:c="3"/>40,6 </text:p>
          </table:table-cell>
          <table:table-cell table:style-name="ce9" office:value-type="float" office:value="30.0370531067341" calcext:value-type="float">
            <text:p><text:s text:c="3"/>30,0 </text:p>
          </table:table-cell>
          <table:table-cell table:style-name="ce9" office:value-type="float" office:value="51.1772753090548" calcext:value-type="float">
            <text:p><text:s text:c="3"/>51,2 </text:p>
          </table:table-cell>
          <table:table-cell table:style-name="ce9" office:value-type="float" office:value="49.5870938323791" calcext:value-type="float">
            <text:p><text:s text:c="3"/>49,6 </text:p>
          </table:table-cell>
          <table:table-cell table:style-name="ce9" office:value-type="float" office:value="45.8376378816794" calcext:value-type="float">
            <text:p><text:s text:c="3"/>45,8 </text:p>
          </table:table-cell>
          <table:table-cell table:style-name="ce9" office:value-type="float" office:value="53.3365497830788" calcext:value-type="float">
            <text:p><text:s text:c="3"/>53,3 </text:p>
          </table:table-cell>
          <table:table-cell table:style-name="ce9" office:value-type="float" office:value="44.2717097860145" calcext:value-type="float">
            <text:p><text:s text:c="3"/>44,3 </text:p>
          </table:table-cell>
          <table:table-cell table:style-name="ce9" office:value-type="float" office:value="40.9666593709522" calcext:value-type="float">
            <text:p><text:s text:c="3"/>41,0 </text:p>
          </table:table-cell>
          <table:table-cell table:style-name="ce9" office:value-type="float" office:value="47.5767602010768" calcext:value-type="float">
            <text:p><text:s text:c="3"/>47,6 </text:p>
          </table:table-cell>
          <table:table-cell table:style-name="ce9" office:value-type="float" office:value="39.1483153437582" calcext:value-type="float">
            <text:p><text:s text:c="3"/>39,1 </text:p>
          </table:table-cell>
          <table:table-cell table:style-name="ce9" office:value-type="float" office:value="35.7487258480415" calcext:value-type="float">
            <text:p><text:s text:c="3"/>35,7 </text:p>
          </table:table-cell>
          <table:table-cell table:style-name="ce9" office:value-type="float" office:value="42.5479048394749" calcext:value-type="float">
            <text:p><text:s text:c="3"/>42,5 </text:p>
          </table:table-cell>
          <table:table-cell table:style-name="ce9" office:value-type="float" office:value="36.4887428197819" calcext:value-type="float">
            <text:p><text:s text:c="3"/>36,5 </text:p>
          </table:table-cell>
          <table:table-cell table:style-name="ce9" office:value-type="float" office:value="30.0574048548114" calcext:value-type="float">
            <text:p><text:s text:c="3"/>30,1 </text:p>
          </table:table-cell>
          <table:table-cell table:style-name="ce9" office:value-type="float" office:value="42.9200807847523" calcext:value-type="float">
            <text:p><text:s text:c="3"/>42,9 </text:p>
          </table:table-cell>
          <table:table-cell table:style-name="ce9" office:value-type="float" office:value="46.5724199064257" calcext:value-type="float">
            <text:p><text:s text:c="3"/>46,6 </text:p>
          </table:table-cell>
          <table:table-cell table:style-name="ce9" office:value-type="float" office:value="42.883456463188" calcext:value-type="float">
            <text:p><text:s text:c="3"/>42,9 </text:p>
          </table:table-cell>
          <table:table-cell table:style-name="ce9" office:value-type="float" office:value="50.2613833496634" calcext:value-type="float">
            <text:p><text:s text:c="3"/>50,3 </text:p>
          </table:table-cell>
          <table:table-cell table:style-name="ce9" office:value-type="float" office:value="40.0829590994886" calcext:value-type="float">
            <text:p><text:s text:c="3"/>40,1 </text:p>
          </table:table-cell>
          <table:table-cell table:style-name="ce9" office:value-type="float" office:value="35.0381969430552" calcext:value-type="float">
            <text:p><text:s text:c="3"/>35,0 </text:p>
          </table:table-cell>
          <table:table-cell table:style-name="ce9" office:value-type="float" office:value="45.1277212559221" calcext:value-type="float">
            <text:p><text:s text:c="3"/>45,1 </text:p>
          </table:table-cell>
          <table:table-cell table:style-name="ce9" office:value-type="float" office:value="37.4016496022274" calcext:value-type="float">
            <text:p><text:s text:c="3"/>37,4 </text:p>
          </table:table-cell>
          <table:table-cell table:style-name="ce9" office:value-type="float" office:value="32.6673067798772" calcext:value-type="float">
            <text:p><text:s text:c="3"/>32,7 </text:p>
          </table:table-cell>
          <table:table-cell table:style-name="ce9" office:value-type="float" office:value="42.1359924245777" calcext:value-type="float">
            <text:p><text:s text:c="3"/>42,1 </text:p>
          </table:table-cell>
          <table:table-cell table:style-name="ce9" office:value-type="float" office:value="35.1674932225643" calcext:value-type="float">
            <text:p><text:s text:c="3"/>35,2 </text:p>
          </table:table-cell>
          <table:table-cell table:style-name="ce9" office:value-type="float" office:value="25.4120835271634" calcext:value-type="float">
            <text:p><text:s text:c="3"/>25,4 </text:p>
          </table:table-cell>
          <table:table-cell table:style-name="ce9" office:value-type="float" office:value="44.9229029179652" calcext:value-type="float">
            <text:p><text:s text:c="3"/>44,9 </text:p>
          </table:table-cell>
          <table:table-cell table:number-columns-repeated="963"/>
        </table:table-row>
        <table:table-row table:style-name="ro1">
          <table:table-cell office:value-type="string" calcext:value-type="string">
            <text:p>Natal</text:p>
          </table:table-cell>
          <table:table-cell table:style-name="ce9" office:value-type="float" office:value="47.3695863116635" calcext:value-type="float">
            <text:p><text:s text:c="3"/>47,4 </text:p>
          </table:table-cell>
          <table:table-cell table:style-name="ce9" office:value-type="float" office:value="44.9398408961333" calcext:value-type="float">
            <text:p><text:s text:c="3"/>44,9 </text:p>
          </table:table-cell>
          <table:table-cell table:style-name="ce9" office:value-type="float" office:value="49.7993317271937" calcext:value-type="float">
            <text:p><text:s text:c="3"/>49,8 </text:p>
          </table:table-cell>
          <table:table-cell table:style-name="ce9" office:value-type="float" office:value="39.418298419228" calcext:value-type="float">
            <text:p><text:s text:c="3"/>39,4 </text:p>
          </table:table-cell>
          <table:table-cell table:style-name="ce9" office:value-type="float" office:value="36.756946898905" calcext:value-type="float">
            <text:p><text:s text:c="3"/>36,8 </text:p>
          </table:table-cell>
          <table:table-cell table:style-name="ce9" office:value-type="float" office:value="42.0796499395511" calcext:value-type="float">
            <text:p><text:s text:c="3"/>42,1 </text:p>
          </table:table-cell>
          <table:table-cell table:style-name="ce9" office:value-type="float" office:value="38.4125549608849" calcext:value-type="float">
            <text:p><text:s text:c="3"/>38,4 </text:p>
          </table:table-cell>
          <table:table-cell table:style-name="ce9" office:value-type="float" office:value="35.9523259614008" calcext:value-type="float">
            <text:p><text:s text:c="3"/>36,0 </text:p>
          </table:table-cell>
          <table:table-cell table:style-name="ce9" office:value-type="float" office:value="40.872783960369" calcext:value-type="float">
            <text:p><text:s text:c="3"/>40,9 </text:p>
          </table:table-cell>
          <table:table-cell table:style-name="ce9" office:value-type="float" office:value="35.8257968268802" calcext:value-type="float">
            <text:p><text:s text:c="3"/>35,8 </text:p>
          </table:table-cell>
          <table:table-cell table:style-name="ce9" office:value-type="float" office:value="31.0348981801564" calcext:value-type="float">
            <text:p><text:s text:c="3"/>31,0 </text:p>
          </table:table-cell>
          <table:table-cell table:style-name="ce9" office:value-type="float" office:value="40.616695473604" calcext:value-type="float">
            <text:p><text:s text:c="3"/>40,6 </text:p>
          </table:table-cell>
          <table:table-cell table:style-name="ce9" office:value-type="float" office:value="38.1547413614357" calcext:value-type="float">
            <text:p><text:s text:c="3"/>38,2 </text:p>
          </table:table-cell>
          <table:table-cell table:style-name="ce9" office:value-type="float" office:value="34.7154423697994" calcext:value-type="float">
            <text:p><text:s text:c="3"/>34,7 </text:p>
          </table:table-cell>
          <table:table-cell table:style-name="ce9" office:value-type="float" office:value="41.594040353072" calcext:value-type="float">
            <text:p><text:s text:c="3"/>41,6 </text:p>
          </table:table-cell>
          <table:table-cell table:style-name="ce9" office:value-type="float" office:value="31.3199286005526" calcext:value-type="float">
            <text:p><text:s text:c="3"/>31,3 </text:p>
          </table:table-cell>
          <table:table-cell table:style-name="ce9" office:value-type="float" office:value="28.6603689959866" calcext:value-type="float">
            <text:p><text:s text:c="3"/>28,7 </text:p>
          </table:table-cell>
          <table:table-cell table:style-name="ce9" office:value-type="float" office:value="33.9794882051185" calcext:value-type="float">
            <text:p><text:s text:c="3"/>34,0 </text:p>
          </table:table-cell>
          <table:table-cell table:style-name="ce9" office:value-type="float" office:value="30.4068969564016" calcext:value-type="float">
            <text:p><text:s text:c="3"/>30,4 </text:p>
          </table:table-cell>
          <table:table-cell table:style-name="ce9" office:value-type="float" office:value="27.1539286633854" calcext:value-type="float">
            <text:p><text:s text:c="3"/>27,2 </text:p>
          </table:table-cell>
          <table:table-cell table:style-name="ce9" office:value-type="float" office:value="33.6598652494179" calcext:value-type="float">
            <text:p><text:s text:c="3"/>33,7 </text:p>
          </table:table-cell>
          <table:table-cell table:style-name="ce9" office:value-type="float" office:value="27.5920230348439" calcext:value-type="float">
            <text:p><text:s text:c="3"/>27,6 </text:p>
          </table:table-cell>
          <table:table-cell table:style-name="ce9" office:value-type="float" office:value="23.5060140747332" calcext:value-type="float">
            <text:p><text:s text:c="3"/>23,5 </text:p>
          </table:table-cell>
          <table:table-cell table:style-name="ce9" office:value-type="float" office:value="31.6780319949547" calcext:value-type="float">
            <text:p><text:s text:c="3"/>31,7 </text:p>
          </table:table-cell>
          <table:table-cell table:style-name="ce9" office:value-type="float" office:value="55.2200251777071" calcext:value-type="float">
            <text:p><text:s text:c="3"/>55,2 </text:p>
          </table:table-cell>
          <table:table-cell table:style-name="ce9" office:value-type="float" office:value="52.428804593978" calcext:value-type="float">
            <text:p><text:s text:c="3"/>52,4 </text:p>
          </table:table-cell>
          <table:table-cell table:style-name="ce9" office:value-type="float" office:value="58.0112457614362" calcext:value-type="float">
            <text:p><text:s text:c="3"/>58,0 </text:p>
          </table:table-cell>
          <table:table-cell table:style-name="ce9" office:value-type="float" office:value="46.5126017227739" calcext:value-type="float">
            <text:p><text:s text:c="3"/>46,5 </text:p>
          </table:table-cell>
          <table:table-cell table:style-name="ce9" office:value-type="float" office:value="42.677518234392" calcext:value-type="float">
            <text:p><text:s text:c="3"/>42,7 </text:p>
          </table:table-cell>
          <table:table-cell table:style-name="ce9" office:value-type="float" office:value="50.3476852111558" calcext:value-type="float">
            <text:p><text:s text:c="3"/>50,3 </text:p>
          </table:table-cell>
          <table:table-cell table:style-name="ce9" office:value-type="float" office:value="46.205214361153" calcext:value-type="float">
            <text:p><text:s text:c="3"/>46,2 </text:p>
          </table:table-cell>
          <table:table-cell table:style-name="ce9" office:value-type="float" office:value="43.0834867369908" calcext:value-type="float">
            <text:p><text:s text:c="3"/>43,1 </text:p>
          </table:table-cell>
          <table:table-cell table:style-name="ce9" office:value-type="float" office:value="49.3269419853151" calcext:value-type="float">
            <text:p><text:s text:c="3"/>49,3 </text:p>
          </table:table-cell>
          <table:table-cell table:style-name="ce9" office:value-type="float" office:value="44.878134763733" calcext:value-type="float">
            <text:p><text:s text:c="3"/>44,9 </text:p>
          </table:table-cell>
          <table:table-cell table:style-name="ce9" office:value-type="float" office:value="37.5421497002046" calcext:value-type="float">
            <text:p><text:s text:c="3"/>37,5 </text:p>
          </table:table-cell>
          <table:table-cell table:style-name="ce9" office:value-type="float" office:value="52.2141198272613" calcext:value-type="float">
            <text:p><text:s text:c="3"/>52,2 </text:p>
          </table:table-cell>
          <table:table-cell table:style-name="ce9" office:value-type="float" office:value="48.3802355089018" calcext:value-type="float">
            <text:p><text:s text:c="3"/>48,4 </text:p>
          </table:table-cell>
          <table:table-cell table:style-name="ce9" office:value-type="float" office:value="45.2281795323873" calcext:value-type="float">
            <text:p><text:s text:c="3"/>45,2 </text:p>
          </table:table-cell>
          <table:table-cell table:style-name="ce9" office:value-type="float" office:value="51.5322914854163" calcext:value-type="float">
            <text:p><text:s text:c="3"/>51,5 </text:p>
          </table:table-cell>
          <table:table-cell table:style-name="ce9" office:value-type="float" office:value="38.5188977671186" calcext:value-type="float">
            <text:p><text:s text:c="3"/>38,5 </text:p>
          </table:table-cell>
          <table:table-cell table:style-name="ce9" office:value-type="float" office:value="35.6757203165768" calcext:value-type="float">
            <text:p><text:s text:c="3"/>35,7 </text:p>
          </table:table-cell>
          <table:table-cell table:style-name="ce9" office:value-type="float" office:value="41.3620752176605" calcext:value-type="float">
            <text:p><text:s text:c="3"/>41,4 </text:p>
          </table:table-cell>
          <table:table-cell table:style-name="ce9" office:value-type="float" office:value="37.7273810947822" calcext:value-type="float">
            <text:p><text:s text:c="3"/>37,7 </text:p>
          </table:table-cell>
          <table:table-cell table:style-name="ce9" office:value-type="float" office:value="35.0735839105483" calcext:value-type="float">
            <text:p><text:s text:c="3"/>35,1 </text:p>
          </table:table-cell>
          <table:table-cell table:style-name="ce9" office:value-type="float" office:value="40.3811782790161" calcext:value-type="float">
            <text:p><text:s text:c="3"/>40,4 </text:p>
          </table:table-cell>
          <table:table-cell table:style-name="ce9" office:value-type="float" office:value="38.8312353121956" calcext:value-type="float">
            <text:p><text:s text:c="3"/>38,8 </text:p>
          </table:table-cell>
          <table:table-cell table:style-name="ce9" office:value-type="float" office:value="32.1012407285552" calcext:value-type="float">
            <text:p><text:s text:c="3"/>32,1 </text:p>
          </table:table-cell>
          <table:table-cell table:style-name="ce9" office:value-type="float" office:value="45.561229895836" calcext:value-type="float">
            <text:p><text:s text:c="3"/>45,6 </text:p>
          </table:table-cell>
          <table:table-cell table:style-name="ce9" office:value-type="float" office:value="45.708090067027" calcext:value-type="float">
            <text:p><text:s text:c="3"/>45,7 </text:p>
          </table:table-cell>
          <table:table-cell table:style-name="ce9" office:value-type="float" office:value="42.0007870124309" calcext:value-type="float">
            <text:p><text:s text:c="3"/>42,0 </text:p>
          </table:table-cell>
          <table:table-cell table:style-name="ce9" office:value-type="float" office:value="49.415393121623" calcext:value-type="float">
            <text:p><text:s text:c="3"/>49,4 </text:p>
          </table:table-cell>
          <table:table-cell table:style-name="ce9" office:value-type="float" office:value="41.0614849920447" calcext:value-type="float">
            <text:p><text:s text:c="3"/>41,1 </text:p>
          </table:table-cell>
          <table:table-cell table:style-name="ce9" office:value-type="float" office:value="35.7016541590254" calcext:value-type="float">
            <text:p><text:s text:c="3"/>35,7 </text:p>
          </table:table-cell>
          <table:table-cell table:style-name="ce9" office:value-type="float" office:value="46.4213158250639" calcext:value-type="float">
            <text:p><text:s text:c="3"/>46,4 </text:p>
          </table:table-cell>
          <table:table-cell table:style-name="ce9" office:value-type="float" office:value="39.5605195567141" calcext:value-type="float">
            <text:p><text:s text:c="3"/>39,6 </text:p>
          </table:table-cell>
          <table:table-cell table:style-name="ce9" office:value-type="float" office:value="34.7306256136503" calcext:value-type="float">
            <text:p><text:s text:c="3"/>34,7 </text:p>
          </table:table-cell>
          <table:table-cell table:style-name="ce9" office:value-type="float" office:value="44.390413499778" calcext:value-type="float">
            <text:p><text:s text:c="3"/>44,4 </text:p>
          </table:table-cell>
          <table:table-cell table:style-name="ce9" office:value-type="float" office:value="31.0603560596348" calcext:value-type="float">
            <text:p><text:s text:c="3"/>31,1 </text:p>
          </table:table-cell>
          <table:table-cell table:style-name="ce9" office:value-type="float" office:value="24.8109351037552" calcext:value-type="float">
            <text:p><text:s text:c="3"/>24,8 </text:p>
          </table:table-cell>
          <table:table-cell table:style-name="ce9" office:value-type="float" office:value="37.3097770155144" calcext:value-type="float">
            <text:p><text:s text:c="3"/>37,3 </text:p>
          </table:table-cell>
          <table:table-cell table:number-columns-repeated="963"/>
        </table:table-row>
        <table:table-row table:style-name="ro1">
          <table:table-cell office:value-type="string" calcext:value-type="string">
            <text:p>João Pessoa</text:p>
          </table:table-cell>
          <table:table-cell table:style-name="ce9" office:value-type="float" office:value="47.5277583720348" calcext:value-type="float">
            <text:p><text:s text:c="3"/>47,5 </text:p>
          </table:table-cell>
          <table:table-cell table:style-name="ce9" office:value-type="float" office:value="45.1357842872932" calcext:value-type="float">
            <text:p><text:s text:c="3"/>45,1 </text:p>
          </table:table-cell>
          <table:table-cell table:style-name="ce9" office:value-type="float" office:value="49.9197324567764" calcext:value-type="float">
            <text:p><text:s text:c="3"/>49,9 </text:p>
          </table:table-cell>
          <table:table-cell table:style-name="ce9" office:value-type="float" office:value="37.3352135533404" calcext:value-type="float">
            <text:p><text:s text:c="3"/>37,3 </text:p>
          </table:table-cell>
          <table:table-cell table:style-name="ce9" office:value-type="float" office:value="34.9675590006218" calcext:value-type="float">
            <text:p><text:s text:c="3"/>35,0 </text:p>
          </table:table-cell>
          <table:table-cell table:style-name="ce9" office:value-type="float" office:value="39.702868106059" calcext:value-type="float">
            <text:p><text:s text:c="3"/>39,7 </text:p>
          </table:table-cell>
          <table:table-cell table:style-name="ce9" office:value-type="float" office:value="37.7292000717239" calcext:value-type="float">
            <text:p><text:s text:c="3"/>37,7 </text:p>
          </table:table-cell>
          <table:table-cell table:style-name="ce9" office:value-type="float" office:value="35.2921425260695" calcext:value-type="float">
            <text:p><text:s text:c="3"/>35,3 </text:p>
          </table:table-cell>
          <table:table-cell table:style-name="ce9" office:value-type="float" office:value="40.1662576173783" calcext:value-type="float">
            <text:p><text:s text:c="3"/>40,2 </text:p>
          </table:table-cell>
          <table:table-cell table:style-name="ce9" office:value-type="float" office:value="31.1613398455614" calcext:value-type="float">
            <text:p><text:s text:c="3"/>31,2 </text:p>
          </table:table-cell>
          <table:table-cell table:style-name="ce9" office:value-type="float" office:value="27.120958851847" calcext:value-type="float">
            <text:p><text:s text:c="3"/>27,1 </text:p>
          </table:table-cell>
          <table:table-cell table:style-name="ce9" office:value-type="float" office:value="35.2017208392758" calcext:value-type="float">
            <text:p><text:s text:c="3"/>35,2 </text:p>
          </table:table-cell>
          <table:table-cell table:style-name="ce9" office:value-type="float" office:value="39.3019305472146" calcext:value-type="float">
            <text:p><text:s text:c="3"/>39,3 </text:p>
          </table:table-cell>
          <table:table-cell table:style-name="ce9" office:value-type="float" office:value="36.1904736263795" calcext:value-type="float">
            <text:p><text:s text:c="3"/>36,2 </text:p>
          </table:table-cell>
          <table:table-cell table:style-name="ce9" office:value-type="float" office:value="42.4133874680497" calcext:value-type="float">
            <text:p><text:s text:c="3"/>42,4 </text:p>
          </table:table-cell>
          <table:table-cell table:style-name="ce9" office:value-type="float" office:value="28.5914173761849" calcext:value-type="float">
            <text:p><text:s text:c="3"/>28,6 </text:p>
          </table:table-cell>
          <table:table-cell table:style-name="ce9" office:value-type="float" office:value="25.933249303197" calcext:value-type="float">
            <text:p><text:s text:c="3"/>25,9 </text:p>
          </table:table-cell>
          <table:table-cell table:style-name="ce9" office:value-type="float" office:value="31.2495854491728" calcext:value-type="float">
            <text:p><text:s text:c="3"/>31,2 </text:p>
          </table:table-cell>
          <table:table-cell table:style-name="ce9" office:value-type="float" office:value="31.318090188375" calcext:value-type="float">
            <text:p><text:s text:c="3"/>31,3 </text:p>
          </table:table-cell>
          <table:table-cell table:style-name="ce9" office:value-type="float" office:value="28.3096802332667" calcext:value-type="float">
            <text:p><text:s text:c="3"/>28,3 </text:p>
          </table:table-cell>
          <table:table-cell table:style-name="ce9" office:value-type="float" office:value="34.3265001434833" calcext:value-type="float">
            <text:p><text:s text:c="3"/>34,3 </text:p>
          </table:table-cell>
          <table:table-cell table:style-name="ce9" office:value-type="float" office:value="21.4204017945887" calcext:value-type="float">
            <text:p><text:s text:c="3"/>21,4 </text:p>
          </table:table-cell>
          <table:table-cell table:style-name="ce9" office:value-type="float" office:value="16.6321980448975" calcext:value-type="float">
            <text:p><text:s text:c="3"/>16,6 </text:p>
          </table:table-cell>
          <table:table-cell table:style-name="ce9" office:value-type="float" office:value="26.2086055442798" calcext:value-type="float">
            <text:p><text:s text:c="3"/>26,2 </text:p>
          </table:table-cell>
          <table:table-cell table:style-name="ce9" office:value-type="float" office:value="54.563180964379" calcext:value-type="float">
            <text:p><text:s text:c="3"/>54,6 </text:p>
          </table:table-cell>
          <table:table-cell table:style-name="ce9" office:value-type="float" office:value="51.0279296834319" calcext:value-type="float">
            <text:p><text:s text:c="3"/>51,0 </text:p>
          </table:table-cell>
          <table:table-cell table:style-name="ce9" office:value-type="float" office:value="58.0984322453261" calcext:value-type="float">
            <text:p><text:s text:c="3"/>58,1 </text:p>
          </table:table-cell>
          <table:table-cell table:style-name="ce9" office:value-type="float" office:value="45.1690312552603" calcext:value-type="float">
            <text:p><text:s text:c="3"/>45,2 </text:p>
          </table:table-cell>
          <table:table-cell table:style-name="ce9" office:value-type="float" office:value="41.8232064650308" calcext:value-type="float">
            <text:p><text:s text:c="3"/>41,8 </text:p>
          </table:table-cell>
          <table:table-cell table:style-name="ce9" office:value-type="float" office:value="48.5148560454899" calcext:value-type="float">
            <text:p><text:s text:c="3"/>48,5 </text:p>
          </table:table-cell>
          <table:table-cell table:style-name="ce9" office:value-type="float" office:value="43.4264794132363" calcext:value-type="float">
            <text:p><text:s text:c="3"/>43,4 </text:p>
          </table:table-cell>
          <table:table-cell table:style-name="ce9" office:value-type="float" office:value="39.8929778843005" calcext:value-type="float">
            <text:p><text:s text:c="3"/>39,9 </text:p>
          </table:table-cell>
          <table:table-cell table:style-name="ce9" office:value-type="float" office:value="46.959980942172" calcext:value-type="float">
            <text:p><text:s text:c="3"/>47,0 </text:p>
          </table:table-cell>
          <table:table-cell table:style-name="ce9" office:value-type="float" office:value="41.3306437379866" calcext:value-type="float">
            <text:p><text:s text:c="3"/>41,3 </text:p>
          </table:table-cell>
          <table:table-cell table:style-name="ce9" office:value-type="float" office:value="35.9335775790375" calcext:value-type="float">
            <text:p><text:s text:c="3"/>35,9 </text:p>
          </table:table-cell>
          <table:table-cell table:style-name="ce9" office:value-type="float" office:value="46.7277098969356" calcext:value-type="float">
            <text:p><text:s text:c="3"/>46,7 </text:p>
          </table:table-cell>
          <table:table-cell table:style-name="ce9" office:value-type="float" office:value="47.2070244199137" calcext:value-type="float">
            <text:p><text:s text:c="3"/>47,2 </text:p>
          </table:table-cell>
          <table:table-cell table:style-name="ce9" office:value-type="float" office:value="44.5898990239519" calcext:value-type="float">
            <text:p><text:s text:c="3"/>44,6 </text:p>
          </table:table-cell>
          <table:table-cell table:style-name="ce9" office:value-type="float" office:value="49.8241498158755" calcext:value-type="float">
            <text:p><text:s text:c="3"/>49,8 </text:p>
          </table:table-cell>
          <table:table-cell table:style-name="ce9" office:value-type="float" office:value="39.1543678591917" calcext:value-type="float">
            <text:p><text:s text:c="3"/>39,2 </text:p>
          </table:table-cell>
          <table:table-cell table:style-name="ce9" office:value-type="float" office:value="36.5362194243895" calcext:value-type="float">
            <text:p><text:s text:c="3"/>36,5 </text:p>
          </table:table-cell>
          <table:table-cell table:style-name="ce9" office:value-type="float" office:value="41.7725162939938" calcext:value-type="float">
            <text:p><text:s text:c="3"/>41,8 </text:p>
          </table:table-cell>
          <table:table-cell table:style-name="ce9" office:value-type="float" office:value="37.5880006532022" calcext:value-type="float">
            <text:p><text:s text:c="3"/>37,6 </text:p>
          </table:table-cell>
          <table:table-cell table:style-name="ce9" office:value-type="float" office:value="34.250935149746" calcext:value-type="float">
            <text:p><text:s text:c="3"/>34,3 </text:p>
          </table:table-cell>
          <table:table-cell table:style-name="ce9" office:value-type="float" office:value="40.9250661566585" calcext:value-type="float">
            <text:p><text:s text:c="3"/>40,9 </text:p>
          </table:table-cell>
          <table:table-cell table:style-name="ce9" office:value-type="float" office:value="31.4759594744725" calcext:value-type="float">
            <text:p><text:s text:c="3"/>31,5 </text:p>
          </table:table-cell>
          <table:table-cell table:style-name="ce9" office:value-type="float" office:value="26.3677584613686" calcext:value-type="float">
            <text:p><text:s text:c="3"/>26,4 </text:p>
          </table:table-cell>
          <table:table-cell table:style-name="ce9" office:value-type="float" office:value="36.5841604875763" calcext:value-type="float">
            <text:p><text:s text:c="3"/>36,6 </text:p>
          </table:table-cell>
          <table:table-cell table:style-name="ce9" office:value-type="float" office:value="48.8706164912272" calcext:value-type="float">
            <text:p><text:s text:c="3"/>48,9 </text:p>
          </table:table-cell>
          <table:table-cell table:style-name="ce9" office:value-type="float" office:value="42.8889264120629" calcext:value-type="float">
            <text:p><text:s text:c="3"/>42,9 </text:p>
          </table:table-cell>
          <table:table-cell table:style-name="ce9" office:value-type="float" office:value="54.8523065703916" calcext:value-type="float">
            <text:p><text:s text:c="3"/>54,9 </text:p>
          </table:table-cell>
          <table:table-cell table:style-name="ce9" office:value-type="float" office:value="33.4486957165454" calcext:value-type="float">
            <text:p><text:s text:c="3"/>33,4 </text:p>
          </table:table-cell>
          <table:table-cell table:style-name="ce9" office:value-type="float" office:value="29.1642428783659" calcext:value-type="float">
            <text:p><text:s text:c="3"/>29,2 </text:p>
          </table:table-cell>
          <table:table-cell table:style-name="ce9" office:value-type="float" office:value="37.7331485547249" calcext:value-type="float">
            <text:p><text:s text:c="3"/>37,7 </text:p>
          </table:table-cell>
          <table:table-cell table:style-name="ce9" office:value-type="float" office:value="37.9498357260191" calcext:value-type="float">
            <text:p><text:s text:c="3"/>37,9 </text:p>
          </table:table-cell>
          <table:table-cell table:style-name="ce9" office:value-type="float" office:value="34.5162361873749" calcext:value-type="float">
            <text:p><text:s text:c="3"/>34,5 </text:p>
          </table:table-cell>
          <table:table-cell table:style-name="ce9" office:value-type="float" office:value="41.3834352646633" calcext:value-type="float">
            <text:p><text:s text:c="3"/>41,4 </text:p>
          </table:table-cell>
          <table:table-cell table:style-name="ce9" office:value-type="float" office:value="30.668442716878" calcext:value-type="float">
            <text:p><text:s text:c="3"/>30,7 </text:p>
          </table:table-cell>
          <table:table-cell table:style-name="ce9" office:value-type="float" office:value="24.0688606985626" calcext:value-type="float">
            <text:p><text:s text:c="3"/>24,1 </text:p>
          </table:table-cell>
          <table:table-cell table:style-name="ce9" office:value-type="float" office:value="37.2680247351933" calcext:value-type="float">
            <text:p><text:s text:c="3"/>37,3 </text:p>
          </table:table-cell>
          <table:table-cell table:number-columns-repeated="963"/>
        </table:table-row>
        <table:table-row table:style-name="ro1">
          <table:table-cell office:value-type="string" calcext:value-type="string">
            <text:p>Recife</text:p>
          </table:table-cell>
          <table:table-cell table:style-name="ce9" office:value-type="float" office:value="50.3419138954375" calcext:value-type="float">
            <text:p><text:s text:c="3"/>50,3 </text:p>
          </table:table-cell>
          <table:table-cell table:style-name="ce9" office:value-type="float" office:value="48.1788768850707" calcext:value-type="float">
            <text:p><text:s text:c="3"/>48,2 </text:p>
          </table:table-cell>
          <table:table-cell table:style-name="ce9" office:value-type="float" office:value="52.5049509058043" calcext:value-type="float">
            <text:p><text:s text:c="3"/>52,5 </text:p>
          </table:table-cell>
          <table:table-cell table:style-name="ce9" office:value-type="float" office:value="36.4875239461432" calcext:value-type="float">
            <text:p><text:s text:c="3"/>36,5 </text:p>
          </table:table-cell>
          <table:table-cell table:style-name="ce9" office:value-type="float" office:value="33.8692060178922" calcext:value-type="float">
            <text:p><text:s text:c="3"/>33,9 </text:p>
          </table:table-cell>
          <table:table-cell table:style-name="ce9" office:value-type="float" office:value="39.1058418743943" calcext:value-type="float">
            <text:p><text:s text:c="3"/>39,1 </text:p>
          </table:table-cell>
          <table:table-cell table:style-name="ce9" office:value-type="float" office:value="37.2298259653709" calcext:value-type="float">
            <text:p><text:s text:c="3"/>37,2 </text:p>
          </table:table-cell>
          <table:table-cell table:style-name="ce9" office:value-type="float" office:value="34.7660316418889" calcext:value-type="float">
            <text:p><text:s text:c="3"/>34,8 </text:p>
          </table:table-cell>
          <table:table-cell table:style-name="ce9" office:value-type="float" office:value="39.6936202888529" calcext:value-type="float">
            <text:p><text:s text:c="3"/>39,7 </text:p>
          </table:table-cell>
          <table:table-cell table:style-name="ce9" office:value-type="float" office:value="37.0591330766296" calcext:value-type="float">
            <text:p><text:s text:c="3"/>37,1 </text:p>
          </table:table-cell>
          <table:table-cell table:style-name="ce9" office:value-type="float" office:value="29.9231786366572" calcext:value-type="float">
            <text:p><text:s text:c="3"/>29,9 </text:p>
          </table:table-cell>
          <table:table-cell table:style-name="ce9" office:value-type="float" office:value="44.195087516602" calcext:value-type="float">
            <text:p><text:s text:c="3"/>44,2 </text:p>
          </table:table-cell>
          <table:table-cell table:style-name="ce9" office:value-type="float" office:value="43.9094749107529" calcext:value-type="float">
            <text:p><text:s text:c="3"/>43,9 </text:p>
          </table:table-cell>
          <table:table-cell table:style-name="ce9" office:value-type="float" office:value="41.0644445623597" calcext:value-type="float">
            <text:p><text:s text:c="3"/>41,1 </text:p>
          </table:table-cell>
          <table:table-cell table:style-name="ce9" office:value-type="float" office:value="46.7545052591462" calcext:value-type="float">
            <text:p><text:s text:c="3"/>46,8 </text:p>
          </table:table-cell>
          <table:table-cell table:style-name="ce9" office:value-type="float" office:value="29.6633433406652" calcext:value-type="float">
            <text:p><text:s text:c="3"/>29,7 </text:p>
          </table:table-cell>
          <table:table-cell table:style-name="ce9" office:value-type="float" office:value="26.9469885101876" calcext:value-type="float">
            <text:p><text:s text:c="3"/>26,9 </text:p>
          </table:table-cell>
          <table:table-cell table:style-name="ce9" office:value-type="float" office:value="32.3796981711429" calcext:value-type="float">
            <text:p><text:s text:c="3"/>32,4 </text:p>
          </table:table-cell>
          <table:table-cell table:style-name="ce9" office:value-type="float" office:value="29.2006307627567" calcext:value-type="float">
            <text:p><text:s text:c="3"/>29,2 </text:p>
          </table:table-cell>
          <table:table-cell table:style-name="ce9" office:value-type="float" office:value="25.6378298394269" calcext:value-type="float">
            <text:p><text:s text:c="3"/>25,6 </text:p>
          </table:table-cell>
          <table:table-cell table:style-name="ce9" office:value-type="float" office:value="32.7634316860864" calcext:value-type="float">
            <text:p><text:s text:c="3"/>32,8 </text:p>
          </table:table-cell>
          <table:table-cell table:style-name="ce9" office:value-type="float" office:value="27.7579796001424" calcext:value-type="float">
            <text:p><text:s text:c="3"/>27,8 </text:p>
          </table:table-cell>
          <table:table-cell table:style-name="ce9" office:value-type="float" office:value="18.8917196119146" calcext:value-type="float">
            <text:p><text:s text:c="3"/>18,9 </text:p>
          </table:table-cell>
          <table:table-cell table:style-name="ce9" office:value-type="float" office:value="36.6242395883701" calcext:value-type="float">
            <text:p><text:s text:c="3"/>36,6 </text:p>
          </table:table-cell>
          <table:table-cell table:style-name="ce9" office:value-type="float" office:value="55.8242730872267" calcext:value-type="float">
            <text:p><text:s text:c="3"/>55,8 </text:p>
          </table:table-cell>
          <table:table-cell table:style-name="ce9" office:value-type="float" office:value="52.8118864425209" calcext:value-type="float">
            <text:p><text:s text:c="3"/>52,8 </text:p>
          </table:table-cell>
          <table:table-cell table:style-name="ce9" office:value-type="float" office:value="58.8366597319325" calcext:value-type="float">
            <text:p><text:s text:c="3"/>58,8 </text:p>
          </table:table-cell>
          <table:table-cell table:style-name="ce9" office:value-type="float" office:value="42.3683345576088" calcext:value-type="float">
            <text:p><text:s text:c="3"/>42,4 </text:p>
          </table:table-cell>
          <table:table-cell table:style-name="ce9" office:value-type="float" office:value="38.7290593249746" calcext:value-type="float">
            <text:p><text:s text:c="3"/>38,7 </text:p>
          </table:table-cell>
          <table:table-cell table:style-name="ce9" office:value-type="float" office:value="46.0076097902429" calcext:value-type="float">
            <text:p><text:s text:c="3"/>46,0 </text:p>
          </table:table-cell>
          <table:table-cell table:style-name="ce9" office:value-type="float" office:value="44.4629242868622" calcext:value-type="float">
            <text:p><text:s text:c="3"/>44,5 </text:p>
          </table:table-cell>
          <table:table-cell table:style-name="ce9" office:value-type="float" office:value="40.9036501350762" calcext:value-type="float">
            <text:p><text:s text:c="3"/>40,9 </text:p>
          </table:table-cell>
          <table:table-cell table:style-name="ce9" office:value-type="float" office:value="48.0221984386482" calcext:value-type="float">
            <text:p><text:s text:c="3"/>48,0 </text:p>
          </table:table-cell>
          <table:table-cell table:style-name="ce9" office:value-type="float" office:value="46.4682548057832" calcext:value-type="float">
            <text:p><text:s text:c="3"/>46,5 </text:p>
          </table:table-cell>
          <table:table-cell table:style-name="ce9" office:value-type="float" office:value="40.2942075122185" calcext:value-type="float">
            <text:p><text:s text:c="3"/>40,3 </text:p>
          </table:table-cell>
          <table:table-cell table:style-name="ce9" office:value-type="float" office:value="52.6423020993478" calcext:value-type="float">
            <text:p><text:s text:c="3"/>52,6 </text:p>
          </table:table-cell>
          <table:table-cell table:style-name="ce9" office:value-type="float" office:value="52.7602008595947" calcext:value-type="float">
            <text:p><text:s text:c="3"/>52,8 </text:p>
          </table:table-cell>
          <table:table-cell table:style-name="ce9" office:value-type="float" office:value="50.173339192263" calcext:value-type="float">
            <text:p><text:s text:c="3"/>50,2 </text:p>
          </table:table-cell>
          <table:table-cell table:style-name="ce9" office:value-type="float" office:value="55.3470625269264" calcext:value-type="float">
            <text:p><text:s text:c="3"/>55,3 </text:p>
          </table:table-cell>
          <table:table-cell table:style-name="ce9" office:value-type="float" office:value="38.146496052661" calcext:value-type="float">
            <text:p><text:s text:c="3"/>38,1 </text:p>
          </table:table-cell>
          <table:table-cell table:style-name="ce9" office:value-type="float" office:value="35.6682970707682" calcext:value-type="float">
            <text:p><text:s text:c="3"/>35,7 </text:p>
          </table:table-cell>
          <table:table-cell table:style-name="ce9" office:value-type="float" office:value="40.6246950345537" calcext:value-type="float">
            <text:p><text:s text:c="3"/>40,6 </text:p>
          </table:table-cell>
          <table:table-cell table:style-name="ce9" office:value-type="float" office:value="37.3204737357659" calcext:value-type="float">
            <text:p><text:s text:c="3"/>37,3 </text:p>
          </table:table-cell>
          <table:table-cell table:style-name="ce9" office:value-type="float" office:value="34.1802397245774" calcext:value-type="float">
            <text:p><text:s text:c="3"/>34,2 </text:p>
          </table:table-cell>
          <table:table-cell table:style-name="ce9" office:value-type="float" office:value="40.4607077469545" calcext:value-type="float">
            <text:p><text:s text:c="3"/>40,5 </text:p>
          </table:table-cell>
          <table:table-cell table:style-name="ce9" office:value-type="float" office:value="40.1722677258822" calcext:value-type="float">
            <text:p><text:s text:c="3"/>40,2 </text:p>
          </table:table-cell>
          <table:table-cell table:style-name="ce9" office:value-type="float" office:value="29.7994563429311" calcext:value-type="float">
            <text:p><text:s text:c="3"/>29,8 </text:p>
          </table:table-cell>
          <table:table-cell table:style-name="ce9" office:value-type="float" office:value="50.5450791088334" calcext:value-type="float">
            <text:p><text:s text:c="3"/>50,5 </text:p>
          </table:table-cell>
          <table:table-cell table:style-name="ce9" office:value-type="float" office:value="43.8300325507975" calcext:value-type="float">
            <text:p><text:s text:c="3"/>43,8 </text:p>
          </table:table-cell>
          <table:table-cell table:style-name="ce9" office:value-type="float" office:value="40.6466626503727" calcext:value-type="float">
            <text:p><text:s text:c="3"/>40,6 </text:p>
          </table:table-cell>
          <table:table-cell table:style-name="ce9" office:value-type="float" office:value="47.0134024512222" calcext:value-type="float">
            <text:p><text:s text:c="3"/>47,0 </text:p>
          </table:table-cell>
          <table:table-cell table:style-name="ce9" office:value-type="float" office:value="33.2107402191418" calcext:value-type="float">
            <text:p><text:s text:c="3"/>33,2 </text:p>
          </table:table-cell>
          <table:table-cell table:style-name="ce9" office:value-type="float" office:value="27.6948919932381" calcext:value-type="float">
            <text:p><text:s text:c="3"/>27,7 </text:p>
          </table:table-cell>
          <table:table-cell table:style-name="ce9" office:value-type="float" office:value="38.7265884450455" calcext:value-type="float">
            <text:p><text:s text:c="3"/>38,7 </text:p>
          </table:table-cell>
          <table:table-cell table:style-name="ce9" office:value-type="float" office:value="37.07556443678" calcext:value-type="float">
            <text:p><text:s text:c="3"/>37,1 </text:p>
          </table:table-cell>
          <table:table-cell table:style-name="ce9" office:value-type="float" office:value="33.1044282019262" calcext:value-type="float">
            <text:p><text:s text:c="3"/>33,1 </text:p>
          </table:table-cell>
          <table:table-cell table:style-name="ce9" office:value-type="float" office:value="41.0467006716337" calcext:value-type="float">
            <text:p><text:s text:c="3"/>41,0 </text:p>
          </table:table-cell>
          <table:table-cell table:style-name="ce9" office:value-type="float" office:value="30.5226850095626" calcext:value-type="float">
            <text:p><text:s text:c="3"/>30,5 </text:p>
          </table:table-cell>
          <table:table-cell table:style-name="ce9" office:value-type="float" office:value="27.4952178553457" calcext:value-type="float">
            <text:p><text:s text:c="3"/>27,5 </text:p>
          </table:table-cell>
          <table:table-cell table:style-name="ce9" office:value-type="float" office:value="33.5501521637794" calcext:value-type="float">
            <text:p><text:s text:c="3"/>33,6 </text:p>
          </table:table-cell>
          <table:table-cell table:number-columns-repeated="963"/>
        </table:table-row>
        <table:table-row table:style-name="ro1">
          <table:table-cell office:value-type="string" calcext:value-type="string">
            <text:p>Maceió</text:p>
          </table:table-cell>
          <table:table-cell table:style-name="ce9" office:value-type="float" office:value="48.0451317732794" calcext:value-type="float">
            <text:p><text:s text:c="3"/>48,0 </text:p>
          </table:table-cell>
          <table:table-cell table:style-name="ce9" office:value-type="float" office:value="45.6224778688345" calcext:value-type="float">
            <text:p><text:s text:c="3"/>45,6 </text:p>
          </table:table-cell>
          <table:table-cell table:style-name="ce9" office:value-type="float" office:value="50.4677856777242" calcext:value-type="float">
            <text:p><text:s text:c="3"/>50,5 </text:p>
          </table:table-cell>
          <table:table-cell table:style-name="ce9" office:value-type="float" office:value="40.6212132222943" calcext:value-type="float">
            <text:p><text:s text:c="3"/>40,6 </text:p>
          </table:table-cell>
          <table:table-cell table:style-name="ce9" office:value-type="float" office:value="37.8826648100988" calcext:value-type="float">
            <text:p><text:s text:c="3"/>37,9 </text:p>
          </table:table-cell>
          <table:table-cell table:style-name="ce9" office:value-type="float" office:value="43.3597616344897" calcext:value-type="float">
            <text:p><text:s text:c="3"/>43,4 </text:p>
          </table:table-cell>
          <table:table-cell table:style-name="ce9" office:value-type="float" office:value="42.5128237884705" calcext:value-type="float">
            <text:p><text:s text:c="3"/>42,5 </text:p>
          </table:table-cell>
          <table:table-cell table:style-name="ce9" office:value-type="float" office:value="40.0972863346763" calcext:value-type="float">
            <text:p><text:s text:c="3"/>40,1 </text:p>
          </table:table-cell>
          <table:table-cell table:style-name="ce9" office:value-type="float" office:value="44.9283612422647" calcext:value-type="float">
            <text:p><text:s text:c="3"/>44,9 </text:p>
          </table:table-cell>
          <table:table-cell table:style-name="ce9" office:value-type="float" office:value="38.7614390284701" calcext:value-type="float">
            <text:p><text:s text:c="3"/>38,8 </text:p>
          </table:table-cell>
          <table:table-cell table:style-name="ce9" office:value-type="float" office:value="32.0610154747318" calcext:value-type="float">
            <text:p><text:s text:c="3"/>32,1 </text:p>
          </table:table-cell>
          <table:table-cell table:style-name="ce9" office:value-type="float" office:value="45.4618625822085" calcext:value-type="float">
            <text:p><text:s text:c="3"/>45,5 </text:p>
          </table:table-cell>
          <table:table-cell table:style-name="ce9" office:value-type="float" office:value="38.1500189882187" calcext:value-type="float">
            <text:p><text:s text:c="3"/>38,2 </text:p>
          </table:table-cell>
          <table:table-cell table:style-name="ce9" office:value-type="float" office:value="35.1269309840059" calcext:value-type="float">
            <text:p><text:s text:c="3"/>35,1 </text:p>
          </table:table-cell>
          <table:table-cell table:style-name="ce9" office:value-type="float" office:value="41.1731069924314" calcext:value-type="float">
            <text:p><text:s text:c="3"/>41,2 </text:p>
          </table:table-cell>
          <table:table-cell table:style-name="ce9" office:value-type="float" office:value="30.3594062793876" calcext:value-type="float">
            <text:p><text:s text:c="3"/>30,4 </text:p>
          </table:table-cell>
          <table:table-cell table:style-name="ce9" office:value-type="float" office:value="26.3124434528722" calcext:value-type="float">
            <text:p><text:s text:c="3"/>26,3 </text:p>
          </table:table-cell>
          <table:table-cell table:style-name="ce9" office:value-type="float" office:value="34.4063691059031" calcext:value-type="float">
            <text:p><text:s text:c="3"/>34,4 </text:p>
          </table:table-cell>
          <table:table-cell table:style-name="ce9" office:value-type="float" office:value="34.5614620004277" calcext:value-type="float">
            <text:p><text:s text:c="3"/>34,6 </text:p>
          </table:table-cell>
          <table:table-cell table:style-name="ce9" office:value-type="float" office:value="30.7834609423258" calcext:value-type="float">
            <text:p><text:s text:c="3"/>30,8 </text:p>
          </table:table-cell>
          <table:table-cell table:style-name="ce9" office:value-type="float" office:value="38.3394630585296" calcext:value-type="float">
            <text:p><text:s text:c="3"/>38,3 </text:p>
          </table:table-cell>
          <table:table-cell table:style-name="ce9" office:value-type="float" office:value="28.8258069042949" calcext:value-type="float">
            <text:p><text:s text:c="3"/>28,8 </text:p>
          </table:table-cell>
          <table:table-cell table:style-name="ce9" office:value-type="float" office:value="19.4125040906673" calcext:value-type="float">
            <text:p><text:s text:c="3"/>19,4 </text:p>
          </table:table-cell>
          <table:table-cell table:style-name="ce9" office:value-type="float" office:value="38.2391097179225" calcext:value-type="float">
            <text:p><text:s text:c="3"/>38,2 </text:p>
          </table:table-cell>
          <table:table-cell table:style-name="ce9" office:value-type="float" office:value="55.3916989141704" calcext:value-type="float">
            <text:p><text:s text:c="3"/>55,4 </text:p>
          </table:table-cell>
          <table:table-cell table:style-name="ce9" office:value-type="float" office:value="51.6869312450269" calcext:value-type="float">
            <text:p><text:s text:c="3"/>51,7 </text:p>
          </table:table-cell>
          <table:table-cell table:style-name="ce9" office:value-type="float" office:value="59.096466583314" calcext:value-type="float">
            <text:p><text:s text:c="3"/>59,1 </text:p>
          </table:table-cell>
          <table:table-cell table:style-name="ce9" office:value-type="float" office:value="49.3511984894529" calcext:value-type="float">
            <text:p><text:s text:c="3"/>49,4 </text:p>
          </table:table-cell>
          <table:table-cell table:style-name="ce9" office:value-type="float" office:value="46.0902925374429" calcext:value-type="float">
            <text:p><text:s text:c="3"/>46,1 </text:p>
          </table:table-cell>
          <table:table-cell table:style-name="ce9" office:value-type="float" office:value="52.6121044414628" calcext:value-type="float">
            <text:p><text:s text:c="3"/>52,6 </text:p>
          </table:table-cell>
          <table:table-cell table:style-name="ce9" office:value-type="float" office:value="49.6173796961264" calcext:value-type="float">
            <text:p><text:s text:c="3"/>49,6 </text:p>
          </table:table-cell>
          <table:table-cell table:style-name="ce9" office:value-type="float" office:value="46.1885505012376" calcext:value-type="float">
            <text:p><text:s text:c="3"/>46,2 </text:p>
          </table:table-cell>
          <table:table-cell table:style-name="ce9" office:value-type="float" office:value="53.0462088910152" calcext:value-type="float">
            <text:p><text:s text:c="3"/>53,0 </text:p>
          </table:table-cell>
          <table:table-cell table:style-name="ce9" office:value-type="float" office:value="48.1824099194649" calcext:value-type="float">
            <text:p><text:s text:c="3"/>48,2 </text:p>
          </table:table-cell>
          <table:table-cell table:style-name="ce9" office:value-type="float" office:value="39.5610627146872" calcext:value-type="float">
            <text:p><text:s text:c="3"/>39,6 </text:p>
          </table:table-cell>
          <table:table-cell table:style-name="ce9" office:value-type="float" office:value="56.8037571242426" calcext:value-type="float">
            <text:p><text:s text:c="3"/>56,8 </text:p>
          </table:table-cell>
          <table:table-cell table:style-name="ce9" office:value-type="float" office:value="46.6885654117828" calcext:value-type="float">
            <text:p><text:s text:c="3"/>46,7 </text:p>
          </table:table-cell>
          <table:table-cell table:style-name="ce9" office:value-type="float" office:value="43.79618564386" calcext:value-type="float">
            <text:p><text:s text:c="3"/>43,8 </text:p>
          </table:table-cell>
          <table:table-cell table:style-name="ce9" office:value-type="float" office:value="49.5809451797057" calcext:value-type="float">
            <text:p><text:s text:c="3"/>49,6 </text:p>
          </table:table-cell>
          <table:table-cell table:style-name="ce9" office:value-type="float" office:value="37.4754514034039" calcext:value-type="float">
            <text:p><text:s text:c="3"/>37,5 </text:p>
          </table:table-cell>
          <table:table-cell table:style-name="ce9" office:value-type="float" office:value="34.9195616595142" calcext:value-type="float">
            <text:p><text:s text:c="3"/>34,9 </text:p>
          </table:table-cell>
          <table:table-cell table:style-name="ce9" office:value-type="float" office:value="40.0313411472936" calcext:value-type="float">
            <text:p><text:s text:c="3"/>40,0 </text:p>
          </table:table-cell>
          <table:table-cell table:style-name="ce9" office:value-type="float" office:value="41.7252472289346" calcext:value-type="float">
            <text:p><text:s text:c="3"/>41,7 </text:p>
          </table:table-cell>
          <table:table-cell table:style-name="ce9" office:value-type="float" office:value="38.7657641346269" calcext:value-type="float">
            <text:p><text:s text:c="3"/>38,8 </text:p>
          </table:table-cell>
          <table:table-cell table:style-name="ce9" office:value-type="float" office:value="44.6847303232423" calcext:value-type="float">
            <text:p><text:s text:c="3"/>44,7 </text:p>
          </table:table-cell>
          <table:table-cell table:style-name="ce9" office:value-type="float" office:value="37.4973974673733" calcext:value-type="float">
            <text:p><text:s text:c="3"/>37,5 </text:p>
          </table:table-cell>
          <table:table-cell table:style-name="ce9" office:value-type="float" office:value="27.542570883023" calcext:value-type="float">
            <text:p><text:s text:c="3"/>27,5 </text:p>
          </table:table-cell>
          <table:table-cell table:style-name="ce9" office:value-type="float" office:value="47.4522240517236" calcext:value-type="float">
            <text:p><text:s text:c="3"/>47,5 </text:p>
          </table:table-cell>
          <table:table-cell table:style-name="ce9" office:value-type="float" office:value="51.5908967671234" calcext:value-type="float">
            <text:p><text:s text:c="3"/>51,6 </text:p>
          </table:table-cell>
          <table:table-cell table:style-name="ce9" office:value-type="float" office:value="47.4481125868993" calcext:value-type="float">
            <text:p><text:s text:c="3"/>47,4 </text:p>
          </table:table-cell>
          <table:table-cell table:style-name="ce9" office:value-type="float" office:value="55.7336809473475" calcext:value-type="float">
            <text:p><text:s text:c="3"/>55,7 </text:p>
          </table:table-cell>
          <table:table-cell table:style-name="ce9" office:value-type="float" office:value="45.911894662941" calcext:value-type="float">
            <text:p><text:s text:c="3"/>45,9 </text:p>
          </table:table-cell>
          <table:table-cell table:style-name="ce9" office:value-type="float" office:value="41.4815774883729" calcext:value-type="float">
            <text:p><text:s text:c="3"/>41,5 </text:p>
          </table:table-cell>
          <table:table-cell table:style-name="ce9" office:value-type="float" office:value="50.342211837509" calcext:value-type="float">
            <text:p><text:s text:c="3"/>50,3 </text:p>
          </table:table-cell>
          <table:table-cell table:style-name="ce9" office:value-type="float" office:value="43.3559308215635" calcext:value-type="float">
            <text:p><text:s text:c="3"/>43,4 </text:p>
          </table:table-cell>
          <table:table-cell table:style-name="ce9" office:value-type="float" office:value="39.5135230234806" calcext:value-type="float">
            <text:p><text:s text:c="3"/>39,5 </text:p>
          </table:table-cell>
          <table:table-cell table:style-name="ce9" office:value-type="float" office:value="47.1983386196464" calcext:value-type="float">
            <text:p><text:s text:c="3"/>47,2 </text:p>
          </table:table-cell>
          <table:table-cell table:style-name="ce9" office:value-type="float" office:value="40.6854598466948" calcext:value-type="float">
            <text:p><text:s text:c="3"/>40,7 </text:p>
          </table:table-cell>
          <table:table-cell table:style-name="ce9" office:value-type="float" office:value="33.0559933901489" calcext:value-type="float">
            <text:p><text:s text:c="3"/>33,1 </text:p>
          </table:table-cell>
          <table:table-cell table:style-name="ce9" office:value-type="float" office:value="48.3149263032406" calcext:value-type="float">
            <text:p><text:s text:c="3"/>48,3 </text:p>
          </table:table-cell>
          <table:table-cell table:number-columns-repeated="963"/>
        </table:table-row>
        <table:table-row table:style-name="ro1">
          <table:table-cell office:value-type="string" calcext:value-type="string">
            <text:p>Aracaju</text:p>
          </table:table-cell>
          <table:table-cell table:style-name="ce9" office:value-type="float" office:value="46.5315246454424" calcext:value-type="float">
            <text:p><text:s text:c="3"/>46,5 </text:p>
          </table:table-cell>
          <table:table-cell table:style-name="ce9" office:value-type="float" office:value="44.0620783764374" calcext:value-type="float">
            <text:p><text:s text:c="3"/>44,1 </text:p>
          </table:table-cell>
          <table:table-cell table:style-name="ce9" office:value-type="float" office:value="49.0009709144474" calcext:value-type="float">
            <text:p><text:s text:c="3"/>49,0 </text:p>
          </table:table-cell>
          <table:table-cell table:style-name="ce9" office:value-type="float" office:value="41.8066833337995" calcext:value-type="float">
            <text:p><text:s text:c="3"/>41,8 </text:p>
          </table:table-cell>
          <table:table-cell table:style-name="ce9" office:value-type="float" office:value="39.7219923771814" calcext:value-type="float">
            <text:p><text:s text:c="3"/>39,7 </text:p>
          </table:table-cell>
          <table:table-cell table:style-name="ce9" office:value-type="float" office:value="43.8913742904176" calcext:value-type="float">
            <text:p><text:s text:c="3"/>43,9 </text:p>
          </table:table-cell>
          <table:table-cell table:style-name="ce9" office:value-type="float" office:value="41.3986030816299" calcext:value-type="float">
            <text:p><text:s text:c="3"/>41,4 </text:p>
          </table:table-cell>
          <table:table-cell table:style-name="ce9" office:value-type="float" office:value="38.8799985420313" calcext:value-type="float">
            <text:p><text:s text:c="3"/>38,9 </text:p>
          </table:table-cell>
          <table:table-cell table:style-name="ce9" office:value-type="float" office:value="43.9172076212284" calcext:value-type="float">
            <text:p><text:s text:c="3"/>43,9 </text:p>
          </table:table-cell>
          <table:table-cell table:style-name="ce9" office:value-type="float" office:value="33.8381855710683" calcext:value-type="float">
            <text:p><text:s text:c="3"/>33,8 </text:p>
          </table:table-cell>
          <table:table-cell table:style-name="ce9" office:value-type="float" office:value="29.5016654037505" calcext:value-type="float">
            <text:p><text:s text:c="3"/>29,5 </text:p>
          </table:table-cell>
          <table:table-cell table:style-name="ce9" office:value-type="float" office:value="38.1747057383861" calcext:value-type="float">
            <text:p><text:s text:c="3"/>38,2 </text:p>
          </table:table-cell>
          <table:table-cell table:style-name="ce9" office:value-type="float" office:value="36.6555369271554" calcext:value-type="float">
            <text:p><text:s text:c="3"/>36,7 </text:p>
          </table:table-cell>
          <table:table-cell table:style-name="ce9" office:value-type="float" office:value="33.6196789814496" calcext:value-type="float">
            <text:p><text:s text:c="3"/>33,6 </text:p>
          </table:table-cell>
          <table:table-cell table:style-name="ce9" office:value-type="float" office:value="39.6913948728612" calcext:value-type="float">
            <text:p><text:s text:c="3"/>39,7 </text:p>
          </table:table-cell>
          <table:table-cell table:style-name="ce9" office:value-type="float" office:value="33.9728096960297" calcext:value-type="float">
            <text:p><text:s text:c="3"/>34,0 </text:p>
          </table:table-cell>
          <table:table-cell table:style-name="ce9" office:value-type="float" office:value="31.2088747801096" calcext:value-type="float">
            <text:p><text:s text:c="3"/>31,2 </text:p>
          </table:table-cell>
          <table:table-cell table:style-name="ce9" office:value-type="float" office:value="36.7367446119498" calcext:value-type="float">
            <text:p><text:s text:c="3"/>36,7 </text:p>
          </table:table-cell>
          <table:table-cell table:style-name="ce9" office:value-type="float" office:value="34.6855474923126" calcext:value-type="float">
            <text:p><text:s text:c="3"/>34,7 </text:p>
          </table:table-cell>
          <table:table-cell table:style-name="ce9" office:value-type="float" office:value="30.683064421715" calcext:value-type="float">
            <text:p><text:s text:c="3"/>30,7 </text:p>
          </table:table-cell>
          <table:table-cell table:style-name="ce9" office:value-type="float" office:value="38.6880305629103" calcext:value-type="float">
            <text:p><text:s text:c="3"/>38,7 </text:p>
          </table:table-cell>
          <table:table-cell table:style-name="ce9" office:value-type="float" office:value="27.1375480799816" calcext:value-type="float">
            <text:p><text:s text:c="3"/>27,1 </text:p>
          </table:table-cell>
          <table:table-cell table:style-name="ce9" office:value-type="float" office:value="23.4415817513285" calcext:value-type="float">
            <text:p><text:s text:c="3"/>23,4 </text:p>
          </table:table-cell>
          <table:table-cell table:style-name="ce9" office:value-type="float" office:value="30.8335144086348" calcext:value-type="float">
            <text:p><text:s text:c="3"/>30,8 </text:p>
          </table:table-cell>
          <table:table-cell table:style-name="ce9" office:value-type="float" office:value="53.952217171486" calcext:value-type="float">
            <text:p><text:s text:c="3"/>54,0 </text:p>
          </table:table-cell>
          <table:table-cell table:style-name="ce9" office:value-type="float" office:value="50.845958153697" calcext:value-type="float">
            <text:p><text:s text:c="3"/>50,8 </text:p>
          </table:table-cell>
          <table:table-cell table:style-name="ce9" office:value-type="float" office:value="57.0584761892749" calcext:value-type="float">
            <text:p><text:s text:c="3"/>57,1 </text:p>
          </table:table-cell>
          <table:table-cell table:style-name="ce9" office:value-type="float" office:value="48.1534958411965" calcext:value-type="float">
            <text:p><text:s text:c="3"/>48,2 </text:p>
          </table:table-cell>
          <table:table-cell table:style-name="ce9" office:value-type="float" office:value="45.6231743567904" calcext:value-type="float">
            <text:p><text:s text:c="3"/>45,6 </text:p>
          </table:table-cell>
          <table:table-cell table:style-name="ce9" office:value-type="float" office:value="50.6838173256026" calcext:value-type="float">
            <text:p><text:s text:c="3"/>50,7 </text:p>
          </table:table-cell>
          <table:table-cell table:style-name="ce9" office:value-type="float" office:value="47.521948965199" calcext:value-type="float">
            <text:p><text:s text:c="3"/>47,5 </text:p>
          </table:table-cell>
          <table:table-cell table:style-name="ce9" office:value-type="float" office:value="44.4377711061845" calcext:value-type="float">
            <text:p><text:s text:c="3"/>44,4 </text:p>
          </table:table-cell>
          <table:table-cell table:style-name="ce9" office:value-type="float" office:value="50.6061268242135" calcext:value-type="float">
            <text:p><text:s text:c="3"/>50,6 </text:p>
          </table:table-cell>
          <table:table-cell table:style-name="ce9" office:value-type="float" office:value="40.6863183339546" calcext:value-type="float">
            <text:p><text:s text:c="3"/>40,7 </text:p>
          </table:table-cell>
          <table:table-cell table:style-name="ce9" office:value-type="float" office:value="31.5901389723396" calcext:value-type="float">
            <text:p><text:s text:c="3"/>31,6 </text:p>
          </table:table-cell>
          <table:table-cell table:style-name="ce9" office:value-type="float" office:value="49.7824976955697" calcext:value-type="float">
            <text:p><text:s text:c="3"/>49,8 </text:p>
          </table:table-cell>
          <table:table-cell table:style-name="ce9" office:value-type="float" office:value="45.8329191763091" calcext:value-type="float">
            <text:p><text:s text:c="3"/>45,8 </text:p>
          </table:table-cell>
          <table:table-cell table:style-name="ce9" office:value-type="float" office:value="42.740888033742" calcext:value-type="float">
            <text:p><text:s text:c="3"/>42,7 </text:p>
          </table:table-cell>
          <table:table-cell table:style-name="ce9" office:value-type="float" office:value="48.9249503188762" calcext:value-type="float">
            <text:p><text:s text:c="3"/>48,9 </text:p>
          </table:table-cell>
          <table:table-cell table:style-name="ce9" office:value-type="float" office:value="40.685230284318" calcext:value-type="float">
            <text:p><text:s text:c="3"/>40,7 </text:p>
          </table:table-cell>
          <table:table-cell table:style-name="ce9" office:value-type="float" office:value="38.4279036502952" calcext:value-type="float">
            <text:p><text:s text:c="3"/>38,4 </text:p>
          </table:table-cell>
          <table:table-cell table:style-name="ce9" office:value-type="float" office:value="42.9425569183408" calcext:value-type="float">
            <text:p><text:s text:c="3"/>42,9 </text:p>
          </table:table-cell>
          <table:table-cell table:style-name="ce9" office:value-type="float" office:value="40.78278739212" calcext:value-type="float">
            <text:p><text:s text:c="3"/>40,8 </text:p>
          </table:table-cell>
          <table:table-cell table:style-name="ce9" office:value-type="float" office:value="37.40682093519" calcext:value-type="float">
            <text:p><text:s text:c="3"/>37,4 </text:p>
          </table:table-cell>
          <table:table-cell table:style-name="ce9" office:value-type="float" office:value="44.1587538490501" calcext:value-type="float">
            <text:p><text:s text:c="3"/>44,2 </text:p>
          </table:table-cell>
          <table:table-cell table:style-name="ce9" office:value-type="float" office:value="35.2604005147699" calcext:value-type="float">
            <text:p><text:s text:c="3"/>35,3 </text:p>
          </table:table-cell>
          <table:table-cell table:style-name="ce9" office:value-type="float" office:value="27.7224950632527" calcext:value-type="float">
            <text:p><text:s text:c="3"/>27,7 </text:p>
          </table:table-cell>
          <table:table-cell table:style-name="ce9" office:value-type="float" office:value="42.7983059662871" calcext:value-type="float">
            <text:p><text:s text:c="3"/>42,8 </text:p>
          </table:table-cell>
          <table:table-cell table:style-name="ce9" office:value-type="float" office:value="47.8978925193868" calcext:value-type="float">
            <text:p><text:s text:c="3"/>47,9 </text:p>
          </table:table-cell>
          <table:table-cell table:style-name="ce9" office:value-type="float" office:value="43.8890870395168" calcext:value-type="float">
            <text:p><text:s text:c="3"/>43,9 </text:p>
          </table:table-cell>
          <table:table-cell table:style-name="ce9" office:value-type="float" office:value="51.9066979992568" calcext:value-type="float">
            <text:p><text:s text:c="3"/>51,9 </text:p>
          </table:table-cell>
          <table:table-cell table:style-name="ce9" office:value-type="float" office:value="43.5679839979519" calcext:value-type="float">
            <text:p><text:s text:c="3"/>43,6 </text:p>
          </table:table-cell>
          <table:table-cell table:style-name="ce9" office:value-type="float" office:value="39.6420286697028" calcext:value-type="float">
            <text:p><text:s text:c="3"/>39,6 </text:p>
          </table:table-cell>
          <table:table-cell table:style-name="ce9" office:value-type="float" office:value="47.4939393262009" calcext:value-type="float">
            <text:p><text:s text:c="3"/>47,5 </text:p>
          </table:table-cell>
          <table:table-cell table:style-name="ce9" office:value-type="float" office:value="42.272229648914" calcext:value-type="float">
            <text:p><text:s text:c="3"/>42,3 </text:p>
          </table:table-cell>
          <table:table-cell table:style-name="ce9" office:value-type="float" office:value="38.5853858541272" calcext:value-type="float">
            <text:p><text:s text:c="3"/>38,6 </text:p>
          </table:table-cell>
          <table:table-cell table:style-name="ce9" office:value-type="float" office:value="45.9590734437009" calcext:value-type="float">
            <text:p><text:s text:c="3"/>46,0 </text:p>
          </table:table-cell>
          <table:table-cell table:style-name="ce9" office:value-type="float" office:value="32.3511407841189" calcext:value-type="float">
            <text:p><text:s text:c="3"/>32,4 </text:p>
          </table:table-cell>
          <table:table-cell table:style-name="ce9" office:value-type="float" office:value="28.1084429667597" calcext:value-type="float">
            <text:p><text:s text:c="3"/>28,1 </text:p>
          </table:table-cell>
          <table:table-cell table:style-name="ce9" office:value-type="float" office:value="36.593838601478" calcext:value-type="float">
            <text:p><text:s text:c="3"/>36,6 </text:p>
          </table:table-cell>
          <table:table-cell table:number-columns-repeated="963"/>
        </table:table-row>
        <table:table-row table:style-name="ro1">
          <table:table-cell office:value-type="string" calcext:value-type="string">
            <text:p>Salvador</text:p>
          </table:table-cell>
          <table:table-cell table:style-name="ce9" office:value-type="float" office:value="46.1418437877257" calcext:value-type="float">
            <text:p><text:s text:c="3"/>46,1 </text:p>
          </table:table-cell>
          <table:table-cell table:style-name="ce9" office:value-type="float" office:value="43.5831280057898" calcext:value-type="float">
            <text:p><text:s text:c="3"/>43,6 </text:p>
          </table:table-cell>
          <table:table-cell table:style-name="ce9" office:value-type="float" office:value="48.7005595696616" calcext:value-type="float">
            <text:p><text:s text:c="3"/>48,7 </text:p>
          </table:table-cell>
          <table:table-cell table:style-name="ce9" office:value-type="float" office:value="40.0931760459154" calcext:value-type="float">
            <text:p><text:s text:c="3"/>40,1 </text:p>
          </table:table-cell>
          <table:table-cell table:style-name="ce9" office:value-type="float" office:value="37.4003381551069" calcext:value-type="float">
            <text:p><text:s text:c="3"/>37,4 </text:p>
          </table:table-cell>
          <table:table-cell table:style-name="ce9" office:value-type="float" office:value="42.7860139367238" calcext:value-type="float">
            <text:p><text:s text:c="3"/>42,8 </text:p>
          </table:table-cell>
          <table:table-cell table:style-name="ce9" office:value-type="float" office:value="36.8275417181924" calcext:value-type="float">
            <text:p><text:s text:c="3"/>36,8 </text:p>
          </table:table-cell>
          <table:table-cell table:style-name="ce9" office:value-type="float" office:value="34.480594673853" calcext:value-type="float">
            <text:p><text:s text:c="3"/>34,5 </text:p>
          </table:table-cell>
          <table:table-cell table:style-name="ce9" office:value-type="float" office:value="39.1744887625319" calcext:value-type="float">
            <text:p><text:s text:c="3"/>39,2 </text:p>
          </table:table-cell>
          <table:table-cell table:style-name="ce9" office:value-type="float" office:value="31.3087443407046" calcext:value-type="float">
            <text:p><text:s text:c="3"/>31,3 </text:p>
          </table:table-cell>
          <table:table-cell table:style-name="ce9" office:value-type="float" office:value="26.725578810964" calcext:value-type="float">
            <text:p><text:s text:c="3"/>26,7 </text:p>
          </table:table-cell>
          <table:table-cell table:style-name="ce9" office:value-type="float" office:value="35.8919098704451" calcext:value-type="float">
            <text:p><text:s text:c="3"/>35,9 </text:p>
          </table:table-cell>
          <table:table-cell table:style-name="ce9" office:value-type="float" office:value="34.7812741021378" calcext:value-type="float">
            <text:p><text:s text:c="3"/>34,8 </text:p>
          </table:table-cell>
          <table:table-cell table:style-name="ce9" office:value-type="float" office:value="31.7754012445163" calcext:value-type="float">
            <text:p><text:s text:c="3"/>31,8 </text:p>
          </table:table-cell>
          <table:table-cell table:style-name="ce9" office:value-type="float" office:value="37.7871469597592" calcext:value-type="float">
            <text:p><text:s text:c="3"/>37,8 </text:p>
          </table:table-cell>
          <table:table-cell table:style-name="ce9" office:value-type="float" office:value="32.7220422977033" calcext:value-type="float">
            <text:p><text:s text:c="3"/>32,7 </text:p>
          </table:table-cell>
          <table:table-cell table:style-name="ce9" office:value-type="float" office:value="29.4887016619358" calcext:value-type="float">
            <text:p><text:s text:c="3"/>29,5 </text:p>
          </table:table-cell>
          <table:table-cell table:style-name="ce9" office:value-type="float" office:value="35.9553829334709" calcext:value-type="float">
            <text:p><text:s text:c="3"/>36,0 </text:p>
          </table:table-cell>
          <table:table-cell table:style-name="ce9" office:value-type="float" office:value="30.1170313655755" calcext:value-type="float">
            <text:p><text:s text:c="3"/>30,1 </text:p>
          </table:table-cell>
          <table:table-cell table:style-name="ce9" office:value-type="float" office:value="26.5616001534167" calcext:value-type="float">
            <text:p><text:s text:c="3"/>26,6 </text:p>
          </table:table-cell>
          <table:table-cell table:style-name="ce9" office:value-type="float" office:value="33.6724625777343" calcext:value-type="float">
            <text:p><text:s text:c="3"/>33,7 </text:p>
          </table:table-cell>
          <table:table-cell table:style-name="ce9" office:value-type="float" office:value="32.3366223168823" calcext:value-type="float">
            <text:p><text:s text:c="3"/>32,3 </text:p>
          </table:table-cell>
          <table:table-cell table:style-name="ce9" office:value-type="float" office:value="25.5300967293202" calcext:value-type="float">
            <text:p><text:s text:c="3"/>25,5 </text:p>
          </table:table-cell>
          <table:table-cell table:style-name="ce9" office:value-type="float" office:value="39.1431479044443" calcext:value-type="float">
            <text:p><text:s text:c="3"/>39,1 </text:p>
          </table:table-cell>
          <table:table-cell table:style-name="ce9" office:value-type="float" office:value="54.6278246077466" calcext:value-type="float">
            <text:p><text:s text:c="3"/>54,6 </text:p>
          </table:table-cell>
          <table:table-cell table:style-name="ce9" office:value-type="float" office:value="51.0558060401564" calcext:value-type="float">
            <text:p><text:s text:c="3"/>51,1 </text:p>
          </table:table-cell>
          <table:table-cell table:style-name="ce9" office:value-type="float" office:value="58.1998431753367" calcext:value-type="float">
            <text:p><text:s text:c="3"/>58,2 </text:p>
          </table:table-cell>
          <table:table-cell table:style-name="ce9" office:value-type="float" office:value="46.8338915632288" calcext:value-type="float">
            <text:p><text:s text:c="3"/>46,8 </text:p>
          </table:table-cell>
          <table:table-cell table:style-name="ce9" office:value-type="float" office:value="43.8574581542932" calcext:value-type="float">
            <text:p><text:s text:c="3"/>43,9 </text:p>
          </table:table-cell>
          <table:table-cell table:style-name="ce9" office:value-type="float" office:value="49.8103249721644" calcext:value-type="float">
            <text:p><text:s text:c="3"/>49,8 </text:p>
          </table:table-cell>
          <table:table-cell table:style-name="ce9" office:value-type="float" office:value="42.5477537080925" calcext:value-type="float">
            <text:p><text:s text:c="3"/>42,5 </text:p>
          </table:table-cell>
          <table:table-cell table:style-name="ce9" office:value-type="float" office:value="39.6875116724901" calcext:value-type="float">
            <text:p><text:s text:c="3"/>39,7 </text:p>
          </table:table-cell>
          <table:table-cell table:style-name="ce9" office:value-type="float" office:value="45.4079957436949" calcext:value-type="float">
            <text:p><text:s text:c="3"/>45,4 </text:p>
          </table:table-cell>
          <table:table-cell table:style-name="ce9" office:value-type="float" office:value="30.2576316327626" calcext:value-type="float">
            <text:p><text:s text:c="3"/>30,3 </text:p>
          </table:table-cell>
          <table:table-cell table:style-name="ce9" office:value-type="float" office:value="22.7416273019451" calcext:value-type="float">
            <text:p><text:s text:c="3"/>22,7 </text:p>
          </table:table-cell>
          <table:table-cell table:style-name="ce9" office:value-type="float" office:value="37.7736359635801" calcext:value-type="float">
            <text:p><text:s text:c="3"/>37,8 </text:p>
          </table:table-cell>
          <table:table-cell table:style-name="ce9" office:value-type="float" office:value="45.5523264015865" calcext:value-type="float">
            <text:p><text:s text:c="3"/>45,6 </text:p>
          </table:table-cell>
          <table:table-cell table:style-name="ce9" office:value-type="float" office:value="42.8408793401169" calcext:value-type="float">
            <text:p><text:s text:c="3"/>42,8 </text:p>
          </table:table-cell>
          <table:table-cell table:style-name="ce9" office:value-type="float" office:value="48.2637734630562" calcext:value-type="float">
            <text:p><text:s text:c="3"/>48,3 </text:p>
          </table:table-cell>
          <table:table-cell table:style-name="ce9" office:value-type="float" office:value="40.0272308912272" calcext:value-type="float">
            <text:p><text:s text:c="3"/>40,0 </text:p>
          </table:table-cell>
          <table:table-cell table:style-name="ce9" office:value-type="float" office:value="37.0811936343789" calcext:value-type="float">
            <text:p><text:s text:c="3"/>37,1 </text:p>
          </table:table-cell>
          <table:table-cell table:style-name="ce9" office:value-type="float" office:value="42.9732681480755" calcext:value-type="float">
            <text:p><text:s text:c="3"/>43,0 </text:p>
          </table:table-cell>
          <table:table-cell table:style-name="ce9" office:value-type="float" office:value="36.6488025007249" calcext:value-type="float">
            <text:p><text:s text:c="3"/>36,6 </text:p>
          </table:table-cell>
          <table:table-cell table:style-name="ce9" office:value-type="float" office:value="33.8174423352089" calcext:value-type="float">
            <text:p><text:s text:c="3"/>33,8 </text:p>
          </table:table-cell>
          <table:table-cell table:style-name="ce9" office:value-type="float" office:value="39.4801626662408" calcext:value-type="float">
            <text:p><text:s text:c="3"/>39,5 </text:p>
          </table:table-cell>
          <table:table-cell table:style-name="ce9" office:value-type="float" office:value="35.2146214823472" calcext:value-type="float">
            <text:p><text:s text:c="3"/>35,2 </text:p>
          </table:table-cell>
          <table:table-cell table:style-name="ce9" office:value-type="float" office:value="29.7925948424586" calcext:value-type="float">
            <text:p><text:s text:c="3"/>29,8 </text:p>
          </table:table-cell>
          <table:table-cell table:style-name="ce9" office:value-type="float" office:value="40.6366481222357" calcext:value-type="float">
            <text:p><text:s text:c="3"/>40,6 </text:p>
          </table:table-cell>
          <table:table-cell table:style-name="ce9" office:value-type="float" office:value="49.6068481076316" calcext:value-type="float">
            <text:p><text:s text:c="3"/>49,6 </text:p>
          </table:table-cell>
          <table:table-cell table:style-name="ce9" office:value-type="float" office:value="41.9306437367766" calcext:value-type="float">
            <text:p><text:s text:c="3"/>41,9 </text:p>
          </table:table-cell>
          <table:table-cell table:style-name="ce9" office:value-type="float" office:value="57.2830524784865" calcext:value-type="float">
            <text:p><text:s text:c="3"/>57,3 </text:p>
          </table:table-cell>
          <table:table-cell table:style-name="ce9" office:value-type="float" office:value="40.3089369919045" calcext:value-type="float">
            <text:p><text:s text:c="3"/>40,3 </text:p>
          </table:table-cell>
          <table:table-cell table:style-name="ce9" office:value-type="float" office:value="34.0348102430106" calcext:value-type="float">
            <text:p><text:s text:c="3"/>34,0 </text:p>
          </table:table-cell>
          <table:table-cell table:style-name="ce9" office:value-type="float" office:value="46.5830637407984" calcext:value-type="float">
            <text:p><text:s text:c="3"/>46,6 </text:p>
          </table:table-cell>
          <table:table-cell table:style-name="ce9" office:value-type="float" office:value="37.1914074460357" calcext:value-type="float">
            <text:p><text:s text:c="3"/>37,2 </text:p>
          </table:table-cell>
          <table:table-cell table:style-name="ce9" office:value-type="float" office:value="33.0463287103569" calcext:value-type="float">
            <text:p><text:s text:c="3"/>33,0 </text:p>
          </table:table-cell>
          <table:table-cell table:style-name="ce9" office:value-type="float" office:value="41.3364861817144" calcext:value-type="float">
            <text:p><text:s text:c="3"/>41,3 </text:p>
          </table:table-cell>
          <table:table-cell table:style-name="ce9" office:value-type="float" office:value="22.2097248019716" calcext:value-type="float">
            <text:p><text:s text:c="3"/>22,2 </text:p>
          </table:table-cell>
          <table:table-cell table:style-name="ce9" office:value-type="float" office:value="13.7865238184412" calcext:value-type="float">
            <text:p><text:s text:c="3"/>13,8 </text:p>
          </table:table-cell>
          <table:table-cell table:style-name="ce9" office:value-type="float" office:value="30.6329257855021" calcext:value-type="float">
            <text:p><text:s text:c="3"/>30,6 </text:p>
          </table:table-cell>
          <table:table-cell table:number-columns-repeated="963"/>
        </table:table-row>
        <table:table-row table:style-name="ro1">
          <table:table-cell office:value-type="string" calcext:value-type="string">
            <text:p>Belo Horizonte</text:p>
          </table:table-cell>
          <table:table-cell table:style-name="ce9" office:value-type="float" office:value="55.1711732408907" calcext:value-type="float">
            <text:p><text:s text:c="3"/>55,2 </text:p>
          </table:table-cell>
          <table:table-cell table:style-name="ce9" office:value-type="float" office:value="52.8910560230373" calcext:value-type="float">
            <text:p><text:s text:c="3"/>52,9 </text:p>
          </table:table-cell>
          <table:table-cell table:style-name="ce9" office:value-type="float" office:value="57.4512904587442" calcext:value-type="float">
            <text:p><text:s text:c="3"/>57,5 </text:p>
          </table:table-cell>
          <table:table-cell table:style-name="ce9" office:value-type="float" office:value="46.073747291235" calcext:value-type="float">
            <text:p><text:s text:c="3"/>46,1 </text:p>
          </table:table-cell>
          <table:table-cell table:style-name="ce9" office:value-type="float" office:value="43.2846663655518" calcext:value-type="float">
            <text:p><text:s text:c="3"/>43,3 </text:p>
          </table:table-cell>
          <table:table-cell table:style-name="ce9" office:value-type="float" office:value="48.8628282169182" calcext:value-type="float">
            <text:p><text:s text:c="3"/>48,9 </text:p>
          </table:table-cell>
          <table:table-cell table:style-name="ce9" office:value-type="float" office:value="43.6764553010002" calcext:value-type="float">
            <text:p><text:s text:c="3"/>43,7 </text:p>
          </table:table-cell>
          <table:table-cell table:style-name="ce9" office:value-type="float" office:value="41.0610443172709" calcext:value-type="float">
            <text:p><text:s text:c="3"/>41,1 </text:p>
          </table:table-cell>
          <table:table-cell table:style-name="ce9" office:value-type="float" office:value="46.2918662847294" calcext:value-type="float">
            <text:p><text:s text:c="3"/>46,3 </text:p>
          </table:table-cell>
          <table:table-cell table:style-name="ce9" office:value-type="float" office:value="34.2596666243531" calcext:value-type="float">
            <text:p><text:s text:c="3"/>34,3 </text:p>
          </table:table-cell>
          <table:table-cell table:style-name="ce9" office:value-type="float" office:value="29.2427346607702" calcext:value-type="float">
            <text:p><text:s text:c="3"/>29,2 </text:p>
          </table:table-cell>
          <table:table-cell table:style-name="ce9" office:value-type="float" office:value="39.2765985879361" calcext:value-type="float">
            <text:p><text:s text:c="3"/>39,3 </text:p>
          </table:table-cell>
          <table:table-cell table:style-name="ce9" office:value-type="float" office:value="47.2353376115722" calcext:value-type="float">
            <text:p><text:s text:c="3"/>47,2 </text:p>
          </table:table-cell>
          <table:table-cell table:style-name="ce9" office:value-type="float" office:value="43.7138286014021" calcext:value-type="float">
            <text:p><text:s text:c="3"/>43,7 </text:p>
          </table:table-cell>
          <table:table-cell table:style-name="ce9" office:value-type="float" office:value="50.7568466217424" calcext:value-type="float">
            <text:p><text:s text:c="3"/>50,8 </text:p>
          </table:table-cell>
          <table:table-cell table:style-name="ce9" office:value-type="float" office:value="40.2857777977937" calcext:value-type="float">
            <text:p><text:s text:c="3"/>40,3 </text:p>
          </table:table-cell>
          <table:table-cell table:style-name="ce9" office:value-type="float" office:value="36.6152142956654" calcext:value-type="float">
            <text:p><text:s text:c="3"/>36,6 </text:p>
          </table:table-cell>
          <table:table-cell table:style-name="ce9" office:value-type="float" office:value="43.956341299922" calcext:value-type="float">
            <text:p><text:s text:c="3"/>44,0 </text:p>
          </table:table-cell>
          <table:table-cell table:style-name="ce9" office:value-type="float" office:value="39.0732234086559" calcext:value-type="float">
            <text:p><text:s text:c="3"/>39,1 </text:p>
          </table:table-cell>
          <table:table-cell table:style-name="ce9" office:value-type="float" office:value="35.9892762069889" calcext:value-type="float">
            <text:p><text:s text:c="3"/>36,0 </text:p>
          </table:table-cell>
          <table:table-cell table:style-name="ce9" office:value-type="float" office:value="42.1571706103229" calcext:value-type="float">
            <text:p><text:s text:c="3"/>42,2 </text:p>
          </table:table-cell>
          <table:table-cell table:style-name="ce9" office:value-type="float" office:value="29.420504389106" calcext:value-type="float">
            <text:p><text:s text:c="3"/>29,4 </text:p>
          </table:table-cell>
          <table:table-cell table:style-name="ce9" office:value-type="float" office:value="22.1111543337847" calcext:value-type="float">
            <text:p><text:s text:c="3"/>22,1 </text:p>
          </table:table-cell>
          <table:table-cell table:style-name="ce9" office:value-type="float" office:value="36.7298544444275" calcext:value-type="float">
            <text:p><text:s text:c="3"/>36,7 </text:p>
          </table:table-cell>
          <table:table-cell table:style-name="ce9" office:value-type="float" office:value="62.4030315408147" calcext:value-type="float">
            <text:p><text:s text:c="3"/>62,4 </text:p>
          </table:table-cell>
          <table:table-cell table:style-name="ce9" office:value-type="float" office:value="59.7186535927348" calcext:value-type="float">
            <text:p><text:s text:c="3"/>59,7 </text:p>
          </table:table-cell>
          <table:table-cell table:style-name="ce9" office:value-type="float" office:value="65.0874094888947" calcext:value-type="float">
            <text:p><text:s text:c="3"/>65,1 </text:p>
          </table:table-cell>
          <table:table-cell table:style-name="ce9" office:value-type="float" office:value="51.4604052121124" calcext:value-type="float">
            <text:p><text:s text:c="3"/>51,5 </text:p>
          </table:table-cell>
          <table:table-cell table:style-name="ce9" office:value-type="float" office:value="48.0184314965701" calcext:value-type="float">
            <text:p><text:s text:c="3"/>48,0 </text:p>
          </table:table-cell>
          <table:table-cell table:style-name="ce9" office:value-type="float" office:value="54.9023789276548" calcext:value-type="float">
            <text:p><text:s text:c="3"/>54,9 </text:p>
          </table:table-cell>
          <table:table-cell table:style-name="ce9" office:value-type="float" office:value="48.3437310349844" calcext:value-type="float">
            <text:p><text:s text:c="3"/>48,3 </text:p>
          </table:table-cell>
          <table:table-cell table:style-name="ce9" office:value-type="float" office:value="44.8996624756495" calcext:value-type="float">
            <text:p><text:s text:c="3"/>44,9 </text:p>
          </table:table-cell>
          <table:table-cell table:style-name="ce9" office:value-type="float" office:value="51.7877995943193" calcext:value-type="float">
            <text:p><text:s text:c="3"/>51,8 </text:p>
          </table:table-cell>
          <table:table-cell table:style-name="ce9" office:value-type="float" office:value="38.6490775616971" calcext:value-type="float">
            <text:p><text:s text:c="3"/>38,6 </text:p>
          </table:table-cell>
          <table:table-cell table:style-name="ce9" office:value-type="float" office:value="33.6995951171612" calcext:value-type="float">
            <text:p><text:s text:c="3"/>33,7 </text:p>
          </table:table-cell>
          <table:table-cell table:style-name="ce9" office:value-type="float" office:value="43.598560006233" calcext:value-type="float">
            <text:p><text:s text:c="3"/>43,6 </text:p>
          </table:table-cell>
          <table:table-cell table:style-name="ce9" office:value-type="float" office:value="56.1752522400791" calcext:value-type="float">
            <text:p><text:s text:c="3"/>56,2 </text:p>
          </table:table-cell>
          <table:table-cell table:style-name="ce9" office:value-type="float" office:value="53.7088571642553" calcext:value-type="float">
            <text:p><text:s text:c="3"/>53,7 </text:p>
          </table:table-cell>
          <table:table-cell table:style-name="ce9" office:value-type="float" office:value="58.641647315903" calcext:value-type="float">
            <text:p><text:s text:c="3"/>58,6 </text:p>
          </table:table-cell>
          <table:table-cell table:style-name="ce9" office:value-type="float" office:value="48.4097871035827" calcext:value-type="float">
            <text:p><text:s text:c="3"/>48,4 </text:p>
          </table:table-cell>
          <table:table-cell table:style-name="ce9" office:value-type="float" office:value="45.2365566524626" calcext:value-type="float">
            <text:p><text:s text:c="3"/>45,2 </text:p>
          </table:table-cell>
          <table:table-cell table:style-name="ce9" office:value-type="float" office:value="51.5830175547028" calcext:value-type="float">
            <text:p><text:s text:c="3"/>51,6 </text:p>
          </table:table-cell>
          <table:table-cell table:style-name="ce9" office:value-type="float" office:value="45.5412170099814" calcext:value-type="float">
            <text:p><text:s text:c="3"/>45,5 </text:p>
          </table:table-cell>
          <table:table-cell table:style-name="ce9" office:value-type="float" office:value="42.6421057380307" calcext:value-type="float">
            <text:p><text:s text:c="3"/>42,6 </text:p>
          </table:table-cell>
          <table:table-cell table:style-name="ce9" office:value-type="float" office:value="48.4403282819321" calcext:value-type="float">
            <text:p><text:s text:c="3"/>48,4 </text:p>
          </table:table-cell>
          <table:table-cell table:style-name="ce9" office:value-type="float" office:value="35.172782783402" calcext:value-type="float">
            <text:p><text:s text:c="3"/>35,2 </text:p>
          </table:table-cell>
          <table:table-cell table:style-name="ce9" office:value-type="float" office:value="28.5672180907242" calcext:value-type="float">
            <text:p><text:s text:c="3"/>28,6 </text:p>
          </table:table-cell>
          <table:table-cell table:style-name="ce9" office:value-type="float" office:value="41.7783474760798" calcext:value-type="float">
            <text:p><text:s text:c="3"/>41,8 </text:p>
          </table:table-cell>
          <table:table-cell table:style-name="ce9" office:value-type="float" office:value="50.806424880001" calcext:value-type="float">
            <text:p><text:s text:c="3"/>50,8 </text:p>
          </table:table-cell>
          <table:table-cell table:style-name="ce9" office:value-type="float" office:value="45.809565646166" calcext:value-type="float">
            <text:p><text:s text:c="3"/>45,8 </text:p>
          </table:table-cell>
          <table:table-cell table:style-name="ce9" office:value-type="float" office:value="55.8032841138359" calcext:value-type="float">
            <text:p><text:s text:c="3"/>55,8 </text:p>
          </table:table-cell>
          <table:table-cell table:style-name="ce9" office:value-type="float" office:value="38.6914438048261" calcext:value-type="float">
            <text:p><text:s text:c="3"/>38,7 </text:p>
          </table:table-cell>
          <table:table-cell table:style-name="ce9" office:value-type="float" office:value="34.730757030528" calcext:value-type="float">
            <text:p><text:s text:c="3"/>34,7 </text:p>
          </table:table-cell>
          <table:table-cell table:style-name="ce9" office:value-type="float" office:value="42.6521305791242" calcext:value-type="float">
            <text:p><text:s text:c="3"/>42,7 </text:p>
          </table:table-cell>
          <table:table-cell table:style-name="ce9" office:value-type="float" office:value="36.8953748463133" calcext:value-type="float">
            <text:p><text:s text:c="3"/>36,9 </text:p>
          </table:table-cell>
          <table:table-cell table:style-name="ce9" office:value-type="float" office:value="32.310532391288" calcext:value-type="float">
            <text:p><text:s text:c="3"/>32,3 </text:p>
          </table:table-cell>
          <table:table-cell table:style-name="ce9" office:value-type="float" office:value="41.4802173013386" calcext:value-type="float">
            <text:p><text:s text:c="3"/>41,5 </text:p>
          </table:table-cell>
          <table:table-cell table:style-name="ce9" office:value-type="float" office:value="31.8407092647015" calcext:value-type="float">
            <text:p><text:s text:c="3"/>31,8 </text:p>
          </table:table-cell>
          <table:table-cell table:style-name="ce9" office:value-type="float" office:value="26.3777342976908" calcext:value-type="float">
            <text:p><text:s text:c="3"/>26,4 </text:p>
          </table:table-cell>
          <table:table-cell table:style-name="ce9" office:value-type="float" office:value="37.3036842317123" calcext:value-type="float">
            <text:p><text:s text:c="3"/>37,3 </text:p>
          </table:table-cell>
          <table:table-cell table:number-columns-repeated="963"/>
        </table:table-row>
        <table:table-row table:style-name="ro1">
          <table:table-cell office:value-type="string" calcext:value-type="string">
            <text:p>Vitória</text:p>
          </table:table-cell>
          <table:table-cell table:style-name="ce9" office:value-type="float" office:value="50.6239839668268" calcext:value-type="float">
            <text:p><text:s text:c="3"/>50,6 </text:p>
          </table:table-cell>
          <table:table-cell table:style-name="ce9" office:value-type="float" office:value="47.4566994755703" calcext:value-type="float">
            <text:p><text:s text:c="3"/>47,5 </text:p>
          </table:table-cell>
          <table:table-cell table:style-name="ce9" office:value-type="float" office:value="53.7912684580833" calcext:value-type="float">
            <text:p><text:s text:c="3"/>53,8 </text:p>
          </table:table-cell>
          <table:table-cell table:style-name="ce9" office:value-type="float" office:value="40.9340490079208" calcext:value-type="float">
            <text:p><text:s text:c="3"/>40,9 </text:p>
          </table:table-cell>
          <table:table-cell table:style-name="ce9" office:value-type="float" office:value="38.2761553076937" calcext:value-type="float">
            <text:p><text:s text:c="3"/>38,3 </text:p>
          </table:table-cell>
          <table:table-cell table:style-name="ce9" office:value-type="float" office:value="43.591942708148" calcext:value-type="float">
            <text:p><text:s text:c="3"/>43,6 </text:p>
          </table:table-cell>
          <table:table-cell table:style-name="ce9" office:value-type="float" office:value="39.4334281017649" calcext:value-type="float">
            <text:p><text:s text:c="3"/>39,4 </text:p>
          </table:table-cell>
          <table:table-cell table:style-name="ce9" office:value-type="float" office:value="36.673920603939" calcext:value-type="float">
            <text:p><text:s text:c="3"/>36,7 </text:p>
          </table:table-cell>
          <table:table-cell table:style-name="ce9" office:value-type="float" office:value="42.1929355995908" calcext:value-type="float">
            <text:p><text:s text:c="3"/>42,2 </text:p>
          </table:table-cell>
          <table:table-cell table:style-name="ce9" office:value-type="float" office:value="28.7368999641006" calcext:value-type="float">
            <text:p><text:s text:c="3"/>28,7 </text:p>
          </table:table-cell>
          <table:table-cell table:style-name="ce9" office:value-type="float" office:value="23.1790723166567" calcext:value-type="float">
            <text:p><text:s text:c="3"/>23,2 </text:p>
          </table:table-cell>
          <table:table-cell table:style-name="ce9" office:value-type="float" office:value="34.2947276115444" calcext:value-type="float">
            <text:p><text:s text:c="3"/>34,3 </text:p>
          </table:table-cell>
          <table:table-cell table:style-name="ce9" office:value-type="float" office:value="44.2154130512991" calcext:value-type="float">
            <text:p><text:s text:c="3"/>44,2 </text:p>
          </table:table-cell>
          <table:table-cell table:style-name="ce9" office:value-type="float" office:value="40.5822617797651" calcext:value-type="float">
            <text:p><text:s text:c="3"/>40,6 </text:p>
          </table:table-cell>
          <table:table-cell table:style-name="ce9" office:value-type="float" office:value="47.8485643228331" calcext:value-type="float">
            <text:p><text:s text:c="3"/>47,8 </text:p>
          </table:table-cell>
          <table:table-cell table:style-name="ce9" office:value-type="float" office:value="33.657439209987" calcext:value-type="float">
            <text:p><text:s text:c="3"/>33,7 </text:p>
          </table:table-cell>
          <table:table-cell table:style-name="ce9" office:value-type="float" office:value="30.7647358516294" calcext:value-type="float">
            <text:p><text:s text:c="3"/>30,8 </text:p>
          </table:table-cell>
          <table:table-cell table:style-name="ce9" office:value-type="float" office:value="36.5501425683447" calcext:value-type="float">
            <text:p><text:s text:c="3"/>36,6 </text:p>
          </table:table-cell>
          <table:table-cell table:style-name="ce9" office:value-type="float" office:value="31.9335759063794" calcext:value-type="float">
            <text:p><text:s text:c="3"/>31,9 </text:p>
          </table:table-cell>
          <table:table-cell table:style-name="ce9" office:value-type="float" office:value="28.6425858706901" calcext:value-type="float">
            <text:p><text:s text:c="3"/>28,6 </text:p>
          </table:table-cell>
          <table:table-cell table:style-name="ce9" office:value-type="float" office:value="35.2245659420687" calcext:value-type="float">
            <text:p><text:s text:c="3"/>35,2 </text:p>
          </table:table-cell>
          <table:table-cell table:style-name="ce9" office:value-type="float" office:value="26.5441491155805" calcext:value-type="float">
            <text:p><text:s text:c="3"/>26,5 </text:p>
          </table:table-cell>
          <table:table-cell table:style-name="ce9" office:value-type="float" office:value="21.1094979011657" calcext:value-type="float">
            <text:p><text:s text:c="3"/>21,1 </text:p>
          </table:table-cell>
          <table:table-cell table:style-name="ce9" office:value-type="float" office:value="31.9788003299953" calcext:value-type="float">
            <text:p><text:s text:c="3"/>32,0 </text:p>
          </table:table-cell>
          <table:table-cell table:style-name="ce9" office:value-type="float" office:value="56.697403999328" calcext:value-type="float">
            <text:p><text:s text:c="3"/>56,7 </text:p>
          </table:table-cell>
          <table:table-cell table:style-name="ce9" office:value-type="float" office:value="52.9463693581219" calcext:value-type="float">
            <text:p><text:s text:c="3"/>52,9 </text:p>
          </table:table-cell>
          <table:table-cell table:style-name="ce9" office:value-type="float" office:value="60.4484386405341" calcext:value-type="float">
            <text:p><text:s text:c="3"/>60,4 </text:p>
          </table:table-cell>
          <table:table-cell table:style-name="ce9" office:value-type="float" office:value="48.7088289388781" calcext:value-type="float">
            <text:p><text:s text:c="3"/>48,7 </text:p>
          </table:table-cell>
          <table:table-cell table:style-name="ce9" office:value-type="float" office:value="44.9752957216645" calcext:value-type="float">
            <text:p><text:s text:c="3"/>45,0 </text:p>
          </table:table-cell>
          <table:table-cell table:style-name="ce9" office:value-type="float" office:value="52.4423621560918" calcext:value-type="float">
            <text:p><text:s text:c="3"/>52,4 </text:p>
          </table:table-cell>
          <table:table-cell table:style-name="ce9" office:value-type="float" office:value="46.5160898222468" calcext:value-type="float">
            <text:p><text:s text:c="3"/>46,5 </text:p>
          </table:table-cell>
          <table:table-cell table:style-name="ce9" office:value-type="float" office:value="42.5633453009199" calcext:value-type="float">
            <text:p><text:s text:c="3"/>42,6 </text:p>
          </table:table-cell>
          <table:table-cell table:style-name="ce9" office:value-type="float" office:value="50.4688343435736" calcext:value-type="float">
            <text:p><text:s text:c="3"/>50,5 </text:p>
          </table:table-cell>
          <table:table-cell table:style-name="ce9" office:value-type="float" office:value="31.0747089616696" calcext:value-type="float">
            <text:p><text:s text:c="3"/>31,1 </text:p>
          </table:table-cell>
          <table:table-cell table:style-name="ce9" office:value-type="float" office:value="24.7661795368337" calcext:value-type="float">
            <text:p><text:s text:c="3"/>24,8 </text:p>
          </table:table-cell>
          <table:table-cell table:style-name="ce9" office:value-type="float" office:value="37.3832383865054" calcext:value-type="float">
            <text:p><text:s text:c="3"/>37,4 </text:p>
          </table:table-cell>
          <table:table-cell table:style-name="ce9" office:value-type="float" office:value="52.162747176986" calcext:value-type="float">
            <text:p><text:s text:c="3"/>52,2 </text:p>
          </table:table-cell>
          <table:table-cell table:style-name="ce9" office:value-type="float" office:value="48.9370571667896" calcext:value-type="float">
            <text:p><text:s text:c="3"/>48,9 </text:p>
          </table:table-cell>
          <table:table-cell table:style-name="ce9" office:value-type="float" office:value="55.3884371871824" calcext:value-type="float">
            <text:p><text:s text:c="3"/>55,4 </text:p>
          </table:table-cell>
          <table:table-cell table:style-name="ce9" office:value-type="float" office:value="42.1092286405442" calcext:value-type="float">
            <text:p><text:s text:c="3"/>42,1 </text:p>
          </table:table-cell>
          <table:table-cell table:style-name="ce9" office:value-type="float" office:value="38.8870174879028" calcext:value-type="float">
            <text:p><text:s text:c="3"/>38,9 </text:p>
          </table:table-cell>
          <table:table-cell table:style-name="ce9" office:value-type="float" office:value="45.3314397931855" calcext:value-type="float">
            <text:p><text:s text:c="3"/>45,3 </text:p>
          </table:table-cell>
          <table:table-cell table:style-name="ce9" office:value-type="float" office:value="38.6111048002329" calcext:value-type="float">
            <text:p><text:s text:c="3"/>38,6 </text:p>
          </table:table-cell>
          <table:table-cell table:style-name="ce9" office:value-type="float" office:value="35.5145741766091" calcext:value-type="float">
            <text:p><text:s text:c="3"/>35,5 </text:p>
          </table:table-cell>
          <table:table-cell table:style-name="ce9" office:value-type="float" office:value="41.7076354238567" calcext:value-type="float">
            <text:p><text:s text:c="3"/>41,7 </text:p>
          </table:table-cell>
          <table:table-cell table:style-name="ce9" office:value-type="float" office:value="27.0677526139974" calcext:value-type="float">
            <text:p><text:s text:c="3"/>27,1 </text:p>
          </table:table-cell>
          <table:table-cell table:style-name="ce9" office:value-type="float" office:value="18.8342628487343" calcext:value-type="float">
            <text:p><text:s text:c="3"/>18,8 </text:p>
          </table:table-cell>
          <table:table-cell table:style-name="ce9" office:value-type="float" office:value="35.3012423792605" calcext:value-type="float">
            <text:p><text:s text:c="3"/>35,3 </text:p>
          </table:table-cell>
          <table:table-cell table:style-name="ce9" office:value-type="float" office:value="48.1223235782066" calcext:value-type="float">
            <text:p><text:s text:c="3"/>48,1 </text:p>
          </table:table-cell>
          <table:table-cell table:style-name="ce9" office:value-type="float" office:value="41.599814631788" calcext:value-type="float">
            <text:p><text:s text:c="3"/>41,6 </text:p>
          </table:table-cell>
          <table:table-cell table:style-name="ce9" office:value-type="float" office:value="54.6448325246252" calcext:value-type="float">
            <text:p><text:s text:c="3"/>54,6 </text:p>
          </table:table-cell>
          <table:table-cell table:style-name="ce9" office:value-type="float" office:value="38.6455904532217" calcext:value-type="float">
            <text:p><text:s text:c="3"/>38,6 </text:p>
          </table:table-cell>
          <table:table-cell table:style-name="ce9" office:value-type="float" office:value="34.1989387958568" calcext:value-type="float">
            <text:p><text:s text:c="3"/>34,2 </text:p>
          </table:table-cell>
          <table:table-cell table:style-name="ce9" office:value-type="float" office:value="43.0922421105865" calcext:value-type="float">
            <text:p><text:s text:c="3"/>43,1 </text:p>
          </table:table-cell>
          <table:table-cell table:style-name="ce9" office:value-type="float" office:value="41.0412285359437" calcext:value-type="float">
            <text:p><text:s text:c="3"/>41,0 </text:p>
          </table:table-cell>
          <table:table-cell table:style-name="ce9" office:value-type="float" office:value="35.6457701294786" calcext:value-type="float">
            <text:p><text:s text:c="3"/>35,6 </text:p>
          </table:table-cell>
          <table:table-cell table:style-name="ce9" office:value-type="float" office:value="46.4366869424089" calcext:value-type="float">
            <text:p><text:s text:c="3"/>46,4 </text:p>
          </table:table-cell>
          <table:table-cell table:style-name="ce9" office:value-type="float" office:value="31.8380504954311" calcext:value-type="float">
            <text:p><text:s text:c="3"/>31,8 </text:p>
          </table:table-cell>
          <table:table-cell table:style-name="ce9" office:value-type="float" office:value="27.6432191656349" calcext:value-type="float">
            <text:p><text:s text:c="3"/>27,6 </text:p>
          </table:table-cell>
          <table:table-cell table:style-name="ce9" office:value-type="float" office:value="36.0328818252274" calcext:value-type="float">
            <text:p><text:s text:c="3"/>36,0 </text:p>
          </table:table-cell>
          <table:table-cell table:number-columns-repeated="963"/>
        </table:table-row>
        <table:table-row table:style-name="ro1">
          <table:table-cell office:value-type="string" calcext:value-type="string">
            <text:p>Rio de Janeiro</text:p>
          </table:table-cell>
          <table:table-cell table:style-name="ce9" office:value-type="float" office:value="47.4539178274454" calcext:value-type="float">
            <text:p><text:s text:c="3"/>47,5 </text:p>
          </table:table-cell>
          <table:table-cell table:style-name="ce9" office:value-type="float" office:value="45.1584579070299" calcext:value-type="float">
            <text:p><text:s text:c="3"/>45,2 </text:p>
          </table:table-cell>
          <table:table-cell table:style-name="ce9" office:value-type="float" office:value="49.7493777478609" calcext:value-type="float">
            <text:p><text:s text:c="3"/>49,7 </text:p>
          </table:table-cell>
          <table:table-cell table:style-name="ce9" office:value-type="float" office:value="40.9693217856577" calcext:value-type="float">
            <text:p><text:s text:c="3"/>41,0 </text:p>
          </table:table-cell>
          <table:table-cell table:style-name="ce9" office:value-type="float" office:value="38.378886822061" calcext:value-type="float">
            <text:p><text:s text:c="3"/>38,4 </text:p>
          </table:table-cell>
          <table:table-cell table:style-name="ce9" office:value-type="float" office:value="43.5597567492544" calcext:value-type="float">
            <text:p><text:s text:c="3"/>43,6 </text:p>
          </table:table-cell>
          <table:table-cell table:style-name="ce9" office:value-type="float" office:value="40.7313452272749" calcext:value-type="float">
            <text:p><text:s text:c="3"/>40,7 </text:p>
          </table:table-cell>
          <table:table-cell table:style-name="ce9" office:value-type="float" office:value="37.8923571588004" calcext:value-type="float">
            <text:p><text:s text:c="3"/>37,9 </text:p>
          </table:table-cell>
          <table:table-cell table:style-name="ce9" office:value-type="float" office:value="43.5703332957494" calcext:value-type="float">
            <text:p><text:s text:c="3"/>43,6 </text:p>
          </table:table-cell>
          <table:table-cell table:style-name="ce9" office:value-type="float" office:value="30.0030725564579" calcext:value-type="float">
            <text:p><text:s text:c="3"/>30,0 </text:p>
          </table:table-cell>
          <table:table-cell table:style-name="ce9" office:value-type="float" office:value="25.5652701179752" calcext:value-type="float">
            <text:p><text:s text:c="3"/>25,6 </text:p>
          </table:table-cell>
          <table:table-cell table:style-name="ce9" office:value-type="float" office:value="34.4408749949406" calcext:value-type="float">
            <text:p><text:s text:c="3"/>34,4 </text:p>
          </table:table-cell>
          <table:table-cell table:style-name="ce9" office:value-type="float" office:value="39.4104343348686" calcext:value-type="float">
            <text:p><text:s text:c="3"/>39,4 </text:p>
          </table:table-cell>
          <table:table-cell table:style-name="ce9" office:value-type="float" office:value="36.569475658162" calcext:value-type="float">
            <text:p><text:s text:c="3"/>36,6 </text:p>
          </table:table-cell>
          <table:table-cell table:style-name="ce9" office:value-type="float" office:value="42.2513930115753" calcext:value-type="float">
            <text:p><text:s text:c="3"/>42,3 </text:p>
          </table:table-cell>
          <table:table-cell table:style-name="ce9" office:value-type="float" office:value="34.9867638018951" calcext:value-type="float">
            <text:p><text:s text:c="3"/>35,0 </text:p>
          </table:table-cell>
          <table:table-cell table:style-name="ce9" office:value-type="float" office:value="32.0571998613213" calcext:value-type="float">
            <text:p><text:s text:c="3"/>32,1 </text:p>
          </table:table-cell>
          <table:table-cell table:style-name="ce9" office:value-type="float" office:value="37.9163277424689" calcext:value-type="float">
            <text:p><text:s text:c="3"/>37,9 </text:p>
          </table:table-cell>
          <table:table-cell table:style-name="ce9" office:value-type="float" office:value="34.1796642493375" calcext:value-type="float">
            <text:p><text:s text:c="3"/>34,2 </text:p>
          </table:table-cell>
          <table:table-cell table:style-name="ce9" office:value-type="float" office:value="29.576483933888" calcext:value-type="float">
            <text:p><text:s text:c="3"/>29,6 </text:p>
          </table:table-cell>
          <table:table-cell table:style-name="ce9" office:value-type="float" office:value="38.782844564787" calcext:value-type="float">
            <text:p><text:s text:c="3"/>38,8 </text:p>
          </table:table-cell>
          <table:table-cell table:style-name="ce9" office:value-type="float" office:value="26.5275895925078" calcext:value-type="float">
            <text:p><text:s text:c="3"/>26,5 </text:p>
          </table:table-cell>
          <table:table-cell table:style-name="ce9" office:value-type="float" office:value="18.4952086913193" calcext:value-type="float">
            <text:p><text:s text:c="3"/>18,5 </text:p>
          </table:table-cell>
          <table:table-cell table:style-name="ce9" office:value-type="float" office:value="34.5599704936963" calcext:value-type="float">
            <text:p><text:s text:c="3"/>34,6 </text:p>
          </table:table-cell>
          <table:table-cell table:style-name="ce9" office:value-type="float" office:value="54.4491874238892" calcext:value-type="float">
            <text:p><text:s text:c="3"/>54,4 </text:p>
          </table:table-cell>
          <table:table-cell table:style-name="ce9" office:value-type="float" office:value="51.00669972612" calcext:value-type="float">
            <text:p><text:s text:c="3"/>51,0 </text:p>
          </table:table-cell>
          <table:table-cell table:style-name="ce9" office:value-type="float" office:value="57.8916751216583" calcext:value-type="float">
            <text:p><text:s text:c="3"/>57,9 </text:p>
          </table:table-cell>
          <table:table-cell table:style-name="ce9" office:value-type="float" office:value="46.0935194061394" calcext:value-type="float">
            <text:p><text:s text:c="3"/>46,1 </text:p>
          </table:table-cell>
          <table:table-cell table:style-name="ce9" office:value-type="float" office:value="42.2861237553769" calcext:value-type="float">
            <text:p><text:s text:c="3"/>42,3 </text:p>
          </table:table-cell>
          <table:table-cell table:style-name="ce9" office:value-type="float" office:value="49.900915056902" calcext:value-type="float">
            <text:p><text:s text:c="3"/>49,9 </text:p>
          </table:table-cell>
          <table:table-cell table:style-name="ce9" office:value-type="float" office:value="46.5410309634384" calcext:value-type="float">
            <text:p><text:s text:c="3"/>46,5 </text:p>
          </table:table-cell>
          <table:table-cell table:style-name="ce9" office:value-type="float" office:value="43.4992327210168" calcext:value-type="float">
            <text:p><text:s text:c="3"/>43,5 </text:p>
          </table:table-cell>
          <table:table-cell table:style-name="ce9" office:value-type="float" office:value="49.5828292058601" calcext:value-type="float">
            <text:p><text:s text:c="3"/>49,6 </text:p>
          </table:table-cell>
          <table:table-cell table:style-name="ce9" office:value-type="float" office:value="34.29175917324" calcext:value-type="float">
            <text:p><text:s text:c="3"/>34,3 </text:p>
          </table:table-cell>
          <table:table-cell table:style-name="ce9" office:value-type="float" office:value="29.0773422221388" calcext:value-type="float">
            <text:p><text:s text:c="3"/>29,1 </text:p>
          </table:table-cell>
          <table:table-cell table:style-name="ce9" office:value-type="float" office:value="39.5061761243412" calcext:value-type="float">
            <text:p><text:s text:c="3"/>39,5 </text:p>
          </table:table-cell>
          <table:table-cell table:style-name="ce9" office:value-type="float" office:value="49.4992758341715" calcext:value-type="float">
            <text:p><text:s text:c="3"/>49,5 </text:p>
          </table:table-cell>
          <table:table-cell table:style-name="ce9" office:value-type="float" office:value="46.6903215610016" calcext:value-type="float">
            <text:p><text:s text:c="3"/>46,7 </text:p>
          </table:table-cell>
          <table:table-cell table:style-name="ce9" office:value-type="float" office:value="52.3082301073414" calcext:value-type="float">
            <text:p><text:s text:c="3"/>52,3 </text:p>
          </table:table-cell>
          <table:table-cell table:style-name="ce9" office:value-type="float" office:value="42.5856189856285" calcext:value-type="float">
            <text:p><text:s text:c="3"/>42,6 </text:p>
          </table:table-cell>
          <table:table-cell table:style-name="ce9" office:value-type="float" office:value="39.4660361196096" calcext:value-type="float">
            <text:p><text:s text:c="3"/>39,5 </text:p>
          </table:table-cell>
          <table:table-cell table:style-name="ce9" office:value-type="float" office:value="45.7052018516474" calcext:value-type="float">
            <text:p><text:s text:c="3"/>45,7 </text:p>
          </table:table-cell>
          <table:table-cell table:style-name="ce9" office:value-type="float" office:value="41.767965900072" calcext:value-type="float">
            <text:p><text:s text:c="3"/>41,8 </text:p>
          </table:table-cell>
          <table:table-cell table:style-name="ce9" office:value-type="float" office:value="37.8783088752109" calcext:value-type="float">
            <text:p><text:s text:c="3"/>37,9 </text:p>
          </table:table-cell>
          <table:table-cell table:style-name="ce9" office:value-type="float" office:value="45.6576229249331" calcext:value-type="float">
            <text:p><text:s text:c="3"/>45,7 </text:p>
          </table:table-cell>
          <table:table-cell table:style-name="ce9" office:value-type="float" office:value="29.4587526987969" calcext:value-type="float">
            <text:p><text:s text:c="3"/>29,5 </text:p>
          </table:table-cell>
          <table:table-cell table:style-name="ce9" office:value-type="float" office:value="23.1468391371288" calcext:value-type="float">
            <text:p><text:s text:c="3"/>23,1 </text:p>
          </table:table-cell>
          <table:table-cell table:style-name="ce9" office:value-type="float" office:value="35.7706662604649" calcext:value-type="float">
            <text:p><text:s text:c="3"/>35,8 </text:p>
          </table:table-cell>
          <table:table-cell table:style-name="ce9" office:value-type="float" office:value="40.765470661106" calcext:value-type="float">
            <text:p><text:s text:c="3"/>40,8 </text:p>
          </table:table-cell>
          <table:table-cell table:style-name="ce9" office:value-type="float" office:value="36.2761450352569" calcext:value-type="float">
            <text:p><text:s text:c="3"/>36,3 </text:p>
          </table:table-cell>
          <table:table-cell table:style-name="ce9" office:value-type="float" office:value="45.254796286955" calcext:value-type="float">
            <text:p><text:s text:c="3"/>45,3 </text:p>
          </table:table-cell>
          <table:table-cell table:style-name="ce9" office:value-type="float" office:value="37.9909516654181" calcext:value-type="float">
            <text:p><text:s text:c="3"/>38,0 </text:p>
          </table:table-cell>
          <table:table-cell table:style-name="ce9" office:value-type="float" office:value="33.8636994699126" calcext:value-type="float">
            <text:p><text:s text:c="3"/>33,9 </text:p>
          </table:table-cell>
          <table:table-cell table:style-name="ce9" office:value-type="float" office:value="42.1182038609236" calcext:value-type="float">
            <text:p><text:s text:c="3"/>42,1 </text:p>
          </table:table-cell>
          <table:table-cell table:style-name="ce9" office:value-type="float" office:value="39.0505230048736" calcext:value-type="float">
            <text:p><text:s text:c="3"/>39,1 </text:p>
          </table:table-cell>
          <table:table-cell table:style-name="ce9" office:value-type="float" office:value="35.1089616610807" calcext:value-type="float">
            <text:p><text:s text:c="3"/>35,1 </text:p>
          </table:table-cell>
          <table:table-cell table:style-name="ce9" office:value-type="float" office:value="42.9920843486665" calcext:value-type="float">
            <text:p><text:s text:c="3"/>43,0 </text:p>
          </table:table-cell>
          <table:table-cell table:style-name="ce9" office:value-type="float" office:value="30.8675168864996" calcext:value-type="float">
            <text:p><text:s text:c="3"/>30,9 </text:p>
          </table:table-cell>
          <table:table-cell table:style-name="ce9" office:value-type="float" office:value="25.2423686461498" calcext:value-type="float">
            <text:p><text:s text:c="3"/>25,2 </text:p>
          </table:table-cell>
          <table:table-cell table:style-name="ce9" office:value-type="float" office:value="36.4926651268495" calcext:value-type="float">
            <text:p><text:s text:c="3"/>36,5 </text:p>
          </table:table-cell>
          <table:table-cell table:number-columns-repeated="963"/>
        </table:table-row>
        <table:table-row table:style-name="ro1">
          <table:table-cell office:value-type="string" calcext:value-type="string">
            <text:p>São Paulo</text:p>
          </table:table-cell>
          <table:table-cell table:style-name="ce9" office:value-type="float" office:value="54.8863547465392" calcext:value-type="float">
            <text:p><text:s text:c="3"/>54,9 </text:p>
          </table:table-cell>
          <table:table-cell table:style-name="ce9" office:value-type="float" office:value="52.5483133117577" calcext:value-type="float">
            <text:p><text:s text:c="3"/>52,5 </text:p>
          </table:table-cell>
          <table:table-cell table:style-name="ce9" office:value-type="float" office:value="57.2243961813208" calcext:value-type="float">
            <text:p><text:s text:c="3"/>57,2 </text:p>
          </table:table-cell>
          <table:table-cell table:style-name="ce9" office:value-type="float" office:value="46.114567170939" calcext:value-type="float">
            <text:p><text:s text:c="3"/>46,1 </text:p>
          </table:table-cell>
          <table:table-cell table:style-name="ce9" office:value-type="float" office:value="43.3170895556506" calcext:value-type="float">
            <text:p><text:s text:c="3"/>43,3 </text:p>
          </table:table-cell>
          <table:table-cell table:style-name="ce9" office:value-type="float" office:value="48.9120447862273" calcext:value-type="float">
            <text:p><text:s text:c="3"/>48,9 </text:p>
          </table:table-cell>
          <table:table-cell table:style-name="ce9" office:value-type="float" office:value="45.6369447322394" calcext:value-type="float">
            <text:p><text:s text:c="3"/>45,6 </text:p>
          </table:table-cell>
          <table:table-cell table:style-name="ce9" office:value-type="float" office:value="43.1738129719498" calcext:value-type="float">
            <text:p><text:s text:c="3"/>43,2 </text:p>
          </table:table-cell>
          <table:table-cell table:style-name="ce9" office:value-type="float" office:value="48.100076492529" calcext:value-type="float">
            <text:p><text:s text:c="3"/>48,1 </text:p>
          </table:table-cell>
          <table:table-cell table:style-name="ce9" office:value-type="float" office:value="43.0126908952489" calcext:value-type="float">
            <text:p><text:s text:c="3"/>43,0 </text:p>
          </table:table-cell>
          <table:table-cell table:style-name="ce9" office:value-type="float" office:value="36.7532727953058" calcext:value-type="float">
            <text:p><text:s text:c="3"/>36,8 </text:p>
          </table:table-cell>
          <table:table-cell table:style-name="ce9" office:value-type="float" office:value="49.2721089951921" calcext:value-type="float">
            <text:p><text:s text:c="3"/>49,3 </text:p>
          </table:table-cell>
          <table:table-cell table:style-name="ce9" office:value-type="float" office:value="45.9732130105903" calcext:value-type="float">
            <text:p><text:s text:c="3"/>46,0 </text:p>
          </table:table-cell>
          <table:table-cell table:style-name="ce9" office:value-type="float" office:value="42.9543468421361" calcext:value-type="float">
            <text:p><text:s text:c="3"/>43,0 </text:p>
          </table:table-cell>
          <table:table-cell table:style-name="ce9" office:value-type="float" office:value="48.9920791790445" calcext:value-type="float">
            <text:p><text:s text:c="3"/>49,0 </text:p>
          </table:table-cell>
          <table:table-cell table:style-name="ce9" office:value-type="float" office:value="40.5025379910772" calcext:value-type="float">
            <text:p><text:s text:c="3"/>40,5 </text:p>
          </table:table-cell>
          <table:table-cell table:style-name="ce9" office:value-type="float" office:value="36.5650227071249" calcext:value-type="float">
            <text:p><text:s text:c="3"/>36,6 </text:p>
          </table:table-cell>
          <table:table-cell table:style-name="ce9" office:value-type="float" office:value="44.4400532750295" calcext:value-type="float">
            <text:p><text:s text:c="3"/>44,4 </text:p>
          </table:table-cell>
          <table:table-cell table:style-name="ce9" office:value-type="float" office:value="40.8203692146887" calcext:value-type="float">
            <text:p><text:s text:c="3"/>40,8 </text:p>
          </table:table-cell>
          <table:table-cell table:style-name="ce9" office:value-type="float" office:value="37.3660169894346" calcext:value-type="float">
            <text:p><text:s text:c="3"/>37,4 </text:p>
          </table:table-cell>
          <table:table-cell table:style-name="ce9" office:value-type="float" office:value="44.2747214399429" calcext:value-type="float">
            <text:p><text:s text:c="3"/>44,3 </text:p>
          </table:table-cell>
          <table:table-cell table:style-name="ce9" office:value-type="float" office:value="32.9617380300426" calcext:value-type="float">
            <text:p><text:s text:c="3"/>33,0 </text:p>
          </table:table-cell>
          <table:table-cell table:style-name="ce9" office:value-type="float" office:value="26.1489927137626" calcext:value-type="float">
            <text:p><text:s text:c="3"/>26,1 </text:p>
          </table:table-cell>
          <table:table-cell table:style-name="ce9" office:value-type="float" office:value="39.7744833463226" calcext:value-type="float">
            <text:p><text:s text:c="3"/>39,8 </text:p>
          </table:table-cell>
          <table:table-cell table:style-name="ce9" office:value-type="float" office:value="63.8417300120588" calcext:value-type="float">
            <text:p><text:s text:c="3"/>63,8 </text:p>
          </table:table-cell>
          <table:table-cell table:style-name="ce9" office:value-type="float" office:value="60.9072810678296" calcext:value-type="float">
            <text:p><text:s text:c="3"/>60,9 </text:p>
          </table:table-cell>
          <table:table-cell table:style-name="ce9" office:value-type="float" office:value="66.776178956288" calcext:value-type="float">
            <text:p><text:s text:c="3"/>66,8 </text:p>
          </table:table-cell>
          <table:table-cell table:style-name="ce9" office:value-type="float" office:value="52.3014399873227" calcext:value-type="float">
            <text:p><text:s text:c="3"/>52,3 </text:p>
          </table:table-cell>
          <table:table-cell table:style-name="ce9" office:value-type="float" office:value="48.8508315717469" calcext:value-type="float">
            <text:p><text:s text:c="3"/>48,9 </text:p>
          </table:table-cell>
          <table:table-cell table:style-name="ce9" office:value-type="float" office:value="55.7520484028985" calcext:value-type="float">
            <text:p><text:s text:c="3"/>55,8 </text:p>
          </table:table-cell>
          <table:table-cell table:style-name="ce9" office:value-type="float" office:value="50.6769540107046" calcext:value-type="float">
            <text:p><text:s text:c="3"/>50,7 </text:p>
          </table:table-cell>
          <table:table-cell table:style-name="ce9" office:value-type="float" office:value="47.6632891161078" calcext:value-type="float">
            <text:p><text:s text:c="3"/>47,7 </text:p>
          </table:table-cell>
          <table:table-cell table:style-name="ce9" office:value-type="float" office:value="53.6906189053014" calcext:value-type="float">
            <text:p><text:s text:c="3"/>53,7 </text:p>
          </table:table-cell>
          <table:table-cell table:style-name="ce9" office:value-type="float" office:value="51.0126916676444" calcext:value-type="float">
            <text:p><text:s text:c="3"/>51,0 </text:p>
          </table:table-cell>
          <table:table-cell table:style-name="ce9" office:value-type="float" office:value="42.144102703682" calcext:value-type="float">
            <text:p><text:s text:c="3"/>42,1 </text:p>
          </table:table-cell>
          <table:table-cell table:style-name="ce9" office:value-type="float" office:value="59.8812806316068" calcext:value-type="float">
            <text:p><text:s text:c="3"/>59,9 </text:p>
          </table:table-cell>
          <table:table-cell table:style-name="ce9" office:value-type="float" office:value="54.406145240521" calcext:value-type="float">
            <text:p><text:s text:c="3"/>54,4 </text:p>
          </table:table-cell>
          <table:table-cell table:style-name="ce9" office:value-type="float" office:value="51.7081584881976" calcext:value-type="float">
            <text:p><text:s text:c="3"/>51,7 </text:p>
          </table:table-cell>
          <table:table-cell table:style-name="ce9" office:value-type="float" office:value="57.1041319928443" calcext:value-type="float">
            <text:p><text:s text:c="3"/>57,1 </text:p>
          </table:table-cell>
          <table:table-cell table:style-name="ce9" office:value-type="float" office:value="47.2009614269453" calcext:value-type="float">
            <text:p><text:s text:c="3"/>47,2 </text:p>
          </table:table-cell>
          <table:table-cell table:style-name="ce9" office:value-type="float" office:value="44.0061667762155" calcext:value-type="float">
            <text:p><text:s text:c="3"/>44,0 </text:p>
          </table:table-cell>
          <table:table-cell table:style-name="ce9" office:value-type="float" office:value="50.3957560776751" calcext:value-type="float">
            <text:p><text:s text:c="3"/>50,4 </text:p>
          </table:table-cell>
          <table:table-cell table:style-name="ce9" office:value-type="float" office:value="45.5599335916691" calcext:value-type="float">
            <text:p><text:s text:c="3"/>45,6 </text:p>
          </table:table-cell>
          <table:table-cell table:style-name="ce9" office:value-type="float" office:value="42.6217072683221" calcext:value-type="float">
            <text:p><text:s text:c="3"/>42,6 </text:p>
          </table:table-cell>
          <table:table-cell table:style-name="ce9" office:value-type="float" office:value="48.4981599150161" calcext:value-type="float">
            <text:p><text:s text:c="3"/>48,5 </text:p>
          </table:table-cell>
          <table:table-cell table:style-name="ce9" office:value-type="float" office:value="43.1940470144668" calcext:value-type="float">
            <text:p><text:s text:c="3"/>43,2 </text:p>
          </table:table-cell>
          <table:table-cell table:style-name="ce9" office:value-type="float" office:value="35.0850587195144" calcext:value-type="float">
            <text:p><text:s text:c="3"/>35,1 </text:p>
          </table:table-cell>
          <table:table-cell table:style-name="ce9" office:value-type="float" office:value="51.3030353094193" calcext:value-type="float">
            <text:p><text:s text:c="3"/>51,3 </text:p>
          </table:table-cell>
          <table:table-cell table:style-name="ce9" office:value-type="float" office:value="57.3312119251737" calcext:value-type="float">
            <text:p><text:s text:c="3"/>57,3 </text:p>
          </table:table-cell>
          <table:table-cell table:style-name="ce9" office:value-type="float" office:value="53.5291145858079" calcext:value-type="float">
            <text:p><text:s text:c="3"/>53,5 </text:p>
          </table:table-cell>
          <table:table-cell table:style-name="ce9" office:value-type="float" office:value="61.1333092645394" calcext:value-type="float">
            <text:p><text:s text:c="3"/>61,1 </text:p>
          </table:table-cell>
          <table:table-cell table:style-name="ce9" office:value-type="float" office:value="41.7332927743185" calcext:value-type="float">
            <text:p><text:s text:c="3"/>41,7 </text:p>
          </table:table-cell>
          <table:table-cell table:style-name="ce9" office:value-type="float" office:value="36.8811457225018" calcext:value-type="float">
            <text:p><text:s text:c="3"/>36,9 </text:p>
          </table:table-cell>
          <table:table-cell table:style-name="ce9" office:value-type="float" office:value="46.5854398261351" calcext:value-type="float">
            <text:p><text:s text:c="3"/>46,6 </text:p>
          </table:table-cell>
          <table:table-cell table:style-name="ce9" office:value-type="float" office:value="45.9038976548389" calcext:value-type="float">
            <text:p><text:s text:c="3"/>45,9 </text:p>
          </table:table-cell>
          <table:table-cell table:style-name="ce9" office:value-type="float" office:value="41.7548352532475" calcext:value-type="float">
            <text:p><text:s text:c="3"/>41,8 </text:p>
          </table:table-cell>
          <table:table-cell table:style-name="ce9" office:value-type="float" office:value="50.0529600564302" calcext:value-type="float">
            <text:p><text:s text:c="3"/>50,1 </text:p>
          </table:table-cell>
          <table:table-cell table:style-name="ce9" office:value-type="float" office:value="42.4612691612842" calcext:value-type="float">
            <text:p><text:s text:c="3"/>42,5 </text:p>
          </table:table-cell>
          <table:table-cell table:style-name="ce9" office:value-type="float" office:value="36.8732567174032" calcext:value-type="float">
            <text:p><text:s text:c="3"/>36,9 </text:p>
          </table:table-cell>
          <table:table-cell table:style-name="ce9" office:value-type="float" office:value="48.0492816051652" calcext:value-type="float">
            <text:p><text:s text:c="3"/>48,0 </text:p>
          </table:table-cell>
          <table:table-cell table:number-columns-repeated="963"/>
        </table:table-row>
        <table:table-row table:style-name="ro1">
          <table:table-cell office:value-type="string" calcext:value-type="string">
            <text:p>Curitiba</text:p>
          </table:table-cell>
          <table:table-cell table:style-name="ce9" office:value-type="float" office:value="53.5071949408831" calcext:value-type="float">
            <text:p><text:s text:c="3"/>53,5 </text:p>
          </table:table-cell>
          <table:table-cell table:style-name="ce9" office:value-type="float" office:value="51.3946217497181" calcext:value-type="float">
            <text:p><text:s text:c="3"/>51,4 </text:p>
          </table:table-cell>
          <table:table-cell table:style-name="ce9" office:value-type="float" office:value="55.6197681320482" calcext:value-type="float">
            <text:p><text:s text:c="3"/>55,6 </text:p>
          </table:table-cell>
          <table:table-cell table:style-name="ce9" office:value-type="float" office:value="44.4334322164632" calcext:value-type="float">
            <text:p><text:s text:c="3"/>44,4 </text:p>
          </table:table-cell>
          <table:table-cell table:style-name="ce9" office:value-type="float" office:value="41.6023928089472" calcext:value-type="float">
            <text:p><text:s text:c="3"/>41,6 </text:p>
          </table:table-cell>
          <table:table-cell table:style-name="ce9" office:value-type="float" office:value="47.2644716239793" calcext:value-type="float">
            <text:p><text:s text:c="3"/>47,3 </text:p>
          </table:table-cell>
          <table:table-cell table:style-name="ce9" office:value-type="float" office:value="42.8186320775309" calcext:value-type="float">
            <text:p><text:s text:c="3"/>42,8 </text:p>
          </table:table-cell>
          <table:table-cell table:style-name="ce9" office:value-type="float" office:value="39.8838677435435" calcext:value-type="float">
            <text:p><text:s text:c="3"/>39,9 </text:p>
          </table:table-cell>
          <table:table-cell table:style-name="ce9" office:value-type="float" office:value="45.7533964115184" calcext:value-type="float">
            <text:p><text:s text:c="3"/>45,8 </text:p>
          </table:table-cell>
          <table:table-cell table:style-name="ce9" office:value-type="float" office:value="34.5295075598554" calcext:value-type="float">
            <text:p><text:s text:c="3"/>34,5 </text:p>
          </table:table-cell>
          <table:table-cell table:style-name="ce9" office:value-type="float" office:value="25.8664196967828" calcext:value-type="float">
            <text:p><text:s text:c="3"/>25,9 </text:p>
          </table:table-cell>
          <table:table-cell table:style-name="ce9" office:value-type="float" office:value="43.1925954229279" calcext:value-type="float">
            <text:p><text:s text:c="3"/>43,2 </text:p>
          </table:table-cell>
          <table:table-cell table:style-name="ce9" office:value-type="float" office:value="46.0133837258693" calcext:value-type="float">
            <text:p><text:s text:c="3"/>46,0 </text:p>
          </table:table-cell>
          <table:table-cell table:style-name="ce9" office:value-type="float" office:value="43.3475878351254" calcext:value-type="float">
            <text:p><text:s text:c="3"/>43,3 </text:p>
          </table:table-cell>
          <table:table-cell table:style-name="ce9" office:value-type="float" office:value="48.6791796166131" calcext:value-type="float">
            <text:p><text:s text:c="3"/>48,7 </text:p>
          </table:table-cell>
          <table:table-cell table:style-name="ce9" office:value-type="float" office:value="39.9720602987382" calcext:value-type="float">
            <text:p><text:s text:c="3"/>40,0 </text:p>
          </table:table-cell>
          <table:table-cell table:style-name="ce9" office:value-type="float" office:value="36.0092323836715" calcext:value-type="float">
            <text:p><text:s text:c="3"/>36,0 </text:p>
          </table:table-cell>
          <table:table-cell table:style-name="ce9" office:value-type="float" office:value="43.934888213805" calcext:value-type="float">
            <text:p><text:s text:c="3"/>43,9 </text:p>
          </table:table-cell>
          <table:table-cell table:style-name="ce9" office:value-type="float" office:value="38.7039781530697" calcext:value-type="float">
            <text:p><text:s text:c="3"/>38,7 </text:p>
          </table:table-cell>
          <table:table-cell table:style-name="ce9" office:value-type="float" office:value="35.0116321689571" calcext:value-type="float">
            <text:p><text:s text:c="3"/>35,0 </text:p>
          </table:table-cell>
          <table:table-cell table:style-name="ce9" office:value-type="float" office:value="42.3963241371823" calcext:value-type="float">
            <text:p><text:s text:c="3"/>42,4 </text:p>
          </table:table-cell>
          <table:table-cell table:style-name="ce9" office:value-type="float" office:value="26.5195505002088" calcext:value-type="float">
            <text:p><text:s text:c="3"/>26,5 </text:p>
          </table:table-cell>
          <table:table-cell table:style-name="ce9" office:value-type="float" office:value="15.1452347029157" calcext:value-type="float">
            <text:p><text:s text:c="3"/>15,1 </text:p>
          </table:table-cell>
          <table:table-cell table:style-name="ce9" office:value-type="float" office:value="37.8938662975019" calcext:value-type="float">
            <text:p><text:s text:c="3"/>37,9 </text:p>
          </table:table-cell>
          <table:table-cell table:style-name="ce9" office:value-type="float" office:value="60.3806496138593" calcext:value-type="float">
            <text:p><text:s text:c="3"/>60,4 </text:p>
          </table:table-cell>
          <table:table-cell table:style-name="ce9" office:value-type="float" office:value="57.0152589107954" calcext:value-type="float">
            <text:p><text:s text:c="3"/>57,0 </text:p>
          </table:table-cell>
          <table:table-cell table:style-name="ce9" office:value-type="float" office:value="63.7460403169232" calcext:value-type="float">
            <text:p><text:s text:c="3"/>63,7 </text:p>
          </table:table-cell>
          <table:table-cell table:style-name="ce9" office:value-type="float" office:value="48.9099771605906" calcext:value-type="float">
            <text:p><text:s text:c="3"/>48,9 </text:p>
          </table:table-cell>
          <table:table-cell table:style-name="ce9" office:value-type="float" office:value="45.2241390743831" calcext:value-type="float">
            <text:p><text:s text:c="3"/>45,2 </text:p>
          </table:table-cell>
          <table:table-cell table:style-name="ce9" office:value-type="float" office:value="52.595815246798" calcext:value-type="float">
            <text:p><text:s text:c="3"/>52,6 </text:p>
          </table:table-cell>
          <table:table-cell table:style-name="ce9" office:value-type="float" office:value="46.8697286656355" calcext:value-type="float">
            <text:p><text:s text:c="3"/>46,9 </text:p>
          </table:table-cell>
          <table:table-cell table:style-name="ce9" office:value-type="float" office:value="43.0529826005388" calcext:value-type="float">
            <text:p><text:s text:c="3"/>43,1 </text:p>
          </table:table-cell>
          <table:table-cell table:style-name="ce9" office:value-type="float" office:value="50.6864747307323" calcext:value-type="float">
            <text:p><text:s text:c="3"/>50,7 </text:p>
          </table:table-cell>
          <table:table-cell table:style-name="ce9" office:value-type="float" office:value="42.6356890088214" calcext:value-type="float">
            <text:p><text:s text:c="3"/>42,6 </text:p>
          </table:table-cell>
          <table:table-cell table:style-name="ce9" office:value-type="float" office:value="36.057187021134" calcext:value-type="float">
            <text:p><text:s text:c="3"/>36,1 </text:p>
          </table:table-cell>
          <table:table-cell table:style-name="ce9" office:value-type="float" office:value="49.2141909965089" calcext:value-type="float">
            <text:p><text:s text:c="3"/>49,2 </text:p>
          </table:table-cell>
          <table:table-cell table:style-name="ce9" office:value-type="float" office:value="54.3598761043455" calcext:value-type="float">
            <text:p><text:s text:c="3"/>54,4 </text:p>
          </table:table-cell>
          <table:table-cell table:style-name="ce9" office:value-type="float" office:value="52.0283313546412" calcext:value-type="float">
            <text:p><text:s text:c="3"/>52,0 </text:p>
          </table:table-cell>
          <table:table-cell table:style-name="ce9" office:value-type="float" office:value="56.6914208540498" calcext:value-type="float">
            <text:p><text:s text:c="3"/>56,7 </text:p>
          </table:table-cell>
          <table:table-cell table:style-name="ce9" office:value-type="float" office:value="45.4131456952218" calcext:value-type="float">
            <text:p><text:s text:c="3"/>45,4 </text:p>
          </table:table-cell>
          <table:table-cell table:style-name="ce9" office:value-type="float" office:value="42.4424087593343" calcext:value-type="float">
            <text:p><text:s text:c="3"/>42,4 </text:p>
          </table:table-cell>
          <table:table-cell table:style-name="ce9" office:value-type="float" office:value="48.3838826311094" calcext:value-type="float">
            <text:p><text:s text:c="3"/>48,4 </text:p>
          </table:table-cell>
          <table:table-cell table:style-name="ce9" office:value-type="float" office:value="42.9950607434415" calcext:value-type="float">
            <text:p><text:s text:c="3"/>43,0 </text:p>
          </table:table-cell>
          <table:table-cell table:style-name="ce9" office:value-type="float" office:value="39.2110819319843" calcext:value-type="float">
            <text:p><text:s text:c="3"/>39,2 </text:p>
          </table:table-cell>
          <table:table-cell table:style-name="ce9" office:value-type="float" office:value="46.7790395548987" calcext:value-type="float">
            <text:p><text:s text:c="3"/>46,8 </text:p>
          </table:table-cell>
          <table:table-cell table:style-name="ce9" office:value-type="float" office:value="33.0559015484491" calcext:value-type="float">
            <text:p><text:s text:c="3"/>33,1 </text:p>
          </table:table-cell>
          <table:table-cell table:style-name="ce9" office:value-type="float" office:value="21.420996810648" calcext:value-type="float">
            <text:p><text:s text:c="3"/>21,4 </text:p>
          </table:table-cell>
          <table:table-cell table:style-name="ce9" office:value-type="float" office:value="44.6908062862502" calcext:value-type="float">
            <text:p><text:s text:c="3"/>44,7 </text:p>
          </table:table-cell>
          <table:table-cell table:style-name="ce9" office:value-type="float" office:value="49.3381456326923" calcext:value-type="float">
            <text:p><text:s text:c="3"/>49,3 </text:p>
          </table:table-cell>
          <table:table-cell table:style-name="ce9" office:value-type="float" office:value="44.917906484987" calcext:value-type="float">
            <text:p><text:s text:c="3"/>44,9 </text:p>
          </table:table-cell>
          <table:table-cell table:style-name="ce9" office:value-type="float" office:value="53.7583847803976" calcext:value-type="float">
            <text:p><text:s text:c="3"/>53,8 </text:p>
          </table:table-cell>
          <table:table-cell table:style-name="ce9" office:value-type="float" office:value="41.5052557591951" calcext:value-type="float">
            <text:p><text:s text:c="3"/>41,5 </text:p>
          </table:table-cell>
          <table:table-cell table:style-name="ce9" office:value-type="float" office:value="34.0694476495403" calcext:value-type="float">
            <text:p><text:s text:c="3"/>34,1 </text:p>
          </table:table-cell>
          <table:table-cell table:style-name="ce9" office:value-type="float" office:value="48.9410638688499" calcext:value-type="float">
            <text:p><text:s text:c="3"/>48,9 </text:p>
          </table:table-cell>
          <table:table-cell table:style-name="ce9" office:value-type="float" office:value="42.3412646882304" calcext:value-type="float">
            <text:p><text:s text:c="3"/>42,3 </text:p>
          </table:table-cell>
          <table:table-cell table:style-name="ce9" office:value-type="float" office:value="38.6334398189011" calcext:value-type="float">
            <text:p><text:s text:c="3"/>38,6 </text:p>
          </table:table-cell>
          <table:table-cell table:style-name="ce9" office:value-type="float" office:value="46.0490895575597" calcext:value-type="float">
            <text:p><text:s text:c="3"/>46,0 </text:p>
          </table:table-cell>
          <table:table-cell table:style-name="ce9" office:value-type="float" office:value="38.6646433583985" calcext:value-type="float">
            <text:p><text:s text:c="3"/>38,7 </text:p>
          </table:table-cell>
          <table:table-cell table:style-name="ce9" office:value-type="float" office:value="34.0600494732662" calcext:value-type="float">
            <text:p><text:s text:c="3"/>34,1 </text:p>
          </table:table-cell>
          <table:table-cell table:style-name="ce9" office:value-type="float" office:value="43.2692372435309" calcext:value-type="float">
            <text:p><text:s text:c="3"/>43,3 </text:p>
          </table:table-cell>
          <table:table-cell table:number-columns-repeated="963"/>
        </table:table-row>
        <table:table-row table:style-name="ro1">
          <table:table-cell office:value-type="string" calcext:value-type="string">
            <text:p>Florianópolis</text:p>
          </table:table-cell>
          <table:table-cell table:style-name="ce9" office:value-type="float" office:value="43.0940967240656" calcext:value-type="float">
            <text:p><text:s text:c="3"/>43,1 </text:p>
          </table:table-cell>
          <table:table-cell table:style-name="ce9" office:value-type="float" office:value="40.2021842563819" calcext:value-type="float">
            <text:p><text:s text:c="3"/>40,2 </text:p>
          </table:table-cell>
          <table:table-cell table:style-name="ce9" office:value-type="float" office:value="45.9860091917493" calcext:value-type="float">
            <text:p><text:s text:c="3"/>46,0 </text:p>
          </table:table-cell>
          <table:table-cell table:style-name="ce9" office:value-type="float" office:value="36.0999735058204" calcext:value-type="float">
            <text:p><text:s text:c="3"/>36,1 </text:p>
          </table:table-cell>
          <table:table-cell table:style-name="ce9" office:value-type="float" office:value="32.9324200345341" calcext:value-type="float">
            <text:p><text:s text:c="3"/>32,9 </text:p>
          </table:table-cell>
          <table:table-cell table:style-name="ce9" office:value-type="float" office:value="39.2675269771067" calcext:value-type="float">
            <text:p><text:s text:c="3"/>39,3 </text:p>
          </table:table-cell>
          <table:table-cell table:style-name="ce9" office:value-type="float" office:value="36.4776258370086" calcext:value-type="float">
            <text:p><text:s text:c="3"/>36,5 </text:p>
          </table:table-cell>
          <table:table-cell table:style-name="ce9" office:value-type="float" office:value="33.9772011610357" calcext:value-type="float">
            <text:p><text:s text:c="3"/>34,0 </text:p>
          </table:table-cell>
          <table:table-cell table:style-name="ce9" office:value-type="float" office:value="38.9780505129816" calcext:value-type="float">
            <text:p><text:s text:c="3"/>39,0 </text:p>
          </table:table-cell>
          <table:table-cell table:style-name="ce9" office:value-type="float" office:value="33.2925467728243" calcext:value-type="float">
            <text:p><text:s text:c="3"/>33,3 </text:p>
          </table:table-cell>
          <table:table-cell table:style-name="ce9" office:value-type="float" office:value="29.5346778139806" calcext:value-type="float">
            <text:p><text:s text:c="3"/>29,5 </text:p>
          </table:table-cell>
          <table:table-cell table:style-name="ce9" office:value-type="float" office:value="37.0504157316679" calcext:value-type="float">
            <text:p><text:s text:c="3"/>37,1 </text:p>
          </table:table-cell>
          <table:table-cell table:style-name="ce9" office:value-type="float" office:value="34.2954968029011" calcext:value-type="float">
            <text:p><text:s text:c="3"/>34,3 </text:p>
          </table:table-cell>
          <table:table-cell table:style-name="ce9" office:value-type="float" office:value="31.0943927495589" calcext:value-type="float">
            <text:p><text:s text:c="3"/>31,1 </text:p>
          </table:table-cell>
          <table:table-cell table:style-name="ce9" office:value-type="float" office:value="37.4966008562433" calcext:value-type="float">
            <text:p><text:s text:c="3"/>37,5 </text:p>
          </table:table-cell>
          <table:table-cell table:style-name="ce9" office:value-type="float" office:value="30.4998082781571" calcext:value-type="float">
            <text:p><text:s text:c="3"/>30,5 </text:p>
          </table:table-cell>
          <table:table-cell table:style-name="ce9" office:value-type="float" office:value="26.9624379318703" calcext:value-type="float">
            <text:p><text:s text:c="3"/>27,0 </text:p>
          </table:table-cell>
          <table:table-cell table:style-name="ce9" office:value-type="float" office:value="34.0371786244438" calcext:value-type="float">
            <text:p><text:s text:c="3"/>34,0 </text:p>
          </table:table-cell>
          <table:table-cell table:style-name="ce9" office:value-type="float" office:value="30.6116370705405" calcext:value-type="float">
            <text:p><text:s text:c="3"/>30,6 </text:p>
          </table:table-cell>
          <table:table-cell table:style-name="ce9" office:value-type="float" office:value="27.2922739694084" calcext:value-type="float">
            <text:p><text:s text:c="3"/>27,3 </text:p>
          </table:table-cell>
          <table:table-cell table:style-name="ce9" office:value-type="float" office:value="33.9310001716726" calcext:value-type="float">
            <text:p><text:s text:c="3"/>33,9 </text:p>
          </table:table-cell>
          <table:table-cell table:style-name="ce9" office:value-type="float" office:value="24.9321103894115" calcext:value-type="float">
            <text:p><text:s text:c="3"/>24,9 </text:p>
          </table:table-cell>
          <table:table-cell table:style-name="ce9" office:value-type="float" office:value="18.2185205450405" calcext:value-type="float">
            <text:p><text:s text:c="3"/>18,2 </text:p>
          </table:table-cell>
          <table:table-cell table:style-name="ce9" office:value-type="float" office:value="31.6457002337826" calcext:value-type="float">
            <text:p><text:s text:c="3"/>31,6 </text:p>
          </table:table-cell>
          <table:table-cell table:style-name="ce9" office:value-type="float" office:value="51.5323225080546" calcext:value-type="float">
            <text:p><text:s text:c="3"/>51,5 </text:p>
          </table:table-cell>
          <table:table-cell table:style-name="ce9" office:value-type="float" office:value="47.8706718561817" calcext:value-type="float">
            <text:p><text:s text:c="3"/>47,9 </text:p>
          </table:table-cell>
          <table:table-cell table:style-name="ce9" office:value-type="float" office:value="55.1939731599276" calcext:value-type="float">
            <text:p><text:s text:c="3"/>55,2 </text:p>
          </table:table-cell>
          <table:table-cell table:style-name="ce9" office:value-type="float" office:value="41.5330217498235" calcext:value-type="float">
            <text:p><text:s text:c="3"/>41,5 </text:p>
          </table:table-cell>
          <table:table-cell table:style-name="ce9" office:value-type="float" office:value="37.5806859713085" calcext:value-type="float">
            <text:p><text:s text:c="3"/>37,6 </text:p>
          </table:table-cell>
          <table:table-cell table:style-name="ce9" office:value-type="float" office:value="45.4853575283385" calcext:value-type="float">
            <text:p><text:s text:c="3"/>45,5 </text:p>
          </table:table-cell>
          <table:table-cell table:style-name="ce9" office:value-type="float" office:value="41.6395641051048" calcext:value-type="float">
            <text:p><text:s text:c="3"/>41,6 </text:p>
          </table:table-cell>
          <table:table-cell table:style-name="ce9" office:value-type="float" office:value="38.1492024953888" calcext:value-type="float">
            <text:p><text:s text:c="3"/>38,1 </text:p>
          </table:table-cell>
          <table:table-cell table:style-name="ce9" office:value-type="float" office:value="45.1299257148208" calcext:value-type="float">
            <text:p><text:s text:c="3"/>45,1 </text:p>
          </table:table-cell>
          <table:table-cell table:style-name="ce9" office:value-type="float" office:value="40.7598289211318" calcext:value-type="float">
            <text:p><text:s text:c="3"/>40,8 </text:p>
          </table:table-cell>
          <table:table-cell table:style-name="ce9" office:value-type="float" office:value="37.1803456486995" calcext:value-type="float">
            <text:p><text:s text:c="3"/>37,2 </text:p>
          </table:table-cell>
          <table:table-cell table:style-name="ce9" office:value-type="float" office:value="44.3393121935641" calcext:value-type="float">
            <text:p><text:s text:c="3"/>44,3 </text:p>
          </table:table-cell>
          <table:table-cell table:style-name="ce9" office:value-type="float" office:value="43.495620778755" calcext:value-type="float">
            <text:p><text:s text:c="3"/>43,5 </text:p>
          </table:table-cell>
          <table:table-cell table:style-name="ce9" office:value-type="float" office:value="40.031773395899" calcext:value-type="float">
            <text:p><text:s text:c="3"/>40,0 </text:p>
          </table:table-cell>
          <table:table-cell table:style-name="ce9" office:value-type="float" office:value="46.9594681616111" calcext:value-type="float">
            <text:p><text:s text:c="3"/>47,0 </text:p>
          </table:table-cell>
          <table:table-cell table:style-name="ce9" office:value-type="float" office:value="36.4094782657187" calcext:value-type="float">
            <text:p><text:s text:c="3"/>36,4 </text:p>
          </table:table-cell>
          <table:table-cell table:style-name="ce9" office:value-type="float" office:value="32.4052428686154" calcext:value-type="float">
            <text:p><text:s text:c="3"/>32,4 </text:p>
          </table:table-cell>
          <table:table-cell table:style-name="ce9" office:value-type="float" office:value="40.4137136628219" calcext:value-type="float">
            <text:p><text:s text:c="3"/>40,4 </text:p>
          </table:table-cell>
          <table:table-cell table:style-name="ce9" office:value-type="float" office:value="36.2326833674269" calcext:value-type="float">
            <text:p><text:s text:c="3"/>36,2 </text:p>
          </table:table-cell>
          <table:table-cell table:style-name="ce9" office:value-type="float" office:value="33.1967448365112" calcext:value-type="float">
            <text:p><text:s text:c="3"/>33,2 </text:p>
          </table:table-cell>
          <table:table-cell table:style-name="ce9" office:value-type="float" office:value="39.2686218983425" calcext:value-type="float">
            <text:p><text:s text:c="3"/>39,3 </text:p>
          </table:table-cell>
          <table:table-cell table:style-name="ce9" office:value-type="float" office:value="34.0625155302199" calcext:value-type="float">
            <text:p><text:s text:c="3"/>34,1 </text:p>
          </table:table-cell>
          <table:table-cell table:style-name="ce9" office:value-type="float" office:value="31.1919821846635" calcext:value-type="float">
            <text:p><text:s text:c="3"/>31,2 </text:p>
          </table:table-cell>
          <table:table-cell table:style-name="ce9" office:value-type="float" office:value="36.9330488757763" calcext:value-type="float">
            <text:p><text:s text:c="3"/>36,9 </text:p>
          </table:table-cell>
          <table:table-cell table:style-name="ce9" office:value-type="float" office:value="41.7809300947998" calcext:value-type="float">
            <text:p><text:s text:c="3"/>41,8 </text:p>
          </table:table-cell>
          <table:table-cell table:style-name="ce9" office:value-type="float" office:value="36.8529933978573" calcext:value-type="float">
            <text:p><text:s text:c="3"/>36,9 </text:p>
          </table:table-cell>
          <table:table-cell table:style-name="ce9" office:value-type="float" office:value="46.7088667917423" calcext:value-type="float">
            <text:p><text:s text:c="3"/>46,7 </text:p>
          </table:table-cell>
          <table:table-cell table:style-name="ce9" office:value-type="float" office:value="35.160529337709" calcext:value-type="float">
            <text:p><text:s text:c="3"/>35,2 </text:p>
          </table:table-cell>
          <table:table-cell table:style-name="ce9" office:value-type="float" office:value="30.8420813432286" calcext:value-type="float">
            <text:p><text:s text:c="3"/>30,8 </text:p>
          </table:table-cell>
          <table:table-cell table:style-name="ce9" office:value-type="float" office:value="39.4789773321895" calcext:value-type="float">
            <text:p><text:s text:c="3"/>39,5 </text:p>
          </table:table-cell>
          <table:table-cell table:style-name="ce9" office:value-type="float" office:value="36.9934346257542" calcext:value-type="float">
            <text:p><text:s text:c="3"/>37,0 </text:p>
          </table:table-cell>
          <table:table-cell table:style-name="ce9" office:value-type="float" office:value="32.53988933575" calcext:value-type="float">
            <text:p><text:s text:c="3"/>32,5 </text:p>
          </table:table-cell>
          <table:table-cell table:style-name="ce9" office:value-type="float" office:value="41.4469799157583" calcext:value-type="float">
            <text:p><text:s text:c="3"/>41,4 </text:p>
          </table:table-cell>
          <table:table-cell table:style-name="ce9" office:value-type="float" office:value="31.6413098247856" calcext:value-type="float">
            <text:p><text:s text:c="3"/>31,6 </text:p>
          </table:table-cell>
          <table:table-cell table:style-name="ce9" office:value-type="float" office:value="21.5485823808838" calcext:value-type="float">
            <text:p><text:s text:c="3"/>21,5 </text:p>
          </table:table-cell>
          <table:table-cell table:style-name="ce9" office:value-type="float" office:value="41.7340372686875" calcext:value-type="float">
            <text:p><text:s text:c="3"/>41,7 </text:p>
          </table:table-cell>
          <table:table-cell table:number-columns-repeated="963"/>
        </table:table-row>
        <table:table-row table:style-name="ro1">
          <table:table-cell office:value-type="string" calcext:value-type="string">
            <text:p>Porto Alegre</text:p>
          </table:table-cell>
          <table:table-cell table:style-name="ce9" office:value-type="float" office:value="43.910915654833" calcext:value-type="float">
            <text:p><text:s text:c="3"/>43,9 </text:p>
          </table:table-cell>
          <table:table-cell table:style-name="ce9" office:value-type="float" office:value="40.7455122760095" calcext:value-type="float">
            <text:p><text:s text:c="3"/>40,7 </text:p>
          </table:table-cell>
          <table:table-cell table:style-name="ce9" office:value-type="float" office:value="47.0763190336565" calcext:value-type="float">
            <text:p><text:s text:c="3"/>47,1 </text:p>
          </table:table-cell>
          <table:table-cell table:style-name="ce9" office:value-type="float" office:value="36.9885122264672" calcext:value-type="float">
            <text:p><text:s text:c="3"/>37,0 </text:p>
          </table:table-cell>
          <table:table-cell table:style-name="ce9" office:value-type="float" office:value="33.3786697637218" calcext:value-type="float">
            <text:p><text:s text:c="3"/>33,4 </text:p>
          </table:table-cell>
          <table:table-cell table:style-name="ce9" office:value-type="float" office:value="40.5983546892126" calcext:value-type="float">
            <text:p><text:s text:c="3"/>40,6 </text:p>
          </table:table-cell>
          <table:table-cell table:style-name="ce9" office:value-type="float" office:value="36.1727005143418" calcext:value-type="float">
            <text:p><text:s text:c="3"/>36,2 </text:p>
          </table:table-cell>
          <table:table-cell table:style-name="ce9" office:value-type="float" office:value="32.197901553653" calcext:value-type="float">
            <text:p><text:s text:c="3"/>32,2 </text:p>
          </table:table-cell>
          <table:table-cell table:style-name="ce9" office:value-type="float" office:value="40.1474994750307" calcext:value-type="float">
            <text:p><text:s text:c="3"/>40,1 </text:p>
          </table:table-cell>
          <table:table-cell table:style-name="ce9" office:value-type="float" office:value="27.2561694498207" calcext:value-type="float">
            <text:p><text:s text:c="3"/>27,3 </text:p>
          </table:table-cell>
          <table:table-cell table:style-name="ce9" office:value-type="float" office:value="21.3497573022774" calcext:value-type="float">
            <text:p><text:s text:c="3"/>21,3 </text:p>
          </table:table-cell>
          <table:table-cell table:style-name="ce9" office:value-type="float" office:value="33.1625815973639" calcext:value-type="float">
            <text:p><text:s text:c="3"/>33,2 </text:p>
          </table:table-cell>
          <table:table-cell table:style-name="ce9" office:value-type="float" office:value="35.3056734220209" calcext:value-type="float">
            <text:p><text:s text:c="3"/>35,3 </text:p>
          </table:table-cell>
          <table:table-cell table:style-name="ce9" office:value-type="float" office:value="31.8025653855211" calcext:value-type="float">
            <text:p><text:s text:c="3"/>31,8 </text:p>
          </table:table-cell>
          <table:table-cell table:style-name="ce9" office:value-type="float" office:value="38.8087814585207" calcext:value-type="float">
            <text:p><text:s text:c="3"/>38,8 </text:p>
          </table:table-cell>
          <table:table-cell table:style-name="ce9" office:value-type="float" office:value="29.8589774039304" calcext:value-type="float">
            <text:p><text:s text:c="3"/>29,9 </text:p>
          </table:table-cell>
          <table:table-cell table:style-name="ce9" office:value-type="float" office:value="25.8507839755211" calcext:value-type="float">
            <text:p><text:s text:c="3"/>25,9 </text:p>
          </table:table-cell>
          <table:table-cell table:style-name="ce9" office:value-type="float" office:value="33.8671708323397" calcext:value-type="float">
            <text:p><text:s text:c="3"/>33,9 </text:p>
          </table:table-cell>
          <table:table-cell table:style-name="ce9" office:value-type="float" office:value="30.5320068684084" calcext:value-type="float">
            <text:p><text:s text:c="3"/>30,5 </text:p>
          </table:table-cell>
          <table:table-cell table:style-name="ce9" office:value-type="float" office:value="25.8278788826443" calcext:value-type="float">
            <text:p><text:s text:c="3"/>25,8 </text:p>
          </table:table-cell>
          <table:table-cell table:style-name="ce9" office:value-type="float" office:value="35.2361348541725" calcext:value-type="float">
            <text:p><text:s text:c="3"/>35,2 </text:p>
          </table:table-cell>
          <table:table-cell table:style-name="ce9" office:value-type="float" office:value="20.947837808986" calcext:value-type="float">
            <text:p><text:s text:c="3"/>20,9 </text:p>
          </table:table-cell>
          <table:table-cell table:style-name="ce9" office:value-type="float" office:value="14.6540320493489" calcext:value-type="float">
            <text:p><text:s text:c="3"/>14,7 </text:p>
          </table:table-cell>
          <table:table-cell table:style-name="ce9" office:value-type="float" office:value="27.241643568623" calcext:value-type="float">
            <text:p><text:s text:c="3"/>27,2 </text:p>
          </table:table-cell>
          <table:table-cell table:style-name="ce9" office:value-type="float" office:value="52.0065058816067" calcext:value-type="float">
            <text:p><text:s text:c="3"/>52,0 </text:p>
          </table:table-cell>
          <table:table-cell table:style-name="ce9" office:value-type="float" office:value="47.8299367425023" calcext:value-type="float">
            <text:p><text:s text:c="3"/>47,8 </text:p>
          </table:table-cell>
          <table:table-cell table:style-name="ce9" office:value-type="float" office:value="56.1830750207111" calcext:value-type="float">
            <text:p><text:s text:c="3"/>56,2 </text:p>
          </table:table-cell>
          <table:table-cell table:style-name="ce9" office:value-type="float" office:value="43.6786320066599" calcext:value-type="float">
            <text:p><text:s text:c="3"/>43,7 </text:p>
          </table:table-cell>
          <table:table-cell table:style-name="ce9" office:value-type="float" office:value="38.5662256365619" calcext:value-type="float">
            <text:p><text:s text:c="3"/>38,6 </text:p>
          </table:table-cell>
          <table:table-cell table:style-name="ce9" office:value-type="float" office:value="48.7910383767579" calcext:value-type="float">
            <text:p><text:s text:c="3"/>48,8 </text:p>
          </table:table-cell>
          <table:table-cell table:style-name="ce9" office:value-type="float" office:value="42.7394159000082" calcext:value-type="float">
            <text:p><text:s text:c="3"/>42,7 </text:p>
          </table:table-cell>
          <table:table-cell table:style-name="ce9" office:value-type="float" office:value="37.1996297541464" calcext:value-type="float">
            <text:p><text:s text:c="3"/>37,2 </text:p>
          </table:table-cell>
          <table:table-cell table:style-name="ce9" office:value-type="float" office:value="48.27920204587" calcext:value-type="float">
            <text:p><text:s text:c="3"/>48,3 </text:p>
          </table:table-cell>
          <table:table-cell table:style-name="ce9" office:value-type="float" office:value="32.5746424863184" calcext:value-type="float">
            <text:p><text:s text:c="3"/>32,6 </text:p>
          </table:table-cell>
          <table:table-cell table:style-name="ce9" office:value-type="float" office:value="25.1177779776165" calcext:value-type="float">
            <text:p><text:s text:c="3"/>25,1 </text:p>
          </table:table-cell>
          <table:table-cell table:style-name="ce9" office:value-type="float" office:value="40.0315069950203" calcext:value-type="float">
            <text:p><text:s text:c="3"/>40,0 </text:p>
          </table:table-cell>
          <table:table-cell table:style-name="ce9" office:value-type="float" office:value="42.3511620107697" calcext:value-type="float">
            <text:p><text:s text:c="3"/>42,4 </text:p>
          </table:table-cell>
          <table:table-cell table:style-name="ce9" office:value-type="float" office:value="38.9856130252364" calcext:value-type="float">
            <text:p><text:s text:c="3"/>39,0 </text:p>
          </table:table-cell>
          <table:table-cell table:style-name="ce9" office:value-type="float" office:value="45.716710996303" calcext:value-type="float">
            <text:p><text:s text:c="3"/>45,7 </text:p>
          </table:table-cell>
          <table:table-cell table:style-name="ce9" office:value-type="float" office:value="38.6355512929303" calcext:value-type="float">
            <text:p><text:s text:c="3"/>38,6 </text:p>
          </table:table-cell>
          <table:table-cell table:style-name="ce9" office:value-type="float" office:value="34.192741466967" calcext:value-type="float">
            <text:p><text:s text:c="3"/>34,2 </text:p>
          </table:table-cell>
          <table:table-cell table:style-name="ce9" office:value-type="float" office:value="43.0783611188936" calcext:value-type="float">
            <text:p><text:s text:c="3"/>43,1 </text:p>
          </table:table-cell>
          <table:table-cell table:style-name="ce9" office:value-type="float" office:value="36.0286235761411" calcext:value-type="float">
            <text:p><text:s text:c="3"/>36,0 </text:p>
          </table:table-cell>
          <table:table-cell table:style-name="ce9" office:value-type="float" office:value="31.7532545500133" calcext:value-type="float">
            <text:p><text:s text:c="3"/>31,8 </text:p>
          </table:table-cell>
          <table:table-cell table:style-name="ce9" office:value-type="float" office:value="40.3039926022689" calcext:value-type="float">
            <text:p><text:s text:c="3"/>40,3 </text:p>
          </table:table-cell>
          <table:table-cell table:style-name="ce9" office:value-type="float" office:value="22.3487065686036" calcext:value-type="float">
            <text:p><text:s text:c="3"/>22,3 </text:p>
          </table:table-cell>
          <table:table-cell table:style-name="ce9" office:value-type="float" office:value="15.3948802745747" calcext:value-type="float">
            <text:p><text:s text:c="3"/>15,4 </text:p>
          </table:table-cell>
          <table:table-cell table:style-name="ce9" office:value-type="float" office:value="29.3025328626324" calcext:value-type="float">
            <text:p><text:s text:c="3"/>29,3 </text:p>
          </table:table-cell>
          <table:table-cell table:style-name="ce9" office:value-type="float" office:value="48.1089738264343" calcext:value-type="float">
            <text:p><text:s text:c="3"/>48,1 </text:p>
          </table:table-cell>
          <table:table-cell table:style-name="ce9" office:value-type="float" office:value="41.4762618037177" calcext:value-type="float">
            <text:p><text:s text:c="3"/>41,5 </text:p>
          </table:table-cell>
          <table:table-cell table:style-name="ce9" office:value-type="float" office:value="54.741685849151" calcext:value-type="float">
            <text:p><text:s text:c="3"/>54,7 </text:p>
          </table:table-cell>
          <table:table-cell table:style-name="ce9" office:value-type="float" office:value="32.4416338594448" calcext:value-type="float">
            <text:p><text:s text:c="3"/>32,4 </text:p>
          </table:table-cell>
          <table:table-cell table:style-name="ce9" office:value-type="float" office:value="28.2698806668774" calcext:value-type="float">
            <text:p><text:s text:c="3"/>28,3 </text:p>
          </table:table-cell>
          <table:table-cell table:style-name="ce9" office:value-type="float" office:value="36.6133870520123" calcext:value-type="float">
            <text:p><text:s text:c="3"/>36,6 </text:p>
          </table:table-cell>
          <table:table-cell table:style-name="ce9" office:value-type="float" office:value="37.9563032988584" calcext:value-type="float">
            <text:p><text:s text:c="3"/>38,0 </text:p>
          </table:table-cell>
          <table:table-cell table:style-name="ce9" office:value-type="float" office:value="33.1623334797315" calcext:value-type="float">
            <text:p><text:s text:c="3"/>33,2 </text:p>
          </table:table-cell>
          <table:table-cell table:style-name="ce9" office:value-type="float" office:value="42.7502731179853" calcext:value-type="float">
            <text:p><text:s text:c="3"/>42,8 </text:p>
          </table:table-cell>
          <table:table-cell table:style-name="ce9" office:value-type="float" office:value="38.4845259300903" calcext:value-type="float">
            <text:p><text:s text:c="3"/>38,5 </text:p>
          </table:table-cell>
          <table:table-cell table:style-name="ce9" office:value-type="float" office:value="27.3032492546076" calcext:value-type="float">
            <text:p><text:s text:c="3"/>27,3 </text:p>
          </table:table-cell>
          <table:table-cell table:style-name="ce9" office:value-type="float" office:value="49.665802605573" calcext:value-type="float">
            <text:p><text:s text:c="3"/>49,7 </text:p>
          </table:table-cell>
          <table:table-cell table:number-columns-repeated="963"/>
        </table:table-row>
        <table:table-row table:style-name="ro1">
          <table:table-cell office:value-type="string" calcext:value-type="string">
            <text:p>Campo Grande</text:p>
          </table:table-cell>
          <table:table-cell table:style-name="ce9" office:value-type="float" office:value="52.3024683570404" calcext:value-type="float">
            <text:p><text:s text:c="3"/>52,3 </text:p>
          </table:table-cell>
          <table:table-cell table:style-name="ce9" office:value-type="float" office:value="49.3784828667262" calcext:value-type="float">
            <text:p><text:s text:c="3"/>49,4 </text:p>
          </table:table-cell>
          <table:table-cell table:style-name="ce9" office:value-type="float" office:value="55.2264538473546" calcext:value-type="float">
            <text:p><text:s text:c="3"/>55,2 </text:p>
          </table:table-cell>
          <table:table-cell table:style-name="ce9" office:value-type="float" office:value="43.7320893059094" calcext:value-type="float">
            <text:p><text:s text:c="3"/>43,7 </text:p>
          </table:table-cell>
          <table:table-cell table:style-name="ce9" office:value-type="float" office:value="41.2986424889119" calcext:value-type="float">
            <text:p><text:s text:c="3"/>41,3 </text:p>
          </table:table-cell>
          <table:table-cell table:style-name="ce9" office:value-type="float" office:value="46.1655361229069" calcext:value-type="float">
            <text:p><text:s text:c="3"/>46,2 </text:p>
          </table:table-cell>
          <table:table-cell table:style-name="ce9" office:value-type="float" office:value="45.2179722273809" calcext:value-type="float">
            <text:p><text:s text:c="3"/>45,2 </text:p>
          </table:table-cell>
          <table:table-cell table:style-name="ce9" office:value-type="float" office:value="42.5746281338624" calcext:value-type="float">
            <text:p><text:s text:c="3"/>42,6 </text:p>
          </table:table-cell>
          <table:table-cell table:style-name="ce9" office:value-type="float" office:value="47.8613163208994" calcext:value-type="float">
            <text:p><text:s text:c="3"/>47,9 </text:p>
          </table:table-cell>
          <table:table-cell table:style-name="ce9" office:value-type="float" office:value="42.4474960249496" calcext:value-type="float">
            <text:p><text:s text:c="3"/>42,4 </text:p>
          </table:table-cell>
          <table:table-cell table:style-name="ce9" office:value-type="float" office:value="34.6013802987813" calcext:value-type="float">
            <text:p><text:s text:c="3"/>34,6 </text:p>
          </table:table-cell>
          <table:table-cell table:style-name="ce9" office:value-type="float" office:value="50.2936117511179" calcext:value-type="float">
            <text:p><text:s text:c="3"/>50,3 </text:p>
          </table:table-cell>
          <table:table-cell table:style-name="ce9" office:value-type="float" office:value="44.0081929477511" calcext:value-type="float">
            <text:p><text:s text:c="3"/>44,0 </text:p>
          </table:table-cell>
          <table:table-cell table:style-name="ce9" office:value-type="float" office:value="39.8060859872884" calcext:value-type="float">
            <text:p><text:s text:c="3"/>39,8 </text:p>
          </table:table-cell>
          <table:table-cell table:style-name="ce9" office:value-type="float" office:value="48.2102999082139" calcext:value-type="float">
            <text:p><text:s text:c="3"/>48,2 </text:p>
          </table:table-cell>
          <table:table-cell table:style-name="ce9" office:value-type="float" office:value="36.0135194937691" calcext:value-type="float">
            <text:p><text:s text:c="3"/>36,0 </text:p>
          </table:table-cell>
          <table:table-cell table:style-name="ce9" office:value-type="float" office:value="32.7432894803524" calcext:value-type="float">
            <text:p><text:s text:c="3"/>32,7 </text:p>
          </table:table-cell>
          <table:table-cell table:style-name="ce9" office:value-type="float" office:value="39.2837495071859" calcext:value-type="float">
            <text:p><text:s text:c="3"/>39,3 </text:p>
          </table:table-cell>
          <table:table-cell table:style-name="ce9" office:value-type="float" office:value="38.2270440924926" calcext:value-type="float">
            <text:p><text:s text:c="3"/>38,2 </text:p>
          </table:table-cell>
          <table:table-cell table:style-name="ce9" office:value-type="float" office:value="34.7987478675058" calcext:value-type="float">
            <text:p><text:s text:c="3"/>34,8 </text:p>
          </table:table-cell>
          <table:table-cell table:style-name="ce9" office:value-type="float" office:value="41.6553403174795" calcext:value-type="float">
            <text:p><text:s text:c="3"/>41,7 </text:p>
          </table:table-cell>
          <table:table-cell table:style-name="ce9" office:value-type="float" office:value="33.8506030639852" calcext:value-type="float">
            <text:p><text:s text:c="3"/>33,9 </text:p>
          </table:table-cell>
          <table:table-cell table:style-name="ce9" office:value-type="float" office:value="25.9208949127305" calcext:value-type="float">
            <text:p><text:s text:c="3"/>25,9 </text:p>
          </table:table-cell>
          <table:table-cell table:style-name="ce9" office:value-type="float" office:value="41.7803112152399" calcext:value-type="float">
            <text:p><text:s text:c="3"/>41,8 </text:p>
          </table:table-cell>
          <table:table-cell table:style-name="ce9" office:value-type="float" office:value="59.8342233280627" calcext:value-type="float">
            <text:p><text:s text:c="3"/>59,8 </text:p>
          </table:table-cell>
          <table:table-cell table:style-name="ce9" office:value-type="float" office:value="56.4274400057681" calcext:value-type="float">
            <text:p><text:s text:c="3"/>56,4 </text:p>
          </table:table-cell>
          <table:table-cell table:style-name="ce9" office:value-type="float" office:value="63.2410066503573" calcext:value-type="float">
            <text:p><text:s text:c="3"/>63,2 </text:p>
          </table:table-cell>
          <table:table-cell table:style-name="ce9" office:value-type="float" office:value="51.7935193054048" calcext:value-type="float">
            <text:p><text:s text:c="3"/>51,8 </text:p>
          </table:table-cell>
          <table:table-cell table:style-name="ce9" office:value-type="float" office:value="48.5362142481084" calcext:value-type="float">
            <text:p><text:s text:c="3"/>48,5 </text:p>
          </table:table-cell>
          <table:table-cell table:style-name="ce9" office:value-type="float" office:value="55.0508243627013" calcext:value-type="float">
            <text:p><text:s text:c="3"/>55,1 </text:p>
          </table:table-cell>
          <table:table-cell table:style-name="ce9" office:value-type="float" office:value="52.2021141622964" calcext:value-type="float">
            <text:p><text:s text:c="3"/>52,2 </text:p>
          </table:table-cell>
          <table:table-cell table:style-name="ce9" office:value-type="float" office:value="48.5424665129136" calcext:value-type="float">
            <text:p><text:s text:c="3"/>48,5 </text:p>
          </table:table-cell>
          <table:table-cell table:style-name="ce9" office:value-type="float" office:value="55.8617618116791" calcext:value-type="float">
            <text:p><text:s text:c="3"/>55,9 </text:p>
          </table:table-cell>
          <table:table-cell table:style-name="ce9" office:value-type="float" office:value="49.5208458902527" calcext:value-type="float">
            <text:p><text:s text:c="3"/>49,5 </text:p>
          </table:table-cell>
          <table:table-cell table:style-name="ce9" office:value-type="float" office:value="41.1169433576137" calcext:value-type="float">
            <text:p><text:s text:c="3"/>41,1 </text:p>
          </table:table-cell>
          <table:table-cell table:style-name="ce9" office:value-type="float" office:value="57.9247484228917" calcext:value-type="float">
            <text:p><text:s text:c="3"/>57,9 </text:p>
          </table:table-cell>
          <table:table-cell table:style-name="ce9" office:value-type="float" office:value="52.7015803752141" calcext:value-type="float">
            <text:p><text:s text:c="3"/>52,7 </text:p>
          </table:table-cell>
          <table:table-cell table:style-name="ce9" office:value-type="float" office:value="49.387987736215" calcext:value-type="float">
            <text:p><text:s text:c="3"/>49,4 </text:p>
          </table:table-cell>
          <table:table-cell table:style-name="ce9" office:value-type="float" office:value="56.0151730142132" calcext:value-type="float">
            <text:p><text:s text:c="3"/>56,0 </text:p>
          </table:table-cell>
          <table:table-cell table:style-name="ce9" office:value-type="float" office:value="44.4749438580894" calcext:value-type="float">
            <text:p><text:s text:c="3"/>44,5 </text:p>
          </table:table-cell>
          <table:table-cell table:style-name="ce9" office:value-type="float" office:value="41.8290190177592" calcext:value-type="float">
            <text:p><text:s text:c="3"/>41,8 </text:p>
          </table:table-cell>
          <table:table-cell table:style-name="ce9" office:value-type="float" office:value="47.1208686984197" calcext:value-type="float">
            <text:p><text:s text:c="3"/>47,1 </text:p>
          </table:table-cell>
          <table:table-cell table:style-name="ce9" office:value-type="float" office:value="45.7379119495014" calcext:value-type="float">
            <text:p><text:s text:c="3"/>45,7 </text:p>
          </table:table-cell>
          <table:table-cell table:style-name="ce9" office:value-type="float" office:value="42.8117670610049" calcext:value-type="float">
            <text:p><text:s text:c="3"/>42,8 </text:p>
          </table:table-cell>
          <table:table-cell table:style-name="ce9" office:value-type="float" office:value="48.6640568379978" calcext:value-type="float">
            <text:p><text:s text:c="3"/>48,7 </text:p>
          </table:table-cell>
          <table:table-cell table:style-name="ce9" office:value-type="float" office:value="43.6540171025405" calcext:value-type="float">
            <text:p><text:s text:c="3"/>43,7 </text:p>
          </table:table-cell>
          <table:table-cell table:style-name="ce9" office:value-type="float" office:value="34.3959909054657" calcext:value-type="float">
            <text:p><text:s text:c="3"/>34,4 </text:p>
          </table:table-cell>
          <table:table-cell table:style-name="ce9" office:value-type="float" office:value="52.9120432996152" calcext:value-type="float">
            <text:p><text:s text:c="3"/>52,9 </text:p>
          </table:table-cell>
          <table:table-cell table:style-name="ce9" office:value-type="float" office:value="50.1113755708664" calcext:value-type="float">
            <text:p><text:s text:c="3"/>50,1 </text:p>
          </table:table-cell>
          <table:table-cell table:style-name="ce9" office:value-type="float" office:value="44.6644817195045" calcext:value-type="float">
            <text:p><text:s text:c="3"/>44,7 </text:p>
          </table:table-cell>
          <table:table-cell table:style-name="ce9" office:value-type="float" office:value="55.5582694222283" calcext:value-type="float">
            <text:p><text:s text:c="3"/>55,6 </text:p>
          </table:table-cell>
          <table:table-cell table:style-name="ce9" office:value-type="float" office:value="38.5494357759378" calcext:value-type="float">
            <text:p><text:s text:c="3"/>38,5 </text:p>
          </table:table-cell>
          <table:table-cell table:style-name="ce9" office:value-type="float" office:value="32.9818718872843" calcext:value-type="float">
            <text:p><text:s text:c="3"/>33,0 </text:p>
          </table:table-cell>
          <table:table-cell table:style-name="ce9" office:value-type="float" office:value="44.1169996645913" calcext:value-type="float">
            <text:p><text:s text:c="3"/>44,1 </text:p>
          </table:table-cell>
          <table:table-cell table:style-name="ce9" office:value-type="float" office:value="42.6226264472962" calcext:value-type="float">
            <text:p><text:s text:c="3"/>42,6 </text:p>
          </table:table-cell>
          <table:table-cell table:style-name="ce9" office:value-type="float" office:value="36.4409825371284" calcext:value-type="float">
            <text:p><text:s text:c="3"/>36,4 </text:p>
          </table:table-cell>
          <table:table-cell table:style-name="ce9" office:value-type="float" office:value="48.804270357464" calcext:value-type="float">
            <text:p><text:s text:c="3"/>48,8 </text:p>
          </table:table-cell>
          <table:table-cell table:style-name="ce9" office:value-type="float" office:value="36.689256328817" calcext:value-type="float">
            <text:p><text:s text:c="3"/>36,7 </text:p>
          </table:table-cell>
          <table:table-cell table:style-name="ce9" office:value-type="float" office:value="27.2467387037858" calcext:value-type="float">
            <text:p><text:s text:c="3"/>27,2 </text:p>
          </table:table-cell>
          <table:table-cell table:style-name="ce9" office:value-type="float" office:value="46.1317739538482" calcext:value-type="float">
            <text:p><text:s text:c="3"/>46,1 </text:p>
          </table:table-cell>
          <table:table-cell table:number-columns-repeated="963"/>
        </table:table-row>
        <table:table-row table:style-name="ro1">
          <table:table-cell office:value-type="string" calcext:value-type="string">
            <text:p>Cuiabá</text:p>
          </table:table-cell>
          <table:table-cell table:style-name="ce9" office:value-type="float" office:value="50.0058656576922" calcext:value-type="float">
            <text:p><text:s text:c="3"/>50,0 </text:p>
          </table:table-cell>
          <table:table-cell table:style-name="ce9" office:value-type="float" office:value="46.8234196196366" calcext:value-type="float">
            <text:p><text:s text:c="3"/>46,8 </text:p>
          </table:table-cell>
          <table:table-cell table:style-name="ce9" office:value-type="float" office:value="53.1883116957479" calcext:value-type="float">
            <text:p><text:s text:c="3"/>53,2 </text:p>
          </table:table-cell>
          <table:table-cell table:style-name="ce9" office:value-type="float" office:value="40.7733766505342" calcext:value-type="float">
            <text:p><text:s text:c="3"/>40,8 </text:p>
          </table:table-cell>
          <table:table-cell table:style-name="ce9" office:value-type="float" office:value="37.6619595257721" calcext:value-type="float">
            <text:p><text:s text:c="3"/>37,7 </text:p>
          </table:table-cell>
          <table:table-cell table:style-name="ce9" office:value-type="float" office:value="43.8847937752962" calcext:value-type="float">
            <text:p><text:s text:c="3"/>43,9 </text:p>
          </table:table-cell>
          <table:table-cell table:style-name="ce9" office:value-type="float" office:value="42.9797772621932" calcext:value-type="float">
            <text:p><text:s text:c="3"/>43,0 </text:p>
          </table:table-cell>
          <table:table-cell table:style-name="ce9" office:value-type="float" office:value="39.8474216945069" calcext:value-type="float">
            <text:p><text:s text:c="3"/>39,8 </text:p>
          </table:table-cell>
          <table:table-cell table:style-name="ce9" office:value-type="float" office:value="46.1121328298795" calcext:value-type="float">
            <text:p><text:s text:c="3"/>46,1 </text:p>
          </table:table-cell>
          <table:table-cell table:style-name="ce9" office:value-type="float" office:value="35.0816578692295" calcext:value-type="float">
            <text:p><text:s text:c="3"/>35,1 </text:p>
          </table:table-cell>
          <table:table-cell table:style-name="ce9" office:value-type="float" office:value="27.4758005614138" calcext:value-type="float">
            <text:p><text:s text:c="3"/>27,5 </text:p>
          </table:table-cell>
          <table:table-cell table:style-name="ce9" office:value-type="float" office:value="42.6875151770452" calcext:value-type="float">
            <text:p><text:s text:c="3"/>42,7 </text:p>
          </table:table-cell>
          <table:table-cell table:style-name="ce9" office:value-type="float" office:value="42.2417837653502" calcext:value-type="float">
            <text:p><text:s text:c="3"/>42,2 </text:p>
          </table:table-cell>
          <table:table-cell table:style-name="ce9" office:value-type="float" office:value="38.5072002076095" calcext:value-type="float">
            <text:p><text:s text:c="3"/>38,5 </text:p>
          </table:table-cell>
          <table:table-cell table:style-name="ce9" office:value-type="float" office:value="45.9763673230909" calcext:value-type="float">
            <text:p><text:s text:c="3"/>46,0 </text:p>
          </table:table-cell>
          <table:table-cell table:style-name="ce9" office:value-type="float" office:value="34.5566579424525" calcext:value-type="float">
            <text:p><text:s text:c="3"/>34,6 </text:p>
          </table:table-cell>
          <table:table-cell table:style-name="ce9" office:value-type="float" office:value="30.9973699802572" calcext:value-type="float">
            <text:p><text:s text:c="3"/>31,0 </text:p>
          </table:table-cell>
          <table:table-cell table:style-name="ce9" office:value-type="float" office:value="38.1159459046479" calcext:value-type="float">
            <text:p><text:s text:c="3"/>38,1 </text:p>
          </table:table-cell>
          <table:table-cell table:style-name="ce9" office:value-type="float" office:value="35.5775510265244" calcext:value-type="float">
            <text:p><text:s text:c="3"/>35,6 </text:p>
          </table:table-cell>
          <table:table-cell table:style-name="ce9" office:value-type="float" office:value="31.9951576864037" calcext:value-type="float">
            <text:p><text:s text:c="3"/>32,0 </text:p>
          </table:table-cell>
          <table:table-cell table:style-name="ce9" office:value-type="float" office:value="39.159944366645" calcext:value-type="float">
            <text:p><text:s text:c="3"/>39,2 </text:p>
          </table:table-cell>
          <table:table-cell table:style-name="ce9" office:value-type="float" office:value="27.5771439070741" calcext:value-type="float">
            <text:p><text:s text:c="3"/>27,6 </text:p>
          </table:table-cell>
          <table:table-cell table:style-name="ce9" office:value-type="float" office:value="22.9314576939705" calcext:value-type="float">
            <text:p><text:s text:c="3"/>22,9 </text:p>
          </table:table-cell>
          <table:table-cell table:style-name="ce9" office:value-type="float" office:value="32.2228301201777" calcext:value-type="float">
            <text:p><text:s text:c="3"/>32,2 </text:p>
          </table:table-cell>
          <table:table-cell table:style-name="ce9" office:value-type="float" office:value="56.8291156556677" calcext:value-type="float">
            <text:p><text:s text:c="3"/>56,8 </text:p>
          </table:table-cell>
          <table:table-cell table:style-name="ce9" office:value-type="float" office:value="53.1742067622297" calcext:value-type="float">
            <text:p><text:s text:c="3"/>53,2 </text:p>
          </table:table-cell>
          <table:table-cell table:style-name="ce9" office:value-type="float" office:value="60.4840245491057" calcext:value-type="float">
            <text:p><text:s text:c="3"/>60,5 </text:p>
          </table:table-cell>
          <table:table-cell table:style-name="ce9" office:value-type="float" office:value="46.7125962412497" calcext:value-type="float">
            <text:p><text:s text:c="3"/>46,7 </text:p>
          </table:table-cell>
          <table:table-cell table:style-name="ce9" office:value-type="float" office:value="42.587762997835" calcext:value-type="float">
            <text:p><text:s text:c="3"/>42,6 </text:p>
          </table:table-cell>
          <table:table-cell table:style-name="ce9" office:value-type="float" office:value="50.8374294846644" calcext:value-type="float">
            <text:p><text:s text:c="3"/>50,8 </text:p>
          </table:table-cell>
          <table:table-cell table:style-name="ce9" office:value-type="float" office:value="50.0455998422889" calcext:value-type="float">
            <text:p><text:s text:c="3"/>50,0 </text:p>
          </table:table-cell>
          <table:table-cell table:style-name="ce9" office:value-type="float" office:value="45.9381779061377" calcext:value-type="float">
            <text:p><text:s text:c="3"/>45,9 </text:p>
          </table:table-cell>
          <table:table-cell table:style-name="ce9" office:value-type="float" office:value="54.1530217784402" calcext:value-type="float">
            <text:p><text:s text:c="3"/>54,2 </text:p>
          </table:table-cell>
          <table:table-cell table:style-name="ce9" office:value-type="float" office:value="42.3826662464365" calcext:value-type="float">
            <text:p><text:s text:c="3"/>42,4 </text:p>
          </table:table-cell>
          <table:table-cell table:style-name="ce9" office:value-type="float" office:value="29.1373233027908" calcext:value-type="float">
            <text:p><text:s text:c="3"/>29,1 </text:p>
          </table:table-cell>
          <table:table-cell table:style-name="ce9" office:value-type="float" office:value="55.6280091900823" calcext:value-type="float">
            <text:p><text:s text:c="3"/>55,6 </text:p>
          </table:table-cell>
          <table:table-cell table:style-name="ce9" office:value-type="float" office:value="49.7243735102562" calcext:value-type="float">
            <text:p><text:s text:c="3"/>49,7 </text:p>
          </table:table-cell>
          <table:table-cell table:style-name="ce9" office:value-type="float" office:value="46.0026428794643" calcext:value-type="float">
            <text:p><text:s text:c="3"/>46,0 </text:p>
          </table:table-cell>
          <table:table-cell table:style-name="ce9" office:value-type="float" office:value="53.446104141048" calcext:value-type="float">
            <text:p><text:s text:c="3"/>53,4 </text:p>
          </table:table-cell>
          <table:table-cell table:style-name="ce9" office:value-type="float" office:value="40.2654014774993" calcext:value-type="float">
            <text:p><text:s text:c="3"/>40,3 </text:p>
          </table:table-cell>
          <table:table-cell table:style-name="ce9" office:value-type="float" office:value="36.4600069099739" calcext:value-type="float">
            <text:p><text:s text:c="3"/>36,5 </text:p>
          </table:table-cell>
          <table:table-cell table:style-name="ce9" office:value-type="float" office:value="44.0707960450246" calcext:value-type="float">
            <text:p><text:s text:c="3"/>44,1 </text:p>
          </table:table-cell>
          <table:table-cell table:style-name="ce9" office:value-type="float" office:value="44.0591059936516" calcext:value-type="float">
            <text:p><text:s text:c="3"/>44,1 </text:p>
          </table:table-cell>
          <table:table-cell table:style-name="ce9" office:value-type="float" office:value="40.7082631965286" calcext:value-type="float">
            <text:p><text:s text:c="3"/>40,7 </text:p>
          </table:table-cell>
          <table:table-cell table:style-name="ce9" office:value-type="float" office:value="47.4099487907746" calcext:value-type="float">
            <text:p><text:s text:c="3"/>47,4 </text:p>
          </table:table-cell>
          <table:table-cell table:style-name="ce9" office:value-type="float" office:value="34.1584131873871" calcext:value-type="float">
            <text:p><text:s text:c="3"/>34,2 </text:p>
          </table:table-cell>
          <table:table-cell table:style-name="ce9" office:value-type="float" office:value="23.9601692165739" calcext:value-type="float">
            <text:p><text:s text:c="3"/>24,0 </text:p>
          </table:table-cell>
          <table:table-cell table:style-name="ce9" office:value-type="float" office:value="44.3566571582003" calcext:value-type="float">
            <text:p><text:s text:c="3"/>44,4 </text:p>
          </table:table-cell>
          <table:table-cell table:style-name="ce9" office:value-type="float" office:value="51.4734500217824" calcext:value-type="float">
            <text:p><text:s text:c="3"/>51,5 </text:p>
          </table:table-cell>
          <table:table-cell table:style-name="ce9" office:value-type="float" office:value="48.013295507651" calcext:value-type="float">
            <text:p><text:s text:c="3"/>48,0 </text:p>
          </table:table-cell>
          <table:table-cell table:style-name="ce9" office:value-type="float" office:value="54.9336045359138" calcext:value-type="float">
            <text:p><text:s text:c="3"/>54,9 </text:p>
          </table:table-cell>
          <table:table-cell table:style-name="ce9" office:value-type="float" office:value="42.5201542135224" calcext:value-type="float">
            <text:p><text:s text:c="3"/>42,5 </text:p>
          </table:table-cell>
          <table:table-cell table:style-name="ce9" office:value-type="float" office:value="38.1926951618941" calcext:value-type="float">
            <text:p><text:s text:c="3"/>38,2 </text:p>
          </table:table-cell>
          <table:table-cell table:style-name="ce9" office:value-type="float" office:value="46.8476132651506" calcext:value-type="float">
            <text:p><text:s text:c="3"/>46,8 </text:p>
          </table:table-cell>
          <table:table-cell table:style-name="ce9" office:value-type="float" office:value="38.9636214546301" calcext:value-type="float">
            <text:p><text:s text:c="3"/>39,0 </text:p>
          </table:table-cell>
          <table:table-cell table:style-name="ce9" office:value-type="float" office:value="31.8389095245621" calcext:value-type="float">
            <text:p><text:s text:c="3"/>31,8 </text:p>
          </table:table-cell>
          <table:table-cell table:style-name="ce9" office:value-type="float" office:value="46.088333384698" calcext:value-type="float">
            <text:p><text:s text:c="3"/>46,1 </text:p>
          </table:table-cell>
          <table:table-cell table:style-name="ce9" office:value-type="float" office:value="37.6322326113348" calcext:value-type="float">
            <text:p><text:s text:c="3"/>37,6 </text:p>
          </table:table-cell>
          <table:table-cell table:style-name="ce9" office:value-type="float" office:value="32.2348237318692" calcext:value-type="float">
            <text:p><text:s text:c="3"/>32,2 </text:p>
          </table:table-cell>
          <table:table-cell table:style-name="ce9" office:value-type="float" office:value="43.0296414908004" calcext:value-type="float">
            <text:p><text:s text:c="3"/>43,0 </text:p>
          </table:table-cell>
          <table:table-cell table:number-columns-repeated="963"/>
        </table:table-row>
        <table:table-row table:style-name="ro1">
          <table:table-cell office:value-type="string" calcext:value-type="string">
            <text:p>Goiânia</text:p>
          </table:table-cell>
          <table:table-cell table:style-name="ce9" office:value-type="float" office:value="55.728004136816" calcext:value-type="float">
            <text:p><text:s text:c="3"/>55,7 </text:p>
          </table:table-cell>
          <table:table-cell table:style-name="ce9" office:value-type="float" office:value="53.6030233172934" calcext:value-type="float">
            <text:p><text:s text:c="3"/>53,6 </text:p>
          </table:table-cell>
          <table:table-cell table:style-name="ce9" office:value-type="float" office:value="57.8529849563385" calcext:value-type="float">
            <text:p><text:s text:c="3"/>57,9 </text:p>
          </table:table-cell>
          <table:table-cell table:style-name="ce9" office:value-type="float" office:value="47.3902515696098" calcext:value-type="float">
            <text:p><text:s text:c="3"/>47,4 </text:p>
          </table:table-cell>
          <table:table-cell table:style-name="ce9" office:value-type="float" office:value="45.2128700966269" calcext:value-type="float">
            <text:p><text:s text:c="3"/>45,2 </text:p>
          </table:table-cell>
          <table:table-cell table:style-name="ce9" office:value-type="float" office:value="49.5676330425928" calcext:value-type="float">
            <text:p><text:s text:c="3"/>49,6 </text:p>
          </table:table-cell>
          <table:table-cell table:style-name="ce9" office:value-type="float" office:value="44.8612055906537" calcext:value-type="float">
            <text:p><text:s text:c="3"/>44,9 </text:p>
          </table:table-cell>
          <table:table-cell table:style-name="ce9" office:value-type="float" office:value="42.3943650527702" calcext:value-type="float">
            <text:p><text:s text:c="3"/>42,4 </text:p>
          </table:table-cell>
          <table:table-cell table:style-name="ce9" office:value-type="float" office:value="47.3280461285372" calcext:value-type="float">
            <text:p><text:s text:c="3"/>47,3 </text:p>
          </table:table-cell>
          <table:table-cell table:style-name="ce9" office:value-type="float" office:value="39.2985047522164" calcext:value-type="float">
            <text:p><text:s text:c="3"/>39,3 </text:p>
          </table:table-cell>
          <table:table-cell table:style-name="ce9" office:value-type="float" office:value="35.7049723538645" calcext:value-type="float">
            <text:p><text:s text:c="3"/>35,7 </text:p>
          </table:table-cell>
          <table:table-cell table:style-name="ce9" office:value-type="float" office:value="42.8920371505684" calcext:value-type="float">
            <text:p><text:s text:c="3"/>42,9 </text:p>
          </table:table-cell>
          <table:table-cell table:style-name="ce9" office:value-type="float" office:value="47.2189823921878" calcext:value-type="float">
            <text:p><text:s text:c="3"/>47,2 </text:p>
          </table:table-cell>
          <table:table-cell table:style-name="ce9" office:value-type="float" office:value="43.7613628411636" calcext:value-type="float">
            <text:p><text:s text:c="3"/>43,8 </text:p>
          </table:table-cell>
          <table:table-cell table:style-name="ce9" office:value-type="float" office:value="50.6766019432121" calcext:value-type="float">
            <text:p><text:s text:c="3"/>50,7 </text:p>
          </table:table-cell>
          <table:table-cell table:style-name="ce9" office:value-type="float" office:value="40.326846146386" calcext:value-type="float">
            <text:p><text:s text:c="3"/>40,3 </text:p>
          </table:table-cell>
          <table:table-cell table:style-name="ce9" office:value-type="float" office:value="37.6411209362648" calcext:value-type="float">
            <text:p><text:s text:c="3"/>37,6 </text:p>
          </table:table-cell>
          <table:table-cell table:style-name="ce9" office:value-type="float" office:value="43.0125713565072" calcext:value-type="float">
            <text:p><text:s text:c="3"/>43,0 </text:p>
          </table:table-cell>
          <table:table-cell table:style-name="ce9" office:value-type="float" office:value="38.7295815332327" calcext:value-type="float">
            <text:p><text:s text:c="3"/>38,7 </text:p>
          </table:table-cell>
          <table:table-cell table:style-name="ce9" office:value-type="float" office:value="35.8432913128212" calcext:value-type="float">
            <text:p><text:s text:c="3"/>35,8 </text:p>
          </table:table-cell>
          <table:table-cell table:style-name="ce9" office:value-type="float" office:value="41.6158717536442" calcext:value-type="float">
            <text:p><text:s text:c="3"/>41,6 </text:p>
          </table:table-cell>
          <table:table-cell table:style-name="ce9" office:value-type="float" office:value="27.912505504086" calcext:value-type="float">
            <text:p><text:s text:c="3"/>27,9 </text:p>
          </table:table-cell>
          <table:table-cell table:style-name="ce9" office:value-type="float" office:value="22.4169403149316" calcext:value-type="float">
            <text:p><text:s text:c="3"/>22,4 </text:p>
          </table:table-cell>
          <table:table-cell table:style-name="ce9" office:value-type="float" office:value="33.4080706932404" calcext:value-type="float">
            <text:p><text:s text:c="3"/>33,4 </text:p>
          </table:table-cell>
          <table:table-cell table:style-name="ce9" office:value-type="float" office:value="63.8890323366106" calcext:value-type="float">
            <text:p><text:s text:c="3"/>63,9 </text:p>
          </table:table-cell>
          <table:table-cell table:style-name="ce9" office:value-type="float" office:value="61.1720406734698" calcext:value-type="float">
            <text:p><text:s text:c="3"/>61,2 </text:p>
          </table:table-cell>
          <table:table-cell table:style-name="ce9" office:value-type="float" office:value="66.6060239997514" calcext:value-type="float">
            <text:p><text:s text:c="3"/>66,6 </text:p>
          </table:table-cell>
          <table:table-cell table:style-name="ce9" office:value-type="float" office:value="54.9283327783573" calcext:value-type="float">
            <text:p><text:s text:c="3"/>54,9 </text:p>
          </table:table-cell>
          <table:table-cell table:style-name="ce9" office:value-type="float" office:value="51.5916740012692" calcext:value-type="float">
            <text:p><text:s text:c="3"/>51,6 </text:p>
          </table:table-cell>
          <table:table-cell table:style-name="ce9" office:value-type="float" office:value="58.2649915554454" calcext:value-type="float">
            <text:p><text:s text:c="3"/>58,3 </text:p>
          </table:table-cell>
          <table:table-cell table:style-name="ce9" office:value-type="float" office:value="51.3012894571736" calcext:value-type="float">
            <text:p><text:s text:c="3"/>51,3 </text:p>
          </table:table-cell>
          <table:table-cell table:style-name="ce9" office:value-type="float" office:value="47.9462850653622" calcext:value-type="float">
            <text:p><text:s text:c="3"/>47,9 </text:p>
          </table:table-cell>
          <table:table-cell table:style-name="ce9" office:value-type="float" office:value="54.6562938489849" calcext:value-type="float">
            <text:p><text:s text:c="3"/>54,7 </text:p>
          </table:table-cell>
          <table:table-cell table:style-name="ce9" office:value-type="float" office:value="51.3225660350238" calcext:value-type="float">
            <text:p><text:s text:c="3"/>51,3 </text:p>
          </table:table-cell>
          <table:table-cell table:style-name="ce9" office:value-type="float" office:value="45.0128244283592" calcext:value-type="float">
            <text:p><text:s text:c="3"/>45,0 </text:p>
          </table:table-cell>
          <table:table-cell table:style-name="ce9" office:value-type="float" office:value="57.6323076416883" calcext:value-type="float">
            <text:p><text:s text:c="3"/>57,6 </text:p>
          </table:table-cell>
          <table:table-cell table:style-name="ce9" office:value-type="float" office:value="55.0488151207802" calcext:value-type="float">
            <text:p><text:s text:c="3"/>55,0 </text:p>
          </table:table-cell>
          <table:table-cell table:style-name="ce9" office:value-type="float" office:value="52.3860582976692" calcext:value-type="float">
            <text:p><text:s text:c="3"/>52,4 </text:p>
          </table:table-cell>
          <table:table-cell table:style-name="ce9" office:value-type="float" office:value="57.7115719438912" calcext:value-type="float">
            <text:p><text:s text:c="3"/>57,7 </text:p>
          </table:table-cell>
          <table:table-cell table:style-name="ce9" office:value-type="float" office:value="48.8698960892905" calcext:value-type="float">
            <text:p><text:s text:c="3"/>48,9 </text:p>
          </table:table-cell>
          <table:table-cell table:style-name="ce9" office:value-type="float" office:value="46.504370721651" calcext:value-type="float">
            <text:p><text:s text:c="3"/>46,5 </text:p>
          </table:table-cell>
          <table:table-cell table:style-name="ce9" office:value-type="float" office:value="51.23542145693" calcext:value-type="float">
            <text:p><text:s text:c="3"/>51,2 </text:p>
          </table:table-cell>
          <table:table-cell table:style-name="ce9" office:value-type="float" office:value="42.7117997592624" calcext:value-type="float">
            <text:p><text:s text:c="3"/>42,7 </text:p>
          </table:table-cell>
          <table:table-cell table:style-name="ce9" office:value-type="float" office:value="39.6089729457988" calcext:value-type="float">
            <text:p><text:s text:c="3"/>39,6 </text:p>
          </table:table-cell>
          <table:table-cell table:style-name="ce9" office:value-type="float" office:value="45.8146265727259" calcext:value-type="float">
            <text:p><text:s text:c="3"/>45,8 </text:p>
          </table:table-cell>
          <table:table-cell table:style-name="ce9" office:value-type="float" office:value="37.1053698596848" calcext:value-type="float">
            <text:p><text:s text:c="3"/>37,1 </text:p>
          </table:table-cell>
          <table:table-cell table:style-name="ce9" office:value-type="float" office:value="32.2254297096626" calcext:value-type="float">
            <text:p><text:s text:c="3"/>32,2 </text:p>
          </table:table-cell>
          <table:table-cell table:style-name="ce9" office:value-type="float" office:value="41.9853100097069" calcext:value-type="float">
            <text:p><text:s text:c="3"/>42,0 </text:p>
          </table:table-cell>
          <table:table-cell table:style-name="ce9" office:value-type="float" office:value="57.3195255384673" calcext:value-type="float">
            <text:p><text:s text:c="3"/>57,3 </text:p>
          </table:table-cell>
          <table:table-cell table:style-name="ce9" office:value-type="float" office:value="53.9448165222894" calcext:value-type="float">
            <text:p><text:s text:c="3"/>53,9 </text:p>
          </table:table-cell>
          <table:table-cell table:style-name="ce9" office:value-type="float" office:value="60.6942345546452" calcext:value-type="float">
            <text:p><text:s text:c="3"/>60,7 </text:p>
          </table:table-cell>
          <table:table-cell table:style-name="ce9" office:value-type="float" office:value="44.3519025416091" calcext:value-type="float">
            <text:p><text:s text:c="3"/>44,4 </text:p>
          </table:table-cell>
          <table:table-cell table:style-name="ce9" office:value-type="float" office:value="40.1321769218947" calcext:value-type="float">
            <text:p><text:s text:c="3"/>40,1 </text:p>
          </table:table-cell>
          <table:table-cell table:style-name="ce9" office:value-type="float" office:value="48.5716281613235" calcext:value-type="float">
            <text:p><text:s text:c="3"/>48,6 </text:p>
          </table:table-cell>
          <table:table-cell table:style-name="ce9" office:value-type="float" office:value="48.6336357221885" calcext:value-type="float">
            <text:p><text:s text:c="3"/>48,6 </text:p>
          </table:table-cell>
          <table:table-cell table:style-name="ce9" office:value-type="float" office:value="45.1820628744347" calcext:value-type="float">
            <text:p><text:s text:c="3"/>45,2 </text:p>
          </table:table-cell>
          <table:table-cell table:style-name="ce9" office:value-type="float" office:value="52.0852085699423" calcext:value-type="float">
            <text:p><text:s text:c="3"/>52,1 </text:p>
          </table:table-cell>
          <table:table-cell table:style-name="ce9" office:value-type="float" office:value="43.0110968335702" calcext:value-type="float">
            <text:p><text:s text:c="3"/>43,0 </text:p>
          </table:table-cell>
          <table:table-cell table:style-name="ce9" office:value-type="float" office:value="38.242813987461" calcext:value-type="float">
            <text:p><text:s text:c="3"/>38,2 </text:p>
          </table:table-cell>
          <table:table-cell table:style-name="ce9" office:value-type="float" office:value="47.7793796796795" calcext:value-type="float">
            <text:p><text:s text:c="3"/>47,8 </text:p>
          </table:table-cell>
          <table:table-cell table:number-columns-repeated="963"/>
        </table:table-row>
        <table:table-row table:style-name="ro1">
          <table:table-cell office:value-type="string" calcext:value-type="string">
            <text:p>Brasília</text:p>
          </table:table-cell>
          <table:table-cell table:style-name="ce9" office:value-type="float" office:value="53.1788652458731" calcext:value-type="float">
            <text:p><text:s text:c="3"/>53,2 </text:p>
          </table:table-cell>
          <table:table-cell table:style-name="ce9" office:value-type="float" office:value="50.1197258117845" calcext:value-type="float">
            <text:p><text:s text:c="3"/>50,1 </text:p>
          </table:table-cell>
          <table:table-cell table:style-name="ce9" office:value-type="float" office:value="56.2380046799618" calcext:value-type="float">
            <text:p><text:s text:c="3"/>56,2 </text:p>
          </table:table-cell>
          <table:table-cell table:style-name="ce9" office:value-type="float" office:value="47.5412718990157" calcext:value-type="float">
            <text:p><text:s text:c="3"/>47,5 </text:p>
          </table:table-cell>
          <table:table-cell table:style-name="ce9" office:value-type="float" office:value="44.428660617216" calcext:value-type="float">
            <text:p><text:s text:c="3"/>44,4 </text:p>
          </table:table-cell>
          <table:table-cell table:style-name="ce9" office:value-type="float" office:value="50.6538831808155" calcext:value-type="float">
            <text:p><text:s text:c="3"/>50,7 </text:p>
          </table:table-cell>
          <table:table-cell table:style-name="ce9" office:value-type="float" office:value="46.7451081389804" calcext:value-type="float">
            <text:p><text:s text:c="3"/>46,7 </text:p>
          </table:table-cell>
          <table:table-cell table:style-name="ce9" office:value-type="float" office:value="43.4516054148402" calcext:value-type="float">
            <text:p><text:s text:c="3"/>43,5 </text:p>
          </table:table-cell>
          <table:table-cell table:style-name="ce9" office:value-type="float" office:value="50.0386108631205" calcext:value-type="float">
            <text:p><text:s text:c="3"/>50,0 </text:p>
          </table:table-cell>
          <table:table-cell table:style-name="ce9" office:value-type="float" office:value="40.454019104299" calcext:value-type="float">
            <text:p><text:s text:c="3"/>40,5 </text:p>
          </table:table-cell>
          <table:table-cell table:style-name="ce9" office:value-type="float" office:value="35.9597112389871" calcext:value-type="float">
            <text:p><text:s text:c="3"/>36,0 </text:p>
          </table:table-cell>
          <table:table-cell table:style-name="ce9" office:value-type="float" office:value="44.9483269696109" calcext:value-type="float">
            <text:p><text:s text:c="3"/>44,9 </text:p>
          </table:table-cell>
          <table:table-cell table:style-name="ce9" office:value-type="float" office:value="43.4364677490273" calcext:value-type="float">
            <text:p><text:s text:c="3"/>43,4 </text:p>
          </table:table-cell>
          <table:table-cell table:style-name="ce9" office:value-type="float" office:value="40.2355076174948" calcext:value-type="float">
            <text:p><text:s text:c="3"/>40,2 </text:p>
          </table:table-cell>
          <table:table-cell table:style-name="ce9" office:value-type="float" office:value="46.6374278805599" calcext:value-type="float">
            <text:p><text:s text:c="3"/>46,6 </text:p>
          </table:table-cell>
          <table:table-cell table:style-name="ce9" office:value-type="float" office:value="39.7081057683897" calcext:value-type="float">
            <text:p><text:s text:c="3"/>39,7 </text:p>
          </table:table-cell>
          <table:table-cell table:style-name="ce9" office:value-type="float" office:value="36.3736711115323" calcext:value-type="float">
            <text:p><text:s text:c="3"/>36,4 </text:p>
          </table:table-cell>
          <table:table-cell table:style-name="ce9" office:value-type="float" office:value="43.042540425247" calcext:value-type="float">
            <text:p><text:s text:c="3"/>43,0 </text:p>
          </table:table-cell>
          <table:table-cell table:style-name="ce9" office:value-type="float" office:value="40.573912841425" calcext:value-type="float">
            <text:p><text:s text:c="3"/>40,6 </text:p>
          </table:table-cell>
          <table:table-cell table:style-name="ce9" office:value-type="float" office:value="37.6773082991559" calcext:value-type="float">
            <text:p><text:s text:c="3"/>37,7 </text:p>
          </table:table-cell>
          <table:table-cell table:style-name="ce9" office:value-type="float" office:value="43.4705173836941" calcext:value-type="float">
            <text:p><text:s text:c="3"/>43,5 </text:p>
          </table:table-cell>
          <table:table-cell table:style-name="ce9" office:value-type="float" office:value="34.530231475119" calcext:value-type="float">
            <text:p><text:s text:c="3"/>34,5 </text:p>
          </table:table-cell>
          <table:table-cell table:style-name="ce9" office:value-type="float" office:value="26.8792296299014" calcext:value-type="float">
            <text:p><text:s text:c="3"/>26,9 </text:p>
          </table:table-cell>
          <table:table-cell table:style-name="ce9" office:value-type="float" office:value="42.1812333203365" calcext:value-type="float">
            <text:p><text:s text:c="3"/>42,2 </text:p>
          </table:table-cell>
          <table:table-cell table:style-name="ce9" office:value-type="float" office:value="61.1810050628387" calcext:value-type="float">
            <text:p><text:s text:c="3"/>61,2 </text:p>
          </table:table-cell>
          <table:table-cell table:style-name="ce9" office:value-type="float" office:value="57.1981303660527" calcext:value-type="float">
            <text:p><text:s text:c="3"/>57,2 </text:p>
          </table:table-cell>
          <table:table-cell table:style-name="ce9" office:value-type="float" office:value="65.1638797596246" calcext:value-type="float">
            <text:p><text:s text:c="3"/>65,2 </text:p>
          </table:table-cell>
          <table:table-cell table:style-name="ce9" office:value-type="float" office:value="54.5831016101801" calcext:value-type="float">
            <text:p><text:s text:c="3"/>54,6 </text:p>
          </table:table-cell>
          <table:table-cell table:style-name="ce9" office:value-type="float" office:value="50.7030847523937" calcext:value-type="float">
            <text:p><text:s text:c="3"/>50,7 </text:p>
          </table:table-cell>
          <table:table-cell table:style-name="ce9" office:value-type="float" office:value="58.4631184679664" calcext:value-type="float">
            <text:p><text:s text:c="3"/>58,5 </text:p>
          </table:table-cell>
          <table:table-cell table:style-name="ce9" office:value-type="float" office:value="52.2503304221638" calcext:value-type="float">
            <text:p><text:s text:c="3"/>52,3 </text:p>
          </table:table-cell>
          <table:table-cell table:style-name="ce9" office:value-type="float" office:value="46.676825561444" calcext:value-type="float">
            <text:p><text:s text:c="3"/>46,7 </text:p>
          </table:table-cell>
          <table:table-cell table:style-name="ce9" office:value-type="float" office:value="57.8238352828836" calcext:value-type="float">
            <text:p><text:s text:c="3"/>57,8 </text:p>
          </table:table-cell>
          <table:table-cell table:style-name="ce9" office:value-type="float" office:value="46.3311486169555" calcext:value-type="float">
            <text:p><text:s text:c="3"/>46,3 </text:p>
          </table:table-cell>
          <table:table-cell table:style-name="ce9" office:value-type="float" office:value="41.2665185817223" calcext:value-type="float">
            <text:p><text:s text:c="3"/>41,3 </text:p>
          </table:table-cell>
          <table:table-cell table:style-name="ce9" office:value-type="float" office:value="51.3957786521887" calcext:value-type="float">
            <text:p><text:s text:c="3"/>51,4 </text:p>
          </table:table-cell>
          <table:table-cell table:style-name="ce9" office:value-type="float" office:value="55.0725622467921" calcext:value-type="float">
            <text:p><text:s text:c="3"/>55,1 </text:p>
          </table:table-cell>
          <table:table-cell table:style-name="ce9" office:value-type="float" office:value="51.6313792461057" calcext:value-type="float">
            <text:p><text:s text:c="3"/>51,6 </text:p>
          </table:table-cell>
          <table:table-cell table:style-name="ce9" office:value-type="float" office:value="58.5137452474786" calcext:value-type="float">
            <text:p><text:s text:c="3"/>58,5 </text:p>
          </table:table-cell>
          <table:table-cell table:style-name="ce9" office:value-type="float" office:value="49.7035192751258" calcext:value-type="float">
            <text:p><text:s text:c="3"/>49,7 </text:p>
          </table:table-cell>
          <table:table-cell table:style-name="ce9" office:value-type="float" office:value="46.0578800585635" calcext:value-type="float">
            <text:p><text:s text:c="3"/>46,1 </text:p>
          </table:table-cell>
          <table:table-cell table:style-name="ce9" office:value-type="float" office:value="53.349158491688" calcext:value-type="float">
            <text:p><text:s text:c="3"/>53,3 </text:p>
          </table:table-cell>
          <table:table-cell table:style-name="ce9" office:value-type="float" office:value="48.6366492471579" calcext:value-type="float">
            <text:p><text:s text:c="3"/>48,6 </text:p>
          </table:table-cell>
          <table:table-cell table:style-name="ce9" office:value-type="float" office:value="45.6773444255396" calcext:value-type="float">
            <text:p><text:s text:c="3"/>45,7 </text:p>
          </table:table-cell>
          <table:table-cell table:style-name="ce9" office:value-type="float" office:value="51.5959540687762" calcext:value-type="float">
            <text:p><text:s text:c="3"/>51,6 </text:p>
          </table:table-cell>
          <table:table-cell table:style-name="ce9" office:value-type="float" office:value="41.5376687506404" calcext:value-type="float">
            <text:p><text:s text:c="3"/>41,5 </text:p>
          </table:table-cell>
          <table:table-cell table:style-name="ce9" office:value-type="float" office:value="35.6216074210558" calcext:value-type="float">
            <text:p><text:s text:c="3"/>35,6 </text:p>
          </table:table-cell>
          <table:table-cell table:style-name="ce9" office:value-type="float" office:value="47.453730080225" calcext:value-type="float">
            <text:p><text:s text:c="3"/>47,5 </text:p>
          </table:table-cell>
          <table:table-cell table:style-name="ce9" office:value-type="float" office:value="47.0912405475995" calcext:value-type="float">
            <text:p><text:s text:c="3"/>47,1 </text:p>
          </table:table-cell>
          <table:table-cell table:style-name="ce9" office:value-type="float" office:value="40.7257762871053" calcext:value-type="float">
            <text:p><text:s text:c="3"/>40,7 </text:p>
          </table:table-cell>
          <table:table-cell table:style-name="ce9" office:value-type="float" office:value="53.4567048080937" calcext:value-type="float">
            <text:p><text:s text:c="3"/>53,5 </text:p>
          </table:table-cell>
          <table:table-cell table:style-name="ce9" office:value-type="float" office:value="41.1346910797863" calcext:value-type="float">
            <text:p><text:s text:c="3"/>41,1 </text:p>
          </table:table-cell>
          <table:table-cell table:style-name="ce9" office:value-type="float" office:value="36.2589612196498" calcext:value-type="float">
            <text:p><text:s text:c="3"/>36,3 </text:p>
          </table:table-cell>
          <table:table-cell table:style-name="ce9" office:value-type="float" office:value="46.0104209399229" calcext:value-type="float">
            <text:p><text:s text:c="3"/>46,0 </text:p>
          </table:table-cell>
          <table:table-cell table:style-name="ce9" office:value-type="float" office:value="41.0347971555652" calcext:value-type="float">
            <text:p><text:s text:c="3"/>41,0 </text:p>
          </table:table-cell>
          <table:table-cell table:style-name="ce9" office:value-type="float" office:value="32.1162888477245" calcext:value-type="float">
            <text:p><text:s text:c="3"/>32,1 </text:p>
          </table:table-cell>
          <table:table-cell table:style-name="ce9" office:value-type="float" office:value="49.9533054634058" calcext:value-type="float">
            <text:p><text:s text:c="3"/>50,0 </text:p>
          </table:table-cell>
          <table:table-cell table:style-name="ce9" office:value-type="float" office:value="37.1509086992713" calcext:value-type="float">
            <text:p><text:s text:c="3"/>37,2 </text:p>
          </table:table-cell>
          <table:table-cell table:style-name="ce9" office:value-type="float" office:value="34.4347748964177" calcext:value-type="float">
            <text:p><text:s text:c="3"/>34,4 </text:p>
          </table:table-cell>
          <table:table-cell table:style-name="ce9" office:value-type="float" office:value="39.867042502125" calcext:value-type="float">
            <text:p><text:s text:c="3"/>39,9 </text:p>
          </table:table-cell>
          <table:table-cell table:number-columns-repeated="963"/>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60"/>
          <table:table-cell table:number-columns-repeated="963"/>
        </table:table-row>
        <table:table-row table:style-name="ro1">
          <table:table-cell office:value-type="string" calcext:value-type="string">
            <text:p>Notas </text:p>
          </table:table-cell>
          <table:table-cell table:number-columns-repeated="1023"/>
        </table:table-row>
        <table:table-row table:style-name="ro1">
          <table:table-cell table:style-name="ce13" office:value-type="string" calcext:value-type="string">
            <text:p>Em 2009, constam entre os exemplos de ‘guloseimas’, doces, balas, confeitos, chocolates, chicletes, bombons, pirulitos e outros.</text:p>
          </table:table-cell>
          <table:table-cell table:number-columns-repeated="1023"/>
        </table:table-row>
        <table:table-row table:style-name="ro1">
          <table:table-cell table:style-name="ce13" office:value-type="string" calcext:value-type="string">
            <text:p>Em 2012 e 2015, constam entre os exemplos de ‘guloseimas’, doces, balas, chocolates, chicletes, bombons ou pirulitos.</text:p>
          </table:table-cell>
          <table:table-cell table:number-columns-repeated="1023"/>
        </table:table-row>
        <table:table-row table:style-name="ro1">
          <table:table-cell table:style-name="ce13" office:value-type="string" calcext:value-type="string">
            <text:p>Em 2019, a definição de ‘guloseimas doces’ contemplou balas, confeitos, chocolates, chicletes, bombons, pirulitos e outros.</text:p>
          </table:table-cell>
          <table:table-cell table:number-columns-repeated="1023"/>
        </table:table-row>
        <table:table-row table:style-name="ro1" table:number-rows-repeated="1048531">
          <table:table-cell table:number-columns-repeated="1024"/>
        </table:table-row>
        <table:table-row table:style-name="ro1">
          <table:table-cell table:number-columns-repeated="1024"/>
        </table:table-row>
      </table:table>
      <table:table table:name="5.11" table:style-name="ta11">
        <table:table-column table:style-name="co1" table:default-cell-style-name="ce4"/>
        <table:table-column table:style-name="co2" table:number-columns-repeated="60" table:default-cell-style-name="ce4"/>
        <table:table-column table:style-name="co3" table:number-columns-repeated="196" table:default-cell-style-name="ce11"/>
        <table:table-column table:style-name="co3" table:number-columns-repeated="767" table:default-cell-style-name="Default"/>
        <table:table-row table:style-name="ro1">
          <table:table-cell table:style-name="ce1" office:value-type="string" calcext:value-type="string" table:number-columns-spanned="61" table:number-rows-spanned="2">
            <text:p>Tabela 5.11 - Percentual de escolares do 9º ano do Ensino Fundamental com consumo de alimento marcador de alimentação não saudável (refrigerante) igual ou superior a cinco dias nos sete dias anteriores à pesquisa, por sexo e dependência administrativa da escola, com indicação do intervalo de confiança de 95%, segundo os Municípios das Capitais - 2009/2019</text:p>
          </table:table-cell>
          <table:covered-table-cell table:number-columns-repeated="60" table:style-name="ce1"/>
          <table:table-cell table:number-columns-repeated="963"/>
        </table:table-row>
        <table:table-row table:style-name="ro1">
          <table:covered-table-cell table:number-columns-repeated="61" table:style-name="ce1"/>
          <table:table-cell table:number-columns-repeated="963"/>
        </table:table-row>
        <table:table-row table:style-name="ro1">
          <table:table-cell table:style-name="ce2" office:value-type="string" calcext:value-type="string" table:number-columns-spanned="1" table:number-rows-spanned="8">
            <text:p>Municípios das Capitais</text:p>
          </table:table-cell>
          <table:table-cell table:style-name="ce6" office:value-type="string" calcext:value-type="string" table:number-columns-spanned="60" table:number-rows-spanned="1">
            <text:p>Percentual de escolares do 9º ano do Ensino Fundamental com consumo de alimento marcador de alimentação não saudável (refrigerante) igual ou superior a cinco dias nos sete dias anteriores à pesquisa (%)</text:p>
          </table:table-cell>
          <table:covered-table-cell table:number-columns-repeated="59" table:style-name="ce6"/>
          <table:table-cell table:number-columns-repeated="963"/>
        </table:table-row>
        <table:table-row table:style-name="ro1">
          <table:covered-table-cell table:style-name="ce2"/>
          <table:table-cell table:style-name="ce7" office:value-type="string" calcext:value-type="string" table:number-columns-spanned="12" table:number-rows-spanned="2">
            <text:p>Total</text:p>
          </table:table-cell>
          <table:covered-table-cell table:number-columns-repeated="11" table:style-name="ce7"/>
          <table:table-cell table:style-name="ce10" office:value-type="string" calcext:value-type="string" table:number-columns-spanned="24" table:number-rows-spanned="1">
            <text:p>Sexo</text:p>
          </table:table-cell>
          <table:covered-table-cell table:number-columns-repeated="23" table:style-name="ce10"/>
          <table:table-cell table:style-name="ce6" office:value-type="string" calcext:value-type="string" table:number-columns-spanned="24" table:number-rows-spanned="1">
            <text:p>Dependência Administrativa</text:p>
          </table:table-cell>
          <table:covered-table-cell table:number-columns-repeated="23" table:style-name="ce6"/>
          <table:table-cell table:number-columns-repeated="963"/>
        </table:table-row>
        <table:table-row table:style-name="ro1">
          <table:covered-table-cell table:style-name="ce2"/>
          <table:covered-table-cell table:number-columns-repeated="12" table:style-name="ce7"/>
          <table:table-cell table:style-name="ce10" office:value-type="string" calcext:value-type="string" table:number-columns-spanned="12" table:number-rows-spanned="1">
            <text:p>Homem</text:p>
          </table:table-cell>
          <table:covered-table-cell table:number-columns-repeated="11" table:style-name="ce10"/>
          <table:table-cell table:style-name="ce10" office:value-type="string" calcext:value-type="string" table:number-columns-spanned="12" table:number-rows-spanned="1">
            <text:p>Mulher</text:p>
          </table:table-cell>
          <table:covered-table-cell table:number-columns-repeated="11" table:style-name="ce10"/>
          <table:table-cell table:style-name="ce10" office:value-type="string" calcext:value-type="string" table:number-columns-spanned="12" table:number-rows-spanned="1">
            <text:p>Pública</text:p>
          </table:table-cell>
          <table:covered-table-cell table:number-columns-repeated="11" table:style-name="ce10"/>
          <table:table-cell table:style-name="ce6" office:value-type="string" calcext:value-type="string" table:number-columns-spanned="12" table:number-rows-spanned="1">
            <text:p>Privada</text:p>
          </table:table-cell>
          <table:covered-table-cell table:number-columns-repeated="11" table:style-name="ce6"/>
          <table:table-cell table:number-columns-repeated="963"/>
        </table:table-row>
        <table:table-row table:style-name="ro1">
          <table:covered-table-cell table:style-name="ce2"/>
          <table:table-cell table:style-name="ce7" office:value-type="float" office:value="2009" calcext:value-type="float" table:number-columns-spanned="3" table:number-rows-spanned="1">
            <text:p>2009</text:p>
          </table:table-cell>
          <table:covered-table-cell table:number-columns-repeated="2" table:style-name="ce7"/>
          <table:table-cell table:style-name="ce7" office:value-type="float" office:value="2012" calcext:value-type="float" table:number-columns-spanned="3" table:number-rows-spanned="1">
            <text:p>2012</text:p>
          </table:table-cell>
          <table:covered-table-cell table:number-columns-repeated="2" table:style-name="ce7"/>
          <table:table-cell table:style-name="ce7" office:value-type="float" office:value="2015" calcext:value-type="float" table:number-columns-spanned="3" table:number-rows-spanned="1">
            <text:p>2015</text:p>
          </table:table-cell>
          <table:covered-table-cell table:number-columns-repeated="2" table:style-name="ce7"/>
          <table:table-cell table:style-name="ce7" office:value-type="float" office:value="2019" calcext:value-type="float" table:number-columns-spanned="3" table:number-rows-spanned="1">
            <text:p>2019</text:p>
          </table:table-cell>
          <table:covered-table-cell table:number-columns-repeated="2" table:style-name="ce7"/>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10" office:value-type="float" office:value="2019" calcext:value-type="float" table:number-columns-spanned="3" table:number-rows-spanned="1">
            <text:p>2019</text:p>
          </table:table-cell>
          <table:covered-table-cell table:number-columns-repeated="2" table:style-name="ce10"/>
          <table:table-cell table:style-name="ce10" office:value-type="float" office:value="2009" calcext:value-type="float" table:number-columns-spanned="3" table:number-rows-spanned="1">
            <text:p>2009</text:p>
          </table:table-cell>
          <table:covered-table-cell table:number-columns-repeated="2" table:style-name="ce10"/>
          <table:table-cell table:style-name="ce10" office:value-type="float" office:value="2012" calcext:value-type="float" table:number-columns-spanned="3" table:number-rows-spanned="1">
            <text:p>2012</text:p>
          </table:table-cell>
          <table:covered-table-cell table:number-columns-repeated="2" table:style-name="ce10"/>
          <table:table-cell table:style-name="ce10" office:value-type="float" office:value="2015" calcext:value-type="float" table:number-columns-spanned="3" table:number-rows-spanned="1">
            <text:p>2015</text:p>
          </table:table-cell>
          <table:covered-table-cell table:number-columns-repeated="2" table:style-name="ce10"/>
          <table:table-cell table:style-name="ce6" office:value-type="float" office:value="2019" calcext:value-type="float" table:number-columns-spanned="3" table:number-rows-spanned="1">
            <text:p>2019</text:p>
          </table:table-cell>
          <table:covered-table-cell table:number-columns-repeated="2" table:style-name="ce6"/>
          <table:table-cell table:number-columns-repeated="963"/>
        </table:table-row>
        <table:table-row table:style-name="ro1">
          <table:covered-table-cell table:style-name="ce2"/>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7" office:value-type="string" calcext:value-type="string" table:number-columns-spanned="1" table:number-rows-spanned="4">
            <text:p>Total</text:p>
          </table:table-cell>
          <table:table-cell table:style-name="ce7" office:value-type="string" calcext:value-type="string" table:number-columns-spanned="2" table:number-rows-spanned="2">
            <text:p>Intervalo de confiança de 95%</text:p>
          </table:table-cell>
          <table:covered-table-cell table:style-name="ce7"/>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10" office:value-type="string" calcext:value-type="string" table:number-columns-spanned="2" table:number-rows-spanned="2">
            <text:p>Intervalo de confiança de 95%</text:p>
          </table:table-cell>
          <table:covered-table-cell table:style-name="ce10"/>
          <table:table-cell table:style-name="ce10" office:value-type="string" calcext:value-type="string" table:number-columns-spanned="1" table:number-rows-spanned="4">
            <text:p>Total</text:p>
          </table:table-cell>
          <table:table-cell table:style-name="ce6" office:value-type="string" calcext:value-type="string" table:number-columns-spanned="2" table:number-rows-spanned="2">
            <text:p>Intervalo de confiança de 95%</text:p>
          </table:table-cell>
          <table:covered-table-cell table:style-name="ce6"/>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covered-table-cell table:style-name="ce2"/>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7"/>
          <table:table-cell table:style-name="ce7" office:value-type="string" calcext:value-type="string" table:number-columns-spanned="1" table:number-rows-spanned="2">
            <text:p>Limite inferior</text:p>
          </table:table-cell>
          <table:table-cell table:style-name="ce7"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10" office:value-type="string" calcext:value-type="string" table:number-columns-spanned="1" table:number-rows-spanned="2">
            <text:p>Limite superior</text:p>
          </table:table-cell>
          <table:covered-table-cell table:style-name="ce10"/>
          <table:table-cell table:style-name="ce10" office:value-type="string" calcext:value-type="string" table:number-columns-spanned="1" table:number-rows-spanned="2">
            <text:p>Limite inferior</text:p>
          </table:table-cell>
          <table:table-cell table:style-name="ce6" office:value-type="string" calcext:value-type="string" table:number-columns-spanned="1" table:number-rows-spanned="2">
            <text:p>Limite superior</text:p>
          </table:table-cell>
          <table:table-cell table:number-columns-repeated="963"/>
        </table:table-row>
        <table:table-row table:style-name="ro1">
          <table:covered-table-cell table:style-name="ce2"/>
          <table:covered-table-cell table:number-columns-repeated="12" table:style-name="ce7"/>
          <table:covered-table-cell table:number-columns-repeated="47" table:style-name="ce10"/>
          <table:covered-table-cell table:style-name="ce6"/>
          <table:table-cell table:number-columns-repeated="963"/>
        </table:table-row>
        <table:table-row table:style-name="ro1">
          <table:table-cell table:style-name="ce3" office:value-type="string" calcext:value-type="string">
            <text:p>Total das Capitais</text:p>
          </table:table-cell>
          <table:table-cell table:style-name="ce8" office:value-type="float" office:value="36.7930549696028" calcext:value-type="float">
            <text:p><text:s text:c="3"/>36,8 </text:p>
          </table:table-cell>
          <table:table-cell table:style-name="ce8" office:value-type="float" office:value="35.8431700026389" calcext:value-type="float">
            <text:p><text:s text:c="3"/>35,8 </text:p>
          </table:table-cell>
          <table:table-cell table:style-name="ce8" office:value-type="float" office:value="37.7429399365667" calcext:value-type="float">
            <text:p><text:s text:c="3"/>37,7 </text:p>
          </table:table-cell>
          <table:table-cell table:style-name="ce8" office:value-type="float" office:value="35.409203536934" calcext:value-type="float">
            <text:p><text:s text:c="3"/>35,4 </text:p>
          </table:table-cell>
          <table:table-cell table:style-name="ce8" office:value-type="float" office:value="34.6032145252083" calcext:value-type="float">
            <text:p><text:s text:c="3"/>34,6 </text:p>
          </table:table-cell>
          <table:table-cell table:style-name="ce8" office:value-type="float" office:value="36.2151925486597" calcext:value-type="float">
            <text:p><text:s text:c="3"/>36,2 </text:p>
          </table:table-cell>
          <table:table-cell table:style-name="ce8" office:value-type="float" office:value="28.7995025999901" calcext:value-type="float">
            <text:p><text:s text:c="3"/>28,8 </text:p>
          </table:table-cell>
          <table:table-cell table:style-name="ce8" office:value-type="float" office:value="27.8171626604398" calcext:value-type="float">
            <text:p><text:s text:c="3"/>27,8 </text:p>
          </table:table-cell>
          <table:table-cell table:style-name="ce8" office:value-type="float" office:value="29.7818425395404" calcext:value-type="float">
            <text:p><text:s text:c="3"/>29,8 </text:p>
          </table:table-cell>
          <table:table-cell table:style-name="ce8" office:value-type="float" office:value="19.050610525148" calcext:value-type="float">
            <text:p><text:s text:c="3"/>19,1 </text:p>
          </table:table-cell>
          <table:table-cell table:style-name="ce8" office:value-type="float" office:value="17.9401353981111" calcext:value-type="float">
            <text:p><text:s text:c="3"/>17,9 </text:p>
          </table:table-cell>
          <table:table-cell table:style-name="ce8" office:value-type="float" office:value="20.1610856521848" calcext:value-type="float">
            <text:p><text:s text:c="3"/>20,2 </text:p>
          </table:table-cell>
          <table:table-cell table:style-name="ce8" office:value-type="float" office:value="37.4070497751106" calcext:value-type="float">
            <text:p><text:s text:c="3"/>37,4 </text:p>
          </table:table-cell>
          <table:table-cell table:style-name="ce8" office:value-type="float" office:value="36.1410362343393" calcext:value-type="float">
            <text:p><text:s text:c="3"/>36,1 </text:p>
          </table:table-cell>
          <table:table-cell table:style-name="ce8" office:value-type="float" office:value="38.6730633158819" calcext:value-type="float">
            <text:p><text:s text:c="3"/>38,7 </text:p>
          </table:table-cell>
          <table:table-cell table:style-name="ce8" office:value-type="float" office:value="36.4119043232218" calcext:value-type="float">
            <text:p><text:s text:c="3"/>36,4 </text:p>
          </table:table-cell>
          <table:table-cell table:style-name="ce8" office:value-type="float" office:value="35.3216830160457" calcext:value-type="float">
            <text:p><text:s text:c="3"/>35,3 </text:p>
          </table:table-cell>
          <table:table-cell table:style-name="ce8" office:value-type="float" office:value="37.5021256303978" calcext:value-type="float">
            <text:p><text:s text:c="3"/>37,5 </text:p>
          </table:table-cell>
          <table:table-cell table:style-name="ce8" office:value-type="float" office:value="30.429884323032" calcext:value-type="float">
            <text:p><text:s text:c="3"/>30,4 </text:p>
          </table:table-cell>
          <table:table-cell table:style-name="ce8" office:value-type="float" office:value="29.20800675277" calcext:value-type="float">
            <text:p><text:s text:c="3"/>29,2 </text:p>
          </table:table-cell>
          <table:table-cell table:style-name="ce8" office:value-type="float" office:value="31.651761893294" calcext:value-type="float">
            <text:p><text:s text:c="3"/>31,7 </text:p>
          </table:table-cell>
          <table:table-cell table:style-name="ce8" office:value-type="float" office:value="19.6941504819271" calcext:value-type="float">
            <text:p><text:s text:c="3"/>19,7 </text:p>
          </table:table-cell>
          <table:table-cell table:style-name="ce8" office:value-type="float" office:value="18.021481730754" calcext:value-type="float">
            <text:p><text:s text:c="3"/>18,0 </text:p>
          </table:table-cell>
          <table:table-cell table:style-name="ce8" office:value-type="float" office:value="21.3668192331003" calcext:value-type="float">
            <text:p><text:s text:c="3"/>21,4 </text:p>
          </table:table-cell>
          <table:table-cell table:style-name="ce8" office:value-type="float" office:value="36.2385064392616" calcext:value-type="float">
            <text:p><text:s text:c="3"/>36,2 </text:p>
          </table:table-cell>
          <table:table-cell table:style-name="ce8" office:value-type="float" office:value="35.0954804387709" calcext:value-type="float">
            <text:p><text:s text:c="3"/>35,1 </text:p>
          </table:table-cell>
          <table:table-cell table:style-name="ce8" office:value-type="float" office:value="37.3815324397523" calcext:value-type="float">
            <text:p><text:s text:c="3"/>37,4 </text:p>
          </table:table-cell>
          <table:table-cell table:style-name="ce8" office:value-type="float" office:value="34.4405562508813" calcext:value-type="float">
            <text:p><text:s text:c="3"/>34,4 </text:p>
          </table:table-cell>
          <table:table-cell table:style-name="ce8" office:value-type="float" office:value="33.3504678720361" calcext:value-type="float">
            <text:p><text:s text:c="3"/>33,4 </text:p>
          </table:table-cell>
          <table:table-cell table:style-name="ce8" office:value-type="float" office:value="35.5306446297265" calcext:value-type="float">
            <text:p><text:s text:c="3"/>35,5 </text:p>
          </table:table-cell>
          <table:table-cell table:style-name="ce8" office:value-type="float" office:value="27.2204477445513" calcext:value-type="float">
            <text:p><text:s text:c="3"/>27,2 </text:p>
          </table:table-cell>
          <table:table-cell table:style-name="ce8" office:value-type="float" office:value="26.0764032798851" calcext:value-type="float">
            <text:p><text:s text:c="3"/>26,1 </text:p>
          </table:table-cell>
          <table:table-cell table:style-name="ce8" office:value-type="float" office:value="28.3644922092175" calcext:value-type="float">
            <text:p><text:s text:c="3"/>28,4 </text:p>
          </table:table-cell>
          <table:table-cell table:style-name="ce8" office:value-type="float" office:value="18.431000106761" calcext:value-type="float">
            <text:p><text:s text:c="3"/>18,4 </text:p>
          </table:table-cell>
          <table:table-cell table:style-name="ce8" office:value-type="float" office:value="16.9840076901302" calcext:value-type="float">
            <text:p><text:s text:c="3"/>17,0 </text:p>
          </table:table-cell>
          <table:table-cell table:style-name="ce8" office:value-type="float" office:value="19.8779925233917" calcext:value-type="float">
            <text:p><text:s text:c="3"/>19,9 </text:p>
          </table:table-cell>
          <table:table-cell table:style-name="ce8" office:value-type="float" office:value="36.2767627372635" calcext:value-type="float">
            <text:p><text:s text:c="3"/>36,3 </text:p>
          </table:table-cell>
          <table:table-cell table:style-name="ce8" office:value-type="float" office:value="35.2816910553624" calcext:value-type="float">
            <text:p><text:s text:c="3"/>35,3 </text:p>
          </table:table-cell>
          <table:table-cell table:style-name="ce8" office:value-type="float" office:value="37.2718344191645" calcext:value-type="float">
            <text:p><text:s text:c="3"/>37,3 </text:p>
          </table:table-cell>
          <table:table-cell table:style-name="ce8" office:value-type="float" office:value="35.4627770168101" calcext:value-type="float">
            <text:p><text:s text:c="3"/>35,5 </text:p>
          </table:table-cell>
          <table:table-cell table:style-name="ce8" office:value-type="float" office:value="34.4842836970821" calcext:value-type="float">
            <text:p><text:s text:c="3"/>34,5 </text:p>
          </table:table-cell>
          <table:table-cell table:style-name="ce8" office:value-type="float" office:value="36.4412703365381" calcext:value-type="float">
            <text:p><text:s text:c="3"/>36,4 </text:p>
          </table:table-cell>
          <table:table-cell table:style-name="ce8" office:value-type="float" office:value="29.503905301173" calcext:value-type="float">
            <text:p><text:s text:c="3"/>29,5 </text:p>
          </table:table-cell>
          <table:table-cell table:style-name="ce8" office:value-type="float" office:value="28.340822384881" calcext:value-type="float">
            <text:p><text:s text:c="3"/>28,3 </text:p>
          </table:table-cell>
          <table:table-cell table:style-name="ce8" office:value-type="float" office:value="30.6669882174649" calcext:value-type="float">
            <text:p><text:s text:c="3"/>30,7 </text:p>
          </table:table-cell>
          <table:table-cell table:style-name="ce8" office:value-type="float" office:value="19.779181952612" calcext:value-type="float">
            <text:p><text:s text:c="3"/>19,8 </text:p>
          </table:table-cell>
          <table:table-cell table:style-name="ce8" office:value-type="float" office:value="18.3649125056508" calcext:value-type="float">
            <text:p><text:s text:c="3"/>18,4 </text:p>
          </table:table-cell>
          <table:table-cell table:style-name="ce8" office:value-type="float" office:value="21.1934513995733" calcext:value-type="float">
            <text:p><text:s text:c="3"/>21,2 </text:p>
          </table:table-cell>
          <table:table-cell table:style-name="ce8" office:value-type="float" office:value="38.7577432599236" calcext:value-type="float">
            <text:p><text:s text:c="3"/>38,8 </text:p>
          </table:table-cell>
          <table:table-cell table:style-name="ce8" office:value-type="float" office:value="36.249924980428" calcext:value-type="float">
            <text:p><text:s text:c="3"/>36,2 </text:p>
          </table:table-cell>
          <table:table-cell table:style-name="ce8" office:value-type="float" office:value="41.2655615394191" calcext:value-type="float">
            <text:p><text:s text:c="3"/>41,3 </text:p>
          </table:table-cell>
          <table:table-cell table:style-name="ce8" office:value-type="float" office:value="35.2525557994449" calcext:value-type="float">
            <text:p><text:s text:c="3"/>35,3 </text:p>
          </table:table-cell>
          <table:table-cell table:style-name="ce8" office:value-type="float" office:value="33.8043950634068" calcext:value-type="float">
            <text:p><text:s text:c="3"/>33,8 </text:p>
          </table:table-cell>
          <table:table-cell table:style-name="ce8" office:value-type="float" office:value="36.700716535483" calcext:value-type="float">
            <text:p><text:s text:c="3"/>36,7 </text:p>
          </table:table-cell>
          <table:table-cell table:style-name="ce8" office:value-type="float" office:value="26.9089021299829" calcext:value-type="float">
            <text:p><text:s text:c="3"/>26,9 </text:p>
          </table:table-cell>
          <table:table-cell table:style-name="ce8" office:value-type="float" office:value="25.0146129423297" calcext:value-type="float">
            <text:p><text:s text:c="3"/>25,0 </text:p>
          </table:table-cell>
          <table:table-cell table:style-name="ce8" office:value-type="float" office:value="28.8031913176361" calcext:value-type="float">
            <text:p><text:s text:c="3"/>28,8 </text:p>
          </table:table-cell>
          <table:table-cell table:style-name="ce8" office:value-type="float" office:value="17.195619758832" calcext:value-type="float">
            <text:p><text:s text:c="3"/>17,2 </text:p>
          </table:table-cell>
          <table:table-cell table:style-name="ce8" office:value-type="float" office:value="15.6051687127513" calcext:value-type="float">
            <text:p><text:s text:c="3"/>15,6 </text:p>
          </table:table-cell>
          <table:table-cell table:style-name="ce8" office:value-type="float" office:value="18.7860708049127" calcext:value-type="float">
            <text:p><text:s text:c="3"/>18,8 </text:p>
          </table:table-cell>
          <table:table-cell table:style-name="ce12" table:number-columns-repeated="963"/>
        </table:table-row>
        <table:table-row table:style-name="ro1">
          <table:table-cell office:value-type="string" calcext:value-type="string">
            <text:p>Porto Velho</text:p>
          </table:table-cell>
          <table:table-cell table:style-name="ce9" office:value-type="float" office:value="43.5117102807295" calcext:value-type="float">
            <text:p><text:s text:c="3"/>43,5 </text:p>
          </table:table-cell>
          <table:table-cell table:style-name="ce9" office:value-type="float" office:value="40.2389578352401" calcext:value-type="float">
            <text:p><text:s text:c="3"/>40,2 </text:p>
          </table:table-cell>
          <table:table-cell table:style-name="ce9" office:value-type="float" office:value="46.7844627262189" calcext:value-type="float">
            <text:p><text:s text:c="3"/>46,8 </text:p>
          </table:table-cell>
          <table:table-cell table:style-name="ce9" office:value-type="float" office:value="41.2389651590667" calcext:value-type="float">
            <text:p><text:s text:c="3"/>41,2 </text:p>
          </table:table-cell>
          <table:table-cell table:style-name="ce9" office:value-type="float" office:value="38.3702183860453" calcext:value-type="float">
            <text:p><text:s text:c="3"/>38,4 </text:p>
          </table:table-cell>
          <table:table-cell table:style-name="ce9" office:value-type="float" office:value="44.1077119320881" calcext:value-type="float">
            <text:p><text:s text:c="3"/>44,1 </text:p>
          </table:table-cell>
          <table:table-cell table:style-name="ce9" office:value-type="float" office:value="29.8449654466292" calcext:value-type="float">
            <text:p><text:s text:c="3"/>29,8 </text:p>
          </table:table-cell>
          <table:table-cell table:style-name="ce9" office:value-type="float" office:value="27.375963624828" calcext:value-type="float">
            <text:p><text:s text:c="3"/>27,4 </text:p>
          </table:table-cell>
          <table:table-cell table:style-name="ce9" office:value-type="float" office:value="32.3139672684304" calcext:value-type="float">
            <text:p><text:s text:c="3"/>32,3 </text:p>
          </table:table-cell>
          <table:table-cell table:style-name="ce9" office:value-type="float" office:value="19.8375945644766" calcext:value-type="float">
            <text:p><text:s text:c="3"/>19,8 </text:p>
          </table:table-cell>
          <table:table-cell table:style-name="ce9" office:value-type="float" office:value="14.2624176228417" calcext:value-type="float">
            <text:p><text:s text:c="3"/>14,3 </text:p>
          </table:table-cell>
          <table:table-cell table:style-name="ce9" office:value-type="float" office:value="25.4127715061114" calcext:value-type="float">
            <text:p><text:s text:c="3"/>25,4 </text:p>
          </table:table-cell>
          <table:table-cell table:style-name="ce9" office:value-type="float" office:value="45.1444907130599" calcext:value-type="float">
            <text:p><text:s text:c="3"/>45,1 </text:p>
          </table:table-cell>
          <table:table-cell table:style-name="ce9" office:value-type="float" office:value="40.118033883308" calcext:value-type="float">
            <text:p><text:s text:c="3"/>40,1 </text:p>
          </table:table-cell>
          <table:table-cell table:style-name="ce9" office:value-type="float" office:value="50.1709475428118" calcext:value-type="float">
            <text:p><text:s text:c="3"/>50,2 </text:p>
          </table:table-cell>
          <table:table-cell table:style-name="ce9" office:value-type="float" office:value="39.8944417072707" calcext:value-type="float">
            <text:p><text:s text:c="3"/>39,9 </text:p>
          </table:table-cell>
          <table:table-cell table:style-name="ce9" office:value-type="float" office:value="36.4146060413695" calcext:value-type="float">
            <text:p><text:s text:c="3"/>36,4 </text:p>
          </table:table-cell>
          <table:table-cell table:style-name="ce9" office:value-type="float" office:value="43.374277373172" calcext:value-type="float">
            <text:p><text:s text:c="3"/>43,4 </text:p>
          </table:table-cell>
          <table:table-cell table:style-name="ce9" office:value-type="float" office:value="30.72556852521" calcext:value-type="float">
            <text:p><text:s text:c="3"/>30,7 </text:p>
          </table:table-cell>
          <table:table-cell table:style-name="ce9" office:value-type="float" office:value="27.7205771157203" calcext:value-type="float">
            <text:p><text:s text:c="3"/>27,7 </text:p>
          </table:table-cell>
          <table:table-cell table:style-name="ce9" office:value-type="float" office:value="33.7305599346997" calcext:value-type="float">
            <text:p><text:s text:c="3"/>33,7 </text:p>
          </table:table-cell>
          <table:table-cell table:style-name="ce9" office:value-type="float" office:value="17.9775902139058" calcext:value-type="float">
            <text:p><text:s text:c="3"/>18,0 </text:p>
          </table:table-cell>
          <table:table-cell table:style-name="ce9" office:value-type="float" office:value="12.5656648765821" calcext:value-type="float">
            <text:p><text:s text:c="3"/>12,6 </text:p>
          </table:table-cell>
          <table:table-cell table:style-name="ce9" office:value-type="float" office:value="23.3895155512295" calcext:value-type="float">
            <text:p><text:s text:c="3"/>23,4 </text:p>
          </table:table-cell>
          <table:table-cell table:style-name="ce9" office:value-type="float" office:value="42.257544292624" calcext:value-type="float">
            <text:p><text:s text:c="3"/>42,3 </text:p>
          </table:table-cell>
          <table:table-cell table:style-name="ce9" office:value-type="float" office:value="38.7184333194654" calcext:value-type="float">
            <text:p><text:s text:c="3"/>38,7 </text:p>
          </table:table-cell>
          <table:table-cell table:style-name="ce9" office:value-type="float" office:value="45.7966552657826" calcext:value-type="float">
            <text:p><text:s text:c="3"/>45,8 </text:p>
          </table:table-cell>
          <table:table-cell table:style-name="ce9" office:value-type="float" office:value="42.4061764800541" calcext:value-type="float">
            <text:p><text:s text:c="3"/>42,4 </text:p>
          </table:table-cell>
          <table:table-cell table:style-name="ce9" office:value-type="float" office:value="38.8029424113936" calcext:value-type="float">
            <text:p><text:s text:c="3"/>38,8 </text:p>
          </table:table-cell>
          <table:table-cell table:style-name="ce9" office:value-type="float" office:value="46.0094105487145" calcext:value-type="float">
            <text:p><text:s text:c="3"/>46,0 </text:p>
          </table:table-cell>
          <table:table-cell table:style-name="ce9" office:value-type="float" office:value="29.0597699299832" calcext:value-type="float">
            <text:p><text:s text:c="3"/>29,1 </text:p>
          </table:table-cell>
          <table:table-cell table:style-name="ce9" office:value-type="float" office:value="25.8752829169525" calcext:value-type="float">
            <text:p><text:s text:c="3"/>25,9 </text:p>
          </table:table-cell>
          <table:table-cell table:style-name="ce9" office:value-type="float" office:value="32.2442569430139" calcext:value-type="float">
            <text:p><text:s text:c="3"/>32,2 </text:p>
          </table:table-cell>
          <table:table-cell table:style-name="ce9" office:value-type="float" office:value="21.4868395326801" calcext:value-type="float">
            <text:p><text:s text:c="3"/>21,5 </text:p>
          </table:table-cell>
          <table:table-cell table:style-name="ce9" office:value-type="float" office:value="12.1416986189963" calcext:value-type="float">
            <text:p><text:s text:c="3"/>12,1 </text:p>
          </table:table-cell>
          <table:table-cell table:style-name="ce9" office:value-type="float" office:value="30.8319804463639" calcext:value-type="float">
            <text:p><text:s text:c="3"/>30,8 </text:p>
          </table:table-cell>
          <table:table-cell table:style-name="ce9" office:value-type="float" office:value="44.2077449401543" calcext:value-type="float">
            <text:p><text:s text:c="3"/>44,2 </text:p>
          </table:table-cell>
          <table:table-cell table:style-name="ce9" office:value-type="float" office:value="41.3854637595244" calcext:value-type="float">
            <text:p><text:s text:c="3"/>41,4 </text:p>
          </table:table-cell>
          <table:table-cell table:style-name="ce9" office:value-type="float" office:value="47.0300261207843" calcext:value-type="float">
            <text:p><text:s text:c="3"/>47,0 </text:p>
          </table:table-cell>
          <table:table-cell table:style-name="ce9" office:value-type="float" office:value="42.2142734984248" calcext:value-type="float">
            <text:p><text:s text:c="3"/>42,2 </text:p>
          </table:table-cell>
          <table:table-cell table:style-name="ce9" office:value-type="float" office:value="39.2095417107806" calcext:value-type="float">
            <text:p><text:s text:c="3"/>39,2 </text:p>
          </table:table-cell>
          <table:table-cell table:style-name="ce9" office:value-type="float" office:value="45.219005286069" calcext:value-type="float">
            <text:p><text:s text:c="3"/>45,2 </text:p>
          </table:table-cell>
          <table:table-cell table:style-name="ce9" office:value-type="float" office:value="30.0709931945889" calcext:value-type="float">
            <text:p><text:s text:c="3"/>30,1 </text:p>
          </table:table-cell>
          <table:table-cell table:style-name="ce9" office:value-type="float" office:value="27.3332377069432" calcext:value-type="float">
            <text:p><text:s text:c="3"/>27,3 </text:p>
          </table:table-cell>
          <table:table-cell table:style-name="ce9" office:value-type="float" office:value="32.8087486822345" calcext:value-type="float">
            <text:p><text:s text:c="3"/>32,8 </text:p>
          </table:table-cell>
          <table:table-cell table:style-name="ce9" office:value-type="float" office:value="20.4264048857871" calcext:value-type="float">
            <text:p><text:s text:c="3"/>20,4 </text:p>
          </table:table-cell>
          <table:table-cell table:style-name="ce9" office:value-type="float" office:value="13.932710873491" calcext:value-type="float">
            <text:p><text:s text:c="3"/>13,9 </text:p>
          </table:table-cell>
          <table:table-cell table:style-name="ce9" office:value-type="float" office:value="26.9200988980832" calcext:value-type="float">
            <text:p><text:s text:c="3"/>26,9 </text:p>
          </table:table-cell>
          <table:table-cell table:style-name="ce9" office:value-type="float" office:value="40.3893270438992" calcext:value-type="float">
            <text:p><text:s text:c="3"/>40,4 </text:p>
          </table:table-cell>
          <table:table-cell table:style-name="ce9" office:value-type="float" office:value="28.4712820281909" calcext:value-type="float">
            <text:p><text:s text:c="3"/>28,5 </text:p>
          </table:table-cell>
          <table:table-cell table:style-name="ce9" office:value-type="float" office:value="52.3073720596075" calcext:value-type="float">
            <text:p><text:s text:c="3"/>52,3 </text:p>
          </table:table-cell>
          <table:table-cell table:style-name="ce9" office:value-type="float" office:value="35.4824680642035" calcext:value-type="float">
            <text:p><text:s text:c="3"/>35,5 </text:p>
          </table:table-cell>
          <table:table-cell table:style-name="ce9" office:value-type="float" office:value="29.2515138081729" calcext:value-type="float">
            <text:p><text:s text:c="3"/>29,3 </text:p>
          </table:table-cell>
          <table:table-cell table:style-name="ce9" office:value-type="float" office:value="41.713422320234" calcext:value-type="float">
            <text:p><text:s text:c="3"/>41,7 </text:p>
          </table:table-cell>
          <table:table-cell table:style-name="ce9" office:value-type="float" office:value="28.2901869182132" calcext:value-type="float">
            <text:p><text:s text:c="3"/>28,3 </text:p>
          </table:table-cell>
          <table:table-cell table:style-name="ce9" office:value-type="float" office:value="23.5876778721018" calcext:value-type="float">
            <text:p><text:s text:c="3"/>23,6 </text:p>
          </table:table-cell>
          <table:table-cell table:style-name="ce9" office:value-type="float" office:value="32.9926959643246" calcext:value-type="float">
            <text:p><text:s text:c="3"/>33,0 </text:p>
          </table:table-cell>
          <table:table-cell table:style-name="ce9" office:value-type="float" office:value="16.5235227030495" calcext:value-type="float">
            <text:p><text:s text:c="3"/>16,5 </text:p>
          </table:table-cell>
          <table:table-cell table:style-name="ce9" office:value-type="float" office:value="11.0648809504228" calcext:value-type="float">
            <text:p><text:s text:c="3"/>11,1 </text:p>
          </table:table-cell>
          <table:table-cell table:style-name="ce9" office:value-type="float" office:value="21.9821644556762" calcext:value-type="float">
            <text:p><text:s text:c="3"/>22,0 </text:p>
          </table:table-cell>
          <table:table-cell table:number-columns-repeated="963"/>
        </table:table-row>
        <table:table-row table:style-name="ro1">
          <table:table-cell office:value-type="string" calcext:value-type="string">
            <text:p>Rio Branco</text:p>
          </table:table-cell>
          <table:table-cell table:style-name="ce9" office:value-type="float" office:value="40.8339107249211" calcext:value-type="float">
            <text:p><text:s text:c="3"/>40,8 </text:p>
          </table:table-cell>
          <table:table-cell table:style-name="ce9" office:value-type="float" office:value="37.9192947767394" calcext:value-type="float">
            <text:p><text:s text:c="3"/>37,9 </text:p>
          </table:table-cell>
          <table:table-cell table:style-name="ce9" office:value-type="float" office:value="43.7485266731028" calcext:value-type="float">
            <text:p><text:s text:c="3"/>43,7 </text:p>
          </table:table-cell>
          <table:table-cell table:style-name="ce9" office:value-type="float" office:value="36.780277172786" calcext:value-type="float">
            <text:p><text:s text:c="3"/>36,8 </text:p>
          </table:table-cell>
          <table:table-cell table:style-name="ce9" office:value-type="float" office:value="33.6461741242723" calcext:value-type="float">
            <text:p><text:s text:c="3"/>33,6 </text:p>
          </table:table-cell>
          <table:table-cell table:style-name="ce9" office:value-type="float" office:value="39.9143802212997" calcext:value-type="float">
            <text:p><text:s text:c="3"/>39,9 </text:p>
          </table:table-cell>
          <table:table-cell table:style-name="ce9" office:value-type="float" office:value="31.4356799114028" calcext:value-type="float">
            <text:p><text:s text:c="3"/>31,4 </text:p>
          </table:table-cell>
          <table:table-cell table:style-name="ce9" office:value-type="float" office:value="28.6670941660572" calcext:value-type="float">
            <text:p><text:s text:c="3"/>28,7 </text:p>
          </table:table-cell>
          <table:table-cell table:style-name="ce9" office:value-type="float" office:value="34.2042656567484" calcext:value-type="float">
            <text:p><text:s text:c="3"/>34,2 </text:p>
          </table:table-cell>
          <table:table-cell table:style-name="ce9" office:value-type="float" office:value="17.282897287041" calcext:value-type="float">
            <text:p><text:s text:c="3"/>17,3 </text:p>
          </table:table-cell>
          <table:table-cell table:style-name="ce9" office:value-type="float" office:value="11.5114403085377" calcext:value-type="float">
            <text:p><text:s text:c="3"/>11,5 </text:p>
          </table:table-cell>
          <table:table-cell table:style-name="ce9" office:value-type="float" office:value="23.0543542655444" calcext:value-type="float">
            <text:p><text:s text:c="3"/>23,1 </text:p>
          </table:table-cell>
          <table:table-cell table:style-name="ce9" office:value-type="float" office:value="38.8337182131521" calcext:value-type="float">
            <text:p><text:s text:c="3"/>38,8 </text:p>
          </table:table-cell>
          <table:table-cell table:style-name="ce9" office:value-type="float" office:value="35.0360500371363" calcext:value-type="float">
            <text:p><text:s text:c="3"/>35,0 </text:p>
          </table:table-cell>
          <table:table-cell table:style-name="ce9" office:value-type="float" office:value="42.6313863891679" calcext:value-type="float">
            <text:p><text:s text:c="3"/>42,6 </text:p>
          </table:table-cell>
          <table:table-cell table:style-name="ce9" office:value-type="float" office:value="37.9223896446798" calcext:value-type="float">
            <text:p><text:s text:c="3"/>37,9 </text:p>
          </table:table-cell>
          <table:table-cell table:style-name="ce9" office:value-type="float" office:value="34.190478366834" calcext:value-type="float">
            <text:p><text:s text:c="3"/>34,2 </text:p>
          </table:table-cell>
          <table:table-cell table:style-name="ce9" office:value-type="float" office:value="41.6543009225256" calcext:value-type="float">
            <text:p><text:s text:c="3"/>41,7 </text:p>
          </table:table-cell>
          <table:table-cell table:style-name="ce9" office:value-type="float" office:value="32.6900068287921" calcext:value-type="float">
            <text:p><text:s text:c="3"/>32,7 </text:p>
          </table:table-cell>
          <table:table-cell table:style-name="ce9" office:value-type="float" office:value="28.7402961829376" calcext:value-type="float">
            <text:p><text:s text:c="3"/>28,7 </text:p>
          </table:table-cell>
          <table:table-cell table:style-name="ce9" office:value-type="float" office:value="36.6397174746465" calcext:value-type="float">
            <text:p><text:s text:c="3"/>36,6 </text:p>
          </table:table-cell>
          <table:table-cell table:style-name="ce9" office:value-type="float" office:value="25.0857013158409" calcext:value-type="float">
            <text:p><text:s text:c="3"/>25,1 </text:p>
          </table:table-cell>
          <table:table-cell table:style-name="ce9" office:value-type="float" office:value="15.7040502057435" calcext:value-type="float">
            <text:p><text:s text:c="3"/>15,7 </text:p>
          </table:table-cell>
          <table:table-cell table:style-name="ce9" office:value-type="float" office:value="34.4673524259383" calcext:value-type="float">
            <text:p><text:s text:c="3"/>34,5 </text:p>
          </table:table-cell>
          <table:table-cell table:style-name="ce9" office:value-type="float" office:value="42.5368701675557" calcext:value-type="float">
            <text:p><text:s text:c="3"/>42,5 </text:p>
          </table:table-cell>
          <table:table-cell table:style-name="ce9" office:value-type="float" office:value="38.9302196327235" calcext:value-type="float">
            <text:p><text:s text:c="3"/>38,9 </text:p>
          </table:table-cell>
          <table:table-cell table:style-name="ce9" office:value-type="float" office:value="46.1435207023878" calcext:value-type="float">
            <text:p><text:s text:c="3"/>46,1 </text:p>
          </table:table-cell>
          <table:table-cell table:style-name="ce9" office:value-type="float" office:value="35.7954491687798" calcext:value-type="float">
            <text:p><text:s text:c="3"/>35,8 </text:p>
          </table:table-cell>
          <table:table-cell table:style-name="ce9" office:value-type="float" office:value="31.4165254663372" calcext:value-type="float">
            <text:p><text:s text:c="3"/>31,4 </text:p>
          </table:table-cell>
          <table:table-cell table:style-name="ce9" office:value-type="float" office:value="40.1743728712224" calcext:value-type="float">
            <text:p><text:s text:c="3"/>40,2 </text:p>
          </table:table-cell>
          <table:table-cell table:style-name="ce9" office:value-type="float" office:value="30.2263586180168" calcext:value-type="float">
            <text:p><text:s text:c="3"/>30,2 </text:p>
          </table:table-cell>
          <table:table-cell table:style-name="ce9" office:value-type="float" office:value="26.6139303791319" calcext:value-type="float">
            <text:p><text:s text:c="3"/>26,6 </text:p>
          </table:table-cell>
          <table:table-cell table:style-name="ce9" office:value-type="float" office:value="33.8387868569017" calcext:value-type="float">
            <text:p><text:s text:c="3"/>33,8 </text:p>
          </table:table-cell>
          <table:table-cell table:style-name="ce9" office:value-type="float" office:value="9.65948338424076" calcext:value-type="float">
            <text:p><text:s text:c="3"/>9,7 </text:p>
          </table:table-cell>
          <table:table-cell table:style-name="ce9" office:value-type="float" office:value="6.0567293493486" calcext:value-type="float">
            <text:p><text:s text:c="3"/>6,1 </text:p>
          </table:table-cell>
          <table:table-cell table:style-name="ce9" office:value-type="float" office:value="13.2622374191329" calcext:value-type="float">
            <text:p><text:s text:c="3"/>13,3 </text:p>
          </table:table-cell>
          <table:table-cell table:style-name="ce9" office:value-type="float" office:value="39.5432199606351" calcext:value-type="float">
            <text:p><text:s text:c="3"/>39,5 </text:p>
          </table:table-cell>
          <table:table-cell table:style-name="ce9" office:value-type="float" office:value="36.2818202320382" calcext:value-type="float">
            <text:p><text:s text:c="3"/>36,3 </text:p>
          </table:table-cell>
          <table:table-cell table:style-name="ce9" office:value-type="float" office:value="42.804619689232" calcext:value-type="float">
            <text:p><text:s text:c="3"/>42,8 </text:p>
          </table:table-cell>
          <table:table-cell table:style-name="ce9" office:value-type="float" office:value="36.980929318383" calcext:value-type="float">
            <text:p><text:s text:c="3"/>37,0 </text:p>
          </table:table-cell>
          <table:table-cell table:style-name="ce9" office:value-type="float" office:value="33.6735860546589" calcext:value-type="float">
            <text:p><text:s text:c="3"/>33,7 </text:p>
          </table:table-cell>
          <table:table-cell table:style-name="ce9" office:value-type="float" office:value="40.2882725821071" calcext:value-type="float">
            <text:p><text:s text:c="3"/>40,3 </text:p>
          </table:table-cell>
          <table:table-cell table:style-name="ce9" office:value-type="float" office:value="32.1095260545673" calcext:value-type="float">
            <text:p><text:s text:c="3"/>32,1 </text:p>
          </table:table-cell>
          <table:table-cell table:style-name="ce9" office:value-type="float" office:value="29.1753019454866" calcext:value-type="float">
            <text:p><text:s text:c="3"/>29,2 </text:p>
          </table:table-cell>
          <table:table-cell table:style-name="ce9" office:value-type="float" office:value="35.0437501636481" calcext:value-type="float">
            <text:p><text:s text:c="3"/>35,0 </text:p>
          </table:table-cell>
          <table:table-cell table:style-name="ce9" office:value-type="float" office:value="17.6005774954179" calcext:value-type="float">
            <text:p><text:s text:c="3"/>17,6 </text:p>
          </table:table-cell>
          <table:table-cell table:style-name="ce9" office:value-type="float" office:value="11.2581701147232" calcext:value-type="float">
            <text:p><text:s text:c="3"/>11,3 </text:p>
          </table:table-cell>
          <table:table-cell table:style-name="ce9" office:value-type="float" office:value="23.9429848761127" calcext:value-type="float">
            <text:p><text:s text:c="3"/>23,9 </text:p>
          </table:table-cell>
          <table:table-cell table:style-name="ce9" office:value-type="float" office:value="48.3694233362185" calcext:value-type="float">
            <text:p><text:s text:c="3"/>48,4 </text:p>
          </table:table-cell>
          <table:table-cell table:style-name="ce9" office:value-type="float" office:value="42.7509932953744" calcext:value-type="float">
            <text:p><text:s text:c="3"/>42,8 </text:p>
          </table:table-cell>
          <table:table-cell table:style-name="ce9" office:value-type="float" office:value="53.9878533770625" calcext:value-type="float">
            <text:p><text:s text:c="3"/>54,0 </text:p>
          </table:table-cell>
          <table:table-cell table:style-name="ce9" office:value-type="float" office:value="35.348366260318" calcext:value-type="float">
            <text:p><text:s text:c="3"/>35,3 </text:p>
          </table:table-cell>
          <table:table-cell table:style-name="ce9" office:value-type="float" office:value="26.5919922259718" calcext:value-type="float">
            <text:p><text:s text:c="3"/>26,6 </text:p>
          </table:table-cell>
          <table:table-cell table:style-name="ce9" office:value-type="float" office:value="44.1047402946642" calcext:value-type="float">
            <text:p><text:s text:c="3"/>44,1 </text:p>
          </table:table-cell>
          <table:table-cell table:style-name="ce9" office:value-type="float" office:value="27.0889715680425" calcext:value-type="float">
            <text:p><text:s text:c="3"/>27,1 </text:p>
          </table:table-cell>
          <table:table-cell table:style-name="ce9" office:value-type="float" office:value="19.9541785693521" calcext:value-type="float">
            <text:p><text:s text:c="3"/>20,0 </text:p>
          </table:table-cell>
          <table:table-cell table:style-name="ce9" office:value-type="float" office:value="34.223764566733" calcext:value-type="float">
            <text:p><text:s text:c="3"/>34,2 </text:p>
          </table:table-cell>
          <table:table-cell table:style-name="ce9" office:value-type="float" office:value="14.3035145622463" calcext:value-type="float">
            <text:p><text:s text:c="3"/>14,3 </text:p>
          </table:table-cell>
          <table:table-cell table:style-name="ce9" office:value-type="float" office:value="7.249847169473" calcext:value-type="float">
            <text:p><text:s text:c="3"/>7,2 </text:p>
          </table:table-cell>
          <table:table-cell table:style-name="ce9" office:value-type="float" office:value="21.3571819550195" calcext:value-type="float">
            <text:p><text:s text:c="3"/>21,4 </text:p>
          </table:table-cell>
          <table:table-cell table:number-columns-repeated="963"/>
        </table:table-row>
        <table:table-row table:style-name="ro1">
          <table:table-cell office:value-type="string" calcext:value-type="string">
            <text:p>Manaus</text:p>
          </table:table-cell>
          <table:table-cell table:style-name="ce9" office:value-type="float" office:value="34.8833414354635" calcext:value-type="float">
            <text:p><text:s text:c="3"/>34,9 </text:p>
          </table:table-cell>
          <table:table-cell table:style-name="ce9" office:value-type="float" office:value="31.1662328958279" calcext:value-type="float">
            <text:p><text:s text:c="3"/>31,2 </text:p>
          </table:table-cell>
          <table:table-cell table:style-name="ce9" office:value-type="float" office:value="38.6004499750991" calcext:value-type="float">
            <text:p><text:s text:c="3"/>38,6 </text:p>
          </table:table-cell>
          <table:table-cell table:style-name="ce9" office:value-type="float" office:value="35.1050862108567" calcext:value-type="float">
            <text:p><text:s text:c="3"/>35,1 </text:p>
          </table:table-cell>
          <table:table-cell table:style-name="ce9" office:value-type="float" office:value="31.8122374104409" calcext:value-type="float">
            <text:p><text:s text:c="3"/>31,8 </text:p>
          </table:table-cell>
          <table:table-cell table:style-name="ce9" office:value-type="float" office:value="38.3979350112726" calcext:value-type="float">
            <text:p><text:s text:c="3"/>38,4 </text:p>
          </table:table-cell>
          <table:table-cell table:style-name="ce9" office:value-type="float" office:value="29.0835032517542" calcext:value-type="float">
            <text:p><text:s text:c="3"/>29,1 </text:p>
          </table:table-cell>
          <table:table-cell table:style-name="ce9" office:value-type="float" office:value="26.714270150206" calcext:value-type="float">
            <text:p><text:s text:c="3"/>26,7 </text:p>
          </table:table-cell>
          <table:table-cell table:style-name="ce9" office:value-type="float" office:value="31.4527363533023" calcext:value-type="float">
            <text:p><text:s text:c="3"/>31,5 </text:p>
          </table:table-cell>
          <table:table-cell table:style-name="ce9" office:value-type="float" office:value="16.5477418646986" calcext:value-type="float">
            <text:p><text:s text:c="3"/>16,5 </text:p>
          </table:table-cell>
          <table:table-cell table:style-name="ce9" office:value-type="float" office:value="10.6792050158417" calcext:value-type="float">
            <text:p><text:s text:c="3"/>10,7 </text:p>
          </table:table-cell>
          <table:table-cell table:style-name="ce9" office:value-type="float" office:value="22.4162787135556" calcext:value-type="float">
            <text:p><text:s text:c="3"/>22,4 </text:p>
          </table:table-cell>
          <table:table-cell table:style-name="ce9" office:value-type="float" office:value="34.5967651417393" calcext:value-type="float">
            <text:p><text:s text:c="3"/>34,6 </text:p>
          </table:table-cell>
          <table:table-cell table:style-name="ce9" office:value-type="float" office:value="29.6278787386603" calcext:value-type="float">
            <text:p><text:s text:c="3"/>29,6 </text:p>
          </table:table-cell>
          <table:table-cell table:style-name="ce9" office:value-type="float" office:value="39.5656515448182" calcext:value-type="float">
            <text:p><text:s text:c="3"/>39,6 </text:p>
          </table:table-cell>
          <table:table-cell table:style-name="ce9" office:value-type="float" office:value="32.6322990645809" calcext:value-type="float">
            <text:p><text:s text:c="3"/>32,6 </text:p>
          </table:table-cell>
          <table:table-cell table:style-name="ce9" office:value-type="float" office:value="28.9465330336945" calcext:value-type="float">
            <text:p><text:s text:c="3"/>28,9 </text:p>
          </table:table-cell>
          <table:table-cell table:style-name="ce9" office:value-type="float" office:value="36.3180650954674" calcext:value-type="float">
            <text:p><text:s text:c="3"/>36,3 </text:p>
          </table:table-cell>
          <table:table-cell table:style-name="ce9" office:value-type="float" office:value="28.7208808232795" calcext:value-type="float">
            <text:p><text:s text:c="3"/>28,7 </text:p>
          </table:table-cell>
          <table:table-cell table:style-name="ce9" office:value-type="float" office:value="25.9832139193153" calcext:value-type="float">
            <text:p><text:s text:c="3"/>26,0 </text:p>
          </table:table-cell>
          <table:table-cell table:style-name="ce9" office:value-type="float" office:value="31.4585477272437" calcext:value-type="float">
            <text:p><text:s text:c="3"/>31,5 </text:p>
          </table:table-cell>
          <table:table-cell table:style-name="ce9" office:value-type="float" office:value="22.0358141835402" calcext:value-type="float">
            <text:p><text:s text:c="3"/>22,0 </text:p>
          </table:table-cell>
          <table:table-cell table:style-name="ce9" office:value-type="float" office:value="20.6412144901274" calcext:value-type="float">
            <text:p><text:s text:c="3"/>20,6 </text:p>
          </table:table-cell>
          <table:table-cell table:style-name="ce9" office:value-type="float" office:value="23.430413876953" calcext:value-type="float">
            <text:p><text:s text:c="3"/>23,4 </text:p>
          </table:table-cell>
          <table:table-cell table:style-name="ce9" office:value-type="float" office:value="35.1464786255371" calcext:value-type="float">
            <text:p><text:s text:c="3"/>35,1 </text:p>
          </table:table-cell>
          <table:table-cell table:style-name="ce9" office:value-type="float" office:value="30.524347584695" calcext:value-type="float">
            <text:p><text:s text:c="3"/>30,5 </text:p>
          </table:table-cell>
          <table:table-cell table:style-name="ce9" office:value-type="float" office:value="39.7686096663792" calcext:value-type="float">
            <text:p><text:s text:c="3"/>39,8 </text:p>
          </table:table-cell>
          <table:table-cell table:style-name="ce9" office:value-type="float" office:value="37.3708680570442" calcext:value-type="float">
            <text:p><text:s text:c="3"/>37,4 </text:p>
          </table:table-cell>
          <table:table-cell table:style-name="ce9" office:value-type="float" office:value="33.4508371181898" calcext:value-type="float">
            <text:p><text:s text:c="3"/>33,5 </text:p>
          </table:table-cell>
          <table:table-cell table:style-name="ce9" office:value-type="float" office:value="41.2908989958986" calcext:value-type="float">
            <text:p><text:s text:c="3"/>41,3 </text:p>
          </table:table-cell>
          <table:table-cell table:style-name="ce9" office:value-type="float" office:value="29.4594910239313" calcext:value-type="float">
            <text:p><text:s text:c="3"/>29,5 </text:p>
          </table:table-cell>
          <table:table-cell table:style-name="ce9" office:value-type="float" office:value="25.4656868942531" calcext:value-type="float">
            <text:p><text:s text:c="3"/>25,5 </text:p>
          </table:table-cell>
          <table:table-cell table:style-name="ce9" office:value-type="float" office:value="33.4532951536095" calcext:value-type="float">
            <text:p><text:s text:c="3"/>33,5 </text:p>
          </table:table-cell>
          <table:table-cell table:style-name="ce9" office:value-type="float" office:value="10.794760470367" calcext:value-type="float">
            <text:p><text:s text:c="3"/>10,8 </text:p>
          </table:table-cell>
          <table:table-cell table:style-name="ce9" office:value-type="float" office:value="0.742536906342607" calcext:value-type="float">
            <text:p><text:s text:c="3"/>0,7 </text:p>
          </table:table-cell>
          <table:table-cell table:style-name="ce9" office:value-type="float" office:value="20.8469840343915" calcext:value-type="float">
            <text:p><text:s text:c="3"/>20,8 </text:p>
          </table:table-cell>
          <table:table-cell table:style-name="ce9" office:value-type="float" office:value="33.0050053762987" calcext:value-type="float">
            <text:p><text:s text:c="3"/>33,0 </text:p>
          </table:table-cell>
          <table:table-cell table:style-name="ce9" office:value-type="float" office:value="29.2025838962721" calcext:value-type="float">
            <text:p><text:s text:c="3"/>29,2 </text:p>
          </table:table-cell>
          <table:table-cell table:style-name="ce9" office:value-type="float" office:value="36.8074268563253" calcext:value-type="float">
            <text:p><text:s text:c="3"/>36,8 </text:p>
          </table:table-cell>
          <table:table-cell table:style-name="ce9" office:value-type="float" office:value="34.3715938030571" calcext:value-type="float">
            <text:p><text:s text:c="3"/>34,4 </text:p>
          </table:table-cell>
          <table:table-cell table:style-name="ce9" office:value-type="float" office:value="30.810588068283" calcext:value-type="float">
            <text:p><text:s text:c="3"/>30,8 </text:p>
          </table:table-cell>
          <table:table-cell table:style-name="ce9" office:value-type="float" office:value="37.9325995378313" calcext:value-type="float">
            <text:p><text:s text:c="3"/>37,9 </text:p>
          </table:table-cell>
          <table:table-cell table:style-name="ce9" office:value-type="float" office:value="29.058666182022" calcext:value-type="float">
            <text:p><text:s text:c="3"/>29,1 </text:p>
          </table:table-cell>
          <table:table-cell table:style-name="ce9" office:value-type="float" office:value="26.5154336951298" calcext:value-type="float">
            <text:p><text:s text:c="3"/>26,5 </text:p>
          </table:table-cell>
          <table:table-cell table:style-name="ce9" office:value-type="float" office:value="31.6018986689142" calcext:value-type="float">
            <text:p><text:s text:c="3"/>31,6 </text:p>
          </table:table-cell>
          <table:table-cell table:style-name="ce9" office:value-type="float" office:value="16.8811966761739" calcext:value-type="float">
            <text:p><text:s text:c="3"/>16,9 </text:p>
          </table:table-cell>
          <table:table-cell table:style-name="ce9" office:value-type="float" office:value="10.2753973563497" calcext:value-type="float">
            <text:p><text:s text:c="3"/>10,3 </text:p>
          </table:table-cell>
          <table:table-cell table:style-name="ce9" office:value-type="float" office:value="23.4869959959981" calcext:value-type="float">
            <text:p><text:s text:c="3"/>23,5 </text:p>
          </table:table-cell>
          <table:table-cell table:style-name="ce9" office:value-type="float" office:value="50.104548756788" calcext:value-type="float">
            <text:p><text:s text:c="3"/>50,1 </text:p>
          </table:table-cell>
          <table:table-cell table:style-name="ce9" office:value-type="float" office:value="42.8888344725465" calcext:value-type="float">
            <text:p><text:s text:c="3"/>42,9 </text:p>
          </table:table-cell>
          <table:table-cell table:style-name="ce9" office:value-type="float" office:value="57.3202630410296" calcext:value-type="float">
            <text:p><text:s text:c="3"/>57,3 </text:p>
          </table:table-cell>
          <table:table-cell table:style-name="ce9" office:value-type="float" office:value="40.8189105871819" calcext:value-type="float">
            <text:p><text:s text:c="3"/>40,8 </text:p>
          </table:table-cell>
          <table:table-cell table:style-name="ce9" office:value-type="float" office:value="35.5701507360818" calcext:value-type="float">
            <text:p><text:s text:c="3"/>35,6 </text:p>
          </table:table-cell>
          <table:table-cell table:style-name="ce9" office:value-type="float" office:value="46.0676704382821" calcext:value-type="float">
            <text:p><text:s text:c="3"/>46,1 </text:p>
          </table:table-cell>
          <table:table-cell table:style-name="ce9" office:value-type="float" office:value="29.2636529034152" calcext:value-type="float">
            <text:p><text:s text:c="3"/>29,3 </text:p>
          </table:table-cell>
          <table:table-cell table:style-name="ce9" office:value-type="float" office:value="22.7720285773631" calcext:value-type="float">
            <text:p><text:s text:c="3"/>22,8 </text:p>
          </table:table-cell>
          <table:table-cell table:style-name="ce9" office:value-type="float" office:value="35.7552772294674" calcext:value-type="float">
            <text:p><text:s text:c="3"/>35,8 </text:p>
          </table:table-cell>
          <table:table-cell table:style-name="ce9" office:value-type="float" office:value="13.9311445320505" calcext:value-type="float">
            <text:p><text:s text:c="3"/>13,9 </text:p>
          </table:table-cell>
          <table:table-cell table:style-name="ce9" office:value-type="float" office:value="10.9938315644455" calcext:value-type="float">
            <text:p><text:s text:c="3"/>11,0 </text:p>
          </table:table-cell>
          <table:table-cell table:style-name="ce9" office:value-type="float" office:value="16.8684574996556" calcext:value-type="float">
            <text:p><text:s text:c="3"/>16,9 </text:p>
          </table:table-cell>
          <table:table-cell table:number-columns-repeated="963"/>
        </table:table-row>
        <table:table-row table:style-name="ro1">
          <table:table-cell office:value-type="string" calcext:value-type="string">
            <text:p>Boa Vista</text:p>
          </table:table-cell>
          <table:table-cell table:style-name="ce9" office:value-type="float" office:value="38.4442231655316" calcext:value-type="float">
            <text:p><text:s text:c="3"/>38,4 </text:p>
          </table:table-cell>
          <table:table-cell table:style-name="ce9" office:value-type="float" office:value="35.5673412810808" calcext:value-type="float">
            <text:p><text:s text:c="3"/>35,6 </text:p>
          </table:table-cell>
          <table:table-cell table:style-name="ce9" office:value-type="float" office:value="41.3211050499825" calcext:value-type="float">
            <text:p><text:s text:c="3"/>41,3 </text:p>
          </table:table-cell>
          <table:table-cell table:style-name="ce9" office:value-type="float" office:value="34.2133874375241" calcext:value-type="float">
            <text:p><text:s text:c="3"/>34,2 </text:p>
          </table:table-cell>
          <table:table-cell table:style-name="ce9" office:value-type="float" office:value="31.5045501289658" calcext:value-type="float">
            <text:p><text:s text:c="3"/>31,5 </text:p>
          </table:table-cell>
          <table:table-cell table:style-name="ce9" office:value-type="float" office:value="36.9222247460824" calcext:value-type="float">
            <text:p><text:s text:c="3"/>36,9 </text:p>
          </table:table-cell>
          <table:table-cell table:style-name="ce9" office:value-type="float" office:value="34.2814522238887" calcext:value-type="float">
            <text:p><text:s text:c="3"/>34,3 </text:p>
          </table:table-cell>
          <table:table-cell table:style-name="ce9" office:value-type="float" office:value="32.131058062003" calcext:value-type="float">
            <text:p><text:s text:c="3"/>32,1 </text:p>
          </table:table-cell>
          <table:table-cell table:style-name="ce9" office:value-type="float" office:value="36.4318463857744" calcext:value-type="float">
            <text:p><text:s text:c="3"/>36,4 </text:p>
          </table:table-cell>
          <table:table-cell table:style-name="ce9" office:value-type="float" office:value="20.6975458310524" calcext:value-type="float">
            <text:p><text:s text:c="3"/>20,7 </text:p>
          </table:table-cell>
          <table:table-cell table:style-name="ce9" office:value-type="float" office:value="13.9556120478664" calcext:value-type="float">
            <text:p><text:s text:c="3"/>14,0 </text:p>
          </table:table-cell>
          <table:table-cell table:style-name="ce9" office:value-type="float" office:value="27.4394796142383" calcext:value-type="float">
            <text:p><text:s text:c="3"/>27,4 </text:p>
          </table:table-cell>
          <table:table-cell table:style-name="ce9" office:value-type="float" office:value="38.5236375215124" calcext:value-type="float">
            <text:p><text:s text:c="3"/>38,5 </text:p>
          </table:table-cell>
          <table:table-cell table:style-name="ce9" office:value-type="float" office:value="35.7530512710456" calcext:value-type="float">
            <text:p><text:s text:c="3"/>35,8 </text:p>
          </table:table-cell>
          <table:table-cell table:style-name="ce9" office:value-type="float" office:value="41.2942237719792" calcext:value-type="float">
            <text:p><text:s text:c="3"/>41,3 </text:p>
          </table:table-cell>
          <table:table-cell table:style-name="ce9" office:value-type="float" office:value="33.9663915862567" calcext:value-type="float">
            <text:p><text:s text:c="3"/>34,0 </text:p>
          </table:table-cell>
          <table:table-cell table:style-name="ce9" office:value-type="float" office:value="31.1073525787815" calcext:value-type="float">
            <text:p><text:s text:c="3"/>31,1 </text:p>
          </table:table-cell>
          <table:table-cell table:style-name="ce9" office:value-type="float" office:value="36.8254305937319" calcext:value-type="float">
            <text:p><text:s text:c="3"/>36,8 </text:p>
          </table:table-cell>
          <table:table-cell table:style-name="ce9" office:value-type="float" office:value="35.8561163917718" calcext:value-type="float">
            <text:p><text:s text:c="3"/>35,9 </text:p>
          </table:table-cell>
          <table:table-cell table:style-name="ce9" office:value-type="float" office:value="32.3822224337517" calcext:value-type="float">
            <text:p><text:s text:c="3"/>32,4 </text:p>
          </table:table-cell>
          <table:table-cell table:style-name="ce9" office:value-type="float" office:value="39.3300103497918" calcext:value-type="float">
            <text:p><text:s text:c="3"/>39,3 </text:p>
          </table:table-cell>
          <table:table-cell table:style-name="ce9" office:value-type="float" office:value="20.6028251820296" calcext:value-type="float">
            <text:p><text:s text:c="3"/>20,6 </text:p>
          </table:table-cell>
          <table:table-cell table:style-name="ce9" office:value-type="float" office:value="9.30426640579515" calcext:value-type="float">
            <text:p><text:s text:c="3"/>9,3 </text:p>
          </table:table-cell>
          <table:table-cell table:style-name="ce9" office:value-type="float" office:value="31.901383958264" calcext:value-type="float">
            <text:p><text:s text:c="3"/>31,9 </text:p>
          </table:table-cell>
          <table:table-cell table:style-name="ce9" office:value-type="float" office:value="38.371814238533" calcext:value-type="float">
            <text:p><text:s text:c="3"/>38,4 </text:p>
          </table:table-cell>
          <table:table-cell table:style-name="ce9" office:value-type="float" office:value="34.4759379615911" calcext:value-type="float">
            <text:p><text:s text:c="3"/>34,5 </text:p>
          </table:table-cell>
          <table:table-cell table:style-name="ce9" office:value-type="float" office:value="42.2676905154749" calcext:value-type="float">
            <text:p><text:s text:c="3"/>42,3 </text:p>
          </table:table-cell>
          <table:table-cell table:style-name="ce9" office:value-type="float" office:value="34.4558924930842" calcext:value-type="float">
            <text:p><text:s text:c="3"/>34,5 </text:p>
          </table:table-cell>
          <table:table-cell table:style-name="ce9" office:value-type="float" office:value="30.3346132464167" calcext:value-type="float">
            <text:p><text:s text:c="3"/>30,3 </text:p>
          </table:table-cell>
          <table:table-cell table:style-name="ce9" office:value-type="float" office:value="38.5771717397517" calcext:value-type="float">
            <text:p><text:s text:c="3"/>38,6 </text:p>
          </table:table-cell>
          <table:table-cell table:style-name="ce9" office:value-type="float" office:value="32.7270222215616" calcext:value-type="float">
            <text:p><text:s text:c="3"/>32,7 </text:p>
          </table:table-cell>
          <table:table-cell table:style-name="ce9" office:value-type="float" office:value="29.9223053059527" calcext:value-type="float">
            <text:p><text:s text:c="3"/>29,9 </text:p>
          </table:table-cell>
          <table:table-cell table:style-name="ce9" office:value-type="float" office:value="35.5317391371706" calcext:value-type="float">
            <text:p><text:s text:c="3"/>35,5 </text:p>
          </table:table-cell>
          <table:table-cell table:style-name="ce9" office:value-type="float" office:value="20.7967263625383" calcext:value-type="float">
            <text:p><text:s text:c="3"/>20,8 </text:p>
          </table:table-cell>
          <table:table-cell table:style-name="ce9" office:value-type="float" office:value="10.193618298869" calcext:value-type="float">
            <text:p><text:s text:c="3"/>10,2 </text:p>
          </table:table-cell>
          <table:table-cell table:style-name="ce9" office:value-type="float" office:value="31.3998344262077" calcext:value-type="float">
            <text:p><text:s text:c="3"/>31,4 </text:p>
          </table:table-cell>
          <table:table-cell table:style-name="ce9" office:value-type="float" office:value="37.9979793047721" calcext:value-type="float">
            <text:p><text:s text:c="3"/>38,0 </text:p>
          </table:table-cell>
          <table:table-cell table:style-name="ce9" office:value-type="float" office:value="34.926645420009" calcext:value-type="float">
            <text:p><text:s text:c="3"/>34,9 </text:p>
          </table:table-cell>
          <table:table-cell table:style-name="ce9" office:value-type="float" office:value="41.0693131895351" calcext:value-type="float">
            <text:p><text:s text:c="3"/>41,1 </text:p>
          </table:table-cell>
          <table:table-cell table:style-name="ce9" office:value-type="float" office:value="33.8914165914304" calcext:value-type="float">
            <text:p><text:s text:c="3"/>33,9 </text:p>
          </table:table-cell>
          <table:table-cell table:style-name="ce9" office:value-type="float" office:value="30.9875447418491" calcext:value-type="float">
            <text:p><text:s text:c="3"/>31,0 </text:p>
          </table:table-cell>
          <table:table-cell table:style-name="ce9" office:value-type="float" office:value="36.7952884410117" calcext:value-type="float">
            <text:p><text:s text:c="3"/>36,8 </text:p>
          </table:table-cell>
          <table:table-cell table:style-name="ce9" office:value-type="float" office:value="34.9375752302317" calcext:value-type="float">
            <text:p><text:s text:c="3"/>34,9 </text:p>
          </table:table-cell>
          <table:table-cell table:style-name="ce9" office:value-type="float" office:value="32.8377866285234" calcext:value-type="float">
            <text:p><text:s text:c="3"/>32,8 </text:p>
          </table:table-cell>
          <table:table-cell table:style-name="ce9" office:value-type="float" office:value="37.0373638319401" calcext:value-type="float">
            <text:p><text:s text:c="3"/>37,0 </text:p>
          </table:table-cell>
          <table:table-cell table:style-name="ce9" office:value-type="float" office:value="21.4801418507398" calcext:value-type="float">
            <text:p><text:s text:c="3"/>21,5 </text:p>
          </table:table-cell>
          <table:table-cell table:style-name="ce9" office:value-type="float" office:value="14.0684217540432" calcext:value-type="float">
            <text:p><text:s text:c="3"/>14,1 </text:p>
          </table:table-cell>
          <table:table-cell table:style-name="ce9" office:value-type="float" office:value="28.8918619474363" calcext:value-type="float">
            <text:p><text:s text:c="3"/>28,9 </text:p>
          </table:table-cell>
          <table:table-cell table:style-name="ce9" office:value-type="float" office:value="44.2351070369007" calcext:value-type="float">
            <text:p><text:s text:c="3"/>44,2 </text:p>
          </table:table-cell>
          <table:table-cell table:style-name="ce9" office:value-type="float" office:value="36.9970457378018" calcext:value-type="float">
            <text:p><text:s text:c="3"/>37,0 </text:p>
          </table:table-cell>
          <table:table-cell table:style-name="ce9" office:value-type="float" office:value="51.4731683359997" calcext:value-type="float">
            <text:p><text:s text:c="3"/>51,5 </text:p>
          </table:table-cell>
          <table:table-cell table:style-name="ce9" office:value-type="float" office:value="37.2418760403123" calcext:value-type="float">
            <text:p><text:s text:c="3"/>37,2 </text:p>
          </table:table-cell>
          <table:table-cell table:style-name="ce9" office:value-type="float" office:value="31.365856948839" calcext:value-type="float">
            <text:p><text:s text:c="3"/>31,4 </text:p>
          </table:table-cell>
          <table:table-cell table:style-name="ce9" office:value-type="float" office:value="43.1178951317856" calcext:value-type="float">
            <text:p><text:s text:c="3"/>43,1 </text:p>
          </table:table-cell>
          <table:table-cell table:style-name="ce9" office:value-type="float" office:value="27.8714071238998" calcext:value-type="float">
            <text:p><text:s text:c="3"/>27,9 </text:p>
          </table:table-cell>
          <table:table-cell table:style-name="ce9" office:value-type="float" office:value="18.8567015510703" calcext:value-type="float">
            <text:p><text:s text:c="3"/>18,9 </text:p>
          </table:table-cell>
          <table:table-cell table:style-name="ce9" office:value-type="float" office:value="36.8861126967293" calcext:value-type="float">
            <text:p><text:s text:c="3"/>36,9 </text:p>
          </table:table-cell>
          <table:table-cell table:style-name="ce9" office:value-type="float" office:value="13.4423578053642" calcext:value-type="float">
            <text:p><text:s text:c="3"/>13,4 </text:p>
          </table:table-cell>
          <table:table-cell table:style-name="ce9" office:value-type="float" office:value="7.00276249398258" calcext:value-type="float">
            <text:p><text:s text:c="3"/>7,0 </text:p>
          </table:table-cell>
          <table:table-cell table:style-name="ce9" office:value-type="float" office:value="19.8819531167457" calcext:value-type="float">
            <text:p><text:s text:c="3"/>19,9 </text:p>
          </table:table-cell>
          <table:table-cell table:number-columns-repeated="963"/>
        </table:table-row>
        <table:table-row table:style-name="ro1">
          <table:table-cell office:value-type="string" calcext:value-type="string">
            <text:p>Belém</text:p>
          </table:table-cell>
          <table:table-cell table:style-name="ce9" office:value-type="float" office:value="32.3005588420758" calcext:value-type="float">
            <text:p><text:s text:c="3"/>32,3 </text:p>
          </table:table-cell>
          <table:table-cell table:style-name="ce9" office:value-type="float" office:value="29.2773666512783" calcext:value-type="float">
            <text:p><text:s text:c="3"/>29,3 </text:p>
          </table:table-cell>
          <table:table-cell table:style-name="ce9" office:value-type="float" office:value="35.3237510328733" calcext:value-type="float">
            <text:p><text:s text:c="3"/>35,3 </text:p>
          </table:table-cell>
          <table:table-cell table:style-name="ce9" office:value-type="float" office:value="29.8825507360211" calcext:value-type="float">
            <text:p><text:s text:c="3"/>29,9 </text:p>
          </table:table-cell>
          <table:table-cell table:style-name="ce9" office:value-type="float" office:value="26.4606429380572" calcext:value-type="float">
            <text:p><text:s text:c="3"/>26,5 </text:p>
          </table:table-cell>
          <table:table-cell table:style-name="ce9" office:value-type="float" office:value="33.304458533985" calcext:value-type="float">
            <text:p><text:s text:c="3"/>33,3 </text:p>
          </table:table-cell>
          <table:table-cell table:style-name="ce9" office:value-type="float" office:value="25.1978038553657" calcext:value-type="float">
            <text:p><text:s text:c="3"/>25,2 </text:p>
          </table:table-cell>
          <table:table-cell table:style-name="ce9" office:value-type="float" office:value="22.8634163320603" calcext:value-type="float">
            <text:p><text:s text:c="3"/>22,9 </text:p>
          </table:table-cell>
          <table:table-cell table:style-name="ce9" office:value-type="float" office:value="27.532191378671" calcext:value-type="float">
            <text:p><text:s text:c="3"/>27,5 </text:p>
          </table:table-cell>
          <table:table-cell table:style-name="ce9" office:value-type="float" office:value="15.9062716555132" calcext:value-type="float">
            <text:p><text:s text:c="3"/>15,9 </text:p>
          </table:table-cell>
          <table:table-cell table:style-name="ce9" office:value-type="float" office:value="12.3088517820395" calcext:value-type="float">
            <text:p><text:s text:c="3"/>12,3 </text:p>
          </table:table-cell>
          <table:table-cell table:style-name="ce9" office:value-type="float" office:value="19.503691528987" calcext:value-type="float">
            <text:p><text:s text:c="3"/>19,5 </text:p>
          </table:table-cell>
          <table:table-cell table:style-name="ce9" office:value-type="float" office:value="31.5215555140988" calcext:value-type="float">
            <text:p><text:s text:c="3"/>31,5 </text:p>
          </table:table-cell>
          <table:table-cell table:style-name="ce9" office:value-type="float" office:value="27.6351281007656" calcext:value-type="float">
            <text:p><text:s text:c="3"/>27,6 </text:p>
          </table:table-cell>
          <table:table-cell table:style-name="ce9" office:value-type="float" office:value="35.4079829274321" calcext:value-type="float">
            <text:p><text:s text:c="3"/>35,4 </text:p>
          </table:table-cell>
          <table:table-cell table:style-name="ce9" office:value-type="float" office:value="29.9816953588622" calcext:value-type="float">
            <text:p><text:s text:c="3"/>30,0 </text:p>
          </table:table-cell>
          <table:table-cell table:style-name="ce9" office:value-type="float" office:value="26.0281978122075" calcext:value-type="float">
            <text:p><text:s text:c="3"/>26,0 </text:p>
          </table:table-cell>
          <table:table-cell table:style-name="ce9" office:value-type="float" office:value="33.9351929055169" calcext:value-type="float">
            <text:p><text:s text:c="3"/>33,9 </text:p>
          </table:table-cell>
          <table:table-cell table:style-name="ce9" office:value-type="float" office:value="25.1584771689963" calcext:value-type="float">
            <text:p><text:s text:c="3"/>25,2 </text:p>
          </table:table-cell>
          <table:table-cell table:style-name="ce9" office:value-type="float" office:value="22.6581480823635" calcext:value-type="float">
            <text:p><text:s text:c="3"/>22,7 </text:p>
          </table:table-cell>
          <table:table-cell table:style-name="ce9" office:value-type="float" office:value="27.6588062556291" calcext:value-type="float">
            <text:p><text:s text:c="3"/>27,7 </text:p>
          </table:table-cell>
          <table:table-cell table:style-name="ce9" office:value-type="float" office:value="14.3268726278229" calcext:value-type="float">
            <text:p><text:s text:c="3"/>14,3 </text:p>
          </table:table-cell>
          <table:table-cell table:style-name="ce9" office:value-type="float" office:value="8.9090330935183" calcext:value-type="float">
            <text:p><text:s text:c="3"/>8,9 </text:p>
          </table:table-cell>
          <table:table-cell table:style-name="ce9" office:value-type="float" office:value="19.7447121621275" calcext:value-type="float">
            <text:p><text:s text:c="3"/>19,7 </text:p>
          </table:table-cell>
          <table:table-cell table:style-name="ce9" office:value-type="float" office:value="32.9899133255659" calcext:value-type="float">
            <text:p><text:s text:c="3"/>33,0 </text:p>
          </table:table-cell>
          <table:table-cell table:style-name="ce9" office:value-type="float" office:value="29.2205887539806" calcext:value-type="float">
            <text:p><text:s text:c="3"/>29,2 </text:p>
          </table:table-cell>
          <table:table-cell table:style-name="ce9" office:value-type="float" office:value="36.7592378971512" calcext:value-type="float">
            <text:p><text:s text:c="3"/>36,8 </text:p>
          </table:table-cell>
          <table:table-cell table:style-name="ce9" office:value-type="float" office:value="29.7896730514164" calcext:value-type="float">
            <text:p><text:s text:c="3"/>29,8 </text:p>
          </table:table-cell>
          <table:table-cell table:style-name="ce9" office:value-type="float" office:value="25.6936123706988" calcext:value-type="float">
            <text:p><text:s text:c="3"/>25,7 </text:p>
          </table:table-cell>
          <table:table-cell table:style-name="ce9" office:value-type="float" office:value="33.885733732134" calcext:value-type="float">
            <text:p><text:s text:c="3"/>33,9 </text:p>
          </table:table-cell>
          <table:table-cell table:style-name="ce9" office:value-type="float" office:value="25.2350080779134" calcext:value-type="float">
            <text:p><text:s text:c="3"/>25,2 </text:p>
          </table:table-cell>
          <table:table-cell table:style-name="ce9" office:value-type="float" office:value="22.2233765199048" calcext:value-type="float">
            <text:p><text:s text:c="3"/>22,2 </text:p>
          </table:table-cell>
          <table:table-cell table:style-name="ce9" office:value-type="float" office:value="28.2466396359221" calcext:value-type="float">
            <text:p><text:s text:c="3"/>28,2 </text:p>
          </table:table-cell>
          <table:table-cell table:style-name="ce9" office:value-type="float" office:value="17.554317432905" calcext:value-type="float">
            <text:p><text:s text:c="3"/>17,6 </text:p>
          </table:table-cell>
          <table:table-cell table:style-name="ce9" office:value-type="float" office:value="12.6943386279056" calcext:value-type="float">
            <text:p><text:s text:c="3"/>12,7 </text:p>
          </table:table-cell>
          <table:table-cell table:style-name="ce9" office:value-type="float" office:value="22.4142962379043" calcext:value-type="float">
            <text:p><text:s text:c="3"/>22,4 </text:p>
          </table:table-cell>
          <table:table-cell table:style-name="ce9" office:value-type="float" office:value="30.225301768382" calcext:value-type="float">
            <text:p><text:s text:c="3"/>30,2 </text:p>
          </table:table-cell>
          <table:table-cell table:style-name="ce9" office:value-type="float" office:value="26.9353753197149" calcext:value-type="float">
            <text:p><text:s text:c="3"/>26,9 </text:p>
          </table:table-cell>
          <table:table-cell table:style-name="ce9" office:value-type="float" office:value="33.5152282170492" calcext:value-type="float">
            <text:p><text:s text:c="3"/>33,5 </text:p>
          </table:table-cell>
          <table:table-cell table:style-name="ce9" office:value-type="float" office:value="26.8691050166942" calcext:value-type="float">
            <text:p><text:s text:c="3"/>26,9 </text:p>
          </table:table-cell>
          <table:table-cell table:style-name="ce9" office:value-type="float" office:value="23.8939887058675" calcext:value-type="float">
            <text:p><text:s text:c="3"/>23,9 </text:p>
          </table:table-cell>
          <table:table-cell table:style-name="ce9" office:value-type="float" office:value="29.8442213275209" calcext:value-type="float">
            <text:p><text:s text:c="3"/>29,8 </text:p>
          </table:table-cell>
          <table:table-cell table:style-name="ce9" office:value-type="float" office:value="24.1160774407083" calcext:value-type="float">
            <text:p><text:s text:c="3"/>24,1 </text:p>
          </table:table-cell>
          <table:table-cell table:style-name="ce9" office:value-type="float" office:value="21.2960337111361" calcext:value-type="float">
            <text:p><text:s text:c="3"/>21,3 </text:p>
          </table:table-cell>
          <table:table-cell table:style-name="ce9" office:value-type="float" office:value="26.9361211702805" calcext:value-type="float">
            <text:p><text:s text:c="3"/>26,9 </text:p>
          </table:table-cell>
          <table:table-cell table:style-name="ce9" office:value-type="float" office:value="13.3319598915972" calcext:value-type="float">
            <text:p><text:s text:c="3"/>13,3 </text:p>
          </table:table-cell>
          <table:table-cell table:style-name="ce9" office:value-type="float" office:value="9.75375177547882" calcext:value-type="float">
            <text:p><text:s text:c="3"/>9,8 </text:p>
          </table:table-cell>
          <table:table-cell table:style-name="ce9" office:value-type="float" office:value="16.9101680077155" calcext:value-type="float">
            <text:p><text:s text:c="3"/>16,9 </text:p>
          </table:table-cell>
          <table:table-cell table:style-name="ce9" office:value-type="float" office:value="39.3074861125783" calcext:value-type="float">
            <text:p><text:s text:c="3"/>39,3 </text:p>
          </table:table-cell>
          <table:table-cell table:style-name="ce9" office:value-type="float" office:value="33.1871372252267" calcext:value-type="float">
            <text:p><text:s text:c="3"/>33,2 </text:p>
          </table:table-cell>
          <table:table-cell table:style-name="ce9" office:value-type="float" office:value="45.4278349999299" calcext:value-type="float">
            <text:p><text:s text:c="3"/>45,4 </text:p>
          </table:table-cell>
          <table:table-cell table:style-name="ce9" office:value-type="float" office:value="36.4886862560082" calcext:value-type="float">
            <text:p><text:s text:c="3"/>36,5 </text:p>
          </table:table-cell>
          <table:table-cell table:style-name="ce9" office:value-type="float" office:value="29.5325748640264" calcext:value-type="float">
            <text:p><text:s text:c="3"/>29,5 </text:p>
          </table:table-cell>
          <table:table-cell table:style-name="ce9" office:value-type="float" office:value="43.44479764799" calcext:value-type="float">
            <text:p><text:s text:c="3"/>43,4 </text:p>
          </table:table-cell>
          <table:table-cell table:style-name="ce9" office:value-type="float" office:value="27.5917383938599" calcext:value-type="float">
            <text:p><text:s text:c="3"/>27,6 </text:p>
          </table:table-cell>
          <table:table-cell table:style-name="ce9" office:value-type="float" office:value="23.8820519175983" calcext:value-type="float">
            <text:p><text:s text:c="3"/>23,9 </text:p>
          </table:table-cell>
          <table:table-cell table:style-name="ce9" office:value-type="float" office:value="31.3014248701215" calcext:value-type="float">
            <text:p><text:s text:c="3"/>31,3 </text:p>
          </table:table-cell>
          <table:table-cell table:style-name="ce9" office:value-type="float" office:value="22.1019172539921" calcext:value-type="float">
            <text:p><text:s text:c="3"/>22,1 </text:p>
          </table:table-cell>
          <table:table-cell table:style-name="ce9" office:value-type="float" office:value="13.3822434906372" calcext:value-type="float">
            <text:p><text:s text:c="3"/>13,4 </text:p>
          </table:table-cell>
          <table:table-cell table:style-name="ce9" office:value-type="float" office:value="30.8215910173471" calcext:value-type="float">
            <text:p><text:s text:c="3"/>30,8 </text:p>
          </table:table-cell>
          <table:table-cell table:number-columns-repeated="963"/>
        </table:table-row>
        <table:table-row table:style-name="ro1">
          <table:table-cell office:value-type="string" calcext:value-type="string">
            <text:p>Macapá</text:p>
          </table:table-cell>
          <table:table-cell table:style-name="ce9" office:value-type="float" office:value="36.1278385663969" calcext:value-type="float">
            <text:p><text:s text:c="3"/>36,1 </text:p>
          </table:table-cell>
          <table:table-cell table:style-name="ce9" office:value-type="float" office:value="32.9703658499802" calcext:value-type="float">
            <text:p><text:s text:c="3"/>33,0 </text:p>
          </table:table-cell>
          <table:table-cell table:style-name="ce9" office:value-type="float" office:value="39.2853112828137" calcext:value-type="float">
            <text:p><text:s text:c="3"/>39,3 </text:p>
          </table:table-cell>
          <table:table-cell table:style-name="ce9" office:value-type="float" office:value="41.8270544449278" calcext:value-type="float">
            <text:p><text:s text:c="3"/>41,8 </text:p>
          </table:table-cell>
          <table:table-cell table:style-name="ce9" office:value-type="float" office:value="38.4780870735129" calcext:value-type="float">
            <text:p><text:s text:c="3"/>38,5 </text:p>
          </table:table-cell>
          <table:table-cell table:style-name="ce9" office:value-type="float" office:value="45.1760218163427" calcext:value-type="float">
            <text:p><text:s text:c="3"/>45,2 </text:p>
          </table:table-cell>
          <table:table-cell table:style-name="ce9" office:value-type="float" office:value="30.605822146049" calcext:value-type="float">
            <text:p><text:s text:c="3"/>30,6 </text:p>
          </table:table-cell>
          <table:table-cell table:style-name="ce9" office:value-type="float" office:value="28.2983813997982" calcext:value-type="float">
            <text:p><text:s text:c="3"/>28,3 </text:p>
          </table:table-cell>
          <table:table-cell table:style-name="ce9" office:value-type="float" office:value="32.9132628922997" calcext:value-type="float">
            <text:p><text:s text:c="3"/>32,9 </text:p>
          </table:table-cell>
          <table:table-cell table:style-name="ce9" office:value-type="float" office:value="15.4621001985118" calcext:value-type="float">
            <text:p><text:s text:c="3"/>15,5 </text:p>
          </table:table-cell>
          <table:table-cell table:style-name="ce9" office:value-type="float" office:value="11.1640669377114" calcext:value-type="float">
            <text:p><text:s text:c="3"/>11,2 </text:p>
          </table:table-cell>
          <table:table-cell table:style-name="ce9" office:value-type="float" office:value="19.7601334593123" calcext:value-type="float">
            <text:p><text:s text:c="3"/>19,8 </text:p>
          </table:table-cell>
          <table:table-cell table:style-name="ce9" office:value-type="float" office:value="37.0743451843798" calcext:value-type="float">
            <text:p><text:s text:c="3"/>37,1 </text:p>
          </table:table-cell>
          <table:table-cell table:style-name="ce9" office:value-type="float" office:value="33.3667559156999" calcext:value-type="float">
            <text:p><text:s text:c="3"/>33,4 </text:p>
          </table:table-cell>
          <table:table-cell table:style-name="ce9" office:value-type="float" office:value="40.7819344530598" calcext:value-type="float">
            <text:p><text:s text:c="3"/>40,8 </text:p>
          </table:table-cell>
          <table:table-cell table:style-name="ce9" office:value-type="float" office:value="40.634336247012" calcext:value-type="float">
            <text:p><text:s text:c="3"/>40,6 </text:p>
          </table:table-cell>
          <table:table-cell table:style-name="ce9" office:value-type="float" office:value="36.2061017674848" calcext:value-type="float">
            <text:p><text:s text:c="3"/>36,2 </text:p>
          </table:table-cell>
          <table:table-cell table:style-name="ce9" office:value-type="float" office:value="45.0625707265391" calcext:value-type="float">
            <text:p><text:s text:c="3"/>45,1 </text:p>
          </table:table-cell>
          <table:table-cell table:style-name="ce9" office:value-type="float" office:value="29.653337217425" calcext:value-type="float">
            <text:p><text:s text:c="3"/>29,7 </text:p>
          </table:table-cell>
          <table:table-cell table:style-name="ce9" office:value-type="float" office:value="26.8766361933308" calcext:value-type="float">
            <text:p><text:s text:c="3"/>26,9 </text:p>
          </table:table-cell>
          <table:table-cell table:style-name="ce9" office:value-type="float" office:value="32.4300382415191" calcext:value-type="float">
            <text:p><text:s text:c="3"/>32,4 </text:p>
          </table:table-cell>
          <table:table-cell table:style-name="ce9" office:value-type="float" office:value="17.8252133638085" calcext:value-type="float">
            <text:p><text:s text:c="3"/>17,8 </text:p>
          </table:table-cell>
          <table:table-cell table:style-name="ce9" office:value-type="float" office:value="11.5849285706975" calcext:value-type="float">
            <text:p><text:s text:c="3"/>11,6 </text:p>
          </table:table-cell>
          <table:table-cell table:style-name="ce9" office:value-type="float" office:value="24.0654981569195" calcext:value-type="float">
            <text:p><text:s text:c="3"/>24,1 </text:p>
          </table:table-cell>
          <table:table-cell table:style-name="ce9" office:value-type="float" office:value="35.3379634113979" calcext:value-type="float">
            <text:p><text:s text:c="3"/>35,3 </text:p>
          </table:table-cell>
          <table:table-cell table:style-name="ce9" office:value-type="float" office:value="31.7141633105618" calcext:value-type="float">
            <text:p><text:s text:c="3"/>31,7 </text:p>
          </table:table-cell>
          <table:table-cell table:style-name="ce9" office:value-type="float" office:value="38.9617635122341" calcext:value-type="float">
            <text:p><text:s text:c="3"/>39,0 </text:p>
          </table:table-cell>
          <table:table-cell table:style-name="ce9" office:value-type="float" office:value="42.9242484207052" calcext:value-type="float">
            <text:p><text:s text:c="3"/>42,9 </text:p>
          </table:table-cell>
          <table:table-cell table:style-name="ce9" office:value-type="float" office:value="39.3848726800717" calcext:value-type="float">
            <text:p><text:s text:c="3"/>39,4 </text:p>
          </table:table-cell>
          <table:table-cell table:style-name="ce9" office:value-type="float" office:value="46.4636241613387" calcext:value-type="float">
            <text:p><text:s text:c="3"/>46,5 </text:p>
          </table:table-cell>
          <table:table-cell table:style-name="ce9" office:value-type="float" office:value="31.5153665104288" calcext:value-type="float">
            <text:p><text:s text:c="3"/>31,5 </text:p>
          </table:table-cell>
          <table:table-cell table:style-name="ce9" office:value-type="float" office:value="27.824301255508" calcext:value-type="float">
            <text:p><text:s text:c="3"/>27,8 </text:p>
          </table:table-cell>
          <table:table-cell table:style-name="ce9" office:value-type="float" office:value="35.2064317653496" calcext:value-type="float">
            <text:p><text:s text:c="3"/>35,2 </text:p>
          </table:table-cell>
          <table:table-cell table:style-name="ce9" office:value-type="float" office:value="13.2724916698016" calcext:value-type="float">
            <text:p><text:s text:c="3"/>13,3 </text:p>
          </table:table-cell>
          <table:table-cell table:style-name="ce9" office:value-type="float" office:value="6.5522737018163" calcext:value-type="float">
            <text:p><text:s text:c="3"/>6,6 </text:p>
          </table:table-cell>
          <table:table-cell table:style-name="ce9" office:value-type="float" office:value="19.9927096377868" calcext:value-type="float">
            <text:p><text:s text:c="3"/>20,0 </text:p>
          </table:table-cell>
          <table:table-cell table:style-name="ce9" office:value-type="float" office:value="34.7162831616631" calcext:value-type="float">
            <text:p><text:s text:c="3"/>34,7 </text:p>
          </table:table-cell>
          <table:table-cell table:style-name="ce9" office:value-type="float" office:value="31.4039517049467" calcext:value-type="float">
            <text:p><text:s text:c="3"/>31,4 </text:p>
          </table:table-cell>
          <table:table-cell table:style-name="ce9" office:value-type="float" office:value="38.0286146183795" calcext:value-type="float">
            <text:p><text:s text:c="3"/>38,0 </text:p>
          </table:table-cell>
          <table:table-cell table:style-name="ce9" office:value-type="float" office:value="41.5344914138776" calcext:value-type="float">
            <text:p><text:s text:c="3"/>41,5 </text:p>
          </table:table-cell>
          <table:table-cell table:style-name="ce9" office:value-type="float" office:value="37.8429691418114" calcext:value-type="float">
            <text:p><text:s text:c="3"/>37,8 </text:p>
          </table:table-cell>
          <table:table-cell table:style-name="ce9" office:value-type="float" office:value="45.2260136859438" calcext:value-type="float">
            <text:p><text:s text:c="3"/>45,2 </text:p>
          </table:table-cell>
          <table:table-cell table:style-name="ce9" office:value-type="float" office:value="29.7260921332906" calcext:value-type="float">
            <text:p><text:s text:c="3"/>29,7 </text:p>
          </table:table-cell>
          <table:table-cell table:style-name="ce9" office:value-type="float" office:value="27.2449850562162" calcext:value-type="float">
            <text:p><text:s text:c="3"/>27,2 </text:p>
          </table:table-cell>
          <table:table-cell table:style-name="ce9" office:value-type="float" office:value="32.2071992103649" calcext:value-type="float">
            <text:p><text:s text:c="3"/>32,2 </text:p>
          </table:table-cell>
          <table:table-cell table:style-name="ce9" office:value-type="float" office:value="15.6021330570621" calcext:value-type="float">
            <text:p><text:s text:c="3"/>15,6 </text:p>
          </table:table-cell>
          <table:table-cell table:style-name="ce9" office:value-type="float" office:value="10.7473868567387" calcext:value-type="float">
            <text:p><text:s text:c="3"/>10,7 </text:p>
          </table:table-cell>
          <table:table-cell table:style-name="ce9" office:value-type="float" office:value="20.4568792573856" calcext:value-type="float">
            <text:p><text:s text:c="3"/>20,5 </text:p>
          </table:table-cell>
          <table:table-cell table:style-name="ce9" office:value-type="float" office:value="52.2529479011801" calcext:value-type="float">
            <text:p><text:s text:c="3"/>52,3 </text:p>
          </table:table-cell>
          <table:table-cell table:style-name="ce9" office:value-type="float" office:value="42.0510066624698" calcext:value-type="float">
            <text:p><text:s text:c="3"/>42,1 </text:p>
          </table:table-cell>
          <table:table-cell table:style-name="ce9" office:value-type="float" office:value="62.4548891398903" calcext:value-type="float">
            <text:p><text:s text:c="3"/>62,5 </text:p>
          </table:table-cell>
          <table:table-cell table:style-name="ce9" office:value-type="float" office:value="43.9477655400308" calcext:value-type="float">
            <text:p><text:s text:c="3"/>43,9 </text:p>
          </table:table-cell>
          <table:table-cell table:style-name="ce9" office:value-type="float" office:value="37.1355195204356" calcext:value-type="float">
            <text:p><text:s text:c="3"/>37,1 </text:p>
          </table:table-cell>
          <table:table-cell table:style-name="ce9" office:value-type="float" office:value="50.760011559626" calcext:value-type="float">
            <text:p><text:s text:c="3"/>50,8 </text:p>
          </table:table-cell>
          <table:table-cell table:style-name="ce9" office:value-type="float" office:value="36.6981931440461" calcext:value-type="float">
            <text:p><text:s text:c="3"/>36,7 </text:p>
          </table:table-cell>
          <table:table-cell table:style-name="ce9" office:value-type="float" office:value="32.0749325428183" calcext:value-type="float">
            <text:p><text:s text:c="3"/>32,1 </text:p>
          </table:table-cell>
          <table:table-cell table:style-name="ce9" office:value-type="float" office:value="41.3214537452739" calcext:value-type="float">
            <text:p><text:s text:c="3"/>41,3 </text:p>
          </table:table-cell>
          <table:table-cell table:style-name="ce9" office:value-type="float" office:value="14.5001341003393" calcext:value-type="float">
            <text:p><text:s text:c="3"/>14,5 </text:p>
          </table:table-cell>
          <table:table-cell table:style-name="ce9" office:value-type="float" office:value="8.88562240185863" calcext:value-type="float">
            <text:p><text:s text:c="3"/>8,9 </text:p>
          </table:table-cell>
          <table:table-cell table:style-name="ce9" office:value-type="float" office:value="20.11464579882" calcext:value-type="float">
            <text:p><text:s text:c="3"/>20,1 </text:p>
          </table:table-cell>
          <table:table-cell table:number-columns-repeated="963"/>
        </table:table-row>
        <table:table-row table:style-name="ro1">
          <table:table-cell office:value-type="string" calcext:value-type="string">
            <text:p>Palmas</text:p>
          </table:table-cell>
          <table:table-cell table:style-name="ce9" office:value-type="float" office:value="32.0336974518384" calcext:value-type="float">
            <text:p><text:s text:c="3"/>32,0 </text:p>
          </table:table-cell>
          <table:table-cell table:style-name="ce9" office:value-type="float" office:value="29.2810233393147" calcext:value-type="float">
            <text:p><text:s text:c="3"/>29,3 </text:p>
          </table:table-cell>
          <table:table-cell table:style-name="ce9" office:value-type="float" office:value="34.7863715643621" calcext:value-type="float">
            <text:p><text:s text:c="3"/>34,8 </text:p>
          </table:table-cell>
          <table:table-cell table:style-name="ce9" office:value-type="float" office:value="34.945795480905" calcext:value-type="float">
            <text:p><text:s text:c="3"/>34,9 </text:p>
          </table:table-cell>
          <table:table-cell table:style-name="ce9" office:value-type="float" office:value="31.7169207136966" calcext:value-type="float">
            <text:p><text:s text:c="3"/>31,7 </text:p>
          </table:table-cell>
          <table:table-cell table:style-name="ce9" office:value-type="float" office:value="38.1746702481133" calcext:value-type="float">
            <text:p><text:s text:c="3"/>38,2 </text:p>
          </table:table-cell>
          <table:table-cell table:style-name="ce9" office:value-type="float" office:value="26.2426341997925" calcext:value-type="float">
            <text:p><text:s text:c="3"/>26,2 </text:p>
          </table:table-cell>
          <table:table-cell table:style-name="ce9" office:value-type="float" office:value="23.587210303363" calcext:value-type="float">
            <text:p><text:s text:c="3"/>23,6 </text:p>
          </table:table-cell>
          <table:table-cell table:style-name="ce9" office:value-type="float" office:value="28.8980580962219" calcext:value-type="float">
            <text:p><text:s text:c="3"/>28,9 </text:p>
          </table:table-cell>
          <table:table-cell table:style-name="ce9" office:value-type="float" office:value="20.0549296246163" calcext:value-type="float">
            <text:p><text:s text:c="3"/>20,1 </text:p>
          </table:table-cell>
          <table:table-cell table:style-name="ce9" office:value-type="float" office:value="15.3112846392471" calcext:value-type="float">
            <text:p><text:s text:c="3"/>15,3 </text:p>
          </table:table-cell>
          <table:table-cell table:style-name="ce9" office:value-type="float" office:value="24.7985746099856" calcext:value-type="float">
            <text:p><text:s text:c="3"/>24,8 </text:p>
          </table:table-cell>
          <table:table-cell table:style-name="ce9" office:value-type="float" office:value="32.061026140959" calcext:value-type="float">
            <text:p><text:s text:c="3"/>32,1 </text:p>
          </table:table-cell>
          <table:table-cell table:style-name="ce9" office:value-type="float" office:value="28.2073505056715" calcext:value-type="float">
            <text:p><text:s text:c="3"/>28,2 </text:p>
          </table:table-cell>
          <table:table-cell table:style-name="ce9" office:value-type="float" office:value="35.9147017762465" calcext:value-type="float">
            <text:p><text:s text:c="3"/>35,9 </text:p>
          </table:table-cell>
          <table:table-cell table:style-name="ce9" office:value-type="float" office:value="34.5699058218549" calcext:value-type="float">
            <text:p><text:s text:c="3"/>34,6 </text:p>
          </table:table-cell>
          <table:table-cell table:style-name="ce9" office:value-type="float" office:value="30.7326155868186" calcext:value-type="float">
            <text:p><text:s text:c="3"/>30,7 </text:p>
          </table:table-cell>
          <table:table-cell table:style-name="ce9" office:value-type="float" office:value="38.4071960568912" calcext:value-type="float">
            <text:p><text:s text:c="3"/>38,4 </text:p>
          </table:table-cell>
          <table:table-cell table:style-name="ce9" office:value-type="float" office:value="28.9783628158383" calcext:value-type="float">
            <text:p><text:s text:c="3"/>29,0 </text:p>
          </table:table-cell>
          <table:table-cell table:style-name="ce9" office:value-type="float" office:value="25.5897528343134" calcext:value-type="float">
            <text:p><text:s text:c="3"/>25,6 </text:p>
          </table:table-cell>
          <table:table-cell table:style-name="ce9" office:value-type="float" office:value="32.3669727973633" calcext:value-type="float">
            <text:p><text:s text:c="3"/>32,4 </text:p>
          </table:table-cell>
          <table:table-cell table:style-name="ce9" office:value-type="float" office:value="19.8077120932294" calcext:value-type="float">
            <text:p><text:s text:c="3"/>19,8 </text:p>
          </table:table-cell>
          <table:table-cell table:style-name="ce9" office:value-type="float" office:value="13.3584177417859" calcext:value-type="float">
            <text:p><text:s text:c="3"/>13,4 </text:p>
          </table:table-cell>
          <table:table-cell table:style-name="ce9" office:value-type="float" office:value="26.2570064446729" calcext:value-type="float">
            <text:p><text:s text:c="3"/>26,3 </text:p>
          </table:table-cell>
          <table:table-cell table:style-name="ce9" office:value-type="float" office:value="32.010679526029" calcext:value-type="float">
            <text:p><text:s text:c="3"/>32,0 </text:p>
          </table:table-cell>
          <table:table-cell table:style-name="ce9" office:value-type="float" office:value="28.2848116141085" calcext:value-type="float">
            <text:p><text:s text:c="3"/>28,3 </text:p>
          </table:table-cell>
          <table:table-cell table:style-name="ce9" office:value-type="float" office:value="35.7365474379496" calcext:value-type="float">
            <text:p><text:s text:c="3"/>35,7 </text:p>
          </table:table-cell>
          <table:table-cell table:style-name="ce9" office:value-type="float" office:value="35.2801541690564" calcext:value-type="float">
            <text:p><text:s text:c="3"/>35,3 </text:p>
          </table:table-cell>
          <table:table-cell table:style-name="ce9" office:value-type="float" office:value="31.3292385537569" calcext:value-type="float">
            <text:p><text:s text:c="3"/>31,3 </text:p>
          </table:table-cell>
          <table:table-cell table:style-name="ce9" office:value-type="float" office:value="39.2310697843558" calcext:value-type="float">
            <text:p><text:s text:c="3"/>39,2 </text:p>
          </table:table-cell>
          <table:table-cell table:style-name="ce9" office:value-type="float" office:value="23.8503621289611" calcext:value-type="float">
            <text:p><text:s text:c="3"/>23,9 </text:p>
          </table:table-cell>
          <table:table-cell table:style-name="ce9" office:value-type="float" office:value="20.3259654004974" calcext:value-type="float">
            <text:p><text:s text:c="3"/>20,3 </text:p>
          </table:table-cell>
          <table:table-cell table:style-name="ce9" office:value-type="float" office:value="27.3747588574248" calcext:value-type="float">
            <text:p><text:s text:c="3"/>27,4 </text:p>
          </table:table-cell>
          <table:table-cell table:style-name="ce9" office:value-type="float" office:value="20.2675454980923" calcext:value-type="float">
            <text:p><text:s text:c="3"/>20,3 </text:p>
          </table:table-cell>
          <table:table-cell table:style-name="ce9" office:value-type="float" office:value="10.8786106116057" calcext:value-type="float">
            <text:p><text:s text:c="3"/>10,9 </text:p>
          </table:table-cell>
          <table:table-cell table:style-name="ce9" office:value-type="float" office:value="29.6564803845789" calcext:value-type="float">
            <text:p><text:s text:c="3"/>29,7 </text:p>
          </table:table-cell>
          <table:table-cell table:style-name="ce9" office:value-type="float" office:value="31.4410118809253" calcext:value-type="float">
            <text:p><text:s text:c="3"/>31,4 </text:p>
          </table:table-cell>
          <table:table-cell table:style-name="ce9" office:value-type="float" office:value="28.3385500294049" calcext:value-type="float">
            <text:p><text:s text:c="3"/>28,3 </text:p>
          </table:table-cell>
          <table:table-cell table:style-name="ce9" office:value-type="float" office:value="34.5434737324457" calcext:value-type="float">
            <text:p><text:s text:c="3"/>34,5 </text:p>
          </table:table-cell>
          <table:table-cell table:style-name="ce9" office:value-type="float" office:value="34.8317789717204" calcext:value-type="float">
            <text:p><text:s text:c="3"/>34,8 </text:p>
          </table:table-cell>
          <table:table-cell table:style-name="ce9" office:value-type="float" office:value="31.2568155138479" calcext:value-type="float">
            <text:p><text:s text:c="3"/>31,3 </text:p>
          </table:table-cell>
          <table:table-cell table:style-name="ce9" office:value-type="float" office:value="38.4067424295929" calcext:value-type="float">
            <text:p><text:s text:c="3"/>38,4 </text:p>
          </table:table-cell>
          <table:table-cell table:style-name="ce9" office:value-type="float" office:value="26.9337822929854" calcext:value-type="float">
            <text:p><text:s text:c="3"/>26,9 </text:p>
          </table:table-cell>
          <table:table-cell table:style-name="ce9" office:value-type="float" office:value="23.8424995755925" calcext:value-type="float">
            <text:p><text:s text:c="3"/>23,8 </text:p>
          </table:table-cell>
          <table:table-cell table:style-name="ce9" office:value-type="float" office:value="30.0250650103783" calcext:value-type="float">
            <text:p><text:s text:c="3"/>30,0 </text:p>
          </table:table-cell>
          <table:table-cell table:style-name="ce9" office:value-type="float" office:value="20.906660595145" calcext:value-type="float">
            <text:p><text:s text:c="3"/>20,9 </text:p>
          </table:table-cell>
          <table:table-cell table:style-name="ce9" office:value-type="float" office:value="15.1374669315398" calcext:value-type="float">
            <text:p><text:s text:c="3"/>15,1 </text:p>
          </table:table-cell>
          <table:table-cell table:style-name="ce9" office:value-type="float" office:value="26.6758542587502" calcext:value-type="float">
            <text:p><text:s text:c="3"/>26,7 </text:p>
          </table:table-cell>
          <table:table-cell table:style-name="ce9" office:value-type="float" office:value="36.0097622101918" calcext:value-type="float">
            <text:p><text:s text:c="3"/>36,0 </text:p>
          </table:table-cell>
          <table:table-cell table:style-name="ce9" office:value-type="float" office:value="31.3942514087393" calcext:value-type="float">
            <text:p><text:s text:c="3"/>31,4 </text:p>
          </table:table-cell>
          <table:table-cell table:style-name="ce9" office:value-type="float" office:value="40.6252730116442" calcext:value-type="float">
            <text:p><text:s text:c="3"/>40,6 </text:p>
          </table:table-cell>
          <table:table-cell table:style-name="ce9" office:value-type="float" office:value="35.7554024740398" calcext:value-type="float">
            <text:p><text:s text:c="3"/>35,8 </text:p>
          </table:table-cell>
          <table:table-cell table:style-name="ce9" office:value-type="float" office:value="29.6773697961456" calcext:value-type="float">
            <text:p><text:s text:c="3"/>29,7 </text:p>
          </table:table-cell>
          <table:table-cell table:style-name="ce9" office:value-type="float" office:value="41.833435151934" calcext:value-type="float">
            <text:p><text:s text:c="3"/>41,8 </text:p>
          </table:table-cell>
          <table:table-cell table:style-name="ce9" office:value-type="float" office:value="23.5918018074675" calcext:value-type="float">
            <text:p><text:s text:c="3"/>23,6 </text:p>
          </table:table-cell>
          <table:table-cell table:style-name="ce9" office:value-type="float" office:value="19.0513104401505" calcext:value-type="float">
            <text:p><text:s text:c="3"/>19,1 </text:p>
          </table:table-cell>
          <table:table-cell table:style-name="ce9" office:value-type="float" office:value="28.1322931747845" calcext:value-type="float">
            <text:p><text:s text:c="3"/>28,1 </text:p>
          </table:table-cell>
          <table:table-cell table:style-name="ce9" office:value-type="float" office:value="16.4413961376427" calcext:value-type="float">
            <text:p><text:s text:c="3"/>16,4 </text:p>
          </table:table-cell>
          <table:table-cell table:style-name="ce9" office:value-type="float" office:value="11.1021251274747" calcext:value-type="float">
            <text:p><text:s text:c="3"/>11,1 </text:p>
          </table:table-cell>
          <table:table-cell table:style-name="ce9" office:value-type="float" office:value="21.7806671478107" calcext:value-type="float">
            <text:p><text:s text:c="3"/>21,8 </text:p>
          </table:table-cell>
          <table:table-cell table:number-columns-repeated="963"/>
        </table:table-row>
        <table:table-row table:style-name="ro1">
          <table:table-cell office:value-type="string" calcext:value-type="string">
            <text:p>São Luís</text:p>
          </table:table-cell>
          <table:table-cell table:style-name="ce9" office:value-type="float" office:value="25.0128614974695" calcext:value-type="float">
            <text:p><text:s text:c="3"/>25,0 </text:p>
          </table:table-cell>
          <table:table-cell table:style-name="ce9" office:value-type="float" office:value="22.8647571471228" calcext:value-type="float">
            <text:p><text:s text:c="3"/>22,9 </text:p>
          </table:table-cell>
          <table:table-cell table:style-name="ce9" office:value-type="float" office:value="27.1609658478162" calcext:value-type="float">
            <text:p><text:s text:c="3"/>27,2 </text:p>
          </table:table-cell>
          <table:table-cell table:style-name="ce9" office:value-type="float" office:value="26.4408113640681" calcext:value-type="float">
            <text:p><text:s text:c="3"/>26,4 </text:p>
          </table:table-cell>
          <table:table-cell table:style-name="ce9" office:value-type="float" office:value="24.4908967936473" calcext:value-type="float">
            <text:p><text:s text:c="3"/>24,5 </text:p>
          </table:table-cell>
          <table:table-cell table:style-name="ce9" office:value-type="float" office:value="28.3907259344889" calcext:value-type="float">
            <text:p><text:s text:c="3"/>28,4 </text:p>
          </table:table-cell>
          <table:table-cell table:style-name="ce9" office:value-type="float" office:value="23.4746374786274" calcext:value-type="float">
            <text:p><text:s text:c="3"/>23,5 </text:p>
          </table:table-cell>
          <table:table-cell table:style-name="ce9" office:value-type="float" office:value="19.7047189343676" calcext:value-type="float">
            <text:p><text:s text:c="3"/>19,7 </text:p>
          </table:table-cell>
          <table:table-cell table:style-name="ce9" office:value-type="float" office:value="27.2445560228872" calcext:value-type="float">
            <text:p><text:s text:c="3"/>27,2 </text:p>
          </table:table-cell>
          <table:table-cell table:style-name="ce9" office:value-type="float" office:value="14.5411243808696" calcext:value-type="float">
            <text:p><text:s text:c="3"/>14,5 </text:p>
          </table:table-cell>
          <table:table-cell table:style-name="ce9" office:value-type="float" office:value="12.4328526591735" calcext:value-type="float">
            <text:p><text:s text:c="3"/>12,4 </text:p>
          </table:table-cell>
          <table:table-cell table:style-name="ce9" office:value-type="float" office:value="16.6493961025657" calcext:value-type="float">
            <text:p><text:s text:c="3"/>16,6 </text:p>
          </table:table-cell>
          <table:table-cell table:style-name="ce9" office:value-type="float" office:value="24.6472487687196" calcext:value-type="float">
            <text:p><text:s text:c="3"/>24,6 </text:p>
          </table:table-cell>
          <table:table-cell table:style-name="ce9" office:value-type="float" office:value="21.7815132762796" calcext:value-type="float">
            <text:p><text:s text:c="3"/>21,8 </text:p>
          </table:table-cell>
          <table:table-cell table:style-name="ce9" office:value-type="float" office:value="27.5129842611597" calcext:value-type="float">
            <text:p><text:s text:c="3"/>27,5 </text:p>
          </table:table-cell>
          <table:table-cell table:style-name="ce9" office:value-type="float" office:value="25.358417743154" calcext:value-type="float">
            <text:p><text:s text:c="3"/>25,4 </text:p>
          </table:table-cell>
          <table:table-cell table:style-name="ce9" office:value-type="float" office:value="23.0047057706743" calcext:value-type="float">
            <text:p><text:s text:c="3"/>23,0 </text:p>
          </table:table-cell>
          <table:table-cell table:style-name="ce9" office:value-type="float" office:value="27.7121297156337" calcext:value-type="float">
            <text:p><text:s text:c="3"/>27,7 </text:p>
          </table:table-cell>
          <table:table-cell table:style-name="ce9" office:value-type="float" office:value="21.4255607360464" calcext:value-type="float">
            <text:p><text:s text:c="3"/>21,4 </text:p>
          </table:table-cell>
          <table:table-cell table:style-name="ce9" office:value-type="float" office:value="18.1028621415454" calcext:value-type="float">
            <text:p><text:s text:c="3"/>18,1 </text:p>
          </table:table-cell>
          <table:table-cell table:style-name="ce9" office:value-type="float" office:value="24.7482593305473" calcext:value-type="float">
            <text:p><text:s text:c="3"/>24,7 </text:p>
          </table:table-cell>
          <table:table-cell table:style-name="ce9" office:value-type="float" office:value="14.0018070030889" calcext:value-type="float">
            <text:p><text:s text:c="3"/>14,0 </text:p>
          </table:table-cell>
          <table:table-cell table:style-name="ce9" office:value-type="float" office:value="9.8451875830156" calcext:value-type="float">
            <text:p><text:s text:c="3"/>9,8 </text:p>
          </table:table-cell>
          <table:table-cell table:style-name="ce9" office:value-type="float" office:value="18.1584264231623" calcext:value-type="float">
            <text:p><text:s text:c="3"/>18,2 </text:p>
          </table:table-cell>
          <table:table-cell table:style-name="ce9" office:value-type="float" office:value="25.3109525550014" calcext:value-type="float">
            <text:p><text:s text:c="3"/>25,3 </text:p>
          </table:table-cell>
          <table:table-cell table:style-name="ce9" office:value-type="float" office:value="22.7756741232399" calcext:value-type="float">
            <text:p><text:s text:c="3"/>22,8 </text:p>
          </table:table-cell>
          <table:table-cell table:style-name="ce9" office:value-type="float" office:value="27.846230986763" calcext:value-type="float">
            <text:p><text:s text:c="3"/>27,8 </text:p>
          </table:table-cell>
          <table:table-cell table:style-name="ce9" office:value-type="float" office:value="27.4119531042309" calcext:value-type="float">
            <text:p><text:s text:c="3"/>27,4 </text:p>
          </table:table-cell>
          <table:table-cell table:style-name="ce9" office:value-type="float" office:value="24.4313476892778" calcext:value-type="float">
            <text:p><text:s text:c="3"/>24,4 </text:p>
          </table:table-cell>
          <table:table-cell table:style-name="ce9" office:value-type="float" office:value="30.3925585191839" calcext:value-type="float">
            <text:p><text:s text:c="3"/>30,4 </text:p>
          </table:table-cell>
          <table:table-cell table:style-name="ce9" office:value-type="float" office:value="25.501834360239" calcext:value-type="float">
            <text:p><text:s text:c="3"/>25,5 </text:p>
          </table:table-cell>
          <table:table-cell table:style-name="ce9" office:value-type="float" office:value="20.6434321719548" calcext:value-type="float">
            <text:p><text:s text:c="3"/>20,6 </text:p>
          </table:table-cell>
          <table:table-cell table:style-name="ce9" office:value-type="float" office:value="30.3602365485233" calcext:value-type="float">
            <text:p><text:s text:c="3"/>30,4 </text:p>
          </table:table-cell>
          <table:table-cell table:style-name="ce9" office:value-type="float" office:value="15.0906322017073" calcext:value-type="float">
            <text:p><text:s text:c="3"/>15,1 </text:p>
          </table:table-cell>
          <table:table-cell table:style-name="ce9" office:value-type="float" office:value="11.5522823687904" calcext:value-type="float">
            <text:p><text:s text:c="3"/>11,6 </text:p>
          </table:table-cell>
          <table:table-cell table:style-name="ce9" office:value-type="float" office:value="18.6289820346242" calcext:value-type="float">
            <text:p><text:s text:c="3"/>18,6 </text:p>
          </table:table-cell>
          <table:table-cell table:style-name="ce9" office:value-type="float" office:value="21.7261003001846" calcext:value-type="float">
            <text:p><text:s text:c="3"/>21,7 </text:p>
          </table:table-cell>
          <table:table-cell table:style-name="ce9" office:value-type="float" office:value="19.4506673644163" calcext:value-type="float">
            <text:p><text:s text:c="3"/>19,5 </text:p>
          </table:table-cell>
          <table:table-cell table:style-name="ce9" office:value-type="float" office:value="24.0015332359529" calcext:value-type="float">
            <text:p><text:s text:c="3"/>24,0 </text:p>
          </table:table-cell>
          <table:table-cell table:style-name="ce9" office:value-type="float" office:value="25.5683880375212" calcext:value-type="float">
            <text:p><text:s text:c="3"/>25,6 </text:p>
          </table:table-cell>
          <table:table-cell table:style-name="ce9" office:value-type="float" office:value="23.4458712456243" calcext:value-type="float">
            <text:p><text:s text:c="3"/>23,4 </text:p>
          </table:table-cell>
          <table:table-cell table:style-name="ce9" office:value-type="float" office:value="27.6909048294182" calcext:value-type="float">
            <text:p><text:s text:c="3"/>27,7 </text:p>
          </table:table-cell>
          <table:table-cell table:style-name="ce9" office:value-type="float" office:value="21.2045543195469" calcext:value-type="float">
            <text:p><text:s text:c="3"/>21,2 </text:p>
          </table:table-cell>
          <table:table-cell table:style-name="ce9" office:value-type="float" office:value="17.9803185008655" calcext:value-type="float">
            <text:p><text:s text:c="3"/>18,0 </text:p>
          </table:table-cell>
          <table:table-cell table:style-name="ce9" office:value-type="float" office:value="24.4287901382283" calcext:value-type="float">
            <text:p><text:s text:c="3"/>24,4 </text:p>
          </table:table-cell>
          <table:table-cell table:style-name="ce9" office:value-type="float" office:value="15.3849348149212" calcext:value-type="float">
            <text:p><text:s text:c="3"/>15,4 </text:p>
          </table:table-cell>
          <table:table-cell table:style-name="ce9" office:value-type="float" office:value="13.0538660065819" calcext:value-type="float">
            <text:p><text:s text:c="3"/>13,1 </text:p>
          </table:table-cell>
          <table:table-cell table:style-name="ce9" office:value-type="float" office:value="17.7160036232604" calcext:value-type="float">
            <text:p><text:s text:c="3"/>17,7 </text:p>
          </table:table-cell>
          <table:table-cell table:style-name="ce9" office:value-type="float" office:value="36.3026811859459" calcext:value-type="float">
            <text:p><text:s text:c="3"/>36,3 </text:p>
          </table:table-cell>
          <table:table-cell table:style-name="ce9" office:value-type="float" office:value="32.0324455594134" calcext:value-type="float">
            <text:p><text:s text:c="3"/>32,0 </text:p>
          </table:table-cell>
          <table:table-cell table:style-name="ce9" office:value-type="float" office:value="40.5729168124785" calcext:value-type="float">
            <text:p><text:s text:c="3"/>40,6 </text:p>
          </table:table-cell>
          <table:table-cell table:style-name="ce9" office:value-type="float" office:value="29.0995030083407" calcext:value-type="float">
            <text:p><text:s text:c="3"/>29,1 </text:p>
          </table:table-cell>
          <table:table-cell table:style-name="ce9" office:value-type="float" office:value="24.728907144979" calcext:value-type="float">
            <text:p><text:s text:c="3"/>24,7 </text:p>
          </table:table-cell>
          <table:table-cell table:style-name="ce9" office:value-type="float" office:value="33.4700988717024" calcext:value-type="float">
            <text:p><text:s text:c="3"/>33,5 </text:p>
          </table:table-cell>
          <table:table-cell table:style-name="ce9" office:value-type="float" office:value="29.0288812802778" calcext:value-type="float">
            <text:p><text:s text:c="3"/>29,0 </text:p>
          </table:table-cell>
          <table:table-cell table:style-name="ce9" office:value-type="float" office:value="19.2350984944844" calcext:value-type="float">
            <text:p><text:s text:c="3"/>19,2 </text:p>
          </table:table-cell>
          <table:table-cell table:style-name="ce9" office:value-type="float" office:value="38.8226640660711" calcext:value-type="float">
            <text:p><text:s text:c="3"/>38,8 </text:p>
          </table:table-cell>
          <table:table-cell table:style-name="ce9" office:value-type="float" office:value="12.4675042918726" calcext:value-type="float">
            <text:p><text:s text:c="3"/>12,5 </text:p>
          </table:table-cell>
          <table:table-cell table:style-name="ce9" office:value-type="float" office:value="8.05560972096588" calcext:value-type="float">
            <text:p><text:s text:c="3"/>8,1 </text:p>
          </table:table-cell>
          <table:table-cell table:style-name="ce9" office:value-type="float" office:value="16.8793988627793" calcext:value-type="float">
            <text:p><text:s text:c="3"/>16,9 </text:p>
          </table:table-cell>
          <table:table-cell table:number-columns-repeated="963"/>
        </table:table-row>
        <table:table-row table:style-name="ro1">
          <table:table-cell office:value-type="string" calcext:value-type="string">
            <text:p>Teresina</text:p>
          </table:table-cell>
          <table:table-cell table:style-name="ce9" office:value-type="float" office:value="26.7331039199095" calcext:value-type="float">
            <text:p><text:s text:c="3"/>26,7 </text:p>
          </table:table-cell>
          <table:table-cell table:style-name="ce9" office:value-type="float" office:value="23.5974151553718" calcext:value-type="float">
            <text:p><text:s text:c="3"/>23,6 </text:p>
          </table:table-cell>
          <table:table-cell table:style-name="ce9" office:value-type="float" office:value="29.8687926844471" calcext:value-type="float">
            <text:p><text:s text:c="3"/>29,9 </text:p>
          </table:table-cell>
          <table:table-cell table:style-name="ce9" office:value-type="float" office:value="27.7912407077284" calcext:value-type="float">
            <text:p><text:s text:c="3"/>27,8 </text:p>
          </table:table-cell>
          <table:table-cell table:style-name="ce9" office:value-type="float" office:value="25.4511200721444" calcext:value-type="float">
            <text:p><text:s text:c="3"/>25,5 </text:p>
          </table:table-cell>
          <table:table-cell table:style-name="ce9" office:value-type="float" office:value="30.1313613433125" calcext:value-type="float">
            <text:p><text:s text:c="3"/>30,1 </text:p>
          </table:table-cell>
          <table:table-cell table:style-name="ce9" office:value-type="float" office:value="20.9660497130825" calcext:value-type="float">
            <text:p><text:s text:c="3"/>21,0 </text:p>
          </table:table-cell>
          <table:table-cell table:style-name="ce9" office:value-type="float" office:value="18.6592448123108" calcext:value-type="float">
            <text:p><text:s text:c="3"/>18,7 </text:p>
          </table:table-cell>
          <table:table-cell table:style-name="ce9" office:value-type="float" office:value="23.2728546138542" calcext:value-type="float">
            <text:p><text:s text:c="3"/>23,3 </text:p>
          </table:table-cell>
          <table:table-cell table:style-name="ce9" office:value-type="float" office:value="12.1778497613595" calcext:value-type="float">
            <text:p><text:s text:c="3"/>12,2 </text:p>
          </table:table-cell>
          <table:table-cell table:style-name="ce9" office:value-type="float" office:value="9.10793252678368" calcext:value-type="float">
            <text:p><text:s text:c="3"/>9,1 </text:p>
          </table:table-cell>
          <table:table-cell table:style-name="ce9" office:value-type="float" office:value="15.2477669959353" calcext:value-type="float">
            <text:p><text:s text:c="3"/>15,2 </text:p>
          </table:table-cell>
          <table:table-cell table:style-name="ce9" office:value-type="float" office:value="26.7877693389" calcext:value-type="float">
            <text:p><text:s text:c="3"/>26,8 </text:p>
          </table:table-cell>
          <table:table-cell table:style-name="ce9" office:value-type="float" office:value="23.2143688640751" calcext:value-type="float">
            <text:p><text:s text:c="3"/>23,2 </text:p>
          </table:table-cell>
          <table:table-cell table:style-name="ce9" office:value-type="float" office:value="30.3611698137249" calcext:value-type="float">
            <text:p><text:s text:c="3"/>30,4 </text:p>
          </table:table-cell>
          <table:table-cell table:style-name="ce9" office:value-type="float" office:value="27.6327544275361" calcext:value-type="float">
            <text:p><text:s text:c="3"/>27,6 </text:p>
          </table:table-cell>
          <table:table-cell table:style-name="ce9" office:value-type="float" office:value="24.5159359670683" calcext:value-type="float">
            <text:p><text:s text:c="3"/>24,5 </text:p>
          </table:table-cell>
          <table:table-cell table:style-name="ce9" office:value-type="float" office:value="30.7495728880039" calcext:value-type="float">
            <text:p><text:s text:c="3"/>30,7 </text:p>
          </table:table-cell>
          <table:table-cell table:style-name="ce9" office:value-type="float" office:value="21.9728632787302" calcext:value-type="float">
            <text:p><text:s text:c="3"/>22,0 </text:p>
          </table:table-cell>
          <table:table-cell table:style-name="ce9" office:value-type="float" office:value="18.8749656854834" calcext:value-type="float">
            <text:p><text:s text:c="3"/>18,9 </text:p>
          </table:table-cell>
          <table:table-cell table:style-name="ce9" office:value-type="float" office:value="25.0707608719769" calcext:value-type="float">
            <text:p><text:s text:c="3"/>25,1 </text:p>
          </table:table-cell>
          <table:table-cell table:style-name="ce9" office:value-type="float" office:value="13.5502130458196" calcext:value-type="float">
            <text:p><text:s text:c="3"/>13,6 </text:p>
          </table:table-cell>
          <table:table-cell table:style-name="ce9" office:value-type="float" office:value="9.2050812145721" calcext:value-type="float">
            <text:p><text:s text:c="3"/>9,2 </text:p>
          </table:table-cell>
          <table:table-cell table:style-name="ce9" office:value-type="float" office:value="17.8953448770671" calcext:value-type="float">
            <text:p><text:s text:c="3"/>17,9 </text:p>
          </table:table-cell>
          <table:table-cell table:style-name="ce9" office:value-type="float" office:value="26.6846326319573" calcext:value-type="float">
            <text:p><text:s text:c="3"/>26,7 </text:p>
          </table:table-cell>
          <table:table-cell table:style-name="ce9" office:value-type="float" office:value="22.3683753383485" calcext:value-type="float">
            <text:p><text:s text:c="3"/>22,4 </text:p>
          </table:table-cell>
          <table:table-cell table:style-name="ce9" office:value-type="float" office:value="31.000889925566" calcext:value-type="float">
            <text:p><text:s text:c="3"/>31,0 </text:p>
          </table:table-cell>
          <table:table-cell table:style-name="ce9" office:value-type="float" office:value="27.93190471311" calcext:value-type="float">
            <text:p><text:s text:c="3"/>27,9 </text:p>
          </table:table-cell>
          <table:table-cell table:style-name="ce9" office:value-type="float" office:value="25.1734215875125" calcext:value-type="float">
            <text:p><text:s text:c="3"/>25,2 </text:p>
          </table:table-cell>
          <table:table-cell table:style-name="ce9" office:value-type="float" office:value="30.6903878387075" calcext:value-type="float">
            <text:p><text:s text:c="3"/>30,7 </text:p>
          </table:table-cell>
          <table:table-cell table:style-name="ce9" office:value-type="float" office:value="20.0699982968658" calcext:value-type="float">
            <text:p><text:s text:c="3"/>20,1 </text:p>
          </table:table-cell>
          <table:table-cell table:style-name="ce9" office:value-type="float" office:value="17.2737701885244" calcext:value-type="float">
            <text:p><text:s text:c="3"/>17,3 </text:p>
          </table:table-cell>
          <table:table-cell table:style-name="ce9" office:value-type="float" office:value="22.8662264052071" calcext:value-type="float">
            <text:p><text:s text:c="3"/>22,9 </text:p>
          </table:table-cell>
          <table:table-cell table:style-name="ce9" office:value-type="float" office:value="10.7086464622079" calcext:value-type="float">
            <text:p><text:s text:c="3"/>10,7 </text:p>
          </table:table-cell>
          <table:table-cell table:style-name="ce9" office:value-type="float" office:value="7.26455647137903" calcext:value-type="float">
            <text:p><text:s text:c="3"/>7,3 </text:p>
          </table:table-cell>
          <table:table-cell table:style-name="ce9" office:value-type="float" office:value="14.1527364530367" calcext:value-type="float">
            <text:p><text:s text:c="3"/>14,2 </text:p>
          </table:table-cell>
          <table:table-cell table:style-name="ce9" office:value-type="float" office:value="23.0747443786866" calcext:value-type="float">
            <text:p><text:s text:c="3"/>23,1 </text:p>
          </table:table-cell>
          <table:table-cell table:style-name="ce9" office:value-type="float" office:value="20.2380039964915" calcext:value-type="float">
            <text:p><text:s text:c="3"/>20,2 </text:p>
          </table:table-cell>
          <table:table-cell table:style-name="ce9" office:value-type="float" office:value="25.9114847608817" calcext:value-type="float">
            <text:p><text:s text:c="3"/>25,9 </text:p>
          </table:table-cell>
          <table:table-cell table:style-name="ce9" office:value-type="float" office:value="25.7932117851913" calcext:value-type="float">
            <text:p><text:s text:c="3"/>25,8 </text:p>
          </table:table-cell>
          <table:table-cell table:style-name="ce9" office:value-type="float" office:value="23.329039995955" calcext:value-type="float">
            <text:p><text:s text:c="3"/>23,3 </text:p>
          </table:table-cell>
          <table:table-cell table:style-name="ce9" office:value-type="float" office:value="28.2573835744276" calcext:value-type="float">
            <text:p><text:s text:c="3"/>28,3 </text:p>
          </table:table-cell>
          <table:table-cell table:style-name="ce9" office:value-type="float" office:value="19.5763714896886" calcext:value-type="float">
            <text:p><text:s text:c="3"/>19,6 </text:p>
          </table:table-cell>
          <table:table-cell table:style-name="ce9" office:value-type="float" office:value="16.6330878908942" calcext:value-type="float">
            <text:p><text:s text:c="3"/>16,6 </text:p>
          </table:table-cell>
          <table:table-cell table:style-name="ce9" office:value-type="float" office:value="22.519655088483" calcext:value-type="float">
            <text:p><text:s text:c="3"/>22,5 </text:p>
          </table:table-cell>
          <table:table-cell table:style-name="ce9" office:value-type="float" office:value="11.7279489961182" calcext:value-type="float">
            <text:p><text:s text:c="3"/>11,7 </text:p>
          </table:table-cell>
          <table:table-cell table:style-name="ce9" office:value-type="float" office:value="7.77849760005909" calcext:value-type="float">
            <text:p><text:s text:c="3"/>7,8 </text:p>
          </table:table-cell>
          <table:table-cell table:style-name="ce9" office:value-type="float" office:value="15.6774003921774" calcext:value-type="float">
            <text:p><text:s text:c="3"/>15,7 </text:p>
          </table:table-cell>
          <table:table-cell table:style-name="ce9" office:value-type="float" office:value="33.9841950343501" calcext:value-type="float">
            <text:p><text:s text:c="3"/>34,0 </text:p>
          </table:table-cell>
          <table:table-cell table:style-name="ce9" office:value-type="float" office:value="27.4108723442538" calcext:value-type="float">
            <text:p><text:s text:c="3"/>27,4 </text:p>
          </table:table-cell>
          <table:table-cell table:style-name="ce9" office:value-type="float" office:value="40.5575177244464" calcext:value-type="float">
            <text:p><text:s text:c="3"/>40,6 </text:p>
          </table:table-cell>
          <table:table-cell table:style-name="ce9" office:value-type="float" office:value="32.3838766374337" calcext:value-type="float">
            <text:p><text:s text:c="3"/>32,4 </text:p>
          </table:table-cell>
          <table:table-cell table:style-name="ce9" office:value-type="float" office:value="28.0046897315119" calcext:value-type="float">
            <text:p><text:s text:c="3"/>28,0 </text:p>
          </table:table-cell>
          <table:table-cell table:style-name="ce9" office:value-type="float" office:value="36.7630635433554" calcext:value-type="float">
            <text:p><text:s text:c="3"/>36,8 </text:p>
          </table:table-cell>
          <table:table-cell table:style-name="ce9" office:value-type="float" office:value="23.7892734400504" calcext:value-type="float">
            <text:p><text:s text:c="3"/>23,8 </text:p>
          </table:table-cell>
          <table:table-cell table:style-name="ce9" office:value-type="float" office:value="20.2634216122259" calcext:value-type="float">
            <text:p><text:s text:c="3"/>20,3 </text:p>
          </table:table-cell>
          <table:table-cell table:style-name="ce9" office:value-type="float" office:value="27.3151252678748" calcext:value-type="float">
            <text:p><text:s text:c="3"/>27,3 </text:p>
          </table:table-cell>
          <table:table-cell table:style-name="ce9" office:value-type="float" office:value="12.9831075512912" calcext:value-type="float">
            <text:p><text:s text:c="3"/>13,0 </text:p>
          </table:table-cell>
          <table:table-cell table:style-name="ce9" office:value-type="float" office:value="8.14668407757235" calcext:value-type="float">
            <text:p><text:s text:c="3"/>8,1 </text:p>
          </table:table-cell>
          <table:table-cell table:style-name="ce9" office:value-type="float" office:value="17.8195310250101" calcext:value-type="float">
            <text:p><text:s text:c="3"/>17,8 </text:p>
          </table:table-cell>
          <table:table-cell table:number-columns-repeated="963"/>
        </table:table-row>
        <table:table-row table:style-name="ro1">
          <table:table-cell office:value-type="string" calcext:value-type="string">
            <text:p>Fortaleza</text:p>
          </table:table-cell>
          <table:table-cell table:style-name="ce9" office:value-type="float" office:value="31.6125631667797" calcext:value-type="float">
            <text:p><text:s text:c="3"/>31,6 </text:p>
          </table:table-cell>
          <table:table-cell table:style-name="ce9" office:value-type="float" office:value="28.6325640483337" calcext:value-type="float">
            <text:p><text:s text:c="3"/>28,6 </text:p>
          </table:table-cell>
          <table:table-cell table:style-name="ce9" office:value-type="float" office:value="34.5925622852257" calcext:value-type="float">
            <text:p><text:s text:c="3"/>34,6 </text:p>
          </table:table-cell>
          <table:table-cell table:style-name="ce9" office:value-type="float" office:value="33.4266541474936" calcext:value-type="float">
            <text:p><text:s text:c="3"/>33,4 </text:p>
          </table:table-cell>
          <table:table-cell table:style-name="ce9" office:value-type="float" office:value="30.7993154446668" calcext:value-type="float">
            <text:p><text:s text:c="3"/>30,8 </text:p>
          </table:table-cell>
          <table:table-cell table:style-name="ce9" office:value-type="float" office:value="36.0539928503204" calcext:value-type="float">
            <text:p><text:s text:c="3"/>36,1 </text:p>
          </table:table-cell>
          <table:table-cell table:style-name="ce9" office:value-type="float" office:value="27.4472543036404" calcext:value-type="float">
            <text:p><text:s text:c="3"/>27,4 </text:p>
          </table:table-cell>
          <table:table-cell table:style-name="ce9" office:value-type="float" office:value="24.7304515413867" calcext:value-type="float">
            <text:p><text:s text:c="3"/>24,7 </text:p>
          </table:table-cell>
          <table:table-cell table:style-name="ce9" office:value-type="float" office:value="30.1640570658941" calcext:value-type="float">
            <text:p><text:s text:c="3"/>30,2 </text:p>
          </table:table-cell>
          <table:table-cell table:style-name="ce9" office:value-type="float" office:value="20.0538865811066" calcext:value-type="float">
            <text:p><text:s text:c="3"/>20,1 </text:p>
          </table:table-cell>
          <table:table-cell table:style-name="ce9" office:value-type="float" office:value="15.9278097892005" calcext:value-type="float">
            <text:p><text:s text:c="3"/>15,9 </text:p>
          </table:table-cell>
          <table:table-cell table:style-name="ce9" office:value-type="float" office:value="24.1799633730127" calcext:value-type="float">
            <text:p><text:s text:c="3"/>24,2 </text:p>
          </table:table-cell>
          <table:table-cell table:style-name="ce9" office:value-type="float" office:value="28.7939193251676" calcext:value-type="float">
            <text:p><text:s text:c="3"/>28,8 </text:p>
          </table:table-cell>
          <table:table-cell table:style-name="ce9" office:value-type="float" office:value="25.3083465552029" calcext:value-type="float">
            <text:p><text:s text:c="3"/>25,3 </text:p>
          </table:table-cell>
          <table:table-cell table:style-name="ce9" office:value-type="float" office:value="32.2794920951323" calcext:value-type="float">
            <text:p><text:s text:c="3"/>32,3 </text:p>
          </table:table-cell>
          <table:table-cell table:style-name="ce9" office:value-type="float" office:value="32.8049206911289" calcext:value-type="float">
            <text:p><text:s text:c="3"/>32,8 </text:p>
          </table:table-cell>
          <table:table-cell table:style-name="ce9" office:value-type="float" office:value="29.7544524739723" calcext:value-type="float">
            <text:p><text:s text:c="3"/>29,8 </text:p>
          </table:table-cell>
          <table:table-cell table:style-name="ce9" office:value-type="float" office:value="35.8553889082854" calcext:value-type="float">
            <text:p><text:s text:c="3"/>35,9 </text:p>
          </table:table-cell>
          <table:table-cell table:style-name="ce9" office:value-type="float" office:value="26.8643554669196" calcext:value-type="float">
            <text:p><text:s text:c="3"/>26,9 </text:p>
          </table:table-cell>
          <table:table-cell table:style-name="ce9" office:value-type="float" office:value="23.0126495316827" calcext:value-type="float">
            <text:p><text:s text:c="3"/>23,0 </text:p>
          </table:table-cell>
          <table:table-cell table:style-name="ce9" office:value-type="float" office:value="30.7160614021565" calcext:value-type="float">
            <text:p><text:s text:c="3"/>30,7 </text:p>
          </table:table-cell>
          <table:table-cell table:style-name="ce9" office:value-type="float" office:value="16.8782752696771" calcext:value-type="float">
            <text:p><text:s text:c="3"/>16,9 </text:p>
          </table:table-cell>
          <table:table-cell table:style-name="ce9" office:value-type="float" office:value="11.9801697400779" calcext:value-type="float">
            <text:p><text:s text:c="3"/>12,0 </text:p>
          </table:table-cell>
          <table:table-cell table:style-name="ce9" office:value-type="float" office:value="21.7763807992762" calcext:value-type="float">
            <text:p><text:s text:c="3"/>21,8 </text:p>
          </table:table-cell>
          <table:table-cell table:style-name="ce9" office:value-type="float" office:value="34.0612365473436" calcext:value-type="float">
            <text:p><text:s text:c="3"/>34,1 </text:p>
          </table:table-cell>
          <table:table-cell table:style-name="ce9" office:value-type="float" office:value="30.5406269510475" calcext:value-type="float">
            <text:p><text:s text:c="3"/>30,5 </text:p>
          </table:table-cell>
          <table:table-cell table:style-name="ce9" office:value-type="float" office:value="37.5818461436398" calcext:value-type="float">
            <text:p><text:s text:c="3"/>37,6 </text:p>
          </table:table-cell>
          <table:table-cell table:style-name="ce9" office:value-type="float" office:value="34.0069123735968" calcext:value-type="float">
            <text:p><text:s text:c="3"/>34,0 </text:p>
          </table:table-cell>
          <table:table-cell table:style-name="ce9" office:value-type="float" office:value="30.7973193213198" calcext:value-type="float">
            <text:p><text:s text:c="3"/>30,8 </text:p>
          </table:table-cell>
          <table:table-cell table:style-name="ce9" office:value-type="float" office:value="37.2165054258738" calcext:value-type="float">
            <text:p><text:s text:c="3"/>37,2 </text:p>
          </table:table-cell>
          <table:table-cell table:style-name="ce9" office:value-type="float" office:value="28.0050674524568" calcext:value-type="float">
            <text:p><text:s text:c="3"/>28,0 </text:p>
          </table:table-cell>
          <table:table-cell table:style-name="ce9" office:value-type="float" office:value="24.0435670464283" calcext:value-type="float">
            <text:p><text:s text:c="3"/>24,0 </text:p>
          </table:table-cell>
          <table:table-cell table:style-name="ce9" office:value-type="float" office:value="31.9665678584852" calcext:value-type="float">
            <text:p><text:s text:c="3"/>32,0 </text:p>
          </table:table-cell>
          <table:table-cell table:style-name="ce9" office:value-type="float" office:value="23.23731500015" calcext:value-type="float">
            <text:p><text:s text:c="3"/>23,2 </text:p>
          </table:table-cell>
          <table:table-cell table:style-name="ce9" office:value-type="float" office:value="14.4702032830013" calcext:value-type="float">
            <text:p><text:s text:c="3"/>14,5 </text:p>
          </table:table-cell>
          <table:table-cell table:style-name="ce9" office:value-type="float" office:value="32.0044267172987" calcext:value-type="float">
            <text:p><text:s text:c="3"/>32,0 </text:p>
          </table:table-cell>
          <table:table-cell table:style-name="ce9" office:value-type="float" office:value="29.6570690661172" calcext:value-type="float">
            <text:p><text:s text:c="3"/>29,7 </text:p>
          </table:table-cell>
          <table:table-cell table:style-name="ce9" office:value-type="float" office:value="25.8254997516931" calcext:value-type="float">
            <text:p><text:s text:c="3"/>25,8 </text:p>
          </table:table-cell>
          <table:table-cell table:style-name="ce9" office:value-type="float" office:value="33.4886383805413" calcext:value-type="float">
            <text:p><text:s text:c="3"/>33,5 </text:p>
          </table:table-cell>
          <table:table-cell table:style-name="ce9" office:value-type="float" office:value="30.8554727253547" calcext:value-type="float">
            <text:p><text:s text:c="3"/>30,9 </text:p>
          </table:table-cell>
          <table:table-cell table:style-name="ce9" office:value-type="float" office:value="27.6863771138757" calcext:value-type="float">
            <text:p><text:s text:c="3"/>27,7 </text:p>
          </table:table-cell>
          <table:table-cell table:style-name="ce9" office:value-type="float" office:value="34.0245683368338" calcext:value-type="float">
            <text:p><text:s text:c="3"/>34,0 </text:p>
          </table:table-cell>
          <table:table-cell table:style-name="ce9" office:value-type="float" office:value="28.8167389874148" calcext:value-type="float">
            <text:p><text:s text:c="3"/>28,8 </text:p>
          </table:table-cell>
          <table:table-cell table:style-name="ce9" office:value-type="float" office:value="25.6311268134046" calcext:value-type="float">
            <text:p><text:s text:c="3"/>25,6 </text:p>
          </table:table-cell>
          <table:table-cell table:style-name="ce9" office:value-type="float" office:value="32.0023511614249" calcext:value-type="float">
            <text:p><text:s text:c="3"/>32,0 </text:p>
          </table:table-cell>
          <table:table-cell table:style-name="ce9" office:value-type="float" office:value="20.8429814432983" calcext:value-type="float">
            <text:p><text:s text:c="3"/>20,8 </text:p>
          </table:table-cell>
          <table:table-cell table:style-name="ce9" office:value-type="float" office:value="15.4865027915272" calcext:value-type="float">
            <text:p><text:s text:c="3"/>15,5 </text:p>
          </table:table-cell>
          <table:table-cell table:style-name="ce9" office:value-type="float" office:value="26.1994600950695" calcext:value-type="float">
            <text:p><text:s text:c="3"/>26,2 </text:p>
          </table:table-cell>
          <table:table-cell table:style-name="ce9" office:value-type="float" office:value="36.2567468066802" calcext:value-type="float">
            <text:p><text:s text:c="3"/>36,3 </text:p>
          </table:table-cell>
          <table:table-cell table:style-name="ce9" office:value-type="float" office:value="31.7516551140167" calcext:value-type="float">
            <text:p><text:s text:c="3"/>31,8 </text:p>
          </table:table-cell>
          <table:table-cell table:style-name="ce9" office:value-type="float" office:value="40.7618384993437" calcext:value-type="float">
            <text:p><text:s text:c="3"/>40,8 </text:p>
          </table:table-cell>
          <table:table-cell table:style-name="ce9" office:value-type="float" office:value="36.8120745000823" calcext:value-type="float">
            <text:p><text:s text:c="3"/>36,8 </text:p>
          </table:table-cell>
          <table:table-cell table:style-name="ce9" office:value-type="float" office:value="32.8831461047283" calcext:value-type="float">
            <text:p><text:s text:c="3"/>32,9 </text:p>
          </table:table-cell>
          <table:table-cell table:style-name="ce9" office:value-type="float" office:value="40.7410028954363" calcext:value-type="float">
            <text:p><text:s text:c="3"/>40,7 </text:p>
          </table:table-cell>
          <table:table-cell table:style-name="ce9" office:value-type="float" office:value="24.6525140167372" calcext:value-type="float">
            <text:p><text:s text:c="3"/>24,7 </text:p>
          </table:table-cell>
          <table:table-cell table:style-name="ce9" office:value-type="float" office:value="19.8979706689976" calcext:value-type="float">
            <text:p><text:s text:c="3"/>19,9 </text:p>
          </table:table-cell>
          <table:table-cell table:style-name="ce9" office:value-type="float" office:value="29.4070573644768" calcext:value-type="float">
            <text:p><text:s text:c="3"/>29,4 </text:p>
          </table:table-cell>
          <table:table-cell table:style-name="ce9" office:value-type="float" office:value="18.6121287424689" calcext:value-type="float">
            <text:p><text:s text:c="3"/>18,6 </text:p>
          </table:table-cell>
          <table:table-cell table:style-name="ce9" office:value-type="float" office:value="12.2796272224003" calcext:value-type="float">
            <text:p><text:s text:c="3"/>12,3 </text:p>
          </table:table-cell>
          <table:table-cell table:style-name="ce9" office:value-type="float" office:value="24.9446302625376" calcext:value-type="float">
            <text:p><text:s text:c="3"/>24,9 </text:p>
          </table:table-cell>
          <table:table-cell table:number-columns-repeated="963"/>
        </table:table-row>
        <table:table-row table:style-name="ro1">
          <table:table-cell office:value-type="string" calcext:value-type="string">
            <text:p>Natal</text:p>
          </table:table-cell>
          <table:table-cell table:style-name="ce9" office:value-type="float" office:value="25.2830382559226" calcext:value-type="float">
            <text:p><text:s text:c="3"/>25,3 </text:p>
          </table:table-cell>
          <table:table-cell table:style-name="ce9" office:value-type="float" office:value="22.79782348492" calcext:value-type="float">
            <text:p><text:s text:c="3"/>22,8 </text:p>
          </table:table-cell>
          <table:table-cell table:style-name="ce9" office:value-type="float" office:value="27.7682530269252" calcext:value-type="float">
            <text:p><text:s text:c="3"/>27,8 </text:p>
          </table:table-cell>
          <table:table-cell table:style-name="ce9" office:value-type="float" office:value="24.0311080145197" calcext:value-type="float">
            <text:p><text:s text:c="3"/>24,0 </text:p>
          </table:table-cell>
          <table:table-cell table:style-name="ce9" office:value-type="float" office:value="21.666697189591" calcext:value-type="float">
            <text:p><text:s text:c="3"/>21,7 </text:p>
          </table:table-cell>
          <table:table-cell table:style-name="ce9" office:value-type="float" office:value="26.3955188394484" calcext:value-type="float">
            <text:p><text:s text:c="3"/>26,4 </text:p>
          </table:table-cell>
          <table:table-cell table:style-name="ce9" office:value-type="float" office:value="18.1619409666141" calcext:value-type="float">
            <text:p><text:s text:c="3"/>18,2 </text:p>
          </table:table-cell>
          <table:table-cell table:style-name="ce9" office:value-type="float" office:value="15.9600624480041" calcext:value-type="float">
            <text:p><text:s text:c="3"/>16,0 </text:p>
          </table:table-cell>
          <table:table-cell table:style-name="ce9" office:value-type="float" office:value="20.3638194852241" calcext:value-type="float">
            <text:p><text:s text:c="3"/>20,4 </text:p>
          </table:table-cell>
          <table:table-cell table:style-name="ce9" office:value-type="float" office:value="12.6204250750863" calcext:value-type="float">
            <text:p><text:s text:c="3"/>12,6 </text:p>
          </table:table-cell>
          <table:table-cell table:style-name="ce9" office:value-type="float" office:value="8.45661640316397" calcext:value-type="float">
            <text:p><text:s text:c="3"/>8,5 </text:p>
          </table:table-cell>
          <table:table-cell table:style-name="ce9" office:value-type="float" office:value="16.7842337470086" calcext:value-type="float">
            <text:p><text:s text:c="3"/>16,8 </text:p>
          </table:table-cell>
          <table:table-cell table:style-name="ce9" office:value-type="float" office:value="25.6546654048792" calcext:value-type="float">
            <text:p><text:s text:c="3"/>25,7 </text:p>
          </table:table-cell>
          <table:table-cell table:style-name="ce9" office:value-type="float" office:value="22.4038307109965" calcext:value-type="float">
            <text:p><text:s text:c="3"/>22,4 </text:p>
          </table:table-cell>
          <table:table-cell table:style-name="ce9" office:value-type="float" office:value="28.9055000987619" calcext:value-type="float">
            <text:p><text:s text:c="3"/>28,9 </text:p>
          </table:table-cell>
          <table:table-cell table:style-name="ce9" office:value-type="float" office:value="24.3048723036017" calcext:value-type="float">
            <text:p><text:s text:c="3"/>24,3 </text:p>
          </table:table-cell>
          <table:table-cell table:style-name="ce9" office:value-type="float" office:value="21.2657536880396" calcext:value-type="float">
            <text:p><text:s text:c="3"/>21,3 </text:p>
          </table:table-cell>
          <table:table-cell table:style-name="ce9" office:value-type="float" office:value="27.3439909191638" calcext:value-type="float">
            <text:p><text:s text:c="3"/>27,3 </text:p>
          </table:table-cell>
          <table:table-cell table:style-name="ce9" office:value-type="float" office:value="18.5811498097082" calcext:value-type="float">
            <text:p><text:s text:c="3"/>18,6 </text:p>
          </table:table-cell>
          <table:table-cell table:style-name="ce9" office:value-type="float" office:value="15.977783316655" calcext:value-type="float">
            <text:p><text:s text:c="3"/>16,0 </text:p>
          </table:table-cell>
          <table:table-cell table:style-name="ce9" office:value-type="float" office:value="21.1845163027614" calcext:value-type="float">
            <text:p><text:s text:c="3"/>21,2 </text:p>
          </table:table-cell>
          <table:table-cell table:style-name="ce9" office:value-type="float" office:value="11.8763921898304" calcext:value-type="float">
            <text:p><text:s text:c="3"/>11,9 </text:p>
          </table:table-cell>
          <table:table-cell table:style-name="ce9" office:value-type="float" office:value="6.55738549054966" calcext:value-type="float">
            <text:p><text:s text:c="3"/>6,6 </text:p>
          </table:table-cell>
          <table:table-cell table:style-name="ce9" office:value-type="float" office:value="17.1953988891111" calcext:value-type="float">
            <text:p><text:s text:c="3"/>17,2 </text:p>
          </table:table-cell>
          <table:table-cell table:style-name="ce9" office:value-type="float" office:value="24.9664364867551" calcext:value-type="float">
            <text:p><text:s text:c="3"/>25,0 </text:p>
          </table:table-cell>
          <table:table-cell table:style-name="ce9" office:value-type="float" office:value="22.0245316693992" calcext:value-type="float">
            <text:p><text:s text:c="3"/>22,0 </text:p>
          </table:table-cell>
          <table:table-cell table:style-name="ce9" office:value-type="float" office:value="27.9083413041111" calcext:value-type="float">
            <text:p><text:s text:c="3"/>27,9 </text:p>
          </table:table-cell>
          <table:table-cell table:style-name="ce9" office:value-type="float" office:value="23.7912860572723" calcext:value-type="float">
            <text:p><text:s text:c="3"/>23,8 </text:p>
          </table:table-cell>
          <table:table-cell table:style-name="ce9" office:value-type="float" office:value="20.8916635946081" calcext:value-type="float">
            <text:p><text:s text:c="3"/>20,9 </text:p>
          </table:table-cell>
          <table:table-cell table:style-name="ce9" office:value-type="float" office:value="26.6909085199366" calcext:value-type="float">
            <text:p><text:s text:c="3"/>26,7 </text:p>
          </table:table-cell>
          <table:table-cell table:style-name="ce9" office:value-type="float" office:value="17.753885597526" calcext:value-type="float">
            <text:p><text:s text:c="3"/>17,8 </text:p>
          </table:table-cell>
          <table:table-cell table:style-name="ce9" office:value-type="float" office:value="14.9261944417792" calcext:value-type="float">
            <text:p><text:s text:c="3"/>14,9 </text:p>
          </table:table-cell>
          <table:table-cell table:style-name="ce9" office:value-type="float" office:value="20.5815767532728" calcext:value-type="float">
            <text:p><text:s text:c="3"/>20,6 </text:p>
          </table:table-cell>
          <table:table-cell table:style-name="ce9" office:value-type="float" office:value="13.4384263080062" calcext:value-type="float">
            <text:p><text:s text:c="3"/>13,4 </text:p>
          </table:table-cell>
          <table:table-cell table:style-name="ce9" office:value-type="float" office:value="8.52605943021599" calcext:value-type="float">
            <text:p><text:s text:c="3"/>8,5 </text:p>
          </table:table-cell>
          <table:table-cell table:style-name="ce9" office:value-type="float" office:value="18.3507931857964" calcext:value-type="float">
            <text:p><text:s text:c="3"/>18,4 </text:p>
          </table:table-cell>
          <table:table-cell table:style-name="ce9" office:value-type="float" office:value="24.5910462256892" calcext:value-type="float">
            <text:p><text:s text:c="3"/>24,6 </text:p>
          </table:table-cell>
          <table:table-cell table:style-name="ce9" office:value-type="float" office:value="21.0814093683881" calcext:value-type="float">
            <text:p><text:s text:c="3"/>21,1 </text:p>
          </table:table-cell>
          <table:table-cell table:style-name="ce9" office:value-type="float" office:value="28.1006830829903" calcext:value-type="float">
            <text:p><text:s text:c="3"/>28,1 </text:p>
          </table:table-cell>
          <table:table-cell table:style-name="ce9" office:value-type="float" office:value="23.00017246634" calcext:value-type="float">
            <text:p><text:s text:c="3"/>23,0 </text:p>
          </table:table-cell>
          <table:table-cell table:style-name="ce9" office:value-type="float" office:value="20.455321335005" calcext:value-type="float">
            <text:p><text:s text:c="3"/>20,5 </text:p>
          </table:table-cell>
          <table:table-cell table:style-name="ce9" office:value-type="float" office:value="25.5450235976751" calcext:value-type="float">
            <text:p><text:s text:c="3"/>25,5 </text:p>
          </table:table-cell>
          <table:table-cell table:style-name="ce9" office:value-type="float" office:value="19.5472839086103" calcext:value-type="float">
            <text:p><text:s text:c="3"/>19,5 </text:p>
          </table:table-cell>
          <table:table-cell table:style-name="ce9" office:value-type="float" office:value="16.8115929739543" calcext:value-type="float">
            <text:p><text:s text:c="3"/>16,8 </text:p>
          </table:table-cell>
          <table:table-cell table:style-name="ce9" office:value-type="float" office:value="22.2829748432662" calcext:value-type="float">
            <text:p><text:s text:c="3"/>22,3 </text:p>
          </table:table-cell>
          <table:table-cell table:style-name="ce9" office:value-type="float" office:value="14.2626353327579" calcext:value-type="float">
            <text:p><text:s text:c="3"/>14,3 </text:p>
          </table:table-cell>
          <table:table-cell table:style-name="ce9" office:value-type="float" office:value="7.94193097477415" calcext:value-type="float">
            <text:p><text:s text:c="3"/>7,9 </text:p>
          </table:table-cell>
          <table:table-cell table:style-name="ce9" office:value-type="float" office:value="20.5833396907416" calcext:value-type="float">
            <text:p><text:s text:c="3"/>20,6 </text:p>
          </table:table-cell>
          <table:table-cell table:style-name="ce9" office:value-type="float" office:value="26.4206655975293" calcext:value-type="float">
            <text:p><text:s text:c="3"/>26,4 </text:p>
          </table:table-cell>
          <table:table-cell table:style-name="ce9" office:value-type="float" office:value="23.2376173721814" calcext:value-type="float">
            <text:p><text:s text:c="3"/>23,2 </text:p>
          </table:table-cell>
          <table:table-cell table:style-name="ce9" office:value-type="float" office:value="29.6037138228773" calcext:value-type="float">
            <text:p><text:s text:c="3"/>29,6 </text:p>
          </table:table-cell>
          <table:table-cell table:style-name="ce9" office:value-type="float" office:value="25.9146061487884" calcext:value-type="float">
            <text:p><text:s text:c="3"/>25,9 </text:p>
          </table:table-cell>
          <table:table-cell table:style-name="ce9" office:value-type="float" office:value="21.2717835498529" calcext:value-type="float">
            <text:p><text:s text:c="3"/>21,3 </text:p>
          </table:table-cell>
          <table:table-cell table:style-name="ce9" office:value-type="float" office:value="30.5574287477239" calcext:value-type="float">
            <text:p><text:s text:c="3"/>30,6 </text:p>
          </table:table-cell>
          <table:table-cell table:style-name="ce9" office:value-type="float" office:value="15.840888268648" calcext:value-type="float">
            <text:p><text:s text:c="3"/>15,8 </text:p>
          </table:table-cell>
          <table:table-cell table:style-name="ce9" office:value-type="float" office:value="12.3266408037638" calcext:value-type="float">
            <text:p><text:s text:c="3"/>12,3 </text:p>
          </table:table-cell>
          <table:table-cell table:style-name="ce9" office:value-type="float" office:value="19.3551357335321" calcext:value-type="float">
            <text:p><text:s text:c="3"/>19,4 </text:p>
          </table:table-cell>
          <table:table-cell table:style-name="ce9" office:value-type="float" office:value="10.0165269256035" calcext:value-type="float">
            <text:p><text:s text:c="3"/>10,0 </text:p>
          </table:table-cell>
          <table:table-cell table:style-name="ce9" office:value-type="float" office:value="6.05024919334538" calcext:value-type="float">
            <text:p><text:s text:c="3"/>6,1 </text:p>
          </table:table-cell>
          <table:table-cell table:style-name="ce9" office:value-type="float" office:value="13.9828046578615" calcext:value-type="float">
            <text:p><text:s text:c="3"/>14,0 </text:p>
          </table:table-cell>
          <table:table-cell table:number-columns-repeated="963"/>
        </table:table-row>
        <table:table-row table:style-name="ro1">
          <table:table-cell office:value-type="string" calcext:value-type="string">
            <text:p>João Pessoa</text:p>
          </table:table-cell>
          <table:table-cell table:style-name="ce9" office:value-type="float" office:value="28.1594194644937" calcext:value-type="float">
            <text:p><text:s text:c="3"/>28,2 </text:p>
          </table:table-cell>
          <table:table-cell table:style-name="ce9" office:value-type="float" office:value="25.5254955002833" calcext:value-type="float">
            <text:p><text:s text:c="3"/>25,5 </text:p>
          </table:table-cell>
          <table:table-cell table:style-name="ce9" office:value-type="float" office:value="30.793343428704" calcext:value-type="float">
            <text:p><text:s text:c="3"/>30,8 </text:p>
          </table:table-cell>
          <table:table-cell table:style-name="ce9" office:value-type="float" office:value="29.245483858257" calcext:value-type="float">
            <text:p><text:s text:c="3"/>29,2 </text:p>
          </table:table-cell>
          <table:table-cell table:style-name="ce9" office:value-type="float" office:value="26.5761636163387" calcext:value-type="float">
            <text:p><text:s text:c="3"/>26,6 </text:p>
          </table:table-cell>
          <table:table-cell table:style-name="ce9" office:value-type="float" office:value="31.9148041001754" calcext:value-type="float">
            <text:p><text:s text:c="3"/>31,9 </text:p>
          </table:table-cell>
          <table:table-cell table:style-name="ce9" office:value-type="float" office:value="22.0309289413388" calcext:value-type="float">
            <text:p><text:s text:c="3"/>22,0 </text:p>
          </table:table-cell>
          <table:table-cell table:style-name="ce9" office:value-type="float" office:value="19.4424910777439" calcext:value-type="float">
            <text:p><text:s text:c="3"/>19,4 </text:p>
          </table:table-cell>
          <table:table-cell table:style-name="ce9" office:value-type="float" office:value="24.6193668049336" calcext:value-type="float">
            <text:p><text:s text:c="3"/>24,6 </text:p>
          </table:table-cell>
          <table:table-cell table:style-name="ce9" office:value-type="float" office:value="12.7720732522962" calcext:value-type="float">
            <text:p><text:s text:c="3"/>12,8 </text:p>
          </table:table-cell>
          <table:table-cell table:style-name="ce9" office:value-type="float" office:value="9.17826786818701" calcext:value-type="float">
            <text:p><text:s text:c="3"/>9,2 </text:p>
          </table:table-cell>
          <table:table-cell table:style-name="ce9" office:value-type="float" office:value="16.3658786364054" calcext:value-type="float">
            <text:p><text:s text:c="3"/>16,4 </text:p>
          </table:table-cell>
          <table:table-cell table:style-name="ce9" office:value-type="float" office:value="28.8130468690706" calcext:value-type="float">
            <text:p><text:s text:c="3"/>28,8 </text:p>
          </table:table-cell>
          <table:table-cell table:style-name="ce9" office:value-type="float" office:value="24.9073299175091" calcext:value-type="float">
            <text:p><text:s text:c="3"/>24,9 </text:p>
          </table:table-cell>
          <table:table-cell table:style-name="ce9" office:value-type="float" office:value="32.7187638206321" calcext:value-type="float">
            <text:p><text:s text:c="3"/>32,7 </text:p>
          </table:table-cell>
          <table:table-cell table:style-name="ce9" office:value-type="float" office:value="28.8999142084601" calcext:value-type="float">
            <text:p><text:s text:c="3"/>28,9 </text:p>
          </table:table-cell>
          <table:table-cell table:style-name="ce9" office:value-type="float" office:value="25.7987052059983" calcext:value-type="float">
            <text:p><text:s text:c="3"/>25,8 </text:p>
          </table:table-cell>
          <table:table-cell table:style-name="ce9" office:value-type="float" office:value="32.001123210922" calcext:value-type="float">
            <text:p><text:s text:c="3"/>32,0 </text:p>
          </table:table-cell>
          <table:table-cell table:style-name="ce9" office:value-type="float" office:value="22.2096911616874" calcext:value-type="float">
            <text:p><text:s text:c="3"/>22,2 </text:p>
          </table:table-cell>
          <table:table-cell table:style-name="ce9" office:value-type="float" office:value="19.0248357394118" calcext:value-type="float">
            <text:p><text:s text:c="3"/>19,0 </text:p>
          </table:table-cell>
          <table:table-cell table:style-name="ce9" office:value-type="float" office:value="25.3945465839629" calcext:value-type="float">
            <text:p><text:s text:c="3"/>25,4 </text:p>
          </table:table-cell>
          <table:table-cell table:style-name="ce9" office:value-type="float" office:value="11.949895504584" calcext:value-type="float">
            <text:p><text:s text:c="3"/>11,9 </text:p>
          </table:table-cell>
          <table:table-cell table:style-name="ce9" office:value-type="float" office:value="6.7694633286498" calcext:value-type="float">
            <text:p><text:s text:c="3"/>6,8 </text:p>
          </table:table-cell>
          <table:table-cell table:style-name="ce9" office:value-type="float" office:value="17.1303276805181" calcext:value-type="float">
            <text:p><text:s text:c="3"/>17,1 </text:p>
          </table:table-cell>
          <table:table-cell table:style-name="ce9" office:value-type="float" office:value="27.6006538636086" calcext:value-type="float">
            <text:p><text:s text:c="3"/>27,6 </text:p>
          </table:table-cell>
          <table:table-cell table:style-name="ce9" office:value-type="float" office:value="24.4854950267742" calcext:value-type="float">
            <text:p><text:s text:c="3"/>24,5 </text:p>
          </table:table-cell>
          <table:table-cell table:style-name="ce9" office:value-type="float" office:value="30.7158127004429" calcext:value-type="float">
            <text:p><text:s text:c="3"/>30,7 </text:p>
          </table:table-cell>
          <table:table-cell table:style-name="ce9" office:value-type="float" office:value="29.5550896158681" calcext:value-type="float">
            <text:p><text:s text:c="3"/>29,6 </text:p>
          </table:table-cell>
          <table:table-cell table:style-name="ce9" office:value-type="float" office:value="26.0332442491289" calcext:value-type="float">
            <text:p><text:s text:c="3"/>26,0 </text:p>
          </table:table-cell>
          <table:table-cell table:style-name="ce9" office:value-type="float" office:value="33.0769349826074" calcext:value-type="float">
            <text:p><text:s text:c="3"/>33,1 </text:p>
          </table:table-cell>
          <table:table-cell table:style-name="ce9" office:value-type="float" office:value="21.8720705964397" calcext:value-type="float">
            <text:p><text:s text:c="3"/>21,9 </text:p>
          </table:table-cell>
          <table:table-cell table:style-name="ce9" office:value-type="float" office:value="18.5962556058614" calcext:value-type="float">
            <text:p><text:s text:c="3"/>18,6 </text:p>
          </table:table-cell>
          <table:table-cell table:style-name="ce9" office:value-type="float" office:value="25.147885587018" calcext:value-type="float">
            <text:p><text:s text:c="3"/>25,1 </text:p>
          </table:table-cell>
          <table:table-cell table:style-name="ce9" office:value-type="float" office:value="13.6304069493513" calcext:value-type="float">
            <text:p><text:s text:c="3"/>13,6 </text:p>
          </table:table-cell>
          <table:table-cell table:style-name="ce9" office:value-type="float" office:value="9.46897927631236" calcext:value-type="float">
            <text:p><text:s text:c="3"/>9,5 </text:p>
          </table:table-cell>
          <table:table-cell table:style-name="ce9" office:value-type="float" office:value="17.7918346223903" calcext:value-type="float">
            <text:p><text:s text:c="3"/>17,8 </text:p>
          </table:table-cell>
          <table:table-cell table:style-name="ce9" office:value-type="float" office:value="26.6435225083049" calcext:value-type="float">
            <text:p><text:s text:c="3"/>26,6 </text:p>
          </table:table-cell>
          <table:table-cell table:style-name="ce9" office:value-type="float" office:value="24.2203046550581" calcext:value-type="float">
            <text:p><text:s text:c="3"/>24,2 </text:p>
          </table:table-cell>
          <table:table-cell table:style-name="ce9" office:value-type="float" office:value="29.0667403615517" calcext:value-type="float">
            <text:p><text:s text:c="3"/>29,1 </text:p>
          </table:table-cell>
          <table:table-cell table:style-name="ce9" office:value-type="float" office:value="28.6484761892816" calcext:value-type="float">
            <text:p><text:s text:c="3"/>28,6 </text:p>
          </table:table-cell>
          <table:table-cell table:style-name="ce9" office:value-type="float" office:value="25.7500095408473" calcext:value-type="float">
            <text:p><text:s text:c="3"/>25,8 </text:p>
          </table:table-cell>
          <table:table-cell table:style-name="ce9" office:value-type="float" office:value="31.5469428377159" calcext:value-type="float">
            <text:p><text:s text:c="3"/>31,5 </text:p>
          </table:table-cell>
          <table:table-cell table:style-name="ce9" office:value-type="float" office:value="22.7341700457491" calcext:value-type="float">
            <text:p><text:s text:c="3"/>22,7 </text:p>
          </table:table-cell>
          <table:table-cell table:style-name="ce9" office:value-type="float" office:value="19.7317354757398" calcext:value-type="float">
            <text:p><text:s text:c="3"/>19,7 </text:p>
          </table:table-cell>
          <table:table-cell table:style-name="ce9" office:value-type="float" office:value="25.7366046157584" calcext:value-type="float">
            <text:p><text:s text:c="3"/>25,7 </text:p>
          </table:table-cell>
          <table:table-cell table:style-name="ce9" office:value-type="float" office:value="12.359186305026" calcext:value-type="float">
            <text:p><text:s text:c="3"/>12,4 </text:p>
          </table:table-cell>
          <table:table-cell table:style-name="ce9" office:value-type="float" office:value="7.00128790035913" calcext:value-type="float">
            <text:p><text:s text:c="3"/>7,0 </text:p>
          </table:table-cell>
          <table:table-cell table:style-name="ce9" office:value-type="float" office:value="17.7170847096928" calcext:value-type="float">
            <text:p><text:s text:c="3"/>17,7 </text:p>
          </table:table-cell>
          <table:table-cell table:style-name="ce9" office:value-type="float" office:value="34.5136060893298" calcext:value-type="float">
            <text:p><text:s text:c="3"/>34,5 </text:p>
          </table:table-cell>
          <table:table-cell table:style-name="ce9" office:value-type="float" office:value="23.859080113956" calcext:value-type="float">
            <text:p><text:s text:c="3"/>23,9 </text:p>
          </table:table-cell>
          <table:table-cell table:style-name="ce9" office:value-type="float" office:value="45.1681320647036" calcext:value-type="float">
            <text:p><text:s text:c="3"/>45,2 </text:p>
          </table:table-cell>
          <table:table-cell table:style-name="ce9" office:value-type="float" office:value="30.5209561734494" calcext:value-type="float">
            <text:p><text:s text:c="3"/>30,5 </text:p>
          </table:table-cell>
          <table:table-cell table:style-name="ce9" office:value-type="float" office:value="24.7694590303489" calcext:value-type="float">
            <text:p><text:s text:c="3"/>24,8 </text:p>
          </table:table-cell>
          <table:table-cell table:style-name="ce9" office:value-type="float" office:value="36.2724533165499" calcext:value-type="float">
            <text:p><text:s text:c="3"/>36,3 </text:p>
          </table:table-cell>
          <table:table-cell table:style-name="ce9" office:value-type="float" office:value="20.9320571271109" calcext:value-type="float">
            <text:p><text:s text:c="3"/>20,9 </text:p>
          </table:table-cell>
          <table:table-cell table:style-name="ce9" office:value-type="float" office:value="16.3029805058398" calcext:value-type="float">
            <text:p><text:s text:c="3"/>16,3 </text:p>
          </table:table-cell>
          <table:table-cell table:style-name="ce9" office:value-type="float" office:value="25.5611337483819" calcext:value-type="float">
            <text:p><text:s text:c="3"/>25,6 </text:p>
          </table:table-cell>
          <table:table-cell table:style-name="ce9" office:value-type="float" office:value="13.4189203402697" calcext:value-type="float">
            <text:p><text:s text:c="3"/>13,4 </text:p>
          </table:table-cell>
          <table:table-cell table:style-name="ce9" office:value-type="float" office:value="9.60336273489189" calcext:value-type="float">
            <text:p><text:s text:c="3"/>9,6 </text:p>
          </table:table-cell>
          <table:table-cell table:style-name="ce9" office:value-type="float" office:value="17.2344779456476" calcext:value-type="float">
            <text:p><text:s text:c="3"/>17,2 </text:p>
          </table:table-cell>
          <table:table-cell table:number-columns-repeated="963"/>
        </table:table-row>
        <table:table-row table:style-name="ro1">
          <table:table-cell office:value-type="string" calcext:value-type="string">
            <text:p>Recife</text:p>
          </table:table-cell>
          <table:table-cell table:style-name="ce9" office:value-type="float" office:value="39.2657773951312" calcext:value-type="float">
            <text:p><text:s text:c="3"/>39,3 </text:p>
          </table:table-cell>
          <table:table-cell table:style-name="ce9" office:value-type="float" office:value="35.9445054664646" calcext:value-type="float">
            <text:p><text:s text:c="3"/>35,9 </text:p>
          </table:table-cell>
          <table:table-cell table:style-name="ce9" office:value-type="float" office:value="42.5870493237979" calcext:value-type="float">
            <text:p><text:s text:c="3"/>42,6 </text:p>
          </table:table-cell>
          <table:table-cell table:style-name="ce9" office:value-type="float" office:value="36.3298344541723" calcext:value-type="float">
            <text:p><text:s text:c="3"/>36,3 </text:p>
          </table:table-cell>
          <table:table-cell table:style-name="ce9" office:value-type="float" office:value="33.7484945421102" calcext:value-type="float">
            <text:p><text:s text:c="3"/>33,7 </text:p>
          </table:table-cell>
          <table:table-cell table:style-name="ce9" office:value-type="float" office:value="38.9111743662343" calcext:value-type="float">
            <text:p><text:s text:c="3"/>38,9 </text:p>
          </table:table-cell>
          <table:table-cell table:style-name="ce9" office:value-type="float" office:value="31.2567779520564" calcext:value-type="float">
            <text:p><text:s text:c="3"/>31,3 </text:p>
          </table:table-cell>
          <table:table-cell table:style-name="ce9" office:value-type="float" office:value="28.1571813018935" calcext:value-type="float">
            <text:p><text:s text:c="3"/>28,2 </text:p>
          </table:table-cell>
          <table:table-cell table:style-name="ce9" office:value-type="float" office:value="34.3563746022193" calcext:value-type="float">
            <text:p><text:s text:c="3"/>34,4 </text:p>
          </table:table-cell>
          <table:table-cell table:style-name="ce9" office:value-type="float" office:value="23.5547088613518" calcext:value-type="float">
            <text:p><text:s text:c="3"/>23,6 </text:p>
          </table:table-cell>
          <table:table-cell table:style-name="ce9" office:value-type="float" office:value="16.7958622247223" calcext:value-type="float">
            <text:p><text:s text:c="3"/>16,8 </text:p>
          </table:table-cell>
          <table:table-cell table:style-name="ce9" office:value-type="float" office:value="30.3135554979813" calcext:value-type="float">
            <text:p><text:s text:c="3"/>30,3 </text:p>
          </table:table-cell>
          <table:table-cell table:style-name="ce9" office:value-type="float" office:value="38.8012201220016" calcext:value-type="float">
            <text:p><text:s text:c="3"/>38,8 </text:p>
          </table:table-cell>
          <table:table-cell table:style-name="ce9" office:value-type="float" office:value="34.8876959057336" calcext:value-type="float">
            <text:p><text:s text:c="3"/>34,9 </text:p>
          </table:table-cell>
          <table:table-cell table:style-name="ce9" office:value-type="float" office:value="42.7147443382695" calcext:value-type="float">
            <text:p><text:s text:c="3"/>42,7 </text:p>
          </table:table-cell>
          <table:table-cell table:style-name="ce9" office:value-type="float" office:value="35.4100269971999" calcext:value-type="float">
            <text:p><text:s text:c="3"/>35,4 </text:p>
          </table:table-cell>
          <table:table-cell table:style-name="ce9" office:value-type="float" office:value="32.7921032500099" calcext:value-type="float">
            <text:p><text:s text:c="3"/>32,8 </text:p>
          </table:table-cell>
          <table:table-cell table:style-name="ce9" office:value-type="float" office:value="38.0279507443899" calcext:value-type="float">
            <text:p><text:s text:c="3"/>38,0 </text:p>
          </table:table-cell>
          <table:table-cell table:style-name="ce9" office:value-type="float" office:value="31.6566183118978" calcext:value-type="float">
            <text:p><text:s text:c="3"/>31,7 </text:p>
          </table:table-cell>
          <table:table-cell table:style-name="ce9" office:value-type="float" office:value="28.1949745950159" calcext:value-type="float">
            <text:p><text:s text:c="3"/>28,2 </text:p>
          </table:table-cell>
          <table:table-cell table:style-name="ce9" office:value-type="float" office:value="35.1182620287796" calcext:value-type="float">
            <text:p><text:s text:c="3"/>35,1 </text:p>
          </table:table-cell>
          <table:table-cell table:style-name="ce9" office:value-type="float" office:value="24.1223817867446" calcext:value-type="float">
            <text:p><text:s text:c="3"/>24,1 </text:p>
          </table:table-cell>
          <table:table-cell table:style-name="ce9" office:value-type="float" office:value="15.8709788079272" calcext:value-type="float">
            <text:p><text:s text:c="3"/>15,9 </text:p>
          </table:table-cell>
          <table:table-cell table:style-name="ce9" office:value-type="float" office:value="32.3737847655619" calcext:value-type="float">
            <text:p><text:s text:c="3"/>32,4 </text:p>
          </table:table-cell>
          <table:table-cell table:style-name="ce9" office:value-type="float" office:value="39.6617189411791" calcext:value-type="float">
            <text:p><text:s text:c="3"/>39,7 </text:p>
          </table:table-cell>
          <table:table-cell table:style-name="ce9" office:value-type="float" office:value="36.1181637155508" calcext:value-type="float">
            <text:p><text:s text:c="3"/>36,1 </text:p>
          </table:table-cell>
          <table:table-cell table:style-name="ce9" office:value-type="float" office:value="43.2052741668075" calcext:value-type="float">
            <text:p><text:s text:c="3"/>43,2 </text:p>
          </table:table-cell>
          <table:table-cell table:style-name="ce9" office:value-type="float" office:value="37.1224883662223" calcext:value-type="float">
            <text:p><text:s text:c="3"/>37,1 </text:p>
          </table:table-cell>
          <table:table-cell table:style-name="ce9" office:value-type="float" office:value="33.7519585964043" calcext:value-type="float">
            <text:p><text:s text:c="3"/>33,8 </text:p>
          </table:table-cell>
          <table:table-cell table:style-name="ce9" office:value-type="float" office:value="40.4930181360404" calcext:value-type="float">
            <text:p><text:s text:c="3"/>40,5 </text:p>
          </table:table-cell>
          <table:table-cell table:style-name="ce9" office:value-type="float" office:value="30.8965818722934" calcext:value-type="float">
            <text:p><text:s text:c="3"/>30,9 </text:p>
          </table:table-cell>
          <table:table-cell table:style-name="ce9" office:value-type="float" office:value="26.8734992823148" calcext:value-type="float">
            <text:p><text:s text:c="3"/>26,9 </text:p>
          </table:table-cell>
          <table:table-cell table:style-name="ce9" office:value-type="float" office:value="34.919664462272" calcext:value-type="float">
            <text:p><text:s text:c="3"/>34,9 </text:p>
          </table:table-cell>
          <table:table-cell table:style-name="ce9" office:value-type="float" office:value="22.9804463603764" calcext:value-type="float">
            <text:p><text:s text:c="3"/>23,0 </text:p>
          </table:table-cell>
          <table:table-cell table:style-name="ce9" office:value-type="float" office:value="14.8876894597559" calcext:value-type="float">
            <text:p><text:s text:c="3"/>14,9 </text:p>
          </table:table-cell>
          <table:table-cell table:style-name="ce9" office:value-type="float" office:value="31.0732032609969" calcext:value-type="float">
            <text:p><text:s text:c="3"/>31,1 </text:p>
          </table:table-cell>
          <table:table-cell table:style-name="ce9" office:value-type="float" office:value="39.2452582405098" calcext:value-type="float">
            <text:p><text:s text:c="3"/>39,2 </text:p>
          </table:table-cell>
          <table:table-cell table:style-name="ce9" office:value-type="float" office:value="35.1317976615222" calcext:value-type="float">
            <text:p><text:s text:c="3"/>35,1 </text:p>
          </table:table-cell>
          <table:table-cell table:style-name="ce9" office:value-type="float" office:value="43.3587188194975" calcext:value-type="float">
            <text:p><text:s text:c="3"/>43,4 </text:p>
          </table:table-cell>
          <table:table-cell table:style-name="ce9" office:value-type="float" office:value="36.8470178687206" calcext:value-type="float">
            <text:p><text:s text:c="3"/>36,8 </text:p>
          </table:table-cell>
          <table:table-cell table:style-name="ce9" office:value-type="float" office:value="34.1060174703917" calcext:value-type="float">
            <text:p><text:s text:c="3"/>34,1 </text:p>
          </table:table-cell>
          <table:table-cell table:style-name="ce9" office:value-type="float" office:value="39.5880182670494" calcext:value-type="float">
            <text:p><text:s text:c="3"/>39,6 </text:p>
          </table:table-cell>
          <table:table-cell table:style-name="ce9" office:value-type="float" office:value="32.6203855147885" calcext:value-type="float">
            <text:p><text:s text:c="3"/>32,6 </text:p>
          </table:table-cell>
          <table:table-cell table:style-name="ce9" office:value-type="float" office:value="28.9043776775132" calcext:value-type="float">
            <text:p><text:s text:c="3"/>28,9 </text:p>
          </table:table-cell>
          <table:table-cell table:style-name="ce9" office:value-type="float" office:value="36.3363933520637" calcext:value-type="float">
            <text:p><text:s text:c="3"/>36,3 </text:p>
          </table:table-cell>
          <table:table-cell table:style-name="ce9" office:value-type="float" office:value="26.4601407263139" calcext:value-type="float">
            <text:p><text:s text:c="3"/>26,5 </text:p>
          </table:table-cell>
          <table:table-cell table:style-name="ce9" office:value-type="float" office:value="16.6986396801595" calcext:value-type="float">
            <text:p><text:s text:c="3"/>16,7 </text:p>
          </table:table-cell>
          <table:table-cell table:style-name="ce9" office:value-type="float" office:value="36.2216417724683" calcext:value-type="float">
            <text:p><text:s text:c="3"/>36,2 </text:p>
          </table:table-cell>
          <table:table-cell table:style-name="ce9" office:value-type="float" office:value="39.3210306806871" calcext:value-type="float">
            <text:p><text:s text:c="3"/>39,3 </text:p>
          </table:table-cell>
          <table:table-cell table:style-name="ce9" office:value-type="float" office:value="34.0542390163962" calcext:value-type="float">
            <text:p><text:s text:c="3"/>34,1 </text:p>
          </table:table-cell>
          <table:table-cell table:style-name="ce9" office:value-type="float" office:value="44.5878223449781" calcext:value-type="float">
            <text:p><text:s text:c="3"/>44,6 </text:p>
          </table:table-cell>
          <table:table-cell table:style-name="ce9" office:value-type="float" office:value="35.308299378321" calcext:value-type="float">
            <text:p><text:s text:c="3"/>35,3 </text:p>
          </table:table-cell>
          <table:table-cell table:style-name="ce9" office:value-type="float" office:value="30.0351171296107" calcext:value-type="float">
            <text:p><text:s text:c="3"/>30,0 </text:p>
          </table:table-cell>
          <table:table-cell table:style-name="ce9" office:value-type="float" office:value="40.5814816270312" calcext:value-type="float">
            <text:p><text:s text:c="3"/>40,6 </text:p>
          </table:table-cell>
          <table:table-cell table:style-name="ce9" office:value-type="float" office:value="28.9362334300177" calcext:value-type="float">
            <text:p><text:s text:c="3"/>28,9 </text:p>
          </table:table-cell>
          <table:table-cell table:style-name="ce9" office:value-type="float" office:value="23.7366540355224" calcext:value-type="float">
            <text:p><text:s text:c="3"/>23,7 </text:p>
          </table:table-cell>
          <table:table-cell table:style-name="ce9" office:value-type="float" office:value="34.135812824513" calcext:value-type="float">
            <text:p><text:s text:c="3"/>34,1 </text:p>
          </table:table-cell>
          <table:table-cell table:style-name="ce9" office:value-type="float" office:value="17.4543609363798" calcext:value-type="float">
            <text:p><text:s text:c="3"/>17,5 </text:p>
          </table:table-cell>
          <table:table-cell table:style-name="ce9" office:value-type="float" office:value="12.4906901975976" calcext:value-type="float">
            <text:p><text:s text:c="3"/>12,5 </text:p>
          </table:table-cell>
          <table:table-cell table:style-name="ce9" office:value-type="float" office:value="22.418031675162" calcext:value-type="float">
            <text:p><text:s text:c="3"/>22,4 </text:p>
          </table:table-cell>
          <table:table-cell table:number-columns-repeated="963"/>
        </table:table-row>
        <table:table-row table:style-name="ro1">
          <table:table-cell office:value-type="string" calcext:value-type="string">
            <text:p>Maceió</text:p>
          </table:table-cell>
          <table:table-cell table:style-name="ce9" office:value-type="float" office:value="31.4601823567339" calcext:value-type="float">
            <text:p><text:s text:c="3"/>31,5 </text:p>
          </table:table-cell>
          <table:table-cell table:style-name="ce9" office:value-type="float" office:value="28.6848246572819" calcext:value-type="float">
            <text:p><text:s text:c="3"/>28,7 </text:p>
          </table:table-cell>
          <table:table-cell table:style-name="ce9" office:value-type="float" office:value="34.2355400561859" calcext:value-type="float">
            <text:p><text:s text:c="3"/>34,2 </text:p>
          </table:table-cell>
          <table:table-cell table:style-name="ce9" office:value-type="float" office:value="32.1293557152494" calcext:value-type="float">
            <text:p><text:s text:c="3"/>32,1 </text:p>
          </table:table-cell>
          <table:table-cell table:style-name="ce9" office:value-type="float" office:value="27.9519525403174" calcext:value-type="float">
            <text:p><text:s text:c="3"/>28,0 </text:p>
          </table:table-cell>
          <table:table-cell table:style-name="ce9" office:value-type="float" office:value="36.3067588901814" calcext:value-type="float">
            <text:p><text:s text:c="3"/>36,3 </text:p>
          </table:table-cell>
          <table:table-cell table:style-name="ce9" office:value-type="float" office:value="28.5244669659249" calcext:value-type="float">
            <text:p><text:s text:c="3"/>28,5 </text:p>
          </table:table-cell>
          <table:table-cell table:style-name="ce9" office:value-type="float" office:value="25.802161308853" calcext:value-type="float">
            <text:p><text:s text:c="3"/>25,8 </text:p>
          </table:table-cell>
          <table:table-cell table:style-name="ce9" office:value-type="float" office:value="31.2467726229968" calcext:value-type="float">
            <text:p><text:s text:c="3"/>31,2 </text:p>
          </table:table-cell>
          <table:table-cell table:style-name="ce9" office:value-type="float" office:value="18.5834916722248" calcext:value-type="float">
            <text:p><text:s text:c="3"/>18,6 </text:p>
          </table:table-cell>
          <table:table-cell table:style-name="ce9" office:value-type="float" office:value="14.4590550600909" calcext:value-type="float">
            <text:p><text:s text:c="3"/>14,5 </text:p>
          </table:table-cell>
          <table:table-cell table:style-name="ce9" office:value-type="float" office:value="22.7079282843587" calcext:value-type="float">
            <text:p><text:s text:c="3"/>22,7 </text:p>
          </table:table-cell>
          <table:table-cell table:style-name="ce9" office:value-type="float" office:value="30.3476715434174" calcext:value-type="float">
            <text:p><text:s text:c="3"/>30,3 </text:p>
          </table:table-cell>
          <table:table-cell table:style-name="ce9" office:value-type="float" office:value="26.3858476593263" calcext:value-type="float">
            <text:p><text:s text:c="3"/>26,4 </text:p>
          </table:table-cell>
          <table:table-cell table:style-name="ce9" office:value-type="float" office:value="34.3094954275085" calcext:value-type="float">
            <text:p><text:s text:c="3"/>34,3 </text:p>
          </table:table-cell>
          <table:table-cell table:style-name="ce9" office:value-type="float" office:value="30.6857689649659" calcext:value-type="float">
            <text:p><text:s text:c="3"/>30,7 </text:p>
          </table:table-cell>
          <table:table-cell table:style-name="ce9" office:value-type="float" office:value="25.9013121618069" calcext:value-type="float">
            <text:p><text:s text:c="3"/>25,9 </text:p>
          </table:table-cell>
          <table:table-cell table:style-name="ce9" office:value-type="float" office:value="35.4702257681249" calcext:value-type="float">
            <text:p><text:s text:c="3"/>35,5 </text:p>
          </table:table-cell>
          <table:table-cell table:style-name="ce9" office:value-type="float" office:value="29.8004520165313" calcext:value-type="float">
            <text:p><text:s text:c="3"/>29,8 </text:p>
          </table:table-cell>
          <table:table-cell table:style-name="ce9" office:value-type="float" office:value="26.5290331692297" calcext:value-type="float">
            <text:p><text:s text:c="3"/>26,5 </text:p>
          </table:table-cell>
          <table:table-cell table:style-name="ce9" office:value-type="float" office:value="33.0718708638328" calcext:value-type="float">
            <text:p><text:s text:c="3"/>33,1 </text:p>
          </table:table-cell>
          <table:table-cell table:style-name="ce9" office:value-type="float" office:value="13.5393786690876" calcext:value-type="float">
            <text:p><text:s text:c="3"/>13,5 </text:p>
          </table:table-cell>
          <table:table-cell table:style-name="ce9" office:value-type="float" office:value="7.41500832695815" calcext:value-type="float">
            <text:p><text:s text:c="3"/>7,4 </text:p>
          </table:table-cell>
          <table:table-cell table:style-name="ce9" office:value-type="float" office:value="19.6637490112171" calcext:value-type="float">
            <text:p><text:s text:c="3"/>19,7 </text:p>
          </table:table-cell>
          <table:table-cell table:style-name="ce9" office:value-type="float" office:value="32.2861593377479" calcext:value-type="float">
            <text:p><text:s text:c="3"/>32,3 </text:p>
          </table:table-cell>
          <table:table-cell table:style-name="ce9" office:value-type="float" office:value="27.7346205117087" calcext:value-type="float">
            <text:p><text:s text:c="3"/>27,7 </text:p>
          </table:table-cell>
          <table:table-cell table:style-name="ce9" office:value-type="float" office:value="36.837698163787" calcext:value-type="float">
            <text:p><text:s text:c="3"/>36,8 </text:p>
          </table:table-cell>
          <table:table-cell table:style-name="ce9" office:value-type="float" office:value="33.3574523976326" calcext:value-type="float">
            <text:p><text:s text:c="3"/>33,4 </text:p>
          </table:table-cell>
          <table:table-cell table:style-name="ce9" office:value-type="float" office:value="28.7313019418947" calcext:value-type="float">
            <text:p><text:s text:c="3"/>28,7 </text:p>
          </table:table-cell>
          <table:table-cell table:style-name="ce9" office:value-type="float" office:value="37.9836028533705" calcext:value-type="float">
            <text:p><text:s text:c="3"/>38,0 </text:p>
          </table:table-cell>
          <table:table-cell table:style-name="ce9" office:value-type="float" office:value="27.3843720524978" calcext:value-type="float">
            <text:p><text:s text:c="3"/>27,4 </text:p>
          </table:table-cell>
          <table:table-cell table:style-name="ce9" office:value-type="float" office:value="23.7090559725169" calcext:value-type="float">
            <text:p><text:s text:c="3"/>23,7 </text:p>
          </table:table-cell>
          <table:table-cell table:style-name="ce9" office:value-type="float" office:value="31.0596881324788" calcext:value-type="float">
            <text:p><text:s text:c="3"/>31,1 </text:p>
          </table:table-cell>
          <table:table-cell table:style-name="ce9" office:value-type="float" office:value="23.3663219118648" calcext:value-type="float">
            <text:p><text:s text:c="3"/>23,4 </text:p>
          </table:table-cell>
          <table:table-cell table:style-name="ce9" office:value-type="float" office:value="18.6914725398072" calcext:value-type="float">
            <text:p><text:s text:c="3"/>18,7 </text:p>
          </table:table-cell>
          <table:table-cell table:style-name="ce9" office:value-type="float" office:value="28.0411712839223" calcext:value-type="float">
            <text:p><text:s text:c="3"/>28,0 </text:p>
          </table:table-cell>
          <table:table-cell table:style-name="ce9" office:value-type="float" office:value="27.2520537881209" calcext:value-type="float">
            <text:p><text:s text:c="3"/>27,3 </text:p>
          </table:table-cell>
          <table:table-cell table:style-name="ce9" office:value-type="float" office:value="24.2087745341883" calcext:value-type="float">
            <text:p><text:s text:c="3"/>24,2 </text:p>
          </table:table-cell>
          <table:table-cell table:style-name="ce9" office:value-type="float" office:value="30.2953330420536" calcext:value-type="float">
            <text:p><text:s text:c="3"/>30,3 </text:p>
          </table:table-cell>
          <table:table-cell table:style-name="ce9" office:value-type="float" office:value="26.109486952038" calcext:value-type="float">
            <text:p><text:s text:c="3"/>26,1 </text:p>
          </table:table-cell>
          <table:table-cell table:style-name="ce9" office:value-type="float" office:value="22.4335242847579" calcext:value-type="float">
            <text:p><text:s text:c="3"/>22,4 </text:p>
          </table:table-cell>
          <table:table-cell table:style-name="ce9" office:value-type="float" office:value="29.7854496193182" calcext:value-type="float">
            <text:p><text:s text:c="3"/>29,8 </text:p>
          </table:table-cell>
          <table:table-cell table:style-name="ce9" office:value-type="float" office:value="26.5590519280547" calcext:value-type="float">
            <text:p><text:s text:c="3"/>26,6 </text:p>
          </table:table-cell>
          <table:table-cell table:style-name="ce9" office:value-type="float" office:value="22.8674597243081" calcext:value-type="float">
            <text:p><text:s text:c="3"/>22,9 </text:p>
          </table:table-cell>
          <table:table-cell table:style-name="ce9" office:value-type="float" office:value="30.2506441318012" calcext:value-type="float">
            <text:p><text:s text:c="3"/>30,3 </text:p>
          </table:table-cell>
          <table:table-cell table:style-name="ce9" office:value-type="float" office:value="16.4071386766565" calcext:value-type="float">
            <text:p><text:s text:c="3"/>16,4 </text:p>
          </table:table-cell>
          <table:table-cell table:style-name="ce9" office:value-type="float" office:value="10.9914457688861" calcext:value-type="float">
            <text:p><text:s text:c="3"/>11,0 </text:p>
          </table:table-cell>
          <table:table-cell table:style-name="ce9" office:value-type="float" office:value="21.8228315844269" calcext:value-type="float">
            <text:p><text:s text:c="3"/>21,8 </text:p>
          </table:table-cell>
          <table:table-cell table:style-name="ce9" office:value-type="float" office:value="42.4593014501206" calcext:value-type="float">
            <text:p><text:s text:c="3"/>42,5 </text:p>
          </table:table-cell>
          <table:table-cell table:style-name="ce9" office:value-type="float" office:value="38.6675126997424" calcext:value-type="float">
            <text:p><text:s text:c="3"/>38,7 </text:p>
          </table:table-cell>
          <table:table-cell table:style-name="ce9" office:value-type="float" office:value="46.2510902004988" calcext:value-type="float">
            <text:p><text:s text:c="3"/>46,3 </text:p>
          </table:table-cell>
          <table:table-cell table:style-name="ce9" office:value-type="float" office:value="42.2538374065827" calcext:value-type="float">
            <text:p><text:s text:c="3"/>42,3 </text:p>
          </table:table-cell>
          <table:table-cell table:style-name="ce9" office:value-type="float" office:value="36.2850076595174" calcext:value-type="float">
            <text:p><text:s text:c="3"/>36,3 </text:p>
          </table:table-cell>
          <table:table-cell table:style-name="ce9" office:value-type="float" office:value="48.2226671536481" calcext:value-type="float">
            <text:p><text:s text:c="3"/>48,2 </text:p>
          </table:table-cell>
          <table:table-cell table:style-name="ce9" office:value-type="float" office:value="30.6284595509146" calcext:value-type="float">
            <text:p><text:s text:c="3"/>30,6 </text:p>
          </table:table-cell>
          <table:table-cell table:style-name="ce9" office:value-type="float" office:value="26.8731517840152" calcext:value-type="float">
            <text:p><text:s text:c="3"/>26,9 </text:p>
          </table:table-cell>
          <table:table-cell table:style-name="ce9" office:value-type="float" office:value="34.383767317814" calcext:value-type="float">
            <text:p><text:s text:c="3"/>34,4 </text:p>
          </table:table-cell>
          <table:table-cell table:style-name="ce9" office:value-type="float" office:value="21.8961584390085" calcext:value-type="float">
            <text:p><text:s text:c="3"/>21,9 </text:p>
          </table:table-cell>
          <table:table-cell table:style-name="ce9" office:value-type="float" office:value="15.3242489865746" calcext:value-type="float">
            <text:p><text:s text:c="3"/>15,3 </text:p>
          </table:table-cell>
          <table:table-cell table:style-name="ce9" office:value-type="float" office:value="28.4680678914425" calcext:value-type="float">
            <text:p><text:s text:c="3"/>28,5 </text:p>
          </table:table-cell>
          <table:table-cell table:number-columns-repeated="963"/>
        </table:table-row>
        <table:table-row table:style-name="ro1">
          <table:table-cell office:value-type="string" calcext:value-type="string">
            <text:p>Aracaju</text:p>
          </table:table-cell>
          <table:table-cell table:style-name="ce9" office:value-type="float" office:value="34.0391655913476" calcext:value-type="float">
            <text:p><text:s text:c="3"/>34,0 </text:p>
          </table:table-cell>
          <table:table-cell table:style-name="ce9" office:value-type="float" office:value="31.3260343839805" calcext:value-type="float">
            <text:p><text:s text:c="3"/>31,3 </text:p>
          </table:table-cell>
          <table:table-cell table:style-name="ce9" office:value-type="float" office:value="36.7522967987148" calcext:value-type="float">
            <text:p><text:s text:c="3"/>36,8 </text:p>
          </table:table-cell>
          <table:table-cell table:style-name="ce9" office:value-type="float" office:value="30.7733497362349" calcext:value-type="float">
            <text:p><text:s text:c="3"/>30,8 </text:p>
          </table:table-cell>
          <table:table-cell table:style-name="ce9" office:value-type="float" office:value="28.3341018492086" calcext:value-type="float">
            <text:p><text:s text:c="3"/>28,3 </text:p>
          </table:table-cell>
          <table:table-cell table:style-name="ce9" office:value-type="float" office:value="33.2125976232612" calcext:value-type="float">
            <text:p><text:s text:c="3"/>33,2 </text:p>
          </table:table-cell>
          <table:table-cell table:style-name="ce9" office:value-type="float" office:value="25.6787654001462" calcext:value-type="float">
            <text:p><text:s text:c="3"/>25,7 </text:p>
          </table:table-cell>
          <table:table-cell table:style-name="ce9" office:value-type="float" office:value="22.6206840917022" calcext:value-type="float">
            <text:p><text:s text:c="3"/>22,6 </text:p>
          </table:table-cell>
          <table:table-cell table:style-name="ce9" office:value-type="float" office:value="28.7368467085902" calcext:value-type="float">
            <text:p><text:s text:c="3"/>28,7 </text:p>
          </table:table-cell>
          <table:table-cell table:style-name="ce9" office:value-type="float" office:value="13.0809746537314" calcext:value-type="float">
            <text:p><text:s text:c="3"/>13,1 </text:p>
          </table:table-cell>
          <table:table-cell table:style-name="ce9" office:value-type="float" office:value="9.90357894490465" calcext:value-type="float">
            <text:p><text:s text:c="3"/>9,9 </text:p>
          </table:table-cell>
          <table:table-cell table:style-name="ce9" office:value-type="float" office:value="16.2583703625582" calcext:value-type="float">
            <text:p><text:s text:c="3"/>16,3 </text:p>
          </table:table-cell>
          <table:table-cell table:style-name="ce9" office:value-type="float" office:value="34.2593266765391" calcext:value-type="float">
            <text:p><text:s text:c="3"/>34,3 </text:p>
          </table:table-cell>
          <table:table-cell table:style-name="ce9" office:value-type="float" office:value="31.1258149836195" calcext:value-type="float">
            <text:p><text:s text:c="3"/>31,1 </text:p>
          </table:table-cell>
          <table:table-cell table:style-name="ce9" office:value-type="float" office:value="37.3928383694586" calcext:value-type="float">
            <text:p><text:s text:c="3"/>37,4 </text:p>
          </table:table-cell>
          <table:table-cell table:style-name="ce9" office:value-type="float" office:value="30.2850635756436" calcext:value-type="float">
            <text:p><text:s text:c="3"/>30,3 </text:p>
          </table:table-cell>
          <table:table-cell table:style-name="ce9" office:value-type="float" office:value="27.1760363916354" calcext:value-type="float">
            <text:p><text:s text:c="3"/>27,2 </text:p>
          </table:table-cell>
          <table:table-cell table:style-name="ce9" office:value-type="float" office:value="33.3940907596518" calcext:value-type="float">
            <text:p><text:s text:c="3"/>33,4 </text:p>
          </table:table-cell>
          <table:table-cell table:style-name="ce9" office:value-type="float" office:value="27.2753028681769" calcext:value-type="float">
            <text:p><text:s text:c="3"/>27,3 </text:p>
          </table:table-cell>
          <table:table-cell table:style-name="ce9" office:value-type="float" office:value="23.6778930963973" calcext:value-type="float">
            <text:p><text:s text:c="3"/>23,7 </text:p>
          </table:table-cell>
          <table:table-cell table:style-name="ce9" office:value-type="float" office:value="30.8727126399566" calcext:value-type="float">
            <text:p><text:s text:c="3"/>30,9 </text:p>
          </table:table-cell>
          <table:table-cell table:style-name="ce9" office:value-type="float" office:value="10.2835065255859" calcext:value-type="float">
            <text:p><text:s text:c="3"/>10,3 </text:p>
          </table:table-cell>
          <table:table-cell table:style-name="ce9" office:value-type="float" office:value="6.27581780144367" calcext:value-type="float">
            <text:p><text:s text:c="3"/>6,3 </text:p>
          </table:table-cell>
          <table:table-cell table:style-name="ce9" office:value-type="float" office:value="14.2911952497282" calcext:value-type="float">
            <text:p><text:s text:c="3"/>14,3 </text:p>
          </table:table-cell>
          <table:table-cell table:style-name="ce9" office:value-type="float" office:value="33.8737393306021" calcext:value-type="float">
            <text:p><text:s text:c="3"/>33,9 </text:p>
          </table:table-cell>
          <table:table-cell table:style-name="ce9" office:value-type="float" office:value="30.2937686296285" calcext:value-type="float">
            <text:p><text:s text:c="3"/>30,3 </text:p>
          </table:table-cell>
          <table:table-cell table:style-name="ce9" office:value-type="float" office:value="37.4537100315756" calcext:value-type="float">
            <text:p><text:s text:c="3"/>37,5 </text:p>
          </table:table-cell>
          <table:table-cell table:style-name="ce9" office:value-type="float" office:value="31.1689472215311" calcext:value-type="float">
            <text:p><text:s text:c="3"/>31,2 </text:p>
          </table:table-cell>
          <table:table-cell table:style-name="ce9" office:value-type="float" office:value="27.8359667097481" calcext:value-type="float">
            <text:p><text:s text:c="3"/>27,8 </text:p>
          </table:table-cell>
          <table:table-cell table:style-name="ce9" office:value-type="float" office:value="34.501927733314" calcext:value-type="float">
            <text:p><text:s text:c="3"/>34,5 </text:p>
          </table:table-cell>
          <table:table-cell table:style-name="ce9" office:value-type="float" office:value="24.2224760840876" calcext:value-type="float">
            <text:p><text:s text:c="3"/>24,2 </text:p>
          </table:table-cell>
          <table:table-cell table:style-name="ce9" office:value-type="float" office:value="20.2805022035529" calcext:value-type="float">
            <text:p><text:s text:c="3"/>20,3 </text:p>
          </table:table-cell>
          <table:table-cell table:style-name="ce9" office:value-type="float" office:value="28.1644499646223" calcext:value-type="float">
            <text:p><text:s text:c="3"/>28,2 </text:p>
          </table:table-cell>
          <table:table-cell table:style-name="ce9" office:value-type="float" office:value="15.9400210007346" calcext:value-type="float">
            <text:p><text:s text:c="3"/>15,9 </text:p>
          </table:table-cell>
          <table:table-cell table:style-name="ce9" office:value-type="float" office:value="11.5895937023619" calcext:value-type="float">
            <text:p><text:s text:c="3"/>11,6 </text:p>
          </table:table-cell>
          <table:table-cell table:style-name="ce9" office:value-type="float" office:value="20.2904482991074" calcext:value-type="float">
            <text:p><text:s text:c="3"/>20,3 </text:p>
          </table:table-cell>
          <table:table-cell table:style-name="ce9" office:value-type="float" office:value="30.7075577879061" calcext:value-type="float">
            <text:p><text:s text:c="3"/>30,7 </text:p>
          </table:table-cell>
          <table:table-cell table:style-name="ce9" office:value-type="float" office:value="27.3652219285566" calcext:value-type="float">
            <text:p><text:s text:c="3"/>27,4 </text:p>
          </table:table-cell>
          <table:table-cell table:style-name="ce9" office:value-type="float" office:value="34.0498936472556" calcext:value-type="float">
            <text:p><text:s text:c="3"/>34,0 </text:p>
          </table:table-cell>
          <table:table-cell table:style-name="ce9" office:value-type="float" office:value="27.955726644983" calcext:value-type="float">
            <text:p><text:s text:c="3"/>28,0 </text:p>
          </table:table-cell>
          <table:table-cell table:style-name="ce9" office:value-type="float" office:value="25.534766637693" calcext:value-type="float">
            <text:p><text:s text:c="3"/>25,5 </text:p>
          </table:table-cell>
          <table:table-cell table:style-name="ce9" office:value-type="float" office:value="30.3766866522731" calcext:value-type="float">
            <text:p><text:s text:c="3"/>30,4 </text:p>
          </table:table-cell>
          <table:table-cell table:style-name="ce9" office:value-type="float" office:value="25.7286338599451" calcext:value-type="float">
            <text:p><text:s text:c="3"/>25,7 </text:p>
          </table:table-cell>
          <table:table-cell table:style-name="ce9" office:value-type="float" office:value="21.8724208363634" calcext:value-type="float">
            <text:p><text:s text:c="3"/>21,9 </text:p>
          </table:table-cell>
          <table:table-cell table:style-name="ce9" office:value-type="float" office:value="29.5848468835267" calcext:value-type="float">
            <text:p><text:s text:c="3"/>29,6 </text:p>
          </table:table-cell>
          <table:table-cell table:style-name="ce9" office:value-type="float" office:value="15.792840441409" calcext:value-type="float">
            <text:p><text:s text:c="3"/>15,8 </text:p>
          </table:table-cell>
          <table:table-cell table:style-name="ce9" office:value-type="float" office:value="9.75683237411759" calcext:value-type="float">
            <text:p><text:s text:c="3"/>9,8 </text:p>
          </table:table-cell>
          <table:table-cell table:style-name="ce9" office:value-type="float" office:value="21.8288485087003" calcext:value-type="float">
            <text:p><text:s text:c="3"/>21,8 </text:p>
          </table:table-cell>
          <table:table-cell table:style-name="ce9" office:value-type="float" office:value="40.5552924645776" calcext:value-type="float">
            <text:p><text:s text:c="3"/>40,6 </text:p>
          </table:table-cell>
          <table:table-cell table:style-name="ce9" office:value-type="float" office:value="36.6683961679696" calcext:value-type="float">
            <text:p><text:s text:c="3"/>36,7 </text:p>
          </table:table-cell>
          <table:table-cell table:style-name="ce9" office:value-type="float" office:value="44.4421887611856" calcext:value-type="float">
            <text:p><text:s text:c="3"/>44,4 </text:p>
          </table:table-cell>
          <table:table-cell table:style-name="ce9" office:value-type="float" office:value="35.1985741575759" calcext:value-type="float">
            <text:p><text:s text:c="3"/>35,2 </text:p>
          </table:table-cell>
          <table:table-cell table:style-name="ce9" office:value-type="float" office:value="30.6877208271611" calcext:value-type="float">
            <text:p><text:s text:c="3"/>30,7 </text:p>
          </table:table-cell>
          <table:table-cell table:style-name="ce9" office:value-type="float" office:value="39.7094274879907" calcext:value-type="float">
            <text:p><text:s text:c="3"/>39,7 </text:p>
          </table:table-cell>
          <table:table-cell table:style-name="ce9" office:value-type="float" office:value="25.6080195388569" calcext:value-type="float">
            <text:p><text:s text:c="3"/>25,6 </text:p>
          </table:table-cell>
          <table:table-cell table:style-name="ce9" office:value-type="float" office:value="20.6349143072468" calcext:value-type="float">
            <text:p><text:s text:c="3"/>20,6 </text:p>
          </table:table-cell>
          <table:table-cell table:style-name="ce9" office:value-type="float" office:value="30.5811247704669" calcext:value-type="float">
            <text:p><text:s text:c="3"/>30,6 </text:p>
          </table:table-cell>
          <table:table-cell table:style-name="ce9" office:value-type="float" office:value="10.2454919439408" calcext:value-type="float">
            <text:p><text:s text:c="3"/>10,2 </text:p>
          </table:table-cell>
          <table:table-cell table:style-name="ce9" office:value-type="float" office:value="8.06678378194038" calcext:value-type="float">
            <text:p><text:s text:c="3"/>8,1 </text:p>
          </table:table-cell>
          <table:table-cell table:style-name="ce9" office:value-type="float" office:value="12.4242001059411" calcext:value-type="float">
            <text:p><text:s text:c="3"/>12,4 </text:p>
          </table:table-cell>
          <table:table-cell table:number-columns-repeated="963"/>
        </table:table-row>
        <table:table-row table:style-name="ro1">
          <table:table-cell office:value-type="string" calcext:value-type="string">
            <text:p>Salvador</text:p>
          </table:table-cell>
          <table:table-cell table:style-name="ce9" office:value-type="float" office:value="31.8359707179176" calcext:value-type="float">
            <text:p><text:s text:c="3"/>31,8 </text:p>
          </table:table-cell>
          <table:table-cell table:style-name="ce9" office:value-type="float" office:value="29.423148521985" calcext:value-type="float">
            <text:p><text:s text:c="3"/>29,4 </text:p>
          </table:table-cell>
          <table:table-cell table:style-name="ce9" office:value-type="float" office:value="34.2487929138503" calcext:value-type="float">
            <text:p><text:s text:c="3"/>34,2 </text:p>
          </table:table-cell>
          <table:table-cell table:style-name="ce9" office:value-type="float" office:value="26.6047097717251" calcext:value-type="float">
            <text:p><text:s text:c="3"/>26,6 </text:p>
          </table:table-cell>
          <table:table-cell table:style-name="ce9" office:value-type="float" office:value="24.1793126288099" calcext:value-type="float">
            <text:p><text:s text:c="3"/>24,2 </text:p>
          </table:table-cell>
          <table:table-cell table:style-name="ce9" office:value-type="float" office:value="29.0301069146403" calcext:value-type="float">
            <text:p><text:s text:c="3"/>29,0 </text:p>
          </table:table-cell>
          <table:table-cell table:style-name="ce9" office:value-type="float" office:value="21.3169897752886" calcext:value-type="float">
            <text:p><text:s text:c="3"/>21,3 </text:p>
          </table:table-cell>
          <table:table-cell table:style-name="ce9" office:value-type="float" office:value="18.4895170134895" calcext:value-type="float">
            <text:p><text:s text:c="3"/>18,5 </text:p>
          </table:table-cell>
          <table:table-cell table:style-name="ce9" office:value-type="float" office:value="24.1444625370876" calcext:value-type="float">
            <text:p><text:s text:c="3"/>24,1 </text:p>
          </table:table-cell>
          <table:table-cell table:style-name="ce9" office:value-type="float" office:value="13.0658954621173" calcext:value-type="float">
            <text:p><text:s text:c="3"/>13,1 </text:p>
          </table:table-cell>
          <table:table-cell table:style-name="ce9" office:value-type="float" office:value="8.99326072275256" calcext:value-type="float">
            <text:p><text:s text:c="3"/>9,0 </text:p>
          </table:table-cell>
          <table:table-cell table:style-name="ce9" office:value-type="float" office:value="17.1385302014821" calcext:value-type="float">
            <text:p><text:s text:c="3"/>17,1 </text:p>
          </table:table-cell>
          <table:table-cell table:style-name="ce9" office:value-type="float" office:value="30.0733590914859" calcext:value-type="float">
            <text:p><text:s text:c="3"/>30,1 </text:p>
          </table:table-cell>
          <table:table-cell table:style-name="ce9" office:value-type="float" office:value="26.7401666533184" calcext:value-type="float">
            <text:p><text:s text:c="3"/>26,7 </text:p>
          </table:table-cell>
          <table:table-cell table:style-name="ce9" office:value-type="float" office:value="33.4065515296533" calcext:value-type="float">
            <text:p><text:s text:c="3"/>33,4 </text:p>
          </table:table-cell>
          <table:table-cell table:style-name="ce9" office:value-type="float" office:value="24.8507033887292" calcext:value-type="float">
            <text:p><text:s text:c="3"/>24,9 </text:p>
          </table:table-cell>
          <table:table-cell table:style-name="ce9" office:value-type="float" office:value="21.4656923395638" calcext:value-type="float">
            <text:p><text:s text:c="3"/>21,5 </text:p>
          </table:table-cell>
          <table:table-cell table:style-name="ce9" office:value-type="float" office:value="28.2357144378946" calcext:value-type="float">
            <text:p><text:s text:c="3"/>28,2 </text:p>
          </table:table-cell>
          <table:table-cell table:style-name="ce9" office:value-type="float" office:value="20.4782469523781" calcext:value-type="float">
            <text:p><text:s text:c="3"/>20,5 </text:p>
          </table:table-cell>
          <table:table-cell table:style-name="ce9" office:value-type="float" office:value="17.4694653772716" calcext:value-type="float">
            <text:p><text:s text:c="3"/>17,5 </text:p>
          </table:table-cell>
          <table:table-cell table:style-name="ce9" office:value-type="float" office:value="23.4870285274846" calcext:value-type="float">
            <text:p><text:s text:c="3"/>23,5 </text:p>
          </table:table-cell>
          <table:table-cell table:style-name="ce9" office:value-type="float" office:value="15.9350518216249" calcext:value-type="float">
            <text:p><text:s text:c="3"/>15,9 </text:p>
          </table:table-cell>
          <table:table-cell table:style-name="ce9" office:value-type="float" office:value="9.88087163440854" calcext:value-type="float">
            <text:p><text:s text:c="3"/>9,9 </text:p>
          </table:table-cell>
          <table:table-cell table:style-name="ce9" office:value-type="float" office:value="21.9892320088413" calcext:value-type="float">
            <text:p><text:s text:c="3"/>22,0 </text:p>
          </table:table-cell>
          <table:table-cell table:style-name="ce9" office:value-type="float" office:value="33.1525850135916" calcext:value-type="float">
            <text:p><text:s text:c="3"/>33,2 </text:p>
          </table:table-cell>
          <table:table-cell table:style-name="ce9" office:value-type="float" office:value="30.3771764909698" calcext:value-type="float">
            <text:p><text:s text:c="3"/>30,4 </text:p>
          </table:table-cell>
          <table:table-cell table:style-name="ce9" office:value-type="float" office:value="35.9279935362134" calcext:value-type="float">
            <text:p><text:s text:c="3"/>35,9 </text:p>
          </table:table-cell>
          <table:table-cell table:style-name="ce9" office:value-type="float" office:value="28.2087042788381" calcext:value-type="float">
            <text:p><text:s text:c="3"/>28,2 </text:p>
          </table:table-cell>
          <table:table-cell table:style-name="ce9" office:value-type="float" office:value="24.5724770860521" calcext:value-type="float">
            <text:p><text:s text:c="3"/>24,6 </text:p>
          </table:table-cell>
          <table:table-cell table:style-name="ce9" office:value-type="float" office:value="31.8449314716242" calcext:value-type="float">
            <text:p><text:s text:c="3"/>31,8 </text:p>
          </table:table-cell>
          <table:table-cell table:style-name="ce9" office:value-type="float" office:value="22.0319557763744" calcext:value-type="float">
            <text:p><text:s text:c="3"/>22,0 </text:p>
          </table:table-cell>
          <table:table-cell table:style-name="ce9" office:value-type="float" office:value="18.0367955327633" calcext:value-type="float">
            <text:p><text:s text:c="3"/>18,0 </text:p>
          </table:table-cell>
          <table:table-cell table:style-name="ce9" office:value-type="float" office:value="26.0271160199855" calcext:value-type="float">
            <text:p><text:s text:c="3"/>26,0 </text:p>
          </table:table-cell>
          <table:table-cell table:style-name="ce9" office:value-type="float" office:value="10.131883078891" calcext:value-type="float">
            <text:p><text:s text:c="3"/>10,1 </text:p>
          </table:table-cell>
          <table:table-cell table:style-name="ce9" office:value-type="float" office:value="6.11837251185094" calcext:value-type="float">
            <text:p><text:s text:c="3"/>6,1 </text:p>
          </table:table-cell>
          <table:table-cell table:style-name="ce9" office:value-type="float" office:value="14.145393645931" calcext:value-type="float">
            <text:p><text:s text:c="3"/>14,1 </text:p>
          </table:table-cell>
          <table:table-cell table:style-name="ce9" office:value-type="float" office:value="31.3947211687995" calcext:value-type="float">
            <text:p><text:s text:c="3"/>31,4 </text:p>
          </table:table-cell>
          <table:table-cell table:style-name="ce9" office:value-type="float" office:value="28.8041792148173" calcext:value-type="float">
            <text:p><text:s text:c="3"/>28,8 </text:p>
          </table:table-cell>
          <table:table-cell table:style-name="ce9" office:value-type="float" office:value="33.9852631227817" calcext:value-type="float">
            <text:p><text:s text:c="3"/>34,0 </text:p>
          </table:table-cell>
          <table:table-cell table:style-name="ce9" office:value-type="float" office:value="27.3502798957126" calcext:value-type="float">
            <text:p><text:s text:c="3"/>27,4 </text:p>
          </table:table-cell>
          <table:table-cell table:style-name="ce9" office:value-type="float" office:value="24.7107407673753" calcext:value-type="float">
            <text:p><text:s text:c="3"/>24,7 </text:p>
          </table:table-cell>
          <table:table-cell table:style-name="ce9" office:value-type="float" office:value="29.9898190240499" calcext:value-type="float">
            <text:p><text:s text:c="3"/>30,0 </text:p>
          </table:table-cell>
          <table:table-cell table:style-name="ce9" office:value-type="float" office:value="22.5697180257499" calcext:value-type="float">
            <text:p><text:s text:c="3"/>22,6 </text:p>
          </table:table-cell>
          <table:table-cell table:style-name="ce9" office:value-type="float" office:value="19.6078830830039" calcext:value-type="float">
            <text:p><text:s text:c="3"/>19,6 </text:p>
          </table:table-cell>
          <table:table-cell table:style-name="ce9" office:value-type="float" office:value="25.5315529684959" calcext:value-type="float">
            <text:p><text:s text:c="3"/>25,5 </text:p>
          </table:table-cell>
          <table:table-cell table:style-name="ce9" office:value-type="float" office:value="14.4245768809303" calcext:value-type="float">
            <text:p><text:s text:c="3"/>14,4 </text:p>
          </table:table-cell>
          <table:table-cell table:style-name="ce9" office:value-type="float" office:value="8.90820885415908" calcext:value-type="float">
            <text:p><text:s text:c="3"/>8,9 </text:p>
          </table:table-cell>
          <table:table-cell table:style-name="ce9" office:value-type="float" office:value="19.9409449077016" calcext:value-type="float">
            <text:p><text:s text:c="3"/>19,9 </text:p>
          </table:table-cell>
          <table:table-cell table:style-name="ce9" office:value-type="float" office:value="34.4295016803614" calcext:value-type="float">
            <text:p><text:s text:c="3"/>34,4 </text:p>
          </table:table-cell>
          <table:table-cell table:style-name="ce9" office:value-type="float" office:value="27.4189568316817" calcext:value-type="float">
            <text:p><text:s text:c="3"/>27,4 </text:p>
          </table:table-cell>
          <table:table-cell table:style-name="ce9" office:value-type="float" office:value="41.440046529041" calcext:value-type="float">
            <text:p><text:s text:c="3"/>41,4 </text:p>
          </table:table-cell>
          <table:table-cell table:style-name="ce9" office:value-type="float" office:value="24.1653354763203" calcext:value-type="float">
            <text:p><text:s text:c="3"/>24,2 </text:p>
          </table:table-cell>
          <table:table-cell table:style-name="ce9" office:value-type="float" office:value="19.2766871819744" calcext:value-type="float">
            <text:p><text:s text:c="3"/>19,3 </text:p>
          </table:table-cell>
          <table:table-cell table:style-name="ce9" office:value-type="float" office:value="29.0539837706663" calcext:value-type="float">
            <text:p><text:s text:c="3"/>29,1 </text:p>
          </table:table-cell>
          <table:table-cell table:style-name="ce9" office:value-type="float" office:value="18.7667667011234" calcext:value-type="float">
            <text:p><text:s text:c="3"/>18,8 </text:p>
          </table:table-cell>
          <table:table-cell table:style-name="ce9" office:value-type="float" office:value="13.6330052814722" calcext:value-type="float">
            <text:p><text:s text:c="3"/>13,6 </text:p>
          </table:table-cell>
          <table:table-cell table:style-name="ce9" office:value-type="float" office:value="23.9005281207747" calcext:value-type="float">
            <text:p><text:s text:c="3"/>23,9 </text:p>
          </table:table-cell>
          <table:table-cell table:style-name="ce9" office:value-type="float" office:value="9.90075013665694" calcext:value-type="float">
            <text:p><text:s text:c="3"/>9,9 </text:p>
          </table:table-cell>
          <table:table-cell table:style-name="ce9" office:value-type="float" office:value="5.50447197633781" calcext:value-type="float">
            <text:p><text:s text:c="3"/>5,5 </text:p>
          </table:table-cell>
          <table:table-cell table:style-name="ce9" office:value-type="float" office:value="14.2970282969761" calcext:value-type="float">
            <text:p><text:s text:c="3"/>14,3 </text:p>
          </table:table-cell>
          <table:table-cell table:number-columns-repeated="963"/>
        </table:table-row>
        <table:table-row table:style-name="ro1">
          <table:table-cell office:value-type="string" calcext:value-type="string">
            <text:p>Belo Horizonte</text:p>
          </table:table-cell>
          <table:table-cell table:style-name="ce9" office:value-type="float" office:value="36.974685410189" calcext:value-type="float">
            <text:p><text:s text:c="3"/>37,0 </text:p>
          </table:table-cell>
          <table:table-cell table:style-name="ce9" office:value-type="float" office:value="34.8544864491928" calcext:value-type="float">
            <text:p><text:s text:c="3"/>34,9 </text:p>
          </table:table-cell>
          <table:table-cell table:style-name="ce9" office:value-type="float" office:value="39.0948843711852" calcext:value-type="float">
            <text:p><text:s text:c="3"/>39,1 </text:p>
          </table:table-cell>
          <table:table-cell table:style-name="ce9" office:value-type="float" office:value="33.2108311408544" calcext:value-type="float">
            <text:p><text:s text:c="3"/>33,2 </text:p>
          </table:table-cell>
          <table:table-cell table:style-name="ce9" office:value-type="float" office:value="30.4986274816208" calcext:value-type="float">
            <text:p><text:s text:c="3"/>30,5 </text:p>
          </table:table-cell>
          <table:table-cell table:style-name="ce9" office:value-type="float" office:value="35.9230348000879" calcext:value-type="float">
            <text:p><text:s text:c="3"/>35,9 </text:p>
          </table:table-cell>
          <table:table-cell table:style-name="ce9" office:value-type="float" office:value="24.9554988319194" calcext:value-type="float">
            <text:p><text:s text:c="3"/>25,0 </text:p>
          </table:table-cell>
          <table:table-cell table:style-name="ce9" office:value-type="float" office:value="22.6520831649806" calcext:value-type="float">
            <text:p><text:s text:c="3"/>22,7 </text:p>
          </table:table-cell>
          <table:table-cell table:style-name="ce9" office:value-type="float" office:value="27.2589144988583" calcext:value-type="float">
            <text:p><text:s text:c="3"/>27,3 </text:p>
          </table:table-cell>
          <table:table-cell table:style-name="ce9" office:value-type="float" office:value="18.6159634892487" calcext:value-type="float">
            <text:p><text:s text:c="3"/>18,6 </text:p>
          </table:table-cell>
          <table:table-cell table:style-name="ce9" office:value-type="float" office:value="13.8670082691018" calcext:value-type="float">
            <text:p><text:s text:c="3"/>13,9 </text:p>
          </table:table-cell>
          <table:table-cell table:style-name="ce9" office:value-type="float" office:value="23.3649187093956" calcext:value-type="float">
            <text:p><text:s text:c="3"/>23,4 </text:p>
          </table:table-cell>
          <table:table-cell table:style-name="ce9" office:value-type="float" office:value="39.2909772082459" calcext:value-type="float">
            <text:p><text:s text:c="3"/>39,3 </text:p>
          </table:table-cell>
          <table:table-cell table:style-name="ce9" office:value-type="float" office:value="36.279291224467" calcext:value-type="float">
            <text:p><text:s text:c="3"/>36,3 </text:p>
          </table:table-cell>
          <table:table-cell table:style-name="ce9" office:value-type="float" office:value="42.3026631920248" calcext:value-type="float">
            <text:p><text:s text:c="3"/>42,3 </text:p>
          </table:table-cell>
          <table:table-cell table:style-name="ce9" office:value-type="float" office:value="33.8002890476861" calcext:value-type="float">
            <text:p><text:s text:c="3"/>33,8 </text:p>
          </table:table-cell>
          <table:table-cell table:style-name="ce9" office:value-type="float" office:value="31.2538723600984" calcext:value-type="float">
            <text:p><text:s text:c="3"/>31,3 </text:p>
          </table:table-cell>
          <table:table-cell table:style-name="ce9" office:value-type="float" office:value="36.3467057352739" calcext:value-type="float">
            <text:p><text:s text:c="3"/>36,3 </text:p>
          </table:table-cell>
          <table:table-cell table:style-name="ce9" office:value-type="float" office:value="27.6738270386128" calcext:value-type="float">
            <text:p><text:s text:c="3"/>27,7 </text:p>
          </table:table-cell>
          <table:table-cell table:style-name="ce9" office:value-type="float" office:value="25.0661494397092" calcext:value-type="float">
            <text:p><text:s text:c="3"/>25,1 </text:p>
          </table:table-cell>
          <table:table-cell table:style-name="ce9" office:value-type="float" office:value="30.2815046375163" calcext:value-type="float">
            <text:p><text:s text:c="3"/>30,3 </text:p>
          </table:table-cell>
          <table:table-cell table:style-name="ce9" office:value-type="float" office:value="19.7122368441523" calcext:value-type="float">
            <text:p><text:s text:c="3"/>19,7 </text:p>
          </table:table-cell>
          <table:table-cell table:style-name="ce9" office:value-type="float" office:value="13.2398844755835" calcext:value-type="float">
            <text:p><text:s text:c="3"/>13,2 </text:p>
          </table:table-cell>
          <table:table-cell table:style-name="ce9" office:value-type="float" office:value="26.1845892127212" calcext:value-type="float">
            <text:p><text:s text:c="3"/>26,2 </text:p>
          </table:table-cell>
          <table:table-cell table:style-name="ce9" office:value-type="float" office:value="34.863868749252" calcext:value-type="float">
            <text:p><text:s text:c="3"/>34,9 </text:p>
          </table:table-cell>
          <table:table-cell table:style-name="ce9" office:value-type="float" office:value="31.7945001389435" calcext:value-type="float">
            <text:p><text:s text:c="3"/>31,8 </text:p>
          </table:table-cell>
          <table:table-cell table:style-name="ce9" office:value-type="float" office:value="37.9332373595604" calcext:value-type="float">
            <text:p><text:s text:c="3"/>37,9 </text:p>
          </table:table-cell>
          <table:table-cell table:style-name="ce9" office:value-type="float" office:value="32.6622435737538" calcext:value-type="float">
            <text:p><text:s text:c="3"/>32,7 </text:p>
          </table:table-cell>
          <table:table-cell table:style-name="ce9" office:value-type="float" office:value="28.7524136071875" calcext:value-type="float">
            <text:p><text:s text:c="3"/>28,8 </text:p>
          </table:table-cell>
          <table:table-cell table:style-name="ce9" office:value-type="float" office:value="36.5720735403201" calcext:value-type="float">
            <text:p><text:s text:c="3"/>36,6 </text:p>
          </table:table-cell>
          <table:table-cell table:style-name="ce9" office:value-type="float" office:value="22.2012619429247" calcext:value-type="float">
            <text:p><text:s text:c="3"/>22,2 </text:p>
          </table:table-cell>
          <table:table-cell table:style-name="ce9" office:value-type="float" office:value="19.3692087910407" calcext:value-type="float">
            <text:p><text:s text:c="3"/>19,4 </text:p>
          </table:table-cell>
          <table:table-cell table:style-name="ce9" office:value-type="float" office:value="25.0333150948086" calcext:value-type="float">
            <text:p><text:s text:c="3"/>25,0 </text:p>
          </table:table-cell>
          <table:table-cell table:style-name="ce9" office:value-type="float" office:value="17.6215776802171" calcext:value-type="float">
            <text:p><text:s text:c="3"/>17,6 </text:p>
          </table:table-cell>
          <table:table-cell table:style-name="ce9" office:value-type="float" office:value="13.0655244419141" calcext:value-type="float">
            <text:p><text:s text:c="3"/>13,1 </text:p>
          </table:table-cell>
          <table:table-cell table:style-name="ce9" office:value-type="float" office:value="22.1776309185201" calcext:value-type="float">
            <text:p><text:s text:c="3"/>22,2 </text:p>
          </table:table-cell>
          <table:table-cell table:style-name="ce9" office:value-type="float" office:value="36.484122544607" calcext:value-type="float">
            <text:p><text:s text:c="3"/>36,5 </text:p>
          </table:table-cell>
          <table:table-cell table:style-name="ce9" office:value-type="float" office:value="34.0484637127535" calcext:value-type="float">
            <text:p><text:s text:c="3"/>34,0 </text:p>
          </table:table-cell>
          <table:table-cell table:style-name="ce9" office:value-type="float" office:value="38.9197813764605" calcext:value-type="float">
            <text:p><text:s text:c="3"/>38,9 </text:p>
          </table:table-cell>
          <table:table-cell table:style-name="ce9" office:value-type="float" office:value="34.5292058088223" calcext:value-type="float">
            <text:p><text:s text:c="3"/>34,5 </text:p>
          </table:table-cell>
          <table:table-cell table:style-name="ce9" office:value-type="float" office:value="31.4262565460415" calcext:value-type="float">
            <text:p><text:s text:c="3"/>31,4 </text:p>
          </table:table-cell>
          <table:table-cell table:style-name="ce9" office:value-type="float" office:value="37.6321550716031" calcext:value-type="float">
            <text:p><text:s text:c="3"/>37,6 </text:p>
          </table:table-cell>
          <table:table-cell table:style-name="ce9" office:value-type="float" office:value="27.2801545658046" calcext:value-type="float">
            <text:p><text:s text:c="3"/>27,3 </text:p>
          </table:table-cell>
          <table:table-cell table:style-name="ce9" office:value-type="float" office:value="25.0323201053947" calcext:value-type="float">
            <text:p><text:s text:c="3"/>25,0 </text:p>
          </table:table-cell>
          <table:table-cell table:style-name="ce9" office:value-type="float" office:value="29.5279890262144" calcext:value-type="float">
            <text:p><text:s text:c="3"/>29,5 </text:p>
          </table:table-cell>
          <table:table-cell table:style-name="ce9" office:value-type="float" office:value="20.2520507060943" calcext:value-type="float">
            <text:p><text:s text:c="3"/>20,3 </text:p>
          </table:table-cell>
          <table:table-cell table:style-name="ce9" office:value-type="float" office:value="14.0570261965412" calcext:value-type="float">
            <text:p><text:s text:c="3"/>14,1 </text:p>
          </table:table-cell>
          <table:table-cell table:style-name="ce9" office:value-type="float" office:value="26.4470752156474" calcext:value-type="float">
            <text:p><text:s text:c="3"/>26,4 </text:p>
          </table:table-cell>
          <table:table-cell table:style-name="ce9" office:value-type="float" office:value="39.1071704688279" calcext:value-type="float">
            <text:p><text:s text:c="3"/>39,1 </text:p>
          </table:table-cell>
          <table:table-cell table:style-name="ce9" office:value-type="float" office:value="34.7402038754193" calcext:value-type="float">
            <text:p><text:s text:c="3"/>34,7 </text:p>
          </table:table-cell>
          <table:table-cell table:style-name="ce9" office:value-type="float" office:value="43.4741370622365" calcext:value-type="float">
            <text:p><text:s text:c="3"/>43,5 </text:p>
          </table:table-cell>
          <table:table-cell table:style-name="ce9" office:value-type="float" office:value="29.0445314672408" calcext:value-type="float">
            <text:p><text:s text:c="3"/>29,0 </text:p>
          </table:table-cell>
          <table:table-cell table:style-name="ce9" office:value-type="float" office:value="24.5602322931465" calcext:value-type="float">
            <text:p><text:s text:c="3"/>24,6 </text:p>
          </table:table-cell>
          <table:table-cell table:style-name="ce9" office:value-type="float" office:value="33.5288306413351" calcext:value-type="float">
            <text:p><text:s text:c="3"/>33,5 </text:p>
          </table:table-cell>
          <table:table-cell table:style-name="ce9" office:value-type="float" office:value="16.5058068194491" calcext:value-type="float">
            <text:p><text:s text:c="3"/>16,5 </text:p>
          </table:table-cell>
          <table:table-cell table:style-name="ce9" office:value-type="float" office:value="12.0463602926154" calcext:value-type="float">
            <text:p><text:s text:c="3"/>12,0 </text:p>
          </table:table-cell>
          <table:table-cell table:style-name="ce9" office:value-type="float" office:value="20.9652533462827" calcext:value-type="float">
            <text:p><text:s text:c="3"/>21,0 </text:p>
          </table:table-cell>
          <table:table-cell table:style-name="ce9" office:value-type="float" office:value="14.2817666020271" calcext:value-type="float">
            <text:p><text:s text:c="3"/>14,3 </text:p>
          </table:table-cell>
          <table:table-cell table:style-name="ce9" office:value-type="float" office:value="8.79736253054998" calcext:value-type="float">
            <text:p><text:s text:c="3"/>8,8 </text:p>
          </table:table-cell>
          <table:table-cell table:style-name="ce9" office:value-type="float" office:value="19.7661706735042" calcext:value-type="float">
            <text:p><text:s text:c="3"/>19,8 </text:p>
          </table:table-cell>
          <table:table-cell table:number-columns-repeated="963"/>
        </table:table-row>
        <table:table-row table:style-name="ro1">
          <table:table-cell office:value-type="string" calcext:value-type="string">
            <text:p>Vitória</text:p>
          </table:table-cell>
          <table:table-cell table:style-name="ce9" office:value-type="float" office:value="36.1854824169049" calcext:value-type="float">
            <text:p><text:s text:c="3"/>36,2 </text:p>
          </table:table-cell>
          <table:table-cell table:style-name="ce9" office:value-type="float" office:value="33.5484655150553" calcext:value-type="float">
            <text:p><text:s text:c="3"/>33,5 </text:p>
          </table:table-cell>
          <table:table-cell table:style-name="ce9" office:value-type="float" office:value="38.8224993187545" calcext:value-type="float">
            <text:p><text:s text:c="3"/>38,8 </text:p>
          </table:table-cell>
          <table:table-cell table:style-name="ce9" office:value-type="float" office:value="31.7366935540855" calcext:value-type="float">
            <text:p><text:s text:c="3"/>31,7 </text:p>
          </table:table-cell>
          <table:table-cell table:style-name="ce9" office:value-type="float" office:value="28.9829660914958" calcext:value-type="float">
            <text:p><text:s text:c="3"/>29,0 </text:p>
          </table:table-cell>
          <table:table-cell table:style-name="ce9" office:value-type="float" office:value="34.4904210166751" calcext:value-type="float">
            <text:p><text:s text:c="3"/>34,5 </text:p>
          </table:table-cell>
          <table:table-cell table:style-name="ce9" office:value-type="float" office:value="19.707487130086" calcext:value-type="float">
            <text:p><text:s text:c="3"/>19,7 </text:p>
          </table:table-cell>
          <table:table-cell table:style-name="ce9" office:value-type="float" office:value="17.305984775113" calcext:value-type="float">
            <text:p><text:s text:c="3"/>17,3 </text:p>
          </table:table-cell>
          <table:table-cell table:style-name="ce9" office:value-type="float" office:value="22.108989485059" calcext:value-type="float">
            <text:p><text:s text:c="3"/>22,1 </text:p>
          </table:table-cell>
          <table:table-cell table:style-name="ce9" office:value-type="float" office:value="14.5215636841703" calcext:value-type="float">
            <text:p><text:s text:c="3"/>14,5 </text:p>
          </table:table-cell>
          <table:table-cell table:style-name="ce9" office:value-type="float" office:value="9.41041999294927" calcext:value-type="float">
            <text:p><text:s text:c="3"/>9,4 </text:p>
          </table:table-cell>
          <table:table-cell table:style-name="ce9" office:value-type="float" office:value="19.6327073753913" calcext:value-type="float">
            <text:p><text:s text:c="3"/>19,6 </text:p>
          </table:table-cell>
          <table:table-cell table:style-name="ce9" office:value-type="float" office:value="38.3000888523026" calcext:value-type="float">
            <text:p><text:s text:c="3"/>38,3 </text:p>
          </table:table-cell>
          <table:table-cell table:style-name="ce9" office:value-type="float" office:value="35.1080788977638" calcext:value-type="float">
            <text:p><text:s text:c="3"/>35,1 </text:p>
          </table:table-cell>
          <table:table-cell table:style-name="ce9" office:value-type="float" office:value="41.4920988068414" calcext:value-type="float">
            <text:p><text:s text:c="3"/>41,5 </text:p>
          </table:table-cell>
          <table:table-cell table:style-name="ce9" office:value-type="float" office:value="31.948526118456" calcext:value-type="float">
            <text:p><text:s text:c="3"/>31,9 </text:p>
          </table:table-cell>
          <table:table-cell table:style-name="ce9" office:value-type="float" office:value="28.5143609629979" calcext:value-type="float">
            <text:p><text:s text:c="3"/>28,5 </text:p>
          </table:table-cell>
          <table:table-cell table:style-name="ce9" office:value-type="float" office:value="35.3826912739141" calcext:value-type="float">
            <text:p><text:s text:c="3"/>35,4 </text:p>
          </table:table-cell>
          <table:table-cell table:style-name="ce9" office:value-type="float" office:value="20.4172575759205" calcext:value-type="float">
            <text:p><text:s text:c="3"/>20,4 </text:p>
          </table:table-cell>
          <table:table-cell table:style-name="ce9" office:value-type="float" office:value="17.4501004937443" calcext:value-type="float">
            <text:p><text:s text:c="3"/>17,5 </text:p>
          </table:table-cell>
          <table:table-cell table:style-name="ce9" office:value-type="float" office:value="23.3844146580968" calcext:value-type="float">
            <text:p><text:s text:c="3"/>23,4 </text:p>
          </table:table-cell>
          <table:table-cell table:style-name="ce9" office:value-type="float" office:value="15.279746302311" calcext:value-type="float">
            <text:p><text:s text:c="3"/>15,3 </text:p>
          </table:table-cell>
          <table:table-cell table:style-name="ce9" office:value-type="float" office:value="8.98443930384123" calcext:value-type="float">
            <text:p><text:s text:c="3"/>9,0 </text:p>
          </table:table-cell>
          <table:table-cell table:style-name="ce9" office:value-type="float" office:value="21.5750533007808" calcext:value-type="float">
            <text:p><text:s text:c="3"/>21,6 </text:p>
          </table:table-cell>
          <table:table-cell table:style-name="ce9" office:value-type="float" office:value="34.181464164648" calcext:value-type="float">
            <text:p><text:s text:c="3"/>34,2 </text:p>
          </table:table-cell>
          <table:table-cell table:style-name="ce9" office:value-type="float" office:value="30.2997646111503" calcext:value-type="float">
            <text:p><text:s text:c="3"/>30,3 </text:p>
          </table:table-cell>
          <table:table-cell table:style-name="ce9" office:value-type="float" office:value="38.0631637181457" calcext:value-type="float">
            <text:p><text:s text:c="3"/>38,1 </text:p>
          </table:table-cell>
          <table:table-cell table:style-name="ce9" office:value-type="float" office:value="31.5103585415005" calcext:value-type="float">
            <text:p><text:s text:c="3"/>31,5 </text:p>
          </table:table-cell>
          <table:table-cell table:style-name="ce9" office:value-type="float" office:value="28.1873641531088" calcext:value-type="float">
            <text:p><text:s text:c="3"/>28,2 </text:p>
          </table:table-cell>
          <table:table-cell table:style-name="ce9" office:value-type="float" office:value="34.8333529298922" calcext:value-type="float">
            <text:p><text:s text:c="3"/>34,8 </text:p>
          </table:table-cell>
          <table:table-cell table:style-name="ce9" office:value-type="float" office:value="19.0371987249179" calcext:value-type="float">
            <text:p><text:s text:c="3"/>19,0 </text:p>
          </table:table-cell>
          <table:table-cell table:style-name="ce9" office:value-type="float" office:value="16.2372003615801" calcext:value-type="float">
            <text:p><text:s text:c="3"/>16,2 </text:p>
          </table:table-cell>
          <table:table-cell table:style-name="ce9" office:value-type="float" office:value="21.8371970882557" calcext:value-type="float">
            <text:p><text:s text:c="3"/>21,8 </text:p>
          </table:table-cell>
          <table:table-cell table:style-name="ce9" office:value-type="float" office:value="13.7132246301981" calcext:value-type="float">
            <text:p><text:s text:c="3"/>13,7 </text:p>
          </table:table-cell>
          <table:table-cell table:style-name="ce9" office:value-type="float" office:value="9.45384825285745" calcext:value-type="float">
            <text:p><text:s text:c="3"/>9,5 </text:p>
          </table:table-cell>
          <table:table-cell table:style-name="ce9" office:value-type="float" office:value="17.9726010075387" calcext:value-type="float">
            <text:p><text:s text:c="3"/>18,0 </text:p>
          </table:table-cell>
          <table:table-cell table:style-name="ce9" office:value-type="float" office:value="38.9165877415806" calcext:value-type="float">
            <text:p><text:s text:c="3"/>38,9 </text:p>
          </table:table-cell>
          <table:table-cell table:style-name="ce9" office:value-type="float" office:value="35.4184998687889" calcext:value-type="float">
            <text:p><text:s text:c="3"/>35,4 </text:p>
          </table:table-cell>
          <table:table-cell table:style-name="ce9" office:value-type="float" office:value="42.4146756143724" calcext:value-type="float">
            <text:p><text:s text:c="3"/>42,4 </text:p>
          </table:table-cell>
          <table:table-cell table:style-name="ce9" office:value-type="float" office:value="33.817082350884" calcext:value-type="float">
            <text:p><text:s text:c="3"/>33,8 </text:p>
          </table:table-cell>
          <table:table-cell table:style-name="ce9" office:value-type="float" office:value="30.7334261201723" calcext:value-type="float">
            <text:p><text:s text:c="3"/>30,7 </text:p>
          </table:table-cell>
          <table:table-cell table:style-name="ce9" office:value-type="float" office:value="36.9007385815957" calcext:value-type="float">
            <text:p><text:s text:c="3"/>36,9 </text:p>
          </table:table-cell>
          <table:table-cell table:style-name="ce9" office:value-type="float" office:value="21.2564982919157" calcext:value-type="float">
            <text:p><text:s text:c="3"/>21,3 </text:p>
          </table:table-cell>
          <table:table-cell table:style-name="ce9" office:value-type="float" office:value="18.9366658704625" calcext:value-type="float">
            <text:p><text:s text:c="3"/>18,9 </text:p>
          </table:table-cell>
          <table:table-cell table:style-name="ce9" office:value-type="float" office:value="23.5763307133689" calcext:value-type="float">
            <text:p><text:s text:c="3"/>23,6 </text:p>
          </table:table-cell>
          <table:table-cell table:style-name="ce9" office:value-type="float" office:value="15.3827085468531" calcext:value-type="float">
            <text:p><text:s text:c="3"/>15,4 </text:p>
          </table:table-cell>
          <table:table-cell table:style-name="ce9" office:value-type="float" office:value="7.65132241237366" calcext:value-type="float">
            <text:p><text:s text:c="3"/>7,7 </text:p>
          </table:table-cell>
          <table:table-cell table:style-name="ce9" office:value-type="float" office:value="23.1140946813326" calcext:value-type="float">
            <text:p><text:s text:c="3"/>23,1 </text:p>
          </table:table-cell>
          <table:table-cell table:style-name="ce9" office:value-type="float" office:value="31.745359360425" calcext:value-type="float">
            <text:p><text:s text:c="3"/>31,7 </text:p>
          </table:table-cell>
          <table:table-cell table:style-name="ce9" office:value-type="float" office:value="27.9658491121243" calcext:value-type="float">
            <text:p><text:s text:c="3"/>28,0 </text:p>
          </table:table-cell>
          <table:table-cell table:style-name="ce9" office:value-type="float" office:value="35.5248696087257" calcext:value-type="float">
            <text:p><text:s text:c="3"/>35,5 </text:p>
          </table:table-cell>
          <table:table-cell table:style-name="ce9" office:value-type="float" office:value="27.6854971182638" calcext:value-type="float">
            <text:p><text:s text:c="3"/>27,7 </text:p>
          </table:table-cell>
          <table:table-cell table:style-name="ce9" office:value-type="float" office:value="23.0706543515795" calcext:value-type="float">
            <text:p><text:s text:c="3"/>23,1 </text:p>
          </table:table-cell>
          <table:table-cell table:style-name="ce9" office:value-type="float" office:value="32.3003398849482" calcext:value-type="float">
            <text:p><text:s text:c="3"/>32,3 </text:p>
          </table:table-cell>
          <table:table-cell table:style-name="ce9" office:value-type="float" office:value="16.6788719687522" calcext:value-type="float">
            <text:p><text:s text:c="3"/>16,7 </text:p>
          </table:table-cell>
          <table:table-cell table:style-name="ce9" office:value-type="float" office:value="11.6144020447834" calcext:value-type="float">
            <text:p><text:s text:c="3"/>11,6 </text:p>
          </table:table-cell>
          <table:table-cell table:style-name="ce9" office:value-type="float" office:value="21.7433418927211" calcext:value-type="float">
            <text:p><text:s text:c="3"/>21,7 </text:p>
          </table:table-cell>
          <table:table-cell table:style-name="ce9" office:value-type="float" office:value="12.9216211456663" calcext:value-type="float">
            <text:p><text:s text:c="3"/>12,9 </text:p>
          </table:table-cell>
          <table:table-cell table:style-name="ce9" office:value-type="float" office:value="10.2454689182618" calcext:value-type="float">
            <text:p><text:s text:c="3"/>10,2 </text:p>
          </table:table-cell>
          <table:table-cell table:style-name="ce9" office:value-type="float" office:value="15.5977733730707" calcext:value-type="float">
            <text:p><text:s text:c="3"/>15,6 </text:p>
          </table:table-cell>
          <table:table-cell table:number-columns-repeated="963"/>
        </table:table-row>
        <table:table-row table:style-name="ro1">
          <table:table-cell office:value-type="string" calcext:value-type="string">
            <text:p>Rio de Janeiro</text:p>
          </table:table-cell>
          <table:table-cell table:style-name="ce9" office:value-type="float" office:value="42.5501831585333" calcext:value-type="float">
            <text:p><text:s text:c="3"/>42,6 </text:p>
          </table:table-cell>
          <table:table-cell table:style-name="ce9" office:value-type="float" office:value="39.7908495449863" calcext:value-type="float">
            <text:p><text:s text:c="3"/>39,8 </text:p>
          </table:table-cell>
          <table:table-cell table:style-name="ce9" office:value-type="float" office:value="45.3095167720803" calcext:value-type="float">
            <text:p><text:s text:c="3"/>45,3 </text:p>
          </table:table-cell>
          <table:table-cell table:style-name="ce9" office:value-type="float" office:value="41.3178760161528" calcext:value-type="float">
            <text:p><text:s text:c="3"/>41,3 </text:p>
          </table:table-cell>
          <table:table-cell table:style-name="ce9" office:value-type="float" office:value="38.6854937318204" calcext:value-type="float">
            <text:p><text:s text:c="3"/>38,7 </text:p>
          </table:table-cell>
          <table:table-cell table:style-name="ce9" office:value-type="float" office:value="43.9502583004851" calcext:value-type="float">
            <text:p><text:s text:c="3"/>44,0 </text:p>
          </table:table-cell>
          <table:table-cell table:style-name="ce9" office:value-type="float" office:value="32.1711600470548" calcext:value-type="float">
            <text:p><text:s text:c="3"/>32,2 </text:p>
          </table:table-cell>
          <table:table-cell table:style-name="ce9" office:value-type="float" office:value="29.0414842570388" calcext:value-type="float">
            <text:p><text:s text:c="3"/>29,0 </text:p>
          </table:table-cell>
          <table:table-cell table:style-name="ce9" office:value-type="float" office:value="35.3008358370708" calcext:value-type="float">
            <text:p><text:s text:c="3"/>35,3 </text:p>
          </table:table-cell>
          <table:table-cell table:style-name="ce9" office:value-type="float" office:value="20.4093227297813" calcext:value-type="float">
            <text:p><text:s text:c="3"/>20,4 </text:p>
          </table:table-cell>
          <table:table-cell table:style-name="ce9" office:value-type="float" office:value="16.5670303941296" calcext:value-type="float">
            <text:p><text:s text:c="3"/>16,6 </text:p>
          </table:table-cell>
          <table:table-cell table:style-name="ce9" office:value-type="float" office:value="24.2516150654329" calcext:value-type="float">
            <text:p><text:s text:c="3"/>24,3 </text:p>
          </table:table-cell>
          <table:table-cell table:style-name="ce9" office:value-type="float" office:value="43.3071908116463" calcext:value-type="float">
            <text:p><text:s text:c="3"/>43,3 </text:p>
          </table:table-cell>
          <table:table-cell table:style-name="ce9" office:value-type="float" office:value="39.5411658653276" calcext:value-type="float">
            <text:p><text:s text:c="3"/>39,5 </text:p>
          </table:table-cell>
          <table:table-cell table:style-name="ce9" office:value-type="float" office:value="47.073215757965" calcext:value-type="float">
            <text:p><text:s text:c="3"/>47,1 </text:p>
          </table:table-cell>
          <table:table-cell table:style-name="ce9" office:value-type="float" office:value="42.6161277503465" calcext:value-type="float">
            <text:p><text:s text:c="3"/>42,6 </text:p>
          </table:table-cell>
          <table:table-cell table:style-name="ce9" office:value-type="float" office:value="39.3730147850604" calcext:value-type="float">
            <text:p><text:s text:c="3"/>39,4 </text:p>
          </table:table-cell>
          <table:table-cell table:style-name="ce9" office:value-type="float" office:value="45.8592407156325" calcext:value-type="float">
            <text:p><text:s text:c="3"/>45,9 </text:p>
          </table:table-cell>
          <table:table-cell table:style-name="ce9" office:value-type="float" office:value="32.9004390089782" calcext:value-type="float">
            <text:p><text:s text:c="3"/>32,9 </text:p>
          </table:table-cell>
          <table:table-cell table:style-name="ce9" office:value-type="float" office:value="29.3806452868376" calcext:value-type="float">
            <text:p><text:s text:c="3"/>29,4 </text:p>
          </table:table-cell>
          <table:table-cell table:style-name="ce9" office:value-type="float" office:value="36.4202327311189" calcext:value-type="float">
            <text:p><text:s text:c="3"/>36,4 </text:p>
          </table:table-cell>
          <table:table-cell table:style-name="ce9" office:value-type="float" office:value="21.1965139870973" calcext:value-type="float">
            <text:p><text:s text:c="3"/>21,2 </text:p>
          </table:table-cell>
          <table:table-cell table:style-name="ce9" office:value-type="float" office:value="14.7000929876948" calcext:value-type="float">
            <text:p><text:s text:c="3"/>14,7 </text:p>
          </table:table-cell>
          <table:table-cell table:style-name="ce9" office:value-type="float" office:value="27.6929349864997" calcext:value-type="float">
            <text:p><text:s text:c="3"/>27,7 </text:p>
          </table:table-cell>
          <table:table-cell table:style-name="ce9" office:value-type="float" office:value="41.8909671551572" calcext:value-type="float">
            <text:p><text:s text:c="3"/>41,9 </text:p>
          </table:table-cell>
          <table:table-cell table:style-name="ce9" office:value-type="float" office:value="38.7243209011773" calcext:value-type="float">
            <text:p><text:s text:c="3"/>38,7 </text:p>
          </table:table-cell>
          <table:table-cell table:style-name="ce9" office:value-type="float" office:value="45.0576134091371" calcext:value-type="float">
            <text:p><text:s text:c="3"/>45,1 </text:p>
          </table:table-cell>
          <table:table-cell table:style-name="ce9" office:value-type="float" office:value="40.2058937394749" calcext:value-type="float">
            <text:p><text:s text:c="3"/>40,2 </text:p>
          </table:table-cell>
          <table:table-cell table:style-name="ce9" office:value-type="float" office:value="36.6562247774929" calcext:value-type="float">
            <text:p><text:s text:c="3"/>36,7 </text:p>
          </table:table-cell>
          <table:table-cell table:style-name="ce9" office:value-type="float" office:value="43.755562701457" calcext:value-type="float">
            <text:p><text:s text:c="3"/>43,8 </text:p>
          </table:table-cell>
          <table:table-cell table:style-name="ce9" office:value-type="float" office:value="31.5244738611678" calcext:value-type="float">
            <text:p><text:s text:c="3"/>31,5 </text:p>
          </table:table-cell>
          <table:table-cell table:style-name="ce9" office:value-type="float" office:value="27.8773460574113" calcext:value-type="float">
            <text:p><text:s text:c="3"/>27,9 </text:p>
          </table:table-cell>
          <table:table-cell table:style-name="ce9" office:value-type="float" office:value="35.1716016649243" calcext:value-type="float">
            <text:p><text:s text:c="3"/>35,2 </text:p>
          </table:table-cell>
          <table:table-cell table:style-name="ce9" office:value-type="float" office:value="19.4379421633632" calcext:value-type="float">
            <text:p><text:s text:c="3"/>19,4 </text:p>
          </table:table-cell>
          <table:table-cell table:style-name="ce9" office:value-type="float" office:value="16.0433569127853" calcext:value-type="float">
            <text:p><text:s text:c="3"/>16,0 </text:p>
          </table:table-cell>
          <table:table-cell table:style-name="ce9" office:value-type="float" office:value="22.8325274139411" calcext:value-type="float">
            <text:p><text:s text:c="3"/>22,8 </text:p>
          </table:table-cell>
          <table:table-cell table:style-name="ce9" office:value-type="float" office:value="43.5179845950702" calcext:value-type="float">
            <text:p><text:s text:c="3"/>43,5 </text:p>
          </table:table-cell>
          <table:table-cell table:style-name="ce9" office:value-type="float" office:value="40.7810382091924" calcext:value-type="float">
            <text:p><text:s text:c="3"/>40,8 </text:p>
          </table:table-cell>
          <table:table-cell table:style-name="ce9" office:value-type="float" office:value="46.254930980948" calcext:value-type="float">
            <text:p><text:s text:c="3"/>46,3 </text:p>
          </table:table-cell>
          <table:table-cell table:style-name="ce9" office:value-type="float" office:value="41.3773399226403" calcext:value-type="float">
            <text:p><text:s text:c="3"/>41,4 </text:p>
          </table:table-cell>
          <table:table-cell table:style-name="ce9" office:value-type="float" office:value="37.8982110308966" calcext:value-type="float">
            <text:p><text:s text:c="3"/>37,9 </text:p>
          </table:table-cell>
          <table:table-cell table:style-name="ce9" office:value-type="float" office:value="44.8564688143841" calcext:value-type="float">
            <text:p><text:s text:c="3"/>44,9 </text:p>
          </table:table-cell>
          <table:table-cell table:style-name="ce9" office:value-type="float" office:value="33.6593508381475" calcext:value-type="float">
            <text:p><text:s text:c="3"/>33,7 </text:p>
          </table:table-cell>
          <table:table-cell table:style-name="ce9" office:value-type="float" office:value="29.4502058435094" calcext:value-type="float">
            <text:p><text:s text:c="3"/>29,5 </text:p>
          </table:table-cell>
          <table:table-cell table:style-name="ce9" office:value-type="float" office:value="37.8684958327856" calcext:value-type="float">
            <text:p><text:s text:c="3"/>37,9 </text:p>
          </table:table-cell>
          <table:table-cell table:style-name="ce9" office:value-type="float" office:value="21.6019036017067" calcext:value-type="float">
            <text:p><text:s text:c="3"/>21,6 </text:p>
          </table:table-cell>
          <table:table-cell table:style-name="ce9" office:value-type="float" office:value="16.2347671900264" calcext:value-type="float">
            <text:p><text:s text:c="3"/>16,2 </text:p>
          </table:table-cell>
          <table:table-cell table:style-name="ce9" office:value-type="float" office:value="26.9690400133869" calcext:value-type="float">
            <text:p><text:s text:c="3"/>27,0 </text:p>
          </table:table-cell>
          <table:table-cell table:style-name="ce9" office:value-type="float" office:value="39.3882973970102" calcext:value-type="float">
            <text:p><text:s text:c="3"/>39,4 </text:p>
          </table:table-cell>
          <table:table-cell table:style-name="ce9" office:value-type="float" office:value="31.660265724131" calcext:value-type="float">
            <text:p><text:s text:c="3"/>31,7 </text:p>
          </table:table-cell>
          <table:table-cell table:style-name="ce9" office:value-type="float" office:value="47.1163290698894" calcext:value-type="float">
            <text:p><text:s text:c="3"/>47,1 </text:p>
          </table:table-cell>
          <table:table-cell table:style-name="ce9" office:value-type="float" office:value="41.2083011667263" calcext:value-type="float">
            <text:p><text:s text:c="3"/>41,2 </text:p>
          </table:table-cell>
          <table:table-cell table:style-name="ce9" office:value-type="float" office:value="37.3481922522323" calcext:value-type="float">
            <text:p><text:s text:c="3"/>37,3 </text:p>
          </table:table-cell>
          <table:table-cell table:style-name="ce9" office:value-type="float" office:value="45.0684100812202" calcext:value-type="float">
            <text:p><text:s text:c="3"/>45,1 </text:p>
          </table:table-cell>
          <table:table-cell table:style-name="ce9" office:value-type="float" office:value="29.7581422301399" calcext:value-type="float">
            <text:p><text:s text:c="3"/>29,8 </text:p>
          </table:table-cell>
          <table:table-cell table:style-name="ce9" office:value-type="float" office:value="25.32919291737" calcext:value-type="float">
            <text:p><text:s text:c="3"/>25,3 </text:p>
          </table:table-cell>
          <table:table-cell table:style-name="ce9" office:value-type="float" office:value="34.1870915429099" calcext:value-type="float">
            <text:p><text:s text:c="3"/>34,2 </text:p>
          </table:table-cell>
          <table:table-cell table:style-name="ce9" office:value-type="float" office:value="18.5153632161937" calcext:value-type="float">
            <text:p><text:s text:c="3"/>18,5 </text:p>
          </table:table-cell>
          <table:table-cell table:style-name="ce9" office:value-type="float" office:value="13.3784113760413" calcext:value-type="float">
            <text:p><text:s text:c="3"/>13,4 </text:p>
          </table:table-cell>
          <table:table-cell table:style-name="ce9" office:value-type="float" office:value="23.6523150563461" calcext:value-type="float">
            <text:p><text:s text:c="3"/>23,7 </text:p>
          </table:table-cell>
          <table:table-cell table:number-columns-repeated="963"/>
        </table:table-row>
        <table:table-row table:style-name="ro1">
          <table:table-cell office:value-type="string" calcext:value-type="string">
            <text:p>São Paulo</text:p>
          </table:table-cell>
          <table:table-cell table:style-name="ce9" office:value-type="float" office:value="39.467772534624" calcext:value-type="float">
            <text:p><text:s text:c="3"/>39,5 </text:p>
          </table:table-cell>
          <table:table-cell table:style-name="ce9" office:value-type="float" office:value="36.7331083295433" calcext:value-type="float">
            <text:p><text:s text:c="3"/>36,7 </text:p>
          </table:table-cell>
          <table:table-cell table:style-name="ce9" office:value-type="float" office:value="42.2024367397046" calcext:value-type="float">
            <text:p><text:s text:c="3"/>42,2 </text:p>
          </table:table-cell>
          <table:table-cell table:style-name="ce9" office:value-type="float" office:value="37.8522098704316" calcext:value-type="float">
            <text:p><text:s text:c="3"/>37,9 </text:p>
          </table:table-cell>
          <table:table-cell table:style-name="ce9" office:value-type="float" office:value="35.6691531024427" calcext:value-type="float">
            <text:p><text:s text:c="3"/>35,7 </text:p>
          </table:table-cell>
          <table:table-cell table:style-name="ce9" office:value-type="float" office:value="40.0352666384205" calcext:value-type="float">
            <text:p><text:s text:c="3"/>40,0 </text:p>
          </table:table-cell>
          <table:table-cell table:style-name="ce9" office:value-type="float" office:value="31.2277620454988" calcext:value-type="float">
            <text:p><text:s text:c="3"/>31,2 </text:p>
          </table:table-cell>
          <table:table-cell table:style-name="ce9" office:value-type="float" office:value="28.2376232330142" calcext:value-type="float">
            <text:p><text:s text:c="3"/>28,2 </text:p>
          </table:table-cell>
          <table:table-cell table:style-name="ce9" office:value-type="float" office:value="34.2179008579833" calcext:value-type="float">
            <text:p><text:s text:c="3"/>34,2 </text:p>
          </table:table-cell>
          <table:table-cell table:style-name="ce9" office:value-type="float" office:value="20.765235672307" calcext:value-type="float">
            <text:p><text:s text:c="3"/>20,8 </text:p>
          </table:table-cell>
          <table:table-cell table:style-name="ce9" office:value-type="float" office:value="17.6412361331262" calcext:value-type="float">
            <text:p><text:s text:c="3"/>17,6 </text:p>
          </table:table-cell>
          <table:table-cell table:style-name="ce9" office:value-type="float" office:value="23.8892352114878" calcext:value-type="float">
            <text:p><text:s text:c="3"/>23,9 </text:p>
          </table:table-cell>
          <table:table-cell table:style-name="ce9" office:value-type="float" office:value="40.7574912464368" calcext:value-type="float">
            <text:p><text:s text:c="3"/>40,8 </text:p>
          </table:table-cell>
          <table:table-cell table:style-name="ce9" office:value-type="float" office:value="37.2652933262441" calcext:value-type="float">
            <text:p><text:s text:c="3"/>37,3 </text:p>
          </table:table-cell>
          <table:table-cell table:style-name="ce9" office:value-type="float" office:value="44.2496891666295" calcext:value-type="float">
            <text:p><text:s text:c="3"/>44,2 </text:p>
          </table:table-cell>
          <table:table-cell table:style-name="ce9" office:value-type="float" office:value="40.7629464794516" calcext:value-type="float">
            <text:p><text:s text:c="3"/>40,8 </text:p>
          </table:table-cell>
          <table:table-cell table:style-name="ce9" office:value-type="float" office:value="37.8075560503019" calcext:value-type="float">
            <text:p><text:s text:c="3"/>37,8 </text:p>
          </table:table-cell>
          <table:table-cell table:style-name="ce9" office:value-type="float" office:value="43.7183369086014" calcext:value-type="float">
            <text:p><text:s text:c="3"/>43,7 </text:p>
          </table:table-cell>
          <table:table-cell table:style-name="ce9" office:value-type="float" office:value="34.2556345896502" calcext:value-type="float">
            <text:p><text:s text:c="3"/>34,3 </text:p>
          </table:table-cell>
          <table:table-cell table:style-name="ce9" office:value-type="float" office:value="30.5012543008686" calcext:value-type="float">
            <text:p><text:s text:c="3"/>30,5 </text:p>
          </table:table-cell>
          <table:table-cell table:style-name="ce9" office:value-type="float" office:value="38.0100148784318" calcext:value-type="float">
            <text:p><text:s text:c="3"/>38,0 </text:p>
          </table:table-cell>
          <table:table-cell table:style-name="ce9" office:value-type="float" office:value="20.1997911415174" calcext:value-type="float">
            <text:p><text:s text:c="3"/>20,2 </text:p>
          </table:table-cell>
          <table:table-cell table:style-name="ce9" office:value-type="float" office:value="14.8461245782172" calcext:value-type="float">
            <text:p><text:s text:c="3"/>14,8 </text:p>
          </table:table-cell>
          <table:table-cell table:style-name="ce9" office:value-type="float" office:value="25.5534577048176" calcext:value-type="float">
            <text:p><text:s text:c="3"/>25,6 </text:p>
          </table:table-cell>
          <table:table-cell table:style-name="ce9" office:value-type="float" office:value="38.1719426921946" calcext:value-type="float">
            <text:p><text:s text:c="3"/>38,2 </text:p>
          </table:table-cell>
          <table:table-cell table:style-name="ce9" office:value-type="float" office:value="34.6884911480911" calcext:value-type="float">
            <text:p><text:s text:c="3"/>34,7 </text:p>
          </table:table-cell>
          <table:table-cell table:style-name="ce9" office:value-type="float" office:value="41.6553942362981" calcext:value-type="float">
            <text:p><text:s text:c="3"/>41,7 </text:p>
          </table:table-cell>
          <table:table-cell table:style-name="ce9" office:value-type="float" office:value="34.6433247016551" calcext:value-type="float">
            <text:p><text:s text:c="3"/>34,6 </text:p>
          </table:table-cell>
          <table:table-cell table:style-name="ce9" office:value-type="float" office:value="31.4523964627959" calcext:value-type="float">
            <text:p><text:s text:c="3"/>31,5 </text:p>
          </table:table-cell>
          <table:table-cell table:style-name="ce9" office:value-type="float" office:value="37.8342529405143" calcext:value-type="float">
            <text:p><text:s text:c="3"/>37,8 </text:p>
          </table:table-cell>
          <table:table-cell table:style-name="ce9" office:value-type="float" office:value="28.0594310059609" calcext:value-type="float">
            <text:p><text:s text:c="3"/>28,1 </text:p>
          </table:table-cell>
          <table:table-cell table:style-name="ce9" office:value-type="float" office:value="24.6314414827033" calcext:value-type="float">
            <text:p><text:s text:c="3"/>24,6 </text:p>
          </table:table-cell>
          <table:table-cell table:style-name="ce9" office:value-type="float" office:value="31.4874205292186" calcext:value-type="float">
            <text:p><text:s text:c="3"/>31,5 </text:p>
          </table:table-cell>
          <table:table-cell table:style-name="ce9" office:value-type="float" office:value="21.2152981433711" calcext:value-type="float">
            <text:p><text:s text:c="3"/>21,2 </text:p>
          </table:table-cell>
          <table:table-cell table:style-name="ce9" office:value-type="float" office:value="17.4214675607727" calcext:value-type="float">
            <text:p><text:s text:c="3"/>17,4 </text:p>
          </table:table-cell>
          <table:table-cell table:style-name="ce9" office:value-type="float" office:value="25.0091287259696" calcext:value-type="float">
            <text:p><text:s text:c="3"/>25,0 </text:p>
          </table:table-cell>
          <table:table-cell table:style-name="ce9" office:value-type="float" office:value="39.3697948178275" calcext:value-type="float">
            <text:p><text:s text:c="3"/>39,4 </text:p>
          </table:table-cell>
          <table:table-cell table:style-name="ce9" office:value-type="float" office:value="36.6414538789861" calcext:value-type="float">
            <text:p><text:s text:c="3"/>36,6 </text:p>
          </table:table-cell>
          <table:table-cell table:style-name="ce9" office:value-type="float" office:value="42.0981357566689" calcext:value-type="float">
            <text:p><text:s text:c="3"/>42,1 </text:p>
          </table:table-cell>
          <table:table-cell table:style-name="ce9" office:value-type="float" office:value="38.5925107348983" calcext:value-type="float">
            <text:p><text:s text:c="3"/>38,6 </text:p>
          </table:table-cell>
          <table:table-cell table:style-name="ce9" office:value-type="float" office:value="36.0889253114567" calcext:value-type="float">
            <text:p><text:s text:c="3"/>36,1 </text:p>
          </table:table-cell>
          <table:table-cell table:style-name="ce9" office:value-type="float" office:value="41.0960961583399" calcext:value-type="float">
            <text:p><text:s text:c="3"/>41,1 </text:p>
          </table:table-cell>
          <table:table-cell table:style-name="ce9" office:value-type="float" office:value="31.2441543255475" calcext:value-type="float">
            <text:p><text:s text:c="3"/>31,2 </text:p>
          </table:table-cell>
          <table:table-cell table:style-name="ce9" office:value-type="float" office:value="27.8512667006578" calcext:value-type="float">
            <text:p><text:s text:c="3"/>27,9 </text:p>
          </table:table-cell>
          <table:table-cell table:style-name="ce9" office:value-type="float" office:value="34.6370419504371" calcext:value-type="float">
            <text:p><text:s text:c="3"/>34,6 </text:p>
          </table:table-cell>
          <table:table-cell table:style-name="ce9" office:value-type="float" office:value="21.4123650392364" calcext:value-type="float">
            <text:p><text:s text:c="3"/>21,4 </text:p>
          </table:table-cell>
          <table:table-cell table:style-name="ce9" office:value-type="float" office:value="17.5950983748859" calcext:value-type="float">
            <text:p><text:s text:c="3"/>17,6 </text:p>
          </table:table-cell>
          <table:table-cell table:style-name="ce9" office:value-type="float" office:value="25.2296317035868" calcext:value-type="float">
            <text:p><text:s text:c="3"/>25,2 </text:p>
          </table:table-cell>
          <table:table-cell table:style-name="ce9" office:value-type="float" office:value="39.9665996533171" calcext:value-type="float">
            <text:p><text:s text:c="3"/>40,0 </text:p>
          </table:table-cell>
          <table:table-cell table:style-name="ce9" office:value-type="float" office:value="30.8377220580785" calcext:value-type="float">
            <text:p><text:s text:c="3"/>30,8 </text:p>
          </table:table-cell>
          <table:table-cell table:style-name="ce9" office:value-type="float" office:value="49.0954772485557" calcext:value-type="float">
            <text:p><text:s text:c="3"/>49,1 </text:p>
          </table:table-cell>
          <table:table-cell table:style-name="ce9" office:value-type="float" office:value="34.8666811773703" calcext:value-type="float">
            <text:p><text:s text:c="3"/>34,9 </text:p>
          </table:table-cell>
          <table:table-cell table:style-name="ce9" office:value-type="float" office:value="30.7026536499697" calcext:value-type="float">
            <text:p><text:s text:c="3"/>30,7 </text:p>
          </table:table-cell>
          <table:table-cell table:style-name="ce9" office:value-type="float" office:value="39.0307087047709" calcext:value-type="float">
            <text:p><text:s text:c="3"/>39,0 </text:p>
          </table:table-cell>
          <table:table-cell table:style-name="ce9" office:value-type="float" office:value="31.1709395256052" calcext:value-type="float">
            <text:p><text:s text:c="3"/>31,2 </text:p>
          </table:table-cell>
          <table:table-cell table:style-name="ce9" office:value-type="float" office:value="24.8457293085853" calcext:value-type="float">
            <text:p><text:s text:c="3"/>24,8 </text:p>
          </table:table-cell>
          <table:table-cell table:style-name="ce9" office:value-type="float" office:value="37.496149742625" calcext:value-type="float">
            <text:p><text:s text:c="3"/>37,5 </text:p>
          </table:table-cell>
          <table:table-cell table:style-name="ce9" office:value-type="float" office:value="18.797608667767" calcext:value-type="float">
            <text:p><text:s text:c="3"/>18,8 </text:p>
          </table:table-cell>
          <table:table-cell table:style-name="ce9" office:value-type="float" office:value="13.8569922771132" calcext:value-type="float">
            <text:p><text:s text:c="3"/>13,9 </text:p>
          </table:table-cell>
          <table:table-cell table:style-name="ce9" office:value-type="float" office:value="23.7382250584208" calcext:value-type="float">
            <text:p><text:s text:c="3"/>23,7 </text:p>
          </table:table-cell>
          <table:table-cell table:number-columns-repeated="963"/>
        </table:table-row>
        <table:table-row table:style-name="ro1">
          <table:table-cell office:value-type="string" calcext:value-type="string">
            <text:p>Curitiba</text:p>
          </table:table-cell>
          <table:table-cell table:style-name="ce9" office:value-type="float" office:value="36.2627638873031" calcext:value-type="float">
            <text:p><text:s text:c="3"/>36,3 </text:p>
          </table:table-cell>
          <table:table-cell table:style-name="ce9" office:value-type="float" office:value="33.9339512777499" calcext:value-type="float">
            <text:p><text:s text:c="3"/>33,9 </text:p>
          </table:table-cell>
          <table:table-cell table:style-name="ce9" office:value-type="float" office:value="38.5915764968564" calcext:value-type="float">
            <text:p><text:s text:c="3"/>38,6 </text:p>
          </table:table-cell>
          <table:table-cell table:style-name="ce9" office:value-type="float" office:value="32.235069646852" calcext:value-type="float">
            <text:p><text:s text:c="3"/>32,2 </text:p>
          </table:table-cell>
          <table:table-cell table:style-name="ce9" office:value-type="float" office:value="30.2749285742718" calcext:value-type="float">
            <text:p><text:s text:c="3"/>30,3 </text:p>
          </table:table-cell>
          <table:table-cell table:style-name="ce9" office:value-type="float" office:value="34.1952107194322" calcext:value-type="float">
            <text:p><text:s text:c="3"/>34,2 </text:p>
          </table:table-cell>
          <table:table-cell table:style-name="ce9" office:value-type="float" office:value="25.9263569120591" calcext:value-type="float">
            <text:p><text:s text:c="3"/>25,9 </text:p>
          </table:table-cell>
          <table:table-cell table:style-name="ce9" office:value-type="float" office:value="23.4662949315148" calcext:value-type="float">
            <text:p><text:s text:c="3"/>23,5 </text:p>
          </table:table-cell>
          <table:table-cell table:style-name="ce9" office:value-type="float" office:value="28.3864188926033" calcext:value-type="float">
            <text:p><text:s text:c="3"/>28,4 </text:p>
          </table:table-cell>
          <table:table-cell table:style-name="ce9" office:value-type="float" office:value="17.3242717538775" calcext:value-type="float">
            <text:p><text:s text:c="3"/>17,3 </text:p>
          </table:table-cell>
          <table:table-cell table:style-name="ce9" office:value-type="float" office:value="12.1104894069122" calcext:value-type="float">
            <text:p><text:s text:c="3"/>12,1 </text:p>
          </table:table-cell>
          <table:table-cell table:style-name="ce9" office:value-type="float" office:value="22.5380541008427" calcext:value-type="float">
            <text:p><text:s text:c="3"/>22,5 </text:p>
          </table:table-cell>
          <table:table-cell table:style-name="ce9" office:value-type="float" office:value="36.3995739177127" calcext:value-type="float">
            <text:p><text:s text:c="3"/>36,4 </text:p>
          </table:table-cell>
          <table:table-cell table:style-name="ce9" office:value-type="float" office:value="33.5415246253778" calcext:value-type="float">
            <text:p><text:s text:c="3"/>33,5 </text:p>
          </table:table-cell>
          <table:table-cell table:style-name="ce9" office:value-type="float" office:value="39.2576232100476" calcext:value-type="float">
            <text:p><text:s text:c="3"/>39,3 </text:p>
          </table:table-cell>
          <table:table-cell table:style-name="ce9" office:value-type="float" office:value="33.8975886683641" calcext:value-type="float">
            <text:p><text:s text:c="3"/>33,9 </text:p>
          </table:table-cell>
          <table:table-cell table:style-name="ce9" office:value-type="float" office:value="30.9311433025421" calcext:value-type="float">
            <text:p><text:s text:c="3"/>30,9 </text:p>
          </table:table-cell>
          <table:table-cell table:style-name="ce9" office:value-type="float" office:value="36.8640340341861" calcext:value-type="float">
            <text:p><text:s text:c="3"/>36,9 </text:p>
          </table:table-cell>
          <table:table-cell table:style-name="ce9" office:value-type="float" office:value="27.9149604780013" calcext:value-type="float">
            <text:p><text:s text:c="3"/>27,9 </text:p>
          </table:table-cell>
          <table:table-cell table:style-name="ce9" office:value-type="float" office:value="24.7463243401303" calcext:value-type="float">
            <text:p><text:s text:c="3"/>24,7 </text:p>
          </table:table-cell>
          <table:table-cell table:style-name="ce9" office:value-type="float" office:value="31.0835966158723" calcext:value-type="float">
            <text:p><text:s text:c="3"/>31,1 </text:p>
          </table:table-cell>
          <table:table-cell table:style-name="ce9" office:value-type="float" office:value="22.1710028727205" calcext:value-type="float">
            <text:p><text:s text:c="3"/>22,2 </text:p>
          </table:table-cell>
          <table:table-cell table:style-name="ce9" office:value-type="float" office:value="17.8112551989338" calcext:value-type="float">
            <text:p><text:s text:c="3"/>17,8 </text:p>
          </table:table-cell>
          <table:table-cell table:style-name="ce9" office:value-type="float" office:value="26.5307505465072" calcext:value-type="float">
            <text:p><text:s text:c="3"/>26,5 </text:p>
          </table:table-cell>
          <table:table-cell table:style-name="ce9" office:value-type="float" office:value="36.1372793353378" calcext:value-type="float">
            <text:p><text:s text:c="3"/>36,1 </text:p>
          </table:table-cell>
          <table:table-cell table:style-name="ce9" office:value-type="float" office:value="33.1942813301986" calcext:value-type="float">
            <text:p><text:s text:c="3"/>33,2 </text:p>
          </table:table-cell>
          <table:table-cell table:style-name="ce9" office:value-type="float" office:value="39.0802773404769" calcext:value-type="float">
            <text:p><text:s text:c="3"/>39,1 </text:p>
          </table:table-cell>
          <table:table-cell table:style-name="ce9" office:value-type="float" office:value="30.5668964352224" calcext:value-type="float">
            <text:p><text:s text:c="3"/>30,6 </text:p>
          </table:table-cell>
          <table:table-cell table:style-name="ce9" office:value-type="float" office:value="27.9710525683663" calcext:value-type="float">
            <text:p><text:s text:c="3"/>28,0 </text:p>
          </table:table-cell>
          <table:table-cell table:style-name="ce9" office:value-type="float" office:value="33.1627403020785" calcext:value-type="float">
            <text:p><text:s text:c="3"/>33,2 </text:p>
          </table:table-cell>
          <table:table-cell table:style-name="ce9" office:value-type="float" office:value="23.9684704727674" calcext:value-type="float">
            <text:p><text:s text:c="3"/>24,0 </text:p>
          </table:table-cell>
          <table:table-cell table:style-name="ce9" office:value-type="float" office:value="20.7773148758156" calcext:value-type="float">
            <text:p><text:s text:c="3"/>20,8 </text:p>
          </table:table-cell>
          <table:table-cell table:style-name="ce9" office:value-type="float" office:value="27.1596260697191" calcext:value-type="float">
            <text:p><text:s text:c="3"/>27,2 </text:p>
          </table:table-cell>
          <table:table-cell table:style-name="ce9" office:value-type="float" office:value="12.4193163850624" calcext:value-type="float">
            <text:p><text:s text:c="3"/>12,4 </text:p>
          </table:table-cell>
          <table:table-cell table:style-name="ce9" office:value-type="float" office:value="5.71925854342138" calcext:value-type="float">
            <text:p><text:s text:c="3"/>5,7 </text:p>
          </table:table-cell>
          <table:table-cell table:style-name="ce9" office:value-type="float" office:value="19.1193742267034" calcext:value-type="float">
            <text:p><text:s text:c="3"/>19,1 </text:p>
          </table:table-cell>
          <table:table-cell table:style-name="ce9" office:value-type="float" office:value="36.025938591475" calcext:value-type="float">
            <text:p><text:s text:c="3"/>36,0 </text:p>
          </table:table-cell>
          <table:table-cell table:style-name="ce9" office:value-type="float" office:value="33.4531029109292" calcext:value-type="float">
            <text:p><text:s text:c="3"/>33,5 </text:p>
          </table:table-cell>
          <table:table-cell table:style-name="ce9" office:value-type="float" office:value="38.5987742720207" calcext:value-type="float">
            <text:p><text:s text:c="3"/>38,6 </text:p>
          </table:table-cell>
          <table:table-cell table:style-name="ce9" office:value-type="float" office:value="32.754117413638" calcext:value-type="float">
            <text:p><text:s text:c="3"/>32,8 </text:p>
          </table:table-cell>
          <table:table-cell table:style-name="ce9" office:value-type="float" office:value="30.419652410824" calcext:value-type="float">
            <text:p><text:s text:c="3"/>30,4 </text:p>
          </table:table-cell>
          <table:table-cell table:style-name="ce9" office:value-type="float" office:value="35.0885824164521" calcext:value-type="float">
            <text:p><text:s text:c="3"/>35,1 </text:p>
          </table:table-cell>
          <table:table-cell table:style-name="ce9" office:value-type="float" office:value="27.4739707945041" calcext:value-type="float">
            <text:p><text:s text:c="3"/>27,5 </text:p>
          </table:table-cell>
          <table:table-cell table:style-name="ce9" office:value-type="float" office:value="24.7857225935861" calcext:value-type="float">
            <text:p><text:s text:c="3"/>24,8 </text:p>
          </table:table-cell>
          <table:table-cell table:style-name="ce9" office:value-type="float" office:value="30.162218995422" calcext:value-type="float">
            <text:p><text:s text:c="3"/>30,2 </text:p>
          </table:table-cell>
          <table:table-cell table:style-name="ce9" office:value-type="float" office:value="17.6047244492403" calcext:value-type="float">
            <text:p><text:s text:c="3"/>17,6 </text:p>
          </table:table-cell>
          <table:table-cell table:style-name="ce9" office:value-type="float" office:value="10.8243305798675" calcext:value-type="float">
            <text:p><text:s text:c="3"/>10,8 </text:p>
          </table:table-cell>
          <table:table-cell table:style-name="ce9" office:value-type="float" office:value="24.3851183186132" calcext:value-type="float">
            <text:p><text:s text:c="3"/>24,4 </text:p>
          </table:table-cell>
          <table:table-cell table:style-name="ce9" office:value-type="float" office:value="37.4206836092838" calcext:value-type="float">
            <text:p><text:s text:c="3"/>37,4 </text:p>
          </table:table-cell>
          <table:table-cell table:style-name="ce9" office:value-type="float" office:value="31.9757434019537" calcext:value-type="float">
            <text:p><text:s text:c="3"/>32,0 </text:p>
          </table:table-cell>
          <table:table-cell table:style-name="ce9" office:value-type="float" office:value="42.8656238166139" calcext:value-type="float">
            <text:p><text:s text:c="3"/>42,9 </text:p>
          </table:table-cell>
          <table:table-cell table:style-name="ce9" office:value-type="float" office:value="30.6837350129483" calcext:value-type="float">
            <text:p><text:s text:c="3"/>30,7 </text:p>
          </table:table-cell>
          <table:table-cell table:style-name="ce9" office:value-type="float" office:value="27.1084061742262" calcext:value-type="float">
            <text:p><text:s text:c="3"/>27,1 </text:p>
          </table:table-cell>
          <table:table-cell table:style-name="ce9" office:value-type="float" office:value="34.2590638516703" calcext:value-type="float">
            <text:p><text:s text:c="3"/>34,3 </text:p>
          </table:table-cell>
          <table:table-cell table:style-name="ce9" office:value-type="float" office:value="21.7389398905951" calcext:value-type="float">
            <text:p><text:s text:c="3"/>21,7 </text:p>
          </table:table-cell>
          <table:table-cell table:style-name="ce9" office:value-type="float" office:value="17.7578935209281" calcext:value-type="float">
            <text:p><text:s text:c="3"/>17,8 </text:p>
          </table:table-cell>
          <table:table-cell table:style-name="ce9" office:value-type="float" office:value="25.7199862602622" calcext:value-type="float">
            <text:p><text:s text:c="3"/>25,7 </text:p>
          </table:table-cell>
          <table:table-cell table:style-name="ce9" office:value-type="float" office:value="16.5372839352771" calcext:value-type="float">
            <text:p><text:s text:c="3"/>16,5 </text:p>
          </table:table-cell>
          <table:table-cell table:style-name="ce9" office:value-type="float" office:value="10.9001128830099" calcext:value-type="float">
            <text:p><text:s text:c="3"/>10,9 </text:p>
          </table:table-cell>
          <table:table-cell table:style-name="ce9" office:value-type="float" office:value="22.1744549875443" calcext:value-type="float">
            <text:p><text:s text:c="3"/>22,2 </text:p>
          </table:table-cell>
          <table:table-cell table:number-columns-repeated="963"/>
        </table:table-row>
        <table:table-row table:style-name="ro1">
          <table:table-cell office:value-type="string" calcext:value-type="string">
            <text:p>Florianópolis</text:p>
          </table:table-cell>
          <table:table-cell table:style-name="ce9" office:value-type="float" office:value="33.6137773933963" calcext:value-type="float">
            <text:p><text:s text:c="3"/>33,6 </text:p>
          </table:table-cell>
          <table:table-cell table:style-name="ce9" office:value-type="float" office:value="31.1906124714546" calcext:value-type="float">
            <text:p><text:s text:c="3"/>31,2 </text:p>
          </table:table-cell>
          <table:table-cell table:style-name="ce9" office:value-type="float" office:value="36.036942315338" calcext:value-type="float">
            <text:p><text:s text:c="3"/>36,0 </text:p>
          </table:table-cell>
          <table:table-cell table:style-name="ce9" office:value-type="float" office:value="32.7198688705316" calcext:value-type="float">
            <text:p><text:s text:c="3"/>32,7 </text:p>
          </table:table-cell>
          <table:table-cell table:style-name="ce9" office:value-type="float" office:value="30.3471857776621" calcext:value-type="float">
            <text:p><text:s text:c="3"/>30,3 </text:p>
          </table:table-cell>
          <table:table-cell table:style-name="ce9" office:value-type="float" office:value="35.0925519634011" calcext:value-type="float">
            <text:p><text:s text:c="3"/>35,1 </text:p>
          </table:table-cell>
          <table:table-cell table:style-name="ce9" office:value-type="float" office:value="27.6294025159208" calcext:value-type="float">
            <text:p><text:s text:c="3"/>27,6 </text:p>
          </table:table-cell>
          <table:table-cell table:style-name="ce9" office:value-type="float" office:value="25.0607818962406" calcext:value-type="float">
            <text:p><text:s text:c="3"/>25,1 </text:p>
          </table:table-cell>
          <table:table-cell table:style-name="ce9" office:value-type="float" office:value="30.1980231356011" calcext:value-type="float">
            <text:p><text:s text:c="3"/>30,2 </text:p>
          </table:table-cell>
          <table:table-cell table:style-name="ce9" office:value-type="float" office:value="15.4011014385322" calcext:value-type="float">
            <text:p><text:s text:c="3"/>15,4 </text:p>
          </table:table-cell>
          <table:table-cell table:style-name="ce9" office:value-type="float" office:value="11.8373176056621" calcext:value-type="float">
            <text:p><text:s text:c="3"/>11,8 </text:p>
          </table:table-cell>
          <table:table-cell table:style-name="ce9" office:value-type="float" office:value="18.9648852714022" calcext:value-type="float">
            <text:p><text:s text:c="3"/>19,0 </text:p>
          </table:table-cell>
          <table:table-cell table:style-name="ce9" office:value-type="float" office:value="35.4424408480591" calcext:value-type="float">
            <text:p><text:s text:c="3"/>35,4 </text:p>
          </table:table-cell>
          <table:table-cell table:style-name="ce9" office:value-type="float" office:value="32.3510395092592" calcext:value-type="float">
            <text:p><text:s text:c="3"/>32,4 </text:p>
          </table:table-cell>
          <table:table-cell table:style-name="ce9" office:value-type="float" office:value="38.533842186859" calcext:value-type="float">
            <text:p><text:s text:c="3"/>38,5 </text:p>
          </table:table-cell>
          <table:table-cell table:style-name="ce9" office:value-type="float" office:value="33.2233609894731" calcext:value-type="float">
            <text:p><text:s text:c="3"/>33,2 </text:p>
          </table:table-cell>
          <table:table-cell table:style-name="ce9" office:value-type="float" office:value="30.5814825026885" calcext:value-type="float">
            <text:p><text:s text:c="3"/>30,6 </text:p>
          </table:table-cell>
          <table:table-cell table:style-name="ce9" office:value-type="float" office:value="35.8652394762577" calcext:value-type="float">
            <text:p><text:s text:c="3"/>35,9 </text:p>
          </table:table-cell>
          <table:table-cell table:style-name="ce9" office:value-type="float" office:value="31.0212472008379" calcext:value-type="float">
            <text:p><text:s text:c="3"/>31,0 </text:p>
          </table:table-cell>
          <table:table-cell table:style-name="ce9" office:value-type="float" office:value="27.7556807323469" calcext:value-type="float">
            <text:p><text:s text:c="3"/>27,8 </text:p>
          </table:table-cell>
          <table:table-cell table:style-name="ce9" office:value-type="float" office:value="34.286813669329" calcext:value-type="float">
            <text:p><text:s text:c="3"/>34,3 </text:p>
          </table:table-cell>
          <table:table-cell table:style-name="ce9" office:value-type="float" office:value="12.3472211931042" calcext:value-type="float">
            <text:p><text:s text:c="3"/>12,3 </text:p>
          </table:table-cell>
          <table:table-cell table:style-name="ce9" office:value-type="float" office:value="8.2099241774456" calcext:value-type="float">
            <text:p><text:s text:c="3"/>8,2 </text:p>
          </table:table-cell>
          <table:table-cell table:style-name="ce9" office:value-type="float" office:value="16.4845182087629" calcext:value-type="float">
            <text:p><text:s text:c="3"/>16,5 </text:p>
          </table:table-cell>
          <table:table-cell table:style-name="ce9" office:value-type="float" office:value="31.8614545479499" calcext:value-type="float">
            <text:p><text:s text:c="3"/>31,9 </text:p>
          </table:table-cell>
          <table:table-cell table:style-name="ce9" office:value-type="float" office:value="28.7218730448141" calcext:value-type="float">
            <text:p><text:s text:c="3"/>28,7 </text:p>
          </table:table-cell>
          <table:table-cell table:style-name="ce9" office:value-type="float" office:value="35.0010360510857" calcext:value-type="float">
            <text:p><text:s text:c="3"/>35,0 </text:p>
          </table:table-cell>
          <table:table-cell table:style-name="ce9" office:value-type="float" office:value="32.2314016804616" calcext:value-type="float">
            <text:p><text:s text:c="3"/>32,2 </text:p>
          </table:table-cell>
          <table:table-cell table:style-name="ce9" office:value-type="float" office:value="29.4274294995223" calcext:value-type="float">
            <text:p><text:s text:c="3"/>29,4 </text:p>
          </table:table-cell>
          <table:table-cell table:style-name="ce9" office:value-type="float" office:value="35.035373861401" calcext:value-type="float">
            <text:p><text:s text:c="3"/>35,0 </text:p>
          </table:table-cell>
          <table:table-cell table:style-name="ce9" office:value-type="float" office:value="24.6446554297013" calcext:value-type="float">
            <text:p><text:s text:c="3"/>24,6 </text:p>
          </table:table-cell>
          <table:table-cell table:style-name="ce9" office:value-type="float" office:value="21.2925990889416" calcext:value-type="float">
            <text:p><text:s text:c="3"/>21,3 </text:p>
          </table:table-cell>
          <table:table-cell table:style-name="ce9" office:value-type="float" office:value="27.9967117704611" calcext:value-type="float">
            <text:p><text:s text:c="3"/>28,0 </text:p>
          </table:table-cell>
          <table:table-cell table:style-name="ce9" office:value-type="float" office:value="18.1287324369568" calcext:value-type="float">
            <text:p><text:s text:c="3"/>18,1 </text:p>
          </table:table-cell>
          <table:table-cell table:style-name="ce9" office:value-type="float" office:value="13.9623389099697" calcext:value-type="float">
            <text:p><text:s text:c="3"/>14,0 </text:p>
          </table:table-cell>
          <table:table-cell table:style-name="ce9" office:value-type="float" office:value="22.2951259639438" calcext:value-type="float">
            <text:p><text:s text:c="3"/>22,3 </text:p>
          </table:table-cell>
          <table:table-cell table:style-name="ce9" office:value-type="float" office:value="33.7881893481098" calcext:value-type="float">
            <text:p><text:s text:c="3"/>33,8 </text:p>
          </table:table-cell>
          <table:table-cell table:style-name="ce9" office:value-type="float" office:value="31.1432846257072" calcext:value-type="float">
            <text:p><text:s text:c="3"/>31,1 </text:p>
          </table:table-cell>
          <table:table-cell table:style-name="ce9" office:value-type="float" office:value="36.4330940705124" calcext:value-type="float">
            <text:p><text:s text:c="3"/>36,4 </text:p>
          </table:table-cell>
          <table:table-cell table:style-name="ce9" office:value-type="float" office:value="34.362067078075" calcext:value-type="float">
            <text:p><text:s text:c="3"/>34,4 </text:p>
          </table:table-cell>
          <table:table-cell table:style-name="ce9" office:value-type="float" office:value="31.7839212196194" calcext:value-type="float">
            <text:p><text:s text:c="3"/>31,8 </text:p>
          </table:table-cell>
          <table:table-cell table:style-name="ce9" office:value-type="float" office:value="36.9402129365307" calcext:value-type="float">
            <text:p><text:s text:c="3"/>36,9 </text:p>
          </table:table-cell>
          <table:table-cell table:style-name="ce9" office:value-type="float" office:value="29.2718888047152" calcext:value-type="float">
            <text:p><text:s text:c="3"/>29,3 </text:p>
          </table:table-cell>
          <table:table-cell table:style-name="ce9" office:value-type="float" office:value="26.4486202403947" calcext:value-type="float">
            <text:p><text:s text:c="3"/>26,4 </text:p>
          </table:table-cell>
          <table:table-cell table:style-name="ce9" office:value-type="float" office:value="32.0951573690357" calcext:value-type="float">
            <text:p><text:s text:c="3"/>32,1 </text:p>
          </table:table-cell>
          <table:table-cell table:style-name="ce9" office:value-type="float" office:value="18.4962018367028" calcext:value-type="float">
            <text:p><text:s text:c="3"/>18,5 </text:p>
          </table:table-cell>
          <table:table-cell table:style-name="ce9" office:value-type="float" office:value="13.8873210717441" calcext:value-type="float">
            <text:p><text:s text:c="3"/>13,9 </text:p>
          </table:table-cell>
          <table:table-cell table:style-name="ce9" office:value-type="float" office:value="23.1050826016614" calcext:value-type="float">
            <text:p><text:s text:c="3"/>23,1 </text:p>
          </table:table-cell>
          <table:table-cell table:style-name="ce9" office:value-type="float" office:value="33.0436706255042" calcext:value-type="float">
            <text:p><text:s text:c="3"/>33,0 </text:p>
          </table:table-cell>
          <table:table-cell table:style-name="ce9" office:value-type="float" office:value="27.319520244521" calcext:value-type="float">
            <text:p><text:s text:c="3"/>27,3 </text:p>
          </table:table-cell>
          <table:table-cell table:style-name="ce9" office:value-type="float" office:value="38.7678210064873" calcext:value-type="float">
            <text:p><text:s text:c="3"/>38,8 </text:p>
          </table:table-cell>
          <table:table-cell table:style-name="ce9" office:value-type="float" office:value="27.7352814623554" calcext:value-type="float">
            <text:p><text:s text:c="3"/>27,7 </text:p>
          </table:table-cell>
          <table:table-cell table:style-name="ce9" office:value-type="float" office:value="24.2345348491263" calcext:value-type="float">
            <text:p><text:s text:c="3"/>24,2 </text:p>
          </table:table-cell>
          <table:table-cell table:style-name="ce9" office:value-type="float" office:value="31.2360280755845" calcext:value-type="float">
            <text:p><text:s text:c="3"/>31,2 </text:p>
          </table:table-cell>
          <table:table-cell table:style-name="ce9" office:value-type="float" office:value="24.1705949657207" calcext:value-type="float">
            <text:p><text:s text:c="3"/>24,2 </text:p>
          </table:table-cell>
          <table:table-cell table:style-name="ce9" office:value-type="float" office:value="19.0256240418404" calcext:value-type="float">
            <text:p><text:s text:c="3"/>19,0 </text:p>
          </table:table-cell>
          <table:table-cell table:style-name="ce9" office:value-type="float" office:value="29.315565889601" calcext:value-type="float">
            <text:p><text:s text:c="3"/>29,3 </text:p>
          </table:table-cell>
          <table:table-cell table:style-name="ce9" office:value-type="float" office:value="8.76350207328716" calcext:value-type="float">
            <text:p><text:s text:c="3"/>8,8 </text:p>
          </table:table-cell>
          <table:table-cell table:style-name="ce9" office:value-type="float" office:value="3.37476317961901" calcext:value-type="float">
            <text:p><text:s text:c="3"/>3,4 </text:p>
          </table:table-cell>
          <table:table-cell table:style-name="ce9" office:value-type="float" office:value="14.1522409669553" calcext:value-type="float">
            <text:p><text:s text:c="3"/>14,2 </text:p>
          </table:table-cell>
          <table:table-cell table:number-columns-repeated="963"/>
        </table:table-row>
        <table:table-row table:style-name="ro1">
          <table:table-cell office:value-type="string" calcext:value-type="string">
            <text:p>Porto Alegre</text:p>
          </table:table-cell>
          <table:table-cell table:style-name="ce9" office:value-type="float" office:value="40.7911193933232" calcext:value-type="float">
            <text:p><text:s text:c="3"/>40,8 </text:p>
          </table:table-cell>
          <table:table-cell table:style-name="ce9" office:value-type="float" office:value="38.033674998394" calcext:value-type="float">
            <text:p><text:s text:c="3"/>38,0 </text:p>
          </table:table-cell>
          <table:table-cell table:style-name="ce9" office:value-type="float" office:value="43.5485637882525" calcext:value-type="float">
            <text:p><text:s text:c="3"/>43,5 </text:p>
          </table:table-cell>
          <table:table-cell table:style-name="ce9" office:value-type="float" office:value="42.2350051853394" calcext:value-type="float">
            <text:p><text:s text:c="3"/>42,2 </text:p>
          </table:table-cell>
          <table:table-cell table:style-name="ce9" office:value-type="float" office:value="39.041916067899" calcext:value-type="float">
            <text:p><text:s text:c="3"/>39,0 </text:p>
          </table:table-cell>
          <table:table-cell table:style-name="ce9" office:value-type="float" office:value="45.4280943027799" calcext:value-type="float">
            <text:p><text:s text:c="3"/>45,4 </text:p>
          </table:table-cell>
          <table:table-cell table:style-name="ce9" office:value-type="float" office:value="39.4807303128709" calcext:value-type="float">
            <text:p><text:s text:c="3"/>39,5 </text:p>
          </table:table-cell>
          <table:table-cell table:style-name="ce9" office:value-type="float" office:value="35.8629708571389" calcext:value-type="float">
            <text:p><text:s text:c="3"/>35,9 </text:p>
          </table:table-cell>
          <table:table-cell table:style-name="ce9" office:value-type="float" office:value="43.0984897686028" calcext:value-type="float">
            <text:p><text:s text:c="3"/>43,1 </text:p>
          </table:table-cell>
          <table:table-cell table:style-name="ce9" office:value-type="float" office:value="22.8199720310619" calcext:value-type="float">
            <text:p><text:s text:c="3"/>22,8 </text:p>
          </table:table-cell>
          <table:table-cell table:style-name="ce9" office:value-type="float" office:value="17.7953880674816" calcext:value-type="float">
            <text:p><text:s text:c="3"/>17,8 </text:p>
          </table:table-cell>
          <table:table-cell table:style-name="ce9" office:value-type="float" office:value="27.8445559946423" calcext:value-type="float">
            <text:p><text:s text:c="3"/>27,8 </text:p>
          </table:table-cell>
          <table:table-cell table:style-name="ce9" office:value-type="float" office:value="44.6963224521231" calcext:value-type="float">
            <text:p><text:s text:c="3"/>44,7 </text:p>
          </table:table-cell>
          <table:table-cell table:style-name="ce9" office:value-type="float" office:value="40.9227980876838" calcext:value-type="float">
            <text:p><text:s text:c="3"/>40,9 </text:p>
          </table:table-cell>
          <table:table-cell table:style-name="ce9" office:value-type="float" office:value="48.4698468165625" calcext:value-type="float">
            <text:p><text:s text:c="3"/>48,5 </text:p>
          </table:table-cell>
          <table:table-cell table:style-name="ce9" office:value-type="float" office:value="40.1443721327391" calcext:value-type="float">
            <text:p><text:s text:c="3"/>40,1 </text:p>
          </table:table-cell>
          <table:table-cell table:style-name="ce9" office:value-type="float" office:value="36.042463755329" calcext:value-type="float">
            <text:p><text:s text:c="3"/>36,0 </text:p>
          </table:table-cell>
          <table:table-cell table:style-name="ce9" office:value-type="float" office:value="44.2462805101491" calcext:value-type="float">
            <text:p><text:s text:c="3"/>44,2 </text:p>
          </table:table-cell>
          <table:table-cell table:style-name="ce9" office:value-type="float" office:value="41.8371528825518" calcext:value-type="float">
            <text:p><text:s text:c="3"/>41,8 </text:p>
          </table:table-cell>
          <table:table-cell table:style-name="ce9" office:value-type="float" office:value="37.1667140952595" calcext:value-type="float">
            <text:p><text:s text:c="3"/>37,2 </text:p>
          </table:table-cell>
          <table:table-cell table:style-name="ce9" office:value-type="float" office:value="46.5075916698442" calcext:value-type="float">
            <text:p><text:s text:c="3"/>46,5 </text:p>
          </table:table-cell>
          <table:table-cell table:style-name="ce9" office:value-type="float" office:value="25.0850954288538" calcext:value-type="float">
            <text:p><text:s text:c="3"/>25,1 </text:p>
          </table:table-cell>
          <table:table-cell table:style-name="ce9" office:value-type="float" office:value="14.4712824443504" calcext:value-type="float">
            <text:p><text:s text:c="3"/>14,5 </text:p>
          </table:table-cell>
          <table:table-cell table:style-name="ce9" office:value-type="float" office:value="35.6989084133572" calcext:value-type="float">
            <text:p><text:s text:c="3"/>35,7 </text:p>
          </table:table-cell>
          <table:table-cell table:style-name="ce9" office:value-type="float" office:value="37.1172049512825" calcext:value-type="float">
            <text:p><text:s text:c="3"/>37,1 </text:p>
          </table:table-cell>
          <table:table-cell table:style-name="ce9" office:value-type="float" office:value="33.558277448761" calcext:value-type="float">
            <text:p><text:s text:c="3"/>33,6 </text:p>
          </table:table-cell>
          <table:table-cell table:style-name="ce9" office:value-type="float" office:value="40.6761324538041" calcext:value-type="float">
            <text:p><text:s text:c="3"/>40,7 </text:p>
          </table:table-cell>
          <table:table-cell table:style-name="ce9" office:value-type="float" office:value="44.1967861270798" calcext:value-type="float">
            <text:p><text:s text:c="3"/>44,2 </text:p>
          </table:table-cell>
          <table:table-cell table:style-name="ce9" office:value-type="float" office:value="39.8680906642667" calcext:value-type="float">
            <text:p><text:s text:c="3"/>39,9 </text:p>
          </table:table-cell>
          <table:table-cell table:style-name="ce9" office:value-type="float" office:value="48.525481589893" calcext:value-type="float">
            <text:p><text:s text:c="3"/>48,5 </text:p>
          </table:table-cell>
          <table:table-cell table:style-name="ce9" office:value-type="float" office:value="36.7374584185337" calcext:value-type="float">
            <text:p><text:s text:c="3"/>36,7 </text:p>
          </table:table-cell>
          <table:table-cell table:style-name="ce9" office:value-type="float" office:value="32.3983541273268" calcext:value-type="float">
            <text:p><text:s text:c="3"/>32,4 </text:p>
          </table:table-cell>
          <table:table-cell table:style-name="ce9" office:value-type="float" office:value="41.0765627097406" calcext:value-type="float">
            <text:p><text:s text:c="3"/>41,1 </text:p>
          </table:table-cell>
          <table:table-cell table:style-name="ce9" office:value-type="float" office:value="20.910275711751" calcext:value-type="float">
            <text:p><text:s text:c="3"/>20,9 </text:p>
          </table:table-cell>
          <table:table-cell table:style-name="ce9" office:value-type="float" office:value="15.4750745343571" calcext:value-type="float">
            <text:p><text:s text:c="3"/>15,5 </text:p>
          </table:table-cell>
          <table:table-cell table:style-name="ce9" office:value-type="float" office:value="26.3454768891448" calcext:value-type="float">
            <text:p><text:s text:c="3"/>26,3 </text:p>
          </table:table-cell>
          <table:table-cell table:style-name="ce9" office:value-type="float" office:value="39.9956512656389" calcext:value-type="float">
            <text:p><text:s text:c="3"/>40,0 </text:p>
          </table:table-cell>
          <table:table-cell table:style-name="ce9" office:value-type="float" office:value="36.9563464140915" calcext:value-type="float">
            <text:p><text:s text:c="3"/>37,0 </text:p>
          </table:table-cell>
          <table:table-cell table:style-name="ce9" office:value-type="float" office:value="43.0349561171862" calcext:value-type="float">
            <text:p><text:s text:c="3"/>43,0 </text:p>
          </table:table-cell>
          <table:table-cell table:style-name="ce9" office:value-type="float" office:value="44.3401477834344" calcext:value-type="float">
            <text:p><text:s text:c="3"/>44,3 </text:p>
          </table:table-cell>
          <table:table-cell table:style-name="ce9" office:value-type="float" office:value="40.741290348338" calcext:value-type="float">
            <text:p><text:s text:c="3"/>40,7 </text:p>
          </table:table-cell>
          <table:table-cell table:style-name="ce9" office:value-type="float" office:value="47.9390052185309" calcext:value-type="float">
            <text:p><text:s text:c="3"/>47,9 </text:p>
          </table:table-cell>
          <table:table-cell table:style-name="ce9" office:value-type="float" office:value="40.2994289762553" calcext:value-type="float">
            <text:p><text:s text:c="3"/>40,3 </text:p>
          </table:table-cell>
          <table:table-cell table:style-name="ce9" office:value-type="float" office:value="36.506321524131" calcext:value-type="float">
            <text:p><text:s text:c="3"/>36,5 </text:p>
          </table:table-cell>
          <table:table-cell table:style-name="ce9" office:value-type="float" office:value="44.0925364283797" calcext:value-type="float">
            <text:p><text:s text:c="3"/>44,1 </text:p>
          </table:table-cell>
          <table:table-cell table:style-name="ce9" office:value-type="float" office:value="22.6222245205776" calcext:value-type="float">
            <text:p><text:s text:c="3"/>22,6 </text:p>
          </table:table-cell>
          <table:table-cell table:style-name="ce9" office:value-type="float" office:value="15.8166830445057" calcext:value-type="float">
            <text:p><text:s text:c="3"/>15,8 </text:p>
          </table:table-cell>
          <table:table-cell table:style-name="ce9" office:value-type="float" office:value="29.4277659966496" calcext:value-type="float">
            <text:p><text:s text:c="3"/>29,4 </text:p>
          </table:table-cell>
          <table:table-cell table:style-name="ce9" office:value-type="float" office:value="42.9321122907492" calcext:value-type="float">
            <text:p><text:s text:c="3"/>42,9 </text:p>
          </table:table-cell>
          <table:table-cell table:style-name="ce9" office:value-type="float" office:value="36.8692187955759" calcext:value-type="float">
            <text:p><text:s text:c="3"/>36,9 </text:p>
          </table:table-cell>
          <table:table-cell table:style-name="ce9" office:value-type="float" office:value="48.9950057859226" calcext:value-type="float">
            <text:p><text:s text:c="3"/>49,0 </text:p>
          </table:table-cell>
          <table:table-cell table:style-name="ce9" office:value-type="float" office:value="36.4234688753174" calcext:value-type="float">
            <text:p><text:s text:c="3"/>36,4 </text:p>
          </table:table-cell>
          <table:table-cell table:style-name="ce9" office:value-type="float" office:value="31.5329280057555" calcext:value-type="float">
            <text:p><text:s text:c="3"/>31,5 </text:p>
          </table:table-cell>
          <table:table-cell table:style-name="ce9" office:value-type="float" office:value="41.3140097448793" calcext:value-type="float">
            <text:p><text:s text:c="3"/>41,3 </text:p>
          </table:table-cell>
          <table:table-cell table:style-name="ce9" office:value-type="float" office:value="29.3456369805995" calcext:value-type="float">
            <text:p><text:s text:c="3"/>29,3 </text:p>
          </table:table-cell>
          <table:table-cell table:style-name="ce9" office:value-type="float" office:value="23.0410206889634" calcext:value-type="float">
            <text:p><text:s text:c="3"/>23,0 </text:p>
          </table:table-cell>
          <table:table-cell table:style-name="ce9" office:value-type="float" office:value="35.6502532722356" calcext:value-type="float">
            <text:p><text:s text:c="3"/>35,7 </text:p>
          </table:table-cell>
          <table:table-cell table:style-name="ce9" office:value-type="float" office:value="23.2724216154088" calcext:value-type="float">
            <text:p><text:s text:c="3"/>23,3 </text:p>
          </table:table-cell>
          <table:table-cell table:style-name="ce9" office:value-type="float" office:value="17.7522185193639" calcext:value-type="float">
            <text:p><text:s text:c="3"/>17,8 </text:p>
          </table:table-cell>
          <table:table-cell table:style-name="ce9" office:value-type="float" office:value="28.7926247114536" calcext:value-type="float">
            <text:p><text:s text:c="3"/>28,8 </text:p>
          </table:table-cell>
          <table:table-cell table:number-columns-repeated="963"/>
        </table:table-row>
        <table:table-row table:style-name="ro1">
          <table:table-cell office:value-type="string" calcext:value-type="string">
            <text:p>Campo Grande</text:p>
          </table:table-cell>
          <table:table-cell table:style-name="ce9" office:value-type="float" office:value="35.9860551940275" calcext:value-type="float">
            <text:p><text:s text:c="3"/>36,0 </text:p>
          </table:table-cell>
          <table:table-cell table:style-name="ce9" office:value-type="float" office:value="32.941936586728" calcext:value-type="float">
            <text:p><text:s text:c="3"/>32,9 </text:p>
          </table:table-cell>
          <table:table-cell table:style-name="ce9" office:value-type="float" office:value="39.030173801327" calcext:value-type="float">
            <text:p><text:s text:c="3"/>39,0 </text:p>
          </table:table-cell>
          <table:table-cell table:style-name="ce9" office:value-type="float" office:value="35.0956868330776" calcext:value-type="float">
            <text:p><text:s text:c="3"/>35,1 </text:p>
          </table:table-cell>
          <table:table-cell table:style-name="ce9" office:value-type="float" office:value="32.7222379245581" calcext:value-type="float">
            <text:p><text:s text:c="3"/>32,7 </text:p>
          </table:table-cell>
          <table:table-cell table:style-name="ce9" office:value-type="float" office:value="37.4691357415971" calcext:value-type="float">
            <text:p><text:s text:c="3"/>37,5 </text:p>
          </table:table-cell>
          <table:table-cell table:style-name="ce9" office:value-type="float" office:value="29.1569040876105" calcext:value-type="float">
            <text:p><text:s text:c="3"/>29,2 </text:p>
          </table:table-cell>
          <table:table-cell table:style-name="ce9" office:value-type="float" office:value="26.7120936057035" calcext:value-type="float">
            <text:p><text:s text:c="3"/>26,7 </text:p>
          </table:table-cell>
          <table:table-cell table:style-name="ce9" office:value-type="float" office:value="31.6017145695174" calcext:value-type="float">
            <text:p><text:s text:c="3"/>31,6 </text:p>
          </table:table-cell>
          <table:table-cell table:style-name="ce9" office:value-type="float" office:value="25.3032169248689" calcext:value-type="float">
            <text:p><text:s text:c="3"/>25,3 </text:p>
          </table:table-cell>
          <table:table-cell table:style-name="ce9" office:value-type="float" office:value="19.8847402485896" calcext:value-type="float">
            <text:p><text:s text:c="3"/>19,9 </text:p>
          </table:table-cell>
          <table:table-cell table:style-name="ce9" office:value-type="float" office:value="30.7216936011482" calcext:value-type="float">
            <text:p><text:s text:c="3"/>30,7 </text:p>
          </table:table-cell>
          <table:table-cell table:style-name="ce9" office:value-type="float" office:value="34.8108227381719" calcext:value-type="float">
            <text:p><text:s text:c="3"/>34,8 </text:p>
          </table:table-cell>
          <table:table-cell table:style-name="ce9" office:value-type="float" office:value="31.6299736830041" calcext:value-type="float">
            <text:p><text:s text:c="3"/>31,6 </text:p>
          </table:table-cell>
          <table:table-cell table:style-name="ce9" office:value-type="float" office:value="37.9916717933397" calcext:value-type="float">
            <text:p><text:s text:c="3"/>38,0 </text:p>
          </table:table-cell>
          <table:table-cell table:style-name="ce9" office:value-type="float" office:value="36.6530596268636" calcext:value-type="float">
            <text:p><text:s text:c="3"/>36,7 </text:p>
          </table:table-cell>
          <table:table-cell table:style-name="ce9" office:value-type="float" office:value="34.0382704890225" calcext:value-type="float">
            <text:p><text:s text:c="3"/>34,0 </text:p>
          </table:table-cell>
          <table:table-cell table:style-name="ce9" office:value-type="float" office:value="39.2678487647047" calcext:value-type="float">
            <text:p><text:s text:c="3"/>39,3 </text:p>
          </table:table-cell>
          <table:table-cell table:style-name="ce9" office:value-type="float" office:value="30.5758834337084" calcext:value-type="float">
            <text:p><text:s text:c="3"/>30,6 </text:p>
          </table:table-cell>
          <table:table-cell table:style-name="ce9" office:value-type="float" office:value="26.6412122509709" calcext:value-type="float">
            <text:p><text:s text:c="3"/>26,6 </text:p>
          </table:table-cell>
          <table:table-cell table:style-name="ce9" office:value-type="float" office:value="34.5105546164459" calcext:value-type="float">
            <text:p><text:s text:c="3"/>34,5 </text:p>
          </table:table-cell>
          <table:table-cell table:style-name="ce9" office:value-type="float" office:value="24.1897831478154" calcext:value-type="float">
            <text:p><text:s text:c="3"/>24,2 </text:p>
          </table:table-cell>
          <table:table-cell table:style-name="ce9" office:value-type="float" office:value="15.1358597669067" calcext:value-type="float">
            <text:p><text:s text:c="3"/>15,1 </text:p>
          </table:table-cell>
          <table:table-cell table:style-name="ce9" office:value-type="float" office:value="33.2437065287242" calcext:value-type="float">
            <text:p><text:s text:c="3"/>33,2 </text:p>
          </table:table-cell>
          <table:table-cell table:style-name="ce9" office:value-type="float" office:value="37.0532446053634" calcext:value-type="float">
            <text:p><text:s text:c="3"/>37,1 </text:p>
          </table:table-cell>
          <table:table-cell table:style-name="ce9" office:value-type="float" office:value="33.0686828037012" calcext:value-type="float">
            <text:p><text:s text:c="3"/>33,1 </text:p>
          </table:table-cell>
          <table:table-cell table:style-name="ce9" office:value-type="float" office:value="41.0378064070255" calcext:value-type="float">
            <text:p><text:s text:c="3"/>41,0 </text:p>
          </table:table-cell>
          <table:table-cell table:style-name="ce9" office:value-type="float" office:value="33.4691352742024" calcext:value-type="float">
            <text:p><text:s text:c="3"/>33,5 </text:p>
          </table:table-cell>
          <table:table-cell table:style-name="ce9" office:value-type="float" office:value="29.8699794627784" calcext:value-type="float">
            <text:p><text:s text:c="3"/>29,9 </text:p>
          </table:table-cell>
          <table:table-cell table:style-name="ce9" office:value-type="float" office:value="37.0682910856264" calcext:value-type="float">
            <text:p><text:s text:c="3"/>37,1 </text:p>
          </table:table-cell>
          <table:table-cell table:style-name="ce9" office:value-type="float" office:value="27.7393021662856" calcext:value-type="float">
            <text:p><text:s text:c="3"/>27,7 </text:p>
          </table:table-cell>
          <table:table-cell table:style-name="ce9" office:value-type="float" office:value="24.2220525689664" calcext:value-type="float">
            <text:p><text:s text:c="3"/>24,2 </text:p>
          </table:table-cell>
          <table:table-cell table:style-name="ce9" office:value-type="float" office:value="31.2565517636049" calcext:value-type="float">
            <text:p><text:s text:c="3"/>31,3 </text:p>
          </table:table-cell>
          <table:table-cell table:style-name="ce9" office:value-type="float" office:value="26.2193277445227" calcext:value-type="float">
            <text:p><text:s text:c="3"/>26,2 </text:p>
          </table:table-cell>
          <table:table-cell table:style-name="ce9" office:value-type="float" office:value="17.5302068861513" calcext:value-type="float">
            <text:p><text:s text:c="3"/>17,5 </text:p>
          </table:table-cell>
          <table:table-cell table:style-name="ce9" office:value-type="float" office:value="34.9084486028941" calcext:value-type="float">
            <text:p><text:s text:c="3"/>34,9 </text:p>
          </table:table-cell>
          <table:table-cell table:style-name="ce9" office:value-type="float" office:value="35.3926310038065" calcext:value-type="float">
            <text:p><text:s text:c="3"/>35,4 </text:p>
          </table:table-cell>
          <table:table-cell table:style-name="ce9" office:value-type="float" office:value="32.0600217082358" calcext:value-type="float">
            <text:p><text:s text:c="3"/>32,1 </text:p>
          </table:table-cell>
          <table:table-cell table:style-name="ce9" office:value-type="float" office:value="38.7252402993772" calcext:value-type="float">
            <text:p><text:s text:c="3"/>38,7 </text:p>
          </table:table-cell>
          <table:table-cell table:style-name="ce9" office:value-type="float" office:value="35.7363156511408" calcext:value-type="float">
            <text:p><text:s text:c="3"/>35,7 </text:p>
          </table:table-cell>
          <table:table-cell table:style-name="ce9" office:value-type="float" office:value="33.1596262407411" calcext:value-type="float">
            <text:p><text:s text:c="3"/>33,2 </text:p>
          </table:table-cell>
          <table:table-cell table:style-name="ce9" office:value-type="float" office:value="38.3130050615404" calcext:value-type="float">
            <text:p><text:s text:c="3"/>38,3 </text:p>
          </table:table-cell>
          <table:table-cell table:style-name="ce9" office:value-type="float" office:value="29.3755782257517" calcext:value-type="float">
            <text:p><text:s text:c="3"/>29,4 </text:p>
          </table:table-cell>
          <table:table-cell table:style-name="ce9" office:value-type="float" office:value="26.7482084949589" calcext:value-type="float">
            <text:p><text:s text:c="3"/>26,7 </text:p>
          </table:table-cell>
          <table:table-cell table:style-name="ce9" office:value-type="float" office:value="32.0029479565445" calcext:value-type="float">
            <text:p><text:s text:c="3"/>32,0 </text:p>
          </table:table-cell>
          <table:table-cell table:style-name="ce9" office:value-type="float" office:value="26.8871371974718" calcext:value-type="float">
            <text:p><text:s text:c="3"/>26,9 </text:p>
          </table:table-cell>
          <table:table-cell table:style-name="ce9" office:value-type="float" office:value="20.4372339909486" calcext:value-type="float">
            <text:p><text:s text:c="3"/>20,4 </text:p>
          </table:table-cell>
          <table:table-cell table:style-name="ce9" office:value-type="float" office:value="33.337040403995" calcext:value-type="float">
            <text:p><text:s text:c="3"/>33,3 </text:p>
          </table:table-cell>
          <table:table-cell table:style-name="ce9" office:value-type="float" office:value="39.2439061309252" calcext:value-type="float">
            <text:p><text:s text:c="3"/>39,2 </text:p>
          </table:table-cell>
          <table:table-cell table:style-name="ce9" office:value-type="float" office:value="31.7079055997969" calcext:value-type="float">
            <text:p><text:s text:c="3"/>31,7 </text:p>
          </table:table-cell>
          <table:table-cell table:style-name="ce9" office:value-type="float" office:value="46.7799066620535" calcext:value-type="float">
            <text:p><text:s text:c="3"/>46,8 </text:p>
          </table:table-cell>
          <table:table-cell table:style-name="ce9" office:value-type="float" office:value="30.6262288542673" calcext:value-type="float">
            <text:p><text:s text:c="3"/>30,6 </text:p>
          </table:table-cell>
          <table:table-cell table:style-name="ce9" office:value-type="float" office:value="27.1127605885797" calcext:value-type="float">
            <text:p><text:s text:c="3"/>27,1 </text:p>
          </table:table-cell>
          <table:table-cell table:style-name="ce9" office:value-type="float" office:value="34.1396971199549" calcext:value-type="float">
            <text:p><text:s text:c="3"/>34,1 </text:p>
          </table:table-cell>
          <table:table-cell table:style-name="ce9" office:value-type="float" office:value="28.0653640926977" calcext:value-type="float">
            <text:p><text:s text:c="3"/>28,1 </text:p>
          </table:table-cell>
          <table:table-cell table:style-name="ce9" office:value-type="float" office:value="21.551623932418" calcext:value-type="float">
            <text:p><text:s text:c="3"/>21,6 </text:p>
          </table:table-cell>
          <table:table-cell table:style-name="ce9" office:value-type="float" office:value="34.5791042529774" calcext:value-type="float">
            <text:p><text:s text:c="3"/>34,6 </text:p>
          </table:table-cell>
          <table:table-cell table:style-name="ce9" office:value-type="float" office:value="17.7438027060775" calcext:value-type="float">
            <text:p><text:s text:c="3"/>17,7 </text:p>
          </table:table-cell>
          <table:table-cell table:style-name="ce9" office:value-type="float" office:value="12.3882855179144" calcext:value-type="float">
            <text:p><text:s text:c="3"/>12,4 </text:p>
          </table:table-cell>
          <table:table-cell table:style-name="ce9" office:value-type="float" office:value="23.0993198942406" calcext:value-type="float">
            <text:p><text:s text:c="3"/>23,1 </text:p>
          </table:table-cell>
          <table:table-cell table:number-columns-repeated="963"/>
        </table:table-row>
        <table:table-row table:style-name="ro1">
          <table:table-cell office:value-type="string" calcext:value-type="string">
            <text:p>Cuiabá</text:p>
          </table:table-cell>
          <table:table-cell table:style-name="ce9" office:value-type="float" office:value="46.1743285632521" calcext:value-type="float">
            <text:p><text:s text:c="3"/>46,2 </text:p>
          </table:table-cell>
          <table:table-cell table:style-name="ce9" office:value-type="float" office:value="42.9191955787191" calcext:value-type="float">
            <text:p><text:s text:c="3"/>42,9 </text:p>
          </table:table-cell>
          <table:table-cell table:style-name="ce9" office:value-type="float" office:value="49.4294615477851" calcext:value-type="float">
            <text:p><text:s text:c="3"/>49,4 </text:p>
          </table:table-cell>
          <table:table-cell table:style-name="ce9" office:value-type="float" office:value="42.6228824228396" calcext:value-type="float">
            <text:p><text:s text:c="3"/>42,6 </text:p>
          </table:table-cell>
          <table:table-cell table:style-name="ce9" office:value-type="float" office:value="39.5369362096641" calcext:value-type="float">
            <text:p><text:s text:c="3"/>39,5 </text:p>
          </table:table-cell>
          <table:table-cell table:style-name="ce9" office:value-type="float" office:value="45.7088286360151" calcext:value-type="float">
            <text:p><text:s text:c="3"/>45,7 </text:p>
          </table:table-cell>
          <table:table-cell table:style-name="ce9" office:value-type="float" office:value="39.5224506463095" calcext:value-type="float">
            <text:p><text:s text:c="3"/>39,5 </text:p>
          </table:table-cell>
          <table:table-cell table:style-name="ce9" office:value-type="float" office:value="36.1185533330341" calcext:value-type="float">
            <text:p><text:s text:c="3"/>36,1 </text:p>
          </table:table-cell>
          <table:table-cell table:style-name="ce9" office:value-type="float" office:value="42.9263479595848" calcext:value-type="float">
            <text:p><text:s text:c="3"/>42,9 </text:p>
          </table:table-cell>
          <table:table-cell table:style-name="ce9" office:value-type="float" office:value="22.3571171006843" calcext:value-type="float">
            <text:p><text:s text:c="3"/>22,4 </text:p>
          </table:table-cell>
          <table:table-cell table:style-name="ce9" office:value-type="float" office:value="16.277991197695" calcext:value-type="float">
            <text:p><text:s text:c="3"/>16,3 </text:p>
          </table:table-cell>
          <table:table-cell table:style-name="ce9" office:value-type="float" office:value="28.4362430036735" calcext:value-type="float">
            <text:p><text:s text:c="3"/>28,4 </text:p>
          </table:table-cell>
          <table:table-cell table:style-name="ce9" office:value-type="float" office:value="47.2629987968878" calcext:value-type="float">
            <text:p><text:s text:c="3"/>47,3 </text:p>
          </table:table-cell>
          <table:table-cell table:style-name="ce9" office:value-type="float" office:value="43.560559143872" calcext:value-type="float">
            <text:p><text:s text:c="3"/>43,6 </text:p>
          </table:table-cell>
          <table:table-cell table:style-name="ce9" office:value-type="float" office:value="50.9654384499036" calcext:value-type="float">
            <text:p><text:s text:c="3"/>51,0 </text:p>
          </table:table-cell>
          <table:table-cell table:style-name="ce9" office:value-type="float" office:value="43.6771945322338" calcext:value-type="float">
            <text:p><text:s text:c="3"/>43,7 </text:p>
          </table:table-cell>
          <table:table-cell table:style-name="ce9" office:value-type="float" office:value="39.523612707442" calcext:value-type="float">
            <text:p><text:s text:c="3"/>39,5 </text:p>
          </table:table-cell>
          <table:table-cell table:style-name="ce9" office:value-type="float" office:value="47.8307763570255" calcext:value-type="float">
            <text:p><text:s text:c="3"/>47,8 </text:p>
          </table:table-cell>
          <table:table-cell table:style-name="ce9" office:value-type="float" office:value="41.8128358410821" calcext:value-type="float">
            <text:p><text:s text:c="3"/>41,8 </text:p>
          </table:table-cell>
          <table:table-cell table:style-name="ce9" office:value-type="float" office:value="37.99417196558" calcext:value-type="float">
            <text:p><text:s text:c="3"/>38,0 </text:p>
          </table:table-cell>
          <table:table-cell table:style-name="ce9" office:value-type="float" office:value="45.6314997165842" calcext:value-type="float">
            <text:p><text:s text:c="3"/>45,6 </text:p>
          </table:table-cell>
          <table:table-cell table:style-name="ce9" office:value-type="float" office:value="24.174911643112" calcext:value-type="float">
            <text:p><text:s text:c="3"/>24,2 </text:p>
          </table:table-cell>
          <table:table-cell table:style-name="ce9" office:value-type="float" office:value="14.3289631111815" calcext:value-type="float">
            <text:p><text:s text:c="3"/>14,3 </text:p>
          </table:table-cell>
          <table:table-cell table:style-name="ce9" office:value-type="float" office:value="34.0208601750425" calcext:value-type="float">
            <text:p><text:s text:c="3"/>34,0 </text:p>
          </table:table-cell>
          <table:table-cell table:style-name="ce9" office:value-type="float" office:value="45.2175806473423" calcext:value-type="float">
            <text:p><text:s text:c="3"/>45,2 </text:p>
          </table:table-cell>
          <table:table-cell table:style-name="ce9" office:value-type="float" office:value="40.9106882928751" calcext:value-type="float">
            <text:p><text:s text:c="3"/>40,9 </text:p>
          </table:table-cell>
          <table:table-cell table:style-name="ce9" office:value-type="float" office:value="49.5244730018095" calcext:value-type="float">
            <text:p><text:s text:c="3"/>49,5 </text:p>
          </table:table-cell>
          <table:table-cell table:style-name="ce9" office:value-type="float" office:value="41.6156322272176" calcext:value-type="float">
            <text:p><text:s text:c="3"/>41,6 </text:p>
          </table:table-cell>
          <table:table-cell table:style-name="ce9" office:value-type="float" office:value="37.5146940897885" calcext:value-type="float">
            <text:p><text:s text:c="3"/>37,5 </text:p>
          </table:table-cell>
          <table:table-cell table:style-name="ce9" office:value-type="float" office:value="45.7165703646468" calcext:value-type="float">
            <text:p><text:s text:c="3"/>45,7 </text:p>
          </table:table-cell>
          <table:table-cell table:style-name="ce9" office:value-type="float" office:value="37.3361549413284" calcext:value-type="float">
            <text:p><text:s text:c="3"/>37,3 </text:p>
          </table:table-cell>
          <table:table-cell table:style-name="ce9" office:value-type="float" office:value="32.5796478366749" calcext:value-type="float">
            <text:p><text:s text:c="3"/>32,6 </text:p>
          </table:table-cell>
          <table:table-cell table:style-name="ce9" office:value-type="float" office:value="42.0926620459818" calcext:value-type="float">
            <text:p><text:s text:c="3"/>42,1 </text:p>
          </table:table-cell>
          <table:table-cell table:style-name="ce9" office:value-type="float" office:value="20.5886170686723" calcext:value-type="float">
            <text:p><text:s text:c="3"/>20,6 </text:p>
          </table:table-cell>
          <table:table-cell table:style-name="ce9" office:value-type="float" office:value="15.0884899995997" calcext:value-type="float">
            <text:p><text:s text:c="3"/>15,1 </text:p>
          </table:table-cell>
          <table:table-cell table:style-name="ce9" office:value-type="float" office:value="26.0887441377449" calcext:value-type="float">
            <text:p><text:s text:c="3"/>26,1 </text:p>
          </table:table-cell>
          <table:table-cell table:style-name="ce9" office:value-type="float" office:value="46.3598262076301" calcext:value-type="float">
            <text:p><text:s text:c="3"/>46,4 </text:p>
          </table:table-cell>
          <table:table-cell table:style-name="ce9" office:value-type="float" office:value="42.8393028464396" calcext:value-type="float">
            <text:p><text:s text:c="3"/>42,8 </text:p>
          </table:table-cell>
          <table:table-cell table:style-name="ce9" office:value-type="float" office:value="49.8803495688206" calcext:value-type="float">
            <text:p><text:s text:c="3"/>49,9 </text:p>
          </table:table-cell>
          <table:table-cell table:style-name="ce9" office:value-type="float" office:value="40.6390005246231" calcext:value-type="float">
            <text:p><text:s text:c="3"/>40,6 </text:p>
          </table:table-cell>
          <table:table-cell table:style-name="ce9" office:value-type="float" office:value="37.8171863717039" calcext:value-type="float">
            <text:p><text:s text:c="3"/>37,8 </text:p>
          </table:table-cell>
          <table:table-cell table:style-name="ce9" office:value-type="float" office:value="43.4608146775422" calcext:value-type="float">
            <text:p><text:s text:c="3"/>43,5 </text:p>
          </table:table-cell>
          <table:table-cell table:style-name="ce9" office:value-type="float" office:value="41.3132480026771" calcext:value-type="float">
            <text:p><text:s text:c="3"/>41,3 </text:p>
          </table:table-cell>
          <table:table-cell table:style-name="ce9" office:value-type="float" office:value="37.5125704148267" calcext:value-type="float">
            <text:p><text:s text:c="3"/>37,5 </text:p>
          </table:table-cell>
          <table:table-cell table:style-name="ce9" office:value-type="float" office:value="45.1139255905275" calcext:value-type="float">
            <text:p><text:s text:c="3"/>45,1 </text:p>
          </table:table-cell>
          <table:table-cell table:style-name="ce9" office:value-type="float" office:value="23.4611063697924" calcext:value-type="float">
            <text:p><text:s text:c="3"/>23,5 </text:p>
          </table:table-cell>
          <table:table-cell table:style-name="ce9" office:value-type="float" office:value="16.1139489566522" calcext:value-type="float">
            <text:p><text:s text:c="3"/>16,1 </text:p>
          </table:table-cell>
          <table:table-cell table:style-name="ce9" office:value-type="float" office:value="30.8082637829327" calcext:value-type="float">
            <text:p><text:s text:c="3"/>30,8 </text:p>
          </table:table-cell>
          <table:table-cell table:style-name="ce9" office:value-type="float" office:value="45.2072200845811" calcext:value-type="float">
            <text:p><text:s text:c="3"/>45,2 </text:p>
          </table:table-cell>
          <table:table-cell table:style-name="ce9" office:value-type="float" office:value="36.3247200821922" calcext:value-type="float">
            <text:p><text:s text:c="3"/>36,3 </text:p>
          </table:table-cell>
          <table:table-cell table:style-name="ce9" office:value-type="float" office:value="54.08972008697" calcext:value-type="float">
            <text:p><text:s text:c="3"/>54,1 </text:p>
          </table:table-cell>
          <table:table-cell table:style-name="ce9" office:value-type="float" office:value="49.444870132828" calcext:value-type="float">
            <text:p><text:s text:c="3"/>49,4 </text:p>
          </table:table-cell>
          <table:table-cell table:style-name="ce9" office:value-type="float" office:value="40.9083600935385" calcext:value-type="float">
            <text:p><text:s text:c="3"/>40,9 </text:p>
          </table:table-cell>
          <table:table-cell table:style-name="ce9" office:value-type="float" office:value="57.9813801721174" calcext:value-type="float">
            <text:p><text:s text:c="3"/>58,0 </text:p>
          </table:table-cell>
          <table:table-cell table:style-name="ce9" office:value-type="float" office:value="32.8589374891762" calcext:value-type="float">
            <text:p><text:s text:c="3"/>32,9 </text:p>
          </table:table-cell>
          <table:table-cell table:style-name="ce9" office:value-type="float" office:value="27.4392155615042" calcext:value-type="float">
            <text:p><text:s text:c="3"/>27,4 </text:p>
          </table:table-cell>
          <table:table-cell table:style-name="ce9" office:value-type="float" office:value="38.2786594168482" calcext:value-type="float">
            <text:p><text:s text:c="3"/>38,3 </text:p>
          </table:table-cell>
          <table:table-cell table:style-name="ce9" office:value-type="float" office:value="19.3072136452718" calcext:value-type="float">
            <text:p><text:s text:c="3"/>19,3 </text:p>
          </table:table-cell>
          <table:table-cell table:style-name="ce9" office:value-type="float" office:value="8.60401362838534" calcext:value-type="float">
            <text:p><text:s text:c="3"/>8,6 </text:p>
          </table:table-cell>
          <table:table-cell table:style-name="ce9" office:value-type="float" office:value="30.0104136621582" calcext:value-type="float">
            <text:p><text:s text:c="3"/>30,0 </text:p>
          </table:table-cell>
          <table:table-cell table:number-columns-repeated="963"/>
        </table:table-row>
        <table:table-row table:style-name="ro1">
          <table:table-cell office:value-type="string" calcext:value-type="string">
            <text:p>Goiânia</text:p>
          </table:table-cell>
          <table:table-cell table:style-name="ce9" office:value-type="float" office:value="38.0997671510367" calcext:value-type="float">
            <text:p><text:s text:c="3"/>38,1 </text:p>
          </table:table-cell>
          <table:table-cell table:style-name="ce9" office:value-type="float" office:value="35.8901077499885" calcext:value-type="float">
            <text:p><text:s text:c="3"/>35,9 </text:p>
          </table:table-cell>
          <table:table-cell table:style-name="ce9" office:value-type="float" office:value="40.3094265520849" calcext:value-type="float">
            <text:p><text:s text:c="3"/>40,3 </text:p>
          </table:table-cell>
          <table:table-cell table:style-name="ce9" office:value-type="float" office:value="40.5027091613754" calcext:value-type="float">
            <text:p><text:s text:c="3"/>40,5 </text:p>
          </table:table-cell>
          <table:table-cell table:style-name="ce9" office:value-type="float" office:value="38.2151919699987" calcext:value-type="float">
            <text:p><text:s text:c="3"/>38,2 </text:p>
          </table:table-cell>
          <table:table-cell table:style-name="ce9" office:value-type="float" office:value="42.790226352752" calcext:value-type="float">
            <text:p><text:s text:c="3"/>42,8 </text:p>
          </table:table-cell>
          <table:table-cell table:style-name="ce9" office:value-type="float" office:value="33.4755410406006" calcext:value-type="float">
            <text:p><text:s text:c="3"/>33,5 </text:p>
          </table:table-cell>
          <table:table-cell table:style-name="ce9" office:value-type="float" office:value="31.2661856016961" calcext:value-type="float">
            <text:p><text:s text:c="3"/>31,3 </text:p>
          </table:table-cell>
          <table:table-cell table:style-name="ce9" office:value-type="float" office:value="35.6848964795051" calcext:value-type="float">
            <text:p><text:s text:c="3"/>35,7 </text:p>
          </table:table-cell>
          <table:table-cell table:style-name="ce9" office:value-type="float" office:value="25.9166775340013" calcext:value-type="float">
            <text:p><text:s text:c="3"/>25,9 </text:p>
          </table:table-cell>
          <table:table-cell table:style-name="ce9" office:value-type="float" office:value="22.0377186372196" calcext:value-type="float">
            <text:p><text:s text:c="3"/>22,0 </text:p>
          </table:table-cell>
          <table:table-cell table:style-name="ce9" office:value-type="float" office:value="29.7956364307831" calcext:value-type="float">
            <text:p><text:s text:c="3"/>29,8 </text:p>
          </table:table-cell>
          <table:table-cell table:style-name="ce9" office:value-type="float" office:value="37.8096598333864" calcext:value-type="float">
            <text:p><text:s text:c="3"/>37,8 </text:p>
          </table:table-cell>
          <table:table-cell table:style-name="ce9" office:value-type="float" office:value="35.1205044327352" calcext:value-type="float">
            <text:p><text:s text:c="3"/>35,1 </text:p>
          </table:table-cell>
          <table:table-cell table:style-name="ce9" office:value-type="float" office:value="40.4988152340376" calcext:value-type="float">
            <text:p><text:s text:c="3"/>40,5 </text:p>
          </table:table-cell>
          <table:table-cell table:style-name="ce9" office:value-type="float" office:value="43.7162254975957" calcext:value-type="float">
            <text:p><text:s text:c="3"/>43,7 </text:p>
          </table:table-cell>
          <table:table-cell table:style-name="ce9" office:value-type="float" office:value="41.1512725486804" calcext:value-type="float">
            <text:p><text:s text:c="3"/>41,2 </text:p>
          </table:table-cell>
          <table:table-cell table:style-name="ce9" office:value-type="float" office:value="46.281178446511" calcext:value-type="float">
            <text:p><text:s text:c="3"/>46,3 </text:p>
          </table:table-cell>
          <table:table-cell table:style-name="ce9" office:value-type="float" office:value="38.3601307033224" calcext:value-type="float">
            <text:p><text:s text:c="3"/>38,4 </text:p>
          </table:table-cell>
          <table:table-cell table:style-name="ce9" office:value-type="float" office:value="35.4134529217819" calcext:value-type="float">
            <text:p><text:s text:c="3"/>35,4 </text:p>
          </table:table-cell>
          <table:table-cell table:style-name="ce9" office:value-type="float" office:value="41.3068084848628" calcext:value-type="float">
            <text:p><text:s text:c="3"/>41,3 </text:p>
          </table:table-cell>
          <table:table-cell table:style-name="ce9" office:value-type="float" office:value="27.8688836347168" calcext:value-type="float">
            <text:p><text:s text:c="3"/>27,9 </text:p>
          </table:table-cell>
          <table:table-cell table:style-name="ce9" office:value-type="float" office:value="22.3125467548065" calcext:value-type="float">
            <text:p><text:s text:c="3"/>22,3 </text:p>
          </table:table-cell>
          <table:table-cell table:style-name="ce9" office:value-type="float" office:value="33.4252205146271" calcext:value-type="float">
            <text:p><text:s text:c="3"/>33,4 </text:p>
          </table:table-cell>
          <table:table-cell table:style-name="ce9" office:value-type="float" office:value="38.3780099469028" calcext:value-type="float">
            <text:p><text:s text:c="3"/>38,4 </text:p>
          </table:table-cell>
          <table:table-cell table:style-name="ce9" office:value-type="float" office:value="35.0332583196009" calcext:value-type="float">
            <text:p><text:s text:c="3"/>35,0 </text:p>
          </table:table-cell>
          <table:table-cell table:style-name="ce9" office:value-type="float" office:value="41.7227615742046" calcext:value-type="float">
            <text:p><text:s text:c="3"/>41,7 </text:p>
          </table:table-cell>
          <table:table-cell table:style-name="ce9" office:value-type="float" office:value="37.0759085610898" calcext:value-type="float">
            <text:p><text:s text:c="3"/>37,1 </text:p>
          </table:table-cell>
          <table:table-cell table:style-name="ce9" office:value-type="float" office:value="34.3717858132628" calcext:value-type="float">
            <text:p><text:s text:c="3"/>34,4 </text:p>
          </table:table-cell>
          <table:table-cell table:style-name="ce9" office:value-type="float" office:value="39.7800313089168" calcext:value-type="float">
            <text:p><text:s text:c="3"/>39,8 </text:p>
          </table:table-cell>
          <table:table-cell table:style-name="ce9" office:value-type="float" office:value="28.3452253547601" calcext:value-type="float">
            <text:p><text:s text:c="3"/>28,3 </text:p>
          </table:table-cell>
          <table:table-cell table:style-name="ce9" office:value-type="float" office:value="25.7103077013938" calcext:value-type="float">
            <text:p><text:s text:c="3"/>25,7 </text:p>
          </table:table-cell>
          <table:table-cell table:style-name="ce9" office:value-type="float" office:value="30.9801430081263" calcext:value-type="float">
            <text:p><text:s text:c="3"/>31,0 </text:p>
          </table:table-cell>
          <table:table-cell table:style-name="ce9" office:value-type="float" office:value="23.8550714087836" calcext:value-type="float">
            <text:p><text:s text:c="3"/>23,9 </text:p>
          </table:table-cell>
          <table:table-cell table:style-name="ce9" office:value-type="float" office:value="19.648975248635" calcext:value-type="float">
            <text:p><text:s text:c="3"/>19,6 </text:p>
          </table:table-cell>
          <table:table-cell table:style-name="ce9" office:value-type="float" office:value="28.0611675689323" calcext:value-type="float">
            <text:p><text:s text:c="3"/>28,1 </text:p>
          </table:table-cell>
          <table:table-cell table:style-name="ce9" office:value-type="float" office:value="36.1115448617884" calcext:value-type="float">
            <text:p><text:s text:c="3"/>36,1 </text:p>
          </table:table-cell>
          <table:table-cell table:style-name="ce9" office:value-type="float" office:value="33.7692905819542" calcext:value-type="float">
            <text:p><text:s text:c="3"/>33,8 </text:p>
          </table:table-cell>
          <table:table-cell table:style-name="ce9" office:value-type="float" office:value="38.4537991416227" calcext:value-type="float">
            <text:p><text:s text:c="3"/>38,5 </text:p>
          </table:table-cell>
          <table:table-cell table:style-name="ce9" office:value-type="float" office:value="40.2174806052601" calcext:value-type="float">
            <text:p><text:s text:c="3"/>40,2 </text:p>
          </table:table-cell>
          <table:table-cell table:style-name="ce9" office:value-type="float" office:value="37.5172611348882" calcext:value-type="float">
            <text:p><text:s text:c="3"/>37,5 </text:p>
          </table:table-cell>
          <table:table-cell table:style-name="ce9" office:value-type="float" office:value="42.917700075632" calcext:value-type="float">
            <text:p><text:s text:c="3"/>42,9 </text:p>
          </table:table-cell>
          <table:table-cell table:style-name="ce9" office:value-type="float" office:value="33.1399003509704" calcext:value-type="float">
            <text:p><text:s text:c="3"/>33,1 </text:p>
          </table:table-cell>
          <table:table-cell table:style-name="ce9" office:value-type="float" office:value="30.3191065728596" calcext:value-type="float">
            <text:p><text:s text:c="3"/>30,3 </text:p>
          </table:table-cell>
          <table:table-cell table:style-name="ce9" office:value-type="float" office:value="35.9606941290813" calcext:value-type="float">
            <text:p><text:s text:c="3"/>36,0 </text:p>
          </table:table-cell>
          <table:table-cell table:style-name="ce9" office:value-type="float" office:value="25.1888781940692" calcext:value-type="float">
            <text:p><text:s text:c="3"/>25,2 </text:p>
          </table:table-cell>
          <table:table-cell table:style-name="ce9" office:value-type="float" office:value="20.4033796835568" calcext:value-type="float">
            <text:p><text:s text:c="3"/>20,4 </text:p>
          </table:table-cell>
          <table:table-cell table:style-name="ce9" office:value-type="float" office:value="29.9743767045816" calcext:value-type="float">
            <text:p><text:s text:c="3"/>30,0 </text:p>
          </table:table-cell>
          <table:table-cell table:style-name="ce9" office:value-type="float" office:value="42.7587033968669" calcext:value-type="float">
            <text:p><text:s text:c="3"/>42,8 </text:p>
          </table:table-cell>
          <table:table-cell table:style-name="ce9" office:value-type="float" office:value="38.1338506182239" calcext:value-type="float">
            <text:p><text:s text:c="3"/>38,1 </text:p>
          </table:table-cell>
          <table:table-cell table:style-name="ce9" office:value-type="float" office:value="47.3835561755099" calcext:value-type="float">
            <text:p><text:s text:c="3"/>47,4 </text:p>
          </table:table-cell>
          <table:table-cell table:style-name="ce9" office:value-type="float" office:value="41.0880563749508" calcext:value-type="float">
            <text:p><text:s text:c="3"/>41,1 </text:p>
          </table:table-cell>
          <table:table-cell table:style-name="ce9" office:value-type="float" office:value="36.8306938815985" calcext:value-type="float">
            <text:p><text:s text:c="3"/>36,8 </text:p>
          </table:table-cell>
          <table:table-cell table:style-name="ce9" office:value-type="float" office:value="45.345418868303" calcext:value-type="float">
            <text:p><text:s text:c="3"/>45,3 </text:p>
          </table:table-cell>
          <table:table-cell table:style-name="ce9" office:value-type="float" office:value="34.0646252574748" calcext:value-type="float">
            <text:p><text:s text:c="3"/>34,1 </text:p>
          </table:table-cell>
          <table:table-cell table:style-name="ce9" office:value-type="float" office:value="30.529057905605" calcext:value-type="float">
            <text:p><text:s text:c="3"/>30,5 </text:p>
          </table:table-cell>
          <table:table-cell table:style-name="ce9" office:value-type="float" office:value="37.6001926093446" calcext:value-type="float">
            <text:p><text:s text:c="3"/>37,6 </text:p>
          </table:table-cell>
          <table:table-cell table:style-name="ce9" office:value-type="float" office:value="27.1487139561331" calcext:value-type="float">
            <text:p><text:s text:c="3"/>27,1 </text:p>
          </table:table-cell>
          <table:table-cell table:style-name="ce9" office:value-type="float" office:value="20.5951483095757" calcext:value-type="float">
            <text:p><text:s text:c="3"/>20,6 </text:p>
          </table:table-cell>
          <table:table-cell table:style-name="ce9" office:value-type="float" office:value="33.7022796026905" calcext:value-type="float">
            <text:p><text:s text:c="3"/>33,7 </text:p>
          </table:table-cell>
          <table:table-cell table:number-columns-repeated="963"/>
        </table:table-row>
        <table:table-row table:style-name="ro1">
          <table:table-cell office:value-type="string" calcext:value-type="string">
            <text:p>Brasília</text:p>
          </table:table-cell>
          <table:table-cell table:style-name="ce9" office:value-type="float" office:value="31.3851358185003" calcext:value-type="float">
            <text:p><text:s text:c="3"/>31,4 </text:p>
          </table:table-cell>
          <table:table-cell table:style-name="ce9" office:value-type="float" office:value="28.7421653463908" calcext:value-type="float">
            <text:p><text:s text:c="3"/>28,7 </text:p>
          </table:table-cell>
          <table:table-cell table:style-name="ce9" office:value-type="float" office:value="34.0281062906097" calcext:value-type="float">
            <text:p><text:s text:c="3"/>34,0 </text:p>
          </table:table-cell>
          <table:table-cell table:style-name="ce9" office:value-type="float" office:value="32.3076724349233" calcext:value-type="float">
            <text:p><text:s text:c="3"/>32,3 </text:p>
          </table:table-cell>
          <table:table-cell table:style-name="ce9" office:value-type="float" office:value="29.7879173124462" calcext:value-type="float">
            <text:p><text:s text:c="3"/>29,8 </text:p>
          </table:table-cell>
          <table:table-cell table:style-name="ce9" office:value-type="float" office:value="34.8274275574004" calcext:value-type="float">
            <text:p><text:s text:c="3"/>34,8 </text:p>
          </table:table-cell>
          <table:table-cell table:style-name="ce9" office:value-type="float" office:value="26.6246836963301" calcext:value-type="float">
            <text:p><text:s text:c="3"/>26,6 </text:p>
          </table:table-cell>
          <table:table-cell table:style-name="ce9" office:value-type="float" office:value="23.7477408127134" calcext:value-type="float">
            <text:p><text:s text:c="3"/>23,7 </text:p>
          </table:table-cell>
          <table:table-cell table:style-name="ce9" office:value-type="float" office:value="29.5016265799468" calcext:value-type="float">
            <text:p><text:s text:c="3"/>29,5 </text:p>
          </table:table-cell>
          <table:table-cell table:style-name="ce9" office:value-type="float" office:value="18.835700723621" calcext:value-type="float">
            <text:p><text:s text:c="3"/>18,8 </text:p>
          </table:table-cell>
          <table:table-cell table:style-name="ce9" office:value-type="float" office:value="16.4980250590984" calcext:value-type="float">
            <text:p><text:s text:c="3"/>16,5 </text:p>
          </table:table-cell>
          <table:table-cell table:style-name="ce9" office:value-type="float" office:value="21.1733763881436" calcext:value-type="float">
            <text:p><text:s text:c="3"/>21,2 </text:p>
          </table:table-cell>
          <table:table-cell table:style-name="ce9" office:value-type="float" office:value="33.9141349174341" calcext:value-type="float">
            <text:p><text:s text:c="3"/>33,9 </text:p>
          </table:table-cell>
          <table:table-cell table:style-name="ce9" office:value-type="float" office:value="29.9164489306613" calcext:value-type="float">
            <text:p><text:s text:c="3"/>29,9 </text:p>
          </table:table-cell>
          <table:table-cell table:style-name="ce9" office:value-type="float" office:value="37.9118209042068" calcext:value-type="float">
            <text:p><text:s text:c="3"/>37,9 </text:p>
          </table:table-cell>
          <table:table-cell table:style-name="ce9" office:value-type="float" office:value="32.9447973458202" calcext:value-type="float">
            <text:p><text:s text:c="3"/>32,9 </text:p>
          </table:table-cell>
          <table:table-cell table:style-name="ce9" office:value-type="float" office:value="29.9340669004993" calcext:value-type="float">
            <text:p><text:s text:c="3"/>29,9 </text:p>
          </table:table-cell>
          <table:table-cell table:style-name="ce9" office:value-type="float" office:value="35.955527791141" calcext:value-type="float">
            <text:p><text:s text:c="3"/>36,0 </text:p>
          </table:table-cell>
          <table:table-cell table:style-name="ce9" office:value-type="float" office:value="29.2331334486186" calcext:value-type="float">
            <text:p><text:s text:c="3"/>29,2 </text:p>
          </table:table-cell>
          <table:table-cell table:style-name="ce9" office:value-type="float" office:value="25.7142481689415" calcext:value-type="float">
            <text:p><text:s text:c="3"/>25,7 </text:p>
          </table:table-cell>
          <table:table-cell table:style-name="ce9" office:value-type="float" office:value="32.7520187282957" calcext:value-type="float">
            <text:p><text:s text:c="3"/>32,8 </text:p>
          </table:table-cell>
          <table:table-cell table:style-name="ce9" office:value-type="float" office:value="21.2492797742589" calcext:value-type="float">
            <text:p><text:s text:c="3"/>21,2 </text:p>
          </table:table-cell>
          <table:table-cell table:style-name="ce9" office:value-type="float" office:value="17.2040363079116" calcext:value-type="float">
            <text:p><text:s text:c="3"/>17,2 </text:p>
          </table:table-cell>
          <table:table-cell table:style-name="ce9" office:value-type="float" office:value="25.2945232406062" calcext:value-type="float">
            <text:p><text:s text:c="3"/>25,3 </text:p>
          </table:table-cell>
          <table:table-cell table:style-name="ce9" office:value-type="float" office:value="29.3078848755778" calcext:value-type="float">
            <text:p><text:s text:c="3"/>29,3 </text:p>
          </table:table-cell>
          <table:table-cell table:style-name="ce9" office:value-type="float" office:value="26.476546142813" calcext:value-type="float">
            <text:p><text:s text:c="3"/>26,5 </text:p>
          </table:table-cell>
          <table:table-cell table:style-name="ce9" office:value-type="float" office:value="32.1392236083426" calcext:value-type="float">
            <text:p><text:s text:c="3"/>32,1 </text:p>
          </table:table-cell>
          <table:table-cell table:style-name="ce9" office:value-type="float" office:value="31.734912320755" calcext:value-type="float">
            <text:p><text:s text:c="3"/>31,7 </text:p>
          </table:table-cell>
          <table:table-cell table:style-name="ce9" office:value-type="float" office:value="28.3628855044407" calcext:value-type="float">
            <text:p><text:s text:c="3"/>28,4 </text:p>
          </table:table-cell>
          <table:table-cell table:style-name="ce9" office:value-type="float" office:value="35.1069391370693" calcext:value-type="float">
            <text:p><text:s text:c="3"/>35,1 </text:p>
          </table:table-cell>
          <table:table-cell table:style-name="ce9" office:value-type="float" office:value="24.2977283807932" calcext:value-type="float">
            <text:p><text:s text:c="3"/>24,3 </text:p>
          </table:table-cell>
          <table:table-cell table:style-name="ce9" office:value-type="float" office:value="20.8566613316576" calcext:value-type="float">
            <text:p><text:s text:c="3"/>20,9 </text:p>
          </table:table-cell>
          <table:table-cell table:style-name="ce9" office:value-type="float" office:value="27.7387954299289" calcext:value-type="float">
            <text:p><text:s text:c="3"/>27,7 </text:p>
          </table:table-cell>
          <table:table-cell table:style-name="ce9" office:value-type="float" office:value="16.4411319852413" calcext:value-type="float">
            <text:p><text:s text:c="3"/>16,4 </text:p>
          </table:table-cell>
          <table:table-cell table:style-name="ce9" office:value-type="float" office:value="12.8601844092679" calcext:value-type="float">
            <text:p><text:s text:c="3"/>12,9 </text:p>
          </table:table-cell>
          <table:table-cell table:style-name="ce9" office:value-type="float" office:value="20.0220795612148" calcext:value-type="float">
            <text:p><text:s text:c="3"/>20,0 </text:p>
          </table:table-cell>
          <table:table-cell table:style-name="ce9" office:value-type="float" office:value="30.0661641985403" calcext:value-type="float">
            <text:p><text:s text:c="3"/>30,1 </text:p>
          </table:table-cell>
          <table:table-cell table:style-name="ce9" office:value-type="float" office:value="27.3119107423627" calcext:value-type="float">
            <text:p><text:s text:c="3"/>27,3 </text:p>
          </table:table-cell>
          <table:table-cell table:style-name="ce9" office:value-type="float" office:value="32.8204176547179" calcext:value-type="float">
            <text:p><text:s text:c="3"/>32,8 </text:p>
          </table:table-cell>
          <table:table-cell table:style-name="ce9" office:value-type="float" office:value="31.992622890614" calcext:value-type="float">
            <text:p><text:s text:c="3"/>32,0 </text:p>
          </table:table-cell>
          <table:table-cell table:style-name="ce9" office:value-type="float" office:value="29.1131828084074" calcext:value-type="float">
            <text:p><text:s text:c="3"/>29,1 </text:p>
          </table:table-cell>
          <table:table-cell table:style-name="ce9" office:value-type="float" office:value="34.8720629728206" calcext:value-type="float">
            <text:p><text:s text:c="3"/>34,9 </text:p>
          </table:table-cell>
          <table:table-cell table:style-name="ce9" office:value-type="float" office:value="28.2248128263032" calcext:value-type="float">
            <text:p><text:s text:c="3"/>28,2 </text:p>
          </table:table-cell>
          <table:table-cell table:style-name="ce9" office:value-type="float" office:value="25.0773742137117" calcext:value-type="float">
            <text:p><text:s text:c="3"/>25,1 </text:p>
          </table:table-cell>
          <table:table-cell table:style-name="ce9" office:value-type="float" office:value="31.3722514388946" calcext:value-type="float">
            <text:p><text:s text:c="3"/>31,4 </text:p>
          </table:table-cell>
          <table:table-cell table:style-name="ce9" office:value-type="float" office:value="20.1382181012347" calcext:value-type="float">
            <text:p><text:s text:c="3"/>20,1 </text:p>
          </table:table-cell>
          <table:table-cell table:style-name="ce9" office:value-type="float" office:value="17.7052953784459" calcext:value-type="float">
            <text:p><text:s text:c="3"/>17,7 </text:p>
          </table:table-cell>
          <table:table-cell table:style-name="ce9" office:value-type="float" office:value="22.5711408240235" calcext:value-type="float">
            <text:p><text:s text:c="3"/>22,6 </text:p>
          </table:table-cell>
          <table:table-cell table:style-name="ce9" office:value-type="float" office:value="35.6252039001909" calcext:value-type="float">
            <text:p><text:s text:c="3"/>35,6 </text:p>
          </table:table-cell>
          <table:table-cell table:style-name="ce9" office:value-type="float" office:value="28.6805899273631" calcext:value-type="float">
            <text:p><text:s text:c="3"/>28,7 </text:p>
          </table:table-cell>
          <table:table-cell table:style-name="ce9" office:value-type="float" office:value="42.5698178730186" calcext:value-type="float">
            <text:p><text:s text:c="3"/>42,6 </text:p>
          </table:table-cell>
          <table:table-cell table:style-name="ce9" office:value-type="float" office:value="33.2411411906168" calcext:value-type="float">
            <text:p><text:s text:c="3"/>33,2 </text:p>
          </table:table-cell>
          <table:table-cell table:style-name="ce9" office:value-type="float" office:value="28.0806611759543" calcext:value-type="float">
            <text:p><text:s text:c="3"/>28,1 </text:p>
          </table:table-cell>
          <table:table-cell table:style-name="ce9" office:value-type="float" office:value="38.4016212052792" calcext:value-type="float">
            <text:p><text:s text:c="3"/>38,4 </text:p>
          </table:table-cell>
          <table:table-cell table:style-name="ce9" office:value-type="float" office:value="21.7941067100485" calcext:value-type="float">
            <text:p><text:s text:c="3"/>21,8 </text:p>
          </table:table-cell>
          <table:table-cell table:style-name="ce9" office:value-type="float" office:value="16.4785143825636" calcext:value-type="float">
            <text:p><text:s text:c="3"/>16,5 </text:p>
          </table:table-cell>
          <table:table-cell table:style-name="ce9" office:value-type="float" office:value="27.1096990375334" calcext:value-type="float">
            <text:p><text:s text:c="3"/>27,1 </text:p>
          </table:table-cell>
          <table:table-cell table:style-name="ce9" office:value-type="float" office:value="14.865451928495" calcext:value-type="float">
            <text:p><text:s text:c="3"/>14,9 </text:p>
          </table:table-cell>
          <table:table-cell table:style-name="ce9" office:value-type="float" office:value="8.89873055995865" calcext:value-type="float">
            <text:p><text:s text:c="3"/>8,9 </text:p>
          </table:table-cell>
          <table:table-cell table:style-name="ce9" office:value-type="float" office:value="20.8321732970313" calcext:value-type="float">
            <text:p><text:s text:c="3"/>20,8 </text:p>
          </table:table-cell>
          <table:table-cell table:number-columns-repeated="963"/>
        </table:table-row>
        <table:table-row table:style-name="ro1">
          <table:table-cell table:number-columns-repeated="1024"/>
        </table:table-row>
        <table:table-row table:style-name="ro1">
          <table:table-cell table:style-name="ce5" office:value-type="string" calcext:value-type="string">
            <text:p>Fonte: IBGE, Diretoria de Pesquisas, Coordenação de População e Indicadores Sociais, Pesquisa Nacional de Saúde do Escolar 2009, 2012, 2015 e 2019.</text:p>
          </table:table-cell>
          <table:table-cell table:style-name="ce5" table:number-columns-repeated="60"/>
          <table:table-cell table:number-columns-repeated="963"/>
        </table:table-row>
        <table:table-row table:style-name="ro1" table:number-rows-repeated="104853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number-style>
    <number:number-style style:name="N107">
      <number:text>-</number:text>
      <number:number number:decimal-places="0" number:min-decimal-places="0" number:min-integer-digits="1" number:grouping="true"/>
      <style:map style:condition="value()&gt;=0" style:apply-style-name="N107P0"/>
    </number:number-style>
    <number:number-style style:name="N108P0" style:volatile="true">
      <number:number number:decimal-places="0" number:min-decimal-places="0" number:min-integer-digits="1" number:grouping="true"/>
    </number:number-style>
    <number:number-style style:name="N108">
      <style:text-properties fo:color="#ff0000"/>
      <number:text>-</number:text>
      <number:number number:decimal-places="0" number:min-decimal-places="0" number:min-integer-digits="1" number:grouping="true"/>
      <style:map style:condition="value()&gt;=0" style:apply-style-name="N108P0"/>
    </number:number-style>
    <number:number-style style:name="N109P0" style:volatile="true">
      <number:number number:decimal-places="2" number:min-decimal-places="2" number:min-integer-digits="1" number:grouping="true"/>
    </number:number-style>
    <number:number-style style:name="N109">
      <number:text>-</number:text>
      <number:number number:decimal-places="2" number:min-decimal-places="2" number:min-integer-digits="1" number:grouping="true"/>
      <style:map style:condition="value()&gt;=0" style:apply-style-name="N109P0"/>
    </number:number-style>
    <number:number-style style:name="N110P0" style:volatile="true">
      <number:number number:decimal-places="2" number:min-decimal-places="2" number:min-integer-digits="1" number:grouping="true"/>
    </number:number-style>
    <number:number-style style:name="N110">
      <style:text-properties fo:color="#ff0000"/>
      <number:text>-</number:text>
      <number:number number:decimal-places="2" number: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number-style style:name="N115P0" style:volatile="true">
      <number:text> </number:text>
      <number:fill-character> </number:fill-character>
      <number:number number:decimal-places="1" number:min-decimal-places="1" number:min-integer-digits="1">
        <number:embedded-text number:position="6"> </number:embedded-text>
        <number:embedded-text number:position="3"> </number:embedded-text>
      </number:number>
      <number:text> </number:text>
    </number:number-style>
    <number:number-style style:name="N115P1" style:volatile="true">
      <number:text>-</number:text>
      <number:fill-character> </number:fill-character>
      <number:number number:decimal-places="1" number:min-decimal-places="1" number:min-integer-digits="1">
        <number:embedded-text number:position="6"> </number:embedded-text>
        <number:embedded-text number:position="3"> </number:embedded-text>
      </number:number>
      <number:text> </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style:style style:name="Default" style:family="table-cell">
      <style:table-cell-properties fo:padding="0.071cm" style:rotation-align="none"/>
      <style:text-properties fo:color="#000000"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first-page-number="continue" style:scale-to="100%" style:writing-mode="lr-tb"/>
      <style:header-style>
        <style:header-footer-properties fo:min-height="0.75cm" fo:margin-left="0.6cm" fo:margin-right="0.6cm" fo:margin-bottom="0cm"/>
      </style:header-style>
      <style:footer-style>
        <style:header-footer-properties fo:min-height="0.75cm" fo:margin-left="0.6cm" fo:margin-right="0.6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30">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5.1" style:display-name="PageStyle_5.1" style:page-layout-name="Mpm3">
      <style:header style:display="false"/>
      <style:header-left style:display="false"/>
      <style:header-first style:display="false"/>
      <style:footer style:display="false"/>
      <style:footer-left style:display="false"/>
      <style:footer-first style:display="false"/>
    </style:master-page>
    <style:master-page style:name="PageStyle_5f_5.2" style:display-name="PageStyle_5.2" style:page-layout-name="Mpm3">
      <style:header style:display="false"/>
      <style:header-left style:display="false"/>
      <style:header-first style:display="false"/>
      <style:footer style:display="false"/>
      <style:footer-left style:display="false"/>
      <style:footer-first style:display="false"/>
    </style:master-page>
    <style:master-page style:name="PageStyle_5f_5.3" style:display-name="PageStyle_5.3" style:page-layout-name="Mpm3">
      <style:header style:display="false"/>
      <style:header-left style:display="false"/>
      <style:header-first style:display="false"/>
      <style:footer style:display="false"/>
      <style:footer-left style:display="false"/>
      <style:footer-first style:display="false"/>
    </style:master-page>
    <style:master-page style:name="PageStyle_5f_5.4" style:display-name="PageStyle_5.4" style:page-layout-name="Mpm3">
      <style:header style:display="false"/>
      <style:header-left style:display="false"/>
      <style:header-first style:display="false"/>
      <style:footer style:display="false"/>
      <style:footer-left style:display="false"/>
      <style:footer-first style:display="false"/>
    </style:master-page>
    <style:master-page style:name="PageStyle_5f_5.5" style:display-name="PageStyle_5.5" style:page-layout-name="Mpm3">
      <style:header style:display="false"/>
      <style:header-left style:display="false"/>
      <style:header-first style:display="false"/>
      <style:footer style:display="false"/>
      <style:footer-left style:display="false"/>
      <style:footer-first style:display="false"/>
    </style:master-page>
    <style:master-page style:name="PageStyle_5f_5.6" style:display-name="PageStyle_5.6" style:page-layout-name="Mpm3">
      <style:header style:display="false"/>
      <style:header-left style:display="false"/>
      <style:header-first style:display="false"/>
      <style:footer style:display="false"/>
      <style:footer-left style:display="false"/>
      <style:footer-first style:display="false"/>
    </style:master-page>
    <style:master-page style:name="PageStyle_5f_5.7" style:display-name="PageStyle_5.7" style:page-layout-name="Mpm3">
      <style:header style:display="false"/>
      <style:header-left style:display="false"/>
      <style:header-first style:display="false"/>
      <style:footer style:display="false"/>
      <style:footer-left style:display="false"/>
      <style:footer-first style:display="false"/>
    </style:master-page>
    <style:master-page style:name="PageStyle_5f_5.8" style:display-name="PageStyle_5.8" style:page-layout-name="Mpm3">
      <style:header style:display="false"/>
      <style:header-left style:display="false"/>
      <style:header-first style:display="false"/>
      <style:footer style:display="false"/>
      <style:footer-left style:display="false"/>
      <style:footer-first style:display="false"/>
    </style:master-page>
    <style:master-page style:name="PageStyle_5f_5.9" style:display-name="PageStyle_5.9" style:page-layout-name="Mpm3">
      <style:header style:display="false"/>
      <style:header-left style:display="false"/>
      <style:header-first style:display="false"/>
      <style:footer style:display="false"/>
      <style:footer-left style:display="false"/>
      <style:footer-first style:display="false"/>
    </style:master-page>
    <style:master-page style:name="PageStyle_5f_5.10" style:display-name="PageStyle_5.10" style:page-layout-name="Mpm3">
      <style:header style:display="false"/>
      <style:header-left style:display="false"/>
      <style:header-first style:display="false"/>
      <style:footer style:display="false"/>
      <style:footer-left style:display="false"/>
      <style:footer-first style:display="false"/>
    </style:master-page>
    <style:master-page style:name="PageStyle_5f_5.11" style:display-name="PageStyle_5.1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Isabel Luzia Nori dos Santos</dc:creator>
    <dc:date>2022-06-13T14:31:37</dc:date>
    <meta:generator>LibreOffice/7.2.5.2$Windows_x86 LibreOffice_project/499f9727c189e6ef3471021d6132d4c694f357e5</meta:generator>
    <meta:document-statistic meta:table-count="11" meta:cell-count="16638" meta:object-count="0"/>
  </office:meta>
</office:document-meta>
</file>